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Lucida Sans Typewriter" svg:font-family="Lucida Sans Typewriter" style:font-family-generic="modern" style:font-pitch="fixed" svg:panose-1="2 11 5 9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194in" text:min-label-width="0.209in" text:list-level-position-and-space-mode="label-alignment">
          <style:list-level-label-alignment text:label-followed-by="listtab" fo:margin-left="0.4284in" fo:text-indent="-0.209in"/>
        </style:list-level-properties>
      </text:list-level-style-number>
      <text:list-level-style-bullet text:level="2" text:bullet-char="•">
        <style:list-level-properties text:space-before="0.827in" text:min-label-width="0.209in" text:list-level-position-and-space-mode="label-alignment">
          <style:list-level-label-alignment text:label-followed-by="listtab" fo:margin-left="1.0361in" fo:text-indent="-0.209in"/>
        </style:list-level-properties>
      </text:list-level-style-bullet>
      <text:list-level-style-bullet text:level="3" text:bullet-char="•">
        <style:list-level-properties text:space-before="1.4333in" text:min-label-width="0.209in" text:list-level-position-and-space-mode="label-alignment">
          <style:list-level-label-alignment text:label-followed-by="listtab" fo:margin-left="1.6423in" fo:text-indent="-0.209in"/>
        </style:list-level-properties>
      </text:list-level-style-bullet>
      <text:list-level-style-bullet text:level="4" text:bullet-char="•">
        <style:list-level-properties text:space-before="2.0388in" text:min-label-width="0.209in" text:list-level-position-and-space-mode="label-alignment">
          <style:list-level-label-alignment text:label-followed-by="listtab" fo:margin-left="2.2479in" fo:text-indent="-0.209in"/>
        </style:list-level-properties>
      </text:list-level-style-bullet>
      <text:list-level-style-bullet text:level="5" text:bullet-char="•">
        <style:list-level-properties text:space-before="2.6451in" text:min-label-width="0.209in" text:list-level-position-and-space-mode="label-alignment">
          <style:list-level-label-alignment text:label-followed-by="listtab" fo:margin-left="2.8541in" fo:text-indent="-0.209in"/>
        </style:list-level-properties>
      </text:list-level-style-bullet>
      <text:list-level-style-bullet text:level="6" text:bullet-char="•">
        <style:list-level-properties text:space-before="3.2506in" text:min-label-width="0.209in" text:list-level-position-and-space-mode="label-alignment">
          <style:list-level-label-alignment text:label-followed-by="listtab" fo:margin-left="3.4597in" fo:text-indent="-0.209in"/>
        </style:list-level-properties>
      </text:list-level-style-bullet>
      <text:list-level-style-bullet text:level="7" text:bullet-char="•">
        <style:list-level-properties text:space-before="3.8569in" text:min-label-width="0.209in" text:list-level-position-and-space-mode="label-alignment">
          <style:list-level-label-alignment text:label-followed-by="listtab" fo:margin-left="4.0659in" fo:text-indent="-0.209in"/>
        </style:list-level-properties>
      </text:list-level-style-bullet>
      <text:list-level-style-bullet text:level="8" text:bullet-char="•">
        <style:list-level-properties text:space-before="4.4625in" text:min-label-width="0.209in" text:list-level-position-and-space-mode="label-alignment">
          <style:list-level-label-alignment text:label-followed-by="listtab" fo:margin-left="4.6715in" fo:text-indent="-0.209in"/>
        </style:list-level-properties>
      </text:list-level-style-bullet>
      <text:list-level-style-bullet text:level="9" text:bullet-char="•">
        <style:list-level-properties text:space-before="5.0687in" text:min-label-width="0.209in" text:list-level-position-and-space-mode="label-alignment">
          <style:list-level-label-alignment text:label-followed-by="listtab" fo:margin-left="5.2777in" fo:text-indent="-0.209in"/>
        </style:list-level-properties>
      </text:list-level-style-bullet>
    </text:list-style>
    <text:list-style style:name="LFO3">
      <text:list-level-style-number text:level="1" text:style-name="WW_CharLFO3LVL1" style:num-suffix=")" style:num-format="1">
        <style:list-level-properties text:space-before="0.2131in" text:min-label-width="0.1458in" text:list-level-position-and-space-mode="label-alignment">
          <style:list-level-label-alignment text:label-followed-by="listtab" fo:margin-left="0.359in" fo:text-indent="-0.1458in"/>
        </style:list-level-properties>
      </text:list-level-style-number>
      <text:list-level-style-bullet text:level="2" text:bullet-char="•">
        <style:list-level-properties text:space-before="0.8277in" text:min-label-width="0.1458in" text:list-level-position-and-space-mode="label-alignment">
          <style:list-level-label-alignment text:label-followed-by="listtab" fo:margin-left="0.9736in" fo:text-indent="-0.1458in"/>
        </style:list-level-properties>
      </text:list-level-style-bullet>
      <text:list-level-style-bullet text:level="3" text:bullet-char="•">
        <style:list-level-properties text:space-before="1.4409in" text:min-label-width="0.1458in" text:list-level-position-and-space-mode="label-alignment">
          <style:list-level-label-alignment text:label-followed-by="listtab" fo:margin-left="1.5868in" fo:text-indent="-0.1458in"/>
        </style:list-level-properties>
      </text:list-level-style-bullet>
      <text:list-level-style-bullet text:level="4" text:bullet-char="•">
        <style:list-level-properties text:space-before="2.0534in" text:min-label-width="0.1458in" text:list-level-position-and-space-mode="label-alignment">
          <style:list-level-label-alignment text:label-followed-by="listtab" fo:margin-left="2.1993in" fo:text-indent="-0.1458in"/>
        </style:list-level-properties>
      </text:list-level-style-bullet>
      <text:list-level-style-bullet text:level="5" text:bullet-char="•">
        <style:list-level-properties text:space-before="2.6666in" text:min-label-width="0.1458in" text:list-level-position-and-space-mode="label-alignment">
          <style:list-level-label-alignment text:label-followed-by="listtab" fo:margin-left="2.8125in" fo:text-indent="-0.1458in"/>
        </style:list-level-properties>
      </text:list-level-style-bullet>
      <text:list-level-style-bullet text:level="6" text:bullet-char="•">
        <style:list-level-properties text:space-before="3.2791in" text:min-label-width="0.1458in" text:list-level-position-and-space-mode="label-alignment">
          <style:list-level-label-alignment text:label-followed-by="listtab" fo:margin-left="3.425in" fo:text-indent="-0.1458in"/>
        </style:list-level-properties>
      </text:list-level-style-bullet>
      <text:list-level-style-bullet text:level="7" text:bullet-char="•">
        <style:list-level-properties text:space-before="3.8923in" text:min-label-width="0.1458in" text:list-level-position-and-space-mode="label-alignment">
          <style:list-level-label-alignment text:label-followed-by="listtab" fo:margin-left="4.0381in" fo:text-indent="-0.1458in"/>
        </style:list-level-properties>
      </text:list-level-style-bullet>
      <text:list-level-style-bullet text:level="8" text:bullet-char="•">
        <style:list-level-properties text:space-before="4.5048in" text:min-label-width="0.1458in" text:list-level-position-and-space-mode="label-alignment">
          <style:list-level-label-alignment text:label-followed-by="listtab" fo:margin-left="4.6506in" fo:text-indent="-0.1458in"/>
        </style:list-level-properties>
      </text:list-level-style-bullet>
      <text:list-level-style-bullet text:level="9" text:bullet-char="•">
        <style:list-level-properties text:space-before="5.118in" text:min-label-width="0.1458in" text:list-level-position-and-space-mode="label-alignment">
          <style:list-level-label-alignment text:label-followed-by="listtab" fo:margin-left="5.2638in" fo:text-indent="-0.1458in"/>
        </style:list-level-properties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194in" text:min-label-width="0.1458in" text:list-level-position-and-space-mode="label-alignment">
          <style:list-level-label-alignment text:label-followed-by="listtab" fo:margin-left="0.3652in" fo:text-indent="-0.1458in"/>
        </style:list-level-properties>
      </text:list-level-style-number>
      <text:list-level-style-bullet text:level="2" text:bullet-char="•">
        <style:list-level-properties text:space-before="0.8277in" text:min-label-width="0.1458in" text:list-level-position-and-space-mode="label-alignment">
          <style:list-level-label-alignment text:label-followed-by="listtab" fo:margin-left="0.9736in" fo:text-indent="-0.1458in"/>
        </style:list-level-properties>
      </text:list-level-style-bullet>
      <text:list-level-style-bullet text:level="3" text:bullet-char="•">
        <style:list-level-properties text:space-before="1.4409in" text:min-label-width="0.1458in" text:list-level-position-and-space-mode="label-alignment">
          <style:list-level-label-alignment text:label-followed-by="listtab" fo:margin-left="1.5868in" fo:text-indent="-0.1458in"/>
        </style:list-level-properties>
      </text:list-level-style-bullet>
      <text:list-level-style-bullet text:level="4" text:bullet-char="•">
        <style:list-level-properties text:space-before="2.0534in" text:min-label-width="0.1458in" text:list-level-position-and-space-mode="label-alignment">
          <style:list-level-label-alignment text:label-followed-by="listtab" fo:margin-left="2.1993in" fo:text-indent="-0.1458in"/>
        </style:list-level-properties>
      </text:list-level-style-bullet>
      <text:list-level-style-bullet text:level="5" text:bullet-char="•">
        <style:list-level-properties text:space-before="2.6666in" text:min-label-width="0.1458in" text:list-level-position-and-space-mode="label-alignment">
          <style:list-level-label-alignment text:label-followed-by="listtab" fo:margin-left="2.8125in" fo:text-indent="-0.1458in"/>
        </style:list-level-properties>
      </text:list-level-style-bullet>
      <text:list-level-style-bullet text:level="6" text:bullet-char="•">
        <style:list-level-properties text:space-before="3.2791in" text:min-label-width="0.1458in" text:list-level-position-and-space-mode="label-alignment">
          <style:list-level-label-alignment text:label-followed-by="listtab" fo:margin-left="3.425in" fo:text-indent="-0.1458in"/>
        </style:list-level-properties>
      </text:list-level-style-bullet>
      <text:list-level-style-bullet text:level="7" text:bullet-char="•">
        <style:list-level-properties text:space-before="3.8923in" text:min-label-width="0.1458in" text:list-level-position-and-space-mode="label-alignment">
          <style:list-level-label-alignment text:label-followed-by="listtab" fo:margin-left="4.0381in" fo:text-indent="-0.1458in"/>
        </style:list-level-properties>
      </text:list-level-style-bullet>
      <text:list-level-style-bullet text:level="8" text:bullet-char="•">
        <style:list-level-properties text:space-before="4.5048in" text:min-label-width="0.1458in" text:list-level-position-and-space-mode="label-alignment">
          <style:list-level-label-alignment text:label-followed-by="listtab" fo:margin-left="4.6506in" fo:text-indent="-0.1458in"/>
        </style:list-level-properties>
      </text:list-level-style-bullet>
      <text:list-level-style-bullet text:level="9" text:bullet-char="•">
        <style:list-level-properties text:space-before="5.118in" text:min-label-width="0.1458in" text:list-level-position-and-space-mode="label-alignment">
          <style:list-level-label-alignment text:label-followed-by="listtab" fo:margin-left="5.2638in" fo:text-indent="-0.1458in"/>
        </style:list-level-properties>
      </text:list-level-style-bullet>
    </text:list-style>
    <text:list-style style:name="LFO5">
      <text:list-level-style-number text:level="1" text:style-name="WW_CharLFO5LVL1" style:num-suffix="." style:num-format="1" text:start-value="4">
        <style:list-level-properties text:space-before="-0.0645in" text:min-label-width="0.1458in" text:list-level-position-and-space-mode="label-alignment">
          <style:list-level-label-alignment text:label-followed-by="listtab" fo:margin-left="0.0812in" fo:text-indent="-0.1458in"/>
        </style:list-level-properties>
      </text:list-level-style-number>
      <text:list-level-style-number text:level="2" text:style-name="WW_CharLFO5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6">
      <text:list-level-style-number text:level="1" text:style-name="WW_CharLFO6LVL1" style:num-suffix=")" style:num-format="1">
        <style:list-level-properties text:space-before="-0.0645in" text:min-label-width="0.1458in" text:list-level-position-and-space-mode="label-alignment">
          <style:list-level-label-alignment text:label-followed-by="listtab" fo:margin-left="0.0812in" fo:text-indent="-0.1458in"/>
        </style:list-level-properties>
      </text:list-level-style-number>
      <text:list-level-style-bullet text:level="2" text:bullet-char="•">
        <style:list-level-properties text:space-before="0.5777in" text:min-label-width="0.1458in" text:list-level-position-and-space-mode="label-alignment">
          <style:list-level-label-alignment text:label-followed-by="listtab" fo:margin-left="0.7236in" fo:text-indent="-0.1458in"/>
        </style:list-level-properties>
      </text:list-level-style-bullet>
      <text:list-level-style-bullet text:level="3" text:bullet-char="•">
        <style:list-level-properties text:space-before="1.2187in" text:min-label-width="0.1458in" text:list-level-position-and-space-mode="label-alignment">
          <style:list-level-label-alignment text:label-followed-by="listtab" fo:margin-left="1.3645in" fo:text-indent="-0.1458in"/>
        </style:list-level-properties>
      </text:list-level-style-bullet>
      <text:list-level-style-bullet text:level="4" text:bullet-char="•">
        <style:list-level-properties text:space-before="1.859in" text:min-label-width="0.1458in" text:list-level-position-and-space-mode="label-alignment">
          <style:list-level-label-alignment text:label-followed-by="listtab" fo:margin-left="2.0048in" fo:text-indent="-0.1458in"/>
        </style:list-level-properties>
      </text:list-level-style-bullet>
      <text:list-level-style-bullet text:level="5" text:bullet-char="•">
        <style:list-level-properties text:space-before="2.5in" text:min-label-width="0.1458in" text:list-level-position-and-space-mode="label-alignment">
          <style:list-level-label-alignment text:label-followed-by="listtab" fo:margin-left="2.6458in" fo:text-indent="-0.1458in"/>
        </style:list-level-properties>
      </text:list-level-style-bullet>
      <text:list-level-style-bullet text:level="6" text:bullet-char="•">
        <style:list-level-properties text:space-before="3.1402in" text:min-label-width="0.1458in" text:list-level-position-and-space-mode="label-alignment">
          <style:list-level-label-alignment text:label-followed-by="listtab" fo:margin-left="3.2861in" fo:text-indent="-0.1458in"/>
        </style:list-level-properties>
      </text:list-level-style-bullet>
      <text:list-level-style-bullet text:level="7" text:bullet-char="•">
        <style:list-level-properties text:space-before="3.7812in" text:min-label-width="0.1458in" text:list-level-position-and-space-mode="label-alignment">
          <style:list-level-label-alignment text:label-followed-by="listtab" fo:margin-left="3.927in" fo:text-indent="-0.1458in"/>
        </style:list-level-properties>
      </text:list-level-style-bullet>
      <text:list-level-style-bullet text:level="8" text:bullet-char="•">
        <style:list-level-properties text:space-before="4.4215in" text:min-label-width="0.1458in" text:list-level-position-and-space-mode="label-alignment">
          <style:list-level-label-alignment text:label-followed-by="listtab" fo:margin-left="4.5673in" fo:text-indent="-0.1458in"/>
        </style:list-level-properties>
      </text:list-level-style-bullet>
      <text:list-level-style-bullet text:level="9" text:bullet-char="•">
        <style:list-level-properties text:space-before="5.0625in" text:min-label-width="0.1458in" text:list-level-position-and-space-mode="label-alignment">
          <style:list-level-label-alignment text:label-followed-by="listtab" fo:margin-left="5.2083in" fo:text-indent="-0.1458in"/>
        </style:list-level-properties>
      </text:list-level-style-bullet>
    </text:list-style>
    <text:list-style style:name="LFO7">
      <text:list-level-style-number text:level="1" text:style-name="WW_CharLFO7LVL1" style:num-suffix=")" style:num-format="1">
        <style:list-level-properties text:space-before="0.0805in" text:min-label-width="0.1458in" text:list-level-position-and-space-mode="label-alignment">
          <style:list-level-label-alignment text:label-followed-by="listtab" fo:margin-left="0.2263in" fo:text-indent="-0.1458in"/>
        </style:list-level-properties>
      </text:list-level-style-number>
      <text:list-level-style-bullet text:level="2" text:bullet-char="•">
        <style:list-level-properties text:space-before="0.7027in" text:min-label-width="0.1458in" text:list-level-position-and-space-mode="label-alignment">
          <style:list-level-label-alignment text:label-followed-by="listtab" fo:margin-left="0.8486in" fo:text-indent="-0.1458in"/>
        </style:list-level-properties>
      </text:list-level-style-bullet>
      <text:list-level-style-bullet text:level="3" text:bullet-char="•">
        <style:list-level-properties text:space-before="1.3298in" text:min-label-width="0.1458in" text:list-level-position-and-space-mode="label-alignment">
          <style:list-level-label-alignment text:label-followed-by="listtab" fo:margin-left="1.4756in" fo:text-indent="-0.1458in"/>
        </style:list-level-properties>
      </text:list-level-style-bullet>
      <text:list-level-style-bullet text:level="4" text:bullet-char="•">
        <style:list-level-properties text:space-before="1.9562in" text:min-label-width="0.1458in" text:list-level-position-and-space-mode="label-alignment">
          <style:list-level-label-alignment text:label-followed-by="listtab" fo:margin-left="2.102in" fo:text-indent="-0.1458in"/>
        </style:list-level-properties>
      </text:list-level-style-bullet>
      <text:list-level-style-bullet text:level="5" text:bullet-char="•">
        <style:list-level-properties text:space-before="2.5833in" text:min-label-width="0.1458in" text:list-level-position-and-space-mode="label-alignment">
          <style:list-level-label-alignment text:label-followed-by="listtab" fo:margin-left="2.7291in" fo:text-indent="-0.1458in"/>
        </style:list-level-properties>
      </text:list-level-style-bullet>
      <text:list-level-style-bullet text:level="6" text:bullet-char="•">
        <style:list-level-properties text:space-before="3.2097in" text:min-label-width="0.1458in" text:list-level-position-and-space-mode="label-alignment">
          <style:list-level-label-alignment text:label-followed-by="listtab" fo:margin-left="3.3555in" fo:text-indent="-0.1458in"/>
        </style:list-level-properties>
      </text:list-level-style-bullet>
      <text:list-level-style-bullet text:level="7" text:bullet-char="•">
        <style:list-level-properties text:space-before="3.8368in" text:min-label-width="0.1458in" text:list-level-position-and-space-mode="label-alignment">
          <style:list-level-label-alignment text:label-followed-by="listtab" fo:margin-left="3.9826in" fo:text-indent="-0.1458in"/>
        </style:list-level-properties>
      </text:list-level-style-bullet>
      <text:list-level-style-bullet text:level="8" text:bullet-char="•">
        <style:list-level-properties text:space-before="4.4631in" text:min-label-width="0.1458in" text:list-level-position-and-space-mode="label-alignment">
          <style:list-level-label-alignment text:label-followed-by="listtab" fo:margin-left="4.609in" fo:text-indent="-0.1458in"/>
        </style:list-level-properties>
      </text:list-level-style-bullet>
      <text:list-level-style-bullet text:level="9" text:bullet-char="•">
        <style:list-level-properties text:space-before="5.0902in" text:min-label-width="0.1458in" text:list-level-position-and-space-mode="label-alignment">
          <style:list-level-label-alignment text:label-followed-by="listtab" fo:margin-left="5.2361in" fo:text-indent="-0.1458in"/>
        </style:list-level-properties>
      </text:list-level-style-bullet>
    </text:list-style>
    <text:list-style style:name="LFO8">
      <text:list-level-style-number text:level="1" text:style-name="WW_CharLFO8LVL1" style:num-suffix=")" style:num-format="1">
        <style:list-level-properties text:space-before="0.0743in" text:min-label-width="0.1458in" text:list-level-position-and-space-mode="label-alignment">
          <style:list-level-label-alignment text:label-followed-by="listtab" fo:margin-left="0.2201in" fo:text-indent="-0.1458in"/>
        </style:list-level-properties>
      </text:list-level-style-number>
      <text:list-level-style-number text:level="2" text:style-name="WW_CharLFO8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9">
      <text:list-level-style-number text:level="1" text:style-name="WW_CharLFO9LVL1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2" text:bullet-char="•">
        <style:list-level-properties text:space-before="0.9527in" text:min-label-width="0.1458in" text:list-level-position-and-space-mode="label-alignment">
          <style:list-level-label-alignment text:label-followed-by="listtab" fo:margin-left="1.0986in" fo:text-indent="-0.1458in"/>
        </style:list-level-properties>
      </text:list-level-style-bullet>
      <text:list-level-style-bullet text:level="3" text:bullet-char="•">
        <style:list-level-properties text:space-before="1.552in" text:min-label-width="0.1458in" text:list-level-position-and-space-mode="label-alignment">
          <style:list-level-label-alignment text:label-followed-by="listtab" fo:margin-left="1.6979in" fo:text-indent="-0.1458in"/>
        </style:list-level-properties>
      </text:list-level-style-bullet>
      <text:list-level-style-bullet text:level="4" text:bullet-char="•">
        <style:list-level-properties text:space-before="2.1506in" text:min-label-width="0.1458in" text:list-level-position-and-space-mode="label-alignment">
          <style:list-level-label-alignment text:label-followed-by="listtab" fo:margin-left="2.2965in" fo:text-indent="-0.1458in"/>
        </style:list-level-properties>
      </text:list-level-style-bullet>
      <text:list-level-style-bullet text:level="5" text:bullet-char="•">
        <style:list-level-properties text:space-before="2.75in" text:min-label-width="0.1458in" text:list-level-position-and-space-mode="label-alignment">
          <style:list-level-label-alignment text:label-followed-by="listtab" fo:margin-left="2.8958in" fo:text-indent="-0.1458in"/>
        </style:list-level-properties>
      </text:list-level-style-bullet>
      <text:list-level-style-bullet text:level="6" text:bullet-char="•">
        <style:list-level-properties text:space-before="3.3486in" text:min-label-width="0.1458in" text:list-level-position-and-space-mode="label-alignment">
          <style:list-level-label-alignment text:label-followed-by="listtab" fo:margin-left="3.4944in" fo:text-indent="-0.1458in"/>
        </style:list-level-properties>
      </text:list-level-style-bullet>
      <text:list-level-style-bullet text:level="7" text:bullet-char="•">
        <style:list-level-properties text:space-before="3.9479in" text:min-label-width="0.1458in" text:list-level-position-and-space-mode="label-alignment">
          <style:list-level-label-alignment text:label-followed-by="listtab" fo:margin-left="4.0937in" fo:text-indent="-0.1458in"/>
        </style:list-level-properties>
      </text:list-level-style-bullet>
      <text:list-level-style-bullet text:level="8" text:bullet-char="•">
        <style:list-level-properties text:space-before="4.5465in" text:min-label-width="0.1458in" text:list-level-position-and-space-mode="label-alignment">
          <style:list-level-label-alignment text:label-followed-by="listtab" fo:margin-left="4.6923in" fo:text-indent="-0.1458in"/>
        </style:list-level-properties>
      </text:list-level-style-bullet>
      <text:list-level-style-bullet text:level="9" text:bullet-char="•">
        <style:list-level-properties text:space-before="5.1458in" text:min-label-width="0.1458in" text:list-level-position-and-space-mode="label-alignment">
          <style:list-level-label-alignment text:label-followed-by="listtab" fo:margin-left="5.2916in" fo:text-indent="-0.1458in"/>
        </style:list-level-properties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2" text:bullet-char="•">
        <style:list-level-properties text:space-before="0.9527in" text:min-label-width="0.1458in" text:list-level-position-and-space-mode="label-alignment">
          <style:list-level-label-alignment text:label-followed-by="listtab" fo:margin-left="1.0986in" fo:text-indent="-0.1458in"/>
        </style:list-level-properties>
      </text:list-level-style-bullet>
      <text:list-level-style-bullet text:level="3" text:bullet-char="•">
        <style:list-level-properties text:space-before="1.552in" text:min-label-width="0.1458in" text:list-level-position-and-space-mode="label-alignment">
          <style:list-level-label-alignment text:label-followed-by="listtab" fo:margin-left="1.6979in" fo:text-indent="-0.1458in"/>
        </style:list-level-properties>
      </text:list-level-style-bullet>
      <text:list-level-style-bullet text:level="4" text:bullet-char="•">
        <style:list-level-properties text:space-before="2.1506in" text:min-label-width="0.1458in" text:list-level-position-and-space-mode="label-alignment">
          <style:list-level-label-alignment text:label-followed-by="listtab" fo:margin-left="2.2965in" fo:text-indent="-0.1458in"/>
        </style:list-level-properties>
      </text:list-level-style-bullet>
      <text:list-level-style-bullet text:level="5" text:bullet-char="•">
        <style:list-level-properties text:space-before="2.75in" text:min-label-width="0.1458in" text:list-level-position-and-space-mode="label-alignment">
          <style:list-level-label-alignment text:label-followed-by="listtab" fo:margin-left="2.8958in" fo:text-indent="-0.1458in"/>
        </style:list-level-properties>
      </text:list-level-style-bullet>
      <text:list-level-style-bullet text:level="6" text:bullet-char="•">
        <style:list-level-properties text:space-before="3.3486in" text:min-label-width="0.1458in" text:list-level-position-and-space-mode="label-alignment">
          <style:list-level-label-alignment text:label-followed-by="listtab" fo:margin-left="3.4944in" fo:text-indent="-0.1458in"/>
        </style:list-level-properties>
      </text:list-level-style-bullet>
      <text:list-level-style-bullet text:level="7" text:bullet-char="•">
        <style:list-level-properties text:space-before="3.9479in" text:min-label-width="0.1458in" text:list-level-position-and-space-mode="label-alignment">
          <style:list-level-label-alignment text:label-followed-by="listtab" fo:margin-left="4.0937in" fo:text-indent="-0.1458in"/>
        </style:list-level-properties>
      </text:list-level-style-bullet>
      <text:list-level-style-bullet text:level="8" text:bullet-char="•">
        <style:list-level-properties text:space-before="4.5465in" text:min-label-width="0.1458in" text:list-level-position-and-space-mode="label-alignment">
          <style:list-level-label-alignment text:label-followed-by="listtab" fo:margin-left="4.6923in" fo:text-indent="-0.1458in"/>
        </style:list-level-properties>
      </text:list-level-style-bullet>
      <text:list-level-style-bullet text:level="9" text:bullet-char="•">
        <style:list-level-properties text:space-before="5.1458in" text:min-label-width="0.1458in" text:list-level-position-and-space-mode="label-alignment">
          <style:list-level-label-alignment text:label-followed-by="listtab" fo:margin-left="5.2916in" fo:text-indent="-0.1458in"/>
        </style:list-level-properties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194in" text:min-label-width="0.1458in" text:list-level-position-and-space-mode="label-alignment">
          <style:list-level-label-alignment text:label-followed-by="listtab" fo:margin-left="0.3652in" fo:text-indent="-0.1458in"/>
        </style:list-level-properties>
      </text:list-level-style-number>
      <text:list-level-style-number text:level="2" text:style-name="WW_CharLFO11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12">
      <text:list-level-style-number text:level="1" text:style-name="WW_CharLFO12LVL1" style:num-suffix=")" style:num-format="1" text:start-value="3">
        <style:list-level-properties text:space-before="0.0743in" text:min-label-width="0.1458in" text:list-level-position-and-space-mode="label-alignment">
          <style:list-level-label-alignment text:label-followed-by="listtab" fo:margin-left="0.2201in" fo:text-indent="-0.1458in"/>
        </style:list-level-properties>
      </text:list-level-style-number>
      <text:list-level-style-number text:level="2" text:style-name="WW_CharLFO12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0805in" text:min-label-width="0.1458in" text:list-level-position-and-space-mode="label-alignment">
          <style:list-level-label-alignment text:label-followed-by="listtab" fo:margin-left="0.2263in" fo:text-indent="-0.1458in"/>
        </style:list-level-properties>
      </text:list-level-style-number>
      <text:list-level-style-number text:level="2" text:style-name="WW_CharLFO13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 fo:language="es" fo:country="ES"/>
    </style:style>
    <style:style style:name="P6" style:parent-style-name="Textoindependiente" style:family="paragraph">
      <style:paragraph-properties fo:margin-top="0.0006in"/>
    </style:style>
    <style:style style:name="T7" style:parent-style-name="Fuentedepárrafopredeter." style:family="text">
      <style:text-properties fo:color="#0000FF" style:text-scale="130%" fo:language="es" fo:country="ES"/>
    </style:style>
    <style:style style:name="T8" style:parent-style-name="Fuentedepárrafopredeter." style:family="text">
      <style:text-properties fo:color="#0000FF" fo:letter-spacing="-0.0062in" style:text-scale="114%" fo:language="es" fo:country="ES"/>
    </style:style>
    <style:style style:name="T9" style:parent-style-name="Fuentedepárrafopredeter." style:family="text">
      <style:text-properties fo:color="#0000FF" fo:letter-spacing="-0.0062in" fo:language="es" fo:country="ES"/>
    </style:style>
    <style:style style:name="T10" style:parent-style-name="Fuentedepárrafopredeter." style:family="text">
      <style:text-properties fo:color="#0000FF" fo:letter-spacing="-0.0062in" style:text-scale="118%" fo:language="es" fo:country="ES"/>
    </style:style>
    <style:style style:name="T11" style:parent-style-name="Fuentedepárrafopredeter." style:family="text">
      <style:text-properties fo:color="#0000FF" fo:letter-spacing="-0.0062in" style:text-scale="102%" fo:language="es" fo:country="ES"/>
    </style:style>
    <style:style style:name="T12" style:parent-style-name="Fuentedepárrafopredeter." style:family="text">
      <style:text-properties fo:color="#0000FF" fo:letter-spacing="-0.0062in" fo:language="es" fo:country="ES"/>
    </style:style>
    <style:style style:name="T13" style:parent-style-name="Fuentedepárrafopredeter." style:family="text">
      <style:text-properties fo:color="#0000FF" fo:letter-spacing="-0.0062in" style:text-scale="92%" fo:language="es" fo:country="ES"/>
    </style:style>
    <style:style style:name="T14" style:parent-style-name="Fuentedepárrafopredeter." style:family="text">
      <style:text-properties fo:color="#0000FF" fo:letter-spacing="-0.0062in" style:text-scale="118%" fo:language="es" fo:country="ES"/>
    </style:style>
    <style:style style:name="T15" style:parent-style-name="Fuentedepárrafopredeter." style:family="text">
      <style:text-properties fo:color="#0000FF" fo:letter-spacing="-0.0062in" style:text-scale="102%" fo:language="es" fo:country="ES"/>
    </style:style>
    <style:style style:name="T16" style:parent-style-name="Fuentedepárrafopredeter." style:family="text">
      <style:text-properties fo:color="#0000FF" fo:letter-spacing="-0.0062in" style:text-scale="98%" fo:language="es" fo:country="ES"/>
    </style:style>
    <style:style style:name="T17" style:parent-style-name="Fuentedepárrafopredeter." style:family="text">
      <style:text-properties fo:color="#0000FF" fo:letter-spacing="-0.0062in" style:text-scale="89%" fo:language="es" fo:country="ES"/>
    </style:style>
    <style:style style:name="T18" style:parent-style-name="Fuentedepárrafopredeter." style:family="text">
      <style:text-properties fo:color="#0000FF" fo:letter-spacing="-0.0062in" style:text-scale="103%" fo:language="es" fo:country="ES"/>
    </style:style>
    <style:style style:name="T19" style:parent-style-name="Fuentedepárrafopredeter." style:family="text">
      <style:text-properties fo:color="#0000FF" style:text-scale="102%" fo:language="es" fo:country="ES"/>
    </style:style>
    <style:style style:name="T20" style:parent-style-name="Fuentedepárrafopredeter." style:family="text">
      <style:text-properties fo:color="#0000FF" fo:language="es" fo:country="ES"/>
    </style:style>
    <style:style style:name="T21" style:parent-style-name="Fuentedepárrafopredeter." style:family="text">
      <style:text-properties fo:color="#0000FF" fo:letter-spacing="-0.0118in" fo:language="es" fo:country="ES"/>
    </style:style>
    <style:style style:name="T22" style:parent-style-name="Fuentedepárrafopredeter." style:family="text">
      <style:text-properties fo:color="#0000FF" fo:letter-spacing="-0.0062in" style:text-scale="98%" fo:language="es" fo:country="ES"/>
    </style:style>
    <style:style style:name="T23" style:parent-style-name="Fuentedepárrafopredeter." style:family="text">
      <style:text-properties fo:color="#0000FF" style:text-scale="112%" fo:language="es" fo:country="ES"/>
    </style:style>
    <style:style style:name="T24" style:parent-style-name="Fuentedepárrafopredeter." style:family="text">
      <style:text-properties fo:color="#0000FF" fo:language="es" fo:country="ES"/>
    </style:style>
    <style:style style:name="T25" style:parent-style-name="Fuentedepárrafopredeter." style:family="text">
      <style:text-properties fo:color="#0000FF" fo:letter-spacing="-0.0118in" fo:language="es" fo:country="ES"/>
    </style:style>
    <style:style style:name="T26" style:parent-style-name="Fuentedepárrafopredeter." style:family="text">
      <style:text-properties fo:color="#0000FF" fo:letter-spacing="-0.0062in" style:text-scale="89%" fo:language="es" fo:country="ES"/>
    </style:style>
    <style:style style:name="T27" style:parent-style-name="Fuentedepárrafopredeter." style:family="text">
      <style:text-properties fo:color="#0000FF" fo:letter-spacing="-0.0062in" style:text-scale="107%" fo:language="es" fo:country="ES"/>
    </style:style>
    <style:style style:name="T28" style:parent-style-name="Fuentedepárrafopredeter." style:family="text">
      <style:text-properties fo:color="#0000FF" fo:letter-spacing="-0.0062in" style:text-scale="112%" fo:language="es" fo:country="ES"/>
    </style:style>
    <style:style style:name="T29" style:parent-style-name="Fuentedepárrafopredeter." style:family="text">
      <style:text-properties fo:color="#0000FF" fo:letter-spacing="-0.0062in" style:text-scale="103%" fo:language="es" fo:country="ES"/>
    </style:style>
    <style:style style:name="T30" style:parent-style-name="Fuentedepárrafopredeter." style:family="text">
      <style:text-properties fo:color="#0000FF" fo:letter-spacing="-0.0062in" style:text-scale="102%" fo:language="es" fo:country="ES"/>
    </style:style>
    <style:style style:name="T31" style:parent-style-name="Fuentedepárrafopredeter." style:family="text">
      <style:text-properties fo:color="#0000FF" fo:letter-spacing="-0.0062in" fo:language="es" fo:country="ES"/>
    </style:style>
    <style:style style:name="T32" style:parent-style-name="Fuentedepárrafopredeter." style:family="text">
      <style:text-properties fo:color="#0000FF" fo:letter-spacing="-0.0062in" style:text-scale="216%" fo:language="es" fo:country="ES"/>
    </style:style>
    <style:style style:name="T33" style:parent-style-name="Fuentedepárrafopredeter." style:family="text">
      <style:text-properties fo:color="#0000FF" fo:letter-spacing="-0.0062in" style:text-scale="89%" fo:language="es" fo:country="ES"/>
    </style:style>
    <style:style style:name="T34" style:parent-style-name="Fuentedepárrafopredeter." style:family="text">
      <style:text-properties fo:color="#0000FF" fo:letter-spacing="-0.0062in" style:text-scale="94%" fo:language="es" fo:country="ES"/>
    </style:style>
    <style:style style:name="T35" style:parent-style-name="Fuentedepárrafopredeter." style:family="text">
      <style:text-properties fo:color="#0000FF" fo:letter-spacing="-0.0062in" style:text-scale="112%" fo:language="es" fo:country="ES"/>
    </style:style>
    <style:style style:name="T36" style:parent-style-name="Fuentedepárrafopredeter." style:family="text">
      <style:text-properties fo:color="#0000FF" style:text-scale="125%" fo:language="es" fo:country="ES"/>
    </style:style>
    <style:style style:name="T37" style:parent-style-name="Fuentedepárrafopredeter." style:family="text">
      <style:text-properties fo:color="#0000FF" fo:language="es" fo:country="ES"/>
    </style:style>
    <style:style style:name="T38" style:parent-style-name="Fuentedepárrafopredeter." style:family="text">
      <style:text-properties fo:color="#0000FF" fo:letter-spacing="-0.0118in" fo:language="es" fo:country="ES"/>
    </style:style>
    <style:style style:name="T39" style:parent-style-name="Fuentedepárrafopredeter." style:family="text">
      <style:text-properties fo:color="#0000FF" fo:letter-spacing="-0.0062in" style:text-scale="125%" fo:language="es" fo:country="ES"/>
    </style:style>
    <style:style style:name="T40" style:parent-style-name="Fuentedepárrafopredeter." style:family="text">
      <style:text-properties fo:color="#0000FF" fo:letter-spacing="-0.0062in" style:text-scale="89%" fo:language="es" fo:country="ES"/>
    </style:style>
    <style:style style:name="T41" style:parent-style-name="Fuentedepárrafopredeter." style:family="text">
      <style:text-properties fo:color="#0000FF" fo:letter-spacing="-0.0062in" style:text-scale="106%" fo:language="es" fo:country="ES"/>
    </style:style>
    <style:style style:name="T42" style:parent-style-name="Fuentedepárrafopredeter." style:family="text">
      <style:text-properties fo:color="#0000FF" fo:letter-spacing="-0.0062in" style:text-scale="103%" fo:language="es" fo:country="ES"/>
    </style:style>
    <style:style style:name="T43" style:parent-style-name="Fuentedepárrafopredeter." style:family="text">
      <style:text-properties fo:color="#0000FF" style:text-scale="112%" fo:language="es" fo:country="ES"/>
    </style:style>
    <style:style style:name="T44" style:parent-style-name="Fuentedepárrafopredeter." style:family="text">
      <style:text-properties fo:color="#0000FF" fo:language="es" fo:country="ES"/>
    </style:style>
    <style:style style:name="T45" style:parent-style-name="Fuentedepárrafopredeter." style:family="text">
      <style:text-properties fo:color="#0000FF" fo:letter-spacing="-0.0118in" fo:language="es" fo:country="ES"/>
    </style:style>
    <style:style style:name="T46" style:parent-style-name="Fuentedepárrafopredeter." style:family="text">
      <style:text-properties fo:color="#0000FF" style:text-scale="114%" fo:language="es" fo:country="ES"/>
    </style:style>
    <style:style style:name="T47" style:parent-style-name="Fuentedepárrafopredeter." style:family="text">
      <style:text-properties fo:color="#0000FF" fo:language="es" fo:country="ES"/>
    </style:style>
    <style:style style:name="T48" style:parent-style-name="Fuentedepárrafopredeter." style:family="text">
      <style:text-properties fo:color="#0000FF" fo:letter-spacing="-0.0118in" fo:language="es" fo:country="ES"/>
    </style:style>
    <style:style style:name="T49" style:parent-style-name="Fuentedepárrafopredeter." style:family="text">
      <style:text-properties fo:color="#0000FF" fo:letter-spacing="-0.0062in" style:text-scale="94%" fo:language="es" fo:country="ES"/>
    </style:style>
    <style:style style:name="T50" style:parent-style-name="Fuentedepárrafopredeter." style:family="text">
      <style:text-properties fo:color="#0000FF" fo:letter-spacing="-0.0062in" style:text-scale="92%" fo:language="es" fo:country="ES"/>
    </style:style>
    <style:style style:name="T51" style:parent-style-name="Fuentedepárrafopredeter." style:family="text">
      <style:text-properties fo:color="#0000FF" fo:letter-spacing="-0.0062in" style:text-scale="84%" fo:language="es" fo:country="ES"/>
    </style:style>
    <style:style style:name="T52" style:parent-style-name="Fuentedepárrafopredeter." style:family="text">
      <style:text-properties fo:color="#0000FF" fo:letter-spacing="-0.0062in" style:text-scale="112%" fo:language="es" fo:country="ES"/>
    </style:style>
    <style:style style:name="T53" style:parent-style-name="Fuentedepárrafopredeter." style:family="text">
      <style:text-properties fo:color="#0000FF" fo:letter-spacing="-0.0062in" style:text-scale="103%" fo:language="es" fo:country="ES"/>
    </style:style>
    <style:style style:name="T54" style:parent-style-name="Fuentedepárrafopredeter." style:family="text">
      <style:text-properties fo:color="#0000FF" fo:letter-spacing="-0.0062in" style:text-scale="89%" fo:language="es" fo:country="ES"/>
    </style:style>
    <style:style style:name="T55" style:parent-style-name="Fuentedepárrafopredeter." style:family="text">
      <style:text-properties fo:color="#0000FF" style:text-scale="125%" fo:language="es" fo:country="ES"/>
    </style:style>
    <style:style style:name="T56" style:parent-style-name="Fuentedepárrafopredeter." style:family="text">
      <style:text-properties fo:color="#0000FF" fo:language="es" fo:country="ES"/>
    </style:style>
    <style:style style:name="T57" style:parent-style-name="Fuentedepárrafopredeter." style:family="text">
      <style:text-properties fo:color="#0000FF" fo:letter-spacing="-0.0118in" fo:language="es" fo:country="ES"/>
    </style:style>
    <style:style style:name="T58" style:parent-style-name="Fuentedepárrafopredeter." style:family="text">
      <style:text-properties fo:color="#0000FF" fo:letter-spacing="-0.0062in" style:text-scale="107%" fo:language="es" fo:country="ES"/>
    </style:style>
    <style:style style:name="T59" style:parent-style-name="Fuentedepárrafopredeter." style:family="text">
      <style:text-properties fo:color="#0000FF" fo:letter-spacing="-0.0062in" style:text-scale="102%" fo:language="es" fo:country="ES"/>
    </style:style>
    <style:style style:name="T60" style:parent-style-name="Fuentedepárrafopredeter." style:family="text">
      <style:text-properties fo:color="#0000FF" fo:letter-spacing="-0.0062in" style:text-scale="125%" fo:language="es" fo:country="ES"/>
    </style:style>
    <style:style style:name="T61" style:parent-style-name="Fuentedepárrafopredeter." style:family="text">
      <style:text-properties fo:color="#0000FF" fo:letter-spacing="-0.0062in" style:text-scale="102%" fo:language="es" fo:country="ES"/>
    </style:style>
    <style:style style:name="T62" style:parent-style-name="Fuentedepárrafopredeter." style:family="text">
      <style:text-properties fo:color="#0000FF" fo:letter-spacing="-0.0062in" style:text-scale="98%" fo:language="es" fo:country="ES"/>
    </style:style>
    <style:style style:name="T63" style:parent-style-name="Fuentedepárrafopredeter." style:family="text">
      <style:text-properties fo:color="#0000FF" fo:letter-spacing="-0.0062in" style:text-scale="89%" fo:language="es" fo:country="ES"/>
    </style:style>
    <style:style style:name="T64" style:parent-style-name="Fuentedepárrafopredeter." style:family="text">
      <style:text-properties fo:color="#0000FF" style:text-scale="125%" fo:language="es" fo:country="ES"/>
    </style:style>
    <style:style style:name="T65" style:parent-style-name="Fuentedepárrafopredeter." style:family="text">
      <style:text-properties fo:color="#0000FF" fo:language="es" fo:country="ES"/>
    </style:style>
    <style:style style:name="T66" style:parent-style-name="Fuentedepárrafopredeter." style:family="text">
      <style:text-properties fo:color="#0000FF" fo:letter-spacing="-0.0118in" fo:language="es" fo:country="ES"/>
    </style:style>
    <style:style style:name="T67" style:parent-style-name="Fuentedepárrafopredeter." style:family="text">
      <style:text-properties fo:color="#0000FF" fo:letter-spacing="-0.0062in" fo:language="es" fo:country="ES"/>
    </style:style>
    <style:style style:name="T68" style:parent-style-name="Fuentedepárrafopredeter." style:family="text">
      <style:text-properties fo:color="#0000FF" fo:letter-spacing="-0.0062in" style:text-scale="89%" fo:language="es" fo:country="ES"/>
    </style:style>
    <style:style style:name="T69" style:parent-style-name="Fuentedepárrafopredeter." style:family="text">
      <style:text-properties fo:color="#0000FF" fo:letter-spacing="-0.0062in" style:text-scale="84%" fo:language="es" fo:country="ES"/>
    </style:style>
    <style:style style:name="T70" style:parent-style-name="Fuentedepárrafopredeter." style:family="text">
      <style:text-properties fo:color="#0000FF" style:text-scale="89%" fo:language="es" fo:country="ES"/>
    </style:style>
    <style:style style:name="T71" style:parent-style-name="Fuentedepárrafopredeter." style:family="text">
      <style:text-properties fo:color="#0000FF" fo:language="es" fo:country="ES"/>
    </style:style>
    <style:style style:name="T72" style:parent-style-name="Fuentedepárrafopredeter." style:family="text">
      <style:text-properties fo:color="#0000FF" fo:letter-spacing="-0.0118in" fo:language="es" fo:country="ES"/>
    </style:style>
    <style:style style:name="T73" style:parent-style-name="Fuentedepárrafopredeter." style:family="text">
      <style:text-properties fo:color="#0000FF" fo:letter-spacing="-0.0062in" style:text-scale="107%" fo:language="es" fo:country="ES"/>
    </style:style>
    <style:style style:name="T74" style:parent-style-name="Fuentedepárrafopredeter." style:family="text">
      <style:text-properties fo:color="#0000FF" fo:letter-spacing="-0.0062in" style:text-scale="102%" fo:language="es" fo:country="ES"/>
    </style:style>
    <style:style style:name="T75" style:parent-style-name="Fuentedepárrafopredeter." style:family="text">
      <style:text-properties fo:color="#0000FF" fo:letter-spacing="-0.0062in" style:text-scale="103%" fo:language="es" fo:country="ES"/>
    </style:style>
    <style:style style:name="T76" style:parent-style-name="Fuentedepárrafopredeter." style:family="text">
      <style:text-properties fo:color="#0000FF" fo:letter-spacing="-0.0062in" style:text-scale="102%" fo:language="es" fo:country="ES"/>
    </style:style>
    <style:style style:name="T77" style:parent-style-name="Fuentedepárrafopredeter." style:family="text">
      <style:text-properties fo:color="#0000FF" fo:letter-spacing="-0.0062in" style:text-scale="84%" fo:language="es" fo:country="ES"/>
    </style:style>
    <style:style style:name="T78" style:parent-style-name="Fuentedepárrafopredeter." style:family="text">
      <style:text-properties fo:color="#0000FF" fo:letter-spacing="-0.0062in" style:text-scale="112%" fo:language="es" fo:country="ES"/>
    </style:style>
    <style:style style:name="T79" style:parent-style-name="Fuentedepárrafopredeter." style:family="text">
      <style:text-properties fo:color="#0000FF" fo:letter-spacing="-0.0062in" style:text-scale="103%" fo:language="es" fo:country="ES"/>
    </style:style>
    <style:style style:name="T80" style:parent-style-name="Fuentedepárrafopredeter." style:family="text">
      <style:text-properties fo:color="#0000FF" fo:letter-spacing="-0.0062in" style:text-scale="89%" fo:language="es" fo:country="ES"/>
    </style:style>
    <style:style style:name="T81" style:parent-style-name="Fuentedepárrafopredeter." style:family="text">
      <style:text-properties fo:color="#0000FF" style:text-scale="125%" fo:language="es" fo:country="ES"/>
    </style:style>
    <style:style style:name="P82" style:parent-style-name="Textoindependiente" style:family="paragraph">
      <style:paragraph-properties fo:margin-top="0.0006in" fo:margin-left="0in">
        <style:tab-stops/>
      </style:paragraph-properties>
      <style:text-properties fo:language="es" fo:country="ES"/>
    </style:style>
    <style:style style:name="T83" style:parent-style-name="Fuentedepárrafopredeter." style:family="text">
      <style:text-properties fo:color="#0000FF" fo:language="es" fo:country="ES"/>
    </style:style>
    <style:style style:name="P84" style:parent-style-name="Textoindependiente" style:family="paragraph">
      <style:paragraph-properties fo:margin-top="0.0006in" fo:margin-right="3.1673in"/>
    </style:style>
    <style:style style:name="T85" style:parent-style-name="Fuentedepárrafopredeter." style:family="text">
      <style:text-properties fo:color="#0000FF" fo:letter-spacing="-0.0062in" style:text-scale="114%" fo:language="es" fo:country="ES"/>
    </style:style>
    <style:style style:name="T86" style:parent-style-name="Fuentedepárrafopredeter." style:family="text">
      <style:text-properties fo:color="#0000FF" fo:letter-spacing="-0.0062in" style:text-scale="118%" fo:language="es" fo:country="ES"/>
    </style:style>
    <style:style style:name="T87" style:parent-style-name="Fuentedepárrafopredeter." style:family="text">
      <style:text-properties fo:color="#0000FF" fo:letter-spacing="-0.0062in" style:text-scale="102%" fo:language="es" fo:country="ES"/>
    </style:style>
    <style:style style:name="T88" style:parent-style-name="Fuentedepárrafopredeter." style:family="text">
      <style:text-properties fo:color="#0000FF" fo:letter-spacing="-0.0062in" style:text-scale="84%" fo:language="es" fo:country="ES"/>
    </style:style>
    <style:style style:name="T89" style:parent-style-name="Fuentedepárrafopredeter." style:family="text">
      <style:text-properties fo:color="#0000FF" fo:letter-spacing="-0.0062in" style:text-scale="102%" fo:language="es" fo:country="ES"/>
    </style:style>
    <style:style style:name="T90" style:parent-style-name="Fuentedepárrafopredeter." style:family="text">
      <style:text-properties fo:color="#0000FF" style:text-scale="103%" fo:language="es" fo:country="ES"/>
    </style:style>
    <style:style style:name="T91" style:parent-style-name="Fuentedepárrafopredeter." style:family="text">
      <style:text-properties fo:color="#0000FF" fo:language="es" fo:country="ES"/>
    </style:style>
    <style:style style:name="T92" style:parent-style-name="Fuentedepárrafopredeter." style:family="text">
      <style:text-properties fo:color="#0000FF" fo:letter-spacing="-0.0118in" fo:language="es" fo:country="ES"/>
    </style:style>
    <style:style style:name="T93" style:parent-style-name="Fuentedepárrafopredeter." style:family="text">
      <style:text-properties fo:color="#0000FF" style:text-scale="102%" fo:language="es" fo:country="ES"/>
    </style:style>
    <style:style style:name="T94" style:parent-style-name="Fuentedepárrafopredeter." style:family="text">
      <style:text-properties fo:color="#0000FF" fo:language="es" fo:country="ES"/>
    </style:style>
    <style:style style:name="T95" style:parent-style-name="Fuentedepárrafopredeter." style:family="text">
      <style:text-properties fo:color="#0000FF" fo:letter-spacing="-0.0118in" fo:language="es" fo:country="ES"/>
    </style:style>
    <style:style style:name="T96" style:parent-style-name="Fuentedepárrafopredeter." style:family="text">
      <style:text-properties fo:color="#0000FF" fo:letter-spacing="-0.0062in" style:text-scale="118%" fo:language="es" fo:country="ES"/>
    </style:style>
    <style:style style:name="T97" style:parent-style-name="Fuentedepárrafopredeter." style:family="text">
      <style:text-properties fo:color="#0000FF" fo:letter-spacing="-0.0062in" style:text-scale="102%" fo:language="es" fo:country="ES"/>
    </style:style>
    <style:style style:name="T98" style:parent-style-name="Fuentedepárrafopredeter." style:family="text">
      <style:text-properties fo:color="#0000FF" style:text-scale="125%" fo:language="es" fo:country="ES"/>
    </style:style>
    <style:style style:name="T99" style:parent-style-name="Fuentedepárrafopredeter." style:family="text">
      <style:text-properties fo:color="#0000FF" fo:language="es" fo:country="ES"/>
    </style:style>
    <style:style style:name="T100" style:parent-style-name="Fuentedepárrafopredeter." style:family="text">
      <style:text-properties fo:color="#0000FF" fo:letter-spacing="-0.0118in" fo:language="es" fo:country="ES"/>
    </style:style>
    <style:style style:name="T101" style:parent-style-name="Fuentedepárrafopredeter." style:family="text">
      <style:text-properties fo:color="#0000FF" fo:letter-spacing="-0.0062in" style:text-scale="114%" fo:language="es" fo:country="ES"/>
    </style:style>
    <style:style style:name="T102" style:parent-style-name="Fuentedepárrafopredeter." style:family="text">
      <style:text-properties fo:color="#0000FF" fo:letter-spacing="-0.0062in" style:text-scale="92%" fo:language="es" fo:country="ES"/>
    </style:style>
    <style:style style:name="T103" style:parent-style-name="Fuentedepárrafopredeter." style:family="text">
      <style:text-properties fo:color="#0000FF" fo:letter-spacing="-0.0062in" style:text-scale="94%" fo:language="es" fo:country="ES"/>
    </style:style>
    <style:style style:name="T104" style:parent-style-name="Fuentedepárrafopredeter." style:family="text">
      <style:text-properties fo:color="#0000FF" fo:letter-spacing="-0.0062in" fo:language="es" fo:country="ES"/>
    </style:style>
    <style:style style:name="T105" style:parent-style-name="Fuentedepárrafopredeter." style:family="text">
      <style:text-properties fo:color="#0000FF" fo:letter-spacing="-0.0062in" style:text-scale="216%" fo:language="es" fo:country="ES"/>
    </style:style>
    <style:style style:name="T106" style:parent-style-name="Fuentedepárrafopredeter." style:family="text">
      <style:text-properties fo:color="#0000FF" fo:letter-spacing="-0.0062in" style:text-scale="89%" fo:language="es" fo:country="ES"/>
    </style:style>
    <style:style style:name="T107" style:parent-style-name="Fuentedepárrafopredeter." style:family="text">
      <style:text-properties fo:color="#0000FF" fo:letter-spacing="-0.0062in" style:text-scale="94%" fo:language="es" fo:country="ES"/>
    </style:style>
    <style:style style:name="T108" style:parent-style-name="Fuentedepárrafopredeter." style:family="text">
      <style:text-properties fo:color="#0000FF" fo:letter-spacing="-0.0062in" style:text-scale="112%" fo:language="es" fo:country="ES"/>
    </style:style>
    <style:style style:name="T109" style:parent-style-name="Fuentedepárrafopredeter." style:family="text">
      <style:text-properties fo:color="#0000FF" style:text-scale="125%" fo:language="es" fo:country="ES"/>
    </style:style>
    <style:style style:name="T110" style:parent-style-name="Fuentedepárrafopredeter." style:family="text">
      <style:text-properties fo:color="#0000FF" fo:language="es" fo:country="ES"/>
    </style:style>
    <style:style style:name="T111" style:parent-style-name="Fuentedepárrafopredeter." style:family="text">
      <style:text-properties fo:color="#0000FF" fo:letter-spacing="-0.0118in" fo:language="es" fo:country="ES"/>
    </style:style>
    <style:style style:name="T112" style:parent-style-name="Fuentedepárrafopredeter." style:family="text">
      <style:text-properties fo:color="#0000FF" fo:letter-spacing="-0.0062in" style:text-scale="98%" fo:language="es" fo:country="ES"/>
    </style:style>
    <style:style style:name="T113" style:parent-style-name="Fuentedepárrafopredeter." style:family="text">
      <style:text-properties fo:color="#0000FF" style:text-scale="112%" fo:language="es" fo:country="ES"/>
    </style:style>
    <style:style style:name="T114" style:parent-style-name="Fuentedepárrafopredeter." style:family="text">
      <style:text-properties fo:color="#0000FF" fo:language="es" fo:country="ES"/>
    </style:style>
    <style:style style:name="T115" style:parent-style-name="Fuentedepárrafopredeter." style:family="text">
      <style:text-properties fo:color="#0000FF" fo:letter-spacing="-0.0118in" fo:language="es" fo:country="ES"/>
    </style:style>
    <style:style style:name="T116" style:parent-style-name="Fuentedepárrafopredeter." style:family="text">
      <style:text-properties fo:color="#0000FF" fo:letter-spacing="-0.0062in" style:text-scale="118%" fo:language="es" fo:country="ES"/>
    </style:style>
    <style:style style:name="T117" style:parent-style-name="Fuentedepárrafopredeter." style:family="text">
      <style:text-properties fo:color="#0000FF" fo:letter-spacing="-0.0062in" style:text-scale="102%" fo:language="es" fo:country="ES"/>
    </style:style>
    <style:style style:name="T118" style:parent-style-name="Fuentedepárrafopredeter." style:family="text">
      <style:text-properties fo:color="#0000FF" style:text-scale="125%" fo:language="es" fo:country="ES"/>
    </style:style>
    <style:style style:name="T119" style:parent-style-name="Fuentedepárrafopredeter." style:family="text">
      <style:text-properties fo:color="#0000FF" fo:language="es" fo:country="ES"/>
    </style:style>
    <style:style style:name="T120" style:parent-style-name="Fuentedepárrafopredeter." style:family="text">
      <style:text-properties fo:color="#0000FF" fo:letter-spacing="-0.0118in" fo:language="es" fo:country="ES"/>
    </style:style>
    <style:style style:name="T121" style:parent-style-name="Fuentedepárrafopredeter." style:family="text">
      <style:text-properties fo:color="#0000FF" fo:letter-spacing="-0.0062in" style:text-scale="89%" fo:language="es" fo:country="ES"/>
    </style:style>
    <style:style style:name="T122" style:parent-style-name="Fuentedepárrafopredeter." style:family="text">
      <style:text-properties fo:color="#0000FF" fo:letter-spacing="-0.0062in" style:text-scale="107%" fo:language="es" fo:country="ES"/>
    </style:style>
    <style:style style:name="T123" style:parent-style-name="Fuentedepárrafopredeter." style:family="text">
      <style:text-properties fo:color="#0000FF" fo:letter-spacing="-0.0062in" style:text-scale="112%" fo:language="es" fo:country="ES"/>
    </style:style>
    <style:style style:name="T124" style:parent-style-name="Fuentedepárrafopredeter." style:family="text">
      <style:text-properties fo:color="#0000FF" fo:letter-spacing="-0.0062in" style:text-scale="103%" fo:language="es" fo:country="ES"/>
    </style:style>
    <style:style style:name="T125" style:parent-style-name="Fuentedepárrafopredeter." style:family="text">
      <style:text-properties fo:color="#0000FF" fo:letter-spacing="-0.0062in" style:text-scale="102%" fo:language="es" fo:country="ES"/>
    </style:style>
    <style:style style:name="T126" style:parent-style-name="Fuentedepárrafopredeter." style:family="text">
      <style:text-properties fo:color="#0000FF" fo:letter-spacing="-0.0062in" fo:language="es" fo:country="ES"/>
    </style:style>
    <style:style style:name="T127" style:parent-style-name="Fuentedepárrafopredeter." style:family="text">
      <style:text-properties fo:color="#0000FF" fo:letter-spacing="-0.0062in" style:text-scale="216%" fo:language="es" fo:country="ES"/>
    </style:style>
    <style:style style:name="T128" style:parent-style-name="Fuentedepárrafopredeter." style:family="text">
      <style:text-properties fo:color="#0000FF" fo:letter-spacing="-0.0062in" style:text-scale="89%" fo:language="es" fo:country="ES"/>
    </style:style>
    <style:style style:name="T129" style:parent-style-name="Fuentedepárrafopredeter." style:family="text">
      <style:text-properties fo:color="#0000FF" fo:letter-spacing="-0.0062in" style:text-scale="94%" fo:language="es" fo:country="ES"/>
    </style:style>
    <style:style style:name="T130" style:parent-style-name="Fuentedepárrafopredeter." style:family="text">
      <style:text-properties fo:color="#0000FF" fo:letter-spacing="-0.0062in" style:text-scale="112%" fo:language="es" fo:country="ES"/>
    </style:style>
    <style:style style:name="T131" style:parent-style-name="Fuentedepárrafopredeter." style:family="text">
      <style:text-properties fo:color="#0000FF" style:text-scale="125%" fo:language="es" fo:country="ES"/>
    </style:style>
    <style:style style:name="T132" style:parent-style-name="Fuentedepárrafopredeter." style:family="text">
      <style:text-properties fo:color="#0000FF" fo:letter-spacing="-0.0062in" style:text-scale="114%" fo:language="es" fo:country="ES"/>
    </style:style>
    <style:style style:name="T133" style:parent-style-name="Fuentedepárrafopredeter." style:family="text">
      <style:text-properties fo:color="#0000FF" fo:letter-spacing="-0.0062in" style:text-scale="102%" fo:language="es" fo:country="ES"/>
    </style:style>
    <style:style style:name="T134" style:parent-style-name="Fuentedepárrafopredeter." style:family="text">
      <style:text-properties fo:color="#0000FF" fo:letter-spacing="-0.0062in" style:text-scale="216%" fo:language="es" fo:country="ES"/>
    </style:style>
    <style:style style:name="T135" style:parent-style-name="Fuentedepárrafopredeter." style:family="text">
      <style:text-properties fo:color="#0000FF" fo:letter-spacing="-0.0062in" style:text-scale="125%" fo:language="es" fo:country="ES"/>
    </style:style>
    <style:style style:name="T136" style:parent-style-name="Fuentedepárrafopredeter." style:family="text">
      <style:text-properties fo:color="#0000FF" fo:letter-spacing="-0.0062in" style:text-scale="92%" fo:language="es" fo:country="ES"/>
    </style:style>
    <style:style style:name="T137" style:parent-style-name="Fuentedepárrafopredeter." style:family="text">
      <style:text-properties fo:color="#0000FF" fo:letter-spacing="-0.0062in" style:text-scale="102%" fo:language="es" fo:country="ES"/>
    </style:style>
    <style:style style:name="T138" style:parent-style-name="Fuentedepárrafopredeter." style:family="text">
      <style:text-properties fo:color="#0000FF" fo:letter-spacing="-0.0062in" style:text-scale="118%" fo:language="es" fo:country="ES"/>
    </style:style>
    <style:style style:name="T139" style:parent-style-name="Fuentedepárrafopredeter." style:family="text">
      <style:text-properties fo:color="#0000FF" fo:letter-spacing="-0.0062in" style:text-scale="216%" fo:language="es" fo:country="ES"/>
    </style:style>
    <style:style style:name="T140" style:parent-style-name="Fuentedepárrafopredeter." style:family="text">
      <style:text-properties fo:color="#0000FF" fo:letter-spacing="-0.0062in" style:text-scale="109%" fo:language="es" fo:country="ES"/>
    </style:style>
    <style:style style:name="T141" style:parent-style-name="Fuentedepárrafopredeter." style:family="text">
      <style:text-properties fo:color="#0000FF" fo:letter-spacing="-0.0062in" style:text-scale="102%" fo:language="es" fo:country="ES"/>
    </style:style>
    <style:style style:name="T142" style:parent-style-name="Fuentedepárrafopredeter." style:family="text">
      <style:text-properties fo:color="#0000FF" fo:letter-spacing="-0.0062in" fo:language="es" fo:country="ES"/>
    </style:style>
    <style:style style:name="T143" style:parent-style-name="Fuentedepárrafopredeter." style:family="text">
      <style:text-properties fo:color="#0000FF" fo:letter-spacing="-0.0062in" style:text-scale="216%" fo:language="es" fo:country="ES"/>
    </style:style>
    <style:style style:name="T144" style:parent-style-name="Fuentedepárrafopredeter." style:family="text">
      <style:text-properties fo:color="#0000FF" fo:letter-spacing="-0.0062in" style:text-scale="89%" fo:language="es" fo:country="ES"/>
    </style:style>
    <style:style style:name="T145" style:parent-style-name="Fuentedepárrafopredeter." style:family="text">
      <style:text-properties fo:color="#0000FF" style:text-scale="94%" fo:language="es" fo:country="ES"/>
    </style:style>
    <style:style style:name="T146" style:parent-style-name="Fuentedepárrafopredeter." style:family="text">
      <style:text-properties fo:color="#0000FF" fo:language="es" fo:country="ES"/>
    </style:style>
    <style:style style:name="T147" style:parent-style-name="Fuentedepárrafopredeter." style:family="text">
      <style:text-properties fo:color="#0000FF" fo:letter-spacing="-0.0118in" fo:language="es" fo:country="ES"/>
    </style:style>
    <style:style style:name="T148" style:parent-style-name="Fuentedepárrafopredeter." style:family="text">
      <style:text-properties fo:color="#0000FF" fo:letter-spacing="-0.0062in" style:text-scale="98%" fo:language="es" fo:country="ES"/>
    </style:style>
    <style:style style:name="T149" style:parent-style-name="Fuentedepárrafopredeter." style:family="text">
      <style:text-properties fo:color="#0000FF" style:text-scale="112%" fo:language="es" fo:country="ES"/>
    </style:style>
    <style:style style:name="T150" style:parent-style-name="Fuentedepárrafopredeter." style:family="text">
      <style:text-properties fo:color="#0000FF" fo:language="es" fo:country="ES"/>
    </style:style>
    <style:style style:name="T151" style:parent-style-name="Fuentedepárrafopredeter." style:family="text">
      <style:text-properties fo:color="#0000FF" fo:letter-spacing="-0.0118in" fo:language="es" fo:country="ES"/>
    </style:style>
    <style:style style:name="T152" style:parent-style-name="Fuentedepárrafopredeter." style:family="text">
      <style:text-properties fo:color="#0000FF" fo:letter-spacing="-0.0062in" style:text-scale="103%" fo:language="es" fo:country="ES"/>
    </style:style>
    <style:style style:name="T153" style:parent-style-name="Fuentedepárrafopredeter." style:family="text">
      <style:text-properties fo:color="#0000FF" fo:letter-spacing="-0.0062in" style:text-scale="112%" fo:language="es" fo:country="ES"/>
    </style:style>
    <style:style style:name="T154" style:parent-style-name="Fuentedepárrafopredeter." style:family="text">
      <style:text-properties fo:color="#0000FF" fo:letter-spacing="-0.0062in" style:text-scale="125%" fo:language="es" fo:country="ES"/>
    </style:style>
    <style:style style:name="T155" style:parent-style-name="Fuentedepárrafopredeter." style:family="text">
      <style:text-properties fo:color="#0000FF" fo:letter-spacing="-0.0062in" style:text-scale="92%" fo:language="es" fo:country="ES"/>
    </style:style>
    <style:style style:name="T156" style:parent-style-name="Fuentedepárrafopredeter." style:family="text">
      <style:text-properties fo:color="#0000FF" fo:letter-spacing="-0.0062in" style:text-scale="118%" fo:language="es" fo:country="ES"/>
    </style:style>
    <style:style style:name="T157" style:parent-style-name="Fuentedepárrafopredeter." style:family="text">
      <style:text-properties fo:color="#0000FF" fo:letter-spacing="-0.0062in" style:text-scale="103%" fo:language="es" fo:country="ES"/>
    </style:style>
    <style:style style:name="T158" style:parent-style-name="Fuentedepárrafopredeter." style:family="text">
      <style:text-properties fo:color="#0000FF" fo:letter-spacing="-0.0062in" style:text-scale="102%" fo:language="es" fo:country="ES"/>
    </style:style>
    <style:style style:name="T159" style:parent-style-name="Fuentedepárrafopredeter." style:family="text">
      <style:text-properties fo:color="#0000FF" fo:letter-spacing="-0.0062in" style:text-scale="98%" fo:language="es" fo:country="ES"/>
    </style:style>
    <style:style style:name="T160" style:parent-style-name="Fuentedepárrafopredeter." style:family="text">
      <style:text-properties fo:color="#0000FF" fo:letter-spacing="-0.0062in" style:text-scale="89%" fo:language="es" fo:country="ES"/>
    </style:style>
    <style:style style:name="T161" style:parent-style-name="Fuentedepárrafopredeter." style:family="text">
      <style:text-properties fo:color="#0000FF" style:text-scale="125%" fo:language="es" fo:country="ES"/>
    </style:style>
    <style:style style:name="P162" style:parent-style-name="Textoindependiente" style:family="paragraph">
      <style:paragraph-properties fo:line-height="0.1444in"/>
    </style:style>
    <style:style style:name="T163" style:parent-style-name="Fuentedepárrafopredeter." style:family="text">
      <style:text-properties fo:color="#00898C" style:text-scale="120%" fo:language="es" fo:country="ES"/>
    </style:style>
    <style:style style:name="T164" style:parent-style-name="Fuentedepárrafopredeter." style:family="text">
      <style:text-properties fo:color="#00898C" style:text-scale="125%" fo:language="es" fo:country="ES"/>
    </style:style>
    <style:style style:name="T165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P166" style:parent-style-name="Textoindependiente" style:family="paragraph">
      <style:paragraph-properties fo:line-height="0.1458in" fo:margin-left="0.2201in">
        <style:tab-stops/>
      </style:paragraph-properties>
    </style:style>
    <style:style style:name="T16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6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6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70" style:parent-style-name="Fuentedepárrafopredeter." style:family="text">
      <style:text-properties fo:color="#FF00FF" fo:letter-spacing="-0.0062in" style:text-scale="185%" fo:language="es" fo:country="ES"/>
    </style:style>
    <style:style style:name="T171" style:parent-style-name="Fuentedepárrafopredeter." style:family="text">
      <style:text-properties fo:color="#FF00FF" fo:letter-spacing="-0.0062in" style:text-scale="112%" fo:language="es" fo:country="ES"/>
    </style:style>
    <style:style style:name="T172" style:parent-style-name="Fuentedepárrafopredeter." style:family="text">
      <style:text-properties fo:color="#FF00FF" fo:letter-spacing="-0.0062in" style:text-scale="204%" fo:language="es" fo:country="ES"/>
    </style:style>
    <style:style style:name="T173" style:parent-style-name="Fuentedepárrafopredeter." style:family="text">
      <style:text-properties fo:color="#FF00FF" fo:letter-spacing="-0.0062in" style:text-scale="211%" fo:language="es" fo:country="ES"/>
    </style:style>
    <style:style style:name="T174" style:parent-style-name="Fuentedepárrafopredeter." style:family="text">
      <style:text-properties fo:color="#FF00FF" fo:letter-spacing="-0.0062in" style:text-scale="119%" fo:language="es" fo:country="ES"/>
    </style:style>
    <style:style style:name="T175" style:parent-style-name="Fuentedepárrafopredeter." style:family="text">
      <style:text-properties fo:color="#FF00FF" style:text-scale="110%" fo:language="es" fo:country="ES"/>
    </style:style>
    <style:style style:name="T176" style:parent-style-name="Fuentedepárrafopredeter." style:family="text">
      <style:text-properties fo:color="#FF00FF" fo:language="es" fo:country="ES"/>
    </style:style>
    <style:style style:name="T177" style:parent-style-name="Fuentedepárrafopredeter." style:family="text">
      <style:text-properties fo:color="#FF00FF" fo:letter-spacing="-0.0118in" fo:language="es" fo:country="ES"/>
    </style:style>
    <style:style style:name="T178" style:parent-style-name="Fuentedepárrafopredeter." style:family="text">
      <style:text-properties fo:color="#FF00FF" fo:letter-spacing="-0.0062in" style:text-scale="112%" fo:language="es" fo:country="ES"/>
    </style:style>
    <style:style style:name="T179" style:parent-style-name="Fuentedepárrafopredeter." style:family="text">
      <style:text-properties fo:color="#FF00FF" fo:letter-spacing="-0.0062in" style:text-scale="108%" fo:language="es" fo:country="ES"/>
    </style:style>
    <style:style style:name="T180" style:parent-style-name="Fuentedepárrafopredeter." style:family="text">
      <style:text-properties fo:color="#FF00FF" fo:letter-spacing="-0.0062in" style:text-scale="121%" fo:language="es" fo:country="ES"/>
    </style:style>
    <style:style style:name="T181" style:parent-style-name="Fuentedepárrafopredeter." style:family="text">
      <style:text-properties fo:color="#FF00FF" fo:letter-spacing="-0.0062in" style:text-scale="211%" fo:language="es" fo:country="ES"/>
    </style:style>
    <style:style style:name="T182" style:parent-style-name="Fuentedepárrafopredeter." style:family="text">
      <style:text-properties fo:color="#FF00FF" fo:letter-spacing="-0.0062in" style:text-scale="112%" fo:language="es" fo:country="ES"/>
    </style:style>
    <style:style style:name="T183" style:parent-style-name="Fuentedepárrafopredeter." style:family="text">
      <style:text-properties fo:color="#FF00FF" style:text-scale="110%" fo:language="es" fo:country="ES"/>
    </style:style>
    <style:style style:name="T184" style:parent-style-name="Fuentedepárrafopredeter." style:family="text">
      <style:text-properties fo:color="#FF00FF" fo:language="es" fo:country="ES"/>
    </style:style>
    <style:style style:name="T185" style:parent-style-name="Fuentedepárrafopredeter." style:family="text">
      <style:text-properties fo:color="#FF00FF" fo:letter-spacing="-0.0118in" fo:language="es" fo:country="ES"/>
    </style:style>
    <style:style style:name="T186" style:parent-style-name="Fuentedepárrafopredeter." style:family="text">
      <style:text-properties fo:color="#FF00FF" fo:letter-spacing="-0.0062in" style:text-scale="108%" fo:language="es" fo:country="ES"/>
    </style:style>
    <style:style style:name="T187" style:parent-style-name="Fuentedepárrafopredeter." style:family="text">
      <style:text-properties fo:color="#FF00FF" fo:letter-spacing="-0.0062in" style:text-scale="110%" fo:language="es" fo:country="ES"/>
    </style:style>
    <style:style style:name="T188" style:parent-style-name="Fuentedepárrafopredeter." style:family="text">
      <style:text-properties fo:color="#FF00FF" style:text-scale="204%" fo:language="es" fo:country="ES"/>
    </style:style>
    <style:style style:name="T189" style:parent-style-name="Fuentedepárrafopredeter." style:family="text">
      <style:text-properties fo:color="#FF00FF" fo:language="es" fo:country="ES"/>
    </style:style>
    <style:style style:name="T190" style:parent-style-name="Fuentedepárrafopredeter." style:family="text">
      <style:text-properties fo:color="#FF00FF" fo:letter-spacing="-0.0118in" fo:language="es" fo:country="ES"/>
    </style:style>
    <style:style style:name="T191" style:parent-style-name="Fuentedepárrafopredeter." style:family="text">
      <style:text-properties fo:color="#FF00FF" fo:letter-spacing="-0.0062in" style:text-scale="148%" fo:language="es" fo:country="ES"/>
    </style:style>
    <style:style style:name="T192" style:parent-style-name="Fuentedepárrafopredeter." style:family="text">
      <style:text-properties fo:color="#FF00FF" fo:letter-spacing="-0.0062in" style:text-scale="211%" fo:language="es" fo:country="ES"/>
    </style:style>
    <style:style style:name="T193" style:parent-style-name="Fuentedepárrafopredeter." style:family="text">
      <style:text-properties fo:color="#FF00FF" fo:letter-spacing="-0.0062in" style:text-scale="119%" fo:language="es" fo:country="ES"/>
    </style:style>
    <style:style style:name="T194" style:parent-style-name="Fuentedepárrafopredeter." style:family="text">
      <style:text-properties fo:color="#FF00FF" fo:letter-spacing="-0.0062in" style:text-scale="110%" fo:language="es" fo:country="ES"/>
    </style:style>
    <style:style style:name="T195" style:parent-style-name="Fuentedepárrafopredeter." style:family="text">
      <style:text-properties fo:color="#FF00FF" fo:letter-spacing="-0.0062in" style:text-scale="211%" fo:language="es" fo:country="ES"/>
    </style:style>
    <style:style style:name="T196" style:parent-style-name="Fuentedepárrafopredeter." style:family="text">
      <style:text-properties fo:color="#FF00FF" fo:letter-spacing="-0.0062in" style:text-scale="110%" fo:language="es" fo:country="ES"/>
    </style:style>
    <style:style style:name="T197" style:parent-style-name="Fuentedepárrafopredeter." style:family="text">
      <style:text-properties fo:color="#FF00FF" fo:letter-spacing="-0.0062in" style:text-scale="151%" fo:language="es" fo:country="ES"/>
    </style:style>
    <style:style style:name="T198" style:parent-style-name="Fuentedepárrafopredeter." style:family="text">
      <style:text-properties fo:color="#FF00FF" style:text-scale="110%" fo:language="es" fo:country="ES"/>
    </style:style>
    <style:style style:name="T199" style:parent-style-name="Fuentedepárrafopredeter." style:family="text">
      <style:text-properties fo:color="#FF00FF" fo:language="es" fo:country="ES"/>
    </style:style>
    <style:style style:name="T200" style:parent-style-name="Fuentedepárrafopredeter." style:family="text">
      <style:text-properties fo:color="#FF00FF" fo:letter-spacing="-0.0118in" fo:language="es" fo:country="ES"/>
    </style:style>
    <style:style style:name="T201" style:parent-style-name="Fuentedepárrafopredeter." style:family="text">
      <style:text-properties fo:color="#FF00FF" fo:letter-spacing="-0.0062in" style:text-scale="72%" fo:language="es" fo:country="ES"/>
    </style:style>
    <style:style style:name="T202" style:parent-style-name="Fuentedepárrafopredeter." style:family="text">
      <style:text-properties fo:color="#FF00FF" fo:letter-spacing="-0.0062in" style:text-scale="110%" fo:language="es" fo:country="ES"/>
    </style:style>
    <style:style style:name="T203" style:parent-style-name="Fuentedepárrafopredeter." style:family="text">
      <style:text-properties fo:color="#FF00FF" fo:letter-spacing="-0.0062in" style:text-scale="163%" fo:language="es" fo:country="ES"/>
    </style:style>
    <style:style style:name="T204" style:parent-style-name="Fuentedepárrafopredeter." style:family="text">
      <style:text-properties fo:color="#FF00FF" style:text-scale="185%" fo:language="es" fo:country="ES"/>
    </style:style>
    <style:style style:name="P205" style:parent-style-name="Textoindependiente" style:family="paragraph">
      <style:paragraph-properties fo:line-height="0.1472in" fo:margin-left="0.2201in">
        <style:tab-stops/>
      </style:paragraph-properties>
    </style:style>
    <style:style style:name="T206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207" style:parent-style-name="Fuentedepárrafopredeter." style:family="text">
      <style:text-properties fo:color="#FF00FF" style:text-scale="155%"/>
    </style:style>
    <style:style style:name="P208" style:parent-style-name="Párrafodelista" style:list-style-name="LFO2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209" style:parent-style-name="Fuentedepárrafopredeter." style:family="text">
      <style:text-properties fo:color="#FF00FF" fo:letter-spacing="-0.0062in" style:text-scale="148%" fo:font-size="9pt" style:font-size-asian="9pt"/>
    </style:style>
    <style:style style:name="T210" style:parent-style-name="Fuentedepárrafopredeter." style:family="text">
      <style:text-properties fo:color="#FF00FF" fo:letter-spacing="-0.0062in" style:text-scale="110%" fo:font-size="9pt" style:font-size-asian="9pt"/>
    </style:style>
    <style:style style:name="T211" style:parent-style-name="Fuentedepárrafopredeter." style:family="text">
      <style:text-properties fo:color="#FF00FF" fo:letter-spacing="-0.0062in" style:text-scale="72%" fo:font-size="9pt" style:font-size-asian="9pt"/>
    </style:style>
    <style:style style:name="T212" style:parent-style-name="Fuentedepárrafopredeter." style:family="text">
      <style:text-properties fo:color="#FF00FF" style:text-scale="114%" fo:font-size="9pt" style:font-size-asian="9pt"/>
    </style:style>
    <style:style style:name="P213" style:parent-style-name="Párrafodelista" style:list-style-name="LFO2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214" style:parent-style-name="Fuentedepárrafopredeter." style:family="text">
      <style:text-properties fo:color="#FF00FF" fo:letter-spacing="-0.0055in" style:text-scale="135%" fo:font-size="9pt" style:font-size-asian="9pt"/>
    </style:style>
    <style:style style:name="P215" style:parent-style-name="Párrafodelista" style:list-style-name="LFO2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216" style:parent-style-name="Fuentedepárrafopredeter." style:family="text">
      <style:text-properties fo:color="#FF00FF" fo:letter-spacing="-0.0055in" style:text-scale="120%" fo:font-size="9pt" style:font-size-asian="9pt"/>
    </style:style>
    <style:style style:name="P217" style:parent-style-name="Párrafodelista" style:list-style-name="LFO2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218" style:parent-style-name="Fuentedepárrafopredeter." style:family="text">
      <style:text-properties fo:color="#FF00FF" fo:letter-spacing="-0.0055in" style:text-scale="155%" fo:font-size="9pt" style:font-size-asian="9pt"/>
    </style:style>
    <style:style style:name="P219" style:parent-style-name="Párrafodelista" style:list-style-name="LFO2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220" style:parent-style-name="Fuentedepárrafopredeter." style:family="text">
      <style:text-properties fo:color="#FF00FF" fo:letter-spacing="-0.0055in" style:text-scale="145%" fo:font-size="9pt" style:font-size-asian="9pt"/>
    </style:style>
    <style:style style:name="P221" style:parent-style-name="Textoindependiente" style:family="paragraph">
      <style:paragraph-properties fo:line-height="0.1437in"/>
    </style:style>
    <style:style style:name="T222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223" style:parent-style-name="Textoindependiente" style:family="paragraph">
      <style:paragraph-properties fo:margin-top="0.0048in" fo:line-height="97%" fo:margin-right="1.7118in"/>
    </style:style>
    <style:style style:name="T224" style:parent-style-name="Fuentedepárrafopredeter." style:family="text">
      <style:text-properties fo:color="#0000FF" fo:letter-spacing="-0.0062in" style:text-scale="114%" fo:language="es" fo:country="ES"/>
    </style:style>
    <style:style style:name="T225" style:parent-style-name="Fuentedepárrafopredeter." style:family="text">
      <style:text-properties fo:color="#0000FF" fo:letter-spacing="-0.0062in" style:text-scale="108%" fo:language="es" fo:country="ES"/>
    </style:style>
    <style:style style:name="T226" style:parent-style-name="Fuentedepárrafopredeter." style:family="text">
      <style:text-properties fo:color="#0000FF" fo:letter-spacing="-0.0062in" style:text-scale="110%" fo:language="es" fo:country="ES"/>
    </style:style>
    <style:style style:name="T227" style:parent-style-name="Fuentedepárrafopredeter." style:family="text">
      <style:text-properties fo:color="#0000FF" fo:letter-spacing="-0.0062in" style:text-scale="154%" fo:language="es" fo:country="ES"/>
    </style:style>
    <style:style style:name="T228" style:parent-style-name="Fuentedepárrafopredeter." style:family="text">
      <style:text-properties fo:color="#0000FF" fo:letter-spacing="-0.0062in" style:text-scale="162%" fo:language="es" fo:country="ES"/>
    </style:style>
    <style:style style:name="T229" style:parent-style-name="Fuentedepárrafopredeter." style:family="text">
      <style:text-properties fo:color="#0000FF" fo:letter-spacing="-0.0062in" style:text-scale="110%" fo:language="es" fo:country="ES"/>
    </style:style>
    <style:style style:name="T230" style:parent-style-name="Fuentedepárrafopredeter." style:family="text">
      <style:text-properties fo:color="#0000FF" fo:letter-spacing="-0.0062in" style:text-scale="121%" fo:language="es" fo:country="ES"/>
    </style:style>
    <style:style style:name="T231" style:parent-style-name="Fuentedepárrafopredeter." style:family="text">
      <style:text-properties fo:color="#0000FF" fo:letter-spacing="-0.0062in" style:text-scale="151%" fo:language="es" fo:country="ES"/>
    </style:style>
    <style:style style:name="T232" style:parent-style-name="Fuentedepárrafopredeter." style:family="text">
      <style:text-properties fo:color="#0000FF" style:text-scale="112%" fo:language="es" fo:country="ES"/>
    </style:style>
    <style:style style:name="T233" style:parent-style-name="Fuentedepárrafopredeter." style:family="text">
      <style:text-properties fo:color="#0000FF" fo:language="es" fo:country="ES"/>
    </style:style>
    <style:style style:name="T234" style:parent-style-name="Fuentedepárrafopredeter." style:family="text">
      <style:text-properties fo:color="#0000FF" fo:letter-spacing="-0.0118in" fo:language="es" fo:country="ES"/>
    </style:style>
    <style:style style:name="T235" style:parent-style-name="Fuentedepárrafopredeter." style:family="text">
      <style:text-properties fo:color="#0000FF" fo:letter-spacing="-0.0062in" style:text-scale="121%" fo:language="es" fo:country="ES"/>
    </style:style>
    <style:style style:name="T236" style:parent-style-name="Fuentedepárrafopredeter." style:family="text">
      <style:text-properties fo:color="#0000FF" fo:letter-spacing="-0.0062in" style:text-scale="112%" fo:language="es" fo:country="ES"/>
    </style:style>
    <style:style style:name="T237" style:parent-style-name="Fuentedepárrafopredeter." style:family="text">
      <style:text-properties fo:color="#0000FF" style:text-scale="110%" fo:language="es" fo:country="ES"/>
    </style:style>
    <style:style style:name="T238" style:parent-style-name="Fuentedepárrafopredeter." style:family="text">
      <style:text-properties fo:color="#0000FF" fo:language="es" fo:country="ES"/>
    </style:style>
    <style:style style:name="T239" style:parent-style-name="Fuentedepárrafopredeter." style:family="text">
      <style:text-properties fo:color="#0000FF" fo:letter-spacing="-0.0118in" fo:language="es" fo:country="ES"/>
    </style:style>
    <style:style style:name="T240" style:parent-style-name="Fuentedepárrafopredeter." style:family="text">
      <style:text-properties fo:color="#0000FF" fo:letter-spacing="-0.0062in" style:text-scale="110%" fo:language="es" fo:country="ES"/>
    </style:style>
    <style:style style:name="T241" style:parent-style-name="Fuentedepárrafopredeter." style:family="text">
      <style:text-properties fo:color="#0000FF" fo:letter-spacing="-0.0062in" style:text-scale="72%" fo:language="es" fo:country="ES"/>
    </style:style>
    <style:style style:name="T242" style:parent-style-name="Fuentedepárrafopredeter." style:family="text">
      <style:text-properties fo:color="#0000FF" fo:letter-spacing="-0.0062in" style:text-scale="110%" fo:language="es" fo:country="ES"/>
    </style:style>
    <style:style style:name="T243" style:parent-style-name="Fuentedepárrafopredeter." style:family="text">
      <style:text-properties fo:color="#0000FF" fo:letter-spacing="-0.0062in" style:text-scale="154%" fo:language="es" fo:country="ES"/>
    </style:style>
    <style:style style:name="T244" style:parent-style-name="Fuentedepárrafopredeter." style:family="text">
      <style:text-properties fo:color="#0000FF" fo:letter-spacing="-0.0062in" style:text-scale="112%" fo:language="es" fo:country="ES"/>
    </style:style>
    <style:style style:name="T245" style:parent-style-name="Fuentedepárrafopredeter." style:family="text">
      <style:text-properties fo:color="#0000FF" style:text-scale="148%" fo:language="es" fo:country="ES"/>
    </style:style>
    <style:style style:name="T246" style:parent-style-name="Fuentedepárrafopredeter." style:family="text">
      <style:text-properties fo:color="#0000FF" fo:language="es" fo:country="ES"/>
    </style:style>
    <style:style style:name="T247" style:parent-style-name="Fuentedepárrafopredeter." style:family="text">
      <style:text-properties fo:color="#0000FF" fo:letter-spacing="-0.0118in" fo:language="es" fo:country="ES"/>
    </style:style>
    <style:style style:name="T248" style:parent-style-name="Fuentedepárrafopredeter." style:family="text">
      <style:text-properties fo:color="#0000FF" fo:letter-spacing="-0.0062in" style:text-scale="110%" fo:language="es" fo:country="ES"/>
    </style:style>
    <style:style style:name="T249" style:parent-style-name="Fuentedepárrafopredeter." style:family="text">
      <style:text-properties fo:color="#0000FF" fo:letter-spacing="-0.0062in" style:text-scale="151%" fo:language="es" fo:country="ES"/>
    </style:style>
    <style:style style:name="T250" style:parent-style-name="Fuentedepárrafopredeter." style:family="text">
      <style:text-properties fo:color="#0000FF" fo:letter-spacing="-0.0062in" style:text-scale="110%" fo:language="es" fo:country="ES"/>
    </style:style>
    <style:style style:name="T251" style:parent-style-name="Fuentedepárrafopredeter." style:family="text">
      <style:text-properties fo:color="#0000FF" fo:letter-spacing="-0.0062in" style:text-scale="154%" fo:language="es" fo:country="ES"/>
    </style:style>
    <style:style style:name="T252" style:parent-style-name="Fuentedepárrafopredeter." style:family="text">
      <style:text-properties fo:color="#0000FF" fo:letter-spacing="-0.0062in" style:text-scale="112%" fo:language="es" fo:country="ES"/>
    </style:style>
    <style:style style:name="T253" style:parent-style-name="Fuentedepárrafopredeter." style:family="text">
      <style:text-properties fo:color="#0000FF" fo:letter-spacing="-0.0062in" style:text-scale="148%" fo:language="es" fo:country="ES"/>
    </style:style>
    <style:style style:name="T254" style:parent-style-name="Fuentedepárrafopredeter." style:family="text">
      <style:text-properties fo:color="#0000FF" style:text-scale="163%" fo:language="es" fo:country="ES"/>
    </style:style>
    <style:style style:name="T255" style:parent-style-name="Fuentedepárrafopredeter." style:family="text">
      <style:text-properties fo:color="#0000FF" fo:language="es" fo:country="ES"/>
    </style:style>
    <style:style style:name="T256" style:parent-style-name="Fuentedepárrafopredeter." style:family="text">
      <style:text-properties fo:color="#0000FF" fo:letter-spacing="-0.0118in" fo:language="es" fo:country="ES"/>
    </style:style>
    <style:style style:name="T257" style:parent-style-name="Fuentedepárrafopredeter." style:family="text">
      <style:text-properties fo:color="#0000FF" fo:letter-spacing="-0.0062in" style:text-scale="114%" fo:language="es" fo:country="ES"/>
    </style:style>
    <style:style style:name="T258" style:parent-style-name="Fuentedepárrafopredeter." style:family="text">
      <style:text-properties fo:color="#0000FF" fo:letter-spacing="-0.0062in" style:text-scale="204%" fo:language="es" fo:country="ES"/>
    </style:style>
    <style:style style:name="T259" style:parent-style-name="Fuentedepárrafopredeter." style:family="text">
      <style:text-properties fo:color="#0000FF" fo:letter-spacing="-0.0062in" style:text-scale="112%" fo:language="es" fo:country="ES"/>
    </style:style>
    <style:style style:name="T260" style:parent-style-name="Fuentedepárrafopredeter." style:family="text">
      <style:text-properties fo:color="#0000FF" style:text-scale="148%" fo:language="es" fo:country="ES"/>
    </style:style>
    <style:style style:name="T261" style:parent-style-name="Fuentedepárrafopredeter." style:family="text">
      <style:text-properties fo:color="#0000FF" fo:language="es" fo:country="ES"/>
    </style:style>
    <style:style style:name="T262" style:parent-style-name="Fuentedepárrafopredeter." style:family="text">
      <style:text-properties fo:color="#0000FF" fo:letter-spacing="-0.0118in" fo:language="es" fo:country="ES"/>
    </style:style>
    <style:style style:name="T263" style:parent-style-name="Fuentedepárrafopredeter." style:family="text">
      <style:text-properties fo:color="#0000FF" fo:letter-spacing="-0.0062in" style:text-scale="121%" fo:language="es" fo:country="ES"/>
    </style:style>
    <style:style style:name="T264" style:parent-style-name="Fuentedepárrafopredeter." style:family="text">
      <style:text-properties fo:color="#0000FF" fo:letter-spacing="-0.0062in" style:text-scale="112%" fo:language="es" fo:country="ES"/>
    </style:style>
    <style:style style:name="T265" style:parent-style-name="Fuentedepárrafopredeter." style:family="text">
      <style:text-properties fo:color="#0000FF" style:text-scale="110%" fo:language="es" fo:country="ES"/>
    </style:style>
    <style:style style:name="T266" style:parent-style-name="Fuentedepárrafopredeter." style:family="text">
      <style:text-properties fo:color="#0000FF" fo:language="es" fo:country="ES"/>
    </style:style>
    <style:style style:name="T267" style:parent-style-name="Fuentedepárrafopredeter." style:family="text">
      <style:text-properties fo:color="#0000FF" fo:letter-spacing="-0.0118in" fo:language="es" fo:country="ES"/>
    </style:style>
    <style:style style:name="T268" style:parent-style-name="Fuentedepárrafopredeter." style:family="text">
      <style:text-properties fo:color="#0000FF" fo:letter-spacing="-0.0062in" style:text-scale="154%" fo:language="es" fo:country="ES"/>
    </style:style>
    <style:style style:name="T269" style:parent-style-name="Fuentedepárrafopredeter." style:family="text">
      <style:text-properties fo:color="#0000FF" fo:letter-spacing="-0.0062in" style:text-scale="110%" fo:language="es" fo:country="ES"/>
    </style:style>
    <style:style style:name="T270" style:parent-style-name="Fuentedepárrafopredeter." style:family="text">
      <style:text-properties fo:color="#0000FF" fo:letter-spacing="-0.0062in" style:text-scale="114%" fo:language="es" fo:country="ES"/>
    </style:style>
    <style:style style:name="T271" style:parent-style-name="Fuentedepárrafopredeter." style:family="text">
      <style:text-properties fo:color="#0000FF" fo:letter-spacing="-0.0062in" style:text-scale="204%" fo:language="es" fo:country="ES"/>
    </style:style>
    <style:style style:name="T272" style:parent-style-name="Fuentedepárrafopredeter." style:family="text">
      <style:text-properties fo:color="#0000FF" fo:letter-spacing="-0.0062in" style:text-scale="110%" fo:language="es" fo:country="ES"/>
    </style:style>
    <style:style style:name="T273" style:parent-style-name="Fuentedepárrafopredeter." style:family="text">
      <style:text-properties fo:color="#0000FF" style:text-scale="148%" fo:language="es" fo:country="ES"/>
    </style:style>
    <style:style style:name="T274" style:parent-style-name="Fuentedepárrafopredeter." style:family="text">
      <style:text-properties fo:color="#0000FF" fo:language="es" fo:country="ES"/>
    </style:style>
    <style:style style:name="T275" style:parent-style-name="Fuentedepárrafopredeter." style:family="text">
      <style:text-properties fo:color="#0000FF" fo:letter-spacing="-0.0118in" fo:language="es" fo:country="ES"/>
    </style:style>
    <style:style style:name="T276" style:parent-style-name="Fuentedepárrafopredeter." style:family="text">
      <style:text-properties fo:color="#0000FF" fo:letter-spacing="-0.0062in" style:text-scale="148%" fo:language="es" fo:country="ES"/>
    </style:style>
    <style:style style:name="T277" style:parent-style-name="Fuentedepárrafopredeter." style:family="text">
      <style:text-properties fo:color="#0000FF" fo:letter-spacing="-0.0062in" style:text-scale="112%" fo:language="es" fo:country="ES"/>
    </style:style>
    <style:style style:name="T278" style:parent-style-name="Fuentedepárrafopredeter." style:family="text">
      <style:text-properties fo:color="#0000FF" fo:letter-spacing="-0.0062in" style:text-scale="204%" fo:language="es" fo:country="ES"/>
    </style:style>
    <style:style style:name="T279" style:parent-style-name="Fuentedepárrafopredeter." style:family="text">
      <style:text-properties fo:color="#0000FF" fo:letter-spacing="-0.0062in" style:text-scale="110%" fo:language="es" fo:country="ES"/>
    </style:style>
    <style:style style:name="T280" style:parent-style-name="Fuentedepárrafopredeter." style:family="text">
      <style:text-properties fo:color="#0000FF" fo:letter-spacing="-0.0062in" style:text-scale="121%" fo:language="es" fo:country="ES"/>
    </style:style>
    <style:style style:name="T281" style:parent-style-name="Fuentedepárrafopredeter." style:family="text">
      <style:text-properties fo:color="#0000FF" fo:letter-spacing="-0.0062in" style:text-scale="211%" fo:language="es" fo:country="ES"/>
    </style:style>
    <style:style style:name="T282" style:parent-style-name="Fuentedepárrafopredeter." style:family="text">
      <style:text-properties fo:color="#0000FF" fo:letter-spacing="-0.0062in" style:text-scale="112%" fo:language="es" fo:country="ES"/>
    </style:style>
    <style:style style:name="T283" style:parent-style-name="Fuentedepárrafopredeter." style:family="text">
      <style:text-properties fo:color="#0000FF" fo:letter-spacing="-0.0062in" style:text-scale="110%" fo:language="es" fo:country="ES"/>
    </style:style>
    <style:style style:name="T284" style:parent-style-name="Fuentedepárrafopredeter." style:family="text">
      <style:text-properties fo:color="#0000FF" fo:letter-spacing="-0.0062in" style:text-scale="114%" fo:language="es" fo:country="ES"/>
    </style:style>
    <style:style style:name="T285" style:parent-style-name="Fuentedepárrafopredeter." style:family="text">
      <style:text-properties fo:color="#0000FF" fo:letter-spacing="-0.0062in" style:text-scale="108%" fo:language="es" fo:country="ES"/>
    </style:style>
    <style:style style:name="T286" style:parent-style-name="Fuentedepárrafopredeter." style:family="text">
      <style:text-properties fo:color="#0000FF" style:text-scale="112%" fo:language="es" fo:country="ES"/>
    </style:style>
    <style:style style:name="T287" style:parent-style-name="Fuentedepárrafopredeter." style:family="text">
      <style:text-properties fo:color="#0000FF" fo:language="es" fo:country="ES"/>
    </style:style>
    <style:style style:name="T288" style:parent-style-name="Fuentedepárrafopredeter." style:family="text">
      <style:text-properties fo:color="#0000FF" fo:letter-spacing="-0.0118in" fo:language="es" fo:country="ES"/>
    </style:style>
    <style:style style:name="T289" style:parent-style-name="Fuentedepárrafopredeter." style:family="text">
      <style:text-properties fo:color="#0000FF" fo:letter-spacing="-0.0062in" style:text-scale="121%" fo:language="es" fo:country="ES"/>
    </style:style>
    <style:style style:name="T290" style:parent-style-name="Fuentedepárrafopredeter." style:family="text">
      <style:text-properties fo:color="#0000FF" fo:letter-spacing="-0.0062in" style:text-scale="112%" fo:language="es" fo:country="ES"/>
    </style:style>
    <style:style style:name="T291" style:parent-style-name="Fuentedepárrafopredeter." style:family="text">
      <style:text-properties fo:color="#0000FF" style:text-scale="110%" fo:language="es" fo:country="ES"/>
    </style:style>
    <style:style style:name="T292" style:parent-style-name="Fuentedepárrafopredeter." style:family="text">
      <style:text-properties fo:color="#0000FF" fo:language="es" fo:country="ES"/>
    </style:style>
    <style:style style:name="T293" style:parent-style-name="Fuentedepárrafopredeter." style:family="text">
      <style:text-properties fo:color="#0000FF" fo:letter-spacing="-0.0118in" fo:language="es" fo:country="ES"/>
    </style:style>
    <style:style style:name="T294" style:parent-style-name="Fuentedepárrafopredeter." style:family="text">
      <style:text-properties fo:color="#0000FF" fo:letter-spacing="-0.0062in" style:text-scale="163%" fo:language="es" fo:country="ES"/>
    </style:style>
    <style:style style:name="T295" style:parent-style-name="Fuentedepárrafopredeter." style:family="text">
      <style:text-properties fo:color="#0000FF" style:text-scale="163%" fo:language="es" fo:country="ES"/>
    </style:style>
    <style:style style:name="T296" style:parent-style-name="Fuentedepárrafopredeter." style:family="text">
      <style:text-properties fo:color="#00898C" fo:letter-spacing="-0.0062in" style:text-scale="148%" fo:language="es" fo:country="ES"/>
    </style:style>
    <style:style style:name="T297" style:parent-style-name="Fuentedepárrafopredeter." style:family="text">
      <style:text-properties fo:color="#00898C" fo:letter-spacing="-0.0062in" style:text-scale="110%" fo:language="es" fo:country="ES"/>
    </style:style>
    <style:style style:name="T298" style:parent-style-name="Fuentedepárrafopredeter." style:family="text">
      <style:text-properties fo:color="#00898C" fo:letter-spacing="-0.0062in" style:text-scale="72%" fo:language="es" fo:country="ES"/>
    </style:style>
    <style:style style:name="T299" style:parent-style-name="Fuentedepárrafopredeter." style:family="text">
      <style:text-properties fo:color="#00898C" style:text-scale="114%" fo:language="es" fo:country="ES"/>
    </style:style>
    <style:style style:name="T300" style:parent-style-name="Fuentedepárrafopredeter." style:family="text">
      <style:text-properties fo:color="#00898C" fo:language="es" fo:country="ES"/>
    </style:style>
    <style:style style:name="T301" style:parent-style-name="Fuentedepárrafopredeter." style:family="text">
      <style:text-properties fo:color="#00898C" fo:letter-spacing="-0.0118in" fo:language="es" fo:country="ES"/>
    </style:style>
    <style:style style:name="T302" style:parent-style-name="Fuentedepárrafopredeter." style:family="text">
      <style:text-properties fo:color="#00898C" fo:letter-spacing="-0.0062in" style:text-scale="163%" fo:language="es" fo:country="ES"/>
    </style:style>
    <style:style style:name="T30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04" style:parent-style-name="Textoindependiente" style:family="paragraph">
      <style:paragraph-properties fo:margin-left="0.2201in" fo:margin-right="3.1673in">
        <style:tab-stops/>
      </style:paragraph-properties>
    </style:style>
    <style:style style:name="T305" style:parent-style-name="Fuentedepárrafopredeter." style:family="text">
      <style:text-properties fo:color="#6959CD" fo:letter-spacing="-0.0062in" style:text-scale="130%" fo:language="es" fo:country="ES"/>
    </style:style>
    <style:style style:name="T306" style:parent-style-name="Fuentedepárrafopredeter." style:family="text">
      <style:text-properties fo:letter-spacing="-0.0062in" style:text-scale="130%" fo:language="es" fo:country="ES"/>
    </style:style>
    <style:style style:name="T307" style:parent-style-name="Fuentedepárrafopredeter." style:family="text">
      <style:text-properties fo:color="#A01FEF" fo:letter-spacing="-0.0062in" style:text-scale="130%" fo:language="es" fo:country="ES"/>
    </style:style>
    <style:style style:name="T308" style:parent-style-name="Fuentedepárrafopredeter." style:family="text">
      <style:text-properties fo:color="#FF00FF" fo:letter-spacing="-0.0062in" style:text-scale="130%" fo:language="es" fo:country="ES"/>
    </style:style>
    <style:style style:name="T309" style:parent-style-name="Fuentedepárrafopredeter." style:family="text">
      <style:text-properties fo:color="#6959CD" fo:letter-spacing="-0.0062in" style:text-scale="130%" fo:language="es" fo:country="ES"/>
    </style:style>
    <style:style style:name="T310" style:parent-style-name="Fuentedepárrafopredeter." style:family="text">
      <style:text-properties fo:color="#FF00FF" fo:letter-spacing="-0.0062in" style:text-scale="130%" fo:language="es" fo:country="ES"/>
    </style:style>
    <style:style style:name="T311" style:parent-style-name="Fuentedepárrafopredeter." style:family="text">
      <style:text-properties fo:color="#6959CD" fo:letter-spacing="-0.0062in" style:text-scale="130%" fo:language="es" fo:country="ES"/>
    </style:style>
    <style:style style:name="T312" style:parent-style-name="Fuentedepárrafopredeter." style:family="text">
      <style:text-properties fo:color="#FF00FF" fo:letter-spacing="-0.0062in" style:text-scale="130%" fo:language="es" fo:country="ES"/>
    </style:style>
    <style:style style:name="T313" style:parent-style-name="Fuentedepárrafopredeter." style:family="text">
      <style:text-properties style:font-name="Lucida Sans Typewriter" fo:font-weight="bold" style:font-weight-asian="bold" fo:color="#A52A2A" style:text-scale="130%" fo:language="es" fo:country="ES"/>
    </style:style>
    <style:style style:name="T314" style:parent-style-name="Fuentedepárrafopredeter." style:family="text">
      <style:text-properties fo:color="#A01FEF" fo:letter-spacing="-0.0034in" style:text-scale="130%" fo:language="es" fo:country="ES"/>
    </style:style>
    <style:style style:name="T315" style:parent-style-name="Fuentedepárrafopredeter." style:family="text">
      <style:text-properties fo:color="#A01FEF" fo:letter-spacing="-0.0041in" style:text-scale="130%" fo:language="es" fo:country="ES"/>
    </style:style>
    <style:style style:name="T316" style:parent-style-name="Fuentedepárrafopredeter." style:family="text">
      <style:text-properties fo:color="#0000FF" fo:letter-spacing="-0.0062in" style:text-scale="130%" fo:language="es" fo:country="ES"/>
    </style:style>
    <style:style style:name="T317" style:parent-style-name="Fuentedepárrafopredeter." style:family="text">
      <style:text-properties fo:color="#0000FF" fo:letter-spacing="-0.0055in" style:text-scale="130%" fo:language="es" fo:country="ES"/>
    </style:style>
    <style:style style:name="T318" style:parent-style-name="Fuentedepárrafopredeter." style:family="text">
      <style:text-properties fo:color="#0000FF" fo:letter-spacing="-0.0048in" style:text-scale="130%" fo:language="es" fo:country="ES"/>
    </style:style>
    <style:style style:name="T319" style:parent-style-name="Fuentedepárrafopredeter." style:family="text">
      <style:text-properties fo:color="#0000FF" fo:letter-spacing="-0.0055in" style:text-scale="130%" fo:language="es" fo:country="ES"/>
    </style:style>
    <style:style style:name="P320" style:parent-style-name="Textoindependiente" style:family="paragraph">
      <style:paragraph-properties fo:line-height="0.1395in"/>
    </style:style>
    <style:style style:name="T32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22" style:parent-style-name="Textoindependiente" style:family="paragraph">
      <style:paragraph-properties fo:line-height="0.1465in"/>
    </style:style>
    <style:style style:name="T323" style:parent-style-name="Fuentedepárrafopredeter." style:family="text">
      <style:text-properties fo:color="#00898C" style:text-scale="140%" fo:language="es" fo:country="ES"/>
    </style:style>
    <style:style style:name="T324" style:parent-style-name="Fuentedepárrafopredeter." style:family="text">
      <style:text-properties style:font-name="Lucida Sans Typewriter" fo:font-weight="bold" style:font-weight-asian="bold" fo:color="#A52A2A" style:text-scale="140%" fo:language="es" fo:country="ES"/>
    </style:style>
    <style:style style:name="P325" style:parent-style-name="Textoindependiente" style:family="paragraph">
      <style:paragraph-properties fo:margin-left="0.2201in" fo:margin-right="3.7618in">
        <style:tab-stops/>
      </style:paragraph-properties>
    </style:style>
    <style:style style:name="T326" style:parent-style-name="Fuentedepárrafopredeter." style:family="text">
      <style:text-properties fo:color="#6959CD" fo:letter-spacing="-0.0062in" style:text-scale="135%" fo:language="es" fo:country="ES"/>
    </style:style>
    <style:style style:name="T327" style:parent-style-name="Fuentedepárrafopredeter." style:family="text">
      <style:text-properties fo:letter-spacing="-0.0062in" style:text-scale="135%" fo:language="es" fo:country="ES"/>
    </style:style>
    <style:style style:name="T328" style:parent-style-name="Fuentedepárrafopredeter." style:family="text">
      <style:text-properties fo:color="#A01FEF" fo:letter-spacing="-0.0062in" style:text-scale="135%" fo:language="es" fo:country="ES"/>
    </style:style>
    <style:style style:name="T329" style:parent-style-name="Fuentedepárrafopredeter." style:family="text">
      <style:text-properties fo:color="#FF00FF" fo:letter-spacing="-0.0062in" style:text-scale="135%" fo:language="es" fo:country="ES"/>
    </style:style>
    <style:style style:name="T330" style:parent-style-name="Fuentedepárrafopredeter." style:family="text">
      <style:text-properties fo:color="#6959CD" fo:letter-spacing="-0.0062in" style:text-scale="135%" fo:language="es" fo:country="ES"/>
    </style:style>
    <style:style style:name="T331" style:parent-style-name="Fuentedepárrafopredeter." style:family="text">
      <style:text-properties fo:color="#FF00FF" fo:letter-spacing="-0.0062in" style:text-scale="135%" fo:language="es" fo:country="ES"/>
    </style:style>
    <style:style style:name="T332" style:parent-style-name="Fuentedepárrafopredeter." style:family="text">
      <style:text-properties fo:color="#6959CD" fo:letter-spacing="-0.0062in" style:text-scale="135%" fo:language="es" fo:country="ES"/>
    </style:style>
    <style:style style:name="T333" style:parent-style-name="Fuentedepárrafopredeter." style:family="text">
      <style:text-properties fo:color="#FF00FF" fo:letter-spacing="-0.0062in" style:text-scale="135%" fo:language="es" fo:country="ES"/>
    </style:style>
    <style:style style:name="T334" style:parent-style-name="Fuentedepárrafopredeter." style:family="text">
      <style:text-properties style:font-name="Lucida Sans Typewriter" fo:font-weight="bold" style:font-weight-asian="bold" fo:color="#A52A2A" style:text-scale="130%" fo:language="es" fo:country="ES"/>
    </style:style>
    <style:style style:name="T335" style:parent-style-name="Fuentedepárrafopredeter." style:family="text">
      <style:text-properties style:font-name="Lucida Sans Typewriter" fo:font-weight="bold" style:font-weight-asian="bold" fo:color="#A52A2A" fo:letter-spacing="-0.0388in" style:text-scale="130%" fo:language="es" fo:country="ES"/>
    </style:style>
    <style:style style:name="T336" style:parent-style-name="Fuentedepárrafopredeter." style:family="text">
      <style:text-properties fo:color="#A01FEF" fo:letter-spacing="-0.0034in" style:text-scale="130%" fo:language="es" fo:country="ES"/>
    </style:style>
    <style:style style:name="T337" style:parent-style-name="Fuentedepárrafopredeter." style:family="text">
      <style:text-properties fo:color="#A01FEF" fo:letter-spacing="-0.0041in" style:text-scale="135%" fo:language="es" fo:country="ES"/>
    </style:style>
    <style:style style:name="T338" style:parent-style-name="Fuentedepárrafopredeter." style:family="text">
      <style:text-properties fo:color="#0000FF" fo:letter-spacing="-0.0062in" style:text-scale="135%" fo:language="es" fo:country="ES"/>
    </style:style>
    <style:style style:name="P339" style:parent-style-name="Textoindependiente" style:family="paragraph">
      <style:paragraph-properties fo:line-height="0.1416in"/>
    </style:style>
    <style:style style:name="T34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41" style:parent-style-name="Textoindependiente" style:family="paragraph">
      <style:paragraph-properties fo:line-height="0.1465in"/>
    </style:style>
    <style:style style:name="T342" style:parent-style-name="Fuentedepárrafopredeter." style:family="text">
      <style:text-properties fo:color="#00898C" style:text-scale="130%" fo:language="es" fo:country="ES"/>
    </style:style>
    <style:style style:name="T343" style:parent-style-name="Fuentedepárrafopredeter." style:family="text">
      <style:text-properties style:font-name="Lucida Sans Typewriter" fo:font-weight="bold" style:font-weight-asian="bold" fo:color="#A52A2A" style:text-scale="130%" fo:language="es" fo:country="ES"/>
    </style:style>
    <style:style style:name="P344" style:parent-style-name="Textoindependiente" style:family="paragraph">
      <style:paragraph-properties fo:margin-left="0.2201in" fo:margin-right="3.7611in">
        <style:tab-stops/>
      </style:paragraph-properties>
    </style:style>
    <style:style style:name="T345" style:parent-style-name="Fuentedepárrafopredeter." style:family="text">
      <style:text-properties fo:color="#6959CD" fo:letter-spacing="-0.0062in" style:text-scale="135%" fo:language="es" fo:country="ES"/>
    </style:style>
    <style:style style:name="T346" style:parent-style-name="Fuentedepárrafopredeter." style:family="text">
      <style:text-properties fo:letter-spacing="-0.0062in" style:text-scale="135%" fo:language="es" fo:country="ES"/>
    </style:style>
    <style:style style:name="T347" style:parent-style-name="Fuentedepárrafopredeter." style:family="text">
      <style:text-properties fo:color="#A01FEF" fo:letter-spacing="-0.0062in" style:text-scale="135%" fo:language="es" fo:country="ES"/>
    </style:style>
    <style:style style:name="T348" style:parent-style-name="Fuentedepárrafopredeter." style:family="text">
      <style:text-properties fo:color="#FF00FF" fo:letter-spacing="-0.0062in" style:text-scale="135%" fo:language="es" fo:country="ES"/>
    </style:style>
    <style:style style:name="T349" style:parent-style-name="Fuentedepárrafopredeter." style:family="text">
      <style:text-properties fo:color="#6959CD" fo:letter-spacing="-0.0062in" style:text-scale="135%" fo:language="es" fo:country="ES"/>
    </style:style>
    <style:style style:name="T350" style:parent-style-name="Fuentedepárrafopredeter." style:family="text">
      <style:text-properties fo:color="#FF00FF" fo:letter-spacing="-0.0062in" style:text-scale="135%" fo:language="es" fo:country="ES"/>
    </style:style>
    <style:style style:name="T351" style:parent-style-name="Fuentedepárrafopredeter." style:family="text">
      <style:text-properties fo:color="#6959CD" fo:letter-spacing="-0.0062in" style:text-scale="135%" fo:language="es" fo:country="ES"/>
    </style:style>
    <style:style style:name="T352" style:parent-style-name="Fuentedepárrafopredeter." style:family="text">
      <style:text-properties fo:color="#FF00FF" fo:letter-spacing="-0.0062in" style:text-scale="135%" fo:language="es" fo:country="ES"/>
    </style:style>
    <style:style style:name="T353" style:parent-style-name="Fuentedepárrafopredeter." style:family="text">
      <style:text-properties style:font-name="Lucida Sans Typewriter" fo:font-weight="bold" style:font-weight-asian="bold" fo:color="#A52A2A" style:text-scale="130%" fo:language="es" fo:country="ES"/>
    </style:style>
    <style:style style:name="T354" style:parent-style-name="Fuentedepárrafopredeter." style:family="text">
      <style:text-properties style:font-name="Lucida Sans Typewriter" fo:font-weight="bold" style:font-weight-asian="bold" fo:color="#A52A2A" fo:letter-spacing="-0.0388in" style:text-scale="130%" fo:language="es" fo:country="ES"/>
    </style:style>
    <style:style style:name="T355" style:parent-style-name="Fuentedepárrafopredeter." style:family="text">
      <style:text-properties fo:color="#A01FEF" fo:letter-spacing="-0.0034in" style:text-scale="130%" fo:language="es" fo:country="ES"/>
    </style:style>
    <style:style style:name="T356" style:parent-style-name="Fuentedepárrafopredeter." style:family="text">
      <style:text-properties fo:color="#A01FEF" fo:letter-spacing="-0.0041in" style:text-scale="135%" fo:language="es" fo:country="ES"/>
    </style:style>
    <style:style style:name="T357" style:parent-style-name="Fuentedepárrafopredeter." style:family="text">
      <style:text-properties fo:color="#0000FF" fo:letter-spacing="-0.0062in" style:text-scale="135%" fo:language="es" fo:country="ES"/>
    </style:style>
    <style:style style:name="P358" style:parent-style-name="Textoindependiente" style:family="paragraph">
      <style:paragraph-properties fo:line-height="0.1416in"/>
    </style:style>
    <style:style style:name="T35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60" style:parent-style-name="Textoindependiente" style:family="paragraph">
      <style:paragraph-properties fo:line-height="0.1465in"/>
    </style:style>
    <style:style style:name="T361" style:parent-style-name="Fuentedepárrafopredeter." style:family="text">
      <style:text-properties fo:color="#00898C" fo:letter-spacing="-0.0062in" style:text-scale="108%" fo:language="es" fo:country="ES"/>
    </style:style>
    <style:style style:name="T362" style:parent-style-name="Fuentedepárrafopredeter." style:family="text">
      <style:text-properties fo:color="#00898C" fo:letter-spacing="-0.0062in" style:text-scale="211%" fo:language="es" fo:country="ES"/>
    </style:style>
    <style:style style:name="T363" style:parent-style-name="Fuentedepárrafopredeter." style:family="text">
      <style:text-properties fo:color="#00898C" fo:letter-spacing="-0.0062in" style:text-scale="122%" fo:language="es" fo:country="ES"/>
    </style:style>
    <style:style style:name="T364" style:parent-style-name="Fuentedepárrafopredeter." style:family="text">
      <style:text-properties fo:color="#00898C" fo:letter-spacing="-0.0062in" style:text-scale="211%" fo:language="es" fo:country="ES"/>
    </style:style>
    <style:style style:name="T365" style:parent-style-name="Fuentedepárrafopredeter." style:family="text">
      <style:text-properties fo:color="#00898C" fo:letter-spacing="-0.0062in" style:text-scale="148%" fo:language="es" fo:country="ES"/>
    </style:style>
    <style:style style:name="T366" style:parent-style-name="Fuentedepárrafopredeter." style:family="text">
      <style:text-properties fo:color="#00898C" fo:letter-spacing="-0.0062in" style:text-scale="211%" fo:language="es" fo:country="ES"/>
    </style:style>
    <style:style style:name="T367" style:parent-style-name="Fuentedepárrafopredeter." style:family="text">
      <style:text-properties fo:color="#00898C" fo:letter-spacing="-0.0062in" style:text-scale="112%" fo:language="es" fo:country="ES"/>
    </style:style>
    <style:style style:name="T368" style:parent-style-name="Fuentedepárrafopredeter." style:family="text">
      <style:text-properties fo:color="#00898C" fo:letter-spacing="-0.0062in" style:text-scale="110%" fo:language="es" fo:country="ES"/>
    </style:style>
    <style:style style:name="T369" style:parent-style-name="Fuentedepárrafopredeter." style:family="text">
      <style:text-properties fo:color="#00898C" fo:letter-spacing="-0.0062in" style:text-scale="163%" fo:language="es" fo:country="ES"/>
    </style:style>
    <style:style style:name="T37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71" style:parent-style-name="Textoindependiente" style:family="paragraph">
      <style:paragraph-properties fo:margin-top="0.0006in" fo:line-height="97%" fo:margin-left="0.359in" fo:margin-right="1.7118in" fo:text-indent="-0.1388in">
        <style:tab-stops/>
      </style:paragraph-properties>
    </style:style>
    <style:style style:name="T372" style:parent-style-name="Fuentedepárrafopredeter." style:family="text">
      <style:text-properties style:font-name="Lucida Sans Typewriter" fo:font-weight="bold" style:font-weight-asian="bold" fo:color="#A52A2A" fo:letter-spacing="-0.0034in" style:text-scale="120%" fo:language="es" fo:country="ES"/>
    </style:style>
    <style:style style:name="T373" style:parent-style-name="Fuentedepárrafopredeter." style:family="text">
      <style:text-properties style:font-name="Lucida Sans Typewriter" fo:font-weight="bold" style:font-weight-asian="bold" fo:color="#A52A2A" fo:letter-spacing="-0.0486in" style:text-scale="120%" fo:language="es" fo:country="ES"/>
    </style:style>
    <style:style style:name="T374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375" style:parent-style-name="Fuentedepárrafopredeter." style:family="text">
      <style:text-properties style:font-name="Lucida Sans Typewriter" fo:font-weight="bold" style:font-weight-asian="bold" fo:color="#A52A2A" fo:letter-spacing="-0.0486in" style:text-scale="120%" fo:language="es" fo:country="ES"/>
    </style:style>
    <style:style style:name="T376" style:parent-style-name="Fuentedepárrafopredeter." style:family="text">
      <style:text-properties fo:color="#FF00FF" fo:letter-spacing="-0.0048in" style:text-scale="135%" fo:language="es" fo:country="ES"/>
    </style:style>
    <style:style style:name="T377" style:parent-style-name="Fuentedepárrafopredeter." style:family="text">
      <style:text-properties fo:color="#6959CD" fo:letter-spacing="-0.0048in" style:text-scale="135%" fo:language="es" fo:country="ES"/>
    </style:style>
    <style:style style:name="T378" style:parent-style-name="Fuentedepárrafopredeter." style:family="text">
      <style:text-properties fo:color="#FF00FF" fo:letter-spacing="-0.0048in" style:text-scale="135%" fo:language="es" fo:country="ES"/>
    </style:style>
    <style:style style:name="T379" style:parent-style-name="Fuentedepárrafopredeter." style:family="text">
      <style:text-properties fo:color="#00898C" fo:letter-spacing="-0.0034in" style:text-scale="135%" fo:language="es" fo:country="ES"/>
    </style:style>
    <style:style style:name="T380" style:parent-style-name="Fuentedepárrafopredeter." style:family="text">
      <style:text-properties fo:color="#FF00FF" fo:letter-spacing="-0.0041in" style:text-scale="135%" fo:language="es" fo:country="ES"/>
    </style:style>
    <style:style style:name="T381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382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383" style:parent-style-name="Fuentedepárrafopredeter." style:family="text">
      <style:text-properties fo:color="#0000FF" fo:letter-spacing="-0.0055in" style:text-scale="135%" fo:language="es" fo:country="ES"/>
    </style:style>
    <style:style style:name="T384" style:parent-style-name="Fuentedepárrafopredeter." style:family="text">
      <style:text-properties fo:color="#0000FF" fo:letter-spacing="-0.0041in" style:text-scale="135%" fo:language="es" fo:country="ES"/>
    </style:style>
    <style:style style:name="T385" style:parent-style-name="Fuentedepárrafopredeter." style:family="text">
      <style:text-properties fo:color="#0000FF" fo:letter-spacing="-0.0034in" style:text-scale="135%" fo:language="es" fo:country="ES"/>
    </style:style>
    <style:style style:name="T386" style:parent-style-name="Fuentedepárrafopredeter." style:family="text">
      <style:text-properties fo:color="#0000FF" fo:letter-spacing="-0.0048in" style:text-scale="135%" fo:language="es" fo:country="ES"/>
    </style:style>
    <style:style style:name="T387" style:parent-style-name="Fuentedepárrafopredeter." style:family="text">
      <style:text-properties fo:color="#0000FF" fo:letter-spacing="-0.0055in" style:text-scale="135%" fo:language="es" fo:country="ES"/>
    </style:style>
    <style:style style:name="T388" style:parent-style-name="Fuentedepárrafopredeter." style:family="text">
      <style:text-properties fo:color="#6959CD" fo:letter-spacing="-0.0062in" style:text-scale="135%" fo:language="es" fo:country="ES"/>
    </style:style>
    <style:style style:name="T389" style:parent-style-name="Fuentedepárrafopredeter." style:family="text">
      <style:text-properties fo:letter-spacing="-0.0062in" style:text-scale="135%" fo:language="es" fo:country="ES"/>
    </style:style>
    <style:style style:name="T390" style:parent-style-name="Fuentedepárrafopredeter." style:family="text">
      <style:text-properties fo:color="#A01FEF" fo:letter-spacing="-0.0062in" style:text-scale="135%" fo:language="es" fo:country="ES"/>
    </style:style>
    <style:style style:name="T391" style:parent-style-name="Fuentedepárrafopredeter." style:family="text">
      <style:text-properties fo:color="#FF00FF" fo:letter-spacing="-0.0062in" style:text-scale="135%" fo:language="es" fo:country="ES"/>
    </style:style>
    <style:style style:name="T392" style:parent-style-name="Fuentedepárrafopredeter." style:family="text">
      <style:text-properties fo:color="#6959CD" fo:letter-spacing="-0.0062in" style:text-scale="135%" fo:language="es" fo:country="ES"/>
    </style:style>
    <style:style style:name="T393" style:parent-style-name="Fuentedepárrafopredeter." style:family="text">
      <style:text-properties fo:color="#FF00FF" fo:letter-spacing="-0.0062in" style:text-scale="135%" fo:language="es" fo:country="ES"/>
    </style:style>
    <style:style style:name="T394" style:parent-style-name="Fuentedepárrafopredeter." style:family="text">
      <style:text-properties fo:color="#6959CD" fo:letter-spacing="-0.0062in" style:text-scale="135%" fo:language="es" fo:country="ES"/>
    </style:style>
    <style:style style:name="T395" style:parent-style-name="Fuentedepárrafopredeter." style:family="text">
      <style:text-properties fo:color="#FF00FF" fo:letter-spacing="-0.0062in" style:text-scale="135%" fo:language="es" fo:country="ES"/>
    </style:style>
    <style:style style:name="T396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397" style:parent-style-name="Fuentedepárrafopredeter." style:family="text">
      <style:text-properties fo:color="#A01FEF" fo:letter-spacing="-0.0034in" style:text-scale="120%" fo:language="es" fo:country="ES"/>
    </style:style>
    <style:style style:name="T398" style:parent-style-name="Fuentedepárrafopredeter." style:family="text">
      <style:text-properties fo:color="#A01FEF" fo:letter-spacing="-0.0041in" style:text-scale="135%" fo:language="es" fo:country="ES"/>
    </style:style>
    <style:style style:name="P399" style:parent-style-name="Textoindependiente" style:family="paragraph">
      <style:paragraph-properties fo:line-height="0.143in" fo:margin-left="0.2201in">
        <style:tab-stops/>
      </style:paragraph-properties>
    </style:style>
    <style:style style:name="T400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01" style:parent-style-name="Textoindependiente" style:family="paragraph">
      <style:paragraph-properties fo:line-height="0.1465in" fo:margin-left="0.359in">
        <style:tab-stops/>
      </style:paragraph-properties>
    </style:style>
    <style:style style:name="T40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0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0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05" style:parent-style-name="Fuentedepárrafopredeter." style:family="text">
      <style:text-properties fo:color="#FF00FF" fo:letter-spacing="-0.0062in" style:text-scale="185%" fo:language="es" fo:country="ES"/>
    </style:style>
    <style:style style:name="T406" style:parent-style-name="Fuentedepárrafopredeter." style:family="text">
      <style:text-properties fo:color="#FF00FF" fo:letter-spacing="-0.0062in" style:text-scale="98%" fo:language="es" fo:country="ES"/>
    </style:style>
    <style:style style:name="T407" style:parent-style-name="Fuentedepárrafopredeter." style:family="text">
      <style:text-properties fo:color="#FF00FF" fo:letter-spacing="-0.0062in" style:text-scale="211%" fo:language="es" fo:country="ES"/>
    </style:style>
    <style:style style:name="T408" style:parent-style-name="Fuentedepárrafopredeter." style:family="text">
      <style:text-properties fo:color="#FF00FF" fo:letter-spacing="-0.0062in" style:text-scale="122%" fo:language="es" fo:country="ES"/>
    </style:style>
    <style:style style:name="T409" style:parent-style-name="Fuentedepárrafopredeter." style:family="text">
      <style:text-properties fo:color="#FF00FF" fo:letter-spacing="-0.0062in" style:text-scale="211%" fo:language="es" fo:country="ES"/>
    </style:style>
    <style:style style:name="T410" style:parent-style-name="Fuentedepárrafopredeter." style:family="text">
      <style:text-properties fo:color="#FF00FF" fo:letter-spacing="-0.0062in" style:text-scale="148%" fo:language="es" fo:country="ES"/>
    </style:style>
    <style:style style:name="T411" style:parent-style-name="Fuentedepárrafopredeter." style:family="text">
      <style:text-properties fo:color="#FF00FF" fo:letter-spacing="-0.0062in" style:text-scale="211%" fo:language="es" fo:country="ES"/>
    </style:style>
    <style:style style:name="T412" style:parent-style-name="Fuentedepárrafopredeter." style:family="text">
      <style:text-properties fo:color="#FF00FF" fo:letter-spacing="-0.0062in" style:text-scale="112%" fo:language="es" fo:country="ES"/>
    </style:style>
    <style:style style:name="T413" style:parent-style-name="Fuentedepárrafopredeter." style:family="text">
      <style:text-properties fo:color="#FF00FF" style:text-scale="110%" fo:language="es" fo:country="ES"/>
    </style:style>
    <style:style style:name="T414" style:parent-style-name="Fuentedepárrafopredeter." style:family="text">
      <style:text-properties fo:color="#FF00FF" fo:language="es" fo:country="ES"/>
    </style:style>
    <style:style style:name="T415" style:parent-style-name="Fuentedepárrafopredeter." style:family="text">
      <style:text-properties fo:color="#FF00FF" fo:letter-spacing="-0.0118in" fo:language="es" fo:country="ES"/>
    </style:style>
    <style:style style:name="T416" style:parent-style-name="Fuentedepárrafopredeter." style:family="text">
      <style:text-properties fo:color="#FF00FF" fo:letter-spacing="-0.0062in" style:text-scale="108%" fo:language="es" fo:country="ES"/>
    </style:style>
    <style:style style:name="T417" style:parent-style-name="Fuentedepárrafopredeter." style:family="text">
      <style:text-properties fo:color="#FF00FF" fo:letter-spacing="-0.0062in" style:text-scale="112%" fo:language="es" fo:country="ES"/>
    </style:style>
    <style:style style:name="T418" style:parent-style-name="Fuentedepárrafopredeter." style:family="text">
      <style:text-properties fo:color="#FF00FF" style:text-scale="154%" fo:language="es" fo:country="ES"/>
    </style:style>
    <style:style style:name="T419" style:parent-style-name="Fuentedepárrafopredeter." style:family="text">
      <style:text-properties fo:color="#FF00FF" fo:language="es" fo:country="ES"/>
    </style:style>
    <style:style style:name="T420" style:parent-style-name="Fuentedepárrafopredeter." style:family="text">
      <style:text-properties fo:color="#FF00FF" fo:letter-spacing="-0.0118in" fo:language="es" fo:country="ES"/>
    </style:style>
    <style:style style:name="T421" style:parent-style-name="Fuentedepárrafopredeter." style:family="text">
      <style:text-properties fo:color="#FF00FF" fo:letter-spacing="-0.0062in" style:text-scale="114%" fo:language="es" fo:country="ES"/>
    </style:style>
    <style:style style:name="T422" style:parent-style-name="Fuentedepárrafopredeter." style:family="text">
      <style:text-properties fo:color="#FF00FF" style:text-scale="185%" fo:language="es" fo:country="ES"/>
    </style:style>
    <style:style style:name="P423" style:parent-style-name="Textoindependiente" style:family="paragraph">
      <style:paragraph-properties fo:line-height="0.1451in" fo:margin-left="0.2201in">
        <style:tab-stops/>
      </style:paragraph-properties>
    </style:style>
    <style:style style:name="T424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25" style:parent-style-name="Textoindependiente" style:family="paragraph">
      <style:paragraph-properties fo:line-height="0.1444in"/>
    </style:style>
    <style:style style:name="T42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27" style:parent-style-name="Textoindependiente" style:family="paragraph">
      <style:paragraph-properties fo:line-height="0.1465in"/>
    </style:style>
    <style:style style:name="T428" style:parent-style-name="Fuentedepárrafopredeter." style:family="text">
      <style:text-properties fo:color="#00898C" style:text-scale="140%" fo:language="es" fo:country="ES"/>
    </style:style>
    <style:style style:name="T429" style:parent-style-name="Fuentedepárrafopredeter." style:family="text">
      <style:text-properties style:font-name="Lucida Sans Typewriter" fo:font-weight="bold" style:font-weight-asian="bold" fo:color="#A52A2A" style:text-scale="140%" fo:language="es" fo:country="ES"/>
    </style:style>
    <style:style style:name="P430" style:parent-style-name="Textoindependiente" style:family="paragraph">
      <style:paragraph-properties fo:line-height="0.1458in" fo:margin-left="0.2201in">
        <style:tab-stops/>
      </style:paragraph-properties>
    </style:style>
    <style:style style:name="T431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432" style:parent-style-name="Fuentedepárrafopredeter." style:family="text">
      <style:text-properties fo:color="#6959CD" style:text-scale="105%" fo:language="es" fo:country="ES"/>
    </style:style>
    <style:style style:name="T433" style:parent-style-name="Fuentedepárrafopredeter." style:family="text">
      <style:text-properties fo:color="#00898C" style:text-scale="105%" fo:language="es" fo:country="ES"/>
    </style:style>
    <style:style style:name="T434" style:parent-style-name="Fuentedepárrafopredeter." style:family="text">
      <style:text-properties style:text-scale="105%" fo:language="es" fo:country="ES"/>
    </style:style>
    <style:style style:name="T435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P436" style:parent-style-name="Textoindependiente" style:family="paragraph">
      <style:paragraph-properties fo:line-height="0.1458in" fo:margin-left="0.359in">
        <style:tab-stops/>
      </style:paragraph-properties>
    </style:style>
    <style:style style:name="T437" style:parent-style-name="Fuentedepárrafopredeter." style:family="text">
      <style:text-properties fo:color="#6959CD" fo:letter-spacing="-0.0062in" style:text-scale="154%" fo:language="es" fo:country="ES"/>
    </style:style>
    <style:style style:name="T438" style:parent-style-name="Fuentedepárrafopredeter." style:family="text">
      <style:text-properties fo:color="#6959CD" fo:letter-spacing="-0.0062in" style:text-scale="110%" fo:language="es" fo:country="ES"/>
    </style:style>
    <style:style style:name="T439" style:parent-style-name="Fuentedepárrafopredeter." style:family="text">
      <style:text-properties fo:color="#6959CD" fo:letter-spacing="-0.0062in" style:text-scale="148%" fo:language="es" fo:country="ES"/>
    </style:style>
    <style:style style:name="T440" style:parent-style-name="Fuentedepárrafopredeter." style:family="text">
      <style:text-properties fo:color="#6959CD" fo:letter-spacing="-0.0062in" style:text-scale="110%" fo:language="es" fo:country="ES"/>
    </style:style>
    <style:style style:name="T441" style:parent-style-name="Fuentedepárrafopredeter." style:family="text">
      <style:text-properties fo:color="#6959CD" fo:letter-spacing="-0.0062in" style:text-scale="204%" fo:language="es" fo:country="ES"/>
    </style:style>
    <style:style style:name="T442" style:parent-style-name="Fuentedepárrafopredeter." style:family="text">
      <style:text-properties fo:color="#6959CD" fo:letter-spacing="-0.0062in" style:text-scale="151%" fo:language="es" fo:country="ES"/>
    </style:style>
    <style:style style:name="T443" style:parent-style-name="Fuentedepárrafopredeter." style:family="text">
      <style:text-properties fo:color="#6959CD" fo:letter-spacing="-0.0062in" style:text-scale="114%" fo:language="es" fo:country="ES"/>
    </style:style>
    <style:style style:name="T444" style:parent-style-name="Fuentedepárrafopredeter." style:family="text">
      <style:text-properties fo:color="#6959CD" fo:letter-spacing="-0.0062in" style:text-scale="108%" fo:language="es" fo:country="ES"/>
    </style:style>
    <style:style style:name="T445" style:parent-style-name="Fuentedepárrafopredeter." style:family="text">
      <style:text-properties fo:color="#6959CD" fo:letter-spacing="-0.0062in" style:text-scale="112%" fo:language="es" fo:country="ES"/>
    </style:style>
    <style:style style:name="T446" style:parent-style-name="Fuentedepárrafopredeter." style:family="text">
      <style:text-properties fo:letter-spacing="-0.0062in" style:text-scale="114%" fo:language="es" fo:country="ES"/>
    </style:style>
    <style:style style:name="T44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48" style:parent-style-name="Fuentedepárrafopredeter." style:family="text">
      <style:text-properties fo:color="#6959CD" fo:letter-spacing="-0.0062in" style:text-scale="114%" fo:language="es" fo:country="ES"/>
    </style:style>
    <style:style style:name="T449" style:parent-style-name="Fuentedepárrafopredeter." style:family="text">
      <style:text-properties fo:letter-spacing="-0.0062in" fo:language="es" fo:country="ES"/>
    </style:style>
    <style:style style:name="T450" style:parent-style-name="Fuentedepárrafopredeter." style:family="text">
      <style:text-properties fo:color="#6959CD" fo:letter-spacing="-0.0062in" style:text-scale="114%" fo:language="es" fo:country="ES"/>
    </style:style>
    <style:style style:name="T45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5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53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54" style:parent-style-name="Fuentedepárrafopredeter." style:family="text">
      <style:text-properties fo:color="#0000FF" fo:letter-spacing="-0.0062in" style:text-scale="114%" fo:language="es" fo:country="ES"/>
    </style:style>
    <style:style style:name="T455" style:parent-style-name="Fuentedepárrafopredeter." style:family="text">
      <style:text-properties fo:color="#0000FF" fo:letter-spacing="-0.0062in" style:text-scale="148%" fo:language="es" fo:country="ES"/>
    </style:style>
    <style:style style:name="T456" style:parent-style-name="Fuentedepárrafopredeter." style:family="text">
      <style:text-properties fo:color="#0000FF" fo:letter-spacing="-0.0062in" style:text-scale="112%" fo:language="es" fo:country="ES"/>
    </style:style>
    <style:style style:name="T457" style:parent-style-name="Fuentedepárrafopredeter." style:family="text">
      <style:text-properties fo:color="#0000FF" fo:letter-spacing="-0.0062in" style:text-scale="204%" fo:language="es" fo:country="ES"/>
    </style:style>
    <style:style style:name="T458" style:parent-style-name="Fuentedepárrafopredeter." style:family="text">
      <style:text-properties fo:color="#0000FF" style:text-scale="112%" fo:language="es" fo:country="ES"/>
    </style:style>
    <style:style style:name="T459" style:parent-style-name="Fuentedepárrafopredeter." style:family="text">
      <style:text-properties fo:color="#0000FF" fo:language="es" fo:country="ES"/>
    </style:style>
    <style:style style:name="T460" style:parent-style-name="Fuentedepárrafopredeter." style:family="text">
      <style:text-properties fo:color="#0000FF" fo:letter-spacing="-0.0118in" fo:language="es" fo:country="ES"/>
    </style:style>
    <style:style style:name="T461" style:parent-style-name="Fuentedepárrafopredeter." style:family="text">
      <style:text-properties fo:color="#0000FF" fo:letter-spacing="-0.0062in" style:text-scale="108%" fo:language="es" fo:country="ES"/>
    </style:style>
    <style:style style:name="T462" style:parent-style-name="Fuentedepárrafopredeter." style:family="text">
      <style:text-properties fo:color="#0000FF" fo:letter-spacing="-0.0062in" style:text-scale="114%" fo:language="es" fo:country="ES"/>
    </style:style>
    <style:style style:name="T463" style:parent-style-name="Fuentedepárrafopredeter." style:family="text">
      <style:text-properties fo:color="#0000FF" fo:letter-spacing="-0.0062in" style:text-scale="154%" fo:language="es" fo:country="ES"/>
    </style:style>
    <style:style style:name="T464" style:parent-style-name="Fuentedepárrafopredeter." style:family="text">
      <style:text-properties fo:color="#0000FF" style:text-scale="114%" fo:language="es" fo:country="ES"/>
    </style:style>
    <style:style style:name="T465" style:parent-style-name="Fuentedepárrafopredeter." style:family="text">
      <style:text-properties fo:color="#0000FF" fo:language="es" fo:country="ES"/>
    </style:style>
    <style:style style:name="T466" style:parent-style-name="Fuentedepárrafopredeter." style:family="text">
      <style:text-properties fo:color="#0000FF" fo:letter-spacing="-0.0118in" fo:language="es" fo:country="ES"/>
    </style:style>
    <style:style style:name="T467" style:parent-style-name="Fuentedepárrafopredeter." style:family="text">
      <style:text-properties fo:color="#0000FF" fo:letter-spacing="-0.0062in" style:text-scale="110%" fo:language="es" fo:country="ES"/>
    </style:style>
    <style:style style:name="T468" style:parent-style-name="Fuentedepárrafopredeter." style:family="text">
      <style:text-properties fo:color="#0000FF" fo:letter-spacing="-0.0062in" style:text-scale="151%" fo:language="es" fo:country="ES"/>
    </style:style>
    <style:style style:name="T469" style:parent-style-name="Fuentedepárrafopredeter." style:family="text">
      <style:text-properties fo:color="#0000FF" fo:letter-spacing="-0.0062in" style:text-scale="110%" fo:language="es" fo:country="ES"/>
    </style:style>
    <style:style style:name="T470" style:parent-style-name="Fuentedepárrafopredeter." style:family="text">
      <style:text-properties fo:color="#0000FF" fo:letter-spacing="-0.0062in" style:text-scale="154%" fo:language="es" fo:country="ES"/>
    </style:style>
    <style:style style:name="T471" style:parent-style-name="Fuentedepárrafopredeter." style:family="text">
      <style:text-properties fo:color="#0000FF" fo:letter-spacing="-0.0062in" style:text-scale="112%" fo:language="es" fo:country="ES"/>
    </style:style>
    <style:style style:name="T472" style:parent-style-name="Fuentedepárrafopredeter." style:family="text">
      <style:text-properties fo:color="#0000FF" style:text-scale="148%" fo:language="es" fo:country="ES"/>
    </style:style>
    <style:style style:name="T473" style:parent-style-name="Fuentedepárrafopredeter." style:family="text">
      <style:text-properties fo:color="#0000FF" fo:language="es" fo:country="ES"/>
    </style:style>
    <style:style style:name="T474" style:parent-style-name="Fuentedepárrafopredeter." style:family="text">
      <style:text-properties fo:color="#0000FF" fo:letter-spacing="-0.0118in" fo:language="es" fo:country="ES"/>
    </style:style>
    <style:style style:name="T475" style:parent-style-name="Fuentedepárrafopredeter." style:family="text">
      <style:text-properties fo:color="#0000FF" fo:letter-spacing="-0.0062in" style:text-scale="110%" fo:language="es" fo:country="ES"/>
    </style:style>
    <style:style style:name="T476" style:parent-style-name="Fuentedepárrafopredeter." style:family="text">
      <style:text-properties fo:color="#0000FF" style:text-scale="112%" fo:language="es" fo:country="ES"/>
    </style:style>
    <style:style style:name="T477" style:parent-style-name="Fuentedepárrafopredeter." style:family="text">
      <style:text-properties fo:color="#0000FF" fo:language="es" fo:country="ES"/>
    </style:style>
    <style:style style:name="T478" style:parent-style-name="Fuentedepárrafopredeter." style:family="text">
      <style:text-properties fo:color="#0000FF" fo:letter-spacing="-0.0118in" fo:language="es" fo:country="ES"/>
    </style:style>
    <style:style style:name="T479" style:parent-style-name="Fuentedepárrafopredeter." style:family="text">
      <style:text-properties fo:color="#0000FF" fo:letter-spacing="-0.0062in" style:text-scale="108%" fo:language="es" fo:country="ES"/>
    </style:style>
    <style:style style:name="T480" style:parent-style-name="Fuentedepárrafopredeter." style:family="text">
      <style:text-properties fo:color="#0000FF" fo:letter-spacing="-0.0062in" style:text-scale="114%" fo:language="es" fo:country="ES"/>
    </style:style>
    <style:style style:name="T481" style:parent-style-name="Fuentedepárrafopredeter." style:family="text">
      <style:text-properties fo:color="#0000FF" fo:letter-spacing="-0.0062in" style:text-scale="154%" fo:language="es" fo:country="ES"/>
    </style:style>
    <style:style style:name="T482" style:parent-style-name="Fuentedepárrafopredeter." style:family="text">
      <style:text-properties fo:color="#0000FF" style:text-scale="114%" fo:language="es" fo:country="ES"/>
    </style:style>
    <style:style style:name="T483" style:parent-style-name="Fuentedepárrafopredeter." style:family="text">
      <style:text-properties fo:color="#0000FF" fo:language="es" fo:country="ES"/>
    </style:style>
    <style:style style:name="T484" style:parent-style-name="Fuentedepárrafopredeter." style:family="text">
      <style:text-properties fo:color="#0000FF" fo:letter-spacing="-0.0118in" fo:language="es" fo:country="ES"/>
    </style:style>
    <style:style style:name="T485" style:parent-style-name="Fuentedepárrafopredeter." style:family="text">
      <style:text-properties fo:color="#0000FF" fo:letter-spacing="-0.0062in" style:text-scale="154%" fo:language="es" fo:country="ES"/>
    </style:style>
    <style:style style:name="T486" style:parent-style-name="Fuentedepárrafopredeter." style:family="text">
      <style:text-properties fo:color="#0000FF" fo:letter-spacing="-0.0062in" style:text-scale="110%" fo:language="es" fo:country="ES"/>
    </style:style>
    <style:style style:name="T487" style:parent-style-name="Fuentedepárrafopredeter." style:family="text">
      <style:text-properties fo:color="#0000FF" fo:letter-spacing="-0.0062in" style:text-scale="114%" fo:language="es" fo:country="ES"/>
    </style:style>
    <style:style style:name="T488" style:parent-style-name="Fuentedepárrafopredeter." style:family="text">
      <style:text-properties fo:color="#0000FF" fo:letter-spacing="-0.0062in" style:text-scale="204%" fo:language="es" fo:country="ES"/>
    </style:style>
    <style:style style:name="T489" style:parent-style-name="Fuentedepárrafopredeter." style:family="text">
      <style:text-properties fo:color="#0000FF" fo:letter-spacing="-0.0062in" style:text-scale="110%" fo:language="es" fo:country="ES"/>
    </style:style>
    <style:style style:name="T490" style:parent-style-name="Fuentedepárrafopredeter." style:family="text">
      <style:text-properties fo:color="#0000FF" style:text-scale="148%" fo:language="es" fo:country="ES"/>
    </style:style>
    <style:style style:name="P491" style:parent-style-name="Textoindependiente" style:family="paragraph">
      <style:paragraph-properties fo:line-height="0.1444in" fo:margin-left="0.2201in">
        <style:tab-stops/>
      </style:paragraph-properties>
    </style:style>
    <style:style style:name="T49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93" style:parent-style-name="Textoindependiente" style:family="paragraph">
      <style:paragraph-properties fo:line-height="0.1465in" fo:margin-left="0.359in">
        <style:tab-stops/>
      </style:paragraph-properties>
    </style:style>
    <style:style style:name="T49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9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9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97" style:parent-style-name="Fuentedepárrafopredeter." style:family="text">
      <style:text-properties fo:color="#FF00FF" fo:letter-spacing="-0.0062in" style:text-scale="185%" fo:language="es" fo:country="ES"/>
    </style:style>
    <style:style style:name="T498" style:parent-style-name="Fuentedepárrafopredeter." style:family="text">
      <style:text-properties fo:color="#FF00FF" fo:letter-spacing="-0.0062in" style:text-scale="98%" fo:language="es" fo:country="ES"/>
    </style:style>
    <style:style style:name="T499" style:parent-style-name="Fuentedepárrafopredeter." style:family="text">
      <style:text-properties fo:color="#FF00FF" fo:letter-spacing="-0.0062in" style:text-scale="211%" fo:language="es" fo:country="ES"/>
    </style:style>
    <style:style style:name="T500" style:parent-style-name="Fuentedepárrafopredeter." style:family="text">
      <style:text-properties fo:color="#FF00FF" fo:letter-spacing="-0.0062in" style:text-scale="122%" fo:language="es" fo:country="ES"/>
    </style:style>
    <style:style style:name="T501" style:parent-style-name="Fuentedepárrafopredeter." style:family="text">
      <style:text-properties fo:color="#FF00FF" fo:letter-spacing="-0.0062in" style:text-scale="211%" fo:language="es" fo:country="ES"/>
    </style:style>
    <style:style style:name="T502" style:parent-style-name="Fuentedepárrafopredeter." style:family="text">
      <style:text-properties fo:color="#FF00FF" fo:letter-spacing="-0.0062in" style:text-scale="148%" fo:language="es" fo:country="ES"/>
    </style:style>
    <style:style style:name="T503" style:parent-style-name="Fuentedepárrafopredeter." style:family="text">
      <style:text-properties fo:color="#FF00FF" fo:letter-spacing="-0.0062in" style:text-scale="211%" fo:language="es" fo:country="ES"/>
    </style:style>
    <style:style style:name="T504" style:parent-style-name="Fuentedepárrafopredeter." style:family="text">
      <style:text-properties fo:color="#FF00FF" fo:letter-spacing="-0.0062in" style:text-scale="112%" fo:language="es" fo:country="ES"/>
    </style:style>
    <style:style style:name="T505" style:parent-style-name="Fuentedepárrafopredeter." style:family="text">
      <style:text-properties fo:color="#FF00FF" style:text-scale="110%" fo:language="es" fo:country="ES"/>
    </style:style>
    <style:style style:name="T506" style:parent-style-name="Fuentedepárrafopredeter." style:family="text">
      <style:text-properties fo:color="#FF00FF" fo:language="es" fo:country="ES"/>
    </style:style>
    <style:style style:name="T507" style:parent-style-name="Fuentedepárrafopredeter." style:family="text">
      <style:text-properties fo:color="#FF00FF" fo:letter-spacing="-0.0118in" fo:language="es" fo:country="ES"/>
    </style:style>
    <style:style style:name="T508" style:parent-style-name="Fuentedepárrafopredeter." style:family="text">
      <style:text-properties fo:color="#FF00FF" fo:letter-spacing="-0.0062in" style:text-scale="108%" fo:language="es" fo:country="ES"/>
    </style:style>
    <style:style style:name="T509" style:parent-style-name="Fuentedepárrafopredeter." style:family="text">
      <style:text-properties fo:color="#FF00FF" fo:letter-spacing="-0.0062in" style:text-scale="112%" fo:language="es" fo:country="ES"/>
    </style:style>
    <style:style style:name="T510" style:parent-style-name="Fuentedepárrafopredeter." style:family="text">
      <style:text-properties fo:color="#FF00FF" style:text-scale="154%" fo:language="es" fo:country="ES"/>
    </style:style>
    <style:style style:name="T511" style:parent-style-name="Fuentedepárrafopredeter." style:family="text">
      <style:text-properties fo:color="#FF00FF" fo:language="es" fo:country="ES"/>
    </style:style>
    <style:style style:name="T512" style:parent-style-name="Fuentedepárrafopredeter." style:family="text">
      <style:text-properties fo:color="#FF00FF" fo:letter-spacing="-0.0118in" fo:language="es" fo:country="ES"/>
    </style:style>
    <style:style style:name="T513" style:parent-style-name="Fuentedepárrafopredeter." style:family="text">
      <style:text-properties fo:color="#FF00FF" fo:letter-spacing="-0.0062in" style:text-scale="114%" fo:language="es" fo:country="ES"/>
    </style:style>
    <style:style style:name="T514" style:parent-style-name="Fuentedepárrafopredeter." style:family="text">
      <style:text-properties fo:color="#FF00FF" style:text-scale="185%" fo:language="es" fo:country="ES"/>
    </style:style>
    <style:style style:name="P515" style:parent-style-name="Textoindependiente" style:family="paragraph">
      <style:paragraph-properties fo:line-height="0.1451in" fo:margin-left="0.2201in">
        <style:tab-stops/>
      </style:paragraph-properties>
    </style:style>
    <style:style style:name="T51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517" style:parent-style-name="Textoindependiente" style:family="paragraph">
      <style:paragraph-properties fo:line-height="0.1458in"/>
    </style:style>
    <style:style style:name="T51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519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 fo:language="es" fo:country="ES"/>
    </style:style>
    <style:style style:name="P520" style:parent-style-name="Textoindependiente" style:family="paragraph">
      <style:paragraph-properties fo:line-height="0.143in"/>
    </style:style>
    <style:style style:name="T521" style:parent-style-name="Fuentedepárrafopredeter." style:family="text">
      <style:text-properties fo:color="#0000FF" fo:letter-spacing="-0.0062in" style:text-scale="114%" fo:language="es" fo:country="ES"/>
    </style:style>
    <style:style style:name="T522" style:parent-style-name="Fuentedepárrafopredeter." style:family="text">
      <style:text-properties fo:color="#0000FF" fo:letter-spacing="-0.0062in" style:text-scale="107%" fo:language="es" fo:country="ES"/>
    </style:style>
    <style:style style:name="T523" style:parent-style-name="Fuentedepárrafopredeter." style:family="text">
      <style:text-properties fo:color="#0000FF" fo:letter-spacing="-0.0062in" style:text-scale="103%" fo:language="es" fo:country="ES"/>
    </style:style>
    <style:style style:name="T524" style:parent-style-name="Fuentedepárrafopredeter." style:family="text">
      <style:text-properties fo:color="#0000FF" fo:letter-spacing="-0.0062in" style:text-scale="89%" fo:language="es" fo:country="ES"/>
    </style:style>
    <style:style style:name="T525" style:parent-style-name="Fuentedepárrafopredeter." style:family="text">
      <style:text-properties fo:color="#0000FF" fo:letter-spacing="-0.0062in" style:text-scale="103%" fo:language="es" fo:country="ES"/>
    </style:style>
    <style:style style:name="T526" style:parent-style-name="Fuentedepárrafopredeter." style:family="text">
      <style:text-properties fo:color="#0000FF" fo:letter-spacing="-0.0062in" style:text-scale="102%" fo:language="es" fo:country="ES"/>
    </style:style>
    <style:style style:name="T527" style:parent-style-name="Fuentedepárrafopredeter." style:family="text">
      <style:text-properties fo:color="#0000FF" fo:letter-spacing="-0.0062in" style:text-scale="84%" fo:language="es" fo:country="ES"/>
    </style:style>
    <style:style style:name="T528" style:parent-style-name="Fuentedepárrafopredeter." style:family="text">
      <style:text-properties fo:color="#0000FF" style:text-scale="102%" fo:language="es" fo:country="ES"/>
    </style:style>
    <style:style style:name="T529" style:parent-style-name="Fuentedepárrafopredeter." style:family="text">
      <style:text-properties fo:color="#0000FF" fo:language="es" fo:country="ES"/>
    </style:style>
    <style:style style:name="T530" style:parent-style-name="Fuentedepárrafopredeter." style:family="text">
      <style:text-properties fo:color="#0000FF" fo:letter-spacing="-0.0118in" fo:language="es" fo:country="ES"/>
    </style:style>
    <style:style style:name="T531" style:parent-style-name="Fuentedepárrafopredeter." style:family="text">
      <style:text-properties fo:color="#0000FF" fo:letter-spacing="-0.0062in" style:text-scale="107%" fo:language="es" fo:country="ES"/>
    </style:style>
    <style:style style:name="T532" style:parent-style-name="Fuentedepárrafopredeter." style:family="text">
      <style:text-properties fo:color="#0000FF" fo:letter-spacing="-0.0062in" style:text-scale="103%" fo:language="es" fo:country="ES"/>
    </style:style>
    <style:style style:name="T533" style:parent-style-name="Fuentedepárrafopredeter." style:family="text">
      <style:text-properties fo:color="#0000FF" fo:letter-spacing="-0.0062in" style:text-scale="216%" fo:language="es" fo:country="ES"/>
    </style:style>
    <style:style style:name="T534" style:parent-style-name="Fuentedepárrafopredeter." style:family="text">
      <style:text-properties fo:color="#0000FF" fo:letter-spacing="-0.0062in" style:text-scale="94%" fo:language="es" fo:country="ES"/>
    </style:style>
    <style:style style:name="T535" style:parent-style-name="Fuentedepárrafopredeter." style:family="text">
      <style:text-properties fo:color="#0000FF" fo:letter-spacing="-0.0062in" fo:language="es" fo:country="ES"/>
    </style:style>
    <style:style style:name="T536" style:parent-style-name="Fuentedepárrafopredeter." style:family="text">
      <style:text-properties fo:color="#0000FF" fo:letter-spacing="-0.0062in" style:text-scale="216%" fo:language="es" fo:country="ES"/>
    </style:style>
    <style:style style:name="T537" style:parent-style-name="Fuentedepárrafopredeter." style:family="text">
      <style:text-properties fo:color="#0000FF" fo:letter-spacing="-0.0062in" style:text-scale="107%" fo:language="es" fo:country="ES"/>
    </style:style>
    <style:style style:name="T538" style:parent-style-name="Fuentedepárrafopredeter." style:family="text">
      <style:text-properties fo:color="#0000FF" fo:letter-spacing="-0.0062in" style:text-scale="102%" fo:language="es" fo:country="ES"/>
    </style:style>
    <style:style style:name="T539" style:parent-style-name="Fuentedepárrafopredeter." style:family="text">
      <style:text-properties fo:color="#0000FF" style:text-scale="118%" fo:language="es" fo:country="ES"/>
    </style:style>
    <style:style style:name="P540" style:parent-style-name="Textoindependiente" style:family="paragraph">
      <style:paragraph-properties fo:line-height="0.1472in"/>
    </style:style>
    <style:style style:name="T541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542" style:parent-style-name="Fuentedepárrafopredeter." style:family="text">
      <style:text-properties fo:color="#6959CD" style:text-scale="105%" fo:language="es" fo:country="ES"/>
    </style:style>
    <style:style style:name="T543" style:parent-style-name="Fuentedepárrafopredeter." style:family="text">
      <style:text-properties fo:color="#00898C" style:text-scale="105%" fo:language="es" fo:country="ES"/>
    </style:style>
    <style:style style:name="T544" style:parent-style-name="Fuentedepárrafopredeter." style:family="text">
      <style:text-properties style:text-scale="105%" fo:language="es" fo:country="ES"/>
    </style:style>
    <style:style style:name="T545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P546" style:parent-style-name="Textoindependiente" style:family="paragraph">
      <style:paragraph-properties fo:margin-top="0.0006in" fo:line-height="0.143in" fo:margin-left="0.2201in">
        <style:tab-stops/>
      </style:paragraph-properties>
    </style:style>
    <style:style style:name="T547" style:parent-style-name="Fuentedepárrafopredeter." style:family="text">
      <style:text-properties fo:color="#0000FF" fo:letter-spacing="-0.0062in" style:text-scale="114%" fo:language="es" fo:country="ES"/>
    </style:style>
    <style:style style:name="T548" style:parent-style-name="Fuentedepárrafopredeter." style:family="text">
      <style:text-properties fo:color="#0000FF" fo:letter-spacing="-0.0062in" style:text-scale="121%" fo:language="es" fo:country="ES"/>
    </style:style>
    <style:style style:name="T549" style:parent-style-name="Fuentedepárrafopredeter." style:family="text">
      <style:text-properties fo:color="#0000FF" fo:letter-spacing="-0.0062in" style:text-scale="112%" fo:language="es" fo:country="ES"/>
    </style:style>
    <style:style style:name="T550" style:parent-style-name="Fuentedepárrafopredeter." style:family="text">
      <style:text-properties fo:color="#0000FF" fo:letter-spacing="-0.0062in" style:text-scale="72%" fo:language="es" fo:country="ES"/>
    </style:style>
    <style:style style:name="T551" style:parent-style-name="Fuentedepárrafopredeter." style:family="text">
      <style:text-properties fo:color="#0000FF" fo:letter-spacing="-0.0062in" style:text-scale="108%" fo:language="es" fo:country="ES"/>
    </style:style>
    <style:style style:name="T552" style:parent-style-name="Fuentedepárrafopredeter." style:family="text">
      <style:text-properties fo:color="#0000FF" fo:letter-spacing="-0.0062in" style:text-scale="154%" fo:language="es" fo:country="ES"/>
    </style:style>
    <style:style style:name="T553" style:parent-style-name="Fuentedepárrafopredeter." style:family="text">
      <style:text-properties fo:color="#0000FF" fo:letter-spacing="-0.0062in" style:text-scale="112%" fo:language="es" fo:country="ES"/>
    </style:style>
    <style:style style:name="T554" style:parent-style-name="Fuentedepárrafopredeter." style:family="text">
      <style:text-properties fo:color="#0000FF" fo:letter-spacing="-0.0062in" style:text-scale="108%" fo:language="es" fo:country="ES"/>
    </style:style>
    <style:style style:name="T555" style:parent-style-name="Fuentedepárrafopredeter." style:family="text">
      <style:text-properties fo:color="#0000FF" fo:letter-spacing="-0.0062in" style:text-scale="114%" fo:language="es" fo:country="ES"/>
    </style:style>
    <style:style style:name="T556" style:parent-style-name="Fuentedepárrafopredeter." style:family="text">
      <style:text-properties fo:color="#0000FF" fo:letter-spacing="-0.0062in" style:text-scale="121%" fo:language="es" fo:country="ES"/>
    </style:style>
    <style:style style:name="T557" style:parent-style-name="Fuentedepárrafopredeter." style:family="text">
      <style:text-properties fo:color="#0000FF" fo:letter-spacing="-0.0062in" style:text-scale="211%" fo:language="es" fo:country="ES"/>
    </style:style>
    <style:style style:name="T558" style:parent-style-name="Fuentedepárrafopredeter." style:family="text">
      <style:text-properties fo:color="#0000FF" fo:letter-spacing="-0.0062in" style:text-scale="112%" fo:language="es" fo:country="ES"/>
    </style:style>
    <style:style style:name="T559" style:parent-style-name="Fuentedepárrafopredeter." style:family="text">
      <style:text-properties fo:color="#0000FF" style:text-scale="110%" fo:language="es" fo:country="ES"/>
    </style:style>
    <style:style style:name="T560" style:parent-style-name="Fuentedepárrafopredeter." style:family="text">
      <style:text-properties fo:color="#0000FF" fo:language="es" fo:country="ES"/>
    </style:style>
    <style:style style:name="T561" style:parent-style-name="Fuentedepárrafopredeter." style:family="text">
      <style:text-properties fo:color="#0000FF" fo:letter-spacing="-0.0118in" fo:language="es" fo:country="ES"/>
    </style:style>
    <style:style style:name="T562" style:parent-style-name="Fuentedepárrafopredeter." style:family="text">
      <style:text-properties fo:color="#0000FF" fo:letter-spacing="-0.0062in" style:text-scale="108%" fo:language="es" fo:country="ES"/>
    </style:style>
    <style:style style:name="T563" style:parent-style-name="Fuentedepárrafopredeter." style:family="text">
      <style:text-properties fo:color="#0000FF" style:text-scale="110%" fo:language="es" fo:country="ES"/>
    </style:style>
    <style:style style:name="T564" style:parent-style-name="Fuentedepárrafopredeter." style:family="text">
      <style:text-properties fo:color="#0000FF" fo:language="es" fo:country="ES"/>
    </style:style>
    <style:style style:name="T565" style:parent-style-name="Fuentedepárrafopredeter." style:family="text">
      <style:text-properties fo:color="#0000FF" fo:letter-spacing="-0.0118in" fo:language="es" fo:country="ES"/>
    </style:style>
    <style:style style:name="T566" style:parent-style-name="Fuentedepárrafopredeter." style:family="text">
      <style:text-properties fo:color="#0000FF" fo:letter-spacing="-0.0062in" style:text-scale="110%" fo:language="es" fo:country="ES"/>
    </style:style>
    <style:style style:name="T567" style:parent-style-name="Fuentedepárrafopredeter." style:family="text">
      <style:text-properties fo:color="#0000FF" fo:letter-spacing="-0.0062in" style:text-scale="72%" fo:language="es" fo:country="ES"/>
    </style:style>
    <style:style style:name="T568" style:parent-style-name="Fuentedepárrafopredeter." style:family="text">
      <style:text-properties fo:color="#0000FF" fo:letter-spacing="-0.0062in" style:text-scale="110%" fo:language="es" fo:country="ES"/>
    </style:style>
    <style:style style:name="T569" style:parent-style-name="Fuentedepárrafopredeter." style:family="text">
      <style:text-properties fo:color="#0000FF" fo:letter-spacing="-0.0062in" style:text-scale="154%" fo:language="es" fo:country="ES"/>
    </style:style>
    <style:style style:name="T570" style:parent-style-name="Fuentedepárrafopredeter." style:family="text">
      <style:text-properties fo:color="#0000FF" fo:letter-spacing="-0.0062in" style:text-scale="112%" fo:language="es" fo:country="ES"/>
    </style:style>
    <style:style style:name="T571" style:parent-style-name="Fuentedepárrafopredeter." style:family="text">
      <style:text-properties fo:color="#0000FF" style:text-scale="148%" fo:language="es" fo:country="ES"/>
    </style:style>
    <style:style style:name="T572" style:parent-style-name="Fuentedepárrafopredeter." style:family="text">
      <style:text-properties fo:color="#0000FF" fo:language="es" fo:country="ES"/>
    </style:style>
    <style:style style:name="T573" style:parent-style-name="Fuentedepárrafopredeter." style:family="text">
      <style:text-properties fo:color="#0000FF" fo:letter-spacing="-0.0118in" fo:language="es" fo:country="ES"/>
    </style:style>
    <style:style style:name="T574" style:parent-style-name="Fuentedepárrafopredeter." style:family="text">
      <style:text-properties fo:color="#0000FF" fo:letter-spacing="-0.0062in" style:text-scale="110%" fo:language="es" fo:country="ES"/>
    </style:style>
    <style:style style:name="T575" style:parent-style-name="Fuentedepárrafopredeter." style:family="text">
      <style:text-properties fo:color="#0000FF" fo:letter-spacing="-0.0062in" style:text-scale="151%" fo:language="es" fo:country="ES"/>
    </style:style>
    <style:style style:name="T576" style:parent-style-name="Fuentedepárrafopredeter." style:family="text">
      <style:text-properties fo:color="#0000FF" fo:letter-spacing="-0.0062in" style:text-scale="110%" fo:language="es" fo:country="ES"/>
    </style:style>
    <style:style style:name="T577" style:parent-style-name="Fuentedepárrafopredeter." style:family="text">
      <style:text-properties fo:color="#0000FF" fo:letter-spacing="-0.0062in" style:text-scale="154%" fo:language="es" fo:country="ES"/>
    </style:style>
    <style:style style:name="T578" style:parent-style-name="Fuentedepárrafopredeter." style:family="text">
      <style:text-properties fo:color="#0000FF" fo:letter-spacing="-0.0062in" style:text-scale="112%" fo:language="es" fo:country="ES"/>
    </style:style>
    <style:style style:name="T579" style:parent-style-name="Fuentedepárrafopredeter." style:family="text">
      <style:text-properties fo:color="#0000FF" style:text-scale="148%" fo:language="es" fo:country="ES"/>
    </style:style>
    <style:style style:name="T580" style:parent-style-name="Fuentedepárrafopredeter." style:family="text">
      <style:text-properties fo:color="#0000FF" fo:language="es" fo:country="ES"/>
    </style:style>
    <style:style style:name="T581" style:parent-style-name="Fuentedepárrafopredeter." style:family="text">
      <style:text-properties fo:color="#0000FF" fo:letter-spacing="-0.0118in" fo:language="es" fo:country="ES"/>
    </style:style>
    <style:style style:name="T582" style:parent-style-name="Fuentedepárrafopredeter." style:family="text">
      <style:text-properties fo:color="#0000FF" style:text-scale="122%" fo:language="es" fo:country="ES"/>
    </style:style>
    <style:style style:name="T583" style:parent-style-name="Fuentedepárrafopredeter." style:family="text">
      <style:text-properties fo:color="#0000FF" fo:language="es" fo:country="ES"/>
    </style:style>
    <style:style style:name="T584" style:parent-style-name="Fuentedepárrafopredeter." style:family="text">
      <style:text-properties fo:color="#0000FF" fo:letter-spacing="-0.0118in" fo:language="es" fo:country="ES"/>
    </style:style>
    <style:style style:name="T585" style:parent-style-name="Fuentedepárrafopredeter." style:family="text">
      <style:text-properties fo:color="#0000FF" fo:letter-spacing="-0.0062in" style:text-scale="154%" fo:language="es" fo:country="ES"/>
    </style:style>
    <style:style style:name="T586" style:parent-style-name="Fuentedepárrafopredeter." style:family="text">
      <style:text-properties fo:color="#0000FF" fo:letter-spacing="-0.0062in" style:text-scale="110%" fo:language="es" fo:country="ES"/>
    </style:style>
    <style:style style:name="T587" style:parent-style-name="Fuentedepárrafopredeter." style:family="text">
      <style:text-properties fo:color="#0000FF" fo:letter-spacing="-0.0062in" style:text-scale="114%" fo:language="es" fo:country="ES"/>
    </style:style>
    <style:style style:name="T588" style:parent-style-name="Fuentedepárrafopredeter." style:family="text">
      <style:text-properties fo:color="#0000FF" fo:letter-spacing="-0.0062in" style:text-scale="204%" fo:language="es" fo:country="ES"/>
    </style:style>
    <style:style style:name="T589" style:parent-style-name="Fuentedepárrafopredeter." style:family="text">
      <style:text-properties fo:color="#0000FF" fo:letter-spacing="-0.0062in" style:text-scale="110%" fo:language="es" fo:country="ES"/>
    </style:style>
    <style:style style:name="T590" style:parent-style-name="Fuentedepárrafopredeter." style:family="text">
      <style:text-properties fo:color="#0000FF" style:text-scale="148%" fo:language="es" fo:country="ES"/>
    </style:style>
    <style:style style:name="P591" style:parent-style-name="Textoindependiente" style:family="paragraph">
      <style:paragraph-properties fo:line-height="0.1458in" fo:margin-left="0.2201in">
        <style:tab-stops/>
      </style:paragraph-properties>
    </style:style>
    <style:style style:name="T592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593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594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595" style:parent-style-name="Fuentedepárrafopredeter." style:family="text">
      <style:text-properties fo:color="#6959CD" fo:letter-spacing="-0.0062in" style:text-scale="114%"/>
    </style:style>
    <style:style style:name="T596" style:parent-style-name="Fuentedepárrafopredeter." style:family="text">
      <style:text-properties fo:color="#6959CD" style:text-scale="114%"/>
    </style:style>
    <style:style style:name="T597" style:parent-style-name="Fuentedepárrafopredeter." style:family="text">
      <style:text-properties fo:color="#6959CD"/>
    </style:style>
    <style:style style:name="T598" style:parent-style-name="Fuentedepárrafopredeter." style:family="text">
      <style:text-properties fo:color="#6959CD" fo:letter-spacing="-0.0118in"/>
    </style:style>
    <style:style style:name="T599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600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601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602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603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604" style:parent-style-name="Fuentedepárrafopredeter." style:family="text">
      <style:text-properties fo:letter-spacing="-0.0062in" style:text-scale="163%"/>
    </style:style>
    <style:style style:name="T605" style:parent-style-name="Fuentedepárrafopredeter." style:family="text">
      <style:text-properties style:text-scale="108%"/>
    </style:style>
    <style:style style:name="T606" style:parent-style-name="Fuentedepárrafopredeter." style:family="text">
      <style:text-properties fo:letter-spacing="-0.0118in"/>
    </style:style>
    <style:style style:name="T607" style:parent-style-name="Fuentedepárrafopredeter." style:family="text">
      <style:text-properties fo:color="#FF00FF" fo:letter-spacing="-0.0062in" style:text-scale="377%"/>
    </style:style>
    <style:style style:name="T608" style:parent-style-name="Fuentedepárrafopredeter." style:family="text">
      <style:text-properties fo:color="#FF00FF" fo:letter-spacing="-0.0062in" style:text-scale="114%"/>
    </style:style>
    <style:style style:name="T609" style:parent-style-name="Fuentedepárrafopredeter." style:family="text">
      <style:text-properties fo:color="#FF00FF" fo:letter-spacing="-0.0062in" style:text-scale="169%"/>
    </style:style>
    <style:style style:name="T610" style:parent-style-name="Fuentedepárrafopredeter." style:family="text">
      <style:text-properties fo:color="#FF00FF" fo:letter-spacing="-0.0062in" style:text-scale="163%"/>
    </style:style>
    <style:style style:name="T611" style:parent-style-name="Fuentedepárrafopredeter." style:family="text">
      <style:text-properties fo:color="#FF00FF" fo:letter-spacing="-0.0062in" style:text-scale="114%"/>
    </style:style>
    <style:style style:name="T612" style:parent-style-name="Fuentedepárrafopredeter." style:family="text">
      <style:text-properties fo:color="#FF00FF" fo:letter-spacing="-0.0062in" style:text-scale="163%"/>
    </style:style>
    <style:style style:name="T613" style:parent-style-name="Fuentedepárrafopredeter." style:family="text">
      <style:text-properties fo:color="#FF00FF" style:text-scale="114%"/>
    </style:style>
    <style:style style:name="T614" style:parent-style-name="Fuentedepárrafopredeter." style:family="text">
      <style:text-properties fo:color="#FF00FF"/>
    </style:style>
    <style:style style:name="T615" style:parent-style-name="Fuentedepárrafopredeter." style:family="text">
      <style:text-properties fo:color="#FF00FF" fo:letter-spacing="-0.0118in"/>
    </style:style>
    <style:style style:name="T616" style:parent-style-name="Fuentedepárrafopredeter." style:family="text">
      <style:text-properties fo:color="#FF00FF" fo:letter-spacing="-0.0062in" style:text-scale="163%"/>
    </style:style>
    <style:style style:name="T617" style:parent-style-name="Fuentedepárrafopredeter." style:family="text">
      <style:text-properties fo:color="#FF00FF" fo:letter-spacing="-0.0062in" style:text-scale="114%"/>
    </style:style>
    <style:style style:name="T618" style:parent-style-name="Fuentedepárrafopredeter." style:family="text">
      <style:text-properties fo:color="#FF00FF" style:text-scale="377%"/>
    </style:style>
    <style:style style:name="P619" style:parent-style-name="Textoindependiente" style:family="paragraph">
      <style:paragraph-properties fo:line-height="0.1458in" fo:margin-left="0.2201in">
        <style:tab-stops/>
      </style:paragraph-properties>
    </style:style>
    <style:style style:name="T620" style:parent-style-name="Fuentedepárrafopredeter." style:family="text">
      <style:text-properties style:font-name="Lucida Sans Typewriter" fo:font-weight="bold" style:font-weight-asian="bold" fo:color="#A52A2A" fo:letter-spacing="-0.0034in" style:text-scale="110%"/>
    </style:style>
    <style:style style:name="T621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622" style:parent-style-name="Fuentedepárrafopredeter." style:family="text">
      <style:text-properties fo:color="#6959CD" fo:letter-spacing="-0.0034in" style:text-scale="115%"/>
    </style:style>
    <style:style style:name="T623" style:parent-style-name="Fuentedepárrafopredeter." style:family="text">
      <style:text-properties fo:color="#00898C" fo:letter-spacing="-0.0041in" style:text-scale="115%"/>
    </style:style>
    <style:style style:name="T624" style:parent-style-name="Fuentedepárrafopredeter." style:family="text">
      <style:text-properties style:text-scale="110%"/>
    </style:style>
    <style:style style:name="T625" style:parent-style-name="Fuentedepárrafopredeter." style:family="text">
      <style:text-properties style:font-name="Lucida Sans Typewriter" fo:font-weight="bold" style:font-weight-asian="bold" fo:color="#A52A2A" fo:letter-spacing="-0.0055in" style:text-scale="110%"/>
    </style:style>
    <style:style style:name="P626" style:parent-style-name="Textoindependiente" style:family="paragraph">
      <style:paragraph-properties fo:line-height="0.1458in" fo:margin-left="0.359in">
        <style:tab-stops/>
      </style:paragraph-properties>
    </style:style>
    <style:style style:name="T62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2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2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30" style:parent-style-name="Fuentedepárrafopredeter." style:family="text">
      <style:text-properties fo:color="#FF00FF" fo:letter-spacing="-0.0062in" style:text-scale="185%" fo:language="es" fo:country="ES"/>
    </style:style>
    <style:style style:name="T631" style:parent-style-name="Fuentedepárrafopredeter." style:family="text">
      <style:text-properties fo:color="#FF00FF" fo:letter-spacing="-0.0062in" style:text-scale="112%" fo:language="es" fo:country="ES"/>
    </style:style>
    <style:style style:name="T632" style:parent-style-name="Fuentedepárrafopredeter." style:family="text">
      <style:text-properties fo:color="#FF00FF" style:text-scale="204%" fo:language="es" fo:country="ES"/>
    </style:style>
    <style:style style:name="T633" style:parent-style-name="Fuentedepárrafopredeter." style:family="text">
      <style:text-properties fo:color="#FF00FF" fo:language="es" fo:country="ES"/>
    </style:style>
    <style:style style:name="T634" style:parent-style-name="Fuentedepárrafopredeter." style:family="text">
      <style:text-properties fo:color="#FF00FF" fo:letter-spacing="-0.0118in" fo:language="es" fo:country="ES"/>
    </style:style>
    <style:style style:name="T635" style:parent-style-name="Fuentedepárrafopredeter." style:family="text">
      <style:text-properties fo:color="#FF00FF" fo:letter-spacing="-0.0062in" style:text-scale="108%" fo:language="es" fo:country="ES"/>
    </style:style>
    <style:style style:name="T636" style:parent-style-name="Fuentedepárrafopredeter." style:family="text">
      <style:text-properties fo:color="#FF00FF" fo:letter-spacing="-0.0062in" style:text-scale="114%" fo:language="es" fo:country="ES"/>
    </style:style>
    <style:style style:name="T637" style:parent-style-name="Fuentedepárrafopredeter." style:family="text">
      <style:text-properties fo:color="#FF00FF" fo:letter-spacing="-0.0062in" style:text-scale="154%" fo:language="es" fo:country="ES"/>
    </style:style>
    <style:style style:name="T638" style:parent-style-name="Fuentedepárrafopredeter." style:family="text">
      <style:text-properties fo:color="#FF00FF" fo:letter-spacing="-0.0062in" style:text-scale="114%" fo:language="es" fo:country="ES"/>
    </style:style>
    <style:style style:name="T639" style:parent-style-name="Fuentedepárrafopredeter." style:family="text">
      <style:text-properties fo:color="#FF00FF" fo:letter-spacing="-0.0062in" style:text-scale="72%" fo:language="es" fo:country="ES"/>
    </style:style>
    <style:style style:name="T640" style:parent-style-name="Fuentedepárrafopredeter." style:family="text">
      <style:text-properties fo:color="#FF00FF" fo:letter-spacing="-0.0062in" style:text-scale="110%" fo:language="es" fo:country="ES"/>
    </style:style>
    <style:style style:name="T641" style:parent-style-name="Fuentedepárrafopredeter." style:family="text">
      <style:text-properties fo:color="#FF00FF" fo:letter-spacing="-0.0062in" style:text-scale="151%" fo:language="es" fo:country="ES"/>
    </style:style>
    <style:style style:name="T642" style:parent-style-name="Fuentedepárrafopredeter." style:family="text">
      <style:text-properties fo:color="#FF00FF" fo:letter-spacing="-0.0062in" style:text-scale="154%" fo:language="es" fo:country="ES"/>
    </style:style>
    <style:style style:name="T643" style:parent-style-name="Fuentedepárrafopredeter." style:family="text">
      <style:text-properties fo:color="#FF00FF" style:text-scale="112%" fo:language="es" fo:country="ES"/>
    </style:style>
    <style:style style:name="T644" style:parent-style-name="Fuentedepárrafopredeter." style:family="text">
      <style:text-properties fo:color="#FF00FF" fo:language="es" fo:country="ES"/>
    </style:style>
    <style:style style:name="T645" style:parent-style-name="Fuentedepárrafopredeter." style:family="text">
      <style:text-properties fo:color="#FF00FF" fo:letter-spacing="-0.0118in" fo:language="es" fo:country="ES"/>
    </style:style>
    <style:style style:name="T646" style:parent-style-name="Fuentedepárrafopredeter." style:family="text">
      <style:text-properties fo:color="#6959CD" fo:letter-spacing="-0.0062in" style:text-scale="114%" fo:language="es" fo:country="ES"/>
    </style:style>
    <style:style style:name="T647" style:parent-style-name="Fuentedepárrafopredeter." style:family="text">
      <style:text-properties fo:color="#6959CD" style:text-scale="114%" fo:language="es" fo:country="ES"/>
    </style:style>
    <style:style style:name="T648" style:parent-style-name="Fuentedepárrafopredeter." style:family="text">
      <style:text-properties fo:color="#6959CD" fo:language="es" fo:country="ES"/>
    </style:style>
    <style:style style:name="T649" style:parent-style-name="Fuentedepárrafopredeter." style:family="text">
      <style:text-properties fo:color="#6959CD" fo:letter-spacing="-0.0118in" fo:language="es" fo:country="ES"/>
    </style:style>
    <style:style style:name="T650" style:parent-style-name="Fuentedepárrafopredeter." style:family="text">
      <style:text-properties fo:color="#FF00FF" fo:letter-spacing="-0.0062in" style:text-scale="110%" fo:language="es" fo:country="ES"/>
    </style:style>
    <style:style style:name="T651" style:parent-style-name="Fuentedepárrafopredeter." style:family="text">
      <style:text-properties fo:color="#FF00FF" style:text-scale="112%" fo:language="es" fo:country="ES"/>
    </style:style>
    <style:style style:name="T652" style:parent-style-name="Fuentedepárrafopredeter." style:family="text">
      <style:text-properties fo:color="#FF00FF" fo:language="es" fo:country="ES"/>
    </style:style>
    <style:style style:name="T653" style:parent-style-name="Fuentedepárrafopredeter." style:family="text">
      <style:text-properties fo:color="#FF00FF" fo:letter-spacing="-0.0118in" fo:language="es" fo:country="ES"/>
    </style:style>
    <style:style style:name="T654" style:parent-style-name="Fuentedepárrafopredeter." style:family="text">
      <style:text-properties fo:color="#FF00FF" fo:letter-spacing="-0.0062in" style:text-scale="110%" fo:language="es" fo:country="ES"/>
    </style:style>
    <style:style style:name="T655" style:parent-style-name="Fuentedepárrafopredeter." style:family="text">
      <style:text-properties fo:color="#FF00FF" style:text-scale="148%" fo:language="es" fo:country="ES"/>
    </style:style>
    <style:style style:name="T656" style:parent-style-name="Fuentedepárrafopredeter." style:family="text">
      <style:text-properties fo:color="#FF00FF" fo:language="es" fo:country="ES"/>
    </style:style>
    <style:style style:name="T657" style:parent-style-name="Fuentedepárrafopredeter." style:family="text">
      <style:text-properties fo:color="#FF00FF" fo:letter-spacing="-0.0118in" fo:language="es" fo:country="ES"/>
    </style:style>
    <style:style style:name="T658" style:parent-style-name="Fuentedepárrafopredeter." style:family="text">
      <style:text-properties fo:color="#FF00FF" fo:letter-spacing="-0.0062in" style:text-scale="110%" fo:language="es" fo:country="ES"/>
    </style:style>
    <style:style style:name="T659" style:parent-style-name="Fuentedepárrafopredeter." style:family="text">
      <style:text-properties fo:color="#FF00FF" fo:letter-spacing="-0.0062in" style:text-scale="72%" fo:language="es" fo:country="ES"/>
    </style:style>
    <style:style style:name="T660" style:parent-style-name="Fuentedepárrafopredeter." style:family="text">
      <style:text-properties fo:color="#FF00FF" fo:letter-spacing="-0.0062in" style:text-scale="110%" fo:language="es" fo:country="ES"/>
    </style:style>
    <style:style style:name="T661" style:parent-style-name="Fuentedepárrafopredeter." style:family="text">
      <style:text-properties fo:color="#FF00FF" fo:letter-spacing="-0.0062in" style:text-scale="154%" fo:language="es" fo:country="ES"/>
    </style:style>
    <style:style style:name="T662" style:parent-style-name="Fuentedepárrafopredeter." style:family="text">
      <style:text-properties fo:color="#FF00FF" fo:letter-spacing="-0.0062in" style:text-scale="112%" fo:language="es" fo:country="ES"/>
    </style:style>
    <style:style style:name="T663" style:parent-style-name="Fuentedepárrafopredeter." style:family="text">
      <style:text-properties fo:color="#FF00FF" style:text-scale="185%" fo:language="es" fo:country="ES"/>
    </style:style>
    <style:style style:name="P664" style:parent-style-name="Textoindependiente" style:family="paragraph">
      <style:paragraph-properties fo:line-height="98%" fo:margin-left="0.2201in" fo:margin-right="5.6958in" fo:text-indent="0.1388in">
        <style:tab-stops/>
      </style:paragraph-properties>
    </style:style>
    <style:style style:name="T66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666" style:parent-style-name="Textoindependiente" style:family="paragraph">
      <style:paragraph-properties fo:line-height="0.1465in" fo:margin-left="0.2201in">
        <style:tab-stops/>
      </style:paragraph-properties>
    </style:style>
    <style:style style:name="T66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6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6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70" style:parent-style-name="Fuentedepárrafopredeter." style:family="text">
      <style:text-properties fo:color="#6959CD" fo:letter-spacing="-0.0062in" style:text-scale="114%" fo:language="es" fo:country="ES"/>
    </style:style>
    <style:style style:name="T671" style:parent-style-name="Fuentedepárrafopredeter." style:family="text">
      <style:text-properties fo:color="#6959CD" style:text-scale="114%" fo:language="es" fo:country="ES"/>
    </style:style>
    <style:style style:name="T672" style:parent-style-name="Fuentedepárrafopredeter." style:family="text">
      <style:text-properties fo:color="#6959CD" fo:language="es" fo:country="ES"/>
    </style:style>
    <style:style style:name="T673" style:parent-style-name="Fuentedepárrafopredeter." style:family="text">
      <style:text-properties fo:color="#6959CD" fo:letter-spacing="-0.0118in" fo:language="es" fo:country="ES"/>
    </style:style>
    <style:style style:name="T67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7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7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7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7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79" style:parent-style-name="Fuentedepárrafopredeter." style:family="text">
      <style:text-properties fo:letter-spacing="-0.0062in" style:text-scale="163%" fo:language="es" fo:country="ES"/>
    </style:style>
    <style:style style:name="T680" style:parent-style-name="Fuentedepárrafopredeter." style:family="text">
      <style:text-properties style:text-scale="108%" fo:language="es" fo:country="ES"/>
    </style:style>
    <style:style style:name="T681" style:parent-style-name="Fuentedepárrafopredeter." style:family="text">
      <style:text-properties fo:language="es" fo:country="ES"/>
    </style:style>
    <style:style style:name="T682" style:parent-style-name="Fuentedepárrafopredeter." style:family="text">
      <style:text-properties fo:letter-spacing="-0.0118in" fo:language="es" fo:country="ES"/>
    </style:style>
    <style:style style:name="T683" style:parent-style-name="Fuentedepárrafopredeter." style:family="text">
      <style:text-properties fo:color="#FF00FF" fo:letter-spacing="-0.0062in" style:text-scale="377%" fo:language="es" fo:country="ES"/>
    </style:style>
    <style:style style:name="T684" style:parent-style-name="Fuentedepárrafopredeter." style:family="text">
      <style:text-properties fo:color="#FF00FF" fo:letter-spacing="-0.0062in" style:text-scale="114%" fo:language="es" fo:country="ES"/>
    </style:style>
    <style:style style:name="T685" style:parent-style-name="Fuentedepárrafopredeter." style:family="text">
      <style:text-properties fo:color="#FF00FF" fo:letter-spacing="-0.0062in" style:text-scale="169%" fo:language="es" fo:country="ES"/>
    </style:style>
    <style:style style:name="T686" style:parent-style-name="Fuentedepárrafopredeter." style:family="text">
      <style:text-properties fo:color="#FF00FF" fo:letter-spacing="-0.0062in" style:text-scale="163%" fo:language="es" fo:country="ES"/>
    </style:style>
    <style:style style:name="T687" style:parent-style-name="Fuentedepárrafopredeter." style:family="text">
      <style:text-properties fo:color="#FF00FF" fo:letter-spacing="-0.0062in" style:text-scale="114%" fo:language="es" fo:country="ES"/>
    </style:style>
    <style:style style:name="T688" style:parent-style-name="Fuentedepárrafopredeter." style:family="text">
      <style:text-properties fo:color="#FF00FF" fo:letter-spacing="-0.0062in" style:text-scale="163%" fo:language="es" fo:country="ES"/>
    </style:style>
    <style:style style:name="T689" style:parent-style-name="Fuentedepárrafopredeter." style:family="text">
      <style:text-properties fo:color="#FF00FF" style:text-scale="114%" fo:language="es" fo:country="ES"/>
    </style:style>
    <style:style style:name="T690" style:parent-style-name="Fuentedepárrafopredeter." style:family="text">
      <style:text-properties fo:color="#FF00FF" fo:language="es" fo:country="ES"/>
    </style:style>
    <style:style style:name="T691" style:parent-style-name="Fuentedepárrafopredeter." style:family="text">
      <style:text-properties fo:color="#FF00FF" fo:letter-spacing="-0.0118in" fo:language="es" fo:country="ES"/>
    </style:style>
    <style:style style:name="T692" style:parent-style-name="Fuentedepárrafopredeter." style:family="text">
      <style:text-properties fo:color="#FF00FF" fo:letter-spacing="-0.0062in" style:text-scale="163%" fo:language="es" fo:country="ES"/>
    </style:style>
    <style:style style:name="T693" style:parent-style-name="Fuentedepárrafopredeter." style:family="text">
      <style:text-properties fo:color="#FF00FF" fo:letter-spacing="-0.0062in" style:text-scale="114%" fo:language="es" fo:country="ES"/>
    </style:style>
    <style:style style:name="T694" style:parent-style-name="Fuentedepárrafopredeter." style:family="text">
      <style:text-properties fo:color="#FF00FF" style:text-scale="377%" fo:language="es" fo:country="ES"/>
    </style:style>
    <style:style style:name="P695" style:parent-style-name="Textoindependiente" style:family="paragraph">
      <style:paragraph-properties fo:line-height="0.1458in" fo:margin-left="0.2201in">
        <style:tab-stops/>
      </style:paragraph-properties>
    </style:style>
    <style:style style:name="T696" style:parent-style-name="Fuentedepárrafopredeter." style:family="text">
      <style:text-properties style:font-name="Lucida Sans Typewriter" fo:font-weight="bold" style:font-weight-asian="bold" fo:color="#A52A2A" fo:letter-spacing="-0.0034in" style:text-scale="110%" fo:language="es" fo:country="ES"/>
    </style:style>
    <style:style style:name="T697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698" style:parent-style-name="Fuentedepárrafopredeter." style:family="text">
      <style:text-properties fo:color="#6959CD" fo:letter-spacing="-0.0034in" style:text-scale="115%" fo:language="es" fo:country="ES"/>
    </style:style>
    <style:style style:name="T699" style:parent-style-name="Fuentedepárrafopredeter." style:family="text">
      <style:text-properties fo:color="#00898C" fo:letter-spacing="-0.0041in" style:text-scale="115%" fo:language="es" fo:country="ES"/>
    </style:style>
    <style:style style:name="T700" style:parent-style-name="Fuentedepárrafopredeter." style:family="text">
      <style:text-properties style:text-scale="110%" fo:language="es" fo:country="ES"/>
    </style:style>
    <style:style style:name="T701" style:parent-style-name="Fuentedepárrafopredeter." style:family="text">
      <style:text-properties style:font-name="Lucida Sans Typewriter" fo:font-weight="bold" style:font-weight-asian="bold" fo:color="#A52A2A" fo:letter-spacing="-0.0055in" style:text-scale="110%" fo:language="es" fo:country="ES"/>
    </style:style>
    <style:style style:name="P702" style:parent-style-name="Textoindependiente" style:family="paragraph">
      <style:paragraph-properties fo:line-height="0.1458in" fo:margin-left="0.6368in">
        <style:tab-stops/>
      </style:paragraph-properties>
    </style:style>
    <style:style style:name="T70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0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0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06" style:parent-style-name="Fuentedepárrafopredeter." style:family="text">
      <style:text-properties fo:color="#FF00FF" fo:letter-spacing="-0.0062in" style:text-scale="185%" fo:language="es" fo:country="ES"/>
    </style:style>
    <style:style style:name="T707" style:parent-style-name="Fuentedepárrafopredeter." style:family="text">
      <style:text-properties fo:color="#FF00FF" fo:letter-spacing="-0.0062in" style:text-scale="112%" fo:language="es" fo:country="ES"/>
    </style:style>
    <style:style style:name="T708" style:parent-style-name="Fuentedepárrafopredeter." style:family="text">
      <style:text-properties fo:color="#FF00FF" style:text-scale="204%" fo:language="es" fo:country="ES"/>
    </style:style>
    <style:style style:name="T709" style:parent-style-name="Fuentedepárrafopredeter." style:family="text">
      <style:text-properties fo:color="#FF00FF" fo:language="es" fo:country="ES"/>
    </style:style>
    <style:style style:name="T710" style:parent-style-name="Fuentedepárrafopredeter." style:family="text">
      <style:text-properties fo:color="#FF00FF" fo:letter-spacing="-0.0118in" fo:language="es" fo:country="ES"/>
    </style:style>
    <style:style style:name="T711" style:parent-style-name="Fuentedepárrafopredeter." style:family="text">
      <style:text-properties fo:color="#FF00FF" fo:letter-spacing="-0.0062in" style:text-scale="108%" fo:language="es" fo:country="ES"/>
    </style:style>
    <style:style style:name="T712" style:parent-style-name="Fuentedepárrafopredeter." style:family="text">
      <style:text-properties fo:color="#FF00FF" fo:letter-spacing="-0.0062in" style:text-scale="114%" fo:language="es" fo:country="ES"/>
    </style:style>
    <style:style style:name="T713" style:parent-style-name="Fuentedepárrafopredeter." style:family="text">
      <style:text-properties fo:color="#FF00FF" fo:letter-spacing="-0.0062in" style:text-scale="154%" fo:language="es" fo:country="ES"/>
    </style:style>
    <style:style style:name="T714" style:parent-style-name="Fuentedepárrafopredeter." style:family="text">
      <style:text-properties fo:color="#FF00FF" fo:letter-spacing="-0.0062in" style:text-scale="114%" fo:language="es" fo:country="ES"/>
    </style:style>
    <style:style style:name="T715" style:parent-style-name="Fuentedepárrafopredeter." style:family="text">
      <style:text-properties fo:color="#FF00FF" fo:letter-spacing="-0.0062in" style:text-scale="72%" fo:language="es" fo:country="ES"/>
    </style:style>
    <style:style style:name="T716" style:parent-style-name="Fuentedepárrafopredeter." style:family="text">
      <style:text-properties fo:color="#FF00FF" fo:letter-spacing="-0.0062in" style:text-scale="110%" fo:language="es" fo:country="ES"/>
    </style:style>
    <style:style style:name="T717" style:parent-style-name="Fuentedepárrafopredeter." style:family="text">
      <style:text-properties fo:color="#FF00FF" fo:letter-spacing="-0.0062in" style:text-scale="151%" fo:language="es" fo:country="ES"/>
    </style:style>
    <style:style style:name="T718" style:parent-style-name="Fuentedepárrafopredeter." style:family="text">
      <style:text-properties fo:color="#FF00FF" fo:letter-spacing="-0.0062in" style:text-scale="154%" fo:language="es" fo:country="ES"/>
    </style:style>
    <style:style style:name="T719" style:parent-style-name="Fuentedepárrafopredeter." style:family="text">
      <style:text-properties fo:color="#FF00FF" style:text-scale="112%" fo:language="es" fo:country="ES"/>
    </style:style>
    <style:style style:name="T720" style:parent-style-name="Fuentedepárrafopredeter." style:family="text">
      <style:text-properties fo:color="#FF00FF" fo:language="es" fo:country="ES"/>
    </style:style>
    <style:style style:name="T721" style:parent-style-name="Fuentedepárrafopredeter." style:family="text">
      <style:text-properties fo:color="#FF00FF" fo:letter-spacing="-0.0118in" fo:language="es" fo:country="ES"/>
    </style:style>
    <style:style style:name="T722" style:parent-style-name="Fuentedepárrafopredeter." style:family="text">
      <style:text-properties fo:color="#6959CD" fo:letter-spacing="-0.0062in" style:text-scale="114%" fo:language="es" fo:country="ES"/>
    </style:style>
    <style:style style:name="T723" style:parent-style-name="Fuentedepárrafopredeter." style:family="text">
      <style:text-properties fo:color="#6959CD" style:text-scale="114%" fo:language="es" fo:country="ES"/>
    </style:style>
    <style:style style:name="T724" style:parent-style-name="Fuentedepárrafopredeter." style:family="text">
      <style:text-properties fo:color="#6959CD" fo:language="es" fo:country="ES"/>
    </style:style>
    <style:style style:name="T725" style:parent-style-name="Fuentedepárrafopredeter." style:family="text">
      <style:text-properties fo:color="#6959CD" fo:letter-spacing="-0.0118in" fo:language="es" fo:country="ES"/>
    </style:style>
    <style:style style:name="T726" style:parent-style-name="Fuentedepárrafopredeter." style:family="text">
      <style:text-properties fo:color="#FF00FF" fo:letter-spacing="-0.0062in" style:text-scale="110%" fo:language="es" fo:country="ES"/>
    </style:style>
    <style:style style:name="T727" style:parent-style-name="Fuentedepárrafopredeter." style:family="text">
      <style:text-properties fo:color="#FF00FF" style:text-scale="112%" fo:language="es" fo:country="ES"/>
    </style:style>
    <style:style style:name="T728" style:parent-style-name="Fuentedepárrafopredeter." style:family="text">
      <style:text-properties fo:color="#FF00FF" fo:language="es" fo:country="ES"/>
    </style:style>
    <style:style style:name="T729" style:parent-style-name="Fuentedepárrafopredeter." style:family="text">
      <style:text-properties fo:color="#FF00FF" fo:letter-spacing="-0.0118in" fo:language="es" fo:country="ES"/>
    </style:style>
    <style:style style:name="T730" style:parent-style-name="Fuentedepárrafopredeter." style:family="text">
      <style:text-properties fo:color="#FF00FF" fo:letter-spacing="-0.0062in" style:text-scale="110%" fo:language="es" fo:country="ES"/>
    </style:style>
    <style:style style:name="T731" style:parent-style-name="Fuentedepárrafopredeter." style:family="text">
      <style:text-properties fo:color="#FF00FF" style:text-scale="148%" fo:language="es" fo:country="ES"/>
    </style:style>
    <style:style style:name="T732" style:parent-style-name="Fuentedepárrafopredeter." style:family="text">
      <style:text-properties fo:color="#FF00FF" fo:language="es" fo:country="ES"/>
    </style:style>
    <style:style style:name="T733" style:parent-style-name="Fuentedepárrafopredeter." style:family="text">
      <style:text-properties fo:color="#FF00FF" fo:letter-spacing="-0.0118in" fo:language="es" fo:country="ES"/>
    </style:style>
    <style:style style:name="T734" style:parent-style-name="Fuentedepárrafopredeter." style:family="text">
      <style:text-properties fo:color="#FF00FF" fo:letter-spacing="-0.0062in" style:text-scale="110%" fo:language="es" fo:country="ES"/>
    </style:style>
    <style:style style:name="T735" style:parent-style-name="Fuentedepárrafopredeter." style:family="text">
      <style:text-properties fo:color="#FF00FF" fo:letter-spacing="-0.0062in" style:text-scale="72%" fo:language="es" fo:country="ES"/>
    </style:style>
    <style:style style:name="T736" style:parent-style-name="Fuentedepárrafopredeter." style:family="text">
      <style:text-properties fo:color="#FF00FF" fo:letter-spacing="-0.0062in" style:text-scale="110%" fo:language="es" fo:country="ES"/>
    </style:style>
    <style:style style:name="T737" style:parent-style-name="Fuentedepárrafopredeter." style:family="text">
      <style:text-properties fo:color="#FF00FF" fo:letter-spacing="-0.0062in" style:text-scale="154%" fo:language="es" fo:country="ES"/>
    </style:style>
    <style:style style:name="T738" style:parent-style-name="Fuentedepárrafopredeter." style:family="text">
      <style:text-properties fo:color="#FF00FF" fo:letter-spacing="-0.0062in" style:text-scale="112%" fo:language="es" fo:country="ES"/>
    </style:style>
    <style:style style:name="T739" style:parent-style-name="Fuentedepárrafopredeter." style:family="text">
      <style:text-properties fo:color="#FF00FF" style:text-scale="185%" fo:language="es" fo:country="ES"/>
    </style:style>
    <style:style style:name="P740" style:parent-style-name="Textoindependiente" style:family="paragraph">
      <style:paragraph-properties fo:line-height="0.1451in" fo:margin-left="0.6368in">
        <style:tab-stops/>
      </style:paragraph-properties>
    </style:style>
    <style:style style:name="T74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42" style:parent-style-name="Textoindependiente" style:family="paragraph">
      <style:paragraph-properties fo:line-height="0.1444in" fo:margin-left="0.2201in">
        <style:tab-stops/>
      </style:paragraph-properties>
    </style:style>
    <style:style style:name="T74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44" style:parent-style-name="Textoindependiente" style:family="paragraph">
      <style:paragraph-properties fo:margin-left="0.2201in" fo:margin-right="1.0916in">
        <style:tab-stops/>
      </style:paragraph-properties>
    </style:style>
    <style:style style:name="T74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4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4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48" style:parent-style-name="Fuentedepárrafopredeter." style:family="text">
      <style:text-properties fo:color="#FF00FF" fo:letter-spacing="-0.0062in" style:text-scale="185%" fo:language="es" fo:country="ES"/>
    </style:style>
    <style:style style:name="T749" style:parent-style-name="Fuentedepárrafopredeter." style:family="text">
      <style:text-properties fo:color="#FF00FF" fo:letter-spacing="-0.0062in" style:text-scale="125%" fo:language="es" fo:country="ES"/>
    </style:style>
    <style:style style:name="T750" style:parent-style-name="Fuentedepárrafopredeter." style:family="text">
      <style:text-properties fo:color="#FF00FF" style:text-scale="110%" fo:language="es" fo:country="ES"/>
    </style:style>
    <style:style style:name="T751" style:parent-style-name="Fuentedepárrafopredeter." style:family="text">
      <style:text-properties fo:color="#FF00FF" fo:language="es" fo:country="ES"/>
    </style:style>
    <style:style style:name="T752" style:parent-style-name="Fuentedepárrafopredeter." style:family="text">
      <style:text-properties fo:color="#FF00FF" fo:letter-spacing="-0.0118in" fo:language="es" fo:country="ES"/>
    </style:style>
    <style:style style:name="T753" style:parent-style-name="Fuentedepárrafopredeter." style:family="text">
      <style:text-properties fo:color="#FF00FF" fo:letter-spacing="-0.0062in" style:text-scale="108%" fo:language="es" fo:country="ES"/>
    </style:style>
    <style:style style:name="T754" style:parent-style-name="Fuentedepárrafopredeter." style:family="text">
      <style:text-properties fo:color="#FF00FF" fo:letter-spacing="-0.0062in" style:text-scale="154%" fo:language="es" fo:country="ES"/>
    </style:style>
    <style:style style:name="T755" style:parent-style-name="Fuentedepárrafopredeter." style:family="text">
      <style:text-properties fo:color="#FF00FF" fo:letter-spacing="-0.0062in" style:text-scale="112%" fo:language="es" fo:country="ES"/>
    </style:style>
    <style:style style:name="T756" style:parent-style-name="Fuentedepárrafopredeter." style:family="text">
      <style:text-properties fo:color="#FF00FF" fo:letter-spacing="-0.0062in" style:text-scale="121%" fo:language="es" fo:country="ES"/>
    </style:style>
    <style:style style:name="T757" style:parent-style-name="Fuentedepárrafopredeter." style:family="text">
      <style:text-properties fo:color="#FF00FF" fo:letter-spacing="-0.0062in" style:text-scale="110%" fo:language="es" fo:country="ES"/>
    </style:style>
    <style:style style:name="T758" style:parent-style-name="Fuentedepárrafopredeter." style:family="text">
      <style:text-properties fo:color="#FF00FF" fo:letter-spacing="-0.0062in" style:text-scale="108%" fo:language="es" fo:country="ES"/>
    </style:style>
    <style:style style:name="T759" style:parent-style-name="Fuentedepárrafopredeter." style:family="text">
      <style:text-properties fo:color="#FF00FF" style:text-scale="110%" fo:language="es" fo:country="ES"/>
    </style:style>
    <style:style style:name="T760" style:parent-style-name="Fuentedepárrafopredeter." style:family="text">
      <style:text-properties fo:color="#FF00FF" fo:language="es" fo:country="ES"/>
    </style:style>
    <style:style style:name="T761" style:parent-style-name="Fuentedepárrafopredeter." style:family="text">
      <style:text-properties fo:color="#FF00FF" fo:letter-spacing="-0.0118in" fo:language="es" fo:country="ES"/>
    </style:style>
    <style:style style:name="T762" style:parent-style-name="Fuentedepárrafopredeter." style:family="text">
      <style:text-properties fo:color="#FF00FF" style:text-scale="114%" fo:language="es" fo:country="ES"/>
    </style:style>
    <style:style style:name="T763" style:parent-style-name="Fuentedepárrafopredeter." style:family="text">
      <style:text-properties fo:color="#FF00FF" fo:language="es" fo:country="ES"/>
    </style:style>
    <style:style style:name="T764" style:parent-style-name="Fuentedepárrafopredeter." style:family="text">
      <style:text-properties fo:color="#FF00FF" fo:letter-spacing="-0.0118in" fo:language="es" fo:country="ES"/>
    </style:style>
    <style:style style:name="T765" style:parent-style-name="Fuentedepárrafopredeter." style:family="text">
      <style:text-properties fo:color="#FF00FF" fo:letter-spacing="-0.0062in" style:text-scale="154%" fo:language="es" fo:country="ES"/>
    </style:style>
    <style:style style:name="T766" style:parent-style-name="Fuentedepárrafopredeter." style:family="text">
      <style:text-properties fo:color="#FF00FF" fo:letter-spacing="-0.0062in" style:text-scale="110%" fo:language="es" fo:country="ES"/>
    </style:style>
    <style:style style:name="T767" style:parent-style-name="Fuentedepárrafopredeter." style:family="text">
      <style:text-properties fo:color="#FF00FF" fo:letter-spacing="-0.0062in" style:text-scale="114%" fo:language="es" fo:country="ES"/>
    </style:style>
    <style:style style:name="T768" style:parent-style-name="Fuentedepárrafopredeter." style:family="text">
      <style:text-properties fo:color="#FF00FF" fo:letter-spacing="-0.0062in" style:text-scale="204%" fo:language="es" fo:country="ES"/>
    </style:style>
    <style:style style:name="T769" style:parent-style-name="Fuentedepárrafopredeter." style:family="text">
      <style:text-properties fo:color="#FF00FF" fo:letter-spacing="-0.0062in" style:text-scale="211%" fo:language="es" fo:country="ES"/>
    </style:style>
    <style:style style:name="T770" style:parent-style-name="Fuentedepárrafopredeter." style:family="text">
      <style:text-properties fo:color="#FF00FF" fo:letter-spacing="-0.0062in" style:text-scale="126%" fo:language="es" fo:country="ES"/>
    </style:style>
    <style:style style:name="T771" style:parent-style-name="Fuentedepárrafopredeter." style:family="text">
      <style:text-properties fo:color="#FF00FF" fo:letter-spacing="-0.0062in" style:text-scale="114%" fo:language="es" fo:country="ES"/>
    </style:style>
    <style:style style:name="T772" style:parent-style-name="Fuentedepárrafopredeter." style:family="text">
      <style:text-properties fo:color="#FF00FF" style:text-scale="154%" fo:language="es" fo:country="ES"/>
    </style:style>
    <style:style style:name="T773" style:parent-style-name="Fuentedepárrafopredeter." style:family="text">
      <style:text-properties fo:color="#FF00FF" fo:language="es" fo:country="ES"/>
    </style:style>
    <style:style style:name="T774" style:parent-style-name="Fuentedepárrafopredeter." style:family="text">
      <style:text-properties fo:color="#FF00FF" fo:letter-spacing="-0.0118in" fo:language="es" fo:country="ES"/>
    </style:style>
    <style:style style:name="T775" style:parent-style-name="Fuentedepárrafopredeter." style:family="text">
      <style:text-properties fo:color="#FF00FF" fo:letter-spacing="-0.0062in" style:text-scale="204%" fo:language="es" fo:country="ES"/>
    </style:style>
    <style:style style:name="T776" style:parent-style-name="Fuentedepárrafopredeter." style:family="text">
      <style:text-properties fo:color="#FF00FF" fo:letter-spacing="-0.0062in" style:text-scale="114%" fo:language="es" fo:country="ES"/>
    </style:style>
    <style:style style:name="T777" style:parent-style-name="Fuentedepárrafopredeter." style:family="text">
      <style:text-properties fo:color="#FF00FF" style:text-scale="148%" fo:language="es" fo:country="ES"/>
    </style:style>
    <style:style style:name="T778" style:parent-style-name="Fuentedepárrafopredeter." style:family="text">
      <style:text-properties fo:color="#FF00FF" fo:language="es" fo:country="ES"/>
    </style:style>
    <style:style style:name="T779" style:parent-style-name="Fuentedepárrafopredeter." style:family="text">
      <style:text-properties fo:color="#FF00FF" fo:letter-spacing="-0.0118in" fo:language="es" fo:country="ES"/>
    </style:style>
    <style:style style:name="T780" style:parent-style-name="Fuentedepárrafopredeter." style:family="text">
      <style:text-properties fo:color="#FF00FF" fo:letter-spacing="-0.0062in" style:text-scale="112%" fo:language="es" fo:country="ES"/>
    </style:style>
    <style:style style:name="T781" style:parent-style-name="Fuentedepárrafopredeter." style:family="text">
      <style:text-properties fo:color="#FF00FF" fo:letter-spacing="-0.0062in" style:text-scale="108%" fo:language="es" fo:country="ES"/>
    </style:style>
    <style:style style:name="T782" style:parent-style-name="Fuentedepárrafopredeter." style:family="text">
      <style:text-properties fo:color="#FF00FF" fo:letter-spacing="-0.0062in" style:text-scale="110%" fo:language="es" fo:country="ES"/>
    </style:style>
    <style:style style:name="T783" style:parent-style-name="Fuentedepárrafopredeter." style:family="text">
      <style:text-properties fo:color="#FF00FF" fo:letter-spacing="-0.0062in" style:text-scale="154%" fo:language="es" fo:country="ES"/>
    </style:style>
    <style:style style:name="T784" style:parent-style-name="Fuentedepárrafopredeter." style:family="text">
      <style:text-properties fo:color="#FF00FF" fo:letter-spacing="-0.0062in" style:text-scale="114%" fo:language="es" fo:country="ES"/>
    </style:style>
    <style:style style:name="T785" style:parent-style-name="Fuentedepárrafopredeter." style:family="text">
      <style:text-properties fo:color="#FF00FF" fo:letter-spacing="-0.0062in" style:text-scale="121%" fo:language="es" fo:country="ES"/>
    </style:style>
    <style:style style:name="T786" style:parent-style-name="Fuentedepárrafopredeter." style:family="text">
      <style:text-properties fo:color="#FF00FF" fo:letter-spacing="-0.0062in" style:text-scale="211%" fo:language="es" fo:country="ES"/>
    </style:style>
    <style:style style:name="T787" style:parent-style-name="Fuentedepárrafopredeter." style:family="text">
      <style:text-properties fo:color="#FF00FF" fo:letter-spacing="-0.0062in" style:text-scale="112%" fo:language="es" fo:country="ES"/>
    </style:style>
    <style:style style:name="T788" style:parent-style-name="Fuentedepárrafopredeter." style:family="text">
      <style:text-properties fo:color="#FF00FF" fo:letter-spacing="-0.0062in" style:text-scale="110%" fo:language="es" fo:country="ES"/>
    </style:style>
    <style:style style:name="T789" style:parent-style-name="Fuentedepárrafopredeter." style:family="text">
      <style:text-properties fo:color="#FF00FF" style:text-scale="148%" fo:language="es" fo:country="ES"/>
    </style:style>
    <style:style style:name="T790" style:parent-style-name="Fuentedepárrafopredeter." style:family="text">
      <style:text-properties fo:color="#FF00FF" fo:language="es" fo:country="ES"/>
    </style:style>
    <style:style style:name="T791" style:parent-style-name="Fuentedepárrafopredeter." style:family="text">
      <style:text-properties fo:color="#FF00FF" fo:letter-spacing="-0.0118in" fo:language="es" fo:country="ES"/>
    </style:style>
    <style:style style:name="T792" style:parent-style-name="Fuentedepárrafopredeter." style:family="text">
      <style:text-properties fo:color="#FF00FF" fo:letter-spacing="-0.0062in" style:text-scale="108%" fo:language="es" fo:country="ES"/>
    </style:style>
    <style:style style:name="T793" style:parent-style-name="Fuentedepárrafopredeter." style:family="text">
      <style:text-properties fo:color="#FF00FF" fo:letter-spacing="-0.0062in" style:text-scale="110%" fo:language="es" fo:country="ES"/>
    </style:style>
    <style:style style:name="T794" style:parent-style-name="Fuentedepárrafopredeter." style:family="text">
      <style:text-properties fo:color="#FF00FF" style:text-scale="110%" fo:language="es" fo:country="ES"/>
    </style:style>
    <style:style style:name="T795" style:parent-style-name="Fuentedepárrafopredeter." style:family="text">
      <style:text-properties fo:color="#FF00FF" fo:language="es" fo:country="ES"/>
    </style:style>
    <style:style style:name="T796" style:parent-style-name="Fuentedepárrafopredeter." style:family="text">
      <style:text-properties fo:color="#FF00FF" fo:letter-spacing="-0.0118in" fo:language="es" fo:country="ES"/>
    </style:style>
    <style:style style:name="T797" style:parent-style-name="Fuentedepárrafopredeter." style:family="text">
      <style:text-properties fo:color="#FF00FF" fo:letter-spacing="-0.0062in" style:text-scale="110%" fo:language="es" fo:country="ES"/>
    </style:style>
    <style:style style:name="T798" style:parent-style-name="Fuentedepárrafopredeter." style:family="text">
      <style:text-properties fo:color="#FF00FF" fo:letter-spacing="-0.0062in" style:text-scale="204%" fo:language="es" fo:country="ES"/>
    </style:style>
    <style:style style:name="T799" style:parent-style-name="Fuentedepárrafopredeter." style:family="text">
      <style:text-properties fo:color="#FF00FF" fo:letter-spacing="-0.0062in" style:text-scale="211%" fo:language="es" fo:country="ES"/>
    </style:style>
    <style:style style:name="T800" style:parent-style-name="Fuentedepárrafopredeter." style:family="text">
      <style:text-properties fo:color="#FF00FF" fo:letter-spacing="-0.0062in" style:text-scale="164%" fo:language="es" fo:country="ES"/>
    </style:style>
    <style:style style:name="T801" style:parent-style-name="Fuentedepárrafopredeter." style:family="text">
      <style:text-properties fo:color="#FF00FF" fo:letter-spacing="-0.0062in" style:text-scale="114%" fo:language="es" fo:country="ES"/>
    </style:style>
    <style:style style:name="T802" style:parent-style-name="Fuentedepárrafopredeter." style:family="text">
      <style:text-properties fo:color="#FF00FF" style:text-scale="148%" fo:language="es" fo:country="ES"/>
    </style:style>
    <style:style style:name="T803" style:parent-style-name="Fuentedepárrafopredeter." style:family="text">
      <style:text-properties fo:color="#FF00FF" fo:language="es" fo:country="ES"/>
    </style:style>
    <style:style style:name="T804" style:parent-style-name="Fuentedepárrafopredeter." style:family="text">
      <style:text-properties fo:color="#FF00FF" fo:letter-spacing="-0.0118in" fo:language="es" fo:country="ES"/>
    </style:style>
    <style:style style:name="T805" style:parent-style-name="Fuentedepárrafopredeter." style:family="text">
      <style:text-properties fo:color="#FF00FF" fo:letter-spacing="-0.0062in" style:text-scale="108%" fo:language="es" fo:country="ES"/>
    </style:style>
    <style:style style:name="T806" style:parent-style-name="Fuentedepárrafopredeter." style:family="text">
      <style:text-properties fo:color="#FF00FF" fo:letter-spacing="-0.0062in" style:text-scale="110%" fo:language="es" fo:country="ES"/>
    </style:style>
    <style:style style:name="T807" style:parent-style-name="Fuentedepárrafopredeter." style:family="text">
      <style:text-properties fo:color="#FF00FF" style:text-scale="204%" fo:language="es" fo:country="ES"/>
    </style:style>
    <style:style style:name="T808" style:parent-style-name="Fuentedepárrafopredeter." style:family="text">
      <style:text-properties fo:color="#FF00FF" fo:language="es" fo:country="ES"/>
    </style:style>
    <style:style style:name="T809" style:parent-style-name="Fuentedepárrafopredeter." style:family="text">
      <style:text-properties fo:color="#FF00FF" fo:letter-spacing="-0.0118in" fo:language="es" fo:country="ES"/>
    </style:style>
    <style:style style:name="T810" style:parent-style-name="Fuentedepárrafopredeter." style:family="text">
      <style:text-properties fo:color="#FF00FF" fo:letter-spacing="-0.0062in" style:text-scale="148%" fo:language="es" fo:country="ES"/>
    </style:style>
    <style:style style:name="T811" style:parent-style-name="Fuentedepárrafopredeter." style:family="text">
      <style:text-properties fo:color="#FF00FF" fo:letter-spacing="-0.0062in" style:text-scale="211%" fo:language="es" fo:country="ES"/>
    </style:style>
    <style:style style:name="T812" style:parent-style-name="Fuentedepárrafopredeter." style:family="text">
      <style:text-properties fo:color="#FF00FF" fo:letter-spacing="-0.0062in" style:text-scale="119%" fo:language="es" fo:country="ES"/>
    </style:style>
    <style:style style:name="T813" style:parent-style-name="Fuentedepárrafopredeter." style:family="text">
      <style:text-properties fo:color="#FF00FF" fo:letter-spacing="-0.0062in" style:text-scale="110%" fo:language="es" fo:country="ES"/>
    </style:style>
    <style:style style:name="T814" style:parent-style-name="Fuentedepárrafopredeter." style:family="text">
      <style:text-properties fo:color="#FF00FF" fo:letter-spacing="-0.0062in" style:text-scale="211%" fo:language="es" fo:country="ES"/>
    </style:style>
    <style:style style:name="T815" style:parent-style-name="Fuentedepárrafopredeter." style:family="text">
      <style:text-properties fo:color="#FF00FF" fo:letter-spacing="-0.0062in" style:text-scale="110%" fo:language="es" fo:country="ES"/>
    </style:style>
    <style:style style:name="T816" style:parent-style-name="Fuentedepárrafopredeter." style:family="text">
      <style:text-properties fo:color="#FF00FF" fo:letter-spacing="-0.0062in" style:text-scale="151%" fo:language="es" fo:country="ES"/>
    </style:style>
    <style:style style:name="T817" style:parent-style-name="Fuentedepárrafopredeter." style:family="text">
      <style:text-properties fo:color="#FF00FF" style:text-scale="110%" fo:language="es" fo:country="ES"/>
    </style:style>
    <style:style style:name="T818" style:parent-style-name="Fuentedepárrafopredeter." style:family="text">
      <style:text-properties fo:color="#FF00FF" fo:language="es" fo:country="ES"/>
    </style:style>
    <style:style style:name="T819" style:parent-style-name="Fuentedepárrafopredeter." style:family="text">
      <style:text-properties fo:color="#FF00FF" fo:letter-spacing="-0.0118in" fo:language="es" fo:country="ES"/>
    </style:style>
    <style:style style:name="T820" style:parent-style-name="Fuentedepárrafopredeter." style:family="text">
      <style:text-properties fo:color="#FF00FF" fo:letter-spacing="-0.0062in" style:text-scale="72%" fo:language="es" fo:country="ES"/>
    </style:style>
    <style:style style:name="T821" style:parent-style-name="Fuentedepárrafopredeter." style:family="text">
      <style:text-properties fo:color="#FF00FF" fo:letter-spacing="-0.0062in" style:text-scale="110%" fo:language="es" fo:country="ES"/>
    </style:style>
    <style:style style:name="T822" style:parent-style-name="Fuentedepárrafopredeter." style:family="text">
      <style:text-properties fo:color="#FF00FF" style:text-scale="185%" fo:language="es" fo:country="ES"/>
    </style:style>
    <style:style style:name="T823" style:parent-style-name="Fuentedepárrafopredeter." style:family="text">
      <style:text-properties fo:letter-spacing="-0.0062in" style:text-scale="72%" fo:language="es" fo:country="ES"/>
    </style:style>
    <style:style style:name="T824" style:parent-style-name="Fuentedepárrafopredeter." style:family="text">
      <style:text-properties fo:letter-spacing="-0.0062in" style:text-scale="110%" fo:language="es" fo:country="ES"/>
    </style:style>
    <style:style style:name="T825" style:parent-style-name="Fuentedepárrafopredeter." style:family="text">
      <style:text-properties style:text-scale="110%" fo:language="es" fo:country="ES"/>
    </style:style>
    <style:style style:name="T826" style:parent-style-name="Fuentedepárrafopredeter." style:family="text">
      <style:text-properties fo:language="es" fo:country="ES"/>
    </style:style>
    <style:style style:name="T827" style:parent-style-name="Fuentedepárrafopredeter." style:family="text">
      <style:text-properties fo:letter-spacing="-0.0118in" fo:language="es" fo:country="ES"/>
    </style:style>
    <style:style style:name="T828" style:parent-style-name="Fuentedepárrafopredeter." style:family="text">
      <style:text-properties fo:color="#0000FF" fo:letter-spacing="-0.0062in" style:text-scale="114%" fo:language="es" fo:country="ES"/>
    </style:style>
    <style:style style:name="T829" style:parent-style-name="Fuentedepárrafopredeter." style:family="text">
      <style:text-properties fo:color="#0000FF" fo:letter-spacing="-0.0062in" style:text-scale="204%" fo:language="es" fo:country="ES"/>
    </style:style>
    <style:style style:name="T830" style:parent-style-name="Fuentedepárrafopredeter." style:family="text">
      <style:text-properties fo:color="#0000FF" fo:letter-spacing="-0.0062in" style:text-scale="114%" fo:language="es" fo:country="ES"/>
    </style:style>
    <style:style style:name="T831" style:parent-style-name="Fuentedepárrafopredeter." style:family="text">
      <style:text-properties fo:color="#0000FF" fo:letter-spacing="-0.0062in" style:text-scale="72%" fo:language="es" fo:country="ES"/>
    </style:style>
    <style:style style:name="T832" style:parent-style-name="Fuentedepárrafopredeter." style:family="text">
      <style:text-properties fo:color="#0000FF" fo:letter-spacing="-0.0062in" style:text-scale="114%" fo:language="es" fo:country="ES"/>
    </style:style>
    <style:style style:name="T833" style:parent-style-name="Fuentedepárrafopredeter." style:family="text">
      <style:text-properties fo:color="#0000FF" fo:letter-spacing="-0.0062in" style:text-scale="108%" fo:language="es" fo:country="ES"/>
    </style:style>
    <style:style style:name="T834" style:parent-style-name="Fuentedepárrafopredeter." style:family="text">
      <style:text-properties fo:color="#0000FF" style:text-scale="114%" fo:language="es" fo:country="ES"/>
    </style:style>
    <style:style style:name="T835" style:parent-style-name="Fuentedepárrafopredeter." style:family="text">
      <style:text-properties fo:color="#0000FF" fo:language="es" fo:country="ES"/>
    </style:style>
    <style:style style:name="T836" style:parent-style-name="Fuentedepárrafopredeter." style:family="text">
      <style:text-properties fo:color="#0000FF" fo:letter-spacing="-0.0118in" fo:language="es" fo:country="ES"/>
    </style:style>
    <style:style style:name="T837" style:parent-style-name="Fuentedepárrafopredeter." style:family="text">
      <style:text-properties fo:color="#0000FF" style:text-scale="114%" fo:language="es" fo:country="ES"/>
    </style:style>
    <style:style style:name="T838" style:parent-style-name="Fuentedepárrafopredeter." style:family="text">
      <style:text-properties fo:color="#0000FF" fo:language="es" fo:country="ES"/>
    </style:style>
    <style:style style:name="T839" style:parent-style-name="Fuentedepárrafopredeter." style:family="text">
      <style:text-properties fo:color="#0000FF" fo:letter-spacing="-0.0118in" fo:language="es" fo:country="ES"/>
    </style:style>
    <style:style style:name="T840" style:parent-style-name="Fuentedepárrafopredeter." style:family="text">
      <style:text-properties fo:color="#0000FF" fo:letter-spacing="-0.0062in" style:text-scale="162%" fo:language="es" fo:country="ES"/>
    </style:style>
    <style:style style:name="T841" style:parent-style-name="Fuentedepárrafopredeter." style:family="text">
      <style:text-properties fo:color="#0000FF" fo:letter-spacing="-0.0062in" style:text-scale="110%" fo:language="es" fo:country="ES"/>
    </style:style>
    <style:style style:name="T842" style:parent-style-name="Fuentedepárrafopredeter." style:family="text">
      <style:text-properties fo:color="#0000FF" fo:letter-spacing="-0.0062in" style:text-scale="121%" fo:language="es" fo:country="ES"/>
    </style:style>
    <style:style style:name="T843" style:parent-style-name="Fuentedepárrafopredeter." style:family="text">
      <style:text-properties fo:color="#0000FF" fo:letter-spacing="-0.0062in" style:text-scale="211%" fo:language="es" fo:country="ES"/>
    </style:style>
    <style:style style:name="T844" style:parent-style-name="Fuentedepárrafopredeter." style:family="text">
      <style:text-properties fo:color="#0000FF" fo:letter-spacing="-0.0062in" style:text-scale="112%" fo:language="es" fo:country="ES"/>
    </style:style>
    <style:style style:name="T845" style:parent-style-name="Fuentedepárrafopredeter." style:family="text">
      <style:text-properties fo:color="#0000FF" style:text-scale="110%" fo:language="es" fo:country="ES"/>
    </style:style>
    <style:style style:name="P846" style:parent-style-name="Textoindependiente" style:family="paragraph">
      <style:paragraph-properties fo:margin-top="0.0451in" fo:line-height="0.1472in" fo:margin-left="0.2201in">
        <style:tab-stops/>
      </style:paragraph-properties>
    </style:style>
    <style:style style:name="T84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84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84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850" style:parent-style-name="Fuentedepárrafopredeter." style:family="text">
      <style:text-properties fo:letter-spacing="-0.0062in" style:text-scale="163%" fo:language="es" fo:country="ES"/>
    </style:style>
    <style:style style:name="T851" style:parent-style-name="Fuentedepárrafopredeter." style:family="text">
      <style:text-properties style:text-scale="108%" fo:language="es" fo:country="ES"/>
    </style:style>
    <style:style style:name="T852" style:parent-style-name="Fuentedepárrafopredeter." style:family="text">
      <style:text-properties fo:language="es" fo:country="ES"/>
    </style:style>
    <style:style style:name="T853" style:parent-style-name="Fuentedepárrafopredeter." style:family="text">
      <style:text-properties fo:letter-spacing="-0.0118in" fo:language="es" fo:country="ES"/>
    </style:style>
    <style:style style:name="T854" style:parent-style-name="Fuentedepárrafopredeter." style:family="text">
      <style:text-properties fo:color="#FF00FF" fo:letter-spacing="-0.0062in" style:text-scale="185%" fo:language="es" fo:country="ES"/>
    </style:style>
    <style:style style:name="T855" style:parent-style-name="Fuentedepárrafopredeter." style:family="text">
      <style:text-properties fo:color="#FF00FF" fo:letter-spacing="-0.0062in" style:text-scale="216%" fo:language="es" fo:country="ES"/>
    </style:style>
    <style:style style:name="T856" style:parent-style-name="Fuentedepárrafopredeter." style:family="text">
      <style:text-properties fo:color="#FF00FF" fo:letter-spacing="-0.0062in" style:text-scale="110%" fo:language="es" fo:country="ES"/>
    </style:style>
    <style:style style:name="T857" style:parent-style-name="Fuentedepárrafopredeter." style:family="text">
      <style:text-properties fo:color="#FF00FF" fo:letter-spacing="-0.0062in" style:text-scale="151%" fo:language="es" fo:country="ES"/>
    </style:style>
    <style:style style:name="T858" style:parent-style-name="Fuentedepárrafopredeter." style:family="text">
      <style:text-properties fo:color="#FF00FF" fo:letter-spacing="-0.0062in" style:text-scale="154%" fo:language="es" fo:country="ES"/>
    </style:style>
    <style:style style:name="T859" style:parent-style-name="Fuentedepárrafopredeter." style:family="text">
      <style:text-properties fo:color="#FF00FF" fo:letter-spacing="-0.0062in" style:text-scale="112%" fo:language="es" fo:country="ES"/>
    </style:style>
    <style:style style:name="T860" style:parent-style-name="Fuentedepárrafopredeter." style:family="text">
      <style:text-properties fo:color="#FF00FF" fo:letter-spacing="-0.0062in" style:text-scale="108%" fo:language="es" fo:country="ES"/>
    </style:style>
    <style:style style:name="T861" style:parent-style-name="Fuentedepárrafopredeter." style:family="text">
      <style:text-properties fo:color="#FF00FF" fo:letter-spacing="-0.0062in" style:text-scale="110%" fo:language="es" fo:country="ES"/>
    </style:style>
    <style:style style:name="T862" style:parent-style-name="Fuentedepárrafopredeter." style:family="text">
      <style:text-properties fo:color="#FF00FF" fo:letter-spacing="-0.0062in" style:text-scale="121%" fo:language="es" fo:country="ES"/>
    </style:style>
    <style:style style:name="T863" style:parent-style-name="Fuentedepárrafopredeter." style:family="text">
      <style:text-properties fo:color="#FF00FF" style:text-scale="110%" fo:language="es" fo:country="ES"/>
    </style:style>
    <style:style style:name="T864" style:parent-style-name="Fuentedepárrafopredeter." style:family="text">
      <style:text-properties fo:color="#FF00FF" fo:language="es" fo:country="ES"/>
    </style:style>
    <style:style style:name="T865" style:parent-style-name="Fuentedepárrafopredeter." style:family="text">
      <style:text-properties fo:color="#FF00FF" fo:letter-spacing="-0.0118in" fo:language="es" fo:country="ES"/>
    </style:style>
    <style:style style:name="T866" style:parent-style-name="Fuentedepárrafopredeter." style:family="text">
      <style:text-properties fo:color="#FF00FF" fo:letter-spacing="-0.0062in" style:text-scale="112%" fo:language="es" fo:country="ES"/>
    </style:style>
    <style:style style:name="T867" style:parent-style-name="Fuentedepárrafopredeter." style:family="text">
      <style:text-properties fo:color="#FF00FF" fo:letter-spacing="-0.0062in" style:text-scale="108%" fo:language="es" fo:country="ES"/>
    </style:style>
    <style:style style:name="T868" style:parent-style-name="Fuentedepárrafopredeter." style:family="text">
      <style:text-properties fo:color="#FF00FF" fo:letter-spacing="-0.0062in" style:text-scale="121%" fo:language="es" fo:country="ES"/>
    </style:style>
    <style:style style:name="T869" style:parent-style-name="Fuentedepárrafopredeter." style:family="text">
      <style:text-properties fo:color="#FF00FF" fo:letter-spacing="-0.0062in" style:text-scale="211%" fo:language="es" fo:country="ES"/>
    </style:style>
    <style:style style:name="T870" style:parent-style-name="Fuentedepárrafopredeter." style:family="text">
      <style:text-properties fo:color="#FF00FF" fo:letter-spacing="-0.0062in" style:text-scale="112%" fo:language="es" fo:country="ES"/>
    </style:style>
    <style:style style:name="T871" style:parent-style-name="Fuentedepárrafopredeter." style:family="text">
      <style:text-properties fo:color="#FF00FF" style:text-scale="110%" fo:language="es" fo:country="ES"/>
    </style:style>
    <style:style style:name="T872" style:parent-style-name="Fuentedepárrafopredeter." style:family="text">
      <style:text-properties fo:color="#FF00FF" fo:language="es" fo:country="ES"/>
    </style:style>
    <style:style style:name="T873" style:parent-style-name="Fuentedepárrafopredeter." style:family="text">
      <style:text-properties fo:color="#FF00FF" fo:letter-spacing="-0.0118in" fo:language="es" fo:country="ES"/>
    </style:style>
    <style:style style:name="T874" style:parent-style-name="Fuentedepárrafopredeter." style:family="text">
      <style:text-properties fo:color="#FF00FF" fo:letter-spacing="-0.0062in" style:text-scale="108%" fo:language="es" fo:country="ES"/>
    </style:style>
    <style:style style:name="T875" style:parent-style-name="Fuentedepárrafopredeter." style:family="text">
      <style:text-properties fo:color="#FF00FF" fo:letter-spacing="-0.0062in" style:text-scale="110%" fo:language="es" fo:country="ES"/>
    </style:style>
    <style:style style:name="T876" style:parent-style-name="Fuentedepárrafopredeter." style:family="text">
      <style:text-properties fo:color="#FF00FF" style:text-scale="204%" fo:language="es" fo:country="ES"/>
    </style:style>
    <style:style style:name="T877" style:parent-style-name="Fuentedepárrafopredeter." style:family="text">
      <style:text-properties fo:color="#FF00FF" fo:language="es" fo:country="ES"/>
    </style:style>
    <style:style style:name="T878" style:parent-style-name="Fuentedepárrafopredeter." style:family="text">
      <style:text-properties fo:color="#FF00FF" fo:letter-spacing="-0.0118in" fo:language="es" fo:country="ES"/>
    </style:style>
    <style:style style:name="T879" style:parent-style-name="Fuentedepárrafopredeter." style:family="text">
      <style:text-properties fo:color="#FF00FF" fo:letter-spacing="-0.0062in" style:text-scale="72%" fo:language="es" fo:country="ES"/>
    </style:style>
    <style:style style:name="T880" style:parent-style-name="Fuentedepárrafopredeter." style:family="text">
      <style:text-properties fo:color="#FF00FF" fo:letter-spacing="-0.0062in" style:text-scale="110%" fo:language="es" fo:country="ES"/>
    </style:style>
    <style:style style:name="T881" style:parent-style-name="Fuentedepárrafopredeter." style:family="text">
      <style:text-properties fo:color="#FF00FF" style:text-scale="163%" fo:language="es" fo:country="ES"/>
    </style:style>
    <style:style style:name="T882" style:parent-style-name="Fuentedepárrafopredeter." style:family="text">
      <style:text-properties fo:color="#FF00FF" fo:language="es" fo:country="ES"/>
    </style:style>
    <style:style style:name="T883" style:parent-style-name="Fuentedepárrafopredeter." style:family="text">
      <style:text-properties fo:color="#FF00FF" fo:letter-spacing="-0.0118in" fo:language="es" fo:country="ES"/>
    </style:style>
    <style:style style:name="T884" style:parent-style-name="Fuentedepárrafopredeter." style:family="text">
      <style:text-properties fo:color="#FF00FF" style:text-scale="185%" fo:language="es" fo:country="ES"/>
    </style:style>
    <style:style style:name="T885" style:parent-style-name="Fuentedepárrafopredeter." style:family="text">
      <style:text-properties fo:color="#FF00FF" fo:language="es" fo:country="ES"/>
    </style:style>
    <style:style style:name="T886" style:parent-style-name="Fuentedepárrafopredeter." style:family="text">
      <style:text-properties fo:color="#FF00FF" fo:letter-spacing="-0.0118in" fo:language="es" fo:country="ES"/>
    </style:style>
    <style:style style:name="T887" style:parent-style-name="Fuentedepárrafopredeter." style:family="text">
      <style:text-properties fo:letter-spacing="-0.0062in" style:text-scale="154%" fo:language="es" fo:country="ES"/>
    </style:style>
    <style:style style:name="T888" style:parent-style-name="Fuentedepárrafopredeter." style:family="text">
      <style:text-properties fo:letter-spacing="-0.0062in" style:text-scale="110%" fo:language="es" fo:country="ES"/>
    </style:style>
    <style:style style:name="T889" style:parent-style-name="Fuentedepárrafopredeter." style:family="text">
      <style:text-properties fo:letter-spacing="-0.0062in" style:text-scale="148%" fo:language="es" fo:country="ES"/>
    </style:style>
    <style:style style:name="T890" style:parent-style-name="Fuentedepárrafopredeter." style:family="text">
      <style:text-properties style:text-scale="108%" fo:language="es" fo:country="ES"/>
    </style:style>
    <style:style style:name="P891" style:parent-style-name="Textoindependiente" style:family="paragraph">
      <style:paragraph-properties fo:line-height="0.1458in" fo:margin-left="0.2201in">
        <style:tab-stops/>
      </style:paragraph-properties>
    </style:style>
    <style:style style:name="T89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89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89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895" style:parent-style-name="Fuentedepárrafopredeter." style:family="text">
      <style:text-properties fo:color="#6959CD" fo:letter-spacing="-0.0062in" style:text-scale="114%" fo:language="es" fo:country="ES"/>
    </style:style>
    <style:style style:name="T896" style:parent-style-name="Fuentedepárrafopredeter." style:family="text">
      <style:text-properties fo:color="#6959CD" fo:letter-spacing="-0.0062in" style:text-scale="154%" fo:language="es" fo:country="ES"/>
    </style:style>
    <style:style style:name="T897" style:parent-style-name="Fuentedepárrafopredeter." style:family="text">
      <style:text-properties fo:color="#6959CD" fo:letter-spacing="-0.0062in" style:text-scale="110%" fo:language="es" fo:country="ES"/>
    </style:style>
    <style:style style:name="T898" style:parent-style-name="Fuentedepárrafopredeter." style:family="text">
      <style:text-properties fo:color="#6959CD" fo:letter-spacing="-0.0062in" style:text-scale="148%" fo:language="es" fo:country="ES"/>
    </style:style>
    <style:style style:name="T899" style:parent-style-name="Fuentedepárrafopredeter." style:family="text">
      <style:text-properties fo:color="#6959CD" style:text-scale="108%" fo:language="es" fo:country="ES"/>
    </style:style>
    <style:style style:name="T900" style:parent-style-name="Fuentedepárrafopredeter." style:family="text">
      <style:text-properties fo:color="#6959CD" fo:language="es" fo:country="ES"/>
    </style:style>
    <style:style style:name="T901" style:parent-style-name="Fuentedepárrafopredeter." style:family="text">
      <style:text-properties fo:color="#6959CD" fo:letter-spacing="-0.0118in" fo:language="es" fo:country="ES"/>
    </style:style>
    <style:style style:name="T90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03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0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0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0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07" style:parent-style-name="Fuentedepárrafopredeter." style:family="text">
      <style:text-properties fo:letter-spacing="-0.0062in" style:text-scale="163%" fo:language="es" fo:country="ES"/>
    </style:style>
    <style:style style:name="T908" style:parent-style-name="Fuentedepárrafopredeter." style:family="text">
      <style:text-properties style:text-scale="108%" fo:language="es" fo:country="ES"/>
    </style:style>
    <style:style style:name="T909" style:parent-style-name="Fuentedepárrafopredeter." style:family="text">
      <style:text-properties fo:language="es" fo:country="ES"/>
    </style:style>
    <style:style style:name="T910" style:parent-style-name="Fuentedepárrafopredeter." style:family="text">
      <style:text-properties fo:letter-spacing="-0.0118in" fo:language="es" fo:country="ES"/>
    </style:style>
    <style:style style:name="T911" style:parent-style-name="Fuentedepárrafopredeter." style:family="text">
      <style:text-properties fo:color="#FF00FF" fo:letter-spacing="-0.0062in" style:text-scale="377%" fo:language="es" fo:country="ES"/>
    </style:style>
    <style:style style:name="T912" style:parent-style-name="Fuentedepárrafopredeter." style:family="text">
      <style:text-properties fo:color="#FF00FF" fo:letter-spacing="-0.0062in" style:text-scale="114%" fo:language="es" fo:country="ES"/>
    </style:style>
    <style:style style:name="T913" style:parent-style-name="Fuentedepárrafopredeter." style:family="text">
      <style:text-properties fo:color="#FF00FF" fo:letter-spacing="-0.0062in" style:text-scale="163%" fo:language="es" fo:country="ES"/>
    </style:style>
    <style:style style:name="T914" style:parent-style-name="Fuentedepárrafopredeter." style:family="text">
      <style:text-properties fo:color="#FF00FF" fo:letter-spacing="-0.0062in" style:text-scale="114%" fo:language="es" fo:country="ES"/>
    </style:style>
    <style:style style:name="T915" style:parent-style-name="Fuentedepárrafopredeter." style:family="text">
      <style:text-properties fo:color="#FF00FF" fo:letter-spacing="-0.0062in" style:text-scale="163%" fo:language="es" fo:country="ES"/>
    </style:style>
    <style:style style:name="T916" style:parent-style-name="Fuentedepárrafopredeter." style:family="text">
      <style:text-properties fo:color="#FF00FF" style:text-scale="114%" fo:language="es" fo:country="ES"/>
    </style:style>
    <style:style style:name="T917" style:parent-style-name="Fuentedepárrafopredeter." style:family="text">
      <style:text-properties fo:color="#FF00FF" fo:language="es" fo:country="ES"/>
    </style:style>
    <style:style style:name="T918" style:parent-style-name="Fuentedepárrafopredeter." style:family="text">
      <style:text-properties fo:color="#FF00FF" fo:letter-spacing="-0.0118in" fo:language="es" fo:country="ES"/>
    </style:style>
    <style:style style:name="T919" style:parent-style-name="Fuentedepárrafopredeter." style:family="text">
      <style:text-properties fo:color="#FF00FF" fo:letter-spacing="-0.0062in" style:text-scale="163%" fo:language="es" fo:country="ES"/>
    </style:style>
    <style:style style:name="T920" style:parent-style-name="Fuentedepárrafopredeter." style:family="text">
      <style:text-properties fo:color="#FF00FF" fo:letter-spacing="-0.0062in" style:text-scale="114%" fo:language="es" fo:country="ES"/>
    </style:style>
    <style:style style:name="T921" style:parent-style-name="Fuentedepárrafopredeter." style:family="text">
      <style:text-properties fo:color="#FF00FF" style:text-scale="377%" fo:language="es" fo:country="ES"/>
    </style:style>
    <style:style style:name="T922" style:parent-style-name="Fuentedepárrafopredeter." style:family="text">
      <style:text-properties fo:color="#FF00FF" fo:language="es" fo:country="ES"/>
    </style:style>
    <style:style style:name="T923" style:parent-style-name="Fuentedepárrafopredeter." style:family="text">
      <style:text-properties fo:color="#FF00FF" fo:letter-spacing="-0.0118in" fo:language="es" fo:country="ES"/>
    </style:style>
    <style:style style:name="T924" style:parent-style-name="Fuentedepárrafopredeter." style:family="text">
      <style:text-properties fo:color="#0000FF" fo:letter-spacing="-0.0062in" style:text-scale="114%" fo:language="es" fo:country="ES"/>
    </style:style>
    <style:style style:name="T925" style:parent-style-name="Fuentedepárrafopredeter." style:family="text">
      <style:text-properties fo:color="#0000FF" fo:letter-spacing="-0.0062in" style:text-scale="110%" fo:language="es" fo:country="ES"/>
    </style:style>
    <style:style style:name="T926" style:parent-style-name="Fuentedepárrafopredeter." style:family="text">
      <style:text-properties fo:color="#0000FF" fo:letter-spacing="-0.0062in" style:text-scale="112%" fo:language="es" fo:country="ES"/>
    </style:style>
    <style:style style:name="T927" style:parent-style-name="Fuentedepárrafopredeter." style:family="text">
      <style:text-properties fo:color="#0000FF" style:text-scale="148%" fo:language="es" fo:country="ES"/>
    </style:style>
    <style:style style:name="T928" style:parent-style-name="Fuentedepárrafopredeter." style:family="text">
      <style:text-properties fo:color="#0000FF" fo:language="es" fo:country="ES"/>
    </style:style>
    <style:style style:name="T929" style:parent-style-name="Fuentedepárrafopredeter." style:family="text">
      <style:text-properties fo:color="#0000FF" fo:letter-spacing="-0.0118in" fo:language="es" fo:country="ES"/>
    </style:style>
    <style:style style:name="T930" style:parent-style-name="Fuentedepárrafopredeter." style:family="text">
      <style:text-properties fo:color="#0000FF" fo:letter-spacing="-0.0062in" style:text-scale="114%" fo:language="es" fo:country="ES"/>
    </style:style>
    <style:style style:name="T931" style:parent-style-name="Fuentedepárrafopredeter." style:family="text">
      <style:text-properties fo:color="#0000FF" fo:letter-spacing="-0.0062in" style:text-scale="148%" fo:language="es" fo:country="ES"/>
    </style:style>
    <style:style style:name="T932" style:parent-style-name="Fuentedepárrafopredeter." style:family="text">
      <style:text-properties fo:color="#0000FF" fo:letter-spacing="-0.0062in" style:text-scale="110%" fo:language="es" fo:country="ES"/>
    </style:style>
    <style:style style:name="T933" style:parent-style-name="Fuentedepárrafopredeter." style:family="text">
      <style:text-properties fo:color="#0000FF" fo:letter-spacing="-0.0062in" style:text-scale="119%" fo:language="es" fo:country="ES"/>
    </style:style>
    <style:style style:name="T934" style:parent-style-name="Fuentedepárrafopredeter." style:family="text">
      <style:text-properties fo:color="#0000FF" fo:letter-spacing="-0.0062in" style:text-scale="110%" fo:language="es" fo:country="ES"/>
    </style:style>
    <style:style style:name="T935" style:parent-style-name="Fuentedepárrafopredeter." style:family="text">
      <style:text-properties fo:color="#0000FF" fo:letter-spacing="-0.0062in" style:text-scale="154%" fo:language="es" fo:country="ES"/>
    </style:style>
    <style:style style:name="T936" style:parent-style-name="Fuentedepárrafopredeter." style:family="text">
      <style:text-properties fo:color="#0000FF" fo:letter-spacing="-0.0062in" style:text-scale="114%" fo:language="es" fo:country="ES"/>
    </style:style>
    <style:style style:name="T937" style:parent-style-name="Fuentedepárrafopredeter." style:family="text">
      <style:text-properties fo:color="#0000FF" fo:letter-spacing="-0.0062in" style:text-scale="72%" fo:language="es" fo:country="ES"/>
    </style:style>
    <style:style style:name="T938" style:parent-style-name="Fuentedepárrafopredeter." style:family="text">
      <style:text-properties fo:color="#0000FF" fo:letter-spacing="-0.0062in" style:text-scale="112%" fo:language="es" fo:country="ES"/>
    </style:style>
    <style:style style:name="T939" style:parent-style-name="Fuentedepárrafopredeter." style:family="text">
      <style:text-properties fo:color="#0000FF" style:text-scale="148%" fo:language="es" fo:country="ES"/>
    </style:style>
    <style:style style:name="T940" style:parent-style-name="Fuentedepárrafopredeter." style:family="text">
      <style:text-properties fo:color="#0000FF" fo:language="es" fo:country="ES"/>
    </style:style>
    <style:style style:name="T941" style:parent-style-name="Fuentedepárrafopredeter." style:family="text">
      <style:text-properties fo:color="#0000FF" fo:letter-spacing="-0.0118in" fo:language="es" fo:country="ES"/>
    </style:style>
    <style:style style:name="T942" style:parent-style-name="Fuentedepárrafopredeter." style:family="text">
      <style:text-properties fo:color="#0000FF" fo:letter-spacing="-0.0062in" style:text-scale="110%" fo:language="es" fo:country="ES"/>
    </style:style>
    <style:style style:name="T943" style:parent-style-name="Fuentedepárrafopredeter." style:family="text">
      <style:text-properties fo:color="#0000FF" fo:letter-spacing="-0.0062in" style:text-scale="72%" fo:language="es" fo:country="ES"/>
    </style:style>
    <style:style style:name="T944" style:parent-style-name="Fuentedepárrafopredeter." style:family="text">
      <style:text-properties fo:color="#0000FF" fo:letter-spacing="-0.0062in" style:text-scale="110%" fo:language="es" fo:country="ES"/>
    </style:style>
    <style:style style:name="T945" style:parent-style-name="Fuentedepárrafopredeter." style:family="text">
      <style:text-properties fo:color="#0000FF" fo:letter-spacing="-0.0062in" style:text-scale="154%" fo:language="es" fo:country="ES"/>
    </style:style>
    <style:style style:name="T946" style:parent-style-name="Fuentedepárrafopredeter." style:family="text">
      <style:text-properties fo:color="#0000FF" fo:letter-spacing="-0.0062in" style:text-scale="112%" fo:language="es" fo:country="ES"/>
    </style:style>
    <style:style style:name="T947" style:parent-style-name="Fuentedepárrafopredeter." style:family="text">
      <style:text-properties fo:color="#0000FF" style:text-scale="148%" fo:language="es" fo:country="ES"/>
    </style:style>
    <style:style style:name="P948" style:parent-style-name="Textoindependiente" style:family="paragraph">
      <style:paragraph-properties fo:margin-top="0.0006in" fo:line-height="97%" fo:margin-left="0.359in" fo:margin-right="3.1673in" fo:text-indent="-0.1388in">
        <style:tab-stops/>
      </style:paragraph-properties>
    </style:style>
    <style:style style:name="T949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950" style:parent-style-name="Fuentedepárrafopredeter." style:family="text">
      <style:text-properties fo:color="#6959CD" style:text-scale="115%"/>
    </style:style>
    <style:style style:name="T951" style:parent-style-name="Fuentedepárrafopredeter." style:family="text">
      <style:text-properties fo:color="#00898C" style:text-scale="110%"/>
    </style:style>
    <style:style style:name="T952" style:parent-style-name="Fuentedepárrafopredeter." style:family="text">
      <style:text-properties style:text-scale="110%"/>
    </style:style>
    <style:style style:name="T953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954" style:parent-style-name="Fuentedepárrafopredeter." style:family="text">
      <style:text-properties fo:color="#6959CD" style:text-scale="115%"/>
    </style:style>
    <style:style style:name="T955" style:parent-style-name="Fuentedepárrafopredeter." style:family="text">
      <style:text-properties fo:color="#00898C" style:text-scale="110%"/>
    </style:style>
    <style:style style:name="T956" style:parent-style-name="Fuentedepárrafopredeter." style:family="text">
      <style:text-properties style:text-scale="110%"/>
    </style:style>
    <style:style style:name="T957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958" style:parent-style-name="Fuentedepárrafopredeter." style:family="text">
      <style:text-properties fo:color="#6959CD" style:text-scale="115%"/>
    </style:style>
    <style:style style:name="T959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P960" style:parent-style-name="Textoindependiente" style:family="paragraph">
      <style:paragraph-properties fo:line-height="97%" fo:margin-left="0.4979in" fo:margin-right="1.0916in">
        <style:tab-stops/>
      </style:paragraph-properties>
    </style:style>
    <style:style style:name="T961" style:parent-style-name="Fuentedepárrafopredeter." style:family="text">
      <style:text-properties fo:letter-spacing="-0.0062in" style:text-scale="114%" fo:language="es" fo:country="ES"/>
    </style:style>
    <style:style style:name="T962" style:parent-style-name="Fuentedepárrafopredeter." style:family="text">
      <style:text-properties fo:letter-spacing="-0.0062in" style:text-scale="163%" fo:language="es" fo:country="ES"/>
    </style:style>
    <style:style style:name="T963" style:parent-style-name="Fuentedepárrafopredeter." style:family="text">
      <style:text-properties fo:color="#6959CD" fo:letter-spacing="-0.0062in" style:text-scale="112%" fo:language="es" fo:country="ES"/>
    </style:style>
    <style:style style:name="T964" style:parent-style-name="Fuentedepárrafopredeter." style:family="text">
      <style:text-properties fo:color="#6959CD" fo:letter-spacing="-0.0062in" style:text-scale="108%" fo:language="es" fo:country="ES"/>
    </style:style>
    <style:style style:name="T965" style:parent-style-name="Fuentedepárrafopredeter." style:family="text">
      <style:text-properties fo:color="#6959CD" fo:letter-spacing="-0.0062in" style:text-scale="110%" fo:language="es" fo:country="ES"/>
    </style:style>
    <style:style style:name="T966" style:parent-style-name="Fuentedepárrafopredeter." style:family="text">
      <style:text-properties fo:color="#6959CD" fo:letter-spacing="-0.0062in" style:text-scale="154%" fo:language="es" fo:country="ES"/>
    </style:style>
    <style:style style:name="T967" style:parent-style-name="Fuentedepárrafopredeter." style:family="text">
      <style:text-properties fo:color="#6959CD" fo:letter-spacing="-0.0062in" style:text-scale="114%" fo:language="es" fo:country="ES"/>
    </style:style>
    <style:style style:name="T968" style:parent-style-name="Fuentedepárrafopredeter." style:family="text">
      <style:text-properties fo:color="#6959CD" fo:letter-spacing="-0.0062in" style:text-scale="121%" fo:language="es" fo:country="ES"/>
    </style:style>
    <style:style style:name="T969" style:parent-style-name="Fuentedepárrafopredeter." style:family="text">
      <style:text-properties fo:color="#6959CD" fo:letter-spacing="-0.0062in" style:text-scale="211%" fo:language="es" fo:country="ES"/>
    </style:style>
    <style:style style:name="T970" style:parent-style-name="Fuentedepárrafopredeter." style:family="text">
      <style:text-properties fo:color="#6959CD" fo:letter-spacing="-0.0062in" style:text-scale="112%" fo:language="es" fo:country="ES"/>
    </style:style>
    <style:style style:name="T971" style:parent-style-name="Fuentedepárrafopredeter." style:family="text">
      <style:text-properties fo:color="#6959CD" fo:letter-spacing="-0.0062in" style:text-scale="110%" fo:language="es" fo:country="ES"/>
    </style:style>
    <style:style style:name="T972" style:parent-style-name="Fuentedepárrafopredeter." style:family="text">
      <style:text-properties fo:letter-spacing="-0.0062in" style:text-scale="114%" fo:language="es" fo:country="ES"/>
    </style:style>
    <style:style style:name="T973" style:parent-style-name="Fuentedepárrafopredeter." style:family="text">
      <style:text-properties fo:color="#FF00FF" style:text-scale="185%" fo:language="es" fo:country="ES"/>
    </style:style>
    <style:style style:name="T974" style:parent-style-name="Fuentedepárrafopredeter." style:family="text">
      <style:text-properties fo:color="#FF00FF" fo:language="es" fo:country="ES"/>
    </style:style>
    <style:style style:name="T975" style:parent-style-name="Fuentedepárrafopredeter." style:family="text">
      <style:text-properties fo:color="#FF00FF" fo:letter-spacing="-0.0118in" fo:language="es" fo:country="ES"/>
    </style:style>
    <style:style style:name="T976" style:parent-style-name="Fuentedepárrafopredeter." style:family="text">
      <style:text-properties fo:color="#FF00FF" style:text-scale="114%" fo:language="es" fo:country="ES"/>
    </style:style>
    <style:style style:name="T977" style:parent-style-name="Fuentedepárrafopredeter." style:family="text">
      <style:text-properties fo:color="#FF00FF" fo:language="es" fo:country="ES"/>
    </style:style>
    <style:style style:name="T978" style:parent-style-name="Fuentedepárrafopredeter." style:family="text">
      <style:text-properties fo:color="#FF00FF" fo:letter-spacing="-0.0118in" fo:language="es" fo:country="ES"/>
    </style:style>
    <style:style style:name="T979" style:parent-style-name="Fuentedepárrafopredeter." style:family="text">
      <style:text-properties fo:color="#FF00FF" fo:letter-spacing="-0.0062in" style:text-scale="185%" fo:language="es" fo:country="ES"/>
    </style:style>
    <style:style style:name="T98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8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8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8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8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85" style:parent-style-name="Fuentedepárrafopredeter." style:family="text">
      <style:text-properties fo:color="#FF00FF" fo:letter-spacing="-0.0062in" style:text-scale="185%" fo:language="es" fo:country="ES"/>
    </style:style>
    <style:style style:name="T986" style:parent-style-name="Fuentedepárrafopredeter." style:family="text">
      <style:text-properties fo:color="#FF00FF" fo:letter-spacing="-0.0062in" style:text-scale="125%" fo:language="es" fo:country="ES"/>
    </style:style>
    <style:style style:name="T987" style:parent-style-name="Fuentedepárrafopredeter." style:family="text">
      <style:text-properties fo:color="#FF00FF" style:text-scale="110%" fo:language="es" fo:country="ES"/>
    </style:style>
    <style:style style:name="T988" style:parent-style-name="Fuentedepárrafopredeter." style:family="text">
      <style:text-properties fo:color="#FF00FF" fo:language="es" fo:country="ES"/>
    </style:style>
    <style:style style:name="T989" style:parent-style-name="Fuentedepárrafopredeter." style:family="text">
      <style:text-properties fo:color="#FF00FF" fo:letter-spacing="-0.0118in" fo:language="es" fo:country="ES"/>
    </style:style>
    <style:style style:name="T990" style:parent-style-name="Fuentedepárrafopredeter." style:family="text">
      <style:text-properties fo:color="#FF00FF" fo:letter-spacing="-0.0062in" style:text-scale="122%" fo:language="es" fo:country="ES"/>
    </style:style>
    <style:style style:name="T991" style:parent-style-name="Fuentedepárrafopredeter." style:family="text">
      <style:text-properties fo:color="#FF00FF" style:text-scale="114%" fo:language="es" fo:country="ES"/>
    </style:style>
    <style:style style:name="T992" style:parent-style-name="Fuentedepárrafopredeter." style:family="text">
      <style:text-properties fo:color="#FF00FF" fo:language="es" fo:country="ES"/>
    </style:style>
    <style:style style:name="T993" style:parent-style-name="Fuentedepárrafopredeter." style:family="text">
      <style:text-properties fo:color="#FF00FF" fo:letter-spacing="-0.0118in" fo:language="es" fo:country="ES"/>
    </style:style>
    <style:style style:name="T994" style:parent-style-name="Fuentedepárrafopredeter." style:family="text">
      <style:text-properties fo:color="#FF00FF" style:text-scale="114%" fo:language="es" fo:country="ES"/>
    </style:style>
    <style:style style:name="T995" style:parent-style-name="Fuentedepárrafopredeter." style:family="text">
      <style:text-properties fo:color="#FF00FF" fo:language="es" fo:country="ES"/>
    </style:style>
    <style:style style:name="T996" style:parent-style-name="Fuentedepárrafopredeter." style:family="text">
      <style:text-properties fo:color="#FF00FF" fo:letter-spacing="-0.0118in" fo:language="es" fo:country="ES"/>
    </style:style>
    <style:style style:name="T997" style:parent-style-name="Fuentedepárrafopredeter." style:family="text">
      <style:text-properties fo:color="#FF00FF" fo:letter-spacing="-0.0062in" style:text-scale="154%" fo:language="es" fo:country="ES"/>
    </style:style>
    <style:style style:name="T998" style:parent-style-name="Fuentedepárrafopredeter." style:family="text">
      <style:text-properties fo:color="#FF00FF" fo:letter-spacing="-0.0062in" style:text-scale="110%" fo:language="es" fo:country="ES"/>
    </style:style>
    <style:style style:name="T999" style:parent-style-name="Fuentedepárrafopredeter." style:family="text">
      <style:text-properties fo:color="#FF00FF" fo:letter-spacing="-0.0062in" style:text-scale="114%" fo:language="es" fo:country="ES"/>
    </style:style>
    <style:style style:name="T1000" style:parent-style-name="Fuentedepárrafopredeter." style:family="text">
      <style:text-properties fo:color="#FF00FF" fo:letter-spacing="-0.0062in" style:text-scale="204%" fo:language="es" fo:country="ES"/>
    </style:style>
    <style:style style:name="T1001" style:parent-style-name="Fuentedepárrafopredeter." style:family="text">
      <style:text-properties fo:color="#FF00FF" fo:letter-spacing="-0.0062in" style:text-scale="211%" fo:language="es" fo:country="ES"/>
    </style:style>
    <style:style style:name="T1002" style:parent-style-name="Fuentedepárrafopredeter." style:family="text">
      <style:text-properties fo:color="#FF00FF" fo:letter-spacing="-0.0062in" style:text-scale="126%" fo:language="es" fo:country="ES"/>
    </style:style>
    <style:style style:name="T1003" style:parent-style-name="Fuentedepárrafopredeter." style:family="text">
      <style:text-properties fo:color="#FF00FF" fo:letter-spacing="-0.0062in" style:text-scale="114%" fo:language="es" fo:country="ES"/>
    </style:style>
    <style:style style:name="T1004" style:parent-style-name="Fuentedepárrafopredeter." style:family="text">
      <style:text-properties fo:color="#FF00FF" style:text-scale="154%" fo:language="es" fo:country="ES"/>
    </style:style>
    <style:style style:name="T1005" style:parent-style-name="Fuentedepárrafopredeter." style:family="text">
      <style:text-properties fo:color="#FF00FF" fo:language="es" fo:country="ES"/>
    </style:style>
    <style:style style:name="T1006" style:parent-style-name="Fuentedepárrafopredeter." style:family="text">
      <style:text-properties fo:color="#FF00FF" fo:letter-spacing="-0.0118in" fo:language="es" fo:country="ES"/>
    </style:style>
    <style:style style:name="T1007" style:parent-style-name="Fuentedepárrafopredeter." style:family="text">
      <style:text-properties fo:color="#6959CD" fo:letter-spacing="-0.0062in" style:text-scale="114%" fo:language="es" fo:country="ES"/>
    </style:style>
    <style:style style:name="T1008" style:parent-style-name="Fuentedepárrafopredeter." style:family="text">
      <style:text-properties fo:color="#6959CD" fo:letter-spacing="-0.0062in" style:text-scale="112%" fo:language="es" fo:country="ES"/>
    </style:style>
    <style:style style:name="T1009" style:parent-style-name="Fuentedepárrafopredeter." style:family="text">
      <style:text-properties fo:color="#6959CD" fo:letter-spacing="-0.0062in" style:text-scale="108%" fo:language="es" fo:country="ES"/>
    </style:style>
    <style:style style:name="T1010" style:parent-style-name="Fuentedepárrafopredeter." style:family="text">
      <style:text-properties fo:color="#6959CD" fo:letter-spacing="-0.0062in" style:text-scale="110%" fo:language="es" fo:country="ES"/>
    </style:style>
    <style:style style:name="T1011" style:parent-style-name="Fuentedepárrafopredeter." style:family="text">
      <style:text-properties fo:color="#6959CD" fo:letter-spacing="-0.0062in" style:text-scale="154%" fo:language="es" fo:country="ES"/>
    </style:style>
    <style:style style:name="T1012" style:parent-style-name="Fuentedepárrafopredeter." style:family="text">
      <style:text-properties fo:color="#6959CD" fo:letter-spacing="-0.0062in" style:text-scale="114%" fo:language="es" fo:country="ES"/>
    </style:style>
    <style:style style:name="T1013" style:parent-style-name="Fuentedepárrafopredeter." style:family="text">
      <style:text-properties fo:color="#6959CD" fo:letter-spacing="-0.0062in" style:text-scale="121%" fo:language="es" fo:country="ES"/>
    </style:style>
    <style:style style:name="T1014" style:parent-style-name="Fuentedepárrafopredeter." style:family="text">
      <style:text-properties fo:color="#6959CD" fo:letter-spacing="-0.0062in" style:text-scale="211%" fo:language="es" fo:country="ES"/>
    </style:style>
    <style:style style:name="T1015" style:parent-style-name="Fuentedepárrafopredeter." style:family="text">
      <style:text-properties fo:color="#6959CD" fo:letter-spacing="-0.0062in" style:text-scale="112%" fo:language="es" fo:country="ES"/>
    </style:style>
    <style:style style:name="T1016" style:parent-style-name="Fuentedepárrafopredeter." style:family="text">
      <style:text-properties fo:color="#6959CD" style:text-scale="110%" fo:language="es" fo:country="ES"/>
    </style:style>
    <style:style style:name="T1017" style:parent-style-name="Fuentedepárrafopredeter." style:family="text">
      <style:text-properties fo:color="#6959CD" fo:language="es" fo:country="ES"/>
    </style:style>
    <style:style style:name="T1018" style:parent-style-name="Fuentedepárrafopredeter." style:family="text">
      <style:text-properties fo:color="#6959CD" fo:letter-spacing="-0.0118in" fo:language="es" fo:country="ES"/>
    </style:style>
    <style:style style:name="T1019" style:parent-style-name="Fuentedepárrafopredeter." style:family="text">
      <style:text-properties fo:color="#FF00FF" fo:letter-spacing="-0.0062in" style:text-scale="185%" fo:language="es" fo:country="ES"/>
    </style:style>
    <style:style style:name="T102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21" style:parent-style-name="Fuentedepárrafopredeter." style:family="text">
      <style:text-properties fo:letter-spacing="-0.0062in" style:text-scale="148%" fo:language="es" fo:country="ES"/>
    </style:style>
    <style:style style:name="T1022" style:parent-style-name="Fuentedepárrafopredeter." style:family="text">
      <style:text-properties fo:letter-spacing="-0.0062in" style:text-scale="110%" fo:language="es" fo:country="ES"/>
    </style:style>
    <style:style style:name="T1023" style:parent-style-name="Fuentedepárrafopredeter." style:family="text">
      <style:text-properties fo:letter-spacing="-0.0062in" style:text-scale="72%" fo:language="es" fo:country="ES"/>
    </style:style>
    <style:style style:name="T1024" style:parent-style-name="Fuentedepárrafopredeter." style:family="text">
      <style:text-properties style:text-scale="114%" fo:language="es" fo:country="ES"/>
    </style:style>
    <style:style style:name="T1025" style:parent-style-name="Fuentedepárrafopredeter." style:family="text">
      <style:text-properties fo:language="es" fo:country="ES"/>
    </style:style>
    <style:style style:name="T1026" style:parent-style-name="Fuentedepárrafopredeter." style:family="text">
      <style:text-properties fo:letter-spacing="-0.0118in" fo:language="es" fo:country="ES"/>
    </style:style>
    <style:style style:name="T1027" style:parent-style-name="Fuentedepárrafopredeter." style:family="text">
      <style:text-properties fo:color="#6959CD" fo:letter-spacing="-0.0062in" style:text-scale="114%" fo:language="es" fo:country="ES"/>
    </style:style>
    <style:style style:name="T1028" style:parent-style-name="Fuentedepárrafopredeter." style:family="text">
      <style:text-properties fo:color="#6959CD" style:text-scale="114%" fo:language="es" fo:country="ES"/>
    </style:style>
    <style:style style:name="T1029" style:parent-style-name="Fuentedepárrafopredeter." style:family="text">
      <style:text-properties fo:color="#6959CD" fo:language="es" fo:country="ES"/>
    </style:style>
    <style:style style:name="T1030" style:parent-style-name="Fuentedepárrafopredeter." style:family="text">
      <style:text-properties fo:color="#6959CD" fo:letter-spacing="-0.0118in" fo:language="es" fo:country="ES"/>
    </style:style>
    <style:style style:name="T1031" style:parent-style-name="Fuentedepárrafopredeter." style:family="text">
      <style:text-properties fo:color="#6959CD" fo:letter-spacing="-0.0062in" style:text-scale="114%" fo:language="es" fo:country="ES"/>
    </style:style>
    <style:style style:name="T103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3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34" style:parent-style-name="Fuentedepárrafopredeter." style:family="text">
      <style:text-properties fo:letter-spacing="-0.0062in" style:text-scale="135%" fo:language="es" fo:country="ES"/>
    </style:style>
    <style:style style:name="T1035" style:parent-style-name="Fuentedepárrafopredeter." style:family="text">
      <style:text-properties fo:color="#6959CD" fo:letter-spacing="-0.0062in" style:text-scale="135%" fo:language="es" fo:country="ES"/>
    </style:style>
    <style:style style:name="T1036" style:parent-style-name="Fuentedepárrafopredeter." style:family="text">
      <style:text-properties fo:letter-spacing="-0.0062in" style:text-scale="135%" fo:language="es" fo:country="ES"/>
    </style:style>
    <style:style style:name="T1037" style:parent-style-name="Fuentedepárrafopredeter." style:family="text">
      <style:text-properties fo:color="#FF00FF" fo:letter-spacing="-0.0062in" style:text-scale="135%" fo:language="es" fo:country="ES"/>
    </style:style>
    <style:style style:name="T1038" style:parent-style-name="Fuentedepárrafopredeter." style:family="text">
      <style:text-properties fo:color="#FF00FF" style:text-scale="135%" fo:language="es" fo:country="ES"/>
    </style:style>
    <style:style style:name="T1039" style:parent-style-name="Fuentedepárrafopredeter." style:family="text">
      <style:text-properties fo:color="#FF00FF" fo:letter-spacing="-0.0055in" style:text-scale="120%" fo:language="es" fo:country="ES"/>
    </style:style>
    <style:style style:name="T1040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1041" style:parent-style-name="Fuentedepárrafopredeter." style:family="text">
      <style:text-properties fo:color="#FF00FF" fo:letter-spacing="-0.0041in" style:text-scale="135%" fo:language="es" fo:country="ES"/>
    </style:style>
    <style:style style:name="T1042" style:parent-style-name="Fuentedepárrafopredeter." style:family="text">
      <style:text-properties fo:color="#FF00FF" fo:letter-spacing="-0.0034in" style:text-scale="120%" fo:language="es" fo:country="ES"/>
    </style:style>
    <style:style style:name="T1043" style:parent-style-name="Fuentedepárrafopredeter." style:family="text">
      <style:text-properties fo:color="#FF00FF" style:text-scale="120%" fo:language="es" fo:country="ES"/>
    </style:style>
    <style:style style:name="T1044" style:parent-style-name="Fuentedepárrafopredeter." style:family="text">
      <style:text-properties fo:color="#FF00FF" fo:letter-spacing="-0.0055in" style:text-scale="135%" fo:language="es" fo:country="ES"/>
    </style:style>
    <style:style style:name="T1045" style:parent-style-name="Fuentedepárrafopredeter." style:family="text">
      <style:text-properties fo:color="#6959CD" fo:letter-spacing="-0.0062in" style:text-scale="135%" fo:language="es" fo:country="ES"/>
    </style:style>
    <style:style style:name="T1046" style:parent-style-name="Fuentedepárrafopredeter." style:family="text">
      <style:text-properties fo:color="#FF00FF" fo:letter-spacing="-0.0055in" style:text-scale="135%" fo:language="es" fo:country="ES"/>
    </style:style>
    <style:style style:name="T1047" style:parent-style-name="Fuentedepárrafopredeter." style:family="text">
      <style:text-properties style:font-name="Lucida Sans Typewriter" fo:font-weight="bold" style:font-weight-asian="bold" fo:color="#A52A2A" fo:letter-spacing="-0.0055in" style:text-scale="135%" fo:language="es" fo:country="ES"/>
    </style:style>
    <style:style style:name="T1048" style:parent-style-name="Fuentedepárrafopredeter." style:family="text">
      <style:text-properties fo:letter-spacing="-0.0055in" style:text-scale="135%" fo:language="es" fo:country="ES"/>
    </style:style>
    <style:style style:name="T1049" style:parent-style-name="Fuentedepárrafopredeter." style:family="text">
      <style:text-properties fo:color="#6959CD" fo:letter-spacing="-0.0034in" style:text-scale="120%" fo:language="es" fo:country="ES"/>
    </style:style>
    <style:style style:name="T1050" style:parent-style-name="Fuentedepárrafopredeter." style:family="text">
      <style:text-properties fo:color="#6959CD" fo:letter-spacing="-0.0048in" style:text-scale="120%" fo:language="es" fo:country="ES"/>
    </style:style>
    <style:style style:name="T1051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1052" style:parent-style-name="Fuentedepárrafopredeter." style:family="text">
      <style:text-properties fo:letter-spacing="-0.0062in" style:text-scale="135%" fo:language="es" fo:country="ES"/>
    </style:style>
    <style:style style:name="T1053" style:parent-style-name="Fuentedepárrafopredeter." style:family="text">
      <style:text-properties fo:color="#6959CD" fo:letter-spacing="-0.0062in" style:text-scale="135%" fo:language="es" fo:country="ES"/>
    </style:style>
    <style:style style:name="T1054" style:parent-style-name="Fuentedepárrafopredeter." style:family="text">
      <style:text-properties fo:letter-spacing="-0.0062in" style:text-scale="135%" fo:language="es" fo:country="ES"/>
    </style:style>
    <style:style style:name="T1055" style:parent-style-name="Fuentedepárrafopredeter." style:family="text">
      <style:text-properties fo:color="#FF00FF" fo:letter-spacing="-0.0062in" style:text-scale="135%" fo:language="es" fo:country="ES"/>
    </style:style>
    <style:style style:name="T1056" style:parent-style-name="Fuentedepárrafopredeter." style:family="text">
      <style:text-properties fo:color="#FF00FF" fo:letter-spacing="-0.0131in" style:text-scale="135%" fo:language="es" fo:country="ES"/>
    </style:style>
    <style:style style:name="T1057" style:parent-style-name="Fuentedepárrafopredeter." style:family="text">
      <style:text-properties fo:color="#FF00FF" style:text-scale="135%" fo:language="es" fo:country="ES"/>
    </style:style>
    <style:style style:name="T1058" style:parent-style-name="Fuentedepárrafopredeter." style:family="text">
      <style:text-properties fo:color="#FF00FF" fo:letter-spacing="-0.0125in" style:text-scale="135%" fo:language="es" fo:country="ES"/>
    </style:style>
    <style:style style:name="T1059" style:parent-style-name="Fuentedepárrafopredeter." style:family="text">
      <style:text-properties fo:color="#FF00FF" fo:letter-spacing="-0.0055in" style:text-scale="120%" fo:language="es" fo:country="ES"/>
    </style:style>
    <style:style style:name="T1060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1061" style:parent-style-name="Fuentedepárrafopredeter." style:family="text">
      <style:text-properties style:font-name="Lucida Sans Typewriter" fo:font-weight="bold" style:font-weight-asian="bold" fo:color="#A52A2A" fo:letter-spacing="-0.052in" style:text-scale="120%" fo:language="es" fo:country="ES"/>
    </style:style>
    <style:style style:name="T1062" style:parent-style-name="Fuentedepárrafopredeter." style:family="text">
      <style:text-properties fo:color="#FF00FF" fo:letter-spacing="-0.0041in" style:text-scale="135%" fo:language="es" fo:country="ES"/>
    </style:style>
    <style:style style:name="T1063" style:parent-style-name="Fuentedepárrafopredeter." style:family="text">
      <style:text-properties fo:color="#FF00FF" fo:letter-spacing="-0.0125in" style:text-scale="135%" fo:language="es" fo:country="ES"/>
    </style:style>
    <style:style style:name="T1064" style:parent-style-name="Fuentedepárrafopredeter." style:family="text">
      <style:text-properties fo:color="#FF00FF" fo:letter-spacing="-0.0034in" style:text-scale="120%" fo:language="es" fo:country="ES"/>
    </style:style>
    <style:style style:name="T1065" style:parent-style-name="Fuentedepárrafopredeter." style:family="text">
      <style:text-properties fo:color="#FF00FF" fo:letter-spacing="-0.0069in" style:text-scale="120%" fo:language="es" fo:country="ES"/>
    </style:style>
    <style:style style:name="T1066" style:parent-style-name="Fuentedepárrafopredeter." style:family="text">
      <style:text-properties fo:color="#FF00FF" style:text-scale="120%" fo:language="es" fo:country="ES"/>
    </style:style>
    <style:style style:name="T1067" style:parent-style-name="Fuentedepárrafopredeter." style:family="text">
      <style:text-properties fo:color="#FF00FF" fo:letter-spacing="-0.0069in" style:text-scale="120%" fo:language="es" fo:country="ES"/>
    </style:style>
    <style:style style:name="T1068" style:parent-style-name="Fuentedepárrafopredeter." style:family="text">
      <style:text-properties fo:color="#FF00FF" fo:letter-spacing="-0.0055in" style:text-scale="135%" fo:language="es" fo:country="ES"/>
    </style:style>
    <style:style style:name="T1069" style:parent-style-name="Fuentedepárrafopredeter." style:family="text">
      <style:text-properties fo:color="#FF00FF" fo:letter-spacing="-0.0125in" style:text-scale="135%" fo:language="es" fo:country="ES"/>
    </style:style>
    <style:style style:name="T1070" style:parent-style-name="Fuentedepárrafopredeter." style:family="text">
      <style:text-properties fo:color="#6959CD" fo:letter-spacing="-0.0062in" style:text-scale="135%" fo:language="es" fo:country="ES"/>
    </style:style>
    <style:style style:name="T1071" style:parent-style-name="Fuentedepárrafopredeter." style:family="text">
      <style:text-properties fo:color="#6959CD" fo:letter-spacing="-0.0125in" style:text-scale="135%" fo:language="es" fo:country="ES"/>
    </style:style>
    <style:style style:name="T1072" style:parent-style-name="Fuentedepárrafopredeter." style:family="text">
      <style:text-properties fo:color="#FF00FF" fo:letter-spacing="-0.0062in" style:text-scale="135%" fo:language="es" fo:country="ES"/>
    </style:style>
    <style:style style:name="T1073" style:parent-style-name="Fuentedepárrafopredeter." style:family="text">
      <style:text-properties style:font-name="Lucida Sans Typewriter" fo:font-weight="bold" style:font-weight-asian="bold" fo:color="#A52A2A" fo:letter-spacing="-0.0062in" style:text-scale="135%" fo:language="es" fo:country="ES"/>
    </style:style>
    <style:style style:name="T1074" style:parent-style-name="Fuentedepárrafopredeter." style:family="text">
      <style:text-properties fo:letter-spacing="-0.0062in" style:text-scale="135%" fo:language="es" fo:country="ES"/>
    </style:style>
    <style:style style:name="T1075" style:parent-style-name="Fuentedepárrafopredeter." style:family="text">
      <style:text-properties fo:letter-spacing="-0.0125in" style:text-scale="135%" fo:language="es" fo:country="ES"/>
    </style:style>
    <style:style style:name="T1076" style:parent-style-name="Fuentedepárrafopredeter." style:family="text">
      <style:text-properties fo:color="#6959CD" fo:letter-spacing="-0.0034in" style:text-scale="120%" fo:language="es" fo:country="ES"/>
    </style:style>
    <style:style style:name="T1077" style:parent-style-name="Fuentedepárrafopredeter." style:family="text">
      <style:text-properties fo:color="#6959CD" fo:letter-spacing="-0.0069in" style:text-scale="120%" fo:language="es" fo:country="ES"/>
    </style:style>
    <style:style style:name="T1078" style:parent-style-name="Fuentedepárrafopredeter." style:family="text">
      <style:text-properties fo:color="#6959CD" fo:letter-spacing="-0.0048in" style:text-scale="120%" fo:language="es" fo:country="ES"/>
    </style:style>
    <style:style style:name="T1079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1080" style:parent-style-name="Fuentedepárrafopredeter." style:family="text">
      <style:text-properties fo:letter-spacing="-0.0062in" style:text-scale="114%" fo:language="es" fo:country="ES"/>
    </style:style>
    <style:style style:name="T1081" style:parent-style-name="Fuentedepárrafopredeter." style:family="text">
      <style:text-properties fo:letter-spacing="-0.0062in" style:text-scale="163%" fo:language="es" fo:country="ES"/>
    </style:style>
    <style:style style:name="T1082" style:parent-style-name="Fuentedepárrafopredeter." style:family="text">
      <style:text-properties fo:color="#6959CD" fo:letter-spacing="-0.0062in" style:text-scale="112%" fo:language="es" fo:country="ES"/>
    </style:style>
    <style:style style:name="T1083" style:parent-style-name="Fuentedepárrafopredeter." style:family="text">
      <style:text-properties fo:color="#6959CD" fo:letter-spacing="-0.0062in" style:text-scale="108%" fo:language="es" fo:country="ES"/>
    </style:style>
    <style:style style:name="T1084" style:parent-style-name="Fuentedepárrafopredeter." style:family="text">
      <style:text-properties fo:color="#6959CD" fo:letter-spacing="-0.0062in" style:text-scale="110%" fo:language="es" fo:country="ES"/>
    </style:style>
    <style:style style:name="T1085" style:parent-style-name="Fuentedepárrafopredeter." style:family="text">
      <style:text-properties fo:color="#6959CD" fo:letter-spacing="-0.0062in" style:text-scale="154%" fo:language="es" fo:country="ES"/>
    </style:style>
    <style:style style:name="T1086" style:parent-style-name="Fuentedepárrafopredeter." style:family="text">
      <style:text-properties fo:color="#6959CD" fo:letter-spacing="-0.0062in" style:text-scale="114%" fo:language="es" fo:country="ES"/>
    </style:style>
    <style:style style:name="T1087" style:parent-style-name="Fuentedepárrafopredeter." style:family="text">
      <style:text-properties fo:color="#6959CD" fo:letter-spacing="-0.0062in" style:text-scale="121%" fo:language="es" fo:country="ES"/>
    </style:style>
    <style:style style:name="T1088" style:parent-style-name="Fuentedepárrafopredeter." style:family="text">
      <style:text-properties fo:color="#6959CD" fo:letter-spacing="-0.0062in" style:text-scale="211%" fo:language="es" fo:country="ES"/>
    </style:style>
    <style:style style:name="T1089" style:parent-style-name="Fuentedepárrafopredeter." style:family="text">
      <style:text-properties fo:color="#6959CD" fo:letter-spacing="-0.0062in" style:text-scale="112%" fo:language="es" fo:country="ES"/>
    </style:style>
    <style:style style:name="T1090" style:parent-style-name="Fuentedepárrafopredeter." style:family="text">
      <style:text-properties fo:color="#6959CD" fo:letter-spacing="-0.0062in" style:text-scale="110%" fo:language="es" fo:country="ES"/>
    </style:style>
    <style:style style:name="T1091" style:parent-style-name="Fuentedepárrafopredeter." style:family="text">
      <style:text-properties fo:letter-spacing="-0.0062in" style:text-scale="114%" fo:language="es" fo:country="ES"/>
    </style:style>
    <style:style style:name="T1092" style:parent-style-name="Fuentedepárrafopredeter." style:family="text">
      <style:text-properties fo:color="#FF00FF" style:text-scale="185%" fo:language="es" fo:country="ES"/>
    </style:style>
    <style:style style:name="T1093" style:parent-style-name="Fuentedepárrafopredeter." style:family="text">
      <style:text-properties fo:color="#FF00FF" fo:language="es" fo:country="ES"/>
    </style:style>
    <style:style style:name="T1094" style:parent-style-name="Fuentedepárrafopredeter." style:family="text">
      <style:text-properties fo:color="#FF00FF" fo:letter-spacing="-0.0118in" fo:language="es" fo:country="ES"/>
    </style:style>
    <style:style style:name="T1095" style:parent-style-name="Fuentedepárrafopredeter." style:family="text">
      <style:text-properties fo:color="#FF00FF" style:text-scale="114%" fo:language="es" fo:country="ES"/>
    </style:style>
    <style:style style:name="T1096" style:parent-style-name="Fuentedepárrafopredeter." style:family="text">
      <style:text-properties fo:color="#FF00FF" fo:language="es" fo:country="ES"/>
    </style:style>
    <style:style style:name="T1097" style:parent-style-name="Fuentedepárrafopredeter." style:family="text">
      <style:text-properties fo:color="#FF00FF" fo:letter-spacing="-0.0118in" fo:language="es" fo:country="ES"/>
    </style:style>
    <style:style style:name="T1098" style:parent-style-name="Fuentedepárrafopredeter." style:family="text">
      <style:text-properties fo:color="#FF00FF" fo:letter-spacing="-0.0062in" style:text-scale="185%" fo:language="es" fo:country="ES"/>
    </style:style>
    <style:style style:name="T109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10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10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102" style:parent-style-name="Fuentedepárrafopredeter." style:family="text">
      <style:text-properties fo:color="#FF00FF" fo:letter-spacing="-0.0062in" style:text-scale="185%" fo:language="es" fo:country="ES"/>
    </style:style>
    <style:style style:name="T1103" style:parent-style-name="Fuentedepárrafopredeter." style:family="text">
      <style:text-properties fo:color="#FF00FF" fo:letter-spacing="-0.0062in" style:text-scale="125%" fo:language="es" fo:country="ES"/>
    </style:style>
    <style:style style:name="T1104" style:parent-style-name="Fuentedepárrafopredeter." style:family="text">
      <style:text-properties fo:color="#FF00FF" style:text-scale="110%" fo:language="es" fo:country="ES"/>
    </style:style>
    <style:style style:name="T1105" style:parent-style-name="Fuentedepárrafopredeter." style:family="text">
      <style:text-properties fo:color="#FF00FF" fo:language="es" fo:country="ES"/>
    </style:style>
    <style:style style:name="T1106" style:parent-style-name="Fuentedepárrafopredeter." style:family="text">
      <style:text-properties fo:color="#FF00FF" fo:letter-spacing="-0.0118in" fo:language="es" fo:country="ES"/>
    </style:style>
    <style:style style:name="T1107" style:parent-style-name="Fuentedepárrafopredeter." style:family="text">
      <style:text-properties fo:color="#FF00FF" fo:letter-spacing="-0.0062in" style:text-scale="122%" fo:language="es" fo:country="ES"/>
    </style:style>
    <style:style style:name="T1108" style:parent-style-name="Fuentedepárrafopredeter." style:family="text">
      <style:text-properties fo:color="#FF00FF" style:text-scale="114%" fo:language="es" fo:country="ES"/>
    </style:style>
    <style:style style:name="T1109" style:parent-style-name="Fuentedepárrafopredeter." style:family="text">
      <style:text-properties fo:color="#FF00FF" fo:language="es" fo:country="ES"/>
    </style:style>
    <style:style style:name="T1110" style:parent-style-name="Fuentedepárrafopredeter." style:family="text">
      <style:text-properties fo:color="#FF00FF" fo:letter-spacing="-0.0118in" fo:language="es" fo:country="ES"/>
    </style:style>
    <style:style style:name="T1111" style:parent-style-name="Fuentedepárrafopredeter." style:family="text">
      <style:text-properties fo:color="#FF00FF" style:text-scale="114%" fo:language="es" fo:country="ES"/>
    </style:style>
    <style:style style:name="T1112" style:parent-style-name="Fuentedepárrafopredeter." style:family="text">
      <style:text-properties fo:color="#FF00FF" fo:language="es" fo:country="ES"/>
    </style:style>
    <style:style style:name="T1113" style:parent-style-name="Fuentedepárrafopredeter." style:family="text">
      <style:text-properties fo:color="#FF00FF" fo:letter-spacing="-0.0118in" fo:language="es" fo:country="ES"/>
    </style:style>
    <style:style style:name="T1114" style:parent-style-name="Fuentedepárrafopredeter." style:family="text">
      <style:text-properties fo:color="#FF00FF" fo:letter-spacing="-0.0062in" style:text-scale="154%" fo:language="es" fo:country="ES"/>
    </style:style>
    <style:style style:name="T1115" style:parent-style-name="Fuentedepárrafopredeter." style:family="text">
      <style:text-properties fo:color="#FF00FF" fo:letter-spacing="-0.0062in" style:text-scale="110%" fo:language="es" fo:country="ES"/>
    </style:style>
    <style:style style:name="T1116" style:parent-style-name="Fuentedepárrafopredeter." style:family="text">
      <style:text-properties fo:color="#FF00FF" fo:letter-spacing="-0.0062in" style:text-scale="114%" fo:language="es" fo:country="ES"/>
    </style:style>
    <style:style style:name="T1117" style:parent-style-name="Fuentedepárrafopredeter." style:family="text">
      <style:text-properties fo:color="#FF00FF" fo:letter-spacing="-0.0062in" style:text-scale="204%" fo:language="es" fo:country="ES"/>
    </style:style>
    <style:style style:name="T1118" style:parent-style-name="Fuentedepárrafopredeter." style:family="text">
      <style:text-properties fo:color="#FF00FF" fo:letter-spacing="-0.0062in" style:text-scale="211%" fo:language="es" fo:country="ES"/>
    </style:style>
    <style:style style:name="T1119" style:parent-style-name="Fuentedepárrafopredeter." style:family="text">
      <style:text-properties fo:color="#FF00FF" fo:letter-spacing="-0.0062in" style:text-scale="126%" fo:language="es" fo:country="ES"/>
    </style:style>
    <style:style style:name="T1120" style:parent-style-name="Fuentedepárrafopredeter." style:family="text">
      <style:text-properties fo:color="#FF00FF" fo:letter-spacing="-0.0062in" style:text-scale="114%" fo:language="es" fo:country="ES"/>
    </style:style>
    <style:style style:name="T1121" style:parent-style-name="Fuentedepárrafopredeter." style:family="text">
      <style:text-properties fo:color="#FF00FF" style:text-scale="154%" fo:language="es" fo:country="ES"/>
    </style:style>
    <style:style style:name="T1122" style:parent-style-name="Fuentedepárrafopredeter." style:family="text">
      <style:text-properties fo:color="#FF00FF" fo:language="es" fo:country="ES"/>
    </style:style>
    <style:style style:name="T1123" style:parent-style-name="Fuentedepárrafopredeter." style:family="text">
      <style:text-properties fo:color="#FF00FF" fo:letter-spacing="-0.0118in" fo:language="es" fo:country="ES"/>
    </style:style>
    <style:style style:name="T1124" style:parent-style-name="Fuentedepárrafopredeter." style:family="text">
      <style:text-properties fo:color="#6959CD" fo:letter-spacing="-0.0062in" style:text-scale="114%" fo:language="es" fo:country="ES"/>
    </style:style>
    <style:style style:name="T1125" style:parent-style-name="Fuentedepárrafopredeter." style:family="text">
      <style:text-properties fo:color="#6959CD" fo:letter-spacing="-0.0062in" style:text-scale="112%" fo:language="es" fo:country="ES"/>
    </style:style>
    <style:style style:name="T1126" style:parent-style-name="Fuentedepárrafopredeter." style:family="text">
      <style:text-properties fo:color="#6959CD" fo:letter-spacing="-0.0062in" style:text-scale="108%" fo:language="es" fo:country="ES"/>
    </style:style>
    <style:style style:name="T1127" style:parent-style-name="Fuentedepárrafopredeter." style:family="text">
      <style:text-properties fo:color="#6959CD" fo:letter-spacing="-0.0062in" style:text-scale="110%" fo:language="es" fo:country="ES"/>
    </style:style>
    <style:style style:name="T1128" style:parent-style-name="Fuentedepárrafopredeter." style:family="text">
      <style:text-properties fo:color="#6959CD" fo:letter-spacing="-0.0062in" style:text-scale="154%" fo:language="es" fo:country="ES"/>
    </style:style>
    <style:style style:name="T1129" style:parent-style-name="Fuentedepárrafopredeter." style:family="text">
      <style:text-properties fo:color="#6959CD" fo:letter-spacing="-0.0062in" style:text-scale="114%" fo:language="es" fo:country="ES"/>
    </style:style>
    <style:style style:name="T1130" style:parent-style-name="Fuentedepárrafopredeter." style:family="text">
      <style:text-properties fo:color="#6959CD" fo:letter-spacing="-0.0062in" style:text-scale="121%" fo:language="es" fo:country="ES"/>
    </style:style>
    <style:style style:name="T1131" style:parent-style-name="Fuentedepárrafopredeter." style:family="text">
      <style:text-properties fo:color="#6959CD" fo:letter-spacing="-0.0062in" style:text-scale="211%" fo:language="es" fo:country="ES"/>
    </style:style>
    <style:style style:name="T1132" style:parent-style-name="Fuentedepárrafopredeter." style:family="text">
      <style:text-properties fo:color="#6959CD" fo:letter-spacing="-0.0062in" style:text-scale="112%" fo:language="es" fo:country="ES"/>
    </style:style>
    <style:style style:name="T1133" style:parent-style-name="Fuentedepárrafopredeter." style:family="text">
      <style:text-properties fo:color="#6959CD" style:text-scale="110%" fo:language="es" fo:country="ES"/>
    </style:style>
    <style:style style:name="T1134" style:parent-style-name="Fuentedepárrafopredeter." style:family="text">
      <style:text-properties fo:color="#6959CD" fo:language="es" fo:country="ES"/>
    </style:style>
    <style:style style:name="T1135" style:parent-style-name="Fuentedepárrafopredeter." style:family="text">
      <style:text-properties fo:color="#6959CD" fo:letter-spacing="-0.0118in" fo:language="es" fo:country="ES"/>
    </style:style>
    <style:style style:name="T1136" style:parent-style-name="Fuentedepárrafopredeter." style:family="text">
      <style:text-properties fo:color="#FF00FF" fo:letter-spacing="-0.0062in" style:text-scale="185%" fo:language="es" fo:country="ES"/>
    </style:style>
    <style:style style:name="T113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138" style:parent-style-name="Fuentedepárrafopredeter." style:family="text">
      <style:text-properties fo:letter-spacing="-0.0062in" style:text-scale="108%" fo:language="es" fo:country="ES"/>
    </style:style>
    <style:style style:name="T1139" style:parent-style-name="Fuentedepárrafopredeter." style:family="text">
      <style:text-properties fo:letter-spacing="-0.0062in" style:text-scale="211%" fo:language="es" fo:country="ES"/>
    </style:style>
    <style:style style:name="T1140" style:parent-style-name="Fuentedepárrafopredeter." style:family="text">
      <style:text-properties fo:letter-spacing="-0.0062in" style:text-scale="122%" fo:language="es" fo:country="ES"/>
    </style:style>
    <style:style style:name="T1141" style:parent-style-name="Fuentedepárrafopredeter." style:family="text">
      <style:text-properties fo:letter-spacing="-0.0062in" style:text-scale="211%" fo:language="es" fo:country="ES"/>
    </style:style>
    <style:style style:name="T1142" style:parent-style-name="Fuentedepárrafopredeter." style:family="text">
      <style:text-properties fo:letter-spacing="-0.0062in" style:text-scale="148%" fo:language="es" fo:country="ES"/>
    </style:style>
    <style:style style:name="T1143" style:parent-style-name="Fuentedepárrafopredeter." style:family="text">
      <style:text-properties fo:letter-spacing="-0.0062in" style:text-scale="211%" fo:language="es" fo:country="ES"/>
    </style:style>
    <style:style style:name="T1144" style:parent-style-name="Fuentedepárrafopredeter." style:family="text">
      <style:text-properties fo:letter-spacing="-0.0062in" style:text-scale="112%" fo:language="es" fo:country="ES"/>
    </style:style>
    <style:style style:name="T1145" style:parent-style-name="Fuentedepárrafopredeter." style:family="text">
      <style:text-properties style:text-scale="110%" fo:language="es" fo:country="ES"/>
    </style:style>
    <style:style style:name="T1146" style:parent-style-name="Fuentedepárrafopredeter." style:family="text">
      <style:text-properties fo:language="es" fo:country="ES"/>
    </style:style>
    <style:style style:name="T1147" style:parent-style-name="Fuentedepárrafopredeter." style:family="text">
      <style:text-properties fo:letter-spacing="-0.0118in" fo:language="es" fo:country="ES"/>
    </style:style>
    <style:style style:name="T1148" style:parent-style-name="Fuentedepárrafopredeter." style:family="text">
      <style:text-properties fo:color="#6959CD" fo:letter-spacing="-0.0062in" style:text-scale="114%" fo:language="es" fo:country="ES"/>
    </style:style>
    <style:style style:name="T1149" style:parent-style-name="Fuentedepárrafopredeter." style:family="text">
      <style:text-properties fo:color="#6959CD" style:text-scale="114%" fo:language="es" fo:country="ES"/>
    </style:style>
    <style:style style:name="T1150" style:parent-style-name="Fuentedepárrafopredeter." style:family="text">
      <style:text-properties fo:color="#6959CD" fo:language="es" fo:country="ES"/>
    </style:style>
    <style:style style:name="T1151" style:parent-style-name="Fuentedepárrafopredeter." style:family="text">
      <style:text-properties fo:color="#6959CD" fo:letter-spacing="-0.0118in" fo:language="es" fo:country="ES"/>
    </style:style>
    <style:style style:name="T1152" style:parent-style-name="Fuentedepárrafopredeter." style:family="text">
      <style:text-properties fo:color="#6959CD" fo:letter-spacing="-0.0062in" style:text-scale="114%" fo:language="es" fo:country="ES"/>
    </style:style>
    <style:style style:name="T115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15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155" style:parent-style-name="Fuentedepárrafopredeter." style:family="text">
      <style:text-properties fo:letter-spacing="-0.0062in" style:text-scale="135%" fo:language="es" fo:country="ES"/>
    </style:style>
    <style:style style:name="T1156" style:parent-style-name="Fuentedepárrafopredeter." style:family="text">
      <style:text-properties fo:color="#6959CD" fo:letter-spacing="-0.0062in" style:text-scale="135%" fo:language="es" fo:country="ES"/>
    </style:style>
    <style:style style:name="T1157" style:parent-style-name="Fuentedepárrafopredeter." style:family="text">
      <style:text-properties fo:letter-spacing="-0.0062in" style:text-scale="135%" fo:language="es" fo:country="ES"/>
    </style:style>
    <style:style style:name="T1158" style:parent-style-name="Fuentedepárrafopredeter." style:family="text">
      <style:text-properties fo:color="#FF00FF" fo:letter-spacing="-0.0062in" style:text-scale="135%" fo:language="es" fo:country="ES"/>
    </style:style>
    <style:style style:name="T1159" style:parent-style-name="Fuentedepárrafopredeter." style:family="text">
      <style:text-properties fo:color="#FF00FF" style:text-scale="120%" fo:language="es" fo:country="ES"/>
    </style:style>
    <style:style style:name="T1160" style:parent-style-name="Fuentedepárrafopredeter." style:family="text">
      <style:text-properties fo:color="#FF00FF" fo:letter-spacing="-0.0055in" style:text-scale="120%" fo:language="es" fo:country="ES"/>
    </style:style>
    <style:style style:name="T1161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1162" style:parent-style-name="Fuentedepárrafopredeter." style:family="text">
      <style:text-properties fo:color="#FF00FF" fo:letter-spacing="-0.0041in" style:text-scale="135%" fo:language="es" fo:country="ES"/>
    </style:style>
    <style:style style:name="T1163" style:parent-style-name="Fuentedepárrafopredeter." style:family="text">
      <style:text-properties fo:color="#FF00FF" fo:letter-spacing="-0.0034in" style:text-scale="120%" fo:language="es" fo:country="ES"/>
    </style:style>
    <style:style style:name="T1164" style:parent-style-name="Fuentedepárrafopredeter." style:family="text">
      <style:text-properties fo:color="#FF00FF" style:text-scale="120%" fo:language="es" fo:country="ES"/>
    </style:style>
    <style:style style:name="T1165" style:parent-style-name="Fuentedepárrafopredeter." style:family="text">
      <style:text-properties fo:color="#FF00FF" fo:letter-spacing="-0.0055in" style:text-scale="135%" fo:language="es" fo:country="ES"/>
    </style:style>
    <style:style style:name="T1166" style:parent-style-name="Fuentedepárrafopredeter." style:family="text">
      <style:text-properties fo:color="#6959CD" fo:letter-spacing="-0.0062in" style:text-scale="135%" fo:language="es" fo:country="ES"/>
    </style:style>
    <style:style style:name="T1167" style:parent-style-name="Fuentedepárrafopredeter." style:family="text">
      <style:text-properties fo:color="#FF00FF" fo:letter-spacing="-0.0055in" style:text-scale="135%" fo:language="es" fo:country="ES"/>
    </style:style>
    <style:style style:name="T1168" style:parent-style-name="Fuentedepárrafopredeter." style:family="text">
      <style:text-properties style:font-name="Lucida Sans Typewriter" fo:font-weight="bold" style:font-weight-asian="bold" fo:color="#A52A2A" fo:letter-spacing="-0.0055in" style:text-scale="135%" fo:language="es" fo:country="ES"/>
    </style:style>
    <style:style style:name="T1169" style:parent-style-name="Fuentedepárrafopredeter." style:family="text">
      <style:text-properties fo:letter-spacing="-0.0055in" style:text-scale="135%" fo:language="es" fo:country="ES"/>
    </style:style>
    <style:style style:name="T1170" style:parent-style-name="Fuentedepárrafopredeter." style:family="text">
      <style:text-properties fo:color="#6959CD" fo:letter-spacing="-0.0034in" style:text-scale="120%" fo:language="es" fo:country="ES"/>
    </style:style>
    <style:style style:name="T1171" style:parent-style-name="Fuentedepárrafopredeter." style:family="text">
      <style:text-properties fo:color="#6959CD" fo:letter-spacing="-0.0201in" style:text-scale="120%" fo:language="es" fo:country="ES"/>
    </style:style>
    <style:style style:name="T1172" style:parent-style-name="Fuentedepárrafopredeter." style:family="text">
      <style:text-properties fo:color="#6959CD" fo:letter-spacing="-0.0048in" style:text-scale="120%" fo:language="es" fo:country="ES"/>
    </style:style>
    <style:style style:name="T1173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1174" style:parent-style-name="Textoindependiente" style:family="paragraph">
      <style:paragraph-properties fo:line-height="0.1423in" fo:margin-left="0.4979in">
        <style:tab-stops/>
      </style:paragraph-properties>
    </style:style>
    <style:style style:name="T1175" style:parent-style-name="Fuentedepárrafopredeter." style:family="text">
      <style:text-properties fo:letter-spacing="-0.0062in" style:text-scale="163%" fo:language="es" fo:country="ES"/>
    </style:style>
    <style:style style:name="T117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17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17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179" style:parent-style-name="Fuentedepárrafopredeter." style:family="text">
      <style:text-properties fo:color="#FF00FF" fo:letter-spacing="-0.0062in" style:text-scale="185%" fo:language="es" fo:country="ES"/>
    </style:style>
    <style:style style:name="T1180" style:parent-style-name="Fuentedepárrafopredeter." style:family="text">
      <style:text-properties fo:color="#FF00FF" fo:letter-spacing="-0.0062in" style:text-scale="112%" fo:language="es" fo:country="ES"/>
    </style:style>
    <style:style style:name="T1181" style:parent-style-name="Fuentedepárrafopredeter." style:family="text">
      <style:text-properties fo:color="#FF00FF" fo:letter-spacing="-0.0062in" style:text-scale="108%" fo:language="es" fo:country="ES"/>
    </style:style>
    <style:style style:name="T1182" style:parent-style-name="Fuentedepárrafopredeter." style:family="text">
      <style:text-properties fo:color="#FF00FF" fo:letter-spacing="-0.0062in" style:text-scale="121%" fo:language="es" fo:country="ES"/>
    </style:style>
    <style:style style:name="T1183" style:parent-style-name="Fuentedepárrafopredeter." style:family="text">
      <style:text-properties fo:color="#FF00FF" fo:letter-spacing="-0.0062in" style:text-scale="211%" fo:language="es" fo:country="ES"/>
    </style:style>
    <style:style style:name="T1184" style:parent-style-name="Fuentedepárrafopredeter." style:family="text">
      <style:text-properties fo:color="#FF00FF" fo:letter-spacing="-0.0062in" style:text-scale="112%" fo:language="es" fo:country="ES"/>
    </style:style>
    <style:style style:name="T1185" style:parent-style-name="Fuentedepárrafopredeter." style:family="text">
      <style:text-properties fo:color="#FF00FF" style:text-scale="110%" fo:language="es" fo:country="ES"/>
    </style:style>
    <style:style style:name="T1186" style:parent-style-name="Fuentedepárrafopredeter." style:family="text">
      <style:text-properties fo:color="#FF00FF" fo:language="es" fo:country="ES"/>
    </style:style>
    <style:style style:name="T1187" style:parent-style-name="Fuentedepárrafopredeter." style:family="text">
      <style:text-properties fo:color="#FF00FF" fo:letter-spacing="-0.0118in" fo:language="es" fo:country="ES"/>
    </style:style>
    <style:style style:name="T1188" style:parent-style-name="Fuentedepárrafopredeter." style:family="text">
      <style:text-properties fo:color="#6959CD" fo:letter-spacing="-0.0062in" style:text-scale="114%" fo:language="es" fo:country="ES"/>
    </style:style>
    <style:style style:name="T1189" style:parent-style-name="Fuentedepárrafopredeter." style:family="text">
      <style:text-properties fo:color="#6959CD" fo:letter-spacing="-0.0062in" style:text-scale="154%" fo:language="es" fo:country="ES"/>
    </style:style>
    <style:style style:name="T1190" style:parent-style-name="Fuentedepárrafopredeter." style:family="text">
      <style:text-properties fo:color="#6959CD" fo:letter-spacing="-0.0062in" style:text-scale="110%" fo:language="es" fo:country="ES"/>
    </style:style>
    <style:style style:name="T1191" style:parent-style-name="Fuentedepárrafopredeter." style:family="text">
      <style:text-properties fo:color="#6959CD" fo:letter-spacing="-0.0062in" style:text-scale="148%" fo:language="es" fo:country="ES"/>
    </style:style>
    <style:style style:name="T1192" style:parent-style-name="Fuentedepárrafopredeter." style:family="text">
      <style:text-properties fo:color="#6959CD" style:text-scale="108%" fo:language="es" fo:country="ES"/>
    </style:style>
    <style:style style:name="T1193" style:parent-style-name="Fuentedepárrafopredeter." style:family="text">
      <style:text-properties fo:color="#6959CD" fo:language="es" fo:country="ES"/>
    </style:style>
    <style:style style:name="T1194" style:parent-style-name="Fuentedepárrafopredeter." style:family="text">
      <style:text-properties fo:color="#6959CD" fo:letter-spacing="-0.0118in" fo:language="es" fo:country="ES"/>
    </style:style>
    <style:style style:name="T1195" style:parent-style-name="Fuentedepárrafopredeter." style:family="text">
      <style:text-properties fo:color="#FF00FF" fo:letter-spacing="-0.0062in" style:text-scale="110%" fo:language="es" fo:country="ES"/>
    </style:style>
    <style:style style:name="T1196" style:parent-style-name="Fuentedepárrafopredeter." style:family="text">
      <style:text-properties fo:color="#FF00FF" style:text-scale="112%" fo:language="es" fo:country="ES"/>
    </style:style>
    <style:style style:name="T1197" style:parent-style-name="Fuentedepárrafopredeter." style:family="text">
      <style:text-properties fo:color="#FF00FF" fo:language="es" fo:country="ES"/>
    </style:style>
    <style:style style:name="T1198" style:parent-style-name="Fuentedepárrafopredeter." style:family="text">
      <style:text-properties fo:color="#FF00FF" fo:letter-spacing="-0.0118in" fo:language="es" fo:country="ES"/>
    </style:style>
    <style:style style:name="T1199" style:parent-style-name="Fuentedepárrafopredeter." style:family="text">
      <style:text-properties fo:color="#FF00FF" fo:letter-spacing="-0.0062in" style:text-scale="122%" fo:language="es" fo:country="ES"/>
    </style:style>
    <style:style style:name="T1200" style:parent-style-name="Fuentedepárrafopredeter." style:family="text">
      <style:text-properties fo:color="#FF00FF" fo:letter-spacing="-0.0062in" style:text-scale="114%" fo:language="es" fo:country="ES"/>
    </style:style>
    <style:style style:name="T1201" style:parent-style-name="Fuentedepárrafopredeter." style:family="text">
      <style:text-properties fo:color="#FF00FF" fo:letter-spacing="-0.0062in" style:text-scale="204%" fo:language="es" fo:country="ES"/>
    </style:style>
    <style:style style:name="T1202" style:parent-style-name="Fuentedepárrafopredeter." style:family="text">
      <style:text-properties fo:color="#FF00FF" fo:letter-spacing="-0.0062in" style:text-scale="211%" fo:language="es" fo:country="ES"/>
    </style:style>
    <style:style style:name="T1203" style:parent-style-name="Fuentedepárrafopredeter." style:family="text">
      <style:text-properties fo:color="#FF00FF" fo:letter-spacing="-0.0062in" style:text-scale="108%" fo:language="es" fo:country="ES"/>
    </style:style>
    <style:style style:name="T1204" style:parent-style-name="Fuentedepárrafopredeter." style:family="text">
      <style:text-properties fo:color="#FF00FF" style:text-scale="114%" fo:language="es" fo:country="ES"/>
    </style:style>
    <style:style style:name="T1205" style:parent-style-name="Fuentedepárrafopredeter." style:family="text">
      <style:text-properties fo:color="#FF00FF" fo:language="es" fo:country="ES"/>
    </style:style>
    <style:style style:name="T1206" style:parent-style-name="Fuentedepárrafopredeter." style:family="text">
      <style:text-properties fo:color="#FF00FF" fo:letter-spacing="-0.0118in" fo:language="es" fo:country="ES"/>
    </style:style>
    <style:style style:name="T1207" style:parent-style-name="Fuentedepárrafopredeter." style:family="text">
      <style:text-properties fo:color="#FF00FF" style:text-scale="122%" fo:language="es" fo:country="ES"/>
    </style:style>
    <style:style style:name="T1208" style:parent-style-name="Fuentedepárrafopredeter." style:family="text">
      <style:text-properties fo:color="#FF00FF" fo:language="es" fo:country="ES"/>
    </style:style>
    <style:style style:name="T1209" style:parent-style-name="Fuentedepárrafopredeter." style:family="text">
      <style:text-properties fo:color="#FF00FF" fo:letter-spacing="-0.0118in" fo:language="es" fo:country="ES"/>
    </style:style>
    <style:style style:name="T1210" style:parent-style-name="Fuentedepárrafopredeter." style:family="text">
      <style:text-properties fo:color="#FF00FF" fo:letter-spacing="-0.0062in" style:text-scale="148%" fo:language="es" fo:country="ES"/>
    </style:style>
    <style:style style:name="T1211" style:parent-style-name="Fuentedepárrafopredeter." style:family="text">
      <style:text-properties fo:color="#FF00FF" style:text-scale="110%" fo:language="es" fo:country="ES"/>
    </style:style>
    <style:style style:name="T1212" style:parent-style-name="Fuentedepárrafopredeter." style:family="text">
      <style:text-properties fo:color="#FF00FF" fo:language="es" fo:country="ES"/>
    </style:style>
    <style:style style:name="T1213" style:parent-style-name="Fuentedepárrafopredeter." style:family="text">
      <style:text-properties fo:color="#FF00FF" fo:letter-spacing="-0.0118in" fo:language="es" fo:country="ES"/>
    </style:style>
    <style:style style:name="T1214" style:parent-style-name="Fuentedepárrafopredeter." style:family="text">
      <style:text-properties fo:color="#FF00FF" fo:letter-spacing="-0.0062in" style:text-scale="151%" fo:language="es" fo:country="ES"/>
    </style:style>
    <style:style style:name="T1215" style:parent-style-name="Fuentedepárrafopredeter." style:family="text">
      <style:text-properties fo:color="#FF00FF" fo:letter-spacing="-0.0062in" style:text-scale="110%" fo:language="es" fo:country="ES"/>
    </style:style>
    <style:style style:name="T1216" style:parent-style-name="Fuentedepárrafopredeter." style:family="text">
      <style:text-properties fo:color="#FF00FF" fo:letter-spacing="-0.0062in" style:text-scale="154%" fo:language="es" fo:country="ES"/>
    </style:style>
    <style:style style:name="T1217" style:parent-style-name="Fuentedepárrafopredeter." style:family="text">
      <style:text-properties fo:color="#FF00FF" fo:letter-spacing="-0.0062in" style:text-scale="72%" fo:language="es" fo:country="ES"/>
    </style:style>
    <style:style style:name="T1218" style:parent-style-name="Fuentedepárrafopredeter." style:family="text">
      <style:text-properties fo:color="#FF00FF" fo:letter-spacing="-0.0062in" style:text-scale="211%" fo:language="es" fo:country="ES"/>
    </style:style>
    <style:style style:name="T1219" style:parent-style-name="Fuentedepárrafopredeter." style:family="text">
      <style:text-properties fo:color="#FF00FF" fo:letter-spacing="-0.0062in" style:text-scale="110%" fo:language="es" fo:country="ES"/>
    </style:style>
    <style:style style:name="T1220" style:parent-style-name="Fuentedepárrafopredeter." style:family="text">
      <style:text-properties fo:color="#FF00FF" fo:letter-spacing="-0.0062in" style:text-scale="114%" fo:language="es" fo:country="ES"/>
    </style:style>
    <style:style style:name="T1221" style:parent-style-name="Fuentedepárrafopredeter." style:family="text">
      <style:text-properties fo:color="#FF00FF" fo:letter-spacing="-0.0062in" style:text-scale="185%" fo:language="es" fo:country="ES"/>
    </style:style>
    <style:style style:name="T122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22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22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225" style:parent-style-name="Fuentedepárrafopredeter." style:family="text">
      <style:text-properties fo:color="#0000FF" fo:letter-spacing="-0.0062in" style:text-scale="114%" fo:language="es" fo:country="ES"/>
    </style:style>
    <style:style style:name="T1226" style:parent-style-name="Fuentedepárrafopredeter." style:family="text">
      <style:text-properties fo:color="#0000FF" fo:letter-spacing="-0.0062in" style:text-scale="148%" fo:language="es" fo:country="ES"/>
    </style:style>
    <style:style style:name="T1227" style:parent-style-name="Fuentedepárrafopredeter." style:family="text">
      <style:text-properties fo:color="#0000FF" fo:letter-spacing="-0.0062in" style:text-scale="114%" fo:language="es" fo:country="ES"/>
    </style:style>
    <style:style style:name="T1228" style:parent-style-name="Fuentedepárrafopredeter." style:family="text">
      <style:text-properties fo:color="#0000FF" fo:letter-spacing="-0.0062in" style:text-scale="204%" fo:language="es" fo:country="ES"/>
    </style:style>
    <style:style style:name="T1229" style:parent-style-name="Fuentedepárrafopredeter." style:family="text">
      <style:text-properties fo:color="#0000FF" style:text-scale="110%" fo:language="es" fo:country="ES"/>
    </style:style>
    <style:style style:name="P1230" style:parent-style-name="Textoindependiente" style:family="paragraph">
      <style:paragraph-properties fo:line-height="0.1444in" fo:margin-left="0.359in">
        <style:tab-stops/>
      </style:paragraph-properties>
    </style:style>
    <style:style style:name="T123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232" style:parent-style-name="Textoindependiente" style:family="paragraph">
      <style:paragraph-properties fo:line-height="0.1465in" fo:margin-left="0.359in">
        <style:tab-stops/>
      </style:paragraph-properties>
    </style:style>
    <style:style style:name="T1233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T1234" style:parent-style-name="Fuentedepárrafopredeter." style:family="text">
      <style:text-properties fo:color="#FF00FF" style:text-scale="125%" fo:language="es" fo:country="ES"/>
    </style:style>
    <style:style style:name="T1235" style:parent-style-name="Fuentedepárrafopredeter." style:family="text">
      <style:text-properties fo:color="#6959CD" style:text-scale="125%" fo:language="es" fo:country="ES"/>
    </style:style>
    <style:style style:name="T1236" style:parent-style-name="Fuentedepárrafopredeter." style:family="text">
      <style:text-properties fo:color="#FF00FF" style:text-scale="125%" fo:language="es" fo:country="ES"/>
    </style:style>
    <style:style style:name="T1237" style:parent-style-name="Fuentedepárrafopredeter." style:family="text">
      <style:text-properties fo:color="#6959CD" style:text-scale="125%" fo:language="es" fo:country="ES"/>
    </style:style>
    <style:style style:name="T1238" style:parent-style-name="Fuentedepárrafopredeter." style:family="text">
      <style:text-properties fo:color="#FF00FF" style:text-scale="125%" fo:language="es" fo:country="ES"/>
    </style:style>
    <style:style style:name="P1239" style:parent-style-name="Textoindependiente" style:family="paragraph">
      <style:paragraph-properties fo:line-height="0.1458in" fo:margin-left="0.359in">
        <style:tab-stops/>
      </style:paragraph-properties>
    </style:style>
    <style:style style:name="T124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24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24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243" style:parent-style-name="Fuentedepárrafopredeter." style:family="text">
      <style:text-properties fo:letter-spacing="-0.0062in" style:text-scale="163%" fo:language="es" fo:country="ES"/>
    </style:style>
    <style:style style:name="T1244" style:parent-style-name="Fuentedepárrafopredeter." style:family="text">
      <style:text-properties style:text-scale="108%" fo:language="es" fo:country="ES"/>
    </style:style>
    <style:style style:name="T1245" style:parent-style-name="Fuentedepárrafopredeter." style:family="text">
      <style:text-properties fo:language="es" fo:country="ES"/>
    </style:style>
    <style:style style:name="T1246" style:parent-style-name="Fuentedepárrafopredeter." style:family="text">
      <style:text-properties fo:letter-spacing="-0.0118in" fo:language="es" fo:country="ES"/>
    </style:style>
    <style:style style:name="T1247" style:parent-style-name="Fuentedepárrafopredeter." style:family="text">
      <style:text-properties fo:color="#FF00FF" fo:letter-spacing="-0.0062in" style:text-scale="185%" fo:language="es" fo:country="ES"/>
    </style:style>
    <style:style style:name="T1248" style:parent-style-name="Fuentedepárrafopredeter." style:family="text">
      <style:text-properties fo:color="#FF00FF" fo:letter-spacing="-0.0062in" style:text-scale="216%" fo:language="es" fo:country="ES"/>
    </style:style>
    <style:style style:name="T1249" style:parent-style-name="Fuentedepárrafopredeter." style:family="text">
      <style:text-properties fo:color="#FF00FF" fo:letter-spacing="-0.0062in" style:text-scale="110%" fo:language="es" fo:country="ES"/>
    </style:style>
    <style:style style:name="T1250" style:parent-style-name="Fuentedepárrafopredeter." style:family="text">
      <style:text-properties fo:color="#FF00FF" fo:letter-spacing="-0.0062in" style:text-scale="151%" fo:language="es" fo:country="ES"/>
    </style:style>
    <style:style style:name="T1251" style:parent-style-name="Fuentedepárrafopredeter." style:family="text">
      <style:text-properties fo:color="#FF00FF" fo:letter-spacing="-0.0062in" style:text-scale="154%" fo:language="es" fo:country="ES"/>
    </style:style>
    <style:style style:name="T1252" style:parent-style-name="Fuentedepárrafopredeter." style:family="text">
      <style:text-properties fo:color="#FF00FF" fo:letter-spacing="-0.0062in" style:text-scale="112%" fo:language="es" fo:country="ES"/>
    </style:style>
    <style:style style:name="T1253" style:parent-style-name="Fuentedepárrafopredeter." style:family="text">
      <style:text-properties fo:color="#FF00FF" fo:letter-spacing="-0.0062in" style:text-scale="108%" fo:language="es" fo:country="ES"/>
    </style:style>
    <style:style style:name="T1254" style:parent-style-name="Fuentedepárrafopredeter." style:family="text">
      <style:text-properties fo:color="#FF00FF" fo:letter-spacing="-0.0062in" style:text-scale="110%" fo:language="es" fo:country="ES"/>
    </style:style>
    <style:style style:name="T1255" style:parent-style-name="Fuentedepárrafopredeter." style:family="text">
      <style:text-properties fo:color="#FF00FF" fo:letter-spacing="-0.0062in" style:text-scale="121%" fo:language="es" fo:country="ES"/>
    </style:style>
    <style:style style:name="T1256" style:parent-style-name="Fuentedepárrafopredeter." style:family="text">
      <style:text-properties fo:color="#FF00FF" style:text-scale="110%" fo:language="es" fo:country="ES"/>
    </style:style>
    <style:style style:name="T1257" style:parent-style-name="Fuentedepárrafopredeter." style:family="text">
      <style:text-properties fo:color="#FF00FF" fo:language="es" fo:country="ES"/>
    </style:style>
    <style:style style:name="T1258" style:parent-style-name="Fuentedepárrafopredeter." style:family="text">
      <style:text-properties fo:color="#FF00FF" fo:letter-spacing="-0.0118in" fo:language="es" fo:country="ES"/>
    </style:style>
    <style:style style:name="T1259" style:parent-style-name="Fuentedepárrafopredeter." style:family="text">
      <style:text-properties fo:color="#FF00FF" fo:letter-spacing="-0.0062in" style:text-scale="112%" fo:language="es" fo:country="ES"/>
    </style:style>
    <style:style style:name="T1260" style:parent-style-name="Fuentedepárrafopredeter." style:family="text">
      <style:text-properties fo:color="#FF00FF" fo:letter-spacing="-0.0062in" style:text-scale="108%" fo:language="es" fo:country="ES"/>
    </style:style>
    <style:style style:name="T1261" style:parent-style-name="Fuentedepárrafopredeter." style:family="text">
      <style:text-properties fo:color="#FF00FF" fo:letter-spacing="-0.0062in" style:text-scale="121%" fo:language="es" fo:country="ES"/>
    </style:style>
    <style:style style:name="T1262" style:parent-style-name="Fuentedepárrafopredeter." style:family="text">
      <style:text-properties fo:color="#FF00FF" fo:letter-spacing="-0.0062in" style:text-scale="211%" fo:language="es" fo:country="ES"/>
    </style:style>
    <style:style style:name="T1263" style:parent-style-name="Fuentedepárrafopredeter." style:family="text">
      <style:text-properties fo:color="#FF00FF" fo:letter-spacing="-0.0062in" style:text-scale="112%" fo:language="es" fo:country="ES"/>
    </style:style>
    <style:style style:name="T1264" style:parent-style-name="Fuentedepárrafopredeter." style:family="text">
      <style:text-properties fo:color="#FF00FF" style:text-scale="110%" fo:language="es" fo:country="ES"/>
    </style:style>
    <style:style style:name="T1265" style:parent-style-name="Fuentedepárrafopredeter." style:family="text">
      <style:text-properties fo:color="#FF00FF" fo:language="es" fo:country="ES"/>
    </style:style>
    <style:style style:name="T1266" style:parent-style-name="Fuentedepárrafopredeter." style:family="text">
      <style:text-properties fo:color="#FF00FF" fo:letter-spacing="-0.0118in" fo:language="es" fo:country="ES"/>
    </style:style>
    <style:style style:name="T1267" style:parent-style-name="Fuentedepárrafopredeter." style:family="text">
      <style:text-properties fo:color="#FF00FF" fo:letter-spacing="-0.0062in" style:text-scale="108%" fo:language="es" fo:country="ES"/>
    </style:style>
    <style:style style:name="T1268" style:parent-style-name="Fuentedepárrafopredeter." style:family="text">
      <style:text-properties fo:color="#FF00FF" fo:letter-spacing="-0.0062in" style:text-scale="110%" fo:language="es" fo:country="ES"/>
    </style:style>
    <style:style style:name="T1269" style:parent-style-name="Fuentedepárrafopredeter." style:family="text">
      <style:text-properties fo:color="#FF00FF" style:text-scale="204%" fo:language="es" fo:country="ES"/>
    </style:style>
    <style:style style:name="T1270" style:parent-style-name="Fuentedepárrafopredeter." style:family="text">
      <style:text-properties fo:color="#FF00FF" fo:language="es" fo:country="ES"/>
    </style:style>
    <style:style style:name="T1271" style:parent-style-name="Fuentedepárrafopredeter." style:family="text">
      <style:text-properties fo:color="#FF00FF" fo:letter-spacing="-0.0118in" fo:language="es" fo:country="ES"/>
    </style:style>
    <style:style style:name="T1272" style:parent-style-name="Fuentedepárrafopredeter." style:family="text">
      <style:text-properties fo:color="#FF00FF" fo:letter-spacing="-0.0062in" style:text-scale="72%" fo:language="es" fo:country="ES"/>
    </style:style>
    <style:style style:name="T1273" style:parent-style-name="Fuentedepárrafopredeter." style:family="text">
      <style:text-properties fo:color="#FF00FF" fo:letter-spacing="-0.0062in" style:text-scale="110%" fo:language="es" fo:country="ES"/>
    </style:style>
    <style:style style:name="T1274" style:parent-style-name="Fuentedepárrafopredeter." style:family="text">
      <style:text-properties fo:color="#FF00FF" style:text-scale="163%" fo:language="es" fo:country="ES"/>
    </style:style>
    <style:style style:name="T1275" style:parent-style-name="Fuentedepárrafopredeter." style:family="text">
      <style:text-properties fo:color="#FF00FF" fo:language="es" fo:country="ES"/>
    </style:style>
    <style:style style:name="T1276" style:parent-style-name="Fuentedepárrafopredeter." style:family="text">
      <style:text-properties fo:color="#FF00FF" fo:letter-spacing="-0.0118in" fo:language="es" fo:country="ES"/>
    </style:style>
    <style:style style:name="T1277" style:parent-style-name="Fuentedepárrafopredeter." style:family="text">
      <style:text-properties fo:color="#FF00FF" style:text-scale="185%" fo:language="es" fo:country="ES"/>
    </style:style>
    <style:style style:name="T1278" style:parent-style-name="Fuentedepárrafopredeter." style:family="text">
      <style:text-properties fo:color="#FF00FF" fo:language="es" fo:country="ES"/>
    </style:style>
    <style:style style:name="T1279" style:parent-style-name="Fuentedepárrafopredeter." style:family="text">
      <style:text-properties fo:color="#FF00FF" fo:letter-spacing="-0.0118in" fo:language="es" fo:country="ES"/>
    </style:style>
    <style:style style:name="T1280" style:parent-style-name="Fuentedepárrafopredeter." style:family="text">
      <style:text-properties fo:letter-spacing="-0.0062in" style:text-scale="154%" fo:language="es" fo:country="ES"/>
    </style:style>
    <style:style style:name="T1281" style:parent-style-name="Fuentedepárrafopredeter." style:family="text">
      <style:text-properties fo:letter-spacing="-0.0062in" style:text-scale="110%" fo:language="es" fo:country="ES"/>
    </style:style>
    <style:style style:name="T1282" style:parent-style-name="Fuentedepárrafopredeter." style:family="text">
      <style:text-properties fo:letter-spacing="-0.0062in" style:text-scale="148%" fo:language="es" fo:country="ES"/>
    </style:style>
    <style:style style:name="T1283" style:parent-style-name="Fuentedepárrafopredeter." style:family="text">
      <style:text-properties style:text-scale="108%" fo:language="es" fo:country="ES"/>
    </style:style>
    <style:style style:name="P1284" style:parent-style-name="Textoindependiente" style:family="paragraph">
      <style:paragraph-properties fo:line-height="98%" fo:margin-right="5.6958in" fo:text-indent="0.1388in"/>
    </style:style>
    <style:style style:name="T128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286" style:parent-style-name="Textoindependiente" style:family="paragraph">
      <style:paragraph-properties fo:line-height="0.1465in" fo:margin-left="0.2201in">
        <style:tab-stops/>
      </style:paragraph-properties>
    </style:style>
    <style:style style:name="T128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28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28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290" style:parent-style-name="Fuentedepárrafopredeter." style:family="text">
      <style:text-properties fo:color="#FF00FF" fo:letter-spacing="-0.0062in" style:text-scale="185%" fo:language="es" fo:country="ES"/>
    </style:style>
    <style:style style:name="T1291" style:parent-style-name="Fuentedepárrafopredeter." style:family="text">
      <style:text-properties fo:color="#FF00FF" fo:letter-spacing="-0.0062in" style:text-scale="98%" fo:language="es" fo:country="ES"/>
    </style:style>
    <style:style style:name="T1292" style:parent-style-name="Fuentedepárrafopredeter." style:family="text">
      <style:text-properties fo:color="#FF00FF" fo:letter-spacing="-0.0062in" style:text-scale="110%" fo:language="es" fo:country="ES"/>
    </style:style>
    <style:style style:name="T1293" style:parent-style-name="Fuentedepárrafopredeter." style:family="text">
      <style:text-properties fo:color="#FF00FF" fo:letter-spacing="-0.0062in" style:text-scale="108%" fo:language="es" fo:country="ES"/>
    </style:style>
    <style:style style:name="T1294" style:parent-style-name="Fuentedepárrafopredeter." style:family="text">
      <style:text-properties fo:color="#FF00FF" style:text-scale="110%" fo:language="es" fo:country="ES"/>
    </style:style>
    <style:style style:name="T1295" style:parent-style-name="Fuentedepárrafopredeter." style:family="text">
      <style:text-properties fo:color="#FF00FF" fo:language="es" fo:country="ES"/>
    </style:style>
    <style:style style:name="T1296" style:parent-style-name="Fuentedepárrafopredeter." style:family="text">
      <style:text-properties fo:color="#FF00FF" fo:letter-spacing="-0.0118in" fo:language="es" fo:country="ES"/>
    </style:style>
    <style:style style:name="T1297" style:parent-style-name="Fuentedepárrafopredeter." style:family="text">
      <style:text-properties fo:color="#FF00FF" fo:letter-spacing="-0.0062in" style:text-scale="211%" fo:language="es" fo:country="ES"/>
    </style:style>
    <style:style style:name="T1298" style:parent-style-name="Fuentedepárrafopredeter." style:family="text">
      <style:text-properties fo:color="#FF00FF" fo:letter-spacing="-0.0062in" style:text-scale="110%" fo:language="es" fo:country="ES"/>
    </style:style>
    <style:style style:name="T1299" style:parent-style-name="Fuentedepárrafopredeter." style:family="text">
      <style:text-properties fo:color="#FF00FF" fo:letter-spacing="-0.0062in" style:text-scale="151%" fo:language="es" fo:country="ES"/>
    </style:style>
    <style:style style:name="T1300" style:parent-style-name="Fuentedepárrafopredeter." style:family="text">
      <style:text-properties fo:color="#FF00FF" fo:letter-spacing="-0.0062in" style:text-scale="154%" fo:language="es" fo:country="ES"/>
    </style:style>
    <style:style style:name="T1301" style:parent-style-name="Fuentedepárrafopredeter." style:family="text">
      <style:text-properties fo:color="#FF00FF" fo:letter-spacing="-0.0062in" style:text-scale="112%" fo:language="es" fo:country="ES"/>
    </style:style>
    <style:style style:name="T1302" style:parent-style-name="Fuentedepárrafopredeter." style:family="text">
      <style:text-properties fo:color="#FF00FF" fo:letter-spacing="-0.0062in" style:text-scale="108%" fo:language="es" fo:country="ES"/>
    </style:style>
    <style:style style:name="T1303" style:parent-style-name="Fuentedepárrafopredeter." style:family="text">
      <style:text-properties fo:color="#FF00FF" fo:letter-spacing="-0.0062in" style:text-scale="110%" fo:language="es" fo:country="ES"/>
    </style:style>
    <style:style style:name="T1304" style:parent-style-name="Fuentedepárrafopredeter." style:family="text">
      <style:text-properties fo:color="#FF00FF" fo:letter-spacing="-0.0062in" style:text-scale="121%" fo:language="es" fo:country="ES"/>
    </style:style>
    <style:style style:name="T1305" style:parent-style-name="Fuentedepárrafopredeter." style:family="text">
      <style:text-properties fo:color="#FF00FF" fo:letter-spacing="-0.0062in" style:text-scale="211%" fo:language="es" fo:country="ES"/>
    </style:style>
    <style:style style:name="T1306" style:parent-style-name="Fuentedepárrafopredeter." style:family="text">
      <style:text-properties fo:color="#FF00FF" style:text-scale="154%" fo:language="es" fo:country="ES"/>
    </style:style>
    <style:style style:name="T1307" style:parent-style-name="Fuentedepárrafopredeter." style:family="text">
      <style:text-properties fo:color="#FF00FF" fo:language="es" fo:country="ES"/>
    </style:style>
    <style:style style:name="T1308" style:parent-style-name="Fuentedepárrafopredeter." style:family="text">
      <style:text-properties fo:color="#FF00FF" fo:letter-spacing="-0.0118in" fo:language="es" fo:country="ES"/>
    </style:style>
    <style:style style:name="T1309" style:parent-style-name="Fuentedepárrafopredeter." style:family="text">
      <style:text-properties fo:color="#FF00FF" style:text-scale="114%" fo:language="es" fo:country="ES"/>
    </style:style>
    <style:style style:name="T1310" style:parent-style-name="Fuentedepárrafopredeter." style:family="text">
      <style:text-properties fo:color="#FF00FF" fo:language="es" fo:country="ES"/>
    </style:style>
    <style:style style:name="T1311" style:parent-style-name="Fuentedepárrafopredeter." style:family="text">
      <style:text-properties fo:color="#FF00FF" fo:letter-spacing="-0.0118in" fo:language="es" fo:country="ES"/>
    </style:style>
    <style:style style:name="T1312" style:parent-style-name="Fuentedepárrafopredeter." style:family="text">
      <style:text-properties fo:color="#FF00FF" fo:letter-spacing="-0.0062in" style:text-scale="110%" fo:language="es" fo:country="ES"/>
    </style:style>
    <style:style style:name="T1313" style:parent-style-name="Fuentedepárrafopredeter." style:family="text">
      <style:text-properties fo:color="#FF00FF" fo:letter-spacing="-0.0062in" style:text-scale="72%" fo:language="es" fo:country="ES"/>
    </style:style>
    <style:style style:name="T1314" style:parent-style-name="Fuentedepárrafopredeter." style:family="text">
      <style:text-properties fo:color="#FF00FF" fo:letter-spacing="-0.0062in" style:text-scale="110%" fo:language="es" fo:country="ES"/>
    </style:style>
    <style:style style:name="T1315" style:parent-style-name="Fuentedepárrafopredeter." style:family="text">
      <style:text-properties fo:color="#FF00FF" fo:letter-spacing="-0.0062in" style:text-scale="154%" fo:language="es" fo:country="ES"/>
    </style:style>
    <style:style style:name="T1316" style:parent-style-name="Fuentedepárrafopredeter." style:family="text">
      <style:text-properties fo:color="#FF00FF" fo:letter-spacing="-0.0062in" style:text-scale="112%" fo:language="es" fo:country="ES"/>
    </style:style>
    <style:style style:name="T1317" style:parent-style-name="Fuentedepárrafopredeter." style:family="text">
      <style:text-properties fo:color="#FF00FF" fo:letter-spacing="-0.0062in" style:text-scale="148%" fo:language="es" fo:country="ES"/>
    </style:style>
    <style:style style:name="T1318" style:parent-style-name="Fuentedepárrafopredeter." style:family="text">
      <style:text-properties fo:color="#FF00FF" style:text-scale="185%" fo:language="es" fo:country="ES"/>
    </style:style>
    <style:style style:name="P1319" style:parent-style-name="Textoindependiente" style:family="paragraph">
      <style:paragraph-properties fo:line-height="0.1451in"/>
      <style:text-properties style:font-name="Lucida Sans Typewriter" fo:font-weight="bold" style:font-weight-asian="bold" fo:color="#A52A2A" fo:language="es" fo:country="ES"/>
    </style:style>
    <style:style style:name="P1320" style:parent-style-name="Standard" style:list-style-name="LFO1" style:family="paragraph"/>
    <style:style style:name="P1321" style:parent-style-name="Textoindependiente" style:family="paragraph">
      <style:paragraph-properties fo:line-height="0.1451in"/>
      <style:text-properties style:font-name="Lucida Sans Typewriter" fo:font-weight="bold" style:font-weight-asian="bold" fo:language="es" fo:country="ES"/>
    </style:style>
    <style:style style:name="P1322" style:parent-style-name="Textoindependiente" style:family="paragraph">
      <style:paragraph-properties fo:margin-top="0.0006in"/>
    </style:style>
    <style:style style:name="T1323" style:parent-style-name="Fuentedepárrafopredeter." style:family="text">
      <style:text-properties fo:color="#0000FF" style:text-scale="125%" fo:language="es" fo:country="ES"/>
    </style:style>
    <style:style style:name="P1324" style:parent-style-name="Textoindependiente" style:family="paragraph">
      <style:paragraph-properties fo:margin-top="0.0006in"/>
    </style:style>
    <style:style style:name="T1325" style:parent-style-name="Fuentedepárrafopredeter." style:family="text">
      <style:text-properties fo:color="#0000FF" fo:letter-spacing="-0.0062in" style:text-scale="114%" fo:language="es" fo:country="ES"/>
    </style:style>
    <style:style style:name="T1326" style:parent-style-name="Fuentedepárrafopredeter." style:family="text">
      <style:text-properties fo:color="#0000FF" fo:letter-spacing="-0.0062in" style:text-scale="125%" fo:language="es" fo:country="ES"/>
    </style:style>
    <style:style style:name="T1327" style:parent-style-name="Fuentedepárrafopredeter." style:family="text">
      <style:text-properties fo:color="#0000FF" style:text-scale="112%" fo:language="es" fo:country="ES"/>
    </style:style>
    <style:style style:name="T1328" style:parent-style-name="Fuentedepárrafopredeter." style:family="text">
      <style:text-properties fo:color="#0000FF" fo:language="es" fo:country="ES"/>
    </style:style>
    <style:style style:name="T1329" style:parent-style-name="Fuentedepárrafopredeter." style:family="text">
      <style:text-properties fo:color="#0000FF" fo:letter-spacing="-0.0118in" fo:language="es" fo:country="ES"/>
    </style:style>
    <style:style style:name="T1330" style:parent-style-name="Fuentedepárrafopredeter." style:family="text">
      <style:text-properties fo:color="#0000FF" fo:letter-spacing="-0.0062in" style:text-scale="107%" fo:language="es" fo:country="ES"/>
    </style:style>
    <style:style style:name="T1331" style:parent-style-name="Fuentedepárrafopredeter." style:family="text">
      <style:text-properties fo:color="#0000FF" fo:letter-spacing="-0.0062in" style:text-scale="102%" fo:language="es" fo:country="ES"/>
    </style:style>
    <style:style style:name="T1332" style:parent-style-name="Fuentedepárrafopredeter." style:family="text">
      <style:text-properties fo:color="#0000FF" fo:letter-spacing="-0.0062in" style:text-scale="125%" fo:language="es" fo:country="ES"/>
    </style:style>
    <style:style style:name="T1333" style:parent-style-name="Fuentedepárrafopredeter." style:family="text">
      <style:text-properties fo:color="#0000FF" style:text-scale="102%" fo:language="es" fo:country="ES"/>
    </style:style>
    <style:style style:name="T1334" style:parent-style-name="Fuentedepárrafopredeter." style:family="text">
      <style:text-properties fo:color="#0000FF" fo:language="es" fo:country="ES"/>
    </style:style>
    <style:style style:name="T1335" style:parent-style-name="Fuentedepárrafopredeter." style:family="text">
      <style:text-properties fo:color="#0000FF" fo:letter-spacing="-0.0118in" fo:language="es" fo:country="ES"/>
    </style:style>
    <style:style style:name="T1336" style:parent-style-name="Fuentedepárrafopredeter." style:family="text">
      <style:text-properties fo:color="#0000FF" fo:letter-spacing="-0.0062in" style:text-scale="92%" fo:language="es" fo:country="ES"/>
    </style:style>
    <style:style style:name="T1337" style:parent-style-name="Fuentedepárrafopredeter." style:family="text">
      <style:text-properties fo:color="#0000FF" style:text-scale="94%" fo:language="es" fo:country="ES"/>
    </style:style>
    <style:style style:name="T1338" style:parent-style-name="Fuentedepárrafopredeter." style:family="text">
      <style:text-properties fo:color="#0000FF" fo:language="es" fo:country="ES"/>
    </style:style>
    <style:style style:name="T1339" style:parent-style-name="Fuentedepárrafopredeter." style:family="text">
      <style:text-properties fo:color="#0000FF" fo:letter-spacing="-0.0118in" fo:language="es" fo:country="ES"/>
    </style:style>
    <style:style style:name="T1340" style:parent-style-name="Fuentedepárrafopredeter." style:family="text">
      <style:text-properties fo:color="#0000FF" fo:letter-spacing="-0.0062in" style:text-scale="98%" fo:language="es" fo:country="ES"/>
    </style:style>
    <style:style style:name="T1341" style:parent-style-name="Fuentedepárrafopredeter." style:family="text">
      <style:text-properties fo:color="#0000FF" fo:letter-spacing="-0.0062in" style:text-scale="216%" fo:language="es" fo:country="ES"/>
    </style:style>
    <style:style style:name="T1342" style:parent-style-name="Fuentedepárrafopredeter." style:family="text">
      <style:text-properties fo:color="#0000FF" fo:letter-spacing="-0.0062in" style:text-scale="103%" fo:language="es" fo:country="ES"/>
    </style:style>
    <style:style style:name="T1343" style:parent-style-name="Fuentedepárrafopredeter." style:family="text">
      <style:text-properties fo:color="#0000FF" fo:letter-spacing="-0.0062in" style:text-scale="112%" fo:language="es" fo:country="ES"/>
    </style:style>
    <style:style style:name="T1344" style:parent-style-name="Fuentedepárrafopredeter." style:family="text">
      <style:text-properties fo:color="#0000FF" fo:letter-spacing="-0.0062in" fo:language="es" fo:country="ES"/>
    </style:style>
    <style:style style:name="T1345" style:parent-style-name="Fuentedepárrafopredeter." style:family="text">
      <style:text-properties fo:color="#0000FF" fo:letter-spacing="-0.0062in" style:text-scale="103%" fo:language="es" fo:country="ES"/>
    </style:style>
    <style:style style:name="T1346" style:parent-style-name="Fuentedepárrafopredeter." style:family="text">
      <style:text-properties fo:color="#0000FF" fo:letter-spacing="-0.0062in" style:text-scale="89%" fo:language="es" fo:country="ES"/>
    </style:style>
    <style:style style:name="T1347" style:parent-style-name="Fuentedepárrafopredeter." style:family="text">
      <style:text-properties fo:color="#0000FF" fo:letter-spacing="-0.0062in" style:text-scale="103%" fo:language="es" fo:country="ES"/>
    </style:style>
    <style:style style:name="T1348" style:parent-style-name="Fuentedepárrafopredeter." style:family="text">
      <style:text-properties fo:color="#0000FF" fo:letter-spacing="-0.0062in" style:text-scale="216%" fo:language="es" fo:country="ES"/>
    </style:style>
    <style:style style:name="T1349" style:parent-style-name="Fuentedepárrafopredeter." style:family="text">
      <style:text-properties fo:color="#0000FF" style:text-scale="89%" fo:language="es" fo:country="ES"/>
    </style:style>
    <style:style style:name="T1350" style:parent-style-name="Fuentedepárrafopredeter." style:family="text">
      <style:text-properties fo:color="#0000FF" fo:letter-spacing="-0.0062in" style:text-scale="114%" fo:language="es" fo:country="ES"/>
    </style:style>
    <style:style style:name="T1351" style:parent-style-name="Fuentedepárrafopredeter." style:family="text">
      <style:text-properties fo:color="#0000FF" fo:letter-spacing="-0.0062in" style:text-scale="118%" fo:language="es" fo:country="ES"/>
    </style:style>
    <style:style style:name="T1352" style:parent-style-name="Fuentedepárrafopredeter." style:family="text">
      <style:text-properties fo:color="#0000FF" style:text-scale="89%" fo:language="es" fo:country="ES"/>
    </style:style>
    <style:style style:name="T1353" style:parent-style-name="Fuentedepárrafopredeter." style:family="text">
      <style:text-properties fo:color="#0000FF" fo:language="es" fo:country="ES"/>
    </style:style>
    <style:style style:name="T1354" style:parent-style-name="Fuentedepárrafopredeter." style:family="text">
      <style:text-properties fo:color="#0000FF" fo:letter-spacing="-0.0118in" fo:language="es" fo:country="ES"/>
    </style:style>
    <style:style style:name="T1355" style:parent-style-name="Fuentedepárrafopredeter." style:family="text">
      <style:text-properties fo:color="#0000FF" fo:letter-spacing="-0.0062in" fo:language="es" fo:country="ES"/>
    </style:style>
    <style:style style:name="T1356" style:parent-style-name="Fuentedepárrafopredeter." style:family="text">
      <style:text-properties fo:color="#0000FF" fo:letter-spacing="-0.0062in" style:text-scale="89%" fo:language="es" fo:country="ES"/>
    </style:style>
    <style:style style:name="T1357" style:parent-style-name="Fuentedepárrafopredeter." style:family="text">
      <style:text-properties fo:color="#0000FF" fo:letter-spacing="-0.0062in" style:text-scale="84%" fo:language="es" fo:country="ES"/>
    </style:style>
    <style:style style:name="T1358" style:parent-style-name="Fuentedepárrafopredeter." style:family="text">
      <style:text-properties fo:color="#0000FF" fo:letter-spacing="-0.0062in" style:text-scale="107%" fo:language="es" fo:country="ES"/>
    </style:style>
    <style:style style:name="T1359" style:parent-style-name="Fuentedepárrafopredeter." style:family="text">
      <style:text-properties fo:color="#0000FF" fo:letter-spacing="-0.0062in" style:text-scale="103%" fo:language="es" fo:country="ES"/>
    </style:style>
    <style:style style:name="T1360" style:parent-style-name="Fuentedepárrafopredeter." style:family="text">
      <style:text-properties fo:color="#0000FF" fo:letter-spacing="-0.0062in" style:text-scale="216%" fo:language="es" fo:country="ES"/>
    </style:style>
    <style:style style:name="T1361" style:parent-style-name="Fuentedepárrafopredeter." style:family="text">
      <style:text-properties fo:color="#0000FF" fo:letter-spacing="-0.0062in" style:text-scale="84%" fo:language="es" fo:country="ES"/>
    </style:style>
    <style:style style:name="T1362" style:parent-style-name="Fuentedepárrafopredeter." style:family="text">
      <style:text-properties fo:color="#0000FF" style:text-scale="112%" fo:language="es" fo:country="ES"/>
    </style:style>
    <style:style style:name="T1363" style:parent-style-name="Fuentedepárrafopredeter." style:family="text">
      <style:text-properties fo:color="#0000FF" fo:language="es" fo:country="ES"/>
    </style:style>
    <style:style style:name="T1364" style:parent-style-name="Fuentedepárrafopredeter." style:family="text">
      <style:text-properties fo:color="#0000FF" fo:letter-spacing="-0.0118in" fo:language="es" fo:country="ES"/>
    </style:style>
    <style:style style:name="T1365" style:parent-style-name="Fuentedepárrafopredeter." style:family="text">
      <style:text-properties fo:color="#0000FF" fo:letter-spacing="-0.0062in" fo:language="es" fo:country="ES"/>
    </style:style>
    <style:style style:name="T1366" style:parent-style-name="Fuentedepárrafopredeter." style:family="text">
      <style:text-properties fo:color="#0000FF" fo:letter-spacing="-0.0062in" style:text-scale="89%" fo:language="es" fo:country="ES"/>
    </style:style>
    <style:style style:name="T1367" style:parent-style-name="Fuentedepárrafopredeter." style:family="text">
      <style:text-properties fo:color="#0000FF" style:text-scale="94%" fo:language="es" fo:country="ES"/>
    </style:style>
    <style:style style:name="T1368" style:parent-style-name="Fuentedepárrafopredeter." style:family="text">
      <style:text-properties fo:color="#0000FF" fo:language="es" fo:country="ES"/>
    </style:style>
    <style:style style:name="T1369" style:parent-style-name="Fuentedepárrafopredeter." style:family="text">
      <style:text-properties fo:color="#0000FF" fo:letter-spacing="-0.0118in" fo:language="es" fo:country="ES"/>
    </style:style>
    <style:style style:name="T1370" style:parent-style-name="Fuentedepárrafopredeter." style:family="text">
      <style:text-properties fo:color="#0000FF" fo:letter-spacing="-0.0062in" style:text-scale="112%" fo:language="es" fo:country="ES"/>
    </style:style>
    <style:style style:name="T1371" style:parent-style-name="Fuentedepárrafopredeter." style:family="text">
      <style:text-properties fo:color="#0000FF" style:text-scale="118%" fo:language="es" fo:country="ES"/>
    </style:style>
    <style:style style:name="T1372" style:parent-style-name="Fuentedepárrafopredeter." style:family="text">
      <style:text-properties fo:color="#0000FF" fo:language="es" fo:country="ES"/>
    </style:style>
    <style:style style:name="T1373" style:parent-style-name="Fuentedepárrafopredeter." style:family="text">
      <style:text-properties fo:color="#0000FF" fo:letter-spacing="-0.0118in" fo:language="es" fo:country="ES"/>
    </style:style>
    <style:style style:name="T1374" style:parent-style-name="Fuentedepárrafopredeter." style:family="text">
      <style:text-properties fo:color="#0000FF" fo:letter-spacing="-0.0062in" style:text-scale="94%" fo:language="es" fo:country="ES"/>
    </style:style>
    <style:style style:name="T1375" style:parent-style-name="Fuentedepárrafopredeter." style:family="text">
      <style:text-properties fo:color="#0000FF" fo:letter-spacing="-0.0062in" style:text-scale="89%" fo:language="es" fo:country="ES"/>
    </style:style>
    <style:style style:name="T1376" style:parent-style-name="Fuentedepárrafopredeter." style:family="text">
      <style:text-properties fo:color="#0000FF" fo:letter-spacing="-0.0062in" style:text-scale="84%" fo:language="es" fo:country="ES"/>
    </style:style>
    <style:style style:name="T1377" style:parent-style-name="Fuentedepárrafopredeter." style:family="text">
      <style:text-properties fo:color="#0000FF" fo:letter-spacing="-0.0062in" style:text-scale="106%" fo:language="es" fo:country="ES"/>
    </style:style>
    <style:style style:name="T1378" style:parent-style-name="Fuentedepárrafopredeter." style:family="text">
      <style:text-properties fo:color="#0000FF" fo:letter-spacing="-0.0062in" style:text-scale="103%" fo:language="es" fo:country="ES"/>
    </style:style>
    <style:style style:name="T1379" style:parent-style-name="Fuentedepárrafopredeter." style:family="text">
      <style:text-properties fo:color="#0000FF" style:text-scale="112%" fo:language="es" fo:country="ES"/>
    </style:style>
    <style:style style:name="T1380" style:parent-style-name="Fuentedepárrafopredeter." style:family="text">
      <style:text-properties fo:color="#0000FF" fo:language="es" fo:country="ES"/>
    </style:style>
    <style:style style:name="T1381" style:parent-style-name="Fuentedepárrafopredeter." style:family="text">
      <style:text-properties fo:color="#0000FF" fo:letter-spacing="-0.0118in" fo:language="es" fo:country="ES"/>
    </style:style>
    <style:style style:name="T1382" style:parent-style-name="Fuentedepárrafopredeter." style:family="text">
      <style:text-properties fo:color="#0000FF" fo:letter-spacing="-0.0062in" style:text-scale="122%" fo:language="es" fo:country="ES"/>
    </style:style>
    <style:style style:name="T1383" style:parent-style-name="Fuentedepárrafopredeter." style:family="text">
      <style:text-properties fo:color="#0000FF" fo:letter-spacing="-0.0062in" style:text-scale="163%" fo:language="es" fo:country="ES"/>
    </style:style>
    <style:style style:name="T1384" style:parent-style-name="Fuentedepárrafopredeter." style:family="text">
      <style:text-properties fo:color="#0000FF" fo:letter-spacing="-0.0062in" style:text-scale="72%" fo:language="es" fo:country="ES"/>
    </style:style>
    <style:style style:name="T1385" style:parent-style-name="Fuentedepárrafopredeter." style:family="text">
      <style:text-properties fo:color="#0000FF" fo:letter-spacing="-0.0062in" style:text-scale="163%" fo:language="es" fo:country="ES"/>
    </style:style>
    <style:style style:name="T1386" style:parent-style-name="Fuentedepárrafopredeter." style:family="text">
      <style:text-properties fo:color="#0000FF" fo:letter-spacing="-0.0062in" style:text-scale="108%" fo:language="es" fo:country="ES"/>
    </style:style>
    <style:style style:name="T1387" style:parent-style-name="Fuentedepárrafopredeter." style:family="text">
      <style:text-properties fo:color="#0000FF" style:text-scale="108%" fo:language="es" fo:country="ES"/>
    </style:style>
    <style:style style:name="T1388" style:parent-style-name="Fuentedepárrafopredeter." style:family="text">
      <style:text-properties fo:color="#0000FF" fo:language="es" fo:country="ES"/>
    </style:style>
    <style:style style:name="T1389" style:parent-style-name="Fuentedepárrafopredeter." style:family="text">
      <style:text-properties fo:color="#0000FF" fo:letter-spacing="-0.0118in" fo:language="es" fo:country="ES"/>
    </style:style>
    <style:style style:name="T1390" style:parent-style-name="Fuentedepárrafopredeter." style:family="text">
      <style:text-properties fo:color="#0000FF" fo:letter-spacing="-0.0062in" style:text-scale="110%" fo:language="es" fo:country="ES"/>
    </style:style>
    <style:style style:name="T1391" style:parent-style-name="Fuentedepárrafopredeter." style:family="text">
      <style:text-properties fo:color="#0000FF" fo:letter-spacing="-0.0062in" style:text-scale="112%" fo:language="es" fo:country="ES"/>
    </style:style>
    <style:style style:name="T1392" style:parent-style-name="Fuentedepárrafopredeter." style:family="text">
      <style:text-properties fo:color="#0000FF" fo:letter-spacing="-0.0062in" style:text-scale="72%" fo:language="es" fo:country="ES"/>
    </style:style>
    <style:style style:name="T1393" style:parent-style-name="Fuentedepárrafopredeter." style:family="text">
      <style:text-properties fo:color="#0000FF" fo:letter-spacing="-0.0062in" style:text-scale="108%" fo:language="es" fo:country="ES"/>
    </style:style>
    <style:style style:name="T1394" style:parent-style-name="Fuentedepárrafopredeter." style:family="text">
      <style:text-properties fo:color="#0000FF" fo:letter-spacing="-0.0062in" style:text-scale="154%" fo:language="es" fo:country="ES"/>
    </style:style>
    <style:style style:name="T1395" style:parent-style-name="Fuentedepárrafopredeter." style:family="text">
      <style:text-properties fo:color="#0000FF" fo:letter-spacing="-0.0062in" style:text-scale="110%" fo:language="es" fo:country="ES"/>
    </style:style>
    <style:style style:name="T1396" style:parent-style-name="Fuentedepárrafopredeter." style:family="text">
      <style:text-properties fo:color="#0000FF" fo:letter-spacing="-0.0062in" style:text-scale="163%" fo:language="es" fo:country="ES"/>
    </style:style>
    <style:style style:name="T1397" style:parent-style-name="Fuentedepárrafopredeter." style:family="text">
      <style:text-properties fo:color="#0000FF" fo:letter-spacing="-0.0062in" style:text-scale="108%" fo:language="es" fo:country="ES"/>
    </style:style>
    <style:style style:name="T1398" style:parent-style-name="Fuentedepárrafopredeter." style:family="text">
      <style:text-properties fo:color="#0000FF" fo:letter-spacing="-0.0062in" style:text-scale="211%" fo:language="es" fo:country="ES"/>
    </style:style>
    <style:style style:name="T1399" style:parent-style-name="Fuentedepárrafopredeter." style:family="text">
      <style:text-properties fo:color="#0000FF" fo:letter-spacing="-0.0062in" style:text-scale="154%" fo:language="es" fo:country="ES"/>
    </style:style>
    <style:style style:name="T1400" style:parent-style-name="Fuentedepárrafopredeter." style:family="text">
      <style:text-properties fo:color="#0000FF" fo:letter-spacing="-0.0062in" style:text-scale="110%" fo:language="es" fo:country="ES"/>
    </style:style>
    <style:style style:name="T1401" style:parent-style-name="Fuentedepárrafopredeter." style:family="text">
      <style:text-properties fo:color="#0000FF" fo:letter-spacing="-0.0062in" style:text-scale="121%" fo:language="es" fo:country="ES"/>
    </style:style>
    <style:style style:name="T1402" style:parent-style-name="Fuentedepárrafopredeter." style:family="text">
      <style:text-properties fo:color="#0000FF" fo:letter-spacing="-0.0062in" style:text-scale="163%" fo:language="es" fo:country="ES"/>
    </style:style>
    <style:style style:name="T1403" style:parent-style-name="Fuentedepárrafopredeter." style:family="text">
      <style:text-properties fo:color="#0000FF" fo:letter-spacing="-0.0062in" style:text-scale="151%" fo:language="es" fo:country="ES"/>
    </style:style>
    <style:style style:name="T1404" style:parent-style-name="Fuentedepárrafopredeter." style:family="text">
      <style:text-properties fo:color="#0000FF" fo:letter-spacing="-0.0062in" style:text-scale="114%" fo:language="es" fo:country="ES"/>
    </style:style>
    <style:style style:name="T1405" style:parent-style-name="Fuentedepárrafopredeter." style:family="text">
      <style:text-properties fo:color="#0000FF" fo:letter-spacing="-0.0062in" style:text-scale="154%" fo:language="es" fo:country="ES"/>
    </style:style>
    <style:style style:name="T1406" style:parent-style-name="Fuentedepárrafopredeter." style:family="text">
      <style:text-properties fo:color="#0000FF" fo:letter-spacing="-0.0062in" style:text-scale="163%" fo:language="es" fo:country="ES"/>
    </style:style>
    <style:style style:name="T1407" style:parent-style-name="Fuentedepárrafopredeter." style:family="text">
      <style:text-properties fo:color="#0000FF" fo:letter-spacing="-0.0062in" style:text-scale="119%" fo:language="es" fo:country="ES"/>
    </style:style>
    <style:style style:name="T1408" style:parent-style-name="Fuentedepárrafopredeter." style:family="text">
      <style:text-properties fo:color="#0000FF" style:text-scale="126%" fo:language="es" fo:country="ES"/>
    </style:style>
    <style:style style:name="P1409" style:parent-style-name="Textoindependiente" style:family="paragraph">
      <style:paragraph-properties fo:margin-top="0.0006in" fo:margin-left="0in">
        <style:tab-stops/>
      </style:paragraph-properties>
      <style:text-properties fo:language="es" fo:country="ES"/>
    </style:style>
    <style:style style:name="P1410" style:parent-style-name="Textoindependiente" style:family="paragraph">
      <style:paragraph-properties fo:margin-right="3.7618in"/>
    </style:style>
    <style:style style:name="T1411" style:parent-style-name="Fuentedepárrafopredeter." style:family="text">
      <style:text-properties fo:color="#0000FF" fo:letter-spacing="-0.0062in" style:text-scale="114%" fo:language="es" fo:country="ES"/>
    </style:style>
    <style:style style:name="T1412" style:parent-style-name="Fuentedepárrafopredeter." style:family="text">
      <style:text-properties fo:color="#0000FF" fo:letter-spacing="-0.0062in" style:text-scale="121%" fo:language="es" fo:country="ES"/>
    </style:style>
    <style:style style:name="T1413" style:parent-style-name="Fuentedepárrafopredeter." style:family="text">
      <style:text-properties fo:color="#0000FF" fo:letter-spacing="-0.0062in" style:text-scale="112%" fo:language="es" fo:country="ES"/>
    </style:style>
    <style:style style:name="T1414" style:parent-style-name="Fuentedepárrafopredeter." style:family="text">
      <style:text-properties fo:color="#0000FF" fo:letter-spacing="-0.0062in" style:text-scale="72%" fo:language="es" fo:country="ES"/>
    </style:style>
    <style:style style:name="T1415" style:parent-style-name="Fuentedepárrafopredeter." style:family="text">
      <style:text-properties fo:color="#0000FF" fo:letter-spacing="-0.0062in" style:text-scale="108%" fo:language="es" fo:country="ES"/>
    </style:style>
    <style:style style:name="T1416" style:parent-style-name="Fuentedepárrafopredeter." style:family="text">
      <style:text-properties fo:color="#0000FF" fo:letter-spacing="-0.0062in" style:text-scale="154%" fo:language="es" fo:country="ES"/>
    </style:style>
    <style:style style:name="T1417" style:parent-style-name="Fuentedepárrafopredeter." style:family="text">
      <style:text-properties fo:color="#0000FF" fo:letter-spacing="-0.0062in" style:text-scale="112%" fo:language="es" fo:country="ES"/>
    </style:style>
    <style:style style:name="T1418" style:parent-style-name="Fuentedepárrafopredeter." style:family="text">
      <style:text-properties fo:color="#0000FF" fo:letter-spacing="-0.0062in" style:text-scale="108%" fo:language="es" fo:country="ES"/>
    </style:style>
    <style:style style:name="T1419" style:parent-style-name="Fuentedepárrafopredeter." style:family="text">
      <style:text-properties fo:color="#0000FF" fo:letter-spacing="-0.0062in" style:text-scale="114%" fo:language="es" fo:country="ES"/>
    </style:style>
    <style:style style:name="T1420" style:parent-style-name="Fuentedepárrafopredeter." style:family="text">
      <style:text-properties fo:color="#0000FF" style:text-scale="154%" fo:language="es" fo:country="ES"/>
    </style:style>
    <style:style style:name="T1421" style:parent-style-name="Fuentedepárrafopredeter." style:family="text">
      <style:text-properties fo:color="#0000FF" fo:language="es" fo:country="ES"/>
    </style:style>
    <style:style style:name="T1422" style:parent-style-name="Fuentedepárrafopredeter." style:family="text">
      <style:text-properties fo:color="#0000FF" fo:letter-spacing="-0.0118in" fo:language="es" fo:country="ES"/>
    </style:style>
    <style:style style:name="T1423" style:parent-style-name="Fuentedepárrafopredeter." style:family="text">
      <style:text-properties fo:color="#0000FF" fo:letter-spacing="-0.0062in" style:text-scale="110%" fo:language="es" fo:country="ES"/>
    </style:style>
    <style:style style:name="T1424" style:parent-style-name="Fuentedepárrafopredeter." style:family="text">
      <style:text-properties fo:color="#0000FF" style:text-scale="204%" fo:language="es" fo:country="ES"/>
    </style:style>
    <style:style style:name="T1425" style:parent-style-name="Fuentedepárrafopredeter." style:family="text">
      <style:text-properties fo:color="#0000FF" fo:language="es" fo:country="ES"/>
    </style:style>
    <style:style style:name="T1426" style:parent-style-name="Fuentedepárrafopredeter." style:family="text">
      <style:text-properties fo:color="#0000FF" fo:letter-spacing="-0.0118in" fo:language="es" fo:country="ES"/>
    </style:style>
    <style:style style:name="T1427" style:parent-style-name="Fuentedepárrafopredeter." style:family="text">
      <style:text-properties fo:color="#0000FF" fo:letter-spacing="-0.0062in" style:text-scale="108%" fo:language="es" fo:country="ES"/>
    </style:style>
    <style:style style:name="T1428" style:parent-style-name="Fuentedepárrafopredeter." style:family="text">
      <style:text-properties fo:color="#0000FF" fo:letter-spacing="-0.0062in" style:text-scale="114%" fo:language="es" fo:country="ES"/>
    </style:style>
    <style:style style:name="T1429" style:parent-style-name="Fuentedepárrafopredeter." style:family="text">
      <style:text-properties fo:color="#0000FF" fo:letter-spacing="-0.0062in" style:text-scale="154%" fo:language="es" fo:country="ES"/>
    </style:style>
    <style:style style:name="T1430" style:parent-style-name="Fuentedepárrafopredeter." style:family="text">
      <style:text-properties fo:color="#0000FF" fo:letter-spacing="-0.0062in" style:text-scale="114%" fo:language="es" fo:country="ES"/>
    </style:style>
    <style:style style:name="T1431" style:parent-style-name="Fuentedepárrafopredeter." style:family="text">
      <style:text-properties fo:color="#0000FF" fo:letter-spacing="-0.0062in" style:text-scale="72%" fo:language="es" fo:country="ES"/>
    </style:style>
    <style:style style:name="T1432" style:parent-style-name="Fuentedepárrafopredeter." style:family="text">
      <style:text-properties fo:color="#0000FF" fo:letter-spacing="-0.0062in" style:text-scale="110%" fo:language="es" fo:country="ES"/>
    </style:style>
    <style:style style:name="T1433" style:parent-style-name="Fuentedepárrafopredeter." style:family="text">
      <style:text-properties fo:color="#0000FF" fo:letter-spacing="-0.0062in" style:text-scale="151%" fo:language="es" fo:country="ES"/>
    </style:style>
    <style:style style:name="T1434" style:parent-style-name="Fuentedepárrafopredeter." style:family="text">
      <style:text-properties fo:color="#0000FF" fo:letter-spacing="-0.0062in" style:text-scale="154%" fo:language="es" fo:country="ES"/>
    </style:style>
    <style:style style:name="T1435" style:parent-style-name="Fuentedepárrafopredeter." style:family="text">
      <style:text-properties fo:color="#0000FF" style:text-scale="112%" fo:language="es" fo:country="ES"/>
    </style:style>
    <style:style style:name="T1436" style:parent-style-name="Fuentedepárrafopredeter." style:family="text">
      <style:text-properties fo:color="#0000FF" fo:language="es" fo:country="ES"/>
    </style:style>
    <style:style style:name="T1437" style:parent-style-name="Fuentedepárrafopredeter." style:family="text">
      <style:text-properties fo:color="#0000FF" fo:letter-spacing="-0.0118in" fo:language="es" fo:country="ES"/>
    </style:style>
    <style:style style:name="T1438" style:parent-style-name="Fuentedepárrafopredeter." style:family="text">
      <style:text-properties fo:color="#0000FF" fo:letter-spacing="-0.0062in" style:text-scale="108%" fo:language="es" fo:country="ES"/>
    </style:style>
    <style:style style:name="T1439" style:parent-style-name="Fuentedepárrafopredeter." style:family="text">
      <style:text-properties fo:color="#0000FF" fo:letter-spacing="-0.0062in" style:text-scale="211%" fo:language="es" fo:country="ES"/>
    </style:style>
    <style:style style:name="T1440" style:parent-style-name="Fuentedepárrafopredeter." style:family="text">
      <style:text-properties fo:color="#0000FF" fo:letter-spacing="-0.0062in" style:text-scale="154%" fo:language="es" fo:country="ES"/>
    </style:style>
    <style:style style:name="T1441" style:parent-style-name="Fuentedepárrafopredeter." style:family="text">
      <style:text-properties fo:color="#0000FF" fo:letter-spacing="-0.0062in" style:text-scale="110%" fo:language="es" fo:country="ES"/>
    </style:style>
    <style:style style:name="T1442" style:parent-style-name="Fuentedepárrafopredeter." style:family="text">
      <style:text-properties fo:color="#0000FF" fo:letter-spacing="-0.0062in" style:text-scale="121%" fo:language="es" fo:country="ES"/>
    </style:style>
    <style:style style:name="T1443" style:parent-style-name="Fuentedepárrafopredeter." style:family="text">
      <style:text-properties fo:color="#0000FF" fo:letter-spacing="-0.0062in" style:text-scale="151%" fo:language="es" fo:country="ES"/>
    </style:style>
    <style:style style:name="T1444" style:parent-style-name="Fuentedepárrafopredeter." style:family="text">
      <style:text-properties fo:color="#0000FF" fo:letter-spacing="-0.0062in" style:text-scale="112%" fo:language="es" fo:country="ES"/>
    </style:style>
    <style:style style:name="T1445" style:parent-style-name="Fuentedepárrafopredeter." style:family="text">
      <style:text-properties fo:color="#0000FF" fo:letter-spacing="-0.0062in" style:text-scale="154%" fo:language="es" fo:country="ES"/>
    </style:style>
    <style:style style:name="T1446" style:parent-style-name="Fuentedepárrafopredeter." style:family="text">
      <style:text-properties fo:color="#0000FF" fo:letter-spacing="-0.0062in" style:text-scale="211%" fo:language="es" fo:country="ES"/>
    </style:style>
    <style:style style:name="T1447" style:parent-style-name="Fuentedepárrafopredeter." style:family="text">
      <style:text-properties fo:color="#0000FF" style:text-scale="112%" fo:language="es" fo:country="ES"/>
    </style:style>
    <style:style style:name="T1448" style:parent-style-name="Fuentedepárrafopredeter." style:family="text">
      <style:text-properties fo:color="#0000FF" fo:letter-spacing="-0.0062in" style:text-scale="114%" fo:language="es" fo:country="ES"/>
    </style:style>
    <style:style style:name="T1449" style:parent-style-name="Fuentedepárrafopredeter." style:family="text">
      <style:text-properties fo:color="#0000FF" fo:letter-spacing="-0.0062in" style:text-scale="211%" fo:language="es" fo:country="ES"/>
    </style:style>
    <style:style style:name="T1450" style:parent-style-name="Fuentedepárrafopredeter." style:family="text">
      <style:text-properties fo:color="#0000FF" fo:letter-spacing="-0.0062in" style:text-scale="110%" fo:language="es" fo:country="ES"/>
    </style:style>
    <style:style style:name="T1451" style:parent-style-name="Fuentedepárrafopredeter." style:family="text">
      <style:text-properties fo:color="#0000FF" fo:letter-spacing="-0.0062in" style:text-scale="108%" fo:language="es" fo:country="ES"/>
    </style:style>
    <style:style style:name="T1452" style:parent-style-name="Fuentedepárrafopredeter." style:family="text">
      <style:text-properties fo:color="#0000FF" fo:letter-spacing="-0.0062in" style:text-scale="211%" fo:language="es" fo:country="ES"/>
    </style:style>
    <style:style style:name="T1453" style:parent-style-name="Fuentedepárrafopredeter." style:family="text">
      <style:text-properties fo:color="#0000FF" fo:letter-spacing="-0.0062in" style:text-scale="121%" fo:language="es" fo:country="ES"/>
    </style:style>
    <style:style style:name="T1454" style:parent-style-name="Fuentedepárrafopredeter." style:family="text">
      <style:text-properties fo:color="#0000FF" fo:letter-spacing="-0.0062in" style:text-scale="114%" fo:language="es" fo:country="ES"/>
    </style:style>
    <style:style style:name="T1455" style:parent-style-name="Fuentedepárrafopredeter." style:family="text">
      <style:text-properties fo:color="#0000FF" style:text-scale="154%" fo:language="es" fo:country="ES"/>
    </style:style>
    <style:style style:name="T1456" style:parent-style-name="Fuentedepárrafopredeter." style:family="text">
      <style:text-properties fo:color="#0000FF" fo:language="es" fo:country="ES"/>
    </style:style>
    <style:style style:name="T1457" style:parent-style-name="Fuentedepárrafopredeter." style:family="text">
      <style:text-properties fo:color="#0000FF" fo:letter-spacing="-0.0118in" fo:language="es" fo:country="ES"/>
    </style:style>
    <style:style style:name="T1458" style:parent-style-name="Fuentedepárrafopredeter." style:family="text">
      <style:text-properties fo:color="#0000FF" fo:letter-spacing="-0.0062in" style:text-scale="110%" fo:language="es" fo:country="ES"/>
    </style:style>
    <style:style style:name="T1459" style:parent-style-name="Fuentedepárrafopredeter." style:family="text">
      <style:text-properties fo:color="#0000FF" style:text-scale="204%" fo:language="es" fo:country="ES"/>
    </style:style>
    <style:style style:name="T1460" style:parent-style-name="Fuentedepárrafopredeter." style:family="text">
      <style:text-properties fo:color="#0000FF" fo:language="es" fo:country="ES"/>
    </style:style>
    <style:style style:name="T1461" style:parent-style-name="Fuentedepárrafopredeter." style:family="text">
      <style:text-properties fo:color="#0000FF" fo:letter-spacing="-0.0118in" fo:language="es" fo:country="ES"/>
    </style:style>
    <style:style style:name="T1462" style:parent-style-name="Fuentedepárrafopredeter." style:family="text">
      <style:text-properties fo:color="#0000FF" fo:letter-spacing="-0.0062in" style:text-scale="110%" fo:language="es" fo:country="ES"/>
    </style:style>
    <style:style style:name="T1463" style:parent-style-name="Fuentedepárrafopredeter." style:family="text">
      <style:text-properties fo:color="#0000FF" fo:letter-spacing="-0.0062in" style:text-scale="112%" fo:language="es" fo:country="ES"/>
    </style:style>
    <style:style style:name="T1464" style:parent-style-name="Fuentedepárrafopredeter." style:family="text">
      <style:text-properties fo:color="#0000FF" fo:letter-spacing="-0.0062in" style:text-scale="72%" fo:language="es" fo:country="ES"/>
    </style:style>
    <style:style style:name="T1465" style:parent-style-name="Fuentedepárrafopredeter." style:family="text">
      <style:text-properties fo:color="#0000FF" fo:letter-spacing="-0.0062in" style:text-scale="108%" fo:language="es" fo:country="ES"/>
    </style:style>
    <style:style style:name="T1466" style:parent-style-name="Fuentedepárrafopredeter." style:family="text">
      <style:text-properties fo:color="#0000FF" fo:letter-spacing="-0.0062in" style:text-scale="154%" fo:language="es" fo:country="ES"/>
    </style:style>
    <style:style style:name="T1467" style:parent-style-name="Fuentedepárrafopredeter." style:family="text">
      <style:text-properties fo:color="#0000FF" style:text-scale="110%" fo:language="es" fo:country="ES"/>
    </style:style>
    <style:style style:name="P1468" style:parent-style-name="Textoindependiente" style:family="paragraph">
      <style:paragraph-properties fo:margin-top="0.0006in"/>
    </style:style>
    <style:style style:name="T1469" style:parent-style-name="Fuentedepárrafopredeter." style:family="text">
      <style:text-properties fo:color="#0000FF" fo:letter-spacing="-0.0062in" style:text-scale="114%" fo:language="es" fo:country="ES"/>
    </style:style>
    <style:style style:name="T1470" style:parent-style-name="Fuentedepárrafopredeter." style:family="text">
      <style:text-properties fo:color="#0000FF" fo:letter-spacing="-0.0062in" style:text-scale="110%" fo:language="es" fo:country="ES"/>
    </style:style>
    <style:style style:name="T1471" style:parent-style-name="Fuentedepárrafopredeter." style:family="text">
      <style:text-properties fo:color="#0000FF" fo:letter-spacing="-0.0062in" style:text-scale="72%" fo:language="es" fo:country="ES"/>
    </style:style>
    <style:style style:name="T1472" style:parent-style-name="Fuentedepárrafopredeter." style:family="text">
      <style:text-properties fo:color="#0000FF" fo:letter-spacing="-0.0062in" style:text-scale="108%" fo:language="es" fo:country="ES"/>
    </style:style>
    <style:style style:name="T1473" style:parent-style-name="Fuentedepárrafopredeter." style:family="text">
      <style:text-properties fo:color="#0000FF" fo:letter-spacing="-0.0062in" style:text-scale="114%" fo:language="es" fo:country="ES"/>
    </style:style>
    <style:style style:name="T1474" style:parent-style-name="Fuentedepárrafopredeter." style:family="text">
      <style:text-properties fo:color="#0000FF" fo:letter-spacing="-0.0062in" style:text-scale="108%" fo:language="es" fo:country="ES"/>
    </style:style>
    <style:style style:name="T1475" style:parent-style-name="Fuentedepárrafopredeter." style:family="text">
      <style:text-properties fo:color="#0000FF" fo:letter-spacing="-0.0062in" style:text-scale="110%" fo:language="es" fo:country="ES"/>
    </style:style>
    <style:style style:name="T1476" style:parent-style-name="Fuentedepárrafopredeter." style:family="text">
      <style:text-properties fo:color="#0000FF" fo:letter-spacing="-0.0062in" style:text-scale="151%" fo:language="es" fo:country="ES"/>
    </style:style>
    <style:style style:name="T1477" style:parent-style-name="Fuentedepárrafopredeter." style:family="text">
      <style:text-properties fo:color="#0000FF" fo:letter-spacing="-0.0062in" style:text-scale="114%" fo:language="es" fo:country="ES"/>
    </style:style>
    <style:style style:name="T1478" style:parent-style-name="Fuentedepárrafopredeter." style:family="text">
      <style:text-properties fo:color="#0000FF" style:text-scale="154%" fo:language="es" fo:country="ES"/>
    </style:style>
    <style:style style:name="T1479" style:parent-style-name="Fuentedepárrafopredeter." style:family="text">
      <style:text-properties fo:color="#0000FF" fo:language="es" fo:country="ES"/>
    </style:style>
    <style:style style:name="T1480" style:parent-style-name="Fuentedepárrafopredeter." style:family="text">
      <style:text-properties fo:color="#0000FF" fo:letter-spacing="-0.0118in" fo:language="es" fo:country="ES"/>
    </style:style>
    <style:style style:name="T1481" style:parent-style-name="Fuentedepárrafopredeter." style:family="text">
      <style:text-properties fo:color="#0000FF" style:text-scale="122%" fo:language="es" fo:country="ES"/>
    </style:style>
    <style:style style:name="T1482" style:parent-style-name="Fuentedepárrafopredeter." style:family="text">
      <style:text-properties fo:color="#0000FF" fo:language="es" fo:country="ES"/>
    </style:style>
    <style:style style:name="T1483" style:parent-style-name="Fuentedepárrafopredeter." style:family="text">
      <style:text-properties fo:color="#0000FF" fo:letter-spacing="-0.0118in" fo:language="es" fo:country="ES"/>
    </style:style>
    <style:style style:name="T1484" style:parent-style-name="Fuentedepárrafopredeter." style:family="text">
      <style:text-properties fo:color="#0000FF" fo:letter-spacing="-0.0062in" style:text-scale="121%" fo:language="es" fo:country="ES"/>
    </style:style>
    <style:style style:name="T1485" style:parent-style-name="Fuentedepárrafopredeter." style:family="text">
      <style:text-properties fo:color="#0000FF" fo:letter-spacing="-0.0062in" style:text-scale="112%" fo:language="es" fo:country="ES"/>
    </style:style>
    <style:style style:name="T1486" style:parent-style-name="Fuentedepárrafopredeter." style:family="text">
      <style:text-properties fo:color="#0000FF" fo:letter-spacing="-0.0062in" style:text-scale="72%" fo:language="es" fo:country="ES"/>
    </style:style>
    <style:style style:name="T1487" style:parent-style-name="Fuentedepárrafopredeter." style:family="text">
      <style:text-properties fo:color="#0000FF" fo:letter-spacing="-0.0062in" style:text-scale="108%" fo:language="es" fo:country="ES"/>
    </style:style>
    <style:style style:name="T1488" style:parent-style-name="Fuentedepárrafopredeter." style:family="text">
      <style:text-properties fo:color="#0000FF" fo:letter-spacing="-0.0062in" style:text-scale="154%" fo:language="es" fo:country="ES"/>
    </style:style>
    <style:style style:name="T1489" style:parent-style-name="Fuentedepárrafopredeter." style:family="text">
      <style:text-properties fo:color="#0000FF" fo:letter-spacing="-0.0062in" style:text-scale="211%" fo:language="es" fo:country="ES"/>
    </style:style>
    <style:style style:name="T1490" style:parent-style-name="Fuentedepárrafopredeter." style:family="text">
      <style:text-properties fo:color="#0000FF" fo:letter-spacing="-0.0062in" style:text-scale="72%" fo:language="es" fo:country="ES"/>
    </style:style>
    <style:style style:name="T1491" style:parent-style-name="Fuentedepárrafopredeter." style:family="text">
      <style:text-properties fo:color="#0000FF" fo:letter-spacing="-0.0062in" style:text-scale="211%" fo:language="es" fo:country="ES"/>
    </style:style>
    <style:style style:name="T1492" style:parent-style-name="Fuentedepárrafopredeter." style:family="text">
      <style:text-properties fo:color="#0000FF" style:text-scale="154%" fo:language="es" fo:country="ES"/>
    </style:style>
    <style:style style:name="T1493" style:parent-style-name="Fuentedepárrafopredeter." style:family="text">
      <style:text-properties fo:color="#0000FF" fo:language="es" fo:country="ES"/>
    </style:style>
    <style:style style:name="T1494" style:parent-style-name="Fuentedepárrafopredeter." style:family="text">
      <style:text-properties fo:color="#0000FF" fo:letter-spacing="-0.0118in" fo:language="es" fo:country="ES"/>
    </style:style>
    <style:style style:name="T1495" style:parent-style-name="Fuentedepárrafopredeter." style:family="text">
      <style:text-properties fo:color="#0000FF" fo:letter-spacing="-0.0062in" style:text-scale="121%" fo:language="es" fo:country="ES"/>
    </style:style>
    <style:style style:name="T1496" style:parent-style-name="Fuentedepárrafopredeter." style:family="text">
      <style:text-properties fo:color="#0000FF" fo:letter-spacing="-0.0062in" style:text-scale="112%" fo:language="es" fo:country="ES"/>
    </style:style>
    <style:style style:name="T1497" style:parent-style-name="Fuentedepárrafopredeter." style:family="text">
      <style:text-properties fo:color="#0000FF" style:text-scale="110%" fo:language="es" fo:country="ES"/>
    </style:style>
    <style:style style:name="T1498" style:parent-style-name="Fuentedepárrafopredeter." style:family="text">
      <style:text-properties fo:color="#0000FF" fo:language="es" fo:country="ES"/>
    </style:style>
    <style:style style:name="T1499" style:parent-style-name="Fuentedepárrafopredeter." style:family="text">
      <style:text-properties fo:color="#0000FF" fo:letter-spacing="-0.0118in" fo:language="es" fo:country="ES"/>
    </style:style>
    <style:style style:name="T1500" style:parent-style-name="Fuentedepárrafopredeter." style:family="text">
      <style:text-properties fo:color="#0000FF" fo:letter-spacing="-0.0062in" style:text-scale="110%" fo:language="es" fo:country="ES"/>
    </style:style>
    <style:style style:name="T1501" style:parent-style-name="Fuentedepárrafopredeter." style:family="text">
      <style:text-properties fo:color="#0000FF" fo:letter-spacing="-0.0062in" style:text-scale="148%" fo:language="es" fo:country="ES"/>
    </style:style>
    <style:style style:name="T1502" style:parent-style-name="Fuentedepárrafopredeter." style:family="text">
      <style:text-properties fo:color="#0000FF" style:text-scale="110%" fo:language="es" fo:country="ES"/>
    </style:style>
    <style:style style:name="T1503" style:parent-style-name="Fuentedepárrafopredeter." style:family="text">
      <style:text-properties fo:color="#0000FF" fo:language="es" fo:country="ES"/>
    </style:style>
    <style:style style:name="T1504" style:parent-style-name="Fuentedepárrafopredeter." style:family="text">
      <style:text-properties fo:color="#0000FF" fo:letter-spacing="-0.0118in" fo:language="es" fo:country="ES"/>
    </style:style>
    <style:style style:name="T1505" style:parent-style-name="Fuentedepárrafopredeter." style:family="text">
      <style:text-properties fo:color="#0000FF" fo:letter-spacing="-0.0062in" style:text-scale="110%" fo:language="es" fo:country="ES"/>
    </style:style>
    <style:style style:name="T1506" style:parent-style-name="Fuentedepárrafopredeter." style:family="text">
      <style:text-properties fo:color="#0000FF" fo:letter-spacing="-0.0062in" style:text-scale="112%" fo:language="es" fo:country="ES"/>
    </style:style>
    <style:style style:name="T1507" style:parent-style-name="Fuentedepárrafopredeter." style:family="text">
      <style:text-properties fo:color="#0000FF" fo:letter-spacing="-0.0062in" style:text-scale="72%" fo:language="es" fo:country="ES"/>
    </style:style>
    <style:style style:name="T1508" style:parent-style-name="Fuentedepárrafopredeter." style:family="text">
      <style:text-properties fo:color="#0000FF" fo:letter-spacing="-0.0062in" style:text-scale="108%" fo:language="es" fo:country="ES"/>
    </style:style>
    <style:style style:name="T1509" style:parent-style-name="Fuentedepárrafopredeter." style:family="text">
      <style:text-properties fo:color="#0000FF" fo:letter-spacing="-0.0062in" style:text-scale="154%" fo:language="es" fo:country="ES"/>
    </style:style>
    <style:style style:name="T1510" style:parent-style-name="Fuentedepárrafopredeter." style:family="text">
      <style:text-properties fo:color="#0000FF" style:text-scale="110%" fo:language="es" fo:country="ES"/>
    </style:style>
    <style:style style:name="P1511" style:parent-style-name="Textoindependiente" style:family="paragraph">
      <style:paragraph-properties fo:margin-top="0.0076in" fo:margin-left="0in">
        <style:tab-stops/>
      </style:paragraph-properties>
      <style:text-properties fo:font-size="8.5pt" style:font-size-asian="8.5pt" fo:language="es" fo:country="ES"/>
    </style:style>
    <style:style style:name="P1512" style:parent-style-name="Textoindependiente" style:family="paragraph">
      <style:paragraph-properties fo:line-height="97%" fo:margin-left="0.2201in" fo:margin-right="4.8715in" fo:text-indent="-0.1388in">
        <style:tab-stops/>
      </style:paragraph-properties>
    </style:style>
    <style:style style:name="T1513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1514" style:parent-style-name="Fuentedepárrafopredeter." style:family="text">
      <style:text-properties fo:color="#6959CD" style:text-scale="105%"/>
    </style:style>
    <style:style style:name="T1515" style:parent-style-name="Fuentedepárrafopredeter." style:family="text">
      <style:text-properties fo:color="#00898C" style:text-scale="115%"/>
    </style:style>
    <style:style style:name="T1516" style:parent-style-name="Fuentedepárrafopredeter." style:family="text">
      <style:text-properties style:text-scale="105%"/>
    </style:style>
    <style:style style:name="T1517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1518" style:parent-style-name="Fuentedepárrafopredeter." style:family="text">
      <style:text-properties fo:color="#00898C" style:text-scale="115%"/>
    </style:style>
    <style:style style:name="T1519" style:parent-style-name="Fuentedepárrafopredeter." style:family="text">
      <style:text-properties fo:color="#6959CD" style:text-scale="105%"/>
    </style:style>
    <style:style style:name="T1520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P1521" style:parent-style-name="Textoindependiente" style:family="paragraph">
      <style:paragraph-properties fo:margin-left="0.359in" fo:margin-right="5.0097in">
        <style:tab-stops/>
      </style:paragraph-properties>
    </style:style>
    <style:style style:name="T1522" style:parent-style-name="Fuentedepárrafopredeter." style:family="text">
      <style:text-properties fo:color="#0000FF" fo:letter-spacing="-0.0062in" style:text-scale="114%" fo:language="es" fo:country="ES"/>
    </style:style>
    <style:style style:name="T1523" style:parent-style-name="Fuentedepárrafopredeter." style:family="text">
      <style:text-properties fo:color="#0000FF" fo:letter-spacing="-0.0062in" style:text-scale="211%" fo:language="es" fo:country="ES"/>
    </style:style>
    <style:style style:name="T1524" style:parent-style-name="Fuentedepárrafopredeter." style:family="text">
      <style:text-properties fo:color="#0000FF" fo:letter-spacing="-0.0062in" style:text-scale="110%" fo:language="es" fo:country="ES"/>
    </style:style>
    <style:style style:name="T1525" style:parent-style-name="Fuentedepárrafopredeter." style:family="text">
      <style:text-properties fo:color="#0000FF" fo:letter-spacing="-0.0062in" style:text-scale="108%" fo:language="es" fo:country="ES"/>
    </style:style>
    <style:style style:name="T1526" style:parent-style-name="Fuentedepárrafopredeter." style:family="text">
      <style:text-properties fo:color="#0000FF" fo:letter-spacing="-0.0062in" style:text-scale="211%" fo:language="es" fo:country="ES"/>
    </style:style>
    <style:style style:name="T1527" style:parent-style-name="Fuentedepárrafopredeter." style:family="text">
      <style:text-properties fo:color="#0000FF" fo:letter-spacing="-0.0062in" style:text-scale="121%" fo:language="es" fo:country="ES"/>
    </style:style>
    <style:style style:name="T1528" style:parent-style-name="Fuentedepárrafopredeter." style:family="text">
      <style:text-properties fo:color="#0000FF" fo:letter-spacing="-0.0062in" style:text-scale="114%" fo:language="es" fo:country="ES"/>
    </style:style>
    <style:style style:name="T1529" style:parent-style-name="Fuentedepárrafopredeter." style:family="text">
      <style:text-properties fo:color="#0000FF" style:text-scale="154%" fo:language="es" fo:country="ES"/>
    </style:style>
    <style:style style:name="T1530" style:parent-style-name="Fuentedepárrafopredeter." style:family="text">
      <style:text-properties fo:color="#0000FF" fo:language="es" fo:country="ES"/>
    </style:style>
    <style:style style:name="T1531" style:parent-style-name="Fuentedepárrafopredeter." style:family="text">
      <style:text-properties fo:color="#0000FF" fo:letter-spacing="-0.0062in" style:text-scale="110%" fo:language="es" fo:country="ES"/>
    </style:style>
    <style:style style:name="T1532" style:parent-style-name="Fuentedepárrafopredeter." style:family="text">
      <style:text-properties fo:color="#0000FF" fo:letter-spacing="-0.0062in" style:text-scale="112%" fo:language="es" fo:country="ES"/>
    </style:style>
    <style:style style:name="T1533" style:parent-style-name="Fuentedepárrafopredeter." style:family="text">
      <style:text-properties fo:color="#0000FF" fo:letter-spacing="-0.0062in" style:text-scale="72%" fo:language="es" fo:country="ES"/>
    </style:style>
    <style:style style:name="T1534" style:parent-style-name="Fuentedepárrafopredeter." style:family="text">
      <style:text-properties fo:color="#0000FF" fo:letter-spacing="-0.0062in" style:text-scale="108%" fo:language="es" fo:country="ES"/>
    </style:style>
    <style:style style:name="T1535" style:parent-style-name="Fuentedepárrafopredeter." style:family="text">
      <style:text-properties fo:color="#0000FF" fo:letter-spacing="-0.0062in" style:text-scale="154%" fo:language="es" fo:country="ES"/>
    </style:style>
    <style:style style:name="T1536" style:parent-style-name="Fuentedepárrafopredeter." style:family="text">
      <style:text-properties fo:color="#0000FF" style:text-scale="110%" fo:language="es" fo:country="ES"/>
    </style:style>
    <style:style style:name="T1537" style:parent-style-name="Fuentedepárrafopredeter." style:family="text">
      <style:text-properties fo:color="#6959CD" fo:letter-spacing="-0.0062in" style:text-scale="120%" fo:language="es" fo:country="ES"/>
    </style:style>
    <style:style style:name="T1538" style:parent-style-name="Fuentedepárrafopredeter." style:family="text">
      <style:text-properties fo:letter-spacing="-0.0062in" style:text-scale="120%" fo:language="es" fo:country="ES"/>
    </style:style>
    <style:style style:name="T1539" style:parent-style-name="Fuentedepárrafopredeter." style:family="text">
      <style:text-properties fo:color="#A01FEF" fo:letter-spacing="-0.0062in" style:text-scale="120%" fo:language="es" fo:country="ES"/>
    </style:style>
    <style:style style:name="T1540" style:parent-style-name="Fuentedepárrafopredeter." style:family="text">
      <style:text-properties fo:color="#A01FEF" fo:letter-spacing="-0.0048in" style:text-scale="120%" fo:language="es" fo:country="ES"/>
    </style:style>
    <style:style style:name="P1541" style:parent-style-name="Textoindependiente" style:family="paragraph">
      <style:paragraph-properties fo:line-height="0.1444in" fo:margin-left="0.359in">
        <style:tab-stops/>
      </style:paragraph-properties>
    </style:style>
    <style:style style:name="T154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54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54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545" style:parent-style-name="Fuentedepárrafopredeter." style:family="text">
      <style:text-properties fo:letter-spacing="-0.0062in" style:text-scale="163%" fo:language="es" fo:country="ES"/>
    </style:style>
    <style:style style:name="T1546" style:parent-style-name="Fuentedepárrafopredeter." style:family="text">
      <style:text-properties fo:letter-spacing="-0.0062in" style:text-scale="121%" fo:language="es" fo:country="ES"/>
    </style:style>
    <style:style style:name="T1547" style:parent-style-name="Fuentedepárrafopredeter." style:family="text">
      <style:text-properties style:text-scale="162%" fo:language="es" fo:country="ES"/>
    </style:style>
    <style:style style:name="T1548" style:parent-style-name="Fuentedepárrafopredeter." style:family="text">
      <style:text-properties fo:language="es" fo:country="ES"/>
    </style:style>
    <style:style style:name="T1549" style:parent-style-name="Fuentedepárrafopredeter." style:family="text">
      <style:text-properties fo:letter-spacing="-0.0118in" fo:language="es" fo:country="ES"/>
    </style:style>
    <style:style style:name="T1550" style:parent-style-name="Fuentedepárrafopredeter." style:family="text">
      <style:text-properties fo:color="#6959CD" fo:letter-spacing="-0.0062in" style:text-scale="114%" fo:language="es" fo:country="ES"/>
    </style:style>
    <style:style style:name="T1551" style:parent-style-name="Fuentedepárrafopredeter." style:family="text">
      <style:text-properties fo:color="#6959CD" fo:letter-spacing="-0.0062in" style:text-scale="162%" fo:language="es" fo:country="ES"/>
    </style:style>
    <style:style style:name="T1552" style:parent-style-name="Fuentedepárrafopredeter." style:family="text">
      <style:text-properties fo:color="#6959CD" fo:letter-spacing="-0.0062in" style:text-scale="110%" fo:language="es" fo:country="ES"/>
    </style:style>
    <style:style style:name="T1553" style:parent-style-name="Fuentedepárrafopredeter." style:family="text">
      <style:text-properties fo:color="#6959CD" fo:letter-spacing="-0.0062in" style:text-scale="121%" fo:language="es" fo:country="ES"/>
    </style:style>
    <style:style style:name="T1554" style:parent-style-name="Fuentedepárrafopredeter." style:family="text">
      <style:text-properties fo:color="#6959CD" fo:letter-spacing="-0.0062in" style:text-scale="110%" fo:language="es" fo:country="ES"/>
    </style:style>
    <style:style style:name="T1555" style:parent-style-name="Fuentedepárrafopredeter." style:family="text">
      <style:text-properties fo:color="#6959CD" fo:letter-spacing="-0.0062in" style:text-scale="114%" fo:language="es" fo:country="ES"/>
    </style:style>
    <style:style style:name="T1556" style:parent-style-name="Fuentedepárrafopredeter." style:family="text">
      <style:text-properties fo:color="#6959CD" fo:letter-spacing="-0.0062in" style:text-scale="78%" fo:language="es" fo:country="ES"/>
    </style:style>
    <style:style style:name="T1557" style:parent-style-name="Fuentedepárrafopredeter." style:family="text">
      <style:text-properties fo:letter-spacing="-0.0062in" style:text-scale="163%" fo:language="es" fo:country="ES"/>
    </style:style>
    <style:style style:name="T1558" style:parent-style-name="Fuentedepárrafopredeter." style:family="text">
      <style:text-properties fo:letter-spacing="-0.0062in" style:text-scale="151%" fo:language="es" fo:country="ES"/>
    </style:style>
    <style:style style:name="T1559" style:parent-style-name="Fuentedepárrafopredeter." style:family="text">
      <style:text-properties fo:letter-spacing="-0.0062in" style:text-scale="114%" fo:language="es" fo:country="ES"/>
    </style:style>
    <style:style style:name="T1560" style:parent-style-name="Fuentedepárrafopredeter." style:family="text">
      <style:text-properties style:text-scale="154%" fo:language="es" fo:country="ES"/>
    </style:style>
    <style:style style:name="T1561" style:parent-style-name="Fuentedepárrafopredeter." style:family="text">
      <style:text-properties fo:language="es" fo:country="ES"/>
    </style:style>
    <style:style style:name="T1562" style:parent-style-name="Fuentedepárrafopredeter." style:family="text">
      <style:text-properties fo:letter-spacing="-0.0118in" fo:language="es" fo:country="ES"/>
    </style:style>
    <style:style style:name="T1563" style:parent-style-name="Fuentedepárrafopredeter." style:family="text">
      <style:text-properties fo:color="#6959CD" fo:letter-spacing="-0.0062in" style:text-scale="114%" fo:language="es" fo:country="ES"/>
    </style:style>
    <style:style style:name="T1564" style:parent-style-name="Fuentedepárrafopredeter." style:family="text">
      <style:text-properties fo:color="#6959CD" style:text-scale="78%" fo:language="es" fo:country="ES"/>
    </style:style>
    <style:style style:name="P1565" style:parent-style-name="Textoindependiente" style:family="paragraph">
      <style:paragraph-properties fo:line-height="0.1458in" fo:margin-left="0.359in">
        <style:tab-stops/>
      </style:paragraph-properties>
    </style:style>
    <style:style style:name="T156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56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56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569" style:parent-style-name="Fuentedepárrafopredeter." style:family="text">
      <style:text-properties fo:color="#6959CD" fo:letter-spacing="-0.0062in" style:text-scale="114%" fo:language="es" fo:country="ES"/>
    </style:style>
    <style:style style:name="T1570" style:parent-style-name="Fuentedepárrafopredeter." style:family="text">
      <style:text-properties fo:color="#6959CD" fo:letter-spacing="-0.0062in" style:text-scale="162%" fo:language="es" fo:country="ES"/>
    </style:style>
    <style:style style:name="T1571" style:parent-style-name="Fuentedepárrafopredeter." style:family="text">
      <style:text-properties fo:color="#6959CD" fo:letter-spacing="-0.0062in" style:text-scale="110%" fo:language="es" fo:country="ES"/>
    </style:style>
    <style:style style:name="T1572" style:parent-style-name="Fuentedepárrafopredeter." style:family="text">
      <style:text-properties fo:color="#6959CD" fo:letter-spacing="-0.0062in" style:text-scale="121%" fo:language="es" fo:country="ES"/>
    </style:style>
    <style:style style:name="T1573" style:parent-style-name="Fuentedepárrafopredeter." style:family="text">
      <style:text-properties fo:color="#6959CD" fo:letter-spacing="-0.0062in" style:text-scale="110%" fo:language="es" fo:country="ES"/>
    </style:style>
    <style:style style:name="T1574" style:parent-style-name="Fuentedepárrafopredeter." style:family="text">
      <style:text-properties fo:color="#6959CD" fo:letter-spacing="-0.0062in" style:text-scale="114%" fo:language="es" fo:country="ES"/>
    </style:style>
    <style:style style:name="T1575" style:parent-style-name="Fuentedepárrafopredeter." style:family="text">
      <style:text-properties fo:color="#6959CD" fo:letter-spacing="-0.0062in" style:text-scale="78%" fo:language="es" fo:country="ES"/>
    </style:style>
    <style:style style:name="T1576" style:parent-style-name="Fuentedepárrafopredeter." style:family="text">
      <style:text-properties fo:letter-spacing="-0.0062in" style:text-scale="163%" fo:language="es" fo:country="ES"/>
    </style:style>
    <style:style style:name="T1577" style:parent-style-name="Fuentedepárrafopredeter." style:family="text">
      <style:text-properties fo:letter-spacing="-0.0062in" style:text-scale="151%" fo:language="es" fo:country="ES"/>
    </style:style>
    <style:style style:name="T1578" style:parent-style-name="Fuentedepárrafopredeter." style:family="text">
      <style:text-properties fo:letter-spacing="-0.0062in" style:text-scale="114%" fo:language="es" fo:country="ES"/>
    </style:style>
    <style:style style:name="T1579" style:parent-style-name="Fuentedepárrafopredeter." style:family="text">
      <style:text-properties style:text-scale="154%" fo:language="es" fo:country="ES"/>
    </style:style>
    <style:style style:name="P1580" style:parent-style-name="Textoindependiente" style:family="paragraph">
      <style:paragraph-properties fo:line-height="0.1444in" fo:margin-left="0.2201in">
        <style:tab-stops/>
      </style:paragraph-properties>
    </style:style>
    <style:style style:name="T158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582" style:parent-style-name="Textoindependiente" style:family="paragraph">
      <style:paragraph-properties fo:line-height="0.1465in" fo:margin-left="0.359in">
        <style:tab-stops/>
      </style:paragraph-properties>
    </style:style>
    <style:style style:name="T158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58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58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586" style:parent-style-name="Fuentedepárrafopredeter." style:family="text">
      <style:text-properties fo:color="#FF00FF" fo:letter-spacing="-0.0062in" style:text-scale="185%" fo:language="es" fo:country="ES"/>
    </style:style>
    <style:style style:name="T1587" style:parent-style-name="Fuentedepárrafopredeter." style:family="text">
      <style:text-properties fo:color="#FF00FF" fo:letter-spacing="-0.0062in" style:text-scale="112%" fo:language="es" fo:country="ES"/>
    </style:style>
    <style:style style:name="T1588" style:parent-style-name="Fuentedepárrafopredeter." style:family="text">
      <style:text-properties fo:color="#FF00FF" style:text-scale="204%" fo:language="es" fo:country="ES"/>
    </style:style>
    <style:style style:name="T1589" style:parent-style-name="Fuentedepárrafopredeter." style:family="text">
      <style:text-properties fo:color="#FF00FF" fo:language="es" fo:country="ES"/>
    </style:style>
    <style:style style:name="T1590" style:parent-style-name="Fuentedepárrafopredeter." style:family="text">
      <style:text-properties fo:color="#FF00FF" fo:letter-spacing="-0.0118in" fo:language="es" fo:country="ES"/>
    </style:style>
    <style:style style:name="T1591" style:parent-style-name="Fuentedepárrafopredeter." style:family="text">
      <style:text-properties fo:color="#FF00FF" fo:letter-spacing="-0.0062in" style:text-scale="108%" fo:language="es" fo:country="ES"/>
    </style:style>
    <style:style style:name="T1592" style:parent-style-name="Fuentedepárrafopredeter." style:family="text">
      <style:text-properties fo:color="#FF00FF" fo:letter-spacing="-0.0062in" style:text-scale="114%" fo:language="es" fo:country="ES"/>
    </style:style>
    <style:style style:name="T1593" style:parent-style-name="Fuentedepárrafopredeter." style:family="text">
      <style:text-properties fo:color="#FF00FF" fo:letter-spacing="-0.0062in" style:text-scale="154%" fo:language="es" fo:country="ES"/>
    </style:style>
    <style:style style:name="T1594" style:parent-style-name="Fuentedepárrafopredeter." style:family="text">
      <style:text-properties fo:color="#FF00FF" fo:letter-spacing="-0.0062in" style:text-scale="114%" fo:language="es" fo:country="ES"/>
    </style:style>
    <style:style style:name="T1595" style:parent-style-name="Fuentedepárrafopredeter." style:family="text">
      <style:text-properties fo:color="#FF00FF" fo:letter-spacing="-0.0062in" style:text-scale="72%" fo:language="es" fo:country="ES"/>
    </style:style>
    <style:style style:name="T1596" style:parent-style-name="Fuentedepárrafopredeter." style:family="text">
      <style:text-properties fo:color="#FF00FF" fo:letter-spacing="-0.0062in" style:text-scale="110%" fo:language="es" fo:country="ES"/>
    </style:style>
    <style:style style:name="T1597" style:parent-style-name="Fuentedepárrafopredeter." style:family="text">
      <style:text-properties fo:color="#FF00FF" fo:letter-spacing="-0.0062in" style:text-scale="151%" fo:language="es" fo:country="ES"/>
    </style:style>
    <style:style style:name="T1598" style:parent-style-name="Fuentedepárrafopredeter." style:family="text">
      <style:text-properties fo:color="#FF00FF" fo:letter-spacing="-0.0062in" style:text-scale="154%" fo:language="es" fo:country="ES"/>
    </style:style>
    <style:style style:name="T1599" style:parent-style-name="Fuentedepárrafopredeter." style:family="text">
      <style:text-properties fo:color="#FF00FF" style:text-scale="112%" fo:language="es" fo:country="ES"/>
    </style:style>
    <style:style style:name="T1600" style:parent-style-name="Fuentedepárrafopredeter." style:family="text">
      <style:text-properties fo:color="#FF00FF" fo:language="es" fo:country="ES"/>
    </style:style>
    <style:style style:name="T1601" style:parent-style-name="Fuentedepárrafopredeter." style:family="text">
      <style:text-properties fo:color="#FF00FF" fo:letter-spacing="-0.0118in" fo:language="es" fo:country="ES"/>
    </style:style>
    <style:style style:name="T1602" style:parent-style-name="Fuentedepárrafopredeter." style:family="text">
      <style:text-properties fo:color="#6959CD" fo:letter-spacing="-0.0062in" style:text-scale="114%" fo:language="es" fo:country="ES"/>
    </style:style>
    <style:style style:name="T1603" style:parent-style-name="Fuentedepárrafopredeter." style:family="text">
      <style:text-properties fo:color="#6959CD" style:text-scale="78%" fo:language="es" fo:country="ES"/>
    </style:style>
    <style:style style:name="T1604" style:parent-style-name="Fuentedepárrafopredeter." style:family="text">
      <style:text-properties fo:color="#6959CD" fo:language="es" fo:country="ES"/>
    </style:style>
    <style:style style:name="T1605" style:parent-style-name="Fuentedepárrafopredeter." style:family="text">
      <style:text-properties fo:color="#6959CD" fo:letter-spacing="-0.0118in" fo:language="es" fo:country="ES"/>
    </style:style>
    <style:style style:name="T1606" style:parent-style-name="Fuentedepárrafopredeter." style:family="text">
      <style:text-properties fo:color="#FF00FF" fo:letter-spacing="-0.0062in" style:text-scale="110%" fo:language="es" fo:country="ES"/>
    </style:style>
    <style:style style:name="T1607" style:parent-style-name="Fuentedepárrafopredeter." style:family="text">
      <style:text-properties fo:color="#FF00FF" style:text-scale="112%" fo:language="es" fo:country="ES"/>
    </style:style>
    <style:style style:name="T1608" style:parent-style-name="Fuentedepárrafopredeter." style:family="text">
      <style:text-properties fo:color="#FF00FF" fo:language="es" fo:country="ES"/>
    </style:style>
    <style:style style:name="T1609" style:parent-style-name="Fuentedepárrafopredeter." style:family="text">
      <style:text-properties fo:color="#FF00FF" fo:letter-spacing="-0.0118in" fo:language="es" fo:country="ES"/>
    </style:style>
    <style:style style:name="T1610" style:parent-style-name="Fuentedepárrafopredeter." style:family="text">
      <style:text-properties fo:color="#FF00FF" fo:letter-spacing="-0.0062in" style:text-scale="110%" fo:language="es" fo:country="ES"/>
    </style:style>
    <style:style style:name="T1611" style:parent-style-name="Fuentedepárrafopredeter." style:family="text">
      <style:text-properties fo:color="#FF00FF" style:text-scale="148%" fo:language="es" fo:country="ES"/>
    </style:style>
    <style:style style:name="T1612" style:parent-style-name="Fuentedepárrafopredeter." style:family="text">
      <style:text-properties fo:color="#FF00FF" fo:language="es" fo:country="ES"/>
    </style:style>
    <style:style style:name="T1613" style:parent-style-name="Fuentedepárrafopredeter." style:family="text">
      <style:text-properties fo:color="#FF00FF" fo:letter-spacing="-0.0118in" fo:language="es" fo:country="ES"/>
    </style:style>
    <style:style style:name="T1614" style:parent-style-name="Fuentedepárrafopredeter." style:family="text">
      <style:text-properties fo:color="#FF00FF" fo:letter-spacing="-0.0062in" style:text-scale="108%" fo:language="es" fo:country="ES"/>
    </style:style>
    <style:style style:name="T1615" style:parent-style-name="Fuentedepárrafopredeter." style:family="text">
      <style:text-properties fo:color="#FF00FF" fo:letter-spacing="-0.0062in" style:text-scale="211%" fo:language="es" fo:country="ES"/>
    </style:style>
    <style:style style:name="T1616" style:parent-style-name="Fuentedepárrafopredeter." style:family="text">
      <style:text-properties fo:color="#FF00FF" fo:letter-spacing="-0.0062in" style:text-scale="154%" fo:language="es" fo:country="ES"/>
    </style:style>
    <style:style style:name="T1617" style:parent-style-name="Fuentedepárrafopredeter." style:family="text">
      <style:text-properties fo:color="#FF00FF" fo:letter-spacing="-0.0062in" style:text-scale="110%" fo:language="es" fo:country="ES"/>
    </style:style>
    <style:style style:name="T1618" style:parent-style-name="Fuentedepárrafopredeter." style:family="text">
      <style:text-properties fo:color="#FF00FF" fo:letter-spacing="-0.0062in" style:text-scale="121%" fo:language="es" fo:country="ES"/>
    </style:style>
    <style:style style:name="T1619" style:parent-style-name="Fuentedepárrafopredeter." style:family="text">
      <style:text-properties fo:color="#FF00FF" fo:letter-spacing="-0.0062in" style:text-scale="151%" fo:language="es" fo:country="ES"/>
    </style:style>
    <style:style style:name="T1620" style:parent-style-name="Fuentedepárrafopredeter." style:family="text">
      <style:text-properties fo:color="#FF00FF" fo:letter-spacing="-0.0062in" style:text-scale="112%" fo:language="es" fo:country="ES"/>
    </style:style>
    <style:style style:name="T1621" style:parent-style-name="Fuentedepárrafopredeter." style:family="text">
      <style:text-properties fo:color="#FF00FF" fo:letter-spacing="-0.0062in" style:text-scale="154%" fo:language="es" fo:country="ES"/>
    </style:style>
    <style:style style:name="T1622" style:parent-style-name="Fuentedepárrafopredeter." style:family="text">
      <style:text-properties fo:color="#FF00FF" fo:letter-spacing="-0.0062in" style:text-scale="211%" fo:language="es" fo:country="ES"/>
    </style:style>
    <style:style style:name="T1623" style:parent-style-name="Fuentedepárrafopredeter." style:family="text">
      <style:text-properties fo:color="#FF00FF" fo:letter-spacing="-0.0062in" style:text-scale="112%" fo:language="es" fo:country="ES"/>
    </style:style>
    <style:style style:name="T1624" style:parent-style-name="Fuentedepárrafopredeter." style:family="text">
      <style:text-properties fo:color="#FF00FF" style:text-scale="185%" fo:language="es" fo:country="ES"/>
    </style:style>
    <style:style style:name="P1625" style:parent-style-name="Textoindependiente" style:family="paragraph">
      <style:paragraph-properties fo:line-height="98%" fo:margin-right="5.9763in" fo:text-indent="0.1388in"/>
    </style:style>
    <style:style style:name="T162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627" style:parent-style-name="Textoindependiente" style:family="paragraph">
      <style:paragraph-properties fo:line-height="0.1465in" fo:margin-left="0.2201in">
        <style:tab-stops/>
      </style:paragraph-properties>
    </style:style>
    <style:style style:name="T162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62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63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631" style:parent-style-name="Fuentedepárrafopredeter." style:family="text">
      <style:text-properties fo:color="#FF00FF" fo:letter-spacing="-0.0062in" style:text-scale="185%" fo:language="es" fo:country="ES"/>
    </style:style>
    <style:style style:name="T1632" style:parent-style-name="Fuentedepárrafopredeter." style:family="text">
      <style:text-properties fo:color="#FF00FF" fo:letter-spacing="-0.0062in" style:text-scale="98%" fo:language="es" fo:country="ES"/>
    </style:style>
    <style:style style:name="T1633" style:parent-style-name="Fuentedepárrafopredeter." style:family="text">
      <style:text-properties fo:color="#FF00FF" fo:letter-spacing="-0.0062in" style:text-scale="110%" fo:language="es" fo:country="ES"/>
    </style:style>
    <style:style style:name="T1634" style:parent-style-name="Fuentedepárrafopredeter." style:family="text">
      <style:text-properties fo:color="#FF00FF" fo:letter-spacing="-0.0062in" style:text-scale="108%" fo:language="es" fo:country="ES"/>
    </style:style>
    <style:style style:name="T1635" style:parent-style-name="Fuentedepárrafopredeter." style:family="text">
      <style:text-properties fo:color="#FF00FF" style:text-scale="110%" fo:language="es" fo:country="ES"/>
    </style:style>
    <style:style style:name="T1636" style:parent-style-name="Fuentedepárrafopredeter." style:family="text">
      <style:text-properties fo:color="#FF00FF" fo:language="es" fo:country="ES"/>
    </style:style>
    <style:style style:name="T1637" style:parent-style-name="Fuentedepárrafopredeter." style:family="text">
      <style:text-properties fo:color="#FF00FF" fo:letter-spacing="-0.0118in" fo:language="es" fo:country="ES"/>
    </style:style>
    <style:style style:name="T1638" style:parent-style-name="Fuentedepárrafopredeter." style:family="text">
      <style:text-properties fo:color="#FF00FF" fo:letter-spacing="-0.0062in" style:text-scale="211%" fo:language="es" fo:country="ES"/>
    </style:style>
    <style:style style:name="T1639" style:parent-style-name="Fuentedepárrafopredeter." style:family="text">
      <style:text-properties fo:color="#FF00FF" fo:letter-spacing="-0.0062in" style:text-scale="110%" fo:language="es" fo:country="ES"/>
    </style:style>
    <style:style style:name="T1640" style:parent-style-name="Fuentedepárrafopredeter." style:family="text">
      <style:text-properties fo:color="#FF00FF" fo:letter-spacing="-0.0062in" style:text-scale="151%" fo:language="es" fo:country="ES"/>
    </style:style>
    <style:style style:name="T1641" style:parent-style-name="Fuentedepárrafopredeter." style:family="text">
      <style:text-properties fo:color="#FF00FF" fo:letter-spacing="-0.0062in" style:text-scale="154%" fo:language="es" fo:country="ES"/>
    </style:style>
    <style:style style:name="T1642" style:parent-style-name="Fuentedepárrafopredeter." style:family="text">
      <style:text-properties fo:color="#FF00FF" fo:letter-spacing="-0.0062in" style:text-scale="112%" fo:language="es" fo:country="ES"/>
    </style:style>
    <style:style style:name="T1643" style:parent-style-name="Fuentedepárrafopredeter." style:family="text">
      <style:text-properties fo:color="#FF00FF" fo:letter-spacing="-0.0062in" style:text-scale="108%" fo:language="es" fo:country="ES"/>
    </style:style>
    <style:style style:name="T1644" style:parent-style-name="Fuentedepárrafopredeter." style:family="text">
      <style:text-properties fo:color="#FF00FF" fo:letter-spacing="-0.0062in" style:text-scale="110%" fo:language="es" fo:country="ES"/>
    </style:style>
    <style:style style:name="T1645" style:parent-style-name="Fuentedepárrafopredeter." style:family="text">
      <style:text-properties fo:color="#FF00FF" fo:letter-spacing="-0.0062in" style:text-scale="121%" fo:language="es" fo:country="ES"/>
    </style:style>
    <style:style style:name="T1646" style:parent-style-name="Fuentedepárrafopredeter." style:family="text">
      <style:text-properties fo:color="#FF00FF" fo:letter-spacing="-0.0062in" style:text-scale="211%" fo:language="es" fo:country="ES"/>
    </style:style>
    <style:style style:name="T1647" style:parent-style-name="Fuentedepárrafopredeter." style:family="text">
      <style:text-properties fo:color="#FF00FF" style:text-scale="154%" fo:language="es" fo:country="ES"/>
    </style:style>
    <style:style style:name="T1648" style:parent-style-name="Fuentedepárrafopredeter." style:family="text">
      <style:text-properties fo:color="#FF00FF" fo:language="es" fo:country="ES"/>
    </style:style>
    <style:style style:name="T1649" style:parent-style-name="Fuentedepárrafopredeter." style:family="text">
      <style:text-properties fo:color="#FF00FF" fo:letter-spacing="-0.0118in" fo:language="es" fo:country="ES"/>
    </style:style>
    <style:style style:name="T1650" style:parent-style-name="Fuentedepárrafopredeter." style:family="text">
      <style:text-properties fo:color="#FF00FF" fo:letter-spacing="-0.0062in" style:text-scale="110%" fo:language="es" fo:country="ES"/>
    </style:style>
    <style:style style:name="T1651" style:parent-style-name="Fuentedepárrafopredeter." style:family="text">
      <style:text-properties fo:color="#FF00FF" style:text-scale="110%" fo:language="es" fo:country="ES"/>
    </style:style>
    <style:style style:name="T1652" style:parent-style-name="Fuentedepárrafopredeter." style:family="text">
      <style:text-properties fo:color="#FF00FF" fo:language="es" fo:country="ES"/>
    </style:style>
    <style:style style:name="T1653" style:parent-style-name="Fuentedepárrafopredeter." style:family="text">
      <style:text-properties fo:color="#FF00FF" fo:letter-spacing="-0.0118in" fo:language="es" fo:country="ES"/>
    </style:style>
    <style:style style:name="T1654" style:parent-style-name="Fuentedepárrafopredeter." style:family="text">
      <style:text-properties fo:color="#FF00FF" fo:letter-spacing="-0.0062in" style:text-scale="108%" fo:language="es" fo:country="ES"/>
    </style:style>
    <style:style style:name="T1655" style:parent-style-name="Fuentedepárrafopredeter." style:family="text">
      <style:text-properties fo:color="#FF00FF" fo:letter-spacing="-0.0062in" style:text-scale="114%" fo:language="es" fo:country="ES"/>
    </style:style>
    <style:style style:name="T1656" style:parent-style-name="Fuentedepárrafopredeter." style:family="text">
      <style:text-properties fo:color="#FF00FF" fo:letter-spacing="-0.0062in" style:text-scale="154%" fo:language="es" fo:country="ES"/>
    </style:style>
    <style:style style:name="T1657" style:parent-style-name="Fuentedepárrafopredeter." style:family="text">
      <style:text-properties fo:color="#FF00FF" fo:letter-spacing="-0.0062in" style:text-scale="114%" fo:language="es" fo:country="ES"/>
    </style:style>
    <style:style style:name="T1658" style:parent-style-name="Fuentedepárrafopredeter." style:family="text">
      <style:text-properties fo:color="#FF00FF" fo:letter-spacing="-0.0062in" style:text-scale="72%" fo:language="es" fo:country="ES"/>
    </style:style>
    <style:style style:name="T1659" style:parent-style-name="Fuentedepárrafopredeter." style:family="text">
      <style:text-properties fo:color="#FF00FF" fo:letter-spacing="-0.0062in" style:text-scale="110%" fo:language="es" fo:country="ES"/>
    </style:style>
    <style:style style:name="T1660" style:parent-style-name="Fuentedepárrafopredeter." style:family="text">
      <style:text-properties fo:color="#FF00FF" fo:letter-spacing="-0.0062in" style:text-scale="151%" fo:language="es" fo:country="ES"/>
    </style:style>
    <style:style style:name="T1661" style:parent-style-name="Fuentedepárrafopredeter." style:family="text">
      <style:text-properties fo:color="#FF00FF" fo:letter-spacing="-0.0062in" style:text-scale="154%" fo:language="es" fo:country="ES"/>
    </style:style>
    <style:style style:name="T1662" style:parent-style-name="Fuentedepárrafopredeter." style:family="text">
      <style:text-properties fo:color="#FF00FF" fo:letter-spacing="-0.0062in" style:text-scale="112%" fo:language="es" fo:country="ES"/>
    </style:style>
    <style:style style:name="T1663" style:parent-style-name="Fuentedepárrafopredeter." style:family="text">
      <style:text-properties fo:color="#FF00FF" style:text-scale="185%" fo:language="es" fo:country="ES"/>
    </style:style>
    <style:style style:name="P1664" style:parent-style-name="Textoindependiente" style:family="paragraph">
      <style:paragraph-properties fo:line-height="0.1451in"/>
      <style:text-properties style:font-name="Lucida Sans Typewriter" fo:font-weight="bold" style:font-weight-asian="bold" fo:color="#A52A2A" fo:language="es" fo:country="ES"/>
    </style:style>
    <style:style style:name="P1665" style:parent-style-name="Standard" style:list-style-name="LFO1" style:family="paragraph"/>
    <style:style style:name="P1666" style:parent-style-name="Textoindependiente" style:family="paragraph">
      <style:paragraph-properties fo:line-height="0.1451in"/>
      <style:text-properties style:font-name="Lucida Sans Typewriter" fo:font-weight="bold" style:font-weight-asian="bold" fo:language="es" fo:country="ES"/>
    </style:style>
    <style:style style:name="P1667" style:parent-style-name="Textoindependiente" style:family="paragraph">
      <style:paragraph-properties fo:margin-top="0.002in"/>
    </style:style>
    <style:style style:name="T1668" style:parent-style-name="Fuentedepárrafopredeter." style:family="text">
      <style:text-properties fo:color="#0000FF" style:text-scale="130%" fo:language="es" fo:country="ES"/>
    </style:style>
    <style:style style:name="P1669" style:parent-style-name="Textoindependiente" style:family="paragraph">
      <style:paragraph-properties fo:margin-top="0.0006in"/>
    </style:style>
    <style:style style:name="T1670" style:parent-style-name="Fuentedepárrafopredeter." style:family="text">
      <style:text-properties fo:color="#0000FF" style:text-scale="140%" fo:language="es" fo:country="ES"/>
    </style:style>
    <style:style style:name="P1671" style:parent-style-name="Textoindependiente" style:family="paragraph">
      <style:paragraph-properties fo:margin-right="1.7118in"/>
    </style:style>
    <style:style style:name="T1672" style:parent-style-name="Fuentedepárrafopredeter." style:family="text">
      <style:text-properties fo:color="#0000FF" fo:letter-spacing="-0.0062in" style:text-scale="114%" fo:language="es" fo:country="ES"/>
    </style:style>
    <style:style style:name="T1673" style:parent-style-name="Fuentedepárrafopredeter." style:family="text">
      <style:text-properties fo:color="#0000FF" fo:letter-spacing="-0.0062in" style:text-scale="211%" fo:language="es" fo:country="ES"/>
    </style:style>
    <style:style style:name="T1674" style:parent-style-name="Fuentedepárrafopredeter." style:family="text">
      <style:text-properties fo:color="#0000FF" fo:letter-spacing="-0.0062in" style:text-scale="110%" fo:language="es" fo:country="ES"/>
    </style:style>
    <style:style style:name="T1675" style:parent-style-name="Fuentedepárrafopredeter." style:family="text">
      <style:text-properties fo:color="#0000FF" fo:letter-spacing="-0.0062in" style:text-scale="108%" fo:language="es" fo:country="ES"/>
    </style:style>
    <style:style style:name="T1676" style:parent-style-name="Fuentedepárrafopredeter." style:family="text">
      <style:text-properties fo:color="#0000FF" fo:letter-spacing="-0.0062in" style:text-scale="211%" fo:language="es" fo:country="ES"/>
    </style:style>
    <style:style style:name="T1677" style:parent-style-name="Fuentedepárrafopredeter." style:family="text">
      <style:text-properties fo:color="#0000FF" fo:letter-spacing="-0.0062in" style:text-scale="121%" fo:language="es" fo:country="ES"/>
    </style:style>
    <style:style style:name="T1678" style:parent-style-name="Fuentedepárrafopredeter." style:family="text">
      <style:text-properties fo:color="#0000FF" fo:letter-spacing="-0.0062in" style:text-scale="114%" fo:language="es" fo:country="ES"/>
    </style:style>
    <style:style style:name="T1679" style:parent-style-name="Fuentedepárrafopredeter." style:family="text">
      <style:text-properties fo:color="#0000FF" style:text-scale="154%" fo:language="es" fo:country="ES"/>
    </style:style>
    <style:style style:name="T1680" style:parent-style-name="Fuentedepárrafopredeter." style:family="text">
      <style:text-properties fo:color="#0000FF" fo:language="es" fo:country="ES"/>
    </style:style>
    <style:style style:name="T1681" style:parent-style-name="Fuentedepárrafopredeter." style:family="text">
      <style:text-properties fo:color="#0000FF" fo:letter-spacing="-0.0118in" fo:language="es" fo:country="ES"/>
    </style:style>
    <style:style style:name="T1682" style:parent-style-name="Fuentedepárrafopredeter." style:family="text">
      <style:text-properties fo:color="#0000FF" fo:letter-spacing="-0.0062in" style:text-scale="148%" fo:language="es" fo:country="ES"/>
    </style:style>
    <style:style style:name="T1683" style:parent-style-name="Fuentedepárrafopredeter." style:family="text">
      <style:text-properties fo:color="#0000FF" style:text-scale="211%" fo:language="es" fo:country="ES"/>
    </style:style>
    <style:style style:name="T1684" style:parent-style-name="Fuentedepárrafopredeter." style:family="text">
      <style:text-properties fo:color="#0000FF" fo:language="es" fo:country="ES"/>
    </style:style>
    <style:style style:name="T1685" style:parent-style-name="Fuentedepárrafopredeter." style:family="text">
      <style:text-properties fo:color="#0000FF" fo:letter-spacing="-0.0118in" fo:language="es" fo:country="ES"/>
    </style:style>
    <style:style style:name="T1686" style:parent-style-name="Fuentedepárrafopredeter." style:family="text">
      <style:text-properties fo:color="#0000FF" fo:letter-spacing="-0.0062in" style:text-scale="110%" fo:language="es" fo:country="ES"/>
    </style:style>
    <style:style style:name="T1687" style:parent-style-name="Fuentedepárrafopredeter." style:family="text">
      <style:text-properties fo:color="#0000FF" style:text-scale="204%" fo:language="es" fo:country="ES"/>
    </style:style>
    <style:style style:name="T1688" style:parent-style-name="Fuentedepárrafopredeter." style:family="text">
      <style:text-properties fo:color="#0000FF" fo:language="es" fo:country="ES"/>
    </style:style>
    <style:style style:name="T1689" style:parent-style-name="Fuentedepárrafopredeter." style:family="text">
      <style:text-properties fo:color="#0000FF" fo:letter-spacing="-0.0118in" fo:language="es" fo:country="ES"/>
    </style:style>
    <style:style style:name="T1690" style:parent-style-name="Fuentedepárrafopredeter." style:family="text">
      <style:text-properties fo:color="#0000FF" fo:letter-spacing="-0.0062in" style:text-scale="108%" fo:language="es" fo:country="ES"/>
    </style:style>
    <style:style style:name="T1691" style:parent-style-name="Fuentedepárrafopredeter." style:family="text">
      <style:text-properties fo:color="#0000FF" fo:letter-spacing="-0.0062in" style:text-scale="211%" fo:language="es" fo:country="ES"/>
    </style:style>
    <style:style style:name="T1692" style:parent-style-name="Fuentedepárrafopredeter." style:family="text">
      <style:text-properties fo:color="#0000FF" style:text-scale="108%" fo:language="es" fo:country="ES"/>
    </style:style>
    <style:style style:name="T1693" style:parent-style-name="Fuentedepárrafopredeter." style:family="text">
      <style:text-properties fo:color="#0000FF" fo:language="es" fo:country="ES"/>
    </style:style>
    <style:style style:name="T1694" style:parent-style-name="Fuentedepárrafopredeter." style:family="text">
      <style:text-properties fo:color="#0000FF" fo:letter-spacing="-0.0118in" fo:language="es" fo:country="ES"/>
    </style:style>
    <style:style style:name="T1695" style:parent-style-name="Fuentedepárrafopredeter." style:family="text">
      <style:text-properties fo:color="#0000FF" fo:letter-spacing="-0.0062in" style:text-scale="110%" fo:language="es" fo:country="ES"/>
    </style:style>
    <style:style style:name="T1696" style:parent-style-name="Fuentedepárrafopredeter." style:family="text">
      <style:text-properties fo:color="#0000FF" style:text-scale="148%" fo:language="es" fo:country="ES"/>
    </style:style>
    <style:style style:name="T1697" style:parent-style-name="Fuentedepárrafopredeter." style:family="text">
      <style:text-properties fo:color="#0000FF" fo:language="es" fo:country="ES"/>
    </style:style>
    <style:style style:name="T1698" style:parent-style-name="Fuentedepárrafopredeter." style:family="text">
      <style:text-properties fo:color="#0000FF" fo:letter-spacing="-0.0118in" fo:language="es" fo:country="ES"/>
    </style:style>
    <style:style style:name="T1699" style:parent-style-name="Fuentedepárrafopredeter." style:family="text">
      <style:text-properties fo:color="#0000FF" fo:letter-spacing="-0.0062in" style:text-scale="72%" fo:language="es" fo:country="ES"/>
    </style:style>
    <style:style style:name="T1700" style:parent-style-name="Fuentedepárrafopredeter." style:family="text">
      <style:text-properties fo:color="#0000FF" fo:letter-spacing="-0.0062in" style:text-scale="114%" fo:language="es" fo:country="ES"/>
    </style:style>
    <style:style style:name="T1701" style:parent-style-name="Fuentedepárrafopredeter." style:family="text">
      <style:text-properties fo:color="#0000FF" fo:letter-spacing="-0.0062in" style:text-scale="122%" fo:language="es" fo:country="ES"/>
    </style:style>
    <style:style style:name="T1702" style:parent-style-name="Fuentedepárrafopredeter." style:family="text">
      <style:text-properties fo:color="#0000FF" fo:letter-spacing="-0.0062in" style:text-scale="112%" fo:language="es" fo:country="ES"/>
    </style:style>
    <style:style style:name="T1703" style:parent-style-name="Fuentedepárrafopredeter." style:family="text">
      <style:text-properties fo:color="#0000FF" style:text-scale="154%" fo:language="es" fo:country="ES"/>
    </style:style>
    <style:style style:name="T1704" style:parent-style-name="Fuentedepárrafopredeter." style:family="text">
      <style:text-properties fo:color="#0000FF" fo:language="es" fo:country="ES"/>
    </style:style>
    <style:style style:name="T1705" style:parent-style-name="Fuentedepárrafopredeter." style:family="text">
      <style:text-properties fo:color="#0000FF" fo:letter-spacing="-0.0118in" fo:language="es" fo:country="ES"/>
    </style:style>
    <style:style style:name="T1706" style:parent-style-name="Fuentedepárrafopredeter." style:family="text">
      <style:text-properties fo:color="#0000FF" style:text-scale="112%" fo:language="es" fo:country="ES"/>
    </style:style>
    <style:style style:name="T1707" style:parent-style-name="Fuentedepárrafopredeter." style:family="text">
      <style:text-properties fo:color="#0000FF" fo:language="es" fo:country="ES"/>
    </style:style>
    <style:style style:name="T1708" style:parent-style-name="Fuentedepárrafopredeter." style:family="text">
      <style:text-properties fo:color="#0000FF" fo:letter-spacing="-0.0118in" fo:language="es" fo:country="ES"/>
    </style:style>
    <style:style style:name="T1709" style:parent-style-name="Fuentedepárrafopredeter." style:family="text">
      <style:text-properties fo:color="#0000FF" fo:letter-spacing="-0.0062in" style:text-scale="72%" fo:language="es" fo:country="ES"/>
    </style:style>
    <style:style style:name="T1710" style:parent-style-name="Fuentedepárrafopredeter." style:family="text">
      <style:text-properties fo:color="#0000FF" fo:letter-spacing="-0.0062in" style:text-scale="110%" fo:language="es" fo:country="ES"/>
    </style:style>
    <style:style style:name="T1711" style:parent-style-name="Fuentedepárrafopredeter." style:family="text">
      <style:text-properties fo:color="#0000FF" fo:letter-spacing="-0.0062in" style:text-scale="112%" fo:language="es" fo:country="ES"/>
    </style:style>
    <style:style style:name="T1712" style:parent-style-name="Fuentedepárrafopredeter." style:family="text">
      <style:text-properties fo:color="#0000FF" style:text-scale="154%" fo:language="es" fo:country="ES"/>
    </style:style>
    <style:style style:name="T1713" style:parent-style-name="Fuentedepárrafopredeter." style:family="text">
      <style:text-properties fo:color="#0000FF" fo:language="es" fo:country="ES"/>
    </style:style>
    <style:style style:name="T1714" style:parent-style-name="Fuentedepárrafopredeter." style:family="text">
      <style:text-properties fo:color="#0000FF" fo:letter-spacing="-0.0118in" fo:language="es" fo:country="ES"/>
    </style:style>
    <style:style style:name="T1715" style:parent-style-name="Fuentedepárrafopredeter." style:family="text">
      <style:text-properties fo:color="#0000FF" fo:letter-spacing="-0.0062in" style:text-scale="108%" fo:language="es" fo:country="ES"/>
    </style:style>
    <style:style style:name="T1716" style:parent-style-name="Fuentedepárrafopredeter." style:family="text">
      <style:text-properties fo:color="#0000FF" fo:letter-spacing="-0.0062in" style:text-scale="110%" fo:language="es" fo:country="ES"/>
    </style:style>
    <style:style style:name="T1717" style:parent-style-name="Fuentedepárrafopredeter." style:family="text">
      <style:text-properties fo:color="#0000FF" style:text-scale="110%" fo:language="es" fo:country="ES"/>
    </style:style>
    <style:style style:name="T1718" style:parent-style-name="Fuentedepárrafopredeter." style:family="text">
      <style:text-properties fo:color="#0000FF" fo:language="es" fo:country="ES"/>
    </style:style>
    <style:style style:name="T1719" style:parent-style-name="Fuentedepárrafopredeter." style:family="text">
      <style:text-properties fo:color="#0000FF" fo:letter-spacing="-0.0118in" fo:language="es" fo:country="ES"/>
    </style:style>
    <style:style style:name="T1720" style:parent-style-name="Fuentedepárrafopredeter." style:family="text">
      <style:text-properties fo:color="#0000FF" fo:letter-spacing="-0.0062in" style:text-scale="110%" fo:language="es" fo:country="ES"/>
    </style:style>
    <style:style style:name="T1721" style:parent-style-name="Fuentedepárrafopredeter." style:family="text">
      <style:text-properties fo:color="#0000FF" style:text-scale="204%" fo:language="es" fo:country="ES"/>
    </style:style>
    <style:style style:name="T1722" style:parent-style-name="Fuentedepárrafopredeter." style:family="text">
      <style:text-properties fo:color="#0000FF" fo:language="es" fo:country="ES"/>
    </style:style>
    <style:style style:name="T1723" style:parent-style-name="Fuentedepárrafopredeter." style:family="text">
      <style:text-properties fo:color="#0000FF" fo:letter-spacing="-0.0118in" fo:language="es" fo:country="ES"/>
    </style:style>
    <style:style style:name="T1724" style:parent-style-name="Fuentedepárrafopredeter." style:family="text">
      <style:text-properties fo:color="#0000FF" fo:letter-spacing="-0.0062in" style:text-scale="110%" fo:language="es" fo:country="ES"/>
    </style:style>
    <style:style style:name="T1725" style:parent-style-name="Fuentedepárrafopredeter." style:family="text">
      <style:text-properties fo:color="#0000FF" fo:letter-spacing="-0.0062in" style:text-scale="72%" fo:language="es" fo:country="ES"/>
    </style:style>
    <style:style style:name="T1726" style:parent-style-name="Fuentedepárrafopredeter." style:family="text">
      <style:text-properties fo:color="#0000FF" fo:letter-spacing="-0.0062in" style:text-scale="110%" fo:language="es" fo:country="ES"/>
    </style:style>
    <style:style style:name="T1727" style:parent-style-name="Fuentedepárrafopredeter." style:family="text">
      <style:text-properties fo:color="#0000FF" fo:letter-spacing="-0.0062in" style:text-scale="154%" fo:language="es" fo:country="ES"/>
    </style:style>
    <style:style style:name="T1728" style:parent-style-name="Fuentedepárrafopredeter." style:family="text">
      <style:text-properties fo:color="#0000FF" style:text-scale="112%" fo:language="es" fo:country="ES"/>
    </style:style>
    <style:style style:name="T1729" style:parent-style-name="Fuentedepárrafopredeter." style:family="text">
      <style:text-properties fo:color="#0000FF" fo:language="es" fo:country="ES"/>
    </style:style>
    <style:style style:name="T1730" style:parent-style-name="Fuentedepárrafopredeter." style:family="text">
      <style:text-properties fo:color="#0000FF" fo:letter-spacing="-0.0118in" fo:language="es" fo:country="ES"/>
    </style:style>
    <style:style style:name="T1731" style:parent-style-name="Fuentedepárrafopredeter." style:family="text">
      <style:text-properties fo:color="#0000FF" fo:letter-spacing="-0.0062in" style:text-scale="211%" fo:language="es" fo:country="ES"/>
    </style:style>
    <style:style style:name="T1732" style:parent-style-name="Fuentedepárrafopredeter." style:family="text">
      <style:text-properties fo:color="#0000FF" fo:letter-spacing="-0.0062in" style:text-scale="110%" fo:language="es" fo:country="ES"/>
    </style:style>
    <style:style style:name="T1733" style:parent-style-name="Fuentedepárrafopredeter." style:family="text">
      <style:text-properties fo:color="#0000FF" fo:letter-spacing="-0.0062in" style:text-scale="151%" fo:language="es" fo:country="ES"/>
    </style:style>
    <style:style style:name="T1734" style:parent-style-name="Fuentedepárrafopredeter." style:family="text">
      <style:text-properties fo:color="#0000FF" fo:letter-spacing="-0.0062in" style:text-scale="154%" fo:language="es" fo:country="ES"/>
    </style:style>
    <style:style style:name="T1735" style:parent-style-name="Fuentedepárrafopredeter." style:family="text">
      <style:text-properties fo:color="#0000FF" fo:letter-spacing="-0.0062in" style:text-scale="112%" fo:language="es" fo:country="ES"/>
    </style:style>
    <style:style style:name="T1736" style:parent-style-name="Fuentedepárrafopredeter." style:family="text">
      <style:text-properties fo:color="#0000FF" fo:letter-spacing="-0.0062in" style:text-scale="108%" fo:language="es" fo:country="ES"/>
    </style:style>
    <style:style style:name="T1737" style:parent-style-name="Fuentedepárrafopredeter." style:family="text">
      <style:text-properties fo:color="#0000FF" fo:letter-spacing="-0.0062in" style:text-scale="110%" fo:language="es" fo:country="ES"/>
    </style:style>
    <style:style style:name="T1738" style:parent-style-name="Fuentedepárrafopredeter." style:family="text">
      <style:text-properties fo:color="#0000FF" fo:letter-spacing="-0.0062in" style:text-scale="121%" fo:language="es" fo:country="ES"/>
    </style:style>
    <style:style style:name="T1739" style:parent-style-name="Fuentedepárrafopredeter." style:family="text">
      <style:text-properties fo:color="#0000FF" fo:letter-spacing="-0.0062in" style:text-scale="211%" fo:language="es" fo:country="ES"/>
    </style:style>
    <style:style style:name="T1740" style:parent-style-name="Fuentedepárrafopredeter." style:family="text">
      <style:text-properties fo:color="#0000FF" fo:letter-spacing="-0.0062in" style:text-scale="108%" fo:language="es" fo:country="ES"/>
    </style:style>
    <style:style style:name="T1741" style:parent-style-name="Fuentedepárrafopredeter." style:family="text">
      <style:text-properties fo:color="#0000FF" style:text-scale="112%" fo:language="es" fo:country="ES"/>
    </style:style>
    <style:style style:name="T1742" style:parent-style-name="Fuentedepárrafopredeter." style:family="text">
      <style:text-properties fo:color="#0000FF" fo:letter-spacing="-0.0062in" style:text-scale="114%" fo:language="es" fo:country="ES"/>
    </style:style>
    <style:style style:name="T1743" style:parent-style-name="Fuentedepárrafopredeter." style:family="text">
      <style:text-properties fo:color="#0000FF" fo:letter-spacing="-0.0062in" style:text-scale="121%" fo:language="es" fo:country="ES"/>
    </style:style>
    <style:style style:name="T1744" style:parent-style-name="Fuentedepárrafopredeter." style:family="text">
      <style:text-properties fo:color="#0000FF" fo:letter-spacing="-0.0062in" style:text-scale="110%" fo:language="es" fo:country="ES"/>
    </style:style>
    <style:style style:name="T1745" style:parent-style-name="Fuentedepárrafopredeter." style:family="text">
      <style:text-properties fo:color="#0000FF" fo:letter-spacing="-0.0062in" style:text-scale="114%" fo:language="es" fo:country="ES"/>
    </style:style>
    <style:style style:name="T1746" style:parent-style-name="Fuentedepárrafopredeter." style:family="text">
      <style:text-properties fo:color="#0000FF" fo:letter-spacing="-0.0062in" style:text-scale="110%" fo:language="es" fo:country="ES"/>
    </style:style>
    <style:style style:name="T1747" style:parent-style-name="Fuentedepárrafopredeter." style:family="text">
      <style:text-properties fo:color="#0000FF" fo:letter-spacing="-0.0062in" style:text-scale="108%" fo:language="es" fo:country="ES"/>
    </style:style>
    <style:style style:name="T1748" style:parent-style-name="Fuentedepárrafopredeter." style:family="text">
      <style:text-properties fo:color="#0000FF" style:text-scale="112%" fo:language="es" fo:country="ES"/>
    </style:style>
    <style:style style:name="T1749" style:parent-style-name="Fuentedepárrafopredeter." style:family="text">
      <style:text-properties fo:color="#0000FF" fo:language="es" fo:country="ES"/>
    </style:style>
    <style:style style:name="T1750" style:parent-style-name="Fuentedepárrafopredeter." style:family="text">
      <style:text-properties fo:color="#0000FF" fo:letter-spacing="-0.0118in" fo:language="es" fo:country="ES"/>
    </style:style>
    <style:style style:name="T1751" style:parent-style-name="Fuentedepárrafopredeter." style:family="text">
      <style:text-properties fo:color="#0000FF" fo:letter-spacing="-0.0062in" style:text-scale="204%" fo:language="es" fo:country="ES"/>
    </style:style>
    <style:style style:name="T1752" style:parent-style-name="Fuentedepárrafopredeter." style:family="text">
      <style:text-properties fo:color="#0000FF" style:text-scale="112%" fo:language="es" fo:country="ES"/>
    </style:style>
    <style:style style:name="T1753" style:parent-style-name="Fuentedepárrafopredeter." style:family="text">
      <style:text-properties fo:color="#0000FF" fo:language="es" fo:country="ES"/>
    </style:style>
    <style:style style:name="T1754" style:parent-style-name="Fuentedepárrafopredeter." style:family="text">
      <style:text-properties fo:color="#0000FF" fo:letter-spacing="-0.0118in" fo:language="es" fo:country="ES"/>
    </style:style>
    <style:style style:name="T1755" style:parent-style-name="Fuentedepárrafopredeter." style:family="text">
      <style:text-properties fo:color="#0000FF" fo:letter-spacing="-0.0062in" style:text-scale="114%" fo:language="es" fo:country="ES"/>
    </style:style>
    <style:style style:name="T1756" style:parent-style-name="Fuentedepárrafopredeter." style:family="text">
      <style:text-properties fo:color="#0000FF" fo:letter-spacing="-0.0062in" style:text-scale="108%" fo:language="es" fo:country="ES"/>
    </style:style>
    <style:style style:name="T1757" style:parent-style-name="Fuentedepárrafopredeter." style:family="text">
      <style:text-properties fo:color="#0000FF" fo:letter-spacing="-0.0062in" style:text-scale="211%" fo:language="es" fo:country="ES"/>
    </style:style>
    <style:style style:name="T1758" style:parent-style-name="Fuentedepárrafopredeter." style:family="text">
      <style:text-properties fo:color="#0000FF" fo:letter-spacing="-0.0062in" style:text-scale="122%" fo:language="es" fo:country="ES"/>
    </style:style>
    <style:style style:name="T1759" style:parent-style-name="Fuentedepárrafopredeter." style:family="text">
      <style:text-properties fo:color="#0000FF" fo:letter-spacing="-0.0062in" style:text-scale="211%" fo:language="es" fo:country="ES"/>
    </style:style>
    <style:style style:name="T1760" style:parent-style-name="Fuentedepárrafopredeter." style:family="text">
      <style:text-properties fo:color="#0000FF" fo:letter-spacing="-0.0062in" style:text-scale="110%" fo:language="es" fo:country="ES"/>
    </style:style>
    <style:style style:name="T1761" style:parent-style-name="Fuentedepárrafopredeter." style:family="text">
      <style:text-properties fo:color="#0000FF" style:text-scale="110%" fo:language="es" fo:country="ES"/>
    </style:style>
    <style:style style:name="T1762" style:parent-style-name="Fuentedepárrafopredeter." style:family="text">
      <style:text-properties fo:color="#0000FF" fo:language="es" fo:country="ES"/>
    </style:style>
    <style:style style:name="T1763" style:parent-style-name="Fuentedepárrafopredeter." style:family="text">
      <style:text-properties fo:color="#0000FF" fo:letter-spacing="-0.0118in" fo:language="es" fo:country="ES"/>
    </style:style>
    <style:style style:name="T1764" style:parent-style-name="Fuentedepárrafopredeter." style:family="text">
      <style:text-properties fo:color="#0000FF" fo:letter-spacing="-0.0062in" style:text-scale="108%" fo:language="es" fo:country="ES"/>
    </style:style>
    <style:style style:name="T1765" style:parent-style-name="Fuentedepárrafopredeter." style:family="text">
      <style:text-properties fo:color="#0000FF" fo:letter-spacing="-0.0062in" style:text-scale="110%" fo:language="es" fo:country="ES"/>
    </style:style>
    <style:style style:name="T1766" style:parent-style-name="Fuentedepárrafopredeter." style:family="text">
      <style:text-properties fo:color="#0000FF" fo:letter-spacing="-0.0062in" style:text-scale="108%" fo:language="es" fo:country="ES"/>
    </style:style>
    <style:style style:name="T1767" style:parent-style-name="Fuentedepárrafopredeter." style:family="text">
      <style:text-properties fo:color="#0000FF" style:text-scale="110%" fo:language="es" fo:country="ES"/>
    </style:style>
    <style:style style:name="T1768" style:parent-style-name="Fuentedepárrafopredeter." style:family="text">
      <style:text-properties fo:color="#0000FF" fo:language="es" fo:country="ES"/>
    </style:style>
    <style:style style:name="T1769" style:parent-style-name="Fuentedepárrafopredeter." style:family="text">
      <style:text-properties fo:color="#0000FF" fo:letter-spacing="-0.0118in" fo:language="es" fo:country="ES"/>
    </style:style>
    <style:style style:name="T1770" style:parent-style-name="Fuentedepárrafopredeter." style:family="text">
      <style:text-properties fo:color="#0000FF" fo:letter-spacing="-0.0062in" style:text-scale="72%" fo:language="es" fo:country="ES"/>
    </style:style>
    <style:style style:name="T1771" style:parent-style-name="Fuentedepárrafopredeter." style:family="text">
      <style:text-properties fo:color="#0000FF" fo:letter-spacing="-0.0062in" style:text-scale="112%" fo:language="es" fo:country="ES"/>
    </style:style>
    <style:style style:name="T1772" style:parent-style-name="Fuentedepárrafopredeter." style:family="text">
      <style:text-properties fo:color="#0000FF" fo:letter-spacing="-0.0062in" style:text-scale="148%" fo:language="es" fo:country="ES"/>
    </style:style>
    <style:style style:name="T1773" style:parent-style-name="Fuentedepárrafopredeter." style:family="text">
      <style:text-properties fo:color="#0000FF" fo:letter-spacing="-0.0062in" style:text-scale="151%" fo:language="es" fo:country="ES"/>
    </style:style>
    <style:style style:name="T1774" style:parent-style-name="Fuentedepárrafopredeter." style:family="text">
      <style:text-properties fo:color="#0000FF" fo:letter-spacing="-0.0062in" style:text-scale="114%" fo:language="es" fo:country="ES"/>
    </style:style>
    <style:style style:name="T1775" style:parent-style-name="Fuentedepárrafopredeter." style:family="text">
      <style:text-properties fo:color="#0000FF" style:text-scale="154%" fo:language="es" fo:country="ES"/>
    </style:style>
    <style:style style:name="T1776" style:parent-style-name="Fuentedepárrafopredeter." style:family="text">
      <style:text-properties fo:color="#0000FF" fo:language="es" fo:country="ES"/>
    </style:style>
    <style:style style:name="T1777" style:parent-style-name="Fuentedepárrafopredeter." style:family="text">
      <style:text-properties fo:color="#0000FF" fo:letter-spacing="-0.0118in" fo:language="es" fo:country="ES"/>
    </style:style>
    <style:style style:name="T1778" style:parent-style-name="Fuentedepárrafopredeter." style:family="text">
      <style:text-properties fo:color="#0000FF" fo:letter-spacing="-0.0062in" style:text-scale="110%" fo:language="es" fo:country="ES"/>
    </style:style>
    <style:style style:name="T1779" style:parent-style-name="Fuentedepárrafopredeter." style:family="text">
      <style:text-properties fo:color="#0000FF" style:text-scale="204%" fo:language="es" fo:country="ES"/>
    </style:style>
    <style:style style:name="T1780" style:parent-style-name="Fuentedepárrafopredeter." style:family="text">
      <style:text-properties fo:color="#0000FF" fo:language="es" fo:country="ES"/>
    </style:style>
    <style:style style:name="T1781" style:parent-style-name="Fuentedepárrafopredeter." style:family="text">
      <style:text-properties fo:color="#0000FF" fo:letter-spacing="-0.0118in" fo:language="es" fo:country="ES"/>
    </style:style>
    <style:style style:name="T1782" style:parent-style-name="Fuentedepárrafopredeter." style:family="text">
      <style:text-properties fo:color="#0000FF" fo:letter-spacing="-0.0062in" style:text-scale="110%" fo:language="es" fo:country="ES"/>
    </style:style>
    <style:style style:name="T1783" style:parent-style-name="Fuentedepárrafopredeter." style:family="text">
      <style:text-properties fo:color="#0000FF" fo:letter-spacing="-0.0062in" style:text-scale="72%" fo:language="es" fo:country="ES"/>
    </style:style>
    <style:style style:name="T1784" style:parent-style-name="Fuentedepárrafopredeter." style:family="text">
      <style:text-properties fo:color="#0000FF" fo:letter-spacing="-0.0062in" style:text-scale="110%" fo:language="es" fo:country="ES"/>
    </style:style>
    <style:style style:name="T1785" style:parent-style-name="Fuentedepárrafopredeter." style:family="text">
      <style:text-properties fo:color="#0000FF" fo:letter-spacing="-0.0062in" style:text-scale="154%" fo:language="es" fo:country="ES"/>
    </style:style>
    <style:style style:name="T1786" style:parent-style-name="Fuentedepárrafopredeter." style:family="text">
      <style:text-properties fo:color="#0000FF" style:text-scale="112%" fo:language="es" fo:country="ES"/>
    </style:style>
    <style:style style:name="T1787" style:parent-style-name="Fuentedepárrafopredeter." style:family="text">
      <style:text-properties fo:color="#0000FF" fo:language="es" fo:country="ES"/>
    </style:style>
    <style:style style:name="T1788" style:parent-style-name="Fuentedepárrafopredeter." style:family="text">
      <style:text-properties fo:color="#0000FF" fo:letter-spacing="-0.0118in" fo:language="es" fo:country="ES"/>
    </style:style>
    <style:style style:name="T1789" style:parent-style-name="Fuentedepárrafopredeter." style:family="text">
      <style:text-properties fo:color="#0000FF" fo:letter-spacing="-0.0062in" style:text-scale="108%" fo:language="es" fo:country="ES"/>
    </style:style>
    <style:style style:name="T1790" style:parent-style-name="Fuentedepárrafopredeter." style:family="text">
      <style:text-properties fo:color="#0000FF" style:text-scale="110%" fo:language="es" fo:country="ES"/>
    </style:style>
    <style:style style:name="T1791" style:parent-style-name="Fuentedepárrafopredeter." style:family="text">
      <style:text-properties fo:color="#0000FF" fo:language="es" fo:country="ES"/>
    </style:style>
    <style:style style:name="T1792" style:parent-style-name="Fuentedepárrafopredeter." style:family="text">
      <style:text-properties fo:color="#0000FF" fo:letter-spacing="-0.0118in" fo:language="es" fo:country="ES"/>
    </style:style>
    <style:style style:name="T1793" style:parent-style-name="Fuentedepárrafopredeter." style:family="text">
      <style:text-properties fo:color="#0000FF" fo:letter-spacing="-0.0062in" style:text-scale="211%" fo:language="es" fo:country="ES"/>
    </style:style>
    <style:style style:name="T1794" style:parent-style-name="Fuentedepárrafopredeter." style:family="text">
      <style:text-properties fo:color="#0000FF" fo:letter-spacing="-0.0062in" style:text-scale="110%" fo:language="es" fo:country="ES"/>
    </style:style>
    <style:style style:name="T1795" style:parent-style-name="Fuentedepárrafopredeter." style:family="text">
      <style:text-properties fo:color="#0000FF" fo:letter-spacing="-0.0062in" style:text-scale="151%" fo:language="es" fo:country="ES"/>
    </style:style>
    <style:style style:name="T1796" style:parent-style-name="Fuentedepárrafopredeter." style:family="text">
      <style:text-properties fo:color="#0000FF" fo:letter-spacing="-0.0062in" style:text-scale="110%" fo:language="es" fo:country="ES"/>
    </style:style>
    <style:style style:name="T1797" style:parent-style-name="Fuentedepárrafopredeter." style:family="text">
      <style:text-properties fo:color="#0000FF" fo:letter-spacing="-0.0062in" style:text-scale="151%" fo:language="es" fo:country="ES"/>
    </style:style>
    <style:style style:name="T1798" style:parent-style-name="Fuentedepárrafopredeter." style:family="text">
      <style:text-properties fo:color="#0000FF" fo:letter-spacing="-0.0062in" style:text-scale="112%" fo:language="es" fo:country="ES"/>
    </style:style>
    <style:style style:name="T1799" style:parent-style-name="Fuentedepárrafopredeter." style:family="text">
      <style:text-properties fo:color="#0000FF" style:text-scale="148%" fo:language="es" fo:country="ES"/>
    </style:style>
    <style:style style:name="P1800" style:parent-style-name="Textoindependiente" style:family="paragraph">
      <style:paragraph-properties fo:margin-top="0.0013in" fo:margin-left="0in">
        <style:tab-stops/>
      </style:paragraph-properties>
      <style:text-properties fo:language="es" fo:country="ES"/>
    </style:style>
    <style:style style:name="P1801" style:parent-style-name="Textoindependiente" style:family="paragraph">
      <style:paragraph-properties fo:margin-right="2.5208in"/>
    </style:style>
    <style:style style:name="T1802" style:parent-style-name="Fuentedepárrafopredeter." style:family="text">
      <style:text-properties fo:color="#0000FF" fo:letter-spacing="-0.0062in" style:text-scale="114%" fo:language="es" fo:country="ES"/>
    </style:style>
    <style:style style:name="T1803" style:parent-style-name="Fuentedepárrafopredeter." style:family="text">
      <style:text-properties fo:color="#0000FF" fo:letter-spacing="-0.0062in" style:text-scale="122%" fo:language="es" fo:country="ES"/>
    </style:style>
    <style:style style:name="T1804" style:parent-style-name="Fuentedepárrafopredeter." style:family="text">
      <style:text-properties fo:color="#0000FF" fo:letter-spacing="-0.0062in" style:text-scale="211%" fo:language="es" fo:country="ES"/>
    </style:style>
    <style:style style:name="T1805" style:parent-style-name="Fuentedepárrafopredeter." style:family="text">
      <style:text-properties fo:color="#0000FF" fo:letter-spacing="-0.0062in" style:text-scale="148%" fo:language="es" fo:country="ES"/>
    </style:style>
    <style:style style:name="T1806" style:parent-style-name="Fuentedepárrafopredeter." style:family="text">
      <style:text-properties fo:color="#0000FF" fo:letter-spacing="-0.0062in" style:text-scale="110%" fo:language="es" fo:country="ES"/>
    </style:style>
    <style:style style:name="T1807" style:parent-style-name="Fuentedepárrafopredeter." style:family="text">
      <style:text-properties fo:color="#0000FF" fo:letter-spacing="-0.0062in" style:text-scale="114%" fo:language="es" fo:country="ES"/>
    </style:style>
    <style:style style:name="T1808" style:parent-style-name="Fuentedepárrafopredeter." style:family="text">
      <style:text-properties fo:color="#0000FF" fo:letter-spacing="-0.0062in" style:text-scale="204%" fo:language="es" fo:country="ES"/>
    </style:style>
    <style:style style:name="T1809" style:parent-style-name="Fuentedepárrafopredeter." style:family="text">
      <style:text-properties fo:color="#0000FF" fo:letter-spacing="-0.0062in" style:text-scale="211%" fo:language="es" fo:country="ES"/>
    </style:style>
    <style:style style:name="T1810" style:parent-style-name="Fuentedepárrafopredeter." style:family="text">
      <style:text-properties fo:color="#0000FF" fo:letter-spacing="-0.0062in" style:text-scale="126%" fo:language="es" fo:country="ES"/>
    </style:style>
    <style:style style:name="T1811" style:parent-style-name="Fuentedepárrafopredeter." style:family="text">
      <style:text-properties fo:color="#0000FF" fo:letter-spacing="-0.0062in" style:text-scale="114%" fo:language="es" fo:country="ES"/>
    </style:style>
    <style:style style:name="T1812" style:parent-style-name="Fuentedepárrafopredeter." style:family="text">
      <style:text-properties fo:color="#0000FF" fo:letter-spacing="-0.0062in" style:text-scale="121%" fo:language="es" fo:country="ES"/>
    </style:style>
    <style:style style:name="T1813" style:parent-style-name="Fuentedepárrafopredeter." style:family="text">
      <style:text-properties fo:color="#0000FF" fo:letter-spacing="-0.0062in" style:text-scale="211%" fo:language="es" fo:country="ES"/>
    </style:style>
    <style:style style:name="T1814" style:parent-style-name="Fuentedepárrafopredeter." style:family="text">
      <style:text-properties fo:color="#0000FF" fo:letter-spacing="-0.0062in" style:text-scale="112%" fo:language="es" fo:country="ES"/>
    </style:style>
    <style:style style:name="T1815" style:parent-style-name="Fuentedepárrafopredeter." style:family="text">
      <style:text-properties fo:color="#0000FF" style:text-scale="110%" fo:language="es" fo:country="ES"/>
    </style:style>
    <style:style style:name="T1816" style:parent-style-name="Fuentedepárrafopredeter." style:family="text">
      <style:text-properties fo:color="#0000FF" fo:language="es" fo:country="ES"/>
    </style:style>
    <style:style style:name="T1817" style:parent-style-name="Fuentedepárrafopredeter." style:family="text">
      <style:text-properties fo:color="#0000FF" fo:letter-spacing="-0.0062in" style:text-scale="108%" fo:language="es" fo:country="ES"/>
    </style:style>
    <style:style style:name="T1818" style:parent-style-name="Fuentedepárrafopredeter." style:family="text">
      <style:text-properties fo:color="#0000FF" fo:letter-spacing="-0.0062in" style:text-scale="110%" fo:language="es" fo:country="ES"/>
    </style:style>
    <style:style style:name="T1819" style:parent-style-name="Fuentedepárrafopredeter." style:family="text">
      <style:text-properties fo:color="#0000FF" style:text-scale="204%" fo:language="es" fo:country="ES"/>
    </style:style>
    <style:style style:name="T1820" style:parent-style-name="Fuentedepárrafopredeter." style:family="text">
      <style:text-properties fo:color="#0000FF" fo:language="es" fo:country="ES"/>
    </style:style>
    <style:style style:name="T1821" style:parent-style-name="Fuentedepárrafopredeter." style:family="text">
      <style:text-properties fo:color="#0000FF" fo:letter-spacing="-0.0062in" style:text-scale="108%" fo:language="es" fo:country="ES"/>
    </style:style>
    <style:style style:name="T1822" style:parent-style-name="Fuentedepárrafopredeter." style:family="text">
      <style:text-properties fo:color="#0000FF" fo:letter-spacing="-0.0062in" style:text-scale="211%" fo:language="es" fo:country="ES"/>
    </style:style>
    <style:style style:name="T1823" style:parent-style-name="Fuentedepárrafopredeter." style:family="text">
      <style:text-properties fo:color="#0000FF" style:text-scale="108%" fo:language="es" fo:country="ES"/>
    </style:style>
    <style:style style:name="T1824" style:parent-style-name="Fuentedepárrafopredeter." style:family="text">
      <style:text-properties fo:color="#0000FF" fo:language="es" fo:country="ES"/>
    </style:style>
    <style:style style:name="T1825" style:parent-style-name="Fuentedepárrafopredeter." style:family="text">
      <style:text-properties fo:color="#0000FF" fo:letter-spacing="-0.0062in" style:text-scale="108%" fo:language="es" fo:country="ES"/>
    </style:style>
    <style:style style:name="T1826" style:parent-style-name="Fuentedepárrafopredeter." style:family="text">
      <style:text-properties fo:color="#0000FF" fo:letter-spacing="-0.0062in" style:text-scale="114%" fo:language="es" fo:country="ES"/>
    </style:style>
    <style:style style:name="T1827" style:parent-style-name="Fuentedepárrafopredeter." style:family="text">
      <style:text-properties fo:color="#0000FF" fo:letter-spacing="-0.0062in" style:text-scale="154%" fo:language="es" fo:country="ES"/>
    </style:style>
    <style:style style:name="T1828" style:parent-style-name="Fuentedepárrafopredeter." style:family="text">
      <style:text-properties fo:color="#0000FF" style:text-scale="114%" fo:language="es" fo:country="ES"/>
    </style:style>
    <style:style style:name="T1829" style:parent-style-name="Fuentedepárrafopredeter." style:family="text">
      <style:text-properties fo:color="#0000FF" fo:language="es" fo:country="ES"/>
    </style:style>
    <style:style style:name="T1830" style:parent-style-name="Fuentedepárrafopredeter." style:family="text">
      <style:text-properties fo:color="#0000FF" fo:letter-spacing="-0.0062in" style:text-scale="121%" fo:language="es" fo:country="ES"/>
    </style:style>
    <style:style style:name="T1831" style:parent-style-name="Fuentedepárrafopredeter." style:family="text">
      <style:text-properties fo:color="#0000FF" fo:letter-spacing="-0.0062in" style:text-scale="112%" fo:language="es" fo:country="ES"/>
    </style:style>
    <style:style style:name="T1832" style:parent-style-name="Fuentedepárrafopredeter." style:family="text">
      <style:text-properties fo:color="#0000FF" fo:letter-spacing="-0.0062in" style:text-scale="72%" fo:language="es" fo:country="ES"/>
    </style:style>
    <style:style style:name="T1833" style:parent-style-name="Fuentedepárrafopredeter." style:family="text">
      <style:text-properties fo:color="#0000FF" fo:letter-spacing="-0.0062in" style:text-scale="108%" fo:language="es" fo:country="ES"/>
    </style:style>
    <style:style style:name="T1834" style:parent-style-name="Fuentedepárrafopredeter." style:family="text">
      <style:text-properties fo:color="#0000FF" fo:letter-spacing="-0.0062in" style:text-scale="154%" fo:language="es" fo:country="ES"/>
    </style:style>
    <style:style style:name="T1835" style:parent-style-name="Fuentedepárrafopredeter." style:family="text">
      <style:text-properties fo:color="#0000FF" fo:letter-spacing="-0.0062in" style:text-scale="112%" fo:language="es" fo:country="ES"/>
    </style:style>
    <style:style style:name="T1836" style:parent-style-name="Fuentedepárrafopredeter." style:family="text">
      <style:text-properties fo:color="#0000FF" fo:letter-spacing="-0.0062in" style:text-scale="108%" fo:language="es" fo:country="ES"/>
    </style:style>
    <style:style style:name="T1837" style:parent-style-name="Fuentedepárrafopredeter." style:family="text">
      <style:text-properties fo:color="#0000FF" fo:letter-spacing="-0.0062in" style:text-scale="114%" fo:language="es" fo:country="ES"/>
    </style:style>
    <style:style style:name="T1838" style:parent-style-name="Fuentedepárrafopredeter." style:family="text">
      <style:text-properties fo:color="#0000FF" style:text-scale="154%" fo:language="es" fo:country="ES"/>
    </style:style>
    <style:style style:name="T1839" style:parent-style-name="Fuentedepárrafopredeter." style:family="text">
      <style:text-properties fo:color="#0000FF" fo:language="es" fo:country="ES"/>
    </style:style>
    <style:style style:name="T1840" style:parent-style-name="Fuentedepárrafopredeter." style:family="text">
      <style:text-properties fo:color="#0000FF" fo:letter-spacing="-0.0062in" style:text-scale="110%" fo:language="es" fo:country="ES"/>
    </style:style>
    <style:style style:name="T1841" style:parent-style-name="Fuentedepárrafopredeter." style:family="text">
      <style:text-properties fo:color="#0000FF" style:text-scale="204%" fo:language="es" fo:country="ES"/>
    </style:style>
    <style:style style:name="T1842" style:parent-style-name="Fuentedepárrafopredeter." style:family="text">
      <style:text-properties fo:color="#0000FF" fo:language="es" fo:country="ES"/>
    </style:style>
    <style:style style:name="T1843" style:parent-style-name="Fuentedepárrafopredeter." style:family="text">
      <style:text-properties fo:color="#0000FF" fo:letter-spacing="-0.0062in" style:text-scale="162%" fo:language="es" fo:country="ES"/>
    </style:style>
    <style:style style:name="T1844" style:parent-style-name="Fuentedepárrafopredeter." style:family="text">
      <style:text-properties fo:color="#0000FF" fo:letter-spacing="-0.0062in" style:text-scale="110%" fo:language="es" fo:country="ES"/>
    </style:style>
    <style:style style:name="T1845" style:parent-style-name="Fuentedepárrafopredeter." style:family="text">
      <style:text-properties fo:color="#0000FF" fo:letter-spacing="-0.0062in" style:text-scale="121%" fo:language="es" fo:country="ES"/>
    </style:style>
    <style:style style:name="T1846" style:parent-style-name="Fuentedepárrafopredeter." style:family="text">
      <style:text-properties fo:color="#0000FF" fo:letter-spacing="-0.0062in" style:text-scale="211%" fo:language="es" fo:country="ES"/>
    </style:style>
    <style:style style:name="T1847" style:parent-style-name="Fuentedepárrafopredeter." style:family="text">
      <style:text-properties fo:color="#0000FF" fo:letter-spacing="-0.0062in" style:text-scale="112%" fo:language="es" fo:country="ES"/>
    </style:style>
    <style:style style:name="T1848" style:parent-style-name="Fuentedepárrafopredeter." style:family="text">
      <style:text-properties fo:color="#0000FF" fo:letter-spacing="-0.0062in" style:text-scale="110%" fo:language="es" fo:country="ES"/>
    </style:style>
    <style:style style:name="T1849" style:parent-style-name="Fuentedepárrafopredeter." style:family="text">
      <style:text-properties fo:color="#0000FF" fo:letter-spacing="-0.0062in" style:text-scale="114%" fo:language="es" fo:country="ES"/>
    </style:style>
    <style:style style:name="T1850" style:parent-style-name="Fuentedepárrafopredeter." style:family="text">
      <style:text-properties fo:color="#0000FF" fo:letter-spacing="-0.0062in" style:text-scale="72%" fo:language="es" fo:country="ES"/>
    </style:style>
    <style:style style:name="T1851" style:parent-style-name="Fuentedepárrafopredeter." style:family="text">
      <style:text-properties fo:color="#0000FF" fo:letter-spacing="-0.0062in" style:text-scale="211%" fo:language="es" fo:country="ES"/>
    </style:style>
    <style:style style:name="T1852" style:parent-style-name="Fuentedepárrafopredeter." style:family="text">
      <style:text-properties fo:color="#0000FF" fo:letter-spacing="-0.0062in" style:text-scale="110%" fo:language="es" fo:country="ES"/>
    </style:style>
    <style:style style:name="T1853" style:parent-style-name="Fuentedepárrafopredeter." style:family="text">
      <style:text-properties fo:color="#0000FF" fo:letter-spacing="-0.0062in" style:text-scale="151%" fo:language="es" fo:country="ES"/>
    </style:style>
    <style:style style:name="T1854" style:parent-style-name="Fuentedepárrafopredeter." style:family="text">
      <style:text-properties fo:color="#0000FF" style:text-scale="112%" fo:language="es" fo:country="ES"/>
    </style:style>
    <style:style style:name="T1855" style:parent-style-name="Fuentedepárrafopredeter." style:family="text">
      <style:text-properties fo:color="#6959CD" fo:letter-spacing="-0.0055in" style:text-scale="140%" fo:language="es" fo:country="ES"/>
    </style:style>
    <style:style style:name="T1856" style:parent-style-name="Fuentedepárrafopredeter." style:family="text">
      <style:text-properties fo:letter-spacing="-0.0055in" style:text-scale="140%" fo:language="es" fo:country="ES"/>
    </style:style>
    <style:style style:name="T1857" style:parent-style-name="Fuentedepárrafopredeter." style:family="text">
      <style:text-properties fo:color="#6959CD" fo:letter-spacing="-0.0055in" style:text-scale="140%" fo:language="es" fo:country="ES"/>
    </style:style>
    <style:style style:name="P1858" style:parent-style-name="Textoindependiente" style:family="paragraph">
      <style:paragraph-properties fo:margin-right="4.7465in"/>
    </style:style>
    <style:style style:name="T1859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1860" style:parent-style-name="Fuentedepárrafopredeter." style:family="text">
      <style:text-properties style:font-name="Lucida Sans Typewriter" fo:font-weight="bold" style:font-weight-asian="bold" fo:color="#A52A2A" fo:letter-spacing="-0.0569in" style:text-scale="120%" fo:language="es" fo:country="ES"/>
    </style:style>
    <style:style style:name="T1861" style:parent-style-name="Fuentedepárrafopredeter." style:family="text">
      <style:text-properties fo:color="#FF00FF" fo:letter-spacing="-0.0041in" style:text-scale="145%" fo:language="es" fo:country="ES"/>
    </style:style>
    <style:style style:name="T1862" style:parent-style-name="Fuentedepárrafopredeter." style:family="text">
      <style:text-properties fo:color="#FF00FF" fo:letter-spacing="-0.0034in" style:text-scale="145%" fo:language="es" fo:country="ES"/>
    </style:style>
    <style:style style:name="T1863" style:parent-style-name="Fuentedepárrafopredeter." style:family="text">
      <style:text-properties fo:color="#6959CD" fo:letter-spacing="-0.0055in" style:text-scale="145%" fo:language="es" fo:country="ES"/>
    </style:style>
    <style:style style:name="T1864" style:parent-style-name="Fuentedepárrafopredeter." style:family="text">
      <style:text-properties fo:color="#FF00FF" fo:letter-spacing="-0.0055in" style:text-scale="145%" fo:language="es" fo:country="ES"/>
    </style:style>
    <style:style style:name="T1865" style:parent-style-name="Fuentedepárrafopredeter." style:family="text">
      <style:text-properties fo:color="#6959CD" fo:letter-spacing="-0.0062in" style:text-scale="145%" fo:language="es" fo:country="ES"/>
    </style:style>
    <style:style style:name="T1866" style:parent-style-name="Fuentedepárrafopredeter." style:family="text">
      <style:text-properties fo:letter-spacing="-0.0062in" style:text-scale="145%" fo:language="es" fo:country="ES"/>
    </style:style>
    <style:style style:name="P1867" style:parent-style-name="Textoindependiente" style:family="paragraph">
      <style:paragraph-properties fo:margin-right="1.0916in"/>
    </style:style>
    <style:style style:name="T186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86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87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871" style:parent-style-name="Fuentedepárrafopredeter." style:family="text">
      <style:text-properties fo:letter-spacing="-0.0062in" style:text-scale="163%" fo:language="es" fo:country="ES"/>
    </style:style>
    <style:style style:name="T1872" style:parent-style-name="Fuentedepárrafopredeter." style:family="text">
      <style:text-properties style:text-scale="108%" fo:language="es" fo:country="ES"/>
    </style:style>
    <style:style style:name="T1873" style:parent-style-name="Fuentedepárrafopredeter." style:family="text">
      <style:text-properties fo:language="es" fo:country="ES"/>
    </style:style>
    <style:style style:name="T1874" style:parent-style-name="Fuentedepárrafopredeter." style:family="text">
      <style:text-properties fo:letter-spacing="-0.0118in" fo:language="es" fo:country="ES"/>
    </style:style>
    <style:style style:name="T1875" style:parent-style-name="Fuentedepárrafopredeter." style:family="text">
      <style:text-properties fo:color="#FF00FF" fo:letter-spacing="-0.0062in" style:text-scale="185%" fo:language="es" fo:country="ES"/>
    </style:style>
    <style:style style:name="T1876" style:parent-style-name="Fuentedepárrafopredeter." style:family="text">
      <style:text-properties fo:color="#FF00FF" fo:letter-spacing="-0.0062in" style:text-scale="216%" fo:language="es" fo:country="ES"/>
    </style:style>
    <style:style style:name="T1877" style:parent-style-name="Fuentedepárrafopredeter." style:family="text">
      <style:text-properties fo:color="#FF00FF" fo:letter-spacing="-0.0062in" style:text-scale="110%" fo:language="es" fo:country="ES"/>
    </style:style>
    <style:style style:name="T1878" style:parent-style-name="Fuentedepárrafopredeter." style:family="text">
      <style:text-properties fo:color="#FF00FF" fo:letter-spacing="-0.0062in" style:text-scale="151%" fo:language="es" fo:country="ES"/>
    </style:style>
    <style:style style:name="T1879" style:parent-style-name="Fuentedepárrafopredeter." style:family="text">
      <style:text-properties fo:color="#FF00FF" fo:letter-spacing="-0.0062in" style:text-scale="154%" fo:language="es" fo:country="ES"/>
    </style:style>
    <style:style style:name="T1880" style:parent-style-name="Fuentedepárrafopredeter." style:family="text">
      <style:text-properties fo:color="#FF00FF" fo:letter-spacing="-0.0062in" style:text-scale="112%" fo:language="es" fo:country="ES"/>
    </style:style>
    <style:style style:name="T1881" style:parent-style-name="Fuentedepárrafopredeter." style:family="text">
      <style:text-properties fo:color="#FF00FF" fo:letter-spacing="-0.0062in" style:text-scale="108%" fo:language="es" fo:country="ES"/>
    </style:style>
    <style:style style:name="T1882" style:parent-style-name="Fuentedepárrafopredeter." style:family="text">
      <style:text-properties fo:color="#FF00FF" fo:letter-spacing="-0.0062in" style:text-scale="110%" fo:language="es" fo:country="ES"/>
    </style:style>
    <style:style style:name="T1883" style:parent-style-name="Fuentedepárrafopredeter." style:family="text">
      <style:text-properties fo:color="#FF00FF" fo:letter-spacing="-0.0062in" style:text-scale="121%" fo:language="es" fo:country="ES"/>
    </style:style>
    <style:style style:name="T1884" style:parent-style-name="Fuentedepárrafopredeter." style:family="text">
      <style:text-properties fo:color="#FF00FF" style:text-scale="110%" fo:language="es" fo:country="ES"/>
    </style:style>
    <style:style style:name="T1885" style:parent-style-name="Fuentedepárrafopredeter." style:family="text">
      <style:text-properties fo:color="#FF00FF" fo:language="es" fo:country="ES"/>
    </style:style>
    <style:style style:name="T1886" style:parent-style-name="Fuentedepárrafopredeter." style:family="text">
      <style:text-properties fo:color="#FF00FF" fo:letter-spacing="-0.0118in" fo:language="es" fo:country="ES"/>
    </style:style>
    <style:style style:name="T1887" style:parent-style-name="Fuentedepárrafopredeter." style:family="text">
      <style:text-properties fo:color="#FF00FF" fo:letter-spacing="-0.0062in" style:text-scale="110%" fo:language="es" fo:country="ES"/>
    </style:style>
    <style:style style:name="T1888" style:parent-style-name="Fuentedepárrafopredeter." style:family="text">
      <style:text-properties fo:color="#FF00FF" style:text-scale="204%" fo:language="es" fo:country="ES"/>
    </style:style>
    <style:style style:name="T1889" style:parent-style-name="Fuentedepárrafopredeter." style:family="text">
      <style:text-properties fo:color="#FF00FF" fo:language="es" fo:country="ES"/>
    </style:style>
    <style:style style:name="T1890" style:parent-style-name="Fuentedepárrafopredeter." style:family="text">
      <style:text-properties fo:color="#FF00FF" fo:letter-spacing="-0.0118in" fo:language="es" fo:country="ES"/>
    </style:style>
    <style:style style:name="T1891" style:parent-style-name="Fuentedepárrafopredeter." style:family="text">
      <style:text-properties fo:color="#FF00FF" fo:letter-spacing="-0.0062in" style:text-scale="108%" fo:language="es" fo:country="ES"/>
    </style:style>
    <style:style style:name="T1892" style:parent-style-name="Fuentedepárrafopredeter." style:family="text">
      <style:text-properties fo:color="#FF00FF" fo:letter-spacing="-0.0062in" style:text-scale="211%" fo:language="es" fo:country="ES"/>
    </style:style>
    <style:style style:name="T1893" style:parent-style-name="Fuentedepárrafopredeter." style:family="text">
      <style:text-properties fo:color="#FF00FF" style:text-scale="108%" fo:language="es" fo:country="ES"/>
    </style:style>
    <style:style style:name="T1894" style:parent-style-name="Fuentedepárrafopredeter." style:family="text">
      <style:text-properties fo:color="#FF00FF" fo:language="es" fo:country="ES"/>
    </style:style>
    <style:style style:name="T1895" style:parent-style-name="Fuentedepárrafopredeter." style:family="text">
      <style:text-properties fo:color="#FF00FF" fo:letter-spacing="-0.0118in" fo:language="es" fo:country="ES"/>
    </style:style>
    <style:style style:name="T1896" style:parent-style-name="Fuentedepárrafopredeter." style:family="text">
      <style:text-properties fo:color="#FF00FF" fo:letter-spacing="-0.0062in" style:text-scale="108%" fo:language="es" fo:country="ES"/>
    </style:style>
    <style:style style:name="T1897" style:parent-style-name="Fuentedepárrafopredeter." style:family="text">
      <style:text-properties fo:color="#FF00FF" fo:letter-spacing="-0.0062in" style:text-scale="110%" fo:language="es" fo:country="ES"/>
    </style:style>
    <style:style style:name="T1898" style:parent-style-name="Fuentedepárrafopredeter." style:family="text">
      <style:text-properties fo:color="#FF00FF" style:text-scale="110%" fo:language="es" fo:country="ES"/>
    </style:style>
    <style:style style:name="T1899" style:parent-style-name="Fuentedepárrafopredeter." style:family="text">
      <style:text-properties fo:color="#FF00FF" fo:language="es" fo:country="ES"/>
    </style:style>
    <style:style style:name="T1900" style:parent-style-name="Fuentedepárrafopredeter." style:family="text">
      <style:text-properties fo:color="#FF00FF" fo:letter-spacing="-0.0118in" fo:language="es" fo:country="ES"/>
    </style:style>
    <style:style style:name="T1901" style:parent-style-name="Fuentedepárrafopredeter." style:family="text">
      <style:text-properties fo:color="#FF00FF" fo:letter-spacing="-0.0062in" style:text-scale="121%" fo:language="es" fo:country="ES"/>
    </style:style>
    <style:style style:name="T1902" style:parent-style-name="Fuentedepárrafopredeter." style:family="text">
      <style:text-properties fo:color="#FF00FF" fo:letter-spacing="-0.0062in" style:text-scale="154%" fo:language="es" fo:country="ES"/>
    </style:style>
    <style:style style:name="T1903" style:parent-style-name="Fuentedepárrafopredeter." style:family="text">
      <style:text-properties fo:color="#FF00FF" fo:letter-spacing="-0.0062in" style:text-scale="110%" fo:language="es" fo:country="ES"/>
    </style:style>
    <style:style style:name="T1904" style:parent-style-name="Fuentedepárrafopredeter." style:family="text">
      <style:text-properties fo:color="#FF00FF" fo:letter-spacing="-0.0062in" style:text-scale="114%" fo:language="es" fo:country="ES"/>
    </style:style>
    <style:style style:name="T1905" style:parent-style-name="Fuentedepárrafopredeter." style:family="text">
      <style:text-properties fo:color="#FF00FF" fo:letter-spacing="-0.0062in" style:text-scale="148%" fo:language="es" fo:country="ES"/>
    </style:style>
    <style:style style:name="T1906" style:parent-style-name="Fuentedepárrafopredeter." style:family="text">
      <style:text-properties fo:color="#FF00FF" style:text-scale="163%" fo:language="es" fo:country="ES"/>
    </style:style>
    <style:style style:name="T1907" style:parent-style-name="Fuentedepárrafopredeter." style:family="text">
      <style:text-properties fo:color="#FF00FF" fo:language="es" fo:country="ES"/>
    </style:style>
    <style:style style:name="T1908" style:parent-style-name="Fuentedepárrafopredeter." style:family="text">
      <style:text-properties fo:color="#FF00FF" fo:letter-spacing="-0.0118in" fo:language="es" fo:country="ES"/>
    </style:style>
    <style:style style:name="T1909" style:parent-style-name="Fuentedepárrafopredeter." style:family="text">
      <style:text-properties fo:color="#FF00FF" style:text-scale="185%" fo:language="es" fo:country="ES"/>
    </style:style>
    <style:style style:name="T1910" style:parent-style-name="Fuentedepárrafopredeter." style:family="text">
      <style:text-properties fo:color="#FF00FF" fo:language="es" fo:country="ES"/>
    </style:style>
    <style:style style:name="T1911" style:parent-style-name="Fuentedepárrafopredeter." style:family="text">
      <style:text-properties fo:color="#FF00FF" fo:letter-spacing="-0.0118in" fo:language="es" fo:country="ES"/>
    </style:style>
    <style:style style:name="T1912" style:parent-style-name="Fuentedepárrafopredeter." style:family="text">
      <style:text-properties fo:letter-spacing="-0.0062in" style:text-scale="110%" fo:language="es" fo:country="ES"/>
    </style:style>
    <style:style style:name="T1913" style:parent-style-name="Fuentedepárrafopredeter." style:family="text">
      <style:text-properties fo:letter-spacing="-0.0062in" style:text-scale="72%" fo:language="es" fo:country="ES"/>
    </style:style>
    <style:style style:name="T191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915" style:parent-style-name="Fuentedepárrafopredeter." style:family="text">
      <style:text-properties fo:color="#6959CD" fo:letter-spacing="-0.0062in" style:text-scale="211%" fo:language="es" fo:country="ES"/>
    </style:style>
    <style:style style:name="T1916" style:parent-style-name="Fuentedepárrafopredeter." style:family="text">
      <style:text-properties fo:color="#6959CD" fo:letter-spacing="-0.0062in" style:text-scale="110%" fo:language="es" fo:country="ES"/>
    </style:style>
    <style:style style:name="T1917" style:parent-style-name="Fuentedepárrafopredeter." style:family="text">
      <style:text-properties fo:color="#6959CD" fo:letter-spacing="-0.0062in" style:text-scale="151%" fo:language="es" fo:country="ES"/>
    </style:style>
    <style:style style:name="T1918" style:parent-style-name="Fuentedepárrafopredeter." style:family="text">
      <style:text-properties fo:color="#6959CD" fo:letter-spacing="-0.0062in" style:text-scale="110%" fo:language="es" fo:country="ES"/>
    </style:style>
    <style:style style:name="T1919" style:parent-style-name="Fuentedepárrafopredeter." style:family="text">
      <style:text-properties fo:color="#6959CD" fo:letter-spacing="-0.0062in" style:text-scale="151%" fo:language="es" fo:country="ES"/>
    </style:style>
    <style:style style:name="T1920" style:parent-style-name="Fuentedepárrafopredeter." style:family="text">
      <style:text-properties fo:color="#6959CD" fo:letter-spacing="-0.0062in" style:text-scale="112%" fo:language="es" fo:country="ES"/>
    </style:style>
    <style:style style:name="T1921" style:parent-style-name="Fuentedepárrafopredeter." style:family="text">
      <style:text-properties fo:color="#6959CD" fo:letter-spacing="-0.0062in" style:text-scale="148%" fo:language="es" fo:country="ES"/>
    </style:style>
    <style:style style:name="T1922" style:parent-style-name="Fuentedepárrafopredeter." style:family="text">
      <style:text-properties fo:letter-spacing="-0.0062in" style:text-scale="114%" fo:language="es" fo:country="ES"/>
    </style:style>
    <style:style style:name="T192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924" style:parent-style-name="Fuentedepárrafopredeter." style:family="text">
      <style:text-properties fo:color="#6959CD" fo:letter-spacing="-0.0062in" style:text-scale="114%" fo:language="es" fo:country="ES"/>
    </style:style>
    <style:style style:name="T1925" style:parent-style-name="Fuentedepárrafopredeter." style:family="text">
      <style:text-properties fo:color="#6959CD" fo:letter-spacing="-0.0062in" style:text-scale="211%" fo:language="es" fo:country="ES"/>
    </style:style>
    <style:style style:name="T1926" style:parent-style-name="Fuentedepárrafopredeter." style:family="text">
      <style:text-properties fo:color="#6959CD" fo:letter-spacing="-0.0062in" style:text-scale="110%" fo:language="es" fo:country="ES"/>
    </style:style>
    <style:style style:name="T1927" style:parent-style-name="Fuentedepárrafopredeter." style:family="text">
      <style:text-properties fo:color="#6959CD" fo:letter-spacing="-0.0062in" style:text-scale="151%" fo:language="es" fo:country="ES"/>
    </style:style>
    <style:style style:name="T1928" style:parent-style-name="Fuentedepárrafopredeter." style:family="text">
      <style:text-properties fo:color="#6959CD" fo:letter-spacing="-0.0062in" style:text-scale="110%" fo:language="es" fo:country="ES"/>
    </style:style>
    <style:style style:name="T1929" style:parent-style-name="Fuentedepárrafopredeter." style:family="text">
      <style:text-properties fo:color="#6959CD" fo:letter-spacing="-0.0062in" style:text-scale="151%" fo:language="es" fo:country="ES"/>
    </style:style>
    <style:style style:name="T1930" style:parent-style-name="Fuentedepárrafopredeter." style:family="text">
      <style:text-properties fo:color="#6959CD" fo:letter-spacing="-0.0062in" style:text-scale="112%" fo:language="es" fo:country="ES"/>
    </style:style>
    <style:style style:name="T1931" style:parent-style-name="Fuentedepárrafopredeter." style:family="text">
      <style:text-properties fo:color="#6959CD" fo:letter-spacing="-0.0062in" style:text-scale="148%" fo:language="es" fo:country="ES"/>
    </style:style>
    <style:style style:name="T1932" style:parent-style-name="Fuentedepárrafopredeter." style:family="text">
      <style:text-properties fo:letter-spacing="-0.0062in" style:text-scale="114%" fo:language="es" fo:country="ES"/>
    </style:style>
    <style:style style:name="T1933" style:parent-style-name="Fuentedepárrafopredeter." style:family="text">
      <style:text-properties fo:color="#FF00FF" fo:letter-spacing="-0.0062in" style:text-scale="114%" fo:language="es" fo:country="ES"/>
    </style:style>
    <style:style style:name="T193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93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936" style:parent-style-name="Fuentedepárrafopredeter." style:family="text">
      <style:text-properties fo:color="#0000FF" fo:letter-spacing="-0.0062in" style:text-scale="114%" fo:language="es" fo:country="ES"/>
    </style:style>
    <style:style style:name="T1937" style:parent-style-name="Fuentedepárrafopredeter." style:family="text">
      <style:text-properties fo:color="#0000FF" fo:letter-spacing="-0.0062in" style:text-scale="121%" fo:language="es" fo:country="ES"/>
    </style:style>
    <style:style style:name="T1938" style:parent-style-name="Fuentedepárrafopredeter." style:family="text">
      <style:text-properties fo:color="#0000FF" fo:letter-spacing="-0.0062in" style:text-scale="112%" fo:language="es" fo:country="ES"/>
    </style:style>
    <style:style style:name="T1939" style:parent-style-name="Fuentedepárrafopredeter." style:family="text">
      <style:text-properties fo:color="#0000FF" fo:letter-spacing="-0.0062in" style:text-scale="72%" fo:language="es" fo:country="ES"/>
    </style:style>
    <style:style style:name="T1940" style:parent-style-name="Fuentedepárrafopredeter." style:family="text">
      <style:text-properties fo:color="#0000FF" fo:letter-spacing="-0.0062in" style:text-scale="108%" fo:language="es" fo:country="ES"/>
    </style:style>
    <style:style style:name="T1941" style:parent-style-name="Fuentedepárrafopredeter." style:family="text">
      <style:text-properties fo:color="#0000FF" fo:letter-spacing="-0.0062in" style:text-scale="154%" fo:language="es" fo:country="ES"/>
    </style:style>
    <style:style style:name="T1942" style:parent-style-name="Fuentedepárrafopredeter." style:family="text">
      <style:text-properties fo:color="#0000FF" fo:letter-spacing="-0.0062in" style:text-scale="112%" fo:language="es" fo:country="ES"/>
    </style:style>
    <style:style style:name="T1943" style:parent-style-name="Fuentedepárrafopredeter." style:family="text">
      <style:text-properties fo:color="#0000FF" fo:letter-spacing="-0.0062in" style:text-scale="108%" fo:language="es" fo:country="ES"/>
    </style:style>
    <style:style style:name="T1944" style:parent-style-name="Fuentedepárrafopredeter." style:family="text">
      <style:text-properties fo:color="#0000FF" fo:letter-spacing="-0.0062in" style:text-scale="114%" fo:language="es" fo:country="ES"/>
    </style:style>
    <style:style style:name="T1945" style:parent-style-name="Fuentedepárrafopredeter." style:family="text">
      <style:text-properties fo:color="#0000FF" style:text-scale="154%" fo:language="es" fo:country="ES"/>
    </style:style>
    <style:style style:name="T1946" style:parent-style-name="Fuentedepárrafopredeter." style:family="text">
      <style:text-properties fo:color="#0000FF" fo:language="es" fo:country="ES"/>
    </style:style>
    <style:style style:name="T1947" style:parent-style-name="Fuentedepárrafopredeter." style:family="text">
      <style:text-properties fo:color="#0000FF" fo:letter-spacing="-0.0118in" fo:language="es" fo:country="ES"/>
    </style:style>
    <style:style style:name="T1948" style:parent-style-name="Fuentedepárrafopredeter." style:family="text">
      <style:text-properties fo:color="#0000FF" fo:letter-spacing="-0.0062in" style:text-scale="110%" fo:language="es" fo:country="ES"/>
    </style:style>
    <style:style style:name="T1949" style:parent-style-name="Fuentedepárrafopredeter." style:family="text">
      <style:text-properties fo:color="#0000FF" fo:letter-spacing="-0.0062in" style:text-scale="72%" fo:language="es" fo:country="ES"/>
    </style:style>
    <style:style style:name="T1950" style:parent-style-name="Fuentedepárrafopredeter." style:family="text">
      <style:text-properties fo:color="#0000FF" fo:letter-spacing="-0.0062in" style:text-scale="110%" fo:language="es" fo:country="ES"/>
    </style:style>
    <style:style style:name="T1951" style:parent-style-name="Fuentedepárrafopredeter." style:family="text">
      <style:text-properties fo:color="#0000FF" fo:letter-spacing="-0.0062in" style:text-scale="154%" fo:language="es" fo:country="ES"/>
    </style:style>
    <style:style style:name="T1952" style:parent-style-name="Fuentedepárrafopredeter." style:family="text">
      <style:text-properties fo:color="#0000FF" style:text-scale="112%" fo:language="es" fo:country="ES"/>
    </style:style>
    <style:style style:name="P1953" style:parent-style-name="Textoindependiente" style:family="paragraph">
      <style:paragraph-properties fo:line-height="0.1444in"/>
    </style:style>
    <style:style style:name="T195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95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95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957" style:parent-style-name="Fuentedepárrafopredeter." style:family="text">
      <style:text-properties fo:color="#6959CD" fo:letter-spacing="-0.0062in" style:text-scale="114%" fo:language="es" fo:country="ES"/>
    </style:style>
    <style:style style:name="T1958" style:parent-style-name="Fuentedepárrafopredeter." style:family="text">
      <style:text-properties fo:color="#6959CD" fo:letter-spacing="-0.0062in" style:text-scale="110%" fo:language="es" fo:country="ES"/>
    </style:style>
    <style:style style:name="T1959" style:parent-style-name="Fuentedepárrafopredeter." style:family="text">
      <style:text-properties fo:color="#6959CD" style:text-scale="72%" fo:language="es" fo:country="ES"/>
    </style:style>
    <style:style style:name="T1960" style:parent-style-name="Fuentedepárrafopredeter." style:family="text">
      <style:text-properties fo:color="#6959CD" fo:language="es" fo:country="ES"/>
    </style:style>
    <style:style style:name="T1961" style:parent-style-name="Fuentedepárrafopredeter." style:family="text">
      <style:text-properties fo:color="#6959CD" fo:letter-spacing="-0.0118in" fo:language="es" fo:country="ES"/>
    </style:style>
    <style:style style:name="T196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963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96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96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96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967" style:parent-style-name="Fuentedepárrafopredeter." style:family="text">
      <style:text-properties fo:letter-spacing="-0.0062in" style:text-scale="163%" fo:language="es" fo:country="ES"/>
    </style:style>
    <style:style style:name="T1968" style:parent-style-name="Fuentedepárrafopredeter." style:family="text">
      <style:text-properties style:text-scale="108%" fo:language="es" fo:country="ES"/>
    </style:style>
    <style:style style:name="T1969" style:parent-style-name="Fuentedepárrafopredeter." style:family="text">
      <style:text-properties fo:language="es" fo:country="ES"/>
    </style:style>
    <style:style style:name="T1970" style:parent-style-name="Fuentedepárrafopredeter." style:family="text">
      <style:text-properties fo:letter-spacing="-0.0118in" fo:language="es" fo:country="ES"/>
    </style:style>
    <style:style style:name="T1971" style:parent-style-name="Fuentedepárrafopredeter." style:family="text">
      <style:text-properties fo:color="#FF00FF" fo:letter-spacing="-0.0062in" style:text-scale="377%" fo:language="es" fo:country="ES"/>
    </style:style>
    <style:style style:name="T1972" style:parent-style-name="Fuentedepárrafopredeter." style:family="text">
      <style:text-properties fo:color="#FF00FF" fo:letter-spacing="-0.0062in" style:text-scale="163%" fo:language="es" fo:country="ES"/>
    </style:style>
    <style:style style:name="T1973" style:parent-style-name="Fuentedepárrafopredeter." style:family="text">
      <style:text-properties fo:color="#FF00FF" fo:letter-spacing="-0.0062in" style:text-scale="114%" fo:language="es" fo:country="ES"/>
    </style:style>
    <style:style style:name="T1974" style:parent-style-name="Fuentedepárrafopredeter." style:family="text">
      <style:text-properties fo:color="#FF00FF" fo:letter-spacing="-0.0062in" style:text-scale="163%" fo:language="es" fo:country="ES"/>
    </style:style>
    <style:style style:name="T1975" style:parent-style-name="Fuentedepárrafopredeter." style:family="text">
      <style:text-properties fo:color="#FF00FF" fo:letter-spacing="-0.0062in" style:text-scale="114%" fo:language="es" fo:country="ES"/>
    </style:style>
    <style:style style:name="T1976" style:parent-style-name="Fuentedepárrafopredeter." style:family="text">
      <style:text-properties fo:color="#FF00FF" fo:letter-spacing="-0.0062in" style:text-scale="163%" fo:language="es" fo:country="ES"/>
    </style:style>
    <style:style style:name="T1977" style:parent-style-name="Fuentedepárrafopredeter." style:family="text">
      <style:text-properties fo:color="#FF00FF" fo:letter-spacing="-0.0062in" style:text-scale="114%" fo:language="es" fo:country="ES"/>
    </style:style>
    <style:style style:name="T1978" style:parent-style-name="Fuentedepárrafopredeter." style:family="text">
      <style:text-properties fo:color="#FF00FF" style:text-scale="377%" fo:language="es" fo:country="ES"/>
    </style:style>
    <style:style style:name="P1979" style:parent-style-name="Textoindependiente" style:family="paragraph">
      <style:paragraph-properties fo:line-height="0.1458in"/>
    </style:style>
    <style:style style:name="T1980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1981" style:parent-style-name="Fuentedepárrafopredeter." style:family="text">
      <style:text-properties fo:color="#6959CD" style:text-scale="115%"/>
    </style:style>
    <style:style style:name="T1982" style:parent-style-name="Fuentedepárrafopredeter." style:family="text">
      <style:text-properties fo:color="#00898C" style:text-scale="115%"/>
    </style:style>
    <style:style style:name="T1983" style:parent-style-name="Fuentedepárrafopredeter." style:family="text">
      <style:text-properties style:text-scale="110%"/>
    </style:style>
    <style:style style:name="T1984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P1985" style:parent-style-name="Textoindependiente" style:family="paragraph">
      <style:paragraph-properties fo:line-height="97%" fo:margin-left="0.359in" fo:margin-right="4.2472in" fo:text-indent="-0.1388in">
        <style:tab-stops/>
      </style:paragraph-properties>
    </style:style>
    <style:style style:name="T1986" style:parent-style-name="Fuentedepárrafopredeter." style:family="text">
      <style:text-properties style:font-name="Lucida Sans Typewriter" fo:font-weight="bold" style:font-weight-asian="bold" fo:color="#A52A2A" fo:letter-spacing="-0.0055in" style:text-scale="110%"/>
    </style:style>
    <style:style style:name="T1987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1988" style:parent-style-name="Fuentedepárrafopredeter." style:family="text">
      <style:text-properties fo:color="#6959CD" fo:letter-spacing="-0.0048in" style:text-scale="110%"/>
    </style:style>
    <style:style style:name="T1989" style:parent-style-name="Fuentedepárrafopredeter." style:family="text">
      <style:text-properties fo:color="#00898C" fo:letter-spacing="-0.0041in" style:text-scale="110%"/>
    </style:style>
    <style:style style:name="T1990" style:parent-style-name="Fuentedepárrafopredeter." style:family="text">
      <style:text-properties fo:color="#6959CD" fo:letter-spacing="-0.0055in" style:text-scale="125%"/>
    </style:style>
    <style:style style:name="T1991" style:parent-style-name="Fuentedepárrafopredeter." style:family="text">
      <style:text-properties style:font-name="Lucida Sans Typewriter" fo:font-weight="bold" style:font-weight-asian="bold" fo:color="#A52A2A" fo:letter-spacing="-0.0048in" style:text-scale="110%"/>
    </style:style>
    <style:style style:name="T1992" style:parent-style-name="Fuentedepárrafopredeter." style:family="text">
      <style:text-properties style:font-name="Lucida Sans Typewriter" fo:font-weight="bold" style:font-weight-asian="bold" fo:color="#A52A2A" fo:letter-spacing="-0.0034in" style:text-scale="110%"/>
    </style:style>
    <style:style style:name="T1993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1994" style:parent-style-name="Fuentedepárrafopredeter." style:family="text">
      <style:text-properties fo:color="#6959CD" fo:letter-spacing="-0.0048in" style:text-scale="110%"/>
    </style:style>
    <style:style style:name="T1995" style:parent-style-name="Fuentedepárrafopredeter." style:family="text">
      <style:text-properties fo:color="#00898C" fo:letter-spacing="-0.0041in" style:text-scale="150%"/>
    </style:style>
    <style:style style:name="T1996" style:parent-style-name="Fuentedepárrafopredeter." style:family="text">
      <style:text-properties fo:color="#00898C" fo:letter-spacing="-0.0305in" style:text-scale="150%"/>
    </style:style>
    <style:style style:name="T1997" style:parent-style-name="Fuentedepárrafopredeter." style:family="text">
      <style:text-properties fo:color="#6959CD" fo:letter-spacing="-0.0055in" style:text-scale="125%"/>
    </style:style>
    <style:style style:name="T1998" style:parent-style-name="Fuentedepárrafopredeter." style:family="text">
      <style:text-properties style:font-name="Lucida Sans Typewriter" fo:font-weight="bold" style:font-weight-asian="bold" fo:color="#A52A2A" fo:letter-spacing="-0.0055in" style:text-scale="110%"/>
    </style:style>
    <style:style style:name="P1999" style:parent-style-name="Textoindependiente" style:family="paragraph">
      <style:paragraph-properties fo:line-height="97%" fo:margin-left="0.4979in" fo:margin-right="1.7118in">
        <style:tab-stops/>
      </style:paragraph-properties>
    </style:style>
    <style:style style:name="T200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00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00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003" style:parent-style-name="Fuentedepárrafopredeter." style:family="text">
      <style:text-properties fo:color="#FF00FF" fo:letter-spacing="-0.0062in" style:text-scale="185%" fo:language="es" fo:country="ES"/>
    </style:style>
    <style:style style:name="T2004" style:parent-style-name="Fuentedepárrafopredeter." style:family="text">
      <style:text-properties fo:color="#FF00FF" fo:letter-spacing="-0.0062in" style:text-scale="112%" fo:language="es" fo:country="ES"/>
    </style:style>
    <style:style style:name="T2005" style:parent-style-name="Fuentedepárrafopredeter." style:family="text">
      <style:text-properties fo:color="#FF00FF" style:text-scale="204%" fo:language="es" fo:country="ES"/>
    </style:style>
    <style:style style:name="T2006" style:parent-style-name="Fuentedepárrafopredeter." style:family="text">
      <style:text-properties fo:color="#FF00FF" fo:language="es" fo:country="ES"/>
    </style:style>
    <style:style style:name="T2007" style:parent-style-name="Fuentedepárrafopredeter." style:family="text">
      <style:text-properties fo:color="#FF00FF" fo:letter-spacing="-0.0118in" fo:language="es" fo:country="ES"/>
    </style:style>
    <style:style style:name="T2008" style:parent-style-name="Fuentedepárrafopredeter." style:family="text">
      <style:text-properties fo:color="#FF00FF" fo:letter-spacing="-0.0062in" style:text-scale="108%" fo:language="es" fo:country="ES"/>
    </style:style>
    <style:style style:name="T2009" style:parent-style-name="Fuentedepárrafopredeter." style:family="text">
      <style:text-properties fo:color="#FF00FF" fo:letter-spacing="-0.0062in" style:text-scale="211%" fo:language="es" fo:country="ES"/>
    </style:style>
    <style:style style:name="T2010" style:parent-style-name="Fuentedepárrafopredeter." style:family="text">
      <style:text-properties fo:color="#FF00FF" style:text-scale="108%" fo:language="es" fo:country="ES"/>
    </style:style>
    <style:style style:name="T2011" style:parent-style-name="Fuentedepárrafopredeter." style:family="text">
      <style:text-properties fo:color="#FF00FF" fo:language="es" fo:country="ES"/>
    </style:style>
    <style:style style:name="T2012" style:parent-style-name="Fuentedepárrafopredeter." style:family="text">
      <style:text-properties fo:color="#FF00FF" fo:letter-spacing="-0.0118in" fo:language="es" fo:country="ES"/>
    </style:style>
    <style:style style:name="T2013" style:parent-style-name="Fuentedepárrafopredeter." style:family="text">
      <style:text-properties fo:color="#FF00FF" fo:letter-spacing="-0.0062in" style:text-scale="110%" fo:language="es" fo:country="ES"/>
    </style:style>
    <style:style style:name="T2014" style:parent-style-name="Fuentedepárrafopredeter." style:family="text">
      <style:text-properties fo:color="#FF00FF" style:text-scale="148%" fo:language="es" fo:country="ES"/>
    </style:style>
    <style:style style:name="T2015" style:parent-style-name="Fuentedepárrafopredeter." style:family="text">
      <style:text-properties fo:color="#FF00FF" fo:language="es" fo:country="ES"/>
    </style:style>
    <style:style style:name="T2016" style:parent-style-name="Fuentedepárrafopredeter." style:family="text">
      <style:text-properties fo:color="#FF00FF" fo:letter-spacing="-0.0118in" fo:language="es" fo:country="ES"/>
    </style:style>
    <style:style style:name="T2017" style:parent-style-name="Fuentedepárrafopredeter." style:family="text">
      <style:text-properties fo:color="#FF00FF" fo:letter-spacing="-0.0062in" style:text-scale="72%" fo:language="es" fo:country="ES"/>
    </style:style>
    <style:style style:name="T2018" style:parent-style-name="Fuentedepárrafopredeter." style:family="text">
      <style:text-properties fo:color="#FF00FF" fo:letter-spacing="-0.0062in" style:text-scale="114%" fo:language="es" fo:country="ES"/>
    </style:style>
    <style:style style:name="T2019" style:parent-style-name="Fuentedepárrafopredeter." style:family="text">
      <style:text-properties fo:color="#FF00FF" fo:letter-spacing="-0.0062in" style:text-scale="122%" fo:language="es" fo:country="ES"/>
    </style:style>
    <style:style style:name="T2020" style:parent-style-name="Fuentedepárrafopredeter." style:family="text">
      <style:text-properties fo:color="#FF00FF" fo:letter-spacing="-0.0062in" style:text-scale="112%" fo:language="es" fo:country="ES"/>
    </style:style>
    <style:style style:name="T2021" style:parent-style-name="Fuentedepárrafopredeter." style:family="text">
      <style:text-properties fo:color="#FF00FF" fo:letter-spacing="-0.0062in" style:text-scale="154%" fo:language="es" fo:country="ES"/>
    </style:style>
    <style:style style:name="T2022" style:parent-style-name="Fuentedepárrafopredeter." style:family="text">
      <style:text-properties fo:color="#FF00FF" style:text-scale="163%" fo:language="es" fo:country="ES"/>
    </style:style>
    <style:style style:name="T2023" style:parent-style-name="Fuentedepárrafopredeter." style:family="text">
      <style:text-properties fo:color="#FF00FF" fo:language="es" fo:country="ES"/>
    </style:style>
    <style:style style:name="T2024" style:parent-style-name="Fuentedepárrafopredeter." style:family="text">
      <style:text-properties fo:color="#FF00FF" fo:letter-spacing="-0.0118in" fo:language="es" fo:country="ES"/>
    </style:style>
    <style:style style:name="T2025" style:parent-style-name="Fuentedepárrafopredeter." style:family="text">
      <style:text-properties fo:color="#FF00FF" fo:letter-spacing="-0.0062in" style:text-scale="122%" fo:language="es" fo:country="ES"/>
    </style:style>
    <style:style style:name="T2026" style:parent-style-name="Fuentedepárrafopredeter." style:family="text">
      <style:text-properties fo:color="#FF00FF" fo:letter-spacing="-0.0062in" style:text-scale="110%" fo:language="es" fo:country="ES"/>
    </style:style>
    <style:style style:name="T2027" style:parent-style-name="Fuentedepárrafopredeter." style:family="text">
      <style:text-properties fo:color="#FF00FF" fo:letter-spacing="-0.0062in" style:text-scale="204%" fo:language="es" fo:country="ES"/>
    </style:style>
    <style:style style:name="T2028" style:parent-style-name="Fuentedepárrafopredeter." style:family="text">
      <style:text-properties fo:color="#FF00FF" fo:letter-spacing="-0.0062in" style:text-scale="122%" fo:language="es" fo:country="ES"/>
    </style:style>
    <style:style style:name="T2029" style:parent-style-name="Fuentedepárrafopredeter." style:family="text">
      <style:text-properties fo:color="#FF00FF" style:text-scale="110%" fo:language="es" fo:country="ES"/>
    </style:style>
    <style:style style:name="T2030" style:parent-style-name="Fuentedepárrafopredeter." style:family="text">
      <style:text-properties fo:color="#FF00FF" fo:language="es" fo:country="ES"/>
    </style:style>
    <style:style style:name="T2031" style:parent-style-name="Fuentedepárrafopredeter." style:family="text">
      <style:text-properties fo:color="#FF00FF" fo:letter-spacing="-0.0118in" fo:language="es" fo:country="ES"/>
    </style:style>
    <style:style style:name="T2032" style:parent-style-name="Fuentedepárrafopredeter." style:family="text">
      <style:text-properties fo:color="#FF00FF" style:text-scale="114%" fo:language="es" fo:country="ES"/>
    </style:style>
    <style:style style:name="T2033" style:parent-style-name="Fuentedepárrafopredeter." style:family="text">
      <style:text-properties fo:color="#FF00FF" fo:language="es" fo:country="ES"/>
    </style:style>
    <style:style style:name="T2034" style:parent-style-name="Fuentedepárrafopredeter." style:family="text">
      <style:text-properties fo:color="#FF00FF" fo:letter-spacing="-0.0118in" fo:language="es" fo:country="ES"/>
    </style:style>
    <style:style style:name="T2035" style:parent-style-name="Fuentedepárrafopredeter." style:family="text">
      <style:text-properties fo:color="#FF00FF" fo:letter-spacing="-0.0062in" style:text-scale="211%" fo:language="es" fo:country="ES"/>
    </style:style>
    <style:style style:name="T2036" style:parent-style-name="Fuentedepárrafopredeter." style:family="text">
      <style:text-properties fo:color="#FF00FF" fo:letter-spacing="-0.0062in" style:text-scale="110%" fo:language="es" fo:country="ES"/>
    </style:style>
    <style:style style:name="T2037" style:parent-style-name="Fuentedepárrafopredeter." style:family="text">
      <style:text-properties fo:color="#FF00FF" fo:letter-spacing="-0.0062in" style:text-scale="151%" fo:language="es" fo:country="ES"/>
    </style:style>
    <style:style style:name="T2038" style:parent-style-name="Fuentedepárrafopredeter." style:family="text">
      <style:text-properties fo:color="#FF00FF" fo:letter-spacing="-0.0062in" style:text-scale="110%" fo:language="es" fo:country="ES"/>
    </style:style>
    <style:style style:name="T2039" style:parent-style-name="Fuentedepárrafopredeter." style:family="text">
      <style:text-properties fo:color="#FF00FF" fo:letter-spacing="-0.0062in" style:text-scale="151%" fo:language="es" fo:country="ES"/>
    </style:style>
    <style:style style:name="T2040" style:parent-style-name="Fuentedepárrafopredeter." style:family="text">
      <style:text-properties fo:color="#FF00FF" fo:letter-spacing="-0.0062in" style:text-scale="114%" fo:language="es" fo:country="ES"/>
    </style:style>
    <style:style style:name="T2041" style:parent-style-name="Fuentedepárrafopredeter." style:family="text">
      <style:text-properties fo:color="#FF00FF" fo:letter-spacing="-0.0062in" style:text-scale="154%" fo:language="es" fo:country="ES"/>
    </style:style>
    <style:style style:name="T2042" style:parent-style-name="Fuentedepárrafopredeter." style:family="text">
      <style:text-properties fo:color="#FF00FF" fo:letter-spacing="-0.0062in" style:text-scale="204%" fo:language="es" fo:country="ES"/>
    </style:style>
    <style:style style:name="T2043" style:parent-style-name="Fuentedepárrafopredeter." style:family="text">
      <style:text-properties fo:color="#FF00FF" fo:letter-spacing="-0.0062in" style:text-scale="112%" fo:language="es" fo:country="ES"/>
    </style:style>
    <style:style style:name="T2044" style:parent-style-name="Fuentedepárrafopredeter." style:family="text">
      <style:text-properties fo:color="#FF00FF" style:text-scale="185%" fo:language="es" fo:country="ES"/>
    </style:style>
    <style:style style:name="T2045" style:parent-style-name="Fuentedepárrafopredeter." style:family="text">
      <style:text-properties fo:color="#6959CD" fo:letter-spacing="-0.0062in" style:text-scale="211%" fo:language="es" fo:country="ES"/>
    </style:style>
    <style:style style:name="T2046" style:parent-style-name="Fuentedepárrafopredeter." style:family="text">
      <style:text-properties fo:color="#6959CD" fo:letter-spacing="-0.0062in" style:text-scale="110%" fo:language="es" fo:country="ES"/>
    </style:style>
    <style:style style:name="T2047" style:parent-style-name="Fuentedepárrafopredeter." style:family="text">
      <style:text-properties fo:color="#6959CD" fo:letter-spacing="-0.0062in" style:text-scale="151%" fo:language="es" fo:country="ES"/>
    </style:style>
    <style:style style:name="T2048" style:parent-style-name="Fuentedepárrafopredeter." style:family="text">
      <style:text-properties fo:color="#6959CD" fo:letter-spacing="-0.0062in" style:text-scale="110%" fo:language="es" fo:country="ES"/>
    </style:style>
    <style:style style:name="T2049" style:parent-style-name="Fuentedepárrafopredeter." style:family="text">
      <style:text-properties fo:color="#6959CD" fo:letter-spacing="-0.0062in" style:text-scale="151%" fo:language="es" fo:country="ES"/>
    </style:style>
    <style:style style:name="T2050" style:parent-style-name="Fuentedepárrafopredeter." style:family="text">
      <style:text-properties fo:color="#6959CD" fo:letter-spacing="-0.0062in" style:text-scale="112%" fo:language="es" fo:country="ES"/>
    </style:style>
    <style:style style:name="T2051" style:parent-style-name="Fuentedepárrafopredeter." style:family="text">
      <style:text-properties fo:color="#6959CD" fo:letter-spacing="-0.0062in" style:text-scale="148%" fo:language="es" fo:country="ES"/>
    </style:style>
    <style:style style:name="T2052" style:parent-style-name="Fuentedepárrafopredeter." style:family="text">
      <style:text-properties fo:letter-spacing="-0.0062in" style:text-scale="114%" fo:language="es" fo:country="ES"/>
    </style:style>
    <style:style style:name="T205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054" style:parent-style-name="Fuentedepárrafopredeter." style:family="text">
      <style:text-properties fo:color="#6959CD" fo:letter-spacing="-0.0062in" style:text-scale="114%" fo:language="es" fo:country="ES"/>
    </style:style>
    <style:style style:name="T2055" style:parent-style-name="Fuentedepárrafopredeter." style:family="text">
      <style:text-properties fo:color="#6959CD" fo:letter-spacing="-0.0062in" style:text-scale="211%" fo:language="es" fo:country="ES"/>
    </style:style>
    <style:style style:name="T2056" style:parent-style-name="Fuentedepárrafopredeter." style:family="text">
      <style:text-properties fo:color="#6959CD" fo:letter-spacing="-0.0062in" style:text-scale="110%" fo:language="es" fo:country="ES"/>
    </style:style>
    <style:style style:name="T2057" style:parent-style-name="Fuentedepárrafopredeter." style:family="text">
      <style:text-properties fo:color="#6959CD" fo:letter-spacing="-0.0062in" style:text-scale="151%" fo:language="es" fo:country="ES"/>
    </style:style>
    <style:style style:name="T2058" style:parent-style-name="Fuentedepárrafopredeter." style:family="text">
      <style:text-properties fo:color="#6959CD" fo:letter-spacing="-0.0062in" style:text-scale="110%" fo:language="es" fo:country="ES"/>
    </style:style>
    <style:style style:name="T2059" style:parent-style-name="Fuentedepárrafopredeter." style:family="text">
      <style:text-properties fo:color="#6959CD" fo:letter-spacing="-0.0062in" style:text-scale="151%" fo:language="es" fo:country="ES"/>
    </style:style>
    <style:style style:name="T2060" style:parent-style-name="Fuentedepárrafopredeter." style:family="text">
      <style:text-properties fo:color="#6959CD" fo:letter-spacing="-0.0062in" style:text-scale="112%" fo:language="es" fo:country="ES"/>
    </style:style>
    <style:style style:name="T2061" style:parent-style-name="Fuentedepárrafopredeter." style:family="text">
      <style:text-properties fo:color="#6959CD" fo:letter-spacing="-0.0062in" style:text-scale="148%" fo:language="es" fo:country="ES"/>
    </style:style>
    <style:style style:name="T2062" style:parent-style-name="Fuentedepárrafopredeter." style:family="text">
      <style:text-properties fo:letter-spacing="-0.0062in" style:text-scale="114%" fo:language="es" fo:country="ES"/>
    </style:style>
    <style:style style:name="T2063" style:parent-style-name="Fuentedepárrafopredeter." style:family="text">
      <style:text-properties fo:color="#FF00FF" fo:letter-spacing="-0.0062in" style:text-scale="114%" fo:language="es" fo:country="ES"/>
    </style:style>
    <style:style style:name="T206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06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2066" style:parent-style-name="Textoindependiente" style:family="paragraph">
      <style:paragraph-properties fo:line-height="0.1437in" fo:margin-left="0.4979in">
        <style:tab-stops/>
      </style:paragraph-properties>
    </style:style>
    <style:style style:name="T2067" style:parent-style-name="Fuentedepárrafopredeter." style:family="text">
      <style:text-properties style:font-name="Lucida Sans Typewriter" fo:font-weight="bold" style:font-weight-asian="bold" fo:color="#A52A2A" fo:letter-spacing="-0.0048in" style:text-scale="110%" fo:language="es" fo:country="ES"/>
    </style:style>
    <style:style style:name="T2068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2069" style:parent-style-name="Fuentedepárrafopredeter." style:family="text">
      <style:text-properties style:font-name="Lucida Sans Typewriter" fo:font-weight="bold" style:font-weight-asian="bold" fo:color="#A52A2A" fo:letter-spacing="-0.0583in" style:text-scale="110%" fo:language="es" fo:country="ES"/>
    </style:style>
    <style:style style:name="T2070" style:parent-style-name="Fuentedepárrafopredeter." style:family="text">
      <style:text-properties fo:color="#6959CD" fo:letter-spacing="-0.0048in" style:text-scale="110%" fo:language="es" fo:country="ES"/>
    </style:style>
    <style:style style:name="T2071" style:parent-style-name="Fuentedepárrafopredeter." style:family="text">
      <style:text-properties fo:color="#00898C" fo:letter-spacing="-0.0041in" style:text-scale="130%" fo:language="es" fo:country="ES"/>
    </style:style>
    <style:style style:name="T2072" style:parent-style-name="Fuentedepárrafopredeter." style:family="text">
      <style:text-properties fo:color="#6959CD" fo:letter-spacing="-0.0055in" style:text-scale="130%" fo:language="es" fo:country="ES"/>
    </style:style>
    <style:style style:name="T2073" style:parent-style-name="Fuentedepárrafopredeter." style:family="text">
      <style:text-properties style:font-name="Lucida Sans Typewriter" fo:font-weight="bold" style:font-weight-asian="bold" fo:color="#A52A2A" fo:letter-spacing="-0.0055in" style:text-scale="110%" fo:language="es" fo:country="ES"/>
    </style:style>
    <style:style style:name="P2074" style:parent-style-name="Textoindependiente" style:family="paragraph">
      <style:paragraph-properties fo:line-height="97%" fo:margin-left="0.7756in" fo:margin-right="1.7118in">
        <style:tab-stops/>
      </style:paragraph-properties>
    </style:style>
    <style:style style:name="T207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07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07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078" style:parent-style-name="Fuentedepárrafopredeter." style:family="text">
      <style:text-properties fo:color="#FF00FF" fo:letter-spacing="-0.0062in" style:text-scale="185%" fo:language="es" fo:country="ES"/>
    </style:style>
    <style:style style:name="T2079" style:parent-style-name="Fuentedepárrafopredeter." style:family="text">
      <style:text-properties fo:color="#FF00FF" fo:letter-spacing="-0.0062in" style:text-scale="112%" fo:language="es" fo:country="ES"/>
    </style:style>
    <style:style style:name="T2080" style:parent-style-name="Fuentedepárrafopredeter." style:family="text">
      <style:text-properties fo:color="#FF00FF" style:text-scale="204%" fo:language="es" fo:country="ES"/>
    </style:style>
    <style:style style:name="T2081" style:parent-style-name="Fuentedepárrafopredeter." style:family="text">
      <style:text-properties fo:color="#FF00FF" fo:language="es" fo:country="ES"/>
    </style:style>
    <style:style style:name="T2082" style:parent-style-name="Fuentedepárrafopredeter." style:family="text">
      <style:text-properties fo:color="#FF00FF" fo:letter-spacing="-0.0118in" fo:language="es" fo:country="ES"/>
    </style:style>
    <style:style style:name="T2083" style:parent-style-name="Fuentedepárrafopredeter." style:family="text">
      <style:text-properties fo:color="#FF00FF" fo:letter-spacing="-0.0062in" style:text-scale="108%" fo:language="es" fo:country="ES"/>
    </style:style>
    <style:style style:name="T2084" style:parent-style-name="Fuentedepárrafopredeter." style:family="text">
      <style:text-properties fo:color="#FF00FF" fo:letter-spacing="-0.0062in" style:text-scale="211%" fo:language="es" fo:country="ES"/>
    </style:style>
    <style:style style:name="T2085" style:parent-style-name="Fuentedepárrafopredeter." style:family="text">
      <style:text-properties fo:color="#FF00FF" style:text-scale="108%" fo:language="es" fo:country="ES"/>
    </style:style>
    <style:style style:name="T2086" style:parent-style-name="Fuentedepárrafopredeter." style:family="text">
      <style:text-properties fo:color="#FF00FF" fo:language="es" fo:country="ES"/>
    </style:style>
    <style:style style:name="T2087" style:parent-style-name="Fuentedepárrafopredeter." style:family="text">
      <style:text-properties fo:color="#FF00FF" fo:letter-spacing="-0.0118in" fo:language="es" fo:country="ES"/>
    </style:style>
    <style:style style:name="T2088" style:parent-style-name="Fuentedepárrafopredeter." style:family="text">
      <style:text-properties fo:color="#FF00FF" fo:letter-spacing="-0.0062in" style:text-scale="110%" fo:language="es" fo:country="ES"/>
    </style:style>
    <style:style style:name="T2089" style:parent-style-name="Fuentedepárrafopredeter." style:family="text">
      <style:text-properties fo:color="#FF00FF" style:text-scale="148%" fo:language="es" fo:country="ES"/>
    </style:style>
    <style:style style:name="T2090" style:parent-style-name="Fuentedepárrafopredeter." style:family="text">
      <style:text-properties fo:color="#FF00FF" fo:language="es" fo:country="ES"/>
    </style:style>
    <style:style style:name="T2091" style:parent-style-name="Fuentedepárrafopredeter." style:family="text">
      <style:text-properties fo:color="#FF00FF" fo:letter-spacing="-0.0118in" fo:language="es" fo:country="ES"/>
    </style:style>
    <style:style style:name="T2092" style:parent-style-name="Fuentedepárrafopredeter." style:family="text">
      <style:text-properties fo:color="#FF00FF" fo:letter-spacing="-0.0062in" style:text-scale="72%" fo:language="es" fo:country="ES"/>
    </style:style>
    <style:style style:name="T2093" style:parent-style-name="Fuentedepárrafopredeter." style:family="text">
      <style:text-properties fo:color="#FF00FF" fo:letter-spacing="-0.0062in" style:text-scale="110%" fo:language="es" fo:country="ES"/>
    </style:style>
    <style:style style:name="T2094" style:parent-style-name="Fuentedepárrafopredeter." style:family="text">
      <style:text-properties fo:color="#FF00FF" fo:letter-spacing="-0.0062in" style:text-scale="112%" fo:language="es" fo:country="ES"/>
    </style:style>
    <style:style style:name="T2095" style:parent-style-name="Fuentedepárrafopredeter." style:family="text">
      <style:text-properties fo:color="#FF00FF" fo:letter-spacing="-0.0062in" style:text-scale="154%" fo:language="es" fo:country="ES"/>
    </style:style>
    <style:style style:name="T2096" style:parent-style-name="Fuentedepárrafopredeter." style:family="text">
      <style:text-properties fo:color="#FF00FF" style:text-scale="163%" fo:language="es" fo:country="ES"/>
    </style:style>
    <style:style style:name="T2097" style:parent-style-name="Fuentedepárrafopredeter." style:family="text">
      <style:text-properties fo:color="#FF00FF" fo:language="es" fo:country="ES"/>
    </style:style>
    <style:style style:name="T2098" style:parent-style-name="Fuentedepárrafopredeter." style:family="text">
      <style:text-properties fo:color="#FF00FF" fo:letter-spacing="-0.0118in" fo:language="es" fo:country="ES"/>
    </style:style>
    <style:style style:name="T2099" style:parent-style-name="Fuentedepárrafopredeter." style:family="text">
      <style:text-properties fo:color="#FF00FF" fo:letter-spacing="-0.0062in" style:text-scale="122%" fo:language="es" fo:country="ES"/>
    </style:style>
    <style:style style:name="T2100" style:parent-style-name="Fuentedepárrafopredeter." style:family="text">
      <style:text-properties fo:color="#FF00FF" fo:letter-spacing="-0.0062in" style:text-scale="110%" fo:language="es" fo:country="ES"/>
    </style:style>
    <style:style style:name="T2101" style:parent-style-name="Fuentedepárrafopredeter." style:family="text">
      <style:text-properties fo:color="#FF00FF" fo:letter-spacing="-0.0062in" style:text-scale="204%" fo:language="es" fo:country="ES"/>
    </style:style>
    <style:style style:name="T2102" style:parent-style-name="Fuentedepárrafopredeter." style:family="text">
      <style:text-properties fo:color="#FF00FF" fo:letter-spacing="-0.0062in" style:text-scale="122%" fo:language="es" fo:country="ES"/>
    </style:style>
    <style:style style:name="T2103" style:parent-style-name="Fuentedepárrafopredeter." style:family="text">
      <style:text-properties fo:color="#FF00FF" style:text-scale="110%" fo:language="es" fo:country="ES"/>
    </style:style>
    <style:style style:name="T2104" style:parent-style-name="Fuentedepárrafopredeter." style:family="text">
      <style:text-properties fo:color="#FF00FF" fo:language="es" fo:country="ES"/>
    </style:style>
    <style:style style:name="T2105" style:parent-style-name="Fuentedepárrafopredeter." style:family="text">
      <style:text-properties fo:color="#FF00FF" fo:letter-spacing="-0.0118in" fo:language="es" fo:country="ES"/>
    </style:style>
    <style:style style:name="T2106" style:parent-style-name="Fuentedepárrafopredeter." style:family="text">
      <style:text-properties fo:color="#FF00FF" style:text-scale="114%" fo:language="es" fo:country="ES"/>
    </style:style>
    <style:style style:name="T2107" style:parent-style-name="Fuentedepárrafopredeter." style:family="text">
      <style:text-properties fo:color="#FF00FF" fo:language="es" fo:country="ES"/>
    </style:style>
    <style:style style:name="T2108" style:parent-style-name="Fuentedepárrafopredeter." style:family="text">
      <style:text-properties fo:color="#FF00FF" fo:letter-spacing="-0.0118in" fo:language="es" fo:country="ES"/>
    </style:style>
    <style:style style:name="T2109" style:parent-style-name="Fuentedepárrafopredeter." style:family="text">
      <style:text-properties fo:color="#FF00FF" fo:letter-spacing="-0.0062in" style:text-scale="211%" fo:language="es" fo:country="ES"/>
    </style:style>
    <style:style style:name="T2110" style:parent-style-name="Fuentedepárrafopredeter." style:family="text">
      <style:text-properties fo:color="#FF00FF" fo:letter-spacing="-0.0062in" style:text-scale="110%" fo:language="es" fo:country="ES"/>
    </style:style>
    <style:style style:name="T2111" style:parent-style-name="Fuentedepárrafopredeter." style:family="text">
      <style:text-properties fo:color="#FF00FF" fo:letter-spacing="-0.0062in" style:text-scale="151%" fo:language="es" fo:country="ES"/>
    </style:style>
    <style:style style:name="T2112" style:parent-style-name="Fuentedepárrafopredeter." style:family="text">
      <style:text-properties fo:color="#FF00FF" fo:letter-spacing="-0.0062in" style:text-scale="110%" fo:language="es" fo:country="ES"/>
    </style:style>
    <style:style style:name="T2113" style:parent-style-name="Fuentedepárrafopredeter." style:family="text">
      <style:text-properties fo:color="#FF00FF" fo:letter-spacing="-0.0062in" style:text-scale="151%" fo:language="es" fo:country="ES"/>
    </style:style>
    <style:style style:name="T2114" style:parent-style-name="Fuentedepárrafopredeter." style:family="text">
      <style:text-properties fo:color="#FF00FF" fo:letter-spacing="-0.0062in" style:text-scale="114%" fo:language="es" fo:country="ES"/>
    </style:style>
    <style:style style:name="T2115" style:parent-style-name="Fuentedepárrafopredeter." style:family="text">
      <style:text-properties fo:color="#FF00FF" fo:letter-spacing="-0.0062in" style:text-scale="154%" fo:language="es" fo:country="ES"/>
    </style:style>
    <style:style style:name="T2116" style:parent-style-name="Fuentedepárrafopredeter." style:family="text">
      <style:text-properties fo:color="#FF00FF" fo:letter-spacing="-0.0062in" style:text-scale="204%" fo:language="es" fo:country="ES"/>
    </style:style>
    <style:style style:name="T2117" style:parent-style-name="Fuentedepárrafopredeter." style:family="text">
      <style:text-properties fo:color="#FF00FF" fo:letter-spacing="-0.0062in" style:text-scale="112%" fo:language="es" fo:country="ES"/>
    </style:style>
    <style:style style:name="T2118" style:parent-style-name="Fuentedepárrafopredeter." style:family="text">
      <style:text-properties fo:color="#FF00FF" style:text-scale="185%" fo:language="es" fo:country="ES"/>
    </style:style>
    <style:style style:name="T2119" style:parent-style-name="Fuentedepárrafopredeter." style:family="text">
      <style:text-properties fo:color="#6959CD" fo:letter-spacing="-0.0062in" style:text-scale="211%" fo:language="es" fo:country="ES"/>
    </style:style>
    <style:style style:name="T2120" style:parent-style-name="Fuentedepárrafopredeter." style:family="text">
      <style:text-properties fo:color="#6959CD" fo:letter-spacing="-0.0062in" style:text-scale="110%" fo:language="es" fo:country="ES"/>
    </style:style>
    <style:style style:name="T2121" style:parent-style-name="Fuentedepárrafopredeter." style:family="text">
      <style:text-properties fo:color="#6959CD" fo:letter-spacing="-0.0062in" style:text-scale="151%" fo:language="es" fo:country="ES"/>
    </style:style>
    <style:style style:name="T2122" style:parent-style-name="Fuentedepárrafopredeter." style:family="text">
      <style:text-properties fo:color="#6959CD" fo:letter-spacing="-0.0062in" style:text-scale="110%" fo:language="es" fo:country="ES"/>
    </style:style>
    <style:style style:name="T2123" style:parent-style-name="Fuentedepárrafopredeter." style:family="text">
      <style:text-properties fo:color="#6959CD" fo:letter-spacing="-0.0062in" style:text-scale="151%" fo:language="es" fo:country="ES"/>
    </style:style>
    <style:style style:name="T2124" style:parent-style-name="Fuentedepárrafopredeter." style:family="text">
      <style:text-properties fo:color="#6959CD" fo:letter-spacing="-0.0062in" style:text-scale="112%" fo:language="es" fo:country="ES"/>
    </style:style>
    <style:style style:name="T2125" style:parent-style-name="Fuentedepárrafopredeter." style:family="text">
      <style:text-properties fo:color="#6959CD" fo:letter-spacing="-0.0062in" style:text-scale="148%" fo:language="es" fo:country="ES"/>
    </style:style>
    <style:style style:name="T2126" style:parent-style-name="Fuentedepárrafopredeter." style:family="text">
      <style:text-properties fo:letter-spacing="-0.0062in" style:text-scale="114%" fo:language="es" fo:country="ES"/>
    </style:style>
    <style:style style:name="T212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128" style:parent-style-name="Fuentedepárrafopredeter." style:family="text">
      <style:text-properties fo:color="#6959CD" fo:letter-spacing="-0.0062in" style:text-scale="114%" fo:language="es" fo:country="ES"/>
    </style:style>
    <style:style style:name="T2129" style:parent-style-name="Fuentedepárrafopredeter." style:family="text">
      <style:text-properties fo:color="#6959CD" fo:letter-spacing="-0.0062in" style:text-scale="211%" fo:language="es" fo:country="ES"/>
    </style:style>
    <style:style style:name="T2130" style:parent-style-name="Fuentedepárrafopredeter." style:family="text">
      <style:text-properties fo:color="#6959CD" fo:letter-spacing="-0.0062in" style:text-scale="110%" fo:language="es" fo:country="ES"/>
    </style:style>
    <style:style style:name="T2131" style:parent-style-name="Fuentedepárrafopredeter." style:family="text">
      <style:text-properties fo:color="#6959CD" fo:letter-spacing="-0.0062in" style:text-scale="151%" fo:language="es" fo:country="ES"/>
    </style:style>
    <style:style style:name="T2132" style:parent-style-name="Fuentedepárrafopredeter." style:family="text">
      <style:text-properties fo:color="#6959CD" fo:letter-spacing="-0.0062in" style:text-scale="110%" fo:language="es" fo:country="ES"/>
    </style:style>
    <style:style style:name="T2133" style:parent-style-name="Fuentedepárrafopredeter." style:family="text">
      <style:text-properties fo:color="#6959CD" fo:letter-spacing="-0.0062in" style:text-scale="151%" fo:language="es" fo:country="ES"/>
    </style:style>
    <style:style style:name="T2134" style:parent-style-name="Fuentedepárrafopredeter." style:family="text">
      <style:text-properties fo:color="#6959CD" fo:letter-spacing="-0.0062in" style:text-scale="112%" fo:language="es" fo:country="ES"/>
    </style:style>
    <style:style style:name="T2135" style:parent-style-name="Fuentedepárrafopredeter." style:family="text">
      <style:text-properties fo:color="#6959CD" fo:letter-spacing="-0.0062in" style:text-scale="148%" fo:language="es" fo:country="ES"/>
    </style:style>
    <style:style style:name="T2136" style:parent-style-name="Fuentedepárrafopredeter." style:family="text">
      <style:text-properties fo:letter-spacing="-0.0062in" style:text-scale="114%" fo:language="es" fo:country="ES"/>
    </style:style>
    <style:style style:name="T2137" style:parent-style-name="Fuentedepárrafopredeter." style:family="text">
      <style:text-properties fo:color="#FF00FF" fo:letter-spacing="-0.0062in" style:text-scale="114%" fo:language="es" fo:country="ES"/>
    </style:style>
    <style:style style:name="T213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13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2140" style:parent-style-name="Textoindependiente" style:family="paragraph">
      <style:paragraph-properties fo:line-height="0.1368in" fo:margin-left="0.359in">
        <style:tab-stops/>
      </style:paragraph-properties>
    </style:style>
    <style:style style:name="T214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142" style:parent-style-name="Textoindependiente" style:family="paragraph">
      <style:paragraph-properties fo:line-height="0.1465in" fo:margin-left="0.359in">
        <style:tab-stops/>
      </style:paragraph-properties>
    </style:style>
    <style:style style:name="T214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14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14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146" style:parent-style-name="Fuentedepárrafopredeter." style:family="text">
      <style:text-properties fo:letter-spacing="-0.0062in" style:text-scale="163%" fo:language="es" fo:country="ES"/>
    </style:style>
    <style:style style:name="T2147" style:parent-style-name="Fuentedepárrafopredeter." style:family="text">
      <style:text-properties style:text-scale="108%" fo:language="es" fo:country="ES"/>
    </style:style>
    <style:style style:name="T2148" style:parent-style-name="Fuentedepárrafopredeter." style:family="text">
      <style:text-properties fo:language="es" fo:country="ES"/>
    </style:style>
    <style:style style:name="T2149" style:parent-style-name="Fuentedepárrafopredeter." style:family="text">
      <style:text-properties fo:letter-spacing="-0.0118in" fo:language="es" fo:country="ES"/>
    </style:style>
    <style:style style:name="T2150" style:parent-style-name="Fuentedepárrafopredeter." style:family="text">
      <style:text-properties fo:color="#FF00FF" fo:letter-spacing="-0.0062in" style:text-scale="185%" fo:language="es" fo:country="ES"/>
    </style:style>
    <style:style style:name="T2151" style:parent-style-name="Fuentedepárrafopredeter." style:family="text">
      <style:text-properties fo:color="#FF00FF" fo:letter-spacing="-0.0062in" style:text-scale="216%" fo:language="es" fo:country="ES"/>
    </style:style>
    <style:style style:name="T2152" style:parent-style-name="Fuentedepárrafopredeter." style:family="text">
      <style:text-properties fo:color="#FF00FF" fo:letter-spacing="-0.0062in" style:text-scale="110%" fo:language="es" fo:country="ES"/>
    </style:style>
    <style:style style:name="T2153" style:parent-style-name="Fuentedepárrafopredeter." style:family="text">
      <style:text-properties fo:color="#FF00FF" fo:letter-spacing="-0.0062in" style:text-scale="151%" fo:language="es" fo:country="ES"/>
    </style:style>
    <style:style style:name="T2154" style:parent-style-name="Fuentedepárrafopredeter." style:family="text">
      <style:text-properties fo:color="#FF00FF" fo:letter-spacing="-0.0062in" style:text-scale="154%" fo:language="es" fo:country="ES"/>
    </style:style>
    <style:style style:name="T2155" style:parent-style-name="Fuentedepárrafopredeter." style:family="text">
      <style:text-properties fo:color="#FF00FF" fo:letter-spacing="-0.0062in" style:text-scale="112%" fo:language="es" fo:country="ES"/>
    </style:style>
    <style:style style:name="T2156" style:parent-style-name="Fuentedepárrafopredeter." style:family="text">
      <style:text-properties fo:color="#FF00FF" fo:letter-spacing="-0.0062in" style:text-scale="108%" fo:language="es" fo:country="ES"/>
    </style:style>
    <style:style style:name="T2157" style:parent-style-name="Fuentedepárrafopredeter." style:family="text">
      <style:text-properties fo:color="#FF00FF" fo:letter-spacing="-0.0062in" style:text-scale="110%" fo:language="es" fo:country="ES"/>
    </style:style>
    <style:style style:name="T2158" style:parent-style-name="Fuentedepárrafopredeter." style:family="text">
      <style:text-properties fo:color="#FF00FF" fo:letter-spacing="-0.0062in" style:text-scale="121%" fo:language="es" fo:country="ES"/>
    </style:style>
    <style:style style:name="T2159" style:parent-style-name="Fuentedepárrafopredeter." style:family="text">
      <style:text-properties fo:color="#FF00FF" style:text-scale="110%" fo:language="es" fo:country="ES"/>
    </style:style>
    <style:style style:name="T2160" style:parent-style-name="Fuentedepárrafopredeter." style:family="text">
      <style:text-properties fo:color="#FF00FF" fo:language="es" fo:country="ES"/>
    </style:style>
    <style:style style:name="T2161" style:parent-style-name="Fuentedepárrafopredeter." style:family="text">
      <style:text-properties fo:color="#FF00FF" fo:letter-spacing="-0.0118in" fo:language="es" fo:country="ES"/>
    </style:style>
    <style:style style:name="T2162" style:parent-style-name="Fuentedepárrafopredeter." style:family="text">
      <style:text-properties fo:color="#FF00FF" fo:letter-spacing="-0.0062in" style:text-scale="110%" fo:language="es" fo:country="ES"/>
    </style:style>
    <style:style style:name="T2163" style:parent-style-name="Fuentedepárrafopredeter." style:family="text">
      <style:text-properties fo:color="#FF00FF" style:text-scale="204%" fo:language="es" fo:country="ES"/>
    </style:style>
    <style:style style:name="T2164" style:parent-style-name="Fuentedepárrafopredeter." style:family="text">
      <style:text-properties fo:color="#FF00FF" fo:language="es" fo:country="ES"/>
    </style:style>
    <style:style style:name="T2165" style:parent-style-name="Fuentedepárrafopredeter." style:family="text">
      <style:text-properties fo:color="#FF00FF" fo:letter-spacing="-0.0118in" fo:language="es" fo:country="ES"/>
    </style:style>
    <style:style style:name="T2166" style:parent-style-name="Fuentedepárrafopredeter." style:family="text">
      <style:text-properties fo:color="#FF00FF" fo:letter-spacing="-0.0062in" style:text-scale="108%" fo:language="es" fo:country="ES"/>
    </style:style>
    <style:style style:name="T2167" style:parent-style-name="Fuentedepárrafopredeter." style:family="text">
      <style:text-properties fo:color="#FF00FF" fo:letter-spacing="-0.0062in" style:text-scale="211%" fo:language="es" fo:country="ES"/>
    </style:style>
    <style:style style:name="T2168" style:parent-style-name="Fuentedepárrafopredeter." style:family="text">
      <style:text-properties fo:color="#FF00FF" style:text-scale="108%" fo:language="es" fo:country="ES"/>
    </style:style>
    <style:style style:name="T2169" style:parent-style-name="Fuentedepárrafopredeter." style:family="text">
      <style:text-properties fo:color="#FF00FF" fo:language="es" fo:country="ES"/>
    </style:style>
    <style:style style:name="T2170" style:parent-style-name="Fuentedepárrafopredeter." style:family="text">
      <style:text-properties fo:color="#FF00FF" fo:letter-spacing="-0.0118in" fo:language="es" fo:country="ES"/>
    </style:style>
    <style:style style:name="T2171" style:parent-style-name="Fuentedepárrafopredeter." style:family="text">
      <style:text-properties fo:color="#FF00FF" fo:letter-spacing="-0.0062in" style:text-scale="108%" fo:language="es" fo:country="ES"/>
    </style:style>
    <style:style style:name="T2172" style:parent-style-name="Fuentedepárrafopredeter." style:family="text">
      <style:text-properties fo:color="#FF00FF" fo:letter-spacing="-0.0062in" style:text-scale="110%" fo:language="es" fo:country="ES"/>
    </style:style>
    <style:style style:name="T2173" style:parent-style-name="Fuentedepárrafopredeter." style:family="text">
      <style:text-properties fo:color="#FF00FF" style:text-scale="110%" fo:language="es" fo:country="ES"/>
    </style:style>
    <style:style style:name="T2174" style:parent-style-name="Fuentedepárrafopredeter." style:family="text">
      <style:text-properties fo:color="#FF00FF" fo:language="es" fo:country="ES"/>
    </style:style>
    <style:style style:name="T2175" style:parent-style-name="Fuentedepárrafopredeter." style:family="text">
      <style:text-properties fo:color="#FF00FF" fo:letter-spacing="-0.0118in" fo:language="es" fo:country="ES"/>
    </style:style>
    <style:style style:name="T2176" style:parent-style-name="Fuentedepárrafopredeter." style:family="text">
      <style:text-properties fo:color="#FF00FF" fo:letter-spacing="-0.0062in" style:text-scale="121%" fo:language="es" fo:country="ES"/>
    </style:style>
    <style:style style:name="T2177" style:parent-style-name="Fuentedepárrafopredeter." style:family="text">
      <style:text-properties fo:color="#FF00FF" fo:letter-spacing="-0.0062in" style:text-scale="154%" fo:language="es" fo:country="ES"/>
    </style:style>
    <style:style style:name="T2178" style:parent-style-name="Fuentedepárrafopredeter." style:family="text">
      <style:text-properties fo:color="#FF00FF" fo:letter-spacing="-0.0062in" style:text-scale="110%" fo:language="es" fo:country="ES"/>
    </style:style>
    <style:style style:name="T2179" style:parent-style-name="Fuentedepárrafopredeter." style:family="text">
      <style:text-properties fo:color="#FF00FF" fo:letter-spacing="-0.0062in" style:text-scale="114%" fo:language="es" fo:country="ES"/>
    </style:style>
    <style:style style:name="T2180" style:parent-style-name="Fuentedepárrafopredeter." style:family="text">
      <style:text-properties fo:color="#FF00FF" fo:letter-spacing="-0.0062in" style:text-scale="148%" fo:language="es" fo:country="ES"/>
    </style:style>
    <style:style style:name="T2181" style:parent-style-name="Fuentedepárrafopredeter." style:family="text">
      <style:text-properties fo:color="#FF00FF" style:text-scale="163%" fo:language="es" fo:country="ES"/>
    </style:style>
    <style:style style:name="T2182" style:parent-style-name="Fuentedepárrafopredeter." style:family="text">
      <style:text-properties fo:color="#FF00FF" fo:language="es" fo:country="ES"/>
    </style:style>
    <style:style style:name="T2183" style:parent-style-name="Fuentedepárrafopredeter." style:family="text">
      <style:text-properties fo:color="#FF00FF" fo:letter-spacing="-0.0118in" fo:language="es" fo:country="ES"/>
    </style:style>
    <style:style style:name="T2184" style:parent-style-name="Fuentedepárrafopredeter." style:family="text">
      <style:text-properties fo:color="#FF00FF" style:text-scale="185%" fo:language="es" fo:country="ES"/>
    </style:style>
    <style:style style:name="T2185" style:parent-style-name="Fuentedepárrafopredeter." style:family="text">
      <style:text-properties fo:color="#FF00FF" fo:language="es" fo:country="ES"/>
    </style:style>
    <style:style style:name="T2186" style:parent-style-name="Fuentedepárrafopredeter." style:family="text">
      <style:text-properties fo:color="#FF00FF" fo:letter-spacing="-0.0118in" fo:language="es" fo:country="ES"/>
    </style:style>
    <style:style style:name="T2187" style:parent-style-name="Fuentedepárrafopredeter." style:family="text">
      <style:text-properties fo:letter-spacing="-0.0062in" style:text-scale="110%" fo:language="es" fo:country="ES"/>
    </style:style>
    <style:style style:name="T2188" style:parent-style-name="Fuentedepárrafopredeter." style:family="text">
      <style:text-properties style:text-scale="72%" fo:language="es" fo:country="ES"/>
    </style:style>
    <style:style style:name="P2189" style:parent-style-name="Textoindependiente" style:family="paragraph">
      <style:paragraph-properties fo:line-height="0.1458in" fo:margin-left="0.359in">
        <style:tab-stops/>
      </style:paragraph-properties>
    </style:style>
    <style:style style:name="T219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19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19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193" style:parent-style-name="Fuentedepárrafopredeter." style:family="text">
      <style:text-properties fo:color="#6959CD" fo:letter-spacing="-0.0062in" style:text-scale="114%" fo:language="es" fo:country="ES"/>
    </style:style>
    <style:style style:name="T2194" style:parent-style-name="Fuentedepárrafopredeter." style:family="text">
      <style:text-properties fo:color="#6959CD" fo:letter-spacing="-0.0062in" style:text-scale="110%" fo:language="es" fo:country="ES"/>
    </style:style>
    <style:style style:name="T2195" style:parent-style-name="Fuentedepárrafopredeter." style:family="text">
      <style:text-properties fo:color="#6959CD" style:text-scale="72%" fo:language="es" fo:country="ES"/>
    </style:style>
    <style:style style:name="T2196" style:parent-style-name="Fuentedepárrafopredeter." style:family="text">
      <style:text-properties fo:color="#6959CD" fo:language="es" fo:country="ES"/>
    </style:style>
    <style:style style:name="T2197" style:parent-style-name="Fuentedepárrafopredeter." style:family="text">
      <style:text-properties fo:color="#6959CD" fo:letter-spacing="-0.0118in" fo:language="es" fo:country="ES"/>
    </style:style>
    <style:style style:name="T219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19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20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20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20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203" style:parent-style-name="Fuentedepárrafopredeter." style:family="text">
      <style:text-properties fo:letter-spacing="-0.0062in" style:text-scale="163%" fo:language="es" fo:country="ES"/>
    </style:style>
    <style:style style:name="T2204" style:parent-style-name="Fuentedepárrafopredeter." style:family="text">
      <style:text-properties style:text-scale="108%" fo:language="es" fo:country="ES"/>
    </style:style>
    <style:style style:name="T2205" style:parent-style-name="Fuentedepárrafopredeter." style:family="text">
      <style:text-properties fo:language="es" fo:country="ES"/>
    </style:style>
    <style:style style:name="T2206" style:parent-style-name="Fuentedepárrafopredeter." style:family="text">
      <style:text-properties fo:letter-spacing="-0.0118in" fo:language="es" fo:country="ES"/>
    </style:style>
    <style:style style:name="T2207" style:parent-style-name="Fuentedepárrafopredeter." style:family="text">
      <style:text-properties fo:color="#FF00FF" fo:letter-spacing="-0.0062in" style:text-scale="377%" fo:language="es" fo:country="ES"/>
    </style:style>
    <style:style style:name="T2208" style:parent-style-name="Fuentedepárrafopredeter." style:family="text">
      <style:text-properties fo:color="#FF00FF" fo:letter-spacing="-0.0062in" style:text-scale="163%" fo:language="es" fo:country="ES"/>
    </style:style>
    <style:style style:name="T2209" style:parent-style-name="Fuentedepárrafopredeter." style:family="text">
      <style:text-properties fo:color="#FF00FF" fo:letter-spacing="-0.0062in" style:text-scale="114%" fo:language="es" fo:country="ES"/>
    </style:style>
    <style:style style:name="T2210" style:parent-style-name="Fuentedepárrafopredeter." style:family="text">
      <style:text-properties fo:color="#FF00FF" fo:letter-spacing="-0.0062in" style:text-scale="163%" fo:language="es" fo:country="ES"/>
    </style:style>
    <style:style style:name="T2211" style:parent-style-name="Fuentedepárrafopredeter." style:family="text">
      <style:text-properties fo:color="#FF00FF" fo:letter-spacing="-0.0062in" style:text-scale="114%" fo:language="es" fo:country="ES"/>
    </style:style>
    <style:style style:name="T2212" style:parent-style-name="Fuentedepárrafopredeter." style:family="text">
      <style:text-properties fo:color="#FF00FF" fo:letter-spacing="-0.0062in" style:text-scale="163%" fo:language="es" fo:country="ES"/>
    </style:style>
    <style:style style:name="T2213" style:parent-style-name="Fuentedepárrafopredeter." style:family="text">
      <style:text-properties fo:color="#FF00FF" fo:letter-spacing="-0.0062in" style:text-scale="114%" fo:language="es" fo:country="ES"/>
    </style:style>
    <style:style style:name="T2214" style:parent-style-name="Fuentedepárrafopredeter." style:family="text">
      <style:text-properties fo:color="#FF00FF" style:text-scale="377%" fo:language="es" fo:country="ES"/>
    </style:style>
    <style:style style:name="P2215" style:parent-style-name="Textoindependiente" style:family="paragraph">
      <style:paragraph-properties fo:margin-top="0.0006in" fo:line-height="97%" fo:margin-left="0.4979in" fo:margin-right="4.6687in" fo:text-indent="-0.1388in">
        <style:tab-stops/>
      </style:paragraph-properties>
    </style:style>
    <style:style style:name="T2216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2217" style:parent-style-name="Fuentedepárrafopredeter." style:family="text">
      <style:text-properties fo:color="#6959CD" style:text-scale="115%" fo:language="es" fo:country="ES"/>
    </style:style>
    <style:style style:name="T2218" style:parent-style-name="Fuentedepárrafopredeter." style:family="text">
      <style:text-properties fo:color="#00898C" style:text-scale="115%" fo:language="es" fo:country="ES"/>
    </style:style>
    <style:style style:name="T2219" style:parent-style-name="Fuentedepárrafopredeter." style:family="text">
      <style:text-properties style:text-scale="110%" fo:language="es" fo:country="ES"/>
    </style:style>
    <style:style style:name="T2220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P2221" style:parent-style-name="Textoindependiente" style:family="paragraph">
      <style:paragraph-properties fo:line-height="0.1451in" fo:margin-left="0.359in">
        <style:tab-stops/>
      </style:paragraph-properties>
    </style:style>
    <style:style style:name="T222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223" style:parent-style-name="Textoindependiente" style:family="paragraph">
      <style:paragraph-properties fo:margin-top="0.0013in" fo:line-height="97%" fo:margin-left="0.359in" fo:margin-right="3.1673in" fo:text-indent="0.1388in">
        <style:tab-stops/>
      </style:paragraph-properties>
    </style:style>
    <style:style style:name="T222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22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22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227" style:parent-style-name="Fuentedepárrafopredeter." style:family="text">
      <style:text-properties fo:color="#FF00FF" fo:letter-spacing="-0.0062in" style:text-scale="185%" fo:language="es" fo:country="ES"/>
    </style:style>
    <style:style style:name="T2228" style:parent-style-name="Fuentedepárrafopredeter." style:family="text">
      <style:text-properties fo:color="#FF00FF" fo:letter-spacing="-0.0062in" style:text-scale="110%" fo:language="es" fo:country="ES"/>
    </style:style>
    <style:style style:name="T2229" style:parent-style-name="Fuentedepárrafopredeter." style:family="text">
      <style:text-properties fo:color="#FF00FF" style:text-scale="112%" fo:language="es" fo:country="ES"/>
    </style:style>
    <style:style style:name="T2230" style:parent-style-name="Fuentedepárrafopredeter." style:family="text">
      <style:text-properties fo:color="#FF00FF" fo:language="es" fo:country="ES"/>
    </style:style>
    <style:style style:name="T2231" style:parent-style-name="Fuentedepárrafopredeter." style:family="text">
      <style:text-properties fo:color="#FF00FF" fo:letter-spacing="-0.0118in" fo:language="es" fo:country="ES"/>
    </style:style>
    <style:style style:name="T2232" style:parent-style-name="Fuentedepárrafopredeter." style:family="text">
      <style:text-properties fo:color="#FF00FF" fo:letter-spacing="-0.0062in" style:text-scale="110%" fo:language="es" fo:country="ES"/>
    </style:style>
    <style:style style:name="T2233" style:parent-style-name="Fuentedepárrafopredeter." style:family="text">
      <style:text-properties fo:color="#FF00FF" fo:letter-spacing="-0.0062in" style:text-scale="114%" fo:language="es" fo:country="ES"/>
    </style:style>
    <style:style style:name="T2234" style:parent-style-name="Fuentedepárrafopredeter." style:family="text">
      <style:text-properties fo:color="#FF00FF" style:text-scale="148%" fo:language="es" fo:country="ES"/>
    </style:style>
    <style:style style:name="T2235" style:parent-style-name="Fuentedepárrafopredeter." style:family="text">
      <style:text-properties fo:color="#FF00FF" fo:language="es" fo:country="ES"/>
    </style:style>
    <style:style style:name="T2236" style:parent-style-name="Fuentedepárrafopredeter." style:family="text">
      <style:text-properties fo:color="#FF00FF" fo:letter-spacing="-0.0118in" fo:language="es" fo:country="ES"/>
    </style:style>
    <style:style style:name="T2237" style:parent-style-name="Fuentedepárrafopredeter." style:family="text">
      <style:text-properties fo:color="#FF00FF" fo:letter-spacing="-0.0062in" style:text-scale="211%" fo:language="es" fo:country="ES"/>
    </style:style>
    <style:style style:name="T2238" style:parent-style-name="Fuentedepárrafopredeter." style:family="text">
      <style:text-properties fo:color="#FF00FF" fo:letter-spacing="-0.0062in" style:text-scale="110%" fo:language="es" fo:country="ES"/>
    </style:style>
    <style:style style:name="T2239" style:parent-style-name="Fuentedepárrafopredeter." style:family="text">
      <style:text-properties fo:color="#FF00FF" fo:letter-spacing="-0.0062in" style:text-scale="151%" fo:language="es" fo:country="ES"/>
    </style:style>
    <style:style style:name="T2240" style:parent-style-name="Fuentedepárrafopredeter." style:family="text">
      <style:text-properties fo:color="#FF00FF" fo:letter-spacing="-0.0062in" style:text-scale="154%" fo:language="es" fo:country="ES"/>
    </style:style>
    <style:style style:name="T2241" style:parent-style-name="Fuentedepárrafopredeter." style:family="text">
      <style:text-properties fo:color="#FF00FF" fo:letter-spacing="-0.0062in" style:text-scale="112%" fo:language="es" fo:country="ES"/>
    </style:style>
    <style:style style:name="T2242" style:parent-style-name="Fuentedepárrafopredeter." style:family="text">
      <style:text-properties fo:color="#FF00FF" fo:letter-spacing="-0.0062in" style:text-scale="108%" fo:language="es" fo:country="ES"/>
    </style:style>
    <style:style style:name="T2243" style:parent-style-name="Fuentedepárrafopredeter." style:family="text">
      <style:text-properties fo:color="#FF00FF" fo:letter-spacing="-0.0062in" style:text-scale="110%" fo:language="es" fo:country="ES"/>
    </style:style>
    <style:style style:name="T2244" style:parent-style-name="Fuentedepárrafopredeter." style:family="text">
      <style:text-properties fo:color="#FF00FF" fo:letter-spacing="-0.0062in" style:text-scale="121%" fo:language="es" fo:country="ES"/>
    </style:style>
    <style:style style:name="T2245" style:parent-style-name="Fuentedepárrafopredeter." style:family="text">
      <style:text-properties fo:color="#FF00FF" fo:letter-spacing="-0.0062in" style:text-scale="211%" fo:language="es" fo:country="ES"/>
    </style:style>
    <style:style style:name="T2246" style:parent-style-name="Fuentedepárrafopredeter." style:family="text">
      <style:text-properties fo:color="#FF00FF" fo:letter-spacing="-0.0062in" style:text-scale="108%" fo:language="es" fo:country="ES"/>
    </style:style>
    <style:style style:name="T2247" style:parent-style-name="Fuentedepárrafopredeter." style:family="text">
      <style:text-properties fo:color="#FF00FF" style:text-scale="112%" fo:language="es" fo:country="ES"/>
    </style:style>
    <style:style style:name="T2248" style:parent-style-name="Fuentedepárrafopredeter." style:family="text">
      <style:text-properties fo:color="#FF00FF" fo:language="es" fo:country="ES"/>
    </style:style>
    <style:style style:name="T2249" style:parent-style-name="Fuentedepárrafopredeter." style:family="text">
      <style:text-properties fo:color="#FF00FF" fo:letter-spacing="-0.0118in" fo:language="es" fo:country="ES"/>
    </style:style>
    <style:style style:name="T2250" style:parent-style-name="Fuentedepárrafopredeter." style:family="text">
      <style:text-properties fo:color="#FF00FF" fo:letter-spacing="-0.0062in" style:text-scale="110%" fo:language="es" fo:country="ES"/>
    </style:style>
    <style:style style:name="T2251" style:parent-style-name="Fuentedepárrafopredeter." style:family="text">
      <style:text-properties fo:color="#FF00FF" style:text-scale="110%" fo:language="es" fo:country="ES"/>
    </style:style>
    <style:style style:name="T2252" style:parent-style-name="Fuentedepárrafopredeter." style:family="text">
      <style:text-properties fo:color="#FF00FF" fo:language="es" fo:country="ES"/>
    </style:style>
    <style:style style:name="T2253" style:parent-style-name="Fuentedepárrafopredeter." style:family="text">
      <style:text-properties fo:color="#FF00FF" fo:letter-spacing="-0.0118in" fo:language="es" fo:country="ES"/>
    </style:style>
    <style:style style:name="T2254" style:parent-style-name="Fuentedepárrafopredeter." style:family="text">
      <style:text-properties fo:color="#FF00FF" fo:letter-spacing="-0.0062in" style:text-scale="110%" fo:language="es" fo:country="ES"/>
    </style:style>
    <style:style style:name="T2255" style:parent-style-name="Fuentedepárrafopredeter." style:family="text">
      <style:text-properties fo:color="#FF00FF" fo:letter-spacing="-0.0062in" style:text-scale="72%" fo:language="es" fo:country="ES"/>
    </style:style>
    <style:style style:name="T2256" style:parent-style-name="Fuentedepárrafopredeter." style:family="text">
      <style:text-properties fo:color="#FF00FF" fo:letter-spacing="-0.0062in" style:text-scale="110%" fo:language="es" fo:country="ES"/>
    </style:style>
    <style:style style:name="T2257" style:parent-style-name="Fuentedepárrafopredeter." style:family="text">
      <style:text-properties fo:color="#FF00FF" fo:letter-spacing="-0.0062in" style:text-scale="154%" fo:language="es" fo:country="ES"/>
    </style:style>
    <style:style style:name="T2258" style:parent-style-name="Fuentedepárrafopredeter." style:family="text">
      <style:text-properties fo:color="#FF00FF" fo:letter-spacing="-0.0062in" style:text-scale="112%" fo:language="es" fo:country="ES"/>
    </style:style>
    <style:style style:name="T2259" style:parent-style-name="Fuentedepárrafopredeter." style:family="text">
      <style:text-properties fo:color="#FF00FF" fo:letter-spacing="-0.0062in" style:text-scale="185%" fo:language="es" fo:country="ES"/>
    </style:style>
    <style:style style:name="T226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26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262" style:parent-style-name="Fuentedepárrafopredeter." style:family="text">
      <style:text-properties style:font-name="Lucida Sans Typewriter" fo:font-weight="bold" style:font-weight-asian="bold" fo:color="#A52A2A" fo:letter-spacing="-0.0034in" style:text-scale="120%" fo:language="es" fo:country="ES"/>
    </style:style>
    <style:style style:name="P2263" style:parent-style-name="Textoindependiente" style:family="paragraph">
      <style:paragraph-properties fo:line-height="0.1451in" fo:margin-left="0.2201in">
        <style:tab-stops/>
      </style:paragraph-properties>
    </style:style>
    <style:style style:name="T2264" style:parent-style-name="Fuentedepárrafopredeter." style:family="text">
      <style:text-properties style:font-name="Lucida Sans Typewriter" fo:font-weight="bold" style:font-weight-asian="bold" fo:color="#A52A2A" fo:letter-spacing="-0.0048in" fo:language="es" fo:country="ES"/>
    </style:style>
    <style:style style:name="P2265" style:parent-style-name="Textoindependiente" style:family="paragraph">
      <style:paragraph-properties fo:line-height="0.1465in" fo:margin-left="0.2201in">
        <style:tab-stops/>
      </style:paragraph-properties>
    </style:style>
    <style:style style:name="T2266" style:parent-style-name="Fuentedepárrafopredeter." style:family="text">
      <style:text-properties style:font-name="Lucida Sans Typewriter" fo:font-weight="bold" style:font-weight-asian="bold" fo:color="#A52A2A" fo:letter-spacing="-0.0048in" style:text-scale="130%" fo:language="es" fo:country="ES"/>
    </style:style>
    <style:style style:name="T2267" style:parent-style-name="Fuentedepárrafopredeter." style:family="text">
      <style:text-properties style:font-name="Lucida Sans Typewriter" fo:font-weight="bold" style:font-weight-asian="bold" fo:color="#A52A2A" fo:letter-spacing="-0.0409in" style:text-scale="130%" fo:language="es" fo:country="ES"/>
    </style:style>
    <style:style style:name="T2268" style:parent-style-name="Fuentedepárrafopredeter." style:family="text">
      <style:text-properties fo:color="#FF00FF" fo:letter-spacing="-0.0062in" style:text-scale="130%" fo:language="es" fo:country="ES"/>
    </style:style>
    <style:style style:name="T2269" style:parent-style-name="Fuentedepárrafopredeter." style:family="text">
      <style:text-properties fo:color="#FF00FF" fo:letter-spacing="-0.0041in" style:text-scale="130%" fo:language="es" fo:country="ES"/>
    </style:style>
    <style:style style:name="T2270" style:parent-style-name="Fuentedepárrafopredeter." style:family="text">
      <style:text-properties fo:color="#FF00FF" fo:letter-spacing="-0.0055in" style:text-scale="130%" fo:language="es" fo:country="ES"/>
    </style:style>
    <style:style style:name="T2271" style:parent-style-name="Fuentedepárrafopredeter." style:family="text">
      <style:text-properties fo:color="#FF00FF" fo:letter-spacing="-0.0034in" style:text-scale="130%" fo:language="es" fo:country="ES"/>
    </style:style>
    <style:style style:name="T2272" style:parent-style-name="Fuentedepárrafopredeter." style:family="text">
      <style:text-properties fo:color="#FF00FF" fo:letter-spacing="-0.0041in" style:text-scale="130%" fo:language="es" fo:country="ES"/>
    </style:style>
    <style:style style:name="T2273" style:parent-style-name="Fuentedepárrafopredeter." style:family="text">
      <style:text-properties fo:color="#FF00FF" fo:letter-spacing="-0.0055in" style:text-scale="130%" fo:language="es" fo:country="ES"/>
    </style:style>
    <style:style style:name="T2274" style:parent-style-name="Fuentedepárrafopredeter." style:family="text">
      <style:text-properties fo:color="#FF00FF" fo:letter-spacing="-0.0041in" style:text-scale="130%" fo:language="es" fo:country="ES"/>
    </style:style>
    <style:style style:name="T2275" style:parent-style-name="Fuentedepárrafopredeter." style:family="text">
      <style:text-properties fo:color="#6959CD" fo:letter-spacing="-0.0055in" style:text-scale="130%" fo:language="es" fo:country="ES"/>
    </style:style>
    <style:style style:name="T2276" style:parent-style-name="Fuentedepárrafopredeter." style:family="text">
      <style:text-properties fo:color="#FF00FF" fo:letter-spacing="-0.0055in" style:text-scale="130%" fo:language="es" fo:country="ES"/>
    </style:style>
    <style:style style:name="P2277" style:parent-style-name="Textoindependiente" style:family="paragraph">
      <style:paragraph-properties fo:line-height="0.1444in"/>
    </style:style>
    <style:style style:name="T2278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279" style:parent-style-name="Textoindependiente" style:family="paragraph">
      <style:paragraph-properties fo:line-height="0.1486in" fo:margin-left="0.2201in">
        <style:tab-stops/>
      </style:paragraph-properties>
    </style:style>
    <style:style style:name="T228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28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28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283" style:parent-style-name="Fuentedepárrafopredeter." style:family="text">
      <style:text-properties fo:color="#FF00FF" style:text-scale="185%" fo:language="es" fo:country="ES"/>
    </style:style>
    <style:style style:name="T2284" style:parent-style-name="Fuentedepárrafopredeter." style:family="text">
      <style:text-properties fo:color="#FF00FF" fo:language="es" fo:country="ES"/>
    </style:style>
    <style:style style:name="T2285" style:parent-style-name="Fuentedepárrafopredeter." style:family="text">
      <style:text-properties fo:color="#FF00FF" fo:letter-spacing="-0.0118in" fo:language="es" fo:country="ES"/>
    </style:style>
    <style:style style:name="T2286" style:parent-style-name="Fuentedepárrafopredeter." style:family="text">
      <style:text-properties fo:color="#6959CD" fo:letter-spacing="-0.0062in" style:text-scale="114%" fo:language="es" fo:country="ES"/>
    </style:style>
    <style:style style:name="T2287" style:parent-style-name="Fuentedepárrafopredeter." style:family="text">
      <style:text-properties fo:color="#6959CD" fo:letter-spacing="-0.0062in" style:text-scale="110%" fo:language="es" fo:country="ES"/>
    </style:style>
    <style:style style:name="T2288" style:parent-style-name="Fuentedepárrafopredeter." style:family="text">
      <style:text-properties fo:color="#6959CD" style:text-scale="72%" fo:language="es" fo:country="ES"/>
    </style:style>
    <style:style style:name="T2289" style:parent-style-name="Fuentedepárrafopredeter." style:family="text">
      <style:text-properties fo:color="#6959CD" fo:language="es" fo:country="ES"/>
    </style:style>
    <style:style style:name="T2290" style:parent-style-name="Fuentedepárrafopredeter." style:family="text">
      <style:text-properties fo:color="#6959CD" fo:letter-spacing="-0.0118in" fo:language="es" fo:country="ES"/>
    </style:style>
    <style:style style:name="T2291" style:parent-style-name="Fuentedepárrafopredeter." style:family="text">
      <style:text-properties fo:color="#FF00FF" fo:letter-spacing="-0.0062in" style:text-scale="110%" fo:language="es" fo:country="ES"/>
    </style:style>
    <style:style style:name="T2292" style:parent-style-name="Fuentedepárrafopredeter." style:family="text">
      <style:text-properties fo:color="#FF00FF" style:text-scale="112%" fo:language="es" fo:country="ES"/>
    </style:style>
    <style:style style:name="T2293" style:parent-style-name="Fuentedepárrafopredeter." style:family="text">
      <style:text-properties fo:color="#FF00FF" fo:language="es" fo:country="ES"/>
    </style:style>
    <style:style style:name="T2294" style:parent-style-name="Fuentedepárrafopredeter." style:family="text">
      <style:text-properties fo:color="#FF00FF" fo:letter-spacing="-0.0118in" fo:language="es" fo:country="ES"/>
    </style:style>
    <style:style style:name="T2295" style:parent-style-name="Fuentedepárrafopredeter." style:family="text">
      <style:text-properties fo:color="#FF00FF" fo:letter-spacing="-0.0062in" style:text-scale="110%" fo:language="es" fo:country="ES"/>
    </style:style>
    <style:style style:name="T2296" style:parent-style-name="Fuentedepárrafopredeter." style:family="text">
      <style:text-properties fo:color="#FF00FF" style:text-scale="148%" fo:language="es" fo:country="ES"/>
    </style:style>
    <style:style style:name="T2297" style:parent-style-name="Fuentedepárrafopredeter." style:family="text">
      <style:text-properties fo:color="#FF00FF" fo:language="es" fo:country="ES"/>
    </style:style>
    <style:style style:name="T2298" style:parent-style-name="Fuentedepárrafopredeter." style:family="text">
      <style:text-properties fo:color="#FF00FF" fo:letter-spacing="-0.0118in" fo:language="es" fo:country="ES"/>
    </style:style>
    <style:style style:name="T2299" style:parent-style-name="Fuentedepárrafopredeter." style:family="text">
      <style:text-properties fo:color="#FF00FF" fo:letter-spacing="-0.0062in" style:text-scale="110%" fo:language="es" fo:country="ES"/>
    </style:style>
    <style:style style:name="T2300" style:parent-style-name="Fuentedepárrafopredeter." style:family="text">
      <style:text-properties fo:color="#FF00FF" fo:letter-spacing="-0.0062in" style:text-scale="72%" fo:language="es" fo:country="ES"/>
    </style:style>
    <style:style style:name="T2301" style:parent-style-name="Fuentedepárrafopredeter." style:family="text">
      <style:text-properties fo:color="#FF00FF" fo:letter-spacing="-0.0062in" style:text-scale="110%" fo:language="es" fo:country="ES"/>
    </style:style>
    <style:style style:name="T2302" style:parent-style-name="Fuentedepárrafopredeter." style:family="text">
      <style:text-properties fo:color="#FF00FF" fo:letter-spacing="-0.0062in" style:text-scale="154%" fo:language="es" fo:country="ES"/>
    </style:style>
    <style:style style:name="T2303" style:parent-style-name="Fuentedepárrafopredeter." style:family="text">
      <style:text-properties fo:color="#FF00FF" fo:letter-spacing="-0.0062in" style:text-scale="112%" fo:language="es" fo:country="ES"/>
    </style:style>
    <style:style style:name="T2304" style:parent-style-name="Fuentedepárrafopredeter." style:family="text">
      <style:text-properties fo:color="#FF00FF" style:text-scale="185%" fo:language="es" fo:country="ES"/>
    </style:style>
    <style:style style:name="P2305" style:parent-style-name="Textoindependiente" style:family="paragraph">
      <style:paragraph-properties fo:margin-top="0.0451in"/>
    </style:style>
    <style:style style:name="T230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307" style:parent-style-name="Standard" style:list-style-name="LFO1" style:family="paragraph"/>
    <style:style style:name="P2308" style:parent-style-name="Textoindependiente" style:family="paragraph">
      <style:paragraph-properties fo:margin-top="0.0076in" fo:margin-left="0in">
        <style:tab-stops/>
      </style:paragraph-properties>
      <style:text-properties style:font-name="Lucida Sans Typewriter" fo:font-weight="bold" style:font-weight-asian="bold" fo:font-size="7.5pt" style:font-size-asian="7.5pt" fo:language="es" fo:country="ES"/>
    </style:style>
    <style:style style:name="T2309" style:parent-style-name="Fuentedepárrafopredeter." style:family="text">
      <style:text-properties fo:color="#0000FF" style:text-scale="130%" fo:language="es" fo:country="ES"/>
    </style:style>
    <style:style style:name="P2310" style:parent-style-name="Textoindependiente" style:family="paragraph">
      <style:paragraph-properties fo:margin-top="0.0006in" fo:margin-right="1.0916in"/>
    </style:style>
    <style:style style:name="T2311" style:parent-style-name="Fuentedepárrafopredeter." style:family="text">
      <style:text-properties fo:color="#0000FF" fo:letter-spacing="-0.0062in" style:text-scale="114%" fo:language="es" fo:country="ES"/>
    </style:style>
    <style:style style:name="T2312" style:parent-style-name="Fuentedepárrafopredeter." style:family="text">
      <style:text-properties fo:color="#0000FF" fo:letter-spacing="-0.0062in" style:text-scale="121%" fo:language="es" fo:country="ES"/>
    </style:style>
    <style:style style:name="T2313" style:parent-style-name="Fuentedepárrafopredeter." style:family="text">
      <style:text-properties fo:color="#0000FF" fo:letter-spacing="-0.0062in" style:text-scale="154%" fo:language="es" fo:country="ES"/>
    </style:style>
    <style:style style:name="T2314" style:parent-style-name="Fuentedepárrafopredeter." style:family="text">
      <style:text-properties fo:color="#0000FF" fo:letter-spacing="-0.0062in" style:text-scale="110%" fo:language="es" fo:country="ES"/>
    </style:style>
    <style:style style:name="T2315" style:parent-style-name="Fuentedepárrafopredeter." style:family="text">
      <style:text-properties fo:color="#0000FF" fo:letter-spacing="-0.0062in" style:text-scale="114%" fo:language="es" fo:country="ES"/>
    </style:style>
    <style:style style:name="T2316" style:parent-style-name="Fuentedepárrafopredeter." style:family="text">
      <style:text-properties fo:color="#0000FF" style:text-scale="154%" fo:language="es" fo:country="ES"/>
    </style:style>
    <style:style style:name="T2317" style:parent-style-name="Fuentedepárrafopredeter." style:family="text">
      <style:text-properties fo:color="#0000FF" fo:language="es" fo:country="ES"/>
    </style:style>
    <style:style style:name="T2318" style:parent-style-name="Fuentedepárrafopredeter." style:family="text">
      <style:text-properties fo:color="#0000FF" fo:letter-spacing="-0.0118in" fo:language="es" fo:country="ES"/>
    </style:style>
    <style:style style:name="T2319" style:parent-style-name="Fuentedepárrafopredeter." style:family="text">
      <style:text-properties fo:color="#0000FF" fo:letter-spacing="-0.0062in" style:text-scale="114%" fo:language="es" fo:country="ES"/>
    </style:style>
    <style:style style:name="T2320" style:parent-style-name="Fuentedepárrafopredeter." style:family="text">
      <style:text-properties fo:color="#0000FF" fo:letter-spacing="-0.0062in" style:text-scale="154%" fo:language="es" fo:country="ES"/>
    </style:style>
    <style:style style:name="T2321" style:parent-style-name="Fuentedepárrafopredeter." style:family="text">
      <style:text-properties fo:color="#0000FF" fo:letter-spacing="-0.0062in" style:text-scale="121%" fo:language="es" fo:country="ES"/>
    </style:style>
    <style:style style:name="T2322" style:parent-style-name="Fuentedepárrafopredeter." style:family="text">
      <style:text-properties fo:color="#0000FF" fo:letter-spacing="-0.0062in" style:text-scale="110%" fo:language="es" fo:country="ES"/>
    </style:style>
    <style:style style:name="T2323" style:parent-style-name="Fuentedepárrafopredeter." style:family="text">
      <style:text-properties fo:color="#0000FF" fo:letter-spacing="-0.0062in" style:text-scale="211%" fo:language="es" fo:country="ES"/>
    </style:style>
    <style:style style:name="T2324" style:parent-style-name="Fuentedepárrafopredeter." style:family="text">
      <style:text-properties fo:color="#0000FF" fo:letter-spacing="-0.0062in" style:text-scale="122%" fo:language="es" fo:country="ES"/>
    </style:style>
    <style:style style:name="T2325" style:parent-style-name="Fuentedepárrafopredeter." style:family="text">
      <style:text-properties fo:color="#0000FF" style:text-scale="112%" fo:language="es" fo:country="ES"/>
    </style:style>
    <style:style style:name="T2326" style:parent-style-name="Fuentedepárrafopredeter." style:family="text">
      <style:text-properties fo:color="#0000FF" fo:language="es" fo:country="ES"/>
    </style:style>
    <style:style style:name="T2327" style:parent-style-name="Fuentedepárrafopredeter." style:family="text">
      <style:text-properties fo:color="#0000FF" fo:letter-spacing="-0.0118in" fo:language="es" fo:country="ES"/>
    </style:style>
    <style:style style:name="T2328" style:parent-style-name="Fuentedepárrafopredeter." style:family="text">
      <style:text-properties fo:color="#0000FF" fo:letter-spacing="-0.0062in" style:text-scale="204%" fo:language="es" fo:country="ES"/>
    </style:style>
    <style:style style:name="T2329" style:parent-style-name="Fuentedepárrafopredeter." style:family="text">
      <style:text-properties fo:color="#0000FF" fo:letter-spacing="-0.0062in" style:text-scale="211%" fo:language="es" fo:country="ES"/>
    </style:style>
    <style:style style:name="T2330" style:parent-style-name="Fuentedepárrafopredeter." style:family="text">
      <style:text-properties fo:color="#0000FF" fo:letter-spacing="-0.0062in" style:text-scale="148%" fo:language="es" fo:country="ES"/>
    </style:style>
    <style:style style:name="T2331" style:parent-style-name="Fuentedepárrafopredeter." style:family="text">
      <style:text-properties fo:color="#0000FF" fo:letter-spacing="-0.0062in" style:text-scale="151%" fo:language="es" fo:country="ES"/>
    </style:style>
    <style:style style:name="T2332" style:parent-style-name="Fuentedepárrafopredeter." style:family="text">
      <style:text-properties fo:color="#0000FF" fo:letter-spacing="-0.0062in" style:text-scale="114%" fo:language="es" fo:country="ES"/>
    </style:style>
    <style:style style:name="T2333" style:parent-style-name="Fuentedepárrafopredeter." style:family="text">
      <style:text-properties fo:color="#0000FF" fo:letter-spacing="-0.0062in" style:text-scale="110%" fo:language="es" fo:country="ES"/>
    </style:style>
    <style:style style:name="T2334" style:parent-style-name="Fuentedepárrafopredeter." style:family="text">
      <style:text-properties fo:color="#0000FF" fo:letter-spacing="-0.0062in" style:text-scale="151%" fo:language="es" fo:country="ES"/>
    </style:style>
    <style:style style:name="T2335" style:parent-style-name="Fuentedepárrafopredeter." style:family="text">
      <style:text-properties fo:color="#0000FF" style:text-scale="121%" fo:language="es" fo:country="ES"/>
    </style:style>
    <style:style style:name="T2336" style:parent-style-name="Fuentedepárrafopredeter." style:family="text">
      <style:text-properties fo:color="#0000FF" fo:language="es" fo:country="ES"/>
    </style:style>
    <style:style style:name="T2337" style:parent-style-name="Fuentedepárrafopredeter." style:family="text">
      <style:text-properties fo:color="#0000FF" fo:letter-spacing="-0.0118in" fo:language="es" fo:country="ES"/>
    </style:style>
    <style:style style:name="T2338" style:parent-style-name="Fuentedepárrafopredeter." style:family="text">
      <style:text-properties fo:color="#0000FF" fo:letter-spacing="-0.0062in" style:text-scale="121%" fo:language="es" fo:country="ES"/>
    </style:style>
    <style:style style:name="T2339" style:parent-style-name="Fuentedepárrafopredeter." style:family="text">
      <style:text-properties fo:color="#0000FF" fo:letter-spacing="-0.0062in" style:text-scale="112%" fo:language="es" fo:country="ES"/>
    </style:style>
    <style:style style:name="T2340" style:parent-style-name="Fuentedepárrafopredeter." style:family="text">
      <style:text-properties fo:color="#0000FF" style:text-scale="110%" fo:language="es" fo:country="ES"/>
    </style:style>
    <style:style style:name="T2341" style:parent-style-name="Fuentedepárrafopredeter." style:family="text">
      <style:text-properties fo:color="#0000FF" fo:language="es" fo:country="ES"/>
    </style:style>
    <style:style style:name="T2342" style:parent-style-name="Fuentedepárrafopredeter." style:family="text">
      <style:text-properties fo:color="#0000FF" fo:letter-spacing="-0.0118in" fo:language="es" fo:country="ES"/>
    </style:style>
    <style:style style:name="T2343" style:parent-style-name="Fuentedepárrafopredeter." style:family="text">
      <style:text-properties fo:color="#0000FF" fo:letter-spacing="-0.0062in" style:text-scale="204%" fo:language="es" fo:country="ES"/>
    </style:style>
    <style:style style:name="T2344" style:parent-style-name="Fuentedepárrafopredeter." style:family="text">
      <style:text-properties fo:color="#0000FF" fo:letter-spacing="-0.0062in" style:text-scale="112%" fo:language="es" fo:country="ES"/>
    </style:style>
    <style:style style:name="T2345" style:parent-style-name="Fuentedepárrafopredeter." style:family="text">
      <style:text-properties fo:color="#0000FF" style:text-scale="148%" fo:language="es" fo:country="ES"/>
    </style:style>
    <style:style style:name="T2346" style:parent-style-name="Fuentedepárrafopredeter." style:family="text">
      <style:text-properties fo:color="#0000FF" fo:language="es" fo:country="ES"/>
    </style:style>
    <style:style style:name="T2347" style:parent-style-name="Fuentedepárrafopredeter." style:family="text">
      <style:text-properties fo:color="#0000FF" fo:letter-spacing="-0.0118in" fo:language="es" fo:country="ES"/>
    </style:style>
    <style:style style:name="T2348" style:parent-style-name="Fuentedepárrafopredeter." style:family="text">
      <style:text-properties fo:color="#0000FF" fo:letter-spacing="-0.0062in" style:text-scale="162%" fo:language="es" fo:country="ES"/>
    </style:style>
    <style:style style:name="T2349" style:parent-style-name="Fuentedepárrafopredeter." style:family="text">
      <style:text-properties fo:color="#0000FF" fo:letter-spacing="-0.0062in" style:text-scale="211%" fo:language="es" fo:country="ES"/>
    </style:style>
    <style:style style:name="T2350" style:parent-style-name="Fuentedepárrafopredeter." style:family="text">
      <style:text-properties fo:color="#0000FF" fo:letter-spacing="-0.0062in" style:text-scale="121%" fo:language="es" fo:country="ES"/>
    </style:style>
    <style:style style:name="T2351" style:parent-style-name="Fuentedepárrafopredeter." style:family="text">
      <style:text-properties fo:color="#0000FF" fo:letter-spacing="-0.0062in" style:text-scale="110%" fo:language="es" fo:country="ES"/>
    </style:style>
    <style:style style:name="T2352" style:parent-style-name="Fuentedepárrafopredeter." style:family="text">
      <style:text-properties fo:color="#0000FF" fo:letter-spacing="-0.0062in" style:text-scale="154%" fo:language="es" fo:country="ES"/>
    </style:style>
    <style:style style:name="T2353" style:parent-style-name="Fuentedepárrafopredeter." style:family="text">
      <style:text-properties fo:color="#0000FF" fo:letter-spacing="-0.0062in" style:text-scale="112%" fo:language="es" fo:country="ES"/>
    </style:style>
    <style:style style:name="T2354" style:parent-style-name="Fuentedepárrafopredeter." style:family="text">
      <style:text-properties fo:color="#0000FF" style:text-scale="148%" fo:language="es" fo:country="ES"/>
    </style:style>
    <style:style style:name="T2355" style:parent-style-name="Fuentedepárrafopredeter." style:family="text">
      <style:text-properties fo:color="#0000FF" fo:language="es" fo:country="ES"/>
    </style:style>
    <style:style style:name="T2356" style:parent-style-name="Fuentedepárrafopredeter." style:family="text">
      <style:text-properties fo:color="#0000FF" fo:letter-spacing="-0.0118in" fo:language="es" fo:country="ES"/>
    </style:style>
    <style:style style:name="T2357" style:parent-style-name="Fuentedepárrafopredeter." style:family="text">
      <style:text-properties fo:color="#0000FF" fo:letter-spacing="-0.0062in" style:text-scale="121%" fo:language="es" fo:country="ES"/>
    </style:style>
    <style:style style:name="T2358" style:parent-style-name="Fuentedepárrafopredeter." style:family="text">
      <style:text-properties fo:color="#0000FF" fo:letter-spacing="-0.0062in" style:text-scale="112%" fo:language="es" fo:country="ES"/>
    </style:style>
    <style:style style:name="T2359" style:parent-style-name="Fuentedepárrafopredeter." style:family="text">
      <style:text-properties fo:color="#0000FF" style:text-scale="110%" fo:language="es" fo:country="ES"/>
    </style:style>
    <style:style style:name="T2360" style:parent-style-name="Fuentedepárrafopredeter." style:family="text">
      <style:text-properties fo:color="#0000FF" fo:language="es" fo:country="ES"/>
    </style:style>
    <style:style style:name="T2361" style:parent-style-name="Fuentedepárrafopredeter." style:family="text">
      <style:text-properties fo:color="#0000FF" fo:letter-spacing="-0.0118in" fo:language="es" fo:country="ES"/>
    </style:style>
    <style:style style:name="T2362" style:parent-style-name="Fuentedepárrafopredeter." style:family="text">
      <style:text-properties fo:color="#0000FF" fo:letter-spacing="-0.0062in" style:text-scale="108%" fo:language="es" fo:country="ES"/>
    </style:style>
    <style:style style:name="T2363" style:parent-style-name="Fuentedepárrafopredeter." style:family="text">
      <style:text-properties fo:color="#0000FF" fo:letter-spacing="-0.0062in" style:text-scale="110%" fo:language="es" fo:country="ES"/>
    </style:style>
    <style:style style:name="T2364" style:parent-style-name="Fuentedepárrafopredeter." style:family="text">
      <style:text-properties fo:color="#0000FF" fo:letter-spacing="-0.0062in" style:text-scale="154%" fo:language="es" fo:country="ES"/>
    </style:style>
    <style:style style:name="T2365" style:parent-style-name="Fuentedepárrafopredeter." style:family="text">
      <style:text-properties fo:color="#0000FF" fo:letter-spacing="-0.0062in" style:text-scale="72%" fo:language="es" fo:country="ES"/>
    </style:style>
    <style:style style:name="T2366" style:parent-style-name="Fuentedepárrafopredeter." style:family="text">
      <style:text-properties fo:color="#0000FF" fo:letter-spacing="-0.0062in" style:text-scale="211%" fo:language="es" fo:country="ES"/>
    </style:style>
    <style:style style:name="T2367" style:parent-style-name="Fuentedepárrafopredeter." style:family="text">
      <style:text-properties fo:color="#0000FF" fo:letter-spacing="-0.0062in" style:text-scale="148%" fo:language="es" fo:country="ES"/>
    </style:style>
    <style:style style:name="T2368" style:parent-style-name="Fuentedepárrafopredeter." style:family="text">
      <style:text-properties fo:color="#0000FF" style:text-scale="112%" fo:language="es" fo:country="ES"/>
    </style:style>
    <style:style style:name="T2369" style:parent-style-name="Fuentedepárrafopredeter." style:family="text">
      <style:text-properties fo:color="#0000FF" fo:language="es" fo:country="ES"/>
    </style:style>
    <style:style style:name="T2370" style:parent-style-name="Fuentedepárrafopredeter." style:family="text">
      <style:text-properties fo:color="#0000FF" fo:letter-spacing="-0.0118in" fo:language="es" fo:country="ES"/>
    </style:style>
    <style:style style:name="T2371" style:parent-style-name="Fuentedepárrafopredeter." style:family="text">
      <style:text-properties fo:color="#0000FF" fo:letter-spacing="-0.0062in" style:text-scale="108%" fo:language="es" fo:country="ES"/>
    </style:style>
    <style:style style:name="T2372" style:parent-style-name="Fuentedepárrafopredeter." style:family="text">
      <style:text-properties fo:color="#0000FF" style:text-scale="110%" fo:language="es" fo:country="ES"/>
    </style:style>
    <style:style style:name="T2373" style:parent-style-name="Fuentedepárrafopredeter." style:family="text">
      <style:text-properties fo:color="#0000FF" fo:language="es" fo:country="ES"/>
    </style:style>
    <style:style style:name="T2374" style:parent-style-name="Fuentedepárrafopredeter." style:family="text">
      <style:text-properties fo:color="#0000FF" fo:letter-spacing="-0.0118in" fo:language="es" fo:country="ES"/>
    </style:style>
    <style:style style:name="T2375" style:parent-style-name="Fuentedepárrafopredeter." style:family="text">
      <style:text-properties fo:color="#0000FF" fo:letter-spacing="-0.0062in" style:text-scale="204%" fo:language="es" fo:country="ES"/>
    </style:style>
    <style:style style:name="T2376" style:parent-style-name="Fuentedepárrafopredeter." style:family="text">
      <style:text-properties fo:color="#0000FF" fo:letter-spacing="-0.0062in" style:text-scale="110%" fo:language="es" fo:country="ES"/>
    </style:style>
    <style:style style:name="T2377" style:parent-style-name="Fuentedepárrafopredeter." style:family="text">
      <style:text-properties fo:color="#0000FF" fo:letter-spacing="-0.0062in" style:text-scale="121%" fo:language="es" fo:country="ES"/>
    </style:style>
    <style:style style:name="T2378" style:parent-style-name="Fuentedepárrafopredeter." style:family="text">
      <style:text-properties fo:color="#0000FF" fo:letter-spacing="-0.0062in" style:text-scale="151%" fo:language="es" fo:country="ES"/>
    </style:style>
    <style:style style:name="T2379" style:parent-style-name="Fuentedepárrafopredeter." style:family="text">
      <style:text-properties fo:color="#0000FF" fo:letter-spacing="-0.0062in" style:text-scale="110%" fo:language="es" fo:country="ES"/>
    </style:style>
    <style:style style:name="T2380" style:parent-style-name="Fuentedepárrafopredeter." style:family="text">
      <style:text-properties fo:color="#0000FF" fo:letter-spacing="-0.0062in" style:text-scale="154%" fo:language="es" fo:country="ES"/>
    </style:style>
    <style:style style:name="T2381" style:parent-style-name="Fuentedepárrafopredeter." style:family="text">
      <style:text-properties fo:color="#0000FF" style:text-scale="114%" fo:language="es" fo:country="ES"/>
    </style:style>
    <style:style style:name="T2382" style:parent-style-name="Fuentedepárrafopredeter." style:family="text">
      <style:text-properties fo:color="#0000FF" fo:language="es" fo:country="ES"/>
    </style:style>
    <style:style style:name="T2383" style:parent-style-name="Fuentedepárrafopredeter." style:family="text">
      <style:text-properties fo:color="#0000FF" fo:letter-spacing="-0.018in" fo:language="es" fo:country="ES"/>
    </style:style>
    <style:style style:name="T2384" style:parent-style-name="Fuentedepárrafopredeter." style:family="text">
      <style:text-properties fo:color="#0000FF" fo:letter-spacing="-0.0062in" style:text-scale="108%" fo:language="es" fo:country="ES"/>
    </style:style>
    <style:style style:name="T2385" style:parent-style-name="Fuentedepárrafopredeter." style:family="text">
      <style:text-properties fo:color="#0000FF" style:text-scale="110%" fo:language="es" fo:country="ES"/>
    </style:style>
    <style:style style:name="T2386" style:parent-style-name="Fuentedepárrafopredeter." style:family="text">
      <style:text-properties fo:color="#0000FF" fo:language="es" fo:country="ES"/>
    </style:style>
    <style:style style:name="T2387" style:parent-style-name="Fuentedepárrafopredeter." style:family="text">
      <style:text-properties fo:color="#0000FF" fo:letter-spacing="-0.0118in" fo:language="es" fo:country="ES"/>
    </style:style>
    <style:style style:name="T2388" style:parent-style-name="Fuentedepárrafopredeter." style:family="text">
      <style:text-properties fo:color="#0000FF" fo:letter-spacing="-0.0062in" style:text-scale="114%" fo:language="es" fo:country="ES"/>
    </style:style>
    <style:style style:name="T2389" style:parent-style-name="Fuentedepárrafopredeter." style:family="text">
      <style:text-properties fo:color="#0000FF" fo:letter-spacing="-0.0062in" style:text-scale="151%" fo:language="es" fo:country="ES"/>
    </style:style>
    <style:style style:name="T2390" style:parent-style-name="Fuentedepárrafopredeter." style:family="text">
      <style:text-properties fo:color="#0000FF" fo:letter-spacing="-0.0062in" style:text-scale="72%" fo:language="es" fo:country="ES"/>
    </style:style>
    <style:style style:name="T2391" style:parent-style-name="Fuentedepárrafopredeter." style:family="text">
      <style:text-properties fo:color="#0000FF" style:text-scale="108%" fo:language="es" fo:country="ES"/>
    </style:style>
    <style:style style:name="T2392" style:parent-style-name="Fuentedepárrafopredeter." style:family="text">
      <style:text-properties fo:color="#0000FF" fo:letter-spacing="-0.0055in" style:text-scale="135%" fo:language="es" fo:country="ES"/>
    </style:style>
    <style:style style:name="T2393" style:parent-style-name="Fuentedepárrafopredeter." style:family="text">
      <style:text-properties fo:color="#0000FF" fo:letter-spacing="-0.0034in" style:text-scale="130%" fo:language="es" fo:country="ES"/>
    </style:style>
    <style:style style:name="T2394" style:parent-style-name="Fuentedepárrafopredeter." style:family="text">
      <style:text-properties fo:color="#0000FF" fo:letter-spacing="-0.0166in" style:text-scale="130%" fo:language="es" fo:country="ES"/>
    </style:style>
    <style:style style:name="T2395" style:parent-style-name="Fuentedepárrafopredeter." style:family="text">
      <style:text-properties fo:color="#0000FF" fo:letter-spacing="-0.0055in" style:text-scale="135%" fo:language="es" fo:country="ES"/>
    </style:style>
    <style:style style:name="P2396" style:parent-style-name="Textoindependiente" style:family="paragraph">
      <style:paragraph-properties fo:line-height="0.1458in"/>
    </style:style>
    <style:style style:name="T2397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398" style:parent-style-name="Fuentedepárrafopredeter." style:family="text">
      <style:text-properties style:text-scale="135%" fo:language="es" fo:country="ES"/>
    </style:style>
    <style:style style:name="P2399" style:parent-style-name="Textoindependiente" style:family="paragraph">
      <style:paragraph-properties fo:line-height="0.143in"/>
    </style:style>
    <style:style style:name="T2400" style:parent-style-name="Fuentedepárrafopredeter." style:family="text">
      <style:text-properties fo:color="#0000FF" fo:letter-spacing="-0.0062in" style:text-scale="114%" fo:language="es" fo:country="ES"/>
    </style:style>
    <style:style style:name="T2401" style:parent-style-name="Fuentedepárrafopredeter." style:family="text">
      <style:text-properties fo:color="#0000FF" fo:letter-spacing="-0.0062in" style:text-scale="121%" fo:language="es" fo:country="ES"/>
    </style:style>
    <style:style style:name="T2402" style:parent-style-name="Fuentedepárrafopredeter." style:family="text">
      <style:text-properties fo:color="#0000FF" fo:letter-spacing="-0.0062in" style:text-scale="112%" fo:language="es" fo:country="ES"/>
    </style:style>
    <style:style style:name="T2403" style:parent-style-name="Fuentedepárrafopredeter." style:family="text">
      <style:text-properties fo:color="#0000FF" fo:letter-spacing="-0.0062in" style:text-scale="72%" fo:language="es" fo:country="ES"/>
    </style:style>
    <style:style style:name="T2404" style:parent-style-name="Fuentedepárrafopredeter." style:family="text">
      <style:text-properties fo:color="#0000FF" fo:letter-spacing="-0.0062in" style:text-scale="108%" fo:language="es" fo:country="ES"/>
    </style:style>
    <style:style style:name="T2405" style:parent-style-name="Fuentedepárrafopredeter." style:family="text">
      <style:text-properties fo:color="#0000FF" fo:letter-spacing="-0.0062in" style:text-scale="154%" fo:language="es" fo:country="ES"/>
    </style:style>
    <style:style style:name="T2406" style:parent-style-name="Fuentedepárrafopredeter." style:family="text">
      <style:text-properties fo:color="#0000FF" fo:letter-spacing="-0.0062in" style:text-scale="112%" fo:language="es" fo:country="ES"/>
    </style:style>
    <style:style style:name="T2407" style:parent-style-name="Fuentedepárrafopredeter." style:family="text">
      <style:text-properties fo:color="#0000FF" fo:letter-spacing="-0.0062in" style:text-scale="108%" fo:language="es" fo:country="ES"/>
    </style:style>
    <style:style style:name="T2408" style:parent-style-name="Fuentedepárrafopredeter." style:family="text">
      <style:text-properties fo:color="#0000FF" fo:letter-spacing="-0.0062in" style:text-scale="114%" fo:language="es" fo:country="ES"/>
    </style:style>
    <style:style style:name="T2409" style:parent-style-name="Fuentedepárrafopredeter." style:family="text">
      <style:text-properties fo:color="#0000FF" style:text-scale="154%" fo:language="es" fo:country="ES"/>
    </style:style>
    <style:style style:name="T2410" style:parent-style-name="Fuentedepárrafopredeter." style:family="text">
      <style:text-properties fo:color="#0000FF" fo:language="es" fo:country="ES"/>
    </style:style>
    <style:style style:name="T2411" style:parent-style-name="Fuentedepárrafopredeter." style:family="text">
      <style:text-properties fo:color="#0000FF" fo:letter-spacing="-0.0118in" fo:language="es" fo:country="ES"/>
    </style:style>
    <style:style style:name="T2412" style:parent-style-name="Fuentedepárrafopredeter." style:family="text">
      <style:text-properties fo:color="#0000FF" fo:letter-spacing="-0.0062in" style:text-scale="108%" fo:language="es" fo:country="ES"/>
    </style:style>
    <style:style style:name="T2413" style:parent-style-name="Fuentedepárrafopredeter." style:family="text">
      <style:text-properties fo:color="#0000FF" fo:letter-spacing="-0.0062in" style:text-scale="110%" fo:language="es" fo:country="ES"/>
    </style:style>
    <style:style style:name="T2414" style:parent-style-name="Fuentedepárrafopredeter." style:family="text">
      <style:text-properties fo:color="#0000FF" style:text-scale="110%" fo:language="es" fo:country="ES"/>
    </style:style>
    <style:style style:name="T2415" style:parent-style-name="Fuentedepárrafopredeter." style:family="text">
      <style:text-properties fo:color="#0000FF" fo:language="es" fo:country="ES"/>
    </style:style>
    <style:style style:name="T2416" style:parent-style-name="Fuentedepárrafopredeter." style:family="text">
      <style:text-properties fo:color="#0000FF" fo:letter-spacing="-0.0118in" fo:language="es" fo:country="ES"/>
    </style:style>
    <style:style style:name="T2417" style:parent-style-name="Fuentedepárrafopredeter." style:family="text">
      <style:text-properties fo:color="#0000FF" fo:letter-spacing="-0.0062in" style:text-scale="110%" fo:language="es" fo:country="ES"/>
    </style:style>
    <style:style style:name="T2418" style:parent-style-name="Fuentedepárrafopredeter." style:family="text">
      <style:text-properties fo:color="#0000FF" fo:letter-spacing="-0.0062in" style:text-scale="120%" fo:language="es" fo:country="ES"/>
    </style:style>
    <style:style style:name="T2419" style:parent-style-name="Fuentedepárrafopredeter." style:family="text">
      <style:text-properties fo:color="#0000FF" fo:letter-spacing="-0.0062in" style:text-scale="211%" fo:language="es" fo:country="ES"/>
    </style:style>
    <style:style style:name="T2420" style:parent-style-name="Fuentedepárrafopredeter." style:family="text">
      <style:text-properties fo:color="#0000FF" fo:letter-spacing="-0.0062in" style:text-scale="148%" fo:language="es" fo:country="ES"/>
    </style:style>
    <style:style style:name="T2421" style:parent-style-name="Fuentedepárrafopredeter." style:family="text">
      <style:text-properties fo:color="#0000FF" fo:letter-spacing="-0.0062in" style:text-scale="151%" fo:language="es" fo:country="ES"/>
    </style:style>
    <style:style style:name="T2422" style:parent-style-name="Fuentedepárrafopredeter." style:family="text">
      <style:text-properties fo:color="#0000FF" style:text-scale="110%" fo:language="es" fo:country="ES"/>
    </style:style>
    <style:style style:name="T2423" style:parent-style-name="Fuentedepárrafopredeter." style:family="text">
      <style:text-properties fo:color="#0000FF" fo:language="es" fo:country="ES"/>
    </style:style>
    <style:style style:name="T2424" style:parent-style-name="Fuentedepárrafopredeter." style:family="text">
      <style:text-properties fo:color="#0000FF" fo:letter-spacing="-0.0118in" fo:language="es" fo:country="ES"/>
    </style:style>
    <style:style style:name="T2425" style:parent-style-name="Fuentedepárrafopredeter." style:family="text">
      <style:text-properties fo:color="#0000FF" fo:letter-spacing="-0.0062in" style:text-scale="114%" fo:language="es" fo:country="ES"/>
    </style:style>
    <style:style style:name="T2426" style:parent-style-name="Fuentedepárrafopredeter." style:family="text">
      <style:text-properties fo:color="#0000FF" fo:letter-spacing="-0.0062in" style:text-scale="151%" fo:language="es" fo:country="ES"/>
    </style:style>
    <style:style style:name="T2427" style:parent-style-name="Fuentedepárrafopredeter." style:family="text">
      <style:text-properties fo:color="#0000FF" fo:letter-spacing="-0.0062in" style:text-scale="72%" fo:language="es" fo:country="ES"/>
    </style:style>
    <style:style style:name="T2428" style:parent-style-name="Fuentedepárrafopredeter." style:family="text">
      <style:text-properties fo:color="#0000FF" style:text-scale="108%" fo:language="es" fo:country="ES"/>
    </style:style>
    <style:style style:name="P2429" style:parent-style-name="Textoindependiente" style:family="paragraph">
      <style:paragraph-properties fo:line-height="0.1472in"/>
    </style:style>
    <style:style style:name="T2430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2431" style:parent-style-name="Fuentedepárrafopredeter." style:family="text">
      <style:text-properties fo:color="#00898C" style:text-scale="115%" fo:language="es" fo:country="ES"/>
    </style:style>
    <style:style style:name="T2432" style:parent-style-name="Fuentedepárrafopredeter." style:family="text">
      <style:text-properties style:text-scale="115%" fo:language="es" fo:country="ES"/>
    </style:style>
    <style:style style:name="T2433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P2434" style:parent-style-name="Textoindependiente" style:family="paragraph">
      <style:paragraph-properties fo:margin-top="0.0006in" fo:line-height="0.143in" fo:margin-left="0.2201in">
        <style:tab-stops/>
      </style:paragraph-properties>
    </style:style>
    <style:style style:name="T2435" style:parent-style-name="Fuentedepárrafopredeter." style:family="text">
      <style:text-properties fo:color="#0000FF" style:text-scale="135%" fo:language="es" fo:country="ES"/>
    </style:style>
    <style:style style:name="T2436" style:parent-style-name="Fuentedepárrafopredeter." style:family="text">
      <style:text-properties fo:color="#0000FF" style:text-scale="145%" fo:language="es" fo:country="ES"/>
    </style:style>
    <style:style style:name="T2437" style:parent-style-name="Fuentedepárrafopredeter." style:family="text">
      <style:text-properties fo:color="#0000FF" style:text-scale="135%" fo:language="es" fo:country="ES"/>
    </style:style>
    <style:style style:name="P2438" style:parent-style-name="Textoindependiente" style:family="paragraph">
      <style:paragraph-properties fo:line-height="0.1458in" fo:margin-left="0.2201in">
        <style:tab-stops/>
      </style:paragraph-properties>
    </style:style>
    <style:style style:name="T2439" style:parent-style-name="Fuentedepárrafopredeter." style:family="text">
      <style:text-properties style:font-name="Lucida Sans Typewriter" fo:font-weight="bold" style:font-weight-asian="bold" fo:color="#A52A2A" fo:letter-spacing="-0.0041in" style:text-scale="120%"/>
    </style:style>
    <style:style style:name="T2440" style:parent-style-name="Fuentedepárrafopredeter." style:family="text">
      <style:text-properties fo:color="#6959CD" style:text-scale="180%"/>
    </style:style>
    <style:style style:name="T2441" style:parent-style-name="Fuentedepárrafopredeter." style:family="text">
      <style:text-properties style:font-name="Lucida Sans Typewriter" fo:font-weight="bold" style:font-weight-asian="bold" fo:color="#A52A2A" fo:letter-spacing="-0.0034in" style:text-scale="120%"/>
    </style:style>
    <style:style style:name="T2442" style:parent-style-name="Fuentedepárrafopredeter." style:family="text">
      <style:text-properties style:font-name="Lucida Sans Typewriter" fo:font-weight="bold" style:font-weight-asian="bold" fo:color="#A52A2A" fo:letter-spacing="-0.0416in" style:text-scale="120%"/>
    </style:style>
    <style:style style:name="T2443" style:parent-style-name="Fuentedepárrafopredeter." style:family="text">
      <style:text-properties fo:color="#A01FEF" fo:letter-spacing="-0.0041in" style:text-scale="135%"/>
    </style:style>
    <style:style style:name="T2444" style:parent-style-name="Fuentedepárrafopredeter." style:family="text">
      <style:text-properties style:font-name="Lucida Sans Typewriter" fo:font-weight="bold" style:font-weight-asian="bold" fo:color="#A52A2A" fo:letter-spacing="-0.0062in" style:text-scale="120%"/>
    </style:style>
    <style:style style:name="T2445" style:parent-style-name="Fuentedepárrafopredeter." style:family="text">
      <style:text-properties fo:color="#A01FEF" fo:letter-spacing="-0.0062in" style:text-scale="120%"/>
    </style:style>
    <style:style style:name="T2446" style:parent-style-name="Fuentedepárrafopredeter." style:family="text">
      <style:text-properties style:font-name="Lucida Sans Typewriter" fo:font-weight="bold" style:font-weight-asian="bold" fo:color="#A52A2A" fo:letter-spacing="-0.0062in" style:text-scale="120%"/>
    </style:style>
    <style:style style:name="T2447" style:parent-style-name="Fuentedepárrafopredeter." style:family="text">
      <style:text-properties fo:color="#A01FEF" fo:letter-spacing="-0.0062in" style:text-scale="120%"/>
    </style:style>
    <style:style style:name="T2448" style:parent-style-name="Fuentedepárrafopredeter." style:family="text">
      <style:text-properties style:font-name="Lucida Sans Typewriter" fo:font-weight="bold" style:font-weight-asian="bold" fo:color="#A52A2A" fo:letter-spacing="-0.0062in" style:text-scale="120%"/>
    </style:style>
    <style:style style:name="P2449" style:parent-style-name="Textoindependiente" style:family="paragraph">
      <style:paragraph-properties fo:line-height="0.1458in" fo:margin-left="0.359in">
        <style:tab-stops/>
      </style:paragraph-properties>
    </style:style>
    <style:style style:name="T2450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2451" style:parent-style-name="Fuentedepárrafopredeter." style:family="text">
      <style:text-properties fo:color="#00898C" style:text-scale="140%"/>
    </style:style>
    <style:style style:name="T2452" style:parent-style-name="Fuentedepárrafopredeter." style:family="text">
      <style:text-properties fo:color="#6959CD" style:text-scale="140%"/>
    </style:style>
    <style:style style:name="T2453" style:parent-style-name="Fuentedepárrafopredeter." style:family="text">
      <style:text-properties fo:color="#00898C" style:text-scale="140%"/>
    </style:style>
    <style:style style:name="T2454" style:parent-style-name="Fuentedepárrafopredeter." style:family="text">
      <style:text-properties fo:color="#6959CD" style:text-scale="140%"/>
    </style:style>
    <style:style style:name="T2455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P2456" style:parent-style-name="Textoindependiente" style:family="paragraph">
      <style:paragraph-properties fo:line-height="0.1458in" fo:margin-left="0.4979in">
        <style:tab-stops/>
      </style:paragraph-properties>
    </style:style>
    <style:style style:name="T245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45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45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460" style:parent-style-name="Fuentedepárrafopredeter." style:family="text">
      <style:text-properties fo:color="#6959CD" fo:letter-spacing="-0.0062in" style:text-scale="114%" fo:language="es" fo:country="ES"/>
    </style:style>
    <style:style style:name="T2461" style:parent-style-name="Fuentedepárrafopredeter." style:family="text">
      <style:text-properties fo:color="#6959CD" style:text-scale="211%" fo:language="es" fo:country="ES"/>
    </style:style>
    <style:style style:name="T2462" style:parent-style-name="Fuentedepárrafopredeter." style:family="text">
      <style:text-properties fo:color="#6959CD" fo:language="es" fo:country="ES"/>
    </style:style>
    <style:style style:name="T2463" style:parent-style-name="Fuentedepárrafopredeter." style:family="text">
      <style:text-properties fo:color="#6959CD" fo:letter-spacing="-0.0118in" fo:language="es" fo:country="ES"/>
    </style:style>
    <style:style style:name="T246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46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46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467" style:parent-style-name="Fuentedepárrafopredeter." style:family="text">
      <style:text-properties fo:letter-spacing="-0.0062in" style:text-scale="204%" fo:language="es" fo:country="ES"/>
    </style:style>
    <style:style style:name="T2468" style:parent-style-name="Fuentedepárrafopredeter." style:family="text">
      <style:text-properties fo:letter-spacing="-0.0062in" style:text-scale="211%" fo:language="es" fo:country="ES"/>
    </style:style>
    <style:style style:name="T2469" style:parent-style-name="Fuentedepárrafopredeter." style:family="text">
      <style:text-properties fo:letter-spacing="-0.0062in" style:text-scale="148%" fo:language="es" fo:country="ES"/>
    </style:style>
    <style:style style:name="T2470" style:parent-style-name="Fuentedepárrafopredeter." style:family="text">
      <style:text-properties fo:letter-spacing="-0.0062in" style:text-scale="151%" fo:language="es" fo:country="ES"/>
    </style:style>
    <style:style style:name="T2471" style:parent-style-name="Fuentedepárrafopredeter." style:family="text">
      <style:text-properties fo:letter-spacing="-0.0062in" style:text-scale="114%" fo:language="es" fo:country="ES"/>
    </style:style>
    <style:style style:name="T2472" style:parent-style-name="Fuentedepárrafopredeter." style:family="text">
      <style:text-properties fo:letter-spacing="-0.0062in" style:text-scale="110%" fo:language="es" fo:country="ES"/>
    </style:style>
    <style:style style:name="T2473" style:parent-style-name="Fuentedepárrafopredeter." style:family="text">
      <style:text-properties fo:letter-spacing="-0.0062in" style:text-scale="151%" fo:language="es" fo:country="ES"/>
    </style:style>
    <style:style style:name="T2474" style:parent-style-name="Fuentedepárrafopredeter." style:family="text">
      <style:text-properties style:text-scale="121%" fo:language="es" fo:country="ES"/>
    </style:style>
    <style:style style:name="T2475" style:parent-style-name="Fuentedepárrafopredeter." style:family="text">
      <style:text-properties fo:language="es" fo:country="ES"/>
    </style:style>
    <style:style style:name="T2476" style:parent-style-name="Fuentedepárrafopredeter." style:family="text">
      <style:text-properties fo:letter-spacing="-0.0118in" fo:language="es" fo:country="ES"/>
    </style:style>
    <style:style style:name="T2477" style:parent-style-name="Fuentedepárrafopredeter." style:family="text">
      <style:text-properties fo:color="#0000FF" fo:letter-spacing="-0.0062in" style:text-scale="114%" fo:language="es" fo:country="ES"/>
    </style:style>
    <style:style style:name="T2478" style:parent-style-name="Fuentedepárrafopredeter." style:family="text">
      <style:text-properties fo:color="#0000FF" fo:letter-spacing="-0.0062in" style:text-scale="108%" fo:language="es" fo:country="ES"/>
    </style:style>
    <style:style style:name="T2479" style:parent-style-name="Fuentedepárrafopredeter." style:family="text">
      <style:text-properties fo:color="#0000FF" fo:letter-spacing="-0.0062in" style:text-scale="114%" fo:language="es" fo:country="ES"/>
    </style:style>
    <style:style style:name="T2480" style:parent-style-name="Fuentedepárrafopredeter." style:family="text">
      <style:text-properties fo:color="#0000FF" fo:letter-spacing="-0.0062in" style:text-scale="154%" fo:language="es" fo:country="ES"/>
    </style:style>
    <style:style style:name="T2481" style:parent-style-name="Fuentedepárrafopredeter." style:family="text">
      <style:text-properties fo:color="#0000FF" style:text-scale="114%" fo:language="es" fo:country="ES"/>
    </style:style>
    <style:style style:name="T2482" style:parent-style-name="Fuentedepárrafopredeter." style:family="text">
      <style:text-properties fo:color="#0000FF" fo:language="es" fo:country="ES"/>
    </style:style>
    <style:style style:name="T2483" style:parent-style-name="Fuentedepárrafopredeter." style:family="text">
      <style:text-properties fo:color="#0000FF" fo:letter-spacing="-0.0118in" fo:language="es" fo:country="ES"/>
    </style:style>
    <style:style style:name="T2484" style:parent-style-name="Fuentedepárrafopredeter." style:family="text">
      <style:text-properties fo:color="#0000FF" fo:letter-spacing="-0.0062in" style:text-scale="108%" fo:language="es" fo:country="ES"/>
    </style:style>
    <style:style style:name="T2485" style:parent-style-name="Fuentedepárrafopredeter." style:family="text">
      <style:text-properties fo:color="#0000FF" fo:letter-spacing="-0.0062in" style:text-scale="110%" fo:language="es" fo:country="ES"/>
    </style:style>
    <style:style style:name="T2486" style:parent-style-name="Fuentedepárrafopredeter." style:family="text">
      <style:text-properties fo:color="#0000FF" style:text-scale="110%" fo:language="es" fo:country="ES"/>
    </style:style>
    <style:style style:name="T2487" style:parent-style-name="Fuentedepárrafopredeter." style:family="text">
      <style:text-properties fo:color="#0000FF" fo:language="es" fo:country="ES"/>
    </style:style>
    <style:style style:name="T2488" style:parent-style-name="Fuentedepárrafopredeter." style:family="text">
      <style:text-properties fo:color="#0000FF" fo:letter-spacing="-0.0118in" fo:language="es" fo:country="ES"/>
    </style:style>
    <style:style style:name="T2489" style:parent-style-name="Fuentedepárrafopredeter." style:family="text">
      <style:text-properties fo:color="#0000FF" fo:letter-spacing="-0.0062in" style:text-scale="148%" fo:language="es" fo:country="ES"/>
    </style:style>
    <style:style style:name="T2490" style:parent-style-name="Fuentedepárrafopredeter." style:family="text">
      <style:text-properties fo:color="#0000FF" fo:letter-spacing="-0.0062in" style:text-scale="112%" fo:language="es" fo:country="ES"/>
    </style:style>
    <style:style style:name="T2491" style:parent-style-name="Fuentedepárrafopredeter." style:family="text">
      <style:text-properties fo:color="#0000FF" fo:letter-spacing="-0.0062in" style:text-scale="204%" fo:language="es" fo:country="ES"/>
    </style:style>
    <style:style style:name="T2492" style:parent-style-name="Fuentedepárrafopredeter." style:family="text">
      <style:text-properties fo:color="#0000FF" style:text-scale="112%" fo:language="es" fo:country="ES"/>
    </style:style>
    <style:style style:name="T2493" style:parent-style-name="Fuentedepárrafopredeter." style:family="text">
      <style:text-properties fo:color="#0000FF" fo:language="es" fo:country="ES"/>
    </style:style>
    <style:style style:name="T2494" style:parent-style-name="Fuentedepárrafopredeter." style:family="text">
      <style:text-properties fo:color="#0000FF" fo:letter-spacing="-0.0118in" fo:language="es" fo:country="ES"/>
    </style:style>
    <style:style style:name="T2495" style:parent-style-name="Fuentedepárrafopredeter." style:family="text">
      <style:text-properties fo:color="#0000FF" fo:letter-spacing="-0.0062in" style:text-scale="148%" fo:language="es" fo:country="ES"/>
    </style:style>
    <style:style style:name="T2496" style:parent-style-name="Fuentedepárrafopredeter." style:family="text">
      <style:text-properties fo:color="#0000FF" fo:letter-spacing="-0.0062in" style:text-scale="114%" fo:language="es" fo:country="ES"/>
    </style:style>
    <style:style style:name="T2497" style:parent-style-name="Fuentedepárrafopredeter." style:family="text">
      <style:text-properties fo:color="#0000FF" fo:letter-spacing="-0.0062in" style:text-scale="204%" fo:language="es" fo:country="ES"/>
    </style:style>
    <style:style style:name="T2498" style:parent-style-name="Fuentedepárrafopredeter." style:family="text">
      <style:text-properties fo:color="#0000FF" fo:letter-spacing="-0.0062in" style:text-scale="119%" fo:language="es" fo:country="ES"/>
    </style:style>
    <style:style style:name="T2499" style:parent-style-name="Fuentedepárrafopredeter." style:family="text">
      <style:text-properties fo:color="#0000FF" style:text-scale="114%" fo:language="es" fo:country="ES"/>
    </style:style>
    <style:style style:name="T2500" style:parent-style-name="Fuentedepárrafopredeter." style:family="text">
      <style:text-properties fo:color="#0000FF" fo:language="es" fo:country="ES"/>
    </style:style>
    <style:style style:name="T2501" style:parent-style-name="Fuentedepárrafopredeter." style:family="text">
      <style:text-properties fo:color="#0000FF" fo:letter-spacing="-0.0118in" fo:language="es" fo:country="ES"/>
    </style:style>
    <style:style style:name="T2502" style:parent-style-name="Fuentedepárrafopredeter." style:family="text">
      <style:text-properties fo:color="#0000FF" fo:letter-spacing="-0.0062in" style:text-scale="110%" fo:language="es" fo:country="ES"/>
    </style:style>
    <style:style style:name="T2503" style:parent-style-name="Fuentedepárrafopredeter." style:family="text">
      <style:text-properties fo:color="#0000FF" style:text-scale="204%" fo:language="es" fo:country="ES"/>
    </style:style>
    <style:style style:name="T2504" style:parent-style-name="Fuentedepárrafopredeter." style:family="text">
      <style:text-properties fo:color="#0000FF" fo:language="es" fo:country="ES"/>
    </style:style>
    <style:style style:name="T2505" style:parent-style-name="Fuentedepárrafopredeter." style:family="text">
      <style:text-properties fo:color="#0000FF" fo:letter-spacing="-0.0118in" fo:language="es" fo:country="ES"/>
    </style:style>
    <style:style style:name="T2506" style:parent-style-name="Fuentedepárrafopredeter." style:family="text">
      <style:text-properties fo:color="#0000FF" fo:letter-spacing="-0.0062in" style:text-scale="110%" fo:language="es" fo:country="ES"/>
    </style:style>
    <style:style style:name="T2507" style:parent-style-name="Fuentedepárrafopredeter." style:family="text">
      <style:text-properties fo:color="#0000FF" fo:letter-spacing="-0.0062in" style:text-scale="112%" fo:language="es" fo:country="ES"/>
    </style:style>
    <style:style style:name="T2508" style:parent-style-name="Fuentedepárrafopredeter." style:family="text">
      <style:text-properties fo:color="#0000FF" fo:letter-spacing="-0.0062in" style:text-scale="72%" fo:language="es" fo:country="ES"/>
    </style:style>
    <style:style style:name="T2509" style:parent-style-name="Fuentedepárrafopredeter." style:family="text">
      <style:text-properties fo:color="#0000FF" fo:letter-spacing="-0.0062in" style:text-scale="108%" fo:language="es" fo:country="ES"/>
    </style:style>
    <style:style style:name="T2510" style:parent-style-name="Fuentedepárrafopredeter." style:family="text">
      <style:text-properties fo:color="#0000FF" fo:letter-spacing="-0.0062in" style:text-scale="154%" fo:language="es" fo:country="ES"/>
    </style:style>
    <style:style style:name="T2511" style:parent-style-name="Fuentedepárrafopredeter." style:family="text">
      <style:text-properties fo:color="#0000FF" style:text-scale="110%" fo:language="es" fo:country="ES"/>
    </style:style>
    <style:style style:name="P2512" style:parent-style-name="Textoindependiente" style:family="paragraph">
      <style:paragraph-properties fo:line-height="98%" fo:margin-left="0.2201in" fo:margin-right="5.6958in" fo:text-indent="0.1388in">
        <style:tab-stops/>
      </style:paragraph-properties>
    </style:style>
    <style:style style:name="T251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514" style:parent-style-name="Textoindependiente" style:family="paragraph">
      <style:paragraph-properties fo:line-height="0.1451in"/>
    </style:style>
    <style:style style:name="T251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516" style:parent-style-name="Textoindependiente" style:family="paragraph">
      <style:paragraph-properties fo:line-height="0.1465in" fo:margin-left="0.2201in">
        <style:tab-stops/>
      </style:paragraph-properties>
    </style:style>
    <style:style style:name="T251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51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51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520" style:parent-style-name="Fuentedepárrafopredeter." style:family="text">
      <style:text-properties fo:color="#FF00FF" fo:letter-spacing="-0.0062in" style:text-scale="185%" fo:language="es" fo:country="ES"/>
    </style:style>
    <style:style style:name="T2521" style:parent-style-name="Fuentedepárrafopredeter." style:family="text">
      <style:text-properties fo:color="#FF00FF" fo:letter-spacing="-0.0062in" style:text-scale="112%" fo:language="es" fo:country="ES"/>
    </style:style>
    <style:style style:name="T2522" style:parent-style-name="Fuentedepárrafopredeter." style:family="text">
      <style:text-properties fo:color="#FF00FF" style:text-scale="204%" fo:language="es" fo:country="ES"/>
    </style:style>
    <style:style style:name="T2523" style:parent-style-name="Fuentedepárrafopredeter." style:family="text">
      <style:text-properties fo:color="#FF00FF" fo:language="es" fo:country="ES"/>
    </style:style>
    <style:style style:name="T2524" style:parent-style-name="Fuentedepárrafopredeter." style:family="text">
      <style:text-properties fo:color="#FF00FF" fo:letter-spacing="-0.0118in" fo:language="es" fo:country="ES"/>
    </style:style>
    <style:style style:name="T2525" style:parent-style-name="Fuentedepárrafopredeter." style:family="text">
      <style:text-properties fo:color="#FF00FF" fo:letter-spacing="-0.0062in" style:text-scale="108%" fo:language="es" fo:country="ES"/>
    </style:style>
    <style:style style:name="T2526" style:parent-style-name="Fuentedepárrafopredeter." style:family="text">
      <style:text-properties fo:color="#FF00FF" fo:letter-spacing="-0.0062in" style:text-scale="211%" fo:language="es" fo:country="ES"/>
    </style:style>
    <style:style style:name="T2527" style:parent-style-name="Fuentedepárrafopredeter." style:family="text">
      <style:text-properties fo:color="#FF00FF" fo:letter-spacing="-0.0062in" style:text-scale="154%" fo:language="es" fo:country="ES"/>
    </style:style>
    <style:style style:name="T2528" style:parent-style-name="Fuentedepárrafopredeter." style:family="text">
      <style:text-properties fo:color="#FF00FF" fo:letter-spacing="-0.0062in" style:text-scale="110%" fo:language="es" fo:country="ES"/>
    </style:style>
    <style:style style:name="T2529" style:parent-style-name="Fuentedepárrafopredeter." style:family="text">
      <style:text-properties fo:color="#FF00FF" fo:letter-spacing="-0.0062in" style:text-scale="121%" fo:language="es" fo:country="ES"/>
    </style:style>
    <style:style style:name="T2530" style:parent-style-name="Fuentedepárrafopredeter." style:family="text">
      <style:text-properties fo:color="#FF00FF" fo:letter-spacing="-0.0062in" style:text-scale="151%" fo:language="es" fo:country="ES"/>
    </style:style>
    <style:style style:name="T2531" style:parent-style-name="Fuentedepárrafopredeter." style:family="text">
      <style:text-properties fo:color="#FF00FF" fo:letter-spacing="-0.0062in" style:text-scale="112%" fo:language="es" fo:country="ES"/>
    </style:style>
    <style:style style:name="T2532" style:parent-style-name="Fuentedepárrafopredeter." style:family="text">
      <style:text-properties fo:color="#FF00FF" fo:letter-spacing="-0.0062in" style:text-scale="154%" fo:language="es" fo:country="ES"/>
    </style:style>
    <style:style style:name="T2533" style:parent-style-name="Fuentedepárrafopredeter." style:family="text">
      <style:text-properties fo:color="#FF00FF" fo:letter-spacing="-0.0062in" style:text-scale="211%" fo:language="es" fo:country="ES"/>
    </style:style>
    <style:style style:name="T2534" style:parent-style-name="Fuentedepárrafopredeter." style:family="text">
      <style:text-properties fo:color="#FF00FF" style:text-scale="112%" fo:language="es" fo:country="ES"/>
    </style:style>
    <style:style style:name="T2535" style:parent-style-name="Fuentedepárrafopredeter." style:family="text">
      <style:text-properties fo:color="#FF00FF" fo:language="es" fo:country="ES"/>
    </style:style>
    <style:style style:name="T2536" style:parent-style-name="Fuentedepárrafopredeter." style:family="text">
      <style:text-properties fo:color="#FF00FF" fo:letter-spacing="-0.0118in" fo:language="es" fo:country="ES"/>
    </style:style>
    <style:style style:name="T2537" style:parent-style-name="Fuentedepárrafopredeter." style:family="text">
      <style:text-properties fo:color="#FF00FF" fo:letter-spacing="-0.0062in" style:text-scale="114%" fo:language="es" fo:country="ES"/>
    </style:style>
    <style:style style:name="T2538" style:parent-style-name="Fuentedepárrafopredeter." style:family="text">
      <style:text-properties fo:color="#FF00FF" fo:letter-spacing="-0.0062in" style:text-scale="151%" fo:language="es" fo:country="ES"/>
    </style:style>
    <style:style style:name="T2539" style:parent-style-name="Fuentedepárrafopredeter." style:family="text">
      <style:text-properties fo:color="#FF00FF" fo:letter-spacing="-0.0062in" style:text-scale="72%" fo:language="es" fo:country="ES"/>
    </style:style>
    <style:style style:name="T2540" style:parent-style-name="Fuentedepárrafopredeter." style:family="text">
      <style:text-properties fo:color="#FF00FF" style:text-scale="108%" fo:language="es" fo:country="ES"/>
    </style:style>
    <style:style style:name="T2541" style:parent-style-name="Fuentedepárrafopredeter." style:family="text">
      <style:text-properties fo:color="#FF00FF" fo:language="es" fo:country="ES"/>
    </style:style>
    <style:style style:name="T2542" style:parent-style-name="Fuentedepárrafopredeter." style:family="text">
      <style:text-properties fo:color="#FF00FF" fo:letter-spacing="-0.0118in" fo:language="es" fo:country="ES"/>
    </style:style>
    <style:style style:name="T2543" style:parent-style-name="Fuentedepárrafopredeter." style:family="text">
      <style:text-properties fo:color="#FF00FF" fo:letter-spacing="-0.0062in" style:text-scale="110%" fo:language="es" fo:country="ES"/>
    </style:style>
    <style:style style:name="T2544" style:parent-style-name="Fuentedepárrafopredeter." style:family="text">
      <style:text-properties fo:color="#FF00FF" style:text-scale="112%" fo:language="es" fo:country="ES"/>
    </style:style>
    <style:style style:name="T2545" style:parent-style-name="Fuentedepárrafopredeter." style:family="text">
      <style:text-properties fo:color="#FF00FF" fo:language="es" fo:country="ES"/>
    </style:style>
    <style:style style:name="T2546" style:parent-style-name="Fuentedepárrafopredeter." style:family="text">
      <style:text-properties fo:color="#FF00FF" fo:letter-spacing="-0.0118in" fo:language="es" fo:country="ES"/>
    </style:style>
    <style:style style:name="T2547" style:parent-style-name="Fuentedepárrafopredeter." style:family="text">
      <style:text-properties fo:color="#FF00FF" fo:letter-spacing="-0.0062in" style:text-scale="110%" fo:language="es" fo:country="ES"/>
    </style:style>
    <style:style style:name="T2548" style:parent-style-name="Fuentedepárrafopredeter." style:family="text">
      <style:text-properties fo:color="#FF00FF" fo:letter-spacing="-0.0062in" style:text-scale="120%" fo:language="es" fo:country="ES"/>
    </style:style>
    <style:style style:name="T2549" style:parent-style-name="Fuentedepárrafopredeter." style:family="text">
      <style:text-properties fo:color="#FF00FF" fo:letter-spacing="-0.0062in" style:text-scale="211%" fo:language="es" fo:country="ES"/>
    </style:style>
    <style:style style:name="T2550" style:parent-style-name="Fuentedepárrafopredeter." style:family="text">
      <style:text-properties fo:color="#FF00FF" fo:letter-spacing="-0.0062in" style:text-scale="148%" fo:language="es" fo:country="ES"/>
    </style:style>
    <style:style style:name="T2551" style:parent-style-name="Fuentedepárrafopredeter." style:family="text">
      <style:text-properties fo:color="#FF00FF" fo:letter-spacing="-0.0062in" style:text-scale="151%" fo:language="es" fo:country="ES"/>
    </style:style>
    <style:style style:name="T2552" style:parent-style-name="Fuentedepárrafopredeter." style:family="text">
      <style:text-properties fo:color="#FF00FF" fo:letter-spacing="-0.0062in" style:text-scale="110%" fo:language="es" fo:country="ES"/>
    </style:style>
    <style:style style:name="T2553" style:parent-style-name="Fuentedepárrafopredeter." style:family="text">
      <style:text-properties fo:color="#FF00FF" style:text-scale="185%" fo:language="es" fo:country="ES"/>
    </style:style>
    <style:style style:name="P2554" style:parent-style-name="Textoindependiente" style:family="paragraph">
      <style:paragraph-properties fo:line-height="0.1451in"/>
    </style:style>
    <style:style style:name="T255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556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 fo:language="es" fo:country="ES"/>
    </style:style>
    <style:style style:name="P2557" style:parent-style-name="Textoindependiente" style:family="paragraph">
      <style:paragraph-properties fo:line-height="0.143in"/>
    </style:style>
    <style:style style:name="T2558" style:parent-style-name="Fuentedepárrafopredeter." style:family="text">
      <style:text-properties fo:color="#0000FF" fo:letter-spacing="-0.0062in" style:text-scale="114%" fo:language="es" fo:country="ES"/>
    </style:style>
    <style:style style:name="T2559" style:parent-style-name="Fuentedepárrafopredeter." style:family="text">
      <style:text-properties fo:color="#0000FF" fo:letter-spacing="-0.0062in" style:text-scale="72%" fo:language="es" fo:country="ES"/>
    </style:style>
    <style:style style:name="T2560" style:parent-style-name="Fuentedepárrafopredeter." style:family="text">
      <style:text-properties fo:color="#0000FF" fo:letter-spacing="-0.0062in" style:text-scale="110%" fo:language="es" fo:country="ES"/>
    </style:style>
    <style:style style:name="T2561" style:parent-style-name="Fuentedepárrafopredeter." style:family="text">
      <style:text-properties fo:color="#0000FF" fo:letter-spacing="-0.0062in" style:text-scale="148%" fo:language="es" fo:country="ES"/>
    </style:style>
    <style:style style:name="T2562" style:parent-style-name="Fuentedepárrafopredeter." style:family="text">
      <style:text-properties fo:color="#0000FF" fo:letter-spacing="-0.0062in" style:text-scale="151%" fo:language="es" fo:country="ES"/>
    </style:style>
    <style:style style:name="T2563" style:parent-style-name="Fuentedepárrafopredeter." style:family="text">
      <style:text-properties fo:color="#0000FF" fo:letter-spacing="-0.0062in" style:text-scale="154%" fo:language="es" fo:country="ES"/>
    </style:style>
    <style:style style:name="T2564" style:parent-style-name="Fuentedepárrafopredeter." style:family="text">
      <style:text-properties fo:color="#0000FF" style:text-scale="114%" fo:language="es" fo:country="ES"/>
    </style:style>
    <style:style style:name="T2565" style:parent-style-name="Fuentedepárrafopredeter." style:family="text">
      <style:text-properties fo:color="#0000FF" fo:language="es" fo:country="ES"/>
    </style:style>
    <style:style style:name="T2566" style:parent-style-name="Fuentedepárrafopredeter." style:family="text">
      <style:text-properties fo:color="#0000FF" fo:letter-spacing="-0.0118in" fo:language="es" fo:country="ES"/>
    </style:style>
    <style:style style:name="T2567" style:parent-style-name="Fuentedepárrafopredeter." style:family="text">
      <style:text-properties fo:color="#0000FF" fo:letter-spacing="-0.0062in" style:text-scale="204%" fo:language="es" fo:country="ES"/>
    </style:style>
    <style:style style:name="T2568" style:parent-style-name="Fuentedepárrafopredeter." style:family="text">
      <style:text-properties fo:color="#0000FF" fo:letter-spacing="-0.0062in" style:text-scale="112%" fo:language="es" fo:country="ES"/>
    </style:style>
    <style:style style:name="T2569" style:parent-style-name="Fuentedepárrafopredeter." style:family="text">
      <style:text-properties fo:color="#0000FF" style:text-scale="148%" fo:language="es" fo:country="ES"/>
    </style:style>
    <style:style style:name="T2570" style:parent-style-name="Fuentedepárrafopredeter." style:family="text">
      <style:text-properties fo:color="#0000FF" fo:language="es" fo:country="ES"/>
    </style:style>
    <style:style style:name="T2571" style:parent-style-name="Fuentedepárrafopredeter." style:family="text">
      <style:text-properties fo:color="#0000FF" fo:letter-spacing="-0.0118in" fo:language="es" fo:country="ES"/>
    </style:style>
    <style:style style:name="T2572" style:parent-style-name="Fuentedepárrafopredeter." style:family="text">
      <style:text-properties fo:color="#0000FF" fo:letter-spacing="-0.0062in" style:text-scale="162%" fo:language="es" fo:country="ES"/>
    </style:style>
    <style:style style:name="T2573" style:parent-style-name="Fuentedepárrafopredeter." style:family="text">
      <style:text-properties fo:color="#0000FF" fo:letter-spacing="-0.0062in" style:text-scale="211%" fo:language="es" fo:country="ES"/>
    </style:style>
    <style:style style:name="T2574" style:parent-style-name="Fuentedepárrafopredeter." style:family="text">
      <style:text-properties fo:color="#0000FF" fo:letter-spacing="-0.0062in" style:text-scale="121%" fo:language="es" fo:country="ES"/>
    </style:style>
    <style:style style:name="T2575" style:parent-style-name="Fuentedepárrafopredeter." style:family="text">
      <style:text-properties fo:color="#0000FF" fo:letter-spacing="-0.0062in" style:text-scale="110%" fo:language="es" fo:country="ES"/>
    </style:style>
    <style:style style:name="T2576" style:parent-style-name="Fuentedepárrafopredeter." style:family="text">
      <style:text-properties fo:color="#0000FF" fo:letter-spacing="-0.0062in" style:text-scale="154%" fo:language="es" fo:country="ES"/>
    </style:style>
    <style:style style:name="T2577" style:parent-style-name="Fuentedepárrafopredeter." style:family="text">
      <style:text-properties fo:color="#0000FF" fo:letter-spacing="-0.0062in" style:text-scale="112%" fo:language="es" fo:country="ES"/>
    </style:style>
    <style:style style:name="T2578" style:parent-style-name="Fuentedepárrafopredeter." style:family="text">
      <style:text-properties fo:color="#0000FF" style:text-scale="148%" fo:language="es" fo:country="ES"/>
    </style:style>
    <style:style style:name="T2579" style:parent-style-name="Fuentedepárrafopredeter." style:family="text">
      <style:text-properties fo:color="#0000FF" fo:language="es" fo:country="ES"/>
    </style:style>
    <style:style style:name="T2580" style:parent-style-name="Fuentedepárrafopredeter." style:family="text">
      <style:text-properties fo:color="#0000FF" fo:letter-spacing="-0.0118in" fo:language="es" fo:country="ES"/>
    </style:style>
    <style:style style:name="T2581" style:parent-style-name="Fuentedepárrafopredeter." style:family="text">
      <style:text-properties fo:color="#0000FF" fo:letter-spacing="-0.0062in" style:text-scale="108%" fo:language="es" fo:country="ES"/>
    </style:style>
    <style:style style:name="T2582" style:parent-style-name="Fuentedepárrafopredeter." style:family="text">
      <style:text-properties fo:color="#0000FF" fo:letter-spacing="-0.0062in" style:text-scale="110%" fo:language="es" fo:country="ES"/>
    </style:style>
    <style:style style:name="T2583" style:parent-style-name="Fuentedepárrafopredeter." style:family="text">
      <style:text-properties fo:color="#0000FF" style:text-scale="110%" fo:language="es" fo:country="ES"/>
    </style:style>
    <style:style style:name="T2584" style:parent-style-name="Fuentedepárrafopredeter." style:family="text">
      <style:text-properties fo:color="#0000FF" fo:language="es" fo:country="ES"/>
    </style:style>
    <style:style style:name="T2585" style:parent-style-name="Fuentedepárrafopredeter." style:family="text">
      <style:text-properties fo:color="#0000FF" fo:letter-spacing="-0.0118in" fo:language="es" fo:country="ES"/>
    </style:style>
    <style:style style:name="T2586" style:parent-style-name="Fuentedepárrafopredeter." style:family="text">
      <style:text-properties fo:color="#0000FF" fo:letter-spacing="-0.0062in" style:text-scale="121%" fo:language="es" fo:country="ES"/>
    </style:style>
    <style:style style:name="T2587" style:parent-style-name="Fuentedepárrafopredeter." style:family="text">
      <style:text-properties fo:color="#0000FF" fo:letter-spacing="-0.0062in" style:text-scale="112%" fo:language="es" fo:country="ES"/>
    </style:style>
    <style:style style:name="T2588" style:parent-style-name="Fuentedepárrafopredeter." style:family="text">
      <style:text-properties fo:color="#0000FF" fo:letter-spacing="-0.0062in" style:text-scale="110%" fo:language="es" fo:country="ES"/>
    </style:style>
    <style:style style:name="T2589" style:parent-style-name="Fuentedepárrafopredeter." style:family="text">
      <style:text-properties fo:color="#0000FF" fo:letter-spacing="-0.0062in" style:text-scale="151%" fo:language="es" fo:country="ES"/>
    </style:style>
    <style:style style:name="T2590" style:parent-style-name="Fuentedepárrafopredeter." style:family="text">
      <style:text-properties fo:color="#0000FF" fo:letter-spacing="-0.0062in" style:text-scale="211%" fo:language="es" fo:country="ES"/>
    </style:style>
    <style:style style:name="T2591" style:parent-style-name="Fuentedepárrafopredeter." style:family="text">
      <style:text-properties fo:color="#0000FF" fo:letter-spacing="-0.0062in" style:text-scale="110%" fo:language="es" fo:country="ES"/>
    </style:style>
    <style:style style:name="T2592" style:parent-style-name="Fuentedepárrafopredeter." style:family="text">
      <style:text-properties fo:color="#0000FF" style:text-scale="110%" fo:language="es" fo:country="ES"/>
    </style:style>
    <style:style style:name="T2593" style:parent-style-name="Fuentedepárrafopredeter." style:family="text">
      <style:text-properties fo:color="#0000FF" fo:language="es" fo:country="ES"/>
    </style:style>
    <style:style style:name="T2594" style:parent-style-name="Fuentedepárrafopredeter." style:family="text">
      <style:text-properties fo:color="#0000FF" fo:letter-spacing="-0.0118in" fo:language="es" fo:country="ES"/>
    </style:style>
    <style:style style:name="T2595" style:parent-style-name="Fuentedepárrafopredeter." style:family="text">
      <style:text-properties fo:color="#0000FF" fo:letter-spacing="-0.0062in" style:text-scale="148%" fo:language="es" fo:country="ES"/>
    </style:style>
    <style:style style:name="T2596" style:parent-style-name="Fuentedepárrafopredeter." style:family="text">
      <style:text-properties fo:color="#0000FF" fo:letter-spacing="-0.0062in" style:text-scale="110%" fo:language="es" fo:country="ES"/>
    </style:style>
    <style:style style:name="T2597" style:parent-style-name="Fuentedepárrafopredeter." style:family="text">
      <style:text-properties fo:color="#0000FF" fo:letter-spacing="-0.0062in" style:text-scale="154%" fo:language="es" fo:country="ES"/>
    </style:style>
    <style:style style:name="T2598" style:parent-style-name="Fuentedepárrafopredeter." style:family="text">
      <style:text-properties fo:color="#0000FF" fo:letter-spacing="-0.0062in" style:text-scale="122%" fo:language="es" fo:country="ES"/>
    </style:style>
    <style:style style:name="T2599" style:parent-style-name="Fuentedepárrafopredeter." style:family="text">
      <style:text-properties fo:color="#0000FF" fo:letter-spacing="-0.0062in" style:text-scale="211%" fo:language="es" fo:country="ES"/>
    </style:style>
    <style:style style:name="T2600" style:parent-style-name="Fuentedepárrafopredeter." style:family="text">
      <style:text-properties fo:color="#0000FF" fo:letter-spacing="-0.0062in" style:text-scale="121%" fo:language="es" fo:country="ES"/>
    </style:style>
    <style:style style:name="T2601" style:parent-style-name="Fuentedepárrafopredeter." style:family="text">
      <style:text-properties fo:color="#0000FF" fo:letter-spacing="-0.0062in" style:text-scale="110%" fo:language="es" fo:country="ES"/>
    </style:style>
    <style:style style:name="T2602" style:parent-style-name="Fuentedepárrafopredeter." style:family="text">
      <style:text-properties fo:color="#0000FF" style:text-scale="148%" fo:language="es" fo:country="ES"/>
    </style:style>
    <style:style style:name="P2603" style:parent-style-name="Textoindependiente" style:family="paragraph">
      <style:paragraph-properties fo:line-height="0.1458in"/>
    </style:style>
    <style:style style:name="T2604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605" style:parent-style-name="Fuentedepárrafopredeter." style:family="text">
      <style:text-properties fo:color="#FF00FF" style:text-scale="140%" fo:language="es" fo:country="ES"/>
    </style:style>
    <style:style style:name="T2606" style:parent-style-name="Fuentedepárrafopredeter." style:family="text">
      <style:text-properties fo:color="#FF00FF" style:text-scale="120%" fo:language="es" fo:country="ES"/>
    </style:style>
    <style:style style:name="T2607" style:parent-style-name="Fuentedepárrafopredeter." style:family="text">
      <style:text-properties fo:color="#FF00FF" style:text-scale="140%" fo:language="es" fo:country="ES"/>
    </style:style>
    <style:style style:name="T2608" style:parent-style-name="Fuentedepárrafopredeter." style:family="text">
      <style:text-properties fo:color="#FF00FF" style:text-scale="120%" fo:language="es" fo:country="ES"/>
    </style:style>
    <style:style style:name="T2609" style:parent-style-name="Fuentedepárrafopredeter." style:family="text">
      <style:text-properties fo:color="#FF00FF" style:text-scale="140%" fo:language="es" fo:country="ES"/>
    </style:style>
    <style:style style:name="P2610" style:parent-style-name="Textoindependiente" style:family="paragraph">
      <style:paragraph-properties fo:margin-right="4.0513in"/>
    </style:style>
    <style:style style:name="T2611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612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613" style:parent-style-name="Fuentedepárrafopredeter." style:family="text">
      <style:text-properties style:font-name="Lucida Sans Typewriter" fo:font-weight="bold" style:font-weight-asian="bold" fo:color="#A52A2A"/>
    </style:style>
    <style:style style:name="T2614" style:parent-style-name="Fuentedepárrafopredeter." style:family="text">
      <style:text-properties fo:letter-spacing="-0.0062in" style:text-scale="204%"/>
    </style:style>
    <style:style style:name="T2615" style:parent-style-name="Fuentedepárrafopredeter." style:family="text">
      <style:text-properties fo:letter-spacing="-0.0062in" style:text-scale="211%"/>
    </style:style>
    <style:style style:name="T2616" style:parent-style-name="Fuentedepárrafopredeter." style:family="text">
      <style:text-properties fo:letter-spacing="-0.0062in" style:text-scale="148%"/>
    </style:style>
    <style:style style:name="T2617" style:parent-style-name="Fuentedepárrafopredeter." style:family="text">
      <style:text-properties fo:letter-spacing="-0.0062in" style:text-scale="151%"/>
    </style:style>
    <style:style style:name="T2618" style:parent-style-name="Fuentedepárrafopredeter." style:family="text">
      <style:text-properties fo:letter-spacing="-0.0062in" style:text-scale="114%"/>
    </style:style>
    <style:style style:name="T2619" style:parent-style-name="Fuentedepárrafopredeter." style:family="text">
      <style:text-properties fo:letter-spacing="-0.0062in" style:text-scale="110%"/>
    </style:style>
    <style:style style:name="T2620" style:parent-style-name="Fuentedepárrafopredeter." style:family="text">
      <style:text-properties fo:letter-spacing="-0.0062in" style:text-scale="151%"/>
    </style:style>
    <style:style style:name="T2621" style:parent-style-name="Fuentedepárrafopredeter." style:family="text">
      <style:text-properties style:text-scale="121%"/>
    </style:style>
    <style:style style:name="T2622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623" style:parent-style-name="Fuentedepárrafopredeter." style:family="text">
      <style:text-properties style:font-name="Lucida Sans Typewriter" fo:font-weight="bold" style:font-weight-asian="bold" fo:color="#A52A2A"/>
    </style:style>
    <style:style style:name="T2624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625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626" style:parent-style-name="Fuentedepárrafopredeter." style:family="text">
      <style:text-properties style:font-name="Lucida Sans Typewriter" fo:font-weight="bold" style:font-weight-asian="bold" fo:color="#A52A2A"/>
    </style:style>
    <style:style style:name="T2627" style:parent-style-name="Fuentedepárrafopredeter." style:family="text">
      <style:text-properties fo:letter-spacing="-0.0062in" style:text-scale="163%"/>
    </style:style>
    <style:style style:name="T2628" style:parent-style-name="Fuentedepárrafopredeter." style:family="text">
      <style:text-properties style:text-scale="80%"/>
    </style:style>
    <style:style style:name="T2629" style:parent-style-name="Fuentedepárrafopredeter." style:family="text">
      <style:text-properties fo:color="#FF00FF" fo:letter-spacing="-0.0062in" style:text-scale="185%"/>
    </style:style>
    <style:style style:name="T2630" style:parent-style-name="Fuentedepárrafopredeter." style:family="text">
      <style:text-properties fo:color="#FF00FF" fo:letter-spacing="-0.0062in" style:text-scale="148%"/>
    </style:style>
    <style:style style:name="T2631" style:parent-style-name="Fuentedepárrafopredeter." style:family="text">
      <style:text-properties fo:color="#FF00FF" fo:letter-spacing="-0.0062in" style:text-scale="110%"/>
    </style:style>
    <style:style style:name="T2632" style:parent-style-name="Fuentedepárrafopredeter." style:family="text">
      <style:text-properties fo:color="#FF00FF" fo:letter-spacing="-0.0062in" style:text-scale="154%"/>
    </style:style>
    <style:style style:name="T2633" style:parent-style-name="Fuentedepárrafopredeter." style:family="text">
      <style:text-properties fo:color="#FF00FF" fo:letter-spacing="-0.0062in" style:text-scale="122%"/>
    </style:style>
    <style:style style:name="T2634" style:parent-style-name="Fuentedepárrafopredeter." style:family="text">
      <style:text-properties fo:color="#FF00FF" fo:letter-spacing="-0.0062in" style:text-scale="211%"/>
    </style:style>
    <style:style style:name="T2635" style:parent-style-name="Fuentedepárrafopredeter." style:family="text">
      <style:text-properties fo:color="#FF00FF" fo:letter-spacing="-0.0062in" style:text-scale="121%"/>
    </style:style>
    <style:style style:name="T2636" style:parent-style-name="Fuentedepárrafopredeter." style:family="text">
      <style:text-properties fo:color="#FF00FF" fo:letter-spacing="-0.0062in" style:text-scale="110%"/>
    </style:style>
    <style:style style:name="T2637" style:parent-style-name="Fuentedepárrafopredeter." style:family="text">
      <style:text-properties fo:color="#FF00FF" fo:letter-spacing="-0.0062in" style:text-scale="148%"/>
    </style:style>
    <style:style style:name="T2638" style:parent-style-name="Fuentedepárrafopredeter." style:family="text">
      <style:text-properties fo:color="#FF00FF" style:text-scale="185%"/>
    </style:style>
    <style:style style:name="P2639" style:parent-style-name="Standard" style:family="paragraph">
      <style:text-properties fo:language="en" fo:country="US"/>
    </style:style>
    <style:style style:name="P2640" style:parent-style-name="Standard" style:list-style-name="LFO1" style:family="paragraph"/>
    <style:style style:name="P2641" style:parent-style-name="Textoindependiente" style:family="paragraph">
      <style:paragraph-properties fo:margin-right="4.0513in"/>
      <style:text-properties fo:color="#0000FF" fo:letter-spacing="-0.0062in" style:text-scale="130%"/>
    </style:style>
    <style:style style:name="P2642" style:parent-style-name="Textoindependiente" style:family="paragraph">
      <style:paragraph-properties fo:margin-right="4.0513in"/>
    </style:style>
    <style:style style:name="T2643" style:parent-style-name="Fuentedepárrafopredeter." style:family="text">
      <style:text-properties fo:color="#0000FF" fo:letter-spacing="-0.0062in" style:text-scale="130%" fo:language="es" fo:country="ES"/>
    </style:style>
    <style:style style:name="T2644" style:parent-style-name="Fuentedepárrafopredeter." style:family="text">
      <style:text-properties fo:color="#0000FF" fo:letter-spacing="-0.0062in" style:text-scale="114%" fo:language="es" fo:country="ES"/>
    </style:style>
    <style:style style:name="T2645" style:parent-style-name="Fuentedepárrafopredeter." style:family="text">
      <style:text-properties fo:color="#0000FF" fo:letter-spacing="-0.0062in" style:text-scale="121%" fo:language="es" fo:country="ES"/>
    </style:style>
    <style:style style:name="T2646" style:parent-style-name="Fuentedepárrafopredeter." style:family="text">
      <style:text-properties fo:color="#0000FF" fo:letter-spacing="-0.0062in" style:text-scale="110%" fo:language="es" fo:country="ES"/>
    </style:style>
    <style:style style:name="T2647" style:parent-style-name="Fuentedepárrafopredeter." style:family="text">
      <style:text-properties fo:color="#0000FF" fo:letter-spacing="-0.0062in" style:text-scale="151%" fo:language="es" fo:country="ES"/>
    </style:style>
    <style:style style:name="T2648" style:parent-style-name="Fuentedepárrafopredeter." style:family="text">
      <style:text-properties fo:color="#0000FF" style:text-scale="114%" fo:language="es" fo:country="ES"/>
    </style:style>
    <style:style style:name="T2649" style:parent-style-name="Fuentedepárrafopredeter." style:family="text">
      <style:text-properties fo:color="#0000FF" fo:language="es" fo:country="ES"/>
    </style:style>
    <style:style style:name="T2650" style:parent-style-name="Fuentedepárrafopredeter." style:family="text">
      <style:text-properties fo:color="#0000FF" fo:letter-spacing="-0.0118in" fo:language="es" fo:country="ES"/>
    </style:style>
    <style:style style:name="T2651" style:parent-style-name="Fuentedepárrafopredeter." style:family="text">
      <style:text-properties fo:color="#0000FF" fo:letter-spacing="-0.0062in" style:text-scale="110%" fo:language="es" fo:country="ES"/>
    </style:style>
    <style:style style:name="T2652" style:parent-style-name="Fuentedepárrafopredeter." style:family="text">
      <style:text-properties fo:color="#0000FF" style:text-scale="204%" fo:language="es" fo:country="ES"/>
    </style:style>
    <style:style style:name="T2653" style:parent-style-name="Fuentedepárrafopredeter." style:family="text">
      <style:text-properties fo:color="#0000FF" fo:language="es" fo:country="ES"/>
    </style:style>
    <style:style style:name="T2654" style:parent-style-name="Fuentedepárrafopredeter." style:family="text">
      <style:text-properties fo:color="#0000FF" fo:letter-spacing="-0.0118in" fo:language="es" fo:country="ES"/>
    </style:style>
    <style:style style:name="T2655" style:parent-style-name="Fuentedepárrafopredeter." style:family="text">
      <style:text-properties fo:color="#0000FF" fo:letter-spacing="-0.0062in" style:text-scale="110%" fo:language="es" fo:country="ES"/>
    </style:style>
    <style:style style:name="T2656" style:parent-style-name="Fuentedepárrafopredeter." style:family="text">
      <style:text-properties fo:color="#0000FF" fo:letter-spacing="-0.0062in" style:text-scale="72%" fo:language="es" fo:country="ES"/>
    </style:style>
    <style:style style:name="T2657" style:parent-style-name="Fuentedepárrafopredeter." style:family="text">
      <style:text-properties fo:color="#0000FF" fo:letter-spacing="-0.0062in" style:text-scale="110%" fo:language="es" fo:country="ES"/>
    </style:style>
    <style:style style:name="T2658" style:parent-style-name="Fuentedepárrafopredeter." style:family="text">
      <style:text-properties fo:color="#0000FF" fo:letter-spacing="-0.0062in" style:text-scale="154%" fo:language="es" fo:country="ES"/>
    </style:style>
    <style:style style:name="T2659" style:parent-style-name="Fuentedepárrafopredeter." style:family="text">
      <style:text-properties fo:color="#0000FF" style:text-scale="112%" fo:language="es" fo:country="ES"/>
    </style:style>
    <style:style style:name="T2660" style:parent-style-name="Fuentedepárrafopredeter." style:family="text">
      <style:text-properties fo:color="#0000FF" fo:language="es" fo:country="ES"/>
    </style:style>
    <style:style style:name="T2661" style:parent-style-name="Fuentedepárrafopredeter." style:family="text">
      <style:text-properties fo:color="#0000FF" fo:letter-spacing="-0.0118in" fo:language="es" fo:country="ES"/>
    </style:style>
    <style:style style:name="T2662" style:parent-style-name="Fuentedepárrafopredeter." style:family="text">
      <style:text-properties fo:color="#0000FF" fo:letter-spacing="-0.0062in" style:text-scale="108%" fo:language="es" fo:country="ES"/>
    </style:style>
    <style:style style:name="T2663" style:parent-style-name="Fuentedepárrafopredeter." style:family="text">
      <style:text-properties fo:color="#0000FF" style:text-scale="110%" fo:language="es" fo:country="ES"/>
    </style:style>
    <style:style style:name="T2664" style:parent-style-name="Fuentedepárrafopredeter." style:family="text">
      <style:text-properties fo:color="#0000FF" fo:language="es" fo:country="ES"/>
    </style:style>
    <style:style style:name="T2665" style:parent-style-name="Fuentedepárrafopredeter." style:family="text">
      <style:text-properties fo:color="#0000FF" fo:letter-spacing="-0.0118in" fo:language="es" fo:country="ES"/>
    </style:style>
    <style:style style:name="T2666" style:parent-style-name="Fuentedepárrafopredeter." style:family="text">
      <style:text-properties fo:color="#0000FF" fo:letter-spacing="-0.0062in" style:text-scale="162%" fo:language="es" fo:country="ES"/>
    </style:style>
    <style:style style:name="T2667" style:parent-style-name="Fuentedepárrafopredeter." style:family="text">
      <style:text-properties fo:color="#0000FF" fo:letter-spacing="-0.0062in" style:text-scale="211%" fo:language="es" fo:country="ES"/>
    </style:style>
    <style:style style:name="T2668" style:parent-style-name="Fuentedepárrafopredeter." style:family="text">
      <style:text-properties fo:color="#0000FF" fo:letter-spacing="-0.0062in" style:text-scale="121%" fo:language="es" fo:country="ES"/>
    </style:style>
    <style:style style:name="T2669" style:parent-style-name="Fuentedepárrafopredeter." style:family="text">
      <style:text-properties fo:color="#0000FF" fo:letter-spacing="-0.0062in" style:text-scale="110%" fo:language="es" fo:country="ES"/>
    </style:style>
    <style:style style:name="T2670" style:parent-style-name="Fuentedepárrafopredeter." style:family="text">
      <style:text-properties fo:color="#0000FF" fo:letter-spacing="-0.0062in" style:text-scale="154%" fo:language="es" fo:country="ES"/>
    </style:style>
    <style:style style:name="T2671" style:parent-style-name="Fuentedepárrafopredeter." style:family="text">
      <style:text-properties fo:color="#0000FF" fo:letter-spacing="-0.0062in" style:text-scale="112%" fo:language="es" fo:country="ES"/>
    </style:style>
    <style:style style:name="T2672" style:parent-style-name="Fuentedepárrafopredeter." style:family="text">
      <style:text-properties fo:color="#0000FF" style:text-scale="148%" fo:language="es" fo:country="ES"/>
    </style:style>
    <style:style style:name="T2673" style:parent-style-name="Fuentedepárrafopredeter." style:family="text">
      <style:text-properties fo:color="#0000FF" fo:language="es" fo:country="ES"/>
    </style:style>
    <style:style style:name="T2674" style:parent-style-name="Fuentedepárrafopredeter." style:family="text">
      <style:text-properties fo:color="#0000FF" fo:letter-spacing="-0.018in" fo:language="es" fo:country="ES"/>
    </style:style>
    <style:style style:name="T2675" style:parent-style-name="Fuentedepárrafopredeter." style:family="text">
      <style:text-properties fo:color="#0000FF" style:text-scale="122%" fo:language="es" fo:country="ES"/>
    </style:style>
    <style:style style:name="T2676" style:parent-style-name="Fuentedepárrafopredeter." style:family="text">
      <style:text-properties fo:color="#0000FF" fo:language="es" fo:country="ES"/>
    </style:style>
    <style:style style:name="T2677" style:parent-style-name="Fuentedepárrafopredeter." style:family="text">
      <style:text-properties fo:color="#0000FF" fo:letter-spacing="-0.0118in" fo:language="es" fo:country="ES"/>
    </style:style>
    <style:style style:name="T2678" style:parent-style-name="Fuentedepárrafopredeter." style:family="text">
      <style:text-properties fo:color="#0000FF" fo:letter-spacing="-0.0062in" style:text-scale="108%" fo:language="es" fo:country="ES"/>
    </style:style>
    <style:style style:name="T2679" style:parent-style-name="Fuentedepárrafopredeter." style:family="text">
      <style:text-properties fo:color="#0000FF" fo:letter-spacing="-0.0062in" style:text-scale="211%" fo:language="es" fo:country="ES"/>
    </style:style>
    <style:style style:name="T2680" style:parent-style-name="Fuentedepárrafopredeter." style:family="text">
      <style:text-properties fo:color="#0000FF" fo:letter-spacing="-0.0062in" style:text-scale="154%" fo:language="es" fo:country="ES"/>
    </style:style>
    <style:style style:name="T2681" style:parent-style-name="Fuentedepárrafopredeter." style:family="text">
      <style:text-properties fo:color="#0000FF" fo:letter-spacing="-0.0062in" style:text-scale="110%" fo:language="es" fo:country="ES"/>
    </style:style>
    <style:style style:name="T2682" style:parent-style-name="Fuentedepárrafopredeter." style:family="text">
      <style:text-properties fo:color="#0000FF" fo:letter-spacing="-0.0062in" style:text-scale="121%" fo:language="es" fo:country="ES"/>
    </style:style>
    <style:style style:name="T2683" style:parent-style-name="Fuentedepárrafopredeter." style:family="text">
      <style:text-properties fo:color="#0000FF" fo:letter-spacing="-0.0062in" style:text-scale="151%" fo:language="es" fo:country="ES"/>
    </style:style>
    <style:style style:name="T2684" style:parent-style-name="Fuentedepárrafopredeter." style:family="text">
      <style:text-properties fo:color="#0000FF" fo:letter-spacing="-0.0062in" style:text-scale="112%" fo:language="es" fo:country="ES"/>
    </style:style>
    <style:style style:name="T2685" style:parent-style-name="Fuentedepárrafopredeter." style:family="text">
      <style:text-properties fo:color="#0000FF" fo:letter-spacing="-0.0062in" style:text-scale="154%" fo:language="es" fo:country="ES"/>
    </style:style>
    <style:style style:name="T2686" style:parent-style-name="Fuentedepárrafopredeter." style:family="text">
      <style:text-properties fo:color="#0000FF" fo:letter-spacing="-0.0062in" style:text-scale="211%" fo:language="es" fo:country="ES"/>
    </style:style>
    <style:style style:name="T2687" style:parent-style-name="Fuentedepárrafopredeter." style:family="text">
      <style:text-properties fo:color="#0000FF" fo:letter-spacing="-0.0062in" style:text-scale="112%" fo:language="es" fo:country="ES"/>
    </style:style>
    <style:style style:name="T2688" style:parent-style-name="Fuentedepárrafopredeter." style:family="text">
      <style:text-properties fo:color="#0000FF" style:text-scale="148%" fo:language="es" fo:country="ES"/>
    </style:style>
    <style:style style:name="T2689" style:parent-style-name="Fuentedepárrafopredeter." style:family="text">
      <style:text-properties fo:color="#0000FF" fo:language="es" fo:country="ES"/>
    </style:style>
    <style:style style:name="T2690" style:parent-style-name="Fuentedepárrafopredeter." style:family="text">
      <style:text-properties fo:color="#0000FF" fo:letter-spacing="-0.0118in" fo:language="es" fo:country="ES"/>
    </style:style>
    <style:style style:name="T2691" style:parent-style-name="Fuentedepárrafopredeter." style:family="text">
      <style:text-properties fo:color="#0000FF" fo:letter-spacing="-0.0062in" style:text-scale="108%" fo:language="es" fo:country="ES"/>
    </style:style>
    <style:style style:name="T2692" style:parent-style-name="Fuentedepárrafopredeter." style:family="text">
      <style:text-properties fo:color="#0000FF" style:text-scale="110%" fo:language="es" fo:country="ES"/>
    </style:style>
    <style:style style:name="T2693" style:parent-style-name="Fuentedepárrafopredeter." style:family="text">
      <style:text-properties fo:color="#0000FF" fo:language="es" fo:country="ES"/>
    </style:style>
    <style:style style:name="T2694" style:parent-style-name="Fuentedepárrafopredeter." style:family="text">
      <style:text-properties fo:color="#0000FF" fo:letter-spacing="-0.0118in" fo:language="es" fo:country="ES"/>
    </style:style>
    <style:style style:name="T2695" style:parent-style-name="Fuentedepárrafopredeter." style:family="text">
      <style:text-properties fo:color="#0000FF" fo:letter-spacing="-0.0062in" style:text-scale="110%" fo:language="es" fo:country="ES"/>
    </style:style>
    <style:style style:name="T2696" style:parent-style-name="Fuentedepárrafopredeter." style:family="text">
      <style:text-properties fo:color="#0000FF" style:text-scale="110%" fo:language="es" fo:country="ES"/>
    </style:style>
    <style:style style:name="T2697" style:parent-style-name="Fuentedepárrafopredeter." style:family="text">
      <style:text-properties fo:color="#0000FF" fo:language="es" fo:country="ES"/>
    </style:style>
    <style:style style:name="T2698" style:parent-style-name="Fuentedepárrafopredeter." style:family="text">
      <style:text-properties fo:color="#0000FF" fo:letter-spacing="-0.0118in" fo:language="es" fo:country="ES"/>
    </style:style>
    <style:style style:name="T2699" style:parent-style-name="Fuentedepárrafopredeter." style:family="text">
      <style:text-properties fo:color="#0000FF" fo:letter-spacing="-0.0062in" style:text-scale="108%" fo:language="es" fo:country="ES"/>
    </style:style>
    <style:style style:name="T2700" style:parent-style-name="Fuentedepárrafopredeter." style:family="text">
      <style:text-properties fo:color="#0000FF" fo:letter-spacing="-0.0062in" style:text-scale="211%" fo:language="es" fo:country="ES"/>
    </style:style>
    <style:style style:name="T2701" style:parent-style-name="Fuentedepárrafopredeter." style:family="text">
      <style:text-properties fo:color="#0000FF" fo:letter-spacing="-0.0062in" style:text-scale="154%" fo:language="es" fo:country="ES"/>
    </style:style>
    <style:style style:name="T2702" style:parent-style-name="Fuentedepárrafopredeter." style:family="text">
      <style:text-properties fo:color="#0000FF" fo:letter-spacing="-0.0062in" style:text-scale="110%" fo:language="es" fo:country="ES"/>
    </style:style>
    <style:style style:name="T2703" style:parent-style-name="Fuentedepárrafopredeter." style:family="text">
      <style:text-properties fo:color="#0000FF" fo:letter-spacing="-0.0062in" style:text-scale="121%" fo:language="es" fo:country="ES"/>
    </style:style>
    <style:style style:name="T2704" style:parent-style-name="Fuentedepárrafopredeter." style:family="text">
      <style:text-properties fo:color="#0000FF" fo:letter-spacing="-0.0062in" style:text-scale="151%" fo:language="es" fo:country="ES"/>
    </style:style>
    <style:style style:name="T2705" style:parent-style-name="Fuentedepárrafopredeter." style:family="text">
      <style:text-properties fo:color="#0000FF" fo:letter-spacing="-0.0062in" style:text-scale="112%" fo:language="es" fo:country="ES"/>
    </style:style>
    <style:style style:name="T2706" style:parent-style-name="Fuentedepárrafopredeter." style:family="text">
      <style:text-properties fo:color="#0000FF" fo:letter-spacing="-0.0062in" style:text-scale="154%" fo:language="es" fo:country="ES"/>
    </style:style>
    <style:style style:name="T2707" style:parent-style-name="Fuentedepárrafopredeter." style:family="text">
      <style:text-properties fo:color="#0000FF" fo:letter-spacing="-0.0062in" style:text-scale="211%" fo:language="es" fo:country="ES"/>
    </style:style>
    <style:style style:name="T2708" style:parent-style-name="Fuentedepárrafopredeter." style:family="text">
      <style:text-properties fo:color="#0000FF" style:text-scale="112%" fo:language="es" fo:country="ES"/>
    </style:style>
    <style:style style:name="T2709" style:parent-style-name="Fuentedepárrafopredeter." style:family="text">
      <style:text-properties fo:color="#0000FF" fo:language="es" fo:country="ES"/>
    </style:style>
    <style:style style:name="T2710" style:parent-style-name="Fuentedepárrafopredeter." style:family="text">
      <style:text-properties fo:color="#0000FF" fo:letter-spacing="-0.0118in" fo:language="es" fo:country="ES"/>
    </style:style>
    <style:style style:name="T2711" style:parent-style-name="Fuentedepárrafopredeter." style:family="text">
      <style:text-properties fo:color="#0000FF" fo:letter-spacing="-0.0062in" style:text-scale="108%" fo:language="es" fo:country="ES"/>
    </style:style>
    <style:style style:name="T2712" style:parent-style-name="Fuentedepárrafopredeter." style:family="text">
      <style:text-properties fo:color="#0000FF" fo:letter-spacing="-0.0062in" style:text-scale="114%" fo:language="es" fo:country="ES"/>
    </style:style>
    <style:style style:name="T2713" style:parent-style-name="Fuentedepárrafopredeter." style:family="text">
      <style:text-properties fo:color="#0000FF" fo:letter-spacing="-0.0062in" style:text-scale="148%" fo:language="es" fo:country="ES"/>
    </style:style>
    <style:style style:name="T2714" style:parent-style-name="Fuentedepárrafopredeter." style:family="text">
      <style:text-properties fo:color="#0000FF" fo:letter-spacing="-0.0062in" style:text-scale="114%" fo:language="es" fo:country="ES"/>
    </style:style>
    <style:style style:name="T2715" style:parent-style-name="Fuentedepárrafopredeter." style:family="text">
      <style:text-properties fo:color="#0000FF" fo:letter-spacing="-0.0062in" style:text-scale="108%" fo:language="es" fo:country="ES"/>
    </style:style>
    <style:style style:name="T2716" style:parent-style-name="Fuentedepárrafopredeter." style:family="text">
      <style:text-properties fo:color="#0000FF" style:text-scale="112%" fo:language="es" fo:country="ES"/>
    </style:style>
    <style:style style:name="P2717" style:parent-style-name="Textoindependiente" style:family="paragraph">
      <style:paragraph-properties fo:margin-top="0.0076in" fo:margin-left="0in">
        <style:tab-stops/>
      </style:paragraph-properties>
      <style:text-properties fo:font-size="8.5pt" style:font-size-asian="8.5pt" fo:language="es" fo:country="ES"/>
    </style:style>
    <style:style style:name="P2718" style:parent-style-name="Textoindependiente" style:family="paragraph">
      <style:paragraph-properties fo:line-height="0.143in"/>
    </style:style>
    <style:style style:name="T2719" style:parent-style-name="Fuentedepárrafopredeter." style:family="text">
      <style:text-properties fo:color="#0000FF" fo:letter-spacing="-0.0062in" style:text-scale="114%"/>
    </style:style>
    <style:style style:name="T2720" style:parent-style-name="Fuentedepárrafopredeter." style:family="text">
      <style:text-properties fo:color="#0000FF" fo:letter-spacing="-0.0062in" style:text-scale="121%"/>
    </style:style>
    <style:style style:name="T2721" style:parent-style-name="Fuentedepárrafopredeter." style:family="text">
      <style:text-properties fo:color="#0000FF" fo:letter-spacing="-0.0062in" style:text-scale="112%"/>
    </style:style>
    <style:style style:name="T2722" style:parent-style-name="Fuentedepárrafopredeter." style:family="text">
      <style:text-properties fo:color="#0000FF" fo:letter-spacing="-0.0062in" style:text-scale="72%"/>
    </style:style>
    <style:style style:name="T2723" style:parent-style-name="Fuentedepárrafopredeter." style:family="text">
      <style:text-properties fo:color="#0000FF" fo:letter-spacing="-0.0062in" style:text-scale="108%"/>
    </style:style>
    <style:style style:name="T2724" style:parent-style-name="Fuentedepárrafopredeter." style:family="text">
      <style:text-properties fo:color="#0000FF" fo:letter-spacing="-0.0062in" style:text-scale="154%"/>
    </style:style>
    <style:style style:name="T2725" style:parent-style-name="Fuentedepárrafopredeter." style:family="text">
      <style:text-properties fo:color="#0000FF" fo:letter-spacing="-0.0062in" style:text-scale="112%"/>
    </style:style>
    <style:style style:name="T2726" style:parent-style-name="Fuentedepárrafopredeter." style:family="text">
      <style:text-properties fo:color="#0000FF" fo:letter-spacing="-0.0062in" style:text-scale="108%"/>
    </style:style>
    <style:style style:name="T2727" style:parent-style-name="Fuentedepárrafopredeter." style:family="text">
      <style:text-properties fo:color="#0000FF" fo:letter-spacing="-0.0062in" style:text-scale="114%"/>
    </style:style>
    <style:style style:name="T2728" style:parent-style-name="Fuentedepárrafopredeter." style:family="text">
      <style:text-properties fo:color="#0000FF" fo:letter-spacing="-0.0062in" style:text-scale="121%"/>
    </style:style>
    <style:style style:name="T2729" style:parent-style-name="Fuentedepárrafopredeter." style:family="text">
      <style:text-properties fo:color="#0000FF" fo:letter-spacing="-0.0062in" style:text-scale="211%"/>
    </style:style>
    <style:style style:name="T2730" style:parent-style-name="Fuentedepárrafopredeter." style:family="text">
      <style:text-properties fo:color="#0000FF" fo:letter-spacing="-0.0062in" style:text-scale="112%"/>
    </style:style>
    <style:style style:name="T2731" style:parent-style-name="Fuentedepárrafopredeter." style:family="text">
      <style:text-properties fo:color="#0000FF" style:text-scale="110%"/>
    </style:style>
    <style:style style:name="T2732" style:parent-style-name="Fuentedepárrafopredeter." style:family="text">
      <style:text-properties fo:color="#0000FF"/>
    </style:style>
    <style:style style:name="T2733" style:parent-style-name="Fuentedepárrafopredeter." style:family="text">
      <style:text-properties fo:color="#0000FF" fo:letter-spacing="-0.0118in"/>
    </style:style>
    <style:style style:name="T2734" style:parent-style-name="Fuentedepárrafopredeter." style:family="text">
      <style:text-properties fo:color="#0000FF" fo:letter-spacing="-0.0062in" style:text-scale="108%"/>
    </style:style>
    <style:style style:name="T2735" style:parent-style-name="Fuentedepárrafopredeter." style:family="text">
      <style:text-properties fo:color="#0000FF" style:text-scale="110%"/>
    </style:style>
    <style:style style:name="T2736" style:parent-style-name="Fuentedepárrafopredeter." style:family="text">
      <style:text-properties fo:color="#0000FF"/>
    </style:style>
    <style:style style:name="T2737" style:parent-style-name="Fuentedepárrafopredeter." style:family="text">
      <style:text-properties fo:color="#0000FF" fo:letter-spacing="-0.0118in"/>
    </style:style>
    <style:style style:name="T2738" style:parent-style-name="Fuentedepárrafopredeter." style:family="text">
      <style:text-properties fo:color="#0000FF" fo:letter-spacing="-0.0062in" style:text-scale="108%"/>
    </style:style>
    <style:style style:name="T2739" style:parent-style-name="Fuentedepárrafopredeter." style:family="text">
      <style:text-properties fo:color="#0000FF" fo:letter-spacing="-0.0062in" style:text-scale="211%"/>
    </style:style>
    <style:style style:name="T2740" style:parent-style-name="Fuentedepárrafopredeter." style:family="text">
      <style:text-properties fo:color="#0000FF" fo:letter-spacing="-0.0062in" style:text-scale="154%"/>
    </style:style>
    <style:style style:name="T2741" style:parent-style-name="Fuentedepárrafopredeter." style:family="text">
      <style:text-properties fo:color="#0000FF" fo:letter-spacing="-0.0062in" style:text-scale="110%"/>
    </style:style>
    <style:style style:name="T2742" style:parent-style-name="Fuentedepárrafopredeter." style:family="text">
      <style:text-properties fo:color="#0000FF" fo:letter-spacing="-0.0062in" style:text-scale="121%"/>
    </style:style>
    <style:style style:name="T2743" style:parent-style-name="Fuentedepárrafopredeter." style:family="text">
      <style:text-properties fo:color="#0000FF" fo:letter-spacing="-0.0062in" style:text-scale="151%"/>
    </style:style>
    <style:style style:name="T2744" style:parent-style-name="Fuentedepárrafopredeter." style:family="text">
      <style:text-properties fo:color="#0000FF" fo:letter-spacing="-0.0062in" style:text-scale="112%"/>
    </style:style>
    <style:style style:name="T2745" style:parent-style-name="Fuentedepárrafopredeter." style:family="text">
      <style:text-properties fo:color="#0000FF" fo:letter-spacing="-0.0062in" style:text-scale="154%"/>
    </style:style>
    <style:style style:name="T2746" style:parent-style-name="Fuentedepárrafopredeter." style:family="text">
      <style:text-properties fo:color="#0000FF" fo:letter-spacing="-0.0062in" style:text-scale="211%"/>
    </style:style>
    <style:style style:name="T2747" style:parent-style-name="Fuentedepárrafopredeter." style:family="text">
      <style:text-properties fo:color="#0000FF" style:text-scale="112%"/>
    </style:style>
    <style:style style:name="P2748" style:parent-style-name="Textoindependiente" style:family="paragraph">
      <style:paragraph-properties fo:margin-top="0.0006in" fo:line-height="97%" fo:margin-left="0.2201in" fo:margin-right="4.8715in" fo:text-indent="-0.1388in">
        <style:tab-stops/>
      </style:paragraph-properties>
    </style:style>
    <style:style style:name="T2749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2750" style:parent-style-name="Fuentedepárrafopredeter." style:family="text">
      <style:text-properties fo:color="#6959CD" style:text-scale="105%"/>
    </style:style>
    <style:style style:name="T2751" style:parent-style-name="Fuentedepárrafopredeter." style:family="text">
      <style:text-properties fo:color="#00898C" style:text-scale="115%"/>
    </style:style>
    <style:style style:name="T2752" style:parent-style-name="Fuentedepárrafopredeter." style:family="text">
      <style:text-properties style:text-scale="105%"/>
    </style:style>
    <style:style style:name="T2753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2754" style:parent-style-name="Fuentedepárrafopredeter." style:family="text">
      <style:text-properties fo:color="#00898C" style:text-scale="115%"/>
    </style:style>
    <style:style style:name="T2755" style:parent-style-name="Fuentedepárrafopredeter." style:family="text">
      <style:text-properties fo:color="#6959CD" style:text-scale="105%"/>
    </style:style>
    <style:style style:name="T2756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P2757" style:parent-style-name="Textoindependiente" style:family="paragraph">
      <style:paragraph-properties fo:line-height="0.1437in" fo:margin-left="0.359in">
        <style:tab-stops/>
      </style:paragraph-properties>
    </style:style>
    <style:style style:name="T2758" style:parent-style-name="Fuentedepárrafopredeter." style:family="text">
      <style:text-properties fo:color="#6959CD" style:text-scale="120%"/>
    </style:style>
    <style:style style:name="T2759" style:parent-style-name="Fuentedepárrafopredeter." style:family="text">
      <style:text-properties style:text-scale="120%"/>
    </style:style>
    <style:style style:name="T2760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2761" style:parent-style-name="Fuentedepárrafopredeter." style:family="text">
      <style:text-properties fo:color="#6959CD" style:text-scale="120%"/>
    </style:style>
    <style:style style:name="T2762" style:parent-style-name="Fuentedepárrafopredeter." style:family="text">
      <style:text-properties style:text-scale="120%"/>
    </style:style>
    <style:style style:name="P2763" style:parent-style-name="Textoindependiente" style:family="paragraph">
      <style:paragraph-properties fo:line-height="0.1458in" fo:margin-left="0.359in">
        <style:tab-stops/>
      </style:paragraph-properties>
    </style:style>
    <style:style style:name="T2764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765" style:parent-style-name="Fuentedepárrafopredeter." style:family="text">
      <style:text-properties fo:color="#6959CD" style:text-scale="180%" fo:language="es" fo:country="ES"/>
    </style:style>
    <style:style style:name="T2766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767" style:parent-style-name="Fuentedepárrafopredeter." style:family="text">
      <style:text-properties fo:color="#A01FEF" style:text-scale="120%" fo:language="es" fo:country="ES"/>
    </style:style>
    <style:style style:name="T2768" style:parent-style-name="Fuentedepárrafopredeter." style:family="text">
      <style:text-properties fo:color="#A01FEF" style:text-scale="135%" fo:language="es" fo:country="ES"/>
    </style:style>
    <style:style style:name="T2769" style:parent-style-name="Fuentedepárrafopredeter." style:family="text">
      <style:text-properties fo:color="#6959CD" style:text-scale="120%" fo:language="es" fo:country="ES"/>
    </style:style>
    <style:style style:name="T2770" style:parent-style-name="Fuentedepárrafopredeter." style:family="text">
      <style:text-properties fo:color="#A01FEF" style:text-scale="120%" fo:language="es" fo:country="ES"/>
    </style:style>
    <style:style style:name="T2771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772" style:parent-style-name="Fuentedepárrafopredeter." style:family="text">
      <style:text-properties fo:color="#0000FF" style:text-scale="120%" fo:language="es" fo:country="ES"/>
    </style:style>
    <style:style style:name="T2773" style:parent-style-name="Fuentedepárrafopredeter." style:family="text">
      <style:text-properties fo:color="#0000FF" style:text-scale="135%" fo:language="es" fo:country="ES"/>
    </style:style>
    <style:style style:name="P2774" style:parent-style-name="Textoindependiente" style:family="paragraph">
      <style:paragraph-properties fo:line-height="0.1458in" fo:margin-left="0.4979in">
        <style:tab-stops/>
      </style:paragraph-properties>
    </style:style>
    <style:style style:name="T2775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2776" style:parent-style-name="Fuentedepárrafopredeter." style:family="text">
      <style:text-properties fo:color="#00898C" style:text-scale="135%"/>
    </style:style>
    <style:style style:name="T2777" style:parent-style-name="Fuentedepárrafopredeter." style:family="text">
      <style:text-properties fo:color="#6959CD" style:text-scale="135%"/>
    </style:style>
    <style:style style:name="T2778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P2779" style:parent-style-name="Textoindependiente" style:family="paragraph">
      <style:paragraph-properties fo:margin-top="0.0006in" fo:line-height="97%" fo:margin-left="0.4979in" fo:margin-right="4.6513in" fo:text-indent="0.1388in">
        <style:tab-stops/>
      </style:paragraph-properties>
    </style:style>
    <style:style style:name="T2780" style:parent-style-name="Fuentedepárrafopredeter." style:family="text">
      <style:text-properties fo:color="#6959CD" fo:letter-spacing="-0.0062in" style:text-scale="115%"/>
    </style:style>
    <style:style style:name="T2781" style:parent-style-name="Fuentedepárrafopredeter." style:family="text">
      <style:text-properties fo:letter-spacing="-0.0062in" style:text-scale="115%"/>
    </style:style>
    <style:style style:name="T2782" style:parent-style-name="Fuentedepárrafopredeter." style:family="text">
      <style:text-properties style:font-name="Lucida Sans Typewriter" fo:font-weight="bold" style:font-weight-asian="bold" fo:color="#A52A2A" fo:letter-spacing="-0.0062in" style:text-scale="115%"/>
    </style:style>
    <style:style style:name="T2783" style:parent-style-name="Fuentedepárrafopredeter." style:family="text">
      <style:text-properties fo:color="#6959CD" fo:letter-spacing="-0.0062in" style:text-scale="115%"/>
    </style:style>
    <style:style style:name="T2784" style:parent-style-name="Fuentedepárrafopredeter." style:family="text">
      <style:text-properties fo:letter-spacing="-0.0062in" style:text-scale="115%"/>
    </style:style>
    <style:style style:name="T2785" style:parent-style-name="Fuentedepárrafopredeter." style:family="text">
      <style:text-properties fo:color="#FF00FF" fo:letter-spacing="-0.0062in" style:text-scale="115%"/>
    </style:style>
    <style:style style:name="T2786" style:parent-style-name="Fuentedepárrafopredeter." style:family="text">
      <style:text-properties style:font-name="Lucida Sans Typewriter" fo:font-weight="bold" style:font-weight-asian="bold" fo:color="#A52A2A" fo:letter-spacing="-0.0062in" style:text-scale="115%"/>
    </style:style>
    <style:style style:name="T2787" style:parent-style-name="Fuentedepárrafopredeter." style:family="text">
      <style:text-properties style:font-name="Lucida Sans Typewriter" fo:font-weight="bold" style:font-weight-asian="bold" fo:color="#A52A2A" fo:letter-spacing="-0.0048in" style:text-scale="115%"/>
    </style:style>
    <style:style style:name="T2788" style:parent-style-name="Fuentedepárrafopredeter." style:family="text">
      <style:text-properties style:font-name="Lucida Sans Typewriter" fo:font-weight="bold" style:font-weight-asian="bold" fo:color="#A52A2A" fo:letter-spacing="-0.043in" style:text-scale="115%"/>
    </style:style>
    <style:style style:name="T2789" style:parent-style-name="Fuentedepárrafopredeter." style:family="text">
      <style:text-properties style:font-name="Lucida Sans Typewriter" fo:font-weight="bold" style:font-weight-asian="bold" fo:color="#A52A2A" style:text-scale="115%"/>
    </style:style>
    <style:style style:name="T2790" style:parent-style-name="Fuentedepárrafopredeter." style:family="text">
      <style:text-properties style:font-name="Lucida Sans Typewriter" fo:font-weight="bold" style:font-weight-asian="bold" fo:color="#A52A2A" fo:letter-spacing="-0.0423in" style:text-scale="115%"/>
    </style:style>
    <style:style style:name="T2791" style:parent-style-name="Fuentedepárrafopredeter." style:family="text">
      <style:text-properties fo:color="#00898C" fo:letter-spacing="-0.0034in" style:text-scale="135%"/>
    </style:style>
    <style:style style:name="T2792" style:parent-style-name="Fuentedepárrafopredeter." style:family="text">
      <style:text-properties fo:color="#6959CD" fo:letter-spacing="-0.0034in" style:text-scale="135%"/>
    </style:style>
    <style:style style:name="T2793" style:parent-style-name="Fuentedepárrafopredeter." style:family="text">
      <style:text-properties style:font-name="Lucida Sans Typewriter" fo:font-weight="bold" style:font-weight-asian="bold" fo:color="#A52A2A" fo:letter-spacing="-0.0055in" style:text-scale="115%"/>
    </style:style>
    <style:style style:name="P2794" style:parent-style-name="Textoindependiente" style:family="paragraph">
      <style:paragraph-properties fo:line-height="97%" fo:margin-left="0.4979in" fo:margin-right="4.8715in" fo:text-indent="0.1388in">
        <style:tab-stops/>
      </style:paragraph-properties>
    </style:style>
    <style:style style:name="T2795" style:parent-style-name="Fuentedepárrafopredeter." style:family="text">
      <style:text-properties fo:color="#6959CD" fo:letter-spacing="-0.0076in" style:text-scale="110%" fo:language="es" fo:country="ES"/>
    </style:style>
    <style:style style:name="T2796" style:parent-style-name="Fuentedepárrafopredeter." style:family="text">
      <style:text-properties fo:letter-spacing="-0.0076in" style:text-scale="110%" fo:language="es" fo:country="ES"/>
    </style:style>
    <style:style style:name="T2797" style:parent-style-name="Fuentedepárrafopredeter." style:family="text">
      <style:text-properties style:font-name="Lucida Sans Typewriter" fo:font-weight="bold" style:font-weight-asian="bold" fo:color="#A52A2A" fo:letter-spacing="-0.0076in" style:text-scale="110%" fo:language="es" fo:country="ES"/>
    </style:style>
    <style:style style:name="T2798" style:parent-style-name="Fuentedepárrafopredeter." style:family="text">
      <style:text-properties fo:color="#6959CD" fo:letter-spacing="-0.0076in" style:text-scale="110%" fo:language="es" fo:country="ES"/>
    </style:style>
    <style:style style:name="T2799" style:parent-style-name="Fuentedepárrafopredeter." style:family="text">
      <style:text-properties fo:letter-spacing="-0.0076in" style:text-scale="110%" fo:language="es" fo:country="ES"/>
    </style:style>
    <style:style style:name="T2800" style:parent-style-name="Fuentedepárrafopredeter." style:family="text">
      <style:text-properties fo:color="#FF00FF" fo:letter-spacing="-0.0076in" style:text-scale="110%" fo:language="es" fo:country="ES"/>
    </style:style>
    <style:style style:name="T2801" style:parent-style-name="Fuentedepárrafopredeter." style:family="text">
      <style:text-properties style:font-name="Lucida Sans Typewriter" fo:font-weight="bold" style:font-weight-asian="bold" fo:color="#A52A2A" fo:letter-spacing="-0.0076in" style:text-scale="110%" fo:language="es" fo:country="ES"/>
    </style:style>
    <style:style style:name="T2802" style:parent-style-name="Fuentedepárrafopredeter." style:family="text">
      <style:text-properties style:font-name="Lucida Sans Typewriter" fo:font-weight="bold" style:font-weight-asian="bold" fo:color="#A52A2A" fo:letter-spacing="-0.0034in" style:text-scale="110%" fo:language="es" fo:country="ES"/>
    </style:style>
    <style:style style:name="P2803" style:parent-style-name="Textoindependiente" style:family="paragraph">
      <style:paragraph-properties fo:line-height="0.1451in" fo:margin-left="0.359in">
        <style:tab-stops/>
      </style:paragraph-properties>
    </style:style>
    <style:style style:name="T2804" style:parent-style-name="Fuentedepárrafopredeter." style:family="text">
      <style:text-properties style:font-name="Lucida Sans Typewriter" fo:font-weight="bold" style:font-weight-asian="bold" fo:color="#A52A2A" fo:letter-spacing="-0.0048in" fo:language="es" fo:country="ES"/>
    </style:style>
    <style:style style:name="P2805" style:parent-style-name="Textoindependiente" style:family="paragraph">
      <style:paragraph-properties fo:margin-top="0.0006in" fo:line-height="97%" fo:margin-left="0.359in" fo:margin-right="4.3152in">
        <style:tab-stops/>
      </style:paragraph-properties>
    </style:style>
    <style:style style:name="T2806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2807" style:parent-style-name="Fuentedepárrafopredeter." style:family="text">
      <style:text-properties fo:color="#FF00FF" fo:letter-spacing="-0.0062in" style:text-scale="130%" fo:language="es" fo:country="ES"/>
    </style:style>
    <style:style style:name="T2808" style:parent-style-name="Fuentedepárrafopredeter." style:family="text">
      <style:text-properties fo:color="#FF00FF" fo:letter-spacing="-0.0041in" style:text-scale="130%" fo:language="es" fo:country="ES"/>
    </style:style>
    <style:style style:name="T2809" style:parent-style-name="Fuentedepárrafopredeter." style:family="text">
      <style:text-properties fo:color="#FF00FF" fo:letter-spacing="-0.0152in" style:text-scale="130%" fo:language="es" fo:country="ES"/>
    </style:style>
    <style:style style:name="T2810" style:parent-style-name="Fuentedepárrafopredeter." style:family="text">
      <style:text-properties fo:color="#6959CD" fo:letter-spacing="-0.0048in" style:text-scale="130%" fo:language="es" fo:country="ES"/>
    </style:style>
    <style:style style:name="T2811" style:parent-style-name="Fuentedepárrafopredeter." style:family="text">
      <style:text-properties fo:color="#FF00FF" fo:letter-spacing="-0.0048in" style:text-scale="130%" fo:language="es" fo:country="ES"/>
    </style:style>
    <style:style style:name="T2812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2813" style:parent-style-name="Fuentedepárrafopredeter." style:family="text">
      <style:text-properties fo:color="#FF00FF" fo:letter-spacing="-0.0055in" style:text-scale="130%" fo:language="es" fo:country="ES"/>
    </style:style>
    <style:style style:name="T2814" style:parent-style-name="Fuentedepárrafopredeter." style:family="text">
      <style:text-properties fo:color="#FF00FF" fo:letter-spacing="-0.0041in" style:text-scale="130%" fo:language="es" fo:country="ES"/>
    </style:style>
    <style:style style:name="T2815" style:parent-style-name="Fuentedepárrafopredeter." style:family="text">
      <style:text-properties fo:color="#6959CD" fo:letter-spacing="-0.0048in" style:text-scale="130%" fo:language="es" fo:country="ES"/>
    </style:style>
    <style:style style:name="T2816" style:parent-style-name="Fuentedepárrafopredeter." style:family="text">
      <style:text-properties fo:color="#FF00FF" fo:letter-spacing="-0.0048in" style:text-scale="130%" fo:language="es" fo:country="ES"/>
    </style:style>
    <style:style style:name="T2817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2818" style:parent-style-name="Textoindependiente" style:family="paragraph">
      <style:paragraph-properties fo:line-height="0.1472in" fo:margin-left="0.4979in">
        <style:tab-stops/>
      </style:paragraph-properties>
    </style:style>
    <style:style style:name="T281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82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82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822" style:parent-style-name="Fuentedepárrafopredeter." style:family="text">
      <style:text-properties fo:color="#FF00FF" fo:letter-spacing="-0.0062in" style:text-scale="185%" fo:language="es" fo:country="ES"/>
    </style:style>
    <style:style style:name="T2823" style:parent-style-name="Fuentedepárrafopredeter." style:family="text">
      <style:text-properties fo:color="#6959CD" fo:letter-spacing="-0.0062in" style:text-scale="114%" fo:language="es" fo:country="ES"/>
    </style:style>
    <style:style style:name="T2824" style:parent-style-name="Fuentedepárrafopredeter." style:family="text">
      <style:text-properties fo:color="#6959CD" style:text-scale="78%" fo:language="es" fo:country="ES"/>
    </style:style>
    <style:style style:name="T2825" style:parent-style-name="Fuentedepárrafopredeter." style:family="text">
      <style:text-properties fo:color="#6959CD" fo:language="es" fo:country="ES"/>
    </style:style>
    <style:style style:name="T2826" style:parent-style-name="Fuentedepárrafopredeter." style:family="text">
      <style:text-properties fo:color="#6959CD" fo:letter-spacing="-0.0118in" fo:language="es" fo:country="ES"/>
    </style:style>
    <style:style style:name="T2827" style:parent-style-name="Fuentedepárrafopredeter." style:family="text">
      <style:text-properties fo:color="#FF00FF" fo:letter-spacing="-0.0062in" style:text-scale="110%" fo:language="es" fo:country="ES"/>
    </style:style>
    <style:style style:name="T2828" style:parent-style-name="Fuentedepárrafopredeter." style:family="text">
      <style:text-properties fo:color="#FF00FF" style:text-scale="112%" fo:language="es" fo:country="ES"/>
    </style:style>
    <style:style style:name="T2829" style:parent-style-name="Fuentedepárrafopredeter." style:family="text">
      <style:text-properties fo:color="#FF00FF" fo:language="es" fo:country="ES"/>
    </style:style>
    <style:style style:name="T2830" style:parent-style-name="Fuentedepárrafopredeter." style:family="text">
      <style:text-properties fo:color="#FF00FF" fo:letter-spacing="-0.0118in" fo:language="es" fo:country="ES"/>
    </style:style>
    <style:style style:name="T2831" style:parent-style-name="Fuentedepárrafopredeter." style:family="text">
      <style:text-properties fo:color="#FF00FF" fo:letter-spacing="-0.0062in" style:text-scale="110%" fo:language="es" fo:country="ES"/>
    </style:style>
    <style:style style:name="T2832" style:parent-style-name="Fuentedepárrafopredeter." style:family="text">
      <style:text-properties fo:color="#FF00FF" style:text-scale="148%" fo:language="es" fo:country="ES"/>
    </style:style>
    <style:style style:name="T2833" style:parent-style-name="Fuentedepárrafopredeter." style:family="text">
      <style:text-properties fo:color="#FF00FF" fo:language="es" fo:country="ES"/>
    </style:style>
    <style:style style:name="T2834" style:parent-style-name="Fuentedepárrafopredeter." style:family="text">
      <style:text-properties fo:color="#FF00FF" fo:letter-spacing="-0.0118in" fo:language="es" fo:country="ES"/>
    </style:style>
    <style:style style:name="T2835" style:parent-style-name="Fuentedepárrafopredeter." style:family="text">
      <style:text-properties fo:color="#FF00FF" fo:letter-spacing="-0.0062in" style:text-scale="108%" fo:language="es" fo:country="ES"/>
    </style:style>
    <style:style style:name="T2836" style:parent-style-name="Fuentedepárrafopredeter." style:family="text">
      <style:text-properties fo:color="#FF00FF" fo:letter-spacing="-0.0062in" style:text-scale="211%" fo:language="es" fo:country="ES"/>
    </style:style>
    <style:style style:name="T2837" style:parent-style-name="Fuentedepárrafopredeter." style:family="text">
      <style:text-properties fo:color="#FF00FF" fo:letter-spacing="-0.0062in" style:text-scale="154%" fo:language="es" fo:country="ES"/>
    </style:style>
    <style:style style:name="T2838" style:parent-style-name="Fuentedepárrafopredeter." style:family="text">
      <style:text-properties fo:color="#FF00FF" fo:letter-spacing="-0.0062in" style:text-scale="110%" fo:language="es" fo:country="ES"/>
    </style:style>
    <style:style style:name="T2839" style:parent-style-name="Fuentedepárrafopredeter." style:family="text">
      <style:text-properties fo:color="#FF00FF" fo:letter-spacing="-0.0062in" style:text-scale="121%" fo:language="es" fo:country="ES"/>
    </style:style>
    <style:style style:name="T2840" style:parent-style-name="Fuentedepárrafopredeter." style:family="text">
      <style:text-properties fo:color="#FF00FF" fo:letter-spacing="-0.0062in" style:text-scale="151%" fo:language="es" fo:country="ES"/>
    </style:style>
    <style:style style:name="T2841" style:parent-style-name="Fuentedepárrafopredeter." style:family="text">
      <style:text-properties fo:color="#FF00FF" fo:letter-spacing="-0.0062in" style:text-scale="112%" fo:language="es" fo:country="ES"/>
    </style:style>
    <style:style style:name="T2842" style:parent-style-name="Fuentedepárrafopredeter." style:family="text">
      <style:text-properties fo:color="#FF00FF" fo:letter-spacing="-0.0062in" style:text-scale="154%" fo:language="es" fo:country="ES"/>
    </style:style>
    <style:style style:name="T2843" style:parent-style-name="Fuentedepárrafopredeter." style:family="text">
      <style:text-properties fo:color="#FF00FF" fo:letter-spacing="-0.0062in" style:text-scale="211%" fo:language="es" fo:country="ES"/>
    </style:style>
    <style:style style:name="T2844" style:parent-style-name="Fuentedepárrafopredeter." style:family="text">
      <style:text-properties fo:color="#FF00FF" fo:letter-spacing="-0.0062in" style:text-scale="112%" fo:language="es" fo:country="ES"/>
    </style:style>
    <style:style style:name="T2845" style:parent-style-name="Fuentedepárrafopredeter." style:family="text">
      <style:text-properties fo:color="#FF00FF" style:text-scale="185%" fo:language="es" fo:country="ES"/>
    </style:style>
    <style:style style:name="P2846" style:parent-style-name="Textoindependiente" style:family="paragraph">
      <style:paragraph-properties fo:line-height="98%" fo:margin-right="5.9763in" fo:text-indent="0.1388in"/>
    </style:style>
    <style:style style:name="T2847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848" style:parent-style-name="Textoindependiente" style:family="paragraph">
      <style:paragraph-properties fo:line-height="0.1465in" fo:margin-left="0.2201in">
        <style:tab-stops/>
      </style:paragraph-properties>
    </style:style>
    <style:style style:name="T284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285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285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2852" style:parent-style-name="Fuentedepárrafopredeter." style:family="text">
      <style:text-properties fo:color="#FF00FF" fo:letter-spacing="-0.0062in" style:text-scale="185%" fo:language="es" fo:country="ES"/>
    </style:style>
    <style:style style:name="T2853" style:parent-style-name="Fuentedepárrafopredeter." style:family="text">
      <style:text-properties fo:color="#FF00FF" fo:letter-spacing="-0.0062in" style:text-scale="98%" fo:language="es" fo:country="ES"/>
    </style:style>
    <style:style style:name="T2854" style:parent-style-name="Fuentedepárrafopredeter." style:family="text">
      <style:text-properties fo:color="#FF00FF" fo:letter-spacing="-0.0062in" style:text-scale="110%" fo:language="es" fo:country="ES"/>
    </style:style>
    <style:style style:name="T2855" style:parent-style-name="Fuentedepárrafopredeter." style:family="text">
      <style:text-properties fo:color="#FF00FF" fo:letter-spacing="-0.0062in" style:text-scale="108%" fo:language="es" fo:country="ES"/>
    </style:style>
    <style:style style:name="T2856" style:parent-style-name="Fuentedepárrafopredeter." style:family="text">
      <style:text-properties fo:color="#FF00FF" style:text-scale="110%" fo:language="es" fo:country="ES"/>
    </style:style>
    <style:style style:name="T2857" style:parent-style-name="Fuentedepárrafopredeter." style:family="text">
      <style:text-properties fo:color="#FF00FF" fo:language="es" fo:country="ES"/>
    </style:style>
    <style:style style:name="T2858" style:parent-style-name="Fuentedepárrafopredeter." style:family="text">
      <style:text-properties fo:color="#FF00FF" fo:letter-spacing="-0.0118in" fo:language="es" fo:country="ES"/>
    </style:style>
    <style:style style:name="T2859" style:parent-style-name="Fuentedepárrafopredeter." style:family="text">
      <style:text-properties fo:color="#FF00FF" fo:letter-spacing="-0.0062in" style:text-scale="211%" fo:language="es" fo:country="ES"/>
    </style:style>
    <style:style style:name="T2860" style:parent-style-name="Fuentedepárrafopredeter." style:family="text">
      <style:text-properties fo:color="#FF00FF" fo:letter-spacing="-0.0062in" style:text-scale="110%" fo:language="es" fo:country="ES"/>
    </style:style>
    <style:style style:name="T2861" style:parent-style-name="Fuentedepárrafopredeter." style:family="text">
      <style:text-properties fo:color="#FF00FF" fo:letter-spacing="-0.0062in" style:text-scale="151%" fo:language="es" fo:country="ES"/>
    </style:style>
    <style:style style:name="T2862" style:parent-style-name="Fuentedepárrafopredeter." style:family="text">
      <style:text-properties fo:color="#FF00FF" fo:letter-spacing="-0.0062in" style:text-scale="154%" fo:language="es" fo:country="ES"/>
    </style:style>
    <style:style style:name="T2863" style:parent-style-name="Fuentedepárrafopredeter." style:family="text">
      <style:text-properties fo:color="#FF00FF" fo:letter-spacing="-0.0062in" style:text-scale="112%" fo:language="es" fo:country="ES"/>
    </style:style>
    <style:style style:name="T2864" style:parent-style-name="Fuentedepárrafopredeter." style:family="text">
      <style:text-properties fo:color="#FF00FF" fo:letter-spacing="-0.0062in" style:text-scale="108%" fo:language="es" fo:country="ES"/>
    </style:style>
    <style:style style:name="T2865" style:parent-style-name="Fuentedepárrafopredeter." style:family="text">
      <style:text-properties fo:color="#FF00FF" fo:letter-spacing="-0.0062in" style:text-scale="110%" fo:language="es" fo:country="ES"/>
    </style:style>
    <style:style style:name="T2866" style:parent-style-name="Fuentedepárrafopredeter." style:family="text">
      <style:text-properties fo:color="#FF00FF" fo:letter-spacing="-0.0062in" style:text-scale="121%" fo:language="es" fo:country="ES"/>
    </style:style>
    <style:style style:name="T2867" style:parent-style-name="Fuentedepárrafopredeter." style:family="text">
      <style:text-properties fo:color="#FF00FF" fo:letter-spacing="-0.0062in" style:text-scale="211%" fo:language="es" fo:country="ES"/>
    </style:style>
    <style:style style:name="T2868" style:parent-style-name="Fuentedepárrafopredeter." style:family="text">
      <style:text-properties fo:color="#FF00FF" style:text-scale="154%" fo:language="es" fo:country="ES"/>
    </style:style>
    <style:style style:name="T2869" style:parent-style-name="Fuentedepárrafopredeter." style:family="text">
      <style:text-properties fo:color="#FF00FF" fo:language="es" fo:country="ES"/>
    </style:style>
    <style:style style:name="T2870" style:parent-style-name="Fuentedepárrafopredeter." style:family="text">
      <style:text-properties fo:color="#FF00FF" fo:letter-spacing="-0.0118in" fo:language="es" fo:country="ES"/>
    </style:style>
    <style:style style:name="T2871" style:parent-style-name="Fuentedepárrafopredeter." style:family="text">
      <style:text-properties fo:color="#FF00FF" style:text-scale="114%" fo:language="es" fo:country="ES"/>
    </style:style>
    <style:style style:name="T2872" style:parent-style-name="Fuentedepárrafopredeter." style:family="text">
      <style:text-properties fo:color="#FF00FF" fo:language="es" fo:country="ES"/>
    </style:style>
    <style:style style:name="T2873" style:parent-style-name="Fuentedepárrafopredeter." style:family="text">
      <style:text-properties fo:color="#FF00FF" fo:letter-spacing="-0.0118in" fo:language="es" fo:country="ES"/>
    </style:style>
    <style:style style:name="T2874" style:parent-style-name="Fuentedepárrafopredeter." style:family="text">
      <style:text-properties fo:color="#FF00FF" fo:letter-spacing="-0.0062in" style:text-scale="108%" fo:language="es" fo:country="ES"/>
    </style:style>
    <style:style style:name="T2875" style:parent-style-name="Fuentedepárrafopredeter." style:family="text">
      <style:text-properties fo:color="#FF00FF" fo:letter-spacing="-0.0062in" style:text-scale="114%" fo:language="es" fo:country="ES"/>
    </style:style>
    <style:style style:name="T2876" style:parent-style-name="Fuentedepárrafopredeter." style:family="text">
      <style:text-properties fo:color="#FF00FF" fo:letter-spacing="-0.0062in" style:text-scale="154%" fo:language="es" fo:country="ES"/>
    </style:style>
    <style:style style:name="T2877" style:parent-style-name="Fuentedepárrafopredeter." style:family="text">
      <style:text-properties fo:color="#FF00FF" fo:letter-spacing="-0.0062in" style:text-scale="114%" fo:language="es" fo:country="ES"/>
    </style:style>
    <style:style style:name="T2878" style:parent-style-name="Fuentedepárrafopredeter." style:family="text">
      <style:text-properties fo:color="#FF00FF" fo:letter-spacing="-0.0062in" style:text-scale="72%" fo:language="es" fo:country="ES"/>
    </style:style>
    <style:style style:name="T2879" style:parent-style-name="Fuentedepárrafopredeter." style:family="text">
      <style:text-properties fo:color="#FF00FF" fo:letter-spacing="-0.0062in" style:text-scale="110%" fo:language="es" fo:country="ES"/>
    </style:style>
    <style:style style:name="T2880" style:parent-style-name="Fuentedepárrafopredeter." style:family="text">
      <style:text-properties fo:color="#FF00FF" fo:letter-spacing="-0.0062in" style:text-scale="151%" fo:language="es" fo:country="ES"/>
    </style:style>
    <style:style style:name="T2881" style:parent-style-name="Fuentedepárrafopredeter." style:family="text">
      <style:text-properties fo:color="#FF00FF" fo:letter-spacing="-0.0062in" style:text-scale="154%" fo:language="es" fo:country="ES"/>
    </style:style>
    <style:style style:name="T2882" style:parent-style-name="Fuentedepárrafopredeter." style:family="text">
      <style:text-properties fo:color="#FF00FF" fo:letter-spacing="-0.0062in" style:text-scale="112%" fo:language="es" fo:country="ES"/>
    </style:style>
    <style:style style:name="T2883" style:parent-style-name="Fuentedepárrafopredeter." style:family="text">
      <style:text-properties fo:color="#FF00FF" style:text-scale="185%" fo:language="es" fo:country="ES"/>
    </style:style>
    <style:style style:name="P2884" style:parent-style-name="Textoindependiente" style:family="paragraph">
      <style:paragraph-properties fo:line-height="0.1451in"/>
    </style:style>
    <style:style style:name="T288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886" style:parent-style-name="Standard" style:list-style-name="LFO1" style:family="paragraph"/>
    <style:style style:name="P2887" style:parent-style-name="Textoindependiente" style:family="paragraph">
      <style:paragraph-properties fo:line-height="0.1451in"/>
      <style:text-properties style:font-name="Lucida Sans Typewriter" fo:font-weight="bold" style:font-weight-asian="bold" fo:language="es" fo:country="ES"/>
    </style:style>
    <style:style style:name="P2888" style:parent-style-name="Textoindependiente" style:family="paragraph">
      <style:paragraph-properties fo:margin-top="0.002in"/>
    </style:style>
    <style:style style:name="T2889" style:parent-style-name="Fuentedepárrafopredeter." style:family="text">
      <style:text-properties fo:color="#0000FF" style:text-scale="130%" fo:language="es" fo:country="ES"/>
    </style:style>
    <style:style style:name="P2890" style:parent-style-name="Textoindependiente" style:family="paragraph">
      <style:paragraph-properties fo:margin-top="0.0006in" fo:margin-right="2.6006in"/>
    </style:style>
    <style:style style:name="T2891" style:parent-style-name="Fuentedepárrafopredeter." style:family="text">
      <style:text-properties fo:color="#0000FF" fo:letter-spacing="-0.0055in" style:text-scale="135%" fo:language="es" fo:country="ES"/>
    </style:style>
    <style:style style:name="T2892" style:parent-style-name="Fuentedepárrafopredeter." style:family="text">
      <style:text-properties fo:color="#0000FF" fo:letter-spacing="-0.0041in" style:text-scale="135%" fo:language="es" fo:country="ES"/>
    </style:style>
    <style:style style:name="T2893" style:parent-style-name="Fuentedepárrafopredeter." style:family="text">
      <style:text-properties fo:color="#0000FF" fo:letter-spacing="-0.0055in" style:text-scale="135%" fo:language="es" fo:country="ES"/>
    </style:style>
    <style:style style:name="T2894" style:parent-style-name="Fuentedepárrafopredeter." style:family="text">
      <style:text-properties fo:color="#0000FF" fo:letter-spacing="-0.0041in" style:text-scale="135%" fo:language="es" fo:country="ES"/>
    </style:style>
    <style:style style:name="T2895" style:parent-style-name="Fuentedepárrafopredeter." style:family="text">
      <style:text-properties fo:color="#0000FF" fo:letter-spacing="-0.0062in" style:text-scale="135%" fo:language="es" fo:country="ES"/>
    </style:style>
    <style:style style:name="T2896" style:parent-style-name="Fuentedepárrafopredeter." style:family="text">
      <style:text-properties fo:color="#0000FF" fo:letter-spacing="-0.0055in" style:text-scale="135%" fo:language="es" fo:country="ES"/>
    </style:style>
    <style:style style:name="T2897" style:parent-style-name="Fuentedepárrafopredeter." style:family="text">
      <style:text-properties fo:color="#0000FF" style:text-scale="135%" fo:language="es" fo:country="ES"/>
    </style:style>
    <style:style style:name="T2898" style:parent-style-name="Fuentedepárrafopredeter." style:family="text">
      <style:text-properties fo:color="#0000FF" fo:letter-spacing="-0.0041in" style:text-scale="135%" fo:language="es" fo:country="ES"/>
    </style:style>
    <style:style style:name="T2899" style:parent-style-name="Fuentedepárrafopredeter." style:family="text">
      <style:text-properties fo:color="#0000FF" fo:letter-spacing="-0.0048in" style:text-scale="135%" fo:language="es" fo:country="ES"/>
    </style:style>
    <style:style style:name="T2900" style:parent-style-name="Fuentedepárrafopredeter." style:family="text">
      <style:text-properties fo:color="#0000FF" fo:letter-spacing="-0.0034in" style:text-scale="135%" fo:language="es" fo:country="ES"/>
    </style:style>
    <style:style style:name="T2901" style:parent-style-name="Fuentedepárrafopredeter." style:family="text">
      <style:text-properties fo:color="#0000FF" fo:letter-spacing="0.0416in" style:text-scale="135%" fo:language="es" fo:country="ES"/>
    </style:style>
    <style:style style:name="T2902" style:parent-style-name="Fuentedepárrafopredeter." style:family="text">
      <style:text-properties fo:color="#0000FF" fo:letter-spacing="-0.0062in" style:text-scale="135%" fo:language="es" fo:country="ES"/>
    </style:style>
    <style:style style:name="P2903" style:parent-style-name="Textoindependiente" style:family="paragraph">
      <style:paragraph-properties fo:margin-top="0.0006in" fo:margin-left="0in">
        <style:tab-stops/>
      </style:paragraph-properties>
      <style:text-properties fo:language="es" fo:country="ES"/>
    </style:style>
    <style:style style:name="P2904" style:parent-style-name="Textoindependiente" style:family="paragraph">
      <style:paragraph-properties fo:text-align="end" fo:margin-top="0.0006in" fo:line-height="0.143in" fo:margin-left="0in" fo:margin-right="3.7625in">
        <style:tab-stops/>
      </style:paragraph-properties>
    </style:style>
    <style:style style:name="T2905" style:parent-style-name="Fuentedepárrafopredeter." style:family="text">
      <style:text-properties fo:color="#0000FF" fo:letter-spacing="-0.0041in" style:text-scale="135%" fo:language="es" fo:country="ES"/>
    </style:style>
    <style:style style:name="T2906" style:parent-style-name="Fuentedepárrafopredeter." style:family="text">
      <style:text-properties fo:color="#0000FF" fo:letter-spacing="-0.0034in" style:text-scale="135%" fo:language="es" fo:country="ES"/>
    </style:style>
    <style:style style:name="T2907" style:parent-style-name="Fuentedepárrafopredeter." style:family="text">
      <style:text-properties fo:color="#0000FF" fo:letter-spacing="-0.0062in" style:text-scale="135%" fo:language="es" fo:country="ES"/>
    </style:style>
    <style:style style:name="T2908" style:parent-style-name="Fuentedepárrafopredeter." style:family="text">
      <style:text-properties fo:color="#0000FF" fo:letter-spacing="-0.0034in" style:text-scale="130%" fo:language="es" fo:country="ES"/>
    </style:style>
    <style:style style:name="T2909" style:parent-style-name="Fuentedepárrafopredeter." style:family="text">
      <style:text-properties fo:color="#0000FF" fo:letter-spacing="-0.0048in" style:text-scale="135%" fo:language="es" fo:country="ES"/>
    </style:style>
    <style:style style:name="T2910" style:parent-style-name="Fuentedepárrafopredeter." style:family="text">
      <style:text-properties fo:color="#0000FF" fo:letter-spacing="-0.0048in" style:text-scale="130%" fo:language="es" fo:country="ES"/>
    </style:style>
    <style:style style:name="T2911" style:parent-style-name="Fuentedepárrafopredeter." style:family="text">
      <style:text-properties fo:color="#0000FF" fo:letter-spacing="-0.0055in" style:text-scale="135%" fo:language="es" fo:country="ES"/>
    </style:style>
    <style:style style:name="P2912" style:parent-style-name="Textoindependiente" style:family="paragraph">
      <style:paragraph-properties fo:line-height="0.1458in"/>
    </style:style>
    <style:style style:name="T2913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2914" style:parent-style-name="Fuentedepárrafopredeter." style:family="text">
      <style:text-properties fo:color="#00898C" style:text-scale="115%" fo:language="es" fo:country="ES"/>
    </style:style>
    <style:style style:name="T2915" style:parent-style-name="Fuentedepárrafopredeter." style:family="text">
      <style:text-properties style:text-scale="115%" fo:language="es" fo:country="ES"/>
    </style:style>
    <style:style style:name="T2916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P2917" style:parent-style-name="Textoindependiente" style:family="paragraph">
      <style:paragraph-properties fo:line-height="0.1458in" fo:margin-left="0.2201in">
        <style:tab-stops/>
      </style:paragraph-properties>
    </style:style>
    <style:style style:name="T2918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919" style:parent-style-name="Fuentedepárrafopredeter." style:family="text">
      <style:text-properties fo:color="#FF00FF" style:text-scale="140%" fo:language="es" fo:country="ES"/>
    </style:style>
    <style:style style:name="T2920" style:parent-style-name="Fuentedepárrafopredeter." style:family="text">
      <style:text-properties fo:color="#FF00FF" style:text-scale="135%" fo:language="es" fo:country="ES"/>
    </style:style>
    <style:style style:name="P2921" style:parent-style-name="Textoindependiente" style:family="paragraph">
      <style:paragraph-properties fo:line-height="0.1444in"/>
    </style:style>
    <style:style style:name="T292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923" style:parent-style-name="Textoindependiente" style:family="paragraph">
      <style:paragraph-properties fo:line-height="0.1465in" fo:margin-left="0.2201in">
        <style:tab-stops/>
      </style:paragraph-properties>
    </style:style>
    <style:style style:name="T2924" style:parent-style-name="Fuentedepárrafopredeter." style:family="text">
      <style:text-properties style:font-name="Lucida Sans Typewriter" fo:font-weight="bold" style:font-weight-asian="bold" fo:color="#A52A2A" style:text-scale="115%" fo:language="es" fo:country="ES"/>
    </style:style>
    <style:style style:name="T2925" style:parent-style-name="Fuentedepárrafopredeter." style:family="text">
      <style:text-properties style:text-scale="115%" fo:language="es" fo:country="ES"/>
    </style:style>
    <style:style style:name="P2926" style:parent-style-name="Textoindependiente" style:family="paragraph">
      <style:paragraph-properties fo:line-height="0.1451in"/>
    </style:style>
    <style:style style:name="T2927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928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 fo:language="es" fo:country="ES"/>
    </style:style>
    <style:style style:name="P2929" style:parent-style-name="Textoindependiente" style:family="paragraph">
      <style:paragraph-properties fo:line-height="0.143in"/>
    </style:style>
    <style:style style:name="T2930" style:parent-style-name="Fuentedepárrafopredeter." style:family="text">
      <style:text-properties fo:color="#0000FF" style:text-scale="135%" fo:language="es" fo:country="ES"/>
    </style:style>
    <style:style style:name="P2931" style:parent-style-name="Textoindependiente" style:family="paragraph">
      <style:paragraph-properties fo:margin-top="0.0006in" fo:line-height="97%" fo:margin-left="0.2201in" fo:margin-right="5.0812in" fo:text-indent="-0.1388in">
        <style:tab-stops/>
      </style:paragraph-properties>
    </style:style>
    <style:style style:name="T2932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933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934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2935" style:parent-style-name="Fuentedepárrafopredeter." style:family="text">
      <style:text-properties fo:color="#6959CD" style:text-scale="211%"/>
    </style:style>
    <style:style style:name="T2936" style:parent-style-name="Fuentedepárrafopredeter." style:family="text">
      <style:text-properties fo:color="#6959CD"/>
    </style:style>
    <style:style style:name="T2937" style:parent-style-name="Fuentedepárrafopredeter." style:family="text">
      <style:text-properties fo:color="#6959CD" fo:letter-spacing="-0.0118in"/>
    </style:style>
    <style:style style:name="T2938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939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940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2941" style:parent-style-name="Fuentedepárrafopredeter." style:family="text">
      <style:text-properties fo:color="#A01FEF" fo:letter-spacing="-0.0062in" style:text-scale="114%"/>
    </style:style>
    <style:style style:name="T2942" style:parent-style-name="Fuentedepárrafopredeter." style:family="text">
      <style:text-properties fo:color="#A01FEF" fo:letter-spacing="-0.0062in" style:text-scale="204%"/>
    </style:style>
    <style:style style:name="T2943" style:parent-style-name="Fuentedepárrafopredeter." style:family="text">
      <style:text-properties fo:color="#A01FEF" fo:letter-spacing="-0.0062in" style:text-scale="148%"/>
    </style:style>
    <style:style style:name="T2944" style:parent-style-name="Fuentedepárrafopredeter." style:family="text">
      <style:text-properties fo:color="#A01FEF" fo:letter-spacing="-0.0062in" style:text-scale="114%"/>
    </style:style>
    <style:style style:name="T2945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946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2947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2948" style:parent-style-name="Fuentedepárrafopredeter." style:family="text">
      <style:text-properties style:font-name="Lucida Sans Typewriter" fo:font-weight="bold" style:font-weight-asian="bold" fo:color="#A52A2A" fo:letter-spacing="-0.0034in" style:text-scale="115%"/>
    </style:style>
    <style:style style:name="T2949" style:parent-style-name="Fuentedepárrafopredeter." style:family="text">
      <style:text-properties style:font-name="Lucida Sans Typewriter" fo:font-weight="bold" style:font-weight-asian="bold" fo:color="#A52A2A" style:text-scale="115%"/>
    </style:style>
    <style:style style:name="T2950" style:parent-style-name="Fuentedepárrafopredeter." style:family="text">
      <style:text-properties style:font-name="Lucida Sans Typewriter" fo:font-weight="bold" style:font-weight-asian="bold" fo:color="#A52A2A" fo:letter-spacing="-0.0562in" style:text-scale="115%"/>
    </style:style>
    <style:style style:name="T2951" style:parent-style-name="Fuentedepárrafopredeter." style:family="text">
      <style:text-properties fo:color="#00898C" fo:letter-spacing="-0.0034in" style:text-scale="140%"/>
    </style:style>
    <style:style style:name="T2952" style:parent-style-name="Fuentedepárrafopredeter." style:family="text">
      <style:text-properties fo:color="#6959CD" fo:letter-spacing="-0.0034in" style:text-scale="140%"/>
    </style:style>
    <style:style style:name="T2953" style:parent-style-name="Fuentedepárrafopredeter." style:family="text">
      <style:text-properties style:font-name="Lucida Sans Typewriter" fo:font-weight="bold" style:font-weight-asian="bold" fo:color="#A52A2A" fo:letter-spacing="-0.0069in" style:text-scale="110%"/>
    </style:style>
    <style:style style:name="P2954" style:parent-style-name="Textoindependiente" style:family="paragraph">
      <style:paragraph-properties fo:line-height="0.1437in" fo:margin-left="0.359in">
        <style:tab-stops/>
      </style:paragraph-properties>
    </style:style>
    <style:style style:name="T2955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956" style:parent-style-name="Fuentedepárrafopredeter." style:family="text">
      <style:text-properties fo:color="#6959CD" style:text-scale="145%" fo:language="es" fo:country="ES"/>
    </style:style>
    <style:style style:name="T2957" style:parent-style-name="Fuentedepárrafopredeter." style:family="text">
      <style:text-properties style:text-scale="120%" fo:language="es" fo:country="ES"/>
    </style:style>
    <style:style style:name="P2958" style:parent-style-name="Textoindependiente" style:family="paragraph">
      <style:paragraph-properties fo:line-height="98%" fo:margin-right="5.9763in" fo:text-indent="0.1388in"/>
    </style:style>
    <style:style style:name="T2959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2960" style:parent-style-name="Textoindependiente" style:family="paragraph">
      <style:paragraph-properties fo:margin-top="0.0027in" fo:line-height="0.143in"/>
    </style:style>
    <style:style style:name="T2961" style:parent-style-name="Fuentedepárrafopredeter." style:family="text">
      <style:text-properties fo:color="#0000FF" fo:letter-spacing="-0.0062in" style:text-scale="114%" fo:language="es" fo:country="ES"/>
    </style:style>
    <style:style style:name="T2962" style:parent-style-name="Fuentedepárrafopredeter." style:family="text">
      <style:text-properties fo:color="#0000FF" fo:letter-spacing="-0.0062in" style:text-scale="121%" fo:language="es" fo:country="ES"/>
    </style:style>
    <style:style style:name="T2963" style:parent-style-name="Fuentedepárrafopredeter." style:family="text">
      <style:text-properties fo:color="#0000FF" fo:letter-spacing="-0.0062in" style:text-scale="112%" fo:language="es" fo:country="ES"/>
    </style:style>
    <style:style style:name="T2964" style:parent-style-name="Fuentedepárrafopredeter." style:family="text">
      <style:text-properties fo:color="#0000FF" fo:letter-spacing="-0.0062in" style:text-scale="72%" fo:language="es" fo:country="ES"/>
    </style:style>
    <style:style style:name="T2965" style:parent-style-name="Fuentedepárrafopredeter." style:family="text">
      <style:text-properties fo:color="#0000FF" fo:letter-spacing="-0.0062in" style:text-scale="108%" fo:language="es" fo:country="ES"/>
    </style:style>
    <style:style style:name="T2966" style:parent-style-name="Fuentedepárrafopredeter." style:family="text">
      <style:text-properties fo:color="#0000FF" fo:letter-spacing="-0.0062in" style:text-scale="154%" fo:language="es" fo:country="ES"/>
    </style:style>
    <style:style style:name="T2967" style:parent-style-name="Fuentedepárrafopredeter." style:family="text">
      <style:text-properties fo:color="#0000FF" fo:letter-spacing="-0.0062in" style:text-scale="112%" fo:language="es" fo:country="ES"/>
    </style:style>
    <style:style style:name="T2968" style:parent-style-name="Fuentedepárrafopredeter." style:family="text">
      <style:text-properties fo:color="#0000FF" fo:letter-spacing="-0.0062in" style:text-scale="108%" fo:language="es" fo:country="ES"/>
    </style:style>
    <style:style style:name="T2969" style:parent-style-name="Fuentedepárrafopredeter." style:family="text">
      <style:text-properties fo:color="#0000FF" fo:letter-spacing="-0.0062in" style:text-scale="114%" fo:language="es" fo:country="ES"/>
    </style:style>
    <style:style style:name="T2970" style:parent-style-name="Fuentedepárrafopredeter." style:family="text">
      <style:text-properties fo:color="#0000FF" fo:letter-spacing="-0.0062in" style:text-scale="121%" fo:language="es" fo:country="ES"/>
    </style:style>
    <style:style style:name="T2971" style:parent-style-name="Fuentedepárrafopredeter." style:family="text">
      <style:text-properties fo:color="#0000FF" fo:letter-spacing="-0.0062in" style:text-scale="211%" fo:language="es" fo:country="ES"/>
    </style:style>
    <style:style style:name="T2972" style:parent-style-name="Fuentedepárrafopredeter." style:family="text">
      <style:text-properties fo:color="#0000FF" fo:letter-spacing="-0.0062in" style:text-scale="112%" fo:language="es" fo:country="ES"/>
    </style:style>
    <style:style style:name="T2973" style:parent-style-name="Fuentedepárrafopredeter." style:family="text">
      <style:text-properties fo:color="#0000FF" style:text-scale="110%" fo:language="es" fo:country="ES"/>
    </style:style>
    <style:style style:name="T2974" style:parent-style-name="Fuentedepárrafopredeter." style:family="text">
      <style:text-properties fo:color="#0000FF" fo:language="es" fo:country="ES"/>
    </style:style>
    <style:style style:name="T2975" style:parent-style-name="Fuentedepárrafopredeter." style:family="text">
      <style:text-properties fo:color="#0000FF" fo:letter-spacing="-0.0118in" fo:language="es" fo:country="ES"/>
    </style:style>
    <style:style style:name="T2976" style:parent-style-name="Fuentedepárrafopredeter." style:family="text">
      <style:text-properties fo:color="#0000FF" fo:letter-spacing="-0.0062in" style:text-scale="108%" fo:language="es" fo:country="ES"/>
    </style:style>
    <style:style style:name="T2977" style:parent-style-name="Fuentedepárrafopredeter." style:family="text">
      <style:text-properties fo:color="#0000FF" style:text-scale="110%" fo:language="es" fo:country="ES"/>
    </style:style>
    <style:style style:name="T2978" style:parent-style-name="Fuentedepárrafopredeter." style:family="text">
      <style:text-properties fo:color="#0000FF" fo:language="es" fo:country="ES"/>
    </style:style>
    <style:style style:name="T2979" style:parent-style-name="Fuentedepárrafopredeter." style:family="text">
      <style:text-properties fo:color="#0000FF" fo:letter-spacing="-0.0118in" fo:language="es" fo:country="ES"/>
    </style:style>
    <style:style style:name="T2980" style:parent-style-name="Fuentedepárrafopredeter." style:family="text">
      <style:text-properties fo:color="#0000FF" fo:letter-spacing="-0.0062in" style:text-scale="204%" fo:language="es" fo:country="ES"/>
    </style:style>
    <style:style style:name="T2981" style:parent-style-name="Fuentedepárrafopredeter." style:family="text">
      <style:text-properties fo:color="#0000FF" style:text-scale="114%" fo:language="es" fo:country="ES"/>
    </style:style>
    <style:style style:name="T2982" style:parent-style-name="Fuentedepárrafopredeter." style:family="text">
      <style:text-properties fo:color="#0000FF" fo:language="es" fo:country="ES"/>
    </style:style>
    <style:style style:name="T2983" style:parent-style-name="Fuentedepárrafopredeter." style:family="text">
      <style:text-properties fo:color="#0000FF" fo:letter-spacing="-0.0118in" fo:language="es" fo:country="ES"/>
    </style:style>
    <style:style style:name="T2984" style:parent-style-name="Fuentedepárrafopredeter." style:family="text">
      <style:text-properties fo:color="#0000FF" fo:letter-spacing="-0.0062in" style:text-scale="121%" fo:language="es" fo:country="ES"/>
    </style:style>
    <style:style style:name="T2985" style:parent-style-name="Fuentedepárrafopredeter." style:family="text">
      <style:text-properties fo:color="#0000FF" fo:letter-spacing="-0.0062in" style:text-scale="112%" fo:language="es" fo:country="ES"/>
    </style:style>
    <style:style style:name="T2986" style:parent-style-name="Fuentedepárrafopredeter." style:family="text">
      <style:text-properties fo:color="#0000FF" fo:letter-spacing="-0.0062in" style:text-scale="108%" fo:language="es" fo:country="ES"/>
    </style:style>
    <style:style style:name="T2987" style:parent-style-name="Fuentedepárrafopredeter." style:family="text">
      <style:text-properties fo:color="#0000FF" fo:letter-spacing="-0.0062in" style:text-scale="211%" fo:language="es" fo:country="ES"/>
    </style:style>
    <style:style style:name="T2988" style:parent-style-name="Fuentedepárrafopredeter." style:family="text">
      <style:text-properties fo:color="#0000FF" style:text-scale="114%" fo:language="es" fo:country="ES"/>
    </style:style>
    <style:style style:name="P2989" style:parent-style-name="Textoindependiente" style:family="paragraph">
      <style:paragraph-properties fo:line-height="0.1458in"/>
    </style:style>
    <style:style style:name="T2990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991" style:parent-style-name="Fuentedepárrafopredeter." style:family="text">
      <style:text-properties fo:color="#FF00FF" style:text-scale="135%" fo:language="es" fo:country="ES"/>
    </style:style>
    <style:style style:name="T2992" style:parent-style-name="Fuentedepárrafopredeter." style:family="text">
      <style:text-properties fo:color="#FF00FF" style:text-scale="120%" fo:language="es" fo:country="ES"/>
    </style:style>
    <style:style style:name="T2993" style:parent-style-name="Fuentedepárrafopredeter." style:family="text">
      <style:text-properties fo:color="#FF00FF" style:text-scale="135%" fo:language="es" fo:country="ES"/>
    </style:style>
    <style:style style:name="P2994" style:parent-style-name="Textoindependiente" style:family="paragraph">
      <style:paragraph-properties fo:margin-right="5.593in"/>
    </style:style>
    <style:style style:name="T2995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2996" style:parent-style-name="Fuentedepárrafopredeter." style:family="text">
      <style:text-properties style:text-scale="120%" fo:language="es" fo:country="ES"/>
    </style:style>
    <style:style style:name="P2997" style:parent-style-name="Standard" style:list-style-name="LFO1" style:family="paragraph"/>
    <style:style style:name="P2998" style:parent-style-name="Standard" style:list-style-name="LFO1" style:family="paragraph"/>
    <style:style style:name="P2999" style:parent-style-name="Standard" style:list-style-name="LFO1" style:family="paragraph"/>
    <style:style style:name="P3000" style:parent-style-name="Standard" style:list-style-name="LFO1" style:family="paragraph"/>
    <style:style style:name="P3001" style:parent-style-name="Standard" style:list-style-name="LFO1" style:family="paragraph"/>
    <style:style style:name="P3002" style:parent-style-name="Standard" style:list-style-name="LFO1" style:family="paragraph"/>
    <style:style style:name="P3003" style:parent-style-name="Standard" style:list-style-name="LFO1" style:family="paragraph"/>
    <style:style style:name="P3004" style:parent-style-name="Standard" style:list-style-name="LFO1" style:family="paragraph"/>
    <style:style style:name="P3005" style:parent-style-name="Textoindependiente" style:family="paragraph">
      <style:paragraph-properties fo:line-height="100%" fo:margin-right="5.5694in"/>
      <style:text-properties style:font-name="Lucida Sans Typewriter" fo:font-weight="bold" style:font-weight-asian="bold" fo:color="#A52A2A" style:text-scale="120%" fo:language="es" fo:country="ES"/>
    </style:style>
    <style:style style:name="P3006" style:parent-style-name="Textoindependiente" style:family="paragraph">
      <style:paragraph-properties fo:line-height="100%" fo:margin-right="5.5694in"/>
    </style:style>
    <style:style style:name="T3007" style:parent-style-name="Fuentedepárrafopredeter." style:family="text">
      <style:text-properties fo:color="#0000FF" style:text-scale="120%" fo:language="es" fo:country="ES"/>
    </style:style>
    <style:style style:name="T3008" style:parent-style-name="Fuentedepárrafopredeter." style:family="text">
      <style:text-properties fo:color="#0000FF" style:text-scale="114%" fo:language="es" fo:country="ES"/>
    </style:style>
    <style:style style:name="T3009" style:parent-style-name="Fuentedepárrafopredeter." style:family="text">
      <style:text-properties fo:color="#0000FF" style:text-scale="121%" fo:language="es" fo:country="ES"/>
    </style:style>
    <style:style style:name="T3010" style:parent-style-name="Fuentedepárrafopredeter." style:family="text">
      <style:text-properties fo:color="#0000FF" style:text-scale="154%" fo:language="es" fo:country="ES"/>
    </style:style>
    <style:style style:name="T3011" style:parent-style-name="Fuentedepárrafopredeter." style:family="text">
      <style:text-properties fo:color="#0000FF" style:text-scale="110%" fo:language="es" fo:country="ES"/>
    </style:style>
    <style:style style:name="T3012" style:parent-style-name="Fuentedepárrafopredeter." style:family="text">
      <style:text-properties fo:color="#0000FF" style:text-scale="114%" fo:language="es" fo:country="ES"/>
    </style:style>
    <style:style style:name="T3013" style:parent-style-name="Fuentedepárrafopredeter." style:family="text">
      <style:text-properties fo:color="#0000FF" fo:language="es" fo:country="ES"/>
    </style:style>
    <style:style style:name="T3014" style:parent-style-name="Fuentedepárrafopredeter." style:family="text">
      <style:text-properties fo:color="#0000FF" style:text-scale="72%" fo:language="es" fo:country="ES"/>
    </style:style>
    <style:style style:name="T3015" style:parent-style-name="Fuentedepárrafopredeter." style:family="text">
      <style:text-properties fo:color="#0000FF" style:text-scale="110%" fo:language="es" fo:country="ES"/>
    </style:style>
    <style:style style:name="T3016" style:parent-style-name="Fuentedepárrafopredeter." style:family="text">
      <style:text-properties fo:color="#0000FF" style:text-scale="148%" fo:language="es" fo:country="ES"/>
    </style:style>
    <style:style style:name="P3017" style:parent-style-name="Textoindependiente" style:family="paragraph">
      <style:paragraph-properties fo:line-height="0.1437in"/>
    </style:style>
    <style:style style:name="T3018" style:parent-style-name="Fuentedepárrafopredeter." style:family="text">
      <style:text-properties fo:color="#0000FF" fo:letter-spacing="-0.0062in" style:text-scale="114%" fo:language="es" fo:country="ES"/>
    </style:style>
    <style:style style:name="T3019" style:parent-style-name="Fuentedepárrafopredeter." style:family="text">
      <style:text-properties fo:color="#0000FF" fo:letter-spacing="-0.0062in" fo:language="es" fo:country="ES"/>
    </style:style>
    <style:style style:name="T3020" style:parent-style-name="Fuentedepárrafopredeter." style:family="text">
      <style:text-properties fo:color="#0000FF" fo:letter-spacing="-0.0062in" style:text-scale="92%" fo:language="es" fo:country="ES"/>
    </style:style>
    <style:style style:name="T3021" style:parent-style-name="Fuentedepárrafopredeter." style:family="text">
      <style:text-properties fo:color="#0000FF" fo:letter-spacing="-0.0062in" style:text-scale="112%" fo:language="es" fo:country="ES"/>
    </style:style>
    <style:style style:name="T3022" style:parent-style-name="Fuentedepárrafopredeter." style:family="text">
      <style:text-properties fo:color="#0000FF" fo:letter-spacing="-0.0062in" style:text-scale="94%" fo:language="es" fo:country="ES"/>
    </style:style>
    <style:style style:name="T3023" style:parent-style-name="Fuentedepárrafopredeter." style:family="text">
      <style:text-properties fo:color="#0000FF" fo:letter-spacing="-0.0062in" style:text-scale="103%" fo:language="es" fo:country="ES"/>
    </style:style>
    <style:style style:name="T3024" style:parent-style-name="Fuentedepárrafopredeter." style:family="text">
      <style:text-properties fo:color="#0000FF" style:text-scale="102%" fo:language="es" fo:country="ES"/>
    </style:style>
    <style:style style:name="T3025" style:parent-style-name="Fuentedepárrafopredeter." style:family="text">
      <style:text-properties fo:color="#0000FF" fo:language="es" fo:country="ES"/>
    </style:style>
    <style:style style:name="T3026" style:parent-style-name="Fuentedepárrafopredeter." style:family="text">
      <style:text-properties fo:color="#0000FF" fo:letter-spacing="-0.0118in" fo:language="es" fo:country="ES"/>
    </style:style>
    <style:style style:name="T3027" style:parent-style-name="Fuentedepárrafopredeter." style:family="text">
      <style:text-properties fo:color="#0000FF" fo:letter-spacing="-0.0062in" style:text-scale="92%" fo:language="es" fo:country="ES"/>
    </style:style>
    <style:style style:name="T3028" style:parent-style-name="Fuentedepárrafopredeter." style:family="text">
      <style:text-properties fo:color="#0000FF" fo:letter-spacing="-0.0062in" style:text-scale="125%" fo:language="es" fo:country="ES"/>
    </style:style>
    <style:style style:name="T3029" style:parent-style-name="Fuentedepárrafopredeter." style:family="text">
      <style:text-properties fo:color="#0000FF" fo:letter-spacing="-0.0062in" style:text-scale="92%" fo:language="es" fo:country="ES"/>
    </style:style>
    <style:style style:name="T3030" style:parent-style-name="Fuentedepárrafopredeter." style:family="text">
      <style:text-properties fo:color="#0000FF" fo:letter-spacing="-0.0062in" style:text-scale="102%" fo:language="es" fo:country="ES"/>
    </style:style>
    <style:style style:name="T3031" style:parent-style-name="Fuentedepárrafopredeter." style:family="text">
      <style:text-properties fo:color="#0000FF" fo:letter-spacing="-0.0062in" style:text-scale="103%" fo:language="es" fo:country="ES"/>
    </style:style>
    <style:style style:name="T3032" style:parent-style-name="Fuentedepárrafopredeter." style:family="text">
      <style:text-properties fo:color="#0000FF" fo:letter-spacing="-0.0062in" style:text-scale="216%" fo:language="es" fo:country="ES"/>
    </style:style>
    <style:style style:name="T3033" style:parent-style-name="Fuentedepárrafopredeter." style:family="text">
      <style:text-properties fo:color="#0000FF" fo:letter-spacing="-0.0062in" style:text-scale="89%" fo:language="es" fo:country="ES"/>
    </style:style>
    <style:style style:name="T3034" style:parent-style-name="Fuentedepárrafopredeter." style:family="text">
      <style:text-properties fo:color="#0000FF" style:text-scale="125%" fo:language="es" fo:country="ES"/>
    </style:style>
    <style:style style:name="T3035" style:parent-style-name="Fuentedepárrafopredeter." style:family="text">
      <style:text-properties fo:color="#0000FF" fo:language="es" fo:country="ES"/>
    </style:style>
    <style:style style:name="T3036" style:parent-style-name="Fuentedepárrafopredeter." style:family="text">
      <style:text-properties fo:color="#0000FF" fo:letter-spacing="-0.0118in" fo:language="es" fo:country="ES"/>
    </style:style>
    <style:style style:name="T3037" style:parent-style-name="Fuentedepárrafopredeter." style:family="text">
      <style:text-properties fo:color="#0000FF" fo:letter-spacing="-0.0062in" fo:language="es" fo:country="ES"/>
    </style:style>
    <style:style style:name="T3038" style:parent-style-name="Fuentedepárrafopredeter." style:family="text">
      <style:text-properties fo:color="#0000FF" fo:letter-spacing="-0.0062in" style:text-scale="89%" fo:language="es" fo:country="ES"/>
    </style:style>
    <style:style style:name="T3039" style:parent-style-name="Fuentedepárrafopredeter." style:family="text">
      <style:text-properties fo:color="#0000FF" fo:letter-spacing="-0.0062in" style:text-scale="94%" fo:language="es" fo:country="ES"/>
    </style:style>
    <style:style style:name="T3040" style:parent-style-name="Fuentedepárrafopredeter." style:family="text">
      <style:text-properties fo:color="#0000FF" fo:letter-spacing="-0.0062in" style:text-scale="112%" fo:language="es" fo:country="ES"/>
    </style:style>
    <style:style style:name="T3041" style:parent-style-name="Fuentedepárrafopredeter." style:family="text">
      <style:text-properties fo:color="#0000FF" fo:letter-spacing="-0.0062in" fo:language="es" fo:country="ES"/>
    </style:style>
    <style:style style:name="T3042" style:parent-style-name="Fuentedepárrafopredeter." style:family="text">
      <style:text-properties fo:color="#0000FF" fo:letter-spacing="-0.0062in" style:text-scale="103%" fo:language="es" fo:country="ES"/>
    </style:style>
    <style:style style:name="T3043" style:parent-style-name="Fuentedepárrafopredeter." style:family="text">
      <style:text-properties fo:color="#0000FF" fo:letter-spacing="-0.0062in" style:text-scale="102%" fo:language="es" fo:country="ES"/>
    </style:style>
    <style:style style:name="T3044" style:parent-style-name="Fuentedepárrafopredeter." style:family="text">
      <style:text-properties fo:color="#0000FF" fo:letter-spacing="-0.0062in" style:text-scale="98%" fo:language="es" fo:country="ES"/>
    </style:style>
    <style:style style:name="T3045" style:parent-style-name="Fuentedepárrafopredeter." style:family="text">
      <style:text-properties fo:color="#0000FF" fo:letter-spacing="-0.0062in" style:text-scale="89%" fo:language="es" fo:country="ES"/>
    </style:style>
    <style:style style:name="T3046" style:parent-style-name="Fuentedepárrafopredeter." style:family="text">
      <style:text-properties fo:color="#0000FF" style:text-scale="125%" fo:language="es" fo:country="ES"/>
    </style:style>
    <style:style style:name="P3047" style:parent-style-name="Textoindependiente" style:family="paragraph">
      <style:paragraph-properties fo:margin-right="1.7118in"/>
    </style:style>
    <style:style style:name="T3048" style:parent-style-name="Fuentedepárrafopredeter." style:family="text">
      <style:text-properties fo:color="#0000FF" fo:letter-spacing="-0.0062in" style:text-scale="114%" fo:language="es" fo:country="ES"/>
    </style:style>
    <style:style style:name="T3049" style:parent-style-name="Fuentedepárrafopredeter." style:family="text">
      <style:text-properties fo:color="#0000FF" fo:letter-spacing="-0.0062in" fo:language="es" fo:country="ES"/>
    </style:style>
    <style:style style:name="T3050" style:parent-style-name="Fuentedepárrafopredeter." style:family="text">
      <style:text-properties fo:color="#0000FF" fo:letter-spacing="-0.0062in" style:text-scale="92%" fo:language="es" fo:country="ES"/>
    </style:style>
    <style:style style:name="T3051" style:parent-style-name="Fuentedepárrafopredeter." style:family="text">
      <style:text-properties fo:color="#0000FF" fo:letter-spacing="-0.0062in" style:text-scale="112%" fo:language="es" fo:country="ES"/>
    </style:style>
    <style:style style:name="T3052" style:parent-style-name="Fuentedepárrafopredeter." style:family="text">
      <style:text-properties fo:color="#0000FF" fo:letter-spacing="-0.0062in" style:text-scale="94%" fo:language="es" fo:country="ES"/>
    </style:style>
    <style:style style:name="T3053" style:parent-style-name="Fuentedepárrafopredeter." style:family="text">
      <style:text-properties fo:color="#0000FF" fo:letter-spacing="-0.0062in" style:text-scale="103%" fo:language="es" fo:country="ES"/>
    </style:style>
    <style:style style:name="T3054" style:parent-style-name="Fuentedepárrafopredeter." style:family="text">
      <style:text-properties fo:color="#0000FF" style:text-scale="102%" fo:language="es" fo:country="ES"/>
    </style:style>
    <style:style style:name="T3055" style:parent-style-name="Fuentedepárrafopredeter." style:family="text">
      <style:text-properties fo:color="#0000FF" fo:language="es" fo:country="ES"/>
    </style:style>
    <style:style style:name="T3056" style:parent-style-name="Fuentedepárrafopredeter." style:family="text">
      <style:text-properties fo:color="#0000FF" fo:letter-spacing="-0.0118in" fo:language="es" fo:country="ES"/>
    </style:style>
    <style:style style:name="T3057" style:parent-style-name="Fuentedepárrafopredeter." style:family="text">
      <style:text-properties fo:color="#0000FF" fo:letter-spacing="-0.0062in" style:text-scale="92%" fo:language="es" fo:country="ES"/>
    </style:style>
    <style:style style:name="T3058" style:parent-style-name="Fuentedepárrafopredeter." style:family="text">
      <style:text-properties fo:color="#0000FF" fo:letter-spacing="-0.0062in" style:text-scale="125%" fo:language="es" fo:country="ES"/>
    </style:style>
    <style:style style:name="T3059" style:parent-style-name="Fuentedepárrafopredeter." style:family="text">
      <style:text-properties fo:color="#0000FF" fo:letter-spacing="-0.0062in" style:text-scale="92%" fo:language="es" fo:country="ES"/>
    </style:style>
    <style:style style:name="T3060" style:parent-style-name="Fuentedepárrafopredeter." style:family="text">
      <style:text-properties fo:color="#0000FF" fo:letter-spacing="-0.0062in" style:text-scale="102%" fo:language="es" fo:country="ES"/>
    </style:style>
    <style:style style:name="T3061" style:parent-style-name="Fuentedepárrafopredeter." style:family="text">
      <style:text-properties fo:color="#0000FF" fo:letter-spacing="-0.0062in" style:text-scale="103%" fo:language="es" fo:country="ES"/>
    </style:style>
    <style:style style:name="T3062" style:parent-style-name="Fuentedepárrafopredeter." style:family="text">
      <style:text-properties fo:color="#0000FF" fo:letter-spacing="-0.0062in" style:text-scale="216%" fo:language="es" fo:country="ES"/>
    </style:style>
    <style:style style:name="T3063" style:parent-style-name="Fuentedepárrafopredeter." style:family="text">
      <style:text-properties fo:color="#0000FF" fo:letter-spacing="-0.0062in" style:text-scale="89%" fo:language="es" fo:country="ES"/>
    </style:style>
    <style:style style:name="T3064" style:parent-style-name="Fuentedepárrafopredeter." style:family="text">
      <style:text-properties fo:color="#0000FF" style:text-scale="125%" fo:language="es" fo:country="ES"/>
    </style:style>
    <style:style style:name="T3065" style:parent-style-name="Fuentedepárrafopredeter." style:family="text">
      <style:text-properties fo:color="#0000FF" fo:language="es" fo:country="ES"/>
    </style:style>
    <style:style style:name="T3066" style:parent-style-name="Fuentedepárrafopredeter." style:family="text">
      <style:text-properties fo:color="#0000FF" fo:letter-spacing="-0.0118in" fo:language="es" fo:country="ES"/>
    </style:style>
    <style:style style:name="T3067" style:parent-style-name="Fuentedepárrafopredeter." style:family="text">
      <style:text-properties fo:color="#0000FF" fo:letter-spacing="-0.0062in" fo:language="es" fo:country="ES"/>
    </style:style>
    <style:style style:name="T3068" style:parent-style-name="Fuentedepárrafopredeter." style:family="text">
      <style:text-properties fo:color="#0000FF" fo:letter-spacing="-0.0062in" style:text-scale="89%" fo:language="es" fo:country="ES"/>
    </style:style>
    <style:style style:name="T3069" style:parent-style-name="Fuentedepárrafopredeter." style:family="text">
      <style:text-properties fo:color="#0000FF" style:text-scale="94%" fo:language="es" fo:country="ES"/>
    </style:style>
    <style:style style:name="T3070" style:parent-style-name="Fuentedepárrafopredeter." style:family="text">
      <style:text-properties fo:color="#0000FF" fo:language="es" fo:country="ES"/>
    </style:style>
    <style:style style:name="T3071" style:parent-style-name="Fuentedepárrafopredeter." style:family="text">
      <style:text-properties fo:color="#0000FF" fo:letter-spacing="-0.0118in" fo:language="es" fo:country="ES"/>
    </style:style>
    <style:style style:name="T3072" style:parent-style-name="Fuentedepárrafopredeter." style:family="text">
      <style:text-properties fo:color="#0000FF" fo:letter-spacing="-0.0062in" style:text-scale="98%" fo:language="es" fo:country="ES"/>
    </style:style>
    <style:style style:name="T3073" style:parent-style-name="Fuentedepárrafopredeter." style:family="text">
      <style:text-properties fo:color="#0000FF" fo:letter-spacing="-0.0062in" style:text-scale="216%" fo:language="es" fo:country="ES"/>
    </style:style>
    <style:style style:name="T3074" style:parent-style-name="Fuentedepárrafopredeter." style:family="text">
      <style:text-properties fo:color="#0000FF" fo:letter-spacing="-0.0062in" style:text-scale="103%" fo:language="es" fo:country="ES"/>
    </style:style>
    <style:style style:name="T3075" style:parent-style-name="Fuentedepárrafopredeter." style:family="text">
      <style:text-properties fo:color="#0000FF" fo:letter-spacing="-0.0062in" style:text-scale="112%" fo:language="es" fo:country="ES"/>
    </style:style>
    <style:style style:name="T3076" style:parent-style-name="Fuentedepárrafopredeter." style:family="text">
      <style:text-properties fo:color="#0000FF" fo:letter-spacing="-0.0062in" fo:language="es" fo:country="ES"/>
    </style:style>
    <style:style style:name="T3077" style:parent-style-name="Fuentedepárrafopredeter." style:family="text">
      <style:text-properties fo:color="#0000FF" fo:letter-spacing="-0.0062in" style:text-scale="103%" fo:language="es" fo:country="ES"/>
    </style:style>
    <style:style style:name="T3078" style:parent-style-name="Fuentedepárrafopredeter." style:family="text">
      <style:text-properties fo:color="#0000FF" fo:letter-spacing="-0.0062in" style:text-scale="89%" fo:language="es" fo:country="ES"/>
    </style:style>
    <style:style style:name="T3079" style:parent-style-name="Fuentedepárrafopredeter." style:family="text">
      <style:text-properties fo:color="#0000FF" fo:letter-spacing="-0.0062in" style:text-scale="103%" fo:language="es" fo:country="ES"/>
    </style:style>
    <style:style style:name="T3080" style:parent-style-name="Fuentedepárrafopredeter." style:family="text">
      <style:text-properties fo:color="#0000FF" fo:letter-spacing="-0.0062in" style:text-scale="216%" fo:language="es" fo:country="ES"/>
    </style:style>
    <style:style style:name="T3081" style:parent-style-name="Fuentedepárrafopredeter." style:family="text">
      <style:text-properties fo:color="#0000FF" style:text-scale="89%" fo:language="es" fo:country="ES"/>
    </style:style>
    <style:style style:name="T3082" style:parent-style-name="Fuentedepárrafopredeter." style:family="text">
      <style:text-properties fo:color="#0000FF" fo:language="es" fo:country="ES"/>
    </style:style>
    <style:style style:name="T3083" style:parent-style-name="Fuentedepárrafopredeter." style:family="text">
      <style:text-properties fo:color="#0000FF" fo:letter-spacing="-0.0118in" fo:language="es" fo:country="ES"/>
    </style:style>
    <style:style style:name="T3084" style:parent-style-name="Fuentedepárrafopredeter." style:family="text">
      <style:text-properties fo:color="#0000FF" fo:letter-spacing="-0.0062in" style:text-scale="92%" fo:language="es" fo:country="ES"/>
    </style:style>
    <style:style style:name="T3085" style:parent-style-name="Fuentedepárrafopredeter." style:family="text">
      <style:text-properties fo:color="#0000FF" fo:letter-spacing="-0.0062in" style:text-scale="89%" fo:language="es" fo:country="ES"/>
    </style:style>
    <style:style style:name="T3086" style:parent-style-name="Fuentedepárrafopredeter." style:family="text">
      <style:text-properties fo:color="#0000FF" fo:letter-spacing="-0.0062in" style:text-scale="84%" fo:language="es" fo:country="ES"/>
    </style:style>
    <style:style style:name="T3087" style:parent-style-name="Fuentedepárrafopredeter." style:family="text">
      <style:text-properties fo:color="#0000FF" style:text-scale="112%" fo:language="es" fo:country="ES"/>
    </style:style>
    <style:style style:name="T3088" style:parent-style-name="Fuentedepárrafopredeter." style:family="text">
      <style:text-properties fo:color="#0000FF" fo:language="es" fo:country="ES"/>
    </style:style>
    <style:style style:name="T3089" style:parent-style-name="Fuentedepárrafopredeter." style:family="text">
      <style:text-properties fo:color="#0000FF" fo:letter-spacing="-0.0118in" fo:language="es" fo:country="ES"/>
    </style:style>
    <style:style style:name="T3090" style:parent-style-name="Fuentedepárrafopredeter." style:family="text">
      <style:text-properties fo:color="#0000FF" style:text-scale="105%" fo:language="es" fo:country="ES"/>
    </style:style>
    <style:style style:name="T3091" style:parent-style-name="Fuentedepárrafopredeter." style:family="text">
      <style:text-properties fo:color="#0000FF" fo:language="es" fo:country="ES"/>
    </style:style>
    <style:style style:name="T3092" style:parent-style-name="Fuentedepárrafopredeter." style:family="text">
      <style:text-properties fo:color="#0000FF" fo:letter-spacing="-0.0118in" fo:language="es" fo:country="ES"/>
    </style:style>
    <style:style style:name="T3093" style:parent-style-name="Fuentedepárrafopredeter." style:family="text">
      <style:text-properties fo:color="#0000FF" fo:letter-spacing="-0.0062in" style:text-scale="118%" fo:language="es" fo:country="ES"/>
    </style:style>
    <style:style style:name="T3094" style:parent-style-name="Fuentedepárrafopredeter." style:family="text">
      <style:text-properties fo:color="#0000FF" fo:letter-spacing="-0.0062in" style:text-scale="89%" fo:language="es" fo:country="ES"/>
    </style:style>
    <style:style style:name="T3095" style:parent-style-name="Fuentedepárrafopredeter." style:family="text">
      <style:text-properties fo:color="#0000FF" style:text-scale="125%" fo:language="es" fo:country="ES"/>
    </style:style>
    <style:style style:name="T3096" style:parent-style-name="Fuentedepárrafopredeter." style:family="text">
      <style:text-properties fo:color="#0000FF" fo:language="es" fo:country="ES"/>
    </style:style>
    <style:style style:name="T3097" style:parent-style-name="Fuentedepárrafopredeter." style:family="text">
      <style:text-properties fo:color="#0000FF" fo:letter-spacing="-0.0118in" fo:language="es" fo:country="ES"/>
    </style:style>
    <style:style style:name="T3098" style:parent-style-name="Fuentedepárrafopredeter." style:family="text">
      <style:text-properties fo:color="#0000FF" fo:letter-spacing="-0.0062in" style:text-scale="102%" fo:language="es" fo:country="ES"/>
    </style:style>
    <style:style style:name="T3099" style:parent-style-name="Fuentedepárrafopredeter." style:family="text">
      <style:text-properties fo:color="#0000FF" fo:letter-spacing="-0.0062in" style:text-scale="118%" fo:language="es" fo:country="ES"/>
    </style:style>
    <style:style style:name="T3100" style:parent-style-name="Fuentedepárrafopredeter." style:family="text">
      <style:text-properties fo:color="#0000FF" fo:letter-spacing="-0.0062in" style:text-scale="84%" fo:language="es" fo:country="ES"/>
    </style:style>
    <style:style style:name="T3101" style:parent-style-name="Fuentedepárrafopredeter." style:family="text">
      <style:text-properties fo:color="#0000FF" fo:letter-spacing="-0.0062in" style:text-scale="102%" fo:language="es" fo:country="ES"/>
    </style:style>
    <style:style style:name="T3102" style:parent-style-name="Fuentedepárrafopredeter." style:family="text">
      <style:text-properties fo:color="#0000FF" fo:letter-spacing="-0.0062in" fo:language="es" fo:country="ES"/>
    </style:style>
    <style:style style:name="T3103" style:parent-style-name="Fuentedepárrafopredeter." style:family="text">
      <style:text-properties fo:color="#0000FF" fo:letter-spacing="-0.0062in" style:text-scale="112%" fo:language="es" fo:country="ES"/>
    </style:style>
    <style:style style:name="T3104" style:parent-style-name="Fuentedepárrafopredeter." style:family="text">
      <style:text-properties fo:color="#0000FF" fo:letter-spacing="-0.0062in" style:text-scale="94%" fo:language="es" fo:country="ES"/>
    </style:style>
    <style:style style:name="T3105" style:parent-style-name="Fuentedepárrafopredeter." style:family="text">
      <style:text-properties fo:color="#0000FF" style:text-scale="102%" fo:language="es" fo:country="ES"/>
    </style:style>
    <style:style style:name="T3106" style:parent-style-name="Fuentedepárrafopredeter." style:family="text">
      <style:text-properties fo:color="#0000FF" fo:language="es" fo:country="ES"/>
    </style:style>
    <style:style style:name="T3107" style:parent-style-name="Fuentedepárrafopredeter." style:family="text">
      <style:text-properties fo:color="#0000FF" fo:letter-spacing="-0.0118in" fo:language="es" fo:country="ES"/>
    </style:style>
    <style:style style:name="T3108" style:parent-style-name="Fuentedepárrafopredeter." style:family="text">
      <style:text-properties fo:color="#0000FF" fo:letter-spacing="-0.0062in" style:text-scale="112%" fo:language="es" fo:country="ES"/>
    </style:style>
    <style:style style:name="T3109" style:parent-style-name="Fuentedepárrafopredeter." style:family="text">
      <style:text-properties fo:color="#0000FF" style:text-scale="94%" fo:language="es" fo:country="ES"/>
    </style:style>
    <style:style style:name="T3110" style:parent-style-name="Fuentedepárrafopredeter." style:family="text">
      <style:text-properties fo:color="#0000FF" fo:language="es" fo:country="ES"/>
    </style:style>
    <style:style style:name="T3111" style:parent-style-name="Fuentedepárrafopredeter." style:family="text">
      <style:text-properties fo:color="#0000FF" fo:letter-spacing="-0.0118in" fo:language="es" fo:country="ES"/>
    </style:style>
    <style:style style:name="T3112" style:parent-style-name="Fuentedepárrafopredeter." style:family="text">
      <style:text-properties fo:color="#0000FF" fo:letter-spacing="-0.0062in" style:text-scale="114%" fo:language="es" fo:country="ES"/>
    </style:style>
    <style:style style:name="T3113" style:parent-style-name="Fuentedepárrafopredeter." style:family="text">
      <style:text-properties fo:color="#0000FF" fo:letter-spacing="-0.0062in" style:text-scale="204%" fo:language="es" fo:country="ES"/>
    </style:style>
    <style:style style:name="T3114" style:parent-style-name="Fuentedepárrafopredeter." style:family="text">
      <style:text-properties fo:color="#0000FF" fo:letter-spacing="-0.0062in" style:text-scale="163%" fo:language="es" fo:country="ES"/>
    </style:style>
    <style:style style:name="T3115" style:parent-style-name="Fuentedepárrafopredeter." style:family="text">
      <style:text-properties fo:color="#0000FF" fo:letter-spacing="-0.0062in" style:text-scale="110%" fo:language="es" fo:country="ES"/>
    </style:style>
    <style:style style:name="T3116" style:parent-style-name="Fuentedepárrafopredeter." style:family="text">
      <style:text-properties fo:color="#0000FF" fo:letter-spacing="-0.0062in" style:text-scale="148%" fo:language="es" fo:country="ES"/>
    </style:style>
    <style:style style:name="T3117" style:parent-style-name="Fuentedepárrafopredeter." style:family="text">
      <style:text-properties fo:color="#0000FF" fo:letter-spacing="-0.0062in" style:text-scale="110%" fo:language="es" fo:country="ES"/>
    </style:style>
    <style:style style:name="T3118" style:parent-style-name="Fuentedepárrafopredeter." style:family="text">
      <style:text-properties fo:color="#0000FF" fo:letter-spacing="-0.0062in" style:text-scale="154%" fo:language="es" fo:country="ES"/>
    </style:style>
    <style:style style:name="T3119" style:parent-style-name="Fuentedepárrafopredeter." style:family="text">
      <style:text-properties fo:color="#0000FF" fo:letter-spacing="-0.0062in" style:text-scale="148%" fo:language="es" fo:country="ES"/>
    </style:style>
    <style:style style:name="T3120" style:parent-style-name="Fuentedepárrafopredeter." style:family="text">
      <style:text-properties fo:color="#0000FF" style:text-scale="163%" fo:language="es" fo:country="ES"/>
    </style:style>
    <style:style style:name="T3121" style:parent-style-name="Fuentedepárrafopredeter." style:family="text">
      <style:text-properties fo:color="#0000FF" fo:letter-spacing="-0.0062in" style:text-scale="114%" fo:language="es" fo:country="ES"/>
    </style:style>
    <style:style style:name="T3122" style:parent-style-name="Fuentedepárrafopredeter." style:family="text">
      <style:text-properties fo:color="#0000FF" fo:letter-spacing="-0.0062in" style:text-scale="118%" fo:language="es" fo:country="ES"/>
    </style:style>
    <style:style style:name="T3123" style:parent-style-name="Fuentedepárrafopredeter." style:family="text">
      <style:text-properties fo:color="#0000FF" fo:letter-spacing="-0.0062in" style:text-scale="216%" fo:language="es" fo:country="ES"/>
    </style:style>
    <style:style style:name="T3124" style:parent-style-name="Fuentedepárrafopredeter." style:family="text">
      <style:text-properties fo:color="#0000FF" fo:letter-spacing="-0.0062in" style:text-scale="125%" fo:language="es" fo:country="ES"/>
    </style:style>
    <style:style style:name="T3125" style:parent-style-name="Fuentedepárrafopredeter." style:family="text">
      <style:text-properties fo:color="#0000FF" fo:letter-spacing="-0.0062in" style:text-scale="103%" fo:language="es" fo:country="ES"/>
    </style:style>
    <style:style style:name="T3126" style:parent-style-name="Fuentedepárrafopredeter." style:family="text">
      <style:text-properties fo:color="#0000FF" style:text-scale="102%" fo:language="es" fo:country="ES"/>
    </style:style>
    <style:style style:name="T3127" style:parent-style-name="Fuentedepárrafopredeter." style:family="text">
      <style:text-properties fo:color="#0000FF" fo:language="es" fo:country="ES"/>
    </style:style>
    <style:style style:name="T3128" style:parent-style-name="Fuentedepárrafopredeter." style:family="text">
      <style:text-properties fo:color="#0000FF" fo:letter-spacing="-0.0118in" fo:language="es" fo:country="ES"/>
    </style:style>
    <style:style style:name="T3129" style:parent-style-name="Fuentedepárrafopredeter." style:family="text">
      <style:text-properties fo:color="#0000FF" fo:letter-spacing="-0.0062in" style:text-scale="216%" fo:language="es" fo:country="ES"/>
    </style:style>
    <style:style style:name="T3130" style:parent-style-name="Fuentedepárrafopredeter." style:family="text">
      <style:text-properties fo:color="#0000FF" fo:letter-spacing="-0.0062in" style:text-scale="98%" fo:language="es" fo:country="ES"/>
    </style:style>
    <style:style style:name="T3131" style:parent-style-name="Fuentedepárrafopredeter." style:family="text">
      <style:text-properties fo:color="#0000FF" fo:letter-spacing="-0.0062in" style:text-scale="112%" fo:language="es" fo:country="ES"/>
    </style:style>
    <style:style style:name="T3132" style:parent-style-name="Fuentedepárrafopredeter." style:family="text">
      <style:text-properties fo:color="#0000FF" fo:letter-spacing="-0.0062in" style:text-scale="94%" fo:language="es" fo:country="ES"/>
    </style:style>
    <style:style style:name="T3133" style:parent-style-name="Fuentedepárrafopredeter." style:family="text">
      <style:text-properties fo:color="#0000FF" fo:letter-spacing="-0.0062in" style:text-scale="103%" fo:language="es" fo:country="ES"/>
    </style:style>
    <style:style style:name="T3134" style:parent-style-name="Fuentedepárrafopredeter." style:family="text">
      <style:text-properties fo:color="#0000FF" fo:letter-spacing="-0.0062in" style:text-scale="216%" fo:language="es" fo:country="ES"/>
    </style:style>
    <style:style style:name="T3135" style:parent-style-name="Fuentedepárrafopredeter." style:family="text">
      <style:text-properties fo:color="#0000FF" fo:letter-spacing="-0.0062in" style:text-scale="114%" fo:language="es" fo:country="ES"/>
    </style:style>
    <style:style style:name="T3136" style:parent-style-name="Fuentedepárrafopredeter." style:family="text">
      <style:text-properties fo:color="#0000FF" fo:letter-spacing="-0.0062in" style:text-scale="216%" fo:language="es" fo:country="ES"/>
    </style:style>
    <style:style style:name="T3137" style:parent-style-name="Fuentedepárrafopredeter." style:family="text">
      <style:text-properties fo:color="#0000FF" fo:letter-spacing="-0.0062in" fo:language="es" fo:country="ES"/>
    </style:style>
    <style:style style:name="T3138" style:parent-style-name="Fuentedepárrafopredeter." style:family="text">
      <style:text-properties fo:color="#0000FF" fo:letter-spacing="-0.0062in" style:text-scale="102%" fo:language="es" fo:country="ES"/>
    </style:style>
    <style:style style:name="T3139" style:parent-style-name="Fuentedepárrafopredeter." style:family="text">
      <style:text-properties fo:color="#0000FF" fo:letter-spacing="-0.0062in" style:text-scale="98%" fo:language="es" fo:country="ES"/>
    </style:style>
    <style:style style:name="T3140" style:parent-style-name="Fuentedepárrafopredeter." style:family="text">
      <style:text-properties fo:color="#0000FF" fo:letter-spacing="-0.0062in" style:text-scale="89%" fo:language="es" fo:country="ES"/>
    </style:style>
    <style:style style:name="T3141" style:parent-style-name="Fuentedepárrafopredeter." style:family="text">
      <style:text-properties fo:color="#0000FF" fo:letter-spacing="-0.0062in" style:text-scale="103%" fo:language="es" fo:country="ES"/>
    </style:style>
    <style:style style:name="T3142" style:parent-style-name="Fuentedepárrafopredeter." style:family="text">
      <style:text-properties fo:color="#0000FF" fo:letter-spacing="-0.0062in" style:text-scale="112%" fo:language="es" fo:country="ES"/>
    </style:style>
    <style:style style:name="T3143" style:parent-style-name="Fuentedepárrafopredeter." style:family="text">
      <style:text-properties fo:color="#0000FF" style:text-scale="125%" fo:language="es" fo:country="ES"/>
    </style:style>
    <style:style style:name="T3144" style:parent-style-name="Fuentedepárrafopredeter." style:family="text">
      <style:text-properties fo:color="#0000FF" fo:language="es" fo:country="ES"/>
    </style:style>
    <style:style style:name="T3145" style:parent-style-name="Fuentedepárrafopredeter." style:family="text">
      <style:text-properties fo:color="#0000FF" fo:letter-spacing="-0.0118in" fo:language="es" fo:country="ES"/>
    </style:style>
    <style:style style:name="T3146" style:parent-style-name="Fuentedepárrafopredeter." style:family="text">
      <style:text-properties fo:color="#0000FF" fo:letter-spacing="-0.0062in" style:text-scale="98%" fo:language="es" fo:country="ES"/>
    </style:style>
    <style:style style:name="T3147" style:parent-style-name="Fuentedepárrafopredeter." style:family="text">
      <style:text-properties fo:color="#0000FF" style:text-scale="112%" fo:language="es" fo:country="ES"/>
    </style:style>
    <style:style style:name="T3148" style:parent-style-name="Fuentedepárrafopredeter." style:family="text">
      <style:text-properties fo:color="#0000FF" fo:language="es" fo:country="ES"/>
    </style:style>
    <style:style style:name="T3149" style:parent-style-name="Fuentedepárrafopredeter." style:family="text">
      <style:text-properties fo:color="#0000FF" fo:letter-spacing="-0.0118in" fo:language="es" fo:country="ES"/>
    </style:style>
    <style:style style:name="T3150" style:parent-style-name="Fuentedepárrafopredeter." style:family="text">
      <style:text-properties fo:color="#0000FF" fo:letter-spacing="-0.0062in" style:text-scale="92%" fo:language="es" fo:country="ES"/>
    </style:style>
    <style:style style:name="T3151" style:parent-style-name="Fuentedepárrafopredeter." style:family="text">
      <style:text-properties fo:color="#0000FF" fo:letter-spacing="-0.0062in" style:text-scale="125%" fo:language="es" fo:country="ES"/>
    </style:style>
    <style:style style:name="T3152" style:parent-style-name="Fuentedepárrafopredeter." style:family="text">
      <style:text-properties fo:color="#0000FF" fo:letter-spacing="-0.0062in" style:text-scale="92%" fo:language="es" fo:country="ES"/>
    </style:style>
    <style:style style:name="T3153" style:parent-style-name="Fuentedepárrafopredeter." style:family="text">
      <style:text-properties fo:color="#0000FF" fo:letter-spacing="-0.0062in" style:text-scale="102%" fo:language="es" fo:country="ES"/>
    </style:style>
    <style:style style:name="T3154" style:parent-style-name="Fuentedepárrafopredeter." style:family="text">
      <style:text-properties fo:color="#0000FF" fo:letter-spacing="-0.0062in" style:text-scale="103%" fo:language="es" fo:country="ES"/>
    </style:style>
    <style:style style:name="T3155" style:parent-style-name="Fuentedepárrafopredeter." style:family="text">
      <style:text-properties fo:color="#0000FF" fo:letter-spacing="-0.0062in" style:text-scale="216%" fo:language="es" fo:country="ES"/>
    </style:style>
    <style:style style:name="T3156" style:parent-style-name="Fuentedepárrafopredeter." style:family="text">
      <style:text-properties fo:color="#0000FF" fo:letter-spacing="-0.0062in" style:text-scale="89%" fo:language="es" fo:country="ES"/>
    </style:style>
    <style:style style:name="T3157" style:parent-style-name="Fuentedepárrafopredeter." style:family="text">
      <style:text-properties fo:color="#0000FF" style:text-scale="125%" fo:language="es" fo:country="ES"/>
    </style:style>
    <style:style style:name="T3158" style:parent-style-name="Fuentedepárrafopredeter." style:family="text">
      <style:text-properties fo:color="#0000FF" fo:language="es" fo:country="ES"/>
    </style:style>
    <style:style style:name="T3159" style:parent-style-name="Fuentedepárrafopredeter." style:family="text">
      <style:text-properties fo:color="#0000FF" fo:letter-spacing="-0.0118in" fo:language="es" fo:country="ES"/>
    </style:style>
    <style:style style:name="T3160" style:parent-style-name="Fuentedepárrafopredeter." style:family="text">
      <style:text-properties fo:color="#0000FF" fo:letter-spacing="-0.0062in" fo:language="es" fo:country="ES"/>
    </style:style>
    <style:style style:name="T3161" style:parent-style-name="Fuentedepárrafopredeter." style:family="text">
      <style:text-properties fo:color="#0000FF" fo:letter-spacing="-0.0062in" style:text-scale="89%" fo:language="es" fo:country="ES"/>
    </style:style>
    <style:style style:name="T3162" style:parent-style-name="Fuentedepárrafopredeter." style:family="text">
      <style:text-properties fo:color="#0000FF" fo:letter-spacing="-0.0062in" style:text-scale="94%" fo:language="es" fo:country="ES"/>
    </style:style>
    <style:style style:name="T3163" style:parent-style-name="Fuentedepárrafopredeter." style:family="text">
      <style:text-properties fo:color="#0000FF" fo:letter-spacing="-0.0062in" style:text-scale="112%" fo:language="es" fo:country="ES"/>
    </style:style>
    <style:style style:name="T3164" style:parent-style-name="Fuentedepárrafopredeter." style:family="text">
      <style:text-properties fo:color="#0000FF" fo:letter-spacing="-0.0062in" fo:language="es" fo:country="ES"/>
    </style:style>
    <style:style style:name="T3165" style:parent-style-name="Fuentedepárrafopredeter." style:family="text">
      <style:text-properties fo:color="#0000FF" fo:letter-spacing="-0.0062in" style:text-scale="103%" fo:language="es" fo:country="ES"/>
    </style:style>
    <style:style style:name="T3166" style:parent-style-name="Fuentedepárrafopredeter." style:family="text">
      <style:text-properties fo:color="#0000FF" fo:letter-spacing="-0.0062in" style:text-scale="102%" fo:language="es" fo:country="ES"/>
    </style:style>
    <style:style style:name="T3167" style:parent-style-name="Fuentedepárrafopredeter." style:family="text">
      <style:text-properties fo:color="#0000FF" fo:letter-spacing="-0.0062in" style:text-scale="98%" fo:language="es" fo:country="ES"/>
    </style:style>
    <style:style style:name="T3168" style:parent-style-name="Fuentedepárrafopredeter." style:family="text">
      <style:text-properties fo:color="#0000FF" fo:letter-spacing="-0.0062in" style:text-scale="89%" fo:language="es" fo:country="ES"/>
    </style:style>
    <style:style style:name="T3169" style:parent-style-name="Fuentedepárrafopredeter." style:family="text">
      <style:text-properties fo:color="#0000FF" style:text-scale="125%" fo:language="es" fo:country="ES"/>
    </style:style>
    <style:style style:name="T3170" style:parent-style-name="Fuentedepárrafopredeter." style:family="text">
      <style:text-properties fo:color="#0000FF" fo:language="es" fo:country="ES"/>
    </style:style>
    <style:style style:name="T3171" style:parent-style-name="Fuentedepárrafopredeter." style:family="text">
      <style:text-properties fo:color="#0000FF" fo:letter-spacing="-0.0118in" fo:language="es" fo:country="ES"/>
    </style:style>
    <style:style style:name="T3172" style:parent-style-name="Fuentedepárrafopredeter." style:family="text">
      <style:text-properties fo:color="#0000FF" fo:letter-spacing="-0.0062in" style:text-scale="102%" fo:language="es" fo:country="ES"/>
    </style:style>
    <style:style style:name="T3173" style:parent-style-name="Fuentedepárrafopredeter." style:family="text">
      <style:text-properties fo:color="#0000FF" style:text-scale="118%" fo:language="es" fo:country="ES"/>
    </style:style>
    <style:style style:name="T3174" style:parent-style-name="Fuentedepárrafopredeter." style:family="text">
      <style:text-properties fo:color="#0000FF" fo:language="es" fo:country="ES"/>
    </style:style>
    <style:style style:name="T3175" style:parent-style-name="Fuentedepárrafopredeter." style:family="text">
      <style:text-properties fo:color="#0000FF" fo:letter-spacing="-0.0118in" fo:language="es" fo:country="ES"/>
    </style:style>
    <style:style style:name="T3176" style:parent-style-name="Fuentedepárrafopredeter." style:family="text">
      <style:text-properties fo:color="#0000FF" fo:letter-spacing="-0.0062in" style:text-scale="125%" fo:language="es" fo:country="ES"/>
    </style:style>
    <style:style style:name="T3177" style:parent-style-name="Fuentedepárrafopredeter." style:family="text">
      <style:text-properties fo:color="#0000FF" fo:letter-spacing="-0.0062in" style:text-scale="216%" fo:language="es" fo:country="ES"/>
    </style:style>
    <style:style style:name="T3178" style:parent-style-name="Fuentedepárrafopredeter." style:family="text">
      <style:text-properties fo:color="#0000FF" fo:letter-spacing="-0.0062in" style:text-scale="125%" fo:language="es" fo:country="ES"/>
    </style:style>
    <style:style style:name="T3179" style:parent-style-name="Fuentedepárrafopredeter." style:family="text">
      <style:text-properties fo:color="#0000FF" fo:letter-spacing="-0.0062in" style:text-scale="103%" fo:language="es" fo:country="ES"/>
    </style:style>
    <style:style style:name="T3180" style:parent-style-name="Fuentedepárrafopredeter." style:family="text">
      <style:text-properties fo:color="#0000FF" fo:letter-spacing="-0.0062in" style:text-scale="112%" fo:language="es" fo:country="ES"/>
    </style:style>
    <style:style style:name="T3181" style:parent-style-name="Fuentedepárrafopredeter." style:family="text">
      <style:text-properties fo:color="#0000FF" fo:letter-spacing="-0.0062in" style:text-scale="84%" fo:language="es" fo:country="ES"/>
    </style:style>
    <style:style style:name="T3182" style:parent-style-name="Fuentedepárrafopredeter." style:family="text">
      <style:text-properties fo:color="#0000FF" fo:letter-spacing="-0.0062in" style:text-scale="102%" fo:language="es" fo:country="ES"/>
    </style:style>
    <style:style style:name="T3183" style:parent-style-name="Fuentedepárrafopredeter." style:family="text">
      <style:text-properties fo:color="#0000FF" style:text-scale="163%" fo:language="es" fo:country="ES"/>
    </style:style>
    <style:style style:name="P3184" style:parent-style-name="Textoindependiente" style:family="paragraph">
      <style:paragraph-properties fo:margin-right="2.6006in"/>
    </style:style>
    <style:style style:name="T3185" style:parent-style-name="Fuentedepárrafopredeter." style:family="text">
      <style:text-properties fo:color="#0000FF" fo:letter-spacing="-0.0062in" style:text-scale="114%" fo:language="es" fo:country="ES"/>
    </style:style>
    <style:style style:name="T3186" style:parent-style-name="Fuentedepárrafopredeter." style:family="text">
      <style:text-properties fo:color="#0000FF" fo:letter-spacing="-0.0062in" style:text-scale="118%" fo:language="es" fo:country="ES"/>
    </style:style>
    <style:style style:name="T3187" style:parent-style-name="Fuentedepárrafopredeter." style:family="text">
      <style:text-properties fo:color="#0000FF" fo:letter-spacing="-0.0062in" style:text-scale="216%" fo:language="es" fo:country="ES"/>
    </style:style>
    <style:style style:name="T3188" style:parent-style-name="Fuentedepárrafopredeter." style:family="text">
      <style:text-properties fo:color="#0000FF" fo:letter-spacing="-0.0062in" style:text-scale="125%" fo:language="es" fo:country="ES"/>
    </style:style>
    <style:style style:name="T3189" style:parent-style-name="Fuentedepárrafopredeter." style:family="text">
      <style:text-properties fo:color="#0000FF" fo:letter-spacing="-0.0062in" style:text-scale="103%" fo:language="es" fo:country="ES"/>
    </style:style>
    <style:style style:name="T3190" style:parent-style-name="Fuentedepárrafopredeter." style:family="text">
      <style:text-properties fo:color="#0000FF" style:text-scale="102%" fo:language="es" fo:country="ES"/>
    </style:style>
    <style:style style:name="T3191" style:parent-style-name="Fuentedepárrafopredeter." style:family="text">
      <style:text-properties fo:color="#0000FF" fo:language="es" fo:country="ES"/>
    </style:style>
    <style:style style:name="T3192" style:parent-style-name="Fuentedepárrafopredeter." style:family="text">
      <style:text-properties fo:color="#0000FF" fo:letter-spacing="-0.0118in" fo:language="es" fo:country="ES"/>
    </style:style>
    <style:style style:name="T3193" style:parent-style-name="Fuentedepárrafopredeter." style:family="text">
      <style:text-properties fo:color="#0000FF" fo:letter-spacing="-0.0062in" fo:language="es" fo:country="ES"/>
    </style:style>
    <style:style style:name="T3194" style:parent-style-name="Fuentedepárrafopredeter." style:family="text">
      <style:text-properties fo:color="#0000FF" fo:letter-spacing="-0.0062in" style:text-scale="92%" fo:language="es" fo:country="ES"/>
    </style:style>
    <style:style style:name="T3195" style:parent-style-name="Fuentedepárrafopredeter." style:family="text">
      <style:text-properties fo:color="#0000FF" fo:letter-spacing="-0.0062in" style:text-scale="112%" fo:language="es" fo:country="ES"/>
    </style:style>
    <style:style style:name="T3196" style:parent-style-name="Fuentedepárrafopredeter." style:family="text">
      <style:text-properties fo:color="#0000FF" fo:letter-spacing="-0.0062in" style:text-scale="94%" fo:language="es" fo:country="ES"/>
    </style:style>
    <style:style style:name="T3197" style:parent-style-name="Fuentedepárrafopredeter." style:family="text">
      <style:text-properties fo:color="#0000FF" fo:letter-spacing="-0.0062in" style:text-scale="103%" fo:language="es" fo:country="ES"/>
    </style:style>
    <style:style style:name="T3198" style:parent-style-name="Fuentedepárrafopredeter." style:family="text">
      <style:text-properties fo:color="#0000FF" fo:letter-spacing="-0.0062in" style:text-scale="102%" fo:language="es" fo:country="ES"/>
    </style:style>
    <style:style style:name="T3199" style:parent-style-name="Fuentedepárrafopredeter." style:family="text">
      <style:text-properties fo:color="#0000FF" style:text-scale="125%" fo:language="es" fo:country="ES"/>
    </style:style>
    <style:style style:name="T3200" style:parent-style-name="Fuentedepárrafopredeter." style:family="text">
      <style:text-properties fo:color="#0000FF" fo:language="es" fo:country="ES"/>
    </style:style>
    <style:style style:name="T3201" style:parent-style-name="Fuentedepárrafopredeter." style:family="text">
      <style:text-properties fo:color="#0000FF" fo:letter-spacing="-0.0118in" fo:language="es" fo:country="ES"/>
    </style:style>
    <style:style style:name="T3202" style:parent-style-name="Fuentedepárrafopredeter." style:family="text">
      <style:text-properties fo:color="#0000FF" fo:letter-spacing="-0.0062in" style:text-scale="98%" fo:language="es" fo:country="ES"/>
    </style:style>
    <style:style style:name="T3203" style:parent-style-name="Fuentedepárrafopredeter." style:family="text">
      <style:text-properties fo:color="#0000FF" style:text-scale="112%" fo:language="es" fo:country="ES"/>
    </style:style>
    <style:style style:name="T3204" style:parent-style-name="Fuentedepárrafopredeter." style:family="text">
      <style:text-properties fo:color="#0000FF" fo:language="es" fo:country="ES"/>
    </style:style>
    <style:style style:name="T3205" style:parent-style-name="Fuentedepárrafopredeter." style:family="text">
      <style:text-properties fo:color="#0000FF" fo:letter-spacing="-0.0118in" fo:language="es" fo:country="ES"/>
    </style:style>
    <style:style style:name="T3206" style:parent-style-name="Fuentedepárrafopredeter." style:family="text">
      <style:text-properties fo:color="#0000FF" fo:letter-spacing="-0.0062in" style:text-scale="92%" fo:language="es" fo:country="ES"/>
    </style:style>
    <style:style style:name="T3207" style:parent-style-name="Fuentedepárrafopredeter." style:family="text">
      <style:text-properties fo:color="#0000FF" fo:letter-spacing="-0.0062in" style:text-scale="125%" fo:language="es" fo:country="ES"/>
    </style:style>
    <style:style style:name="T3208" style:parent-style-name="Fuentedepárrafopredeter." style:family="text">
      <style:text-properties fo:color="#0000FF" fo:letter-spacing="-0.0062in" style:text-scale="92%" fo:language="es" fo:country="ES"/>
    </style:style>
    <style:style style:name="T3209" style:parent-style-name="Fuentedepárrafopredeter." style:family="text">
      <style:text-properties fo:color="#0000FF" fo:letter-spacing="-0.0062in" style:text-scale="102%" fo:language="es" fo:country="ES"/>
    </style:style>
    <style:style style:name="T3210" style:parent-style-name="Fuentedepárrafopredeter." style:family="text">
      <style:text-properties fo:color="#0000FF" fo:letter-spacing="-0.0062in" style:text-scale="103%" fo:language="es" fo:country="ES"/>
    </style:style>
    <style:style style:name="T3211" style:parent-style-name="Fuentedepárrafopredeter." style:family="text">
      <style:text-properties fo:color="#0000FF" fo:letter-spacing="-0.0062in" style:text-scale="216%" fo:language="es" fo:country="ES"/>
    </style:style>
    <style:style style:name="T3212" style:parent-style-name="Fuentedepárrafopredeter." style:family="text">
      <style:text-properties fo:color="#0000FF" fo:letter-spacing="-0.0062in" style:text-scale="89%" fo:language="es" fo:country="ES"/>
    </style:style>
    <style:style style:name="T3213" style:parent-style-name="Fuentedepárrafopredeter." style:family="text">
      <style:text-properties fo:color="#0000FF" style:text-scale="125%" fo:language="es" fo:country="ES"/>
    </style:style>
    <style:style style:name="T3214" style:parent-style-name="Fuentedepárrafopredeter." style:family="text">
      <style:text-properties fo:color="#0000FF" fo:language="es" fo:country="ES"/>
    </style:style>
    <style:style style:name="T3215" style:parent-style-name="Fuentedepárrafopredeter." style:family="text">
      <style:text-properties fo:color="#0000FF" fo:letter-spacing="-0.0118in" fo:language="es" fo:country="ES"/>
    </style:style>
    <style:style style:name="T3216" style:parent-style-name="Fuentedepárrafopredeter." style:family="text">
      <style:text-properties fo:color="#0000FF" fo:letter-spacing="-0.0062in" style:text-scale="89%" fo:language="es" fo:country="ES"/>
    </style:style>
    <style:style style:name="T3217" style:parent-style-name="Fuentedepárrafopredeter." style:family="text">
      <style:text-properties fo:color="#0000FF" fo:letter-spacing="-0.0062in" style:text-scale="103%" fo:language="es" fo:country="ES"/>
    </style:style>
    <style:style style:name="T3218" style:parent-style-name="Fuentedepárrafopredeter." style:family="text">
      <style:text-properties fo:color="#0000FF" fo:letter-spacing="-0.0062in" style:text-scale="98%" fo:language="es" fo:country="ES"/>
    </style:style>
    <style:style style:name="T3219" style:parent-style-name="Fuentedepárrafopredeter." style:family="text">
      <style:text-properties fo:color="#0000FF" fo:letter-spacing="-0.0062in" style:text-scale="112%" fo:language="es" fo:country="ES"/>
    </style:style>
    <style:style style:name="T3220" style:parent-style-name="Fuentedepárrafopredeter." style:family="text">
      <style:text-properties fo:color="#0000FF" fo:letter-spacing="-0.0062in" style:text-scale="94%" fo:language="es" fo:country="ES"/>
    </style:style>
    <style:style style:name="T3221" style:parent-style-name="Fuentedepárrafopredeter." style:family="text">
      <style:text-properties fo:color="#0000FF" fo:letter-spacing="-0.0062in" style:text-scale="102%" fo:language="es" fo:country="ES"/>
    </style:style>
    <style:style style:name="T3222" style:parent-style-name="Fuentedepárrafopredeter." style:family="text">
      <style:text-properties fo:color="#0000FF" fo:letter-spacing="-0.0062in" style:text-scale="98%" fo:language="es" fo:country="ES"/>
    </style:style>
    <style:style style:name="T3223" style:parent-style-name="Fuentedepárrafopredeter." style:family="text">
      <style:text-properties fo:color="#0000FF" fo:letter-spacing="-0.0062in" style:text-scale="89%" fo:language="es" fo:country="ES"/>
    </style:style>
    <style:style style:name="T3224" style:parent-style-name="Fuentedepárrafopredeter." style:family="text">
      <style:text-properties fo:color="#0000FF" style:text-scale="103%" fo:language="es" fo:country="ES"/>
    </style:style>
    <style:style style:name="T3225" style:parent-style-name="Fuentedepárrafopredeter." style:family="text">
      <style:text-properties fo:color="#0000FF" fo:language="es" fo:country="ES"/>
    </style:style>
    <style:style style:name="T3226" style:parent-style-name="Fuentedepárrafopredeter." style:family="text">
      <style:text-properties fo:color="#0000FF" fo:letter-spacing="-0.0118in" fo:language="es" fo:country="ES"/>
    </style:style>
    <style:style style:name="T3227" style:parent-style-name="Fuentedepárrafopredeter." style:family="text">
      <style:text-properties fo:color="#0000FF" fo:letter-spacing="-0.0062in" style:text-scale="107%" fo:language="es" fo:country="ES"/>
    </style:style>
    <style:style style:name="T3228" style:parent-style-name="Fuentedepárrafopredeter." style:family="text">
      <style:text-properties fo:color="#0000FF" fo:letter-spacing="-0.0062in" style:text-scale="89%" fo:language="es" fo:country="ES"/>
    </style:style>
    <style:style style:name="T3229" style:parent-style-name="Fuentedepárrafopredeter." style:family="text">
      <style:text-properties fo:color="#0000FF" style:text-scale="103%" fo:language="es" fo:country="ES"/>
    </style:style>
    <style:style style:name="T3230" style:parent-style-name="Fuentedepárrafopredeter." style:family="text">
      <style:text-properties fo:color="#0000FF" fo:language="es" fo:country="ES"/>
    </style:style>
    <style:style style:name="T3231" style:parent-style-name="Fuentedepárrafopredeter." style:family="text">
      <style:text-properties fo:color="#0000FF" fo:letter-spacing="-0.0118in" fo:language="es" fo:country="ES"/>
    </style:style>
    <style:style style:name="T3232" style:parent-style-name="Fuentedepárrafopredeter." style:family="text">
      <style:text-properties fo:color="#0000FF" fo:letter-spacing="-0.0062in" style:text-scale="94%" fo:language="es" fo:country="ES"/>
    </style:style>
    <style:style style:name="T3233" style:parent-style-name="Fuentedepárrafopredeter." style:family="text">
      <style:text-properties fo:color="#0000FF" fo:letter-spacing="-0.0062in" style:text-scale="89%" fo:language="es" fo:country="ES"/>
    </style:style>
    <style:style style:name="T3234" style:parent-style-name="Fuentedepárrafopredeter." style:family="text">
      <style:text-properties fo:color="#0000FF" fo:letter-spacing="-0.0062in" style:text-scale="84%" fo:language="es" fo:country="ES"/>
    </style:style>
    <style:style style:name="T3235" style:parent-style-name="Fuentedepárrafopredeter." style:family="text">
      <style:text-properties fo:color="#0000FF" fo:letter-spacing="-0.0062in" style:text-scale="106%" fo:language="es" fo:country="ES"/>
    </style:style>
    <style:style style:name="T3236" style:parent-style-name="Fuentedepárrafopredeter." style:family="text">
      <style:text-properties fo:color="#0000FF" fo:letter-spacing="-0.0062in" style:text-scale="103%" fo:language="es" fo:country="ES"/>
    </style:style>
    <style:style style:name="T3237" style:parent-style-name="Fuentedepárrafopredeter." style:family="text">
      <style:text-properties fo:color="#0000FF" style:text-scale="112%" fo:language="es" fo:country="ES"/>
    </style:style>
    <style:style style:name="T3238" style:parent-style-name="Fuentedepárrafopredeter." style:family="text">
      <style:text-properties fo:color="#0000FF" fo:language="es" fo:country="ES"/>
    </style:style>
    <style:style style:name="T3239" style:parent-style-name="Fuentedepárrafopredeter." style:family="text">
      <style:text-properties fo:color="#0000FF" fo:letter-spacing="-0.0118in" fo:language="es" fo:country="ES"/>
    </style:style>
    <style:style style:name="T3240" style:parent-style-name="Fuentedepárrafopredeter." style:family="text">
      <style:text-properties fo:color="#0000FF" style:text-scale="112%" fo:language="es" fo:country="ES"/>
    </style:style>
    <style:style style:name="T3241" style:parent-style-name="Fuentedepárrafopredeter." style:family="text">
      <style:text-properties fo:color="#0000FF" fo:language="es" fo:country="ES"/>
    </style:style>
    <style:style style:name="T3242" style:parent-style-name="Fuentedepárrafopredeter." style:family="text">
      <style:text-properties fo:color="#0000FF" fo:letter-spacing="-0.0118in" fo:language="es" fo:country="ES"/>
    </style:style>
    <style:style style:name="T3243" style:parent-style-name="Fuentedepárrafopredeter." style:family="text">
      <style:text-properties fo:color="#0000FF" fo:letter-spacing="-0.0062in" style:text-scale="216%" fo:language="es" fo:country="ES"/>
    </style:style>
    <style:style style:name="T3244" style:parent-style-name="Fuentedepárrafopredeter." style:family="text">
      <style:text-properties fo:color="#0000FF" style:text-scale="98%" fo:language="es" fo:country="ES"/>
    </style:style>
    <style:style style:name="T3245" style:parent-style-name="Fuentedepárrafopredeter." style:family="text">
      <style:text-properties fo:color="#0000FF" fo:letter-spacing="-0.0062in" style:text-scale="114%" fo:language="es" fo:country="ES"/>
    </style:style>
    <style:style style:name="T3246" style:parent-style-name="Fuentedepárrafopredeter." style:family="text">
      <style:text-properties fo:color="#0000FF" fo:letter-spacing="-0.0062in" style:text-scale="98%" fo:language="es" fo:country="ES"/>
    </style:style>
    <style:style style:name="T3247" style:parent-style-name="Fuentedepárrafopredeter." style:family="text">
      <style:text-properties fo:color="#0000FF" fo:letter-spacing="-0.0062in" style:text-scale="216%" fo:language="es" fo:country="ES"/>
    </style:style>
    <style:style style:name="T3248" style:parent-style-name="Fuentedepárrafopredeter." style:family="text">
      <style:text-properties fo:color="#0000FF" style:text-scale="102%" fo:language="es" fo:country="ES"/>
    </style:style>
    <style:style style:name="T3249" style:parent-style-name="Fuentedepárrafopredeter." style:family="text">
      <style:text-properties fo:color="#0000FF" fo:language="es" fo:country="ES"/>
    </style:style>
    <style:style style:name="T3250" style:parent-style-name="Fuentedepárrafopredeter." style:family="text">
      <style:text-properties fo:color="#0000FF" fo:letter-spacing="-0.0118in" fo:language="es" fo:country="ES"/>
    </style:style>
    <style:style style:name="T3251" style:parent-style-name="Fuentedepárrafopredeter." style:family="text">
      <style:text-properties fo:color="#0000FF" fo:letter-spacing="-0.0062in" style:text-scale="84%" fo:language="es" fo:country="ES"/>
    </style:style>
    <style:style style:name="T3252" style:parent-style-name="Fuentedepárrafopredeter." style:family="text">
      <style:text-properties fo:color="#0000FF" fo:letter-spacing="-0.0062in" style:text-scale="112%" fo:language="es" fo:country="ES"/>
    </style:style>
    <style:style style:name="T3253" style:parent-style-name="Fuentedepárrafopredeter." style:family="text">
      <style:text-properties fo:color="#0000FF" style:text-scale="125%" fo:language="es" fo:country="ES"/>
    </style:style>
    <style:style style:name="T3254" style:parent-style-name="Fuentedepárrafopredeter." style:family="text">
      <style:text-properties fo:color="#0000FF" fo:language="es" fo:country="ES"/>
    </style:style>
    <style:style style:name="T3255" style:parent-style-name="Fuentedepárrafopredeter." style:family="text">
      <style:text-properties fo:color="#0000FF" fo:letter-spacing="-0.0118in" fo:language="es" fo:country="ES"/>
    </style:style>
    <style:style style:name="T3256" style:parent-style-name="Fuentedepárrafopredeter." style:family="text">
      <style:text-properties fo:color="#0000FF" fo:letter-spacing="-0.0062in" style:text-scale="102%" fo:language="es" fo:country="ES"/>
    </style:style>
    <style:style style:name="T3257" style:parent-style-name="Fuentedepárrafopredeter." style:family="text">
      <style:text-properties fo:color="#0000FF" fo:letter-spacing="-0.0062in" style:text-scale="94%" fo:language="es" fo:country="ES"/>
    </style:style>
    <style:style style:name="T3258" style:parent-style-name="Fuentedepárrafopredeter." style:family="text">
      <style:text-properties fo:color="#0000FF" style:text-scale="89%" fo:language="es" fo:country="ES"/>
    </style:style>
    <style:style style:name="T3259" style:parent-style-name="Fuentedepárrafopredeter." style:family="text">
      <style:text-properties fo:color="#0000FF" fo:language="es" fo:country="ES"/>
    </style:style>
    <style:style style:name="T3260" style:parent-style-name="Fuentedepárrafopredeter." style:family="text">
      <style:text-properties fo:color="#0000FF" fo:letter-spacing="-0.0118in" fo:language="es" fo:country="ES"/>
    </style:style>
    <style:style style:name="T3261" style:parent-style-name="Fuentedepárrafopredeter." style:family="text">
      <style:text-properties fo:color="#0000FF" fo:letter-spacing="-0.0062in" style:text-scale="112%" fo:language="es" fo:country="ES"/>
    </style:style>
    <style:style style:name="T3262" style:parent-style-name="Fuentedepárrafopredeter." style:family="text">
      <style:text-properties fo:color="#0000FF" style:text-scale="94%" fo:language="es" fo:country="ES"/>
    </style:style>
    <style:style style:name="T3263" style:parent-style-name="Fuentedepárrafopredeter." style:family="text">
      <style:text-properties fo:color="#0000FF" fo:language="es" fo:country="ES"/>
    </style:style>
    <style:style style:name="T3264" style:parent-style-name="Fuentedepárrafopredeter." style:family="text">
      <style:text-properties fo:color="#0000FF" fo:letter-spacing="-0.0118in" fo:language="es" fo:country="ES"/>
    </style:style>
    <style:style style:name="T3265" style:parent-style-name="Fuentedepárrafopredeter." style:family="text">
      <style:text-properties fo:color="#0000FF" fo:letter-spacing="-0.0062in" style:text-scale="102%" fo:language="es" fo:country="ES"/>
    </style:style>
    <style:style style:name="T3266" style:parent-style-name="Fuentedepárrafopredeter." style:family="text">
      <style:text-properties fo:color="#0000FF" fo:letter-spacing="-0.0062in" style:text-scale="103%" fo:language="es" fo:country="ES"/>
    </style:style>
    <style:style style:name="T3267" style:parent-style-name="Fuentedepárrafopredeter." style:family="text">
      <style:text-properties fo:color="#0000FF" fo:letter-spacing="-0.0062in" style:text-scale="216%" fo:language="es" fo:country="ES"/>
    </style:style>
    <style:style style:name="T3268" style:parent-style-name="Fuentedepárrafopredeter." style:family="text">
      <style:text-properties fo:color="#0000FF" fo:letter-spacing="-0.0062in" style:text-scale="102%" fo:language="es" fo:country="ES"/>
    </style:style>
    <style:style style:name="T3269" style:parent-style-name="Fuentedepárrafopredeter." style:family="text">
      <style:text-properties fo:color="#0000FF" fo:letter-spacing="-0.0062in" style:text-scale="106%" fo:language="es" fo:country="ES"/>
    </style:style>
    <style:style style:name="T3270" style:parent-style-name="Fuentedepárrafopredeter." style:family="text">
      <style:text-properties fo:color="#0000FF" fo:letter-spacing="-0.0062in" style:text-scale="118%" fo:language="es" fo:country="ES"/>
    </style:style>
    <style:style style:name="T3271" style:parent-style-name="Fuentedepárrafopredeter." style:family="text">
      <style:text-properties fo:color="#0000FF" style:text-scale="112%" fo:language="es" fo:country="ES"/>
    </style:style>
    <style:style style:name="T3272" style:parent-style-name="Fuentedepárrafopredeter." style:family="text">
      <style:text-properties fo:color="#0000FF" fo:language="es" fo:country="ES"/>
    </style:style>
    <style:style style:name="T3273" style:parent-style-name="Fuentedepárrafopredeter." style:family="text">
      <style:text-properties fo:color="#0000FF" fo:letter-spacing="-0.0118in" fo:language="es" fo:country="ES"/>
    </style:style>
    <style:style style:name="T3274" style:parent-style-name="Fuentedepárrafopredeter." style:family="text">
      <style:text-properties fo:color="#0000FF" fo:letter-spacing="-0.0062in" style:text-scale="84%" fo:language="es" fo:country="ES"/>
    </style:style>
    <style:style style:name="T3275" style:parent-style-name="Fuentedepárrafopredeter." style:family="text">
      <style:text-properties fo:color="#0000FF" fo:letter-spacing="-0.0062in" style:text-scale="89%" fo:language="es" fo:country="ES"/>
    </style:style>
    <style:style style:name="T3276" style:parent-style-name="Fuentedepárrafopredeter." style:family="text">
      <style:text-properties fo:color="#0000FF" fo:letter-spacing="-0.0062in" style:text-scale="125%" fo:language="es" fo:country="ES"/>
    </style:style>
    <style:style style:name="T3277" style:parent-style-name="Fuentedepárrafopredeter." style:family="text">
      <style:text-properties fo:color="#0000FF" fo:letter-spacing="-0.0062in" style:text-scale="103%" fo:language="es" fo:country="ES"/>
    </style:style>
    <style:style style:name="T3278" style:parent-style-name="Fuentedepárrafopredeter." style:family="text">
      <style:text-properties fo:color="#0000FF" fo:letter-spacing="-0.0062in" style:text-scale="102%" fo:language="es" fo:country="ES"/>
    </style:style>
    <style:style style:name="T3279" style:parent-style-name="Fuentedepárrafopredeter." style:family="text">
      <style:text-properties fo:color="#0000FF" fo:letter-spacing="-0.0062in" style:text-scale="98%" fo:language="es" fo:country="ES"/>
    </style:style>
    <style:style style:name="T3280" style:parent-style-name="Fuentedepárrafopredeter." style:family="text">
      <style:text-properties fo:color="#0000FF" style:text-scale="102%" fo:language="es" fo:country="ES"/>
    </style:style>
    <style:style style:name="T3281" style:parent-style-name="Fuentedepárrafopredeter." style:family="text">
      <style:text-properties fo:color="#0000FF" fo:language="es" fo:country="ES"/>
    </style:style>
    <style:style style:name="T3282" style:parent-style-name="Fuentedepárrafopredeter." style:family="text">
      <style:text-properties fo:color="#0000FF" fo:letter-spacing="-0.0118in" fo:language="es" fo:country="ES"/>
    </style:style>
    <style:style style:name="T3283" style:parent-style-name="Fuentedepárrafopredeter." style:family="text">
      <style:text-properties fo:color="#0000FF" fo:letter-spacing="-0.0062in" style:text-scale="112%" fo:language="es" fo:country="ES"/>
    </style:style>
    <style:style style:name="T3284" style:parent-style-name="Fuentedepárrafopredeter." style:family="text">
      <style:text-properties fo:color="#0000FF" style:text-scale="94%" fo:language="es" fo:country="ES"/>
    </style:style>
    <style:style style:name="T3285" style:parent-style-name="Fuentedepárrafopredeter." style:family="text">
      <style:text-properties fo:color="#0000FF" fo:language="es" fo:country="ES"/>
    </style:style>
    <style:style style:name="T3286" style:parent-style-name="Fuentedepárrafopredeter." style:family="text">
      <style:text-properties fo:color="#0000FF" fo:letter-spacing="-0.0118in" fo:language="es" fo:country="ES"/>
    </style:style>
    <style:style style:name="T3287" style:parent-style-name="Fuentedepárrafopredeter." style:family="text">
      <style:text-properties fo:color="#0000FF" fo:letter-spacing="-0.0062in" style:text-scale="107%" fo:language="es" fo:country="ES"/>
    </style:style>
    <style:style style:name="T3288" style:parent-style-name="Fuentedepárrafopredeter." style:family="text">
      <style:text-properties fo:color="#0000FF" fo:letter-spacing="-0.0062in" style:text-scale="102%" fo:language="es" fo:country="ES"/>
    </style:style>
    <style:style style:name="T3289" style:parent-style-name="Fuentedepárrafopredeter." style:family="text">
      <style:text-properties fo:color="#0000FF" fo:letter-spacing="-0.0062in" style:text-scale="94%" fo:language="es" fo:country="ES"/>
    </style:style>
    <style:style style:name="T3290" style:parent-style-name="Fuentedepárrafopredeter." style:family="text">
      <style:text-properties fo:color="#0000FF" fo:letter-spacing="-0.0062in" style:text-scale="103%" fo:language="es" fo:country="ES"/>
    </style:style>
    <style:style style:name="T3291" style:parent-style-name="Fuentedepárrafopredeter." style:family="text">
      <style:text-properties fo:color="#0000FF" fo:letter-spacing="-0.0062in" style:text-scale="102%" fo:language="es" fo:country="ES"/>
    </style:style>
    <style:style style:name="T3292" style:parent-style-name="Fuentedepárrafopredeter." style:family="text">
      <style:text-properties fo:color="#0000FF" fo:letter-spacing="-0.0062in" style:text-scale="118%" fo:language="es" fo:country="ES"/>
    </style:style>
    <style:style style:name="T3293" style:parent-style-name="Fuentedepárrafopredeter." style:family="text">
      <style:text-properties fo:color="#0000FF" style:text-scale="102%" fo:language="es" fo:country="ES"/>
    </style:style>
    <style:style style:name="T3294" style:parent-style-name="Fuentedepárrafopredeter." style:family="text">
      <style:text-properties fo:color="#0000FF" fo:letter-spacing="-0.0062in" style:text-scale="114%" fo:language="es" fo:country="ES"/>
    </style:style>
    <style:style style:name="T3295" style:parent-style-name="Fuentedepárrafopredeter." style:family="text">
      <style:text-properties fo:color="#0000FF" fo:letter-spacing="-0.0062in" fo:language="es" fo:country="ES"/>
    </style:style>
    <style:style style:name="T3296" style:parent-style-name="Fuentedepárrafopredeter." style:family="text">
      <style:text-properties fo:color="#0000FF" fo:letter-spacing="-0.0062in" style:text-scale="102%" fo:language="es" fo:country="ES"/>
    </style:style>
    <style:style style:name="T3297" style:parent-style-name="Fuentedepárrafopredeter." style:family="text">
      <style:text-properties fo:color="#0000FF" fo:letter-spacing="-0.0062in" style:text-scale="84%" fo:language="es" fo:country="ES"/>
    </style:style>
    <style:style style:name="T3298" style:parent-style-name="Fuentedepárrafopredeter." style:family="text">
      <style:text-properties fo:color="#0000FF" fo:letter-spacing="-0.0062in" style:text-scale="106%" fo:language="es" fo:country="ES"/>
    </style:style>
    <style:style style:name="T3299" style:parent-style-name="Fuentedepárrafopredeter." style:family="text">
      <style:text-properties fo:color="#0000FF" fo:letter-spacing="-0.0062in" style:text-scale="216%" fo:language="es" fo:country="ES"/>
    </style:style>
    <style:style style:name="T3300" style:parent-style-name="Fuentedepárrafopredeter." style:family="text">
      <style:text-properties fo:color="#0000FF" style:text-scale="102%" fo:language="es" fo:country="ES"/>
    </style:style>
    <style:style style:name="T3301" style:parent-style-name="Fuentedepárrafopredeter." style:family="text">
      <style:text-properties fo:color="#0000FF" fo:language="es" fo:country="ES"/>
    </style:style>
    <style:style style:name="T3302" style:parent-style-name="Fuentedepárrafopredeter." style:family="text">
      <style:text-properties fo:color="#0000FF" fo:letter-spacing="-0.0118in" fo:language="es" fo:country="ES"/>
    </style:style>
    <style:style style:name="T3303" style:parent-style-name="Fuentedepárrafopredeter." style:family="text">
      <style:text-properties fo:color="#0000FF" style:text-scale="102%" fo:language="es" fo:country="ES"/>
    </style:style>
    <style:style style:name="T3304" style:parent-style-name="Fuentedepárrafopredeter." style:family="text">
      <style:text-properties fo:color="#0000FF" fo:language="es" fo:country="ES"/>
    </style:style>
    <style:style style:name="T3305" style:parent-style-name="Fuentedepárrafopredeter." style:family="text">
      <style:text-properties fo:color="#0000FF" fo:letter-spacing="-0.0118in" fo:language="es" fo:country="ES"/>
    </style:style>
    <style:style style:name="T3306" style:parent-style-name="Fuentedepárrafopredeter." style:family="text">
      <style:text-properties fo:color="#0000FF" fo:letter-spacing="-0.0062in" style:text-scale="84%" fo:language="es" fo:country="ES"/>
    </style:style>
    <style:style style:name="T3307" style:parent-style-name="Fuentedepárrafopredeter." style:family="text">
      <style:text-properties fo:color="#0000FF" fo:letter-spacing="-0.0062in" style:text-scale="102%" fo:language="es" fo:country="ES"/>
    </style:style>
    <style:style style:name="T3308" style:parent-style-name="Fuentedepárrafopredeter." style:family="text">
      <style:text-properties fo:color="#0000FF" fo:letter-spacing="-0.0062in" style:text-scale="105%" fo:language="es" fo:country="ES"/>
    </style:style>
    <style:style style:name="T3309" style:parent-style-name="Fuentedepárrafopredeter." style:family="text">
      <style:text-properties fo:color="#0000FF" fo:letter-spacing="-0.0062in" style:text-scale="92%" fo:language="es" fo:country="ES"/>
    </style:style>
    <style:style style:name="T3310" style:parent-style-name="Fuentedepárrafopredeter." style:family="text">
      <style:text-properties fo:color="#0000FF" fo:letter-spacing="-0.0062in" style:text-scale="125%" fo:language="es" fo:country="ES"/>
    </style:style>
    <style:style style:name="T3311" style:parent-style-name="Fuentedepárrafopredeter." style:family="text">
      <style:text-properties fo:color="#0000FF" fo:letter-spacing="-0.0062in" fo:language="es" fo:country="ES"/>
    </style:style>
    <style:style style:name="T3312" style:parent-style-name="Fuentedepárrafopredeter." style:family="text">
      <style:text-properties fo:color="#0000FF" fo:letter-spacing="-0.0062in" style:text-scale="92%" fo:language="es" fo:country="ES"/>
    </style:style>
    <style:style style:name="T3313" style:parent-style-name="Fuentedepárrafopredeter." style:family="text">
      <style:text-properties fo:color="#0000FF" fo:letter-spacing="-0.0062in" style:text-scale="118%" fo:language="es" fo:country="ES"/>
    </style:style>
    <style:style style:name="T3314" style:parent-style-name="Fuentedepárrafopredeter." style:family="text">
      <style:text-properties fo:color="#0000FF" fo:letter-spacing="-0.0062in" style:text-scale="102%" fo:language="es" fo:country="ES"/>
    </style:style>
    <style:style style:name="T3315" style:parent-style-name="Fuentedepárrafopredeter." style:family="text">
      <style:text-properties fo:color="#0000FF" style:text-scale="125%" fo:language="es" fo:country="ES"/>
    </style:style>
    <style:style style:name="T3316" style:parent-style-name="Fuentedepárrafopredeter." style:family="text">
      <style:text-properties fo:color="#0000FF" fo:language="es" fo:country="ES"/>
    </style:style>
    <style:style style:name="T3317" style:parent-style-name="Fuentedepárrafopredeter." style:family="text">
      <style:text-properties fo:color="#0000FF" fo:letter-spacing="-0.0118in" fo:language="es" fo:country="ES"/>
    </style:style>
    <style:style style:name="T3318" style:parent-style-name="Fuentedepárrafopredeter." style:family="text">
      <style:text-properties fo:color="#0000FF" fo:letter-spacing="-0.0062in" style:text-scale="118%" fo:language="es" fo:country="ES"/>
    </style:style>
    <style:style style:name="T3319" style:parent-style-name="Fuentedepárrafopredeter." style:family="text">
      <style:text-properties fo:color="#0000FF" fo:letter-spacing="-0.0062in" style:text-scale="89%" fo:language="es" fo:country="ES"/>
    </style:style>
    <style:style style:name="T3320" style:parent-style-name="Fuentedepárrafopredeter." style:family="text">
      <style:text-properties fo:color="#0000FF" style:text-scale="125%" fo:language="es" fo:country="ES"/>
    </style:style>
    <style:style style:name="T3321" style:parent-style-name="Fuentedepárrafopredeter." style:family="text">
      <style:text-properties fo:color="#0000FF" fo:language="es" fo:country="ES"/>
    </style:style>
    <style:style style:name="T3322" style:parent-style-name="Fuentedepárrafopredeter." style:family="text">
      <style:text-properties fo:color="#0000FF" fo:letter-spacing="-0.0118in" fo:language="es" fo:country="ES"/>
    </style:style>
    <style:style style:name="T3323" style:parent-style-name="Fuentedepárrafopredeter." style:family="text">
      <style:text-properties fo:color="#0000FF" fo:letter-spacing="-0.0062in" style:text-scale="94%" fo:language="es" fo:country="ES"/>
    </style:style>
    <style:style style:name="T3324" style:parent-style-name="Fuentedepárrafopredeter." style:family="text">
      <style:text-properties fo:color="#0000FF" fo:letter-spacing="-0.0062in" style:text-scale="89%" fo:language="es" fo:country="ES"/>
    </style:style>
    <style:style style:name="T3325" style:parent-style-name="Fuentedepárrafopredeter." style:family="text">
      <style:text-properties fo:color="#0000FF" fo:letter-spacing="-0.0062in" style:text-scale="84%" fo:language="es" fo:country="ES"/>
    </style:style>
    <style:style style:name="T3326" style:parent-style-name="Fuentedepárrafopredeter." style:family="text">
      <style:text-properties fo:color="#0000FF" fo:letter-spacing="-0.0062in" style:text-scale="106%" fo:language="es" fo:country="ES"/>
    </style:style>
    <style:style style:name="T3327" style:parent-style-name="Fuentedepárrafopredeter." style:family="text">
      <style:text-properties fo:color="#0000FF" fo:letter-spacing="-0.0062in" style:text-scale="103%" fo:language="es" fo:country="ES"/>
    </style:style>
    <style:style style:name="T3328" style:parent-style-name="Fuentedepárrafopredeter." style:family="text">
      <style:text-properties fo:color="#0000FF" fo:letter-spacing="-0.0062in" style:text-scale="112%" fo:language="es" fo:country="ES"/>
    </style:style>
    <style:style style:name="T3329" style:parent-style-name="Fuentedepárrafopredeter." style:family="text">
      <style:text-properties fo:color="#0000FF" style:text-scale="125%" fo:language="es" fo:country="ES"/>
    </style:style>
    <style:style style:name="T3330" style:parent-style-name="Fuentedepárrafopredeter." style:family="text">
      <style:text-properties fo:color="#0000FF" fo:language="es" fo:country="ES"/>
    </style:style>
    <style:style style:name="T3331" style:parent-style-name="Fuentedepárrafopredeter." style:family="text">
      <style:text-properties fo:color="#0000FF" fo:letter-spacing="-0.0118in" fo:language="es" fo:country="ES"/>
    </style:style>
    <style:style style:name="T3332" style:parent-style-name="Fuentedepárrafopredeter." style:family="text">
      <style:text-properties fo:color="#0000FF" fo:letter-spacing="-0.0062in" style:text-scale="98%" fo:language="es" fo:country="ES"/>
    </style:style>
    <style:style style:name="T3333" style:parent-style-name="Fuentedepárrafopredeter." style:family="text">
      <style:text-properties fo:color="#0000FF" style:text-scale="112%" fo:language="es" fo:country="ES"/>
    </style:style>
    <style:style style:name="T3334" style:parent-style-name="Fuentedepárrafopredeter." style:family="text">
      <style:text-properties fo:color="#0000FF" fo:language="es" fo:country="ES"/>
    </style:style>
    <style:style style:name="T3335" style:parent-style-name="Fuentedepárrafopredeter." style:family="text">
      <style:text-properties fo:color="#0000FF" fo:letter-spacing="-0.0118in" fo:language="es" fo:country="ES"/>
    </style:style>
    <style:style style:name="T3336" style:parent-style-name="Fuentedepárrafopredeter." style:family="text">
      <style:text-properties fo:color="#0000FF" fo:letter-spacing="-0.0062in" style:text-scale="114%" fo:language="es" fo:country="ES"/>
    </style:style>
    <style:style style:name="T3337" style:parent-style-name="Fuentedepárrafopredeter." style:family="text">
      <style:text-properties fo:color="#0000FF" fo:letter-spacing="-0.0062in" style:text-scale="216%" fo:language="es" fo:country="ES"/>
    </style:style>
    <style:style style:name="T3338" style:parent-style-name="Fuentedepárrafopredeter." style:family="text">
      <style:text-properties fo:color="#0000FF" fo:letter-spacing="-0.0062in" fo:language="es" fo:country="ES"/>
    </style:style>
    <style:style style:name="T3339" style:parent-style-name="Fuentedepárrafopredeter." style:family="text">
      <style:text-properties fo:color="#0000FF" fo:letter-spacing="-0.0062in" style:text-scale="92%" fo:language="es" fo:country="ES"/>
    </style:style>
    <style:style style:name="T3340" style:parent-style-name="Fuentedepárrafopredeter." style:family="text">
      <style:text-properties fo:color="#0000FF" fo:letter-spacing="-0.0062in" style:text-scale="112%" fo:language="es" fo:country="ES"/>
    </style:style>
    <style:style style:name="T3341" style:parent-style-name="Fuentedepárrafopredeter." style:family="text">
      <style:text-properties fo:color="#0000FF" fo:letter-spacing="-0.0062in" style:text-scale="103%" fo:language="es" fo:country="ES"/>
    </style:style>
    <style:style style:name="T3342" style:parent-style-name="Fuentedepárrafopredeter." style:family="text">
      <style:text-properties fo:color="#0000FF" fo:letter-spacing="-0.0062in" style:text-scale="89%" fo:language="es" fo:country="ES"/>
    </style:style>
    <style:style style:name="T3343" style:parent-style-name="Fuentedepárrafopredeter." style:family="text">
      <style:text-properties fo:color="#0000FF" style:text-scale="125%" fo:language="es" fo:country="ES"/>
    </style:style>
    <style:style style:name="T3344" style:parent-style-name="Fuentedepárrafopredeter." style:family="text">
      <style:text-properties fo:color="#0000FF" fo:language="es" fo:country="ES"/>
    </style:style>
    <style:style style:name="T3345" style:parent-style-name="Fuentedepárrafopredeter." style:family="text">
      <style:text-properties fo:color="#0000FF" fo:letter-spacing="-0.0118in" fo:language="es" fo:country="ES"/>
    </style:style>
    <style:style style:name="T3346" style:parent-style-name="Fuentedepárrafopredeter." style:family="text">
      <style:text-properties fo:color="#0000FF" fo:letter-spacing="-0.0062in" style:text-scale="107%" fo:language="es" fo:country="ES"/>
    </style:style>
    <style:style style:name="T3347" style:parent-style-name="Fuentedepárrafopredeter." style:family="text">
      <style:text-properties fo:color="#0000FF" fo:letter-spacing="-0.0062in" style:text-scale="102%" fo:language="es" fo:country="ES"/>
    </style:style>
    <style:style style:name="T3348" style:parent-style-name="Fuentedepárrafopredeter." style:family="text">
      <style:text-properties fo:color="#0000FF" fo:letter-spacing="-0.0062in" style:text-scale="125%" fo:language="es" fo:country="ES"/>
    </style:style>
    <style:style style:name="T3349" style:parent-style-name="Fuentedepárrafopredeter." style:family="text">
      <style:text-properties fo:color="#0000FF" fo:letter-spacing="-0.0062in" style:text-scale="102%" fo:language="es" fo:country="ES"/>
    </style:style>
    <style:style style:name="T3350" style:parent-style-name="Fuentedepárrafopredeter." style:family="text">
      <style:text-properties fo:color="#0000FF" fo:letter-spacing="-0.0062in" style:text-scale="98%" fo:language="es" fo:country="ES"/>
    </style:style>
    <style:style style:name="T3351" style:parent-style-name="Fuentedepárrafopredeter." style:family="text">
      <style:text-properties fo:color="#0000FF" fo:letter-spacing="-0.0062in" style:text-scale="89%" fo:language="es" fo:country="ES"/>
    </style:style>
    <style:style style:name="T3352" style:parent-style-name="Fuentedepárrafopredeter." style:family="text">
      <style:text-properties fo:color="#0000FF" style:text-scale="125%" fo:language="es" fo:country="ES"/>
    </style:style>
    <style:style style:name="T3353" style:parent-style-name="Fuentedepárrafopredeter." style:family="text">
      <style:text-properties fo:color="#0000FF" fo:language="es" fo:country="ES"/>
    </style:style>
    <style:style style:name="T3354" style:parent-style-name="Fuentedepárrafopredeter." style:family="text">
      <style:text-properties fo:color="#0000FF" fo:letter-spacing="-0.0118in" fo:language="es" fo:country="ES"/>
    </style:style>
    <style:style style:name="T3355" style:parent-style-name="Fuentedepárrafopredeter." style:family="text">
      <style:text-properties fo:color="#0000FF" fo:letter-spacing="-0.0062in" style:text-scale="107%" fo:language="es" fo:country="ES"/>
    </style:style>
    <style:style style:name="T3356" style:parent-style-name="Fuentedepárrafopredeter." style:family="text">
      <style:text-properties fo:color="#0000FF" fo:letter-spacing="-0.0062in" style:text-scale="89%" fo:language="es" fo:country="ES"/>
    </style:style>
    <style:style style:name="T3357" style:parent-style-name="Fuentedepárrafopredeter." style:family="text">
      <style:text-properties fo:color="#0000FF" style:text-scale="103%" fo:language="es" fo:country="ES"/>
    </style:style>
    <style:style style:name="T3358" style:parent-style-name="Fuentedepárrafopredeter." style:family="text">
      <style:text-properties fo:color="#0000FF" fo:language="es" fo:country="ES"/>
    </style:style>
    <style:style style:name="T3359" style:parent-style-name="Fuentedepárrafopredeter." style:family="text">
      <style:text-properties fo:color="#0000FF" fo:letter-spacing="-0.0118in" fo:language="es" fo:country="ES"/>
    </style:style>
    <style:style style:name="T3360" style:parent-style-name="Fuentedepárrafopredeter." style:family="text">
      <style:text-properties fo:color="#0000FF" fo:letter-spacing="-0.0062in" style:text-scale="107%" fo:language="es" fo:country="ES"/>
    </style:style>
    <style:style style:name="T3361" style:parent-style-name="Fuentedepárrafopredeter." style:family="text">
      <style:text-properties fo:color="#0000FF" fo:letter-spacing="-0.0062in" style:text-scale="102%" fo:language="es" fo:country="ES"/>
    </style:style>
    <style:style style:name="T3362" style:parent-style-name="Fuentedepárrafopredeter." style:family="text">
      <style:text-properties fo:color="#0000FF" fo:letter-spacing="-0.0062in" style:text-scale="103%" fo:language="es" fo:country="ES"/>
    </style:style>
    <style:style style:name="T3363" style:parent-style-name="Fuentedepárrafopredeter." style:family="text">
      <style:text-properties fo:color="#0000FF" fo:letter-spacing="-0.0062in" style:text-scale="102%" fo:language="es" fo:country="ES"/>
    </style:style>
    <style:style style:name="T3364" style:parent-style-name="Fuentedepárrafopredeter." style:family="text">
      <style:text-properties fo:color="#0000FF" fo:letter-spacing="-0.0062in" style:text-scale="84%" fo:language="es" fo:country="ES"/>
    </style:style>
    <style:style style:name="T3365" style:parent-style-name="Fuentedepárrafopredeter." style:family="text">
      <style:text-properties fo:color="#0000FF" fo:letter-spacing="-0.0062in" style:text-scale="112%" fo:language="es" fo:country="ES"/>
    </style:style>
    <style:style style:name="T3366" style:parent-style-name="Fuentedepárrafopredeter." style:family="text">
      <style:text-properties fo:color="#0000FF" fo:letter-spacing="-0.0062in" style:text-scale="103%" fo:language="es" fo:country="ES"/>
    </style:style>
    <style:style style:name="T3367" style:parent-style-name="Fuentedepárrafopredeter." style:family="text">
      <style:text-properties fo:color="#0000FF" style:text-scale="89%" fo:language="es" fo:country="ES"/>
    </style:style>
    <style:style style:name="P3368" style:parent-style-name="Textoindependiente" style:family="paragraph">
      <style:paragraph-properties fo:margin-top="0.0055in" fo:margin-left="0in">
        <style:tab-stops/>
      </style:paragraph-properties>
      <style:text-properties fo:font-size="8.5pt" style:font-size-asian="8.5pt" fo:language="es" fo:country="ES"/>
    </style:style>
    <style:style style:name="T3369" style:parent-style-name="Fuentedepárrafopredeter." style:family="text">
      <style:text-properties fo:color="#0000FF" style:text-scale="115%" fo:language="es" fo:country="ES"/>
    </style:style>
    <style:style style:name="P3370" style:parent-style-name="Textoindependiente" style:family="paragraph">
      <style:paragraph-properties fo:margin-top="0.0472in" fo:line-height="97%" fo:margin-right="5.9083in"/>
    </style:style>
    <style:style style:name="T3371" style:parent-style-name="Fuentedepárrafopredeter." style:family="text">
      <style:text-properties fo:language="es" fo:country="ES" style:language-asian="es" style:country-asian="ES"/>
    </style:style>
    <style:style style:name="T3372" style:parent-style-name="Fuentedepárrafopredeter." style:family="text">
      <style:text-properties fo:color="#00898C" fo:letter-spacing="-0.0062in" style:text-scale="72%" fo:language="es" fo:country="ES"/>
    </style:style>
    <style:style style:name="T3373" style:parent-style-name="Fuentedepárrafopredeter." style:family="text">
      <style:text-properties fo:color="#00898C" fo:letter-spacing="-0.0062in" style:text-scale="110%" fo:language="es" fo:country="ES"/>
    </style:style>
    <style:style style:name="T3374" style:parent-style-name="Fuentedepárrafopredeter." style:family="text">
      <style:text-properties fo:color="#00898C" fo:letter-spacing="-0.0062in" style:text-scale="163%" fo:language="es" fo:country="ES"/>
    </style:style>
    <style:style style:name="T337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376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3377" style:parent-style-name="Fuentedepárrafopredeter." style:family="text">
      <style:text-properties style:font-name="Lucida Sans Typewriter" fo:font-weight="bold" style:font-weight-asian="bold" fo:color="#A52A2A" fo:letter-spacing="-0.0486in" style:text-scale="120%" fo:language="es" fo:country="ES"/>
    </style:style>
    <style:style style:name="T3378" style:parent-style-name="Fuentedepárrafopredeter." style:family="text">
      <style:text-properties fo:color="#FF00FF" style:text-scale="155%" fo:language="es" fo:country="ES"/>
    </style:style>
    <style:style style:name="P3379" style:parent-style-name="Párrafodelista" style:list-style-name="LFO13" style:family="paragraph">
      <style:paragraph-properties fo:widows="0" fo:orphans="0" style:text-autospace="none" style:vertical-align="auto" fo:margin-top="0.0368in">
        <style:tab-stops>
          <style:tab-stop style:type="left" style:position="0.0006in"/>
        </style:tab-stops>
      </style:paragraph-properties>
      <style:text-properties fo:hyphenate="true"/>
    </style:style>
    <style:style style:name="T3380" style:parent-style-name="Fuentedepárrafopredeter." style:family="text">
      <style:text-properties fo:color="#FF00FF" fo:letter-spacing="-0.0062in" fo:font-size="9pt" style:font-size-asian="9pt"/>
    </style:style>
    <style:style style:name="T3381" style:parent-style-name="Fuentedepárrafopredeter." style:family="text">
      <style:text-properties fo:color="#FF00FF" fo:letter-spacing="-0.0062in" style:text-scale="92%" fo:font-size="9pt" style:font-size-asian="9pt"/>
    </style:style>
    <style:style style:name="T3382" style:parent-style-name="Fuentedepárrafopredeter." style:family="text">
      <style:text-properties fo:color="#FF00FF" fo:letter-spacing="-0.0062in" style:text-scale="112%" fo:font-size="9pt" style:font-size-asian="9pt"/>
    </style:style>
    <style:style style:name="T3383" style:parent-style-name="Fuentedepárrafopredeter." style:family="text">
      <style:text-properties fo:color="#FF00FF" fo:letter-spacing="-0.0062in" style:text-scale="94%" fo:font-size="9pt" style:font-size-asian="9pt"/>
    </style:style>
    <style:style style:name="T3384" style:parent-style-name="Fuentedepárrafopredeter." style:family="text">
      <style:text-properties fo:color="#FF00FF" fo:letter-spacing="-0.0062in" style:text-scale="103%" fo:font-size="9pt" style:font-size-asian="9pt"/>
    </style:style>
    <style:style style:name="T3385" style:parent-style-name="Fuentedepárrafopredeter." style:family="text">
      <style:text-properties fo:color="#FF00FF" style:text-scale="102%" fo:font-size="9pt" style:font-size-asian="9pt"/>
    </style:style>
    <style:style style:name="T3386" style:parent-style-name="Fuentedepárrafopredeter." style:family="text">
      <style:text-properties fo:color="#FF00FF" fo:font-size="9pt" style:font-size-asian="9pt"/>
    </style:style>
    <style:style style:name="T3387" style:parent-style-name="Fuentedepárrafopredeter." style:family="text">
      <style:text-properties fo:color="#FF00FF" fo:letter-spacing="-0.0118in" fo:font-size="9pt" style:font-size-asian="9pt"/>
    </style:style>
    <style:style style:name="T3388" style:parent-style-name="Fuentedepárrafopredeter." style:family="text">
      <style:text-properties fo:color="#FF00FF" fo:letter-spacing="-0.0062in" style:text-scale="92%" fo:font-size="9pt" style:font-size-asian="9pt"/>
    </style:style>
    <style:style style:name="T3389" style:parent-style-name="Fuentedepárrafopredeter." style:family="text">
      <style:text-properties fo:color="#FF00FF" fo:letter-spacing="-0.0062in" style:text-scale="125%" fo:font-size="9pt" style:font-size-asian="9pt"/>
    </style:style>
    <style:style style:name="T3390" style:parent-style-name="Fuentedepárrafopredeter." style:family="text">
      <style:text-properties fo:color="#FF00FF" fo:letter-spacing="-0.0062in" style:text-scale="92%" fo:font-size="9pt" style:font-size-asian="9pt"/>
    </style:style>
    <style:style style:name="T3391" style:parent-style-name="Fuentedepárrafopredeter." style:family="text">
      <style:text-properties fo:color="#FF00FF" fo:letter-spacing="-0.0062in" style:text-scale="102%" fo:font-size="9pt" style:font-size-asian="9pt"/>
    </style:style>
    <style:style style:name="T3392" style:parent-style-name="Fuentedepárrafopredeter." style:family="text">
      <style:text-properties fo:color="#FF00FF" fo:letter-spacing="-0.0062in" style:text-scale="103%" fo:font-size="9pt" style:font-size-asian="9pt"/>
    </style:style>
    <style:style style:name="T3393" style:parent-style-name="Fuentedepárrafopredeter." style:family="text">
      <style:text-properties fo:color="#FF00FF" fo:letter-spacing="-0.0062in" style:text-scale="216%" fo:font-size="9pt" style:font-size-asian="9pt"/>
    </style:style>
    <style:style style:name="T3394" style:parent-style-name="Fuentedepárrafopredeter." style:family="text">
      <style:text-properties fo:color="#FF00FF" fo:letter-spacing="-0.0062in" style:text-scale="89%" fo:font-size="9pt" style:font-size-asian="9pt"/>
    </style:style>
    <style:style style:name="T3395" style:parent-style-name="Fuentedepárrafopredeter." style:family="text">
      <style:text-properties fo:color="#FF00FF" style:text-scale="125%" fo:font-size="9pt" style:font-size-asian="9pt"/>
    </style:style>
    <style:style style:name="T3396" style:parent-style-name="Fuentedepárrafopredeter." style:family="text">
      <style:text-properties fo:color="#FF00FF" fo:font-size="9pt" style:font-size-asian="9pt"/>
    </style:style>
    <style:style style:name="T3397" style:parent-style-name="Fuentedepárrafopredeter." style:family="text">
      <style:text-properties fo:color="#FF00FF" fo:letter-spacing="-0.0118in" fo:font-size="9pt" style:font-size-asian="9pt"/>
    </style:style>
    <style:style style:name="T3398" style:parent-style-name="Fuentedepárrafopredeter." style:family="text">
      <style:text-properties fo:color="#FF00FF" fo:letter-spacing="-0.0062in" fo:font-size="9pt" style:font-size-asian="9pt"/>
    </style:style>
    <style:style style:name="T3399" style:parent-style-name="Fuentedepárrafopredeter." style:family="text">
      <style:text-properties fo:color="#FF00FF" fo:letter-spacing="-0.0062in" style:text-scale="89%" fo:font-size="9pt" style:font-size-asian="9pt"/>
    </style:style>
    <style:style style:name="T3400" style:parent-style-name="Fuentedepárrafopredeter." style:family="text">
      <style:text-properties fo:color="#FF00FF" fo:letter-spacing="-0.0062in" style:text-scale="94%" fo:font-size="9pt" style:font-size-asian="9pt"/>
    </style:style>
    <style:style style:name="T3401" style:parent-style-name="Fuentedepárrafopredeter." style:family="text">
      <style:text-properties fo:color="#FF00FF" fo:letter-spacing="-0.0062in" style:text-scale="112%" fo:font-size="9pt" style:font-size-asian="9pt"/>
    </style:style>
    <style:style style:name="T3402" style:parent-style-name="Fuentedepárrafopredeter." style:family="text">
      <style:text-properties fo:color="#FF00FF" fo:letter-spacing="-0.0062in" fo:font-size="9pt" style:font-size-asian="9pt"/>
    </style:style>
    <style:style style:name="T3403" style:parent-style-name="Fuentedepárrafopredeter." style:family="text">
      <style:text-properties fo:color="#FF00FF" fo:letter-spacing="-0.0062in" style:text-scale="103%" fo:font-size="9pt" style:font-size-asian="9pt"/>
    </style:style>
    <style:style style:name="T3404" style:parent-style-name="Fuentedepárrafopredeter." style:family="text">
      <style:text-properties fo:color="#FF00FF" fo:letter-spacing="-0.0062in" style:text-scale="102%" fo:font-size="9pt" style:font-size-asian="9pt"/>
    </style:style>
    <style:style style:name="T3405" style:parent-style-name="Fuentedepárrafopredeter." style:family="text">
      <style:text-properties fo:color="#FF00FF" fo:letter-spacing="-0.0062in" style:text-scale="98%" fo:font-size="9pt" style:font-size-asian="9pt"/>
    </style:style>
    <style:style style:name="T3406" style:parent-style-name="Fuentedepárrafopredeter." style:family="text">
      <style:text-properties fo:color="#FF00FF" fo:letter-spacing="-0.0062in" style:text-scale="89%" fo:font-size="9pt" style:font-size-asian="9pt"/>
    </style:style>
    <style:style style:name="T3407" style:parent-style-name="Fuentedepárrafopredeter." style:family="text">
      <style:text-properties fo:color="#FF00FF" style:text-scale="125%" fo:font-size="9pt" style:font-size-asian="9pt"/>
    </style:style>
    <style:style style:name="P3408" style:parent-style-name="Párrafodelista" style:list-style-name="LFO13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3409" style:parent-style-name="Fuentedepárrafopredeter." style:family="text">
      <style:text-properties fo:color="#FF00FF" fo:letter-spacing="-0.0062in" fo:font-size="9pt" style:font-size-asian="9pt"/>
    </style:style>
    <style:style style:name="T3410" style:parent-style-name="Fuentedepárrafopredeter." style:family="text">
      <style:text-properties fo:color="#FF00FF" fo:letter-spacing="-0.0062in" style:text-scale="92%" fo:font-size="9pt" style:font-size-asian="9pt"/>
    </style:style>
    <style:style style:name="T3411" style:parent-style-name="Fuentedepárrafopredeter." style:family="text">
      <style:text-properties fo:color="#FF00FF" fo:letter-spacing="-0.0062in" style:text-scale="112%" fo:font-size="9pt" style:font-size-asian="9pt"/>
    </style:style>
    <style:style style:name="T3412" style:parent-style-name="Fuentedepárrafopredeter." style:family="text">
      <style:text-properties fo:color="#FF00FF" fo:letter-spacing="-0.0062in" style:text-scale="94%" fo:font-size="9pt" style:font-size-asian="9pt"/>
    </style:style>
    <style:style style:name="T3413" style:parent-style-name="Fuentedepárrafopredeter." style:family="text">
      <style:text-properties fo:color="#FF00FF" fo:letter-spacing="-0.0062in" style:text-scale="103%" fo:font-size="9pt" style:font-size-asian="9pt"/>
    </style:style>
    <style:style style:name="T3414" style:parent-style-name="Fuentedepárrafopredeter." style:family="text">
      <style:text-properties fo:color="#FF00FF" style:text-scale="102%" fo:font-size="9pt" style:font-size-asian="9pt"/>
    </style:style>
    <style:style style:name="T3415" style:parent-style-name="Fuentedepárrafopredeter." style:family="text">
      <style:text-properties fo:color="#FF00FF" fo:font-size="9pt" style:font-size-asian="9pt"/>
    </style:style>
    <style:style style:name="T3416" style:parent-style-name="Fuentedepárrafopredeter." style:family="text">
      <style:text-properties fo:color="#FF00FF" fo:letter-spacing="-0.0118in" fo:font-size="9pt" style:font-size-asian="9pt"/>
    </style:style>
    <style:style style:name="T3417" style:parent-style-name="Fuentedepárrafopredeter." style:family="text">
      <style:text-properties fo:color="#FF00FF" fo:letter-spacing="-0.0062in" style:text-scale="92%" fo:font-size="9pt" style:font-size-asian="9pt"/>
    </style:style>
    <style:style style:name="T3418" style:parent-style-name="Fuentedepárrafopredeter." style:family="text">
      <style:text-properties fo:color="#FF00FF" fo:letter-spacing="-0.0062in" style:text-scale="125%" fo:font-size="9pt" style:font-size-asian="9pt"/>
    </style:style>
    <style:style style:name="T3419" style:parent-style-name="Fuentedepárrafopredeter." style:family="text">
      <style:text-properties fo:color="#FF00FF" fo:letter-spacing="-0.0062in" style:text-scale="92%" fo:font-size="9pt" style:font-size-asian="9pt"/>
    </style:style>
    <style:style style:name="T3420" style:parent-style-name="Fuentedepárrafopredeter." style:family="text">
      <style:text-properties fo:color="#FF00FF" fo:letter-spacing="-0.0062in" style:text-scale="102%" fo:font-size="9pt" style:font-size-asian="9pt"/>
    </style:style>
    <style:style style:name="T3421" style:parent-style-name="Fuentedepárrafopredeter." style:family="text">
      <style:text-properties fo:color="#FF00FF" fo:letter-spacing="-0.0062in" style:text-scale="103%" fo:font-size="9pt" style:font-size-asian="9pt"/>
    </style:style>
    <style:style style:name="T3422" style:parent-style-name="Fuentedepárrafopredeter." style:family="text">
      <style:text-properties fo:color="#FF00FF" fo:letter-spacing="-0.0062in" style:text-scale="216%" fo:font-size="9pt" style:font-size-asian="9pt"/>
    </style:style>
    <style:style style:name="T3423" style:parent-style-name="Fuentedepárrafopredeter." style:family="text">
      <style:text-properties fo:color="#FF00FF" fo:letter-spacing="-0.0062in" style:text-scale="89%" fo:font-size="9pt" style:font-size-asian="9pt"/>
    </style:style>
    <style:style style:name="T3424" style:parent-style-name="Fuentedepárrafopredeter." style:family="text">
      <style:text-properties fo:color="#FF00FF" style:text-scale="125%" fo:font-size="9pt" style:font-size-asian="9pt"/>
    </style:style>
    <style:style style:name="T3425" style:parent-style-name="Fuentedepárrafopredeter." style:family="text">
      <style:text-properties fo:color="#FF00FF" fo:font-size="9pt" style:font-size-asian="9pt"/>
    </style:style>
    <style:style style:name="T3426" style:parent-style-name="Fuentedepárrafopredeter." style:family="text">
      <style:text-properties fo:color="#FF00FF" fo:letter-spacing="-0.0118in" fo:font-size="9pt" style:font-size-asian="9pt"/>
    </style:style>
    <style:style style:name="T3427" style:parent-style-name="Fuentedepárrafopredeter." style:family="text">
      <style:text-properties fo:color="#FF00FF" fo:letter-spacing="-0.0062in" fo:font-size="9pt" style:font-size-asian="9pt"/>
    </style:style>
    <style:style style:name="T3428" style:parent-style-name="Fuentedepárrafopredeter." style:family="text">
      <style:text-properties fo:color="#FF00FF" fo:letter-spacing="-0.0062in" style:text-scale="89%" fo:font-size="9pt" style:font-size-asian="9pt"/>
    </style:style>
    <style:style style:name="T3429" style:parent-style-name="Fuentedepárrafopredeter." style:family="text">
      <style:text-properties fo:color="#FF00FF" style:text-scale="94%" fo:font-size="9pt" style:font-size-asian="9pt"/>
    </style:style>
    <style:style style:name="T3430" style:parent-style-name="Fuentedepárrafopredeter." style:family="text">
      <style:text-properties fo:color="#FF00FF" fo:font-size="9pt" style:font-size-asian="9pt"/>
    </style:style>
    <style:style style:name="T3431" style:parent-style-name="Fuentedepárrafopredeter." style:family="text">
      <style:text-properties fo:color="#FF00FF" fo:letter-spacing="-0.0118in" fo:font-size="9pt" style:font-size-asian="9pt"/>
    </style:style>
    <style:style style:name="T3432" style:parent-style-name="Fuentedepárrafopredeter." style:family="text">
      <style:text-properties fo:color="#FF00FF" fo:letter-spacing="-0.0062in" style:text-scale="98%" fo:font-size="9pt" style:font-size-asian="9pt"/>
    </style:style>
    <style:style style:name="T3433" style:parent-style-name="Fuentedepárrafopredeter." style:family="text">
      <style:text-properties fo:color="#FF00FF" fo:letter-spacing="-0.0062in" style:text-scale="216%" fo:font-size="9pt" style:font-size-asian="9pt"/>
    </style:style>
    <style:style style:name="T3434" style:parent-style-name="Fuentedepárrafopredeter." style:family="text">
      <style:text-properties fo:color="#FF00FF" fo:letter-spacing="-0.0062in" style:text-scale="103%" fo:font-size="9pt" style:font-size-asian="9pt"/>
    </style:style>
    <style:style style:name="T3435" style:parent-style-name="Fuentedepárrafopredeter." style:family="text">
      <style:text-properties fo:color="#FF00FF" fo:letter-spacing="-0.0062in" style:text-scale="112%" fo:font-size="9pt" style:font-size-asian="9pt"/>
    </style:style>
    <style:style style:name="T3436" style:parent-style-name="Fuentedepárrafopredeter." style:family="text">
      <style:text-properties fo:color="#FF00FF" fo:letter-spacing="-0.0062in" fo:font-size="9pt" style:font-size-asian="9pt"/>
    </style:style>
    <style:style style:name="T3437" style:parent-style-name="Fuentedepárrafopredeter." style:family="text">
      <style:text-properties fo:color="#FF00FF" fo:letter-spacing="-0.0062in" style:text-scale="103%" fo:font-size="9pt" style:font-size-asian="9pt"/>
    </style:style>
    <style:style style:name="T3438" style:parent-style-name="Fuentedepárrafopredeter." style:family="text">
      <style:text-properties fo:color="#FF00FF" fo:letter-spacing="-0.0062in" style:text-scale="89%" fo:font-size="9pt" style:font-size-asian="9pt"/>
    </style:style>
    <style:style style:name="T3439" style:parent-style-name="Fuentedepárrafopredeter." style:family="text">
      <style:text-properties fo:color="#FF00FF" fo:letter-spacing="-0.0062in" style:text-scale="103%" fo:font-size="9pt" style:font-size-asian="9pt"/>
    </style:style>
    <style:style style:name="T3440" style:parent-style-name="Fuentedepárrafopredeter." style:family="text">
      <style:text-properties fo:color="#FF00FF" fo:letter-spacing="-0.0062in" style:text-scale="216%" fo:font-size="9pt" style:font-size-asian="9pt"/>
    </style:style>
    <style:style style:name="T3441" style:parent-style-name="Fuentedepárrafopredeter." style:family="text">
      <style:text-properties fo:color="#FF00FF" style:text-scale="89%" fo:font-size="9pt" style:font-size-asian="9pt"/>
    </style:style>
    <style:style style:name="T3442" style:parent-style-name="Fuentedepárrafopredeter." style:family="text">
      <style:text-properties fo:color="#FF00FF" fo:font-size="9pt" style:font-size-asian="9pt"/>
    </style:style>
    <style:style style:name="T3443" style:parent-style-name="Fuentedepárrafopredeter." style:family="text">
      <style:text-properties fo:color="#FF00FF" fo:letter-spacing="-0.0118in" fo:font-size="9pt" style:font-size-asian="9pt"/>
    </style:style>
    <style:style style:name="T3444" style:parent-style-name="Fuentedepárrafopredeter." style:family="text">
      <style:text-properties fo:color="#FF00FF" fo:letter-spacing="-0.0062in" style:text-scale="92%" fo:font-size="9pt" style:font-size-asian="9pt"/>
    </style:style>
    <style:style style:name="T3445" style:parent-style-name="Fuentedepárrafopredeter." style:family="text">
      <style:text-properties fo:color="#FF00FF" fo:letter-spacing="-0.0062in" style:text-scale="89%" fo:font-size="9pt" style:font-size-asian="9pt"/>
    </style:style>
    <style:style style:name="T3446" style:parent-style-name="Fuentedepárrafopredeter." style:family="text">
      <style:text-properties fo:color="#FF00FF" fo:letter-spacing="-0.0062in" style:text-scale="84%" fo:font-size="9pt" style:font-size-asian="9pt"/>
    </style:style>
    <style:style style:name="T3447" style:parent-style-name="Fuentedepárrafopredeter." style:family="text">
      <style:text-properties fo:color="#FF00FF" style:text-scale="112%" fo:font-size="9pt" style:font-size-asian="9pt"/>
    </style:style>
    <style:style style:name="T3448" style:parent-style-name="Fuentedepárrafopredeter." style:family="text">
      <style:text-properties fo:color="#FF00FF" fo:font-size="9pt" style:font-size-asian="9pt"/>
    </style:style>
    <style:style style:name="T3449" style:parent-style-name="Fuentedepárrafopredeter." style:family="text">
      <style:text-properties fo:color="#FF00FF" fo:letter-spacing="-0.0118in" fo:font-size="9pt" style:font-size-asian="9pt"/>
    </style:style>
    <style:style style:name="T3450" style:parent-style-name="Fuentedepárrafopredeter." style:family="text">
      <style:text-properties fo:color="#FF00FF" style:text-scale="105%" fo:font-size="9pt" style:font-size-asian="9pt"/>
    </style:style>
    <style:style style:name="T3451" style:parent-style-name="Fuentedepárrafopredeter." style:family="text">
      <style:text-properties fo:color="#FF00FF" fo:font-size="9pt" style:font-size-asian="9pt"/>
    </style:style>
    <style:style style:name="T3452" style:parent-style-name="Fuentedepárrafopredeter." style:family="text">
      <style:text-properties fo:color="#FF00FF" fo:letter-spacing="-0.0118in" fo:font-size="9pt" style:font-size-asian="9pt"/>
    </style:style>
    <style:style style:name="T3453" style:parent-style-name="Fuentedepárrafopredeter." style:family="text">
      <style:text-properties fo:color="#FF00FF" fo:letter-spacing="-0.0062in" style:text-scale="118%" fo:font-size="9pt" style:font-size-asian="9pt"/>
    </style:style>
    <style:style style:name="T3454" style:parent-style-name="Fuentedepárrafopredeter." style:family="text">
      <style:text-properties fo:color="#FF00FF" fo:letter-spacing="-0.0062in" style:text-scale="89%" fo:font-size="9pt" style:font-size-asian="9pt"/>
    </style:style>
    <style:style style:name="T3455" style:parent-style-name="Fuentedepárrafopredeter." style:family="text">
      <style:text-properties fo:color="#FF00FF" style:text-scale="125%" fo:font-size="9pt" style:font-size-asian="9pt"/>
    </style:style>
    <style:style style:name="T3456" style:parent-style-name="Fuentedepárrafopredeter." style:family="text">
      <style:text-properties fo:color="#FF00FF" fo:font-size="9pt" style:font-size-asian="9pt"/>
    </style:style>
    <style:style style:name="T3457" style:parent-style-name="Fuentedepárrafopredeter." style:family="text">
      <style:text-properties fo:color="#FF00FF" fo:letter-spacing="-0.0118in" fo:font-size="9pt" style:font-size-asian="9pt"/>
    </style:style>
    <style:style style:name="T3458" style:parent-style-name="Fuentedepárrafopredeter." style:family="text">
      <style:text-properties fo:color="#FF00FF" fo:letter-spacing="-0.0062in" style:text-scale="102%" fo:font-size="9pt" style:font-size-asian="9pt"/>
    </style:style>
    <style:style style:name="T3459" style:parent-style-name="Fuentedepárrafopredeter." style:family="text">
      <style:text-properties fo:color="#FF00FF" fo:letter-spacing="-0.0062in" style:text-scale="118%" fo:font-size="9pt" style:font-size-asian="9pt"/>
    </style:style>
    <style:style style:name="T3460" style:parent-style-name="Fuentedepárrafopredeter." style:family="text">
      <style:text-properties fo:color="#FF00FF" fo:letter-spacing="-0.0062in" style:text-scale="84%" fo:font-size="9pt" style:font-size-asian="9pt"/>
    </style:style>
    <style:style style:name="T3461" style:parent-style-name="Fuentedepárrafopredeter." style:family="text">
      <style:text-properties fo:color="#FF00FF" fo:letter-spacing="-0.0062in" style:text-scale="102%" fo:font-size="9pt" style:font-size-asian="9pt"/>
    </style:style>
    <style:style style:name="T3462" style:parent-style-name="Fuentedepárrafopredeter." style:family="text">
      <style:text-properties fo:color="#FF00FF" fo:letter-spacing="-0.0062in" fo:font-size="9pt" style:font-size-asian="9pt"/>
    </style:style>
    <style:style style:name="T3463" style:parent-style-name="Fuentedepárrafopredeter." style:family="text">
      <style:text-properties fo:color="#FF00FF" fo:letter-spacing="-0.0062in" style:text-scale="112%" fo:font-size="9pt" style:font-size-asian="9pt"/>
    </style:style>
    <style:style style:name="T3464" style:parent-style-name="Fuentedepárrafopredeter." style:family="text">
      <style:text-properties fo:color="#FF00FF" fo:letter-spacing="-0.0062in" style:text-scale="94%" fo:font-size="9pt" style:font-size-asian="9pt"/>
    </style:style>
    <style:style style:name="T3465" style:parent-style-name="Fuentedepárrafopredeter." style:family="text">
      <style:text-properties fo:color="#FF00FF" style:text-scale="102%" fo:font-size="9pt" style:font-size-asian="9pt"/>
    </style:style>
    <style:style style:name="T3466" style:parent-style-name="Fuentedepárrafopredeter." style:family="text">
      <style:text-properties fo:color="#FF00FF" fo:font-size="9pt" style:font-size-asian="9pt"/>
    </style:style>
    <style:style style:name="T3467" style:parent-style-name="Fuentedepárrafopredeter." style:family="text">
      <style:text-properties fo:color="#FF00FF" fo:letter-spacing="-0.0118in" fo:font-size="9pt" style:font-size-asian="9pt"/>
    </style:style>
    <style:style style:name="T3468" style:parent-style-name="Fuentedepárrafopredeter." style:family="text">
      <style:text-properties fo:color="#FF00FF" fo:letter-spacing="-0.0062in" style:text-scale="112%" fo:font-size="9pt" style:font-size-asian="9pt"/>
    </style:style>
    <style:style style:name="T3469" style:parent-style-name="Fuentedepárrafopredeter." style:family="text">
      <style:text-properties fo:color="#FF00FF" style:text-scale="94%" fo:font-size="9pt" style:font-size-asian="9pt"/>
    </style:style>
    <style:style style:name="T3470" style:parent-style-name="Fuentedepárrafopredeter." style:family="text">
      <style:text-properties fo:color="#FF00FF" fo:font-size="9pt" style:font-size-asian="9pt"/>
    </style:style>
    <style:style style:name="T3471" style:parent-style-name="Fuentedepárrafopredeter." style:family="text">
      <style:text-properties fo:color="#FF00FF" fo:letter-spacing="-0.0118in" fo:font-size="9pt" style:font-size-asian="9pt"/>
    </style:style>
    <style:style style:name="T3472" style:parent-style-name="Fuentedepárrafopredeter." style:family="text">
      <style:text-properties fo:color="#FF00FF" fo:letter-spacing="-0.0062in" style:text-scale="114%" fo:font-size="9pt" style:font-size-asian="9pt"/>
    </style:style>
    <style:style style:name="T3473" style:parent-style-name="Fuentedepárrafopredeter." style:family="text">
      <style:text-properties fo:color="#FF00FF" fo:letter-spacing="-0.0062in" style:text-scale="204%" fo:font-size="9pt" style:font-size-asian="9pt"/>
    </style:style>
    <style:style style:name="T3474" style:parent-style-name="Fuentedepárrafopredeter." style:family="text">
      <style:text-properties fo:color="#FF00FF" fo:letter-spacing="-0.0062in" style:text-scale="163%" fo:font-size="9pt" style:font-size-asian="9pt"/>
    </style:style>
    <style:style style:name="T3475" style:parent-style-name="Fuentedepárrafopredeter." style:family="text">
      <style:text-properties fo:color="#FF00FF" fo:letter-spacing="-0.0062in" style:text-scale="110%" fo:font-size="9pt" style:font-size-asian="9pt"/>
    </style:style>
    <style:style style:name="T3476" style:parent-style-name="Fuentedepárrafopredeter." style:family="text">
      <style:text-properties fo:color="#FF00FF" fo:letter-spacing="-0.0062in" style:text-scale="148%" fo:font-size="9pt" style:font-size-asian="9pt"/>
    </style:style>
    <style:style style:name="T3477" style:parent-style-name="Fuentedepárrafopredeter." style:family="text">
      <style:text-properties fo:color="#FF00FF" fo:letter-spacing="-0.0062in" style:text-scale="110%" fo:font-size="9pt" style:font-size-asian="9pt"/>
    </style:style>
    <style:style style:name="T3478" style:parent-style-name="Fuentedepárrafopredeter." style:family="text">
      <style:text-properties fo:color="#FF00FF" fo:letter-spacing="-0.0062in" style:text-scale="154%" fo:font-size="9pt" style:font-size-asian="9pt"/>
    </style:style>
    <style:style style:name="T3479" style:parent-style-name="Fuentedepárrafopredeter." style:family="text">
      <style:text-properties fo:color="#FF00FF" fo:letter-spacing="-0.0062in" style:text-scale="148%" fo:font-size="9pt" style:font-size-asian="9pt"/>
    </style:style>
    <style:style style:name="T3480" style:parent-style-name="Fuentedepárrafopredeter." style:family="text">
      <style:text-properties fo:color="#FF00FF" style:text-scale="163%" fo:font-size="9pt" style:font-size-asian="9pt"/>
    </style:style>
    <style:style style:name="P3481" style:parent-style-name="Párrafodelista" style:list-style-name="LFO13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3482" style:parent-style-name="Fuentedepárrafopredeter." style:family="text">
      <style:text-properties fo:color="#FF00FF" fo:letter-spacing="-0.0062in" style:text-scale="118%" fo:font-size="9pt" style:font-size-asian="9pt"/>
    </style:style>
    <style:style style:name="T3483" style:parent-style-name="Fuentedepárrafopredeter." style:family="text">
      <style:text-properties fo:color="#FF00FF" fo:letter-spacing="-0.0062in" style:text-scale="216%" fo:font-size="9pt" style:font-size-asian="9pt"/>
    </style:style>
    <style:style style:name="T3484" style:parent-style-name="Fuentedepárrafopredeter." style:family="text">
      <style:text-properties fo:color="#FF00FF" fo:letter-spacing="-0.0062in" style:text-scale="125%" fo:font-size="9pt" style:font-size-asian="9pt"/>
    </style:style>
    <style:style style:name="T3485" style:parent-style-name="Fuentedepárrafopredeter." style:family="text">
      <style:text-properties fo:color="#FF00FF" fo:letter-spacing="-0.0062in" style:text-scale="103%" fo:font-size="9pt" style:font-size-asian="9pt"/>
    </style:style>
    <style:style style:name="T3486" style:parent-style-name="Fuentedepárrafopredeter." style:family="text">
      <style:text-properties fo:color="#FF00FF" style:text-scale="102%" fo:font-size="9pt" style:font-size-asian="9pt"/>
    </style:style>
    <style:style style:name="T3487" style:parent-style-name="Fuentedepárrafopredeter." style:family="text">
      <style:text-properties fo:color="#FF00FF" fo:font-size="9pt" style:font-size-asian="9pt"/>
    </style:style>
    <style:style style:name="T3488" style:parent-style-name="Fuentedepárrafopredeter." style:family="text">
      <style:text-properties fo:color="#FF00FF" fo:letter-spacing="-0.0118in" fo:font-size="9pt" style:font-size-asian="9pt"/>
    </style:style>
    <style:style style:name="T3489" style:parent-style-name="Fuentedepárrafopredeter." style:family="text">
      <style:text-properties fo:color="#FF00FF" fo:letter-spacing="-0.0062in" style:text-scale="216%" fo:font-size="9pt" style:font-size-asian="9pt"/>
    </style:style>
    <style:style style:name="T3490" style:parent-style-name="Fuentedepárrafopredeter." style:family="text">
      <style:text-properties fo:color="#FF00FF" fo:letter-spacing="-0.0062in" style:text-scale="98%" fo:font-size="9pt" style:font-size-asian="9pt"/>
    </style:style>
    <style:style style:name="T3491" style:parent-style-name="Fuentedepárrafopredeter." style:family="text">
      <style:text-properties fo:color="#FF00FF" fo:letter-spacing="-0.0062in" style:text-scale="112%" fo:font-size="9pt" style:font-size-asian="9pt"/>
    </style:style>
    <style:style style:name="T3492" style:parent-style-name="Fuentedepárrafopredeter." style:family="text">
      <style:text-properties fo:color="#FF00FF" fo:letter-spacing="-0.0062in" style:text-scale="94%" fo:font-size="9pt" style:font-size-asian="9pt"/>
    </style:style>
    <style:style style:name="T3493" style:parent-style-name="Fuentedepárrafopredeter." style:family="text">
      <style:text-properties fo:color="#FF00FF" fo:letter-spacing="-0.0062in" style:text-scale="103%" fo:font-size="9pt" style:font-size-asian="9pt"/>
    </style:style>
    <style:style style:name="T3494" style:parent-style-name="Fuentedepárrafopredeter." style:family="text">
      <style:text-properties fo:color="#FF00FF" fo:letter-spacing="-0.0062in" style:text-scale="216%" fo:font-size="9pt" style:font-size-asian="9pt"/>
    </style:style>
    <style:style style:name="T3495" style:parent-style-name="Fuentedepárrafopredeter." style:family="text">
      <style:text-properties fo:color="#FF00FF" fo:letter-spacing="-0.0062in" style:text-scale="114%" fo:font-size="9pt" style:font-size-asian="9pt"/>
    </style:style>
    <style:style style:name="T3496" style:parent-style-name="Fuentedepárrafopredeter." style:family="text">
      <style:text-properties fo:color="#FF00FF" fo:letter-spacing="-0.0062in" style:text-scale="216%" fo:font-size="9pt" style:font-size-asian="9pt"/>
    </style:style>
    <style:style style:name="T3497" style:parent-style-name="Fuentedepárrafopredeter." style:family="text">
      <style:text-properties fo:color="#FF00FF" fo:letter-spacing="-0.0062in" fo:font-size="9pt" style:font-size-asian="9pt"/>
    </style:style>
    <style:style style:name="T3498" style:parent-style-name="Fuentedepárrafopredeter." style:family="text">
      <style:text-properties fo:color="#FF00FF" fo:letter-spacing="-0.0062in" style:text-scale="102%" fo:font-size="9pt" style:font-size-asian="9pt"/>
    </style:style>
    <style:style style:name="T3499" style:parent-style-name="Fuentedepárrafopredeter." style:family="text">
      <style:text-properties fo:color="#FF00FF" fo:letter-spacing="-0.0062in" style:text-scale="98%" fo:font-size="9pt" style:font-size-asian="9pt"/>
    </style:style>
    <style:style style:name="T3500" style:parent-style-name="Fuentedepárrafopredeter." style:family="text">
      <style:text-properties fo:color="#FF00FF" fo:letter-spacing="-0.0062in" style:text-scale="89%" fo:font-size="9pt" style:font-size-asian="9pt"/>
    </style:style>
    <style:style style:name="T3501" style:parent-style-name="Fuentedepárrafopredeter." style:family="text">
      <style:text-properties fo:color="#FF00FF" fo:letter-spacing="-0.0062in" style:text-scale="103%" fo:font-size="9pt" style:font-size-asian="9pt"/>
    </style:style>
    <style:style style:name="T3502" style:parent-style-name="Fuentedepárrafopredeter." style:family="text">
      <style:text-properties fo:color="#FF00FF" fo:letter-spacing="-0.0062in" style:text-scale="112%" fo:font-size="9pt" style:font-size-asian="9pt"/>
    </style:style>
    <style:style style:name="T3503" style:parent-style-name="Fuentedepárrafopredeter." style:family="text">
      <style:text-properties fo:color="#FF00FF" style:text-scale="125%" fo:font-size="9pt" style:font-size-asian="9pt"/>
    </style:style>
    <style:style style:name="T3504" style:parent-style-name="Fuentedepárrafopredeter." style:family="text">
      <style:text-properties fo:color="#FF00FF" fo:font-size="9pt" style:font-size-asian="9pt"/>
    </style:style>
    <style:style style:name="T3505" style:parent-style-name="Fuentedepárrafopredeter." style:family="text">
      <style:text-properties fo:color="#FF00FF" fo:letter-spacing="-0.0118in" fo:font-size="9pt" style:font-size-asian="9pt"/>
    </style:style>
    <style:style style:name="T3506" style:parent-style-name="Fuentedepárrafopredeter." style:family="text">
      <style:text-properties fo:color="#FF00FF" fo:letter-spacing="-0.0062in" style:text-scale="98%" fo:font-size="9pt" style:font-size-asian="9pt"/>
    </style:style>
    <style:style style:name="T3507" style:parent-style-name="Fuentedepárrafopredeter." style:family="text">
      <style:text-properties fo:color="#FF00FF" style:text-scale="112%" fo:font-size="9pt" style:font-size-asian="9pt"/>
    </style:style>
    <style:style style:name="T3508" style:parent-style-name="Fuentedepárrafopredeter." style:family="text">
      <style:text-properties fo:color="#FF00FF" fo:font-size="9pt" style:font-size-asian="9pt"/>
    </style:style>
    <style:style style:name="T3509" style:parent-style-name="Fuentedepárrafopredeter." style:family="text">
      <style:text-properties fo:color="#FF00FF" fo:letter-spacing="-0.0118in" fo:font-size="9pt" style:font-size-asian="9pt"/>
    </style:style>
    <style:style style:name="T3510" style:parent-style-name="Fuentedepárrafopredeter." style:family="text">
      <style:text-properties fo:color="#FF00FF" fo:letter-spacing="-0.0062in" style:text-scale="92%" fo:font-size="9pt" style:font-size-asian="9pt"/>
    </style:style>
    <style:style style:name="T3511" style:parent-style-name="Fuentedepárrafopredeter." style:family="text">
      <style:text-properties fo:color="#FF00FF" fo:letter-spacing="-0.0062in" style:text-scale="125%" fo:font-size="9pt" style:font-size-asian="9pt"/>
    </style:style>
    <style:style style:name="T3512" style:parent-style-name="Fuentedepárrafopredeter." style:family="text">
      <style:text-properties fo:color="#FF00FF" fo:letter-spacing="-0.0062in" style:text-scale="92%" fo:font-size="9pt" style:font-size-asian="9pt"/>
    </style:style>
    <style:style style:name="T3513" style:parent-style-name="Fuentedepárrafopredeter." style:family="text">
      <style:text-properties fo:color="#FF00FF" fo:letter-spacing="-0.0062in" style:text-scale="102%" fo:font-size="9pt" style:font-size-asian="9pt"/>
    </style:style>
    <style:style style:name="T3514" style:parent-style-name="Fuentedepárrafopredeter." style:family="text">
      <style:text-properties fo:color="#FF00FF" fo:letter-spacing="-0.0062in" style:text-scale="103%" fo:font-size="9pt" style:font-size-asian="9pt"/>
    </style:style>
    <style:style style:name="T3515" style:parent-style-name="Fuentedepárrafopredeter." style:family="text">
      <style:text-properties fo:color="#FF00FF" fo:letter-spacing="-0.0062in" style:text-scale="216%" fo:font-size="9pt" style:font-size-asian="9pt"/>
    </style:style>
    <style:style style:name="T3516" style:parent-style-name="Fuentedepárrafopredeter." style:family="text">
      <style:text-properties fo:color="#FF00FF" fo:letter-spacing="-0.0062in" style:text-scale="89%" fo:font-size="9pt" style:font-size-asian="9pt"/>
    </style:style>
    <style:style style:name="T3517" style:parent-style-name="Fuentedepárrafopredeter." style:family="text">
      <style:text-properties fo:color="#FF00FF" style:text-scale="125%" fo:font-size="9pt" style:font-size-asian="9pt"/>
    </style:style>
    <style:style style:name="T3518" style:parent-style-name="Fuentedepárrafopredeter." style:family="text">
      <style:text-properties fo:color="#FF00FF" fo:font-size="9pt" style:font-size-asian="9pt"/>
    </style:style>
    <style:style style:name="T3519" style:parent-style-name="Fuentedepárrafopredeter." style:family="text">
      <style:text-properties fo:color="#FF00FF" fo:letter-spacing="-0.0118in" fo:font-size="9pt" style:font-size-asian="9pt"/>
    </style:style>
    <style:style style:name="T3520" style:parent-style-name="Fuentedepárrafopredeter." style:family="text">
      <style:text-properties fo:color="#FF00FF" fo:letter-spacing="-0.0062in" fo:font-size="9pt" style:font-size-asian="9pt"/>
    </style:style>
    <style:style style:name="T3521" style:parent-style-name="Fuentedepárrafopredeter." style:family="text">
      <style:text-properties fo:color="#FF00FF" fo:letter-spacing="-0.0062in" style:text-scale="89%" fo:font-size="9pt" style:font-size-asian="9pt"/>
    </style:style>
    <style:style style:name="T3522" style:parent-style-name="Fuentedepárrafopredeter." style:family="text">
      <style:text-properties fo:color="#FF00FF" fo:letter-spacing="-0.0062in" style:text-scale="94%" fo:font-size="9pt" style:font-size-asian="9pt"/>
    </style:style>
    <style:style style:name="T3523" style:parent-style-name="Fuentedepárrafopredeter." style:family="text">
      <style:text-properties fo:color="#FF00FF" fo:letter-spacing="-0.0062in" style:text-scale="112%" fo:font-size="9pt" style:font-size-asian="9pt"/>
    </style:style>
    <style:style style:name="T3524" style:parent-style-name="Fuentedepárrafopredeter." style:family="text">
      <style:text-properties fo:color="#FF00FF" fo:letter-spacing="-0.0062in" fo:font-size="9pt" style:font-size-asian="9pt"/>
    </style:style>
    <style:style style:name="T3525" style:parent-style-name="Fuentedepárrafopredeter." style:family="text">
      <style:text-properties fo:color="#FF00FF" fo:letter-spacing="-0.0062in" style:text-scale="103%" fo:font-size="9pt" style:font-size-asian="9pt"/>
    </style:style>
    <style:style style:name="T3526" style:parent-style-name="Fuentedepárrafopredeter." style:family="text">
      <style:text-properties fo:color="#FF00FF" fo:letter-spacing="-0.0062in" style:text-scale="102%" fo:font-size="9pt" style:font-size-asian="9pt"/>
    </style:style>
    <style:style style:name="T3527" style:parent-style-name="Fuentedepárrafopredeter." style:family="text">
      <style:text-properties fo:color="#FF00FF" fo:letter-spacing="-0.0062in" style:text-scale="98%" fo:font-size="9pt" style:font-size-asian="9pt"/>
    </style:style>
    <style:style style:name="T3528" style:parent-style-name="Fuentedepárrafopredeter." style:family="text">
      <style:text-properties fo:color="#FF00FF" fo:letter-spacing="-0.0062in" style:text-scale="89%" fo:font-size="9pt" style:font-size-asian="9pt"/>
    </style:style>
    <style:style style:name="T3529" style:parent-style-name="Fuentedepárrafopredeter." style:family="text">
      <style:text-properties fo:color="#FF00FF" style:text-scale="125%" fo:font-size="9pt" style:font-size-asian="9pt"/>
    </style:style>
    <style:style style:name="T3530" style:parent-style-name="Fuentedepárrafopredeter." style:family="text">
      <style:text-properties fo:color="#FF00FF" fo:font-size="9pt" style:font-size-asian="9pt"/>
    </style:style>
    <style:style style:name="T3531" style:parent-style-name="Fuentedepárrafopredeter." style:family="text">
      <style:text-properties fo:color="#FF00FF" fo:letter-spacing="-0.0118in" fo:font-size="9pt" style:font-size-asian="9pt"/>
    </style:style>
    <style:style style:name="T3532" style:parent-style-name="Fuentedepárrafopredeter." style:family="text">
      <style:text-properties fo:color="#FF00FF" fo:letter-spacing="-0.0062in" style:text-scale="102%" fo:font-size="9pt" style:font-size-asian="9pt"/>
    </style:style>
    <style:style style:name="T3533" style:parent-style-name="Fuentedepárrafopredeter." style:family="text">
      <style:text-properties fo:color="#FF00FF" style:text-scale="118%" fo:font-size="9pt" style:font-size-asian="9pt"/>
    </style:style>
    <style:style style:name="T3534" style:parent-style-name="Fuentedepárrafopredeter." style:family="text">
      <style:text-properties fo:color="#FF00FF" fo:font-size="9pt" style:font-size-asian="9pt"/>
    </style:style>
    <style:style style:name="T3535" style:parent-style-name="Fuentedepárrafopredeter." style:family="text">
      <style:text-properties fo:color="#FF00FF" fo:letter-spacing="-0.0118in" fo:font-size="9pt" style:font-size-asian="9pt"/>
    </style:style>
    <style:style style:name="T3536" style:parent-style-name="Fuentedepárrafopredeter." style:family="text">
      <style:text-properties fo:color="#FF00FF" fo:letter-spacing="-0.0062in" style:text-scale="125%" fo:font-size="9pt" style:font-size-asian="9pt"/>
    </style:style>
    <style:style style:name="T3537" style:parent-style-name="Fuentedepárrafopredeter." style:family="text">
      <style:text-properties fo:color="#FF00FF" fo:letter-spacing="-0.0062in" style:text-scale="216%" fo:font-size="9pt" style:font-size-asian="9pt"/>
    </style:style>
    <style:style style:name="T3538" style:parent-style-name="Fuentedepárrafopredeter." style:family="text">
      <style:text-properties fo:color="#FF00FF" fo:letter-spacing="-0.0062in" style:text-scale="125%" fo:font-size="9pt" style:font-size-asian="9pt"/>
    </style:style>
    <style:style style:name="T3539" style:parent-style-name="Fuentedepárrafopredeter." style:family="text">
      <style:text-properties fo:color="#FF00FF" fo:letter-spacing="-0.0062in" style:text-scale="103%" fo:font-size="9pt" style:font-size-asian="9pt"/>
    </style:style>
    <style:style style:name="T3540" style:parent-style-name="Fuentedepárrafopredeter." style:family="text">
      <style:text-properties fo:color="#FF00FF" fo:letter-spacing="-0.0062in" style:text-scale="112%" fo:font-size="9pt" style:font-size-asian="9pt"/>
    </style:style>
    <style:style style:name="T3541" style:parent-style-name="Fuentedepárrafopredeter." style:family="text">
      <style:text-properties fo:color="#FF00FF" fo:letter-spacing="-0.0062in" style:text-scale="84%" fo:font-size="9pt" style:font-size-asian="9pt"/>
    </style:style>
    <style:style style:name="T3542" style:parent-style-name="Fuentedepárrafopredeter." style:family="text">
      <style:text-properties fo:color="#FF00FF" fo:letter-spacing="-0.0062in" style:text-scale="102%" fo:font-size="9pt" style:font-size-asian="9pt"/>
    </style:style>
    <style:style style:name="T3543" style:parent-style-name="Fuentedepárrafopredeter." style:family="text">
      <style:text-properties fo:color="#FF00FF" style:text-scale="163%" fo:font-size="9pt" style:font-size-asian="9pt"/>
    </style:style>
    <style:style style:name="P3544" style:parent-style-name="Párrafodelista" style:list-style-name="LFO13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3545" style:parent-style-name="Fuentedepárrafopredeter." style:family="text">
      <style:text-properties fo:color="#FF00FF" fo:letter-spacing="-0.0062in" style:text-scale="118%" fo:font-size="9pt" style:font-size-asian="9pt"/>
    </style:style>
    <style:style style:name="T3546" style:parent-style-name="Fuentedepárrafopredeter." style:family="text">
      <style:text-properties fo:color="#FF00FF" fo:letter-spacing="-0.0062in" style:text-scale="216%" fo:font-size="9pt" style:font-size-asian="9pt"/>
    </style:style>
    <style:style style:name="T3547" style:parent-style-name="Fuentedepárrafopredeter." style:family="text">
      <style:text-properties fo:color="#FF00FF" fo:letter-spacing="-0.0062in" style:text-scale="125%" fo:font-size="9pt" style:font-size-asian="9pt"/>
    </style:style>
    <style:style style:name="T3548" style:parent-style-name="Fuentedepárrafopredeter." style:family="text">
      <style:text-properties fo:color="#FF00FF" fo:letter-spacing="-0.0062in" style:text-scale="103%" fo:font-size="9pt" style:font-size-asian="9pt"/>
    </style:style>
    <style:style style:name="T3549" style:parent-style-name="Fuentedepárrafopredeter." style:family="text">
      <style:text-properties fo:color="#FF00FF" style:text-scale="102%" fo:font-size="9pt" style:font-size-asian="9pt"/>
    </style:style>
    <style:style style:name="T3550" style:parent-style-name="Fuentedepárrafopredeter." style:family="text">
      <style:text-properties fo:color="#FF00FF" fo:font-size="9pt" style:font-size-asian="9pt"/>
    </style:style>
    <style:style style:name="T3551" style:parent-style-name="Fuentedepárrafopredeter." style:family="text">
      <style:text-properties fo:color="#FF00FF" fo:letter-spacing="-0.0118in" fo:font-size="9pt" style:font-size-asian="9pt"/>
    </style:style>
    <style:style style:name="T3552" style:parent-style-name="Fuentedepárrafopredeter." style:family="text">
      <style:text-properties fo:color="#FF00FF" fo:letter-spacing="-0.0062in" fo:font-size="9pt" style:font-size-asian="9pt"/>
    </style:style>
    <style:style style:name="T3553" style:parent-style-name="Fuentedepárrafopredeter." style:family="text">
      <style:text-properties fo:color="#FF00FF" fo:letter-spacing="-0.0062in" style:text-scale="92%" fo:font-size="9pt" style:font-size-asian="9pt"/>
    </style:style>
    <style:style style:name="T3554" style:parent-style-name="Fuentedepárrafopredeter." style:family="text">
      <style:text-properties fo:color="#FF00FF" fo:letter-spacing="-0.0062in" style:text-scale="112%" fo:font-size="9pt" style:font-size-asian="9pt"/>
    </style:style>
    <style:style style:name="T3555" style:parent-style-name="Fuentedepárrafopredeter." style:family="text">
      <style:text-properties fo:color="#FF00FF" fo:letter-spacing="-0.0062in" style:text-scale="94%" fo:font-size="9pt" style:font-size-asian="9pt"/>
    </style:style>
    <style:style style:name="T3556" style:parent-style-name="Fuentedepárrafopredeter." style:family="text">
      <style:text-properties fo:color="#FF00FF" fo:letter-spacing="-0.0062in" style:text-scale="103%" fo:font-size="9pt" style:font-size-asian="9pt"/>
    </style:style>
    <style:style style:name="T3557" style:parent-style-name="Fuentedepárrafopredeter." style:family="text">
      <style:text-properties fo:color="#FF00FF" fo:letter-spacing="-0.0062in" style:text-scale="102%" fo:font-size="9pt" style:font-size-asian="9pt"/>
    </style:style>
    <style:style style:name="T3558" style:parent-style-name="Fuentedepárrafopredeter." style:family="text">
      <style:text-properties fo:color="#FF00FF" style:text-scale="125%" fo:font-size="9pt" style:font-size-asian="9pt"/>
    </style:style>
    <style:style style:name="T3559" style:parent-style-name="Fuentedepárrafopredeter." style:family="text">
      <style:text-properties fo:color="#FF00FF" fo:font-size="9pt" style:font-size-asian="9pt"/>
    </style:style>
    <style:style style:name="T3560" style:parent-style-name="Fuentedepárrafopredeter." style:family="text">
      <style:text-properties fo:color="#FF00FF" fo:letter-spacing="-0.0118in" fo:font-size="9pt" style:font-size-asian="9pt"/>
    </style:style>
    <style:style style:name="T3561" style:parent-style-name="Fuentedepárrafopredeter." style:family="text">
      <style:text-properties fo:color="#FF00FF" fo:letter-spacing="-0.0062in" style:text-scale="98%" fo:font-size="9pt" style:font-size-asian="9pt"/>
    </style:style>
    <style:style style:name="T3562" style:parent-style-name="Fuentedepárrafopredeter." style:family="text">
      <style:text-properties fo:color="#FF00FF" style:text-scale="112%" fo:font-size="9pt" style:font-size-asian="9pt"/>
    </style:style>
    <style:style style:name="T3563" style:parent-style-name="Fuentedepárrafopredeter." style:family="text">
      <style:text-properties fo:color="#FF00FF" fo:font-size="9pt" style:font-size-asian="9pt"/>
    </style:style>
    <style:style style:name="T3564" style:parent-style-name="Fuentedepárrafopredeter." style:family="text">
      <style:text-properties fo:color="#FF00FF" fo:letter-spacing="-0.0118in" fo:font-size="9pt" style:font-size-asian="9pt"/>
    </style:style>
    <style:style style:name="T3565" style:parent-style-name="Fuentedepárrafopredeter." style:family="text">
      <style:text-properties fo:color="#FF00FF" fo:letter-spacing="-0.0062in" style:text-scale="92%" fo:font-size="9pt" style:font-size-asian="9pt"/>
    </style:style>
    <style:style style:name="T3566" style:parent-style-name="Fuentedepárrafopredeter." style:family="text">
      <style:text-properties fo:color="#FF00FF" fo:letter-spacing="-0.0062in" style:text-scale="125%" fo:font-size="9pt" style:font-size-asian="9pt"/>
    </style:style>
    <style:style style:name="T3567" style:parent-style-name="Fuentedepárrafopredeter." style:family="text">
      <style:text-properties fo:color="#FF00FF" fo:letter-spacing="-0.0062in" style:text-scale="92%" fo:font-size="9pt" style:font-size-asian="9pt"/>
    </style:style>
    <style:style style:name="T3568" style:parent-style-name="Fuentedepárrafopredeter." style:family="text">
      <style:text-properties fo:color="#FF00FF" fo:letter-spacing="-0.0062in" style:text-scale="102%" fo:font-size="9pt" style:font-size-asian="9pt"/>
    </style:style>
    <style:style style:name="T3569" style:parent-style-name="Fuentedepárrafopredeter." style:family="text">
      <style:text-properties fo:color="#FF00FF" fo:letter-spacing="-0.0062in" style:text-scale="103%" fo:font-size="9pt" style:font-size-asian="9pt"/>
    </style:style>
    <style:style style:name="T3570" style:parent-style-name="Fuentedepárrafopredeter." style:family="text">
      <style:text-properties fo:color="#FF00FF" fo:letter-spacing="-0.0062in" style:text-scale="216%" fo:font-size="9pt" style:font-size-asian="9pt"/>
    </style:style>
    <style:style style:name="T3571" style:parent-style-name="Fuentedepárrafopredeter." style:family="text">
      <style:text-properties fo:color="#FF00FF" fo:letter-spacing="-0.0062in" style:text-scale="89%" fo:font-size="9pt" style:font-size-asian="9pt"/>
    </style:style>
    <style:style style:name="T3572" style:parent-style-name="Fuentedepárrafopredeter." style:family="text">
      <style:text-properties fo:color="#FF00FF" style:text-scale="125%" fo:font-size="9pt" style:font-size-asian="9pt"/>
    </style:style>
    <style:style style:name="T3573" style:parent-style-name="Fuentedepárrafopredeter." style:family="text">
      <style:text-properties fo:color="#FF00FF" fo:font-size="9pt" style:font-size-asian="9pt"/>
    </style:style>
    <style:style style:name="T3574" style:parent-style-name="Fuentedepárrafopredeter." style:family="text">
      <style:text-properties fo:color="#FF00FF" fo:letter-spacing="-0.0118in" fo:font-size="9pt" style:font-size-asian="9pt"/>
    </style:style>
    <style:style style:name="T3575" style:parent-style-name="Fuentedepárrafopredeter." style:family="text">
      <style:text-properties fo:color="#FF00FF" fo:letter-spacing="-0.0062in" style:text-scale="89%" fo:font-size="9pt" style:font-size-asian="9pt"/>
    </style:style>
    <style:style style:name="T3576" style:parent-style-name="Fuentedepárrafopredeter." style:family="text">
      <style:text-properties fo:color="#FF00FF" fo:letter-spacing="-0.0062in" style:text-scale="103%" fo:font-size="9pt" style:font-size-asian="9pt"/>
    </style:style>
    <style:style style:name="T3577" style:parent-style-name="Fuentedepárrafopredeter." style:family="text">
      <style:text-properties fo:color="#FF00FF" fo:letter-spacing="-0.0062in" style:text-scale="98%" fo:font-size="9pt" style:font-size-asian="9pt"/>
    </style:style>
    <style:style style:name="T3578" style:parent-style-name="Fuentedepárrafopredeter." style:family="text">
      <style:text-properties fo:color="#FF00FF" fo:letter-spacing="-0.0062in" style:text-scale="112%" fo:font-size="9pt" style:font-size-asian="9pt"/>
    </style:style>
    <style:style style:name="T3579" style:parent-style-name="Fuentedepárrafopredeter." style:family="text">
      <style:text-properties fo:color="#FF00FF" fo:letter-spacing="-0.0062in" style:text-scale="94%" fo:font-size="9pt" style:font-size-asian="9pt"/>
    </style:style>
    <style:style style:name="T3580" style:parent-style-name="Fuentedepárrafopredeter." style:family="text">
      <style:text-properties fo:color="#FF00FF" fo:letter-spacing="-0.0062in" style:text-scale="102%" fo:font-size="9pt" style:font-size-asian="9pt"/>
    </style:style>
    <style:style style:name="T3581" style:parent-style-name="Fuentedepárrafopredeter." style:family="text">
      <style:text-properties fo:color="#FF00FF" fo:letter-spacing="-0.0062in" style:text-scale="98%" fo:font-size="9pt" style:font-size-asian="9pt"/>
    </style:style>
    <style:style style:name="T3582" style:parent-style-name="Fuentedepárrafopredeter." style:family="text">
      <style:text-properties fo:color="#FF00FF" fo:letter-spacing="-0.0062in" style:text-scale="89%" fo:font-size="9pt" style:font-size-asian="9pt"/>
    </style:style>
    <style:style style:name="T3583" style:parent-style-name="Fuentedepárrafopredeter." style:family="text">
      <style:text-properties fo:color="#FF00FF" style:text-scale="103%" fo:font-size="9pt" style:font-size-asian="9pt"/>
    </style:style>
    <style:style style:name="T3584" style:parent-style-name="Fuentedepárrafopredeter." style:family="text">
      <style:text-properties fo:color="#FF00FF" fo:font-size="9pt" style:font-size-asian="9pt"/>
    </style:style>
    <style:style style:name="T3585" style:parent-style-name="Fuentedepárrafopredeter." style:family="text">
      <style:text-properties fo:color="#FF00FF" fo:letter-spacing="-0.0118in" fo:font-size="9pt" style:font-size-asian="9pt"/>
    </style:style>
    <style:style style:name="T3586" style:parent-style-name="Fuentedepárrafopredeter." style:family="text">
      <style:text-properties fo:color="#FF00FF" fo:letter-spacing="-0.0062in" style:text-scale="107%" fo:font-size="9pt" style:font-size-asian="9pt"/>
    </style:style>
    <style:style style:name="T3587" style:parent-style-name="Fuentedepárrafopredeter." style:family="text">
      <style:text-properties fo:color="#FF00FF" fo:letter-spacing="-0.0062in" style:text-scale="89%" fo:font-size="9pt" style:font-size-asian="9pt"/>
    </style:style>
    <style:style style:name="T3588" style:parent-style-name="Fuentedepárrafopredeter." style:family="text">
      <style:text-properties fo:color="#FF00FF" style:text-scale="103%" fo:font-size="9pt" style:font-size-asian="9pt"/>
    </style:style>
    <style:style style:name="T3589" style:parent-style-name="Fuentedepárrafopredeter." style:family="text">
      <style:text-properties fo:color="#FF00FF" fo:font-size="9pt" style:font-size-asian="9pt"/>
    </style:style>
    <style:style style:name="T3590" style:parent-style-name="Fuentedepárrafopredeter." style:family="text">
      <style:text-properties fo:color="#FF00FF" fo:letter-spacing="-0.0118in" fo:font-size="9pt" style:font-size-asian="9pt"/>
    </style:style>
    <style:style style:name="T3591" style:parent-style-name="Fuentedepárrafopredeter." style:family="text">
      <style:text-properties fo:color="#FF00FF" fo:letter-spacing="-0.0062in" style:text-scale="94%" fo:font-size="9pt" style:font-size-asian="9pt"/>
    </style:style>
    <style:style style:name="T3592" style:parent-style-name="Fuentedepárrafopredeter." style:family="text">
      <style:text-properties fo:color="#FF00FF" fo:letter-spacing="-0.0062in" style:text-scale="89%" fo:font-size="9pt" style:font-size-asian="9pt"/>
    </style:style>
    <style:style style:name="T3593" style:parent-style-name="Fuentedepárrafopredeter." style:family="text">
      <style:text-properties fo:color="#FF00FF" fo:letter-spacing="-0.0062in" style:text-scale="84%" fo:font-size="9pt" style:font-size-asian="9pt"/>
    </style:style>
    <style:style style:name="T3594" style:parent-style-name="Fuentedepárrafopredeter." style:family="text">
      <style:text-properties fo:color="#FF00FF" fo:letter-spacing="-0.0062in" style:text-scale="106%" fo:font-size="9pt" style:font-size-asian="9pt"/>
    </style:style>
    <style:style style:name="T3595" style:parent-style-name="Fuentedepárrafopredeter." style:family="text">
      <style:text-properties fo:color="#FF00FF" fo:letter-spacing="-0.0062in" style:text-scale="103%" fo:font-size="9pt" style:font-size-asian="9pt"/>
    </style:style>
    <style:style style:name="T3596" style:parent-style-name="Fuentedepárrafopredeter." style:family="text">
      <style:text-properties fo:color="#FF00FF" style:text-scale="112%" fo:font-size="9pt" style:font-size-asian="9pt"/>
    </style:style>
    <style:style style:name="T3597" style:parent-style-name="Fuentedepárrafopredeter." style:family="text">
      <style:text-properties fo:color="#FF00FF" fo:font-size="9pt" style:font-size-asian="9pt"/>
    </style:style>
    <style:style style:name="T3598" style:parent-style-name="Fuentedepárrafopredeter." style:family="text">
      <style:text-properties fo:color="#FF00FF" fo:letter-spacing="-0.0118in" fo:font-size="9pt" style:font-size-asian="9pt"/>
    </style:style>
    <style:style style:name="T3599" style:parent-style-name="Fuentedepárrafopredeter." style:family="text">
      <style:text-properties fo:color="#FF00FF" style:text-scale="112%" fo:font-size="9pt" style:font-size-asian="9pt"/>
    </style:style>
    <style:style style:name="T3600" style:parent-style-name="Fuentedepárrafopredeter." style:family="text">
      <style:text-properties fo:color="#FF00FF" fo:font-size="9pt" style:font-size-asian="9pt"/>
    </style:style>
    <style:style style:name="T3601" style:parent-style-name="Fuentedepárrafopredeter." style:family="text">
      <style:text-properties fo:color="#FF00FF" fo:letter-spacing="-0.0118in" fo:font-size="9pt" style:font-size-asian="9pt"/>
    </style:style>
    <style:style style:name="T3602" style:parent-style-name="Fuentedepárrafopredeter." style:family="text">
      <style:text-properties fo:color="#FF00FF" fo:letter-spacing="-0.0062in" style:text-scale="216%" fo:font-size="9pt" style:font-size-asian="9pt"/>
    </style:style>
    <style:style style:name="T3603" style:parent-style-name="Fuentedepárrafopredeter." style:family="text">
      <style:text-properties fo:color="#FF00FF" style:text-scale="98%" fo:font-size="9pt" style:font-size-asian="9pt"/>
    </style:style>
    <style:style style:name="P3604" style:parent-style-name="Párrafodelista" style:list-style-name="LFO13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3605" style:parent-style-name="Fuentedepárrafopredeter." style:family="text">
      <style:text-properties fo:color="#FF00FF" fo:letter-spacing="-0.0062in" style:text-scale="98%" fo:font-size="9pt" style:font-size-asian="9pt"/>
    </style:style>
    <style:style style:name="T3606" style:parent-style-name="Fuentedepárrafopredeter." style:family="text">
      <style:text-properties fo:color="#FF00FF" fo:letter-spacing="-0.0062in" style:text-scale="216%" fo:font-size="9pt" style:font-size-asian="9pt"/>
    </style:style>
    <style:style style:name="T3607" style:parent-style-name="Fuentedepárrafopredeter." style:family="text">
      <style:text-properties fo:color="#FF00FF" style:text-scale="102%" fo:font-size="9pt" style:font-size-asian="9pt"/>
    </style:style>
    <style:style style:name="T3608" style:parent-style-name="Fuentedepárrafopredeter." style:family="text">
      <style:text-properties fo:color="#FF00FF" fo:font-size="9pt" style:font-size-asian="9pt"/>
    </style:style>
    <style:style style:name="T3609" style:parent-style-name="Fuentedepárrafopredeter." style:family="text">
      <style:text-properties fo:color="#FF00FF" fo:letter-spacing="-0.0118in" fo:font-size="9pt" style:font-size-asian="9pt"/>
    </style:style>
    <style:style style:name="T3610" style:parent-style-name="Fuentedepárrafopredeter." style:family="text">
      <style:text-properties fo:color="#FF00FF" fo:letter-spacing="-0.0062in" style:text-scale="84%" fo:font-size="9pt" style:font-size-asian="9pt"/>
    </style:style>
    <style:style style:name="T3611" style:parent-style-name="Fuentedepárrafopredeter." style:family="text">
      <style:text-properties fo:color="#FF00FF" fo:letter-spacing="-0.0062in" style:text-scale="112%" fo:font-size="9pt" style:font-size-asian="9pt"/>
    </style:style>
    <style:style style:name="T3612" style:parent-style-name="Fuentedepárrafopredeter." style:family="text">
      <style:text-properties fo:color="#FF00FF" style:text-scale="125%" fo:font-size="9pt" style:font-size-asian="9pt"/>
    </style:style>
    <style:style style:name="T3613" style:parent-style-name="Fuentedepárrafopredeter." style:family="text">
      <style:text-properties fo:color="#FF00FF" fo:font-size="9pt" style:font-size-asian="9pt"/>
    </style:style>
    <style:style style:name="T3614" style:parent-style-name="Fuentedepárrafopredeter." style:family="text">
      <style:text-properties fo:color="#FF00FF" fo:letter-spacing="-0.0118in" fo:font-size="9pt" style:font-size-asian="9pt"/>
    </style:style>
    <style:style style:name="T3615" style:parent-style-name="Fuentedepárrafopredeter." style:family="text">
      <style:text-properties fo:color="#FF00FF" fo:letter-spacing="-0.0062in" style:text-scale="102%" fo:font-size="9pt" style:font-size-asian="9pt"/>
    </style:style>
    <style:style style:name="T3616" style:parent-style-name="Fuentedepárrafopredeter." style:family="text">
      <style:text-properties fo:color="#FF00FF" fo:letter-spacing="-0.0062in" style:text-scale="94%" fo:font-size="9pt" style:font-size-asian="9pt"/>
    </style:style>
    <style:style style:name="T3617" style:parent-style-name="Fuentedepárrafopredeter." style:family="text">
      <style:text-properties fo:color="#FF00FF" style:text-scale="89%" fo:font-size="9pt" style:font-size-asian="9pt"/>
    </style:style>
    <style:style style:name="T3618" style:parent-style-name="Fuentedepárrafopredeter." style:family="text">
      <style:text-properties fo:color="#FF00FF" fo:font-size="9pt" style:font-size-asian="9pt"/>
    </style:style>
    <style:style style:name="T3619" style:parent-style-name="Fuentedepárrafopredeter." style:family="text">
      <style:text-properties fo:color="#FF00FF" fo:letter-spacing="-0.0118in" fo:font-size="9pt" style:font-size-asian="9pt"/>
    </style:style>
    <style:style style:name="T3620" style:parent-style-name="Fuentedepárrafopredeter." style:family="text">
      <style:text-properties fo:color="#FF00FF" fo:letter-spacing="-0.0062in" style:text-scale="112%" fo:font-size="9pt" style:font-size-asian="9pt"/>
    </style:style>
    <style:style style:name="T3621" style:parent-style-name="Fuentedepárrafopredeter." style:family="text">
      <style:text-properties fo:color="#FF00FF" style:text-scale="94%" fo:font-size="9pt" style:font-size-asian="9pt"/>
    </style:style>
    <style:style style:name="T3622" style:parent-style-name="Fuentedepárrafopredeter." style:family="text">
      <style:text-properties fo:color="#FF00FF" fo:font-size="9pt" style:font-size-asian="9pt"/>
    </style:style>
    <style:style style:name="T3623" style:parent-style-name="Fuentedepárrafopredeter." style:family="text">
      <style:text-properties fo:color="#FF00FF" fo:letter-spacing="-0.0118in" fo:font-size="9pt" style:font-size-asian="9pt"/>
    </style:style>
    <style:style style:name="T3624" style:parent-style-name="Fuentedepárrafopredeter." style:family="text">
      <style:text-properties fo:color="#FF00FF" fo:letter-spacing="-0.0062in" style:text-scale="102%" fo:font-size="9pt" style:font-size-asian="9pt"/>
    </style:style>
    <style:style style:name="T3625" style:parent-style-name="Fuentedepárrafopredeter." style:family="text">
      <style:text-properties fo:color="#FF00FF" fo:letter-spacing="-0.0062in" style:text-scale="103%" fo:font-size="9pt" style:font-size-asian="9pt"/>
    </style:style>
    <style:style style:name="T3626" style:parent-style-name="Fuentedepárrafopredeter." style:family="text">
      <style:text-properties fo:color="#FF00FF" fo:letter-spacing="-0.0062in" style:text-scale="216%" fo:font-size="9pt" style:font-size-asian="9pt"/>
    </style:style>
    <style:style style:name="T3627" style:parent-style-name="Fuentedepárrafopredeter." style:family="text">
      <style:text-properties fo:color="#FF00FF" fo:letter-spacing="-0.0062in" style:text-scale="102%" fo:font-size="9pt" style:font-size-asian="9pt"/>
    </style:style>
    <style:style style:name="T3628" style:parent-style-name="Fuentedepárrafopredeter." style:family="text">
      <style:text-properties fo:color="#FF00FF" fo:letter-spacing="-0.0062in" style:text-scale="106%" fo:font-size="9pt" style:font-size-asian="9pt"/>
    </style:style>
    <style:style style:name="T3629" style:parent-style-name="Fuentedepárrafopredeter." style:family="text">
      <style:text-properties fo:color="#FF00FF" fo:letter-spacing="-0.0062in" style:text-scale="118%" fo:font-size="9pt" style:font-size-asian="9pt"/>
    </style:style>
    <style:style style:name="T3630" style:parent-style-name="Fuentedepárrafopredeter." style:family="text">
      <style:text-properties fo:color="#FF00FF" style:text-scale="112%" fo:font-size="9pt" style:font-size-asian="9pt"/>
    </style:style>
    <style:style style:name="T3631" style:parent-style-name="Fuentedepárrafopredeter." style:family="text">
      <style:text-properties fo:color="#FF00FF" fo:font-size="9pt" style:font-size-asian="9pt"/>
    </style:style>
    <style:style style:name="T3632" style:parent-style-name="Fuentedepárrafopredeter." style:family="text">
      <style:text-properties fo:color="#FF00FF" fo:letter-spacing="-0.0118in" fo:font-size="9pt" style:font-size-asian="9pt"/>
    </style:style>
    <style:style style:name="T3633" style:parent-style-name="Fuentedepárrafopredeter." style:family="text">
      <style:text-properties fo:color="#FF00FF" fo:letter-spacing="-0.0062in" style:text-scale="84%" fo:font-size="9pt" style:font-size-asian="9pt"/>
    </style:style>
    <style:style style:name="T3634" style:parent-style-name="Fuentedepárrafopredeter." style:family="text">
      <style:text-properties fo:color="#FF00FF" fo:letter-spacing="-0.0062in" style:text-scale="89%" fo:font-size="9pt" style:font-size-asian="9pt"/>
    </style:style>
    <style:style style:name="T3635" style:parent-style-name="Fuentedepárrafopredeter." style:family="text">
      <style:text-properties fo:color="#FF00FF" fo:letter-spacing="-0.0062in" style:text-scale="125%" fo:font-size="9pt" style:font-size-asian="9pt"/>
    </style:style>
    <style:style style:name="T3636" style:parent-style-name="Fuentedepárrafopredeter." style:family="text">
      <style:text-properties fo:color="#FF00FF" fo:letter-spacing="-0.0062in" style:text-scale="103%" fo:font-size="9pt" style:font-size-asian="9pt"/>
    </style:style>
    <style:style style:name="T3637" style:parent-style-name="Fuentedepárrafopredeter." style:family="text">
      <style:text-properties fo:color="#FF00FF" fo:letter-spacing="-0.0062in" style:text-scale="102%" fo:font-size="9pt" style:font-size-asian="9pt"/>
    </style:style>
    <style:style style:name="T3638" style:parent-style-name="Fuentedepárrafopredeter." style:family="text">
      <style:text-properties fo:color="#FF00FF" fo:letter-spacing="-0.0062in" style:text-scale="98%" fo:font-size="9pt" style:font-size-asian="9pt"/>
    </style:style>
    <style:style style:name="T3639" style:parent-style-name="Fuentedepárrafopredeter." style:family="text">
      <style:text-properties fo:color="#FF00FF" style:text-scale="102%" fo:font-size="9pt" style:font-size-asian="9pt"/>
    </style:style>
    <style:style style:name="T3640" style:parent-style-name="Fuentedepárrafopredeter." style:family="text">
      <style:text-properties fo:color="#FF00FF" fo:font-size="9pt" style:font-size-asian="9pt"/>
    </style:style>
    <style:style style:name="T3641" style:parent-style-name="Fuentedepárrafopredeter." style:family="text">
      <style:text-properties fo:color="#FF00FF" fo:letter-spacing="-0.0118in" fo:font-size="9pt" style:font-size-asian="9pt"/>
    </style:style>
    <style:style style:name="T3642" style:parent-style-name="Fuentedepárrafopredeter." style:family="text">
      <style:text-properties fo:color="#FF00FF" fo:letter-spacing="-0.0062in" style:text-scale="112%" fo:font-size="9pt" style:font-size-asian="9pt"/>
    </style:style>
    <style:style style:name="T3643" style:parent-style-name="Fuentedepárrafopredeter." style:family="text">
      <style:text-properties fo:color="#FF00FF" style:text-scale="94%" fo:font-size="9pt" style:font-size-asian="9pt"/>
    </style:style>
    <style:style style:name="T3644" style:parent-style-name="Fuentedepárrafopredeter." style:family="text">
      <style:text-properties fo:color="#FF00FF" fo:font-size="9pt" style:font-size-asian="9pt"/>
    </style:style>
    <style:style style:name="T3645" style:parent-style-name="Fuentedepárrafopredeter." style:family="text">
      <style:text-properties fo:color="#FF00FF" fo:letter-spacing="-0.0118in" fo:font-size="9pt" style:font-size-asian="9pt"/>
    </style:style>
    <style:style style:name="T3646" style:parent-style-name="Fuentedepárrafopredeter." style:family="text">
      <style:text-properties fo:color="#FF00FF" fo:letter-spacing="-0.0062in" style:text-scale="107%" fo:font-size="9pt" style:font-size-asian="9pt"/>
    </style:style>
    <style:style style:name="T3647" style:parent-style-name="Fuentedepárrafopredeter." style:family="text">
      <style:text-properties fo:color="#FF00FF" fo:letter-spacing="-0.0062in" style:text-scale="102%" fo:font-size="9pt" style:font-size-asian="9pt"/>
    </style:style>
    <style:style style:name="T3648" style:parent-style-name="Fuentedepárrafopredeter." style:family="text">
      <style:text-properties fo:color="#FF00FF" fo:letter-spacing="-0.0062in" style:text-scale="94%" fo:font-size="9pt" style:font-size-asian="9pt"/>
    </style:style>
    <style:style style:name="T3649" style:parent-style-name="Fuentedepárrafopredeter." style:family="text">
      <style:text-properties fo:color="#FF00FF" fo:letter-spacing="-0.0062in" style:text-scale="103%" fo:font-size="9pt" style:font-size-asian="9pt"/>
    </style:style>
    <style:style style:name="T3650" style:parent-style-name="Fuentedepárrafopredeter." style:family="text">
      <style:text-properties fo:color="#FF00FF" fo:letter-spacing="-0.0062in" style:text-scale="102%" fo:font-size="9pt" style:font-size-asian="9pt"/>
    </style:style>
    <style:style style:name="T3651" style:parent-style-name="Fuentedepárrafopredeter." style:family="text">
      <style:text-properties fo:color="#FF00FF" fo:letter-spacing="-0.0062in" style:text-scale="118%" fo:font-size="9pt" style:font-size-asian="9pt"/>
    </style:style>
    <style:style style:name="T3652" style:parent-style-name="Fuentedepárrafopredeter." style:family="text">
      <style:text-properties fo:color="#FF00FF" style:text-scale="102%" fo:font-size="9pt" style:font-size-asian="9pt"/>
    </style:style>
    <style:style style:name="P3653" style:parent-style-name="Párrafodelista" style:list-style-name="LFO13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3654" style:parent-style-name="Fuentedepárrafopredeter." style:family="text">
      <style:text-properties fo:font-size="11pt" style:font-size-asian="11pt" style:language-asian="es" style:country-asian="ES" style:language-complex="ar" style:country-complex="SA"/>
    </style:style>
    <style:style style:name="T3655" style:parent-style-name="Fuentedepárrafopredeter." style:family="text">
      <style:text-properties fo:color="#FF00FF" fo:letter-spacing="-0.0062in" fo:font-size="9pt" style:font-size-asian="9pt"/>
    </style:style>
    <style:style style:name="T3656" style:parent-style-name="Fuentedepárrafopredeter." style:family="text">
      <style:text-properties fo:color="#FF00FF" fo:letter-spacing="-0.0062in" style:text-scale="102%" fo:font-size="9pt" style:font-size-asian="9pt"/>
    </style:style>
    <style:style style:name="T3657" style:parent-style-name="Fuentedepárrafopredeter." style:family="text">
      <style:text-properties fo:color="#FF00FF" fo:letter-spacing="-0.0062in" style:text-scale="84%" fo:font-size="9pt" style:font-size-asian="9pt"/>
    </style:style>
    <style:style style:name="T3658" style:parent-style-name="Fuentedepárrafopredeter." style:family="text">
      <style:text-properties fo:color="#FF00FF" fo:letter-spacing="-0.0062in" style:text-scale="106%" fo:font-size="9pt" style:font-size-asian="9pt"/>
    </style:style>
    <style:style style:name="T3659" style:parent-style-name="Fuentedepárrafopredeter." style:family="text">
      <style:text-properties fo:color="#FF00FF" fo:letter-spacing="-0.0062in" style:text-scale="216%" fo:font-size="9pt" style:font-size-asian="9pt"/>
    </style:style>
    <style:style style:name="T3660" style:parent-style-name="Fuentedepárrafopredeter." style:family="text">
      <style:text-properties fo:color="#FF00FF" style:text-scale="102%" fo:font-size="9pt" style:font-size-asian="9pt"/>
    </style:style>
    <style:style style:name="T3661" style:parent-style-name="Fuentedepárrafopredeter." style:family="text">
      <style:text-properties fo:color="#FF00FF" fo:font-size="9pt" style:font-size-asian="9pt"/>
    </style:style>
    <style:style style:name="T3662" style:parent-style-name="Fuentedepárrafopredeter." style:family="text">
      <style:text-properties fo:color="#FF00FF" fo:letter-spacing="-0.0118in" fo:font-size="9pt" style:font-size-asian="9pt"/>
    </style:style>
    <style:style style:name="T3663" style:parent-style-name="Fuentedepárrafopredeter." style:family="text">
      <style:text-properties fo:color="#FF00FF" style:text-scale="102%" fo:font-size="9pt" style:font-size-asian="9pt"/>
    </style:style>
    <style:style style:name="T3664" style:parent-style-name="Fuentedepárrafopredeter." style:family="text">
      <style:text-properties fo:color="#FF00FF" fo:font-size="9pt" style:font-size-asian="9pt"/>
    </style:style>
    <style:style style:name="T3665" style:parent-style-name="Fuentedepárrafopredeter." style:family="text">
      <style:text-properties fo:color="#FF00FF" fo:letter-spacing="-0.0118in" fo:font-size="9pt" style:font-size-asian="9pt"/>
    </style:style>
    <style:style style:name="T3666" style:parent-style-name="Fuentedepárrafopredeter." style:family="text">
      <style:text-properties fo:color="#FF00FF" fo:letter-spacing="-0.0062in" style:text-scale="84%" fo:font-size="9pt" style:font-size-asian="9pt"/>
    </style:style>
    <style:style style:name="T3667" style:parent-style-name="Fuentedepárrafopredeter." style:family="text">
      <style:text-properties fo:color="#FF00FF" fo:letter-spacing="-0.0062in" style:text-scale="102%" fo:font-size="9pt" style:font-size-asian="9pt"/>
    </style:style>
    <style:style style:name="T3668" style:parent-style-name="Fuentedepárrafopredeter." style:family="text">
      <style:text-properties fo:color="#FF00FF" fo:letter-spacing="-0.0062in" style:text-scale="105%" fo:font-size="9pt" style:font-size-asian="9pt"/>
    </style:style>
    <style:style style:name="T3669" style:parent-style-name="Fuentedepárrafopredeter." style:family="text">
      <style:text-properties fo:color="#FF00FF" fo:letter-spacing="-0.0062in" style:text-scale="92%" fo:font-size="9pt" style:font-size-asian="9pt"/>
    </style:style>
    <style:style style:name="T3670" style:parent-style-name="Fuentedepárrafopredeter." style:family="text">
      <style:text-properties fo:color="#FF00FF" fo:letter-spacing="-0.0062in" style:text-scale="125%" fo:font-size="9pt" style:font-size-asian="9pt"/>
    </style:style>
    <style:style style:name="T3671" style:parent-style-name="Fuentedepárrafopredeter." style:family="text">
      <style:text-properties fo:color="#FF00FF" fo:letter-spacing="-0.0062in" fo:font-size="9pt" style:font-size-asian="9pt"/>
    </style:style>
    <style:style style:name="T3672" style:parent-style-name="Fuentedepárrafopredeter." style:family="text">
      <style:text-properties fo:color="#FF00FF" fo:letter-spacing="-0.0062in" style:text-scale="92%" fo:font-size="9pt" style:font-size-asian="9pt"/>
    </style:style>
    <style:style style:name="T3673" style:parent-style-name="Fuentedepárrafopredeter." style:family="text">
      <style:text-properties fo:color="#FF00FF" fo:letter-spacing="-0.0062in" style:text-scale="118%" fo:font-size="9pt" style:font-size-asian="9pt"/>
    </style:style>
    <style:style style:name="T3674" style:parent-style-name="Fuentedepárrafopredeter." style:family="text">
      <style:text-properties fo:color="#FF00FF" fo:letter-spacing="-0.0062in" style:text-scale="102%" fo:font-size="9pt" style:font-size-asian="9pt"/>
    </style:style>
    <style:style style:name="T3675" style:parent-style-name="Fuentedepárrafopredeter." style:family="text">
      <style:text-properties fo:color="#FF00FF" style:text-scale="125%" fo:font-size="9pt" style:font-size-asian="9pt"/>
    </style:style>
    <style:style style:name="T3676" style:parent-style-name="Fuentedepárrafopredeter." style:family="text">
      <style:text-properties fo:color="#FF00FF" fo:font-size="9pt" style:font-size-asian="9pt"/>
    </style:style>
    <style:style style:name="T3677" style:parent-style-name="Fuentedepárrafopredeter." style:family="text">
      <style:text-properties fo:color="#FF00FF" fo:letter-spacing="-0.0118in" fo:font-size="9pt" style:font-size-asian="9pt"/>
    </style:style>
    <style:style style:name="T3678" style:parent-style-name="Fuentedepárrafopredeter." style:family="text">
      <style:text-properties fo:color="#FF00FF" fo:letter-spacing="-0.0062in" style:text-scale="118%" fo:font-size="9pt" style:font-size-asian="9pt"/>
    </style:style>
    <style:style style:name="T3679" style:parent-style-name="Fuentedepárrafopredeter." style:family="text">
      <style:text-properties fo:color="#FF00FF" fo:letter-spacing="-0.0062in" style:text-scale="89%" fo:font-size="9pt" style:font-size-asian="9pt"/>
    </style:style>
    <style:style style:name="T3680" style:parent-style-name="Fuentedepárrafopredeter." style:family="text">
      <style:text-properties fo:color="#FF00FF" style:text-scale="125%" fo:font-size="9pt" style:font-size-asian="9pt"/>
    </style:style>
    <style:style style:name="T3681" style:parent-style-name="Fuentedepárrafopredeter." style:family="text">
      <style:text-properties fo:color="#FF00FF" fo:font-size="9pt" style:font-size-asian="9pt"/>
    </style:style>
    <style:style style:name="T3682" style:parent-style-name="Fuentedepárrafopredeter." style:family="text">
      <style:text-properties fo:color="#FF00FF" fo:letter-spacing="-0.0118in" fo:font-size="9pt" style:font-size-asian="9pt"/>
    </style:style>
    <style:style style:name="T3683" style:parent-style-name="Fuentedepárrafopredeter." style:family="text">
      <style:text-properties fo:color="#FF00FF" fo:letter-spacing="-0.0062in" style:text-scale="94%" fo:font-size="9pt" style:font-size-asian="9pt"/>
    </style:style>
    <style:style style:name="T3684" style:parent-style-name="Fuentedepárrafopredeter." style:family="text">
      <style:text-properties fo:color="#FF00FF" fo:letter-spacing="-0.0062in" style:text-scale="89%" fo:font-size="9pt" style:font-size-asian="9pt"/>
    </style:style>
    <style:style style:name="T3685" style:parent-style-name="Fuentedepárrafopredeter." style:family="text">
      <style:text-properties fo:color="#FF00FF" fo:letter-spacing="-0.0062in" style:text-scale="84%" fo:font-size="9pt" style:font-size-asian="9pt"/>
    </style:style>
    <style:style style:name="T3686" style:parent-style-name="Fuentedepárrafopredeter." style:family="text">
      <style:text-properties fo:color="#FF00FF" fo:letter-spacing="-0.0062in" style:text-scale="106%" fo:font-size="9pt" style:font-size-asian="9pt"/>
    </style:style>
    <style:style style:name="T3687" style:parent-style-name="Fuentedepárrafopredeter." style:family="text">
      <style:text-properties fo:color="#FF00FF" fo:letter-spacing="-0.0062in" style:text-scale="103%" fo:font-size="9pt" style:font-size-asian="9pt"/>
    </style:style>
    <style:style style:name="T3688" style:parent-style-name="Fuentedepárrafopredeter." style:family="text">
      <style:text-properties fo:color="#FF00FF" fo:letter-spacing="-0.0062in" style:text-scale="112%" fo:font-size="9pt" style:font-size-asian="9pt"/>
    </style:style>
    <style:style style:name="T3689" style:parent-style-name="Fuentedepárrafopredeter." style:family="text">
      <style:text-properties fo:color="#FF00FF" style:text-scale="125%" fo:font-size="9pt" style:font-size-asian="9pt"/>
    </style:style>
    <style:style style:name="T3690" style:parent-style-name="Fuentedepárrafopredeter." style:family="text">
      <style:text-properties fo:color="#FF00FF" fo:font-size="9pt" style:font-size-asian="9pt"/>
    </style:style>
    <style:style style:name="T3691" style:parent-style-name="Fuentedepárrafopredeter." style:family="text">
      <style:text-properties fo:color="#FF00FF" fo:letter-spacing="-0.0118in" fo:font-size="9pt" style:font-size-asian="9pt"/>
    </style:style>
    <style:style style:name="T3692" style:parent-style-name="Fuentedepárrafopredeter." style:family="text">
      <style:text-properties fo:color="#FF00FF" fo:letter-spacing="-0.0062in" style:text-scale="98%" fo:font-size="9pt" style:font-size-asian="9pt"/>
    </style:style>
    <style:style style:name="T3693" style:parent-style-name="Fuentedepárrafopredeter." style:family="text">
      <style:text-properties fo:color="#FF00FF" style:text-scale="112%" fo:font-size="9pt" style:font-size-asian="9pt"/>
    </style:style>
    <style:style style:name="T3694" style:parent-style-name="Fuentedepárrafopredeter." style:family="text">
      <style:text-properties fo:color="#FF00FF" fo:font-size="9pt" style:font-size-asian="9pt"/>
    </style:style>
    <style:style style:name="T3695" style:parent-style-name="Fuentedepárrafopredeter." style:family="text">
      <style:text-properties fo:color="#FF00FF" fo:letter-spacing="-0.0118in" fo:font-size="9pt" style:font-size-asian="9pt"/>
    </style:style>
    <style:style style:name="T3696" style:parent-style-name="Fuentedepárrafopredeter." style:family="text">
      <style:text-properties fo:color="#FF00FF" fo:letter-spacing="-0.0062in" style:text-scale="114%" fo:font-size="9pt" style:font-size-asian="9pt"/>
    </style:style>
    <style:style style:name="T3697" style:parent-style-name="Fuentedepárrafopredeter." style:family="text">
      <style:text-properties fo:color="#FF00FF" fo:letter-spacing="-0.0062in" style:text-scale="216%" fo:font-size="9pt" style:font-size-asian="9pt"/>
    </style:style>
    <style:style style:name="T3698" style:parent-style-name="Fuentedepárrafopredeter." style:family="text">
      <style:text-properties fo:color="#FF00FF" fo:letter-spacing="-0.0062in" fo:font-size="9pt" style:font-size-asian="9pt"/>
    </style:style>
    <style:style style:name="T3699" style:parent-style-name="Fuentedepárrafopredeter." style:family="text">
      <style:text-properties fo:color="#FF00FF" fo:letter-spacing="-0.0062in" style:text-scale="92%" fo:font-size="9pt" style:font-size-asian="9pt"/>
    </style:style>
    <style:style style:name="T3700" style:parent-style-name="Fuentedepárrafopredeter." style:family="text">
      <style:text-properties fo:color="#FF00FF" fo:letter-spacing="-0.0062in" style:text-scale="112%" fo:font-size="9pt" style:font-size-asian="9pt"/>
    </style:style>
    <style:style style:name="T3701" style:parent-style-name="Fuentedepárrafopredeter." style:family="text">
      <style:text-properties fo:color="#FF00FF" fo:letter-spacing="-0.0062in" style:text-scale="103%" fo:font-size="9pt" style:font-size-asian="9pt"/>
    </style:style>
    <style:style style:name="T3702" style:parent-style-name="Fuentedepárrafopredeter." style:family="text">
      <style:text-properties fo:color="#FF00FF" fo:letter-spacing="-0.0062in" style:text-scale="89%" fo:font-size="9pt" style:font-size-asian="9pt"/>
    </style:style>
    <style:style style:name="T3703" style:parent-style-name="Fuentedepárrafopredeter." style:family="text">
      <style:text-properties fo:color="#FF00FF" style:text-scale="125%" fo:font-size="9pt" style:font-size-asian="9pt"/>
    </style:style>
    <style:style style:name="T3704" style:parent-style-name="Fuentedepárrafopredeter." style:family="text">
      <style:text-properties fo:color="#FF00FF" fo:font-size="9pt" style:font-size-asian="9pt"/>
    </style:style>
    <style:style style:name="T3705" style:parent-style-name="Fuentedepárrafopredeter." style:family="text">
      <style:text-properties fo:color="#FF00FF" fo:letter-spacing="-0.0118in" fo:font-size="9pt" style:font-size-asian="9pt"/>
    </style:style>
    <style:style style:name="T3706" style:parent-style-name="Fuentedepárrafopredeter." style:family="text">
      <style:text-properties fo:color="#FF00FF" fo:letter-spacing="-0.0062in" style:text-scale="107%" fo:font-size="9pt" style:font-size-asian="9pt"/>
    </style:style>
    <style:style style:name="T3707" style:parent-style-name="Fuentedepárrafopredeter." style:family="text">
      <style:text-properties fo:color="#FF00FF" fo:letter-spacing="-0.0062in" style:text-scale="102%" fo:font-size="9pt" style:font-size-asian="9pt"/>
    </style:style>
    <style:style style:name="T3708" style:parent-style-name="Fuentedepárrafopredeter." style:family="text">
      <style:text-properties fo:color="#FF00FF" fo:letter-spacing="-0.0062in" style:text-scale="125%" fo:font-size="9pt" style:font-size-asian="9pt"/>
    </style:style>
    <style:style style:name="T3709" style:parent-style-name="Fuentedepárrafopredeter." style:family="text">
      <style:text-properties fo:color="#FF00FF" fo:letter-spacing="-0.0062in" style:text-scale="102%" fo:font-size="9pt" style:font-size-asian="9pt"/>
    </style:style>
    <style:style style:name="T3710" style:parent-style-name="Fuentedepárrafopredeter." style:family="text">
      <style:text-properties fo:color="#FF00FF" fo:letter-spacing="-0.0062in" style:text-scale="98%" fo:font-size="9pt" style:font-size-asian="9pt"/>
    </style:style>
    <style:style style:name="T3711" style:parent-style-name="Fuentedepárrafopredeter." style:family="text">
      <style:text-properties fo:color="#FF00FF" fo:letter-spacing="-0.0062in" style:text-scale="89%" fo:font-size="9pt" style:font-size-asian="9pt"/>
    </style:style>
    <style:style style:name="T3712" style:parent-style-name="Fuentedepárrafopredeter." style:family="text">
      <style:text-properties fo:color="#FF00FF" style:text-scale="125%" fo:font-size="9pt" style:font-size-asian="9pt"/>
    </style:style>
    <style:style style:name="T3713" style:parent-style-name="Fuentedepárrafopredeter." style:family="text">
      <style:text-properties fo:color="#FF00FF" fo:font-size="9pt" style:font-size-asian="9pt"/>
    </style:style>
    <style:style style:name="T3714" style:parent-style-name="Fuentedepárrafopredeter." style:family="text">
      <style:text-properties fo:color="#FF00FF" fo:letter-spacing="-0.0118in" fo:font-size="9pt" style:font-size-asian="9pt"/>
    </style:style>
    <style:style style:name="T3715" style:parent-style-name="Fuentedepárrafopredeter." style:family="text">
      <style:text-properties fo:color="#FF00FF" fo:letter-spacing="-0.0062in" style:text-scale="107%" fo:font-size="9pt" style:font-size-asian="9pt"/>
    </style:style>
    <style:style style:name="T3716" style:parent-style-name="Fuentedepárrafopredeter." style:family="text">
      <style:text-properties fo:color="#FF00FF" fo:letter-spacing="-0.0062in" style:text-scale="89%" fo:font-size="9pt" style:font-size-asian="9pt"/>
    </style:style>
    <style:style style:name="T3717" style:parent-style-name="Fuentedepárrafopredeter." style:family="text">
      <style:text-properties fo:color="#FF00FF" style:text-scale="103%" fo:font-size="9pt" style:font-size-asian="9pt"/>
    </style:style>
    <style:style style:name="T3718" style:parent-style-name="Fuentedepárrafopredeter." style:family="text">
      <style:text-properties fo:color="#FF00FF" fo:font-size="9pt" style:font-size-asian="9pt"/>
    </style:style>
    <style:style style:name="T3719" style:parent-style-name="Fuentedepárrafopredeter." style:family="text">
      <style:text-properties fo:color="#FF00FF" fo:letter-spacing="-0.0118in" fo:font-size="9pt" style:font-size-asian="9pt"/>
    </style:style>
    <style:style style:name="T3720" style:parent-style-name="Fuentedepárrafopredeter." style:family="text">
      <style:text-properties fo:color="#FF00FF" fo:letter-spacing="-0.0062in" style:text-scale="107%" fo:font-size="9pt" style:font-size-asian="9pt"/>
    </style:style>
    <style:style style:name="T3721" style:parent-style-name="Fuentedepárrafopredeter." style:family="text">
      <style:text-properties fo:color="#FF00FF" fo:letter-spacing="-0.0062in" style:text-scale="102%" fo:font-size="9pt" style:font-size-asian="9pt"/>
    </style:style>
    <style:style style:name="T3722" style:parent-style-name="Fuentedepárrafopredeter." style:family="text">
      <style:text-properties fo:color="#FF00FF" fo:letter-spacing="-0.0062in" style:text-scale="103%" fo:font-size="9pt" style:font-size-asian="9pt"/>
    </style:style>
    <style:style style:name="T3723" style:parent-style-name="Fuentedepárrafopredeter." style:family="text">
      <style:text-properties fo:color="#FF00FF" fo:letter-spacing="-0.0062in" style:text-scale="102%" fo:font-size="9pt" style:font-size-asian="9pt"/>
    </style:style>
    <style:style style:name="T3724" style:parent-style-name="Fuentedepárrafopredeter." style:family="text">
      <style:text-properties fo:color="#FF00FF" fo:letter-spacing="-0.0062in" style:text-scale="84%" fo:font-size="9pt" style:font-size-asian="9pt"/>
    </style:style>
    <style:style style:name="T3725" style:parent-style-name="Fuentedepárrafopredeter." style:family="text">
      <style:text-properties fo:color="#FF00FF" fo:letter-spacing="-0.0062in" style:text-scale="112%" fo:font-size="9pt" style:font-size-asian="9pt"/>
    </style:style>
    <style:style style:name="T3726" style:parent-style-name="Fuentedepárrafopredeter." style:family="text">
      <style:text-properties fo:color="#FF00FF" fo:letter-spacing="-0.0062in" style:text-scale="103%" fo:font-size="9pt" style:font-size-asian="9pt"/>
    </style:style>
    <style:style style:name="T3727" style:parent-style-name="Fuentedepárrafopredeter." style:family="text">
      <style:text-properties fo:color="#FF00FF" style:text-scale="89%" fo:font-size="9pt" style:font-size-asian="9pt"/>
    </style:style>
    <style:style style:name="P3728" style:parent-style-name="Textoindependiente" style:family="paragraph">
      <style:paragraph-properties fo:margin-top="0.0368in" fo:line-height="0.143in"/>
    </style:style>
    <style:style style:name="T3729" style:parent-style-name="Fuentedepárrafopredeter." style:family="text">
      <style:text-properties fo:color="#FF00FF" style:text-scale="185%" fo:language="es" fo:country="ES"/>
    </style:style>
    <style:style style:name="P3730" style:parent-style-name="Textoindependiente" style:family="paragraph">
      <style:paragraph-properties fo:line-height="0.1451in"/>
    </style:style>
    <style:style style:name="T373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732" style:parent-style-name="Textoindependiente" style:family="paragraph">
      <style:paragraph-properties fo:margin-top="0.0048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3733" style:parent-style-name="Textoindependiente" style:family="paragraph">
      <style:paragraph-properties fo:line-height="0.1472in"/>
    </style:style>
    <style:style style:name="T3734" style:parent-style-name="Fuentedepárrafopredeter." style:family="text">
      <style:text-properties fo:color="#00898C" style:text-scale="125%" fo:language="es" fo:country="ES"/>
    </style:style>
    <style:style style:name="T3735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P3736" style:parent-style-name="Textoindependiente" style:family="paragraph">
      <style:paragraph-properties fo:line-height="0.1458in"/>
    </style:style>
    <style:style style:name="T373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73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73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740" style:parent-style-name="Fuentedepárrafopredeter." style:family="text">
      <style:text-properties fo:color="#FF00FF" fo:letter-spacing="-0.0062in" style:text-scale="185%" fo:language="es" fo:country="ES"/>
    </style:style>
    <style:style style:name="T3741" style:parent-style-name="Fuentedepárrafopredeter." style:family="text">
      <style:text-properties fo:color="#FF00FF" fo:letter-spacing="-0.0062in" style:text-scale="112%" fo:language="es" fo:country="ES"/>
    </style:style>
    <style:style style:name="T3742" style:parent-style-name="Fuentedepárrafopredeter." style:family="text">
      <style:text-properties fo:color="#FF00FF" style:text-scale="204%" fo:language="es" fo:country="ES"/>
    </style:style>
    <style:style style:name="T3743" style:parent-style-name="Fuentedepárrafopredeter." style:family="text">
      <style:text-properties fo:color="#FF00FF" fo:language="es" fo:country="ES"/>
    </style:style>
    <style:style style:name="T3744" style:parent-style-name="Fuentedepárrafopredeter." style:family="text">
      <style:text-properties fo:color="#FF00FF" fo:letter-spacing="-0.0118in" fo:language="es" fo:country="ES"/>
    </style:style>
    <style:style style:name="T3745" style:parent-style-name="Fuentedepárrafopredeter." style:family="text">
      <style:text-properties fo:color="#FF00FF" fo:letter-spacing="-0.0062in" style:text-scale="110%" fo:language="es" fo:country="ES"/>
    </style:style>
    <style:style style:name="T3746" style:parent-style-name="Fuentedepárrafopredeter." style:family="text">
      <style:text-properties fo:color="#FF00FF" fo:letter-spacing="-0.0062in" style:text-scale="72%" fo:language="es" fo:country="ES"/>
    </style:style>
    <style:style style:name="T3747" style:parent-style-name="Fuentedepárrafopredeter." style:family="text">
      <style:text-properties fo:color="#FF00FF" fo:letter-spacing="-0.0062in" style:text-scale="110%" fo:language="es" fo:country="ES"/>
    </style:style>
    <style:style style:name="T3748" style:parent-style-name="Fuentedepárrafopredeter." style:family="text">
      <style:text-properties fo:color="#FF00FF" fo:letter-spacing="-0.0062in" style:text-scale="154%" fo:language="es" fo:country="ES"/>
    </style:style>
    <style:style style:name="T3749" style:parent-style-name="Fuentedepárrafopredeter." style:family="text">
      <style:text-properties fo:color="#FF00FF" style:text-scale="112%" fo:language="es" fo:country="ES"/>
    </style:style>
    <style:style style:name="T3750" style:parent-style-name="Fuentedepárrafopredeter." style:family="text">
      <style:text-properties fo:color="#FF00FF" fo:language="es" fo:country="ES"/>
    </style:style>
    <style:style style:name="T3751" style:parent-style-name="Fuentedepárrafopredeter." style:family="text">
      <style:text-properties fo:color="#FF00FF" fo:letter-spacing="-0.0118in" fo:language="es" fo:country="ES"/>
    </style:style>
    <style:style style:name="T3752" style:parent-style-name="Fuentedepárrafopredeter." style:family="text">
      <style:text-properties fo:color="#FF00FF" fo:letter-spacing="-0.0062in" style:text-scale="108%" fo:language="es" fo:country="ES"/>
    </style:style>
    <style:style style:name="T3753" style:parent-style-name="Fuentedepárrafopredeter." style:family="text">
      <style:text-properties fo:color="#FF00FF" style:text-scale="110%" fo:language="es" fo:country="ES"/>
    </style:style>
    <style:style style:name="T3754" style:parent-style-name="Fuentedepárrafopredeter." style:family="text">
      <style:text-properties fo:color="#FF00FF" fo:language="es" fo:country="ES"/>
    </style:style>
    <style:style style:name="T3755" style:parent-style-name="Fuentedepárrafopredeter." style:family="text">
      <style:text-properties fo:color="#FF00FF" fo:letter-spacing="-0.0118in" fo:language="es" fo:country="ES"/>
    </style:style>
    <style:style style:name="T3756" style:parent-style-name="Fuentedepárrafopredeter." style:family="text">
      <style:text-properties fo:color="#FF00FF" fo:letter-spacing="-0.0062in" style:text-scale="110%" fo:language="es" fo:country="ES"/>
    </style:style>
    <style:style style:name="T3757" style:parent-style-name="Fuentedepárrafopredeter." style:family="text">
      <style:text-properties fo:color="#FF00FF" fo:letter-spacing="-0.0062in" style:text-scale="148%" fo:language="es" fo:country="ES"/>
    </style:style>
    <style:style style:name="T3758" style:parent-style-name="Fuentedepárrafopredeter." style:family="text">
      <style:text-properties fo:color="#FF00FF" fo:letter-spacing="-0.0062in" style:text-scale="110%" fo:language="es" fo:country="ES"/>
    </style:style>
    <style:style style:name="T3759" style:parent-style-name="Fuentedepárrafopredeter." style:family="text">
      <style:text-properties fo:color="#FF00FF" fo:letter-spacing="-0.0062in" style:text-scale="114%" fo:language="es" fo:country="ES"/>
    </style:style>
    <style:style style:name="T3760" style:parent-style-name="Fuentedepárrafopredeter." style:family="text">
      <style:text-properties fo:color="#FF00FF" fo:letter-spacing="-0.0062in" style:text-scale="154%" fo:language="es" fo:country="ES"/>
    </style:style>
    <style:style style:name="T3761" style:parent-style-name="Fuentedepárrafopredeter." style:family="text">
      <style:text-properties fo:color="#FF00FF" fo:letter-spacing="-0.0062in" style:text-scale="211%" fo:language="es" fo:country="ES"/>
    </style:style>
    <style:style style:name="T3762" style:parent-style-name="Fuentedepárrafopredeter." style:family="text">
      <style:text-properties fo:color="#FF00FF" fo:letter-spacing="-0.0062in" style:text-scale="112%" fo:language="es" fo:country="ES"/>
    </style:style>
    <style:style style:name="T3763" style:parent-style-name="Fuentedepárrafopredeter." style:family="text">
      <style:text-properties fo:color="#FF00FF" style:text-scale="148%" fo:language="es" fo:country="ES"/>
    </style:style>
    <style:style style:name="T3764" style:parent-style-name="Fuentedepárrafopredeter." style:family="text">
      <style:text-properties fo:color="#FF00FF" fo:language="es" fo:country="ES"/>
    </style:style>
    <style:style style:name="T3765" style:parent-style-name="Fuentedepárrafopredeter." style:family="text">
      <style:text-properties fo:color="#FF00FF" fo:letter-spacing="-0.0118in" fo:language="es" fo:country="ES"/>
    </style:style>
    <style:style style:name="T3766" style:parent-style-name="Fuentedepárrafopredeter." style:family="text">
      <style:text-properties fo:color="#FF00FF" fo:letter-spacing="-0.0062in" style:text-scale="121%" fo:language="es" fo:country="ES"/>
    </style:style>
    <style:style style:name="T3767" style:parent-style-name="Fuentedepárrafopredeter." style:family="text">
      <style:text-properties fo:color="#FF00FF" fo:letter-spacing="-0.0062in" style:text-scale="112%" fo:language="es" fo:country="ES"/>
    </style:style>
    <style:style style:name="T3768" style:parent-style-name="Fuentedepárrafopredeter." style:family="text">
      <style:text-properties fo:color="#FF00FF" fo:letter-spacing="-0.0062in" style:text-scale="110%" fo:language="es" fo:country="ES"/>
    </style:style>
    <style:style style:name="T3769" style:parent-style-name="Fuentedepárrafopredeter." style:family="text">
      <style:text-properties fo:color="#FF00FF" fo:letter-spacing="-0.0062in" style:text-scale="121%" fo:language="es" fo:country="ES"/>
    </style:style>
    <style:style style:name="T3770" style:parent-style-name="Fuentedepárrafopredeter." style:family="text">
      <style:text-properties fo:color="#FF00FF" fo:letter-spacing="-0.0062in" style:text-scale="151%" fo:language="es" fo:country="ES"/>
    </style:style>
    <style:style style:name="T3771" style:parent-style-name="Fuentedepárrafopredeter." style:family="text">
      <style:text-properties fo:color="#FF00FF" fo:letter-spacing="-0.0062in" style:text-scale="114%" fo:language="es" fo:country="ES"/>
    </style:style>
    <style:style style:name="T3772" style:parent-style-name="Fuentedepárrafopredeter." style:family="text">
      <style:text-properties fo:color="#FF00FF" fo:letter-spacing="-0.0062in" style:text-scale="108%" fo:language="es" fo:country="ES"/>
    </style:style>
    <style:style style:name="T3773" style:parent-style-name="Fuentedepárrafopredeter." style:family="text">
      <style:text-properties fo:color="#FF00FF" fo:letter-spacing="-0.0062in" style:text-scale="112%" fo:language="es" fo:country="ES"/>
    </style:style>
    <style:style style:name="T3774" style:parent-style-name="Fuentedepárrafopredeter." style:family="text">
      <style:text-properties fo:color="#FF00FF" style:text-scale="148%" fo:language="es" fo:country="ES"/>
    </style:style>
    <style:style style:name="T3775" style:parent-style-name="Fuentedepárrafopredeter." style:family="text">
      <style:text-properties fo:color="#FF00FF" fo:language="es" fo:country="ES"/>
    </style:style>
    <style:style style:name="T3776" style:parent-style-name="Fuentedepárrafopredeter." style:family="text">
      <style:text-properties fo:color="#FF00FF" fo:letter-spacing="-0.0118in" fo:language="es" fo:country="ES"/>
    </style:style>
    <style:style style:name="T3777" style:parent-style-name="Fuentedepárrafopredeter." style:family="text">
      <style:text-properties fo:color="#FF00FF" fo:letter-spacing="-0.0062in" style:text-scale="110%" fo:language="es" fo:country="ES"/>
    </style:style>
    <style:style style:name="T3778" style:parent-style-name="Fuentedepárrafopredeter." style:family="text">
      <style:text-properties fo:color="#FF00FF" fo:letter-spacing="-0.0062in" style:text-scale="148%" fo:language="es" fo:country="ES"/>
    </style:style>
    <style:style style:name="T3779" style:parent-style-name="Fuentedepárrafopredeter." style:family="text">
      <style:text-properties fo:color="#FF00FF" style:text-scale="163%" fo:language="es" fo:country="ES"/>
    </style:style>
    <style:style style:name="T3780" style:parent-style-name="Fuentedepárrafopredeter." style:family="text">
      <style:text-properties fo:color="#FF00FF" fo:language="es" fo:country="ES"/>
    </style:style>
    <style:style style:name="T3781" style:parent-style-name="Fuentedepárrafopredeter." style:family="text">
      <style:text-properties fo:color="#FF00FF" fo:letter-spacing="-0.0118in" fo:language="es" fo:country="ES"/>
    </style:style>
    <style:style style:name="T3782" style:parent-style-name="Fuentedepárrafopredeter." style:family="text">
      <style:text-properties fo:color="#FF00FF" fo:letter-spacing="-0.0055in" style:text-scale="185%" fo:language="es" fo:country="ES"/>
    </style:style>
    <style:style style:name="T378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784" style:parent-style-name="Fuentedepárrafopredeter." style:family="text">
      <style:text-properties fo:letter-spacing="-0.0062in" style:text-scale="110%" fo:language="es" fo:country="ES"/>
    </style:style>
    <style:style style:name="T3785" style:parent-style-name="Fuentedepárrafopredeter." style:family="text">
      <style:text-properties fo:letter-spacing="-0.0062in" style:text-scale="148%" fo:language="es" fo:country="ES"/>
    </style:style>
    <style:style style:name="T3786" style:parent-style-name="Fuentedepárrafopredeter." style:family="text">
      <style:text-properties fo:letter-spacing="-0.0062in" style:text-scale="110%" fo:language="es" fo:country="ES"/>
    </style:style>
    <style:style style:name="T3787" style:parent-style-name="Fuentedepárrafopredeter." style:family="text">
      <style:text-properties fo:letter-spacing="-0.0062in" style:text-scale="154%" fo:language="es" fo:country="ES"/>
    </style:style>
    <style:style style:name="T3788" style:parent-style-name="Fuentedepárrafopredeter." style:family="text">
      <style:text-properties style:text-scale="148%" fo:language="es" fo:country="ES"/>
    </style:style>
    <style:style style:name="T3789" style:parent-style-name="Fuentedepárrafopredeter." style:family="text">
      <style:text-properties fo:language="es" fo:country="ES"/>
    </style:style>
    <style:style style:name="T3790" style:parent-style-name="Fuentedepárrafopredeter." style:family="text">
      <style:text-properties fo:letter-spacing="-0.0118in" fo:language="es" fo:country="ES"/>
    </style:style>
    <style:style style:name="T379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79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79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79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79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796" style:parent-style-name="Fuentedepárrafopredeter." style:family="text">
      <style:text-properties fo:letter-spacing="-0.0062in" style:text-scale="163%" fo:language="es" fo:country="ES"/>
    </style:style>
    <style:style style:name="T3797" style:parent-style-name="Fuentedepárrafopredeter." style:family="text">
      <style:text-properties style:text-scale="80%" fo:language="es" fo:country="ES"/>
    </style:style>
    <style:style style:name="P3798" style:parent-style-name="Textoindependiente" style:family="paragraph">
      <style:paragraph-properties fo:line-height="0.1451in"/>
    </style:style>
    <style:style style:name="T379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800" style:parent-style-name="Textoindependiente" style:family="paragraph">
      <style:paragraph-properties fo:margin-top="0.0055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3801" style:parent-style-name="Textoindependiente" style:family="paragraph">
      <style:paragraph-properties fo:line-height="0.1472in"/>
    </style:style>
    <style:style style:name="T3802" style:parent-style-name="Fuentedepárrafopredeter." style:family="text">
      <style:text-properties fo:color="#00898C" style:text-scale="135%" fo:language="es" fo:country="ES"/>
    </style:style>
    <style:style style:name="T3803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3804" style:parent-style-name="Textoindependiente" style:family="paragraph">
      <style:paragraph-properties fo:margin-right="1.0916in"/>
    </style:style>
    <style:style style:name="T380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80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80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808" style:parent-style-name="Fuentedepárrafopredeter." style:family="text">
      <style:text-properties fo:color="#FF00FF" fo:letter-spacing="-0.0062in" style:text-scale="185%" fo:language="es" fo:country="ES"/>
    </style:style>
    <style:style style:name="T3809" style:parent-style-name="Fuentedepárrafopredeter." style:family="text">
      <style:text-properties fo:color="#FF00FF" fo:letter-spacing="-0.0062in" style:text-scale="112%" fo:language="es" fo:country="ES"/>
    </style:style>
    <style:style style:name="T3810" style:parent-style-name="Fuentedepárrafopredeter." style:family="text">
      <style:text-properties fo:color="#FF00FF" style:text-scale="204%" fo:language="es" fo:country="ES"/>
    </style:style>
    <style:style style:name="T3811" style:parent-style-name="Fuentedepárrafopredeter." style:family="text">
      <style:text-properties fo:color="#FF00FF" fo:language="es" fo:country="ES"/>
    </style:style>
    <style:style style:name="T3812" style:parent-style-name="Fuentedepárrafopredeter." style:family="text">
      <style:text-properties fo:color="#FF00FF" fo:letter-spacing="-0.0118in" fo:language="es" fo:country="ES"/>
    </style:style>
    <style:style style:name="T3813" style:parent-style-name="Fuentedepárrafopredeter." style:family="text">
      <style:text-properties fo:color="#FF00FF" fo:letter-spacing="-0.0062in" style:text-scale="110%" fo:language="es" fo:country="ES"/>
    </style:style>
    <style:style style:name="T3814" style:parent-style-name="Fuentedepárrafopredeter." style:family="text">
      <style:text-properties fo:color="#FF00FF" fo:letter-spacing="-0.0062in" style:text-scale="72%" fo:language="es" fo:country="ES"/>
    </style:style>
    <style:style style:name="T3815" style:parent-style-name="Fuentedepárrafopredeter." style:family="text">
      <style:text-properties fo:color="#FF00FF" fo:letter-spacing="-0.0062in" style:text-scale="110%" fo:language="es" fo:country="ES"/>
    </style:style>
    <style:style style:name="T3816" style:parent-style-name="Fuentedepárrafopredeter." style:family="text">
      <style:text-properties fo:color="#FF00FF" fo:letter-spacing="-0.0062in" style:text-scale="154%" fo:language="es" fo:country="ES"/>
    </style:style>
    <style:style style:name="T3817" style:parent-style-name="Fuentedepárrafopredeter." style:family="text">
      <style:text-properties fo:color="#FF00FF" style:text-scale="112%" fo:language="es" fo:country="ES"/>
    </style:style>
    <style:style style:name="T3818" style:parent-style-name="Fuentedepárrafopredeter." style:family="text">
      <style:text-properties fo:color="#FF00FF" fo:language="es" fo:country="ES"/>
    </style:style>
    <style:style style:name="T3819" style:parent-style-name="Fuentedepárrafopredeter." style:family="text">
      <style:text-properties fo:color="#FF00FF" fo:letter-spacing="-0.0118in" fo:language="es" fo:country="ES"/>
    </style:style>
    <style:style style:name="T3820" style:parent-style-name="Fuentedepárrafopredeter." style:family="text">
      <style:text-properties fo:color="#FF00FF" fo:letter-spacing="-0.0062in" style:text-scale="108%" fo:language="es" fo:country="ES"/>
    </style:style>
    <style:style style:name="T3821" style:parent-style-name="Fuentedepárrafopredeter." style:family="text">
      <style:text-properties fo:color="#FF00FF" style:text-scale="110%" fo:language="es" fo:country="ES"/>
    </style:style>
    <style:style style:name="T3822" style:parent-style-name="Fuentedepárrafopredeter." style:family="text">
      <style:text-properties fo:color="#FF00FF" fo:language="es" fo:country="ES"/>
    </style:style>
    <style:style style:name="T3823" style:parent-style-name="Fuentedepárrafopredeter." style:family="text">
      <style:text-properties fo:color="#FF00FF" fo:letter-spacing="-0.0118in" fo:language="es" fo:country="ES"/>
    </style:style>
    <style:style style:name="T3824" style:parent-style-name="Fuentedepárrafopredeter." style:family="text">
      <style:text-properties fo:color="#FF00FF" fo:letter-spacing="-0.0062in" style:text-scale="110%" fo:language="es" fo:country="ES"/>
    </style:style>
    <style:style style:name="T3825" style:parent-style-name="Fuentedepárrafopredeter." style:family="text">
      <style:text-properties fo:color="#FF00FF" fo:letter-spacing="-0.0062in" style:text-scale="148%" fo:language="es" fo:country="ES"/>
    </style:style>
    <style:style style:name="T3826" style:parent-style-name="Fuentedepárrafopredeter." style:family="text">
      <style:text-properties fo:color="#FF00FF" fo:letter-spacing="-0.0062in" style:text-scale="110%" fo:language="es" fo:country="ES"/>
    </style:style>
    <style:style style:name="T3827" style:parent-style-name="Fuentedepárrafopredeter." style:family="text">
      <style:text-properties fo:color="#FF00FF" fo:letter-spacing="-0.0062in" style:text-scale="114%" fo:language="es" fo:country="ES"/>
    </style:style>
    <style:style style:name="T3828" style:parent-style-name="Fuentedepárrafopredeter." style:family="text">
      <style:text-properties fo:color="#FF00FF" fo:letter-spacing="-0.0062in" style:text-scale="154%" fo:language="es" fo:country="ES"/>
    </style:style>
    <style:style style:name="T3829" style:parent-style-name="Fuentedepárrafopredeter." style:family="text">
      <style:text-properties fo:color="#FF00FF" fo:letter-spacing="-0.0062in" style:text-scale="211%" fo:language="es" fo:country="ES"/>
    </style:style>
    <style:style style:name="T3830" style:parent-style-name="Fuentedepárrafopredeter." style:family="text">
      <style:text-properties fo:color="#FF00FF" fo:letter-spacing="-0.0062in" style:text-scale="112%" fo:language="es" fo:country="ES"/>
    </style:style>
    <style:style style:name="T3831" style:parent-style-name="Fuentedepárrafopredeter." style:family="text">
      <style:text-properties fo:color="#FF00FF" style:text-scale="148%" fo:language="es" fo:country="ES"/>
    </style:style>
    <style:style style:name="T3832" style:parent-style-name="Fuentedepárrafopredeter." style:family="text">
      <style:text-properties fo:color="#FF00FF" fo:language="es" fo:country="ES"/>
    </style:style>
    <style:style style:name="T3833" style:parent-style-name="Fuentedepárrafopredeter." style:family="text">
      <style:text-properties fo:color="#FF00FF" fo:letter-spacing="-0.0118in" fo:language="es" fo:country="ES"/>
    </style:style>
    <style:style style:name="T3834" style:parent-style-name="Fuentedepárrafopredeter." style:family="text">
      <style:text-properties fo:color="#FF00FF" fo:letter-spacing="-0.0062in" style:text-scale="121%" fo:language="es" fo:country="ES"/>
    </style:style>
    <style:style style:name="T3835" style:parent-style-name="Fuentedepárrafopredeter." style:family="text">
      <style:text-properties fo:color="#FF00FF" fo:letter-spacing="-0.0062in" style:text-scale="112%" fo:language="es" fo:country="ES"/>
    </style:style>
    <style:style style:name="T3836" style:parent-style-name="Fuentedepárrafopredeter." style:family="text">
      <style:text-properties fo:color="#FF00FF" style:text-scale="110%" fo:language="es" fo:country="ES"/>
    </style:style>
    <style:style style:name="T3837" style:parent-style-name="Fuentedepárrafopredeter." style:family="text">
      <style:text-properties fo:color="#FF00FF" fo:language="es" fo:country="ES"/>
    </style:style>
    <style:style style:name="T3838" style:parent-style-name="Fuentedepárrafopredeter." style:family="text">
      <style:text-properties fo:color="#FF00FF" fo:letter-spacing="-0.0118in" fo:language="es" fo:country="ES"/>
    </style:style>
    <style:style style:name="T3839" style:parent-style-name="Fuentedepárrafopredeter." style:family="text">
      <style:text-properties fo:color="#FF00FF" fo:letter-spacing="-0.0062in" style:text-scale="108%" fo:language="es" fo:country="ES"/>
    </style:style>
    <style:style style:name="T3840" style:parent-style-name="Fuentedepárrafopredeter." style:family="text">
      <style:text-properties fo:color="#FF00FF" fo:letter-spacing="-0.0062in" style:text-scale="211%" fo:language="es" fo:country="ES"/>
    </style:style>
    <style:style style:name="T3841" style:parent-style-name="Fuentedepárrafopredeter." style:family="text">
      <style:text-properties fo:color="#FF00FF" fo:letter-spacing="-0.0062in" style:text-scale="154%" fo:language="es" fo:country="ES"/>
    </style:style>
    <style:style style:name="T3842" style:parent-style-name="Fuentedepárrafopredeter." style:family="text">
      <style:text-properties fo:color="#FF00FF" fo:letter-spacing="-0.0062in" style:text-scale="110%" fo:language="es" fo:country="ES"/>
    </style:style>
    <style:style style:name="T3843" style:parent-style-name="Fuentedepárrafopredeter." style:family="text">
      <style:text-properties fo:color="#FF00FF" fo:letter-spacing="-0.0062in" style:text-scale="121%" fo:language="es" fo:country="ES"/>
    </style:style>
    <style:style style:name="T3844" style:parent-style-name="Fuentedepárrafopredeter." style:family="text">
      <style:text-properties fo:color="#FF00FF" fo:letter-spacing="-0.0062in" style:text-scale="151%" fo:language="es" fo:country="ES"/>
    </style:style>
    <style:style style:name="T3845" style:parent-style-name="Fuentedepárrafopredeter." style:family="text">
      <style:text-properties fo:color="#FF00FF" fo:letter-spacing="-0.0062in" style:text-scale="112%" fo:language="es" fo:country="ES"/>
    </style:style>
    <style:style style:name="T3846" style:parent-style-name="Fuentedepárrafopredeter." style:family="text">
      <style:text-properties fo:color="#FF00FF" fo:letter-spacing="-0.0062in" style:text-scale="154%" fo:language="es" fo:country="ES"/>
    </style:style>
    <style:style style:name="T3847" style:parent-style-name="Fuentedepárrafopredeter." style:family="text">
      <style:text-properties fo:color="#FF00FF" fo:letter-spacing="-0.0062in" style:text-scale="211%" fo:language="es" fo:country="ES"/>
    </style:style>
    <style:style style:name="T3848" style:parent-style-name="Fuentedepárrafopredeter." style:family="text">
      <style:text-properties fo:color="#FF00FF" style:text-scale="112%" fo:language="es" fo:country="ES"/>
    </style:style>
    <style:style style:name="T3849" style:parent-style-name="Fuentedepárrafopredeter." style:family="text">
      <style:text-properties fo:color="#FF00FF" fo:language="es" fo:country="ES"/>
    </style:style>
    <style:style style:name="T3850" style:parent-style-name="Fuentedepárrafopredeter." style:family="text">
      <style:text-properties fo:color="#FF00FF" fo:letter-spacing="-0.0118in" fo:language="es" fo:country="ES"/>
    </style:style>
    <style:style style:name="T3851" style:parent-style-name="Fuentedepárrafopredeter." style:family="text">
      <style:text-properties fo:color="#FF00FF" fo:letter-spacing="-0.0062in" style:text-scale="110%" fo:language="es" fo:country="ES"/>
    </style:style>
    <style:style style:name="T3852" style:parent-style-name="Fuentedepárrafopredeter." style:family="text">
      <style:text-properties fo:color="#FF00FF" fo:letter-spacing="-0.0062in" style:text-scale="112%" fo:language="es" fo:country="ES"/>
    </style:style>
    <style:style style:name="T3853" style:parent-style-name="Fuentedepárrafopredeter." style:family="text">
      <style:text-properties fo:color="#FF00FF" fo:letter-spacing="-0.0062in" style:text-scale="72%" fo:language="es" fo:country="ES"/>
    </style:style>
    <style:style style:name="T3854" style:parent-style-name="Fuentedepárrafopredeter." style:family="text">
      <style:text-properties fo:color="#FF00FF" style:text-scale="110%" fo:language="es" fo:country="ES"/>
    </style:style>
    <style:style style:name="T3855" style:parent-style-name="Fuentedepárrafopredeter." style:family="text">
      <style:text-properties fo:color="#FF00FF" fo:language="es" fo:country="ES"/>
    </style:style>
    <style:style style:name="T3856" style:parent-style-name="Fuentedepárrafopredeter." style:family="text">
      <style:text-properties fo:color="#FF00FF" fo:letter-spacing="-0.0118in" fo:language="es" fo:country="ES"/>
    </style:style>
    <style:style style:name="T3857" style:parent-style-name="Fuentedepárrafopredeter." style:family="text">
      <style:text-properties fo:color="#FF00FF" fo:letter-spacing="-0.0062in" style:text-scale="110%" fo:language="es" fo:country="ES"/>
    </style:style>
    <style:style style:name="T3858" style:parent-style-name="Fuentedepárrafopredeter." style:family="text">
      <style:text-properties fo:color="#FF00FF" fo:letter-spacing="-0.0062in" style:text-scale="148%" fo:language="es" fo:country="ES"/>
    </style:style>
    <style:style style:name="T3859" style:parent-style-name="Fuentedepárrafopredeter." style:family="text">
      <style:text-properties fo:color="#FF00FF" style:text-scale="163%" fo:language="es" fo:country="ES"/>
    </style:style>
    <style:style style:name="T3860" style:parent-style-name="Fuentedepárrafopredeter." style:family="text">
      <style:text-properties fo:color="#FF00FF" fo:language="es" fo:country="ES"/>
    </style:style>
    <style:style style:name="T3861" style:parent-style-name="Fuentedepárrafopredeter." style:family="text">
      <style:text-properties fo:color="#FF00FF" fo:letter-spacing="-0.0118in" fo:language="es" fo:country="ES"/>
    </style:style>
    <style:style style:name="T3862" style:parent-style-name="Fuentedepárrafopredeter." style:family="text">
      <style:text-properties fo:color="#FF00FF" fo:letter-spacing="-0.0055in" style:text-scale="185%" fo:language="es" fo:country="ES"/>
    </style:style>
    <style:style style:name="T386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86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86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866" style:parent-style-name="Fuentedepárrafopredeter." style:family="text">
      <style:text-properties fo:letter-spacing="-0.0062in" style:text-scale="114%" fo:language="es" fo:country="ES"/>
    </style:style>
    <style:style style:name="T3867" style:parent-style-name="Fuentedepárrafopredeter." style:family="text">
      <style:text-properties fo:letter-spacing="-0.0062in" style:text-scale="110%" fo:language="es" fo:country="ES"/>
    </style:style>
    <style:style style:name="T3868" style:parent-style-name="Fuentedepárrafopredeter." style:family="text">
      <style:text-properties fo:letter-spacing="-0.0062in" style:text-scale="112%" fo:language="es" fo:country="ES"/>
    </style:style>
    <style:style style:name="T3869" style:parent-style-name="Fuentedepárrafopredeter." style:family="text">
      <style:text-properties fo:letter-spacing="-0.0062in" style:text-scale="72%" fo:language="es" fo:country="ES"/>
    </style:style>
    <style:style style:name="T3870" style:parent-style-name="Fuentedepárrafopredeter." style:family="text">
      <style:text-properties style:text-scale="110%" fo:language="es" fo:country="ES"/>
    </style:style>
    <style:style style:name="T3871" style:parent-style-name="Fuentedepárrafopredeter." style:family="text">
      <style:text-properties fo:language="es" fo:country="ES"/>
    </style:style>
    <style:style style:name="T3872" style:parent-style-name="Fuentedepárrafopredeter." style:family="text">
      <style:text-properties fo:letter-spacing="-0.0118in" fo:language="es" fo:country="ES"/>
    </style:style>
    <style:style style:name="T387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87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87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87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87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878" style:parent-style-name="Fuentedepárrafopredeter." style:family="text">
      <style:text-properties fo:letter-spacing="-0.0062in" style:text-scale="163%" fo:language="es" fo:country="ES"/>
    </style:style>
    <style:style style:name="T3879" style:parent-style-name="Fuentedepárrafopredeter." style:family="text">
      <style:text-properties style:text-scale="204%" fo:language="es" fo:country="ES"/>
    </style:style>
    <style:style style:name="T3880" style:parent-style-name="Fuentedepárrafopredeter." style:family="text">
      <style:text-properties fo:color="#0000FF" fo:letter-spacing="-0.0062in" style:text-scale="114%" fo:language="es" fo:country="ES"/>
    </style:style>
    <style:style style:name="T3881" style:parent-style-name="Fuentedepárrafopredeter." style:family="text">
      <style:text-properties fo:color="#0000FF" fo:letter-spacing="-0.0062in" style:text-scale="204%" fo:language="es" fo:country="ES"/>
    </style:style>
    <style:style style:name="T3882" style:parent-style-name="Fuentedepárrafopredeter." style:family="text">
      <style:text-properties fo:color="#0000FF" fo:letter-spacing="-0.0062in" style:text-scale="72%" fo:language="es" fo:country="ES"/>
    </style:style>
    <style:style style:name="T3883" style:parent-style-name="Fuentedepárrafopredeter." style:family="text">
      <style:text-properties fo:color="#0000FF" fo:letter-spacing="-0.0062in" style:text-scale="114%" fo:language="es" fo:country="ES"/>
    </style:style>
    <style:style style:name="T3884" style:parent-style-name="Fuentedepárrafopredeter." style:family="text">
      <style:text-properties fo:color="#0000FF" fo:letter-spacing="-0.0062in" style:text-scale="121%" fo:language="es" fo:country="ES"/>
    </style:style>
    <style:style style:name="T3885" style:parent-style-name="Fuentedepárrafopredeter." style:family="text">
      <style:text-properties fo:color="#0000FF" fo:letter-spacing="-0.0062in" style:text-scale="110%" fo:language="es" fo:country="ES"/>
    </style:style>
    <style:style style:name="T3886" style:parent-style-name="Fuentedepárrafopredeter." style:family="text">
      <style:text-properties fo:color="#0000FF" fo:letter-spacing="-0.0062in" style:text-scale="114%" fo:language="es" fo:country="ES"/>
    </style:style>
    <style:style style:name="T3887" style:parent-style-name="Fuentedepárrafopredeter." style:family="text">
      <style:text-properties fo:color="#0000FF" fo:letter-spacing="-0.0062in" style:text-scale="72%" fo:language="es" fo:country="ES"/>
    </style:style>
    <style:style style:name="T3888" style:parent-style-name="Fuentedepárrafopredeter." style:family="text">
      <style:text-properties fo:color="#0000FF" fo:letter-spacing="-0.0062in" style:text-scale="211%" fo:language="es" fo:country="ES"/>
    </style:style>
    <style:style style:name="T3889" style:parent-style-name="Fuentedepárrafopredeter." style:family="text">
      <style:text-properties fo:color="#0000FF" fo:letter-spacing="-0.0062in" style:text-scale="110%" fo:language="es" fo:country="ES"/>
    </style:style>
    <style:style style:name="T3890" style:parent-style-name="Fuentedepárrafopredeter." style:family="text">
      <style:text-properties fo:color="#0000FF" fo:letter-spacing="-0.0062in" style:text-scale="151%" fo:language="es" fo:country="ES"/>
    </style:style>
    <style:style style:name="T3891" style:parent-style-name="Fuentedepárrafopredeter." style:family="text">
      <style:text-properties fo:color="#0000FF" style:text-scale="112%" fo:language="es" fo:country="ES"/>
    </style:style>
    <style:style style:name="T3892" style:parent-style-name="Fuentedepárrafopredeter." style:family="text">
      <style:text-properties fo:color="#0000FF" fo:language="es" fo:country="ES"/>
    </style:style>
    <style:style style:name="T3893" style:parent-style-name="Fuentedepárrafopredeter." style:family="text">
      <style:text-properties fo:color="#0000FF" fo:letter-spacing="-0.0118in" fo:language="es" fo:country="ES"/>
    </style:style>
    <style:style style:name="T3894" style:parent-style-name="Fuentedepárrafopredeter." style:family="text">
      <style:text-properties fo:color="#0000FF" fo:letter-spacing="-0.0062in" style:text-scale="108%" fo:language="es" fo:country="ES"/>
    </style:style>
    <style:style style:name="T3895" style:parent-style-name="Fuentedepárrafopredeter." style:family="text">
      <style:text-properties fo:color="#0000FF" style:text-scale="110%" fo:language="es" fo:country="ES"/>
    </style:style>
    <style:style style:name="T3896" style:parent-style-name="Fuentedepárrafopredeter." style:family="text">
      <style:text-properties fo:color="#0000FF" fo:language="es" fo:country="ES"/>
    </style:style>
    <style:style style:name="T3897" style:parent-style-name="Fuentedepárrafopredeter." style:family="text">
      <style:text-properties fo:color="#0000FF" fo:letter-spacing="-0.0118in" fo:language="es" fo:country="ES"/>
    </style:style>
    <style:style style:name="T3898" style:parent-style-name="Fuentedepárrafopredeter." style:family="text">
      <style:text-properties fo:color="#0000FF" fo:letter-spacing="-0.0062in" style:text-scale="110%" fo:language="es" fo:country="ES"/>
    </style:style>
    <style:style style:name="T3899" style:parent-style-name="Fuentedepárrafopredeter." style:family="text">
      <style:text-properties fo:color="#0000FF" fo:letter-spacing="-0.0062in" style:text-scale="148%" fo:language="es" fo:country="ES"/>
    </style:style>
    <style:style style:name="T3900" style:parent-style-name="Fuentedepárrafopredeter." style:family="text">
      <style:text-properties fo:color="#0000FF" fo:letter-spacing="-0.0062in" style:text-scale="110%" fo:language="es" fo:country="ES"/>
    </style:style>
    <style:style style:name="T3901" style:parent-style-name="Fuentedepárrafopredeter." style:family="text">
      <style:text-properties fo:color="#0000FF" fo:letter-spacing="-0.0062in" style:text-scale="114%" fo:language="es" fo:country="ES"/>
    </style:style>
    <style:style style:name="T3902" style:parent-style-name="Fuentedepárrafopredeter." style:family="text">
      <style:text-properties fo:color="#0000FF" fo:letter-spacing="-0.0062in" style:text-scale="154%" fo:language="es" fo:country="ES"/>
    </style:style>
    <style:style style:name="T3903" style:parent-style-name="Fuentedepárrafopredeter." style:family="text">
      <style:text-properties fo:color="#0000FF" fo:letter-spacing="-0.0062in" style:text-scale="211%" fo:language="es" fo:country="ES"/>
    </style:style>
    <style:style style:name="T3904" style:parent-style-name="Fuentedepárrafopredeter." style:family="text">
      <style:text-properties fo:color="#0000FF" fo:letter-spacing="-0.0062in" style:text-scale="112%" fo:language="es" fo:country="ES"/>
    </style:style>
    <style:style style:name="T3905" style:parent-style-name="Fuentedepárrafopredeter." style:family="text">
      <style:text-properties fo:color="#0000FF" style:text-scale="148%" fo:language="es" fo:country="ES"/>
    </style:style>
    <style:style style:name="T3906" style:parent-style-name="Fuentedepárrafopredeter." style:family="text">
      <style:text-properties fo:color="#0000FF" fo:language="es" fo:country="ES"/>
    </style:style>
    <style:style style:name="T3907" style:parent-style-name="Fuentedepárrafopredeter." style:family="text">
      <style:text-properties fo:color="#0000FF" fo:letter-spacing="-0.0118in" fo:language="es" fo:country="ES"/>
    </style:style>
    <style:style style:name="T3908" style:parent-style-name="Fuentedepárrafopredeter." style:family="text">
      <style:text-properties fo:color="#0000FF" fo:letter-spacing="-0.0062in" style:text-scale="110%" fo:language="es" fo:country="ES"/>
    </style:style>
    <style:style style:name="T3909" style:parent-style-name="Fuentedepárrafopredeter." style:family="text">
      <style:text-properties fo:color="#0000FF" style:text-scale="110%" fo:language="es" fo:country="ES"/>
    </style:style>
    <style:style style:name="T3910" style:parent-style-name="Fuentedepárrafopredeter." style:family="text">
      <style:text-properties fo:color="#0000FF" fo:language="es" fo:country="ES"/>
    </style:style>
    <style:style style:name="T3911" style:parent-style-name="Fuentedepárrafopredeter." style:family="text">
      <style:text-properties fo:color="#0000FF" fo:letter-spacing="-0.0118in" fo:language="es" fo:country="ES"/>
    </style:style>
    <style:style style:name="T3912" style:parent-style-name="Fuentedepárrafopredeter." style:family="text">
      <style:text-properties fo:color="#0000FF" fo:letter-spacing="-0.0062in" style:text-scale="114%" fo:language="es" fo:country="ES"/>
    </style:style>
    <style:style style:name="T3913" style:parent-style-name="Fuentedepárrafopredeter." style:family="text">
      <style:text-properties fo:color="#0000FF" fo:letter-spacing="-0.0062in" style:text-scale="204%" fo:language="es" fo:country="ES"/>
    </style:style>
    <style:style style:name="T3914" style:parent-style-name="Fuentedepárrafopredeter." style:family="text">
      <style:text-properties fo:color="#0000FF" fo:letter-spacing="-0.0062in" style:text-scale="110%" fo:language="es" fo:country="ES"/>
    </style:style>
    <style:style style:name="T3915" style:parent-style-name="Fuentedepárrafopredeter." style:family="text">
      <style:text-properties fo:color="#0000FF" fo:letter-spacing="-0.0062in" style:text-scale="148%" fo:language="es" fo:country="ES"/>
    </style:style>
    <style:style style:name="T3916" style:parent-style-name="Fuentedepárrafopredeter." style:family="text">
      <style:text-properties fo:color="#0000FF" fo:letter-spacing="-0.0062in" style:text-scale="110%" fo:language="es" fo:country="ES"/>
    </style:style>
    <style:style style:name="T3917" style:parent-style-name="Fuentedepárrafopredeter." style:family="text">
      <style:text-properties fo:color="#0000FF" fo:letter-spacing="-0.0062in" style:text-scale="154%" fo:language="es" fo:country="ES"/>
    </style:style>
    <style:style style:name="T3918" style:parent-style-name="Fuentedepárrafopredeter." style:family="text">
      <style:text-properties fo:color="#0000FF" style:text-scale="148%" fo:language="es" fo:country="ES"/>
    </style:style>
    <style:style style:name="P3919" style:parent-style-name="Textoindependiente" style:family="paragraph">
      <style:paragraph-properties fo:line-height="0.1444in"/>
    </style:style>
    <style:style style:name="T3920" style:parent-style-name="Fuentedepárrafopredeter." style:family="text">
      <style:text-properties style:font-name="Lucida Sans Typewriter" fo:font-weight="bold" style:font-weight-asian="bold" fo:color="#A52A2A" fo:letter-spacing="-0.0034in" style:text-scale="115%" fo:language="es" fo:country="ES"/>
    </style:style>
    <style:style style:name="T3921" style:parent-style-name="Fuentedepárrafopredeter." style:family="text">
      <style:text-properties fo:letter-spacing="-0.0055in" style:text-scale="115%" fo:language="es" fo:country="ES"/>
    </style:style>
    <style:style style:name="T3922" style:parent-style-name="Fuentedepárrafopredeter." style:family="text">
      <style:text-properties style:font-name="Lucida Sans Typewriter" fo:font-weight="bold" style:font-weight-asian="bold" fo:color="#A52A2A" style:text-scale="115%" fo:language="es" fo:country="ES"/>
    </style:style>
    <style:style style:name="T3923" style:parent-style-name="Fuentedepárrafopredeter." style:family="text">
      <style:text-properties style:font-name="Lucida Sans Typewriter" fo:font-weight="bold" style:font-weight-asian="bold" fo:color="#A52A2A" fo:letter-spacing="-0.0562in" style:text-scale="115%" fo:language="es" fo:country="ES"/>
    </style:style>
    <style:style style:name="T3924" style:parent-style-name="Fuentedepárrafopredeter." style:family="text">
      <style:text-properties fo:letter-spacing="-0.0055in" style:text-scale="130%" fo:language="es" fo:country="ES"/>
    </style:style>
    <style:style style:name="P3925" style:parent-style-name="Textoindependiente" style:family="paragraph">
      <style:paragraph-properties fo:line-height="0.1458in"/>
    </style:style>
    <style:style style:name="T392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92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92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929" style:parent-style-name="Fuentedepárrafopredeter." style:family="text">
      <style:text-properties fo:color="#FF00FF" fo:letter-spacing="-0.0062in" style:text-scale="185%" fo:language="es" fo:country="ES"/>
    </style:style>
    <style:style style:name="T3930" style:parent-style-name="Fuentedepárrafopredeter." style:family="text">
      <style:text-properties fo:color="#FF00FF" fo:letter-spacing="-0.0062in" style:text-scale="121%" fo:language="es" fo:country="ES"/>
    </style:style>
    <style:style style:name="T3931" style:parent-style-name="Fuentedepárrafopredeter." style:family="text">
      <style:text-properties fo:color="#FF00FF" fo:letter-spacing="-0.0062in" style:text-scale="112%" fo:language="es" fo:country="ES"/>
    </style:style>
    <style:style style:name="T3932" style:parent-style-name="Fuentedepárrafopredeter." style:family="text">
      <style:text-properties fo:color="#FF00FF" fo:letter-spacing="-0.0062in" style:text-scale="72%" fo:language="es" fo:country="ES"/>
    </style:style>
    <style:style style:name="T3933" style:parent-style-name="Fuentedepárrafopredeter." style:family="text">
      <style:text-properties fo:color="#FF00FF" fo:letter-spacing="-0.0062in" style:text-scale="108%" fo:language="es" fo:country="ES"/>
    </style:style>
    <style:style style:name="T3934" style:parent-style-name="Fuentedepárrafopredeter." style:family="text">
      <style:text-properties fo:color="#FF00FF" fo:letter-spacing="-0.0062in" style:text-scale="154%" fo:language="es" fo:country="ES"/>
    </style:style>
    <style:style style:name="T3935" style:parent-style-name="Fuentedepárrafopredeter." style:family="text">
      <style:text-properties fo:color="#FF00FF" fo:letter-spacing="-0.0062in" style:text-scale="112%" fo:language="es" fo:country="ES"/>
    </style:style>
    <style:style style:name="T3936" style:parent-style-name="Fuentedepárrafopredeter." style:family="text">
      <style:text-properties fo:color="#FF00FF" fo:letter-spacing="-0.0062in" style:text-scale="108%" fo:language="es" fo:country="ES"/>
    </style:style>
    <style:style style:name="T3937" style:parent-style-name="Fuentedepárrafopredeter." style:family="text">
      <style:text-properties fo:color="#FF00FF" fo:letter-spacing="-0.0062in" style:text-scale="114%" fo:language="es" fo:country="ES"/>
    </style:style>
    <style:style style:name="T3938" style:parent-style-name="Fuentedepárrafopredeter." style:family="text">
      <style:text-properties fo:color="#FF00FF" fo:letter-spacing="-0.0062in" style:text-scale="121%" fo:language="es" fo:country="ES"/>
    </style:style>
    <style:style style:name="T3939" style:parent-style-name="Fuentedepárrafopredeter." style:family="text">
      <style:text-properties fo:color="#FF00FF" fo:letter-spacing="-0.0062in" style:text-scale="211%" fo:language="es" fo:country="ES"/>
    </style:style>
    <style:style style:name="T3940" style:parent-style-name="Fuentedepárrafopredeter." style:family="text">
      <style:text-properties fo:color="#FF00FF" fo:letter-spacing="-0.0062in" style:text-scale="112%" fo:language="es" fo:country="ES"/>
    </style:style>
    <style:style style:name="T3941" style:parent-style-name="Fuentedepárrafopredeter." style:family="text">
      <style:text-properties fo:color="#FF00FF" style:text-scale="110%" fo:language="es" fo:country="ES"/>
    </style:style>
    <style:style style:name="T3942" style:parent-style-name="Fuentedepárrafopredeter." style:family="text">
      <style:text-properties fo:color="#FF00FF" fo:language="es" fo:country="ES"/>
    </style:style>
    <style:style style:name="T3943" style:parent-style-name="Fuentedepárrafopredeter." style:family="text">
      <style:text-properties fo:color="#FF00FF" fo:letter-spacing="-0.0118in" fo:language="es" fo:country="ES"/>
    </style:style>
    <style:style style:name="T3944" style:parent-style-name="Fuentedepárrafopredeter." style:family="text">
      <style:text-properties fo:color="#FF00FF" fo:letter-spacing="-0.0062in" style:text-scale="108%" fo:language="es" fo:country="ES"/>
    </style:style>
    <style:style style:name="T3945" style:parent-style-name="Fuentedepárrafopredeter." style:family="text">
      <style:text-properties fo:color="#FF00FF" style:text-scale="110%" fo:language="es" fo:country="ES"/>
    </style:style>
    <style:style style:name="T3946" style:parent-style-name="Fuentedepárrafopredeter." style:family="text">
      <style:text-properties fo:color="#FF00FF" fo:language="es" fo:country="ES"/>
    </style:style>
    <style:style style:name="T3947" style:parent-style-name="Fuentedepárrafopredeter." style:family="text">
      <style:text-properties fo:color="#FF00FF" fo:letter-spacing="-0.0118in" fo:language="es" fo:country="ES"/>
    </style:style>
    <style:style style:name="T3948" style:parent-style-name="Fuentedepárrafopredeter." style:family="text">
      <style:text-properties fo:color="#FF00FF" fo:letter-spacing="-0.0062in" style:text-scale="114%" fo:language="es" fo:country="ES"/>
    </style:style>
    <style:style style:name="T3949" style:parent-style-name="Fuentedepárrafopredeter." style:family="text">
      <style:text-properties fo:color="#FF00FF" fo:letter-spacing="-0.0062in" style:text-scale="204%" fo:language="es" fo:country="ES"/>
    </style:style>
    <style:style style:name="T3950" style:parent-style-name="Fuentedepárrafopredeter." style:family="text">
      <style:text-properties fo:color="#FF00FF" fo:letter-spacing="-0.0062in" style:text-scale="110%" fo:language="es" fo:country="ES"/>
    </style:style>
    <style:style style:name="T3951" style:parent-style-name="Fuentedepárrafopredeter." style:family="text">
      <style:text-properties fo:color="#FF00FF" fo:letter-spacing="-0.0062in" style:text-scale="148%" fo:language="es" fo:country="ES"/>
    </style:style>
    <style:style style:name="T3952" style:parent-style-name="Fuentedepárrafopredeter." style:family="text">
      <style:text-properties fo:color="#FF00FF" fo:letter-spacing="-0.0062in" style:text-scale="110%" fo:language="es" fo:country="ES"/>
    </style:style>
    <style:style style:name="T3953" style:parent-style-name="Fuentedepárrafopredeter." style:family="text">
      <style:text-properties fo:color="#FF00FF" fo:letter-spacing="-0.0062in" style:text-scale="154%" fo:language="es" fo:country="ES"/>
    </style:style>
    <style:style style:name="T3954" style:parent-style-name="Fuentedepárrafopredeter." style:family="text">
      <style:text-properties fo:color="#FF00FF" fo:letter-spacing="-0.0062in" style:text-scale="148%" fo:language="es" fo:country="ES"/>
    </style:style>
    <style:style style:name="T3955" style:parent-style-name="Fuentedepárrafopredeter." style:family="text">
      <style:text-properties fo:color="#FF00FF" style:text-scale="185%" fo:language="es" fo:country="ES"/>
    </style:style>
    <style:style style:name="P3956" style:parent-style-name="Textoindependiente" style:family="paragraph">
      <style:paragraph-properties fo:line-height="0.1458in"/>
    </style:style>
    <style:style style:name="T3957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T3958" style:parent-style-name="Fuentedepárrafopredeter." style:family="text">
      <style:text-properties style:text-scale="130%" fo:language="es" fo:country="ES"/>
    </style:style>
    <style:style style:name="P3959" style:parent-style-name="Textoindependiente" style:family="paragraph">
      <style:paragraph-properties fo:line-height="0.1444in"/>
    </style:style>
    <style:style style:name="T396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3961" style:parent-style-name="Textoindependiente" style:family="paragraph">
      <style:paragraph-properties fo:line-height="0.1465in"/>
    </style:style>
    <style:style style:name="T3962" style:parent-style-name="Fuentedepárrafopredeter." style:family="text">
      <style:text-properties fo:color="#00898C" style:text-scale="140%" fo:language="es" fo:country="ES"/>
    </style:style>
    <style:style style:name="T3963" style:parent-style-name="Fuentedepárrafopredeter." style:family="text">
      <style:text-properties style:font-name="Lucida Sans Typewriter" fo:font-weight="bold" style:font-weight-asian="bold" fo:color="#A52A2A" style:text-scale="140%" fo:language="es" fo:country="ES"/>
    </style:style>
    <style:style style:name="P3964" style:parent-style-name="Textoindependiente" style:family="paragraph">
      <style:paragraph-properties fo:line-height="0.1458in"/>
    </style:style>
    <style:style style:name="T396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396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396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3968" style:parent-style-name="Fuentedepárrafopredeter." style:family="text">
      <style:text-properties fo:color="#FF00FF" fo:letter-spacing="-0.0062in" style:text-scale="185%" fo:language="es" fo:country="ES"/>
    </style:style>
    <style:style style:name="T3969" style:parent-style-name="Fuentedepárrafopredeter." style:family="text">
      <style:text-properties fo:color="#FF00FF" fo:letter-spacing="-0.0062in" style:text-scale="118%" fo:language="es" fo:country="ES"/>
    </style:style>
    <style:style style:name="T3970" style:parent-style-name="Fuentedepárrafopredeter." style:family="text">
      <style:text-properties fo:color="#FF00FF" fo:letter-spacing="-0.0062in" style:text-scale="211%" fo:language="es" fo:country="ES"/>
    </style:style>
    <style:style style:name="T3971" style:parent-style-name="Fuentedepárrafopredeter." style:family="text">
      <style:text-properties fo:color="#FF00FF" fo:letter-spacing="-0.0062in" style:text-scale="148%" fo:language="es" fo:country="ES"/>
    </style:style>
    <style:style style:name="T3972" style:parent-style-name="Fuentedepárrafopredeter." style:family="text">
      <style:text-properties fo:color="#FF00FF" fo:letter-spacing="-0.0062in" style:text-scale="151%" fo:language="es" fo:country="ES"/>
    </style:style>
    <style:style style:name="T3973" style:parent-style-name="Fuentedepárrafopredeter." style:family="text">
      <style:text-properties fo:color="#FF00FF" style:text-scale="114%" fo:language="es" fo:country="ES"/>
    </style:style>
    <style:style style:name="T3974" style:parent-style-name="Fuentedepárrafopredeter." style:family="text">
      <style:text-properties fo:color="#FF00FF" fo:language="es" fo:country="ES"/>
    </style:style>
    <style:style style:name="T3975" style:parent-style-name="Fuentedepárrafopredeter." style:family="text">
      <style:text-properties fo:color="#FF00FF" fo:letter-spacing="-0.0118in" fo:language="es" fo:country="ES"/>
    </style:style>
    <style:style style:name="T3976" style:parent-style-name="Fuentedepárrafopredeter." style:family="text">
      <style:text-properties fo:color="#FF00FF" fo:letter-spacing="-0.0062in" style:text-scale="108%" fo:language="es" fo:country="ES"/>
    </style:style>
    <style:style style:name="T3977" style:parent-style-name="Fuentedepárrafopredeter." style:family="text">
      <style:text-properties fo:color="#FF00FF" style:text-scale="110%" fo:language="es" fo:country="ES"/>
    </style:style>
    <style:style style:name="T3978" style:parent-style-name="Fuentedepárrafopredeter." style:family="text">
      <style:text-properties fo:color="#FF00FF" fo:language="es" fo:country="ES"/>
    </style:style>
    <style:style style:name="T3979" style:parent-style-name="Fuentedepárrafopredeter." style:family="text">
      <style:text-properties fo:color="#FF00FF" fo:letter-spacing="-0.0118in" fo:language="es" fo:country="ES"/>
    </style:style>
    <style:style style:name="T3980" style:parent-style-name="Fuentedepárrafopredeter." style:family="text">
      <style:text-properties fo:color="#FF00FF" fo:letter-spacing="-0.0062in" style:text-scale="110%" fo:language="es" fo:country="ES"/>
    </style:style>
    <style:style style:name="T3981" style:parent-style-name="Fuentedepárrafopredeter." style:family="text">
      <style:text-properties fo:color="#FF00FF" fo:letter-spacing="-0.0062in" style:text-scale="148%" fo:language="es" fo:country="ES"/>
    </style:style>
    <style:style style:name="T3982" style:parent-style-name="Fuentedepárrafopredeter." style:family="text">
      <style:text-properties fo:color="#FF00FF" fo:letter-spacing="-0.0062in" style:text-scale="110%" fo:language="es" fo:country="ES"/>
    </style:style>
    <style:style style:name="T3983" style:parent-style-name="Fuentedepárrafopredeter." style:family="text">
      <style:text-properties fo:color="#FF00FF" fo:letter-spacing="-0.0062in" style:text-scale="114%" fo:language="es" fo:country="ES"/>
    </style:style>
    <style:style style:name="T3984" style:parent-style-name="Fuentedepárrafopredeter." style:family="text">
      <style:text-properties fo:color="#FF00FF" fo:letter-spacing="-0.0062in" style:text-scale="154%" fo:language="es" fo:country="ES"/>
    </style:style>
    <style:style style:name="T3985" style:parent-style-name="Fuentedepárrafopredeter." style:family="text">
      <style:text-properties fo:color="#FF00FF" fo:letter-spacing="-0.0062in" style:text-scale="211%" fo:language="es" fo:country="ES"/>
    </style:style>
    <style:style style:name="T3986" style:parent-style-name="Fuentedepárrafopredeter." style:family="text">
      <style:text-properties fo:color="#FF00FF" fo:letter-spacing="-0.0062in" style:text-scale="112%" fo:language="es" fo:country="ES"/>
    </style:style>
    <style:style style:name="T3987" style:parent-style-name="Fuentedepárrafopredeter." style:family="text">
      <style:text-properties fo:color="#FF00FF" style:text-scale="148%" fo:language="es" fo:country="ES"/>
    </style:style>
    <style:style style:name="T3988" style:parent-style-name="Fuentedepárrafopredeter." style:family="text">
      <style:text-properties fo:color="#FF00FF" fo:language="es" fo:country="ES"/>
    </style:style>
    <style:style style:name="T3989" style:parent-style-name="Fuentedepárrafopredeter." style:family="text">
      <style:text-properties fo:color="#FF00FF" fo:letter-spacing="-0.0118in" fo:language="es" fo:country="ES"/>
    </style:style>
    <style:style style:name="T3990" style:parent-style-name="Fuentedepárrafopredeter." style:family="text">
      <style:text-properties fo:color="#FF00FF" fo:letter-spacing="-0.0062in" style:text-scale="121%" fo:language="es" fo:country="ES"/>
    </style:style>
    <style:style style:name="T3991" style:parent-style-name="Fuentedepárrafopredeter." style:family="text">
      <style:text-properties fo:color="#FF00FF" fo:letter-spacing="-0.0062in" style:text-scale="112%" fo:language="es" fo:country="ES"/>
    </style:style>
    <style:style style:name="T3992" style:parent-style-name="Fuentedepárrafopredeter." style:family="text">
      <style:text-properties fo:color="#FF00FF" fo:letter-spacing="-0.0062in" style:text-scale="110%" fo:language="es" fo:country="ES"/>
    </style:style>
    <style:style style:name="T3993" style:parent-style-name="Fuentedepárrafopredeter." style:family="text">
      <style:text-properties fo:color="#FF00FF" fo:letter-spacing="-0.0062in" style:text-scale="121%" fo:language="es" fo:country="ES"/>
    </style:style>
    <style:style style:name="T3994" style:parent-style-name="Fuentedepárrafopredeter." style:family="text">
      <style:text-properties fo:color="#FF00FF" fo:letter-spacing="-0.0062in" style:text-scale="151%" fo:language="es" fo:country="ES"/>
    </style:style>
    <style:style style:name="T3995" style:parent-style-name="Fuentedepárrafopredeter." style:family="text">
      <style:text-properties fo:color="#FF00FF" fo:letter-spacing="-0.0062in" style:text-scale="114%" fo:language="es" fo:country="ES"/>
    </style:style>
    <style:style style:name="T3996" style:parent-style-name="Fuentedepárrafopredeter." style:family="text">
      <style:text-properties fo:color="#FF00FF" fo:letter-spacing="-0.0062in" style:text-scale="108%" fo:language="es" fo:country="ES"/>
    </style:style>
    <style:style style:name="T3997" style:parent-style-name="Fuentedepárrafopredeter." style:family="text">
      <style:text-properties fo:color="#FF00FF" fo:letter-spacing="-0.0062in" style:text-scale="112%" fo:language="es" fo:country="ES"/>
    </style:style>
    <style:style style:name="T3998" style:parent-style-name="Fuentedepárrafopredeter." style:family="text">
      <style:text-properties fo:color="#FF00FF" style:text-scale="148%" fo:language="es" fo:country="ES"/>
    </style:style>
    <style:style style:name="T3999" style:parent-style-name="Fuentedepárrafopredeter." style:family="text">
      <style:text-properties fo:color="#FF00FF" fo:language="es" fo:country="ES"/>
    </style:style>
    <style:style style:name="T4000" style:parent-style-name="Fuentedepárrafopredeter." style:family="text">
      <style:text-properties fo:color="#FF00FF" fo:letter-spacing="-0.0118in" fo:language="es" fo:country="ES"/>
    </style:style>
    <style:style style:name="T4001" style:parent-style-name="Fuentedepárrafopredeter." style:family="text">
      <style:text-properties fo:color="#FF00FF" fo:letter-spacing="-0.0062in" style:text-scale="114%" fo:language="es" fo:country="ES"/>
    </style:style>
    <style:style style:name="T4002" style:parent-style-name="Fuentedepárrafopredeter." style:family="text">
      <style:text-properties fo:color="#FF00FF" style:text-scale="204%" fo:language="es" fo:country="ES"/>
    </style:style>
    <style:style style:name="T4003" style:parent-style-name="Fuentedepárrafopredeter." style:family="text">
      <style:text-properties fo:color="#FF00FF" fo:language="es" fo:country="ES"/>
    </style:style>
    <style:style style:name="T4004" style:parent-style-name="Fuentedepárrafopredeter." style:family="text">
      <style:text-properties fo:color="#FF00FF" fo:letter-spacing="-0.0118in" fo:language="es" fo:country="ES"/>
    </style:style>
    <style:style style:name="T4005" style:parent-style-name="Fuentedepárrafopredeter." style:family="text">
      <style:text-properties fo:color="#FF00FF" fo:letter-spacing="-0.0062in" style:text-scale="148%" fo:language="es" fo:country="ES"/>
    </style:style>
    <style:style style:name="T4006" style:parent-style-name="Fuentedepárrafopredeter." style:family="text">
      <style:text-properties fo:color="#FF00FF" fo:letter-spacing="-0.0062in" style:text-scale="211%" fo:language="es" fo:country="ES"/>
    </style:style>
    <style:style style:name="T4007" style:parent-style-name="Fuentedepárrafopredeter." style:family="text">
      <style:text-properties fo:color="#FF00FF" fo:letter-spacing="-0.0062in" style:text-scale="148%" fo:language="es" fo:country="ES"/>
    </style:style>
    <style:style style:name="T4008" style:parent-style-name="Fuentedepárrafopredeter." style:family="text">
      <style:text-properties fo:color="#FF00FF" fo:letter-spacing="-0.0062in" style:text-scale="151%" fo:language="es" fo:country="ES"/>
    </style:style>
    <style:style style:name="T4009" style:parent-style-name="Fuentedepárrafopredeter." style:family="text">
      <style:text-properties fo:color="#FF00FF" fo:letter-spacing="-0.0062in" style:text-scale="110%" fo:language="es" fo:country="ES"/>
    </style:style>
    <style:style style:name="T4010" style:parent-style-name="Fuentedepárrafopredeter." style:family="text">
      <style:text-properties fo:color="#FF00FF" fo:letter-spacing="-0.0062in" style:text-scale="72%" fo:language="es" fo:country="ES"/>
    </style:style>
    <style:style style:name="T4011" style:parent-style-name="Fuentedepárrafopredeter." style:family="text">
      <style:text-properties fo:color="#FF00FF" fo:letter-spacing="-0.0062in" style:text-scale="114%" fo:language="es" fo:country="ES"/>
    </style:style>
    <style:style style:name="T4012" style:parent-style-name="Fuentedepárrafopredeter." style:family="text">
      <style:text-properties fo:color="#FF00FF" style:text-scale="163%" fo:language="es" fo:country="ES"/>
    </style:style>
    <style:style style:name="T4013" style:parent-style-name="Fuentedepárrafopredeter." style:family="text">
      <style:text-properties fo:color="#FF00FF" fo:language="es" fo:country="ES"/>
    </style:style>
    <style:style style:name="T4014" style:parent-style-name="Fuentedepárrafopredeter." style:family="text">
      <style:text-properties fo:color="#FF00FF" fo:letter-spacing="-0.0118in" fo:language="es" fo:country="ES"/>
    </style:style>
    <style:style style:name="T4015" style:parent-style-name="Fuentedepárrafopredeter." style:family="text">
      <style:text-properties fo:color="#FF00FF" fo:letter-spacing="-0.0055in" style:text-scale="185%" fo:language="es" fo:country="ES"/>
    </style:style>
    <style:style style:name="T401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017" style:parent-style-name="Fuentedepárrafopredeter." style:family="text">
      <style:text-properties fo:letter-spacing="-0.0062in" style:text-scale="110%" fo:language="es" fo:country="ES"/>
    </style:style>
    <style:style style:name="T4018" style:parent-style-name="Fuentedepárrafopredeter." style:family="text">
      <style:text-properties fo:letter-spacing="-0.0062in" style:text-scale="148%" fo:language="es" fo:country="ES"/>
    </style:style>
    <style:style style:name="T4019" style:parent-style-name="Fuentedepárrafopredeter." style:family="text">
      <style:text-properties fo:letter-spacing="-0.0062in" style:text-scale="110%" fo:language="es" fo:country="ES"/>
    </style:style>
    <style:style style:name="T4020" style:parent-style-name="Fuentedepárrafopredeter." style:family="text">
      <style:text-properties fo:letter-spacing="-0.0062in" style:text-scale="154%" fo:language="es" fo:country="ES"/>
    </style:style>
    <style:style style:name="T4021" style:parent-style-name="Fuentedepárrafopredeter." style:family="text">
      <style:text-properties style:text-scale="148%" fo:language="es" fo:country="ES"/>
    </style:style>
    <style:style style:name="P4022" style:parent-style-name="Textoindependiente" style:family="paragraph">
      <style:paragraph-properties fo:line-height="0.1444in"/>
    </style:style>
    <style:style style:name="T402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024" style:parent-style-name="Textoindependiente" style:family="paragraph">
      <style:paragraph-properties fo:line-height="0.1465in"/>
    </style:style>
    <style:style style:name="T4025" style:parent-style-name="Fuentedepárrafopredeter." style:family="text">
      <style:text-properties fo:color="#00898C" style:text-scale="135%" fo:language="es" fo:country="ES"/>
    </style:style>
    <style:style style:name="T4026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4027" style:parent-style-name="Textoindependiente" style:family="paragraph">
      <style:paragraph-properties fo:line-height="0.1458in"/>
    </style:style>
    <style:style style:name="T402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02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03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031" style:parent-style-name="Fuentedepárrafopredeter." style:family="text">
      <style:text-properties fo:color="#FF00FF" fo:letter-spacing="-0.0062in" style:text-scale="185%" fo:language="es" fo:country="ES"/>
    </style:style>
    <style:style style:name="T4032" style:parent-style-name="Fuentedepárrafopredeter." style:family="text">
      <style:text-properties fo:color="#FF00FF" fo:letter-spacing="-0.0062in" style:text-scale="163%" fo:language="es" fo:country="ES"/>
    </style:style>
    <style:style style:name="T4033" style:parent-style-name="Fuentedepárrafopredeter." style:family="text">
      <style:text-properties fo:color="#FF00FF" fo:letter-spacing="-0.0062in" fo:language="es" fo:country="ES"/>
    </style:style>
    <style:style style:name="T4034" style:parent-style-name="Fuentedepárrafopredeter." style:family="text">
      <style:text-properties fo:color="#FF00FF" fo:letter-spacing="-0.0062in" style:text-scale="110%" fo:language="es" fo:country="ES"/>
    </style:style>
    <style:style style:name="T4035" style:parent-style-name="Fuentedepárrafopredeter." style:family="text">
      <style:text-properties fo:color="#FF00FF" fo:letter-spacing="-0.0062in" style:text-scale="151%" fo:language="es" fo:country="ES"/>
    </style:style>
    <style:style style:name="T4036" style:parent-style-name="Fuentedepárrafopredeter." style:family="text">
      <style:text-properties fo:color="#FF00FF" fo:letter-spacing="-0.0062in" style:text-scale="114%" fo:language="es" fo:country="ES"/>
    </style:style>
    <style:style style:name="T4037" style:parent-style-name="Fuentedepárrafopredeter." style:family="text">
      <style:text-properties fo:color="#FF00FF" style:text-scale="148%" fo:language="es" fo:country="ES"/>
    </style:style>
    <style:style style:name="T4038" style:parent-style-name="Fuentedepárrafopredeter." style:family="text">
      <style:text-properties fo:color="#FF00FF" fo:language="es" fo:country="ES"/>
    </style:style>
    <style:style style:name="T4039" style:parent-style-name="Fuentedepárrafopredeter." style:family="text">
      <style:text-properties fo:color="#FF00FF" fo:letter-spacing="-0.0118in" fo:language="es" fo:country="ES"/>
    </style:style>
    <style:style style:name="T4040" style:parent-style-name="Fuentedepárrafopredeter." style:family="text">
      <style:text-properties fo:color="#FF00FF" fo:letter-spacing="-0.0062in" style:text-scale="108%" fo:language="es" fo:country="ES"/>
    </style:style>
    <style:style style:name="T4041" style:parent-style-name="Fuentedepárrafopredeter." style:family="text">
      <style:text-properties fo:color="#FF00FF" style:text-scale="110%" fo:language="es" fo:country="ES"/>
    </style:style>
    <style:style style:name="T4042" style:parent-style-name="Fuentedepárrafopredeter." style:family="text">
      <style:text-properties fo:color="#FF00FF" fo:language="es" fo:country="ES"/>
    </style:style>
    <style:style style:name="T4043" style:parent-style-name="Fuentedepárrafopredeter." style:family="text">
      <style:text-properties fo:color="#FF00FF" fo:letter-spacing="-0.0118in" fo:language="es" fo:country="ES"/>
    </style:style>
    <style:style style:name="T4044" style:parent-style-name="Fuentedepárrafopredeter." style:family="text">
      <style:text-properties fo:color="#FF00FF" fo:letter-spacing="-0.0062in" style:text-scale="110%" fo:language="es" fo:country="ES"/>
    </style:style>
    <style:style style:name="T4045" style:parent-style-name="Fuentedepárrafopredeter." style:family="text">
      <style:text-properties fo:color="#FF00FF" fo:letter-spacing="-0.0062in" style:text-scale="148%" fo:language="es" fo:country="ES"/>
    </style:style>
    <style:style style:name="T4046" style:parent-style-name="Fuentedepárrafopredeter." style:family="text">
      <style:text-properties fo:color="#FF00FF" fo:letter-spacing="-0.0062in" style:text-scale="110%" fo:language="es" fo:country="ES"/>
    </style:style>
    <style:style style:name="T4047" style:parent-style-name="Fuentedepárrafopredeter." style:family="text">
      <style:text-properties fo:color="#FF00FF" fo:letter-spacing="-0.0062in" style:text-scale="114%" fo:language="es" fo:country="ES"/>
    </style:style>
    <style:style style:name="T4048" style:parent-style-name="Fuentedepárrafopredeter." style:family="text">
      <style:text-properties fo:color="#FF00FF" fo:letter-spacing="-0.0062in" style:text-scale="154%" fo:language="es" fo:country="ES"/>
    </style:style>
    <style:style style:name="T4049" style:parent-style-name="Fuentedepárrafopredeter." style:family="text">
      <style:text-properties fo:color="#FF00FF" fo:letter-spacing="-0.0062in" style:text-scale="211%" fo:language="es" fo:country="ES"/>
    </style:style>
    <style:style style:name="T4050" style:parent-style-name="Fuentedepárrafopredeter." style:family="text">
      <style:text-properties fo:color="#FF00FF" fo:letter-spacing="-0.0062in" style:text-scale="112%" fo:language="es" fo:country="ES"/>
    </style:style>
    <style:style style:name="T4051" style:parent-style-name="Fuentedepárrafopredeter." style:family="text">
      <style:text-properties fo:color="#FF00FF" style:text-scale="148%" fo:language="es" fo:country="ES"/>
    </style:style>
    <style:style style:name="T4052" style:parent-style-name="Fuentedepárrafopredeter." style:family="text">
      <style:text-properties fo:color="#FF00FF" fo:language="es" fo:country="ES"/>
    </style:style>
    <style:style style:name="T4053" style:parent-style-name="Fuentedepárrafopredeter." style:family="text">
      <style:text-properties fo:color="#FF00FF" fo:letter-spacing="-0.0118in" fo:language="es" fo:country="ES"/>
    </style:style>
    <style:style style:name="T4054" style:parent-style-name="Fuentedepárrafopredeter." style:family="text">
      <style:text-properties fo:color="#FF00FF" fo:letter-spacing="-0.0062in" style:text-scale="112%" fo:language="es" fo:country="ES"/>
    </style:style>
    <style:style style:name="T4055" style:parent-style-name="Fuentedepárrafopredeter." style:family="text">
      <style:text-properties fo:color="#FF00FF" fo:letter-spacing="-0.0062in" style:text-scale="154%" fo:language="es" fo:country="ES"/>
    </style:style>
    <style:style style:name="T4056" style:parent-style-name="Fuentedepárrafopredeter." style:family="text">
      <style:text-properties fo:color="#FF00FF" fo:letter-spacing="-0.0062in" style:text-scale="108%" fo:language="es" fo:country="ES"/>
    </style:style>
    <style:style style:name="T4057" style:parent-style-name="Fuentedepárrafopredeter." style:family="text">
      <style:text-properties fo:color="#FF00FF" fo:letter-spacing="-0.0062in" style:text-scale="110%" fo:language="es" fo:country="ES"/>
    </style:style>
    <style:style style:name="T4058" style:parent-style-name="Fuentedepárrafopredeter." style:family="text">
      <style:text-properties fo:color="#FF00FF" fo:letter-spacing="-0.0062in" style:text-scale="114%" fo:language="es" fo:country="ES"/>
    </style:style>
    <style:style style:name="T4059" style:parent-style-name="Fuentedepárrafopredeter." style:family="text">
      <style:text-properties fo:color="#FF00FF" fo:letter-spacing="-0.0062in" style:text-scale="108%" fo:language="es" fo:country="ES"/>
    </style:style>
    <style:style style:name="T4060" style:parent-style-name="Fuentedepárrafopredeter." style:family="text">
      <style:text-properties fo:color="#FF00FF" fo:letter-spacing="-0.0062in" style:text-scale="114%" fo:language="es" fo:country="ES"/>
    </style:style>
    <style:style style:name="T4061" style:parent-style-name="Fuentedepárrafopredeter." style:family="text">
      <style:text-properties fo:color="#FF00FF" style:text-scale="148%" fo:language="es" fo:country="ES"/>
    </style:style>
    <style:style style:name="T4062" style:parent-style-name="Fuentedepárrafopredeter." style:family="text">
      <style:text-properties fo:color="#FF00FF" fo:language="es" fo:country="ES"/>
    </style:style>
    <style:style style:name="T4063" style:parent-style-name="Fuentedepárrafopredeter." style:family="text">
      <style:text-properties fo:color="#FF00FF" fo:letter-spacing="-0.0118in" fo:language="es" fo:country="ES"/>
    </style:style>
    <style:style style:name="T4064" style:parent-style-name="Fuentedepárrafopredeter." style:family="text">
      <style:text-properties fo:color="#FF00FF" fo:letter-spacing="-0.0062in" style:text-scale="108%" fo:language="es" fo:country="ES"/>
    </style:style>
    <style:style style:name="T4065" style:parent-style-name="Fuentedepárrafopredeter." style:family="text">
      <style:text-properties fo:color="#FF00FF" fo:letter-spacing="-0.0062in" style:text-scale="112%" fo:language="es" fo:country="ES"/>
    </style:style>
    <style:style style:name="T4066" style:parent-style-name="Fuentedepárrafopredeter." style:family="text">
      <style:text-properties fo:color="#FF00FF" style:text-scale="154%" fo:language="es" fo:country="ES"/>
    </style:style>
    <style:style style:name="T4067" style:parent-style-name="Fuentedepárrafopredeter." style:family="text">
      <style:text-properties fo:color="#FF00FF" fo:language="es" fo:country="ES"/>
    </style:style>
    <style:style style:name="T4068" style:parent-style-name="Fuentedepárrafopredeter." style:family="text">
      <style:text-properties fo:color="#FF00FF" fo:letter-spacing="-0.0118in" fo:language="es" fo:country="ES"/>
    </style:style>
    <style:style style:name="T4069" style:parent-style-name="Fuentedepárrafopredeter." style:family="text">
      <style:text-properties fo:color="#FF00FF" fo:letter-spacing="-0.0062in" style:text-scale="110%" fo:language="es" fo:country="ES"/>
    </style:style>
    <style:style style:name="T4070" style:parent-style-name="Fuentedepárrafopredeter." style:family="text">
      <style:text-properties fo:color="#FF00FF" fo:letter-spacing="-0.0062in" style:text-scale="112%" fo:language="es" fo:country="ES"/>
    </style:style>
    <style:style style:name="T4071" style:parent-style-name="Fuentedepárrafopredeter." style:family="text">
      <style:text-properties fo:color="#FF00FF" fo:letter-spacing="-0.0062in" style:text-scale="72%" fo:language="es" fo:country="ES"/>
    </style:style>
    <style:style style:name="T4072" style:parent-style-name="Fuentedepárrafopredeter." style:family="text">
      <style:text-properties fo:color="#FF00FF" fo:letter-spacing="-0.0062in" style:text-scale="108%" fo:language="es" fo:country="ES"/>
    </style:style>
    <style:style style:name="T4073" style:parent-style-name="Fuentedepárrafopredeter." style:family="text">
      <style:text-properties fo:color="#FF00FF" fo:letter-spacing="-0.0062in" style:text-scale="154%" fo:language="es" fo:country="ES"/>
    </style:style>
    <style:style style:name="T4074" style:parent-style-name="Fuentedepárrafopredeter." style:family="text">
      <style:text-properties fo:color="#FF00FF" fo:letter-spacing="-0.0062in" style:text-scale="110%" fo:language="es" fo:country="ES"/>
    </style:style>
    <style:style style:name="T4075" style:parent-style-name="Fuentedepárrafopredeter." style:family="text">
      <style:text-properties fo:color="#FF00FF" fo:letter-spacing="-0.0062in" style:text-scale="163%" fo:language="es" fo:country="ES"/>
    </style:style>
    <style:style style:name="T4076" style:parent-style-name="Fuentedepárrafopredeter." style:family="text">
      <style:text-properties fo:color="#FF00FF" style:text-scale="163%" fo:language="es" fo:country="ES"/>
    </style:style>
    <style:style style:name="T4077" style:parent-style-name="Fuentedepárrafopredeter." style:family="text">
      <style:text-properties fo:color="#FF00FF" fo:language="es" fo:country="ES"/>
    </style:style>
    <style:style style:name="T4078" style:parent-style-name="Fuentedepárrafopredeter." style:family="text">
      <style:text-properties fo:color="#FF00FF" fo:letter-spacing="-0.0118in" fo:language="es" fo:country="ES"/>
    </style:style>
    <style:style style:name="T4079" style:parent-style-name="Fuentedepárrafopredeter." style:family="text">
      <style:text-properties fo:color="#FF00FF" style:text-scale="185%" fo:language="es" fo:country="ES"/>
    </style:style>
    <style:style style:name="P4080" style:parent-style-name="Textoindependiente" style:family="paragraph">
      <style:paragraph-properties fo:line-height="97%" fo:margin-right="2.8638in"/>
    </style:style>
    <style:style style:name="T4081" style:parent-style-name="Fuentedepárrafopredeter." style:family="text">
      <style:text-properties style:font-name="Lucida Sans Typewriter" fo:font-weight="bold" style:font-weight-asian="bold" fo:color="#A52A2A" fo:letter-spacing="-0.0041in" style:text-scale="120%" fo:language="es" fo:country="ES"/>
    </style:style>
    <style:style style:name="T4082" style:parent-style-name="Fuentedepárrafopredeter." style:family="text">
      <style:text-properties style:font-name="Lucida Sans Typewriter" fo:font-weight="bold" style:font-weight-asian="bold" fo:color="#A52A2A" fo:letter-spacing="-0.0444in" style:text-scale="120%" fo:language="es" fo:country="ES"/>
    </style:style>
    <style:style style:name="T4083" style:parent-style-name="Fuentedepárrafopredeter." style:family="text">
      <style:text-properties fo:letter-spacing="-0.0062in" style:text-scale="130%" fo:language="es" fo:country="ES"/>
    </style:style>
    <style:style style:name="T4084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085" style:parent-style-name="Fuentedepárrafopredeter." style:family="text">
      <style:text-properties style:font-name="Lucida Sans Typewriter" fo:font-weight="bold" style:font-weight-asian="bold" fo:color="#A52A2A" fo:letter-spacing="-0.0444in" style:text-scale="120%" fo:language="es" fo:country="ES"/>
    </style:style>
    <style:style style:name="T4086" style:parent-style-name="Fuentedepárrafopredeter." style:family="text">
      <style:text-properties style:font-name="Lucida Sans Typewriter" fo:font-weight="bold" style:font-weight-asian="bold" fo:color="#A52A2A" fo:letter-spacing="-0.0041in" style:text-scale="120%" fo:language="es" fo:country="ES"/>
    </style:style>
    <style:style style:name="T4087" style:parent-style-name="Fuentedepárrafopredeter." style:family="text">
      <style:text-properties style:font-name="Lucida Sans Typewriter" fo:font-weight="bold" style:font-weight-asian="bold" fo:color="#A52A2A" fo:letter-spacing="-0.0444in" style:text-scale="120%" fo:language="es" fo:country="ES"/>
    </style:style>
    <style:style style:name="T4088" style:parent-style-name="Fuentedepárrafopredeter." style:family="text">
      <style:text-properties fo:letter-spacing="-0.0041in" style:text-scale="130%" fo:language="es" fo:country="ES"/>
    </style:style>
    <style:style style:name="T4089" style:parent-style-name="Fuentedepárrafopredeter." style:family="text">
      <style:text-properties fo:letter-spacing="-0.0055in" style:text-scale="130%" fo:language="es" fo:country="ES"/>
    </style:style>
    <style:style style:name="T4090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091" style:parent-style-name="Fuentedepárrafopredeter." style:family="text">
      <style:text-properties style:font-name="Lucida Sans Typewriter" fo:font-weight="bold" style:font-weight-asian="bold" fo:color="#A52A2A" fo:letter-spacing="-0.0444in" style:text-scale="120%" fo:language="es" fo:country="ES"/>
    </style:style>
    <style:style style:name="T4092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4093" style:parent-style-name="Fuentedepárrafopredeter." style:family="text">
      <style:text-properties style:font-name="Lucida Sans Typewriter" fo:font-weight="bold" style:font-weight-asian="bold" fo:color="#A52A2A" fo:letter-spacing="-0.0444in" style:text-scale="120%" fo:language="es" fo:country="ES"/>
    </style:style>
    <style:style style:name="T4094" style:parent-style-name="Fuentedepárrafopredeter." style:family="text">
      <style:text-properties fo:letter-spacing="-0.0041in" style:text-scale="155%" fo:language="es" fo:country="ES"/>
    </style:style>
    <style:style style:name="T4095" style:parent-style-name="Fuentedepárrafopredeter." style:family="text">
      <style:text-properties fo:letter-spacing="-0.0041in" style:text-scale="130%" fo:language="es" fo:country="ES"/>
    </style:style>
    <style:style style:name="T4096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4097" style:parent-style-name="Fuentedepárrafopredeter." style:family="text">
      <style:text-properties fo:color="#FF00FF" fo:letter-spacing="-0.0062in" style:text-scale="130%" fo:language="es" fo:country="ES"/>
    </style:style>
    <style:style style:name="T4098" style:parent-style-name="Fuentedepárrafopredeter." style:family="text">
      <style:text-properties fo:color="#FF00FF" fo:letter-spacing="-0.0034in" style:text-scale="120%" fo:language="es" fo:country="ES"/>
    </style:style>
    <style:style style:name="T4099" style:parent-style-name="Fuentedepárrafopredeter." style:family="text">
      <style:text-properties fo:color="#FF00FF" fo:letter-spacing="-0.0055in" style:text-scale="130%" fo:language="es" fo:country="ES"/>
    </style:style>
    <style:style style:name="T4100" style:parent-style-name="Fuentedepárrafopredeter." style:family="text">
      <style:text-properties fo:color="#FF00FF" fo:letter-spacing="-0.0041in" style:text-scale="130%" fo:language="es" fo:country="ES"/>
    </style:style>
    <style:style style:name="T4101" style:parent-style-name="Fuentedepárrafopredeter." style:family="text">
      <style:text-properties fo:color="#FF00FF" fo:letter-spacing="-0.0041in" style:text-scale="155%" fo:language="es" fo:country="ES"/>
    </style:style>
    <style:style style:name="T4102" style:parent-style-name="Fuentedepárrafopredeter." style:family="text">
      <style:text-properties fo:color="#FF00FF" style:text-scale="155%" fo:language="es" fo:country="ES"/>
    </style:style>
    <style:style style:name="T4103" style:parent-style-name="Fuentedepárrafopredeter." style:family="text">
      <style:text-properties style:font-name="Lucida Sans Typewriter" fo:font-weight="bold" style:font-weight-asian="bold" fo:color="#A52A2A" fo:letter-spacing="-0.0041in" style:text-scale="120%" fo:language="es" fo:country="ES"/>
    </style:style>
    <style:style style:name="T4104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4105" style:parent-style-name="Fuentedepárrafopredeter." style:family="text">
      <style:text-properties fo:letter-spacing="-0.0062in" style:text-scale="130%" fo:language="es" fo:country="ES"/>
    </style:style>
    <style:style style:name="T4106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107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4108" style:parent-style-name="Fuentedepárrafopredeter." style:family="text">
      <style:text-properties style:font-name="Lucida Sans Typewriter" fo:font-weight="bold" style:font-weight-asian="bold" fo:color="#A52A2A" fo:letter-spacing="-0.0041in" style:text-scale="120%" fo:language="es" fo:country="ES"/>
    </style:style>
    <style:style style:name="T4109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4110" style:parent-style-name="Fuentedepárrafopredeter." style:family="text">
      <style:text-properties fo:letter-spacing="-0.0041in" style:text-scale="130%" fo:language="es" fo:country="ES"/>
    </style:style>
    <style:style style:name="T4111" style:parent-style-name="Fuentedepárrafopredeter." style:family="text">
      <style:text-properties fo:letter-spacing="-0.0055in" style:text-scale="130%" fo:language="es" fo:country="ES"/>
    </style:style>
    <style:style style:name="T4112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113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4114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4115" style:parent-style-name="Fuentedepárrafopredeter." style:family="text">
      <style:text-properties style:font-name="Lucida Sans Typewriter" fo:font-weight="bold" style:font-weight-asian="bold" fo:color="#A52A2A" fo:letter-spacing="-0.0479in" style:text-scale="120%" fo:language="es" fo:country="ES"/>
    </style:style>
    <style:style style:name="T4116" style:parent-style-name="Fuentedepárrafopredeter." style:family="text">
      <style:text-properties fo:letter-spacing="-0.0041in" style:text-scale="155%" fo:language="es" fo:country="ES"/>
    </style:style>
    <style:style style:name="T4117" style:parent-style-name="Fuentedepárrafopredeter." style:family="text">
      <style:text-properties fo:letter-spacing="-0.0041in" style:text-scale="130%" fo:language="es" fo:country="ES"/>
    </style:style>
    <style:style style:name="T4118" style:parent-style-name="Fuentedepárrafopredeter." style:family="text">
      <style:text-properties fo:letter-spacing="-0.0034in" style:text-scale="130%" fo:language="es" fo:country="ES"/>
    </style:style>
    <style:style style:name="P4119" style:parent-style-name="Textoindependiente" style:family="paragraph">
      <style:paragraph-properties fo:margin-top="0.0034in" fo:margin-left="0in">
        <style:tab-stops/>
      </style:paragraph-properties>
      <style:text-properties fo:font-size="8.5pt" style:font-size-asian="8.5pt" fo:language="es" fo:country="ES"/>
    </style:style>
    <style:style style:name="T412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121" style:parent-style-name="Textoindependiente" style:family="paragraph">
      <style:paragraph-properties fo:margin-top="0.0055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4122" style:parent-style-name="Textoindependiente" style:family="paragraph">
      <style:paragraph-properties fo:line-height="0.1472in"/>
    </style:style>
    <style:style style:name="T4123" style:parent-style-name="Fuentedepárrafopredeter." style:family="text">
      <style:text-properties fo:color="#00898C" fo:letter-spacing="-0.0062in" style:text-scale="121%" fo:language="es" fo:country="ES"/>
    </style:style>
    <style:style style:name="T4124" style:parent-style-name="Fuentedepárrafopredeter." style:family="text">
      <style:text-properties fo:color="#00898C" fo:letter-spacing="-0.0062in" style:text-scale="211%" fo:language="es" fo:country="ES"/>
    </style:style>
    <style:style style:name="T4125" style:parent-style-name="Fuentedepárrafopredeter." style:family="text">
      <style:text-properties fo:color="#00898C" fo:letter-spacing="-0.0062in" style:text-scale="110%" fo:language="es" fo:country="ES"/>
    </style:style>
    <style:style style:name="T4126" style:parent-style-name="Fuentedepárrafopredeter." style:family="text">
      <style:text-properties fo:color="#00898C" fo:letter-spacing="-0.0062in" style:text-scale="121%" fo:language="es" fo:country="ES"/>
    </style:style>
    <style:style style:name="T4127" style:parent-style-name="Fuentedepárrafopredeter." style:family="text">
      <style:text-properties fo:color="#00898C" fo:letter-spacing="-0.0062in" style:text-scale="112%" fo:language="es" fo:country="ES"/>
    </style:style>
    <style:style style:name="T4128" style:parent-style-name="Fuentedepárrafopredeter." style:family="text">
      <style:text-properties fo:color="#00898C" fo:letter-spacing="-0.0062in" style:text-scale="163%" fo:language="es" fo:country="ES"/>
    </style:style>
    <style:style style:name="T412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130" style:parent-style-name="Textoindependiente" style:family="paragraph">
      <style:paragraph-properties fo:line-height="0.1458in"/>
    </style:style>
    <style:style style:name="T413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13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133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134" style:parent-style-name="Fuentedepárrafopredeter." style:family="text">
      <style:text-properties fo:color="#FF00FF" fo:letter-spacing="-0.0062in" style:text-scale="185%" fo:language="es" fo:country="ES"/>
    </style:style>
    <style:style style:name="T4135" style:parent-style-name="Fuentedepárrafopredeter." style:family="text">
      <style:text-properties fo:color="#FF00FF" fo:letter-spacing="-0.0062in" style:text-scale="98%" fo:language="es" fo:country="ES"/>
    </style:style>
    <style:style style:name="T4136" style:parent-style-name="Fuentedepárrafopredeter." style:family="text">
      <style:text-properties fo:color="#FF00FF" fo:letter-spacing="-0.0062in" style:text-scale="211%" fo:language="es" fo:country="ES"/>
    </style:style>
    <style:style style:name="T4137" style:parent-style-name="Fuentedepárrafopredeter." style:family="text">
      <style:text-properties fo:color="#FF00FF" fo:letter-spacing="-0.0062in" style:text-scale="114%" fo:language="es" fo:country="ES"/>
    </style:style>
    <style:style style:name="T4138" style:parent-style-name="Fuentedepárrafopredeter." style:family="text">
      <style:text-properties fo:color="#FF00FF" fo:letter-spacing="-0.0062in" style:text-scale="163%" fo:language="es" fo:country="ES"/>
    </style:style>
    <style:style style:name="T4139" style:parent-style-name="Fuentedepárrafopredeter." style:family="text">
      <style:text-properties fo:color="#FF00FF" fo:letter-spacing="-0.0062in" style:text-scale="72%" fo:language="es" fo:country="ES"/>
    </style:style>
    <style:style style:name="T4140" style:parent-style-name="Fuentedepárrafopredeter." style:family="text">
      <style:text-properties fo:color="#FF00FF" fo:letter-spacing="-0.0062in" style:text-scale="110%" fo:language="es" fo:country="ES"/>
    </style:style>
    <style:style style:name="T4141" style:parent-style-name="Fuentedepárrafopredeter." style:family="text">
      <style:text-properties fo:color="#FF00FF" fo:letter-spacing="-0.0062in" style:text-scale="148%" fo:language="es" fo:country="ES"/>
    </style:style>
    <style:style style:name="T4142" style:parent-style-name="Fuentedepárrafopredeter." style:family="text">
      <style:text-properties fo:color="#FF00FF" fo:letter-spacing="-0.0062in" style:text-scale="163%" fo:language="es" fo:country="ES"/>
    </style:style>
    <style:style style:name="T4143" style:parent-style-name="Fuentedepárrafopredeter." style:family="text">
      <style:text-properties fo:color="#FF00FF" fo:letter-spacing="-0.0062in" style:text-scale="114%" fo:language="es" fo:country="ES"/>
    </style:style>
    <style:style style:name="T4144" style:parent-style-name="Fuentedepárrafopredeter." style:family="text">
      <style:text-properties fo:color="#FF00FF" fo:letter-spacing="-0.0062in" style:text-scale="110%" fo:language="es" fo:country="ES"/>
    </style:style>
    <style:style style:name="T4145" style:parent-style-name="Fuentedepárrafopredeter." style:family="text">
      <style:text-properties fo:color="#FF00FF" fo:letter-spacing="-0.0062in" style:text-scale="112%" fo:language="es" fo:country="ES"/>
    </style:style>
    <style:style style:name="T4146" style:parent-style-name="Fuentedepárrafopredeter." style:family="text">
      <style:text-properties fo:color="#FF00FF" style:text-scale="163%" fo:language="es" fo:country="ES"/>
    </style:style>
    <style:style style:name="T4147" style:parent-style-name="Fuentedepárrafopredeter." style:family="text">
      <style:text-properties fo:color="#FF00FF" fo:language="es" fo:country="ES"/>
    </style:style>
    <style:style style:name="T4148" style:parent-style-name="Fuentedepárrafopredeter." style:family="text">
      <style:text-properties fo:color="#FF00FF" fo:letter-spacing="-0.0118in" fo:language="es" fo:country="ES"/>
    </style:style>
    <style:style style:name="T4149" style:parent-style-name="Fuentedepárrafopredeter." style:family="text">
      <style:text-properties fo:color="#FF00FF" fo:letter-spacing="-0.0062in" style:text-scale="185%" fo:language="es" fo:country="ES"/>
    </style:style>
    <style:style style:name="T4150" style:parent-style-name="Fuentedepárrafopredeter." style:family="text">
      <style:text-properties fo:color="#A01FEF" fo:letter-spacing="-0.0062in" style:text-scale="114%" fo:language="es" fo:country="ES"/>
    </style:style>
    <style:style style:name="T4151" style:parent-style-name="Fuentedepárrafopredeter." style:family="text">
      <style:text-properties fo:color="#A01FEF" fo:letter-spacing="-0.0062in" style:text-scale="108%" fo:language="es" fo:country="ES"/>
    </style:style>
    <style:style style:name="T4152" style:parent-style-name="Fuentedepárrafopredeter." style:family="text">
      <style:text-properties fo:color="#A01FEF" fo:letter-spacing="-0.0062in" style:text-scale="114%" fo:language="es" fo:country="ES"/>
    </style:style>
    <style:style style:name="T4153" style:parent-style-name="Fuentedepárrafopredeter." style:family="text">
      <style:text-properties fo:color="#A01FEF" fo:letter-spacing="-0.0062in" style:text-scale="151%" fo:language="es" fo:country="ES"/>
    </style:style>
    <style:style style:name="T4154" style:parent-style-name="Fuentedepárrafopredeter." style:family="text">
      <style:text-properties fo:color="#A01FEF" style:text-scale="110%" fo:language="es" fo:country="ES"/>
    </style:style>
    <style:style style:name="T4155" style:parent-style-name="Fuentedepárrafopredeter." style:family="text">
      <style:text-properties fo:color="#A01FEF" fo:language="es" fo:country="ES"/>
    </style:style>
    <style:style style:name="T4156" style:parent-style-name="Fuentedepárrafopredeter." style:family="text">
      <style:text-properties fo:color="#A01FEF" fo:letter-spacing="-0.0118in" fo:language="es" fo:country="ES"/>
    </style:style>
    <style:style style:name="T4157" style:parent-style-name="Fuentedepárrafopredeter." style:family="text">
      <style:text-properties fo:color="#A01FEF" fo:letter-spacing="-0.0062in" style:text-scale="114%" fo:language="es" fo:country="ES"/>
    </style:style>
    <style:style style:name="T4158" style:parent-style-name="Fuentedepárrafopredeter." style:family="text">
      <style:text-properties fo:color="#A01FEF" fo:letter-spacing="-0.0062in" fo:language="es" fo:country="ES"/>
    </style:style>
    <style:style style:name="T4159" style:parent-style-name="Fuentedepárrafopredeter." style:family="text">
      <style:text-properties fo:color="#A01FEF" fo:letter-spacing="-0.0062in" style:text-scale="108%" fo:language="es" fo:country="ES"/>
    </style:style>
    <style:style style:name="T4160" style:parent-style-name="Fuentedepárrafopredeter." style:family="text">
      <style:text-properties fo:color="#A01FEF" fo:letter-spacing="-0.0062in" style:text-scale="163%" fo:language="es" fo:country="ES"/>
    </style:style>
    <style:style style:name="T4161" style:parent-style-name="Fuentedepárrafopredeter." style:family="text">
      <style:text-properties fo:color="#A01FEF" fo:letter-spacing="-0.0062in" fo:language="es" fo:country="ES"/>
    </style:style>
    <style:style style:name="T4162" style:parent-style-name="Fuentedepárrafopredeter." style:family="text">
      <style:text-properties fo:color="#A01FEF" fo:letter-spacing="-0.0062in" style:text-scale="72%" fo:language="es" fo:country="ES"/>
    </style:style>
    <style:style style:name="T4163" style:parent-style-name="Fuentedepárrafopredeter." style:family="text">
      <style:text-properties fo:color="#A01FEF" fo:letter-spacing="-0.0062in" style:text-scale="163%" fo:language="es" fo:country="ES"/>
    </style:style>
    <style:style style:name="T4164" style:parent-style-name="Fuentedepárrafopredeter." style:family="text">
      <style:text-properties fo:color="#A01FEF" fo:letter-spacing="-0.0062in" fo:language="es" fo:country="ES"/>
    </style:style>
    <style:style style:name="T4165" style:parent-style-name="Fuentedepárrafopredeter." style:family="text">
      <style:text-properties fo:color="#A01FEF" fo:letter-spacing="-0.0062in" style:text-scale="105%" fo:language="es" fo:country="ES"/>
    </style:style>
    <style:style style:name="T4166" style:parent-style-name="Fuentedepárrafopredeter." style:family="text">
      <style:text-properties fo:color="#A01FEF" style:text-scale="114%" fo:language="es" fo:country="ES"/>
    </style:style>
    <style:style style:name="P4167" style:parent-style-name="Textoindependiente" style:family="paragraph">
      <style:paragraph-properties fo:line-height="0.1444in"/>
    </style:style>
    <style:style style:name="T416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169" style:parent-style-name="Textoindependiente" style:family="paragraph">
      <style:paragraph-properties fo:line-height="0.1486in"/>
    </style:style>
    <style:style style:name="T4170" style:parent-style-name="Fuentedepárrafopredeter." style:family="text">
      <style:text-properties fo:color="#00898C" fo:letter-spacing="-0.0062in" style:text-scale="148%" fo:language="es" fo:country="ES"/>
    </style:style>
    <style:style style:name="T4171" style:parent-style-name="Fuentedepárrafopredeter." style:family="text">
      <style:text-properties fo:color="#00898C" fo:letter-spacing="-0.0062in" style:text-scale="110%" fo:language="es" fo:country="ES"/>
    </style:style>
    <style:style style:name="T4172" style:parent-style-name="Fuentedepárrafopredeter." style:family="text">
      <style:text-properties fo:color="#00898C" fo:letter-spacing="-0.0062in" style:text-scale="211%" fo:language="es" fo:country="ES"/>
    </style:style>
    <style:style style:name="T4173" style:parent-style-name="Fuentedepárrafopredeter." style:family="text">
      <style:text-properties fo:color="#00898C" fo:letter-spacing="-0.0062in" style:text-scale="148%" fo:language="es" fo:country="ES"/>
    </style:style>
    <style:style style:name="T4174" style:parent-style-name="Fuentedepárrafopredeter." style:family="text">
      <style:text-properties fo:color="#00898C" fo:letter-spacing="-0.0062in" style:text-scale="163%" fo:language="es" fo:country="ES"/>
    </style:style>
    <style:style style:name="T417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176" style:parent-style-name="Textoindependiente" style:family="paragraph">
      <style:paragraph-properties fo:line-height="0.143in"/>
    </style:style>
    <style:style style:name="T4177" style:parent-style-name="Fuentedepárrafopredeter." style:family="text">
      <style:text-properties fo:color="#0000FF" fo:letter-spacing="-0.0062in" style:text-scale="114%" fo:language="es" fo:country="ES"/>
    </style:style>
    <style:style style:name="T4178" style:parent-style-name="Fuentedepárrafopredeter." style:family="text">
      <style:text-properties fo:color="#0000FF" fo:letter-spacing="-0.0062in" style:text-scale="121%" fo:language="es" fo:country="ES"/>
    </style:style>
    <style:style style:name="T4179" style:parent-style-name="Fuentedepárrafopredeter." style:family="text">
      <style:text-properties fo:color="#0000FF" fo:letter-spacing="-0.0062in" style:text-scale="112%" fo:language="es" fo:country="ES"/>
    </style:style>
    <style:style style:name="T4180" style:parent-style-name="Fuentedepárrafopredeter." style:family="text">
      <style:text-properties fo:color="#0000FF" fo:letter-spacing="-0.0062in" style:text-scale="72%" fo:language="es" fo:country="ES"/>
    </style:style>
    <style:style style:name="T4181" style:parent-style-name="Fuentedepárrafopredeter." style:family="text">
      <style:text-properties fo:color="#0000FF" fo:letter-spacing="-0.0062in" style:text-scale="108%" fo:language="es" fo:country="ES"/>
    </style:style>
    <style:style style:name="T4182" style:parent-style-name="Fuentedepárrafopredeter." style:family="text">
      <style:text-properties fo:color="#0000FF" fo:letter-spacing="-0.0062in" style:text-scale="154%" fo:language="es" fo:country="ES"/>
    </style:style>
    <style:style style:name="T4183" style:parent-style-name="Fuentedepárrafopredeter." style:family="text">
      <style:text-properties fo:color="#0000FF" fo:letter-spacing="-0.0062in" style:text-scale="112%" fo:language="es" fo:country="ES"/>
    </style:style>
    <style:style style:name="T4184" style:parent-style-name="Fuentedepárrafopredeter." style:family="text">
      <style:text-properties fo:color="#0000FF" fo:letter-spacing="-0.0062in" style:text-scale="108%" fo:language="es" fo:country="ES"/>
    </style:style>
    <style:style style:name="T4185" style:parent-style-name="Fuentedepárrafopredeter." style:family="text">
      <style:text-properties fo:color="#0000FF" fo:letter-spacing="-0.0062in" style:text-scale="114%" fo:language="es" fo:country="ES"/>
    </style:style>
    <style:style style:name="T4186" style:parent-style-name="Fuentedepárrafopredeter." style:family="text">
      <style:text-properties fo:color="#0000FF" fo:letter-spacing="-0.0062in" style:text-scale="121%" fo:language="es" fo:country="ES"/>
    </style:style>
    <style:style style:name="T4187" style:parent-style-name="Fuentedepárrafopredeter." style:family="text">
      <style:text-properties fo:color="#0000FF" fo:letter-spacing="-0.0062in" style:text-scale="211%" fo:language="es" fo:country="ES"/>
    </style:style>
    <style:style style:name="T4188" style:parent-style-name="Fuentedepárrafopredeter." style:family="text">
      <style:text-properties fo:color="#0000FF" fo:letter-spacing="-0.0062in" style:text-scale="112%" fo:language="es" fo:country="ES"/>
    </style:style>
    <style:style style:name="T4189" style:parent-style-name="Fuentedepárrafopredeter." style:family="text">
      <style:text-properties fo:color="#0000FF" style:text-scale="110%" fo:language="es" fo:country="ES"/>
    </style:style>
    <style:style style:name="T4190" style:parent-style-name="Fuentedepárrafopredeter." style:family="text">
      <style:text-properties fo:color="#0000FF" fo:language="es" fo:country="ES"/>
    </style:style>
    <style:style style:name="T4191" style:parent-style-name="Fuentedepárrafopredeter." style:family="text">
      <style:text-properties fo:color="#0000FF" fo:letter-spacing="-0.0118in" fo:language="es" fo:country="ES"/>
    </style:style>
    <style:style style:name="T4192" style:parent-style-name="Fuentedepárrafopredeter." style:family="text">
      <style:text-properties fo:color="#0000FF" fo:letter-spacing="-0.0062in" style:text-scale="108%" fo:language="es" fo:country="ES"/>
    </style:style>
    <style:style style:name="T4193" style:parent-style-name="Fuentedepárrafopredeter." style:family="text">
      <style:text-properties fo:color="#0000FF" style:text-scale="110%" fo:language="es" fo:country="ES"/>
    </style:style>
    <style:style style:name="T4194" style:parent-style-name="Fuentedepárrafopredeter." style:family="text">
      <style:text-properties fo:color="#0000FF" fo:language="es" fo:country="ES"/>
    </style:style>
    <style:style style:name="T4195" style:parent-style-name="Fuentedepárrafopredeter." style:family="text">
      <style:text-properties fo:color="#0000FF" fo:letter-spacing="-0.0118in" fo:language="es" fo:country="ES"/>
    </style:style>
    <style:style style:name="T4196" style:parent-style-name="Fuentedepárrafopredeter." style:family="text">
      <style:text-properties fo:color="#0000FF" fo:letter-spacing="-0.0062in" style:text-scale="108%" fo:language="es" fo:country="ES"/>
    </style:style>
    <style:style style:name="T4197" style:parent-style-name="Fuentedepárrafopredeter." style:family="text">
      <style:text-properties fo:color="#0000FF" fo:letter-spacing="-0.0062in" style:text-scale="114%" fo:language="es" fo:country="ES"/>
    </style:style>
    <style:style style:name="T4198" style:parent-style-name="Fuentedepárrafopredeter." style:family="text">
      <style:text-properties fo:color="#0000FF" fo:letter-spacing="-0.0062in" style:text-scale="154%" fo:language="es" fo:country="ES"/>
    </style:style>
    <style:style style:name="T4199" style:parent-style-name="Fuentedepárrafopredeter." style:family="text">
      <style:text-properties fo:color="#0000FF" fo:letter-spacing="-0.0062in" style:text-scale="114%" fo:language="es" fo:country="ES"/>
    </style:style>
    <style:style style:name="T4200" style:parent-style-name="Fuentedepárrafopredeter." style:family="text">
      <style:text-properties fo:color="#0000FF" fo:letter-spacing="-0.0062in" style:text-scale="72%" fo:language="es" fo:country="ES"/>
    </style:style>
    <style:style style:name="T4201" style:parent-style-name="Fuentedepárrafopredeter." style:family="text">
      <style:text-properties fo:color="#0000FF" fo:letter-spacing="-0.0062in" style:text-scale="110%" fo:language="es" fo:country="ES"/>
    </style:style>
    <style:style style:name="T4202" style:parent-style-name="Fuentedepárrafopredeter." style:family="text">
      <style:text-properties fo:color="#0000FF" fo:letter-spacing="-0.0062in" style:text-scale="151%" fo:language="es" fo:country="ES"/>
    </style:style>
    <style:style style:name="T4203" style:parent-style-name="Fuentedepárrafopredeter." style:family="text">
      <style:text-properties fo:color="#0000FF" fo:letter-spacing="-0.0062in" style:text-scale="154%" fo:language="es" fo:country="ES"/>
    </style:style>
    <style:style style:name="T4204" style:parent-style-name="Fuentedepárrafopredeter." style:family="text">
      <style:text-properties fo:color="#0000FF" fo:letter-spacing="-0.0062in" style:text-scale="112%" fo:language="es" fo:country="ES"/>
    </style:style>
    <style:style style:name="T4205" style:parent-style-name="Fuentedepárrafopredeter." style:family="text">
      <style:text-properties fo:color="#0000FF" style:text-scale="148%" fo:language="es" fo:country="ES"/>
    </style:style>
    <style:style style:name="P4206" style:parent-style-name="Textoindependiente" style:family="paragraph">
      <style:paragraph-properties fo:margin-top="0.0006in" fo:line-height="97%" fo:margin-left="0.2201in" fo:margin-right="4.8715in" fo:text-indent="-0.1388in">
        <style:tab-stops/>
      </style:paragraph-properties>
    </style:style>
    <style:style style:name="T4207" style:parent-style-name="Fuentedepárrafopredeter." style:family="text">
      <style:text-properties style:font-name="Lucida Sans Typewriter" fo:font-weight="bold" style:font-weight-asian="bold" fo:color="#A52A2A" fo:letter-spacing="-0.0034in" style:text-scale="110%"/>
    </style:style>
    <style:style style:name="T4208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4209" style:parent-style-name="Fuentedepárrafopredeter." style:family="text">
      <style:text-properties fo:color="#6959CD" fo:letter-spacing="-0.0034in" style:text-scale="110%"/>
    </style:style>
    <style:style style:name="T4210" style:parent-style-name="Fuentedepárrafopredeter." style:family="text">
      <style:text-properties fo:color="#00898C" fo:letter-spacing="-0.0041in" style:text-scale="115%"/>
    </style:style>
    <style:style style:name="T4211" style:parent-style-name="Fuentedepárrafopredeter." style:family="text">
      <style:text-properties style:text-scale="110%"/>
    </style:style>
    <style:style style:name="T4212" style:parent-style-name="Fuentedepárrafopredeter." style:family="text">
      <style:text-properties style:font-name="Lucida Sans Typewriter" fo:font-weight="bold" style:font-weight-asian="bold" fo:color="#A52A2A" fo:letter-spacing="-0.0069in" style:text-scale="110%"/>
    </style:style>
    <style:style style:name="T4213" style:parent-style-name="Fuentedepárrafopredeter." style:family="text">
      <style:text-properties style:font-name="Lucida Sans Typewriter" fo:font-weight="bold" style:font-weight-asian="bold" fo:color="#A52A2A" fo:letter-spacing="-0.0041in" style:text-scale="110%"/>
    </style:style>
    <style:style style:name="T4214" style:parent-style-name="Fuentedepárrafopredeter." style:family="text">
      <style:text-properties fo:color="#6959CD" style:text-scale="180%"/>
    </style:style>
    <style:style style:name="T4215" style:parent-style-name="Fuentedepárrafopredeter." style:family="text">
      <style:text-properties style:font-name="Lucida Sans Typewriter" fo:font-weight="bold" style:font-weight-asian="bold" fo:color="#A52A2A" fo:letter-spacing="-0.0034in" style:text-scale="110%"/>
    </style:style>
    <style:style style:name="T4216" style:parent-style-name="Fuentedepárrafopredeter." style:family="text">
      <style:text-properties style:font-name="Lucida Sans Typewriter" fo:font-weight="bold" style:font-weight-asian="bold" fo:color="#A52A2A" fo:letter-spacing="-0.0465in" style:text-scale="110%"/>
    </style:style>
    <style:style style:name="T4217" style:parent-style-name="Fuentedepárrafopredeter." style:family="text">
      <style:text-properties fo:color="#6959CD" fo:letter-spacing="-0.0055in" style:text-scale="110%"/>
    </style:style>
    <style:style style:name="T4218" style:parent-style-name="Fuentedepárrafopredeter." style:family="text">
      <style:text-properties style:font-name="Lucida Sans Typewriter" fo:font-weight="bold" style:font-weight-asian="bold" fo:color="#A52A2A" fo:letter-spacing="-0.0055in" style:text-scale="110%"/>
    </style:style>
    <style:style style:name="P4219" style:parent-style-name="Textoindependiente" style:family="paragraph">
      <style:paragraph-properties fo:margin-left="0.4979in" fo:margin-right="1.7118in" fo:text-indent="-0.1388in">
        <style:tab-stops/>
      </style:paragraph-properties>
    </style:style>
    <style:style style:name="T4220" style:parent-style-name="Fuentedepárrafopredeter." style:family="text">
      <style:text-properties style:font-name="Lucida Sans Typewriter" fo:font-weight="bold" style:font-weight-asian="bold" fo:color="#A52A2A" fo:letter-spacing="-0.0034in" style:text-scale="120%" fo:language="es" fo:country="ES"/>
    </style:style>
    <style:style style:name="T4221" style:parent-style-name="Fuentedepárrafopredeter." style:family="text">
      <style:text-properties style:font-name="Lucida Sans Typewriter" fo:font-weight="bold" style:font-weight-asian="bold" fo:color="#A52A2A" fo:letter-spacing="-0.0472in" style:text-scale="120%" fo:language="es" fo:country="ES"/>
    </style:style>
    <style:style style:name="T4222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223" style:parent-style-name="Fuentedepárrafopredeter." style:family="text">
      <style:text-properties style:font-name="Lucida Sans Typewriter" fo:font-weight="bold" style:font-weight-asian="bold" fo:color="#A52A2A" fo:letter-spacing="-0.0472in" style:text-scale="120%" fo:language="es" fo:country="ES"/>
    </style:style>
    <style:style style:name="T4224" style:parent-style-name="Fuentedepárrafopredeter." style:family="text">
      <style:text-properties fo:color="#00898C" fo:letter-spacing="-0.0034in" style:text-scale="140%" fo:language="es" fo:country="ES"/>
    </style:style>
    <style:style style:name="T4225" style:parent-style-name="Fuentedepárrafopredeter." style:family="text">
      <style:text-properties fo:color="#6959CD" fo:letter-spacing="-0.0034in" style:text-scale="140%" fo:language="es" fo:country="ES"/>
    </style:style>
    <style:style style:name="T4226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4227" style:parent-style-name="Fuentedepárrafopredeter." style:family="text">
      <style:text-properties style:font-name="Lucida Sans Typewriter" fo:font-weight="bold" style:font-weight-asian="bold" fo:color="#A52A2A" fo:letter-spacing="-0.0472in" style:text-scale="120%" fo:language="es" fo:country="ES"/>
    </style:style>
    <style:style style:name="T4228" style:parent-style-name="Fuentedepárrafopredeter." style:family="text">
      <style:text-properties fo:color="#0000FF" style:text-scale="120%" fo:language="es" fo:country="ES"/>
    </style:style>
    <style:style style:name="T4229" style:parent-style-name="Fuentedepárrafopredeter." style:family="text">
      <style:text-properties fo:color="#0000FF" fo:letter-spacing="-0.0041in" style:text-scale="140%" fo:language="es" fo:country="ES"/>
    </style:style>
    <style:style style:name="T4230" style:parent-style-name="Fuentedepárrafopredeter." style:family="text">
      <style:text-properties fo:color="#0000FF" fo:letter-spacing="-0.0055in" style:text-scale="140%" fo:language="es" fo:country="ES"/>
    </style:style>
    <style:style style:name="T4231" style:parent-style-name="Fuentedepárrafopredeter." style:family="text">
      <style:text-properties fo:color="#0000FF" fo:letter-spacing="-0.0041in" style:text-scale="140%" fo:language="es" fo:country="ES"/>
    </style:style>
    <style:style style:name="T4232" style:parent-style-name="Fuentedepárrafopredeter." style:family="text">
      <style:text-properties fo:color="#0000FF" fo:letter-spacing="-0.0062in" style:text-scale="140%" fo:language="es" fo:country="ES"/>
    </style:style>
    <style:style style:name="T4233" style:parent-style-name="Fuentedepárrafopredeter." style:family="text">
      <style:text-properties fo:color="#0000FF" fo:letter-spacing="-0.0034in" style:text-scale="120%" fo:language="es" fo:country="ES"/>
    </style:style>
    <style:style style:name="T4234" style:parent-style-name="Fuentedepárrafopredeter." style:family="text">
      <style:text-properties fo:color="#0000FF" fo:letter-spacing="-0.0055in" style:text-scale="140%" fo:language="es" fo:country="ES"/>
    </style:style>
    <style:style style:name="T4235" style:parent-style-name="Fuentedepárrafopredeter." style:family="text">
      <style:text-properties fo:color="#0000FF" fo:letter-spacing="-0.0062in" style:text-scale="114%" fo:language="es" fo:country="ES"/>
    </style:style>
    <style:style style:name="T4236" style:parent-style-name="Fuentedepárrafopredeter." style:family="text">
      <style:text-properties fo:color="#0000FF" fo:letter-spacing="-0.0062in" style:text-scale="151%" fo:language="es" fo:country="ES"/>
    </style:style>
    <style:style style:name="T4237" style:parent-style-name="Fuentedepárrafopredeter." style:family="text">
      <style:text-properties fo:color="#0000FF" fo:letter-spacing="-0.0062in" style:text-scale="154%" fo:language="es" fo:country="ES"/>
    </style:style>
    <style:style style:name="T4238" style:parent-style-name="Fuentedepárrafopredeter." style:family="text">
      <style:text-properties fo:color="#0000FF" fo:letter-spacing="-0.0062in" style:text-scale="114%" fo:language="es" fo:country="ES"/>
    </style:style>
    <style:style style:name="T4239" style:parent-style-name="Fuentedepárrafopredeter." style:family="text">
      <style:text-properties fo:color="#0000FF" fo:letter-spacing="-0.0062in" style:text-scale="108%" fo:language="es" fo:country="ES"/>
    </style:style>
    <style:style style:name="T4240" style:parent-style-name="Fuentedepárrafopredeter." style:family="text">
      <style:text-properties fo:color="#0000FF" fo:letter-spacing="-0.0062in" style:text-scale="110%" fo:language="es" fo:country="ES"/>
    </style:style>
    <style:style style:name="T4241" style:parent-style-name="Fuentedepárrafopredeter." style:family="text">
      <style:text-properties fo:color="#0000FF" fo:letter-spacing="-0.0062in" style:text-scale="121%" fo:language="es" fo:country="ES"/>
    </style:style>
    <style:style style:name="T4242" style:parent-style-name="Fuentedepárrafopredeter." style:family="text">
      <style:text-properties fo:color="#0000FF" fo:letter-spacing="-0.0062in" style:text-scale="211%" fo:language="es" fo:country="ES"/>
    </style:style>
    <style:style style:name="T4243" style:parent-style-name="Fuentedepárrafopredeter." style:family="text">
      <style:text-properties fo:color="#0000FF" fo:letter-spacing="-0.0062in" style:text-scale="112%" fo:language="es" fo:country="ES"/>
    </style:style>
    <style:style style:name="T4244" style:parent-style-name="Fuentedepárrafopredeter." style:family="text">
      <style:text-properties fo:color="#0000FF" style:text-scale="110%" fo:language="es" fo:country="ES"/>
    </style:style>
    <style:style style:name="T4245" style:parent-style-name="Fuentedepárrafopredeter." style:family="text">
      <style:text-properties fo:color="#0000FF" fo:language="es" fo:country="ES"/>
    </style:style>
    <style:style style:name="T4246" style:parent-style-name="Fuentedepárrafopredeter." style:family="text">
      <style:text-properties fo:color="#0000FF" fo:letter-spacing="-0.0062in" style:text-scale="108%" fo:language="es" fo:country="ES"/>
    </style:style>
    <style:style style:name="T4247" style:parent-style-name="Fuentedepárrafopredeter." style:family="text">
      <style:text-properties fo:color="#0000FF" fo:letter-spacing="-0.0062in" style:text-scale="110%" fo:language="es" fo:country="ES"/>
    </style:style>
    <style:style style:name="T4248" style:parent-style-name="Fuentedepárrafopredeter." style:family="text">
      <style:text-properties fo:color="#0000FF" style:text-scale="204%" fo:language="es" fo:country="ES"/>
    </style:style>
    <style:style style:name="T4249" style:parent-style-name="Fuentedepárrafopredeter." style:family="text">
      <style:text-properties fo:color="#0000FF" fo:language="es" fo:country="ES"/>
    </style:style>
    <style:style style:name="T4250" style:parent-style-name="Fuentedepárrafopredeter." style:family="text">
      <style:text-properties fo:color="#0000FF" fo:letter-spacing="-0.0062in" style:text-scale="110%" fo:language="es" fo:country="ES"/>
    </style:style>
    <style:style style:name="T4251" style:parent-style-name="Fuentedepárrafopredeter." style:family="text">
      <style:text-properties fo:color="#0000FF" fo:letter-spacing="-0.0062in" style:text-scale="112%" fo:language="es" fo:country="ES"/>
    </style:style>
    <style:style style:name="T4252" style:parent-style-name="Fuentedepárrafopredeter." style:family="text">
      <style:text-properties fo:color="#0000FF" fo:letter-spacing="-0.0062in" style:text-scale="72%" fo:language="es" fo:country="ES"/>
    </style:style>
    <style:style style:name="T4253" style:parent-style-name="Fuentedepárrafopredeter." style:family="text">
      <style:text-properties fo:color="#0000FF" fo:letter-spacing="-0.0062in" style:text-scale="108%" fo:language="es" fo:country="ES"/>
    </style:style>
    <style:style style:name="T4254" style:parent-style-name="Fuentedepárrafopredeter." style:family="text">
      <style:text-properties fo:color="#0000FF" fo:letter-spacing="-0.0062in" style:text-scale="154%" fo:language="es" fo:country="ES"/>
    </style:style>
    <style:style style:name="T4255" style:parent-style-name="Fuentedepárrafopredeter." style:family="text">
      <style:text-properties fo:color="#0000FF" style:text-scale="110%" fo:language="es" fo:country="ES"/>
    </style:style>
    <style:style style:name="P4256" style:parent-style-name="Textoindependiente" style:family="paragraph">
      <style:paragraph-properties fo:margin-left="0.4979in" fo:margin-right="3.0138in">
        <style:tab-stops/>
      </style:paragraph-properties>
    </style:style>
    <style:style style:name="T4257" style:parent-style-name="Fuentedepárrafopredeter." style:family="text">
      <style:text-properties fo:color="#6959CD" fo:letter-spacing="-0.0062in" style:text-scale="110%" fo:language="es" fo:country="ES"/>
    </style:style>
    <style:style style:name="T4258" style:parent-style-name="Fuentedepárrafopredeter." style:family="text">
      <style:text-properties fo:color="#6959CD" fo:letter-spacing="-0.0062in" style:text-scale="122%" fo:language="es" fo:country="ES"/>
    </style:style>
    <style:style style:name="T4259" style:parent-style-name="Fuentedepárrafopredeter." style:family="text">
      <style:text-properties fo:color="#6959CD" fo:letter-spacing="-0.0062in" style:text-scale="112%" fo:language="es" fo:country="ES"/>
    </style:style>
    <style:style style:name="T4260" style:parent-style-name="Fuentedepárrafopredeter." style:family="text">
      <style:text-properties fo:letter-spacing="-0.0062in" style:text-scale="114%" fo:language="es" fo:country="ES"/>
    </style:style>
    <style:style style:name="T4261" style:parent-style-name="Fuentedepárrafopredeter." style:family="text">
      <style:text-properties fo:color="#A01FEF" fo:letter-spacing="-0.0062in" style:text-scale="114%" fo:language="es" fo:country="ES"/>
    </style:style>
    <style:style style:name="T4262" style:parent-style-name="Fuentedepárrafopredeter." style:family="text">
      <style:text-properties fo:color="#A01FEF" fo:letter-spacing="-0.0062in" style:text-scale="110%" fo:language="es" fo:country="ES"/>
    </style:style>
    <style:style style:name="T4263" style:parent-style-name="Fuentedepárrafopredeter." style:family="text">
      <style:text-properties fo:color="#A01FEF" fo:letter-spacing="-0.0062in" style:text-scale="121%" fo:language="es" fo:country="ES"/>
    </style:style>
    <style:style style:name="T4264" style:parent-style-name="Fuentedepárrafopredeter." style:family="text">
      <style:text-properties fo:color="#A01FEF" fo:letter-spacing="-0.0062in" style:text-scale="110%" fo:language="es" fo:country="ES"/>
    </style:style>
    <style:style style:name="T4265" style:parent-style-name="Fuentedepárrafopredeter." style:family="text">
      <style:text-properties fo:color="#A01FEF" style:text-scale="112%" fo:language="es" fo:country="ES"/>
    </style:style>
    <style:style style:name="T4266" style:parent-style-name="Fuentedepárrafopredeter." style:family="text">
      <style:text-properties fo:color="#A01FEF" fo:language="es" fo:country="ES"/>
    </style:style>
    <style:style style:name="T4267" style:parent-style-name="Fuentedepárrafopredeter." style:family="text">
      <style:text-properties fo:color="#FF00FF" fo:letter-spacing="-0.0062in" style:text-scale="185%" fo:language="es" fo:country="ES"/>
    </style:style>
    <style:style style:name="T4268" style:parent-style-name="Fuentedepárrafopredeter." style:family="text">
      <style:text-properties fo:color="#6959CD" fo:letter-spacing="-0.0062in" style:text-scale="114%" fo:language="es" fo:country="ES"/>
    </style:style>
    <style:style style:name="T4269" style:parent-style-name="Fuentedepárrafopredeter." style:family="text">
      <style:text-properties fo:color="#6959CD" fo:letter-spacing="-0.0062in" style:text-scale="211%" fo:language="es" fo:country="ES"/>
    </style:style>
    <style:style style:name="T4270" style:parent-style-name="Fuentedepárrafopredeter." style:family="text">
      <style:text-properties fo:color="#FF00FF" style:text-scale="185%" fo:language="es" fo:country="ES"/>
    </style:style>
    <style:style style:name="T4271" style:parent-style-name="Fuentedepárrafopredeter." style:family="text">
      <style:text-properties fo:color="#FF00FF" fo:language="es" fo:country="ES"/>
    </style:style>
    <style:style style:name="T427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27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4274" style:parent-style-name="Fuentedepárrafopredeter." style:family="text">
      <style:text-properties fo:color="#A01FEF" fo:letter-spacing="-0.0062in" style:text-scale="151%" fo:language="es" fo:country="ES"/>
    </style:style>
    <style:style style:name="T4275" style:parent-style-name="Fuentedepárrafopredeter." style:family="text">
      <style:text-properties fo:color="#A01FEF" style:text-scale="154%" fo:language="es" fo:country="ES"/>
    </style:style>
    <style:style style:name="T4276" style:parent-style-name="Fuentedepárrafopredeter." style:family="text">
      <style:text-properties fo:color="#A01FEF" fo:language="es" fo:country="ES"/>
    </style:style>
    <style:style style:name="T4277" style:parent-style-name="Fuentedepárrafopredeter." style:family="text">
      <style:text-properties fo:color="#A01FEF" fo:letter-spacing="-0.0062in" style:text-scale="163%" fo:language="es" fo:country="ES"/>
    </style:style>
    <style:style style:name="T4278" style:parent-style-name="Fuentedepárrafopredeter." style:family="text">
      <style:text-properties fo:color="#A01FEF" fo:letter-spacing="-0.0062in" style:text-scale="204%" fo:language="es" fo:country="ES"/>
    </style:style>
    <style:style style:name="T4279" style:parent-style-name="Fuentedepárrafopredeter." style:family="text">
      <style:text-properties fo:color="#A01FEF" fo:letter-spacing="-0.0062in" style:text-scale="112%" fo:language="es" fo:country="ES"/>
    </style:style>
    <style:style style:name="T4280" style:parent-style-name="Fuentedepárrafopredeter." style:family="text">
      <style:text-properties fo:color="#A01FEF" fo:letter-spacing="-0.0062in" style:text-scale="80%" fo:language="es" fo:country="ES"/>
    </style:style>
    <style:style style:name="T4281" style:parent-style-name="Fuentedepárrafopredeter." style:family="text">
      <style:text-properties fo:color="#A01FEF" fo:letter-spacing="-0.0062in" style:text-scale="110%" fo:language="es" fo:country="ES"/>
    </style:style>
    <style:style style:name="T4282" style:parent-style-name="Fuentedepárrafopredeter." style:family="text">
      <style:text-properties fo:color="#A01FEF" fo:letter-spacing="-0.0062in" style:text-scale="154%" fo:language="es" fo:country="ES"/>
    </style:style>
    <style:style style:name="T4283" style:parent-style-name="Fuentedepárrafopredeter." style:family="text">
      <style:text-properties fo:color="#A01FEF" fo:letter-spacing="-0.0062in" style:text-scale="163%" fo:language="es" fo:country="ES"/>
    </style:style>
    <style:style style:name="T4284" style:parent-style-name="Fuentedepárrafopredeter." style:family="text">
      <style:text-properties fo:color="#A01FEF" style:text-scale="163%" fo:language="es" fo:country="ES"/>
    </style:style>
    <style:style style:name="T4285" style:parent-style-name="Fuentedepárrafopredeter." style:family="text">
      <style:text-properties fo:color="#A01FEF" fo:language="es" fo:country="ES"/>
    </style:style>
    <style:style style:name="T4286" style:parent-style-name="Fuentedepárrafopredeter." style:family="text">
      <style:text-properties fo:color="#A01FEF" fo:letter-spacing="-0.0062in" style:text-scale="163%" fo:language="es" fo:country="ES"/>
    </style:style>
    <style:style style:name="T4287" style:parent-style-name="Fuentedepárrafopredeter." style:family="text">
      <style:text-properties fo:color="#A01FEF" fo:letter-spacing="-0.0062in" style:text-scale="110%" fo:language="es" fo:country="ES"/>
    </style:style>
    <style:style style:name="T4288" style:parent-style-name="Fuentedepárrafopredeter." style:family="text">
      <style:text-properties fo:color="#A01FEF" fo:letter-spacing="-0.0062in" style:text-scale="108%" fo:language="es" fo:country="ES"/>
    </style:style>
    <style:style style:name="T4289" style:parent-style-name="Fuentedepárrafopredeter." style:family="text">
      <style:text-properties fo:color="#A01FEF" fo:letter-spacing="-0.0062in" style:text-scale="110%" fo:language="es" fo:country="ES"/>
    </style:style>
    <style:style style:name="T4290" style:parent-style-name="Fuentedepárrafopredeter." style:family="text">
      <style:text-properties fo:color="#A01FEF" fo:letter-spacing="-0.0062in" style:text-scale="154%" fo:language="es" fo:country="ES"/>
    </style:style>
    <style:style style:name="T4291" style:parent-style-name="Fuentedepárrafopredeter." style:family="text">
      <style:text-properties fo:color="#A01FEF" fo:letter-spacing="-0.0062in" style:text-scale="163%" fo:language="es" fo:country="ES"/>
    </style:style>
    <style:style style:name="T4292" style:parent-style-name="Fuentedepárrafopredeter." style:family="text">
      <style:text-properties fo:color="#A01FEF" style:text-scale="114%" fo:language="es" fo:country="ES"/>
    </style:style>
    <style:style style:name="T4293" style:parent-style-name="Fuentedepárrafopredeter." style:family="text">
      <style:text-properties fo:color="#0000FF" fo:letter-spacing="-0.0062in" style:text-scale="145%" fo:language="es" fo:country="ES"/>
    </style:style>
    <style:style style:name="T4294" style:parent-style-name="Fuentedepárrafopredeter." style:family="text">
      <style:text-properties fo:color="#0000FF" fo:letter-spacing="-0.0041in" style:text-scale="145%" fo:language="es" fo:country="ES"/>
    </style:style>
    <style:style style:name="T4295" style:parent-style-name="Fuentedepárrafopredeter." style:family="text">
      <style:text-properties fo:color="#0000FF" fo:letter-spacing="-0.0055in" style:text-scale="145%" fo:language="es" fo:country="ES"/>
    </style:style>
    <style:style style:name="P4296" style:parent-style-name="Textoindependiente" style:family="paragraph">
      <style:paragraph-properties fo:line-height="0.1444in" fo:margin-left="0.4979in">
        <style:tab-stops/>
      </style:paragraph-properties>
    </style:style>
    <style:style style:name="T4297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4298" style:parent-style-name="Fuentedepárrafopredeter." style:family="text">
      <style:text-properties fo:color="#6959CD" style:text-scale="135%" fo:language="es" fo:country="ES"/>
    </style:style>
    <style:style style:name="T4299" style:parent-style-name="Fuentedepárrafopredeter." style:family="text">
      <style:text-properties fo:color="#6959CD" style:text-scale="120%" fo:language="es" fo:country="ES"/>
    </style:style>
    <style:style style:name="P4300" style:parent-style-name="Textoindependiente" style:family="paragraph">
      <style:paragraph-properties fo:line-height="0.1458in" fo:margin-left="0.4979in">
        <style:tab-stops/>
      </style:paragraph-properties>
    </style:style>
    <style:style style:name="T430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30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303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304" style:parent-style-name="Fuentedepárrafopredeter." style:family="text">
      <style:text-properties fo:color="#FF00FF" fo:letter-spacing="-0.0062in" style:text-scale="185%" fo:language="es" fo:country="ES"/>
    </style:style>
    <style:style style:name="T4305" style:parent-style-name="Fuentedepárrafopredeter." style:family="text">
      <style:text-properties fo:color="#FF00FF" fo:letter-spacing="-0.0062in" fo:language="es" fo:country="ES"/>
    </style:style>
    <style:style style:name="T4306" style:parent-style-name="Fuentedepárrafopredeter." style:family="text">
      <style:text-properties fo:color="#FF00FF" fo:letter-spacing="-0.0062in" style:text-scale="112%" fo:language="es" fo:country="ES"/>
    </style:style>
    <style:style style:name="T4307" style:parent-style-name="Fuentedepárrafopredeter." style:family="text">
      <style:text-properties fo:color="#FF00FF" fo:letter-spacing="-0.0062in" style:text-scale="72%" fo:language="es" fo:country="ES"/>
    </style:style>
    <style:style style:name="T4308" style:parent-style-name="Fuentedepárrafopredeter." style:family="text">
      <style:text-properties fo:color="#FF00FF" fo:letter-spacing="-0.0062in" style:text-scale="108%" fo:language="es" fo:country="ES"/>
    </style:style>
    <style:style style:name="T4309" style:parent-style-name="Fuentedepárrafopredeter." style:family="text">
      <style:text-properties fo:color="#FF00FF" fo:letter-spacing="-0.0062in" style:text-scale="154%" fo:language="es" fo:country="ES"/>
    </style:style>
    <style:style style:name="T4310" style:parent-style-name="Fuentedepárrafopredeter." style:family="text">
      <style:text-properties fo:color="#FF00FF" fo:letter-spacing="-0.0062in" style:text-scale="112%" fo:language="es" fo:country="ES"/>
    </style:style>
    <style:style style:name="T4311" style:parent-style-name="Fuentedepárrafopredeter." style:family="text">
      <style:text-properties fo:color="#FF00FF" fo:letter-spacing="-0.0062in" style:text-scale="108%" fo:language="es" fo:country="ES"/>
    </style:style>
    <style:style style:name="T4312" style:parent-style-name="Fuentedepárrafopredeter." style:family="text">
      <style:text-properties fo:color="#FF00FF" fo:letter-spacing="-0.0062in" style:text-scale="114%" fo:language="es" fo:country="ES"/>
    </style:style>
    <style:style style:name="T4313" style:parent-style-name="Fuentedepárrafopredeter." style:family="text">
      <style:text-properties fo:color="#FF00FF" fo:letter-spacing="-0.0062in" style:text-scale="121%" fo:language="es" fo:country="ES"/>
    </style:style>
    <style:style style:name="T4314" style:parent-style-name="Fuentedepárrafopredeter." style:family="text">
      <style:text-properties fo:color="#FF00FF" fo:letter-spacing="-0.0062in" style:text-scale="211%" fo:language="es" fo:country="ES"/>
    </style:style>
    <style:style style:name="T4315" style:parent-style-name="Fuentedepárrafopredeter." style:family="text">
      <style:text-properties fo:color="#FF00FF" fo:letter-spacing="-0.0062in" style:text-scale="112%" fo:language="es" fo:country="ES"/>
    </style:style>
    <style:style style:name="T4316" style:parent-style-name="Fuentedepárrafopredeter." style:family="text">
      <style:text-properties fo:color="#FF00FF" style:text-scale="110%" fo:language="es" fo:country="ES"/>
    </style:style>
    <style:style style:name="T4317" style:parent-style-name="Fuentedepárrafopredeter." style:family="text">
      <style:text-properties fo:color="#FF00FF" fo:language="es" fo:country="ES"/>
    </style:style>
    <style:style style:name="T4318" style:parent-style-name="Fuentedepárrafopredeter." style:family="text">
      <style:text-properties fo:color="#FF00FF" fo:letter-spacing="-0.0118in" fo:language="es" fo:country="ES"/>
    </style:style>
    <style:style style:name="T4319" style:parent-style-name="Fuentedepárrafopredeter." style:family="text">
      <style:text-properties fo:color="#FF00FF" fo:letter-spacing="-0.0062in" style:text-scale="108%" fo:language="es" fo:country="ES"/>
    </style:style>
    <style:style style:name="T4320" style:parent-style-name="Fuentedepárrafopredeter." style:family="text">
      <style:text-properties fo:color="#FF00FF" style:text-scale="110%" fo:language="es" fo:country="ES"/>
    </style:style>
    <style:style style:name="T4321" style:parent-style-name="Fuentedepárrafopredeter." style:family="text">
      <style:text-properties fo:color="#FF00FF" fo:language="es" fo:country="ES"/>
    </style:style>
    <style:style style:name="T4322" style:parent-style-name="Fuentedepárrafopredeter." style:family="text">
      <style:text-properties fo:color="#FF00FF" fo:letter-spacing="-0.0118in" fo:language="es" fo:country="ES"/>
    </style:style>
    <style:style style:name="T4323" style:parent-style-name="Fuentedepárrafopredeter." style:family="text">
      <style:text-properties fo:color="#FF00FF" fo:letter-spacing="-0.0062in" style:text-scale="121%" fo:language="es" fo:country="ES"/>
    </style:style>
    <style:style style:name="T4324" style:parent-style-name="Fuentedepárrafopredeter." style:family="text">
      <style:text-properties fo:color="#FF00FF" fo:letter-spacing="-0.0062in" style:text-scale="114%" fo:language="es" fo:country="ES"/>
    </style:style>
    <style:style style:name="T4325" style:parent-style-name="Fuentedepárrafopredeter." style:family="text">
      <style:text-properties fo:color="#FF00FF" fo:letter-spacing="-0.0062in" style:text-scale="72%" fo:language="es" fo:country="ES"/>
    </style:style>
    <style:style style:name="T4326" style:parent-style-name="Fuentedepárrafopredeter." style:family="text">
      <style:text-properties fo:color="#FF00FF" fo:letter-spacing="-0.0062in" style:text-scale="108%" fo:language="es" fo:country="ES"/>
    </style:style>
    <style:style style:name="T4327" style:parent-style-name="Fuentedepárrafopredeter." style:family="text">
      <style:text-properties fo:color="#FF00FF" fo:letter-spacing="-0.0062in" style:text-scale="211%" fo:language="es" fo:country="ES"/>
    </style:style>
    <style:style style:name="T4328" style:parent-style-name="Fuentedepárrafopredeter." style:family="text">
      <style:text-properties fo:color="#FF00FF" style:text-scale="112%" fo:language="es" fo:country="ES"/>
    </style:style>
    <style:style style:name="T4329" style:parent-style-name="Fuentedepárrafopredeter." style:family="text">
      <style:text-properties fo:color="#FF00FF" fo:language="es" fo:country="ES"/>
    </style:style>
    <style:style style:name="T4330" style:parent-style-name="Fuentedepárrafopredeter." style:family="text">
      <style:text-properties fo:color="#FF00FF" fo:letter-spacing="-0.0118in" fo:language="es" fo:country="ES"/>
    </style:style>
    <style:style style:name="T4331" style:parent-style-name="Fuentedepárrafopredeter." style:family="text">
      <style:text-properties fo:color="#FF00FF" fo:letter-spacing="-0.0062in" style:text-scale="108%" fo:language="es" fo:country="ES"/>
    </style:style>
    <style:style style:name="T4332" style:parent-style-name="Fuentedepárrafopredeter." style:family="text">
      <style:text-properties fo:color="#FF00FF" style:text-scale="110%" fo:language="es" fo:country="ES"/>
    </style:style>
    <style:style style:name="T4333" style:parent-style-name="Fuentedepárrafopredeter." style:family="text">
      <style:text-properties fo:color="#FF00FF" fo:language="es" fo:country="ES"/>
    </style:style>
    <style:style style:name="T4334" style:parent-style-name="Fuentedepárrafopredeter." style:family="text">
      <style:text-properties fo:color="#FF00FF" fo:letter-spacing="-0.0118in" fo:language="es" fo:country="ES"/>
    </style:style>
    <style:style style:name="T4335" style:parent-style-name="Fuentedepárrafopredeter." style:family="text">
      <style:text-properties fo:color="#FF00FF" fo:letter-spacing="-0.0062in" style:text-scale="110%" fo:language="es" fo:country="ES"/>
    </style:style>
    <style:style style:name="T4336" style:parent-style-name="Fuentedepárrafopredeter." style:family="text">
      <style:text-properties fo:color="#FF00FF" fo:letter-spacing="-0.0062in" style:text-scale="112%" fo:language="es" fo:country="ES"/>
    </style:style>
    <style:style style:name="T4337" style:parent-style-name="Fuentedepárrafopredeter." style:family="text">
      <style:text-properties fo:color="#FF00FF" fo:letter-spacing="-0.0062in" style:text-scale="72%" fo:language="es" fo:country="ES"/>
    </style:style>
    <style:style style:name="T4338" style:parent-style-name="Fuentedepárrafopredeter." style:family="text">
      <style:text-properties fo:color="#FF00FF" fo:letter-spacing="-0.0062in" style:text-scale="108%" fo:language="es" fo:country="ES"/>
    </style:style>
    <style:style style:name="T4339" style:parent-style-name="Fuentedepárrafopredeter." style:family="text">
      <style:text-properties fo:color="#FF00FF" fo:letter-spacing="-0.0062in" style:text-scale="154%" fo:language="es" fo:country="ES"/>
    </style:style>
    <style:style style:name="T4340" style:parent-style-name="Fuentedepárrafopredeter." style:family="text">
      <style:text-properties fo:color="#FF00FF" fo:letter-spacing="-0.0062in" style:text-scale="110%" fo:language="es" fo:country="ES"/>
    </style:style>
    <style:style style:name="T4341" style:parent-style-name="Fuentedepárrafopredeter." style:family="text">
      <style:text-properties fo:color="#FF00FF" style:text-scale="148%" fo:language="es" fo:country="ES"/>
    </style:style>
    <style:style style:name="T4342" style:parent-style-name="Fuentedepárrafopredeter." style:family="text">
      <style:text-properties fo:color="#FF00FF" fo:language="es" fo:country="ES"/>
    </style:style>
    <style:style style:name="T4343" style:parent-style-name="Fuentedepárrafopredeter." style:family="text">
      <style:text-properties fo:color="#FF00FF" fo:letter-spacing="-0.0118in" fo:language="es" fo:country="ES"/>
    </style:style>
    <style:style style:name="T4344" style:parent-style-name="Fuentedepárrafopredeter." style:family="text">
      <style:text-properties fo:color="#FF00FF" fo:letter-spacing="-0.0062in" style:text-scale="108%" fo:language="es" fo:country="ES"/>
    </style:style>
    <style:style style:name="T4345" style:parent-style-name="Fuentedepárrafopredeter." style:family="text">
      <style:text-properties fo:color="#FF00FF" style:text-scale="110%" fo:language="es" fo:country="ES"/>
    </style:style>
    <style:style style:name="T4346" style:parent-style-name="Fuentedepárrafopredeter." style:family="text">
      <style:text-properties fo:color="#FF00FF" fo:language="es" fo:country="ES"/>
    </style:style>
    <style:style style:name="T4347" style:parent-style-name="Fuentedepárrafopredeter." style:family="text">
      <style:text-properties fo:color="#FF00FF" fo:letter-spacing="-0.0118in" fo:language="es" fo:country="ES"/>
    </style:style>
    <style:style style:name="T4348" style:parent-style-name="Fuentedepárrafopredeter." style:family="text">
      <style:text-properties fo:color="#FF00FF" fo:letter-spacing="-0.0062in" style:text-scale="162%" fo:language="es" fo:country="ES"/>
    </style:style>
    <style:style style:name="T4349" style:parent-style-name="Fuentedepárrafopredeter." style:family="text">
      <style:text-properties fo:color="#FF00FF" fo:letter-spacing="-0.0062in" style:text-scale="211%" fo:language="es" fo:country="ES"/>
    </style:style>
    <style:style style:name="T4350" style:parent-style-name="Fuentedepárrafopredeter." style:family="text">
      <style:text-properties fo:color="#FF00FF" fo:letter-spacing="-0.0062in" style:text-scale="121%" fo:language="es" fo:country="ES"/>
    </style:style>
    <style:style style:name="T4351" style:parent-style-name="Fuentedepárrafopredeter." style:family="text">
      <style:text-properties fo:color="#FF00FF" fo:letter-spacing="-0.0062in" style:text-scale="110%" fo:language="es" fo:country="ES"/>
    </style:style>
    <style:style style:name="T4352" style:parent-style-name="Fuentedepárrafopredeter." style:family="text">
      <style:text-properties fo:color="#FF00FF" fo:letter-spacing="-0.0062in" style:text-scale="154%" fo:language="es" fo:country="ES"/>
    </style:style>
    <style:style style:name="T4353" style:parent-style-name="Fuentedepárrafopredeter." style:family="text">
      <style:text-properties fo:color="#FF00FF" fo:letter-spacing="-0.0062in" style:text-scale="112%" fo:language="es" fo:country="ES"/>
    </style:style>
    <style:style style:name="T4354" style:parent-style-name="Fuentedepárrafopredeter." style:family="text">
      <style:text-properties fo:color="#FF00FF" fo:letter-spacing="-0.0062in" style:text-scale="148%" fo:language="es" fo:country="ES"/>
    </style:style>
    <style:style style:name="T4355" style:parent-style-name="Fuentedepárrafopredeter." style:family="text">
      <style:text-properties fo:color="#FF00FF" style:text-scale="185%" fo:language="es" fo:country="ES"/>
    </style:style>
    <style:style style:name="P4356" style:parent-style-name="Textoindependiente" style:family="paragraph">
      <style:paragraph-properties fo:line-height="0.1458in" fo:margin-left="0.4979in">
        <style:tab-stops/>
      </style:paragraph-properties>
    </style:style>
    <style:style style:name="T4357" style:parent-style-name="Fuentedepárrafopredeter." style:family="text">
      <style:text-properties style:font-name="Lucida Sans Typewriter" fo:font-weight="bold" style:font-weight-asian="bold" fo:color="#A52A2A" fo:letter-spacing="-0.0034in" style:text-scale="105%" fo:language="es" fo:country="ES"/>
    </style:style>
    <style:style style:name="T4358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4359" style:parent-style-name="Fuentedepárrafopredeter." style:family="text">
      <style:text-properties style:font-name="Lucida Sans Typewriter" fo:font-weight="bold" style:font-weight-asian="bold" fo:color="#A52A2A" fo:letter-spacing="-0.0048in" style:text-scale="105%" fo:language="es" fo:country="ES"/>
    </style:style>
    <style:style style:name="T4360" style:parent-style-name="Fuentedepárrafopredeter." style:family="text">
      <style:text-properties style:font-name="Lucida Sans Typewriter" fo:font-weight="bold" style:font-weight-asian="bold" fo:color="#A52A2A" fo:letter-spacing="-0.043in" style:text-scale="105%" fo:language="es" fo:country="ES"/>
    </style:style>
    <style:style style:name="T4361" style:parent-style-name="Fuentedepárrafopredeter." style:family="text">
      <style:text-properties fo:color="#6959CD" fo:letter-spacing="-0.0055in" style:text-scale="105%" fo:language="es" fo:country="ES"/>
    </style:style>
    <style:style style:name="P4362" style:parent-style-name="Textoindependiente" style:family="paragraph">
      <style:paragraph-properties fo:line-height="0.1444in" fo:margin-left="0.359in">
        <style:tab-stops/>
      </style:paragraph-properties>
    </style:style>
    <style:style style:name="T436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364" style:parent-style-name="Textoindependiente" style:family="paragraph">
      <style:paragraph-properties fo:line-height="0.1465in" fo:margin-left="0.4979in">
        <style:tab-stops/>
      </style:paragraph-properties>
    </style:style>
    <style:style style:name="T436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36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36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368" style:parent-style-name="Fuentedepárrafopredeter." style:family="text">
      <style:text-properties fo:color="#FF00FF" fo:letter-spacing="-0.0062in" style:text-scale="185%" fo:language="es" fo:country="ES"/>
    </style:style>
    <style:style style:name="T4369" style:parent-style-name="Fuentedepárrafopredeter." style:family="text">
      <style:text-properties fo:color="#FF00FF" fo:letter-spacing="-0.0062in" style:text-scale="112%" fo:language="es" fo:country="ES"/>
    </style:style>
    <style:style style:name="T4370" style:parent-style-name="Fuentedepárrafopredeter." style:family="text">
      <style:text-properties fo:color="#FF00FF" style:text-scale="204%" fo:language="es" fo:country="ES"/>
    </style:style>
    <style:style style:name="T4371" style:parent-style-name="Fuentedepárrafopredeter." style:family="text">
      <style:text-properties fo:color="#FF00FF" fo:language="es" fo:country="ES"/>
    </style:style>
    <style:style style:name="T4372" style:parent-style-name="Fuentedepárrafopredeter." style:family="text">
      <style:text-properties fo:color="#FF00FF" fo:letter-spacing="-0.0118in" fo:language="es" fo:country="ES"/>
    </style:style>
    <style:style style:name="T4373" style:parent-style-name="Fuentedepárrafopredeter." style:family="text">
      <style:text-properties fo:color="#FF00FF" fo:letter-spacing="-0.0062in" style:text-scale="108%" fo:language="es" fo:country="ES"/>
    </style:style>
    <style:style style:name="T4374" style:parent-style-name="Fuentedepárrafopredeter." style:family="text">
      <style:text-properties fo:color="#FF00FF" fo:letter-spacing="-0.0062in" style:text-scale="114%" fo:language="es" fo:country="ES"/>
    </style:style>
    <style:style style:name="T4375" style:parent-style-name="Fuentedepárrafopredeter." style:family="text">
      <style:text-properties fo:color="#FF00FF" fo:letter-spacing="-0.0062in" style:text-scale="154%" fo:language="es" fo:country="ES"/>
    </style:style>
    <style:style style:name="T4376" style:parent-style-name="Fuentedepárrafopredeter." style:family="text">
      <style:text-properties fo:color="#FF00FF" fo:letter-spacing="-0.0062in" style:text-scale="114%" fo:language="es" fo:country="ES"/>
    </style:style>
    <style:style style:name="T4377" style:parent-style-name="Fuentedepárrafopredeter." style:family="text">
      <style:text-properties fo:color="#FF00FF" fo:letter-spacing="-0.0062in" style:text-scale="72%" fo:language="es" fo:country="ES"/>
    </style:style>
    <style:style style:name="T4378" style:parent-style-name="Fuentedepárrafopredeter." style:family="text">
      <style:text-properties fo:color="#FF00FF" fo:letter-spacing="-0.0062in" style:text-scale="110%" fo:language="es" fo:country="ES"/>
    </style:style>
    <style:style style:name="T4379" style:parent-style-name="Fuentedepárrafopredeter." style:family="text">
      <style:text-properties fo:color="#FF00FF" fo:letter-spacing="-0.0062in" style:text-scale="151%" fo:language="es" fo:country="ES"/>
    </style:style>
    <style:style style:name="T4380" style:parent-style-name="Fuentedepárrafopredeter." style:family="text">
      <style:text-properties fo:color="#FF00FF" fo:letter-spacing="-0.0062in" style:text-scale="154%" fo:language="es" fo:country="ES"/>
    </style:style>
    <style:style style:name="T4381" style:parent-style-name="Fuentedepárrafopredeter." style:family="text">
      <style:text-properties fo:color="#FF00FF" style:text-scale="112%" fo:language="es" fo:country="ES"/>
    </style:style>
    <style:style style:name="T4382" style:parent-style-name="Fuentedepárrafopredeter." style:family="text">
      <style:text-properties fo:color="#FF00FF" fo:language="es" fo:country="ES"/>
    </style:style>
    <style:style style:name="T4383" style:parent-style-name="Fuentedepárrafopredeter." style:family="text">
      <style:text-properties fo:color="#FF00FF" fo:letter-spacing="-0.0118in" fo:language="es" fo:country="ES"/>
    </style:style>
    <style:style style:name="T4384" style:parent-style-name="Fuentedepárrafopredeter." style:family="text">
      <style:text-properties fo:color="#6959CD" fo:letter-spacing="-0.0062in" style:text-scale="114%" fo:language="es" fo:country="ES"/>
    </style:style>
    <style:style style:name="T4385" style:parent-style-name="Fuentedepárrafopredeter." style:family="text">
      <style:text-properties fo:color="#6959CD" style:text-scale="211%" fo:language="es" fo:country="ES"/>
    </style:style>
    <style:style style:name="T4386" style:parent-style-name="Fuentedepárrafopredeter." style:family="text">
      <style:text-properties fo:color="#6959CD" fo:language="es" fo:country="ES"/>
    </style:style>
    <style:style style:name="T4387" style:parent-style-name="Fuentedepárrafopredeter." style:family="text">
      <style:text-properties fo:color="#6959CD" fo:letter-spacing="-0.0118in" fo:language="es" fo:country="ES"/>
    </style:style>
    <style:style style:name="T4388" style:parent-style-name="Fuentedepárrafopredeter." style:family="text">
      <style:text-properties fo:color="#FF00FF" fo:letter-spacing="-0.0062in" style:text-scale="110%" fo:language="es" fo:country="ES"/>
    </style:style>
    <style:style style:name="T4389" style:parent-style-name="Fuentedepárrafopredeter." style:family="text">
      <style:text-properties fo:color="#FF00FF" style:text-scale="112%" fo:language="es" fo:country="ES"/>
    </style:style>
    <style:style style:name="T4390" style:parent-style-name="Fuentedepárrafopredeter." style:family="text">
      <style:text-properties fo:color="#FF00FF" fo:language="es" fo:country="ES"/>
    </style:style>
    <style:style style:name="T4391" style:parent-style-name="Fuentedepárrafopredeter." style:family="text">
      <style:text-properties fo:color="#FF00FF" fo:letter-spacing="-0.0118in" fo:language="es" fo:country="ES"/>
    </style:style>
    <style:style style:name="T4392" style:parent-style-name="Fuentedepárrafopredeter." style:family="text">
      <style:text-properties fo:color="#FF00FF" fo:letter-spacing="-0.0062in" style:text-scale="110%" fo:language="es" fo:country="ES"/>
    </style:style>
    <style:style style:name="T4393" style:parent-style-name="Fuentedepárrafopredeter." style:family="text">
      <style:text-properties fo:color="#FF00FF" style:text-scale="148%" fo:language="es" fo:country="ES"/>
    </style:style>
    <style:style style:name="T4394" style:parent-style-name="Fuentedepárrafopredeter." style:family="text">
      <style:text-properties fo:color="#FF00FF" fo:language="es" fo:country="ES"/>
    </style:style>
    <style:style style:name="T4395" style:parent-style-name="Fuentedepárrafopredeter." style:family="text">
      <style:text-properties fo:color="#FF00FF" fo:letter-spacing="-0.0118in" fo:language="es" fo:country="ES"/>
    </style:style>
    <style:style style:name="T4396" style:parent-style-name="Fuentedepárrafopredeter." style:family="text">
      <style:text-properties fo:color="#FF00FF" fo:letter-spacing="-0.0062in" style:text-scale="162%" fo:language="es" fo:country="ES"/>
    </style:style>
    <style:style style:name="T4397" style:parent-style-name="Fuentedepárrafopredeter." style:family="text">
      <style:text-properties fo:color="#FF00FF" fo:letter-spacing="-0.0062in" style:text-scale="211%" fo:language="es" fo:country="ES"/>
    </style:style>
    <style:style style:name="T4398" style:parent-style-name="Fuentedepárrafopredeter." style:family="text">
      <style:text-properties fo:color="#FF00FF" fo:letter-spacing="-0.0062in" style:text-scale="121%" fo:language="es" fo:country="ES"/>
    </style:style>
    <style:style style:name="T4399" style:parent-style-name="Fuentedepárrafopredeter." style:family="text">
      <style:text-properties fo:color="#FF00FF" fo:letter-spacing="-0.0062in" style:text-scale="110%" fo:language="es" fo:country="ES"/>
    </style:style>
    <style:style style:name="T4400" style:parent-style-name="Fuentedepárrafopredeter." style:family="text">
      <style:text-properties fo:color="#FF00FF" fo:letter-spacing="-0.0062in" style:text-scale="154%" fo:language="es" fo:country="ES"/>
    </style:style>
    <style:style style:name="T4401" style:parent-style-name="Fuentedepárrafopredeter." style:family="text">
      <style:text-properties fo:color="#FF00FF" fo:letter-spacing="-0.0062in" style:text-scale="112%" fo:language="es" fo:country="ES"/>
    </style:style>
    <style:style style:name="T4402" style:parent-style-name="Fuentedepárrafopredeter." style:family="text">
      <style:text-properties fo:color="#FF00FF" style:text-scale="185%" fo:language="es" fo:country="ES"/>
    </style:style>
    <style:style style:name="P4403" style:parent-style-name="Textoindependiente" style:family="paragraph">
      <style:paragraph-properties fo:line-height="98%" fo:margin-left="0.2201in" fo:margin-right="5.6958in" fo:text-indent="0.1388in">
        <style:tab-stops/>
      </style:paragraph-properties>
    </style:style>
    <style:style style:name="T4404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405" style:parent-style-name="Textoindependiente" style:family="paragraph">
      <style:paragraph-properties fo:line-height="0.1451in"/>
    </style:style>
    <style:style style:name="T440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407" style:parent-style-name="Textoindependiente" style:family="paragraph">
      <style:paragraph-properties fo:line-height="0.1465in" fo:margin-left="0.2201in">
        <style:tab-stops/>
      </style:paragraph-properties>
    </style:style>
    <style:style style:name="T440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40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41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411" style:parent-style-name="Fuentedepárrafopredeter." style:family="text">
      <style:text-properties fo:color="#FF00FF" fo:letter-spacing="-0.0062in" style:text-scale="185%" fo:language="es" fo:country="ES"/>
    </style:style>
    <style:style style:name="T4412" style:parent-style-name="Fuentedepárrafopredeter." style:family="text">
      <style:text-properties fo:color="#FF00FF" fo:letter-spacing="-0.0062in" style:text-scale="94%" fo:language="es" fo:country="ES"/>
    </style:style>
    <style:style style:name="T4413" style:parent-style-name="Fuentedepárrafopredeter." style:family="text">
      <style:text-properties fo:color="#FF00FF" style:text-scale="112%" fo:language="es" fo:country="ES"/>
    </style:style>
    <style:style style:name="T4414" style:parent-style-name="Fuentedepárrafopredeter." style:family="text">
      <style:text-properties fo:color="#FF00FF" fo:language="es" fo:country="ES"/>
    </style:style>
    <style:style style:name="T4415" style:parent-style-name="Fuentedepárrafopredeter." style:family="text">
      <style:text-properties fo:color="#FF00FF" fo:letter-spacing="-0.0118in" fo:language="es" fo:country="ES"/>
    </style:style>
    <style:style style:name="T4416" style:parent-style-name="Fuentedepárrafopredeter." style:family="text">
      <style:text-properties fo:color="#FF00FF" fo:letter-spacing="-0.0062in" style:text-scale="110%" fo:language="es" fo:country="ES"/>
    </style:style>
    <style:style style:name="T4417" style:parent-style-name="Fuentedepárrafopredeter." style:family="text">
      <style:text-properties fo:color="#FF00FF" style:text-scale="114%" fo:language="es" fo:country="ES"/>
    </style:style>
    <style:style style:name="T4418" style:parent-style-name="Fuentedepárrafopredeter." style:family="text">
      <style:text-properties fo:color="#FF00FF" fo:language="es" fo:country="ES"/>
    </style:style>
    <style:style style:name="T4419" style:parent-style-name="Fuentedepárrafopredeter." style:family="text">
      <style:text-properties fo:color="#FF00FF" fo:letter-spacing="-0.0118in" fo:language="es" fo:country="ES"/>
    </style:style>
    <style:style style:name="T4420" style:parent-style-name="Fuentedepárrafopredeter." style:family="text">
      <style:text-properties fo:color="#FF00FF" fo:letter-spacing="-0.0062in" style:text-scale="211%" fo:language="es" fo:country="ES"/>
    </style:style>
    <style:style style:name="T4421" style:parent-style-name="Fuentedepárrafopredeter." style:family="text">
      <style:text-properties fo:color="#FF00FF" fo:letter-spacing="-0.0062in" style:text-scale="110%" fo:language="es" fo:country="ES"/>
    </style:style>
    <style:style style:name="T4422" style:parent-style-name="Fuentedepárrafopredeter." style:family="text">
      <style:text-properties fo:color="#FF00FF" fo:letter-spacing="-0.0062in" style:text-scale="151%" fo:language="es" fo:country="ES"/>
    </style:style>
    <style:style style:name="T4423" style:parent-style-name="Fuentedepárrafopredeter." style:family="text">
      <style:text-properties fo:color="#FF00FF" fo:letter-spacing="-0.0062in" style:text-scale="154%" fo:language="es" fo:country="ES"/>
    </style:style>
    <style:style style:name="T4424" style:parent-style-name="Fuentedepárrafopredeter." style:family="text">
      <style:text-properties fo:color="#FF00FF" fo:letter-spacing="-0.0062in" style:text-scale="112%" fo:language="es" fo:country="ES"/>
    </style:style>
    <style:style style:name="T4425" style:parent-style-name="Fuentedepárrafopredeter." style:family="text">
      <style:text-properties fo:color="#FF00FF" fo:letter-spacing="-0.0062in" style:text-scale="108%" fo:language="es" fo:country="ES"/>
    </style:style>
    <style:style style:name="T4426" style:parent-style-name="Fuentedepárrafopredeter." style:family="text">
      <style:text-properties fo:color="#FF00FF" fo:letter-spacing="-0.0062in" style:text-scale="110%" fo:language="es" fo:country="ES"/>
    </style:style>
    <style:style style:name="T4427" style:parent-style-name="Fuentedepárrafopredeter." style:family="text">
      <style:text-properties fo:color="#FF00FF" fo:letter-spacing="-0.0062in" style:text-scale="121%" fo:language="es" fo:country="ES"/>
    </style:style>
    <style:style style:name="T4428" style:parent-style-name="Fuentedepárrafopredeter." style:family="text">
      <style:text-properties fo:color="#FF00FF" fo:letter-spacing="-0.0062in" style:text-scale="211%" fo:language="es" fo:country="ES"/>
    </style:style>
    <style:style style:name="T4429" style:parent-style-name="Fuentedepárrafopredeter." style:family="text">
      <style:text-properties fo:color="#FF00FF" fo:letter-spacing="-0.0062in" style:text-scale="108%" fo:language="es" fo:country="ES"/>
    </style:style>
    <style:style style:name="T4430" style:parent-style-name="Fuentedepárrafopredeter." style:family="text">
      <style:text-properties fo:color="#FF00FF" style:text-scale="112%" fo:language="es" fo:country="ES"/>
    </style:style>
    <style:style style:name="T4431" style:parent-style-name="Fuentedepárrafopredeter." style:family="text">
      <style:text-properties fo:color="#FF00FF" fo:language="es" fo:country="ES"/>
    </style:style>
    <style:style style:name="T4432" style:parent-style-name="Fuentedepárrafopredeter." style:family="text">
      <style:text-properties fo:color="#FF00FF" fo:letter-spacing="-0.0118in" fo:language="es" fo:country="ES"/>
    </style:style>
    <style:style style:name="T4433" style:parent-style-name="Fuentedepárrafopredeter." style:family="text">
      <style:text-properties fo:color="#FF00FF" fo:letter-spacing="-0.0062in" style:text-scale="110%" fo:language="es" fo:country="ES"/>
    </style:style>
    <style:style style:name="T4434" style:parent-style-name="Fuentedepárrafopredeter." style:family="text">
      <style:text-properties fo:color="#FF00FF" fo:letter-spacing="-0.0062in" style:text-scale="112%" fo:language="es" fo:country="ES"/>
    </style:style>
    <style:style style:name="T4435" style:parent-style-name="Fuentedepárrafopredeter." style:family="text">
      <style:text-properties fo:color="#FF00FF" fo:letter-spacing="-0.0062in" style:text-scale="72%" fo:language="es" fo:country="ES"/>
    </style:style>
    <style:style style:name="T4436" style:parent-style-name="Fuentedepárrafopredeter." style:family="text">
      <style:text-properties fo:color="#FF00FF" fo:letter-spacing="-0.0062in" style:text-scale="108%" fo:language="es" fo:country="ES"/>
    </style:style>
    <style:style style:name="T4437" style:parent-style-name="Fuentedepárrafopredeter." style:family="text">
      <style:text-properties fo:color="#FF00FF" fo:letter-spacing="-0.0062in" style:text-scale="154%" fo:language="es" fo:country="ES"/>
    </style:style>
    <style:style style:name="T4438" style:parent-style-name="Fuentedepárrafopredeter." style:family="text">
      <style:text-properties fo:color="#FF00FF" fo:letter-spacing="-0.0062in" style:text-scale="110%" fo:language="es" fo:country="ES"/>
    </style:style>
    <style:style style:name="T4439" style:parent-style-name="Fuentedepárrafopredeter." style:family="text">
      <style:text-properties fo:color="#FF00FF" style:text-scale="148%" fo:language="es" fo:country="ES"/>
    </style:style>
    <style:style style:name="T4440" style:parent-style-name="Fuentedepárrafopredeter." style:family="text">
      <style:text-properties fo:color="#FF00FF" fo:language="es" fo:country="ES"/>
    </style:style>
    <style:style style:name="T4441" style:parent-style-name="Fuentedepárrafopredeter." style:family="text">
      <style:text-properties fo:color="#FF00FF" fo:letter-spacing="-0.0118in" fo:language="es" fo:country="ES"/>
    </style:style>
    <style:style style:name="T4442" style:parent-style-name="Fuentedepárrafopredeter." style:family="text">
      <style:text-properties fo:color="#FF00FF" fo:letter-spacing="-0.0062in" style:text-scale="108%" fo:language="es" fo:country="ES"/>
    </style:style>
    <style:style style:name="T4443" style:parent-style-name="Fuentedepárrafopredeter." style:family="text">
      <style:text-properties fo:color="#FF00FF" style:text-scale="110%" fo:language="es" fo:country="ES"/>
    </style:style>
    <style:style style:name="T4444" style:parent-style-name="Fuentedepárrafopredeter." style:family="text">
      <style:text-properties fo:color="#FF00FF" fo:language="es" fo:country="ES"/>
    </style:style>
    <style:style style:name="T4445" style:parent-style-name="Fuentedepárrafopredeter." style:family="text">
      <style:text-properties fo:color="#FF00FF" fo:letter-spacing="-0.0118in" fo:language="es" fo:country="ES"/>
    </style:style>
    <style:style style:name="T4446" style:parent-style-name="Fuentedepárrafopredeter." style:family="text">
      <style:text-properties fo:color="#FF00FF" fo:letter-spacing="-0.0062in" style:text-scale="162%" fo:language="es" fo:country="ES"/>
    </style:style>
    <style:style style:name="T4447" style:parent-style-name="Fuentedepárrafopredeter." style:family="text">
      <style:text-properties fo:color="#FF00FF" fo:letter-spacing="-0.0062in" style:text-scale="211%" fo:language="es" fo:country="ES"/>
    </style:style>
    <style:style style:name="T4448" style:parent-style-name="Fuentedepárrafopredeter." style:family="text">
      <style:text-properties fo:color="#FF00FF" fo:letter-spacing="-0.0062in" style:text-scale="121%" fo:language="es" fo:country="ES"/>
    </style:style>
    <style:style style:name="T4449" style:parent-style-name="Fuentedepárrafopredeter." style:family="text">
      <style:text-properties fo:color="#FF00FF" fo:letter-spacing="-0.0062in" style:text-scale="110%" fo:language="es" fo:country="ES"/>
    </style:style>
    <style:style style:name="T4450" style:parent-style-name="Fuentedepárrafopredeter." style:family="text">
      <style:text-properties fo:color="#FF00FF" fo:letter-spacing="-0.0062in" style:text-scale="154%" fo:language="es" fo:country="ES"/>
    </style:style>
    <style:style style:name="T4451" style:parent-style-name="Fuentedepárrafopredeter." style:family="text">
      <style:text-properties fo:color="#FF00FF" fo:letter-spacing="-0.0062in" style:text-scale="112%" fo:language="es" fo:country="ES"/>
    </style:style>
    <style:style style:name="T4452" style:parent-style-name="Fuentedepárrafopredeter." style:family="text">
      <style:text-properties fo:color="#FF00FF" style:text-scale="148%" fo:language="es" fo:country="ES"/>
    </style:style>
    <style:style style:name="T4453" style:parent-style-name="Fuentedepárrafopredeter." style:family="text">
      <style:text-properties fo:color="#FF00FF" fo:language="es" fo:country="ES"/>
    </style:style>
    <style:style style:name="T4454" style:parent-style-name="Fuentedepárrafopredeter." style:family="text">
      <style:text-properties fo:color="#FF00FF" fo:letter-spacing="-0.0118in" fo:language="es" fo:country="ES"/>
    </style:style>
    <style:style style:name="T4455" style:parent-style-name="Fuentedepárrafopredeter." style:family="text">
      <style:text-properties fo:color="#FF00FF" style:text-scale="114%" fo:language="es" fo:country="ES"/>
    </style:style>
    <style:style style:name="T4456" style:parent-style-name="Fuentedepárrafopredeter." style:family="text">
      <style:text-properties fo:color="#FF00FF" fo:language="es" fo:country="ES"/>
    </style:style>
    <style:style style:name="T4457" style:parent-style-name="Fuentedepárrafopredeter." style:family="text">
      <style:text-properties fo:color="#FF00FF" fo:letter-spacing="-0.0118in" fo:language="es" fo:country="ES"/>
    </style:style>
    <style:style style:name="T4458" style:parent-style-name="Fuentedepárrafopredeter." style:family="text">
      <style:text-properties fo:color="#FF00FF" fo:letter-spacing="-0.0062in" style:text-scale="121%" fo:language="es" fo:country="ES"/>
    </style:style>
    <style:style style:name="T4459" style:parent-style-name="Fuentedepárrafopredeter." style:family="text">
      <style:text-properties fo:color="#FF00FF" fo:letter-spacing="-0.0062in" style:text-scale="114%" fo:language="es" fo:country="ES"/>
    </style:style>
    <style:style style:name="T4460" style:parent-style-name="Fuentedepárrafopredeter." style:family="text">
      <style:text-properties fo:color="#FF00FF" fo:letter-spacing="-0.0062in" style:text-scale="72%" fo:language="es" fo:country="ES"/>
    </style:style>
    <style:style style:name="T4461" style:parent-style-name="Fuentedepárrafopredeter." style:family="text">
      <style:text-properties fo:color="#FF00FF" fo:letter-spacing="-0.0062in" style:text-scale="108%" fo:language="es" fo:country="ES"/>
    </style:style>
    <style:style style:name="T4462" style:parent-style-name="Fuentedepárrafopredeter." style:family="text">
      <style:text-properties fo:color="#FF00FF" fo:letter-spacing="-0.0062in" style:text-scale="211%" fo:language="es" fo:country="ES"/>
    </style:style>
    <style:style style:name="T4463" style:parent-style-name="Fuentedepárrafopredeter." style:family="text">
      <style:text-properties fo:color="#FF00FF" fo:letter-spacing="-0.0062in" style:text-scale="114%" fo:language="es" fo:country="ES"/>
    </style:style>
    <style:style style:name="T4464" style:parent-style-name="Fuentedepárrafopredeter." style:family="text">
      <style:text-properties fo:color="#FF00FF" style:text-scale="154%" fo:language="es" fo:country="ES"/>
    </style:style>
    <style:style style:name="T4465" style:parent-style-name="Fuentedepárrafopredeter." style:family="text">
      <style:text-properties fo:color="#FF00FF" fo:language="es" fo:country="ES"/>
    </style:style>
    <style:style style:name="T4466" style:parent-style-name="Fuentedepárrafopredeter." style:family="text">
      <style:text-properties fo:color="#FF00FF" fo:letter-spacing="-0.0118in" fo:language="es" fo:country="ES"/>
    </style:style>
    <style:style style:name="T4467" style:parent-style-name="Fuentedepárrafopredeter." style:family="text">
      <style:text-properties fo:color="#FF00FF" fo:letter-spacing="-0.0062in" style:text-scale="110%" fo:language="es" fo:country="ES"/>
    </style:style>
    <style:style style:name="T4468" style:parent-style-name="Fuentedepárrafopredeter." style:family="text">
      <style:text-properties fo:color="#FF00FF" style:text-scale="204%" fo:language="es" fo:country="ES"/>
    </style:style>
    <style:style style:name="T4469" style:parent-style-name="Fuentedepárrafopredeter." style:family="text">
      <style:text-properties fo:color="#FF00FF" fo:language="es" fo:country="ES"/>
    </style:style>
    <style:style style:name="T4470" style:parent-style-name="Fuentedepárrafopredeter." style:family="text">
      <style:text-properties fo:color="#FF00FF" fo:letter-spacing="-0.0118in" fo:language="es" fo:country="ES"/>
    </style:style>
    <style:style style:name="T4471" style:parent-style-name="Fuentedepárrafopredeter." style:family="text">
      <style:text-properties fo:color="#FF00FF" fo:letter-spacing="-0.0062in" style:text-scale="110%" fo:language="es" fo:country="ES"/>
    </style:style>
    <style:style style:name="T4472" style:parent-style-name="Fuentedepárrafopredeter." style:family="text">
      <style:text-properties fo:color="#FF00FF" fo:letter-spacing="-0.0062in" style:text-scale="112%" fo:language="es" fo:country="ES"/>
    </style:style>
    <style:style style:name="T4473" style:parent-style-name="Fuentedepárrafopredeter." style:family="text">
      <style:text-properties fo:color="#FF00FF" fo:letter-spacing="-0.0062in" style:text-scale="72%" fo:language="es" fo:country="ES"/>
    </style:style>
    <style:style style:name="T4474" style:parent-style-name="Fuentedepárrafopredeter." style:family="text">
      <style:text-properties fo:color="#FF00FF" fo:letter-spacing="-0.0062in" style:text-scale="108%" fo:language="es" fo:country="ES"/>
    </style:style>
    <style:style style:name="T4475" style:parent-style-name="Fuentedepárrafopredeter." style:family="text">
      <style:text-properties fo:color="#FF00FF" fo:letter-spacing="-0.0062in" style:text-scale="154%" fo:language="es" fo:country="ES"/>
    </style:style>
    <style:style style:name="T4476" style:parent-style-name="Fuentedepárrafopredeter." style:family="text">
      <style:text-properties fo:color="#FF00FF" fo:letter-spacing="-0.0062in" style:text-scale="110%" fo:language="es" fo:country="ES"/>
    </style:style>
    <style:style style:name="T4477" style:parent-style-name="Fuentedepárrafopredeter." style:family="text">
      <style:text-properties fo:color="#FF00FF" style:text-scale="185%" fo:language="es" fo:country="ES"/>
    </style:style>
    <style:style style:name="P4478" style:parent-style-name="Textoindependiente" style:family="paragraph">
      <style:paragraph-properties fo:line-height="0.1444in"/>
    </style:style>
    <style:style style:name="T4479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4480" style:parent-style-name="Textoindependiente" style:family="paragraph">
      <style:paragraph-properties fo:line-height="0.1458in"/>
    </style:style>
    <style:style style:name="T448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482" style:parent-style-name="Textoindependiente" style:family="paragraph">
      <style:paragraph-properties fo:margin-left="0in">
        <style:tab-stops/>
      </style:paragraph-properties>
      <style:text-properties style:font-name="Lucida Sans Typewriter" fo:font-weight="bold" style:font-weight-asian="bold" fo:font-size="10pt" style:font-size-asian="10pt" fo:language="es" fo:country="ES"/>
    </style:style>
    <style:style style:name="P4483" style:parent-style-name="Textoindependiente" style:family="paragraph">
      <style:paragraph-properties fo:margin-top="0.1236in"/>
    </style:style>
    <style:style style:name="T4484" style:parent-style-name="Fuentedepárrafopredeter." style:family="text">
      <style:text-properties fo:color="#0000FF" fo:letter-spacing="-0.0062in" style:text-scale="114%" fo:language="es" fo:country="ES"/>
    </style:style>
    <style:style style:name="T4485" style:parent-style-name="Fuentedepárrafopredeter." style:family="text">
      <style:text-properties fo:color="#0000FF" fo:letter-spacing="-0.0062in" style:text-scale="107%" fo:language="es" fo:country="ES"/>
    </style:style>
    <style:style style:name="T4486" style:parent-style-name="Fuentedepárrafopredeter." style:family="text">
      <style:text-properties fo:color="#0000FF" fo:letter-spacing="-0.0062in" style:text-scale="103%" fo:language="es" fo:country="ES"/>
    </style:style>
    <style:style style:name="T4487" style:parent-style-name="Fuentedepárrafopredeter." style:family="text">
      <style:text-properties fo:color="#0000FF" fo:letter-spacing="-0.0062in" style:text-scale="89%" fo:language="es" fo:country="ES"/>
    </style:style>
    <style:style style:name="T4488" style:parent-style-name="Fuentedepárrafopredeter." style:family="text">
      <style:text-properties fo:color="#0000FF" fo:letter-spacing="-0.0062in" style:text-scale="103%" fo:language="es" fo:country="ES"/>
    </style:style>
    <style:style style:name="T4489" style:parent-style-name="Fuentedepárrafopredeter." style:family="text">
      <style:text-properties fo:color="#0000FF" fo:letter-spacing="-0.0062in" style:text-scale="102%" fo:language="es" fo:country="ES"/>
    </style:style>
    <style:style style:name="T4490" style:parent-style-name="Fuentedepárrafopredeter." style:family="text">
      <style:text-properties fo:color="#0000FF" fo:letter-spacing="-0.0062in" style:text-scale="84%" fo:language="es" fo:country="ES"/>
    </style:style>
    <style:style style:name="T4491" style:parent-style-name="Fuentedepárrafopredeter." style:family="text">
      <style:text-properties fo:color="#0000FF" style:text-scale="102%" fo:language="es" fo:country="ES"/>
    </style:style>
    <style:style style:name="T4492" style:parent-style-name="Fuentedepárrafopredeter." style:family="text">
      <style:text-properties fo:color="#0000FF" fo:language="es" fo:country="ES"/>
    </style:style>
    <style:style style:name="T4493" style:parent-style-name="Fuentedepárrafopredeter." style:family="text">
      <style:text-properties fo:color="#0000FF" fo:letter-spacing="-0.0118in" fo:language="es" fo:country="ES"/>
    </style:style>
    <style:style style:name="T4494" style:parent-style-name="Fuentedepárrafopredeter." style:family="text">
      <style:text-properties fo:color="#0000FF" fo:letter-spacing="-0.0062in" style:text-scale="107%" fo:language="es" fo:country="ES"/>
    </style:style>
    <style:style style:name="T4495" style:parent-style-name="Fuentedepárrafopredeter." style:family="text">
      <style:text-properties fo:color="#0000FF" fo:letter-spacing="-0.0062in" style:text-scale="103%" fo:language="es" fo:country="ES"/>
    </style:style>
    <style:style style:name="T4496" style:parent-style-name="Fuentedepárrafopredeter." style:family="text">
      <style:text-properties fo:color="#0000FF" fo:letter-spacing="-0.0062in" style:text-scale="216%" fo:language="es" fo:country="ES"/>
    </style:style>
    <style:style style:name="T4497" style:parent-style-name="Fuentedepárrafopredeter." style:family="text">
      <style:text-properties fo:color="#0000FF" fo:letter-spacing="-0.0062in" style:text-scale="94%" fo:language="es" fo:country="ES"/>
    </style:style>
    <style:style style:name="T4498" style:parent-style-name="Fuentedepárrafopredeter." style:family="text">
      <style:text-properties fo:color="#0000FF" fo:letter-spacing="-0.0062in" fo:language="es" fo:country="ES"/>
    </style:style>
    <style:style style:name="T4499" style:parent-style-name="Fuentedepárrafopredeter." style:family="text">
      <style:text-properties fo:color="#0000FF" fo:letter-spacing="-0.0062in" style:text-scale="216%" fo:language="es" fo:country="ES"/>
    </style:style>
    <style:style style:name="T4500" style:parent-style-name="Fuentedepárrafopredeter." style:family="text">
      <style:text-properties fo:color="#0000FF" fo:letter-spacing="-0.0062in" style:text-scale="107%" fo:language="es" fo:country="ES"/>
    </style:style>
    <style:style style:name="T4501" style:parent-style-name="Fuentedepárrafopredeter." style:family="text">
      <style:text-properties fo:color="#0000FF" fo:letter-spacing="-0.0062in" style:text-scale="102%" fo:language="es" fo:country="ES"/>
    </style:style>
    <style:style style:name="T4502" style:parent-style-name="Fuentedepárrafopredeter." style:family="text">
      <style:text-properties fo:color="#0000FF" style:text-scale="118%" fo:language="es" fo:country="ES"/>
    </style:style>
    <style:style style:name="P4503" style:parent-style-name="Textoindependiente" style:family="paragraph">
      <style:paragraph-properties fo:margin-top="0.0006in" fo:margin-left="0in">
        <style:tab-stops/>
      </style:paragraph-properties>
      <style:text-properties fo:language="es" fo:country="ES"/>
    </style:style>
    <style:style style:name="P4504" style:parent-style-name="Textoindependiente" style:family="paragraph">
      <style:paragraph-properties fo:line-height="0.143in"/>
    </style:style>
    <style:style style:name="T4505" style:parent-style-name="Fuentedepárrafopredeter." style:family="text">
      <style:text-properties fo:color="#0000FF" fo:letter-spacing="-0.0062in" style:text-scale="114%" fo:language="es" fo:country="ES"/>
    </style:style>
    <style:style style:name="T4506" style:parent-style-name="Fuentedepárrafopredeter." style:family="text">
      <style:text-properties fo:color="#0000FF" fo:letter-spacing="-0.0062in" style:text-scale="204%" fo:language="es" fo:country="ES"/>
    </style:style>
    <style:style style:name="T4507" style:parent-style-name="Fuentedepárrafopredeter." style:family="text">
      <style:text-properties fo:color="#0000FF" fo:letter-spacing="-0.0062in" style:text-scale="114%" fo:language="es" fo:country="ES"/>
    </style:style>
    <style:style style:name="T4508" style:parent-style-name="Fuentedepárrafopredeter." style:family="text">
      <style:text-properties fo:color="#0000FF" fo:letter-spacing="-0.0062in" style:text-scale="72%" fo:language="es" fo:country="ES"/>
    </style:style>
    <style:style style:name="T4509" style:parent-style-name="Fuentedepárrafopredeter." style:family="text">
      <style:text-properties fo:color="#0000FF" fo:letter-spacing="-0.0062in" style:text-scale="114%" fo:language="es" fo:country="ES"/>
    </style:style>
    <style:style style:name="T4510" style:parent-style-name="Fuentedepárrafopredeter." style:family="text">
      <style:text-properties fo:color="#0000FF" fo:letter-spacing="-0.0062in" style:text-scale="108%" fo:language="es" fo:country="ES"/>
    </style:style>
    <style:style style:name="T4511" style:parent-style-name="Fuentedepárrafopredeter." style:family="text">
      <style:text-properties fo:color="#0000FF" fo:letter-spacing="-0.0062in" style:text-scale="114%" fo:language="es" fo:country="ES"/>
    </style:style>
    <style:style style:name="T4512" style:parent-style-name="Fuentedepárrafopredeter." style:family="text">
      <style:text-properties fo:color="#0000FF" style:text-scale="148%" fo:language="es" fo:country="ES"/>
    </style:style>
    <style:style style:name="T4513" style:parent-style-name="Fuentedepárrafopredeter." style:family="text">
      <style:text-properties fo:color="#0000FF" fo:language="es" fo:country="ES"/>
    </style:style>
    <style:style style:name="T4514" style:parent-style-name="Fuentedepárrafopredeter." style:family="text">
      <style:text-properties fo:color="#0000FF" fo:letter-spacing="-0.0118in" fo:language="es" fo:country="ES"/>
    </style:style>
    <style:style style:name="T4515" style:parent-style-name="Fuentedepárrafopredeter." style:family="text">
      <style:text-properties fo:color="#0000FF" style:text-scale="114%" fo:language="es" fo:country="ES"/>
    </style:style>
    <style:style style:name="T4516" style:parent-style-name="Fuentedepárrafopredeter." style:family="text">
      <style:text-properties fo:color="#0000FF" fo:language="es" fo:country="ES"/>
    </style:style>
    <style:style style:name="T4517" style:parent-style-name="Fuentedepárrafopredeter." style:family="text">
      <style:text-properties fo:color="#0000FF" fo:letter-spacing="-0.0118in" fo:language="es" fo:country="ES"/>
    </style:style>
    <style:style style:name="T4518" style:parent-style-name="Fuentedepárrafopredeter." style:family="text">
      <style:text-properties fo:color="#0000FF" fo:letter-spacing="-0.0062in" style:text-scale="162%" fo:language="es" fo:country="ES"/>
    </style:style>
    <style:style style:name="T4519" style:parent-style-name="Fuentedepárrafopredeter." style:family="text">
      <style:text-properties fo:color="#0000FF" fo:letter-spacing="-0.0062in" style:text-scale="110%" fo:language="es" fo:country="ES"/>
    </style:style>
    <style:style style:name="T4520" style:parent-style-name="Fuentedepárrafopredeter." style:family="text">
      <style:text-properties fo:color="#0000FF" fo:letter-spacing="-0.0062in" style:text-scale="121%" fo:language="es" fo:country="ES"/>
    </style:style>
    <style:style style:name="T4521" style:parent-style-name="Fuentedepárrafopredeter." style:family="text">
      <style:text-properties fo:color="#0000FF" fo:letter-spacing="-0.0062in" style:text-scale="211%" fo:language="es" fo:country="ES"/>
    </style:style>
    <style:style style:name="T4522" style:parent-style-name="Fuentedepárrafopredeter." style:family="text">
      <style:text-properties fo:color="#0000FF" fo:letter-spacing="-0.0062in" style:text-scale="112%" fo:language="es" fo:country="ES"/>
    </style:style>
    <style:style style:name="T4523" style:parent-style-name="Fuentedepárrafopredeter." style:family="text">
      <style:text-properties fo:color="#0000FF" fo:letter-spacing="-0.0062in" style:text-scale="110%" fo:language="es" fo:country="ES"/>
    </style:style>
    <style:style style:name="T4524" style:parent-style-name="Fuentedepárrafopredeter." style:family="text">
      <style:text-properties fo:color="#0000FF" style:text-scale="148%" fo:language="es" fo:country="ES"/>
    </style:style>
    <style:style style:name="T4525" style:parent-style-name="Fuentedepárrafopredeter." style:family="text">
      <style:text-properties fo:color="#0000FF" fo:language="es" fo:country="ES"/>
    </style:style>
    <style:style style:name="T4526" style:parent-style-name="Fuentedepárrafopredeter." style:family="text">
      <style:text-properties fo:color="#0000FF" fo:letter-spacing="-0.0118in" fo:language="es" fo:country="ES"/>
    </style:style>
    <style:style style:name="T4527" style:parent-style-name="Fuentedepárrafopredeter." style:family="text">
      <style:text-properties fo:color="#0000FF" fo:letter-spacing="-0.0062in" style:text-scale="110%" fo:language="es" fo:country="ES"/>
    </style:style>
    <style:style style:name="T4528" style:parent-style-name="Fuentedepárrafopredeter." style:family="text">
      <style:text-properties fo:color="#0000FF" fo:letter-spacing="-0.0062in" style:text-scale="148%" fo:language="es" fo:country="ES"/>
    </style:style>
    <style:style style:name="T4529" style:parent-style-name="Fuentedepárrafopredeter." style:family="text">
      <style:text-properties fo:color="#0000FF" fo:letter-spacing="-0.0062in" style:text-scale="114%" fo:language="es" fo:country="ES"/>
    </style:style>
    <style:style style:name="T4530" style:parent-style-name="Fuentedepárrafopredeter." style:family="text">
      <style:text-properties fo:color="#0000FF" fo:letter-spacing="-0.0062in" style:text-scale="110%" fo:language="es" fo:country="ES"/>
    </style:style>
    <style:style style:name="T4531" style:parent-style-name="Fuentedepárrafopredeter." style:family="text">
      <style:text-properties fo:color="#0000FF" fo:letter-spacing="-0.0062in" style:text-scale="108%" fo:language="es" fo:country="ES"/>
    </style:style>
    <style:style style:name="T4532" style:parent-style-name="Fuentedepárrafopredeter." style:family="text">
      <style:text-properties fo:color="#0000FF" style:text-scale="112%" fo:language="es" fo:country="ES"/>
    </style:style>
    <style:style style:name="T4533" style:parent-style-name="Fuentedepárrafopredeter." style:family="text">
      <style:text-properties fo:color="#0000FF" fo:language="es" fo:country="ES"/>
    </style:style>
    <style:style style:name="T4534" style:parent-style-name="Fuentedepárrafopredeter." style:family="text">
      <style:text-properties fo:color="#0000FF" fo:letter-spacing="-0.0118in" fo:language="es" fo:country="ES"/>
    </style:style>
    <style:style style:name="T4535" style:parent-style-name="Fuentedepárrafopredeter." style:family="text">
      <style:text-properties fo:color="#0000FF" fo:letter-spacing="-0.0062in" style:text-scale="72%" fo:language="es" fo:country="ES"/>
    </style:style>
    <style:style style:name="T4536" style:parent-style-name="Fuentedepárrafopredeter." style:family="text">
      <style:text-properties fo:color="#0000FF" fo:letter-spacing="-0.0062in" style:text-scale="110%" fo:language="es" fo:country="ES"/>
    </style:style>
    <style:style style:name="T4537" style:parent-style-name="Fuentedepárrafopredeter." style:family="text">
      <style:text-properties fo:color="#0000FF" style:text-scale="110%" fo:language="es" fo:country="ES"/>
    </style:style>
    <style:style style:name="T4538" style:parent-style-name="Fuentedepárrafopredeter." style:family="text">
      <style:text-properties fo:color="#0000FF" fo:language="es" fo:country="ES"/>
    </style:style>
    <style:style style:name="T4539" style:parent-style-name="Fuentedepárrafopredeter." style:family="text">
      <style:text-properties fo:color="#0000FF" fo:letter-spacing="-0.0118in" fo:language="es" fo:country="ES"/>
    </style:style>
    <style:style style:name="T4540" style:parent-style-name="Fuentedepárrafopredeter." style:family="text">
      <style:text-properties fo:color="#0000FF" style:text-scale="122%" fo:language="es" fo:country="ES"/>
    </style:style>
    <style:style style:name="T4541" style:parent-style-name="Fuentedepárrafopredeter." style:family="text">
      <style:text-properties fo:color="#0000FF" fo:language="es" fo:country="ES"/>
    </style:style>
    <style:style style:name="T4542" style:parent-style-name="Fuentedepárrafopredeter." style:family="text">
      <style:text-properties fo:color="#0000FF" fo:letter-spacing="-0.0118in" fo:language="es" fo:country="ES"/>
    </style:style>
    <style:style style:name="T4543" style:parent-style-name="Fuentedepárrafopredeter." style:family="text">
      <style:text-properties fo:color="#0000FF" fo:letter-spacing="-0.0062in" style:text-scale="110%" fo:language="es" fo:country="ES"/>
    </style:style>
    <style:style style:name="T4544" style:parent-style-name="Fuentedepárrafopredeter." style:family="text">
      <style:text-properties fo:color="#0000FF" fo:letter-spacing="-0.0062in" style:text-scale="204%" fo:language="es" fo:country="ES"/>
    </style:style>
    <style:style style:name="T4545" style:parent-style-name="Fuentedepárrafopredeter." style:family="text">
      <style:text-properties fo:color="#0000FF" fo:letter-spacing="-0.0062in" style:text-scale="211%" fo:language="es" fo:country="ES"/>
    </style:style>
    <style:style style:name="T4546" style:parent-style-name="Fuentedepárrafopredeter." style:family="text">
      <style:text-properties fo:color="#0000FF" fo:letter-spacing="-0.0062in" style:text-scale="119%" fo:language="es" fo:country="ES"/>
    </style:style>
    <style:style style:name="T4547" style:parent-style-name="Fuentedepárrafopredeter." style:family="text">
      <style:text-properties fo:color="#0000FF" fo:letter-spacing="-0.0062in" style:text-scale="211%" fo:language="es" fo:country="ES"/>
    </style:style>
    <style:style style:name="T4548" style:parent-style-name="Fuentedepárrafopredeter." style:family="text">
      <style:text-properties fo:color="#0000FF" fo:letter-spacing="-0.0062in" style:text-scale="110%" fo:language="es" fo:country="ES"/>
    </style:style>
    <style:style style:name="T4549" style:parent-style-name="Fuentedepárrafopredeter." style:family="text">
      <style:text-properties fo:color="#0000FF" fo:letter-spacing="-0.0062in" style:text-scale="108%" fo:language="es" fo:country="ES"/>
    </style:style>
    <style:style style:name="T4550" style:parent-style-name="Fuentedepárrafopredeter." style:family="text">
      <style:text-properties fo:color="#0000FF" style:text-scale="112%" fo:language="es" fo:country="ES"/>
    </style:style>
    <style:style style:name="T4551" style:parent-style-name="Fuentedepárrafopredeter." style:family="text">
      <style:text-properties fo:color="#0000FF" fo:language="es" fo:country="ES"/>
    </style:style>
    <style:style style:name="T4552" style:parent-style-name="Fuentedepárrafopredeter." style:family="text">
      <style:text-properties fo:color="#0000FF" fo:letter-spacing="-0.0118in" fo:language="es" fo:country="ES"/>
    </style:style>
    <style:style style:name="T4553" style:parent-style-name="Fuentedepárrafopredeter." style:family="text">
      <style:text-properties fo:color="#0000FF" fo:letter-spacing="-0.0062in" style:text-scale="112%" fo:language="es" fo:country="ES"/>
    </style:style>
    <style:style style:name="T4554" style:parent-style-name="Fuentedepárrafopredeter." style:family="text">
      <style:text-properties fo:color="#0000FF" fo:letter-spacing="-0.0062in" style:text-scale="108%" fo:language="es" fo:country="ES"/>
    </style:style>
    <style:style style:name="T4555" style:parent-style-name="Fuentedepárrafopredeter." style:family="text">
      <style:text-properties fo:color="#0000FF" fo:letter-spacing="-0.0062in" style:text-scale="121%" fo:language="es" fo:country="ES"/>
    </style:style>
    <style:style style:name="T4556" style:parent-style-name="Fuentedepárrafopredeter." style:family="text">
      <style:text-properties fo:color="#0000FF" fo:letter-spacing="-0.0062in" style:text-scale="211%" fo:language="es" fo:country="ES"/>
    </style:style>
    <style:style style:name="T4557" style:parent-style-name="Fuentedepárrafopredeter." style:family="text">
      <style:text-properties fo:color="#0000FF" fo:letter-spacing="-0.0062in" style:text-scale="112%" fo:language="es" fo:country="ES"/>
    </style:style>
    <style:style style:name="T4558" style:parent-style-name="Fuentedepárrafopredeter." style:family="text">
      <style:text-properties fo:color="#0000FF" fo:letter-spacing="-0.0062in" style:text-scale="110%" fo:language="es" fo:country="ES"/>
    </style:style>
    <style:style style:name="T4559" style:parent-style-name="Fuentedepárrafopredeter." style:family="text">
      <style:text-properties fo:color="#0000FF" style:text-scale="148%" fo:language="es" fo:country="ES"/>
    </style:style>
    <style:style style:name="T4560" style:parent-style-name="Fuentedepárrafopredeter." style:family="text">
      <style:text-properties fo:color="#0000FF" fo:language="es" fo:country="ES"/>
    </style:style>
    <style:style style:name="T4561" style:parent-style-name="Fuentedepárrafopredeter." style:family="text">
      <style:text-properties fo:color="#0000FF" fo:letter-spacing="-0.0118in" fo:language="es" fo:country="ES"/>
    </style:style>
    <style:style style:name="T4562" style:parent-style-name="Fuentedepárrafopredeter." style:family="text">
      <style:text-properties fo:color="#0000FF" fo:letter-spacing="-0.0062in" style:text-scale="108%" fo:language="es" fo:country="ES"/>
    </style:style>
    <style:style style:name="T4563" style:parent-style-name="Fuentedepárrafopredeter." style:family="text">
      <style:text-properties fo:color="#0000FF" style:text-scale="110%" fo:language="es" fo:country="ES"/>
    </style:style>
    <style:style style:name="T4564" style:parent-style-name="Fuentedepárrafopredeter." style:family="text">
      <style:text-properties fo:color="#0000FF" fo:language="es" fo:country="ES"/>
    </style:style>
    <style:style style:name="T4565" style:parent-style-name="Fuentedepárrafopredeter." style:family="text">
      <style:text-properties fo:color="#0000FF" fo:letter-spacing="-0.0118in" fo:language="es" fo:country="ES"/>
    </style:style>
    <style:style style:name="T4566" style:parent-style-name="Fuentedepárrafopredeter." style:family="text">
      <style:text-properties fo:color="#0000FF" fo:letter-spacing="-0.0062in" style:text-scale="72%" fo:language="es" fo:country="ES"/>
    </style:style>
    <style:style style:name="T4567" style:parent-style-name="Fuentedepárrafopredeter." style:family="text">
      <style:text-properties fo:color="#0000FF" fo:letter-spacing="-0.0062in" style:text-scale="110%" fo:language="es" fo:country="ES"/>
    </style:style>
    <style:style style:name="T4568" style:parent-style-name="Fuentedepárrafopredeter." style:family="text">
      <style:text-properties fo:color="#0000FF" style:text-scale="110%" fo:language="es" fo:country="ES"/>
    </style:style>
    <style:style style:name="P4569" style:parent-style-name="Textoindependiente" style:family="paragraph">
      <style:paragraph-properties fo:margin-left="0.2201in" fo:margin-right="2.3034in" fo:text-indent="-0.1388in">
        <style:tab-stops/>
      </style:paragraph-properties>
    </style:style>
    <style:style style:name="T457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57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57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57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57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57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576" style:parent-style-name="Fuentedepárrafopredeter." style:family="text">
      <style:text-properties fo:color="#0000FF" fo:letter-spacing="-0.0062in" style:text-scale="114%" fo:language="es" fo:country="ES"/>
    </style:style>
    <style:style style:name="T4577" style:parent-style-name="Fuentedepárrafopredeter." style:family="text">
      <style:text-properties fo:color="#0000FF" fo:letter-spacing="-0.0062in" style:text-scale="154%" fo:language="es" fo:country="ES"/>
    </style:style>
    <style:style style:name="T4578" style:parent-style-name="Fuentedepárrafopredeter." style:family="text">
      <style:text-properties fo:color="#0000FF" fo:letter-spacing="-0.0062in" style:text-scale="110%" fo:language="es" fo:country="ES"/>
    </style:style>
    <style:style style:name="T4579" style:parent-style-name="Fuentedepárrafopredeter." style:family="text">
      <style:text-properties fo:color="#0000FF" fo:letter-spacing="-0.0062in" style:text-scale="108%" fo:language="es" fo:country="ES"/>
    </style:style>
    <style:style style:name="T4580" style:parent-style-name="Fuentedepárrafopredeter." style:family="text">
      <style:text-properties fo:color="#0000FF" fo:letter-spacing="-0.0062in" style:text-scale="211%" fo:language="es" fo:country="ES"/>
    </style:style>
    <style:style style:name="T4581" style:parent-style-name="Fuentedepárrafopredeter." style:family="text">
      <style:text-properties fo:color="#0000FF" fo:letter-spacing="-0.0062in" style:text-scale="151%" fo:language="es" fo:country="ES"/>
    </style:style>
    <style:style style:name="T4582" style:parent-style-name="Fuentedepárrafopredeter." style:family="text">
      <style:text-properties fo:color="#0000FF" style:text-scale="110%" fo:language="es" fo:country="ES"/>
    </style:style>
    <style:style style:name="T4583" style:parent-style-name="Fuentedepárrafopredeter." style:family="text">
      <style:text-properties fo:color="#0000FF" fo:language="es" fo:country="ES"/>
    </style:style>
    <style:style style:name="T4584" style:parent-style-name="Fuentedepárrafopredeter." style:family="text">
      <style:text-properties fo:color="#0000FF" fo:letter-spacing="-0.0118in" fo:language="es" fo:country="ES"/>
    </style:style>
    <style:style style:name="T4585" style:parent-style-name="Fuentedepárrafopredeter." style:family="text">
      <style:text-properties fo:color="#0000FF" fo:letter-spacing="-0.0062in" style:text-scale="72%" fo:language="es" fo:country="ES"/>
    </style:style>
    <style:style style:name="T4586" style:parent-style-name="Fuentedepárrafopredeter." style:family="text">
      <style:text-properties fo:color="#0000FF" fo:letter-spacing="-0.0062in" style:text-scale="110%" fo:language="es" fo:country="ES"/>
    </style:style>
    <style:style style:name="T4587" style:parent-style-name="Fuentedepárrafopredeter." style:family="text">
      <style:text-properties fo:color="#0000FF" style:text-scale="110%" fo:language="es" fo:country="ES"/>
    </style:style>
    <style:style style:name="T4588" style:parent-style-name="Fuentedepárrafopredeter." style:family="text">
      <style:text-properties fo:color="#0000FF" fo:language="es" fo:country="ES"/>
    </style:style>
    <style:style style:name="T4589" style:parent-style-name="Fuentedepárrafopredeter." style:family="text">
      <style:text-properties fo:color="#0000FF" fo:letter-spacing="-0.0118in" fo:language="es" fo:country="ES"/>
    </style:style>
    <style:style style:name="T4590" style:parent-style-name="Fuentedepárrafopredeter." style:family="text">
      <style:text-properties fo:color="#0000FF" fo:letter-spacing="-0.0062in" style:text-scale="72%" fo:language="es" fo:country="ES"/>
    </style:style>
    <style:style style:name="T4591" style:parent-style-name="Fuentedepárrafopredeter." style:family="text">
      <style:text-properties fo:color="#0000FF" fo:letter-spacing="-0.0062in" style:text-scale="211%" fo:language="es" fo:country="ES"/>
    </style:style>
    <style:style style:name="T4592" style:parent-style-name="Fuentedepárrafopredeter." style:family="text">
      <style:text-properties fo:color="#0000FF" fo:letter-spacing="-0.0062in" style:text-scale="110%" fo:language="es" fo:country="ES"/>
    </style:style>
    <style:style style:name="T4593" style:parent-style-name="Fuentedepárrafopredeter." style:family="text">
      <style:text-properties fo:color="#0000FF" fo:letter-spacing="-0.0062in" style:text-scale="151%" fo:language="es" fo:country="ES"/>
    </style:style>
    <style:style style:name="T4594" style:parent-style-name="Fuentedepárrafopredeter." style:family="text">
      <style:text-properties fo:color="#0000FF" fo:letter-spacing="-0.0062in" style:text-scale="154%" fo:language="es" fo:country="ES"/>
    </style:style>
    <style:style style:name="T4595" style:parent-style-name="Fuentedepárrafopredeter." style:family="text">
      <style:text-properties fo:color="#0000FF" fo:letter-spacing="-0.0062in" style:text-scale="114%" fo:language="es" fo:country="ES"/>
    </style:style>
    <style:style style:name="T4596" style:parent-style-name="Fuentedepárrafopredeter." style:family="text">
      <style:text-properties fo:color="#0000FF" style:text-scale="148%" fo:language="es" fo:country="ES"/>
    </style:style>
    <style:style style:name="T4597" style:parent-style-name="Fuentedepárrafopredeter." style:family="text">
      <style:text-properties fo:color="#0000FF" fo:language="es" fo:country="ES"/>
    </style:style>
    <style:style style:name="T4598" style:parent-style-name="Fuentedepárrafopredeter." style:family="text">
      <style:text-properties fo:color="#0000FF" fo:letter-spacing="-0.0118in" fo:language="es" fo:country="ES"/>
    </style:style>
    <style:style style:name="T4599" style:parent-style-name="Fuentedepárrafopredeter." style:family="text">
      <style:text-properties fo:color="#0000FF" fo:letter-spacing="-0.0062in" style:text-scale="211%" fo:language="es" fo:country="ES"/>
    </style:style>
    <style:style style:name="T4600" style:parent-style-name="Fuentedepárrafopredeter." style:family="text">
      <style:text-properties fo:color="#0000FF" fo:letter-spacing="-0.0062in" style:text-scale="110%" fo:language="es" fo:country="ES"/>
    </style:style>
    <style:style style:name="T4601" style:parent-style-name="Fuentedepárrafopredeter." style:family="text">
      <style:text-properties fo:color="#0000FF" fo:letter-spacing="-0.0062in" style:text-scale="151%" fo:language="es" fo:country="ES"/>
    </style:style>
    <style:style style:name="T4602" style:parent-style-name="Fuentedepárrafopredeter." style:family="text">
      <style:text-properties fo:color="#0000FF" fo:letter-spacing="-0.0062in" style:text-scale="154%" fo:language="es" fo:country="ES"/>
    </style:style>
    <style:style style:name="T4603" style:parent-style-name="Fuentedepárrafopredeter." style:family="text">
      <style:text-properties fo:color="#0000FF" fo:letter-spacing="-0.0062in" style:text-scale="112%" fo:language="es" fo:country="ES"/>
    </style:style>
    <style:style style:name="T4604" style:parent-style-name="Fuentedepárrafopredeter." style:family="text">
      <style:text-properties fo:color="#0000FF" fo:letter-spacing="-0.0062in" style:text-scale="108%" fo:language="es" fo:country="ES"/>
    </style:style>
    <style:style style:name="T4605" style:parent-style-name="Fuentedepárrafopredeter." style:family="text">
      <style:text-properties fo:color="#0000FF" fo:letter-spacing="-0.0062in" style:text-scale="110%" fo:language="es" fo:country="ES"/>
    </style:style>
    <style:style style:name="T4606" style:parent-style-name="Fuentedepárrafopredeter." style:family="text">
      <style:text-properties fo:color="#0000FF" fo:letter-spacing="-0.0062in" style:text-scale="121%" fo:language="es" fo:country="ES"/>
    </style:style>
    <style:style style:name="T4607" style:parent-style-name="Fuentedepárrafopredeter." style:family="text">
      <style:text-properties fo:color="#0000FF" style:text-scale="110%" fo:language="es" fo:country="ES"/>
    </style:style>
    <style:style style:name="T4608" style:parent-style-name="Fuentedepárrafopredeter." style:family="text">
      <style:text-properties fo:color="#0000FF" fo:language="es" fo:country="ES"/>
    </style:style>
    <style:style style:name="T4609" style:parent-style-name="Fuentedepárrafopredeter." style:family="text">
      <style:text-properties fo:color="#0000FF" fo:letter-spacing="-0.0118in" fo:language="es" fo:country="ES"/>
    </style:style>
    <style:style style:name="T4610" style:parent-style-name="Fuentedepárrafopredeter." style:family="text">
      <style:text-properties fo:color="#0000FF" fo:letter-spacing="-0.0062in" style:text-scale="112%" fo:language="es" fo:country="ES"/>
    </style:style>
    <style:style style:name="T4611" style:parent-style-name="Fuentedepárrafopredeter." style:family="text">
      <style:text-properties fo:color="#0000FF" fo:letter-spacing="-0.0062in" style:text-scale="108%" fo:language="es" fo:country="ES"/>
    </style:style>
    <style:style style:name="T4612" style:parent-style-name="Fuentedepárrafopredeter." style:family="text">
      <style:text-properties fo:color="#0000FF" fo:letter-spacing="-0.0062in" style:text-scale="121%" fo:language="es" fo:country="ES"/>
    </style:style>
    <style:style style:name="T4613" style:parent-style-name="Fuentedepárrafopredeter." style:family="text">
      <style:text-properties fo:color="#0000FF" fo:letter-spacing="-0.0062in" style:text-scale="211%" fo:language="es" fo:country="ES"/>
    </style:style>
    <style:style style:name="T4614" style:parent-style-name="Fuentedepárrafopredeter." style:family="text">
      <style:text-properties fo:color="#0000FF" fo:letter-spacing="-0.0062in" style:text-scale="112%" fo:language="es" fo:country="ES"/>
    </style:style>
    <style:style style:name="T4615" style:parent-style-name="Fuentedepárrafopredeter." style:family="text">
      <style:text-properties fo:color="#0000FF" style:text-scale="110%" fo:language="es" fo:country="ES"/>
    </style:style>
    <style:style style:name="T4616" style:parent-style-name="Fuentedepárrafopredeter." style:family="text">
      <style:text-properties fo:color="#0000FF" fo:language="es" fo:country="ES"/>
    </style:style>
    <style:style style:name="T4617" style:parent-style-name="Fuentedepárrafopredeter." style:family="text">
      <style:text-properties fo:color="#0000FF" fo:letter-spacing="-0.0118in" fo:language="es" fo:country="ES"/>
    </style:style>
    <style:style style:name="T4618" style:parent-style-name="Fuentedepárrafopredeter." style:family="text">
      <style:text-properties fo:color="#0000FF" fo:letter-spacing="-0.0062in" style:text-scale="122%" fo:language="es" fo:country="ES"/>
    </style:style>
    <style:style style:name="T4619" style:parent-style-name="Fuentedepárrafopredeter." style:family="text">
      <style:text-properties fo:color="#0000FF" fo:letter-spacing="-0.0062in" style:text-scale="114%" fo:language="es" fo:country="ES"/>
    </style:style>
    <style:style style:name="T4620" style:parent-style-name="Fuentedepárrafopredeter." style:family="text">
      <style:text-properties fo:color="#0000FF" fo:letter-spacing="-0.0062in" style:text-scale="204%" fo:language="es" fo:country="ES"/>
    </style:style>
    <style:style style:name="T4621" style:parent-style-name="Fuentedepárrafopredeter." style:family="text">
      <style:text-properties fo:color="#0000FF" fo:letter-spacing="-0.0062in" style:text-scale="211%" fo:language="es" fo:country="ES"/>
    </style:style>
    <style:style style:name="T4622" style:parent-style-name="Fuentedepárrafopredeter." style:family="text">
      <style:text-properties fo:color="#0000FF" fo:letter-spacing="-0.0062in" style:text-scale="108%" fo:language="es" fo:country="ES"/>
    </style:style>
    <style:style style:name="T4623" style:parent-style-name="Fuentedepárrafopredeter." style:family="text">
      <style:text-properties fo:color="#0000FF" style:text-scale="114%" fo:language="es" fo:country="ES"/>
    </style:style>
    <style:style style:name="T4624" style:parent-style-name="Fuentedepárrafopredeter." style:family="text">
      <style:text-properties fo:letter-spacing="-0.0048in" style:text-scale="120%" fo:language="es" fo:country="ES"/>
    </style:style>
    <style:style style:name="P4625" style:parent-style-name="Textoindependiente" style:family="paragraph">
      <style:paragraph-properties fo:line-height="0.1444in" fo:margin-left="0.2201in">
        <style:tab-stops/>
      </style:paragraph-properties>
    </style:style>
    <style:style style:name="T462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62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62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4629" style:parent-style-name="Fuentedepárrafopredeter." style:family="text">
      <style:text-properties fo:letter-spacing="-0.0062in" style:text-scale="163%" fo:language="es" fo:country="ES"/>
    </style:style>
    <style:style style:name="T4630" style:parent-style-name="Fuentedepárrafopredeter." style:family="text">
      <style:text-properties style:text-scale="108%" fo:language="es" fo:country="ES"/>
    </style:style>
    <style:style style:name="T4631" style:parent-style-name="Fuentedepárrafopredeter." style:family="text">
      <style:text-properties fo:language="es" fo:country="ES"/>
    </style:style>
    <style:style style:name="T4632" style:parent-style-name="Fuentedepárrafopredeter." style:family="text">
      <style:text-properties fo:letter-spacing="-0.0118in" fo:language="es" fo:country="ES"/>
    </style:style>
    <style:style style:name="T4633" style:parent-style-name="Fuentedepárrafopredeter." style:family="text">
      <style:text-properties fo:color="#FF00FF" fo:letter-spacing="-0.0062in" style:text-scale="185%" fo:language="es" fo:country="ES"/>
    </style:style>
    <style:style style:name="T4634" style:parent-style-name="Fuentedepárrafopredeter." style:family="text">
      <style:text-properties fo:color="#FF00FF" fo:letter-spacing="-0.0062in" style:text-scale="216%" fo:language="es" fo:country="ES"/>
    </style:style>
    <style:style style:name="T4635" style:parent-style-name="Fuentedepárrafopredeter." style:family="text">
      <style:text-properties fo:color="#FF00FF" fo:letter-spacing="-0.0062in" style:text-scale="110%" fo:language="es" fo:country="ES"/>
    </style:style>
    <style:style style:name="T4636" style:parent-style-name="Fuentedepárrafopredeter." style:family="text">
      <style:text-properties fo:color="#FF00FF" fo:letter-spacing="-0.0062in" style:text-scale="151%" fo:language="es" fo:country="ES"/>
    </style:style>
    <style:style style:name="T4637" style:parent-style-name="Fuentedepárrafopredeter." style:family="text">
      <style:text-properties fo:color="#FF00FF" fo:letter-spacing="-0.0062in" style:text-scale="154%" fo:language="es" fo:country="ES"/>
    </style:style>
    <style:style style:name="T4638" style:parent-style-name="Fuentedepárrafopredeter." style:family="text">
      <style:text-properties fo:color="#FF00FF" fo:letter-spacing="-0.0062in" style:text-scale="112%" fo:language="es" fo:country="ES"/>
    </style:style>
    <style:style style:name="T4639" style:parent-style-name="Fuentedepárrafopredeter." style:family="text">
      <style:text-properties fo:color="#FF00FF" fo:letter-spacing="-0.0062in" style:text-scale="108%" fo:language="es" fo:country="ES"/>
    </style:style>
    <style:style style:name="T4640" style:parent-style-name="Fuentedepárrafopredeter." style:family="text">
      <style:text-properties fo:color="#FF00FF" fo:letter-spacing="-0.0062in" style:text-scale="110%" fo:language="es" fo:country="ES"/>
    </style:style>
    <style:style style:name="T4641" style:parent-style-name="Fuentedepárrafopredeter." style:family="text">
      <style:text-properties fo:color="#FF00FF" fo:letter-spacing="-0.0062in" style:text-scale="121%" fo:language="es" fo:country="ES"/>
    </style:style>
    <style:style style:name="T4642" style:parent-style-name="Fuentedepárrafopredeter." style:family="text">
      <style:text-properties fo:color="#FF00FF" style:text-scale="110%" fo:language="es" fo:country="ES"/>
    </style:style>
    <style:style style:name="T4643" style:parent-style-name="Fuentedepárrafopredeter." style:family="text">
      <style:text-properties fo:color="#FF00FF" fo:language="es" fo:country="ES"/>
    </style:style>
    <style:style style:name="T4644" style:parent-style-name="Fuentedepárrafopredeter." style:family="text">
      <style:text-properties fo:color="#FF00FF" fo:letter-spacing="-0.0118in" fo:language="es" fo:country="ES"/>
    </style:style>
    <style:style style:name="T4645" style:parent-style-name="Fuentedepárrafopredeter." style:family="text">
      <style:text-properties fo:color="#FF00FF" fo:letter-spacing="-0.0062in" style:text-scale="112%" fo:language="es" fo:country="ES"/>
    </style:style>
    <style:style style:name="T4646" style:parent-style-name="Fuentedepárrafopredeter." style:family="text">
      <style:text-properties fo:color="#FF00FF" fo:letter-spacing="-0.0062in" style:text-scale="108%" fo:language="es" fo:country="ES"/>
    </style:style>
    <style:style style:name="T4647" style:parent-style-name="Fuentedepárrafopredeter." style:family="text">
      <style:text-properties fo:color="#FF00FF" fo:letter-spacing="-0.0062in" style:text-scale="121%" fo:language="es" fo:country="ES"/>
    </style:style>
    <style:style style:name="T4648" style:parent-style-name="Fuentedepárrafopredeter." style:family="text">
      <style:text-properties fo:color="#FF00FF" fo:letter-spacing="-0.0062in" style:text-scale="211%" fo:language="es" fo:country="ES"/>
    </style:style>
    <style:style style:name="T4649" style:parent-style-name="Fuentedepárrafopredeter." style:family="text">
      <style:text-properties fo:color="#FF00FF" fo:letter-spacing="-0.0062in" style:text-scale="112%" fo:language="es" fo:country="ES"/>
    </style:style>
    <style:style style:name="T4650" style:parent-style-name="Fuentedepárrafopredeter." style:family="text">
      <style:text-properties fo:color="#FF00FF" style:text-scale="110%" fo:language="es" fo:country="ES"/>
    </style:style>
    <style:style style:name="T4651" style:parent-style-name="Fuentedepárrafopredeter." style:family="text">
      <style:text-properties fo:color="#FF00FF" fo:language="es" fo:country="ES"/>
    </style:style>
    <style:style style:name="T4652" style:parent-style-name="Fuentedepárrafopredeter." style:family="text">
      <style:text-properties fo:color="#FF00FF" fo:letter-spacing="-0.0118in" fo:language="es" fo:country="ES"/>
    </style:style>
    <style:style style:name="T4653" style:parent-style-name="Fuentedepárrafopredeter." style:family="text">
      <style:text-properties fo:color="#FF00FF" fo:letter-spacing="-0.0062in" style:text-scale="108%" fo:language="es" fo:country="ES"/>
    </style:style>
    <style:style style:name="T4654" style:parent-style-name="Fuentedepárrafopredeter." style:family="text">
      <style:text-properties fo:color="#FF00FF" fo:letter-spacing="-0.0062in" style:text-scale="110%" fo:language="es" fo:country="ES"/>
    </style:style>
    <style:style style:name="T4655" style:parent-style-name="Fuentedepárrafopredeter." style:family="text">
      <style:text-properties fo:color="#FF00FF" style:text-scale="204%" fo:language="es" fo:country="ES"/>
    </style:style>
    <style:style style:name="T4656" style:parent-style-name="Fuentedepárrafopredeter." style:family="text">
      <style:text-properties fo:color="#FF00FF" fo:language="es" fo:country="ES"/>
    </style:style>
    <style:style style:name="T4657" style:parent-style-name="Fuentedepárrafopredeter." style:family="text">
      <style:text-properties fo:color="#FF00FF" fo:letter-spacing="-0.0118in" fo:language="es" fo:country="ES"/>
    </style:style>
    <style:style style:name="T4658" style:parent-style-name="Fuentedepárrafopredeter." style:family="text">
      <style:text-properties fo:color="#FF00FF" fo:letter-spacing="-0.0062in" style:text-scale="72%" fo:language="es" fo:country="ES"/>
    </style:style>
    <style:style style:name="T4659" style:parent-style-name="Fuentedepárrafopredeter." style:family="text">
      <style:text-properties fo:color="#FF00FF" fo:letter-spacing="-0.0062in" style:text-scale="110%" fo:language="es" fo:country="ES"/>
    </style:style>
    <style:style style:name="T4660" style:parent-style-name="Fuentedepárrafopredeter." style:family="text">
      <style:text-properties fo:color="#FF00FF" style:text-scale="110%" fo:language="es" fo:country="ES"/>
    </style:style>
    <style:style style:name="T4661" style:parent-style-name="Fuentedepárrafopredeter." style:family="text">
      <style:text-properties fo:color="#FF00FF" fo:language="es" fo:country="ES"/>
    </style:style>
    <style:style style:name="T4662" style:parent-style-name="Fuentedepárrafopredeter." style:family="text">
      <style:text-properties fo:color="#FF00FF" fo:letter-spacing="-0.0118in" fo:language="es" fo:country="ES"/>
    </style:style>
    <style:style style:name="T4663" style:parent-style-name="Fuentedepárrafopredeter." style:family="text">
      <style:text-properties fo:color="#FF00FF" fo:letter-spacing="-0.0062in" style:text-scale="114%" fo:language="es" fo:country="ES"/>
    </style:style>
    <style:style style:name="T4664" style:parent-style-name="Fuentedepárrafopredeter." style:family="text">
      <style:text-properties fo:color="#FF00FF" fo:letter-spacing="-0.0062in" style:text-scale="110%" fo:language="es" fo:country="ES"/>
    </style:style>
    <style:style style:name="T4665" style:parent-style-name="Fuentedepárrafopredeter." style:family="text">
      <style:text-properties fo:color="#FF00FF" fo:letter-spacing="-0.0062in" style:text-scale="151%" fo:language="es" fo:country="ES"/>
    </style:style>
    <style:style style:name="T4666" style:parent-style-name="Fuentedepárrafopredeter." style:family="text">
      <style:text-properties fo:color="#FF00FF" fo:letter-spacing="-0.0062in" style:text-scale="110%" fo:language="es" fo:country="ES"/>
    </style:style>
    <style:style style:name="T4667" style:parent-style-name="Fuentedepárrafopredeter." style:family="text">
      <style:text-properties fo:color="#FF00FF" fo:letter-spacing="-0.0062in" style:text-scale="154%" fo:language="es" fo:country="ES"/>
    </style:style>
    <style:style style:name="T4668" style:parent-style-name="Fuentedepárrafopredeter." style:family="text">
      <style:text-properties fo:color="#FF00FF" fo:letter-spacing="-0.0062in" style:text-scale="211%" fo:language="es" fo:country="ES"/>
    </style:style>
    <style:style style:name="T4669" style:parent-style-name="Fuentedepárrafopredeter." style:family="text">
      <style:text-properties fo:color="#FF00FF" fo:letter-spacing="-0.0062in" style:text-scale="112%" fo:language="es" fo:country="ES"/>
    </style:style>
    <style:style style:name="T4670" style:parent-style-name="Fuentedepárrafopredeter." style:family="text">
      <style:text-properties fo:color="#FF00FF" fo:letter-spacing="-0.0062in" style:text-scale="154%" fo:language="es" fo:country="ES"/>
    </style:style>
    <style:style style:name="T4671" style:parent-style-name="Fuentedepárrafopredeter." style:family="text">
      <style:text-properties fo:color="#FF00FF" style:text-scale="163%" fo:language="es" fo:country="ES"/>
    </style:style>
    <style:style style:name="T4672" style:parent-style-name="Fuentedepárrafopredeter." style:family="text">
      <style:text-properties fo:color="#FF00FF" fo:language="es" fo:country="ES"/>
    </style:style>
    <style:style style:name="T4673" style:parent-style-name="Fuentedepárrafopredeter." style:family="text">
      <style:text-properties fo:color="#FF00FF" fo:letter-spacing="-0.0118in" fo:language="es" fo:country="ES"/>
    </style:style>
    <style:style style:name="T4674" style:parent-style-name="Fuentedepárrafopredeter." style:family="text">
      <style:text-properties fo:color="#FF00FF" style:text-scale="185%" fo:language="es" fo:country="ES"/>
    </style:style>
    <style:style style:name="T4675" style:parent-style-name="Fuentedepárrafopredeter." style:family="text">
      <style:text-properties fo:color="#FF00FF" fo:language="es" fo:country="ES"/>
    </style:style>
    <style:style style:name="T4676" style:parent-style-name="Fuentedepárrafopredeter." style:family="text">
      <style:text-properties fo:color="#FF00FF" fo:letter-spacing="-0.0118in" fo:language="es" fo:country="ES"/>
    </style:style>
    <style:style style:name="T4677" style:parent-style-name="Fuentedepárrafopredeter." style:family="text">
      <style:text-properties fo:letter-spacing="-0.0062in" style:text-scale="112%" fo:language="es" fo:country="ES"/>
    </style:style>
    <style:style style:name="T4678" style:parent-style-name="Fuentedepárrafopredeter." style:family="text">
      <style:text-properties fo:letter-spacing="-0.0062in" style:text-scale="108%" fo:language="es" fo:country="ES"/>
    </style:style>
    <style:style style:name="T4679" style:parent-style-name="Fuentedepárrafopredeter." style:family="text">
      <style:text-properties style:text-scale="121%" fo:language="es" fo:country="ES"/>
    </style:style>
    <style:style style:name="P4680" style:parent-style-name="Textoindependiente" style:family="paragraph">
      <style:paragraph-properties fo:line-height="0.1458in" fo:margin-left="0.2201in">
        <style:tab-stops/>
      </style:paragraph-properties>
    </style:style>
    <style:style style:name="T4681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4682" style:parent-style-name="Fuentedepárrafopredeter." style:family="text">
      <style:text-properties fo:color="#6959CD" style:text-scale="105%"/>
    </style:style>
    <style:style style:name="T4683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P4684" style:parent-style-name="Párrafodelista" style:list-style-name="LFO13" style:family="paragraph">
      <style:paragraph-properties fo:widows="0" fo:orphans="0" style:text-autospace="none" style:vertical-align="auto" fo:line-height="0.1458in">
        <style:tab-stops>
          <style:tab-stop style:type="left" style:position="0.0006in"/>
        </style:tab-stops>
      </style:paragraph-properties>
      <style:text-properties fo:hyphenate="true"/>
    </style:style>
    <style:style style:name="T4685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T4686" style:parent-style-name="Fuentedepárrafopredeter." style:family="text">
      <style:text-properties fo:letter-spacing="-0.0062in" style:text-scale="105%" fo:font-size="9pt" style:font-size-asian="9pt"/>
    </style:style>
    <style:style style:name="T4687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P4688" style:parent-style-name="Párrafodelista" style:list-style-name="LFO13" style:family="paragraph">
      <style:paragraph-properties fo:widows="0" fo:orphans="0" style:text-autospace="none" style:vertical-align="auto" fo:line-height="97%" fo:margin-left="0.359in" fo:margin-right="5.1506in" fo:text-indent="0in">
        <style:tab-stops>
          <style:tab-stop style:type="left" style:position="0.1458in"/>
        </style:tab-stops>
      </style:paragraph-properties>
      <style:text-properties fo:hyphenate="true"/>
    </style:style>
    <style:style style:name="T4689" style:parent-style-name="Fuentedepárrafopredeter." style:family="text">
      <style:text-properties style:font-name="Lucida Sans Typewriter" fo:font-weight="bold" style:font-weight-asian="bold" fo:color="#A52A2A" fo:letter-spacing="-0.0062in" style:text-scale="110%" fo:font-size="9pt" style:font-size-asian="9pt"/>
    </style:style>
    <style:style style:name="T4690" style:parent-style-name="Fuentedepárrafopredeter." style:family="text">
      <style:text-properties fo:letter-spacing="-0.0062in" style:text-scale="110%" fo:font-size="9pt" style:font-size-asian="9pt"/>
    </style:style>
    <style:style style:name="T4691" style:parent-style-name="Fuentedepárrafopredeter." style:family="text">
      <style:text-properties style:font-name="Lucida Sans Typewriter" fo:font-weight="bold" style:font-weight-asian="bold" fo:color="#A52A2A" fo:letter-spacing="-0.0062in" style:text-scale="110%" fo:font-size="9pt" style:font-size-asian="9pt"/>
    </style:style>
    <style:style style:name="T4692" style:parent-style-name="Fuentedepárrafopredeter." style:family="text">
      <style:text-properties style:font-name="Lucida Sans Typewriter" fo:font-weight="bold" style:font-weight-asian="bold" fo:letter-spacing="-0.0062in" style:text-scale="110%" fo:font-size="9pt" style:font-size-asian="9pt"/>
    </style:style>
    <style:style style:name="T4693" style:parent-style-name="Fuentedepárrafopredeter." style:family="text">
      <style:text-properties fo:letter-spacing="-0.0083in" style:text-scale="115%" fo:font-size="9pt" style:font-size-asian="9pt"/>
    </style:style>
    <style:style style:name="T4694" style:parent-style-name="Fuentedepárrafopredeter." style:family="text">
      <style:text-properties style:font-name="Lucida Sans Typewriter" fo:font-weight="bold" style:font-weight-asian="bold" fo:color="#A52A2A" fo:letter-spacing="-0.0083in" style:text-scale="115%" fo:font-size="9pt" style:font-size-asian="9pt"/>
    </style:style>
    <style:style style:name="T4695" style:parent-style-name="Fuentedepárrafopredeter." style:family="text">
      <style:text-properties fo:letter-spacing="-0.0083in" style:text-scale="115%" fo:font-size="9pt" style:font-size-asian="9pt"/>
    </style:style>
    <style:style style:name="T4696" style:parent-style-name="Fuentedepárrafopredeter." style:family="text">
      <style:text-properties style:font-name="Lucida Sans Typewriter" fo:font-weight="bold" style:font-weight-asian="bold" fo:color="#A52A2A" fo:letter-spacing="-0.0083in" style:text-scale="115%" fo:font-size="9pt" style:font-size-asian="9pt"/>
    </style:style>
    <style:style style:name="P4697" style:parent-style-name="Textoindependiente" style:family="paragraph">
      <style:paragraph-properties fo:margin-top="0.0472in" fo:line-height="97%" fo:margin-left="0.359in" fo:margin-right="4.8715in">
        <style:tab-stops/>
      </style:paragraph-properties>
    </style:style>
    <style:style style:name="T4698" style:parent-style-name="Fuentedepárrafopredeter." style:family="text">
      <style:text-properties fo:letter-spacing="-0.0062in" style:text-scale="115%" fo:language="es" fo:country="ES"/>
    </style:style>
    <style:style style:name="T4699" style:parent-style-name="Fuentedepárrafopredeter." style:family="text">
      <style:text-properties style:font-name="Lucida Sans Typewriter" fo:font-weight="bold" style:font-weight-asian="bold" fo:color="#A52A2A" fo:letter-spacing="-0.0062in" style:text-scale="115%" fo:language="es" fo:country="ES"/>
    </style:style>
    <style:style style:name="T4700" style:parent-style-name="Fuentedepárrafopredeter." style:family="text">
      <style:text-properties fo:letter-spacing="-0.0062in" style:text-scale="115%" fo:language="es" fo:country="ES"/>
    </style:style>
    <style:style style:name="T4701" style:parent-style-name="Fuentedepárrafopredeter." style:family="text">
      <style:text-properties style:font-name="Lucida Sans Typewriter" fo:font-weight="bold" style:font-weight-asian="bold" fo:color="#A52A2A" fo:letter-spacing="-0.0062in" style:text-scale="115%" fo:language="es" fo:country="ES"/>
    </style:style>
    <style:style style:name="T4702" style:parent-style-name="Fuentedepárrafopredeter." style:family="text">
      <style:text-properties style:font-name="Lucida Sans Typewriter" fo:font-weight="bold" style:font-weight-asian="bold" fo:letter-spacing="-0.0062in" style:text-scale="115%" fo:language="es" fo:country="ES"/>
    </style:style>
    <style:style style:name="T4703" style:parent-style-name="Fuentedepárrafopredeter." style:family="text">
      <style:text-properties fo:letter-spacing="-0.0062in" style:text-scale="114%" fo:language="es" fo:country="ES"/>
    </style:style>
    <style:style style:name="T4704" style:parent-style-name="Fuentedepárrafopredeter." style:family="text">
      <style:text-properties fo:letter-spacing="-0.0062in" style:text-scale="163%" fo:language="es" fo:country="ES"/>
    </style:style>
    <style:style style:name="T470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06" style:parent-style-name="Fuentedepárrafopredeter." style:family="text">
      <style:text-properties fo:letter-spacing="-0.0062in" style:text-scale="121%" fo:language="es" fo:country="ES"/>
    </style:style>
    <style:style style:name="T4707" style:parent-style-name="Fuentedepárrafopredeter." style:family="text">
      <style:text-properties fo:letter-spacing="-0.0062in" style:text-scale="211%" fo:language="es" fo:country="ES"/>
    </style:style>
    <style:style style:name="T4708" style:parent-style-name="Fuentedepárrafopredeter." style:family="text">
      <style:text-properties fo:letter-spacing="-0.0062in" style:text-scale="110%" fo:language="es" fo:country="ES"/>
    </style:style>
    <style:style style:name="T4709" style:parent-style-name="Fuentedepárrafopredeter." style:family="text">
      <style:text-properties fo:letter-spacing="-0.0062in" style:text-scale="121%" fo:language="es" fo:country="ES"/>
    </style:style>
    <style:style style:name="T4710" style:parent-style-name="Fuentedepárrafopredeter." style:family="text">
      <style:text-properties fo:letter-spacing="-0.0062in" style:text-scale="112%" fo:language="es" fo:country="ES"/>
    </style:style>
    <style:style style:name="T471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1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713" style:parent-style-name="Fuentedepárrafopredeter." style:family="text">
      <style:text-properties fo:letter-spacing="-0.0062in" style:text-scale="114%" fo:language="es" fo:country="ES"/>
    </style:style>
    <style:style style:name="T4714" style:parent-style-name="Fuentedepárrafopredeter." style:family="text">
      <style:text-properties fo:letter-spacing="-0.0062in" style:text-scale="163%" fo:language="es" fo:country="ES"/>
    </style:style>
    <style:style style:name="T471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16" style:parent-style-name="Fuentedepárrafopredeter." style:family="text">
      <style:text-properties fo:letter-spacing="-0.0062in" style:text-scale="148%" fo:language="es" fo:country="ES"/>
    </style:style>
    <style:style style:name="T4717" style:parent-style-name="Fuentedepárrafopredeter." style:family="text">
      <style:text-properties fo:letter-spacing="-0.0062in" style:text-scale="110%" fo:language="es" fo:country="ES"/>
    </style:style>
    <style:style style:name="T4718" style:parent-style-name="Fuentedepárrafopredeter." style:family="text">
      <style:text-properties fo:letter-spacing="-0.0062in" style:text-scale="211%" fo:language="es" fo:country="ES"/>
    </style:style>
    <style:style style:name="T4719" style:parent-style-name="Fuentedepárrafopredeter." style:family="text">
      <style:text-properties style:text-scale="148%" fo:language="es" fo:country="ES"/>
    </style:style>
    <style:style style:name="T4720" style:parent-style-name="Fuentedepárrafopredeter." style:family="text">
      <style:text-properties fo:language="es" fo:country="ES"/>
    </style:style>
    <style:style style:name="T4721" style:parent-style-name="Fuentedepárrafopredeter." style:family="text">
      <style:text-properties fo:color="#6959CD" fo:letter-spacing="-0.0062in" style:text-scale="114%" fo:language="es" fo:country="ES"/>
    </style:style>
    <style:style style:name="T4722" style:parent-style-name="Fuentedepárrafopredeter." style:family="text">
      <style:text-properties fo:color="#6959CD" fo:letter-spacing="-0.0062in" style:text-scale="78%" fo:language="es" fo:country="ES"/>
    </style:style>
    <style:style style:name="T472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2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4725" style:parent-style-name="Textoindependiente" style:family="paragraph">
      <style:paragraph-properties fo:line-height="97%" fo:margin-left="0.2201in" fo:margin-right="2.4493in" fo:text-indent="0.1388in">
        <style:tab-stops/>
      </style:paragraph-properties>
    </style:style>
    <style:style style:name="T4726" style:parent-style-name="Fuentedepárrafopredeter." style:family="text">
      <style:text-properties fo:letter-spacing="-0.0062in" style:text-scale="163%" fo:language="es" fo:country="ES"/>
    </style:style>
    <style:style style:name="T472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2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729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4730" style:parent-style-name="Fuentedepárrafopredeter." style:family="text">
      <style:text-properties fo:color="#FF00FF" fo:letter-spacing="-0.0062in" style:text-scale="185%" fo:language="es" fo:country="ES"/>
    </style:style>
    <style:style style:name="T4731" style:parent-style-name="Fuentedepárrafopredeter." style:family="text">
      <style:text-properties fo:color="#FF00FF" fo:letter-spacing="-0.0062in" style:text-scale="92%" fo:language="es" fo:country="ES"/>
    </style:style>
    <style:style style:name="T4732" style:parent-style-name="Fuentedepárrafopredeter." style:family="text">
      <style:text-properties fo:color="#FF00FF" style:text-scale="114%" fo:language="es" fo:country="ES"/>
    </style:style>
    <style:style style:name="T4733" style:parent-style-name="Fuentedepárrafopredeter." style:family="text">
      <style:text-properties fo:color="#FF00FF" fo:language="es" fo:country="ES"/>
    </style:style>
    <style:style style:name="T4734" style:parent-style-name="Fuentedepárrafopredeter." style:family="text">
      <style:text-properties fo:color="#FF00FF" fo:letter-spacing="-0.0062in" style:text-scale="211%" fo:language="es" fo:country="ES"/>
    </style:style>
    <style:style style:name="T4735" style:parent-style-name="Fuentedepárrafopredeter." style:family="text">
      <style:text-properties fo:color="#FF00FF" fo:letter-spacing="-0.0062in" style:text-scale="110%" fo:language="es" fo:country="ES"/>
    </style:style>
    <style:style style:name="T4736" style:parent-style-name="Fuentedepárrafopredeter." style:family="text">
      <style:text-properties fo:color="#FF00FF" fo:letter-spacing="-0.0062in" style:text-scale="151%" fo:language="es" fo:country="ES"/>
    </style:style>
    <style:style style:name="T4737" style:parent-style-name="Fuentedepárrafopredeter." style:family="text">
      <style:text-properties fo:color="#FF00FF" fo:letter-spacing="-0.0062in" style:text-scale="154%" fo:language="es" fo:country="ES"/>
    </style:style>
    <style:style style:name="T4738" style:parent-style-name="Fuentedepárrafopredeter." style:family="text">
      <style:text-properties fo:color="#FF00FF" fo:letter-spacing="-0.0062in" style:text-scale="112%" fo:language="es" fo:country="ES"/>
    </style:style>
    <style:style style:name="T4739" style:parent-style-name="Fuentedepárrafopredeter." style:family="text">
      <style:text-properties fo:color="#FF00FF" fo:letter-spacing="-0.0062in" style:text-scale="108%" fo:language="es" fo:country="ES"/>
    </style:style>
    <style:style style:name="T4740" style:parent-style-name="Fuentedepárrafopredeter." style:family="text">
      <style:text-properties fo:color="#FF00FF" fo:letter-spacing="-0.0062in" style:text-scale="110%" fo:language="es" fo:country="ES"/>
    </style:style>
    <style:style style:name="T4741" style:parent-style-name="Fuentedepárrafopredeter." style:family="text">
      <style:text-properties fo:color="#FF00FF" fo:letter-spacing="-0.0062in" style:text-scale="121%" fo:language="es" fo:country="ES"/>
    </style:style>
    <style:style style:name="T4742" style:parent-style-name="Fuentedepárrafopredeter." style:family="text">
      <style:text-properties fo:color="#FF00FF" fo:letter-spacing="-0.0062in" style:text-scale="211%" fo:language="es" fo:country="ES"/>
    </style:style>
    <style:style style:name="T4743" style:parent-style-name="Fuentedepárrafopredeter." style:family="text">
      <style:text-properties fo:color="#FF00FF" fo:letter-spacing="-0.0062in" style:text-scale="108%" fo:language="es" fo:country="ES"/>
    </style:style>
    <style:style style:name="T4744" style:parent-style-name="Fuentedepárrafopredeter." style:family="text">
      <style:text-properties fo:color="#FF00FF" style:text-scale="112%" fo:language="es" fo:country="ES"/>
    </style:style>
    <style:style style:name="T4745" style:parent-style-name="Fuentedepárrafopredeter." style:family="text">
      <style:text-properties fo:color="#FF00FF" fo:language="es" fo:country="ES"/>
    </style:style>
    <style:style style:name="T4746" style:parent-style-name="Fuentedepárrafopredeter." style:family="text">
      <style:text-properties fo:color="#FF00FF" fo:letter-spacing="-0.0062in" style:text-scale="110%" fo:language="es" fo:country="ES"/>
    </style:style>
    <style:style style:name="T4747" style:parent-style-name="Fuentedepárrafopredeter." style:family="text">
      <style:text-properties fo:color="#FF00FF" style:text-scale="114%" fo:language="es" fo:country="ES"/>
    </style:style>
    <style:style style:name="T4748" style:parent-style-name="Fuentedepárrafopredeter." style:family="text">
      <style:text-properties fo:color="#FF00FF" fo:language="es" fo:country="ES"/>
    </style:style>
    <style:style style:name="T4749" style:parent-style-name="Fuentedepárrafopredeter." style:family="text">
      <style:text-properties fo:color="#FF00FF" fo:letter-spacing="-0.0062in" style:text-scale="112%" fo:language="es" fo:country="ES"/>
    </style:style>
    <style:style style:name="T4750" style:parent-style-name="Fuentedepárrafopredeter." style:family="text">
      <style:text-properties fo:color="#FF00FF" fo:letter-spacing="-0.0062in" style:text-scale="108%" fo:language="es" fo:country="ES"/>
    </style:style>
    <style:style style:name="T4751" style:parent-style-name="Fuentedepárrafopredeter." style:family="text">
      <style:text-properties fo:color="#FF00FF" fo:letter-spacing="-0.0062in" style:text-scale="121%" fo:language="es" fo:country="ES"/>
    </style:style>
    <style:style style:name="T4752" style:parent-style-name="Fuentedepárrafopredeter." style:family="text">
      <style:text-properties fo:color="#FF00FF" fo:letter-spacing="-0.0062in" style:text-scale="211%" fo:language="es" fo:country="ES"/>
    </style:style>
    <style:style style:name="T4753" style:parent-style-name="Fuentedepárrafopredeter." style:family="text">
      <style:text-properties fo:color="#FF00FF" fo:letter-spacing="-0.0062in" style:text-scale="112%" fo:language="es" fo:country="ES"/>
    </style:style>
    <style:style style:name="T4754" style:parent-style-name="Fuentedepárrafopredeter." style:family="text">
      <style:text-properties fo:color="#FF00FF" style:text-scale="110%" fo:language="es" fo:country="ES"/>
    </style:style>
    <style:style style:name="T4755" style:parent-style-name="Fuentedepárrafopredeter." style:family="text">
      <style:text-properties fo:color="#FF00FF" fo:language="es" fo:country="ES"/>
    </style:style>
    <style:style style:name="T4756" style:parent-style-name="Fuentedepárrafopredeter." style:family="text">
      <style:text-properties fo:color="#FF00FF" fo:letter-spacing="-0.0062in" style:text-scale="110%" fo:language="es" fo:country="ES"/>
    </style:style>
    <style:style style:name="T4757" style:parent-style-name="Fuentedepárrafopredeter." style:family="text">
      <style:text-properties fo:color="#FF00FF" style:text-scale="112%" fo:language="es" fo:country="ES"/>
    </style:style>
    <style:style style:name="T4758" style:parent-style-name="Fuentedepárrafopredeter." style:family="text">
      <style:text-properties fo:color="#FF00FF" fo:language="es" fo:country="ES"/>
    </style:style>
    <style:style style:name="T4759" style:parent-style-name="Fuentedepárrafopredeter." style:family="text">
      <style:text-properties fo:color="#FF00FF" fo:letter-spacing="-0.0062in" style:text-scale="122%" fo:language="es" fo:country="ES"/>
    </style:style>
    <style:style style:name="T4760" style:parent-style-name="Fuentedepárrafopredeter." style:family="text">
      <style:text-properties fo:color="#FF00FF" fo:letter-spacing="-0.0062in" style:text-scale="114%" fo:language="es" fo:country="ES"/>
    </style:style>
    <style:style style:name="T4761" style:parent-style-name="Fuentedepárrafopredeter." style:family="text">
      <style:text-properties fo:color="#FF00FF" fo:letter-spacing="-0.0062in" style:text-scale="204%" fo:language="es" fo:country="ES"/>
    </style:style>
    <style:style style:name="T4762" style:parent-style-name="Fuentedepárrafopredeter." style:family="text">
      <style:text-properties fo:color="#FF00FF" fo:letter-spacing="-0.0062in" style:text-scale="211%" fo:language="es" fo:country="ES"/>
    </style:style>
    <style:style style:name="T4763" style:parent-style-name="Fuentedepárrafopredeter." style:family="text">
      <style:text-properties fo:color="#FF00FF" fo:letter-spacing="-0.0062in" style:text-scale="108%" fo:language="es" fo:country="ES"/>
    </style:style>
    <style:style style:name="T4764" style:parent-style-name="Fuentedepárrafopredeter." style:family="text">
      <style:text-properties fo:color="#FF00FF" fo:letter-spacing="-0.0062in" style:text-scale="114%" fo:language="es" fo:country="ES"/>
    </style:style>
    <style:style style:name="T4765" style:parent-style-name="Fuentedepárrafopredeter." style:family="text">
      <style:text-properties fo:color="#FF00FF" fo:letter-spacing="-0.0055in" style:text-scale="185%" fo:language="es" fo:country="ES"/>
    </style:style>
    <style:style style:name="T476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476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768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4769" style:parent-style-name="Textoindependiente" style:family="paragraph">
      <style:paragraph-properties fo:line-height="100%" fo:margin-right="5.593in"/>
      <style:text-properties style:font-name="Lucida Sans Typewriter" fo:font-weight="bold" style:font-weight-asian="bold" fo:color="#A52A2A" style:text-scale="110%" fo:language="es" fo:country="ES"/>
    </style:style>
    <style:style style:name="P4770" style:parent-style-name="Standard" style:list-style-name="LFO1" style:family="paragraph"/>
    <style:style style:name="P4771" style:parent-style-name="Standard" style:list-style-name="LFO1" style:family="paragraph"/>
    <style:style style:name="P4772" style:parent-style-name="Standard" style:list-style-name="LFO1" style:family="paragraph"/>
    <style:style style:name="P4773" style:parent-style-name="Standard" style:list-style-name="LFO1" style:family="paragraph"/>
    <style:style style:name="P4774" style:parent-style-name="Standard" style:list-style-name="LFO1" style:family="paragraph"/>
    <style:style style:name="P4775" style:parent-style-name="Standard" style:list-style-name="LFO1" style:family="paragraph"/>
    <style:style style:name="P4776" style:parent-style-name="Textoindependiente" style:family="paragraph">
      <style:paragraph-properties fo:line-height="100%" fo:margin-right="5.593in"/>
      <style:text-properties style:font-name="Lucida Sans Typewriter" fo:font-weight="bold" style:font-weight-asian="bold" fo:color="#A52A2A" style:text-scale="110%" fo:language="es" fo:country="ES"/>
    </style:style>
    <style:style style:name="P4777" style:parent-style-name="Textoindependiente" style:family="paragraph">
      <style:paragraph-properties fo:line-height="100%" fo:margin-right="5.593in"/>
    </style:style>
    <style:style style:name="T4778" style:parent-style-name="Fuentedepárrafopredeter." style:family="text">
      <style:text-properties fo:color="#0000FF" style:text-scale="110%" fo:language="es" fo:country="ES"/>
    </style:style>
    <style:style style:name="T4779" style:parent-style-name="Fuentedepárrafopredeter." style:family="text">
      <style:text-properties fo:color="#0000FF" fo:letter-spacing="-0.0062in" style:text-scale="114%" fo:language="es" fo:country="ES"/>
    </style:style>
    <style:style style:name="T4780" style:parent-style-name="Fuentedepárrafopredeter." style:family="text">
      <style:text-properties fo:color="#0000FF" fo:letter-spacing="-0.0062in" style:text-scale="122%" fo:language="es" fo:country="ES"/>
    </style:style>
    <style:style style:name="T4781" style:parent-style-name="Fuentedepárrafopredeter." style:family="text">
      <style:text-properties fo:color="#0000FF" fo:letter-spacing="-0.0062in" style:text-scale="211%" fo:language="es" fo:country="ES"/>
    </style:style>
    <style:style style:name="T4782" style:parent-style-name="Fuentedepárrafopredeter." style:family="text">
      <style:text-properties fo:color="#0000FF" fo:letter-spacing="-0.0062in" style:text-scale="148%" fo:language="es" fo:country="ES"/>
    </style:style>
    <style:style style:name="T4783" style:parent-style-name="Fuentedepárrafopredeter." style:family="text">
      <style:text-properties fo:color="#0000FF" fo:letter-spacing="-0.0062in" style:text-scale="110%" fo:language="es" fo:country="ES"/>
    </style:style>
    <style:style style:name="T4784" style:parent-style-name="Fuentedepárrafopredeter." style:family="text">
      <style:text-properties fo:color="#0000FF" fo:letter-spacing="-0.0062in" style:text-scale="114%" fo:language="es" fo:country="ES"/>
    </style:style>
    <style:style style:name="T4785" style:parent-style-name="Fuentedepárrafopredeter." style:family="text">
      <style:text-properties fo:color="#0000FF" fo:letter-spacing="-0.0062in" style:text-scale="204%" fo:language="es" fo:country="ES"/>
    </style:style>
    <style:style style:name="T4786" style:parent-style-name="Fuentedepárrafopredeter." style:family="text">
      <style:text-properties fo:color="#0000FF" fo:letter-spacing="-0.0062in" style:text-scale="211%" fo:language="es" fo:country="ES"/>
    </style:style>
    <style:style style:name="T4787" style:parent-style-name="Fuentedepárrafopredeter." style:family="text">
      <style:text-properties fo:color="#0000FF" fo:letter-spacing="-0.0062in" style:text-scale="126%" fo:language="es" fo:country="ES"/>
    </style:style>
    <style:style style:name="T4788" style:parent-style-name="Fuentedepárrafopredeter." style:family="text">
      <style:text-properties fo:color="#0000FF" fo:letter-spacing="-0.0062in" style:text-scale="114%" fo:language="es" fo:country="ES"/>
    </style:style>
    <style:style style:name="T4789" style:parent-style-name="Fuentedepárrafopredeter." style:family="text">
      <style:text-properties fo:color="#0000FF" fo:letter-spacing="-0.0062in" style:text-scale="121%" fo:language="es" fo:country="ES"/>
    </style:style>
    <style:style style:name="T4790" style:parent-style-name="Fuentedepárrafopredeter." style:family="text">
      <style:text-properties fo:color="#0000FF" fo:letter-spacing="-0.0062in" style:text-scale="211%" fo:language="es" fo:country="ES"/>
    </style:style>
    <style:style style:name="T4791" style:parent-style-name="Fuentedepárrafopredeter." style:family="text">
      <style:text-properties fo:color="#0000FF" fo:letter-spacing="-0.0062in" style:text-scale="112%" fo:language="es" fo:country="ES"/>
    </style:style>
    <style:style style:name="T4792" style:parent-style-name="Fuentedepárrafopredeter." style:family="text">
      <style:text-properties fo:color="#0000FF" style:text-scale="110%" fo:language="es" fo:country="ES"/>
    </style:style>
    <style:style style:name="T4793" style:parent-style-name="Fuentedepárrafopredeter." style:family="text">
      <style:text-properties fo:color="#0000FF" fo:language="es" fo:country="ES"/>
    </style:style>
    <style:style style:name="T4794" style:parent-style-name="Fuentedepárrafopredeter." style:family="text">
      <style:text-properties fo:color="#0000FF" fo:letter-spacing="-0.0118in" fo:language="es" fo:country="ES"/>
    </style:style>
    <style:style style:name="T4795" style:parent-style-name="Fuentedepárrafopredeter." style:family="text">
      <style:text-properties fo:color="#0000FF" fo:letter-spacing="-0.0062in" style:text-scale="108%" fo:language="es" fo:country="ES"/>
    </style:style>
    <style:style style:name="T4796" style:parent-style-name="Fuentedepárrafopredeter." style:family="text">
      <style:text-properties fo:color="#0000FF" style:text-scale="110%" fo:language="es" fo:country="ES"/>
    </style:style>
    <style:style style:name="T4797" style:parent-style-name="Fuentedepárrafopredeter." style:family="text">
      <style:text-properties fo:color="#0000FF" fo:language="es" fo:country="ES"/>
    </style:style>
    <style:style style:name="T4798" style:parent-style-name="Fuentedepárrafopredeter." style:family="text">
      <style:text-properties fo:color="#0000FF" fo:letter-spacing="-0.0118in" fo:language="es" fo:country="ES"/>
    </style:style>
    <style:style style:name="T4799" style:parent-style-name="Fuentedepárrafopredeter." style:family="text">
      <style:text-properties fo:color="#0000FF" fo:letter-spacing="-0.0062in" style:text-scale="108%" fo:language="es" fo:country="ES"/>
    </style:style>
    <style:style style:name="T4800" style:parent-style-name="Fuentedepárrafopredeter." style:family="text">
      <style:text-properties fo:color="#0000FF" fo:letter-spacing="-0.0062in" style:text-scale="114%" fo:language="es" fo:country="ES"/>
    </style:style>
    <style:style style:name="T4801" style:parent-style-name="Fuentedepárrafopredeter." style:family="text">
      <style:text-properties fo:color="#0000FF" fo:letter-spacing="-0.0062in" style:text-scale="154%" fo:language="es" fo:country="ES"/>
    </style:style>
    <style:style style:name="T4802" style:parent-style-name="Fuentedepárrafopredeter." style:family="text">
      <style:text-properties fo:color="#0000FF" fo:letter-spacing="-0.0062in" style:text-scale="151%" fo:language="es" fo:country="ES"/>
    </style:style>
    <style:style style:name="T4803" style:parent-style-name="Fuentedepárrafopredeter." style:family="text">
      <style:text-properties fo:color="#0000FF" fo:letter-spacing="-0.0062in" style:text-scale="211%" fo:language="es" fo:country="ES"/>
    </style:style>
    <style:style style:name="T4804" style:parent-style-name="Fuentedepárrafopredeter." style:family="text">
      <style:text-properties fo:color="#0000FF" fo:letter-spacing="-0.0062in" style:text-scale="121%" fo:language="es" fo:country="ES"/>
    </style:style>
    <style:style style:name="T4805" style:parent-style-name="Fuentedepárrafopredeter." style:family="text">
      <style:text-properties fo:color="#0000FF" fo:letter-spacing="-0.0062in" style:text-scale="211%" fo:language="es" fo:country="ES"/>
    </style:style>
    <style:style style:name="T4806" style:parent-style-name="Fuentedepárrafopredeter." style:family="text">
      <style:text-properties fo:color="#0000FF" fo:letter-spacing="-0.0062in" style:text-scale="112%" fo:language="es" fo:country="ES"/>
    </style:style>
    <style:style style:name="T4807" style:parent-style-name="Fuentedepárrafopredeter." style:family="text">
      <style:text-properties fo:color="#0000FF" fo:letter-spacing="-0.0062in" style:text-scale="110%" fo:language="es" fo:country="ES"/>
    </style:style>
    <style:style style:name="T4808" style:parent-style-name="Fuentedepárrafopredeter." style:family="text">
      <style:text-properties fo:color="#0000FF" fo:letter-spacing="-0.0062in" style:text-scale="148%" fo:language="es" fo:country="ES"/>
    </style:style>
    <style:style style:name="T4809" style:parent-style-name="Fuentedepárrafopredeter." style:family="text">
      <style:text-properties fo:color="#0000FF" style:text-scale="163%" fo:language="es" fo:country="ES"/>
    </style:style>
    <style:style style:name="T4810" style:parent-style-name="Fuentedepárrafopredeter." style:family="text">
      <style:text-properties fo:color="#0000FF" fo:language="es" fo:country="ES"/>
    </style:style>
    <style:style style:name="T4811" style:parent-style-name="Fuentedepárrafopredeter." style:family="text">
      <style:text-properties fo:color="#0000FF" fo:letter-spacing="-0.0118in" fo:language="es" fo:country="ES"/>
    </style:style>
    <style:style style:name="T4812" style:parent-style-name="Fuentedepárrafopredeter." style:family="text">
      <style:text-properties fo:color="#0000FF" fo:letter-spacing="-0.0062in" style:text-scale="72%" fo:language="es" fo:country="ES"/>
    </style:style>
    <style:style style:name="T4813" style:parent-style-name="Fuentedepárrafopredeter." style:family="text">
      <style:text-properties fo:color="#0000FF" fo:letter-spacing="-0.0062in" style:text-scale="110%" fo:language="es" fo:country="ES"/>
    </style:style>
    <style:style style:name="T4814" style:parent-style-name="Fuentedepárrafopredeter." style:family="text">
      <style:text-properties fo:color="#0000FF" fo:letter-spacing="-0.0062in" style:text-scale="72%" fo:language="es" fo:country="ES"/>
    </style:style>
    <style:style style:name="T4815" style:parent-style-name="Fuentedepárrafopredeter." style:family="text">
      <style:text-properties fo:color="#0000FF" fo:letter-spacing="-0.0062in" style:text-scale="112%" fo:language="es" fo:country="ES"/>
    </style:style>
    <style:style style:name="T4816" style:parent-style-name="Fuentedepárrafopredeter." style:family="text">
      <style:text-properties fo:color="#0000FF" fo:letter-spacing="-0.0062in" style:text-scale="154%" fo:language="es" fo:country="ES"/>
    </style:style>
    <style:style style:name="T4817" style:parent-style-name="Fuentedepárrafopredeter." style:family="text">
      <style:text-properties fo:color="#0000FF" fo:letter-spacing="-0.0062in" style:text-scale="211%" fo:language="es" fo:country="ES"/>
    </style:style>
    <style:style style:name="T4818" style:parent-style-name="Fuentedepárrafopredeter." style:family="text">
      <style:text-properties fo:color="#0000FF" style:text-scale="114%" fo:language="es" fo:country="ES"/>
    </style:style>
    <style:style style:name="T4819" style:parent-style-name="Fuentedepárrafopredeter." style:family="text">
      <style:text-properties fo:color="#0000FF" fo:language="es" fo:country="ES"/>
    </style:style>
    <style:style style:name="T4820" style:parent-style-name="Fuentedepárrafopredeter." style:family="text">
      <style:text-properties fo:color="#0000FF" fo:letter-spacing="-0.0118in" fo:language="es" fo:country="ES"/>
    </style:style>
    <style:style style:name="T4821" style:parent-style-name="Fuentedepárrafopredeter." style:family="text">
      <style:text-properties fo:color="#0000FF" fo:letter-spacing="-0.0062in" style:text-scale="204%" fo:language="es" fo:country="ES"/>
    </style:style>
    <style:style style:name="T4822" style:parent-style-name="Fuentedepárrafopredeter." style:family="text">
      <style:text-properties fo:color="#0000FF" fo:letter-spacing="-0.0062in" style:text-scale="211%" fo:language="es" fo:country="ES"/>
    </style:style>
    <style:style style:name="T4823" style:parent-style-name="Fuentedepárrafopredeter." style:family="text">
      <style:text-properties fo:color="#0000FF" fo:letter-spacing="-0.0062in" style:text-scale="108%" fo:language="es" fo:country="ES"/>
    </style:style>
    <style:style style:name="T4824" style:parent-style-name="Fuentedepárrafopredeter." style:family="text">
      <style:text-properties fo:color="#0000FF" fo:letter-spacing="-0.0062in" style:text-scale="154%" fo:language="es" fo:country="ES"/>
    </style:style>
    <style:style style:name="T4825" style:parent-style-name="Fuentedepárrafopredeter." style:family="text">
      <style:text-properties fo:color="#0000FF" fo:letter-spacing="-0.0062in" style:text-scale="110%" fo:language="es" fo:country="ES"/>
    </style:style>
    <style:style style:name="T4826" style:parent-style-name="Fuentedepárrafopredeter." style:family="text">
      <style:text-properties fo:color="#0000FF" style:text-scale="163%" fo:language="es" fo:country="ES"/>
    </style:style>
    <style:style style:name="T4827" style:parent-style-name="Fuentedepárrafopredeter." style:family="text">
      <style:text-properties fo:color="#0000FF" fo:language="es" fo:country="ES"/>
    </style:style>
    <style:style style:name="T4828" style:parent-style-name="Fuentedepárrafopredeter." style:family="text">
      <style:text-properties fo:color="#0000FF" fo:letter-spacing="-0.0118in" fo:language="es" fo:country="ES"/>
    </style:style>
    <style:style style:name="T4829" style:parent-style-name="Fuentedepárrafopredeter." style:family="text">
      <style:text-properties fo:color="#0000FF" fo:letter-spacing="-0.0062in" style:text-scale="110%" fo:language="es" fo:country="ES"/>
    </style:style>
    <style:style style:name="T4830" style:parent-style-name="Fuentedepárrafopredeter." style:family="text">
      <style:text-properties fo:color="#0000FF" fo:letter-spacing="-0.0062in" style:text-scale="148%" fo:language="es" fo:country="ES"/>
    </style:style>
    <style:style style:name="T4831" style:parent-style-name="Fuentedepárrafopredeter." style:family="text">
      <style:text-properties fo:color="#0000FF" fo:letter-spacing="-0.0062in" style:text-scale="108%" fo:language="es" fo:country="ES"/>
    </style:style>
    <style:style style:name="T4832" style:parent-style-name="Fuentedepárrafopredeter." style:family="text">
      <style:text-properties fo:color="#0000FF" fo:letter-spacing="-0.0062in" style:text-scale="114%" fo:language="es" fo:country="ES"/>
    </style:style>
    <style:style style:name="T4833" style:parent-style-name="Fuentedepárrafopredeter." style:family="text">
      <style:text-properties fo:color="#0000FF" fo:letter-spacing="-0.0062in" style:text-scale="121%" fo:language="es" fo:country="ES"/>
    </style:style>
    <style:style style:name="T4834" style:parent-style-name="Fuentedepárrafopredeter." style:family="text">
      <style:text-properties fo:color="#0000FF" fo:letter-spacing="-0.0062in" style:text-scale="211%" fo:language="es" fo:country="ES"/>
    </style:style>
    <style:style style:name="T4835" style:parent-style-name="Fuentedepárrafopredeter." style:family="text">
      <style:text-properties fo:color="#0000FF" style:text-scale="112%" fo:language="es" fo:country="ES"/>
    </style:style>
    <style:style style:name="T4836" style:parent-style-name="Fuentedepárrafopredeter." style:family="text">
      <style:text-properties fo:color="#0000FF" fo:language="es" fo:country="ES"/>
    </style:style>
    <style:style style:name="T4837" style:parent-style-name="Fuentedepárrafopredeter." style:family="text">
      <style:text-properties fo:color="#0000FF" fo:letter-spacing="-0.0118in" fo:language="es" fo:country="ES"/>
    </style:style>
    <style:style style:name="T4838" style:parent-style-name="Fuentedepárrafopredeter." style:family="text">
      <style:text-properties fo:color="#0000FF" fo:letter-spacing="-0.0062in" style:text-scale="112%" fo:language="es" fo:country="ES"/>
    </style:style>
    <style:style style:name="T4839" style:parent-style-name="Fuentedepárrafopredeter." style:family="text">
      <style:text-properties fo:color="#0000FF" fo:letter-spacing="-0.0062in" style:text-scale="121%" fo:language="es" fo:country="ES"/>
    </style:style>
    <style:style style:name="T4840" style:parent-style-name="Fuentedepárrafopredeter." style:family="text">
      <style:text-properties fo:color="#0000FF" fo:letter-spacing="-0.0062in" style:text-scale="110%" fo:language="es" fo:country="ES"/>
    </style:style>
    <style:style style:name="T4841" style:parent-style-name="Fuentedepárrafopredeter." style:family="text">
      <style:text-properties fo:color="#0000FF" fo:letter-spacing="-0.0062in" style:text-scale="108%" fo:language="es" fo:country="ES"/>
    </style:style>
    <style:style style:name="T4842" style:parent-style-name="Fuentedepárrafopredeter." style:family="text">
      <style:text-properties fo:color="#0000FF" fo:letter-spacing="-0.0062in" style:text-scale="114%" fo:language="es" fo:country="ES"/>
    </style:style>
    <style:style style:name="T4843" style:parent-style-name="Fuentedepárrafopredeter." style:family="text">
      <style:text-properties fo:color="#0000FF" fo:letter-spacing="-0.0062in" style:text-scale="108%" fo:language="es" fo:country="ES"/>
    </style:style>
    <style:style style:name="T4844" style:parent-style-name="Fuentedepárrafopredeter." style:family="text">
      <style:text-properties fo:color="#0000FF" style:text-scale="112%" fo:language="es" fo:country="ES"/>
    </style:style>
    <style:style style:name="T4845" style:parent-style-name="Fuentedepárrafopredeter." style:family="text">
      <style:text-properties fo:color="#0000FF" fo:language="es" fo:country="ES"/>
    </style:style>
    <style:style style:name="T4846" style:parent-style-name="Fuentedepárrafopredeter." style:family="text">
      <style:text-properties fo:color="#0000FF" fo:letter-spacing="-0.0118in" fo:language="es" fo:country="ES"/>
    </style:style>
    <style:style style:name="T4847" style:parent-style-name="Fuentedepárrafopredeter." style:family="text">
      <style:text-properties fo:color="#0000FF" fo:letter-spacing="-0.0062in" style:text-scale="108%" fo:language="es" fo:country="ES"/>
    </style:style>
    <style:style style:name="T4848" style:parent-style-name="Fuentedepárrafopredeter." style:family="text">
      <style:text-properties fo:color="#0000FF" fo:letter-spacing="-0.0062in" style:text-scale="112%" fo:language="es" fo:country="ES"/>
    </style:style>
    <style:style style:name="T4849" style:parent-style-name="Fuentedepárrafopredeter." style:family="text">
      <style:text-properties fo:color="#0000FF" style:text-scale="154%" fo:language="es" fo:country="ES"/>
    </style:style>
    <style:style style:name="T4850" style:parent-style-name="Fuentedepárrafopredeter." style:family="text">
      <style:text-properties fo:color="#0000FF" fo:language="es" fo:country="ES"/>
    </style:style>
    <style:style style:name="T4851" style:parent-style-name="Fuentedepárrafopredeter." style:family="text">
      <style:text-properties fo:color="#0000FF" fo:letter-spacing="-0.0118in" fo:language="es" fo:country="ES"/>
    </style:style>
    <style:style style:name="T4852" style:parent-style-name="Fuentedepárrafopredeter." style:family="text">
      <style:text-properties fo:color="#0000FF" fo:letter-spacing="-0.0062in" style:text-scale="108%" fo:language="es" fo:country="ES"/>
    </style:style>
    <style:style style:name="T4853" style:parent-style-name="Fuentedepárrafopredeter." style:family="text">
      <style:text-properties fo:color="#0000FF" fo:letter-spacing="-0.0062in" style:text-scale="211%" fo:language="es" fo:country="ES"/>
    </style:style>
    <style:style style:name="T4854" style:parent-style-name="Fuentedepárrafopredeter." style:family="text">
      <style:text-properties fo:color="#0000FF" fo:letter-spacing="-0.0062in" style:text-scale="154%" fo:language="es" fo:country="ES"/>
    </style:style>
    <style:style style:name="T4855" style:parent-style-name="Fuentedepárrafopredeter." style:family="text">
      <style:text-properties fo:color="#0000FF" fo:letter-spacing="-0.0062in" style:text-scale="110%" fo:language="es" fo:country="ES"/>
    </style:style>
    <style:style style:name="T4856" style:parent-style-name="Fuentedepárrafopredeter." style:family="text">
      <style:text-properties fo:color="#0000FF" fo:letter-spacing="-0.0062in" style:text-scale="121%" fo:language="es" fo:country="ES"/>
    </style:style>
    <style:style style:name="T4857" style:parent-style-name="Fuentedepárrafopredeter." style:family="text">
      <style:text-properties fo:color="#0000FF" fo:letter-spacing="-0.0062in" style:text-scale="151%" fo:language="es" fo:country="ES"/>
    </style:style>
    <style:style style:name="T4858" style:parent-style-name="Fuentedepárrafopredeter." style:family="text">
      <style:text-properties fo:color="#0000FF" fo:letter-spacing="-0.0062in" style:text-scale="112%" fo:language="es" fo:country="ES"/>
    </style:style>
    <style:style style:name="T4859" style:parent-style-name="Fuentedepárrafopredeter." style:family="text">
      <style:text-properties fo:color="#0000FF" fo:letter-spacing="-0.0062in" style:text-scale="154%" fo:language="es" fo:country="ES"/>
    </style:style>
    <style:style style:name="T4860" style:parent-style-name="Fuentedepárrafopredeter." style:family="text">
      <style:text-properties fo:color="#0000FF" fo:letter-spacing="-0.0062in" style:text-scale="211%" fo:language="es" fo:country="ES"/>
    </style:style>
    <style:style style:name="T4861" style:parent-style-name="Fuentedepárrafopredeter." style:family="text">
      <style:text-properties fo:color="#0000FF" fo:letter-spacing="-0.0062in" style:text-scale="112%" fo:language="es" fo:country="ES"/>
    </style:style>
    <style:style style:name="T4862" style:parent-style-name="Fuentedepárrafopredeter." style:family="text">
      <style:text-properties fo:color="#0000FF" fo:letter-spacing="-0.0062in" style:text-scale="148%" fo:language="es" fo:country="ES"/>
    </style:style>
    <style:style style:name="T4863" style:parent-style-name="Fuentedepárrafopredeter." style:family="text">
      <style:text-properties fo:color="#0000FF" style:text-scale="163%" fo:language="es" fo:country="ES"/>
    </style:style>
    <style:style style:name="T4864" style:parent-style-name="Fuentedepárrafopredeter." style:family="text">
      <style:text-properties fo:color="#0000FF" fo:language="es" fo:country="ES"/>
    </style:style>
    <style:style style:name="T4865" style:parent-style-name="Fuentedepárrafopredeter." style:family="text">
      <style:text-properties fo:color="#0000FF" fo:letter-spacing="-0.0118in" fo:language="es" fo:country="ES"/>
    </style:style>
    <style:style style:name="T4866" style:parent-style-name="Fuentedepárrafopredeter." style:family="text">
      <style:text-properties fo:color="#0000FF" fo:letter-spacing="-0.0062in" style:text-scale="122%" fo:language="es" fo:country="ES"/>
    </style:style>
    <style:style style:name="T4867" style:parent-style-name="Fuentedepárrafopredeter." style:family="text">
      <style:text-properties fo:color="#0000FF" fo:letter-spacing="-0.0062in" style:text-scale="110%" fo:language="es" fo:country="ES"/>
    </style:style>
    <style:style style:name="T4868" style:parent-style-name="Fuentedepárrafopredeter." style:family="text">
      <style:text-properties fo:color="#0000FF" fo:letter-spacing="-0.0062in" style:text-scale="154%" fo:language="es" fo:country="ES"/>
    </style:style>
    <style:style style:name="T4869" style:parent-style-name="Fuentedepárrafopredeter." style:family="text">
      <style:text-properties fo:color="#0000FF" fo:letter-spacing="-0.0062in" style:text-scale="148%" fo:language="es" fo:country="ES"/>
    </style:style>
    <style:style style:name="T4870" style:parent-style-name="Fuentedepárrafopredeter." style:family="text">
      <style:text-properties fo:color="#0000FF" fo:letter-spacing="-0.0062in" style:text-scale="211%" fo:language="es" fo:country="ES"/>
    </style:style>
    <style:style style:name="T4871" style:parent-style-name="Fuentedepárrafopredeter." style:family="text">
      <style:text-properties fo:color="#0000FF" fo:letter-spacing="-0.0062in" style:text-scale="112%" fo:language="es" fo:country="ES"/>
    </style:style>
    <style:style style:name="T4872" style:parent-style-name="Fuentedepárrafopredeter." style:family="text">
      <style:text-properties fo:color="#0000FF" style:text-scale="110%" fo:language="es" fo:country="ES"/>
    </style:style>
    <style:style style:name="T4873" style:parent-style-name="Fuentedepárrafopredeter." style:family="text">
      <style:text-properties fo:color="#0000FF" fo:letter-spacing="-0.0062in" style:text-scale="121%" fo:language="es" fo:country="ES"/>
    </style:style>
    <style:style style:name="T4874" style:parent-style-name="Fuentedepárrafopredeter." style:family="text">
      <style:text-properties fo:color="#0000FF" fo:letter-spacing="-0.0062in" style:text-scale="112%" fo:language="es" fo:country="ES"/>
    </style:style>
    <style:style style:name="T4875" style:parent-style-name="Fuentedepárrafopredeter." style:family="text">
      <style:text-properties fo:color="#0000FF" fo:letter-spacing="-0.0062in" style:text-scale="72%" fo:language="es" fo:country="ES"/>
    </style:style>
    <style:style style:name="T4876" style:parent-style-name="Fuentedepárrafopredeter." style:family="text">
      <style:text-properties fo:color="#0000FF" fo:letter-spacing="-0.0062in" style:text-scale="108%" fo:language="es" fo:country="ES"/>
    </style:style>
    <style:style style:name="T4877" style:parent-style-name="Fuentedepárrafopredeter." style:family="text">
      <style:text-properties fo:color="#0000FF" fo:letter-spacing="-0.0062in" style:text-scale="204%" fo:language="es" fo:country="ES"/>
    </style:style>
    <style:style style:name="T4878" style:parent-style-name="Fuentedepárrafopredeter." style:family="text">
      <style:text-properties fo:color="#0000FF" fo:letter-spacing="-0.0062in" style:text-scale="110%" fo:language="es" fo:country="ES"/>
    </style:style>
    <style:style style:name="T4879" style:parent-style-name="Fuentedepárrafopredeter." style:family="text">
      <style:text-properties fo:color="#0000FF" fo:letter-spacing="-0.0062in" style:text-scale="151%" fo:language="es" fo:country="ES"/>
    </style:style>
    <style:style style:name="T4880" style:parent-style-name="Fuentedepárrafopredeter." style:family="text">
      <style:text-properties fo:color="#0000FF" style:text-scale="114%" fo:language="es" fo:country="ES"/>
    </style:style>
    <style:style style:name="T4881" style:parent-style-name="Fuentedepárrafopredeter." style:family="text">
      <style:text-properties fo:color="#0000FF" fo:language="es" fo:country="ES"/>
    </style:style>
    <style:style style:name="T4882" style:parent-style-name="Fuentedepárrafopredeter." style:family="text">
      <style:text-properties fo:color="#0000FF" fo:letter-spacing="-0.0118in" fo:language="es" fo:country="ES"/>
    </style:style>
    <style:style style:name="T4883" style:parent-style-name="Fuentedepárrafopredeter." style:family="text">
      <style:text-properties fo:color="#0000FF" fo:letter-spacing="-0.0062in" style:text-scale="108%" fo:language="es" fo:country="ES"/>
    </style:style>
    <style:style style:name="T4884" style:parent-style-name="Fuentedepárrafopredeter." style:family="text">
      <style:text-properties fo:color="#0000FF" fo:letter-spacing="-0.0062in" style:text-scale="110%" fo:language="es" fo:country="ES"/>
    </style:style>
    <style:style style:name="T4885" style:parent-style-name="Fuentedepárrafopredeter." style:family="text">
      <style:text-properties fo:color="#0000FF" style:text-scale="204%" fo:language="es" fo:country="ES"/>
    </style:style>
    <style:style style:name="T4886" style:parent-style-name="Fuentedepárrafopredeter." style:family="text">
      <style:text-properties fo:color="#0000FF" fo:language="es" fo:country="ES"/>
    </style:style>
    <style:style style:name="T4887" style:parent-style-name="Fuentedepárrafopredeter." style:family="text">
      <style:text-properties fo:color="#0000FF" fo:letter-spacing="-0.0118in" fo:language="es" fo:country="ES"/>
    </style:style>
    <style:style style:name="T4888" style:parent-style-name="Fuentedepárrafopredeter." style:family="text">
      <style:text-properties fo:color="#0000FF" fo:letter-spacing="-0.0062in" style:text-scale="148%" fo:language="es" fo:country="ES"/>
    </style:style>
    <style:style style:name="T4889" style:parent-style-name="Fuentedepárrafopredeter." style:family="text">
      <style:text-properties fo:color="#0000FF" fo:letter-spacing="-0.0062in" style:text-scale="211%" fo:language="es" fo:country="ES"/>
    </style:style>
    <style:style style:name="T4890" style:parent-style-name="Fuentedepárrafopredeter." style:family="text">
      <style:text-properties fo:color="#0000FF" fo:letter-spacing="-0.0062in" style:text-scale="148%" fo:language="es" fo:country="ES"/>
    </style:style>
    <style:style style:name="T4891" style:parent-style-name="Fuentedepárrafopredeter." style:family="text">
      <style:text-properties fo:color="#0000FF" fo:letter-spacing="-0.0062in" style:text-scale="151%" fo:language="es" fo:country="ES"/>
    </style:style>
    <style:style style:name="T4892" style:parent-style-name="Fuentedepárrafopredeter." style:family="text">
      <style:text-properties fo:color="#0000FF" fo:letter-spacing="-0.0062in" style:text-scale="110%" fo:language="es" fo:country="ES"/>
    </style:style>
    <style:style style:name="T4893" style:parent-style-name="Fuentedepárrafopredeter." style:family="text">
      <style:text-properties fo:color="#0000FF" fo:letter-spacing="-0.0062in" style:text-scale="72%" fo:language="es" fo:country="ES"/>
    </style:style>
    <style:style style:name="T4894" style:parent-style-name="Fuentedepárrafopredeter." style:family="text">
      <style:text-properties fo:color="#0000FF" style:text-scale="114%" fo:language="es" fo:country="ES"/>
    </style:style>
    <style:style style:name="T4895" style:parent-style-name="Fuentedepárrafopredeter." style:family="text">
      <style:text-properties fo:color="#0000FF" fo:language="es" fo:country="ES"/>
    </style:style>
    <style:style style:name="T4896" style:parent-style-name="Fuentedepárrafopredeter." style:family="text">
      <style:text-properties fo:color="#0000FF" fo:letter-spacing="-0.0118in" fo:language="es" fo:country="ES"/>
    </style:style>
    <style:style style:name="T4897" style:parent-style-name="Fuentedepárrafopredeter." style:family="text">
      <style:text-properties fo:color="#0000FF" fo:letter-spacing="-0.0062in" style:text-scale="72%" fo:language="es" fo:country="ES"/>
    </style:style>
    <style:style style:name="T4898" style:parent-style-name="Fuentedepárrafopredeter." style:family="text">
      <style:text-properties fo:color="#0000FF" fo:letter-spacing="-0.0062in" style:text-scale="110%" fo:language="es" fo:country="ES"/>
    </style:style>
    <style:style style:name="T4899" style:parent-style-name="Fuentedepárrafopredeter." style:family="text">
      <style:text-properties fo:color="#0000FF" fo:letter-spacing="-0.0062in" style:text-scale="108%" fo:language="es" fo:country="ES"/>
    </style:style>
    <style:style style:name="T4900" style:parent-style-name="Fuentedepárrafopredeter." style:family="text">
      <style:text-properties fo:color="#0000FF" fo:letter-spacing="-0.0062in" style:text-scale="211%" fo:language="es" fo:country="ES"/>
    </style:style>
    <style:style style:name="T4901" style:parent-style-name="Fuentedepárrafopredeter." style:family="text">
      <style:text-properties fo:color="#0000FF" fo:letter-spacing="-0.0062in" style:text-scale="114%" fo:language="es" fo:country="ES"/>
    </style:style>
    <style:style style:name="T4902" style:parent-style-name="Fuentedepárrafopredeter." style:family="text">
      <style:text-properties fo:color="#0000FF" fo:letter-spacing="-0.0062in" style:text-scale="110%" fo:language="es" fo:country="ES"/>
    </style:style>
    <style:style style:name="T4903" style:parent-style-name="Fuentedepárrafopredeter." style:family="text">
      <style:text-properties fo:color="#0000FF" fo:letter-spacing="-0.0062in" style:text-scale="151%" fo:language="es" fo:country="ES"/>
    </style:style>
    <style:style style:name="T4904" style:parent-style-name="Fuentedepárrafopredeter." style:family="text">
      <style:text-properties fo:color="#0000FF" style:text-scale="110%" fo:language="es" fo:country="ES"/>
    </style:style>
    <style:style style:name="T4905" style:parent-style-name="Fuentedepárrafopredeter." style:family="text">
      <style:text-properties fo:color="#0000FF" fo:language="es" fo:country="ES"/>
    </style:style>
    <style:style style:name="T4906" style:parent-style-name="Fuentedepárrafopredeter." style:family="text">
      <style:text-properties fo:color="#0000FF" fo:letter-spacing="-0.0118in" fo:language="es" fo:country="ES"/>
    </style:style>
    <style:style style:name="T4907" style:parent-style-name="Fuentedepárrafopredeter." style:family="text">
      <style:text-properties fo:color="#0000FF" fo:letter-spacing="-0.0062in" style:text-scale="72%" fo:language="es" fo:country="ES"/>
    </style:style>
    <style:style style:name="T4908" style:parent-style-name="Fuentedepárrafopredeter." style:family="text">
      <style:text-properties fo:color="#0000FF" fo:letter-spacing="-0.0062in" style:text-scale="110%" fo:language="es" fo:country="ES"/>
    </style:style>
    <style:style style:name="T4909" style:parent-style-name="Fuentedepárrafopredeter." style:family="text">
      <style:text-properties fo:color="#0000FF" style:text-scale="110%" fo:language="es" fo:country="ES"/>
    </style:style>
    <style:style style:name="T4910" style:parent-style-name="Fuentedepárrafopredeter." style:family="text">
      <style:text-properties fo:color="#0000FF" fo:language="es" fo:country="ES"/>
    </style:style>
    <style:style style:name="T4911" style:parent-style-name="Fuentedepárrafopredeter." style:family="text">
      <style:text-properties fo:color="#0000FF" fo:letter-spacing="-0.0118in" fo:language="es" fo:country="ES"/>
    </style:style>
    <style:style style:name="T4912" style:parent-style-name="Fuentedepárrafopredeter." style:family="text">
      <style:text-properties fo:color="#0000FF" fo:letter-spacing="-0.0062in" style:text-scale="108%" fo:language="es" fo:country="ES"/>
    </style:style>
    <style:style style:name="T4913" style:parent-style-name="Fuentedepárrafopredeter." style:family="text">
      <style:text-properties fo:color="#0000FF" style:text-scale="110%" fo:language="es" fo:country="ES"/>
    </style:style>
    <style:style style:name="T4914" style:parent-style-name="Fuentedepárrafopredeter." style:family="text">
      <style:text-properties fo:color="#0000FF" fo:language="es" fo:country="ES"/>
    </style:style>
    <style:style style:name="T4915" style:parent-style-name="Fuentedepárrafopredeter." style:family="text">
      <style:text-properties fo:color="#0000FF" fo:letter-spacing="-0.0118in" fo:language="es" fo:country="ES"/>
    </style:style>
    <style:style style:name="T4916" style:parent-style-name="Fuentedepárrafopredeter." style:family="text">
      <style:text-properties fo:color="#0000FF" fo:letter-spacing="-0.0062in" style:text-scale="112%" fo:language="es" fo:country="ES"/>
    </style:style>
    <style:style style:name="T4917" style:parent-style-name="Fuentedepárrafopredeter." style:family="text">
      <style:text-properties fo:color="#0000FF" fo:letter-spacing="-0.0062in" style:text-scale="108%" fo:language="es" fo:country="ES"/>
    </style:style>
    <style:style style:name="T4918" style:parent-style-name="Fuentedepárrafopredeter." style:family="text">
      <style:text-properties fo:color="#0000FF" fo:letter-spacing="-0.0062in" style:text-scale="121%" fo:language="es" fo:country="ES"/>
    </style:style>
    <style:style style:name="T4919" style:parent-style-name="Fuentedepárrafopredeter." style:family="text">
      <style:text-properties fo:color="#0000FF" fo:letter-spacing="-0.0062in" style:text-scale="211%" fo:language="es" fo:country="ES"/>
    </style:style>
    <style:style style:name="T4920" style:parent-style-name="Fuentedepárrafopredeter." style:family="text">
      <style:text-properties fo:color="#0000FF" fo:letter-spacing="-0.0062in" style:text-scale="112%" fo:language="es" fo:country="ES"/>
    </style:style>
    <style:style style:name="T4921" style:parent-style-name="Fuentedepárrafopredeter." style:family="text">
      <style:text-properties fo:color="#0000FF" fo:letter-spacing="-0.0062in" style:text-scale="110%" fo:language="es" fo:country="ES"/>
    </style:style>
    <style:style style:name="T4922" style:parent-style-name="Fuentedepárrafopredeter." style:family="text">
      <style:text-properties fo:color="#0000FF" style:text-scale="148%" fo:language="es" fo:country="ES"/>
    </style:style>
    <style:style style:name="P4923" style:parent-style-name="Textoindependiente" style:family="paragraph">
      <style:paragraph-properties fo:margin-top="0.0034in" fo:margin-left="0in">
        <style:tab-stops/>
      </style:paragraph-properties>
      <style:text-properties fo:font-size="8.5pt" style:font-size-asian="8.5pt" fo:language="es" fo:country="ES"/>
    </style:style>
    <style:style style:name="P4924" style:parent-style-name="Textoindependiente" style:family="paragraph">
      <style:paragraph-properties fo:line-height="97%" fo:margin-left="0.2201in" fo:margin-right="5.8381in" fo:text-indent="-0.1388in">
        <style:tab-stops/>
      </style:paragraph-properties>
    </style:style>
    <style:style style:name="T4925" style:parent-style-name="Fuentedepárrafopredeter." style:family="text">
      <style:text-properties fo:language="es" fo:country="ES" style:language-asian="es" style:country-asian="ES"/>
    </style:style>
    <style:style style:name="T4926" style:parent-style-name="Fuentedepárrafopredeter." style:family="text">
      <style:text-properties fo:color="#00898C" fo:letter-spacing="-0.0062in" style:text-scale="72%" fo:language="es" fo:country="ES"/>
    </style:style>
    <style:style style:name="T4927" style:parent-style-name="Fuentedepárrafopredeter." style:family="text">
      <style:text-properties fo:color="#00898C" fo:letter-spacing="-0.0062in" style:text-scale="110%" fo:language="es" fo:country="ES"/>
    </style:style>
    <style:style style:name="T4928" style:parent-style-name="Fuentedepárrafopredeter." style:family="text">
      <style:text-properties fo:color="#00898C" fo:letter-spacing="-0.0062in" style:text-scale="163%" fo:language="es" fo:country="ES"/>
    </style:style>
    <style:style style:name="T492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4930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4931" style:parent-style-name="Fuentedepárrafopredeter." style:family="text">
      <style:text-properties style:font-name="Lucida Sans Typewriter" fo:font-weight="bold" style:font-weight-asian="bold" fo:color="#A52A2A" fo:letter-spacing="-0.0645in" style:text-scale="120%" fo:language="es" fo:country="ES"/>
    </style:style>
    <style:style style:name="T4932" style:parent-style-name="Fuentedepárrafopredeter." style:family="text">
      <style:text-properties fo:color="#FF00FF" fo:letter-spacing="-0.0104in" style:text-scale="155%" fo:language="es" fo:country="ES"/>
    </style:style>
    <style:style style:name="P4933" style:parent-style-name="Textoindependiente" style:family="paragraph">
      <style:paragraph-properties fo:margin-top="0.0368in" fo:margin-left="0.2201in" fo:margin-right="3.1673in">
        <style:tab-stops/>
      </style:paragraph-properties>
    </style:style>
    <style:style style:name="T4934" style:parent-style-name="Fuentedepárrafopredeter." style:family="text">
      <style:text-properties fo:color="#FF00FF" fo:letter-spacing="-0.0062in" style:text-scale="114%" fo:language="es" fo:country="ES"/>
    </style:style>
    <style:style style:name="T4935" style:parent-style-name="Fuentedepárrafopredeter." style:family="text">
      <style:text-properties fo:color="#FF00FF" fo:letter-spacing="-0.0062in" style:text-scale="163%" fo:language="es" fo:country="ES"/>
    </style:style>
    <style:style style:name="T4936" style:parent-style-name="Fuentedepárrafopredeter." style:family="text">
      <style:text-properties fo:color="#FF00FF" fo:letter-spacing="-0.0062in" style:text-scale="102%" fo:language="es" fo:country="ES"/>
    </style:style>
    <style:style style:name="T4937" style:parent-style-name="Fuentedepárrafopredeter." style:family="text">
      <style:text-properties fo:color="#FF00FF" fo:letter-spacing="-0.0062in" style:text-scale="211%" fo:language="es" fo:country="ES"/>
    </style:style>
    <style:style style:name="T4938" style:parent-style-name="Fuentedepárrafopredeter." style:family="text">
      <style:text-properties fo:color="#FF00FF" fo:letter-spacing="-0.0062in" style:text-scale="148%" fo:language="es" fo:country="ES"/>
    </style:style>
    <style:style style:name="T4939" style:parent-style-name="Fuentedepárrafopredeter." style:family="text">
      <style:text-properties fo:color="#FF00FF" fo:letter-spacing="-0.0062in" style:text-scale="110%" fo:language="es" fo:country="ES"/>
    </style:style>
    <style:style style:name="T4940" style:parent-style-name="Fuentedepárrafopredeter." style:family="text">
      <style:text-properties fo:color="#FF00FF" fo:letter-spacing="-0.0062in" style:text-scale="114%" fo:language="es" fo:country="ES"/>
    </style:style>
    <style:style style:name="T4941" style:parent-style-name="Fuentedepárrafopredeter." style:family="text">
      <style:text-properties fo:color="#FF00FF" fo:letter-spacing="-0.0062in" style:text-scale="204%" fo:language="es" fo:country="ES"/>
    </style:style>
    <style:style style:name="T4942" style:parent-style-name="Fuentedepárrafopredeter." style:family="text">
      <style:text-properties fo:color="#FF00FF" fo:letter-spacing="-0.0062in" style:text-scale="211%" fo:language="es" fo:country="ES"/>
    </style:style>
    <style:style style:name="T4943" style:parent-style-name="Fuentedepárrafopredeter." style:family="text">
      <style:text-properties fo:color="#FF00FF" fo:letter-spacing="-0.0062in" style:text-scale="126%" fo:language="es" fo:country="ES"/>
    </style:style>
    <style:style style:name="T4944" style:parent-style-name="Fuentedepárrafopredeter." style:family="text">
      <style:text-properties fo:color="#FF00FF" fo:letter-spacing="-0.0062in" style:text-scale="114%" fo:language="es" fo:country="ES"/>
    </style:style>
    <style:style style:name="T4945" style:parent-style-name="Fuentedepárrafopredeter." style:family="text">
      <style:text-properties fo:color="#FF00FF" fo:letter-spacing="-0.0062in" style:text-scale="121%" fo:language="es" fo:country="ES"/>
    </style:style>
    <style:style style:name="T4946" style:parent-style-name="Fuentedepárrafopredeter." style:family="text">
      <style:text-properties fo:color="#FF00FF" fo:letter-spacing="-0.0062in" style:text-scale="211%" fo:language="es" fo:country="ES"/>
    </style:style>
    <style:style style:name="T4947" style:parent-style-name="Fuentedepárrafopredeter." style:family="text">
      <style:text-properties fo:color="#FF00FF" fo:letter-spacing="-0.0062in" style:text-scale="112%" fo:language="es" fo:country="ES"/>
    </style:style>
    <style:style style:name="T4948" style:parent-style-name="Fuentedepárrafopredeter." style:family="text">
      <style:text-properties fo:color="#FF00FF" style:text-scale="110%" fo:language="es" fo:country="ES"/>
    </style:style>
    <style:style style:name="T4949" style:parent-style-name="Fuentedepárrafopredeter." style:family="text">
      <style:text-properties fo:color="#FF00FF" fo:language="es" fo:country="ES"/>
    </style:style>
    <style:style style:name="T4950" style:parent-style-name="Fuentedepárrafopredeter." style:family="text">
      <style:text-properties fo:color="#FF00FF" fo:letter-spacing="-0.0118in" fo:language="es" fo:country="ES"/>
    </style:style>
    <style:style style:name="T4951" style:parent-style-name="Fuentedepárrafopredeter." style:family="text">
      <style:text-properties fo:color="#FF00FF" fo:letter-spacing="-0.0062in" style:text-scale="108%" fo:language="es" fo:country="ES"/>
    </style:style>
    <style:style style:name="T4952" style:parent-style-name="Fuentedepárrafopredeter." style:family="text">
      <style:text-properties fo:color="#FF00FF" style:text-scale="110%" fo:language="es" fo:country="ES"/>
    </style:style>
    <style:style style:name="T4953" style:parent-style-name="Fuentedepárrafopredeter." style:family="text">
      <style:text-properties fo:color="#FF00FF" fo:language="es" fo:country="ES"/>
    </style:style>
    <style:style style:name="T4954" style:parent-style-name="Fuentedepárrafopredeter." style:family="text">
      <style:text-properties fo:color="#FF00FF" fo:letter-spacing="-0.0118in" fo:language="es" fo:country="ES"/>
    </style:style>
    <style:style style:name="T4955" style:parent-style-name="Fuentedepárrafopredeter." style:family="text">
      <style:text-properties fo:color="#FF00FF" fo:letter-spacing="-0.0062in" style:text-scale="108%" fo:language="es" fo:country="ES"/>
    </style:style>
    <style:style style:name="T4956" style:parent-style-name="Fuentedepárrafopredeter." style:family="text">
      <style:text-properties fo:color="#FF00FF" fo:letter-spacing="-0.0062in" style:text-scale="114%" fo:language="es" fo:country="ES"/>
    </style:style>
    <style:style style:name="T4957" style:parent-style-name="Fuentedepárrafopredeter." style:family="text">
      <style:text-properties fo:color="#FF00FF" fo:letter-spacing="-0.0062in" style:text-scale="154%" fo:language="es" fo:country="ES"/>
    </style:style>
    <style:style style:name="T4958" style:parent-style-name="Fuentedepárrafopredeter." style:family="text">
      <style:text-properties fo:color="#FF00FF" fo:letter-spacing="-0.0062in" style:text-scale="151%" fo:language="es" fo:country="ES"/>
    </style:style>
    <style:style style:name="T4959" style:parent-style-name="Fuentedepárrafopredeter." style:family="text">
      <style:text-properties fo:color="#FF00FF" fo:letter-spacing="-0.0062in" style:text-scale="211%" fo:language="es" fo:country="ES"/>
    </style:style>
    <style:style style:name="T4960" style:parent-style-name="Fuentedepárrafopredeter." style:family="text">
      <style:text-properties fo:color="#FF00FF" fo:letter-spacing="-0.0062in" style:text-scale="121%" fo:language="es" fo:country="ES"/>
    </style:style>
    <style:style style:name="T4961" style:parent-style-name="Fuentedepárrafopredeter." style:family="text">
      <style:text-properties fo:color="#FF00FF" fo:letter-spacing="-0.0062in" style:text-scale="211%" fo:language="es" fo:country="ES"/>
    </style:style>
    <style:style style:name="T4962" style:parent-style-name="Fuentedepárrafopredeter." style:family="text">
      <style:text-properties fo:color="#FF00FF" fo:letter-spacing="-0.0062in" style:text-scale="112%" fo:language="es" fo:country="ES"/>
    </style:style>
    <style:style style:name="T4963" style:parent-style-name="Fuentedepárrafopredeter." style:family="text">
      <style:text-properties fo:color="#FF00FF" fo:letter-spacing="-0.0062in" style:text-scale="110%" fo:language="es" fo:country="ES"/>
    </style:style>
    <style:style style:name="T4964" style:parent-style-name="Fuentedepárrafopredeter." style:family="text">
      <style:text-properties fo:color="#FF00FF" style:text-scale="148%" fo:language="es" fo:country="ES"/>
    </style:style>
    <style:style style:name="T4965" style:parent-style-name="Fuentedepárrafopredeter." style:family="text">
      <style:text-properties fo:color="#FF00FF" fo:letter-spacing="-0.0062in" style:text-scale="114%" fo:language="es" fo:country="ES"/>
    </style:style>
    <style:style style:name="T4966" style:parent-style-name="Fuentedepárrafopredeter." style:family="text">
      <style:text-properties fo:color="#FF00FF" fo:letter-spacing="-0.0062in" style:text-scale="163%" fo:language="es" fo:country="ES"/>
    </style:style>
    <style:style style:name="T4967" style:parent-style-name="Fuentedepárrafopredeter." style:family="text">
      <style:text-properties fo:color="#FF00FF" fo:letter-spacing="-0.0062in" style:text-scale="102%" fo:language="es" fo:country="ES"/>
    </style:style>
    <style:style style:name="T4968" style:parent-style-name="Fuentedepárrafopredeter." style:family="text">
      <style:text-properties fo:color="#FF00FF" fo:letter-spacing="-0.0062in" style:text-scale="211%" fo:language="es" fo:country="ES"/>
    </style:style>
    <style:style style:name="T4969" style:parent-style-name="Fuentedepárrafopredeter." style:family="text">
      <style:text-properties fo:color="#FF00FF" fo:letter-spacing="-0.0062in" style:text-scale="148%" fo:language="es" fo:country="ES"/>
    </style:style>
    <style:style style:name="T4970" style:parent-style-name="Fuentedepárrafopredeter." style:family="text">
      <style:text-properties fo:color="#FF00FF" fo:letter-spacing="-0.0062in" style:text-scale="110%" fo:language="es" fo:country="ES"/>
    </style:style>
    <style:style style:name="T4971" style:parent-style-name="Fuentedepárrafopredeter." style:family="text">
      <style:text-properties fo:color="#FF00FF" fo:letter-spacing="-0.0062in" style:text-scale="114%" fo:language="es" fo:country="ES"/>
    </style:style>
    <style:style style:name="T4972" style:parent-style-name="Fuentedepárrafopredeter." style:family="text">
      <style:text-properties fo:color="#FF00FF" fo:letter-spacing="-0.0062in" style:text-scale="204%" fo:language="es" fo:country="ES"/>
    </style:style>
    <style:style style:name="T4973" style:parent-style-name="Fuentedepárrafopredeter." style:family="text">
      <style:text-properties fo:color="#FF00FF" fo:letter-spacing="-0.0062in" style:text-scale="211%" fo:language="es" fo:country="ES"/>
    </style:style>
    <style:style style:name="T4974" style:parent-style-name="Fuentedepárrafopredeter." style:family="text">
      <style:text-properties fo:color="#FF00FF" fo:letter-spacing="-0.0062in" style:text-scale="126%" fo:language="es" fo:country="ES"/>
    </style:style>
    <style:style style:name="T4975" style:parent-style-name="Fuentedepárrafopredeter." style:family="text">
      <style:text-properties fo:color="#FF00FF" fo:letter-spacing="-0.0062in" style:text-scale="114%" fo:language="es" fo:country="ES"/>
    </style:style>
    <style:style style:name="T4976" style:parent-style-name="Fuentedepárrafopredeter." style:family="text">
      <style:text-properties fo:color="#FF00FF" fo:letter-spacing="-0.0062in" style:text-scale="121%" fo:language="es" fo:country="ES"/>
    </style:style>
    <style:style style:name="T4977" style:parent-style-name="Fuentedepárrafopredeter." style:family="text">
      <style:text-properties fo:color="#FF00FF" fo:letter-spacing="-0.0062in" style:text-scale="211%" fo:language="es" fo:country="ES"/>
    </style:style>
    <style:style style:name="T4978" style:parent-style-name="Fuentedepárrafopredeter." style:family="text">
      <style:text-properties fo:color="#FF00FF" fo:letter-spacing="-0.0062in" style:text-scale="112%" fo:language="es" fo:country="ES"/>
    </style:style>
    <style:style style:name="T4979" style:parent-style-name="Fuentedepárrafopredeter." style:family="text">
      <style:text-properties fo:color="#FF00FF" style:text-scale="110%" fo:language="es" fo:country="ES"/>
    </style:style>
    <style:style style:name="T4980" style:parent-style-name="Fuentedepárrafopredeter." style:family="text">
      <style:text-properties fo:color="#FF00FF" fo:language="es" fo:country="ES"/>
    </style:style>
    <style:style style:name="T4981" style:parent-style-name="Fuentedepárrafopredeter." style:family="text">
      <style:text-properties fo:color="#FF00FF" fo:letter-spacing="-0.0118in" fo:language="es" fo:country="ES"/>
    </style:style>
    <style:style style:name="T4982" style:parent-style-name="Fuentedepárrafopredeter." style:family="text">
      <style:text-properties fo:color="#FF00FF" fo:letter-spacing="-0.0062in" style:text-scale="108%" fo:language="es" fo:country="ES"/>
    </style:style>
    <style:style style:name="T4983" style:parent-style-name="Fuentedepárrafopredeter." style:family="text">
      <style:text-properties fo:color="#FF00FF" style:text-scale="110%" fo:language="es" fo:country="ES"/>
    </style:style>
    <style:style style:name="T4984" style:parent-style-name="Fuentedepárrafopredeter." style:family="text">
      <style:text-properties fo:color="#FF00FF" fo:language="es" fo:country="ES"/>
    </style:style>
    <style:style style:name="T4985" style:parent-style-name="Fuentedepárrafopredeter." style:family="text">
      <style:text-properties fo:color="#FF00FF" fo:letter-spacing="-0.0118in" fo:language="es" fo:country="ES"/>
    </style:style>
    <style:style style:name="T4986" style:parent-style-name="Fuentedepárrafopredeter." style:family="text">
      <style:text-properties fo:color="#FF00FF" fo:letter-spacing="-0.0062in" style:text-scale="72%" fo:language="es" fo:country="ES"/>
    </style:style>
    <style:style style:name="T4987" style:parent-style-name="Fuentedepárrafopredeter." style:family="text">
      <style:text-properties fo:color="#FF00FF" fo:letter-spacing="-0.0062in" style:text-scale="110%" fo:language="es" fo:country="ES"/>
    </style:style>
    <style:style style:name="T4988" style:parent-style-name="Fuentedepárrafopredeter." style:family="text">
      <style:text-properties fo:color="#FF00FF" fo:letter-spacing="-0.0062in" style:text-scale="72%" fo:language="es" fo:country="ES"/>
    </style:style>
    <style:style style:name="T4989" style:parent-style-name="Fuentedepárrafopredeter." style:family="text">
      <style:text-properties fo:color="#FF00FF" fo:letter-spacing="-0.0062in" style:text-scale="112%" fo:language="es" fo:country="ES"/>
    </style:style>
    <style:style style:name="T4990" style:parent-style-name="Fuentedepárrafopredeter." style:family="text">
      <style:text-properties fo:color="#FF00FF" fo:letter-spacing="-0.0062in" style:text-scale="154%" fo:language="es" fo:country="ES"/>
    </style:style>
    <style:style style:name="T4991" style:parent-style-name="Fuentedepárrafopredeter." style:family="text">
      <style:text-properties fo:color="#FF00FF" fo:letter-spacing="-0.0062in" style:text-scale="211%" fo:language="es" fo:country="ES"/>
    </style:style>
    <style:style style:name="T4992" style:parent-style-name="Fuentedepárrafopredeter." style:family="text">
      <style:text-properties fo:color="#FF00FF" style:text-scale="114%" fo:language="es" fo:country="ES"/>
    </style:style>
    <style:style style:name="T4993" style:parent-style-name="Fuentedepárrafopredeter." style:family="text">
      <style:text-properties fo:color="#FF00FF" fo:language="es" fo:country="ES"/>
    </style:style>
    <style:style style:name="T4994" style:parent-style-name="Fuentedepárrafopredeter." style:family="text">
      <style:text-properties fo:color="#FF00FF" fo:letter-spacing="-0.0118in" fo:language="es" fo:country="ES"/>
    </style:style>
    <style:style style:name="T4995" style:parent-style-name="Fuentedepárrafopredeter." style:family="text">
      <style:text-properties fo:color="#FF00FF" fo:letter-spacing="-0.0062in" style:text-scale="204%" fo:language="es" fo:country="ES"/>
    </style:style>
    <style:style style:name="T4996" style:parent-style-name="Fuentedepárrafopredeter." style:family="text">
      <style:text-properties fo:color="#FF00FF" fo:letter-spacing="-0.0062in" style:text-scale="211%" fo:language="es" fo:country="ES"/>
    </style:style>
    <style:style style:name="T4997" style:parent-style-name="Fuentedepárrafopredeter." style:family="text">
      <style:text-properties fo:color="#FF00FF" fo:letter-spacing="-0.0062in" style:text-scale="108%" fo:language="es" fo:country="ES"/>
    </style:style>
    <style:style style:name="T4998" style:parent-style-name="Fuentedepárrafopredeter." style:family="text">
      <style:text-properties fo:color="#FF00FF" fo:letter-spacing="-0.0062in" style:text-scale="154%" fo:language="es" fo:country="ES"/>
    </style:style>
    <style:style style:name="T4999" style:parent-style-name="Fuentedepárrafopredeter." style:family="text">
      <style:text-properties fo:color="#FF00FF" style:text-scale="110%" fo:language="es" fo:country="ES"/>
    </style:style>
    <style:style style:name="P5000" style:parent-style-name="Párrafodelista" style:list-style-name="LFO12" style:family="paragraph">
      <style:paragraph-properties fo:widows="0" fo:orphans="0" style:text-autospace="none" style:vertical-align="auto" fo:margin-top="0.0006in" fo:margin-right="2.7902in" fo:text-indent="0in">
        <style:tab-stops>
          <style:tab-stop style:type="left" style:position="0.1458in"/>
        </style:tab-stops>
      </style:paragraph-properties>
      <style:text-properties fo:hyphenate="true"/>
    </style:style>
    <style:style style:name="T5001" style:parent-style-name="Fuentedepárrafopredeter." style:family="text">
      <style:text-properties fo:font-size="11pt" style:font-size-asian="11pt" style:language-asian="es" style:country-asian="ES" style:language-complex="ar" style:country-complex="SA"/>
    </style:style>
    <style:style style:name="T5002" style:parent-style-name="Fuentedepárrafopredeter." style:family="text">
      <style:text-properties fo:color="#FF00FF" fo:letter-spacing="-0.0062in" style:text-scale="102%" fo:font-size="9pt" style:font-size-asian="9pt"/>
    </style:style>
    <style:style style:name="T5003" style:parent-style-name="Fuentedepárrafopredeter." style:family="text">
      <style:text-properties fo:color="#FF00FF" fo:letter-spacing="-0.0062in" style:text-scale="211%" fo:font-size="9pt" style:font-size-asian="9pt"/>
    </style:style>
    <style:style style:name="T5004" style:parent-style-name="Fuentedepárrafopredeter." style:family="text">
      <style:text-properties fo:color="#FF00FF" fo:letter-spacing="-0.0062in" style:text-scale="148%" fo:font-size="9pt" style:font-size-asian="9pt"/>
    </style:style>
    <style:style style:name="T5005" style:parent-style-name="Fuentedepárrafopredeter." style:family="text">
      <style:text-properties fo:color="#FF00FF" fo:letter-spacing="-0.0062in" style:text-scale="110%" fo:font-size="9pt" style:font-size-asian="9pt"/>
    </style:style>
    <style:style style:name="T5006" style:parent-style-name="Fuentedepárrafopredeter." style:family="text">
      <style:text-properties fo:color="#FF00FF" fo:letter-spacing="-0.0062in" style:text-scale="114%" fo:font-size="9pt" style:font-size-asian="9pt"/>
    </style:style>
    <style:style style:name="T5007" style:parent-style-name="Fuentedepárrafopredeter." style:family="text">
      <style:text-properties fo:color="#FF00FF" fo:letter-spacing="-0.0062in" style:text-scale="204%" fo:font-size="9pt" style:font-size-asian="9pt"/>
    </style:style>
    <style:style style:name="T5008" style:parent-style-name="Fuentedepárrafopredeter." style:family="text">
      <style:text-properties fo:color="#FF00FF" fo:letter-spacing="-0.0062in" style:text-scale="211%" fo:font-size="9pt" style:font-size-asian="9pt"/>
    </style:style>
    <style:style style:name="T5009" style:parent-style-name="Fuentedepárrafopredeter." style:family="text">
      <style:text-properties fo:color="#FF00FF" fo:letter-spacing="-0.0062in" style:text-scale="126%" fo:font-size="9pt" style:font-size-asian="9pt"/>
    </style:style>
    <style:style style:name="T5010" style:parent-style-name="Fuentedepárrafopredeter." style:family="text">
      <style:text-properties fo:color="#FF00FF" fo:letter-spacing="-0.0062in" style:text-scale="114%" fo:font-size="9pt" style:font-size-asian="9pt"/>
    </style:style>
    <style:style style:name="T5011" style:parent-style-name="Fuentedepárrafopredeter." style:family="text">
      <style:text-properties fo:color="#FF00FF" fo:letter-spacing="-0.0062in" style:text-scale="121%" fo:font-size="9pt" style:font-size-asian="9pt"/>
    </style:style>
    <style:style style:name="T5012" style:parent-style-name="Fuentedepárrafopredeter." style:family="text">
      <style:text-properties fo:color="#FF00FF" fo:letter-spacing="-0.0062in" style:text-scale="211%" fo:font-size="9pt" style:font-size-asian="9pt"/>
    </style:style>
    <style:style style:name="T5013" style:parent-style-name="Fuentedepárrafopredeter." style:family="text">
      <style:text-properties fo:color="#FF00FF" fo:letter-spacing="-0.0062in" style:text-scale="112%" fo:font-size="9pt" style:font-size-asian="9pt"/>
    </style:style>
    <style:style style:name="T5014" style:parent-style-name="Fuentedepárrafopredeter." style:family="text">
      <style:text-properties fo:color="#FF00FF" style:text-scale="110%" fo:font-size="9pt" style:font-size-asian="9pt"/>
    </style:style>
    <style:style style:name="T5015" style:parent-style-name="Fuentedepárrafopredeter." style:family="text">
      <style:text-properties fo:color="#FF00FF" fo:font-size="9pt" style:font-size-asian="9pt"/>
    </style:style>
    <style:style style:name="T5016" style:parent-style-name="Fuentedepárrafopredeter." style:family="text">
      <style:text-properties fo:color="#FF00FF" fo:letter-spacing="-0.0118in" fo:font-size="9pt" style:font-size-asian="9pt"/>
    </style:style>
    <style:style style:name="T5017" style:parent-style-name="Fuentedepárrafopredeter." style:family="text">
      <style:text-properties fo:color="#FF00FF" fo:letter-spacing="-0.0062in" style:text-scale="108%" fo:font-size="9pt" style:font-size-asian="9pt"/>
    </style:style>
    <style:style style:name="T5018" style:parent-style-name="Fuentedepárrafopredeter." style:family="text">
      <style:text-properties fo:color="#FF00FF" style:text-scale="110%" fo:font-size="9pt" style:font-size-asian="9pt"/>
    </style:style>
    <style:style style:name="T5019" style:parent-style-name="Fuentedepárrafopredeter." style:family="text">
      <style:text-properties fo:color="#FF00FF" fo:font-size="9pt" style:font-size-asian="9pt"/>
    </style:style>
    <style:style style:name="T5020" style:parent-style-name="Fuentedepárrafopredeter." style:family="text">
      <style:text-properties fo:color="#FF00FF" fo:letter-spacing="-0.0118in" fo:font-size="9pt" style:font-size-asian="9pt"/>
    </style:style>
    <style:style style:name="T5021" style:parent-style-name="Fuentedepárrafopredeter." style:family="text">
      <style:text-properties fo:color="#FF00FF" fo:letter-spacing="-0.0062in" style:text-scale="110%" fo:font-size="9pt" style:font-size-asian="9pt"/>
    </style:style>
    <style:style style:name="T5022" style:parent-style-name="Fuentedepárrafopredeter." style:family="text">
      <style:text-properties fo:color="#FF00FF" fo:letter-spacing="-0.0062in" style:text-scale="148%" fo:font-size="9pt" style:font-size-asian="9pt"/>
    </style:style>
    <style:style style:name="T5023" style:parent-style-name="Fuentedepárrafopredeter." style:family="text">
      <style:text-properties fo:color="#FF00FF" fo:letter-spacing="-0.0062in" style:text-scale="108%" fo:font-size="9pt" style:font-size-asian="9pt"/>
    </style:style>
    <style:style style:name="T5024" style:parent-style-name="Fuentedepárrafopredeter." style:family="text">
      <style:text-properties fo:color="#FF00FF" fo:letter-spacing="-0.0062in" style:text-scale="114%" fo:font-size="9pt" style:font-size-asian="9pt"/>
    </style:style>
    <style:style style:name="T5025" style:parent-style-name="Fuentedepárrafopredeter." style:family="text">
      <style:text-properties fo:color="#FF00FF" fo:letter-spacing="-0.0062in" style:text-scale="121%" fo:font-size="9pt" style:font-size-asian="9pt"/>
    </style:style>
    <style:style style:name="T5026" style:parent-style-name="Fuentedepárrafopredeter." style:family="text">
      <style:text-properties fo:color="#FF00FF" fo:letter-spacing="-0.0062in" style:text-scale="211%" fo:font-size="9pt" style:font-size-asian="9pt"/>
    </style:style>
    <style:style style:name="T5027" style:parent-style-name="Fuentedepárrafopredeter." style:family="text">
      <style:text-properties fo:color="#FF00FF" style:text-scale="112%" fo:font-size="9pt" style:font-size-asian="9pt"/>
    </style:style>
    <style:style style:name="T5028" style:parent-style-name="Fuentedepárrafopredeter." style:family="text">
      <style:text-properties fo:color="#FF00FF" fo:font-size="9pt" style:font-size-asian="9pt"/>
    </style:style>
    <style:style style:name="T5029" style:parent-style-name="Fuentedepárrafopredeter." style:family="text">
      <style:text-properties fo:color="#FF00FF" fo:letter-spacing="-0.0118in" fo:font-size="9pt" style:font-size-asian="9pt"/>
    </style:style>
    <style:style style:name="T5030" style:parent-style-name="Fuentedepárrafopredeter." style:family="text">
      <style:text-properties fo:color="#FF00FF" fo:letter-spacing="-0.0062in" style:text-scale="112%" fo:font-size="9pt" style:font-size-asian="9pt"/>
    </style:style>
    <style:style style:name="T5031" style:parent-style-name="Fuentedepárrafopredeter." style:family="text">
      <style:text-properties fo:color="#FF00FF" fo:letter-spacing="-0.0062in" style:text-scale="121%" fo:font-size="9pt" style:font-size-asian="9pt"/>
    </style:style>
    <style:style style:name="T5032" style:parent-style-name="Fuentedepárrafopredeter." style:family="text">
      <style:text-properties fo:color="#FF00FF" fo:letter-spacing="-0.0062in" style:text-scale="110%" fo:font-size="9pt" style:font-size-asian="9pt"/>
    </style:style>
    <style:style style:name="T5033" style:parent-style-name="Fuentedepárrafopredeter." style:family="text">
      <style:text-properties fo:color="#FF00FF" fo:letter-spacing="-0.0062in" style:text-scale="108%" fo:font-size="9pt" style:font-size-asian="9pt"/>
    </style:style>
    <style:style style:name="T5034" style:parent-style-name="Fuentedepárrafopredeter." style:family="text">
      <style:text-properties fo:color="#FF00FF" fo:letter-spacing="-0.0062in" style:text-scale="114%" fo:font-size="9pt" style:font-size-asian="9pt"/>
    </style:style>
    <style:style style:name="T5035" style:parent-style-name="Fuentedepárrafopredeter." style:family="text">
      <style:text-properties fo:color="#FF00FF" fo:letter-spacing="-0.0062in" style:text-scale="108%" fo:font-size="9pt" style:font-size-asian="9pt"/>
    </style:style>
    <style:style style:name="T5036" style:parent-style-name="Fuentedepárrafopredeter." style:family="text">
      <style:text-properties fo:color="#FF00FF" style:text-scale="112%" fo:font-size="9pt" style:font-size-asian="9pt"/>
    </style:style>
    <style:style style:name="T5037" style:parent-style-name="Fuentedepárrafopredeter." style:family="text">
      <style:text-properties fo:color="#FF00FF" fo:font-size="9pt" style:font-size-asian="9pt"/>
    </style:style>
    <style:style style:name="T5038" style:parent-style-name="Fuentedepárrafopredeter." style:family="text">
      <style:text-properties fo:color="#FF00FF" fo:letter-spacing="-0.0118in" fo:font-size="9pt" style:font-size-asian="9pt"/>
    </style:style>
    <style:style style:name="T5039" style:parent-style-name="Fuentedepárrafopredeter." style:family="text">
      <style:text-properties fo:color="#FF00FF" fo:letter-spacing="-0.0062in" style:text-scale="108%" fo:font-size="9pt" style:font-size-asian="9pt"/>
    </style:style>
    <style:style style:name="T5040" style:parent-style-name="Fuentedepárrafopredeter." style:family="text">
      <style:text-properties fo:color="#FF00FF" fo:letter-spacing="-0.0062in" style:text-scale="112%" fo:font-size="9pt" style:font-size-asian="9pt"/>
    </style:style>
    <style:style style:name="T5041" style:parent-style-name="Fuentedepárrafopredeter." style:family="text">
      <style:text-properties fo:color="#FF00FF" style:text-scale="154%" fo:font-size="9pt" style:font-size-asian="9pt"/>
    </style:style>
    <style:style style:name="T5042" style:parent-style-name="Fuentedepárrafopredeter." style:family="text">
      <style:text-properties fo:color="#FF00FF" fo:font-size="9pt" style:font-size-asian="9pt"/>
    </style:style>
    <style:style style:name="T5043" style:parent-style-name="Fuentedepárrafopredeter." style:family="text">
      <style:text-properties fo:color="#FF00FF" fo:letter-spacing="-0.0118in" fo:font-size="9pt" style:font-size-asian="9pt"/>
    </style:style>
    <style:style style:name="T5044" style:parent-style-name="Fuentedepárrafopredeter." style:family="text">
      <style:text-properties fo:color="#FF00FF" fo:letter-spacing="-0.0062in" style:text-scale="108%" fo:font-size="9pt" style:font-size-asian="9pt"/>
    </style:style>
    <style:style style:name="T5045" style:parent-style-name="Fuentedepárrafopredeter." style:family="text">
      <style:text-properties fo:color="#FF00FF" fo:letter-spacing="-0.0062in" style:text-scale="211%" fo:font-size="9pt" style:font-size-asian="9pt"/>
    </style:style>
    <style:style style:name="T5046" style:parent-style-name="Fuentedepárrafopredeter." style:family="text">
      <style:text-properties fo:color="#FF00FF" fo:letter-spacing="-0.0062in" style:text-scale="154%" fo:font-size="9pt" style:font-size-asian="9pt"/>
    </style:style>
    <style:style style:name="T5047" style:parent-style-name="Fuentedepárrafopredeter." style:family="text">
      <style:text-properties fo:color="#FF00FF" fo:letter-spacing="-0.0062in" style:text-scale="110%" fo:font-size="9pt" style:font-size-asian="9pt"/>
    </style:style>
    <style:style style:name="T5048" style:parent-style-name="Fuentedepárrafopredeter." style:family="text">
      <style:text-properties fo:color="#FF00FF" fo:letter-spacing="-0.0062in" style:text-scale="121%" fo:font-size="9pt" style:font-size-asian="9pt"/>
    </style:style>
    <style:style style:name="T5049" style:parent-style-name="Fuentedepárrafopredeter." style:family="text">
      <style:text-properties fo:color="#FF00FF" fo:letter-spacing="-0.0062in" style:text-scale="151%" fo:font-size="9pt" style:font-size-asian="9pt"/>
    </style:style>
    <style:style style:name="T5050" style:parent-style-name="Fuentedepárrafopredeter." style:family="text">
      <style:text-properties fo:color="#FF00FF" fo:letter-spacing="-0.0062in" style:text-scale="112%" fo:font-size="9pt" style:font-size-asian="9pt"/>
    </style:style>
    <style:style style:name="T5051" style:parent-style-name="Fuentedepárrafopredeter." style:family="text">
      <style:text-properties fo:color="#FF00FF" fo:letter-spacing="-0.0062in" style:text-scale="154%" fo:font-size="9pt" style:font-size-asian="9pt"/>
    </style:style>
    <style:style style:name="T5052" style:parent-style-name="Fuentedepárrafopredeter." style:family="text">
      <style:text-properties fo:color="#FF00FF" fo:letter-spacing="-0.0062in" style:text-scale="211%" fo:font-size="9pt" style:font-size-asian="9pt"/>
    </style:style>
    <style:style style:name="T5053" style:parent-style-name="Fuentedepárrafopredeter." style:family="text">
      <style:text-properties fo:color="#FF00FF" fo:letter-spacing="-0.0062in" style:text-scale="112%" fo:font-size="9pt" style:font-size-asian="9pt"/>
    </style:style>
    <style:style style:name="T5054" style:parent-style-name="Fuentedepárrafopredeter." style:family="text">
      <style:text-properties fo:color="#FF00FF" style:text-scale="148%" fo:font-size="9pt" style:font-size-asian="9pt"/>
    </style:style>
    <style:style style:name="T5055" style:parent-style-name="Fuentedepárrafopredeter." style:family="text">
      <style:text-properties fo:color="#FF00FF" fo:letter-spacing="-0.0062in" style:text-scale="114%" fo:font-size="9pt" style:font-size-asian="9pt"/>
    </style:style>
    <style:style style:name="T5056" style:parent-style-name="Fuentedepárrafopredeter." style:family="text">
      <style:text-properties fo:color="#FF00FF" fo:letter-spacing="-0.0062in" style:text-scale="163%" fo:font-size="9pt" style:font-size-asian="9pt"/>
    </style:style>
    <style:style style:name="T5057" style:parent-style-name="Fuentedepárrafopredeter." style:family="text">
      <style:text-properties fo:color="#FF00FF" fo:letter-spacing="-0.0062in" style:text-scale="102%" fo:font-size="9pt" style:font-size-asian="9pt"/>
    </style:style>
    <style:style style:name="T5058" style:parent-style-name="Fuentedepárrafopredeter." style:family="text">
      <style:text-properties fo:color="#FF00FF" fo:letter-spacing="-0.0062in" style:text-scale="211%" fo:font-size="9pt" style:font-size-asian="9pt"/>
    </style:style>
    <style:style style:name="T5059" style:parent-style-name="Fuentedepárrafopredeter." style:family="text">
      <style:text-properties fo:color="#FF00FF" fo:letter-spacing="-0.0062in" style:text-scale="148%" fo:font-size="9pt" style:font-size-asian="9pt"/>
    </style:style>
    <style:style style:name="T5060" style:parent-style-name="Fuentedepárrafopredeter." style:family="text">
      <style:text-properties fo:color="#FF00FF" fo:letter-spacing="-0.0062in" style:text-scale="110%" fo:font-size="9pt" style:font-size-asian="9pt"/>
    </style:style>
    <style:style style:name="T5061" style:parent-style-name="Fuentedepárrafopredeter." style:family="text">
      <style:text-properties fo:color="#FF00FF" fo:letter-spacing="-0.0062in" style:text-scale="114%" fo:font-size="9pt" style:font-size-asian="9pt"/>
    </style:style>
    <style:style style:name="T5062" style:parent-style-name="Fuentedepárrafopredeter." style:family="text">
      <style:text-properties fo:color="#FF00FF" fo:letter-spacing="-0.0062in" style:text-scale="204%" fo:font-size="9pt" style:font-size-asian="9pt"/>
    </style:style>
    <style:style style:name="T5063" style:parent-style-name="Fuentedepárrafopredeter." style:family="text">
      <style:text-properties fo:color="#FF00FF" fo:letter-spacing="-0.0062in" style:text-scale="211%" fo:font-size="9pt" style:font-size-asian="9pt"/>
    </style:style>
    <style:style style:name="T5064" style:parent-style-name="Fuentedepárrafopredeter." style:family="text">
      <style:text-properties fo:color="#FF00FF" fo:letter-spacing="-0.0062in" style:text-scale="126%" fo:font-size="9pt" style:font-size-asian="9pt"/>
    </style:style>
    <style:style style:name="T5065" style:parent-style-name="Fuentedepárrafopredeter." style:family="text">
      <style:text-properties fo:color="#FF00FF" fo:letter-spacing="-0.0062in" style:text-scale="114%" fo:font-size="9pt" style:font-size-asian="9pt"/>
    </style:style>
    <style:style style:name="T5066" style:parent-style-name="Fuentedepárrafopredeter." style:family="text">
      <style:text-properties fo:color="#FF00FF" fo:letter-spacing="-0.0062in" style:text-scale="121%" fo:font-size="9pt" style:font-size-asian="9pt"/>
    </style:style>
    <style:style style:name="T5067" style:parent-style-name="Fuentedepárrafopredeter." style:family="text">
      <style:text-properties fo:color="#FF00FF" fo:letter-spacing="-0.0062in" style:text-scale="211%" fo:font-size="9pt" style:font-size-asian="9pt"/>
    </style:style>
    <style:style style:name="T5068" style:parent-style-name="Fuentedepárrafopredeter." style:family="text">
      <style:text-properties fo:color="#FF00FF" fo:letter-spacing="-0.0062in" style:text-scale="112%" fo:font-size="9pt" style:font-size-asian="9pt"/>
    </style:style>
    <style:style style:name="T5069" style:parent-style-name="Fuentedepárrafopredeter." style:family="text">
      <style:text-properties fo:color="#FF00FF" style:text-scale="110%" fo:font-size="9pt" style:font-size-asian="9pt"/>
    </style:style>
    <style:style style:name="T5070" style:parent-style-name="Fuentedepárrafopredeter." style:family="text">
      <style:text-properties fo:color="#FF00FF" fo:font-size="9pt" style:font-size-asian="9pt"/>
    </style:style>
    <style:style style:name="T5071" style:parent-style-name="Fuentedepárrafopredeter." style:family="text">
      <style:text-properties fo:color="#FF00FF" fo:letter-spacing="-0.0118in" fo:font-size="9pt" style:font-size-asian="9pt"/>
    </style:style>
    <style:style style:name="T5072" style:parent-style-name="Fuentedepárrafopredeter." style:family="text">
      <style:text-properties fo:color="#FF00FF" fo:letter-spacing="-0.0062in" style:text-scale="108%" fo:font-size="9pt" style:font-size-asian="9pt"/>
    </style:style>
    <style:style style:name="T5073" style:parent-style-name="Fuentedepárrafopredeter." style:family="text">
      <style:text-properties fo:color="#FF00FF" style:text-scale="110%" fo:font-size="9pt" style:font-size-asian="9pt"/>
    </style:style>
    <style:style style:name="T5074" style:parent-style-name="Fuentedepárrafopredeter." style:family="text">
      <style:text-properties fo:color="#FF00FF" fo:font-size="9pt" style:font-size-asian="9pt"/>
    </style:style>
    <style:style style:name="T5075" style:parent-style-name="Fuentedepárrafopredeter." style:family="text">
      <style:text-properties fo:color="#FF00FF" fo:letter-spacing="-0.0118in" fo:font-size="9pt" style:font-size-asian="9pt"/>
    </style:style>
    <style:style style:name="T5076" style:parent-style-name="Fuentedepárrafopredeter." style:family="text">
      <style:text-properties fo:color="#FF00FF" fo:letter-spacing="-0.0062in" style:text-scale="122%" fo:font-size="9pt" style:font-size-asian="9pt"/>
    </style:style>
    <style:style style:name="T5077" style:parent-style-name="Fuentedepárrafopredeter." style:family="text">
      <style:text-properties fo:color="#FF00FF" fo:letter-spacing="-0.0062in" style:text-scale="110%" fo:font-size="9pt" style:font-size-asian="9pt"/>
    </style:style>
    <style:style style:name="T5078" style:parent-style-name="Fuentedepárrafopredeter." style:family="text">
      <style:text-properties fo:color="#FF00FF" fo:letter-spacing="-0.0062in" style:text-scale="154%" fo:font-size="9pt" style:font-size-asian="9pt"/>
    </style:style>
    <style:style style:name="T5079" style:parent-style-name="Fuentedepárrafopredeter." style:family="text">
      <style:text-properties fo:color="#FF00FF" fo:letter-spacing="-0.0062in" style:text-scale="148%" fo:font-size="9pt" style:font-size-asian="9pt"/>
    </style:style>
    <style:style style:name="T5080" style:parent-style-name="Fuentedepárrafopredeter." style:family="text">
      <style:text-properties fo:color="#FF00FF" fo:letter-spacing="-0.0062in" style:text-scale="211%" fo:font-size="9pt" style:font-size-asian="9pt"/>
    </style:style>
    <style:style style:name="T5081" style:parent-style-name="Fuentedepárrafopredeter." style:family="text">
      <style:text-properties fo:color="#FF00FF" fo:letter-spacing="-0.0062in" style:text-scale="112%" fo:font-size="9pt" style:font-size-asian="9pt"/>
    </style:style>
    <style:style style:name="T5082" style:parent-style-name="Fuentedepárrafopredeter." style:family="text">
      <style:text-properties fo:color="#FF00FF" style:text-scale="110%" fo:font-size="9pt" style:font-size-asian="9pt"/>
    </style:style>
    <style:style style:name="T5083" style:parent-style-name="Fuentedepárrafopredeter." style:family="text">
      <style:text-properties fo:color="#FF00FF" fo:font-size="9pt" style:font-size-asian="9pt"/>
    </style:style>
    <style:style style:name="T5084" style:parent-style-name="Fuentedepárrafopredeter." style:family="text">
      <style:text-properties fo:color="#FF00FF" fo:letter-spacing="-0.0118in" fo:font-size="9pt" style:font-size-asian="9pt"/>
    </style:style>
    <style:style style:name="T5085" style:parent-style-name="Fuentedepárrafopredeter." style:family="text">
      <style:text-properties fo:color="#FF00FF" fo:letter-spacing="-0.0062in" style:text-scale="121%" fo:font-size="9pt" style:font-size-asian="9pt"/>
    </style:style>
    <style:style style:name="T5086" style:parent-style-name="Fuentedepárrafopredeter." style:family="text">
      <style:text-properties fo:color="#FF00FF" fo:letter-spacing="-0.0062in" style:text-scale="112%" fo:font-size="9pt" style:font-size-asian="9pt"/>
    </style:style>
    <style:style style:name="T5087" style:parent-style-name="Fuentedepárrafopredeter." style:family="text">
      <style:text-properties fo:color="#FF00FF" fo:letter-spacing="-0.0062in" style:text-scale="72%" fo:font-size="9pt" style:font-size-asian="9pt"/>
    </style:style>
    <style:style style:name="T5088" style:parent-style-name="Fuentedepárrafopredeter." style:family="text">
      <style:text-properties fo:color="#FF00FF" fo:letter-spacing="-0.0062in" style:text-scale="108%" fo:font-size="9pt" style:font-size-asian="9pt"/>
    </style:style>
    <style:style style:name="T5089" style:parent-style-name="Fuentedepárrafopredeter." style:family="text">
      <style:text-properties fo:color="#FF00FF" fo:letter-spacing="-0.0062in" style:text-scale="204%" fo:font-size="9pt" style:font-size-asian="9pt"/>
    </style:style>
    <style:style style:name="T5090" style:parent-style-name="Fuentedepárrafopredeter." style:family="text">
      <style:text-properties fo:color="#FF00FF" fo:letter-spacing="-0.0062in" style:text-scale="110%" fo:font-size="9pt" style:font-size-asian="9pt"/>
    </style:style>
    <style:style style:name="T5091" style:parent-style-name="Fuentedepárrafopredeter." style:family="text">
      <style:text-properties fo:color="#FF00FF" fo:letter-spacing="-0.0062in" style:text-scale="151%" fo:font-size="9pt" style:font-size-asian="9pt"/>
    </style:style>
    <style:style style:name="T5092" style:parent-style-name="Fuentedepárrafopredeter." style:family="text">
      <style:text-properties fo:color="#FF00FF" style:text-scale="114%" fo:font-size="9pt" style:font-size-asian="9pt"/>
    </style:style>
    <style:style style:name="T5093" style:parent-style-name="Fuentedepárrafopredeter." style:family="text">
      <style:text-properties fo:color="#FF00FF" fo:font-size="9pt" style:font-size-asian="9pt"/>
    </style:style>
    <style:style style:name="T5094" style:parent-style-name="Fuentedepárrafopredeter." style:family="text">
      <style:text-properties fo:color="#FF00FF" fo:letter-spacing="-0.0118in" fo:font-size="9pt" style:font-size-asian="9pt"/>
    </style:style>
    <style:style style:name="T5095" style:parent-style-name="Fuentedepárrafopredeter." style:family="text">
      <style:text-properties fo:color="#FF00FF" fo:letter-spacing="-0.0062in" style:text-scale="108%" fo:font-size="9pt" style:font-size-asian="9pt"/>
    </style:style>
    <style:style style:name="T5096" style:parent-style-name="Fuentedepárrafopredeter." style:family="text">
      <style:text-properties fo:color="#FF00FF" fo:letter-spacing="-0.0062in" style:text-scale="110%" fo:font-size="9pt" style:font-size-asian="9pt"/>
    </style:style>
    <style:style style:name="T5097" style:parent-style-name="Fuentedepárrafopredeter." style:family="text">
      <style:text-properties fo:color="#FF00FF" style:text-scale="204%" fo:font-size="9pt" style:font-size-asian="9pt"/>
    </style:style>
    <style:style style:name="T5098" style:parent-style-name="Fuentedepárrafopredeter." style:family="text">
      <style:text-properties fo:color="#FF00FF" fo:font-size="9pt" style:font-size-asian="9pt"/>
    </style:style>
    <style:style style:name="T5099" style:parent-style-name="Fuentedepárrafopredeter." style:family="text">
      <style:text-properties fo:color="#FF00FF" fo:letter-spacing="-0.0118in" fo:font-size="9pt" style:font-size-asian="9pt"/>
    </style:style>
    <style:style style:name="T5100" style:parent-style-name="Fuentedepárrafopredeter." style:family="text">
      <style:text-properties fo:color="#FF00FF" fo:letter-spacing="-0.0062in" style:text-scale="148%" fo:font-size="9pt" style:font-size-asian="9pt"/>
    </style:style>
    <style:style style:name="T5101" style:parent-style-name="Fuentedepárrafopredeter." style:family="text">
      <style:text-properties fo:color="#FF00FF" fo:letter-spacing="-0.0062in" style:text-scale="211%" fo:font-size="9pt" style:font-size-asian="9pt"/>
    </style:style>
    <style:style style:name="T5102" style:parent-style-name="Fuentedepárrafopredeter." style:family="text">
      <style:text-properties fo:color="#FF00FF" fo:letter-spacing="-0.0062in" style:text-scale="148%" fo:font-size="9pt" style:font-size-asian="9pt"/>
    </style:style>
    <style:style style:name="T5103" style:parent-style-name="Fuentedepárrafopredeter." style:family="text">
      <style:text-properties fo:color="#FF00FF" fo:letter-spacing="-0.0062in" style:text-scale="151%" fo:font-size="9pt" style:font-size-asian="9pt"/>
    </style:style>
    <style:style style:name="T5104" style:parent-style-name="Fuentedepárrafopredeter." style:family="text">
      <style:text-properties fo:color="#FF00FF" fo:letter-spacing="-0.0062in" style:text-scale="110%" fo:font-size="9pt" style:font-size-asian="9pt"/>
    </style:style>
    <style:style style:name="T5105" style:parent-style-name="Fuentedepárrafopredeter." style:family="text">
      <style:text-properties fo:color="#FF00FF" fo:letter-spacing="-0.0062in" style:text-scale="72%" fo:font-size="9pt" style:font-size-asian="9pt"/>
    </style:style>
    <style:style style:name="T5106" style:parent-style-name="Fuentedepárrafopredeter." style:family="text">
      <style:text-properties fo:color="#FF00FF" style:text-scale="114%" fo:font-size="9pt" style:font-size-asian="9pt"/>
    </style:style>
    <style:style style:name="P5107" style:parent-style-name="Textoindependiente" style:family="paragraph">
      <style:paragraph-properties fo:margin-top="0.0368in" fo:margin-left="0.2201in">
        <style:tab-stops/>
      </style:paragraph-properties>
    </style:style>
    <style:style style:name="T5108" style:parent-style-name="Fuentedepárrafopredeter." style:family="text">
      <style:text-properties fo:color="#FF00FF" style:text-scale="185%" fo:language="es" fo:country="ES"/>
    </style:style>
    <style:style style:name="P5109" style:parent-style-name="Textoindependiente" style:family="paragraph">
      <style:paragraph-properties fo:line-height="0.1423in"/>
    </style:style>
    <style:style style:name="T511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5111" style:parent-style-name="Textoindependiente" style:family="paragraph">
      <style:paragraph-properties fo:line-height="0.1486in"/>
    </style:style>
    <style:style style:name="T5112" style:parent-style-name="Fuentedepárrafopredeter." style:family="text">
      <style:text-properties fo:color="#00898C" style:text-scale="125%" fo:language="es" fo:country="ES"/>
    </style:style>
    <style:style style:name="T5113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P5114" style:parent-style-name="Textoindependiente" style:family="paragraph">
      <style:paragraph-properties fo:margin-left="0.2201in" fo:margin-right="3.1673in">
        <style:tab-stops/>
      </style:paragraph-properties>
    </style:style>
    <style:style style:name="T5115" style:parent-style-name="Fuentedepárrafopredeter." style:family="text">
      <style:text-properties fo:color="#0000FF" fo:letter-spacing="-0.0055in" style:text-scale="135%" fo:language="es" fo:country="ES"/>
    </style:style>
    <style:style style:name="T5116" style:parent-style-name="Fuentedepárrafopredeter." style:family="text">
      <style:text-properties fo:color="#0000FF" fo:letter-spacing="-0.0041in" style:text-scale="135%" fo:language="es" fo:country="ES"/>
    </style:style>
    <style:style style:name="T5117" style:parent-style-name="Fuentedepárrafopredeter." style:family="text">
      <style:text-properties fo:color="#0000FF" fo:letter-spacing="-0.0062in" style:text-scale="135%" fo:language="es" fo:country="ES"/>
    </style:style>
    <style:style style:name="T5118" style:parent-style-name="Fuentedepárrafopredeter." style:family="text">
      <style:text-properties fo:color="#0000FF" fo:letter-spacing="-0.0048in" style:text-scale="135%" fo:language="es" fo:country="ES"/>
    </style:style>
    <style:style style:name="T5119" style:parent-style-name="Fuentedepárrafopredeter." style:family="text">
      <style:text-properties fo:color="#0000FF" fo:letter-spacing="-0.0041in" style:text-scale="135%" fo:language="es" fo:country="ES"/>
    </style:style>
    <style:style style:name="T5120" style:parent-style-name="Fuentedepárrafopredeter." style:family="text">
      <style:text-properties fo:color="#0000FF" fo:letter-spacing="-0.0048in" style:text-scale="135%" fo:language="es" fo:country="ES"/>
    </style:style>
    <style:style style:name="T5121" style:parent-style-name="Fuentedepárrafopredeter." style:family="text">
      <style:text-properties fo:color="#6959CD" fo:letter-spacing="-0.0062in" style:text-scale="135%" fo:language="es" fo:country="ES"/>
    </style:style>
    <style:style style:name="T5122" style:parent-style-name="Fuentedepárrafopredeter." style:family="text">
      <style:text-properties fo:letter-spacing="-0.0062in" style:text-scale="135%" fo:language="es" fo:country="ES"/>
    </style:style>
    <style:style style:name="T5123" style:parent-style-name="Fuentedepárrafopredeter." style:family="text">
      <style:text-properties fo:color="#A01FEF" fo:letter-spacing="-0.0062in" style:text-scale="135%" fo:language="es" fo:country="ES"/>
    </style:style>
    <style:style style:name="T5124" style:parent-style-name="Fuentedepárrafopredeter." style:family="text">
      <style:text-properties fo:color="#A01FEF" fo:letter-spacing="-0.0041in" style:text-scale="135%" fo:language="es" fo:country="ES"/>
    </style:style>
    <style:style style:name="P5125" style:parent-style-name="Textoindependiente" style:family="paragraph">
      <style:paragraph-properties fo:line-height="0.1444in" fo:margin-left="0.2201in">
        <style:tab-stops/>
      </style:paragraph-properties>
    </style:style>
    <style:style style:name="T5126" style:parent-style-name="Fuentedepárrafopredeter." style:family="text">
      <style:text-properties style:font-name="Lucida Sans Typewriter" fo:font-weight="bold" style:font-weight-asian="bold" fo:color="#A52A2A" style:text-scale="115%" fo:language="es" fo:country="ES"/>
    </style:style>
    <style:style style:name="T5127" style:parent-style-name="Fuentedepárrafopredeter." style:family="text">
      <style:text-properties fo:color="#6959CD" style:text-scale="115%" fo:language="es" fo:country="ES"/>
    </style:style>
    <style:style style:name="T5128" style:parent-style-name="Fuentedepárrafopredeter." style:family="text">
      <style:text-properties fo:color="#00898C" style:text-scale="115%" fo:language="es" fo:country="ES"/>
    </style:style>
    <style:style style:name="T5129" style:parent-style-name="Fuentedepárrafopredeter." style:family="text">
      <style:text-properties style:text-scale="115%" fo:language="es" fo:country="ES"/>
    </style:style>
    <style:style style:name="T5130" style:parent-style-name="Fuentedepárrafopredeter." style:family="text">
      <style:text-properties style:font-name="Lucida Sans Typewriter" fo:font-weight="bold" style:font-weight-asian="bold" fo:color="#A52A2A" style:text-scale="115%" fo:language="es" fo:country="ES"/>
    </style:style>
    <style:style style:name="P5131" style:parent-style-name="Textoindependiente" style:family="paragraph">
      <style:paragraph-properties fo:margin-left="0.359in" fo:margin-right="3.3597in">
        <style:tab-stops/>
      </style:paragraph-properties>
    </style:style>
    <style:style style:name="T513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13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134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5135" style:parent-style-name="Fuentedepárrafopredeter." style:family="text">
      <style:text-properties fo:color="#FF00FF" fo:letter-spacing="-0.0062in" style:text-scale="185%" fo:language="es" fo:country="ES"/>
    </style:style>
    <style:style style:name="T5136" style:parent-style-name="Fuentedepárrafopredeter." style:family="text">
      <style:text-properties fo:color="#FF00FF" fo:letter-spacing="-0.0062in" style:text-scale="118%" fo:language="es" fo:country="ES"/>
    </style:style>
    <style:style style:name="T5137" style:parent-style-name="Fuentedepárrafopredeter." style:family="text">
      <style:text-properties fo:color="#FF00FF" fo:letter-spacing="-0.0062in" style:text-scale="114%" fo:language="es" fo:country="ES"/>
    </style:style>
    <style:style style:name="T5138" style:parent-style-name="Fuentedepárrafopredeter." style:family="text">
      <style:text-properties fo:color="#FF00FF" style:text-scale="148%" fo:language="es" fo:country="ES"/>
    </style:style>
    <style:style style:name="T5139" style:parent-style-name="Fuentedepárrafopredeter." style:family="text">
      <style:text-properties fo:color="#FF00FF" fo:language="es" fo:country="ES"/>
    </style:style>
    <style:style style:name="T5140" style:parent-style-name="Fuentedepárrafopredeter." style:family="text">
      <style:text-properties fo:color="#FF00FF" fo:letter-spacing="-0.0062in" style:text-scale="108%" fo:language="es" fo:country="ES"/>
    </style:style>
    <style:style style:name="T5141" style:parent-style-name="Fuentedepárrafopredeter." style:family="text">
      <style:text-properties fo:color="#FF00FF" fo:letter-spacing="-0.0062in" style:text-scale="114%" fo:language="es" fo:country="ES"/>
    </style:style>
    <style:style style:name="T5142" style:parent-style-name="Fuentedepárrafopredeter." style:family="text">
      <style:text-properties fo:color="#FF00FF" fo:letter-spacing="-0.0062in" style:text-scale="154%" fo:language="es" fo:country="ES"/>
    </style:style>
    <style:style style:name="T5143" style:parent-style-name="Fuentedepárrafopredeter." style:family="text">
      <style:text-properties fo:color="#FF00FF" fo:letter-spacing="-0.0062in" style:text-scale="151%" fo:language="es" fo:country="ES"/>
    </style:style>
    <style:style style:name="T5144" style:parent-style-name="Fuentedepárrafopredeter." style:family="text">
      <style:text-properties fo:color="#FF00FF" fo:letter-spacing="-0.0062in" style:text-scale="211%" fo:language="es" fo:country="ES"/>
    </style:style>
    <style:style style:name="T5145" style:parent-style-name="Fuentedepárrafopredeter." style:family="text">
      <style:text-properties fo:color="#FF00FF" fo:letter-spacing="-0.0062in" style:text-scale="121%" fo:language="es" fo:country="ES"/>
    </style:style>
    <style:style style:name="T5146" style:parent-style-name="Fuentedepárrafopredeter." style:family="text">
      <style:text-properties fo:color="#FF00FF" fo:letter-spacing="-0.0062in" style:text-scale="211%" fo:language="es" fo:country="ES"/>
    </style:style>
    <style:style style:name="T5147" style:parent-style-name="Fuentedepárrafopredeter." style:family="text">
      <style:text-properties fo:color="#FF00FF" fo:letter-spacing="-0.0062in" style:text-scale="112%" fo:language="es" fo:country="ES"/>
    </style:style>
    <style:style style:name="T5148" style:parent-style-name="Fuentedepárrafopredeter." style:family="text">
      <style:text-properties fo:color="#FF00FF" fo:letter-spacing="-0.0062in" style:text-scale="110%" fo:language="es" fo:country="ES"/>
    </style:style>
    <style:style style:name="T5149" style:parent-style-name="Fuentedepárrafopredeter." style:family="text">
      <style:text-properties fo:color="#FF00FF" style:text-scale="148%" fo:language="es" fo:country="ES"/>
    </style:style>
    <style:style style:name="T5150" style:parent-style-name="Fuentedepárrafopredeter." style:family="text">
      <style:text-properties fo:color="#FF00FF" fo:language="es" fo:country="ES"/>
    </style:style>
    <style:style style:name="T5151" style:parent-style-name="Fuentedepárrafopredeter." style:family="text">
      <style:text-properties fo:color="#FF00FF" fo:letter-spacing="-0.0062in" style:text-scale="108%" fo:language="es" fo:country="ES"/>
    </style:style>
    <style:style style:name="T5152" style:parent-style-name="Fuentedepárrafopredeter." style:family="text">
      <style:text-properties fo:color="#FF00FF" fo:letter-spacing="-0.0062in" style:text-scale="110%" fo:language="es" fo:country="ES"/>
    </style:style>
    <style:style style:name="T5153" style:parent-style-name="Fuentedepárrafopredeter." style:family="text">
      <style:text-properties fo:color="#FF00FF" style:text-scale="204%" fo:language="es" fo:country="ES"/>
    </style:style>
    <style:style style:name="T5154" style:parent-style-name="Fuentedepárrafopredeter." style:family="text">
      <style:text-properties fo:color="#FF00FF" fo:language="es" fo:country="ES"/>
    </style:style>
    <style:style style:name="T5155" style:parent-style-name="Fuentedepárrafopredeter." style:family="text">
      <style:text-properties fo:color="#FF00FF" fo:letter-spacing="-0.0062in" style:text-scale="148%" fo:language="es" fo:country="ES"/>
    </style:style>
    <style:style style:name="T5156" style:parent-style-name="Fuentedepárrafopredeter." style:family="text">
      <style:text-properties fo:color="#FF00FF" fo:letter-spacing="-0.0062in" style:text-scale="211%" fo:language="es" fo:country="ES"/>
    </style:style>
    <style:style style:name="T5157" style:parent-style-name="Fuentedepárrafopredeter." style:family="text">
      <style:text-properties fo:color="#FF00FF" fo:letter-spacing="-0.0062in" style:text-scale="148%" fo:language="es" fo:country="ES"/>
    </style:style>
    <style:style style:name="T5158" style:parent-style-name="Fuentedepárrafopredeter." style:family="text">
      <style:text-properties fo:color="#FF00FF" fo:letter-spacing="-0.0062in" style:text-scale="151%" fo:language="es" fo:country="ES"/>
    </style:style>
    <style:style style:name="T5159" style:parent-style-name="Fuentedepárrafopredeter." style:family="text">
      <style:text-properties fo:color="#FF00FF" fo:letter-spacing="-0.0062in" style:text-scale="110%" fo:language="es" fo:country="ES"/>
    </style:style>
    <style:style style:name="T5160" style:parent-style-name="Fuentedepárrafopredeter." style:family="text">
      <style:text-properties fo:color="#FF00FF" fo:letter-spacing="-0.0062in" style:text-scale="72%" fo:language="es" fo:country="ES"/>
    </style:style>
    <style:style style:name="T5161" style:parent-style-name="Fuentedepárrafopredeter." style:family="text">
      <style:text-properties fo:color="#FF00FF" style:text-scale="114%" fo:language="es" fo:country="ES"/>
    </style:style>
    <style:style style:name="T5162" style:parent-style-name="Fuentedepárrafopredeter." style:family="text">
      <style:text-properties fo:color="#FF00FF" fo:language="es" fo:country="ES"/>
    </style:style>
    <style:style style:name="T5163" style:parent-style-name="Fuentedepárrafopredeter." style:family="text">
      <style:text-properties fo:color="#FF00FF" fo:letter-spacing="-0.0062in" style:text-scale="148%" fo:language="es" fo:country="ES"/>
    </style:style>
    <style:style style:name="T5164" style:parent-style-name="Fuentedepárrafopredeter." style:family="text">
      <style:text-properties fo:color="#FF00FF" fo:letter-spacing="-0.0062in" style:text-scale="112%" fo:language="es" fo:country="ES"/>
    </style:style>
    <style:style style:name="T5165" style:parent-style-name="Fuentedepárrafopredeter." style:family="text">
      <style:text-properties fo:color="#FF00FF" fo:letter-spacing="-0.0062in" style:text-scale="110%" fo:language="es" fo:country="ES"/>
    </style:style>
    <style:style style:name="T5166" style:parent-style-name="Fuentedepárrafopredeter." style:family="text">
      <style:text-properties fo:color="#FF00FF" fo:letter-spacing="-0.0062in" style:text-scale="163%" fo:language="es" fo:country="ES"/>
    </style:style>
    <style:style style:name="T5167" style:parent-style-name="Fuentedepárrafopredeter." style:family="text">
      <style:text-properties fo:color="#FF00FF" style:text-scale="185%" fo:language="es" fo:country="ES"/>
    </style:style>
    <style:style style:name="T5168" style:parent-style-name="Fuentedepárrafopredeter." style:family="text">
      <style:text-properties fo:letter-spacing="-0.0055in" style:text-scale="140%" fo:language="es" fo:country="ES"/>
    </style:style>
    <style:style style:name="T5169" style:parent-style-name="Fuentedepárrafopredeter." style:family="text">
      <style:text-properties fo:letter-spacing="-0.0034in" style:text-scale="155%" fo:language="es" fo:country="ES"/>
    </style:style>
    <style:style style:name="P5170" style:parent-style-name="Textoindependiente" style:family="paragraph">
      <style:paragraph-properties fo:line-height="0.143in" fo:margin-left="0.2201in">
        <style:tab-stops/>
      </style:paragraph-properties>
    </style:style>
    <style:style style:name="T517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5172" style:parent-style-name="Textoindependiente" style:family="paragraph">
      <style:paragraph-properties fo:line-height="0.1465in" fo:margin-left="0.359in">
        <style:tab-stops/>
      </style:paragraph-properties>
    </style:style>
    <style:style style:name="T5173" style:parent-style-name="Fuentedepárrafopredeter." style:family="text">
      <style:text-properties style:font-name="Lucida Sans Typewriter" fo:font-weight="bold" style:font-weight-asian="bold" fo:color="#A52A2A" fo:letter-spacing="-0.0048in" style:text-scale="130%" fo:language="es" fo:country="ES"/>
    </style:style>
    <style:style style:name="T5174" style:parent-style-name="Fuentedepárrafopredeter." style:family="text">
      <style:text-properties fo:color="#FF00FF" fo:letter-spacing="-0.0055in" style:text-scale="135%" fo:language="es" fo:country="ES"/>
    </style:style>
    <style:style style:name="T5175" style:parent-style-name="Fuentedepárrafopredeter." style:family="text">
      <style:text-properties fo:color="#FF00FF" fo:letter-spacing="-0.0041in" style:text-scale="135%" fo:language="es" fo:country="ES"/>
    </style:style>
    <style:style style:name="T5176" style:parent-style-name="Fuentedepárrafopredeter." style:family="text">
      <style:text-properties fo:color="#FF00FF" fo:letter-spacing="-0.0048in" style:text-scale="135%" fo:language="es" fo:country="ES"/>
    </style:style>
    <style:style style:name="T5177" style:parent-style-name="Fuentedepárrafopredeter." style:family="text">
      <style:text-properties fo:color="#FF00FF" fo:letter-spacing="-0.0055in" style:text-scale="135%" fo:language="es" fo:country="ES"/>
    </style:style>
    <style:style style:name="T5178" style:parent-style-name="Fuentedepárrafopredeter." style:family="text">
      <style:text-properties fo:color="#FF00FF" fo:letter-spacing="-0.0041in" style:text-scale="135%" fo:language="es" fo:country="ES"/>
    </style:style>
    <style:style style:name="T5179" style:parent-style-name="Fuentedepárrafopredeter." style:family="text">
      <style:text-properties fo:color="#FF00FF" fo:letter-spacing="0.0388in" style:text-scale="135%" fo:language="es" fo:country="ES"/>
    </style:style>
    <style:style style:name="T5180" style:parent-style-name="Fuentedepárrafopredeter." style:family="text">
      <style:text-properties fo:color="#FF00FF" fo:letter-spacing="-0.0062in" style:text-scale="135%" fo:language="es" fo:country="ES"/>
    </style:style>
    <style:style style:name="P5181" style:parent-style-name="Textoindependiente" style:family="paragraph">
      <style:paragraph-properties fo:line-height="0.1451in" fo:margin-left="0.2201in">
        <style:tab-stops/>
      </style:paragraph-properties>
    </style:style>
    <style:style style:name="T518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5183" style:parent-style-name="Textoindependiente" style:family="paragraph">
      <style:paragraph-properties fo:line-height="0.1444in"/>
    </style:style>
    <style:style style:name="T518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5185" style:parent-style-name="Textoindependiente" style:family="paragraph">
      <style:paragraph-properties fo:margin-top="0.0048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5186" style:parent-style-name="Textoindependiente" style:family="paragraph">
      <style:paragraph-properties fo:margin-top="0.0006in" fo:line-height="0.1472in"/>
    </style:style>
    <style:style style:name="T5187" style:parent-style-name="Fuentedepárrafopredeter." style:family="text">
      <style:text-properties fo:color="#00898C" style:text-scale="135%" fo:language="es" fo:country="ES"/>
    </style:style>
    <style:style style:name="T5188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5189" style:parent-style-name="Textoindependiente" style:family="paragraph">
      <style:paragraph-properties fo:line-height="0.1458in" fo:margin-left="0.2201in">
        <style:tab-stops/>
      </style:paragraph-properties>
    </style:style>
    <style:style style:name="T519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19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19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5193" style:parent-style-name="Fuentedepárrafopredeter." style:family="text">
      <style:text-properties fo:color="#FF00FF" fo:letter-spacing="-0.0062in" style:text-scale="185%" fo:language="es" fo:country="ES"/>
    </style:style>
    <style:style style:name="T5194" style:parent-style-name="Fuentedepárrafopredeter." style:family="text">
      <style:text-properties fo:color="#FF00FF" fo:letter-spacing="-0.0062in" style:text-scale="118%" fo:language="es" fo:country="ES"/>
    </style:style>
    <style:style style:name="T5195" style:parent-style-name="Fuentedepárrafopredeter." style:family="text">
      <style:text-properties fo:color="#FF00FF" style:text-scale="114%" fo:language="es" fo:country="ES"/>
    </style:style>
    <style:style style:name="T5196" style:parent-style-name="Fuentedepárrafopredeter." style:family="text">
      <style:text-properties fo:color="#FF00FF" fo:language="es" fo:country="ES"/>
    </style:style>
    <style:style style:name="T5197" style:parent-style-name="Fuentedepárrafopredeter." style:family="text">
      <style:text-properties fo:color="#FF00FF" fo:letter-spacing="-0.0118in" fo:language="es" fo:country="ES"/>
    </style:style>
    <style:style style:name="T5198" style:parent-style-name="Fuentedepárrafopredeter." style:family="text">
      <style:text-properties fo:color="#FF00FF" fo:letter-spacing="-0.0062in" style:text-scale="72%" fo:language="es" fo:country="ES"/>
    </style:style>
    <style:style style:name="T5199" style:parent-style-name="Fuentedepárrafopredeter." style:family="text">
      <style:text-properties fo:color="#FF00FF" fo:letter-spacing="-0.0062in" style:text-scale="110%" fo:language="es" fo:country="ES"/>
    </style:style>
    <style:style style:name="T5200" style:parent-style-name="Fuentedepárrafopredeter." style:family="text">
      <style:text-properties fo:color="#FF00FF" fo:letter-spacing="-0.0062in" style:text-scale="72%" fo:language="es" fo:country="ES"/>
    </style:style>
    <style:style style:name="T5201" style:parent-style-name="Fuentedepárrafopredeter." style:family="text">
      <style:text-properties fo:color="#FF00FF" fo:letter-spacing="-0.0062in" style:text-scale="112%" fo:language="es" fo:country="ES"/>
    </style:style>
    <style:style style:name="T5202" style:parent-style-name="Fuentedepárrafopredeter." style:family="text">
      <style:text-properties fo:color="#FF00FF" fo:letter-spacing="-0.0062in" style:text-scale="154%" fo:language="es" fo:country="ES"/>
    </style:style>
    <style:style style:name="T5203" style:parent-style-name="Fuentedepárrafopredeter." style:family="text">
      <style:text-properties fo:color="#FF00FF" fo:letter-spacing="-0.0062in" style:text-scale="211%" fo:language="es" fo:country="ES"/>
    </style:style>
    <style:style style:name="T5204" style:parent-style-name="Fuentedepárrafopredeter." style:family="text">
      <style:text-properties fo:color="#FF00FF" style:text-scale="114%" fo:language="es" fo:country="ES"/>
    </style:style>
    <style:style style:name="T5205" style:parent-style-name="Fuentedepárrafopredeter." style:family="text">
      <style:text-properties fo:color="#FF00FF" fo:language="es" fo:country="ES"/>
    </style:style>
    <style:style style:name="T5206" style:parent-style-name="Fuentedepárrafopredeter." style:family="text">
      <style:text-properties fo:color="#FF00FF" fo:letter-spacing="-0.0118in" fo:language="es" fo:country="ES"/>
    </style:style>
    <style:style style:name="T5207" style:parent-style-name="Fuentedepárrafopredeter." style:family="text">
      <style:text-properties fo:color="#FF00FF" fo:letter-spacing="-0.0062in" style:text-scale="204%" fo:language="es" fo:country="ES"/>
    </style:style>
    <style:style style:name="T5208" style:parent-style-name="Fuentedepárrafopredeter." style:family="text">
      <style:text-properties fo:color="#FF00FF" fo:letter-spacing="-0.0062in" style:text-scale="211%" fo:language="es" fo:country="ES"/>
    </style:style>
    <style:style style:name="T5209" style:parent-style-name="Fuentedepárrafopredeter." style:family="text">
      <style:text-properties fo:color="#FF00FF" fo:letter-spacing="-0.0062in" style:text-scale="108%" fo:language="es" fo:country="ES"/>
    </style:style>
    <style:style style:name="T5210" style:parent-style-name="Fuentedepárrafopredeter." style:family="text">
      <style:text-properties fo:color="#FF00FF" fo:letter-spacing="-0.0062in" style:text-scale="154%" fo:language="es" fo:country="ES"/>
    </style:style>
    <style:style style:name="T5211" style:parent-style-name="Fuentedepárrafopredeter." style:family="text">
      <style:text-properties fo:color="#FF00FF" style:text-scale="110%" fo:language="es" fo:country="ES"/>
    </style:style>
    <style:style style:name="T5212" style:parent-style-name="Fuentedepárrafopredeter." style:family="text">
      <style:text-properties fo:color="#FF00FF" fo:language="es" fo:country="ES"/>
    </style:style>
    <style:style style:name="T5213" style:parent-style-name="Fuentedepárrafopredeter." style:family="text">
      <style:text-properties fo:color="#FF00FF" fo:letter-spacing="-0.0118in" fo:language="es" fo:country="ES"/>
    </style:style>
    <style:style style:name="T5214" style:parent-style-name="Fuentedepárrafopredeter." style:family="text">
      <style:text-properties fo:color="#FF00FF" fo:letter-spacing="-0.0062in" style:text-scale="110%" fo:language="es" fo:country="ES"/>
    </style:style>
    <style:style style:name="T5215" style:parent-style-name="Fuentedepárrafopredeter." style:family="text">
      <style:text-properties fo:color="#FF00FF" fo:letter-spacing="-0.0062in" style:text-scale="148%" fo:language="es" fo:country="ES"/>
    </style:style>
    <style:style style:name="T5216" style:parent-style-name="Fuentedepárrafopredeter." style:family="text">
      <style:text-properties fo:color="#FF00FF" fo:letter-spacing="-0.0062in" style:text-scale="163%" fo:language="es" fo:country="ES"/>
    </style:style>
    <style:style style:name="T5217" style:parent-style-name="Fuentedepárrafopredeter." style:family="text">
      <style:text-properties fo:color="#FF00FF" style:text-scale="185%" fo:language="es" fo:country="ES"/>
    </style:style>
    <style:style style:name="P5218" style:parent-style-name="Textoindependiente" style:family="paragraph">
      <style:paragraph-properties fo:line-height="0.1472in" fo:margin-left="0.2201in">
        <style:tab-stops/>
      </style:paragraph-properties>
    </style:style>
    <style:style style:name="T5219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5220" style:parent-style-name="Fuentedepárrafopredeter." style:family="text">
      <style:text-properties style:text-scale="120%" fo:language="es" fo:country="ES"/>
    </style:style>
    <style:style style:name="P5221" style:parent-style-name="Textoindependiente" style:family="paragraph">
      <style:paragraph-properties fo:line-height="0.143in"/>
    </style:style>
    <style:style style:name="T522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5223" style:parent-style-name="Textoindependiente" style:family="paragraph">
      <style:paragraph-properties fo:margin-top="0.0048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5224" style:parent-style-name="Textoindependiente" style:family="paragraph">
      <style:paragraph-properties fo:margin-top="0.0006in" fo:line-height="0.1472in"/>
    </style:style>
    <style:style style:name="T5225" style:parent-style-name="Fuentedepárrafopredeter." style:family="text">
      <style:text-properties fo:color="#00898C" style:text-scale="140%" fo:language="es" fo:country="ES"/>
    </style:style>
    <style:style style:name="T5226" style:parent-style-name="Fuentedepárrafopredeter." style:family="text">
      <style:text-properties style:font-name="Lucida Sans Typewriter" fo:font-weight="bold" style:font-weight-asian="bold" fo:color="#A52A2A" style:text-scale="140%" fo:language="es" fo:country="ES"/>
    </style:style>
    <style:style style:name="P5227" style:parent-style-name="Textoindependiente" style:family="paragraph">
      <style:paragraph-properties fo:line-height="0.1458in" fo:margin-left="0.2201in">
        <style:tab-stops/>
      </style:paragraph-properties>
    </style:style>
    <style:style style:name="T5228" style:parent-style-name="Fuentedepárrafopredeter." style:family="text">
      <style:text-properties style:font-name="Lucida Sans Typewriter" fo:font-weight="bold" style:font-weight-asian="bold" fo:color="#A52A2A" style:text-scale="130%" fo:language="es" fo:country="ES"/>
    </style:style>
    <style:style style:name="T5229" style:parent-style-name="Fuentedepárrafopredeter." style:family="text">
      <style:text-properties fo:color="#FF00FF" style:text-scale="140%" fo:language="es" fo:country="ES"/>
    </style:style>
    <style:style style:name="T5230" style:parent-style-name="Fuentedepárrafopredeter." style:family="text">
      <style:text-properties fo:color="#FF00FF" style:text-scale="130%" fo:language="es" fo:country="ES"/>
    </style:style>
    <style:style style:name="T5231" style:parent-style-name="Fuentedepárrafopredeter." style:family="text">
      <style:text-properties fo:color="#FF00FF" style:text-scale="140%" fo:language="es" fo:country="ES"/>
    </style:style>
    <style:style style:name="P5232" style:parent-style-name="Textoindependiente" style:family="paragraph">
      <style:paragraph-properties fo:line-height="0.1472in" fo:margin-left="0.2201in">
        <style:tab-stops/>
      </style:paragraph-properties>
    </style:style>
    <style:style style:name="T5233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5234" style:parent-style-name="Fuentedepárrafopredeter." style:family="text">
      <style:text-properties style:text-scale="120%" fo:language="es" fo:country="ES"/>
    </style:style>
    <style:style style:name="P5235" style:parent-style-name="Textoindependiente" style:family="paragraph">
      <style:paragraph-properties fo:line-height="0.143in"/>
    </style:style>
    <style:style style:name="T523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5237" style:parent-style-name="Textoindependiente" style:family="paragraph">
      <style:paragraph-properties fo:margin-top="0.0048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5238" style:parent-style-name="Textoindependiente" style:family="paragraph">
      <style:paragraph-properties fo:margin-top="0.0006in" fo:line-height="0.1472in"/>
    </style:style>
    <style:style style:name="T5239" style:parent-style-name="Fuentedepárrafopredeter." style:family="text">
      <style:text-properties fo:color="#00898C" style:text-scale="135%" fo:language="es" fo:country="ES"/>
    </style:style>
    <style:style style:name="T5240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5241" style:parent-style-name="Textoindependiente" style:family="paragraph">
      <style:paragraph-properties fo:line-height="0.1458in" fo:margin-left="0.2201in">
        <style:tab-stops/>
      </style:paragraph-properties>
    </style:style>
    <style:style style:name="T524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24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24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5245" style:parent-style-name="Fuentedepárrafopredeter." style:family="text">
      <style:text-properties fo:color="#FF00FF" fo:letter-spacing="-0.0062in" style:text-scale="185%" fo:language="es" fo:country="ES"/>
    </style:style>
    <style:style style:name="T5246" style:parent-style-name="Fuentedepárrafopredeter." style:family="text">
      <style:text-properties fo:color="#FF00FF" fo:letter-spacing="-0.0062in" style:text-scale="118%" fo:language="es" fo:country="ES"/>
    </style:style>
    <style:style style:name="T5247" style:parent-style-name="Fuentedepárrafopredeter." style:family="text">
      <style:text-properties fo:color="#FF00FF" style:text-scale="114%" fo:language="es" fo:country="ES"/>
    </style:style>
    <style:style style:name="T5248" style:parent-style-name="Fuentedepárrafopredeter." style:family="text">
      <style:text-properties fo:color="#FF00FF" fo:language="es" fo:country="ES"/>
    </style:style>
    <style:style style:name="T5249" style:parent-style-name="Fuentedepárrafopredeter." style:family="text">
      <style:text-properties fo:color="#FF00FF" fo:letter-spacing="-0.0118in" fo:language="es" fo:country="ES"/>
    </style:style>
    <style:style style:name="T5250" style:parent-style-name="Fuentedepárrafopredeter." style:family="text">
      <style:text-properties fo:color="#FF00FF" fo:letter-spacing="-0.0062in" style:text-scale="122%" fo:language="es" fo:country="ES"/>
    </style:style>
    <style:style style:name="T5251" style:parent-style-name="Fuentedepárrafopredeter." style:family="text">
      <style:text-properties fo:color="#FF00FF" fo:letter-spacing="-0.0062in" style:text-scale="110%" fo:language="es" fo:country="ES"/>
    </style:style>
    <style:style style:name="T5252" style:parent-style-name="Fuentedepárrafopredeter." style:family="text">
      <style:text-properties fo:color="#FF00FF" fo:letter-spacing="-0.0062in" style:text-scale="154%" fo:language="es" fo:country="ES"/>
    </style:style>
    <style:style style:name="T5253" style:parent-style-name="Fuentedepárrafopredeter." style:family="text">
      <style:text-properties fo:color="#FF00FF" fo:letter-spacing="-0.0062in" style:text-scale="148%" fo:language="es" fo:country="ES"/>
    </style:style>
    <style:style style:name="T5254" style:parent-style-name="Fuentedepárrafopredeter." style:family="text">
      <style:text-properties fo:color="#FF00FF" fo:letter-spacing="-0.0062in" style:text-scale="211%" fo:language="es" fo:country="ES"/>
    </style:style>
    <style:style style:name="T5255" style:parent-style-name="Fuentedepárrafopredeter." style:family="text">
      <style:text-properties fo:color="#FF00FF" fo:letter-spacing="-0.0062in" style:text-scale="112%" fo:language="es" fo:country="ES"/>
    </style:style>
    <style:style style:name="T5256" style:parent-style-name="Fuentedepárrafopredeter." style:family="text">
      <style:text-properties fo:color="#FF00FF" style:text-scale="110%" fo:language="es" fo:country="ES"/>
    </style:style>
    <style:style style:name="T5257" style:parent-style-name="Fuentedepárrafopredeter." style:family="text">
      <style:text-properties fo:color="#FF00FF" fo:language="es" fo:country="ES"/>
    </style:style>
    <style:style style:name="T5258" style:parent-style-name="Fuentedepárrafopredeter." style:family="text">
      <style:text-properties fo:color="#FF00FF" fo:letter-spacing="-0.0118in" fo:language="es" fo:country="ES"/>
    </style:style>
    <style:style style:name="T5259" style:parent-style-name="Fuentedepárrafopredeter." style:family="text">
      <style:text-properties fo:color="#FF00FF" fo:letter-spacing="-0.0062in" style:text-scale="121%" fo:language="es" fo:country="ES"/>
    </style:style>
    <style:style style:name="T5260" style:parent-style-name="Fuentedepárrafopredeter." style:family="text">
      <style:text-properties fo:color="#FF00FF" fo:letter-spacing="-0.0062in" style:text-scale="112%" fo:language="es" fo:country="ES"/>
    </style:style>
    <style:style style:name="T5261" style:parent-style-name="Fuentedepárrafopredeter." style:family="text">
      <style:text-properties fo:color="#FF00FF" fo:letter-spacing="-0.0062in" style:text-scale="72%" fo:language="es" fo:country="ES"/>
    </style:style>
    <style:style style:name="T5262" style:parent-style-name="Fuentedepárrafopredeter." style:family="text">
      <style:text-properties fo:color="#FF00FF" fo:letter-spacing="-0.0062in" style:text-scale="108%" fo:language="es" fo:country="ES"/>
    </style:style>
    <style:style style:name="T5263" style:parent-style-name="Fuentedepárrafopredeter." style:family="text">
      <style:text-properties fo:color="#FF00FF" fo:letter-spacing="-0.0062in" style:text-scale="204%" fo:language="es" fo:country="ES"/>
    </style:style>
    <style:style style:name="T5264" style:parent-style-name="Fuentedepárrafopredeter." style:family="text">
      <style:text-properties fo:color="#FF00FF" fo:letter-spacing="-0.0062in" style:text-scale="110%" fo:language="es" fo:country="ES"/>
    </style:style>
    <style:style style:name="T5265" style:parent-style-name="Fuentedepárrafopredeter." style:family="text">
      <style:text-properties fo:color="#FF00FF" fo:letter-spacing="-0.0062in" style:text-scale="151%" fo:language="es" fo:country="ES"/>
    </style:style>
    <style:style style:name="T5266" style:parent-style-name="Fuentedepárrafopredeter." style:family="text">
      <style:text-properties fo:color="#FF00FF" style:text-scale="114%" fo:language="es" fo:country="ES"/>
    </style:style>
    <style:style style:name="T5267" style:parent-style-name="Fuentedepárrafopredeter." style:family="text">
      <style:text-properties fo:color="#FF00FF" fo:language="es" fo:country="ES"/>
    </style:style>
    <style:style style:name="T5268" style:parent-style-name="Fuentedepárrafopredeter." style:family="text">
      <style:text-properties fo:color="#FF00FF" fo:letter-spacing="-0.0118in" fo:language="es" fo:country="ES"/>
    </style:style>
    <style:style style:name="T5269" style:parent-style-name="Fuentedepárrafopredeter." style:family="text">
      <style:text-properties fo:color="#FF00FF" fo:letter-spacing="-0.0062in" style:text-scale="108%" fo:language="es" fo:country="ES"/>
    </style:style>
    <style:style style:name="T5270" style:parent-style-name="Fuentedepárrafopredeter." style:family="text">
      <style:text-properties fo:color="#FF00FF" fo:letter-spacing="-0.0062in" style:text-scale="110%" fo:language="es" fo:country="ES"/>
    </style:style>
    <style:style style:name="T5271" style:parent-style-name="Fuentedepárrafopredeter." style:family="text">
      <style:text-properties fo:color="#FF00FF" style:text-scale="204%" fo:language="es" fo:country="ES"/>
    </style:style>
    <style:style style:name="T5272" style:parent-style-name="Fuentedepárrafopredeter." style:family="text">
      <style:text-properties fo:color="#FF00FF" fo:language="es" fo:country="ES"/>
    </style:style>
    <style:style style:name="T5273" style:parent-style-name="Fuentedepárrafopredeter." style:family="text">
      <style:text-properties fo:color="#FF00FF" fo:letter-spacing="-0.0118in" fo:language="es" fo:country="ES"/>
    </style:style>
    <style:style style:name="T5274" style:parent-style-name="Fuentedepárrafopredeter." style:family="text">
      <style:text-properties fo:color="#FF00FF" fo:letter-spacing="-0.0062in" style:text-scale="148%" fo:language="es" fo:country="ES"/>
    </style:style>
    <style:style style:name="T5275" style:parent-style-name="Fuentedepárrafopredeter." style:family="text">
      <style:text-properties fo:color="#FF00FF" fo:letter-spacing="-0.0062in" style:text-scale="211%" fo:language="es" fo:country="ES"/>
    </style:style>
    <style:style style:name="T5276" style:parent-style-name="Fuentedepárrafopredeter." style:family="text">
      <style:text-properties fo:color="#FF00FF" fo:letter-spacing="-0.0062in" style:text-scale="148%" fo:language="es" fo:country="ES"/>
    </style:style>
    <style:style style:name="T5277" style:parent-style-name="Fuentedepárrafopredeter." style:family="text">
      <style:text-properties fo:color="#FF00FF" fo:letter-spacing="-0.0062in" style:text-scale="151%" fo:language="es" fo:country="ES"/>
    </style:style>
    <style:style style:name="T5278" style:parent-style-name="Fuentedepárrafopredeter." style:family="text">
      <style:text-properties fo:color="#FF00FF" fo:letter-spacing="-0.0062in" style:text-scale="110%" fo:language="es" fo:country="ES"/>
    </style:style>
    <style:style style:name="T5279" style:parent-style-name="Fuentedepárrafopredeter." style:family="text">
      <style:text-properties fo:color="#FF00FF" fo:letter-spacing="-0.0062in" style:text-scale="72%" fo:language="es" fo:country="ES"/>
    </style:style>
    <style:style style:name="T5280" style:parent-style-name="Fuentedepárrafopredeter." style:family="text">
      <style:text-properties fo:color="#FF00FF" style:text-scale="114%" fo:language="es" fo:country="ES"/>
    </style:style>
    <style:style style:name="T5281" style:parent-style-name="Fuentedepárrafopredeter." style:family="text">
      <style:text-properties fo:color="#FF00FF" fo:language="es" fo:country="ES"/>
    </style:style>
    <style:style style:name="T5282" style:parent-style-name="Fuentedepárrafopredeter." style:family="text">
      <style:text-properties fo:color="#FF00FF" fo:letter-spacing="-0.0118in" fo:language="es" fo:country="ES"/>
    </style:style>
    <style:style style:name="T5283" style:parent-style-name="Fuentedepárrafopredeter." style:family="text">
      <style:text-properties fo:color="#FF00FF" fo:letter-spacing="-0.0062in" style:text-scale="110%" fo:language="es" fo:country="ES"/>
    </style:style>
    <style:style style:name="T5284" style:parent-style-name="Fuentedepárrafopredeter." style:family="text">
      <style:text-properties fo:color="#FF00FF" fo:letter-spacing="-0.0062in" style:text-scale="148%" fo:language="es" fo:country="ES"/>
    </style:style>
    <style:style style:name="T5285" style:parent-style-name="Fuentedepárrafopredeter." style:family="text">
      <style:text-properties fo:color="#FF00FF" fo:letter-spacing="-0.0062in" style:text-scale="163%" fo:language="es" fo:country="ES"/>
    </style:style>
    <style:style style:name="T5286" style:parent-style-name="Fuentedepárrafopredeter." style:family="text">
      <style:text-properties fo:color="#FF00FF" style:text-scale="185%" fo:language="es" fo:country="ES"/>
    </style:style>
    <style:style style:name="P5287" style:parent-style-name="Textoindependiente" style:family="paragraph">
      <style:paragraph-properties fo:line-height="0.1472in" fo:margin-left="0.2201in">
        <style:tab-stops/>
      </style:paragraph-properties>
    </style:style>
    <style:style style:name="T5288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5289" style:parent-style-name="Fuentedepárrafopredeter." style:family="text">
      <style:text-properties style:text-scale="120%"/>
    </style:style>
    <style:style style:name="P5290" style:parent-style-name="Textoindependiente" style:family="paragraph">
      <style:paragraph-properties fo:line-height="0.143in"/>
    </style:style>
    <style:style style:name="T5291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5292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/>
    </style:style>
    <style:style style:name="T5293" style:parent-style-name="Fuentedepárrafopredeter." style:family="text">
      <style:text-properties fo:color="#0000FF" fo:letter-spacing="-0.0062in" style:text-scale="114%"/>
    </style:style>
    <style:style style:name="T5294" style:parent-style-name="Fuentedepárrafopredeter." style:family="text">
      <style:text-properties fo:color="#0000FF" fo:letter-spacing="-0.0062in" style:text-scale="108%"/>
    </style:style>
    <style:style style:name="T5295" style:parent-style-name="Fuentedepárrafopredeter." style:family="text">
      <style:text-properties fo:color="#0000FF" fo:letter-spacing="-0.0062in" style:text-scale="154%"/>
    </style:style>
    <style:style style:name="T5296" style:parent-style-name="Fuentedepárrafopredeter." style:family="text">
      <style:text-properties fo:color="#0000FF" fo:letter-spacing="-0.0062in" style:text-scale="112%"/>
    </style:style>
    <style:style style:name="T5297" style:parent-style-name="Fuentedepárrafopredeter." style:family="text">
      <style:text-properties fo:color="#0000FF" fo:letter-spacing="-0.0062in" style:text-scale="119%"/>
    </style:style>
    <style:style style:name="T5298" style:parent-style-name="Fuentedepárrafopredeter." style:family="text">
      <style:text-properties fo:color="#0000FF" fo:letter-spacing="-0.0062in" style:text-scale="154%"/>
    </style:style>
    <style:style style:name="T5299" style:parent-style-name="Fuentedepárrafopredeter." style:family="text">
      <style:text-properties fo:color="#0000FF" fo:letter-spacing="-0.0062in" style:text-scale="114%"/>
    </style:style>
    <style:style style:name="T5300" style:parent-style-name="Fuentedepárrafopredeter." style:family="text">
      <style:text-properties fo:color="#0000FF" fo:letter-spacing="-0.0062in" style:text-scale="72%"/>
    </style:style>
    <style:style style:name="T5301" style:parent-style-name="Fuentedepárrafopredeter." style:family="text">
      <style:text-properties fo:color="#0000FF" style:text-scale="114%"/>
    </style:style>
    <style:style style:name="T5302" style:parent-style-name="Fuentedepárrafopredeter." style:family="text">
      <style:text-properties fo:color="#0000FF"/>
    </style:style>
    <style:style style:name="T5303" style:parent-style-name="Fuentedepárrafopredeter." style:family="text">
      <style:text-properties fo:color="#0000FF" fo:letter-spacing="-0.0118in"/>
    </style:style>
    <style:style style:name="T5304" style:parent-style-name="Fuentedepárrafopredeter." style:family="text">
      <style:text-properties fo:color="#0000FF" fo:letter-spacing="-0.0062in" style:text-scale="108%"/>
    </style:style>
    <style:style style:name="T5305" style:parent-style-name="Fuentedepárrafopredeter." style:family="text">
      <style:text-properties fo:color="#0000FF" fo:letter-spacing="-0.0062in" style:text-scale="154%"/>
    </style:style>
    <style:style style:name="T5306" style:parent-style-name="Fuentedepárrafopredeter." style:family="text">
      <style:text-properties fo:color="#0000FF" fo:letter-spacing="-0.0062in" style:text-scale="211%"/>
    </style:style>
    <style:style style:name="T5307" style:parent-style-name="Fuentedepárrafopredeter." style:family="text">
      <style:text-properties fo:color="#0000FF" fo:letter-spacing="-0.0062in" style:text-scale="110%"/>
    </style:style>
    <style:style style:name="T5308" style:parent-style-name="Fuentedepárrafopredeter." style:family="text">
      <style:text-properties fo:color="#0000FF" fo:letter-spacing="-0.0062in" style:text-scale="121%"/>
    </style:style>
    <style:style style:name="T5309" style:parent-style-name="Fuentedepárrafopredeter." style:family="text">
      <style:text-properties fo:color="#0000FF" fo:letter-spacing="-0.0062in" style:text-scale="211%"/>
    </style:style>
    <style:style style:name="T5310" style:parent-style-name="Fuentedepárrafopredeter." style:family="text">
      <style:text-properties fo:color="#0000FF" fo:letter-spacing="-0.0062in" style:text-scale="108%"/>
    </style:style>
    <style:style style:name="T5311" style:parent-style-name="Fuentedepárrafopredeter." style:family="text">
      <style:text-properties fo:color="#0000FF" fo:letter-spacing="-0.0062in" style:text-scale="114%"/>
    </style:style>
    <style:style style:name="T5312" style:parent-style-name="Fuentedepárrafopredeter." style:family="text">
      <style:text-properties fo:color="#0000FF" style:text-scale="204%"/>
    </style:style>
    <style:style style:name="P5313" style:parent-style-name="Textoindependiente" style:family="paragraph">
      <style:paragraph-properties fo:margin-top="0.0048in" fo:margin-left="0in">
        <style:tab-stops/>
      </style:paragraph-properties>
      <style:text-properties fo:font-size="8.5pt" style:font-size-asian="8.5pt"/>
    </style:style>
    <style:style style:name="T5314" style:parent-style-name="Fuentedepárrafopredeter." style:family="text">
      <style:text-properties style:font-name="Lucida Sans Typewriter" fo:font-weight="bold" style:font-weight-asian="bold" fo:color="#A52A2A"/>
    </style:style>
    <style:style style:name="P5315" style:parent-style-name="Textoindependiente" style:family="paragraph">
      <style:paragraph-properties fo:margin-top="0.0027in" fo:line-height="0.143in" fo:margin-left="0.2201in">
        <style:tab-stops/>
      </style:paragraph-properties>
      <style:text-properties fo:language="es" fo:country="ES"/>
    </style:style>
    <style:style style:name="P5316" style:parent-style-name="Textoindependiente" style:family="paragraph">
      <style:paragraph-properties fo:line-height="0.1458in" fo:margin-left="0.2201in">
        <style:tab-stops/>
      </style:paragraph-properties>
    </style:style>
    <style:style style:name="T531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31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31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5320" style:parent-style-name="Fuentedepárrafopredeter." style:family="text">
      <style:text-properties fo:letter-spacing="-0.0062in" style:text-scale="163%" fo:language="es" fo:country="ES"/>
    </style:style>
    <style:style style:name="T5321" style:parent-style-name="Fuentedepárrafopredeter." style:family="text">
      <style:text-properties style:text-scale="108%" fo:language="es" fo:country="ES"/>
    </style:style>
    <style:style style:name="T5322" style:parent-style-name="Fuentedepárrafopredeter." style:family="text">
      <style:text-properties fo:language="es" fo:country="ES"/>
    </style:style>
    <style:style style:name="T5323" style:parent-style-name="Fuentedepárrafopredeter." style:family="text">
      <style:text-properties fo:letter-spacing="-0.0118in" fo:language="es" fo:country="ES"/>
    </style:style>
    <style:style style:name="T5324" style:parent-style-name="Fuentedepárrafopredeter." style:family="text">
      <style:text-properties fo:color="#FF00FF" fo:letter-spacing="-0.0062in" style:text-scale="185%" fo:language="es" fo:country="ES"/>
    </style:style>
    <style:style style:name="T5325" style:parent-style-name="Fuentedepárrafopredeter." style:family="text">
      <style:text-properties fo:color="#FF00FF" fo:letter-spacing="-0.0062in" style:text-scale="216%" fo:language="es" fo:country="ES"/>
    </style:style>
    <style:style style:name="T5326" style:parent-style-name="Fuentedepárrafopredeter." style:family="text">
      <style:text-properties fo:color="#FF00FF" fo:letter-spacing="-0.0062in" style:text-scale="110%" fo:language="es" fo:country="ES"/>
    </style:style>
    <style:style style:name="T5327" style:parent-style-name="Fuentedepárrafopredeter." style:family="text">
      <style:text-properties fo:color="#FF00FF" fo:letter-spacing="-0.0062in" style:text-scale="151%" fo:language="es" fo:country="ES"/>
    </style:style>
    <style:style style:name="T5328" style:parent-style-name="Fuentedepárrafopredeter." style:family="text">
      <style:text-properties fo:color="#FF00FF" fo:letter-spacing="-0.0062in" style:text-scale="154%" fo:language="es" fo:country="ES"/>
    </style:style>
    <style:style style:name="T5329" style:parent-style-name="Fuentedepárrafopredeter." style:family="text">
      <style:text-properties fo:color="#FF00FF" fo:letter-spacing="-0.0062in" style:text-scale="112%" fo:language="es" fo:country="ES"/>
    </style:style>
    <style:style style:name="T5330" style:parent-style-name="Fuentedepárrafopredeter." style:family="text">
      <style:text-properties fo:color="#FF00FF" fo:letter-spacing="-0.0062in" style:text-scale="108%" fo:language="es" fo:country="ES"/>
    </style:style>
    <style:style style:name="T5331" style:parent-style-name="Fuentedepárrafopredeter." style:family="text">
      <style:text-properties fo:color="#FF00FF" fo:letter-spacing="-0.0062in" style:text-scale="110%" fo:language="es" fo:country="ES"/>
    </style:style>
    <style:style style:name="T5332" style:parent-style-name="Fuentedepárrafopredeter." style:family="text">
      <style:text-properties fo:color="#FF00FF" fo:letter-spacing="-0.0062in" style:text-scale="121%" fo:language="es" fo:country="ES"/>
    </style:style>
    <style:style style:name="T5333" style:parent-style-name="Fuentedepárrafopredeter." style:family="text">
      <style:text-properties fo:color="#FF00FF" style:text-scale="110%" fo:language="es" fo:country="ES"/>
    </style:style>
    <style:style style:name="T5334" style:parent-style-name="Fuentedepárrafopredeter." style:family="text">
      <style:text-properties fo:color="#FF00FF" fo:language="es" fo:country="ES"/>
    </style:style>
    <style:style style:name="T5335" style:parent-style-name="Fuentedepárrafopredeter." style:family="text">
      <style:text-properties fo:color="#FF00FF" fo:letter-spacing="-0.0118in" fo:language="es" fo:country="ES"/>
    </style:style>
    <style:style style:name="T5336" style:parent-style-name="Fuentedepárrafopredeter." style:family="text">
      <style:text-properties fo:color="#FF00FF" fo:letter-spacing="-0.0062in" style:text-scale="110%" fo:language="es" fo:country="ES"/>
    </style:style>
    <style:style style:name="T5337" style:parent-style-name="Fuentedepárrafopredeter." style:family="text">
      <style:text-properties fo:color="#FF00FF" style:text-scale="114%" fo:language="es" fo:country="ES"/>
    </style:style>
    <style:style style:name="T5338" style:parent-style-name="Fuentedepárrafopredeter." style:family="text">
      <style:text-properties fo:color="#FF00FF" fo:language="es" fo:country="ES"/>
    </style:style>
    <style:style style:name="T5339" style:parent-style-name="Fuentedepárrafopredeter." style:family="text">
      <style:text-properties fo:color="#FF00FF" fo:letter-spacing="-0.0118in" fo:language="es" fo:country="ES"/>
    </style:style>
    <style:style style:name="T5340" style:parent-style-name="Fuentedepárrafopredeter." style:family="text">
      <style:text-properties fo:color="#FF00FF" fo:letter-spacing="-0.0062in" style:text-scale="112%" fo:language="es" fo:country="ES"/>
    </style:style>
    <style:style style:name="T5341" style:parent-style-name="Fuentedepárrafopredeter." style:family="text">
      <style:text-properties fo:color="#FF00FF" fo:letter-spacing="-0.0062in" style:text-scale="108%" fo:language="es" fo:country="ES"/>
    </style:style>
    <style:style style:name="T5342" style:parent-style-name="Fuentedepárrafopredeter." style:family="text">
      <style:text-properties fo:color="#FF00FF" fo:letter-spacing="-0.0062in" style:text-scale="121%" fo:language="es" fo:country="ES"/>
    </style:style>
    <style:style style:name="T5343" style:parent-style-name="Fuentedepárrafopredeter." style:family="text">
      <style:text-properties fo:color="#FF00FF" fo:letter-spacing="-0.0062in" style:text-scale="211%" fo:language="es" fo:country="ES"/>
    </style:style>
    <style:style style:name="T5344" style:parent-style-name="Fuentedepárrafopredeter." style:family="text">
      <style:text-properties fo:color="#FF00FF" fo:letter-spacing="-0.0062in" style:text-scale="112%" fo:language="es" fo:country="ES"/>
    </style:style>
    <style:style style:name="T5345" style:parent-style-name="Fuentedepárrafopredeter." style:family="text">
      <style:text-properties fo:color="#FF00FF" style:text-scale="110%" fo:language="es" fo:country="ES"/>
    </style:style>
    <style:style style:name="T5346" style:parent-style-name="Fuentedepárrafopredeter." style:family="text">
      <style:text-properties fo:color="#FF00FF" fo:language="es" fo:country="ES"/>
    </style:style>
    <style:style style:name="T5347" style:parent-style-name="Fuentedepárrafopredeter." style:family="text">
      <style:text-properties fo:color="#FF00FF" fo:letter-spacing="-0.0118in" fo:language="es" fo:country="ES"/>
    </style:style>
    <style:style style:name="T5348" style:parent-style-name="Fuentedepárrafopredeter." style:family="text">
      <style:text-properties fo:color="#FF00FF" fo:letter-spacing="-0.0062in" style:text-scale="108%" fo:language="es" fo:country="ES"/>
    </style:style>
    <style:style style:name="T5349" style:parent-style-name="Fuentedepárrafopredeter." style:family="text">
      <style:text-properties fo:color="#FF00FF" fo:letter-spacing="-0.0062in" style:text-scale="110%" fo:language="es" fo:country="ES"/>
    </style:style>
    <style:style style:name="T5350" style:parent-style-name="Fuentedepárrafopredeter." style:family="text">
      <style:text-properties fo:color="#FF00FF" style:text-scale="204%" fo:language="es" fo:country="ES"/>
    </style:style>
    <style:style style:name="T5351" style:parent-style-name="Fuentedepárrafopredeter." style:family="text">
      <style:text-properties fo:color="#FF00FF" fo:language="es" fo:country="ES"/>
    </style:style>
    <style:style style:name="T5352" style:parent-style-name="Fuentedepárrafopredeter." style:family="text">
      <style:text-properties fo:color="#FF00FF" fo:letter-spacing="-0.0118in" fo:language="es" fo:country="ES"/>
    </style:style>
    <style:style style:name="T5353" style:parent-style-name="Fuentedepárrafopredeter." style:family="text">
      <style:text-properties fo:color="#FF00FF" fo:letter-spacing="-0.0062in" style:text-scale="72%" fo:language="es" fo:country="ES"/>
    </style:style>
    <style:style style:name="T5354" style:parent-style-name="Fuentedepárrafopredeter." style:family="text">
      <style:text-properties fo:color="#FF00FF" fo:letter-spacing="-0.0062in" style:text-scale="110%" fo:language="es" fo:country="ES"/>
    </style:style>
    <style:style style:name="T5355" style:parent-style-name="Fuentedepárrafopredeter." style:family="text">
      <style:text-properties fo:color="#FF00FF" style:text-scale="110%" fo:language="es" fo:country="ES"/>
    </style:style>
    <style:style style:name="T5356" style:parent-style-name="Fuentedepárrafopredeter." style:family="text">
      <style:text-properties fo:color="#FF00FF" fo:language="es" fo:country="ES"/>
    </style:style>
    <style:style style:name="T5357" style:parent-style-name="Fuentedepárrafopredeter." style:family="text">
      <style:text-properties fo:color="#FF00FF" fo:letter-spacing="-0.0118in" fo:language="es" fo:country="ES"/>
    </style:style>
    <style:style style:name="T5358" style:parent-style-name="Fuentedepárrafopredeter." style:family="text">
      <style:text-properties fo:color="#FF00FF" fo:letter-spacing="-0.0062in" style:text-scale="114%" fo:language="es" fo:country="ES"/>
    </style:style>
    <style:style style:name="T5359" style:parent-style-name="Fuentedepárrafopredeter." style:family="text">
      <style:text-properties fo:color="#FF00FF" fo:letter-spacing="-0.0062in" style:text-scale="110%" fo:language="es" fo:country="ES"/>
    </style:style>
    <style:style style:name="T5360" style:parent-style-name="Fuentedepárrafopredeter." style:family="text">
      <style:text-properties fo:color="#FF00FF" fo:letter-spacing="-0.0062in" style:text-scale="151%" fo:language="es" fo:country="ES"/>
    </style:style>
    <style:style style:name="T5361" style:parent-style-name="Fuentedepárrafopredeter." style:family="text">
      <style:text-properties fo:color="#FF00FF" fo:letter-spacing="-0.0062in" style:text-scale="110%" fo:language="es" fo:country="ES"/>
    </style:style>
    <style:style style:name="T5362" style:parent-style-name="Fuentedepárrafopredeter." style:family="text">
      <style:text-properties fo:color="#FF00FF" fo:letter-spacing="-0.0062in" style:text-scale="154%" fo:language="es" fo:country="ES"/>
    </style:style>
    <style:style style:name="T5363" style:parent-style-name="Fuentedepárrafopredeter." style:family="text">
      <style:text-properties fo:color="#FF00FF" fo:letter-spacing="-0.0062in" style:text-scale="211%" fo:language="es" fo:country="ES"/>
    </style:style>
    <style:style style:name="T5364" style:parent-style-name="Fuentedepárrafopredeter." style:family="text">
      <style:text-properties fo:color="#FF00FF" fo:letter-spacing="-0.0062in" style:text-scale="112%" fo:language="es" fo:country="ES"/>
    </style:style>
    <style:style style:name="T5365" style:parent-style-name="Fuentedepárrafopredeter." style:family="text">
      <style:text-properties fo:color="#FF00FF" fo:letter-spacing="-0.0062in" style:text-scale="154%" fo:language="es" fo:country="ES"/>
    </style:style>
    <style:style style:name="T5366" style:parent-style-name="Fuentedepárrafopredeter." style:family="text">
      <style:text-properties fo:color="#FF00FF" style:text-scale="163%" fo:language="es" fo:country="ES"/>
    </style:style>
    <style:style style:name="T5367" style:parent-style-name="Fuentedepárrafopredeter." style:family="text">
      <style:text-properties fo:color="#FF00FF" fo:language="es" fo:country="ES"/>
    </style:style>
    <style:style style:name="T5368" style:parent-style-name="Fuentedepárrafopredeter." style:family="text">
      <style:text-properties fo:color="#FF00FF" fo:letter-spacing="-0.0118in" fo:language="es" fo:country="ES"/>
    </style:style>
    <style:style style:name="T5369" style:parent-style-name="Fuentedepárrafopredeter." style:family="text">
      <style:text-properties fo:color="#FF00FF" style:text-scale="185%" fo:language="es" fo:country="ES"/>
    </style:style>
    <style:style style:name="T5370" style:parent-style-name="Fuentedepárrafopredeter." style:family="text">
      <style:text-properties fo:color="#FF00FF" fo:language="es" fo:country="ES"/>
    </style:style>
    <style:style style:name="T5371" style:parent-style-name="Fuentedepárrafopredeter." style:family="text">
      <style:text-properties fo:color="#FF00FF" fo:letter-spacing="-0.0118in" fo:language="es" fo:country="ES"/>
    </style:style>
    <style:style style:name="T5372" style:parent-style-name="Fuentedepárrafopredeter." style:family="text">
      <style:text-properties fo:letter-spacing="-0.0062in" style:text-scale="112%" fo:language="es" fo:country="ES"/>
    </style:style>
    <style:style style:name="T5373" style:parent-style-name="Fuentedepárrafopredeter." style:family="text">
      <style:text-properties fo:letter-spacing="-0.0062in" style:text-scale="108%" fo:language="es" fo:country="ES"/>
    </style:style>
    <style:style style:name="T5374" style:parent-style-name="Fuentedepárrafopredeter." style:family="text">
      <style:text-properties style:text-scale="121%" fo:language="es" fo:country="ES"/>
    </style:style>
    <style:style style:name="P5375" style:parent-style-name="Textoindependiente" style:family="paragraph">
      <style:paragraph-properties fo:line-height="0.1458in" fo:margin-left="0.2201in">
        <style:tab-stops/>
      </style:paragraph-properties>
    </style:style>
    <style:style style:name="T5376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5377" style:parent-style-name="Fuentedepárrafopredeter." style:family="text">
      <style:text-properties fo:color="#6959CD" style:text-scale="105%"/>
    </style:style>
    <style:style style:name="T5378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P5379" style:parent-style-name="Párrafodelista" style:list-style-name="LFO12" style:family="paragraph">
      <style:paragraph-properties fo:widows="0" fo:orphans="0" style:text-autospace="none" style:vertical-align="auto" fo:line-height="0.1458in">
        <style:tab-stops>
          <style:tab-stop style:type="left" style:position="0.0006in"/>
        </style:tab-stops>
      </style:paragraph-properties>
      <style:text-properties fo:hyphenate="true"/>
    </style:style>
    <style:style style:name="T5380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T5381" style:parent-style-name="Fuentedepárrafopredeter." style:family="text">
      <style:text-properties fo:letter-spacing="-0.0062in" style:text-scale="105%" fo:font-size="9pt" style:font-size-asian="9pt"/>
    </style:style>
    <style:style style:name="T5382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P5383" style:parent-style-name="Párrafodelista" style:list-style-name="LFO12" style:family="paragraph">
      <style:paragraph-properties fo:widows="0" fo:orphans="0" style:text-autospace="none" style:vertical-align="auto" fo:margin-top="0.0006in" fo:line-height="97%" fo:margin-left="0.359in" fo:margin-right="5.0118in" fo:text-indent="0in">
        <style:tab-stops>
          <style:tab-stop style:type="left" style:position="0.1458in"/>
        </style:tab-stops>
      </style:paragraph-properties>
      <style:text-properties fo:hyphenate="true"/>
    </style:style>
    <style:style style:name="T5384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5385" style:parent-style-name="Fuentedepárrafopredeter." style:family="text">
      <style:text-properties fo:letter-spacing="-0.0062in" style:text-scale="115%" fo:font-size="9pt" style:font-size-asian="9pt"/>
    </style:style>
    <style:style style:name="T5386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5387" style:parent-style-name="Fuentedepárrafopredeter." style:family="text">
      <style:text-properties style:font-name="Lucida Sans Typewriter" fo:font-weight="bold" style:font-weight-asian="bold" fo:letter-spacing="-0.0062in" style:text-scale="115%" fo:font-size="9pt" style:font-size-asian="9pt"/>
    </style:style>
    <style:style style:name="T5388" style:parent-style-name="Fuentedepárrafopredeter." style:family="text">
      <style:text-properties fo:letter-spacing="-0.0062in" style:text-scale="115%" fo:font-size="9pt" style:font-size-asian="9pt"/>
    </style:style>
    <style:style style:name="T5389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5390" style:parent-style-name="Fuentedepárrafopredeter." style:family="text">
      <style:text-properties fo:letter-spacing="-0.0062in" style:text-scale="115%" fo:font-size="9pt" style:font-size-asian="9pt"/>
    </style:style>
    <style:style style:name="T5391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5392" style:parent-style-name="Fuentedepárrafopredeter." style:family="text">
      <style:text-properties style:font-name="Lucida Sans Typewriter" fo:font-weight="bold" style:font-weight-asian="bold" fo:letter-spacing="-0.0062in" style:text-scale="115%" fo:font-size="9pt" style:font-size-asian="9pt"/>
    </style:style>
    <style:style style:name="T5393" style:parent-style-name="Fuentedepárrafopredeter." style:family="text">
      <style:text-properties fo:letter-spacing="-0.0076in" style:text-scale="115%" fo:font-size="9pt" style:font-size-asian="9pt"/>
    </style:style>
    <style:style style:name="T5394" style:parent-style-name="Fuentedepárrafopredeter." style:family="text">
      <style:text-properties style:font-name="Lucida Sans Typewriter" fo:font-weight="bold" style:font-weight-asian="bold" fo:color="#A52A2A" fo:letter-spacing="-0.0076in" style:text-scale="115%" fo:font-size="9pt" style:font-size-asian="9pt"/>
    </style:style>
    <style:style style:name="T5395" style:parent-style-name="Fuentedepárrafopredeter." style:family="text">
      <style:text-properties fo:letter-spacing="-0.0076in" style:text-scale="115%" fo:font-size="9pt" style:font-size-asian="9pt"/>
    </style:style>
    <style:style style:name="T5396" style:parent-style-name="Fuentedepárrafopredeter." style:family="text">
      <style:text-properties style:font-name="Lucida Sans Typewriter" fo:font-weight="bold" style:font-weight-asian="bold" fo:color="#A52A2A" fo:letter-spacing="-0.0076in" style:text-scale="115%" fo:font-size="9pt" style:font-size-asian="9pt"/>
    </style:style>
    <style:style style:name="P5397" style:parent-style-name="Textoindependiente" style:family="paragraph">
      <style:paragraph-properties fo:line-height="97%" fo:margin-left="0.2201in" fo:margin-right="2.6006in" fo:text-indent="0.1388in">
        <style:tab-stops/>
      </style:paragraph-properties>
    </style:style>
    <style:style style:name="T5398" style:parent-style-name="Fuentedepárrafopredeter." style:family="text">
      <style:text-properties fo:letter-spacing="-0.0062in" style:text-scale="163%" fo:language="es" fo:country="ES"/>
    </style:style>
    <style:style style:name="T539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40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401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5402" style:parent-style-name="Fuentedepárrafopredeter." style:family="text">
      <style:text-properties fo:color="#FF00FF" fo:letter-spacing="-0.0062in" style:text-scale="185%" fo:language="es" fo:country="ES"/>
    </style:style>
    <style:style style:name="T5403" style:parent-style-name="Fuentedepárrafopredeter." style:family="text">
      <style:text-properties fo:color="#FF00FF" fo:letter-spacing="-0.0062in" style:text-scale="98%" fo:language="es" fo:country="ES"/>
    </style:style>
    <style:style style:name="T5404" style:parent-style-name="Fuentedepárrafopredeter." style:family="text">
      <style:text-properties fo:color="#FF00FF" fo:letter-spacing="-0.0062in" style:text-scale="110%" fo:language="es" fo:country="ES"/>
    </style:style>
    <style:style style:name="T5405" style:parent-style-name="Fuentedepárrafopredeter." style:family="text">
      <style:text-properties fo:color="#FF00FF" fo:letter-spacing="-0.0062in" style:text-scale="108%" fo:language="es" fo:country="ES"/>
    </style:style>
    <style:style style:name="T5406" style:parent-style-name="Fuentedepárrafopredeter." style:family="text">
      <style:text-properties fo:color="#FF00FF" style:text-scale="110%" fo:language="es" fo:country="ES"/>
    </style:style>
    <style:style style:name="T5407" style:parent-style-name="Fuentedepárrafopredeter." style:family="text">
      <style:text-properties fo:color="#FF00FF" fo:language="es" fo:country="ES"/>
    </style:style>
    <style:style style:name="T5408" style:parent-style-name="Fuentedepárrafopredeter." style:family="text">
      <style:text-properties fo:color="#FF00FF" fo:letter-spacing="-0.0062in" style:text-scale="211%" fo:language="es" fo:country="ES"/>
    </style:style>
    <style:style style:name="T5409" style:parent-style-name="Fuentedepárrafopredeter." style:family="text">
      <style:text-properties fo:color="#FF00FF" fo:letter-spacing="-0.0062in" style:text-scale="110%" fo:language="es" fo:country="ES"/>
    </style:style>
    <style:style style:name="T5410" style:parent-style-name="Fuentedepárrafopredeter." style:family="text">
      <style:text-properties fo:color="#FF00FF" fo:letter-spacing="-0.0062in" style:text-scale="151%" fo:language="es" fo:country="ES"/>
    </style:style>
    <style:style style:name="T5411" style:parent-style-name="Fuentedepárrafopredeter." style:family="text">
      <style:text-properties fo:color="#FF00FF" fo:letter-spacing="-0.0062in" style:text-scale="154%" fo:language="es" fo:country="ES"/>
    </style:style>
    <style:style style:name="T5412" style:parent-style-name="Fuentedepárrafopredeter." style:family="text">
      <style:text-properties fo:color="#FF00FF" fo:letter-spacing="-0.0062in" style:text-scale="112%" fo:language="es" fo:country="ES"/>
    </style:style>
    <style:style style:name="T5413" style:parent-style-name="Fuentedepárrafopredeter." style:family="text">
      <style:text-properties fo:color="#FF00FF" fo:letter-spacing="-0.0062in" style:text-scale="108%" fo:language="es" fo:country="ES"/>
    </style:style>
    <style:style style:name="T5414" style:parent-style-name="Fuentedepárrafopredeter." style:family="text">
      <style:text-properties fo:color="#FF00FF" fo:letter-spacing="-0.0062in" style:text-scale="110%" fo:language="es" fo:country="ES"/>
    </style:style>
    <style:style style:name="T5415" style:parent-style-name="Fuentedepárrafopredeter." style:family="text">
      <style:text-properties fo:color="#FF00FF" fo:letter-spacing="-0.0062in" style:text-scale="121%" fo:language="es" fo:country="ES"/>
    </style:style>
    <style:style style:name="T5416" style:parent-style-name="Fuentedepárrafopredeter." style:family="text">
      <style:text-properties fo:color="#FF00FF" fo:letter-spacing="-0.0062in" style:text-scale="211%" fo:language="es" fo:country="ES"/>
    </style:style>
    <style:style style:name="T5417" style:parent-style-name="Fuentedepárrafopredeter." style:family="text">
      <style:text-properties fo:color="#FF00FF" style:text-scale="154%" fo:language="es" fo:country="ES"/>
    </style:style>
    <style:style style:name="T5418" style:parent-style-name="Fuentedepárrafopredeter." style:family="text">
      <style:text-properties fo:color="#FF00FF" fo:language="es" fo:country="ES"/>
    </style:style>
    <style:style style:name="T5419" style:parent-style-name="Fuentedepárrafopredeter." style:family="text">
      <style:text-properties fo:color="#FF00FF" fo:letter-spacing="-0.0062in" style:text-scale="110%" fo:language="es" fo:country="ES"/>
    </style:style>
    <style:style style:name="T5420" style:parent-style-name="Fuentedepárrafopredeter." style:family="text">
      <style:text-properties fo:color="#FF00FF" style:text-scale="114%" fo:language="es" fo:country="ES"/>
    </style:style>
    <style:style style:name="T5421" style:parent-style-name="Fuentedepárrafopredeter." style:family="text">
      <style:text-properties fo:color="#FF00FF" fo:language="es" fo:country="ES"/>
    </style:style>
    <style:style style:name="T5422" style:parent-style-name="Fuentedepárrafopredeter." style:family="text">
      <style:text-properties fo:color="#FF00FF" fo:letter-spacing="-0.0062in" style:text-scale="112%" fo:language="es" fo:country="ES"/>
    </style:style>
    <style:style style:name="T5423" style:parent-style-name="Fuentedepárrafopredeter." style:family="text">
      <style:text-properties fo:color="#FF00FF" fo:letter-spacing="-0.0062in" style:text-scale="108%" fo:language="es" fo:country="ES"/>
    </style:style>
    <style:style style:name="T5424" style:parent-style-name="Fuentedepárrafopredeter." style:family="text">
      <style:text-properties fo:color="#FF00FF" fo:letter-spacing="-0.0062in" style:text-scale="121%" fo:language="es" fo:country="ES"/>
    </style:style>
    <style:style style:name="T5425" style:parent-style-name="Fuentedepárrafopredeter." style:family="text">
      <style:text-properties fo:color="#FF00FF" fo:letter-spacing="-0.0062in" style:text-scale="211%" fo:language="es" fo:country="ES"/>
    </style:style>
    <style:style style:name="T5426" style:parent-style-name="Fuentedepárrafopredeter." style:family="text">
      <style:text-properties fo:color="#FF00FF" fo:letter-spacing="-0.0062in" style:text-scale="112%" fo:language="es" fo:country="ES"/>
    </style:style>
    <style:style style:name="T5427" style:parent-style-name="Fuentedepárrafopredeter." style:family="text">
      <style:text-properties fo:color="#FF00FF" style:text-scale="110%" fo:language="es" fo:country="ES"/>
    </style:style>
    <style:style style:name="T5428" style:parent-style-name="Fuentedepárrafopredeter." style:family="text">
      <style:text-properties fo:color="#FF00FF" fo:language="es" fo:country="ES"/>
    </style:style>
    <style:style style:name="T5429" style:parent-style-name="Fuentedepárrafopredeter." style:family="text">
      <style:text-properties fo:color="#FF00FF" fo:letter-spacing="-0.0062in" style:text-scale="122%" fo:language="es" fo:country="ES"/>
    </style:style>
    <style:style style:name="T5430" style:parent-style-name="Fuentedepárrafopredeter." style:family="text">
      <style:text-properties fo:color="#FF00FF" fo:letter-spacing="-0.0062in" style:text-scale="114%" fo:language="es" fo:country="ES"/>
    </style:style>
    <style:style style:name="T5431" style:parent-style-name="Fuentedepárrafopredeter." style:family="text">
      <style:text-properties fo:color="#FF00FF" fo:letter-spacing="-0.0062in" style:text-scale="204%" fo:language="es" fo:country="ES"/>
    </style:style>
    <style:style style:name="T5432" style:parent-style-name="Fuentedepárrafopredeter." style:family="text">
      <style:text-properties fo:color="#FF00FF" fo:letter-spacing="-0.0062in" style:text-scale="211%" fo:language="es" fo:country="ES"/>
    </style:style>
    <style:style style:name="T5433" style:parent-style-name="Fuentedepárrafopredeter." style:family="text">
      <style:text-properties fo:color="#FF00FF" fo:letter-spacing="-0.0062in" style:text-scale="108%" fo:language="es" fo:country="ES"/>
    </style:style>
    <style:style style:name="T5434" style:parent-style-name="Fuentedepárrafopredeter." style:family="text">
      <style:text-properties fo:color="#FF00FF" fo:letter-spacing="-0.0062in" style:text-scale="114%" fo:language="es" fo:country="ES"/>
    </style:style>
    <style:style style:name="T5435" style:parent-style-name="Fuentedepárrafopredeter." style:family="text">
      <style:text-properties fo:color="#FF00FF" fo:letter-spacing="-0.0062in" style:text-scale="185%" fo:language="es" fo:country="ES"/>
    </style:style>
    <style:style style:name="T543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43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438" style:parent-style-name="Fuentedepárrafopredeter." style:family="text">
      <style:text-properties style:font-name="Lucida Sans Typewriter" fo:font-weight="bold" style:font-weight-asian="bold" fo:color="#A52A2A" fo:letter-spacing="-0.0048in" style:text-scale="125%" fo:language="es" fo:country="ES"/>
    </style:style>
    <style:style style:name="P5439" style:parent-style-name="Textoindependiente" style:family="paragraph">
      <style:paragraph-properties fo:line-height="0.1458in"/>
    </style:style>
    <style:style style:name="T5440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5441" style:parent-style-name="Standard" style:list-style-name="LFO1" style:family="paragraph"/>
    <style:style style:name="P5442" style:parent-style-name="Standard" style:list-style-name="LFO1" style:family="paragraph"/>
    <style:style style:name="P5443" style:parent-style-name="Standard" style:list-style-name="LFO1" style:family="paragraph"/>
    <style:style style:name="P5444" style:parent-style-name="Standard" style:list-style-name="LFO1" style:family="paragraph"/>
    <style:style style:name="P5445" style:parent-style-name="Standard" style:list-style-name="LFO1" style:family="paragraph"/>
    <style:style style:name="P5446" style:parent-style-name="Standard" style:list-style-name="LFO1" style:family="paragraph"/>
    <style:style style:name="P5447" style:parent-style-name="Standard" style:list-style-name="LFO1" style:family="paragraph"/>
    <style:style style:name="P5448" style:parent-style-name="Textoindependiente" style:family="paragraph">
      <style:text-properties fo:color="#0000FF" style:text-scale="130%" fo:language="es" fo:country="ES"/>
    </style:style>
    <style:style style:name="T5449" style:parent-style-name="Fuentedepárrafopredeter." style:family="text">
      <style:text-properties fo:color="#0000FF" style:text-scale="130%" fo:language="es" fo:country="ES"/>
    </style:style>
    <style:style style:name="P5450" style:parent-style-name="Textoindependiente" style:family="paragraph">
      <style:paragraph-properties fo:margin-top="0.0006in"/>
    </style:style>
    <style:style style:name="T5451" style:parent-style-name="Fuentedepárrafopredeter." style:family="text">
      <style:text-properties fo:color="#0000FF" fo:letter-spacing="-0.0062in" style:text-scale="114%" fo:language="es" fo:country="ES"/>
    </style:style>
    <style:style style:name="T5452" style:parent-style-name="Fuentedepárrafopredeter." style:family="text">
      <style:text-properties fo:color="#0000FF" fo:letter-spacing="-0.0062in" style:text-scale="84%" fo:language="es" fo:country="ES"/>
    </style:style>
    <style:style style:name="T5453" style:parent-style-name="Fuentedepárrafopredeter." style:family="text">
      <style:text-properties fo:color="#0000FF" fo:letter-spacing="-0.0062in" style:text-scale="112%" fo:language="es" fo:country="ES"/>
    </style:style>
    <style:style style:name="T5454" style:parent-style-name="Fuentedepárrafopredeter." style:family="text">
      <style:text-properties fo:color="#0000FF" fo:letter-spacing="-0.0062in" style:text-scale="148%" fo:language="es" fo:country="ES"/>
    </style:style>
    <style:style style:name="T5455" style:parent-style-name="Fuentedepárrafopredeter." style:family="text">
      <style:text-properties fo:color="#0000FF" fo:letter-spacing="-0.0062in" style:text-scale="151%" fo:language="es" fo:country="ES"/>
    </style:style>
    <style:style style:name="T5456" style:parent-style-name="Fuentedepárrafopredeter." style:family="text">
      <style:text-properties fo:color="#0000FF" fo:letter-spacing="-0.0062in" style:text-scale="154%" fo:language="es" fo:country="ES"/>
    </style:style>
    <style:style style:name="T5457" style:parent-style-name="Fuentedepárrafopredeter." style:family="text">
      <style:text-properties fo:color="#0000FF" fo:letter-spacing="-0.0062in" style:text-scale="114%" fo:language="es" fo:country="ES"/>
    </style:style>
    <style:style style:name="T5458" style:parent-style-name="Fuentedepárrafopredeter." style:family="text">
      <style:text-properties fo:color="#0000FF" style:text-scale="154%" fo:language="es" fo:country="ES"/>
    </style:style>
    <style:style style:name="T5459" style:parent-style-name="Fuentedepárrafopredeter." style:family="text">
      <style:text-properties fo:color="#0000FF" fo:language="es" fo:country="ES"/>
    </style:style>
    <style:style style:name="T5460" style:parent-style-name="Fuentedepárrafopredeter." style:family="text">
      <style:text-properties fo:color="#0000FF" fo:letter-spacing="-0.0118in" fo:language="es" fo:country="ES"/>
    </style:style>
    <style:style style:name="T5461" style:parent-style-name="Fuentedepárrafopredeter." style:family="text">
      <style:text-properties fo:color="#0000FF" fo:letter-spacing="-0.0062in" style:text-scale="204%" fo:language="es" fo:country="ES"/>
    </style:style>
    <style:style style:name="T5462" style:parent-style-name="Fuentedepárrafopredeter." style:family="text">
      <style:text-properties fo:color="#0000FF" style:text-scale="114%" fo:language="es" fo:country="ES"/>
    </style:style>
    <style:style style:name="T5463" style:parent-style-name="Fuentedepárrafopredeter." style:family="text">
      <style:text-properties fo:color="#0000FF" fo:language="es" fo:country="ES"/>
    </style:style>
    <style:style style:name="T5464" style:parent-style-name="Fuentedepárrafopredeter." style:family="text">
      <style:text-properties fo:color="#0000FF" fo:letter-spacing="-0.0118in" fo:language="es" fo:country="ES"/>
    </style:style>
    <style:style style:name="T5465" style:parent-style-name="Fuentedepárrafopredeter." style:family="text">
      <style:text-properties fo:color="#0000FF" fo:letter-spacing="-0.0062in" style:text-scale="162%" fo:language="es" fo:country="ES"/>
    </style:style>
    <style:style style:name="T5466" style:parent-style-name="Fuentedepárrafopredeter." style:family="text">
      <style:text-properties fo:color="#0000FF" fo:letter-spacing="-0.0062in" style:text-scale="110%" fo:language="es" fo:country="ES"/>
    </style:style>
    <style:style style:name="T5467" style:parent-style-name="Fuentedepárrafopredeter." style:family="text">
      <style:text-properties fo:color="#0000FF" fo:letter-spacing="-0.0062in" style:text-scale="121%" fo:language="es" fo:country="ES"/>
    </style:style>
    <style:style style:name="T5468" style:parent-style-name="Fuentedepárrafopredeter." style:family="text">
      <style:text-properties fo:color="#0000FF" fo:letter-spacing="-0.0062in" style:text-scale="110%" fo:language="es" fo:country="ES"/>
    </style:style>
    <style:style style:name="T5469" style:parent-style-name="Fuentedepárrafopredeter." style:family="text">
      <style:text-properties fo:color="#0000FF" style:text-scale="114%" fo:language="es" fo:country="ES"/>
    </style:style>
    <style:style style:name="T5470" style:parent-style-name="Fuentedepárrafopredeter." style:family="text">
      <style:text-properties fo:color="#0000FF" fo:language="es" fo:country="ES"/>
    </style:style>
    <style:style style:name="T5471" style:parent-style-name="Fuentedepárrafopredeter." style:family="text">
      <style:text-properties fo:color="#0000FF" fo:letter-spacing="-0.0118in" fo:language="es" fo:country="ES"/>
    </style:style>
    <style:style style:name="T5472" style:parent-style-name="Fuentedepárrafopredeter." style:family="text">
      <style:text-properties fo:color="#0000FF" fo:letter-spacing="-0.0062in" style:text-scale="108%" fo:language="es" fo:country="ES"/>
    </style:style>
    <style:style style:name="T5473" style:parent-style-name="Fuentedepárrafopredeter." style:family="text">
      <style:text-properties fo:color="#0000FF" fo:letter-spacing="-0.0062in" style:text-scale="110%" fo:language="es" fo:country="ES"/>
    </style:style>
    <style:style style:name="T5474" style:parent-style-name="Fuentedepárrafopredeter." style:family="text">
      <style:text-properties fo:color="#0000FF" style:text-scale="204%" fo:language="es" fo:country="ES"/>
    </style:style>
    <style:style style:name="T5475" style:parent-style-name="Fuentedepárrafopredeter." style:family="text">
      <style:text-properties fo:color="#0000FF" fo:language="es" fo:country="ES"/>
    </style:style>
    <style:style style:name="T5476" style:parent-style-name="Fuentedepárrafopredeter." style:family="text">
      <style:text-properties fo:color="#0000FF" fo:letter-spacing="-0.0118in" fo:language="es" fo:country="ES"/>
    </style:style>
    <style:style style:name="T5477" style:parent-style-name="Fuentedepárrafopredeter." style:family="text">
      <style:text-properties fo:color="#0000FF" fo:letter-spacing="-0.0062in" style:text-scale="148%" fo:language="es" fo:country="ES"/>
    </style:style>
    <style:style style:name="T5478" style:parent-style-name="Fuentedepárrafopredeter." style:family="text">
      <style:text-properties fo:color="#0000FF" fo:letter-spacing="-0.0062in" style:text-scale="211%" fo:language="es" fo:country="ES"/>
    </style:style>
    <style:style style:name="T5479" style:parent-style-name="Fuentedepárrafopredeter." style:family="text">
      <style:text-properties fo:color="#0000FF" fo:letter-spacing="-0.0062in" style:text-scale="148%" fo:language="es" fo:country="ES"/>
    </style:style>
    <style:style style:name="T5480" style:parent-style-name="Fuentedepárrafopredeter." style:family="text">
      <style:text-properties fo:color="#0000FF" fo:letter-spacing="-0.0062in" style:text-scale="151%" fo:language="es" fo:country="ES"/>
    </style:style>
    <style:style style:name="T5481" style:parent-style-name="Fuentedepárrafopredeter." style:family="text">
      <style:text-properties fo:color="#0000FF" fo:letter-spacing="-0.0062in" style:text-scale="110%" fo:language="es" fo:country="ES"/>
    </style:style>
    <style:style style:name="T5482" style:parent-style-name="Fuentedepárrafopredeter." style:family="text">
      <style:text-properties fo:color="#0000FF" fo:letter-spacing="-0.0062in" style:text-scale="72%" fo:language="es" fo:country="ES"/>
    </style:style>
    <style:style style:name="T5483" style:parent-style-name="Fuentedepárrafopredeter." style:family="text">
      <style:text-properties fo:color="#0000FF" fo:letter-spacing="-0.0062in" style:text-scale="114%" fo:language="es" fo:country="ES"/>
    </style:style>
    <style:style style:name="T5484" style:parent-style-name="Fuentedepárrafopredeter." style:family="text">
      <style:text-properties fo:color="#0000FF" style:text-scale="163%" fo:language="es" fo:country="ES"/>
    </style:style>
    <style:style style:name="P5485" style:parent-style-name="Textoindependiente" style:family="paragraph">
      <style:paragraph-properties fo:margin-right="0.3965in"/>
    </style:style>
    <style:style style:name="T5486" style:parent-style-name="Fuentedepárrafopredeter." style:family="text">
      <style:text-properties fo:color="#0000FF" fo:letter-spacing="-0.0062in" style:text-scale="114%" fo:language="es" fo:country="ES"/>
    </style:style>
    <style:style style:name="T5487" style:parent-style-name="Fuentedepárrafopredeter." style:family="text">
      <style:text-properties fo:color="#0000FF" fo:letter-spacing="-0.0062in" style:text-scale="84%" fo:language="es" fo:country="ES"/>
    </style:style>
    <style:style style:name="T5488" style:parent-style-name="Fuentedepárrafopredeter." style:family="text">
      <style:text-properties fo:color="#0000FF" fo:letter-spacing="-0.0062in" style:text-scale="112%" fo:language="es" fo:country="ES"/>
    </style:style>
    <style:style style:name="T5489" style:parent-style-name="Fuentedepárrafopredeter." style:family="text">
      <style:text-properties fo:color="#0000FF" fo:letter-spacing="-0.0062in" style:text-scale="148%" fo:language="es" fo:country="ES"/>
    </style:style>
    <style:style style:name="T5490" style:parent-style-name="Fuentedepárrafopredeter." style:family="text">
      <style:text-properties fo:color="#0000FF" fo:letter-spacing="-0.0062in" style:text-scale="151%" fo:language="es" fo:country="ES"/>
    </style:style>
    <style:style style:name="T5491" style:parent-style-name="Fuentedepárrafopredeter." style:family="text">
      <style:text-properties fo:color="#0000FF" fo:letter-spacing="-0.0062in" style:text-scale="154%" fo:language="es" fo:country="ES"/>
    </style:style>
    <style:style style:name="T5492" style:parent-style-name="Fuentedepárrafopredeter." style:family="text">
      <style:text-properties fo:color="#0000FF" fo:letter-spacing="-0.0062in" style:text-scale="114%" fo:language="es" fo:country="ES"/>
    </style:style>
    <style:style style:name="T5493" style:parent-style-name="Fuentedepárrafopredeter." style:family="text">
      <style:text-properties fo:color="#0000FF" style:text-scale="154%" fo:language="es" fo:country="ES"/>
    </style:style>
    <style:style style:name="T5494" style:parent-style-name="Fuentedepárrafopredeter." style:family="text">
      <style:text-properties fo:color="#0000FF" fo:language="es" fo:country="ES"/>
    </style:style>
    <style:style style:name="T5495" style:parent-style-name="Fuentedepárrafopredeter." style:family="text">
      <style:text-properties fo:color="#0000FF" fo:letter-spacing="-0.0118in" fo:language="es" fo:country="ES"/>
    </style:style>
    <style:style style:name="T5496" style:parent-style-name="Fuentedepárrafopredeter." style:family="text">
      <style:text-properties fo:color="#0000FF" fo:letter-spacing="-0.0062in" style:text-scale="211%" fo:language="es" fo:country="ES"/>
    </style:style>
    <style:style style:name="T5497" style:parent-style-name="Fuentedepárrafopredeter." style:family="text">
      <style:text-properties fo:color="#0000FF" fo:letter-spacing="-0.0062in" style:text-scale="110%" fo:language="es" fo:country="ES"/>
    </style:style>
    <style:style style:name="T5498" style:parent-style-name="Fuentedepárrafopredeter." style:family="text">
      <style:text-properties fo:color="#0000FF" fo:letter-spacing="-0.0062in" style:text-scale="162%" fo:language="es" fo:country="ES"/>
    </style:style>
    <style:style style:name="T5499" style:parent-style-name="Fuentedepárrafopredeter." style:family="text">
      <style:text-properties fo:color="#0000FF" fo:letter-spacing="-0.0062in" style:text-scale="112%" fo:language="es" fo:country="ES"/>
    </style:style>
    <style:style style:name="T5500" style:parent-style-name="Fuentedepárrafopredeter." style:family="text">
      <style:text-properties fo:color="#0000FF" fo:letter-spacing="-0.0062in" style:text-scale="154%" fo:language="es" fo:country="ES"/>
    </style:style>
    <style:style style:name="T5501" style:parent-style-name="Fuentedepárrafopredeter." style:family="text">
      <style:text-properties fo:color="#0000FF" fo:letter-spacing="-0.0062in" style:text-scale="72%" fo:language="es" fo:country="ES"/>
    </style:style>
    <style:style style:name="T5502" style:parent-style-name="Fuentedepárrafopredeter." style:family="text">
      <style:text-properties fo:color="#0000FF" fo:letter-spacing="-0.0062in" style:text-scale="114%" fo:language="es" fo:country="ES"/>
    </style:style>
    <style:style style:name="T5503" style:parent-style-name="Fuentedepárrafopredeter." style:family="text">
      <style:text-properties fo:color="#0000FF" fo:letter-spacing="-0.0062in" style:text-scale="121%" fo:language="es" fo:country="ES"/>
    </style:style>
    <style:style style:name="T5504" style:parent-style-name="Fuentedepárrafopredeter." style:family="text">
      <style:text-properties fo:color="#0000FF" fo:letter-spacing="-0.0062in" style:text-scale="211%" fo:language="es" fo:country="ES"/>
    </style:style>
    <style:style style:name="T5505" style:parent-style-name="Fuentedepárrafopredeter." style:family="text">
      <style:text-properties fo:color="#0000FF" fo:letter-spacing="-0.0062in" style:text-scale="112%" fo:language="es" fo:country="ES"/>
    </style:style>
    <style:style style:name="T5506" style:parent-style-name="Fuentedepárrafopredeter." style:family="text">
      <style:text-properties fo:color="#0000FF" style:text-scale="110%" fo:language="es" fo:country="ES"/>
    </style:style>
    <style:style style:name="T5507" style:parent-style-name="Fuentedepárrafopredeter." style:family="text">
      <style:text-properties fo:color="#0000FF" fo:language="es" fo:country="ES"/>
    </style:style>
    <style:style style:name="T5508" style:parent-style-name="Fuentedepárrafopredeter." style:family="text">
      <style:text-properties fo:color="#0000FF" fo:letter-spacing="-0.0118in" fo:language="es" fo:country="ES"/>
    </style:style>
    <style:style style:name="T5509" style:parent-style-name="Fuentedepárrafopredeter." style:family="text">
      <style:text-properties fo:color="#0000FF" fo:letter-spacing="-0.0062in" style:text-scale="148%" fo:language="es" fo:country="ES"/>
    </style:style>
    <style:style style:name="T5510" style:parent-style-name="Fuentedepárrafopredeter." style:family="text">
      <style:text-properties fo:color="#0000FF" fo:letter-spacing="-0.0062in" style:text-scale="112%" fo:language="es" fo:country="ES"/>
    </style:style>
    <style:style style:name="T5511" style:parent-style-name="Fuentedepárrafopredeter." style:family="text">
      <style:text-properties fo:color="#0000FF" fo:letter-spacing="-0.0062in" style:text-scale="108%" fo:language="es" fo:country="ES"/>
    </style:style>
    <style:style style:name="T5512" style:parent-style-name="Fuentedepárrafopredeter." style:family="text">
      <style:text-properties fo:color="#0000FF" fo:letter-spacing="-0.0062in" style:text-scale="154%" fo:language="es" fo:country="ES"/>
    </style:style>
    <style:style style:name="T5513" style:parent-style-name="Fuentedepárrafopredeter." style:family="text">
      <style:text-properties fo:color="#0000FF" style:text-scale="110%" fo:language="es" fo:country="ES"/>
    </style:style>
    <style:style style:name="T5514" style:parent-style-name="Fuentedepárrafopredeter." style:family="text">
      <style:text-properties fo:color="#0000FF" fo:language="es" fo:country="ES"/>
    </style:style>
    <style:style style:name="T5515" style:parent-style-name="Fuentedepárrafopredeter." style:family="text">
      <style:text-properties fo:color="#0000FF" fo:letter-spacing="-0.0118in" fo:language="es" fo:country="ES"/>
    </style:style>
    <style:style style:name="T5516" style:parent-style-name="Fuentedepárrafopredeter." style:family="text">
      <style:text-properties fo:color="#0000FF" fo:letter-spacing="-0.0062in" style:text-scale="108%" fo:language="es" fo:country="ES"/>
    </style:style>
    <style:style style:name="T5517" style:parent-style-name="Fuentedepárrafopredeter." style:family="text">
      <style:text-properties fo:color="#0000FF" fo:letter-spacing="-0.0062in" style:text-scale="110%" fo:language="es" fo:country="ES"/>
    </style:style>
    <style:style style:name="T5518" style:parent-style-name="Fuentedepárrafopredeter." style:family="text">
      <style:text-properties fo:color="#0000FF" style:text-scale="110%" fo:language="es" fo:country="ES"/>
    </style:style>
    <style:style style:name="T5519" style:parent-style-name="Fuentedepárrafopredeter." style:family="text">
      <style:text-properties fo:color="#0000FF" fo:language="es" fo:country="ES"/>
    </style:style>
    <style:style style:name="T5520" style:parent-style-name="Fuentedepárrafopredeter." style:family="text">
      <style:text-properties fo:color="#0000FF" fo:letter-spacing="-0.0118in" fo:language="es" fo:country="ES"/>
    </style:style>
    <style:style style:name="T5521" style:parent-style-name="Fuentedepárrafopredeter." style:family="text">
      <style:text-properties fo:color="#0000FF" fo:letter-spacing="-0.0062in" style:text-scale="110%" fo:language="es" fo:country="ES"/>
    </style:style>
    <style:style style:name="T5522" style:parent-style-name="Fuentedepárrafopredeter." style:family="text">
      <style:text-properties fo:color="#0000FF" fo:letter-spacing="-0.0062in" style:text-scale="148%" fo:language="es" fo:country="ES"/>
    </style:style>
    <style:style style:name="T5523" style:parent-style-name="Fuentedepárrafopredeter." style:family="text">
      <style:text-properties fo:color="#0000FF" fo:letter-spacing="-0.0062in" style:text-scale="110%" fo:language="es" fo:country="ES"/>
    </style:style>
    <style:style style:name="T5524" style:parent-style-name="Fuentedepárrafopredeter." style:family="text">
      <style:text-properties fo:color="#0000FF" fo:letter-spacing="-0.0062in" style:text-scale="114%" fo:language="es" fo:country="ES"/>
    </style:style>
    <style:style style:name="T5525" style:parent-style-name="Fuentedepárrafopredeter." style:family="text">
      <style:text-properties fo:color="#0000FF" fo:letter-spacing="-0.0062in" style:text-scale="154%" fo:language="es" fo:country="ES"/>
    </style:style>
    <style:style style:name="T5526" style:parent-style-name="Fuentedepárrafopredeter." style:family="text">
      <style:text-properties fo:color="#0000FF" fo:letter-spacing="-0.0062in" style:text-scale="211%" fo:language="es" fo:country="ES"/>
    </style:style>
    <style:style style:name="T5527" style:parent-style-name="Fuentedepárrafopredeter." style:family="text">
      <style:text-properties fo:color="#0000FF" fo:letter-spacing="-0.0062in" style:text-scale="112%" fo:language="es" fo:country="ES"/>
    </style:style>
    <style:style style:name="T5528" style:parent-style-name="Fuentedepárrafopredeter." style:family="text">
      <style:text-properties fo:color="#0000FF" style:text-scale="148%" fo:language="es" fo:country="ES"/>
    </style:style>
    <style:style style:name="T5529" style:parent-style-name="Fuentedepárrafopredeter." style:family="text">
      <style:text-properties fo:color="#0000FF" fo:language="es" fo:country="ES"/>
    </style:style>
    <style:style style:name="T5530" style:parent-style-name="Fuentedepárrafopredeter." style:family="text">
      <style:text-properties fo:color="#0000FF" fo:letter-spacing="-0.0118in" fo:language="es" fo:country="ES"/>
    </style:style>
    <style:style style:name="T5531" style:parent-style-name="Fuentedepárrafopredeter." style:family="text">
      <style:text-properties fo:color="#0000FF" fo:letter-spacing="-0.0062in" style:text-scale="110%" fo:language="es" fo:country="ES"/>
    </style:style>
    <style:style style:name="T5532" style:parent-style-name="Fuentedepárrafopredeter." style:family="text">
      <style:text-properties fo:color="#0000FF" fo:letter-spacing="-0.0062in" style:text-scale="114%" fo:language="es" fo:country="ES"/>
    </style:style>
    <style:style style:name="T5533" style:parent-style-name="Fuentedepárrafopredeter." style:family="text">
      <style:text-properties fo:color="#0000FF" style:text-scale="110%" fo:language="es" fo:country="ES"/>
    </style:style>
    <style:style style:name="T5534" style:parent-style-name="Fuentedepárrafopredeter." style:family="text">
      <style:text-properties fo:color="#0000FF" fo:language="es" fo:country="ES"/>
    </style:style>
    <style:style style:name="T5535" style:parent-style-name="Fuentedepárrafopredeter." style:family="text">
      <style:text-properties fo:color="#0000FF" fo:letter-spacing="-0.0118in" fo:language="es" fo:country="ES"/>
    </style:style>
    <style:style style:name="T5536" style:parent-style-name="Fuentedepárrafopredeter." style:family="text">
      <style:text-properties fo:color="#0000FF" fo:letter-spacing="-0.0062in" style:text-scale="211%" fo:language="es" fo:country="ES"/>
    </style:style>
    <style:style style:name="T5537" style:parent-style-name="Fuentedepárrafopredeter." style:family="text">
      <style:text-properties fo:color="#0000FF" fo:letter-spacing="-0.0062in" style:text-scale="110%" fo:language="es" fo:country="ES"/>
    </style:style>
    <style:style style:name="T5538" style:parent-style-name="Fuentedepárrafopredeter." style:family="text">
      <style:text-properties fo:color="#0000FF" fo:letter-spacing="-0.0062in" style:text-scale="211%" fo:language="es" fo:country="ES"/>
    </style:style>
    <style:style style:name="T5539" style:parent-style-name="Fuentedepárrafopredeter." style:family="text">
      <style:text-properties fo:color="#0000FF" fo:letter-spacing="-0.0062in" style:text-scale="121%" fo:language="es" fo:country="ES"/>
    </style:style>
    <style:style style:name="T5540" style:parent-style-name="Fuentedepárrafopredeter." style:family="text">
      <style:text-properties fo:color="#0000FF" fo:letter-spacing="-0.0062in" style:text-scale="211%" fo:language="es" fo:country="ES"/>
    </style:style>
    <style:style style:name="T5541" style:parent-style-name="Fuentedepárrafopredeter." style:family="text">
      <style:text-properties fo:color="#0000FF" fo:letter-spacing="-0.0062in" style:text-scale="114%" fo:language="es" fo:country="ES"/>
    </style:style>
    <style:style style:name="T5542" style:parent-style-name="Fuentedepárrafopredeter." style:family="text">
      <style:text-properties fo:color="#0000FF" fo:letter-spacing="-0.0062in" style:text-scale="108%" fo:language="es" fo:country="ES"/>
    </style:style>
    <style:style style:name="T5543" style:parent-style-name="Fuentedepárrafopredeter." style:family="text">
      <style:text-properties fo:color="#0000FF" style:text-scale="112%" fo:language="es" fo:country="ES"/>
    </style:style>
    <style:style style:name="T5544" style:parent-style-name="Fuentedepárrafopredeter." style:family="text">
      <style:text-properties fo:color="#0000FF" fo:language="es" fo:country="ES"/>
    </style:style>
    <style:style style:name="T5545" style:parent-style-name="Fuentedepárrafopredeter." style:family="text">
      <style:text-properties fo:color="#0000FF" fo:letter-spacing="-0.0118in" fo:language="es" fo:country="ES"/>
    </style:style>
    <style:style style:name="T5546" style:parent-style-name="Fuentedepárrafopredeter." style:family="text">
      <style:text-properties fo:color="#0000FF" fo:letter-spacing="-0.0062in" style:text-scale="148%" fo:language="es" fo:country="ES"/>
    </style:style>
    <style:style style:name="T5547" style:parent-style-name="Fuentedepárrafopredeter." style:family="text">
      <style:text-properties fo:color="#0000FF" fo:letter-spacing="-0.0062in" style:text-scale="110%" fo:language="es" fo:country="ES"/>
    </style:style>
    <style:style style:name="T5548" style:parent-style-name="Fuentedepárrafopredeter." style:family="text">
      <style:text-properties fo:color="#0000FF" fo:letter-spacing="-0.0062in" style:text-scale="148%" fo:language="es" fo:country="ES"/>
    </style:style>
    <style:style style:name="T5549" style:parent-style-name="Fuentedepárrafopredeter." style:family="text">
      <style:text-properties fo:color="#0000FF" fo:letter-spacing="-0.0062in" style:text-scale="211%" fo:language="es" fo:country="ES"/>
    </style:style>
    <style:style style:name="T5550" style:parent-style-name="Fuentedepárrafopredeter." style:family="text">
      <style:text-properties fo:color="#0000FF" fo:letter-spacing="-0.0062in" style:text-scale="112%" fo:language="es" fo:country="ES"/>
    </style:style>
    <style:style style:name="T5551" style:parent-style-name="Fuentedepárrafopredeter." style:family="text">
      <style:text-properties fo:color="#0000FF" style:text-scale="110%" fo:language="es" fo:country="ES"/>
    </style:style>
    <style:style style:name="T5552" style:parent-style-name="Fuentedepárrafopredeter." style:family="text">
      <style:text-properties fo:color="#0000FF" fo:language="es" fo:country="ES"/>
    </style:style>
    <style:style style:name="T5553" style:parent-style-name="Fuentedepárrafopredeter." style:family="text">
      <style:text-properties fo:color="#0000FF" fo:letter-spacing="-0.0118in" fo:language="es" fo:country="ES"/>
    </style:style>
    <style:style style:name="T5554" style:parent-style-name="Fuentedepárrafopredeter." style:family="text">
      <style:text-properties fo:color="#0000FF" style:text-scale="122%" fo:language="es" fo:country="ES"/>
    </style:style>
    <style:style style:name="T5555" style:parent-style-name="Fuentedepárrafopredeter." style:family="text">
      <style:text-properties fo:color="#0000FF" fo:language="es" fo:country="ES"/>
    </style:style>
    <style:style style:name="T5556" style:parent-style-name="Fuentedepárrafopredeter." style:family="text">
      <style:text-properties fo:color="#0000FF" fo:letter-spacing="-0.0118in" fo:language="es" fo:country="ES"/>
    </style:style>
    <style:style style:name="T5557" style:parent-style-name="Fuentedepárrafopredeter." style:family="text">
      <style:text-properties fo:color="#0000FF" fo:letter-spacing="-0.0062in" style:text-scale="108%" fo:language="es" fo:country="ES"/>
    </style:style>
    <style:style style:name="T5558" style:parent-style-name="Fuentedepárrafopredeter." style:family="text">
      <style:text-properties fo:color="#0000FF" fo:letter-spacing="-0.0062in" style:text-scale="110%" fo:language="es" fo:country="ES"/>
    </style:style>
    <style:style style:name="T5559" style:parent-style-name="Fuentedepárrafopredeter." style:family="text">
      <style:text-properties fo:color="#0000FF" style:text-scale="110%" fo:language="es" fo:country="ES"/>
    </style:style>
    <style:style style:name="T5560" style:parent-style-name="Fuentedepárrafopredeter." style:family="text">
      <style:text-properties fo:color="#0000FF" fo:language="es" fo:country="ES"/>
    </style:style>
    <style:style style:name="T5561" style:parent-style-name="Fuentedepárrafopredeter." style:family="text">
      <style:text-properties fo:color="#0000FF" fo:letter-spacing="-0.0118in" fo:language="es" fo:country="ES"/>
    </style:style>
    <style:style style:name="T5562" style:parent-style-name="Fuentedepárrafopredeter." style:family="text">
      <style:text-properties fo:color="#0000FF" fo:letter-spacing="-0.0062in" style:text-scale="110%" fo:language="es" fo:country="ES"/>
    </style:style>
    <style:style style:name="T5563" style:parent-style-name="Fuentedepárrafopredeter." style:family="text">
      <style:text-properties fo:color="#0000FF" fo:letter-spacing="-0.0062in" style:text-scale="148%" fo:language="es" fo:country="ES"/>
    </style:style>
    <style:style style:name="T5564" style:parent-style-name="Fuentedepárrafopredeter." style:family="text">
      <style:text-properties fo:color="#0000FF" fo:letter-spacing="-0.0062in" style:text-scale="151%" fo:language="es" fo:country="ES"/>
    </style:style>
    <style:style style:name="T5565" style:parent-style-name="Fuentedepárrafopredeter." style:family="text">
      <style:text-properties fo:color="#0000FF" fo:letter-spacing="-0.0062in" style:text-scale="114%" fo:language="es" fo:country="ES"/>
    </style:style>
    <style:style style:name="T5566" style:parent-style-name="Fuentedepárrafopredeter." style:family="text">
      <style:text-properties fo:color="#0000FF" style:text-scale="110%" fo:language="es" fo:country="ES"/>
    </style:style>
    <style:style style:name="T5567" style:parent-style-name="Fuentedepárrafopredeter." style:family="text">
      <style:text-properties fo:color="#0000FF" fo:language="es" fo:country="ES"/>
    </style:style>
    <style:style style:name="T5568" style:parent-style-name="Fuentedepárrafopredeter." style:family="text">
      <style:text-properties fo:color="#0000FF" fo:letter-spacing="-0.0118in" fo:language="es" fo:country="ES"/>
    </style:style>
    <style:style style:name="T5569" style:parent-style-name="Fuentedepárrafopredeter." style:family="text">
      <style:text-properties fo:color="#0000FF" fo:letter-spacing="-0.0062in" style:text-scale="110%" fo:language="es" fo:country="ES"/>
    </style:style>
    <style:style style:name="T5570" style:parent-style-name="Fuentedepárrafopredeter." style:family="text">
      <style:text-properties fo:color="#0000FF" fo:letter-spacing="-0.0062in" style:text-scale="114%" fo:language="es" fo:country="ES"/>
    </style:style>
    <style:style style:name="T5571" style:parent-style-name="Fuentedepárrafopredeter." style:family="text">
      <style:text-properties fo:color="#0000FF" fo:letter-spacing="-0.0062in" style:text-scale="121%" fo:language="es" fo:country="ES"/>
    </style:style>
    <style:style style:name="T5572" style:parent-style-name="Fuentedepárrafopredeter." style:family="text">
      <style:text-properties fo:color="#0000FF" fo:letter-spacing="-0.0062in" style:text-scale="211%" fo:language="es" fo:country="ES"/>
    </style:style>
    <style:style style:name="T5573" style:parent-style-name="Fuentedepárrafopredeter." style:family="text">
      <style:text-properties fo:color="#0000FF" fo:letter-spacing="-0.0062in" style:text-scale="110%" fo:language="es" fo:country="ES"/>
    </style:style>
    <style:style style:name="T5574" style:parent-style-name="Fuentedepárrafopredeter." style:family="text">
      <style:text-properties fo:color="#0000FF" fo:letter-spacing="-0.0062in" style:text-scale="108%" fo:language="es" fo:country="ES"/>
    </style:style>
    <style:style style:name="T5575" style:parent-style-name="Fuentedepárrafopredeter." style:family="text">
      <style:text-properties fo:color="#0000FF" fo:letter-spacing="-0.0062in" style:text-scale="112%" fo:language="es" fo:country="ES"/>
    </style:style>
    <style:style style:name="T5576" style:parent-style-name="Fuentedepárrafopredeter." style:family="text">
      <style:text-properties fo:color="#0000FF" style:text-scale="163%" fo:language="es" fo:country="ES"/>
    </style:style>
    <style:style style:name="T5577" style:parent-style-name="Fuentedepárrafopredeter." style:family="text">
      <style:text-properties fo:color="#0000FF" fo:language="es" fo:country="ES"/>
    </style:style>
    <style:style style:name="T5578" style:parent-style-name="Fuentedepárrafopredeter." style:family="text">
      <style:text-properties fo:color="#0000FF" fo:letter-spacing="-0.0118in" fo:language="es" fo:country="ES"/>
    </style:style>
    <style:style style:name="T5579" style:parent-style-name="Fuentedepárrafopredeter." style:family="text">
      <style:text-properties fo:color="#0000FF" fo:letter-spacing="-0.0062in" style:text-scale="107%" fo:language="es" fo:country="ES"/>
    </style:style>
    <style:style style:name="T5580" style:parent-style-name="Fuentedepárrafopredeter." style:family="text">
      <style:text-properties fo:color="#0000FF" fo:letter-spacing="-0.0062in" style:text-scale="114%" fo:language="es" fo:country="ES"/>
    </style:style>
    <style:style style:name="T5581" style:parent-style-name="Fuentedepárrafopredeter." style:family="text">
      <style:text-properties fo:color="#0000FF" fo:letter-spacing="-0.0062in" style:text-scale="154%" fo:language="es" fo:country="ES"/>
    </style:style>
    <style:style style:name="T5582" style:parent-style-name="Fuentedepárrafopredeter." style:family="text">
      <style:text-properties fo:color="#0000FF" style:text-scale="114%" fo:language="es" fo:country="ES"/>
    </style:style>
    <style:style style:name="T5583" style:parent-style-name="Fuentedepárrafopredeter." style:family="text">
      <style:text-properties fo:color="#0000FF" fo:letter-spacing="-0.0062in" style:text-scale="110%" fo:language="es" fo:country="ES"/>
    </style:style>
    <style:style style:name="T5584" style:parent-style-name="Fuentedepárrafopredeter." style:family="text">
      <style:text-properties fo:color="#0000FF" fo:letter-spacing="-0.0062in" style:text-scale="204%" fo:language="es" fo:country="ES"/>
    </style:style>
    <style:style style:name="T5585" style:parent-style-name="Fuentedepárrafopredeter." style:family="text">
      <style:text-properties fo:color="#0000FF" style:text-scale="112%" fo:language="es" fo:country="ES"/>
    </style:style>
    <style:style style:name="T5586" style:parent-style-name="Fuentedepárrafopredeter." style:family="text">
      <style:text-properties fo:color="#0000FF" fo:language="es" fo:country="ES"/>
    </style:style>
    <style:style style:name="T5587" style:parent-style-name="Fuentedepárrafopredeter." style:family="text">
      <style:text-properties fo:color="#0000FF" fo:letter-spacing="-0.0118in" fo:language="es" fo:country="ES"/>
    </style:style>
    <style:style style:name="T5588" style:parent-style-name="Fuentedepárrafopredeter." style:family="text">
      <style:text-properties fo:color="#0000FF" fo:letter-spacing="-0.0062in" style:text-scale="110%" fo:language="es" fo:country="ES"/>
    </style:style>
    <style:style style:name="T5589" style:parent-style-name="Fuentedepárrafopredeter." style:family="text">
      <style:text-properties fo:color="#0000FF" fo:letter-spacing="-0.0062in" style:text-scale="151%" fo:language="es" fo:country="ES"/>
    </style:style>
    <style:style style:name="T5590" style:parent-style-name="Fuentedepárrafopredeter." style:family="text">
      <style:text-properties fo:color="#0000FF" fo:letter-spacing="-0.0062in" style:text-scale="211%" fo:language="es" fo:country="ES"/>
    </style:style>
    <style:style style:name="T5591" style:parent-style-name="Fuentedepárrafopredeter." style:family="text">
      <style:text-properties fo:color="#0000FF" fo:letter-spacing="-0.0062in" style:text-scale="204%" fo:language="es" fo:country="ES"/>
    </style:style>
    <style:style style:name="T5592" style:parent-style-name="Fuentedepárrafopredeter." style:family="text">
      <style:text-properties fo:color="#0000FF" fo:letter-spacing="-0.0062in" style:text-scale="211%" fo:language="es" fo:country="ES"/>
    </style:style>
    <style:style style:name="T5593" style:parent-style-name="Fuentedepárrafopredeter." style:family="text">
      <style:text-properties fo:color="#0000FF" fo:letter-spacing="-0.0062in" style:text-scale="121%" fo:language="es" fo:country="ES"/>
    </style:style>
    <style:style style:name="T5594" style:parent-style-name="Fuentedepárrafopredeter." style:family="text">
      <style:text-properties fo:color="#0000FF" style:text-scale="110%" fo:language="es" fo:country="ES"/>
    </style:style>
    <style:style style:name="T5595" style:parent-style-name="Fuentedepárrafopredeter." style:family="text">
      <style:text-properties fo:color="#0000FF" fo:language="es" fo:country="ES"/>
    </style:style>
    <style:style style:name="T5596" style:parent-style-name="Fuentedepárrafopredeter." style:family="text">
      <style:text-properties fo:color="#0000FF" fo:letter-spacing="-0.0118in" fo:language="es" fo:country="ES"/>
    </style:style>
    <style:style style:name="T5597" style:parent-style-name="Fuentedepárrafopredeter." style:family="text">
      <style:text-properties fo:color="#0000FF" fo:letter-spacing="-0.0062in" style:text-scale="110%" fo:language="es" fo:country="ES"/>
    </style:style>
    <style:style style:name="T5598" style:parent-style-name="Fuentedepárrafopredeter." style:family="text">
      <style:text-properties fo:color="#0000FF" style:text-scale="204%" fo:language="es" fo:country="ES"/>
    </style:style>
    <style:style style:name="T5599" style:parent-style-name="Fuentedepárrafopredeter." style:family="text">
      <style:text-properties fo:color="#0000FF" fo:language="es" fo:country="ES"/>
    </style:style>
    <style:style style:name="T5600" style:parent-style-name="Fuentedepárrafopredeter." style:family="text">
      <style:text-properties fo:color="#0000FF" fo:letter-spacing="-0.0118in" fo:language="es" fo:country="ES"/>
    </style:style>
    <style:style style:name="T5601" style:parent-style-name="Fuentedepárrafopredeter." style:family="text">
      <style:text-properties fo:color="#0000FF" fo:letter-spacing="-0.0062in" style:text-scale="121%" fo:language="es" fo:country="ES"/>
    </style:style>
    <style:style style:name="T5602" style:parent-style-name="Fuentedepárrafopredeter." style:family="text">
      <style:text-properties fo:color="#0000FF" fo:letter-spacing="-0.0062in" style:text-scale="112%" fo:language="es" fo:country="ES"/>
    </style:style>
    <style:style style:name="T5603" style:parent-style-name="Fuentedepárrafopredeter." style:family="text">
      <style:text-properties fo:color="#0000FF" fo:letter-spacing="-0.0062in" style:text-scale="72%" fo:language="es" fo:country="ES"/>
    </style:style>
    <style:style style:name="T5604" style:parent-style-name="Fuentedepárrafopredeter." style:family="text">
      <style:text-properties fo:color="#0000FF" fo:letter-spacing="-0.0062in" style:text-scale="114%" fo:language="es" fo:country="ES"/>
    </style:style>
    <style:style style:name="T5605" style:parent-style-name="Fuentedepárrafopredeter." style:family="text">
      <style:text-properties fo:color="#0000FF" fo:letter-spacing="-0.0062in" style:text-scale="110%" fo:language="es" fo:country="ES"/>
    </style:style>
    <style:style style:name="T5606" style:parent-style-name="Fuentedepárrafopredeter." style:family="text">
      <style:text-properties fo:color="#0000FF" fo:letter-spacing="-0.0062in" style:text-scale="108%" fo:language="es" fo:country="ES"/>
    </style:style>
    <style:style style:name="T5607" style:parent-style-name="Fuentedepárrafopredeter." style:family="text">
      <style:text-properties fo:color="#0000FF" style:text-scale="112%" fo:language="es" fo:country="ES"/>
    </style:style>
    <style:style style:name="T5608" style:parent-style-name="Fuentedepárrafopredeter." style:family="text">
      <style:text-properties fo:color="#0000FF" fo:language="es" fo:country="ES"/>
    </style:style>
    <style:style style:name="T5609" style:parent-style-name="Fuentedepárrafopredeter." style:family="text">
      <style:text-properties fo:color="#0000FF" fo:letter-spacing="-0.0118in" fo:language="es" fo:country="ES"/>
    </style:style>
    <style:style style:name="T5610" style:parent-style-name="Fuentedepárrafopredeter." style:family="text">
      <style:text-properties fo:color="#0000FF" fo:letter-spacing="-0.0062in" style:text-scale="80%" fo:language="es" fo:country="ES"/>
    </style:style>
    <style:style style:name="T5611" style:parent-style-name="Fuentedepárrafopredeter." style:family="text">
      <style:text-properties fo:color="#0000FF" style:text-scale="163%" fo:language="es" fo:country="ES"/>
    </style:style>
    <style:style style:name="P5612" style:parent-style-name="Textoindependiente" style:family="paragraph">
      <style:paragraph-properties fo:margin-top="0.0006in" fo:margin-right="0.3965in"/>
    </style:style>
    <style:style style:name="T5613" style:parent-style-name="Fuentedepárrafopredeter." style:family="text">
      <style:text-properties fo:color="#0000FF" fo:letter-spacing="-0.0062in" style:text-scale="114%" fo:language="es" fo:country="ES"/>
    </style:style>
    <style:style style:name="T5614" style:parent-style-name="Fuentedepárrafopredeter." style:family="text">
      <style:text-properties fo:color="#0000FF" fo:letter-spacing="-0.0062in" style:text-scale="84%" fo:language="es" fo:country="ES"/>
    </style:style>
    <style:style style:name="T5615" style:parent-style-name="Fuentedepárrafopredeter." style:family="text">
      <style:text-properties fo:color="#0000FF" fo:letter-spacing="-0.0062in" style:text-scale="112%" fo:language="es" fo:country="ES"/>
    </style:style>
    <style:style style:name="T5616" style:parent-style-name="Fuentedepárrafopredeter." style:family="text">
      <style:text-properties fo:color="#0000FF" fo:letter-spacing="-0.0062in" style:text-scale="148%" fo:language="es" fo:country="ES"/>
    </style:style>
    <style:style style:name="T5617" style:parent-style-name="Fuentedepárrafopredeter." style:family="text">
      <style:text-properties fo:color="#0000FF" fo:letter-spacing="-0.0062in" style:text-scale="151%" fo:language="es" fo:country="ES"/>
    </style:style>
    <style:style style:name="T5618" style:parent-style-name="Fuentedepárrafopredeter." style:family="text">
      <style:text-properties fo:color="#0000FF" fo:letter-spacing="-0.0062in" style:text-scale="154%" fo:language="es" fo:country="ES"/>
    </style:style>
    <style:style style:name="T5619" style:parent-style-name="Fuentedepárrafopredeter." style:family="text">
      <style:text-properties fo:color="#0000FF" fo:letter-spacing="-0.0062in" style:text-scale="114%" fo:language="es" fo:country="ES"/>
    </style:style>
    <style:style style:name="T5620" style:parent-style-name="Fuentedepárrafopredeter." style:family="text">
      <style:text-properties fo:color="#0000FF" style:text-scale="154%" fo:language="es" fo:country="ES"/>
    </style:style>
    <style:style style:name="T5621" style:parent-style-name="Fuentedepárrafopredeter." style:family="text">
      <style:text-properties fo:color="#0000FF" fo:language="es" fo:country="ES"/>
    </style:style>
    <style:style style:name="T5622" style:parent-style-name="Fuentedepárrafopredeter." style:family="text">
      <style:text-properties fo:color="#0000FF" fo:letter-spacing="-0.0118in" fo:language="es" fo:country="ES"/>
    </style:style>
    <style:style style:name="T5623" style:parent-style-name="Fuentedepárrafopredeter." style:family="text">
      <style:text-properties fo:color="#0000FF" fo:letter-spacing="-0.0062in" style:text-scale="204%" fo:language="es" fo:country="ES"/>
    </style:style>
    <style:style style:name="T5624" style:parent-style-name="Fuentedepárrafopredeter." style:family="text">
      <style:text-properties fo:color="#0000FF" fo:letter-spacing="-0.0062in" style:text-scale="112%" fo:language="es" fo:country="ES"/>
    </style:style>
    <style:style style:name="T5625" style:parent-style-name="Fuentedepárrafopredeter." style:family="text">
      <style:text-properties fo:color="#0000FF" style:text-scale="148%" fo:language="es" fo:country="ES"/>
    </style:style>
    <style:style style:name="T5626" style:parent-style-name="Fuentedepárrafopredeter." style:family="text">
      <style:text-properties fo:color="#0000FF" fo:language="es" fo:country="ES"/>
    </style:style>
    <style:style style:name="T5627" style:parent-style-name="Fuentedepárrafopredeter." style:family="text">
      <style:text-properties fo:color="#0000FF" fo:letter-spacing="-0.0118in" fo:language="es" fo:country="ES"/>
    </style:style>
    <style:style style:name="T5628" style:parent-style-name="Fuentedepárrafopredeter." style:family="text">
      <style:text-properties fo:color="#0000FF" fo:letter-spacing="-0.0062in" style:text-scale="114%" fo:language="es" fo:country="ES"/>
    </style:style>
    <style:style style:name="T5629" style:parent-style-name="Fuentedepárrafopredeter." style:family="text">
      <style:text-properties fo:color="#0000FF" style:text-scale="114%" fo:language="es" fo:country="ES"/>
    </style:style>
    <style:style style:name="T5630" style:parent-style-name="Fuentedepárrafopredeter." style:family="text">
      <style:text-properties fo:color="#0000FF" fo:language="es" fo:country="ES"/>
    </style:style>
    <style:style style:name="T5631" style:parent-style-name="Fuentedepárrafopredeter." style:family="text">
      <style:text-properties fo:color="#0000FF" fo:letter-spacing="-0.0118in" fo:language="es" fo:country="ES"/>
    </style:style>
    <style:style style:name="T5632" style:parent-style-name="Fuentedepárrafopredeter." style:family="text">
      <style:text-properties fo:color="#0000FF" fo:letter-spacing="-0.0062in" style:text-scale="108%" fo:language="es" fo:country="ES"/>
    </style:style>
    <style:style style:name="T5633" style:parent-style-name="Fuentedepárrafopredeter." style:family="text">
      <style:text-properties fo:color="#0000FF" fo:letter-spacing="-0.0062in" style:text-scale="154%" fo:language="es" fo:country="ES"/>
    </style:style>
    <style:style style:name="T5634" style:parent-style-name="Fuentedepárrafopredeter." style:family="text">
      <style:text-properties fo:color="#0000FF" fo:letter-spacing="-0.0062in" style:text-scale="112%" fo:language="es" fo:country="ES"/>
    </style:style>
    <style:style style:name="T5635" style:parent-style-name="Fuentedepárrafopredeter." style:family="text">
      <style:text-properties fo:color="#0000FF" fo:letter-spacing="-0.0062in" style:text-scale="121%" fo:language="es" fo:country="ES"/>
    </style:style>
    <style:style style:name="T5636" style:parent-style-name="Fuentedepárrafopredeter." style:family="text">
      <style:text-properties fo:color="#0000FF" fo:letter-spacing="-0.0062in" style:text-scale="110%" fo:language="es" fo:country="ES"/>
    </style:style>
    <style:style style:name="T5637" style:parent-style-name="Fuentedepárrafopredeter." style:family="text">
      <style:text-properties fo:color="#0000FF" fo:letter-spacing="-0.0062in" style:text-scale="148%" fo:language="es" fo:country="ES"/>
    </style:style>
    <style:style style:name="T5638" style:parent-style-name="Fuentedepárrafopredeter." style:family="text">
      <style:text-properties fo:color="#0000FF" fo:letter-spacing="-0.0062in" style:text-scale="112%" fo:language="es" fo:country="ES"/>
    </style:style>
    <style:style style:name="T5639" style:parent-style-name="Fuentedepárrafopredeter." style:family="text">
      <style:text-properties fo:color="#0000FF" style:text-scale="148%" fo:language="es" fo:country="ES"/>
    </style:style>
    <style:style style:name="T5640" style:parent-style-name="Fuentedepárrafopredeter." style:family="text">
      <style:text-properties fo:color="#0000FF" fo:language="es" fo:country="ES"/>
    </style:style>
    <style:style style:name="T5641" style:parent-style-name="Fuentedepárrafopredeter." style:family="text">
      <style:text-properties fo:color="#0000FF" fo:letter-spacing="-0.0118in" fo:language="es" fo:country="ES"/>
    </style:style>
    <style:style style:name="T5642" style:parent-style-name="Fuentedepárrafopredeter." style:family="text">
      <style:text-properties fo:color="#0000FF" fo:letter-spacing="-0.0062in" style:text-scale="108%" fo:language="es" fo:country="ES"/>
    </style:style>
    <style:style style:name="T5643" style:parent-style-name="Fuentedepárrafopredeter." style:family="text">
      <style:text-properties fo:color="#0000FF" fo:letter-spacing="-0.0062in" style:text-scale="110%" fo:language="es" fo:country="ES"/>
    </style:style>
    <style:style style:name="T5644" style:parent-style-name="Fuentedepárrafopredeter." style:family="text">
      <style:text-properties fo:color="#0000FF" style:text-scale="110%" fo:language="es" fo:country="ES"/>
    </style:style>
    <style:style style:name="T5645" style:parent-style-name="Fuentedepárrafopredeter." style:family="text">
      <style:text-properties fo:color="#0000FF" fo:language="es" fo:country="ES"/>
    </style:style>
    <style:style style:name="T5646" style:parent-style-name="Fuentedepárrafopredeter." style:family="text">
      <style:text-properties fo:color="#0000FF" fo:letter-spacing="-0.0118in" fo:language="es" fo:country="ES"/>
    </style:style>
    <style:style style:name="T5647" style:parent-style-name="Fuentedepárrafopredeter." style:family="text">
      <style:text-properties fo:color="#0000FF" fo:letter-spacing="-0.0062in" style:text-scale="121%" fo:language="es" fo:country="ES"/>
    </style:style>
    <style:style style:name="T5648" style:parent-style-name="Fuentedepárrafopredeter." style:family="text">
      <style:text-properties fo:color="#0000FF" fo:letter-spacing="-0.0062in" style:text-scale="112%" fo:language="es" fo:country="ES"/>
    </style:style>
    <style:style style:name="T5649" style:parent-style-name="Fuentedepárrafopredeter." style:family="text">
      <style:text-properties fo:color="#0000FF" fo:letter-spacing="-0.0062in" style:text-scale="110%" fo:language="es" fo:country="ES"/>
    </style:style>
    <style:style style:name="T5650" style:parent-style-name="Fuentedepárrafopredeter." style:family="text">
      <style:text-properties fo:color="#0000FF" fo:letter-spacing="-0.0062in" style:text-scale="148%" fo:language="es" fo:country="ES"/>
    </style:style>
    <style:style style:name="T5651" style:parent-style-name="Fuentedepárrafopredeter." style:family="text">
      <style:text-properties fo:color="#0000FF" fo:letter-spacing="-0.0062in" style:text-scale="110%" fo:language="es" fo:country="ES"/>
    </style:style>
    <style:style style:name="T5652" style:parent-style-name="Fuentedepárrafopredeter." style:family="text">
      <style:text-properties fo:color="#0000FF" fo:letter-spacing="-0.0062in" style:text-scale="72%" fo:language="es" fo:country="ES"/>
    </style:style>
    <style:style style:name="T5653" style:parent-style-name="Fuentedepárrafopredeter." style:family="text">
      <style:text-properties fo:color="#0000FF" fo:letter-spacing="-0.0062in" style:text-scale="110%" fo:language="es" fo:country="ES"/>
    </style:style>
    <style:style style:name="T5654" style:parent-style-name="Fuentedepárrafopredeter." style:family="text">
      <style:text-properties fo:color="#0000FF" style:text-scale="110%" fo:language="es" fo:country="ES"/>
    </style:style>
    <style:style style:name="T5655" style:parent-style-name="Fuentedepárrafopredeter." style:family="text">
      <style:text-properties fo:color="#0000FF" fo:language="es" fo:country="ES"/>
    </style:style>
    <style:style style:name="T5656" style:parent-style-name="Fuentedepárrafopredeter." style:family="text">
      <style:text-properties fo:color="#0000FF" fo:letter-spacing="-0.0118in" fo:language="es" fo:country="ES"/>
    </style:style>
    <style:style style:name="T5657" style:parent-style-name="Fuentedepárrafopredeter." style:family="text">
      <style:text-properties fo:color="#0000FF" fo:letter-spacing="-0.0062in" style:text-scale="72%" fo:language="es" fo:country="ES"/>
    </style:style>
    <style:style style:name="T5658" style:parent-style-name="Fuentedepárrafopredeter." style:family="text">
      <style:text-properties fo:color="#0000FF" fo:letter-spacing="-0.0062in" style:text-scale="114%" fo:language="es" fo:country="ES"/>
    </style:style>
    <style:style style:name="T5659" style:parent-style-name="Fuentedepárrafopredeter." style:family="text">
      <style:text-properties fo:color="#0000FF" style:text-scale="148%" fo:language="es" fo:country="ES"/>
    </style:style>
    <style:style style:name="T5660" style:parent-style-name="Fuentedepárrafopredeter." style:family="text">
      <style:text-properties fo:color="#0000FF" fo:language="es" fo:country="ES"/>
    </style:style>
    <style:style style:name="T5661" style:parent-style-name="Fuentedepárrafopredeter." style:family="text">
      <style:text-properties fo:color="#0000FF" fo:letter-spacing="-0.0118in" fo:language="es" fo:country="ES"/>
    </style:style>
    <style:style style:name="T5662" style:parent-style-name="Fuentedepárrafopredeter." style:family="text">
      <style:text-properties fo:color="#0000FF" fo:letter-spacing="-0.0062in" style:text-scale="72%" fo:language="es" fo:country="ES"/>
    </style:style>
    <style:style style:name="T5663" style:parent-style-name="Fuentedepárrafopredeter." style:family="text">
      <style:text-properties fo:color="#0000FF" fo:letter-spacing="-0.0062in" style:text-scale="110%" fo:language="es" fo:country="ES"/>
    </style:style>
    <style:style style:name="T5664" style:parent-style-name="Fuentedepárrafopredeter." style:family="text">
      <style:text-properties fo:color="#0000FF" fo:letter-spacing="-0.0062in" style:text-scale="72%" fo:language="es" fo:country="ES"/>
    </style:style>
    <style:style style:name="T5665" style:parent-style-name="Fuentedepárrafopredeter." style:family="text">
      <style:text-properties fo:color="#0000FF" fo:letter-spacing="-0.0062in" style:text-scale="112%" fo:language="es" fo:country="ES"/>
    </style:style>
    <style:style style:name="T5666" style:parent-style-name="Fuentedepárrafopredeter." style:family="text">
      <style:text-properties fo:color="#0000FF" fo:letter-spacing="-0.0062in" style:text-scale="154%" fo:language="es" fo:country="ES"/>
    </style:style>
    <style:style style:name="T5667" style:parent-style-name="Fuentedepárrafopredeter." style:family="text">
      <style:text-properties fo:color="#0000FF" fo:letter-spacing="-0.0062in" style:text-scale="211%" fo:language="es" fo:country="ES"/>
    </style:style>
    <style:style style:name="T5668" style:parent-style-name="Fuentedepárrafopredeter." style:family="text">
      <style:text-properties fo:color="#0000FF" fo:letter-spacing="-0.0062in" style:text-scale="114%" fo:language="es" fo:country="ES"/>
    </style:style>
    <style:style style:name="T5669" style:parent-style-name="Fuentedepárrafopredeter." style:family="text">
      <style:text-properties fo:color="#0000FF" style:text-scale="163%" fo:language="es" fo:country="ES"/>
    </style:style>
    <style:style style:name="T5670" style:parent-style-name="Fuentedepárrafopredeter." style:family="text">
      <style:text-properties fo:color="#0000FF" fo:language="es" fo:country="ES"/>
    </style:style>
    <style:style style:name="T5671" style:parent-style-name="Fuentedepárrafopredeter." style:family="text">
      <style:text-properties fo:color="#0000FF" fo:letter-spacing="-0.0118in" fo:language="es" fo:country="ES"/>
    </style:style>
    <style:style style:name="T5672" style:parent-style-name="Fuentedepárrafopredeter." style:family="text">
      <style:text-properties fo:color="#0000FF" fo:letter-spacing="-0.0062in" style:text-scale="107%" fo:language="es" fo:country="ES"/>
    </style:style>
    <style:style style:name="T5673" style:parent-style-name="Fuentedepárrafopredeter." style:family="text">
      <style:text-properties fo:color="#0000FF" fo:letter-spacing="-0.0062in" style:text-scale="114%" fo:language="es" fo:country="ES"/>
    </style:style>
    <style:style style:name="T5674" style:parent-style-name="Fuentedepárrafopredeter." style:family="text">
      <style:text-properties fo:color="#0000FF" fo:letter-spacing="-0.0062in" style:text-scale="154%" fo:language="es" fo:country="ES"/>
    </style:style>
    <style:style style:name="T5675" style:parent-style-name="Fuentedepárrafopredeter." style:family="text">
      <style:text-properties fo:color="#0000FF" style:text-scale="114%" fo:language="es" fo:country="ES"/>
    </style:style>
    <style:style style:name="T5676" style:parent-style-name="Fuentedepárrafopredeter." style:family="text">
      <style:text-properties fo:color="#0000FF" fo:language="es" fo:country="ES"/>
    </style:style>
    <style:style style:name="T5677" style:parent-style-name="Fuentedepárrafopredeter." style:family="text">
      <style:text-properties fo:color="#0000FF" fo:letter-spacing="-0.0118in" fo:language="es" fo:country="ES"/>
    </style:style>
    <style:style style:name="T5678" style:parent-style-name="Fuentedepárrafopredeter." style:family="text">
      <style:text-properties fo:color="#0000FF" fo:letter-spacing="-0.0062in" style:text-scale="110%" fo:language="es" fo:country="ES"/>
    </style:style>
    <style:style style:name="T5679" style:parent-style-name="Fuentedepárrafopredeter." style:family="text">
      <style:text-properties fo:color="#0000FF" fo:letter-spacing="-0.0062in" style:text-scale="204%" fo:language="es" fo:country="ES"/>
    </style:style>
    <style:style style:name="T5680" style:parent-style-name="Fuentedepárrafopredeter." style:family="text">
      <style:text-properties fo:color="#0000FF" style:text-scale="112%" fo:language="es" fo:country="ES"/>
    </style:style>
    <style:style style:name="T5681" style:parent-style-name="Fuentedepárrafopredeter." style:family="text">
      <style:text-properties fo:color="#0000FF" fo:language="es" fo:country="ES"/>
    </style:style>
    <style:style style:name="T5682" style:parent-style-name="Fuentedepárrafopredeter." style:family="text">
      <style:text-properties fo:color="#0000FF" fo:letter-spacing="-0.0118in" fo:language="es" fo:country="ES"/>
    </style:style>
    <style:style style:name="T5683" style:parent-style-name="Fuentedepárrafopredeter." style:family="text">
      <style:text-properties fo:color="#0000FF" fo:letter-spacing="-0.0062in" style:text-scale="110%" fo:language="es" fo:country="ES"/>
    </style:style>
    <style:style style:name="T5684" style:parent-style-name="Fuentedepárrafopredeter." style:family="text">
      <style:text-properties fo:color="#0000FF" fo:letter-spacing="-0.0062in" style:text-scale="151%" fo:language="es" fo:country="ES"/>
    </style:style>
    <style:style style:name="T5685" style:parent-style-name="Fuentedepárrafopredeter." style:family="text">
      <style:text-properties fo:color="#0000FF" fo:letter-spacing="-0.0062in" style:text-scale="211%" fo:language="es" fo:country="ES"/>
    </style:style>
    <style:style style:name="T5686" style:parent-style-name="Fuentedepárrafopredeter." style:family="text">
      <style:text-properties fo:color="#0000FF" fo:letter-spacing="-0.0062in" style:text-scale="204%" fo:language="es" fo:country="ES"/>
    </style:style>
    <style:style style:name="T5687" style:parent-style-name="Fuentedepárrafopredeter." style:family="text">
      <style:text-properties fo:color="#0000FF" fo:letter-spacing="-0.0062in" style:text-scale="211%" fo:language="es" fo:country="ES"/>
    </style:style>
    <style:style style:name="T5688" style:parent-style-name="Fuentedepárrafopredeter." style:family="text">
      <style:text-properties fo:color="#0000FF" fo:letter-spacing="-0.0062in" style:text-scale="121%" fo:language="es" fo:country="ES"/>
    </style:style>
    <style:style style:name="T5689" style:parent-style-name="Fuentedepárrafopredeter." style:family="text">
      <style:text-properties fo:color="#0000FF" style:text-scale="110%" fo:language="es" fo:country="ES"/>
    </style:style>
    <style:style style:name="T5690" style:parent-style-name="Fuentedepárrafopredeter." style:family="text">
      <style:text-properties fo:color="#0000FF" fo:language="es" fo:country="ES"/>
    </style:style>
    <style:style style:name="T5691" style:parent-style-name="Fuentedepárrafopredeter." style:family="text">
      <style:text-properties fo:color="#0000FF" fo:letter-spacing="-0.0118in" fo:language="es" fo:country="ES"/>
    </style:style>
    <style:style style:name="T5692" style:parent-style-name="Fuentedepárrafopredeter." style:family="text">
      <style:text-properties fo:color="#0000FF" fo:letter-spacing="-0.0062in" style:text-scale="110%" fo:language="es" fo:country="ES"/>
    </style:style>
    <style:style style:name="T5693" style:parent-style-name="Fuentedepárrafopredeter." style:family="text">
      <style:text-properties fo:color="#0000FF" style:text-scale="204%" fo:language="es" fo:country="ES"/>
    </style:style>
    <style:style style:name="T5694" style:parent-style-name="Fuentedepárrafopredeter." style:family="text">
      <style:text-properties fo:color="#0000FF" fo:language="es" fo:country="ES"/>
    </style:style>
    <style:style style:name="T5695" style:parent-style-name="Fuentedepárrafopredeter." style:family="text">
      <style:text-properties fo:color="#0000FF" fo:letter-spacing="-0.0118in" fo:language="es" fo:country="ES"/>
    </style:style>
    <style:style style:name="T5696" style:parent-style-name="Fuentedepárrafopredeter." style:family="text">
      <style:text-properties fo:color="#0000FF" fo:letter-spacing="-0.0062in" style:text-scale="121%" fo:language="es" fo:country="ES"/>
    </style:style>
    <style:style style:name="T5697" style:parent-style-name="Fuentedepárrafopredeter." style:family="text">
      <style:text-properties fo:color="#0000FF" fo:letter-spacing="-0.0062in" style:text-scale="112%" fo:language="es" fo:country="ES"/>
    </style:style>
    <style:style style:name="T5698" style:parent-style-name="Fuentedepárrafopredeter." style:family="text">
      <style:text-properties fo:color="#0000FF" fo:letter-spacing="-0.0062in" style:text-scale="72%" fo:language="es" fo:country="ES"/>
    </style:style>
    <style:style style:name="T5699" style:parent-style-name="Fuentedepárrafopredeter." style:family="text">
      <style:text-properties fo:color="#0000FF" fo:letter-spacing="-0.0062in" style:text-scale="114%" fo:language="es" fo:country="ES"/>
    </style:style>
    <style:style style:name="T5700" style:parent-style-name="Fuentedepárrafopredeter." style:family="text">
      <style:text-properties fo:color="#0000FF" fo:letter-spacing="-0.0062in" style:text-scale="110%" fo:language="es" fo:country="ES"/>
    </style:style>
    <style:style style:name="T5701" style:parent-style-name="Fuentedepárrafopredeter." style:family="text">
      <style:text-properties fo:color="#0000FF" fo:letter-spacing="-0.0062in" style:text-scale="108%" fo:language="es" fo:country="ES"/>
    </style:style>
    <style:style style:name="T5702" style:parent-style-name="Fuentedepárrafopredeter." style:family="text">
      <style:text-properties fo:color="#0000FF" style:text-scale="112%" fo:language="es" fo:country="ES"/>
    </style:style>
    <style:style style:name="T5703" style:parent-style-name="Fuentedepárrafopredeter." style:family="text">
      <style:text-properties fo:color="#0000FF" fo:language="es" fo:country="ES"/>
    </style:style>
    <style:style style:name="T5704" style:parent-style-name="Fuentedepárrafopredeter." style:family="text">
      <style:text-properties fo:color="#0000FF" fo:letter-spacing="-0.0118in" fo:language="es" fo:country="ES"/>
    </style:style>
    <style:style style:name="T5705" style:parent-style-name="Fuentedepárrafopredeter." style:family="text">
      <style:text-properties fo:color="#0000FF" fo:letter-spacing="-0.0062in" style:text-scale="108%" fo:language="es" fo:country="ES"/>
    </style:style>
    <style:style style:name="T5706" style:parent-style-name="Fuentedepárrafopredeter." style:family="text">
      <style:text-properties fo:color="#0000FF" fo:letter-spacing="-0.0062in" style:text-scale="148%" fo:language="es" fo:country="ES"/>
    </style:style>
    <style:style style:name="T5707" style:parent-style-name="Fuentedepárrafopredeter." style:family="text">
      <style:text-properties fo:color="#0000FF" style:text-scale="163%" fo:language="es" fo:country="ES"/>
    </style:style>
    <style:style style:name="T5708" style:parent-style-name="Fuentedepárrafopredeter." style:family="text">
      <style:text-properties fo:color="#0000FF" fo:letter-spacing="-0.0062in" style:text-scale="114%" fo:language="es" fo:country="ES"/>
    </style:style>
    <style:style style:name="T5709" style:parent-style-name="Fuentedepárrafopredeter." style:family="text">
      <style:text-properties fo:color="#0000FF" fo:letter-spacing="-0.0062in" style:text-scale="84%" fo:language="es" fo:country="ES"/>
    </style:style>
    <style:style style:name="T5710" style:parent-style-name="Fuentedepárrafopredeter." style:family="text">
      <style:text-properties fo:color="#0000FF" fo:letter-spacing="-0.0062in" style:text-scale="112%" fo:language="es" fo:country="ES"/>
    </style:style>
    <style:style style:name="T5711" style:parent-style-name="Fuentedepárrafopredeter." style:family="text">
      <style:text-properties fo:color="#0000FF" fo:letter-spacing="-0.0062in" style:text-scale="148%" fo:language="es" fo:country="ES"/>
    </style:style>
    <style:style style:name="T5712" style:parent-style-name="Fuentedepárrafopredeter." style:family="text">
      <style:text-properties fo:color="#0000FF" fo:letter-spacing="-0.0062in" style:text-scale="151%" fo:language="es" fo:country="ES"/>
    </style:style>
    <style:style style:name="T5713" style:parent-style-name="Fuentedepárrafopredeter." style:family="text">
      <style:text-properties fo:color="#0000FF" fo:letter-spacing="-0.0062in" style:text-scale="154%" fo:language="es" fo:country="ES"/>
    </style:style>
    <style:style style:name="T5714" style:parent-style-name="Fuentedepárrafopredeter." style:family="text">
      <style:text-properties fo:color="#0000FF" fo:letter-spacing="-0.0062in" style:text-scale="114%" fo:language="es" fo:country="ES"/>
    </style:style>
    <style:style style:name="T5715" style:parent-style-name="Fuentedepárrafopredeter." style:family="text">
      <style:text-properties fo:color="#0000FF" style:text-scale="154%" fo:language="es" fo:country="ES"/>
    </style:style>
    <style:style style:name="T5716" style:parent-style-name="Fuentedepárrafopredeter." style:family="text">
      <style:text-properties fo:color="#0000FF" fo:language="es" fo:country="ES"/>
    </style:style>
    <style:style style:name="T5717" style:parent-style-name="Fuentedepárrafopredeter." style:family="text">
      <style:text-properties fo:color="#0000FF" fo:letter-spacing="-0.0118in" fo:language="es" fo:country="ES"/>
    </style:style>
    <style:style style:name="T5718" style:parent-style-name="Fuentedepárrafopredeter." style:family="text">
      <style:text-properties fo:color="#0000FF" fo:letter-spacing="-0.0062in" style:text-scale="204%" fo:language="es" fo:country="ES"/>
    </style:style>
    <style:style style:name="T5719" style:parent-style-name="Fuentedepárrafopredeter." style:family="text">
      <style:text-properties fo:color="#0000FF" fo:letter-spacing="-0.0062in" style:text-scale="112%" fo:language="es" fo:country="ES"/>
    </style:style>
    <style:style style:name="T5720" style:parent-style-name="Fuentedepárrafopredeter." style:family="text">
      <style:text-properties fo:color="#0000FF" style:text-scale="148%" fo:language="es" fo:country="ES"/>
    </style:style>
    <style:style style:name="T5721" style:parent-style-name="Fuentedepárrafopredeter." style:family="text">
      <style:text-properties fo:color="#0000FF" fo:language="es" fo:country="ES"/>
    </style:style>
    <style:style style:name="T5722" style:parent-style-name="Fuentedepárrafopredeter." style:family="text">
      <style:text-properties fo:color="#0000FF" fo:letter-spacing="-0.0118in" fo:language="es" fo:country="ES"/>
    </style:style>
    <style:style style:name="T5723" style:parent-style-name="Fuentedepárrafopredeter." style:family="text">
      <style:text-properties fo:color="#0000FF" fo:letter-spacing="-0.0062in" style:text-scale="114%" fo:language="es" fo:country="ES"/>
    </style:style>
    <style:style style:name="T5724" style:parent-style-name="Fuentedepárrafopredeter." style:family="text">
      <style:text-properties fo:color="#0000FF" style:text-scale="114%" fo:language="es" fo:country="ES"/>
    </style:style>
    <style:style style:name="T5725" style:parent-style-name="Fuentedepárrafopredeter." style:family="text">
      <style:text-properties fo:color="#0000FF" fo:language="es" fo:country="ES"/>
    </style:style>
    <style:style style:name="T5726" style:parent-style-name="Fuentedepárrafopredeter." style:family="text">
      <style:text-properties fo:color="#0000FF" fo:letter-spacing="-0.0118in" fo:language="es" fo:country="ES"/>
    </style:style>
    <style:style style:name="T5727" style:parent-style-name="Fuentedepárrafopredeter." style:family="text">
      <style:text-properties fo:color="#0000FF" fo:letter-spacing="-0.0062in" style:text-scale="108%" fo:language="es" fo:country="ES"/>
    </style:style>
    <style:style style:name="T5728" style:parent-style-name="Fuentedepárrafopredeter." style:family="text">
      <style:text-properties fo:color="#0000FF" fo:letter-spacing="-0.0062in" style:text-scale="154%" fo:language="es" fo:country="ES"/>
    </style:style>
    <style:style style:name="T5729" style:parent-style-name="Fuentedepárrafopredeter." style:family="text">
      <style:text-properties fo:color="#0000FF" fo:letter-spacing="-0.0062in" style:text-scale="112%" fo:language="es" fo:country="ES"/>
    </style:style>
    <style:style style:name="T5730" style:parent-style-name="Fuentedepárrafopredeter." style:family="text">
      <style:text-properties fo:color="#0000FF" fo:letter-spacing="-0.0062in" style:text-scale="121%" fo:language="es" fo:country="ES"/>
    </style:style>
    <style:style style:name="T5731" style:parent-style-name="Fuentedepárrafopredeter." style:family="text">
      <style:text-properties fo:color="#0000FF" fo:letter-spacing="-0.0062in" style:text-scale="110%" fo:language="es" fo:country="ES"/>
    </style:style>
    <style:style style:name="T5732" style:parent-style-name="Fuentedepárrafopredeter." style:family="text">
      <style:text-properties fo:color="#0000FF" fo:letter-spacing="-0.0062in" style:text-scale="148%" fo:language="es" fo:country="ES"/>
    </style:style>
    <style:style style:name="T5733" style:parent-style-name="Fuentedepárrafopredeter." style:family="text">
      <style:text-properties fo:color="#0000FF" fo:letter-spacing="-0.0062in" style:text-scale="112%" fo:language="es" fo:country="ES"/>
    </style:style>
    <style:style style:name="T5734" style:parent-style-name="Fuentedepárrafopredeter." style:family="text">
      <style:text-properties fo:color="#0000FF" style:text-scale="148%" fo:language="es" fo:country="ES"/>
    </style:style>
    <style:style style:name="T5735" style:parent-style-name="Fuentedepárrafopredeter." style:family="text">
      <style:text-properties fo:color="#0000FF" fo:language="es" fo:country="ES"/>
    </style:style>
    <style:style style:name="T5736" style:parent-style-name="Fuentedepárrafopredeter." style:family="text">
      <style:text-properties fo:color="#0000FF" fo:letter-spacing="-0.0118in" fo:language="es" fo:country="ES"/>
    </style:style>
    <style:style style:name="T5737" style:parent-style-name="Fuentedepárrafopredeter." style:family="text">
      <style:text-properties fo:color="#0000FF" fo:letter-spacing="-0.0062in" style:text-scale="108%" fo:language="es" fo:country="ES"/>
    </style:style>
    <style:style style:name="T5738" style:parent-style-name="Fuentedepárrafopredeter." style:family="text">
      <style:text-properties fo:color="#0000FF" fo:letter-spacing="-0.0062in" style:text-scale="110%" fo:language="es" fo:country="ES"/>
    </style:style>
    <style:style style:name="T5739" style:parent-style-name="Fuentedepárrafopredeter." style:family="text">
      <style:text-properties fo:color="#0000FF" style:text-scale="110%" fo:language="es" fo:country="ES"/>
    </style:style>
    <style:style style:name="T5740" style:parent-style-name="Fuentedepárrafopredeter." style:family="text">
      <style:text-properties fo:color="#0000FF" fo:language="es" fo:country="ES"/>
    </style:style>
    <style:style style:name="T5741" style:parent-style-name="Fuentedepárrafopredeter." style:family="text">
      <style:text-properties fo:color="#0000FF" fo:letter-spacing="-0.0118in" fo:language="es" fo:country="ES"/>
    </style:style>
    <style:style style:name="T5742" style:parent-style-name="Fuentedepárrafopredeter." style:family="text">
      <style:text-properties fo:color="#0000FF" fo:letter-spacing="-0.0062in" style:text-scale="121%" fo:language="es" fo:country="ES"/>
    </style:style>
    <style:style style:name="T5743" style:parent-style-name="Fuentedepárrafopredeter." style:family="text">
      <style:text-properties fo:color="#0000FF" fo:letter-spacing="-0.0062in" style:text-scale="112%" fo:language="es" fo:country="ES"/>
    </style:style>
    <style:style style:name="T5744" style:parent-style-name="Fuentedepárrafopredeter." style:family="text">
      <style:text-properties fo:color="#0000FF" fo:letter-spacing="-0.0062in" style:text-scale="110%" fo:language="es" fo:country="ES"/>
    </style:style>
    <style:style style:name="T5745" style:parent-style-name="Fuentedepárrafopredeter." style:family="text">
      <style:text-properties fo:color="#0000FF" fo:letter-spacing="-0.0062in" style:text-scale="148%" fo:language="es" fo:country="ES"/>
    </style:style>
    <style:style style:name="T5746" style:parent-style-name="Fuentedepárrafopredeter." style:family="text">
      <style:text-properties fo:color="#0000FF" fo:letter-spacing="-0.0062in" style:text-scale="110%" fo:language="es" fo:country="ES"/>
    </style:style>
    <style:style style:name="T5747" style:parent-style-name="Fuentedepárrafopredeter." style:family="text">
      <style:text-properties fo:color="#0000FF" fo:letter-spacing="-0.0062in" style:text-scale="72%" fo:language="es" fo:country="ES"/>
    </style:style>
    <style:style style:name="T5748" style:parent-style-name="Fuentedepárrafopredeter." style:family="text">
      <style:text-properties fo:color="#0000FF" fo:letter-spacing="-0.0062in" style:text-scale="110%" fo:language="es" fo:country="ES"/>
    </style:style>
    <style:style style:name="T5749" style:parent-style-name="Fuentedepárrafopredeter." style:family="text">
      <style:text-properties fo:color="#0000FF" style:text-scale="110%" fo:language="es" fo:country="ES"/>
    </style:style>
    <style:style style:name="T5750" style:parent-style-name="Fuentedepárrafopredeter." style:family="text">
      <style:text-properties fo:color="#0000FF" fo:language="es" fo:country="ES"/>
    </style:style>
    <style:style style:name="T5751" style:parent-style-name="Fuentedepárrafopredeter." style:family="text">
      <style:text-properties fo:color="#0000FF" fo:letter-spacing="-0.0118in" fo:language="es" fo:country="ES"/>
    </style:style>
    <style:style style:name="T5752" style:parent-style-name="Fuentedepárrafopredeter." style:family="text">
      <style:text-properties fo:color="#0000FF" fo:letter-spacing="-0.0062in" style:text-scale="72%" fo:language="es" fo:country="ES"/>
    </style:style>
    <style:style style:name="T5753" style:parent-style-name="Fuentedepárrafopredeter." style:family="text">
      <style:text-properties fo:color="#0000FF" fo:letter-spacing="-0.0062in" style:text-scale="114%" fo:language="es" fo:country="ES"/>
    </style:style>
    <style:style style:name="T5754" style:parent-style-name="Fuentedepárrafopredeter." style:family="text">
      <style:text-properties fo:color="#0000FF" style:text-scale="148%" fo:language="es" fo:country="ES"/>
    </style:style>
    <style:style style:name="T5755" style:parent-style-name="Fuentedepárrafopredeter." style:family="text">
      <style:text-properties fo:color="#0000FF" fo:language="es" fo:country="ES"/>
    </style:style>
    <style:style style:name="T5756" style:parent-style-name="Fuentedepárrafopredeter." style:family="text">
      <style:text-properties fo:color="#0000FF" fo:letter-spacing="-0.0118in" fo:language="es" fo:country="ES"/>
    </style:style>
    <style:style style:name="T5757" style:parent-style-name="Fuentedepárrafopredeter." style:family="text">
      <style:text-properties fo:color="#0000FF" fo:letter-spacing="-0.0062in" fo:language="es" fo:country="ES"/>
    </style:style>
    <style:style style:name="T5758" style:parent-style-name="Fuentedepárrafopredeter." style:family="text">
      <style:text-properties fo:color="#0000FF" fo:letter-spacing="-0.0062in" style:text-scale="107%" fo:language="es" fo:country="ES"/>
    </style:style>
    <style:style style:name="T5759" style:parent-style-name="Fuentedepárrafopredeter." style:family="text">
      <style:text-properties fo:color="#0000FF" fo:letter-spacing="-0.0062in" style:text-scale="92%" fo:language="es" fo:country="ES"/>
    </style:style>
    <style:style style:name="T5760" style:parent-style-name="Fuentedepárrafopredeter." style:family="text">
      <style:text-properties fo:color="#0000FF" style:text-scale="163%" fo:language="es" fo:country="ES"/>
    </style:style>
    <style:style style:name="T5761" style:parent-style-name="Fuentedepárrafopredeter." style:family="text">
      <style:text-properties fo:color="#0000FF" fo:language="es" fo:country="ES"/>
    </style:style>
    <style:style style:name="T5762" style:parent-style-name="Fuentedepárrafopredeter." style:family="text">
      <style:text-properties fo:color="#0000FF" fo:letter-spacing="-0.0118in" fo:language="es" fo:country="ES"/>
    </style:style>
    <style:style style:name="T5763" style:parent-style-name="Fuentedepárrafopredeter." style:family="text">
      <style:text-properties fo:color="#0000FF" fo:letter-spacing="-0.0062in" style:text-scale="107%" fo:language="es" fo:country="ES"/>
    </style:style>
    <style:style style:name="T5764" style:parent-style-name="Fuentedepárrafopredeter." style:family="text">
      <style:text-properties fo:color="#0000FF" fo:letter-spacing="-0.0062in" style:text-scale="114%" fo:language="es" fo:country="ES"/>
    </style:style>
    <style:style style:name="T5765" style:parent-style-name="Fuentedepárrafopredeter." style:family="text">
      <style:text-properties fo:color="#0000FF" fo:letter-spacing="-0.0062in" style:text-scale="154%" fo:language="es" fo:country="ES"/>
    </style:style>
    <style:style style:name="T5766" style:parent-style-name="Fuentedepárrafopredeter." style:family="text">
      <style:text-properties fo:color="#0000FF" style:text-scale="114%" fo:language="es" fo:country="ES"/>
    </style:style>
    <style:style style:name="T5767" style:parent-style-name="Fuentedepárrafopredeter." style:family="text">
      <style:text-properties fo:color="#0000FF" fo:language="es" fo:country="ES"/>
    </style:style>
    <style:style style:name="T5768" style:parent-style-name="Fuentedepárrafopredeter." style:family="text">
      <style:text-properties fo:color="#0000FF" fo:letter-spacing="-0.0118in" fo:language="es" fo:country="ES"/>
    </style:style>
    <style:style style:name="T5769" style:parent-style-name="Fuentedepárrafopredeter." style:family="text">
      <style:text-properties fo:color="#0000FF" fo:letter-spacing="-0.0062in" style:text-scale="110%" fo:language="es" fo:country="ES"/>
    </style:style>
    <style:style style:name="T5770" style:parent-style-name="Fuentedepárrafopredeter." style:family="text">
      <style:text-properties fo:color="#0000FF" fo:letter-spacing="-0.0062in" style:text-scale="204%" fo:language="es" fo:country="ES"/>
    </style:style>
    <style:style style:name="T5771" style:parent-style-name="Fuentedepárrafopredeter." style:family="text">
      <style:text-properties fo:color="#0000FF" style:text-scale="112%" fo:language="es" fo:country="ES"/>
    </style:style>
    <style:style style:name="T5772" style:parent-style-name="Fuentedepárrafopredeter." style:family="text">
      <style:text-properties fo:color="#0000FF" fo:language="es" fo:country="ES"/>
    </style:style>
    <style:style style:name="T5773" style:parent-style-name="Fuentedepárrafopredeter." style:family="text">
      <style:text-properties fo:color="#0000FF" fo:letter-spacing="-0.0118in" fo:language="es" fo:country="ES"/>
    </style:style>
    <style:style style:name="T5774" style:parent-style-name="Fuentedepárrafopredeter." style:family="text">
      <style:text-properties fo:color="#0000FF" fo:letter-spacing="-0.0062in" style:text-scale="110%" fo:language="es" fo:country="ES"/>
    </style:style>
    <style:style style:name="T5775" style:parent-style-name="Fuentedepárrafopredeter." style:family="text">
      <style:text-properties fo:color="#0000FF" fo:letter-spacing="-0.0062in" style:text-scale="151%" fo:language="es" fo:country="ES"/>
    </style:style>
    <style:style style:name="T5776" style:parent-style-name="Fuentedepárrafopredeter." style:family="text">
      <style:text-properties fo:color="#0000FF" fo:letter-spacing="-0.0062in" style:text-scale="211%" fo:language="es" fo:country="ES"/>
    </style:style>
    <style:style style:name="T5777" style:parent-style-name="Fuentedepárrafopredeter." style:family="text">
      <style:text-properties fo:color="#0000FF" fo:letter-spacing="-0.0062in" style:text-scale="204%" fo:language="es" fo:country="ES"/>
    </style:style>
    <style:style style:name="T5778" style:parent-style-name="Fuentedepárrafopredeter." style:family="text">
      <style:text-properties fo:color="#0000FF" fo:letter-spacing="-0.0062in" style:text-scale="211%" fo:language="es" fo:country="ES"/>
    </style:style>
    <style:style style:name="T5779" style:parent-style-name="Fuentedepárrafopredeter." style:family="text">
      <style:text-properties fo:color="#0000FF" fo:letter-spacing="-0.0062in" style:text-scale="121%" fo:language="es" fo:country="ES"/>
    </style:style>
    <style:style style:name="T5780" style:parent-style-name="Fuentedepárrafopredeter." style:family="text">
      <style:text-properties fo:color="#0000FF" style:text-scale="110%" fo:language="es" fo:country="ES"/>
    </style:style>
    <style:style style:name="T5781" style:parent-style-name="Fuentedepárrafopredeter." style:family="text">
      <style:text-properties fo:color="#0000FF" fo:language="es" fo:country="ES"/>
    </style:style>
    <style:style style:name="T5782" style:parent-style-name="Fuentedepárrafopredeter." style:family="text">
      <style:text-properties fo:color="#0000FF" fo:letter-spacing="-0.0118in" fo:language="es" fo:country="ES"/>
    </style:style>
    <style:style style:name="T5783" style:parent-style-name="Fuentedepárrafopredeter." style:family="text">
      <style:text-properties fo:color="#0000FF" fo:letter-spacing="-0.0062in" style:text-scale="110%" fo:language="es" fo:country="ES"/>
    </style:style>
    <style:style style:name="T5784" style:parent-style-name="Fuentedepárrafopredeter." style:family="text">
      <style:text-properties fo:color="#0000FF" style:text-scale="204%" fo:language="es" fo:country="ES"/>
    </style:style>
    <style:style style:name="T5785" style:parent-style-name="Fuentedepárrafopredeter." style:family="text">
      <style:text-properties fo:color="#0000FF" fo:language="es" fo:country="ES"/>
    </style:style>
    <style:style style:name="T5786" style:parent-style-name="Fuentedepárrafopredeter." style:family="text">
      <style:text-properties fo:color="#0000FF" fo:letter-spacing="-0.0118in" fo:language="es" fo:country="ES"/>
    </style:style>
    <style:style style:name="T5787" style:parent-style-name="Fuentedepárrafopredeter." style:family="text">
      <style:text-properties fo:color="#0000FF" fo:letter-spacing="-0.0062in" style:text-scale="121%" fo:language="es" fo:country="ES"/>
    </style:style>
    <style:style style:name="T5788" style:parent-style-name="Fuentedepárrafopredeter." style:family="text">
      <style:text-properties fo:color="#0000FF" fo:letter-spacing="-0.0062in" style:text-scale="112%" fo:language="es" fo:country="ES"/>
    </style:style>
    <style:style style:name="T5789" style:parent-style-name="Fuentedepárrafopredeter." style:family="text">
      <style:text-properties fo:color="#0000FF" fo:letter-spacing="-0.0062in" style:text-scale="72%" fo:language="es" fo:country="ES"/>
    </style:style>
    <style:style style:name="T5790" style:parent-style-name="Fuentedepárrafopredeter." style:family="text">
      <style:text-properties fo:color="#0000FF" fo:letter-spacing="-0.0062in" style:text-scale="114%" fo:language="es" fo:country="ES"/>
    </style:style>
    <style:style style:name="T5791" style:parent-style-name="Fuentedepárrafopredeter." style:family="text">
      <style:text-properties fo:color="#0000FF" fo:letter-spacing="-0.0062in" style:text-scale="110%" fo:language="es" fo:country="ES"/>
    </style:style>
    <style:style style:name="T5792" style:parent-style-name="Fuentedepárrafopredeter." style:family="text">
      <style:text-properties fo:color="#0000FF" fo:letter-spacing="-0.0062in" style:text-scale="108%" fo:language="es" fo:country="ES"/>
    </style:style>
    <style:style style:name="T5793" style:parent-style-name="Fuentedepárrafopredeter." style:family="text">
      <style:text-properties fo:color="#0000FF" style:text-scale="112%" fo:language="es" fo:country="ES"/>
    </style:style>
    <style:style style:name="T5794" style:parent-style-name="Fuentedepárrafopredeter." style:family="text">
      <style:text-properties fo:color="#0000FF" fo:language="es" fo:country="ES"/>
    </style:style>
    <style:style style:name="T5795" style:parent-style-name="Fuentedepárrafopredeter." style:family="text">
      <style:text-properties fo:color="#0000FF" fo:letter-spacing="-0.0118in" fo:language="es" fo:country="ES"/>
    </style:style>
    <style:style style:name="T5796" style:parent-style-name="Fuentedepárrafopredeter." style:family="text">
      <style:text-properties fo:color="#0000FF" fo:letter-spacing="-0.0062in" style:text-scale="108%" fo:language="es" fo:country="ES"/>
    </style:style>
    <style:style style:name="T5797" style:parent-style-name="Fuentedepárrafopredeter." style:family="text">
      <style:text-properties fo:color="#0000FF" fo:letter-spacing="-0.0062in" style:text-scale="148%" fo:language="es" fo:country="ES"/>
    </style:style>
    <style:style style:name="T5798" style:parent-style-name="Fuentedepárrafopredeter." style:family="text">
      <style:text-properties fo:color="#0000FF" style:text-scale="163%" fo:language="es" fo:country="ES"/>
    </style:style>
    <style:style style:name="T5799" style:parent-style-name="Fuentedepárrafopredeter." style:family="text">
      <style:text-properties fo:color="#0000FF" fo:letter-spacing="-0.0055in" style:text-scale="125%" fo:language="es" fo:country="ES"/>
    </style:style>
    <style:style style:name="T5800" style:parent-style-name="Fuentedepárrafopredeter." style:family="text">
      <style:text-properties fo:color="#0000FF" fo:letter-spacing="-0.0034in" style:text-scale="140%" fo:language="es" fo:country="ES"/>
    </style:style>
    <style:style style:name="T5801" style:parent-style-name="Fuentedepárrafopredeter." style:family="text">
      <style:text-properties fo:color="#0000FF" fo:letter-spacing="-0.0055in" style:text-scale="125%" fo:language="es" fo:country="ES"/>
    </style:style>
    <style:style style:name="T5802" style:parent-style-name="Fuentedepárrafopredeter." style:family="text">
      <style:text-properties fo:color="#0000FF" fo:letter-spacing="-0.0034in" style:text-scale="125%" fo:language="es" fo:country="ES"/>
    </style:style>
    <style:style style:name="T5803" style:parent-style-name="Fuentedepárrafopredeter." style:family="text">
      <style:text-properties fo:color="#0000FF" fo:letter-spacing="-0.0034in" style:text-scale="140%" fo:language="es" fo:country="ES"/>
    </style:style>
    <style:style style:name="T5804" style:parent-style-name="Fuentedepárrafopredeter." style:family="text">
      <style:text-properties fo:color="#0000FF" fo:letter-spacing="-0.0048in" style:text-scale="125%" fo:language="es" fo:country="ES"/>
    </style:style>
    <style:style style:name="T5805" style:parent-style-name="Fuentedepárrafopredeter." style:family="text">
      <style:text-properties fo:color="#0000FF" fo:letter-spacing="-0.0048in" style:text-scale="140%" fo:language="es" fo:country="ES"/>
    </style:style>
    <style:style style:name="T5806" style:parent-style-name="Fuentedepárrafopredeter." style:family="text">
      <style:text-properties fo:color="#0000FF" fo:letter-spacing="-0.0055in" style:text-scale="140%" fo:language="es" fo:country="ES"/>
    </style:style>
    <style:style style:name="T5807" style:parent-style-name="Fuentedepárrafopredeter." style:family="text">
      <style:text-properties fo:color="#0000FF" fo:letter-spacing="-0.0034in" style:text-scale="140%" fo:language="es" fo:country="ES"/>
    </style:style>
    <style:style style:name="T5808" style:parent-style-name="Fuentedepárrafopredeter." style:family="text">
      <style:text-properties fo:color="#0000FF" fo:letter-spacing="-0.0055in" style:text-scale="125%" fo:language="es" fo:country="ES"/>
    </style:style>
    <style:style style:name="T5809" style:parent-style-name="Fuentedepárrafopredeter." style:family="text">
      <style:text-properties fo:color="#0000FF" fo:letter-spacing="-0.027in" style:text-scale="125%" fo:language="es" fo:country="ES"/>
    </style:style>
    <style:style style:name="T5810" style:parent-style-name="Fuentedepárrafopredeter." style:family="text">
      <style:text-properties fo:color="#0000FF" fo:letter-spacing="-0.0055in" style:text-scale="125%" fo:language="es" fo:country="ES"/>
    </style:style>
    <style:style style:name="P5811" style:parent-style-name="Textoindependiente" style:family="paragraph">
      <style:paragraph-properties fo:margin-top="0.0013in"/>
    </style:style>
    <style:style style:name="T5812" style:parent-style-name="Fuentedepárrafopredeter." style:family="text">
      <style:text-properties fo:color="#0000FF" fo:letter-spacing="-0.0062in" style:text-scale="114%" fo:language="es" fo:country="ES"/>
    </style:style>
    <style:style style:name="T5813" style:parent-style-name="Fuentedepárrafopredeter." style:family="text">
      <style:text-properties fo:color="#0000FF" fo:letter-spacing="-0.0062in" style:text-scale="125%" fo:language="es" fo:country="ES"/>
    </style:style>
    <style:style style:name="T5814" style:parent-style-name="Fuentedepárrafopredeter." style:family="text">
      <style:text-properties fo:color="#0000FF" fo:letter-spacing="-0.0062in" style:text-scale="114%" fo:language="es" fo:country="ES"/>
    </style:style>
    <style:style style:name="T5815" style:parent-style-name="Fuentedepárrafopredeter." style:family="text">
      <style:text-properties fo:color="#0000FF" fo:letter-spacing="-0.0062in" style:text-scale="204%" fo:language="es" fo:country="ES"/>
    </style:style>
    <style:style style:name="T5816" style:parent-style-name="Fuentedepárrafopredeter." style:family="text">
      <style:text-properties fo:color="#0000FF" fo:letter-spacing="-0.0062in" style:text-scale="211%" fo:language="es" fo:country="ES"/>
    </style:style>
    <style:style style:name="T5817" style:parent-style-name="Fuentedepárrafopredeter." style:family="text">
      <style:text-properties fo:color="#0000FF" style:text-scale="154%" fo:language="es" fo:country="ES"/>
    </style:style>
    <style:style style:name="T5818" style:parent-style-name="Fuentedepárrafopredeter." style:family="text">
      <style:text-properties fo:color="#0000FF" fo:language="es" fo:country="ES"/>
    </style:style>
    <style:style style:name="T5819" style:parent-style-name="Fuentedepárrafopredeter." style:family="text">
      <style:text-properties fo:color="#0000FF" fo:letter-spacing="-0.0118in" fo:language="es" fo:country="ES"/>
    </style:style>
    <style:style style:name="T5820" style:parent-style-name="Fuentedepárrafopredeter." style:family="text">
      <style:text-properties fo:color="#0000FF" fo:letter-spacing="-0.0062in" style:text-scale="108%" fo:language="es" fo:country="ES"/>
    </style:style>
    <style:style style:name="T5821" style:parent-style-name="Fuentedepárrafopredeter." style:family="text">
      <style:text-properties fo:color="#0000FF" fo:letter-spacing="-0.0062in" style:text-scale="110%" fo:language="es" fo:country="ES"/>
    </style:style>
    <style:style style:name="T5822" style:parent-style-name="Fuentedepárrafopredeter." style:family="text">
      <style:text-properties fo:color="#0000FF" style:text-scale="204%" fo:language="es" fo:country="ES"/>
    </style:style>
    <style:style style:name="T5823" style:parent-style-name="Fuentedepárrafopredeter." style:family="text">
      <style:text-properties fo:color="#0000FF" fo:language="es" fo:country="ES"/>
    </style:style>
    <style:style style:name="T5824" style:parent-style-name="Fuentedepárrafopredeter." style:family="text">
      <style:text-properties fo:color="#0000FF" fo:letter-spacing="-0.0118in" fo:language="es" fo:country="ES"/>
    </style:style>
    <style:style style:name="T5825" style:parent-style-name="Fuentedepárrafopredeter." style:family="text">
      <style:text-properties fo:color="#0000FF" fo:letter-spacing="-0.0062in" style:text-scale="72%" fo:language="es" fo:country="ES"/>
    </style:style>
    <style:style style:name="T5826" style:parent-style-name="Fuentedepárrafopredeter." style:family="text">
      <style:text-properties fo:color="#0000FF" fo:letter-spacing="-0.0062in" style:text-scale="110%" fo:language="es" fo:country="ES"/>
    </style:style>
    <style:style style:name="T5827" style:parent-style-name="Fuentedepárrafopredeter." style:family="text">
      <style:text-properties fo:color="#0000FF" style:text-scale="163%" fo:language="es" fo:country="ES"/>
    </style:style>
    <style:style style:name="P5828" style:parent-style-name="Textoindependiente" style:family="paragraph">
      <style:paragraph-properties fo:margin-top="0.0541in" fo:line-height="97%" fo:margin-left="0.2201in" fo:margin-right="5.8381in" fo:text-indent="-0.1388in">
        <style:tab-stops/>
      </style:paragraph-properties>
    </style:style>
    <style:style style:name="T5829" style:parent-style-name="Fuentedepárrafopredeter." style:family="text">
      <style:text-properties fo:language="es" fo:country="ES" style:language-asian="es" style:country-asian="ES"/>
    </style:style>
    <style:style style:name="T5830" style:parent-style-name="Fuentedepárrafopredeter." style:family="text">
      <style:text-properties fo:color="#00898C" fo:letter-spacing="-0.0062in" style:text-scale="72%" fo:language="es" fo:country="ES"/>
    </style:style>
    <style:style style:name="T5831" style:parent-style-name="Fuentedepárrafopredeter." style:family="text">
      <style:text-properties fo:color="#00898C" fo:letter-spacing="-0.0062in" style:text-scale="110%" fo:language="es" fo:country="ES"/>
    </style:style>
    <style:style style:name="T5832" style:parent-style-name="Fuentedepárrafopredeter." style:family="text">
      <style:text-properties fo:color="#00898C" fo:letter-spacing="-0.0062in" style:text-scale="163%" fo:language="es" fo:country="ES"/>
    </style:style>
    <style:style style:name="T583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834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5835" style:parent-style-name="Fuentedepárrafopredeter." style:family="text">
      <style:text-properties style:font-name="Lucida Sans Typewriter" fo:font-weight="bold" style:font-weight-asian="bold" fo:color="#A52A2A" fo:letter-spacing="-0.0645in" style:text-scale="120%" fo:language="es" fo:country="ES"/>
    </style:style>
    <style:style style:name="T5836" style:parent-style-name="Fuentedepárrafopredeter." style:family="text">
      <style:text-properties fo:color="#FF00FF" fo:letter-spacing="-0.0104in" style:text-scale="155%" fo:language="es" fo:country="ES"/>
    </style:style>
    <style:style style:name="P5837" style:parent-style-name="Párrafodelista" style:list-style-name="LFO11" style:family="paragraph">
      <style:paragraph-properties fo:widows="0" fo:orphans="0" style:text-autospace="none" style:vertical-align="auto" fo:margin-top="0.0368in">
        <style:tab-stops>
          <style:tab-stop style:type="left" style:position="0.0006in"/>
        </style:tab-stops>
      </style:paragraph-properties>
      <style:text-properties fo:hyphenate="true"/>
    </style:style>
    <style:style style:name="T5838" style:parent-style-name="Fuentedepárrafopredeter." style:family="text">
      <style:text-properties fo:color="#FF00FF" fo:letter-spacing="-0.0055in" style:text-scale="105%" fo:font-size="9pt" style:font-size-asian="9pt"/>
    </style:style>
    <style:style style:name="T5839" style:parent-style-name="Fuentedepárrafopredeter." style:family="text">
      <style:text-properties fo:color="#FF00FF" fo:letter-spacing="0.0236in" style:text-scale="105%" fo:font-size="9pt" style:font-size-asian="9pt"/>
    </style:style>
    <style:style style:name="T5840" style:parent-style-name="Fuentedepárrafopredeter." style:family="text">
      <style:text-properties fo:color="#FF00FF" fo:letter-spacing="-0.0055in" style:text-scale="105%" fo:font-size="9pt" style:font-size-asian="9pt"/>
    </style:style>
    <style:style style:name="P5841" style:parent-style-name="Párrafodelista" style:list-style-name="LFO11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5842" style:parent-style-name="Fuentedepárrafopredeter." style:family="text">
      <style:text-properties fo:color="#FF00FF" fo:letter-spacing="-0.0062in" style:text-scale="84%" fo:font-size="9pt" style:font-size-asian="9pt"/>
    </style:style>
    <style:style style:name="T5843" style:parent-style-name="Fuentedepárrafopredeter." style:family="text">
      <style:text-properties fo:color="#FF00FF" fo:letter-spacing="-0.0062in" style:text-scale="89%" fo:font-size="9pt" style:font-size-asian="9pt"/>
    </style:style>
    <style:style style:name="T5844" style:parent-style-name="Fuentedepárrafopredeter." style:family="text">
      <style:text-properties fo:color="#FF00FF" fo:letter-spacing="-0.0062in" style:text-scale="125%" fo:font-size="9pt" style:font-size-asian="9pt"/>
    </style:style>
    <style:style style:name="T5845" style:parent-style-name="Fuentedepárrafopredeter." style:family="text">
      <style:text-properties fo:color="#FF00FF" fo:letter-spacing="-0.0062in" style:text-scale="103%" fo:font-size="9pt" style:font-size-asian="9pt"/>
    </style:style>
    <style:style style:name="T5846" style:parent-style-name="Fuentedepárrafopredeter." style:family="text">
      <style:text-properties fo:color="#FF00FF" fo:letter-spacing="-0.0062in" style:text-scale="102%" fo:font-size="9pt" style:font-size-asian="9pt"/>
    </style:style>
    <style:style style:name="T5847" style:parent-style-name="Fuentedepárrafopredeter." style:family="text">
      <style:text-properties fo:color="#FF00FF" style:text-scale="103%" fo:font-size="9pt" style:font-size-asian="9pt"/>
    </style:style>
    <style:style style:name="T5848" style:parent-style-name="Fuentedepárrafopredeter." style:family="text">
      <style:text-properties fo:color="#FF00FF" fo:font-size="9pt" style:font-size-asian="9pt"/>
    </style:style>
    <style:style style:name="T5849" style:parent-style-name="Fuentedepárrafopredeter." style:family="text">
      <style:text-properties fo:color="#FF00FF" fo:letter-spacing="-0.0118in" fo:font-size="9pt" style:font-size-asian="9pt"/>
    </style:style>
    <style:style style:name="T5850" style:parent-style-name="Fuentedepárrafopredeter." style:family="text">
      <style:text-properties fo:color="#FF00FF" fo:letter-spacing="-0.0062in" style:text-scale="92%" fo:font-size="9pt" style:font-size-asian="9pt"/>
    </style:style>
    <style:style style:name="T5851" style:parent-style-name="Fuentedepárrafopredeter." style:family="text">
      <style:text-properties fo:color="#FF00FF" fo:letter-spacing="-0.0062in" style:text-scale="125%" fo:font-size="9pt" style:font-size-asian="9pt"/>
    </style:style>
    <style:style style:name="T5852" style:parent-style-name="Fuentedepárrafopredeter." style:family="text">
      <style:text-properties fo:color="#FF00FF" fo:letter-spacing="-0.0062in" style:text-scale="92%" fo:font-size="9pt" style:font-size-asian="9pt"/>
    </style:style>
    <style:style style:name="T5853" style:parent-style-name="Fuentedepárrafopredeter." style:family="text">
      <style:text-properties fo:color="#FF00FF" fo:letter-spacing="-0.0062in" style:text-scale="102%" fo:font-size="9pt" style:font-size-asian="9pt"/>
    </style:style>
    <style:style style:name="T5854" style:parent-style-name="Fuentedepárrafopredeter." style:family="text">
      <style:text-properties fo:color="#FF00FF" fo:letter-spacing="-0.0062in" style:text-scale="103%" fo:font-size="9pt" style:font-size-asian="9pt"/>
    </style:style>
    <style:style style:name="T5855" style:parent-style-name="Fuentedepárrafopredeter." style:family="text">
      <style:text-properties fo:color="#FF00FF" fo:letter-spacing="-0.0062in" style:text-scale="216%" fo:font-size="9pt" style:font-size-asian="9pt"/>
    </style:style>
    <style:style style:name="T5856" style:parent-style-name="Fuentedepárrafopredeter." style:family="text">
      <style:text-properties fo:color="#FF00FF" fo:letter-spacing="-0.0062in" style:text-scale="89%" fo:font-size="9pt" style:font-size-asian="9pt"/>
    </style:style>
    <style:style style:name="T5857" style:parent-style-name="Fuentedepárrafopredeter." style:family="text">
      <style:text-properties fo:color="#FF00FF" style:text-scale="125%" fo:font-size="9pt" style:font-size-asian="9pt"/>
    </style:style>
    <style:style style:name="T5858" style:parent-style-name="Fuentedepárrafopredeter." style:family="text">
      <style:text-properties fo:color="#FF00FF" fo:font-size="9pt" style:font-size-asian="9pt"/>
    </style:style>
    <style:style style:name="T5859" style:parent-style-name="Fuentedepárrafopredeter." style:family="text">
      <style:text-properties fo:color="#FF00FF" fo:letter-spacing="-0.0118in" fo:font-size="9pt" style:font-size-asian="9pt"/>
    </style:style>
    <style:style style:name="T5860" style:parent-style-name="Fuentedepárrafopredeter." style:family="text">
      <style:text-properties fo:color="#FF00FF" fo:letter-spacing="-0.0062in" fo:font-size="9pt" style:font-size-asian="9pt"/>
    </style:style>
    <style:style style:name="T5861" style:parent-style-name="Fuentedepárrafopredeter." style:family="text">
      <style:text-properties fo:color="#FF00FF" fo:letter-spacing="-0.0062in" style:text-scale="89%" fo:font-size="9pt" style:font-size-asian="9pt"/>
    </style:style>
    <style:style style:name="T5862" style:parent-style-name="Fuentedepárrafopredeter." style:family="text">
      <style:text-properties fo:color="#FF00FF" fo:letter-spacing="-0.0062in" style:text-scale="94%" fo:font-size="9pt" style:font-size-asian="9pt"/>
    </style:style>
    <style:style style:name="T5863" style:parent-style-name="Fuentedepárrafopredeter." style:family="text">
      <style:text-properties fo:color="#FF00FF" fo:letter-spacing="-0.0062in" style:text-scale="112%" fo:font-size="9pt" style:font-size-asian="9pt"/>
    </style:style>
    <style:style style:name="T5864" style:parent-style-name="Fuentedepárrafopredeter." style:family="text">
      <style:text-properties fo:color="#FF00FF" fo:letter-spacing="-0.0062in" fo:font-size="9pt" style:font-size-asian="9pt"/>
    </style:style>
    <style:style style:name="T5865" style:parent-style-name="Fuentedepárrafopredeter." style:family="text">
      <style:text-properties fo:color="#FF00FF" fo:letter-spacing="-0.0062in" style:text-scale="103%" fo:font-size="9pt" style:font-size-asian="9pt"/>
    </style:style>
    <style:style style:name="T5866" style:parent-style-name="Fuentedepárrafopredeter." style:family="text">
      <style:text-properties fo:color="#FF00FF" fo:letter-spacing="-0.0062in" style:text-scale="102%" fo:font-size="9pt" style:font-size-asian="9pt"/>
    </style:style>
    <style:style style:name="T5867" style:parent-style-name="Fuentedepárrafopredeter." style:family="text">
      <style:text-properties fo:color="#FF00FF" fo:letter-spacing="-0.0062in" style:text-scale="98%" fo:font-size="9pt" style:font-size-asian="9pt"/>
    </style:style>
    <style:style style:name="T5868" style:parent-style-name="Fuentedepárrafopredeter." style:family="text">
      <style:text-properties fo:color="#FF00FF" fo:letter-spacing="-0.0062in" style:text-scale="89%" fo:font-size="9pt" style:font-size-asian="9pt"/>
    </style:style>
    <style:style style:name="T5869" style:parent-style-name="Fuentedepárrafopredeter." style:family="text">
      <style:text-properties fo:color="#FF00FF" style:text-scale="125%" fo:font-size="9pt" style:font-size-asian="9pt"/>
    </style:style>
    <style:style style:name="T5870" style:parent-style-name="Fuentedepárrafopredeter." style:family="text">
      <style:text-properties fo:color="#FF00FF" fo:font-size="9pt" style:font-size-asian="9pt"/>
    </style:style>
    <style:style style:name="T5871" style:parent-style-name="Fuentedepárrafopredeter." style:family="text">
      <style:text-properties fo:color="#FF00FF" fo:letter-spacing="-0.0118in" fo:font-size="9pt" style:font-size-asian="9pt"/>
    </style:style>
    <style:style style:name="T5872" style:parent-style-name="Fuentedepárrafopredeter." style:family="text">
      <style:text-properties fo:color="#FF00FF" style:text-scale="105%" fo:font-size="9pt" style:font-size-asian="9pt"/>
    </style:style>
    <style:style style:name="T5873" style:parent-style-name="Fuentedepárrafopredeter." style:family="text">
      <style:text-properties fo:color="#FF00FF" fo:font-size="9pt" style:font-size-asian="9pt"/>
    </style:style>
    <style:style style:name="T5874" style:parent-style-name="Fuentedepárrafopredeter." style:family="text">
      <style:text-properties fo:color="#FF00FF" fo:letter-spacing="-0.0118in" fo:font-size="9pt" style:font-size-asian="9pt"/>
    </style:style>
    <style:style style:name="T5875" style:parent-style-name="Fuentedepárrafopredeter." style:family="text">
      <style:text-properties fo:color="#FF00FF" fo:letter-spacing="-0.0062in" style:text-scale="89%" fo:font-size="9pt" style:font-size-asian="9pt"/>
    </style:style>
    <style:style style:name="T5876" style:parent-style-name="Fuentedepárrafopredeter." style:family="text">
      <style:text-properties fo:color="#FF00FF" fo:letter-spacing="-0.0062in" style:text-scale="92%" fo:font-size="9pt" style:font-size-asian="9pt"/>
    </style:style>
    <style:style style:name="T5877" style:parent-style-name="Fuentedepárrafopredeter." style:family="text">
      <style:text-properties fo:color="#FF00FF" style:text-scale="112%" fo:font-size="9pt" style:font-size-asian="9pt"/>
    </style:style>
    <style:style style:name="T5878" style:parent-style-name="Fuentedepárrafopredeter." style:family="text">
      <style:text-properties fo:color="#FF00FF" fo:font-size="9pt" style:font-size-asian="9pt"/>
    </style:style>
    <style:style style:name="T5879" style:parent-style-name="Fuentedepárrafopredeter." style:family="text">
      <style:text-properties fo:color="#FF00FF" fo:letter-spacing="-0.0118in" fo:font-size="9pt" style:font-size-asian="9pt"/>
    </style:style>
    <style:style style:name="T5880" style:parent-style-name="Fuentedepárrafopredeter." style:family="text">
      <style:text-properties fo:color="#FF00FF" fo:letter-spacing="-0.0062in" style:text-scale="92%" fo:font-size="9pt" style:font-size-asian="9pt"/>
    </style:style>
    <style:style style:name="T5881" style:parent-style-name="Fuentedepárrafopredeter." style:family="text">
      <style:text-properties fo:color="#FF00FF" fo:letter-spacing="-0.0062in" style:text-scale="102%" fo:font-size="9pt" style:font-size-asian="9pt"/>
    </style:style>
    <style:style style:name="T5882" style:parent-style-name="Fuentedepárrafopredeter." style:family="text">
      <style:text-properties fo:color="#FF00FF" fo:letter-spacing="-0.0062in" fo:font-size="9pt" style:font-size-asian="9pt"/>
    </style:style>
    <style:style style:name="T5883" style:parent-style-name="Fuentedepárrafopredeter." style:family="text">
      <style:text-properties fo:color="#FF00FF" fo:letter-spacing="-0.0062in" style:text-scale="112%" fo:font-size="9pt" style:font-size-asian="9pt"/>
    </style:style>
    <style:style style:name="T5884" style:parent-style-name="Fuentedepárrafopredeter." style:family="text">
      <style:text-properties fo:color="#FF00FF" style:text-scale="94%" fo:font-size="9pt" style:font-size-asian="9pt"/>
    </style:style>
    <style:style style:name="P5885" style:parent-style-name="Párrafodelista" style:list-style-name="LFO11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5886" style:parent-style-name="Fuentedepárrafopredeter." style:family="text">
      <style:text-properties fo:color="#FF00FF" fo:letter-spacing="-0.0062in" style:text-scale="84%" fo:font-size="9pt" style:font-size-asian="9pt"/>
    </style:style>
    <style:style style:name="T5887" style:parent-style-name="Fuentedepárrafopredeter." style:family="text">
      <style:text-properties fo:color="#FF00FF" fo:letter-spacing="-0.0062in" style:text-scale="89%" fo:font-size="9pt" style:font-size-asian="9pt"/>
    </style:style>
    <style:style style:name="T5888" style:parent-style-name="Fuentedepárrafopredeter." style:family="text">
      <style:text-properties fo:color="#FF00FF" fo:letter-spacing="-0.0062in" style:text-scale="125%" fo:font-size="9pt" style:font-size-asian="9pt"/>
    </style:style>
    <style:style style:name="T5889" style:parent-style-name="Fuentedepárrafopredeter." style:family="text">
      <style:text-properties fo:color="#FF00FF" fo:letter-spacing="-0.0062in" style:text-scale="103%" fo:font-size="9pt" style:font-size-asian="9pt"/>
    </style:style>
    <style:style style:name="T5890" style:parent-style-name="Fuentedepárrafopredeter." style:family="text">
      <style:text-properties fo:color="#FF00FF" fo:letter-spacing="-0.0062in" style:text-scale="102%" fo:font-size="9pt" style:font-size-asian="9pt"/>
    </style:style>
    <style:style style:name="T5891" style:parent-style-name="Fuentedepárrafopredeter." style:family="text">
      <style:text-properties fo:color="#FF00FF" style:text-scale="103%" fo:font-size="9pt" style:font-size-asian="9pt"/>
    </style:style>
    <style:style style:name="T5892" style:parent-style-name="Fuentedepárrafopredeter." style:family="text">
      <style:text-properties fo:color="#FF00FF" fo:font-size="9pt" style:font-size-asian="9pt"/>
    </style:style>
    <style:style style:name="T5893" style:parent-style-name="Fuentedepárrafopredeter." style:family="text">
      <style:text-properties fo:color="#FF00FF" fo:letter-spacing="-0.0118in" fo:font-size="9pt" style:font-size-asian="9pt"/>
    </style:style>
    <style:style style:name="T5894" style:parent-style-name="Fuentedepárrafopredeter." style:family="text">
      <style:text-properties fo:color="#FF00FF" fo:letter-spacing="-0.0062in" style:text-scale="114%" fo:font-size="9pt" style:font-size-asian="9pt"/>
    </style:style>
    <style:style style:name="T5895" style:parent-style-name="Fuentedepárrafopredeter." style:family="text">
      <style:text-properties fo:color="#FF00FF" style:text-scale="114%" fo:font-size="9pt" style:font-size-asian="9pt"/>
    </style:style>
    <style:style style:name="T5896" style:parent-style-name="Fuentedepárrafopredeter." style:family="text">
      <style:text-properties fo:color="#FF00FF" fo:font-size="9pt" style:font-size-asian="9pt"/>
    </style:style>
    <style:style style:name="T5897" style:parent-style-name="Fuentedepárrafopredeter." style:family="text">
      <style:text-properties fo:color="#FF00FF" fo:letter-spacing="-0.0118in" fo:font-size="9pt" style:font-size-asian="9pt"/>
    </style:style>
    <style:style style:name="T5898" style:parent-style-name="Fuentedepárrafopredeter." style:family="text">
      <style:text-properties fo:color="#FF00FF" fo:letter-spacing="-0.0062in" style:text-scale="107%" fo:font-size="9pt" style:font-size-asian="9pt"/>
    </style:style>
    <style:style style:name="T5899" style:parent-style-name="Fuentedepárrafopredeter." style:family="text">
      <style:text-properties fo:color="#FF00FF" fo:letter-spacing="-0.0062in" style:text-scale="103%" fo:font-size="9pt" style:font-size-asian="9pt"/>
    </style:style>
    <style:style style:name="T5900" style:parent-style-name="Fuentedepárrafopredeter." style:family="text">
      <style:text-properties fo:color="#FF00FF" fo:letter-spacing="-0.0062in" style:text-scale="89%" fo:font-size="9pt" style:font-size-asian="9pt"/>
    </style:style>
    <style:style style:name="T5901" style:parent-style-name="Fuentedepárrafopredeter." style:family="text">
      <style:text-properties fo:color="#FF00FF" fo:letter-spacing="-0.0062in" fo:font-size="9pt" style:font-size-asian="9pt"/>
    </style:style>
    <style:style style:name="T5902" style:parent-style-name="Fuentedepárrafopredeter." style:family="text">
      <style:text-properties fo:color="#FF00FF" fo:letter-spacing="-0.0062in" style:text-scale="112%" fo:font-size="9pt" style:font-size-asian="9pt"/>
    </style:style>
    <style:style style:name="T5903" style:parent-style-name="Fuentedepárrafopredeter." style:family="text">
      <style:text-properties fo:color="#FF00FF" fo:letter-spacing="-0.0062in" style:text-scale="125%" fo:font-size="9pt" style:font-size-asian="9pt"/>
    </style:style>
    <style:style style:name="T5904" style:parent-style-name="Fuentedepárrafopredeter." style:family="text">
      <style:text-properties fo:color="#FF00FF" fo:letter-spacing="-0.0062in" style:text-scale="89%" fo:font-size="9pt" style:font-size-asian="9pt"/>
    </style:style>
    <style:style style:name="T5905" style:parent-style-name="Fuentedepárrafopredeter." style:family="text">
      <style:text-properties fo:color="#FF00FF" style:text-scale="125%" fo:font-size="9pt" style:font-size-asian="9pt"/>
    </style:style>
    <style:style style:name="T5906" style:parent-style-name="Fuentedepárrafopredeter." style:family="text">
      <style:text-properties fo:color="#FF00FF" fo:font-size="9pt" style:font-size-asian="9pt"/>
    </style:style>
    <style:style style:name="T5907" style:parent-style-name="Fuentedepárrafopredeter." style:family="text">
      <style:text-properties fo:color="#FF00FF" fo:letter-spacing="-0.0118in" fo:font-size="9pt" style:font-size-asian="9pt"/>
    </style:style>
    <style:style style:name="T5908" style:parent-style-name="Fuentedepárrafopredeter." style:family="text">
      <style:text-properties fo:color="#FF00FF" fo:letter-spacing="-0.0062in" style:text-scale="89%" fo:font-size="9pt" style:font-size-asian="9pt"/>
    </style:style>
    <style:style style:name="T5909" style:parent-style-name="Fuentedepárrafopredeter." style:family="text">
      <style:text-properties fo:color="#FF00FF" fo:letter-spacing="-0.0062in" style:text-scale="92%" fo:font-size="9pt" style:font-size-asian="9pt"/>
    </style:style>
    <style:style style:name="T5910" style:parent-style-name="Fuentedepárrafopredeter." style:family="text">
      <style:text-properties fo:color="#FF00FF" style:text-scale="112%" fo:font-size="9pt" style:font-size-asian="9pt"/>
    </style:style>
    <style:style style:name="T5911" style:parent-style-name="Fuentedepárrafopredeter." style:family="text">
      <style:text-properties fo:color="#FF00FF" fo:font-size="9pt" style:font-size-asian="9pt"/>
    </style:style>
    <style:style style:name="T5912" style:parent-style-name="Fuentedepárrafopredeter." style:family="text">
      <style:text-properties fo:color="#FF00FF" fo:letter-spacing="-0.0118in" fo:font-size="9pt" style:font-size-asian="9pt"/>
    </style:style>
    <style:style style:name="T5913" style:parent-style-name="Fuentedepárrafopredeter." style:family="text">
      <style:text-properties fo:color="#FF00FF" fo:letter-spacing="-0.0062in" fo:font-size="9pt" style:font-size-asian="9pt"/>
    </style:style>
    <style:style style:name="T5914" style:parent-style-name="Fuentedepárrafopredeter." style:family="text">
      <style:text-properties fo:color="#FF00FF" fo:letter-spacing="-0.0062in" style:text-scale="89%" fo:font-size="9pt" style:font-size-asian="9pt"/>
    </style:style>
    <style:style style:name="T5915" style:parent-style-name="Fuentedepárrafopredeter." style:family="text">
      <style:text-properties fo:color="#FF00FF" fo:letter-spacing="-0.0062in" style:text-scale="94%" fo:font-size="9pt" style:font-size-asian="9pt"/>
    </style:style>
    <style:style style:name="T5916" style:parent-style-name="Fuentedepárrafopredeter." style:family="text">
      <style:text-properties fo:color="#FF00FF" fo:letter-spacing="-0.0062in" style:text-scale="125%" fo:font-size="9pt" style:font-size-asian="9pt"/>
    </style:style>
    <style:style style:name="T5917" style:parent-style-name="Fuentedepárrafopredeter." style:family="text">
      <style:text-properties fo:color="#FF00FF" fo:letter-spacing="-0.0062in" style:text-scale="92%" fo:font-size="9pt" style:font-size-asian="9pt"/>
    </style:style>
    <style:style style:name="T5918" style:parent-style-name="Fuentedepárrafopredeter." style:family="text">
      <style:text-properties fo:color="#FF00FF" fo:letter-spacing="-0.0062in" style:text-scale="84%" fo:font-size="9pt" style:font-size-asian="9pt"/>
    </style:style>
    <style:style style:name="T5919" style:parent-style-name="Fuentedepárrafopredeter." style:family="text">
      <style:text-properties fo:color="#FF00FF" fo:letter-spacing="-0.0062in" style:text-scale="112%" fo:font-size="9pt" style:font-size-asian="9pt"/>
    </style:style>
    <style:style style:name="T5920" style:parent-style-name="Fuentedepárrafopredeter." style:family="text">
      <style:text-properties fo:color="#FF00FF" style:text-scale="94%" fo:font-size="9pt" style:font-size-asian="9pt"/>
    </style:style>
    <style:style style:name="T5921" style:parent-style-name="Fuentedepárrafopredeter." style:family="text">
      <style:text-properties fo:color="#FF00FF" fo:font-size="9pt" style:font-size-asian="9pt"/>
    </style:style>
    <style:style style:name="T5922" style:parent-style-name="Fuentedepárrafopredeter." style:family="text">
      <style:text-properties fo:color="#FF00FF" fo:letter-spacing="-0.0118in" fo:font-size="9pt" style:font-size-asian="9pt"/>
    </style:style>
    <style:style style:name="T5923" style:parent-style-name="Fuentedepárrafopredeter." style:family="text">
      <style:text-properties fo:color="#FF00FF" fo:letter-spacing="-0.0062in" style:text-scale="84%" fo:font-size="9pt" style:font-size-asian="9pt"/>
    </style:style>
    <style:style style:name="T5924" style:parent-style-name="Fuentedepárrafopredeter." style:family="text">
      <style:text-properties fo:color="#FF00FF" fo:letter-spacing="-0.0062in" style:text-scale="102%" fo:font-size="9pt" style:font-size-asian="9pt"/>
    </style:style>
    <style:style style:name="T5925" style:parent-style-name="Fuentedepárrafopredeter." style:family="text">
      <style:text-properties fo:color="#FF00FF" style:text-scale="125%" fo:font-size="9pt" style:font-size-asian="9pt"/>
    </style:style>
    <style:style style:name="T5926" style:parent-style-name="Fuentedepárrafopredeter." style:family="text">
      <style:text-properties fo:color="#FF00FF" fo:font-size="9pt" style:font-size-asian="9pt"/>
    </style:style>
    <style:style style:name="T5927" style:parent-style-name="Fuentedepárrafopredeter." style:family="text">
      <style:text-properties fo:color="#FF00FF" fo:letter-spacing="-0.0118in" fo:font-size="9pt" style:font-size-asian="9pt"/>
    </style:style>
    <style:style style:name="T5928" style:parent-style-name="Fuentedepárrafopredeter." style:family="text">
      <style:text-properties fo:color="#FF00FF" fo:letter-spacing="-0.0062in" style:text-scale="84%" fo:font-size="9pt" style:font-size-asian="9pt"/>
    </style:style>
    <style:style style:name="T5929" style:parent-style-name="Fuentedepárrafopredeter." style:family="text">
      <style:text-properties fo:color="#FF00FF" fo:letter-spacing="-0.0062in" style:text-scale="112%" fo:font-size="9pt" style:font-size-asian="9pt"/>
    </style:style>
    <style:style style:name="T5930" style:parent-style-name="Fuentedepárrafopredeter." style:family="text">
      <style:text-properties fo:color="#FF00FF" fo:letter-spacing="-0.0062in" style:text-scale="84%" fo:font-size="9pt" style:font-size-asian="9pt"/>
    </style:style>
    <style:style style:name="T5931" style:parent-style-name="Fuentedepárrafopredeter." style:family="text">
      <style:text-properties fo:color="#FF00FF" fo:letter-spacing="-0.0062in" style:text-scale="89%" fo:font-size="9pt" style:font-size-asian="9pt"/>
    </style:style>
    <style:style style:name="T5932" style:parent-style-name="Fuentedepárrafopredeter." style:family="text">
      <style:text-properties fo:color="#FF00FF" fo:letter-spacing="-0.0062in" style:text-scale="103%" fo:font-size="9pt" style:font-size-asian="9pt"/>
    </style:style>
    <style:style style:name="T5933" style:parent-style-name="Fuentedepárrafopredeter." style:family="text">
      <style:text-properties fo:color="#FF00FF" fo:letter-spacing="-0.0062in" style:text-scale="216%" fo:font-size="9pt" style:font-size-asian="9pt"/>
    </style:style>
    <style:style style:name="T5934" style:parent-style-name="Fuentedepárrafopredeter." style:family="text">
      <style:text-properties fo:color="#FF00FF" style:text-scale="102%" fo:font-size="9pt" style:font-size-asian="9pt"/>
    </style:style>
    <style:style style:name="P5935" style:parent-style-name="Párrafodelista" style:list-style-name="LFO11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5936" style:parent-style-name="Fuentedepárrafopredeter." style:family="text">
      <style:text-properties fo:color="#FF00FF" fo:letter-spacing="-0.0055in" fo:font-size="9pt" style:font-size-asian="9pt"/>
    </style:style>
    <style:style style:name="T5937" style:parent-style-name="Fuentedepárrafopredeter." style:family="text">
      <style:text-properties fo:color="#FF00FF" fo:letter-spacing="-0.0034in" fo:font-size="9pt" style:font-size-asian="9pt"/>
    </style:style>
    <style:style style:name="T5938" style:parent-style-name="Fuentedepárrafopredeter." style:family="text">
      <style:text-properties fo:color="#FF00FF" fo:letter-spacing="-0.0055in" fo:font-size="9pt" style:font-size-asian="9pt"/>
    </style:style>
    <style:style style:name="T5939" style:parent-style-name="Fuentedepárrafopredeter." style:family="text">
      <style:text-properties fo:color="#FF00FF" fo:letter-spacing="-0.0041in" fo:font-size="9pt" style:font-size-asian="9pt"/>
    </style:style>
    <style:style style:name="T5940" style:parent-style-name="Fuentedepárrafopredeter." style:family="text">
      <style:text-properties fo:color="#FF00FF" fo:letter-spacing="-0.0055in" fo:font-size="9pt" style:font-size-asian="9pt"/>
    </style:style>
    <style:style style:name="T5941" style:parent-style-name="Fuentedepárrafopredeter." style:family="text">
      <style:text-properties fo:color="#FF00FF" fo:letter-spacing="-0.0041in" fo:font-size="9pt" style:font-size-asian="9pt"/>
    </style:style>
    <style:style style:name="T5942" style:parent-style-name="Fuentedepárrafopredeter." style:family="text">
      <style:text-properties fo:color="#FF00FF" fo:letter-spacing="0.0187in" fo:font-size="9pt" style:font-size-asian="9pt"/>
    </style:style>
    <style:style style:name="T5943" style:parent-style-name="Fuentedepárrafopredeter." style:family="text">
      <style:text-properties fo:color="#FF00FF" fo:letter-spacing="-0.0041in" fo:font-size="9pt" style:font-size-asian="9pt"/>
    </style:style>
    <style:style style:name="P5944" style:parent-style-name="Párrafodelista" style:list-style-name="LFO11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5945" style:parent-style-name="Fuentedepárrafopredeter." style:family="text">
      <style:text-properties fo:color="#FF00FF" fo:letter-spacing="-0.0055in" style:text-scale="105%" fo:font-size="9pt" style:font-size-asian="9pt"/>
    </style:style>
    <style:style style:name="T5946" style:parent-style-name="Fuentedepárrafopredeter." style:family="text">
      <style:text-properties fo:color="#FF00FF" fo:letter-spacing="-0.0034in" style:text-scale="105%" fo:font-size="9pt" style:font-size-asian="9pt"/>
    </style:style>
    <style:style style:name="T5947" style:parent-style-name="Fuentedepárrafopredeter." style:family="text">
      <style:text-properties fo:color="#FF00FF" fo:letter-spacing="-0.0055in" style:text-scale="105%" fo:font-size="9pt" style:font-size-asian="9pt"/>
    </style:style>
    <style:style style:name="T5948" style:parent-style-name="Fuentedepárrafopredeter." style:family="text">
      <style:text-properties fo:color="#FF00FF" fo:letter-spacing="-0.0034in" style:text-scale="105%" fo:font-size="9pt" style:font-size-asian="9pt"/>
    </style:style>
    <style:style style:name="T5949" style:parent-style-name="Fuentedepárrafopredeter." style:family="text">
      <style:text-properties fo:color="#FF00FF" fo:letter-spacing="-0.0027in" style:text-scale="105%" fo:font-size="9pt" style:font-size-asian="9pt"/>
    </style:style>
    <style:style style:name="T5950" style:parent-style-name="Fuentedepárrafopredeter." style:family="text">
      <style:text-properties fo:color="#FF00FF" fo:letter-spacing="-0.0041in" style:text-scale="105%" fo:font-size="9pt" style:font-size-asian="9pt"/>
    </style:style>
    <style:style style:name="P5951" style:parent-style-name="Párrafodelista" style:list-style-name="LFO11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5952" style:parent-style-name="Fuentedepárrafopredeter." style:family="text">
      <style:text-properties fo:font-size="11pt" style:font-size-asian="11pt" style:language-asian="es" style:country-asian="ES" style:language-complex="ar" style:country-complex="SA"/>
    </style:style>
    <style:style style:name="T5953" style:parent-style-name="Fuentedepárrafopredeter." style:family="text">
      <style:text-properties fo:color="#FF00FF" fo:letter-spacing="-0.0062in" style:text-scale="125%" fo:font-size="9pt" style:font-size-asian="9pt"/>
    </style:style>
    <style:style style:name="T5954" style:parent-style-name="Fuentedepárrafopredeter." style:family="text">
      <style:text-properties fo:color="#FF00FF" fo:letter-spacing="-0.0062in" style:text-scale="102%" fo:font-size="9pt" style:font-size-asian="9pt"/>
    </style:style>
    <style:style style:name="T5955" style:parent-style-name="Fuentedepárrafopredeter." style:family="text">
      <style:text-properties fo:color="#FF00FF" fo:letter-spacing="-0.0062in" style:text-scale="118%" fo:font-size="9pt" style:font-size-asian="9pt"/>
    </style:style>
    <style:style style:name="T5956" style:parent-style-name="Fuentedepárrafopredeter." style:family="text">
      <style:text-properties fo:color="#FF00FF" fo:letter-spacing="-0.0062in" style:text-scale="216%" fo:font-size="9pt" style:font-size-asian="9pt"/>
    </style:style>
    <style:style style:name="T5957" style:parent-style-name="Fuentedepárrafopredeter." style:family="text">
      <style:text-properties fo:color="#FF00FF" style:text-scale="103%" fo:font-size="9pt" style:font-size-asian="9pt"/>
    </style:style>
    <style:style style:name="P5958" style:parent-style-name="Textoindependiente" style:family="paragraph">
      <style:paragraph-properties fo:margin-top="0.0368in" fo:margin-left="0.2201in">
        <style:tab-stops/>
      </style:paragraph-properties>
    </style:style>
    <style:style style:name="T5959" style:parent-style-name="Fuentedepárrafopredeter." style:family="text">
      <style:text-properties fo:color="#FF00FF" style:text-scale="185%"/>
    </style:style>
    <style:style style:name="P5960" style:parent-style-name="Textoindependiente" style:family="paragraph">
      <style:paragraph-properties fo:line-height="0.1423in"/>
    </style:style>
    <style:style style:name="T5961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5962" style:parent-style-name="Textoindependiente" style:family="paragraph">
      <style:paragraph-properties fo:line-height="0.1465in"/>
    </style:style>
    <style:style style:name="T5963" style:parent-style-name="Fuentedepárrafopredeter." style:family="text">
      <style:text-properties fo:color="#00898C" style:text-scale="125%"/>
    </style:style>
    <style:style style:name="T5964" style:parent-style-name="Fuentedepárrafopredeter." style:family="text">
      <style:text-properties style:font-name="Lucida Sans Typewriter" fo:font-weight="bold" style:font-weight-asian="bold" fo:color="#A52A2A" style:text-scale="125%"/>
    </style:style>
    <style:style style:name="P5965" style:parent-style-name="Textoindependiente" style:family="paragraph">
      <style:paragraph-properties fo:line-height="0.1472in" fo:margin-left="0.2201in">
        <style:tab-stops/>
      </style:paragraph-properties>
    </style:style>
    <style:style style:name="T596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596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596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5969" style:parent-style-name="Fuentedepárrafopredeter." style:family="text">
      <style:text-properties fo:color="#FF00FF" fo:letter-spacing="-0.0062in" style:text-scale="185%" fo:language="es" fo:country="ES"/>
    </style:style>
    <style:style style:name="T5970" style:parent-style-name="Fuentedepárrafopredeter." style:family="text">
      <style:text-properties fo:color="#FF00FF" fo:letter-spacing="-0.0062in" style:text-scale="118%" fo:language="es" fo:country="ES"/>
    </style:style>
    <style:style style:name="T5971" style:parent-style-name="Fuentedepárrafopredeter." style:family="text">
      <style:text-properties fo:color="#FF00FF" style:text-scale="102%" fo:language="es" fo:country="ES"/>
    </style:style>
    <style:style style:name="T5972" style:parent-style-name="Fuentedepárrafopredeter." style:family="text">
      <style:text-properties fo:color="#FF00FF" fo:language="es" fo:country="ES"/>
    </style:style>
    <style:style style:name="T5973" style:parent-style-name="Fuentedepárrafopredeter." style:family="text">
      <style:text-properties fo:color="#FF00FF" fo:letter-spacing="-0.0118in" fo:language="es" fo:country="ES"/>
    </style:style>
    <style:style style:name="T5974" style:parent-style-name="Fuentedepárrafopredeter." style:family="text">
      <style:text-properties fo:color="#FF00FF" fo:letter-spacing="-0.0062in" style:text-scale="114%" fo:language="es" fo:country="ES"/>
    </style:style>
    <style:style style:name="T5975" style:parent-style-name="Fuentedepárrafopredeter." style:family="text">
      <style:text-properties fo:color="#FF00FF" fo:letter-spacing="-0.0062in" style:text-scale="112%" fo:language="es" fo:country="ES"/>
    </style:style>
    <style:style style:name="T5976" style:parent-style-name="Fuentedepárrafopredeter." style:family="text">
      <style:text-properties fo:color="#FF00FF" fo:letter-spacing="-0.0062in" fo:language="es" fo:country="ES"/>
    </style:style>
    <style:style style:name="T5977" style:parent-style-name="Fuentedepárrafopredeter." style:family="text">
      <style:text-properties fo:color="#FF00FF" fo:letter-spacing="-0.0062in" style:text-scale="92%" fo:language="es" fo:country="ES"/>
    </style:style>
    <style:style style:name="T5978" style:parent-style-name="Fuentedepárrafopredeter." style:family="text">
      <style:text-properties fo:color="#FF00FF" style:text-scale="102%" fo:language="es" fo:country="ES"/>
    </style:style>
    <style:style style:name="T5979" style:parent-style-name="Fuentedepárrafopredeter." style:family="text">
      <style:text-properties fo:color="#FF00FF" fo:language="es" fo:country="ES"/>
    </style:style>
    <style:style style:name="T5980" style:parent-style-name="Fuentedepárrafopredeter." style:family="text">
      <style:text-properties fo:color="#FF00FF" fo:letter-spacing="-0.0118in" fo:language="es" fo:country="ES"/>
    </style:style>
    <style:style style:name="T5981" style:parent-style-name="Fuentedepárrafopredeter." style:family="text">
      <style:text-properties fo:color="#FF00FF" fo:letter-spacing="-0.0062in" style:text-scale="98%" fo:language="es" fo:country="ES"/>
    </style:style>
    <style:style style:name="T5982" style:parent-style-name="Fuentedepárrafopredeter." style:family="text">
      <style:text-properties fo:color="#FF00FF" fo:letter-spacing="-0.0062in" style:text-scale="112%" fo:language="es" fo:country="ES"/>
    </style:style>
    <style:style style:name="T5983" style:parent-style-name="Fuentedepárrafopredeter." style:family="text">
      <style:text-properties fo:color="#FF00FF" style:text-scale="118%" fo:language="es" fo:country="ES"/>
    </style:style>
    <style:style style:name="T5984" style:parent-style-name="Fuentedepárrafopredeter." style:family="text">
      <style:text-properties fo:color="#FF00FF" fo:language="es" fo:country="ES"/>
    </style:style>
    <style:style style:name="T5985" style:parent-style-name="Fuentedepárrafopredeter." style:family="text">
      <style:text-properties fo:color="#FF00FF" fo:letter-spacing="-0.0118in" fo:language="es" fo:country="ES"/>
    </style:style>
    <style:style style:name="T5986" style:parent-style-name="Fuentedepárrafopredeter." style:family="text">
      <style:text-properties fo:color="#FF00FF" fo:letter-spacing="-0.0062in" style:text-scale="125%" fo:language="es" fo:country="ES"/>
    </style:style>
    <style:style style:name="T5987" style:parent-style-name="Fuentedepárrafopredeter." style:family="text">
      <style:text-properties fo:color="#FF00FF" fo:letter-spacing="-0.0062in" style:text-scale="216%" fo:language="es" fo:country="ES"/>
    </style:style>
    <style:style style:name="T5988" style:parent-style-name="Fuentedepárrafopredeter." style:family="text">
      <style:text-properties fo:color="#FF00FF" fo:letter-spacing="-0.0062in" style:text-scale="125%" fo:language="es" fo:country="ES"/>
    </style:style>
    <style:style style:name="T5989" style:parent-style-name="Fuentedepárrafopredeter." style:family="text">
      <style:text-properties fo:color="#FF00FF" fo:letter-spacing="-0.0062in" style:text-scale="103%" fo:language="es" fo:country="ES"/>
    </style:style>
    <style:style style:name="T5990" style:parent-style-name="Fuentedepárrafopredeter." style:family="text">
      <style:text-properties fo:color="#FF00FF" fo:letter-spacing="-0.0062in" style:text-scale="112%" fo:language="es" fo:country="ES"/>
    </style:style>
    <style:style style:name="T5991" style:parent-style-name="Fuentedepárrafopredeter." style:family="text">
      <style:text-properties fo:color="#FF00FF" fo:letter-spacing="-0.0062in" style:text-scale="84%" fo:language="es" fo:country="ES"/>
    </style:style>
    <style:style style:name="T5992" style:parent-style-name="Fuentedepárrafopredeter." style:family="text">
      <style:text-properties fo:color="#FF00FF" style:text-scale="102%" fo:language="es" fo:country="ES"/>
    </style:style>
    <style:style style:name="T5993" style:parent-style-name="Fuentedepárrafopredeter." style:family="text">
      <style:text-properties fo:color="#FF00FF" fo:language="es" fo:country="ES"/>
    </style:style>
    <style:style style:name="T5994" style:parent-style-name="Fuentedepárrafopredeter." style:family="text">
      <style:text-properties fo:color="#FF00FF" fo:letter-spacing="-0.0118in" fo:language="es" fo:country="ES"/>
    </style:style>
    <style:style style:name="T5995" style:parent-style-name="Fuentedepárrafopredeter." style:family="text">
      <style:text-properties fo:color="#FF00FF" fo:letter-spacing="-0.0062in" style:text-scale="112%" fo:language="es" fo:country="ES"/>
    </style:style>
    <style:style style:name="T5996" style:parent-style-name="Fuentedepárrafopredeter." style:family="text">
      <style:text-properties fo:color="#FF00FF" fo:letter-spacing="-0.0062in" style:text-scale="125%" fo:language="es" fo:country="ES"/>
    </style:style>
    <style:style style:name="T5997" style:parent-style-name="Fuentedepárrafopredeter." style:family="text">
      <style:text-properties fo:color="#FF00FF" style:text-scale="163%" fo:language="es" fo:country="ES"/>
    </style:style>
    <style:style style:name="T5998" style:parent-style-name="Fuentedepárrafopredeter." style:family="text">
      <style:text-properties fo:color="#FF00FF" fo:language="es" fo:country="ES"/>
    </style:style>
    <style:style style:name="T5999" style:parent-style-name="Fuentedepárrafopredeter." style:family="text">
      <style:text-properties fo:color="#FF00FF" fo:letter-spacing="-0.0118in" fo:language="es" fo:country="ES"/>
    </style:style>
    <style:style style:name="T6000" style:parent-style-name="Fuentedepárrafopredeter." style:family="text">
      <style:text-properties fo:color="#FF00FF" fo:letter-spacing="-0.0062in" style:text-scale="185%" fo:language="es" fo:country="ES"/>
    </style:style>
    <style:style style:name="T6001" style:parent-style-name="Fuentedepárrafopredeter." style:family="text">
      <style:text-properties fo:color="#A01FEF" fo:letter-spacing="-0.0062in" style:text-scale="114%" fo:language="es" fo:country="ES"/>
    </style:style>
    <style:style style:name="T6002" style:parent-style-name="Fuentedepárrafopredeter." style:family="text">
      <style:text-properties fo:color="#A01FEF" fo:letter-spacing="-0.0062in" style:text-scale="108%" fo:language="es" fo:country="ES"/>
    </style:style>
    <style:style style:name="T6003" style:parent-style-name="Fuentedepárrafopredeter." style:family="text">
      <style:text-properties fo:color="#A01FEF" fo:letter-spacing="-0.0062in" style:text-scale="114%" fo:language="es" fo:country="ES"/>
    </style:style>
    <style:style style:name="T6004" style:parent-style-name="Fuentedepárrafopredeter." style:family="text">
      <style:text-properties fo:color="#A01FEF" fo:letter-spacing="-0.0062in" style:text-scale="151%" fo:language="es" fo:country="ES"/>
    </style:style>
    <style:style style:name="T6005" style:parent-style-name="Fuentedepárrafopredeter." style:family="text">
      <style:text-properties fo:color="#A01FEF" style:text-scale="110%" fo:language="es" fo:country="ES"/>
    </style:style>
    <style:style style:name="T6006" style:parent-style-name="Fuentedepárrafopredeter." style:family="text">
      <style:text-properties fo:color="#A01FEF" fo:language="es" fo:country="ES"/>
    </style:style>
    <style:style style:name="T6007" style:parent-style-name="Fuentedepárrafopredeter." style:family="text">
      <style:text-properties fo:color="#A01FEF" fo:letter-spacing="-0.0118in" fo:language="es" fo:country="ES"/>
    </style:style>
    <style:style style:name="T6008" style:parent-style-name="Fuentedepárrafopredeter." style:family="text">
      <style:text-properties fo:color="#A01FEF" fo:letter-spacing="-0.0062in" style:text-scale="114%" fo:language="es" fo:country="ES"/>
    </style:style>
    <style:style style:name="T6009" style:parent-style-name="Fuentedepárrafopredeter." style:family="text">
      <style:text-properties fo:color="#A01FEF" fo:letter-spacing="-0.0062in" fo:language="es" fo:country="ES"/>
    </style:style>
    <style:style style:name="T6010" style:parent-style-name="Fuentedepárrafopredeter." style:family="text">
      <style:text-properties fo:color="#A01FEF" fo:letter-spacing="-0.0062in" style:text-scale="108%" fo:language="es" fo:country="ES"/>
    </style:style>
    <style:style style:name="T6011" style:parent-style-name="Fuentedepárrafopredeter." style:family="text">
      <style:text-properties fo:color="#A01FEF" fo:letter-spacing="-0.0062in" style:text-scale="163%" fo:language="es" fo:country="ES"/>
    </style:style>
    <style:style style:name="T6012" style:parent-style-name="Fuentedepárrafopredeter." style:family="text">
      <style:text-properties fo:color="#A01FEF" fo:letter-spacing="-0.0062in" fo:language="es" fo:country="ES"/>
    </style:style>
    <style:style style:name="T6013" style:parent-style-name="Fuentedepárrafopredeter." style:family="text">
      <style:text-properties fo:color="#A01FEF" fo:letter-spacing="-0.0062in" style:text-scale="72%" fo:language="es" fo:country="ES"/>
    </style:style>
    <style:style style:name="T6014" style:parent-style-name="Fuentedepárrafopredeter." style:family="text">
      <style:text-properties fo:color="#A01FEF" fo:letter-spacing="-0.0062in" style:text-scale="163%" fo:language="es" fo:country="ES"/>
    </style:style>
    <style:style style:name="T6015" style:parent-style-name="Fuentedepárrafopredeter." style:family="text">
      <style:text-properties fo:color="#A01FEF" fo:letter-spacing="-0.0062in" fo:language="es" fo:country="ES"/>
    </style:style>
    <style:style style:name="T6016" style:parent-style-name="Fuentedepárrafopredeter." style:family="text">
      <style:text-properties fo:color="#A01FEF" fo:letter-spacing="-0.0062in" style:text-scale="105%" fo:language="es" fo:country="ES"/>
    </style:style>
    <style:style style:name="T6017" style:parent-style-name="Fuentedepárrafopredeter." style:family="text">
      <style:text-properties fo:color="#A01FEF" style:text-scale="114%" fo:language="es" fo:country="ES"/>
    </style:style>
    <style:style style:name="P6018" style:parent-style-name="Textoindependiente" style:family="paragraph">
      <style:paragraph-properties fo:line-height="0.1423in"/>
    </style:style>
    <style:style style:name="T601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020" style:parent-style-name="Textoindependiente" style:family="paragraph">
      <style:paragraph-properties fo:line-height="0.1465in"/>
    </style:style>
    <style:style style:name="T6021" style:parent-style-name="Fuentedepárrafopredeter." style:family="text">
      <style:text-properties fo:color="#00898C" style:text-scale="135%" fo:language="es" fo:country="ES"/>
    </style:style>
    <style:style style:name="T6022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6023" style:parent-style-name="Textoindependiente" style:family="paragraph">
      <style:paragraph-properties fo:line-height="0.1472in" fo:margin-left="0.2201in">
        <style:tab-stops/>
      </style:paragraph-properties>
    </style:style>
    <style:style style:name="T602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02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02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027" style:parent-style-name="Fuentedepárrafopredeter." style:family="text">
      <style:text-properties fo:color="#FF00FF" fo:letter-spacing="-0.0062in" style:text-scale="185%" fo:language="es" fo:country="ES"/>
    </style:style>
    <style:style style:name="T6028" style:parent-style-name="Fuentedepárrafopredeter." style:family="text">
      <style:text-properties fo:color="#FF00FF" fo:letter-spacing="-0.0062in" style:text-scale="118%" fo:language="es" fo:country="ES"/>
    </style:style>
    <style:style style:name="T6029" style:parent-style-name="Fuentedepárrafopredeter." style:family="text">
      <style:text-properties fo:color="#FF00FF" fo:letter-spacing="-0.0062in" style:text-scale="89%" fo:language="es" fo:country="ES"/>
    </style:style>
    <style:style style:name="T6030" style:parent-style-name="Fuentedepárrafopredeter." style:family="text">
      <style:text-properties fo:color="#FF00FF" style:text-scale="125%" fo:language="es" fo:country="ES"/>
    </style:style>
    <style:style style:name="T6031" style:parent-style-name="Fuentedepárrafopredeter." style:family="text">
      <style:text-properties fo:color="#FF00FF" fo:language="es" fo:country="ES"/>
    </style:style>
    <style:style style:name="T6032" style:parent-style-name="Fuentedepárrafopredeter." style:family="text">
      <style:text-properties fo:color="#FF00FF" fo:letter-spacing="-0.0118in" fo:language="es" fo:country="ES"/>
    </style:style>
    <style:style style:name="T6033" style:parent-style-name="Fuentedepárrafopredeter." style:family="text">
      <style:text-properties fo:color="#FF00FF" fo:letter-spacing="-0.0062in" style:text-scale="92%" fo:language="es" fo:country="ES"/>
    </style:style>
    <style:style style:name="T6034" style:parent-style-name="Fuentedepárrafopredeter." style:family="text">
      <style:text-properties fo:color="#FF00FF" fo:letter-spacing="-0.0062in" style:text-scale="125%" fo:language="es" fo:country="ES"/>
    </style:style>
    <style:style style:name="T6035" style:parent-style-name="Fuentedepárrafopredeter." style:family="text">
      <style:text-properties fo:color="#FF00FF" fo:letter-spacing="-0.0062in" style:text-scale="92%" fo:language="es" fo:country="ES"/>
    </style:style>
    <style:style style:name="T6036" style:parent-style-name="Fuentedepárrafopredeter." style:family="text">
      <style:text-properties fo:color="#FF00FF" fo:letter-spacing="-0.0062in" style:text-scale="102%" fo:language="es" fo:country="ES"/>
    </style:style>
    <style:style style:name="T6037" style:parent-style-name="Fuentedepárrafopredeter." style:family="text">
      <style:text-properties fo:color="#FF00FF" fo:letter-spacing="-0.0062in" style:text-scale="103%" fo:language="es" fo:country="ES"/>
    </style:style>
    <style:style style:name="T6038" style:parent-style-name="Fuentedepárrafopredeter." style:family="text">
      <style:text-properties fo:color="#FF00FF" fo:letter-spacing="-0.0062in" style:text-scale="216%" fo:language="es" fo:country="ES"/>
    </style:style>
    <style:style style:name="T6039" style:parent-style-name="Fuentedepárrafopredeter." style:family="text">
      <style:text-properties fo:color="#FF00FF" fo:letter-spacing="-0.0062in" style:text-scale="89%" fo:language="es" fo:country="ES"/>
    </style:style>
    <style:style style:name="T6040" style:parent-style-name="Fuentedepárrafopredeter." style:family="text">
      <style:text-properties fo:color="#FF00FF" style:text-scale="125%" fo:language="es" fo:country="ES"/>
    </style:style>
    <style:style style:name="T6041" style:parent-style-name="Fuentedepárrafopredeter." style:family="text">
      <style:text-properties fo:color="#FF00FF" fo:language="es" fo:country="ES"/>
    </style:style>
    <style:style style:name="T6042" style:parent-style-name="Fuentedepárrafopredeter." style:family="text">
      <style:text-properties fo:color="#FF00FF" fo:letter-spacing="-0.0118in" fo:language="es" fo:country="ES"/>
    </style:style>
    <style:style style:name="T6043" style:parent-style-name="Fuentedepárrafopredeter." style:family="text">
      <style:text-properties fo:color="#FF00FF" fo:letter-spacing="-0.0062in" fo:language="es" fo:country="ES"/>
    </style:style>
    <style:style style:name="T6044" style:parent-style-name="Fuentedepárrafopredeter." style:family="text">
      <style:text-properties fo:color="#FF00FF" fo:letter-spacing="-0.0062in" style:text-scale="89%" fo:language="es" fo:country="ES"/>
    </style:style>
    <style:style style:name="T6045" style:parent-style-name="Fuentedepárrafopredeter." style:family="text">
      <style:text-properties fo:color="#FF00FF" fo:letter-spacing="-0.0062in" style:text-scale="94%" fo:language="es" fo:country="ES"/>
    </style:style>
    <style:style style:name="T6046" style:parent-style-name="Fuentedepárrafopredeter." style:family="text">
      <style:text-properties fo:color="#FF00FF" fo:letter-spacing="-0.0062in" style:text-scale="112%" fo:language="es" fo:country="ES"/>
    </style:style>
    <style:style style:name="T6047" style:parent-style-name="Fuentedepárrafopredeter." style:family="text">
      <style:text-properties fo:color="#FF00FF" fo:letter-spacing="-0.0062in" fo:language="es" fo:country="ES"/>
    </style:style>
    <style:style style:name="T6048" style:parent-style-name="Fuentedepárrafopredeter." style:family="text">
      <style:text-properties fo:color="#FF00FF" fo:letter-spacing="-0.0062in" style:text-scale="103%" fo:language="es" fo:country="ES"/>
    </style:style>
    <style:style style:name="T6049" style:parent-style-name="Fuentedepárrafopredeter." style:family="text">
      <style:text-properties fo:color="#FF00FF" fo:letter-spacing="-0.0062in" style:text-scale="102%" fo:language="es" fo:country="ES"/>
    </style:style>
    <style:style style:name="T6050" style:parent-style-name="Fuentedepárrafopredeter." style:family="text">
      <style:text-properties fo:color="#FF00FF" fo:letter-spacing="-0.0062in" style:text-scale="98%" fo:language="es" fo:country="ES"/>
    </style:style>
    <style:style style:name="T6051" style:parent-style-name="Fuentedepárrafopredeter." style:family="text">
      <style:text-properties fo:color="#FF00FF" fo:letter-spacing="-0.0062in" style:text-scale="89%" fo:language="es" fo:country="ES"/>
    </style:style>
    <style:style style:name="T6052" style:parent-style-name="Fuentedepárrafopredeter." style:family="text">
      <style:text-properties fo:color="#FF00FF" style:text-scale="125%" fo:language="es" fo:country="ES"/>
    </style:style>
    <style:style style:name="T6053" style:parent-style-name="Fuentedepárrafopredeter." style:family="text">
      <style:text-properties fo:color="#FF00FF" fo:language="es" fo:country="ES"/>
    </style:style>
    <style:style style:name="T6054" style:parent-style-name="Fuentedepárrafopredeter." style:family="text">
      <style:text-properties fo:color="#FF00FF" fo:letter-spacing="-0.0118in" fo:language="es" fo:country="ES"/>
    </style:style>
    <style:style style:name="T6055" style:parent-style-name="Fuentedepárrafopredeter." style:family="text">
      <style:text-properties fo:color="#FF00FF" style:text-scale="105%" fo:language="es" fo:country="ES"/>
    </style:style>
    <style:style style:name="T6056" style:parent-style-name="Fuentedepárrafopredeter." style:family="text">
      <style:text-properties fo:color="#FF00FF" fo:language="es" fo:country="ES"/>
    </style:style>
    <style:style style:name="T6057" style:parent-style-name="Fuentedepárrafopredeter." style:family="text">
      <style:text-properties fo:color="#FF00FF" fo:letter-spacing="-0.0118in" fo:language="es" fo:country="ES"/>
    </style:style>
    <style:style style:name="T6058" style:parent-style-name="Fuentedepárrafopredeter." style:family="text">
      <style:text-properties fo:color="#FF00FF" fo:letter-spacing="-0.0062in" style:text-scale="118%" fo:language="es" fo:country="ES"/>
    </style:style>
    <style:style style:name="T6059" style:parent-style-name="Fuentedepárrafopredeter." style:family="text">
      <style:text-properties fo:color="#FF00FF" style:text-scale="89%" fo:language="es" fo:country="ES"/>
    </style:style>
    <style:style style:name="T6060" style:parent-style-name="Fuentedepárrafopredeter." style:family="text">
      <style:text-properties fo:color="#FF00FF" fo:language="es" fo:country="ES"/>
    </style:style>
    <style:style style:name="T6061" style:parent-style-name="Fuentedepárrafopredeter." style:family="text">
      <style:text-properties fo:color="#FF00FF" fo:letter-spacing="-0.0118in" fo:language="es" fo:country="ES"/>
    </style:style>
    <style:style style:name="T6062" style:parent-style-name="Fuentedepárrafopredeter." style:family="text">
      <style:text-properties fo:color="#FF00FF" fo:letter-spacing="-0.0062in" style:text-scale="89%" fo:language="es" fo:country="ES"/>
    </style:style>
    <style:style style:name="T6063" style:parent-style-name="Fuentedepárrafopredeter." style:family="text">
      <style:text-properties fo:color="#FF00FF" fo:letter-spacing="-0.0062in" style:text-scale="92%" fo:language="es" fo:country="ES"/>
    </style:style>
    <style:style style:name="T6064" style:parent-style-name="Fuentedepárrafopredeter." style:family="text">
      <style:text-properties fo:color="#FF00FF" style:text-scale="112%" fo:language="es" fo:country="ES"/>
    </style:style>
    <style:style style:name="T6065" style:parent-style-name="Fuentedepárrafopredeter." style:family="text">
      <style:text-properties fo:color="#FF00FF" fo:language="es" fo:country="ES"/>
    </style:style>
    <style:style style:name="T6066" style:parent-style-name="Fuentedepárrafopredeter." style:family="text">
      <style:text-properties fo:color="#FF00FF" fo:letter-spacing="-0.0118in" fo:language="es" fo:country="ES"/>
    </style:style>
    <style:style style:name="T6067" style:parent-style-name="Fuentedepárrafopredeter." style:family="text">
      <style:text-properties fo:color="#FF00FF" fo:letter-spacing="-0.0062in" style:text-scale="92%" fo:language="es" fo:country="ES"/>
    </style:style>
    <style:style style:name="T6068" style:parent-style-name="Fuentedepárrafopredeter." style:family="text">
      <style:text-properties fo:color="#FF00FF" fo:letter-spacing="-0.0062in" style:text-scale="102%" fo:language="es" fo:country="ES"/>
    </style:style>
    <style:style style:name="T6069" style:parent-style-name="Fuentedepárrafopredeter." style:family="text">
      <style:text-properties fo:color="#FF00FF" fo:letter-spacing="-0.0062in" fo:language="es" fo:country="ES"/>
    </style:style>
    <style:style style:name="T6070" style:parent-style-name="Fuentedepárrafopredeter." style:family="text">
      <style:text-properties fo:color="#FF00FF" fo:letter-spacing="-0.0062in" style:text-scale="112%" fo:language="es" fo:country="ES"/>
    </style:style>
    <style:style style:name="T6071" style:parent-style-name="Fuentedepárrafopredeter." style:family="text">
      <style:text-properties fo:color="#FF00FF" style:text-scale="94%" fo:language="es" fo:country="ES"/>
    </style:style>
    <style:style style:name="T6072" style:parent-style-name="Fuentedepárrafopredeter." style:family="text">
      <style:text-properties fo:color="#FF00FF" fo:language="es" fo:country="ES"/>
    </style:style>
    <style:style style:name="T6073" style:parent-style-name="Fuentedepárrafopredeter." style:family="text">
      <style:text-properties fo:color="#FF00FF" fo:letter-spacing="-0.0118in" fo:language="es" fo:country="ES"/>
    </style:style>
    <style:style style:name="T6074" style:parent-style-name="Fuentedepárrafopredeter." style:family="text">
      <style:text-properties fo:color="#FF00FF" fo:letter-spacing="-0.0062in" style:text-scale="125%" fo:language="es" fo:country="ES"/>
    </style:style>
    <style:style style:name="T6075" style:parent-style-name="Fuentedepárrafopredeter." style:family="text">
      <style:text-properties fo:color="#FF00FF" fo:letter-spacing="-0.0062in" style:text-scale="89%" fo:language="es" fo:country="ES"/>
    </style:style>
    <style:style style:name="T6076" style:parent-style-name="Fuentedepárrafopredeter." style:family="text">
      <style:text-properties fo:color="#FF00FF" fo:letter-spacing="-0.0062in" style:text-scale="94%" fo:language="es" fo:country="ES"/>
    </style:style>
    <style:style style:name="T6077" style:parent-style-name="Fuentedepárrafopredeter." style:family="text">
      <style:text-properties fo:color="#FF00FF" fo:letter-spacing="-0.0062in" style:text-scale="163%" fo:language="es" fo:country="ES"/>
    </style:style>
    <style:style style:name="T6078" style:parent-style-name="Fuentedepárrafopredeter." style:family="text">
      <style:text-properties fo:color="#FF00FF" fo:letter-spacing="-0.0055in" style:text-scale="185%" fo:language="es" fo:country="ES"/>
    </style:style>
    <style:style style:name="T607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08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08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082" style:parent-style-name="Textoindependiente" style:family="paragraph">
      <style:paragraph-properties fo:line-height="0.1423in"/>
    </style:style>
    <style:style style:name="T608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084" style:parent-style-name="Textoindependiente" style:family="paragraph">
      <style:paragraph-properties fo:line-height="0.1465in"/>
    </style:style>
    <style:style style:name="T6085" style:parent-style-name="Fuentedepárrafopredeter." style:family="text">
      <style:text-properties fo:color="#00898C" style:text-scale="140%" fo:language="es" fo:country="ES"/>
    </style:style>
    <style:style style:name="T6086" style:parent-style-name="Fuentedepárrafopredeter." style:family="text">
      <style:text-properties style:font-name="Lucida Sans Typewriter" fo:font-weight="bold" style:font-weight-asian="bold" fo:color="#A52A2A" style:text-scale="140%" fo:language="es" fo:country="ES"/>
    </style:style>
    <style:style style:name="P6087" style:parent-style-name="Textoindependiente" style:family="paragraph">
      <style:paragraph-properties fo:line-height="0.1458in" fo:margin-left="0.2201in">
        <style:tab-stops/>
      </style:paragraph-properties>
    </style:style>
    <style:style style:name="T608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08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09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091" style:parent-style-name="Fuentedepárrafopredeter." style:family="text">
      <style:text-properties fo:color="#FF00FF" fo:letter-spacing="-0.0062in" style:text-scale="185%" fo:language="es" fo:country="ES"/>
    </style:style>
    <style:style style:name="T6092" style:parent-style-name="Fuentedepárrafopredeter." style:family="text">
      <style:text-properties fo:color="#FF00FF" fo:letter-spacing="-0.0062in" style:text-scale="118%" fo:language="es" fo:country="ES"/>
    </style:style>
    <style:style style:name="T6093" style:parent-style-name="Fuentedepárrafopredeter." style:family="text">
      <style:text-properties fo:color="#FF00FF" fo:letter-spacing="-0.0062in" style:text-scale="89%" fo:language="es" fo:country="ES"/>
    </style:style>
    <style:style style:name="T6094" style:parent-style-name="Fuentedepárrafopredeter." style:family="text">
      <style:text-properties fo:color="#FF00FF" style:text-scale="125%" fo:language="es" fo:country="ES"/>
    </style:style>
    <style:style style:name="T6095" style:parent-style-name="Fuentedepárrafopredeter." style:family="text">
      <style:text-properties fo:color="#FF00FF" fo:language="es" fo:country="ES"/>
    </style:style>
    <style:style style:name="T6096" style:parent-style-name="Fuentedepárrafopredeter." style:family="text">
      <style:text-properties fo:color="#FF00FF" fo:letter-spacing="-0.0118in" fo:language="es" fo:country="ES"/>
    </style:style>
    <style:style style:name="T6097" style:parent-style-name="Fuentedepárrafopredeter." style:family="text">
      <style:text-properties fo:color="#FF00FF" fo:letter-spacing="-0.0062in" style:text-scale="114%" fo:language="es" fo:country="ES"/>
    </style:style>
    <style:style style:name="T6098" style:parent-style-name="Fuentedepárrafopredeter." style:family="text">
      <style:text-properties fo:color="#FF00FF" style:text-scale="114%" fo:language="es" fo:country="ES"/>
    </style:style>
    <style:style style:name="T6099" style:parent-style-name="Fuentedepárrafopredeter." style:family="text">
      <style:text-properties fo:color="#FF00FF" fo:language="es" fo:country="ES"/>
    </style:style>
    <style:style style:name="T6100" style:parent-style-name="Fuentedepárrafopredeter." style:family="text">
      <style:text-properties fo:color="#FF00FF" fo:letter-spacing="-0.0118in" fo:language="es" fo:country="ES"/>
    </style:style>
    <style:style style:name="T6101" style:parent-style-name="Fuentedepárrafopredeter." style:family="text">
      <style:text-properties fo:color="#FF00FF" fo:letter-spacing="-0.0062in" style:text-scale="107%" fo:language="es" fo:country="ES"/>
    </style:style>
    <style:style style:name="T6102" style:parent-style-name="Fuentedepárrafopredeter." style:family="text">
      <style:text-properties fo:color="#FF00FF" fo:letter-spacing="-0.0062in" style:text-scale="103%" fo:language="es" fo:country="ES"/>
    </style:style>
    <style:style style:name="T6103" style:parent-style-name="Fuentedepárrafopredeter." style:family="text">
      <style:text-properties fo:color="#FF00FF" fo:letter-spacing="-0.0062in" style:text-scale="89%" fo:language="es" fo:country="ES"/>
    </style:style>
    <style:style style:name="T6104" style:parent-style-name="Fuentedepárrafopredeter." style:family="text">
      <style:text-properties fo:color="#FF00FF" fo:letter-spacing="-0.0062in" fo:language="es" fo:country="ES"/>
    </style:style>
    <style:style style:name="T6105" style:parent-style-name="Fuentedepárrafopredeter." style:family="text">
      <style:text-properties fo:color="#FF00FF" fo:letter-spacing="-0.0062in" style:text-scale="112%" fo:language="es" fo:country="ES"/>
    </style:style>
    <style:style style:name="T6106" style:parent-style-name="Fuentedepárrafopredeter." style:family="text">
      <style:text-properties fo:color="#FF00FF" fo:letter-spacing="-0.0062in" style:text-scale="125%" fo:language="es" fo:country="ES"/>
    </style:style>
    <style:style style:name="T6107" style:parent-style-name="Fuentedepárrafopredeter." style:family="text">
      <style:text-properties fo:color="#FF00FF" fo:letter-spacing="-0.0062in" style:text-scale="89%" fo:language="es" fo:country="ES"/>
    </style:style>
    <style:style style:name="T6108" style:parent-style-name="Fuentedepárrafopredeter." style:family="text">
      <style:text-properties fo:color="#FF00FF" style:text-scale="125%" fo:language="es" fo:country="ES"/>
    </style:style>
    <style:style style:name="T6109" style:parent-style-name="Fuentedepárrafopredeter." style:family="text">
      <style:text-properties fo:color="#FF00FF" fo:language="es" fo:country="ES"/>
    </style:style>
    <style:style style:name="T6110" style:parent-style-name="Fuentedepárrafopredeter." style:family="text">
      <style:text-properties fo:color="#FF00FF" fo:letter-spacing="-0.0118in" fo:language="es" fo:country="ES"/>
    </style:style>
    <style:style style:name="T6111" style:parent-style-name="Fuentedepárrafopredeter." style:family="text">
      <style:text-properties fo:color="#FF00FF" fo:letter-spacing="-0.0062in" style:text-scale="89%" fo:language="es" fo:country="ES"/>
    </style:style>
    <style:style style:name="T6112" style:parent-style-name="Fuentedepárrafopredeter." style:family="text">
      <style:text-properties fo:color="#FF00FF" fo:letter-spacing="-0.0062in" style:text-scale="92%" fo:language="es" fo:country="ES"/>
    </style:style>
    <style:style style:name="T6113" style:parent-style-name="Fuentedepárrafopredeter." style:family="text">
      <style:text-properties fo:color="#FF00FF" style:text-scale="112%" fo:language="es" fo:country="ES"/>
    </style:style>
    <style:style style:name="T6114" style:parent-style-name="Fuentedepárrafopredeter." style:family="text">
      <style:text-properties fo:color="#FF00FF" fo:language="es" fo:country="ES"/>
    </style:style>
    <style:style style:name="T6115" style:parent-style-name="Fuentedepárrafopredeter." style:family="text">
      <style:text-properties fo:color="#FF00FF" fo:letter-spacing="-0.0118in" fo:language="es" fo:country="ES"/>
    </style:style>
    <style:style style:name="T6116" style:parent-style-name="Fuentedepárrafopredeter." style:family="text">
      <style:text-properties fo:color="#FF00FF" fo:letter-spacing="-0.0062in" fo:language="es" fo:country="ES"/>
    </style:style>
    <style:style style:name="T6117" style:parent-style-name="Fuentedepárrafopredeter." style:family="text">
      <style:text-properties fo:color="#FF00FF" fo:letter-spacing="-0.0062in" style:text-scale="89%" fo:language="es" fo:country="ES"/>
    </style:style>
    <style:style style:name="T6118" style:parent-style-name="Fuentedepárrafopredeter." style:family="text">
      <style:text-properties fo:color="#FF00FF" fo:letter-spacing="-0.0062in" style:text-scale="94%" fo:language="es" fo:country="ES"/>
    </style:style>
    <style:style style:name="T6119" style:parent-style-name="Fuentedepárrafopredeter." style:family="text">
      <style:text-properties fo:color="#FF00FF" fo:letter-spacing="-0.0062in" style:text-scale="125%" fo:language="es" fo:country="ES"/>
    </style:style>
    <style:style style:name="T6120" style:parent-style-name="Fuentedepárrafopredeter." style:family="text">
      <style:text-properties fo:color="#FF00FF" fo:letter-spacing="-0.0062in" style:text-scale="92%" fo:language="es" fo:country="ES"/>
    </style:style>
    <style:style style:name="T6121" style:parent-style-name="Fuentedepárrafopredeter." style:family="text">
      <style:text-properties fo:color="#FF00FF" fo:letter-spacing="-0.0062in" style:text-scale="84%" fo:language="es" fo:country="ES"/>
    </style:style>
    <style:style style:name="T6122" style:parent-style-name="Fuentedepárrafopredeter." style:family="text">
      <style:text-properties fo:color="#FF00FF" fo:letter-spacing="-0.0062in" style:text-scale="112%" fo:language="es" fo:country="ES"/>
    </style:style>
    <style:style style:name="T6123" style:parent-style-name="Fuentedepárrafopredeter." style:family="text">
      <style:text-properties fo:color="#FF00FF" style:text-scale="94%" fo:language="es" fo:country="ES"/>
    </style:style>
    <style:style style:name="T6124" style:parent-style-name="Fuentedepárrafopredeter." style:family="text">
      <style:text-properties fo:color="#FF00FF" fo:language="es" fo:country="ES"/>
    </style:style>
    <style:style style:name="T6125" style:parent-style-name="Fuentedepárrafopredeter." style:family="text">
      <style:text-properties fo:color="#FF00FF" fo:letter-spacing="-0.0118in" fo:language="es" fo:country="ES"/>
    </style:style>
    <style:style style:name="T6126" style:parent-style-name="Fuentedepárrafopredeter." style:family="text">
      <style:text-properties fo:color="#FF00FF" fo:letter-spacing="-0.0062in" style:text-scale="84%" fo:language="es" fo:country="ES"/>
    </style:style>
    <style:style style:name="T6127" style:parent-style-name="Fuentedepárrafopredeter." style:family="text">
      <style:text-properties fo:color="#FF00FF" fo:letter-spacing="-0.0062in" style:text-scale="102%" fo:language="es" fo:country="ES"/>
    </style:style>
    <style:style style:name="T6128" style:parent-style-name="Fuentedepárrafopredeter." style:family="text">
      <style:text-properties fo:color="#FF00FF" style:text-scale="125%" fo:language="es" fo:country="ES"/>
    </style:style>
    <style:style style:name="T6129" style:parent-style-name="Fuentedepárrafopredeter." style:family="text">
      <style:text-properties fo:color="#FF00FF" fo:language="es" fo:country="ES"/>
    </style:style>
    <style:style style:name="T6130" style:parent-style-name="Fuentedepárrafopredeter." style:family="text">
      <style:text-properties fo:color="#FF00FF" fo:letter-spacing="-0.0118in" fo:language="es" fo:country="ES"/>
    </style:style>
    <style:style style:name="T6131" style:parent-style-name="Fuentedepárrafopredeter." style:family="text">
      <style:text-properties fo:color="#FF00FF" fo:letter-spacing="-0.0062in" style:text-scale="84%" fo:language="es" fo:country="ES"/>
    </style:style>
    <style:style style:name="T6132" style:parent-style-name="Fuentedepárrafopredeter." style:family="text">
      <style:text-properties fo:color="#FF00FF" fo:letter-spacing="-0.0062in" style:text-scale="112%" fo:language="es" fo:country="ES"/>
    </style:style>
    <style:style style:name="T6133" style:parent-style-name="Fuentedepárrafopredeter." style:family="text">
      <style:text-properties fo:color="#FF00FF" fo:letter-spacing="-0.0062in" style:text-scale="84%" fo:language="es" fo:country="ES"/>
    </style:style>
    <style:style style:name="T6134" style:parent-style-name="Fuentedepárrafopredeter." style:family="text">
      <style:text-properties fo:color="#FF00FF" fo:letter-spacing="-0.0062in" style:text-scale="89%" fo:language="es" fo:country="ES"/>
    </style:style>
    <style:style style:name="T6135" style:parent-style-name="Fuentedepárrafopredeter." style:family="text">
      <style:text-properties fo:color="#FF00FF" fo:letter-spacing="-0.0062in" style:text-scale="103%" fo:language="es" fo:country="ES"/>
    </style:style>
    <style:style style:name="T6136" style:parent-style-name="Fuentedepárrafopredeter." style:family="text">
      <style:text-properties fo:color="#FF00FF" fo:letter-spacing="-0.0062in" style:text-scale="216%" fo:language="es" fo:country="ES"/>
    </style:style>
    <style:style style:name="T6137" style:parent-style-name="Fuentedepárrafopredeter." style:family="text">
      <style:text-properties fo:color="#FF00FF" fo:letter-spacing="-0.0062in" style:text-scale="102%" fo:language="es" fo:country="ES"/>
    </style:style>
    <style:style style:name="T6138" style:parent-style-name="Fuentedepárrafopredeter." style:family="text">
      <style:text-properties fo:color="#FF00FF" style:text-scale="185%" fo:language="es" fo:country="ES"/>
    </style:style>
    <style:style style:name="P6139" style:parent-style-name="Textoindependiente" style:family="paragraph">
      <style:paragraph-properties fo:line-height="0.1472in" fo:margin-left="0.2201in">
        <style:tab-stops/>
      </style:paragraph-properties>
    </style:style>
    <style:style style:name="T6140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141" style:parent-style-name="Fuentedepárrafopredeter." style:family="text">
      <style:text-properties style:text-scale="135%"/>
    </style:style>
    <style:style style:name="T6142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143" style:parent-style-name="Fuentedepárrafopredeter." style:family="text">
      <style:text-properties style:text-scale="135%"/>
    </style:style>
    <style:style style:name="T6144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145" style:parent-style-name="Fuentedepárrafopredeter." style:family="text">
      <style:text-properties style:text-scale="135%"/>
    </style:style>
    <style:style style:name="P6146" style:parent-style-name="Textoindependiente" style:family="paragraph">
      <style:paragraph-properties fo:line-height="0.1423in"/>
    </style:style>
    <style:style style:name="T614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148" style:parent-style-name="Textoindependiente" style:family="paragraph">
      <style:paragraph-properties fo:line-height="0.1465in"/>
    </style:style>
    <style:style style:name="T6149" style:parent-style-name="Fuentedepárrafopredeter." style:family="text">
      <style:text-properties fo:color="#00898C" style:text-scale="135%" fo:language="es" fo:country="ES"/>
    </style:style>
    <style:style style:name="T6150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6151" style:parent-style-name="Textoindependiente" style:family="paragraph">
      <style:paragraph-properties fo:line-height="0.1458in" fo:margin-left="0.2201in">
        <style:tab-stops/>
      </style:paragraph-properties>
    </style:style>
    <style:style style:name="T615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15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15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155" style:parent-style-name="Fuentedepárrafopredeter." style:family="text">
      <style:text-properties fo:color="#FF00FF" fo:letter-spacing="-0.0062in" style:text-scale="185%" fo:language="es" fo:country="ES"/>
    </style:style>
    <style:style style:name="T6156" style:parent-style-name="Fuentedepárrafopredeter." style:family="text">
      <style:text-properties fo:color="#FF00FF" fo:letter-spacing="-0.0062in" style:text-scale="118%" fo:language="es" fo:country="ES"/>
    </style:style>
    <style:style style:name="T6157" style:parent-style-name="Fuentedepárrafopredeter." style:family="text">
      <style:text-properties fo:color="#FF00FF" fo:letter-spacing="-0.0062in" style:text-scale="89%" fo:language="es" fo:country="ES"/>
    </style:style>
    <style:style style:name="T6158" style:parent-style-name="Fuentedepárrafopredeter." style:family="text">
      <style:text-properties fo:color="#FF00FF" style:text-scale="125%" fo:language="es" fo:country="ES"/>
    </style:style>
    <style:style style:name="T6159" style:parent-style-name="Fuentedepárrafopredeter." style:family="text">
      <style:text-properties fo:color="#FF00FF" fo:language="es" fo:country="ES"/>
    </style:style>
    <style:style style:name="T6160" style:parent-style-name="Fuentedepárrafopredeter." style:family="text">
      <style:text-properties fo:color="#FF00FF" fo:letter-spacing="-0.0118in" fo:language="es" fo:country="ES"/>
    </style:style>
    <style:style style:name="T6161" style:parent-style-name="Fuentedepárrafopredeter." style:family="text">
      <style:text-properties fo:color="#FF00FF" fo:letter-spacing="-0.0062in" style:text-scale="114%" fo:language="es" fo:country="ES"/>
    </style:style>
    <style:style style:name="T6162" style:parent-style-name="Fuentedepárrafopredeter." style:family="text">
      <style:text-properties fo:color="#FF00FF" style:text-scale="114%" fo:language="es" fo:country="ES"/>
    </style:style>
    <style:style style:name="T6163" style:parent-style-name="Fuentedepárrafopredeter." style:family="text">
      <style:text-properties fo:color="#FF00FF" fo:language="es" fo:country="ES"/>
    </style:style>
    <style:style style:name="T6164" style:parent-style-name="Fuentedepárrafopredeter." style:family="text">
      <style:text-properties fo:color="#FF00FF" fo:letter-spacing="-0.0118in" fo:language="es" fo:country="ES"/>
    </style:style>
    <style:style style:name="T6165" style:parent-style-name="Fuentedepárrafopredeter." style:family="text">
      <style:text-properties fo:color="#FF00FF" fo:letter-spacing="-0.0062in" style:text-scale="107%" fo:language="es" fo:country="ES"/>
    </style:style>
    <style:style style:name="T6166" style:parent-style-name="Fuentedepárrafopredeter." style:family="text">
      <style:text-properties fo:color="#FF00FF" fo:letter-spacing="-0.0062in" style:text-scale="103%" fo:language="es" fo:country="ES"/>
    </style:style>
    <style:style style:name="T6167" style:parent-style-name="Fuentedepárrafopredeter." style:family="text">
      <style:text-properties fo:color="#FF00FF" fo:letter-spacing="-0.0062in" style:text-scale="89%" fo:language="es" fo:country="ES"/>
    </style:style>
    <style:style style:name="T6168" style:parent-style-name="Fuentedepárrafopredeter." style:family="text">
      <style:text-properties fo:color="#FF00FF" fo:letter-spacing="-0.0062in" fo:language="es" fo:country="ES"/>
    </style:style>
    <style:style style:name="T6169" style:parent-style-name="Fuentedepárrafopredeter." style:family="text">
      <style:text-properties fo:color="#FF00FF" fo:letter-spacing="-0.0062in" style:text-scale="112%" fo:language="es" fo:country="ES"/>
    </style:style>
    <style:style style:name="T6170" style:parent-style-name="Fuentedepárrafopredeter." style:family="text">
      <style:text-properties fo:color="#FF00FF" fo:letter-spacing="-0.0062in" style:text-scale="125%" fo:language="es" fo:country="ES"/>
    </style:style>
    <style:style style:name="T6171" style:parent-style-name="Fuentedepárrafopredeter." style:family="text">
      <style:text-properties fo:color="#FF00FF" fo:letter-spacing="-0.0062in" style:text-scale="89%" fo:language="es" fo:country="ES"/>
    </style:style>
    <style:style style:name="T6172" style:parent-style-name="Fuentedepárrafopredeter." style:family="text">
      <style:text-properties fo:color="#FF00FF" style:text-scale="125%" fo:language="es" fo:country="ES"/>
    </style:style>
    <style:style style:name="T6173" style:parent-style-name="Fuentedepárrafopredeter." style:family="text">
      <style:text-properties fo:color="#FF00FF" fo:language="es" fo:country="ES"/>
    </style:style>
    <style:style style:name="T6174" style:parent-style-name="Fuentedepárrafopredeter." style:family="text">
      <style:text-properties fo:color="#FF00FF" fo:letter-spacing="-0.0118in" fo:language="es" fo:country="ES"/>
    </style:style>
    <style:style style:name="T6175" style:parent-style-name="Fuentedepárrafopredeter." style:family="text">
      <style:text-properties fo:color="#FF00FF" fo:letter-spacing="-0.0062in" style:text-scale="89%" fo:language="es" fo:country="ES"/>
    </style:style>
    <style:style style:name="T6176" style:parent-style-name="Fuentedepárrafopredeter." style:family="text">
      <style:text-properties fo:color="#FF00FF" fo:letter-spacing="-0.0062in" style:text-scale="92%" fo:language="es" fo:country="ES"/>
    </style:style>
    <style:style style:name="T6177" style:parent-style-name="Fuentedepárrafopredeter." style:family="text">
      <style:text-properties fo:color="#FF00FF" style:text-scale="112%" fo:language="es" fo:country="ES"/>
    </style:style>
    <style:style style:name="T6178" style:parent-style-name="Fuentedepárrafopredeter." style:family="text">
      <style:text-properties fo:color="#FF00FF" fo:language="es" fo:country="ES"/>
    </style:style>
    <style:style style:name="T6179" style:parent-style-name="Fuentedepárrafopredeter." style:family="text">
      <style:text-properties fo:color="#FF00FF" fo:letter-spacing="-0.0118in" fo:language="es" fo:country="ES"/>
    </style:style>
    <style:style style:name="T6180" style:parent-style-name="Fuentedepárrafopredeter." style:family="text">
      <style:text-properties fo:color="#FF00FF" fo:letter-spacing="-0.0062in" fo:language="es" fo:country="ES"/>
    </style:style>
    <style:style style:name="T6181" style:parent-style-name="Fuentedepárrafopredeter." style:family="text">
      <style:text-properties fo:color="#FF00FF" fo:letter-spacing="-0.0062in" style:text-scale="89%" fo:language="es" fo:country="ES"/>
    </style:style>
    <style:style style:name="T6182" style:parent-style-name="Fuentedepárrafopredeter." style:family="text">
      <style:text-properties fo:color="#FF00FF" fo:letter-spacing="-0.0062in" style:text-scale="94%" fo:language="es" fo:country="ES"/>
    </style:style>
    <style:style style:name="T6183" style:parent-style-name="Fuentedepárrafopredeter." style:family="text">
      <style:text-properties fo:color="#FF00FF" fo:letter-spacing="-0.0062in" style:text-scale="125%" fo:language="es" fo:country="ES"/>
    </style:style>
    <style:style style:name="T6184" style:parent-style-name="Fuentedepárrafopredeter." style:family="text">
      <style:text-properties fo:color="#FF00FF" fo:letter-spacing="-0.0062in" style:text-scale="92%" fo:language="es" fo:country="ES"/>
    </style:style>
    <style:style style:name="T6185" style:parent-style-name="Fuentedepárrafopredeter." style:family="text">
      <style:text-properties fo:color="#FF00FF" fo:letter-spacing="-0.0062in" style:text-scale="84%" fo:language="es" fo:country="ES"/>
    </style:style>
    <style:style style:name="T6186" style:parent-style-name="Fuentedepárrafopredeter." style:family="text">
      <style:text-properties fo:color="#FF00FF" fo:letter-spacing="-0.0062in" style:text-scale="112%" fo:language="es" fo:country="ES"/>
    </style:style>
    <style:style style:name="T6187" style:parent-style-name="Fuentedepárrafopredeter." style:family="text">
      <style:text-properties fo:color="#FF00FF" style:text-scale="94%" fo:language="es" fo:country="ES"/>
    </style:style>
    <style:style style:name="T6188" style:parent-style-name="Fuentedepárrafopredeter." style:family="text">
      <style:text-properties fo:color="#FF00FF" fo:language="es" fo:country="ES"/>
    </style:style>
    <style:style style:name="T6189" style:parent-style-name="Fuentedepárrafopredeter." style:family="text">
      <style:text-properties fo:color="#FF00FF" fo:letter-spacing="-0.0118in" fo:language="es" fo:country="ES"/>
    </style:style>
    <style:style style:name="T6190" style:parent-style-name="Fuentedepárrafopredeter." style:family="text">
      <style:text-properties fo:color="#FF00FF" fo:letter-spacing="-0.0062in" style:text-scale="84%" fo:language="es" fo:country="ES"/>
    </style:style>
    <style:style style:name="T6191" style:parent-style-name="Fuentedepárrafopredeter." style:family="text">
      <style:text-properties fo:color="#FF00FF" fo:letter-spacing="-0.0062in" style:text-scale="102%" fo:language="es" fo:country="ES"/>
    </style:style>
    <style:style style:name="T6192" style:parent-style-name="Fuentedepárrafopredeter." style:family="text">
      <style:text-properties fo:color="#FF00FF" style:text-scale="125%" fo:language="es" fo:country="ES"/>
    </style:style>
    <style:style style:name="T6193" style:parent-style-name="Fuentedepárrafopredeter." style:family="text">
      <style:text-properties fo:color="#FF00FF" fo:language="es" fo:country="ES"/>
    </style:style>
    <style:style style:name="T6194" style:parent-style-name="Fuentedepárrafopredeter." style:family="text">
      <style:text-properties fo:color="#FF00FF" fo:letter-spacing="-0.0118in" fo:language="es" fo:country="ES"/>
    </style:style>
    <style:style style:name="T6195" style:parent-style-name="Fuentedepárrafopredeter." style:family="text">
      <style:text-properties fo:color="#FF00FF" fo:letter-spacing="-0.0062in" fo:language="es" fo:country="ES"/>
    </style:style>
    <style:style style:name="T6196" style:parent-style-name="Fuentedepárrafopredeter." style:family="text">
      <style:text-properties fo:color="#FF00FF" fo:letter-spacing="-0.0062in" style:text-scale="107%" fo:language="es" fo:country="ES"/>
    </style:style>
    <style:style style:name="T6197" style:parent-style-name="Fuentedepárrafopredeter." style:family="text">
      <style:text-properties fo:color="#FF00FF" fo:letter-spacing="-0.0062in" style:text-scale="92%" fo:language="es" fo:country="ES"/>
    </style:style>
    <style:style style:name="T6198" style:parent-style-name="Fuentedepárrafopredeter." style:family="text">
      <style:text-properties fo:color="#FF00FF" style:text-scale="185%" fo:language="es" fo:country="ES"/>
    </style:style>
    <style:style style:name="P6199" style:parent-style-name="Textoindependiente" style:family="paragraph">
      <style:paragraph-properties fo:line-height="0.1472in" fo:margin-left="0.2201in">
        <style:tab-stops/>
      </style:paragraph-properties>
    </style:style>
    <style:style style:name="T6200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201" style:parent-style-name="Fuentedepárrafopredeter." style:family="text">
      <style:text-properties style:text-scale="135%"/>
    </style:style>
    <style:style style:name="T6202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203" style:parent-style-name="Fuentedepárrafopredeter." style:family="text">
      <style:text-properties style:text-scale="135%"/>
    </style:style>
    <style:style style:name="T6204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205" style:parent-style-name="Fuentedepárrafopredeter." style:family="text">
      <style:text-properties style:text-scale="135%"/>
    </style:style>
    <style:style style:name="P6206" style:parent-style-name="Textoindependiente" style:family="paragraph">
      <style:paragraph-properties fo:line-height="0.1423in"/>
    </style:style>
    <style:style style:name="T620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208" style:parent-style-name="Textoindependiente" style:family="paragraph">
      <style:paragraph-properties fo:line-height="0.1465in"/>
    </style:style>
    <style:style style:name="T6209" style:parent-style-name="Fuentedepárrafopredeter." style:family="text">
      <style:text-properties fo:color="#00898C" fo:letter-spacing="-0.0062in" style:text-scale="121%" fo:language="es" fo:country="ES"/>
    </style:style>
    <style:style style:name="T6210" style:parent-style-name="Fuentedepárrafopredeter." style:family="text">
      <style:text-properties fo:color="#00898C" fo:letter-spacing="-0.0062in" style:text-scale="211%" fo:language="es" fo:country="ES"/>
    </style:style>
    <style:style style:name="T6211" style:parent-style-name="Fuentedepárrafopredeter." style:family="text">
      <style:text-properties fo:color="#00898C" fo:letter-spacing="-0.0062in" style:text-scale="110%" fo:language="es" fo:country="ES"/>
    </style:style>
    <style:style style:name="T6212" style:parent-style-name="Fuentedepárrafopredeter." style:family="text">
      <style:text-properties fo:color="#00898C" fo:letter-spacing="-0.0062in" style:text-scale="121%" fo:language="es" fo:country="ES"/>
    </style:style>
    <style:style style:name="T6213" style:parent-style-name="Fuentedepárrafopredeter." style:family="text">
      <style:text-properties fo:color="#00898C" fo:letter-spacing="-0.0062in" style:text-scale="112%" fo:language="es" fo:country="ES"/>
    </style:style>
    <style:style style:name="T6214" style:parent-style-name="Fuentedepárrafopredeter." style:family="text">
      <style:text-properties fo:color="#00898C" fo:letter-spacing="-0.0062in" style:text-scale="163%" fo:language="es" fo:country="ES"/>
    </style:style>
    <style:style style:name="T621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6216" style:parent-style-name="Textoindependiente" style:family="paragraph">
      <style:paragraph-properties fo:line-height="0.1472in" fo:margin-left="0.2201in">
        <style:tab-stops/>
      </style:paragraph-properties>
    </style:style>
    <style:style style:name="T6217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6218" style:parent-style-name="Fuentedepárrafopredeter." style:family="text">
      <style:text-properties fo:color="#FF00FF" style:text-scale="125%" fo:language="es" fo:country="ES"/>
    </style:style>
    <style:style style:name="T6219" style:parent-style-name="Fuentedepárrafopredeter." style:family="text">
      <style:text-properties fo:color="#FF00FF" style:text-scale="120%" fo:language="es" fo:country="ES"/>
    </style:style>
    <style:style style:name="T6220" style:parent-style-name="Fuentedepárrafopredeter." style:family="text">
      <style:text-properties fo:color="#FF00FF" style:text-scale="125%" fo:language="es" fo:country="ES"/>
    </style:style>
    <style:style style:name="T6221" style:parent-style-name="Fuentedepárrafopredeter." style:family="text">
      <style:text-properties style:font-name="Lucida Sans Typewriter" fo:font-weight="bold" style:font-weight-asian="bold" fo:color="#A52A2A" style:text-scale="125%" fo:language="es" fo:country="ES"/>
    </style:style>
    <style:style style:name="T6222" style:parent-style-name="Fuentedepárrafopredeter." style:family="text">
      <style:text-properties style:text-scale="125%" fo:language="es" fo:country="ES"/>
    </style:style>
    <style:style style:name="P6223" style:parent-style-name="Textoindependiente" style:family="paragraph">
      <style:paragraph-properties fo:line-height="0.143in"/>
    </style:style>
    <style:style style:name="T6224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6225" style:parent-style-name="Textoindependiente" style:family="paragraph">
      <style:paragraph-properties fo:margin-top="0.0006in" fo:margin-left="0in">
        <style:tab-stops/>
      </style:paragraph-properties>
      <style:text-properties style:font-name="Lucida Sans Typewriter" fo:font-weight="bold" style:font-weight-asian="bold"/>
    </style:style>
    <style:style style:name="P6226" style:parent-style-name="Textoindependiente" style:family="paragraph">
      <style:paragraph-properties fo:line-height="0.143in"/>
    </style:style>
    <style:style style:name="T6227" style:parent-style-name="Fuentedepárrafopredeter." style:family="text">
      <style:text-properties fo:color="#0000FF" fo:letter-spacing="-0.0062in" style:text-scale="114%"/>
    </style:style>
    <style:style style:name="T6228" style:parent-style-name="Fuentedepárrafopredeter." style:family="text">
      <style:text-properties fo:color="#0000FF" fo:letter-spacing="-0.0062in" style:text-scale="107%"/>
    </style:style>
    <style:style style:name="T6229" style:parent-style-name="Fuentedepárrafopredeter." style:family="text">
      <style:text-properties fo:color="#0000FF" fo:letter-spacing="-0.0062in" style:text-scale="103%"/>
    </style:style>
    <style:style style:name="T6230" style:parent-style-name="Fuentedepárrafopredeter." style:family="text">
      <style:text-properties fo:color="#0000FF" fo:letter-spacing="-0.0062in" style:text-scale="89%"/>
    </style:style>
    <style:style style:name="T6231" style:parent-style-name="Fuentedepárrafopredeter." style:family="text">
      <style:text-properties fo:color="#0000FF" fo:letter-spacing="-0.0062in" style:text-scale="103%"/>
    </style:style>
    <style:style style:name="T6232" style:parent-style-name="Fuentedepárrafopredeter." style:family="text">
      <style:text-properties fo:color="#0000FF" fo:letter-spacing="-0.0062in" style:text-scale="102%"/>
    </style:style>
    <style:style style:name="T6233" style:parent-style-name="Fuentedepárrafopredeter." style:family="text">
      <style:text-properties fo:color="#0000FF" fo:letter-spacing="-0.0062in" style:text-scale="84%"/>
    </style:style>
    <style:style style:name="T6234" style:parent-style-name="Fuentedepárrafopredeter." style:family="text">
      <style:text-properties fo:color="#0000FF" style:text-scale="102%"/>
    </style:style>
    <style:style style:name="T6235" style:parent-style-name="Fuentedepárrafopredeter." style:family="text">
      <style:text-properties fo:color="#0000FF"/>
    </style:style>
    <style:style style:name="T6236" style:parent-style-name="Fuentedepárrafopredeter." style:family="text">
      <style:text-properties fo:color="#0000FF" fo:letter-spacing="-0.0118in"/>
    </style:style>
    <style:style style:name="T6237" style:parent-style-name="Fuentedepárrafopredeter." style:family="text">
      <style:text-properties fo:color="#0000FF" fo:letter-spacing="-0.0062in" style:text-scale="107%"/>
    </style:style>
    <style:style style:name="T6238" style:parent-style-name="Fuentedepárrafopredeter." style:family="text">
      <style:text-properties fo:color="#0000FF" fo:letter-spacing="-0.0062in" style:text-scale="103%"/>
    </style:style>
    <style:style style:name="T6239" style:parent-style-name="Fuentedepárrafopredeter." style:family="text">
      <style:text-properties fo:color="#0000FF" fo:letter-spacing="-0.0062in" style:text-scale="216%"/>
    </style:style>
    <style:style style:name="T6240" style:parent-style-name="Fuentedepárrafopredeter." style:family="text">
      <style:text-properties fo:color="#0000FF" fo:letter-spacing="-0.0062in" style:text-scale="94%"/>
    </style:style>
    <style:style style:name="T6241" style:parent-style-name="Fuentedepárrafopredeter." style:family="text">
      <style:text-properties fo:color="#0000FF" fo:letter-spacing="-0.0062in"/>
    </style:style>
    <style:style style:name="T6242" style:parent-style-name="Fuentedepárrafopredeter." style:family="text">
      <style:text-properties fo:color="#0000FF" fo:letter-spacing="-0.0062in" style:text-scale="216%"/>
    </style:style>
    <style:style style:name="T6243" style:parent-style-name="Fuentedepárrafopredeter." style:family="text">
      <style:text-properties fo:color="#0000FF" fo:letter-spacing="-0.0062in" style:text-scale="107%"/>
    </style:style>
    <style:style style:name="T6244" style:parent-style-name="Fuentedepárrafopredeter." style:family="text">
      <style:text-properties fo:color="#0000FF" fo:letter-spacing="-0.0062in" style:text-scale="102%"/>
    </style:style>
    <style:style style:name="T6245" style:parent-style-name="Fuentedepárrafopredeter." style:family="text">
      <style:text-properties fo:color="#0000FF" style:text-scale="118%"/>
    </style:style>
    <style:style style:name="P6246" style:parent-style-name="Textoindependiente" style:family="paragraph">
      <style:paragraph-properties fo:line-height="0.1451in"/>
    </style:style>
    <style:style style:name="T6247" style:parent-style-name="Fuentedepárrafopredeter." style:family="text">
      <style:text-properties style:font-name="Lucida Sans Typewriter" fo:font-weight="bold" style:font-weight-asian="bold" fo:color="#A52A2A"/>
    </style:style>
    <style:style style:name="P6248" style:parent-style-name="Textoindependiente" style:family="paragraph">
      <style:paragraph-properties fo:text-align="center" fo:margin-top="0.0027in" fo:line-height="0.143in" fo:margin-left="0.0729in" fo:margin-right="5.8368in">
        <style:tab-stops/>
      </style:paragraph-properties>
    </style:style>
    <style:style style:name="P6249" style:parent-style-name="Textoindependiente" style:family="paragraph">
      <style:paragraph-properties fo:line-height="0.1458in" fo:margin-left="0.2201in">
        <style:tab-stops/>
      </style:paragraph-properties>
    </style:style>
    <style:style style:name="T625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25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25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6253" style:parent-style-name="Fuentedepárrafopredeter." style:family="text">
      <style:text-properties fo:letter-spacing="-0.0062in" style:text-scale="163%" fo:language="es" fo:country="ES"/>
    </style:style>
    <style:style style:name="T6254" style:parent-style-name="Fuentedepárrafopredeter." style:family="text">
      <style:text-properties style:text-scale="108%" fo:language="es" fo:country="ES"/>
    </style:style>
    <style:style style:name="T6255" style:parent-style-name="Fuentedepárrafopredeter." style:family="text">
      <style:text-properties fo:language="es" fo:country="ES"/>
    </style:style>
    <style:style style:name="T6256" style:parent-style-name="Fuentedepárrafopredeter." style:family="text">
      <style:text-properties fo:letter-spacing="-0.0118in" fo:language="es" fo:country="ES"/>
    </style:style>
    <style:style style:name="T6257" style:parent-style-name="Fuentedepárrafopredeter." style:family="text">
      <style:text-properties fo:color="#FF00FF" fo:letter-spacing="-0.0062in" style:text-scale="185%" fo:language="es" fo:country="ES"/>
    </style:style>
    <style:style style:name="T6258" style:parent-style-name="Fuentedepárrafopredeter." style:family="text">
      <style:text-properties fo:color="#FF00FF" fo:letter-spacing="-0.0062in" style:text-scale="216%" fo:language="es" fo:country="ES"/>
    </style:style>
    <style:style style:name="T6259" style:parent-style-name="Fuentedepárrafopredeter." style:family="text">
      <style:text-properties fo:color="#FF00FF" fo:letter-spacing="-0.0062in" style:text-scale="94%" fo:language="es" fo:country="ES"/>
    </style:style>
    <style:style style:name="T6260" style:parent-style-name="Fuentedepárrafopredeter." style:family="text">
      <style:text-properties fo:color="#FF00FF" fo:letter-spacing="-0.0062in" style:text-scale="103%" fo:language="es" fo:country="ES"/>
    </style:style>
    <style:style style:name="T6261" style:parent-style-name="Fuentedepárrafopredeter." style:family="text">
      <style:text-properties fo:color="#FF00FF" fo:letter-spacing="-0.0062in" style:text-scale="89%" fo:language="es" fo:country="ES"/>
    </style:style>
    <style:style style:name="T6262" style:parent-style-name="Fuentedepárrafopredeter." style:family="text">
      <style:text-properties fo:color="#FF00FF" fo:letter-spacing="-0.0062in" style:text-scale="98%" fo:language="es" fo:country="ES"/>
    </style:style>
    <style:style style:name="T6263" style:parent-style-name="Fuentedepárrafopredeter." style:family="text">
      <style:text-properties fo:color="#FF00FF" fo:letter-spacing="-0.0062in" style:text-scale="92%" fo:language="es" fo:country="ES"/>
    </style:style>
    <style:style style:name="T6264" style:parent-style-name="Fuentedepárrafopredeter." style:family="text">
      <style:text-properties fo:color="#FF00FF" fo:letter-spacing="-0.0062in" fo:language="es" fo:country="ES"/>
    </style:style>
    <style:style style:name="T6265" style:parent-style-name="Fuentedepárrafopredeter." style:family="text">
      <style:text-properties fo:color="#FF00FF" style:text-scale="112%" fo:language="es" fo:country="ES"/>
    </style:style>
    <style:style style:name="T6266" style:parent-style-name="Fuentedepárrafopredeter." style:family="text">
      <style:text-properties fo:color="#FF00FF" fo:language="es" fo:country="ES"/>
    </style:style>
    <style:style style:name="T6267" style:parent-style-name="Fuentedepárrafopredeter." style:family="text">
      <style:text-properties fo:color="#FF00FF" fo:letter-spacing="-0.0118in" fo:language="es" fo:country="ES"/>
    </style:style>
    <style:style style:name="T6268" style:parent-style-name="Fuentedepárrafopredeter." style:family="text">
      <style:text-properties fo:color="#FF00FF" fo:letter-spacing="-0.0062in" style:text-scale="89%" fo:language="es" fo:country="ES"/>
    </style:style>
    <style:style style:name="T6269" style:parent-style-name="Fuentedepárrafopredeter." style:family="text">
      <style:text-properties fo:color="#FF00FF" fo:letter-spacing="-0.0062in" style:text-scale="107%" fo:language="es" fo:country="ES"/>
    </style:style>
    <style:style style:name="T6270" style:parent-style-name="Fuentedepárrafopredeter." style:family="text">
      <style:text-properties fo:color="#FF00FF" fo:letter-spacing="-0.0062in" fo:language="es" fo:country="ES"/>
    </style:style>
    <style:style style:name="T6271" style:parent-style-name="Fuentedepárrafopredeter." style:family="text">
      <style:text-properties fo:color="#FF00FF" fo:letter-spacing="-0.0062in" style:text-scale="216%" fo:language="es" fo:country="ES"/>
    </style:style>
    <style:style style:name="T6272" style:parent-style-name="Fuentedepárrafopredeter." style:family="text">
      <style:text-properties fo:color="#FF00FF" fo:letter-spacing="-0.0062in" style:text-scale="89%" fo:language="es" fo:country="ES"/>
    </style:style>
    <style:style style:name="T6273" style:parent-style-name="Fuentedepárrafopredeter." style:family="text">
      <style:text-properties fo:color="#FF00FF" style:text-scale="94%" fo:language="es" fo:country="ES"/>
    </style:style>
    <style:style style:name="T6274" style:parent-style-name="Fuentedepárrafopredeter." style:family="text">
      <style:text-properties fo:color="#FF00FF" fo:language="es" fo:country="ES"/>
    </style:style>
    <style:style style:name="T6275" style:parent-style-name="Fuentedepárrafopredeter." style:family="text">
      <style:text-properties fo:color="#FF00FF" fo:letter-spacing="-0.0118in" fo:language="es" fo:country="ES"/>
    </style:style>
    <style:style style:name="T6276" style:parent-style-name="Fuentedepárrafopredeter." style:family="text">
      <style:text-properties fo:color="#FF00FF" fo:letter-spacing="-0.0062in" style:text-scale="98%" fo:language="es" fo:country="ES"/>
    </style:style>
    <style:style style:name="T6277" style:parent-style-name="Fuentedepárrafopredeter." style:family="text">
      <style:text-properties fo:color="#FF00FF" fo:letter-spacing="-0.0062in" style:text-scale="112%" fo:language="es" fo:country="ES"/>
    </style:style>
    <style:style style:name="T6278" style:parent-style-name="Fuentedepárrafopredeter." style:family="text">
      <style:text-properties fo:color="#FF00FF" style:text-scale="118%" fo:language="es" fo:country="ES"/>
    </style:style>
    <style:style style:name="T6279" style:parent-style-name="Fuentedepárrafopredeter." style:family="text">
      <style:text-properties fo:color="#FF00FF" fo:language="es" fo:country="ES"/>
    </style:style>
    <style:style style:name="T6280" style:parent-style-name="Fuentedepárrafopredeter." style:family="text">
      <style:text-properties fo:color="#FF00FF" fo:letter-spacing="-0.0118in" fo:language="es" fo:country="ES"/>
    </style:style>
    <style:style style:name="T6281" style:parent-style-name="Fuentedepárrafopredeter." style:family="text">
      <style:text-properties fo:color="#FF00FF" fo:letter-spacing="-0.0062in" style:text-scale="84%" fo:language="es" fo:country="ES"/>
    </style:style>
    <style:style style:name="T6282" style:parent-style-name="Fuentedepárrafopredeter." style:family="text">
      <style:text-properties fo:color="#FF00FF" fo:letter-spacing="-0.0062in" style:text-scale="112%" fo:language="es" fo:country="ES"/>
    </style:style>
    <style:style style:name="T6283" style:parent-style-name="Fuentedepárrafopredeter." style:family="text">
      <style:text-properties fo:color="#FF00FF" fo:letter-spacing="-0.0062in" style:text-scale="94%" fo:language="es" fo:country="ES"/>
    </style:style>
    <style:style style:name="T6284" style:parent-style-name="Fuentedepárrafopredeter." style:family="text">
      <style:text-properties fo:color="#FF00FF" style:text-scale="92%" fo:language="es" fo:country="ES"/>
    </style:style>
    <style:style style:name="T6285" style:parent-style-name="Fuentedepárrafopredeter." style:family="text">
      <style:text-properties fo:color="#FF00FF" fo:language="es" fo:country="ES"/>
    </style:style>
    <style:style style:name="T6286" style:parent-style-name="Fuentedepárrafopredeter." style:family="text">
      <style:text-properties fo:color="#FF00FF" fo:letter-spacing="-0.0118in" fo:language="es" fo:country="ES"/>
    </style:style>
    <style:style style:name="T6287" style:parent-style-name="Fuentedepárrafopredeter." style:family="text">
      <style:text-properties fo:color="#FF00FF" fo:letter-spacing="-0.0062in" style:text-scale="102%" fo:language="es" fo:country="ES"/>
    </style:style>
    <style:style style:name="T6288" style:parent-style-name="Fuentedepárrafopredeter." style:family="text">
      <style:text-properties fo:color="#FF00FF" fo:letter-spacing="-0.0062in" style:text-scale="94%" fo:language="es" fo:country="ES"/>
    </style:style>
    <style:style style:name="T6289" style:parent-style-name="Fuentedepárrafopredeter." style:family="text">
      <style:text-properties fo:color="#FF00FF" fo:letter-spacing="-0.0062in" style:text-scale="103%" fo:language="es" fo:country="ES"/>
    </style:style>
    <style:style style:name="T6290" style:parent-style-name="Fuentedepárrafopredeter." style:family="text">
      <style:text-properties fo:color="#FF00FF" fo:letter-spacing="-0.0062in" style:text-scale="112%" fo:language="es" fo:country="ES"/>
    </style:style>
    <style:style style:name="T6291" style:parent-style-name="Fuentedepárrafopredeter." style:family="text">
      <style:text-properties fo:color="#FF00FF" fo:letter-spacing="-0.0062in" style:text-scale="103%" fo:language="es" fo:country="ES"/>
    </style:style>
    <style:style style:name="T6292" style:parent-style-name="Fuentedepárrafopredeter." style:family="text">
      <style:text-properties fo:color="#FF00FF" fo:letter-spacing="-0.0062in" style:text-scale="216%" fo:language="es" fo:country="ES"/>
    </style:style>
    <style:style style:name="T6293" style:parent-style-name="Fuentedepárrafopredeter." style:family="text">
      <style:text-properties fo:color="#FF00FF" fo:letter-spacing="-0.0062in" style:text-scale="89%" fo:language="es" fo:country="ES"/>
    </style:style>
    <style:style style:name="T6294" style:parent-style-name="Fuentedepárrafopredeter." style:family="text">
      <style:text-properties fo:color="#FF00FF" fo:letter-spacing="-0.0062in" style:text-scale="103%" fo:language="es" fo:country="ES"/>
    </style:style>
    <style:style style:name="T6295" style:parent-style-name="Fuentedepárrafopredeter." style:family="text">
      <style:text-properties fo:color="#FF00FF" style:text-scale="163%" fo:language="es" fo:country="ES"/>
    </style:style>
    <style:style style:name="T6296" style:parent-style-name="Fuentedepárrafopredeter." style:family="text">
      <style:text-properties fo:color="#FF00FF" fo:language="es" fo:country="ES"/>
    </style:style>
    <style:style style:name="T6297" style:parent-style-name="Fuentedepárrafopredeter." style:family="text">
      <style:text-properties fo:color="#FF00FF" fo:letter-spacing="-0.0118in" fo:language="es" fo:country="ES"/>
    </style:style>
    <style:style style:name="T6298" style:parent-style-name="Fuentedepárrafopredeter." style:family="text">
      <style:text-properties fo:color="#FF00FF" style:text-scale="185%" fo:language="es" fo:country="ES"/>
    </style:style>
    <style:style style:name="T6299" style:parent-style-name="Fuentedepárrafopredeter." style:family="text">
      <style:text-properties fo:color="#FF00FF" fo:language="es" fo:country="ES"/>
    </style:style>
    <style:style style:name="T6300" style:parent-style-name="Fuentedepárrafopredeter." style:family="text">
      <style:text-properties fo:color="#FF00FF" fo:letter-spacing="-0.0118in" fo:language="es" fo:country="ES"/>
    </style:style>
    <style:style style:name="T6301" style:parent-style-name="Fuentedepárrafopredeter." style:family="text">
      <style:text-properties fo:letter-spacing="-0.0062in" style:text-scale="112%" fo:language="es" fo:country="ES"/>
    </style:style>
    <style:style style:name="T6302" style:parent-style-name="Fuentedepárrafopredeter." style:family="text">
      <style:text-properties fo:letter-spacing="-0.0062in" style:text-scale="108%" fo:language="es" fo:country="ES"/>
    </style:style>
    <style:style style:name="T6303" style:parent-style-name="Fuentedepárrafopredeter." style:family="text">
      <style:text-properties style:text-scale="121%" fo:language="es" fo:country="ES"/>
    </style:style>
    <style:style style:name="P6304" style:parent-style-name="Textoindependiente" style:family="paragraph">
      <style:paragraph-properties fo:line-height="0.1458in" fo:margin-left="0.2201in">
        <style:tab-stops/>
      </style:paragraph-properties>
    </style:style>
    <style:style style:name="T6305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T6306" style:parent-style-name="Fuentedepárrafopredeter." style:family="text">
      <style:text-properties fo:color="#6959CD" style:text-scale="105%"/>
    </style:style>
    <style:style style:name="T6307" style:parent-style-name="Fuentedepárrafopredeter." style:family="text">
      <style:text-properties style:font-name="Lucida Sans Typewriter" fo:font-weight="bold" style:font-weight-asian="bold" fo:color="#A52A2A" style:text-scale="105%"/>
    </style:style>
    <style:style style:name="P6308" style:parent-style-name="Párrafodelista" style:list-style-name="LFO11" style:family="paragraph">
      <style:paragraph-properties fo:widows="0" fo:orphans="0" style:text-autospace="none" style:vertical-align="auto" fo:line-height="0.1458in">
        <style:tab-stops>
          <style:tab-stop style:type="left" style:position="0.0006in"/>
        </style:tab-stops>
      </style:paragraph-properties>
      <style:text-properties fo:hyphenate="true"/>
    </style:style>
    <style:style style:name="T6309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T6310" style:parent-style-name="Fuentedepárrafopredeter." style:family="text">
      <style:text-properties fo:letter-spacing="-0.0062in" style:text-scale="105%" fo:font-size="9pt" style:font-size-asian="9pt"/>
    </style:style>
    <style:style style:name="T6311" style:parent-style-name="Fuentedepárrafopredeter." style:family="text">
      <style:text-properties style:font-name="Lucida Sans Typewriter" fo:font-weight="bold" style:font-weight-asian="bold" fo:color="#A52A2A" fo:letter-spacing="-0.0062in" style:text-scale="105%" fo:font-size="9pt" style:font-size-asian="9pt"/>
    </style:style>
    <style:style style:name="P6312" style:parent-style-name="Párrafodelista" style:list-style-name="LFO11" style:family="paragraph">
      <style:paragraph-properties fo:widows="0" fo:orphans="0" style:text-autospace="none" style:vertical-align="auto" fo:margin-top="0.0006in" fo:line-height="97%" fo:margin-left="0.359in" fo:margin-right="5.0118in" fo:text-indent="0in">
        <style:tab-stops>
          <style:tab-stop style:type="left" style:position="0.1458in"/>
        </style:tab-stops>
      </style:paragraph-properties>
      <style:text-properties fo:hyphenate="true"/>
    </style:style>
    <style:style style:name="T6313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6314" style:parent-style-name="Fuentedepárrafopredeter." style:family="text">
      <style:text-properties fo:letter-spacing="-0.0062in" style:text-scale="115%" fo:font-size="9pt" style:font-size-asian="9pt"/>
    </style:style>
    <style:style style:name="T6315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6316" style:parent-style-name="Fuentedepárrafopredeter." style:family="text">
      <style:text-properties style:font-name="Lucida Sans Typewriter" fo:font-weight="bold" style:font-weight-asian="bold" fo:letter-spacing="-0.0062in" style:text-scale="115%" fo:font-size="9pt" style:font-size-asian="9pt"/>
    </style:style>
    <style:style style:name="T6317" style:parent-style-name="Fuentedepárrafopredeter." style:family="text">
      <style:text-properties fo:letter-spacing="-0.0062in" style:text-scale="115%" fo:font-size="9pt" style:font-size-asian="9pt"/>
    </style:style>
    <style:style style:name="T6318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6319" style:parent-style-name="Fuentedepárrafopredeter." style:family="text">
      <style:text-properties fo:letter-spacing="-0.0062in" style:text-scale="115%" fo:font-size="9pt" style:font-size-asian="9pt"/>
    </style:style>
    <style:style style:name="T6320" style:parent-style-name="Fuentedepárrafopredeter." style:family="text">
      <style:text-properties style:font-name="Lucida Sans Typewriter" fo:font-weight="bold" style:font-weight-asian="bold" fo:color="#A52A2A" fo:letter-spacing="-0.0062in" style:text-scale="115%" fo:font-size="9pt" style:font-size-asian="9pt"/>
    </style:style>
    <style:style style:name="T6321" style:parent-style-name="Fuentedepárrafopredeter." style:family="text">
      <style:text-properties style:font-name="Lucida Sans Typewriter" fo:font-weight="bold" style:font-weight-asian="bold" fo:letter-spacing="-0.0062in" style:text-scale="115%" fo:font-size="9pt" style:font-size-asian="9pt"/>
    </style:style>
    <style:style style:name="T6322" style:parent-style-name="Fuentedepárrafopredeter." style:family="text">
      <style:text-properties fo:letter-spacing="-0.0076in" style:text-scale="115%" fo:font-size="9pt" style:font-size-asian="9pt"/>
    </style:style>
    <style:style style:name="T6323" style:parent-style-name="Fuentedepárrafopredeter." style:family="text">
      <style:text-properties style:font-name="Lucida Sans Typewriter" fo:font-weight="bold" style:font-weight-asian="bold" fo:color="#A52A2A" fo:letter-spacing="-0.0076in" style:text-scale="115%" fo:font-size="9pt" style:font-size-asian="9pt"/>
    </style:style>
    <style:style style:name="T6324" style:parent-style-name="Fuentedepárrafopredeter." style:family="text">
      <style:text-properties fo:letter-spacing="-0.0076in" style:text-scale="115%" fo:font-size="9pt" style:font-size-asian="9pt"/>
    </style:style>
    <style:style style:name="T6325" style:parent-style-name="Fuentedepárrafopredeter." style:family="text">
      <style:text-properties style:font-name="Lucida Sans Typewriter" fo:font-weight="bold" style:font-weight-asian="bold" fo:color="#A52A2A" fo:letter-spacing="-0.0076in" style:text-scale="115%" fo:font-size="9pt" style:font-size-asian="9pt"/>
    </style:style>
    <style:style style:name="T6326" style:parent-style-name="Fuentedepárrafopredeter." style:family="text">
      <style:text-properties style:font-name="Lucida Sans Typewriter" fo:font-weight="bold" style:font-weight-asian="bold" fo:letter-spacing="-0.0076in" style:text-scale="115%" fo:font-size="9pt" style:font-size-asian="9pt"/>
    </style:style>
    <style:style style:name="T6327" style:parent-style-name="Fuentedepárrafopredeter." style:family="text">
      <style:text-properties fo:letter-spacing="-0.0062in" style:text-scale="114%" fo:font-size="9pt" style:font-size-asian="9pt"/>
    </style:style>
    <style:style style:name="T6328" style:parent-style-name="Fuentedepárrafopredeter." style:family="text">
      <style:text-properties fo:letter-spacing="-0.0062in" style:text-scale="163%" fo:font-size="9pt" style:font-size-asian="9pt"/>
    </style:style>
    <style:style style:name="T6329" style:parent-style-name="Fuentedepárrafopredeter." style:family="text">
      <style:text-properties style:font-name="Lucida Sans Typewriter" fo:font-weight="bold" style:font-weight-asian="bold" fo:color="#A52A2A" fo:letter-spacing="-0.0062in" style:text-scale="99%" fo:font-size="9pt" style:font-size-asian="9pt"/>
    </style:style>
    <style:style style:name="T6330" style:parent-style-name="Fuentedepárrafopredeter." style:family="text">
      <style:text-properties fo:letter-spacing="-0.0062in" style:text-scale="121%" fo:font-size="9pt" style:font-size-asian="9pt"/>
    </style:style>
    <style:style style:name="T6331" style:parent-style-name="Fuentedepárrafopredeter." style:family="text">
      <style:text-properties fo:letter-spacing="-0.0062in" style:text-scale="211%" fo:font-size="9pt" style:font-size-asian="9pt"/>
    </style:style>
    <style:style style:name="T6332" style:parent-style-name="Fuentedepárrafopredeter." style:family="text">
      <style:text-properties fo:letter-spacing="-0.0062in" style:text-scale="110%" fo:font-size="9pt" style:font-size-asian="9pt"/>
    </style:style>
    <style:style style:name="T6333" style:parent-style-name="Fuentedepárrafopredeter." style:family="text">
      <style:text-properties fo:letter-spacing="-0.0062in" style:text-scale="121%" fo:font-size="9pt" style:font-size-asian="9pt"/>
    </style:style>
    <style:style style:name="T6334" style:parent-style-name="Fuentedepárrafopredeter." style:family="text">
      <style:text-properties fo:letter-spacing="-0.0062in" style:text-scale="112%" fo:font-size="9pt" style:font-size-asian="9pt"/>
    </style:style>
    <style:style style:name="T6335" style:parent-style-name="Fuentedepárrafopredeter." style:family="text">
      <style:text-properties style:font-name="Lucida Sans Typewriter" fo:font-weight="bold" style:font-weight-asian="bold" fo:color="#A52A2A" fo:letter-spacing="-0.0062in" style:text-scale="99%" fo:font-size="9pt" style:font-size-asian="9pt"/>
    </style:style>
    <style:style style:name="T6336" style:parent-style-name="Fuentedepárrafopredeter." style:family="text">
      <style:text-properties style:font-name="Lucida Sans Typewriter" fo:font-weight="bold" style:font-weight-asian="bold" fo:color="#A52A2A" style:text-scale="99%" fo:font-size="9pt" style:font-size-asian="9pt"/>
    </style:style>
    <style:style style:name="T6337" style:parent-style-name="Fuentedepárrafopredeter." style:family="text">
      <style:text-properties fo:letter-spacing="-0.0055in" style:text-scale="115%" fo:font-size="9pt" style:font-size-asian="9pt"/>
    </style:style>
    <style:style style:name="T6338" style:parent-style-name="Fuentedepárrafopredeter." style:family="text">
      <style:text-properties style:font-name="Lucida Sans Typewriter" fo:font-weight="bold" style:font-weight-asian="bold" fo:color="#A52A2A" fo:letter-spacing="-0.0055in" style:text-scale="115%" fo:font-size="9pt" style:font-size-asian="9pt"/>
    </style:style>
    <style:style style:name="P6339" style:parent-style-name="Textoindependiente" style:family="paragraph">
      <style:paragraph-properties fo:line-height="97%" fo:margin-left="0.2201in" fo:margin-right="3.7618in" fo:text-indent="0.1388in">
        <style:tab-stops/>
      </style:paragraph-properties>
    </style:style>
    <style:style style:name="T6340" style:parent-style-name="Fuentedepárrafopredeter." style:family="text">
      <style:text-properties fo:letter-spacing="-0.0062in" style:text-scale="163%" fo:language="es" fo:country="ES"/>
    </style:style>
    <style:style style:name="T634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34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34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6344" style:parent-style-name="Fuentedepárrafopredeter." style:family="text">
      <style:text-properties fo:color="#FF00FF" fo:letter-spacing="-0.0062in" style:text-scale="185%" fo:language="es" fo:country="ES"/>
    </style:style>
    <style:style style:name="T6345" style:parent-style-name="Fuentedepárrafopredeter." style:family="text">
      <style:text-properties fo:color="#FF00FF" fo:letter-spacing="-0.0062in" style:text-scale="89%" fo:language="es" fo:country="ES"/>
    </style:style>
    <style:style style:name="T6346" style:parent-style-name="Fuentedepárrafopredeter." style:family="text">
      <style:text-properties fo:color="#FF00FF" fo:letter-spacing="-0.0062in" style:text-scale="107%" fo:language="es" fo:country="ES"/>
    </style:style>
    <style:style style:name="T6347" style:parent-style-name="Fuentedepárrafopredeter." style:family="text">
      <style:text-properties fo:color="#FF00FF" fo:letter-spacing="-0.0062in" fo:language="es" fo:country="ES"/>
    </style:style>
    <style:style style:name="T6348" style:parent-style-name="Fuentedepárrafopredeter." style:family="text">
      <style:text-properties fo:color="#FF00FF" fo:letter-spacing="-0.0062in" style:text-scale="216%" fo:language="es" fo:country="ES"/>
    </style:style>
    <style:style style:name="T6349" style:parent-style-name="Fuentedepárrafopredeter." style:family="text">
      <style:text-properties fo:color="#FF00FF" fo:letter-spacing="-0.0062in" style:text-scale="89%" fo:language="es" fo:country="ES"/>
    </style:style>
    <style:style style:name="T6350" style:parent-style-name="Fuentedepárrafopredeter." style:family="text">
      <style:text-properties fo:color="#FF00FF" style:text-scale="94%" fo:language="es" fo:country="ES"/>
    </style:style>
    <style:style style:name="T6351" style:parent-style-name="Fuentedepárrafopredeter." style:family="text">
      <style:text-properties fo:color="#FF00FF" fo:language="es" fo:country="ES"/>
    </style:style>
    <style:style style:name="T6352" style:parent-style-name="Fuentedepárrafopredeter." style:family="text">
      <style:text-properties fo:color="#FF00FF" fo:letter-spacing="-0.0062in" style:text-scale="94%" fo:language="es" fo:country="ES"/>
    </style:style>
    <style:style style:name="T6353" style:parent-style-name="Fuentedepárrafopredeter." style:family="text">
      <style:text-properties fo:color="#FF00FF" style:text-scale="89%" fo:language="es" fo:country="ES"/>
    </style:style>
    <style:style style:name="T6354" style:parent-style-name="Fuentedepárrafopredeter." style:family="text">
      <style:text-properties fo:color="#FF00FF" fo:language="es" fo:country="ES"/>
    </style:style>
    <style:style style:name="T6355" style:parent-style-name="Fuentedepárrafopredeter." style:family="text">
      <style:text-properties fo:color="#FF00FF" fo:letter-spacing="-0.0062in" style:text-scale="102%" fo:language="es" fo:country="ES"/>
    </style:style>
    <style:style style:name="T6356" style:parent-style-name="Fuentedepárrafopredeter." style:family="text">
      <style:text-properties fo:color="#FF00FF" fo:letter-spacing="-0.0062in" style:text-scale="118%" fo:language="es" fo:country="ES"/>
    </style:style>
    <style:style style:name="T6357" style:parent-style-name="Fuentedepárrafopredeter." style:family="text">
      <style:text-properties fo:color="#FF00FF" fo:letter-spacing="-0.0062in" style:text-scale="216%" fo:language="es" fo:country="ES"/>
    </style:style>
    <style:style style:name="T6358" style:parent-style-name="Fuentedepárrafopredeter." style:family="text">
      <style:text-properties fo:color="#FF00FF" fo:letter-spacing="-0.0062in" style:text-scale="98%" fo:language="es" fo:country="ES"/>
    </style:style>
    <style:style style:name="T6359" style:parent-style-name="Fuentedepárrafopredeter." style:family="text">
      <style:text-properties fo:color="#FF00FF" fo:letter-spacing="-0.0062in" style:text-scale="102%" fo:language="es" fo:country="ES"/>
    </style:style>
    <style:style style:name="T6360" style:parent-style-name="Fuentedepárrafopredeter." style:family="text">
      <style:text-properties fo:color="#FF00FF" fo:letter-spacing="-0.0062in" style:text-scale="185%" fo:language="es" fo:country="ES"/>
    </style:style>
    <style:style style:name="T636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636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6363" style:parent-style-name="Fuentedepárrafopredeter." style:family="text">
      <style:text-properties style:font-name="Lucida Sans Typewriter" fo:font-weight="bold" style:font-weight-asian="bold" fo:color="#A52A2A" fo:letter-spacing="-0.0048in" style:text-scale="110%" fo:language="es" fo:country="ES"/>
    </style:style>
    <style:style style:name="P6364" style:parent-style-name="Textoindependiente" style:family="paragraph">
      <style:paragraph-properties fo:line-height="0.1458in"/>
    </style:style>
    <style:style style:name="T636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6366" style:parent-style-name="Standard" style:list-style-name="LFO1" style:family="paragraph"/>
    <style:style style:name="P6367" style:parent-style-name="Standard" style:family="paragraph">
      <style:paragraph-properties fo:margin-left="0.4923in">
        <style:tab-stops/>
      </style:paragraph-properties>
    </style:style>
    <style:style style:name="P6368" style:parent-style-name="Standard" style:family="paragraph">
      <style:paragraph-properties fo:margin-left="0.4923in">
        <style:tab-stops/>
      </style:paragraph-properties>
    </style:style>
    <style:style style:name="P6369" style:parent-style-name="Standard" style:family="paragraph">
      <style:paragraph-properties fo:margin-left="0.4923in">
        <style:tab-stops/>
      </style:paragraph-properties>
    </style:style>
    <style:style style:name="P6370" style:parent-style-name="Standard" style:family="paragraph">
      <style:paragraph-properties fo:margin-left="0.4923in">
        <style:tab-stops/>
      </style:paragraph-properties>
    </style:style>
    <style:style style:name="P6371" style:parent-style-name="Standard" style:family="paragraph">
      <style:paragraph-properties fo:margin-left="0.4923in">
        <style:tab-stops/>
      </style:paragraph-properties>
    </style:style>
    <style:style style:name="P6372" style:parent-style-name="Standard" style:family="paragraph">
      <style:paragraph-properties fo:margin-left="0.4923in">
        <style:tab-stops/>
      </style:paragraph-properties>
    </style:style>
    <style:style style:name="P6373" style:parent-style-name="Textoindependiente" style:family="paragraph">
      <style:text-properties fo:color="#0000FF" style:text-scale="130%" fo:language="es" fo:country="ES"/>
    </style:style>
    <style:style style:name="T6374" style:parent-style-name="Fuentedepárrafopredeter." style:family="text">
      <style:text-properties fo:color="#0000FF" style:text-scale="130%" fo:language="es" fo:country="ES"/>
    </style:style>
    <style:style style:name="P6375" style:parent-style-name="Textoindependiente" style:family="paragraph">
      <style:paragraph-properties fo:margin-top="0.0006in"/>
    </style:style>
    <style:style style:name="T6376" style:parent-style-name="Fuentedepárrafopredeter." style:family="text">
      <style:text-properties fo:color="#0000FF" fo:letter-spacing="-0.0062in" style:text-scale="114%" fo:language="es" fo:country="ES"/>
    </style:style>
    <style:style style:name="T6377" style:parent-style-name="Fuentedepárrafopredeter." style:family="text">
      <style:text-properties fo:color="#0000FF" fo:letter-spacing="-0.0062in" style:text-scale="84%" fo:language="es" fo:country="ES"/>
    </style:style>
    <style:style style:name="T6378" style:parent-style-name="Fuentedepárrafopredeter." style:family="text">
      <style:text-properties fo:color="#0000FF" fo:letter-spacing="-0.0062in" style:text-scale="110%" fo:language="es" fo:country="ES"/>
    </style:style>
    <style:style style:name="T6379" style:parent-style-name="Fuentedepárrafopredeter." style:family="text">
      <style:text-properties fo:color="#0000FF" style:text-scale="110%" fo:language="es" fo:country="ES"/>
    </style:style>
    <style:style style:name="T6380" style:parent-style-name="Fuentedepárrafopredeter." style:family="text">
      <style:text-properties fo:color="#0000FF" fo:language="es" fo:country="ES"/>
    </style:style>
    <style:style style:name="T6381" style:parent-style-name="Fuentedepárrafopredeter." style:family="text">
      <style:text-properties fo:color="#0000FF" fo:letter-spacing="-0.0118in" fo:language="es" fo:country="ES"/>
    </style:style>
    <style:style style:name="T6382" style:parent-style-name="Fuentedepárrafopredeter." style:family="text">
      <style:text-properties fo:color="#0000FF" fo:letter-spacing="-0.0062in" style:text-scale="121%" fo:language="es" fo:country="ES"/>
    </style:style>
    <style:style style:name="T6383" style:parent-style-name="Fuentedepárrafopredeter." style:family="text">
      <style:text-properties fo:color="#0000FF" fo:letter-spacing="-0.0062in" style:text-scale="112%" fo:language="es" fo:country="ES"/>
    </style:style>
    <style:style style:name="T6384" style:parent-style-name="Fuentedepárrafopredeter." style:family="text">
      <style:text-properties fo:color="#0000FF" style:text-scale="110%" fo:language="es" fo:country="ES"/>
    </style:style>
    <style:style style:name="T6385" style:parent-style-name="Fuentedepárrafopredeter." style:family="text">
      <style:text-properties fo:color="#0000FF" fo:language="es" fo:country="ES"/>
    </style:style>
    <style:style style:name="T6386" style:parent-style-name="Fuentedepárrafopredeter." style:family="text">
      <style:text-properties fo:color="#0000FF" fo:letter-spacing="-0.0118in" fo:language="es" fo:country="ES"/>
    </style:style>
    <style:style style:name="T6387" style:parent-style-name="Fuentedepárrafopredeter." style:family="text">
      <style:text-properties fo:color="#0000FF" style:text-scale="114%" fo:language="es" fo:country="ES"/>
    </style:style>
    <style:style style:name="T6388" style:parent-style-name="Fuentedepárrafopredeter." style:family="text">
      <style:text-properties fo:color="#0000FF" fo:language="es" fo:country="ES"/>
    </style:style>
    <style:style style:name="T6389" style:parent-style-name="Fuentedepárrafopredeter." style:family="text">
      <style:text-properties fo:color="#0000FF" fo:letter-spacing="-0.0118in" fo:language="es" fo:country="ES"/>
    </style:style>
    <style:style style:name="T6390" style:parent-style-name="Fuentedepárrafopredeter." style:family="text">
      <style:text-properties fo:color="#0000FF" fo:letter-spacing="-0.0062in" style:text-scale="112%" fo:language="es" fo:country="ES"/>
    </style:style>
    <style:style style:name="T6391" style:parent-style-name="Fuentedepárrafopredeter." style:family="text">
      <style:text-properties fo:color="#0000FF" fo:letter-spacing="-0.0062in" style:text-scale="108%" fo:language="es" fo:country="ES"/>
    </style:style>
    <style:style style:name="T6392" style:parent-style-name="Fuentedepárrafopredeter." style:family="text">
      <style:text-properties fo:color="#0000FF" fo:letter-spacing="-0.0062in" style:text-scale="121%" fo:language="es" fo:country="ES"/>
    </style:style>
    <style:style style:name="T6393" style:parent-style-name="Fuentedepárrafopredeter." style:family="text">
      <style:text-properties fo:color="#0000FF" fo:letter-spacing="-0.0062in" style:text-scale="211%" fo:language="es" fo:country="ES"/>
    </style:style>
    <style:style style:name="T6394" style:parent-style-name="Fuentedepárrafopredeter." style:family="text">
      <style:text-properties fo:color="#0000FF" fo:letter-spacing="-0.0062in" style:text-scale="112%" fo:language="es" fo:country="ES"/>
    </style:style>
    <style:style style:name="T6395" style:parent-style-name="Fuentedepárrafopredeter." style:family="text">
      <style:text-properties fo:color="#0000FF" fo:letter-spacing="-0.0062in" style:text-scale="110%" fo:language="es" fo:country="ES"/>
    </style:style>
    <style:style style:name="T6396" style:parent-style-name="Fuentedepárrafopredeter." style:family="text">
      <style:text-properties fo:color="#0000FF" style:text-scale="148%" fo:language="es" fo:country="ES"/>
    </style:style>
    <style:style style:name="T6397" style:parent-style-name="Fuentedepárrafopredeter." style:family="text">
      <style:text-properties fo:color="#0000FF" fo:language="es" fo:country="ES"/>
    </style:style>
    <style:style style:name="T6398" style:parent-style-name="Fuentedepárrafopredeter." style:family="text">
      <style:text-properties fo:color="#0000FF" fo:letter-spacing="-0.0118in" fo:language="es" fo:country="ES"/>
    </style:style>
    <style:style style:name="T6399" style:parent-style-name="Fuentedepárrafopredeter." style:family="text">
      <style:text-properties fo:color="#0000FF" fo:letter-spacing="-0.0062in" style:text-scale="108%" fo:language="es" fo:country="ES"/>
    </style:style>
    <style:style style:name="T6400" style:parent-style-name="Fuentedepárrafopredeter." style:family="text">
      <style:text-properties fo:color="#0000FF" fo:letter-spacing="-0.0062in" style:text-scale="110%" fo:language="es" fo:country="ES"/>
    </style:style>
    <style:style style:name="T6401" style:parent-style-name="Fuentedepárrafopredeter." style:family="text">
      <style:text-properties fo:color="#0000FF" style:text-scale="110%" fo:language="es" fo:country="ES"/>
    </style:style>
    <style:style style:name="T6402" style:parent-style-name="Fuentedepárrafopredeter." style:family="text">
      <style:text-properties fo:color="#0000FF" fo:language="es" fo:country="ES"/>
    </style:style>
    <style:style style:name="T6403" style:parent-style-name="Fuentedepárrafopredeter." style:family="text">
      <style:text-properties fo:color="#0000FF" fo:letter-spacing="-0.0118in" fo:language="es" fo:country="ES"/>
    </style:style>
    <style:style style:name="T6404" style:parent-style-name="Fuentedepárrafopredeter." style:family="text">
      <style:text-properties fo:color="#0000FF" fo:letter-spacing="-0.0062in" style:text-scale="114%" fo:language="es" fo:country="ES"/>
    </style:style>
    <style:style style:name="T6405" style:parent-style-name="Fuentedepárrafopredeter." style:family="text">
      <style:text-properties fo:color="#0000FF" fo:letter-spacing="-0.0062in" style:text-scale="121%" fo:language="es" fo:country="ES"/>
    </style:style>
    <style:style style:name="T6406" style:parent-style-name="Fuentedepárrafopredeter." style:family="text">
      <style:text-properties fo:color="#0000FF" fo:letter-spacing="-0.0062in" style:text-scale="151%" fo:language="es" fo:country="ES"/>
    </style:style>
    <style:style style:name="T6407" style:parent-style-name="Fuentedepárrafopredeter." style:family="text">
      <style:text-properties fo:color="#0000FF" fo:letter-spacing="-0.0062in" style:text-scale="110%" fo:language="es" fo:country="ES"/>
    </style:style>
    <style:style style:name="T6408" style:parent-style-name="Fuentedepárrafopredeter." style:family="text">
      <style:text-properties fo:color="#0000FF" style:text-scale="110%" fo:language="es" fo:country="ES"/>
    </style:style>
    <style:style style:name="T6409" style:parent-style-name="Fuentedepárrafopredeter." style:family="text">
      <style:text-properties fo:color="#0000FF" fo:language="es" fo:country="ES"/>
    </style:style>
    <style:style style:name="T6410" style:parent-style-name="Fuentedepárrafopredeter." style:family="text">
      <style:text-properties fo:color="#0000FF" fo:letter-spacing="-0.0118in" fo:language="es" fo:country="ES"/>
    </style:style>
    <style:style style:name="T6411" style:parent-style-name="Fuentedepárrafopredeter." style:family="text">
      <style:text-properties fo:color="#0000FF" fo:letter-spacing="-0.0062in" style:text-scale="148%" fo:language="es" fo:country="ES"/>
    </style:style>
    <style:style style:name="T6412" style:parent-style-name="Fuentedepárrafopredeter." style:family="text">
      <style:text-properties fo:color="#0000FF" fo:letter-spacing="-0.0062in" style:text-scale="112%" fo:language="es" fo:country="ES"/>
    </style:style>
    <style:style style:name="T6413" style:parent-style-name="Fuentedepárrafopredeter." style:family="text">
      <style:text-properties fo:color="#0000FF" fo:letter-spacing="-0.0062in" style:text-scale="108%" fo:language="es" fo:country="ES"/>
    </style:style>
    <style:style style:name="T6414" style:parent-style-name="Fuentedepárrafopredeter." style:family="text">
      <style:text-properties fo:color="#0000FF" fo:letter-spacing="-0.0062in" style:text-scale="154%" fo:language="es" fo:country="ES"/>
    </style:style>
    <style:style style:name="T6415" style:parent-style-name="Fuentedepárrafopredeter." style:family="text">
      <style:text-properties fo:color="#0000FF" style:text-scale="110%" fo:language="es" fo:country="ES"/>
    </style:style>
    <style:style style:name="T6416" style:parent-style-name="Fuentedepárrafopredeter." style:family="text">
      <style:text-properties fo:color="#0000FF" fo:language="es" fo:country="ES"/>
    </style:style>
    <style:style style:name="T6417" style:parent-style-name="Fuentedepárrafopredeter." style:family="text">
      <style:text-properties fo:color="#0000FF" fo:letter-spacing="-0.0118in" fo:language="es" fo:country="ES"/>
    </style:style>
    <style:style style:name="T6418" style:parent-style-name="Fuentedepárrafopredeter." style:family="text">
      <style:text-properties fo:color="#0000FF" fo:letter-spacing="-0.0062in" style:text-scale="110%" fo:language="es" fo:country="ES"/>
    </style:style>
    <style:style style:name="T6419" style:parent-style-name="Fuentedepárrafopredeter." style:family="text">
      <style:text-properties fo:color="#0000FF" style:text-scale="110%" fo:language="es" fo:country="ES"/>
    </style:style>
    <style:style style:name="T6420" style:parent-style-name="Fuentedepárrafopredeter." style:family="text">
      <style:text-properties fo:color="#0000FF" fo:language="es" fo:country="ES"/>
    </style:style>
    <style:style style:name="T6421" style:parent-style-name="Fuentedepárrafopredeter." style:family="text">
      <style:text-properties fo:color="#0000FF" fo:letter-spacing="-0.0118in" fo:language="es" fo:country="ES"/>
    </style:style>
    <style:style style:name="T6422" style:parent-style-name="Fuentedepárrafopredeter." style:family="text">
      <style:text-properties fo:color="#0000FF" fo:letter-spacing="-0.0062in" style:text-scale="162%" fo:language="es" fo:country="ES"/>
    </style:style>
    <style:style style:name="T6423" style:parent-style-name="Fuentedepárrafopredeter." style:family="text">
      <style:text-properties fo:color="#0000FF" fo:letter-spacing="-0.0062in" style:text-scale="211%" fo:language="es" fo:country="ES"/>
    </style:style>
    <style:style style:name="T6424" style:parent-style-name="Fuentedepárrafopredeter." style:family="text">
      <style:text-properties fo:color="#0000FF" fo:letter-spacing="-0.0062in" style:text-scale="121%" fo:language="es" fo:country="ES"/>
    </style:style>
    <style:style style:name="T6425" style:parent-style-name="Fuentedepárrafopredeter." style:family="text">
      <style:text-properties fo:color="#0000FF" fo:letter-spacing="-0.0062in" style:text-scale="110%" fo:language="es" fo:country="ES"/>
    </style:style>
    <style:style style:name="T6426" style:parent-style-name="Fuentedepárrafopredeter." style:family="text">
      <style:text-properties fo:color="#0000FF" fo:letter-spacing="-0.0062in" style:text-scale="154%" fo:language="es" fo:country="ES"/>
    </style:style>
    <style:style style:name="T6427" style:parent-style-name="Fuentedepárrafopredeter." style:family="text">
      <style:text-properties fo:color="#0000FF" style:text-scale="112%" fo:language="es" fo:country="ES"/>
    </style:style>
    <style:style style:name="T6428" style:parent-style-name="Fuentedepárrafopredeter." style:family="text">
      <style:text-properties fo:color="#0000FF" fo:language="es" fo:country="ES"/>
    </style:style>
    <style:style style:name="T6429" style:parent-style-name="Fuentedepárrafopredeter." style:family="text">
      <style:text-properties fo:color="#0000FF" fo:letter-spacing="-0.0118in" fo:language="es" fo:country="ES"/>
    </style:style>
    <style:style style:name="T6430" style:parent-style-name="Fuentedepárrafopredeter." style:family="text">
      <style:text-properties fo:color="#0000FF" fo:letter-spacing="-0.0062in" style:text-scale="108%" fo:language="es" fo:country="ES"/>
    </style:style>
    <style:style style:name="T6431" style:parent-style-name="Fuentedepárrafopredeter." style:family="text">
      <style:text-properties fo:color="#0000FF" fo:letter-spacing="-0.0062in" style:text-scale="110%" fo:language="es" fo:country="ES"/>
    </style:style>
    <style:style style:name="T6432" style:parent-style-name="Fuentedepárrafopredeter." style:family="text">
      <style:text-properties fo:color="#0000FF" style:text-scale="110%" fo:language="es" fo:country="ES"/>
    </style:style>
    <style:style style:name="T6433" style:parent-style-name="Fuentedepárrafopredeter." style:family="text">
      <style:text-properties fo:color="#0000FF" fo:language="es" fo:country="ES"/>
    </style:style>
    <style:style style:name="T6434" style:parent-style-name="Fuentedepárrafopredeter." style:family="text">
      <style:text-properties fo:color="#0000FF" fo:letter-spacing="-0.0118in" fo:language="es" fo:country="ES"/>
    </style:style>
    <style:style style:name="T6435" style:parent-style-name="Fuentedepárrafopredeter." style:family="text">
      <style:text-properties fo:color="#0000FF" fo:letter-spacing="-0.0062in" style:text-scale="148%" fo:language="es" fo:country="ES"/>
    </style:style>
    <style:style style:name="T6436" style:parent-style-name="Fuentedepárrafopredeter." style:family="text">
      <style:text-properties fo:color="#0000FF" style:text-scale="110%" fo:language="es" fo:country="ES"/>
    </style:style>
    <style:style style:name="T6437" style:parent-style-name="Fuentedepárrafopredeter." style:family="text">
      <style:text-properties fo:color="#0000FF" fo:language="es" fo:country="ES"/>
    </style:style>
    <style:style style:name="T6438" style:parent-style-name="Fuentedepárrafopredeter." style:family="text">
      <style:text-properties fo:color="#0000FF" fo:letter-spacing="-0.0118in" fo:language="es" fo:country="ES"/>
    </style:style>
    <style:style style:name="T6439" style:parent-style-name="Fuentedepárrafopredeter." style:family="text">
      <style:text-properties fo:color="#0000FF" fo:letter-spacing="-0.0062in" style:text-scale="204%" fo:language="es" fo:country="ES"/>
    </style:style>
    <style:style style:name="T6440" style:parent-style-name="Fuentedepárrafopredeter." style:family="text">
      <style:text-properties fo:color="#0000FF" style:text-scale="110%" fo:language="es" fo:country="ES"/>
    </style:style>
    <style:style style:name="T6441" style:parent-style-name="Fuentedepárrafopredeter." style:family="text">
      <style:text-properties fo:color="#0000FF" fo:language="es" fo:country="ES"/>
    </style:style>
    <style:style style:name="T6442" style:parent-style-name="Fuentedepárrafopredeter." style:family="text">
      <style:text-properties fo:color="#0000FF" fo:letter-spacing="-0.0118in" fo:language="es" fo:country="ES"/>
    </style:style>
    <style:style style:name="T6443" style:parent-style-name="Fuentedepárrafopredeter." style:family="text">
      <style:text-properties fo:color="#0000FF" fo:letter-spacing="-0.0062in" style:text-scale="108%" fo:language="es" fo:country="ES"/>
    </style:style>
    <style:style style:name="T6444" style:parent-style-name="Fuentedepárrafopredeter." style:family="text">
      <style:text-properties fo:color="#0000FF" fo:letter-spacing="-0.0062in" style:text-scale="114%" fo:language="es" fo:country="ES"/>
    </style:style>
    <style:style style:name="T6445" style:parent-style-name="Fuentedepárrafopredeter." style:family="text">
      <style:text-properties fo:color="#0000FF" fo:letter-spacing="-0.0062in" style:text-scale="148%" fo:language="es" fo:country="ES"/>
    </style:style>
    <style:style style:name="T6446" style:parent-style-name="Fuentedepárrafopredeter." style:family="text">
      <style:text-properties fo:color="#0000FF" style:text-scale="110%" fo:language="es" fo:country="ES"/>
    </style:style>
    <style:style style:name="T6447" style:parent-style-name="Fuentedepárrafopredeter." style:family="text">
      <style:text-properties fo:color="#0000FF" fo:language="es" fo:country="ES"/>
    </style:style>
    <style:style style:name="T6448" style:parent-style-name="Fuentedepárrafopredeter." style:family="text">
      <style:text-properties fo:color="#0000FF" fo:letter-spacing="-0.0118in" fo:language="es" fo:country="ES"/>
    </style:style>
    <style:style style:name="T6449" style:parent-style-name="Fuentedepárrafopredeter." style:family="text">
      <style:text-properties fo:color="#0000FF" fo:letter-spacing="-0.0062in" style:text-scale="121%" fo:language="es" fo:country="ES"/>
    </style:style>
    <style:style style:name="T6450" style:parent-style-name="Fuentedepárrafopredeter." style:family="text">
      <style:text-properties fo:color="#0000FF" fo:letter-spacing="-0.0062in" style:text-scale="112%" fo:language="es" fo:country="ES"/>
    </style:style>
    <style:style style:name="T6451" style:parent-style-name="Fuentedepárrafopredeter." style:family="text">
      <style:text-properties fo:color="#0000FF" fo:letter-spacing="-0.0062in" style:text-scale="72%" fo:language="es" fo:country="ES"/>
    </style:style>
    <style:style style:name="T6452" style:parent-style-name="Fuentedepárrafopredeter." style:family="text">
      <style:text-properties fo:color="#0000FF" style:text-scale="112%" fo:language="es" fo:country="ES"/>
    </style:style>
    <style:style style:name="T6453" style:parent-style-name="Fuentedepárrafopredeter." style:family="text">
      <style:text-properties fo:color="#0000FF" fo:language="es" fo:country="ES"/>
    </style:style>
    <style:style style:name="T6454" style:parent-style-name="Fuentedepárrafopredeter." style:family="text">
      <style:text-properties fo:color="#0000FF" fo:letter-spacing="-0.0118in" fo:language="es" fo:country="ES"/>
    </style:style>
    <style:style style:name="T6455" style:parent-style-name="Fuentedepárrafopredeter." style:family="text">
      <style:text-properties fo:color="#0000FF" fo:letter-spacing="-0.0062in" style:text-scale="114%" fo:language="es" fo:country="ES"/>
    </style:style>
    <style:style style:name="T6456" style:parent-style-name="Fuentedepárrafopredeter." style:family="text">
      <style:text-properties fo:color="#0000FF" fo:letter-spacing="-0.0062in" style:text-scale="154%" fo:language="es" fo:country="ES"/>
    </style:style>
    <style:style style:name="T6457" style:parent-style-name="Fuentedepárrafopredeter." style:family="text">
      <style:text-properties fo:color="#0000FF" fo:letter-spacing="-0.0062in" style:text-scale="119%" fo:language="es" fo:country="ES"/>
    </style:style>
    <style:style style:name="T6458" style:parent-style-name="Fuentedepárrafopredeter." style:family="text">
      <style:text-properties fo:color="#0000FF" fo:letter-spacing="-0.0062in" style:text-scale="110%" fo:language="es" fo:country="ES"/>
    </style:style>
    <style:style style:name="T6459" style:parent-style-name="Fuentedepárrafopredeter." style:family="text">
      <style:text-properties fo:color="#0000FF" fo:letter-spacing="-0.0062in" style:text-scale="72%" fo:language="es" fo:country="ES"/>
    </style:style>
    <style:style style:name="T6460" style:parent-style-name="Fuentedepárrafopredeter." style:family="text">
      <style:text-properties fo:color="#0000FF" fo:letter-spacing="-0.0062in" style:text-scale="110%" fo:language="es" fo:country="ES"/>
    </style:style>
    <style:style style:name="T6461" style:parent-style-name="Fuentedepárrafopredeter." style:family="text">
      <style:text-properties fo:color="#0000FF" fo:letter-spacing="-0.0062in" style:text-scale="151%" fo:language="es" fo:country="ES"/>
    </style:style>
    <style:style style:name="T6462" style:parent-style-name="Fuentedepárrafopredeter." style:family="text">
      <style:text-properties fo:color="#0000FF" fo:letter-spacing="-0.0062in" style:text-scale="112%" fo:language="es" fo:country="ES"/>
    </style:style>
    <style:style style:name="T6463" style:parent-style-name="Fuentedepárrafopredeter." style:family="text">
      <style:text-properties fo:color="#0000FF" style:text-scale="163%" fo:language="es" fo:country="ES"/>
    </style:style>
    <style:style style:name="P6464" style:parent-style-name="Textoindependiente" style:family="paragraph">
      <style:paragraph-properties fo:text-indent="0.2777in"/>
    </style:style>
    <style:style style:name="T6465" style:parent-style-name="Fuentedepárrafopredeter." style:family="text">
      <style:text-properties fo:color="#0000FF" fo:letter-spacing="-0.0062in" style:text-scale="114%" fo:language="es" fo:country="ES"/>
    </style:style>
    <style:style style:name="T6466" style:parent-style-name="Fuentedepárrafopredeter." style:family="text">
      <style:text-properties fo:color="#0000FF" style:text-scale="114%" fo:language="es" fo:country="ES"/>
    </style:style>
    <style:style style:name="T6467" style:parent-style-name="Fuentedepárrafopredeter." style:family="text">
      <style:text-properties fo:color="#0000FF" fo:language="es" fo:country="ES"/>
    </style:style>
    <style:style style:name="T6468" style:parent-style-name="Fuentedepárrafopredeter." style:family="text">
      <style:text-properties fo:color="#0000FF" fo:letter-spacing="-0.0118in" fo:language="es" fo:country="ES"/>
    </style:style>
    <style:style style:name="T6469" style:parent-style-name="Fuentedepárrafopredeter." style:family="text">
      <style:text-properties fo:color="#0000FF" fo:letter-spacing="-0.0062in" style:text-scale="106%" fo:language="es" fo:country="ES"/>
    </style:style>
    <style:style style:name="T6470" style:parent-style-name="Fuentedepárrafopredeter." style:family="text">
      <style:text-properties fo:color="#0000FF" fo:letter-spacing="-0.0062in" style:text-scale="110%" fo:language="es" fo:country="ES"/>
    </style:style>
    <style:style style:name="T6471" style:parent-style-name="Fuentedepárrafopredeter." style:family="text">
      <style:text-properties fo:color="#0000FF" fo:letter-spacing="-0.0062in" style:text-scale="148%" fo:language="es" fo:country="ES"/>
    </style:style>
    <style:style style:name="T6472" style:parent-style-name="Fuentedepárrafopredeter." style:family="text">
      <style:text-properties fo:color="#0000FF" fo:letter-spacing="-0.0062in" style:text-scale="121%" fo:language="es" fo:country="ES"/>
    </style:style>
    <style:style style:name="T6473" style:parent-style-name="Fuentedepárrafopredeter." style:family="text">
      <style:text-properties fo:color="#0000FF" fo:letter-spacing="-0.0062in" style:text-scale="114%" fo:language="es" fo:country="ES"/>
    </style:style>
    <style:style style:name="T6474" style:parent-style-name="Fuentedepárrafopredeter." style:family="text">
      <style:text-properties fo:color="#0000FF" style:text-scale="154%" fo:language="es" fo:country="ES"/>
    </style:style>
    <style:style style:name="T6475" style:parent-style-name="Fuentedepárrafopredeter." style:family="text">
      <style:text-properties fo:color="#0000FF" fo:language="es" fo:country="ES"/>
    </style:style>
    <style:style style:name="T6476" style:parent-style-name="Fuentedepárrafopredeter." style:family="text">
      <style:text-properties fo:color="#0000FF" fo:letter-spacing="-0.0118in" fo:language="es" fo:country="ES"/>
    </style:style>
    <style:style style:name="T6477" style:parent-style-name="Fuentedepárrafopredeter." style:family="text">
      <style:text-properties fo:color="#0000FF" fo:letter-spacing="-0.0062in" style:text-scale="110%" fo:language="es" fo:country="ES"/>
    </style:style>
    <style:style style:name="T6478" style:parent-style-name="Fuentedepárrafopredeter." style:family="text">
      <style:text-properties fo:color="#0000FF" style:text-scale="204%" fo:language="es" fo:country="ES"/>
    </style:style>
    <style:style style:name="T6479" style:parent-style-name="Fuentedepárrafopredeter." style:family="text">
      <style:text-properties fo:color="#0000FF" fo:language="es" fo:country="ES"/>
    </style:style>
    <style:style style:name="T6480" style:parent-style-name="Fuentedepárrafopredeter." style:family="text">
      <style:text-properties fo:color="#0000FF" fo:letter-spacing="-0.0118in" fo:language="es" fo:country="ES"/>
    </style:style>
    <style:style style:name="T6481" style:parent-style-name="Fuentedepárrafopredeter." style:family="text">
      <style:text-properties fo:color="#0000FF" fo:letter-spacing="-0.0062in" style:text-scale="162%" fo:language="es" fo:country="ES"/>
    </style:style>
    <style:style style:name="T6482" style:parent-style-name="Fuentedepárrafopredeter." style:family="text">
      <style:text-properties fo:color="#0000FF" fo:letter-spacing="-0.0062in" style:text-scale="211%" fo:language="es" fo:country="ES"/>
    </style:style>
    <style:style style:name="T6483" style:parent-style-name="Fuentedepárrafopredeter." style:family="text">
      <style:text-properties fo:color="#0000FF" fo:letter-spacing="-0.0062in" style:text-scale="121%" fo:language="es" fo:country="ES"/>
    </style:style>
    <style:style style:name="T6484" style:parent-style-name="Fuentedepárrafopredeter." style:family="text">
      <style:text-properties fo:color="#0000FF" fo:letter-spacing="-0.0062in" style:text-scale="110%" fo:language="es" fo:country="ES"/>
    </style:style>
    <style:style style:name="T6485" style:parent-style-name="Fuentedepárrafopredeter." style:family="text">
      <style:text-properties fo:color="#0000FF" fo:letter-spacing="-0.0062in" style:text-scale="154%" fo:language="es" fo:country="ES"/>
    </style:style>
    <style:style style:name="T6486" style:parent-style-name="Fuentedepárrafopredeter." style:family="text">
      <style:text-properties fo:color="#0000FF" style:text-scale="112%" fo:language="es" fo:country="ES"/>
    </style:style>
    <style:style style:name="T6487" style:parent-style-name="Fuentedepárrafopredeter." style:family="text">
      <style:text-properties fo:color="#0000FF" fo:language="es" fo:country="ES"/>
    </style:style>
    <style:style style:name="T6488" style:parent-style-name="Fuentedepárrafopredeter." style:family="text">
      <style:text-properties fo:color="#0000FF" fo:letter-spacing="-0.0118in" fo:language="es" fo:country="ES"/>
    </style:style>
    <style:style style:name="T6489" style:parent-style-name="Fuentedepárrafopredeter." style:family="text">
      <style:text-properties fo:color="#0000FF" style:text-scale="122%" fo:language="es" fo:country="ES"/>
    </style:style>
    <style:style style:name="T6490" style:parent-style-name="Fuentedepárrafopredeter." style:family="text">
      <style:text-properties fo:color="#0000FF" fo:language="es" fo:country="ES"/>
    </style:style>
    <style:style style:name="T6491" style:parent-style-name="Fuentedepárrafopredeter." style:family="text">
      <style:text-properties fo:color="#0000FF" fo:letter-spacing="-0.0118in" fo:language="es" fo:country="ES"/>
    </style:style>
    <style:style style:name="T6492" style:parent-style-name="Fuentedepárrafopredeter." style:family="text">
      <style:text-properties fo:color="#0000FF" fo:letter-spacing="-0.0062in" style:text-scale="72%" fo:language="es" fo:country="ES"/>
    </style:style>
    <style:style style:name="T6493" style:parent-style-name="Fuentedepárrafopredeter." style:family="text">
      <style:text-properties fo:color="#0000FF" fo:letter-spacing="-0.0062in" style:text-scale="112%" fo:language="es" fo:country="ES"/>
    </style:style>
    <style:style style:name="T6494" style:parent-style-name="Fuentedepárrafopredeter." style:family="text">
      <style:text-properties fo:color="#0000FF" fo:letter-spacing="-0.0062in" style:text-scale="148%" fo:language="es" fo:country="ES"/>
    </style:style>
    <style:style style:name="T6495" style:parent-style-name="Fuentedepárrafopredeter." style:family="text">
      <style:text-properties fo:color="#0000FF" fo:letter-spacing="-0.0062in" style:text-scale="151%" fo:language="es" fo:country="ES"/>
    </style:style>
    <style:style style:name="T6496" style:parent-style-name="Fuentedepárrafopredeter." style:family="text">
      <style:text-properties fo:color="#0000FF" fo:letter-spacing="-0.0062in" style:text-scale="154%" fo:language="es" fo:country="ES"/>
    </style:style>
    <style:style style:name="T6497" style:parent-style-name="Fuentedepárrafopredeter." style:family="text">
      <style:text-properties fo:color="#0000FF" fo:letter-spacing="-0.0062in" style:text-scale="114%" fo:language="es" fo:country="ES"/>
    </style:style>
    <style:style style:name="T6498" style:parent-style-name="Fuentedepárrafopredeter." style:family="text">
      <style:text-properties fo:color="#0000FF" style:text-scale="154%" fo:language="es" fo:country="ES"/>
    </style:style>
    <style:style style:name="T6499" style:parent-style-name="Fuentedepárrafopredeter." style:family="text">
      <style:text-properties fo:color="#0000FF" fo:language="es" fo:country="ES"/>
    </style:style>
    <style:style style:name="T6500" style:parent-style-name="Fuentedepárrafopredeter." style:family="text">
      <style:text-properties fo:color="#0000FF" fo:letter-spacing="-0.0118in" fo:language="es" fo:country="ES"/>
    </style:style>
    <style:style style:name="T6501" style:parent-style-name="Fuentedepárrafopredeter." style:family="text">
      <style:text-properties fo:color="#0000FF" fo:letter-spacing="-0.0062in" style:text-scale="148%" fo:language="es" fo:country="ES"/>
    </style:style>
    <style:style style:name="T6502" style:parent-style-name="Fuentedepárrafopredeter." style:family="text">
      <style:text-properties fo:color="#0000FF" style:text-scale="110%" fo:language="es" fo:country="ES"/>
    </style:style>
    <style:style style:name="T6503" style:parent-style-name="Fuentedepárrafopredeter." style:family="text">
      <style:text-properties fo:color="#0000FF" fo:language="es" fo:country="ES"/>
    </style:style>
    <style:style style:name="T6504" style:parent-style-name="Fuentedepárrafopredeter." style:family="text">
      <style:text-properties fo:color="#0000FF" fo:letter-spacing="-0.0118in" fo:language="es" fo:country="ES"/>
    </style:style>
    <style:style style:name="T6505" style:parent-style-name="Fuentedepárrafopredeter." style:family="text">
      <style:text-properties fo:color="#0000FF" fo:letter-spacing="-0.0062in" style:text-scale="121%" fo:language="es" fo:country="ES"/>
    </style:style>
    <style:style style:name="T6506" style:parent-style-name="Fuentedepárrafopredeter." style:family="text">
      <style:text-properties fo:color="#0000FF" fo:letter-spacing="-0.0062in" style:text-scale="114%" fo:language="es" fo:country="ES"/>
    </style:style>
    <style:style style:name="T6507" style:parent-style-name="Fuentedepárrafopredeter." style:family="text">
      <style:text-properties fo:color="#0000FF" fo:letter-spacing="-0.0062in" style:text-scale="72%" fo:language="es" fo:country="ES"/>
    </style:style>
    <style:style style:name="T6508" style:parent-style-name="Fuentedepárrafopredeter." style:family="text">
      <style:text-properties fo:color="#0000FF" fo:letter-spacing="-0.0062in" style:text-scale="211%" fo:language="es" fo:country="ES"/>
    </style:style>
    <style:style style:name="T6509" style:parent-style-name="Fuentedepárrafopredeter." style:family="text">
      <style:text-properties fo:color="#0000FF" fo:letter-spacing="-0.0062in" style:text-scale="110%" fo:language="es" fo:country="ES"/>
    </style:style>
    <style:style style:name="T6510" style:parent-style-name="Fuentedepárrafopredeter." style:family="text">
      <style:text-properties fo:color="#0000FF" style:text-scale="112%" fo:language="es" fo:country="ES"/>
    </style:style>
    <style:style style:name="T6511" style:parent-style-name="Fuentedepárrafopredeter." style:family="text">
      <style:text-properties fo:color="#0000FF" fo:language="es" fo:country="ES"/>
    </style:style>
    <style:style style:name="T6512" style:parent-style-name="Fuentedepárrafopredeter." style:family="text">
      <style:text-properties fo:color="#0000FF" fo:letter-spacing="-0.0118in" fo:language="es" fo:country="ES"/>
    </style:style>
    <style:style style:name="T6513" style:parent-style-name="Fuentedepárrafopredeter." style:family="text">
      <style:text-properties fo:color="#0000FF" fo:letter-spacing="-0.0062in" style:text-scale="114%" fo:language="es" fo:country="ES"/>
    </style:style>
    <style:style style:name="T6514" style:parent-style-name="Fuentedepárrafopredeter." style:family="text">
      <style:text-properties fo:color="#0000FF" fo:letter-spacing="-0.0062in" style:text-scale="108%" fo:language="es" fo:country="ES"/>
    </style:style>
    <style:style style:name="T6515" style:parent-style-name="Fuentedepárrafopredeter." style:family="text">
      <style:text-properties fo:color="#0000FF" fo:letter-spacing="-0.0062in" style:text-scale="148%" fo:language="es" fo:country="ES"/>
    </style:style>
    <style:style style:name="T6516" style:parent-style-name="Fuentedepárrafopredeter." style:family="text">
      <style:text-properties fo:color="#0000FF" fo:letter-spacing="-0.0062in" style:text-scale="112%" fo:language="es" fo:country="ES"/>
    </style:style>
    <style:style style:name="T6517" style:parent-style-name="Fuentedepárrafopredeter." style:family="text">
      <style:text-properties fo:color="#0000FF" fo:letter-spacing="-0.0062in" style:text-scale="204%" fo:language="es" fo:country="ES"/>
    </style:style>
    <style:style style:name="T6518" style:parent-style-name="Fuentedepárrafopredeter." style:family="text">
      <style:text-properties fo:color="#0000FF" fo:letter-spacing="-0.0062in" style:text-scale="110%" fo:language="es" fo:country="ES"/>
    </style:style>
    <style:style style:name="T6519" style:parent-style-name="Fuentedepárrafopredeter." style:family="text">
      <style:text-properties fo:color="#0000FF" fo:letter-spacing="-0.0062in" style:text-scale="151%" fo:language="es" fo:country="ES"/>
    </style:style>
    <style:style style:name="T6520" style:parent-style-name="Fuentedepárrafopredeter." style:family="text">
      <style:text-properties fo:color="#0000FF" style:text-scale="112%" fo:language="es" fo:country="ES"/>
    </style:style>
    <style:style style:name="T6521" style:parent-style-name="Fuentedepárrafopredeter." style:family="text">
      <style:text-properties fo:color="#0000FF" fo:language="es" fo:country="ES"/>
    </style:style>
    <style:style style:name="T6522" style:parent-style-name="Fuentedepárrafopredeter." style:family="text">
      <style:text-properties fo:color="#0000FF" fo:letter-spacing="-0.0118in" fo:language="es" fo:country="ES"/>
    </style:style>
    <style:style style:name="T6523" style:parent-style-name="Fuentedepárrafopredeter." style:family="text">
      <style:text-properties fo:color="#0000FF" fo:letter-spacing="-0.0062in" style:text-scale="148%" fo:language="es" fo:country="ES"/>
    </style:style>
    <style:style style:name="T6524" style:parent-style-name="Fuentedepárrafopredeter." style:family="text">
      <style:text-properties fo:color="#0000FF" style:text-scale="211%" fo:language="es" fo:country="ES"/>
    </style:style>
    <style:style style:name="T6525" style:parent-style-name="Fuentedepárrafopredeter." style:family="text">
      <style:text-properties fo:color="#0000FF" fo:language="es" fo:country="ES"/>
    </style:style>
    <style:style style:name="T6526" style:parent-style-name="Fuentedepárrafopredeter." style:family="text">
      <style:text-properties fo:color="#0000FF" fo:letter-spacing="-0.0118in" fo:language="es" fo:country="ES"/>
    </style:style>
    <style:style style:name="T6527" style:parent-style-name="Fuentedepárrafopredeter." style:family="text">
      <style:text-properties fo:color="#0000FF" fo:letter-spacing="-0.0062in" style:text-scale="110%" fo:language="es" fo:country="ES"/>
    </style:style>
    <style:style style:name="T6528" style:parent-style-name="Fuentedepárrafopredeter." style:family="text">
      <style:text-properties fo:color="#0000FF" fo:letter-spacing="-0.0062in" style:text-scale="120%" fo:language="es" fo:country="ES"/>
    </style:style>
    <style:style style:name="T6529" style:parent-style-name="Fuentedepárrafopredeter." style:family="text">
      <style:text-properties fo:color="#0000FF" fo:letter-spacing="-0.0062in" style:text-scale="211%" fo:language="es" fo:country="ES"/>
    </style:style>
    <style:style style:name="T6530" style:parent-style-name="Fuentedepárrafopredeter." style:family="text">
      <style:text-properties fo:color="#0000FF" fo:letter-spacing="-0.0062in" style:text-scale="148%" fo:language="es" fo:country="ES"/>
    </style:style>
    <style:style style:name="T6531" style:parent-style-name="Fuentedepárrafopredeter." style:family="text">
      <style:text-properties fo:color="#0000FF" fo:letter-spacing="-0.0062in" style:text-scale="151%" fo:language="es" fo:country="ES"/>
    </style:style>
    <style:style style:name="T6532" style:parent-style-name="Fuentedepárrafopredeter." style:family="text">
      <style:text-properties fo:color="#0000FF" style:text-scale="110%" fo:language="es" fo:country="ES"/>
    </style:style>
    <style:style style:name="T6533" style:parent-style-name="Fuentedepárrafopredeter." style:family="text">
      <style:text-properties fo:color="#0000FF" fo:language="es" fo:country="ES"/>
    </style:style>
    <style:style style:name="T6534" style:parent-style-name="Fuentedepárrafopredeter." style:family="text">
      <style:text-properties fo:color="#0000FF" fo:letter-spacing="-0.0118in" fo:language="es" fo:country="ES"/>
    </style:style>
    <style:style style:name="T6535" style:parent-style-name="Fuentedepárrafopredeter." style:family="text">
      <style:text-properties fo:color="#0000FF" style:text-scale="112%" fo:language="es" fo:country="ES"/>
    </style:style>
    <style:style style:name="T6536" style:parent-style-name="Fuentedepárrafopredeter." style:family="text">
      <style:text-properties fo:color="#0000FF" fo:language="es" fo:country="ES"/>
    </style:style>
    <style:style style:name="T6537" style:parent-style-name="Fuentedepárrafopredeter." style:family="text">
      <style:text-properties fo:color="#0000FF" fo:letter-spacing="-0.0118in" fo:language="es" fo:country="ES"/>
    </style:style>
    <style:style style:name="T6538" style:parent-style-name="Fuentedepárrafopredeter." style:family="text">
      <style:text-properties fo:color="#0000FF" fo:letter-spacing="-0.0062in" style:text-scale="108%" fo:language="es" fo:country="ES"/>
    </style:style>
    <style:style style:name="T6539" style:parent-style-name="Fuentedepárrafopredeter." style:family="text">
      <style:text-properties fo:color="#0000FF" fo:letter-spacing="-0.0062in" style:text-scale="110%" fo:language="es" fo:country="ES"/>
    </style:style>
    <style:style style:name="T6540" style:parent-style-name="Fuentedepárrafopredeter." style:family="text">
      <style:text-properties fo:color="#0000FF" fo:letter-spacing="-0.0062in" style:text-scale="121%" fo:language="es" fo:country="ES"/>
    </style:style>
    <style:style style:name="T6541" style:parent-style-name="Fuentedepárrafopredeter." style:family="text">
      <style:text-properties fo:color="#0000FF" fo:letter-spacing="-0.0062in" style:text-scale="211%" fo:language="es" fo:country="ES"/>
    </style:style>
    <style:style style:name="T6542" style:parent-style-name="Fuentedepárrafopredeter." style:family="text">
      <style:text-properties fo:color="#0000FF" style:text-scale="154%" fo:language="es" fo:country="ES"/>
    </style:style>
    <style:style style:name="T6543" style:parent-style-name="Fuentedepárrafopredeter." style:family="text">
      <style:text-properties fo:color="#0000FF" fo:language="es" fo:country="ES"/>
    </style:style>
    <style:style style:name="T6544" style:parent-style-name="Fuentedepárrafopredeter." style:family="text">
      <style:text-properties fo:color="#0000FF" fo:letter-spacing="-0.0118in" fo:language="es" fo:country="ES"/>
    </style:style>
    <style:style style:name="T6545" style:parent-style-name="Fuentedepárrafopredeter." style:family="text">
      <style:text-properties fo:color="#0000FF" fo:letter-spacing="-0.0062in" style:text-scale="108%" fo:language="es" fo:country="ES"/>
    </style:style>
    <style:style style:name="T6546" style:parent-style-name="Fuentedepárrafopredeter." style:family="text">
      <style:text-properties fo:color="#0000FF" fo:letter-spacing="-0.0062in" style:text-scale="110%" fo:language="es" fo:country="ES"/>
    </style:style>
    <style:style style:name="T6547" style:parent-style-name="Fuentedepárrafopredeter." style:family="text">
      <style:text-properties fo:color="#0000FF" style:text-scale="110%" fo:language="es" fo:country="ES"/>
    </style:style>
    <style:style style:name="T6548" style:parent-style-name="Fuentedepárrafopredeter." style:family="text">
      <style:text-properties fo:color="#0000FF" fo:language="es" fo:country="ES"/>
    </style:style>
    <style:style style:name="T6549" style:parent-style-name="Fuentedepárrafopredeter." style:family="text">
      <style:text-properties fo:color="#0000FF" fo:letter-spacing="-0.0118in" fo:language="es" fo:country="ES"/>
    </style:style>
    <style:style style:name="T6550" style:parent-style-name="Fuentedepárrafopredeter." style:family="text">
      <style:text-properties fo:color="#0000FF" fo:letter-spacing="-0.0062in" style:text-scale="110%" fo:language="es" fo:country="ES"/>
    </style:style>
    <style:style style:name="T6551" style:parent-style-name="Fuentedepárrafopredeter." style:family="text">
      <style:text-properties fo:color="#0000FF" style:text-scale="112%" fo:language="es" fo:country="ES"/>
    </style:style>
    <style:style style:name="T6552" style:parent-style-name="Fuentedepárrafopredeter." style:family="text">
      <style:text-properties fo:color="#0000FF" fo:language="es" fo:country="ES"/>
    </style:style>
    <style:style style:name="T6553" style:parent-style-name="Fuentedepárrafopredeter." style:family="text">
      <style:text-properties fo:color="#0000FF" fo:letter-spacing="-0.0118in" fo:language="es" fo:country="ES"/>
    </style:style>
    <style:style style:name="T6554" style:parent-style-name="Fuentedepárrafopredeter." style:family="text">
      <style:text-properties fo:color="#0000FF" fo:letter-spacing="-0.0062in" style:text-scale="148%" fo:language="es" fo:country="ES"/>
    </style:style>
    <style:style style:name="T6555" style:parent-style-name="Fuentedepárrafopredeter." style:family="text">
      <style:text-properties fo:color="#0000FF" style:text-scale="110%" fo:language="es" fo:country="ES"/>
    </style:style>
    <style:style style:name="T6556" style:parent-style-name="Fuentedepárrafopredeter." style:family="text">
      <style:text-properties fo:color="#0000FF" fo:language="es" fo:country="ES"/>
    </style:style>
    <style:style style:name="T6557" style:parent-style-name="Fuentedepárrafopredeter." style:family="text">
      <style:text-properties fo:color="#0000FF" fo:letter-spacing="-0.0118in" fo:language="es" fo:country="ES"/>
    </style:style>
    <style:style style:name="T6558" style:parent-style-name="Fuentedepárrafopredeter." style:family="text">
      <style:text-properties fo:color="#0000FF" fo:letter-spacing="-0.0062in" style:text-scale="110%" fo:language="es" fo:country="ES"/>
    </style:style>
    <style:style style:name="T6559" style:parent-style-name="Fuentedepárrafopredeter." style:family="text">
      <style:text-properties fo:color="#0000FF" style:text-scale="114%" fo:language="es" fo:country="ES"/>
    </style:style>
    <style:style style:name="T6560" style:parent-style-name="Fuentedepárrafopredeter." style:family="text">
      <style:text-properties fo:color="#0000FF" fo:letter-spacing="-0.0062in" style:text-scale="130%" fo:language="es" fo:country="ES"/>
    </style:style>
    <style:style style:name="P6561" style:parent-style-name="Textoindependiente" style:family="paragraph">
      <style:paragraph-properties fo:margin-top="0.0013in" fo:margin-right="0.1972in" fo:text-indent="0.2777in"/>
    </style:style>
    <style:style style:name="T6562" style:parent-style-name="Fuentedepárrafopredeter." style:family="text">
      <style:text-properties fo:color="#0000FF" fo:letter-spacing="-0.0062in" style:text-scale="114%" fo:language="es" fo:country="ES"/>
    </style:style>
    <style:style style:name="T6563" style:parent-style-name="Fuentedepárrafopredeter." style:family="text">
      <style:text-properties fo:color="#0000FF" style:text-scale="114%" fo:language="es" fo:country="ES"/>
    </style:style>
    <style:style style:name="T6564" style:parent-style-name="Fuentedepárrafopredeter." style:family="text">
      <style:text-properties fo:color="#0000FF" fo:language="es" fo:country="ES"/>
    </style:style>
    <style:style style:name="T6565" style:parent-style-name="Fuentedepárrafopredeter." style:family="text">
      <style:text-properties fo:color="#0000FF" fo:letter-spacing="-0.0118in" fo:language="es" fo:country="ES"/>
    </style:style>
    <style:style style:name="T6566" style:parent-style-name="Fuentedepárrafopredeter." style:family="text">
      <style:text-properties fo:color="#0000FF" fo:letter-spacing="-0.0062in" fo:language="es" fo:country="ES"/>
    </style:style>
    <style:style style:name="T6567" style:parent-style-name="Fuentedepárrafopredeter." style:family="text">
      <style:text-properties fo:color="#0000FF" fo:letter-spacing="-0.0062in" style:text-scale="114%" fo:language="es" fo:country="ES"/>
    </style:style>
    <style:style style:name="T6568" style:parent-style-name="Fuentedepárrafopredeter." style:family="text">
      <style:text-properties fo:color="#0000FF" fo:letter-spacing="-0.0062in" style:text-scale="72%" fo:language="es" fo:country="ES"/>
    </style:style>
    <style:style style:name="T6569" style:parent-style-name="Fuentedepárrafopredeter." style:family="text">
      <style:text-properties fo:color="#0000FF" fo:letter-spacing="-0.0062in" style:text-scale="108%" fo:language="es" fo:country="ES"/>
    </style:style>
    <style:style style:name="T6570" style:parent-style-name="Fuentedepárrafopredeter." style:family="text">
      <style:text-properties fo:color="#0000FF" fo:letter-spacing="-0.0062in" style:text-scale="211%" fo:language="es" fo:country="ES"/>
    </style:style>
    <style:style style:name="T6571" style:parent-style-name="Fuentedepárrafopredeter." style:family="text">
      <style:text-properties fo:color="#0000FF" fo:letter-spacing="-0.0062in" style:text-scale="114%" fo:language="es" fo:country="ES"/>
    </style:style>
    <style:style style:name="T6572" style:parent-style-name="Fuentedepárrafopredeter." style:family="text">
      <style:text-properties fo:color="#0000FF" style:text-scale="154%" fo:language="es" fo:country="ES"/>
    </style:style>
    <style:style style:name="T6573" style:parent-style-name="Fuentedepárrafopredeter." style:family="text">
      <style:text-properties fo:color="#0000FF" fo:language="es" fo:country="ES"/>
    </style:style>
    <style:style style:name="T6574" style:parent-style-name="Fuentedepárrafopredeter." style:family="text">
      <style:text-properties fo:color="#0000FF" fo:letter-spacing="-0.0118in" fo:language="es" fo:country="ES"/>
    </style:style>
    <style:style style:name="T6575" style:parent-style-name="Fuentedepárrafopredeter." style:family="text">
      <style:text-properties fo:color="#0000FF" fo:letter-spacing="-0.0062in" style:text-scale="204%" fo:language="es" fo:country="ES"/>
    </style:style>
    <style:style style:name="T6576" style:parent-style-name="Fuentedepárrafopredeter." style:family="text">
      <style:text-properties fo:color="#0000FF" fo:letter-spacing="-0.0062in" style:text-scale="112%" fo:language="es" fo:country="ES"/>
    </style:style>
    <style:style style:name="T6577" style:parent-style-name="Fuentedepárrafopredeter." style:family="text">
      <style:text-properties fo:color="#0000FF" style:text-scale="148%" fo:language="es" fo:country="ES"/>
    </style:style>
    <style:style style:name="T6578" style:parent-style-name="Fuentedepárrafopredeter." style:family="text">
      <style:text-properties fo:color="#0000FF" fo:language="es" fo:country="ES"/>
    </style:style>
    <style:style style:name="T6579" style:parent-style-name="Fuentedepárrafopredeter." style:family="text">
      <style:text-properties fo:color="#0000FF" fo:letter-spacing="-0.0118in" fo:language="es" fo:country="ES"/>
    </style:style>
    <style:style style:name="T6580" style:parent-style-name="Fuentedepárrafopredeter." style:family="text">
      <style:text-properties fo:color="#0000FF" fo:letter-spacing="-0.0062in" style:text-scale="108%" fo:language="es" fo:country="ES"/>
    </style:style>
    <style:style style:name="T6581" style:parent-style-name="Fuentedepárrafopredeter." style:family="text">
      <style:text-properties fo:color="#0000FF" fo:letter-spacing="-0.0062in" style:text-scale="110%" fo:language="es" fo:country="ES"/>
    </style:style>
    <style:style style:name="T6582" style:parent-style-name="Fuentedepárrafopredeter." style:family="text">
      <style:text-properties fo:color="#0000FF" fo:letter-spacing="-0.0062in" style:text-scale="154%" fo:language="es" fo:country="ES"/>
    </style:style>
    <style:style style:name="T6583" style:parent-style-name="Fuentedepárrafopredeter." style:family="text">
      <style:text-properties fo:color="#0000FF" fo:letter-spacing="-0.0062in" style:text-scale="72%" fo:language="es" fo:country="ES"/>
    </style:style>
    <style:style style:name="T6584" style:parent-style-name="Fuentedepárrafopredeter." style:family="text">
      <style:text-properties fo:color="#0000FF" fo:letter-spacing="-0.0062in" style:text-scale="211%" fo:language="es" fo:country="ES"/>
    </style:style>
    <style:style style:name="T6585" style:parent-style-name="Fuentedepárrafopredeter." style:family="text">
      <style:text-properties fo:color="#0000FF" fo:letter-spacing="-0.0062in" style:text-scale="148%" fo:language="es" fo:country="ES"/>
    </style:style>
    <style:style style:name="T6586" style:parent-style-name="Fuentedepárrafopredeter." style:family="text">
      <style:text-properties fo:color="#0000FF" fo:letter-spacing="-0.0062in" style:text-scale="112%" fo:language="es" fo:country="ES"/>
    </style:style>
    <style:style style:name="T6587" style:parent-style-name="Fuentedepárrafopredeter." style:family="text">
      <style:text-properties fo:color="#0000FF" style:text-scale="148%" fo:language="es" fo:country="ES"/>
    </style:style>
    <style:style style:name="T6588" style:parent-style-name="Fuentedepárrafopredeter." style:family="text">
      <style:text-properties fo:color="#0000FF" fo:language="es" fo:country="ES"/>
    </style:style>
    <style:style style:name="T6589" style:parent-style-name="Fuentedepárrafopredeter." style:family="text">
      <style:text-properties fo:color="#0000FF" fo:letter-spacing="-0.0118in" fo:language="es" fo:country="ES"/>
    </style:style>
    <style:style style:name="T6590" style:parent-style-name="Fuentedepárrafopredeter." style:family="text">
      <style:text-properties fo:color="#0000FF" fo:letter-spacing="-0.0062in" style:text-scale="114%" fo:language="es" fo:country="ES"/>
    </style:style>
    <style:style style:name="T6591" style:parent-style-name="Fuentedepárrafopredeter." style:family="text">
      <style:text-properties fo:color="#0000FF" style:text-scale="204%" fo:language="es" fo:country="ES"/>
    </style:style>
    <style:style style:name="T6592" style:parent-style-name="Fuentedepárrafopredeter." style:family="text">
      <style:text-properties fo:color="#0000FF" fo:language="es" fo:country="ES"/>
    </style:style>
    <style:style style:name="T6593" style:parent-style-name="Fuentedepárrafopredeter." style:family="text">
      <style:text-properties fo:color="#0000FF" fo:letter-spacing="-0.0118in" fo:language="es" fo:country="ES"/>
    </style:style>
    <style:style style:name="T6594" style:parent-style-name="Fuentedepárrafopredeter." style:family="text">
      <style:text-properties fo:color="#0000FF" fo:letter-spacing="-0.0062in" style:text-scale="162%" fo:language="es" fo:country="ES"/>
    </style:style>
    <style:style style:name="T6595" style:parent-style-name="Fuentedepárrafopredeter." style:family="text">
      <style:text-properties fo:color="#0000FF" fo:letter-spacing="-0.0062in" style:text-scale="211%" fo:language="es" fo:country="ES"/>
    </style:style>
    <style:style style:name="T6596" style:parent-style-name="Fuentedepárrafopredeter." style:family="text">
      <style:text-properties fo:color="#0000FF" fo:letter-spacing="-0.0062in" style:text-scale="121%" fo:language="es" fo:country="ES"/>
    </style:style>
    <style:style style:name="T6597" style:parent-style-name="Fuentedepárrafopredeter." style:family="text">
      <style:text-properties fo:color="#0000FF" fo:letter-spacing="-0.0062in" style:text-scale="110%" fo:language="es" fo:country="ES"/>
    </style:style>
    <style:style style:name="T6598" style:parent-style-name="Fuentedepárrafopredeter." style:family="text">
      <style:text-properties fo:color="#0000FF" fo:letter-spacing="-0.0062in" style:text-scale="154%" fo:language="es" fo:country="ES"/>
    </style:style>
    <style:style style:name="T6599" style:parent-style-name="Fuentedepárrafopredeter." style:family="text">
      <style:text-properties fo:color="#0000FF" fo:letter-spacing="-0.0062in" style:text-scale="112%" fo:language="es" fo:country="ES"/>
    </style:style>
    <style:style style:name="T6600" style:parent-style-name="Fuentedepárrafopredeter." style:family="text">
      <style:text-properties fo:color="#0000FF" style:text-scale="163%" fo:language="es" fo:country="ES"/>
    </style:style>
    <style:style style:name="T6601" style:parent-style-name="Fuentedepárrafopredeter." style:family="text">
      <style:text-properties fo:color="#0000FF" fo:language="es" fo:country="ES"/>
    </style:style>
    <style:style style:name="T6602" style:parent-style-name="Fuentedepárrafopredeter." style:family="text">
      <style:text-properties fo:color="#0000FF" fo:letter-spacing="-0.0118in" fo:language="es" fo:country="ES"/>
    </style:style>
    <style:style style:name="T6603" style:parent-style-name="Fuentedepárrafopredeter." style:family="text">
      <style:text-properties fo:color="#0000FF" fo:letter-spacing="-0.0062in" style:text-scale="92%" fo:language="es" fo:country="ES"/>
    </style:style>
    <style:style style:name="T6604" style:parent-style-name="Fuentedepárrafopredeter." style:family="text">
      <style:text-properties fo:color="#0000FF" fo:letter-spacing="-0.0062in" style:text-scale="114%" fo:language="es" fo:country="ES"/>
    </style:style>
    <style:style style:name="T6605" style:parent-style-name="Fuentedepárrafopredeter." style:family="text">
      <style:text-properties fo:color="#0000FF" style:text-scale="122%" fo:language="es" fo:country="ES"/>
    </style:style>
    <style:style style:name="T6606" style:parent-style-name="Fuentedepárrafopredeter." style:family="text">
      <style:text-properties fo:color="#0000FF" fo:language="es" fo:country="ES"/>
    </style:style>
    <style:style style:name="T6607" style:parent-style-name="Fuentedepárrafopredeter." style:family="text">
      <style:text-properties fo:color="#0000FF" fo:letter-spacing="-0.0118in" fo:language="es" fo:country="ES"/>
    </style:style>
    <style:style style:name="T6608" style:parent-style-name="Fuentedepárrafopredeter." style:family="text">
      <style:text-properties fo:color="#0000FF" fo:letter-spacing="-0.0062in" style:text-scale="108%" fo:language="es" fo:country="ES"/>
    </style:style>
    <style:style style:name="T6609" style:parent-style-name="Fuentedepárrafopredeter." style:family="text">
      <style:text-properties fo:color="#0000FF" fo:letter-spacing="-0.0062in" style:text-scale="110%" fo:language="es" fo:country="ES"/>
    </style:style>
    <style:style style:name="T6610" style:parent-style-name="Fuentedepárrafopredeter." style:family="text">
      <style:text-properties fo:color="#0000FF" style:text-scale="110%" fo:language="es" fo:country="ES"/>
    </style:style>
    <style:style style:name="T6611" style:parent-style-name="Fuentedepárrafopredeter." style:family="text">
      <style:text-properties fo:color="#0000FF" fo:language="es" fo:country="ES"/>
    </style:style>
    <style:style style:name="T6612" style:parent-style-name="Fuentedepárrafopredeter." style:family="text">
      <style:text-properties fo:color="#0000FF" fo:letter-spacing="-0.0118in" fo:language="es" fo:country="ES"/>
    </style:style>
    <style:style style:name="T6613" style:parent-style-name="Fuentedepárrafopredeter." style:family="text">
      <style:text-properties fo:color="#0000FF" fo:letter-spacing="-0.0062in" style:text-scale="108%" fo:language="es" fo:country="ES"/>
    </style:style>
    <style:style style:name="T6614" style:parent-style-name="Fuentedepárrafopredeter." style:family="text">
      <style:text-properties fo:color="#0000FF" fo:letter-spacing="-0.0062in" style:text-scale="110%" fo:language="es" fo:country="ES"/>
    </style:style>
    <style:style style:name="T6615" style:parent-style-name="Fuentedepárrafopredeter." style:family="text">
      <style:text-properties fo:color="#0000FF" fo:letter-spacing="-0.0062in" style:text-scale="108%" fo:language="es" fo:country="ES"/>
    </style:style>
    <style:style style:name="T6616" style:parent-style-name="Fuentedepárrafopredeter." style:family="text">
      <style:text-properties fo:color="#0000FF" fo:letter-spacing="-0.0062in" style:text-scale="211%" fo:language="es" fo:country="ES"/>
    </style:style>
    <style:style style:name="T6617" style:parent-style-name="Fuentedepárrafopredeter." style:family="text">
      <style:text-properties fo:color="#0000FF" style:text-scale="154%" fo:language="es" fo:country="ES"/>
    </style:style>
    <style:style style:name="T6618" style:parent-style-name="Fuentedepárrafopredeter." style:family="text">
      <style:text-properties fo:color="#0000FF" fo:language="es" fo:country="ES"/>
    </style:style>
    <style:style style:name="T6619" style:parent-style-name="Fuentedepárrafopredeter." style:family="text">
      <style:text-properties fo:color="#0000FF" fo:letter-spacing="-0.0118in" fo:language="es" fo:country="ES"/>
    </style:style>
    <style:style style:name="T6620" style:parent-style-name="Fuentedepárrafopredeter." style:family="text">
      <style:text-properties fo:color="#0000FF" fo:letter-spacing="-0.0062in" style:text-scale="204%" fo:language="es" fo:country="ES"/>
    </style:style>
    <style:style style:name="T6621" style:parent-style-name="Fuentedepárrafopredeter." style:family="text">
      <style:text-properties fo:color="#0000FF" fo:letter-spacing="-0.0062in" style:text-scale="112%" fo:language="es" fo:country="ES"/>
    </style:style>
    <style:style style:name="T6622" style:parent-style-name="Fuentedepárrafopredeter." style:family="text">
      <style:text-properties fo:color="#0000FF" style:text-scale="148%" fo:language="es" fo:country="ES"/>
    </style:style>
    <style:style style:name="T6623" style:parent-style-name="Fuentedepárrafopredeter." style:family="text">
      <style:text-properties fo:color="#0000FF" fo:language="es" fo:country="ES"/>
    </style:style>
    <style:style style:name="T6624" style:parent-style-name="Fuentedepárrafopredeter." style:family="text">
      <style:text-properties fo:color="#0000FF" fo:letter-spacing="-0.0118in" fo:language="es" fo:country="ES"/>
    </style:style>
    <style:style style:name="T6625" style:parent-style-name="Fuentedepárrafopredeter." style:family="text">
      <style:text-properties fo:color="#0000FF" fo:letter-spacing="-0.0062in" style:text-scale="110%" fo:language="es" fo:country="ES"/>
    </style:style>
    <style:style style:name="T6626" style:parent-style-name="Fuentedepárrafopredeter." style:family="text">
      <style:text-properties fo:color="#0000FF" fo:letter-spacing="-0.0062in" style:text-scale="122%" fo:language="es" fo:country="ES"/>
    </style:style>
    <style:style style:name="T6627" style:parent-style-name="Fuentedepárrafopredeter." style:family="text">
      <style:text-properties fo:color="#0000FF" fo:letter-spacing="-0.0062in" style:text-scale="112%" fo:language="es" fo:country="ES"/>
    </style:style>
    <style:style style:name="T6628" style:parent-style-name="Fuentedepárrafopredeter." style:family="text">
      <style:text-properties fo:color="#0000FF" style:text-scale="148%" fo:language="es" fo:country="ES"/>
    </style:style>
    <style:style style:name="T6629" style:parent-style-name="Fuentedepárrafopredeter." style:family="text">
      <style:text-properties fo:color="#0000FF" fo:language="es" fo:country="ES"/>
    </style:style>
    <style:style style:name="T6630" style:parent-style-name="Fuentedepárrafopredeter." style:family="text">
      <style:text-properties fo:color="#0000FF" fo:letter-spacing="-0.0118in" fo:language="es" fo:country="ES"/>
    </style:style>
    <style:style style:name="T6631" style:parent-style-name="Fuentedepárrafopredeter." style:family="text">
      <style:text-properties fo:color="#0000FF" fo:letter-spacing="-0.0062in" style:text-scale="108%" fo:language="es" fo:country="ES"/>
    </style:style>
    <style:style style:name="T6632" style:parent-style-name="Fuentedepárrafopredeter." style:family="text">
      <style:text-properties fo:color="#0000FF" fo:letter-spacing="-0.0062in" style:text-scale="110%" fo:language="es" fo:country="ES"/>
    </style:style>
    <style:style style:name="T6633" style:parent-style-name="Fuentedepárrafopredeter." style:family="text">
      <style:text-properties fo:color="#0000FF" fo:letter-spacing="-0.0062in" style:text-scale="154%" fo:language="es" fo:country="ES"/>
    </style:style>
    <style:style style:name="T6634" style:parent-style-name="Fuentedepárrafopredeter." style:family="text">
      <style:text-properties fo:color="#0000FF" fo:letter-spacing="-0.0062in" style:text-scale="72%" fo:language="es" fo:country="ES"/>
    </style:style>
    <style:style style:name="T6635" style:parent-style-name="Fuentedepárrafopredeter." style:family="text">
      <style:text-properties fo:color="#0000FF" fo:letter-spacing="-0.0062in" style:text-scale="211%" fo:language="es" fo:country="ES"/>
    </style:style>
    <style:style style:name="T6636" style:parent-style-name="Fuentedepárrafopredeter." style:family="text">
      <style:text-properties fo:color="#0000FF" fo:letter-spacing="-0.0062in" style:text-scale="148%" fo:language="es" fo:country="ES"/>
    </style:style>
    <style:style style:name="T6637" style:parent-style-name="Fuentedepárrafopredeter." style:family="text">
      <style:text-properties fo:color="#0000FF" fo:letter-spacing="-0.0062in" style:text-scale="112%" fo:language="es" fo:country="ES"/>
    </style:style>
    <style:style style:name="T6638" style:parent-style-name="Fuentedepárrafopredeter." style:family="text">
      <style:text-properties fo:color="#0000FF" style:text-scale="148%" fo:language="es" fo:country="ES"/>
    </style:style>
    <style:style style:name="T6639" style:parent-style-name="Fuentedepárrafopredeter." style:family="text">
      <style:text-properties fo:color="#0000FF" fo:language="es" fo:country="ES"/>
    </style:style>
    <style:style style:name="T6640" style:parent-style-name="Fuentedepárrafopredeter." style:family="text">
      <style:text-properties fo:color="#0000FF" fo:letter-spacing="-0.0118in" fo:language="es" fo:country="ES"/>
    </style:style>
    <style:style style:name="T6641" style:parent-style-name="Fuentedepárrafopredeter." style:family="text">
      <style:text-properties fo:color="#0000FF" style:text-scale="122%" fo:language="es" fo:country="ES"/>
    </style:style>
    <style:style style:name="T6642" style:parent-style-name="Fuentedepárrafopredeter." style:family="text">
      <style:text-properties fo:color="#0000FF" fo:language="es" fo:country="ES"/>
    </style:style>
    <style:style style:name="T6643" style:parent-style-name="Fuentedepárrafopredeter." style:family="text">
      <style:text-properties fo:color="#0000FF" fo:letter-spacing="-0.0118in" fo:language="es" fo:country="ES"/>
    </style:style>
    <style:style style:name="T6644" style:parent-style-name="Fuentedepárrafopredeter." style:family="text">
      <style:text-properties fo:color="#0000FF" fo:letter-spacing="-0.0062in" style:text-scale="122%" fo:language="es" fo:country="ES"/>
    </style:style>
    <style:style style:name="T6645" style:parent-style-name="Fuentedepárrafopredeter." style:family="text">
      <style:text-properties fo:color="#0000FF" fo:letter-spacing="-0.0062in" style:text-scale="110%" fo:language="es" fo:country="ES"/>
    </style:style>
    <style:style style:name="T6646" style:parent-style-name="Fuentedepárrafopredeter." style:family="text">
      <style:text-properties fo:color="#0000FF" fo:letter-spacing="-0.0062in" style:text-scale="154%" fo:language="es" fo:country="ES"/>
    </style:style>
    <style:style style:name="T6647" style:parent-style-name="Fuentedepárrafopredeter." style:family="text">
      <style:text-properties fo:color="#0000FF" fo:letter-spacing="-0.0062in" style:text-scale="211%" fo:language="es" fo:country="ES"/>
    </style:style>
    <style:style style:name="T6648" style:parent-style-name="Fuentedepárrafopredeter." style:family="text">
      <style:text-properties fo:color="#0000FF" fo:letter-spacing="-0.0062in" style:text-scale="162%" fo:language="es" fo:country="ES"/>
    </style:style>
    <style:style style:name="T6649" style:parent-style-name="Fuentedepárrafopredeter." style:family="text">
      <style:text-properties fo:color="#0000FF" fo:letter-spacing="-0.0062in" style:text-scale="211%" fo:language="es" fo:country="ES"/>
    </style:style>
    <style:style style:name="T6650" style:parent-style-name="Fuentedepárrafopredeter." style:family="text">
      <style:text-properties fo:color="#0000FF" fo:letter-spacing="-0.0062in" style:text-scale="121%" fo:language="es" fo:country="ES"/>
    </style:style>
    <style:style style:name="T6651" style:parent-style-name="Fuentedepárrafopredeter." style:family="text">
      <style:text-properties fo:color="#0000FF" fo:letter-spacing="-0.0062in" style:text-scale="114%" fo:language="es" fo:country="ES"/>
    </style:style>
    <style:style style:name="T6652" style:parent-style-name="Fuentedepárrafopredeter." style:family="text">
      <style:text-properties fo:color="#0000FF" style:text-scale="154%" fo:language="es" fo:country="ES"/>
    </style:style>
    <style:style style:name="T6653" style:parent-style-name="Fuentedepárrafopredeter." style:family="text">
      <style:text-properties fo:color="#0000FF" fo:language="es" fo:country="ES"/>
    </style:style>
    <style:style style:name="T6654" style:parent-style-name="Fuentedepárrafopredeter." style:family="text">
      <style:text-properties fo:color="#0000FF" fo:letter-spacing="-0.0118in" fo:language="es" fo:country="ES"/>
    </style:style>
    <style:style style:name="T6655" style:parent-style-name="Fuentedepárrafopredeter." style:family="text">
      <style:text-properties fo:color="#0000FF" fo:letter-spacing="-0.0062in" style:text-scale="108%" fo:language="es" fo:country="ES"/>
    </style:style>
    <style:style style:name="T6656" style:parent-style-name="Fuentedepárrafopredeter." style:family="text">
      <style:text-properties fo:color="#0000FF" fo:letter-spacing="-0.0062in" style:text-scale="110%" fo:language="es" fo:country="ES"/>
    </style:style>
    <style:style style:name="T6657" style:parent-style-name="Fuentedepárrafopredeter." style:family="text">
      <style:text-properties fo:color="#0000FF" style:text-scale="110%" fo:language="es" fo:country="ES"/>
    </style:style>
    <style:style style:name="T6658" style:parent-style-name="Fuentedepárrafopredeter." style:family="text">
      <style:text-properties fo:color="#0000FF" fo:letter-spacing="-0.0062in" style:text-scale="204%" fo:language="es" fo:country="ES"/>
    </style:style>
    <style:style style:name="T6659" style:parent-style-name="Fuentedepárrafopredeter." style:family="text">
      <style:text-properties fo:color="#0000FF" fo:letter-spacing="-0.0062in" style:text-scale="112%" fo:language="es" fo:country="ES"/>
    </style:style>
    <style:style style:name="T6660" style:parent-style-name="Fuentedepárrafopredeter." style:family="text">
      <style:text-properties fo:color="#0000FF" style:text-scale="148%" fo:language="es" fo:country="ES"/>
    </style:style>
    <style:style style:name="T6661" style:parent-style-name="Fuentedepárrafopredeter." style:family="text">
      <style:text-properties fo:color="#0000FF" fo:language="es" fo:country="ES"/>
    </style:style>
    <style:style style:name="T6662" style:parent-style-name="Fuentedepárrafopredeter." style:family="text">
      <style:text-properties fo:color="#0000FF" fo:letter-spacing="-0.0118in" fo:language="es" fo:country="ES"/>
    </style:style>
    <style:style style:name="T6663" style:parent-style-name="Fuentedepárrafopredeter." style:family="text">
      <style:text-properties fo:color="#0000FF" fo:letter-spacing="-0.0062in" style:text-scale="108%" fo:language="es" fo:country="ES"/>
    </style:style>
    <style:style style:name="T6664" style:parent-style-name="Fuentedepárrafopredeter." style:family="text">
      <style:text-properties fo:color="#0000FF" fo:letter-spacing="-0.0062in" style:text-scale="110%" fo:language="es" fo:country="ES"/>
    </style:style>
    <style:style style:name="T6665" style:parent-style-name="Fuentedepárrafopredeter." style:family="text">
      <style:text-properties fo:color="#0000FF" fo:letter-spacing="-0.0062in" style:text-scale="154%" fo:language="es" fo:country="ES"/>
    </style:style>
    <style:style style:name="T6666" style:parent-style-name="Fuentedepárrafopredeter." style:family="text">
      <style:text-properties fo:color="#0000FF" fo:letter-spacing="-0.0062in" style:text-scale="72%" fo:language="es" fo:country="ES"/>
    </style:style>
    <style:style style:name="T6667" style:parent-style-name="Fuentedepárrafopredeter." style:family="text">
      <style:text-properties fo:color="#0000FF" fo:letter-spacing="-0.0062in" style:text-scale="211%" fo:language="es" fo:country="ES"/>
    </style:style>
    <style:style style:name="T6668" style:parent-style-name="Fuentedepárrafopredeter." style:family="text">
      <style:text-properties fo:color="#0000FF" fo:letter-spacing="-0.0062in" style:text-scale="148%" fo:language="es" fo:country="ES"/>
    </style:style>
    <style:style style:name="T6669" style:parent-style-name="Fuentedepárrafopredeter." style:family="text">
      <style:text-properties fo:color="#0000FF" fo:letter-spacing="-0.0062in" style:text-scale="112%" fo:language="es" fo:country="ES"/>
    </style:style>
    <style:style style:name="T6670" style:parent-style-name="Fuentedepárrafopredeter." style:family="text">
      <style:text-properties fo:color="#0000FF" style:text-scale="148%" fo:language="es" fo:country="ES"/>
    </style:style>
    <style:style style:name="T6671" style:parent-style-name="Fuentedepárrafopredeter." style:family="text">
      <style:text-properties fo:color="#0000FF" fo:language="es" fo:country="ES"/>
    </style:style>
    <style:style style:name="T6672" style:parent-style-name="Fuentedepárrafopredeter." style:family="text">
      <style:text-properties fo:color="#0000FF" fo:letter-spacing="-0.0118in" fo:language="es" fo:country="ES"/>
    </style:style>
    <style:style style:name="T6673" style:parent-style-name="Fuentedepárrafopredeter." style:family="text">
      <style:text-properties fo:color="#0000FF" fo:letter-spacing="-0.0062in" style:text-scale="148%" fo:language="es" fo:country="ES"/>
    </style:style>
    <style:style style:name="T6674" style:parent-style-name="Fuentedepárrafopredeter." style:family="text">
      <style:text-properties fo:color="#0000FF" style:text-scale="110%" fo:language="es" fo:country="ES"/>
    </style:style>
    <style:style style:name="T6675" style:parent-style-name="Fuentedepárrafopredeter." style:family="text">
      <style:text-properties fo:color="#0000FF" fo:language="es" fo:country="ES"/>
    </style:style>
    <style:style style:name="T6676" style:parent-style-name="Fuentedepárrafopredeter." style:family="text">
      <style:text-properties fo:color="#0000FF" fo:letter-spacing="-0.0118in" fo:language="es" fo:country="ES"/>
    </style:style>
    <style:style style:name="T6677" style:parent-style-name="Fuentedepárrafopredeter." style:family="text">
      <style:text-properties fo:color="#0000FF" fo:letter-spacing="-0.0062in" style:text-scale="110%" fo:language="es" fo:country="ES"/>
    </style:style>
    <style:style style:name="T6678" style:parent-style-name="Fuentedepárrafopredeter." style:family="text">
      <style:text-properties fo:color="#0000FF" fo:letter-spacing="-0.0062in" style:text-scale="114%" fo:language="es" fo:country="ES"/>
    </style:style>
    <style:style style:name="T6679" style:parent-style-name="Fuentedepárrafopredeter." style:family="text">
      <style:text-properties fo:color="#0000FF" style:text-scale="110%" fo:language="es" fo:country="ES"/>
    </style:style>
    <style:style style:name="T6680" style:parent-style-name="Fuentedepárrafopredeter." style:family="text">
      <style:text-properties fo:color="#0000FF" fo:language="es" fo:country="ES"/>
    </style:style>
    <style:style style:name="T6681" style:parent-style-name="Fuentedepárrafopredeter." style:family="text">
      <style:text-properties fo:color="#0000FF" fo:letter-spacing="-0.0118in" fo:language="es" fo:country="ES"/>
    </style:style>
    <style:style style:name="T6682" style:parent-style-name="Fuentedepárrafopredeter." style:family="text">
      <style:text-properties fo:color="#0000FF" fo:letter-spacing="-0.0062in" style:text-scale="114%" fo:language="es" fo:country="ES"/>
    </style:style>
    <style:style style:name="T6683" style:parent-style-name="Fuentedepárrafopredeter." style:family="text">
      <style:text-properties fo:color="#0000FF" fo:letter-spacing="-0.0062in" style:text-scale="121%" fo:language="es" fo:country="ES"/>
    </style:style>
    <style:style style:name="T6684" style:parent-style-name="Fuentedepárrafopredeter." style:family="text">
      <style:text-properties fo:color="#0000FF" fo:letter-spacing="-0.0062in" style:text-scale="151%" fo:language="es" fo:country="ES"/>
    </style:style>
    <style:style style:name="T6685" style:parent-style-name="Fuentedepárrafopredeter." style:family="text">
      <style:text-properties fo:color="#0000FF" fo:letter-spacing="-0.0062in" style:text-scale="110%" fo:language="es" fo:country="ES"/>
    </style:style>
    <style:style style:name="T6686" style:parent-style-name="Fuentedepárrafopredeter." style:family="text">
      <style:text-properties fo:color="#0000FF" fo:letter-spacing="-0.0062in" style:text-scale="114%" fo:language="es" fo:country="ES"/>
    </style:style>
    <style:style style:name="T6687" style:parent-style-name="Fuentedepárrafopredeter." style:family="text">
      <style:text-properties fo:color="#0000FF" fo:letter-spacing="-0.0062in" style:text-scale="204%" fo:language="es" fo:country="ES"/>
    </style:style>
    <style:style style:name="T6688" style:parent-style-name="Fuentedepárrafopredeter." style:family="text">
      <style:text-properties fo:color="#0000FF" fo:letter-spacing="-0.0062in" style:text-scale="211%" fo:language="es" fo:country="ES"/>
    </style:style>
    <style:style style:name="T6689" style:parent-style-name="Fuentedepárrafopredeter." style:family="text">
      <style:text-properties fo:color="#0000FF" fo:letter-spacing="-0.0062in" style:text-scale="126%" fo:language="es" fo:country="ES"/>
    </style:style>
    <style:style style:name="T6690" style:parent-style-name="Fuentedepárrafopredeter." style:family="text">
      <style:text-properties fo:color="#0000FF" fo:letter-spacing="-0.0062in" style:text-scale="114%" fo:language="es" fo:country="ES"/>
    </style:style>
    <style:style style:name="T6691" style:parent-style-name="Fuentedepárrafopredeter." style:family="text">
      <style:text-properties fo:color="#0000FF" fo:letter-spacing="-0.0062in" style:text-scale="108%" fo:language="es" fo:country="ES"/>
    </style:style>
    <style:style style:name="T6692" style:parent-style-name="Fuentedepárrafopredeter." style:family="text">
      <style:text-properties fo:color="#0000FF" style:text-scale="112%" fo:language="es" fo:country="ES"/>
    </style:style>
    <style:style style:name="T6693" style:parent-style-name="Fuentedepárrafopredeter." style:family="text">
      <style:text-properties fo:color="#0000FF" fo:language="es" fo:country="ES"/>
    </style:style>
    <style:style style:name="T6694" style:parent-style-name="Fuentedepárrafopredeter." style:family="text">
      <style:text-properties fo:color="#0000FF" fo:letter-spacing="-0.0118in" fo:language="es" fo:country="ES"/>
    </style:style>
    <style:style style:name="T6695" style:parent-style-name="Fuentedepárrafopredeter." style:family="text">
      <style:text-properties fo:color="#0000FF" style:text-scale="112%" fo:language="es" fo:country="ES"/>
    </style:style>
    <style:style style:name="T6696" style:parent-style-name="Fuentedepárrafopredeter." style:family="text">
      <style:text-properties fo:color="#0000FF" fo:language="es" fo:country="ES"/>
    </style:style>
    <style:style style:name="T6697" style:parent-style-name="Fuentedepárrafopredeter." style:family="text">
      <style:text-properties fo:color="#0000FF" fo:letter-spacing="-0.0118in" fo:language="es" fo:country="ES"/>
    </style:style>
    <style:style style:name="T6698" style:parent-style-name="Fuentedepárrafopredeter." style:family="text">
      <style:text-properties fo:color="#0000FF" fo:letter-spacing="-0.0062in" style:text-scale="108%" fo:language="es" fo:country="ES"/>
    </style:style>
    <style:style style:name="T6699" style:parent-style-name="Fuentedepárrafopredeter." style:family="text">
      <style:text-properties fo:color="#0000FF" fo:letter-spacing="-0.0062in" style:text-scale="110%" fo:language="es" fo:country="ES"/>
    </style:style>
    <style:style style:name="T6700" style:parent-style-name="Fuentedepárrafopredeter." style:family="text">
      <style:text-properties fo:color="#0000FF" fo:letter-spacing="-0.0062in" style:text-scale="121%" fo:language="es" fo:country="ES"/>
    </style:style>
    <style:style style:name="T6701" style:parent-style-name="Fuentedepárrafopredeter." style:family="text">
      <style:text-properties fo:color="#0000FF" fo:letter-spacing="-0.0062in" style:text-scale="211%" fo:language="es" fo:country="ES"/>
    </style:style>
    <style:style style:name="T6702" style:parent-style-name="Fuentedepárrafopredeter." style:family="text">
      <style:text-properties fo:color="#0000FF" style:text-scale="154%" fo:language="es" fo:country="ES"/>
    </style:style>
    <style:style style:name="T6703" style:parent-style-name="Fuentedepárrafopredeter." style:family="text">
      <style:text-properties fo:color="#0000FF" fo:language="es" fo:country="ES"/>
    </style:style>
    <style:style style:name="T6704" style:parent-style-name="Fuentedepárrafopredeter." style:family="text">
      <style:text-properties fo:color="#0000FF" fo:letter-spacing="-0.0118in" fo:language="es" fo:country="ES"/>
    </style:style>
    <style:style style:name="T6705" style:parent-style-name="Fuentedepárrafopredeter." style:family="text">
      <style:text-properties fo:color="#0000FF" fo:letter-spacing="-0.0062in" style:text-scale="108%" fo:language="es" fo:country="ES"/>
    </style:style>
    <style:style style:name="T6706" style:parent-style-name="Fuentedepárrafopredeter." style:family="text">
      <style:text-properties fo:color="#0000FF" fo:letter-spacing="-0.0062in" style:text-scale="112%" fo:language="es" fo:country="ES"/>
    </style:style>
    <style:style style:name="T6707" style:parent-style-name="Fuentedepárrafopredeter." style:family="text">
      <style:text-properties fo:color="#0000FF" fo:letter-spacing="-0.0062in" style:text-scale="154%" fo:language="es" fo:country="ES"/>
    </style:style>
    <style:style style:name="T6708" style:parent-style-name="Fuentedepárrafopredeter." style:family="text">
      <style:text-properties fo:color="#0000FF" fo:letter-spacing="-0.0062in" style:text-scale="108%" fo:language="es" fo:country="ES"/>
    </style:style>
    <style:style style:name="T6709" style:parent-style-name="Fuentedepárrafopredeter." style:family="text">
      <style:text-properties fo:color="#0000FF" fo:letter-spacing="-0.0062in" style:text-scale="110%" fo:language="es" fo:country="ES"/>
    </style:style>
    <style:style style:name="T6710" style:parent-style-name="Fuentedepárrafopredeter." style:family="text">
      <style:text-properties fo:color="#0000FF" style:text-scale="110%" fo:language="es" fo:country="ES"/>
    </style:style>
    <style:style style:name="T6711" style:parent-style-name="Fuentedepárrafopredeter." style:family="text">
      <style:text-properties fo:color="#0000FF" fo:language="es" fo:country="ES"/>
    </style:style>
    <style:style style:name="T6712" style:parent-style-name="Fuentedepárrafopredeter." style:family="text">
      <style:text-properties fo:color="#0000FF" fo:letter-spacing="-0.0118in" fo:language="es" fo:country="ES"/>
    </style:style>
    <style:style style:name="T6713" style:parent-style-name="Fuentedepárrafopredeter." style:family="text">
      <style:text-properties fo:color="#0000FF" fo:letter-spacing="-0.0062in" style:text-scale="110%" fo:language="es" fo:country="ES"/>
    </style:style>
    <style:style style:name="T6714" style:parent-style-name="Fuentedepárrafopredeter." style:family="text">
      <style:text-properties fo:color="#0000FF" style:text-scale="112%" fo:language="es" fo:country="ES"/>
    </style:style>
    <style:style style:name="T6715" style:parent-style-name="Fuentedepárrafopredeter." style:family="text">
      <style:text-properties fo:color="#0000FF" fo:language="es" fo:country="ES"/>
    </style:style>
    <style:style style:name="T6716" style:parent-style-name="Fuentedepárrafopredeter." style:family="text">
      <style:text-properties fo:color="#0000FF" fo:letter-spacing="-0.0118in" fo:language="es" fo:country="ES"/>
    </style:style>
    <style:style style:name="T6717" style:parent-style-name="Fuentedepárrafopredeter." style:family="text">
      <style:text-properties fo:color="#0000FF" fo:letter-spacing="-0.0062in" style:text-scale="148%" fo:language="es" fo:country="ES"/>
    </style:style>
    <style:style style:name="T6718" style:parent-style-name="Fuentedepárrafopredeter." style:family="text">
      <style:text-properties fo:color="#0000FF" style:text-scale="110%" fo:language="es" fo:country="ES"/>
    </style:style>
    <style:style style:name="T6719" style:parent-style-name="Fuentedepárrafopredeter." style:family="text">
      <style:text-properties fo:color="#0000FF" fo:language="es" fo:country="ES"/>
    </style:style>
    <style:style style:name="T6720" style:parent-style-name="Fuentedepárrafopredeter." style:family="text">
      <style:text-properties fo:color="#0000FF" fo:letter-spacing="-0.0118in" fo:language="es" fo:country="ES"/>
    </style:style>
    <style:style style:name="T6721" style:parent-style-name="Fuentedepárrafopredeter." style:family="text">
      <style:text-properties fo:color="#0000FF" fo:letter-spacing="-0.0062in" style:text-scale="110%" fo:language="es" fo:country="ES"/>
    </style:style>
    <style:style style:name="T6722" style:parent-style-name="Fuentedepárrafopredeter." style:family="text">
      <style:text-properties fo:color="#0000FF" fo:letter-spacing="-0.0062in" style:text-scale="114%" fo:language="es" fo:country="ES"/>
    </style:style>
    <style:style style:name="T6723" style:parent-style-name="Fuentedepárrafopredeter." style:family="text">
      <style:text-properties fo:color="#0000FF" style:text-scale="110%" fo:language="es" fo:country="ES"/>
    </style:style>
    <style:style style:name="T6724" style:parent-style-name="Fuentedepárrafopredeter." style:family="text">
      <style:text-properties fo:color="#0000FF" fo:language="es" fo:country="ES"/>
    </style:style>
    <style:style style:name="T6725" style:parent-style-name="Fuentedepárrafopredeter." style:family="text">
      <style:text-properties fo:color="#0000FF" fo:letter-spacing="-0.0118in" fo:language="es" fo:country="ES"/>
    </style:style>
    <style:style style:name="T6726" style:parent-style-name="Fuentedepárrafopredeter." style:family="text">
      <style:text-properties fo:color="#0000FF" fo:letter-spacing="-0.0062in" style:text-scale="108%" fo:language="es" fo:country="ES"/>
    </style:style>
    <style:style style:name="T6727" style:parent-style-name="Fuentedepárrafopredeter." style:family="text">
      <style:text-properties fo:color="#0000FF" fo:letter-spacing="-0.0062in" style:text-scale="112%" fo:language="es" fo:country="ES"/>
    </style:style>
    <style:style style:name="T6728" style:parent-style-name="Fuentedepárrafopredeter." style:family="text">
      <style:text-properties fo:color="#0000FF" fo:letter-spacing="-0.0062in" style:text-scale="108%" fo:language="es" fo:country="ES"/>
    </style:style>
    <style:style style:name="T6729" style:parent-style-name="Fuentedepárrafopredeter." style:family="text">
      <style:text-properties fo:color="#0000FF" fo:letter-spacing="-0.0062in" style:text-scale="211%" fo:language="es" fo:country="ES"/>
    </style:style>
    <style:style style:name="T6730" style:parent-style-name="Fuentedepárrafopredeter." style:family="text">
      <style:text-properties fo:color="#0000FF" fo:letter-spacing="-0.0062in" style:text-scale="108%" fo:language="es" fo:country="ES"/>
    </style:style>
    <style:style style:name="T6731" style:parent-style-name="Fuentedepárrafopredeter." style:family="text">
      <style:text-properties fo:color="#0000FF" style:text-scale="112%" fo:language="es" fo:country="ES"/>
    </style:style>
    <style:style style:name="T6732" style:parent-style-name="Fuentedepárrafopredeter." style:family="text">
      <style:text-properties fo:color="#0000FF" fo:language="es" fo:country="ES"/>
    </style:style>
    <style:style style:name="T6733" style:parent-style-name="Fuentedepárrafopredeter." style:family="text">
      <style:text-properties fo:color="#0000FF" fo:letter-spacing="-0.0118in" fo:language="es" fo:country="ES"/>
    </style:style>
    <style:style style:name="T6734" style:parent-style-name="Fuentedepárrafopredeter." style:family="text">
      <style:text-properties fo:color="#0000FF" fo:letter-spacing="-0.0062in" style:text-scale="121%" fo:language="es" fo:country="ES"/>
    </style:style>
    <style:style style:name="T6735" style:parent-style-name="Fuentedepárrafopredeter." style:family="text">
      <style:text-properties fo:color="#0000FF" fo:letter-spacing="-0.0062in" style:text-scale="114%" fo:language="es" fo:country="ES"/>
    </style:style>
    <style:style style:name="T6736" style:parent-style-name="Fuentedepárrafopredeter." style:family="text">
      <style:text-properties fo:color="#0000FF" fo:letter-spacing="-0.0062in" style:text-scale="72%" fo:language="es" fo:country="ES"/>
    </style:style>
    <style:style style:name="T6737" style:parent-style-name="Fuentedepárrafopredeter." style:family="text">
      <style:text-properties fo:color="#0000FF" fo:letter-spacing="-0.0062in" style:text-scale="108%" fo:language="es" fo:country="ES"/>
    </style:style>
    <style:style style:name="T6738" style:parent-style-name="Fuentedepárrafopredeter." style:family="text">
      <style:text-properties fo:color="#0000FF" fo:letter-spacing="-0.0062in" style:text-scale="211%" fo:language="es" fo:country="ES"/>
    </style:style>
    <style:style style:name="T6739" style:parent-style-name="Fuentedepárrafopredeter." style:family="text">
      <style:text-properties fo:color="#0000FF" fo:letter-spacing="-0.0062in" style:text-scale="114%" fo:language="es" fo:country="ES"/>
    </style:style>
    <style:style style:name="T6740" style:parent-style-name="Fuentedepárrafopredeter." style:family="text">
      <style:text-properties fo:color="#0000FF" fo:letter-spacing="-0.0062in" style:text-scale="154%" fo:language="es" fo:country="ES"/>
    </style:style>
    <style:style style:name="T6741" style:parent-style-name="Fuentedepárrafopredeter." style:family="text">
      <style:text-properties fo:color="#0000FF" style:text-scale="163%" fo:language="es" fo:country="ES"/>
    </style:style>
    <style:style style:name="P6742" style:parent-style-name="Textoindependiente" style:family="paragraph">
      <style:paragraph-properties fo:margin-top="0.0006in" fo:margin-right="0.3965in" fo:text-indent="0.2777in"/>
    </style:style>
    <style:style style:name="T6743" style:parent-style-name="Fuentedepárrafopredeter." style:family="text">
      <style:text-properties fo:color="#0000FF" fo:letter-spacing="-0.0062in" style:text-scale="114%" fo:language="es" fo:country="ES"/>
    </style:style>
    <style:style style:name="T6744" style:parent-style-name="Fuentedepárrafopredeter." style:family="text">
      <style:text-properties fo:color="#0000FF" style:text-scale="114%" fo:language="es" fo:country="ES"/>
    </style:style>
    <style:style style:name="T6745" style:parent-style-name="Fuentedepárrafopredeter." style:family="text">
      <style:text-properties fo:color="#0000FF" fo:language="es" fo:country="ES"/>
    </style:style>
    <style:style style:name="T6746" style:parent-style-name="Fuentedepárrafopredeter." style:family="text">
      <style:text-properties fo:color="#0000FF" fo:letter-spacing="-0.0118in" fo:language="es" fo:country="ES"/>
    </style:style>
    <style:style style:name="T6747" style:parent-style-name="Fuentedepárrafopredeter." style:family="text">
      <style:text-properties fo:color="#0000FF" fo:letter-spacing="-0.0062in" style:text-scale="106%" fo:language="es" fo:country="ES"/>
    </style:style>
    <style:style style:name="T6748" style:parent-style-name="Fuentedepárrafopredeter." style:family="text">
      <style:text-properties fo:color="#0000FF" fo:letter-spacing="-0.0062in" style:text-scale="110%" fo:language="es" fo:country="ES"/>
    </style:style>
    <style:style style:name="T6749" style:parent-style-name="Fuentedepárrafopredeter." style:family="text">
      <style:text-properties fo:color="#0000FF" fo:letter-spacing="-0.0062in" style:text-scale="148%" fo:language="es" fo:country="ES"/>
    </style:style>
    <style:style style:name="T6750" style:parent-style-name="Fuentedepárrafopredeter." style:family="text">
      <style:text-properties fo:color="#0000FF" fo:letter-spacing="-0.0062in" style:text-scale="121%" fo:language="es" fo:country="ES"/>
    </style:style>
    <style:style style:name="T6751" style:parent-style-name="Fuentedepárrafopredeter." style:family="text">
      <style:text-properties fo:color="#0000FF" fo:letter-spacing="-0.0062in" style:text-scale="114%" fo:language="es" fo:country="ES"/>
    </style:style>
    <style:style style:name="T6752" style:parent-style-name="Fuentedepárrafopredeter." style:family="text">
      <style:text-properties fo:color="#0000FF" style:text-scale="154%" fo:language="es" fo:country="ES"/>
    </style:style>
    <style:style style:name="T6753" style:parent-style-name="Fuentedepárrafopredeter." style:family="text">
      <style:text-properties fo:color="#0000FF" fo:language="es" fo:country="ES"/>
    </style:style>
    <style:style style:name="T6754" style:parent-style-name="Fuentedepárrafopredeter." style:family="text">
      <style:text-properties fo:color="#0000FF" fo:letter-spacing="-0.0118in" fo:language="es" fo:country="ES"/>
    </style:style>
    <style:style style:name="T6755" style:parent-style-name="Fuentedepárrafopredeter." style:family="text">
      <style:text-properties fo:color="#0000FF" fo:letter-spacing="-0.0062in" style:text-scale="110%" fo:language="es" fo:country="ES"/>
    </style:style>
    <style:style style:name="T6756" style:parent-style-name="Fuentedepárrafopredeter." style:family="text">
      <style:text-properties fo:color="#0000FF" style:text-scale="114%" fo:language="es" fo:country="ES"/>
    </style:style>
    <style:style style:name="T6757" style:parent-style-name="Fuentedepárrafopredeter." style:family="text">
      <style:text-properties fo:color="#0000FF" fo:language="es" fo:country="ES"/>
    </style:style>
    <style:style style:name="T6758" style:parent-style-name="Fuentedepárrafopredeter." style:family="text">
      <style:text-properties fo:color="#0000FF" fo:letter-spacing="-0.0118in" fo:language="es" fo:country="ES"/>
    </style:style>
    <style:style style:name="T6759" style:parent-style-name="Fuentedepárrafopredeter." style:family="text">
      <style:text-properties fo:color="#0000FF" fo:letter-spacing="-0.0062in" style:text-scale="121%" fo:language="es" fo:country="ES"/>
    </style:style>
    <style:style style:name="T6760" style:parent-style-name="Fuentedepárrafopredeter." style:family="text">
      <style:text-properties fo:color="#0000FF" fo:letter-spacing="-0.0062in" style:text-scale="114%" fo:language="es" fo:country="ES"/>
    </style:style>
    <style:style style:name="T6761" style:parent-style-name="Fuentedepárrafopredeter." style:family="text">
      <style:text-properties fo:color="#0000FF" fo:letter-spacing="-0.0062in" style:text-scale="108%" fo:language="es" fo:country="ES"/>
    </style:style>
    <style:style style:name="T6762" style:parent-style-name="Fuentedepárrafopredeter." style:family="text">
      <style:text-properties fo:color="#0000FF" fo:letter-spacing="-0.0062in" style:text-scale="110%" fo:language="es" fo:country="ES"/>
    </style:style>
    <style:style style:name="T6763" style:parent-style-name="Fuentedepárrafopredeter." style:family="text">
      <style:text-properties fo:color="#0000FF" style:text-scale="114%" fo:language="es" fo:country="ES"/>
    </style:style>
    <style:style style:name="T6764" style:parent-style-name="Fuentedepárrafopredeter." style:family="text">
      <style:text-properties fo:color="#0000FF" fo:language="es" fo:country="ES"/>
    </style:style>
    <style:style style:name="T6765" style:parent-style-name="Fuentedepárrafopredeter." style:family="text">
      <style:text-properties fo:color="#0000FF" fo:letter-spacing="-0.0118in" fo:language="es" fo:country="ES"/>
    </style:style>
    <style:style style:name="T6766" style:parent-style-name="Fuentedepárrafopredeter." style:family="text">
      <style:text-properties fo:color="#0000FF" fo:letter-spacing="-0.0062in" style:text-scale="110%" fo:language="es" fo:country="ES"/>
    </style:style>
    <style:style style:name="T6767" style:parent-style-name="Fuentedepárrafopredeter." style:family="text">
      <style:text-properties fo:color="#0000FF" style:text-scale="110%" fo:language="es" fo:country="ES"/>
    </style:style>
    <style:style style:name="T6768" style:parent-style-name="Fuentedepárrafopredeter." style:family="text">
      <style:text-properties fo:color="#0000FF" fo:language="es" fo:country="ES"/>
    </style:style>
    <style:style style:name="T6769" style:parent-style-name="Fuentedepárrafopredeter." style:family="text">
      <style:text-properties fo:color="#0000FF" fo:letter-spacing="-0.0118in" fo:language="es" fo:country="ES"/>
    </style:style>
    <style:style style:name="T6770" style:parent-style-name="Fuentedepárrafopredeter." style:family="text">
      <style:text-properties fo:color="#0000FF" fo:letter-spacing="-0.0062in" style:text-scale="110%" fo:language="es" fo:country="ES"/>
    </style:style>
    <style:style style:name="T6771" style:parent-style-name="Fuentedepárrafopredeter." style:family="text">
      <style:text-properties fo:color="#0000FF" style:text-scale="204%" fo:language="es" fo:country="ES"/>
    </style:style>
    <style:style style:name="T6772" style:parent-style-name="Fuentedepárrafopredeter." style:family="text">
      <style:text-properties fo:color="#0000FF" fo:language="es" fo:country="ES"/>
    </style:style>
    <style:style style:name="T6773" style:parent-style-name="Fuentedepárrafopredeter." style:family="text">
      <style:text-properties fo:color="#0000FF" fo:letter-spacing="-0.0118in" fo:language="es" fo:country="ES"/>
    </style:style>
    <style:style style:name="T6774" style:parent-style-name="Fuentedepárrafopredeter." style:family="text">
      <style:text-properties fo:color="#0000FF" fo:letter-spacing="-0.0062in" style:text-scale="162%" fo:language="es" fo:country="ES"/>
    </style:style>
    <style:style style:name="T6775" style:parent-style-name="Fuentedepárrafopredeter." style:family="text">
      <style:text-properties fo:color="#0000FF" fo:letter-spacing="-0.0062in" style:text-scale="211%" fo:language="es" fo:country="ES"/>
    </style:style>
    <style:style style:name="T6776" style:parent-style-name="Fuentedepárrafopredeter." style:family="text">
      <style:text-properties fo:color="#0000FF" fo:letter-spacing="-0.0062in" style:text-scale="121%" fo:language="es" fo:country="ES"/>
    </style:style>
    <style:style style:name="T6777" style:parent-style-name="Fuentedepárrafopredeter." style:family="text">
      <style:text-properties fo:color="#0000FF" fo:letter-spacing="-0.0062in" style:text-scale="110%" fo:language="es" fo:country="ES"/>
    </style:style>
    <style:style style:name="T6778" style:parent-style-name="Fuentedepárrafopredeter." style:family="text">
      <style:text-properties fo:color="#0000FF" fo:letter-spacing="-0.0062in" style:text-scale="154%" fo:language="es" fo:country="ES"/>
    </style:style>
    <style:style style:name="T6779" style:parent-style-name="Fuentedepárrafopredeter." style:family="text">
      <style:text-properties fo:color="#0000FF" fo:letter-spacing="-0.0062in" style:text-scale="112%" fo:language="es" fo:country="ES"/>
    </style:style>
    <style:style style:name="T6780" style:parent-style-name="Fuentedepárrafopredeter." style:family="text">
      <style:text-properties fo:color="#0000FF" style:text-scale="163%" fo:language="es" fo:country="ES"/>
    </style:style>
    <style:style style:name="T6781" style:parent-style-name="Fuentedepárrafopredeter." style:family="text">
      <style:text-properties fo:color="#0000FF" fo:language="es" fo:country="ES"/>
    </style:style>
    <style:style style:name="T6782" style:parent-style-name="Fuentedepárrafopredeter." style:family="text">
      <style:text-properties fo:color="#0000FF" fo:letter-spacing="-0.0118in" fo:language="es" fo:country="ES"/>
    </style:style>
    <style:style style:name="T6783" style:parent-style-name="Fuentedepárrafopredeter." style:family="text">
      <style:text-properties fo:color="#0000FF" fo:letter-spacing="-0.0062in" style:text-scale="92%" fo:language="es" fo:country="ES"/>
    </style:style>
    <style:style style:name="T6784" style:parent-style-name="Fuentedepárrafopredeter." style:family="text">
      <style:text-properties fo:color="#0000FF" fo:letter-spacing="-0.0062in" style:text-scale="114%" fo:language="es" fo:country="ES"/>
    </style:style>
    <style:style style:name="T6785" style:parent-style-name="Fuentedepárrafopredeter." style:family="text">
      <style:text-properties fo:color="#0000FF" style:text-scale="122%" fo:language="es" fo:country="ES"/>
    </style:style>
    <style:style style:name="T6786" style:parent-style-name="Fuentedepárrafopredeter." style:family="text">
      <style:text-properties fo:color="#0000FF" fo:language="es" fo:country="ES"/>
    </style:style>
    <style:style style:name="T6787" style:parent-style-name="Fuentedepárrafopredeter." style:family="text">
      <style:text-properties fo:color="#0000FF" fo:letter-spacing="-0.0118in" fo:language="es" fo:country="ES"/>
    </style:style>
    <style:style style:name="T6788" style:parent-style-name="Fuentedepárrafopredeter." style:family="text">
      <style:text-properties fo:color="#0000FF" fo:letter-spacing="-0.0062in" style:text-scale="108%" fo:language="es" fo:country="ES"/>
    </style:style>
    <style:style style:name="T6789" style:parent-style-name="Fuentedepárrafopredeter." style:family="text">
      <style:text-properties fo:color="#0000FF" fo:letter-spacing="-0.0062in" style:text-scale="110%" fo:language="es" fo:country="ES"/>
    </style:style>
    <style:style style:name="T6790" style:parent-style-name="Fuentedepárrafopredeter." style:family="text">
      <style:text-properties fo:color="#0000FF" style:text-scale="110%" fo:language="es" fo:country="ES"/>
    </style:style>
    <style:style style:name="T6791" style:parent-style-name="Fuentedepárrafopredeter." style:family="text">
      <style:text-properties fo:color="#0000FF" fo:language="es" fo:country="ES"/>
    </style:style>
    <style:style style:name="T6792" style:parent-style-name="Fuentedepárrafopredeter." style:family="text">
      <style:text-properties fo:color="#0000FF" fo:letter-spacing="-0.0118in" fo:language="es" fo:country="ES"/>
    </style:style>
    <style:style style:name="T6793" style:parent-style-name="Fuentedepárrafopredeter." style:family="text">
      <style:text-properties fo:color="#0000FF" fo:letter-spacing="-0.0062in" style:text-scale="108%" fo:language="es" fo:country="ES"/>
    </style:style>
    <style:style style:name="T6794" style:parent-style-name="Fuentedepárrafopredeter." style:family="text">
      <style:text-properties fo:color="#0000FF" fo:letter-spacing="-0.0062in" style:text-scale="110%" fo:language="es" fo:country="ES"/>
    </style:style>
    <style:style style:name="T6795" style:parent-style-name="Fuentedepárrafopredeter." style:family="text">
      <style:text-properties fo:color="#0000FF" fo:letter-spacing="-0.0062in" style:text-scale="108%" fo:language="es" fo:country="ES"/>
    </style:style>
    <style:style style:name="T6796" style:parent-style-name="Fuentedepárrafopredeter." style:family="text">
      <style:text-properties fo:color="#0000FF" fo:letter-spacing="-0.0062in" style:text-scale="211%" fo:language="es" fo:country="ES"/>
    </style:style>
    <style:style style:name="T6797" style:parent-style-name="Fuentedepárrafopredeter." style:family="text">
      <style:text-properties fo:color="#0000FF" style:text-scale="154%" fo:language="es" fo:country="ES"/>
    </style:style>
    <style:style style:name="T6798" style:parent-style-name="Fuentedepárrafopredeter." style:family="text">
      <style:text-properties fo:color="#0000FF" fo:language="es" fo:country="ES"/>
    </style:style>
    <style:style style:name="T6799" style:parent-style-name="Fuentedepárrafopredeter." style:family="text">
      <style:text-properties fo:color="#0000FF" fo:letter-spacing="-0.0118in" fo:language="es" fo:country="ES"/>
    </style:style>
    <style:style style:name="T6800" style:parent-style-name="Fuentedepárrafopredeter." style:family="text">
      <style:text-properties fo:color="#0000FF" fo:letter-spacing="-0.0062in" style:text-scale="204%" fo:language="es" fo:country="ES"/>
    </style:style>
    <style:style style:name="T6801" style:parent-style-name="Fuentedepárrafopredeter." style:family="text">
      <style:text-properties fo:color="#0000FF" style:text-scale="114%" fo:language="es" fo:country="ES"/>
    </style:style>
    <style:style style:name="T6802" style:parent-style-name="Fuentedepárrafopredeter." style:family="text">
      <style:text-properties fo:color="#0000FF" fo:language="es" fo:country="ES"/>
    </style:style>
    <style:style style:name="T6803" style:parent-style-name="Fuentedepárrafopredeter." style:family="text">
      <style:text-properties fo:color="#0000FF" fo:letter-spacing="-0.0118in" fo:language="es" fo:country="ES"/>
    </style:style>
    <style:style style:name="T6804" style:parent-style-name="Fuentedepárrafopredeter." style:family="text">
      <style:text-properties fo:color="#0000FF" fo:letter-spacing="-0.0062in" style:text-scale="121%" fo:language="es" fo:country="ES"/>
    </style:style>
    <style:style style:name="T6805" style:parent-style-name="Fuentedepárrafopredeter." style:family="text">
      <style:text-properties fo:color="#0000FF" fo:letter-spacing="-0.0062in" style:text-scale="114%" fo:language="es" fo:country="ES"/>
    </style:style>
    <style:style style:name="T6806" style:parent-style-name="Fuentedepárrafopredeter." style:family="text">
      <style:text-properties fo:color="#0000FF" fo:letter-spacing="-0.0062in" style:text-scale="108%" fo:language="es" fo:country="ES"/>
    </style:style>
    <style:style style:name="T6807" style:parent-style-name="Fuentedepárrafopredeter." style:family="text">
      <style:text-properties fo:color="#0000FF" fo:letter-spacing="-0.0062in" style:text-scale="110%" fo:language="es" fo:country="ES"/>
    </style:style>
    <style:style style:name="T6808" style:parent-style-name="Fuentedepárrafopredeter." style:family="text">
      <style:text-properties fo:color="#0000FF" style:text-scale="114%" fo:language="es" fo:country="ES"/>
    </style:style>
    <style:style style:name="T6809" style:parent-style-name="Fuentedepárrafopredeter." style:family="text">
      <style:text-properties fo:color="#0000FF" fo:language="es" fo:country="ES"/>
    </style:style>
    <style:style style:name="T6810" style:parent-style-name="Fuentedepárrafopredeter." style:family="text">
      <style:text-properties fo:color="#0000FF" fo:letter-spacing="-0.0118in" fo:language="es" fo:country="ES"/>
    </style:style>
    <style:style style:name="T6811" style:parent-style-name="Fuentedepárrafopredeter." style:family="text">
      <style:text-properties fo:color="#0000FF" style:text-scale="114%" fo:language="es" fo:country="ES"/>
    </style:style>
    <style:style style:name="T6812" style:parent-style-name="Fuentedepárrafopredeter." style:family="text">
      <style:text-properties fo:color="#0000FF" fo:language="es" fo:country="ES"/>
    </style:style>
    <style:style style:name="T6813" style:parent-style-name="Fuentedepárrafopredeter." style:family="text">
      <style:text-properties fo:color="#0000FF" fo:letter-spacing="-0.0118in" fo:language="es" fo:country="ES"/>
    </style:style>
    <style:style style:name="T6814" style:parent-style-name="Fuentedepárrafopredeter." style:family="text">
      <style:text-properties fo:color="#0000FF" fo:letter-spacing="-0.0062in" style:text-scale="108%" fo:language="es" fo:country="ES"/>
    </style:style>
    <style:style style:name="T6815" style:parent-style-name="Fuentedepárrafopredeter." style:family="text">
      <style:text-properties fo:color="#0000FF" fo:letter-spacing="-0.0062in" style:text-scale="110%" fo:language="es" fo:country="ES"/>
    </style:style>
    <style:style style:name="T6816" style:parent-style-name="Fuentedepárrafopredeter." style:family="text">
      <style:text-properties fo:color="#0000FF" fo:letter-spacing="-0.0062in" style:text-scale="148%" fo:language="es" fo:country="ES"/>
    </style:style>
    <style:style style:name="T6817" style:parent-style-name="Fuentedepárrafopredeter." style:family="text">
      <style:text-properties fo:color="#0000FF" fo:letter-spacing="-0.0062in" style:text-scale="121%" fo:language="es" fo:country="ES"/>
    </style:style>
    <style:style style:name="T6818" style:parent-style-name="Fuentedepárrafopredeter." style:family="text">
      <style:text-properties fo:color="#0000FF" fo:letter-spacing="-0.0062in" style:text-scale="114%" fo:language="es" fo:country="ES"/>
    </style:style>
    <style:style style:name="T6819" style:parent-style-name="Fuentedepárrafopredeter." style:family="text">
      <style:text-properties fo:color="#0000FF" style:text-scale="154%" fo:language="es" fo:country="ES"/>
    </style:style>
    <style:style style:name="T6820" style:parent-style-name="Fuentedepárrafopredeter." style:family="text">
      <style:text-properties fo:color="#0000FF" fo:language="es" fo:country="ES"/>
    </style:style>
    <style:style style:name="T6821" style:parent-style-name="Fuentedepárrafopredeter." style:family="text">
      <style:text-properties fo:color="#0000FF" fo:letter-spacing="-0.0118in" fo:language="es" fo:country="ES"/>
    </style:style>
    <style:style style:name="T6822" style:parent-style-name="Fuentedepárrafopredeter." style:family="text">
      <style:text-properties fo:color="#0000FF" style:text-scale="122%" fo:language="es" fo:country="ES"/>
    </style:style>
    <style:style style:name="T6823" style:parent-style-name="Fuentedepárrafopredeter." style:family="text">
      <style:text-properties fo:color="#0000FF" fo:language="es" fo:country="ES"/>
    </style:style>
    <style:style style:name="T6824" style:parent-style-name="Fuentedepárrafopredeter." style:family="text">
      <style:text-properties fo:color="#0000FF" fo:letter-spacing="-0.0118in" fo:language="es" fo:country="ES"/>
    </style:style>
    <style:style style:name="T6825" style:parent-style-name="Fuentedepárrafopredeter." style:family="text">
      <style:text-properties fo:color="#0000FF" fo:letter-spacing="-0.0062in" style:text-scale="72%" fo:language="es" fo:country="ES"/>
    </style:style>
    <style:style style:name="T6826" style:parent-style-name="Fuentedepárrafopredeter." style:family="text">
      <style:text-properties fo:color="#0000FF" fo:letter-spacing="-0.0062in" style:text-scale="112%" fo:language="es" fo:country="ES"/>
    </style:style>
    <style:style style:name="T6827" style:parent-style-name="Fuentedepárrafopredeter." style:family="text">
      <style:text-properties fo:color="#0000FF" fo:letter-spacing="-0.0062in" style:text-scale="148%" fo:language="es" fo:country="ES"/>
    </style:style>
    <style:style style:name="T6828" style:parent-style-name="Fuentedepárrafopredeter." style:family="text">
      <style:text-properties fo:color="#0000FF" fo:letter-spacing="-0.0062in" style:text-scale="151%" fo:language="es" fo:country="ES"/>
    </style:style>
    <style:style style:name="T6829" style:parent-style-name="Fuentedepárrafopredeter." style:family="text">
      <style:text-properties fo:color="#0000FF" fo:letter-spacing="-0.0062in" style:text-scale="154%" fo:language="es" fo:country="ES"/>
    </style:style>
    <style:style style:name="T6830" style:parent-style-name="Fuentedepárrafopredeter." style:family="text">
      <style:text-properties fo:color="#0000FF" fo:letter-spacing="-0.0062in" style:text-scale="114%" fo:language="es" fo:country="ES"/>
    </style:style>
    <style:style style:name="T6831" style:parent-style-name="Fuentedepárrafopredeter." style:family="text">
      <style:text-properties fo:color="#0000FF" style:text-scale="154%" fo:language="es" fo:country="ES"/>
    </style:style>
    <style:style style:name="T6832" style:parent-style-name="Fuentedepárrafopredeter." style:family="text">
      <style:text-properties fo:color="#0000FF" fo:language="es" fo:country="ES"/>
    </style:style>
    <style:style style:name="T6833" style:parent-style-name="Fuentedepárrafopredeter." style:family="text">
      <style:text-properties fo:color="#0000FF" fo:letter-spacing="-0.0118in" fo:language="es" fo:country="ES"/>
    </style:style>
    <style:style style:name="T6834" style:parent-style-name="Fuentedepárrafopredeter." style:family="text">
      <style:text-properties fo:color="#0000FF" fo:letter-spacing="-0.0062in" style:text-scale="204%" fo:language="es" fo:country="ES"/>
    </style:style>
    <style:style style:name="T6835" style:parent-style-name="Fuentedepárrafopredeter." style:family="text">
      <style:text-properties fo:color="#0000FF" fo:letter-spacing="-0.0062in" style:text-scale="114%" fo:language="es" fo:country="ES"/>
    </style:style>
    <style:style style:name="T6836" style:parent-style-name="Fuentedepárrafopredeter." style:family="text">
      <style:text-properties fo:color="#0000FF" style:text-scale="148%" fo:language="es" fo:country="ES"/>
    </style:style>
    <style:style style:name="T6837" style:parent-style-name="Fuentedepárrafopredeter." style:family="text">
      <style:text-properties fo:color="#0000FF" fo:letter-spacing="-0.0055in" style:text-scale="135%" fo:language="es" fo:country="ES"/>
    </style:style>
    <style:style style:name="T6838" style:parent-style-name="Fuentedepárrafopredeter." style:family="text">
      <style:text-properties fo:color="#0000FF" fo:letter-spacing="0.0097in" style:text-scale="135%" fo:language="es" fo:country="ES"/>
    </style:style>
    <style:style style:name="T6839" style:parent-style-name="Fuentedepárrafopredeter." style:family="text">
      <style:text-properties fo:color="#0000FF" fo:letter-spacing="-0.0034in" style:text-scale="125%" fo:language="es" fo:country="ES"/>
    </style:style>
    <style:style style:name="T6840" style:parent-style-name="Fuentedepárrafopredeter." style:family="text">
      <style:text-properties fo:color="#0000FF" fo:letter-spacing="0.0145in" style:text-scale="125%" fo:language="es" fo:country="ES"/>
    </style:style>
    <style:style style:name="T6841" style:parent-style-name="Fuentedepárrafopredeter." style:family="text">
      <style:text-properties fo:color="#0000FF" fo:letter-spacing="-0.0041in" style:text-scale="135%" fo:language="es" fo:country="ES"/>
    </style:style>
    <style:style style:name="T6842" style:parent-style-name="Fuentedepárrafopredeter." style:family="text">
      <style:text-properties fo:color="#0000FF" fo:letter-spacing="0.0104in" style:text-scale="135%" fo:language="es" fo:country="ES"/>
    </style:style>
    <style:style style:name="T6843" style:parent-style-name="Fuentedepárrafopredeter." style:family="text">
      <style:text-properties fo:color="#0000FF" fo:letter-spacing="-0.0041in" style:text-scale="125%" fo:language="es" fo:country="ES"/>
    </style:style>
    <style:style style:name="T6844" style:parent-style-name="Fuentedepárrafopredeter." style:family="text">
      <style:text-properties fo:color="#0000FF" fo:letter-spacing="0.0138in" style:text-scale="125%" fo:language="es" fo:country="ES"/>
    </style:style>
    <style:style style:name="T6845" style:parent-style-name="Fuentedepárrafopredeter." style:family="text">
      <style:text-properties fo:color="#0000FF" fo:letter-spacing="-0.0055in" style:text-scale="125%" fo:language="es" fo:country="ES"/>
    </style:style>
    <style:style style:name="T6846" style:parent-style-name="Fuentedepárrafopredeter." style:family="text">
      <style:text-properties fo:color="#0000FF" fo:letter-spacing="0.0145in" style:text-scale="125%" fo:language="es" fo:country="ES"/>
    </style:style>
    <style:style style:name="T6847" style:parent-style-name="Fuentedepárrafopredeter." style:family="text">
      <style:text-properties fo:color="#0000FF" style:text-scale="125%" fo:language="es" fo:country="ES"/>
    </style:style>
    <style:style style:name="T6848" style:parent-style-name="Fuentedepárrafopredeter." style:family="text">
      <style:text-properties fo:color="#0000FF" fo:letter-spacing="0.0138in" style:text-scale="125%" fo:language="es" fo:country="ES"/>
    </style:style>
    <style:style style:name="T6849" style:parent-style-name="Fuentedepárrafopredeter." style:family="text">
      <style:text-properties fo:color="#0000FF" fo:letter-spacing="-0.0055in" style:text-scale="125%" fo:language="es" fo:country="ES"/>
    </style:style>
    <style:style style:name="T6850" style:parent-style-name="Fuentedepárrafopredeter." style:family="text">
      <style:text-properties fo:color="#0000FF" fo:letter-spacing="0.0138in" style:text-scale="125%" fo:language="es" fo:country="ES"/>
    </style:style>
    <style:style style:name="T6851" style:parent-style-name="Fuentedepárrafopredeter." style:family="text">
      <style:text-properties fo:color="#0000FF" fo:letter-spacing="-0.0041in" style:text-scale="125%" fo:language="es" fo:country="ES"/>
    </style:style>
    <style:style style:name="T6852" style:parent-style-name="Fuentedepárrafopredeter." style:family="text">
      <style:text-properties fo:color="#0000FF" fo:letter-spacing="0.0145in" style:text-scale="125%" fo:language="es" fo:country="ES"/>
    </style:style>
    <style:style style:name="T6853" style:parent-style-name="Fuentedepárrafopredeter." style:family="text">
      <style:text-properties fo:color="#0000FF" fo:letter-spacing="-0.0034in" style:text-scale="125%" fo:language="es" fo:country="ES"/>
    </style:style>
    <style:style style:name="T6854" style:parent-style-name="Fuentedepárrafopredeter." style:family="text">
      <style:text-properties fo:color="#0000FF" fo:letter-spacing="0.0138in" style:text-scale="125%" fo:language="es" fo:country="ES"/>
    </style:style>
    <style:style style:name="T6855" style:parent-style-name="Fuentedepárrafopredeter." style:family="text">
      <style:text-properties fo:color="#0000FF" fo:letter-spacing="-0.0034in" style:text-scale="125%" fo:language="es" fo:country="ES"/>
    </style:style>
    <style:style style:name="T6856" style:parent-style-name="Fuentedepárrafopredeter." style:family="text">
      <style:text-properties fo:color="#0000FF" fo:letter-spacing="0.0138in" style:text-scale="125%" fo:language="es" fo:country="ES"/>
    </style:style>
    <style:style style:name="T6857" style:parent-style-name="Fuentedepárrafopredeter." style:family="text">
      <style:text-properties fo:color="#0000FF" fo:letter-spacing="-0.0034in" style:text-scale="125%" fo:language="es" fo:country="ES"/>
    </style:style>
    <style:style style:name="T6858" style:parent-style-name="Fuentedepárrafopredeter." style:family="text">
      <style:text-properties fo:color="#0000FF" fo:letter-spacing="0.0145in" style:text-scale="125%" fo:language="es" fo:country="ES"/>
    </style:style>
    <style:style style:name="T6859" style:parent-style-name="Fuentedepárrafopredeter." style:family="text">
      <style:text-properties fo:color="#0000FF" fo:letter-spacing="-0.0055in" style:text-scale="125%" fo:language="es" fo:country="ES"/>
    </style:style>
    <style:style style:name="T6860" style:parent-style-name="Fuentedepárrafopredeter." style:family="text">
      <style:text-properties fo:color="#0000FF" fo:letter-spacing="0.0138in" style:text-scale="125%" fo:language="es" fo:country="ES"/>
    </style:style>
    <style:style style:name="T6861" style:parent-style-name="Fuentedepárrafopredeter." style:family="text">
      <style:text-properties fo:color="#0000FF" fo:letter-spacing="-0.0062in" style:text-scale="125%" fo:language="es" fo:country="ES"/>
    </style:style>
    <style:style style:name="P6862" style:parent-style-name="Textoindependiente" style:family="paragraph">
      <style:paragraph-properties fo:margin-top="0.0027in" fo:line-height="97%" fo:margin-right="5.5548in" fo:text-indent="0.2777in"/>
    </style:style>
    <style:style style:name="T6863" style:parent-style-name="Fuentedepárrafopredeter." style:family="text">
      <style:text-properties fo:color="#0000FF" style:text-scale="130%"/>
    </style:style>
    <style:style style:name="T6864" style:parent-style-name="Fuentedepárrafopredeter." style:family="text">
      <style:text-properties fo:color="#0000FF" style:text-scale="140%"/>
    </style:style>
    <style:style style:name="T6865" style:parent-style-name="Fuentedepárrafopredeter." style:family="text">
      <style:text-properties fo:color="#00898C" style:text-scale="72%"/>
    </style:style>
    <style:style style:name="T6866" style:parent-style-name="Fuentedepárrafopredeter." style:family="text">
      <style:text-properties fo:color="#00898C" style:text-scale="110%"/>
    </style:style>
    <style:style style:name="T6867" style:parent-style-name="Fuentedepárrafopredeter." style:family="text">
      <style:text-properties fo:color="#00898C" style:text-scale="163%"/>
    </style:style>
    <style:style style:name="T6868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6869" style:parent-style-name="Textoindependiente" style:family="paragraph">
      <style:paragraph-properties fo:line-height="0.1458in" fo:margin-left="0.2201in">
        <style:tab-stops/>
      </style:paragraph-properties>
    </style:style>
    <style:style style:name="T6870" style:parent-style-name="Fuentedepárrafopredeter." style:family="text">
      <style:text-properties fo:language="es" fo:country="ES" style:language-asian="es" style:country-asian="ES"/>
    </style:style>
    <style:style style:name="T6871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6872" style:parent-style-name="Fuentedepárrafopredeter." style:family="text">
      <style:text-properties fo:color="#FF00FF" style:text-scale="155%"/>
    </style:style>
    <style:style style:name="P6873" style:parent-style-name="Párrafodelista" style:list-style-name="LFO10" style:family="paragraph">
      <style:paragraph-properties fo:widows="0" fo:orphans="0" style:text-autospace="none" style:vertical-align="auto" fo:margin-top="0.0368in">
        <style:tab-stops>
          <style:tab-stop style:type="left" style:position="0.0006in"/>
        </style:tab-stops>
      </style:paragraph-properties>
      <style:text-properties fo:hyphenate="true"/>
    </style:style>
    <style:style style:name="T6874" style:parent-style-name="Fuentedepárrafopredeter." style:family="text">
      <style:text-properties fo:color="#FF00FF" fo:letter-spacing="-0.0062in" style:text-scale="106%" fo:font-size="9pt" style:font-size-asian="9pt"/>
    </style:style>
    <style:style style:name="T6875" style:parent-style-name="Fuentedepárrafopredeter." style:family="text">
      <style:text-properties fo:color="#FF00FF" fo:letter-spacing="-0.0062in" style:text-scale="92%" fo:font-size="9pt" style:font-size-asian="9pt"/>
    </style:style>
    <style:style style:name="T6876" style:parent-style-name="Fuentedepárrafopredeter." style:family="text">
      <style:text-properties fo:color="#FF00FF" fo:letter-spacing="-0.0062in" style:text-scale="125%" fo:font-size="9pt" style:font-size-asian="9pt"/>
    </style:style>
    <style:style style:name="T6877" style:parent-style-name="Fuentedepárrafopredeter." style:family="text">
      <style:text-properties fo:color="#FF00FF" fo:letter-spacing="-0.0062in" fo:font-size="9pt" style:font-size-asian="9pt"/>
    </style:style>
    <style:style style:name="T6878" style:parent-style-name="Fuentedepárrafopredeter." style:family="text">
      <style:text-properties fo:color="#FF00FF" fo:letter-spacing="-0.0062in" style:text-scale="102%" fo:font-size="9pt" style:font-size-asian="9pt"/>
    </style:style>
    <style:style style:name="T6879" style:parent-style-name="Fuentedepárrafopredeter." style:family="text">
      <style:text-properties fo:color="#FF00FF" style:text-scale="103%" fo:font-size="9pt" style:font-size-asian="9pt"/>
    </style:style>
    <style:style style:name="T6880" style:parent-style-name="Fuentedepárrafopredeter." style:family="text">
      <style:text-properties fo:color="#FF00FF" fo:font-size="9pt" style:font-size-asian="9pt"/>
    </style:style>
    <style:style style:name="T6881" style:parent-style-name="Fuentedepárrafopredeter." style:family="text">
      <style:text-properties fo:color="#FF00FF" fo:letter-spacing="-0.0118in" fo:font-size="9pt" style:font-size-asian="9pt"/>
    </style:style>
    <style:style style:name="T6882" style:parent-style-name="Fuentedepárrafopredeter." style:family="text">
      <style:text-properties fo:color="#FF00FF" fo:letter-spacing="-0.0062in" style:text-scale="114%" fo:font-size="9pt" style:font-size-asian="9pt"/>
    </style:style>
    <style:style style:name="T6883" style:parent-style-name="Fuentedepárrafopredeter." style:family="text">
      <style:text-properties fo:color="#FF00FF" fo:letter-spacing="-0.0062in" style:text-scale="216%" fo:font-size="9pt" style:font-size-asian="9pt"/>
    </style:style>
    <style:style style:name="T6884" style:parent-style-name="Fuentedepárrafopredeter." style:family="text">
      <style:text-properties fo:color="#FF00FF" fo:letter-spacing="-0.0062in" fo:font-size="9pt" style:font-size-asian="9pt"/>
    </style:style>
    <style:style style:name="T6885" style:parent-style-name="Fuentedepárrafopredeter." style:family="text">
      <style:text-properties fo:color="#FF00FF" fo:letter-spacing="-0.0062in" style:text-scale="92%" fo:font-size="9pt" style:font-size-asian="9pt"/>
    </style:style>
    <style:style style:name="T6886" style:parent-style-name="Fuentedepárrafopredeter." style:family="text">
      <style:text-properties fo:color="#FF00FF" fo:letter-spacing="-0.0062in" style:text-scale="112%" fo:font-size="9pt" style:font-size-asian="9pt"/>
    </style:style>
    <style:style style:name="T6887" style:parent-style-name="Fuentedepárrafopredeter." style:family="text">
      <style:text-properties fo:color="#FF00FF" fo:letter-spacing="-0.0062in" style:text-scale="103%" fo:font-size="9pt" style:font-size-asian="9pt"/>
    </style:style>
    <style:style style:name="T6888" style:parent-style-name="Fuentedepárrafopredeter." style:family="text">
      <style:text-properties fo:color="#FF00FF" style:text-scale="89%" fo:font-size="9pt" style:font-size-asian="9pt"/>
    </style:style>
    <style:style style:name="T6889" style:parent-style-name="Fuentedepárrafopredeter." style:family="text">
      <style:text-properties fo:color="#FF00FF" fo:font-size="9pt" style:font-size-asian="9pt"/>
    </style:style>
    <style:style style:name="T6890" style:parent-style-name="Fuentedepárrafopredeter." style:family="text">
      <style:text-properties fo:color="#FF00FF" fo:letter-spacing="-0.0118in" fo:font-size="9pt" style:font-size-asian="9pt"/>
    </style:style>
    <style:style style:name="T6891" style:parent-style-name="Fuentedepárrafopredeter." style:family="text">
      <style:text-properties fo:color="#FF00FF" style:text-scale="105%" fo:font-size="9pt" style:font-size-asian="9pt"/>
    </style:style>
    <style:style style:name="T6892" style:parent-style-name="Fuentedepárrafopredeter." style:family="text">
      <style:text-properties fo:color="#FF00FF" fo:font-size="9pt" style:font-size-asian="9pt"/>
    </style:style>
    <style:style style:name="T6893" style:parent-style-name="Fuentedepárrafopredeter." style:family="text">
      <style:text-properties fo:color="#FF00FF" fo:letter-spacing="-0.0118in" fo:font-size="9pt" style:font-size-asian="9pt"/>
    </style:style>
    <style:style style:name="T6894" style:parent-style-name="Fuentedepárrafopredeter." style:family="text">
      <style:text-properties fo:color="#FF00FF" fo:letter-spacing="-0.0062in" style:text-scale="84%" fo:font-size="9pt" style:font-size-asian="9pt"/>
    </style:style>
    <style:style style:name="T6895" style:parent-style-name="Fuentedepárrafopredeter." style:family="text">
      <style:text-properties fo:color="#FF00FF" fo:letter-spacing="-0.0062in" style:text-scale="89%" fo:font-size="9pt" style:font-size-asian="9pt"/>
    </style:style>
    <style:style style:name="T6896" style:parent-style-name="Fuentedepárrafopredeter." style:family="text">
      <style:text-properties fo:color="#FF00FF" fo:letter-spacing="-0.0062in" style:text-scale="125%" fo:font-size="9pt" style:font-size-asian="9pt"/>
    </style:style>
    <style:style style:name="T6897" style:parent-style-name="Fuentedepárrafopredeter." style:family="text">
      <style:text-properties fo:color="#FF00FF" fo:letter-spacing="-0.0062in" style:text-scale="103%" fo:font-size="9pt" style:font-size-asian="9pt"/>
    </style:style>
    <style:style style:name="T6898" style:parent-style-name="Fuentedepárrafopredeter." style:family="text">
      <style:text-properties fo:color="#FF00FF" fo:letter-spacing="-0.0062in" style:text-scale="102%" fo:font-size="9pt" style:font-size-asian="9pt"/>
    </style:style>
    <style:style style:name="T6899" style:parent-style-name="Fuentedepárrafopredeter." style:family="text">
      <style:text-properties fo:color="#FF00FF" style:text-scale="103%" fo:font-size="9pt" style:font-size-asian="9pt"/>
    </style:style>
    <style:style style:name="T6900" style:parent-style-name="Fuentedepárrafopredeter." style:family="text">
      <style:text-properties fo:color="#FF00FF" fo:font-size="9pt" style:font-size-asian="9pt"/>
    </style:style>
    <style:style style:name="T6901" style:parent-style-name="Fuentedepárrafopredeter." style:family="text">
      <style:text-properties fo:color="#FF00FF" fo:letter-spacing="-0.0118in" fo:font-size="9pt" style:font-size-asian="9pt"/>
    </style:style>
    <style:style style:name="T6902" style:parent-style-name="Fuentedepárrafopredeter." style:family="text">
      <style:text-properties fo:color="#FF00FF" fo:letter-spacing="-0.0062in" fo:font-size="9pt" style:font-size-asian="9pt"/>
    </style:style>
    <style:style style:name="T6903" style:parent-style-name="Fuentedepárrafopredeter." style:family="text">
      <style:text-properties fo:color="#FF00FF" fo:letter-spacing="-0.0062in" style:text-scale="102%" fo:font-size="9pt" style:font-size-asian="9pt"/>
    </style:style>
    <style:style style:name="T6904" style:parent-style-name="Fuentedepárrafopredeter." style:family="text">
      <style:text-properties fo:color="#FF00FF" fo:letter-spacing="-0.0062in" style:text-scale="84%" fo:font-size="9pt" style:font-size-asian="9pt"/>
    </style:style>
    <style:style style:name="T6905" style:parent-style-name="Fuentedepárrafopredeter." style:family="text">
      <style:text-properties fo:color="#FF00FF" fo:letter-spacing="-0.0062in" style:text-scale="216%" fo:font-size="9pt" style:font-size-asian="9pt"/>
    </style:style>
    <style:style style:name="T6906" style:parent-style-name="Fuentedepárrafopredeter." style:family="text">
      <style:text-properties fo:color="#FF00FF" fo:letter-spacing="-0.0062in" style:text-scale="94%" fo:font-size="9pt" style:font-size-asian="9pt"/>
    </style:style>
    <style:style style:name="T6907" style:parent-style-name="Fuentedepárrafopredeter." style:family="text">
      <style:text-properties fo:color="#FF00FF" style:text-scale="89%" fo:font-size="9pt" style:font-size-asian="9pt"/>
    </style:style>
    <style:style style:name="T6908" style:parent-style-name="Fuentedepárrafopredeter." style:family="text">
      <style:text-properties fo:color="#FF00FF" fo:font-size="9pt" style:font-size-asian="9pt"/>
    </style:style>
    <style:style style:name="T6909" style:parent-style-name="Fuentedepárrafopredeter." style:family="text">
      <style:text-properties fo:color="#FF00FF" fo:letter-spacing="-0.0118in" fo:font-size="9pt" style:font-size-asian="9pt"/>
    </style:style>
    <style:style style:name="T6910" style:parent-style-name="Fuentedepárrafopredeter." style:family="text">
      <style:text-properties fo:color="#FF00FF" fo:letter-spacing="-0.0062in" style:text-scale="102%" fo:font-size="9pt" style:font-size-asian="9pt"/>
    </style:style>
    <style:style style:name="T6911" style:parent-style-name="Fuentedepárrafopredeter." style:family="text">
      <style:text-properties fo:color="#FF00FF" fo:letter-spacing="-0.0062in" style:text-scale="106%" fo:font-size="9pt" style:font-size-asian="9pt"/>
    </style:style>
    <style:style style:name="T6912" style:parent-style-name="Fuentedepárrafopredeter." style:family="text">
      <style:text-properties fo:color="#FF00FF" fo:letter-spacing="-0.0062in" style:text-scale="125%" fo:font-size="9pt" style:font-size-asian="9pt"/>
    </style:style>
    <style:style style:name="T6913" style:parent-style-name="Fuentedepárrafopredeter." style:family="text">
      <style:text-properties fo:color="#FF00FF" fo:letter-spacing="-0.0062in" style:text-scale="89%" fo:font-size="9pt" style:font-size-asian="9pt"/>
    </style:style>
    <style:style style:name="T6914" style:parent-style-name="Fuentedepárrafopredeter." style:family="text">
      <style:text-properties fo:color="#FF00FF" fo:letter-spacing="-0.0062in" style:text-scale="118%" fo:font-size="9pt" style:font-size-asian="9pt"/>
    </style:style>
    <style:style style:name="T6915" style:parent-style-name="Fuentedepárrafopredeter." style:family="text">
      <style:text-properties fo:color="#FF00FF" fo:letter-spacing="-0.0062in" style:text-scale="92%" fo:font-size="9pt" style:font-size-asian="9pt"/>
    </style:style>
    <style:style style:name="T6916" style:parent-style-name="Fuentedepárrafopredeter." style:family="text">
      <style:text-properties fo:color="#FF00FF" fo:letter-spacing="-0.0062in" style:text-scale="103%" fo:font-size="9pt" style:font-size-asian="9pt"/>
    </style:style>
    <style:style style:name="T6917" style:parent-style-name="Fuentedepárrafopredeter." style:family="text">
      <style:text-properties fo:color="#FF00FF" style:text-scale="89%" fo:font-size="9pt" style:font-size-asian="9pt"/>
    </style:style>
    <style:style style:name="P6918" style:parent-style-name="Párrafodelista" style:list-style-name="LFO10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6919" style:parent-style-name="Fuentedepárrafopredeter." style:family="text">
      <style:text-properties fo:color="#FF00FF" fo:letter-spacing="-0.0062in" fo:font-size="9pt" style:font-size-asian="9pt"/>
    </style:style>
    <style:style style:name="T6920" style:parent-style-name="Fuentedepárrafopredeter." style:family="text">
      <style:text-properties fo:color="#FF00FF" fo:letter-spacing="-0.0062in" style:text-scale="102%" fo:font-size="9pt" style:font-size-asian="9pt"/>
    </style:style>
    <style:style style:name="T6921" style:parent-style-name="Fuentedepárrafopredeter." style:family="text">
      <style:text-properties fo:color="#FF00FF" fo:letter-spacing="-0.0062in" style:text-scale="84%" fo:font-size="9pt" style:font-size-asian="9pt"/>
    </style:style>
    <style:style style:name="T6922" style:parent-style-name="Fuentedepárrafopredeter." style:family="text">
      <style:text-properties fo:color="#FF00FF" fo:letter-spacing="-0.0062in" style:text-scale="106%" fo:font-size="9pt" style:font-size-asian="9pt"/>
    </style:style>
    <style:style style:name="T6923" style:parent-style-name="Fuentedepárrafopredeter." style:family="text">
      <style:text-properties fo:color="#FF00FF" fo:letter-spacing="-0.0062in" style:text-scale="216%" fo:font-size="9pt" style:font-size-asian="9pt"/>
    </style:style>
    <style:style style:name="T6924" style:parent-style-name="Fuentedepárrafopredeter." style:family="text">
      <style:text-properties fo:color="#FF00FF" fo:letter-spacing="-0.0062in" style:text-scale="102%" fo:font-size="9pt" style:font-size-asian="9pt"/>
    </style:style>
    <style:style style:name="T6925" style:parent-style-name="Fuentedepárrafopredeter." style:family="text">
      <style:text-properties fo:color="#FF00FF" style:text-scale="103%" fo:font-size="9pt" style:font-size-asian="9pt"/>
    </style:style>
    <style:style style:name="T6926" style:parent-style-name="Fuentedepárrafopredeter." style:family="text">
      <style:text-properties fo:color="#FF00FF" fo:font-size="9pt" style:font-size-asian="9pt"/>
    </style:style>
    <style:style style:name="T6927" style:parent-style-name="Fuentedepárrafopredeter." style:family="text">
      <style:text-properties fo:color="#FF00FF" fo:letter-spacing="-0.0118in" fo:font-size="9pt" style:font-size-asian="9pt"/>
    </style:style>
    <style:style style:name="T6928" style:parent-style-name="Fuentedepárrafopredeter." style:family="text">
      <style:text-properties fo:color="#FF00FF" fo:letter-spacing="-0.0062in" style:text-scale="107%" fo:font-size="9pt" style:font-size-asian="9pt"/>
    </style:style>
    <style:style style:name="T6929" style:parent-style-name="Fuentedepárrafopredeter." style:family="text">
      <style:text-properties fo:color="#FF00FF" fo:letter-spacing="-0.0062in" style:text-scale="112%" fo:font-size="9pt" style:font-size-asian="9pt"/>
    </style:style>
    <style:style style:name="T6930" style:parent-style-name="Fuentedepárrafopredeter." style:family="text">
      <style:text-properties fo:color="#FF00FF" fo:letter-spacing="-0.0062in" style:text-scale="103%" fo:font-size="9pt" style:font-size-asian="9pt"/>
    </style:style>
    <style:style style:name="T6931" style:parent-style-name="Fuentedepárrafopredeter." style:family="text">
      <style:text-properties fo:color="#FF00FF" fo:letter-spacing="-0.0062in" style:text-scale="84%" fo:font-size="9pt" style:font-size-asian="9pt"/>
    </style:style>
    <style:style style:name="T6932" style:parent-style-name="Fuentedepárrafopredeter." style:family="text">
      <style:text-properties fo:color="#FF00FF" fo:letter-spacing="-0.0062in" style:text-scale="216%" fo:font-size="9pt" style:font-size-asian="9pt"/>
    </style:style>
    <style:style style:name="T6933" style:parent-style-name="Fuentedepárrafopredeter." style:family="text">
      <style:text-properties fo:color="#FF00FF" fo:letter-spacing="-0.0062in" style:text-scale="125%" fo:font-size="9pt" style:font-size-asian="9pt"/>
    </style:style>
    <style:style style:name="T6934" style:parent-style-name="Fuentedepárrafopredeter." style:family="text">
      <style:text-properties fo:color="#FF00FF" fo:letter-spacing="-0.0062in" style:text-scale="89%" fo:font-size="9pt" style:font-size-asian="9pt"/>
    </style:style>
    <style:style style:name="T6935" style:parent-style-name="Fuentedepárrafopredeter." style:family="text">
      <style:text-properties fo:color="#FF00FF" style:text-scale="125%" fo:font-size="9pt" style:font-size-asian="9pt"/>
    </style:style>
    <style:style style:name="T6936" style:parent-style-name="Fuentedepárrafopredeter." style:family="text">
      <style:text-properties fo:color="#FF00FF" fo:font-size="9pt" style:font-size-asian="9pt"/>
    </style:style>
    <style:style style:name="T6937" style:parent-style-name="Fuentedepárrafopredeter." style:family="text">
      <style:text-properties fo:color="#FF00FF" fo:letter-spacing="-0.0118in" fo:font-size="9pt" style:font-size-asian="9pt"/>
    </style:style>
    <style:style style:name="T6938" style:parent-style-name="Fuentedepárrafopredeter." style:family="text">
      <style:text-properties fo:color="#FF00FF" fo:letter-spacing="-0.0062in" style:text-scale="102%" fo:font-size="9pt" style:font-size-asian="9pt"/>
    </style:style>
    <style:style style:name="T6939" style:parent-style-name="Fuentedepárrafopredeter." style:family="text">
      <style:text-properties fo:color="#FF00FF" style:text-scale="118%" fo:font-size="9pt" style:font-size-asian="9pt"/>
    </style:style>
    <style:style style:name="T6940" style:parent-style-name="Fuentedepárrafopredeter." style:family="text">
      <style:text-properties fo:color="#FF00FF" fo:font-size="9pt" style:font-size-asian="9pt"/>
    </style:style>
    <style:style style:name="T6941" style:parent-style-name="Fuentedepárrafopredeter." style:family="text">
      <style:text-properties fo:color="#FF00FF" fo:letter-spacing="-0.0118in" fo:font-size="9pt" style:font-size-asian="9pt"/>
    </style:style>
    <style:style style:name="T6942" style:parent-style-name="Fuentedepárrafopredeter." style:family="text">
      <style:text-properties fo:color="#FF00FF" fo:letter-spacing="-0.0062in" style:text-scale="114%" fo:font-size="9pt" style:font-size-asian="9pt"/>
    </style:style>
    <style:style style:name="T6943" style:parent-style-name="Fuentedepárrafopredeter." style:family="text">
      <style:text-properties fo:color="#FF00FF" fo:letter-spacing="-0.0062in" style:text-scale="216%" fo:font-size="9pt" style:font-size-asian="9pt"/>
    </style:style>
    <style:style style:name="T6944" style:parent-style-name="Fuentedepárrafopredeter." style:family="text">
      <style:text-properties fo:color="#FF00FF" fo:letter-spacing="-0.0062in" fo:font-size="9pt" style:font-size-asian="9pt"/>
    </style:style>
    <style:style style:name="T6945" style:parent-style-name="Fuentedepárrafopredeter." style:family="text">
      <style:text-properties fo:color="#FF00FF" fo:letter-spacing="-0.0062in" style:text-scale="92%" fo:font-size="9pt" style:font-size-asian="9pt"/>
    </style:style>
    <style:style style:name="T6946" style:parent-style-name="Fuentedepárrafopredeter." style:family="text">
      <style:text-properties fo:color="#FF00FF" fo:letter-spacing="-0.0062in" style:text-scale="112%" fo:font-size="9pt" style:font-size-asian="9pt"/>
    </style:style>
    <style:style style:name="T6947" style:parent-style-name="Fuentedepárrafopredeter." style:family="text">
      <style:text-properties fo:color="#FF00FF" fo:letter-spacing="-0.0062in" style:text-scale="103%" fo:font-size="9pt" style:font-size-asian="9pt"/>
    </style:style>
    <style:style style:name="T6948" style:parent-style-name="Fuentedepárrafopredeter." style:family="text">
      <style:text-properties fo:color="#FF00FF" style:text-scale="89%" fo:font-size="9pt" style:font-size-asian="9pt"/>
    </style:style>
    <style:style style:name="P6949" style:parent-style-name="Párrafodelista" style:list-style-name="LFO10" style:family="paragraph">
      <style:paragraph-properties fo:widows="0" fo:orphans="0" style:text-autospace="none" style:vertical-align="auto" fo:margin-top="0.0006in">
        <style:tab-stops>
          <style:tab-stop style:type="left" style:position="0.0006in"/>
        </style:tab-stops>
      </style:paragraph-properties>
      <style:text-properties fo:hyphenate="true"/>
    </style:style>
    <style:style style:name="T6950" style:parent-style-name="Fuentedepárrafopredeter." style:family="text">
      <style:text-properties fo:color="#FF00FF" fo:letter-spacing="-0.0062in" style:text-scale="106%" fo:font-size="9pt" style:font-size-asian="9pt"/>
    </style:style>
    <style:style style:name="T6951" style:parent-style-name="Fuentedepárrafopredeter." style:family="text">
      <style:text-properties fo:color="#FF00FF" fo:letter-spacing="-0.0062in" style:text-scale="92%" fo:font-size="9pt" style:font-size-asian="9pt"/>
    </style:style>
    <style:style style:name="T6952" style:parent-style-name="Fuentedepárrafopredeter." style:family="text">
      <style:text-properties fo:color="#FF00FF" fo:letter-spacing="-0.0062in" style:text-scale="125%" fo:font-size="9pt" style:font-size-asian="9pt"/>
    </style:style>
    <style:style style:name="T6953" style:parent-style-name="Fuentedepárrafopredeter." style:family="text">
      <style:text-properties fo:color="#FF00FF" fo:letter-spacing="-0.0062in" fo:font-size="9pt" style:font-size-asian="9pt"/>
    </style:style>
    <style:style style:name="T6954" style:parent-style-name="Fuentedepárrafopredeter." style:family="text">
      <style:text-properties fo:color="#FF00FF" fo:letter-spacing="-0.0062in" style:text-scale="102%" fo:font-size="9pt" style:font-size-asian="9pt"/>
    </style:style>
    <style:style style:name="T6955" style:parent-style-name="Fuentedepárrafopredeter." style:family="text">
      <style:text-properties fo:color="#FF00FF" style:text-scale="103%" fo:font-size="9pt" style:font-size-asian="9pt"/>
    </style:style>
    <style:style style:name="T6956" style:parent-style-name="Fuentedepárrafopredeter." style:family="text">
      <style:text-properties fo:color="#FF00FF" fo:font-size="9pt" style:font-size-asian="9pt"/>
    </style:style>
    <style:style style:name="T6957" style:parent-style-name="Fuentedepárrafopredeter." style:family="text">
      <style:text-properties fo:color="#FF00FF" fo:letter-spacing="-0.0118in" fo:font-size="9pt" style:font-size-asian="9pt"/>
    </style:style>
    <style:style style:name="T6958" style:parent-style-name="Fuentedepárrafopredeter." style:family="text">
      <style:text-properties fo:color="#FF00FF" fo:letter-spacing="-0.0062in" fo:font-size="9pt" style:font-size-asian="9pt"/>
    </style:style>
    <style:style style:name="T6959" style:parent-style-name="Fuentedepárrafopredeter." style:family="text">
      <style:text-properties fo:color="#FF00FF" fo:letter-spacing="-0.0062in" style:text-scale="102%" fo:font-size="9pt" style:font-size-asian="9pt"/>
    </style:style>
    <style:style style:name="T6960" style:parent-style-name="Fuentedepárrafopredeter." style:family="text">
      <style:text-properties fo:color="#FF00FF" fo:letter-spacing="-0.0062in" style:text-scale="98%" fo:font-size="9pt" style:font-size-asian="9pt"/>
    </style:style>
    <style:style style:name="T6961" style:parent-style-name="Fuentedepárrafopredeter." style:family="text">
      <style:text-properties fo:color="#FF00FF" fo:letter-spacing="-0.0062in" style:text-scale="112%" fo:font-size="9pt" style:font-size-asian="9pt"/>
    </style:style>
    <style:style style:name="T6962" style:parent-style-name="Fuentedepárrafopredeter." style:family="text">
      <style:text-properties fo:color="#FF00FF" fo:letter-spacing="-0.0062in" style:text-scale="94%" fo:font-size="9pt" style:font-size-asian="9pt"/>
    </style:style>
    <style:style style:name="T6963" style:parent-style-name="Fuentedepárrafopredeter." style:family="text">
      <style:text-properties fo:color="#FF00FF" style:text-scale="102%" fo:font-size="9pt" style:font-size-asian="9pt"/>
    </style:style>
    <style:style style:name="T6964" style:parent-style-name="Fuentedepárrafopredeter." style:family="text">
      <style:text-properties fo:color="#FF00FF" fo:font-size="9pt" style:font-size-asian="9pt"/>
    </style:style>
    <style:style style:name="T6965" style:parent-style-name="Fuentedepárrafopredeter." style:family="text">
      <style:text-properties fo:color="#FF00FF" fo:letter-spacing="-0.0118in" fo:font-size="9pt" style:font-size-asian="9pt"/>
    </style:style>
    <style:style style:name="T6966" style:parent-style-name="Fuentedepárrafopredeter." style:family="text">
      <style:text-properties fo:color="#FF00FF" fo:letter-spacing="-0.0062in" style:text-scale="112%" fo:font-size="9pt" style:font-size-asian="9pt"/>
    </style:style>
    <style:style style:name="T6967" style:parent-style-name="Fuentedepárrafopredeter." style:family="text">
      <style:text-properties fo:color="#FF00FF" style:text-scale="94%" fo:font-size="9pt" style:font-size-asian="9pt"/>
    </style:style>
    <style:style style:name="T6968" style:parent-style-name="Fuentedepárrafopredeter." style:family="text">
      <style:text-properties fo:color="#FF00FF" fo:font-size="9pt" style:font-size-asian="9pt"/>
    </style:style>
    <style:style style:name="T6969" style:parent-style-name="Fuentedepárrafopredeter." style:family="text">
      <style:text-properties fo:color="#FF00FF" fo:letter-spacing="-0.0118in" fo:font-size="9pt" style:font-size-asian="9pt"/>
    </style:style>
    <style:style style:name="T6970" style:parent-style-name="Fuentedepárrafopredeter." style:family="text">
      <style:text-properties fo:color="#FF00FF" fo:letter-spacing="-0.0062in" style:text-scale="114%" fo:font-size="9pt" style:font-size-asian="9pt"/>
    </style:style>
    <style:style style:name="T6971" style:parent-style-name="Fuentedepárrafopredeter." style:family="text">
      <style:text-properties fo:color="#FF00FF" fo:letter-spacing="-0.0062in" style:text-scale="216%" fo:font-size="9pt" style:font-size-asian="9pt"/>
    </style:style>
    <style:style style:name="T6972" style:parent-style-name="Fuentedepárrafopredeter." style:family="text">
      <style:text-properties fo:color="#FF00FF" fo:letter-spacing="-0.0062in" fo:font-size="9pt" style:font-size-asian="9pt"/>
    </style:style>
    <style:style style:name="T6973" style:parent-style-name="Fuentedepárrafopredeter." style:family="text">
      <style:text-properties fo:color="#FF00FF" fo:letter-spacing="-0.0062in" style:text-scale="92%" fo:font-size="9pt" style:font-size-asian="9pt"/>
    </style:style>
    <style:style style:name="T6974" style:parent-style-name="Fuentedepárrafopredeter." style:family="text">
      <style:text-properties fo:color="#FF00FF" fo:letter-spacing="-0.0062in" style:text-scale="112%" fo:font-size="9pt" style:font-size-asian="9pt"/>
    </style:style>
    <style:style style:name="T6975" style:parent-style-name="Fuentedepárrafopredeter." style:family="text">
      <style:text-properties fo:color="#FF00FF" fo:letter-spacing="-0.0062in" style:text-scale="103%" fo:font-size="9pt" style:font-size-asian="9pt"/>
    </style:style>
    <style:style style:name="T6976" style:parent-style-name="Fuentedepárrafopredeter." style:family="text">
      <style:text-properties fo:color="#FF00FF" style:text-scale="89%" fo:font-size="9pt" style:font-size-asian="9pt"/>
    </style:style>
    <style:style style:name="P6977" style:parent-style-name="Párrafodelista" style:list-style-name="LFO10" style:family="paragraph">
      <style:paragraph-properties fo:widows="0" fo:orphans="0" style:text-autospace="none" style:vertical-align="auto">
        <style:tab-stops>
          <style:tab-stop style:type="left" style:position="0.0006in"/>
        </style:tab-stops>
      </style:paragraph-properties>
      <style:text-properties fo:hyphenate="true"/>
    </style:style>
    <style:style style:name="T6978" style:parent-style-name="Fuentedepárrafopredeter." style:family="text">
      <style:text-properties fo:font-size="11pt" style:font-size-asian="11pt" style:language-asian="es" style:country-asian="ES" style:language-complex="ar" style:country-complex="SA"/>
    </style:style>
    <style:style style:name="T6979" style:parent-style-name="Fuentedepárrafopredeter." style:family="text">
      <style:text-properties fo:color="#FF00FF" fo:letter-spacing="-0.0062in" style:text-scale="125%" fo:font-size="9pt" style:font-size-asian="9pt"/>
    </style:style>
    <style:style style:name="T6980" style:parent-style-name="Fuentedepárrafopredeter." style:family="text">
      <style:text-properties fo:color="#FF00FF" fo:letter-spacing="-0.0062in" style:text-scale="102%" fo:font-size="9pt" style:font-size-asian="9pt"/>
    </style:style>
    <style:style style:name="T6981" style:parent-style-name="Fuentedepárrafopredeter." style:family="text">
      <style:text-properties fo:color="#FF00FF" fo:letter-spacing="-0.0062in" style:text-scale="118%" fo:font-size="9pt" style:font-size-asian="9pt"/>
    </style:style>
    <style:style style:name="T6982" style:parent-style-name="Fuentedepárrafopredeter." style:family="text">
      <style:text-properties fo:color="#FF00FF" fo:letter-spacing="-0.0062in" style:text-scale="216%" fo:font-size="9pt" style:font-size-asian="9pt"/>
    </style:style>
    <style:style style:name="T6983" style:parent-style-name="Fuentedepárrafopredeter." style:family="text">
      <style:text-properties fo:color="#FF00FF" style:text-scale="103%" fo:font-size="9pt" style:font-size-asian="9pt"/>
    </style:style>
    <style:style style:name="P6984" style:parent-style-name="Textoindependiente" style:family="paragraph">
      <style:paragraph-properties fo:text-align="center" fo:margin-top="0.0368in" fo:margin-left="0in" fo:margin-right="5.6944in">
        <style:tab-stops/>
      </style:paragraph-properties>
    </style:style>
    <style:style style:name="T6985" style:parent-style-name="Fuentedepárrafopredeter." style:family="text">
      <style:text-properties fo:color="#FF00FF" style:text-scale="185%"/>
    </style:style>
    <style:style style:name="P6986" style:parent-style-name="Textoindependiente" style:family="paragraph">
      <style:paragraph-properties fo:line-height="0.1423in"/>
    </style:style>
    <style:style style:name="T6987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6988" style:parent-style-name="Textoindependiente" style:family="paragraph">
      <style:paragraph-properties fo:line-height="0.1486in"/>
    </style:style>
    <style:style style:name="T6989" style:parent-style-name="Fuentedepárrafopredeter." style:family="text">
      <style:text-properties fo:color="#00898C" style:text-scale="125%"/>
    </style:style>
    <style:style style:name="T6990" style:parent-style-name="Fuentedepárrafopredeter." style:family="text">
      <style:text-properties style:font-name="Lucida Sans Typewriter" fo:font-weight="bold" style:font-weight-asian="bold" fo:color="#A52A2A" style:text-scale="125%"/>
    </style:style>
    <style:style style:name="P6991" style:parent-style-name="Textoindependiente" style:family="paragraph">
      <style:paragraph-properties fo:line-height="0.143in" fo:margin-left="0.2201in">
        <style:tab-stops/>
      </style:paragraph-properties>
    </style:style>
    <style:style style:name="T6992" style:parent-style-name="Fuentedepárrafopredeter." style:family="text">
      <style:text-properties fo:color="#0000FF" style:text-scale="125%" fo:language="es" fo:country="ES"/>
    </style:style>
    <style:style style:name="P6993" style:parent-style-name="Textoindependiente" style:family="paragraph">
      <style:paragraph-properties fo:margin-top="0.0006in" fo:line-height="97%" fo:margin-left="0.2201in" fo:margin-right="4.0187in">
        <style:tab-stops/>
      </style:paragraph-properties>
    </style:style>
    <style:style style:name="T6994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6995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6996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6997" style:parent-style-name="Fuentedepárrafopredeter." style:family="text">
      <style:text-properties fo:letter-spacing="-0.0062in" style:text-scale="163%"/>
    </style:style>
    <style:style style:name="T6998" style:parent-style-name="Fuentedepárrafopredeter." style:family="text">
      <style:text-properties style:text-scale="114%"/>
    </style:style>
    <style:style style:name="T6999" style:parent-style-name="Fuentedepárrafopredeter." style:family="text">
      <style:text-properties fo:letter-spacing="-0.0118in"/>
    </style:style>
    <style:style style:name="T7000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001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7002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003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004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7005" style:parent-style-name="Fuentedepárrafopredeter." style:family="text">
      <style:text-properties fo:letter-spacing="-0.0062in" style:text-scale="163%"/>
    </style:style>
    <style:style style:name="T7006" style:parent-style-name="Fuentedepárrafopredeter." style:family="text">
      <style:text-properties style:text-scale="80%"/>
    </style:style>
    <style:style style:name="T7007" style:parent-style-name="Fuentedepárrafopredeter." style:family="text">
      <style:text-properties fo:letter-spacing="-0.0118in"/>
    </style:style>
    <style:style style:name="T7008" style:parent-style-name="Fuentedepárrafopredeter." style:family="text">
      <style:text-properties fo:color="#FF00FF" fo:letter-spacing="-0.0062in" style:text-scale="185%"/>
    </style:style>
    <style:style style:name="T7009" style:parent-style-name="Fuentedepárrafopredeter." style:family="text">
      <style:text-properties fo:color="#6959CD" fo:letter-spacing="-0.0062in" style:text-scale="114%"/>
    </style:style>
    <style:style style:name="T7010" style:parent-style-name="Fuentedepárrafopredeter." style:family="text">
      <style:text-properties fo:color="#6959CD" fo:letter-spacing="-0.0062in" style:text-scale="78%"/>
    </style:style>
    <style:style style:name="T7011" style:parent-style-name="Fuentedepárrafopredeter." style:family="text">
      <style:text-properties fo:color="#FF00FF" style:text-scale="185%"/>
    </style:style>
    <style:style style:name="T7012" style:parent-style-name="Fuentedepárrafopredeter." style:family="text">
      <style:text-properties fo:color="#FF00FF"/>
    </style:style>
    <style:style style:name="T7013" style:parent-style-name="Fuentedepárrafopredeter." style:family="text">
      <style:text-properties fo:color="#FF00FF" fo:letter-spacing="-0.0118in"/>
    </style:style>
    <style:style style:name="T7014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015" style:parent-style-name="Fuentedepárrafopredeter." style:family="text">
      <style:text-properties fo:letter-spacing="-0.0062in" style:text-scale="114%"/>
    </style:style>
    <style:style style:name="T7016" style:parent-style-name="Fuentedepárrafopredeter." style:family="text">
      <style:text-properties fo:letter-spacing="-0.0062in" style:text-scale="108%"/>
    </style:style>
    <style:style style:name="T7017" style:parent-style-name="Fuentedepárrafopredeter." style:family="text">
      <style:text-properties fo:letter-spacing="-0.0062in" style:text-scale="110%"/>
    </style:style>
    <style:style style:name="T7018" style:parent-style-name="Fuentedepárrafopredeter." style:family="text">
      <style:text-properties fo:letter-spacing="-0.0062in" style:text-scale="122%"/>
    </style:style>
    <style:style style:name="T7019" style:parent-style-name="Fuentedepárrafopredeter." style:family="text">
      <style:text-properties fo:letter-spacing="-0.0062in" style:text-scale="114%"/>
    </style:style>
    <style:style style:name="T7020" style:parent-style-name="Fuentedepárrafopredeter." style:family="text">
      <style:text-properties fo:letter-spacing="-0.0062in" style:text-scale="110%"/>
    </style:style>
    <style:style style:name="T7021" style:parent-style-name="Fuentedepárrafopredeter." style:family="text">
      <style:text-properties fo:letter-spacing="-0.0062in" style:text-scale="204%"/>
    </style:style>
    <style:style style:name="T7022" style:parent-style-name="Fuentedepárrafopredeter." style:family="text">
      <style:text-properties style:text-scale="204%"/>
    </style:style>
    <style:style style:name="T7023" style:parent-style-name="Fuentedepárrafopredeter." style:family="text">
      <style:text-properties style:font-name="Lucida Sans Typewriter" fo:font-weight="bold" style:font-weight-asian="bold" fo:color="#A52A2A" fo:letter-spacing="-0.0034in" style:text-scale="120%"/>
    </style:style>
    <style:style style:name="T7024" style:parent-style-name="Fuentedepárrafopredeter." style:family="text">
      <style:text-properties style:font-name="Lucida Sans Typewriter" fo:font-weight="bold" style:font-weight-asian="bold" fo:color="#A52A2A" style:text-scale="120%"/>
    </style:style>
    <style:style style:name="T7025" style:parent-style-name="Fuentedepárrafopredeter." style:family="text">
      <style:text-properties fo:color="#6959CD" fo:letter-spacing="-0.0034in" style:text-scale="120%"/>
    </style:style>
    <style:style style:name="T7026" style:parent-style-name="Fuentedepárrafopredeter." style:family="text">
      <style:text-properties fo:color="#00898C" fo:letter-spacing="-0.0041in" style:text-scale="120%"/>
    </style:style>
    <style:style style:name="T7027" style:parent-style-name="Fuentedepárrafopredeter." style:family="text">
      <style:text-properties style:text-scale="120%"/>
    </style:style>
    <style:style style:name="T7028" style:parent-style-name="Fuentedepárrafopredeter." style:family="text">
      <style:text-properties style:font-name="Lucida Sans Typewriter" fo:font-weight="bold" style:font-weight-asian="bold" fo:color="#A52A2A" fo:letter-spacing="-0.0034in" style:text-scale="120%"/>
    </style:style>
    <style:style style:name="T7029" style:parent-style-name="Fuentedepárrafopredeter." style:family="text">
      <style:text-properties style:font-name="Lucida Sans Typewriter" fo:font-weight="bold" style:font-weight-asian="bold" fo:color="#A52A2A" fo:letter-spacing="-0.0527in" style:text-scale="120%"/>
    </style:style>
    <style:style style:name="T7030" style:parent-style-name="Fuentedepárrafopredeter." style:family="text">
      <style:text-properties style:font-name="Lucida Sans Typewriter" fo:font-weight="bold" style:font-weight-asian="bold" fo:color="#A52A2A" fo:letter-spacing="-0.0048in" style:text-scale="120%"/>
    </style:style>
    <style:style style:name="P7031" style:parent-style-name="Textoindependiente" style:family="paragraph">
      <style:paragraph-properties fo:margin-top="0.0451in" fo:line-height="0.1472in" fo:margin-left="0.359in">
        <style:tab-stops/>
      </style:paragraph-properties>
    </style:style>
    <style:style style:name="T703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03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03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035" style:parent-style-name="Fuentedepárrafopredeter." style:family="text">
      <style:text-properties fo:color="#FF00FF" fo:letter-spacing="-0.0062in" style:text-scale="185%" fo:language="es" fo:country="ES"/>
    </style:style>
    <style:style style:name="T7036" style:parent-style-name="Fuentedepárrafopredeter." style:family="text">
      <style:text-properties fo:color="#FF00FF" fo:letter-spacing="-0.0062in" style:text-scale="112%" fo:language="es" fo:country="ES"/>
    </style:style>
    <style:style style:name="T7037" style:parent-style-name="Fuentedepárrafopredeter." style:family="text">
      <style:text-properties fo:color="#FF00FF" style:text-scale="118%" fo:language="es" fo:country="ES"/>
    </style:style>
    <style:style style:name="T7038" style:parent-style-name="Fuentedepárrafopredeter." style:family="text">
      <style:text-properties fo:color="#FF00FF" fo:language="es" fo:country="ES"/>
    </style:style>
    <style:style style:name="T7039" style:parent-style-name="Fuentedepárrafopredeter." style:family="text">
      <style:text-properties fo:color="#FF00FF" fo:letter-spacing="-0.0118in" fo:language="es" fo:country="ES"/>
    </style:style>
    <style:style style:name="T7040" style:parent-style-name="Fuentedepárrafopredeter." style:family="text">
      <style:text-properties fo:color="#FF00FF" fo:letter-spacing="-0.0062in" style:text-scale="114%" fo:language="es" fo:country="ES"/>
    </style:style>
    <style:style style:name="T7041" style:parent-style-name="Fuentedepárrafopredeter." style:family="text">
      <style:text-properties fo:color="#FF00FF" fo:letter-spacing="-0.0062in" style:text-scale="216%" fo:language="es" fo:country="ES"/>
    </style:style>
    <style:style style:name="T7042" style:parent-style-name="Fuentedepárrafopredeter." style:family="text">
      <style:text-properties fo:color="#FF00FF" fo:letter-spacing="-0.0062in" fo:language="es" fo:country="ES"/>
    </style:style>
    <style:style style:name="T7043" style:parent-style-name="Fuentedepárrafopredeter." style:family="text">
      <style:text-properties fo:color="#FF00FF" fo:letter-spacing="-0.0062in" style:text-scale="92%" fo:language="es" fo:country="ES"/>
    </style:style>
    <style:style style:name="T7044" style:parent-style-name="Fuentedepárrafopredeter." style:family="text">
      <style:text-properties fo:color="#FF00FF" fo:letter-spacing="-0.0062in" style:text-scale="112%" fo:language="es" fo:country="ES"/>
    </style:style>
    <style:style style:name="T7045" style:parent-style-name="Fuentedepárrafopredeter." style:family="text">
      <style:text-properties fo:color="#FF00FF" fo:letter-spacing="-0.0062in" style:text-scale="103%" fo:language="es" fo:country="ES"/>
    </style:style>
    <style:style style:name="T7046" style:parent-style-name="Fuentedepárrafopredeter." style:family="text">
      <style:text-properties fo:color="#FF00FF" style:text-scale="89%" fo:language="es" fo:country="ES"/>
    </style:style>
    <style:style style:name="T7047" style:parent-style-name="Fuentedepárrafopredeter." style:family="text">
      <style:text-properties fo:color="#FF00FF" fo:language="es" fo:country="ES"/>
    </style:style>
    <style:style style:name="T7048" style:parent-style-name="Fuentedepárrafopredeter." style:family="text">
      <style:text-properties fo:color="#FF00FF" fo:letter-spacing="-0.0118in" fo:language="es" fo:country="ES"/>
    </style:style>
    <style:style style:name="T7049" style:parent-style-name="Fuentedepárrafopredeter." style:family="text">
      <style:text-properties fo:color="#FF00FF" fo:letter-spacing="-0.0062in" style:text-scale="125%" fo:language="es" fo:country="ES"/>
    </style:style>
    <style:style style:name="T7050" style:parent-style-name="Fuentedepárrafopredeter." style:family="text">
      <style:text-properties fo:color="#FF00FF" style:text-scale="112%" fo:language="es" fo:country="ES"/>
    </style:style>
    <style:style style:name="T7051" style:parent-style-name="Fuentedepárrafopredeter." style:family="text">
      <style:text-properties fo:color="#FF00FF" fo:language="es" fo:country="ES"/>
    </style:style>
    <style:style style:name="T7052" style:parent-style-name="Fuentedepárrafopredeter." style:family="text">
      <style:text-properties fo:color="#FF00FF" fo:letter-spacing="-0.0118in" fo:language="es" fo:country="ES"/>
    </style:style>
    <style:style style:name="T7053" style:parent-style-name="Fuentedepárrafopredeter." style:family="text">
      <style:text-properties fo:color="#FF00FF" fo:letter-spacing="-0.0062in" style:text-scale="92%" fo:language="es" fo:country="ES"/>
    </style:style>
    <style:style style:name="T7054" style:parent-style-name="Fuentedepárrafopredeter." style:family="text">
      <style:text-properties fo:color="#FF00FF" style:text-scale="102%" fo:language="es" fo:country="ES"/>
    </style:style>
    <style:style style:name="T7055" style:parent-style-name="Fuentedepárrafopredeter." style:family="text">
      <style:text-properties fo:color="#FF00FF" fo:language="es" fo:country="ES"/>
    </style:style>
    <style:style style:name="T7056" style:parent-style-name="Fuentedepárrafopredeter." style:family="text">
      <style:text-properties fo:color="#FF00FF" fo:letter-spacing="-0.0118in" fo:language="es" fo:country="ES"/>
    </style:style>
    <style:style style:name="T7057" style:parent-style-name="Fuentedepárrafopredeter." style:family="text">
      <style:text-properties fo:color="#FF00FF" fo:letter-spacing="-0.0062in" style:text-scale="112%" fo:language="es" fo:country="ES"/>
    </style:style>
    <style:style style:name="T7058" style:parent-style-name="Fuentedepárrafopredeter." style:family="text">
      <style:text-properties fo:color="#FF00FF" fo:letter-spacing="-0.0062in" style:text-scale="94%" fo:language="es" fo:country="ES"/>
    </style:style>
    <style:style style:name="T7059" style:parent-style-name="Fuentedepárrafopredeter." style:family="text">
      <style:text-properties fo:color="#FF00FF" fo:letter-spacing="-0.0062in" fo:language="es" fo:country="ES"/>
    </style:style>
    <style:style style:name="T7060" style:parent-style-name="Fuentedepárrafopredeter." style:family="text">
      <style:text-properties fo:color="#FF00FF" fo:letter-spacing="-0.0062in" style:text-scale="89%" fo:language="es" fo:country="ES"/>
    </style:style>
    <style:style style:name="T7061" style:parent-style-name="Fuentedepárrafopredeter." style:family="text">
      <style:text-properties fo:color="#FF00FF" fo:letter-spacing="-0.0062in" style:text-scale="94%" fo:language="es" fo:country="ES"/>
    </style:style>
    <style:style style:name="T7062" style:parent-style-name="Fuentedepárrafopredeter." style:family="text">
      <style:text-properties fo:color="#FF00FF" fo:letter-spacing="-0.0062in" style:text-scale="103%" fo:language="es" fo:country="ES"/>
    </style:style>
    <style:style style:name="T7063" style:parent-style-name="Fuentedepárrafopredeter." style:family="text">
      <style:text-properties fo:color="#FF00FF" fo:letter-spacing="-0.0062in" style:text-scale="102%" fo:language="es" fo:country="ES"/>
    </style:style>
    <style:style style:name="T7064" style:parent-style-name="Fuentedepárrafopredeter." style:family="text">
      <style:text-properties fo:color="#FF00FF" fo:letter-spacing="-0.0062in" style:text-scale="98%" fo:language="es" fo:country="ES"/>
    </style:style>
    <style:style style:name="T7065" style:parent-style-name="Fuentedepárrafopredeter." style:family="text">
      <style:text-properties fo:color="#FF00FF" style:text-scale="89%" fo:language="es" fo:country="ES"/>
    </style:style>
    <style:style style:name="T7066" style:parent-style-name="Fuentedepárrafopredeter." style:family="text">
      <style:text-properties fo:color="#FF00FF" fo:language="es" fo:country="ES"/>
    </style:style>
    <style:style style:name="T7067" style:parent-style-name="Fuentedepárrafopredeter." style:family="text">
      <style:text-properties fo:color="#FF00FF" fo:letter-spacing="-0.0118in" fo:language="es" fo:country="ES"/>
    </style:style>
    <style:style style:name="T7068" style:parent-style-name="Fuentedepárrafopredeter." style:family="text">
      <style:text-properties fo:color="#FF00FF" style:text-scale="185%" fo:language="es" fo:country="ES"/>
    </style:style>
    <style:style style:name="P7069" style:parent-style-name="Textoindependiente" style:family="paragraph">
      <style:paragraph-properties fo:line-height="0.1458in" fo:margin-left="0.359in">
        <style:tab-stops/>
      </style:paragraph-properties>
    </style:style>
    <style:style style:name="T707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07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07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073" style:parent-style-name="Fuentedepárrafopredeter." style:family="text">
      <style:text-properties fo:letter-spacing="-0.0062in" style:text-scale="163%" fo:language="es" fo:country="ES"/>
    </style:style>
    <style:style style:name="T7074" style:parent-style-name="Fuentedepárrafopredeter." style:family="text">
      <style:text-properties style:text-scale="114%" fo:language="es" fo:country="ES"/>
    </style:style>
    <style:style style:name="T7075" style:parent-style-name="Fuentedepárrafopredeter." style:family="text">
      <style:text-properties fo:language="es" fo:country="ES"/>
    </style:style>
    <style:style style:name="T7076" style:parent-style-name="Fuentedepárrafopredeter." style:family="text">
      <style:text-properties fo:letter-spacing="-0.0118in" fo:language="es" fo:country="ES"/>
    </style:style>
    <style:style style:name="T707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07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07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08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08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082" style:parent-style-name="Fuentedepárrafopredeter." style:family="text">
      <style:text-properties fo:letter-spacing="-0.0062in" style:text-scale="163%" fo:language="es" fo:country="ES"/>
    </style:style>
    <style:style style:name="T7083" style:parent-style-name="Fuentedepárrafopredeter." style:family="text">
      <style:text-properties style:text-scale="80%" fo:language="es" fo:country="ES"/>
    </style:style>
    <style:style style:name="T7084" style:parent-style-name="Fuentedepárrafopredeter." style:family="text">
      <style:text-properties fo:language="es" fo:country="ES"/>
    </style:style>
    <style:style style:name="T7085" style:parent-style-name="Fuentedepárrafopredeter." style:family="text">
      <style:text-properties fo:letter-spacing="-0.0118in" fo:language="es" fo:country="ES"/>
    </style:style>
    <style:style style:name="T7086" style:parent-style-name="Fuentedepárrafopredeter." style:family="text">
      <style:text-properties fo:color="#FF00FF" fo:letter-spacing="-0.0062in" style:text-scale="185%" fo:language="es" fo:country="ES"/>
    </style:style>
    <style:style style:name="T7087" style:parent-style-name="Fuentedepárrafopredeter." style:family="text">
      <style:text-properties fo:color="#6959CD" fo:letter-spacing="-0.0062in" style:text-scale="114%" fo:language="es" fo:country="ES"/>
    </style:style>
    <style:style style:name="T7088" style:parent-style-name="Fuentedepárrafopredeter." style:family="text">
      <style:text-properties fo:color="#6959CD" fo:letter-spacing="-0.0062in" style:text-scale="78%" fo:language="es" fo:country="ES"/>
    </style:style>
    <style:style style:name="T7089" style:parent-style-name="Fuentedepárrafopredeter." style:family="text">
      <style:text-properties fo:color="#FF00FF" style:text-scale="185%" fo:language="es" fo:country="ES"/>
    </style:style>
    <style:style style:name="T7090" style:parent-style-name="Fuentedepárrafopredeter." style:family="text">
      <style:text-properties fo:color="#FF00FF" fo:language="es" fo:country="ES"/>
    </style:style>
    <style:style style:name="T7091" style:parent-style-name="Fuentedepárrafopredeter." style:family="text">
      <style:text-properties fo:color="#FF00FF" fo:letter-spacing="-0.0118in" fo:language="es" fo:country="ES"/>
    </style:style>
    <style:style style:name="T7092" style:parent-style-name="Fuentedepárrafopredeter." style:family="text">
      <style:text-properties fo:color="#0000FF" fo:letter-spacing="-0.0062in" style:text-scale="114%" fo:language="es" fo:country="ES"/>
    </style:style>
    <style:style style:name="T7093" style:parent-style-name="Fuentedepárrafopredeter." style:family="text">
      <style:text-properties fo:color="#0000FF" fo:letter-spacing="-0.0062in" style:text-scale="148%" fo:language="es" fo:country="ES"/>
    </style:style>
    <style:style style:name="T7094" style:parent-style-name="Fuentedepárrafopredeter." style:family="text">
      <style:text-properties fo:color="#0000FF" fo:letter-spacing="-0.0062in" style:text-scale="110%" fo:language="es" fo:country="ES"/>
    </style:style>
    <style:style style:name="T7095" style:parent-style-name="Fuentedepárrafopredeter." style:family="text">
      <style:text-properties fo:color="#0000FF" fo:letter-spacing="-0.0062in" style:text-scale="108%" fo:language="es" fo:country="ES"/>
    </style:style>
    <style:style style:name="T7096" style:parent-style-name="Fuentedepárrafopredeter." style:family="text">
      <style:text-properties fo:color="#0000FF" fo:letter-spacing="-0.0062in" style:text-scale="112%" fo:language="es" fo:country="ES"/>
    </style:style>
    <style:style style:name="T7097" style:parent-style-name="Fuentedepárrafopredeter." style:family="text">
      <style:text-properties fo:color="#0000FF" fo:letter-spacing="-0.0062in" style:text-scale="110%" fo:language="es" fo:country="ES"/>
    </style:style>
    <style:style style:name="T7098" style:parent-style-name="Fuentedepárrafopredeter." style:family="text">
      <style:text-properties fo:color="#0000FF" fo:letter-spacing="-0.0062in" style:text-scale="119%" fo:language="es" fo:country="ES"/>
    </style:style>
    <style:style style:name="T7099" style:parent-style-name="Fuentedepárrafopredeter." style:family="text">
      <style:text-properties fo:color="#0000FF" style:text-scale="112%" fo:language="es" fo:country="ES"/>
    </style:style>
    <style:style style:name="T7100" style:parent-style-name="Fuentedepárrafopredeter." style:family="text">
      <style:text-properties fo:color="#0000FF" fo:language="es" fo:country="ES"/>
    </style:style>
    <style:style style:name="T7101" style:parent-style-name="Fuentedepárrafopredeter." style:family="text">
      <style:text-properties fo:color="#0000FF" fo:letter-spacing="-0.0118in" fo:language="es" fo:country="ES"/>
    </style:style>
    <style:style style:name="T7102" style:parent-style-name="Fuentedepárrafopredeter." style:family="text">
      <style:text-properties fo:color="#0000FF" fo:letter-spacing="-0.0062in" style:text-scale="108%" fo:language="es" fo:country="ES"/>
    </style:style>
    <style:style style:name="T7103" style:parent-style-name="Fuentedepárrafopredeter." style:family="text">
      <style:text-properties fo:color="#0000FF" fo:letter-spacing="-0.0062in" style:text-scale="110%" fo:language="es" fo:country="ES"/>
    </style:style>
    <style:style style:name="T7104" style:parent-style-name="Fuentedepárrafopredeter." style:family="text">
      <style:text-properties fo:color="#0000FF" style:text-scale="110%" fo:language="es" fo:country="ES"/>
    </style:style>
    <style:style style:name="T7105" style:parent-style-name="Fuentedepárrafopredeter." style:family="text">
      <style:text-properties fo:color="#0000FF" fo:language="es" fo:country="ES"/>
    </style:style>
    <style:style style:name="T7106" style:parent-style-name="Fuentedepárrafopredeter." style:family="text">
      <style:text-properties fo:color="#0000FF" fo:letter-spacing="-0.0118in" fo:language="es" fo:country="ES"/>
    </style:style>
    <style:style style:name="T7107" style:parent-style-name="Fuentedepárrafopredeter." style:family="text">
      <style:text-properties fo:color="#0000FF" fo:letter-spacing="-0.0062in" style:text-scale="110%" fo:language="es" fo:country="ES"/>
    </style:style>
    <style:style style:name="T7108" style:parent-style-name="Fuentedepárrafopredeter." style:family="text">
      <style:text-properties fo:color="#0000FF" fo:letter-spacing="-0.0062in" style:text-scale="148%" fo:language="es" fo:country="ES"/>
    </style:style>
    <style:style style:name="T7109" style:parent-style-name="Fuentedepárrafopredeter." style:family="text">
      <style:text-properties fo:color="#0000FF" fo:letter-spacing="-0.0062in" style:text-scale="151%" fo:language="es" fo:country="ES"/>
    </style:style>
    <style:style style:name="T7110" style:parent-style-name="Fuentedepárrafopredeter." style:family="text">
      <style:text-properties fo:color="#0000FF" style:text-scale="114%" fo:language="es" fo:country="ES"/>
    </style:style>
    <style:style style:name="T7111" style:parent-style-name="Fuentedepárrafopredeter." style:family="text">
      <style:text-properties fo:color="#0000FF" fo:language="es" fo:country="ES"/>
    </style:style>
    <style:style style:name="T7112" style:parent-style-name="Fuentedepárrafopredeter." style:family="text">
      <style:text-properties fo:color="#0000FF" fo:letter-spacing="-0.0118in" fo:language="es" fo:country="ES"/>
    </style:style>
    <style:style style:name="T7113" style:parent-style-name="Fuentedepárrafopredeter." style:family="text">
      <style:text-properties fo:color="#0000FF" fo:letter-spacing="-0.0062in" style:text-scale="110%" fo:language="es" fo:country="ES"/>
    </style:style>
    <style:style style:name="T7114" style:parent-style-name="Fuentedepárrafopredeter." style:family="text">
      <style:text-properties fo:color="#0000FF" style:text-scale="110%" fo:language="es" fo:country="ES"/>
    </style:style>
    <style:style style:name="T7115" style:parent-style-name="Fuentedepárrafopredeter." style:family="text">
      <style:text-properties fo:color="#0000FF" fo:language="es" fo:country="ES"/>
    </style:style>
    <style:style style:name="T7116" style:parent-style-name="Fuentedepárrafopredeter." style:family="text">
      <style:text-properties fo:color="#0000FF" fo:letter-spacing="-0.0118in" fo:language="es" fo:country="ES"/>
    </style:style>
    <style:style style:name="T7117" style:parent-style-name="Fuentedepárrafopredeter." style:family="text">
      <style:text-properties fo:color="#0000FF" fo:letter-spacing="-0.0062in" style:text-scale="108%" fo:language="es" fo:country="ES"/>
    </style:style>
    <style:style style:name="T7118" style:parent-style-name="Fuentedepárrafopredeter." style:family="text">
      <style:text-properties fo:color="#0000FF" fo:letter-spacing="-0.0062in" style:text-scale="211%" fo:language="es" fo:country="ES"/>
    </style:style>
    <style:style style:name="T7119" style:parent-style-name="Fuentedepárrafopredeter." style:family="text">
      <style:text-properties fo:color="#0000FF" fo:letter-spacing="-0.0062in" style:text-scale="154%" fo:language="es" fo:country="ES"/>
    </style:style>
    <style:style style:name="T7120" style:parent-style-name="Fuentedepárrafopredeter." style:family="text">
      <style:text-properties fo:color="#0000FF" fo:letter-spacing="-0.0062in" style:text-scale="110%" fo:language="es" fo:country="ES"/>
    </style:style>
    <style:style style:name="T7121" style:parent-style-name="Fuentedepárrafopredeter." style:family="text">
      <style:text-properties fo:color="#0000FF" fo:letter-spacing="-0.0062in" style:text-scale="121%" fo:language="es" fo:country="ES"/>
    </style:style>
    <style:style style:name="T7122" style:parent-style-name="Fuentedepárrafopredeter." style:family="text">
      <style:text-properties fo:color="#0000FF" fo:letter-spacing="-0.0062in" style:text-scale="151%" fo:language="es" fo:country="ES"/>
    </style:style>
    <style:style style:name="T7123" style:parent-style-name="Fuentedepárrafopredeter." style:family="text">
      <style:text-properties fo:color="#0000FF" fo:letter-spacing="-0.0062in" style:text-scale="112%" fo:language="es" fo:country="ES"/>
    </style:style>
    <style:style style:name="T7124" style:parent-style-name="Fuentedepárrafopredeter." style:family="text">
      <style:text-properties fo:color="#0000FF" fo:letter-spacing="-0.0062in" style:text-scale="154%" fo:language="es" fo:country="ES"/>
    </style:style>
    <style:style style:name="T7125" style:parent-style-name="Fuentedepárrafopredeter." style:family="text">
      <style:text-properties fo:color="#0000FF" fo:letter-spacing="-0.0062in" style:text-scale="211%" fo:language="es" fo:country="ES"/>
    </style:style>
    <style:style style:name="T7126" style:parent-style-name="Fuentedepárrafopredeter." style:family="text">
      <style:text-properties fo:color="#0000FF" style:text-scale="112%" fo:language="es" fo:country="ES"/>
    </style:style>
    <style:style style:name="T7127" style:parent-style-name="Fuentedepárrafopredeter." style:family="text">
      <style:text-properties fo:color="#0000FF" fo:language="es" fo:country="ES"/>
    </style:style>
    <style:style style:name="T7128" style:parent-style-name="Fuentedepárrafopredeter." style:family="text">
      <style:text-properties fo:color="#0000FF" fo:letter-spacing="-0.0118in" fo:language="es" fo:country="ES"/>
    </style:style>
    <style:style style:name="T7129" style:parent-style-name="Fuentedepárrafopredeter." style:family="text">
      <style:text-properties fo:color="#0000FF" fo:letter-spacing="-0.0062in" style:text-scale="114%" fo:language="es" fo:country="ES"/>
    </style:style>
    <style:style style:name="T7130" style:parent-style-name="Fuentedepárrafopredeter." style:family="text">
      <style:text-properties fo:color="#0000FF" fo:letter-spacing="-0.0062in" style:text-scale="121%" fo:language="es" fo:country="ES"/>
    </style:style>
    <style:style style:name="T7131" style:parent-style-name="Fuentedepárrafopredeter." style:family="text">
      <style:text-properties fo:color="#0000FF" fo:letter-spacing="-0.0062in" style:text-scale="151%" fo:language="es" fo:country="ES"/>
    </style:style>
    <style:style style:name="T7132" style:parent-style-name="Fuentedepárrafopredeter." style:family="text">
      <style:text-properties fo:color="#0000FF" fo:letter-spacing="-0.0062in" style:text-scale="110%" fo:language="es" fo:country="ES"/>
    </style:style>
    <style:style style:name="T7133" style:parent-style-name="Fuentedepárrafopredeter." style:family="text">
      <style:text-properties fo:color="#0000FF" fo:letter-spacing="-0.0062in" style:text-scale="114%" fo:language="es" fo:country="ES"/>
    </style:style>
    <style:style style:name="T7134" style:parent-style-name="Fuentedepárrafopredeter." style:family="text">
      <style:text-properties fo:color="#0000FF" style:text-scale="204%" fo:language="es" fo:country="ES"/>
    </style:style>
    <style:style style:name="T7135" style:parent-style-name="Fuentedepárrafopredeter." style:family="text">
      <style:text-properties fo:color="#0000FF" fo:language="es" fo:country="ES"/>
    </style:style>
    <style:style style:name="T7136" style:parent-style-name="Fuentedepárrafopredeter." style:family="text">
      <style:text-properties fo:color="#0000FF" fo:letter-spacing="-0.0118in" fo:language="es" fo:country="ES"/>
    </style:style>
    <style:style style:name="T7137" style:parent-style-name="Fuentedepárrafopredeter." style:family="text">
      <style:text-properties fo:color="#0000FF" style:text-scale="112%" fo:language="es" fo:country="ES"/>
    </style:style>
    <style:style style:name="T7138" style:parent-style-name="Fuentedepárrafopredeter." style:family="text">
      <style:text-properties fo:color="#0000FF" fo:language="es" fo:country="ES"/>
    </style:style>
    <style:style style:name="T7139" style:parent-style-name="Fuentedepárrafopredeter." style:family="text">
      <style:text-properties fo:color="#0000FF" fo:letter-spacing="-0.0118in" fo:language="es" fo:country="ES"/>
    </style:style>
    <style:style style:name="T7140" style:parent-style-name="Fuentedepárrafopredeter." style:family="text">
      <style:text-properties fo:color="#0000FF" fo:letter-spacing="-0.0062in" style:text-scale="148%" fo:language="es" fo:country="ES"/>
    </style:style>
    <style:style style:name="T7141" style:parent-style-name="Fuentedepárrafopredeter." style:family="text">
      <style:text-properties fo:color="#0000FF" fo:letter-spacing="-0.0062in" style:text-scale="110%" fo:language="es" fo:country="ES"/>
    </style:style>
    <style:style style:name="T7142" style:parent-style-name="Fuentedepárrafopredeter." style:family="text">
      <style:text-properties fo:color="#0000FF" fo:letter-spacing="-0.0062in" style:text-scale="108%" fo:language="es" fo:country="ES"/>
    </style:style>
    <style:style style:name="T7143" style:parent-style-name="Fuentedepárrafopredeter." style:family="text">
      <style:text-properties fo:color="#0000FF" fo:letter-spacing="-0.0062in" style:text-scale="211%" fo:language="es" fo:country="ES"/>
    </style:style>
    <style:style style:name="T7144" style:parent-style-name="Fuentedepárrafopredeter." style:family="text">
      <style:text-properties fo:color="#0000FF" fo:letter-spacing="-0.0062in" style:text-scale="154%" fo:language="es" fo:country="ES"/>
    </style:style>
    <style:style style:name="T7145" style:parent-style-name="Fuentedepárrafopredeter." style:family="text">
      <style:text-properties fo:color="#0000FF" fo:letter-spacing="-0.0062in" style:text-scale="110%" fo:language="es" fo:country="ES"/>
    </style:style>
    <style:style style:name="T7146" style:parent-style-name="Fuentedepárrafopredeter." style:family="text">
      <style:text-properties fo:color="#0000FF" fo:letter-spacing="-0.0062in" style:text-scale="121%" fo:language="es" fo:country="ES"/>
    </style:style>
    <style:style style:name="T7147" style:parent-style-name="Fuentedepárrafopredeter." style:family="text">
      <style:text-properties fo:color="#0000FF" fo:letter-spacing="-0.0062in" style:text-scale="151%" fo:language="es" fo:country="ES"/>
    </style:style>
    <style:style style:name="T7148" style:parent-style-name="Fuentedepárrafopredeter." style:family="text">
      <style:text-properties fo:color="#0000FF" fo:letter-spacing="-0.0062in" style:text-scale="112%" fo:language="es" fo:country="ES"/>
    </style:style>
    <style:style style:name="T7149" style:parent-style-name="Fuentedepárrafopredeter." style:family="text">
      <style:text-properties fo:color="#0000FF" fo:letter-spacing="-0.0062in" style:text-scale="154%" fo:language="es" fo:country="ES"/>
    </style:style>
    <style:style style:name="T7150" style:parent-style-name="Fuentedepárrafopredeter." style:family="text">
      <style:text-properties fo:color="#0000FF" fo:letter-spacing="-0.0062in" style:text-scale="211%" fo:language="es" fo:country="ES"/>
    </style:style>
    <style:style style:name="T7151" style:parent-style-name="Fuentedepárrafopredeter." style:family="text">
      <style:text-properties fo:color="#0000FF" fo:letter-spacing="-0.0062in" style:text-scale="112%" fo:language="es" fo:country="ES"/>
    </style:style>
    <style:style style:name="T7152" style:parent-style-name="Fuentedepárrafopredeter." style:family="text">
      <style:text-properties fo:color="#0000FF" style:text-scale="148%" fo:language="es" fo:country="ES"/>
    </style:style>
    <style:style style:name="P7153" style:parent-style-name="Textoindependiente" style:family="paragraph">
      <style:paragraph-properties fo:line-height="0.1458in" fo:margin-left="0.359in">
        <style:tab-stops/>
      </style:paragraph-properties>
    </style:style>
    <style:style style:name="T715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15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15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157" style:parent-style-name="Fuentedepárrafopredeter." style:family="text">
      <style:text-properties fo:color="#FF00FF" fo:letter-spacing="-0.0062in" style:text-scale="185%" fo:language="es" fo:country="ES"/>
    </style:style>
    <style:style style:name="T7158" style:parent-style-name="Fuentedepárrafopredeter." style:family="text">
      <style:text-properties fo:color="#FF00FF" style:text-scale="105%" fo:language="es" fo:country="ES"/>
    </style:style>
    <style:style style:name="T7159" style:parent-style-name="Fuentedepárrafopredeter." style:family="text">
      <style:text-properties fo:color="#FF00FF" fo:language="es" fo:country="ES"/>
    </style:style>
    <style:style style:name="T7160" style:parent-style-name="Fuentedepárrafopredeter." style:family="text">
      <style:text-properties fo:color="#FF00FF" fo:letter-spacing="-0.0118in" fo:language="es" fo:country="ES"/>
    </style:style>
    <style:style style:name="T7161" style:parent-style-name="Fuentedepárrafopredeter." style:family="text">
      <style:text-properties fo:color="#FF00FF" fo:letter-spacing="-0.0062in" style:text-scale="125%" fo:language="es" fo:country="ES"/>
    </style:style>
    <style:style style:name="T7162" style:parent-style-name="Fuentedepárrafopredeter." style:family="text">
      <style:text-properties fo:color="#FF00FF" style:text-scale="92%" fo:language="es" fo:country="ES"/>
    </style:style>
    <style:style style:name="T7163" style:parent-style-name="Fuentedepárrafopredeter." style:family="text">
      <style:text-properties fo:color="#FF00FF" fo:language="es" fo:country="ES"/>
    </style:style>
    <style:style style:name="T7164" style:parent-style-name="Fuentedepárrafopredeter." style:family="text">
      <style:text-properties fo:color="#FF00FF" fo:letter-spacing="-0.0118in" fo:language="es" fo:country="ES"/>
    </style:style>
    <style:style style:name="T7165" style:parent-style-name="Fuentedepárrafopredeter." style:family="text">
      <style:text-properties fo:color="#FF00FF" fo:letter-spacing="-0.0062in" fo:language="es" fo:country="ES"/>
    </style:style>
    <style:style style:name="T7166" style:parent-style-name="Fuentedepárrafopredeter." style:family="text">
      <style:text-properties fo:color="#FF00FF" fo:letter-spacing="-0.0062in" style:text-scale="102%" fo:language="es" fo:country="ES"/>
    </style:style>
    <style:style style:name="T7167" style:parent-style-name="Fuentedepárrafopredeter." style:family="text">
      <style:text-properties fo:color="#FF00FF" fo:letter-spacing="-0.0062in" style:text-scale="84%" fo:language="es" fo:country="ES"/>
    </style:style>
    <style:style style:name="T7168" style:parent-style-name="Fuentedepárrafopredeter." style:family="text">
      <style:text-properties fo:color="#FF00FF" fo:letter-spacing="-0.0062in" style:text-scale="216%" fo:language="es" fo:country="ES"/>
    </style:style>
    <style:style style:name="T7169" style:parent-style-name="Fuentedepárrafopredeter." style:family="text">
      <style:text-properties fo:color="#FF00FF" fo:letter-spacing="-0.0062in" style:text-scale="94%" fo:language="es" fo:country="ES"/>
    </style:style>
    <style:style style:name="T7170" style:parent-style-name="Fuentedepárrafopredeter." style:family="text">
      <style:text-properties fo:color="#FF00FF" style:text-scale="89%" fo:language="es" fo:country="ES"/>
    </style:style>
    <style:style style:name="T7171" style:parent-style-name="Fuentedepárrafopredeter." style:family="text">
      <style:text-properties fo:color="#FF00FF" fo:language="es" fo:country="ES"/>
    </style:style>
    <style:style style:name="T7172" style:parent-style-name="Fuentedepárrafopredeter." style:family="text">
      <style:text-properties fo:color="#FF00FF" fo:letter-spacing="-0.0118in" fo:language="es" fo:country="ES"/>
    </style:style>
    <style:style style:name="T7173" style:parent-style-name="Fuentedepárrafopredeter." style:family="text">
      <style:text-properties fo:color="#FF00FF" fo:letter-spacing="-0.0062in" style:text-scale="102%" fo:language="es" fo:country="ES"/>
    </style:style>
    <style:style style:name="T7174" style:parent-style-name="Fuentedepárrafopredeter." style:family="text">
      <style:text-properties fo:color="#FF00FF" fo:letter-spacing="-0.0062in" style:text-scale="106%" fo:language="es" fo:country="ES"/>
    </style:style>
    <style:style style:name="T7175" style:parent-style-name="Fuentedepárrafopredeter." style:family="text">
      <style:text-properties fo:color="#FF00FF" fo:letter-spacing="-0.0062in" style:text-scale="125%" fo:language="es" fo:country="ES"/>
    </style:style>
    <style:style style:name="T7176" style:parent-style-name="Fuentedepárrafopredeter." style:family="text">
      <style:text-properties fo:color="#FF00FF" fo:letter-spacing="-0.0062in" style:text-scale="89%" fo:language="es" fo:country="ES"/>
    </style:style>
    <style:style style:name="T7177" style:parent-style-name="Fuentedepárrafopredeter." style:family="text">
      <style:text-properties fo:color="#FF00FF" fo:letter-spacing="-0.0062in" style:text-scale="118%" fo:language="es" fo:country="ES"/>
    </style:style>
    <style:style style:name="T7178" style:parent-style-name="Fuentedepárrafopredeter." style:family="text">
      <style:text-properties fo:color="#FF00FF" fo:letter-spacing="-0.0062in" style:text-scale="92%" fo:language="es" fo:country="ES"/>
    </style:style>
    <style:style style:name="T7179" style:parent-style-name="Fuentedepárrafopredeter." style:family="text">
      <style:text-properties fo:color="#FF00FF" fo:letter-spacing="-0.0062in" style:text-scale="103%" fo:language="es" fo:country="ES"/>
    </style:style>
    <style:style style:name="T7180" style:parent-style-name="Fuentedepárrafopredeter." style:family="text">
      <style:text-properties fo:color="#FF00FF" style:text-scale="89%" fo:language="es" fo:country="ES"/>
    </style:style>
    <style:style style:name="T7181" style:parent-style-name="Fuentedepárrafopredeter." style:family="text">
      <style:text-properties fo:color="#FF00FF" fo:language="es" fo:country="ES"/>
    </style:style>
    <style:style style:name="T7182" style:parent-style-name="Fuentedepárrafopredeter." style:family="text">
      <style:text-properties fo:color="#FF00FF" fo:letter-spacing="-0.0118in" fo:language="es" fo:country="ES"/>
    </style:style>
    <style:style style:name="T7183" style:parent-style-name="Fuentedepárrafopredeter." style:family="text">
      <style:text-properties fo:color="#FF00FF" fo:letter-spacing="-0.0062in" style:text-scale="112%" fo:language="es" fo:country="ES"/>
    </style:style>
    <style:style style:name="T7184" style:parent-style-name="Fuentedepárrafopredeter." style:family="text">
      <style:text-properties fo:color="#FF00FF" fo:letter-spacing="-0.0062in" style:text-scale="125%" fo:language="es" fo:country="ES"/>
    </style:style>
    <style:style style:name="T7185" style:parent-style-name="Fuentedepárrafopredeter." style:family="text">
      <style:text-properties fo:color="#FF00FF" style:text-scale="163%" fo:language="es" fo:country="ES"/>
    </style:style>
    <style:style style:name="T7186" style:parent-style-name="Fuentedepárrafopredeter." style:family="text">
      <style:text-properties fo:color="#FF00FF" fo:language="es" fo:country="ES"/>
    </style:style>
    <style:style style:name="T7187" style:parent-style-name="Fuentedepárrafopredeter." style:family="text">
      <style:text-properties fo:color="#FF00FF" fo:letter-spacing="-0.0118in" fo:language="es" fo:country="ES"/>
    </style:style>
    <style:style style:name="T7188" style:parent-style-name="Fuentedepárrafopredeter." style:family="text">
      <style:text-properties fo:color="#FF00FF" fo:letter-spacing="-0.0062in" style:text-scale="185%" fo:language="es" fo:country="ES"/>
    </style:style>
    <style:style style:name="T7189" style:parent-style-name="Fuentedepárrafopredeter." style:family="text">
      <style:text-properties fo:color="#A01FEF" fo:letter-spacing="-0.0062in" style:text-scale="114%" fo:language="es" fo:country="ES"/>
    </style:style>
    <style:style style:name="T7190" style:parent-style-name="Fuentedepárrafopredeter." style:family="text">
      <style:text-properties fo:color="#A01FEF" fo:letter-spacing="-0.0062in" style:text-scale="154%" fo:language="es" fo:country="ES"/>
    </style:style>
    <style:style style:name="T7191" style:parent-style-name="Fuentedepárrafopredeter." style:family="text">
      <style:text-properties fo:color="#A01FEF" fo:letter-spacing="-0.0062in" style:text-scale="110%" fo:language="es" fo:country="ES"/>
    </style:style>
    <style:style style:name="T7192" style:parent-style-name="Fuentedepárrafopredeter." style:family="text">
      <style:text-properties fo:color="#A01FEF" fo:letter-spacing="-0.0062in" style:text-scale="114%" fo:language="es" fo:country="ES"/>
    </style:style>
    <style:style style:name="T7193" style:parent-style-name="Fuentedepárrafopredeter." style:family="text">
      <style:text-properties fo:color="#A01FEF" fo:letter-spacing="-0.0062in" style:text-scale="108%" fo:language="es" fo:country="ES"/>
    </style:style>
    <style:style style:name="T7194" style:parent-style-name="Fuentedepárrafopredeter." style:family="text">
      <style:text-properties fo:color="#A01FEF" fo:letter-spacing="-0.0062in" style:text-scale="204%" fo:language="es" fo:country="ES"/>
    </style:style>
    <style:style style:name="T7195" style:parent-style-name="Fuentedepárrafopredeter." style:family="text">
      <style:text-properties fo:color="#A01FEF" fo:letter-spacing="-0.0062in" style:text-scale="211%" fo:language="es" fo:country="ES"/>
    </style:style>
    <style:style style:name="T7196" style:parent-style-name="Fuentedepárrafopredeter." style:family="text">
      <style:text-properties fo:color="#A01FEF" fo:letter-spacing="-0.0062in" style:text-scale="110%" fo:language="es" fo:country="ES"/>
    </style:style>
    <style:style style:name="T7197" style:parent-style-name="Fuentedepárrafopredeter." style:family="text">
      <style:text-properties fo:color="#A01FEF" style:text-scale="119%" fo:language="es" fo:country="ES"/>
    </style:style>
    <style:style style:name="T7198" style:parent-style-name="Fuentedepárrafopredeter." style:family="text">
      <style:text-properties fo:color="#A01FEF" fo:language="es" fo:country="ES"/>
    </style:style>
    <style:style style:name="T7199" style:parent-style-name="Fuentedepárrafopredeter." style:family="text">
      <style:text-properties fo:color="#A01FEF" fo:letter-spacing="-0.0118in" fo:language="es" fo:country="ES"/>
    </style:style>
    <style:style style:name="T7200" style:parent-style-name="Fuentedepárrafopredeter." style:family="text">
      <style:text-properties fo:color="#A01FEF" fo:letter-spacing="-0.0062in" style:text-scale="163%" fo:language="es" fo:country="ES"/>
    </style:style>
    <style:style style:name="T7201" style:parent-style-name="Fuentedepárrafopredeter." style:family="text">
      <style:text-properties fo:color="#A01FEF" style:text-scale="162%" fo:language="es" fo:country="ES"/>
    </style:style>
    <style:style style:name="T7202" style:parent-style-name="Fuentedepárrafopredeter." style:family="text">
      <style:text-properties fo:color="#A01FEF" fo:language="es" fo:country="ES"/>
    </style:style>
    <style:style style:name="T7203" style:parent-style-name="Fuentedepárrafopredeter." style:family="text">
      <style:text-properties fo:color="#A01FEF" fo:letter-spacing="-0.0118in" fo:language="es" fo:country="ES"/>
    </style:style>
    <style:style style:name="T7204" style:parent-style-name="Fuentedepárrafopredeter." style:family="text">
      <style:text-properties fo:color="#6959CD" fo:letter-spacing="-0.0062in" style:text-scale="114%" fo:language="es" fo:country="ES"/>
    </style:style>
    <style:style style:name="T7205" style:parent-style-name="Fuentedepárrafopredeter." style:family="text">
      <style:text-properties fo:color="#6959CD" fo:letter-spacing="-0.0062in" style:text-scale="78%" fo:language="es" fo:country="ES"/>
    </style:style>
    <style:style style:name="T7206" style:parent-style-name="Fuentedepárrafopredeter." style:family="text">
      <style:text-properties fo:color="#A01FEF" style:text-scale="114%" fo:language="es" fo:country="ES"/>
    </style:style>
    <style:style style:name="P7207" style:parent-style-name="Textoindependiente" style:family="paragraph">
      <style:paragraph-properties fo:line-height="0.1444in" fo:margin-left="0.2201in">
        <style:tab-stops/>
      </style:paragraph-properties>
    </style:style>
    <style:style style:name="T7208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209" style:parent-style-name="Textoindependiente" style:family="paragraph">
      <style:paragraph-properties fo:line-height="0.1465in" fo:margin-left="0.359in">
        <style:tab-stops/>
      </style:paragraph-properties>
    </style:style>
    <style:style style:name="T7210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7211" style:parent-style-name="Fuentedepárrafopredeter." style:family="text">
      <style:text-properties fo:color="#FF00FF" style:text-scale="140%" fo:language="es" fo:country="ES"/>
    </style:style>
    <style:style style:name="T7212" style:parent-style-name="Fuentedepárrafopredeter." style:family="text">
      <style:text-properties fo:color="#FF00FF" style:text-scale="120%" fo:language="es" fo:country="ES"/>
    </style:style>
    <style:style style:name="T7213" style:parent-style-name="Fuentedepárrafopredeter." style:family="text">
      <style:text-properties fo:color="#6959CD" style:text-scale="120%" fo:language="es" fo:country="ES"/>
    </style:style>
    <style:style style:name="T7214" style:parent-style-name="Fuentedepárrafopredeter." style:family="text">
      <style:text-properties fo:color="#FF00FF" style:text-scale="120%" fo:language="es" fo:country="ES"/>
    </style:style>
    <style:style style:name="P7215" style:parent-style-name="Textoindependiente" style:family="paragraph">
      <style:paragraph-properties fo:line-height="0.1444in" fo:margin-left="0.2201in">
        <style:tab-stops/>
      </style:paragraph-properties>
    </style:style>
    <style:style style:name="T721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217" style:parent-style-name="Textoindependiente" style:family="paragraph">
      <style:paragraph-properties fo:line-height="0.1458in"/>
    </style:style>
    <style:style style:name="T721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7219" style:parent-style-name="Textoindependiente" style:family="paragraph">
      <style:paragraph-properties fo:line-height="0.1458in"/>
    </style:style>
    <style:style style:name="T7220" style:parent-style-name="Fuentedepárrafopredeter." style:family="text">
      <style:text-properties fo:color="#00898C" style:text-scale="135%" fo:language="es" fo:country="ES"/>
    </style:style>
    <style:style style:name="T7221" style:parent-style-name="Fuentedepárrafopredeter." style:family="text">
      <style:text-properties style:font-name="Lucida Sans Typewriter" fo:font-weight="bold" style:font-weight-asian="bold" fo:color="#A52A2A" style:text-scale="135%" fo:language="es" fo:country="ES"/>
    </style:style>
    <style:style style:name="P7222" style:parent-style-name="Textoindependiente" style:family="paragraph">
      <style:paragraph-properties fo:line-height="0.1458in" fo:margin-left="0.2201in">
        <style:tab-stops/>
      </style:paragraph-properties>
    </style:style>
    <style:style style:name="T722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22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22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226" style:parent-style-name="Fuentedepárrafopredeter." style:family="text">
      <style:text-properties fo:color="#FF00FF" fo:letter-spacing="-0.0062in" style:text-scale="185%" fo:language="es" fo:country="ES"/>
    </style:style>
    <style:style style:name="T7227" style:parent-style-name="Fuentedepárrafopredeter." style:family="text">
      <style:text-properties fo:color="#FF00FF" fo:letter-spacing="-0.0062in" style:text-scale="118%" fo:language="es" fo:country="ES"/>
    </style:style>
    <style:style style:name="T7228" style:parent-style-name="Fuentedepárrafopredeter." style:family="text">
      <style:text-properties fo:color="#FF00FF" fo:letter-spacing="-0.0062in" style:text-scale="89%" fo:language="es" fo:country="ES"/>
    </style:style>
    <style:style style:name="T7229" style:parent-style-name="Fuentedepárrafopredeter." style:family="text">
      <style:text-properties fo:color="#FF00FF" style:text-scale="125%" fo:language="es" fo:country="ES"/>
    </style:style>
    <style:style style:name="T7230" style:parent-style-name="Fuentedepárrafopredeter." style:family="text">
      <style:text-properties fo:color="#FF00FF" fo:language="es" fo:country="ES"/>
    </style:style>
    <style:style style:name="T7231" style:parent-style-name="Fuentedepárrafopredeter." style:family="text">
      <style:text-properties fo:color="#FF00FF" fo:letter-spacing="-0.0118in" fo:language="es" fo:country="ES"/>
    </style:style>
    <style:style style:name="T7232" style:parent-style-name="Fuentedepárrafopredeter." style:family="text">
      <style:text-properties fo:color="#FF00FF" fo:letter-spacing="-0.0062in" style:text-scale="107%" fo:language="es" fo:country="ES"/>
    </style:style>
    <style:style style:name="T7233" style:parent-style-name="Fuentedepárrafopredeter." style:family="text">
      <style:text-properties fo:color="#FF00FF" fo:letter-spacing="-0.0062in" style:text-scale="112%" fo:language="es" fo:country="ES"/>
    </style:style>
    <style:style style:name="T7234" style:parent-style-name="Fuentedepárrafopredeter." style:family="text">
      <style:text-properties fo:color="#FF00FF" fo:letter-spacing="-0.0062in" style:text-scale="103%" fo:language="es" fo:country="ES"/>
    </style:style>
    <style:style style:name="T7235" style:parent-style-name="Fuentedepárrafopredeter." style:family="text">
      <style:text-properties fo:color="#FF00FF" fo:letter-spacing="-0.0062in" style:text-scale="84%" fo:language="es" fo:country="ES"/>
    </style:style>
    <style:style style:name="T7236" style:parent-style-name="Fuentedepárrafopredeter." style:family="text">
      <style:text-properties fo:color="#FF00FF" fo:letter-spacing="-0.0062in" style:text-scale="216%" fo:language="es" fo:country="ES"/>
    </style:style>
    <style:style style:name="T7237" style:parent-style-name="Fuentedepárrafopredeter." style:family="text">
      <style:text-properties fo:color="#FF00FF" fo:letter-spacing="-0.0062in" style:text-scale="125%" fo:language="es" fo:country="ES"/>
    </style:style>
    <style:style style:name="T7238" style:parent-style-name="Fuentedepárrafopredeter." style:family="text">
      <style:text-properties fo:color="#FF00FF" fo:letter-spacing="-0.0062in" style:text-scale="89%" fo:language="es" fo:country="ES"/>
    </style:style>
    <style:style style:name="T7239" style:parent-style-name="Fuentedepárrafopredeter." style:family="text">
      <style:text-properties fo:color="#FF00FF" style:text-scale="125%" fo:language="es" fo:country="ES"/>
    </style:style>
    <style:style style:name="T7240" style:parent-style-name="Fuentedepárrafopredeter." style:family="text">
      <style:text-properties fo:color="#FF00FF" fo:language="es" fo:country="ES"/>
    </style:style>
    <style:style style:name="T7241" style:parent-style-name="Fuentedepárrafopredeter." style:family="text">
      <style:text-properties fo:color="#FF00FF" fo:letter-spacing="-0.0118in" fo:language="es" fo:country="ES"/>
    </style:style>
    <style:style style:name="T7242" style:parent-style-name="Fuentedepárrafopredeter." style:family="text">
      <style:text-properties fo:color="#FF00FF" fo:letter-spacing="-0.0062in" style:text-scale="102%" fo:language="es" fo:country="ES"/>
    </style:style>
    <style:style style:name="T7243" style:parent-style-name="Fuentedepárrafopredeter." style:family="text">
      <style:text-properties fo:color="#FF00FF" fo:letter-spacing="-0.0062in" fo:language="es" fo:country="ES"/>
    </style:style>
    <style:style style:name="T7244" style:parent-style-name="Fuentedepárrafopredeter." style:family="text">
      <style:text-properties fo:color="#FF00FF" fo:letter-spacing="-0.0062in" style:text-scale="103%" fo:language="es" fo:country="ES"/>
    </style:style>
    <style:style style:name="T7245" style:parent-style-name="Fuentedepárrafopredeter." style:family="text">
      <style:text-properties fo:color="#FF00FF" fo:letter-spacing="-0.0062in" style:text-scale="92%" fo:language="es" fo:country="ES"/>
    </style:style>
    <style:style style:name="T7246" style:parent-style-name="Fuentedepárrafopredeter." style:family="text">
      <style:text-properties fo:color="#FF00FF" fo:letter-spacing="-0.0062in" style:text-scale="102%" fo:language="es" fo:country="ES"/>
    </style:style>
    <style:style style:name="T7247" style:parent-style-name="Fuentedepárrafopredeter." style:family="text">
      <style:text-properties fo:color="#FF00FF" fo:letter-spacing="-0.0062in" style:text-scale="118%" fo:language="es" fo:country="ES"/>
    </style:style>
    <style:style style:name="T7248" style:parent-style-name="Fuentedepárrafopredeter." style:family="text">
      <style:text-properties fo:color="#FF00FF" fo:letter-spacing="-0.0062in" style:text-scale="112%" fo:language="es" fo:country="ES"/>
    </style:style>
    <style:style style:name="T7249" style:parent-style-name="Fuentedepárrafopredeter." style:family="text">
      <style:text-properties fo:color="#FF00FF" style:text-scale="125%" fo:language="es" fo:country="ES"/>
    </style:style>
    <style:style style:name="T7250" style:parent-style-name="Fuentedepárrafopredeter." style:family="text">
      <style:text-properties fo:color="#FF00FF" fo:language="es" fo:country="ES"/>
    </style:style>
    <style:style style:name="T7251" style:parent-style-name="Fuentedepárrafopredeter." style:family="text">
      <style:text-properties fo:color="#FF00FF" fo:letter-spacing="-0.0118in" fo:language="es" fo:country="ES"/>
    </style:style>
    <style:style style:name="T7252" style:parent-style-name="Fuentedepárrafopredeter." style:family="text">
      <style:text-properties fo:color="#FF00FF" fo:letter-spacing="-0.0062in" style:text-scale="98%" fo:language="es" fo:country="ES"/>
    </style:style>
    <style:style style:name="T7253" style:parent-style-name="Fuentedepárrafopredeter." style:family="text">
      <style:text-properties fo:color="#FF00FF" fo:letter-spacing="-0.0062in" style:text-scale="112%" fo:language="es" fo:country="ES"/>
    </style:style>
    <style:style style:name="T7254" style:parent-style-name="Fuentedepárrafopredeter." style:family="text">
      <style:text-properties fo:color="#FF00FF" style:text-scale="118%" fo:language="es" fo:country="ES"/>
    </style:style>
    <style:style style:name="T7255" style:parent-style-name="Fuentedepárrafopredeter." style:family="text">
      <style:text-properties fo:color="#FF00FF" fo:language="es" fo:country="ES"/>
    </style:style>
    <style:style style:name="T7256" style:parent-style-name="Fuentedepárrafopredeter." style:family="text">
      <style:text-properties fo:color="#FF00FF" fo:letter-spacing="-0.0118in" fo:language="es" fo:country="ES"/>
    </style:style>
    <style:style style:name="T7257" style:parent-style-name="Fuentedepárrafopredeter." style:family="text">
      <style:text-properties fo:color="#FF00FF" fo:letter-spacing="-0.0062in" style:text-scale="114%" fo:language="es" fo:country="ES"/>
    </style:style>
    <style:style style:name="T7258" style:parent-style-name="Fuentedepárrafopredeter." style:family="text">
      <style:text-properties fo:color="#FF00FF" fo:letter-spacing="-0.0062in" style:text-scale="216%" fo:language="es" fo:country="ES"/>
    </style:style>
    <style:style style:name="T7259" style:parent-style-name="Fuentedepárrafopredeter." style:family="text">
      <style:text-properties fo:color="#FF00FF" fo:letter-spacing="-0.0062in" fo:language="es" fo:country="ES"/>
    </style:style>
    <style:style style:name="T7260" style:parent-style-name="Fuentedepárrafopredeter." style:family="text">
      <style:text-properties fo:color="#FF00FF" fo:letter-spacing="-0.0062in" style:text-scale="92%" fo:language="es" fo:country="ES"/>
    </style:style>
    <style:style style:name="T7261" style:parent-style-name="Fuentedepárrafopredeter." style:family="text">
      <style:text-properties fo:color="#FF00FF" fo:letter-spacing="-0.0062in" style:text-scale="112%" fo:language="es" fo:country="ES"/>
    </style:style>
    <style:style style:name="T7262" style:parent-style-name="Fuentedepárrafopredeter." style:family="text">
      <style:text-properties fo:color="#FF00FF" fo:letter-spacing="-0.0062in" style:text-scale="103%" fo:language="es" fo:country="ES"/>
    </style:style>
    <style:style style:name="T7263" style:parent-style-name="Fuentedepárrafopredeter." style:family="text">
      <style:text-properties fo:color="#FF00FF" style:text-scale="89%" fo:language="es" fo:country="ES"/>
    </style:style>
    <style:style style:name="T7264" style:parent-style-name="Fuentedepárrafopredeter." style:family="text">
      <style:text-properties fo:color="#FF00FF" fo:language="es" fo:country="ES"/>
    </style:style>
    <style:style style:name="T7265" style:parent-style-name="Fuentedepárrafopredeter." style:family="text">
      <style:text-properties fo:color="#FF00FF" fo:letter-spacing="-0.0118in" fo:language="es" fo:country="ES"/>
    </style:style>
    <style:style style:name="T7266" style:parent-style-name="Fuentedepárrafopredeter." style:family="text">
      <style:text-properties fo:color="#6959CD" fo:letter-spacing="-0.0062in" style:text-scale="114%" fo:language="es" fo:country="ES"/>
    </style:style>
    <style:style style:name="T7267" style:parent-style-name="Fuentedepárrafopredeter." style:family="text">
      <style:text-properties fo:color="#6959CD" style:text-scale="78%" fo:language="es" fo:country="ES"/>
    </style:style>
    <style:style style:name="T7268" style:parent-style-name="Fuentedepárrafopredeter." style:family="text">
      <style:text-properties fo:color="#6959CD" fo:language="es" fo:country="ES"/>
    </style:style>
    <style:style style:name="T7269" style:parent-style-name="Fuentedepárrafopredeter." style:family="text">
      <style:text-properties fo:color="#6959CD" fo:letter-spacing="-0.0118in" fo:language="es" fo:country="ES"/>
    </style:style>
    <style:style style:name="T7270" style:parent-style-name="Fuentedepárrafopredeter." style:family="text">
      <style:text-properties fo:color="#FF00FF" fo:letter-spacing="-0.0062in" style:text-scale="148%" fo:language="es" fo:country="ES"/>
    </style:style>
    <style:style style:name="T7271" style:parent-style-name="Fuentedepárrafopredeter." style:family="text">
      <style:text-properties fo:color="#FF00FF" fo:letter-spacing="-0.0062in" style:text-scale="112%" fo:language="es" fo:country="ES"/>
    </style:style>
    <style:style style:name="T7272" style:parent-style-name="Fuentedepárrafopredeter." style:family="text">
      <style:text-properties fo:color="#FF00FF" style:text-scale="110%" fo:language="es" fo:country="ES"/>
    </style:style>
    <style:style style:name="T7273" style:parent-style-name="Fuentedepárrafopredeter." style:family="text">
      <style:text-properties fo:color="#FF00FF" fo:language="es" fo:country="ES"/>
    </style:style>
    <style:style style:name="T7274" style:parent-style-name="Fuentedepárrafopredeter." style:family="text">
      <style:text-properties fo:color="#FF00FF" fo:letter-spacing="-0.0118in" fo:language="es" fo:country="ES"/>
    </style:style>
    <style:style style:name="T7275" style:parent-style-name="Fuentedepárrafopredeter." style:family="text">
      <style:text-properties fo:color="#FF00FF" style:text-scale="185%" fo:language="es" fo:country="ES"/>
    </style:style>
    <style:style style:name="P7276" style:parent-style-name="Textoindependiente" style:family="paragraph">
      <style:paragraph-properties fo:line-height="0.1458in" fo:margin-left="0.2201in">
        <style:tab-stops/>
      </style:paragraph-properties>
    </style:style>
    <style:style style:name="T727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27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27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280" style:parent-style-name="Fuentedepárrafopredeter." style:family="text">
      <style:text-properties fo:letter-spacing="-0.0062in" style:text-scale="163%" fo:language="es" fo:country="ES"/>
    </style:style>
    <style:style style:name="T7281" style:parent-style-name="Fuentedepárrafopredeter." style:family="text">
      <style:text-properties fo:letter-spacing="-0.0062in" style:text-scale="204%" fo:language="es" fo:country="ES"/>
    </style:style>
    <style:style style:name="T7282" style:parent-style-name="Fuentedepárrafopredeter." style:family="text">
      <style:text-properties style:text-scale="103%" fo:language="es" fo:country="ES"/>
    </style:style>
    <style:style style:name="T7283" style:parent-style-name="Fuentedepárrafopredeter." style:family="text">
      <style:text-properties fo:language="es" fo:country="ES"/>
    </style:style>
    <style:style style:name="T7284" style:parent-style-name="Fuentedepárrafopredeter." style:family="text">
      <style:text-properties fo:letter-spacing="-0.0118in" fo:language="es" fo:country="ES"/>
    </style:style>
    <style:style style:name="T728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28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28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28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28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290" style:parent-style-name="Fuentedepárrafopredeter." style:family="text">
      <style:text-properties fo:letter-spacing="-0.0062in" style:text-scale="163%" fo:language="es" fo:country="ES"/>
    </style:style>
    <style:style style:name="T7291" style:parent-style-name="Fuentedepárrafopredeter." style:family="text">
      <style:text-properties style:text-scale="80%" fo:language="es" fo:country="ES"/>
    </style:style>
    <style:style style:name="T7292" style:parent-style-name="Fuentedepárrafopredeter." style:family="text">
      <style:text-properties fo:language="es" fo:country="ES"/>
    </style:style>
    <style:style style:name="T7293" style:parent-style-name="Fuentedepárrafopredeter." style:family="text">
      <style:text-properties fo:letter-spacing="-0.0118in" fo:language="es" fo:country="ES"/>
    </style:style>
    <style:style style:name="T7294" style:parent-style-name="Fuentedepárrafopredeter." style:family="text">
      <style:text-properties fo:color="#FF00FF" fo:letter-spacing="-0.0062in" style:text-scale="185%" fo:language="es" fo:country="ES"/>
    </style:style>
    <style:style style:name="T7295" style:parent-style-name="Fuentedepárrafopredeter." style:family="text">
      <style:text-properties fo:color="#6959CD" fo:letter-spacing="-0.0062in" style:text-scale="114%" fo:language="es" fo:country="ES"/>
    </style:style>
    <style:style style:name="T7296" style:parent-style-name="Fuentedepárrafopredeter." style:family="text">
      <style:text-properties fo:color="#6959CD" fo:letter-spacing="-0.0062in" style:text-scale="78%" fo:language="es" fo:country="ES"/>
    </style:style>
    <style:style style:name="T7297" style:parent-style-name="Fuentedepárrafopredeter." style:family="text">
      <style:text-properties fo:color="#FF00FF" style:text-scale="185%" fo:language="es" fo:country="ES"/>
    </style:style>
    <style:style style:name="P7298" style:parent-style-name="Textoindependiente" style:family="paragraph">
      <style:paragraph-properties fo:line-height="0.1458in" fo:margin-left="0.2201in">
        <style:tab-stops/>
      </style:paragraph-properties>
    </style:style>
    <style:style style:name="T729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30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30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302" style:parent-style-name="Fuentedepárrafopredeter." style:family="text">
      <style:text-properties fo:color="#FF00FF" fo:letter-spacing="-0.0062in" style:text-scale="185%" fo:language="es" fo:country="ES"/>
    </style:style>
    <style:style style:name="T7303" style:parent-style-name="Fuentedepárrafopredeter." style:family="text">
      <style:text-properties fo:color="#FF00FF" fo:letter-spacing="-0.0062in" style:text-scale="216%" fo:language="es" fo:country="ES"/>
    </style:style>
    <style:style style:name="T7304" style:parent-style-name="Fuentedepárrafopredeter." style:family="text">
      <style:text-properties fo:color="#FF00FF" fo:letter-spacing="-0.0062in" style:text-scale="94%" fo:language="es" fo:country="ES"/>
    </style:style>
    <style:style style:name="T7305" style:parent-style-name="Fuentedepárrafopredeter." style:family="text">
      <style:text-properties fo:color="#FF00FF" fo:letter-spacing="-0.0062in" style:text-scale="98%" fo:language="es" fo:country="ES"/>
    </style:style>
    <style:style style:name="T7306" style:parent-style-name="Fuentedepárrafopredeter." style:family="text">
      <style:text-properties fo:color="#FF00FF" fo:letter-spacing="-0.0062in" style:text-scale="216%" fo:language="es" fo:country="ES"/>
    </style:style>
    <style:style style:name="T7307" style:parent-style-name="Fuentedepárrafopredeter." style:family="text">
      <style:text-properties fo:color="#FF00FF" fo:letter-spacing="-0.0062in" fo:language="es" fo:country="ES"/>
    </style:style>
    <style:style style:name="T7308" style:parent-style-name="Fuentedepárrafopredeter." style:family="text">
      <style:text-properties fo:color="#FF00FF" style:text-scale="102%" fo:language="es" fo:country="ES"/>
    </style:style>
    <style:style style:name="T7309" style:parent-style-name="Fuentedepárrafopredeter." style:family="text">
      <style:text-properties fo:color="#FF00FF" fo:language="es" fo:country="ES"/>
    </style:style>
    <style:style style:name="T7310" style:parent-style-name="Fuentedepárrafopredeter." style:family="text">
      <style:text-properties fo:color="#FF00FF" fo:letter-spacing="-0.0118in" fo:language="es" fo:country="ES"/>
    </style:style>
    <style:style style:name="T7311" style:parent-style-name="Fuentedepárrafopredeter." style:family="text">
      <style:text-properties fo:color="#FF00FF" fo:letter-spacing="-0.0062in" style:text-scale="118%" fo:language="es" fo:country="ES"/>
    </style:style>
    <style:style style:name="T7312" style:parent-style-name="Fuentedepárrafopredeter." style:family="text">
      <style:text-properties fo:color="#FF00FF" fo:letter-spacing="-0.0062in" style:text-scale="89%" fo:language="es" fo:country="ES"/>
    </style:style>
    <style:style style:name="T7313" style:parent-style-name="Fuentedepárrafopredeter." style:family="text">
      <style:text-properties fo:color="#FF00FF" style:text-scale="125%" fo:language="es" fo:country="ES"/>
    </style:style>
    <style:style style:name="T7314" style:parent-style-name="Fuentedepárrafopredeter." style:family="text">
      <style:text-properties fo:color="#FF00FF" fo:language="es" fo:country="ES"/>
    </style:style>
    <style:style style:name="T7315" style:parent-style-name="Fuentedepárrafopredeter." style:family="text">
      <style:text-properties fo:color="#FF00FF" fo:letter-spacing="-0.0118in" fo:language="es" fo:country="ES"/>
    </style:style>
    <style:style style:name="T7316" style:parent-style-name="Fuentedepárrafopredeter." style:family="text">
      <style:text-properties fo:color="#FF00FF" fo:letter-spacing="-0.0062in" style:text-scale="107%" fo:language="es" fo:country="ES"/>
    </style:style>
    <style:style style:name="T7317" style:parent-style-name="Fuentedepárrafopredeter." style:family="text">
      <style:text-properties fo:color="#FF00FF" fo:letter-spacing="-0.0062in" style:text-scale="112%" fo:language="es" fo:country="ES"/>
    </style:style>
    <style:style style:name="T7318" style:parent-style-name="Fuentedepárrafopredeter." style:family="text">
      <style:text-properties fo:color="#FF00FF" fo:letter-spacing="-0.0062in" style:text-scale="103%" fo:language="es" fo:country="ES"/>
    </style:style>
    <style:style style:name="T7319" style:parent-style-name="Fuentedepárrafopredeter." style:family="text">
      <style:text-properties fo:color="#FF00FF" fo:letter-spacing="-0.0062in" style:text-scale="84%" fo:language="es" fo:country="ES"/>
    </style:style>
    <style:style style:name="T7320" style:parent-style-name="Fuentedepárrafopredeter." style:family="text">
      <style:text-properties fo:color="#FF00FF" fo:letter-spacing="-0.0062in" style:text-scale="216%" fo:language="es" fo:country="ES"/>
    </style:style>
    <style:style style:name="T7321" style:parent-style-name="Fuentedepárrafopredeter." style:family="text">
      <style:text-properties fo:color="#FF00FF" fo:letter-spacing="-0.0062in" style:text-scale="125%" fo:language="es" fo:country="ES"/>
    </style:style>
    <style:style style:name="T7322" style:parent-style-name="Fuentedepárrafopredeter." style:family="text">
      <style:text-properties fo:color="#FF00FF" fo:letter-spacing="-0.0062in" style:text-scale="89%" fo:language="es" fo:country="ES"/>
    </style:style>
    <style:style style:name="T7323" style:parent-style-name="Fuentedepárrafopredeter." style:family="text">
      <style:text-properties fo:color="#FF00FF" style:text-scale="125%" fo:language="es" fo:country="ES"/>
    </style:style>
    <style:style style:name="T7324" style:parent-style-name="Fuentedepárrafopredeter." style:family="text">
      <style:text-properties fo:color="#FF00FF" fo:language="es" fo:country="ES"/>
    </style:style>
    <style:style style:name="T7325" style:parent-style-name="Fuentedepárrafopredeter." style:family="text">
      <style:text-properties fo:color="#FF00FF" fo:letter-spacing="-0.0118in" fo:language="es" fo:country="ES"/>
    </style:style>
    <style:style style:name="T7326" style:parent-style-name="Fuentedepárrafopredeter." style:family="text">
      <style:text-properties fo:color="#FF00FF" fo:letter-spacing="-0.0062in" style:text-scale="89%" fo:language="es" fo:country="ES"/>
    </style:style>
    <style:style style:name="T7327" style:parent-style-name="Fuentedepárrafopredeter." style:family="text">
      <style:text-properties fo:color="#FF00FF" fo:letter-spacing="-0.0062in" style:text-scale="92%" fo:language="es" fo:country="ES"/>
    </style:style>
    <style:style style:name="T7328" style:parent-style-name="Fuentedepárrafopredeter." style:family="text">
      <style:text-properties fo:color="#FF00FF" style:text-scale="112%" fo:language="es" fo:country="ES"/>
    </style:style>
    <style:style style:name="T7329" style:parent-style-name="Fuentedepárrafopredeter." style:family="text">
      <style:text-properties fo:color="#FF00FF" fo:language="es" fo:country="ES"/>
    </style:style>
    <style:style style:name="T7330" style:parent-style-name="Fuentedepárrafopredeter." style:family="text">
      <style:text-properties fo:color="#FF00FF" fo:letter-spacing="-0.0118in" fo:language="es" fo:country="ES"/>
    </style:style>
    <style:style style:name="T7331" style:parent-style-name="Fuentedepárrafopredeter." style:family="text">
      <style:text-properties fo:color="#FF00FF" fo:letter-spacing="-0.0062in" style:text-scale="89%" fo:language="es" fo:country="ES"/>
    </style:style>
    <style:style style:name="T7332" style:parent-style-name="Fuentedepárrafopredeter." style:family="text">
      <style:text-properties fo:color="#FF00FF" fo:letter-spacing="-0.0062in" style:text-scale="92%" fo:language="es" fo:country="ES"/>
    </style:style>
    <style:style style:name="T7333" style:parent-style-name="Fuentedepárrafopredeter." style:family="text">
      <style:text-properties fo:color="#FF00FF" fo:letter-spacing="-0.0062in" style:text-scale="216%" fo:language="es" fo:country="ES"/>
    </style:style>
    <style:style style:name="T7334" style:parent-style-name="Fuentedepárrafopredeter." style:family="text">
      <style:text-properties fo:color="#FF00FF" fo:letter-spacing="-0.0062in" style:text-scale="112%" fo:language="es" fo:country="ES"/>
    </style:style>
    <style:style style:name="T7335" style:parent-style-name="Fuentedepárrafopredeter." style:family="text">
      <style:text-properties fo:color="#FF00FF" fo:letter-spacing="-0.0062in" style:text-scale="103%" fo:language="es" fo:country="ES"/>
    </style:style>
    <style:style style:name="T7336" style:parent-style-name="Fuentedepárrafopredeter." style:family="text">
      <style:text-properties fo:color="#FF00FF" fo:letter-spacing="-0.0062in" style:text-scale="112%" fo:language="es" fo:country="ES"/>
    </style:style>
    <style:style style:name="T7337" style:parent-style-name="Fuentedepárrafopredeter." style:family="text">
      <style:text-properties fo:color="#FF00FF" style:text-scale="125%" fo:language="es" fo:country="ES"/>
    </style:style>
    <style:style style:name="T7338" style:parent-style-name="Fuentedepárrafopredeter." style:family="text">
      <style:text-properties fo:color="#FF00FF" fo:language="es" fo:country="ES"/>
    </style:style>
    <style:style style:name="T7339" style:parent-style-name="Fuentedepárrafopredeter." style:family="text">
      <style:text-properties fo:color="#FF00FF" fo:letter-spacing="-0.0118in" fo:language="es" fo:country="ES"/>
    </style:style>
    <style:style style:name="T7340" style:parent-style-name="Fuentedepárrafopredeter." style:family="text">
      <style:text-properties fo:color="#FF00FF" fo:letter-spacing="-0.0062in" fo:language="es" fo:country="ES"/>
    </style:style>
    <style:style style:name="T7341" style:parent-style-name="Fuentedepárrafopredeter." style:family="text">
      <style:text-properties fo:color="#FF00FF" fo:letter-spacing="-0.0062in" style:text-scale="102%" fo:language="es" fo:country="ES"/>
    </style:style>
    <style:style style:name="T7342" style:parent-style-name="Fuentedepárrafopredeter." style:family="text">
      <style:text-properties fo:color="#FF00FF" fo:letter-spacing="-0.0062in" style:text-scale="84%" fo:language="es" fo:country="ES"/>
    </style:style>
    <style:style style:name="T7343" style:parent-style-name="Fuentedepárrafopredeter." style:family="text">
      <style:text-properties fo:color="#FF00FF" fo:letter-spacing="-0.0062in" style:text-scale="106%" fo:language="es" fo:country="ES"/>
    </style:style>
    <style:style style:name="T7344" style:parent-style-name="Fuentedepárrafopredeter." style:family="text">
      <style:text-properties fo:color="#FF00FF" fo:letter-spacing="-0.0062in" style:text-scale="216%" fo:language="es" fo:country="ES"/>
    </style:style>
    <style:style style:name="T7345" style:parent-style-name="Fuentedepárrafopredeter." style:family="text">
      <style:text-properties fo:color="#FF00FF" fo:letter-spacing="-0.0062in" style:text-scale="102%" fo:language="es" fo:country="ES"/>
    </style:style>
    <style:style style:name="T7346" style:parent-style-name="Fuentedepárrafopredeter." style:family="text">
      <style:text-properties fo:color="#FF00FF" style:text-scale="103%" fo:language="es" fo:country="ES"/>
    </style:style>
    <style:style style:name="T7347" style:parent-style-name="Fuentedepárrafopredeter." style:family="text">
      <style:text-properties fo:color="#FF00FF" fo:language="es" fo:country="ES"/>
    </style:style>
    <style:style style:name="T7348" style:parent-style-name="Fuentedepárrafopredeter." style:family="text">
      <style:text-properties fo:color="#FF00FF" fo:letter-spacing="-0.0118in" fo:language="es" fo:country="ES"/>
    </style:style>
    <style:style style:name="T7349" style:parent-style-name="Fuentedepárrafopredeter." style:family="text">
      <style:text-properties fo:color="#FF00FF" fo:letter-spacing="-0.0062in" style:text-scale="112%" fo:language="es" fo:country="ES"/>
    </style:style>
    <style:style style:name="T7350" style:parent-style-name="Fuentedepárrafopredeter." style:family="text">
      <style:text-properties fo:color="#FF00FF" style:text-scale="94%" fo:language="es" fo:country="ES"/>
    </style:style>
    <style:style style:name="T7351" style:parent-style-name="Fuentedepárrafopredeter." style:family="text">
      <style:text-properties fo:color="#FF00FF" fo:language="es" fo:country="ES"/>
    </style:style>
    <style:style style:name="T7352" style:parent-style-name="Fuentedepárrafopredeter." style:family="text">
      <style:text-properties fo:color="#FF00FF" fo:letter-spacing="-0.0118in" fo:language="es" fo:country="ES"/>
    </style:style>
    <style:style style:name="T7353" style:parent-style-name="Fuentedepárrafopredeter." style:family="text">
      <style:text-properties fo:color="#FF00FF" fo:letter-spacing="-0.0062in" style:text-scale="112%" fo:language="es" fo:country="ES"/>
    </style:style>
    <style:style style:name="T7354" style:parent-style-name="Fuentedepárrafopredeter." style:family="text">
      <style:text-properties fo:color="#FF00FF" style:text-scale="94%" fo:language="es" fo:country="ES"/>
    </style:style>
    <style:style style:name="T7355" style:parent-style-name="Fuentedepárrafopredeter." style:family="text">
      <style:text-properties fo:color="#FF00FF" fo:language="es" fo:country="ES"/>
    </style:style>
    <style:style style:name="T7356" style:parent-style-name="Fuentedepárrafopredeter." style:family="text">
      <style:text-properties fo:color="#FF00FF" fo:letter-spacing="-0.0118in" fo:language="es" fo:country="ES"/>
    </style:style>
    <style:style style:name="T7357" style:parent-style-name="Fuentedepárrafopredeter." style:family="text">
      <style:text-properties fo:color="#FF00FF" fo:letter-spacing="-0.0062in" style:text-scale="102%" fo:language="es" fo:country="ES"/>
    </style:style>
    <style:style style:name="T7358" style:parent-style-name="Fuentedepárrafopredeter." style:family="text">
      <style:text-properties fo:color="#FF00FF" fo:letter-spacing="-0.0062in" style:text-scale="118%" fo:language="es" fo:country="ES"/>
    </style:style>
    <style:style style:name="T7359" style:parent-style-name="Fuentedepárrafopredeter." style:family="text">
      <style:text-properties fo:color="#FF00FF" fo:letter-spacing="-0.0062in" style:text-scale="89%" fo:language="es" fo:country="ES"/>
    </style:style>
    <style:style style:name="T7360" style:parent-style-name="Fuentedepárrafopredeter." style:family="text">
      <style:text-properties fo:color="#FF00FF" style:text-scale="103%" fo:language="es" fo:country="ES"/>
    </style:style>
    <style:style style:name="T7361" style:parent-style-name="Fuentedepárrafopredeter." style:family="text">
      <style:text-properties fo:color="#FF00FF" fo:language="es" fo:country="ES"/>
    </style:style>
    <style:style style:name="T7362" style:parent-style-name="Fuentedepárrafopredeter." style:family="text">
      <style:text-properties fo:color="#FF00FF" fo:letter-spacing="-0.0118in" fo:language="es" fo:country="ES"/>
    </style:style>
    <style:style style:name="T7363" style:parent-style-name="Fuentedepárrafopredeter." style:family="text">
      <style:text-properties fo:color="#FF00FF" fo:letter-spacing="-0.0062in" style:text-scale="89%" fo:language="es" fo:country="ES"/>
    </style:style>
    <style:style style:name="T7364" style:parent-style-name="Fuentedepárrafopredeter." style:family="text">
      <style:text-properties fo:color="#FF00FF" fo:letter-spacing="-0.0062in" fo:language="es" fo:country="ES"/>
    </style:style>
    <style:style style:name="T7365" style:parent-style-name="Fuentedepárrafopredeter." style:family="text">
      <style:text-properties fo:color="#FF00FF" fo:letter-spacing="-0.0062in" style:text-scale="103%" fo:language="es" fo:country="ES"/>
    </style:style>
    <style:style style:name="T7366" style:parent-style-name="Fuentedepárrafopredeter." style:family="text">
      <style:text-properties fo:color="#FF00FF" fo:letter-spacing="-0.0062in" style:text-scale="102%" fo:language="es" fo:country="ES"/>
    </style:style>
    <style:style style:name="T7367" style:parent-style-name="Fuentedepárrafopredeter." style:family="text">
      <style:text-properties fo:color="#FF00FF" fo:letter-spacing="-0.0062in" style:text-scale="118%" fo:language="es" fo:country="ES"/>
    </style:style>
    <style:style style:name="T7368" style:parent-style-name="Fuentedepárrafopredeter." style:family="text">
      <style:text-properties fo:color="#FF00FF" style:text-scale="185%" fo:language="es" fo:country="ES"/>
    </style:style>
    <style:style style:name="P7369" style:parent-style-name="Textoindependiente" style:family="paragraph">
      <style:paragraph-properties fo:margin-top="0.0006in" fo:line-height="97%" fo:margin-left="0.2201in" fo:margin-right="3.7618in">
        <style:tab-stops/>
      </style:paragraph-properties>
    </style:style>
    <style:style style:name="T737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37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37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7373" style:parent-style-name="Fuentedepárrafopredeter." style:family="text">
      <style:text-properties fo:letter-spacing="-0.0062in" style:text-scale="163%" fo:language="es" fo:country="ES"/>
    </style:style>
    <style:style style:name="T7374" style:parent-style-name="Fuentedepárrafopredeter." style:family="text">
      <style:text-properties style:text-scale="108%" fo:language="es" fo:country="ES"/>
    </style:style>
    <style:style style:name="T7375" style:parent-style-name="Fuentedepárrafopredeter." style:family="text">
      <style:text-properties fo:language="es" fo:country="ES"/>
    </style:style>
    <style:style style:name="T7376" style:parent-style-name="Fuentedepárrafopredeter." style:family="text">
      <style:text-properties fo:color="#FF00FF" fo:letter-spacing="-0.0062in" style:text-scale="185%" fo:language="es" fo:country="ES"/>
    </style:style>
    <style:style style:name="T7377" style:parent-style-name="Fuentedepárrafopredeter." style:family="text">
      <style:text-properties fo:color="#FF00FF" fo:letter-spacing="-0.0062in" style:text-scale="107%" fo:language="es" fo:country="ES"/>
    </style:style>
    <style:style style:name="T7378" style:parent-style-name="Fuentedepárrafopredeter." style:family="text">
      <style:text-properties fo:color="#FF00FF" fo:letter-spacing="-0.0062in" style:text-scale="110%" fo:language="es" fo:country="ES"/>
    </style:style>
    <style:style style:name="T7379" style:parent-style-name="Fuentedepárrafopredeter." style:family="text">
      <style:text-properties fo:color="#FF00FF" fo:letter-spacing="-0.0062in" style:text-scale="154%" fo:language="es" fo:country="ES"/>
    </style:style>
    <style:style style:name="T7380" style:parent-style-name="Fuentedepárrafopredeter." style:family="text">
      <style:text-properties fo:color="#FF00FF" fo:letter-spacing="-0.0062in" style:text-scale="72%" fo:language="es" fo:country="ES"/>
    </style:style>
    <style:style style:name="T7381" style:parent-style-name="Fuentedepárrafopredeter." style:family="text">
      <style:text-properties fo:color="#FF00FF" fo:letter-spacing="-0.0062in" style:text-scale="211%" fo:language="es" fo:country="ES"/>
    </style:style>
    <style:style style:name="T7382" style:parent-style-name="Fuentedepárrafopredeter." style:family="text">
      <style:text-properties fo:color="#FF00FF" fo:letter-spacing="-0.0062in" style:text-scale="148%" fo:language="es" fo:country="ES"/>
    </style:style>
    <style:style style:name="T7383" style:parent-style-name="Fuentedepárrafopredeter." style:family="text">
      <style:text-properties fo:color="#FF00FF" style:text-scale="112%" fo:language="es" fo:country="ES"/>
    </style:style>
    <style:style style:name="T7384" style:parent-style-name="Fuentedepárrafopredeter." style:family="text">
      <style:text-properties fo:color="#FF00FF" fo:language="es" fo:country="ES"/>
    </style:style>
    <style:style style:name="T7385" style:parent-style-name="Fuentedepárrafopredeter." style:family="text">
      <style:text-properties fo:color="#FF00FF" fo:letter-spacing="-0.0062in" style:text-scale="108%" fo:language="es" fo:country="ES"/>
    </style:style>
    <style:style style:name="T7386" style:parent-style-name="Fuentedepárrafopredeter." style:family="text">
      <style:text-properties fo:color="#FF00FF" style:text-scale="110%" fo:language="es" fo:country="ES"/>
    </style:style>
    <style:style style:name="T7387" style:parent-style-name="Fuentedepárrafopredeter." style:family="text">
      <style:text-properties fo:color="#FF00FF" fo:language="es" fo:country="ES"/>
    </style:style>
    <style:style style:name="T7388" style:parent-style-name="Fuentedepárrafopredeter." style:family="text">
      <style:text-properties fo:color="#FF00FF" fo:letter-spacing="-0.0062in" style:text-scale="110%" fo:language="es" fo:country="ES"/>
    </style:style>
    <style:style style:name="T7389" style:parent-style-name="Fuentedepárrafopredeter." style:family="text">
      <style:text-properties fo:color="#FF00FF" fo:letter-spacing="-0.0062in" style:text-scale="148%" fo:language="es" fo:country="ES"/>
    </style:style>
    <style:style style:name="T7390" style:parent-style-name="Fuentedepárrafopredeter." style:family="text">
      <style:text-properties fo:color="#FF00FF" fo:letter-spacing="-0.0062in" style:text-scale="110%" fo:language="es" fo:country="ES"/>
    </style:style>
    <style:style style:name="T7391" style:parent-style-name="Fuentedepárrafopredeter." style:family="text">
      <style:text-properties fo:color="#FF00FF" fo:letter-spacing="-0.0062in" style:text-scale="114%" fo:language="es" fo:country="ES"/>
    </style:style>
    <style:style style:name="T7392" style:parent-style-name="Fuentedepárrafopredeter." style:family="text">
      <style:text-properties fo:color="#FF00FF" fo:letter-spacing="-0.0062in" style:text-scale="154%" fo:language="es" fo:country="ES"/>
    </style:style>
    <style:style style:name="T7393" style:parent-style-name="Fuentedepárrafopredeter." style:family="text">
      <style:text-properties fo:color="#FF00FF" fo:letter-spacing="-0.0062in" style:text-scale="211%" fo:language="es" fo:country="ES"/>
    </style:style>
    <style:style style:name="T7394" style:parent-style-name="Fuentedepárrafopredeter." style:family="text">
      <style:text-properties fo:color="#FF00FF" style:text-scale="112%" fo:language="es" fo:country="ES"/>
    </style:style>
    <style:style style:name="T7395" style:parent-style-name="Fuentedepárrafopredeter." style:family="text">
      <style:text-properties fo:color="#FF00FF" fo:language="es" fo:country="ES"/>
    </style:style>
    <style:style style:name="T7396" style:parent-style-name="Fuentedepárrafopredeter." style:family="text">
      <style:text-properties fo:color="#FF00FF" style:text-scale="185%" fo:language="es" fo:country="ES"/>
    </style:style>
    <style:style style:name="T7397" style:parent-style-name="Fuentedepárrafopredeter." style:family="text">
      <style:text-properties fo:color="#FF00FF" fo:language="es" fo:country="ES"/>
    </style:style>
    <style:style style:name="T7398" style:parent-style-name="Fuentedepárrafopredeter." style:family="text">
      <style:text-properties fo:letter-spacing="-0.0062in" style:text-scale="108%" fo:language="es" fo:country="ES"/>
    </style:style>
    <style:style style:name="T7399" style:parent-style-name="Fuentedepárrafopredeter." style:family="text">
      <style:text-properties fo:letter-spacing="-0.0062in" style:text-scale="110%" fo:language="es" fo:country="ES"/>
    </style:style>
    <style:style style:name="T7400" style:parent-style-name="Fuentedepárrafopredeter." style:family="text">
      <style:text-properties fo:letter-spacing="-0.0062in" style:text-scale="154%" fo:language="es" fo:country="ES"/>
    </style:style>
    <style:style style:name="T7401" style:parent-style-name="Fuentedepárrafopredeter." style:family="text">
      <style:text-properties fo:letter-spacing="-0.0062in" style:text-scale="110%" fo:language="es" fo:country="ES"/>
    </style:style>
    <style:style style:name="T7402" style:parent-style-name="Fuentedepárrafopredeter." style:family="text">
      <style:text-properties style:text-scale="148%" fo:language="es" fo:country="ES"/>
    </style:style>
    <style:style style:name="T740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40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40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7406" style:parent-style-name="Fuentedepárrafopredeter." style:family="text">
      <style:text-properties fo:letter-spacing="-0.0062in" style:text-scale="163%" fo:language="es" fo:country="ES"/>
    </style:style>
    <style:style style:name="T7407" style:parent-style-name="Fuentedepárrafopredeter." style:family="text">
      <style:text-properties style:text-scale="108%" fo:language="es" fo:country="ES"/>
    </style:style>
    <style:style style:name="T7408" style:parent-style-name="Fuentedepárrafopredeter." style:family="text">
      <style:text-properties fo:language="es" fo:country="ES"/>
    </style:style>
    <style:style style:name="T7409" style:parent-style-name="Fuentedepárrafopredeter." style:family="text">
      <style:text-properties fo:color="#FF00FF" fo:letter-spacing="-0.0062in" style:text-scale="185%" fo:language="es" fo:country="ES"/>
    </style:style>
    <style:style style:name="T7410" style:parent-style-name="Fuentedepárrafopredeter." style:family="text">
      <style:text-properties fo:color="#FF00FF" fo:letter-spacing="-0.0062in" style:text-scale="107%" fo:language="es" fo:country="ES"/>
    </style:style>
    <style:style style:name="T7411" style:parent-style-name="Fuentedepárrafopredeter." style:family="text">
      <style:text-properties fo:color="#FF00FF" fo:letter-spacing="-0.0062in" style:text-scale="110%" fo:language="es" fo:country="ES"/>
    </style:style>
    <style:style style:name="T7412" style:parent-style-name="Fuentedepárrafopredeter." style:family="text">
      <style:text-properties fo:color="#FF00FF" fo:letter-spacing="-0.0062in" style:text-scale="154%" fo:language="es" fo:country="ES"/>
    </style:style>
    <style:style style:name="T7413" style:parent-style-name="Fuentedepárrafopredeter." style:family="text">
      <style:text-properties fo:color="#FF00FF" fo:letter-spacing="-0.0062in" style:text-scale="72%" fo:language="es" fo:country="ES"/>
    </style:style>
    <style:style style:name="T7414" style:parent-style-name="Fuentedepárrafopredeter." style:family="text">
      <style:text-properties fo:color="#FF00FF" fo:letter-spacing="-0.0062in" style:text-scale="211%" fo:language="es" fo:country="ES"/>
    </style:style>
    <style:style style:name="T7415" style:parent-style-name="Fuentedepárrafopredeter." style:family="text">
      <style:text-properties fo:color="#FF00FF" fo:letter-spacing="-0.0062in" style:text-scale="148%" fo:language="es" fo:country="ES"/>
    </style:style>
    <style:style style:name="T7416" style:parent-style-name="Fuentedepárrafopredeter." style:family="text">
      <style:text-properties fo:color="#FF00FF" style:text-scale="112%" fo:language="es" fo:country="ES"/>
    </style:style>
    <style:style style:name="T7417" style:parent-style-name="Fuentedepárrafopredeter." style:family="text">
      <style:text-properties fo:color="#FF00FF" fo:language="es" fo:country="ES"/>
    </style:style>
    <style:style style:name="T7418" style:parent-style-name="Fuentedepárrafopredeter." style:family="text">
      <style:text-properties fo:color="#FF00FF" fo:letter-spacing="-0.0062in" style:text-scale="108%" fo:language="es" fo:country="ES"/>
    </style:style>
    <style:style style:name="T7419" style:parent-style-name="Fuentedepárrafopredeter." style:family="text">
      <style:text-properties fo:color="#FF00FF" style:text-scale="110%" fo:language="es" fo:country="ES"/>
    </style:style>
    <style:style style:name="T7420" style:parent-style-name="Fuentedepárrafopredeter." style:family="text">
      <style:text-properties fo:color="#FF00FF" fo:language="es" fo:country="ES"/>
    </style:style>
    <style:style style:name="T7421" style:parent-style-name="Fuentedepárrafopredeter." style:family="text">
      <style:text-properties fo:color="#FF00FF" fo:letter-spacing="-0.0062in" style:text-scale="119%" fo:language="es" fo:country="ES"/>
    </style:style>
    <style:style style:name="T7422" style:parent-style-name="Fuentedepárrafopredeter." style:family="text">
      <style:text-properties fo:color="#FF00FF" fo:letter-spacing="-0.0062in" style:text-scale="154%" fo:language="es" fo:country="ES"/>
    </style:style>
    <style:style style:name="T7423" style:parent-style-name="Fuentedepárrafopredeter." style:family="text">
      <style:text-properties fo:color="#FF00FF" fo:letter-spacing="-0.0062in" style:text-scale="110%" fo:language="es" fo:country="ES"/>
    </style:style>
    <style:style style:name="T7424" style:parent-style-name="Fuentedepárrafopredeter." style:family="text">
      <style:text-properties fo:color="#FF00FF" fo:letter-spacing="-0.0062in" style:text-scale="108%" fo:language="es" fo:country="ES"/>
    </style:style>
    <style:style style:name="T7425" style:parent-style-name="Fuentedepárrafopredeter." style:family="text">
      <style:text-properties fo:color="#FF00FF" style:text-scale="112%" fo:language="es" fo:country="ES"/>
    </style:style>
    <style:style style:name="T7426" style:parent-style-name="Fuentedepárrafopredeter." style:family="text">
      <style:text-properties fo:color="#FF00FF" fo:language="es" fo:country="ES"/>
    </style:style>
    <style:style style:name="T7427" style:parent-style-name="Fuentedepárrafopredeter." style:family="text">
      <style:text-properties fo:color="#FF00FF" style:text-scale="185%" fo:language="es" fo:country="ES"/>
    </style:style>
    <style:style style:name="T7428" style:parent-style-name="Fuentedepárrafopredeter." style:family="text">
      <style:text-properties fo:color="#FF00FF" fo:language="es" fo:country="ES"/>
    </style:style>
    <style:style style:name="T7429" style:parent-style-name="Fuentedepárrafopredeter." style:family="text">
      <style:text-properties fo:letter-spacing="-0.0062in" style:text-scale="108%" fo:language="es" fo:country="ES"/>
    </style:style>
    <style:style style:name="T7430" style:parent-style-name="Fuentedepárrafopredeter." style:family="text">
      <style:text-properties fo:letter-spacing="-0.0062in" style:text-scale="110%" fo:language="es" fo:country="ES"/>
    </style:style>
    <style:style style:name="T7431" style:parent-style-name="Fuentedepárrafopredeter." style:family="text">
      <style:text-properties fo:letter-spacing="-0.0062in" style:text-scale="154%" fo:language="es" fo:country="ES"/>
    </style:style>
    <style:style style:name="T7432" style:parent-style-name="Fuentedepárrafopredeter." style:family="text">
      <style:text-properties fo:letter-spacing="-0.0062in" style:text-scale="119%" fo:language="es" fo:country="ES"/>
    </style:style>
    <style:style style:name="T7433" style:parent-style-name="Fuentedepárrafopredeter." style:family="text">
      <style:text-properties style:text-scale="154%" fo:language="es" fo:country="ES"/>
    </style:style>
    <style:style style:name="T743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43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436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7437" style:parent-style-name="Fuentedepárrafopredeter." style:family="text">
      <style:text-properties fo:letter-spacing="-0.0062in" style:text-scale="163%" fo:language="es" fo:country="ES"/>
    </style:style>
    <style:style style:name="T7438" style:parent-style-name="Fuentedepárrafopredeter." style:family="text">
      <style:text-properties style:text-scale="108%" fo:language="es" fo:country="ES"/>
    </style:style>
    <style:style style:name="T7439" style:parent-style-name="Fuentedepárrafopredeter." style:family="text">
      <style:text-properties fo:language="es" fo:country="ES"/>
    </style:style>
    <style:style style:name="T7440" style:parent-style-name="Fuentedepárrafopredeter." style:family="text">
      <style:text-properties fo:color="#FF00FF" fo:letter-spacing="-0.0062in" style:text-scale="185%" fo:language="es" fo:country="ES"/>
    </style:style>
    <style:style style:name="T7441" style:parent-style-name="Fuentedepárrafopredeter." style:family="text">
      <style:text-properties fo:color="#FF00FF" fo:letter-spacing="-0.0062in" style:text-scale="107%" fo:language="es" fo:country="ES"/>
    </style:style>
    <style:style style:name="T7442" style:parent-style-name="Fuentedepárrafopredeter." style:family="text">
      <style:text-properties fo:color="#FF00FF" fo:letter-spacing="-0.0062in" style:text-scale="110%" fo:language="es" fo:country="ES"/>
    </style:style>
    <style:style style:name="T7443" style:parent-style-name="Fuentedepárrafopredeter." style:family="text">
      <style:text-properties fo:color="#FF00FF" fo:letter-spacing="-0.0062in" style:text-scale="154%" fo:language="es" fo:country="ES"/>
    </style:style>
    <style:style style:name="T7444" style:parent-style-name="Fuentedepárrafopredeter." style:family="text">
      <style:text-properties fo:color="#FF00FF" fo:letter-spacing="-0.0062in" style:text-scale="72%" fo:language="es" fo:country="ES"/>
    </style:style>
    <style:style style:name="T7445" style:parent-style-name="Fuentedepárrafopredeter." style:family="text">
      <style:text-properties fo:color="#FF00FF" fo:letter-spacing="-0.0062in" style:text-scale="211%" fo:language="es" fo:country="ES"/>
    </style:style>
    <style:style style:name="T7446" style:parent-style-name="Fuentedepárrafopredeter." style:family="text">
      <style:text-properties fo:color="#FF00FF" fo:letter-spacing="-0.0062in" style:text-scale="148%" fo:language="es" fo:country="ES"/>
    </style:style>
    <style:style style:name="T7447" style:parent-style-name="Fuentedepárrafopredeter." style:family="text">
      <style:text-properties fo:color="#FF00FF" style:text-scale="112%" fo:language="es" fo:country="ES"/>
    </style:style>
    <style:style style:name="T7448" style:parent-style-name="Fuentedepárrafopredeter." style:family="text">
      <style:text-properties fo:color="#FF00FF" fo:language="es" fo:country="ES"/>
    </style:style>
    <style:style style:name="T7449" style:parent-style-name="Fuentedepárrafopredeter." style:family="text">
      <style:text-properties fo:color="#FF00FF" fo:letter-spacing="-0.0062in" style:text-scale="108%" fo:language="es" fo:country="ES"/>
    </style:style>
    <style:style style:name="T7450" style:parent-style-name="Fuentedepárrafopredeter." style:family="text">
      <style:text-properties fo:color="#FF00FF" style:text-scale="110%" fo:language="es" fo:country="ES"/>
    </style:style>
    <style:style style:name="T7451" style:parent-style-name="Fuentedepárrafopredeter." style:family="text">
      <style:text-properties fo:color="#FF00FF" fo:language="es" fo:country="ES"/>
    </style:style>
    <style:style style:name="T7452" style:parent-style-name="Fuentedepárrafopredeter." style:family="text">
      <style:text-properties fo:color="#FF00FF" fo:letter-spacing="-0.0062in" style:text-scale="112%" fo:language="es" fo:country="ES"/>
    </style:style>
    <style:style style:name="T7453" style:parent-style-name="Fuentedepárrafopredeter." style:family="text">
      <style:text-properties fo:color="#FF00FF" fo:letter-spacing="-0.0062in" style:text-scale="151%" fo:language="es" fo:country="ES"/>
    </style:style>
    <style:style style:name="T7454" style:parent-style-name="Fuentedepárrafopredeter." style:family="text">
      <style:text-properties fo:color="#FF00FF" fo:letter-spacing="-0.0062in" style:text-scale="154%" fo:language="es" fo:country="ES"/>
    </style:style>
    <style:style style:name="T7455" style:parent-style-name="Fuentedepárrafopredeter." style:family="text">
      <style:text-properties fo:color="#FF00FF" fo:letter-spacing="-0.0062in" style:text-scale="112%" fo:language="es" fo:country="ES"/>
    </style:style>
    <style:style style:name="T7456" style:parent-style-name="Fuentedepárrafopredeter." style:family="text">
      <style:text-properties fo:color="#FF00FF" style:text-scale="148%" fo:language="es" fo:country="ES"/>
    </style:style>
    <style:style style:name="T7457" style:parent-style-name="Fuentedepárrafopredeter." style:family="text">
      <style:text-properties fo:color="#FF00FF" fo:language="es" fo:country="ES"/>
    </style:style>
    <style:style style:name="T7458" style:parent-style-name="Fuentedepárrafopredeter." style:family="text">
      <style:text-properties fo:color="#FF00FF" style:text-scale="185%" fo:language="es" fo:country="ES"/>
    </style:style>
    <style:style style:name="T7459" style:parent-style-name="Fuentedepárrafopredeter." style:family="text">
      <style:text-properties fo:color="#FF00FF" fo:language="es" fo:country="ES"/>
    </style:style>
    <style:style style:name="T7460" style:parent-style-name="Fuentedepárrafopredeter." style:family="text">
      <style:text-properties fo:letter-spacing="-0.0062in" style:text-scale="108%" fo:language="es" fo:country="ES"/>
    </style:style>
    <style:style style:name="T7461" style:parent-style-name="Fuentedepárrafopredeter." style:family="text">
      <style:text-properties fo:letter-spacing="-0.0062in" style:text-scale="110%" fo:language="es" fo:country="ES"/>
    </style:style>
    <style:style style:name="T7462" style:parent-style-name="Fuentedepárrafopredeter." style:family="text">
      <style:text-properties fo:letter-spacing="-0.0062in" style:text-scale="154%" fo:language="es" fo:country="ES"/>
    </style:style>
    <style:style style:name="T7463" style:parent-style-name="Fuentedepárrafopredeter." style:family="text">
      <style:text-properties fo:letter-spacing="-0.0062in" style:text-scale="112%" fo:language="es" fo:country="ES"/>
    </style:style>
    <style:style style:name="T7464" style:parent-style-name="Fuentedepárrafopredeter." style:family="text">
      <style:text-properties style:text-scale="151%" fo:language="es" fo:country="ES"/>
    </style:style>
    <style:style style:name="T7465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7466" style:parent-style-name="Fuentedepárrafopredeter." style:family="text">
      <style:text-properties fo:color="#6959CD" fo:letter-spacing="-0.0062in" style:text-scale="120%" fo:language="es" fo:country="ES"/>
    </style:style>
    <style:style style:name="T7467" style:parent-style-name="Fuentedepárrafopredeter." style:family="text">
      <style:text-properties fo:color="#6959CD" fo:letter-spacing="-0.0034in" style:text-scale="120%" fo:language="es" fo:country="ES"/>
    </style:style>
    <style:style style:name="P7468" style:parent-style-name="Textoindependiente" style:family="paragraph">
      <style:paragraph-properties fo:line-height="0.1423in" fo:margin-left="0.2201in">
        <style:tab-stops/>
      </style:paragraph-properties>
    </style:style>
    <style:style style:name="T746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47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47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472" style:parent-style-name="Fuentedepárrafopredeter." style:family="text">
      <style:text-properties fo:color="#FF00FF" fo:letter-spacing="-0.0062in" style:text-scale="185%" fo:language="es" fo:country="ES"/>
    </style:style>
    <style:style style:name="T7473" style:parent-style-name="Fuentedepárrafopredeter." style:family="text">
      <style:text-properties fo:color="#FF00FF" fo:letter-spacing="-0.0062in" style:text-scale="102%" fo:language="es" fo:country="ES"/>
    </style:style>
    <style:style style:name="T7474" style:parent-style-name="Fuentedepárrafopredeter." style:family="text">
      <style:text-properties fo:color="#FF00FF" fo:letter-spacing="-0.0062in" style:text-scale="112%" fo:language="es" fo:country="ES"/>
    </style:style>
    <style:style style:name="T7475" style:parent-style-name="Fuentedepárrafopredeter." style:family="text">
      <style:text-properties fo:color="#FF00FF" fo:letter-spacing="-0.0062in" style:text-scale="103%" fo:language="es" fo:country="ES"/>
    </style:style>
    <style:style style:name="T7476" style:parent-style-name="Fuentedepárrafopredeter." style:family="text">
      <style:text-properties fo:color="#FF00FF" fo:letter-spacing="-0.0062in" style:text-scale="216%" fo:language="es" fo:country="ES"/>
    </style:style>
    <style:style style:name="T7477" style:parent-style-name="Fuentedepárrafopredeter." style:family="text">
      <style:text-properties fo:color="#FF00FF" fo:letter-spacing="-0.0062in" style:text-scale="114%" fo:language="es" fo:country="ES"/>
    </style:style>
    <style:style style:name="T7478" style:parent-style-name="Fuentedepárrafopredeter." style:family="text">
      <style:text-properties fo:color="#FF00FF" fo:letter-spacing="-0.0062in" style:text-scale="216%" fo:language="es" fo:country="ES"/>
    </style:style>
    <style:style style:name="T7479" style:parent-style-name="Fuentedepárrafopredeter." style:family="text">
      <style:text-properties fo:color="#FF00FF" fo:letter-spacing="-0.0062in" fo:language="es" fo:country="ES"/>
    </style:style>
    <style:style style:name="T7480" style:parent-style-name="Fuentedepárrafopredeter." style:family="text">
      <style:text-properties fo:color="#FF00FF" fo:letter-spacing="-0.0062in" style:text-scale="102%" fo:language="es" fo:country="ES"/>
    </style:style>
    <style:style style:name="T7481" style:parent-style-name="Fuentedepárrafopredeter." style:family="text">
      <style:text-properties fo:color="#FF00FF" fo:letter-spacing="-0.0062in" fo:language="es" fo:country="ES"/>
    </style:style>
    <style:style style:name="T7482" style:parent-style-name="Fuentedepárrafopredeter." style:family="text">
      <style:text-properties fo:color="#FF00FF" fo:letter-spacing="-0.0062in" style:text-scale="216%" fo:language="es" fo:country="ES"/>
    </style:style>
    <style:style style:name="T7483" style:parent-style-name="Fuentedepárrafopredeter." style:family="text">
      <style:text-properties fo:color="#FF00FF" fo:letter-spacing="-0.0062in" style:text-scale="89%" fo:language="es" fo:country="ES"/>
    </style:style>
    <style:style style:name="T7484" style:parent-style-name="Fuentedepárrafopredeter." style:family="text">
      <style:text-properties fo:color="#FF00FF" style:text-scale="94%" fo:language="es" fo:country="ES"/>
    </style:style>
    <style:style style:name="T7485" style:parent-style-name="Fuentedepárrafopredeter." style:family="text">
      <style:text-properties fo:color="#FF00FF" fo:language="es" fo:country="ES"/>
    </style:style>
    <style:style style:name="T7486" style:parent-style-name="Fuentedepárrafopredeter." style:family="text">
      <style:text-properties fo:color="#FF00FF" fo:letter-spacing="-0.0118in" fo:language="es" fo:country="ES"/>
    </style:style>
    <style:style style:name="T7487" style:parent-style-name="Fuentedepárrafopredeter." style:family="text">
      <style:text-properties fo:color="#FF00FF" fo:letter-spacing="-0.0062in" style:text-scale="98%" fo:language="es" fo:country="ES"/>
    </style:style>
    <style:style style:name="T7488" style:parent-style-name="Fuentedepárrafopredeter." style:family="text">
      <style:text-properties fo:color="#FF00FF" style:text-scale="112%" fo:language="es" fo:country="ES"/>
    </style:style>
    <style:style style:name="T7489" style:parent-style-name="Fuentedepárrafopredeter." style:family="text">
      <style:text-properties fo:color="#FF00FF" fo:language="es" fo:country="ES"/>
    </style:style>
    <style:style style:name="T7490" style:parent-style-name="Fuentedepárrafopredeter." style:family="text">
      <style:text-properties fo:color="#FF00FF" fo:letter-spacing="-0.0118in" fo:language="es" fo:country="ES"/>
    </style:style>
    <style:style style:name="T7491" style:parent-style-name="Fuentedepárrafopredeter." style:family="text">
      <style:text-properties fo:color="#FF00FF" fo:letter-spacing="-0.0062in" fo:language="es" fo:country="ES"/>
    </style:style>
    <style:style style:name="T7492" style:parent-style-name="Fuentedepárrafopredeter." style:family="text">
      <style:text-properties fo:color="#FF00FF" fo:letter-spacing="-0.0062in" style:text-scale="102%" fo:language="es" fo:country="ES"/>
    </style:style>
    <style:style style:name="T7493" style:parent-style-name="Fuentedepárrafopredeter." style:family="text">
      <style:text-properties fo:color="#FF00FF" fo:letter-spacing="-0.0062in" style:text-scale="84%" fo:language="es" fo:country="ES"/>
    </style:style>
    <style:style style:name="T7494" style:parent-style-name="Fuentedepárrafopredeter." style:family="text">
      <style:text-properties fo:color="#FF00FF" fo:letter-spacing="-0.0062in" style:text-scale="106%" fo:language="es" fo:country="ES"/>
    </style:style>
    <style:style style:name="T7495" style:parent-style-name="Fuentedepárrafopredeter." style:family="text">
      <style:text-properties fo:color="#FF00FF" fo:letter-spacing="-0.0062in" style:text-scale="216%" fo:language="es" fo:country="ES"/>
    </style:style>
    <style:style style:name="T7496" style:parent-style-name="Fuentedepárrafopredeter." style:family="text">
      <style:text-properties fo:color="#FF00FF" style:text-scale="89%" fo:language="es" fo:country="ES"/>
    </style:style>
    <style:style style:name="T7497" style:parent-style-name="Fuentedepárrafopredeter." style:family="text">
      <style:text-properties fo:color="#FF00FF" fo:language="es" fo:country="ES"/>
    </style:style>
    <style:style style:name="T7498" style:parent-style-name="Fuentedepárrafopredeter." style:family="text">
      <style:text-properties fo:color="#FF00FF" fo:letter-spacing="-0.0118in" fo:language="es" fo:country="ES"/>
    </style:style>
    <style:style style:name="T7499" style:parent-style-name="Fuentedepárrafopredeter." style:family="text">
      <style:text-properties fo:color="#FF00FF" fo:letter-spacing="-0.0062in" style:text-scale="98%" fo:language="es" fo:country="ES"/>
    </style:style>
    <style:style style:name="T7500" style:parent-style-name="Fuentedepárrafopredeter." style:family="text">
      <style:text-properties fo:color="#FF00FF" style:text-scale="112%" fo:language="es" fo:country="ES"/>
    </style:style>
    <style:style style:name="T7501" style:parent-style-name="Fuentedepárrafopredeter." style:family="text">
      <style:text-properties fo:color="#FF00FF" fo:language="es" fo:country="ES"/>
    </style:style>
    <style:style style:name="T7502" style:parent-style-name="Fuentedepárrafopredeter." style:family="text">
      <style:text-properties fo:color="#FF00FF" fo:letter-spacing="-0.0118in" fo:language="es" fo:country="ES"/>
    </style:style>
    <style:style style:name="T7503" style:parent-style-name="Fuentedepárrafopredeter." style:family="text">
      <style:text-properties fo:color="#FF00FF" fo:letter-spacing="-0.0062in" style:text-scale="107%" fo:language="es" fo:country="ES"/>
    </style:style>
    <style:style style:name="T7504" style:parent-style-name="Fuentedepárrafopredeter." style:family="text">
      <style:text-properties fo:color="#FF00FF" fo:letter-spacing="-0.0062in" style:text-scale="112%" fo:language="es" fo:country="ES"/>
    </style:style>
    <style:style style:name="T7505" style:parent-style-name="Fuentedepárrafopredeter." style:family="text">
      <style:text-properties fo:color="#FF00FF" fo:letter-spacing="-0.0062in" style:text-scale="103%" fo:language="es" fo:country="ES"/>
    </style:style>
    <style:style style:name="T7506" style:parent-style-name="Fuentedepárrafopredeter." style:family="text">
      <style:text-properties fo:color="#FF00FF" fo:letter-spacing="-0.0062in" style:text-scale="84%" fo:language="es" fo:country="ES"/>
    </style:style>
    <style:style style:name="T7507" style:parent-style-name="Fuentedepárrafopredeter." style:family="text">
      <style:text-properties fo:color="#FF00FF" fo:letter-spacing="-0.0062in" style:text-scale="216%" fo:language="es" fo:country="ES"/>
    </style:style>
    <style:style style:name="T7508" style:parent-style-name="Fuentedepárrafopredeter." style:family="text">
      <style:text-properties fo:color="#FF00FF" fo:letter-spacing="-0.0062in" style:text-scale="125%" fo:language="es" fo:country="ES"/>
    </style:style>
    <style:style style:name="T7509" style:parent-style-name="Fuentedepárrafopredeter." style:family="text">
      <style:text-properties fo:color="#FF00FF" fo:letter-spacing="-0.0062in" style:text-scale="89%" fo:language="es" fo:country="ES"/>
    </style:style>
    <style:style style:name="T7510" style:parent-style-name="Fuentedepárrafopredeter." style:family="text">
      <style:text-properties fo:color="#FF00FF" fo:letter-spacing="-0.0062in" style:text-scale="125%" fo:language="es" fo:country="ES"/>
    </style:style>
    <style:style style:name="T7511" style:parent-style-name="Fuentedepárrafopredeter." style:family="text">
      <style:text-properties fo:color="#FF00FF" style:text-scale="185%" fo:language="es" fo:country="ES"/>
    </style:style>
    <style:style style:name="P7512" style:parent-style-name="Textoindependiente" style:family="paragraph">
      <style:paragraph-properties fo:line-height="0.1472in" fo:margin-left="0.2201in">
        <style:tab-stops/>
      </style:paragraph-properties>
    </style:style>
    <style:style style:name="T7513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514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515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7516" style:parent-style-name="Fuentedepárrafopredeter." style:family="text">
      <style:text-properties fo:letter-spacing="-0.0062in" style:text-scale="163%"/>
    </style:style>
    <style:style style:name="T7517" style:parent-style-name="Fuentedepárrafopredeter." style:family="text">
      <style:text-properties fo:letter-spacing="-0.0062in" style:text-scale="204%"/>
    </style:style>
    <style:style style:name="T7518" style:parent-style-name="Fuentedepárrafopredeter." style:family="text">
      <style:text-properties style:text-scale="103%"/>
    </style:style>
    <style:style style:name="T7519" style:parent-style-name="Fuentedepárrafopredeter." style:family="text">
      <style:text-properties fo:letter-spacing="-0.0118in"/>
    </style:style>
    <style:style style:name="T7520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521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7522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523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524" style:parent-style-name="Fuentedepárrafopredeter." style:family="text">
      <style:text-properties style:font-name="Lucida Sans Typewriter" fo:font-weight="bold" style:font-weight-asian="bold" fo:color="#A52A2A" fo:letter-spacing="-0.0118in"/>
    </style:style>
    <style:style style:name="T7525" style:parent-style-name="Fuentedepárrafopredeter." style:family="text">
      <style:text-properties fo:letter-spacing="-0.0062in" style:text-scale="163%"/>
    </style:style>
    <style:style style:name="T7526" style:parent-style-name="Fuentedepárrafopredeter." style:family="text">
      <style:text-properties style:text-scale="80%"/>
    </style:style>
    <style:style style:name="T7527" style:parent-style-name="Fuentedepárrafopredeter." style:family="text">
      <style:text-properties fo:letter-spacing="-0.0118in"/>
    </style:style>
    <style:style style:name="T7528" style:parent-style-name="Fuentedepárrafopredeter." style:family="text">
      <style:text-properties fo:color="#FF00FF" fo:letter-spacing="-0.0062in" style:text-scale="185%"/>
    </style:style>
    <style:style style:name="T7529" style:parent-style-name="Fuentedepárrafopredeter." style:family="text">
      <style:text-properties fo:color="#6959CD" fo:letter-spacing="-0.0062in" style:text-scale="114%"/>
    </style:style>
    <style:style style:name="T7530" style:parent-style-name="Fuentedepárrafopredeter." style:family="text">
      <style:text-properties fo:color="#6959CD" fo:letter-spacing="-0.0062in" style:text-scale="78%"/>
    </style:style>
    <style:style style:name="T7531" style:parent-style-name="Fuentedepárrafopredeter." style:family="text">
      <style:text-properties fo:color="#FF00FF" style:text-scale="185%"/>
    </style:style>
    <style:style style:name="P7532" style:parent-style-name="Textoindependiente" style:family="paragraph">
      <style:paragraph-properties fo:line-height="0.1423in"/>
    </style:style>
    <style:style style:name="T7533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P7534" style:parent-style-name="Textoindependiente" style:family="paragraph">
      <style:paragraph-properties fo:line-height="0.1465in"/>
    </style:style>
    <style:style style:name="T7535" style:parent-style-name="Fuentedepárrafopredeter." style:family="text">
      <style:text-properties fo:color="#00898C" style:text-scale="140%"/>
    </style:style>
    <style:style style:name="T7536" style:parent-style-name="Fuentedepárrafopredeter." style:family="text">
      <style:text-properties style:font-name="Lucida Sans Typewriter" fo:font-weight="bold" style:font-weight-asian="bold" fo:color="#A52A2A" style:text-scale="140%"/>
    </style:style>
    <style:style style:name="P7537" style:parent-style-name="Textoindependiente" style:family="paragraph">
      <style:paragraph-properties fo:line-height="0.1458in" fo:margin-left="0.2201in">
        <style:tab-stops/>
      </style:paragraph-properties>
    </style:style>
    <style:style style:name="T753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53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54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541" style:parent-style-name="Fuentedepárrafopredeter." style:family="text">
      <style:text-properties fo:letter-spacing="-0.0062in" style:text-scale="163%" fo:language="es" fo:country="ES"/>
    </style:style>
    <style:style style:name="T7542" style:parent-style-name="Fuentedepárrafopredeter." style:family="text">
      <style:text-properties style:text-scale="108%" fo:language="es" fo:country="ES"/>
    </style:style>
    <style:style style:name="T7543" style:parent-style-name="Fuentedepárrafopredeter." style:family="text">
      <style:text-properties fo:language="es" fo:country="ES"/>
    </style:style>
    <style:style style:name="T7544" style:parent-style-name="Fuentedepárrafopredeter." style:family="text">
      <style:text-properties fo:letter-spacing="-0.018in" fo:language="es" fo:country="ES"/>
    </style:style>
    <style:style style:name="T7545" style:parent-style-name="Fuentedepárrafopredeter." style:family="text">
      <style:text-properties fo:color="#FF00FF" fo:letter-spacing="-0.0062in" style:text-scale="185%" fo:language="es" fo:country="ES"/>
    </style:style>
    <style:style style:name="T7546" style:parent-style-name="Fuentedepárrafopredeter." style:family="text">
      <style:text-properties fo:color="#FF00FF" fo:letter-spacing="-0.0062in" style:text-scale="216%" fo:language="es" fo:country="ES"/>
    </style:style>
    <style:style style:name="T7547" style:parent-style-name="Fuentedepárrafopredeter." style:family="text">
      <style:text-properties fo:color="#FF00FF" fo:letter-spacing="-0.0062in" style:text-scale="94%" fo:language="es" fo:country="ES"/>
    </style:style>
    <style:style style:name="T7548" style:parent-style-name="Fuentedepárrafopredeter." style:family="text">
      <style:text-properties fo:color="#FF00FF" fo:letter-spacing="-0.0062in" style:text-scale="103%" fo:language="es" fo:country="ES"/>
    </style:style>
    <style:style style:name="T7549" style:parent-style-name="Fuentedepárrafopredeter." style:family="text">
      <style:text-properties fo:color="#FF00FF" fo:letter-spacing="-0.0062in" style:text-scale="89%" fo:language="es" fo:country="ES"/>
    </style:style>
    <style:style style:name="T7550" style:parent-style-name="Fuentedepárrafopredeter." style:family="text">
      <style:text-properties fo:color="#FF00FF" fo:letter-spacing="-0.0062in" style:text-scale="98%" fo:language="es" fo:country="ES"/>
    </style:style>
    <style:style style:name="T7551" style:parent-style-name="Fuentedepárrafopredeter." style:family="text">
      <style:text-properties fo:color="#FF00FF" fo:letter-spacing="-0.0062in" style:text-scale="92%" fo:language="es" fo:country="ES"/>
    </style:style>
    <style:style style:name="T7552" style:parent-style-name="Fuentedepárrafopredeter." style:family="text">
      <style:text-properties fo:color="#FF00FF" fo:letter-spacing="-0.0062in" fo:language="es" fo:country="ES"/>
    </style:style>
    <style:style style:name="T7553" style:parent-style-name="Fuentedepárrafopredeter." style:family="text">
      <style:text-properties fo:color="#FF00FF" style:text-scale="112%" fo:language="es" fo:country="ES"/>
    </style:style>
    <style:style style:name="T7554" style:parent-style-name="Fuentedepárrafopredeter." style:family="text">
      <style:text-properties fo:color="#FF00FF" fo:language="es" fo:country="ES"/>
    </style:style>
    <style:style style:name="T7555" style:parent-style-name="Fuentedepárrafopredeter." style:family="text">
      <style:text-properties fo:color="#FF00FF" fo:letter-spacing="-0.0118in" fo:language="es" fo:country="ES"/>
    </style:style>
    <style:style style:name="T7556" style:parent-style-name="Fuentedepárrafopredeter." style:family="text">
      <style:text-properties fo:color="#FF00FF" fo:letter-spacing="-0.0062in" style:text-scale="118%" fo:language="es" fo:country="ES"/>
    </style:style>
    <style:style style:name="T7557" style:parent-style-name="Fuentedepárrafopredeter." style:family="text">
      <style:text-properties fo:color="#FF00FF" style:text-scale="102%" fo:language="es" fo:country="ES"/>
    </style:style>
    <style:style style:name="T7558" style:parent-style-name="Fuentedepárrafopredeter." style:family="text">
      <style:text-properties fo:color="#FF00FF" fo:language="es" fo:country="ES"/>
    </style:style>
    <style:style style:name="T7559" style:parent-style-name="Fuentedepárrafopredeter." style:family="text">
      <style:text-properties fo:color="#FF00FF" fo:letter-spacing="-0.0118in" fo:language="es" fo:country="ES"/>
    </style:style>
    <style:style style:name="T7560" style:parent-style-name="Fuentedepárrafopredeter." style:family="text">
      <style:text-properties fo:color="#FF00FF" fo:letter-spacing="-0.0062in" fo:language="es" fo:country="ES"/>
    </style:style>
    <style:style style:name="T7561" style:parent-style-name="Fuentedepárrafopredeter." style:family="text">
      <style:text-properties fo:color="#FF00FF" fo:letter-spacing="-0.0062in" style:text-scale="102%" fo:language="es" fo:country="ES"/>
    </style:style>
    <style:style style:name="T7562" style:parent-style-name="Fuentedepárrafopredeter." style:family="text">
      <style:text-properties fo:color="#FF00FF" fo:letter-spacing="-0.0062in" style:text-scale="98%" fo:language="es" fo:country="ES"/>
    </style:style>
    <style:style style:name="T7563" style:parent-style-name="Fuentedepárrafopredeter." style:family="text">
      <style:text-properties fo:color="#FF00FF" fo:letter-spacing="-0.0062in" style:text-scale="112%" fo:language="es" fo:country="ES"/>
    </style:style>
    <style:style style:name="T7564" style:parent-style-name="Fuentedepárrafopredeter." style:family="text">
      <style:text-properties fo:color="#FF00FF" fo:letter-spacing="-0.0062in" style:text-scale="94%" fo:language="es" fo:country="ES"/>
    </style:style>
    <style:style style:name="T7565" style:parent-style-name="Fuentedepárrafopredeter." style:family="text">
      <style:text-properties fo:color="#FF00FF" style:text-scale="102%" fo:language="es" fo:country="ES"/>
    </style:style>
    <style:style style:name="T7566" style:parent-style-name="Fuentedepárrafopredeter." style:family="text">
      <style:text-properties fo:color="#FF00FF" fo:language="es" fo:country="ES"/>
    </style:style>
    <style:style style:name="T7567" style:parent-style-name="Fuentedepárrafopredeter." style:family="text">
      <style:text-properties fo:color="#FF00FF" fo:letter-spacing="-0.0118in" fo:language="es" fo:country="ES"/>
    </style:style>
    <style:style style:name="T7568" style:parent-style-name="Fuentedepárrafopredeter." style:family="text">
      <style:text-properties fo:color="#FF00FF" style:text-scale="102%" fo:language="es" fo:country="ES"/>
    </style:style>
    <style:style style:name="T7569" style:parent-style-name="Fuentedepárrafopredeter." style:family="text">
      <style:text-properties fo:color="#FF00FF" fo:language="es" fo:country="ES"/>
    </style:style>
    <style:style style:name="T7570" style:parent-style-name="Fuentedepárrafopredeter." style:family="text">
      <style:text-properties fo:color="#FF00FF" fo:letter-spacing="-0.0118in" fo:language="es" fo:country="ES"/>
    </style:style>
    <style:style style:name="T7571" style:parent-style-name="Fuentedepárrafopredeter." style:family="text">
      <style:text-properties fo:color="#FF00FF" fo:letter-spacing="-0.0062in" style:text-scale="106%" fo:language="es" fo:country="ES"/>
    </style:style>
    <style:style style:name="T7572" style:parent-style-name="Fuentedepárrafopredeter." style:family="text">
      <style:text-properties fo:color="#FF00FF" fo:letter-spacing="-0.0062in" style:text-scale="92%" fo:language="es" fo:country="ES"/>
    </style:style>
    <style:style style:name="T7573" style:parent-style-name="Fuentedepárrafopredeter." style:family="text">
      <style:text-properties fo:color="#FF00FF" fo:letter-spacing="-0.0062in" style:text-scale="125%" fo:language="es" fo:country="ES"/>
    </style:style>
    <style:style style:name="T7574" style:parent-style-name="Fuentedepárrafopredeter." style:family="text">
      <style:text-properties fo:color="#FF00FF" fo:letter-spacing="-0.0062in" fo:language="es" fo:country="ES"/>
    </style:style>
    <style:style style:name="T7575" style:parent-style-name="Fuentedepárrafopredeter." style:family="text">
      <style:text-properties fo:color="#FF00FF" fo:letter-spacing="-0.0062in" style:text-scale="102%" fo:language="es" fo:country="ES"/>
    </style:style>
    <style:style style:name="T7576" style:parent-style-name="Fuentedepárrafopredeter." style:family="text">
      <style:text-properties fo:color="#FF00FF" style:text-scale="103%" fo:language="es" fo:country="ES"/>
    </style:style>
    <style:style style:name="T7577" style:parent-style-name="Fuentedepárrafopredeter." style:family="text">
      <style:text-properties fo:color="#FF00FF" fo:language="es" fo:country="ES"/>
    </style:style>
    <style:style style:name="T7578" style:parent-style-name="Fuentedepárrafopredeter." style:family="text">
      <style:text-properties fo:color="#FF00FF" fo:letter-spacing="-0.0118in" fo:language="es" fo:country="ES"/>
    </style:style>
    <style:style style:name="T7579" style:parent-style-name="Fuentedepárrafopredeter." style:family="text">
      <style:text-properties fo:color="#FF00FF" fo:letter-spacing="-0.0062in" style:text-scale="112%" fo:language="es" fo:country="ES"/>
    </style:style>
    <style:style style:name="T7580" style:parent-style-name="Fuentedepárrafopredeter." style:family="text">
      <style:text-properties fo:color="#FF00FF" style:text-scale="94%" fo:language="es" fo:country="ES"/>
    </style:style>
    <style:style style:name="T7581" style:parent-style-name="Fuentedepárrafopredeter." style:family="text">
      <style:text-properties fo:color="#FF00FF" fo:language="es" fo:country="ES"/>
    </style:style>
    <style:style style:name="T7582" style:parent-style-name="Fuentedepárrafopredeter." style:family="text">
      <style:text-properties fo:color="#FF00FF" fo:letter-spacing="-0.0118in" fo:language="es" fo:country="ES"/>
    </style:style>
    <style:style style:name="T7583" style:parent-style-name="Fuentedepárrafopredeter." style:family="text">
      <style:text-properties fo:color="#FF00FF" fo:letter-spacing="-0.0062in" style:text-scale="112%" fo:language="es" fo:country="ES"/>
    </style:style>
    <style:style style:name="T7584" style:parent-style-name="Fuentedepárrafopredeter." style:family="text">
      <style:text-properties fo:color="#FF00FF" style:text-scale="118%" fo:language="es" fo:country="ES"/>
    </style:style>
    <style:style style:name="T7585" style:parent-style-name="Fuentedepárrafopredeter." style:family="text">
      <style:text-properties fo:color="#FF00FF" fo:language="es" fo:country="ES"/>
    </style:style>
    <style:style style:name="T7586" style:parent-style-name="Fuentedepárrafopredeter." style:family="text">
      <style:text-properties fo:color="#FF00FF" fo:letter-spacing="-0.0118in" fo:language="es" fo:country="ES"/>
    </style:style>
    <style:style style:name="T7587" style:parent-style-name="Fuentedepárrafopredeter." style:family="text">
      <style:text-properties fo:color="#FF00FF" fo:letter-spacing="-0.0062in" style:text-scale="114%" fo:language="es" fo:country="ES"/>
    </style:style>
    <style:style style:name="T7588" style:parent-style-name="Fuentedepárrafopredeter." style:family="text">
      <style:text-properties fo:color="#FF00FF" fo:letter-spacing="-0.0062in" style:text-scale="216%" fo:language="es" fo:country="ES"/>
    </style:style>
    <style:style style:name="T7589" style:parent-style-name="Fuentedepárrafopredeter." style:family="text">
      <style:text-properties fo:color="#FF00FF" fo:letter-spacing="-0.0062in" fo:language="es" fo:country="ES"/>
    </style:style>
    <style:style style:name="T7590" style:parent-style-name="Fuentedepárrafopredeter." style:family="text">
      <style:text-properties fo:color="#FF00FF" fo:letter-spacing="-0.0062in" style:text-scale="92%" fo:language="es" fo:country="ES"/>
    </style:style>
    <style:style style:name="T7591" style:parent-style-name="Fuentedepárrafopredeter." style:family="text">
      <style:text-properties fo:color="#FF00FF" fo:letter-spacing="-0.0062in" style:text-scale="112%" fo:language="es" fo:country="ES"/>
    </style:style>
    <style:style style:name="T7592" style:parent-style-name="Fuentedepárrafopredeter." style:family="text">
      <style:text-properties fo:color="#FF00FF" fo:letter-spacing="-0.0062in" style:text-scale="103%" fo:language="es" fo:country="ES"/>
    </style:style>
    <style:style style:name="T7593" style:parent-style-name="Fuentedepárrafopredeter." style:family="text">
      <style:text-properties fo:color="#FF00FF" style:text-scale="89%" fo:language="es" fo:country="ES"/>
    </style:style>
    <style:style style:name="T7594" style:parent-style-name="Fuentedepárrafopredeter." style:family="text">
      <style:text-properties fo:color="#FF00FF" fo:language="es" fo:country="ES"/>
    </style:style>
    <style:style style:name="T7595" style:parent-style-name="Fuentedepárrafopredeter." style:family="text">
      <style:text-properties fo:color="#FF00FF" fo:letter-spacing="-0.0118in" fo:language="es" fo:country="ES"/>
    </style:style>
    <style:style style:name="T7596" style:parent-style-name="Fuentedepárrafopredeter." style:family="text">
      <style:text-properties fo:color="#FF00FF" style:text-scale="185%" fo:language="es" fo:country="ES"/>
    </style:style>
    <style:style style:name="T7597" style:parent-style-name="Fuentedepárrafopredeter." style:family="text">
      <style:text-properties fo:color="#FF00FF" fo:language="es" fo:country="ES"/>
    </style:style>
    <style:style style:name="T7598" style:parent-style-name="Fuentedepárrafopredeter." style:family="text">
      <style:text-properties fo:color="#FF00FF" fo:letter-spacing="-0.0118in" fo:language="es" fo:country="ES"/>
    </style:style>
    <style:style style:name="T7599" style:parent-style-name="Fuentedepárrafopredeter." style:family="text">
      <style:text-properties fo:letter-spacing="-0.0062in" style:text-scale="121%" fo:language="es" fo:country="ES"/>
    </style:style>
    <style:style style:name="T7600" style:parent-style-name="Fuentedepárrafopredeter." style:family="text">
      <style:text-properties fo:letter-spacing="-0.0062in" style:text-scale="114%" fo:language="es" fo:country="ES"/>
    </style:style>
    <style:style style:name="T7601" style:parent-style-name="Fuentedepárrafopredeter." style:family="text">
      <style:text-properties style:text-scale="108%" fo:language="es" fo:country="ES"/>
    </style:style>
    <style:style style:name="P7602" style:parent-style-name="Textoindependiente" style:family="paragraph">
      <style:paragraph-properties fo:margin-top="0.0006in" fo:line-height="97%" fo:margin-left="0.2201in" fo:margin-right="4.2006in">
        <style:tab-stops/>
      </style:paragraph-properties>
    </style:style>
    <style:style style:name="T7603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604" style:parent-style-name="Fuentedepárrafopredeter." style:family="text">
      <style:text-properties style:font-name="Lucida Sans Typewriter" fo:font-weight="bold" style:font-weight-asian="bold" fo:color="#A52A2A" style:text-scale="99%"/>
    </style:style>
    <style:style style:name="T7605" style:parent-style-name="Fuentedepárrafopredeter." style:family="text">
      <style:text-properties style:font-name="Lucida Sans Typewriter" fo:font-weight="bold" style:font-weight-asian="bold" fo:color="#A52A2A"/>
    </style:style>
    <style:style style:name="T7606" style:parent-style-name="Fuentedepárrafopredeter." style:family="text">
      <style:text-properties fo:letter-spacing="-0.0062in" style:text-scale="163%"/>
    </style:style>
    <style:style style:name="T7607" style:parent-style-name="Fuentedepárrafopredeter." style:family="text">
      <style:text-properties style:text-scale="80%"/>
    </style:style>
    <style:style style:name="T7608" style:parent-style-name="Fuentedepárrafopredeter." style:family="text">
      <style:text-properties fo:color="#FF00FF" fo:letter-spacing="-0.0062in" style:text-scale="185%"/>
    </style:style>
    <style:style style:name="T7609" style:parent-style-name="Fuentedepárrafopredeter." style:family="text">
      <style:text-properties fo:color="#6959CD" fo:letter-spacing="-0.0062in" style:text-scale="114%"/>
    </style:style>
    <style:style style:name="T7610" style:parent-style-name="Fuentedepárrafopredeter." style:family="text">
      <style:text-properties fo:color="#6959CD" fo:letter-spacing="-0.0062in" style:text-scale="121%"/>
    </style:style>
    <style:style style:name="T7611" style:parent-style-name="Fuentedepárrafopredeter." style:family="text">
      <style:text-properties fo:color="#6959CD" fo:letter-spacing="-0.0062in" style:text-scale="114%"/>
    </style:style>
    <style:style style:name="T7612" style:parent-style-name="Fuentedepárrafopredeter." style:family="text">
      <style:text-properties fo:color="#6959CD" fo:letter-spacing="-0.0062in" style:text-scale="108%"/>
    </style:style>
    <style:style style:name="T7613" style:parent-style-name="Fuentedepárrafopredeter." style:family="text">
      <style:text-properties fo:color="#FF00FF" style:text-scale="185%"/>
    </style:style>
    <style:style style:name="T7614" style:parent-style-name="Fuentedepárrafopredeter." style:family="text">
      <style:text-properties fo:color="#FF00FF"/>
    </style:style>
    <style:style style:name="T7615" style:parent-style-name="Fuentedepárrafopredeter." style:family="text">
      <style:text-properties fo:color="#6959CD" fo:letter-spacing="-0.0062in" style:text-scale="114%"/>
    </style:style>
    <style:style style:name="T7616" style:parent-style-name="Fuentedepárrafopredeter." style:family="text">
      <style:text-properties fo:color="#6959CD" style:text-scale="78%"/>
    </style:style>
    <style:style style:name="T7617" style:parent-style-name="Fuentedepárrafopredeter." style:family="text">
      <style:text-properties fo:color="#6959CD"/>
    </style:style>
    <style:style style:name="T7618" style:parent-style-name="Fuentedepárrafopredeter." style:family="text">
      <style:text-properties style:font-name="Lucida Sans Typewriter" fo:font-weight="bold" style:font-weight-asian="bold" fo:color="#A52A2A" fo:letter-spacing="-0.0062in" style:text-scale="99%"/>
    </style:style>
    <style:style style:name="T7619" style:parent-style-name="Fuentedepárrafopredeter." style:family="text">
      <style:text-properties fo:letter-spacing="-0.0062in" style:text-scale="114%"/>
    </style:style>
    <style:style style:name="T7620" style:parent-style-name="Fuentedepárrafopredeter." style:family="text">
      <style:text-properties fo:letter-spacing="-0.0062in" style:text-scale="108%"/>
    </style:style>
    <style:style style:name="T7621" style:parent-style-name="Fuentedepárrafopredeter." style:family="text">
      <style:text-properties fo:letter-spacing="-0.0062in" style:text-scale="110%"/>
    </style:style>
    <style:style style:name="T7622" style:parent-style-name="Fuentedepárrafopredeter." style:family="text">
      <style:text-properties fo:letter-spacing="-0.0062in" style:text-scale="122%"/>
    </style:style>
    <style:style style:name="T7623" style:parent-style-name="Fuentedepárrafopredeter." style:family="text">
      <style:text-properties fo:letter-spacing="-0.0062in" style:text-scale="114%"/>
    </style:style>
    <style:style style:name="T7624" style:parent-style-name="Fuentedepárrafopredeter." style:family="text">
      <style:text-properties fo:letter-spacing="-0.0062in" style:text-scale="110%"/>
    </style:style>
    <style:style style:name="T7625" style:parent-style-name="Fuentedepárrafopredeter." style:family="text">
      <style:text-properties fo:letter-spacing="-0.0062in" style:text-scale="204%"/>
    </style:style>
    <style:style style:name="T7626" style:parent-style-name="Fuentedepárrafopredeter." style:family="text">
      <style:text-properties style:text-scale="204%"/>
    </style:style>
    <style:style style:name="T7627" style:parent-style-name="Fuentedepárrafopredeter." style:family="text">
      <style:text-properties style:font-name="Lucida Sans Typewriter" fo:font-weight="bold" style:font-weight-asian="bold" fo:color="#A52A2A" fo:letter-spacing="-0.0034in" style:text-scale="115%"/>
    </style:style>
    <style:style style:name="T7628" style:parent-style-name="Fuentedepárrafopredeter." style:family="text">
      <style:text-properties style:font-name="Lucida Sans Typewriter" fo:font-weight="bold" style:font-weight-asian="bold" fo:color="#A52A2A" style:text-scale="115%"/>
    </style:style>
    <style:style style:name="T7629" style:parent-style-name="Fuentedepárrafopredeter." style:family="text">
      <style:text-properties fo:color="#6959CD" fo:letter-spacing="-0.0034in" style:text-scale="115%"/>
    </style:style>
    <style:style style:name="T7630" style:parent-style-name="Fuentedepárrafopredeter." style:family="text">
      <style:text-properties fo:color="#00898C" fo:letter-spacing="-0.0041in" style:text-scale="115%"/>
    </style:style>
    <style:style style:name="T7631" style:parent-style-name="Fuentedepárrafopredeter." style:family="text">
      <style:text-properties style:text-scale="115%"/>
    </style:style>
    <style:style style:name="T7632" style:parent-style-name="Fuentedepárrafopredeter." style:family="text">
      <style:text-properties style:font-name="Lucida Sans Typewriter" fo:font-weight="bold" style:font-weight-asian="bold" fo:color="#A52A2A" fo:letter-spacing="-0.0055in" style:text-scale="115%"/>
    </style:style>
    <style:style style:name="P7633" style:parent-style-name="Textoindependiente" style:family="paragraph">
      <style:paragraph-properties fo:line-height="0.1437in" fo:margin-left="0.359in">
        <style:tab-stops/>
      </style:paragraph-properties>
    </style:style>
    <style:style style:name="T763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63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63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637" style:parent-style-name="Fuentedepárrafopredeter." style:family="text">
      <style:text-properties fo:color="#FF00FF" fo:letter-spacing="-0.0062in" style:text-scale="185%" fo:language="es" fo:country="ES"/>
    </style:style>
    <style:style style:name="T7638" style:parent-style-name="Fuentedepárrafopredeter." style:family="text">
      <style:text-properties fo:color="#FF00FF" fo:letter-spacing="-0.0062in" style:text-scale="118%" fo:language="es" fo:country="ES"/>
    </style:style>
    <style:style style:name="T7639" style:parent-style-name="Fuentedepárrafopredeter." style:family="text">
      <style:text-properties fo:color="#FF00FF" style:text-scale="102%" fo:language="es" fo:country="ES"/>
    </style:style>
    <style:style style:name="T7640" style:parent-style-name="Fuentedepárrafopredeter." style:family="text">
      <style:text-properties fo:color="#FF00FF" fo:language="es" fo:country="ES"/>
    </style:style>
    <style:style style:name="T7641" style:parent-style-name="Fuentedepárrafopredeter." style:family="text">
      <style:text-properties fo:color="#FF00FF" fo:letter-spacing="-0.0118in" fo:language="es" fo:country="ES"/>
    </style:style>
    <style:style style:name="T7642" style:parent-style-name="Fuentedepárrafopredeter." style:family="text">
      <style:text-properties fo:color="#FF00FF" fo:letter-spacing="-0.0062in" fo:language="es" fo:country="ES"/>
    </style:style>
    <style:style style:name="T7643" style:parent-style-name="Fuentedepárrafopredeter." style:family="text">
      <style:text-properties fo:color="#FF00FF" fo:letter-spacing="-0.0062in" style:text-scale="102%" fo:language="es" fo:country="ES"/>
    </style:style>
    <style:style style:name="T7644" style:parent-style-name="Fuentedepárrafopredeter." style:family="text">
      <style:text-properties fo:color="#FF00FF" fo:letter-spacing="-0.0062in" style:text-scale="98%" fo:language="es" fo:country="ES"/>
    </style:style>
    <style:style style:name="T7645" style:parent-style-name="Fuentedepárrafopredeter." style:family="text">
      <style:text-properties fo:color="#FF00FF" fo:letter-spacing="-0.0062in" style:text-scale="112%" fo:language="es" fo:country="ES"/>
    </style:style>
    <style:style style:name="T7646" style:parent-style-name="Fuentedepárrafopredeter." style:family="text">
      <style:text-properties fo:color="#FF00FF" fo:letter-spacing="-0.0062in" style:text-scale="94%" fo:language="es" fo:country="ES"/>
    </style:style>
    <style:style style:name="T7647" style:parent-style-name="Fuentedepárrafopredeter." style:family="text">
      <style:text-properties fo:color="#FF00FF" style:text-scale="102%" fo:language="es" fo:country="ES"/>
    </style:style>
    <style:style style:name="T7648" style:parent-style-name="Fuentedepárrafopredeter." style:family="text">
      <style:text-properties fo:color="#FF00FF" fo:language="es" fo:country="ES"/>
    </style:style>
    <style:style style:name="T7649" style:parent-style-name="Fuentedepárrafopredeter." style:family="text">
      <style:text-properties fo:color="#FF00FF" fo:letter-spacing="-0.0118in" fo:language="es" fo:country="ES"/>
    </style:style>
    <style:style style:name="T7650" style:parent-style-name="Fuentedepárrafopredeter." style:family="text">
      <style:text-properties fo:color="#6959CD" fo:letter-spacing="-0.0062in" style:text-scale="114%" fo:language="es" fo:country="ES"/>
    </style:style>
    <style:style style:name="T7651" style:parent-style-name="Fuentedepárrafopredeter." style:family="text">
      <style:text-properties fo:color="#6959CD" fo:letter-spacing="-0.0062in" style:text-scale="121%" fo:language="es" fo:country="ES"/>
    </style:style>
    <style:style style:name="T7652" style:parent-style-name="Fuentedepárrafopredeter." style:family="text">
      <style:text-properties fo:color="#6959CD" fo:letter-spacing="-0.0062in" style:text-scale="114%" fo:language="es" fo:country="ES"/>
    </style:style>
    <style:style style:name="T7653" style:parent-style-name="Fuentedepárrafopredeter." style:family="text">
      <style:text-properties fo:color="#6959CD" style:text-scale="108%" fo:language="es" fo:country="ES"/>
    </style:style>
    <style:style style:name="T7654" style:parent-style-name="Fuentedepárrafopredeter." style:family="text">
      <style:text-properties fo:color="#6959CD" fo:language="es" fo:country="ES"/>
    </style:style>
    <style:style style:name="T7655" style:parent-style-name="Fuentedepárrafopredeter." style:family="text">
      <style:text-properties fo:color="#6959CD" fo:letter-spacing="-0.0118in" fo:language="es" fo:country="ES"/>
    </style:style>
    <style:style style:name="T7656" style:parent-style-name="Fuentedepárrafopredeter." style:family="text">
      <style:text-properties fo:color="#FF00FF" fo:letter-spacing="-0.0062in" style:text-scale="125%" fo:language="es" fo:country="ES"/>
    </style:style>
    <style:style style:name="T7657" style:parent-style-name="Fuentedepárrafopredeter." style:family="text">
      <style:text-properties fo:color="#FF00FF" style:text-scale="112%" fo:language="es" fo:country="ES"/>
    </style:style>
    <style:style style:name="T7658" style:parent-style-name="Fuentedepárrafopredeter." style:family="text">
      <style:text-properties fo:color="#FF00FF" fo:language="es" fo:country="ES"/>
    </style:style>
    <style:style style:name="T7659" style:parent-style-name="Fuentedepárrafopredeter." style:family="text">
      <style:text-properties fo:color="#FF00FF" fo:letter-spacing="-0.0118in" fo:language="es" fo:country="ES"/>
    </style:style>
    <style:style style:name="T7660" style:parent-style-name="Fuentedepárrafopredeter." style:family="text">
      <style:text-properties fo:color="#FF00FF" fo:letter-spacing="-0.0062in" style:text-scale="92%" fo:language="es" fo:country="ES"/>
    </style:style>
    <style:style style:name="T7661" style:parent-style-name="Fuentedepárrafopredeter." style:family="text">
      <style:text-properties fo:color="#FF00FF" style:text-scale="102%" fo:language="es" fo:country="ES"/>
    </style:style>
    <style:style style:name="T7662" style:parent-style-name="Fuentedepárrafopredeter." style:family="text">
      <style:text-properties fo:color="#FF00FF" fo:language="es" fo:country="ES"/>
    </style:style>
    <style:style style:name="T7663" style:parent-style-name="Fuentedepárrafopredeter." style:family="text">
      <style:text-properties fo:color="#FF00FF" fo:letter-spacing="-0.0118in" fo:language="es" fo:country="ES"/>
    </style:style>
    <style:style style:name="T7664" style:parent-style-name="Fuentedepárrafopredeter." style:family="text">
      <style:text-properties fo:color="#FF00FF" fo:letter-spacing="-0.0062in" style:text-scale="112%" fo:language="es" fo:country="ES"/>
    </style:style>
    <style:style style:name="T7665" style:parent-style-name="Fuentedepárrafopredeter." style:family="text">
      <style:text-properties fo:color="#FF00FF" fo:letter-spacing="-0.0062in" style:text-scale="94%" fo:language="es" fo:country="ES"/>
    </style:style>
    <style:style style:name="T7666" style:parent-style-name="Fuentedepárrafopredeter." style:family="text">
      <style:text-properties fo:color="#FF00FF" fo:letter-spacing="-0.0062in" fo:language="es" fo:country="ES"/>
    </style:style>
    <style:style style:name="T7667" style:parent-style-name="Fuentedepárrafopredeter." style:family="text">
      <style:text-properties fo:color="#FF00FF" fo:letter-spacing="-0.0062in" style:text-scale="89%" fo:language="es" fo:country="ES"/>
    </style:style>
    <style:style style:name="T7668" style:parent-style-name="Fuentedepárrafopredeter." style:family="text">
      <style:text-properties fo:color="#FF00FF" fo:letter-spacing="-0.0062in" style:text-scale="94%" fo:language="es" fo:country="ES"/>
    </style:style>
    <style:style style:name="T7669" style:parent-style-name="Fuentedepárrafopredeter." style:family="text">
      <style:text-properties fo:color="#FF00FF" fo:letter-spacing="-0.0062in" style:text-scale="103%" fo:language="es" fo:country="ES"/>
    </style:style>
    <style:style style:name="T7670" style:parent-style-name="Fuentedepárrafopredeter." style:family="text">
      <style:text-properties fo:color="#FF00FF" fo:letter-spacing="-0.0062in" style:text-scale="102%" fo:language="es" fo:country="ES"/>
    </style:style>
    <style:style style:name="T7671" style:parent-style-name="Fuentedepárrafopredeter." style:family="text">
      <style:text-properties fo:color="#FF00FF" fo:letter-spacing="-0.0062in" style:text-scale="98%" fo:language="es" fo:country="ES"/>
    </style:style>
    <style:style style:name="T7672" style:parent-style-name="Fuentedepárrafopredeter." style:family="text">
      <style:text-properties fo:color="#FF00FF" style:text-scale="89%" fo:language="es" fo:country="ES"/>
    </style:style>
    <style:style style:name="T7673" style:parent-style-name="Fuentedepárrafopredeter." style:family="text">
      <style:text-properties fo:color="#FF00FF" fo:language="es" fo:country="ES"/>
    </style:style>
    <style:style style:name="T7674" style:parent-style-name="Fuentedepárrafopredeter." style:family="text">
      <style:text-properties fo:color="#FF00FF" fo:letter-spacing="-0.0118in" fo:language="es" fo:country="ES"/>
    </style:style>
    <style:style style:name="T7675" style:parent-style-name="Fuentedepárrafopredeter." style:family="text">
      <style:text-properties fo:color="#FF00FF" fo:letter-spacing="-0.0062in" style:text-scale="110%" fo:language="es" fo:country="ES"/>
    </style:style>
    <style:style style:name="T7676" style:parent-style-name="Fuentedepárrafopredeter." style:family="text">
      <style:text-properties fo:color="#FF00FF" style:text-scale="110%" fo:language="es" fo:country="ES"/>
    </style:style>
    <style:style style:name="T7677" style:parent-style-name="Fuentedepárrafopredeter." style:family="text">
      <style:text-properties fo:color="#FF00FF" fo:language="es" fo:country="ES"/>
    </style:style>
    <style:style style:name="T7678" style:parent-style-name="Fuentedepárrafopredeter." style:family="text">
      <style:text-properties fo:color="#FF00FF" fo:letter-spacing="-0.0118in" fo:language="es" fo:country="ES"/>
    </style:style>
    <style:style style:name="T7679" style:parent-style-name="Fuentedepárrafopredeter." style:family="text">
      <style:text-properties fo:color="#6959CD" fo:letter-spacing="-0.0062in" style:text-scale="114%" fo:language="es" fo:country="ES"/>
    </style:style>
    <style:style style:name="T7680" style:parent-style-name="Fuentedepárrafopredeter." style:family="text">
      <style:text-properties fo:color="#6959CD" fo:letter-spacing="-0.0062in" style:text-scale="78%" fo:language="es" fo:country="ES"/>
    </style:style>
    <style:style style:name="T7681" style:parent-style-name="Fuentedepárrafopredeter." style:family="text">
      <style:text-properties fo:color="#FF00FF" style:text-scale="185%" fo:language="es" fo:country="ES"/>
    </style:style>
    <style:style style:name="P7682" style:parent-style-name="Textoindependiente" style:family="paragraph">
      <style:paragraph-properties fo:line-height="0.1444in" fo:margin-left="0.2201in">
        <style:tab-stops/>
      </style:paragraph-properties>
    </style:style>
    <style:style style:name="T768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684" style:parent-style-name="Textoindependiente" style:family="paragraph">
      <style:paragraph-properties fo:line-height="0.1465in" fo:margin-left="0.359in">
        <style:tab-stops/>
      </style:paragraph-properties>
    </style:style>
    <style:style style:name="T7685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686" style:parent-style-name="Fuentedepárrafopredeter." style:family="text">
      <style:text-properties fo:color="#FF00FF" style:text-scale="115%" fo:language="es" fo:country="ES"/>
    </style:style>
    <style:style style:name="T7687" style:parent-style-name="Fuentedepárrafopredeter." style:family="text">
      <style:text-properties fo:color="#FF00FF" style:text-scale="110%" fo:language="es" fo:country="ES"/>
    </style:style>
    <style:style style:name="T7688" style:parent-style-name="Fuentedepárrafopredeter." style:family="text">
      <style:text-properties fo:color="#6959CD" style:text-scale="110%" fo:language="es" fo:country="ES"/>
    </style:style>
    <style:style style:name="T7689" style:parent-style-name="Fuentedepárrafopredeter." style:family="text">
      <style:text-properties fo:color="#FF00FF" style:text-scale="110%" fo:language="es" fo:country="ES"/>
    </style:style>
    <style:style style:name="T7690" style:parent-style-name="Fuentedepárrafopredeter." style:family="text">
      <style:text-properties fo:color="#6959CD" style:text-scale="110%" fo:language="es" fo:country="ES"/>
    </style:style>
    <style:style style:name="T7691" style:parent-style-name="Fuentedepárrafopredeter." style:family="text">
      <style:text-properties fo:color="#FF00FF" style:text-scale="155%" fo:language="es" fo:country="ES"/>
    </style:style>
    <style:style style:name="P7692" style:parent-style-name="Textoindependiente" style:family="paragraph">
      <style:paragraph-properties fo:line-height="0.1451in" fo:margin-left="0.2201in">
        <style:tab-stops/>
      </style:paragraph-properties>
    </style:style>
    <style:style style:name="T769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694" style:parent-style-name="Textoindependiente" style:family="paragraph">
      <style:paragraph-properties fo:margin-top="0.0062in" fo:margin-left="0in">
        <style:tab-stops/>
      </style:paragraph-properties>
      <style:text-properties style:font-name="Lucida Sans Typewriter" fo:font-weight="bold" style:font-weight-asian="bold" fo:font-size="4.5pt" style:font-size-asian="4.5pt" fo:language="es" fo:country="ES"/>
    </style:style>
    <style:style style:name="P7695" style:parent-style-name="Textoindependiente" style:family="paragraph">
      <style:paragraph-properties fo:margin-top="0.0638in"/>
    </style:style>
    <style:style style:name="T769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7697" style:parent-style-name="Textoindependiente" style:family="paragraph">
      <style:paragraph-properties fo:margin-top="0.0013in" fo:margin-left="0in">
        <style:tab-stops/>
      </style:paragraph-properties>
      <style:text-properties style:font-name="Lucida Sans Typewriter" fo:font-weight="bold" style:font-weight-asian="bold" fo:language="es" fo:country="ES"/>
    </style:style>
    <style:style style:name="T7698" style:parent-style-name="Fuentedepárrafopredeter." style:family="text">
      <style:text-properties fo:color="#0000FF" fo:letter-spacing="-0.0062in" style:text-scale="114%" fo:language="es" fo:country="ES"/>
    </style:style>
    <style:style style:name="T7699" style:parent-style-name="Fuentedepárrafopredeter." style:family="text">
      <style:text-properties fo:color="#0000FF" fo:letter-spacing="-0.0062in" style:text-scale="107%" fo:language="es" fo:country="ES"/>
    </style:style>
    <style:style style:name="T7700" style:parent-style-name="Fuentedepárrafopredeter." style:family="text">
      <style:text-properties fo:color="#0000FF" fo:letter-spacing="-0.0062in" style:text-scale="103%" fo:language="es" fo:country="ES"/>
    </style:style>
    <style:style style:name="T7701" style:parent-style-name="Fuentedepárrafopredeter." style:family="text">
      <style:text-properties fo:color="#0000FF" fo:letter-spacing="-0.0062in" style:text-scale="89%" fo:language="es" fo:country="ES"/>
    </style:style>
    <style:style style:name="T7702" style:parent-style-name="Fuentedepárrafopredeter." style:family="text">
      <style:text-properties fo:color="#0000FF" fo:letter-spacing="-0.0062in" style:text-scale="103%" fo:language="es" fo:country="ES"/>
    </style:style>
    <style:style style:name="T7703" style:parent-style-name="Fuentedepárrafopredeter." style:family="text">
      <style:text-properties fo:color="#0000FF" fo:letter-spacing="-0.0062in" style:text-scale="102%" fo:language="es" fo:country="ES"/>
    </style:style>
    <style:style style:name="T7704" style:parent-style-name="Fuentedepárrafopredeter." style:family="text">
      <style:text-properties fo:color="#0000FF" fo:letter-spacing="-0.0062in" style:text-scale="84%" fo:language="es" fo:country="ES"/>
    </style:style>
    <style:style style:name="T7705" style:parent-style-name="Fuentedepárrafopredeter." style:family="text">
      <style:text-properties fo:color="#0000FF" style:text-scale="102%" fo:language="es" fo:country="ES"/>
    </style:style>
    <style:style style:name="T7706" style:parent-style-name="Fuentedepárrafopredeter." style:family="text">
      <style:text-properties fo:color="#0000FF" fo:language="es" fo:country="ES"/>
    </style:style>
    <style:style style:name="T7707" style:parent-style-name="Fuentedepárrafopredeter." style:family="text">
      <style:text-properties fo:color="#0000FF" fo:letter-spacing="-0.0118in" fo:language="es" fo:country="ES"/>
    </style:style>
    <style:style style:name="T7708" style:parent-style-name="Fuentedepárrafopredeter." style:family="text">
      <style:text-properties fo:color="#0000FF" fo:letter-spacing="-0.0062in" style:text-scale="107%" fo:language="es" fo:country="ES"/>
    </style:style>
    <style:style style:name="T7709" style:parent-style-name="Fuentedepárrafopredeter." style:family="text">
      <style:text-properties fo:color="#0000FF" fo:letter-spacing="-0.0062in" style:text-scale="103%" fo:language="es" fo:country="ES"/>
    </style:style>
    <style:style style:name="T7710" style:parent-style-name="Fuentedepárrafopredeter." style:family="text">
      <style:text-properties fo:color="#0000FF" fo:letter-spacing="-0.0062in" style:text-scale="216%" fo:language="es" fo:country="ES"/>
    </style:style>
    <style:style style:name="T7711" style:parent-style-name="Fuentedepárrafopredeter." style:family="text">
      <style:text-properties fo:color="#0000FF" fo:letter-spacing="-0.0062in" style:text-scale="94%" fo:language="es" fo:country="ES"/>
    </style:style>
    <style:style style:name="T7712" style:parent-style-name="Fuentedepárrafopredeter." style:family="text">
      <style:text-properties fo:color="#0000FF" fo:letter-spacing="-0.0062in" fo:language="es" fo:country="ES"/>
    </style:style>
    <style:style style:name="T7713" style:parent-style-name="Fuentedepárrafopredeter." style:family="text">
      <style:text-properties fo:color="#0000FF" fo:letter-spacing="-0.0062in" style:text-scale="216%" fo:language="es" fo:country="ES"/>
    </style:style>
    <style:style style:name="T7714" style:parent-style-name="Fuentedepárrafopredeter." style:family="text">
      <style:text-properties fo:color="#0000FF" fo:letter-spacing="-0.0062in" style:text-scale="107%" fo:language="es" fo:country="ES"/>
    </style:style>
    <style:style style:name="T7715" style:parent-style-name="Fuentedepárrafopredeter." style:family="text">
      <style:text-properties fo:color="#0000FF" fo:letter-spacing="-0.0062in" style:text-scale="102%" fo:language="es" fo:country="ES"/>
    </style:style>
    <style:style style:name="T7716" style:parent-style-name="Fuentedepárrafopredeter." style:family="text">
      <style:text-properties fo:color="#0000FF" style:text-scale="118%" fo:language="es" fo:country="ES"/>
    </style:style>
    <style:style style:name="P7717" style:parent-style-name="Textoindependiente" style:family="paragraph">
      <style:paragraph-properties fo:margin-top="0.0006in" fo:line-height="0.143in"/>
    </style:style>
    <style:style style:name="T7718" style:parent-style-name="Fuentedepárrafopredeter." style:family="text">
      <style:text-properties fo:color="#0000FF" fo:letter-spacing="-0.0062in" style:text-scale="114%" fo:language="es" fo:country="ES"/>
    </style:style>
    <style:style style:name="T7719" style:parent-style-name="Fuentedepárrafopredeter." style:family="text">
      <style:text-properties fo:color="#0000FF" fo:letter-spacing="-0.0062in" style:text-scale="121%" fo:language="es" fo:country="ES"/>
    </style:style>
    <style:style style:name="T7720" style:parent-style-name="Fuentedepárrafopredeter." style:family="text">
      <style:text-properties fo:color="#0000FF" fo:letter-spacing="-0.0062in" style:text-scale="112%" fo:language="es" fo:country="ES"/>
    </style:style>
    <style:style style:name="T7721" style:parent-style-name="Fuentedepárrafopredeter." style:family="text">
      <style:text-properties fo:color="#0000FF" fo:letter-spacing="-0.0062in" style:text-scale="72%" fo:language="es" fo:country="ES"/>
    </style:style>
    <style:style style:name="T7722" style:parent-style-name="Fuentedepárrafopredeter." style:family="text">
      <style:text-properties fo:color="#0000FF" fo:letter-spacing="-0.0062in" style:text-scale="108%" fo:language="es" fo:country="ES"/>
    </style:style>
    <style:style style:name="T7723" style:parent-style-name="Fuentedepárrafopredeter." style:family="text">
      <style:text-properties fo:color="#0000FF" fo:letter-spacing="-0.0062in" style:text-scale="154%" fo:language="es" fo:country="ES"/>
    </style:style>
    <style:style style:name="T7724" style:parent-style-name="Fuentedepárrafopredeter." style:family="text">
      <style:text-properties fo:color="#0000FF" fo:letter-spacing="-0.0062in" style:text-scale="112%" fo:language="es" fo:country="ES"/>
    </style:style>
    <style:style style:name="T7725" style:parent-style-name="Fuentedepárrafopredeter." style:family="text">
      <style:text-properties fo:color="#0000FF" fo:letter-spacing="-0.0062in" style:text-scale="108%" fo:language="es" fo:country="ES"/>
    </style:style>
    <style:style style:name="T7726" style:parent-style-name="Fuentedepárrafopredeter." style:family="text">
      <style:text-properties fo:color="#0000FF" fo:letter-spacing="-0.0062in" style:text-scale="114%" fo:language="es" fo:country="ES"/>
    </style:style>
    <style:style style:name="T7727" style:parent-style-name="Fuentedepárrafopredeter." style:family="text">
      <style:text-properties fo:color="#0000FF" fo:letter-spacing="-0.0062in" style:text-scale="121%" fo:language="es" fo:country="ES"/>
    </style:style>
    <style:style style:name="T7728" style:parent-style-name="Fuentedepárrafopredeter." style:family="text">
      <style:text-properties fo:color="#0000FF" fo:letter-spacing="-0.0062in" style:text-scale="211%" fo:language="es" fo:country="ES"/>
    </style:style>
    <style:style style:name="T7729" style:parent-style-name="Fuentedepárrafopredeter." style:family="text">
      <style:text-properties fo:color="#0000FF" fo:letter-spacing="-0.0062in" style:text-scale="112%" fo:language="es" fo:country="ES"/>
    </style:style>
    <style:style style:name="T7730" style:parent-style-name="Fuentedepárrafopredeter." style:family="text">
      <style:text-properties fo:color="#0000FF" style:text-scale="110%" fo:language="es" fo:country="ES"/>
    </style:style>
    <style:style style:name="T7731" style:parent-style-name="Fuentedepárrafopredeter." style:family="text">
      <style:text-properties fo:color="#0000FF" fo:language="es" fo:country="ES"/>
    </style:style>
    <style:style style:name="T7732" style:parent-style-name="Fuentedepárrafopredeter." style:family="text">
      <style:text-properties fo:color="#0000FF" fo:letter-spacing="-0.0118in" fo:language="es" fo:country="ES"/>
    </style:style>
    <style:style style:name="T7733" style:parent-style-name="Fuentedepárrafopredeter." style:family="text">
      <style:text-properties fo:color="#0000FF" fo:letter-spacing="-0.0062in" style:text-scale="108%" fo:language="es" fo:country="ES"/>
    </style:style>
    <style:style style:name="T7734" style:parent-style-name="Fuentedepárrafopredeter." style:family="text">
      <style:text-properties fo:color="#0000FF" style:text-scale="110%" fo:language="es" fo:country="ES"/>
    </style:style>
    <style:style style:name="T7735" style:parent-style-name="Fuentedepárrafopredeter." style:family="text">
      <style:text-properties fo:color="#0000FF" fo:language="es" fo:country="ES"/>
    </style:style>
    <style:style style:name="T7736" style:parent-style-name="Fuentedepárrafopredeter." style:family="text">
      <style:text-properties fo:color="#0000FF" fo:letter-spacing="-0.0118in" fo:language="es" fo:country="ES"/>
    </style:style>
    <style:style style:name="T7737" style:parent-style-name="Fuentedepárrafopredeter." style:family="text">
      <style:text-properties fo:color="#0000FF" fo:letter-spacing="-0.0062in" style:text-scale="108%" fo:language="es" fo:country="ES"/>
    </style:style>
    <style:style style:name="T7738" style:parent-style-name="Fuentedepárrafopredeter." style:family="text">
      <style:text-properties fo:color="#0000FF" fo:letter-spacing="-0.0062in" style:text-scale="114%" fo:language="es" fo:country="ES"/>
    </style:style>
    <style:style style:name="T7739" style:parent-style-name="Fuentedepárrafopredeter." style:family="text">
      <style:text-properties fo:color="#0000FF" fo:letter-spacing="-0.0062in" style:text-scale="154%" fo:language="es" fo:country="ES"/>
    </style:style>
    <style:style style:name="T7740" style:parent-style-name="Fuentedepárrafopredeter." style:family="text">
      <style:text-properties fo:color="#0000FF" fo:letter-spacing="-0.0062in" style:text-scale="114%" fo:language="es" fo:country="ES"/>
    </style:style>
    <style:style style:name="T7741" style:parent-style-name="Fuentedepárrafopredeter." style:family="text">
      <style:text-properties fo:color="#0000FF" fo:letter-spacing="-0.0062in" style:text-scale="72%" fo:language="es" fo:country="ES"/>
    </style:style>
    <style:style style:name="T7742" style:parent-style-name="Fuentedepárrafopredeter." style:family="text">
      <style:text-properties fo:color="#0000FF" fo:letter-spacing="-0.0062in" style:text-scale="110%" fo:language="es" fo:country="ES"/>
    </style:style>
    <style:style style:name="T7743" style:parent-style-name="Fuentedepárrafopredeter." style:family="text">
      <style:text-properties fo:color="#0000FF" fo:letter-spacing="-0.0062in" style:text-scale="151%" fo:language="es" fo:country="ES"/>
    </style:style>
    <style:style style:name="T7744" style:parent-style-name="Fuentedepárrafopredeter." style:family="text">
      <style:text-properties fo:color="#0000FF" fo:letter-spacing="-0.0062in" style:text-scale="154%" fo:language="es" fo:country="ES"/>
    </style:style>
    <style:style style:name="T7745" style:parent-style-name="Fuentedepárrafopredeter." style:family="text">
      <style:text-properties fo:color="#0000FF" style:text-scale="112%" fo:language="es" fo:country="ES"/>
    </style:style>
    <style:style style:name="P7746" style:parent-style-name="Textoindependiente" style:family="paragraph">
      <style:paragraph-properties fo:text-align="center" fo:line-height="0.1458in" fo:margin-left="0.0729in" fo:margin-right="5.0034in">
        <style:tab-stops/>
      </style:paragraph-properties>
    </style:style>
    <style:style style:name="T7747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7748" style:parent-style-name="Fuentedepárrafopredeter." style:family="text">
      <style:text-properties fo:color="#6959CD" style:text-scale="105%" fo:language="es" fo:country="ES"/>
    </style:style>
    <style:style style:name="T7749" style:parent-style-name="Fuentedepárrafopredeter." style:family="text">
      <style:text-properties fo:color="#00898C" style:text-scale="105%" fo:language="es" fo:country="ES"/>
    </style:style>
    <style:style style:name="T7750" style:parent-style-name="Fuentedepárrafopredeter." style:family="text">
      <style:text-properties style:text-scale="105%" fo:language="es" fo:country="ES"/>
    </style:style>
    <style:style style:name="T7751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P7752" style:parent-style-name="Textoindependiente" style:family="paragraph">
      <style:paragraph-properties fo:margin-left="0.359in" fo:margin-right="1.0916in" fo:text-indent="-0.1388in">
        <style:tab-stops/>
      </style:paragraph-properties>
    </style:style>
    <style:style style:name="T7753" style:parent-style-name="Fuentedepárrafopredeter." style:family="text">
      <style:text-properties style:font-name="Lucida Sans Typewriter" fo:font-weight="bold" style:font-weight-asian="bold" fo:color="#A52A2A" fo:letter-spacing="-0.0034in" style:text-scale="120%" fo:language="es" fo:country="ES"/>
    </style:style>
    <style:style style:name="T7754" style:parent-style-name="Fuentedepárrafopredeter." style:family="text">
      <style:text-properties style:font-name="Lucida Sans Typewriter" fo:font-weight="bold" style:font-weight-asian="bold" fo:color="#A52A2A" fo:letter-spacing="-0.0493in" style:text-scale="120%" fo:language="es" fo:country="ES"/>
    </style:style>
    <style:style style:name="T7755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7756" style:parent-style-name="Fuentedepárrafopredeter." style:family="text">
      <style:text-properties style:font-name="Lucida Sans Typewriter" fo:font-weight="bold" style:font-weight-asian="bold" fo:color="#A52A2A" fo:letter-spacing="-0.0493in" style:text-scale="120%" fo:language="es" fo:country="ES"/>
    </style:style>
    <style:style style:name="T7757" style:parent-style-name="Fuentedepárrafopredeter." style:family="text">
      <style:text-properties fo:color="#00898C" fo:letter-spacing="-0.0034in" style:text-scale="135%" fo:language="es" fo:country="ES"/>
    </style:style>
    <style:style style:name="T7758" style:parent-style-name="Fuentedepárrafopredeter." style:family="text">
      <style:text-properties fo:color="#6959CD" fo:letter-spacing="-0.0034in" style:text-scale="120%" fo:language="es" fo:country="ES"/>
    </style:style>
    <style:style style:name="T7759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T7760" style:parent-style-name="Fuentedepárrafopredeter." style:family="text">
      <style:text-properties style:font-name="Lucida Sans Typewriter" fo:font-weight="bold" style:font-weight-asian="bold" fo:color="#A52A2A" fo:letter-spacing="-0.0493in" style:text-scale="120%" fo:language="es" fo:country="ES"/>
    </style:style>
    <style:style style:name="T7761" style:parent-style-name="Fuentedepárrafopredeter." style:family="text">
      <style:text-properties fo:color="#0000FF" fo:letter-spacing="-0.0055in" style:text-scale="135%" fo:language="es" fo:country="ES"/>
    </style:style>
    <style:style style:name="T7762" style:parent-style-name="Fuentedepárrafopredeter." style:family="text">
      <style:text-properties fo:color="#0000FF" fo:letter-spacing="-0.0048in" style:text-scale="135%" fo:language="es" fo:country="ES"/>
    </style:style>
    <style:style style:name="T7763" style:parent-style-name="Fuentedepárrafopredeter." style:family="text">
      <style:text-properties fo:color="#0000FF" fo:letter-spacing="-0.0055in" style:text-scale="135%" fo:language="es" fo:country="ES"/>
    </style:style>
    <style:style style:name="T7764" style:parent-style-name="Fuentedepárrafopredeter." style:family="text">
      <style:text-properties fo:color="#0000FF" fo:letter-spacing="-0.0041in" style:text-scale="135%" fo:language="es" fo:country="ES"/>
    </style:style>
    <style:style style:name="T7765" style:parent-style-name="Fuentedepárrafopredeter." style:family="text">
      <style:text-properties fo:color="#0000FF" fo:letter-spacing="-0.0062in" style:text-scale="135%" fo:language="es" fo:country="ES"/>
    </style:style>
    <style:style style:name="T7766" style:parent-style-name="Fuentedepárrafopredeter." style:family="text">
      <style:text-properties fo:color="#0000FF" fo:letter-spacing="-0.0055in" style:text-scale="135%" fo:language="es" fo:country="ES"/>
    </style:style>
    <style:style style:name="T7767" style:parent-style-name="Fuentedepárrafopredeter." style:family="text">
      <style:text-properties fo:color="#0000FF" fo:letter-spacing="-0.0062in" style:text-scale="114%" fo:language="es" fo:country="ES"/>
    </style:style>
    <style:style style:name="T7768" style:parent-style-name="Fuentedepárrafopredeter." style:family="text">
      <style:text-properties fo:color="#0000FF" fo:letter-spacing="-0.0062in" style:text-scale="204%" fo:language="es" fo:country="ES"/>
    </style:style>
    <style:style style:name="T7769" style:parent-style-name="Fuentedepárrafopredeter." style:family="text">
      <style:text-properties fo:color="#0000FF" fo:letter-spacing="-0.0062in" style:text-scale="114%" fo:language="es" fo:country="ES"/>
    </style:style>
    <style:style style:name="T7770" style:parent-style-name="Fuentedepárrafopredeter." style:family="text">
      <style:text-properties fo:color="#0000FF" fo:letter-spacing="-0.0062in" style:text-scale="72%" fo:language="es" fo:country="ES"/>
    </style:style>
    <style:style style:name="T7771" style:parent-style-name="Fuentedepárrafopredeter." style:family="text">
      <style:text-properties fo:color="#0000FF" fo:letter-spacing="-0.0062in" style:text-scale="114%" fo:language="es" fo:country="ES"/>
    </style:style>
    <style:style style:name="T7772" style:parent-style-name="Fuentedepárrafopredeter." style:family="text">
      <style:text-properties fo:color="#0000FF" fo:letter-spacing="-0.0062in" style:text-scale="108%" fo:language="es" fo:country="ES"/>
    </style:style>
    <style:style style:name="T7773" style:parent-style-name="Fuentedepárrafopredeter." style:family="text">
      <style:text-properties fo:color="#0000FF" style:text-scale="114%" fo:language="es" fo:country="ES"/>
    </style:style>
    <style:style style:name="T7774" style:parent-style-name="Fuentedepárrafopredeter." style:family="text">
      <style:text-properties fo:color="#0000FF" fo:language="es" fo:country="ES"/>
    </style:style>
    <style:style style:name="T7775" style:parent-style-name="Fuentedepárrafopredeter." style:family="text">
      <style:text-properties fo:color="#0000FF" style:text-scale="114%" fo:language="es" fo:country="ES"/>
    </style:style>
    <style:style style:name="T7776" style:parent-style-name="Fuentedepárrafopredeter." style:family="text">
      <style:text-properties fo:color="#0000FF" fo:language="es" fo:country="ES"/>
    </style:style>
    <style:style style:name="T7777" style:parent-style-name="Fuentedepárrafopredeter." style:family="text">
      <style:text-properties fo:color="#0000FF" fo:letter-spacing="-0.0062in" style:text-scale="72%" fo:language="es" fo:country="ES"/>
    </style:style>
    <style:style style:name="T7778" style:parent-style-name="Fuentedepárrafopredeter." style:family="text">
      <style:text-properties fo:color="#0000FF" fo:letter-spacing="-0.0062in" style:text-scale="110%" fo:language="es" fo:country="ES"/>
    </style:style>
    <style:style style:name="T7779" style:parent-style-name="Fuentedepárrafopredeter." style:family="text">
      <style:text-properties fo:color="#0000FF" style:text-scale="110%" fo:language="es" fo:country="ES"/>
    </style:style>
    <style:style style:name="T7780" style:parent-style-name="Fuentedepárrafopredeter." style:family="text">
      <style:text-properties fo:color="#0000FF" fo:language="es" fo:country="ES"/>
    </style:style>
    <style:style style:name="T7781" style:parent-style-name="Fuentedepárrafopredeter." style:family="text">
      <style:text-properties fo:color="#0000FF" fo:letter-spacing="-0.0062in" style:text-scale="72%" fo:language="es" fo:country="ES"/>
    </style:style>
    <style:style style:name="T7782" style:parent-style-name="Fuentedepárrafopredeter." style:family="text">
      <style:text-properties fo:color="#0000FF" fo:letter-spacing="-0.0062in" style:text-scale="211%" fo:language="es" fo:country="ES"/>
    </style:style>
    <style:style style:name="T7783" style:parent-style-name="Fuentedepárrafopredeter." style:family="text">
      <style:text-properties fo:color="#0000FF" fo:letter-spacing="-0.0062in" style:text-scale="110%" fo:language="es" fo:country="ES"/>
    </style:style>
    <style:style style:name="T7784" style:parent-style-name="Fuentedepárrafopredeter." style:family="text">
      <style:text-properties fo:color="#0000FF" fo:letter-spacing="-0.0062in" style:text-scale="151%" fo:language="es" fo:country="ES"/>
    </style:style>
    <style:style style:name="T7785" style:parent-style-name="Fuentedepárrafopredeter." style:family="text">
      <style:text-properties fo:color="#0000FF" fo:letter-spacing="-0.0062in" style:text-scale="154%" fo:language="es" fo:country="ES"/>
    </style:style>
    <style:style style:name="T7786" style:parent-style-name="Fuentedepárrafopredeter." style:family="text">
      <style:text-properties fo:color="#0000FF" fo:letter-spacing="-0.0062in" style:text-scale="114%" fo:language="es" fo:country="ES"/>
    </style:style>
    <style:style style:name="T7787" style:parent-style-name="Fuentedepárrafopredeter." style:family="text">
      <style:text-properties fo:color="#0000FF" style:text-scale="148%" fo:language="es" fo:country="ES"/>
    </style:style>
    <style:style style:name="T7788" style:parent-style-name="Fuentedepárrafopredeter." style:family="text">
      <style:text-properties fo:color="#0000FF" fo:language="es" fo:country="ES"/>
    </style:style>
    <style:style style:name="T7789" style:parent-style-name="Fuentedepárrafopredeter." style:family="text">
      <style:text-properties fo:color="#0000FF" fo:letter-spacing="-0.0062in" style:text-scale="211%" fo:language="es" fo:country="ES"/>
    </style:style>
    <style:style style:name="T7790" style:parent-style-name="Fuentedepárrafopredeter." style:family="text">
      <style:text-properties fo:color="#0000FF" fo:letter-spacing="-0.0062in" style:text-scale="110%" fo:language="es" fo:country="ES"/>
    </style:style>
    <style:style style:name="T7791" style:parent-style-name="Fuentedepárrafopredeter." style:family="text">
      <style:text-properties fo:color="#0000FF" fo:letter-spacing="-0.0062in" style:text-scale="151%" fo:language="es" fo:country="ES"/>
    </style:style>
    <style:style style:name="T7792" style:parent-style-name="Fuentedepárrafopredeter." style:family="text">
      <style:text-properties fo:color="#0000FF" fo:letter-spacing="-0.0062in" style:text-scale="154%" fo:language="es" fo:country="ES"/>
    </style:style>
    <style:style style:name="T7793" style:parent-style-name="Fuentedepárrafopredeter." style:family="text">
      <style:text-properties fo:color="#0000FF" fo:letter-spacing="-0.0062in" style:text-scale="112%" fo:language="es" fo:country="ES"/>
    </style:style>
    <style:style style:name="T7794" style:parent-style-name="Fuentedepárrafopredeter." style:family="text">
      <style:text-properties fo:color="#0000FF" fo:letter-spacing="-0.0062in" style:text-scale="108%" fo:language="es" fo:country="ES"/>
    </style:style>
    <style:style style:name="T7795" style:parent-style-name="Fuentedepárrafopredeter." style:family="text">
      <style:text-properties fo:color="#0000FF" fo:letter-spacing="-0.0062in" style:text-scale="110%" fo:language="es" fo:country="ES"/>
    </style:style>
    <style:style style:name="T7796" style:parent-style-name="Fuentedepárrafopredeter." style:family="text">
      <style:text-properties fo:color="#0000FF" fo:letter-spacing="-0.0062in" style:text-scale="126%" fo:language="es" fo:country="ES"/>
    </style:style>
    <style:style style:name="T7797" style:parent-style-name="Fuentedepárrafopredeter." style:family="text">
      <style:text-properties fo:color="#0000FF" fo:letter-spacing="-0.0062in" style:text-scale="121%" fo:language="es" fo:country="ES"/>
    </style:style>
    <style:style style:name="T7798" style:parent-style-name="Fuentedepárrafopredeter." style:family="text">
      <style:text-properties fo:color="#0000FF" style:text-scale="114%" fo:language="es" fo:country="ES"/>
    </style:style>
    <style:style style:name="T7799" style:parent-style-name="Fuentedepárrafopredeter." style:family="text">
      <style:text-properties fo:color="#0000FF" fo:language="es" fo:country="ES"/>
    </style:style>
    <style:style style:name="T7800" style:parent-style-name="Fuentedepárrafopredeter." style:family="text">
      <style:text-properties fo:color="#0000FF" fo:letter-spacing="-0.0062in" style:text-scale="110%" fo:language="es" fo:country="ES"/>
    </style:style>
    <style:style style:name="T7801" style:parent-style-name="Fuentedepárrafopredeter." style:family="text">
      <style:text-properties fo:color="#0000FF" style:text-scale="110%" fo:language="es" fo:country="ES"/>
    </style:style>
    <style:style style:name="T7802" style:parent-style-name="Fuentedepárrafopredeter." style:family="text">
      <style:text-properties fo:color="#0000FF" fo:language="es" fo:country="ES"/>
    </style:style>
    <style:style style:name="T7803" style:parent-style-name="Fuentedepárrafopredeter." style:family="text">
      <style:text-properties fo:color="#0000FF" fo:letter-spacing="-0.0062in" style:text-scale="112%" fo:language="es" fo:country="ES"/>
    </style:style>
    <style:style style:name="T7804" style:parent-style-name="Fuentedepárrafopredeter." style:family="text">
      <style:text-properties fo:color="#0000FF" fo:letter-spacing="-0.0062in" style:text-scale="108%" fo:language="es" fo:country="ES"/>
    </style:style>
    <style:style style:name="T7805" style:parent-style-name="Fuentedepárrafopredeter." style:family="text">
      <style:text-properties fo:color="#0000FF" fo:letter-spacing="-0.0062in" style:text-scale="121%" fo:language="es" fo:country="ES"/>
    </style:style>
    <style:style style:name="T7806" style:parent-style-name="Fuentedepárrafopredeter." style:family="text">
      <style:text-properties fo:color="#0000FF" fo:letter-spacing="-0.0062in" style:text-scale="211%" fo:language="es" fo:country="ES"/>
    </style:style>
    <style:style style:name="T7807" style:parent-style-name="Fuentedepárrafopredeter." style:family="text">
      <style:text-properties fo:color="#0000FF" fo:letter-spacing="-0.0062in" style:text-scale="112%" fo:language="es" fo:country="ES"/>
    </style:style>
    <style:style style:name="T7808" style:parent-style-name="Fuentedepárrafopredeter." style:family="text">
      <style:text-properties fo:color="#0000FF" style:text-scale="110%" fo:language="es" fo:country="ES"/>
    </style:style>
    <style:style style:name="T7809" style:parent-style-name="Fuentedepárrafopredeter." style:family="text">
      <style:text-properties fo:color="#0000FF" fo:language="es" fo:country="ES"/>
    </style:style>
    <style:style style:name="T7810" style:parent-style-name="Fuentedepárrafopredeter." style:family="text">
      <style:text-properties fo:color="#0000FF" fo:letter-spacing="-0.0062in" style:text-scale="122%" fo:language="es" fo:country="ES"/>
    </style:style>
    <style:style style:name="T7811" style:parent-style-name="Fuentedepárrafopredeter." style:family="text">
      <style:text-properties fo:color="#0000FF" fo:letter-spacing="-0.0062in" style:text-scale="114%" fo:language="es" fo:country="ES"/>
    </style:style>
    <style:style style:name="T7812" style:parent-style-name="Fuentedepárrafopredeter." style:family="text">
      <style:text-properties fo:color="#0000FF" fo:letter-spacing="-0.0062in" style:text-scale="204%" fo:language="es" fo:country="ES"/>
    </style:style>
    <style:style style:name="T7813" style:parent-style-name="Fuentedepárrafopredeter." style:family="text">
      <style:text-properties fo:color="#0000FF" fo:letter-spacing="-0.0062in" style:text-scale="211%" fo:language="es" fo:country="ES"/>
    </style:style>
    <style:style style:name="T7814" style:parent-style-name="Fuentedepárrafopredeter." style:family="text">
      <style:text-properties fo:color="#0000FF" fo:letter-spacing="-0.0062in" style:text-scale="108%" fo:language="es" fo:country="ES"/>
    </style:style>
    <style:style style:name="T7815" style:parent-style-name="Fuentedepárrafopredeter." style:family="text">
      <style:text-properties fo:color="#0000FF" style:text-scale="114%" fo:language="es" fo:country="ES"/>
    </style:style>
    <style:style style:name="P7816" style:parent-style-name="Textoindependiente" style:family="paragraph">
      <style:paragraph-properties fo:text-align="center" fo:line-height="0.1437in" fo:margin-left="0.0729in" fo:margin-right="4.934in">
        <style:tab-stops/>
      </style:paragraph-properties>
    </style:style>
    <style:style style:name="T7817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818" style:parent-style-name="Textoindependiente" style:family="paragraph">
      <style:paragraph-properties fo:margin-top="0.0006in" fo:line-height="0.143in" fo:margin-left="0.4979in">
        <style:tab-stops/>
      </style:paragraph-properties>
      <style:text-properties fo:language="es" fo:country="ES"/>
    </style:style>
    <style:style style:name="P7819" style:parent-style-name="Textoindependiente" style:family="paragraph">
      <style:paragraph-properties fo:line-height="0.1458in" fo:margin-left="0.4979in">
        <style:tab-stops/>
      </style:paragraph-properties>
    </style:style>
    <style:style style:name="T782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82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82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823" style:parent-style-name="Fuentedepárrafopredeter." style:family="text">
      <style:text-properties fo:letter-spacing="-0.0062in" style:text-scale="163%" fo:language="es" fo:country="ES"/>
    </style:style>
    <style:style style:name="T7824" style:parent-style-name="Fuentedepárrafopredeter." style:family="text">
      <style:text-properties style:text-scale="108%" fo:language="es" fo:country="ES"/>
    </style:style>
    <style:style style:name="T7825" style:parent-style-name="Fuentedepárrafopredeter." style:family="text">
      <style:text-properties fo:language="es" fo:country="ES"/>
    </style:style>
    <style:style style:name="T7826" style:parent-style-name="Fuentedepárrafopredeter." style:family="text">
      <style:text-properties fo:letter-spacing="-0.0118in" fo:language="es" fo:country="ES"/>
    </style:style>
    <style:style style:name="T7827" style:parent-style-name="Fuentedepárrafopredeter." style:family="text">
      <style:text-properties fo:color="#FF00FF" fo:letter-spacing="-0.0062in" style:text-scale="185%" fo:language="es" fo:country="ES"/>
    </style:style>
    <style:style style:name="T7828" style:parent-style-name="Fuentedepárrafopredeter." style:family="text">
      <style:text-properties fo:color="#FF00FF" fo:letter-spacing="-0.0062in" style:text-scale="216%" fo:language="es" fo:country="ES"/>
    </style:style>
    <style:style style:name="T7829" style:parent-style-name="Fuentedepárrafopredeter." style:family="text">
      <style:text-properties fo:color="#FF00FF" fo:letter-spacing="-0.0062in" style:text-scale="110%" fo:language="es" fo:country="ES"/>
    </style:style>
    <style:style style:name="T7830" style:parent-style-name="Fuentedepárrafopredeter." style:family="text">
      <style:text-properties fo:color="#FF00FF" fo:letter-spacing="-0.0062in" style:text-scale="151%" fo:language="es" fo:country="ES"/>
    </style:style>
    <style:style style:name="T7831" style:parent-style-name="Fuentedepárrafopredeter." style:family="text">
      <style:text-properties fo:color="#FF00FF" fo:letter-spacing="-0.0062in" style:text-scale="154%" fo:language="es" fo:country="ES"/>
    </style:style>
    <style:style style:name="T7832" style:parent-style-name="Fuentedepárrafopredeter." style:family="text">
      <style:text-properties fo:color="#FF00FF" fo:letter-spacing="-0.0062in" style:text-scale="112%" fo:language="es" fo:country="ES"/>
    </style:style>
    <style:style style:name="T7833" style:parent-style-name="Fuentedepárrafopredeter." style:family="text">
      <style:text-properties fo:color="#FF00FF" fo:letter-spacing="-0.0062in" style:text-scale="108%" fo:language="es" fo:country="ES"/>
    </style:style>
    <style:style style:name="T7834" style:parent-style-name="Fuentedepárrafopredeter." style:family="text">
      <style:text-properties fo:color="#FF00FF" fo:letter-spacing="-0.0062in" style:text-scale="110%" fo:language="es" fo:country="ES"/>
    </style:style>
    <style:style style:name="T7835" style:parent-style-name="Fuentedepárrafopredeter." style:family="text">
      <style:text-properties fo:color="#FF00FF" fo:letter-spacing="-0.0062in" style:text-scale="121%" fo:language="es" fo:country="ES"/>
    </style:style>
    <style:style style:name="T7836" style:parent-style-name="Fuentedepárrafopredeter." style:family="text">
      <style:text-properties fo:color="#FF00FF" style:text-scale="110%" fo:language="es" fo:country="ES"/>
    </style:style>
    <style:style style:name="T7837" style:parent-style-name="Fuentedepárrafopredeter." style:family="text">
      <style:text-properties fo:color="#FF00FF" fo:language="es" fo:country="ES"/>
    </style:style>
    <style:style style:name="T7838" style:parent-style-name="Fuentedepárrafopredeter." style:family="text">
      <style:text-properties fo:color="#FF00FF" fo:letter-spacing="-0.0118in" fo:language="es" fo:country="ES"/>
    </style:style>
    <style:style style:name="T7839" style:parent-style-name="Fuentedepárrafopredeter." style:family="text">
      <style:text-properties fo:color="#FF00FF" fo:letter-spacing="-0.0062in" style:text-scale="110%" fo:language="es" fo:country="ES"/>
    </style:style>
    <style:style style:name="T7840" style:parent-style-name="Fuentedepárrafopredeter." style:family="text">
      <style:text-properties fo:color="#FF00FF" style:text-scale="110%" fo:language="es" fo:country="ES"/>
    </style:style>
    <style:style style:name="T7841" style:parent-style-name="Fuentedepárrafopredeter." style:family="text">
      <style:text-properties fo:color="#FF00FF" fo:language="es" fo:country="ES"/>
    </style:style>
    <style:style style:name="T7842" style:parent-style-name="Fuentedepárrafopredeter." style:family="text">
      <style:text-properties fo:color="#FF00FF" fo:letter-spacing="-0.0118in" fo:language="es" fo:country="ES"/>
    </style:style>
    <style:style style:name="T7843" style:parent-style-name="Fuentedepárrafopredeter." style:family="text">
      <style:text-properties fo:color="#FF00FF" fo:letter-spacing="-0.0062in" style:text-scale="112%" fo:language="es" fo:country="ES"/>
    </style:style>
    <style:style style:name="T7844" style:parent-style-name="Fuentedepárrafopredeter." style:family="text">
      <style:text-properties fo:color="#FF00FF" fo:letter-spacing="-0.0062in" style:text-scale="108%" fo:language="es" fo:country="ES"/>
    </style:style>
    <style:style style:name="T7845" style:parent-style-name="Fuentedepárrafopredeter." style:family="text">
      <style:text-properties fo:color="#FF00FF" fo:letter-spacing="-0.0062in" style:text-scale="121%" fo:language="es" fo:country="ES"/>
    </style:style>
    <style:style style:name="T7846" style:parent-style-name="Fuentedepárrafopredeter." style:family="text">
      <style:text-properties fo:color="#FF00FF" fo:letter-spacing="-0.0062in" style:text-scale="211%" fo:language="es" fo:country="ES"/>
    </style:style>
    <style:style style:name="T7847" style:parent-style-name="Fuentedepárrafopredeter." style:family="text">
      <style:text-properties fo:color="#FF00FF" fo:letter-spacing="-0.0062in" style:text-scale="112%" fo:language="es" fo:country="ES"/>
    </style:style>
    <style:style style:name="T7848" style:parent-style-name="Fuentedepárrafopredeter." style:family="text">
      <style:text-properties fo:color="#FF00FF" style:text-scale="110%" fo:language="es" fo:country="ES"/>
    </style:style>
    <style:style style:name="T7849" style:parent-style-name="Fuentedepárrafopredeter." style:family="text">
      <style:text-properties fo:color="#FF00FF" fo:language="es" fo:country="ES"/>
    </style:style>
    <style:style style:name="T7850" style:parent-style-name="Fuentedepárrafopredeter." style:family="text">
      <style:text-properties fo:color="#FF00FF" fo:letter-spacing="-0.0118in" fo:language="es" fo:country="ES"/>
    </style:style>
    <style:style style:name="T7851" style:parent-style-name="Fuentedepárrafopredeter." style:family="text">
      <style:text-properties fo:color="#FF00FF" fo:letter-spacing="-0.0062in" style:text-scale="108%" fo:language="es" fo:country="ES"/>
    </style:style>
    <style:style style:name="T7852" style:parent-style-name="Fuentedepárrafopredeter." style:family="text">
      <style:text-properties fo:color="#FF00FF" fo:letter-spacing="-0.0062in" style:text-scale="110%" fo:language="es" fo:country="ES"/>
    </style:style>
    <style:style style:name="T7853" style:parent-style-name="Fuentedepárrafopredeter." style:family="text">
      <style:text-properties fo:color="#FF00FF" style:text-scale="204%" fo:language="es" fo:country="ES"/>
    </style:style>
    <style:style style:name="T7854" style:parent-style-name="Fuentedepárrafopredeter." style:family="text">
      <style:text-properties fo:color="#FF00FF" fo:language="es" fo:country="ES"/>
    </style:style>
    <style:style style:name="T7855" style:parent-style-name="Fuentedepárrafopredeter." style:family="text">
      <style:text-properties fo:color="#FF00FF" fo:letter-spacing="-0.0118in" fo:language="es" fo:country="ES"/>
    </style:style>
    <style:style style:name="T7856" style:parent-style-name="Fuentedepárrafopredeter." style:family="text">
      <style:text-properties fo:color="#FF00FF" fo:letter-spacing="-0.0062in" style:text-scale="72%" fo:language="es" fo:country="ES"/>
    </style:style>
    <style:style style:name="T7857" style:parent-style-name="Fuentedepárrafopredeter." style:family="text">
      <style:text-properties fo:color="#FF00FF" fo:letter-spacing="-0.0062in" style:text-scale="110%" fo:language="es" fo:country="ES"/>
    </style:style>
    <style:style style:name="T7858" style:parent-style-name="Fuentedepárrafopredeter." style:family="text">
      <style:text-properties fo:color="#FF00FF" style:text-scale="110%" fo:language="es" fo:country="ES"/>
    </style:style>
    <style:style style:name="T7859" style:parent-style-name="Fuentedepárrafopredeter." style:family="text">
      <style:text-properties fo:color="#FF00FF" fo:language="es" fo:country="ES"/>
    </style:style>
    <style:style style:name="T7860" style:parent-style-name="Fuentedepárrafopredeter." style:family="text">
      <style:text-properties fo:color="#FF00FF" fo:letter-spacing="-0.0118in" fo:language="es" fo:country="ES"/>
    </style:style>
    <style:style style:name="T7861" style:parent-style-name="Fuentedepárrafopredeter." style:family="text">
      <style:text-properties fo:color="#FF00FF" style:text-scale="185%" fo:language="es" fo:country="ES"/>
    </style:style>
    <style:style style:name="T7862" style:parent-style-name="Fuentedepárrafopredeter." style:family="text">
      <style:text-properties fo:color="#FF00FF" fo:language="es" fo:country="ES"/>
    </style:style>
    <style:style style:name="T7863" style:parent-style-name="Fuentedepárrafopredeter." style:family="text">
      <style:text-properties fo:color="#FF00FF" fo:letter-spacing="-0.0118in" fo:language="es" fo:country="ES"/>
    </style:style>
    <style:style style:name="T7864" style:parent-style-name="Fuentedepárrafopredeter." style:family="text">
      <style:text-properties fo:letter-spacing="-0.0062in" style:text-scale="112%" fo:language="es" fo:country="ES"/>
    </style:style>
    <style:style style:name="T7865" style:parent-style-name="Fuentedepárrafopredeter." style:family="text">
      <style:text-properties fo:letter-spacing="-0.0062in" style:text-scale="108%" fo:language="es" fo:country="ES"/>
    </style:style>
    <style:style style:name="T7866" style:parent-style-name="Fuentedepárrafopredeter." style:family="text">
      <style:text-properties style:text-scale="121%" fo:language="es" fo:country="ES"/>
    </style:style>
    <style:style style:name="P7867" style:parent-style-name="Textoindependiente" style:family="paragraph">
      <style:paragraph-properties fo:margin-top="0.0006in" fo:line-height="97%" fo:margin-left="0.6368in" fo:margin-right="4.5986in" fo:text-indent="-0.1388in">
        <style:tab-stops/>
      </style:paragraph-properties>
    </style:style>
    <style:style style:name="T7868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69" style:parent-style-name="Fuentedepárrafopredeter." style:family="text">
      <style:text-properties fo:color="#6959CD" style:text-scale="110%" fo:language="es" fo:country="ES"/>
    </style:style>
    <style:style style:name="T7870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71" style:parent-style-name="Fuentedepárrafopredeter." style:family="text">
      <style:text-properties style:text-scale="110%" fo:language="es" fo:country="ES"/>
    </style:style>
    <style:style style:name="T7872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73" style:parent-style-name="Fuentedepárrafopredeter." style:family="text">
      <style:text-properties style:text-scale="110%" fo:language="es" fo:country="ES"/>
    </style:style>
    <style:style style:name="T7874" style:parent-style-name="Fuentedepárrafopredeter." style:family="text">
      <style:text-properties fo:color="#6959CD" style:text-scale="110%" fo:language="es" fo:country="ES"/>
    </style:style>
    <style:style style:name="T7875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76" style:parent-style-name="Fuentedepárrafopredeter." style:family="text">
      <style:text-properties style:text-scale="110%" fo:language="es" fo:country="ES"/>
    </style:style>
    <style:style style:name="T7877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78" style:parent-style-name="Fuentedepárrafopredeter." style:family="text">
      <style:text-properties style:text-scale="110%" fo:language="es" fo:country="ES"/>
    </style:style>
    <style:style style:name="T7879" style:parent-style-name="Fuentedepárrafopredeter." style:family="text">
      <style:text-properties fo:color="#6959CD" style:text-scale="110%" fo:language="es" fo:country="ES"/>
    </style:style>
    <style:style style:name="T7880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81" style:parent-style-name="Fuentedepárrafopredeter." style:family="text">
      <style:text-properties style:text-scale="110%" fo:language="es" fo:country="ES"/>
    </style:style>
    <style:style style:name="T7882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83" style:parent-style-name="Fuentedepárrafopredeter." style:family="text">
      <style:text-properties style:text-scale="110%" fo:language="es" fo:country="ES"/>
    </style:style>
    <style:style style:name="T7884" style:parent-style-name="Fuentedepárrafopredeter." style:family="text">
      <style:text-properties fo:color="#6959CD" style:text-scale="110%" fo:language="es" fo:country="ES"/>
    </style:style>
    <style:style style:name="T7885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7886" style:parent-style-name="Fuentedepárrafopredeter." style:family="text">
      <style:text-properties style:text-scale="110%" fo:language="es" fo:country="ES"/>
    </style:style>
    <style:style style:name="T7887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P7888" style:parent-style-name="Textoindependiente" style:family="paragraph">
      <style:paragraph-properties fo:line-height="97%" fo:margin-left="0.4979in" fo:margin-right="2.3791in" fo:text-indent="0.1388in">
        <style:tab-stops/>
      </style:paragraph-properties>
    </style:style>
    <style:style style:name="T7889" style:parent-style-name="Fuentedepárrafopredeter." style:family="text">
      <style:text-properties fo:letter-spacing="-0.0062in" style:text-scale="163%" fo:language="es" fo:country="ES"/>
    </style:style>
    <style:style style:name="T789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89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89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7893" style:parent-style-name="Fuentedepárrafopredeter." style:family="text">
      <style:text-properties fo:color="#FF00FF" fo:letter-spacing="-0.0062in" style:text-scale="185%" fo:language="es" fo:country="ES"/>
    </style:style>
    <style:style style:name="T7894" style:parent-style-name="Fuentedepárrafopredeter." style:family="text">
      <style:text-properties fo:color="#FF00FF" fo:letter-spacing="-0.0062in" style:text-scale="92%" fo:language="es" fo:country="ES"/>
    </style:style>
    <style:style style:name="T7895" style:parent-style-name="Fuentedepárrafopredeter." style:family="text">
      <style:text-properties fo:color="#FF00FF" style:text-scale="114%" fo:language="es" fo:country="ES"/>
    </style:style>
    <style:style style:name="T7896" style:parent-style-name="Fuentedepárrafopredeter." style:family="text">
      <style:text-properties fo:color="#FF00FF" fo:language="es" fo:country="ES"/>
    </style:style>
    <style:style style:name="T7897" style:parent-style-name="Fuentedepárrafopredeter." style:family="text">
      <style:text-properties fo:color="#FF00FF" fo:letter-spacing="-0.0062in" style:text-scale="211%" fo:language="es" fo:country="ES"/>
    </style:style>
    <style:style style:name="T7898" style:parent-style-name="Fuentedepárrafopredeter." style:family="text">
      <style:text-properties fo:color="#FF00FF" fo:letter-spacing="-0.0062in" style:text-scale="110%" fo:language="es" fo:country="ES"/>
    </style:style>
    <style:style style:name="T7899" style:parent-style-name="Fuentedepárrafopredeter." style:family="text">
      <style:text-properties fo:color="#FF00FF" fo:letter-spacing="-0.0062in" style:text-scale="151%" fo:language="es" fo:country="ES"/>
    </style:style>
    <style:style style:name="T7900" style:parent-style-name="Fuentedepárrafopredeter." style:family="text">
      <style:text-properties fo:color="#FF00FF" fo:letter-spacing="-0.0062in" style:text-scale="154%" fo:language="es" fo:country="ES"/>
    </style:style>
    <style:style style:name="T7901" style:parent-style-name="Fuentedepárrafopredeter." style:family="text">
      <style:text-properties fo:color="#FF00FF" fo:letter-spacing="-0.0062in" style:text-scale="112%" fo:language="es" fo:country="ES"/>
    </style:style>
    <style:style style:name="T7902" style:parent-style-name="Fuentedepárrafopredeter." style:family="text">
      <style:text-properties fo:color="#FF00FF" fo:letter-spacing="-0.0062in" style:text-scale="108%" fo:language="es" fo:country="ES"/>
    </style:style>
    <style:style style:name="T7903" style:parent-style-name="Fuentedepárrafopredeter." style:family="text">
      <style:text-properties fo:color="#FF00FF" fo:letter-spacing="-0.0062in" style:text-scale="110%" fo:language="es" fo:country="ES"/>
    </style:style>
    <style:style style:name="T7904" style:parent-style-name="Fuentedepárrafopredeter." style:family="text">
      <style:text-properties fo:color="#FF00FF" fo:letter-spacing="-0.0062in" style:text-scale="121%" fo:language="es" fo:country="ES"/>
    </style:style>
    <style:style style:name="T7905" style:parent-style-name="Fuentedepárrafopredeter." style:family="text">
      <style:text-properties fo:color="#FF00FF" fo:letter-spacing="-0.0062in" style:text-scale="211%" fo:language="es" fo:country="ES"/>
    </style:style>
    <style:style style:name="T7906" style:parent-style-name="Fuentedepárrafopredeter." style:family="text">
      <style:text-properties fo:color="#FF00FF" fo:letter-spacing="-0.0062in" style:text-scale="108%" fo:language="es" fo:country="ES"/>
    </style:style>
    <style:style style:name="T7907" style:parent-style-name="Fuentedepárrafopredeter." style:family="text">
      <style:text-properties fo:color="#FF00FF" style:text-scale="112%" fo:language="es" fo:country="ES"/>
    </style:style>
    <style:style style:name="T7908" style:parent-style-name="Fuentedepárrafopredeter." style:family="text">
      <style:text-properties fo:color="#FF00FF" fo:language="es" fo:country="ES"/>
    </style:style>
    <style:style style:name="T7909" style:parent-style-name="Fuentedepárrafopredeter." style:family="text">
      <style:text-properties fo:color="#FF00FF" fo:letter-spacing="-0.0062in" style:text-scale="110%" fo:language="es" fo:country="ES"/>
    </style:style>
    <style:style style:name="T7910" style:parent-style-name="Fuentedepárrafopredeter." style:family="text">
      <style:text-properties fo:color="#FF00FF" style:text-scale="110%" fo:language="es" fo:country="ES"/>
    </style:style>
    <style:style style:name="T7911" style:parent-style-name="Fuentedepárrafopredeter." style:family="text">
      <style:text-properties fo:color="#FF00FF" fo:language="es" fo:country="ES"/>
    </style:style>
    <style:style style:name="T7912" style:parent-style-name="Fuentedepárrafopredeter." style:family="text">
      <style:text-properties fo:color="#FF00FF" fo:letter-spacing="-0.0062in" style:text-scale="112%" fo:language="es" fo:country="ES"/>
    </style:style>
    <style:style style:name="T7913" style:parent-style-name="Fuentedepárrafopredeter." style:family="text">
      <style:text-properties fo:color="#FF00FF" fo:letter-spacing="-0.0062in" style:text-scale="108%" fo:language="es" fo:country="ES"/>
    </style:style>
    <style:style style:name="T7914" style:parent-style-name="Fuentedepárrafopredeter." style:family="text">
      <style:text-properties fo:color="#FF00FF" fo:letter-spacing="-0.0062in" style:text-scale="121%" fo:language="es" fo:country="ES"/>
    </style:style>
    <style:style style:name="T7915" style:parent-style-name="Fuentedepárrafopredeter." style:family="text">
      <style:text-properties fo:color="#FF00FF" fo:letter-spacing="-0.0062in" style:text-scale="211%" fo:language="es" fo:country="ES"/>
    </style:style>
    <style:style style:name="T7916" style:parent-style-name="Fuentedepárrafopredeter." style:family="text">
      <style:text-properties fo:color="#FF00FF" fo:letter-spacing="-0.0062in" style:text-scale="112%" fo:language="es" fo:country="ES"/>
    </style:style>
    <style:style style:name="T7917" style:parent-style-name="Fuentedepárrafopredeter." style:family="text">
      <style:text-properties fo:color="#FF00FF" style:text-scale="110%" fo:language="es" fo:country="ES"/>
    </style:style>
    <style:style style:name="T7918" style:parent-style-name="Fuentedepárrafopredeter." style:family="text">
      <style:text-properties fo:color="#FF00FF" fo:language="es" fo:country="ES"/>
    </style:style>
    <style:style style:name="T7919" style:parent-style-name="Fuentedepárrafopredeter." style:family="text">
      <style:text-properties fo:color="#FF00FF" fo:letter-spacing="-0.0062in" style:text-scale="110%" fo:language="es" fo:country="ES"/>
    </style:style>
    <style:style style:name="T7920" style:parent-style-name="Fuentedepárrafopredeter." style:family="text">
      <style:text-properties fo:color="#FF00FF" style:text-scale="112%" fo:language="es" fo:country="ES"/>
    </style:style>
    <style:style style:name="T7921" style:parent-style-name="Fuentedepárrafopredeter." style:family="text">
      <style:text-properties fo:color="#FF00FF" fo:language="es" fo:country="ES"/>
    </style:style>
    <style:style style:name="T7922" style:parent-style-name="Fuentedepárrafopredeter." style:family="text">
      <style:text-properties fo:color="#FF00FF" fo:letter-spacing="-0.0062in" style:text-scale="122%" fo:language="es" fo:country="ES"/>
    </style:style>
    <style:style style:name="T7923" style:parent-style-name="Fuentedepárrafopredeter." style:family="text">
      <style:text-properties fo:color="#FF00FF" fo:letter-spacing="-0.0062in" style:text-scale="114%" fo:language="es" fo:country="ES"/>
    </style:style>
    <style:style style:name="T7924" style:parent-style-name="Fuentedepárrafopredeter." style:family="text">
      <style:text-properties fo:color="#FF00FF" fo:letter-spacing="-0.0062in" style:text-scale="204%" fo:language="es" fo:country="ES"/>
    </style:style>
    <style:style style:name="T7925" style:parent-style-name="Fuentedepárrafopredeter." style:family="text">
      <style:text-properties fo:color="#FF00FF" fo:letter-spacing="-0.0062in" style:text-scale="211%" fo:language="es" fo:country="ES"/>
    </style:style>
    <style:style style:name="T7926" style:parent-style-name="Fuentedepárrafopredeter." style:family="text">
      <style:text-properties fo:color="#FF00FF" fo:letter-spacing="-0.0062in" style:text-scale="108%" fo:language="es" fo:country="ES"/>
    </style:style>
    <style:style style:name="T7927" style:parent-style-name="Fuentedepárrafopredeter." style:family="text">
      <style:text-properties fo:color="#FF00FF" fo:letter-spacing="-0.0062in" style:text-scale="114%" fo:language="es" fo:country="ES"/>
    </style:style>
    <style:style style:name="T7928" style:parent-style-name="Fuentedepárrafopredeter." style:family="text">
      <style:text-properties fo:color="#FF00FF" fo:letter-spacing="-0.0062in" style:text-scale="185%" fo:language="es" fo:country="ES"/>
    </style:style>
    <style:style style:name="T792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93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931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7932" style:parent-style-name="Textoindependiente" style:family="paragraph">
      <style:paragraph-properties fo:margin-left="0.2201in" fo:margin-right="5.6958in" fo:text-indent="0.1388in">
        <style:tab-stops/>
      </style:paragraph-properties>
    </style:style>
    <style:style style:name="T793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934" style:parent-style-name="Textoindependiente" style:family="paragraph">
      <style:paragraph-properties fo:line-height="0.1444in" fo:margin-left="0.359in">
        <style:tab-stops/>
      </style:paragraph-properties>
    </style:style>
    <style:style style:name="T793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93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93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938" style:parent-style-name="Fuentedepárrafopredeter." style:family="text">
      <style:text-properties fo:color="#FF00FF" fo:letter-spacing="-0.0062in" style:text-scale="185%" fo:language="es" fo:country="ES"/>
    </style:style>
    <style:style style:name="T7939" style:parent-style-name="Fuentedepárrafopredeter." style:family="text">
      <style:text-properties fo:color="#FF00FF" fo:letter-spacing="-0.0062in" style:text-scale="112%" fo:language="es" fo:country="ES"/>
    </style:style>
    <style:style style:name="T7940" style:parent-style-name="Fuentedepárrafopredeter." style:family="text">
      <style:text-properties fo:color="#FF00FF" style:text-scale="204%" fo:language="es" fo:country="ES"/>
    </style:style>
    <style:style style:name="T7941" style:parent-style-name="Fuentedepárrafopredeter." style:family="text">
      <style:text-properties fo:color="#FF00FF" fo:language="es" fo:country="ES"/>
    </style:style>
    <style:style style:name="T7942" style:parent-style-name="Fuentedepárrafopredeter." style:family="text">
      <style:text-properties fo:color="#FF00FF" fo:letter-spacing="-0.0118in" fo:language="es" fo:country="ES"/>
    </style:style>
    <style:style style:name="T7943" style:parent-style-name="Fuentedepárrafopredeter." style:family="text">
      <style:text-properties fo:color="#FF00FF" fo:letter-spacing="-0.0062in" style:text-scale="108%" fo:language="es" fo:country="ES"/>
    </style:style>
    <style:style style:name="T7944" style:parent-style-name="Fuentedepárrafopredeter." style:family="text">
      <style:text-properties fo:color="#FF00FF" fo:letter-spacing="-0.0062in" style:text-scale="114%" fo:language="es" fo:country="ES"/>
    </style:style>
    <style:style style:name="T7945" style:parent-style-name="Fuentedepárrafopredeter." style:family="text">
      <style:text-properties fo:color="#FF00FF" fo:letter-spacing="-0.0062in" style:text-scale="154%" fo:language="es" fo:country="ES"/>
    </style:style>
    <style:style style:name="T7946" style:parent-style-name="Fuentedepárrafopredeter." style:family="text">
      <style:text-properties fo:color="#FF00FF" fo:letter-spacing="-0.0062in" style:text-scale="114%" fo:language="es" fo:country="ES"/>
    </style:style>
    <style:style style:name="T7947" style:parent-style-name="Fuentedepárrafopredeter." style:family="text">
      <style:text-properties fo:color="#FF00FF" fo:letter-spacing="-0.0062in" style:text-scale="72%" fo:language="es" fo:country="ES"/>
    </style:style>
    <style:style style:name="T7948" style:parent-style-name="Fuentedepárrafopredeter." style:family="text">
      <style:text-properties fo:color="#FF00FF" fo:letter-spacing="-0.0062in" style:text-scale="110%" fo:language="es" fo:country="ES"/>
    </style:style>
    <style:style style:name="T7949" style:parent-style-name="Fuentedepárrafopredeter." style:family="text">
      <style:text-properties fo:color="#FF00FF" fo:letter-spacing="-0.0062in" style:text-scale="151%" fo:language="es" fo:country="ES"/>
    </style:style>
    <style:style style:name="T7950" style:parent-style-name="Fuentedepárrafopredeter." style:family="text">
      <style:text-properties fo:color="#FF00FF" fo:letter-spacing="-0.0062in" style:text-scale="154%" fo:language="es" fo:country="ES"/>
    </style:style>
    <style:style style:name="T7951" style:parent-style-name="Fuentedepárrafopredeter." style:family="text">
      <style:text-properties fo:color="#FF00FF" style:text-scale="112%" fo:language="es" fo:country="ES"/>
    </style:style>
    <style:style style:name="T7952" style:parent-style-name="Fuentedepárrafopredeter." style:family="text">
      <style:text-properties fo:color="#FF00FF" fo:language="es" fo:country="ES"/>
    </style:style>
    <style:style style:name="T7953" style:parent-style-name="Fuentedepárrafopredeter." style:family="text">
      <style:text-properties fo:color="#FF00FF" fo:letter-spacing="-0.0118in" fo:language="es" fo:country="ES"/>
    </style:style>
    <style:style style:name="T7954" style:parent-style-name="Fuentedepárrafopredeter." style:family="text">
      <style:text-properties fo:color="#6959CD" fo:letter-spacing="-0.0062in" style:text-scale="114%" fo:language="es" fo:country="ES"/>
    </style:style>
    <style:style style:name="T7955" style:parent-style-name="Fuentedepárrafopredeter." style:family="text">
      <style:text-properties fo:color="#6959CD" style:text-scale="78%" fo:language="es" fo:country="ES"/>
    </style:style>
    <style:style style:name="T7956" style:parent-style-name="Fuentedepárrafopredeter." style:family="text">
      <style:text-properties fo:color="#6959CD" fo:language="es" fo:country="ES"/>
    </style:style>
    <style:style style:name="T7957" style:parent-style-name="Fuentedepárrafopredeter." style:family="text">
      <style:text-properties fo:color="#6959CD" fo:letter-spacing="-0.0118in" fo:language="es" fo:country="ES"/>
    </style:style>
    <style:style style:name="T7958" style:parent-style-name="Fuentedepárrafopredeter." style:family="text">
      <style:text-properties fo:color="#FF00FF" fo:letter-spacing="-0.0062in" style:text-scale="110%" fo:language="es" fo:country="ES"/>
    </style:style>
    <style:style style:name="T7959" style:parent-style-name="Fuentedepárrafopredeter." style:family="text">
      <style:text-properties fo:color="#FF00FF" style:text-scale="112%" fo:language="es" fo:country="ES"/>
    </style:style>
    <style:style style:name="T7960" style:parent-style-name="Fuentedepárrafopredeter." style:family="text">
      <style:text-properties fo:color="#FF00FF" fo:language="es" fo:country="ES"/>
    </style:style>
    <style:style style:name="T7961" style:parent-style-name="Fuentedepárrafopredeter." style:family="text">
      <style:text-properties fo:color="#FF00FF" fo:letter-spacing="-0.0118in" fo:language="es" fo:country="ES"/>
    </style:style>
    <style:style style:name="T7962" style:parent-style-name="Fuentedepárrafopredeter." style:family="text">
      <style:text-properties fo:color="#FF00FF" fo:letter-spacing="-0.0062in" style:text-scale="110%" fo:language="es" fo:country="ES"/>
    </style:style>
    <style:style style:name="T7963" style:parent-style-name="Fuentedepárrafopredeter." style:family="text">
      <style:text-properties fo:color="#FF00FF" style:text-scale="148%" fo:language="es" fo:country="ES"/>
    </style:style>
    <style:style style:name="T7964" style:parent-style-name="Fuentedepárrafopredeter." style:family="text">
      <style:text-properties fo:color="#FF00FF" fo:language="es" fo:country="ES"/>
    </style:style>
    <style:style style:name="T7965" style:parent-style-name="Fuentedepárrafopredeter." style:family="text">
      <style:text-properties fo:color="#FF00FF" fo:letter-spacing="-0.0118in" fo:language="es" fo:country="ES"/>
    </style:style>
    <style:style style:name="T7966" style:parent-style-name="Fuentedepárrafopredeter." style:family="text">
      <style:text-properties fo:color="#FF00FF" fo:letter-spacing="-0.0062in" style:text-scale="162%" fo:language="es" fo:country="ES"/>
    </style:style>
    <style:style style:name="T7967" style:parent-style-name="Fuentedepárrafopredeter." style:family="text">
      <style:text-properties fo:color="#FF00FF" fo:letter-spacing="-0.0062in" style:text-scale="211%" fo:language="es" fo:country="ES"/>
    </style:style>
    <style:style style:name="T7968" style:parent-style-name="Fuentedepárrafopredeter." style:family="text">
      <style:text-properties fo:color="#FF00FF" fo:letter-spacing="-0.0062in" style:text-scale="121%" fo:language="es" fo:country="ES"/>
    </style:style>
    <style:style style:name="T7969" style:parent-style-name="Fuentedepárrafopredeter." style:family="text">
      <style:text-properties fo:color="#FF00FF" fo:letter-spacing="-0.0062in" style:text-scale="110%" fo:language="es" fo:country="ES"/>
    </style:style>
    <style:style style:name="T7970" style:parent-style-name="Fuentedepárrafopredeter." style:family="text">
      <style:text-properties fo:color="#FF00FF" fo:letter-spacing="-0.0062in" style:text-scale="154%" fo:language="es" fo:country="ES"/>
    </style:style>
    <style:style style:name="T7971" style:parent-style-name="Fuentedepárrafopredeter." style:family="text">
      <style:text-properties fo:color="#FF00FF" fo:letter-spacing="-0.0062in" style:text-scale="112%" fo:language="es" fo:country="ES"/>
    </style:style>
    <style:style style:name="T7972" style:parent-style-name="Fuentedepárrafopredeter." style:family="text">
      <style:text-properties fo:color="#FF00FF" style:text-scale="185%" fo:language="es" fo:country="ES"/>
    </style:style>
    <style:style style:name="P7973" style:parent-style-name="Textoindependiente" style:family="paragraph">
      <style:paragraph-properties fo:line-height="98%" fo:margin-right="5.9763in" fo:text-indent="0.1388in"/>
    </style:style>
    <style:style style:name="T7974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7975" style:parent-style-name="Textoindependiente" style:family="paragraph">
      <style:paragraph-properties fo:line-height="0.1465in" fo:margin-left="0.2201in">
        <style:tab-stops/>
      </style:paragraph-properties>
    </style:style>
    <style:style style:name="T797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797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797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7979" style:parent-style-name="Fuentedepárrafopredeter." style:family="text">
      <style:text-properties fo:color="#FF00FF" fo:letter-spacing="-0.0062in" style:text-scale="185%" fo:language="es" fo:country="ES"/>
    </style:style>
    <style:style style:name="T7980" style:parent-style-name="Fuentedepárrafopredeter." style:family="text">
      <style:text-properties fo:color="#FF00FF" fo:letter-spacing="-0.0062in" style:text-scale="98%" fo:language="es" fo:country="ES"/>
    </style:style>
    <style:style style:name="T7981" style:parent-style-name="Fuentedepárrafopredeter." style:family="text">
      <style:text-properties fo:color="#FF00FF" fo:letter-spacing="-0.0062in" style:text-scale="110%" fo:language="es" fo:country="ES"/>
    </style:style>
    <style:style style:name="T7982" style:parent-style-name="Fuentedepárrafopredeter." style:family="text">
      <style:text-properties fo:color="#FF00FF" fo:letter-spacing="-0.0062in" style:text-scale="108%" fo:language="es" fo:country="ES"/>
    </style:style>
    <style:style style:name="T7983" style:parent-style-name="Fuentedepárrafopredeter." style:family="text">
      <style:text-properties fo:color="#FF00FF" style:text-scale="110%" fo:language="es" fo:country="ES"/>
    </style:style>
    <style:style style:name="T7984" style:parent-style-name="Fuentedepárrafopredeter." style:family="text">
      <style:text-properties fo:color="#FF00FF" fo:language="es" fo:country="ES"/>
    </style:style>
    <style:style style:name="T7985" style:parent-style-name="Fuentedepárrafopredeter." style:family="text">
      <style:text-properties fo:color="#FF00FF" fo:letter-spacing="-0.0118in" fo:language="es" fo:country="ES"/>
    </style:style>
    <style:style style:name="T7986" style:parent-style-name="Fuentedepárrafopredeter." style:family="text">
      <style:text-properties fo:color="#FF00FF" fo:letter-spacing="-0.0062in" style:text-scale="211%" fo:language="es" fo:country="ES"/>
    </style:style>
    <style:style style:name="T7987" style:parent-style-name="Fuentedepárrafopredeter." style:family="text">
      <style:text-properties fo:color="#FF00FF" fo:letter-spacing="-0.0062in" style:text-scale="110%" fo:language="es" fo:country="ES"/>
    </style:style>
    <style:style style:name="T7988" style:parent-style-name="Fuentedepárrafopredeter." style:family="text">
      <style:text-properties fo:color="#FF00FF" fo:letter-spacing="-0.0062in" style:text-scale="151%" fo:language="es" fo:country="ES"/>
    </style:style>
    <style:style style:name="T7989" style:parent-style-name="Fuentedepárrafopredeter." style:family="text">
      <style:text-properties fo:color="#FF00FF" fo:letter-spacing="-0.0062in" style:text-scale="154%" fo:language="es" fo:country="ES"/>
    </style:style>
    <style:style style:name="T7990" style:parent-style-name="Fuentedepárrafopredeter." style:family="text">
      <style:text-properties fo:color="#FF00FF" fo:letter-spacing="-0.0062in" style:text-scale="112%" fo:language="es" fo:country="ES"/>
    </style:style>
    <style:style style:name="T7991" style:parent-style-name="Fuentedepárrafopredeter." style:family="text">
      <style:text-properties fo:color="#FF00FF" fo:letter-spacing="-0.0062in" style:text-scale="108%" fo:language="es" fo:country="ES"/>
    </style:style>
    <style:style style:name="T7992" style:parent-style-name="Fuentedepárrafopredeter." style:family="text">
      <style:text-properties fo:color="#FF00FF" fo:letter-spacing="-0.0062in" style:text-scale="110%" fo:language="es" fo:country="ES"/>
    </style:style>
    <style:style style:name="T7993" style:parent-style-name="Fuentedepárrafopredeter." style:family="text">
      <style:text-properties fo:color="#FF00FF" fo:letter-spacing="-0.0062in" style:text-scale="121%" fo:language="es" fo:country="ES"/>
    </style:style>
    <style:style style:name="T7994" style:parent-style-name="Fuentedepárrafopredeter." style:family="text">
      <style:text-properties fo:color="#FF00FF" fo:letter-spacing="-0.0062in" style:text-scale="211%" fo:language="es" fo:country="ES"/>
    </style:style>
    <style:style style:name="T7995" style:parent-style-name="Fuentedepárrafopredeter." style:family="text">
      <style:text-properties fo:color="#FF00FF" style:text-scale="154%" fo:language="es" fo:country="ES"/>
    </style:style>
    <style:style style:name="T7996" style:parent-style-name="Fuentedepárrafopredeter." style:family="text">
      <style:text-properties fo:color="#FF00FF" fo:language="es" fo:country="ES"/>
    </style:style>
    <style:style style:name="T7997" style:parent-style-name="Fuentedepárrafopredeter." style:family="text">
      <style:text-properties fo:color="#FF00FF" fo:letter-spacing="-0.0118in" fo:language="es" fo:country="ES"/>
    </style:style>
    <style:style style:name="T7998" style:parent-style-name="Fuentedepárrafopredeter." style:family="text">
      <style:text-properties fo:color="#FF00FF" fo:letter-spacing="-0.0062in" style:text-scale="110%" fo:language="es" fo:country="ES"/>
    </style:style>
    <style:style style:name="T7999" style:parent-style-name="Fuentedepárrafopredeter." style:family="text">
      <style:text-properties fo:color="#FF00FF" style:text-scale="110%" fo:language="es" fo:country="ES"/>
    </style:style>
    <style:style style:name="T8000" style:parent-style-name="Fuentedepárrafopredeter." style:family="text">
      <style:text-properties fo:color="#FF00FF" fo:language="es" fo:country="ES"/>
    </style:style>
    <style:style style:name="T8001" style:parent-style-name="Fuentedepárrafopredeter." style:family="text">
      <style:text-properties fo:color="#FF00FF" fo:letter-spacing="-0.0118in" fo:language="es" fo:country="ES"/>
    </style:style>
    <style:style style:name="T8002" style:parent-style-name="Fuentedepárrafopredeter." style:family="text">
      <style:text-properties fo:color="#FF00FF" fo:letter-spacing="-0.0062in" style:text-scale="108%" fo:language="es" fo:country="ES"/>
    </style:style>
    <style:style style:name="T8003" style:parent-style-name="Fuentedepárrafopredeter." style:family="text">
      <style:text-properties fo:color="#FF00FF" fo:letter-spacing="-0.0062in" style:text-scale="114%" fo:language="es" fo:country="ES"/>
    </style:style>
    <style:style style:name="T8004" style:parent-style-name="Fuentedepárrafopredeter." style:family="text">
      <style:text-properties fo:color="#FF00FF" fo:letter-spacing="-0.0062in" style:text-scale="154%" fo:language="es" fo:country="ES"/>
    </style:style>
    <style:style style:name="T8005" style:parent-style-name="Fuentedepárrafopredeter." style:family="text">
      <style:text-properties fo:color="#FF00FF" fo:letter-spacing="-0.0062in" style:text-scale="114%" fo:language="es" fo:country="ES"/>
    </style:style>
    <style:style style:name="T8006" style:parent-style-name="Fuentedepárrafopredeter." style:family="text">
      <style:text-properties fo:color="#FF00FF" fo:letter-spacing="-0.0062in" style:text-scale="72%" fo:language="es" fo:country="ES"/>
    </style:style>
    <style:style style:name="T8007" style:parent-style-name="Fuentedepárrafopredeter." style:family="text">
      <style:text-properties fo:color="#FF00FF" fo:letter-spacing="-0.0062in" style:text-scale="110%" fo:language="es" fo:country="ES"/>
    </style:style>
    <style:style style:name="T8008" style:parent-style-name="Fuentedepárrafopredeter." style:family="text">
      <style:text-properties fo:color="#FF00FF" fo:letter-spacing="-0.0062in" style:text-scale="151%" fo:language="es" fo:country="ES"/>
    </style:style>
    <style:style style:name="T8009" style:parent-style-name="Fuentedepárrafopredeter." style:family="text">
      <style:text-properties fo:color="#FF00FF" fo:letter-spacing="-0.0062in" style:text-scale="154%" fo:language="es" fo:country="ES"/>
    </style:style>
    <style:style style:name="T8010" style:parent-style-name="Fuentedepárrafopredeter." style:family="text">
      <style:text-properties fo:color="#FF00FF" fo:letter-spacing="-0.0062in" style:text-scale="112%" fo:language="es" fo:country="ES"/>
    </style:style>
    <style:style style:name="T8011" style:parent-style-name="Fuentedepárrafopredeter." style:family="text">
      <style:text-properties fo:color="#FF00FF" style:text-scale="185%" fo:language="es" fo:country="ES"/>
    </style:style>
    <style:style style:name="P8012" style:parent-style-name="Textoindependiente" style:family="paragraph">
      <style:paragraph-properties fo:line-height="0.1451in"/>
    </style:style>
    <style:style style:name="T8013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8014" style:parent-style-name="Standard" style:list-style-name="LFO1" style:family="paragraph">
      <style:paragraph-properties fo:margin-left="0.2361in" fo:text-indent="0in">
        <style:tab-stops/>
      </style:paragraph-properties>
    </style:style>
    <style:style style:name="P8015" style:parent-style-name="Standard" style:family="paragraph">
      <style:paragraph-properties fo:margin-left="0.4923in">
        <style:tab-stops/>
      </style:paragraph-properties>
    </style:style>
    <style:style style:name="P8016" style:parent-style-name="Standard" style:family="paragraph">
      <style:paragraph-properties fo:margin-left="0.4923in">
        <style:tab-stops/>
      </style:paragraph-properties>
    </style:style>
    <style:style style:name="P8017" style:parent-style-name="Standard" style:family="paragraph">
      <style:paragraph-properties fo:margin-left="0.4923in">
        <style:tab-stops/>
      </style:paragraph-properties>
    </style:style>
    <style:style style:name="P8018" style:parent-style-name="Standard" style:family="paragraph">
      <style:paragraph-properties fo:margin-left="0.4923in">
        <style:tab-stops/>
      </style:paragraph-properties>
    </style:style>
    <style:style style:name="P8019" style:parent-style-name="Standard" style:family="paragraph">
      <style:paragraph-properties fo:margin-left="0.4923in">
        <style:tab-stops/>
      </style:paragraph-properties>
    </style:style>
    <style:style style:name="P8020" style:parent-style-name="Standard" style:family="paragraph">
      <style:paragraph-properties fo:margin-left="0.4923in">
        <style:tab-stops/>
      </style:paragraph-properties>
    </style:style>
    <style:style style:name="P8021" style:parent-style-name="Textoindependiente" style:family="paragraph">
      <style:text-properties fo:color="#0000FF" style:text-scale="130%" fo:language="es" fo:country="ES"/>
    </style:style>
    <style:style style:name="T8022" style:parent-style-name="Fuentedepárrafopredeter." style:family="text">
      <style:text-properties fo:color="#0000FF" style:text-scale="130%" fo:language="es" fo:country="ES"/>
    </style:style>
    <style:style style:name="P8023" style:parent-style-name="Textoindependiente" style:family="paragraph">
      <style:paragraph-properties fo:margin-top="0.0006in"/>
    </style:style>
    <style:style style:name="T8024" style:parent-style-name="Fuentedepárrafopredeter." style:family="text">
      <style:text-properties fo:color="#0000FF" fo:letter-spacing="-0.0062in" style:text-scale="114%" fo:language="es" fo:country="ES"/>
    </style:style>
    <style:style style:name="T8025" style:parent-style-name="Fuentedepárrafopredeter." style:family="text">
      <style:text-properties fo:color="#0000FF" fo:letter-spacing="-0.0062in" style:text-scale="216%" fo:language="es" fo:country="ES"/>
    </style:style>
    <style:style style:name="T8026" style:parent-style-name="Fuentedepárrafopredeter." style:family="text">
      <style:text-properties fo:color="#0000FF" fo:letter-spacing="-0.0062in" style:text-scale="94%" fo:language="es" fo:country="ES"/>
    </style:style>
    <style:style style:name="T8027" style:parent-style-name="Fuentedepárrafopredeter." style:family="text">
      <style:text-properties fo:color="#0000FF" fo:letter-spacing="-0.0062in" style:text-scale="114%" fo:language="es" fo:country="ES"/>
    </style:style>
    <style:style style:name="T8028" style:parent-style-name="Fuentedepárrafopredeter." style:family="text">
      <style:text-properties fo:color="#0000FF" fo:letter-spacing="-0.0062in" style:text-scale="89%" fo:language="es" fo:country="ES"/>
    </style:style>
    <style:style style:name="T8029" style:parent-style-name="Fuentedepárrafopredeter." style:family="text">
      <style:text-properties fo:color="#0000FF" fo:letter-spacing="-0.0062in" style:text-scale="103%" fo:language="es" fo:country="ES"/>
    </style:style>
    <style:style style:name="T8030" style:parent-style-name="Fuentedepárrafopredeter." style:family="text">
      <style:text-properties fo:color="#0000FF" fo:letter-spacing="-0.0062in" style:text-scale="84%" fo:language="es" fo:country="ES"/>
    </style:style>
    <style:style style:name="T8031" style:parent-style-name="Fuentedepárrafopredeter." style:family="text">
      <style:text-properties fo:color="#0000FF" style:text-scale="112%" fo:language="es" fo:country="ES"/>
    </style:style>
    <style:style style:name="T8032" style:parent-style-name="Fuentedepárrafopredeter." style:family="text">
      <style:text-properties fo:color="#0000FF" fo:language="es" fo:country="ES"/>
    </style:style>
    <style:style style:name="T8033" style:parent-style-name="Fuentedepárrafopredeter." style:family="text">
      <style:text-properties fo:color="#0000FF" fo:letter-spacing="-0.0118in" fo:language="es" fo:country="ES"/>
    </style:style>
    <style:style style:name="T8034" style:parent-style-name="Fuentedepárrafopredeter." style:family="text">
      <style:text-properties fo:color="#0000FF" fo:letter-spacing="-0.0062in" style:text-scale="98%" fo:language="es" fo:country="ES"/>
    </style:style>
    <style:style style:name="T8035" style:parent-style-name="Fuentedepárrafopredeter." style:family="text">
      <style:text-properties fo:color="#0000FF" style:text-scale="112%" fo:language="es" fo:country="ES"/>
    </style:style>
    <style:style style:name="T8036" style:parent-style-name="Fuentedepárrafopredeter." style:family="text">
      <style:text-properties fo:color="#0000FF" fo:language="es" fo:country="ES"/>
    </style:style>
    <style:style style:name="T8037" style:parent-style-name="Fuentedepárrafopredeter." style:family="text">
      <style:text-properties fo:color="#0000FF" fo:letter-spacing="-0.0118in" fo:language="es" fo:country="ES"/>
    </style:style>
    <style:style style:name="T8038" style:parent-style-name="Fuentedepárrafopredeter." style:family="text">
      <style:text-properties fo:color="#0000FF" fo:letter-spacing="-0.0062in" style:text-scale="114%" fo:language="es" fo:country="ES"/>
    </style:style>
    <style:style style:name="T8039" style:parent-style-name="Fuentedepárrafopredeter." style:family="text">
      <style:text-properties fo:color="#0000FF" fo:letter-spacing="-0.0062in" style:text-scale="216%" fo:language="es" fo:country="ES"/>
    </style:style>
    <style:style style:name="T8040" style:parent-style-name="Fuentedepárrafopredeter." style:family="text">
      <style:text-properties fo:color="#0000FF" fo:letter-spacing="-0.0062in" fo:language="es" fo:country="ES"/>
    </style:style>
    <style:style style:name="T8041" style:parent-style-name="Fuentedepárrafopredeter." style:family="text">
      <style:text-properties fo:color="#0000FF" fo:letter-spacing="-0.0062in" style:text-scale="92%" fo:language="es" fo:country="ES"/>
    </style:style>
    <style:style style:name="T8042" style:parent-style-name="Fuentedepárrafopredeter." style:family="text">
      <style:text-properties fo:color="#0000FF" fo:letter-spacing="-0.0062in" style:text-scale="112%" fo:language="es" fo:country="ES"/>
    </style:style>
    <style:style style:name="T8043" style:parent-style-name="Fuentedepárrafopredeter." style:family="text">
      <style:text-properties fo:color="#0000FF" fo:letter-spacing="-0.0062in" style:text-scale="103%" fo:language="es" fo:country="ES"/>
    </style:style>
    <style:style style:name="T8044" style:parent-style-name="Fuentedepárrafopredeter." style:family="text">
      <style:text-properties fo:color="#0000FF" fo:letter-spacing="-0.0062in" style:text-scale="89%" fo:language="es" fo:country="ES"/>
    </style:style>
    <style:style style:name="T8045" style:parent-style-name="Fuentedepárrafopredeter." style:family="text">
      <style:text-properties fo:color="#0000FF" style:text-scale="125%" fo:language="es" fo:country="ES"/>
    </style:style>
    <style:style style:name="T8046" style:parent-style-name="Fuentedepárrafopredeter." style:family="text">
      <style:text-properties fo:color="#0000FF" fo:language="es" fo:country="ES"/>
    </style:style>
    <style:style style:name="T8047" style:parent-style-name="Fuentedepárrafopredeter." style:family="text">
      <style:text-properties fo:color="#0000FF" fo:letter-spacing="-0.0118in" fo:language="es" fo:country="ES"/>
    </style:style>
    <style:style style:name="T8048" style:parent-style-name="Fuentedepárrafopredeter." style:family="text">
      <style:text-properties fo:color="#0000FF" fo:letter-spacing="-0.0062in" style:text-scale="98%" fo:language="es" fo:country="ES"/>
    </style:style>
    <style:style style:name="T8049" style:parent-style-name="Fuentedepárrafopredeter." style:family="text">
      <style:text-properties fo:color="#0000FF" style:text-scale="112%" fo:language="es" fo:country="ES"/>
    </style:style>
    <style:style style:name="T8050" style:parent-style-name="Fuentedepárrafopredeter." style:family="text">
      <style:text-properties fo:color="#0000FF" fo:language="es" fo:country="ES"/>
    </style:style>
    <style:style style:name="T8051" style:parent-style-name="Fuentedepárrafopredeter." style:family="text">
      <style:text-properties fo:color="#0000FF" fo:letter-spacing="-0.0118in" fo:language="es" fo:country="ES"/>
    </style:style>
    <style:style style:name="T8052" style:parent-style-name="Fuentedepárrafopredeter." style:family="text">
      <style:text-properties fo:color="#0000FF" fo:letter-spacing="-0.0062in" style:text-scale="92%" fo:language="es" fo:country="ES"/>
    </style:style>
    <style:style style:name="T8053" style:parent-style-name="Fuentedepárrafopredeter." style:family="text">
      <style:text-properties fo:color="#0000FF" style:text-scale="94%" fo:language="es" fo:country="ES"/>
    </style:style>
    <style:style style:name="T8054" style:parent-style-name="Fuentedepárrafopredeter." style:family="text">
      <style:text-properties fo:color="#0000FF" fo:language="es" fo:country="ES"/>
    </style:style>
    <style:style style:name="T8055" style:parent-style-name="Fuentedepárrafopredeter." style:family="text">
      <style:text-properties fo:color="#0000FF" fo:letter-spacing="-0.0118in" fo:language="es" fo:country="ES"/>
    </style:style>
    <style:style style:name="T8056" style:parent-style-name="Fuentedepárrafopredeter." style:family="text">
      <style:text-properties fo:color="#0000FF" fo:letter-spacing="-0.0062in" style:text-scale="98%" fo:language="es" fo:country="ES"/>
    </style:style>
    <style:style style:name="T8057" style:parent-style-name="Fuentedepárrafopredeter." style:family="text">
      <style:text-properties fo:color="#0000FF" fo:letter-spacing="-0.0062in" style:text-scale="216%" fo:language="es" fo:country="ES"/>
    </style:style>
    <style:style style:name="T8058" style:parent-style-name="Fuentedepárrafopredeter." style:family="text">
      <style:text-properties fo:color="#0000FF" fo:letter-spacing="-0.0062in" style:text-scale="103%" fo:language="es" fo:country="ES"/>
    </style:style>
    <style:style style:name="T8059" style:parent-style-name="Fuentedepárrafopredeter." style:family="text">
      <style:text-properties fo:color="#0000FF" fo:letter-spacing="-0.0062in" style:text-scale="112%" fo:language="es" fo:country="ES"/>
    </style:style>
    <style:style style:name="T8060" style:parent-style-name="Fuentedepárrafopredeter." style:family="text">
      <style:text-properties fo:color="#0000FF" fo:letter-spacing="-0.0062in" fo:language="es" fo:country="ES"/>
    </style:style>
    <style:style style:name="T8061" style:parent-style-name="Fuentedepárrafopredeter." style:family="text">
      <style:text-properties fo:color="#0000FF" fo:letter-spacing="-0.0062in" style:text-scale="103%" fo:language="es" fo:country="ES"/>
    </style:style>
    <style:style style:name="T8062" style:parent-style-name="Fuentedepárrafopredeter." style:family="text">
      <style:text-properties fo:color="#0000FF" fo:letter-spacing="-0.0062in" style:text-scale="89%" fo:language="es" fo:country="ES"/>
    </style:style>
    <style:style style:name="T8063" style:parent-style-name="Fuentedepárrafopredeter." style:family="text">
      <style:text-properties fo:color="#0000FF" fo:letter-spacing="-0.0062in" style:text-scale="103%" fo:language="es" fo:country="ES"/>
    </style:style>
    <style:style style:name="T8064" style:parent-style-name="Fuentedepárrafopredeter." style:family="text">
      <style:text-properties fo:color="#0000FF" fo:letter-spacing="-0.0062in" style:text-scale="216%" fo:language="es" fo:country="ES"/>
    </style:style>
    <style:style style:name="T8065" style:parent-style-name="Fuentedepárrafopredeter." style:family="text">
      <style:text-properties fo:color="#0000FF" style:text-scale="89%" fo:language="es" fo:country="ES"/>
    </style:style>
    <style:style style:name="T8066" style:parent-style-name="Fuentedepárrafopredeter." style:family="text">
      <style:text-properties fo:color="#0000FF" fo:language="es" fo:country="ES"/>
    </style:style>
    <style:style style:name="T8067" style:parent-style-name="Fuentedepárrafopredeter." style:family="text">
      <style:text-properties fo:color="#0000FF" fo:letter-spacing="-0.0118in" fo:language="es" fo:country="ES"/>
    </style:style>
    <style:style style:name="T8068" style:parent-style-name="Fuentedepárrafopredeter." style:family="text">
      <style:text-properties fo:color="#0000FF" fo:letter-spacing="-0.0062in" style:text-scale="107%" fo:language="es" fo:country="ES"/>
    </style:style>
    <style:style style:name="T8069" style:parent-style-name="Fuentedepárrafopredeter." style:family="text">
      <style:text-properties fo:color="#0000FF" fo:letter-spacing="-0.0062in" style:text-scale="102%" fo:language="es" fo:country="ES"/>
    </style:style>
    <style:style style:name="T8070" style:parent-style-name="Fuentedepárrafopredeter." style:family="text">
      <style:text-properties fo:color="#0000FF" fo:letter-spacing="-0.0062in" style:text-scale="125%" fo:language="es" fo:country="ES"/>
    </style:style>
    <style:style style:name="T8071" style:parent-style-name="Fuentedepárrafopredeter." style:family="text">
      <style:text-properties fo:color="#0000FF" fo:letter-spacing="-0.0062in" style:text-scale="102%" fo:language="es" fo:country="ES"/>
    </style:style>
    <style:style style:name="T8072" style:parent-style-name="Fuentedepárrafopredeter." style:family="text">
      <style:text-properties fo:color="#0000FF" fo:letter-spacing="-0.0062in" style:text-scale="98%" fo:language="es" fo:country="ES"/>
    </style:style>
    <style:style style:name="T8073" style:parent-style-name="Fuentedepárrafopredeter." style:family="text">
      <style:text-properties fo:color="#0000FF" style:text-scale="89%" fo:language="es" fo:country="ES"/>
    </style:style>
    <style:style style:name="P8074" style:parent-style-name="Textoindependiente" style:family="paragraph">
      <style:paragraph-properties fo:margin-top="0.0006in"/>
    </style:style>
    <style:style style:name="T8075" style:parent-style-name="Fuentedepárrafopredeter." style:family="text">
      <style:text-properties fo:color="#0000FF" fo:letter-spacing="-0.0062in" style:text-scale="114%" fo:language="es" fo:country="ES"/>
    </style:style>
    <style:style style:name="T8076" style:parent-style-name="Fuentedepárrafopredeter." style:family="text">
      <style:text-properties fo:color="#0000FF" fo:letter-spacing="-0.0062in" style:text-scale="103%" fo:language="es" fo:country="ES"/>
    </style:style>
    <style:style style:name="T8077" style:parent-style-name="Fuentedepárrafopredeter." style:family="text">
      <style:text-properties fo:color="#0000FF" fo:letter-spacing="-0.0062in" style:text-scale="112%" fo:language="es" fo:country="ES"/>
    </style:style>
    <style:style style:name="T8078" style:parent-style-name="Fuentedepárrafopredeter." style:family="text">
      <style:text-properties fo:color="#0000FF" fo:letter-spacing="-0.0062in" fo:language="es" fo:country="ES"/>
    </style:style>
    <style:style style:name="T8079" style:parent-style-name="Fuentedepárrafopredeter." style:family="text">
      <style:text-properties fo:color="#0000FF" fo:letter-spacing="-0.0062in" style:text-scale="216%" fo:language="es" fo:country="ES"/>
    </style:style>
    <style:style style:name="T8080" style:parent-style-name="Fuentedepárrafopredeter." style:family="text">
      <style:text-properties fo:color="#0000FF" fo:letter-spacing="-0.0062in" style:text-scale="106%" fo:language="es" fo:country="ES"/>
    </style:style>
    <style:style style:name="T8081" style:parent-style-name="Fuentedepárrafopredeter." style:family="text">
      <style:text-properties fo:color="#0000FF" style:text-scale="112%" fo:language="es" fo:country="ES"/>
    </style:style>
    <style:style style:name="T8082" style:parent-style-name="Fuentedepárrafopredeter." style:family="text">
      <style:text-properties fo:color="#0000FF" fo:language="es" fo:country="ES"/>
    </style:style>
    <style:style style:name="T8083" style:parent-style-name="Fuentedepárrafopredeter." style:family="text">
      <style:text-properties fo:color="#0000FF" fo:letter-spacing="-0.0118in" fo:language="es" fo:country="ES"/>
    </style:style>
    <style:style style:name="T8084" style:parent-style-name="Fuentedepárrafopredeter." style:family="text">
      <style:text-properties fo:color="#0000FF" style:text-scale="114%" fo:language="es" fo:country="ES"/>
    </style:style>
    <style:style style:name="T8085" style:parent-style-name="Fuentedepárrafopredeter." style:family="text">
      <style:text-properties fo:color="#0000FF" fo:language="es" fo:country="ES"/>
    </style:style>
    <style:style style:name="T8086" style:parent-style-name="Fuentedepárrafopredeter." style:family="text">
      <style:text-properties fo:color="#0000FF" fo:letter-spacing="-0.0118in" fo:language="es" fo:country="ES"/>
    </style:style>
    <style:style style:name="T8087" style:parent-style-name="Fuentedepárrafopredeter." style:family="text">
      <style:text-properties fo:color="#0000FF" fo:letter-spacing="-0.0062in" style:text-scale="107%" fo:language="es" fo:country="ES"/>
    </style:style>
    <style:style style:name="T8088" style:parent-style-name="Fuentedepárrafopredeter." style:family="text">
      <style:text-properties fo:color="#0000FF" fo:letter-spacing="-0.0062in" style:text-scale="102%" fo:language="es" fo:country="ES"/>
    </style:style>
    <style:style style:name="T8089" style:parent-style-name="Fuentedepárrafopredeter." style:family="text">
      <style:text-properties fo:color="#0000FF" fo:letter-spacing="-0.0062in" style:text-scale="103%" fo:language="es" fo:country="ES"/>
    </style:style>
    <style:style style:name="T8090" style:parent-style-name="Fuentedepárrafopredeter." style:family="text">
      <style:text-properties fo:color="#0000FF" fo:letter-spacing="-0.0062in" style:text-scale="102%" fo:language="es" fo:country="ES"/>
    </style:style>
    <style:style style:name="T8091" style:parent-style-name="Fuentedepárrafopredeter." style:family="text">
      <style:text-properties fo:color="#0000FF" fo:letter-spacing="-0.0062in" style:text-scale="84%" fo:language="es" fo:country="ES"/>
    </style:style>
    <style:style style:name="T8092" style:parent-style-name="Fuentedepárrafopredeter." style:family="text">
      <style:text-properties fo:color="#0000FF" fo:letter-spacing="-0.0062in" style:text-scale="112%" fo:language="es" fo:country="ES"/>
    </style:style>
    <style:style style:name="T8093" style:parent-style-name="Fuentedepárrafopredeter." style:family="text">
      <style:text-properties fo:color="#0000FF" fo:letter-spacing="-0.0062in" style:text-scale="103%" fo:language="es" fo:country="ES"/>
    </style:style>
    <style:style style:name="T8094" style:parent-style-name="Fuentedepárrafopredeter." style:family="text">
      <style:text-properties fo:color="#0000FF" fo:letter-spacing="-0.0062in" style:text-scale="89%" fo:language="es" fo:country="ES"/>
    </style:style>
    <style:style style:name="T8095" style:parent-style-name="Fuentedepárrafopredeter." style:family="text">
      <style:text-properties fo:color="#0000FF" fo:letter-spacing="-0.0062in" style:text-scale="125%" fo:language="es" fo:country="ES"/>
    </style:style>
    <style:style style:name="T8096" style:parent-style-name="Fuentedepárrafopredeter." style:family="text">
      <style:text-properties fo:color="#0000FF" style:text-scale="163%" fo:language="es" fo:country="ES"/>
    </style:style>
    <style:style style:name="T8097" style:parent-style-name="Fuentedepárrafopredeter." style:family="text">
      <style:text-properties fo:color="#0000FF" fo:language="es" fo:country="ES"/>
    </style:style>
    <style:style style:name="T8098" style:parent-style-name="Fuentedepárrafopredeter." style:family="text">
      <style:text-properties fo:color="#0000FF" fo:letter-spacing="-0.0118in" fo:language="es" fo:country="ES"/>
    </style:style>
    <style:style style:name="T8099" style:parent-style-name="Fuentedepárrafopredeter." style:family="text">
      <style:text-properties fo:color="#0000FF" fo:letter-spacing="-0.0062in" style:text-scale="162%" fo:language="es" fo:country="ES"/>
    </style:style>
    <style:style style:name="T8100" style:parent-style-name="Fuentedepárrafopredeter." style:family="text">
      <style:text-properties fo:color="#0000FF" fo:letter-spacing="-0.0062in" style:text-scale="211%" fo:language="es" fo:country="ES"/>
    </style:style>
    <style:style style:name="T8101" style:parent-style-name="Fuentedepárrafopredeter." style:family="text">
      <style:text-properties fo:color="#0000FF" fo:letter-spacing="-0.0062in" style:text-scale="121%" fo:language="es" fo:country="ES"/>
    </style:style>
    <style:style style:name="T8102" style:parent-style-name="Fuentedepárrafopredeter." style:family="text">
      <style:text-properties fo:color="#0000FF" fo:letter-spacing="-0.0062in" style:text-scale="110%" fo:language="es" fo:country="ES"/>
    </style:style>
    <style:style style:name="T8103" style:parent-style-name="Fuentedepárrafopredeter." style:family="text">
      <style:text-properties fo:color="#0000FF" fo:letter-spacing="-0.0062in" style:text-scale="154%" fo:language="es" fo:country="ES"/>
    </style:style>
    <style:style style:name="T8104" style:parent-style-name="Fuentedepárrafopredeter." style:family="text">
      <style:text-properties fo:color="#0000FF" style:text-scale="112%" fo:language="es" fo:country="ES"/>
    </style:style>
    <style:style style:name="T8105" style:parent-style-name="Fuentedepárrafopredeter." style:family="text">
      <style:text-properties fo:color="#0000FF" fo:language="es" fo:country="ES"/>
    </style:style>
    <style:style style:name="T8106" style:parent-style-name="Fuentedepárrafopredeter." style:family="text">
      <style:text-properties fo:color="#0000FF" fo:letter-spacing="-0.0118in" fo:language="es" fo:country="ES"/>
    </style:style>
    <style:style style:name="T8107" style:parent-style-name="Fuentedepárrafopredeter." style:family="text">
      <style:text-properties fo:color="#0000FF" fo:letter-spacing="-0.0062in" style:text-scale="108%" fo:language="es" fo:country="ES"/>
    </style:style>
    <style:style style:name="T8108" style:parent-style-name="Fuentedepárrafopredeter." style:family="text">
      <style:text-properties fo:color="#0000FF" fo:letter-spacing="-0.0062in" style:text-scale="112%" fo:language="es" fo:country="ES"/>
    </style:style>
    <style:style style:name="T8109" style:parent-style-name="Fuentedepárrafopredeter." style:family="text">
      <style:text-properties fo:color="#0000FF" fo:letter-spacing="-0.0062in" style:text-scale="110%" fo:language="es" fo:country="ES"/>
    </style:style>
    <style:style style:name="T8110" style:parent-style-name="Fuentedepárrafopredeter." style:family="text">
      <style:text-properties fo:color="#0000FF" fo:letter-spacing="-0.0062in" style:text-scale="108%" fo:language="es" fo:country="ES"/>
    </style:style>
    <style:style style:name="T8111" style:parent-style-name="Fuentedepárrafopredeter." style:family="text">
      <style:text-properties fo:color="#0000FF" style:text-scale="110%" fo:language="es" fo:country="ES"/>
    </style:style>
    <style:style style:name="T8112" style:parent-style-name="Fuentedepárrafopredeter." style:family="text">
      <style:text-properties fo:color="#0000FF" fo:language="es" fo:country="ES"/>
    </style:style>
    <style:style style:name="T8113" style:parent-style-name="Fuentedepárrafopredeter." style:family="text">
      <style:text-properties fo:color="#0000FF" fo:letter-spacing="-0.0118in" fo:language="es" fo:country="ES"/>
    </style:style>
    <style:style style:name="T8114" style:parent-style-name="Fuentedepárrafopredeter." style:family="text">
      <style:text-properties fo:color="#0000FF" fo:letter-spacing="-0.0062in" style:text-scale="148%" fo:language="es" fo:country="ES"/>
    </style:style>
    <style:style style:name="T8115" style:parent-style-name="Fuentedepárrafopredeter." style:family="text">
      <style:text-properties fo:color="#0000FF" style:text-scale="110%" fo:language="es" fo:country="ES"/>
    </style:style>
    <style:style style:name="T8116" style:parent-style-name="Fuentedepárrafopredeter." style:family="text">
      <style:text-properties fo:color="#0000FF" fo:language="es" fo:country="ES"/>
    </style:style>
    <style:style style:name="T8117" style:parent-style-name="Fuentedepárrafopredeter." style:family="text">
      <style:text-properties fo:color="#0000FF" fo:letter-spacing="-0.0118in" fo:language="es" fo:country="ES"/>
    </style:style>
    <style:style style:name="T8118" style:parent-style-name="Fuentedepárrafopredeter." style:family="text">
      <style:text-properties fo:color="#0000FF" fo:letter-spacing="-0.0062in" style:text-scale="119%" fo:language="es" fo:country="ES"/>
    </style:style>
    <style:style style:name="T8119" style:parent-style-name="Fuentedepárrafopredeter." style:family="text">
      <style:text-properties fo:color="#0000FF" fo:letter-spacing="-0.0062in" style:text-scale="110%" fo:language="es" fo:country="ES"/>
    </style:style>
    <style:style style:name="T8120" style:parent-style-name="Fuentedepárrafopredeter." style:family="text">
      <style:text-properties fo:color="#0000FF" fo:letter-spacing="-0.0062in" style:text-scale="114%" fo:language="es" fo:country="ES"/>
    </style:style>
    <style:style style:name="T8121" style:parent-style-name="Fuentedepárrafopredeter." style:family="text">
      <style:text-properties fo:color="#0000FF" fo:letter-spacing="-0.0062in" style:text-scale="154%" fo:language="es" fo:country="ES"/>
    </style:style>
    <style:style style:name="T8122" style:parent-style-name="Fuentedepárrafopredeter." style:family="text">
      <style:text-properties fo:color="#0000FF" fo:letter-spacing="-0.0062in" style:text-scale="108%" fo:language="es" fo:country="ES"/>
    </style:style>
    <style:style style:name="T8123" style:parent-style-name="Fuentedepárrafopredeter." style:family="text">
      <style:text-properties fo:color="#0000FF" style:text-scale="114%" fo:language="es" fo:country="ES"/>
    </style:style>
    <style:style style:name="T8124" style:parent-style-name="Fuentedepárrafopredeter." style:family="text">
      <style:text-properties fo:color="#0000FF" fo:language="es" fo:country="ES"/>
    </style:style>
    <style:style style:name="T8125" style:parent-style-name="Fuentedepárrafopredeter." style:family="text">
      <style:text-properties fo:color="#0000FF" fo:letter-spacing="-0.0118in" fo:language="es" fo:country="ES"/>
    </style:style>
    <style:style style:name="T8126" style:parent-style-name="Fuentedepárrafopredeter." style:family="text">
      <style:text-properties fo:color="#0000FF" fo:letter-spacing="-0.0062in" style:text-scale="110%" fo:language="es" fo:country="ES"/>
    </style:style>
    <style:style style:name="T8127" style:parent-style-name="Fuentedepárrafopredeter." style:family="text">
      <style:text-properties fo:color="#0000FF" style:text-scale="204%" fo:language="es" fo:country="ES"/>
    </style:style>
    <style:style style:name="T8128" style:parent-style-name="Fuentedepárrafopredeter." style:family="text">
      <style:text-properties fo:color="#0000FF" fo:language="es" fo:country="ES"/>
    </style:style>
    <style:style style:name="T8129" style:parent-style-name="Fuentedepárrafopredeter." style:family="text">
      <style:text-properties fo:color="#0000FF" fo:letter-spacing="-0.0118in" fo:language="es" fo:country="ES"/>
    </style:style>
    <style:style style:name="T8130" style:parent-style-name="Fuentedepárrafopredeter." style:family="text">
      <style:text-properties fo:color="#0000FF" fo:letter-spacing="-0.0062in" style:text-scale="211%" fo:language="es" fo:country="ES"/>
    </style:style>
    <style:style style:name="T8131" style:parent-style-name="Fuentedepárrafopredeter." style:family="text">
      <style:text-properties fo:color="#0000FF" fo:letter-spacing="-0.0062in" style:text-scale="110%" fo:language="es" fo:country="ES"/>
    </style:style>
    <style:style style:name="T8132" style:parent-style-name="Fuentedepárrafopredeter." style:family="text">
      <style:text-properties fo:color="#0000FF" fo:letter-spacing="-0.0062in" style:text-scale="162%" fo:language="es" fo:country="ES"/>
    </style:style>
    <style:style style:name="T8133" style:parent-style-name="Fuentedepárrafopredeter." style:family="text">
      <style:text-properties fo:color="#0000FF" fo:letter-spacing="-0.0062in" style:text-scale="112%" fo:language="es" fo:country="ES"/>
    </style:style>
    <style:style style:name="T8134" style:parent-style-name="Fuentedepárrafopredeter." style:family="text">
      <style:text-properties fo:color="#0000FF" fo:letter-spacing="-0.0062in" style:text-scale="154%" fo:language="es" fo:country="ES"/>
    </style:style>
    <style:style style:name="T8135" style:parent-style-name="Fuentedepárrafopredeter." style:family="text">
      <style:text-properties fo:color="#0000FF" fo:letter-spacing="-0.0062in" style:text-scale="72%" fo:language="es" fo:country="ES"/>
    </style:style>
    <style:style style:name="T8136" style:parent-style-name="Fuentedepárrafopredeter." style:family="text">
      <style:text-properties fo:color="#0000FF" fo:letter-spacing="-0.0062in" style:text-scale="110%" fo:language="es" fo:country="ES"/>
    </style:style>
    <style:style style:name="T8137" style:parent-style-name="Fuentedepárrafopredeter." style:family="text">
      <style:text-properties fo:color="#0000FF" style:text-scale="163%" fo:language="es" fo:country="ES"/>
    </style:style>
    <style:style style:name="T8138" style:parent-style-name="Fuentedepárrafopredeter." style:family="text">
      <style:text-properties fo:color="#0000FF" fo:language="es" fo:country="ES"/>
    </style:style>
    <style:style style:name="T8139" style:parent-style-name="Fuentedepárrafopredeter." style:family="text">
      <style:text-properties fo:color="#0000FF" fo:letter-spacing="-0.0118in" fo:language="es" fo:country="ES"/>
    </style:style>
    <style:style style:name="T8140" style:parent-style-name="Fuentedepárrafopredeter." style:family="text">
      <style:text-properties fo:color="#0000FF" fo:letter-spacing="-0.0062in" style:text-scale="151%" fo:language="es" fo:country="ES"/>
    </style:style>
    <style:style style:name="T8141" style:parent-style-name="Fuentedepárrafopredeter." style:family="text">
      <style:text-properties fo:color="#0000FF" fo:letter-spacing="-0.0062in" style:text-scale="211%" fo:language="es" fo:country="ES"/>
    </style:style>
    <style:style style:name="T8142" style:parent-style-name="Fuentedepárrafopredeter." style:family="text">
      <style:text-properties fo:color="#0000FF" fo:letter-spacing="-0.0062in" style:text-scale="108%" fo:language="es" fo:country="ES"/>
    </style:style>
    <style:style style:name="T8143" style:parent-style-name="Fuentedepárrafopredeter." style:family="text">
      <style:text-properties fo:color="#0000FF" style:text-scale="112%" fo:language="es" fo:country="ES"/>
    </style:style>
    <style:style style:name="T8144" style:parent-style-name="Fuentedepárrafopredeter." style:family="text">
      <style:text-properties fo:color="#0000FF" fo:language="es" fo:country="ES"/>
    </style:style>
    <style:style style:name="T8145" style:parent-style-name="Fuentedepárrafopredeter." style:family="text">
      <style:text-properties fo:color="#0000FF" fo:letter-spacing="-0.0118in" fo:language="es" fo:country="ES"/>
    </style:style>
    <style:style style:name="T8146" style:parent-style-name="Fuentedepárrafopredeter." style:family="text">
      <style:text-properties fo:color="#0000FF" fo:letter-spacing="-0.0062in" style:text-scale="108%" fo:language="es" fo:country="ES"/>
    </style:style>
    <style:style style:name="T8147" style:parent-style-name="Fuentedepárrafopredeter." style:family="text">
      <style:text-properties fo:color="#0000FF" style:text-scale="110%" fo:language="es" fo:country="ES"/>
    </style:style>
    <style:style style:name="T8148" style:parent-style-name="Fuentedepárrafopredeter." style:family="text">
      <style:text-properties fo:color="#0000FF" fo:language="es" fo:country="ES"/>
    </style:style>
    <style:style style:name="T8149" style:parent-style-name="Fuentedepárrafopredeter." style:family="text">
      <style:text-properties fo:color="#0000FF" fo:letter-spacing="-0.0118in" fo:language="es" fo:country="ES"/>
    </style:style>
    <style:style style:name="T8150" style:parent-style-name="Fuentedepárrafopredeter." style:family="text">
      <style:text-properties fo:color="#0000FF" fo:letter-spacing="-0.0062in" style:text-scale="162%" fo:language="es" fo:country="ES"/>
    </style:style>
    <style:style style:name="T8151" style:parent-style-name="Fuentedepárrafopredeter." style:family="text">
      <style:text-properties fo:color="#0000FF" fo:letter-spacing="-0.0062in" style:text-scale="211%" fo:language="es" fo:country="ES"/>
    </style:style>
    <style:style style:name="T8152" style:parent-style-name="Fuentedepárrafopredeter." style:family="text">
      <style:text-properties fo:color="#0000FF" fo:letter-spacing="-0.0062in" style:text-scale="121%" fo:language="es" fo:country="ES"/>
    </style:style>
    <style:style style:name="T8153" style:parent-style-name="Fuentedepárrafopredeter." style:family="text">
      <style:text-properties fo:color="#0000FF" fo:letter-spacing="-0.0062in" style:text-scale="110%" fo:language="es" fo:country="ES"/>
    </style:style>
    <style:style style:name="T8154" style:parent-style-name="Fuentedepárrafopredeter." style:family="text">
      <style:text-properties fo:color="#0000FF" fo:letter-spacing="-0.0062in" style:text-scale="154%" fo:language="es" fo:country="ES"/>
    </style:style>
    <style:style style:name="T8155" style:parent-style-name="Fuentedepárrafopredeter." style:family="text">
      <style:text-properties fo:color="#0000FF" fo:letter-spacing="-0.0062in" style:text-scale="112%" fo:language="es" fo:country="ES"/>
    </style:style>
    <style:style style:name="T8156" style:parent-style-name="Fuentedepárrafopredeter." style:family="text">
      <style:text-properties fo:color="#0000FF" style:text-scale="148%" fo:language="es" fo:country="ES"/>
    </style:style>
    <style:style style:name="T8157" style:parent-style-name="Fuentedepárrafopredeter." style:family="text">
      <style:text-properties fo:color="#0000FF" fo:language="es" fo:country="ES"/>
    </style:style>
    <style:style style:name="T8158" style:parent-style-name="Fuentedepárrafopredeter." style:family="text">
      <style:text-properties fo:color="#0000FF" fo:letter-spacing="-0.0118in" fo:language="es" fo:country="ES"/>
    </style:style>
    <style:style style:name="T8159" style:parent-style-name="Fuentedepárrafopredeter." style:family="text">
      <style:text-properties fo:color="#0000FF" style:text-scale="114%" fo:language="es" fo:country="ES"/>
    </style:style>
    <style:style style:name="T8160" style:parent-style-name="Fuentedepárrafopredeter." style:family="text">
      <style:text-properties fo:color="#0000FF" fo:language="es" fo:country="ES"/>
    </style:style>
    <style:style style:name="T8161" style:parent-style-name="Fuentedepárrafopredeter." style:family="text">
      <style:text-properties fo:color="#0000FF" fo:letter-spacing="-0.0118in" fo:language="es" fo:country="ES"/>
    </style:style>
    <style:style style:name="T8162" style:parent-style-name="Fuentedepárrafopredeter." style:family="text">
      <style:text-properties fo:color="#0000FF" fo:letter-spacing="-0.0062in" style:text-scale="211%" fo:language="es" fo:country="ES"/>
    </style:style>
    <style:style style:name="T8163" style:parent-style-name="Fuentedepárrafopredeter." style:family="text">
      <style:text-properties fo:color="#0000FF" fo:letter-spacing="-0.0062in" style:text-scale="110%" fo:language="es" fo:country="ES"/>
    </style:style>
    <style:style style:name="T8164" style:parent-style-name="Fuentedepárrafopredeter." style:family="text">
      <style:text-properties fo:color="#0000FF" fo:letter-spacing="-0.0062in" style:text-scale="121%" fo:language="es" fo:country="ES"/>
    </style:style>
    <style:style style:name="T8165" style:parent-style-name="Fuentedepárrafopredeter." style:family="text">
      <style:text-properties fo:color="#0000FF" fo:letter-spacing="-0.0062in" style:text-scale="204%" fo:language="es" fo:country="ES"/>
    </style:style>
    <style:style style:name="T8166" style:parent-style-name="Fuentedepárrafopredeter." style:family="text">
      <style:text-properties fo:color="#0000FF" fo:letter-spacing="-0.0062in" style:text-scale="110%" fo:language="es" fo:country="ES"/>
    </style:style>
    <style:style style:name="T8167" style:parent-style-name="Fuentedepárrafopredeter." style:family="text">
      <style:text-properties fo:color="#0000FF" fo:letter-spacing="-0.0062in" style:text-scale="211%" fo:language="es" fo:country="ES"/>
    </style:style>
    <style:style style:name="T8168" style:parent-style-name="Fuentedepárrafopredeter." style:family="text">
      <style:text-properties fo:color="#0000FF" style:text-scale="154%" fo:language="es" fo:country="ES"/>
    </style:style>
    <style:style style:name="T8169" style:parent-style-name="Fuentedepárrafopredeter." style:family="text">
      <style:text-properties fo:color="#0000FF" fo:language="es" fo:country="ES"/>
    </style:style>
    <style:style style:name="T8170" style:parent-style-name="Fuentedepárrafopredeter." style:family="text">
      <style:text-properties fo:color="#0000FF" fo:letter-spacing="-0.0118in" fo:language="es" fo:country="ES"/>
    </style:style>
    <style:style style:name="T8171" style:parent-style-name="Fuentedepárrafopredeter." style:family="text">
      <style:text-properties fo:color="#0000FF" fo:letter-spacing="-0.0062in" style:text-scale="110%" fo:language="es" fo:country="ES"/>
    </style:style>
    <style:style style:name="T8172" style:parent-style-name="Fuentedepárrafopredeter." style:family="text">
      <style:text-properties fo:color="#0000FF" style:text-scale="110%" fo:language="es" fo:country="ES"/>
    </style:style>
    <style:style style:name="T8173" style:parent-style-name="Fuentedepárrafopredeter." style:family="text">
      <style:text-properties fo:color="#0000FF" fo:letter-spacing="-0.0062in" style:text-scale="211%" fo:language="es" fo:country="ES"/>
    </style:style>
    <style:style style:name="T8174" style:parent-style-name="Fuentedepárrafopredeter." style:family="text">
      <style:text-properties fo:color="#0000FF" fo:letter-spacing="-0.0062in" style:text-scale="110%" fo:language="es" fo:country="ES"/>
    </style:style>
    <style:style style:name="T8175" style:parent-style-name="Fuentedepárrafopredeter." style:family="text">
      <style:text-properties fo:color="#0000FF" fo:letter-spacing="-0.0062in" style:text-scale="162%" fo:language="es" fo:country="ES"/>
    </style:style>
    <style:style style:name="T8176" style:parent-style-name="Fuentedepárrafopredeter." style:family="text">
      <style:text-properties fo:color="#0000FF" fo:letter-spacing="-0.0062in" style:text-scale="112%" fo:language="es" fo:country="ES"/>
    </style:style>
    <style:style style:name="T8177" style:parent-style-name="Fuentedepárrafopredeter." style:family="text">
      <style:text-properties fo:color="#0000FF" fo:letter-spacing="-0.0062in" style:text-scale="154%" fo:language="es" fo:country="ES"/>
    </style:style>
    <style:style style:name="T8178" style:parent-style-name="Fuentedepárrafopredeter." style:family="text">
      <style:text-properties fo:color="#0000FF" fo:letter-spacing="-0.0062in" style:text-scale="72%" fo:language="es" fo:country="ES"/>
    </style:style>
    <style:style style:name="T8179" style:parent-style-name="Fuentedepárrafopredeter." style:family="text">
      <style:text-properties fo:color="#0000FF" fo:letter-spacing="-0.0062in" style:text-scale="110%" fo:language="es" fo:country="ES"/>
    </style:style>
    <style:style style:name="T8180" style:parent-style-name="Fuentedepárrafopredeter." style:family="text">
      <style:text-properties fo:color="#0000FF" style:text-scale="163%" fo:language="es" fo:country="ES"/>
    </style:style>
    <style:style style:name="T8181" style:parent-style-name="Fuentedepárrafopredeter." style:family="text">
      <style:text-properties fo:color="#0000FF" fo:language="es" fo:country="ES"/>
    </style:style>
    <style:style style:name="T8182" style:parent-style-name="Fuentedepárrafopredeter." style:family="text">
      <style:text-properties fo:color="#0000FF" fo:letter-spacing="-0.0118in" fo:language="es" fo:country="ES"/>
    </style:style>
    <style:style style:name="T8183" style:parent-style-name="Fuentedepárrafopredeter." style:family="text">
      <style:text-properties fo:color="#0000FF" fo:letter-spacing="-0.0062in" style:text-scale="108%" fo:language="es" fo:country="ES"/>
    </style:style>
    <style:style style:name="T8184" style:parent-style-name="Fuentedepárrafopredeter." style:family="text">
      <style:text-properties fo:color="#0000FF" fo:letter-spacing="-0.0062in" style:text-scale="211%" fo:language="es" fo:country="ES"/>
    </style:style>
    <style:style style:name="T8185" style:parent-style-name="Fuentedepárrafopredeter." style:family="text">
      <style:text-properties fo:color="#0000FF" fo:letter-spacing="-0.0062in" style:text-scale="154%" fo:language="es" fo:country="ES"/>
    </style:style>
    <style:style style:name="T8186" style:parent-style-name="Fuentedepárrafopredeter." style:family="text">
      <style:text-properties fo:color="#0000FF" fo:letter-spacing="-0.0062in" style:text-scale="110%" fo:language="es" fo:country="ES"/>
    </style:style>
    <style:style style:name="T8187" style:parent-style-name="Fuentedepárrafopredeter." style:family="text">
      <style:text-properties fo:color="#0000FF" fo:letter-spacing="-0.0062in" style:text-scale="121%" fo:language="es" fo:country="ES"/>
    </style:style>
    <style:style style:name="T8188" style:parent-style-name="Fuentedepárrafopredeter." style:family="text">
      <style:text-properties fo:color="#0000FF" fo:letter-spacing="-0.0062in" style:text-scale="151%" fo:language="es" fo:country="ES"/>
    </style:style>
    <style:style style:name="T8189" style:parent-style-name="Fuentedepárrafopredeter." style:family="text">
      <style:text-properties fo:color="#0000FF" fo:letter-spacing="-0.0062in" style:text-scale="112%" fo:language="es" fo:country="ES"/>
    </style:style>
    <style:style style:name="T8190" style:parent-style-name="Fuentedepárrafopredeter." style:family="text">
      <style:text-properties fo:color="#0000FF" fo:letter-spacing="-0.0062in" style:text-scale="154%" fo:language="es" fo:country="ES"/>
    </style:style>
    <style:style style:name="T8191" style:parent-style-name="Fuentedepárrafopredeter." style:family="text">
      <style:text-properties fo:color="#0000FF" fo:letter-spacing="-0.0062in" style:text-scale="211%" fo:language="es" fo:country="ES"/>
    </style:style>
    <style:style style:name="T8192" style:parent-style-name="Fuentedepárrafopredeter." style:family="text">
      <style:text-properties fo:color="#0000FF" style:text-scale="112%" fo:language="es" fo:country="ES"/>
    </style:style>
    <style:style style:name="T8193" style:parent-style-name="Fuentedepárrafopredeter." style:family="text">
      <style:text-properties fo:color="#0000FF" fo:language="es" fo:country="ES"/>
    </style:style>
    <style:style style:name="T8194" style:parent-style-name="Fuentedepárrafopredeter." style:family="text">
      <style:text-properties fo:color="#0000FF" fo:letter-spacing="-0.0118in" fo:language="es" fo:country="ES"/>
    </style:style>
    <style:style style:name="T8195" style:parent-style-name="Fuentedepárrafopredeter." style:family="text">
      <style:text-properties fo:color="#0000FF" fo:letter-spacing="-0.0062in" style:text-scale="108%" fo:language="es" fo:country="ES"/>
    </style:style>
    <style:style style:name="T8196" style:parent-style-name="Fuentedepárrafopredeter." style:family="text">
      <style:text-properties fo:color="#0000FF" fo:letter-spacing="-0.0062in" style:text-scale="112%" fo:language="es" fo:country="ES"/>
    </style:style>
    <style:style style:name="T8197" style:parent-style-name="Fuentedepárrafopredeter." style:family="text">
      <style:text-properties fo:color="#0000FF" fo:letter-spacing="-0.0062in" style:text-scale="110%" fo:language="es" fo:country="ES"/>
    </style:style>
    <style:style style:name="T8198" style:parent-style-name="Fuentedepárrafopredeter." style:family="text">
      <style:text-properties fo:color="#0000FF" fo:letter-spacing="-0.0062in" style:text-scale="108%" fo:language="es" fo:country="ES"/>
    </style:style>
    <style:style style:name="T8199" style:parent-style-name="Fuentedepárrafopredeter." style:family="text">
      <style:text-properties fo:color="#0000FF" style:text-scale="110%" fo:language="es" fo:country="ES"/>
    </style:style>
    <style:style style:name="T8200" style:parent-style-name="Fuentedepárrafopredeter." style:family="text">
      <style:text-properties fo:color="#0000FF" fo:language="es" fo:country="ES"/>
    </style:style>
    <style:style style:name="T8201" style:parent-style-name="Fuentedepárrafopredeter." style:family="text">
      <style:text-properties fo:color="#0000FF" fo:letter-spacing="-0.0118in" fo:language="es" fo:country="ES"/>
    </style:style>
    <style:style style:name="T8202" style:parent-style-name="Fuentedepárrafopredeter." style:family="text">
      <style:text-properties fo:color="#0000FF" fo:letter-spacing="-0.0062in" style:text-scale="110%" fo:language="es" fo:country="ES"/>
    </style:style>
    <style:style style:name="T8203" style:parent-style-name="Fuentedepárrafopredeter." style:family="text">
      <style:text-properties fo:color="#0000FF" fo:letter-spacing="-0.0062in" style:text-scale="148%" fo:language="es" fo:country="ES"/>
    </style:style>
    <style:style style:name="T8204" style:parent-style-name="Fuentedepárrafopredeter." style:family="text">
      <style:text-properties fo:color="#0000FF" fo:letter-spacing="-0.0062in" style:text-scale="151%" fo:language="es" fo:country="ES"/>
    </style:style>
    <style:style style:name="T8205" style:parent-style-name="Fuentedepárrafopredeter." style:family="text">
      <style:text-properties fo:color="#0000FF" fo:letter-spacing="-0.0062in" style:text-scale="114%" fo:language="es" fo:country="ES"/>
    </style:style>
    <style:style style:name="T8206" style:parent-style-name="Fuentedepárrafopredeter." style:family="text">
      <style:text-properties fo:color="#0000FF" style:text-scale="110%" fo:language="es" fo:country="ES"/>
    </style:style>
    <style:style style:name="T8207" style:parent-style-name="Fuentedepárrafopredeter." style:family="text">
      <style:text-properties fo:color="#0000FF" fo:language="es" fo:country="ES"/>
    </style:style>
    <style:style style:name="T8208" style:parent-style-name="Fuentedepárrafopredeter." style:family="text">
      <style:text-properties fo:color="#0000FF" fo:letter-spacing="-0.0118in" fo:language="es" fo:country="ES"/>
    </style:style>
    <style:style style:name="T8209" style:parent-style-name="Fuentedepárrafopredeter." style:family="text">
      <style:text-properties fo:color="#0000FF" fo:letter-spacing="-0.0062in" style:text-scale="204%" fo:language="es" fo:country="ES"/>
    </style:style>
    <style:style style:name="T8210" style:parent-style-name="Fuentedepárrafopredeter." style:family="text">
      <style:text-properties fo:color="#0000FF" fo:letter-spacing="-0.0062in" style:text-scale="112%" fo:language="es" fo:country="ES"/>
    </style:style>
    <style:style style:name="T8211" style:parent-style-name="Fuentedepárrafopredeter." style:family="text">
      <style:text-properties fo:color="#0000FF" style:text-scale="148%" fo:language="es" fo:country="ES"/>
    </style:style>
    <style:style style:name="T8212" style:parent-style-name="Fuentedepárrafopredeter." style:family="text">
      <style:text-properties fo:color="#0000FF" fo:language="es" fo:country="ES"/>
    </style:style>
    <style:style style:name="T8213" style:parent-style-name="Fuentedepárrafopredeter." style:family="text">
      <style:text-properties fo:color="#0000FF" fo:letter-spacing="-0.0118in" fo:language="es" fo:country="ES"/>
    </style:style>
    <style:style style:name="T8214" style:parent-style-name="Fuentedepárrafopredeter." style:family="text">
      <style:text-properties fo:color="#0000FF" fo:letter-spacing="-0.0062in" style:text-scale="162%" fo:language="es" fo:country="ES"/>
    </style:style>
    <style:style style:name="T8215" style:parent-style-name="Fuentedepárrafopredeter." style:family="text">
      <style:text-properties fo:color="#0000FF" fo:letter-spacing="-0.0062in" style:text-scale="211%" fo:language="es" fo:country="ES"/>
    </style:style>
    <style:style style:name="T8216" style:parent-style-name="Fuentedepárrafopredeter." style:family="text">
      <style:text-properties fo:color="#0000FF" fo:letter-spacing="-0.0062in" style:text-scale="121%" fo:language="es" fo:country="ES"/>
    </style:style>
    <style:style style:name="T8217" style:parent-style-name="Fuentedepárrafopredeter." style:family="text">
      <style:text-properties fo:color="#0000FF" fo:letter-spacing="-0.0062in" style:text-scale="110%" fo:language="es" fo:country="ES"/>
    </style:style>
    <style:style style:name="T8218" style:parent-style-name="Fuentedepárrafopredeter." style:family="text">
      <style:text-properties fo:color="#0000FF" fo:letter-spacing="-0.0062in" style:text-scale="154%" fo:language="es" fo:country="ES"/>
    </style:style>
    <style:style style:name="T8219" style:parent-style-name="Fuentedepárrafopredeter." style:family="text">
      <style:text-properties fo:color="#0000FF" fo:letter-spacing="-0.0062in" style:text-scale="112%" fo:language="es" fo:country="ES"/>
    </style:style>
    <style:style style:name="T8220" style:parent-style-name="Fuentedepárrafopredeter." style:family="text">
      <style:text-properties fo:color="#0000FF" style:text-scale="148%" fo:language="es" fo:country="ES"/>
    </style:style>
    <style:style style:name="P8221" style:parent-style-name="Textoindependiente" style:family="paragraph">
      <style:paragraph-properties fo:margin-top="0.0006in" fo:margin-left="0.2201in" fo:margin-right="0.8819in" fo:text-indent="-0.1388in">
        <style:tab-stops/>
      </style:paragraph-properties>
    </style:style>
    <style:style style:name="T8222" style:parent-style-name="Fuentedepárrafopredeter." style:family="text">
      <style:text-properties fo:color="#0000FF" fo:letter-spacing="-0.0062in" style:text-scale="114%" fo:language="es" fo:country="ES"/>
    </style:style>
    <style:style style:name="T8223" style:parent-style-name="Fuentedepárrafopredeter." style:family="text">
      <style:text-properties fo:color="#0000FF" fo:letter-spacing="-0.0062in" style:text-scale="112%" fo:language="es" fo:country="ES"/>
    </style:style>
    <style:style style:name="T8224" style:parent-style-name="Fuentedepárrafopredeter." style:family="text">
      <style:text-properties fo:color="#0000FF" style:text-scale="204%" fo:language="es" fo:country="ES"/>
    </style:style>
    <style:style style:name="T8225" style:parent-style-name="Fuentedepárrafopredeter." style:family="text">
      <style:text-properties fo:color="#0000FF" fo:language="es" fo:country="ES"/>
    </style:style>
    <style:style style:name="T8226" style:parent-style-name="Fuentedepárrafopredeter." style:family="text">
      <style:text-properties fo:color="#0000FF" fo:letter-spacing="-0.0118in" fo:language="es" fo:country="ES"/>
    </style:style>
    <style:style style:name="T8227" style:parent-style-name="Fuentedepárrafopredeter." style:family="text">
      <style:text-properties fo:color="#0000FF" fo:letter-spacing="-0.0062in" style:text-scale="211%" fo:language="es" fo:country="ES"/>
    </style:style>
    <style:style style:name="T8228" style:parent-style-name="Fuentedepárrafopredeter." style:family="text">
      <style:text-properties fo:color="#0000FF" fo:letter-spacing="-0.0062in" style:text-scale="110%" fo:language="es" fo:country="ES"/>
    </style:style>
    <style:style style:name="T8229" style:parent-style-name="Fuentedepárrafopredeter." style:family="text">
      <style:text-properties fo:color="#0000FF" fo:letter-spacing="-0.0062in" style:text-scale="162%" fo:language="es" fo:country="ES"/>
    </style:style>
    <style:style style:name="T8230" style:parent-style-name="Fuentedepárrafopredeter." style:family="text">
      <style:text-properties fo:color="#0000FF" fo:letter-spacing="-0.0062in" style:text-scale="112%" fo:language="es" fo:country="ES"/>
    </style:style>
    <style:style style:name="T8231" style:parent-style-name="Fuentedepárrafopredeter." style:family="text">
      <style:text-properties fo:color="#0000FF" fo:letter-spacing="-0.0062in" style:text-scale="154%" fo:language="es" fo:country="ES"/>
    </style:style>
    <style:style style:name="T8232" style:parent-style-name="Fuentedepárrafopredeter." style:family="text">
      <style:text-properties fo:color="#0000FF" fo:letter-spacing="-0.0062in" style:text-scale="72%" fo:language="es" fo:country="ES"/>
    </style:style>
    <style:style style:name="T8233" style:parent-style-name="Fuentedepárrafopredeter." style:family="text">
      <style:text-properties fo:color="#0000FF" style:text-scale="110%" fo:language="es" fo:country="ES"/>
    </style:style>
    <style:style style:name="T8234" style:parent-style-name="Fuentedepárrafopredeter." style:family="text">
      <style:text-properties fo:color="#0000FF" fo:language="es" fo:country="ES"/>
    </style:style>
    <style:style style:name="T8235" style:parent-style-name="Fuentedepárrafopredeter." style:family="text">
      <style:text-properties fo:color="#0000FF" fo:letter-spacing="-0.0118in" fo:language="es" fo:country="ES"/>
    </style:style>
    <style:style style:name="T8236" style:parent-style-name="Fuentedepárrafopredeter." style:family="text">
      <style:text-properties fo:color="#0000FF" fo:letter-spacing="-0.0062in" style:text-scale="108%" fo:language="es" fo:country="ES"/>
    </style:style>
    <style:style style:name="T8237" style:parent-style-name="Fuentedepárrafopredeter." style:family="text">
      <style:text-properties fo:color="#0000FF" fo:letter-spacing="-0.0062in" style:text-scale="110%" fo:language="es" fo:country="ES"/>
    </style:style>
    <style:style style:name="T8238" style:parent-style-name="Fuentedepárrafopredeter." style:family="text">
      <style:text-properties fo:color="#0000FF" fo:letter-spacing="-0.0062in" style:text-scale="108%" fo:language="es" fo:country="ES"/>
    </style:style>
    <style:style style:name="T8239" style:parent-style-name="Fuentedepárrafopredeter." style:family="text">
      <style:text-properties fo:color="#0000FF" fo:letter-spacing="-0.0062in" style:text-scale="110%" fo:language="es" fo:country="ES"/>
    </style:style>
    <style:style style:name="T8240" style:parent-style-name="Fuentedepárrafopredeter." style:family="text">
      <style:text-properties fo:color="#0000FF" fo:letter-spacing="-0.0062in" style:text-scale="154%" fo:language="es" fo:country="ES"/>
    </style:style>
    <style:style style:name="T8241" style:parent-style-name="Fuentedepárrafopredeter." style:family="text">
      <style:text-properties fo:color="#0000FF" style:text-scale="114%" fo:language="es" fo:country="ES"/>
    </style:style>
    <style:style style:name="T8242" style:parent-style-name="Fuentedepárrafopredeter." style:family="text">
      <style:text-properties fo:color="#0000FF" fo:language="es" fo:country="ES"/>
    </style:style>
    <style:style style:name="T8243" style:parent-style-name="Fuentedepárrafopredeter." style:family="text">
      <style:text-properties fo:color="#0000FF" fo:letter-spacing="-0.0118in" fo:language="es" fo:country="ES"/>
    </style:style>
    <style:style style:name="T8244" style:parent-style-name="Fuentedepárrafopredeter." style:family="text">
      <style:text-properties fo:color="#0000FF" fo:letter-spacing="-0.0062in" style:text-scale="121%" fo:language="es" fo:country="ES"/>
    </style:style>
    <style:style style:name="T8245" style:parent-style-name="Fuentedepárrafopredeter." style:family="text">
      <style:text-properties fo:color="#0000FF" fo:letter-spacing="-0.0062in" style:text-scale="112%" fo:language="es" fo:country="ES"/>
    </style:style>
    <style:style style:name="T8246" style:parent-style-name="Fuentedepárrafopredeter." style:family="text">
      <style:text-properties fo:color="#0000FF" fo:letter-spacing="-0.0062in" style:text-scale="110%" fo:language="es" fo:country="ES"/>
    </style:style>
    <style:style style:name="T8247" style:parent-style-name="Fuentedepárrafopredeter." style:family="text">
      <style:text-properties fo:color="#0000FF" fo:letter-spacing="-0.0062in" style:text-scale="151%" fo:language="es" fo:country="ES"/>
    </style:style>
    <style:style style:name="T8248" style:parent-style-name="Fuentedepárrafopredeter." style:family="text">
      <style:text-properties fo:color="#0000FF" fo:letter-spacing="-0.0062in" style:text-scale="110%" fo:language="es" fo:country="ES"/>
    </style:style>
    <style:style style:name="T8249" style:parent-style-name="Fuentedepárrafopredeter." style:family="text">
      <style:text-properties fo:color="#0000FF" style:text-scale="154%" fo:language="es" fo:country="ES"/>
    </style:style>
    <style:style style:name="T8250" style:parent-style-name="Fuentedepárrafopredeter." style:family="text">
      <style:text-properties fo:color="#0000FF" fo:language="es" fo:country="ES"/>
    </style:style>
    <style:style style:name="T8251" style:parent-style-name="Fuentedepárrafopredeter." style:family="text">
      <style:text-properties fo:color="#0000FF" fo:letter-spacing="-0.0118in" fo:language="es" fo:country="ES"/>
    </style:style>
    <style:style style:name="T8252" style:parent-style-name="Fuentedepárrafopredeter." style:family="text">
      <style:text-properties fo:color="#0000FF" fo:letter-spacing="-0.0062in" style:text-scale="204%" fo:language="es" fo:country="ES"/>
    </style:style>
    <style:style style:name="T8253" style:parent-style-name="Fuentedepárrafopredeter." style:family="text">
      <style:text-properties fo:color="#0000FF" style:text-scale="114%" fo:language="es" fo:country="ES"/>
    </style:style>
    <style:style style:name="T8254" style:parent-style-name="Fuentedepárrafopredeter." style:family="text">
      <style:text-properties fo:color="#0000FF" fo:language="es" fo:country="ES"/>
    </style:style>
    <style:style style:name="T8255" style:parent-style-name="Fuentedepárrafopredeter." style:family="text">
      <style:text-properties fo:color="#0000FF" fo:letter-spacing="-0.0118in" fo:language="es" fo:country="ES"/>
    </style:style>
    <style:style style:name="T8256" style:parent-style-name="Fuentedepárrafopredeter." style:family="text">
      <style:text-properties fo:color="#0000FF" fo:letter-spacing="-0.0062in" style:text-scale="148%" fo:language="es" fo:country="ES"/>
    </style:style>
    <style:style style:name="T8257" style:parent-style-name="Fuentedepárrafopredeter." style:family="text">
      <style:text-properties fo:color="#0000FF" fo:letter-spacing="-0.0062in" style:text-scale="211%" fo:language="es" fo:country="ES"/>
    </style:style>
    <style:style style:name="T8258" style:parent-style-name="Fuentedepárrafopredeter." style:family="text">
      <style:text-properties fo:color="#0000FF" fo:letter-spacing="-0.0062in" style:text-scale="119%" fo:language="es" fo:country="ES"/>
    </style:style>
    <style:style style:name="T8259" style:parent-style-name="Fuentedepárrafopredeter." style:family="text">
      <style:text-properties fo:color="#0000FF" fo:letter-spacing="-0.0062in" style:text-scale="110%" fo:language="es" fo:country="ES"/>
    </style:style>
    <style:style style:name="T8260" style:parent-style-name="Fuentedepárrafopredeter." style:family="text">
      <style:text-properties fo:color="#0000FF" fo:letter-spacing="-0.0062in" style:text-scale="211%" fo:language="es" fo:country="ES"/>
    </style:style>
    <style:style style:name="T8261" style:parent-style-name="Fuentedepárrafopredeter." style:family="text">
      <style:text-properties fo:color="#0000FF" fo:letter-spacing="-0.0062in" style:text-scale="110%" fo:language="es" fo:country="ES"/>
    </style:style>
    <style:style style:name="T8262" style:parent-style-name="Fuentedepárrafopredeter." style:family="text">
      <style:text-properties fo:color="#0000FF" fo:letter-spacing="-0.0062in" style:text-scale="151%" fo:language="es" fo:country="ES"/>
    </style:style>
    <style:style style:name="T8263" style:parent-style-name="Fuentedepárrafopredeter." style:family="text">
      <style:text-properties fo:color="#0000FF" style:text-scale="110%" fo:language="es" fo:country="ES"/>
    </style:style>
    <style:style style:name="T8264" style:parent-style-name="Fuentedepárrafopredeter." style:family="text">
      <style:text-properties fo:color="#0000FF" fo:language="es" fo:country="ES"/>
    </style:style>
    <style:style style:name="T8265" style:parent-style-name="Fuentedepárrafopredeter." style:family="text">
      <style:text-properties fo:color="#0000FF" fo:letter-spacing="-0.0118in" fo:language="es" fo:country="ES"/>
    </style:style>
    <style:style style:name="T8266" style:parent-style-name="Fuentedepárrafopredeter." style:family="text">
      <style:text-properties fo:color="#0000FF" fo:letter-spacing="-0.0062in" style:text-scale="211%" fo:language="es" fo:country="ES"/>
    </style:style>
    <style:style style:name="T8267" style:parent-style-name="Fuentedepárrafopredeter." style:family="text">
      <style:text-properties fo:color="#0000FF" fo:letter-spacing="-0.0062in" style:text-scale="110%" fo:language="es" fo:country="ES"/>
    </style:style>
    <style:style style:name="T8268" style:parent-style-name="Fuentedepárrafopredeter." style:family="text">
      <style:text-properties fo:color="#0000FF" fo:letter-spacing="-0.0062in" style:text-scale="162%" fo:language="es" fo:country="ES"/>
    </style:style>
    <style:style style:name="T8269" style:parent-style-name="Fuentedepárrafopredeter." style:family="text">
      <style:text-properties fo:color="#0000FF" fo:letter-spacing="-0.0062in" style:text-scale="112%" fo:language="es" fo:country="ES"/>
    </style:style>
    <style:style style:name="T8270" style:parent-style-name="Fuentedepárrafopredeter." style:family="text">
      <style:text-properties fo:color="#0000FF" fo:letter-spacing="-0.0062in" style:text-scale="154%" fo:language="es" fo:country="ES"/>
    </style:style>
    <style:style style:name="T8271" style:parent-style-name="Fuentedepárrafopredeter." style:family="text">
      <style:text-properties fo:color="#0000FF" fo:letter-spacing="-0.0062in" style:text-scale="72%" fo:language="es" fo:country="ES"/>
    </style:style>
    <style:style style:name="T8272" style:parent-style-name="Fuentedepárrafopredeter." style:family="text">
      <style:text-properties fo:color="#0000FF" fo:letter-spacing="-0.0062in" style:text-scale="114%" fo:language="es" fo:country="ES"/>
    </style:style>
    <style:style style:name="T8273" style:parent-style-name="Fuentedepárrafopredeter." style:family="text">
      <style:text-properties fo:color="#0000FF" fo:letter-spacing="-0.0062in" style:text-scale="121%" fo:language="es" fo:country="ES"/>
    </style:style>
    <style:style style:name="T8274" style:parent-style-name="Fuentedepárrafopredeter." style:family="text">
      <style:text-properties fo:color="#0000FF" fo:letter-spacing="-0.0062in" style:text-scale="211%" fo:language="es" fo:country="ES"/>
    </style:style>
    <style:style style:name="T8275" style:parent-style-name="Fuentedepárrafopredeter." style:family="text">
      <style:text-properties fo:color="#0000FF" fo:letter-spacing="-0.0062in" style:text-scale="112%" fo:language="es" fo:country="ES"/>
    </style:style>
    <style:style style:name="T8276" style:parent-style-name="Fuentedepárrafopredeter." style:family="text">
      <style:text-properties fo:color="#0000FF" style:text-scale="110%" fo:language="es" fo:country="ES"/>
    </style:style>
    <style:style style:name="T8277" style:parent-style-name="Fuentedepárrafopredeter." style:family="text">
      <style:text-properties fo:color="#0000FF" fo:language="es" fo:country="ES"/>
    </style:style>
    <style:style style:name="T8278" style:parent-style-name="Fuentedepárrafopredeter." style:family="text">
      <style:text-properties fo:color="#0000FF" fo:letter-spacing="-0.0118in" fo:language="es" fo:country="ES"/>
    </style:style>
    <style:style style:name="T8279" style:parent-style-name="Fuentedepárrafopredeter." style:family="text">
      <style:text-properties fo:color="#0000FF" style:text-scale="122%" fo:language="es" fo:country="ES"/>
    </style:style>
    <style:style style:name="T8280" style:parent-style-name="Fuentedepárrafopredeter." style:family="text">
      <style:text-properties fo:color="#0000FF" fo:language="es" fo:country="ES"/>
    </style:style>
    <style:style style:name="T8281" style:parent-style-name="Fuentedepárrafopredeter." style:family="text">
      <style:text-properties fo:color="#0000FF" fo:letter-spacing="-0.0118in" fo:language="es" fo:country="ES"/>
    </style:style>
    <style:style style:name="T8282" style:parent-style-name="Fuentedepárrafopredeter." style:family="text">
      <style:text-properties fo:color="#0000FF" fo:letter-spacing="-0.0062in" style:text-scale="110%" fo:language="es" fo:country="ES"/>
    </style:style>
    <style:style style:name="T8283" style:parent-style-name="Fuentedepárrafopredeter." style:family="text">
      <style:text-properties fo:color="#0000FF" fo:letter-spacing="-0.0062in" style:text-scale="148%" fo:language="es" fo:country="ES"/>
    </style:style>
    <style:style style:name="T8284" style:parent-style-name="Fuentedepárrafopredeter." style:family="text">
      <style:text-properties fo:color="#0000FF" fo:letter-spacing="-0.0062in" style:text-scale="151%" fo:language="es" fo:country="ES"/>
    </style:style>
    <style:style style:name="T8285" style:parent-style-name="Fuentedepárrafopredeter." style:family="text">
      <style:text-properties fo:color="#0000FF" fo:letter-spacing="-0.0062in" style:text-scale="154%" fo:language="es" fo:country="ES"/>
    </style:style>
    <style:style style:name="T8286" style:parent-style-name="Fuentedepárrafopredeter." style:family="text">
      <style:text-properties fo:color="#0000FF" fo:letter-spacing="-0.0062in" style:text-scale="110%" fo:language="es" fo:country="ES"/>
    </style:style>
    <style:style style:name="T8287" style:parent-style-name="Fuentedepárrafopredeter." style:family="text">
      <style:text-properties fo:color="#0000FF" fo:letter-spacing="-0.0062in" style:text-scale="121%" fo:language="es" fo:country="ES"/>
    </style:style>
    <style:style style:name="T8288" style:parent-style-name="Fuentedepárrafopredeter." style:family="text">
      <style:text-properties fo:color="#0000FF" fo:letter-spacing="-0.0062in" style:text-scale="151%" fo:language="es" fo:country="ES"/>
    </style:style>
    <style:style style:name="T8289" style:parent-style-name="Fuentedepárrafopredeter." style:family="text">
      <style:text-properties fo:color="#0000FF" fo:letter-spacing="-0.0062in" style:text-scale="110%" fo:language="es" fo:country="ES"/>
    </style:style>
    <style:style style:name="T8290" style:parent-style-name="Fuentedepárrafopredeter." style:family="text">
      <style:text-properties fo:color="#0000FF" fo:letter-spacing="-0.0062in" style:text-scale="154%" fo:language="es" fo:country="ES"/>
    </style:style>
    <style:style style:name="T8291" style:parent-style-name="Fuentedepárrafopredeter." style:family="text">
      <style:text-properties fo:color="#0000FF" style:text-scale="114%" fo:language="es" fo:country="ES"/>
    </style:style>
    <style:style style:name="T8292" style:parent-style-name="Fuentedepárrafopredeter." style:family="text">
      <style:text-properties fo:color="#0000FF" fo:language="es" fo:country="ES"/>
    </style:style>
    <style:style style:name="T8293" style:parent-style-name="Fuentedepárrafopredeter." style:family="text">
      <style:text-properties fo:color="#0000FF" fo:letter-spacing="-0.0118in" fo:language="es" fo:country="ES"/>
    </style:style>
    <style:style style:name="T8294" style:parent-style-name="Fuentedepárrafopredeter." style:family="text">
      <style:text-properties fo:color="#0000FF" fo:letter-spacing="-0.0062in" style:text-scale="163%" fo:language="es" fo:country="ES"/>
    </style:style>
    <style:style style:name="T8295" style:parent-style-name="Fuentedepárrafopredeter." style:family="text">
      <style:text-properties fo:color="#0000FF" fo:letter-spacing="-0.0062in" style:text-scale="108%" fo:language="es" fo:country="ES"/>
    </style:style>
    <style:style style:name="T8296" style:parent-style-name="Fuentedepárrafopredeter." style:family="text">
      <style:text-properties fo:color="#0000FF" fo:letter-spacing="-0.0062in" style:text-scale="112%" fo:language="es" fo:country="ES"/>
    </style:style>
    <style:style style:name="T8297" style:parent-style-name="Fuentedepárrafopredeter." style:family="text">
      <style:text-properties fo:color="#0000FF" style:text-scale="154%" fo:language="es" fo:country="ES"/>
    </style:style>
    <style:style style:name="T8298" style:parent-style-name="Fuentedepárrafopredeter." style:family="text">
      <style:text-properties fo:color="#0000FF" fo:language="es" fo:country="ES"/>
    </style:style>
    <style:style style:name="T8299" style:parent-style-name="Fuentedepárrafopredeter." style:family="text">
      <style:text-properties fo:color="#0000FF" fo:letter-spacing="-0.0118in" fo:language="es" fo:country="ES"/>
    </style:style>
    <style:style style:name="T8300" style:parent-style-name="Fuentedepárrafopredeter." style:family="text">
      <style:text-properties fo:color="#0000FF" fo:letter-spacing="-0.0062in" style:text-scale="204%" fo:language="es" fo:country="ES"/>
    </style:style>
    <style:style style:name="T8301" style:parent-style-name="Fuentedepárrafopredeter." style:family="text">
      <style:text-properties fo:color="#0000FF" fo:letter-spacing="-0.0062in" style:text-scale="211%" fo:language="es" fo:country="ES"/>
    </style:style>
    <style:style style:name="T8302" style:parent-style-name="Fuentedepárrafopredeter." style:family="text">
      <style:text-properties fo:color="#0000FF" fo:letter-spacing="-0.0062in" style:text-scale="110%" fo:language="es" fo:country="ES"/>
    </style:style>
    <style:style style:name="T8303" style:parent-style-name="Fuentedepárrafopredeter." style:family="text">
      <style:text-properties fo:color="#0000FF" fo:letter-spacing="-0.0062in" style:text-scale="114%" fo:language="es" fo:country="ES"/>
    </style:style>
    <style:style style:name="T8304" style:parent-style-name="Fuentedepárrafopredeter." style:family="text">
      <style:text-properties fo:color="#0000FF" fo:letter-spacing="-0.0062in" style:text-scale="148%" fo:language="es" fo:country="ES"/>
    </style:style>
    <style:style style:name="T8305" style:parent-style-name="Fuentedepárrafopredeter." style:family="text">
      <style:text-properties fo:color="#0000FF" fo:letter-spacing="-0.0062in" style:text-scale="163%" fo:language="es" fo:country="ES"/>
    </style:style>
    <style:style style:name="T8306" style:parent-style-name="Fuentedepárrafopredeter." style:family="text">
      <style:text-properties fo:color="#0000FF" style:text-scale="163%" fo:language="es" fo:country="ES"/>
    </style:style>
    <style:style style:name="T8307" style:parent-style-name="Fuentedepárrafopredeter." style:family="text">
      <style:text-properties fo:color="#0000FF" fo:letter-spacing="-0.0062in" style:text-scale="114%" fo:language="es" fo:country="ES"/>
    </style:style>
    <style:style style:name="T8308" style:parent-style-name="Fuentedepárrafopredeter." style:family="text">
      <style:text-properties fo:color="#0000FF" fo:letter-spacing="-0.0062in" style:text-scale="118%" fo:language="es" fo:country="ES"/>
    </style:style>
    <style:style style:name="T8309" style:parent-style-name="Fuentedepárrafopredeter." style:family="text">
      <style:text-properties fo:color="#0000FF" style:text-scale="114%" fo:language="es" fo:country="ES"/>
    </style:style>
    <style:style style:name="T8310" style:parent-style-name="Fuentedepárrafopredeter." style:family="text">
      <style:text-properties fo:color="#0000FF" fo:language="es" fo:country="ES"/>
    </style:style>
    <style:style style:name="T8311" style:parent-style-name="Fuentedepárrafopredeter." style:family="text">
      <style:text-properties fo:color="#0000FF" fo:letter-spacing="-0.0118in" fo:language="es" fo:country="ES"/>
    </style:style>
    <style:style style:name="T8312" style:parent-style-name="Fuentedepárrafopredeter." style:family="text">
      <style:text-properties fo:color="#0000FF" fo:letter-spacing="-0.0062in" style:text-scale="162%" fo:language="es" fo:country="ES"/>
    </style:style>
    <style:style style:name="T8313" style:parent-style-name="Fuentedepárrafopredeter." style:family="text">
      <style:text-properties fo:color="#0000FF" fo:letter-spacing="-0.0062in" style:text-scale="110%" fo:language="es" fo:country="ES"/>
    </style:style>
    <style:style style:name="T8314" style:parent-style-name="Fuentedepárrafopredeter." style:family="text">
      <style:text-properties fo:color="#0000FF" fo:letter-spacing="-0.0062in" style:text-scale="121%" fo:language="es" fo:country="ES"/>
    </style:style>
    <style:style style:name="T8315" style:parent-style-name="Fuentedepárrafopredeter." style:family="text">
      <style:text-properties fo:color="#0000FF" fo:letter-spacing="-0.0062in" style:text-scale="110%" fo:language="es" fo:country="ES"/>
    </style:style>
    <style:style style:name="T8316" style:parent-style-name="Fuentedepárrafopredeter." style:family="text">
      <style:text-properties fo:color="#0000FF" style:text-scale="114%" fo:language="es" fo:country="ES"/>
    </style:style>
    <style:style style:name="T8317" style:parent-style-name="Fuentedepárrafopredeter." style:family="text">
      <style:text-properties fo:color="#0000FF" fo:language="es" fo:country="ES"/>
    </style:style>
    <style:style style:name="T8318" style:parent-style-name="Fuentedepárrafopredeter." style:family="text">
      <style:text-properties fo:color="#0000FF" fo:letter-spacing="-0.0118in" fo:language="es" fo:country="ES"/>
    </style:style>
    <style:style style:name="T8319" style:parent-style-name="Fuentedepárrafopredeter." style:family="text">
      <style:text-properties fo:color="#0000FF" style:text-scale="122%" fo:language="es" fo:country="ES"/>
    </style:style>
    <style:style style:name="T8320" style:parent-style-name="Fuentedepárrafopredeter." style:family="text">
      <style:text-properties fo:color="#0000FF" fo:language="es" fo:country="ES"/>
    </style:style>
    <style:style style:name="T8321" style:parent-style-name="Fuentedepárrafopredeter." style:family="text">
      <style:text-properties fo:color="#0000FF" fo:letter-spacing="-0.0118in" fo:language="es" fo:country="ES"/>
    </style:style>
    <style:style style:name="T8322" style:parent-style-name="Fuentedepárrafopredeter." style:family="text">
      <style:text-properties fo:color="#0000FF" fo:letter-spacing="-0.0062in" style:text-scale="204%" fo:language="es" fo:country="ES"/>
    </style:style>
    <style:style style:name="T8323" style:parent-style-name="Fuentedepárrafopredeter." style:family="text">
      <style:text-properties fo:color="#0000FF" style:text-scale="114%" fo:language="es" fo:country="ES"/>
    </style:style>
    <style:style style:name="T8324" style:parent-style-name="Fuentedepárrafopredeter." style:family="text">
      <style:text-properties fo:color="#0000FF" fo:language="es" fo:country="ES"/>
    </style:style>
    <style:style style:name="T8325" style:parent-style-name="Fuentedepárrafopredeter." style:family="text">
      <style:text-properties fo:color="#0000FF" fo:letter-spacing="-0.0118in" fo:language="es" fo:country="ES"/>
    </style:style>
    <style:style style:name="T8326" style:parent-style-name="Fuentedepárrafopredeter." style:family="text">
      <style:text-properties fo:color="#0000FF" fo:letter-spacing="-0.0062in" style:text-scale="110%" fo:language="es" fo:country="ES"/>
    </style:style>
    <style:style style:name="T8327" style:parent-style-name="Fuentedepárrafopredeter." style:family="text">
      <style:text-properties fo:color="#0000FF" fo:letter-spacing="-0.0062in" style:text-scale="112%" fo:language="es" fo:country="ES"/>
    </style:style>
    <style:style style:name="T8328" style:parent-style-name="Fuentedepárrafopredeter." style:family="text">
      <style:text-properties fo:color="#0000FF" fo:letter-spacing="-0.0062in" style:text-scale="154%" fo:language="es" fo:country="ES"/>
    </style:style>
    <style:style style:name="T8329" style:parent-style-name="Fuentedepárrafopredeter." style:family="text">
      <style:text-properties fo:color="#0000FF" style:text-scale="114%" fo:language="es" fo:country="ES"/>
    </style:style>
    <style:style style:name="T8330" style:parent-style-name="Fuentedepárrafopredeter." style:family="text">
      <style:text-properties fo:color="#0000FF" fo:language="es" fo:country="ES"/>
    </style:style>
    <style:style style:name="T8331" style:parent-style-name="Fuentedepárrafopredeter." style:family="text">
      <style:text-properties fo:color="#0000FF" fo:letter-spacing="-0.0118in" fo:language="es" fo:country="ES"/>
    </style:style>
    <style:style style:name="T8332" style:parent-style-name="Fuentedepárrafopredeter." style:family="text">
      <style:text-properties fo:color="#0000FF" fo:letter-spacing="-0.0062in" style:text-scale="114%" fo:language="es" fo:country="ES"/>
    </style:style>
    <style:style style:name="T8333" style:parent-style-name="Fuentedepárrafopredeter." style:family="text">
      <style:text-properties fo:color="#0000FF" fo:letter-spacing="-0.0062in" style:text-scale="121%" fo:language="es" fo:country="ES"/>
    </style:style>
    <style:style style:name="T8334" style:parent-style-name="Fuentedepárrafopredeter." style:family="text">
      <style:text-properties fo:color="#0000FF" fo:letter-spacing="-0.0062in" style:text-scale="151%" fo:language="es" fo:country="ES"/>
    </style:style>
    <style:style style:name="T8335" style:parent-style-name="Fuentedepárrafopredeter." style:family="text">
      <style:text-properties fo:color="#0000FF" fo:letter-spacing="-0.0062in" style:text-scale="110%" fo:language="es" fo:country="ES"/>
    </style:style>
    <style:style style:name="T8336" style:parent-style-name="Fuentedepárrafopredeter." style:family="text">
      <style:text-properties fo:color="#0000FF" fo:letter-spacing="-0.0062in" style:text-scale="114%" fo:language="es" fo:country="ES"/>
    </style:style>
    <style:style style:name="T8337" style:parent-style-name="Fuentedepárrafopredeter." style:family="text">
      <style:text-properties fo:color="#0000FF" fo:letter-spacing="-0.0062in" style:text-scale="204%" fo:language="es" fo:country="ES"/>
    </style:style>
    <style:style style:name="T8338" style:parent-style-name="Fuentedepárrafopredeter." style:family="text">
      <style:text-properties fo:color="#0000FF" style:text-scale="163%" fo:language="es" fo:country="ES"/>
    </style:style>
    <style:style style:name="T8339" style:parent-style-name="Fuentedepárrafopredeter." style:family="text">
      <style:text-properties fo:color="#0000FF" fo:language="es" fo:country="ES"/>
    </style:style>
    <style:style style:name="T8340" style:parent-style-name="Fuentedepárrafopredeter." style:family="text">
      <style:text-properties fo:color="#0000FF" fo:letter-spacing="-0.0118in" fo:language="es" fo:country="ES"/>
    </style:style>
    <style:style style:name="T8341" style:parent-style-name="Fuentedepárrafopredeter." style:family="text">
      <style:text-properties fo:color="#0000FF" fo:letter-spacing="-0.0062in" style:text-scale="163%" fo:language="es" fo:country="ES"/>
    </style:style>
    <style:style style:name="T8342" style:parent-style-name="Fuentedepárrafopredeter." style:family="text">
      <style:text-properties fo:color="#0000FF" fo:letter-spacing="-0.0062in" style:text-scale="204%" fo:language="es" fo:country="ES"/>
    </style:style>
    <style:style style:name="T8343" style:parent-style-name="Fuentedepárrafopredeter." style:family="text">
      <style:text-properties fo:color="#0000FF" style:text-scale="114%" fo:language="es" fo:country="ES"/>
    </style:style>
    <style:style style:name="T8344" style:parent-style-name="Fuentedepárrafopredeter." style:family="text">
      <style:text-properties fo:color="#0000FF" fo:language="es" fo:country="ES"/>
    </style:style>
    <style:style style:name="T8345" style:parent-style-name="Fuentedepárrafopredeter." style:family="text">
      <style:text-properties fo:color="#0000FF" fo:letter-spacing="-0.0118in" fo:language="es" fo:country="ES"/>
    </style:style>
    <style:style style:name="T8346" style:parent-style-name="Fuentedepárrafopredeter." style:family="text">
      <style:text-properties fo:color="#0000FF" fo:letter-spacing="-0.0062in" style:text-scale="108%" fo:language="es" fo:country="ES"/>
    </style:style>
    <style:style style:name="T8347" style:parent-style-name="Fuentedepárrafopredeter." style:family="text">
      <style:text-properties fo:color="#0000FF" style:text-scale="110%" fo:language="es" fo:country="ES"/>
    </style:style>
    <style:style style:name="T8348" style:parent-style-name="Fuentedepárrafopredeter." style:family="text">
      <style:text-properties fo:color="#0000FF" fo:language="es" fo:country="ES"/>
    </style:style>
    <style:style style:name="T8349" style:parent-style-name="Fuentedepárrafopredeter." style:family="text">
      <style:text-properties fo:color="#0000FF" fo:letter-spacing="-0.0118in" fo:language="es" fo:country="ES"/>
    </style:style>
    <style:style style:name="T8350" style:parent-style-name="Fuentedepárrafopredeter." style:family="text">
      <style:text-properties fo:color="#0000FF" fo:letter-spacing="-0.0062in" style:text-scale="119%" fo:language="es" fo:country="ES"/>
    </style:style>
    <style:style style:name="T8351" style:parent-style-name="Fuentedepárrafopredeter." style:family="text">
      <style:text-properties fo:color="#0000FF" fo:letter-spacing="-0.0062in" style:text-scale="110%" fo:language="es" fo:country="ES"/>
    </style:style>
    <style:style style:name="T8352" style:parent-style-name="Fuentedepárrafopredeter." style:family="text">
      <style:text-properties fo:color="#0000FF" fo:letter-spacing="-0.0062in" style:text-scale="154%" fo:language="es" fo:country="ES"/>
    </style:style>
    <style:style style:name="T8353" style:parent-style-name="Fuentedepárrafopredeter." style:family="text">
      <style:text-properties fo:color="#0000FF" fo:letter-spacing="-0.0062in" style:text-scale="114%" fo:language="es" fo:country="ES"/>
    </style:style>
    <style:style style:name="T8354" style:parent-style-name="Fuentedepárrafopredeter." style:family="text">
      <style:text-properties fo:color="#0000FF" fo:letter-spacing="-0.0062in" style:text-scale="121%" fo:language="es" fo:country="ES"/>
    </style:style>
    <style:style style:name="T8355" style:parent-style-name="Fuentedepárrafopredeter." style:family="text">
      <style:text-properties fo:color="#0000FF" fo:letter-spacing="-0.0062in" style:text-scale="211%" fo:language="es" fo:country="ES"/>
    </style:style>
    <style:style style:name="T8356" style:parent-style-name="Fuentedepárrafopredeter." style:family="text">
      <style:text-properties fo:color="#0000FF" fo:letter-spacing="-0.0062in" style:text-scale="112%" fo:language="es" fo:country="ES"/>
    </style:style>
    <style:style style:name="T8357" style:parent-style-name="Fuentedepárrafopredeter." style:family="text">
      <style:text-properties fo:color="#0000FF" style:text-scale="110%" fo:language="es" fo:country="ES"/>
    </style:style>
    <style:style style:name="T8358" style:parent-style-name="Fuentedepárrafopredeter." style:family="text">
      <style:text-properties fo:color="#0000FF" fo:language="es" fo:country="ES"/>
    </style:style>
    <style:style style:name="T8359" style:parent-style-name="Fuentedepárrafopredeter." style:family="text">
      <style:text-properties fo:color="#0000FF" fo:letter-spacing="-0.0118in" fo:language="es" fo:country="ES"/>
    </style:style>
    <style:style style:name="T8360" style:parent-style-name="Fuentedepárrafopredeter." style:family="text">
      <style:text-properties fo:color="#0000FF" fo:letter-spacing="-0.0062in" style:text-scale="108%" fo:language="es" fo:country="ES"/>
    </style:style>
    <style:style style:name="T8361" style:parent-style-name="Fuentedepárrafopredeter." style:family="text">
      <style:text-properties fo:color="#0000FF" fo:letter-spacing="-0.0062in" style:text-scale="110%" fo:language="es" fo:country="ES"/>
    </style:style>
    <style:style style:name="T8362" style:parent-style-name="Fuentedepárrafopredeter." style:family="text">
      <style:text-properties fo:color="#0000FF" style:text-scale="204%" fo:language="es" fo:country="ES"/>
    </style:style>
    <style:style style:name="T8363" style:parent-style-name="Fuentedepárrafopredeter." style:family="text">
      <style:text-properties fo:color="#0000FF" fo:language="es" fo:country="ES"/>
    </style:style>
    <style:style style:name="T8364" style:parent-style-name="Fuentedepárrafopredeter." style:family="text">
      <style:text-properties fo:color="#0000FF" fo:letter-spacing="-0.0118in" fo:language="es" fo:country="ES"/>
    </style:style>
    <style:style style:name="T8365" style:parent-style-name="Fuentedepárrafopredeter." style:family="text">
      <style:text-properties fo:color="#0000FF" fo:letter-spacing="-0.0062in" style:text-scale="211%" fo:language="es" fo:country="ES"/>
    </style:style>
    <style:style style:name="T8366" style:parent-style-name="Fuentedepárrafopredeter." style:family="text">
      <style:text-properties fo:color="#0000FF" fo:letter-spacing="-0.0062in" style:text-scale="110%" fo:language="es" fo:country="ES"/>
    </style:style>
    <style:style style:name="T8367" style:parent-style-name="Fuentedepárrafopredeter." style:family="text">
      <style:text-properties fo:color="#0000FF" fo:letter-spacing="-0.0062in" style:text-scale="162%" fo:language="es" fo:country="ES"/>
    </style:style>
    <style:style style:name="T8368" style:parent-style-name="Fuentedepárrafopredeter." style:family="text">
      <style:text-properties fo:color="#0000FF" fo:letter-spacing="-0.0062in" style:text-scale="112%" fo:language="es" fo:country="ES"/>
    </style:style>
    <style:style style:name="T8369" style:parent-style-name="Fuentedepárrafopredeter." style:family="text">
      <style:text-properties fo:color="#0000FF" fo:letter-spacing="-0.0062in" style:text-scale="154%" fo:language="es" fo:country="ES"/>
    </style:style>
    <style:style style:name="T8370" style:parent-style-name="Fuentedepárrafopredeter." style:family="text">
      <style:text-properties fo:color="#0000FF" fo:letter-spacing="-0.0062in" style:text-scale="72%" fo:language="es" fo:country="ES"/>
    </style:style>
    <style:style style:name="T8371" style:parent-style-name="Fuentedepárrafopredeter." style:family="text">
      <style:text-properties fo:color="#0000FF" fo:letter-spacing="-0.0062in" style:text-scale="110%" fo:language="es" fo:country="ES"/>
    </style:style>
    <style:style style:name="T8372" style:parent-style-name="Fuentedepárrafopredeter." style:family="text">
      <style:text-properties fo:color="#0000FF" fo:letter-spacing="-0.0062in" style:text-scale="163%" fo:language="es" fo:country="ES"/>
    </style:style>
    <style:style style:name="T8373" style:parent-style-name="Fuentedepárrafopredeter." style:family="text">
      <style:text-properties fo:color="#0000FF" style:text-scale="163%" fo:language="es" fo:country="ES"/>
    </style:style>
    <style:style style:name="P8374" style:parent-style-name="Textoindependiente" style:family="paragraph">
      <style:paragraph-properties fo:margin-top="0.0006in" fo:margin-left="0.2201in">
        <style:tab-stops/>
      </style:paragraph-properties>
    </style:style>
    <style:style style:name="T8375" style:parent-style-name="Fuentedepárrafopredeter." style:family="text">
      <style:text-properties fo:color="#0000FF" fo:letter-spacing="-0.0062in" style:text-scale="114%" fo:language="es" fo:country="ES"/>
    </style:style>
    <style:style style:name="T8376" style:parent-style-name="Fuentedepárrafopredeter." style:family="text">
      <style:text-properties fo:color="#0000FF" fo:letter-spacing="-0.0062in" style:text-scale="112%" fo:language="es" fo:country="ES"/>
    </style:style>
    <style:style style:name="T8377" style:parent-style-name="Fuentedepárrafopredeter." style:family="text">
      <style:text-properties fo:color="#0000FF" style:text-scale="204%" fo:language="es" fo:country="ES"/>
    </style:style>
    <style:style style:name="T8378" style:parent-style-name="Fuentedepárrafopredeter." style:family="text">
      <style:text-properties fo:color="#0000FF" fo:language="es" fo:country="ES"/>
    </style:style>
    <style:style style:name="T8379" style:parent-style-name="Fuentedepárrafopredeter." style:family="text">
      <style:text-properties fo:color="#0000FF" fo:letter-spacing="-0.0118in" fo:language="es" fo:country="ES"/>
    </style:style>
    <style:style style:name="T8380" style:parent-style-name="Fuentedepárrafopredeter." style:family="text">
      <style:text-properties fo:color="#0000FF" fo:letter-spacing="-0.0062in" style:text-scale="108%" fo:language="es" fo:country="ES"/>
    </style:style>
    <style:style style:name="T8381" style:parent-style-name="Fuentedepárrafopredeter." style:family="text">
      <style:text-properties fo:color="#0000FF" fo:letter-spacing="-0.0062in" style:text-scale="211%" fo:language="es" fo:country="ES"/>
    </style:style>
    <style:style style:name="T8382" style:parent-style-name="Fuentedepárrafopredeter." style:family="text">
      <style:text-properties fo:color="#0000FF" fo:letter-spacing="-0.0062in" style:text-scale="154%" fo:language="es" fo:country="ES"/>
    </style:style>
    <style:style style:name="T8383" style:parent-style-name="Fuentedepárrafopredeter." style:family="text">
      <style:text-properties fo:color="#0000FF" fo:letter-spacing="-0.0062in" style:text-scale="110%" fo:language="es" fo:country="ES"/>
    </style:style>
    <style:style style:name="T8384" style:parent-style-name="Fuentedepárrafopredeter." style:family="text">
      <style:text-properties fo:color="#0000FF" fo:letter-spacing="-0.0062in" style:text-scale="110%" fo:language="es" fo:country="ES"/>
    </style:style>
    <style:style style:name="T8385" style:parent-style-name="Fuentedepárrafopredeter." style:family="text">
      <style:text-properties fo:color="#0000FF" fo:letter-spacing="-0.0062in" style:text-scale="121%" fo:language="es" fo:country="ES"/>
    </style:style>
    <style:style style:name="T8386" style:parent-style-name="Fuentedepárrafopredeter." style:family="text">
      <style:text-properties fo:color="#0000FF" fo:letter-spacing="-0.0062in" style:text-scale="151%" fo:language="es" fo:country="ES"/>
    </style:style>
    <style:style style:name="T8387" style:parent-style-name="Fuentedepárrafopredeter." style:family="text">
      <style:text-properties fo:color="#0000FF" fo:letter-spacing="-0.0062in" style:text-scale="112%" fo:language="es" fo:country="ES"/>
    </style:style>
    <style:style style:name="T8388" style:parent-style-name="Fuentedepárrafopredeter." style:family="text">
      <style:text-properties fo:color="#0000FF" fo:letter-spacing="-0.0062in" style:text-scale="154%" fo:language="es" fo:country="ES"/>
    </style:style>
    <style:style style:name="T8389" style:parent-style-name="Fuentedepárrafopredeter." style:family="text">
      <style:text-properties fo:color="#0000FF" fo:letter-spacing="-0.0062in" style:text-scale="211%" fo:language="es" fo:country="ES"/>
    </style:style>
    <style:style style:name="T8390" style:parent-style-name="Fuentedepárrafopredeter." style:family="text">
      <style:text-properties fo:color="#0000FF" style:text-scale="112%" fo:language="es" fo:country="ES"/>
    </style:style>
    <style:style style:name="T8391" style:parent-style-name="Fuentedepárrafopredeter." style:family="text">
      <style:text-properties fo:color="#0000FF" fo:language="es" fo:country="ES"/>
    </style:style>
    <style:style style:name="T8392" style:parent-style-name="Fuentedepárrafopredeter." style:family="text">
      <style:text-properties fo:color="#0000FF" fo:letter-spacing="-0.0118in" fo:language="es" fo:country="ES"/>
    </style:style>
    <style:style style:name="T8393" style:parent-style-name="Fuentedepárrafopredeter." style:family="text">
      <style:text-properties fo:color="#0000FF" fo:letter-spacing="-0.0062in" style:text-scale="108%" fo:language="es" fo:country="ES"/>
    </style:style>
    <style:style style:name="T8394" style:parent-style-name="Fuentedepárrafopredeter." style:family="text">
      <style:text-properties fo:color="#0000FF" fo:letter-spacing="-0.0062in" style:text-scale="110%" fo:language="es" fo:country="ES"/>
    </style:style>
    <style:style style:name="T8395" style:parent-style-name="Fuentedepárrafopredeter." style:family="text">
      <style:text-properties fo:color="#0000FF" style:text-scale="110%" fo:language="es" fo:country="ES"/>
    </style:style>
    <style:style style:name="T8396" style:parent-style-name="Fuentedepárrafopredeter." style:family="text">
      <style:text-properties fo:color="#0000FF" fo:language="es" fo:country="ES"/>
    </style:style>
    <style:style style:name="T8397" style:parent-style-name="Fuentedepárrafopredeter." style:family="text">
      <style:text-properties fo:color="#0000FF" fo:letter-spacing="-0.0118in" fo:language="es" fo:country="ES"/>
    </style:style>
    <style:style style:name="T8398" style:parent-style-name="Fuentedepárrafopredeter." style:family="text">
      <style:text-properties fo:color="#0000FF" fo:letter-spacing="-0.0062in" style:text-scale="121%" fo:language="es" fo:country="ES"/>
    </style:style>
    <style:style style:name="T8399" style:parent-style-name="Fuentedepárrafopredeter." style:family="text">
      <style:text-properties fo:color="#0000FF" fo:letter-spacing="-0.0062in" style:text-scale="112%" fo:language="es" fo:country="ES"/>
    </style:style>
    <style:style style:name="T8400" style:parent-style-name="Fuentedepárrafopredeter." style:family="text">
      <style:text-properties fo:color="#0000FF" fo:letter-spacing="-0.0062in" style:text-scale="110%" fo:language="es" fo:country="ES"/>
    </style:style>
    <style:style style:name="T8401" style:parent-style-name="Fuentedepárrafopredeter." style:family="text">
      <style:text-properties fo:color="#0000FF" fo:letter-spacing="-0.0062in" style:text-scale="151%" fo:language="es" fo:country="ES"/>
    </style:style>
    <style:style style:name="T8402" style:parent-style-name="Fuentedepárrafopredeter." style:family="text">
      <style:text-properties fo:color="#0000FF" fo:letter-spacing="-0.0062in" style:text-scale="211%" fo:language="es" fo:country="ES"/>
    </style:style>
    <style:style style:name="T8403" style:parent-style-name="Fuentedepárrafopredeter." style:family="text">
      <style:text-properties fo:color="#0000FF" fo:letter-spacing="-0.0062in" style:text-scale="110%" fo:language="es" fo:country="ES"/>
    </style:style>
    <style:style style:name="T8404" style:parent-style-name="Fuentedepárrafopredeter." style:family="text">
      <style:text-properties fo:color="#0000FF" style:text-scale="110%" fo:language="es" fo:country="ES"/>
    </style:style>
    <style:style style:name="T8405" style:parent-style-name="Fuentedepárrafopredeter." style:family="text">
      <style:text-properties fo:color="#0000FF" fo:language="es" fo:country="ES"/>
    </style:style>
    <style:style style:name="T8406" style:parent-style-name="Fuentedepárrafopredeter." style:family="text">
      <style:text-properties fo:color="#0000FF" fo:letter-spacing="-0.0118in" fo:language="es" fo:country="ES"/>
    </style:style>
    <style:style style:name="T8407" style:parent-style-name="Fuentedepárrafopredeter." style:family="text">
      <style:text-properties fo:color="#0000FF" fo:letter-spacing="-0.0062in" style:text-scale="204%" fo:language="es" fo:country="ES"/>
    </style:style>
    <style:style style:name="T8408" style:parent-style-name="Fuentedepárrafopredeter." style:family="text">
      <style:text-properties fo:color="#0000FF" fo:letter-spacing="-0.0062in" style:text-scale="112%" fo:language="es" fo:country="ES"/>
    </style:style>
    <style:style style:name="T8409" style:parent-style-name="Fuentedepárrafopredeter." style:family="text">
      <style:text-properties fo:color="#0000FF" style:text-scale="148%" fo:language="es" fo:country="ES"/>
    </style:style>
    <style:style style:name="T8410" style:parent-style-name="Fuentedepárrafopredeter." style:family="text">
      <style:text-properties fo:color="#0000FF" fo:language="es" fo:country="ES"/>
    </style:style>
    <style:style style:name="T8411" style:parent-style-name="Fuentedepárrafopredeter." style:family="text">
      <style:text-properties fo:color="#0000FF" fo:letter-spacing="-0.0118in" fo:language="es" fo:country="ES"/>
    </style:style>
    <style:style style:name="T8412" style:parent-style-name="Fuentedepárrafopredeter." style:family="text">
      <style:text-properties fo:color="#0000FF" fo:letter-spacing="-0.0062in" style:text-scale="162%" fo:language="es" fo:country="ES"/>
    </style:style>
    <style:style style:name="T8413" style:parent-style-name="Fuentedepárrafopredeter." style:family="text">
      <style:text-properties fo:color="#0000FF" fo:letter-spacing="-0.0062in" style:text-scale="211%" fo:language="es" fo:country="ES"/>
    </style:style>
    <style:style style:name="T8414" style:parent-style-name="Fuentedepárrafopredeter." style:family="text">
      <style:text-properties fo:color="#0000FF" fo:letter-spacing="-0.0062in" style:text-scale="121%" fo:language="es" fo:country="ES"/>
    </style:style>
    <style:style style:name="T8415" style:parent-style-name="Fuentedepárrafopredeter." style:family="text">
      <style:text-properties fo:color="#0000FF" fo:letter-spacing="-0.0062in" style:text-scale="110%" fo:language="es" fo:country="ES"/>
    </style:style>
    <style:style style:name="T8416" style:parent-style-name="Fuentedepárrafopredeter." style:family="text">
      <style:text-properties fo:color="#0000FF" fo:letter-spacing="-0.0062in" style:text-scale="154%" fo:language="es" fo:country="ES"/>
    </style:style>
    <style:style style:name="T8417" style:parent-style-name="Fuentedepárrafopredeter." style:family="text">
      <style:text-properties fo:color="#0000FF" fo:letter-spacing="-0.0062in" style:text-scale="112%" fo:language="es" fo:country="ES"/>
    </style:style>
    <style:style style:name="T8418" style:parent-style-name="Fuentedepárrafopredeter." style:family="text">
      <style:text-properties fo:color="#0000FF" style:text-scale="148%" fo:language="es" fo:country="ES"/>
    </style:style>
    <style:style style:name="T8419" style:parent-style-name="Fuentedepárrafopredeter." style:family="text">
      <style:text-properties fo:color="#0000FF" fo:language="es" fo:country="ES"/>
    </style:style>
    <style:style style:name="T8420" style:parent-style-name="Fuentedepárrafopredeter." style:family="text">
      <style:text-properties fo:color="#0000FF" fo:letter-spacing="-0.0118in" fo:language="es" fo:country="ES"/>
    </style:style>
    <style:style style:name="T8421" style:parent-style-name="Fuentedepárrafopredeter." style:family="text">
      <style:text-properties fo:color="#0000FF" fo:letter-spacing="-0.0062in" style:text-scale="108%" fo:language="es" fo:country="ES"/>
    </style:style>
    <style:style style:name="T8422" style:parent-style-name="Fuentedepárrafopredeter." style:family="text">
      <style:text-properties fo:color="#0000FF" fo:letter-spacing="-0.0062in" style:text-scale="110%" fo:language="es" fo:country="ES"/>
    </style:style>
    <style:style style:name="T8423" style:parent-style-name="Fuentedepárrafopredeter." style:family="text">
      <style:text-properties fo:color="#0000FF" style:text-scale="204%" fo:language="es" fo:country="ES"/>
    </style:style>
    <style:style style:name="T8424" style:parent-style-name="Fuentedepárrafopredeter." style:family="text">
      <style:text-properties fo:color="#0000FF" fo:language="es" fo:country="ES"/>
    </style:style>
    <style:style style:name="T8425" style:parent-style-name="Fuentedepárrafopredeter." style:family="text">
      <style:text-properties fo:color="#0000FF" fo:letter-spacing="-0.0118in" fo:language="es" fo:country="ES"/>
    </style:style>
    <style:style style:name="T8426" style:parent-style-name="Fuentedepárrafopredeter." style:family="text">
      <style:text-properties fo:color="#0000FF" fo:letter-spacing="-0.0062in" style:text-scale="211%" fo:language="es" fo:country="ES"/>
    </style:style>
    <style:style style:name="T8427" style:parent-style-name="Fuentedepárrafopredeter." style:family="text">
      <style:text-properties fo:color="#0000FF" fo:letter-spacing="-0.0062in" style:text-scale="110%" fo:language="es" fo:country="ES"/>
    </style:style>
    <style:style style:name="T8428" style:parent-style-name="Fuentedepárrafopredeter." style:family="text">
      <style:text-properties fo:color="#0000FF" fo:letter-spacing="-0.0062in" style:text-scale="162%" fo:language="es" fo:country="ES"/>
    </style:style>
    <style:style style:name="T8429" style:parent-style-name="Fuentedepárrafopredeter." style:family="text">
      <style:text-properties fo:color="#0000FF" fo:letter-spacing="-0.0062in" style:text-scale="112%" fo:language="es" fo:country="ES"/>
    </style:style>
    <style:style style:name="T8430" style:parent-style-name="Fuentedepárrafopredeter." style:family="text">
      <style:text-properties fo:color="#0000FF" fo:letter-spacing="-0.0062in" style:text-scale="154%" fo:language="es" fo:country="ES"/>
    </style:style>
    <style:style style:name="T8431" style:parent-style-name="Fuentedepárrafopredeter." style:family="text">
      <style:text-properties fo:color="#0000FF" fo:letter-spacing="-0.0062in" style:text-scale="72%" fo:language="es" fo:country="ES"/>
    </style:style>
    <style:style style:name="T8432" style:parent-style-name="Fuentedepárrafopredeter." style:family="text">
      <style:text-properties fo:color="#0000FF" fo:letter-spacing="-0.0062in" style:text-scale="110%" fo:language="es" fo:country="ES"/>
    </style:style>
    <style:style style:name="T8433" style:parent-style-name="Fuentedepárrafopredeter." style:family="text">
      <style:text-properties fo:color="#0000FF" style:text-scale="163%" fo:language="es" fo:country="ES"/>
    </style:style>
    <style:style style:name="P8434" style:parent-style-name="Textoindependiente" style:family="paragraph">
      <style:paragraph-properties fo:margin-top="0.0486in" fo:margin-left="0.2201in" fo:margin-right="1.7118in">
        <style:tab-stops/>
      </style:paragraph-properties>
    </style:style>
    <style:style style:name="T8435" style:parent-style-name="Fuentedepárrafopredeter." style:family="text">
      <style:text-properties fo:color="#0000FF" fo:letter-spacing="-0.0055in" style:text-scale="135%" fo:language="es" fo:country="ES"/>
    </style:style>
    <style:style style:name="T8436" style:parent-style-name="Fuentedepárrafopredeter." style:family="text">
      <style:text-properties fo:color="#0000FF" fo:letter-spacing="-0.0034in" style:text-scale="130%" fo:language="es" fo:country="ES"/>
    </style:style>
    <style:style style:name="T8437" style:parent-style-name="Fuentedepárrafopredeter." style:family="text">
      <style:text-properties fo:color="#0000FF" fo:letter-spacing="-0.0041in" style:text-scale="135%" fo:language="es" fo:country="ES"/>
    </style:style>
    <style:style style:name="T8438" style:parent-style-name="Fuentedepárrafopredeter." style:family="text">
      <style:text-properties fo:color="#0000FF" fo:letter-spacing="-0.0055in" style:text-scale="135%" fo:language="es" fo:country="ES"/>
    </style:style>
    <style:style style:name="T8439" style:parent-style-name="Fuentedepárrafopredeter." style:family="text">
      <style:text-properties fo:color="#0000FF" fo:letter-spacing="-0.0041in" style:text-scale="135%" fo:language="es" fo:country="ES"/>
    </style:style>
    <style:style style:name="T8440" style:parent-style-name="Fuentedepárrafopredeter." style:family="text">
      <style:text-properties fo:color="#0000FF" fo:letter-spacing="-0.0048in" style:text-scale="135%" fo:language="es" fo:country="ES"/>
    </style:style>
    <style:style style:name="T8441" style:parent-style-name="Fuentedepárrafopredeter." style:family="text">
      <style:text-properties fo:color="#0000FF" fo:letter-spacing="-0.0055in" style:text-scale="135%" fo:language="es" fo:country="ES"/>
    </style:style>
    <style:style style:name="T8442" style:parent-style-name="Fuentedepárrafopredeter." style:family="text">
      <style:text-properties fo:color="#0000FF" fo:letter-spacing="-0.0041in" style:text-scale="135%" fo:language="es" fo:country="ES"/>
    </style:style>
    <style:style style:name="T8443" style:parent-style-name="Fuentedepárrafopredeter." style:family="text">
      <style:text-properties fo:color="#0000FF" fo:letter-spacing="-0.0062in" style:text-scale="135%" fo:language="es" fo:country="ES"/>
    </style:style>
    <style:style style:name="T8444" style:parent-style-name="Fuentedepárrafopredeter." style:family="text">
      <style:text-properties fo:color="#0000FF" fo:letter-spacing="-0.0055in" style:text-scale="135%" fo:language="es" fo:country="ES"/>
    </style:style>
    <style:style style:name="T8445" style:parent-style-name="Fuentedepárrafopredeter." style:family="text">
      <style:text-properties fo:color="#0000FF" fo:letter-spacing="-0.0048in" style:text-scale="130%" fo:language="es" fo:country="ES"/>
    </style:style>
    <style:style style:name="T8446" style:parent-style-name="Fuentedepárrafopredeter." style:family="text">
      <style:text-properties fo:color="#0000FF" fo:letter-spacing="-0.0055in" style:text-scale="135%" fo:language="es" fo:country="ES"/>
    </style:style>
    <style:style style:name="T8447" style:parent-style-name="Fuentedepárrafopredeter." style:family="text">
      <style:text-properties fo:color="#0000FF" fo:letter-spacing="-0.0034in" style:text-scale="130%" fo:language="es" fo:country="ES"/>
    </style:style>
    <style:style style:name="T8448" style:parent-style-name="Fuentedepárrafopredeter." style:family="text">
      <style:text-properties fo:color="#0000FF" fo:letter-spacing="-0.0055in" style:text-scale="135%" fo:language="es" fo:country="ES"/>
    </style:style>
    <style:style style:name="P8449" style:parent-style-name="Textoindependiente" style:family="paragraph">
      <style:paragraph-properties fo:margin-top="0.0006in" fo:margin-left="0.2201in">
        <style:tab-stops/>
      </style:paragraph-properties>
    </style:style>
    <style:style style:name="T8450" style:parent-style-name="Fuentedepárrafopredeter." style:family="text">
      <style:text-properties fo:color="#0000FF" fo:letter-spacing="-0.0062in" style:text-scale="114%" fo:language="es" fo:country="ES"/>
    </style:style>
    <style:style style:name="T8451" style:parent-style-name="Fuentedepárrafopredeter." style:family="text">
      <style:text-properties fo:color="#0000FF" fo:letter-spacing="-0.0062in" style:text-scale="216%" fo:language="es" fo:country="ES"/>
    </style:style>
    <style:style style:name="T8452" style:parent-style-name="Fuentedepárrafopredeter." style:family="text">
      <style:text-properties fo:color="#0000FF" fo:letter-spacing="-0.0062in" style:text-scale="110%" fo:language="es" fo:country="ES"/>
    </style:style>
    <style:style style:name="T8453" style:parent-style-name="Fuentedepárrafopredeter." style:family="text">
      <style:text-properties fo:color="#0000FF" fo:letter-spacing="-0.0062in" style:text-scale="162%" fo:language="es" fo:country="ES"/>
    </style:style>
    <style:style style:name="T8454" style:parent-style-name="Fuentedepárrafopredeter." style:family="text">
      <style:text-properties fo:color="#0000FF" fo:letter-spacing="-0.0062in" style:text-scale="112%" fo:language="es" fo:country="ES"/>
    </style:style>
    <style:style style:name="T8455" style:parent-style-name="Fuentedepárrafopredeter." style:family="text">
      <style:text-properties fo:color="#0000FF" fo:letter-spacing="-0.0062in" style:text-scale="154%" fo:language="es" fo:country="ES"/>
    </style:style>
    <style:style style:name="T8456" style:parent-style-name="Fuentedepárrafopredeter." style:family="text">
      <style:text-properties fo:color="#0000FF" fo:letter-spacing="-0.0062in" style:text-scale="72%" fo:language="es" fo:country="ES"/>
    </style:style>
    <style:style style:name="T8457" style:parent-style-name="Fuentedepárrafopredeter." style:family="text">
      <style:text-properties fo:color="#0000FF" style:text-scale="110%" fo:language="es" fo:country="ES"/>
    </style:style>
    <style:style style:name="T8458" style:parent-style-name="Fuentedepárrafopredeter." style:family="text">
      <style:text-properties fo:color="#0000FF" fo:language="es" fo:country="ES"/>
    </style:style>
    <style:style style:name="T8459" style:parent-style-name="Fuentedepárrafopredeter." style:family="text">
      <style:text-properties fo:color="#0000FF" fo:letter-spacing="-0.0118in" fo:language="es" fo:country="ES"/>
    </style:style>
    <style:style style:name="T8460" style:parent-style-name="Fuentedepárrafopredeter." style:family="text">
      <style:text-properties fo:color="#0000FF" fo:letter-spacing="-0.0062in" style:text-scale="154%" fo:language="es" fo:country="ES"/>
    </style:style>
    <style:style style:name="T8461" style:parent-style-name="Fuentedepárrafopredeter." style:family="text">
      <style:text-properties fo:color="#0000FF" fo:letter-spacing="-0.0062in" style:text-scale="110%" fo:language="es" fo:country="ES"/>
    </style:style>
    <style:style style:name="T8462" style:parent-style-name="Fuentedepárrafopredeter." style:family="text">
      <style:text-properties fo:color="#0000FF" fo:letter-spacing="-0.0062in" style:text-scale="114%" fo:language="es" fo:country="ES"/>
    </style:style>
    <style:style style:name="T8463" style:parent-style-name="Fuentedepárrafopredeter." style:family="text">
      <style:text-properties fo:color="#0000FF" fo:letter-spacing="-0.0062in" style:text-scale="204%" fo:language="es" fo:country="ES"/>
    </style:style>
    <style:style style:name="T8464" style:parent-style-name="Fuentedepárrafopredeter." style:family="text">
      <style:text-properties fo:color="#0000FF" fo:letter-spacing="-0.0062in" style:text-scale="211%" fo:language="es" fo:country="ES"/>
    </style:style>
    <style:style style:name="T8465" style:parent-style-name="Fuentedepárrafopredeter." style:family="text">
      <style:text-properties fo:color="#0000FF" fo:letter-spacing="-0.0062in" style:text-scale="126%" fo:language="es" fo:country="ES"/>
    </style:style>
    <style:style style:name="T8466" style:parent-style-name="Fuentedepárrafopredeter." style:family="text">
      <style:text-properties fo:color="#0000FF" fo:letter-spacing="-0.0062in" style:text-scale="114%" fo:language="es" fo:country="ES"/>
    </style:style>
    <style:style style:name="T8467" style:parent-style-name="Fuentedepárrafopredeter." style:family="text">
      <style:text-properties fo:color="#0000FF" fo:letter-spacing="-0.0062in" style:text-scale="108%" fo:language="es" fo:country="ES"/>
    </style:style>
    <style:style style:name="T8468" style:parent-style-name="Fuentedepárrafopredeter." style:family="text">
      <style:text-properties fo:color="#0000FF" style:text-scale="112%" fo:language="es" fo:country="ES"/>
    </style:style>
    <style:style style:name="T8469" style:parent-style-name="Fuentedepárrafopredeter." style:family="text">
      <style:text-properties fo:color="#0000FF" fo:language="es" fo:country="ES"/>
    </style:style>
    <style:style style:name="T8470" style:parent-style-name="Fuentedepárrafopredeter." style:family="text">
      <style:text-properties fo:color="#0000FF" fo:letter-spacing="-0.0118in" fo:language="es" fo:country="ES"/>
    </style:style>
    <style:style style:name="T8471" style:parent-style-name="Fuentedepárrafopredeter." style:family="text">
      <style:text-properties fo:color="#0000FF" fo:letter-spacing="-0.0062in" style:text-scale="108%" fo:language="es" fo:country="ES"/>
    </style:style>
    <style:style style:name="T8472" style:parent-style-name="Fuentedepárrafopredeter." style:family="text">
      <style:text-properties fo:color="#0000FF" fo:letter-spacing="-0.0062in" style:text-scale="112%" fo:language="es" fo:country="ES"/>
    </style:style>
    <style:style style:name="T8473" style:parent-style-name="Fuentedepárrafopredeter." style:family="text">
      <style:text-properties fo:color="#0000FF" style:text-scale="154%" fo:language="es" fo:country="ES"/>
    </style:style>
    <style:style style:name="T8474" style:parent-style-name="Fuentedepárrafopredeter." style:family="text">
      <style:text-properties fo:color="#0000FF" fo:language="es" fo:country="ES"/>
    </style:style>
    <style:style style:name="T8475" style:parent-style-name="Fuentedepárrafopredeter." style:family="text">
      <style:text-properties fo:color="#0000FF" fo:letter-spacing="-0.0118in" fo:language="es" fo:country="ES"/>
    </style:style>
    <style:style style:name="T8476" style:parent-style-name="Fuentedepárrafopredeter." style:family="text">
      <style:text-properties fo:color="#0000FF" fo:letter-spacing="-0.0062in" style:text-scale="114%" fo:language="es" fo:country="ES"/>
    </style:style>
    <style:style style:name="T8477" style:parent-style-name="Fuentedepárrafopredeter." style:family="text">
      <style:text-properties fo:color="#0000FF" fo:letter-spacing="-0.0062in" style:text-scale="110%" fo:language="es" fo:country="ES"/>
    </style:style>
    <style:style style:name="T8478" style:parent-style-name="Fuentedepárrafopredeter." style:family="text">
      <style:text-properties fo:color="#0000FF" style:text-scale="204%" fo:language="es" fo:country="ES"/>
    </style:style>
    <style:style style:name="T8479" style:parent-style-name="Fuentedepárrafopredeter." style:family="text">
      <style:text-properties fo:color="#0000FF" fo:language="es" fo:country="ES"/>
    </style:style>
    <style:style style:name="T8480" style:parent-style-name="Fuentedepárrafopredeter." style:family="text">
      <style:text-properties fo:color="#0000FF" fo:letter-spacing="-0.0118in" fo:language="es" fo:country="ES"/>
    </style:style>
    <style:style style:name="T8481" style:parent-style-name="Fuentedepárrafopredeter." style:family="text">
      <style:text-properties fo:color="#0000FF" fo:letter-spacing="-0.0062in" style:text-scale="110%" fo:language="es" fo:country="ES"/>
    </style:style>
    <style:style style:name="T8482" style:parent-style-name="Fuentedepárrafopredeter." style:family="text">
      <style:text-properties fo:color="#0000FF" fo:letter-spacing="-0.0062in" style:text-scale="112%" fo:language="es" fo:country="ES"/>
    </style:style>
    <style:style style:name="T8483" style:parent-style-name="Fuentedepárrafopredeter." style:family="text">
      <style:text-properties fo:color="#0000FF" fo:letter-spacing="-0.0062in" style:text-scale="72%" fo:language="es" fo:country="ES"/>
    </style:style>
    <style:style style:name="T8484" style:parent-style-name="Fuentedepárrafopredeter." style:family="text">
      <style:text-properties fo:color="#0000FF" fo:letter-spacing="-0.0062in" style:text-scale="108%" fo:language="es" fo:country="ES"/>
    </style:style>
    <style:style style:name="T8485" style:parent-style-name="Fuentedepárrafopredeter." style:family="text">
      <style:text-properties fo:color="#0000FF" fo:letter-spacing="-0.0062in" style:text-scale="154%" fo:language="es" fo:country="ES"/>
    </style:style>
    <style:style style:name="T8486" style:parent-style-name="Fuentedepárrafopredeter." style:family="text">
      <style:text-properties fo:color="#0000FF" style:text-scale="110%" fo:language="es" fo:country="ES"/>
    </style:style>
    <style:style style:name="T8487" style:parent-style-name="Fuentedepárrafopredeter." style:family="text">
      <style:text-properties fo:color="#0000FF" fo:language="es" fo:country="ES"/>
    </style:style>
    <style:style style:name="T8488" style:parent-style-name="Fuentedepárrafopredeter." style:family="text">
      <style:text-properties fo:color="#0000FF" fo:letter-spacing="-0.0118in" fo:language="es" fo:country="ES"/>
    </style:style>
    <style:style style:name="T8489" style:parent-style-name="Fuentedepárrafopredeter." style:family="text">
      <style:text-properties fo:color="#0000FF" fo:letter-spacing="-0.0062in" style:text-scale="108%" fo:language="es" fo:country="ES"/>
    </style:style>
    <style:style style:name="T8490" style:parent-style-name="Fuentedepárrafopredeter." style:family="text">
      <style:text-properties fo:color="#0000FF" fo:letter-spacing="-0.0062in" style:text-scale="110%" fo:language="es" fo:country="ES"/>
    </style:style>
    <style:style style:name="T8491" style:parent-style-name="Fuentedepárrafopredeter." style:family="text">
      <style:text-properties fo:color="#0000FF" style:text-scale="204%" fo:language="es" fo:country="ES"/>
    </style:style>
    <style:style style:name="T8492" style:parent-style-name="Fuentedepárrafopredeter." style:family="text">
      <style:text-properties fo:color="#0000FF" fo:language="es" fo:country="ES"/>
    </style:style>
    <style:style style:name="T8493" style:parent-style-name="Fuentedepárrafopredeter." style:family="text">
      <style:text-properties fo:color="#0000FF" fo:letter-spacing="-0.0118in" fo:language="es" fo:country="ES"/>
    </style:style>
    <style:style style:name="T8494" style:parent-style-name="Fuentedepárrafopredeter." style:family="text">
      <style:text-properties fo:color="#0000FF" fo:letter-spacing="-0.0062in" style:text-scale="110%" fo:language="es" fo:country="ES"/>
    </style:style>
    <style:style style:name="T8495" style:parent-style-name="Fuentedepárrafopredeter." style:family="text">
      <style:text-properties fo:color="#0000FF" fo:letter-spacing="-0.0062in" style:text-scale="148%" fo:language="es" fo:country="ES"/>
    </style:style>
    <style:style style:name="T8496" style:parent-style-name="Fuentedepárrafopredeter." style:family="text">
      <style:text-properties fo:color="#0000FF" fo:letter-spacing="-0.0062in" style:text-scale="110%" fo:language="es" fo:country="ES"/>
    </style:style>
    <style:style style:name="T8497" style:parent-style-name="Fuentedepárrafopredeter." style:family="text">
      <style:text-properties fo:color="#0000FF" fo:letter-spacing="-0.0062in" style:text-scale="114%" fo:language="es" fo:country="ES"/>
    </style:style>
    <style:style style:name="T8498" style:parent-style-name="Fuentedepárrafopredeter." style:family="text">
      <style:text-properties fo:color="#0000FF" fo:letter-spacing="-0.0062in" style:text-scale="154%" fo:language="es" fo:country="ES"/>
    </style:style>
    <style:style style:name="T8499" style:parent-style-name="Fuentedepárrafopredeter." style:family="text">
      <style:text-properties fo:color="#0000FF" fo:letter-spacing="-0.0062in" style:text-scale="211%" fo:language="es" fo:country="ES"/>
    </style:style>
    <style:style style:name="T8500" style:parent-style-name="Fuentedepárrafopredeter." style:family="text">
      <style:text-properties fo:color="#0000FF" style:text-scale="112%" fo:language="es" fo:country="ES"/>
    </style:style>
    <style:style style:name="T8501" style:parent-style-name="Fuentedepárrafopredeter." style:family="text">
      <style:text-properties fo:color="#0000FF" fo:language="es" fo:country="ES"/>
    </style:style>
    <style:style style:name="T8502" style:parent-style-name="Fuentedepárrafopredeter." style:family="text">
      <style:text-properties fo:color="#0000FF" fo:letter-spacing="-0.0118in" fo:language="es" fo:country="ES"/>
    </style:style>
    <style:style style:name="T8503" style:parent-style-name="Fuentedepárrafopredeter." style:family="text">
      <style:text-properties fo:color="#0000FF" fo:letter-spacing="-0.0062in" style:text-scale="108%" fo:language="es" fo:country="ES"/>
    </style:style>
    <style:style style:name="T8504" style:parent-style-name="Fuentedepárrafopredeter." style:family="text">
      <style:text-properties fo:color="#0000FF" fo:letter-spacing="-0.0062in" style:text-scale="110%" fo:language="es" fo:country="ES"/>
    </style:style>
    <style:style style:name="T8505" style:parent-style-name="Fuentedepárrafopredeter." style:family="text">
      <style:text-properties fo:color="#0000FF" style:text-scale="110%" fo:language="es" fo:country="ES"/>
    </style:style>
    <style:style style:name="T8506" style:parent-style-name="Fuentedepárrafopredeter." style:family="text">
      <style:text-properties fo:color="#0000FF" fo:language="es" fo:country="ES"/>
    </style:style>
    <style:style style:name="T8507" style:parent-style-name="Fuentedepárrafopredeter." style:family="text">
      <style:text-properties fo:color="#0000FF" fo:letter-spacing="-0.0118in" fo:language="es" fo:country="ES"/>
    </style:style>
    <style:style style:name="T8508" style:parent-style-name="Fuentedepárrafopredeter." style:family="text">
      <style:text-properties fo:color="#0000FF" fo:letter-spacing="-0.0062in" style:text-scale="110%" fo:language="es" fo:country="ES"/>
    </style:style>
    <style:style style:name="T8509" style:parent-style-name="Fuentedepárrafopredeter." style:family="text">
      <style:text-properties fo:color="#0000FF" fo:letter-spacing="-0.0062in" style:text-scale="164%" fo:language="es" fo:country="ES"/>
    </style:style>
    <style:style style:name="T8510" style:parent-style-name="Fuentedepárrafopredeter." style:family="text">
      <style:text-properties fo:color="#0000FF" fo:letter-spacing="-0.0062in" style:text-scale="110%" fo:language="es" fo:country="ES"/>
    </style:style>
    <style:style style:name="T8511" style:parent-style-name="Fuentedepárrafopredeter." style:family="text">
      <style:text-properties fo:color="#0000FF" fo:letter-spacing="-0.0062in" style:text-scale="121%" fo:language="es" fo:country="ES"/>
    </style:style>
    <style:style style:name="T8512" style:parent-style-name="Fuentedepárrafopredeter." style:family="text">
      <style:text-properties fo:color="#0000FF" fo:letter-spacing="-0.0062in" style:text-scale="110%" fo:language="es" fo:country="ES"/>
    </style:style>
    <style:style style:name="T8513" style:parent-style-name="Fuentedepárrafopredeter." style:family="text">
      <style:text-properties fo:color="#0000FF" fo:letter-spacing="-0.0062in" style:text-scale="151%" fo:language="es" fo:country="ES"/>
    </style:style>
    <style:style style:name="T8514" style:parent-style-name="Fuentedepárrafopredeter." style:family="text">
      <style:text-properties fo:color="#0000FF" style:text-scale="114%" fo:language="es" fo:country="ES"/>
    </style:style>
    <style:style style:name="T8515" style:parent-style-name="Fuentedepárrafopredeter." style:family="text">
      <style:text-properties fo:color="#0000FF" fo:language="es" fo:country="ES"/>
    </style:style>
    <style:style style:name="T8516" style:parent-style-name="Fuentedepárrafopredeter." style:family="text">
      <style:text-properties fo:color="#0000FF" fo:letter-spacing="-0.0118in" fo:language="es" fo:country="ES"/>
    </style:style>
    <style:style style:name="T8517" style:parent-style-name="Fuentedepárrafopredeter." style:family="text">
      <style:text-properties fo:color="#0000FF" fo:letter-spacing="-0.0062in" style:text-scale="110%" fo:language="es" fo:country="ES"/>
    </style:style>
    <style:style style:name="T8518" style:parent-style-name="Fuentedepárrafopredeter." style:family="text">
      <style:text-properties fo:color="#0000FF" style:text-scale="204%" fo:language="es" fo:country="ES"/>
    </style:style>
    <style:style style:name="T8519" style:parent-style-name="Fuentedepárrafopredeter." style:family="text">
      <style:text-properties fo:color="#0000FF" fo:language="es" fo:country="ES"/>
    </style:style>
    <style:style style:name="T8520" style:parent-style-name="Fuentedepárrafopredeter." style:family="text">
      <style:text-properties fo:color="#0000FF" fo:letter-spacing="-0.0118in" fo:language="es" fo:country="ES"/>
    </style:style>
    <style:style style:name="T8521" style:parent-style-name="Fuentedepárrafopredeter." style:family="text">
      <style:text-properties fo:color="#0000FF" fo:letter-spacing="-0.0062in" style:text-scale="148%" fo:language="es" fo:country="ES"/>
    </style:style>
    <style:style style:name="T8522" style:parent-style-name="Fuentedepárrafopredeter." style:family="text">
      <style:text-properties fo:color="#0000FF" fo:letter-spacing="-0.0062in" style:text-scale="121%" fo:language="es" fo:country="ES"/>
    </style:style>
    <style:style style:name="T8523" style:parent-style-name="Fuentedepárrafopredeter." style:family="text">
      <style:text-properties fo:color="#0000FF" fo:letter-spacing="-0.0062in" style:text-scale="154%" fo:language="es" fo:country="ES"/>
    </style:style>
    <style:style style:name="T8524" style:parent-style-name="Fuentedepárrafopredeter." style:family="text">
      <style:text-properties fo:color="#0000FF" fo:letter-spacing="-0.0062in" style:text-scale="211%" fo:language="es" fo:country="ES"/>
    </style:style>
    <style:style style:name="T8525" style:parent-style-name="Fuentedepárrafopredeter." style:family="text">
      <style:text-properties fo:color="#0000FF" fo:letter-spacing="-0.0062in" style:text-scale="108%" fo:language="es" fo:country="ES"/>
    </style:style>
    <style:style style:name="T8526" style:parent-style-name="Fuentedepárrafopredeter." style:family="text">
      <style:text-properties fo:color="#0000FF" fo:letter-spacing="-0.0062in" style:text-scale="151%" fo:language="es" fo:country="ES"/>
    </style:style>
    <style:style style:name="T8527" style:parent-style-name="Fuentedepárrafopredeter." style:family="text">
      <style:text-properties fo:color="#0000FF" style:text-scale="185%" fo:language="es" fo:country="ES"/>
    </style:style>
    <style:style style:name="P8528" style:parent-style-name="Textoindependiente" style:family="paragraph">
      <style:paragraph-properties fo:margin-top="0.0006in" fo:margin-left="0in">
        <style:tab-stops/>
      </style:paragraph-properties>
      <style:text-properties fo:language="es" fo:country="ES"/>
    </style:style>
    <style:style style:name="P8529" style:parent-style-name="Textoindependiente" style:family="paragraph">
      <style:paragraph-properties fo:margin-left="0.2201in" fo:margin-right="1.0916in" fo:text-indent="-0.1388in">
        <style:tab-stops/>
      </style:paragraph-properties>
    </style:style>
    <style:style style:name="T8530" style:parent-style-name="Fuentedepárrafopredeter." style:family="text">
      <style:text-properties fo:color="#0000FF" fo:letter-spacing="-0.0062in" style:text-scale="114%" fo:language="es" fo:country="ES"/>
    </style:style>
    <style:style style:name="T8531" style:parent-style-name="Fuentedepárrafopredeter." style:family="text">
      <style:text-properties fo:color="#0000FF" fo:letter-spacing="-0.0062in" style:text-scale="125%" fo:language="es" fo:country="ES"/>
    </style:style>
    <style:style style:name="T8532" style:parent-style-name="Fuentedepárrafopredeter." style:family="text">
      <style:text-properties fo:color="#0000FF" style:text-scale="110%" fo:language="es" fo:country="ES"/>
    </style:style>
    <style:style style:name="T8533" style:parent-style-name="Fuentedepárrafopredeter." style:family="text">
      <style:text-properties fo:color="#0000FF" fo:language="es" fo:country="ES"/>
    </style:style>
    <style:style style:name="T8534" style:parent-style-name="Fuentedepárrafopredeter." style:family="text">
      <style:text-properties fo:color="#0000FF" fo:letter-spacing="-0.0118in" fo:language="es" fo:country="ES"/>
    </style:style>
    <style:style style:name="T8535" style:parent-style-name="Fuentedepárrafopredeter." style:family="text">
      <style:text-properties fo:color="#0000FF" fo:letter-spacing="-0.0062in" style:text-scale="108%" fo:language="es" fo:country="ES"/>
    </style:style>
    <style:style style:name="T8536" style:parent-style-name="Fuentedepárrafopredeter." style:family="text">
      <style:text-properties fo:color="#0000FF" fo:letter-spacing="-0.0062in" style:text-scale="154%" fo:language="es" fo:country="ES"/>
    </style:style>
    <style:style style:name="T8537" style:parent-style-name="Fuentedepárrafopredeter." style:family="text">
      <style:text-properties fo:color="#0000FF" fo:letter-spacing="-0.0062in" style:text-scale="110%" fo:language="es" fo:country="ES"/>
    </style:style>
    <style:style style:name="T8538" style:parent-style-name="Fuentedepárrafopredeter." style:family="text">
      <style:text-properties fo:color="#0000FF" fo:letter-spacing="-0.0062in" style:text-scale="148%" fo:language="es" fo:country="ES"/>
    </style:style>
    <style:style style:name="T8539" style:parent-style-name="Fuentedepárrafopredeter." style:family="text">
      <style:text-properties fo:color="#0000FF" fo:letter-spacing="-0.0062in" style:text-scale="110%" fo:language="es" fo:country="ES"/>
    </style:style>
    <style:style style:name="T8540" style:parent-style-name="Fuentedepárrafopredeter." style:family="text">
      <style:text-properties fo:color="#0000FF" fo:letter-spacing="-0.0062in" style:text-scale="151%" fo:language="es" fo:country="ES"/>
    </style:style>
    <style:style style:name="T8541" style:parent-style-name="Fuentedepárrafopredeter." style:family="text">
      <style:text-properties fo:color="#0000FF" fo:letter-spacing="-0.0062in" style:text-scale="114%" fo:language="es" fo:country="ES"/>
    </style:style>
    <style:style style:name="T8542" style:parent-style-name="Fuentedepárrafopredeter." style:family="text">
      <style:text-properties fo:color="#0000FF" fo:letter-spacing="-0.0062in" style:text-scale="154%" fo:language="es" fo:country="ES"/>
    </style:style>
    <style:style style:name="T8543" style:parent-style-name="Fuentedepárrafopredeter." style:family="text">
      <style:text-properties fo:color="#0000FF" fo:letter-spacing="-0.0062in" style:text-scale="114%" fo:language="es" fo:country="ES"/>
    </style:style>
    <style:style style:name="T8544" style:parent-style-name="Fuentedepárrafopredeter." style:family="text">
      <style:text-properties fo:color="#0000FF" style:text-scale="110%" fo:language="es" fo:country="ES"/>
    </style:style>
    <style:style style:name="T8545" style:parent-style-name="Fuentedepárrafopredeter." style:family="text">
      <style:text-properties fo:color="#0000FF" fo:language="es" fo:country="ES"/>
    </style:style>
    <style:style style:name="T8546" style:parent-style-name="Fuentedepárrafopredeter." style:family="text">
      <style:text-properties fo:color="#0000FF" fo:letter-spacing="-0.0118in" fo:language="es" fo:country="ES"/>
    </style:style>
    <style:style style:name="T8547" style:parent-style-name="Fuentedepárrafopredeter." style:family="text">
      <style:text-properties fo:color="#0000FF" fo:letter-spacing="-0.0062in" style:text-scale="211%" fo:language="es" fo:country="ES"/>
    </style:style>
    <style:style style:name="T8548" style:parent-style-name="Fuentedepárrafopredeter." style:family="text">
      <style:text-properties fo:color="#0000FF" fo:letter-spacing="-0.0062in" style:text-scale="110%" fo:language="es" fo:country="ES"/>
    </style:style>
    <style:style style:name="T8549" style:parent-style-name="Fuentedepárrafopredeter." style:family="text">
      <style:text-properties fo:color="#0000FF" fo:letter-spacing="-0.0062in" style:text-scale="162%" fo:language="es" fo:country="ES"/>
    </style:style>
    <style:style style:name="T8550" style:parent-style-name="Fuentedepárrafopredeter." style:family="text">
      <style:text-properties fo:color="#0000FF" fo:letter-spacing="-0.0062in" style:text-scale="112%" fo:language="es" fo:country="ES"/>
    </style:style>
    <style:style style:name="T8551" style:parent-style-name="Fuentedepárrafopredeter." style:family="text">
      <style:text-properties fo:color="#0000FF" fo:letter-spacing="-0.0062in" style:text-scale="154%" fo:language="es" fo:country="ES"/>
    </style:style>
    <style:style style:name="T8552" style:parent-style-name="Fuentedepárrafopredeter." style:family="text">
      <style:text-properties fo:color="#0000FF" fo:letter-spacing="-0.0062in" style:text-scale="72%" fo:language="es" fo:country="ES"/>
    </style:style>
    <style:style style:name="T8553" style:parent-style-name="Fuentedepárrafopredeter." style:family="text">
      <style:text-properties fo:color="#0000FF" fo:letter-spacing="-0.0062in" style:text-scale="110%" fo:language="es" fo:country="ES"/>
    </style:style>
    <style:style style:name="T8554" style:parent-style-name="Fuentedepárrafopredeter." style:family="text">
      <style:text-properties fo:color="#0000FF" style:text-scale="148%" fo:language="es" fo:country="ES"/>
    </style:style>
    <style:style style:name="T8555" style:parent-style-name="Fuentedepárrafopredeter." style:family="text">
      <style:text-properties fo:color="#0000FF" fo:language="es" fo:country="ES"/>
    </style:style>
    <style:style style:name="T8556" style:parent-style-name="Fuentedepárrafopredeter." style:family="text">
      <style:text-properties fo:color="#0000FF" fo:letter-spacing="-0.0118in" fo:language="es" fo:country="ES"/>
    </style:style>
    <style:style style:name="T8557" style:parent-style-name="Fuentedepárrafopredeter." style:family="text">
      <style:text-properties fo:color="#0000FF" fo:letter-spacing="-0.0062in" style:text-scale="110%" fo:language="es" fo:country="ES"/>
    </style:style>
    <style:style style:name="T8558" style:parent-style-name="Fuentedepárrafopredeter." style:family="text">
      <style:text-properties fo:color="#0000FF" style:text-scale="110%" fo:language="es" fo:country="ES"/>
    </style:style>
    <style:style style:name="T8559" style:parent-style-name="Fuentedepárrafopredeter." style:family="text">
      <style:text-properties fo:color="#0000FF" fo:language="es" fo:country="ES"/>
    </style:style>
    <style:style style:name="T8560" style:parent-style-name="Fuentedepárrafopredeter." style:family="text">
      <style:text-properties fo:color="#0000FF" fo:letter-spacing="-0.0118in" fo:language="es" fo:country="ES"/>
    </style:style>
    <style:style style:name="T8561" style:parent-style-name="Fuentedepárrafopredeter." style:family="text">
      <style:text-properties fo:color="#0000FF" fo:letter-spacing="-0.0062in" style:text-scale="108%" fo:language="es" fo:country="ES"/>
    </style:style>
    <style:style style:name="T8562" style:parent-style-name="Fuentedepárrafopredeter." style:family="text">
      <style:text-properties fo:color="#0000FF" fo:letter-spacing="-0.0062in" style:text-scale="114%" fo:language="es" fo:country="ES"/>
    </style:style>
    <style:style style:name="T8563" style:parent-style-name="Fuentedepárrafopredeter." style:family="text">
      <style:text-properties fo:color="#0000FF" fo:letter-spacing="-0.0062in" style:text-scale="110%" fo:language="es" fo:country="ES"/>
    </style:style>
    <style:style style:name="T8564" style:parent-style-name="Fuentedepárrafopredeter." style:family="text">
      <style:text-properties fo:color="#0000FF" fo:letter-spacing="-0.0062in" style:text-scale="151%" fo:language="es" fo:country="ES"/>
    </style:style>
    <style:style style:name="T8565" style:parent-style-name="Fuentedepárrafopredeter." style:family="text">
      <style:text-properties fo:color="#0000FF" fo:letter-spacing="-0.0062in" style:text-scale="114%" fo:language="es" fo:country="ES"/>
    </style:style>
    <style:style style:name="T8566" style:parent-style-name="Fuentedepárrafopredeter." style:family="text">
      <style:text-properties fo:color="#0000FF" fo:letter-spacing="-0.0062in" style:text-scale="204%" fo:language="es" fo:country="ES"/>
    </style:style>
    <style:style style:name="T8567" style:parent-style-name="Fuentedepárrafopredeter." style:family="text">
      <style:text-properties fo:color="#0000FF" style:text-scale="114%" fo:language="es" fo:country="ES"/>
    </style:style>
    <style:style style:name="T8568" style:parent-style-name="Fuentedepárrafopredeter." style:family="text">
      <style:text-properties fo:color="#0000FF" fo:language="es" fo:country="ES"/>
    </style:style>
    <style:style style:name="T8569" style:parent-style-name="Fuentedepárrafopredeter." style:family="text">
      <style:text-properties fo:color="#0000FF" fo:letter-spacing="-0.0118in" fo:language="es" fo:country="ES"/>
    </style:style>
    <style:style style:name="T8570" style:parent-style-name="Fuentedepárrafopredeter." style:family="text">
      <style:text-properties fo:color="#0000FF" fo:letter-spacing="-0.0062in" style:text-scale="108%" fo:language="es" fo:country="ES"/>
    </style:style>
    <style:style style:name="T8571" style:parent-style-name="Fuentedepárrafopredeter." style:family="text">
      <style:text-properties fo:color="#0000FF" style:text-scale="110%" fo:language="es" fo:country="ES"/>
    </style:style>
    <style:style style:name="T8572" style:parent-style-name="Fuentedepárrafopredeter." style:family="text">
      <style:text-properties fo:color="#0000FF" fo:language="es" fo:country="ES"/>
    </style:style>
    <style:style style:name="T8573" style:parent-style-name="Fuentedepárrafopredeter." style:family="text">
      <style:text-properties fo:color="#0000FF" fo:letter-spacing="-0.0118in" fo:language="es" fo:country="ES"/>
    </style:style>
    <style:style style:name="T8574" style:parent-style-name="Fuentedepárrafopredeter." style:family="text">
      <style:text-properties fo:color="#0000FF" fo:letter-spacing="-0.0062in" style:text-scale="204%" fo:language="es" fo:country="ES"/>
    </style:style>
    <style:style style:name="T8575" style:parent-style-name="Fuentedepárrafopredeter." style:family="text">
      <style:text-properties fo:color="#0000FF" fo:letter-spacing="-0.0062in" style:text-scale="112%" fo:language="es" fo:country="ES"/>
    </style:style>
    <style:style style:name="T8576" style:parent-style-name="Fuentedepárrafopredeter." style:family="text">
      <style:text-properties fo:color="#0000FF" style:text-scale="148%" fo:language="es" fo:country="ES"/>
    </style:style>
    <style:style style:name="T8577" style:parent-style-name="Fuentedepárrafopredeter." style:family="text">
      <style:text-properties fo:color="#0000FF" fo:language="es" fo:country="ES"/>
    </style:style>
    <style:style style:name="T8578" style:parent-style-name="Fuentedepárrafopredeter." style:family="text">
      <style:text-properties fo:color="#0000FF" fo:letter-spacing="-0.0118in" fo:language="es" fo:country="ES"/>
    </style:style>
    <style:style style:name="T8579" style:parent-style-name="Fuentedepárrafopredeter." style:family="text">
      <style:text-properties fo:color="#0000FF" fo:letter-spacing="-0.0062in" style:text-scale="108%" fo:language="es" fo:country="ES"/>
    </style:style>
    <style:style style:name="T8580" style:parent-style-name="Fuentedepárrafopredeter." style:family="text">
      <style:text-properties fo:color="#0000FF" fo:letter-spacing="-0.0062in" style:text-scale="112%" fo:language="es" fo:country="ES"/>
    </style:style>
    <style:style style:name="T8581" style:parent-style-name="Fuentedepárrafopredeter." style:family="text">
      <style:text-properties fo:color="#0000FF" fo:letter-spacing="-0.0062in" style:text-scale="148%" fo:language="es" fo:country="ES"/>
    </style:style>
    <style:style style:name="T8582" style:parent-style-name="Fuentedepárrafopredeter." style:family="text">
      <style:text-properties fo:color="#0000FF" fo:letter-spacing="-0.0062in" style:text-scale="211%" fo:language="es" fo:country="ES"/>
    </style:style>
    <style:style style:name="T8583" style:parent-style-name="Fuentedepárrafopredeter." style:family="text">
      <style:text-properties fo:color="#0000FF" fo:letter-spacing="-0.0062in" style:text-scale="108%" fo:language="es" fo:country="ES"/>
    </style:style>
    <style:style style:name="T8584" style:parent-style-name="Fuentedepárrafopredeter." style:family="text">
      <style:text-properties fo:color="#0000FF" fo:letter-spacing="-0.0062in" style:text-scale="204%" fo:language="es" fo:country="ES"/>
    </style:style>
    <style:style style:name="T8585" style:parent-style-name="Fuentedepárrafopredeter." style:family="text">
      <style:text-properties fo:color="#0000FF" fo:letter-spacing="-0.0062in" style:text-scale="110%" fo:language="es" fo:country="ES"/>
    </style:style>
    <style:style style:name="T8586" style:parent-style-name="Fuentedepárrafopredeter." style:family="text">
      <style:text-properties fo:color="#0000FF" style:text-scale="148%" fo:language="es" fo:country="ES"/>
    </style:style>
    <style:style style:name="T8587" style:parent-style-name="Fuentedepárrafopredeter." style:family="text">
      <style:text-properties fo:color="#0000FF" fo:language="es" fo:country="ES"/>
    </style:style>
    <style:style style:name="T8588" style:parent-style-name="Fuentedepárrafopredeter." style:family="text">
      <style:text-properties fo:color="#0000FF" fo:letter-spacing="-0.0118in" fo:language="es" fo:country="ES"/>
    </style:style>
    <style:style style:name="T8589" style:parent-style-name="Fuentedepárrafopredeter." style:family="text">
      <style:text-properties fo:color="#0000FF" fo:letter-spacing="-0.0062in" style:text-scale="110%" fo:language="es" fo:country="ES"/>
    </style:style>
    <style:style style:name="T8590" style:parent-style-name="Fuentedepárrafopredeter." style:family="text">
      <style:text-properties fo:color="#0000FF" fo:letter-spacing="-0.0062in" style:text-scale="154%" fo:language="es" fo:country="ES"/>
    </style:style>
    <style:style style:name="T8591" style:parent-style-name="Fuentedepárrafopredeter." style:family="text">
      <style:text-properties fo:color="#0000FF" fo:letter-spacing="-0.0062in" style:text-scale="112%" fo:language="es" fo:country="ES"/>
    </style:style>
    <style:style style:name="T8592" style:parent-style-name="Fuentedepárrafopredeter." style:family="text">
      <style:text-properties fo:color="#0000FF" fo:letter-spacing="-0.0062in" style:text-scale="154%" fo:language="es" fo:country="ES"/>
    </style:style>
    <style:style style:name="T8593" style:parent-style-name="Fuentedepárrafopredeter." style:family="text">
      <style:text-properties fo:color="#0000FF" fo:letter-spacing="-0.0062in" style:text-scale="110%" fo:language="es" fo:country="ES"/>
    </style:style>
    <style:style style:name="T8594" style:parent-style-name="Fuentedepárrafopredeter." style:family="text">
      <style:text-properties fo:color="#0000FF" style:text-scale="148%" fo:language="es" fo:country="ES"/>
    </style:style>
    <style:style style:name="T8595" style:parent-style-name="Fuentedepárrafopredeter." style:family="text">
      <style:text-properties fo:color="#0000FF" fo:language="es" fo:country="ES"/>
    </style:style>
    <style:style style:name="T8596" style:parent-style-name="Fuentedepárrafopredeter." style:family="text">
      <style:text-properties fo:color="#0000FF" fo:letter-spacing="-0.0118in" fo:language="es" fo:country="ES"/>
    </style:style>
    <style:style style:name="T8597" style:parent-style-name="Fuentedepárrafopredeter." style:family="text">
      <style:text-properties fo:color="#0000FF" fo:letter-spacing="-0.0062in" style:text-scale="154%" fo:language="es" fo:country="ES"/>
    </style:style>
    <style:style style:name="T8598" style:parent-style-name="Fuentedepárrafopredeter." style:family="text">
      <style:text-properties fo:color="#0000FF" fo:letter-spacing="-0.0062in" style:text-scale="110%" fo:language="es" fo:country="ES"/>
    </style:style>
    <style:style style:name="T8599" style:parent-style-name="Fuentedepárrafopredeter." style:family="text">
      <style:text-properties fo:color="#0000FF" fo:letter-spacing="-0.0062in" style:text-scale="204%" fo:language="es" fo:country="ES"/>
    </style:style>
    <style:style style:name="T8600" style:parent-style-name="Fuentedepárrafopredeter." style:family="text">
      <style:text-properties fo:color="#0000FF" fo:letter-spacing="-0.0062in" style:text-scale="114%" fo:language="es" fo:country="ES"/>
    </style:style>
    <style:style style:name="T8601" style:parent-style-name="Fuentedepárrafopredeter." style:family="text">
      <style:text-properties fo:color="#0000FF" fo:letter-spacing="-0.0062in" style:text-scale="151%" fo:language="es" fo:country="ES"/>
    </style:style>
    <style:style style:name="T8602" style:parent-style-name="Fuentedepárrafopredeter." style:family="text">
      <style:text-properties fo:color="#0000FF" fo:letter-spacing="-0.0062in" style:text-scale="211%" fo:language="es" fo:country="ES"/>
    </style:style>
    <style:style style:name="T8603" style:parent-style-name="Fuentedepárrafopredeter." style:family="text">
      <style:text-properties fo:color="#0000FF" fo:letter-spacing="-0.0062in" style:text-scale="122%" fo:language="es" fo:country="ES"/>
    </style:style>
    <style:style style:name="T8604" style:parent-style-name="Fuentedepárrafopredeter." style:family="text">
      <style:text-properties fo:color="#0000FF" fo:letter-spacing="-0.0062in" style:text-scale="112%" fo:language="es" fo:country="ES"/>
    </style:style>
    <style:style style:name="T8605" style:parent-style-name="Fuentedepárrafopredeter." style:family="text">
      <style:text-properties fo:color="#0000FF" style:text-scale="148%" fo:language="es" fo:country="ES"/>
    </style:style>
    <style:style style:name="T8606" style:parent-style-name="Fuentedepárrafopredeter." style:family="text">
      <style:text-properties fo:color="#0000FF" fo:language="es" fo:country="ES"/>
    </style:style>
    <style:style style:name="T8607" style:parent-style-name="Fuentedepárrafopredeter." style:family="text">
      <style:text-properties fo:color="#0000FF" fo:letter-spacing="-0.0118in" fo:language="es" fo:country="ES"/>
    </style:style>
    <style:style style:name="T8608" style:parent-style-name="Fuentedepárrafopredeter." style:family="text">
      <style:text-properties fo:color="#0000FF" fo:letter-spacing="-0.0062in" style:text-scale="114%" fo:language="es" fo:country="ES"/>
    </style:style>
    <style:style style:name="T8609" style:parent-style-name="Fuentedepárrafopredeter." style:family="text">
      <style:text-properties fo:color="#0000FF" style:text-scale="163%" fo:language="es" fo:country="ES"/>
    </style:style>
    <style:style style:name="T8610" style:parent-style-name="Fuentedepárrafopredeter." style:family="text">
      <style:text-properties fo:color="#0000FF" fo:letter-spacing="-0.0062in" style:text-scale="114%" fo:language="es" fo:country="ES"/>
    </style:style>
    <style:style style:name="T8611" style:parent-style-name="Fuentedepárrafopredeter." style:family="text">
      <style:text-properties fo:color="#0000FF" fo:letter-spacing="-0.0062in" style:text-scale="204%" fo:language="es" fo:country="ES"/>
    </style:style>
    <style:style style:name="T8612" style:parent-style-name="Fuentedepárrafopredeter." style:family="text">
      <style:text-properties fo:color="#0000FF" fo:letter-spacing="-0.0062in" style:text-scale="112%" fo:language="es" fo:country="ES"/>
    </style:style>
    <style:style style:name="T8613" style:parent-style-name="Fuentedepárrafopredeter." style:family="text">
      <style:text-properties fo:color="#0000FF" style:text-scale="148%" fo:language="es" fo:country="ES"/>
    </style:style>
    <style:style style:name="T8614" style:parent-style-name="Fuentedepárrafopredeter." style:family="text">
      <style:text-properties fo:color="#0000FF" fo:language="es" fo:country="ES"/>
    </style:style>
    <style:style style:name="T8615" style:parent-style-name="Fuentedepárrafopredeter." style:family="text">
      <style:text-properties fo:color="#0000FF" fo:letter-spacing="-0.0118in" fo:language="es" fo:country="ES"/>
    </style:style>
    <style:style style:name="T8616" style:parent-style-name="Fuentedepárrafopredeter." style:family="text">
      <style:text-properties fo:color="#0000FF" fo:letter-spacing="-0.0062in" style:text-scale="108%" fo:language="es" fo:country="ES"/>
    </style:style>
    <style:style style:name="T8617" style:parent-style-name="Fuentedepárrafopredeter." style:family="text">
      <style:text-properties fo:color="#0000FF" fo:letter-spacing="-0.0062in" style:text-scale="114%" fo:language="es" fo:country="ES"/>
    </style:style>
    <style:style style:name="T8618" style:parent-style-name="Fuentedepárrafopredeter." style:family="text">
      <style:text-properties fo:color="#0000FF" fo:letter-spacing="-0.0062in" style:text-scale="154%" fo:language="es" fo:country="ES"/>
    </style:style>
    <style:style style:name="T8619" style:parent-style-name="Fuentedepárrafopredeter." style:family="text">
      <style:text-properties fo:color="#0000FF" fo:letter-spacing="-0.0062in" style:text-scale="114%" fo:language="es" fo:country="ES"/>
    </style:style>
    <style:style style:name="T8620" style:parent-style-name="Fuentedepárrafopredeter." style:family="text">
      <style:text-properties fo:color="#0000FF" fo:letter-spacing="-0.0062in" style:text-scale="72%" fo:language="es" fo:country="ES"/>
    </style:style>
    <style:style style:name="T8621" style:parent-style-name="Fuentedepárrafopredeter." style:family="text">
      <style:text-properties fo:color="#0000FF" fo:letter-spacing="-0.0062in" style:text-scale="110%" fo:language="es" fo:country="ES"/>
    </style:style>
    <style:style style:name="T8622" style:parent-style-name="Fuentedepárrafopredeter." style:family="text">
      <style:text-properties fo:color="#0000FF" fo:letter-spacing="-0.0062in" style:text-scale="151%" fo:language="es" fo:country="ES"/>
    </style:style>
    <style:style style:name="T8623" style:parent-style-name="Fuentedepárrafopredeter." style:family="text">
      <style:text-properties fo:color="#0000FF" fo:letter-spacing="-0.0062in" style:text-scale="154%" fo:language="es" fo:country="ES"/>
    </style:style>
    <style:style style:name="T8624" style:parent-style-name="Fuentedepárrafopredeter." style:family="text">
      <style:text-properties fo:color="#0000FF" fo:letter-spacing="-0.0062in" style:text-scale="112%" fo:language="es" fo:country="ES"/>
    </style:style>
    <style:style style:name="T8625" style:parent-style-name="Fuentedepárrafopredeter." style:family="text">
      <style:text-properties fo:color="#0000FF" style:text-scale="148%" fo:language="es" fo:country="ES"/>
    </style:style>
    <style:style style:name="T8626" style:parent-style-name="Fuentedepárrafopredeter." style:family="text">
      <style:text-properties fo:color="#0000FF" fo:language="es" fo:country="ES"/>
    </style:style>
    <style:style style:name="T8627" style:parent-style-name="Fuentedepárrafopredeter." style:family="text">
      <style:text-properties fo:color="#0000FF" fo:letter-spacing="-0.0118in" fo:language="es" fo:country="ES"/>
    </style:style>
    <style:style style:name="T8628" style:parent-style-name="Fuentedepárrafopredeter." style:family="text">
      <style:text-properties fo:color="#0000FF" fo:letter-spacing="-0.0062in" style:text-scale="108%" fo:language="es" fo:country="ES"/>
    </style:style>
    <style:style style:name="T8629" style:parent-style-name="Fuentedepárrafopredeter." style:family="text">
      <style:text-properties fo:color="#0000FF" fo:letter-spacing="-0.0062in" style:text-scale="114%" fo:language="es" fo:country="ES"/>
    </style:style>
    <style:style style:name="T8630" style:parent-style-name="Fuentedepárrafopredeter." style:family="text">
      <style:text-properties fo:color="#0000FF" fo:letter-spacing="-0.0062in" style:text-scale="148%" fo:language="es" fo:country="ES"/>
    </style:style>
    <style:style style:name="T8631" style:parent-style-name="Fuentedepárrafopredeter." style:family="text">
      <style:text-properties fo:color="#0000FF" fo:letter-spacing="-0.0062in" style:text-scale="114%" fo:language="es" fo:country="ES"/>
    </style:style>
    <style:style style:name="T8632" style:parent-style-name="Fuentedepárrafopredeter." style:family="text">
      <style:text-properties fo:color="#0000FF" fo:letter-spacing="-0.0062in" style:text-scale="108%" fo:language="es" fo:country="ES"/>
    </style:style>
    <style:style style:name="T8633" style:parent-style-name="Fuentedepárrafopredeter." style:family="text">
      <style:text-properties fo:color="#0000FF" fo:letter-spacing="-0.0062in" style:text-scale="112%" fo:language="es" fo:country="ES"/>
    </style:style>
    <style:style style:name="T8634" style:parent-style-name="Fuentedepárrafopredeter." style:family="text">
      <style:text-properties fo:color="#0000FF" style:text-scale="148%" fo:language="es" fo:country="ES"/>
    </style:style>
    <style:style style:name="T8635" style:parent-style-name="Fuentedepárrafopredeter." style:family="text">
      <style:text-properties fo:color="#0000FF" fo:language="es" fo:country="ES"/>
    </style:style>
    <style:style style:name="T8636" style:parent-style-name="Fuentedepárrafopredeter." style:family="text">
      <style:text-properties fo:color="#0000FF" fo:letter-spacing="-0.0118in" fo:language="es" fo:country="ES"/>
    </style:style>
    <style:style style:name="T8637" style:parent-style-name="Fuentedepárrafopredeter." style:family="text">
      <style:text-properties fo:color="#0000FF" style:text-scale="112%" fo:language="es" fo:country="ES"/>
    </style:style>
    <style:style style:name="T8638" style:parent-style-name="Fuentedepárrafopredeter." style:family="text">
      <style:text-properties fo:color="#0000FF" fo:language="es" fo:country="ES"/>
    </style:style>
    <style:style style:name="T8639" style:parent-style-name="Fuentedepárrafopredeter." style:family="text">
      <style:text-properties fo:color="#0000FF" fo:letter-spacing="-0.0118in" fo:language="es" fo:country="ES"/>
    </style:style>
    <style:style style:name="T8640" style:parent-style-name="Fuentedepárrafopredeter." style:family="text">
      <style:text-properties fo:color="#0000FF" style:text-scale="114%" fo:language="es" fo:country="ES"/>
    </style:style>
    <style:style style:name="T8641" style:parent-style-name="Fuentedepárrafopredeter." style:family="text">
      <style:text-properties fo:color="#0000FF" fo:language="es" fo:country="ES"/>
    </style:style>
    <style:style style:name="T8642" style:parent-style-name="Fuentedepárrafopredeter." style:family="text">
      <style:text-properties fo:color="#0000FF" fo:letter-spacing="-0.0118in" fo:language="es" fo:country="ES"/>
    </style:style>
    <style:style style:name="T8643" style:parent-style-name="Fuentedepárrafopredeter." style:family="text">
      <style:text-properties fo:color="#0000FF" fo:letter-spacing="-0.0062in" style:text-scale="204%" fo:language="es" fo:country="ES"/>
    </style:style>
    <style:style style:name="T8644" style:parent-style-name="Fuentedepárrafopredeter." style:family="text">
      <style:text-properties fo:color="#0000FF" style:text-scale="114%" fo:language="es" fo:country="ES"/>
    </style:style>
    <style:style style:name="T8645" style:parent-style-name="Fuentedepárrafopredeter." style:family="text">
      <style:text-properties fo:color="#0000FF" fo:language="es" fo:country="ES"/>
    </style:style>
    <style:style style:name="T8646" style:parent-style-name="Fuentedepárrafopredeter." style:family="text">
      <style:text-properties fo:color="#0000FF" fo:letter-spacing="-0.0118in" fo:language="es" fo:country="ES"/>
    </style:style>
    <style:style style:name="T8647" style:parent-style-name="Fuentedepárrafopredeter." style:family="text">
      <style:text-properties fo:color="#0000FF" fo:letter-spacing="-0.0062in" style:text-scale="162%" fo:language="es" fo:country="ES"/>
    </style:style>
    <style:style style:name="T8648" style:parent-style-name="Fuentedepárrafopredeter." style:family="text">
      <style:text-properties fo:color="#0000FF" fo:letter-spacing="-0.0062in" style:text-scale="114%" fo:language="es" fo:country="ES"/>
    </style:style>
    <style:style style:name="T8649" style:parent-style-name="Fuentedepárrafopredeter." style:family="text">
      <style:text-properties fo:color="#0000FF" fo:letter-spacing="-0.0062in" style:text-scale="204%" fo:language="es" fo:country="ES"/>
    </style:style>
    <style:style style:name="T8650" style:parent-style-name="Fuentedepárrafopredeter." style:family="text">
      <style:text-properties fo:color="#0000FF" fo:letter-spacing="-0.0062in" style:text-scale="151%" fo:language="es" fo:country="ES"/>
    </style:style>
    <style:style style:name="T8651" style:parent-style-name="Fuentedepárrafopredeter." style:family="text">
      <style:text-properties fo:color="#0000FF" style:text-scale="114%" fo:language="es" fo:country="ES"/>
    </style:style>
    <style:style style:name="T8652" style:parent-style-name="Fuentedepárrafopredeter." style:family="text">
      <style:text-properties fo:color="#0000FF" fo:language="es" fo:country="ES"/>
    </style:style>
    <style:style style:name="T8653" style:parent-style-name="Fuentedepárrafopredeter." style:family="text">
      <style:text-properties fo:color="#0000FF" fo:letter-spacing="-0.0118in" fo:language="es" fo:country="ES"/>
    </style:style>
    <style:style style:name="T8654" style:parent-style-name="Fuentedepárrafopredeter." style:family="text">
      <style:text-properties fo:color="#0000FF" fo:letter-spacing="-0.0062in" style:text-scale="108%" fo:language="es" fo:country="ES"/>
    </style:style>
    <style:style style:name="T8655" style:parent-style-name="Fuentedepárrafopredeter." style:family="text">
      <style:text-properties fo:color="#0000FF" style:text-scale="110%" fo:language="es" fo:country="ES"/>
    </style:style>
    <style:style style:name="T8656" style:parent-style-name="Fuentedepárrafopredeter." style:family="text">
      <style:text-properties fo:color="#0000FF" fo:language="es" fo:country="ES"/>
    </style:style>
    <style:style style:name="T8657" style:parent-style-name="Fuentedepárrafopredeter." style:family="text">
      <style:text-properties fo:color="#0000FF" fo:letter-spacing="-0.0118in" fo:language="es" fo:country="ES"/>
    </style:style>
    <style:style style:name="T8658" style:parent-style-name="Fuentedepárrafopredeter." style:family="text">
      <style:text-properties fo:color="#0000FF" fo:letter-spacing="-0.0062in" style:text-scale="110%" fo:language="es" fo:country="ES"/>
    </style:style>
    <style:style style:name="T8659" style:parent-style-name="Fuentedepárrafopredeter." style:family="text">
      <style:text-properties fo:color="#0000FF" fo:letter-spacing="-0.0062in" style:text-scale="204%" fo:language="es" fo:country="ES"/>
    </style:style>
    <style:style style:name="T8660" style:parent-style-name="Fuentedepárrafopredeter." style:family="text">
      <style:text-properties fo:color="#0000FF" fo:letter-spacing="-0.0062in" style:text-scale="112%" fo:language="es" fo:country="ES"/>
    </style:style>
    <style:style style:name="T8661" style:parent-style-name="Fuentedepárrafopredeter." style:family="text">
      <style:text-properties fo:color="#0000FF" fo:letter-spacing="-0.0062in" style:text-scale="148%" fo:language="es" fo:country="ES"/>
    </style:style>
    <style:style style:name="T8662" style:parent-style-name="Fuentedepárrafopredeter." style:family="text">
      <style:text-properties fo:color="#0000FF" style:text-scale="163%" fo:language="es" fo:country="ES"/>
    </style:style>
    <style:style style:name="P8663" style:parent-style-name="Textoindependiente" style:family="paragraph">
      <style:paragraph-properties fo:margin-top="0.0013in" fo:margin-right="0.3965in" fo:text-indent="0.1388in"/>
    </style:style>
    <style:style style:name="T8664" style:parent-style-name="Fuentedepárrafopredeter." style:family="text">
      <style:text-properties fo:color="#0000FF" fo:letter-spacing="-0.0062in" style:text-scale="114%" fo:language="es" fo:country="ES"/>
    </style:style>
    <style:style style:name="T8665" style:parent-style-name="Fuentedepárrafopredeter." style:family="text">
      <style:text-properties fo:color="#0000FF" fo:letter-spacing="-0.0062in" style:text-scale="125%" fo:language="es" fo:country="ES"/>
    </style:style>
    <style:style style:name="T8666" style:parent-style-name="Fuentedepárrafopredeter." style:family="text">
      <style:text-properties fo:color="#0000FF" style:text-scale="211%" fo:language="es" fo:country="ES"/>
    </style:style>
    <style:style style:name="T8667" style:parent-style-name="Fuentedepárrafopredeter." style:family="text">
      <style:text-properties fo:color="#0000FF" fo:language="es" fo:country="ES"/>
    </style:style>
    <style:style style:name="T8668" style:parent-style-name="Fuentedepárrafopredeter." style:family="text">
      <style:text-properties fo:color="#0000FF" fo:letter-spacing="-0.0118in" fo:language="es" fo:country="ES"/>
    </style:style>
    <style:style style:name="T8669" style:parent-style-name="Fuentedepárrafopredeter." style:family="text">
      <style:text-properties fo:color="#0000FF" fo:letter-spacing="-0.0062in" style:text-scale="110%" fo:language="es" fo:country="ES"/>
    </style:style>
    <style:style style:name="T8670" style:parent-style-name="Fuentedepárrafopredeter." style:family="text">
      <style:text-properties fo:color="#0000FF" style:text-scale="204%" fo:language="es" fo:country="ES"/>
    </style:style>
    <style:style style:name="T8671" style:parent-style-name="Fuentedepárrafopredeter." style:family="text">
      <style:text-properties fo:color="#0000FF" fo:language="es" fo:country="ES"/>
    </style:style>
    <style:style style:name="T8672" style:parent-style-name="Fuentedepárrafopredeter." style:family="text">
      <style:text-properties fo:color="#0000FF" fo:letter-spacing="-0.0118in" fo:language="es" fo:country="ES"/>
    </style:style>
    <style:style style:name="T8673" style:parent-style-name="Fuentedepárrafopredeter." style:family="text">
      <style:text-properties fo:color="#0000FF" fo:letter-spacing="-0.0062in" style:text-scale="162%" fo:language="es" fo:country="ES"/>
    </style:style>
    <style:style style:name="T8674" style:parent-style-name="Fuentedepárrafopredeter." style:family="text">
      <style:text-properties fo:color="#0000FF" fo:letter-spacing="-0.0062in" style:text-scale="211%" fo:language="es" fo:country="ES"/>
    </style:style>
    <style:style style:name="T8675" style:parent-style-name="Fuentedepárrafopredeter." style:family="text">
      <style:text-properties fo:color="#0000FF" fo:letter-spacing="-0.0062in" style:text-scale="121%" fo:language="es" fo:country="ES"/>
    </style:style>
    <style:style style:name="T8676" style:parent-style-name="Fuentedepárrafopredeter." style:family="text">
      <style:text-properties fo:color="#0000FF" fo:letter-spacing="-0.0062in" style:text-scale="110%" fo:language="es" fo:country="ES"/>
    </style:style>
    <style:style style:name="T8677" style:parent-style-name="Fuentedepárrafopredeter." style:family="text">
      <style:text-properties fo:color="#0000FF" fo:letter-spacing="-0.0062in" style:text-scale="154%" fo:language="es" fo:country="ES"/>
    </style:style>
    <style:style style:name="T8678" style:parent-style-name="Fuentedepárrafopredeter." style:family="text">
      <style:text-properties fo:color="#0000FF" style:text-scale="112%" fo:language="es" fo:country="ES"/>
    </style:style>
    <style:style style:name="T8679" style:parent-style-name="Fuentedepárrafopredeter." style:family="text">
      <style:text-properties fo:color="#0000FF" fo:language="es" fo:country="ES"/>
    </style:style>
    <style:style style:name="T8680" style:parent-style-name="Fuentedepárrafopredeter." style:family="text">
      <style:text-properties fo:color="#0000FF" fo:letter-spacing="-0.0118in" fo:language="es" fo:country="ES"/>
    </style:style>
    <style:style style:name="T8681" style:parent-style-name="Fuentedepárrafopredeter." style:family="text">
      <style:text-properties fo:color="#0000FF" fo:letter-spacing="-0.0062in" style:text-scale="211%" fo:language="es" fo:country="ES"/>
    </style:style>
    <style:style style:name="T8682" style:parent-style-name="Fuentedepárrafopredeter." style:family="text">
      <style:text-properties fo:color="#0000FF" fo:letter-spacing="-0.0062in" style:text-scale="110%" fo:language="es" fo:country="ES"/>
    </style:style>
    <style:style style:name="T8683" style:parent-style-name="Fuentedepárrafopredeter." style:family="text">
      <style:text-properties fo:color="#0000FF" fo:letter-spacing="-0.0062in" style:text-scale="162%" fo:language="es" fo:country="ES"/>
    </style:style>
    <style:style style:name="T8684" style:parent-style-name="Fuentedepárrafopredeter." style:family="text">
      <style:text-properties fo:color="#0000FF" fo:letter-spacing="-0.0062in" style:text-scale="112%" fo:language="es" fo:country="ES"/>
    </style:style>
    <style:style style:name="T8685" style:parent-style-name="Fuentedepárrafopredeter." style:family="text">
      <style:text-properties fo:color="#0000FF" fo:letter-spacing="-0.0062in" style:text-scale="154%" fo:language="es" fo:country="ES"/>
    </style:style>
    <style:style style:name="T8686" style:parent-style-name="Fuentedepárrafopredeter." style:family="text">
      <style:text-properties fo:color="#0000FF" fo:letter-spacing="-0.0062in" style:text-scale="72%" fo:language="es" fo:country="ES"/>
    </style:style>
    <style:style style:name="T8687" style:parent-style-name="Fuentedepárrafopredeter." style:family="text">
      <style:text-properties fo:color="#0000FF" style:text-scale="110%" fo:language="es" fo:country="ES"/>
    </style:style>
    <style:style style:name="T8688" style:parent-style-name="Fuentedepárrafopredeter." style:family="text">
      <style:text-properties fo:color="#0000FF" fo:language="es" fo:country="ES"/>
    </style:style>
    <style:style style:name="T8689" style:parent-style-name="Fuentedepárrafopredeter." style:family="text">
      <style:text-properties fo:color="#0000FF" fo:letter-spacing="-0.018in" fo:language="es" fo:country="ES"/>
    </style:style>
    <style:style style:name="T8690" style:parent-style-name="Fuentedepárrafopredeter." style:family="text">
      <style:text-properties fo:color="#0000FF" fo:letter-spacing="-0.0062in" style:text-scale="122%" fo:language="es" fo:country="ES"/>
    </style:style>
    <style:style style:name="T8691" style:parent-style-name="Fuentedepárrafopredeter." style:family="text">
      <style:text-properties fo:color="#0000FF" style:text-scale="114%" fo:language="es" fo:country="ES"/>
    </style:style>
    <style:style style:name="T8692" style:parent-style-name="Fuentedepárrafopredeter." style:family="text">
      <style:text-properties fo:color="#0000FF" fo:language="es" fo:country="ES"/>
    </style:style>
    <style:style style:name="T8693" style:parent-style-name="Fuentedepárrafopredeter." style:family="text">
      <style:text-properties fo:color="#0000FF" fo:letter-spacing="-0.0118in" fo:language="es" fo:country="ES"/>
    </style:style>
    <style:style style:name="T8694" style:parent-style-name="Fuentedepárrafopredeter." style:family="text">
      <style:text-properties fo:color="#0000FF" fo:letter-spacing="-0.0062in" style:text-scale="110%" fo:language="es" fo:country="ES"/>
    </style:style>
    <style:style style:name="T8695" style:parent-style-name="Fuentedepárrafopredeter." style:family="text">
      <style:text-properties fo:color="#0000FF" fo:letter-spacing="-0.0062in" style:text-scale="120%" fo:language="es" fo:country="ES"/>
    </style:style>
    <style:style style:name="T8696" style:parent-style-name="Fuentedepárrafopredeter." style:family="text">
      <style:text-properties fo:color="#0000FF" fo:letter-spacing="-0.0062in" style:text-scale="211%" fo:language="es" fo:country="ES"/>
    </style:style>
    <style:style style:name="T8697" style:parent-style-name="Fuentedepárrafopredeter." style:family="text">
      <style:text-properties fo:color="#0000FF" fo:letter-spacing="-0.0062in" style:text-scale="148%" fo:language="es" fo:country="ES"/>
    </style:style>
    <style:style style:name="T8698" style:parent-style-name="Fuentedepárrafopredeter." style:family="text">
      <style:text-properties fo:color="#0000FF" fo:letter-spacing="-0.0062in" style:text-scale="151%" fo:language="es" fo:country="ES"/>
    </style:style>
    <style:style style:name="T8699" style:parent-style-name="Fuentedepárrafopredeter." style:family="text">
      <style:text-properties fo:color="#0000FF" fo:letter-spacing="-0.0062in" style:text-scale="110%" fo:language="es" fo:country="ES"/>
    </style:style>
    <style:style style:name="T8700" style:parent-style-name="Fuentedepárrafopredeter." style:family="text">
      <style:text-properties fo:color="#0000FF" style:text-scale="163%" fo:language="es" fo:country="ES"/>
    </style:style>
    <style:style style:name="T8701" style:parent-style-name="Fuentedepárrafopredeter." style:family="text">
      <style:text-properties fo:color="#0000FF" fo:language="es" fo:country="ES"/>
    </style:style>
    <style:style style:name="T8702" style:parent-style-name="Fuentedepárrafopredeter." style:family="text">
      <style:text-properties fo:color="#0000FF" fo:letter-spacing="-0.0118in" fo:language="es" fo:country="ES"/>
    </style:style>
    <style:style style:name="T8703" style:parent-style-name="Fuentedepárrafopredeter." style:family="text">
      <style:text-properties fo:color="#0000FF" fo:letter-spacing="-0.0062in" style:text-scale="148%" fo:language="es" fo:country="ES"/>
    </style:style>
    <style:style style:name="T8704" style:parent-style-name="Fuentedepárrafopredeter." style:family="text">
      <style:text-properties fo:color="#0000FF" style:text-scale="110%" fo:language="es" fo:country="ES"/>
    </style:style>
    <style:style style:name="T8705" style:parent-style-name="Fuentedepárrafopredeter." style:family="text">
      <style:text-properties fo:color="#0000FF" fo:language="es" fo:country="ES"/>
    </style:style>
    <style:style style:name="T8706" style:parent-style-name="Fuentedepárrafopredeter." style:family="text">
      <style:text-properties fo:color="#0000FF" fo:letter-spacing="-0.0118in" fo:language="es" fo:country="ES"/>
    </style:style>
    <style:style style:name="T8707" style:parent-style-name="Fuentedepárrafopredeter." style:family="text">
      <style:text-properties fo:color="#0000FF" fo:letter-spacing="-0.0062in" style:text-scale="114%" fo:language="es" fo:country="ES"/>
    </style:style>
    <style:style style:name="T8708" style:parent-style-name="Fuentedepárrafopredeter." style:family="text">
      <style:text-properties fo:color="#0000FF" fo:letter-spacing="-0.0062in" style:text-scale="108%" fo:language="es" fo:country="ES"/>
    </style:style>
    <style:style style:name="T8709" style:parent-style-name="Fuentedepárrafopredeter." style:family="text">
      <style:text-properties fo:color="#0000FF" fo:letter-spacing="-0.0062in" style:text-scale="122%" fo:language="es" fo:country="ES"/>
    </style:style>
    <style:style style:name="T8710" style:parent-style-name="Fuentedepárrafopredeter." style:family="text">
      <style:text-properties fo:color="#0000FF" fo:letter-spacing="-0.0062in" style:text-scale="110%" fo:language="es" fo:country="ES"/>
    </style:style>
    <style:style style:name="T8711" style:parent-style-name="Fuentedepárrafopredeter." style:family="text">
      <style:text-properties fo:color="#0000FF" fo:letter-spacing="-0.0062in" style:text-scale="154%" fo:language="es" fo:country="ES"/>
    </style:style>
    <style:style style:name="T8712" style:parent-style-name="Fuentedepárrafopredeter." style:family="text">
      <style:text-properties fo:color="#0000FF" fo:letter-spacing="-0.0062in" style:text-scale="151%" fo:language="es" fo:country="ES"/>
    </style:style>
    <style:style style:name="T8713" style:parent-style-name="Fuentedepárrafopredeter." style:family="text">
      <style:text-properties fo:color="#0000FF" fo:letter-spacing="-0.0062in" style:text-scale="211%" fo:language="es" fo:country="ES"/>
    </style:style>
    <style:style style:name="T8714" style:parent-style-name="Fuentedepárrafopredeter." style:family="text">
      <style:text-properties fo:color="#0000FF" fo:letter-spacing="-0.0062in" style:text-scale="154%" fo:language="es" fo:country="ES"/>
    </style:style>
    <style:style style:name="T8715" style:parent-style-name="Fuentedepárrafopredeter." style:family="text">
      <style:text-properties fo:color="#0000FF" style:text-scale="114%" fo:language="es" fo:country="ES"/>
    </style:style>
    <style:style style:name="T8716" style:parent-style-name="Fuentedepárrafopredeter." style:family="text">
      <style:text-properties fo:color="#0000FF" fo:language="es" fo:country="ES"/>
    </style:style>
    <style:style style:name="T8717" style:parent-style-name="Fuentedepárrafopredeter." style:family="text">
      <style:text-properties fo:color="#0000FF" fo:letter-spacing="-0.0118in" fo:language="es" fo:country="ES"/>
    </style:style>
    <style:style style:name="T8718" style:parent-style-name="Fuentedepárrafopredeter." style:family="text">
      <style:text-properties fo:color="#0000FF" fo:letter-spacing="-0.0062in" style:text-scale="114%" fo:language="es" fo:country="ES"/>
    </style:style>
    <style:style style:name="T8719" style:parent-style-name="Fuentedepárrafopredeter." style:family="text">
      <style:text-properties fo:color="#0000FF" style:text-scale="204%" fo:language="es" fo:country="ES"/>
    </style:style>
    <style:style style:name="T8720" style:parent-style-name="Fuentedepárrafopredeter." style:family="text">
      <style:text-properties fo:color="#0000FF" fo:language="es" fo:country="ES"/>
    </style:style>
    <style:style style:name="T8721" style:parent-style-name="Fuentedepárrafopredeter." style:family="text">
      <style:text-properties fo:color="#0000FF" fo:letter-spacing="-0.0118in" fo:language="es" fo:country="ES"/>
    </style:style>
    <style:style style:name="T8722" style:parent-style-name="Fuentedepárrafopredeter." style:family="text">
      <style:text-properties fo:color="#0000FF" fo:letter-spacing="-0.0062in" style:text-scale="110%" fo:language="es" fo:country="ES"/>
    </style:style>
    <style:style style:name="T8723" style:parent-style-name="Fuentedepárrafopredeter." style:family="text">
      <style:text-properties fo:color="#0000FF" fo:letter-spacing="-0.0062in" style:text-scale="148%" fo:language="es" fo:country="ES"/>
    </style:style>
    <style:style style:name="T8724" style:parent-style-name="Fuentedepárrafopredeter." style:family="text">
      <style:text-properties fo:color="#0000FF" fo:letter-spacing="-0.0062in" style:text-scale="110%" fo:language="es" fo:country="ES"/>
    </style:style>
    <style:style style:name="T8725" style:parent-style-name="Fuentedepárrafopredeter." style:family="text">
      <style:text-properties fo:color="#0000FF" fo:letter-spacing="-0.0062in" style:text-scale="114%" fo:language="es" fo:country="ES"/>
    </style:style>
    <style:style style:name="T8726" style:parent-style-name="Fuentedepárrafopredeter." style:family="text">
      <style:text-properties fo:color="#0000FF" fo:letter-spacing="-0.0062in" style:text-scale="154%" fo:language="es" fo:country="ES"/>
    </style:style>
    <style:style style:name="T8727" style:parent-style-name="Fuentedepárrafopredeter." style:family="text">
      <style:text-properties fo:color="#0000FF" fo:letter-spacing="-0.0062in" style:text-scale="211%" fo:language="es" fo:country="ES"/>
    </style:style>
    <style:style style:name="T8728" style:parent-style-name="Fuentedepárrafopredeter." style:family="text">
      <style:text-properties fo:color="#0000FF" style:text-scale="112%" fo:language="es" fo:country="ES"/>
    </style:style>
    <style:style style:name="T8729" style:parent-style-name="Fuentedepárrafopredeter." style:family="text">
      <style:text-properties fo:color="#0000FF" fo:language="es" fo:country="ES"/>
    </style:style>
    <style:style style:name="T8730" style:parent-style-name="Fuentedepárrafopredeter." style:family="text">
      <style:text-properties fo:color="#0000FF" fo:letter-spacing="-0.0118in" fo:language="es" fo:country="ES"/>
    </style:style>
    <style:style style:name="T8731" style:parent-style-name="Fuentedepárrafopredeter." style:family="text">
      <style:text-properties fo:color="#0000FF" style:text-scale="122%" fo:language="es" fo:country="ES"/>
    </style:style>
    <style:style style:name="T8732" style:parent-style-name="Fuentedepárrafopredeter." style:family="text">
      <style:text-properties fo:color="#0000FF" fo:language="es" fo:country="ES"/>
    </style:style>
    <style:style style:name="T8733" style:parent-style-name="Fuentedepárrafopredeter." style:family="text">
      <style:text-properties fo:color="#0000FF" fo:letter-spacing="-0.0118in" fo:language="es" fo:country="ES"/>
    </style:style>
    <style:style style:name="T8734" style:parent-style-name="Fuentedepárrafopredeter." style:family="text">
      <style:text-properties fo:color="#0000FF" fo:letter-spacing="-0.0062in" style:text-scale="148%" fo:language="es" fo:country="ES"/>
    </style:style>
    <style:style style:name="T8735" style:parent-style-name="Fuentedepárrafopredeter." style:family="text">
      <style:text-properties fo:color="#0000FF" style:text-scale="110%" fo:language="es" fo:country="ES"/>
    </style:style>
    <style:style style:name="T8736" style:parent-style-name="Fuentedepárrafopredeter." style:family="text">
      <style:text-properties fo:color="#0000FF" fo:language="es" fo:country="ES"/>
    </style:style>
    <style:style style:name="T8737" style:parent-style-name="Fuentedepárrafopredeter." style:family="text">
      <style:text-properties fo:color="#0000FF" fo:letter-spacing="-0.0118in" fo:language="es" fo:country="ES"/>
    </style:style>
    <style:style style:name="T8738" style:parent-style-name="Fuentedepárrafopredeter." style:family="text">
      <style:text-properties fo:color="#0000FF" fo:letter-spacing="-0.0062in" style:text-scale="204%" fo:language="es" fo:country="ES"/>
    </style:style>
    <style:style style:name="T8739" style:parent-style-name="Fuentedepárrafopredeter." style:family="text">
      <style:text-properties fo:color="#0000FF" style:text-scale="110%" fo:language="es" fo:country="ES"/>
    </style:style>
    <style:style style:name="T8740" style:parent-style-name="Fuentedepárrafopredeter." style:family="text">
      <style:text-properties fo:color="#0000FF" fo:language="es" fo:country="ES"/>
    </style:style>
    <style:style style:name="T8741" style:parent-style-name="Fuentedepárrafopredeter." style:family="text">
      <style:text-properties fo:color="#0000FF" fo:letter-spacing="-0.0118in" fo:language="es" fo:country="ES"/>
    </style:style>
    <style:style style:name="T8742" style:parent-style-name="Fuentedepárrafopredeter." style:family="text">
      <style:text-properties fo:color="#0000FF" fo:letter-spacing="-0.0062in" style:text-scale="108%" fo:language="es" fo:country="ES"/>
    </style:style>
    <style:style style:name="T8743" style:parent-style-name="Fuentedepárrafopredeter." style:family="text">
      <style:text-properties fo:color="#0000FF" fo:letter-spacing="-0.0062in" style:text-scale="114%" fo:language="es" fo:country="ES"/>
    </style:style>
    <style:style style:name="T8744" style:parent-style-name="Fuentedepárrafopredeter." style:family="text">
      <style:text-properties fo:color="#0000FF" fo:letter-spacing="-0.0062in" style:text-scale="154%" fo:language="es" fo:country="ES"/>
    </style:style>
    <style:style style:name="T8745" style:parent-style-name="Fuentedepárrafopredeter." style:family="text">
      <style:text-properties fo:color="#0000FF" style:text-scale="114%" fo:language="es" fo:country="ES"/>
    </style:style>
    <style:style style:name="T8746" style:parent-style-name="Fuentedepárrafopredeter." style:family="text">
      <style:text-properties fo:color="#0000FF" fo:language="es" fo:country="ES"/>
    </style:style>
    <style:style style:name="T8747" style:parent-style-name="Fuentedepárrafopredeter." style:family="text">
      <style:text-properties fo:color="#0000FF" fo:letter-spacing="-0.0118in" fo:language="es" fo:country="ES"/>
    </style:style>
    <style:style style:name="T8748" style:parent-style-name="Fuentedepárrafopredeter." style:family="text">
      <style:text-properties fo:color="#0000FF" fo:letter-spacing="-0.0062in" style:text-scale="204%" fo:language="es" fo:country="ES"/>
    </style:style>
    <style:style style:name="T8749" style:parent-style-name="Fuentedepárrafopredeter." style:family="text">
      <style:text-properties fo:color="#0000FF" style:text-scale="114%" fo:language="es" fo:country="ES"/>
    </style:style>
    <style:style style:name="T8750" style:parent-style-name="Fuentedepárrafopredeter." style:family="text">
      <style:text-properties fo:color="#0000FF" fo:language="es" fo:country="ES"/>
    </style:style>
    <style:style style:name="T8751" style:parent-style-name="Fuentedepárrafopredeter." style:family="text">
      <style:text-properties fo:color="#0000FF" fo:letter-spacing="-0.0118in" fo:language="es" fo:country="ES"/>
    </style:style>
    <style:style style:name="T8752" style:parent-style-name="Fuentedepárrafopredeter." style:family="text">
      <style:text-properties fo:color="#0000FF" fo:letter-spacing="-0.0062in" style:text-scale="112%" fo:language="es" fo:country="ES"/>
    </style:style>
    <style:style style:name="T8753" style:parent-style-name="Fuentedepárrafopredeter." style:family="text">
      <style:text-properties fo:color="#0000FF" fo:letter-spacing="-0.0062in" style:text-scale="108%" fo:language="es" fo:country="ES"/>
    </style:style>
    <style:style style:name="T8754" style:parent-style-name="Fuentedepárrafopredeter." style:family="text">
      <style:text-properties fo:color="#0000FF" fo:letter-spacing="-0.0062in" style:text-scale="121%" fo:language="es" fo:country="ES"/>
    </style:style>
    <style:style style:name="T8755" style:parent-style-name="Fuentedepárrafopredeter." style:family="text">
      <style:text-properties fo:color="#0000FF" fo:letter-spacing="-0.0062in" style:text-scale="211%" fo:language="es" fo:country="ES"/>
    </style:style>
    <style:style style:name="T8756" style:parent-style-name="Fuentedepárrafopredeter." style:family="text">
      <style:text-properties fo:color="#0000FF" fo:letter-spacing="-0.0062in" style:text-scale="112%" fo:language="es" fo:country="ES"/>
    </style:style>
    <style:style style:name="T8757" style:parent-style-name="Fuentedepárrafopredeter." style:family="text">
      <style:text-properties fo:color="#0000FF" style:text-scale="110%" fo:language="es" fo:country="ES"/>
    </style:style>
    <style:style style:name="T8758" style:parent-style-name="Fuentedepárrafopredeter." style:family="text">
      <style:text-properties fo:color="#0000FF" fo:language="es" fo:country="ES"/>
    </style:style>
    <style:style style:name="T8759" style:parent-style-name="Fuentedepárrafopredeter." style:family="text">
      <style:text-properties fo:color="#0000FF" fo:letter-spacing="-0.0118in" fo:language="es" fo:country="ES"/>
    </style:style>
    <style:style style:name="T8760" style:parent-style-name="Fuentedepárrafopredeter." style:family="text">
      <style:text-properties fo:color="#0000FF" fo:letter-spacing="-0.0062in" style:text-scale="108%" fo:language="es" fo:country="ES"/>
    </style:style>
    <style:style style:name="T8761" style:parent-style-name="Fuentedepárrafopredeter." style:family="text">
      <style:text-properties fo:color="#0000FF" style:text-scale="110%" fo:language="es" fo:country="ES"/>
    </style:style>
    <style:style style:name="T8762" style:parent-style-name="Fuentedepárrafopredeter." style:family="text">
      <style:text-properties fo:color="#0000FF" fo:letter-spacing="-0.0055in" style:text-scale="135%" fo:language="es" fo:country="ES"/>
    </style:style>
    <style:style style:name="T8763" style:parent-style-name="Fuentedepárrafopredeter." style:family="text">
      <style:text-properties fo:color="#0000FF" fo:letter-spacing="0.0076in" style:text-scale="135%" fo:language="es" fo:country="ES"/>
    </style:style>
    <style:style style:name="T8764" style:parent-style-name="Fuentedepárrafopredeter." style:family="text">
      <style:text-properties fo:color="#0000FF" fo:letter-spacing="-0.0062in" style:text-scale="135%" fo:language="es" fo:country="ES"/>
    </style:style>
    <style:style style:name="T8765" style:parent-style-name="Fuentedepárrafopredeter." style:family="text">
      <style:text-properties fo:color="#0000FF" fo:letter-spacing="0.0083in" style:text-scale="135%" fo:language="es" fo:country="ES"/>
    </style:style>
    <style:style style:name="T8766" style:parent-style-name="Fuentedepárrafopredeter." style:family="text">
      <style:text-properties fo:color="#0000FF" style:text-scale="135%" fo:language="es" fo:country="ES"/>
    </style:style>
    <style:style style:name="T8767" style:parent-style-name="Fuentedepárrafopredeter." style:family="text">
      <style:text-properties fo:color="#0000FF" fo:letter-spacing="0.0083in" style:text-scale="135%" fo:language="es" fo:country="ES"/>
    </style:style>
    <style:style style:name="T8768" style:parent-style-name="Fuentedepárrafopredeter." style:family="text">
      <style:text-properties fo:color="#0000FF" fo:letter-spacing="-0.0055in" style:text-scale="135%" fo:language="es" fo:country="ES"/>
    </style:style>
    <style:style style:name="T8769" style:parent-style-name="Fuentedepárrafopredeter." style:family="text">
      <style:text-properties fo:color="#0000FF" fo:letter-spacing="0.0083in" style:text-scale="135%" fo:language="es" fo:country="ES"/>
    </style:style>
    <style:style style:name="T8770" style:parent-style-name="Fuentedepárrafopredeter." style:family="text">
      <style:text-properties fo:color="#0000FF" fo:letter-spacing="-0.0034in" style:text-scale="135%" fo:language="es" fo:country="ES"/>
    </style:style>
    <style:style style:name="T8771" style:parent-style-name="Fuentedepárrafopredeter." style:family="text">
      <style:text-properties fo:color="#0000FF" fo:letter-spacing="0.0083in" style:text-scale="135%" fo:language="es" fo:country="ES"/>
    </style:style>
    <style:style style:name="T8772" style:parent-style-name="Fuentedepárrafopredeter." style:family="text">
      <style:text-properties fo:color="#0000FF" fo:letter-spacing="-0.0055in" style:text-scale="135%" fo:language="es" fo:country="ES"/>
    </style:style>
    <style:style style:name="T8773" style:parent-style-name="Fuentedepárrafopredeter." style:family="text">
      <style:text-properties fo:color="#0000FF" fo:letter-spacing="0.0083in" style:text-scale="135%" fo:language="es" fo:country="ES"/>
    </style:style>
    <style:style style:name="T8774" style:parent-style-name="Fuentedepárrafopredeter." style:family="text">
      <style:text-properties fo:color="#0000FF" fo:letter-spacing="-0.0041in" style:text-scale="135%" fo:language="es" fo:country="ES"/>
    </style:style>
    <style:style style:name="T8775" style:parent-style-name="Fuentedepárrafopredeter." style:family="text">
      <style:text-properties fo:color="#0000FF" fo:letter-spacing="0.0083in" style:text-scale="135%" fo:language="es" fo:country="ES"/>
    </style:style>
    <style:style style:name="T8776" style:parent-style-name="Fuentedepárrafopredeter." style:family="text">
      <style:text-properties fo:color="#0000FF" fo:letter-spacing="-0.0055in" style:text-scale="135%" fo:language="es" fo:country="ES"/>
    </style:style>
    <style:style style:name="P8777" style:parent-style-name="Textoindependiente" style:family="paragraph">
      <style:paragraph-properties fo:margin-top="0.0006in" fo:margin-right="0.3965in" fo:text-indent="0.1388in"/>
    </style:style>
    <style:style style:name="T8778" style:parent-style-name="Fuentedepárrafopredeter." style:family="text">
      <style:text-properties fo:color="#0000FF" fo:letter-spacing="-0.0041in" style:text-scale="135%" fo:language="es" fo:country="ES"/>
    </style:style>
    <style:style style:name="T8779" style:parent-style-name="Fuentedepárrafopredeter." style:family="text">
      <style:text-properties fo:color="#0000FF" fo:letter-spacing="-0.0034in" style:text-scale="135%" fo:language="es" fo:country="ES"/>
    </style:style>
    <style:style style:name="T8780" style:parent-style-name="Fuentedepárrafopredeter." style:family="text">
      <style:text-properties fo:color="#0000FF" fo:letter-spacing="-0.0034in" style:text-scale="130%" fo:language="es" fo:country="ES"/>
    </style:style>
    <style:style style:name="T8781" style:parent-style-name="Fuentedepárrafopredeter." style:family="text">
      <style:text-properties fo:color="#0000FF" fo:letter-spacing="-0.0062in" style:text-scale="135%" fo:language="es" fo:country="ES"/>
    </style:style>
    <style:style style:name="T8782" style:parent-style-name="Fuentedepárrafopredeter." style:family="text">
      <style:text-properties fo:color="#0000FF" fo:letter-spacing="-0.0034in" style:text-scale="135%" fo:language="es" fo:country="ES"/>
    </style:style>
    <style:style style:name="T8783" style:parent-style-name="Fuentedepárrafopredeter." style:family="text">
      <style:text-properties fo:color="#0000FF" fo:letter-spacing="-0.0055in" style:text-scale="135%" fo:language="es" fo:country="ES"/>
    </style:style>
    <style:style style:name="T8784" style:parent-style-name="Fuentedepárrafopredeter." style:family="text">
      <style:text-properties fo:color="#0000FF" fo:letter-spacing="-0.0055in" style:text-scale="130%" fo:language="es" fo:country="ES"/>
    </style:style>
    <style:style style:name="T8785" style:parent-style-name="Fuentedepárrafopredeter." style:family="text">
      <style:text-properties fo:color="#0000FF" fo:letter-spacing="-0.0055in" style:text-scale="135%" fo:language="es" fo:country="ES"/>
    </style:style>
    <style:style style:name="T8786" style:parent-style-name="Fuentedepárrafopredeter." style:family="text">
      <style:text-properties fo:color="#0000FF" fo:letter-spacing="-0.0034in" style:text-scale="130%" fo:language="es" fo:country="ES"/>
    </style:style>
    <style:style style:name="T8787" style:parent-style-name="Fuentedepárrafopredeter." style:family="text">
      <style:text-properties fo:color="#0000FF" fo:letter-spacing="-0.0055in" style:text-scale="130%" fo:language="es" fo:country="ES"/>
    </style:style>
    <style:style style:name="T8788" style:parent-style-name="Fuentedepárrafopredeter." style:family="text">
      <style:text-properties fo:color="#0000FF" fo:letter-spacing="-0.0034in" style:text-scale="135%" fo:language="es" fo:country="ES"/>
    </style:style>
    <style:style style:name="T8789" style:parent-style-name="Fuentedepárrafopredeter." style:family="text">
      <style:text-properties fo:color="#0000FF" fo:letter-spacing="-0.0055in" style:text-scale="135%" fo:language="es" fo:country="ES"/>
    </style:style>
    <style:style style:name="T8790" style:parent-style-name="Fuentedepárrafopredeter." style:family="text">
      <style:text-properties fo:color="#0000FF" style:text-scale="135%" fo:language="es" fo:country="ES"/>
    </style:style>
    <style:style style:name="T8791" style:parent-style-name="Fuentedepárrafopredeter." style:family="text">
      <style:text-properties fo:color="#0000FF" fo:letter-spacing="-0.0062in" style:text-scale="211%" fo:language="es" fo:country="ES"/>
    </style:style>
    <style:style style:name="T8792" style:parent-style-name="Fuentedepárrafopredeter." style:family="text">
      <style:text-properties fo:color="#0000FF" fo:letter-spacing="-0.0062in" style:text-scale="110%" fo:language="es" fo:country="ES"/>
    </style:style>
    <style:style style:name="T8793" style:parent-style-name="Fuentedepárrafopredeter." style:family="text">
      <style:text-properties fo:color="#0000FF" fo:letter-spacing="-0.0062in" style:text-scale="162%" fo:language="es" fo:country="ES"/>
    </style:style>
    <style:style style:name="T8794" style:parent-style-name="Fuentedepárrafopredeter." style:family="text">
      <style:text-properties fo:color="#0000FF" fo:letter-spacing="-0.0062in" style:text-scale="112%" fo:language="es" fo:country="ES"/>
    </style:style>
    <style:style style:name="T8795" style:parent-style-name="Fuentedepárrafopredeter." style:family="text">
      <style:text-properties fo:color="#0000FF" fo:letter-spacing="-0.0062in" style:text-scale="154%" fo:language="es" fo:country="ES"/>
    </style:style>
    <style:style style:name="T8796" style:parent-style-name="Fuentedepárrafopredeter." style:family="text">
      <style:text-properties fo:color="#0000FF" fo:letter-spacing="-0.0062in" style:text-scale="72%" fo:language="es" fo:country="ES"/>
    </style:style>
    <style:style style:name="T8797" style:parent-style-name="Fuentedepárrafopredeter." style:family="text">
      <style:text-properties fo:color="#0000FF" fo:letter-spacing="-0.0062in" style:text-scale="114%" fo:language="es" fo:country="ES"/>
    </style:style>
    <style:style style:name="T8798" style:parent-style-name="Fuentedepárrafopredeter." style:family="text">
      <style:text-properties fo:color="#0000FF" style:text-scale="154%" fo:language="es" fo:country="ES"/>
    </style:style>
    <style:style style:name="T8799" style:parent-style-name="Fuentedepárrafopredeter." style:family="text">
      <style:text-properties fo:color="#0000FF" fo:language="es" fo:country="ES"/>
    </style:style>
    <style:style style:name="T8800" style:parent-style-name="Fuentedepárrafopredeter." style:family="text">
      <style:text-properties fo:color="#0000FF" fo:letter-spacing="-0.0062in" style:text-scale="108%" fo:language="es" fo:country="ES"/>
    </style:style>
    <style:style style:name="T8801" style:parent-style-name="Fuentedepárrafopredeter." style:family="text">
      <style:text-properties fo:color="#0000FF" style:text-scale="110%" fo:language="es" fo:country="ES"/>
    </style:style>
    <style:style style:name="T8802" style:parent-style-name="Fuentedepárrafopredeter." style:family="text">
      <style:text-properties fo:color="#0000FF" fo:language="es" fo:country="ES"/>
    </style:style>
    <style:style style:name="T8803" style:parent-style-name="Fuentedepárrafopredeter." style:family="text">
      <style:text-properties fo:color="#0000FF" fo:letter-spacing="-0.0062in" style:text-scale="110%" fo:language="es" fo:country="ES"/>
    </style:style>
    <style:style style:name="T8804" style:parent-style-name="Fuentedepárrafopredeter." style:family="text">
      <style:text-properties fo:color="#0000FF" fo:letter-spacing="-0.0062in" style:text-scale="204%" fo:language="es" fo:country="ES"/>
    </style:style>
    <style:style style:name="T8805" style:parent-style-name="Fuentedepárrafopredeter." style:family="text">
      <style:text-properties fo:color="#0000FF" fo:letter-spacing="-0.0062in" style:text-scale="114%" fo:language="es" fo:country="ES"/>
    </style:style>
    <style:style style:name="T8806" style:parent-style-name="Fuentedepárrafopredeter." style:family="text">
      <style:text-properties fo:color="#0000FF" fo:letter-spacing="-0.0062in" style:text-scale="148%" fo:language="es" fo:country="ES"/>
    </style:style>
    <style:style style:name="T8807" style:parent-style-name="Fuentedepárrafopredeter." style:family="text">
      <style:text-properties fo:color="#0000FF" style:text-scale="163%" fo:language="es" fo:country="ES"/>
    </style:style>
    <style:style style:name="P8808" style:parent-style-name="Textoindependiente" style:family="paragraph">
      <style:paragraph-properties fo:margin-top="0.0006in" fo:margin-left="0.2201in" fo:margin-right="0.1972in">
        <style:tab-stops/>
      </style:paragraph-properties>
    </style:style>
    <style:style style:name="T8809" style:parent-style-name="Fuentedepárrafopredeter." style:family="text">
      <style:text-properties fo:color="#0000FF" fo:letter-spacing="-0.0062in" style:text-scale="114%" fo:language="es" fo:country="ES"/>
    </style:style>
    <style:style style:name="T8810" style:parent-style-name="Fuentedepárrafopredeter." style:family="text">
      <style:text-properties fo:color="#0000FF" fo:letter-spacing="-0.0062in" style:text-scale="148%" fo:language="es" fo:country="ES"/>
    </style:style>
    <style:style style:name="T8811" style:parent-style-name="Fuentedepárrafopredeter." style:family="text">
      <style:text-properties fo:color="#0000FF" style:text-scale="211%" fo:language="es" fo:country="ES"/>
    </style:style>
    <style:style style:name="T8812" style:parent-style-name="Fuentedepárrafopredeter." style:family="text">
      <style:text-properties fo:color="#0000FF" fo:language="es" fo:country="ES"/>
    </style:style>
    <style:style style:name="T8813" style:parent-style-name="Fuentedepárrafopredeter." style:family="text">
      <style:text-properties fo:color="#0000FF" fo:letter-spacing="-0.0118in" fo:language="es" fo:country="ES"/>
    </style:style>
    <style:style style:name="T8814" style:parent-style-name="Fuentedepárrafopredeter." style:family="text">
      <style:text-properties fo:color="#0000FF" fo:letter-spacing="-0.0062in" style:text-scale="154%" fo:language="es" fo:country="ES"/>
    </style:style>
    <style:style style:name="T8815" style:parent-style-name="Fuentedepárrafopredeter." style:family="text">
      <style:text-properties fo:color="#0000FF" fo:letter-spacing="-0.0062in" style:text-scale="110%" fo:language="es" fo:country="ES"/>
    </style:style>
    <style:style style:name="T8816" style:parent-style-name="Fuentedepárrafopredeter." style:family="text">
      <style:text-properties fo:color="#0000FF" fo:letter-spacing="-0.0062in" style:text-scale="114%" fo:language="es" fo:country="ES"/>
    </style:style>
    <style:style style:name="T8817" style:parent-style-name="Fuentedepárrafopredeter." style:family="text">
      <style:text-properties fo:color="#0000FF" fo:letter-spacing="-0.0062in" style:text-scale="204%" fo:language="es" fo:country="ES"/>
    </style:style>
    <style:style style:name="T8818" style:parent-style-name="Fuentedepárrafopredeter." style:family="text">
      <style:text-properties fo:color="#0000FF" fo:letter-spacing="-0.0062in" style:text-scale="72%" fo:language="es" fo:country="ES"/>
    </style:style>
    <style:style style:name="T8819" style:parent-style-name="Fuentedepárrafopredeter." style:family="text">
      <style:text-properties fo:color="#0000FF" fo:letter-spacing="-0.0062in" style:text-scale="110%" fo:language="es" fo:country="ES"/>
    </style:style>
    <style:style style:name="T8820" style:parent-style-name="Fuentedepárrafopredeter." style:family="text">
      <style:text-properties fo:color="#0000FF" fo:letter-spacing="-0.0062in" style:text-scale="151%" fo:language="es" fo:country="ES"/>
    </style:style>
    <style:style style:name="T8821" style:parent-style-name="Fuentedepárrafopredeter." style:family="text">
      <style:text-properties fo:color="#0000FF" style:text-scale="110%" fo:language="es" fo:country="ES"/>
    </style:style>
    <style:style style:name="T8822" style:parent-style-name="Fuentedepárrafopredeter." style:family="text">
      <style:text-properties fo:color="#0000FF" fo:language="es" fo:country="ES"/>
    </style:style>
    <style:style style:name="T8823" style:parent-style-name="Fuentedepárrafopredeter." style:family="text">
      <style:text-properties fo:color="#0000FF" fo:letter-spacing="-0.0118in" fo:language="es" fo:country="ES"/>
    </style:style>
    <style:style style:name="T8824" style:parent-style-name="Fuentedepárrafopredeter." style:family="text">
      <style:text-properties fo:color="#0000FF" fo:letter-spacing="-0.0062in" style:text-scale="110%" fo:language="es" fo:country="ES"/>
    </style:style>
    <style:style style:name="T8825" style:parent-style-name="Fuentedepárrafopredeter." style:family="text">
      <style:text-properties fo:color="#0000FF" style:text-scale="112%" fo:language="es" fo:country="ES"/>
    </style:style>
    <style:style style:name="T8826" style:parent-style-name="Fuentedepárrafopredeter." style:family="text">
      <style:text-properties fo:color="#0000FF" fo:language="es" fo:country="ES"/>
    </style:style>
    <style:style style:name="T8827" style:parent-style-name="Fuentedepárrafopredeter." style:family="text">
      <style:text-properties fo:color="#0000FF" fo:letter-spacing="-0.0118in" fo:language="es" fo:country="ES"/>
    </style:style>
    <style:style style:name="T8828" style:parent-style-name="Fuentedepárrafopredeter." style:family="text">
      <style:text-properties fo:color="#0000FF" fo:letter-spacing="-0.0062in" style:text-scale="148%" fo:language="es" fo:country="ES"/>
    </style:style>
    <style:style style:name="T8829" style:parent-style-name="Fuentedepárrafopredeter." style:family="text">
      <style:text-properties fo:color="#0000FF" style:text-scale="110%" fo:language="es" fo:country="ES"/>
    </style:style>
    <style:style style:name="T8830" style:parent-style-name="Fuentedepárrafopredeter." style:family="text">
      <style:text-properties fo:color="#0000FF" fo:language="es" fo:country="ES"/>
    </style:style>
    <style:style style:name="T8831" style:parent-style-name="Fuentedepárrafopredeter." style:family="text">
      <style:text-properties fo:color="#0000FF" fo:letter-spacing="-0.0118in" fo:language="es" fo:country="ES"/>
    </style:style>
    <style:style style:name="T8832" style:parent-style-name="Fuentedepárrafopredeter." style:family="text">
      <style:text-properties fo:color="#0000FF" fo:letter-spacing="-0.0062in" style:text-scale="108%" fo:language="es" fo:country="ES"/>
    </style:style>
    <style:style style:name="T8833" style:parent-style-name="Fuentedepárrafopredeter." style:family="text">
      <style:text-properties fo:color="#0000FF" fo:letter-spacing="-0.0062in" style:text-scale="110%" fo:language="es" fo:country="ES"/>
    </style:style>
    <style:style style:name="T8834" style:parent-style-name="Fuentedepárrafopredeter." style:family="text">
      <style:text-properties fo:color="#0000FF" fo:letter-spacing="-0.0062in" style:text-scale="108%" fo:language="es" fo:country="ES"/>
    </style:style>
    <style:style style:name="T8835" style:parent-style-name="Fuentedepárrafopredeter." style:family="text">
      <style:text-properties fo:color="#0000FF" style:text-scale="110%" fo:language="es" fo:country="ES"/>
    </style:style>
    <style:style style:name="T8836" style:parent-style-name="Fuentedepárrafopredeter." style:family="text">
      <style:text-properties fo:color="#0000FF" fo:language="es" fo:country="ES"/>
    </style:style>
    <style:style style:name="T8837" style:parent-style-name="Fuentedepárrafopredeter." style:family="text">
      <style:text-properties fo:color="#0000FF" fo:letter-spacing="-0.0118in" fo:language="es" fo:country="ES"/>
    </style:style>
    <style:style style:name="T8838" style:parent-style-name="Fuentedepárrafopredeter." style:family="text">
      <style:text-properties fo:color="#0000FF" fo:letter-spacing="-0.0062in" style:text-scale="72%" fo:language="es" fo:country="ES"/>
    </style:style>
    <style:style style:name="T8839" style:parent-style-name="Fuentedepárrafopredeter." style:family="text">
      <style:text-properties fo:color="#0000FF" fo:letter-spacing="-0.0062in" style:text-scale="112%" fo:language="es" fo:country="ES"/>
    </style:style>
    <style:style style:name="T8840" style:parent-style-name="Fuentedepárrafopredeter." style:family="text">
      <style:text-properties fo:color="#0000FF" fo:letter-spacing="-0.0062in" style:text-scale="108%" fo:language="es" fo:country="ES"/>
    </style:style>
    <style:style style:name="T8841" style:parent-style-name="Fuentedepárrafopredeter." style:family="text">
      <style:text-properties fo:color="#0000FF" fo:letter-spacing="-0.0062in" style:text-scale="211%" fo:language="es" fo:country="ES"/>
    </style:style>
    <style:style style:name="T8842" style:parent-style-name="Fuentedepárrafopredeter." style:family="text">
      <style:text-properties fo:color="#0000FF" fo:letter-spacing="-0.0062in" style:text-scale="162%" fo:language="es" fo:country="ES"/>
    </style:style>
    <style:style style:name="T8843" style:parent-style-name="Fuentedepárrafopredeter." style:family="text">
      <style:text-properties fo:color="#0000FF" fo:letter-spacing="-0.0062in" style:text-scale="211%" fo:language="es" fo:country="ES"/>
    </style:style>
    <style:style style:name="T8844" style:parent-style-name="Fuentedepárrafopredeter." style:family="text">
      <style:text-properties fo:color="#0000FF" fo:letter-spacing="-0.0062in" style:text-scale="121%" fo:language="es" fo:country="ES"/>
    </style:style>
    <style:style style:name="T8845" style:parent-style-name="Fuentedepárrafopredeter." style:family="text">
      <style:text-properties fo:color="#0000FF" fo:letter-spacing="-0.0062in" style:text-scale="114%" fo:language="es" fo:country="ES"/>
    </style:style>
    <style:style style:name="T8846" style:parent-style-name="Fuentedepárrafopredeter." style:family="text">
      <style:text-properties fo:color="#0000FF" style:text-scale="154%" fo:language="es" fo:country="ES"/>
    </style:style>
    <style:style style:name="T8847" style:parent-style-name="Fuentedepárrafopredeter." style:family="text">
      <style:text-properties fo:color="#0000FF" fo:language="es" fo:country="ES"/>
    </style:style>
    <style:style style:name="T8848" style:parent-style-name="Fuentedepárrafopredeter." style:family="text">
      <style:text-properties fo:color="#0000FF" fo:letter-spacing="-0.0118in" fo:language="es" fo:country="ES"/>
    </style:style>
    <style:style style:name="T8849" style:parent-style-name="Fuentedepárrafopredeter." style:family="text">
      <style:text-properties fo:color="#0000FF" fo:letter-spacing="-0.0062in" style:text-scale="110%" fo:language="es" fo:country="ES"/>
    </style:style>
    <style:style style:name="T8850" style:parent-style-name="Fuentedepárrafopredeter." style:family="text">
      <style:text-properties fo:color="#0000FF" style:text-scale="204%" fo:language="es" fo:country="ES"/>
    </style:style>
    <style:style style:name="T8851" style:parent-style-name="Fuentedepárrafopredeter." style:family="text">
      <style:text-properties fo:color="#0000FF" fo:language="es" fo:country="ES"/>
    </style:style>
    <style:style style:name="T8852" style:parent-style-name="Fuentedepárrafopredeter." style:family="text">
      <style:text-properties fo:color="#0000FF" fo:letter-spacing="-0.0118in" fo:language="es" fo:country="ES"/>
    </style:style>
    <style:style style:name="T8853" style:parent-style-name="Fuentedepárrafopredeter." style:family="text">
      <style:text-properties fo:color="#0000FF" fo:letter-spacing="-0.0062in" style:text-scale="162%" fo:language="es" fo:country="ES"/>
    </style:style>
    <style:style style:name="T8854" style:parent-style-name="Fuentedepárrafopredeter." style:family="text">
      <style:text-properties fo:color="#0000FF" fo:letter-spacing="-0.0062in" style:text-scale="211%" fo:language="es" fo:country="ES"/>
    </style:style>
    <style:style style:name="T8855" style:parent-style-name="Fuentedepárrafopredeter." style:family="text">
      <style:text-properties fo:color="#0000FF" fo:letter-spacing="-0.0062in" style:text-scale="121%" fo:language="es" fo:country="ES"/>
    </style:style>
    <style:style style:name="T8856" style:parent-style-name="Fuentedepárrafopredeter." style:family="text">
      <style:text-properties fo:color="#0000FF" fo:letter-spacing="-0.0062in" style:text-scale="110%" fo:language="es" fo:country="ES"/>
    </style:style>
    <style:style style:name="T8857" style:parent-style-name="Fuentedepárrafopredeter." style:family="text">
      <style:text-properties fo:color="#0000FF" fo:letter-spacing="-0.0062in" style:text-scale="154%" fo:language="es" fo:country="ES"/>
    </style:style>
    <style:style style:name="T8858" style:parent-style-name="Fuentedepárrafopredeter." style:family="text">
      <style:text-properties fo:color="#0000FF" style:text-scale="112%" fo:language="es" fo:country="ES"/>
    </style:style>
    <style:style style:name="T8859" style:parent-style-name="Fuentedepárrafopredeter." style:family="text">
      <style:text-properties fo:color="#0000FF" fo:language="es" fo:country="ES"/>
    </style:style>
    <style:style style:name="T8860" style:parent-style-name="Fuentedepárrafopredeter." style:family="text">
      <style:text-properties fo:color="#0000FF" fo:letter-spacing="-0.0118in" fo:language="es" fo:country="ES"/>
    </style:style>
    <style:style style:name="T8861" style:parent-style-name="Fuentedepárrafopredeter." style:family="text">
      <style:text-properties fo:color="#0000FF" fo:letter-spacing="-0.0062in" style:text-scale="122%" fo:language="es" fo:country="ES"/>
    </style:style>
    <style:style style:name="T8862" style:parent-style-name="Fuentedepárrafopredeter." style:family="text">
      <style:text-properties fo:color="#0000FF" style:text-scale="114%" fo:language="es" fo:country="ES"/>
    </style:style>
    <style:style style:name="T8863" style:parent-style-name="Fuentedepárrafopredeter." style:family="text">
      <style:text-properties fo:color="#0000FF" fo:language="es" fo:country="ES"/>
    </style:style>
    <style:style style:name="T8864" style:parent-style-name="Fuentedepárrafopredeter." style:family="text">
      <style:text-properties fo:color="#0000FF" fo:letter-spacing="-0.0118in" fo:language="es" fo:country="ES"/>
    </style:style>
    <style:style style:name="T8865" style:parent-style-name="Fuentedepárrafopredeter." style:family="text">
      <style:text-properties fo:color="#0000FF" fo:letter-spacing="-0.0062in" style:text-scale="110%" fo:language="es" fo:country="ES"/>
    </style:style>
    <style:style style:name="T8866" style:parent-style-name="Fuentedepárrafopredeter." style:family="text">
      <style:text-properties fo:color="#0000FF" fo:letter-spacing="-0.0062in" style:text-scale="120%" fo:language="es" fo:country="ES"/>
    </style:style>
    <style:style style:name="T8867" style:parent-style-name="Fuentedepárrafopredeter." style:family="text">
      <style:text-properties fo:color="#0000FF" fo:letter-spacing="-0.0062in" style:text-scale="211%" fo:language="es" fo:country="ES"/>
    </style:style>
    <style:style style:name="T8868" style:parent-style-name="Fuentedepárrafopredeter." style:family="text">
      <style:text-properties fo:color="#0000FF" fo:letter-spacing="-0.0062in" style:text-scale="148%" fo:language="es" fo:country="ES"/>
    </style:style>
    <style:style style:name="T8869" style:parent-style-name="Fuentedepárrafopredeter." style:family="text">
      <style:text-properties fo:color="#0000FF" fo:letter-spacing="-0.0062in" style:text-scale="151%" fo:language="es" fo:country="ES"/>
    </style:style>
    <style:style style:name="T8870" style:parent-style-name="Fuentedepárrafopredeter." style:family="text">
      <style:text-properties fo:color="#0000FF" fo:letter-spacing="-0.0062in" style:text-scale="110%" fo:language="es" fo:country="ES"/>
    </style:style>
    <style:style style:name="T8871" style:parent-style-name="Fuentedepárrafopredeter." style:family="text">
      <style:text-properties fo:color="#0000FF" fo:letter-spacing="-0.0062in" style:text-scale="151%" fo:language="es" fo:country="ES"/>
    </style:style>
    <style:style style:name="T8872" style:parent-style-name="Fuentedepárrafopredeter." style:family="text">
      <style:text-properties fo:color="#0000FF" style:text-scale="110%" fo:language="es" fo:country="ES"/>
    </style:style>
    <style:style style:name="T8873" style:parent-style-name="Fuentedepárrafopredeter." style:family="text">
      <style:text-properties fo:color="#0000FF" fo:language="es" fo:country="ES"/>
    </style:style>
    <style:style style:name="T8874" style:parent-style-name="Fuentedepárrafopredeter." style:family="text">
      <style:text-properties fo:color="#0000FF" fo:letter-spacing="-0.0118in" fo:language="es" fo:country="ES"/>
    </style:style>
    <style:style style:name="T8875" style:parent-style-name="Fuentedepárrafopredeter." style:family="text">
      <style:text-properties fo:color="#0000FF" fo:letter-spacing="-0.0062in" style:text-scale="163%" fo:language="es" fo:country="ES"/>
    </style:style>
    <style:style style:name="T8876" style:parent-style-name="Fuentedepárrafopredeter." style:family="text">
      <style:text-properties fo:color="#0000FF" fo:letter-spacing="-0.0062in" style:text-scale="108%" fo:language="es" fo:country="ES"/>
    </style:style>
    <style:style style:name="T8877" style:parent-style-name="Fuentedepárrafopredeter." style:family="text">
      <style:text-properties fo:color="#0000FF" fo:letter-spacing="-0.0062in" style:text-scale="163%" fo:language="es" fo:country="ES"/>
    </style:style>
    <style:style style:name="T8878" style:parent-style-name="Fuentedepárrafopredeter." style:family="text">
      <style:text-properties fo:color="#0000FF" fo:letter-spacing="-0.0062in" style:text-scale="110%" fo:language="es" fo:country="ES"/>
    </style:style>
    <style:style style:name="T8879" style:parent-style-name="Fuentedepárrafopredeter." style:family="text">
      <style:text-properties fo:color="#0000FF" fo:letter-spacing="-0.0062in" style:text-scale="163%" fo:language="es" fo:country="ES"/>
    </style:style>
    <style:style style:name="T8880" style:parent-style-name="Fuentedepárrafopredeter." style:family="text">
      <style:text-properties fo:color="#0000FF" style:text-scale="163%" fo:language="es" fo:country="ES"/>
    </style:style>
    <style:style style:name="T8881" style:parent-style-name="Fuentedepárrafopredeter." style:family="text">
      <style:text-properties fo:color="#0000FF" fo:language="es" fo:country="ES"/>
    </style:style>
    <style:style style:name="T8882" style:parent-style-name="Fuentedepárrafopredeter." style:family="text">
      <style:text-properties fo:color="#0000FF" fo:letter-spacing="-0.0118in" fo:language="es" fo:country="ES"/>
    </style:style>
    <style:style style:name="T8883" style:parent-style-name="Fuentedepárrafopredeter." style:family="text">
      <style:text-properties fo:color="#0000FF" fo:letter-spacing="-0.0062in" style:text-scale="110%" fo:language="es" fo:country="ES"/>
    </style:style>
    <style:style style:name="T8884" style:parent-style-name="Fuentedepárrafopredeter." style:family="text">
      <style:text-properties fo:color="#0000FF" fo:letter-spacing="-0.0062in" style:text-scale="148%" fo:language="es" fo:country="ES"/>
    </style:style>
    <style:style style:name="T8885" style:parent-style-name="Fuentedepárrafopredeter." style:family="text">
      <style:text-properties fo:color="#0000FF" fo:letter-spacing="-0.0062in" style:text-scale="151%" fo:language="es" fo:country="ES"/>
    </style:style>
    <style:style style:name="T8886" style:parent-style-name="Fuentedepárrafopredeter." style:family="text">
      <style:text-properties fo:color="#0000FF" style:text-scale="114%" fo:language="es" fo:country="ES"/>
    </style:style>
    <style:style style:name="T8887" style:parent-style-name="Fuentedepárrafopredeter." style:family="text">
      <style:text-properties fo:color="#0000FF" fo:language="es" fo:country="ES"/>
    </style:style>
    <style:style style:name="T8888" style:parent-style-name="Fuentedepárrafopredeter." style:family="text">
      <style:text-properties fo:color="#0000FF" fo:letter-spacing="-0.0118in" fo:language="es" fo:country="ES"/>
    </style:style>
    <style:style style:name="T8889" style:parent-style-name="Fuentedepárrafopredeter." style:family="text">
      <style:text-properties fo:color="#0000FF" fo:letter-spacing="-0.0062in" style:text-scale="110%" fo:language="es" fo:country="ES"/>
    </style:style>
    <style:style style:name="T8890" style:parent-style-name="Fuentedepárrafopredeter." style:family="text">
      <style:text-properties fo:color="#0000FF" style:text-scale="110%" fo:language="es" fo:country="ES"/>
    </style:style>
    <style:style style:name="T8891" style:parent-style-name="Fuentedepárrafopredeter." style:family="text">
      <style:text-properties fo:color="#0000FF" fo:language="es" fo:country="ES"/>
    </style:style>
    <style:style style:name="T8892" style:parent-style-name="Fuentedepárrafopredeter." style:family="text">
      <style:text-properties fo:color="#0000FF" fo:letter-spacing="-0.0118in" fo:language="es" fo:country="ES"/>
    </style:style>
    <style:style style:name="T8893" style:parent-style-name="Fuentedepárrafopredeter." style:family="text">
      <style:text-properties fo:color="#0000FF" fo:letter-spacing="-0.0062in" style:text-scale="110%" fo:language="es" fo:country="ES"/>
    </style:style>
    <style:style style:name="T8894" style:parent-style-name="Fuentedepárrafopredeter." style:family="text">
      <style:text-properties fo:color="#0000FF" style:text-scale="110%" fo:language="es" fo:country="ES"/>
    </style:style>
    <style:style style:name="T8895" style:parent-style-name="Fuentedepárrafopredeter." style:family="text">
      <style:text-properties fo:color="#0000FF" fo:language="es" fo:country="ES"/>
    </style:style>
    <style:style style:name="T8896" style:parent-style-name="Fuentedepárrafopredeter." style:family="text">
      <style:text-properties fo:color="#0000FF" fo:letter-spacing="-0.0118in" fo:language="es" fo:country="ES"/>
    </style:style>
    <style:style style:name="T8897" style:parent-style-name="Fuentedepárrafopredeter." style:family="text">
      <style:text-properties fo:color="#0000FF" fo:letter-spacing="-0.0062in" fo:language="es" fo:country="ES"/>
    </style:style>
    <style:style style:name="T8898" style:parent-style-name="Fuentedepárrafopredeter." style:family="text">
      <style:text-properties fo:color="#0000FF" style:text-scale="98%" fo:language="es" fo:country="ES"/>
    </style:style>
    <style:style style:name="T8899" style:parent-style-name="Fuentedepárrafopredeter." style:family="text">
      <style:text-properties fo:color="#0000FF" fo:language="es" fo:country="ES"/>
    </style:style>
    <style:style style:name="T8900" style:parent-style-name="Fuentedepárrafopredeter." style:family="text">
      <style:text-properties fo:color="#0000FF" fo:letter-spacing="-0.0118in" fo:language="es" fo:country="ES"/>
    </style:style>
    <style:style style:name="T8901" style:parent-style-name="Fuentedepárrafopredeter." style:family="text">
      <style:text-properties fo:color="#0000FF" fo:letter-spacing="-0.0062in" style:text-scale="103%" fo:language="es" fo:country="ES"/>
    </style:style>
    <style:style style:name="T8902" style:parent-style-name="Fuentedepárrafopredeter." style:family="text">
      <style:text-properties fo:color="#0000FF" fo:letter-spacing="-0.0062in" style:text-scale="89%" fo:language="es" fo:country="ES"/>
    </style:style>
    <style:style style:name="T8903" style:parent-style-name="Fuentedepárrafopredeter." style:family="text">
      <style:text-properties fo:color="#0000FF" fo:letter-spacing="-0.0062in" style:text-scale="84%" fo:language="es" fo:country="ES"/>
    </style:style>
    <style:style style:name="T8904" style:parent-style-name="Fuentedepárrafopredeter." style:family="text">
      <style:text-properties fo:color="#0000FF" fo:letter-spacing="-0.0062in" style:text-scale="163%" fo:language="es" fo:country="ES"/>
    </style:style>
    <style:style style:name="T8905" style:parent-style-name="Fuentedepárrafopredeter." style:family="text">
      <style:text-properties fo:color="#0000FF" style:text-scale="163%" fo:language="es" fo:country="ES"/>
    </style:style>
    <style:style style:name="T8906" style:parent-style-name="Fuentedepárrafopredeter." style:family="text">
      <style:text-properties fo:color="#0000FF" fo:letter-spacing="-0.0041in" style:text-scale="135%" fo:language="es" fo:country="ES"/>
    </style:style>
    <style:style style:name="T8907" style:parent-style-name="Fuentedepárrafopredeter." style:family="text">
      <style:text-properties fo:color="#0000FF" fo:letter-spacing="-0.0034in" style:text-scale="135%" fo:language="es" fo:country="ES"/>
    </style:style>
    <style:style style:name="T8908" style:parent-style-name="Fuentedepárrafopredeter." style:family="text">
      <style:text-properties fo:color="#0000FF" fo:letter-spacing="-0.0055in" style:text-scale="135%" fo:language="es" fo:country="ES"/>
    </style:style>
    <style:style style:name="T8909" style:parent-style-name="Fuentedepárrafopredeter." style:family="text">
      <style:text-properties fo:color="#0000FF" fo:letter-spacing="-0.0034in" style:text-scale="135%" fo:language="es" fo:country="ES"/>
    </style:style>
    <style:style style:name="T8910" style:parent-style-name="Fuentedepárrafopredeter." style:family="text">
      <style:text-properties fo:color="#0000FF" fo:letter-spacing="-0.0145in" style:text-scale="135%" fo:language="es" fo:country="ES"/>
    </style:style>
    <style:style style:name="T8911" style:parent-style-name="Fuentedepárrafopredeter." style:family="text">
      <style:text-properties fo:color="#0000FF" fo:letter-spacing="-0.0055in" style:text-scale="135%" fo:language="es" fo:country="ES"/>
    </style:style>
    <style:style style:name="P8912" style:parent-style-name="Textoindependiente" style:family="paragraph">
      <style:paragraph-properties fo:margin-top="0.0027in" fo:margin-left="0in">
        <style:tab-stops/>
      </style:paragraph-properties>
      <style:text-properties fo:language="es" fo:country="ES"/>
    </style:style>
    <style:style style:name="P8913" style:parent-style-name="Textoindependiente" style:family="paragraph">
      <style:paragraph-properties fo:margin-top="0.0006in" fo:line-height="97%" fo:margin-right="4.8715in"/>
    </style:style>
    <style:style style:name="T8914" style:parent-style-name="Fuentedepárrafopredeter." style:family="text">
      <style:text-properties fo:color="#0000FF" fo:letter-spacing="-0.0062in" style:text-scale="114%" fo:language="es" fo:country="ES"/>
    </style:style>
    <style:style style:name="T8915" style:parent-style-name="Fuentedepárrafopredeter." style:family="text">
      <style:text-properties fo:color="#0000FF" fo:letter-spacing="-0.0062in" style:text-scale="119%" fo:language="es" fo:country="ES"/>
    </style:style>
    <style:style style:name="T8916" style:parent-style-name="Fuentedepárrafopredeter." style:family="text">
      <style:text-properties fo:color="#0000FF" fo:letter-spacing="-0.0062in" style:text-scale="110%" fo:language="es" fo:country="ES"/>
    </style:style>
    <style:style style:name="T8917" style:parent-style-name="Fuentedepárrafopredeter." style:family="text">
      <style:text-properties fo:color="#0000FF" fo:letter-spacing="-0.0062in" style:text-scale="154%" fo:language="es" fo:country="ES"/>
    </style:style>
    <style:style style:name="T8918" style:parent-style-name="Fuentedepárrafopredeter." style:family="text">
      <style:text-properties fo:color="#0000FF" fo:letter-spacing="-0.0062in" style:text-scale="114%" fo:language="es" fo:country="ES"/>
    </style:style>
    <style:style style:name="T8919" style:parent-style-name="Fuentedepárrafopredeter." style:family="text">
      <style:text-properties fo:color="#0000FF" fo:letter-spacing="-0.0062in" style:text-scale="121%" fo:language="es" fo:country="ES"/>
    </style:style>
    <style:style style:name="T8920" style:parent-style-name="Fuentedepárrafopredeter." style:family="text">
      <style:text-properties fo:color="#0000FF" fo:letter-spacing="-0.0062in" style:text-scale="211%" fo:language="es" fo:country="ES"/>
    </style:style>
    <style:style style:name="T8921" style:parent-style-name="Fuentedepárrafopredeter." style:family="text">
      <style:text-properties fo:color="#0000FF" fo:letter-spacing="-0.0062in" style:text-scale="112%" fo:language="es" fo:country="ES"/>
    </style:style>
    <style:style style:name="T8922" style:parent-style-name="Fuentedepárrafopredeter." style:family="text">
      <style:text-properties fo:color="#0000FF" style:text-scale="110%" fo:language="es" fo:country="ES"/>
    </style:style>
    <style:style style:name="T8923" style:parent-style-name="Fuentedepárrafopredeter." style:family="text">
      <style:text-properties fo:color="#0000FF" fo:language="es" fo:country="ES"/>
    </style:style>
    <style:style style:name="T8924" style:parent-style-name="Fuentedepárrafopredeter." style:family="text">
      <style:text-properties fo:color="#0000FF" fo:letter-spacing="-0.0118in" fo:language="es" fo:country="ES"/>
    </style:style>
    <style:style style:name="T8925" style:parent-style-name="Fuentedepárrafopredeter." style:family="text">
      <style:text-properties fo:color="#0000FF" fo:letter-spacing="-0.0062in" style:text-scale="108%" fo:language="es" fo:country="ES"/>
    </style:style>
    <style:style style:name="T8926" style:parent-style-name="Fuentedepárrafopredeter." style:family="text">
      <style:text-properties fo:color="#0000FF" style:text-scale="110%" fo:language="es" fo:country="ES"/>
    </style:style>
    <style:style style:name="T8927" style:parent-style-name="Fuentedepárrafopredeter." style:family="text">
      <style:text-properties fo:color="#0000FF" fo:language="es" fo:country="ES"/>
    </style:style>
    <style:style style:name="T8928" style:parent-style-name="Fuentedepárrafopredeter." style:family="text">
      <style:text-properties fo:color="#0000FF" fo:letter-spacing="-0.0118in" fo:language="es" fo:country="ES"/>
    </style:style>
    <style:style style:name="T8929" style:parent-style-name="Fuentedepárrafopredeter." style:family="text">
      <style:text-properties fo:color="#0000FF" fo:letter-spacing="-0.0062in" style:text-scale="211%" fo:language="es" fo:country="ES"/>
    </style:style>
    <style:style style:name="T8930" style:parent-style-name="Fuentedepárrafopredeter." style:family="text">
      <style:text-properties fo:color="#0000FF" fo:letter-spacing="-0.0062in" style:text-scale="110%" fo:language="es" fo:country="ES"/>
    </style:style>
    <style:style style:name="T8931" style:parent-style-name="Fuentedepárrafopredeter." style:family="text">
      <style:text-properties fo:color="#0000FF" fo:letter-spacing="-0.0062in" style:text-scale="162%" fo:language="es" fo:country="ES"/>
    </style:style>
    <style:style style:name="T8932" style:parent-style-name="Fuentedepárrafopredeter." style:family="text">
      <style:text-properties fo:color="#0000FF" fo:letter-spacing="-0.0062in" style:text-scale="112%" fo:language="es" fo:country="ES"/>
    </style:style>
    <style:style style:name="T8933" style:parent-style-name="Fuentedepárrafopredeter." style:family="text">
      <style:text-properties fo:color="#0000FF" fo:letter-spacing="-0.0062in" style:text-scale="154%" fo:language="es" fo:country="ES"/>
    </style:style>
    <style:style style:name="T8934" style:parent-style-name="Fuentedepárrafopredeter." style:family="text">
      <style:text-properties fo:color="#0000FF" fo:letter-spacing="-0.0062in" style:text-scale="72%" fo:language="es" fo:country="ES"/>
    </style:style>
    <style:style style:name="T8935" style:parent-style-name="Fuentedepárrafopredeter." style:family="text">
      <style:text-properties fo:color="#0000FF" style:text-scale="110%" fo:language="es" fo:country="ES"/>
    </style:style>
    <style:style style:name="T8936" style:parent-style-name="Fuentedepárrafopredeter." style:family="text">
      <style:text-properties fo:color="#00898C" fo:letter-spacing="-0.0062in" style:text-scale="211%" fo:language="es" fo:country="ES"/>
    </style:style>
    <style:style style:name="T8937" style:parent-style-name="Fuentedepárrafopredeter." style:family="text">
      <style:text-properties fo:color="#00898C" fo:letter-spacing="-0.0062in" style:text-scale="110%" fo:language="es" fo:country="ES"/>
    </style:style>
    <style:style style:name="T8938" style:parent-style-name="Fuentedepárrafopredeter." style:family="text">
      <style:text-properties fo:color="#00898C" fo:letter-spacing="-0.0062in" style:text-scale="162%" fo:language="es" fo:country="ES"/>
    </style:style>
    <style:style style:name="T8939" style:parent-style-name="Fuentedepárrafopredeter." style:family="text">
      <style:text-properties fo:color="#00898C" fo:letter-spacing="-0.0062in" style:text-scale="112%" fo:language="es" fo:country="ES"/>
    </style:style>
    <style:style style:name="T8940" style:parent-style-name="Fuentedepárrafopredeter." style:family="text">
      <style:text-properties fo:color="#00898C" fo:letter-spacing="-0.0062in" style:text-scale="154%" fo:language="es" fo:country="ES"/>
    </style:style>
    <style:style style:name="T8941" style:parent-style-name="Fuentedepárrafopredeter." style:family="text">
      <style:text-properties fo:color="#00898C" fo:letter-spacing="-0.0062in" style:text-scale="72%" fo:language="es" fo:country="ES"/>
    </style:style>
    <style:style style:name="T8942" style:parent-style-name="Fuentedepárrafopredeter." style:family="text">
      <style:text-properties fo:color="#00898C" fo:letter-spacing="-0.0062in" style:text-scale="110%" fo:language="es" fo:country="ES"/>
    </style:style>
    <style:style style:name="T8943" style:parent-style-name="Fuentedepárrafopredeter." style:family="text">
      <style:text-properties fo:color="#00898C" fo:letter-spacing="-0.0062in" style:text-scale="163%" fo:language="es" fo:country="ES"/>
    </style:style>
    <style:style style:name="T894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8945" style:parent-style-name="Textoindependiente" style:family="paragraph">
      <style:paragraph-properties fo:line-height="0.1437in" fo:margin-left="0.2201in">
        <style:tab-stops>
          <style:tab-stop style:type="left" style:position="4.0965in"/>
        </style:tab-stops>
      </style:paragraph-properties>
    </style:style>
    <style:style style:name="T8946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8947" style:parent-style-name="Fuentedepárrafopredeter." style:family="text">
      <style:text-properties style:font-name="Lucida Sans Typewriter" fo:font-weight="bold" style:font-weight-asian="bold" fo:color="#A52A2A" fo:letter-spacing="-0.0506in" style:text-scale="120%" fo:language="es" fo:country="ES"/>
    </style:style>
    <style:style style:name="T8948" style:parent-style-name="Fuentedepárrafopredeter." style:family="text">
      <style:text-properties fo:color="#FF00FF" fo:letter-spacing="-0.0062in" style:text-scale="165%" fo:language="es" fo:country="ES"/>
    </style:style>
    <style:style style:name="T8949" style:parent-style-name="Fuentedepárrafopredeter." style:family="text">
      <style:text-properties fo:color="#FF00FF" fo:letter-spacing="-0.0062in" style:text-scale="165%" style:text-underline-type="single" style:text-underline-style="dotted" style:text-underline-width="auto" style:text-underline-mode="continuous" style:text-underline-color="#FE00FE" fo:language="es" fo:country="ES"/>
    </style:style>
    <style:style style:name="T8950" style:parent-style-name="Fuentedepárrafopredeter." style:family="text">
      <style:text-properties fo:color="#FF00FF" fo:letter-spacing="-0.0062in" style:text-scale="165%" style:text-underline-type="single" style:text-underline-style="dotted" style:text-underline-width="auto" style:text-underline-mode="continuous" style:text-underline-color="#FE00FE" fo:language="es" fo:country="ES"/>
    </style:style>
    <style:style style:name="T8951" style:parent-style-name="Fuentedepárrafopredeter." style:family="text">
      <style:text-properties fo:color="#FF00FF" style:text-scale="165%" fo:language="es" fo:country="ES"/>
    </style:style>
    <style:style style:name="P8952" style:parent-style-name="Textoindependiente" style:family="paragraph">
      <style:paragraph-properties fo:margin-top="0.0006in" fo:line-height="97%" fo:margin-left="0.2201in" fo:margin-right="2.5833in">
        <style:tab-stops/>
      </style:paragraph-properties>
    </style:style>
    <style:style style:name="T895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895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8955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8956" style:parent-style-name="Fuentedepárrafopredeter." style:family="text">
      <style:text-properties fo:color="#FF00FF" fo:letter-spacing="-0.0062in" style:text-scale="185%" fo:language="es" fo:country="ES"/>
    </style:style>
    <style:style style:name="T8957" style:parent-style-name="Fuentedepárrafopredeter." style:family="text">
      <style:text-properties fo:color="#FF00FF" fo:letter-spacing="-0.0062in" style:text-scale="114%" fo:language="es" fo:country="ES"/>
    </style:style>
    <style:style style:name="T8958" style:parent-style-name="Fuentedepárrafopredeter." style:family="text">
      <style:text-properties fo:color="#FF00FF" fo:letter-spacing="-0.0062in" style:text-scale="112%" fo:language="es" fo:country="ES"/>
    </style:style>
    <style:style style:name="T8959" style:parent-style-name="Fuentedepárrafopredeter." style:family="text">
      <style:text-properties fo:color="#FF00FF" fo:letter-spacing="-0.0062in" fo:language="es" fo:country="ES"/>
    </style:style>
    <style:style style:name="T8960" style:parent-style-name="Fuentedepárrafopredeter." style:family="text">
      <style:text-properties fo:color="#FF00FF" fo:letter-spacing="-0.0062in" style:text-scale="92%" fo:language="es" fo:country="ES"/>
    </style:style>
    <style:style style:name="T8961" style:parent-style-name="Fuentedepárrafopredeter." style:family="text">
      <style:text-properties fo:color="#FF00FF" style:text-scale="102%" fo:language="es" fo:country="ES"/>
    </style:style>
    <style:style style:name="T8962" style:parent-style-name="Fuentedepárrafopredeter." style:family="text">
      <style:text-properties fo:color="#FF00FF" fo:language="es" fo:country="ES"/>
    </style:style>
    <style:style style:name="T8963" style:parent-style-name="Fuentedepárrafopredeter." style:family="text">
      <style:text-properties fo:color="#FF00FF" fo:letter-spacing="-0.0118in" fo:language="es" fo:country="ES"/>
    </style:style>
    <style:style style:name="T8964" style:parent-style-name="Fuentedepárrafopredeter." style:family="text">
      <style:text-properties fo:color="#FF00FF" style:text-scale="105%" fo:language="es" fo:country="ES"/>
    </style:style>
    <style:style style:name="T8965" style:parent-style-name="Fuentedepárrafopredeter." style:family="text">
      <style:text-properties fo:color="#FF00FF" fo:language="es" fo:country="ES"/>
    </style:style>
    <style:style style:name="T8966" style:parent-style-name="Fuentedepárrafopredeter." style:family="text">
      <style:text-properties fo:color="#FF00FF" fo:letter-spacing="-0.0118in" fo:language="es" fo:country="ES"/>
    </style:style>
    <style:style style:name="T8967" style:parent-style-name="Fuentedepárrafopredeter." style:family="text">
      <style:text-properties fo:color="#FF00FF" fo:letter-spacing="-0.0062in" style:text-scale="92%" fo:language="es" fo:country="ES"/>
    </style:style>
    <style:style style:name="T8968" style:parent-style-name="Fuentedepárrafopredeter." style:family="text">
      <style:text-properties fo:color="#FF00FF" fo:letter-spacing="-0.0062in" style:text-scale="89%" fo:language="es" fo:country="ES"/>
    </style:style>
    <style:style style:name="T8969" style:parent-style-name="Fuentedepárrafopredeter." style:family="text">
      <style:text-properties fo:color="#FF00FF" fo:letter-spacing="-0.0062in" style:text-scale="103%" fo:language="es" fo:country="ES"/>
    </style:style>
    <style:style style:name="T8970" style:parent-style-name="Fuentedepárrafopredeter." style:family="text">
      <style:text-properties fo:color="#FF00FF" style:text-scale="102%" fo:language="es" fo:country="ES"/>
    </style:style>
    <style:style style:name="T8971" style:parent-style-name="Fuentedepárrafopredeter." style:family="text">
      <style:text-properties fo:color="#FF00FF" fo:language="es" fo:country="ES"/>
    </style:style>
    <style:style style:name="T8972" style:parent-style-name="Fuentedepárrafopredeter." style:family="text">
      <style:text-properties fo:color="#FF00FF" fo:letter-spacing="-0.0118in" fo:language="es" fo:country="ES"/>
    </style:style>
    <style:style style:name="T8973" style:parent-style-name="Fuentedepárrafopredeter." style:family="text">
      <style:text-properties fo:color="#FF00FF" fo:letter-spacing="-0.0062in" style:text-scale="102%" fo:language="es" fo:country="ES"/>
    </style:style>
    <style:style style:name="T8974" style:parent-style-name="Fuentedepárrafopredeter." style:family="text">
      <style:text-properties fo:color="#FF00FF" fo:letter-spacing="-0.0062in" fo:language="es" fo:country="ES"/>
    </style:style>
    <style:style style:name="T8975" style:parent-style-name="Fuentedepárrafopredeter." style:family="text">
      <style:text-properties fo:color="#FF00FF" fo:letter-spacing="-0.0062in" style:text-scale="103%" fo:language="es" fo:country="ES"/>
    </style:style>
    <style:style style:name="T8976" style:parent-style-name="Fuentedepárrafopredeter." style:family="text">
      <style:text-properties fo:color="#FF00FF" fo:letter-spacing="-0.0062in" style:text-scale="92%" fo:language="es" fo:country="ES"/>
    </style:style>
    <style:style style:name="T8977" style:parent-style-name="Fuentedepárrafopredeter." style:family="text">
      <style:text-properties fo:color="#FF00FF" fo:letter-spacing="-0.0062in" style:text-scale="102%" fo:language="es" fo:country="ES"/>
    </style:style>
    <style:style style:name="T8978" style:parent-style-name="Fuentedepárrafopredeter." style:family="text">
      <style:text-properties fo:color="#FF00FF" fo:letter-spacing="-0.0062in" style:text-scale="118%" fo:language="es" fo:country="ES"/>
    </style:style>
    <style:style style:name="T8979" style:parent-style-name="Fuentedepárrafopredeter." style:family="text">
      <style:text-properties fo:color="#FF00FF" style:text-scale="163%" fo:language="es" fo:country="ES"/>
    </style:style>
    <style:style style:name="T8980" style:parent-style-name="Fuentedepárrafopredeter." style:family="text">
      <style:text-properties fo:color="#FF00FF" fo:language="es" fo:country="ES"/>
    </style:style>
    <style:style style:name="T8981" style:parent-style-name="Fuentedepárrafopredeter." style:family="text">
      <style:text-properties fo:color="#FF00FF" fo:letter-spacing="-0.0118in" fo:language="es" fo:country="ES"/>
    </style:style>
    <style:style style:name="T8982" style:parent-style-name="Fuentedepárrafopredeter." style:family="text">
      <style:text-properties fo:color="#FF00FF" fo:letter-spacing="-0.0062in" style:text-scale="185%" fo:language="es" fo:country="ES"/>
    </style:style>
    <style:style style:name="T8983" style:parent-style-name="Fuentedepárrafopredeter." style:family="text">
      <style:text-properties fo:color="#A01FEF" fo:letter-spacing="-0.0062in" style:text-scale="114%" fo:language="es" fo:country="ES"/>
    </style:style>
    <style:style style:name="T8984" style:parent-style-name="Fuentedepárrafopredeter." style:family="text">
      <style:text-properties fo:color="#A01FEF" fo:letter-spacing="-0.0062in" style:text-scale="108%" fo:language="es" fo:country="ES"/>
    </style:style>
    <style:style style:name="T8985" style:parent-style-name="Fuentedepárrafopredeter." style:family="text">
      <style:text-properties fo:color="#A01FEF" fo:letter-spacing="-0.0062in" style:text-scale="114%" fo:language="es" fo:country="ES"/>
    </style:style>
    <style:style style:name="T8986" style:parent-style-name="Fuentedepárrafopredeter." style:family="text">
      <style:text-properties fo:color="#A01FEF" fo:letter-spacing="-0.0062in" style:text-scale="151%" fo:language="es" fo:country="ES"/>
    </style:style>
    <style:style style:name="T8987" style:parent-style-name="Fuentedepárrafopredeter." style:family="text">
      <style:text-properties fo:color="#A01FEF" style:text-scale="110%" fo:language="es" fo:country="ES"/>
    </style:style>
    <style:style style:name="T8988" style:parent-style-name="Fuentedepárrafopredeter." style:family="text">
      <style:text-properties fo:color="#A01FEF" fo:language="es" fo:country="ES"/>
    </style:style>
    <style:style style:name="T8989" style:parent-style-name="Fuentedepárrafopredeter." style:family="text">
      <style:text-properties fo:color="#A01FEF" fo:letter-spacing="-0.0118in" fo:language="es" fo:country="ES"/>
    </style:style>
    <style:style style:name="T8990" style:parent-style-name="Fuentedepárrafopredeter." style:family="text">
      <style:text-properties fo:color="#A01FEF" fo:letter-spacing="-0.0062in" style:text-scale="114%" fo:language="es" fo:country="ES"/>
    </style:style>
    <style:style style:name="T8991" style:parent-style-name="Fuentedepárrafopredeter." style:family="text">
      <style:text-properties fo:color="#A01FEF" fo:letter-spacing="-0.0062in" fo:language="es" fo:country="ES"/>
    </style:style>
    <style:style style:name="T8992" style:parent-style-name="Fuentedepárrafopredeter." style:family="text">
      <style:text-properties fo:color="#A01FEF" fo:letter-spacing="-0.0062in" style:text-scale="108%" fo:language="es" fo:country="ES"/>
    </style:style>
    <style:style style:name="T8993" style:parent-style-name="Fuentedepárrafopredeter." style:family="text">
      <style:text-properties fo:color="#A01FEF" fo:letter-spacing="-0.0062in" style:text-scale="163%" fo:language="es" fo:country="ES"/>
    </style:style>
    <style:style style:name="T8994" style:parent-style-name="Fuentedepárrafopredeter." style:family="text">
      <style:text-properties fo:color="#A01FEF" fo:letter-spacing="-0.0062in" fo:language="es" fo:country="ES"/>
    </style:style>
    <style:style style:name="T8995" style:parent-style-name="Fuentedepárrafopredeter." style:family="text">
      <style:text-properties fo:color="#A01FEF" fo:letter-spacing="-0.0062in" style:text-scale="72%" fo:language="es" fo:country="ES"/>
    </style:style>
    <style:style style:name="T8996" style:parent-style-name="Fuentedepárrafopredeter." style:family="text">
      <style:text-properties fo:color="#A01FEF" fo:letter-spacing="-0.0062in" style:text-scale="163%" fo:language="es" fo:country="ES"/>
    </style:style>
    <style:style style:name="T8997" style:parent-style-name="Fuentedepárrafopredeter." style:family="text">
      <style:text-properties fo:color="#A01FEF" fo:letter-spacing="-0.0062in" fo:language="es" fo:country="ES"/>
    </style:style>
    <style:style style:name="T8998" style:parent-style-name="Fuentedepárrafopredeter." style:family="text">
      <style:text-properties fo:color="#A01FEF" fo:letter-spacing="-0.0062in" style:text-scale="105%" fo:language="es" fo:country="ES"/>
    </style:style>
    <style:style style:name="T8999" style:parent-style-name="Fuentedepárrafopredeter." style:family="text">
      <style:text-properties fo:color="#FF00FF" style:text-scale="185%" fo:language="es" fo:country="ES"/>
    </style:style>
    <style:style style:name="T9000" style:parent-style-name="Fuentedepárrafopredeter." style:family="text">
      <style:text-properties fo:color="#FF00FF" fo:language="es" fo:country="ES"/>
    </style:style>
    <style:style style:name="T9001" style:parent-style-name="Fuentedepárrafopredeter." style:family="text">
      <style:text-properties fo:color="#FF00FF" fo:letter-spacing="-0.0118in" fo:language="es" fo:country="ES"/>
    </style:style>
    <style:style style:name="T9002" style:parent-style-name="Fuentedepárrafopredeter." style:family="text">
      <style:text-properties fo:color="#FF00FF" fo:letter-spacing="-0.0062in" style:text-scale="185%" fo:language="es" fo:country="ES"/>
    </style:style>
    <style:style style:name="T9003" style:parent-style-name="Fuentedepárrafopredeter." style:family="text">
      <style:text-properties fo:color="#A01FEF" fo:letter-spacing="-0.0062in" fo:language="es" fo:country="ES"/>
    </style:style>
    <style:style style:name="T9004" style:parent-style-name="Fuentedepárrafopredeter." style:family="text">
      <style:text-properties fo:color="#A01FEF" fo:letter-spacing="-0.0062in" style:text-scale="103%" fo:language="es" fo:country="ES"/>
    </style:style>
    <style:style style:name="T9005" style:parent-style-name="Fuentedepárrafopredeter." style:family="text">
      <style:text-properties fo:color="#A01FEF" style:text-scale="114%" fo:language="es" fo:country="ES"/>
    </style:style>
    <style:style style:name="T900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00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00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009" style:parent-style-name="Fuentedepárrafopredeter." style:family="text">
      <style:text-properties fo:color="#FF00FF" fo:letter-spacing="-0.0062in" style:text-scale="185%" fo:language="es" fo:country="ES"/>
    </style:style>
    <style:style style:name="T9010" style:parent-style-name="Fuentedepárrafopredeter." style:family="text">
      <style:text-properties fo:color="#FF00FF" fo:letter-spacing="-0.0062in" style:text-scale="112%" fo:language="es" fo:country="ES"/>
    </style:style>
    <style:style style:name="T9011" style:parent-style-name="Fuentedepárrafopredeter." style:family="text">
      <style:text-properties fo:color="#FF00FF" style:text-scale="118%" fo:language="es" fo:country="ES"/>
    </style:style>
    <style:style style:name="T9012" style:parent-style-name="Fuentedepárrafopredeter." style:family="text">
      <style:text-properties fo:color="#FF00FF" fo:language="es" fo:country="ES"/>
    </style:style>
    <style:style style:name="T9013" style:parent-style-name="Fuentedepárrafopredeter." style:family="text">
      <style:text-properties fo:color="#FF00FF" fo:letter-spacing="-0.0118in" fo:language="es" fo:country="ES"/>
    </style:style>
    <style:style style:name="T9014" style:parent-style-name="Fuentedepárrafopredeter." style:family="text">
      <style:text-properties fo:color="#FF00FF" fo:letter-spacing="-0.0062in" style:text-scale="98%" fo:language="es" fo:country="ES"/>
    </style:style>
    <style:style style:name="T9015" style:parent-style-name="Fuentedepárrafopredeter." style:family="text">
      <style:text-properties fo:color="#FF00FF" fo:letter-spacing="-0.0062in" style:text-scale="216%" fo:language="es" fo:country="ES"/>
    </style:style>
    <style:style style:name="T9016" style:parent-style-name="Fuentedepárrafopredeter." style:family="text">
      <style:text-properties fo:color="#FF00FF" fo:letter-spacing="-0.0062in" style:text-scale="103%" fo:language="es" fo:country="ES"/>
    </style:style>
    <style:style style:name="T9017" style:parent-style-name="Fuentedepárrafopredeter." style:family="text">
      <style:text-properties fo:color="#FF00FF" fo:letter-spacing="-0.0062in" style:text-scale="112%" fo:language="es" fo:country="ES"/>
    </style:style>
    <style:style style:name="T9018" style:parent-style-name="Fuentedepárrafopredeter." style:family="text">
      <style:text-properties fo:color="#FF00FF" fo:letter-spacing="-0.0062in" fo:language="es" fo:country="ES"/>
    </style:style>
    <style:style style:name="T9019" style:parent-style-name="Fuentedepárrafopredeter." style:family="text">
      <style:text-properties fo:color="#FF00FF" fo:letter-spacing="-0.0062in" style:text-scale="103%" fo:language="es" fo:country="ES"/>
    </style:style>
    <style:style style:name="T9020" style:parent-style-name="Fuentedepárrafopredeter." style:family="text">
      <style:text-properties fo:color="#FF00FF" fo:letter-spacing="-0.0062in" style:text-scale="89%" fo:language="es" fo:country="ES"/>
    </style:style>
    <style:style style:name="T9021" style:parent-style-name="Fuentedepárrafopredeter." style:family="text">
      <style:text-properties fo:color="#FF00FF" fo:letter-spacing="-0.0062in" style:text-scale="103%" fo:language="es" fo:country="ES"/>
    </style:style>
    <style:style style:name="T9022" style:parent-style-name="Fuentedepárrafopredeter." style:family="text">
      <style:text-properties fo:color="#FF00FF" fo:letter-spacing="-0.0062in" style:text-scale="216%" fo:language="es" fo:country="ES"/>
    </style:style>
    <style:style style:name="T9023" style:parent-style-name="Fuentedepárrafopredeter." style:family="text">
      <style:text-properties fo:color="#FF00FF" style:text-scale="89%" fo:language="es" fo:country="ES"/>
    </style:style>
    <style:style style:name="T9024" style:parent-style-name="Fuentedepárrafopredeter." style:family="text">
      <style:text-properties fo:color="#FF00FF" fo:language="es" fo:country="ES"/>
    </style:style>
    <style:style style:name="T9025" style:parent-style-name="Fuentedepárrafopredeter." style:family="text">
      <style:text-properties fo:color="#FF00FF" fo:letter-spacing="-0.0118in" fo:language="es" fo:country="ES"/>
    </style:style>
    <style:style style:name="T9026" style:parent-style-name="Fuentedepárrafopredeter." style:family="text">
      <style:text-properties fo:color="#FF00FF" fo:letter-spacing="-0.0062in" style:text-scale="98%" fo:language="es" fo:country="ES"/>
    </style:style>
    <style:style style:name="T9027" style:parent-style-name="Fuentedepárrafopredeter." style:family="text">
      <style:text-properties fo:color="#FF00FF" fo:letter-spacing="-0.0062in" style:text-scale="89%" fo:language="es" fo:country="ES"/>
    </style:style>
    <style:style style:name="T9028" style:parent-style-name="Fuentedepárrafopredeter." style:family="text">
      <style:text-properties fo:color="#FF00FF" fo:letter-spacing="-0.0062in" style:text-scale="94%" fo:language="es" fo:country="ES"/>
    </style:style>
    <style:style style:name="T9029" style:parent-style-name="Fuentedepárrafopredeter." style:family="text">
      <style:text-properties fo:color="#FF00FF" fo:letter-spacing="-0.0062in" style:text-scale="98%" fo:language="es" fo:country="ES"/>
    </style:style>
    <style:style style:name="T9030" style:parent-style-name="Fuentedepárrafopredeter." style:family="text">
      <style:text-properties fo:color="#FF00FF" style:text-scale="112%" fo:language="es" fo:country="ES"/>
    </style:style>
    <style:style style:name="T9031" style:parent-style-name="Fuentedepárrafopredeter." style:family="text">
      <style:text-properties fo:color="#FF00FF" fo:language="es" fo:country="ES"/>
    </style:style>
    <style:style style:name="T9032" style:parent-style-name="Fuentedepárrafopredeter." style:family="text">
      <style:text-properties fo:color="#FF00FF" fo:letter-spacing="-0.0118in" fo:language="es" fo:country="ES"/>
    </style:style>
    <style:style style:name="T9033" style:parent-style-name="Fuentedepárrafopredeter." style:family="text">
      <style:text-properties fo:color="#FF00FF" fo:letter-spacing="-0.0062in" style:text-scale="112%" fo:language="es" fo:country="ES"/>
    </style:style>
    <style:style style:name="T9034" style:parent-style-name="Fuentedepárrafopredeter." style:family="text">
      <style:text-properties fo:color="#FF00FF" fo:letter-spacing="-0.0062in" style:text-scale="125%" fo:language="es" fo:country="ES"/>
    </style:style>
    <style:style style:name="T9035" style:parent-style-name="Fuentedepárrafopredeter." style:family="text">
      <style:text-properties fo:color="#FF00FF" fo:letter-spacing="-0.0062in" style:text-scale="103%" fo:language="es" fo:country="ES"/>
    </style:style>
    <style:style style:name="T9036" style:parent-style-name="Fuentedepárrafopredeter." style:family="text">
      <style:text-properties fo:color="#FF00FF" fo:letter-spacing="-0.0062in" style:text-scale="102%" fo:language="es" fo:country="ES"/>
    </style:style>
    <style:style style:name="T9037" style:parent-style-name="Fuentedepárrafopredeter." style:family="text">
      <style:text-properties fo:color="#FF00FF" style:text-scale="94%" fo:language="es" fo:country="ES"/>
    </style:style>
    <style:style style:name="T9038" style:parent-style-name="Fuentedepárrafopredeter." style:family="text">
      <style:text-properties fo:color="#FF00FF" fo:language="es" fo:country="ES"/>
    </style:style>
    <style:style style:name="T9039" style:parent-style-name="Fuentedepárrafopredeter." style:family="text">
      <style:text-properties fo:color="#FF00FF" fo:letter-spacing="-0.0118in" fo:language="es" fo:country="ES"/>
    </style:style>
    <style:style style:name="T9040" style:parent-style-name="Fuentedepárrafopredeter." style:family="text">
      <style:text-properties fo:color="#FF00FF" fo:letter-spacing="-0.0062in" style:text-scale="118%" fo:language="es" fo:country="ES"/>
    </style:style>
    <style:style style:name="T9041" style:parent-style-name="Fuentedepárrafopredeter." style:family="text">
      <style:text-properties fo:color="#FF00FF" fo:letter-spacing="-0.0062in" style:text-scale="89%" fo:language="es" fo:country="ES"/>
    </style:style>
    <style:style style:name="T9042" style:parent-style-name="Fuentedepárrafopredeter." style:family="text">
      <style:text-properties fo:color="#FF00FF" style:text-scale="125%" fo:language="es" fo:country="ES"/>
    </style:style>
    <style:style style:name="T9043" style:parent-style-name="Fuentedepárrafopredeter." style:family="text">
      <style:text-properties fo:color="#FF00FF" fo:language="es" fo:country="ES"/>
    </style:style>
    <style:style style:name="T9044" style:parent-style-name="Fuentedepárrafopredeter." style:family="text">
      <style:text-properties fo:color="#FF00FF" fo:letter-spacing="-0.0118in" fo:language="es" fo:country="ES"/>
    </style:style>
    <style:style style:name="T9045" style:parent-style-name="Fuentedepárrafopredeter." style:family="text">
      <style:text-properties fo:color="#FF00FF" fo:letter-spacing="-0.0062in" style:text-scale="102%" fo:language="es" fo:country="ES"/>
    </style:style>
    <style:style style:name="T9046" style:parent-style-name="Fuentedepárrafopredeter." style:family="text">
      <style:text-properties fo:color="#FF00FF" fo:letter-spacing="-0.0062in" style:text-scale="103%" fo:language="es" fo:country="ES"/>
    </style:style>
    <style:style style:name="T9047" style:parent-style-name="Fuentedepárrafopredeter." style:family="text">
      <style:text-properties fo:color="#FF00FF" fo:letter-spacing="-0.0062in" fo:language="es" fo:country="ES"/>
    </style:style>
    <style:style style:name="T9048" style:parent-style-name="Fuentedepárrafopredeter." style:family="text">
      <style:text-properties fo:color="#FF00FF" fo:letter-spacing="-0.0062in" style:text-scale="92%" fo:language="es" fo:country="ES"/>
    </style:style>
    <style:style style:name="T9049" style:parent-style-name="Fuentedepárrafopredeter." style:family="text">
      <style:text-properties fo:color="#FF00FF" fo:letter-spacing="-0.0062in" style:text-scale="216%" fo:language="es" fo:country="ES"/>
    </style:style>
    <style:style style:name="T9050" style:parent-style-name="Fuentedepárrafopredeter." style:family="text">
      <style:text-properties fo:color="#FF00FF" fo:letter-spacing="-0.0062in" style:text-scale="102%" fo:language="es" fo:country="ES"/>
    </style:style>
    <style:style style:name="T9051" style:parent-style-name="Fuentedepárrafopredeter." style:family="text">
      <style:text-properties fo:color="#FF00FF" fo:letter-spacing="-0.0062in" style:text-scale="89%" fo:language="es" fo:country="ES"/>
    </style:style>
    <style:style style:name="T9052" style:parent-style-name="Fuentedepárrafopredeter." style:family="text">
      <style:text-properties fo:color="#FF00FF" style:text-scale="125%" fo:language="es" fo:country="ES"/>
    </style:style>
    <style:style style:name="T9053" style:parent-style-name="Fuentedepárrafopredeter." style:family="text">
      <style:text-properties fo:color="#FF00FF" fo:language="es" fo:country="ES"/>
    </style:style>
    <style:style style:name="T9054" style:parent-style-name="Fuentedepárrafopredeter." style:family="text">
      <style:text-properties fo:color="#FF00FF" fo:letter-spacing="-0.0118in" fo:language="es" fo:country="ES"/>
    </style:style>
    <style:style style:name="T9055" style:parent-style-name="Fuentedepárrafopredeter." style:family="text">
      <style:text-properties fo:color="#FF00FF" fo:letter-spacing="-0.0062in" style:text-scale="112%" fo:language="es" fo:country="ES"/>
    </style:style>
    <style:style style:name="T9056" style:parent-style-name="Fuentedepárrafopredeter." style:family="text">
      <style:text-properties fo:color="#FF00FF" fo:letter-spacing="-0.0062in" style:text-scale="125%" fo:language="es" fo:country="ES"/>
    </style:style>
    <style:style style:name="T9057" style:parent-style-name="Fuentedepárrafopredeter." style:family="text">
      <style:text-properties fo:color="#FF00FF" style:text-scale="163%" fo:language="es" fo:country="ES"/>
    </style:style>
    <style:style style:name="T9058" style:parent-style-name="Fuentedepárrafopredeter." style:family="text">
      <style:text-properties fo:color="#FF00FF" fo:language="es" fo:country="ES"/>
    </style:style>
    <style:style style:name="T9059" style:parent-style-name="Fuentedepárrafopredeter." style:family="text">
      <style:text-properties fo:color="#FF00FF" fo:letter-spacing="-0.0118in" fo:language="es" fo:country="ES"/>
    </style:style>
    <style:style style:name="T9060" style:parent-style-name="Fuentedepárrafopredeter." style:family="text">
      <style:text-properties fo:color="#6959CD" fo:letter-spacing="-0.0062in" style:text-scale="114%" fo:language="es" fo:country="ES"/>
    </style:style>
    <style:style style:name="T9061" style:parent-style-name="Fuentedepárrafopredeter." style:family="text">
      <style:text-properties fo:color="#FF00FF" style:text-scale="185%" fo:language="es" fo:country="ES"/>
    </style:style>
    <style:style style:name="T906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06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06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065" style:parent-style-name="Fuentedepárrafopredeter." style:family="text">
      <style:text-properties fo:color="#FF00FF" fo:letter-spacing="-0.0062in" style:text-scale="185%" fo:language="es" fo:country="ES"/>
    </style:style>
    <style:style style:name="T9066" style:parent-style-name="Fuentedepárrafopredeter." style:family="text">
      <style:text-properties fo:color="#FF00FF" fo:letter-spacing="-0.0062in" style:text-scale="118%" fo:language="es" fo:country="ES"/>
    </style:style>
    <style:style style:name="T9067" style:parent-style-name="Fuentedepárrafopredeter." style:family="text">
      <style:text-properties fo:color="#FF00FF" fo:letter-spacing="-0.0062in" style:text-scale="216%" fo:language="es" fo:country="ES"/>
    </style:style>
    <style:style style:name="T9068" style:parent-style-name="Fuentedepárrafopredeter." style:family="text">
      <style:text-properties fo:color="#FF00FF" fo:letter-spacing="-0.0062in" style:text-scale="125%" fo:language="es" fo:country="ES"/>
    </style:style>
    <style:style style:name="T9069" style:parent-style-name="Fuentedepárrafopredeter." style:family="text">
      <style:text-properties fo:color="#FF00FF" fo:letter-spacing="-0.0062in" style:text-scale="103%" fo:language="es" fo:country="ES"/>
    </style:style>
    <style:style style:name="T9070" style:parent-style-name="Fuentedepárrafopredeter." style:family="text">
      <style:text-properties fo:color="#FF00FF" fo:letter-spacing="-0.0062in" style:text-scale="102%" fo:language="es" fo:country="ES"/>
    </style:style>
    <style:style style:name="T9071" style:parent-style-name="Fuentedepárrafopredeter." style:family="text">
      <style:text-properties fo:color="#FF00FF" fo:letter-spacing="-0.0062in" style:text-scale="98%" fo:language="es" fo:country="ES"/>
    </style:style>
    <style:style style:name="T9072" style:parent-style-name="Fuentedepárrafopredeter." style:family="text">
      <style:text-properties fo:color="#FF00FF" style:text-scale="89%" fo:language="es" fo:country="ES"/>
    </style:style>
    <style:style style:name="T9073" style:parent-style-name="Fuentedepárrafopredeter." style:family="text">
      <style:text-properties fo:color="#FF00FF" fo:language="es" fo:country="ES"/>
    </style:style>
    <style:style style:name="T9074" style:parent-style-name="Fuentedepárrafopredeter." style:family="text">
      <style:text-properties fo:color="#FF00FF" fo:letter-spacing="-0.0118in" fo:language="es" fo:country="ES"/>
    </style:style>
    <style:style style:name="T9075" style:parent-style-name="Fuentedepárrafopredeter." style:family="text">
      <style:text-properties fo:color="#FF00FF" fo:letter-spacing="-0.0062in" style:text-scale="98%" fo:language="es" fo:country="ES"/>
    </style:style>
    <style:style style:name="T9076" style:parent-style-name="Fuentedepárrafopredeter." style:family="text">
      <style:text-properties fo:color="#FF00FF" style:text-scale="112%" fo:language="es" fo:country="ES"/>
    </style:style>
    <style:style style:name="T9077" style:parent-style-name="Fuentedepárrafopredeter." style:family="text">
      <style:text-properties fo:color="#FF00FF" fo:language="es" fo:country="ES"/>
    </style:style>
    <style:style style:name="T9078" style:parent-style-name="Fuentedepárrafopredeter." style:family="text">
      <style:text-properties fo:color="#FF00FF" fo:letter-spacing="-0.0118in" fo:language="es" fo:country="ES"/>
    </style:style>
    <style:style style:name="T9079" style:parent-style-name="Fuentedepárrafopredeter." style:family="text">
      <style:text-properties fo:color="#FF00FF" fo:letter-spacing="-0.0062in" style:text-scale="114%" fo:language="es" fo:country="ES"/>
    </style:style>
    <style:style style:name="T9080" style:parent-style-name="Fuentedepárrafopredeter." style:family="text">
      <style:text-properties fo:color="#FF00FF" fo:letter-spacing="-0.0062in" style:text-scale="216%" fo:language="es" fo:country="ES"/>
    </style:style>
    <style:style style:name="T9081" style:parent-style-name="Fuentedepárrafopredeter." style:family="text">
      <style:text-properties fo:color="#FF00FF" fo:letter-spacing="-0.0062in" fo:language="es" fo:country="ES"/>
    </style:style>
    <style:style style:name="T9082" style:parent-style-name="Fuentedepárrafopredeter." style:family="text">
      <style:text-properties fo:color="#FF00FF" fo:letter-spacing="-0.0062in" style:text-scale="92%" fo:language="es" fo:country="ES"/>
    </style:style>
    <style:style style:name="T9083" style:parent-style-name="Fuentedepárrafopredeter." style:family="text">
      <style:text-properties fo:color="#FF00FF" fo:letter-spacing="-0.0062in" style:text-scale="112%" fo:language="es" fo:country="ES"/>
    </style:style>
    <style:style style:name="T9084" style:parent-style-name="Fuentedepárrafopredeter." style:family="text">
      <style:text-properties fo:color="#FF00FF" fo:letter-spacing="-0.0062in" style:text-scale="103%" fo:language="es" fo:country="ES"/>
    </style:style>
    <style:style style:name="T9085" style:parent-style-name="Fuentedepárrafopredeter." style:family="text">
      <style:text-properties fo:color="#FF00FF" fo:letter-spacing="-0.0062in" style:text-scale="89%" fo:language="es" fo:country="ES"/>
    </style:style>
    <style:style style:name="T9086" style:parent-style-name="Fuentedepárrafopredeter." style:family="text">
      <style:text-properties fo:color="#FF00FF" style:text-scale="125%" fo:language="es" fo:country="ES"/>
    </style:style>
    <style:style style:name="T9087" style:parent-style-name="Fuentedepárrafopredeter." style:family="text">
      <style:text-properties fo:color="#FF00FF" fo:language="es" fo:country="ES"/>
    </style:style>
    <style:style style:name="T9088" style:parent-style-name="Fuentedepárrafopredeter." style:family="text">
      <style:text-properties fo:color="#FF00FF" fo:letter-spacing="-0.0118in" fo:language="es" fo:country="ES"/>
    </style:style>
    <style:style style:name="T9089" style:parent-style-name="Fuentedepárrafopredeter." style:family="text">
      <style:text-properties fo:color="#FF00FF" fo:letter-spacing="-0.0062in" fo:language="es" fo:country="ES"/>
    </style:style>
    <style:style style:name="T9090" style:parent-style-name="Fuentedepárrafopredeter." style:family="text">
      <style:text-properties fo:color="#FF00FF" fo:letter-spacing="-0.0062in" style:text-scale="89%" fo:language="es" fo:country="ES"/>
    </style:style>
    <style:style style:name="T9091" style:parent-style-name="Fuentedepárrafopredeter." style:family="text">
      <style:text-properties fo:color="#FF00FF" fo:letter-spacing="-0.0062in" style:text-scale="94%" fo:language="es" fo:country="ES"/>
    </style:style>
    <style:style style:name="T9092" style:parent-style-name="Fuentedepárrafopredeter." style:family="text">
      <style:text-properties fo:color="#FF00FF" fo:letter-spacing="-0.0062in" style:text-scale="103%" fo:language="es" fo:country="ES"/>
    </style:style>
    <style:style style:name="T9093" style:parent-style-name="Fuentedepárrafopredeter." style:family="text">
      <style:text-properties fo:color="#FF00FF" fo:letter-spacing="-0.0062in" style:text-scale="112%" fo:language="es" fo:country="ES"/>
    </style:style>
    <style:style style:name="T9094" style:parent-style-name="Fuentedepárrafopredeter." style:family="text">
      <style:text-properties fo:color="#FF00FF" fo:letter-spacing="-0.0062in" style:text-scale="94%" fo:language="es" fo:country="ES"/>
    </style:style>
    <style:style style:name="T9095" style:parent-style-name="Fuentedepárrafopredeter." style:family="text">
      <style:text-properties fo:color="#FF00FF" fo:letter-spacing="-0.0062in" style:text-scale="216%" fo:language="es" fo:country="ES"/>
    </style:style>
    <style:style style:name="T9096" style:parent-style-name="Fuentedepárrafopredeter." style:family="text">
      <style:text-properties fo:color="#FF00FF" fo:letter-spacing="-0.0062in" style:text-scale="98%" fo:language="es" fo:country="ES"/>
    </style:style>
    <style:style style:name="T9097" style:parent-style-name="Fuentedepárrafopredeter." style:family="text">
      <style:text-properties fo:color="#FF00FF" fo:letter-spacing="-0.0062in" style:text-scale="89%" fo:language="es" fo:country="ES"/>
    </style:style>
    <style:style style:name="T9098" style:parent-style-name="Fuentedepárrafopredeter." style:family="text">
      <style:text-properties fo:color="#FF00FF" style:text-scale="125%" fo:language="es" fo:country="ES"/>
    </style:style>
    <style:style style:name="T9099" style:parent-style-name="Fuentedepárrafopredeter." style:family="text">
      <style:text-properties fo:color="#FF00FF" fo:language="es" fo:country="ES"/>
    </style:style>
    <style:style style:name="T9100" style:parent-style-name="Fuentedepárrafopredeter." style:family="text">
      <style:text-properties fo:color="#FF00FF" fo:letter-spacing="-0.0118in" fo:language="es" fo:country="ES"/>
    </style:style>
    <style:style style:name="T9101" style:parent-style-name="Fuentedepárrafopredeter." style:family="text">
      <style:text-properties fo:color="#FF00FF" fo:letter-spacing="-0.0062in" style:text-scale="112%" fo:language="es" fo:country="ES"/>
    </style:style>
    <style:style style:name="T9102" style:parent-style-name="Fuentedepárrafopredeter." style:family="text">
      <style:text-properties fo:color="#FF00FF" style:text-scale="94%" fo:language="es" fo:country="ES"/>
    </style:style>
    <style:style style:name="T9103" style:parent-style-name="Fuentedepárrafopredeter." style:family="text">
      <style:text-properties fo:color="#FF00FF" fo:language="es" fo:country="ES"/>
    </style:style>
    <style:style style:name="T9104" style:parent-style-name="Fuentedepárrafopredeter." style:family="text">
      <style:text-properties fo:color="#FF00FF" fo:letter-spacing="-0.0118in" fo:language="es" fo:country="ES"/>
    </style:style>
    <style:style style:name="T9105" style:parent-style-name="Fuentedepárrafopredeter." style:family="text">
      <style:text-properties fo:color="#FF00FF" fo:letter-spacing="-0.0062in" style:text-scale="112%" fo:language="es" fo:country="ES"/>
    </style:style>
    <style:style style:name="T9106" style:parent-style-name="Fuentedepárrafopredeter." style:family="text">
      <style:text-properties fo:color="#FF00FF" style:text-scale="118%" fo:language="es" fo:country="ES"/>
    </style:style>
    <style:style style:name="T9107" style:parent-style-name="Fuentedepárrafopredeter." style:family="text">
      <style:text-properties fo:color="#FF00FF" fo:language="es" fo:country="ES"/>
    </style:style>
    <style:style style:name="T9108" style:parent-style-name="Fuentedepárrafopredeter." style:family="text">
      <style:text-properties fo:color="#FF00FF" fo:letter-spacing="-0.0118in" fo:language="es" fo:country="ES"/>
    </style:style>
    <style:style style:name="T9109" style:parent-style-name="Fuentedepárrafopredeter." style:family="text">
      <style:text-properties fo:color="#FF00FF" fo:letter-spacing="-0.0062in" style:text-scale="216%" fo:language="es" fo:country="ES"/>
    </style:style>
    <style:style style:name="T9110" style:parent-style-name="Fuentedepárrafopredeter." style:family="text">
      <style:text-properties fo:color="#FF00FF" fo:letter-spacing="-0.0062in" style:text-scale="94%" fo:language="es" fo:country="ES"/>
    </style:style>
    <style:style style:name="T9111" style:parent-style-name="Fuentedepárrafopredeter." style:family="text">
      <style:text-properties fo:color="#FF00FF" fo:letter-spacing="-0.0062in" style:text-scale="114%" fo:language="es" fo:country="ES"/>
    </style:style>
    <style:style style:name="T9112" style:parent-style-name="Fuentedepárrafopredeter." style:family="text">
      <style:text-properties fo:color="#FF00FF" fo:letter-spacing="-0.0062in" style:text-scale="89%" fo:language="es" fo:country="ES"/>
    </style:style>
    <style:style style:name="T9113" style:parent-style-name="Fuentedepárrafopredeter." style:family="text">
      <style:text-properties fo:color="#FF00FF" fo:letter-spacing="-0.0062in" style:text-scale="103%" fo:language="es" fo:country="ES"/>
    </style:style>
    <style:style style:name="T9114" style:parent-style-name="Fuentedepárrafopredeter." style:family="text">
      <style:text-properties fo:color="#FF00FF" fo:letter-spacing="-0.0062in" style:text-scale="84%" fo:language="es" fo:country="ES"/>
    </style:style>
    <style:style style:name="T9115" style:parent-style-name="Fuentedepárrafopredeter." style:family="text">
      <style:text-properties fo:color="#FF00FF" fo:letter-spacing="-0.0062in" style:text-scale="112%" fo:language="es" fo:country="ES"/>
    </style:style>
    <style:style style:name="T9116" style:parent-style-name="Fuentedepárrafopredeter." style:family="text">
      <style:text-properties fo:color="#FF00FF" style:text-scale="163%" fo:language="es" fo:country="ES"/>
    </style:style>
    <style:style style:name="T9117" style:parent-style-name="Fuentedepárrafopredeter." style:family="text">
      <style:text-properties fo:color="#FF00FF" fo:language="es" fo:country="ES"/>
    </style:style>
    <style:style style:name="T9118" style:parent-style-name="Fuentedepárrafopredeter." style:family="text">
      <style:text-properties fo:color="#FF00FF" fo:letter-spacing="-0.0118in" fo:language="es" fo:country="ES"/>
    </style:style>
    <style:style style:name="T9119" style:parent-style-name="Fuentedepárrafopredeter." style:family="text">
      <style:text-properties fo:color="#FF00FF" style:text-scale="185%" fo:language="es" fo:country="ES"/>
    </style:style>
    <style:style style:name="P9120" style:parent-style-name="Textoindependiente" style:family="paragraph">
      <style:paragraph-properties fo:line-height="0.143in" fo:margin-left="0.2201in">
        <style:tab-stops/>
      </style:paragraph-properties>
    </style:style>
    <style:style style:name="T9121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9122" style:parent-style-name="Fuentedepárrafopredeter." style:family="text">
      <style:text-properties fo:color="#6959CD" style:text-scale="120%" fo:language="es" fo:country="ES"/>
    </style:style>
    <style:style style:name="T9123" style:parent-style-name="Fuentedepárrafopredeter." style:family="text">
      <style:text-properties style:text-scale="140%" fo:language="es" fo:country="ES"/>
    </style:style>
    <style:style style:name="T9124" style:parent-style-name="Fuentedepárrafopredeter." style:family="text">
      <style:text-properties fo:color="#FF00FF" style:text-scale="140%" fo:language="es" fo:country="ES"/>
    </style:style>
    <style:style style:name="T9125" style:parent-style-name="Fuentedepárrafopredeter." style:family="text">
      <style:text-properties fo:color="#6959CD" style:text-scale="140%" fo:language="es" fo:country="ES"/>
    </style:style>
    <style:style style:name="T9126" style:parent-style-name="Fuentedepárrafopredeter." style:family="text">
      <style:text-properties fo:color="#FF00FF" style:text-scale="140%" fo:language="es" fo:country="ES"/>
    </style:style>
    <style:style style:name="T9127" style:parent-style-name="Fuentedepárrafopredeter." style:family="text">
      <style:text-properties style:text-scale="140%" fo:language="es" fo:country="ES"/>
    </style:style>
    <style:style style:name="P9128" style:parent-style-name="Textoindependiente" style:family="paragraph">
      <style:paragraph-properties fo:line-height="0.1458in" fo:margin-left="0.2201in">
        <style:tab-stops/>
      </style:paragraph-properties>
    </style:style>
    <style:style style:name="T912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13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13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132" style:parent-style-name="Fuentedepárrafopredeter." style:family="text">
      <style:text-properties fo:color="#FF00FF" fo:letter-spacing="-0.0062in" style:text-scale="185%" fo:language="es" fo:country="ES"/>
    </style:style>
    <style:style style:name="T9133" style:parent-style-name="Fuentedepárrafopredeter." style:family="text">
      <style:text-properties fo:color="#FF00FF" fo:letter-spacing="-0.0062in" style:text-scale="112%" fo:language="es" fo:country="ES"/>
    </style:style>
    <style:style style:name="T9134" style:parent-style-name="Fuentedepárrafopredeter." style:family="text">
      <style:text-properties fo:color="#FF00FF" style:text-scale="118%" fo:language="es" fo:country="ES"/>
    </style:style>
    <style:style style:name="T9135" style:parent-style-name="Fuentedepárrafopredeter." style:family="text">
      <style:text-properties fo:color="#FF00FF" fo:language="es" fo:country="ES"/>
    </style:style>
    <style:style style:name="T9136" style:parent-style-name="Fuentedepárrafopredeter." style:family="text">
      <style:text-properties fo:color="#FF00FF" fo:letter-spacing="-0.0118in" fo:language="es" fo:country="ES"/>
    </style:style>
    <style:style style:name="T9137" style:parent-style-name="Fuentedepárrafopredeter." style:family="text">
      <style:text-properties fo:color="#FF00FF" fo:letter-spacing="-0.0062in" style:text-scale="92%" fo:language="es" fo:country="ES"/>
    </style:style>
    <style:style style:name="T9138" style:parent-style-name="Fuentedepárrafopredeter." style:family="text">
      <style:text-properties fo:color="#FF00FF" fo:letter-spacing="-0.0062in" style:text-scale="125%" fo:language="es" fo:country="ES"/>
    </style:style>
    <style:style style:name="T9139" style:parent-style-name="Fuentedepárrafopredeter." style:family="text">
      <style:text-properties fo:color="#FF00FF" fo:letter-spacing="-0.0062in" style:text-scale="92%" fo:language="es" fo:country="ES"/>
    </style:style>
    <style:style style:name="T9140" style:parent-style-name="Fuentedepárrafopredeter." style:family="text">
      <style:text-properties fo:color="#FF00FF" fo:letter-spacing="-0.0062in" style:text-scale="102%" fo:language="es" fo:country="ES"/>
    </style:style>
    <style:style style:name="T9141" style:parent-style-name="Fuentedepárrafopredeter." style:family="text">
      <style:text-properties fo:color="#FF00FF" fo:letter-spacing="-0.0062in" style:text-scale="103%" fo:language="es" fo:country="ES"/>
    </style:style>
    <style:style style:name="T9142" style:parent-style-name="Fuentedepárrafopredeter." style:family="text">
      <style:text-properties fo:color="#FF00FF" fo:letter-spacing="-0.0062in" style:text-scale="216%" fo:language="es" fo:country="ES"/>
    </style:style>
    <style:style style:name="T9143" style:parent-style-name="Fuentedepárrafopredeter." style:family="text">
      <style:text-properties fo:color="#FF00FF" style:text-scale="89%" fo:language="es" fo:country="ES"/>
    </style:style>
    <style:style style:name="T9144" style:parent-style-name="Fuentedepárrafopredeter." style:family="text">
      <style:text-properties fo:color="#FF00FF" fo:language="es" fo:country="ES"/>
    </style:style>
    <style:style style:name="T9145" style:parent-style-name="Fuentedepárrafopredeter." style:family="text">
      <style:text-properties fo:color="#FF00FF" fo:letter-spacing="-0.0118in" fo:language="es" fo:country="ES"/>
    </style:style>
    <style:style style:name="T9146" style:parent-style-name="Fuentedepárrafopredeter." style:family="text">
      <style:text-properties fo:color="#FF00FF" fo:letter-spacing="-0.0062in" style:text-scale="89%" fo:language="es" fo:country="ES"/>
    </style:style>
    <style:style style:name="T9147" style:parent-style-name="Fuentedepárrafopredeter." style:family="text">
      <style:text-properties fo:color="#FF00FF" fo:letter-spacing="-0.0062in" style:text-scale="92%" fo:language="es" fo:country="ES"/>
    </style:style>
    <style:style style:name="T9148" style:parent-style-name="Fuentedepárrafopredeter." style:family="text">
      <style:text-properties fo:color="#FF00FF" style:text-scale="112%" fo:language="es" fo:country="ES"/>
    </style:style>
    <style:style style:name="T9149" style:parent-style-name="Fuentedepárrafopredeter." style:family="text">
      <style:text-properties fo:color="#FF00FF" fo:language="es" fo:country="ES"/>
    </style:style>
    <style:style style:name="T9150" style:parent-style-name="Fuentedepárrafopredeter." style:family="text">
      <style:text-properties fo:color="#FF00FF" fo:letter-spacing="-0.0118in" fo:language="es" fo:country="ES"/>
    </style:style>
    <style:style style:name="T9151" style:parent-style-name="Fuentedepárrafopredeter." style:family="text">
      <style:text-properties fo:color="#FF00FF" fo:letter-spacing="-0.0062in" style:text-scale="92%" fo:language="es" fo:country="ES"/>
    </style:style>
    <style:style style:name="T9152" style:parent-style-name="Fuentedepárrafopredeter." style:family="text">
      <style:text-properties fo:color="#FF00FF" style:text-scale="102%" fo:language="es" fo:country="ES"/>
    </style:style>
    <style:style style:name="T9153" style:parent-style-name="Fuentedepárrafopredeter." style:family="text">
      <style:text-properties fo:color="#FF00FF" fo:language="es" fo:country="ES"/>
    </style:style>
    <style:style style:name="T9154" style:parent-style-name="Fuentedepárrafopredeter." style:family="text">
      <style:text-properties fo:color="#FF00FF" fo:letter-spacing="-0.0118in" fo:language="es" fo:country="ES"/>
    </style:style>
    <style:style style:name="T9155" style:parent-style-name="Fuentedepárrafopredeter." style:family="text">
      <style:text-properties fo:color="#FF00FF" fo:letter-spacing="-0.0062in" style:text-scale="103%" fo:language="es" fo:country="ES"/>
    </style:style>
    <style:style style:name="T9156" style:parent-style-name="Fuentedepárrafopredeter." style:family="text">
      <style:text-properties fo:color="#FF00FF" fo:letter-spacing="-0.0062in" style:text-scale="112%" fo:language="es" fo:country="ES"/>
    </style:style>
    <style:style style:name="T9157" style:parent-style-name="Fuentedepárrafopredeter." style:family="text">
      <style:text-properties fo:color="#FF00FF" fo:letter-spacing="-0.0062in" style:text-scale="102%" fo:language="es" fo:country="ES"/>
    </style:style>
    <style:style style:name="T9158" style:parent-style-name="Fuentedepárrafopredeter." style:family="text">
      <style:text-properties fo:color="#FF00FF" fo:letter-spacing="-0.0062in" style:text-scale="118%" fo:language="es" fo:country="ES"/>
    </style:style>
    <style:style style:name="T9159" style:parent-style-name="Fuentedepárrafopredeter." style:family="text">
      <style:text-properties fo:color="#FF00FF" fo:letter-spacing="-0.0062in" style:text-scale="216%" fo:language="es" fo:country="ES"/>
    </style:style>
    <style:style style:name="T9160" style:parent-style-name="Fuentedepárrafopredeter." style:family="text">
      <style:text-properties fo:color="#FF00FF" fo:letter-spacing="-0.0062in" style:text-scale="109%" fo:language="es" fo:country="ES"/>
    </style:style>
    <style:style style:name="T9161" style:parent-style-name="Fuentedepárrafopredeter." style:family="text">
      <style:text-properties fo:color="#FF00FF" fo:letter-spacing="-0.0062in" style:text-scale="102%" fo:language="es" fo:country="ES"/>
    </style:style>
    <style:style style:name="T9162" style:parent-style-name="Fuentedepárrafopredeter." style:family="text">
      <style:text-properties fo:color="#FF00FF" fo:letter-spacing="-0.0062in" style:text-scale="98%" fo:language="es" fo:country="ES"/>
    </style:style>
    <style:style style:name="T9163" style:parent-style-name="Fuentedepárrafopredeter." style:family="text">
      <style:text-properties fo:color="#FF00FF" style:text-scale="89%" fo:language="es" fo:country="ES"/>
    </style:style>
    <style:style style:name="T9164" style:parent-style-name="Fuentedepárrafopredeter." style:family="text">
      <style:text-properties fo:color="#FF00FF" fo:language="es" fo:country="ES"/>
    </style:style>
    <style:style style:name="T9165" style:parent-style-name="Fuentedepárrafopredeter." style:family="text">
      <style:text-properties fo:color="#FF00FF" fo:letter-spacing="-0.0118in" fo:language="es" fo:country="ES"/>
    </style:style>
    <style:style style:name="T9166" style:parent-style-name="Fuentedepárrafopredeter." style:family="text">
      <style:text-properties fo:color="#FF00FF" fo:letter-spacing="-0.0062in" style:text-scale="112%" fo:language="es" fo:country="ES"/>
    </style:style>
    <style:style style:name="T9167" style:parent-style-name="Fuentedepárrafopredeter." style:family="text">
      <style:text-properties fo:color="#FF00FF" style:text-scale="118%" fo:language="es" fo:country="ES"/>
    </style:style>
    <style:style style:name="T9168" style:parent-style-name="Fuentedepárrafopredeter." style:family="text">
      <style:text-properties fo:color="#FF00FF" fo:language="es" fo:country="ES"/>
    </style:style>
    <style:style style:name="T9169" style:parent-style-name="Fuentedepárrafopredeter." style:family="text">
      <style:text-properties fo:color="#FF00FF" fo:letter-spacing="-0.0118in" fo:language="es" fo:country="ES"/>
    </style:style>
    <style:style style:name="T9170" style:parent-style-name="Fuentedepárrafopredeter." style:family="text">
      <style:text-properties fo:color="#FF00FF" fo:letter-spacing="-0.0062in" style:text-scale="216%" fo:language="es" fo:country="ES"/>
    </style:style>
    <style:style style:name="T9171" style:parent-style-name="Fuentedepárrafopredeter." style:family="text">
      <style:text-properties fo:color="#FF00FF" fo:letter-spacing="-0.0062in" style:text-scale="94%" fo:language="es" fo:country="ES"/>
    </style:style>
    <style:style style:name="T9172" style:parent-style-name="Fuentedepárrafopredeter." style:family="text">
      <style:text-properties fo:color="#FF00FF" fo:letter-spacing="-0.0062in" style:text-scale="114%" fo:language="es" fo:country="ES"/>
    </style:style>
    <style:style style:name="T9173" style:parent-style-name="Fuentedepárrafopredeter." style:family="text">
      <style:text-properties fo:color="#FF00FF" fo:letter-spacing="-0.0062in" style:text-scale="89%" fo:language="es" fo:country="ES"/>
    </style:style>
    <style:style style:name="T9174" style:parent-style-name="Fuentedepárrafopredeter." style:family="text">
      <style:text-properties fo:color="#FF00FF" fo:letter-spacing="-0.0062in" style:text-scale="103%" fo:language="es" fo:country="ES"/>
    </style:style>
    <style:style style:name="T9175" style:parent-style-name="Fuentedepárrafopredeter." style:family="text">
      <style:text-properties fo:color="#FF00FF" fo:letter-spacing="-0.0062in" style:text-scale="84%" fo:language="es" fo:country="ES"/>
    </style:style>
    <style:style style:name="T9176" style:parent-style-name="Fuentedepárrafopredeter." style:family="text">
      <style:text-properties fo:color="#FF00FF" style:text-scale="112%" fo:language="es" fo:country="ES"/>
    </style:style>
    <style:style style:name="T9177" style:parent-style-name="Fuentedepárrafopredeter." style:family="text">
      <style:text-properties fo:color="#FF00FF" fo:language="es" fo:country="ES"/>
    </style:style>
    <style:style style:name="T9178" style:parent-style-name="Fuentedepárrafopredeter." style:family="text">
      <style:text-properties fo:color="#FF00FF" fo:letter-spacing="-0.0118in" fo:language="es" fo:country="ES"/>
    </style:style>
    <style:style style:name="T9179" style:parent-style-name="Fuentedepárrafopredeter." style:family="text">
      <style:text-properties fo:color="#FF00FF" fo:letter-spacing="-0.0062in" style:text-scale="112%" fo:language="es" fo:country="ES"/>
    </style:style>
    <style:style style:name="T9180" style:parent-style-name="Fuentedepárrafopredeter." style:family="text">
      <style:text-properties fo:color="#FF00FF" fo:letter-spacing="-0.0062in" style:text-scale="125%" fo:language="es" fo:country="ES"/>
    </style:style>
    <style:style style:name="T9181" style:parent-style-name="Fuentedepárrafopredeter." style:family="text">
      <style:text-properties fo:color="#FF00FF" style:text-scale="163%" fo:language="es" fo:country="ES"/>
    </style:style>
    <style:style style:name="T9182" style:parent-style-name="Fuentedepárrafopredeter." style:family="text">
      <style:text-properties fo:color="#FF00FF" fo:language="es" fo:country="ES"/>
    </style:style>
    <style:style style:name="T9183" style:parent-style-name="Fuentedepárrafopredeter." style:family="text">
      <style:text-properties fo:color="#FF00FF" fo:letter-spacing="-0.0118in" fo:language="es" fo:country="ES"/>
    </style:style>
    <style:style style:name="T9184" style:parent-style-name="Fuentedepárrafopredeter." style:family="text">
      <style:text-properties fo:color="#FF00FF" fo:letter-spacing="-0.0055in" style:text-scale="185%" fo:language="es" fo:country="ES"/>
    </style:style>
    <style:style style:name="T9185" style:parent-style-name="Fuentedepárrafopredeter." style:family="text">
      <style:text-properties fo:color="#A01FEF" fo:letter-spacing="-0.0062in" style:text-scale="114%" fo:language="es" fo:country="ES"/>
    </style:style>
    <style:style style:name="T9186" style:parent-style-name="Fuentedepárrafopredeter." style:family="text">
      <style:text-properties fo:color="#A01FEF" fo:letter-spacing="-0.0062in" style:text-scale="80%" fo:language="es" fo:country="ES"/>
    </style:style>
    <style:style style:name="T9187" style:parent-style-name="Fuentedepárrafopredeter." style:family="text">
      <style:text-properties fo:color="#A01FEF" fo:letter-spacing="-0.0062in" style:text-scale="110%" fo:language="es" fo:country="ES"/>
    </style:style>
    <style:style style:name="T9188" style:parent-style-name="Fuentedepárrafopredeter." style:family="text">
      <style:text-properties fo:color="#A01FEF" fo:letter-spacing="-0.0062in" style:text-scale="112%" fo:language="es" fo:country="ES"/>
    </style:style>
    <style:style style:name="T9189" style:parent-style-name="Fuentedepárrafopredeter." style:family="text">
      <style:text-properties fo:color="#A01FEF" fo:letter-spacing="-0.0062in" style:text-scale="114%" fo:language="es" fo:country="ES"/>
    </style:style>
    <style:style style:name="T9190" style:parent-style-name="Fuentedepárrafopredeter." style:family="text">
      <style:text-properties fo:color="#A01FEF" fo:letter-spacing="-0.0062in" style:text-scale="72%" fo:language="es" fo:country="ES"/>
    </style:style>
    <style:style style:name="T9191" style:parent-style-name="Fuentedepárrafopredeter." style:family="text">
      <style:text-properties fo:color="#A01FEF" fo:letter-spacing="-0.0062in" style:text-scale="211%" fo:language="es" fo:country="ES"/>
    </style:style>
    <style:style style:name="T9192" style:parent-style-name="Fuentedepárrafopredeter." style:family="text">
      <style:text-properties fo:color="#A01FEF" style:text-scale="114%" fo:language="es" fo:country="ES"/>
    </style:style>
    <style:style style:name="P9193" style:parent-style-name="Textoindependiente" style:family="paragraph">
      <style:paragraph-properties fo:line-height="0.1472in" fo:margin-left="0.2201in">
        <style:tab-stops>
          <style:tab-stop style:type="left" style:position="4.0965in"/>
        </style:tab-stops>
      </style:paragraph-properties>
    </style:style>
    <style:style style:name="T9194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T9195" style:parent-style-name="Fuentedepárrafopredeter." style:family="text">
      <style:text-properties style:font-name="Lucida Sans Typewriter" fo:font-weight="bold" style:font-weight-asian="bold" fo:color="#A52A2A" fo:letter-spacing="-0.0506in" style:text-scale="120%" fo:language="es" fo:country="ES"/>
    </style:style>
    <style:style style:name="T9196" style:parent-style-name="Fuentedepárrafopredeter." style:family="text">
      <style:text-properties fo:color="#FF00FF" fo:letter-spacing="-0.0062in" style:text-scale="165%" fo:language="es" fo:country="ES"/>
    </style:style>
    <style:style style:name="T9197" style:parent-style-name="Fuentedepárrafopredeter." style:family="text">
      <style:text-properties fo:color="#FF00FF" fo:letter-spacing="-0.0062in" style:text-scale="165%" style:text-underline-type="single" style:text-underline-style="dotted" style:text-underline-width="auto" style:text-underline-mode="continuous" style:text-underline-color="#FE00FE" fo:language="es" fo:country="ES"/>
    </style:style>
    <style:style style:name="T9198" style:parent-style-name="Fuentedepárrafopredeter." style:family="text">
      <style:text-properties fo:color="#FF00FF" fo:letter-spacing="-0.0062in" style:text-scale="165%" style:text-underline-type="single" style:text-underline-style="dotted" style:text-underline-width="auto" style:text-underline-mode="continuous" style:text-underline-color="#FE00FE" fo:language="es" fo:country="ES"/>
    </style:style>
    <style:style style:name="T9199" style:parent-style-name="Fuentedepárrafopredeter." style:family="text">
      <style:text-properties fo:color="#FF00FF" style:text-scale="165%" fo:language="es" fo:country="ES"/>
    </style:style>
    <style:style style:name="P9200" style:parent-style-name="Textoindependiente" style:family="paragraph">
      <style:paragraph-properties fo:line-height="0.143in"/>
    </style:style>
    <style:style style:name="T920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9202" style:parent-style-name="Textoindependiente" style:family="paragraph">
      <style:paragraph-properties fo:margin-left="0in">
        <style:tab-stops/>
      </style:paragraph-properties>
      <style:text-properties style:font-name="Lucida Sans Typewriter" fo:font-weight="bold" style:font-weight-asian="bold" fo:font-size="10pt" style:font-size-asian="10pt" fo:language="es" fo:country="ES"/>
    </style:style>
    <style:style style:name="P9203" style:parent-style-name="Textoindependiente" style:family="paragraph">
      <style:paragraph-properties fo:margin-top="0.0076in" fo:margin-left="0in">
        <style:tab-stops/>
      </style:paragraph-properties>
      <style:text-properties style:font-name="Lucida Sans Typewriter" fo:font-weight="bold" style:font-weight-asian="bold" fo:font-size="7.5pt" style:font-size-asian="7.5pt" fo:language="es" fo:country="ES"/>
    </style:style>
    <style:style style:name="T9204" style:parent-style-name="Fuentedepárrafopredeter." style:family="text">
      <style:text-properties fo:color="#0000FF" fo:letter-spacing="-0.0062in" style:text-scale="114%" fo:language="es" fo:country="ES"/>
    </style:style>
    <style:style style:name="T9205" style:parent-style-name="Fuentedepárrafopredeter." style:family="text">
      <style:text-properties fo:color="#0000FF" fo:letter-spacing="-0.0062in" style:text-scale="107%" fo:language="es" fo:country="ES"/>
    </style:style>
    <style:style style:name="T9206" style:parent-style-name="Fuentedepárrafopredeter." style:family="text">
      <style:text-properties fo:color="#0000FF" fo:letter-spacing="-0.0062in" style:text-scale="103%" fo:language="es" fo:country="ES"/>
    </style:style>
    <style:style style:name="T9207" style:parent-style-name="Fuentedepárrafopredeter." style:family="text">
      <style:text-properties fo:color="#0000FF" fo:letter-spacing="-0.0062in" style:text-scale="89%" fo:language="es" fo:country="ES"/>
    </style:style>
    <style:style style:name="T9208" style:parent-style-name="Fuentedepárrafopredeter." style:family="text">
      <style:text-properties fo:color="#0000FF" fo:letter-spacing="-0.0062in" style:text-scale="103%" fo:language="es" fo:country="ES"/>
    </style:style>
    <style:style style:name="T9209" style:parent-style-name="Fuentedepárrafopredeter." style:family="text">
      <style:text-properties fo:color="#0000FF" fo:letter-spacing="-0.0062in" style:text-scale="102%" fo:language="es" fo:country="ES"/>
    </style:style>
    <style:style style:name="T9210" style:parent-style-name="Fuentedepárrafopredeter." style:family="text">
      <style:text-properties fo:color="#0000FF" fo:letter-spacing="-0.0062in" style:text-scale="84%" fo:language="es" fo:country="ES"/>
    </style:style>
    <style:style style:name="T9211" style:parent-style-name="Fuentedepárrafopredeter." style:family="text">
      <style:text-properties fo:color="#0000FF" style:text-scale="102%" fo:language="es" fo:country="ES"/>
    </style:style>
    <style:style style:name="T9212" style:parent-style-name="Fuentedepárrafopredeter." style:family="text">
      <style:text-properties fo:color="#0000FF" fo:language="es" fo:country="ES"/>
    </style:style>
    <style:style style:name="T9213" style:parent-style-name="Fuentedepárrafopredeter." style:family="text">
      <style:text-properties fo:color="#0000FF" fo:letter-spacing="-0.0118in" fo:language="es" fo:country="ES"/>
    </style:style>
    <style:style style:name="T9214" style:parent-style-name="Fuentedepárrafopredeter." style:family="text">
      <style:text-properties fo:color="#0000FF" fo:letter-spacing="-0.0062in" style:text-scale="107%" fo:language="es" fo:country="ES"/>
    </style:style>
    <style:style style:name="T9215" style:parent-style-name="Fuentedepárrafopredeter." style:family="text">
      <style:text-properties fo:color="#0000FF" fo:letter-spacing="-0.0062in" style:text-scale="103%" fo:language="es" fo:country="ES"/>
    </style:style>
    <style:style style:name="T9216" style:parent-style-name="Fuentedepárrafopredeter." style:family="text">
      <style:text-properties fo:color="#0000FF" fo:letter-spacing="-0.0062in" style:text-scale="216%" fo:language="es" fo:country="ES"/>
    </style:style>
    <style:style style:name="T9217" style:parent-style-name="Fuentedepárrafopredeter." style:family="text">
      <style:text-properties fo:color="#0000FF" fo:letter-spacing="-0.0062in" style:text-scale="94%" fo:language="es" fo:country="ES"/>
    </style:style>
    <style:style style:name="T9218" style:parent-style-name="Fuentedepárrafopredeter." style:family="text">
      <style:text-properties fo:color="#0000FF" fo:letter-spacing="-0.0062in" fo:language="es" fo:country="ES"/>
    </style:style>
    <style:style style:name="T9219" style:parent-style-name="Fuentedepárrafopredeter." style:family="text">
      <style:text-properties fo:color="#0000FF" fo:letter-spacing="-0.0062in" style:text-scale="216%" fo:language="es" fo:country="ES"/>
    </style:style>
    <style:style style:name="T9220" style:parent-style-name="Fuentedepárrafopredeter." style:family="text">
      <style:text-properties fo:color="#0000FF" fo:letter-spacing="-0.0062in" style:text-scale="107%" fo:language="es" fo:country="ES"/>
    </style:style>
    <style:style style:name="T9221" style:parent-style-name="Fuentedepárrafopredeter." style:family="text">
      <style:text-properties fo:color="#0000FF" fo:letter-spacing="-0.0062in" style:text-scale="102%" fo:language="es" fo:country="ES"/>
    </style:style>
    <style:style style:name="T9222" style:parent-style-name="Fuentedepárrafopredeter." style:family="text">
      <style:text-properties fo:color="#0000FF" style:text-scale="118%" fo:language="es" fo:country="ES"/>
    </style:style>
    <style:style style:name="T9223" style:parent-style-name="Fuentedepárrafopredeter." style:family="text">
      <style:text-properties fo:color="#0000FF" fo:language="es" fo:country="ES"/>
    </style:style>
    <style:style style:name="T9224" style:parent-style-name="Fuentedepárrafopredeter." style:family="text">
      <style:text-properties fo:color="#0000FF" fo:letter-spacing="-0.0118in" fo:language="es" fo:country="ES"/>
    </style:style>
    <style:style style:name="T9225" style:parent-style-name="Fuentedepárrafopredeter." style:family="text">
      <style:text-properties fo:color="#0000FF" fo:letter-spacing="-0.0062in" fo:language="es" fo:country="ES"/>
    </style:style>
    <style:style style:name="T9226" style:parent-style-name="Fuentedepárrafopredeter." style:family="text">
      <style:text-properties fo:color="#0000FF" fo:letter-spacing="-0.0062in" style:text-scale="89%" fo:language="es" fo:country="ES"/>
    </style:style>
    <style:style style:name="T9227" style:parent-style-name="Fuentedepárrafopredeter." style:family="text">
      <style:text-properties fo:color="#0000FF" style:text-scale="94%" fo:language="es" fo:country="ES"/>
    </style:style>
    <style:style style:name="T9228" style:parent-style-name="Fuentedepárrafopredeter." style:family="text">
      <style:text-properties fo:color="#0000FF" fo:language="es" fo:country="ES"/>
    </style:style>
    <style:style style:name="T9229" style:parent-style-name="Fuentedepárrafopredeter." style:family="text">
      <style:text-properties fo:color="#0000FF" fo:letter-spacing="-0.0118in" fo:language="es" fo:country="ES"/>
    </style:style>
    <style:style style:name="T9230" style:parent-style-name="Fuentedepárrafopredeter." style:family="text">
      <style:text-properties fo:color="#0000FF" fo:letter-spacing="-0.0062in" fo:language="es" fo:country="ES"/>
    </style:style>
    <style:style style:name="T9231" style:parent-style-name="Fuentedepárrafopredeter." style:family="text">
      <style:text-properties fo:color="#0000FF" fo:letter-spacing="-0.0062in" style:text-scale="89%" fo:language="es" fo:country="ES"/>
    </style:style>
    <style:style style:name="T9232" style:parent-style-name="Fuentedepárrafopredeter." style:family="text">
      <style:text-properties fo:color="#0000FF" fo:letter-spacing="-0.0062in" style:text-scale="84%" fo:language="es" fo:country="ES"/>
    </style:style>
    <style:style style:name="T9233" style:parent-style-name="Fuentedepárrafopredeter." style:family="text">
      <style:text-properties fo:color="#0000FF" fo:letter-spacing="-0.0062in" style:text-scale="107%" fo:language="es" fo:country="ES"/>
    </style:style>
    <style:style style:name="T9234" style:parent-style-name="Fuentedepárrafopredeter." style:family="text">
      <style:text-properties fo:color="#0000FF" fo:letter-spacing="-0.0062in" style:text-scale="103%" fo:language="es" fo:country="ES"/>
    </style:style>
    <style:style style:name="T9235" style:parent-style-name="Fuentedepárrafopredeter." style:family="text">
      <style:text-properties fo:color="#0000FF" fo:letter-spacing="-0.0062in" style:text-scale="89%" fo:language="es" fo:country="ES"/>
    </style:style>
    <style:style style:name="T9236" style:parent-style-name="Fuentedepárrafopredeter." style:family="text">
      <style:text-properties fo:color="#0000FF" fo:letter-spacing="-0.0062in" style:text-scale="106%" fo:language="es" fo:country="ES"/>
    </style:style>
    <style:style style:name="T9237" style:parent-style-name="Fuentedepárrafopredeter." style:family="text">
      <style:text-properties fo:color="#0000FF" fo:letter-spacing="-0.0062in" style:text-scale="102%" fo:language="es" fo:country="ES"/>
    </style:style>
    <style:style style:name="T9238" style:parent-style-name="Fuentedepárrafopredeter." style:family="text">
      <style:text-properties fo:color="#0000FF" fo:letter-spacing="-0.0062in" fo:language="es" fo:country="ES"/>
    </style:style>
    <style:style style:name="T9239" style:parent-style-name="Fuentedepárrafopredeter." style:family="text">
      <style:text-properties fo:color="#0000FF" fo:letter-spacing="-0.0062in" style:text-scale="216%" fo:language="es" fo:country="ES"/>
    </style:style>
    <style:style style:name="T9240" style:parent-style-name="Fuentedepárrafopredeter." style:family="text">
      <style:text-properties fo:color="#0000FF" fo:letter-spacing="-0.0062in" style:text-scale="89%" fo:language="es" fo:country="ES"/>
    </style:style>
    <style:style style:name="T9241" style:parent-style-name="Fuentedepárrafopredeter." style:family="text">
      <style:text-properties fo:color="#0000FF" fo:letter-spacing="-0.0062in" style:text-scale="94%" fo:language="es" fo:country="ES"/>
    </style:style>
    <style:style style:name="T9242" style:parent-style-name="Fuentedepárrafopredeter." style:family="text">
      <style:text-properties fo:color="#0000FF" fo:letter-spacing="-0.0062in" style:text-scale="112%" fo:language="es" fo:country="ES"/>
    </style:style>
    <style:style style:name="T9243" style:parent-style-name="Fuentedepárrafopredeter." style:family="text">
      <style:text-properties fo:color="#0000FF" style:text-scale="125%" fo:language="es" fo:country="ES"/>
    </style:style>
    <style:style style:name="T9244" style:parent-style-name="Fuentedepárrafopredeter." style:family="text">
      <style:text-properties fo:color="#0000FF" fo:language="es" fo:country="ES"/>
    </style:style>
    <style:style style:name="T9245" style:parent-style-name="Fuentedepárrafopredeter." style:family="text">
      <style:text-properties fo:color="#0000FF" fo:letter-spacing="-0.0118in" fo:language="es" fo:country="ES"/>
    </style:style>
    <style:style style:name="T9246" style:parent-style-name="Fuentedepárrafopredeter." style:family="text">
      <style:text-properties fo:color="#0000FF" style:text-scale="105%" fo:language="es" fo:country="ES"/>
    </style:style>
    <style:style style:name="T9247" style:parent-style-name="Fuentedepárrafopredeter." style:family="text">
      <style:text-properties fo:color="#0000FF" fo:language="es" fo:country="ES"/>
    </style:style>
    <style:style style:name="T9248" style:parent-style-name="Fuentedepárrafopredeter." style:family="text">
      <style:text-properties fo:color="#0000FF" fo:letter-spacing="-0.0118in" fo:language="es" fo:country="ES"/>
    </style:style>
    <style:style style:name="T9249" style:parent-style-name="Fuentedepárrafopredeter." style:family="text">
      <style:text-properties fo:color="#0000FF" fo:letter-spacing="-0.0062in" style:text-scale="118%" fo:language="es" fo:country="ES"/>
    </style:style>
    <style:style style:name="T9250" style:parent-style-name="Fuentedepárrafopredeter." style:family="text">
      <style:text-properties fo:color="#0000FF" fo:letter-spacing="-0.0062in" style:text-scale="102%" fo:language="es" fo:country="ES"/>
    </style:style>
    <style:style style:name="T9251" style:parent-style-name="Fuentedepárrafopredeter." style:family="text">
      <style:text-properties fo:color="#0000FF" fo:letter-spacing="-0.0062in" style:text-scale="84%" fo:language="es" fo:country="ES"/>
    </style:style>
    <style:style style:name="T9252" style:parent-style-name="Fuentedepárrafopredeter." style:family="text">
      <style:text-properties fo:color="#0000FF" fo:letter-spacing="-0.0062in" style:text-scale="102%" fo:language="es" fo:country="ES"/>
    </style:style>
    <style:style style:name="T9253" style:parent-style-name="Fuentedepárrafopredeter." style:family="text">
      <style:text-properties fo:color="#0000FF" fo:letter-spacing="-0.0062in" style:text-scale="98%" fo:language="es" fo:country="ES"/>
    </style:style>
    <style:style style:name="T9254" style:parent-style-name="Fuentedepárrafopredeter." style:family="text">
      <style:text-properties fo:color="#0000FF" style:text-scale="102%" fo:language="es" fo:country="ES"/>
    </style:style>
    <style:style style:name="T9255" style:parent-style-name="Fuentedepárrafopredeter." style:family="text">
      <style:text-properties fo:color="#0000FF" fo:language="es" fo:country="ES"/>
    </style:style>
    <style:style style:name="T9256" style:parent-style-name="Fuentedepárrafopredeter." style:family="text">
      <style:text-properties fo:color="#0000FF" fo:letter-spacing="-0.0118in" fo:language="es" fo:country="ES"/>
    </style:style>
    <style:style style:name="T9257" style:parent-style-name="Fuentedepárrafopredeter." style:family="text">
      <style:text-properties fo:color="#0000FF" style:text-scale="102%" fo:language="es" fo:country="ES"/>
    </style:style>
    <style:style style:name="T9258" style:parent-style-name="Fuentedepárrafopredeter." style:family="text">
      <style:text-properties fo:color="#0000FF" fo:language="es" fo:country="ES"/>
    </style:style>
    <style:style style:name="T9259" style:parent-style-name="Fuentedepárrafopredeter." style:family="text">
      <style:text-properties fo:color="#0000FF" fo:letter-spacing="-0.0118in" fo:language="es" fo:country="ES"/>
    </style:style>
    <style:style style:name="T9260" style:parent-style-name="Fuentedepárrafopredeter." style:family="text">
      <style:text-properties fo:color="#0000FF" fo:letter-spacing="-0.0062in" style:text-scale="211%" fo:language="es" fo:country="ES"/>
    </style:style>
    <style:style style:name="T9261" style:parent-style-name="Fuentedepárrafopredeter." style:family="text">
      <style:text-properties fo:color="#0000FF" fo:letter-spacing="-0.0062in" style:text-scale="110%" fo:language="es" fo:country="ES"/>
    </style:style>
    <style:style style:name="T9262" style:parent-style-name="Fuentedepárrafopredeter." style:family="text">
      <style:text-properties fo:color="#0000FF" fo:letter-spacing="-0.0062in" style:text-scale="162%" fo:language="es" fo:country="ES"/>
    </style:style>
    <style:style style:name="T9263" style:parent-style-name="Fuentedepárrafopredeter." style:family="text">
      <style:text-properties fo:color="#0000FF" fo:letter-spacing="-0.0062in" style:text-scale="112%" fo:language="es" fo:country="ES"/>
    </style:style>
    <style:style style:name="T9264" style:parent-style-name="Fuentedepárrafopredeter." style:family="text">
      <style:text-properties fo:color="#0000FF" fo:letter-spacing="-0.0062in" style:text-scale="154%" fo:language="es" fo:country="ES"/>
    </style:style>
    <style:style style:name="T9265" style:parent-style-name="Fuentedepárrafopredeter." style:family="text">
      <style:text-properties fo:color="#0000FF" fo:letter-spacing="-0.0062in" style:text-scale="72%" fo:language="es" fo:country="ES"/>
    </style:style>
    <style:style style:name="T9266" style:parent-style-name="Fuentedepárrafopredeter." style:family="text">
      <style:text-properties fo:color="#0000FF" style:text-scale="110%" fo:language="es" fo:country="ES"/>
    </style:style>
    <style:style style:name="P9267" style:parent-style-name="Textoindependiente" style:family="paragraph">
      <style:paragraph-properties fo:margin-top="0.0006in" fo:line-height="0.143in"/>
    </style:style>
    <style:style style:name="T9268" style:parent-style-name="Fuentedepárrafopredeter." style:family="text">
      <style:text-properties fo:color="#0000FF" fo:letter-spacing="-0.0062in" style:text-scale="114%" fo:language="es" fo:country="ES"/>
    </style:style>
    <style:style style:name="T9269" style:parent-style-name="Fuentedepárrafopredeter." style:family="text">
      <style:text-properties fo:color="#0000FF" fo:letter-spacing="-0.0062in" style:text-scale="121%" fo:language="es" fo:country="ES"/>
    </style:style>
    <style:style style:name="T9270" style:parent-style-name="Fuentedepárrafopredeter." style:family="text">
      <style:text-properties fo:color="#0000FF" fo:letter-spacing="-0.0062in" style:text-scale="112%" fo:language="es" fo:country="ES"/>
    </style:style>
    <style:style style:name="T9271" style:parent-style-name="Fuentedepárrafopredeter." style:family="text">
      <style:text-properties fo:color="#0000FF" fo:letter-spacing="-0.0062in" style:text-scale="72%" fo:language="es" fo:country="ES"/>
    </style:style>
    <style:style style:name="T9272" style:parent-style-name="Fuentedepárrafopredeter." style:family="text">
      <style:text-properties fo:color="#0000FF" fo:letter-spacing="-0.0062in" style:text-scale="108%" fo:language="es" fo:country="ES"/>
    </style:style>
    <style:style style:name="T9273" style:parent-style-name="Fuentedepárrafopredeter." style:family="text">
      <style:text-properties fo:color="#0000FF" fo:letter-spacing="-0.0062in" style:text-scale="154%" fo:language="es" fo:country="ES"/>
    </style:style>
    <style:style style:name="T9274" style:parent-style-name="Fuentedepárrafopredeter." style:family="text">
      <style:text-properties fo:color="#0000FF" fo:letter-spacing="-0.0062in" style:text-scale="112%" fo:language="es" fo:country="ES"/>
    </style:style>
    <style:style style:name="T9275" style:parent-style-name="Fuentedepárrafopredeter." style:family="text">
      <style:text-properties fo:color="#0000FF" fo:letter-spacing="-0.0062in" style:text-scale="108%" fo:language="es" fo:country="ES"/>
    </style:style>
    <style:style style:name="T9276" style:parent-style-name="Fuentedepárrafopredeter." style:family="text">
      <style:text-properties fo:color="#0000FF" fo:letter-spacing="-0.0062in" style:text-scale="114%" fo:language="es" fo:country="ES"/>
    </style:style>
    <style:style style:name="T9277" style:parent-style-name="Fuentedepárrafopredeter." style:family="text">
      <style:text-properties fo:color="#0000FF" fo:letter-spacing="-0.0062in" style:text-scale="121%" fo:language="es" fo:country="ES"/>
    </style:style>
    <style:style style:name="T9278" style:parent-style-name="Fuentedepárrafopredeter." style:family="text">
      <style:text-properties fo:color="#0000FF" fo:letter-spacing="-0.0062in" style:text-scale="211%" fo:language="es" fo:country="ES"/>
    </style:style>
    <style:style style:name="T9279" style:parent-style-name="Fuentedepárrafopredeter." style:family="text">
      <style:text-properties fo:color="#0000FF" fo:letter-spacing="-0.0062in" style:text-scale="112%" fo:language="es" fo:country="ES"/>
    </style:style>
    <style:style style:name="T9280" style:parent-style-name="Fuentedepárrafopredeter." style:family="text">
      <style:text-properties fo:color="#0000FF" style:text-scale="110%" fo:language="es" fo:country="ES"/>
    </style:style>
    <style:style style:name="T9281" style:parent-style-name="Fuentedepárrafopredeter." style:family="text">
      <style:text-properties fo:color="#0000FF" fo:language="es" fo:country="ES"/>
    </style:style>
    <style:style style:name="T9282" style:parent-style-name="Fuentedepárrafopredeter." style:family="text">
      <style:text-properties fo:color="#0000FF" fo:letter-spacing="-0.0118in" fo:language="es" fo:country="ES"/>
    </style:style>
    <style:style style:name="T9283" style:parent-style-name="Fuentedepárrafopredeter." style:family="text">
      <style:text-properties fo:color="#0000FF" fo:letter-spacing="-0.0062in" style:text-scale="108%" fo:language="es" fo:country="ES"/>
    </style:style>
    <style:style style:name="T9284" style:parent-style-name="Fuentedepárrafopredeter." style:family="text">
      <style:text-properties fo:color="#0000FF" style:text-scale="110%" fo:language="es" fo:country="ES"/>
    </style:style>
    <style:style style:name="T9285" style:parent-style-name="Fuentedepárrafopredeter." style:family="text">
      <style:text-properties fo:color="#0000FF" fo:language="es" fo:country="ES"/>
    </style:style>
    <style:style style:name="T9286" style:parent-style-name="Fuentedepárrafopredeter." style:family="text">
      <style:text-properties fo:color="#0000FF" fo:letter-spacing="-0.0118in" fo:language="es" fo:country="ES"/>
    </style:style>
    <style:style style:name="T9287" style:parent-style-name="Fuentedepárrafopredeter." style:family="text">
      <style:text-properties fo:color="#0000FF" fo:letter-spacing="-0.0062in" style:text-scale="108%" fo:language="es" fo:country="ES"/>
    </style:style>
    <style:style style:name="T9288" style:parent-style-name="Fuentedepárrafopredeter." style:family="text">
      <style:text-properties fo:color="#0000FF" fo:letter-spacing="-0.0062in" style:text-scale="114%" fo:language="es" fo:country="ES"/>
    </style:style>
    <style:style style:name="T9289" style:parent-style-name="Fuentedepárrafopredeter." style:family="text">
      <style:text-properties fo:color="#0000FF" fo:letter-spacing="-0.0062in" style:text-scale="154%" fo:language="es" fo:country="ES"/>
    </style:style>
    <style:style style:name="T9290" style:parent-style-name="Fuentedepárrafopredeter." style:family="text">
      <style:text-properties fo:color="#0000FF" fo:letter-spacing="-0.0062in" style:text-scale="114%" fo:language="es" fo:country="ES"/>
    </style:style>
    <style:style style:name="T9291" style:parent-style-name="Fuentedepárrafopredeter." style:family="text">
      <style:text-properties fo:color="#0000FF" fo:letter-spacing="-0.0062in" style:text-scale="72%" fo:language="es" fo:country="ES"/>
    </style:style>
    <style:style style:name="T9292" style:parent-style-name="Fuentedepárrafopredeter." style:family="text">
      <style:text-properties fo:color="#0000FF" fo:letter-spacing="-0.0062in" style:text-scale="110%" fo:language="es" fo:country="ES"/>
    </style:style>
    <style:style style:name="T9293" style:parent-style-name="Fuentedepárrafopredeter." style:family="text">
      <style:text-properties fo:color="#0000FF" fo:letter-spacing="-0.0062in" style:text-scale="151%" fo:language="es" fo:country="ES"/>
    </style:style>
    <style:style style:name="T9294" style:parent-style-name="Fuentedepárrafopredeter." style:family="text">
      <style:text-properties fo:color="#0000FF" fo:letter-spacing="-0.0062in" style:text-scale="154%" fo:language="es" fo:country="ES"/>
    </style:style>
    <style:style style:name="T9295" style:parent-style-name="Fuentedepárrafopredeter." style:family="text">
      <style:text-properties fo:color="#0000FF" fo:letter-spacing="-0.0062in" style:text-scale="112%" fo:language="es" fo:country="ES"/>
    </style:style>
    <style:style style:name="T9296" style:parent-style-name="Fuentedepárrafopredeter." style:family="text">
      <style:text-properties fo:color="#0000FF" style:text-scale="148%" fo:language="es" fo:country="ES"/>
    </style:style>
    <style:style style:name="P9297" style:parent-style-name="Textoindependiente" style:family="paragraph">
      <style:paragraph-properties fo:line-height="0.1472in"/>
    </style:style>
    <style:style style:name="T9298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9299" style:parent-style-name="Fuentedepárrafopredeter." style:family="text">
      <style:text-properties fo:color="#6959CD" style:text-scale="105%" fo:language="es" fo:country="ES"/>
    </style:style>
    <style:style style:name="T9300" style:parent-style-name="Fuentedepárrafopredeter." style:family="text">
      <style:text-properties fo:color="#00898C" style:text-scale="105%" fo:language="es" fo:country="ES"/>
    </style:style>
    <style:style style:name="T9301" style:parent-style-name="Fuentedepárrafopredeter." style:family="text">
      <style:text-properties style:text-scale="105%" fo:language="es" fo:country="ES"/>
    </style:style>
    <style:style style:name="T9302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P9303" style:parent-style-name="Textoindependiente" style:family="paragraph">
      <style:paragraph-properties fo:line-height="0.143in" fo:margin-left="0.2201in">
        <style:tab-stops/>
      </style:paragraph-properties>
    </style:style>
    <style:style style:name="T9304" style:parent-style-name="Fuentedepárrafopredeter." style:family="text">
      <style:text-properties fo:color="#0000FF" fo:letter-spacing="-0.0062in" style:text-scale="114%" fo:language="es" fo:country="ES"/>
    </style:style>
    <style:style style:name="T9305" style:parent-style-name="Fuentedepárrafopredeter." style:family="text">
      <style:text-properties fo:color="#0000FF" fo:letter-spacing="-0.0062in" style:text-scale="121%" fo:language="es" fo:country="ES"/>
    </style:style>
    <style:style style:name="T9306" style:parent-style-name="Fuentedepárrafopredeter." style:family="text">
      <style:text-properties fo:color="#0000FF" fo:letter-spacing="-0.0062in" style:text-scale="112%" fo:language="es" fo:country="ES"/>
    </style:style>
    <style:style style:name="T9307" style:parent-style-name="Fuentedepárrafopredeter." style:family="text">
      <style:text-properties fo:color="#0000FF" fo:letter-spacing="-0.0062in" style:text-scale="72%" fo:language="es" fo:country="ES"/>
    </style:style>
    <style:style style:name="T9308" style:parent-style-name="Fuentedepárrafopredeter." style:family="text">
      <style:text-properties fo:color="#0000FF" fo:letter-spacing="-0.0062in" style:text-scale="108%" fo:language="es" fo:country="ES"/>
    </style:style>
    <style:style style:name="T9309" style:parent-style-name="Fuentedepárrafopredeter." style:family="text">
      <style:text-properties fo:color="#0000FF" fo:letter-spacing="-0.0062in" style:text-scale="154%" fo:language="es" fo:country="ES"/>
    </style:style>
    <style:style style:name="T9310" style:parent-style-name="Fuentedepárrafopredeter." style:family="text">
      <style:text-properties fo:color="#0000FF" fo:letter-spacing="-0.0062in" style:text-scale="112%" fo:language="es" fo:country="ES"/>
    </style:style>
    <style:style style:name="T9311" style:parent-style-name="Fuentedepárrafopredeter." style:family="text">
      <style:text-properties fo:color="#0000FF" fo:letter-spacing="-0.0062in" style:text-scale="108%" fo:language="es" fo:country="ES"/>
    </style:style>
    <style:style style:name="T9312" style:parent-style-name="Fuentedepárrafopredeter." style:family="text">
      <style:text-properties fo:color="#0000FF" fo:letter-spacing="-0.0062in" style:text-scale="114%" fo:language="es" fo:country="ES"/>
    </style:style>
    <style:style style:name="T9313" style:parent-style-name="Fuentedepárrafopredeter." style:family="text">
      <style:text-properties fo:color="#0000FF" fo:letter-spacing="-0.0062in" style:text-scale="121%" fo:language="es" fo:country="ES"/>
    </style:style>
    <style:style style:name="T9314" style:parent-style-name="Fuentedepárrafopredeter." style:family="text">
      <style:text-properties fo:color="#0000FF" fo:letter-spacing="-0.0062in" style:text-scale="211%" fo:language="es" fo:country="ES"/>
    </style:style>
    <style:style style:name="T9315" style:parent-style-name="Fuentedepárrafopredeter." style:family="text">
      <style:text-properties fo:color="#0000FF" fo:letter-spacing="-0.0062in" style:text-scale="112%" fo:language="es" fo:country="ES"/>
    </style:style>
    <style:style style:name="T9316" style:parent-style-name="Fuentedepárrafopredeter." style:family="text">
      <style:text-properties fo:color="#0000FF" style:text-scale="110%" fo:language="es" fo:country="ES"/>
    </style:style>
    <style:style style:name="T9317" style:parent-style-name="Fuentedepárrafopredeter." style:family="text">
      <style:text-properties fo:color="#0000FF" fo:language="es" fo:country="ES"/>
    </style:style>
    <style:style style:name="T9318" style:parent-style-name="Fuentedepárrafopredeter." style:family="text">
      <style:text-properties fo:color="#0000FF" fo:letter-spacing="-0.0118in" fo:language="es" fo:country="ES"/>
    </style:style>
    <style:style style:name="T9319" style:parent-style-name="Fuentedepárrafopredeter." style:family="text">
      <style:text-properties fo:color="#0000FF" fo:letter-spacing="-0.0062in" style:text-scale="108%" fo:language="es" fo:country="ES"/>
    </style:style>
    <style:style style:name="T9320" style:parent-style-name="Fuentedepárrafopredeter." style:family="text">
      <style:text-properties fo:color="#0000FF" style:text-scale="110%" fo:language="es" fo:country="ES"/>
    </style:style>
    <style:style style:name="T9321" style:parent-style-name="Fuentedepárrafopredeter." style:family="text">
      <style:text-properties fo:color="#0000FF" fo:language="es" fo:country="ES"/>
    </style:style>
    <style:style style:name="T9322" style:parent-style-name="Fuentedepárrafopredeter." style:family="text">
      <style:text-properties fo:color="#0000FF" fo:letter-spacing="-0.0118in" fo:language="es" fo:country="ES"/>
    </style:style>
    <style:style style:name="T9323" style:parent-style-name="Fuentedepárrafopredeter." style:family="text">
      <style:text-properties fo:color="#0000FF" fo:letter-spacing="-0.0062in" style:text-scale="114%" fo:language="es" fo:country="ES"/>
    </style:style>
    <style:style style:name="T9324" style:parent-style-name="Fuentedepárrafopredeter." style:family="text">
      <style:text-properties fo:color="#0000FF" fo:letter-spacing="-0.0062in" style:text-scale="163%" fo:language="es" fo:country="ES"/>
    </style:style>
    <style:style style:name="T9325" style:parent-style-name="Fuentedepárrafopredeter." style:family="text">
      <style:text-properties fo:color="#0000FF" fo:letter-spacing="-0.0062in" style:text-scale="151%" fo:language="es" fo:country="ES"/>
    </style:style>
    <style:style style:name="T9326" style:parent-style-name="Fuentedepárrafopredeter." style:family="text">
      <style:text-properties fo:color="#0000FF" fo:letter-spacing="-0.0062in" style:text-scale="211%" fo:language="es" fo:country="ES"/>
    </style:style>
    <style:style style:name="T9327" style:parent-style-name="Fuentedepárrafopredeter." style:family="text">
      <style:text-properties fo:color="#0000FF" fo:letter-spacing="-0.0062in" style:text-scale="108%" fo:language="es" fo:country="ES"/>
    </style:style>
    <style:style style:name="T9328" style:parent-style-name="Fuentedepárrafopredeter." style:family="text">
      <style:text-properties fo:color="#0000FF" style:text-scale="112%" fo:language="es" fo:country="ES"/>
    </style:style>
    <style:style style:name="T9329" style:parent-style-name="Fuentedepárrafopredeter." style:family="text">
      <style:text-properties fo:color="#0000FF" fo:language="es" fo:country="ES"/>
    </style:style>
    <style:style style:name="T9330" style:parent-style-name="Fuentedepárrafopredeter." style:family="text">
      <style:text-properties fo:color="#0000FF" fo:letter-spacing="-0.0118in" fo:language="es" fo:country="ES"/>
    </style:style>
    <style:style style:name="T9331" style:parent-style-name="Fuentedepárrafopredeter." style:family="text">
      <style:text-properties fo:color="#0000FF" fo:letter-spacing="-0.0062in" style:text-scale="108%" fo:language="es" fo:country="ES"/>
    </style:style>
    <style:style style:name="T9332" style:parent-style-name="Fuentedepárrafopredeter." style:family="text">
      <style:text-properties fo:color="#0000FF" style:text-scale="110%" fo:language="es" fo:country="ES"/>
    </style:style>
    <style:style style:name="T9333" style:parent-style-name="Fuentedepárrafopredeter." style:family="text">
      <style:text-properties fo:color="#0000FF" fo:language="es" fo:country="ES"/>
    </style:style>
    <style:style style:name="T9334" style:parent-style-name="Fuentedepárrafopredeter." style:family="text">
      <style:text-properties fo:color="#0000FF" fo:letter-spacing="-0.0118in" fo:language="es" fo:country="ES"/>
    </style:style>
    <style:style style:name="T9335" style:parent-style-name="Fuentedepárrafopredeter." style:family="text">
      <style:text-properties fo:color="#0000FF" fo:letter-spacing="-0.0062in" style:text-scale="162%" fo:language="es" fo:country="ES"/>
    </style:style>
    <style:style style:name="T9336" style:parent-style-name="Fuentedepárrafopredeter." style:family="text">
      <style:text-properties fo:color="#0000FF" fo:letter-spacing="-0.0062in" style:text-scale="211%" fo:language="es" fo:country="ES"/>
    </style:style>
    <style:style style:name="T9337" style:parent-style-name="Fuentedepárrafopredeter." style:family="text">
      <style:text-properties fo:color="#0000FF" fo:letter-spacing="-0.0062in" style:text-scale="121%" fo:language="es" fo:country="ES"/>
    </style:style>
    <style:style style:name="T9338" style:parent-style-name="Fuentedepárrafopredeter." style:family="text">
      <style:text-properties fo:color="#0000FF" fo:letter-spacing="-0.0062in" style:text-scale="110%" fo:language="es" fo:country="ES"/>
    </style:style>
    <style:style style:name="T9339" style:parent-style-name="Fuentedepárrafopredeter." style:family="text">
      <style:text-properties fo:color="#0000FF" fo:letter-spacing="-0.0062in" style:text-scale="154%" fo:language="es" fo:country="ES"/>
    </style:style>
    <style:style style:name="T9340" style:parent-style-name="Fuentedepárrafopredeter." style:family="text">
      <style:text-properties fo:color="#0000FF" style:text-scale="112%" fo:language="es" fo:country="ES"/>
    </style:style>
    <style:style style:name="P9341" style:parent-style-name="Textoindependiente" style:family="paragraph">
      <style:paragraph-properties fo:line-height="0.1458in" fo:margin-left="0.2201in">
        <style:tab-stops/>
      </style:paragraph-properties>
    </style:style>
    <style:style style:name="T9342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T9343" style:parent-style-name="Fuentedepárrafopredeter." style:family="text">
      <style:text-properties fo:color="#6959CD" style:text-scale="105%" fo:language="es" fo:country="ES"/>
    </style:style>
    <style:style style:name="T9344" style:parent-style-name="Fuentedepárrafopredeter." style:family="text">
      <style:text-properties style:font-name="Lucida Sans Typewriter" fo:font-weight="bold" style:font-weight-asian="bold" fo:color="#A52A2A" style:text-scale="105%" fo:language="es" fo:country="ES"/>
    </style:style>
    <style:style style:name="P9345" style:parent-style-name="Textoindependiente" style:family="paragraph">
      <style:paragraph-properties fo:margin-top="0.0006in" fo:line-height="97%" fo:margin-left="0.359in" fo:margin-right="2.3034in">
        <style:tab-stops/>
      </style:paragraph-properties>
    </style:style>
    <style:style style:name="T9346" style:parent-style-name="Fuentedepárrafopredeter." style:family="text">
      <style:text-properties fo:color="#FF00FF" fo:letter-spacing="-0.0062in" style:text-scale="185%" fo:language="es" fo:country="ES"/>
    </style:style>
    <style:style style:name="T9347" style:parent-style-name="Fuentedepárrafopredeter." style:family="text">
      <style:text-properties fo:color="#FF00FF" fo:letter-spacing="-0.0062in" style:text-scale="162%" fo:language="es" fo:country="ES"/>
    </style:style>
    <style:style style:name="T9348" style:parent-style-name="Fuentedepárrafopredeter." style:family="text">
      <style:text-properties fo:color="#FF00FF" fo:letter-spacing="-0.0062in" style:text-scale="185%" fo:language="es" fo:country="ES"/>
    </style:style>
    <style:style style:name="T9349" style:parent-style-name="Fuentedepárrafopredeter." style:family="text">
      <style:text-properties fo:letter-spacing="-0.0062in" style:text-scale="163%" fo:language="es" fo:country="ES"/>
    </style:style>
    <style:style style:name="T9350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35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35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353" style:parent-style-name="Fuentedepárrafopredeter." style:family="text">
      <style:text-properties fo:color="#FF00FF" fo:letter-spacing="-0.0062in" style:text-scale="185%" fo:language="es" fo:country="ES"/>
    </style:style>
    <style:style style:name="T9354" style:parent-style-name="Fuentedepárrafopredeter." style:family="text">
      <style:text-properties fo:color="#FF00FF" fo:letter-spacing="-0.0062in" style:text-scale="125%" fo:language="es" fo:country="ES"/>
    </style:style>
    <style:style style:name="T9355" style:parent-style-name="Fuentedepárrafopredeter." style:family="text">
      <style:text-properties fo:color="#FF00FF" style:text-scale="110%" fo:language="es" fo:country="ES"/>
    </style:style>
    <style:style style:name="T9356" style:parent-style-name="Fuentedepárrafopredeter." style:family="text">
      <style:text-properties fo:color="#FF00FF" fo:language="es" fo:country="ES"/>
    </style:style>
    <style:style style:name="T9357" style:parent-style-name="Fuentedepárrafopredeter." style:family="text">
      <style:text-properties fo:color="#FF00FF" fo:letter-spacing="-0.0118in" fo:language="es" fo:country="ES"/>
    </style:style>
    <style:style style:name="T9358" style:parent-style-name="Fuentedepárrafopredeter." style:family="text">
      <style:text-properties fo:color="#FF00FF" fo:letter-spacing="-0.0062in" style:text-scale="122%" fo:language="es" fo:country="ES"/>
    </style:style>
    <style:style style:name="T9359" style:parent-style-name="Fuentedepárrafopredeter." style:family="text">
      <style:text-properties fo:color="#FF00FF" style:text-scale="114%" fo:language="es" fo:country="ES"/>
    </style:style>
    <style:style style:name="T9360" style:parent-style-name="Fuentedepárrafopredeter." style:family="text">
      <style:text-properties fo:color="#FF00FF" fo:language="es" fo:country="ES"/>
    </style:style>
    <style:style style:name="T9361" style:parent-style-name="Fuentedepárrafopredeter." style:family="text">
      <style:text-properties fo:color="#FF00FF" fo:letter-spacing="-0.0118in" fo:language="es" fo:country="ES"/>
    </style:style>
    <style:style style:name="T9362" style:parent-style-name="Fuentedepárrafopredeter." style:family="text">
      <style:text-properties fo:color="#FF00FF" style:text-scale="114%" fo:language="es" fo:country="ES"/>
    </style:style>
    <style:style style:name="T9363" style:parent-style-name="Fuentedepárrafopredeter." style:family="text">
      <style:text-properties fo:color="#FF00FF" fo:language="es" fo:country="ES"/>
    </style:style>
    <style:style style:name="T9364" style:parent-style-name="Fuentedepárrafopredeter." style:family="text">
      <style:text-properties fo:color="#FF00FF" fo:letter-spacing="-0.0118in" fo:language="es" fo:country="ES"/>
    </style:style>
    <style:style style:name="T9365" style:parent-style-name="Fuentedepárrafopredeter." style:family="text">
      <style:text-properties fo:color="#FF00FF" fo:letter-spacing="-0.0062in" style:text-scale="154%" fo:language="es" fo:country="ES"/>
    </style:style>
    <style:style style:name="T9366" style:parent-style-name="Fuentedepárrafopredeter." style:family="text">
      <style:text-properties fo:color="#FF00FF" fo:letter-spacing="-0.0062in" style:text-scale="110%" fo:language="es" fo:country="ES"/>
    </style:style>
    <style:style style:name="T9367" style:parent-style-name="Fuentedepárrafopredeter." style:family="text">
      <style:text-properties fo:color="#FF00FF" fo:letter-spacing="-0.0062in" style:text-scale="114%" fo:language="es" fo:country="ES"/>
    </style:style>
    <style:style style:name="T9368" style:parent-style-name="Fuentedepárrafopredeter." style:family="text">
      <style:text-properties fo:color="#FF00FF" fo:letter-spacing="-0.0062in" style:text-scale="204%" fo:language="es" fo:country="ES"/>
    </style:style>
    <style:style style:name="T9369" style:parent-style-name="Fuentedepárrafopredeter." style:family="text">
      <style:text-properties fo:color="#FF00FF" fo:letter-spacing="-0.0062in" style:text-scale="211%" fo:language="es" fo:country="ES"/>
    </style:style>
    <style:style style:name="T9370" style:parent-style-name="Fuentedepárrafopredeter." style:family="text">
      <style:text-properties fo:color="#FF00FF" fo:letter-spacing="-0.0062in" style:text-scale="126%" fo:language="es" fo:country="ES"/>
    </style:style>
    <style:style style:name="T9371" style:parent-style-name="Fuentedepárrafopredeter." style:family="text">
      <style:text-properties fo:color="#FF00FF" fo:letter-spacing="-0.0062in" style:text-scale="114%" fo:language="es" fo:country="ES"/>
    </style:style>
    <style:style style:name="T9372" style:parent-style-name="Fuentedepárrafopredeter." style:family="text">
      <style:text-properties fo:color="#FF00FF" style:text-scale="154%" fo:language="es" fo:country="ES"/>
    </style:style>
    <style:style style:name="T9373" style:parent-style-name="Fuentedepárrafopredeter." style:family="text">
      <style:text-properties fo:color="#FF00FF" fo:language="es" fo:country="ES"/>
    </style:style>
    <style:style style:name="T9374" style:parent-style-name="Fuentedepárrafopredeter." style:family="text">
      <style:text-properties fo:color="#FF00FF" fo:letter-spacing="-0.0118in" fo:language="es" fo:country="ES"/>
    </style:style>
    <style:style style:name="T9375" style:parent-style-name="Fuentedepárrafopredeter." style:family="text">
      <style:text-properties fo:color="#FF00FF" fo:letter-spacing="-0.0062in" style:text-scale="211%" fo:language="es" fo:country="ES"/>
    </style:style>
    <style:style style:name="T9376" style:parent-style-name="Fuentedepárrafopredeter." style:family="text">
      <style:text-properties fo:color="#FF00FF" fo:letter-spacing="-0.0062in" style:text-scale="110%" fo:language="es" fo:country="ES"/>
    </style:style>
    <style:style style:name="T9377" style:parent-style-name="Fuentedepárrafopredeter." style:family="text">
      <style:text-properties fo:color="#FF00FF" fo:letter-spacing="-0.0062in" style:text-scale="162%" fo:language="es" fo:country="ES"/>
    </style:style>
    <style:style style:name="T9378" style:parent-style-name="Fuentedepárrafopredeter." style:family="text">
      <style:text-properties fo:color="#FF00FF" fo:letter-spacing="-0.0062in" style:text-scale="112%" fo:language="es" fo:country="ES"/>
    </style:style>
    <style:style style:name="T9379" style:parent-style-name="Fuentedepárrafopredeter." style:family="text">
      <style:text-properties fo:color="#FF00FF" fo:letter-spacing="-0.0062in" style:text-scale="154%" fo:language="es" fo:country="ES"/>
    </style:style>
    <style:style style:name="T9380" style:parent-style-name="Fuentedepárrafopredeter." style:family="text">
      <style:text-properties fo:color="#FF00FF" fo:letter-spacing="-0.0062in" style:text-scale="72%" fo:language="es" fo:country="ES"/>
    </style:style>
    <style:style style:name="T9381" style:parent-style-name="Fuentedepárrafopredeter." style:family="text">
      <style:text-properties fo:color="#FF00FF" style:text-scale="110%" fo:language="es" fo:country="ES"/>
    </style:style>
    <style:style style:name="T9382" style:parent-style-name="Fuentedepárrafopredeter." style:family="text">
      <style:text-properties fo:color="#FF00FF" fo:language="es" fo:country="ES"/>
    </style:style>
    <style:style style:name="T9383" style:parent-style-name="Fuentedepárrafopredeter." style:family="text">
      <style:text-properties fo:color="#FF00FF" fo:letter-spacing="-0.0118in" fo:language="es" fo:country="ES"/>
    </style:style>
    <style:style style:name="T9384" style:parent-style-name="Fuentedepárrafopredeter." style:family="text">
      <style:text-properties fo:color="#FF00FF" fo:letter-spacing="-0.0062in" style:text-scale="108%" fo:language="es" fo:country="ES"/>
    </style:style>
    <style:style style:name="T9385" style:parent-style-name="Fuentedepárrafopredeter." style:family="text">
      <style:text-properties fo:color="#FF00FF" style:text-scale="110%" fo:language="es" fo:country="ES"/>
    </style:style>
    <style:style style:name="T9386" style:parent-style-name="Fuentedepárrafopredeter." style:family="text">
      <style:text-properties fo:color="#FF00FF" fo:language="es" fo:country="ES"/>
    </style:style>
    <style:style style:name="T9387" style:parent-style-name="Fuentedepárrafopredeter." style:family="text">
      <style:text-properties fo:color="#FF00FF" fo:letter-spacing="-0.0118in" fo:language="es" fo:country="ES"/>
    </style:style>
    <style:style style:name="T9388" style:parent-style-name="Fuentedepárrafopredeter." style:family="text">
      <style:text-properties fo:color="#FF00FF" fo:letter-spacing="-0.0062in" style:text-scale="162%" fo:language="es" fo:country="ES"/>
    </style:style>
    <style:style style:name="T9389" style:parent-style-name="Fuentedepárrafopredeter." style:family="text">
      <style:text-properties fo:color="#FF00FF" fo:letter-spacing="-0.0062in" style:text-scale="211%" fo:language="es" fo:country="ES"/>
    </style:style>
    <style:style style:name="T9390" style:parent-style-name="Fuentedepárrafopredeter." style:family="text">
      <style:text-properties fo:color="#FF00FF" fo:letter-spacing="-0.0062in" style:text-scale="121%" fo:language="es" fo:country="ES"/>
    </style:style>
    <style:style style:name="T9391" style:parent-style-name="Fuentedepárrafopredeter." style:family="text">
      <style:text-properties fo:color="#FF00FF" fo:letter-spacing="-0.0062in" style:text-scale="110%" fo:language="es" fo:country="ES"/>
    </style:style>
    <style:style style:name="T9392" style:parent-style-name="Fuentedepárrafopredeter." style:family="text">
      <style:text-properties fo:color="#FF00FF" fo:letter-spacing="-0.0062in" style:text-scale="154%" fo:language="es" fo:country="ES"/>
    </style:style>
    <style:style style:name="T9393" style:parent-style-name="Fuentedepárrafopredeter." style:family="text">
      <style:text-properties fo:color="#FF00FF" fo:letter-spacing="-0.0062in" style:text-scale="112%" fo:language="es" fo:country="ES"/>
    </style:style>
    <style:style style:name="T9394" style:parent-style-name="Fuentedepárrafopredeter." style:family="text">
      <style:text-properties fo:color="#FF00FF" fo:letter-spacing="-0.0062in" style:text-scale="148%" fo:language="es" fo:country="ES"/>
    </style:style>
    <style:style style:name="T9395" style:parent-style-name="Fuentedepárrafopredeter." style:family="text">
      <style:text-properties fo:color="#FF00FF" fo:letter-spacing="-0.0062in" style:text-scale="185%" fo:language="es" fo:country="ES"/>
    </style:style>
    <style:style style:name="T939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39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398" style:parent-style-name="Fuentedepárrafopredeter." style:family="text">
      <style:text-properties fo:color="#FF00FF" fo:letter-spacing="-0.0062in" style:text-scale="185%" fo:language="es" fo:country="ES"/>
    </style:style>
    <style:style style:name="T9399" style:parent-style-name="Fuentedepárrafopredeter." style:family="text">
      <style:text-properties fo:color="#FF00FF" fo:letter-spacing="-0.0062in" style:text-scale="108%" fo:language="es" fo:country="ES"/>
    </style:style>
    <style:style style:name="T9400" style:parent-style-name="Fuentedepárrafopredeter." style:family="text">
      <style:text-properties fo:color="#FF00FF" fo:letter-spacing="-0.0062in" style:text-scale="185%" fo:language="es" fo:country="ES"/>
    </style:style>
    <style:style style:name="T9401" style:parent-style-name="Fuentedepárrafopredeter." style:family="text">
      <style:text-properties fo:letter-spacing="-0.0062in" style:text-scale="163%" fo:language="es" fo:country="ES"/>
    </style:style>
    <style:style style:name="T940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40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40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405" style:parent-style-name="Fuentedepárrafopredeter." style:family="text">
      <style:text-properties fo:color="#FF00FF" fo:letter-spacing="-0.0062in" style:text-scale="185%" fo:language="es" fo:country="ES"/>
    </style:style>
    <style:style style:name="T9406" style:parent-style-name="Fuentedepárrafopredeter." style:family="text">
      <style:text-properties fo:color="#FF00FF" fo:letter-spacing="-0.0062in" style:text-scale="125%" fo:language="es" fo:country="ES"/>
    </style:style>
    <style:style style:name="T9407" style:parent-style-name="Fuentedepárrafopredeter." style:family="text">
      <style:text-properties fo:color="#FF00FF" style:text-scale="110%" fo:language="es" fo:country="ES"/>
    </style:style>
    <style:style style:name="T9408" style:parent-style-name="Fuentedepárrafopredeter." style:family="text">
      <style:text-properties fo:color="#FF00FF" fo:language="es" fo:country="ES"/>
    </style:style>
    <style:style style:name="T9409" style:parent-style-name="Fuentedepárrafopredeter." style:family="text">
      <style:text-properties fo:color="#FF00FF" fo:letter-spacing="-0.0118in" fo:language="es" fo:country="ES"/>
    </style:style>
    <style:style style:name="T9410" style:parent-style-name="Fuentedepárrafopredeter." style:family="text">
      <style:text-properties fo:color="#FF00FF" fo:letter-spacing="-0.0062in" style:text-scale="122%" fo:language="es" fo:country="ES"/>
    </style:style>
    <style:style style:name="T9411" style:parent-style-name="Fuentedepárrafopredeter." style:family="text">
      <style:text-properties fo:color="#FF00FF" style:text-scale="114%" fo:language="es" fo:country="ES"/>
    </style:style>
    <style:style style:name="T9412" style:parent-style-name="Fuentedepárrafopredeter." style:family="text">
      <style:text-properties fo:color="#FF00FF" fo:language="es" fo:country="ES"/>
    </style:style>
    <style:style style:name="T9413" style:parent-style-name="Fuentedepárrafopredeter." style:family="text">
      <style:text-properties fo:color="#FF00FF" fo:letter-spacing="-0.0118in" fo:language="es" fo:country="ES"/>
    </style:style>
    <style:style style:name="T9414" style:parent-style-name="Fuentedepárrafopredeter." style:family="text">
      <style:text-properties fo:color="#FF00FF" style:text-scale="114%" fo:language="es" fo:country="ES"/>
    </style:style>
    <style:style style:name="T9415" style:parent-style-name="Fuentedepárrafopredeter." style:family="text">
      <style:text-properties fo:color="#FF00FF" fo:language="es" fo:country="ES"/>
    </style:style>
    <style:style style:name="T9416" style:parent-style-name="Fuentedepárrafopredeter." style:family="text">
      <style:text-properties fo:color="#FF00FF" fo:letter-spacing="-0.0118in" fo:language="es" fo:country="ES"/>
    </style:style>
    <style:style style:name="T9417" style:parent-style-name="Fuentedepárrafopredeter." style:family="text">
      <style:text-properties fo:color="#FF00FF" fo:letter-spacing="-0.0062in" style:text-scale="154%" fo:language="es" fo:country="ES"/>
    </style:style>
    <style:style style:name="T9418" style:parent-style-name="Fuentedepárrafopredeter." style:family="text">
      <style:text-properties fo:color="#FF00FF" fo:letter-spacing="-0.0062in" style:text-scale="110%" fo:language="es" fo:country="ES"/>
    </style:style>
    <style:style style:name="T9419" style:parent-style-name="Fuentedepárrafopredeter." style:family="text">
      <style:text-properties fo:color="#FF00FF" fo:letter-spacing="-0.0062in" style:text-scale="114%" fo:language="es" fo:country="ES"/>
    </style:style>
    <style:style style:name="T9420" style:parent-style-name="Fuentedepárrafopredeter." style:family="text">
      <style:text-properties fo:color="#FF00FF" fo:letter-spacing="-0.0062in" style:text-scale="204%" fo:language="es" fo:country="ES"/>
    </style:style>
    <style:style style:name="T9421" style:parent-style-name="Fuentedepárrafopredeter." style:family="text">
      <style:text-properties fo:color="#FF00FF" fo:letter-spacing="-0.0062in" style:text-scale="211%" fo:language="es" fo:country="ES"/>
    </style:style>
    <style:style style:name="T9422" style:parent-style-name="Fuentedepárrafopredeter." style:family="text">
      <style:text-properties fo:color="#FF00FF" fo:letter-spacing="-0.0062in" style:text-scale="126%" fo:language="es" fo:country="ES"/>
    </style:style>
    <style:style style:name="T9423" style:parent-style-name="Fuentedepárrafopredeter." style:family="text">
      <style:text-properties fo:color="#FF00FF" fo:letter-spacing="-0.0062in" style:text-scale="114%" fo:language="es" fo:country="ES"/>
    </style:style>
    <style:style style:name="T9424" style:parent-style-name="Fuentedepárrafopredeter." style:family="text">
      <style:text-properties fo:color="#FF00FF" style:text-scale="154%" fo:language="es" fo:country="ES"/>
    </style:style>
    <style:style style:name="T9425" style:parent-style-name="Fuentedepárrafopredeter." style:family="text">
      <style:text-properties fo:color="#FF00FF" fo:language="es" fo:country="ES"/>
    </style:style>
    <style:style style:name="T9426" style:parent-style-name="Fuentedepárrafopredeter." style:family="text">
      <style:text-properties fo:color="#FF00FF" fo:letter-spacing="-0.0118in" fo:language="es" fo:country="ES"/>
    </style:style>
    <style:style style:name="T9427" style:parent-style-name="Fuentedepárrafopredeter." style:family="text">
      <style:text-properties fo:color="#FF00FF" fo:letter-spacing="-0.0062in" style:text-scale="211%" fo:language="es" fo:country="ES"/>
    </style:style>
    <style:style style:name="T9428" style:parent-style-name="Fuentedepárrafopredeter." style:family="text">
      <style:text-properties fo:color="#FF00FF" fo:letter-spacing="-0.0062in" style:text-scale="110%" fo:language="es" fo:country="ES"/>
    </style:style>
    <style:style style:name="T9429" style:parent-style-name="Fuentedepárrafopredeter." style:family="text">
      <style:text-properties fo:color="#FF00FF" fo:letter-spacing="-0.0062in" style:text-scale="162%" fo:language="es" fo:country="ES"/>
    </style:style>
    <style:style style:name="T9430" style:parent-style-name="Fuentedepárrafopredeter." style:family="text">
      <style:text-properties fo:color="#FF00FF" fo:letter-spacing="-0.0062in" style:text-scale="112%" fo:language="es" fo:country="ES"/>
    </style:style>
    <style:style style:name="T9431" style:parent-style-name="Fuentedepárrafopredeter." style:family="text">
      <style:text-properties fo:color="#FF00FF" fo:letter-spacing="-0.0062in" style:text-scale="154%" fo:language="es" fo:country="ES"/>
    </style:style>
    <style:style style:name="T9432" style:parent-style-name="Fuentedepárrafopredeter." style:family="text">
      <style:text-properties fo:color="#FF00FF" fo:letter-spacing="-0.0062in" style:text-scale="72%" fo:language="es" fo:country="ES"/>
    </style:style>
    <style:style style:name="T9433" style:parent-style-name="Fuentedepárrafopredeter." style:family="text">
      <style:text-properties fo:color="#FF00FF" style:text-scale="110%" fo:language="es" fo:country="ES"/>
    </style:style>
    <style:style style:name="T9434" style:parent-style-name="Fuentedepárrafopredeter." style:family="text">
      <style:text-properties fo:color="#FF00FF" fo:language="es" fo:country="ES"/>
    </style:style>
    <style:style style:name="T9435" style:parent-style-name="Fuentedepárrafopredeter." style:family="text">
      <style:text-properties fo:color="#FF00FF" fo:letter-spacing="-0.0118in" fo:language="es" fo:country="ES"/>
    </style:style>
    <style:style style:name="T9436" style:parent-style-name="Fuentedepárrafopredeter." style:family="text">
      <style:text-properties fo:color="#FF00FF" fo:letter-spacing="-0.0062in" style:text-scale="108%" fo:language="es" fo:country="ES"/>
    </style:style>
    <style:style style:name="T9437" style:parent-style-name="Fuentedepárrafopredeter." style:family="text">
      <style:text-properties fo:color="#FF00FF" style:text-scale="110%" fo:language="es" fo:country="ES"/>
    </style:style>
    <style:style style:name="T9438" style:parent-style-name="Fuentedepárrafopredeter." style:family="text">
      <style:text-properties fo:color="#FF00FF" fo:language="es" fo:country="ES"/>
    </style:style>
    <style:style style:name="T9439" style:parent-style-name="Fuentedepárrafopredeter." style:family="text">
      <style:text-properties fo:color="#FF00FF" fo:letter-spacing="-0.0118in" fo:language="es" fo:country="ES"/>
    </style:style>
    <style:style style:name="T9440" style:parent-style-name="Fuentedepárrafopredeter." style:family="text">
      <style:text-properties fo:color="#FF00FF" fo:letter-spacing="-0.0062in" style:text-scale="108%" fo:language="es" fo:country="ES"/>
    </style:style>
    <style:style style:name="T9441" style:parent-style-name="Fuentedepárrafopredeter." style:family="text">
      <style:text-properties fo:color="#FF00FF" fo:letter-spacing="-0.0062in" style:text-scale="211%" fo:language="es" fo:country="ES"/>
    </style:style>
    <style:style style:name="T9442" style:parent-style-name="Fuentedepárrafopredeter." style:family="text">
      <style:text-properties fo:color="#FF00FF" fo:letter-spacing="-0.0062in" style:text-scale="154%" fo:language="es" fo:country="ES"/>
    </style:style>
    <style:style style:name="T9443" style:parent-style-name="Fuentedepárrafopredeter." style:family="text">
      <style:text-properties fo:color="#FF00FF" fo:letter-spacing="-0.0062in" style:text-scale="110%" fo:language="es" fo:country="ES"/>
    </style:style>
    <style:style style:name="T9444" style:parent-style-name="Fuentedepárrafopredeter." style:family="text">
      <style:text-properties fo:color="#FF00FF" fo:letter-spacing="-0.0062in" style:text-scale="121%" fo:language="es" fo:country="ES"/>
    </style:style>
    <style:style style:name="T9445" style:parent-style-name="Fuentedepárrafopredeter." style:family="text">
      <style:text-properties fo:color="#FF00FF" fo:letter-spacing="-0.0062in" style:text-scale="151%" fo:language="es" fo:country="ES"/>
    </style:style>
    <style:style style:name="T9446" style:parent-style-name="Fuentedepárrafopredeter." style:family="text">
      <style:text-properties fo:color="#FF00FF" fo:letter-spacing="-0.0062in" style:text-scale="112%" fo:language="es" fo:country="ES"/>
    </style:style>
    <style:style style:name="T9447" style:parent-style-name="Fuentedepárrafopredeter." style:family="text">
      <style:text-properties fo:color="#FF00FF" fo:letter-spacing="-0.0062in" style:text-scale="154%" fo:language="es" fo:country="ES"/>
    </style:style>
    <style:style style:name="T9448" style:parent-style-name="Fuentedepárrafopredeter." style:family="text">
      <style:text-properties fo:color="#FF00FF" fo:letter-spacing="-0.0062in" style:text-scale="211%" fo:language="es" fo:country="ES"/>
    </style:style>
    <style:style style:name="T9449" style:parent-style-name="Fuentedepárrafopredeter." style:family="text">
      <style:text-properties fo:color="#FF00FF" fo:letter-spacing="-0.0062in" style:text-scale="112%" fo:language="es" fo:country="ES"/>
    </style:style>
    <style:style style:name="T9450" style:parent-style-name="Fuentedepárrafopredeter." style:family="text">
      <style:text-properties fo:color="#FF00FF" fo:letter-spacing="-0.0062in" style:text-scale="148%" fo:language="es" fo:country="ES"/>
    </style:style>
    <style:style style:name="T9451" style:parent-style-name="Fuentedepárrafopredeter." style:family="text">
      <style:text-properties fo:color="#FF00FF" fo:letter-spacing="-0.0055in" style:text-scale="185%" fo:language="es" fo:country="ES"/>
    </style:style>
    <style:style style:name="T945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45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454" style:parent-style-name="Fuentedepárrafopredeter." style:family="text">
      <style:text-properties fo:color="#FF00FF" fo:letter-spacing="-0.0062in" style:text-scale="185%" fo:language="es" fo:country="ES"/>
    </style:style>
    <style:style style:name="T9455" style:parent-style-name="Fuentedepárrafopredeter." style:family="text">
      <style:text-properties fo:color="#FF00FF" fo:letter-spacing="-0.0062in" style:text-scale="108%" fo:language="es" fo:country="ES"/>
    </style:style>
    <style:style style:name="T9456" style:parent-style-name="Fuentedepárrafopredeter." style:family="text">
      <style:text-properties fo:color="#FF00FF" fo:letter-spacing="-0.0062in" style:text-scale="185%" fo:language="es" fo:country="ES"/>
    </style:style>
    <style:style style:name="T9457" style:parent-style-name="Fuentedepárrafopredeter." style:family="text">
      <style:text-properties fo:letter-spacing="-0.0062in" style:text-scale="163%" fo:language="es" fo:country="ES"/>
    </style:style>
    <style:style style:name="T945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45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46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461" style:parent-style-name="Fuentedepárrafopredeter." style:family="text">
      <style:text-properties fo:color="#FF00FF" fo:letter-spacing="-0.0062in" style:text-scale="185%" fo:language="es" fo:country="ES"/>
    </style:style>
    <style:style style:name="T9462" style:parent-style-name="Fuentedepárrafopredeter." style:family="text">
      <style:text-properties fo:color="#FF00FF" fo:letter-spacing="-0.0062in" style:text-scale="125%" fo:language="es" fo:country="ES"/>
    </style:style>
    <style:style style:name="T9463" style:parent-style-name="Fuentedepárrafopredeter." style:family="text">
      <style:text-properties fo:color="#FF00FF" style:text-scale="110%" fo:language="es" fo:country="ES"/>
    </style:style>
    <style:style style:name="T9464" style:parent-style-name="Fuentedepárrafopredeter." style:family="text">
      <style:text-properties fo:color="#FF00FF" fo:language="es" fo:country="ES"/>
    </style:style>
    <style:style style:name="T9465" style:parent-style-name="Fuentedepárrafopredeter." style:family="text">
      <style:text-properties fo:color="#FF00FF" fo:letter-spacing="-0.0118in" fo:language="es" fo:country="ES"/>
    </style:style>
    <style:style style:name="T9466" style:parent-style-name="Fuentedepárrafopredeter." style:family="text">
      <style:text-properties fo:color="#FF00FF" fo:letter-spacing="-0.0062in" style:text-scale="122%" fo:language="es" fo:country="ES"/>
    </style:style>
    <style:style style:name="T9467" style:parent-style-name="Fuentedepárrafopredeter." style:family="text">
      <style:text-properties fo:color="#FF00FF" style:text-scale="114%" fo:language="es" fo:country="ES"/>
    </style:style>
    <style:style style:name="T9468" style:parent-style-name="Fuentedepárrafopredeter." style:family="text">
      <style:text-properties fo:color="#FF00FF" fo:language="es" fo:country="ES"/>
    </style:style>
    <style:style style:name="T9469" style:parent-style-name="Fuentedepárrafopredeter." style:family="text">
      <style:text-properties fo:color="#FF00FF" fo:letter-spacing="-0.0118in" fo:language="es" fo:country="ES"/>
    </style:style>
    <style:style style:name="T9470" style:parent-style-name="Fuentedepárrafopredeter." style:family="text">
      <style:text-properties fo:color="#FF00FF" style:text-scale="114%" fo:language="es" fo:country="ES"/>
    </style:style>
    <style:style style:name="T9471" style:parent-style-name="Fuentedepárrafopredeter." style:family="text">
      <style:text-properties fo:color="#FF00FF" fo:language="es" fo:country="ES"/>
    </style:style>
    <style:style style:name="T9472" style:parent-style-name="Fuentedepárrafopredeter." style:family="text">
      <style:text-properties fo:color="#FF00FF" fo:letter-spacing="-0.0118in" fo:language="es" fo:country="ES"/>
    </style:style>
    <style:style style:name="T9473" style:parent-style-name="Fuentedepárrafopredeter." style:family="text">
      <style:text-properties fo:color="#FF00FF" fo:letter-spacing="-0.0062in" style:text-scale="154%" fo:language="es" fo:country="ES"/>
    </style:style>
    <style:style style:name="T9474" style:parent-style-name="Fuentedepárrafopredeter." style:family="text">
      <style:text-properties fo:color="#FF00FF" fo:letter-spacing="-0.0062in" style:text-scale="110%" fo:language="es" fo:country="ES"/>
    </style:style>
    <style:style style:name="T9475" style:parent-style-name="Fuentedepárrafopredeter." style:family="text">
      <style:text-properties fo:color="#FF00FF" fo:letter-spacing="-0.0062in" style:text-scale="114%" fo:language="es" fo:country="ES"/>
    </style:style>
    <style:style style:name="T9476" style:parent-style-name="Fuentedepárrafopredeter." style:family="text">
      <style:text-properties fo:color="#FF00FF" fo:letter-spacing="-0.0062in" style:text-scale="204%" fo:language="es" fo:country="ES"/>
    </style:style>
    <style:style style:name="T9477" style:parent-style-name="Fuentedepárrafopredeter." style:family="text">
      <style:text-properties fo:color="#FF00FF" fo:letter-spacing="-0.0062in" style:text-scale="211%" fo:language="es" fo:country="ES"/>
    </style:style>
    <style:style style:name="T9478" style:parent-style-name="Fuentedepárrafopredeter." style:family="text">
      <style:text-properties fo:color="#FF00FF" fo:letter-spacing="-0.0062in" style:text-scale="126%" fo:language="es" fo:country="ES"/>
    </style:style>
    <style:style style:name="T9479" style:parent-style-name="Fuentedepárrafopredeter." style:family="text">
      <style:text-properties fo:color="#FF00FF" fo:letter-spacing="-0.0062in" style:text-scale="114%" fo:language="es" fo:country="ES"/>
    </style:style>
    <style:style style:name="T9480" style:parent-style-name="Fuentedepárrafopredeter." style:family="text">
      <style:text-properties fo:color="#FF00FF" style:text-scale="154%" fo:language="es" fo:country="ES"/>
    </style:style>
    <style:style style:name="T9481" style:parent-style-name="Fuentedepárrafopredeter." style:family="text">
      <style:text-properties fo:color="#FF00FF" fo:language="es" fo:country="ES"/>
    </style:style>
    <style:style style:name="T9482" style:parent-style-name="Fuentedepárrafopredeter." style:family="text">
      <style:text-properties fo:color="#FF00FF" fo:letter-spacing="-0.0118in" fo:language="es" fo:country="ES"/>
    </style:style>
    <style:style style:name="T9483" style:parent-style-name="Fuentedepárrafopredeter." style:family="text">
      <style:text-properties fo:color="#FF00FF" fo:letter-spacing="-0.0062in" style:text-scale="211%" fo:language="es" fo:country="ES"/>
    </style:style>
    <style:style style:name="T9484" style:parent-style-name="Fuentedepárrafopredeter." style:family="text">
      <style:text-properties fo:color="#FF00FF" fo:letter-spacing="-0.0062in" style:text-scale="110%" fo:language="es" fo:country="ES"/>
    </style:style>
    <style:style style:name="T9485" style:parent-style-name="Fuentedepárrafopredeter." style:family="text">
      <style:text-properties fo:color="#FF00FF" fo:letter-spacing="-0.0062in" style:text-scale="162%" fo:language="es" fo:country="ES"/>
    </style:style>
    <style:style style:name="T9486" style:parent-style-name="Fuentedepárrafopredeter." style:family="text">
      <style:text-properties fo:color="#FF00FF" fo:letter-spacing="-0.0062in" style:text-scale="112%" fo:language="es" fo:country="ES"/>
    </style:style>
    <style:style style:name="T9487" style:parent-style-name="Fuentedepárrafopredeter." style:family="text">
      <style:text-properties fo:color="#FF00FF" fo:letter-spacing="-0.0062in" style:text-scale="154%" fo:language="es" fo:country="ES"/>
    </style:style>
    <style:style style:name="T9488" style:parent-style-name="Fuentedepárrafopredeter." style:family="text">
      <style:text-properties fo:color="#FF00FF" fo:letter-spacing="-0.0062in" style:text-scale="72%" fo:language="es" fo:country="ES"/>
    </style:style>
    <style:style style:name="T9489" style:parent-style-name="Fuentedepárrafopredeter." style:family="text">
      <style:text-properties fo:color="#FF00FF" style:text-scale="110%" fo:language="es" fo:country="ES"/>
    </style:style>
    <style:style style:name="T9490" style:parent-style-name="Fuentedepárrafopredeter." style:family="text">
      <style:text-properties fo:color="#FF00FF" fo:language="es" fo:country="ES"/>
    </style:style>
    <style:style style:name="T9491" style:parent-style-name="Fuentedepárrafopredeter." style:family="text">
      <style:text-properties fo:color="#FF00FF" fo:letter-spacing="-0.0118in" fo:language="es" fo:country="ES"/>
    </style:style>
    <style:style style:name="T9492" style:parent-style-name="Fuentedepárrafopredeter." style:family="text">
      <style:text-properties fo:color="#FF00FF" fo:letter-spacing="-0.0062in" style:text-scale="108%" fo:language="es" fo:country="ES"/>
    </style:style>
    <style:style style:name="T9493" style:parent-style-name="Fuentedepárrafopredeter." style:family="text">
      <style:text-properties fo:color="#FF00FF" style:text-scale="110%" fo:language="es" fo:country="ES"/>
    </style:style>
    <style:style style:name="T9494" style:parent-style-name="Fuentedepárrafopredeter." style:family="text">
      <style:text-properties fo:color="#FF00FF" fo:language="es" fo:country="ES"/>
    </style:style>
    <style:style style:name="T9495" style:parent-style-name="Fuentedepárrafopredeter." style:family="text">
      <style:text-properties fo:color="#FF00FF" fo:letter-spacing="-0.0118in" fo:language="es" fo:country="ES"/>
    </style:style>
    <style:style style:name="T9496" style:parent-style-name="Fuentedepárrafopredeter." style:family="text">
      <style:text-properties fo:color="#FF00FF" fo:letter-spacing="-0.0062in" style:text-scale="108%" fo:language="es" fo:country="ES"/>
    </style:style>
    <style:style style:name="T9497" style:parent-style-name="Fuentedepárrafopredeter." style:family="text">
      <style:text-properties fo:color="#FF00FF" fo:letter-spacing="-0.0062in" style:text-scale="211%" fo:language="es" fo:country="ES"/>
    </style:style>
    <style:style style:name="T9498" style:parent-style-name="Fuentedepárrafopredeter." style:family="text">
      <style:text-properties fo:color="#FF00FF" fo:letter-spacing="-0.0062in" style:text-scale="108%" fo:language="es" fo:country="ES"/>
    </style:style>
    <style:style style:name="T9499" style:parent-style-name="Fuentedepárrafopredeter." style:family="text">
      <style:text-properties fo:color="#FF00FF" fo:letter-spacing="-0.0062in" style:text-scale="110%" fo:language="es" fo:country="ES"/>
    </style:style>
    <style:style style:name="T9500" style:parent-style-name="Fuentedepárrafopredeter." style:family="text">
      <style:text-properties fo:color="#FF00FF" fo:letter-spacing="-0.0062in" style:text-scale="148%" fo:language="es" fo:country="ES"/>
    </style:style>
    <style:style style:name="T9501" style:parent-style-name="Fuentedepárrafopredeter." style:family="text">
      <style:text-properties fo:color="#FF00FF" fo:letter-spacing="-0.0062in" style:text-scale="185%" fo:language="es" fo:country="ES"/>
    </style:style>
    <style:style style:name="T950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50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9504" style:parent-style-name="Textoindependiente" style:family="paragraph">
      <style:paragraph-properties fo:line-height="97%" fo:margin-left="0.359in" fo:margin-right="1.7118in">
        <style:tab-stops/>
      </style:paragraph-properties>
    </style:style>
    <style:style style:name="T9505" style:parent-style-name="Fuentedepárrafopredeter." style:family="text">
      <style:text-properties fo:color="#FF00FF" fo:letter-spacing="-0.0062in" style:text-scale="185%" fo:language="es" fo:country="ES"/>
    </style:style>
    <style:style style:name="T9506" style:parent-style-name="Fuentedepárrafopredeter." style:family="text">
      <style:text-properties fo:color="#FF00FF" fo:letter-spacing="-0.0062in" style:text-scale="110%" fo:language="es" fo:country="ES"/>
    </style:style>
    <style:style style:name="T9507" style:parent-style-name="Fuentedepárrafopredeter." style:family="text">
      <style:text-properties fo:color="#FF00FF" fo:letter-spacing="-0.0062in" style:text-scale="185%" fo:language="es" fo:country="ES"/>
    </style:style>
    <style:style style:name="T9508" style:parent-style-name="Fuentedepárrafopredeter." style:family="text">
      <style:text-properties fo:letter-spacing="-0.0062in" style:text-scale="163%" fo:language="es" fo:country="ES"/>
    </style:style>
    <style:style style:name="T950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51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511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512" style:parent-style-name="Fuentedepárrafopredeter." style:family="text">
      <style:text-properties fo:color="#FF00FF" fo:letter-spacing="-0.0062in" style:text-scale="185%" fo:language="es" fo:country="ES"/>
    </style:style>
    <style:style style:name="T9513" style:parent-style-name="Fuentedepárrafopredeter." style:family="text">
      <style:text-properties fo:color="#FF00FF" fo:letter-spacing="-0.0062in" style:text-scale="125%" fo:language="es" fo:country="ES"/>
    </style:style>
    <style:style style:name="T9514" style:parent-style-name="Fuentedepárrafopredeter." style:family="text">
      <style:text-properties fo:color="#FF00FF" style:text-scale="110%" fo:language="es" fo:country="ES"/>
    </style:style>
    <style:style style:name="T9515" style:parent-style-name="Fuentedepárrafopredeter." style:family="text">
      <style:text-properties fo:color="#FF00FF" fo:language="es" fo:country="ES"/>
    </style:style>
    <style:style style:name="T9516" style:parent-style-name="Fuentedepárrafopredeter." style:family="text">
      <style:text-properties fo:color="#FF00FF" fo:letter-spacing="-0.0118in" fo:language="es" fo:country="ES"/>
    </style:style>
    <style:style style:name="T9517" style:parent-style-name="Fuentedepárrafopredeter." style:family="text">
      <style:text-properties fo:color="#FF00FF" fo:letter-spacing="-0.0062in" style:text-scale="122%" fo:language="es" fo:country="ES"/>
    </style:style>
    <style:style style:name="T9518" style:parent-style-name="Fuentedepárrafopredeter." style:family="text">
      <style:text-properties fo:color="#FF00FF" style:text-scale="114%" fo:language="es" fo:country="ES"/>
    </style:style>
    <style:style style:name="T9519" style:parent-style-name="Fuentedepárrafopredeter." style:family="text">
      <style:text-properties fo:color="#FF00FF" fo:language="es" fo:country="ES"/>
    </style:style>
    <style:style style:name="T9520" style:parent-style-name="Fuentedepárrafopredeter." style:family="text">
      <style:text-properties fo:color="#FF00FF" fo:letter-spacing="-0.0118in" fo:language="es" fo:country="ES"/>
    </style:style>
    <style:style style:name="T9521" style:parent-style-name="Fuentedepárrafopredeter." style:family="text">
      <style:text-properties fo:color="#FF00FF" style:text-scale="114%" fo:language="es" fo:country="ES"/>
    </style:style>
    <style:style style:name="T9522" style:parent-style-name="Fuentedepárrafopredeter." style:family="text">
      <style:text-properties fo:color="#FF00FF" fo:language="es" fo:country="ES"/>
    </style:style>
    <style:style style:name="T9523" style:parent-style-name="Fuentedepárrafopredeter." style:family="text">
      <style:text-properties fo:color="#FF00FF" fo:letter-spacing="-0.0118in" fo:language="es" fo:country="ES"/>
    </style:style>
    <style:style style:name="T9524" style:parent-style-name="Fuentedepárrafopredeter." style:family="text">
      <style:text-properties fo:color="#FF00FF" fo:letter-spacing="-0.0062in" style:text-scale="154%" fo:language="es" fo:country="ES"/>
    </style:style>
    <style:style style:name="T9525" style:parent-style-name="Fuentedepárrafopredeter." style:family="text">
      <style:text-properties fo:color="#FF00FF" fo:letter-spacing="-0.0062in" style:text-scale="110%" fo:language="es" fo:country="ES"/>
    </style:style>
    <style:style style:name="T9526" style:parent-style-name="Fuentedepárrafopredeter." style:family="text">
      <style:text-properties fo:color="#FF00FF" fo:letter-spacing="-0.0062in" style:text-scale="114%" fo:language="es" fo:country="ES"/>
    </style:style>
    <style:style style:name="T9527" style:parent-style-name="Fuentedepárrafopredeter." style:family="text">
      <style:text-properties fo:color="#FF00FF" fo:letter-spacing="-0.0062in" style:text-scale="204%" fo:language="es" fo:country="ES"/>
    </style:style>
    <style:style style:name="T9528" style:parent-style-name="Fuentedepárrafopredeter." style:family="text">
      <style:text-properties fo:color="#FF00FF" fo:letter-spacing="-0.0062in" style:text-scale="211%" fo:language="es" fo:country="ES"/>
    </style:style>
    <style:style style:name="T9529" style:parent-style-name="Fuentedepárrafopredeter." style:family="text">
      <style:text-properties fo:color="#FF00FF" fo:letter-spacing="-0.0062in" style:text-scale="126%" fo:language="es" fo:country="ES"/>
    </style:style>
    <style:style style:name="T9530" style:parent-style-name="Fuentedepárrafopredeter." style:family="text">
      <style:text-properties fo:color="#FF00FF" fo:letter-spacing="-0.0062in" style:text-scale="114%" fo:language="es" fo:country="ES"/>
    </style:style>
    <style:style style:name="T9531" style:parent-style-name="Fuentedepárrafopredeter." style:family="text">
      <style:text-properties fo:color="#FF00FF" style:text-scale="154%" fo:language="es" fo:country="ES"/>
    </style:style>
    <style:style style:name="T9532" style:parent-style-name="Fuentedepárrafopredeter." style:family="text">
      <style:text-properties fo:color="#FF00FF" fo:language="es" fo:country="ES"/>
    </style:style>
    <style:style style:name="T9533" style:parent-style-name="Fuentedepárrafopredeter." style:family="text">
      <style:text-properties fo:color="#FF00FF" fo:letter-spacing="-0.0118in" fo:language="es" fo:country="ES"/>
    </style:style>
    <style:style style:name="T9534" style:parent-style-name="Fuentedepárrafopredeter." style:family="text">
      <style:text-properties fo:color="#FF00FF" fo:letter-spacing="-0.0062in" style:text-scale="211%" fo:language="es" fo:country="ES"/>
    </style:style>
    <style:style style:name="T9535" style:parent-style-name="Fuentedepárrafopredeter." style:family="text">
      <style:text-properties fo:color="#FF00FF" fo:letter-spacing="-0.0062in" style:text-scale="110%" fo:language="es" fo:country="ES"/>
    </style:style>
    <style:style style:name="T9536" style:parent-style-name="Fuentedepárrafopredeter." style:family="text">
      <style:text-properties fo:color="#FF00FF" fo:letter-spacing="-0.0062in" style:text-scale="162%" fo:language="es" fo:country="ES"/>
    </style:style>
    <style:style style:name="T9537" style:parent-style-name="Fuentedepárrafopredeter." style:family="text">
      <style:text-properties fo:color="#FF00FF" fo:letter-spacing="-0.0062in" style:text-scale="112%" fo:language="es" fo:country="ES"/>
    </style:style>
    <style:style style:name="T9538" style:parent-style-name="Fuentedepárrafopredeter." style:family="text">
      <style:text-properties fo:color="#FF00FF" fo:letter-spacing="-0.0062in" style:text-scale="154%" fo:language="es" fo:country="ES"/>
    </style:style>
    <style:style style:name="T9539" style:parent-style-name="Fuentedepárrafopredeter." style:family="text">
      <style:text-properties fo:color="#FF00FF" fo:letter-spacing="-0.0062in" style:text-scale="72%" fo:language="es" fo:country="ES"/>
    </style:style>
    <style:style style:name="T9540" style:parent-style-name="Fuentedepárrafopredeter." style:family="text">
      <style:text-properties fo:color="#FF00FF" style:text-scale="110%" fo:language="es" fo:country="ES"/>
    </style:style>
    <style:style style:name="T9541" style:parent-style-name="Fuentedepárrafopredeter." style:family="text">
      <style:text-properties fo:color="#FF00FF" fo:language="es" fo:country="ES"/>
    </style:style>
    <style:style style:name="T9542" style:parent-style-name="Fuentedepárrafopredeter." style:family="text">
      <style:text-properties fo:color="#FF00FF" fo:letter-spacing="-0.0118in" fo:language="es" fo:country="ES"/>
    </style:style>
    <style:style style:name="T9543" style:parent-style-name="Fuentedepárrafopredeter." style:family="text">
      <style:text-properties fo:color="#FF00FF" fo:letter-spacing="-0.0062in" style:text-scale="108%" fo:language="es" fo:country="ES"/>
    </style:style>
    <style:style style:name="T9544" style:parent-style-name="Fuentedepárrafopredeter." style:family="text">
      <style:text-properties fo:color="#FF00FF" style:text-scale="110%" fo:language="es" fo:country="ES"/>
    </style:style>
    <style:style style:name="T9545" style:parent-style-name="Fuentedepárrafopredeter." style:family="text">
      <style:text-properties fo:color="#FF00FF" fo:language="es" fo:country="ES"/>
    </style:style>
    <style:style style:name="T9546" style:parent-style-name="Fuentedepárrafopredeter." style:family="text">
      <style:text-properties fo:color="#FF00FF" fo:letter-spacing="-0.0118in" fo:language="es" fo:country="ES"/>
    </style:style>
    <style:style style:name="T9547" style:parent-style-name="Fuentedepárrafopredeter." style:family="text">
      <style:text-properties fo:color="#FF00FF" fo:letter-spacing="-0.0062in" style:text-scale="110%" fo:language="es" fo:country="ES"/>
    </style:style>
    <style:style style:name="T9548" style:parent-style-name="Fuentedepárrafopredeter." style:family="text">
      <style:text-properties fo:color="#FF00FF" fo:letter-spacing="-0.0062in" style:text-scale="204%" fo:language="es" fo:country="ES"/>
    </style:style>
    <style:style style:name="T9549" style:parent-style-name="Fuentedepárrafopredeter." style:family="text">
      <style:text-properties fo:color="#FF00FF" fo:letter-spacing="-0.0062in" style:text-scale="114%" fo:language="es" fo:country="ES"/>
    </style:style>
    <style:style style:name="T9550" style:parent-style-name="Fuentedepárrafopredeter." style:family="text">
      <style:text-properties fo:color="#FF00FF" fo:letter-spacing="-0.0062in" style:text-scale="121%" fo:language="es" fo:country="ES"/>
    </style:style>
    <style:style style:name="T9551" style:parent-style-name="Fuentedepárrafopredeter." style:family="text">
      <style:text-properties fo:color="#FF00FF" fo:letter-spacing="-0.0062in" style:text-scale="110%" fo:language="es" fo:country="ES"/>
    </style:style>
    <style:style style:name="T9552" style:parent-style-name="Fuentedepárrafopredeter." style:family="text">
      <style:text-properties fo:color="#FF00FF" style:text-scale="148%" fo:language="es" fo:country="ES"/>
    </style:style>
    <style:style style:name="T9553" style:parent-style-name="Fuentedepárrafopredeter." style:family="text">
      <style:text-properties fo:color="#FF00FF" fo:language="es" fo:country="ES"/>
    </style:style>
    <style:style style:name="T9554" style:parent-style-name="Fuentedepárrafopredeter." style:family="text">
      <style:text-properties fo:color="#FF00FF" fo:letter-spacing="-0.0118in" fo:language="es" fo:country="ES"/>
    </style:style>
    <style:style style:name="T9555" style:parent-style-name="Fuentedepárrafopredeter." style:family="text">
      <style:text-properties fo:color="#FF00FF" fo:letter-spacing="-0.0062in" style:text-scale="148%" fo:language="es" fo:country="ES"/>
    </style:style>
    <style:style style:name="T9556" style:parent-style-name="Fuentedepárrafopredeter." style:family="text">
      <style:text-properties fo:color="#FF00FF" fo:letter-spacing="-0.0062in" style:text-scale="211%" fo:language="es" fo:country="ES"/>
    </style:style>
    <style:style style:name="T9557" style:parent-style-name="Fuentedepárrafopredeter." style:family="text">
      <style:text-properties fo:color="#FF00FF" fo:letter-spacing="-0.0062in" style:text-scale="72%" fo:language="es" fo:country="ES"/>
    </style:style>
    <style:style style:name="T9558" style:parent-style-name="Fuentedepárrafopredeter." style:family="text">
      <style:text-properties fo:color="#FF00FF" fo:letter-spacing="-0.0062in" style:text-scale="108%" fo:language="es" fo:country="ES"/>
    </style:style>
    <style:style style:name="T9559" style:parent-style-name="Fuentedepárrafopredeter." style:family="text">
      <style:text-properties fo:color="#FF00FF" fo:letter-spacing="-0.0062in" style:text-scale="112%" fo:language="es" fo:country="ES"/>
    </style:style>
    <style:style style:name="T9560" style:parent-style-name="Fuentedepárrafopredeter." style:family="text">
      <style:text-properties fo:color="#FF00FF" fo:letter-spacing="-0.0062in" style:text-scale="204%" fo:language="es" fo:country="ES"/>
    </style:style>
    <style:style style:name="T9561" style:parent-style-name="Fuentedepárrafopredeter." style:family="text">
      <style:text-properties fo:color="#FF00FF" fo:letter-spacing="-0.0062in" style:text-scale="211%" fo:language="es" fo:country="ES"/>
    </style:style>
    <style:style style:name="T9562" style:parent-style-name="Fuentedepárrafopredeter." style:family="text">
      <style:text-properties fo:color="#FF00FF" fo:letter-spacing="-0.0062in" style:text-scale="121%" fo:language="es" fo:country="ES"/>
    </style:style>
    <style:style style:name="T9563" style:parent-style-name="Fuentedepárrafopredeter." style:family="text">
      <style:text-properties fo:color="#FF00FF" fo:letter-spacing="-0.0062in" style:text-scale="112%" fo:language="es" fo:country="ES"/>
    </style:style>
    <style:style style:name="T9564" style:parent-style-name="Fuentedepárrafopredeter." style:family="text">
      <style:text-properties fo:color="#FF00FF" fo:letter-spacing="-0.0062in" style:text-scale="148%" fo:language="es" fo:country="ES"/>
    </style:style>
    <style:style style:name="T9565" style:parent-style-name="Fuentedepárrafopredeter." style:family="text">
      <style:text-properties fo:color="#FF00FF" fo:letter-spacing="-0.0055in" style:text-scale="185%" fo:language="es" fo:country="ES"/>
    </style:style>
    <style:style style:name="T956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56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568" style:parent-style-name="Fuentedepárrafopredeter." style:family="text">
      <style:text-properties fo:color="#FF00FF" fo:letter-spacing="-0.0062in" style:text-scale="185%" fo:language="es" fo:country="ES"/>
    </style:style>
    <style:style style:name="T9569" style:parent-style-name="Fuentedepárrafopredeter." style:family="text">
      <style:text-properties fo:color="#FF00FF" fo:letter-spacing="-0.0062in" style:text-scale="108%" fo:language="es" fo:country="ES"/>
    </style:style>
    <style:style style:name="T9570" style:parent-style-name="Fuentedepárrafopredeter." style:family="text">
      <style:text-properties fo:color="#FF00FF" fo:letter-spacing="-0.0062in" style:text-scale="185%" fo:language="es" fo:country="ES"/>
    </style:style>
    <style:style style:name="T9571" style:parent-style-name="Fuentedepárrafopredeter." style:family="text">
      <style:text-properties fo:letter-spacing="-0.0062in" style:text-scale="163%" fo:language="es" fo:country="ES"/>
    </style:style>
    <style:style style:name="T9572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573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574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575" style:parent-style-name="Fuentedepárrafopredeter." style:family="text">
      <style:text-properties fo:color="#FF00FF" fo:letter-spacing="-0.0062in" style:text-scale="185%" fo:language="es" fo:country="ES"/>
    </style:style>
    <style:style style:name="T9576" style:parent-style-name="Fuentedepárrafopredeter." style:family="text">
      <style:text-properties fo:color="#FF00FF" fo:letter-spacing="-0.0062in" style:text-scale="125%" fo:language="es" fo:country="ES"/>
    </style:style>
    <style:style style:name="T9577" style:parent-style-name="Fuentedepárrafopredeter." style:family="text">
      <style:text-properties fo:color="#FF00FF" style:text-scale="110%" fo:language="es" fo:country="ES"/>
    </style:style>
    <style:style style:name="T9578" style:parent-style-name="Fuentedepárrafopredeter." style:family="text">
      <style:text-properties fo:color="#FF00FF" fo:language="es" fo:country="ES"/>
    </style:style>
    <style:style style:name="T9579" style:parent-style-name="Fuentedepárrafopredeter." style:family="text">
      <style:text-properties fo:color="#FF00FF" fo:letter-spacing="-0.0118in" fo:language="es" fo:country="ES"/>
    </style:style>
    <style:style style:name="T9580" style:parent-style-name="Fuentedepárrafopredeter." style:family="text">
      <style:text-properties fo:color="#FF00FF" fo:letter-spacing="-0.0062in" style:text-scale="122%" fo:language="es" fo:country="ES"/>
    </style:style>
    <style:style style:name="T9581" style:parent-style-name="Fuentedepárrafopredeter." style:family="text">
      <style:text-properties fo:color="#FF00FF" style:text-scale="114%" fo:language="es" fo:country="ES"/>
    </style:style>
    <style:style style:name="T9582" style:parent-style-name="Fuentedepárrafopredeter." style:family="text">
      <style:text-properties fo:color="#FF00FF" fo:language="es" fo:country="ES"/>
    </style:style>
    <style:style style:name="T9583" style:parent-style-name="Fuentedepárrafopredeter." style:family="text">
      <style:text-properties fo:color="#FF00FF" fo:letter-spacing="-0.0118in" fo:language="es" fo:country="ES"/>
    </style:style>
    <style:style style:name="T9584" style:parent-style-name="Fuentedepárrafopredeter." style:family="text">
      <style:text-properties fo:color="#FF00FF" style:text-scale="114%" fo:language="es" fo:country="ES"/>
    </style:style>
    <style:style style:name="T9585" style:parent-style-name="Fuentedepárrafopredeter." style:family="text">
      <style:text-properties fo:color="#FF00FF" fo:language="es" fo:country="ES"/>
    </style:style>
    <style:style style:name="T9586" style:parent-style-name="Fuentedepárrafopredeter." style:family="text">
      <style:text-properties fo:color="#FF00FF" fo:letter-spacing="-0.0118in" fo:language="es" fo:country="ES"/>
    </style:style>
    <style:style style:name="T9587" style:parent-style-name="Fuentedepárrafopredeter." style:family="text">
      <style:text-properties fo:color="#FF00FF" fo:letter-spacing="-0.0062in" style:text-scale="154%" fo:language="es" fo:country="ES"/>
    </style:style>
    <style:style style:name="T9588" style:parent-style-name="Fuentedepárrafopredeter." style:family="text">
      <style:text-properties fo:color="#FF00FF" fo:letter-spacing="-0.0062in" style:text-scale="110%" fo:language="es" fo:country="ES"/>
    </style:style>
    <style:style style:name="T9589" style:parent-style-name="Fuentedepárrafopredeter." style:family="text">
      <style:text-properties fo:color="#FF00FF" fo:letter-spacing="-0.0062in" style:text-scale="114%" fo:language="es" fo:country="ES"/>
    </style:style>
    <style:style style:name="T9590" style:parent-style-name="Fuentedepárrafopredeter." style:family="text">
      <style:text-properties fo:color="#FF00FF" fo:letter-spacing="-0.0062in" style:text-scale="204%" fo:language="es" fo:country="ES"/>
    </style:style>
    <style:style style:name="T9591" style:parent-style-name="Fuentedepárrafopredeter." style:family="text">
      <style:text-properties fo:color="#FF00FF" fo:letter-spacing="-0.0062in" style:text-scale="211%" fo:language="es" fo:country="ES"/>
    </style:style>
    <style:style style:name="T9592" style:parent-style-name="Fuentedepárrafopredeter." style:family="text">
      <style:text-properties fo:color="#FF00FF" fo:letter-spacing="-0.0062in" style:text-scale="126%" fo:language="es" fo:country="ES"/>
    </style:style>
    <style:style style:name="T9593" style:parent-style-name="Fuentedepárrafopredeter." style:family="text">
      <style:text-properties fo:color="#FF00FF" fo:letter-spacing="-0.0062in" style:text-scale="114%" fo:language="es" fo:country="ES"/>
    </style:style>
    <style:style style:name="T9594" style:parent-style-name="Fuentedepárrafopredeter." style:family="text">
      <style:text-properties fo:color="#FF00FF" style:text-scale="154%" fo:language="es" fo:country="ES"/>
    </style:style>
    <style:style style:name="T9595" style:parent-style-name="Fuentedepárrafopredeter." style:family="text">
      <style:text-properties fo:color="#FF00FF" fo:language="es" fo:country="ES"/>
    </style:style>
    <style:style style:name="T9596" style:parent-style-name="Fuentedepárrafopredeter." style:family="text">
      <style:text-properties fo:color="#FF00FF" fo:letter-spacing="-0.0118in" fo:language="es" fo:country="ES"/>
    </style:style>
    <style:style style:name="T9597" style:parent-style-name="Fuentedepárrafopredeter." style:family="text">
      <style:text-properties fo:color="#FF00FF" fo:letter-spacing="-0.0062in" style:text-scale="211%" fo:language="es" fo:country="ES"/>
    </style:style>
    <style:style style:name="T9598" style:parent-style-name="Fuentedepárrafopredeter." style:family="text">
      <style:text-properties fo:color="#FF00FF" fo:letter-spacing="-0.0062in" style:text-scale="110%" fo:language="es" fo:country="ES"/>
    </style:style>
    <style:style style:name="T9599" style:parent-style-name="Fuentedepárrafopredeter." style:family="text">
      <style:text-properties fo:color="#FF00FF" fo:letter-spacing="-0.0062in" style:text-scale="162%" fo:language="es" fo:country="ES"/>
    </style:style>
    <style:style style:name="T9600" style:parent-style-name="Fuentedepárrafopredeter." style:family="text">
      <style:text-properties fo:color="#FF00FF" fo:letter-spacing="-0.0062in" style:text-scale="112%" fo:language="es" fo:country="ES"/>
    </style:style>
    <style:style style:name="T9601" style:parent-style-name="Fuentedepárrafopredeter." style:family="text">
      <style:text-properties fo:color="#FF00FF" fo:letter-spacing="-0.0062in" style:text-scale="154%" fo:language="es" fo:country="ES"/>
    </style:style>
    <style:style style:name="T9602" style:parent-style-name="Fuentedepárrafopredeter." style:family="text">
      <style:text-properties fo:color="#FF00FF" fo:letter-spacing="-0.0062in" style:text-scale="72%" fo:language="es" fo:country="ES"/>
    </style:style>
    <style:style style:name="T9603" style:parent-style-name="Fuentedepárrafopredeter." style:family="text">
      <style:text-properties fo:color="#FF00FF" style:text-scale="110%" fo:language="es" fo:country="ES"/>
    </style:style>
    <style:style style:name="T9604" style:parent-style-name="Fuentedepárrafopredeter." style:family="text">
      <style:text-properties fo:color="#FF00FF" fo:language="es" fo:country="ES"/>
    </style:style>
    <style:style style:name="T9605" style:parent-style-name="Fuentedepárrafopredeter." style:family="text">
      <style:text-properties fo:color="#FF00FF" fo:letter-spacing="-0.0118in" fo:language="es" fo:country="ES"/>
    </style:style>
    <style:style style:name="T9606" style:parent-style-name="Fuentedepárrafopredeter." style:family="text">
      <style:text-properties fo:color="#FF00FF" fo:letter-spacing="-0.0062in" style:text-scale="108%" fo:language="es" fo:country="ES"/>
    </style:style>
    <style:style style:name="T9607" style:parent-style-name="Fuentedepárrafopredeter." style:family="text">
      <style:text-properties fo:color="#FF00FF" style:text-scale="110%" fo:language="es" fo:country="ES"/>
    </style:style>
    <style:style style:name="T9608" style:parent-style-name="Fuentedepárrafopredeter." style:family="text">
      <style:text-properties fo:color="#FF00FF" fo:language="es" fo:country="ES"/>
    </style:style>
    <style:style style:name="T9609" style:parent-style-name="Fuentedepárrafopredeter." style:family="text">
      <style:text-properties fo:color="#FF00FF" fo:letter-spacing="-0.0118in" fo:language="es" fo:country="ES"/>
    </style:style>
    <style:style style:name="T9610" style:parent-style-name="Fuentedepárrafopredeter." style:family="text">
      <style:text-properties fo:color="#FF00FF" fo:letter-spacing="-0.0062in" style:text-scale="114%" fo:language="es" fo:country="ES"/>
    </style:style>
    <style:style style:name="T9611" style:parent-style-name="Fuentedepárrafopredeter." style:family="text">
      <style:text-properties fo:color="#FF00FF" fo:letter-spacing="-0.0062in" style:text-scale="154%" fo:language="es" fo:country="ES"/>
    </style:style>
    <style:style style:name="T9612" style:parent-style-name="Fuentedepárrafopredeter." style:family="text">
      <style:text-properties fo:color="#FF00FF" fo:letter-spacing="-0.0062in" style:text-scale="121%" fo:language="es" fo:country="ES"/>
    </style:style>
    <style:style style:name="T9613" style:parent-style-name="Fuentedepárrafopredeter." style:family="text">
      <style:text-properties fo:color="#FF00FF" fo:letter-spacing="-0.0062in" style:text-scale="110%" fo:language="es" fo:country="ES"/>
    </style:style>
    <style:style style:name="T9614" style:parent-style-name="Fuentedepárrafopredeter." style:family="text">
      <style:text-properties fo:color="#FF00FF" fo:letter-spacing="-0.0062in" style:text-scale="211%" fo:language="es" fo:country="ES"/>
    </style:style>
    <style:style style:name="T9615" style:parent-style-name="Fuentedepárrafopredeter." style:family="text">
      <style:text-properties fo:color="#FF00FF" fo:letter-spacing="-0.0062in" style:text-scale="122%" fo:language="es" fo:country="ES"/>
    </style:style>
    <style:style style:name="T9616" style:parent-style-name="Fuentedepárrafopredeter." style:family="text">
      <style:text-properties fo:color="#FF00FF" fo:letter-spacing="-0.0062in" style:text-scale="112%" fo:language="es" fo:country="ES"/>
    </style:style>
    <style:style style:name="T9617" style:parent-style-name="Fuentedepárrafopredeter." style:family="text">
      <style:text-properties fo:color="#FF00FF" style:text-scale="148%" fo:language="es" fo:country="ES"/>
    </style:style>
    <style:style style:name="T9618" style:parent-style-name="Fuentedepárrafopredeter." style:family="text">
      <style:text-properties fo:color="#FF00FF" fo:language="es" fo:country="ES"/>
    </style:style>
    <style:style style:name="T9619" style:parent-style-name="Fuentedepárrafopredeter." style:family="text">
      <style:text-properties fo:color="#FF00FF" fo:letter-spacing="-0.0118in" fo:language="es" fo:country="ES"/>
    </style:style>
    <style:style style:name="T9620" style:parent-style-name="Fuentedepárrafopredeter." style:family="text">
      <style:text-properties fo:color="#FF00FF" fo:letter-spacing="-0.0062in" style:text-scale="108%" fo:language="es" fo:country="ES"/>
    </style:style>
    <style:style style:name="T9621" style:parent-style-name="Fuentedepárrafopredeter." style:family="text">
      <style:text-properties fo:color="#FF00FF" style:text-scale="110%" fo:language="es" fo:country="ES"/>
    </style:style>
    <style:style style:name="T9622" style:parent-style-name="Fuentedepárrafopredeter." style:family="text">
      <style:text-properties fo:color="#FF00FF" fo:language="es" fo:country="ES"/>
    </style:style>
    <style:style style:name="T9623" style:parent-style-name="Fuentedepárrafopredeter." style:family="text">
      <style:text-properties fo:color="#FF00FF" fo:letter-spacing="-0.0118in" fo:language="es" fo:country="ES"/>
    </style:style>
    <style:style style:name="T9624" style:parent-style-name="Fuentedepárrafopredeter." style:family="text">
      <style:text-properties fo:color="#FF00FF" fo:letter-spacing="-0.0062in" style:text-scale="108%" fo:language="es" fo:country="ES"/>
    </style:style>
    <style:style style:name="T9625" style:parent-style-name="Fuentedepárrafopredeter." style:family="text">
      <style:text-properties fo:color="#FF00FF" fo:letter-spacing="-0.0062in" style:text-scale="204%" fo:language="es" fo:country="ES"/>
    </style:style>
    <style:style style:name="T9626" style:parent-style-name="Fuentedepárrafopredeter." style:family="text">
      <style:text-properties fo:color="#FF00FF" fo:letter-spacing="-0.0062in" style:text-scale="112%" fo:language="es" fo:country="ES"/>
    </style:style>
    <style:style style:name="T9627" style:parent-style-name="Fuentedepárrafopredeter." style:family="text">
      <style:text-properties fo:color="#FF00FF" fo:letter-spacing="-0.0062in" style:text-scale="108%" fo:language="es" fo:country="ES"/>
    </style:style>
    <style:style style:name="T9628" style:parent-style-name="Fuentedepárrafopredeter." style:family="text">
      <style:text-properties fo:color="#FF00FF" fo:letter-spacing="-0.0062in" style:text-scale="110%" fo:language="es" fo:country="ES"/>
    </style:style>
    <style:style style:name="T9629" style:parent-style-name="Fuentedepárrafopredeter." style:family="text">
      <style:text-properties fo:color="#FF00FF" fo:letter-spacing="-0.0062in" style:text-scale="148%" fo:language="es" fo:country="ES"/>
    </style:style>
    <style:style style:name="T9630" style:parent-style-name="Fuentedepárrafopredeter." style:family="text">
      <style:text-properties fo:color="#FF00FF" fo:letter-spacing="-0.0055in" style:text-scale="185%" fo:language="es" fo:country="ES"/>
    </style:style>
    <style:style style:name="T963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63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633" style:parent-style-name="Fuentedepárrafopredeter." style:family="text">
      <style:text-properties fo:color="#FF00FF" fo:letter-spacing="-0.0062in" style:text-scale="185%" fo:language="es" fo:country="ES"/>
    </style:style>
    <style:style style:name="T9634" style:parent-style-name="Fuentedepárrafopredeter." style:family="text">
      <style:text-properties fo:color="#FF00FF" fo:letter-spacing="-0.0062in" style:text-scale="121%" fo:language="es" fo:country="ES"/>
    </style:style>
    <style:style style:name="T9635" style:parent-style-name="Fuentedepárrafopredeter." style:family="text">
      <style:text-properties fo:color="#FF00FF" fo:letter-spacing="-0.0062in" style:text-scale="185%" fo:language="es" fo:country="ES"/>
    </style:style>
    <style:style style:name="T9636" style:parent-style-name="Fuentedepárrafopredeter." style:family="text">
      <style:text-properties fo:letter-spacing="-0.0062in" style:text-scale="163%" fo:language="es" fo:country="ES"/>
    </style:style>
    <style:style style:name="T963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63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63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640" style:parent-style-name="Fuentedepárrafopredeter." style:family="text">
      <style:text-properties fo:color="#FF00FF" fo:letter-spacing="-0.0062in" style:text-scale="185%" fo:language="es" fo:country="ES"/>
    </style:style>
    <style:style style:name="T9641" style:parent-style-name="Fuentedepárrafopredeter." style:family="text">
      <style:text-properties fo:color="#FF00FF" fo:letter-spacing="-0.0062in" style:text-scale="125%" fo:language="es" fo:country="ES"/>
    </style:style>
    <style:style style:name="T9642" style:parent-style-name="Fuentedepárrafopredeter." style:family="text">
      <style:text-properties fo:color="#FF00FF" style:text-scale="110%" fo:language="es" fo:country="ES"/>
    </style:style>
    <style:style style:name="T9643" style:parent-style-name="Fuentedepárrafopredeter." style:family="text">
      <style:text-properties fo:color="#FF00FF" fo:language="es" fo:country="ES"/>
    </style:style>
    <style:style style:name="T9644" style:parent-style-name="Fuentedepárrafopredeter." style:family="text">
      <style:text-properties fo:color="#FF00FF" fo:letter-spacing="-0.0118in" fo:language="es" fo:country="ES"/>
    </style:style>
    <style:style style:name="T9645" style:parent-style-name="Fuentedepárrafopredeter." style:family="text">
      <style:text-properties fo:color="#FF00FF" fo:letter-spacing="-0.0062in" style:text-scale="122%" fo:language="es" fo:country="ES"/>
    </style:style>
    <style:style style:name="T9646" style:parent-style-name="Fuentedepárrafopredeter." style:family="text">
      <style:text-properties fo:color="#FF00FF" style:text-scale="114%" fo:language="es" fo:country="ES"/>
    </style:style>
    <style:style style:name="T9647" style:parent-style-name="Fuentedepárrafopredeter." style:family="text">
      <style:text-properties fo:color="#FF00FF" fo:language="es" fo:country="ES"/>
    </style:style>
    <style:style style:name="T9648" style:parent-style-name="Fuentedepárrafopredeter." style:family="text">
      <style:text-properties fo:color="#FF00FF" fo:letter-spacing="-0.0118in" fo:language="es" fo:country="ES"/>
    </style:style>
    <style:style style:name="T9649" style:parent-style-name="Fuentedepárrafopredeter." style:family="text">
      <style:text-properties fo:color="#FF00FF" style:text-scale="114%" fo:language="es" fo:country="ES"/>
    </style:style>
    <style:style style:name="T9650" style:parent-style-name="Fuentedepárrafopredeter." style:family="text">
      <style:text-properties fo:color="#FF00FF" fo:language="es" fo:country="ES"/>
    </style:style>
    <style:style style:name="T9651" style:parent-style-name="Fuentedepárrafopredeter." style:family="text">
      <style:text-properties fo:color="#FF00FF" fo:letter-spacing="-0.0118in" fo:language="es" fo:country="ES"/>
    </style:style>
    <style:style style:name="T9652" style:parent-style-name="Fuentedepárrafopredeter." style:family="text">
      <style:text-properties fo:color="#FF00FF" fo:letter-spacing="-0.0062in" style:text-scale="154%" fo:language="es" fo:country="ES"/>
    </style:style>
    <style:style style:name="T9653" style:parent-style-name="Fuentedepárrafopredeter." style:family="text">
      <style:text-properties fo:color="#FF00FF" fo:letter-spacing="-0.0062in" style:text-scale="110%" fo:language="es" fo:country="ES"/>
    </style:style>
    <style:style style:name="T9654" style:parent-style-name="Fuentedepárrafopredeter." style:family="text">
      <style:text-properties fo:color="#FF00FF" fo:letter-spacing="-0.0062in" style:text-scale="114%" fo:language="es" fo:country="ES"/>
    </style:style>
    <style:style style:name="T9655" style:parent-style-name="Fuentedepárrafopredeter." style:family="text">
      <style:text-properties fo:color="#FF00FF" fo:letter-spacing="-0.0062in" style:text-scale="204%" fo:language="es" fo:country="ES"/>
    </style:style>
    <style:style style:name="T9656" style:parent-style-name="Fuentedepárrafopredeter." style:family="text">
      <style:text-properties fo:color="#FF00FF" fo:letter-spacing="-0.0062in" style:text-scale="211%" fo:language="es" fo:country="ES"/>
    </style:style>
    <style:style style:name="T9657" style:parent-style-name="Fuentedepárrafopredeter." style:family="text">
      <style:text-properties fo:color="#FF00FF" fo:letter-spacing="-0.0062in" style:text-scale="126%" fo:language="es" fo:country="ES"/>
    </style:style>
    <style:style style:name="T9658" style:parent-style-name="Fuentedepárrafopredeter." style:family="text">
      <style:text-properties fo:color="#FF00FF" fo:letter-spacing="-0.0062in" style:text-scale="114%" fo:language="es" fo:country="ES"/>
    </style:style>
    <style:style style:name="T9659" style:parent-style-name="Fuentedepárrafopredeter." style:family="text">
      <style:text-properties fo:color="#FF00FF" style:text-scale="154%" fo:language="es" fo:country="ES"/>
    </style:style>
    <style:style style:name="T9660" style:parent-style-name="Fuentedepárrafopredeter." style:family="text">
      <style:text-properties fo:color="#FF00FF" fo:language="es" fo:country="ES"/>
    </style:style>
    <style:style style:name="T9661" style:parent-style-name="Fuentedepárrafopredeter." style:family="text">
      <style:text-properties fo:color="#FF00FF" fo:letter-spacing="-0.0118in" fo:language="es" fo:country="ES"/>
    </style:style>
    <style:style style:name="T9662" style:parent-style-name="Fuentedepárrafopredeter." style:family="text">
      <style:text-properties fo:color="#FF00FF" fo:letter-spacing="-0.0062in" style:text-scale="211%" fo:language="es" fo:country="ES"/>
    </style:style>
    <style:style style:name="T9663" style:parent-style-name="Fuentedepárrafopredeter." style:family="text">
      <style:text-properties fo:color="#FF00FF" fo:letter-spacing="-0.0062in" style:text-scale="110%" fo:language="es" fo:country="ES"/>
    </style:style>
    <style:style style:name="T9664" style:parent-style-name="Fuentedepárrafopredeter." style:family="text">
      <style:text-properties fo:color="#FF00FF" fo:letter-spacing="-0.0062in" style:text-scale="162%" fo:language="es" fo:country="ES"/>
    </style:style>
    <style:style style:name="T9665" style:parent-style-name="Fuentedepárrafopredeter." style:family="text">
      <style:text-properties fo:color="#FF00FF" fo:letter-spacing="-0.0062in" style:text-scale="112%" fo:language="es" fo:country="ES"/>
    </style:style>
    <style:style style:name="T9666" style:parent-style-name="Fuentedepárrafopredeter." style:family="text">
      <style:text-properties fo:color="#FF00FF" fo:letter-spacing="-0.0062in" style:text-scale="154%" fo:language="es" fo:country="ES"/>
    </style:style>
    <style:style style:name="T9667" style:parent-style-name="Fuentedepárrafopredeter." style:family="text">
      <style:text-properties fo:color="#FF00FF" fo:letter-spacing="-0.0062in" style:text-scale="72%" fo:language="es" fo:country="ES"/>
    </style:style>
    <style:style style:name="T9668" style:parent-style-name="Fuentedepárrafopredeter." style:family="text">
      <style:text-properties fo:color="#FF00FF" style:text-scale="110%" fo:language="es" fo:country="ES"/>
    </style:style>
    <style:style style:name="T9669" style:parent-style-name="Fuentedepárrafopredeter." style:family="text">
      <style:text-properties fo:color="#FF00FF" fo:language="es" fo:country="ES"/>
    </style:style>
    <style:style style:name="T9670" style:parent-style-name="Fuentedepárrafopredeter." style:family="text">
      <style:text-properties fo:color="#FF00FF" fo:letter-spacing="-0.0118in" fo:language="es" fo:country="ES"/>
    </style:style>
    <style:style style:name="T9671" style:parent-style-name="Fuentedepárrafopredeter." style:family="text">
      <style:text-properties fo:color="#FF00FF" fo:letter-spacing="-0.0062in" style:text-scale="108%" fo:language="es" fo:country="ES"/>
    </style:style>
    <style:style style:name="T9672" style:parent-style-name="Fuentedepárrafopredeter." style:family="text">
      <style:text-properties fo:color="#FF00FF" style:text-scale="110%" fo:language="es" fo:country="ES"/>
    </style:style>
    <style:style style:name="T9673" style:parent-style-name="Fuentedepárrafopredeter." style:family="text">
      <style:text-properties fo:color="#FF00FF" fo:language="es" fo:country="ES"/>
    </style:style>
    <style:style style:name="T9674" style:parent-style-name="Fuentedepárrafopredeter." style:family="text">
      <style:text-properties fo:color="#FF00FF" fo:letter-spacing="-0.0118in" fo:language="es" fo:country="ES"/>
    </style:style>
    <style:style style:name="T9675" style:parent-style-name="Fuentedepárrafopredeter." style:family="text">
      <style:text-properties fo:color="#FF00FF" fo:letter-spacing="-0.0062in" style:text-scale="162%" fo:language="es" fo:country="ES"/>
    </style:style>
    <style:style style:name="T9676" style:parent-style-name="Fuentedepárrafopredeter." style:family="text">
      <style:text-properties fo:color="#FF00FF" fo:letter-spacing="-0.0062in" style:text-scale="110%" fo:language="es" fo:country="ES"/>
    </style:style>
    <style:style style:name="T9677" style:parent-style-name="Fuentedepárrafopredeter." style:family="text">
      <style:text-properties fo:color="#FF00FF" fo:letter-spacing="-0.0062in" style:text-scale="121%" fo:language="es" fo:country="ES"/>
    </style:style>
    <style:style style:name="T9678" style:parent-style-name="Fuentedepárrafopredeter." style:family="text">
      <style:text-properties fo:color="#FF00FF" fo:letter-spacing="-0.0062in" style:text-scale="110%" fo:language="es" fo:country="ES"/>
    </style:style>
    <style:style style:name="T9679" style:parent-style-name="Fuentedepárrafopredeter." style:family="text">
      <style:text-properties fo:color="#FF00FF" fo:letter-spacing="-0.0062in" style:text-scale="154%" fo:language="es" fo:country="ES"/>
    </style:style>
    <style:style style:name="T9680" style:parent-style-name="Fuentedepárrafopredeter." style:family="text">
      <style:text-properties fo:color="#FF00FF" fo:letter-spacing="-0.0062in" style:text-scale="112%" fo:language="es" fo:country="ES"/>
    </style:style>
    <style:style style:name="T9681" style:parent-style-name="Fuentedepárrafopredeter." style:family="text">
      <style:text-properties fo:color="#FF00FF" style:text-scale="148%" fo:language="es" fo:country="ES"/>
    </style:style>
    <style:style style:name="T9682" style:parent-style-name="Fuentedepárrafopredeter." style:family="text">
      <style:text-properties fo:color="#FF00FF" fo:language="es" fo:country="ES"/>
    </style:style>
    <style:style style:name="T9683" style:parent-style-name="Fuentedepárrafopredeter." style:family="text">
      <style:text-properties fo:color="#FF00FF" fo:letter-spacing="-0.0118in" fo:language="es" fo:country="ES"/>
    </style:style>
    <style:style style:name="T9684" style:parent-style-name="Fuentedepárrafopredeter." style:family="text">
      <style:text-properties fo:color="#FF00FF" fo:letter-spacing="-0.0062in" style:text-scale="108%" fo:language="es" fo:country="ES"/>
    </style:style>
    <style:style style:name="T9685" style:parent-style-name="Fuentedepárrafopredeter." style:family="text">
      <style:text-properties fo:color="#FF00FF" style:text-scale="110%" fo:language="es" fo:country="ES"/>
    </style:style>
    <style:style style:name="T9686" style:parent-style-name="Fuentedepárrafopredeter." style:family="text">
      <style:text-properties fo:color="#FF00FF" fo:language="es" fo:country="ES"/>
    </style:style>
    <style:style style:name="T9687" style:parent-style-name="Fuentedepárrafopredeter." style:family="text">
      <style:text-properties fo:color="#FF00FF" fo:letter-spacing="-0.0118in" fo:language="es" fo:country="ES"/>
    </style:style>
    <style:style style:name="T9688" style:parent-style-name="Fuentedepárrafopredeter." style:family="text">
      <style:text-properties fo:color="#FF00FF" fo:letter-spacing="-0.0062in" style:text-scale="121%" fo:language="es" fo:country="ES"/>
    </style:style>
    <style:style style:name="T9689" style:parent-style-name="Fuentedepárrafopredeter." style:family="text">
      <style:text-properties fo:color="#FF00FF" fo:letter-spacing="-0.0062in" style:text-scale="114%" fo:language="es" fo:country="ES"/>
    </style:style>
    <style:style style:name="T9690" style:parent-style-name="Fuentedepárrafopredeter." style:family="text">
      <style:text-properties fo:color="#FF00FF" fo:letter-spacing="-0.0062in" style:text-scale="154%" fo:language="es" fo:country="ES"/>
    </style:style>
    <style:style style:name="T9691" style:parent-style-name="Fuentedepárrafopredeter." style:family="text">
      <style:text-properties fo:color="#FF00FF" fo:letter-spacing="-0.0062in" style:text-scale="114%" fo:language="es" fo:country="ES"/>
    </style:style>
    <style:style style:name="T9692" style:parent-style-name="Fuentedepárrafopredeter." style:family="text">
      <style:text-properties fo:color="#FF00FF" fo:letter-spacing="-0.0062in" style:text-scale="121%" fo:language="es" fo:country="ES"/>
    </style:style>
    <style:style style:name="T9693" style:parent-style-name="Fuentedepárrafopredeter." style:family="text">
      <style:text-properties fo:color="#FF00FF" fo:letter-spacing="-0.0062in" style:text-scale="151%" fo:language="es" fo:country="ES"/>
    </style:style>
    <style:style style:name="T9694" style:parent-style-name="Fuentedepárrafopredeter." style:family="text">
      <style:text-properties fo:color="#FF00FF" fo:letter-spacing="-0.0062in" style:text-scale="110%" fo:language="es" fo:country="ES"/>
    </style:style>
    <style:style style:name="T9695" style:parent-style-name="Fuentedepárrafopredeter." style:family="text">
      <style:text-properties fo:color="#FF00FF" fo:letter-spacing="-0.0062in" style:text-scale="154%" fo:language="es" fo:country="ES"/>
    </style:style>
    <style:style style:name="T9696" style:parent-style-name="Fuentedepárrafopredeter." style:family="text">
      <style:text-properties fo:color="#FF00FF" fo:letter-spacing="-0.0062in" style:text-scale="110%" fo:language="es" fo:country="ES"/>
    </style:style>
    <style:style style:name="T9697" style:parent-style-name="Fuentedepárrafopredeter." style:family="text">
      <style:text-properties fo:color="#FF00FF" fo:letter-spacing="-0.0062in" style:text-scale="148%" fo:language="es" fo:country="ES"/>
    </style:style>
    <style:style style:name="T9698" style:parent-style-name="Fuentedepárrafopredeter." style:family="text">
      <style:text-properties fo:color="#FF00FF" fo:letter-spacing="-0.0055in" style:text-scale="185%" fo:language="es" fo:country="ES"/>
    </style:style>
    <style:style style:name="T9699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700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9701" style:parent-style-name="Textoindependiente" style:family="paragraph">
      <style:paragraph-properties fo:line-height="97%" fo:margin-left="0.2201in" fo:margin-right="2.8638in" fo:text-indent="0.1388in">
        <style:tab-stops/>
      </style:paragraph-properties>
    </style:style>
    <style:style style:name="T9702" style:parent-style-name="Fuentedepárrafopredeter." style:family="text">
      <style:text-properties fo:letter-spacing="-0.0062in" style:text-scale="163%" fo:language="es" fo:country="ES"/>
    </style:style>
    <style:style style:name="T970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704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70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T9706" style:parent-style-name="Fuentedepárrafopredeter." style:family="text">
      <style:text-properties fo:color="#FF00FF" fo:letter-spacing="-0.0062in" style:text-scale="185%" fo:language="es" fo:country="ES"/>
    </style:style>
    <style:style style:name="T9707" style:parent-style-name="Fuentedepárrafopredeter." style:family="text">
      <style:text-properties fo:color="#FF00FF" fo:letter-spacing="-0.0062in" style:text-scale="151%" fo:language="es" fo:country="ES"/>
    </style:style>
    <style:style style:name="T9708" style:parent-style-name="Fuentedepárrafopredeter." style:family="text">
      <style:text-properties fo:color="#FF00FF" fo:letter-spacing="-0.0062in" style:text-scale="211%" fo:language="es" fo:country="ES"/>
    </style:style>
    <style:style style:name="T9709" style:parent-style-name="Fuentedepárrafopredeter." style:family="text">
      <style:text-properties fo:color="#FF00FF" fo:letter-spacing="-0.0062in" style:text-scale="108%" fo:language="es" fo:country="ES"/>
    </style:style>
    <style:style style:name="T9710" style:parent-style-name="Fuentedepárrafopredeter." style:family="text">
      <style:text-properties fo:color="#FF00FF" style:text-scale="112%" fo:language="es" fo:country="ES"/>
    </style:style>
    <style:style style:name="T9711" style:parent-style-name="Fuentedepárrafopredeter." style:family="text">
      <style:text-properties fo:color="#FF00FF" fo:language="es" fo:country="ES"/>
    </style:style>
    <style:style style:name="T9712" style:parent-style-name="Fuentedepárrafopredeter." style:family="text">
      <style:text-properties fo:color="#FF00FF" fo:letter-spacing="-0.0062in" style:text-scale="108%" fo:language="es" fo:country="ES"/>
    </style:style>
    <style:style style:name="T9713" style:parent-style-name="Fuentedepárrafopredeter." style:family="text">
      <style:text-properties fo:color="#FF00FF" style:text-scale="110%" fo:language="es" fo:country="ES"/>
    </style:style>
    <style:style style:name="T9714" style:parent-style-name="Fuentedepárrafopredeter." style:family="text">
      <style:text-properties fo:color="#FF00FF" fo:language="es" fo:country="ES"/>
    </style:style>
    <style:style style:name="T9715" style:parent-style-name="Fuentedepárrafopredeter." style:family="text">
      <style:text-properties fo:color="#FF00FF" fo:letter-spacing="-0.0062in" style:text-scale="162%" fo:language="es" fo:country="ES"/>
    </style:style>
    <style:style style:name="T9716" style:parent-style-name="Fuentedepárrafopredeter." style:family="text">
      <style:text-properties fo:color="#FF00FF" fo:letter-spacing="-0.0062in" style:text-scale="211%" fo:language="es" fo:country="ES"/>
    </style:style>
    <style:style style:name="T9717" style:parent-style-name="Fuentedepárrafopredeter." style:family="text">
      <style:text-properties fo:color="#FF00FF" fo:letter-spacing="-0.0062in" style:text-scale="121%" fo:language="es" fo:country="ES"/>
    </style:style>
    <style:style style:name="T9718" style:parent-style-name="Fuentedepárrafopredeter." style:family="text">
      <style:text-properties fo:color="#FF00FF" fo:letter-spacing="-0.0062in" style:text-scale="110%" fo:language="es" fo:country="ES"/>
    </style:style>
    <style:style style:name="T9719" style:parent-style-name="Fuentedepárrafopredeter." style:family="text">
      <style:text-properties fo:color="#FF00FF" fo:letter-spacing="-0.0062in" style:text-scale="154%" fo:language="es" fo:country="ES"/>
    </style:style>
    <style:style style:name="T9720" style:parent-style-name="Fuentedepárrafopredeter." style:family="text">
      <style:text-properties fo:color="#FF00FF" style:text-scale="112%" fo:language="es" fo:country="ES"/>
    </style:style>
    <style:style style:name="T9721" style:parent-style-name="Fuentedepárrafopredeter." style:family="text">
      <style:text-properties fo:color="#FF00FF" fo:language="es" fo:country="ES"/>
    </style:style>
    <style:style style:name="T9722" style:parent-style-name="Fuentedepárrafopredeter." style:family="text">
      <style:text-properties fo:color="#6959CD" fo:letter-spacing="-0.0062in" style:text-scale="114%" fo:language="es" fo:country="ES"/>
    </style:style>
    <style:style style:name="T9723" style:parent-style-name="Fuentedepárrafopredeter." style:family="text">
      <style:text-properties fo:color="#6959CD" style:text-scale="114%" fo:language="es" fo:country="ES"/>
    </style:style>
    <style:style style:name="T9724" style:parent-style-name="Fuentedepárrafopredeter." style:family="text">
      <style:text-properties fo:color="#6959CD" fo:language="es" fo:country="ES"/>
    </style:style>
    <style:style style:name="T9725" style:parent-style-name="Fuentedepárrafopredeter." style:family="text">
      <style:text-properties fo:color="#FF00FF" fo:letter-spacing="-0.0062in" style:text-scale="110%" fo:language="es" fo:country="ES"/>
    </style:style>
    <style:style style:name="T9726" style:parent-style-name="Fuentedepárrafopredeter." style:family="text">
      <style:text-properties fo:color="#FF00FF" style:text-scale="112%" fo:language="es" fo:country="ES"/>
    </style:style>
    <style:style style:name="T9727" style:parent-style-name="Fuentedepárrafopredeter." style:family="text">
      <style:text-properties fo:color="#FF00FF" fo:language="es" fo:country="ES"/>
    </style:style>
    <style:style style:name="T9728" style:parent-style-name="Fuentedepárrafopredeter." style:family="text">
      <style:text-properties fo:color="#FF00FF" fo:letter-spacing="-0.0062in" style:text-scale="114%" fo:language="es" fo:country="ES"/>
    </style:style>
    <style:style style:name="T9729" style:parent-style-name="Fuentedepárrafopredeter." style:family="text">
      <style:text-properties fo:color="#FF00FF" fo:letter-spacing="-0.0062in" style:text-scale="108%" fo:language="es" fo:country="ES"/>
    </style:style>
    <style:style style:name="T9730" style:parent-style-name="Fuentedepárrafopredeter." style:family="text">
      <style:text-properties fo:color="#FF00FF" fo:letter-spacing="-0.0062in" style:text-scale="72%" fo:language="es" fo:country="ES"/>
    </style:style>
    <style:style style:name="T9731" style:parent-style-name="Fuentedepárrafopredeter." style:family="text">
      <style:text-properties fo:color="#FF00FF" fo:letter-spacing="-0.0062in" style:text-scale="211%" fo:language="es" fo:country="ES"/>
    </style:style>
    <style:style style:name="T9732" style:parent-style-name="Fuentedepárrafopredeter." style:family="text">
      <style:text-properties fo:color="#FF00FF" fo:letter-spacing="-0.0062in" style:text-scale="151%" fo:language="es" fo:country="ES"/>
    </style:style>
    <style:style style:name="T9733" style:parent-style-name="Fuentedepárrafopredeter." style:family="text">
      <style:text-properties fo:color="#FF00FF" fo:letter-spacing="-0.0062in" style:text-scale="211%" fo:language="es" fo:country="ES"/>
    </style:style>
    <style:style style:name="T9734" style:parent-style-name="Fuentedepárrafopredeter." style:family="text">
      <style:text-properties fo:color="#FF00FF" fo:letter-spacing="-0.0062in" style:text-scale="108%" fo:language="es" fo:country="ES"/>
    </style:style>
    <style:style style:name="T9735" style:parent-style-name="Fuentedepárrafopredeter." style:family="text">
      <style:text-properties fo:color="#FF00FF" fo:letter-spacing="-0.0062in" style:text-scale="112%" fo:language="es" fo:country="ES"/>
    </style:style>
    <style:style style:name="T9736" style:parent-style-name="Fuentedepárrafopredeter." style:family="text">
      <style:text-properties fo:color="#FF00FF" fo:letter-spacing="-0.0062in" style:text-scale="185%" fo:language="es" fo:country="ES"/>
    </style:style>
    <style:style style:name="T973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73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739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9740" style:parent-style-name="Textoindependiente" style:family="paragraph">
      <style:paragraph-properties fo:margin-top="0.0062in" fo:margin-left="0in">
        <style:tab-stops/>
      </style:paragraph-properties>
      <style:text-properties style:font-name="Lucida Sans Typewriter" fo:font-weight="bold" style:font-weight-asian="bold" fo:font-size="8.5pt" style:font-size-asian="8.5pt" fo:language="es" fo:country="ES"/>
    </style:style>
    <style:style style:name="P9741" style:parent-style-name="Textoindependiente" style:family="paragraph">
      <style:paragraph-properties fo:line-height="0.143in" fo:margin-left="0.2201in">
        <style:tab-stops/>
      </style:paragraph-properties>
    </style:style>
    <style:style style:name="T9742" style:parent-style-name="Fuentedepárrafopredeter." style:family="text">
      <style:text-properties fo:color="#0000FF" fo:letter-spacing="-0.0062in" style:text-scale="114%" fo:language="es" fo:country="ES"/>
    </style:style>
    <style:style style:name="T9743" style:parent-style-name="Fuentedepárrafopredeter." style:family="text">
      <style:text-properties fo:color="#0000FF" fo:letter-spacing="-0.0062in" style:text-scale="121%" fo:language="es" fo:country="ES"/>
    </style:style>
    <style:style style:name="T9744" style:parent-style-name="Fuentedepárrafopredeter." style:family="text">
      <style:text-properties fo:color="#0000FF" fo:letter-spacing="-0.0062in" style:text-scale="112%" fo:language="es" fo:country="ES"/>
    </style:style>
    <style:style style:name="T9745" style:parent-style-name="Fuentedepárrafopredeter." style:family="text">
      <style:text-properties fo:color="#0000FF" fo:letter-spacing="-0.0062in" style:text-scale="72%" fo:language="es" fo:country="ES"/>
    </style:style>
    <style:style style:name="T9746" style:parent-style-name="Fuentedepárrafopredeter." style:family="text">
      <style:text-properties fo:color="#0000FF" fo:letter-spacing="-0.0062in" style:text-scale="108%" fo:language="es" fo:country="ES"/>
    </style:style>
    <style:style style:name="T9747" style:parent-style-name="Fuentedepárrafopredeter." style:family="text">
      <style:text-properties fo:color="#0000FF" fo:letter-spacing="-0.0062in" style:text-scale="154%" fo:language="es" fo:country="ES"/>
    </style:style>
    <style:style style:name="T9748" style:parent-style-name="Fuentedepárrafopredeter." style:family="text">
      <style:text-properties fo:color="#0000FF" fo:letter-spacing="-0.0062in" style:text-scale="112%" fo:language="es" fo:country="ES"/>
    </style:style>
    <style:style style:name="T9749" style:parent-style-name="Fuentedepárrafopredeter." style:family="text">
      <style:text-properties fo:color="#0000FF" fo:letter-spacing="-0.0062in" style:text-scale="108%" fo:language="es" fo:country="ES"/>
    </style:style>
    <style:style style:name="T9750" style:parent-style-name="Fuentedepárrafopredeter." style:family="text">
      <style:text-properties fo:color="#0000FF" fo:letter-spacing="-0.0062in" style:text-scale="114%" fo:language="es" fo:country="ES"/>
    </style:style>
    <style:style style:name="T9751" style:parent-style-name="Fuentedepárrafopredeter." style:family="text">
      <style:text-properties fo:color="#0000FF" fo:letter-spacing="-0.0062in" style:text-scale="121%" fo:language="es" fo:country="ES"/>
    </style:style>
    <style:style style:name="T9752" style:parent-style-name="Fuentedepárrafopredeter." style:family="text">
      <style:text-properties fo:color="#0000FF" fo:letter-spacing="-0.0062in" style:text-scale="211%" fo:language="es" fo:country="ES"/>
    </style:style>
    <style:style style:name="T9753" style:parent-style-name="Fuentedepárrafopredeter." style:family="text">
      <style:text-properties fo:color="#0000FF" fo:letter-spacing="-0.0062in" style:text-scale="112%" fo:language="es" fo:country="ES"/>
    </style:style>
    <style:style style:name="T9754" style:parent-style-name="Fuentedepárrafopredeter." style:family="text">
      <style:text-properties fo:color="#0000FF" style:text-scale="110%" fo:language="es" fo:country="ES"/>
    </style:style>
    <style:style style:name="T9755" style:parent-style-name="Fuentedepárrafopredeter." style:family="text">
      <style:text-properties fo:color="#0000FF" fo:language="es" fo:country="ES"/>
    </style:style>
    <style:style style:name="T9756" style:parent-style-name="Fuentedepárrafopredeter." style:family="text">
      <style:text-properties fo:color="#0000FF" fo:letter-spacing="-0.0118in" fo:language="es" fo:country="ES"/>
    </style:style>
    <style:style style:name="T9757" style:parent-style-name="Fuentedepárrafopredeter." style:family="text">
      <style:text-properties fo:color="#0000FF" fo:letter-spacing="-0.0062in" style:text-scale="108%" fo:language="es" fo:country="ES"/>
    </style:style>
    <style:style style:name="T9758" style:parent-style-name="Fuentedepárrafopredeter." style:family="text">
      <style:text-properties fo:color="#0000FF" style:text-scale="110%" fo:language="es" fo:country="ES"/>
    </style:style>
    <style:style style:name="T9759" style:parent-style-name="Fuentedepárrafopredeter." style:family="text">
      <style:text-properties fo:color="#0000FF" fo:language="es" fo:country="ES"/>
    </style:style>
    <style:style style:name="T9760" style:parent-style-name="Fuentedepárrafopredeter." style:family="text">
      <style:text-properties fo:color="#0000FF" fo:letter-spacing="-0.0118in" fo:language="es" fo:country="ES"/>
    </style:style>
    <style:style style:name="T9761" style:parent-style-name="Fuentedepárrafopredeter." style:family="text">
      <style:text-properties fo:color="#0000FF" fo:letter-spacing="-0.0062in" style:text-scale="114%" fo:language="es" fo:country="ES"/>
    </style:style>
    <style:style style:name="T9762" style:parent-style-name="Fuentedepárrafopredeter." style:family="text">
      <style:text-properties fo:color="#0000FF" style:text-scale="114%" fo:language="es" fo:country="ES"/>
    </style:style>
    <style:style style:name="P9763" style:parent-style-name="Textoindependiente" style:family="paragraph">
      <style:paragraph-properties fo:line-height="0.1472in" fo:margin-left="0.2201in">
        <style:tab-stops/>
      </style:paragraph-properties>
    </style:style>
    <style:style style:name="T9764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9765" style:parent-style-name="Fuentedepárrafopredeter." style:family="text">
      <style:text-properties fo:color="#00898C" style:text-scale="110%" fo:language="es" fo:country="ES"/>
    </style:style>
    <style:style style:name="T9766" style:parent-style-name="Fuentedepárrafopredeter." style:family="text">
      <style:text-properties fo:color="#6959CD" style:text-scale="110%" fo:language="es" fo:country="ES"/>
    </style:style>
    <style:style style:name="T9767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P9768" style:parent-style-name="Textoindependiente" style:family="paragraph">
      <style:paragraph-properties fo:margin-top="0.0013in" fo:line-height="98%" fo:margin-left="0.359in" fo:margin-right="3.0652in">
        <style:tab-stops/>
      </style:paragraph-properties>
    </style:style>
    <style:style style:name="T9769" style:parent-style-name="Fuentedepárrafopredeter." style:family="text">
      <style:text-properties fo:color="#0000FF" fo:letter-spacing="-0.0062in" style:text-scale="114%" fo:language="es" fo:country="ES"/>
    </style:style>
    <style:style style:name="T9770" style:parent-style-name="Fuentedepárrafopredeter." style:family="text">
      <style:text-properties fo:color="#0000FF" fo:letter-spacing="-0.0062in" style:text-scale="121%" fo:language="es" fo:country="ES"/>
    </style:style>
    <style:style style:name="T9771" style:parent-style-name="Fuentedepárrafopredeter." style:family="text">
      <style:text-properties fo:color="#0000FF" fo:letter-spacing="-0.0062in" style:text-scale="112%" fo:language="es" fo:country="ES"/>
    </style:style>
    <style:style style:name="T9772" style:parent-style-name="Fuentedepárrafopredeter." style:family="text">
      <style:text-properties fo:color="#0000FF" fo:letter-spacing="-0.0062in" style:text-scale="72%" fo:language="es" fo:country="ES"/>
    </style:style>
    <style:style style:name="T9773" style:parent-style-name="Fuentedepárrafopredeter." style:family="text">
      <style:text-properties fo:color="#0000FF" fo:letter-spacing="-0.0062in" style:text-scale="108%" fo:language="es" fo:country="ES"/>
    </style:style>
    <style:style style:name="T9774" style:parent-style-name="Fuentedepárrafopredeter." style:family="text">
      <style:text-properties fo:color="#0000FF" fo:letter-spacing="-0.0062in" style:text-scale="154%" fo:language="es" fo:country="ES"/>
    </style:style>
    <style:style style:name="T9775" style:parent-style-name="Fuentedepárrafopredeter." style:family="text">
      <style:text-properties fo:color="#0000FF" fo:letter-spacing="-0.0062in" style:text-scale="112%" fo:language="es" fo:country="ES"/>
    </style:style>
    <style:style style:name="T9776" style:parent-style-name="Fuentedepárrafopredeter." style:family="text">
      <style:text-properties fo:color="#0000FF" fo:letter-spacing="-0.0062in" style:text-scale="108%" fo:language="es" fo:country="ES"/>
    </style:style>
    <style:style style:name="T9777" style:parent-style-name="Fuentedepárrafopredeter." style:family="text">
      <style:text-properties fo:color="#0000FF" fo:letter-spacing="-0.0062in" style:text-scale="114%" fo:language="es" fo:country="ES"/>
    </style:style>
    <style:style style:name="T9778" style:parent-style-name="Fuentedepárrafopredeter." style:family="text">
      <style:text-properties fo:color="#0000FF" fo:letter-spacing="-0.0062in" style:text-scale="121%" fo:language="es" fo:country="ES"/>
    </style:style>
    <style:style style:name="T9779" style:parent-style-name="Fuentedepárrafopredeter." style:family="text">
      <style:text-properties fo:color="#0000FF" fo:letter-spacing="-0.0062in" style:text-scale="211%" fo:language="es" fo:country="ES"/>
    </style:style>
    <style:style style:name="T9780" style:parent-style-name="Fuentedepárrafopredeter." style:family="text">
      <style:text-properties fo:color="#0000FF" fo:letter-spacing="-0.0062in" style:text-scale="112%" fo:language="es" fo:country="ES"/>
    </style:style>
    <style:style style:name="T9781" style:parent-style-name="Fuentedepárrafopredeter." style:family="text">
      <style:text-properties fo:color="#0000FF" style:text-scale="110%" fo:language="es" fo:country="ES"/>
    </style:style>
    <style:style style:name="T9782" style:parent-style-name="Fuentedepárrafopredeter." style:family="text">
      <style:text-properties fo:color="#0000FF" fo:language="es" fo:country="ES"/>
    </style:style>
    <style:style style:name="T9783" style:parent-style-name="Fuentedepárrafopredeter." style:family="text">
      <style:text-properties fo:color="#0000FF" fo:letter-spacing="-0.0118in" fo:language="es" fo:country="ES"/>
    </style:style>
    <style:style style:name="T9784" style:parent-style-name="Fuentedepárrafopredeter." style:family="text">
      <style:text-properties fo:color="#0000FF" fo:letter-spacing="-0.0062in" style:text-scale="108%" fo:language="es" fo:country="ES"/>
    </style:style>
    <style:style style:name="T9785" style:parent-style-name="Fuentedepárrafopredeter." style:family="text">
      <style:text-properties fo:color="#0000FF" style:text-scale="110%" fo:language="es" fo:country="ES"/>
    </style:style>
    <style:style style:name="T9786" style:parent-style-name="Fuentedepárrafopredeter." style:family="text">
      <style:text-properties fo:color="#0000FF" fo:language="es" fo:country="ES"/>
    </style:style>
    <style:style style:name="T9787" style:parent-style-name="Fuentedepárrafopredeter." style:family="text">
      <style:text-properties fo:color="#0000FF" fo:letter-spacing="-0.0118in" fo:language="es" fo:country="ES"/>
    </style:style>
    <style:style style:name="T9788" style:parent-style-name="Fuentedepárrafopredeter." style:family="text">
      <style:text-properties fo:color="#0000FF" fo:letter-spacing="-0.0062in" style:text-scale="114%" fo:language="es" fo:country="ES"/>
    </style:style>
    <style:style style:name="T9789" style:parent-style-name="Fuentedepárrafopredeter." style:family="text">
      <style:text-properties fo:color="#0000FF" style:text-scale="114%" fo:language="es" fo:country="ES"/>
    </style:style>
    <style:style style:name="T9790" style:parent-style-name="Fuentedepárrafopredeter." style:family="text">
      <style:text-properties fo:color="#0000FF" fo:language="es" fo:country="ES"/>
    </style:style>
    <style:style style:name="T9791" style:parent-style-name="Fuentedepárrafopredeter." style:family="text">
      <style:text-properties fo:color="#0000FF" fo:letter-spacing="-0.0118in" fo:language="es" fo:country="ES"/>
    </style:style>
    <style:style style:name="T9792" style:parent-style-name="Fuentedepárrafopredeter." style:family="text">
      <style:text-properties fo:color="#0000FF" fo:letter-spacing="-0.0062in" style:text-scale="110%" fo:language="es" fo:country="ES"/>
    </style:style>
    <style:style style:name="T9793" style:parent-style-name="Fuentedepárrafopredeter." style:family="text">
      <style:text-properties fo:color="#0000FF" style:text-scale="110%" fo:language="es" fo:country="ES"/>
    </style:style>
    <style:style style:name="T9794" style:parent-style-name="Fuentedepárrafopredeter." style:family="text">
      <style:text-properties fo:color="#0000FF" fo:language="es" fo:country="ES"/>
    </style:style>
    <style:style style:name="T9795" style:parent-style-name="Fuentedepárrafopredeter." style:family="text">
      <style:text-properties fo:color="#0000FF" fo:letter-spacing="-0.0118in" fo:language="es" fo:country="ES"/>
    </style:style>
    <style:style style:name="T9796" style:parent-style-name="Fuentedepárrafopredeter." style:family="text">
      <style:text-properties fo:color="#0000FF" fo:letter-spacing="-0.0062in" style:text-scale="108%" fo:language="es" fo:country="ES"/>
    </style:style>
    <style:style style:name="T9797" style:parent-style-name="Fuentedepárrafopredeter." style:family="text">
      <style:text-properties fo:color="#0000FF" fo:letter-spacing="-0.0062in" style:text-scale="211%" fo:language="es" fo:country="ES"/>
    </style:style>
    <style:style style:name="T9798" style:parent-style-name="Fuentedepárrafopredeter." style:family="text">
      <style:text-properties fo:color="#0000FF" fo:letter-spacing="-0.0062in" style:text-scale="154%" fo:language="es" fo:country="ES"/>
    </style:style>
    <style:style style:name="T9799" style:parent-style-name="Fuentedepárrafopredeter." style:family="text">
      <style:text-properties fo:color="#0000FF" fo:letter-spacing="-0.0062in" style:text-scale="110%" fo:language="es" fo:country="ES"/>
    </style:style>
    <style:style style:name="T9800" style:parent-style-name="Fuentedepárrafopredeter." style:family="text">
      <style:text-properties fo:color="#0000FF" fo:letter-spacing="-0.0062in" style:text-scale="121%" fo:language="es" fo:country="ES"/>
    </style:style>
    <style:style style:name="T9801" style:parent-style-name="Fuentedepárrafopredeter." style:family="text">
      <style:text-properties fo:color="#0000FF" fo:letter-spacing="-0.0062in" style:text-scale="151%" fo:language="es" fo:country="ES"/>
    </style:style>
    <style:style style:name="T9802" style:parent-style-name="Fuentedepárrafopredeter." style:family="text">
      <style:text-properties fo:color="#0000FF" fo:letter-spacing="-0.0062in" style:text-scale="112%" fo:language="es" fo:country="ES"/>
    </style:style>
    <style:style style:name="T9803" style:parent-style-name="Fuentedepárrafopredeter." style:family="text">
      <style:text-properties fo:color="#0000FF" fo:letter-spacing="-0.0062in" style:text-scale="154%" fo:language="es" fo:country="ES"/>
    </style:style>
    <style:style style:name="T9804" style:parent-style-name="Fuentedepárrafopredeter." style:family="text">
      <style:text-properties fo:color="#0000FF" fo:letter-spacing="-0.0062in" style:text-scale="211%" fo:language="es" fo:country="ES"/>
    </style:style>
    <style:style style:name="T9805" style:parent-style-name="Fuentedepárrafopredeter." style:family="text">
      <style:text-properties fo:color="#0000FF" style:text-scale="112%" fo:language="es" fo:country="ES"/>
    </style:style>
    <style:style style:name="T9806" style:parent-style-name="Fuentedepárrafopredeter." style:family="text">
      <style:text-properties fo:color="#0000FF" fo:language="es" fo:country="ES"/>
    </style:style>
    <style:style style:name="T9807" style:parent-style-name="Fuentedepárrafopredeter." style:family="text">
      <style:text-properties fo:color="#0000FF" fo:letter-spacing="-0.0118in" fo:language="es" fo:country="ES"/>
    </style:style>
    <style:style style:name="T9808" style:parent-style-name="Fuentedepárrafopredeter." style:family="text">
      <style:text-properties fo:color="#0000FF" fo:letter-spacing="-0.0062in" style:text-scale="108%" fo:language="es" fo:country="ES"/>
    </style:style>
    <style:style style:name="T9809" style:parent-style-name="Fuentedepárrafopredeter." style:family="text">
      <style:text-properties fo:color="#0000FF" style:text-scale="110%" fo:language="es" fo:country="ES"/>
    </style:style>
    <style:style style:name="T9810" style:parent-style-name="Fuentedepárrafopredeter." style:family="text">
      <style:text-properties fo:color="#0000FF" fo:language="es" fo:country="ES"/>
    </style:style>
    <style:style style:name="T9811" style:parent-style-name="Fuentedepárrafopredeter." style:family="text">
      <style:text-properties fo:color="#0000FF" fo:letter-spacing="-0.0118in" fo:language="es" fo:country="ES"/>
    </style:style>
    <style:style style:name="T9812" style:parent-style-name="Fuentedepárrafopredeter." style:family="text">
      <style:text-properties fo:color="#0000FF" fo:letter-spacing="-0.0062in" style:text-scale="151%" fo:language="es" fo:country="ES"/>
    </style:style>
    <style:style style:name="T9813" style:parent-style-name="Fuentedepárrafopredeter." style:family="text">
      <style:text-properties fo:color="#0000FF" fo:letter-spacing="-0.0062in" style:text-scale="154%" fo:language="es" fo:country="ES"/>
    </style:style>
    <style:style style:name="T9814" style:parent-style-name="Fuentedepárrafopredeter." style:family="text">
      <style:text-properties fo:color="#0000FF" fo:letter-spacing="-0.0062in" style:text-scale="114%" fo:language="es" fo:country="ES"/>
    </style:style>
    <style:style style:name="T9815" style:parent-style-name="Fuentedepárrafopredeter." style:family="text">
      <style:text-properties fo:color="#0000FF" fo:letter-spacing="-0.0062in" style:text-scale="108%" fo:language="es" fo:country="ES"/>
    </style:style>
    <style:style style:name="T9816" style:parent-style-name="Fuentedepárrafopredeter." style:family="text">
      <style:text-properties fo:color="#0000FF" fo:letter-spacing="-0.0062in" style:text-scale="114%" fo:language="es" fo:country="ES"/>
    </style:style>
    <style:style style:name="T9817" style:parent-style-name="Fuentedepárrafopredeter." style:family="text">
      <style:text-properties fo:color="#0000FF" fo:letter-spacing="-0.0062in" style:text-scale="164%" fo:language="es" fo:country="ES"/>
    </style:style>
    <style:style style:name="T9818" style:parent-style-name="Fuentedepárrafopredeter." style:family="text">
      <style:text-properties fo:color="#0000FF" style:text-scale="112%" fo:language="es" fo:country="ES"/>
    </style:style>
    <style:style style:name="T9819" style:parent-style-name="Fuentedepárrafopredeter." style:family="text">
      <style:text-properties fo:color="#0000FF" fo:letter-spacing="-0.0062in" style:text-scale="114%" fo:language="es" fo:country="ES"/>
    </style:style>
    <style:style style:name="T9820" style:parent-style-name="Fuentedepárrafopredeter." style:family="text">
      <style:text-properties fo:color="#0000FF" fo:letter-spacing="-0.0062in" style:text-scale="108%" fo:language="es" fo:country="ES"/>
    </style:style>
    <style:style style:name="T9821" style:parent-style-name="Fuentedepárrafopredeter." style:family="text">
      <style:text-properties fo:color="#0000FF" fo:letter-spacing="-0.0062in" style:text-scale="112%" fo:language="es" fo:country="ES"/>
    </style:style>
    <style:style style:name="T9822" style:parent-style-name="Fuentedepárrafopredeter." style:family="text">
      <style:text-properties fo:color="#0000FF" fo:letter-spacing="-0.0062in" style:text-scale="108%" fo:language="es" fo:country="ES"/>
    </style:style>
    <style:style style:name="T9823" style:parent-style-name="Fuentedepárrafopredeter." style:family="text">
      <style:text-properties fo:color="#0000FF" fo:letter-spacing="-0.0062in" style:text-scale="154%" fo:language="es" fo:country="ES"/>
    </style:style>
    <style:style style:name="T9824" style:parent-style-name="Fuentedepárrafopredeter." style:family="text">
      <style:text-properties fo:color="#0000FF" fo:letter-spacing="-0.0062in" style:text-scale="211%" fo:language="es" fo:country="ES"/>
    </style:style>
    <style:style style:name="T9825" style:parent-style-name="Fuentedepárrafopredeter." style:family="text">
      <style:text-properties fo:color="#0000FF" style:text-scale="114%" fo:language="es" fo:country="ES"/>
    </style:style>
    <style:style style:name="T9826" style:parent-style-name="Fuentedepárrafopredeter." style:family="text">
      <style:text-properties fo:color="#0000FF" fo:language="es" fo:country="ES"/>
    </style:style>
    <style:style style:name="T9827" style:parent-style-name="Fuentedepárrafopredeter." style:family="text">
      <style:text-properties fo:color="#0000FF" fo:letter-spacing="-0.0118in" fo:language="es" fo:country="ES"/>
    </style:style>
    <style:style style:name="T9828" style:parent-style-name="Fuentedepárrafopredeter." style:family="text">
      <style:text-properties fo:color="#0000FF" fo:letter-spacing="-0.0062in" style:text-scale="72%" fo:language="es" fo:country="ES"/>
    </style:style>
    <style:style style:name="T9829" style:parent-style-name="Fuentedepárrafopredeter." style:family="text">
      <style:text-properties fo:color="#0000FF" fo:letter-spacing="-0.0062in" style:text-scale="110%" fo:language="es" fo:country="ES"/>
    </style:style>
    <style:style style:name="T9830" style:parent-style-name="Fuentedepárrafopredeter." style:family="text">
      <style:text-properties fo:color="#0000FF" fo:letter-spacing="-0.0062in" style:text-scale="164%" fo:language="es" fo:country="ES"/>
    </style:style>
    <style:style style:name="T9831" style:parent-style-name="Fuentedepárrafopredeter." style:family="text">
      <style:text-properties fo:color="#0000FF" fo:letter-spacing="-0.0062in" style:text-scale="112%" fo:language="es" fo:country="ES"/>
    </style:style>
    <style:style style:name="T9832" style:parent-style-name="Fuentedepárrafopredeter." style:family="text">
      <style:text-properties fo:color="#0000FF" fo:letter-spacing="-0.0062in" style:text-scale="154%" fo:language="es" fo:country="ES"/>
    </style:style>
    <style:style style:name="T9833" style:parent-style-name="Fuentedepárrafopredeter." style:family="text">
      <style:text-properties fo:color="#0000FF" fo:letter-spacing="-0.0062in" style:text-scale="114%" fo:language="es" fo:country="ES"/>
    </style:style>
    <style:style style:name="T9834" style:parent-style-name="Fuentedepárrafopredeter." style:family="text">
      <style:text-properties fo:color="#0000FF" fo:letter-spacing="-0.0062in" style:text-scale="154%" fo:language="es" fo:country="ES"/>
    </style:style>
    <style:style style:name="T9835" style:parent-style-name="Fuentedepárrafopredeter." style:family="text">
      <style:text-properties fo:color="#0000FF" fo:letter-spacing="-0.0062in" style:text-scale="148%" fo:language="es" fo:country="ES"/>
    </style:style>
    <style:style style:name="T9836" style:parent-style-name="Fuentedepárrafopredeter." style:family="text">
      <style:text-properties fo:color="#0000FF" style:text-scale="110%" fo:language="es" fo:country="ES"/>
    </style:style>
    <style:style style:name="T9837" style:parent-style-name="Fuentedepárrafopredeter." style:family="text">
      <style:text-properties fo:color="#0000FF" fo:language="es" fo:country="ES"/>
    </style:style>
    <style:style style:name="T9838" style:parent-style-name="Fuentedepárrafopredeter." style:family="text">
      <style:text-properties fo:color="#0000FF" fo:letter-spacing="-0.0118in" fo:language="es" fo:country="ES"/>
    </style:style>
    <style:style style:name="T9839" style:parent-style-name="Fuentedepárrafopredeter." style:family="text">
      <style:text-properties fo:color="#0000FF" fo:letter-spacing="-0.0062in" style:text-scale="108%" fo:language="es" fo:country="ES"/>
    </style:style>
    <style:style style:name="T9840" style:parent-style-name="Fuentedepárrafopredeter." style:family="text">
      <style:text-properties fo:color="#0000FF" fo:letter-spacing="-0.0062in" style:text-scale="110%" fo:language="es" fo:country="ES"/>
    </style:style>
    <style:style style:name="T9841" style:parent-style-name="Fuentedepárrafopredeter." style:family="text">
      <style:text-properties fo:color="#0000FF" fo:letter-spacing="-0.0062in" style:text-scale="148%" fo:language="es" fo:country="ES"/>
    </style:style>
    <style:style style:name="T9842" style:parent-style-name="Fuentedepárrafopredeter." style:family="text">
      <style:text-properties fo:color="#0000FF" fo:letter-spacing="-0.0062in" style:text-scale="121%" fo:language="es" fo:country="ES"/>
    </style:style>
    <style:style style:name="T9843" style:parent-style-name="Fuentedepárrafopredeter." style:family="text">
      <style:text-properties fo:color="#0000FF" fo:letter-spacing="-0.0062in" style:text-scale="114%" fo:language="es" fo:country="ES"/>
    </style:style>
    <style:style style:name="T9844" style:parent-style-name="Fuentedepárrafopredeter." style:family="text">
      <style:text-properties fo:color="#0000FF" fo:letter-spacing="-0.0062in" style:text-scale="110%" fo:language="es" fo:country="ES"/>
    </style:style>
    <style:style style:name="T9845" style:parent-style-name="Fuentedepárrafopredeter." style:family="text">
      <style:text-properties fo:color="#0000FF" fo:letter-spacing="-0.0062in" style:text-scale="108%" fo:language="es" fo:country="ES"/>
    </style:style>
    <style:style style:name="T9846" style:parent-style-name="Fuentedepárrafopredeter." style:family="text">
      <style:text-properties fo:color="#0000FF" fo:letter-spacing="-0.0062in" style:text-scale="112%" fo:language="es" fo:country="ES"/>
    </style:style>
    <style:style style:name="T9847" style:parent-style-name="Fuentedepárrafopredeter." style:family="text">
      <style:text-properties fo:color="#0000FF" fo:letter-spacing="-0.0062in" style:text-scale="204%" fo:language="es" fo:country="ES"/>
    </style:style>
    <style:style style:name="T9848" style:parent-style-name="Fuentedepárrafopredeter." style:family="text">
      <style:text-properties fo:color="#0000FF" style:text-scale="112%" fo:language="es" fo:country="ES"/>
    </style:style>
    <style:style style:name="T9849" style:parent-style-name="Fuentedepárrafopredeter." style:family="text">
      <style:text-properties fo:color="#0000FF" fo:language="es" fo:country="ES"/>
    </style:style>
    <style:style style:name="T9850" style:parent-style-name="Fuentedepárrafopredeter." style:family="text">
      <style:text-properties fo:color="#0000FF" fo:letter-spacing="-0.0118in" fo:language="es" fo:country="ES"/>
    </style:style>
    <style:style style:name="T9851" style:parent-style-name="Fuentedepárrafopredeter." style:family="text">
      <style:text-properties fo:color="#0000FF" fo:letter-spacing="-0.0062in" style:text-scale="110%" fo:language="es" fo:country="ES"/>
    </style:style>
    <style:style style:name="T9852" style:parent-style-name="Fuentedepárrafopredeter." style:family="text">
      <style:text-properties fo:color="#0000FF" style:text-scale="110%" fo:language="es" fo:country="ES"/>
    </style:style>
    <style:style style:name="T9853" style:parent-style-name="Fuentedepárrafopredeter." style:family="text">
      <style:text-properties fo:color="#0000FF" fo:language="es" fo:country="ES"/>
    </style:style>
    <style:style style:name="T9854" style:parent-style-name="Fuentedepárrafopredeter." style:family="text">
      <style:text-properties fo:color="#0000FF" fo:letter-spacing="-0.0118in" fo:language="es" fo:country="ES"/>
    </style:style>
    <style:style style:name="T9855" style:parent-style-name="Fuentedepárrafopredeter." style:family="text">
      <style:text-properties fo:color="#0000FF" fo:letter-spacing="-0.0062in" style:text-scale="112%" fo:language="es" fo:country="ES"/>
    </style:style>
    <style:style style:name="T9856" style:parent-style-name="Fuentedepárrafopredeter." style:family="text">
      <style:text-properties fo:color="#0000FF" fo:letter-spacing="-0.0062in" style:text-scale="151%" fo:language="es" fo:country="ES"/>
    </style:style>
    <style:style style:name="T9857" style:parent-style-name="Fuentedepárrafopredeter." style:family="text">
      <style:text-properties fo:color="#0000FF" fo:letter-spacing="-0.0062in" style:text-scale="154%" fo:language="es" fo:country="ES"/>
    </style:style>
    <style:style style:name="T9858" style:parent-style-name="Fuentedepárrafopredeter." style:family="text">
      <style:text-properties fo:color="#0000FF" style:text-scale="112%" fo:language="es" fo:country="ES"/>
    </style:style>
    <style:style style:name="T9859" style:parent-style-name="Fuentedepárrafopredeter." style:family="text">
      <style:text-properties fo:color="#0000FF" fo:language="es" fo:country="ES"/>
    </style:style>
    <style:style style:name="T9860" style:parent-style-name="Fuentedepárrafopredeter." style:family="text">
      <style:text-properties fo:color="#0000FF" fo:letter-spacing="-0.0118in" fo:language="es" fo:country="ES"/>
    </style:style>
    <style:style style:name="T9861" style:parent-style-name="Fuentedepárrafopredeter." style:family="text">
      <style:text-properties fo:color="#0000FF" fo:letter-spacing="-0.0062in" style:text-scale="204%" fo:language="es" fo:country="ES"/>
    </style:style>
    <style:style style:name="T9862" style:parent-style-name="Fuentedepárrafopredeter." style:family="text">
      <style:text-properties fo:color="#0000FF" fo:letter-spacing="-0.0062in" style:text-scale="110%" fo:language="es" fo:country="ES"/>
    </style:style>
    <style:style style:name="T9863" style:parent-style-name="Fuentedepárrafopredeter." style:family="text">
      <style:text-properties fo:color="#0000FF" fo:letter-spacing="-0.0062in" style:text-scale="119%" fo:language="es" fo:country="ES"/>
    </style:style>
    <style:style style:name="T9864" style:parent-style-name="Fuentedepárrafopredeter." style:family="text">
      <style:text-properties fo:color="#0000FF" fo:letter-spacing="-0.0062in" style:text-scale="114%" fo:language="es" fo:country="ES"/>
    </style:style>
    <style:style style:name="T9865" style:parent-style-name="Fuentedepárrafopredeter." style:family="text">
      <style:text-properties fo:color="#0000FF" style:text-scale="154%" fo:language="es" fo:country="ES"/>
    </style:style>
    <style:style style:name="T9866" style:parent-style-name="Fuentedepárrafopredeter." style:family="text">
      <style:text-properties style:font-name="Lucida Sans Typewriter" fo:font-weight="bold" style:font-weight-asian="bold" fo:color="#A52A2A" fo:letter-spacing="-0.0034in" style:text-scale="120%" fo:language="es" fo:country="ES"/>
    </style:style>
    <style:style style:name="T9867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9868" style:parent-style-name="Fuentedepárrafopredeter." style:family="text">
      <style:text-properties fo:color="#00898C" fo:letter-spacing="-0.0034in" style:text-scale="135%" fo:language="es" fo:country="ES"/>
    </style:style>
    <style:style style:name="T9869" style:parent-style-name="Fuentedepárrafopredeter." style:family="text">
      <style:text-properties fo:color="#00898C" fo:letter-spacing="-0.0319in" style:text-scale="135%" fo:language="es" fo:country="ES"/>
    </style:style>
    <style:style style:name="T9870" style:parent-style-name="Fuentedepárrafopredeter." style:family="text">
      <style:text-properties fo:color="#6959CD" fo:letter-spacing="-0.0034in" style:text-scale="125%" fo:language="es" fo:country="ES"/>
    </style:style>
    <style:style style:name="T9871" style:parent-style-name="Fuentedepárrafopredeter." style:family="text">
      <style:text-properties style:font-name="Lucida Sans Typewriter" fo:font-weight="bold" style:font-weight-asian="bold" fo:color="#A52A2A" fo:letter-spacing="-0.0055in" style:text-scale="120%" fo:language="es" fo:country="ES"/>
    </style:style>
    <style:style style:name="P9872" style:parent-style-name="Textoindependiente" style:family="paragraph">
      <style:paragraph-properties fo:line-height="0.1458in" fo:margin-left="0.4979in">
        <style:tab-stops/>
      </style:paragraph-properties>
    </style:style>
    <style:style style:name="T9873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9874" style:parent-style-name="Fuentedepárrafopredeter." style:family="text">
      <style:text-properties fo:color="#FF00FF" style:text-scale="130%" fo:language="es" fo:country="ES"/>
    </style:style>
    <style:style style:name="T9875" style:parent-style-name="Fuentedepárrafopredeter." style:family="text">
      <style:text-properties fo:color="#6959CD" style:text-scale="130%" fo:language="es" fo:country="ES"/>
    </style:style>
    <style:style style:name="T9876" style:parent-style-name="Fuentedepárrafopredeter." style:family="text">
      <style:text-properties fo:color="#FF00FF" style:text-scale="130%" fo:language="es" fo:country="ES"/>
    </style:style>
    <style:style style:name="P9877" style:parent-style-name="Textoindependiente" style:family="paragraph">
      <style:paragraph-properties fo:margin-top="0.0006in" fo:line-height="0.143in" fo:margin-left="0.4979in">
        <style:tab-stops/>
      </style:paragraph-properties>
    </style:style>
    <style:style style:name="T9878" style:parent-style-name="Fuentedepárrafopredeter." style:family="text">
      <style:text-properties fo:color="#0000FF" fo:letter-spacing="-0.0062in" style:text-scale="114%" fo:language="es" fo:country="ES"/>
    </style:style>
    <style:style style:name="T9879" style:parent-style-name="Fuentedepárrafopredeter." style:family="text">
      <style:text-properties fo:color="#0000FF" fo:letter-spacing="-0.0062in" style:text-scale="72%" fo:language="es" fo:country="ES"/>
    </style:style>
    <style:style style:name="T9880" style:parent-style-name="Fuentedepárrafopredeter." style:family="text">
      <style:text-properties fo:color="#0000FF" fo:letter-spacing="-0.0062in" style:text-scale="110%" fo:language="es" fo:country="ES"/>
    </style:style>
    <style:style style:name="T9881" style:parent-style-name="Fuentedepárrafopredeter." style:family="text">
      <style:text-properties fo:color="#0000FF" fo:letter-spacing="-0.0062in" style:text-scale="164%" fo:language="es" fo:country="ES"/>
    </style:style>
    <style:style style:name="T9882" style:parent-style-name="Fuentedepárrafopredeter." style:family="text">
      <style:text-properties fo:color="#0000FF" fo:letter-spacing="-0.0062in" style:text-scale="112%" fo:language="es" fo:country="ES"/>
    </style:style>
    <style:style style:name="T9883" style:parent-style-name="Fuentedepárrafopredeter." style:family="text">
      <style:text-properties fo:color="#0000FF" fo:letter-spacing="-0.0062in" style:text-scale="154%" fo:language="es" fo:country="ES"/>
    </style:style>
    <style:style style:name="T9884" style:parent-style-name="Fuentedepárrafopredeter." style:family="text">
      <style:text-properties fo:color="#0000FF" fo:letter-spacing="-0.0062in" style:text-scale="114%" fo:language="es" fo:country="ES"/>
    </style:style>
    <style:style style:name="T9885" style:parent-style-name="Fuentedepárrafopredeter." style:family="text">
      <style:text-properties fo:color="#0000FF" fo:letter-spacing="-0.0062in" style:text-scale="163%" fo:language="es" fo:country="ES"/>
    </style:style>
    <style:style style:name="T9886" style:parent-style-name="Fuentedepárrafopredeter." style:family="text">
      <style:text-properties fo:color="#0000FF" fo:letter-spacing="-0.0062in" style:text-scale="110%" fo:language="es" fo:country="ES"/>
    </style:style>
    <style:style style:name="T9887" style:parent-style-name="Fuentedepárrafopredeter." style:family="text">
      <style:text-properties fo:color="#0000FF" style:text-scale="112%" fo:language="es" fo:country="ES"/>
    </style:style>
    <style:style style:name="T9888" style:parent-style-name="Fuentedepárrafopredeter." style:family="text">
      <style:text-properties fo:color="#0000FF" fo:language="es" fo:country="ES"/>
    </style:style>
    <style:style style:name="T9889" style:parent-style-name="Fuentedepárrafopredeter." style:family="text">
      <style:text-properties fo:color="#0000FF" fo:letter-spacing="-0.0118in" fo:language="es" fo:country="ES"/>
    </style:style>
    <style:style style:name="T9890" style:parent-style-name="Fuentedepárrafopredeter." style:family="text">
      <style:text-properties fo:color="#0000FF" fo:letter-spacing="-0.0062in" style:text-scale="148%" fo:language="es" fo:country="ES"/>
    </style:style>
    <style:style style:name="T9891" style:parent-style-name="Fuentedepárrafopredeter." style:family="text">
      <style:text-properties fo:color="#0000FF" fo:letter-spacing="-0.0062in" style:text-scale="114%" fo:language="es" fo:country="ES"/>
    </style:style>
    <style:style style:name="T9892" style:parent-style-name="Fuentedepárrafopredeter." style:family="text">
      <style:text-properties fo:color="#0000FF" fo:letter-spacing="-0.0062in" style:text-scale="204%" fo:language="es" fo:country="ES"/>
    </style:style>
    <style:style style:name="T9893" style:parent-style-name="Fuentedepárrafopredeter." style:family="text">
      <style:text-properties fo:color="#0000FF" fo:letter-spacing="-0.0062in" style:text-scale="211%" fo:language="es" fo:country="ES"/>
    </style:style>
    <style:style style:name="T9894" style:parent-style-name="Fuentedepárrafopredeter." style:family="text">
      <style:text-properties fo:color="#0000FF" style:text-scale="154%" fo:language="es" fo:country="ES"/>
    </style:style>
    <style:style style:name="T9895" style:parent-style-name="Fuentedepárrafopredeter." style:family="text">
      <style:text-properties fo:color="#0000FF" fo:language="es" fo:country="ES"/>
    </style:style>
    <style:style style:name="T9896" style:parent-style-name="Fuentedepárrafopredeter." style:family="text">
      <style:text-properties fo:color="#0000FF" fo:letter-spacing="-0.0118in" fo:language="es" fo:country="ES"/>
    </style:style>
    <style:style style:name="T9897" style:parent-style-name="Fuentedepárrafopredeter." style:family="text">
      <style:text-properties fo:color="#0000FF" fo:letter-spacing="-0.0062in" style:text-scale="110%" fo:language="es" fo:country="ES"/>
    </style:style>
    <style:style style:name="T9898" style:parent-style-name="Fuentedepárrafopredeter." style:family="text">
      <style:text-properties fo:color="#0000FF" fo:letter-spacing="-0.0062in" style:text-scale="114%" fo:language="es" fo:country="ES"/>
    </style:style>
    <style:style style:name="T9899" style:parent-style-name="Fuentedepárrafopredeter." style:family="text">
      <style:text-properties fo:color="#0000FF" fo:letter-spacing="-0.0062in" style:text-scale="148%" fo:language="es" fo:country="ES"/>
    </style:style>
    <style:style style:name="T9900" style:parent-style-name="Fuentedepárrafopredeter." style:family="text">
      <style:text-properties fo:color="#0000FF" fo:letter-spacing="-0.0062in" style:text-scale="151%" fo:language="es" fo:country="ES"/>
    </style:style>
    <style:style style:name="T9901" style:parent-style-name="Fuentedepárrafopredeter." style:family="text">
      <style:text-properties fo:color="#0000FF" style:text-scale="114%" fo:language="es" fo:country="ES"/>
    </style:style>
    <style:style style:name="T9902" style:parent-style-name="Fuentedepárrafopredeter." style:family="text">
      <style:text-properties fo:color="#0000FF" fo:language="es" fo:country="ES"/>
    </style:style>
    <style:style style:name="T9903" style:parent-style-name="Fuentedepárrafopredeter." style:family="text">
      <style:text-properties fo:color="#0000FF" fo:letter-spacing="-0.0118in" fo:language="es" fo:country="ES"/>
    </style:style>
    <style:style style:name="T9904" style:parent-style-name="Fuentedepárrafopredeter." style:family="text">
      <style:text-properties fo:color="#0000FF" fo:letter-spacing="-0.0062in" style:text-scale="108%" fo:language="es" fo:country="ES"/>
    </style:style>
    <style:style style:name="T9905" style:parent-style-name="Fuentedepárrafopredeter." style:family="text">
      <style:text-properties fo:color="#0000FF" fo:letter-spacing="-0.0062in" style:text-scale="110%" fo:language="es" fo:country="ES"/>
    </style:style>
    <style:style style:name="T9906" style:parent-style-name="Fuentedepárrafopredeter." style:family="text">
      <style:text-properties fo:color="#0000FF" style:text-scale="110%" fo:language="es" fo:country="ES"/>
    </style:style>
    <style:style style:name="T9907" style:parent-style-name="Fuentedepárrafopredeter." style:family="text">
      <style:text-properties fo:color="#0000FF" fo:language="es" fo:country="ES"/>
    </style:style>
    <style:style style:name="T9908" style:parent-style-name="Fuentedepárrafopredeter." style:family="text">
      <style:text-properties fo:color="#0000FF" fo:letter-spacing="-0.0118in" fo:language="es" fo:country="ES"/>
    </style:style>
    <style:style style:name="T9909" style:parent-style-name="Fuentedepárrafopredeter." style:family="text">
      <style:text-properties fo:color="#0000FF" fo:letter-spacing="-0.0062in" style:text-scale="110%" fo:language="es" fo:country="ES"/>
    </style:style>
    <style:style style:name="T9910" style:parent-style-name="Fuentedepárrafopredeter." style:family="text">
      <style:text-properties fo:color="#0000FF" style:text-scale="112%" fo:language="es" fo:country="ES"/>
    </style:style>
    <style:style style:name="T9911" style:parent-style-name="Fuentedepárrafopredeter." style:family="text">
      <style:text-properties fo:color="#0000FF" fo:language="es" fo:country="ES"/>
    </style:style>
    <style:style style:name="T9912" style:parent-style-name="Fuentedepárrafopredeter." style:family="text">
      <style:text-properties fo:color="#0000FF" fo:letter-spacing="-0.0118in" fo:language="es" fo:country="ES"/>
    </style:style>
    <style:style style:name="T9913" style:parent-style-name="Fuentedepárrafopredeter." style:family="text">
      <style:text-properties fo:color="#0000FF" fo:letter-spacing="-0.0062in" style:text-scale="108%" fo:language="es" fo:country="ES"/>
    </style:style>
    <style:style style:name="T9914" style:parent-style-name="Fuentedepárrafopredeter." style:family="text">
      <style:text-properties fo:color="#0000FF" style:text-scale="110%" fo:language="es" fo:country="ES"/>
    </style:style>
    <style:style style:name="T9915" style:parent-style-name="Fuentedepárrafopredeter." style:family="text">
      <style:text-properties fo:color="#0000FF" fo:language="es" fo:country="ES"/>
    </style:style>
    <style:style style:name="T9916" style:parent-style-name="Fuentedepárrafopredeter." style:family="text">
      <style:text-properties fo:color="#0000FF" fo:letter-spacing="-0.0118in" fo:language="es" fo:country="ES"/>
    </style:style>
    <style:style style:name="T9917" style:parent-style-name="Fuentedepárrafopredeter." style:family="text">
      <style:text-properties fo:color="#0000FF" fo:letter-spacing="-0.0062in" style:text-scale="154%" fo:language="es" fo:country="ES"/>
    </style:style>
    <style:style style:name="T9918" style:parent-style-name="Fuentedepárrafopredeter." style:family="text">
      <style:text-properties fo:color="#0000FF" fo:letter-spacing="-0.0062in" style:text-scale="110%" fo:language="es" fo:country="ES"/>
    </style:style>
    <style:style style:name="T9919" style:parent-style-name="Fuentedepárrafopredeter." style:family="text">
      <style:text-properties fo:color="#0000FF" fo:letter-spacing="-0.0062in" style:text-scale="148%" fo:language="es" fo:country="ES"/>
    </style:style>
    <style:style style:name="T9920" style:parent-style-name="Fuentedepárrafopredeter." style:family="text">
      <style:text-properties fo:color="#0000FF" fo:letter-spacing="-0.0062in" style:text-scale="108%" fo:language="es" fo:country="ES"/>
    </style:style>
    <style:style style:name="T9921" style:parent-style-name="Fuentedepárrafopredeter." style:family="text">
      <style:text-properties fo:color="#0000FF" fo:letter-spacing="-0.0062in" style:text-scale="110%" fo:language="es" fo:country="ES"/>
    </style:style>
    <style:style style:name="T9922" style:parent-style-name="Fuentedepárrafopredeter." style:family="text">
      <style:text-properties fo:color="#0000FF" fo:letter-spacing="-0.0062in" style:text-scale="148%" fo:language="es" fo:country="ES"/>
    </style:style>
    <style:style style:name="T9923" style:parent-style-name="Fuentedepárrafopredeter." style:family="text">
      <style:text-properties fo:color="#0000FF" fo:letter-spacing="-0.0062in" style:text-scale="151%" fo:language="es" fo:country="ES"/>
    </style:style>
    <style:style style:name="T9924" style:parent-style-name="Fuentedepárrafopredeter." style:family="text">
      <style:text-properties fo:color="#0000FF" style:text-scale="114%" fo:language="es" fo:country="ES"/>
    </style:style>
    <style:style style:name="T9925" style:parent-style-name="Fuentedepárrafopredeter." style:family="text">
      <style:text-properties fo:color="#0000FF" fo:language="es" fo:country="ES"/>
    </style:style>
    <style:style style:name="T9926" style:parent-style-name="Fuentedepárrafopredeter." style:family="text">
      <style:text-properties fo:color="#0000FF" fo:letter-spacing="-0.0118in" fo:language="es" fo:country="ES"/>
    </style:style>
    <style:style style:name="T9927" style:parent-style-name="Fuentedepárrafopredeter." style:family="text">
      <style:text-properties fo:color="#0000FF" fo:letter-spacing="-0.0062in" style:text-scale="121%" fo:language="es" fo:country="ES"/>
    </style:style>
    <style:style style:name="T9928" style:parent-style-name="Fuentedepárrafopredeter." style:family="text">
      <style:text-properties fo:color="#0000FF" fo:letter-spacing="-0.0062in" style:text-scale="112%" fo:language="es" fo:country="ES"/>
    </style:style>
    <style:style style:name="T9929" style:parent-style-name="Fuentedepárrafopredeter." style:family="text">
      <style:text-properties fo:color="#0000FF" fo:letter-spacing="-0.0062in" style:text-scale="154%" fo:language="es" fo:country="ES"/>
    </style:style>
    <style:style style:name="T9930" style:parent-style-name="Fuentedepárrafopredeter." style:family="text">
      <style:text-properties fo:color="#0000FF" fo:letter-spacing="-0.0062in" style:text-scale="110%" fo:language="es" fo:country="ES"/>
    </style:style>
    <style:style style:name="T9931" style:parent-style-name="Fuentedepárrafopredeter." style:family="text">
      <style:text-properties fo:color="#0000FF" fo:letter-spacing="-0.0062in" style:text-scale="121%" fo:language="es" fo:country="ES"/>
    </style:style>
    <style:style style:name="T9932" style:parent-style-name="Fuentedepárrafopredeter." style:family="text">
      <style:text-properties fo:color="#0000FF" fo:letter-spacing="-0.0062in" style:text-scale="151%" fo:language="es" fo:country="ES"/>
    </style:style>
    <style:style style:name="T9933" style:parent-style-name="Fuentedepárrafopredeter." style:family="text">
      <style:text-properties fo:color="#0000FF" style:text-scale="114%" fo:language="es" fo:country="ES"/>
    </style:style>
    <style:style style:name="P9934" style:parent-style-name="Textoindependiente" style:family="paragraph">
      <style:paragraph-properties fo:line-height="0.1458in" fo:margin-left="0.4979in">
        <style:tab-stops/>
      </style:paragraph-properties>
    </style:style>
    <style:style style:name="T993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93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93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938" style:parent-style-name="Fuentedepárrafopredeter." style:family="text">
      <style:text-properties fo:letter-spacing="-0.0062in" style:text-scale="163%" fo:language="es" fo:country="ES"/>
    </style:style>
    <style:style style:name="T9939" style:parent-style-name="Fuentedepárrafopredeter." style:family="text">
      <style:text-properties style:text-scale="108%" fo:language="es" fo:country="ES"/>
    </style:style>
    <style:style style:name="T9940" style:parent-style-name="Fuentedepárrafopredeter." style:family="text">
      <style:text-properties fo:language="es" fo:country="ES"/>
    </style:style>
    <style:style style:name="T9941" style:parent-style-name="Fuentedepárrafopredeter." style:family="text">
      <style:text-properties fo:letter-spacing="-0.0118in" fo:language="es" fo:country="ES"/>
    </style:style>
    <style:style style:name="T9942" style:parent-style-name="Fuentedepárrafopredeter." style:family="text">
      <style:text-properties fo:color="#FF00FF" fo:letter-spacing="-0.0062in" style:text-scale="185%" fo:language="es" fo:country="ES"/>
    </style:style>
    <style:style style:name="T9943" style:parent-style-name="Fuentedepárrafopredeter." style:family="text">
      <style:text-properties fo:color="#FF00FF" fo:letter-spacing="-0.0062in" style:text-scale="163%" fo:language="es" fo:country="ES"/>
    </style:style>
    <style:style style:name="T9944" style:parent-style-name="Fuentedepárrafopredeter." style:family="text">
      <style:text-properties fo:color="#FF00FF" fo:letter-spacing="-0.0062in" style:text-scale="89%" fo:language="es" fo:country="ES"/>
    </style:style>
    <style:style style:name="T9945" style:parent-style-name="Fuentedepárrafopredeter." style:family="text">
      <style:text-properties fo:color="#FF00FF" fo:letter-spacing="-0.0062in" style:text-scale="110%" fo:language="es" fo:country="ES"/>
    </style:style>
    <style:style style:name="T9946" style:parent-style-name="Fuentedepárrafopredeter." style:family="text">
      <style:text-properties fo:color="#FF00FF" fo:letter-spacing="-0.0062in" style:text-scale="211%" fo:language="es" fo:country="ES"/>
    </style:style>
    <style:style style:name="T9947" style:parent-style-name="Fuentedepárrafopredeter." style:family="text">
      <style:text-properties fo:color="#FF00FF" fo:letter-spacing="-0.0062in" style:text-scale="110%" fo:language="es" fo:country="ES"/>
    </style:style>
    <style:style style:name="T9948" style:parent-style-name="Fuentedepárrafopredeter." style:family="text">
      <style:text-properties fo:color="#FF00FF" fo:letter-spacing="-0.0062in" style:text-scale="154%" fo:language="es" fo:country="ES"/>
    </style:style>
    <style:style style:name="T9949" style:parent-style-name="Fuentedepárrafopredeter." style:family="text">
      <style:text-properties fo:color="#FF00FF" style:text-scale="110%" fo:language="es" fo:country="ES"/>
    </style:style>
    <style:style style:name="T9950" style:parent-style-name="Fuentedepárrafopredeter." style:family="text">
      <style:text-properties fo:color="#FF00FF" fo:language="es" fo:country="ES"/>
    </style:style>
    <style:style style:name="T9951" style:parent-style-name="Fuentedepárrafopredeter." style:family="text">
      <style:text-properties fo:color="#FF00FF" fo:letter-spacing="-0.0118in" fo:language="es" fo:country="ES"/>
    </style:style>
    <style:style style:name="T9952" style:parent-style-name="Fuentedepárrafopredeter." style:family="text">
      <style:text-properties fo:color="#FF00FF" fo:letter-spacing="-0.0062in" style:text-scale="72%" fo:language="es" fo:country="ES"/>
    </style:style>
    <style:style style:name="T9953" style:parent-style-name="Fuentedepárrafopredeter." style:family="text">
      <style:text-properties fo:color="#FF00FF" fo:letter-spacing="-0.0062in" style:text-scale="112%" fo:language="es" fo:country="ES"/>
    </style:style>
    <style:style style:name="T9954" style:parent-style-name="Fuentedepárrafopredeter." style:family="text">
      <style:text-properties fo:color="#FF00FF" fo:letter-spacing="-0.0062in" style:text-scale="108%" fo:language="es" fo:country="ES"/>
    </style:style>
    <style:style style:name="T9955" style:parent-style-name="Fuentedepárrafopredeter." style:family="text">
      <style:text-properties fo:color="#FF00FF" fo:letter-spacing="-0.0062in" style:text-scale="211%" fo:language="es" fo:country="ES"/>
    </style:style>
    <style:style style:name="T9956" style:parent-style-name="Fuentedepárrafopredeter." style:family="text">
      <style:text-properties fo:color="#FF00FF" fo:letter-spacing="-0.0062in" style:text-scale="162%" fo:language="es" fo:country="ES"/>
    </style:style>
    <style:style style:name="T9957" style:parent-style-name="Fuentedepárrafopredeter." style:family="text">
      <style:text-properties fo:color="#FF00FF" fo:letter-spacing="-0.0062in" style:text-scale="211%" fo:language="es" fo:country="ES"/>
    </style:style>
    <style:style style:name="T9958" style:parent-style-name="Fuentedepárrafopredeter." style:family="text">
      <style:text-properties fo:color="#FF00FF" fo:letter-spacing="-0.0062in" style:text-scale="121%" fo:language="es" fo:country="ES"/>
    </style:style>
    <style:style style:name="T9959" style:parent-style-name="Fuentedepárrafopredeter." style:family="text">
      <style:text-properties fo:color="#FF00FF" fo:letter-spacing="-0.0062in" style:text-scale="114%" fo:language="es" fo:country="ES"/>
    </style:style>
    <style:style style:name="T9960" style:parent-style-name="Fuentedepárrafopredeter." style:family="text">
      <style:text-properties fo:color="#FF00FF" fo:letter-spacing="-0.0062in" style:text-scale="154%" fo:language="es" fo:country="ES"/>
    </style:style>
    <style:style style:name="T9961" style:parent-style-name="Fuentedepárrafopredeter." style:family="text">
      <style:text-properties fo:color="#FF00FF" fo:letter-spacing="-0.0062in" style:text-scale="204%" fo:language="es" fo:country="ES"/>
    </style:style>
    <style:style style:name="T9962" style:parent-style-name="Fuentedepárrafopredeter." style:family="text">
      <style:text-properties fo:color="#FF00FF" fo:letter-spacing="-0.0062in" style:text-scale="112%" fo:language="es" fo:country="ES"/>
    </style:style>
    <style:style style:name="T9963" style:parent-style-name="Fuentedepárrafopredeter." style:family="text">
      <style:text-properties fo:color="#FF00FF" style:text-scale="163%" fo:language="es" fo:country="ES"/>
    </style:style>
    <style:style style:name="T9964" style:parent-style-name="Fuentedepárrafopredeter." style:family="text">
      <style:text-properties fo:color="#FF00FF" fo:language="es" fo:country="ES"/>
    </style:style>
    <style:style style:name="T9965" style:parent-style-name="Fuentedepárrafopredeter." style:family="text">
      <style:text-properties fo:color="#FF00FF" fo:letter-spacing="-0.0118in" fo:language="es" fo:country="ES"/>
    </style:style>
    <style:style style:name="T9966" style:parent-style-name="Fuentedepárrafopredeter." style:family="text">
      <style:text-properties fo:color="#FF00FF" fo:letter-spacing="-0.0062in" style:text-scale="148%" fo:language="es" fo:country="ES"/>
    </style:style>
    <style:style style:name="T9967" style:parent-style-name="Fuentedepárrafopredeter." style:family="text">
      <style:text-properties fo:color="#FF00FF" fo:letter-spacing="-0.0062in" style:text-scale="114%" fo:language="es" fo:country="ES"/>
    </style:style>
    <style:style style:name="T9968" style:parent-style-name="Fuentedepárrafopredeter." style:family="text">
      <style:text-properties fo:color="#FF00FF" fo:letter-spacing="-0.0062in" style:text-scale="110%" fo:language="es" fo:country="ES"/>
    </style:style>
    <style:style style:name="T9969" style:parent-style-name="Fuentedepárrafopredeter." style:family="text">
      <style:text-properties fo:color="#FF00FF" style:text-scale="163%" fo:language="es" fo:country="ES"/>
    </style:style>
    <style:style style:name="T9970" style:parent-style-name="Fuentedepárrafopredeter." style:family="text">
      <style:text-properties fo:color="#FF00FF" fo:language="es" fo:country="ES"/>
    </style:style>
    <style:style style:name="T9971" style:parent-style-name="Fuentedepárrafopredeter." style:family="text">
      <style:text-properties fo:color="#FF00FF" fo:letter-spacing="-0.0118in" fo:language="es" fo:country="ES"/>
    </style:style>
    <style:style style:name="T9972" style:parent-style-name="Fuentedepárrafopredeter." style:family="text">
      <style:text-properties fo:color="#FF00FF" style:text-scale="185%" fo:language="es" fo:country="ES"/>
    </style:style>
    <style:style style:name="T9973" style:parent-style-name="Fuentedepárrafopredeter." style:family="text">
      <style:text-properties fo:color="#FF00FF" fo:language="es" fo:country="ES"/>
    </style:style>
    <style:style style:name="T9974" style:parent-style-name="Fuentedepárrafopredeter." style:family="text">
      <style:text-properties fo:color="#FF00FF" fo:letter-spacing="-0.0118in" fo:language="es" fo:country="ES"/>
    </style:style>
    <style:style style:name="T9975" style:parent-style-name="Fuentedepárrafopredeter." style:family="text">
      <style:text-properties fo:letter-spacing="-0.0062in" style:text-scale="154%" fo:language="es" fo:country="ES"/>
    </style:style>
    <style:style style:name="T9976" style:parent-style-name="Fuentedepárrafopredeter." style:family="text">
      <style:text-properties fo:letter-spacing="-0.0062in" style:text-scale="110%" fo:language="es" fo:country="ES"/>
    </style:style>
    <style:style style:name="T9977" style:parent-style-name="Fuentedepárrafopredeter." style:family="text">
      <style:text-properties fo:letter-spacing="-0.0062in" style:text-scale="148%" fo:language="es" fo:country="ES"/>
    </style:style>
    <style:style style:name="T9978" style:parent-style-name="Fuentedepárrafopredeter." style:family="text">
      <style:text-properties style:text-scale="108%" fo:language="es" fo:country="ES"/>
    </style:style>
    <style:style style:name="P9979" style:parent-style-name="Textoindependiente" style:family="paragraph">
      <style:paragraph-properties fo:line-height="0.1458in" fo:margin-left="0.4979in">
        <style:tab-stops/>
      </style:paragraph-properties>
    </style:style>
    <style:style style:name="T9980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T9981" style:parent-style-name="Fuentedepárrafopredeter." style:family="text">
      <style:text-properties fo:color="#6959CD" style:text-scale="110%"/>
    </style:style>
    <style:style style:name="T9982" style:parent-style-name="Fuentedepárrafopredeter." style:family="text">
      <style:text-properties style:font-name="Lucida Sans Typewriter" fo:font-weight="bold" style:font-weight-asian="bold" fo:color="#A52A2A" style:text-scale="110%"/>
    </style:style>
    <style:style style:name="P9983" style:parent-style-name="Textoindependiente" style:family="paragraph">
      <style:paragraph-properties fo:line-height="0.1458in" fo:margin-left="0.6368in">
        <style:tab-stops/>
      </style:paragraph-properties>
    </style:style>
    <style:style style:name="T9984" style:parent-style-name="Fuentedepárrafopredeter." style:family="text">
      <style:text-properties style:text-scale="135%"/>
    </style:style>
    <style:style style:name="T9985" style:parent-style-name="Fuentedepárrafopredeter." style:family="text">
      <style:text-properties style:font-name="Lucida Sans Typewriter" fo:font-weight="bold" style:font-weight-asian="bold" fo:color="#A52A2A" style:text-scale="135%"/>
    </style:style>
    <style:style style:name="T9986" style:parent-style-name="Fuentedepárrafopredeter." style:family="text">
      <style:text-properties style:text-scale="135%"/>
    </style:style>
    <style:style style:name="P9987" style:parent-style-name="Textoindependiente" style:family="paragraph">
      <style:paragraph-properties fo:line-height="0.1472in" fo:margin-left="0.6368in">
        <style:tab-stops/>
      </style:paragraph-properties>
    </style:style>
    <style:style style:name="T998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998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999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9991" style:parent-style-name="Fuentedepárrafopredeter." style:family="text">
      <style:text-properties fo:color="#FF00FF" fo:letter-spacing="-0.0062in" style:text-scale="185%" fo:language="es" fo:country="ES"/>
    </style:style>
    <style:style style:name="T9992" style:parent-style-name="Fuentedepárrafopredeter." style:family="text">
      <style:text-properties fo:color="#FF00FF" fo:letter-spacing="-0.0062in" style:text-scale="125%" fo:language="es" fo:country="ES"/>
    </style:style>
    <style:style style:name="T9993" style:parent-style-name="Fuentedepárrafopredeter." style:family="text">
      <style:text-properties fo:color="#FF00FF" style:text-scale="110%" fo:language="es" fo:country="ES"/>
    </style:style>
    <style:style style:name="T9994" style:parent-style-name="Fuentedepárrafopredeter." style:family="text">
      <style:text-properties fo:color="#FF00FF" fo:language="es" fo:country="ES"/>
    </style:style>
    <style:style style:name="T9995" style:parent-style-name="Fuentedepárrafopredeter." style:family="text">
      <style:text-properties fo:color="#FF00FF" fo:letter-spacing="-0.0118in" fo:language="es" fo:country="ES"/>
    </style:style>
    <style:style style:name="T9996" style:parent-style-name="Fuentedepárrafopredeter." style:family="text">
      <style:text-properties fo:color="#FF00FF" fo:letter-spacing="-0.0062in" style:text-scale="122%" fo:language="es" fo:country="ES"/>
    </style:style>
    <style:style style:name="T9997" style:parent-style-name="Fuentedepárrafopredeter." style:family="text">
      <style:text-properties fo:color="#FF00FF" style:text-scale="114%" fo:language="es" fo:country="ES"/>
    </style:style>
    <style:style style:name="T9998" style:parent-style-name="Fuentedepárrafopredeter." style:family="text">
      <style:text-properties fo:color="#FF00FF" fo:language="es" fo:country="ES"/>
    </style:style>
    <style:style style:name="T9999" style:parent-style-name="Fuentedepárrafopredeter." style:family="text">
      <style:text-properties fo:color="#FF00FF" fo:letter-spacing="-0.0118in" fo:language="es" fo:country="ES"/>
    </style:style>
    <style:style style:name="T10000" style:parent-style-name="Fuentedepárrafopredeter." style:family="text">
      <style:text-properties fo:color="#FF00FF" style:text-scale="114%" fo:language="es" fo:country="ES"/>
    </style:style>
    <style:style style:name="T10001" style:parent-style-name="Fuentedepárrafopredeter." style:family="text">
      <style:text-properties fo:color="#FF00FF" fo:language="es" fo:country="ES"/>
    </style:style>
    <style:style style:name="T10002" style:parent-style-name="Fuentedepárrafopredeter." style:family="text">
      <style:text-properties fo:color="#FF00FF" fo:letter-spacing="-0.0118in" fo:language="es" fo:country="ES"/>
    </style:style>
    <style:style style:name="T10003" style:parent-style-name="Fuentedepárrafopredeter." style:family="text">
      <style:text-properties fo:color="#FF00FF" fo:letter-spacing="-0.0062in" style:text-scale="72%" fo:language="es" fo:country="ES"/>
    </style:style>
    <style:style style:name="T10004" style:parent-style-name="Fuentedepárrafopredeter." style:family="text">
      <style:text-properties fo:color="#FF00FF" fo:letter-spacing="-0.0062in" style:text-scale="112%" fo:language="es" fo:country="ES"/>
    </style:style>
    <style:style style:name="T10005" style:parent-style-name="Fuentedepárrafopredeter." style:family="text">
      <style:text-properties fo:color="#FF00FF" fo:letter-spacing="-0.0062in" style:text-scale="108%" fo:language="es" fo:country="ES"/>
    </style:style>
    <style:style style:name="T10006" style:parent-style-name="Fuentedepárrafopredeter." style:family="text">
      <style:text-properties fo:color="#FF00FF" fo:letter-spacing="-0.0062in" style:text-scale="211%" fo:language="es" fo:country="ES"/>
    </style:style>
    <style:style style:name="T10007" style:parent-style-name="Fuentedepárrafopredeter." style:family="text">
      <style:text-properties fo:color="#FF00FF" fo:letter-spacing="-0.0062in" style:text-scale="162%" fo:language="es" fo:country="ES"/>
    </style:style>
    <style:style style:name="T10008" style:parent-style-name="Fuentedepárrafopredeter." style:family="text">
      <style:text-properties fo:color="#FF00FF" fo:letter-spacing="-0.0062in" style:text-scale="211%" fo:language="es" fo:country="ES"/>
    </style:style>
    <style:style style:name="T10009" style:parent-style-name="Fuentedepárrafopredeter." style:family="text">
      <style:text-properties fo:color="#FF00FF" fo:letter-spacing="-0.0062in" style:text-scale="121%" fo:language="es" fo:country="ES"/>
    </style:style>
    <style:style style:name="T10010" style:parent-style-name="Fuentedepárrafopredeter." style:family="text">
      <style:text-properties fo:color="#FF00FF" fo:letter-spacing="-0.0062in" style:text-scale="114%" fo:language="es" fo:country="ES"/>
    </style:style>
    <style:style style:name="T10011" style:parent-style-name="Fuentedepárrafopredeter." style:family="text">
      <style:text-properties fo:color="#FF00FF" style:text-scale="154%" fo:language="es" fo:country="ES"/>
    </style:style>
    <style:style style:name="T10012" style:parent-style-name="Fuentedepárrafopredeter." style:family="text">
      <style:text-properties fo:color="#FF00FF" fo:language="es" fo:country="ES"/>
    </style:style>
    <style:style style:name="T10013" style:parent-style-name="Fuentedepárrafopredeter." style:family="text">
      <style:text-properties fo:color="#FF00FF" fo:letter-spacing="-0.0118in" fo:language="es" fo:country="ES"/>
    </style:style>
    <style:style style:name="T10014" style:parent-style-name="Fuentedepárrafopredeter." style:family="text">
      <style:text-properties fo:color="#FF00FF" fo:letter-spacing="-0.0062in" style:text-scale="110%" fo:language="es" fo:country="ES"/>
    </style:style>
    <style:style style:name="T10015" style:parent-style-name="Fuentedepárrafopredeter." style:family="text">
      <style:text-properties fo:color="#FF00FF" style:text-scale="204%" fo:language="es" fo:country="ES"/>
    </style:style>
    <style:style style:name="T10016" style:parent-style-name="Fuentedepárrafopredeter." style:family="text">
      <style:text-properties fo:color="#FF00FF" fo:language="es" fo:country="ES"/>
    </style:style>
    <style:style style:name="T10017" style:parent-style-name="Fuentedepárrafopredeter." style:family="text">
      <style:text-properties fo:color="#FF00FF" fo:letter-spacing="-0.0118in" fo:language="es" fo:country="ES"/>
    </style:style>
    <style:style style:name="T10018" style:parent-style-name="Fuentedepárrafopredeter." style:family="text">
      <style:text-properties fo:color="#FF00FF" fo:letter-spacing="-0.0062in" style:text-scale="211%" fo:language="es" fo:country="ES"/>
    </style:style>
    <style:style style:name="T10019" style:parent-style-name="Fuentedepárrafopredeter." style:family="text">
      <style:text-properties fo:color="#FF00FF" fo:letter-spacing="-0.0062in" style:text-scale="110%" fo:language="es" fo:country="ES"/>
    </style:style>
    <style:style style:name="T10020" style:parent-style-name="Fuentedepárrafopredeter." style:family="text">
      <style:text-properties fo:color="#FF00FF" fo:letter-spacing="-0.0062in" style:text-scale="162%" fo:language="es" fo:country="ES"/>
    </style:style>
    <style:style style:name="T10021" style:parent-style-name="Fuentedepárrafopredeter." style:family="text">
      <style:text-properties fo:color="#FF00FF" fo:letter-spacing="-0.0062in" style:text-scale="112%" fo:language="es" fo:country="ES"/>
    </style:style>
    <style:style style:name="T10022" style:parent-style-name="Fuentedepárrafopredeter." style:family="text">
      <style:text-properties fo:color="#FF00FF" fo:letter-spacing="-0.0062in" style:text-scale="154%" fo:language="es" fo:country="ES"/>
    </style:style>
    <style:style style:name="T10023" style:parent-style-name="Fuentedepárrafopredeter." style:family="text">
      <style:text-properties fo:color="#FF00FF" fo:letter-spacing="-0.0062in" style:text-scale="72%" fo:language="es" fo:country="ES"/>
    </style:style>
    <style:style style:name="T10024" style:parent-style-name="Fuentedepárrafopredeter." style:family="text">
      <style:text-properties fo:color="#FF00FF" fo:letter-spacing="-0.0062in" style:text-scale="110%" fo:language="es" fo:country="ES"/>
    </style:style>
    <style:style style:name="T10025" style:parent-style-name="Fuentedepárrafopredeter." style:family="text">
      <style:text-properties fo:color="#FF00FF" style:text-scale="185%" fo:language="es" fo:country="ES"/>
    </style:style>
    <style:style style:name="P10026" style:parent-style-name="Textoindependiente" style:family="paragraph">
      <style:paragraph-properties fo:line-height="0.143in" fo:margin-left="0.6368in">
        <style:tab-stops/>
      </style:paragraph-properties>
    </style:style>
    <style:style style:name="T10027" style:parent-style-name="Fuentedepárrafopredeter." style:family="text">
      <style:text-properties fo:color="#0000FF" fo:letter-spacing="-0.0062in" style:text-scale="114%" fo:language="es" fo:country="ES"/>
    </style:style>
    <style:style style:name="T10028" style:parent-style-name="Fuentedepárrafopredeter." style:family="text">
      <style:text-properties fo:color="#0000FF" fo:letter-spacing="-0.0062in" style:text-scale="121%" fo:language="es" fo:country="ES"/>
    </style:style>
    <style:style style:name="T10029" style:parent-style-name="Fuentedepárrafopredeter." style:family="text">
      <style:text-properties fo:color="#0000FF" fo:letter-spacing="-0.0062in" style:text-scale="112%" fo:language="es" fo:country="ES"/>
    </style:style>
    <style:style style:name="T10030" style:parent-style-name="Fuentedepárrafopredeter." style:family="text">
      <style:text-properties fo:color="#0000FF" fo:letter-spacing="-0.0062in" style:text-scale="72%" fo:language="es" fo:country="ES"/>
    </style:style>
    <style:style style:name="T10031" style:parent-style-name="Fuentedepárrafopredeter." style:family="text">
      <style:text-properties fo:color="#0000FF" fo:letter-spacing="-0.0062in" style:text-scale="108%" fo:language="es" fo:country="ES"/>
    </style:style>
    <style:style style:name="T10032" style:parent-style-name="Fuentedepárrafopredeter." style:family="text">
      <style:text-properties fo:color="#0000FF" fo:letter-spacing="-0.0062in" style:text-scale="154%" fo:language="es" fo:country="ES"/>
    </style:style>
    <style:style style:name="T10033" style:parent-style-name="Fuentedepárrafopredeter." style:family="text">
      <style:text-properties fo:color="#0000FF" fo:letter-spacing="-0.0062in" style:text-scale="112%" fo:language="es" fo:country="ES"/>
    </style:style>
    <style:style style:name="T10034" style:parent-style-name="Fuentedepárrafopredeter." style:family="text">
      <style:text-properties fo:color="#0000FF" fo:letter-spacing="-0.0062in" style:text-scale="108%" fo:language="es" fo:country="ES"/>
    </style:style>
    <style:style style:name="T10035" style:parent-style-name="Fuentedepárrafopredeter." style:family="text">
      <style:text-properties fo:color="#0000FF" fo:letter-spacing="-0.0062in" style:text-scale="114%" fo:language="es" fo:country="ES"/>
    </style:style>
    <style:style style:name="T10036" style:parent-style-name="Fuentedepárrafopredeter." style:family="text">
      <style:text-properties fo:color="#0000FF" fo:letter-spacing="-0.0062in" style:text-scale="121%" fo:language="es" fo:country="ES"/>
    </style:style>
    <style:style style:name="T10037" style:parent-style-name="Fuentedepárrafopredeter." style:family="text">
      <style:text-properties fo:color="#0000FF" fo:letter-spacing="-0.0062in" style:text-scale="211%" fo:language="es" fo:country="ES"/>
    </style:style>
    <style:style style:name="T10038" style:parent-style-name="Fuentedepárrafopredeter." style:family="text">
      <style:text-properties fo:color="#0000FF" fo:letter-spacing="-0.0062in" style:text-scale="112%" fo:language="es" fo:country="ES"/>
    </style:style>
    <style:style style:name="T10039" style:parent-style-name="Fuentedepárrafopredeter." style:family="text">
      <style:text-properties fo:color="#0000FF" style:text-scale="110%" fo:language="es" fo:country="ES"/>
    </style:style>
    <style:style style:name="T10040" style:parent-style-name="Fuentedepárrafopredeter." style:family="text">
      <style:text-properties fo:color="#0000FF" fo:language="es" fo:country="ES"/>
    </style:style>
    <style:style style:name="T10041" style:parent-style-name="Fuentedepárrafopredeter." style:family="text">
      <style:text-properties fo:color="#0000FF" fo:letter-spacing="-0.0118in" fo:language="es" fo:country="ES"/>
    </style:style>
    <style:style style:name="T10042" style:parent-style-name="Fuentedepárrafopredeter." style:family="text">
      <style:text-properties fo:color="#0000FF" fo:letter-spacing="-0.0062in" style:text-scale="108%" fo:language="es" fo:country="ES"/>
    </style:style>
    <style:style style:name="T10043" style:parent-style-name="Fuentedepárrafopredeter." style:family="text">
      <style:text-properties fo:color="#0000FF" style:text-scale="110%" fo:language="es" fo:country="ES"/>
    </style:style>
    <style:style style:name="T10044" style:parent-style-name="Fuentedepárrafopredeter." style:family="text">
      <style:text-properties fo:color="#0000FF" fo:language="es" fo:country="ES"/>
    </style:style>
    <style:style style:name="T10045" style:parent-style-name="Fuentedepárrafopredeter." style:family="text">
      <style:text-properties fo:color="#0000FF" fo:letter-spacing="-0.0118in" fo:language="es" fo:country="ES"/>
    </style:style>
    <style:style style:name="T10046" style:parent-style-name="Fuentedepárrafopredeter." style:family="text">
      <style:text-properties fo:color="#0000FF" fo:letter-spacing="-0.0062in" style:text-scale="148%" fo:language="es" fo:country="ES"/>
    </style:style>
    <style:style style:name="T10047" style:parent-style-name="Fuentedepárrafopredeter." style:family="text">
      <style:text-properties fo:color="#0000FF" fo:letter-spacing="-0.0062in" style:text-scale="112%" fo:language="es" fo:country="ES"/>
    </style:style>
    <style:style style:name="T10048" style:parent-style-name="Fuentedepárrafopredeter." style:family="text">
      <style:text-properties fo:color="#0000FF" fo:letter-spacing="-0.0062in" style:text-scale="108%" fo:language="es" fo:country="ES"/>
    </style:style>
    <style:style style:name="T10049" style:parent-style-name="Fuentedepárrafopredeter." style:family="text">
      <style:text-properties fo:color="#0000FF" fo:letter-spacing="-0.0062in" style:text-scale="154%" fo:language="es" fo:country="ES"/>
    </style:style>
    <style:style style:name="T10050" style:parent-style-name="Fuentedepárrafopredeter." style:family="text">
      <style:text-properties fo:color="#0000FF" fo:letter-spacing="-0.0062in" style:text-scale="110%" fo:language="es" fo:country="ES"/>
    </style:style>
    <style:style style:name="T10051" style:parent-style-name="Fuentedepárrafopredeter." style:family="text">
      <style:text-properties fo:color="#0000FF" fo:letter-spacing="-0.0062in" style:text-scale="148%" fo:language="es" fo:country="ES"/>
    </style:style>
    <style:style style:name="T10052" style:parent-style-name="Fuentedepárrafopredeter." style:family="text">
      <style:text-properties fo:color="#0000FF" fo:letter-spacing="-0.0062in" style:text-scale="121%" fo:language="es" fo:country="ES"/>
    </style:style>
    <style:style style:name="T10053" style:parent-style-name="Fuentedepárrafopredeter." style:family="text">
      <style:text-properties fo:color="#0000FF" fo:letter-spacing="-0.0062in" style:text-scale="154%" fo:language="es" fo:country="ES"/>
    </style:style>
    <style:style style:name="T10054" style:parent-style-name="Fuentedepárrafopredeter." style:family="text">
      <style:text-properties fo:color="#0000FF" fo:letter-spacing="-0.0062in" style:text-scale="211%" fo:language="es" fo:country="ES"/>
    </style:style>
    <style:style style:name="T10055" style:parent-style-name="Fuentedepárrafopredeter." style:family="text">
      <style:text-properties fo:color="#0000FF" fo:letter-spacing="-0.0062in" style:text-scale="151%" fo:language="es" fo:country="ES"/>
    </style:style>
    <style:style style:name="T10056" style:parent-style-name="Fuentedepárrafopredeter." style:family="text">
      <style:text-properties fo:color="#0000FF" fo:letter-spacing="-0.0062in" style:text-scale="110%" fo:language="es" fo:country="ES"/>
    </style:style>
    <style:style style:name="T10057" style:parent-style-name="Fuentedepárrafopredeter." style:family="text">
      <style:text-properties fo:color="#0000FF" fo:letter-spacing="-0.0062in" style:text-scale="154%" fo:language="es" fo:country="ES"/>
    </style:style>
    <style:style style:name="T10058" style:parent-style-name="Fuentedepárrafopredeter." style:family="text">
      <style:text-properties fo:color="#0000FF" style:text-scale="114%" fo:language="es" fo:country="ES"/>
    </style:style>
    <style:style style:name="T10059" style:parent-style-name="Fuentedepárrafopredeter." style:family="text">
      <style:text-properties fo:color="#0000FF" fo:language="es" fo:country="ES"/>
    </style:style>
    <style:style style:name="T10060" style:parent-style-name="Fuentedepárrafopredeter." style:family="text">
      <style:text-properties fo:color="#0000FF" fo:letter-spacing="-0.0118in" fo:language="es" fo:country="ES"/>
    </style:style>
    <style:style style:name="T10061" style:parent-style-name="Fuentedepárrafopredeter." style:family="text">
      <style:text-properties fo:color="#0000FF" style:text-scale="114%" fo:language="es" fo:country="ES"/>
    </style:style>
    <style:style style:name="T10062" style:parent-style-name="Fuentedepárrafopredeter." style:family="text">
      <style:text-properties fo:color="#0000FF" fo:language="es" fo:country="ES"/>
    </style:style>
    <style:style style:name="T10063" style:parent-style-name="Fuentedepárrafopredeter." style:family="text">
      <style:text-properties fo:color="#0000FF" fo:letter-spacing="-0.0118in" fo:language="es" fo:country="ES"/>
    </style:style>
    <style:style style:name="T10064" style:parent-style-name="Fuentedepárrafopredeter." style:family="text">
      <style:text-properties fo:color="#0000FF" fo:letter-spacing="-0.0062in" style:text-scale="148%" fo:language="es" fo:country="ES"/>
    </style:style>
    <style:style style:name="T10065" style:parent-style-name="Fuentedepárrafopredeter." style:family="text">
      <style:text-properties fo:color="#0000FF" style:text-scale="211%" fo:language="es" fo:country="ES"/>
    </style:style>
    <style:style style:name="T10066" style:parent-style-name="Fuentedepárrafopredeter." style:family="text">
      <style:text-properties fo:color="#0000FF" fo:language="es" fo:country="ES"/>
    </style:style>
    <style:style style:name="T10067" style:parent-style-name="Fuentedepárrafopredeter." style:family="text">
      <style:text-properties fo:color="#0000FF" fo:letter-spacing="-0.0118in" fo:language="es" fo:country="ES"/>
    </style:style>
    <style:style style:name="T10068" style:parent-style-name="Fuentedepárrafopredeter." style:family="text">
      <style:text-properties fo:color="#0000FF" fo:letter-spacing="-0.0062in" style:text-scale="151%" fo:language="es" fo:country="ES"/>
    </style:style>
    <style:style style:name="T10069" style:parent-style-name="Fuentedepárrafopredeter." style:family="text">
      <style:text-properties fo:color="#0000FF" fo:letter-spacing="-0.0062in" style:text-scale="110%" fo:language="es" fo:country="ES"/>
    </style:style>
    <style:style style:name="T10070" style:parent-style-name="Fuentedepárrafopredeter." style:family="text">
      <style:text-properties fo:color="#0000FF" fo:letter-spacing="-0.0062in" style:text-scale="72%" fo:language="es" fo:country="ES"/>
    </style:style>
    <style:style style:name="T10071" style:parent-style-name="Fuentedepárrafopredeter." style:family="text">
      <style:text-properties fo:color="#0000FF" fo:letter-spacing="-0.0062in" style:text-scale="112%" fo:language="es" fo:country="ES"/>
    </style:style>
    <style:style style:name="T10072" style:parent-style-name="Fuentedepárrafopredeter." style:family="text">
      <style:text-properties fo:color="#0000FF" style:text-scale="148%" fo:language="es" fo:country="ES"/>
    </style:style>
    <style:style style:name="T10073" style:parent-style-name="Fuentedepárrafopredeter." style:family="text">
      <style:text-properties fo:color="#0000FF" fo:language="es" fo:country="ES"/>
    </style:style>
    <style:style style:name="T10074" style:parent-style-name="Fuentedepárrafopredeter." style:family="text">
      <style:text-properties fo:color="#0000FF" fo:letter-spacing="-0.0118in" fo:language="es" fo:country="ES"/>
    </style:style>
    <style:style style:name="T10075" style:parent-style-name="Fuentedepárrafopredeter." style:family="text">
      <style:text-properties fo:color="#0000FF" fo:letter-spacing="-0.0062in" style:text-scale="108%" fo:language="es" fo:country="ES"/>
    </style:style>
    <style:style style:name="T10076" style:parent-style-name="Fuentedepárrafopredeter." style:family="text">
      <style:text-properties fo:color="#0000FF" fo:letter-spacing="-0.0062in" style:text-scale="110%" fo:language="es" fo:country="ES"/>
    </style:style>
    <style:style style:name="T10077" style:parent-style-name="Fuentedepárrafopredeter." style:family="text">
      <style:text-properties fo:color="#0000FF" fo:letter-spacing="-0.0062in" style:text-scale="154%" fo:language="es" fo:country="ES"/>
    </style:style>
    <style:style style:name="T10078" style:parent-style-name="Fuentedepárrafopredeter." style:family="text">
      <style:text-properties fo:color="#0000FF" fo:letter-spacing="-0.0062in" style:text-scale="72%" fo:language="es" fo:country="ES"/>
    </style:style>
    <style:style style:name="T10079" style:parent-style-name="Fuentedepárrafopredeter." style:family="text">
      <style:text-properties fo:color="#0000FF" fo:letter-spacing="-0.0062in" style:text-scale="211%" fo:language="es" fo:country="ES"/>
    </style:style>
    <style:style style:name="T10080" style:parent-style-name="Fuentedepárrafopredeter." style:family="text">
      <style:text-properties fo:color="#0000FF" fo:letter-spacing="-0.0062in" style:text-scale="148%" fo:language="es" fo:country="ES"/>
    </style:style>
    <style:style style:name="T10081" style:parent-style-name="Fuentedepárrafopredeter." style:family="text">
      <style:text-properties fo:color="#0000FF" fo:letter-spacing="-0.0062in" style:text-scale="112%" fo:language="es" fo:country="ES"/>
    </style:style>
    <style:style style:name="T10082" style:parent-style-name="Fuentedepárrafopredeter." style:family="text">
      <style:text-properties fo:color="#0000FF" style:text-scale="148%" fo:language="es" fo:country="ES"/>
    </style:style>
    <style:style style:name="P10083" style:parent-style-name="Textoindependiente" style:family="paragraph">
      <style:paragraph-properties fo:line-height="0.1458in" fo:margin-left="0.6368in">
        <style:tab-stops/>
      </style:paragraph-properties>
    </style:style>
    <style:style style:name="T1008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08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08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087" style:parent-style-name="Fuentedepárrafopredeter." style:family="text">
      <style:text-properties fo:color="#FF00FF" fo:letter-spacing="-0.0062in" style:text-scale="185%" fo:language="es" fo:country="ES"/>
    </style:style>
    <style:style style:name="T10088" style:parent-style-name="Fuentedepárrafopredeter." style:family="text">
      <style:text-properties fo:color="#FF00FF" fo:letter-spacing="-0.0062in" style:text-scale="125%" fo:language="es" fo:country="ES"/>
    </style:style>
    <style:style style:name="T10089" style:parent-style-name="Fuentedepárrafopredeter." style:family="text">
      <style:text-properties fo:color="#FF00FF" style:text-scale="110%" fo:language="es" fo:country="ES"/>
    </style:style>
    <style:style style:name="T10090" style:parent-style-name="Fuentedepárrafopredeter." style:family="text">
      <style:text-properties fo:color="#FF00FF" fo:language="es" fo:country="ES"/>
    </style:style>
    <style:style style:name="T10091" style:parent-style-name="Fuentedepárrafopredeter." style:family="text">
      <style:text-properties fo:color="#FF00FF" fo:letter-spacing="-0.0118in" fo:language="es" fo:country="ES"/>
    </style:style>
    <style:style style:name="T10092" style:parent-style-name="Fuentedepárrafopredeter." style:family="text">
      <style:text-properties fo:color="#FF00FF" fo:letter-spacing="-0.0062in" style:text-scale="121%" fo:language="es" fo:country="ES"/>
    </style:style>
    <style:style style:name="T10093" style:parent-style-name="Fuentedepárrafopredeter." style:family="text">
      <style:text-properties fo:color="#FF00FF" fo:letter-spacing="-0.0062in" style:text-scale="112%" fo:language="es" fo:country="ES"/>
    </style:style>
    <style:style style:name="T10094" style:parent-style-name="Fuentedepárrafopredeter." style:family="text">
      <style:text-properties fo:color="#FF00FF" fo:letter-spacing="-0.0062in" style:text-scale="72%" fo:language="es" fo:country="ES"/>
    </style:style>
    <style:style style:name="T10095" style:parent-style-name="Fuentedepárrafopredeter." style:family="text">
      <style:text-properties fo:color="#FF00FF" fo:letter-spacing="-0.0062in" style:text-scale="108%" fo:language="es" fo:country="ES"/>
    </style:style>
    <style:style style:name="T10096" style:parent-style-name="Fuentedepárrafopredeter." style:family="text">
      <style:text-properties fo:color="#FF00FF" fo:letter-spacing="-0.0062in" style:text-scale="154%" fo:language="es" fo:country="ES"/>
    </style:style>
    <style:style style:name="T10097" style:parent-style-name="Fuentedepárrafopredeter." style:family="text">
      <style:text-properties fo:color="#FF00FF" fo:letter-spacing="-0.0062in" style:text-scale="110%" fo:language="es" fo:country="ES"/>
    </style:style>
    <style:style style:name="T10098" style:parent-style-name="Fuentedepárrafopredeter." style:family="text">
      <style:text-properties fo:color="#FF00FF" fo:letter-spacing="-0.0062in" style:text-scale="108%" fo:language="es" fo:country="ES"/>
    </style:style>
    <style:style style:name="T10099" style:parent-style-name="Fuentedepárrafopredeter." style:family="text">
      <style:text-properties fo:color="#FF00FF" style:text-scale="114%" fo:language="es" fo:country="ES"/>
    </style:style>
    <style:style style:name="T10100" style:parent-style-name="Fuentedepárrafopredeter." style:family="text">
      <style:text-properties fo:color="#FF00FF" fo:language="es" fo:country="ES"/>
    </style:style>
    <style:style style:name="T10101" style:parent-style-name="Fuentedepárrafopredeter." style:family="text">
      <style:text-properties fo:color="#FF00FF" fo:letter-spacing="-0.0118in" fo:language="es" fo:country="ES"/>
    </style:style>
    <style:style style:name="T10102" style:parent-style-name="Fuentedepárrafopredeter." style:family="text">
      <style:text-properties fo:color="#FF00FF" fo:letter-spacing="-0.0062in" style:text-scale="108%" fo:language="es" fo:country="ES"/>
    </style:style>
    <style:style style:name="T10103" style:parent-style-name="Fuentedepárrafopredeter." style:family="text">
      <style:text-properties fo:color="#FF00FF" fo:letter-spacing="-0.0062in" style:text-scale="110%" fo:language="es" fo:country="ES"/>
    </style:style>
    <style:style style:name="T10104" style:parent-style-name="Fuentedepárrafopredeter." style:family="text">
      <style:text-properties fo:color="#FF00FF" fo:letter-spacing="-0.0062in" style:text-scale="154%" fo:language="es" fo:country="ES"/>
    </style:style>
    <style:style style:name="T10105" style:parent-style-name="Fuentedepárrafopredeter." style:family="text">
      <style:text-properties fo:color="#FF00FF" fo:letter-spacing="-0.0062in" style:text-scale="72%" fo:language="es" fo:country="ES"/>
    </style:style>
    <style:style style:name="T10106" style:parent-style-name="Fuentedepárrafopredeter." style:family="text">
      <style:text-properties fo:color="#FF00FF" fo:letter-spacing="-0.0062in" style:text-scale="211%" fo:language="es" fo:country="ES"/>
    </style:style>
    <style:style style:name="T10107" style:parent-style-name="Fuentedepárrafopredeter." style:family="text">
      <style:text-properties fo:color="#FF00FF" fo:letter-spacing="-0.0062in" style:text-scale="148%" fo:language="es" fo:country="ES"/>
    </style:style>
    <style:style style:name="T10108" style:parent-style-name="Fuentedepárrafopredeter." style:family="text">
      <style:text-properties fo:color="#FF00FF" fo:letter-spacing="-0.0062in" style:text-scale="112%" fo:language="es" fo:country="ES"/>
    </style:style>
    <style:style style:name="T10109" style:parent-style-name="Fuentedepárrafopredeter." style:family="text">
      <style:text-properties fo:color="#FF00FF" style:text-scale="148%" fo:language="es" fo:country="ES"/>
    </style:style>
    <style:style style:name="T10110" style:parent-style-name="Fuentedepárrafopredeter." style:family="text">
      <style:text-properties fo:color="#FF00FF" fo:language="es" fo:country="ES"/>
    </style:style>
    <style:style style:name="T10111" style:parent-style-name="Fuentedepárrafopredeter." style:family="text">
      <style:text-properties fo:color="#FF00FF" fo:letter-spacing="-0.0118in" fo:language="es" fo:country="ES"/>
    </style:style>
    <style:style style:name="T10112" style:parent-style-name="Fuentedepárrafopredeter." style:family="text">
      <style:text-properties fo:color="#FF00FF" fo:letter-spacing="-0.0062in" style:text-scale="108%" fo:language="es" fo:country="ES"/>
    </style:style>
    <style:style style:name="T10113" style:parent-style-name="Fuentedepárrafopredeter." style:family="text">
      <style:text-properties fo:color="#FF00FF" style:text-scale="110%" fo:language="es" fo:country="ES"/>
    </style:style>
    <style:style style:name="T10114" style:parent-style-name="Fuentedepárrafopredeter." style:family="text">
      <style:text-properties fo:color="#FF00FF" fo:language="es" fo:country="ES"/>
    </style:style>
    <style:style style:name="T10115" style:parent-style-name="Fuentedepárrafopredeter." style:family="text">
      <style:text-properties fo:color="#FF00FF" fo:letter-spacing="-0.0118in" fo:language="es" fo:country="ES"/>
    </style:style>
    <style:style style:name="T10116" style:parent-style-name="Fuentedepárrafopredeter." style:family="text">
      <style:text-properties fo:color="#FF00FF" fo:letter-spacing="-0.0062in" style:text-scale="110%" fo:language="es" fo:country="ES"/>
    </style:style>
    <style:style style:name="T10117" style:parent-style-name="Fuentedepárrafopredeter." style:family="text">
      <style:text-properties fo:color="#FF00FF" fo:letter-spacing="-0.0062in" style:text-scale="148%" fo:language="es" fo:country="ES"/>
    </style:style>
    <style:style style:name="T10118" style:parent-style-name="Fuentedepárrafopredeter." style:family="text">
      <style:text-properties fo:color="#FF00FF" fo:letter-spacing="-0.0062in" style:text-scale="121%" fo:language="es" fo:country="ES"/>
    </style:style>
    <style:style style:name="T10119" style:parent-style-name="Fuentedepárrafopredeter." style:family="text">
      <style:text-properties fo:color="#FF00FF" fo:letter-spacing="-0.0062in" style:text-scale="154%" fo:language="es" fo:country="ES"/>
    </style:style>
    <style:style style:name="T10120" style:parent-style-name="Fuentedepárrafopredeter." style:family="text">
      <style:text-properties fo:color="#FF00FF" fo:letter-spacing="-0.0062in" style:text-scale="211%" fo:language="es" fo:country="ES"/>
    </style:style>
    <style:style style:name="T10121" style:parent-style-name="Fuentedepárrafopredeter." style:family="text">
      <style:text-properties fo:color="#FF00FF" fo:letter-spacing="-0.0062in" style:text-scale="151%" fo:language="es" fo:country="ES"/>
    </style:style>
    <style:style style:name="T10122" style:parent-style-name="Fuentedepárrafopredeter." style:family="text">
      <style:text-properties fo:color="#FF00FF" fo:letter-spacing="-0.0062in" style:text-scale="110%" fo:language="es" fo:country="ES"/>
    </style:style>
    <style:style style:name="T10123" style:parent-style-name="Fuentedepárrafopredeter." style:family="text">
      <style:text-properties fo:color="#FF00FF" fo:letter-spacing="-0.0062in" style:text-scale="154%" fo:language="es" fo:country="ES"/>
    </style:style>
    <style:style style:name="T10124" style:parent-style-name="Fuentedepárrafopredeter." style:family="text">
      <style:text-properties fo:color="#FF00FF" fo:letter-spacing="-0.0062in" style:text-scale="114%" fo:language="es" fo:country="ES"/>
    </style:style>
    <style:style style:name="T10125" style:parent-style-name="Fuentedepárrafopredeter." style:family="text">
      <style:text-properties fo:color="#FF00FF" fo:letter-spacing="-0.0062in" style:text-scale="163%" fo:language="es" fo:country="ES"/>
    </style:style>
    <style:style style:name="T10126" style:parent-style-name="Fuentedepárrafopredeter." style:family="text">
      <style:text-properties fo:color="#FF00FF" style:text-scale="185%" fo:language="es" fo:country="ES"/>
    </style:style>
    <style:style style:name="P10127" style:parent-style-name="Textoindependiente" style:family="paragraph">
      <style:paragraph-properties fo:line-height="0.1458in" fo:margin-left="0.6368in">
        <style:tab-stops/>
      </style:paragraph-properties>
    </style:style>
    <style:style style:name="T1012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129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130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131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132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133" style:parent-style-name="Fuentedepárrafopredeter." style:family="text">
      <style:text-properties fo:color="#00898C" fo:letter-spacing="-0.0062in" style:text-scale="163%" fo:language="es" fo:country="ES"/>
    </style:style>
    <style:style style:name="T10134" style:parent-style-name="Fuentedepárrafopredeter." style:family="text">
      <style:text-properties fo:color="#00898C" style:text-scale="80%" fo:language="es" fo:country="ES"/>
    </style:style>
    <style:style style:name="T10135" style:parent-style-name="Fuentedepárrafopredeter." style:family="text">
      <style:text-properties fo:color="#00898C" fo:language="es" fo:country="ES"/>
    </style:style>
    <style:style style:name="T10136" style:parent-style-name="Fuentedepárrafopredeter." style:family="text">
      <style:text-properties fo:color="#00898C" fo:letter-spacing="-0.0118in" fo:language="es" fo:country="ES"/>
    </style:style>
    <style:style style:name="T10137" style:parent-style-name="Fuentedepárrafopredeter." style:family="text">
      <style:text-properties fo:color="#6959CD" fo:letter-spacing="-0.0062in" style:text-scale="114%" fo:language="es" fo:country="ES"/>
    </style:style>
    <style:style style:name="T10138" style:parent-style-name="Fuentedepárrafopredeter." style:family="text">
      <style:text-properties fo:color="#6959CD" style:text-scale="114%" fo:language="es" fo:country="ES"/>
    </style:style>
    <style:style style:name="T10139" style:parent-style-name="Fuentedepárrafopredeter." style:family="text">
      <style:text-properties fo:color="#6959CD" fo:language="es" fo:country="ES"/>
    </style:style>
    <style:style style:name="T10140" style:parent-style-name="Fuentedepárrafopredeter." style:family="text">
      <style:text-properties fo:color="#6959CD" fo:letter-spacing="-0.0118in" fo:language="es" fo:country="ES"/>
    </style:style>
    <style:style style:name="T10141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142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10143" style:parent-style-name="Textoindependiente" style:family="paragraph">
      <style:paragraph-properties fo:margin-left="0.7756in" fo:margin-right="1.7118in">
        <style:tab-stops/>
      </style:paragraph-properties>
    </style:style>
    <style:style style:name="T1014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14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14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147" style:parent-style-name="Fuentedepárrafopredeter." style:family="text">
      <style:text-properties fo:color="#FF00FF" fo:letter-spacing="-0.0062in" style:text-scale="185%" fo:language="es" fo:country="ES"/>
    </style:style>
    <style:style style:name="T10148" style:parent-style-name="Fuentedepárrafopredeter." style:family="text">
      <style:text-properties fo:color="#FF00FF" fo:letter-spacing="-0.0062in" style:text-scale="125%" fo:language="es" fo:country="ES"/>
    </style:style>
    <style:style style:name="T10149" style:parent-style-name="Fuentedepárrafopredeter." style:family="text">
      <style:text-properties fo:color="#FF00FF" style:text-scale="211%" fo:language="es" fo:country="ES"/>
    </style:style>
    <style:style style:name="T10150" style:parent-style-name="Fuentedepárrafopredeter." style:family="text">
      <style:text-properties fo:color="#FF00FF" fo:language="es" fo:country="ES"/>
    </style:style>
    <style:style style:name="T10151" style:parent-style-name="Fuentedepárrafopredeter." style:family="text">
      <style:text-properties fo:color="#FF00FF" fo:letter-spacing="-0.0118in" fo:language="es" fo:country="ES"/>
    </style:style>
    <style:style style:name="T10152" style:parent-style-name="Fuentedepárrafopredeter." style:family="text">
      <style:text-properties fo:color="#FF00FF" fo:letter-spacing="-0.0062in" style:text-scale="151%" fo:language="es" fo:country="ES"/>
    </style:style>
    <style:style style:name="T10153" style:parent-style-name="Fuentedepárrafopredeter." style:family="text">
      <style:text-properties fo:color="#FF00FF" fo:letter-spacing="-0.0062in" style:text-scale="211%" fo:language="es" fo:country="ES"/>
    </style:style>
    <style:style style:name="T10154" style:parent-style-name="Fuentedepárrafopredeter." style:family="text">
      <style:text-properties fo:color="#FF00FF" fo:letter-spacing="-0.0062in" style:text-scale="110%" fo:language="es" fo:country="ES"/>
    </style:style>
    <style:style style:name="T10155" style:parent-style-name="Fuentedepárrafopredeter." style:family="text">
      <style:text-properties fo:color="#FF00FF" style:text-scale="110%" fo:language="es" fo:country="ES"/>
    </style:style>
    <style:style style:name="T10156" style:parent-style-name="Fuentedepárrafopredeter." style:family="text">
      <style:text-properties fo:color="#FF00FF" fo:language="es" fo:country="ES"/>
    </style:style>
    <style:style style:name="T10157" style:parent-style-name="Fuentedepárrafopredeter." style:family="text">
      <style:text-properties fo:color="#FF00FF" fo:letter-spacing="-0.0118in" fo:language="es" fo:country="ES"/>
    </style:style>
    <style:style style:name="T10158" style:parent-style-name="Fuentedepárrafopredeter." style:family="text">
      <style:text-properties fo:color="#FF00FF" fo:letter-spacing="-0.0062in" style:text-scale="108%" fo:language="es" fo:country="ES"/>
    </style:style>
    <style:style style:name="T10159" style:parent-style-name="Fuentedepárrafopredeter." style:family="text">
      <style:text-properties fo:color="#FF00FF" fo:letter-spacing="-0.0062in" style:text-scale="110%" fo:language="es" fo:country="ES"/>
    </style:style>
    <style:style style:name="T10160" style:parent-style-name="Fuentedepárrafopredeter." style:family="text">
      <style:text-properties fo:color="#FF00FF" fo:letter-spacing="-0.0062in" style:text-scale="154%" fo:language="es" fo:country="ES"/>
    </style:style>
    <style:style style:name="T10161" style:parent-style-name="Fuentedepárrafopredeter." style:family="text">
      <style:text-properties fo:color="#FF00FF" fo:letter-spacing="-0.0062in" style:text-scale="72%" fo:language="es" fo:country="ES"/>
    </style:style>
    <style:style style:name="T10162" style:parent-style-name="Fuentedepárrafopredeter." style:family="text">
      <style:text-properties fo:color="#FF00FF" fo:letter-spacing="-0.0062in" style:text-scale="211%" fo:language="es" fo:country="ES"/>
    </style:style>
    <style:style style:name="T10163" style:parent-style-name="Fuentedepárrafopredeter." style:family="text">
      <style:text-properties fo:color="#FF00FF" fo:letter-spacing="-0.0062in" style:text-scale="148%" fo:language="es" fo:country="ES"/>
    </style:style>
    <style:style style:name="T10164" style:parent-style-name="Fuentedepárrafopredeter." style:family="text">
      <style:text-properties fo:color="#FF00FF" fo:letter-spacing="-0.0062in" style:text-scale="112%" fo:language="es" fo:country="ES"/>
    </style:style>
    <style:style style:name="T10165" style:parent-style-name="Fuentedepárrafopredeter." style:family="text">
      <style:text-properties fo:color="#FF00FF" style:text-scale="148%" fo:language="es" fo:country="ES"/>
    </style:style>
    <style:style style:name="T10166" style:parent-style-name="Fuentedepárrafopredeter." style:family="text">
      <style:text-properties fo:color="#FF00FF" fo:language="es" fo:country="ES"/>
    </style:style>
    <style:style style:name="T10167" style:parent-style-name="Fuentedepárrafopredeter." style:family="text">
      <style:text-properties fo:color="#FF00FF" fo:letter-spacing="-0.0118in" fo:language="es" fo:country="ES"/>
    </style:style>
    <style:style style:name="T10168" style:parent-style-name="Fuentedepárrafopredeter." style:family="text">
      <style:text-properties fo:color="#FF00FF" fo:letter-spacing="-0.0062in" style:text-scale="108%" fo:language="es" fo:country="ES"/>
    </style:style>
    <style:style style:name="T10169" style:parent-style-name="Fuentedepárrafopredeter." style:family="text">
      <style:text-properties fo:color="#FF00FF" style:text-scale="110%" fo:language="es" fo:country="ES"/>
    </style:style>
    <style:style style:name="T10170" style:parent-style-name="Fuentedepárrafopredeter." style:family="text">
      <style:text-properties fo:color="#FF00FF" fo:language="es" fo:country="ES"/>
    </style:style>
    <style:style style:name="T10171" style:parent-style-name="Fuentedepárrafopredeter." style:family="text">
      <style:text-properties fo:color="#FF00FF" fo:letter-spacing="-0.0118in" fo:language="es" fo:country="ES"/>
    </style:style>
    <style:style style:name="T10172" style:parent-style-name="Fuentedepárrafopredeter." style:family="text">
      <style:text-properties fo:color="#FF00FF" fo:letter-spacing="-0.0062in" style:text-scale="110%" fo:language="es" fo:country="ES"/>
    </style:style>
    <style:style style:name="T10173" style:parent-style-name="Fuentedepárrafopredeter." style:family="text">
      <style:text-properties fo:color="#FF00FF" fo:letter-spacing="-0.0062in" style:text-scale="148%" fo:language="es" fo:country="ES"/>
    </style:style>
    <style:style style:name="T10174" style:parent-style-name="Fuentedepárrafopredeter." style:family="text">
      <style:text-properties fo:color="#FF00FF" fo:letter-spacing="-0.0062in" style:text-scale="121%" fo:language="es" fo:country="ES"/>
    </style:style>
    <style:style style:name="T10175" style:parent-style-name="Fuentedepárrafopredeter." style:family="text">
      <style:text-properties fo:color="#FF00FF" fo:letter-spacing="-0.0062in" style:text-scale="154%" fo:language="es" fo:country="ES"/>
    </style:style>
    <style:style style:name="T10176" style:parent-style-name="Fuentedepárrafopredeter." style:family="text">
      <style:text-properties fo:color="#FF00FF" fo:letter-spacing="-0.0062in" style:text-scale="211%" fo:language="es" fo:country="ES"/>
    </style:style>
    <style:style style:name="T10177" style:parent-style-name="Fuentedepárrafopredeter." style:family="text">
      <style:text-properties fo:color="#FF00FF" fo:letter-spacing="-0.0062in" style:text-scale="151%" fo:language="es" fo:country="ES"/>
    </style:style>
    <style:style style:name="T10178" style:parent-style-name="Fuentedepárrafopredeter." style:family="text">
      <style:text-properties fo:color="#FF00FF" fo:letter-spacing="-0.0062in" style:text-scale="110%" fo:language="es" fo:country="ES"/>
    </style:style>
    <style:style style:name="T10179" style:parent-style-name="Fuentedepárrafopredeter." style:family="text">
      <style:text-properties fo:color="#FF00FF" fo:letter-spacing="-0.0062in" style:text-scale="154%" fo:language="es" fo:country="ES"/>
    </style:style>
    <style:style style:name="T10180" style:parent-style-name="Fuentedepárrafopredeter." style:family="text">
      <style:text-properties fo:color="#FF00FF" style:text-scale="114%" fo:language="es" fo:country="ES"/>
    </style:style>
    <style:style style:name="T10181" style:parent-style-name="Fuentedepárrafopredeter." style:family="text">
      <style:text-properties fo:color="#FF00FF" fo:language="es" fo:country="ES"/>
    </style:style>
    <style:style style:name="T10182" style:parent-style-name="Fuentedepárrafopredeter." style:family="text">
      <style:text-properties fo:color="#FF00FF" fo:letter-spacing="-0.0118in" fo:language="es" fo:country="ES"/>
    </style:style>
    <style:style style:name="T10183" style:parent-style-name="Fuentedepárrafopredeter." style:family="text">
      <style:text-properties fo:color="#FF00FF" style:text-scale="122%" fo:language="es" fo:country="ES"/>
    </style:style>
    <style:style style:name="T10184" style:parent-style-name="Fuentedepárrafopredeter." style:family="text">
      <style:text-properties fo:color="#FF00FF" fo:language="es" fo:country="ES"/>
    </style:style>
    <style:style style:name="T10185" style:parent-style-name="Fuentedepárrafopredeter." style:family="text">
      <style:text-properties fo:color="#FF00FF" fo:letter-spacing="-0.0118in" fo:language="es" fo:country="ES"/>
    </style:style>
    <style:style style:name="T10186" style:parent-style-name="Fuentedepárrafopredeter." style:family="text">
      <style:text-properties fo:color="#FF00FF" fo:letter-spacing="-0.0062in" style:text-scale="148%" fo:language="es" fo:country="ES"/>
    </style:style>
    <style:style style:name="T10187" style:parent-style-name="Fuentedepárrafopredeter." style:family="text">
      <style:text-properties fo:color="#FF00FF" style:text-scale="110%" fo:language="es" fo:country="ES"/>
    </style:style>
    <style:style style:name="T10188" style:parent-style-name="Fuentedepárrafopredeter." style:family="text">
      <style:text-properties fo:color="#FF00FF" fo:language="es" fo:country="ES"/>
    </style:style>
    <style:style style:name="T10189" style:parent-style-name="Fuentedepárrafopredeter." style:family="text">
      <style:text-properties fo:color="#FF00FF" fo:letter-spacing="-0.0118in" fo:language="es" fo:country="ES"/>
    </style:style>
    <style:style style:name="T10190" style:parent-style-name="Fuentedepárrafopredeter." style:family="text">
      <style:text-properties fo:color="#FF00FF" fo:letter-spacing="-0.0062in" style:text-scale="110%" fo:language="es" fo:country="ES"/>
    </style:style>
    <style:style style:name="T10191" style:parent-style-name="Fuentedepárrafopredeter." style:family="text">
      <style:text-properties fo:color="#FF00FF" fo:letter-spacing="-0.0062in" style:text-scale="114%" fo:language="es" fo:country="ES"/>
    </style:style>
    <style:style style:name="T10192" style:parent-style-name="Fuentedepárrafopredeter." style:family="text">
      <style:text-properties fo:color="#FF00FF" fo:letter-spacing="-0.0062in" style:text-scale="121%" fo:language="es" fo:country="ES"/>
    </style:style>
    <style:style style:name="T10193" style:parent-style-name="Fuentedepárrafopredeter." style:family="text">
      <style:text-properties fo:color="#FF00FF" style:text-scale="110%" fo:language="es" fo:country="ES"/>
    </style:style>
    <style:style style:name="T10194" style:parent-style-name="Fuentedepárrafopredeter." style:family="text">
      <style:text-properties fo:color="#FF00FF" fo:language="es" fo:country="ES"/>
    </style:style>
    <style:style style:name="T10195" style:parent-style-name="Fuentedepárrafopredeter." style:family="text">
      <style:text-properties fo:color="#FF00FF" fo:letter-spacing="-0.0118in" fo:language="es" fo:country="ES"/>
    </style:style>
    <style:style style:name="T10196" style:parent-style-name="Fuentedepárrafopredeter." style:family="text">
      <style:text-properties fo:color="#FF00FF" fo:letter-spacing="-0.0062in" style:text-scale="211%" fo:language="es" fo:country="ES"/>
    </style:style>
    <style:style style:name="T10197" style:parent-style-name="Fuentedepárrafopredeter." style:family="text">
      <style:text-properties fo:color="#FF00FF" fo:letter-spacing="-0.0062in" style:text-scale="110%" fo:language="es" fo:country="ES"/>
    </style:style>
    <style:style style:name="T10198" style:parent-style-name="Fuentedepárrafopredeter." style:family="text">
      <style:text-properties fo:color="#FF00FF" fo:letter-spacing="-0.0062in" style:text-scale="162%" fo:language="es" fo:country="ES"/>
    </style:style>
    <style:style style:name="T10199" style:parent-style-name="Fuentedepárrafopredeter." style:family="text">
      <style:text-properties fo:color="#FF00FF" fo:letter-spacing="-0.0062in" style:text-scale="112%" fo:language="es" fo:country="ES"/>
    </style:style>
    <style:style style:name="T10200" style:parent-style-name="Fuentedepárrafopredeter." style:family="text">
      <style:text-properties fo:color="#FF00FF" fo:letter-spacing="-0.0062in" style:text-scale="154%" fo:language="es" fo:country="ES"/>
    </style:style>
    <style:style style:name="T10201" style:parent-style-name="Fuentedepárrafopredeter." style:family="text">
      <style:text-properties fo:color="#FF00FF" fo:letter-spacing="-0.0062in" style:text-scale="72%" fo:language="es" fo:country="ES"/>
    </style:style>
    <style:style style:name="T10202" style:parent-style-name="Fuentedepárrafopredeter." style:family="text">
      <style:text-properties fo:color="#FF00FF" fo:letter-spacing="-0.0062in" style:text-scale="110%" fo:language="es" fo:country="ES"/>
    </style:style>
    <style:style style:name="T10203" style:parent-style-name="Fuentedepárrafopredeter." style:family="text">
      <style:text-properties fo:color="#FF00FF" style:text-scale="185%" fo:language="es" fo:country="ES"/>
    </style:style>
    <style:style style:name="T10204" style:parent-style-name="Fuentedepárrafopredeter." style:family="text">
      <style:text-properties fo:color="#0000FF" fo:letter-spacing="-0.0062in" style:text-scale="114%" fo:language="es" fo:country="ES"/>
    </style:style>
    <style:style style:name="T10205" style:parent-style-name="Fuentedepárrafopredeter." style:family="text">
      <style:text-properties fo:color="#0000FF" fo:letter-spacing="-0.0062in" style:text-scale="148%" fo:language="es" fo:country="ES"/>
    </style:style>
    <style:style style:name="T10206" style:parent-style-name="Fuentedepárrafopredeter." style:family="text">
      <style:text-properties fo:color="#0000FF" style:text-scale="110%" fo:language="es" fo:country="ES"/>
    </style:style>
    <style:style style:name="T10207" style:parent-style-name="Fuentedepárrafopredeter." style:family="text">
      <style:text-properties fo:color="#0000FF" fo:language="es" fo:country="ES"/>
    </style:style>
    <style:style style:name="T10208" style:parent-style-name="Fuentedepárrafopredeter." style:family="text">
      <style:text-properties fo:color="#0000FF" fo:letter-spacing="-0.0118in" fo:language="es" fo:country="ES"/>
    </style:style>
    <style:style style:name="T10209" style:parent-style-name="Fuentedepárrafopredeter." style:family="text">
      <style:text-properties fo:color="#0000FF" fo:letter-spacing="-0.0062in" style:text-scale="110%" fo:language="es" fo:country="ES"/>
    </style:style>
    <style:style style:name="T10210" style:parent-style-name="Fuentedepárrafopredeter." style:family="text">
      <style:text-properties fo:color="#0000FF" fo:letter-spacing="-0.0062in" style:text-scale="114%" fo:language="es" fo:country="ES"/>
    </style:style>
    <style:style style:name="T10211" style:parent-style-name="Fuentedepárrafopredeter." style:family="text">
      <style:text-properties fo:color="#0000FF" fo:letter-spacing="-0.0062in" style:text-scale="121%" fo:language="es" fo:country="ES"/>
    </style:style>
    <style:style style:name="T10212" style:parent-style-name="Fuentedepárrafopredeter." style:family="text">
      <style:text-properties fo:color="#0000FF" style:text-scale="110%" fo:language="es" fo:country="ES"/>
    </style:style>
    <style:style style:name="T10213" style:parent-style-name="Fuentedepárrafopredeter." style:family="text">
      <style:text-properties fo:color="#0000FF" fo:language="es" fo:country="ES"/>
    </style:style>
    <style:style style:name="T10214" style:parent-style-name="Fuentedepárrafopredeter." style:family="text">
      <style:text-properties fo:color="#0000FF" fo:letter-spacing="-0.0118in" fo:language="es" fo:country="ES"/>
    </style:style>
    <style:style style:name="T10215" style:parent-style-name="Fuentedepárrafopredeter." style:family="text">
      <style:text-properties fo:color="#0000FF" fo:letter-spacing="-0.0062in" style:text-scale="211%" fo:language="es" fo:country="ES"/>
    </style:style>
    <style:style style:name="T10216" style:parent-style-name="Fuentedepárrafopredeter." style:family="text">
      <style:text-properties fo:color="#0000FF" fo:letter-spacing="-0.0062in" style:text-scale="110%" fo:language="es" fo:country="ES"/>
    </style:style>
    <style:style style:name="T10217" style:parent-style-name="Fuentedepárrafopredeter." style:family="text">
      <style:text-properties fo:color="#0000FF" fo:letter-spacing="-0.0062in" style:text-scale="162%" fo:language="es" fo:country="ES"/>
    </style:style>
    <style:style style:name="T10218" style:parent-style-name="Fuentedepárrafopredeter." style:family="text">
      <style:text-properties fo:color="#0000FF" fo:letter-spacing="-0.0062in" style:text-scale="112%" fo:language="es" fo:country="ES"/>
    </style:style>
    <style:style style:name="T10219" style:parent-style-name="Fuentedepárrafopredeter." style:family="text">
      <style:text-properties fo:color="#0000FF" fo:letter-spacing="-0.0062in" style:text-scale="154%" fo:language="es" fo:country="ES"/>
    </style:style>
    <style:style style:name="T10220" style:parent-style-name="Fuentedepárrafopredeter." style:family="text">
      <style:text-properties fo:color="#0000FF" fo:letter-spacing="-0.0062in" style:text-scale="72%" fo:language="es" fo:country="ES"/>
    </style:style>
    <style:style style:name="T10221" style:parent-style-name="Fuentedepárrafopredeter." style:family="text">
      <style:text-properties fo:color="#0000FF" style:text-scale="110%" fo:language="es" fo:country="ES"/>
    </style:style>
    <style:style style:name="T10222" style:parent-style-name="Fuentedepárrafopredeter." style:family="text">
      <style:text-properties fo:color="#0000FF" fo:language="es" fo:country="ES"/>
    </style:style>
    <style:style style:name="T10223" style:parent-style-name="Fuentedepárrafopredeter." style:family="text">
      <style:text-properties fo:color="#0000FF" fo:letter-spacing="-0.0118in" fo:language="es" fo:country="ES"/>
    </style:style>
    <style:style style:name="T10224" style:parent-style-name="Fuentedepárrafopredeter." style:family="text">
      <style:text-properties fo:color="#0000FF" fo:letter-spacing="-0.0062in" style:text-scale="121%" fo:language="es" fo:country="ES"/>
    </style:style>
    <style:style style:name="T10225" style:parent-style-name="Fuentedepárrafopredeter." style:family="text">
      <style:text-properties fo:color="#0000FF" fo:letter-spacing="-0.0062in" style:text-scale="112%" fo:language="es" fo:country="ES"/>
    </style:style>
    <style:style style:name="T10226" style:parent-style-name="Fuentedepárrafopredeter." style:family="text">
      <style:text-properties fo:color="#0000FF" style:text-scale="110%" fo:language="es" fo:country="ES"/>
    </style:style>
    <style:style style:name="T10227" style:parent-style-name="Fuentedepárrafopredeter." style:family="text">
      <style:text-properties fo:color="#0000FF" fo:language="es" fo:country="ES"/>
    </style:style>
    <style:style style:name="T10228" style:parent-style-name="Fuentedepárrafopredeter." style:family="text">
      <style:text-properties fo:color="#0000FF" fo:letter-spacing="-0.0118in" fo:language="es" fo:country="ES"/>
    </style:style>
    <style:style style:name="T10229" style:parent-style-name="Fuentedepárrafopredeter." style:family="text">
      <style:text-properties fo:color="#0000FF" fo:letter-spacing="-0.0062in" style:text-scale="108%" fo:language="es" fo:country="ES"/>
    </style:style>
    <style:style style:name="T10230" style:parent-style-name="Fuentedepárrafopredeter." style:family="text">
      <style:text-properties fo:color="#0000FF" fo:letter-spacing="-0.0062in" style:text-scale="114%" fo:language="es" fo:country="ES"/>
    </style:style>
    <style:style style:name="T10231" style:parent-style-name="Fuentedepárrafopredeter." style:family="text">
      <style:text-properties fo:color="#0000FF" fo:letter-spacing="-0.0062in" style:text-scale="154%" fo:language="es" fo:country="ES"/>
    </style:style>
    <style:style style:name="T10232" style:parent-style-name="Fuentedepárrafopredeter." style:family="text">
      <style:text-properties fo:color="#0000FF" fo:letter-spacing="-0.0062in" style:text-scale="114%" fo:language="es" fo:country="ES"/>
    </style:style>
    <style:style style:name="T10233" style:parent-style-name="Fuentedepárrafopredeter." style:family="text">
      <style:text-properties fo:color="#0000FF" fo:letter-spacing="-0.0062in" style:text-scale="72%" fo:language="es" fo:country="ES"/>
    </style:style>
    <style:style style:name="T10234" style:parent-style-name="Fuentedepárrafopredeter." style:family="text">
      <style:text-properties fo:color="#0000FF" fo:letter-spacing="-0.0062in" style:text-scale="110%" fo:language="es" fo:country="ES"/>
    </style:style>
    <style:style style:name="T10235" style:parent-style-name="Fuentedepárrafopredeter." style:family="text">
      <style:text-properties fo:color="#0000FF" fo:letter-spacing="-0.0062in" style:text-scale="151%" fo:language="es" fo:country="ES"/>
    </style:style>
    <style:style style:name="T10236" style:parent-style-name="Fuentedepárrafopredeter." style:family="text">
      <style:text-properties fo:color="#0000FF" fo:letter-spacing="-0.0062in" style:text-scale="154%" fo:language="es" fo:country="ES"/>
    </style:style>
    <style:style style:name="T10237" style:parent-style-name="Fuentedepárrafopredeter." style:family="text">
      <style:text-properties fo:color="#0000FF" fo:letter-spacing="-0.0062in" style:text-scale="112%" fo:language="es" fo:country="ES"/>
    </style:style>
    <style:style style:name="T10238" style:parent-style-name="Fuentedepárrafopredeter." style:family="text">
      <style:text-properties fo:color="#0000FF" style:text-scale="148%" fo:language="es" fo:country="ES"/>
    </style:style>
    <style:style style:name="P10239" style:parent-style-name="Textoindependiente" style:family="paragraph">
      <style:paragraph-properties fo:line-height="0.1444in" fo:margin-left="0.7756in">
        <style:tab-stops/>
      </style:paragraph-properties>
    </style:style>
    <style:style style:name="T10240" style:parent-style-name="Fuentedepárrafopredeter." style:family="text">
      <style:text-properties fo:letter-spacing="-0.0062in" style:text-scale="211%" fo:language="es" fo:country="ES"/>
    </style:style>
    <style:style style:name="T10241" style:parent-style-name="Fuentedepárrafopredeter." style:family="text">
      <style:text-properties fo:letter-spacing="-0.0062in" style:text-scale="110%" fo:language="es" fo:country="ES"/>
    </style:style>
    <style:style style:name="T10242" style:parent-style-name="Fuentedepárrafopredeter." style:family="text">
      <style:text-properties fo:letter-spacing="-0.0062in" style:text-scale="162%" fo:language="es" fo:country="ES"/>
    </style:style>
    <style:style style:name="T10243" style:parent-style-name="Fuentedepárrafopredeter." style:family="text">
      <style:text-properties fo:letter-spacing="-0.0062in" style:text-scale="112%" fo:language="es" fo:country="ES"/>
    </style:style>
    <style:style style:name="T10244" style:parent-style-name="Fuentedepárrafopredeter." style:family="text">
      <style:text-properties fo:letter-spacing="-0.0062in" style:text-scale="154%" fo:language="es" fo:country="ES"/>
    </style:style>
    <style:style style:name="T10245" style:parent-style-name="Fuentedepárrafopredeter." style:family="text">
      <style:text-properties fo:letter-spacing="-0.0062in" style:text-scale="72%" fo:language="es" fo:country="ES"/>
    </style:style>
    <style:style style:name="T10246" style:parent-style-name="Fuentedepárrafopredeter." style:family="text">
      <style:text-properties style:text-scale="110%" fo:language="es" fo:country="ES"/>
    </style:style>
    <style:style style:name="T10247" style:parent-style-name="Fuentedepárrafopredeter." style:family="text">
      <style:text-properties fo:language="es" fo:country="ES"/>
    </style:style>
    <style:style style:name="T10248" style:parent-style-name="Fuentedepárrafopredeter." style:family="text">
      <style:text-properties fo:letter-spacing="-0.0118in" fo:language="es" fo:country="ES"/>
    </style:style>
    <style:style style:name="T10249" style:parent-style-name="Fuentedepárrafopredeter." style:family="text">
      <style:text-properties fo:color="#6959CD" fo:letter-spacing="-0.0062in" style:text-scale="114%" fo:language="es" fo:country="ES"/>
    </style:style>
    <style:style style:name="T10250" style:parent-style-name="Fuentedepárrafopredeter." style:family="text">
      <style:text-properties fo:color="#6959CD" style:text-scale="114%" fo:language="es" fo:country="ES"/>
    </style:style>
    <style:style style:name="T10251" style:parent-style-name="Fuentedepárrafopredeter." style:family="text">
      <style:text-properties fo:color="#6959CD" fo:language="es" fo:country="ES"/>
    </style:style>
    <style:style style:name="T10252" style:parent-style-name="Fuentedepárrafopredeter." style:family="text">
      <style:text-properties fo:color="#6959CD" fo:letter-spacing="-0.0118in" fo:language="es" fo:country="ES"/>
    </style:style>
    <style:style style:name="T10253" style:parent-style-name="Fuentedepárrafopredeter." style:family="text">
      <style:text-properties fo:color="#6959CD" fo:letter-spacing="-0.0062in" style:text-scale="114%" fo:language="es" fo:country="ES"/>
    </style:style>
    <style:style style:name="T10254" style:parent-style-name="Fuentedepárrafopredeter." style:family="text">
      <style:text-properties fo:color="#6959CD" style:text-scale="114%" fo:language="es" fo:country="ES"/>
    </style:style>
    <style:style style:name="T10255" style:parent-style-name="Fuentedepárrafopredeter." style:family="text">
      <style:text-properties fo:color="#6959CD" fo:language="es" fo:country="ES"/>
    </style:style>
    <style:style style:name="T10256" style:parent-style-name="Fuentedepárrafopredeter." style:family="text">
      <style:text-properties fo:color="#6959CD" fo:letter-spacing="-0.0118in" fo:language="es" fo:country="ES"/>
    </style:style>
    <style:style style:name="T1025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25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259" style:parent-style-name="Fuentedepárrafopredeter." style:family="text">
      <style:text-properties fo:color="#6959CD" fo:letter-spacing="-0.0062in" style:text-scale="114%" fo:language="es" fo:country="ES"/>
    </style:style>
    <style:style style:name="T10260" style:parent-style-name="Fuentedepárrafopredeter." style:family="text">
      <style:text-properties fo:color="#6959CD" style:text-scale="114%" fo:language="es" fo:country="ES"/>
    </style:style>
    <style:style style:name="P10261" style:parent-style-name="Textoindependiente" style:family="paragraph">
      <style:paragraph-properties fo:line-height="0.1444in" fo:margin-left="0.6368in">
        <style:tab-stops/>
      </style:paragraph-properties>
    </style:style>
    <style:style style:name="T1026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263" style:parent-style-name="Textoindependiente" style:family="paragraph">
      <style:paragraph-properties fo:line-height="0.1486in" fo:margin-left="0.7756in">
        <style:tab-stops/>
      </style:paragraph-properties>
    </style:style>
    <style:style style:name="T1026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26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266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267" style:parent-style-name="Fuentedepárrafopredeter." style:family="text">
      <style:text-properties fo:color="#FF00FF" fo:letter-spacing="-0.0062in" style:text-scale="185%" fo:language="es" fo:country="ES"/>
    </style:style>
    <style:style style:name="T10268" style:parent-style-name="Fuentedepárrafopredeter." style:family="text">
      <style:text-properties fo:color="#FF00FF" fo:letter-spacing="-0.0062in" style:text-scale="112%" fo:language="es" fo:country="ES"/>
    </style:style>
    <style:style style:name="T10269" style:parent-style-name="Fuentedepárrafopredeter." style:family="text">
      <style:text-properties fo:color="#FF00FF" style:text-scale="204%" fo:language="es" fo:country="ES"/>
    </style:style>
    <style:style style:name="T10270" style:parent-style-name="Fuentedepárrafopredeter." style:family="text">
      <style:text-properties fo:color="#FF00FF" fo:language="es" fo:country="ES"/>
    </style:style>
    <style:style style:name="T10271" style:parent-style-name="Fuentedepárrafopredeter." style:family="text">
      <style:text-properties fo:color="#FF00FF" fo:letter-spacing="-0.0118in" fo:language="es" fo:country="ES"/>
    </style:style>
    <style:style style:name="T10272" style:parent-style-name="Fuentedepárrafopredeter." style:family="text">
      <style:text-properties fo:color="#FF00FF" fo:letter-spacing="-0.0062in" style:text-scale="110%" fo:language="es" fo:country="ES"/>
    </style:style>
    <style:style style:name="T10273" style:parent-style-name="Fuentedepárrafopredeter." style:family="text">
      <style:text-properties fo:color="#FF00FF" fo:letter-spacing="-0.0062in" style:text-scale="148%" fo:language="es" fo:country="ES"/>
    </style:style>
    <style:style style:name="T10274" style:parent-style-name="Fuentedepárrafopredeter." style:family="text">
      <style:text-properties fo:color="#FF00FF" fo:letter-spacing="-0.0062in" style:text-scale="110%" fo:language="es" fo:country="ES"/>
    </style:style>
    <style:style style:name="T10275" style:parent-style-name="Fuentedepárrafopredeter." style:family="text">
      <style:text-properties fo:color="#FF00FF" fo:letter-spacing="-0.0062in" style:text-scale="114%" fo:language="es" fo:country="ES"/>
    </style:style>
    <style:style style:name="T10276" style:parent-style-name="Fuentedepárrafopredeter." style:family="text">
      <style:text-properties fo:color="#FF00FF" fo:letter-spacing="-0.0062in" style:text-scale="154%" fo:language="es" fo:country="ES"/>
    </style:style>
    <style:style style:name="T10277" style:parent-style-name="Fuentedepárrafopredeter." style:family="text">
      <style:text-properties fo:color="#FF00FF" fo:letter-spacing="-0.0062in" style:text-scale="211%" fo:language="es" fo:country="ES"/>
    </style:style>
    <style:style style:name="T10278" style:parent-style-name="Fuentedepárrafopredeter." style:family="text">
      <style:text-properties fo:color="#FF00FF" style:text-scale="112%" fo:language="es" fo:country="ES"/>
    </style:style>
    <style:style style:name="T10279" style:parent-style-name="Fuentedepárrafopredeter." style:family="text">
      <style:text-properties fo:color="#FF00FF" fo:language="es" fo:country="ES"/>
    </style:style>
    <style:style style:name="T10280" style:parent-style-name="Fuentedepárrafopredeter." style:family="text">
      <style:text-properties fo:color="#FF00FF" fo:letter-spacing="-0.0118in" fo:language="es" fo:country="ES"/>
    </style:style>
    <style:style style:name="T10281" style:parent-style-name="Fuentedepárrafopredeter." style:family="text">
      <style:text-properties fo:color="#FF00FF" fo:letter-spacing="-0.0062in" style:text-scale="110%" fo:language="es" fo:country="ES"/>
    </style:style>
    <style:style style:name="T10282" style:parent-style-name="Fuentedepárrafopredeter." style:family="text">
      <style:text-properties fo:color="#FF00FF" style:text-scale="112%" fo:language="es" fo:country="ES"/>
    </style:style>
    <style:style style:name="T10283" style:parent-style-name="Fuentedepárrafopredeter." style:family="text">
      <style:text-properties fo:color="#FF00FF" fo:language="es" fo:country="ES"/>
    </style:style>
    <style:style style:name="T10284" style:parent-style-name="Fuentedepárrafopredeter." style:family="text">
      <style:text-properties fo:color="#FF00FF" fo:letter-spacing="-0.0118in" fo:language="es" fo:country="ES"/>
    </style:style>
    <style:style style:name="T10285" style:parent-style-name="Fuentedepárrafopredeter." style:family="text">
      <style:text-properties fo:color="#FF00FF" fo:letter-spacing="-0.0062in" style:text-scale="108%" fo:language="es" fo:country="ES"/>
    </style:style>
    <style:style style:name="T10286" style:parent-style-name="Fuentedepárrafopredeter." style:family="text">
      <style:text-properties fo:color="#FF00FF" fo:letter-spacing="-0.0062in" style:text-scale="211%" fo:language="es" fo:country="ES"/>
    </style:style>
    <style:style style:name="T10287" style:parent-style-name="Fuentedepárrafopredeter." style:family="text">
      <style:text-properties fo:color="#FF00FF" fo:letter-spacing="-0.0062in" style:text-scale="148%" fo:language="es" fo:country="ES"/>
    </style:style>
    <style:style style:name="T10288" style:parent-style-name="Fuentedepárrafopredeter." style:family="text">
      <style:text-properties fo:color="#FF00FF" fo:letter-spacing="-0.0062in" style:text-scale="108%" fo:language="es" fo:country="ES"/>
    </style:style>
    <style:style style:name="T10289" style:parent-style-name="Fuentedepárrafopredeter." style:family="text">
      <style:text-properties fo:color="#FF00FF" fo:letter-spacing="-0.0062in" style:text-scale="112%" fo:language="es" fo:country="ES"/>
    </style:style>
    <style:style style:name="T10290" style:parent-style-name="Fuentedepárrafopredeter." style:family="text">
      <style:text-properties fo:color="#FF00FF" fo:letter-spacing="-0.0062in" style:text-scale="110%" fo:language="es" fo:country="ES"/>
    </style:style>
    <style:style style:name="T10291" style:parent-style-name="Fuentedepárrafopredeter." style:family="text">
      <style:text-properties fo:color="#FF00FF" style:text-scale="110%" fo:language="es" fo:country="ES"/>
    </style:style>
    <style:style style:name="T10292" style:parent-style-name="Fuentedepárrafopredeter." style:family="text">
      <style:text-properties fo:color="#FF00FF" fo:language="es" fo:country="ES"/>
    </style:style>
    <style:style style:name="T10293" style:parent-style-name="Fuentedepárrafopredeter." style:family="text">
      <style:text-properties fo:color="#FF00FF" fo:letter-spacing="-0.0118in" fo:language="es" fo:country="ES"/>
    </style:style>
    <style:style style:name="T10294" style:parent-style-name="Fuentedepárrafopredeter." style:family="text">
      <style:text-properties fo:color="#FF00FF" fo:letter-spacing="-0.0062in" style:text-scale="108%" fo:language="es" fo:country="ES"/>
    </style:style>
    <style:style style:name="T10295" style:parent-style-name="Fuentedepárrafopredeter." style:family="text">
      <style:text-properties fo:color="#FF00FF" style:text-scale="110%" fo:language="es" fo:country="ES"/>
    </style:style>
    <style:style style:name="T10296" style:parent-style-name="Fuentedepárrafopredeter." style:family="text">
      <style:text-properties fo:color="#FF00FF" fo:language="es" fo:country="ES"/>
    </style:style>
    <style:style style:name="T10297" style:parent-style-name="Fuentedepárrafopredeter." style:family="text">
      <style:text-properties fo:color="#FF00FF" fo:letter-spacing="-0.0118in" fo:language="es" fo:country="ES"/>
    </style:style>
    <style:style style:name="T10298" style:parent-style-name="Fuentedepárrafopredeter." style:family="text">
      <style:text-properties fo:color="#FF00FF" fo:letter-spacing="-0.0062in" style:text-scale="108%" fo:language="es" fo:country="ES"/>
    </style:style>
    <style:style style:name="T10299" style:parent-style-name="Fuentedepárrafopredeter." style:family="text">
      <style:text-properties fo:color="#FF00FF" fo:letter-spacing="-0.0062in" style:text-scale="110%" fo:language="es" fo:country="ES"/>
    </style:style>
    <style:style style:name="T10300" style:parent-style-name="Fuentedepárrafopredeter." style:family="text">
      <style:text-properties fo:color="#FF00FF" fo:letter-spacing="-0.0062in" style:text-scale="154%" fo:language="es" fo:country="ES"/>
    </style:style>
    <style:style style:name="T10301" style:parent-style-name="Fuentedepárrafopredeter." style:family="text">
      <style:text-properties fo:color="#FF00FF" fo:letter-spacing="-0.0062in" style:text-scale="72%" fo:language="es" fo:country="ES"/>
    </style:style>
    <style:style style:name="T10302" style:parent-style-name="Fuentedepárrafopredeter." style:family="text">
      <style:text-properties fo:color="#FF00FF" fo:letter-spacing="-0.0062in" style:text-scale="211%" fo:language="es" fo:country="ES"/>
    </style:style>
    <style:style style:name="T10303" style:parent-style-name="Fuentedepárrafopredeter." style:family="text">
      <style:text-properties fo:color="#FF00FF" fo:letter-spacing="-0.0062in" style:text-scale="148%" fo:language="es" fo:country="ES"/>
    </style:style>
    <style:style style:name="T10304" style:parent-style-name="Fuentedepárrafopredeter." style:family="text">
      <style:text-properties fo:color="#FF00FF" fo:letter-spacing="-0.0062in" style:text-scale="112%" fo:language="es" fo:country="ES"/>
    </style:style>
    <style:style style:name="T10305" style:parent-style-name="Fuentedepárrafopredeter." style:family="text">
      <style:text-properties fo:color="#FF00FF" style:text-scale="148%" fo:language="es" fo:country="ES"/>
    </style:style>
    <style:style style:name="T10306" style:parent-style-name="Fuentedepárrafopredeter." style:family="text">
      <style:text-properties fo:color="#FF00FF" fo:language="es" fo:country="ES"/>
    </style:style>
    <style:style style:name="T10307" style:parent-style-name="Fuentedepárrafopredeter." style:family="text">
      <style:text-properties fo:color="#FF00FF" fo:letter-spacing="-0.0118in" fo:language="es" fo:country="ES"/>
    </style:style>
    <style:style style:name="T10308" style:parent-style-name="Fuentedepárrafopredeter." style:family="text">
      <style:text-properties fo:color="#FF00FF" fo:letter-spacing="-0.0062in" style:text-scale="108%" fo:language="es" fo:country="ES"/>
    </style:style>
    <style:style style:name="T10309" style:parent-style-name="Fuentedepárrafopredeter." style:family="text">
      <style:text-properties fo:color="#FF00FF" style:text-scale="110%" fo:language="es" fo:country="ES"/>
    </style:style>
    <style:style style:name="T10310" style:parent-style-name="Fuentedepárrafopredeter." style:family="text">
      <style:text-properties fo:color="#FF00FF" fo:language="es" fo:country="ES"/>
    </style:style>
    <style:style style:name="T10311" style:parent-style-name="Fuentedepárrafopredeter." style:family="text">
      <style:text-properties fo:color="#FF00FF" fo:letter-spacing="-0.0118in" fo:language="es" fo:country="ES"/>
    </style:style>
    <style:style style:name="T10312" style:parent-style-name="Fuentedepárrafopredeter." style:family="text">
      <style:text-properties fo:color="#FF00FF" fo:letter-spacing="-0.0062in" style:text-scale="110%" fo:language="es" fo:country="ES"/>
    </style:style>
    <style:style style:name="T10313" style:parent-style-name="Fuentedepárrafopredeter." style:family="text">
      <style:text-properties fo:color="#FF00FF" fo:letter-spacing="-0.0062in" style:text-scale="148%" fo:language="es" fo:country="ES"/>
    </style:style>
    <style:style style:name="T10314" style:parent-style-name="Fuentedepárrafopredeter." style:family="text">
      <style:text-properties fo:color="#FF00FF" fo:letter-spacing="-0.0062in" style:text-scale="121%" fo:language="es" fo:country="ES"/>
    </style:style>
    <style:style style:name="T10315" style:parent-style-name="Fuentedepárrafopredeter." style:family="text">
      <style:text-properties fo:color="#FF00FF" fo:letter-spacing="-0.0062in" style:text-scale="154%" fo:language="es" fo:country="ES"/>
    </style:style>
    <style:style style:name="T10316" style:parent-style-name="Fuentedepárrafopredeter." style:family="text">
      <style:text-properties fo:color="#FF00FF" fo:letter-spacing="-0.0062in" style:text-scale="211%" fo:language="es" fo:country="ES"/>
    </style:style>
    <style:style style:name="T10317" style:parent-style-name="Fuentedepárrafopredeter." style:family="text">
      <style:text-properties fo:color="#FF00FF" fo:letter-spacing="-0.0062in" style:text-scale="151%" fo:language="es" fo:country="ES"/>
    </style:style>
    <style:style style:name="T10318" style:parent-style-name="Fuentedepárrafopredeter." style:family="text">
      <style:text-properties fo:color="#FF00FF" fo:letter-spacing="-0.0062in" style:text-scale="110%" fo:language="es" fo:country="ES"/>
    </style:style>
    <style:style style:name="T10319" style:parent-style-name="Fuentedepárrafopredeter." style:family="text">
      <style:text-properties fo:color="#FF00FF" fo:letter-spacing="-0.0062in" style:text-scale="154%" fo:language="es" fo:country="ES"/>
    </style:style>
    <style:style style:name="T10320" style:parent-style-name="Fuentedepárrafopredeter." style:family="text">
      <style:text-properties fo:color="#FF00FF" style:text-scale="114%" fo:language="es" fo:country="ES"/>
    </style:style>
    <style:style style:name="T10321" style:parent-style-name="Fuentedepárrafopredeter." style:family="text">
      <style:text-properties fo:color="#FF00FF" fo:language="es" fo:country="ES"/>
    </style:style>
    <style:style style:name="T10322" style:parent-style-name="Fuentedepárrafopredeter." style:family="text">
      <style:text-properties fo:color="#FF00FF" fo:letter-spacing="-0.0118in" fo:language="es" fo:country="ES"/>
    </style:style>
    <style:style style:name="T10323" style:parent-style-name="Fuentedepárrafopredeter." style:family="text">
      <style:text-properties fo:color="#FF00FF" style:text-scale="122%" fo:language="es" fo:country="ES"/>
    </style:style>
    <style:style style:name="T10324" style:parent-style-name="Fuentedepárrafopredeter." style:family="text">
      <style:text-properties fo:color="#FF00FF" fo:language="es" fo:country="ES"/>
    </style:style>
    <style:style style:name="T10325" style:parent-style-name="Fuentedepárrafopredeter." style:family="text">
      <style:text-properties fo:color="#FF00FF" fo:letter-spacing="-0.0118in" fo:language="es" fo:country="ES"/>
    </style:style>
    <style:style style:name="T10326" style:parent-style-name="Fuentedepárrafopredeter." style:family="text">
      <style:text-properties fo:color="#FF00FF" fo:letter-spacing="-0.0062in" style:text-scale="110%" fo:language="es" fo:country="ES"/>
    </style:style>
    <style:style style:name="T10327" style:parent-style-name="Fuentedepárrafopredeter." style:family="text">
      <style:text-properties fo:color="#FF00FF" style:text-scale="112%" fo:language="es" fo:country="ES"/>
    </style:style>
    <style:style style:name="T10328" style:parent-style-name="Fuentedepárrafopredeter." style:family="text">
      <style:text-properties fo:color="#FF00FF" fo:language="es" fo:country="ES"/>
    </style:style>
    <style:style style:name="T10329" style:parent-style-name="Fuentedepárrafopredeter." style:family="text">
      <style:text-properties fo:color="#FF00FF" fo:letter-spacing="-0.0118in" fo:language="es" fo:country="ES"/>
    </style:style>
    <style:style style:name="T10330" style:parent-style-name="Fuentedepárrafopredeter." style:family="text">
      <style:text-properties fo:color="#FF00FF" fo:letter-spacing="-0.0062in" style:text-scale="148%" fo:language="es" fo:country="ES"/>
    </style:style>
    <style:style style:name="T10331" style:parent-style-name="Fuentedepárrafopredeter." style:family="text">
      <style:text-properties fo:color="#FF00FF" style:text-scale="110%" fo:language="es" fo:country="ES"/>
    </style:style>
    <style:style style:name="T10332" style:parent-style-name="Fuentedepárrafopredeter." style:family="text">
      <style:text-properties fo:color="#FF00FF" fo:language="es" fo:country="ES"/>
    </style:style>
    <style:style style:name="T10333" style:parent-style-name="Fuentedepárrafopredeter." style:family="text">
      <style:text-properties fo:color="#FF00FF" fo:letter-spacing="-0.0118in" fo:language="es" fo:country="ES"/>
    </style:style>
    <style:style style:name="T10334" style:parent-style-name="Fuentedepárrafopredeter." style:family="text">
      <style:text-properties fo:color="#FF00FF" fo:letter-spacing="-0.0062in" style:text-scale="108%" fo:language="es" fo:country="ES"/>
    </style:style>
    <style:style style:name="T10335" style:parent-style-name="Fuentedepárrafopredeter." style:family="text">
      <style:text-properties fo:color="#FF00FF" fo:letter-spacing="-0.0062in" style:text-scale="110%" fo:language="es" fo:country="ES"/>
    </style:style>
    <style:style style:name="T10336" style:parent-style-name="Fuentedepárrafopredeter." style:family="text">
      <style:text-properties fo:color="#FF00FF" fo:letter-spacing="-0.0062in" style:text-scale="108%" fo:language="es" fo:country="ES"/>
    </style:style>
    <style:style style:name="T10337" style:parent-style-name="Fuentedepárrafopredeter." style:family="text">
      <style:text-properties fo:color="#FF00FF" style:text-scale="110%" fo:language="es" fo:country="ES"/>
    </style:style>
    <style:style style:name="T10338" style:parent-style-name="Fuentedepárrafopredeter." style:family="text">
      <style:text-properties fo:color="#FF00FF" fo:language="es" fo:country="ES"/>
    </style:style>
    <style:style style:name="T10339" style:parent-style-name="Fuentedepárrafopredeter." style:family="text">
      <style:text-properties fo:color="#FF00FF" fo:letter-spacing="-0.0118in" fo:language="es" fo:country="ES"/>
    </style:style>
    <style:style style:name="T10340" style:parent-style-name="Fuentedepárrafopredeter." style:family="text">
      <style:text-properties fo:color="#FF00FF" fo:letter-spacing="-0.0062in" style:text-scale="154%" fo:language="es" fo:country="ES"/>
    </style:style>
    <style:style style:name="T10341" style:parent-style-name="Fuentedepárrafopredeter." style:family="text">
      <style:text-properties fo:color="#FF00FF" fo:letter-spacing="-0.0062in" style:text-scale="110%" fo:language="es" fo:country="ES"/>
    </style:style>
    <style:style style:name="T10342" style:parent-style-name="Fuentedepárrafopredeter." style:family="text">
      <style:text-properties fo:color="#FF00FF" fo:letter-spacing="-0.0062in" style:text-scale="114%" fo:language="es" fo:country="ES"/>
    </style:style>
    <style:style style:name="T10343" style:parent-style-name="Fuentedepárrafopredeter." style:family="text">
      <style:text-properties fo:color="#FF00FF" fo:letter-spacing="-0.0062in" style:text-scale="204%" fo:language="es" fo:country="ES"/>
    </style:style>
    <style:style style:name="T10344" style:parent-style-name="Fuentedepárrafopredeter." style:family="text">
      <style:text-properties fo:color="#FF00FF" fo:letter-spacing="-0.0062in" style:text-scale="211%" fo:language="es" fo:country="ES"/>
    </style:style>
    <style:style style:name="T10345" style:parent-style-name="Fuentedepárrafopredeter." style:family="text">
      <style:text-properties fo:color="#FF00FF" fo:letter-spacing="-0.0062in" style:text-scale="126%" fo:language="es" fo:country="ES"/>
    </style:style>
    <style:style style:name="T10346" style:parent-style-name="Fuentedepárrafopredeter." style:family="text">
      <style:text-properties fo:color="#FF00FF" fo:letter-spacing="-0.0062in" style:text-scale="114%" fo:language="es" fo:country="ES"/>
    </style:style>
    <style:style style:name="T10347" style:parent-style-name="Fuentedepárrafopredeter." style:family="text">
      <style:text-properties fo:color="#FF00FF" style:text-scale="154%" fo:language="es" fo:country="ES"/>
    </style:style>
    <style:style style:name="P10348" style:parent-style-name="Textoindependiente" style:family="paragraph">
      <style:paragraph-properties fo:line-height="0.1423in"/>
    </style:style>
    <style:style style:name="T10349" style:parent-style-name="Fuentedepárrafopredeter." style:family="text">
      <style:text-properties fo:color="#FF00FF" fo:letter-spacing="-0.0062in" style:text-scale="211%" fo:language="es" fo:country="ES"/>
    </style:style>
    <style:style style:name="T10350" style:parent-style-name="Fuentedepárrafopredeter." style:family="text">
      <style:text-properties fo:color="#FF00FF" fo:letter-spacing="-0.0062in" style:text-scale="110%" fo:language="es" fo:country="ES"/>
    </style:style>
    <style:style style:name="T10351" style:parent-style-name="Fuentedepárrafopredeter." style:family="text">
      <style:text-properties fo:color="#FF00FF" fo:letter-spacing="-0.0062in" style:text-scale="162%" fo:language="es" fo:country="ES"/>
    </style:style>
    <style:style style:name="T10352" style:parent-style-name="Fuentedepárrafopredeter." style:family="text">
      <style:text-properties fo:color="#FF00FF" fo:letter-spacing="-0.0062in" style:text-scale="112%" fo:language="es" fo:country="ES"/>
    </style:style>
    <style:style style:name="T10353" style:parent-style-name="Fuentedepárrafopredeter." style:family="text">
      <style:text-properties fo:color="#FF00FF" fo:letter-spacing="-0.0062in" style:text-scale="154%" fo:language="es" fo:country="ES"/>
    </style:style>
    <style:style style:name="T10354" style:parent-style-name="Fuentedepárrafopredeter." style:family="text">
      <style:text-properties fo:color="#FF00FF" fo:letter-spacing="-0.0062in" style:text-scale="72%" fo:language="es" fo:country="ES"/>
    </style:style>
    <style:style style:name="T10355" style:parent-style-name="Fuentedepárrafopredeter." style:family="text">
      <style:text-properties fo:color="#FF00FF" fo:letter-spacing="-0.0062in" style:text-scale="110%" fo:language="es" fo:country="ES"/>
    </style:style>
    <style:style style:name="T10356" style:parent-style-name="Fuentedepárrafopredeter." style:family="text">
      <style:text-properties fo:color="#FF00FF" style:text-scale="185%" fo:language="es" fo:country="ES"/>
    </style:style>
    <style:style style:name="P10357" style:parent-style-name="Textoindependiente" style:family="paragraph">
      <style:paragraph-properties fo:line-height="0.1444in" fo:margin-left="0.6368in">
        <style:tab-stops/>
      </style:paragraph-properties>
    </style:style>
    <style:style style:name="T10358" style:parent-style-name="Fuentedepárrafopredeter." style:family="text">
      <style:text-properties style:font-name="Lucida Sans Typewriter" fo:font-weight="bold" style:font-weight-asian="bold" fo:color="#A52A2A" fo:letter-spacing="-0.0034in" fo:language="es" fo:country="ES"/>
    </style:style>
    <style:style style:name="P10359" style:parent-style-name="Textoindependiente" style:family="paragraph">
      <style:paragraph-properties fo:line-height="0.1458in" fo:margin-left="0.6368in">
        <style:tab-stops/>
      </style:paragraph-properties>
    </style:style>
    <style:style style:name="T10360" style:parent-style-name="Fuentedepárrafopredeter." style:family="text">
      <style:text-properties style:font-name="Lucida Sans Typewriter" fo:font-weight="bold" style:font-weight-asian="bold" fo:color="#A52A2A" fo:letter-spacing="-0.0034in" fo:language="es" fo:country="ES"/>
    </style:style>
    <style:style style:name="P10361" style:parent-style-name="Textoindependiente" style:family="paragraph">
      <style:paragraph-properties fo:line-height="0.1465in" fo:margin-left="0.6368in">
        <style:tab-stops/>
      </style:paragraph-properties>
    </style:style>
    <style:style style:name="T10362" style:parent-style-name="Fuentedepárrafopredeter." style:family="text">
      <style:text-properties fo:letter-spacing="-0.0062in" style:text-scale="110%" fo:language="es" fo:country="ES"/>
    </style:style>
    <style:style style:name="T10363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364" style:parent-style-name="Fuentedepárrafopredeter." style:family="text">
      <style:text-properties fo:letter-spacing="-0.0062in" style:text-scale="94%" fo:language="es" fo:country="ES"/>
    </style:style>
    <style:style style:name="T10365" style:parent-style-name="Fuentedepárrafopredeter." style:family="text">
      <style:text-properties fo:letter-spacing="-0.0062in" style:text-scale="163%" fo:language="es" fo:country="ES"/>
    </style:style>
    <style:style style:name="T1036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36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36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369" style:parent-style-name="Fuentedepárrafopredeter." style:family="text">
      <style:text-properties fo:color="#FF00FF" fo:letter-spacing="-0.0062in" style:text-scale="185%" fo:language="es" fo:country="ES"/>
    </style:style>
    <style:style style:name="T10370" style:parent-style-name="Fuentedepárrafopredeter." style:family="text">
      <style:text-properties fo:color="#FF00FF" fo:letter-spacing="-0.0062in" style:text-scale="94%" fo:language="es" fo:country="ES"/>
    </style:style>
    <style:style style:name="T10371" style:parent-style-name="Fuentedepárrafopredeter." style:family="text">
      <style:text-properties fo:color="#FF00FF" style:text-scale="112%" fo:language="es" fo:country="ES"/>
    </style:style>
    <style:style style:name="T10372" style:parent-style-name="Fuentedepárrafopredeter." style:family="text">
      <style:text-properties fo:color="#FF00FF" fo:language="es" fo:country="ES"/>
    </style:style>
    <style:style style:name="T10373" style:parent-style-name="Fuentedepárrafopredeter." style:family="text">
      <style:text-properties fo:color="#FF00FF" fo:letter-spacing="-0.0118in" fo:language="es" fo:country="ES"/>
    </style:style>
    <style:style style:name="T10374" style:parent-style-name="Fuentedepárrafopredeter." style:family="text">
      <style:text-properties fo:color="#FF00FF" fo:letter-spacing="-0.0062in" style:text-scale="148%" fo:language="es" fo:country="ES"/>
    </style:style>
    <style:style style:name="T10375" style:parent-style-name="Fuentedepárrafopredeter." style:family="text">
      <style:text-properties fo:color="#FF00FF" style:text-scale="110%" fo:language="es" fo:country="ES"/>
    </style:style>
    <style:style style:name="T10376" style:parent-style-name="Fuentedepárrafopredeter." style:family="text">
      <style:text-properties fo:color="#FF00FF" fo:language="es" fo:country="ES"/>
    </style:style>
    <style:style style:name="T10377" style:parent-style-name="Fuentedepárrafopredeter." style:family="text">
      <style:text-properties fo:color="#FF00FF" fo:letter-spacing="-0.0118in" fo:language="es" fo:country="ES"/>
    </style:style>
    <style:style style:name="T10378" style:parent-style-name="Fuentedepárrafopredeter." style:family="text">
      <style:text-properties fo:color="#FF00FF" fo:letter-spacing="-0.0062in" style:text-scale="72%" fo:language="es" fo:country="ES"/>
    </style:style>
    <style:style style:name="T10379" style:parent-style-name="Fuentedepárrafopredeter." style:family="text">
      <style:text-properties fo:color="#FF00FF" fo:letter-spacing="-0.0062in" style:text-scale="112%" fo:language="es" fo:country="ES"/>
    </style:style>
    <style:style style:name="T10380" style:parent-style-name="Fuentedepárrafopredeter." style:family="text">
      <style:text-properties fo:color="#FF00FF" fo:letter-spacing="-0.0062in" style:text-scale="108%" fo:language="es" fo:country="ES"/>
    </style:style>
    <style:style style:name="T10381" style:parent-style-name="Fuentedepárrafopredeter." style:family="text">
      <style:text-properties fo:color="#FF00FF" fo:letter-spacing="-0.0062in" style:text-scale="211%" fo:language="es" fo:country="ES"/>
    </style:style>
    <style:style style:name="T10382" style:parent-style-name="Fuentedepárrafopredeter." style:family="text">
      <style:text-properties fo:color="#FF00FF" fo:letter-spacing="-0.0062in" style:text-scale="162%" fo:language="es" fo:country="ES"/>
    </style:style>
    <style:style style:name="T10383" style:parent-style-name="Fuentedepárrafopredeter." style:family="text">
      <style:text-properties fo:color="#FF00FF" fo:letter-spacing="-0.0062in" style:text-scale="211%" fo:language="es" fo:country="ES"/>
    </style:style>
    <style:style style:name="T10384" style:parent-style-name="Fuentedepárrafopredeter." style:family="text">
      <style:text-properties fo:color="#FF00FF" fo:letter-spacing="-0.0062in" style:text-scale="121%" fo:language="es" fo:country="ES"/>
    </style:style>
    <style:style style:name="T10385" style:parent-style-name="Fuentedepárrafopredeter." style:family="text">
      <style:text-properties fo:color="#FF00FF" style:text-scale="114%" fo:language="es" fo:country="ES"/>
    </style:style>
    <style:style style:name="T10386" style:parent-style-name="Fuentedepárrafopredeter." style:family="text">
      <style:text-properties fo:color="#FF00FF" fo:language="es" fo:country="ES"/>
    </style:style>
    <style:style style:name="T10387" style:parent-style-name="Fuentedepárrafopredeter." style:family="text">
      <style:text-properties fo:color="#FF00FF" fo:letter-spacing="-0.0118in" fo:language="es" fo:country="ES"/>
    </style:style>
    <style:style style:name="T10388" style:parent-style-name="Fuentedepárrafopredeter." style:family="text">
      <style:text-properties fo:color="#FF00FF" fo:letter-spacing="-0.0062in" style:text-scale="110%" fo:language="es" fo:country="ES"/>
    </style:style>
    <style:style style:name="T10389" style:parent-style-name="Fuentedepárrafopredeter." style:family="text">
      <style:text-properties fo:color="#FF00FF" style:text-scale="204%" fo:language="es" fo:country="ES"/>
    </style:style>
    <style:style style:name="T10390" style:parent-style-name="Fuentedepárrafopredeter." style:family="text">
      <style:text-properties fo:color="#FF00FF" fo:language="es" fo:country="ES"/>
    </style:style>
    <style:style style:name="T10391" style:parent-style-name="Fuentedepárrafopredeter." style:family="text">
      <style:text-properties fo:color="#FF00FF" fo:letter-spacing="-0.0118in" fo:language="es" fo:country="ES"/>
    </style:style>
    <style:style style:name="T10392" style:parent-style-name="Fuentedepárrafopredeter." style:family="text">
      <style:text-properties fo:color="#FF00FF" fo:letter-spacing="-0.0062in" style:text-scale="211%" fo:language="es" fo:country="ES"/>
    </style:style>
    <style:style style:name="T10393" style:parent-style-name="Fuentedepárrafopredeter." style:family="text">
      <style:text-properties fo:color="#FF00FF" fo:letter-spacing="-0.0062in" style:text-scale="110%" fo:language="es" fo:country="ES"/>
    </style:style>
    <style:style style:name="T10394" style:parent-style-name="Fuentedepárrafopredeter." style:family="text">
      <style:text-properties fo:color="#FF00FF" fo:letter-spacing="-0.0062in" style:text-scale="162%" fo:language="es" fo:country="ES"/>
    </style:style>
    <style:style style:name="T10395" style:parent-style-name="Fuentedepárrafopredeter." style:family="text">
      <style:text-properties fo:color="#FF00FF" fo:letter-spacing="-0.0062in" style:text-scale="112%" fo:language="es" fo:country="ES"/>
    </style:style>
    <style:style style:name="T10396" style:parent-style-name="Fuentedepárrafopredeter." style:family="text">
      <style:text-properties fo:color="#FF00FF" fo:letter-spacing="-0.0062in" style:text-scale="154%" fo:language="es" fo:country="ES"/>
    </style:style>
    <style:style style:name="T10397" style:parent-style-name="Fuentedepárrafopredeter." style:family="text">
      <style:text-properties fo:color="#FF00FF" fo:letter-spacing="-0.0062in" style:text-scale="72%" fo:language="es" fo:country="ES"/>
    </style:style>
    <style:style style:name="T10398" style:parent-style-name="Fuentedepárrafopredeter." style:family="text">
      <style:text-properties fo:color="#FF00FF" style:text-scale="110%" fo:language="es" fo:country="ES"/>
    </style:style>
    <style:style style:name="T10399" style:parent-style-name="Fuentedepárrafopredeter." style:family="text">
      <style:text-properties fo:color="#FF00FF" fo:language="es" fo:country="ES"/>
    </style:style>
    <style:style style:name="T10400" style:parent-style-name="Fuentedepárrafopredeter." style:family="text">
      <style:text-properties fo:color="#FF00FF" fo:letter-spacing="-0.0118in" fo:language="es" fo:country="ES"/>
    </style:style>
    <style:style style:name="T10401" style:parent-style-name="Fuentedepárrafopredeter." style:family="text">
      <style:text-properties fo:color="#FF00FF" style:text-scale="122%" fo:language="es" fo:country="ES"/>
    </style:style>
    <style:style style:name="T10402" style:parent-style-name="Fuentedepárrafopredeter." style:family="text">
      <style:text-properties fo:color="#FF00FF" fo:language="es" fo:country="ES"/>
    </style:style>
    <style:style style:name="T10403" style:parent-style-name="Fuentedepárrafopredeter." style:family="text">
      <style:text-properties fo:color="#FF00FF" fo:letter-spacing="-0.0118in" fo:language="es" fo:country="ES"/>
    </style:style>
    <style:style style:name="T10404" style:parent-style-name="Fuentedepárrafopredeter." style:family="text">
      <style:text-properties fo:color="#FF00FF" fo:letter-spacing="-0.0062in" style:text-scale="148%" fo:language="es" fo:country="ES"/>
    </style:style>
    <style:style style:name="T10405" style:parent-style-name="Fuentedepárrafopredeter." style:family="text">
      <style:text-properties fo:color="#FF00FF" fo:letter-spacing="-0.0062in" style:text-scale="114%" fo:language="es" fo:country="ES"/>
    </style:style>
    <style:style style:name="T10406" style:parent-style-name="Fuentedepárrafopredeter." style:family="text">
      <style:text-properties fo:color="#FF00FF" fo:letter-spacing="-0.0062in" style:text-scale="204%" fo:language="es" fo:country="ES"/>
    </style:style>
    <style:style style:name="T10407" style:parent-style-name="Fuentedepárrafopredeter." style:family="text">
      <style:text-properties fo:color="#FF00FF" fo:letter-spacing="-0.0062in" style:text-scale="211%" fo:language="es" fo:country="ES"/>
    </style:style>
    <style:style style:name="T10408" style:parent-style-name="Fuentedepárrafopredeter." style:family="text">
      <style:text-properties fo:color="#FF00FF" fo:letter-spacing="-0.0062in" style:text-scale="72%" fo:language="es" fo:country="ES"/>
    </style:style>
    <style:style style:name="T10409" style:parent-style-name="Fuentedepárrafopredeter." style:family="text">
      <style:text-properties fo:color="#FF00FF" fo:letter-spacing="-0.0062in" style:text-scale="112%" fo:language="es" fo:country="ES"/>
    </style:style>
    <style:style style:name="T10410" style:parent-style-name="Fuentedepárrafopredeter." style:family="text">
      <style:text-properties fo:color="#FF00FF" style:text-scale="148%" fo:language="es" fo:country="ES"/>
    </style:style>
    <style:style style:name="T10411" style:parent-style-name="Fuentedepárrafopredeter." style:family="text">
      <style:text-properties fo:color="#FF00FF" fo:language="es" fo:country="ES"/>
    </style:style>
    <style:style style:name="T10412" style:parent-style-name="Fuentedepárrafopredeter." style:family="text">
      <style:text-properties fo:color="#FF00FF" fo:letter-spacing="-0.0118in" fo:language="es" fo:country="ES"/>
    </style:style>
    <style:style style:name="T10413" style:parent-style-name="Fuentedepárrafopredeter." style:family="text">
      <style:text-properties fo:color="#FF00FF" fo:letter-spacing="-0.0062in" style:text-scale="185%" fo:language="es" fo:country="ES"/>
    </style:style>
    <style:style style:name="T10414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415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P10416" style:parent-style-name="Textoindependiente" style:family="paragraph">
      <style:paragraph-properties fo:margin-top="0.0006in" fo:line-height="97%" fo:margin-left="0.4979in" fo:margin-right="2.3034in" fo:text-indent="0.1388in">
        <style:tab-stops/>
      </style:paragraph-properties>
    </style:style>
    <style:style style:name="T10417" style:parent-style-name="Fuentedepárrafopredeter." style:family="text">
      <style:text-properties fo:letter-spacing="-0.0055in" style:text-scale="125%" fo:language="es" fo:country="ES"/>
    </style:style>
    <style:style style:name="T10418" style:parent-style-name="Fuentedepárrafopredeter." style:family="text">
      <style:text-properties style:font-name="Lucida Sans Typewriter" fo:font-weight="bold" style:font-weight-asian="bold" fo:color="#A52A2A" fo:letter-spacing="-0.0055in" style:text-scale="125%" fo:language="es" fo:country="ES"/>
    </style:style>
    <style:style style:name="T10419" style:parent-style-name="Fuentedepárrafopredeter." style:family="text">
      <style:text-properties fo:color="#FF00FF" fo:letter-spacing="-0.0055in" style:text-scale="125%" fo:language="es" fo:country="ES"/>
    </style:style>
    <style:style style:name="T10420" style:parent-style-name="Fuentedepárrafopredeter." style:family="text">
      <style:text-properties fo:color="#FF00FF" fo:letter-spacing="-0.0062in" style:text-scale="125%" fo:language="es" fo:country="ES"/>
    </style:style>
    <style:style style:name="T10421" style:parent-style-name="Fuentedepárrafopredeter." style:family="text">
      <style:text-properties fo:color="#FF00FF" fo:letter-spacing="-0.0041in" style:text-scale="125%" fo:language="es" fo:country="ES"/>
    </style:style>
    <style:style style:name="T10422" style:parent-style-name="Fuentedepárrafopredeter." style:family="text">
      <style:text-properties fo:color="#FF00FF" fo:letter-spacing="-0.0055in" style:text-scale="125%" fo:language="es" fo:country="ES"/>
    </style:style>
    <style:style style:name="T10423" style:parent-style-name="Fuentedepárrafopredeter." style:family="text">
      <style:text-properties fo:color="#FF00FF" fo:letter-spacing="-0.0062in" style:text-scale="125%" fo:language="es" fo:country="ES"/>
    </style:style>
    <style:style style:name="T10424" style:parent-style-name="Fuentedepárrafopredeter." style:family="text">
      <style:text-properties style:font-name="Lucida Sans Typewriter" fo:font-weight="bold" style:font-weight-asian="bold" fo:color="#A52A2A" fo:letter-spacing="-0.0062in" style:text-scale="125%" fo:language="es" fo:country="ES"/>
    </style:style>
    <style:style style:name="T10425" style:parent-style-name="Fuentedepárrafopredeter." style:family="text">
      <style:text-properties style:font-name="Lucida Sans Typewriter" fo:font-weight="bold" style:font-weight-asian="bold" fo:color="#A52A2A" fo:letter-spacing="-0.0048in" style:text-scale="125%" fo:language="es" fo:country="ES"/>
    </style:style>
    <style:style style:name="P10426" style:parent-style-name="Textoindependiente" style:family="paragraph">
      <style:paragraph-properties fo:line-height="0.1458in" fo:margin-left="0.359in">
        <style:tab-stops/>
      </style:paragraph-properties>
    </style:style>
    <style:style style:name="T10427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428" style:parent-style-name="Textoindependiente" style:family="paragraph">
      <style:paragraph-properties fo:margin-top="0.002in" fo:margin-left="0.4979in" fo:margin-right="2.3034in">
        <style:tab-stops/>
      </style:paragraph-properties>
    </style:style>
    <style:style style:name="T10429" style:parent-style-name="Fuentedepárrafopredeter." style:family="text">
      <style:text-properties fo:color="#0000FF" fo:letter-spacing="-0.0062in" style:text-scale="114%" fo:language="es" fo:country="ES"/>
    </style:style>
    <style:style style:name="T10430" style:parent-style-name="Fuentedepárrafopredeter." style:family="text">
      <style:text-properties fo:color="#0000FF" fo:letter-spacing="-0.0062in" style:text-scale="110%" fo:language="es" fo:country="ES"/>
    </style:style>
    <style:style style:name="T10431" style:parent-style-name="Fuentedepárrafopredeter." style:family="text">
      <style:text-properties fo:color="#0000FF" fo:letter-spacing="-0.0062in" style:text-scale="151%" fo:language="es" fo:country="ES"/>
    </style:style>
    <style:style style:name="T10432" style:parent-style-name="Fuentedepárrafopredeter." style:family="text">
      <style:text-properties fo:color="#0000FF" fo:letter-spacing="-0.0062in" style:text-scale="110%" fo:language="es" fo:country="ES"/>
    </style:style>
    <style:style style:name="T10433" style:parent-style-name="Fuentedepárrafopredeter." style:family="text">
      <style:text-properties fo:color="#0000FF" style:text-scale="148%" fo:language="es" fo:country="ES"/>
    </style:style>
    <style:style style:name="T10434" style:parent-style-name="Fuentedepárrafopredeter." style:family="text">
      <style:text-properties fo:color="#0000FF" fo:language="es" fo:country="ES"/>
    </style:style>
    <style:style style:name="T10435" style:parent-style-name="Fuentedepárrafopredeter." style:family="text">
      <style:text-properties fo:color="#0000FF" fo:letter-spacing="-0.0118in" fo:language="es" fo:country="ES"/>
    </style:style>
    <style:style style:name="T10436" style:parent-style-name="Fuentedepárrafopredeter." style:family="text">
      <style:text-properties fo:color="#0000FF" fo:letter-spacing="-0.0062in" style:text-scale="108%" fo:language="es" fo:country="ES"/>
    </style:style>
    <style:style style:name="T10437" style:parent-style-name="Fuentedepárrafopredeter." style:family="text">
      <style:text-properties fo:color="#0000FF" style:text-scale="110%" fo:language="es" fo:country="ES"/>
    </style:style>
    <style:style style:name="T10438" style:parent-style-name="Fuentedepárrafopredeter." style:family="text">
      <style:text-properties fo:color="#0000FF" fo:language="es" fo:country="ES"/>
    </style:style>
    <style:style style:name="T10439" style:parent-style-name="Fuentedepárrafopredeter." style:family="text">
      <style:text-properties fo:color="#0000FF" fo:letter-spacing="-0.0118in" fo:language="es" fo:country="ES"/>
    </style:style>
    <style:style style:name="T10440" style:parent-style-name="Fuentedepárrafopredeter." style:family="text">
      <style:text-properties fo:color="#0000FF" fo:letter-spacing="-0.0062in" style:text-scale="121%" fo:language="es" fo:country="ES"/>
    </style:style>
    <style:style style:name="T10441" style:parent-style-name="Fuentedepárrafopredeter." style:family="text">
      <style:text-properties fo:color="#0000FF" fo:letter-spacing="-0.0062in" style:text-scale="154%" fo:language="es" fo:country="ES"/>
    </style:style>
    <style:style style:name="T10442" style:parent-style-name="Fuentedepárrafopredeter." style:family="text">
      <style:text-properties fo:color="#0000FF" fo:letter-spacing="-0.0062in" style:text-scale="110%" fo:language="es" fo:country="ES"/>
    </style:style>
    <style:style style:name="T10443" style:parent-style-name="Fuentedepárrafopredeter." style:family="text">
      <style:text-properties fo:color="#0000FF" fo:letter-spacing="-0.0062in" style:text-scale="114%" fo:language="es" fo:country="ES"/>
    </style:style>
    <style:style style:name="T10444" style:parent-style-name="Fuentedepárrafopredeter." style:family="text">
      <style:text-properties fo:color="#0000FF" fo:letter-spacing="-0.0062in" style:text-scale="154%" fo:language="es" fo:country="ES"/>
    </style:style>
    <style:style style:name="T10445" style:parent-style-name="Fuentedepárrafopredeter." style:family="text">
      <style:text-properties fo:color="#0000FF" fo:letter-spacing="-0.0062in" style:text-scale="204%" fo:language="es" fo:country="ES"/>
    </style:style>
    <style:style style:name="T10446" style:parent-style-name="Fuentedepárrafopredeter." style:family="text">
      <style:text-properties fo:color="#0000FF" style:text-scale="112%" fo:language="es" fo:country="ES"/>
    </style:style>
    <style:style style:name="T10447" style:parent-style-name="Fuentedepárrafopredeter." style:family="text">
      <style:text-properties fo:color="#0000FF" fo:language="es" fo:country="ES"/>
    </style:style>
    <style:style style:name="T10448" style:parent-style-name="Fuentedepárrafopredeter." style:family="text">
      <style:text-properties fo:color="#0000FF" fo:letter-spacing="-0.0118in" fo:language="es" fo:country="ES"/>
    </style:style>
    <style:style style:name="T10449" style:parent-style-name="Fuentedepárrafopredeter." style:family="text">
      <style:text-properties fo:color="#0000FF" fo:letter-spacing="-0.0062in" style:text-scale="121%" fo:language="es" fo:country="ES"/>
    </style:style>
    <style:style style:name="T10450" style:parent-style-name="Fuentedepárrafopredeter." style:family="text">
      <style:text-properties fo:color="#0000FF" fo:letter-spacing="-0.0062in" style:text-scale="112%" fo:language="es" fo:country="ES"/>
    </style:style>
    <style:style style:name="T10451" style:parent-style-name="Fuentedepárrafopredeter." style:family="text">
      <style:text-properties fo:color="#0000FF" fo:letter-spacing="-0.0062in" style:text-scale="72%" fo:language="es" fo:country="ES"/>
    </style:style>
    <style:style style:name="T10452" style:parent-style-name="Fuentedepárrafopredeter." style:family="text">
      <style:text-properties fo:color="#0000FF" fo:letter-spacing="-0.0062in" style:text-scale="108%" fo:language="es" fo:country="ES"/>
    </style:style>
    <style:style style:name="T10453" style:parent-style-name="Fuentedepárrafopredeter." style:family="text">
      <style:text-properties fo:color="#0000FF" fo:letter-spacing="-0.0062in" style:text-scale="154%" fo:language="es" fo:country="ES"/>
    </style:style>
    <style:style style:name="T10454" style:parent-style-name="Fuentedepárrafopredeter." style:family="text">
      <style:text-properties fo:color="#0000FF" fo:letter-spacing="-0.0062in" style:text-scale="112%" fo:language="es" fo:country="ES"/>
    </style:style>
    <style:style style:name="T10455" style:parent-style-name="Fuentedepárrafopredeter." style:family="text">
      <style:text-properties fo:color="#0000FF" fo:letter-spacing="-0.0062in" style:text-scale="108%" fo:language="es" fo:country="ES"/>
    </style:style>
    <style:style style:name="T10456" style:parent-style-name="Fuentedepárrafopredeter." style:family="text">
      <style:text-properties fo:color="#0000FF" fo:letter-spacing="-0.0062in" style:text-scale="114%" fo:language="es" fo:country="ES"/>
    </style:style>
    <style:style style:name="T10457" style:parent-style-name="Fuentedepárrafopredeter." style:family="text">
      <style:text-properties fo:color="#0000FF" fo:letter-spacing="-0.0062in" style:text-scale="72%" fo:language="es" fo:country="ES"/>
    </style:style>
    <style:style style:name="T10458" style:parent-style-name="Fuentedepárrafopredeter." style:family="text">
      <style:text-properties fo:color="#0000FF" fo:letter-spacing="-0.0062in" style:text-scale="112%" fo:language="es" fo:country="ES"/>
    </style:style>
    <style:style style:name="T10459" style:parent-style-name="Fuentedepárrafopredeter." style:family="text">
      <style:text-properties fo:color="#0000FF" style:text-scale="148%" fo:language="es" fo:country="ES"/>
    </style:style>
    <style:style style:name="T10460" style:parent-style-name="Fuentedepárrafopredeter." style:family="text">
      <style:text-properties fo:color="#0000FF" fo:language="es" fo:country="ES"/>
    </style:style>
    <style:style style:name="T10461" style:parent-style-name="Fuentedepárrafopredeter." style:family="text">
      <style:text-properties fo:color="#0000FF" fo:letter-spacing="-0.0118in" fo:language="es" fo:country="ES"/>
    </style:style>
    <style:style style:name="T10462" style:parent-style-name="Fuentedepárrafopredeter." style:family="text">
      <style:text-properties fo:color="#0000FF" fo:letter-spacing="-0.0062in" style:text-scale="148%" fo:language="es" fo:country="ES"/>
    </style:style>
    <style:style style:name="T10463" style:parent-style-name="Fuentedepárrafopredeter." style:family="text">
      <style:text-properties fo:color="#0000FF" style:text-scale="211%" fo:language="es" fo:country="ES"/>
    </style:style>
    <style:style style:name="T10464" style:parent-style-name="Fuentedepárrafopredeter." style:family="text">
      <style:text-properties fo:color="#0000FF" fo:language="es" fo:country="ES"/>
    </style:style>
    <style:style style:name="T10465" style:parent-style-name="Fuentedepárrafopredeter." style:family="text">
      <style:text-properties fo:color="#0000FF" fo:letter-spacing="-0.0118in" fo:language="es" fo:country="ES"/>
    </style:style>
    <style:style style:name="T10466" style:parent-style-name="Fuentedepárrafopredeter." style:family="text">
      <style:text-properties fo:color="#0000FF" fo:letter-spacing="-0.0062in" style:text-scale="110%" fo:language="es" fo:country="ES"/>
    </style:style>
    <style:style style:name="T10467" style:parent-style-name="Fuentedepárrafopredeter." style:family="text">
      <style:text-properties fo:color="#0000FF" fo:letter-spacing="-0.0062in" style:text-scale="148%" fo:language="es" fo:country="ES"/>
    </style:style>
    <style:style style:name="T10468" style:parent-style-name="Fuentedepárrafopredeter." style:family="text">
      <style:text-properties fo:color="#0000FF" fo:letter-spacing="-0.0062in" style:text-scale="151%" fo:language="es" fo:country="ES"/>
    </style:style>
    <style:style style:name="T10469" style:parent-style-name="Fuentedepárrafopredeter." style:family="text">
      <style:text-properties fo:color="#0000FF" style:text-scale="114%" fo:language="es" fo:country="ES"/>
    </style:style>
    <style:style style:name="T10470" style:parent-style-name="Fuentedepárrafopredeter." style:family="text">
      <style:text-properties fo:color="#0000FF" fo:language="es" fo:country="ES"/>
    </style:style>
    <style:style style:name="T10471" style:parent-style-name="Fuentedepárrafopredeter." style:family="text">
      <style:text-properties fo:color="#0000FF" fo:letter-spacing="-0.0118in" fo:language="es" fo:country="ES"/>
    </style:style>
    <style:style style:name="T10472" style:parent-style-name="Fuentedepárrafopredeter." style:family="text">
      <style:text-properties fo:color="#0000FF" fo:letter-spacing="-0.0062in" style:text-scale="110%" fo:language="es" fo:country="ES"/>
    </style:style>
    <style:style style:name="T10473" style:parent-style-name="Fuentedepárrafopredeter." style:family="text">
      <style:text-properties fo:color="#0000FF" style:text-scale="110%" fo:language="es" fo:country="ES"/>
    </style:style>
    <style:style style:name="T10474" style:parent-style-name="Fuentedepárrafopredeter." style:family="text">
      <style:text-properties fo:color="#0000FF" fo:language="es" fo:country="ES"/>
    </style:style>
    <style:style style:name="T10475" style:parent-style-name="Fuentedepárrafopredeter." style:family="text">
      <style:text-properties fo:color="#0000FF" fo:letter-spacing="-0.0118in" fo:language="es" fo:country="ES"/>
    </style:style>
    <style:style style:name="T10476" style:parent-style-name="Fuentedepárrafopredeter." style:family="text">
      <style:text-properties fo:color="#0000FF" fo:letter-spacing="-0.0062in" style:text-scale="112%" fo:language="es" fo:country="ES"/>
    </style:style>
    <style:style style:name="T10477" style:parent-style-name="Fuentedepárrafopredeter." style:family="text">
      <style:text-properties fo:color="#0000FF" fo:letter-spacing="-0.0062in" style:text-scale="151%" fo:language="es" fo:country="ES"/>
    </style:style>
    <style:style style:name="T10478" style:parent-style-name="Fuentedepárrafopredeter." style:family="text">
      <style:text-properties fo:color="#0000FF" fo:letter-spacing="-0.0062in" style:text-scale="154%" fo:language="es" fo:country="ES"/>
    </style:style>
    <style:style style:name="T10479" style:parent-style-name="Fuentedepárrafopredeter." style:family="text">
      <style:text-properties fo:color="#0000FF" style:text-scale="112%" fo:language="es" fo:country="ES"/>
    </style:style>
    <style:style style:name="T10480" style:parent-style-name="Fuentedepárrafopredeter." style:family="text">
      <style:text-properties fo:color="#0000FF" fo:language="es" fo:country="ES"/>
    </style:style>
    <style:style style:name="T10481" style:parent-style-name="Fuentedepárrafopredeter." style:family="text">
      <style:text-properties fo:color="#0000FF" fo:letter-spacing="-0.0118in" fo:language="es" fo:country="ES"/>
    </style:style>
    <style:style style:name="T10482" style:parent-style-name="Fuentedepárrafopredeter." style:family="text">
      <style:text-properties fo:color="#0000FF" fo:letter-spacing="-0.0062in" style:text-scale="204%" fo:language="es" fo:country="ES"/>
    </style:style>
    <style:style style:name="T10483" style:parent-style-name="Fuentedepárrafopredeter." style:family="text">
      <style:text-properties fo:color="#0000FF" fo:letter-spacing="-0.0062in" style:text-scale="110%" fo:language="es" fo:country="ES"/>
    </style:style>
    <style:style style:name="T10484" style:parent-style-name="Fuentedepárrafopredeter." style:family="text">
      <style:text-properties fo:color="#0000FF" fo:letter-spacing="-0.0062in" style:text-scale="119%" fo:language="es" fo:country="ES"/>
    </style:style>
    <style:style style:name="T10485" style:parent-style-name="Fuentedepárrafopredeter." style:family="text">
      <style:text-properties fo:color="#0000FF" fo:letter-spacing="-0.0062in" style:text-scale="114%" fo:language="es" fo:country="ES"/>
    </style:style>
    <style:style style:name="T10486" style:parent-style-name="Fuentedepárrafopredeter." style:family="text">
      <style:text-properties fo:color="#0000FF" style:text-scale="154%" fo:language="es" fo:country="ES"/>
    </style:style>
    <style:style style:name="T10487" style:parent-style-name="Fuentedepárrafopredeter." style:family="text">
      <style:text-properties fo:color="#6959CD" fo:letter-spacing="-0.0062in" style:text-scale="162%" fo:language="es" fo:country="ES"/>
    </style:style>
    <style:style style:name="T10488" style:parent-style-name="Fuentedepárrafopredeter." style:family="text">
      <style:text-properties fo:color="#6959CD" fo:letter-spacing="-0.0062in" style:text-scale="211%" fo:language="es" fo:country="ES"/>
    </style:style>
    <style:style style:name="T10489" style:parent-style-name="Fuentedepárrafopredeter." style:family="text">
      <style:text-properties fo:color="#6959CD" fo:letter-spacing="-0.0062in" style:text-scale="121%" fo:language="es" fo:country="ES"/>
    </style:style>
    <style:style style:name="T10490" style:parent-style-name="Fuentedepárrafopredeter." style:family="text">
      <style:text-properties fo:color="#6959CD" fo:letter-spacing="-0.0062in" style:text-scale="110%" fo:language="es" fo:country="ES"/>
    </style:style>
    <style:style style:name="T10491" style:parent-style-name="Fuentedepárrafopredeter." style:family="text">
      <style:text-properties fo:letter-spacing="-0.0062in" style:text-scale="114%" fo:language="es" fo:country="ES"/>
    </style:style>
    <style:style style:name="T10492" style:parent-style-name="Fuentedepárrafopredeter." style:family="text">
      <style:text-properties fo:color="#A01FEF" fo:letter-spacing="-0.0062in" style:text-scale="114%" fo:language="es" fo:country="ES"/>
    </style:style>
    <style:style style:name="T10493" style:parent-style-name="Fuentedepárrafopredeter." style:family="text">
      <style:text-properties fo:color="#A01FEF" fo:letter-spacing="-0.0062in" style:text-scale="162%" fo:language="es" fo:country="ES"/>
    </style:style>
    <style:style style:name="T10494" style:parent-style-name="Fuentedepárrafopredeter." style:family="text">
      <style:text-properties fo:color="#A01FEF" fo:letter-spacing="-0.0062in" style:text-scale="211%" fo:language="es" fo:country="ES"/>
    </style:style>
    <style:style style:name="T10495" style:parent-style-name="Fuentedepárrafopredeter." style:family="text">
      <style:text-properties fo:color="#A01FEF" fo:letter-spacing="-0.0062in" style:text-scale="110%" fo:language="es" fo:country="ES"/>
    </style:style>
    <style:style style:name="T10496" style:parent-style-name="Fuentedepárrafopredeter." style:family="text">
      <style:text-properties fo:color="#A01FEF" style:text-scale="108%" fo:language="es" fo:country="ES"/>
    </style:style>
    <style:style style:name="T10497" style:parent-style-name="Fuentedepárrafopredeter." style:family="text">
      <style:text-properties fo:color="#A01FEF" fo:language="es" fo:country="ES"/>
    </style:style>
    <style:style style:name="T10498" style:parent-style-name="Fuentedepárrafopredeter." style:family="text">
      <style:text-properties fo:color="#A01FEF" fo:letter-spacing="-0.0118in" fo:language="es" fo:country="ES"/>
    </style:style>
    <style:style style:name="T10499" style:parent-style-name="Fuentedepárrafopredeter." style:family="text">
      <style:text-properties fo:color="#A01FEF" style:text-scale="163%" fo:language="es" fo:country="ES"/>
    </style:style>
    <style:style style:name="T10500" style:parent-style-name="Fuentedepárrafopredeter." style:family="text">
      <style:text-properties fo:color="#A01FEF" fo:language="es" fo:country="ES"/>
    </style:style>
    <style:style style:name="T10501" style:parent-style-name="Fuentedepárrafopredeter." style:family="text">
      <style:text-properties fo:color="#A01FEF" fo:letter-spacing="-0.0118in" fo:language="es" fo:country="ES"/>
    </style:style>
    <style:style style:name="T10502" style:parent-style-name="Fuentedepárrafopredeter." style:family="text">
      <style:text-properties fo:color="#A01FEF" fo:letter-spacing="-0.0062in" style:text-scale="163%" fo:language="es" fo:country="ES"/>
    </style:style>
    <style:style style:name="T10503" style:parent-style-name="Fuentedepárrafopredeter." style:family="text">
      <style:text-properties fo:color="#A01FEF" fo:letter-spacing="-0.0062in" style:text-scale="110%" fo:language="es" fo:country="ES"/>
    </style:style>
    <style:style style:name="T10504" style:parent-style-name="Fuentedepárrafopredeter." style:family="text">
      <style:text-properties fo:color="#A01FEF" fo:letter-spacing="-0.0062in" style:text-scale="114%" fo:language="es" fo:country="ES"/>
    </style:style>
    <style:style style:name="T10505" style:parent-style-name="Fuentedepárrafopredeter." style:family="text">
      <style:text-properties fo:color="#A01FEF" fo:letter-spacing="-0.0062in" style:text-scale="72%" fo:language="es" fo:country="ES"/>
    </style:style>
    <style:style style:name="T10506" style:parent-style-name="Fuentedepárrafopredeter." style:family="text">
      <style:text-properties fo:color="#A01FEF" style:text-scale="110%" fo:language="es" fo:country="ES"/>
    </style:style>
    <style:style style:name="T10507" style:parent-style-name="Fuentedepárrafopredeter." style:family="text">
      <style:text-properties fo:color="#A01FEF" fo:language="es" fo:country="ES"/>
    </style:style>
    <style:style style:name="T10508" style:parent-style-name="Fuentedepárrafopredeter." style:family="text">
      <style:text-properties fo:color="#A01FEF" fo:letter-spacing="-0.0118in" fo:language="es" fo:country="ES"/>
    </style:style>
    <style:style style:name="T10509" style:parent-style-name="Fuentedepárrafopredeter." style:family="text">
      <style:text-properties fo:color="#FF00FF" fo:letter-spacing="-0.0062in" style:text-scale="185%" fo:language="es" fo:country="ES"/>
    </style:style>
    <style:style style:name="T10510" style:parent-style-name="Fuentedepárrafopredeter." style:family="text">
      <style:text-properties fo:color="#6959CD" fo:letter-spacing="-0.0062in" style:text-scale="114%" fo:language="es" fo:country="ES"/>
    </style:style>
    <style:style style:name="T10511" style:parent-style-name="Fuentedepárrafopredeter." style:family="text">
      <style:text-properties fo:color="#FF00FF" fo:letter-spacing="-0.0062in" style:text-scale="185%" fo:language="es" fo:country="ES"/>
    </style:style>
    <style:style style:name="T10512" style:parent-style-name="Fuentedepárrafopredeter." style:family="text">
      <style:text-properties fo:color="#A01FEF" style:text-scale="114%" fo:language="es" fo:country="ES"/>
    </style:style>
    <style:style style:name="P10513" style:parent-style-name="Textoindependiente" style:family="paragraph">
      <style:paragraph-properties fo:line-height="0.1458in" fo:margin-left="0.4979in">
        <style:tab-stops/>
      </style:paragraph-properties>
    </style:style>
    <style:style style:name="T10514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T10515" style:parent-style-name="Fuentedepárrafopredeter." style:family="text">
      <style:text-properties fo:color="#FF00FF" style:text-scale="145%" fo:language="es" fo:country="ES"/>
    </style:style>
    <style:style style:name="T10516" style:parent-style-name="Fuentedepárrafopredeter." style:family="text">
      <style:text-properties fo:color="#6959CD" style:text-scale="145%" fo:language="es" fo:country="ES"/>
    </style:style>
    <style:style style:name="T10517" style:parent-style-name="Fuentedepárrafopredeter." style:family="text">
      <style:text-properties fo:color="#FF00FF" style:text-scale="145%" fo:language="es" fo:country="ES"/>
    </style:style>
    <style:style style:name="T10518" style:parent-style-name="Fuentedepárrafopredeter." style:family="text">
      <style:text-properties fo:color="#00898C" style:text-scale="145%" fo:language="es" fo:country="ES"/>
    </style:style>
    <style:style style:name="T10519" style:parent-style-name="Fuentedepárrafopredeter." style:family="text">
      <style:text-properties fo:color="#FF00FF" style:text-scale="155%" fo:language="es" fo:country="ES"/>
    </style:style>
    <style:style style:name="T10520" style:parent-style-name="Fuentedepárrafopredeter." style:family="text">
      <style:text-properties style:font-name="Lucida Sans Typewriter" fo:font-weight="bold" style:font-weight-asian="bold" fo:color="#A52A2A" style:text-scale="120%" fo:language="es" fo:country="ES"/>
    </style:style>
    <style:style style:name="P10521" style:parent-style-name="Textoindependiente" style:family="paragraph">
      <style:paragraph-properties fo:margin-top="0.0006in" fo:margin-left="0.7756in">
        <style:tab-stops/>
      </style:paragraph-properties>
    </style:style>
    <style:style style:name="T10522" style:parent-style-name="Fuentedepárrafopredeter." style:family="text">
      <style:text-properties fo:color="#0000FF" fo:letter-spacing="-0.0062in" style:text-scale="114%" fo:language="es" fo:country="ES"/>
    </style:style>
    <style:style style:name="T10523" style:parent-style-name="Fuentedepárrafopredeter." style:family="text">
      <style:text-properties fo:color="#0000FF" fo:letter-spacing="-0.0062in" style:text-scale="148%" fo:language="es" fo:country="ES"/>
    </style:style>
    <style:style style:name="T10524" style:parent-style-name="Fuentedepárrafopredeter." style:family="text">
      <style:text-properties fo:color="#0000FF" style:text-scale="110%" fo:language="es" fo:country="ES"/>
    </style:style>
    <style:style style:name="T10525" style:parent-style-name="Fuentedepárrafopredeter." style:family="text">
      <style:text-properties fo:color="#0000FF" fo:language="es" fo:country="ES"/>
    </style:style>
    <style:style style:name="T10526" style:parent-style-name="Fuentedepárrafopredeter." style:family="text">
      <style:text-properties fo:color="#0000FF" fo:letter-spacing="-0.0118in" fo:language="es" fo:country="ES"/>
    </style:style>
    <style:style style:name="T10527" style:parent-style-name="Fuentedepárrafopredeter." style:family="text">
      <style:text-properties fo:color="#0000FF" fo:letter-spacing="-0.0062in" style:text-scale="110%" fo:language="es" fo:country="ES"/>
    </style:style>
    <style:style style:name="T10528" style:parent-style-name="Fuentedepárrafopredeter." style:family="text">
      <style:text-properties fo:color="#0000FF" fo:letter-spacing="-0.0062in" style:text-scale="114%" fo:language="es" fo:country="ES"/>
    </style:style>
    <style:style style:name="T10529" style:parent-style-name="Fuentedepárrafopredeter." style:family="text">
      <style:text-properties fo:color="#0000FF" fo:letter-spacing="-0.0062in" style:text-scale="121%" fo:language="es" fo:country="ES"/>
    </style:style>
    <style:style style:name="T10530" style:parent-style-name="Fuentedepárrafopredeter." style:family="text">
      <style:text-properties fo:color="#0000FF" style:text-scale="110%" fo:language="es" fo:country="ES"/>
    </style:style>
    <style:style style:name="T10531" style:parent-style-name="Fuentedepárrafopredeter." style:family="text">
      <style:text-properties fo:color="#0000FF" fo:language="es" fo:country="ES"/>
    </style:style>
    <style:style style:name="T10532" style:parent-style-name="Fuentedepárrafopredeter." style:family="text">
      <style:text-properties fo:color="#0000FF" fo:letter-spacing="-0.0118in" fo:language="es" fo:country="ES"/>
    </style:style>
    <style:style style:name="T10533" style:parent-style-name="Fuentedepárrafopredeter." style:family="text">
      <style:text-properties fo:color="#0000FF" fo:letter-spacing="-0.0062in" style:text-scale="110%" fo:language="es" fo:country="ES"/>
    </style:style>
    <style:style style:name="T10534" style:parent-style-name="Fuentedepárrafopredeter." style:family="text">
      <style:text-properties fo:color="#0000FF" style:text-scale="204%" fo:language="es" fo:country="ES"/>
    </style:style>
    <style:style style:name="T10535" style:parent-style-name="Fuentedepárrafopredeter." style:family="text">
      <style:text-properties fo:color="#0000FF" fo:language="es" fo:country="ES"/>
    </style:style>
    <style:style style:name="T10536" style:parent-style-name="Fuentedepárrafopredeter." style:family="text">
      <style:text-properties fo:color="#0000FF" fo:letter-spacing="-0.0118in" fo:language="es" fo:country="ES"/>
    </style:style>
    <style:style style:name="T10537" style:parent-style-name="Fuentedepárrafopredeter." style:family="text">
      <style:text-properties fo:color="#0000FF" fo:letter-spacing="-0.0062in" style:text-scale="211%" fo:language="es" fo:country="ES"/>
    </style:style>
    <style:style style:name="T10538" style:parent-style-name="Fuentedepárrafopredeter." style:family="text">
      <style:text-properties fo:color="#0000FF" fo:letter-spacing="-0.0062in" style:text-scale="110%" fo:language="es" fo:country="ES"/>
    </style:style>
    <style:style style:name="T10539" style:parent-style-name="Fuentedepárrafopredeter." style:family="text">
      <style:text-properties fo:color="#0000FF" fo:letter-spacing="-0.0062in" style:text-scale="162%" fo:language="es" fo:country="ES"/>
    </style:style>
    <style:style style:name="T10540" style:parent-style-name="Fuentedepárrafopredeter." style:family="text">
      <style:text-properties fo:color="#0000FF" fo:letter-spacing="-0.0062in" style:text-scale="112%" fo:language="es" fo:country="ES"/>
    </style:style>
    <style:style style:name="T10541" style:parent-style-name="Fuentedepárrafopredeter." style:family="text">
      <style:text-properties fo:color="#0000FF" fo:letter-spacing="-0.0062in" style:text-scale="154%" fo:language="es" fo:country="ES"/>
    </style:style>
    <style:style style:name="T10542" style:parent-style-name="Fuentedepárrafopredeter." style:family="text">
      <style:text-properties fo:color="#0000FF" fo:letter-spacing="-0.0062in" style:text-scale="72%" fo:language="es" fo:country="ES"/>
    </style:style>
    <style:style style:name="T10543" style:parent-style-name="Fuentedepárrafopredeter." style:family="text">
      <style:text-properties fo:color="#0000FF" style:text-scale="110%" fo:language="es" fo:country="ES"/>
    </style:style>
    <style:style style:name="T10544" style:parent-style-name="Fuentedepárrafopredeter." style:family="text">
      <style:text-properties fo:color="#0000FF" fo:language="es" fo:country="ES"/>
    </style:style>
    <style:style style:name="T10545" style:parent-style-name="Fuentedepárrafopredeter." style:family="text">
      <style:text-properties fo:color="#0000FF" fo:letter-spacing="-0.0118in" fo:language="es" fo:country="ES"/>
    </style:style>
    <style:style style:name="T10546" style:parent-style-name="Fuentedepárrafopredeter." style:family="text">
      <style:text-properties fo:color="#0000FF" fo:letter-spacing="-0.0062in" style:text-scale="121%" fo:language="es" fo:country="ES"/>
    </style:style>
    <style:style style:name="T10547" style:parent-style-name="Fuentedepárrafopredeter." style:family="text">
      <style:text-properties fo:color="#0000FF" fo:letter-spacing="-0.0062in" style:text-scale="112%" fo:language="es" fo:country="ES"/>
    </style:style>
    <style:style style:name="T10548" style:parent-style-name="Fuentedepárrafopredeter." style:family="text">
      <style:text-properties fo:color="#0000FF" style:text-scale="110%" fo:language="es" fo:country="ES"/>
    </style:style>
    <style:style style:name="T10549" style:parent-style-name="Fuentedepárrafopredeter." style:family="text">
      <style:text-properties fo:color="#0000FF" fo:language="es" fo:country="ES"/>
    </style:style>
    <style:style style:name="T10550" style:parent-style-name="Fuentedepárrafopredeter." style:family="text">
      <style:text-properties fo:color="#0000FF" fo:letter-spacing="-0.0118in" fo:language="es" fo:country="ES"/>
    </style:style>
    <style:style style:name="T10551" style:parent-style-name="Fuentedepárrafopredeter." style:family="text">
      <style:text-properties fo:color="#0000FF" fo:letter-spacing="-0.0062in" style:text-scale="108%" fo:language="es" fo:country="ES"/>
    </style:style>
    <style:style style:name="T10552" style:parent-style-name="Fuentedepárrafopredeter." style:family="text">
      <style:text-properties fo:color="#0000FF" fo:letter-spacing="-0.0062in" style:text-scale="114%" fo:language="es" fo:country="ES"/>
    </style:style>
    <style:style style:name="T10553" style:parent-style-name="Fuentedepárrafopredeter." style:family="text">
      <style:text-properties fo:color="#0000FF" fo:letter-spacing="-0.0062in" style:text-scale="154%" fo:language="es" fo:country="ES"/>
    </style:style>
    <style:style style:name="T10554" style:parent-style-name="Fuentedepárrafopredeter." style:family="text">
      <style:text-properties fo:color="#0000FF" fo:letter-spacing="-0.0062in" style:text-scale="114%" fo:language="es" fo:country="ES"/>
    </style:style>
    <style:style style:name="T10555" style:parent-style-name="Fuentedepárrafopredeter." style:family="text">
      <style:text-properties fo:color="#0000FF" fo:letter-spacing="-0.0062in" style:text-scale="72%" fo:language="es" fo:country="ES"/>
    </style:style>
    <style:style style:name="T10556" style:parent-style-name="Fuentedepárrafopredeter." style:family="text">
      <style:text-properties fo:color="#0000FF" fo:letter-spacing="-0.0062in" style:text-scale="110%" fo:language="es" fo:country="ES"/>
    </style:style>
    <style:style style:name="T10557" style:parent-style-name="Fuentedepárrafopredeter." style:family="text">
      <style:text-properties fo:color="#0000FF" fo:letter-spacing="-0.0062in" style:text-scale="151%" fo:language="es" fo:country="ES"/>
    </style:style>
    <style:style style:name="T10558" style:parent-style-name="Fuentedepárrafopredeter." style:family="text">
      <style:text-properties fo:color="#0000FF" fo:letter-spacing="-0.0062in" style:text-scale="154%" fo:language="es" fo:country="ES"/>
    </style:style>
    <style:style style:name="T10559" style:parent-style-name="Fuentedepárrafopredeter." style:family="text">
      <style:text-properties fo:color="#0000FF" fo:letter-spacing="-0.0062in" style:text-scale="112%" fo:language="es" fo:country="ES"/>
    </style:style>
    <style:style style:name="T10560" style:parent-style-name="Fuentedepárrafopredeter." style:family="text">
      <style:text-properties fo:color="#0000FF" style:text-scale="148%" fo:language="es" fo:country="ES"/>
    </style:style>
    <style:style style:name="P10561" style:parent-style-name="Textoindependiente" style:family="paragraph">
      <style:paragraph-properties fo:margin-top="0.0472in" fo:line-height="97%" fo:margin-left="0.4979in" fo:margin-right="4.2472in" fo:text-indent="0.2777in">
        <style:tab-stops/>
      </style:paragraph-properties>
    </style:style>
    <style:style style:name="T10562" style:parent-style-name="Fuentedepárrafopredeter." style:family="text">
      <style:text-properties fo:letter-spacing="-0.0062in" style:text-scale="211%" fo:language="es" fo:country="ES"/>
    </style:style>
    <style:style style:name="T10563" style:parent-style-name="Fuentedepárrafopredeter." style:family="text">
      <style:text-properties fo:letter-spacing="-0.0062in" style:text-scale="110%" fo:language="es" fo:country="ES"/>
    </style:style>
    <style:style style:name="T10564" style:parent-style-name="Fuentedepárrafopredeter." style:family="text">
      <style:text-properties fo:letter-spacing="-0.0062in" style:text-scale="162%" fo:language="es" fo:country="ES"/>
    </style:style>
    <style:style style:name="T10565" style:parent-style-name="Fuentedepárrafopredeter." style:family="text">
      <style:text-properties fo:letter-spacing="-0.0062in" style:text-scale="112%" fo:language="es" fo:country="ES"/>
    </style:style>
    <style:style style:name="T10566" style:parent-style-name="Fuentedepárrafopredeter." style:family="text">
      <style:text-properties fo:letter-spacing="-0.0062in" style:text-scale="154%" fo:language="es" fo:country="ES"/>
    </style:style>
    <style:style style:name="T10567" style:parent-style-name="Fuentedepárrafopredeter." style:family="text">
      <style:text-properties fo:letter-spacing="-0.0062in" style:text-scale="72%" fo:language="es" fo:country="ES"/>
    </style:style>
    <style:style style:name="T10568" style:parent-style-name="Fuentedepárrafopredeter." style:family="text">
      <style:text-properties style:text-scale="110%" fo:language="es" fo:country="ES"/>
    </style:style>
    <style:style style:name="T10569" style:parent-style-name="Fuentedepárrafopredeter." style:family="text">
      <style:text-properties fo:language="es" fo:country="ES"/>
    </style:style>
    <style:style style:name="T10570" style:parent-style-name="Fuentedepárrafopredeter." style:family="text">
      <style:text-properties fo:color="#6959CD" fo:letter-spacing="-0.0062in" style:text-scale="114%" fo:language="es" fo:country="ES"/>
    </style:style>
    <style:style style:name="T10571" style:parent-style-name="Fuentedepárrafopredeter." style:family="text">
      <style:text-properties fo:color="#6959CD" style:text-scale="114%" fo:language="es" fo:country="ES"/>
    </style:style>
    <style:style style:name="T10572" style:parent-style-name="Fuentedepárrafopredeter." style:family="text">
      <style:text-properties fo:color="#6959CD" fo:language="es" fo:country="ES"/>
    </style:style>
    <style:style style:name="T10573" style:parent-style-name="Fuentedepárrafopredeter." style:family="text">
      <style:text-properties fo:color="#6959CD" fo:letter-spacing="-0.0062in" style:text-scale="114%" fo:language="es" fo:country="ES"/>
    </style:style>
    <style:style style:name="T10574" style:parent-style-name="Fuentedepárrafopredeter." style:family="text">
      <style:text-properties fo:color="#6959CD" style:text-scale="114%" fo:language="es" fo:country="ES"/>
    </style:style>
    <style:style style:name="T10575" style:parent-style-name="Fuentedepárrafopredeter." style:family="text">
      <style:text-properties fo:color="#6959CD" fo:language="es" fo:country="ES"/>
    </style:style>
    <style:style style:name="T1057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577" style:parent-style-name="Fuentedepárrafopredeter." style:family="text">
      <style:text-properties fo:color="#6959CD" fo:letter-spacing="-0.0062in" style:text-scale="114%" fo:language="es" fo:country="ES"/>
    </style:style>
    <style:style style:name="T10578" style:parent-style-name="Fuentedepárrafopredeter." style:family="text">
      <style:text-properties fo:color="#6959CD" fo:letter-spacing="-0.0062in" style:text-scale="162%" fo:language="es" fo:country="ES"/>
    </style:style>
    <style:style style:name="T10579" style:parent-style-name="Fuentedepárrafopredeter." style:family="text">
      <style:text-properties fo:color="#6959CD" fo:letter-spacing="-0.0062in" style:text-scale="211%" fo:language="es" fo:country="ES"/>
    </style:style>
    <style:style style:name="T10580" style:parent-style-name="Fuentedepárrafopredeter." style:family="text">
      <style:text-properties fo:color="#6959CD" fo:letter-spacing="-0.0062in" style:text-scale="121%" fo:language="es" fo:country="ES"/>
    </style:style>
    <style:style style:name="T10581" style:parent-style-name="Fuentedepárrafopredeter." style:family="text">
      <style:text-properties fo:color="#6959CD" style:text-scale="110%" fo:language="es" fo:country="ES"/>
    </style:style>
    <style:style style:name="T10582" style:parent-style-name="Fuentedepárrafopredeter." style:family="text">
      <style:text-properties style:font-name="Lucida Sans Typewriter" fo:font-weight="bold" style:font-weight-asian="bold" fo:color="#A52A2A" fo:letter-spacing="-0.0048in" style:text-scale="120%" fo:language="es" fo:country="ES"/>
    </style:style>
    <style:style style:name="P10583" style:parent-style-name="Textoindependiente" style:family="paragraph">
      <style:paragraph-properties fo:line-height="0.1479in" fo:margin-left="0.6368in">
        <style:tab-stops/>
      </style:paragraph-properties>
    </style:style>
    <style:style style:name="T10584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10585" style:parent-style-name="Fuentedepárrafopredeter." style:family="text">
      <style:text-properties fo:color="#6959CD" style:text-scale="110%" fo:language="es" fo:country="ES"/>
    </style:style>
    <style:style style:name="P10586" style:parent-style-name="Textoindependiente" style:family="paragraph">
      <style:paragraph-properties fo:margin-top="0.0006in" fo:line-height="0.143in" fo:margin-left="0.6368in">
        <style:tab-stops/>
      </style:paragraph-properties>
    </style:style>
    <style:style style:name="T10587" style:parent-style-name="Fuentedepárrafopredeter." style:family="text">
      <style:text-properties fo:color="#0000FF" fo:letter-spacing="-0.0062in" style:text-scale="114%" fo:language="es" fo:country="ES"/>
    </style:style>
    <style:style style:name="T10588" style:parent-style-name="Fuentedepárrafopredeter." style:family="text">
      <style:text-properties fo:color="#0000FF" fo:letter-spacing="-0.0062in" style:text-scale="121%" fo:language="es" fo:country="ES"/>
    </style:style>
    <style:style style:name="T10589" style:parent-style-name="Fuentedepárrafopredeter." style:family="text">
      <style:text-properties fo:color="#0000FF" fo:letter-spacing="-0.0062in" style:text-scale="112%" fo:language="es" fo:country="ES"/>
    </style:style>
    <style:style style:name="T10590" style:parent-style-name="Fuentedepárrafopredeter." style:family="text">
      <style:text-properties fo:color="#0000FF" fo:letter-spacing="-0.0062in" style:text-scale="72%" fo:language="es" fo:country="ES"/>
    </style:style>
    <style:style style:name="T10591" style:parent-style-name="Fuentedepárrafopredeter." style:family="text">
      <style:text-properties fo:color="#0000FF" fo:letter-spacing="-0.0062in" style:text-scale="108%" fo:language="es" fo:country="ES"/>
    </style:style>
    <style:style style:name="T10592" style:parent-style-name="Fuentedepárrafopredeter." style:family="text">
      <style:text-properties fo:color="#0000FF" fo:letter-spacing="-0.0062in" style:text-scale="154%" fo:language="es" fo:country="ES"/>
    </style:style>
    <style:style style:name="T10593" style:parent-style-name="Fuentedepárrafopredeter." style:family="text">
      <style:text-properties fo:color="#0000FF" fo:letter-spacing="-0.0062in" style:text-scale="112%" fo:language="es" fo:country="ES"/>
    </style:style>
    <style:style style:name="T10594" style:parent-style-name="Fuentedepárrafopredeter." style:family="text">
      <style:text-properties fo:color="#0000FF" fo:letter-spacing="-0.0062in" style:text-scale="108%" fo:language="es" fo:country="ES"/>
    </style:style>
    <style:style style:name="T10595" style:parent-style-name="Fuentedepárrafopredeter." style:family="text">
      <style:text-properties fo:color="#0000FF" fo:letter-spacing="-0.0062in" style:text-scale="114%" fo:language="es" fo:country="ES"/>
    </style:style>
    <style:style style:name="T10596" style:parent-style-name="Fuentedepárrafopredeter." style:family="text">
      <style:text-properties fo:color="#0000FF" fo:letter-spacing="-0.0062in" style:text-scale="121%" fo:language="es" fo:country="ES"/>
    </style:style>
    <style:style style:name="T10597" style:parent-style-name="Fuentedepárrafopredeter." style:family="text">
      <style:text-properties fo:color="#0000FF" fo:letter-spacing="-0.0062in" style:text-scale="211%" fo:language="es" fo:country="ES"/>
    </style:style>
    <style:style style:name="T10598" style:parent-style-name="Fuentedepárrafopredeter." style:family="text">
      <style:text-properties fo:color="#0000FF" fo:letter-spacing="-0.0062in" style:text-scale="112%" fo:language="es" fo:country="ES"/>
    </style:style>
    <style:style style:name="T10599" style:parent-style-name="Fuentedepárrafopredeter." style:family="text">
      <style:text-properties fo:color="#0000FF" style:text-scale="110%" fo:language="es" fo:country="ES"/>
    </style:style>
    <style:style style:name="T10600" style:parent-style-name="Fuentedepárrafopredeter." style:family="text">
      <style:text-properties fo:color="#0000FF" fo:language="es" fo:country="ES"/>
    </style:style>
    <style:style style:name="T10601" style:parent-style-name="Fuentedepárrafopredeter." style:family="text">
      <style:text-properties fo:color="#0000FF" fo:letter-spacing="-0.0118in" fo:language="es" fo:country="ES"/>
    </style:style>
    <style:style style:name="T10602" style:parent-style-name="Fuentedepárrafopredeter." style:family="text">
      <style:text-properties fo:color="#0000FF" fo:letter-spacing="-0.0062in" style:text-scale="108%" fo:language="es" fo:country="ES"/>
    </style:style>
    <style:style style:name="T10603" style:parent-style-name="Fuentedepárrafopredeter." style:family="text">
      <style:text-properties fo:color="#0000FF" style:text-scale="110%" fo:language="es" fo:country="ES"/>
    </style:style>
    <style:style style:name="T10604" style:parent-style-name="Fuentedepárrafopredeter." style:family="text">
      <style:text-properties fo:color="#0000FF" fo:language="es" fo:country="ES"/>
    </style:style>
    <style:style style:name="T10605" style:parent-style-name="Fuentedepárrafopredeter." style:family="text">
      <style:text-properties fo:color="#0000FF" fo:letter-spacing="-0.0118in" fo:language="es" fo:country="ES"/>
    </style:style>
    <style:style style:name="T10606" style:parent-style-name="Fuentedepárrafopredeter." style:family="text">
      <style:text-properties fo:color="#0000FF" fo:letter-spacing="-0.0062in" style:text-scale="121%" fo:language="es" fo:country="ES"/>
    </style:style>
    <style:style style:name="T10607" style:parent-style-name="Fuentedepárrafopredeter." style:family="text">
      <style:text-properties fo:color="#0000FF" fo:letter-spacing="-0.0062in" style:text-scale="154%" fo:language="es" fo:country="ES"/>
    </style:style>
    <style:style style:name="T10608" style:parent-style-name="Fuentedepárrafopredeter." style:family="text">
      <style:text-properties fo:color="#0000FF" fo:letter-spacing="-0.0062in" style:text-scale="110%" fo:language="es" fo:country="ES"/>
    </style:style>
    <style:style style:name="T10609" style:parent-style-name="Fuentedepárrafopredeter." style:family="text">
      <style:text-properties fo:color="#0000FF" fo:letter-spacing="-0.0062in" style:text-scale="114%" fo:language="es" fo:country="ES"/>
    </style:style>
    <style:style style:name="T10610" style:parent-style-name="Fuentedepárrafopredeter." style:family="text">
      <style:text-properties fo:color="#0000FF" fo:letter-spacing="-0.0062in" style:text-scale="121%" fo:language="es" fo:country="ES"/>
    </style:style>
    <style:style style:name="T10611" style:parent-style-name="Fuentedepárrafopredeter." style:family="text">
      <style:text-properties fo:color="#0000FF" fo:letter-spacing="-0.0062in" style:text-scale="211%" fo:language="es" fo:country="ES"/>
    </style:style>
    <style:style style:name="T10612" style:parent-style-name="Fuentedepárrafopredeter." style:family="text">
      <style:text-properties fo:color="#0000FF" fo:letter-spacing="-0.0062in" style:text-scale="112%" fo:language="es" fo:country="ES"/>
    </style:style>
    <style:style style:name="T10613" style:parent-style-name="Fuentedepárrafopredeter." style:family="text">
      <style:text-properties fo:color="#0000FF" style:text-scale="110%" fo:language="es" fo:country="ES"/>
    </style:style>
    <style:style style:name="T10614" style:parent-style-name="Fuentedepárrafopredeter." style:family="text">
      <style:text-properties fo:color="#0000FF" fo:language="es" fo:country="ES"/>
    </style:style>
    <style:style style:name="T10615" style:parent-style-name="Fuentedepárrafopredeter." style:family="text">
      <style:text-properties fo:color="#0000FF" fo:letter-spacing="-0.0118in" fo:language="es" fo:country="ES"/>
    </style:style>
    <style:style style:name="T10616" style:parent-style-name="Fuentedepárrafopredeter." style:family="text">
      <style:text-properties fo:color="#0000FF" fo:letter-spacing="-0.0062in" style:text-scale="108%" fo:language="es" fo:country="ES"/>
    </style:style>
    <style:style style:name="T10617" style:parent-style-name="Fuentedepárrafopredeter." style:family="text">
      <style:text-properties fo:color="#0000FF" style:text-scale="110%" fo:language="es" fo:country="ES"/>
    </style:style>
    <style:style style:name="T10618" style:parent-style-name="Fuentedepárrafopredeter." style:family="text">
      <style:text-properties fo:color="#0000FF" fo:language="es" fo:country="ES"/>
    </style:style>
    <style:style style:name="T10619" style:parent-style-name="Fuentedepárrafopredeter." style:family="text">
      <style:text-properties fo:color="#0000FF" fo:letter-spacing="-0.0118in" fo:language="es" fo:country="ES"/>
    </style:style>
    <style:style style:name="T10620" style:parent-style-name="Fuentedepárrafopredeter." style:family="text">
      <style:text-properties fo:color="#0000FF" fo:letter-spacing="-0.0062in" style:text-scale="211%" fo:language="es" fo:country="ES"/>
    </style:style>
    <style:style style:name="T10621" style:parent-style-name="Fuentedepárrafopredeter." style:family="text">
      <style:text-properties fo:color="#0000FF" fo:letter-spacing="-0.0062in" style:text-scale="110%" fo:language="es" fo:country="ES"/>
    </style:style>
    <style:style style:name="T10622" style:parent-style-name="Fuentedepárrafopredeter." style:family="text">
      <style:text-properties fo:color="#0000FF" fo:letter-spacing="-0.0062in" style:text-scale="162%" fo:language="es" fo:country="ES"/>
    </style:style>
    <style:style style:name="T10623" style:parent-style-name="Fuentedepárrafopredeter." style:family="text">
      <style:text-properties fo:color="#0000FF" fo:letter-spacing="-0.0062in" style:text-scale="112%" fo:language="es" fo:country="ES"/>
    </style:style>
    <style:style style:name="T10624" style:parent-style-name="Fuentedepárrafopredeter." style:family="text">
      <style:text-properties fo:color="#0000FF" fo:letter-spacing="-0.0062in" style:text-scale="154%" fo:language="es" fo:country="ES"/>
    </style:style>
    <style:style style:name="T10625" style:parent-style-name="Fuentedepárrafopredeter." style:family="text">
      <style:text-properties fo:color="#0000FF" fo:letter-spacing="-0.0062in" style:text-scale="72%" fo:language="es" fo:country="ES"/>
    </style:style>
    <style:style style:name="T10626" style:parent-style-name="Fuentedepárrafopredeter." style:family="text">
      <style:text-properties fo:color="#0000FF" style:text-scale="110%" fo:language="es" fo:country="ES"/>
    </style:style>
    <style:style style:name="P10627" style:parent-style-name="Textoindependiente" style:family="paragraph">
      <style:paragraph-properties fo:line-height="0.1458in" fo:margin-left="0.6368in">
        <style:tab-stops/>
      </style:paragraph-properties>
    </style:style>
    <style:style style:name="T10628" style:parent-style-name="Fuentedepárrafopredeter." style:family="text">
      <style:text-properties style:font-name="Lucida Sans Typewriter" fo:font-weight="bold" style:font-weight-asian="bold" fo:color="#A52A2A" fo:letter-spacing="-0.0034in" style:text-scale="110%" fo:language="es" fo:country="ES"/>
    </style:style>
    <style:style style:name="T10629" style:parent-style-name="Fuentedepárrafopredeter." style:family="text">
      <style:text-properties style:font-name="Lucida Sans Typewriter" fo:font-weight="bold" style:font-weight-asian="bold" fo:color="#A52A2A" style:text-scale="110%" fo:language="es" fo:country="ES"/>
    </style:style>
    <style:style style:name="T10630" style:parent-style-name="Fuentedepárrafopredeter." style:family="text">
      <style:text-properties fo:color="#6959CD" fo:letter-spacing="-0.0034in" style:text-scale="115%" fo:language="es" fo:country="ES"/>
    </style:style>
    <style:style style:name="T10631" style:parent-style-name="Fuentedepárrafopredeter." style:family="text">
      <style:text-properties fo:color="#00898C" fo:letter-spacing="-0.0041in" style:text-scale="115%" fo:language="es" fo:country="ES"/>
    </style:style>
    <style:style style:name="T10632" style:parent-style-name="Fuentedepárrafopredeter." style:family="text">
      <style:text-properties style:text-scale="110%" fo:language="es" fo:country="ES"/>
    </style:style>
    <style:style style:name="T10633" style:parent-style-name="Fuentedepárrafopredeter." style:family="text">
      <style:text-properties style:font-name="Lucida Sans Typewriter" fo:font-weight="bold" style:font-weight-asian="bold" fo:color="#A52A2A" fo:letter-spacing="-0.0055in" style:text-scale="110%" fo:language="es" fo:country="ES"/>
    </style:style>
    <style:style style:name="P10634" style:parent-style-name="Textoindependiente" style:family="paragraph">
      <style:paragraph-properties fo:line-height="0.1458in" fo:margin-left="0.7756in">
        <style:tab-stops/>
      </style:paragraph-properties>
    </style:style>
    <style:style style:name="T10635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636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637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638" style:parent-style-name="Fuentedepárrafopredeter." style:family="text">
      <style:text-properties fo:color="#FF00FF" fo:letter-spacing="-0.0062in" style:text-scale="185%" fo:language="es" fo:country="ES"/>
    </style:style>
    <style:style style:name="T10639" style:parent-style-name="Fuentedepárrafopredeter." style:family="text">
      <style:text-properties fo:color="#FF00FF" fo:letter-spacing="-0.0062in" style:text-scale="112%" fo:language="es" fo:country="ES"/>
    </style:style>
    <style:style style:name="T10640" style:parent-style-name="Fuentedepárrafopredeter." style:family="text">
      <style:text-properties fo:color="#FF00FF" fo:letter-spacing="-0.0062in" style:text-scale="154%" fo:language="es" fo:country="ES"/>
    </style:style>
    <style:style style:name="T10641" style:parent-style-name="Fuentedepárrafopredeter." style:family="text">
      <style:text-properties fo:color="#FF00FF" fo:letter-spacing="-0.0062in" style:text-scale="112%" fo:language="es" fo:country="ES"/>
    </style:style>
    <style:style style:name="T10642" style:parent-style-name="Fuentedepárrafopredeter." style:family="text">
      <style:text-properties fo:color="#FF00FF" style:text-scale="154%" fo:language="es" fo:country="ES"/>
    </style:style>
    <style:style style:name="T10643" style:parent-style-name="Fuentedepárrafopredeter." style:family="text">
      <style:text-properties fo:color="#FF00FF" fo:language="es" fo:country="ES"/>
    </style:style>
    <style:style style:name="T10644" style:parent-style-name="Fuentedepárrafopredeter." style:family="text">
      <style:text-properties fo:color="#FF00FF" fo:letter-spacing="-0.0118in" fo:language="es" fo:country="ES"/>
    </style:style>
    <style:style style:name="T10645" style:parent-style-name="Fuentedepárrafopredeter." style:family="text">
      <style:text-properties fo:color="#FF00FF" fo:letter-spacing="-0.0062in" style:text-scale="110%" fo:language="es" fo:country="ES"/>
    </style:style>
    <style:style style:name="T10646" style:parent-style-name="Fuentedepárrafopredeter." style:family="text">
      <style:text-properties fo:color="#FF00FF" style:text-scale="110%" fo:language="es" fo:country="ES"/>
    </style:style>
    <style:style style:name="T10647" style:parent-style-name="Fuentedepárrafopredeter." style:family="text">
      <style:text-properties fo:color="#FF00FF" fo:language="es" fo:country="ES"/>
    </style:style>
    <style:style style:name="T10648" style:parent-style-name="Fuentedepárrafopredeter." style:family="text">
      <style:text-properties fo:color="#FF00FF" fo:letter-spacing="-0.0118in" fo:language="es" fo:country="ES"/>
    </style:style>
    <style:style style:name="T10649" style:parent-style-name="Fuentedepárrafopredeter." style:family="text">
      <style:text-properties fo:color="#FF00FF" fo:letter-spacing="-0.0062in" style:text-scale="204%" fo:language="es" fo:country="ES"/>
    </style:style>
    <style:style style:name="T10650" style:parent-style-name="Fuentedepárrafopredeter." style:family="text">
      <style:text-properties fo:color="#FF00FF" style:text-scale="114%" fo:language="es" fo:country="ES"/>
    </style:style>
    <style:style style:name="T10651" style:parent-style-name="Fuentedepárrafopredeter." style:family="text">
      <style:text-properties fo:color="#FF00FF" fo:language="es" fo:country="ES"/>
    </style:style>
    <style:style style:name="T10652" style:parent-style-name="Fuentedepárrafopredeter." style:family="text">
      <style:text-properties fo:color="#FF00FF" fo:letter-spacing="-0.0118in" fo:language="es" fo:country="ES"/>
    </style:style>
    <style:style style:name="T10653" style:parent-style-name="Fuentedepárrafopredeter." style:family="text">
      <style:text-properties fo:color="#FF00FF" fo:letter-spacing="-0.0062in" style:text-scale="121%" fo:language="es" fo:country="ES"/>
    </style:style>
    <style:style style:name="T10654" style:parent-style-name="Fuentedepárrafopredeter." style:family="text">
      <style:text-properties fo:color="#FF00FF" fo:letter-spacing="-0.0062in" style:text-scale="154%" fo:language="es" fo:country="ES"/>
    </style:style>
    <style:style style:name="T10655" style:parent-style-name="Fuentedepárrafopredeter." style:family="text">
      <style:text-properties fo:color="#FF00FF" fo:letter-spacing="-0.0062in" style:text-scale="110%" fo:language="es" fo:country="ES"/>
    </style:style>
    <style:style style:name="T10656" style:parent-style-name="Fuentedepárrafopredeter." style:family="text">
      <style:text-properties fo:color="#FF00FF" fo:letter-spacing="-0.0062in" style:text-scale="114%" fo:language="es" fo:country="ES"/>
    </style:style>
    <style:style style:name="T10657" style:parent-style-name="Fuentedepárrafopredeter." style:family="text">
      <style:text-properties fo:color="#FF00FF" fo:letter-spacing="-0.0062in" style:text-scale="121%" fo:language="es" fo:country="ES"/>
    </style:style>
    <style:style style:name="T10658" style:parent-style-name="Fuentedepárrafopredeter." style:family="text">
      <style:text-properties fo:color="#FF00FF" fo:letter-spacing="-0.0062in" style:text-scale="211%" fo:language="es" fo:country="ES"/>
    </style:style>
    <style:style style:name="T10659" style:parent-style-name="Fuentedepárrafopredeter." style:family="text">
      <style:text-properties fo:color="#FF00FF" fo:letter-spacing="-0.0062in" style:text-scale="112%" fo:language="es" fo:country="ES"/>
    </style:style>
    <style:style style:name="T10660" style:parent-style-name="Fuentedepárrafopredeter." style:family="text">
      <style:text-properties fo:color="#FF00FF" style:text-scale="110%" fo:language="es" fo:country="ES"/>
    </style:style>
    <style:style style:name="T10661" style:parent-style-name="Fuentedepárrafopredeter." style:family="text">
      <style:text-properties fo:color="#FF00FF" fo:language="es" fo:country="ES"/>
    </style:style>
    <style:style style:name="T10662" style:parent-style-name="Fuentedepárrafopredeter." style:family="text">
      <style:text-properties fo:color="#FF00FF" fo:letter-spacing="-0.0118in" fo:language="es" fo:country="ES"/>
    </style:style>
    <style:style style:name="T10663" style:parent-style-name="Fuentedepárrafopredeter." style:family="text">
      <style:text-properties fo:color="#FF00FF" fo:letter-spacing="-0.0062in" style:text-scale="108%" fo:language="es" fo:country="ES"/>
    </style:style>
    <style:style style:name="T10664" style:parent-style-name="Fuentedepárrafopredeter." style:family="text">
      <style:text-properties fo:color="#FF00FF" fo:letter-spacing="-0.0062in" style:text-scale="110%" fo:language="es" fo:country="ES"/>
    </style:style>
    <style:style style:name="T10665" style:parent-style-name="Fuentedepárrafopredeter." style:family="text">
      <style:text-properties fo:color="#FF00FF" style:text-scale="204%" fo:language="es" fo:country="ES"/>
    </style:style>
    <style:style style:name="T10666" style:parent-style-name="Fuentedepárrafopredeter." style:family="text">
      <style:text-properties fo:color="#FF00FF" fo:language="es" fo:country="ES"/>
    </style:style>
    <style:style style:name="T10667" style:parent-style-name="Fuentedepárrafopredeter." style:family="text">
      <style:text-properties fo:color="#FF00FF" fo:letter-spacing="-0.0118in" fo:language="es" fo:country="ES"/>
    </style:style>
    <style:style style:name="T10668" style:parent-style-name="Fuentedepárrafopredeter." style:family="text">
      <style:text-properties fo:color="#FF00FF" fo:letter-spacing="-0.0062in" style:text-scale="162%" fo:language="es" fo:country="ES"/>
    </style:style>
    <style:style style:name="T10669" style:parent-style-name="Fuentedepárrafopredeter." style:family="text">
      <style:text-properties fo:color="#FF00FF" fo:letter-spacing="-0.0062in" style:text-scale="211%" fo:language="es" fo:country="ES"/>
    </style:style>
    <style:style style:name="T10670" style:parent-style-name="Fuentedepárrafopredeter." style:family="text">
      <style:text-properties fo:color="#FF00FF" fo:letter-spacing="-0.0062in" style:text-scale="121%" fo:language="es" fo:country="ES"/>
    </style:style>
    <style:style style:name="T10671" style:parent-style-name="Fuentedepárrafopredeter." style:family="text">
      <style:text-properties fo:color="#FF00FF" fo:letter-spacing="-0.0062in" style:text-scale="110%" fo:language="es" fo:country="ES"/>
    </style:style>
    <style:style style:name="T10672" style:parent-style-name="Fuentedepárrafopredeter." style:family="text">
      <style:text-properties fo:color="#FF00FF" fo:letter-spacing="-0.0062in" style:text-scale="154%" fo:language="es" fo:country="ES"/>
    </style:style>
    <style:style style:name="T10673" style:parent-style-name="Fuentedepárrafopredeter." style:family="text">
      <style:text-properties fo:color="#FF00FF" style:text-scale="112%" fo:language="es" fo:country="ES"/>
    </style:style>
    <style:style style:name="T10674" style:parent-style-name="Fuentedepárrafopredeter." style:family="text">
      <style:text-properties fo:color="#FF00FF" fo:language="es" fo:country="ES"/>
    </style:style>
    <style:style style:name="T10675" style:parent-style-name="Fuentedepárrafopredeter." style:family="text">
      <style:text-properties fo:color="#FF00FF" fo:letter-spacing="-0.0118in" fo:language="es" fo:country="ES"/>
    </style:style>
    <style:style style:name="T10676" style:parent-style-name="Fuentedepárrafopredeter." style:family="text">
      <style:text-properties fo:color="#FF00FF" fo:letter-spacing="-0.0062in" style:text-scale="211%" fo:language="es" fo:country="ES"/>
    </style:style>
    <style:style style:name="T10677" style:parent-style-name="Fuentedepárrafopredeter." style:family="text">
      <style:text-properties fo:color="#FF00FF" fo:letter-spacing="-0.0062in" style:text-scale="110%" fo:language="es" fo:country="ES"/>
    </style:style>
    <style:style style:name="T10678" style:parent-style-name="Fuentedepárrafopredeter." style:family="text">
      <style:text-properties fo:color="#FF00FF" fo:letter-spacing="-0.0062in" style:text-scale="162%" fo:language="es" fo:country="ES"/>
    </style:style>
    <style:style style:name="T10679" style:parent-style-name="Fuentedepárrafopredeter." style:family="text">
      <style:text-properties fo:color="#FF00FF" fo:letter-spacing="-0.0062in" style:text-scale="112%" fo:language="es" fo:country="ES"/>
    </style:style>
    <style:style style:name="T10680" style:parent-style-name="Fuentedepárrafopredeter." style:family="text">
      <style:text-properties fo:color="#FF00FF" fo:letter-spacing="-0.0062in" style:text-scale="154%" fo:language="es" fo:country="ES"/>
    </style:style>
    <style:style style:name="T10681" style:parent-style-name="Fuentedepárrafopredeter." style:family="text">
      <style:text-properties fo:color="#FF00FF" fo:letter-spacing="-0.0062in" style:text-scale="72%" fo:language="es" fo:country="ES"/>
    </style:style>
    <style:style style:name="T10682" style:parent-style-name="Fuentedepárrafopredeter." style:family="text">
      <style:text-properties fo:color="#FF00FF" fo:letter-spacing="-0.0062in" style:text-scale="110%" fo:language="es" fo:country="ES"/>
    </style:style>
    <style:style style:name="T10683" style:parent-style-name="Fuentedepárrafopredeter." style:family="text">
      <style:text-properties fo:color="#FF00FF" style:text-scale="163%" fo:language="es" fo:country="ES"/>
    </style:style>
    <style:style style:name="T10684" style:parent-style-name="Fuentedepárrafopredeter." style:family="text">
      <style:text-properties fo:color="#FF00FF" fo:language="es" fo:country="ES"/>
    </style:style>
    <style:style style:name="T10685" style:parent-style-name="Fuentedepárrafopredeter." style:family="text">
      <style:text-properties fo:color="#FF00FF" fo:letter-spacing="-0.0118in" fo:language="es" fo:country="ES"/>
    </style:style>
    <style:style style:name="T10686" style:parent-style-name="Fuentedepárrafopredeter." style:family="text">
      <style:text-properties fo:color="#FF00FF" fo:letter-spacing="-0.0062in" style:text-scale="110%" fo:language="es" fo:country="ES"/>
    </style:style>
    <style:style style:name="T10687" style:parent-style-name="Fuentedepárrafopredeter." style:family="text">
      <style:text-properties fo:color="#FF00FF" style:text-scale="112%" fo:language="es" fo:country="ES"/>
    </style:style>
    <style:style style:name="T10688" style:parent-style-name="Fuentedepárrafopredeter." style:family="text">
      <style:text-properties fo:color="#FF00FF" fo:language="es" fo:country="ES"/>
    </style:style>
    <style:style style:name="T10689" style:parent-style-name="Fuentedepárrafopredeter." style:family="text">
      <style:text-properties fo:color="#FF00FF" fo:letter-spacing="-0.0118in" fo:language="es" fo:country="ES"/>
    </style:style>
    <style:style style:name="T10690" style:parent-style-name="Fuentedepárrafopredeter." style:family="text">
      <style:text-properties fo:color="#FF00FF" fo:letter-spacing="-0.0062in" style:text-scale="148%" fo:language="es" fo:country="ES"/>
    </style:style>
    <style:style style:name="T10691" style:parent-style-name="Fuentedepárrafopredeter." style:family="text">
      <style:text-properties fo:color="#FF00FF" style:text-scale="110%" fo:language="es" fo:country="ES"/>
    </style:style>
    <style:style style:name="T10692" style:parent-style-name="Fuentedepárrafopredeter." style:family="text">
      <style:text-properties fo:color="#FF00FF" fo:language="es" fo:country="ES"/>
    </style:style>
    <style:style style:name="T10693" style:parent-style-name="Fuentedepárrafopredeter." style:family="text">
      <style:text-properties fo:color="#FF00FF" fo:letter-spacing="-0.0118in" fo:language="es" fo:country="ES"/>
    </style:style>
    <style:style style:name="T10694" style:parent-style-name="Fuentedepárrafopredeter." style:family="text">
      <style:text-properties fo:color="#FF00FF" fo:letter-spacing="-0.0062in" style:text-scale="108%" fo:language="es" fo:country="ES"/>
    </style:style>
    <style:style style:name="T10695" style:parent-style-name="Fuentedepárrafopredeter." style:family="text">
      <style:text-properties fo:color="#FF00FF" fo:letter-spacing="-0.0062in" style:text-scale="110%" fo:language="es" fo:country="ES"/>
    </style:style>
    <style:style style:name="T10696" style:parent-style-name="Fuentedepárrafopredeter." style:family="text">
      <style:text-properties fo:color="#FF00FF" fo:letter-spacing="-0.0062in" style:text-scale="108%" fo:language="es" fo:country="ES"/>
    </style:style>
    <style:style style:name="T10697" style:parent-style-name="Fuentedepárrafopredeter." style:family="text">
      <style:text-properties fo:color="#FF00FF" style:text-scale="110%" fo:language="es" fo:country="ES"/>
    </style:style>
    <style:style style:name="T10698" style:parent-style-name="Fuentedepárrafopredeter." style:family="text">
      <style:text-properties fo:color="#FF00FF" fo:language="es" fo:country="ES"/>
    </style:style>
    <style:style style:name="T10699" style:parent-style-name="Fuentedepárrafopredeter." style:family="text">
      <style:text-properties fo:color="#FF00FF" fo:letter-spacing="-0.0118in" fo:language="es" fo:country="ES"/>
    </style:style>
    <style:style style:name="T10700" style:parent-style-name="Fuentedepárrafopredeter." style:family="text">
      <style:text-properties fo:color="#FF00FF" fo:letter-spacing="-0.0062in" style:text-scale="119%" fo:language="es" fo:country="ES"/>
    </style:style>
    <style:style style:name="T10701" style:parent-style-name="Fuentedepárrafopredeter." style:family="text">
      <style:text-properties fo:color="#FF00FF" fo:letter-spacing="-0.0062in" style:text-scale="110%" fo:language="es" fo:country="ES"/>
    </style:style>
    <style:style style:name="T10702" style:parent-style-name="Fuentedepárrafopredeter." style:family="text">
      <style:text-properties fo:color="#FF00FF" fo:letter-spacing="-0.0062in" style:text-scale="154%" fo:language="es" fo:country="ES"/>
    </style:style>
    <style:style style:name="T10703" style:parent-style-name="Fuentedepárrafopredeter." style:family="text">
      <style:text-properties fo:color="#FF00FF" fo:letter-spacing="-0.0062in" style:text-scale="114%" fo:language="es" fo:country="ES"/>
    </style:style>
    <style:style style:name="T10704" style:parent-style-name="Fuentedepárrafopredeter." style:family="text">
      <style:text-properties fo:color="#FF00FF" style:text-scale="154%" fo:language="es" fo:country="ES"/>
    </style:style>
    <style:style style:name="T10705" style:parent-style-name="Fuentedepárrafopredeter." style:family="text">
      <style:text-properties fo:color="#FF00FF" fo:language="es" fo:country="ES"/>
    </style:style>
    <style:style style:name="T10706" style:parent-style-name="Fuentedepárrafopredeter." style:family="text">
      <style:text-properties fo:color="#FF00FF" fo:letter-spacing="-0.0118in" fo:language="es" fo:country="ES"/>
    </style:style>
    <style:style style:name="T10707" style:parent-style-name="Fuentedepárrafopredeter." style:family="text">
      <style:text-properties fo:color="#FF00FF" fo:letter-spacing="-0.0062in" style:text-scale="110%" fo:language="es" fo:country="ES"/>
    </style:style>
    <style:style style:name="T10708" style:parent-style-name="Fuentedepárrafopredeter." style:family="text">
      <style:text-properties fo:color="#FF00FF" style:text-scale="204%" fo:language="es" fo:country="ES"/>
    </style:style>
    <style:style style:name="T10709" style:parent-style-name="Fuentedepárrafopredeter." style:family="text">
      <style:text-properties fo:color="#FF00FF" fo:language="es" fo:country="ES"/>
    </style:style>
    <style:style style:name="T10710" style:parent-style-name="Fuentedepárrafopredeter." style:family="text">
      <style:text-properties fo:color="#FF00FF" fo:letter-spacing="-0.0118in" fo:language="es" fo:country="ES"/>
    </style:style>
    <style:style style:name="T10711" style:parent-style-name="Fuentedepárrafopredeter." style:family="text">
      <style:text-properties fo:color="#FF00FF" fo:letter-spacing="-0.0062in" style:text-scale="211%" fo:language="es" fo:country="ES"/>
    </style:style>
    <style:style style:name="T10712" style:parent-style-name="Fuentedepárrafopredeter." style:family="text">
      <style:text-properties fo:color="#FF00FF" fo:letter-spacing="-0.0062in" style:text-scale="110%" fo:language="es" fo:country="ES"/>
    </style:style>
    <style:style style:name="T10713" style:parent-style-name="Fuentedepárrafopredeter." style:family="text">
      <style:text-properties fo:color="#FF00FF" fo:letter-spacing="-0.0062in" style:text-scale="162%" fo:language="es" fo:country="ES"/>
    </style:style>
    <style:style style:name="T10714" style:parent-style-name="Fuentedepárrafopredeter." style:family="text">
      <style:text-properties fo:color="#FF00FF" fo:letter-spacing="-0.0062in" style:text-scale="112%" fo:language="es" fo:country="ES"/>
    </style:style>
    <style:style style:name="T10715" style:parent-style-name="Fuentedepárrafopredeter." style:family="text">
      <style:text-properties fo:color="#FF00FF" fo:letter-spacing="-0.0062in" style:text-scale="154%" fo:language="es" fo:country="ES"/>
    </style:style>
    <style:style style:name="T10716" style:parent-style-name="Fuentedepárrafopredeter." style:family="text">
      <style:text-properties fo:color="#FF00FF" fo:letter-spacing="-0.0062in" style:text-scale="72%" fo:language="es" fo:country="ES"/>
    </style:style>
    <style:style style:name="T10717" style:parent-style-name="Fuentedepárrafopredeter." style:family="text">
      <style:text-properties fo:color="#FF00FF" fo:letter-spacing="-0.0062in" style:text-scale="110%" fo:language="es" fo:country="ES"/>
    </style:style>
    <style:style style:name="T10718" style:parent-style-name="Fuentedepárrafopredeter." style:family="text">
      <style:text-properties fo:color="#FF00FF" style:text-scale="185%" fo:language="es" fo:country="ES"/>
    </style:style>
    <style:style style:name="P10719" style:parent-style-name="Textoindependiente" style:family="paragraph">
      <style:paragraph-properties fo:line-height="0.1451in" fo:margin-left="0.6368in">
        <style:tab-stops/>
      </style:paragraph-properties>
    </style:style>
    <style:style style:name="T10720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721" style:parent-style-name="Textoindependiente" style:family="paragraph">
      <style:paragraph-properties fo:margin-top="0.0048in" fo:line-height="97%" fo:margin-left="0.7756in" fo:margin-right="3.1673in">
        <style:tab-stops/>
      </style:paragraph-properties>
    </style:style>
    <style:style style:name="T10722" style:parent-style-name="Fuentedepárrafopredeter." style:family="text">
      <style:text-properties fo:color="#0000FF" fo:letter-spacing="-0.0062in" style:text-scale="114%" fo:language="es" fo:country="ES"/>
    </style:style>
    <style:style style:name="T10723" style:parent-style-name="Fuentedepárrafopredeter." style:family="text">
      <style:text-properties fo:color="#0000FF" fo:letter-spacing="-0.0062in" style:text-scale="148%" fo:language="es" fo:country="ES"/>
    </style:style>
    <style:style style:name="T10724" style:parent-style-name="Fuentedepárrafopredeter." style:family="text">
      <style:text-properties fo:color="#0000FF" style:text-scale="110%" fo:language="es" fo:country="ES"/>
    </style:style>
    <style:style style:name="T10725" style:parent-style-name="Fuentedepárrafopredeter." style:family="text">
      <style:text-properties fo:color="#0000FF" fo:language="es" fo:country="ES"/>
    </style:style>
    <style:style style:name="T10726" style:parent-style-name="Fuentedepárrafopredeter." style:family="text">
      <style:text-properties fo:color="#0000FF" fo:letter-spacing="-0.0118in" fo:language="es" fo:country="ES"/>
    </style:style>
    <style:style style:name="T10727" style:parent-style-name="Fuentedepárrafopredeter." style:family="text">
      <style:text-properties fo:color="#0000FF" fo:letter-spacing="-0.0062in" style:text-scale="110%" fo:language="es" fo:country="ES"/>
    </style:style>
    <style:style style:name="T10728" style:parent-style-name="Fuentedepárrafopredeter." style:family="text">
      <style:text-properties fo:color="#0000FF" fo:letter-spacing="-0.0062in" style:text-scale="114%" fo:language="es" fo:country="ES"/>
    </style:style>
    <style:style style:name="T10729" style:parent-style-name="Fuentedepárrafopredeter." style:family="text">
      <style:text-properties fo:color="#0000FF" fo:letter-spacing="-0.0062in" style:text-scale="121%" fo:language="es" fo:country="ES"/>
    </style:style>
    <style:style style:name="T10730" style:parent-style-name="Fuentedepárrafopredeter." style:family="text">
      <style:text-properties fo:color="#0000FF" style:text-scale="110%" fo:language="es" fo:country="ES"/>
    </style:style>
    <style:style style:name="T10731" style:parent-style-name="Fuentedepárrafopredeter." style:family="text">
      <style:text-properties fo:color="#0000FF" fo:language="es" fo:country="ES"/>
    </style:style>
    <style:style style:name="T10732" style:parent-style-name="Fuentedepárrafopredeter." style:family="text">
      <style:text-properties fo:color="#0000FF" fo:letter-spacing="-0.0118in" fo:language="es" fo:country="ES"/>
    </style:style>
    <style:style style:name="T10733" style:parent-style-name="Fuentedepárrafopredeter." style:family="text">
      <style:text-properties fo:color="#0000FF" fo:letter-spacing="-0.0062in" style:text-scale="110%" fo:language="es" fo:country="ES"/>
    </style:style>
    <style:style style:name="T10734" style:parent-style-name="Fuentedepárrafopredeter." style:family="text">
      <style:text-properties fo:color="#0000FF" style:text-scale="204%" fo:language="es" fo:country="ES"/>
    </style:style>
    <style:style style:name="T10735" style:parent-style-name="Fuentedepárrafopredeter." style:family="text">
      <style:text-properties fo:color="#0000FF" fo:language="es" fo:country="ES"/>
    </style:style>
    <style:style style:name="T10736" style:parent-style-name="Fuentedepárrafopredeter." style:family="text">
      <style:text-properties fo:color="#0000FF" fo:letter-spacing="-0.0118in" fo:language="es" fo:country="ES"/>
    </style:style>
    <style:style style:name="T10737" style:parent-style-name="Fuentedepárrafopredeter." style:family="text">
      <style:text-properties fo:color="#0000FF" fo:letter-spacing="-0.0062in" style:text-scale="211%" fo:language="es" fo:country="ES"/>
    </style:style>
    <style:style style:name="T10738" style:parent-style-name="Fuentedepárrafopredeter." style:family="text">
      <style:text-properties fo:color="#0000FF" fo:letter-spacing="-0.0062in" style:text-scale="110%" fo:language="es" fo:country="ES"/>
    </style:style>
    <style:style style:name="T10739" style:parent-style-name="Fuentedepárrafopredeter." style:family="text">
      <style:text-properties fo:color="#0000FF" fo:letter-spacing="-0.0062in" style:text-scale="162%" fo:language="es" fo:country="ES"/>
    </style:style>
    <style:style style:name="T10740" style:parent-style-name="Fuentedepárrafopredeter." style:family="text">
      <style:text-properties fo:color="#0000FF" fo:letter-spacing="-0.0062in" style:text-scale="112%" fo:language="es" fo:country="ES"/>
    </style:style>
    <style:style style:name="T10741" style:parent-style-name="Fuentedepárrafopredeter." style:family="text">
      <style:text-properties fo:color="#0000FF" fo:letter-spacing="-0.0062in" style:text-scale="154%" fo:language="es" fo:country="ES"/>
    </style:style>
    <style:style style:name="T10742" style:parent-style-name="Fuentedepárrafopredeter." style:family="text">
      <style:text-properties fo:color="#0000FF" fo:letter-spacing="-0.0062in" style:text-scale="72%" fo:language="es" fo:country="ES"/>
    </style:style>
    <style:style style:name="T10743" style:parent-style-name="Fuentedepárrafopredeter." style:family="text">
      <style:text-properties fo:color="#0000FF" style:text-scale="110%" fo:language="es" fo:country="ES"/>
    </style:style>
    <style:style style:name="T10744" style:parent-style-name="Fuentedepárrafopredeter." style:family="text">
      <style:text-properties fo:color="#0000FF" fo:language="es" fo:country="ES"/>
    </style:style>
    <style:style style:name="T10745" style:parent-style-name="Fuentedepárrafopredeter." style:family="text">
      <style:text-properties fo:color="#0000FF" fo:letter-spacing="-0.0118in" fo:language="es" fo:country="ES"/>
    </style:style>
    <style:style style:name="T10746" style:parent-style-name="Fuentedepárrafopredeter." style:family="text">
      <style:text-properties fo:color="#0000FF" fo:letter-spacing="-0.0062in" style:text-scale="121%" fo:language="es" fo:country="ES"/>
    </style:style>
    <style:style style:name="T10747" style:parent-style-name="Fuentedepárrafopredeter." style:family="text">
      <style:text-properties fo:color="#0000FF" fo:letter-spacing="-0.0062in" style:text-scale="112%" fo:language="es" fo:country="ES"/>
    </style:style>
    <style:style style:name="T10748" style:parent-style-name="Fuentedepárrafopredeter." style:family="text">
      <style:text-properties fo:color="#0000FF" style:text-scale="110%" fo:language="es" fo:country="ES"/>
    </style:style>
    <style:style style:name="T10749" style:parent-style-name="Fuentedepárrafopredeter." style:family="text">
      <style:text-properties fo:color="#0000FF" fo:language="es" fo:country="ES"/>
    </style:style>
    <style:style style:name="T10750" style:parent-style-name="Fuentedepárrafopredeter." style:family="text">
      <style:text-properties fo:color="#0000FF" fo:letter-spacing="-0.0118in" fo:language="es" fo:country="ES"/>
    </style:style>
    <style:style style:name="T10751" style:parent-style-name="Fuentedepárrafopredeter." style:family="text">
      <style:text-properties fo:color="#0000FF" fo:letter-spacing="-0.0062in" style:text-scale="108%" fo:language="es" fo:country="ES"/>
    </style:style>
    <style:style style:name="T10752" style:parent-style-name="Fuentedepárrafopredeter." style:family="text">
      <style:text-properties fo:color="#0000FF" fo:letter-spacing="-0.0062in" style:text-scale="114%" fo:language="es" fo:country="ES"/>
    </style:style>
    <style:style style:name="T10753" style:parent-style-name="Fuentedepárrafopredeter." style:family="text">
      <style:text-properties fo:color="#0000FF" fo:letter-spacing="-0.0062in" style:text-scale="154%" fo:language="es" fo:country="ES"/>
    </style:style>
    <style:style style:name="T10754" style:parent-style-name="Fuentedepárrafopredeter." style:family="text">
      <style:text-properties fo:color="#0000FF" fo:letter-spacing="-0.0062in" style:text-scale="114%" fo:language="es" fo:country="ES"/>
    </style:style>
    <style:style style:name="T10755" style:parent-style-name="Fuentedepárrafopredeter." style:family="text">
      <style:text-properties fo:color="#0000FF" fo:letter-spacing="-0.0062in" style:text-scale="72%" fo:language="es" fo:country="ES"/>
    </style:style>
    <style:style style:name="T10756" style:parent-style-name="Fuentedepárrafopredeter." style:family="text">
      <style:text-properties fo:color="#0000FF" fo:letter-spacing="-0.0062in" style:text-scale="110%" fo:language="es" fo:country="ES"/>
    </style:style>
    <style:style style:name="T10757" style:parent-style-name="Fuentedepárrafopredeter." style:family="text">
      <style:text-properties fo:color="#0000FF" fo:letter-spacing="-0.0062in" style:text-scale="151%" fo:language="es" fo:country="ES"/>
    </style:style>
    <style:style style:name="T10758" style:parent-style-name="Fuentedepárrafopredeter." style:family="text">
      <style:text-properties fo:color="#0000FF" fo:letter-spacing="-0.0062in" style:text-scale="154%" fo:language="es" fo:country="ES"/>
    </style:style>
    <style:style style:name="T10759" style:parent-style-name="Fuentedepárrafopredeter." style:family="text">
      <style:text-properties fo:color="#0000FF" fo:letter-spacing="-0.0062in" style:text-scale="112%" fo:language="es" fo:country="ES"/>
    </style:style>
    <style:style style:name="T10760" style:parent-style-name="Fuentedepárrafopredeter." style:family="text">
      <style:text-properties fo:color="#0000FF" style:text-scale="148%" fo:language="es" fo:country="ES"/>
    </style:style>
    <style:style style:name="T10761" style:parent-style-name="Fuentedepárrafopredeter." style:family="text">
      <style:text-properties fo:letter-spacing="-0.0062in" style:text-scale="211%" fo:language="es" fo:country="ES"/>
    </style:style>
    <style:style style:name="T10762" style:parent-style-name="Fuentedepárrafopredeter." style:family="text">
      <style:text-properties fo:letter-spacing="-0.0062in" style:text-scale="110%" fo:language="es" fo:country="ES"/>
    </style:style>
    <style:style style:name="T10763" style:parent-style-name="Fuentedepárrafopredeter." style:family="text">
      <style:text-properties fo:letter-spacing="-0.0062in" style:text-scale="162%" fo:language="es" fo:country="ES"/>
    </style:style>
    <style:style style:name="T10764" style:parent-style-name="Fuentedepárrafopredeter." style:family="text">
      <style:text-properties fo:letter-spacing="-0.0062in" style:text-scale="112%" fo:language="es" fo:country="ES"/>
    </style:style>
    <style:style style:name="T10765" style:parent-style-name="Fuentedepárrafopredeter." style:family="text">
      <style:text-properties fo:letter-spacing="-0.0062in" style:text-scale="154%" fo:language="es" fo:country="ES"/>
    </style:style>
    <style:style style:name="T10766" style:parent-style-name="Fuentedepárrafopredeter." style:family="text">
      <style:text-properties fo:letter-spacing="-0.0062in" style:text-scale="72%" fo:language="es" fo:country="ES"/>
    </style:style>
    <style:style style:name="T10767" style:parent-style-name="Fuentedepárrafopredeter." style:family="text">
      <style:text-properties style:text-scale="110%" fo:language="es" fo:country="ES"/>
    </style:style>
    <style:style style:name="T10768" style:parent-style-name="Fuentedepárrafopredeter." style:family="text">
      <style:text-properties fo:language="es" fo:country="ES"/>
    </style:style>
    <style:style style:name="T10769" style:parent-style-name="Fuentedepárrafopredeter." style:family="text">
      <style:text-properties fo:letter-spacing="-0.0118in" fo:language="es" fo:country="ES"/>
    </style:style>
    <style:style style:name="T10770" style:parent-style-name="Fuentedepárrafopredeter." style:family="text">
      <style:text-properties fo:color="#6959CD" fo:letter-spacing="-0.0062in" style:text-scale="114%" fo:language="es" fo:country="ES"/>
    </style:style>
    <style:style style:name="T10771" style:parent-style-name="Fuentedepárrafopredeter." style:family="text">
      <style:text-properties fo:color="#6959CD" style:text-scale="114%" fo:language="es" fo:country="ES"/>
    </style:style>
    <style:style style:name="T10772" style:parent-style-name="Fuentedepárrafopredeter." style:family="text">
      <style:text-properties fo:color="#6959CD" fo:language="es" fo:country="ES"/>
    </style:style>
    <style:style style:name="T10773" style:parent-style-name="Fuentedepárrafopredeter." style:family="text">
      <style:text-properties fo:color="#6959CD" fo:letter-spacing="-0.0118in" fo:language="es" fo:country="ES"/>
    </style:style>
    <style:style style:name="T10774" style:parent-style-name="Fuentedepárrafopredeter." style:family="text">
      <style:text-properties fo:color="#6959CD" fo:letter-spacing="-0.0062in" style:text-scale="114%" fo:language="es" fo:country="ES"/>
    </style:style>
    <style:style style:name="T10775" style:parent-style-name="Fuentedepárrafopredeter." style:family="text">
      <style:text-properties fo:color="#6959CD" style:text-scale="114%" fo:language="es" fo:country="ES"/>
    </style:style>
    <style:style style:name="T10776" style:parent-style-name="Fuentedepárrafopredeter." style:family="text">
      <style:text-properties fo:color="#6959CD" fo:language="es" fo:country="ES"/>
    </style:style>
    <style:style style:name="T10777" style:parent-style-name="Fuentedepárrafopredeter." style:family="text">
      <style:text-properties fo:color="#6959CD" fo:letter-spacing="-0.0118in" fo:language="es" fo:country="ES"/>
    </style:style>
    <style:style style:name="T10778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779" style:parent-style-name="Fuentedepárrafopredeter." style:family="text">
      <style:text-properties fo:color="#6959CD" fo:letter-spacing="-0.0062in" style:text-scale="114%" fo:language="es" fo:country="ES"/>
    </style:style>
    <style:style style:name="T10780" style:parent-style-name="Fuentedepárrafopredeter." style:family="text">
      <style:text-properties fo:color="#6959CD" style:text-scale="114%" fo:language="es" fo:country="ES"/>
    </style:style>
    <style:style style:name="P10781" style:parent-style-name="Textoindependiente" style:family="paragraph">
      <style:paragraph-properties fo:line-height="98%" fo:margin-left="0.4979in" fo:margin-right="5.593in" fo:text-indent="0.1388in">
        <style:tab-stops/>
      </style:paragraph-properties>
    </style:style>
    <style:style style:name="T10782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783" style:parent-style-name="Textoindependiente" style:family="paragraph">
      <style:paragraph-properties fo:margin-left="0.2201in" fo:margin-right="5.6958in" fo:text-indent="0.1388in">
        <style:tab-stops/>
      </style:paragraph-properties>
    </style:style>
    <style:style style:name="T10784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785" style:parent-style-name="Textoindependiente" style:family="paragraph">
      <style:paragraph-properties fo:line-height="0.1444in" fo:margin-left="0.359in">
        <style:tab-stops/>
      </style:paragraph-properties>
    </style:style>
    <style:style style:name="T10786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787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788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789" style:parent-style-name="Fuentedepárrafopredeter." style:family="text">
      <style:text-properties fo:color="#FF00FF" fo:letter-spacing="-0.0062in" style:text-scale="185%" fo:language="es" fo:country="ES"/>
    </style:style>
    <style:style style:name="T10790" style:parent-style-name="Fuentedepárrafopredeter." style:family="text">
      <style:text-properties fo:color="#FF00FF" fo:letter-spacing="-0.0062in" style:text-scale="112%" fo:language="es" fo:country="ES"/>
    </style:style>
    <style:style style:name="T10791" style:parent-style-name="Fuentedepárrafopredeter." style:family="text">
      <style:text-properties fo:color="#FF00FF" style:text-scale="204%" fo:language="es" fo:country="ES"/>
    </style:style>
    <style:style style:name="T10792" style:parent-style-name="Fuentedepárrafopredeter." style:family="text">
      <style:text-properties fo:color="#FF00FF" fo:language="es" fo:country="ES"/>
    </style:style>
    <style:style style:name="T10793" style:parent-style-name="Fuentedepárrafopredeter." style:family="text">
      <style:text-properties fo:color="#FF00FF" fo:letter-spacing="-0.0118in" fo:language="es" fo:country="ES"/>
    </style:style>
    <style:style style:name="T10794" style:parent-style-name="Fuentedepárrafopredeter." style:family="text">
      <style:text-properties fo:color="#FF00FF" fo:letter-spacing="-0.0062in" style:text-scale="108%" fo:language="es" fo:country="ES"/>
    </style:style>
    <style:style style:name="T10795" style:parent-style-name="Fuentedepárrafopredeter." style:family="text">
      <style:text-properties fo:color="#FF00FF" fo:letter-spacing="-0.0062in" style:text-scale="114%" fo:language="es" fo:country="ES"/>
    </style:style>
    <style:style style:name="T10796" style:parent-style-name="Fuentedepárrafopredeter." style:family="text">
      <style:text-properties fo:color="#FF00FF" fo:letter-spacing="-0.0062in" style:text-scale="154%" fo:language="es" fo:country="ES"/>
    </style:style>
    <style:style style:name="T10797" style:parent-style-name="Fuentedepárrafopredeter." style:family="text">
      <style:text-properties fo:color="#FF00FF" fo:letter-spacing="-0.0062in" style:text-scale="114%" fo:language="es" fo:country="ES"/>
    </style:style>
    <style:style style:name="T10798" style:parent-style-name="Fuentedepárrafopredeter." style:family="text">
      <style:text-properties fo:color="#FF00FF" fo:letter-spacing="-0.0062in" style:text-scale="72%" fo:language="es" fo:country="ES"/>
    </style:style>
    <style:style style:name="T10799" style:parent-style-name="Fuentedepárrafopredeter." style:family="text">
      <style:text-properties fo:color="#FF00FF" fo:letter-spacing="-0.0062in" style:text-scale="110%" fo:language="es" fo:country="ES"/>
    </style:style>
    <style:style style:name="T10800" style:parent-style-name="Fuentedepárrafopredeter." style:family="text">
      <style:text-properties fo:color="#FF00FF" fo:letter-spacing="-0.0062in" style:text-scale="151%" fo:language="es" fo:country="ES"/>
    </style:style>
    <style:style style:name="T10801" style:parent-style-name="Fuentedepárrafopredeter." style:family="text">
      <style:text-properties fo:color="#FF00FF" fo:letter-spacing="-0.0062in" style:text-scale="154%" fo:language="es" fo:country="ES"/>
    </style:style>
    <style:style style:name="T10802" style:parent-style-name="Fuentedepárrafopredeter." style:family="text">
      <style:text-properties fo:color="#FF00FF" style:text-scale="112%" fo:language="es" fo:country="ES"/>
    </style:style>
    <style:style style:name="T10803" style:parent-style-name="Fuentedepárrafopredeter." style:family="text">
      <style:text-properties fo:color="#FF00FF" fo:language="es" fo:country="ES"/>
    </style:style>
    <style:style style:name="T10804" style:parent-style-name="Fuentedepárrafopredeter." style:family="text">
      <style:text-properties fo:color="#FF00FF" fo:letter-spacing="-0.0118in" fo:language="es" fo:country="ES"/>
    </style:style>
    <style:style style:name="T10805" style:parent-style-name="Fuentedepárrafopredeter." style:family="text">
      <style:text-properties fo:color="#6959CD" fo:letter-spacing="-0.0062in" style:text-scale="114%" fo:language="es" fo:country="ES"/>
    </style:style>
    <style:style style:name="T10806" style:parent-style-name="Fuentedepárrafopredeter." style:family="text">
      <style:text-properties fo:color="#6959CD" style:text-scale="114%" fo:language="es" fo:country="ES"/>
    </style:style>
    <style:style style:name="T10807" style:parent-style-name="Fuentedepárrafopredeter." style:family="text">
      <style:text-properties fo:color="#6959CD" fo:language="es" fo:country="ES"/>
    </style:style>
    <style:style style:name="T10808" style:parent-style-name="Fuentedepárrafopredeter." style:family="text">
      <style:text-properties fo:color="#6959CD" fo:letter-spacing="-0.0118in" fo:language="es" fo:country="ES"/>
    </style:style>
    <style:style style:name="T10809" style:parent-style-name="Fuentedepárrafopredeter." style:family="text">
      <style:text-properties fo:color="#FF00FF" fo:letter-spacing="-0.0062in" style:text-scale="110%" fo:language="es" fo:country="ES"/>
    </style:style>
    <style:style style:name="T10810" style:parent-style-name="Fuentedepárrafopredeter." style:family="text">
      <style:text-properties fo:color="#FF00FF" style:text-scale="112%" fo:language="es" fo:country="ES"/>
    </style:style>
    <style:style style:name="T10811" style:parent-style-name="Fuentedepárrafopredeter." style:family="text">
      <style:text-properties fo:color="#FF00FF" fo:language="es" fo:country="ES"/>
    </style:style>
    <style:style style:name="T10812" style:parent-style-name="Fuentedepárrafopredeter." style:family="text">
      <style:text-properties fo:color="#FF00FF" fo:letter-spacing="-0.0118in" fo:language="es" fo:country="ES"/>
    </style:style>
    <style:style style:name="T10813" style:parent-style-name="Fuentedepárrafopredeter." style:family="text">
      <style:text-properties fo:color="#FF00FF" fo:letter-spacing="-0.0062in" style:text-scale="110%" fo:language="es" fo:country="ES"/>
    </style:style>
    <style:style style:name="T10814" style:parent-style-name="Fuentedepárrafopredeter." style:family="text">
      <style:text-properties fo:color="#FF00FF" style:text-scale="148%" fo:language="es" fo:country="ES"/>
    </style:style>
    <style:style style:name="T10815" style:parent-style-name="Fuentedepárrafopredeter." style:family="text">
      <style:text-properties fo:color="#FF00FF" fo:language="es" fo:country="ES"/>
    </style:style>
    <style:style style:name="T10816" style:parent-style-name="Fuentedepárrafopredeter." style:family="text">
      <style:text-properties fo:color="#FF00FF" fo:letter-spacing="-0.0118in" fo:language="es" fo:country="ES"/>
    </style:style>
    <style:style style:name="T10817" style:parent-style-name="Fuentedepárrafopredeter." style:family="text">
      <style:text-properties fo:color="#FF00FF" fo:letter-spacing="-0.0062in" style:text-scale="108%" fo:language="es" fo:country="ES"/>
    </style:style>
    <style:style style:name="T10818" style:parent-style-name="Fuentedepárrafopredeter." style:family="text">
      <style:text-properties fo:color="#FF00FF" fo:letter-spacing="-0.0062in" style:text-scale="211%" fo:language="es" fo:country="ES"/>
    </style:style>
    <style:style style:name="T10819" style:parent-style-name="Fuentedepárrafopredeter." style:family="text">
      <style:text-properties fo:color="#FF00FF" fo:letter-spacing="-0.0062in" style:text-scale="154%" fo:language="es" fo:country="ES"/>
    </style:style>
    <style:style style:name="T10820" style:parent-style-name="Fuentedepárrafopredeter." style:family="text">
      <style:text-properties fo:color="#FF00FF" fo:letter-spacing="-0.0062in" style:text-scale="110%" fo:language="es" fo:country="ES"/>
    </style:style>
    <style:style style:name="T10821" style:parent-style-name="Fuentedepárrafopredeter." style:family="text">
      <style:text-properties fo:color="#FF00FF" fo:letter-spacing="-0.0062in" style:text-scale="121%" fo:language="es" fo:country="ES"/>
    </style:style>
    <style:style style:name="T10822" style:parent-style-name="Fuentedepárrafopredeter." style:family="text">
      <style:text-properties fo:color="#FF00FF" fo:letter-spacing="-0.0062in" style:text-scale="151%" fo:language="es" fo:country="ES"/>
    </style:style>
    <style:style style:name="T10823" style:parent-style-name="Fuentedepárrafopredeter." style:family="text">
      <style:text-properties fo:color="#FF00FF" fo:letter-spacing="-0.0062in" style:text-scale="112%" fo:language="es" fo:country="ES"/>
    </style:style>
    <style:style style:name="T10824" style:parent-style-name="Fuentedepárrafopredeter." style:family="text">
      <style:text-properties fo:color="#FF00FF" fo:letter-spacing="-0.0062in" style:text-scale="154%" fo:language="es" fo:country="ES"/>
    </style:style>
    <style:style style:name="T10825" style:parent-style-name="Fuentedepárrafopredeter." style:family="text">
      <style:text-properties fo:color="#FF00FF" fo:letter-spacing="-0.0062in" style:text-scale="211%" fo:language="es" fo:country="ES"/>
    </style:style>
    <style:style style:name="T10826" style:parent-style-name="Fuentedepárrafopredeter." style:family="text">
      <style:text-properties fo:color="#FF00FF" style:text-scale="112%" fo:language="es" fo:country="ES"/>
    </style:style>
    <style:style style:name="T10827" style:parent-style-name="Fuentedepárrafopredeter." style:family="text">
      <style:text-properties fo:color="#FF00FF" fo:language="es" fo:country="ES"/>
    </style:style>
    <style:style style:name="T10828" style:parent-style-name="Fuentedepárrafopredeter." style:family="text">
      <style:text-properties fo:color="#FF00FF" fo:letter-spacing="-0.0118in" fo:language="es" fo:country="ES"/>
    </style:style>
    <style:style style:name="T10829" style:parent-style-name="Fuentedepárrafopredeter." style:family="text">
      <style:text-properties fo:color="#FF00FF" style:text-scale="122%" fo:language="es" fo:country="ES"/>
    </style:style>
    <style:style style:name="T10830" style:parent-style-name="Fuentedepárrafopredeter." style:family="text">
      <style:text-properties fo:color="#FF00FF" fo:language="es" fo:country="ES"/>
    </style:style>
    <style:style style:name="T10831" style:parent-style-name="Fuentedepárrafopredeter." style:family="text">
      <style:text-properties fo:color="#FF00FF" fo:letter-spacing="-0.0118in" fo:language="es" fo:country="ES"/>
    </style:style>
    <style:style style:name="T10832" style:parent-style-name="Fuentedepárrafopredeter." style:family="text">
      <style:text-properties fo:color="#FF00FF" fo:letter-spacing="-0.0062in" style:text-scale="110%" fo:language="es" fo:country="ES"/>
    </style:style>
    <style:style style:name="T10833" style:parent-style-name="Fuentedepárrafopredeter." style:family="text">
      <style:text-properties fo:color="#FF00FF" style:text-scale="112%" fo:language="es" fo:country="ES"/>
    </style:style>
    <style:style style:name="T10834" style:parent-style-name="Fuentedepárrafopredeter." style:family="text">
      <style:text-properties fo:color="#FF00FF" fo:language="es" fo:country="ES"/>
    </style:style>
    <style:style style:name="T10835" style:parent-style-name="Fuentedepárrafopredeter." style:family="text">
      <style:text-properties fo:color="#FF00FF" fo:letter-spacing="-0.0118in" fo:language="es" fo:country="ES"/>
    </style:style>
    <style:style style:name="T10836" style:parent-style-name="Fuentedepárrafopredeter." style:family="text">
      <style:text-properties fo:color="#FF00FF" fo:letter-spacing="-0.0062in" style:text-scale="148%" fo:language="es" fo:country="ES"/>
    </style:style>
    <style:style style:name="T10837" style:parent-style-name="Fuentedepárrafopredeter." style:family="text">
      <style:text-properties fo:color="#FF00FF" style:text-scale="110%" fo:language="es" fo:country="ES"/>
    </style:style>
    <style:style style:name="T10838" style:parent-style-name="Fuentedepárrafopredeter." style:family="text">
      <style:text-properties fo:color="#FF00FF" fo:language="es" fo:country="ES"/>
    </style:style>
    <style:style style:name="T10839" style:parent-style-name="Fuentedepárrafopredeter." style:family="text">
      <style:text-properties fo:color="#FF00FF" fo:letter-spacing="-0.0118in" fo:language="es" fo:country="ES"/>
    </style:style>
    <style:style style:name="T10840" style:parent-style-name="Fuentedepárrafopredeter." style:family="text">
      <style:text-properties fo:color="#FF00FF" fo:letter-spacing="-0.0062in" style:text-scale="108%" fo:language="es" fo:country="ES"/>
    </style:style>
    <style:style style:name="T10841" style:parent-style-name="Fuentedepárrafopredeter." style:family="text">
      <style:text-properties fo:color="#FF00FF" fo:letter-spacing="-0.0062in" style:text-scale="110%" fo:language="es" fo:country="ES"/>
    </style:style>
    <style:style style:name="T10842" style:parent-style-name="Fuentedepárrafopredeter." style:family="text">
      <style:text-properties fo:color="#FF00FF" fo:letter-spacing="-0.0062in" style:text-scale="108%" fo:language="es" fo:country="ES"/>
    </style:style>
    <style:style style:name="T10843" style:parent-style-name="Fuentedepárrafopredeter." style:family="text">
      <style:text-properties fo:color="#FF00FF" style:text-scale="110%" fo:language="es" fo:country="ES"/>
    </style:style>
    <style:style style:name="T10844" style:parent-style-name="Fuentedepárrafopredeter." style:family="text">
      <style:text-properties fo:color="#FF00FF" fo:language="es" fo:country="ES"/>
    </style:style>
    <style:style style:name="T10845" style:parent-style-name="Fuentedepárrafopredeter." style:family="text">
      <style:text-properties fo:color="#FF00FF" fo:letter-spacing="-0.0118in" fo:language="es" fo:country="ES"/>
    </style:style>
    <style:style style:name="T10846" style:parent-style-name="Fuentedepárrafopredeter." style:family="text">
      <style:text-properties fo:color="#FF00FF" fo:letter-spacing="-0.0062in" style:text-scale="154%" fo:language="es" fo:country="ES"/>
    </style:style>
    <style:style style:name="T10847" style:parent-style-name="Fuentedepárrafopredeter." style:family="text">
      <style:text-properties fo:color="#FF00FF" fo:letter-spacing="-0.0062in" style:text-scale="110%" fo:language="es" fo:country="ES"/>
    </style:style>
    <style:style style:name="T10848" style:parent-style-name="Fuentedepárrafopredeter." style:family="text">
      <style:text-properties fo:color="#FF00FF" fo:letter-spacing="-0.0062in" style:text-scale="114%" fo:language="es" fo:country="ES"/>
    </style:style>
    <style:style style:name="T10849" style:parent-style-name="Fuentedepárrafopredeter." style:family="text">
      <style:text-properties fo:color="#FF00FF" fo:letter-spacing="-0.0062in" style:text-scale="204%" fo:language="es" fo:country="ES"/>
    </style:style>
    <style:style style:name="T10850" style:parent-style-name="Fuentedepárrafopredeter." style:family="text">
      <style:text-properties fo:color="#FF00FF" fo:letter-spacing="-0.0062in" style:text-scale="211%" fo:language="es" fo:country="ES"/>
    </style:style>
    <style:style style:name="T10851" style:parent-style-name="Fuentedepárrafopredeter." style:family="text">
      <style:text-properties fo:color="#FF00FF" fo:letter-spacing="-0.0062in" style:text-scale="126%" fo:language="es" fo:country="ES"/>
    </style:style>
    <style:style style:name="T10852" style:parent-style-name="Fuentedepárrafopredeter." style:family="text">
      <style:text-properties fo:color="#FF00FF" fo:letter-spacing="-0.0062in" style:text-scale="114%" fo:language="es" fo:country="ES"/>
    </style:style>
    <style:style style:name="T10853" style:parent-style-name="Fuentedepárrafopredeter." style:family="text">
      <style:text-properties fo:color="#FF00FF" style:text-scale="154%" fo:language="es" fo:country="ES"/>
    </style:style>
    <style:style style:name="T10854" style:parent-style-name="Fuentedepárrafopredeter." style:family="text">
      <style:text-properties fo:color="#FF00FF" fo:language="es" fo:country="ES"/>
    </style:style>
    <style:style style:name="T10855" style:parent-style-name="Fuentedepárrafopredeter." style:family="text">
      <style:text-properties fo:color="#FF00FF" fo:letter-spacing="-0.0118in" fo:language="es" fo:country="ES"/>
    </style:style>
    <style:style style:name="T10856" style:parent-style-name="Fuentedepárrafopredeter." style:family="text">
      <style:text-properties fo:color="#FF00FF" fo:letter-spacing="-0.0062in" style:text-scale="211%" fo:language="es" fo:country="ES"/>
    </style:style>
    <style:style style:name="T10857" style:parent-style-name="Fuentedepárrafopredeter." style:family="text">
      <style:text-properties fo:color="#FF00FF" fo:letter-spacing="-0.0062in" style:text-scale="110%" fo:language="es" fo:country="ES"/>
    </style:style>
    <style:style style:name="T10858" style:parent-style-name="Fuentedepárrafopredeter." style:family="text">
      <style:text-properties fo:color="#FF00FF" fo:letter-spacing="-0.0062in" style:text-scale="162%" fo:language="es" fo:country="ES"/>
    </style:style>
    <style:style style:name="T10859" style:parent-style-name="Fuentedepárrafopredeter." style:family="text">
      <style:text-properties fo:color="#FF00FF" fo:letter-spacing="-0.0062in" style:text-scale="112%" fo:language="es" fo:country="ES"/>
    </style:style>
    <style:style style:name="T10860" style:parent-style-name="Fuentedepárrafopredeter." style:family="text">
      <style:text-properties fo:color="#FF00FF" fo:letter-spacing="-0.0062in" style:text-scale="154%" fo:language="es" fo:country="ES"/>
    </style:style>
    <style:style style:name="T10861" style:parent-style-name="Fuentedepárrafopredeter." style:family="text">
      <style:text-properties fo:color="#FF00FF" fo:letter-spacing="-0.0062in" style:text-scale="72%" fo:language="es" fo:country="ES"/>
    </style:style>
    <style:style style:name="T10862" style:parent-style-name="Fuentedepárrafopredeter." style:family="text">
      <style:text-properties fo:color="#FF00FF" fo:letter-spacing="-0.0062in" style:text-scale="110%" fo:language="es" fo:country="ES"/>
    </style:style>
    <style:style style:name="T10863" style:parent-style-name="Fuentedepárrafopredeter." style:family="text">
      <style:text-properties fo:color="#FF00FF" style:text-scale="185%" fo:language="es" fo:country="ES"/>
    </style:style>
    <style:style style:name="P10864" style:parent-style-name="Textoindependiente" style:family="paragraph">
      <style:paragraph-properties fo:line-height="98%" fo:margin-right="5.9763in" fo:text-indent="0.1388in"/>
    </style:style>
    <style:style style:name="T10865" style:parent-style-name="Fuentedepárrafopredeter." style:family="text">
      <style:text-properties style:font-name="Lucida Sans Typewriter" fo:font-weight="bold" style:font-weight-asian="bold" fo:color="#A52A2A" fo:language="es" fo:country="ES"/>
    </style:style>
    <style:style style:name="P10866" style:parent-style-name="Textoindependiente" style:family="paragraph">
      <style:paragraph-properties fo:line-height="0.1465in" fo:margin-left="0.2201in">
        <style:tab-stops/>
      </style:paragraph-properties>
    </style:style>
    <style:style style:name="T10867" style:parent-style-name="Fuentedepárrafopredeter." style:family="text">
      <style:text-properties style:font-name="Lucida Sans Typewriter" fo:font-weight="bold" style:font-weight-asian="bold" fo:color="#A52A2A" fo:letter-spacing="-0.0062in" style:text-scale="99%" fo:language="es" fo:country="ES"/>
    </style:style>
    <style:style style:name="T10868" style:parent-style-name="Fuentedepárrafopredeter." style:family="text">
      <style:text-properties style:font-name="Lucida Sans Typewriter" fo:font-weight="bold" style:font-weight-asian="bold" fo:color="#A52A2A" style:text-scale="99%" fo:language="es" fo:country="ES"/>
    </style:style>
    <style:style style:name="T10869" style:parent-style-name="Fuentedepárrafopredeter." style:family="text">
      <style:text-properties style:font-name="Lucida Sans Typewriter" fo:font-weight="bold" style:font-weight-asian="bold" fo:color="#A52A2A" fo:letter-spacing="-0.0118in" fo:language="es" fo:country="ES"/>
    </style:style>
    <style:style style:name="T10870" style:parent-style-name="Fuentedepárrafopredeter." style:family="text">
      <style:text-properties fo:color="#FF00FF" fo:letter-spacing="-0.0062in" style:text-scale="185%" fo:language="es" fo:country="ES"/>
    </style:style>
    <style:style style:name="T10871" style:parent-style-name="Fuentedepárrafopredeter." style:family="text">
      <style:text-properties fo:color="#FF00FF" fo:letter-spacing="-0.0062in" style:text-scale="98%" fo:language="es" fo:country="ES"/>
    </style:style>
    <style:style style:name="T10872" style:parent-style-name="Fuentedepárrafopredeter." style:family="text">
      <style:text-properties fo:color="#FF00FF" fo:letter-spacing="-0.0062in" style:text-scale="110%" fo:language="es" fo:country="ES"/>
    </style:style>
    <style:style style:name="T10873" style:parent-style-name="Fuentedepárrafopredeter." style:family="text">
      <style:text-properties fo:color="#FF00FF" fo:letter-spacing="-0.0062in" style:text-scale="108%" fo:language="es" fo:country="ES"/>
    </style:style>
    <style:style style:name="T10874" style:parent-style-name="Fuentedepárrafopredeter." style:family="text">
      <style:text-properties fo:color="#FF00FF" style:text-scale="110%" fo:language="es" fo:country="ES"/>
    </style:style>
    <style:style style:name="T10875" style:parent-style-name="Fuentedepárrafopredeter." style:family="text">
      <style:text-properties fo:color="#FF00FF" fo:language="es" fo:country="ES"/>
    </style:style>
    <style:style style:name="T10876" style:parent-style-name="Fuentedepárrafopredeter." style:family="text">
      <style:text-properties fo:color="#FF00FF" fo:letter-spacing="-0.0118in" fo:language="es" fo:country="ES"/>
    </style:style>
    <style:style style:name="T10877" style:parent-style-name="Fuentedepárrafopredeter." style:family="text">
      <style:text-properties fo:color="#FF00FF" fo:letter-spacing="-0.0062in" style:text-scale="211%" fo:language="es" fo:country="ES"/>
    </style:style>
    <style:style style:name="T10878" style:parent-style-name="Fuentedepárrafopredeter." style:family="text">
      <style:text-properties fo:color="#FF00FF" fo:letter-spacing="-0.0062in" style:text-scale="110%" fo:language="es" fo:country="ES"/>
    </style:style>
    <style:style style:name="T10879" style:parent-style-name="Fuentedepárrafopredeter." style:family="text">
      <style:text-properties fo:color="#FF00FF" fo:letter-spacing="-0.0062in" style:text-scale="151%" fo:language="es" fo:country="ES"/>
    </style:style>
    <style:style style:name="T10880" style:parent-style-name="Fuentedepárrafopredeter." style:family="text">
      <style:text-properties fo:color="#FF00FF" fo:letter-spacing="-0.0062in" style:text-scale="154%" fo:language="es" fo:country="ES"/>
    </style:style>
    <style:style style:name="T10881" style:parent-style-name="Fuentedepárrafopredeter." style:family="text">
      <style:text-properties fo:color="#FF00FF" fo:letter-spacing="-0.0062in" style:text-scale="112%" fo:language="es" fo:country="ES"/>
    </style:style>
    <style:style style:name="T10882" style:parent-style-name="Fuentedepárrafopredeter." style:family="text">
      <style:text-properties fo:color="#FF00FF" fo:letter-spacing="-0.0062in" style:text-scale="108%" fo:language="es" fo:country="ES"/>
    </style:style>
    <style:style style:name="T10883" style:parent-style-name="Fuentedepárrafopredeter." style:family="text">
      <style:text-properties fo:color="#FF00FF" fo:letter-spacing="-0.0062in" style:text-scale="110%" fo:language="es" fo:country="ES"/>
    </style:style>
    <style:style style:name="T10884" style:parent-style-name="Fuentedepárrafopredeter." style:family="text">
      <style:text-properties fo:color="#FF00FF" fo:letter-spacing="-0.0062in" style:text-scale="121%" fo:language="es" fo:country="ES"/>
    </style:style>
    <style:style style:name="T10885" style:parent-style-name="Fuentedepárrafopredeter." style:family="text">
      <style:text-properties fo:color="#FF00FF" fo:letter-spacing="-0.0062in" style:text-scale="211%" fo:language="es" fo:country="ES"/>
    </style:style>
    <style:style style:name="T10886" style:parent-style-name="Fuentedepárrafopredeter." style:family="text">
      <style:text-properties fo:color="#FF00FF" style:text-scale="154%" fo:language="es" fo:country="ES"/>
    </style:style>
    <style:style style:name="T10887" style:parent-style-name="Fuentedepárrafopredeter." style:family="text">
      <style:text-properties fo:color="#FF00FF" fo:language="es" fo:country="ES"/>
    </style:style>
    <style:style style:name="T10888" style:parent-style-name="Fuentedepárrafopredeter." style:family="text">
      <style:text-properties fo:color="#FF00FF" fo:letter-spacing="-0.0118in" fo:language="es" fo:country="ES"/>
    </style:style>
    <style:style style:name="T10889" style:parent-style-name="Fuentedepárrafopredeter." style:family="text">
      <style:text-properties fo:color="#FF00FF" style:text-scale="114%" fo:language="es" fo:country="ES"/>
    </style:style>
    <style:style style:name="T10890" style:parent-style-name="Fuentedepárrafopredeter." style:family="text">
      <style:text-properties fo:color="#FF00FF" fo:language="es" fo:country="ES"/>
    </style:style>
    <style:style style:name="T10891" style:parent-style-name="Fuentedepárrafopredeter." style:family="text">
      <style:text-properties fo:color="#FF00FF" fo:letter-spacing="-0.0118in" fo:language="es" fo:country="ES"/>
    </style:style>
    <style:style style:name="T10892" style:parent-style-name="Fuentedepárrafopredeter." style:family="text">
      <style:text-properties fo:color="#FF00FF" fo:letter-spacing="-0.0062in" style:text-scale="108%" fo:language="es" fo:country="ES"/>
    </style:style>
    <style:style style:name="T10893" style:parent-style-name="Fuentedepárrafopredeter." style:family="text">
      <style:text-properties fo:color="#FF00FF" fo:letter-spacing="-0.0062in" style:text-scale="114%" fo:language="es" fo:country="ES"/>
    </style:style>
    <style:style style:name="T10894" style:parent-style-name="Fuentedepárrafopredeter." style:family="text">
      <style:text-properties fo:color="#FF00FF" fo:letter-spacing="-0.0062in" style:text-scale="154%" fo:language="es" fo:country="ES"/>
    </style:style>
    <style:style style:name="T10895" style:parent-style-name="Fuentedepárrafopredeter." style:family="text">
      <style:text-properties fo:color="#FF00FF" fo:letter-spacing="-0.0062in" style:text-scale="114%" fo:language="es" fo:country="ES"/>
    </style:style>
    <style:style style:name="T10896" style:parent-style-name="Fuentedepárrafopredeter." style:family="text">
      <style:text-properties fo:color="#FF00FF" fo:letter-spacing="-0.0062in" style:text-scale="72%" fo:language="es" fo:country="ES"/>
    </style:style>
    <style:style style:name="T10897" style:parent-style-name="Fuentedepárrafopredeter." style:family="text">
      <style:text-properties fo:color="#FF00FF" fo:letter-spacing="-0.0062in" style:text-scale="110%" fo:language="es" fo:country="ES"/>
    </style:style>
    <style:style style:name="T10898" style:parent-style-name="Fuentedepárrafopredeter." style:family="text">
      <style:text-properties fo:color="#FF00FF" fo:letter-spacing="-0.0062in" style:text-scale="151%" fo:language="es" fo:country="ES"/>
    </style:style>
    <style:style style:name="T10899" style:parent-style-name="Fuentedepárrafopredeter." style:family="text">
      <style:text-properties fo:color="#FF00FF" fo:letter-spacing="-0.0062in" style:text-scale="154%" fo:language="es" fo:country="ES"/>
    </style:style>
    <style:style style:name="T10900" style:parent-style-name="Fuentedepárrafopredeter." style:family="text">
      <style:text-properties fo:color="#FF00FF" fo:letter-spacing="-0.0062in" style:text-scale="112%" fo:language="es" fo:country="ES"/>
    </style:style>
    <style:style style:name="T10901" style:parent-style-name="Fuentedepárrafopredeter." style:family="text">
      <style:text-properties fo:color="#FF00FF" fo:letter-spacing="-0.0062in" style:text-scale="148%" fo:language="es" fo:country="ES"/>
    </style:style>
    <style:style style:name="T10902" style:parent-style-name="Fuentedepárrafopredeter." style:family="text">
      <style:text-properties fo:color="#FF00FF" style:text-scale="185%" fo:language="es" fo:country="ES"/>
    </style:style>
    <style:style style:name="P10903" style:parent-style-name="Textoindependiente" style:family="paragraph">
      <style:paragraph-properties fo:line-height="100%" fo:margin-right="5.593in"/>
      <style:text-properties style:font-name="Lucida Sans Typewriter" fo:font-weight="bold" style:font-weight-asian="bold" fo:color="#A52A2A" style:text-scale="110%" fo:language="es" fo:country="ES"/>
    </style:style>
    <style:style style:name="P10904" style:parent-style-name="Textoindependiente" style:family="paragraph">
      <style:paragraph-properties fo:line-height="100%" fo:margin-right="5.593in"/>
      <style:text-properties style:font-name="Lucida Sans Typewriter" fo:font-weight="bold" style:font-weight-asian="bold" fo:color="#A52A2A" style:text-scale="110%" fo:language="es" fo:country="ES"/>
    </style:style>
    <style:style style:family="graphic" style:name="a15">
      <style:graphic-properties style:wrap="none" draw:fill="none" draw:stroke="dash" draw:stroke-dash="a14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7">
      <style:graphic-properties style:wrap="none" draw:fill="none" draw:stroke="dash" draw:stroke-dash="a6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1">
      <style:graphic-properties style:wrap="none" draw:fill="none" draw:stroke="dash" draw:stroke-dash="a0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9">
      <style:graphic-properties style:wrap="none" draw:fill="none" draw:stroke="dash" draw:stroke-dash="a8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11">
      <style:graphic-properties style:wrap="none" draw:fill="none" draw:stroke="dash" draw:stroke-dash="a10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3">
      <style:graphic-properties style:wrap="none" draw:fill="none" draw:stroke="dash" draw:stroke-dash="a2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13">
      <style:graphic-properties style:wrap="none" draw:fill="none" draw:stroke="dash" draw:stroke-dash="a12" svg:stroke-width="0.01in" svg:stroke-color="#fe00fe" svg:stroke-opacity="100%" draw:stroke-linejoin="round" style:horizontal-rel="page" style:vertical-rel="paragraph" style:horizontal-pos="from-left" style:vertical-pos="from-top"/>
    </style:style>
    <style:style style:family="graphic" style:name="a5">
      <style:graphic-properties style:wrap="none" draw:fill="none" draw:stroke="dash" draw:stroke-dash="a4" svg:stroke-width="0.01in" svg:stroke-color="#fe00fe" svg:stroke-opacity="100%" draw:stroke-linejoin="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PRÁCTICAS SCRIPTS A CORREGIR EN CLASE</text:p>
      <text:list text:style-name="LFO1" text:continue-numbering="true">
        <text:list-item>
          <text:p text:style-name="P2">Realiza una calculadora<text:s/>con las operaciones de suma, resta, producto, división, resto.</text:p>
          <text:list text:continue-numbering="true">
            <text:list-item>
              <text:p text:style-name="P3">Los 2<text:s/>números se pasan como parámetros.</text:p>
            </text:list-item>
            <text:list-item>
              <text:p text:style-name="P4">Cada operación<text:s/>se va a realizar en una función independiente</text:p>
            </text:list-item>
          </text:list>
        </text:list-item>
      </text:list>
      <text:p text:style-name="P5"/>
      <text:p text:style-name="P6"><text:span text:style-name="T7">#!/bin/bash</text:span></text:p>
      <text:p text:style-name="Textoindependiente"><text:span text:style-name="T8">#</text:span><text:span text:style-name="T9">C</text:span><text:span text:style-name="T10">L</text:span><text:span text:style-name="T11">A</text:span><text:span text:style-name="T12">C</text:span><text:span text:style-name="T13">U</text:span><text:span text:style-name="T14">L</text:span><text:span text:style-name="T15">A</text:span><text:span text:style-name="T16">D</text:span><text:span text:style-name="T17">O</text:span><text:span text:style-name="T18">R</text:span><text:span text:style-name="T19">A</text:span><text:span text:style-name="T20"><text:s/></text:span><text:span text:style-name="T21"><text:s/></text:span><text:span text:style-name="T22">D</text:span><text:span text:style-name="T23">E</text:span><text:span text:style-name="T24"><text:s/></text:span><text:span text:style-name="T25"><text:s/></text:span><text:span text:style-name="T26">O</text:span><text:span text:style-name="T27">P</text:span><text:span text:style-name="T28">E</text:span><text:span text:style-name="T29">R</text:span><text:span text:style-name="T30">A</text:span><text:span text:style-name="T31">C</text:span><text:span text:style-name="T32">I</text:span><text:span text:style-name="T33">O</text:span><text:span text:style-name="T34">N</text:span><text:span text:style-name="T35">E</text:span><text:span text:style-name="T36">S</text:span><text:span text:style-name="T37"><text:s/></text:span><text:span text:style-name="T38"><text:s/></text:span><text:span text:style-name="T39">S</text:span><text:span text:style-name="T40">O</text:span><text:span text:style-name="T41">B</text:span><text:span text:style-name="T42">R</text:span><text:span text:style-name="T43">E</text:span><text:span text:style-name="T44"><text:s/></text:span><text:span text:style-name="T45"><text:s/></text:span><text:span text:style-name="T46">2</text:span><text:span text:style-name="T47"><text:s/></text:span><text:span text:style-name="T48"><text:s/></text:span><text:span text:style-name="T49">N</text:span><text:span text:style-name="T50">Ú</text:span><text:span text:style-name="T51">M</text:span><text:span text:style-name="T52">E</text:span><text:span text:style-name="T53">R</text:span><text:span text:style-name="T54">O</text:span><text:span text:style-name="T55">S</text:span><text:span text:style-name="T56"><text:s/></text:span><text:span text:style-name="T57"><text:s/></text:span><text:span text:style-name="T58">P</text:span><text:span text:style-name="T59">A</text:span><text:span text:style-name="T60">S</text:span><text:span text:style-name="T61">A</text:span><text:span text:style-name="T62">D</text:span><text:span text:style-name="T63">O</text:span><text:span text:style-name="T64">S</text:span><text:span text:style-name="T65"><text:s/></text:span><text:span text:style-name="T66"><text:s/></text:span><text:span text:style-name="T67">C</text:span><text:span text:style-name="T68">O</text:span><text:span text:style-name="T69">M</text:span><text:span text:style-name="T70">O</text:span><text:span text:style-name="T71"><text:s/></text:span><text:span text:style-name="T72"><text:s/></text:span><text:span text:style-name="T73">P</text:span><text:span text:style-name="T74">A</text:span><text:span text:style-name="T75">R</text:span><text:span text:style-name="T76">Á</text:span><text:span text:style-name="T77">M</text:span><text:span text:style-name="T78">E</text:span><text:span text:style-name="T79">TR</text:span><text:span text:style-name="T80">O</text:span><text:span text:style-name="T81">S</text:span></text:p>
      <text:p text:style-name="P82"/>
      <text:p text:style-name="Textoindependiente"><text:span text:style-name="T83">#COMPROBAR PARÁMETROS</text:span></text:p>
      <text:p text:style-name="P84"><text:span text:style-name="T85">#</text:span><text:span text:style-name="T86">LL</text:span><text:span text:style-name="T87">A</text:span><text:span text:style-name="T88">M</text:span><text:span text:style-name="T89">A</text:span><text:span text:style-name="T90">R</text:span><text:span text:style-name="T91"><text:s/></text:span><text:span text:style-name="T92"><text:s/></text:span><text:span text:style-name="T93">A</text:span><text:span text:style-name="T94"><text:s/></text:span><text:span text:style-name="T95"><text:s/></text:span><text:span text:style-name="T96">L</text:span><text:span text:style-name="T97">A</text:span><text:span text:style-name="T98">S</text:span><text:span text:style-name="T99"><text:s/></text:span><text:span text:style-name="T100"><text:s/></text:span><text:span text:style-name="T101">F</text:span><text:span text:style-name="T102">U</text:span><text:span text:style-name="T103">N</text:span><text:span text:style-name="T104">C</text:span><text:span text:style-name="T105">I</text:span><text:span text:style-name="T106">O</text:span><text:span text:style-name="T107">N</text:span><text:span text:style-name="T108">E</text:span><text:span text:style-name="T109">S</text:span><text:span text:style-name="T110"><text:s/></text:span><text:span text:style-name="T111"><text:s/></text:span><text:span text:style-name="T112">D</text:span><text:span text:style-name="T113">E</text:span><text:span text:style-name="T114"><text:s/></text:span><text:span text:style-name="T115"><text:s/></text:span><text:span text:style-name="T116">L</text:span><text:span text:style-name="T117">A</text:span><text:span text:style-name="T118">S</text:span><text:span text:style-name="T119"><text:s/></text:span><text:span text:style-name="T120"><text:s/></text:span><text:span text:style-name="T121">O</text:span><text:span text:style-name="T122">P</text:span><text:span text:style-name="T123">E</text:span><text:span text:style-name="T124">R</text:span><text:span text:style-name="T125">A</text:span><text:span text:style-name="T126">C</text:span><text:span text:style-name="T127">I</text:span><text:span text:style-name="T128">O</text:span><text:span text:style-name="T129">N</text:span><text:span text:style-name="T130">E</text:span><text:span text:style-name="T131">S<text:s/></text:span><text:span text:style-name="T132">#</text:span><text:span text:style-name="T133">V</text:span><text:span text:style-name="T134">I</text:span><text:span text:style-name="T135">S</text:span><text:span text:style-name="T136">U</text:span><text:span text:style-name="T137">A</text:span><text:span text:style-name="T138">L</text:span><text:span text:style-name="T139">I</text:span><text:span text:style-name="T140">Z</text:span><text:span text:style-name="T141">A</text:span><text:span text:style-name="T142">C</text:span><text:span text:style-name="T143">I</text:span><text:span text:style-name="T144">Ó</text:span><text:span text:style-name="T145">N</text:span><text:span text:style-name="T146"><text:s/></text:span><text:span text:style-name="T147"><text:s/></text:span><text:span text:style-name="T148">D</text:span><text:span text:style-name="T149">E</text:span><text:span text:style-name="T150"><text:s/></text:span><text:span text:style-name="T151"><text:s/></text:span><text:span text:style-name="T152">R</text:span><text:span text:style-name="T153">E</text:span><text:span text:style-name="T154">S</text:span><text:span text:style-name="T155">U</text:span><text:span text:style-name="T156">L</text:span><text:span text:style-name="T157">T</text:span><text:span text:style-name="T158">A</text:span><text:span text:style-name="T159">D</text:span><text:span text:style-name="T160">O</text:span><text:span text:style-name="T161">S</text:span></text:p>
      <text:p text:style-name="P162"><text:span text:style-name="T163">menu<text:s/></text:span><text:span text:style-name="T164">()</text:span><text:span text:style-name="T165">{</text:span></text:p>
      <text:p text:style-name="P166"><text:span text:style-name="T167">ech</text:span><text:span text:style-name="T168">o</text:span><text:span text:style-name="T169"><text:s/></text:span><text:span text:style-name="T170">"</text:span><text:span text:style-name="T171">E</text:span><text:span text:style-name="T172">l</text:span><text:span text:style-name="T173">i</text:span><text:span text:style-name="T174">g</text:span><text:span text:style-name="T175">e</text:span><text:span text:style-name="T176"><text:s/></text:span><text:span text:style-name="T177"><text:s/></text:span><text:span text:style-name="T178">o</text:span><text:span text:style-name="T179">p</text:span><text:span text:style-name="T180">c</text:span><text:span text:style-name="T181">i</text:span><text:span text:style-name="T182">ó</text:span><text:span text:style-name="T183">n</text:span><text:span text:style-name="T184"><text:s/></text:span><text:span text:style-name="T185"><text:s/></text:span><text:span text:style-name="T186">d</text:span><text:span text:style-name="T187">e</text:span><text:span text:style-name="T188">l</text:span><text:span text:style-name="T189"><text:s/></text:span><text:span text:style-name="T190"><text:s/></text:span><text:span text:style-name="T191">s</text:span><text:span text:style-name="T192">i</text:span><text:span text:style-name="T193">g</text:span><text:span text:style-name="T194">u</text:span><text:span text:style-name="T195">i</text:span><text:span text:style-name="T196">en</text:span><text:span text:style-name="T197">t</text:span><text:span text:style-name="T198">e</text:span><text:span text:style-name="T199"><text:s/></text:span><text:span text:style-name="T200"><text:s/></text:span><text:span text:style-name="T201">m</text:span><text:span text:style-name="T202">enú</text:span><text:span text:style-name="T203">:</text:span><text:span text:style-name="T204">"</text:span></text:p>
      <text:p text:style-name="P205"><text:span text:style-name="T206">echo<text:s/></text:span><text:span text:style-name="T207">"</text:span></text:p>
      <text:list text:style-name="LFO2" text:continue-numbering="true">
        <text:list-item>
          <text:p text:style-name="P208"><text:span text:style-name="T209">s</text:span><text:span text:style-name="T210">u</text:span><text:span text:style-name="T211">m</text:span><text:span text:style-name="T212">a</text:span></text:p>
        </text:list-item>
        <text:list-item>
          <text:p text:style-name="P213"><text:span text:style-name="T214">resta</text:span></text:p>
        </text:list-item>
        <text:list-item>
          <text:p text:style-name="P215"><text:span text:style-name="T216">producto</text:span></text:p>
        </text:list-item>
        <text:list-item>
          <text:p text:style-name="P217"><text:span text:style-name="T218">división</text:span></text:p>
        </text:list-item>
        <text:list-item>
          <text:p text:style-name="P219"><text:span text:style-name="T220">resto"</text:span></text:p>
        </text:list-item>
      </text:list>
      <text:p text:style-name="P221"><text:span text:style-name="T222">}</text:span></text:p>
      <text:p text:style-name="P223"><text:span text:style-name="T224">#</text:span><text:span text:style-name="T225">p</text:span><text:span text:style-name="T226">e</text:span><text:span text:style-name="T227">r</text:span><text:span text:style-name="T228">f</text:span><text:span text:style-name="T229">e</text:span><text:span text:style-name="T230">c</text:span><text:span text:style-name="T231">t</text:span><text:span text:style-name="T232">o</text:span><text:span text:style-name="T233"><text:s/></text:span><text:span text:style-name="T234"><text:s/></text:span><text:span text:style-name="T235">c</text:span><text:span text:style-name="T236">o</text:span><text:span text:style-name="T237">n</text:span><text:span text:style-name="T238"><text:s/></text:span><text:span text:style-name="T239"><text:s/></text:span><text:span text:style-name="T240">nú</text:span><text:span text:style-name="T241">m</text:span><text:span text:style-name="T242">e</text:span><text:span text:style-name="T243">r</text:span><text:span text:style-name="T244">o</text:span><text:span text:style-name="T245">s</text:span><text:span text:style-name="T246"><text:s/></text:span><text:span text:style-name="T247"><text:s/></text:span><text:span text:style-name="T248">en</text:span><text:span text:style-name="T249">t</text:span><text:span text:style-name="T250">e</text:span><text:span text:style-name="T251">r</text:span><text:span text:style-name="T252">o</text:span><text:span text:style-name="T253">s</text:span><text:span text:style-name="T254">.</text:span><text:span text:style-name="T255"><text:s/></text:span><text:span text:style-name="T256"><text:s/></text:span><text:span text:style-name="T257">Fa</text:span><text:span text:style-name="T258">ll</text:span><text:span text:style-name="T259">o</text:span><text:span text:style-name="T260">s</text:span><text:span text:style-name="T261"><text:s/></text:span><text:span text:style-name="T262"><text:s/></text:span><text:span text:style-name="T263">c</text:span><text:span text:style-name="T264">o</text:span><text:span text:style-name="T265">n</text:span><text:span text:style-name="T266"><text:s/></text:span><text:span text:style-name="T267"><text:s/></text:span><text:span text:style-name="T268">r</text:span><text:span text:style-name="T269">e</text:span><text:span text:style-name="T270">a</text:span><text:span text:style-name="T271">l</text:span><text:span text:style-name="T272">e</text:span><text:span text:style-name="T273">s</text:span><text:span text:style-name="T274"><text:s/></text:span><text:span text:style-name="T275"><text:s/></text:span><text:span text:style-name="T276">s</text:span><text:span text:style-name="T277">o</text:span><text:span text:style-name="T278">l</text:span><text:span text:style-name="T279">u</text:span><text:span text:style-name="T280">c</text:span><text:span text:style-name="T281">i</text:span><text:span text:style-name="T282">o</text:span><text:span text:style-name="T283">n</text:span><text:span text:style-name="T284">a</text:span><text:span text:style-name="T285">d</text:span><text:span text:style-name="T286">o</text:span><text:span text:style-name="T287"><text:s/></text:span><text:span text:style-name="T288"><text:s/></text:span><text:span text:style-name="T289">c</text:span><text:span text:style-name="T290">o</text:span><text:span text:style-name="T291">n</text:span><text:span text:style-name="T292"><text:s/></text:span><text:span text:style-name="T293"><text:s/></text:span><text:span text:style-name="T294">(</text:span><text:span text:style-name="T295">)<text:s/></text:span><text:span text:style-name="T296">s</text:span><text:span text:style-name="T297">u</text:span><text:span text:style-name="T298">m</text:span><text:span text:style-name="T299">a</text:span><text:span text:style-name="T300"><text:s/></text:span><text:span text:style-name="T301"><text:s/></text:span><text:span text:style-name="T302">()</text:span><text:span text:style-name="T303">{</text:span></text:p>
      <text:p text:style-name="P304"><text:span text:style-name="T305">resultado</text:span><text:span text:style-name="T306">=</text:span><text:span text:style-name="T307">`echo<text:s/></text:span><text:span text:style-name="T308">"(</text:span><text:span text:style-name="T309">$1</text:span><text:span text:style-name="T310">)+(</text:span><text:span text:style-name="T311">$2</text:span><text:span text:style-name="T312">)"<text:s/></text:span><text:span text:style-name="T313">|<text:s/></text:span><text:span text:style-name="T314">bc<text:s/></text:span><text:span text:style-name="T315">-l`<text:s/></text:span><text:span text:style-name="T316">#resultado=$(($1+$2))<text:s/></text:span><text:span text:style-name="T317">#sólo<text:s/></text:span><text:span text:style-name="T318">para<text:s/></text:span><text:span text:style-name="T319">enteros</text:span></text:p>
      <text:p text:style-name="P320"><text:span text:style-name="T321">}</text:span></text:p>
      <text:p text:style-name="P322"><text:span text:style-name="T323">resta()</text:span><text:span text:style-name="T324">{</text:span></text:p>
      <text:p text:style-name="P325"><text:span text:style-name="T326">resultado</text:span><text:span text:style-name="T327">=</text:span><text:span text:style-name="T328">`echo<text:s/></text:span><text:span text:style-name="T329">"(</text:span><text:span text:style-name="T330">$1</text:span><text:span text:style-name="T331">)-(</text:span><text:span text:style-name="T332">$2</text:span><text:span text:style-name="T333">)"<text:s/></text:span><text:span text:style-name="T334">|</text:span><text:span text:style-name="T335"><text:s/></text:span><text:span text:style-name="T336">bc<text:s/></text:span><text:span text:style-name="T337">-l`<text:s/></text:span><text:span text:style-name="T338">#resultado=$(($1-$2))</text:span></text:p>
      <text:p text:style-name="P339"><text:span text:style-name="T340">}</text:span></text:p>
      <text:p text:style-name="P341"><text:span text:style-name="T342">producto()</text:span><text:span text:style-name="T343">{</text:span></text:p>
      <text:p text:style-name="P344"><text:span text:style-name="T345">resultado</text:span><text:span text:style-name="T346">=</text:span><text:span text:style-name="T347">`echo<text:s/></text:span><text:span text:style-name="T348">"(</text:span><text:span text:style-name="T349">$1</text:span><text:span text:style-name="T350">)*(</text:span><text:span text:style-name="T351">$2</text:span><text:span text:style-name="T352">)"<text:s/></text:span><text:span text:style-name="T353">|</text:span><text:span text:style-name="T354"><text:s/></text:span><text:span text:style-name="T355">bc<text:s/></text:span><text:span text:style-name="T356">-l`<text:s/></text:span><text:span text:style-name="T357">#resultado=$(($1*$2))</text:span></text:p>
      <text:p text:style-name="P358"><text:span text:style-name="T359">}</text:span></text:p>
      <text:p text:style-name="P360"><text:span text:style-name="T361">d</text:span><text:span text:style-name="T362">i</text:span><text:span text:style-name="T363">v</text:span><text:span text:style-name="T364">i</text:span><text:span text:style-name="T365">s</text:span><text:span text:style-name="T366">i</text:span><text:span text:style-name="T367">o</text:span><text:span text:style-name="T368">n</text:span><text:span text:style-name="T369">()</text:span><text:span text:style-name="T370">{</text:span></text:p>
      <text:p text:style-name="P371"><text:span text:style-name="T372">if</text:span><text:span text:style-name="T373"><text:s/></text:span><text:span text:style-name="T374">[</text:span><text:span text:style-name="T375"><text:s/></text:span><text:span text:style-name="T376">"</text:span><text:span text:style-name="T377">$2</text:span><text:span text:style-name="T378">"<text:s/></text:span><text:span text:style-name="T379">!=<text:s/></text:span><text:span text:style-name="T380">"0"<text:s/></text:span><text:span text:style-name="T381">];then</text:span><text:span text:style-name="T382"><text:s/></text:span><text:span text:style-name="T383">#para reales<text:s/></text:span><text:span text:style-name="T384">-ne<text:s/></text:span><text:span text:style-name="T385">es<text:s/></text:span><text:span text:style-name="T386">para<text:s/></text:span><text:span text:style-name="T387">enteros<text:s/></text:span><text:span text:style-name="T388">resultado</text:span><text:span text:style-name="T389">=</text:span><text:span text:style-name="T390">`echo<text:s/></text:span><text:span text:style-name="T391">"scale=2;(</text:span><text:span text:style-name="T392">$1</text:span><text:span text:style-name="T393">)/(</text:span><text:span text:style-name="T394">$2</text:span><text:span text:style-name="T395">)"<text:s/></text:span><text:span text:style-name="T396">|<text:s/></text:span><text:span text:style-name="T397">bc<text:s/></text:span><text:span text:style-name="T398">-l`</text:span></text:p>
      <text:p text:style-name="P399"><text:span text:style-name="T400">else</text:span></text:p>
      <text:p text:style-name="P401"><text:span text:style-name="T402">ech</text:span><text:span text:style-name="T403">o</text:span><text:span text:style-name="T404"><text:s/></text:span><text:span text:style-name="T405">"</text:span><text:span text:style-name="T406">D</text:span><text:span text:style-name="T407">i</text:span><text:span text:style-name="T408">v</text:span><text:span text:style-name="T409">i</text:span><text:span text:style-name="T410">s</text:span><text:span text:style-name="T411">i</text:span><text:span text:style-name="T412">ó</text:span><text:span text:style-name="T413">n</text:span><text:span text:style-name="T414"><text:s/></text:span><text:span text:style-name="T415"><text:s/></text:span><text:span text:style-name="T416">p</text:span><text:span text:style-name="T417">o</text:span><text:span text:style-name="T418">r</text:span><text:span text:style-name="T419"><text:s/></text:span><text:span text:style-name="T420"><text:s/></text:span><text:span text:style-name="T421">0</text:span><text:span text:style-name="T422">"</text:span></text:p>
      <text:p text:style-name="P423"><text:span text:style-name="T424">fi</text:span></text:p>
      <text:p text:style-name="P425"><text:span text:style-name="T426">}</text:span></text:p>
      <text:p text:style-name="P427"><text:span text:style-name="T428">resto()</text:span><text:span text:style-name="T429">{</text:span></text:p>
      <text:p text:style-name="P430"><text:span text:style-name="T431">if [<text:s/></text:span><text:span text:style-name="T432">$2<text:s/></text:span><text:span text:style-name="T433">-ne<text:s/></text:span><text:span text:style-name="T434">0<text:s/></text:span><text:span text:style-name="T435">];then</text:span></text:p>
      <text:p text:style-name="P436"><text:span text:style-name="T437">r</text:span><text:span text:style-name="T438">e</text:span><text:span text:style-name="T439">s</text:span><text:span text:style-name="T440">u</text:span><text:span text:style-name="T441">l</text:span><text:span text:style-name="T442">t</text:span><text:span text:style-name="T443">a</text:span><text:span text:style-name="T444">d</text:span><text:span text:style-name="T445">o</text:span><text:span text:style-name="T446">=</text:span><text:span text:style-name="T447">$((</text:span><text:span text:style-name="T448">$1</text:span><text:span text:style-name="T449">%</text:span><text:span text:style-name="T450">$2</text:span><text:span text:style-name="T451">)</text:span><text:span text:style-name="T452">)</text:span><text:span text:style-name="T453"><text:s/></text:span><text:span text:style-name="T454">#</text:span><text:span text:style-name="T455">s</text:span><text:span text:style-name="T456">ó</text:span><text:span text:style-name="T457">l</text:span><text:span text:style-name="T458">o</text:span><text:span text:style-name="T459"><text:s/></text:span><text:span text:style-name="T460"><text:s/></text:span><text:span text:style-name="T461">p</text:span><text:span text:style-name="T462">a</text:span><text:span text:style-name="T463">r</text:span><text:span text:style-name="T464">a</text:span><text:span text:style-name="T465"><text:s/></text:span><text:span text:style-name="T466"><text:s/></text:span><text:span text:style-name="T467">en</text:span><text:span text:style-name="T468">t</text:span><text:span text:style-name="T469">e</text:span><text:span text:style-name="T470">r</text:span><text:span text:style-name="T471">o</text:span><text:span text:style-name="T472">s</text:span><text:span text:style-name="T473"><text:s/></text:span><text:span text:style-name="T474"><text:s/></text:span><text:span text:style-name="T475">n</text:span><text:span text:style-name="T476">o</text:span><text:span text:style-name="T477"><text:s/></text:span><text:span text:style-name="T478"><text:s/></text:span><text:span text:style-name="T479">p</text:span><text:span text:style-name="T480">a</text:span><text:span text:style-name="T481">r</text:span><text:span text:style-name="T482">a</text:span><text:span text:style-name="T483"><text:s/></text:span><text:span text:style-name="T484"><text:s/></text:span><text:span text:style-name="T485">r</text:span><text:span text:style-name="T486">e</text:span><text:span text:style-name="T487">a</text:span><text:span text:style-name="T488">l</text:span><text:span text:style-name="T489">e</text:span><text:span text:style-name="T490">s</text:span></text:p>
      <text:p text:style-name="P491"><text:span text:style-name="T492">else</text:span></text:p>
      <text:p text:style-name="P493"><text:span text:style-name="T494">ech</text:span><text:span text:style-name="T495">o</text:span><text:span text:style-name="T496"><text:s/></text:span><text:span text:style-name="T497">"</text:span><text:span text:style-name="T498">D</text:span><text:span text:style-name="T499">i</text:span><text:span text:style-name="T500">v</text:span><text:span text:style-name="T501">i</text:span><text:span text:style-name="T502">s</text:span><text:span text:style-name="T503">i</text:span><text:span text:style-name="T504">ó</text:span><text:span text:style-name="T505">n</text:span><text:span text:style-name="T506"><text:s/></text:span><text:span text:style-name="T507"><text:s/></text:span><text:span text:style-name="T508">p</text:span><text:span text:style-name="T509">o</text:span><text:span text:style-name="T510">r</text:span><text:span text:style-name="T511"><text:s/></text:span><text:span text:style-name="T512"><text:s/></text:span><text:span text:style-name="T513">0</text:span><text:span text:style-name="T514">"</text:span></text:p>
      <text:p text:style-name="P515"><text:span text:style-name="T516">fi</text:span></text:p>
      <text:p text:style-name="P517"><text:span text:style-name="T518">}</text:span></text:p>
      <text:p text:style-name="P519"/>
      <text:p text:style-name="P520"><text:span text:style-name="T521">#</text:span><text:span text:style-name="T522">P</text:span><text:span text:style-name="T523">R</text:span><text:span text:style-name="T524">OG</text:span><text:span text:style-name="T525">R</text:span><text:span text:style-name="T526">A</text:span><text:span text:style-name="T527">M</text:span><text:span text:style-name="T528">A</text:span><text:span text:style-name="T529"><text:s/></text:span><text:span text:style-name="T530"><text:s/></text:span><text:span text:style-name="T531">P</text:span><text:span text:style-name="T532">R</text:span><text:span text:style-name="T533">I</text:span><text:span text:style-name="T534">N</text:span><text:span text:style-name="T535">C</text:span><text:span text:style-name="T536">I</text:span><text:span text:style-name="T537">P</text:span><text:span text:style-name="T538">A</text:span><text:span text:style-name="T539">L</text:span></text:p>
      <text:p text:style-name="P540"><text:span text:style-name="T541">if [<text:s/></text:span><text:span text:style-name="T542">$#<text:s/></text:span><text:span text:style-name="T543">-eq<text:s/></text:span><text:span text:style-name="T544">2<text:s/></text:span><text:span text:style-name="T545">];then</text:span></text:p>
      <text:p text:style-name="P546"><text:span text:style-name="T547">#</text:span><text:span text:style-name="T548">c</text:span><text:span text:style-name="T549">o</text:span><text:span text:style-name="T550">m</text:span><text:span text:style-name="T551">p</text:span><text:span text:style-name="T552">r</text:span><text:span text:style-name="T553">o</text:span><text:span text:style-name="T554">b</text:span><text:span text:style-name="T555">a</text:span><text:span text:style-name="T556">c</text:span><text:span text:style-name="T557">i</text:span><text:span text:style-name="T558">ó</text:span><text:span text:style-name="T559">n</text:span><text:span text:style-name="T560"><text:s/></text:span><text:span text:style-name="T561"><text:s/></text:span><text:span text:style-name="T562">d</text:span><text:span text:style-name="T563">e</text:span><text:span text:style-name="T564"><text:s/></text:span><text:span text:style-name="T565"><text:s/></text:span><text:span text:style-name="T566">nú</text:span><text:span text:style-name="T567">m</text:span><text:span text:style-name="T568">e</text:span><text:span text:style-name="T569">r</text:span><text:span text:style-name="T570">o</text:span><text:span text:style-name="T571">s</text:span><text:span text:style-name="T572"><text:s/></text:span><text:span text:style-name="T573"><text:s/></text:span><text:span text:style-name="T574">en</text:span><text:span text:style-name="T575">t</text:span><text:span text:style-name="T576">e</text:span><text:span text:style-name="T577">r</text:span><text:span text:style-name="T578">o</text:span><text:span text:style-name="T579">s</text:span><text:span text:style-name="T580"><text:s/></text:span><text:span text:style-name="T581"><text:s/></text:span><text:span text:style-name="T582">y</text:span><text:span text:style-name="T583"><text:s/></text:span><text:span text:style-name="T584"><text:s/></text:span><text:span text:style-name="T585">r</text:span><text:span text:style-name="T586">e</text:span><text:span text:style-name="T587">a</text:span><text:span text:style-name="T588">l</text:span><text:span text:style-name="T589">e</text:span><text:span text:style-name="T590">s</text:span></text:p>
      <text:p text:style-name="P591"><text:span text:style-name="T592">ech</text:span><text:span text:style-name="T593">o</text:span><text:span text:style-name="T594"><text:s/></text:span><text:span text:style-name="T595">$</text:span><text:span text:style-name="T596">1</text:span><text:span text:style-name="T597"><text:s/></text:span><text:span text:style-name="T598"><text:s/></text:span><text:span text:style-name="T599">|</text:span><text:span text:style-name="T600"><text:s/></text:span><text:span text:style-name="T601">egre</text:span><text:span text:style-name="T602">p</text:span><text:span text:style-name="T603"><text:s/></text:span><text:span text:style-name="T604">-</text:span><text:span text:style-name="T605">q</text:span><text:s/><text:span text:style-name="T606"><text:s/></text:span><text:span text:style-name="T607">'</text:span><text:span text:style-name="T608">^</text:span><text:span text:style-name="T609">\</text:span><text:span text:style-name="T610">-?[</text:span><text:span text:style-name="T611">0</text:span><text:span text:style-name="T612">-</text:span><text:span text:style-name="T613">9</text:span><text:span text:style-name="T614"><text:s/></text:span><text:span text:style-name="T615"><text:s/></text:span><text:span text:style-name="T616">.,]</text:span><text:span text:style-name="T617">+$</text:span><text:span text:style-name="T618">'</text:span></text:p>
      <text:p text:style-name="P619"><text:span text:style-name="T620">if<text:s/></text:span><text:span text:style-name="T621">[<text:s/></text:span><text:span text:style-name="T622">$?<text:s/></text:span><text:span text:style-name="T623">-ne<text:s/></text:span><text:span text:style-name="T624">0<text:s/></text:span><text:span text:style-name="T625">];then</text:span></text:p>
      <text:p text:style-name="P626"><text:span text:style-name="T627">ech</text:span><text:span text:style-name="T628">o</text:span><text:span text:style-name="T629"><text:s/></text:span><text:span text:style-name="T630">"</text:span><text:span text:style-name="T631">E</text:span><text:span text:style-name="T632">l</text:span><text:span text:style-name="T633"><text:s/></text:span><text:span text:style-name="T634"><text:s/></text:span><text:span text:style-name="T635">p</text:span><text:span text:style-name="T636">a</text:span><text:span text:style-name="T637">r</text:span><text:span text:style-name="T638">á</text:span><text:span text:style-name="T639">m</text:span><text:span text:style-name="T640">e</text:span><text:span text:style-name="T641">t</text:span><text:span text:style-name="T642">r</text:span><text:span text:style-name="T643">o</text:span><text:span text:style-name="T644"><text:s/></text:span><text:span text:style-name="T645"><text:s/></text:span><text:span text:style-name="T646">$</text:span><text:span text:style-name="T647">1</text:span><text:span text:style-name="T648"><text:s/></text:span><text:span text:style-name="T649"><text:s/></text:span><text:span text:style-name="T650">n</text:span><text:span text:style-name="T651">o</text:span><text:span text:style-name="T652"><text:s/></text:span><text:span text:style-name="T653"><text:s/></text:span><text:span text:style-name="T654">e</text:span><text:span text:style-name="T655">s</text:span><text:span text:style-name="T656"><text:s/></text:span><text:span text:style-name="T657"><text:s/></text:span><text:span text:style-name="T658">nú</text:span><text:span text:style-name="T659">m</text:span><text:span text:style-name="T660">e</text:span><text:span text:style-name="T661">r</text:span><text:span text:style-name="T662">o</text:span><text:span text:style-name="T663">"</text:span></text:p>
      <text:p text:style-name="P664"><text:span text:style-name="T665">exit fi</text:span></text:p>
      <text:p text:style-name="P666"><text:span text:style-name="T667">ech</text:span><text:span text:style-name="T668">o</text:span><text:span text:style-name="T669"><text:s/></text:span><text:span text:style-name="T670">$</text:span><text:span text:style-name="T671">2</text:span><text:span text:style-name="T672"><text:s/></text:span><text:span text:style-name="T673"><text:s/></text:span><text:span text:style-name="T674">|</text:span><text:span text:style-name="T675"><text:s/></text:span><text:span text:style-name="T676">egre</text:span><text:span text:style-name="T677">p</text:span><text:span text:style-name="T678"><text:s/></text:span><text:span text:style-name="T679">-</text:span><text:span text:style-name="T680">q</text:span><text:span text:style-name="T681"><text:s/></text:span><text:span text:style-name="T682"><text:s/></text:span><text:span text:style-name="T683">'</text:span><text:span text:style-name="T684">^</text:span><text:span text:style-name="T685">\</text:span><text:span text:style-name="T686">-?[</text:span><text:span text:style-name="T687">0</text:span><text:span text:style-name="T688">-</text:span><text:span text:style-name="T689">9</text:span><text:span text:style-name="T690"><text:s/></text:span><text:span text:style-name="T691"><text:s/></text:span><text:span text:style-name="T692">.,]</text:span><text:span text:style-name="T693">+$</text:span><text:span text:style-name="T694">'</text:span></text:p>
      <text:p text:style-name="P695"><text:span text:style-name="T696">if<text:s/></text:span><text:span text:style-name="T697">[<text:s/></text:span><text:span text:style-name="T698">$?<text:s/></text:span><text:span text:style-name="T699">-ne<text:s/></text:span><text:span text:style-name="T700">0<text:s/></text:span><text:span text:style-name="T701">];then</text:span></text:p>
      <text:p text:style-name="P702"><text:span text:style-name="T703">ech</text:span><text:span text:style-name="T704">o</text:span><text:span text:style-name="T705"><text:s/></text:span><text:span text:style-name="T706">"</text:span><text:span text:style-name="T707">E</text:span><text:span text:style-name="T708">l</text:span><text:span text:style-name="T709"><text:s/></text:span><text:span text:style-name="T710"><text:s/></text:span><text:span text:style-name="T711">p</text:span><text:span text:style-name="T712">a</text:span><text:span text:style-name="T713">r</text:span><text:span text:style-name="T714">á</text:span><text:span text:style-name="T715">m</text:span><text:span text:style-name="T716">e</text:span><text:span text:style-name="T717">t</text:span><text:span text:style-name="T718">r</text:span><text:span text:style-name="T719">o</text:span><text:span text:style-name="T720"><text:s/></text:span><text:span text:style-name="T721"><text:s/></text:span><text:span text:style-name="T722">$</text:span><text:span text:style-name="T723">2</text:span><text:span text:style-name="T724"><text:s/></text:span><text:span text:style-name="T725"><text:s/></text:span><text:span text:style-name="T726">n</text:span><text:span text:style-name="T727">o</text:span><text:span text:style-name="T728"><text:s/></text:span><text:span text:style-name="T729"><text:s/></text:span><text:span text:style-name="T730">e</text:span><text:span text:style-name="T731">s</text:span><text:span text:style-name="T732"><text:s/></text:span><text:span text:style-name="T733"><text:s/></text:span><text:span text:style-name="T734">nú</text:span><text:span text:style-name="T735">m</text:span><text:span text:style-name="T736">e</text:span><text:span text:style-name="T737">r</text:span><text:span text:style-name="T738">o</text:span><text:span text:style-name="T739">"</text:span></text:p>
      <text:p text:style-name="P740"><text:span text:style-name="T741">exit</text:span></text:p>
      <text:p text:style-name="P742"><text:span text:style-name="T743">fi</text:span></text:p>
      <text:p text:style-name="P744"><text:span text:style-name="T745">ech</text:span><text:span text:style-name="T746">o</text:span><text:span text:style-name="T747"><text:s/></text:span><text:span text:style-name="T748">"</text:span><text:span text:style-name="T749">S</text:span><text:span text:style-name="T750">e</text:span><text:span text:style-name="T751"><text:s/></text:span><text:span text:style-name="T752"><text:s/></text:span><text:span text:style-name="T753">p</text:span><text:span text:style-name="T754">r</text:span><text:span text:style-name="T755">o</text:span><text:span text:style-name="T756">c</text:span><text:span text:style-name="T757">e</text:span><text:span text:style-name="T758">d</text:span><text:span text:style-name="T759">e</text:span><text:span text:style-name="T760"><text:s/></text:span><text:span text:style-name="T761"><text:s/></text:span><text:span text:style-name="T762">a</text:span><text:span text:style-name="T763"><text:s/></text:span><text:span text:style-name="T764"><text:s/></text:span><text:span text:style-name="T765">r</text:span><text:span text:style-name="T766">e</text:span><text:span text:style-name="T767">a</text:span><text:span text:style-name="T768">l</text:span><text:span text:style-name="T769">i</text:span><text:span text:style-name="T770">z</text:span><text:span text:style-name="T771">a</text:span><text:span text:style-name="T772">r</text:span><text:span text:style-name="T773"><text:s/></text:span><text:span text:style-name="T774"><text:s/></text:span><text:span text:style-name="T775">l</text:span><text:span text:style-name="T776">a</text:span><text:span text:style-name="T777">s</text:span><text:span text:style-name="T778"><text:s/></text:span><text:span text:style-name="T779"><text:s/></text:span><text:span text:style-name="T780">o</text:span><text:span text:style-name="T781">p</text:span><text:span text:style-name="T782">e</text:span><text:span text:style-name="T783">r</text:span><text:span text:style-name="T784">a</text:span><text:span text:style-name="T785">c</text:span><text:span text:style-name="T786">i</text:span><text:span text:style-name="T787">o</text:span><text:span text:style-name="T788">ne</text:span><text:span text:style-name="T789">s</text:span><text:span text:style-name="T790"><text:s/></text:span><text:span text:style-name="T791"><text:s/></text:span><text:span text:style-name="T792">q</text:span><text:span text:style-name="T793">u</text:span><text:span text:style-name="T794">e</text:span><text:span text:style-name="T795"><text:s/></text:span><text:span text:style-name="T796"><text:s/></text:span><text:span text:style-name="T797">e</text:span><text:span text:style-name="T798">l</text:span><text:span text:style-name="T799">i</text:span><text:span text:style-name="T800">j</text:span><text:span text:style-name="T801">a</text:span><text:span text:style-name="T802">s</text:span><text:span text:style-name="T803"><text:s/></text:span><text:span text:style-name="T804"><text:s/></text:span><text:span text:style-name="T805">d</text:span><text:span text:style-name="T806">e</text:span><text:span text:style-name="T807">l</text:span><text:span text:style-name="T808"><text:s/></text:span><text:span text:style-name="T809"><text:s/></text:span><text:span text:style-name="T810">s</text:span><text:span text:style-name="T811">i</text:span><text:span text:style-name="T812">g</text:span><text:span text:style-name="T813">u</text:span><text:span text:style-name="T814">i</text:span><text:span text:style-name="T815">en</text:span><text:span text:style-name="T816">t</text:span><text:span text:style-name="T817">e</text:span><text:span text:style-name="T818"><text:s/></text:span><text:span text:style-name="T819"><text:s/></text:span><text:span text:style-name="T820">m</text:span><text:span text:style-name="T821">enú</text:span><text:span text:style-name="T822">"<text:s/></text:span><text:span text:style-name="T823">m</text:span><text:span text:style-name="T824">en</text:span><text:span text:style-name="T825">u</text:span><text:span text:style-name="T826"><text:s/></text:span><text:span text:style-name="T827"><text:s/></text:span><text:span text:style-name="T828">#</text:span><text:span text:style-name="T829">ll</text:span><text:span text:style-name="T830">a</text:span><text:span text:style-name="T831">m</text:span><text:span text:style-name="T832">a</text:span><text:span text:style-name="T833">d</text:span><text:span text:style-name="T834">a</text:span><text:span text:style-name="T835"><text:s/></text:span><text:span text:style-name="T836"><text:s/></text:span><text:span text:style-name="T837">a</text:span><text:span text:style-name="T838"><text:s/></text:span><text:span text:style-name="T839"><text:s/></text:span><text:span text:style-name="T840">f</text:span><text:span text:style-name="T841">un</text:span><text:span text:style-name="T842">c</text:span><text:span text:style-name="T843">i</text:span><text:span text:style-name="T844">ó</text:span><text:span text:style-name="T845">n</text:span></text:p>
      <text:p text:style-name="P846"><text:span text:style-name="T847">rea</text:span><text:span text:style-name="T848">d</text:span><text:span text:style-name="T849"><text:s/></text:span><text:span text:style-name="T850">-</text:span><text:span text:style-name="T851">p</text:span><text:span text:style-name="T852"><text:s/></text:span><text:span text:style-name="T853"><text:s/></text:span><text:span text:style-name="T854">"</text:span><text:span text:style-name="T855">I</text:span><text:span text:style-name="T856">n</text:span><text:span text:style-name="T857">t</text:span><text:span text:style-name="T858">r</text:span><text:span text:style-name="T859">o</text:span><text:span text:style-name="T860">d</text:span><text:span text:style-name="T861">u</text:span><text:span text:style-name="T862">c</text:span><text:span text:style-name="T863">e</text:span><text:span text:style-name="T864"><text:s/></text:span><text:span text:style-name="T865"><text:s/></text:span><text:span text:style-name="T866">o</text:span><text:span text:style-name="T867">p</text:span><text:span text:style-name="T868">c</text:span><text:span text:style-name="T869">i</text:span><text:span text:style-name="T870">ó</text:span><text:span text:style-name="T871">n</text:span><text:span text:style-name="T872"><text:s/></text:span><text:span text:style-name="T873"><text:s/></text:span><text:span text:style-name="T874">d</text:span><text:span text:style-name="T875">e</text:span><text:span text:style-name="T876">l</text:span><text:span text:style-name="T877"><text:s/></text:span><text:span text:style-name="T878"><text:s/></text:span><text:span text:style-name="T879">m</text:span><text:span text:style-name="T880">enú</text:span><text:span text:style-name="T881">:</text:span><text:span text:style-name="T882"><text:s/></text:span><text:span text:style-name="T883"><text:s/></text:span><text:span text:style-name="T884">"</text:span><text:span text:style-name="T885"><text:s/></text:span><text:span text:style-name="T886"><text:s/></text:span><text:span text:style-name="T887">r</text:span><text:span text:style-name="T888">e</text:span><text:span text:style-name="T889">s</text:span><text:span text:style-name="T890">p</text:span></text:p>
      <text:p text:style-name="P891"><text:span text:style-name="T892">ech</text:span><text:span text:style-name="T893">o</text:span><text:span text:style-name="T894"><text:s/></text:span><text:span text:style-name="T895">$</text:span><text:span text:style-name="T896">r</text:span><text:span text:style-name="T897">e</text:span><text:span text:style-name="T898">s</text:span><text:span text:style-name="T899">p</text:span><text:span text:style-name="T900"><text:s/></text:span><text:span text:style-name="T901"><text:s/></text:span><text:span text:style-name="T902">|</text:span><text:span text:style-name="T903"><text:s/></text:span><text:span text:style-name="T904">egre</text:span><text:span text:style-name="T905">p</text:span><text:span text:style-name="T906"><text:s/></text:span><text:span text:style-name="T907">-</text:span><text:span text:style-name="T908">q</text:span><text:span text:style-name="T909"><text:s/></text:span><text:span text:style-name="T910"><text:s/></text:span><text:span text:style-name="T911">'</text:span><text:span text:style-name="T912">^</text:span><text:span text:style-name="T913">?[</text:span><text:span text:style-name="T914">0</text:span><text:span text:style-name="T915">-</text:span><text:span text:style-name="T916">9</text:span><text:span text:style-name="T917"><text:s/></text:span><text:span text:style-name="T918"><text:s/></text:span><text:span text:style-name="T919">.,]</text:span><text:span text:style-name="T920">+$</text:span><text:span text:style-name="T921">'</text:span><text:span text:style-name="T922"><text:s/></text:span><text:span text:style-name="T923"><text:s/></text:span><text:span text:style-name="T924">#</text:span><text:span text:style-name="T925">n</text:span><text:span text:style-name="T926">o</text:span><text:span text:style-name="T927">s</text:span><text:span text:style-name="T928"><text:s/></text:span><text:span text:style-name="T929"><text:s/></text:span><text:span text:style-name="T930">a</text:span><text:span text:style-name="T931">s</text:span><text:span text:style-name="T932">e</text:span><text:span text:style-name="T933">g</text:span><text:span text:style-name="T934">u</text:span><text:span text:style-name="T935">r</text:span><text:span text:style-name="T936">a</text:span><text:span text:style-name="T937">m</text:span><text:span text:style-name="T938">o</text:span><text:span text:style-name="T939">s</text:span><text:span text:style-name="T940"><text:s/></text:span><text:span text:style-name="T941"><text:s/></text:span><text:span text:style-name="T942">nú</text:span><text:span text:style-name="T943">m</text:span><text:span text:style-name="T944">e</text:span><text:span text:style-name="T945">r</text:span><text:span text:style-name="T946">o</text:span><text:span text:style-name="T947">s</text:span></text:p>
      <text:p text:style-name="P948"><text:span text:style-name="T949">while [<text:s/></text:span><text:span text:style-name="T950">$?<text:s/></text:span><text:span text:style-name="T951">-eq<text:s/></text:span><text:span text:style-name="T952">0<text:s/></text:span><text:span text:style-name="T953">] &amp;&amp; [<text:s/></text:span><text:span text:style-name="T954">$resp<text:s/></text:span><text:span text:style-name="T955">-ge<text:s/></text:span><text:span text:style-name="T956">1<text:s/></text:span><text:span text:style-name="T957">];do case<text:s/></text:span><text:span text:style-name="T958">$resp<text:s/></text:span><text:span text:style-name="T959">in</text:span></text:p>
      <text:p text:style-name="P960"><text:span text:style-name="T961">1</text:span><text:span text:style-name="T962">)</text:span><text:span text:style-name="T963">o</text:span><text:span text:style-name="T964">p</text:span><text:span text:style-name="T965">e</text:span><text:span text:style-name="T966">r</text:span><text:span text:style-name="T967">a</text:span><text:span text:style-name="T968">c</text:span><text:span text:style-name="T969">i</text:span><text:span text:style-name="T970">o</text:span><text:span text:style-name="T971">n</text:span><text:span text:style-name="T972">=</text:span><text:span text:style-name="T973">"</text:span><text:span text:style-name="T974"><text:s/></text:span><text:span text:style-name="T975"><text:s/></text:span><text:span text:style-name="T976">+</text:span><text:span text:style-name="T977"><text:s/></text:span><text:span text:style-name="T978"><text:s/></text:span><text:span text:style-name="T979">"</text:span><text:span text:style-name="T980">;</text:span><text:span text:style-name="T981"><text:s/></text:span><text:span text:style-name="T982">ech</text:span><text:span text:style-name="T983">o</text:span><text:span text:style-name="T984"><text:s/></text:span><text:span text:style-name="T985">"</text:span><text:span text:style-name="T986">S</text:span><text:span text:style-name="T987">e</text:span><text:span text:style-name="T988"><text:s/></text:span><text:span text:style-name="T989"><text:s/></text:span><text:span text:style-name="T990">v</text:span><text:span text:style-name="T991">a</text:span><text:span text:style-name="T992"><text:s/></text:span><text:span text:style-name="T993"><text:s/></text:span><text:span text:style-name="T994">a</text:span><text:span text:style-name="T995"><text:s/></text:span><text:span text:style-name="T996"><text:s/></text:span><text:span text:style-name="T997">r</text:span><text:span text:style-name="T998">e</text:span><text:span text:style-name="T999">a</text:span><text:span text:style-name="T1000">l</text:span><text:span text:style-name="T1001">i</text:span><text:span text:style-name="T1002">z</text:span><text:span text:style-name="T1003">a</text:span><text:span text:style-name="T1004">r</text:span><text:span text:style-name="T1005"><text:s/></text:span><text:span text:style-name="T1006"><text:s/></text:span><text:span text:style-name="T1007">$</text:span><text:span text:style-name="T1008">o</text:span><text:span text:style-name="T1009">p</text:span><text:span text:style-name="T1010">e</text:span><text:span text:style-name="T1011">r</text:span><text:span text:style-name="T1012">a</text:span><text:span text:style-name="T1013">c</text:span><text:span text:style-name="T1014">i</text:span><text:span text:style-name="T1015">o</text:span><text:span text:style-name="T1016">n</text:span><text:span text:style-name="T1017"><text:s/></text:span><text:span text:style-name="T1018"><text:s/></text:span><text:span text:style-name="T1019">"</text:span><text:span text:style-name="T1020">;</text:span><text:span text:style-name="T1021">s</text:span><text:span text:style-name="T1022">u</text:span><text:span text:style-name="T1023">m</text:span><text:span text:style-name="T1024">a</text:span><text:span text:style-name="T1025"><text:s/></text:span><text:span text:style-name="T1026"><text:s/></text:span><text:span text:style-name="T1027">$</text:span><text:span text:style-name="T1028">1</text:span><text:span text:style-name="T1029"><text:s/></text:span><text:span text:style-name="T1030"><text:s/></text:span><text:span text:style-name="T1031">$2</text:span><text:span text:style-name="T1032">;</text:span><text:span text:style-name="T1033">;<text:s/></text:span><text:span text:style-name="T1034">2)</text:span><text:span text:style-name="T1035">operacion</text:span><text:span text:style-name="T1036">=</text:span><text:span text:style-name="T1037">"<text:s/></text:span><text:span text:style-name="T1038">-<text:s/></text:span><text:span text:style-name="T1039">"</text:span><text:span text:style-name="T1040">;echo<text:s/></text:span><text:span text:style-name="T1041">"Se<text:s/></text:span><text:span text:style-name="T1042">va<text:s/></text:span><text:span text:style-name="T1043">a<text:s/></text:span><text:span text:style-name="T1044">realizar<text:s/></text:span><text:span text:style-name="T1045">$operacion<text:s/></text:span><text:span text:style-name="T1046">"</text:span><text:span text:style-name="T1047">;</text:span><text:span text:style-name="T1048">resta<text:s/></text:span><text:span text:style-name="T1049">$1<text:s/></text:span><text:span text:style-name="T1050">$2</text:span><text:span text:style-name="T1051">;;<text:s/></text:span><text:span text:style-name="T1052">3)</text:span><text:span text:style-name="T1053">operacion</text:span><text:span text:style-name="T1054">=</text:span><text:span text:style-name="T1055">"</text:span><text:span text:style-name="T1056"><text:s/></text:span><text:span text:style-name="T1057">*</text:span><text:span text:style-name="T1058"><text:s/></text:span><text:span text:style-name="T1059">"</text:span><text:span text:style-name="T1060">;echo</text:span><text:span text:style-name="T1061"><text:s/></text:span><text:span text:style-name="T1062">"Se</text:span><text:span text:style-name="T1063"><text:s/></text:span><text:span text:style-name="T1064">va</text:span><text:span text:style-name="T1065"><text:s/></text:span><text:span text:style-name="T1066">a</text:span><text:span text:style-name="T1067"><text:s/></text:span><text:span text:style-name="T1068">realizar</text:span><text:span text:style-name="T1069"><text:s/></text:span><text:span text:style-name="T1070">$operacion</text:span><text:span text:style-name="T1071"><text:s/></text:span><text:span text:style-name="T1072">"</text:span><text:span text:style-name="T1073">;</text:span><text:span text:style-name="T1074">producto</text:span><text:span text:style-name="T1075"><text:s/></text:span><text:span text:style-name="T1076">$1</text:span><text:span text:style-name="T1077"><text:s/></text:span><text:span text:style-name="T1078">$2</text:span><text:span text:style-name="T1079">;;<text:s/></text:span><text:span text:style-name="T1080">4</text:span><text:span text:style-name="T1081">)</text:span><text:span text:style-name="T1082">o</text:span><text:span text:style-name="T1083">p</text:span><text:span text:style-name="T1084">e</text:span><text:span text:style-name="T1085">r</text:span><text:span text:style-name="T1086">a</text:span><text:span text:style-name="T1087">c</text:span><text:span text:style-name="T1088">i</text:span><text:span text:style-name="T1089">o</text:span><text:span text:style-name="T1090">n</text:span><text:span text:style-name="T1091">=</text:span><text:span text:style-name="T1092">"</text:span><text:span text:style-name="T1093"><text:s/></text:span><text:span text:style-name="T1094"><text:s/></text:span><text:span text:style-name="T1095">/</text:span><text:span text:style-name="T1096"><text:s/></text:span><text:span text:style-name="T1097"><text:s/></text:span><text:span text:style-name="T1098">"</text:span><text:span text:style-name="T1099">;ech</text:span><text:span text:style-name="T1100">o</text:span><text:span text:style-name="T1101"><text:s/></text:span><text:span text:style-name="T1102">"</text:span><text:span text:style-name="T1103">S</text:span><text:span text:style-name="T1104">e</text:span><text:span text:style-name="T1105"><text:s/></text:span><text:span text:style-name="T1106"><text:s/></text:span><text:span text:style-name="T1107">v</text:span><text:span text:style-name="T1108">a</text:span><text:span text:style-name="T1109"><text:s/></text:span><text:span text:style-name="T1110"><text:s/></text:span><text:span text:style-name="T1111">a</text:span><text:span text:style-name="T1112"><text:s/></text:span><text:span text:style-name="T1113"><text:s/></text:span><text:span text:style-name="T1114">r</text:span><text:span text:style-name="T1115">e</text:span><text:span text:style-name="T1116">a</text:span><text:span text:style-name="T1117">l</text:span><text:span text:style-name="T1118">i</text:span><text:span text:style-name="T1119">z</text:span><text:span text:style-name="T1120">a</text:span><text:span text:style-name="T1121">r</text:span><text:span text:style-name="T1122"><text:s/></text:span><text:span text:style-name="T1123"><text:s/></text:span><text:span text:style-name="T1124">$</text:span><text:span text:style-name="T1125">o</text:span><text:span text:style-name="T1126">p</text:span><text:span text:style-name="T1127">e</text:span><text:span text:style-name="T1128">r</text:span><text:span text:style-name="T1129">a</text:span><text:span text:style-name="T1130">c</text:span><text:span text:style-name="T1131">i</text:span><text:span text:style-name="T1132">o</text:span><text:span text:style-name="T1133">n</text:span><text:span text:style-name="T1134"><text:s/></text:span><text:span text:style-name="T1135"><text:s/></text:span><text:span text:style-name="T1136">"</text:span><text:span text:style-name="T1137">;</text:span><text:span text:style-name="T1138">d</text:span><text:span text:style-name="T1139">i</text:span><text:span text:style-name="T1140">v</text:span><text:span text:style-name="T1141">i</text:span><text:span text:style-name="T1142">s</text:span><text:span text:style-name="T1143">i</text:span><text:span text:style-name="T1144">o</text:span><text:span text:style-name="T1145">n</text:span><text:span text:style-name="T1146"><text:s/></text:span><text:span text:style-name="T1147"><text:s/></text:span><text:span text:style-name="T1148">$</text:span><text:span text:style-name="T1149">1</text:span><text:span text:style-name="T1150"><text:s/></text:span><text:span text:style-name="T1151"><text:s/></text:span><text:span text:style-name="T1152">$2</text:span><text:span text:style-name="T1153">;</text:span><text:span text:style-name="T1154">;<text:s/></text:span><text:span text:style-name="T1155">5)</text:span><text:span text:style-name="T1156">operacion</text:span><text:span text:style-name="T1157">=</text:span><text:span text:style-name="T1158">"<text:s/></text:span><text:span text:style-name="T1159">%<text:s/></text:span><text:span text:style-name="T1160">"</text:span><text:span text:style-name="T1161">;echo<text:s/></text:span><text:span text:style-name="T1162">"Se<text:s/></text:span><text:span text:style-name="T1163">va<text:s/></text:span><text:span text:style-name="T1164">a<text:s/></text:span><text:span text:style-name="T1165">realizar<text:s/></text:span><text:span text:style-name="T1166">$operacion<text:s/></text:span><text:span text:style-name="T1167">"</text:span><text:span text:style-name="T1168">;</text:span><text:span text:style-name="T1169">resto<text:s/></text:span><text:span text:style-name="T1170">$1</text:span><text:span text:style-name="T1171"><text:s/></text:span><text:span text:style-name="T1172">$2</text:span><text:span text:style-name="T1173">;;</text:span></text:p>
      <text:soft-page-break/>
      <text:p text:style-name="P1174"><text:span text:style-name="T1175">*)</text:span><text:span text:style-name="T1176">ech</text:span><text:span text:style-name="T1177">o</text:span><text:span text:style-name="T1178"><text:s/></text:span><text:span text:style-name="T1179">"</text:span><text:span text:style-name="T1180">o</text:span><text:span text:style-name="T1181">p</text:span><text:span text:style-name="T1182">c</text:span><text:span text:style-name="T1183">i</text:span><text:span text:style-name="T1184">ó</text:span><text:span text:style-name="T1185">n</text:span><text:span text:style-name="T1186"><text:s/></text:span><text:span text:style-name="T1187"><text:s/></text:span><text:span text:style-name="T1188">$</text:span><text:span text:style-name="T1189">r</text:span><text:span text:style-name="T1190">e</text:span><text:span text:style-name="T1191">s</text:span><text:span text:style-name="T1192">p</text:span><text:span text:style-name="T1193"><text:s/></text:span><text:span text:style-name="T1194"><text:s/></text:span><text:span text:style-name="T1195">n</text:span><text:span text:style-name="T1196">o</text:span><text:span text:style-name="T1197"><text:s/></text:span><text:span text:style-name="T1198"><text:s/></text:span><text:span text:style-name="T1199">v</text:span><text:span text:style-name="T1200">á</text:span><text:span text:style-name="T1201">l</text:span><text:span text:style-name="T1202">i</text:span><text:span text:style-name="T1203">d</text:span><text:span text:style-name="T1204">a</text:span><text:span text:style-name="T1205"><text:s/></text:span><text:span text:style-name="T1206"><text:s/></text:span><text:span text:style-name="T1207">y</text:span><text:span text:style-name="T1208"><text:s/></text:span><text:span text:style-name="T1209"><text:s/></text:span><text:span text:style-name="T1210">s</text:span><text:span text:style-name="T1211">e</text:span><text:span text:style-name="T1212"><text:s/></text:span><text:span text:style-name="T1213"><text:s/></text:span><text:span text:style-name="T1214">t</text:span><text:span text:style-name="T1215">e</text:span><text:span text:style-name="T1216">r</text:span><text:span text:style-name="T1217">m</text:span><text:span text:style-name="T1218">i</text:span><text:span text:style-name="T1219">n</text:span><text:span text:style-name="T1220">a</text:span><text:span text:style-name="T1221">"</text:span><text:span text:style-name="T1222">;break;</text:span><text:span text:style-name="T1223">;</text:span><text:span text:style-name="T1224"><text:s/></text:span><text:span text:style-name="T1225">#</text:span><text:span text:style-name="T1226">s</text:span><text:span text:style-name="T1227">a</text:span><text:span text:style-name="T1228">l</text:span><text:span text:style-name="T1229">e</text:span></text:p>
      <text:p text:style-name="P1230"><text:span text:style-name="T1231">esac</text:span></text:p>
      <text:p text:style-name="P1232"><text:span text:style-name="T1233">echo<text:s/></text:span><text:span text:style-name="T1234">"</text:span><text:span text:style-name="T1235">$1 $operacion $2<text:s/></text:span><text:span text:style-name="T1236">=<text:s/></text:span><text:span text:style-name="T1237">$resultado</text:span><text:span text:style-name="T1238">"</text:span></text:p>
      <text:p text:style-name="P1239"><text:span text:style-name="T1240">rea</text:span><text:span text:style-name="T1241">d</text:span><text:span text:style-name="T1242"><text:s/></text:span><text:span text:style-name="T1243">-</text:span><text:span text:style-name="T1244">p</text:span><text:span text:style-name="T1245"><text:s/></text:span><text:span text:style-name="T1246"><text:s/></text:span><text:span text:style-name="T1247">"</text:span><text:span text:style-name="T1248">I</text:span><text:span text:style-name="T1249">n</text:span><text:span text:style-name="T1250">t</text:span><text:span text:style-name="T1251">r</text:span><text:span text:style-name="T1252">o</text:span><text:span text:style-name="T1253">d</text:span><text:span text:style-name="T1254">u</text:span><text:span text:style-name="T1255">c</text:span><text:span text:style-name="T1256">e</text:span><text:span text:style-name="T1257"><text:s/></text:span><text:span text:style-name="T1258"><text:s/></text:span><text:span text:style-name="T1259">o</text:span><text:span text:style-name="T1260">p</text:span><text:span text:style-name="T1261">c</text:span><text:span text:style-name="T1262">i</text:span><text:span text:style-name="T1263">ó</text:span><text:span text:style-name="T1264">n</text:span><text:span text:style-name="T1265"><text:s/></text:span><text:span text:style-name="T1266"><text:s/></text:span><text:span text:style-name="T1267">d</text:span><text:span text:style-name="T1268">e</text:span><text:span text:style-name="T1269">l</text:span><text:span text:style-name="T1270"><text:s/></text:span><text:span text:style-name="T1271"><text:s/></text:span><text:span text:style-name="T1272">m</text:span><text:span text:style-name="T1273">enú</text:span><text:span text:style-name="T1274">:</text:span><text:span text:style-name="T1275"><text:s/></text:span><text:span text:style-name="T1276"><text:s/></text:span><text:span text:style-name="T1277">"</text:span><text:span text:style-name="T1278"><text:s/></text:span><text:span text:style-name="T1279"><text:s/></text:span><text:span text:style-name="T1280">r</text:span><text:span text:style-name="T1281">e</text:span><text:span text:style-name="T1282">s</text:span><text:span text:style-name="T1283">p</text:span></text:p>
      <text:p text:style-name="P1284"><text:span text:style-name="T1285">done else</text:span></text:p>
      <text:p text:style-name="P1286"><text:span text:style-name="T1287">ech</text:span><text:span text:style-name="T1288">o</text:span><text:span text:style-name="T1289"><text:s/></text:span><text:span text:style-name="T1290">"</text:span><text:span text:style-name="T1291">D</text:span><text:span text:style-name="T1292">e</text:span><text:span text:style-name="T1293">b</text:span><text:span text:style-name="T1294">e</text:span><text:span text:style-name="T1295"><text:s/></text:span><text:span text:style-name="T1296"><text:s/></text:span><text:span text:style-name="T1297">i</text:span><text:span text:style-name="T1298">n</text:span><text:span text:style-name="T1299">t</text:span><text:span text:style-name="T1300">r</text:span><text:span text:style-name="T1301">o</text:span><text:span text:style-name="T1302">d</text:span><text:span text:style-name="T1303">u</text:span><text:span text:style-name="T1304">c</text:span><text:span text:style-name="T1305">i</text:span><text:span text:style-name="T1306">r</text:span><text:span text:style-name="T1307"><text:s/></text:span><text:span text:style-name="T1308"><text:s/></text:span><text:span text:style-name="T1309">2</text:span><text:span text:style-name="T1310"><text:s/></text:span><text:span text:style-name="T1311"><text:s/></text:span><text:span text:style-name="T1312">nú</text:span><text:span text:style-name="T1313">m</text:span><text:span text:style-name="T1314">e</text:span><text:span text:style-name="T1315">r</text:span><text:span text:style-name="T1316">o</text:span><text:span text:style-name="T1317">s</text:span><text:span text:style-name="T1318">"</text:span></text:p>
      <text:p text:style-name="P1319">fi</text:p>
      <text:p text:style-name="Standard"/>
      <text:list text:style-name="LFO1" text:continue-numbering="true">
        <text:list-item>
          <text:p text:style-name="P1320">Se pasa un directorio como parámetro y debe comprimirlo con el nombre fecha_ nombre_directorio.tar.gz. La fecha debe estar en el formato dd-mm-yyyy</text:p>
        </text:list-item>
      </text:list>
      <text:p text:style-name="P1321"/>
      <text:p text:style-name="P1322"><text:span text:style-name="T1323">#|/bin/bash</text:span></text:p>
      <text:p text:style-name="P1324"><text:span text:style-name="T1325">#</text:span><text:span text:style-name="T1326">S</text:span><text:span text:style-name="T1327">E</text:span><text:span text:style-name="T1328"><text:s/></text:span><text:span text:style-name="T1329"><text:s/></text:span><text:span text:style-name="T1330">P</text:span><text:span text:style-name="T1331">A</text:span><text:span text:style-name="T1332">S</text:span><text:span text:style-name="T1333">A</text:span><text:span text:style-name="T1334"><text:s/></text:span><text:span text:style-name="T1335"><text:s/></text:span><text:span text:style-name="T1336">U</text:span><text:span text:style-name="T1337">N</text:span><text:span text:style-name="T1338"><text:s/></text:span><text:span text:style-name="T1339"><text:s/></text:span><text:span text:style-name="T1340">D</text:span><text:span text:style-name="T1341">I</text:span><text:span text:style-name="T1342">R</text:span><text:span text:style-name="T1343">E</text:span><text:span text:style-name="T1344">C</text:span><text:span text:style-name="T1345">T</text:span><text:span text:style-name="T1346">O</text:span><text:span text:style-name="T1347">R</text:span><text:span text:style-name="T1348">I</text:span><text:span text:style-name="T1349">O</text:span></text:p>
      <text:p text:style-name="Textoindependiente"><text:span text:style-name="T1350">#</text:span><text:span text:style-name="T1351">L</text:span><text:span text:style-name="T1352">O</text:span><text:span text:style-name="T1353"><text:s/></text:span><text:span text:style-name="T1354"><text:s/></text:span><text:span text:style-name="T1355">C</text:span><text:span text:style-name="T1356">O</text:span><text:span text:style-name="T1357">M</text:span><text:span text:style-name="T1358">P</text:span><text:span text:style-name="T1359">R</text:span><text:span text:style-name="T1360">I</text:span><text:span text:style-name="T1361">M</text:span><text:span text:style-name="T1362">E</text:span><text:span text:style-name="T1363"><text:s/></text:span><text:span text:style-name="T1364"><text:s/></text:span><text:span text:style-name="T1365">C</text:span><text:span text:style-name="T1366">O</text:span><text:span text:style-name="T1367">N</text:span><text:span text:style-name="T1368"><text:s/></text:span><text:span text:style-name="T1369"><text:s/></text:span><text:span text:style-name="T1370">E</text:span><text:span text:style-name="T1371">L</text:span><text:span text:style-name="T1372"><text:s/></text:span><text:span text:style-name="T1373"><text:s/></text:span><text:span text:style-name="T1374">N</text:span><text:span text:style-name="T1375">O</text:span><text:span text:style-name="T1376">M</text:span><text:span text:style-name="T1377">B</text:span><text:span text:style-name="T1378">R</text:span><text:span text:style-name="T1379">E</text:span><text:span text:style-name="T1380"><text:s/></text:span><text:span text:style-name="T1381"><text:s/></text:span><text:span text:style-name="T1382">yyyy</text:span><text:span text:style-name="T1383">-</text:span><text:span text:style-name="T1384">mm</text:span><text:span text:style-name="T1385">-</text:span><text:span text:style-name="T1386">d</text:span><text:span text:style-name="T1387">d</text:span><text:span text:style-name="T1388"><text:s/></text:span><text:span text:style-name="T1389"><text:s/></text:span><text:span text:style-name="T1390">n</text:span><text:span text:style-name="T1391">o</text:span><text:span text:style-name="T1392">m</text:span><text:span text:style-name="T1393">b</text:span><text:span text:style-name="T1394">r</text:span><text:span text:style-name="T1395">e</text:span><text:span text:style-name="T1396">-</text:span><text:span text:style-name="T1397">d</text:span><text:span text:style-name="T1398">i</text:span><text:span text:style-name="T1399">r</text:span><text:span text:style-name="T1400">e</text:span><text:span text:style-name="T1401">c</text:span><text:span text:style-name="T1402">.</text:span><text:span text:style-name="T1403">t</text:span><text:span text:style-name="T1404">a</text:span><text:span text:style-name="T1405">r</text:span><text:span text:style-name="T1406">.</text:span><text:span text:style-name="T1407">g</text:span><text:span text:style-name="T1408">z</text:span></text:p>
      <text:p text:style-name="P1409"/>
      <text:p text:style-name="P1410"><text:span text:style-name="T1411">#</text:span><text:span text:style-name="T1412">c</text:span><text:span text:style-name="T1413">o</text:span><text:span text:style-name="T1414">m</text:span><text:span text:style-name="T1415">p</text:span><text:span text:style-name="T1416">r</text:span><text:span text:style-name="T1417">o</text:span><text:span text:style-name="T1418">b</text:span><text:span text:style-name="T1419">a</text:span><text:span text:style-name="T1420">r</text:span><text:span text:style-name="T1421"><text:s/></text:span><text:span text:style-name="T1422"><text:s/></text:span><text:span text:style-name="T1423">e</text:span><text:span text:style-name="T1424">l</text:span><text:span text:style-name="T1425"><text:s/></text:span><text:span text:style-name="T1426"><text:s/></text:span><text:span text:style-name="T1427">p</text:span><text:span text:style-name="T1428">a</text:span><text:span text:style-name="T1429">r</text:span><text:span text:style-name="T1430">á</text:span><text:span text:style-name="T1431">m</text:span><text:span text:style-name="T1432">e</text:span><text:span text:style-name="T1433">t</text:span><text:span text:style-name="T1434">r</text:span><text:span text:style-name="T1435">o</text:span><text:span text:style-name="T1436"><text:s/></text:span><text:span text:style-name="T1437"><text:s/></text:span><text:span text:style-name="T1438">d</text:span><text:span text:style-name="T1439">i</text:span><text:span text:style-name="T1440">r</text:span><text:span text:style-name="T1441">e</text:span><text:span text:style-name="T1442">c</text:span><text:span text:style-name="T1443">t</text:span><text:span text:style-name="T1444">o</text:span><text:span text:style-name="T1445">r</text:span><text:span text:style-name="T1446">i</text:span><text:span text:style-name="T1447">o<text:s/></text:span><text:span text:style-name="T1448">#</text:span><text:span text:style-name="T1449">i</text:span><text:span text:style-name="T1450">n</text:span><text:span text:style-name="T1451">d</text:span><text:span text:style-name="T1452">i</text:span><text:span text:style-name="T1453">c</text:span><text:span text:style-name="T1454">a</text:span><text:span text:style-name="T1455">r</text:span><text:span text:style-name="T1456"><text:s/></text:span><text:span text:style-name="T1457"><text:s/></text:span><text:span text:style-name="T1458">e</text:span><text:span text:style-name="T1459">l</text:span><text:span text:style-name="T1460"><text:s/></text:span><text:span text:style-name="T1461"><text:s/></text:span><text:span text:style-name="T1462">n</text:span><text:span text:style-name="T1463">o</text:span><text:span text:style-name="T1464">m</text:span><text:span text:style-name="T1465">b</text:span><text:span text:style-name="T1466">r</text:span><text:span text:style-name="T1467">e</text:span></text:p>
      <text:p text:style-name="P1468"><text:span text:style-name="T1469">#</text:span><text:span text:style-name="T1470">e</text:span><text:span text:style-name="T1471">m</text:span><text:span text:style-name="T1472">p</text:span><text:span text:style-name="T1473">a</text:span><text:span text:style-name="T1474">q</text:span><text:span text:style-name="T1475">ue</text:span><text:span text:style-name="T1476">t</text:span><text:span text:style-name="T1477">a</text:span><text:span text:style-name="T1478">r</text:span><text:span text:style-name="T1479"><text:s/></text:span><text:span text:style-name="T1480"><text:s/></text:span><text:span text:style-name="T1481">y</text:span><text:span text:style-name="T1482"><text:s/></text:span><text:span text:style-name="T1483"><text:s/></text:span><text:span text:style-name="T1484">c</text:span><text:span text:style-name="T1485">o</text:span><text:span text:style-name="T1486">m</text:span><text:span text:style-name="T1487">p</text:span><text:span text:style-name="T1488">r</text:span><text:span text:style-name="T1489">i</text:span><text:span text:style-name="T1490">m</text:span><text:span text:style-name="T1491">i</text:span><text:span text:style-name="T1492">r</text:span><text:span text:style-name="T1493"><text:s/></text:span><text:span text:style-name="T1494"><text:s/></text:span><text:span text:style-name="T1495">c</text:span><text:span text:style-name="T1496">o</text:span><text:span text:style-name="T1497">n</text:span><text:span text:style-name="T1498"><text:s/></text:span><text:span text:style-name="T1499"><text:s/></text:span><text:span text:style-name="T1500">e</text:span><text:span text:style-name="T1501">s</text:span><text:span text:style-name="T1502">e</text:span><text:span text:style-name="T1503"><text:s/></text:span><text:span text:style-name="T1504"><text:s/></text:span><text:span text:style-name="T1505">n</text:span><text:span text:style-name="T1506">o</text:span><text:span text:style-name="T1507">m</text:span><text:span text:style-name="T1508">b</text:span><text:span text:style-name="T1509">r</text:span><text:span text:style-name="T1510">e</text:span></text:p>
      <text:p text:style-name="P1511"/>
      <text:p text:style-name="P1512"><text:span text:style-name="T1513">if [<text:s/></text:span><text:span text:style-name="T1514">$#<text:s/></text:span><text:span text:style-name="T1515">-eq<text:s/></text:span><text:span text:style-name="T1516">1<text:s/></text:span><text:span text:style-name="T1517">];then if [<text:s/></text:span><text:span text:style-name="T1518">-d<text:s/></text:span><text:span text:style-name="T1519">$@<text:s/></text:span><text:span text:style-name="T1520">];then</text:span></text:p>
      <text:p text:style-name="P1521"><text:span text:style-name="T1522">#</text:span><text:span text:style-name="T1523">i</text:span><text:span text:style-name="T1524">n</text:span><text:span text:style-name="T1525">d</text:span><text:span text:style-name="T1526">i</text:span><text:span text:style-name="T1527">c</text:span><text:span text:style-name="T1528">a</text:span><text:span text:style-name="T1529">r</text:span><text:span text:style-name="T1530"><text:s text:c="2"/></text:span><text:span text:style-name="T1531">n</text:span><text:span text:style-name="T1532">o</text:span><text:span text:style-name="T1533">m</text:span><text:span text:style-name="T1534">b</text:span><text:span text:style-name="T1535">r</text:span><text:span text:style-name="T1536">e<text:s/></text:span><text:span text:style-name="T1537">fecha</text:span><text:span text:style-name="T1538">=</text:span><text:span text:style-name="T1539">`date<text:s/></text:span><text:span text:style-name="T1540">+%F`</text:span></text:p>
      <text:p text:style-name="P1541"><text:span text:style-name="T1542">ta</text:span><text:span text:style-name="T1543">r</text:span><text:span text:style-name="T1544"><text:s/></text:span><text:span text:style-name="T1545">-</text:span><text:span text:style-name="T1546">c</text:span><text:span text:style-name="T1547">f</text:span><text:span text:style-name="T1548"><text:s/></text:span><text:span text:style-name="T1549"><text:s/></text:span><text:span text:style-name="T1550">$</text:span><text:span text:style-name="T1551">f</text:span><text:span text:style-name="T1552">e</text:span><text:span text:style-name="T1553">c</text:span><text:span text:style-name="T1554">h</text:span><text:span text:style-name="T1555">a$</text:span><text:span text:style-name="T1556">@</text:span><text:span text:style-name="T1557">.</text:span><text:span text:style-name="T1558">t</text:span><text:span text:style-name="T1559">a</text:span><text:span text:style-name="T1560">r</text:span><text:span text:style-name="T1561"><text:s/></text:span><text:span text:style-name="T1562"><text:s/></text:span><text:span text:style-name="T1563">$</text:span><text:span text:style-name="T1564">@</text:span></text:p>
      <text:p text:style-name="P1565"><text:span text:style-name="T1566">gzi</text:span><text:span text:style-name="T1567">p</text:span><text:span text:style-name="T1568"><text:s/></text:span><text:span text:style-name="T1569">$</text:span><text:span text:style-name="T1570">f</text:span><text:span text:style-name="T1571">e</text:span><text:span text:style-name="T1572">c</text:span><text:span text:style-name="T1573">h</text:span><text:span text:style-name="T1574">a$</text:span><text:span text:style-name="T1575">@</text:span><text:span text:style-name="T1576">.</text:span><text:span text:style-name="T1577">t</text:span><text:span text:style-name="T1578">a</text:span><text:span text:style-name="T1579">r</text:span></text:p>
      <text:p text:style-name="P1580"><text:span text:style-name="T1581">else</text:span></text:p>
      <text:p text:style-name="P1582"><text:span text:style-name="T1583">ech</text:span><text:span text:style-name="T1584">o</text:span><text:span text:style-name="T1585"><text:s/></text:span><text:span text:style-name="T1586">"</text:span><text:span text:style-name="T1587">E</text:span><text:span text:style-name="T1588">l</text:span><text:span text:style-name="T1589"><text:s/></text:span><text:span text:style-name="T1590"><text:s/></text:span><text:span text:style-name="T1591">p</text:span><text:span text:style-name="T1592">a</text:span><text:span text:style-name="T1593">r</text:span><text:span text:style-name="T1594">á</text:span><text:span text:style-name="T1595">m</text:span><text:span text:style-name="T1596">e</text:span><text:span text:style-name="T1597">t</text:span><text:span text:style-name="T1598">r</text:span><text:span text:style-name="T1599">o</text:span><text:span text:style-name="T1600"><text:s/></text:span><text:span text:style-name="T1601"><text:s/></text:span><text:span text:style-name="T1602">$</text:span><text:span text:style-name="T1603">@</text:span><text:span text:style-name="T1604"><text:s/></text:span><text:span text:style-name="T1605"><text:s/></text:span><text:span text:style-name="T1606">n</text:span><text:span text:style-name="T1607">o</text:span><text:span text:style-name="T1608"><text:s/></text:span><text:span text:style-name="T1609"><text:s/></text:span><text:span text:style-name="T1610">e</text:span><text:span text:style-name="T1611">s</text:span><text:span text:style-name="T1612"><text:s/></text:span><text:span text:style-name="T1613"><text:s/></text:span><text:span text:style-name="T1614">d</text:span><text:span text:style-name="T1615">i</text:span><text:span text:style-name="T1616">r</text:span><text:span text:style-name="T1617">e</text:span><text:span text:style-name="T1618">c</text:span><text:span text:style-name="T1619">t</text:span><text:span text:style-name="T1620">o</text:span><text:span text:style-name="T1621">r</text:span><text:span text:style-name="T1622">i</text:span><text:span text:style-name="T1623">o</text:span><text:span text:style-name="T1624">"</text:span></text:p>
      <text:p text:style-name="P1625"><text:span text:style-name="T1626">fi else</text:span></text:p>
      <text:p text:style-name="P1627"><text:span text:style-name="T1628">ech</text:span><text:span text:style-name="T1629">o</text:span><text:span text:style-name="T1630"><text:s/></text:span><text:span text:style-name="T1631">"</text:span><text:span text:style-name="T1632">D</text:span><text:span text:style-name="T1633">e</text:span><text:span text:style-name="T1634">b</text:span><text:span text:style-name="T1635">e</text:span><text:span text:style-name="T1636"><text:s/></text:span><text:span text:style-name="T1637"><text:s/></text:span><text:span text:style-name="T1638">i</text:span><text:span text:style-name="T1639">n</text:span><text:span text:style-name="T1640">t</text:span><text:span text:style-name="T1641">r</text:span><text:span text:style-name="T1642">o</text:span><text:span text:style-name="T1643">d</text:span><text:span text:style-name="T1644">u</text:span><text:span text:style-name="T1645">c</text:span><text:span text:style-name="T1646">i</text:span><text:span text:style-name="T1647">r</text:span><text:span text:style-name="T1648"><text:s/></text:span><text:span text:style-name="T1649"><text:s/></text:span><text:span text:style-name="T1650">u</text:span><text:span text:style-name="T1651">n</text:span><text:span text:style-name="T1652"><text:s/></text:span><text:span text:style-name="T1653"><text:s/></text:span><text:span text:style-name="T1654">p</text:span><text:span text:style-name="T1655">a</text:span><text:span text:style-name="T1656">r</text:span><text:span text:style-name="T1657">á</text:span><text:span text:style-name="T1658">m</text:span><text:span text:style-name="T1659">e</text:span><text:span text:style-name="T1660">t</text:span><text:span text:style-name="T1661">r</text:span><text:span text:style-name="T1662">o</text:span><text:span text:style-name="T1663">"</text:span></text:p>
      <text:p text:style-name="P1664">fi</text:p>
      <text:p text:style-name="Standard"/>
      <text:list text:style-name="LFO1" text:continue-numbering="true">
        <text:list-item>
          <text:p text:style-name="P1665">Averiguar el PID del script que se ejecuta. Debe indicar si el<text:s/>PID es mayor o menor que el número introducido. Cuando lo adivine debe mostrar el número de intentos.</text:p>
        </text:list-item>
      </text:list>
      <text:p text:style-name="P1666"/>
      <text:p text:style-name="P1667"><text:span text:style-name="T1668">#!/bin/bash</text:span></text:p>
      <text:p text:style-name="P1669"><text:span text:style-name="T1670">#averiguar el pid del script</text:span></text:p>
      <text:p text:style-name="P1671"><text:span text:style-name="T1672">#</text:span><text:span text:style-name="T1673">i</text:span><text:span text:style-name="T1674">n</text:span><text:span text:style-name="T1675">d</text:span><text:span text:style-name="T1676">i</text:span><text:span text:style-name="T1677">c</text:span><text:span text:style-name="T1678">a</text:span><text:span text:style-name="T1679">r</text:span><text:span text:style-name="T1680"><text:s/></text:span><text:span text:style-name="T1681"><text:s/></text:span><text:span text:style-name="T1682">s</text:span><text:span text:style-name="T1683">i</text:span><text:span text:style-name="T1684"><text:s/></text:span><text:span text:style-name="T1685"><text:s/></text:span><text:span text:style-name="T1686">e</text:span><text:span text:style-name="T1687">l</text:span><text:span text:style-name="T1688"><text:s/></text:span><text:span text:style-name="T1689"><text:s/></text:span><text:span text:style-name="T1690">p</text:span><text:span text:style-name="T1691">i</text:span><text:span text:style-name="T1692">d</text:span><text:span text:style-name="T1693"><text:s/></text:span><text:span text:style-name="T1694"><text:s/></text:span><text:span text:style-name="T1695">e</text:span><text:span text:style-name="T1696">s</text:span><text:span text:style-name="T1697"><text:s/></text:span><text:span text:style-name="T1698"><text:s/></text:span><text:span text:style-name="T1699">m</text:span><text:span text:style-name="T1700">a</text:span><text:span text:style-name="T1701">y</text:span><text:span text:style-name="T1702">o</text:span><text:span text:style-name="T1703">r</text:span><text:span text:style-name="T1704"><text:s/></text:span><text:span text:style-name="T1705"><text:s/></text:span><text:span text:style-name="T1706">o</text:span><text:span text:style-name="T1707"><text:s/></text:span><text:span text:style-name="T1708"><text:s/></text:span><text:span text:style-name="T1709">m</text:span><text:span text:style-name="T1710">en</text:span><text:span text:style-name="T1711">o</text:span><text:span text:style-name="T1712">r</text:span><text:span text:style-name="T1713"><text:s/></text:span><text:span text:style-name="T1714"><text:s/></text:span><text:span text:style-name="T1715">q</text:span><text:span text:style-name="T1716">u</text:span><text:span text:style-name="T1717">e</text:span><text:span text:style-name="T1718"><text:s/></text:span><text:span text:style-name="T1719"><text:s/></text:span><text:span text:style-name="T1720">e</text:span><text:span text:style-name="T1721">l</text:span><text:span text:style-name="T1722"><text:s/></text:span><text:span text:style-name="T1723"><text:s/></text:span><text:span text:style-name="T1724">nú</text:span><text:span text:style-name="T1725">m</text:span><text:span text:style-name="T1726">e</text:span><text:span text:style-name="T1727">r</text:span><text:span text:style-name="T1728">o</text:span><text:span text:style-name="T1729"><text:s/></text:span><text:span text:style-name="T1730"><text:s/></text:span><text:span text:style-name="T1731">i</text:span><text:span text:style-name="T1732">n</text:span><text:span text:style-name="T1733">t</text:span><text:span text:style-name="T1734">r</text:span><text:span text:style-name="T1735">o</text:span><text:span text:style-name="T1736">d</text:span><text:span text:style-name="T1737">u</text:span><text:span text:style-name="T1738">c</text:span><text:span text:style-name="T1739">i</text:span><text:span text:style-name="T1740">d</text:span><text:span text:style-name="T1741">o<text:s/></text:span><text:span text:style-name="T1742">#</text:span><text:span text:style-name="T1743">c</text:span><text:span text:style-name="T1744">u</text:span><text:span text:style-name="T1745">a</text:span><text:span text:style-name="T1746">n</text:span><text:span text:style-name="T1747">d</text:span><text:span text:style-name="T1748">o</text:span><text:span text:style-name="T1749"><text:s/></text:span><text:span text:style-name="T1750"><text:s/></text:span><text:span text:style-name="T1751">l</text:span><text:span text:style-name="T1752">o</text:span><text:span text:style-name="T1753"><text:s/></text:span><text:span text:style-name="T1754"><text:s/></text:span><text:span text:style-name="T1755">a</text:span><text:span text:style-name="T1756">d</text:span><text:span text:style-name="T1757">i</text:span><text:span text:style-name="T1758">v</text:span><text:span text:style-name="T1759">i</text:span><text:span text:style-name="T1760">n</text:span><text:span text:style-name="T1761">e</text:span><text:span text:style-name="T1762"><text:s/></text:span><text:span text:style-name="T1763"><text:s/></text:span><text:span text:style-name="T1764">d</text:span><text:span text:style-name="T1765">e</text:span><text:span text:style-name="T1766">b</text:span><text:span text:style-name="T1767">e</text:span><text:span text:style-name="T1768"><text:s/></text:span><text:span text:style-name="T1769"><text:s/></text:span><text:span text:style-name="T1770">m</text:span><text:span text:style-name="T1771">o</text:span><text:span text:style-name="T1772">s</text:span><text:span text:style-name="T1773">t</text:span><text:span text:style-name="T1774">a</text:span><text:span text:style-name="T1775">r</text:span><text:span text:style-name="T1776"><text:s/></text:span><text:span text:style-name="T1777"><text:s/></text:span><text:span text:style-name="T1778">e</text:span><text:span text:style-name="T1779">l</text:span><text:span text:style-name="T1780"><text:s/></text:span><text:span text:style-name="T1781"><text:s/></text:span><text:span text:style-name="T1782">nú</text:span><text:span text:style-name="T1783">m</text:span><text:span text:style-name="T1784">e</text:span><text:span text:style-name="T1785">r</text:span><text:span text:style-name="T1786">o</text:span><text:span text:style-name="T1787"><text:s/></text:span><text:span text:style-name="T1788"><text:s/></text:span><text:span text:style-name="T1789">d</text:span><text:span text:style-name="T1790">e</text:span><text:span text:style-name="T1791"><text:s/></text:span><text:span text:style-name="T1792"><text:s/></text:span><text:span text:style-name="T1793">i</text:span><text:span text:style-name="T1794">n</text:span><text:span text:style-name="T1795">t</text:span><text:span text:style-name="T1796">en</text:span><text:span text:style-name="T1797">t</text:span><text:span text:style-name="T1798">o</text:span><text:span text:style-name="T1799">s</text:span></text:p>
      <text:p text:style-name="P1800"/>
      <text:p text:style-name="P1801"><text:span text:style-name="T1802">#</text:span><text:span text:style-name="T1803">v</text:span><text:span text:style-name="T1804">i</text:span><text:span text:style-name="T1805">s</text:span><text:span text:style-name="T1806">u</text:span><text:span text:style-name="T1807">a</text:span><text:span text:style-name="T1808">l</text:span><text:span text:style-name="T1809">i</text:span><text:span text:style-name="T1810">z</text:span><text:span text:style-name="T1811">a</text:span><text:span text:style-name="T1812">c</text:span><text:span text:style-name="T1813">i</text:span><text:span text:style-name="T1814">ó</text:span><text:span text:style-name="T1815">n</text:span><text:span text:style-name="T1816"><text:s text:c="2"/></text:span><text:span text:style-name="T1817">d</text:span><text:span text:style-name="T1818">e</text:span><text:span text:style-name="T1819">l</text:span><text:span text:style-name="T1820"><text:s text:c="2"/></text:span><text:span text:style-name="T1821">p</text:span><text:span text:style-name="T1822">i</text:span><text:span text:style-name="T1823">d</text:span><text:span text:style-name="T1824"><text:s text:c="2"/></text:span><text:span text:style-name="T1825">p</text:span><text:span text:style-name="T1826">a</text:span><text:span text:style-name="T1827">r</text:span><text:span text:style-name="T1828">a</text:span><text:span text:style-name="T1829"><text:s text:c="2"/></text:span><text:span text:style-name="T1830">c</text:span><text:span text:style-name="T1831">o</text:span><text:span text:style-name="T1832">m</text:span><text:span text:style-name="T1833">p</text:span><text:span text:style-name="T1834">r</text:span><text:span text:style-name="T1835">o</text:span><text:span text:style-name="T1836">b</text:span><text:span text:style-name="T1837">a</text:span><text:span text:style-name="T1838">r</text:span><text:span text:style-name="T1839"><text:s text:c="2"/></text:span><text:span text:style-name="T1840">e</text:span><text:span text:style-name="T1841">l</text:span><text:span text:style-name="T1842"><text:s text:c="2"/></text:span><text:span text:style-name="T1843">f</text:span><text:span text:style-name="T1844">un</text:span><text:span text:style-name="T1845">c</text:span><text:span text:style-name="T1846">i</text:span><text:span text:style-name="T1847">o</text:span><text:span text:style-name="T1848">n</text:span><text:span text:style-name="T1849">a</text:span><text:span text:style-name="T1850">m</text:span><text:span text:style-name="T1851">i</text:span><text:span text:style-name="T1852">en</text:span><text:span text:style-name="T1853">t</text:span><text:span text:style-name="T1854">o<text:s/></text:span><text:span text:style-name="T1855">valor</text:span><text:span text:style-name="T1856">=</text:span><text:span text:style-name="T1857">$$</text:span></text:p>
      <text:p text:style-name="P1858"><text:span text:style-name="T1859">echo</text:span><text:span text:style-name="T1860"><text:s/></text:span><text:span text:style-name="T1861">"El pid<text:s/></text:span><text:span text:style-name="T1862">es<text:s/></text:span><text:span text:style-name="T1863">$valor</text:span><text:span text:style-name="T1864">"<text:s/></text:span><text:span text:style-name="T1865">intentos</text:span><text:span text:style-name="T1866">=0</text:span></text:p>
      <text:p text:style-name="P1867"><text:span text:style-name="T1868">rea</text:span><text:span text:style-name="T1869">d</text:span><text:span text:style-name="T1870"><text:s/></text:span><text:span text:style-name="T1871">-</text:span><text:span text:style-name="T1872">p</text:span><text:span text:style-name="T1873"><text:s/></text:span><text:span text:style-name="T1874"><text:s/></text:span><text:span text:style-name="T1875">"</text:span><text:span text:style-name="T1876">I</text:span><text:span text:style-name="T1877">n</text:span><text:span text:style-name="T1878">t</text:span><text:span text:style-name="T1879">r</text:span><text:span text:style-name="T1880">o</text:span><text:span text:style-name="T1881">d</text:span><text:span text:style-name="T1882">u</text:span><text:span text:style-name="T1883">c</text:span><text:span text:style-name="T1884">e</text:span><text:span text:style-name="T1885"><text:s/></text:span><text:span text:style-name="T1886"><text:s/></text:span><text:span text:style-name="T1887">e</text:span><text:span text:style-name="T1888">l</text:span><text:span text:style-name="T1889"><text:s/></text:span><text:span text:style-name="T1890"><text:s/></text:span><text:span text:style-name="T1891">p</text:span><text:span text:style-name="T1892">i</text:span><text:span text:style-name="T1893">d</text:span><text:span text:style-name="T1894"><text:s/></text:span><text:span text:style-name="T1895"><text:s/></text:span><text:span text:style-name="T1896">q</text:span><text:span text:style-name="T1897">u</text:span><text:span text:style-name="T1898">e</text:span><text:span text:style-name="T1899"><text:s/></text:span><text:span text:style-name="T1900"><text:s/></text:span><text:span text:style-name="T1901">c</text:span><text:span text:style-name="T1902">r</text:span><text:span text:style-name="T1903">e</text:span><text:span text:style-name="T1904">a</text:span><text:span text:style-name="T1905">s</text:span><text:span text:style-name="T1906">:</text:span><text:span text:style-name="T1907"><text:s/></text:span><text:span text:style-name="T1908"><text:s/></text:span><text:span text:style-name="T1909">"</text:span><text:span text:style-name="T1910"><text:s/></text:span><text:span text:style-name="T1911"><text:s/></text:span><text:span text:style-name="T1912">nu</text:span><text:span text:style-name="T1913">m</text:span><text:span text:style-name="T1914">;</text:span><text:span text:style-name="T1915">i</text:span><text:span text:style-name="T1916">n</text:span><text:span text:style-name="T1917">t</text:span><text:span text:style-name="T1918">en</text:span><text:span text:style-name="T1919">t</text:span><text:span text:style-name="T1920">o</text:span><text:span text:style-name="T1921">s</text:span><text:span text:style-name="T1922">=</text:span><text:span text:style-name="T1923">$((</text:span><text:span text:style-name="T1924">$</text:span><text:span text:style-name="T1925">i</text:span><text:span text:style-name="T1926">n</text:span><text:span text:style-name="T1927">t</text:span><text:span text:style-name="T1928">en</text:span><text:span text:style-name="T1929">t</text:span><text:span text:style-name="T1930">o</text:span><text:span text:style-name="T1931">s</text:span><text:span text:style-name="T1932">+</text:span><text:span text:style-name="T1933">1</text:span><text:span text:style-name="T1934">)</text:span><text:span text:style-name="T1935">)<text:s/></text:span><text:span text:style-name="T1936">#</text:span><text:span text:style-name="T1937">c</text:span><text:span text:style-name="T1938">o</text:span><text:span text:style-name="T1939">m</text:span><text:span text:style-name="T1940">p</text:span><text:span text:style-name="T1941">r</text:span><text:span text:style-name="T1942">o</text:span><text:span text:style-name="T1943">b</text:span><text:span text:style-name="T1944">a</text:span><text:span text:style-name="T1945">r</text:span><text:span text:style-name="T1946"><text:s/></text:span><text:span text:style-name="T1947"><text:s/></text:span><text:span text:style-name="T1948">nú</text:span><text:span text:style-name="T1949">m</text:span><text:span text:style-name="T1950">e</text:span><text:span text:style-name="T1951">r</text:span><text:span text:style-name="T1952">o</text:span></text:p>
      <text:p text:style-name="P1953"><text:span text:style-name="T1954">ech</text:span><text:span text:style-name="T1955">o</text:span><text:span text:style-name="T1956"><text:s/></text:span><text:span text:style-name="T1957">$</text:span><text:span text:style-name="T1958">nu</text:span><text:span text:style-name="T1959">m</text:span><text:span text:style-name="T1960"><text:s/></text:span><text:span text:style-name="T1961"><text:s/></text:span><text:span text:style-name="T1962">|</text:span><text:span text:style-name="T1963"><text:s/></text:span><text:span text:style-name="T1964">egre</text:span><text:span text:style-name="T1965">p</text:span><text:span text:style-name="T1966"><text:s/></text:span><text:span text:style-name="T1967">-</text:span><text:span text:style-name="T1968">q</text:span><text:span text:style-name="T1969"><text:s/></text:span><text:span text:style-name="T1970"><text:s/></text:span><text:span text:style-name="T1971">'</text:span><text:span text:style-name="T1972">?[</text:span><text:span text:style-name="T1973">0</text:span><text:span text:style-name="T1974">-</text:span><text:span text:style-name="T1975">9</text:span><text:span text:style-name="T1976">]</text:span><text:span text:style-name="T1977">+$</text:span><text:span text:style-name="T1978">'</text:span></text:p>
      <text:p text:style-name="P1979"><text:span text:style-name="T1980">if [<text:s/></text:span><text:span text:style-name="T1981">$?<text:s/></text:span><text:span text:style-name="T1982">-eq<text:s/></text:span><text:span text:style-name="T1983">0<text:s/></text:span><text:span text:style-name="T1984">];then</text:span></text:p>
      <text:p text:style-name="P1985"><text:span text:style-name="T1986">while<text:s/></text:span><text:span text:style-name="T1987">[<text:s/></text:span><text:span text:style-name="T1988">$num<text:s/></text:span><text:span text:style-name="T1989">-ne<text:s/></text:span><text:span text:style-name="T1990">$valor<text:s/></text:span><text:span text:style-name="T1991">];do<text:s/></text:span><text:span text:style-name="T1992">if<text:s/></text:span><text:span text:style-name="T1993">[<text:s/></text:span><text:span text:style-name="T1994">$num<text:s/></text:span><text:span text:style-name="T1995">-lt</text:span><text:span text:style-name="T1996"><text:s/></text:span><text:span text:style-name="T1997">$valor<text:s/></text:span><text:span text:style-name="T1998">];then</text:span></text:p>
      <text:p text:style-name="P1999"><text:span text:style-name="T2000">ech</text:span><text:span text:style-name="T2001">o</text:span><text:span text:style-name="T2002"><text:s/></text:span><text:span text:style-name="T2003">"</text:span><text:span text:style-name="T2004">E</text:span><text:span text:style-name="T2005">l</text:span><text:span text:style-name="T2006"><text:s/></text:span><text:span text:style-name="T2007"><text:s/></text:span><text:span text:style-name="T2008">p</text:span><text:span text:style-name="T2009">i</text:span><text:span text:style-name="T2010">d</text:span><text:span text:style-name="T2011"><text:s/></text:span><text:span text:style-name="T2012"><text:s/></text:span><text:span text:style-name="T2013">e</text:span><text:span text:style-name="T2014">s</text:span><text:span text:style-name="T2015"><text:s/></text:span><text:span text:style-name="T2016"><text:s/></text:span><text:span text:style-name="T2017">m</text:span><text:span text:style-name="T2018">a</text:span><text:span text:style-name="T2019">y</text:span><text:span text:style-name="T2020">o</text:span><text:span text:style-name="T2021">r</text:span><text:span text:style-name="T2022">,</text:span><text:span text:style-name="T2023"><text:s/></text:span><text:span text:style-name="T2024"><text:s/></text:span><text:span text:style-name="T2025">v</text:span><text:span text:style-name="T2026">ue</text:span><text:span text:style-name="T2027">l</text:span><text:span text:style-name="T2028">v</text:span><text:span text:style-name="T2029">e</text:span><text:span text:style-name="T2030"><text:s/></text:span><text:span text:style-name="T2031"><text:s/></text:span><text:span text:style-name="T2032">a</text:span><text:span text:style-name="T2033"><text:s/></text:span><text:span text:style-name="T2034"><text:s/></text:span><text:span text:style-name="T2035">i</text:span><text:span text:style-name="T2036">n</text:span><text:span text:style-name="T2037">t</text:span><text:span text:style-name="T2038">en</text:span><text:span text:style-name="T2039">t</text:span><text:span text:style-name="T2040">a</text:span><text:span text:style-name="T2041">r</text:span><text:span text:style-name="T2042">l</text:span><text:span text:style-name="T2043">o</text:span><text:span text:style-name="T2044">"<text:s/></text:span><text:span text:style-name="T2045">i</text:span><text:span text:style-name="T2046">n</text:span><text:span text:style-name="T2047">t</text:span><text:span text:style-name="T2048">en</text:span><text:span text:style-name="T2049">t</text:span><text:span text:style-name="T2050">o</text:span><text:span text:style-name="T2051">s</text:span><text:span text:style-name="T2052">=</text:span><text:span text:style-name="T2053">$((</text:span><text:span text:style-name="T2054">$</text:span><text:span text:style-name="T2055">i</text:span><text:span text:style-name="T2056">n</text:span><text:span text:style-name="T2057">t</text:span><text:span text:style-name="T2058">en</text:span><text:span text:style-name="T2059">t</text:span><text:span text:style-name="T2060">o</text:span><text:span text:style-name="T2061">s</text:span><text:span text:style-name="T2062">+</text:span><text:span text:style-name="T2063">1</text:span><text:span text:style-name="T2064">)</text:span><text:span text:style-name="T2065">)</text:span></text:p>
      <text:p text:style-name="P2066"><text:span text:style-name="T2067">elif<text:s/></text:span><text:span text:style-name="T2068">[</text:span><text:span text:style-name="T2069"><text:s/></text:span><text:span text:style-name="T2070">$num<text:s/></text:span><text:span text:style-name="T2071">-gt<text:s/></text:span><text:span text:style-name="T2072">$valor<text:s/></text:span><text:span text:style-name="T2073">];then</text:span></text:p>
      <text:p text:style-name="P2074"><text:span text:style-name="T2075">ech</text:span><text:span text:style-name="T2076">o</text:span><text:span text:style-name="T2077"><text:s/></text:span><text:span text:style-name="T2078">"</text:span><text:span text:style-name="T2079">E</text:span><text:span text:style-name="T2080">l</text:span><text:span text:style-name="T2081"><text:s/></text:span><text:span text:style-name="T2082"><text:s/></text:span><text:span text:style-name="T2083">p</text:span><text:span text:style-name="T2084">i</text:span><text:span text:style-name="T2085">d</text:span><text:span text:style-name="T2086"><text:s/></text:span><text:span text:style-name="T2087"><text:s/></text:span><text:span text:style-name="T2088">e</text:span><text:span text:style-name="T2089">s</text:span><text:span text:style-name="T2090"><text:s/></text:span><text:span text:style-name="T2091"><text:s/></text:span><text:span text:style-name="T2092">m</text:span><text:span text:style-name="T2093">en</text:span><text:span text:style-name="T2094">o</text:span><text:span text:style-name="T2095">r</text:span><text:span text:style-name="T2096">,</text:span><text:span text:style-name="T2097"><text:s/></text:span><text:span text:style-name="T2098"><text:s/></text:span><text:span text:style-name="T2099">v</text:span><text:span text:style-name="T2100">ue</text:span><text:span text:style-name="T2101">l</text:span><text:span text:style-name="T2102">v</text:span><text:span text:style-name="T2103">e</text:span><text:span text:style-name="T2104"><text:s/></text:span><text:span text:style-name="T2105"><text:s/></text:span><text:span text:style-name="T2106">a</text:span><text:span text:style-name="T2107"><text:s/></text:span><text:span text:style-name="T2108"><text:s/></text:span><text:span text:style-name="T2109">i</text:span><text:span text:style-name="T2110">n</text:span><text:span text:style-name="T2111">t</text:span><text:span text:style-name="T2112">en</text:span><text:span text:style-name="T2113">t</text:span><text:span text:style-name="T2114">a</text:span><text:span text:style-name="T2115">r</text:span><text:span text:style-name="T2116">l</text:span><text:span text:style-name="T2117">o</text:span><text:span text:style-name="T2118">"<text:s/></text:span><text:span text:style-name="T2119">i</text:span><text:span text:style-name="T2120">n</text:span><text:span text:style-name="T2121">t</text:span><text:span text:style-name="T2122">en</text:span><text:span text:style-name="T2123">t</text:span><text:span text:style-name="T2124">o</text:span><text:span text:style-name="T2125">s</text:span><text:span text:style-name="T2126">=</text:span><text:span text:style-name="T2127">$((</text:span><text:span text:style-name="T2128">$</text:span><text:span text:style-name="T2129">i</text:span><text:span text:style-name="T2130">n</text:span><text:span text:style-name="T2131">t</text:span><text:span text:style-name="T2132">en</text:span><text:span text:style-name="T2133">t</text:span><text:span text:style-name="T2134">o</text:span><text:span text:style-name="T2135">s</text:span><text:span text:style-name="T2136">+</text:span><text:span text:style-name="T2137">1</text:span><text:span text:style-name="T2138">)</text:span><text:span text:style-name="T2139">)</text:span></text:p>
      <text:p text:style-name="P2140"><text:span text:style-name="T2141">fi</text:span></text:p>
      <text:p text:style-name="P2142"><text:span text:style-name="T2143">rea</text:span><text:span text:style-name="T2144">d</text:span><text:span text:style-name="T2145"><text:s/></text:span><text:span text:style-name="T2146">-</text:span><text:span text:style-name="T2147">p</text:span><text:span text:style-name="T2148"><text:s/></text:span><text:span text:style-name="T2149"><text:s/></text:span><text:span text:style-name="T2150">"</text:span><text:span text:style-name="T2151">I</text:span><text:span text:style-name="T2152">n</text:span><text:span text:style-name="T2153">t</text:span><text:span text:style-name="T2154">r</text:span><text:span text:style-name="T2155">o</text:span><text:span text:style-name="T2156">d</text:span><text:span text:style-name="T2157">u</text:span><text:span text:style-name="T2158">c</text:span><text:span text:style-name="T2159">e</text:span><text:span text:style-name="T2160"><text:s/></text:span><text:span text:style-name="T2161"><text:s/></text:span><text:span text:style-name="T2162">e</text:span><text:span text:style-name="T2163">l</text:span><text:span text:style-name="T2164"><text:s/></text:span><text:span text:style-name="T2165"><text:s/></text:span><text:span text:style-name="T2166">p</text:span><text:span text:style-name="T2167">i</text:span><text:span text:style-name="T2168">d</text:span><text:span text:style-name="T2169"><text:s/></text:span><text:span text:style-name="T2170"><text:s/></text:span><text:span text:style-name="T2171">q</text:span><text:span text:style-name="T2172">u</text:span><text:span text:style-name="T2173">e</text:span><text:span text:style-name="T2174"><text:s/></text:span><text:span text:style-name="T2175"><text:s/></text:span><text:span text:style-name="T2176">c</text:span><text:span text:style-name="T2177">r</text:span><text:span text:style-name="T2178">e</text:span><text:span text:style-name="T2179">a</text:span><text:span text:style-name="T2180">s</text:span><text:span text:style-name="T2181">:</text:span><text:span text:style-name="T2182"><text:s/></text:span><text:span text:style-name="T2183"><text:s/></text:span><text:span text:style-name="T2184">"</text:span><text:span text:style-name="T2185"><text:s/></text:span><text:span text:style-name="T2186"><text:s/></text:span><text:span text:style-name="T2187">nu</text:span><text:span text:style-name="T2188">m</text:span></text:p>
      <text:p text:style-name="P2189"><text:span text:style-name="T2190">ech</text:span><text:span text:style-name="T2191">o</text:span><text:span text:style-name="T2192"><text:s/></text:span><text:span text:style-name="T2193">$</text:span><text:span text:style-name="T2194">nu</text:span><text:span text:style-name="T2195">m</text:span><text:span text:style-name="T2196"><text:s/></text:span><text:span text:style-name="T2197"><text:s/></text:span><text:span text:style-name="T2198">|</text:span><text:span text:style-name="T2199"><text:s/></text:span><text:span text:style-name="T2200">egre</text:span><text:span text:style-name="T2201">p</text:span><text:span text:style-name="T2202"><text:s/></text:span><text:span text:style-name="T2203">-</text:span><text:span text:style-name="T2204">q</text:span><text:span text:style-name="T2205"><text:s/></text:span><text:span text:style-name="T2206"><text:s/></text:span><text:span text:style-name="T2207">'</text:span><text:span text:style-name="T2208">?[</text:span><text:span text:style-name="T2209">0</text:span><text:span text:style-name="T2210">-</text:span><text:span text:style-name="T2211">9</text:span><text:span text:style-name="T2212">]</text:span><text:span text:style-name="T2213">+$</text:span><text:span text:style-name="T2214">'</text:span></text:p>
      <text:p text:style-name="P2215"><text:span text:style-name="T2216">if [<text:s/></text:span><text:span text:style-name="T2217">$?<text:s/></text:span><text:span text:style-name="T2218">-eq<text:s/></text:span><text:span text:style-name="T2219">0<text:s/></text:span><text:span text:style-name="T2220">];then continue</text:span></text:p>
      <text:p text:style-name="P2221"><text:span text:style-name="T2222">else</text:span></text:p>
      <text:p text:style-name="P2223"><text:span text:style-name="T2224">ech</text:span><text:span text:style-name="T2225">o</text:span><text:span text:style-name="T2226"><text:s/></text:span><text:span text:style-name="T2227">"</text:span><text:span text:style-name="T2228">n</text:span><text:span text:style-name="T2229">o</text:span><text:span text:style-name="T2230"><text:s/></text:span><text:span text:style-name="T2231"><text:s/></text:span><text:span text:style-name="T2232">h</text:span><text:span text:style-name="T2233">a</text:span><text:span text:style-name="T2234">s</text:span><text:span text:style-name="T2235"><text:s/></text:span><text:span text:style-name="T2236"><text:s/></text:span><text:span text:style-name="T2237">i</text:span><text:span text:style-name="T2238">n</text:span><text:span text:style-name="T2239">t</text:span><text:span text:style-name="T2240">r</text:span><text:span text:style-name="T2241">o</text:span><text:span text:style-name="T2242">d</text:span><text:span text:style-name="T2243">u</text:span><text:span text:style-name="T2244">c</text:span><text:span text:style-name="T2245">i</text:span><text:span text:style-name="T2246">d</text:span><text:span text:style-name="T2247">o</text:span><text:span text:style-name="T2248"><text:s/></text:span><text:span text:style-name="T2249"><text:s/></text:span><text:span text:style-name="T2250">u</text:span><text:span text:style-name="T2251">n</text:span><text:span text:style-name="T2252"><text:s/></text:span><text:span text:style-name="T2253"><text:s/></text:span><text:span text:style-name="T2254">nú</text:span><text:span text:style-name="T2255">m</text:span><text:span text:style-name="T2256">e</text:span><text:span text:style-name="T2257">r</text:span><text:span text:style-name="T2258">o</text:span><text:span text:style-name="T2259">"</text:span><text:span text:style-name="T2260">;exi</text:span><text:span text:style-name="T2261">t<text:s/></text:span><text:span text:style-name="T2262">fi</text:span></text:p>
      <text:p text:style-name="P2263"><text:span text:style-name="T2264">done</text:span></text:p>
      <text:p text:style-name="P2265"><text:span text:style-name="T2266">echo</text:span><text:span text:style-name="T2267"><text:s/></text:span><text:span text:style-name="T2268">"Enhorabuena<text:s/></text:span><text:span text:style-name="T2269">has<text:s/></text:span><text:span text:style-name="T2270">acertado<text:s/></text:span><text:span text:style-name="T2271">el<text:s/></text:span><text:span text:style-name="T2272">pid del<text:s/></text:span><text:span text:style-name="T2273">script<text:s/></text:span><text:span text:style-name="T2274">con<text:s/></text:span><text:span text:style-name="T2275">$intentos<text:s/></text:span><text:span text:style-name="T2276">intentos"</text:span></text:p>
      <text:p text:style-name="P2277"><text:span text:style-name="T2278">else</text:span></text:p>
      <text:p text:style-name="P2279"><text:span text:style-name="T2280">ech</text:span><text:span text:style-name="T2281">o</text:span><text:span text:style-name="T2282"><text:s/></text:span><text:span text:style-name="T2283">"</text:span><text:span text:style-name="T2284"><text:s/></text:span><text:span text:style-name="T2285"><text:s/></text:span><text:span text:style-name="T2286">$</text:span><text:span text:style-name="T2287">nu</text:span><text:span text:style-name="T2288">m</text:span><text:span text:style-name="T2289"><text:s/></text:span><text:span text:style-name="T2290"><text:s/></text:span><text:span text:style-name="T2291">n</text:span><text:span text:style-name="T2292">o</text:span><text:span text:style-name="T2293"><text:s/></text:span><text:span text:style-name="T2294"><text:s/></text:span><text:span text:style-name="T2295">e</text:span><text:span text:style-name="T2296">s</text:span><text:span text:style-name="T2297"><text:s/></text:span><text:span text:style-name="T2298"><text:s/></text:span><text:span text:style-name="T2299">nú</text:span><text:span text:style-name="T2300">m</text:span><text:span text:style-name="T2301">e</text:span><text:span text:style-name="T2302">r</text:span><text:span text:style-name="T2303">o</text:span><text:span text:style-name="T2304">"</text:span></text:p>
      <text:p text:style-name="P2305"><text:span text:style-name="T2306">fi</text:span></text:p>
      <text:p text:style-name="Standard"/>
      <text:list text:style-name="LFO1" text:continue-numbering="true">
        <text:list-item>
          <text:p text:style-name="P2307">Crear un archivo llamado listaetc con los ficheros de permiso de lectura del directorio /tmp.</text:p>
        </text:list-item>
      </text:list>
      <text:p text:style-name="P2308"/>
      <text:p text:style-name="Textoindependiente"><text:span text:style-name="T2309">#!/bin/bash</text:span></text:p>
      <text:soft-page-break/>
      <text:p text:style-name="P2310"><text:span text:style-name="T2311">#</text:span><text:span text:style-name="T2312">c</text:span><text:span text:style-name="T2313">r</text:span><text:span text:style-name="T2314">e</text:span><text:span text:style-name="T2315">a</text:span><text:span text:style-name="T2316">r</text:span><text:span text:style-name="T2317"><text:s/></text:span><text:span text:style-name="T2318"><text:s/></text:span><text:span text:style-name="T2319">a</text:span><text:span text:style-name="T2320">r</text:span><text:span text:style-name="T2321">c</text:span><text:span text:style-name="T2322">h</text:span><text:span text:style-name="T2323">i</text:span><text:span text:style-name="T2324">v</text:span><text:span text:style-name="T2325">o</text:span><text:span text:style-name="T2326"><text:s/></text:span><text:span text:style-name="T2327"><text:s/></text:span><text:span text:style-name="T2328">l</text:span><text:span text:style-name="T2329">i</text:span><text:span text:style-name="T2330">s</text:span><text:span text:style-name="T2331">t</text:span><text:span text:style-name="T2332">a</text:span><text:span text:style-name="T2333">e</text:span><text:span text:style-name="T2334">t</text:span><text:span text:style-name="T2335">c</text:span><text:span text:style-name="T2336"><text:s/></text:span><text:span text:style-name="T2337"><text:s/></text:span><text:span text:style-name="T2338">c</text:span><text:span text:style-name="T2339">o</text:span><text:span text:style-name="T2340">n</text:span><text:span text:style-name="T2341"><text:s/></text:span><text:span text:style-name="T2342"><text:s/></text:span><text:span text:style-name="T2343">l</text:span><text:span text:style-name="T2344">o</text:span><text:span text:style-name="T2345">s</text:span><text:span text:style-name="T2346"><text:s/></text:span><text:span text:style-name="T2347"><text:s/></text:span><text:span text:style-name="T2348">f</text:span><text:span text:style-name="T2349">i</text:span><text:span text:style-name="T2350">c</text:span><text:span text:style-name="T2351">he</text:span><text:span text:style-name="T2352">r</text:span><text:span text:style-name="T2353">o</text:span><text:span text:style-name="T2354">s</text:span><text:span text:style-name="T2355"><text:s/></text:span><text:span text:style-name="T2356"><text:s/></text:span><text:span text:style-name="T2357">c</text:span><text:span text:style-name="T2358">o</text:span><text:span text:style-name="T2359">n</text:span><text:span text:style-name="T2360"><text:s/></text:span><text:span text:style-name="T2361"><text:s/></text:span><text:span text:style-name="T2362">p</text:span><text:span text:style-name="T2363">e</text:span><text:span text:style-name="T2364">r</text:span><text:span text:style-name="T2365">m</text:span><text:span text:style-name="T2366">i</text:span><text:span text:style-name="T2367">s</text:span><text:span text:style-name="T2368">o</text:span><text:span text:style-name="T2369"><text:s/></text:span><text:span text:style-name="T2370"><text:s/></text:span><text:span text:style-name="T2371">d</text:span><text:span text:style-name="T2372">e</text:span><text:span text:style-name="T2373"><text:s/></text:span><text:span text:style-name="T2374"><text:s/></text:span><text:span text:style-name="T2375">l</text:span><text:span text:style-name="T2376">e</text:span><text:span text:style-name="T2377">c</text:span><text:span text:style-name="T2378">t</text:span><text:span text:style-name="T2379">u</text:span><text:span text:style-name="T2380">r</text:span><text:span text:style-name="T2381">a</text:span><text:span text:style-name="T2382"><text:s text:c="3"/></text:span><text:span text:style-name="T2383"><text:s/></text:span><text:span text:style-name="T2384">d</text:span><text:span text:style-name="T2385">e</text:span><text:span text:style-name="T2386"><text:s/></text:span><text:span text:style-name="T2387"><text:s/></text:span><text:span text:style-name="T2388">/</text:span><text:span text:style-name="T2389">t</text:span><text:span text:style-name="T2390">m</text:span><text:span text:style-name="T2391">p<text:s/></text:span><text:span text:style-name="T2392">#creación<text:s/></text:span><text:span text:style-name="T2393">de</text:span><text:span text:style-name="T2394"><text:s/></text:span><text:span text:style-name="T2395">archivo</text:span></text:p>
      <text:p text:style-name="P2396"><text:span text:style-name="T2397">touch<text:s/></text:span><text:span text:style-name="T2398">listaetc</text:span></text:p>
      <text:p text:style-name="P2399"><text:span text:style-name="T2400">#</text:span><text:span text:style-name="T2401">c</text:span><text:span text:style-name="T2402">o</text:span><text:span text:style-name="T2403">m</text:span><text:span text:style-name="T2404">p</text:span><text:span text:style-name="T2405">r</text:span><text:span text:style-name="T2406">o</text:span><text:span text:style-name="T2407">b</text:span><text:span text:style-name="T2408">a</text:span><text:span text:style-name="T2409">r</text:span><text:span text:style-name="T2410"><text:s/></text:span><text:span text:style-name="T2411"><text:s/></text:span><text:span text:style-name="T2412">q</text:span><text:span text:style-name="T2413">u</text:span><text:span text:style-name="T2414">e</text:span><text:span text:style-name="T2415"><text:s/></text:span><text:span text:style-name="T2416"><text:s/></text:span><text:span text:style-name="T2417">e</text:span><text:span text:style-name="T2418">x</text:span><text:span text:style-name="T2419">i</text:span><text:span text:style-name="T2420">s</text:span><text:span text:style-name="T2421">t</text:span><text:span text:style-name="T2422">e</text:span><text:span text:style-name="T2423"><text:s/></text:span><text:span text:style-name="T2424"><text:s/></text:span><text:span text:style-name="T2425">/</text:span><text:span text:style-name="T2426">t</text:span><text:span text:style-name="T2427">m</text:span><text:span text:style-name="T2428">p</text:span></text:p>
      <text:p text:style-name="P2429"><text:span text:style-name="T2430">if [<text:s/></text:span><text:span text:style-name="T2431">-d<text:s/></text:span><text:span text:style-name="T2432">/etc<text:s/></text:span><text:span text:style-name="T2433">];then</text:span></text:p>
      <text:p text:style-name="P2434"><text:span text:style-name="T2435">#recorrer e introducir en<text:s/></text:span><text:span text:style-name="T2436">lista<text:s/></text:span><text:span text:style-name="T2437">etc</text:span></text:p>
      <text:p text:style-name="P2438"><text:span text:style-name="T2439">for<text:s/></text:span><text:span text:style-name="T2440">i<text:s/></text:span><text:span text:style-name="T2441">in</text:span><text:span text:style-name="T2442"><text:s/></text:span><text:span text:style-name="T2443">`ls<text:s/></text:span><text:span text:style-name="T2444">/</text:span><text:span text:style-name="T2445">etc</text:span><text:span text:style-name="T2446">/</text:span><text:span text:style-name="T2447">*`</text:span><text:span text:style-name="T2448">;do</text:span></text:p>
      <text:p text:style-name="P2449"><text:span text:style-name="T2450">if [<text:s/></text:span><text:span text:style-name="T2451">-f<text:s/></text:span><text:span text:style-name="T2452">$i<text:s/></text:span><text:span text:style-name="T2453">-a -r<text:s/></text:span><text:span text:style-name="T2454">$i<text:s/></text:span><text:span text:style-name="T2455">];then</text:span></text:p>
      <text:p text:style-name="P2456"><text:span text:style-name="T2457">basenam</text:span><text:span text:style-name="T2458">e</text:span><text:span text:style-name="T2459"><text:s/></text:span><text:span text:style-name="T2460">$</text:span><text:span text:style-name="T2461">i</text:span><text:span text:style-name="T2462"><text:s/></text:span><text:span text:style-name="T2463"><text:s/></text:span><text:span text:style-name="T2464">&gt;</text:span><text:span text:style-name="T2465">&gt;</text:span><text:span text:style-name="T2466"><text:s/></text:span><text:span text:style-name="T2467">l</text:span><text:span text:style-name="T2468">i</text:span><text:span text:style-name="T2469">s</text:span><text:span text:style-name="T2470">t</text:span><text:span text:style-name="T2471">a</text:span><text:span text:style-name="T2472">e</text:span><text:span text:style-name="T2473">t</text:span><text:span text:style-name="T2474">c</text:span><text:span text:style-name="T2475"><text:s/></text:span><text:span text:style-name="T2476"><text:s/></text:span><text:span text:style-name="T2477">#</text:span><text:span text:style-name="T2478">p</text:span><text:span text:style-name="T2479">a</text:span><text:span text:style-name="T2480">r</text:span><text:span text:style-name="T2481">a</text:span><text:span text:style-name="T2482"><text:s/></text:span><text:span text:style-name="T2483"><text:s/></text:span><text:span text:style-name="T2484">q</text:span><text:span text:style-name="T2485">u</text:span><text:span text:style-name="T2486">e</text:span><text:span text:style-name="T2487"><text:s/></text:span><text:span text:style-name="T2488"><text:s/></text:span><text:span text:style-name="T2489">s</text:span><text:span text:style-name="T2490">ó</text:span><text:span text:style-name="T2491">l</text:span><text:span text:style-name="T2492">o</text:span><text:span text:style-name="T2493"><text:s/></text:span><text:span text:style-name="T2494"><text:s/></text:span><text:span text:style-name="T2495">s</text:span><text:span text:style-name="T2496">a</text:span><text:span text:style-name="T2497">l</text:span><text:span text:style-name="T2498">g</text:span><text:span text:style-name="T2499">a</text:span><text:span text:style-name="T2500"><text:s/></text:span><text:span text:style-name="T2501"><text:s/></text:span><text:span text:style-name="T2502">e</text:span><text:span text:style-name="T2503">l</text:span><text:span text:style-name="T2504"><text:s/></text:span><text:span text:style-name="T2505"><text:s/></text:span><text:span text:style-name="T2506">n</text:span><text:span text:style-name="T2507">o</text:span><text:span text:style-name="T2508">m</text:span><text:span text:style-name="T2509">b</text:span><text:span text:style-name="T2510">r</text:span><text:span text:style-name="T2511">e</text:span></text:p>
      <text:p text:style-name="P2512"><text:span text:style-name="T2513">fi done</text:span></text:p>
      <text:p text:style-name="P2514"><text:span text:style-name="T2515">else</text:span></text:p>
      <text:p text:style-name="P2516"><text:span text:style-name="T2517">ech</text:span><text:span text:style-name="T2518">o</text:span><text:span text:style-name="T2519"><text:s/></text:span><text:span text:style-name="T2520">"</text:span><text:span text:style-name="T2521">E</text:span><text:span text:style-name="T2522">l</text:span><text:span text:style-name="T2523"><text:s/></text:span><text:span text:style-name="T2524"><text:s/></text:span><text:span text:style-name="T2525">d</text:span><text:span text:style-name="T2526">i</text:span><text:span text:style-name="T2527">r</text:span><text:span text:style-name="T2528">e</text:span><text:span text:style-name="T2529">c</text:span><text:span text:style-name="T2530">t</text:span><text:span text:style-name="T2531">o</text:span><text:span text:style-name="T2532">r</text:span><text:span text:style-name="T2533">i</text:span><text:span text:style-name="T2534">o</text:span><text:span text:style-name="T2535"><text:s/></text:span><text:span text:style-name="T2536"><text:s/></text:span><text:span text:style-name="T2537">/</text:span><text:span text:style-name="T2538">t</text:span><text:span text:style-name="T2539">m</text:span><text:span text:style-name="T2540">p</text:span><text:span text:style-name="T2541"><text:s/></text:span><text:span text:style-name="T2542"><text:s/></text:span><text:span text:style-name="T2543">n</text:span><text:span text:style-name="T2544">o</text:span><text:span text:style-name="T2545"><text:s/></text:span><text:span text:style-name="T2546"><text:s/></text:span><text:span text:style-name="T2547">e</text:span><text:span text:style-name="T2548">x</text:span><text:span text:style-name="T2549">i</text:span><text:span text:style-name="T2550">s</text:span><text:span text:style-name="T2551">t</text:span><text:span text:style-name="T2552">e</text:span><text:span text:style-name="T2553">"</text:span></text:p>
      <text:p text:style-name="P2554"><text:span text:style-name="T2555">fi</text:span></text:p>
      <text:p text:style-name="P2556"/>
      <text:p text:style-name="P2557"><text:span text:style-name="T2558">#</text:span><text:span text:style-name="T2559">m</text:span><text:span text:style-name="T2560">ue</text:span><text:span text:style-name="T2561">s</text:span><text:span text:style-name="T2562">t</text:span><text:span text:style-name="T2563">r</text:span><text:span text:style-name="T2564">a</text:span><text:span text:style-name="T2565"><text:s/></text:span><text:span text:style-name="T2566"><text:s/></text:span><text:span text:style-name="T2567">l</text:span><text:span text:style-name="T2568">o</text:span><text:span text:style-name="T2569">s</text:span><text:span text:style-name="T2570"><text:s/></text:span><text:span text:style-name="T2571"><text:s/></text:span><text:span text:style-name="T2572">f</text:span><text:span text:style-name="T2573">i</text:span><text:span text:style-name="T2574">c</text:span><text:span text:style-name="T2575">he</text:span><text:span text:style-name="T2576">r</text:span><text:span text:style-name="T2577">o</text:span><text:span text:style-name="T2578">s</text:span><text:span text:style-name="T2579"><text:s/></text:span><text:span text:style-name="T2580"><text:s/></text:span><text:span text:style-name="T2581">q</text:span><text:span text:style-name="T2582">u</text:span><text:span text:style-name="T2583">e</text:span><text:span text:style-name="T2584"><text:s/></text:span><text:span text:style-name="T2585"><text:s/></text:span><text:span text:style-name="T2586">c</text:span><text:span text:style-name="T2587">o</text:span><text:span text:style-name="T2588">n</text:span><text:span text:style-name="T2589">t</text:span><text:span text:style-name="T2590">i</text:span><text:span text:style-name="T2591">en</text:span><text:span text:style-name="T2592">e</text:span><text:span text:style-name="T2593"><text:s/></text:span><text:span text:style-name="T2594"><text:s/></text:span><text:span text:style-name="T2595">s</text:span><text:span text:style-name="T2596">e</text:span><text:span text:style-name="T2597">r</text:span><text:span text:style-name="T2598">v</text:span><text:span text:style-name="T2599">i</text:span><text:span text:style-name="T2600">c</text:span><text:span text:style-name="T2601">e</text:span><text:span text:style-name="T2602">s</text:span></text:p>
      <text:p text:style-name="P2603"><text:span text:style-name="T2604">echo<text:s/></text:span><text:span text:style-name="T2605">"Los ficheros<text:s/></text:span><text:span text:style-name="T2606">que<text:s/></text:span><text:span text:style-name="T2607">contiene service<text:s/></text:span><text:span text:style-name="T2608">de<text:s/></text:span><text:span text:style-name="T2609">listaetc son:"</text:span></text:p>
      <text:p text:style-name="P2610"><text:span text:style-name="T2611">ca</text:span><text:span text:style-name="T2612">t</text:span><text:span text:style-name="T2613"><text:s/></text:span><text:span text:style-name="T2614">l</text:span><text:span text:style-name="T2615">i</text:span><text:span text:style-name="T2616">s</text:span><text:span text:style-name="T2617">t</text:span><text:span text:style-name="T2618">a</text:span><text:span text:style-name="T2619">e</text:span><text:span text:style-name="T2620">t</text:span><text:span text:style-name="T2621">c</text:span><text:s text:c="2"/><text:span text:style-name="T2622">|</text:span><text:span text:style-name="T2623"><text:s/></text:span><text:span text:style-name="T2624">gre</text:span><text:span text:style-name="T2625">p</text:span><text:span text:style-name="T2626"><text:s/></text:span><text:span text:style-name="T2627">-</text:span><text:span text:style-name="T2628">w</text:span><text:s text:c="2"/><text:span text:style-name="T2629">"</text:span><text:span text:style-name="T2630">s</text:span><text:span text:style-name="T2631">e</text:span><text:span text:style-name="T2632">r</text:span><text:span text:style-name="T2633">v</text:span><text:span text:style-name="T2634">i</text:span><text:span text:style-name="T2635">c</text:span><text:span text:style-name="T2636">e</text:span><text:span text:style-name="T2637">s</text:span><text:span text:style-name="T2638">"<text:s/></text:span></text:p>
      <text:p text:style-name="P2639"/>
      <text:list text:style-name="LFO1" text:continue-numbering="true">
        <text:list-item>
          <text:p text:style-name="P2640">Cuenta el número de ficheros y directorios de un directorio<text:s/>pasado como parámetro.</text:p>
        </text:list-item>
      </text:list>
      <text:p text:style-name="P2641"/>
      <text:p text:style-name="P2642"><text:span text:style-name="T2643">#!/bin/bash</text:span></text:p>
      <text:p text:style-name="Textoindependiente"><text:span text:style-name="T2644">#</text:span><text:span text:style-name="T2645">c</text:span><text:span text:style-name="T2646">uen</text:span><text:span text:style-name="T2647">t</text:span><text:span text:style-name="T2648">a</text:span><text:span text:style-name="T2649"><text:s/></text:span><text:span text:style-name="T2650"><text:s/></text:span><text:span text:style-name="T2651">e</text:span><text:span text:style-name="T2652">l</text:span><text:span text:style-name="T2653"><text:s/></text:span><text:span text:style-name="T2654"><text:s/></text:span><text:span text:style-name="T2655">nú</text:span><text:span text:style-name="T2656">m</text:span><text:span text:style-name="T2657">e</text:span><text:span text:style-name="T2658">r</text:span><text:span text:style-name="T2659">o</text:span><text:span text:style-name="T2660"><text:s/></text:span><text:span text:style-name="T2661"><text:s/></text:span><text:span text:style-name="T2662">d</text:span><text:span text:style-name="T2663">e</text:span><text:span text:style-name="T2664"><text:s/></text:span><text:span text:style-name="T2665"><text:s/></text:span><text:span text:style-name="T2666">f</text:span><text:span text:style-name="T2667">i</text:span><text:span text:style-name="T2668">c</text:span><text:span text:style-name="T2669">he</text:span><text:span text:style-name="T2670">r</text:span><text:span text:style-name="T2671">o</text:span><text:span text:style-name="T2672">s</text:span><text:span text:style-name="T2673"><text:s text:c="3"/></text:span><text:span text:style-name="T2674"><text:s/></text:span><text:span text:style-name="T2675">y</text:span><text:span text:style-name="T2676"><text:s/></text:span><text:span text:style-name="T2677"><text:s/></text:span><text:span text:style-name="T2678">d</text:span><text:span text:style-name="T2679">i</text:span><text:span text:style-name="T2680">r</text:span><text:span text:style-name="T2681">e</text:span><text:span text:style-name="T2682">c</text:span><text:span text:style-name="T2683">t</text:span><text:span text:style-name="T2684">o</text:span><text:span text:style-name="T2685">r</text:span><text:span text:style-name="T2686">i</text:span><text:span text:style-name="T2687">o</text:span><text:span text:style-name="T2688">s</text:span><text:span text:style-name="T2689"><text:s/></text:span><text:span text:style-name="T2690"><text:s/></text:span><text:span text:style-name="T2691">d</text:span><text:span text:style-name="T2692">e</text:span><text:span text:style-name="T2693"><text:s/></text:span><text:span text:style-name="T2694"><text:s/></text:span><text:span text:style-name="T2695">u</text:span><text:span text:style-name="T2696">n</text:span><text:span text:style-name="T2697"><text:s/></text:span><text:span text:style-name="T2698"><text:s/></text:span><text:span text:style-name="T2699">d</text:span><text:span text:style-name="T2700">i</text:span><text:span text:style-name="T2701">r</text:span><text:span text:style-name="T2702">e</text:span><text:span text:style-name="T2703">c</text:span><text:span text:style-name="T2704">t</text:span><text:span text:style-name="T2705">o</text:span><text:span text:style-name="T2706">r</text:span><text:span text:style-name="T2707">i</text:span><text:span text:style-name="T2708">o</text:span><text:span text:style-name="T2709"><text:s/></text:span><text:span text:style-name="T2710"><text:s/></text:span><text:span text:style-name="T2711">p</text:span><text:span text:style-name="T2712">a</text:span><text:span text:style-name="T2713">s</text:span><text:span text:style-name="T2714">a</text:span><text:span text:style-name="T2715">d</text:span><text:span text:style-name="T2716">o</text:span></text:p>
      <text:p text:style-name="P2717"/>
      <text:p text:style-name="P2718"><text:span text:style-name="T2719">#</text:span><text:span text:style-name="T2720">c</text:span><text:span text:style-name="T2721">o</text:span><text:span text:style-name="T2722">m</text:span><text:span text:style-name="T2723">p</text:span><text:span text:style-name="T2724">r</text:span><text:span text:style-name="T2725">o</text:span><text:span text:style-name="T2726">b</text:span><text:span text:style-name="T2727">a</text:span><text:span text:style-name="T2728">c</text:span><text:span text:style-name="T2729">i</text:span><text:span text:style-name="T2730">ó</text:span><text:span text:style-name="T2731">n</text:span><text:span text:style-name="T2732"><text:s/></text:span><text:span text:style-name="T2733"><text:s/></text:span><text:span text:style-name="T2734">d</text:span><text:span text:style-name="T2735">e</text:span><text:span text:style-name="T2736"><text:s/></text:span><text:span text:style-name="T2737"><text:s/></text:span><text:span text:style-name="T2738">d</text:span><text:span text:style-name="T2739">i</text:span><text:span text:style-name="T2740">r</text:span><text:span text:style-name="T2741">e</text:span><text:span text:style-name="T2742">c</text:span><text:span text:style-name="T2743">t</text:span><text:span text:style-name="T2744">o</text:span><text:span text:style-name="T2745">r</text:span><text:span text:style-name="T2746">i</text:span><text:span text:style-name="T2747">o</text:span></text:p>
      <text:p text:style-name="P2748"><text:span text:style-name="T2749">if [<text:s/></text:span><text:span text:style-name="T2750">$#<text:s/></text:span><text:span text:style-name="T2751">-eq<text:s/></text:span><text:span text:style-name="T2752">1<text:s/></text:span><text:span text:style-name="T2753">];then if [<text:s/></text:span><text:span text:style-name="T2754">-d<text:s/></text:span><text:span text:style-name="T2755">$@<text:s/></text:span><text:span text:style-name="T2756">];then</text:span></text:p>
      <text:p text:style-name="P2757"><text:span text:style-name="T2758">nd</text:span><text:span text:style-name="T2759">=-1</text:span><text:span text:style-name="T2760">;</text:span><text:span text:style-name="T2761">nf</text:span><text:span text:style-name="T2762">=0</text:span></text:p>
      <text:p text:style-name="P2763"><text:span text:style-name="T2764">for<text:s/></text:span><text:span text:style-name="T2765">i<text:s/></text:span><text:span text:style-name="T2766">in<text:s/></text:span><text:span text:style-name="T2767">`du<text:s/></text:span><text:span text:style-name="T2768">-a<text:s/></text:span><text:span text:style-name="T2769">$@</text:span><text:span text:style-name="T2770">`</text:span><text:span text:style-name="T2771">;do<text:s/></text:span><text:span text:style-name="T2772">#du<text:s/></text:span><text:span text:style-name="T2773">cuenta el directorio indicado</text:span></text:p>
      <text:p text:style-name="P2774"><text:span text:style-name="T2775">if [<text:s/></text:span><text:span text:style-name="T2776">-d<text:s/></text:span><text:span text:style-name="T2777">$i<text:s/></text:span><text:span text:style-name="T2778">];then</text:span></text:p>
      <text:p text:style-name="P2779"><text:span text:style-name="T2780">nd</text:span><text:span text:style-name="T2781">=</text:span><text:span text:style-name="T2782">$((</text:span><text:span text:style-name="T2783">$nd</text:span><text:span text:style-name="T2784">+</text:span><text:span text:style-name="T2785">1</text:span><text:span text:style-name="T2786">))<text:s/></text:span><text:span text:style-name="T2787">elif</text:span><text:span text:style-name="T2788"><text:s/></text:span><text:span text:style-name="T2789">[</text:span><text:span text:style-name="T2790"><text:s/></text:span><text:span text:style-name="T2791">-f<text:s/></text:span><text:span text:style-name="T2792">$i<text:s/></text:span><text:span text:style-name="T2793">];then</text:span></text:p>
      <text:p text:style-name="P2794"><text:span text:style-name="T2795">nf</text:span><text:span text:style-name="T2796">=</text:span><text:span text:style-name="T2797">$((</text:span><text:span text:style-name="T2798">$nf</text:span><text:span text:style-name="T2799">+</text:span><text:span text:style-name="T2800">1</text:span><text:span text:style-name="T2801">))<text:s/></text:span><text:span text:style-name="T2802">fi</text:span></text:p>
      <text:p text:style-name="P2803"><text:span text:style-name="T2804">done</text:span></text:p>
      <text:p text:style-name="P2805"><text:span text:style-name="T2806">echo<text:s/></text:span><text:span text:style-name="T2807">"directorios<text:s/></text:span><text:span text:style-name="T2808">hay</text:span><text:span text:style-name="T2809"><text:s/></text:span><text:span text:style-name="T2810">$nd</text:span><text:span text:style-name="T2811">"<text:s/></text:span><text:span text:style-name="T2812">echo<text:s/></text:span><text:span text:style-name="T2813">"ficheros<text:s/></text:span><text:span text:style-name="T2814">hay<text:s/></text:span><text:span text:style-name="T2815">$nf</text:span><text:span text:style-name="T2816">"<text:s/></text:span><text:span text:style-name="T2817">else</text:span></text:p>
      <text:p text:style-name="P2818"><text:span text:style-name="T2819">ech</text:span><text:span text:style-name="T2820">o</text:span><text:span text:style-name="T2821"><text:s/></text:span><text:span text:style-name="T2822">"</text:span><text:span text:style-name="T2823">$</text:span><text:span text:style-name="T2824">@</text:span><text:span text:style-name="T2825"><text:s/></text:span><text:span text:style-name="T2826"><text:s/></text:span><text:span text:style-name="T2827">n</text:span><text:span text:style-name="T2828">o</text:span><text:span text:style-name="T2829"><text:s/></text:span><text:span text:style-name="T2830"><text:s/></text:span><text:span text:style-name="T2831">e</text:span><text:span text:style-name="T2832">s</text:span><text:span text:style-name="T2833"><text:s/></text:span><text:span text:style-name="T2834"><text:s/></text:span><text:span text:style-name="T2835">d</text:span><text:span text:style-name="T2836">i</text:span><text:span text:style-name="T2837">r</text:span><text:span text:style-name="T2838">e</text:span><text:span text:style-name="T2839">c</text:span><text:span text:style-name="T2840">t</text:span><text:span text:style-name="T2841">o</text:span><text:span text:style-name="T2842">r</text:span><text:span text:style-name="T2843">i</text:span><text:span text:style-name="T2844">o</text:span><text:span text:style-name="T2845">"</text:span></text:p>
      <text:p text:style-name="P2846"><text:span text:style-name="T2847">fi else</text:span></text:p>
      <text:p text:style-name="P2848"><text:span text:style-name="T2849">ech</text:span><text:span text:style-name="T2850">o</text:span><text:span text:style-name="T2851"><text:s/></text:span><text:span text:style-name="T2852">"</text:span><text:span text:style-name="T2853">D</text:span><text:span text:style-name="T2854">e</text:span><text:span text:style-name="T2855">b</text:span><text:span text:style-name="T2856">e</text:span><text:span text:style-name="T2857"><text:s/></text:span><text:span text:style-name="T2858"><text:s/></text:span><text:span text:style-name="T2859">i</text:span><text:span text:style-name="T2860">n</text:span><text:span text:style-name="T2861">t</text:span><text:span text:style-name="T2862">r</text:span><text:span text:style-name="T2863">o</text:span><text:span text:style-name="T2864">d</text:span><text:span text:style-name="T2865">u</text:span><text:span text:style-name="T2866">c</text:span><text:span text:style-name="T2867">i</text:span><text:span text:style-name="T2868">r</text:span><text:span text:style-name="T2869"><text:s/></text:span><text:span text:style-name="T2870"><text:s/></text:span><text:span text:style-name="T2871">1</text:span><text:span text:style-name="T2872"><text:s/></text:span><text:span text:style-name="T2873"><text:s/></text:span><text:span text:style-name="T2874">p</text:span><text:span text:style-name="T2875">a</text:span><text:span text:style-name="T2876">r</text:span><text:span text:style-name="T2877">á</text:span><text:span text:style-name="T2878">m</text:span><text:span text:style-name="T2879">e</text:span><text:span text:style-name="T2880">t</text:span><text:span text:style-name="T2881">r</text:span><text:span text:style-name="T2882">o</text:span><text:span text:style-name="T2883">"</text:span></text:p>
      <text:p text:style-name="P2884"><text:span text:style-name="T2885">fi</text:span></text:p>
      <text:p text:style-name="Standard"/>
      <text:list text:style-name="LFO1" text:continue-numbering="true">
        <text:list-item>
          <text:p text:style-name="P2886">Copia todos los ficheros del directorio actual a un directorio llamado cgs</text:p>
        </text:list-item>
      </text:list>
      <text:p text:style-name="P2887"/>
      <text:p text:style-name="P2888"><text:span text:style-name="T2889">#!/bin/bash</text:span></text:p>
      <text:p text:style-name="P2890"><text:span text:style-name="T2891">#copia todos<text:s/></text:span><text:span text:style-name="T2892">los<text:s/></text:span><text:span text:style-name="T2893">ficheros<text:s/></text:span><text:span text:style-name="T2894">del<text:s/></text:span><text:span text:style-name="T2895">directorio<text:s/></text:span><text:span text:style-name="T2896">actual<text:s/></text:span><text:span text:style-name="T2897">a<text:s/></text:span><text:span text:style-name="T2898">cgs #no<text:s/></text:span><text:span text:style-name="T2899">dice nada<text:s/></text:span><text:span text:style-name="T2900">de</text:span><text:span text:style-name="T2901"><text:s/></text:span><text:span text:style-name="T2902">recursividad</text:span></text:p>
      <text:p text:style-name="P2903"/>
      <text:p text:style-name="P2904"><text:span text:style-name="T2905">#si<text:s/></text:span><text:span text:style-name="T2906">el<text:s/></text:span><text:span text:style-name="T2907">directorio<text:s/></text:span><text:span text:style-name="T2908">no<text:s/></text:span><text:span text:style-name="T2909">está<text:s/></text:span><text:span text:style-name="T2910">debe<text:s/></text:span><text:span text:style-name="T2911">crearse</text:span></text:p>
      <text:p text:style-name="P2912"><text:span text:style-name="T2913">if [<text:s/></text:span><text:span text:style-name="T2914">-d<text:s/></text:span><text:span text:style-name="T2915">./cgs<text:s/></text:span><text:span text:style-name="T2916">];then</text:span></text:p>
      <text:p text:style-name="P2917"><text:span text:style-name="T2918">echo<text:s/></text:span><text:span text:style-name="T2919">"El<text:s/></text:span><text:span text:style-name="T2920">directorio cgs ya existe"</text:span></text:p>
      <text:p text:style-name="P2921"><text:span text:style-name="T2922">else</text:span></text:p>
      <text:p text:style-name="P2923"><text:span text:style-name="T2924">mkdir<text:s/></text:span><text:span text:style-name="T2925">cgs</text:span></text:p>
      <text:p text:style-name="P2926"><text:span text:style-name="T2927">fi</text:span></text:p>
      <text:p text:style-name="P2928"/>
      <text:p text:style-name="P2929"><text:span text:style-name="T2930">#copia todos los ficheros del directorio actual a cgs</text:span></text:p>
      <text:p text:style-name="P2931"><text:span text:style-name="T2932">fo</text:span><text:span text:style-name="T2933">r</text:span><text:span text:style-name="T2934"><text:s/></text:span><text:span text:style-name="T2935">i</text:span><text:span text:style-name="T2936"><text:s/></text:span><text:span text:style-name="T2937"><text:s/></text:span><text:span text:style-name="T2938">i</text:span><text:span text:style-name="T2939">n</text:span><text:span text:style-name="T2940"><text:s/></text:span><text:span text:style-name="T2941">`</text:span><text:span text:style-name="T2942">l</text:span><text:span text:style-name="T2943">s</text:span><text:span text:style-name="T2944">`</text:span><text:span text:style-name="T2945">;d</text:span><text:span text:style-name="T2946">o<text:s/></text:span><text:span text:style-name="T2947"><text:s/></text:span><text:span text:style-name="T2948">if<text:s/></text:span><text:span text:style-name="T2949">[</text:span><text:span text:style-name="T2950"><text:s/></text:span><text:span text:style-name="T2951">-f<text:s/></text:span><text:span text:style-name="T2952">$i<text:s/></text:span><text:span text:style-name="T2953">];then</text:span></text:p>
      <text:p text:style-name="P2954"><text:span text:style-name="T2955">cp<text:s/></text:span><text:span text:style-name="T2956">$i<text:s/></text:span><text:span text:style-name="T2957">cgs</text:span></text:p>
      <text:p text:style-name="P2958"><text:span text:style-name="T2959">fi done</text:span></text:p>
      <text:p text:style-name="P2960"><text:span text:style-name="T2961">#</text:span><text:span text:style-name="T2962">c</text:span><text:span text:style-name="T2963">o</text:span><text:span text:style-name="T2964">m</text:span><text:span text:style-name="T2965">p</text:span><text:span text:style-name="T2966">r</text:span><text:span text:style-name="T2967">o</text:span><text:span text:style-name="T2968">b</text:span><text:span text:style-name="T2969">a</text:span><text:span text:style-name="T2970">c</text:span><text:span text:style-name="T2971">i</text:span><text:span text:style-name="T2972">ó</text:span><text:span text:style-name="T2973">n</text:span><text:span text:style-name="T2974"><text:s/></text:span><text:span text:style-name="T2975"><text:s/></text:span><text:span text:style-name="T2976">d</text:span><text:span text:style-name="T2977">e</text:span><text:span text:style-name="T2978"><text:s/></text:span><text:span text:style-name="T2979"><text:s/></text:span><text:span text:style-name="T2980">l</text:span><text:span text:style-name="T2981">a</text:span><text:span text:style-name="T2982"><text:s/></text:span><text:span text:style-name="T2983"><text:s/></text:span><text:span text:style-name="T2984">c</text:span><text:span text:style-name="T2985">o</text:span><text:span text:style-name="T2986">p</text:span><text:span text:style-name="T2987">i</text:span><text:span text:style-name="T2988">a</text:span></text:p>
      <text:p text:style-name="P2989"><text:span text:style-name="T2990">echo<text:s/></text:span><text:span text:style-name="T2991">"Este es el resultado<text:s/></text:span><text:span text:style-name="T2992">de<text:s/></text:span><text:span text:style-name="T2993">la copia"</text:span></text:p>
      <text:p text:style-name="P2994"><text:span text:style-name="T2995">ls<text:s/></text:span><text:span text:style-name="T2996">cgs<text:s/></text:span></text:p>
      <text:p text:style-name="Standard"/>
      <text:list text:style-name="LFO1" text:continue-numbering="true">
        <text:list-item>
          <text:p text:style-name="P2997">Crea un menú para indicar:</text:p>
          <text:list text:continue-numbering="true">
            <text:list-item>
              <text:p text:style-name="P2998">cuántos usuarios están conectados</text:p>
            </text:list-item>
            <text:list-item>
              <text:p text:style-name="P2999">usuarios con directorio home y almacenarlos en un fichero llamado all.users</text:p>
            </text:list-item>
            <text:list-item>
              <text:p text:style-name="P3000">lista de identificadores de usuarios conectados al sistema</text:p>
            </text:list-item>
            <text:list-item>
              <text:p text:style-name="P3001">lista de cuentas de usuarios ordenados por nombre y por id</text:p>
            </text:list-item>
            <text:list-item>
              <text:p text:style-name="P3002">día mes y año en distintas variables y mostradas en pantalla</text:p>
            </text:list-item>
            <text:list-item>
              <text:p text:style-name="P3003">cambiar a mayúsculas los nombres de los ficheros pasados por parámetros.</text:p>
            </text:list-item>
            <text:list-item>
              <text:p text:style-name="P3004">Cada opción del menú se realizará en una función independiente. Se realizarán todas las comprobaciones necesarias.</text:p>
            </text:list-item>
          </text:list>
        </text:list-item>
      </text:list>
      <text:p text:style-name="P3005"/>
      <text:p text:style-name="P3006"><text:span text:style-name="T3007">#!/bin/bash<text:s/></text:span><text:span text:style-name="T3008">#</text:span><text:span text:style-name="T3009">c</text:span><text:span text:style-name="T3010">r</text:span><text:span text:style-name="T3011">e</text:span><text:span text:style-name="T3012">a</text:span><text:span text:style-name="T3013"><text:s text:c="2"/></text:span><text:span text:style-name="T3014">m</text:span><text:span text:style-name="T3015">enú</text:span><text:span text:style-name="T3016">s</text:span></text:p>
      <text:p text:style-name="P3017"><text:span text:style-name="T3018">#</text:span><text:span text:style-name="T3019">C</text:span><text:span text:style-name="T3020">U</text:span><text:span text:style-name="T3021">E</text:span><text:span text:style-name="T3022">N</text:span><text:span text:style-name="T3023">T</text:span><text:span text:style-name="T3024">A</text:span><text:span text:style-name="T3025"><text:s/></text:span><text:span text:style-name="T3026"><text:s/></text:span><text:span text:style-name="T3027">U</text:span><text:span text:style-name="T3028">S</text:span><text:span text:style-name="T3029">U</text:span><text:span text:style-name="T3030">A</text:span><text:span text:style-name="T3031">R</text:span><text:span text:style-name="T3032">I</text:span><text:span text:style-name="T3033">O</text:span><text:span text:style-name="T3034">S</text:span><text:span text:style-name="T3035"><text:s/></text:span><text:span text:style-name="T3036"><text:s/></text:span><text:span text:style-name="T3037">C</text:span><text:span text:style-name="T3038">O</text:span><text:span text:style-name="T3039">N</text:span><text:span text:style-name="T3040">E</text:span><text:span text:style-name="T3041">C</text:span><text:span text:style-name="T3042">T</text:span><text:span text:style-name="T3043">A</text:span><text:span text:style-name="T3044">D</text:span><text:span text:style-name="T3045">O</text:span><text:span text:style-name="T3046">S</text:span></text:p>
      <text:p text:style-name="P3047"><text:span text:style-name="T3048">#</text:span><text:span text:style-name="T3049">C</text:span><text:span text:style-name="T3050">U</text:span><text:span text:style-name="T3051">E</text:span><text:span text:style-name="T3052">N</text:span><text:span text:style-name="T3053">T</text:span><text:span text:style-name="T3054">A</text:span><text:span text:style-name="T3055"><text:s/></text:span><text:span text:style-name="T3056"><text:s/></text:span><text:span text:style-name="T3057">U</text:span><text:span text:style-name="T3058">S</text:span><text:span text:style-name="T3059">U</text:span><text:span text:style-name="T3060">A</text:span><text:span text:style-name="T3061">R</text:span><text:span text:style-name="T3062">I</text:span><text:span text:style-name="T3063">O</text:span><text:span text:style-name="T3064">S</text:span><text:span text:style-name="T3065"><text:s/></text:span><text:span text:style-name="T3066"><text:s/></text:span><text:span text:style-name="T3067">C</text:span><text:span text:style-name="T3068">O</text:span><text:span text:style-name="T3069">N</text:span><text:span text:style-name="T3070"><text:s/></text:span><text:span text:style-name="T3071"><text:s/></text:span><text:span text:style-name="T3072">D</text:span><text:span text:style-name="T3073">I</text:span><text:span text:style-name="T3074">R</text:span><text:span text:style-name="T3075">E</text:span><text:span text:style-name="T3076">C</text:span><text:span text:style-name="T3077">T</text:span><text:span text:style-name="T3078">O</text:span><text:span text:style-name="T3079">R</text:span><text:span text:style-name="T3080">I</text:span><text:span text:style-name="T3081">O</text:span><text:span text:style-name="T3082"><text:s/></text:span><text:span text:style-name="T3083"><text:s/></text:span><text:span text:style-name="T3084">H</text:span><text:span text:style-name="T3085">O</text:span><text:span text:style-name="T3086">M</text:span><text:span text:style-name="T3087">E</text:span><text:span text:style-name="T3088"><text:s/></text:span><text:span text:style-name="T3089"><text:s/></text:span><text:span text:style-name="T3090">Y</text:span><text:span text:style-name="T3091"><text:s/></text:span><text:span text:style-name="T3092"><text:s/></text:span><text:span text:style-name="T3093">L</text:span><text:span text:style-name="T3094">O</text:span><text:span text:style-name="T3095">S</text:span><text:span text:style-name="T3096"><text:s/></text:span><text:span text:style-name="T3097"><text:s/></text:span><text:span text:style-name="T3098">A</text:span><text:span text:style-name="T3099">L</text:span><text:span text:style-name="T3100">M</text:span><text:span text:style-name="T3101">A</text:span><text:span text:style-name="T3102">C</text:span><text:span text:style-name="T3103">E</text:span><text:span text:style-name="T3104">N</text:span><text:span text:style-name="T3105">A</text:span><text:span text:style-name="T3106"><text:s/></text:span><text:span text:style-name="T3107"><text:s/></text:span><text:span text:style-name="T3108">E</text:span><text:span text:style-name="T3109">N</text:span><text:span text:style-name="T3110"><text:s/></text:span><text:span text:style-name="T3111"><text:s/></text:span><text:span text:style-name="T3112">a</text:span><text:span text:style-name="T3113">ll</text:span><text:span text:style-name="T3114">.</text:span><text:span text:style-name="T3115">u</text:span><text:span text:style-name="T3116">s</text:span><text:span text:style-name="T3117">e</text:span><text:span text:style-name="T3118">r</text:span><text:span text:style-name="T3119">s</text:span><text:span text:style-name="T3120">,<text:s/></text:span><text:span text:style-name="T3121">#</text:span><text:span text:style-name="T3122">L</text:span><text:span text:style-name="T3123">I</text:span><text:span text:style-name="T3124">S</text:span><text:span text:style-name="T3125">T</text:span><text:span text:style-name="T3126">A</text:span><text:span text:style-name="T3127"><text:s/></text:span><text:span text:style-name="T3128"><text:s/></text:span><text:span text:style-name="T3129">I</text:span><text:span text:style-name="T3130">D</text:span><text:span text:style-name="T3131">E</text:span><text:span text:style-name="T3132">N</text:span><text:span text:style-name="T3133">T</text:span><text:span text:style-name="T3134">I</text:span><text:span text:style-name="T3135">F</text:span><text:span text:style-name="T3136">I</text:span><text:span text:style-name="T3137">C</text:span><text:span text:style-name="T3138">A</text:span><text:span text:style-name="T3139">D</text:span><text:span text:style-name="T3140">O</text:span><text:span text:style-name="T3141">R</text:span><text:span text:style-name="T3142">E</text:span><text:span text:style-name="T3143">S</text:span><text:span text:style-name="T3144"><text:s/></text:span><text:span text:style-name="T3145"><text:s/></text:span><text:span text:style-name="T3146">D</text:span><text:span text:style-name="T3147">E</text:span><text:span text:style-name="T3148"><text:s/></text:span><text:span text:style-name="T3149"><text:s/></text:span><text:span text:style-name="T3150">U</text:span><text:span text:style-name="T3151">S</text:span><text:span text:style-name="T3152">U</text:span><text:span text:style-name="T3153">A</text:span><text:span text:style-name="T3154">R</text:span><text:span text:style-name="T3155">I</text:span><text:span text:style-name="T3156">O</text:span><text:span text:style-name="T3157">S</text:span><text:span text:style-name="T3158"><text:s/></text:span><text:span text:style-name="T3159"><text:s/></text:span><text:span text:style-name="T3160">C</text:span><text:span text:style-name="T3161">O</text:span><text:span text:style-name="T3162">N</text:span><text:span text:style-name="T3163">E</text:span><text:span text:style-name="T3164">C</text:span><text:span text:style-name="T3165">T</text:span><text:span text:style-name="T3166">A</text:span><text:span text:style-name="T3167">D</text:span><text:span text:style-name="T3168">O</text:span><text:span text:style-name="T3169">S</text:span><text:span text:style-name="T3170"><text:s/></text:span><text:span text:style-name="T3171"><text:s/></text:span><text:span text:style-name="T3172">A</text:span><text:span text:style-name="T3173">L</text:span><text:span text:style-name="T3174"><text:s/></text:span><text:span text:style-name="T3175"><text:s/></text:span><text:span text:style-name="T3176">S</text:span><text:span text:style-name="T3177">I</text:span><text:span text:style-name="T3178">S</text:span><text:span text:style-name="T3179">T</text:span><text:span text:style-name="T3180">E</text:span><text:span text:style-name="T3181">M</text:span><text:span text:style-name="T3182">A</text:span><text:span text:style-name="T3183">,</text:span></text:p>
      <text:p text:style-name="P3184"><text:span text:style-name="T3185">#</text:span><text:span text:style-name="T3186">L</text:span><text:span text:style-name="T3187">I</text:span><text:span text:style-name="T3188">S</text:span><text:span text:style-name="T3189">T</text:span><text:span text:style-name="T3190">A</text:span><text:span text:style-name="T3191"><text:s/></text:span><text:span text:style-name="T3192"><text:s/></text:span><text:span text:style-name="T3193">C</text:span><text:span text:style-name="T3194">U</text:span><text:span text:style-name="T3195">E</text:span><text:span text:style-name="T3196">N</text:span><text:span text:style-name="T3197">T</text:span><text:span text:style-name="T3198">A</text:span><text:span text:style-name="T3199">S</text:span><text:span text:style-name="T3200"><text:s/></text:span><text:span text:style-name="T3201"><text:s/></text:span><text:span text:style-name="T3202">D</text:span><text:span text:style-name="T3203">E</text:span><text:span text:style-name="T3204"><text:s/></text:span><text:span text:style-name="T3205"><text:s/></text:span><text:span text:style-name="T3206">U</text:span><text:span text:style-name="T3207">S</text:span><text:span text:style-name="T3208">U</text:span><text:span text:style-name="T3209">A</text:span><text:span text:style-name="T3210">R</text:span><text:span text:style-name="T3211">I</text:span><text:span text:style-name="T3212">O</text:span><text:span text:style-name="T3213">S</text:span><text:span text:style-name="T3214"><text:s/></text:span><text:span text:style-name="T3215"><text:s/></text:span><text:span text:style-name="T3216">O</text:span><text:span text:style-name="T3217">R</text:span><text:span text:style-name="T3218">D</text:span><text:span text:style-name="T3219">E</text:span><text:span text:style-name="T3220">N</text:span><text:span text:style-name="T3221">A</text:span><text:span text:style-name="T3222">D</text:span><text:span text:style-name="T3223">O</text:span><text:span text:style-name="T3224">R</text:span><text:span text:style-name="T3225"><text:s/></text:span><text:span text:style-name="T3226"><text:s/></text:span><text:span text:style-name="T3227">P</text:span><text:span text:style-name="T3228">O</text:span><text:span text:style-name="T3229">R</text:span><text:span text:style-name="T3230"><text:s/></text:span><text:span text:style-name="T3231"><text:s/></text:span><text:span text:style-name="T3232">N</text:span><text:span text:style-name="T3233">O</text:span><text:span text:style-name="T3234">M</text:span><text:span text:style-name="T3235">B</text:span><text:span text:style-name="T3236">R</text:span><text:span text:style-name="T3237">E</text:span><text:span text:style-name="T3238"><text:s/></text:span><text:span text:style-name="T3239"><text:s/></text:span><text:span text:style-name="T3240">E</text:span><text:span text:style-name="T3241"><text:s/></text:span><text:span text:style-name="T3242"><text:s/></text:span><text:span text:style-name="T3243">I</text:span><text:span text:style-name="T3244">D<text:s/></text:span><text:span text:style-name="T3245">#</text:span><text:span text:style-name="T3246">D</text:span><text:span text:style-name="T3247">I</text:span><text:span text:style-name="T3248">A</text:span><text:span text:style-name="T3249"><text:s/></text:span><text:span text:style-name="T3250"><text:s/></text:span><text:span text:style-name="T3251">M</text:span><text:span text:style-name="T3252">E</text:span><text:span text:style-name="T3253">S</text:span><text:span text:style-name="T3254"><text:s/></text:span><text:span text:style-name="T3255"><text:s/></text:span><text:span text:style-name="T3256">A</text:span><text:span text:style-name="T3257">Ñ</text:span><text:span text:style-name="T3258">O</text:span><text:span text:style-name="T3259"><text:s/></text:span><text:span text:style-name="T3260"><text:s/></text:span><text:span text:style-name="T3261">E</text:span><text:span text:style-name="T3262">N</text:span><text:span text:style-name="T3263"><text:s/></text:span><text:span text:style-name="T3264"><text:s/></text:span><text:span text:style-name="T3265">VA</text:span><text:span text:style-name="T3266">R</text:span><text:span text:style-name="T3267">I</text:span><text:span text:style-name="T3268">A</text:span><text:span text:style-name="T3269">B</text:span><text:span text:style-name="T3270">L</text:span><text:span text:style-name="T3271">E</text:span><text:span text:style-name="T3272"><text:s/></text:span><text:span text:style-name="T3273"><text:s/></text:span><text:span text:style-name="T3274">M</text:span><text:span text:style-name="T3275">O</text:span><text:span text:style-name="T3276">S</text:span><text:span text:style-name="T3277">TR</text:span><text:span text:style-name="T3278">A</text:span><text:span text:style-name="T3279">D</text:span><text:span text:style-name="T3280">A</text:span><text:span text:style-name="T3281"><text:s/></text:span><text:span text:style-name="T3282"><text:s/></text:span><text:span text:style-name="T3283">E</text:span><text:span text:style-name="T3284">N</text:span><text:span text:style-name="T3285"><text:s/></text:span><text:span text:style-name="T3286"><text:s/></text:span><text:span text:style-name="T3287">P</text:span><text:span text:style-name="T3288">A</text:span><text:span text:style-name="T3289">N</text:span><text:span text:style-name="T3290">T</text:span><text:span text:style-name="T3291">A</text:span><text:span text:style-name="T3292">LL</text:span><text:span text:style-name="T3293">A</text:span></text:p>
      <text:p text:style-name="Textoindependiente"><text:span text:style-name="T3294">#</text:span><text:span text:style-name="T3295">C</text:span><text:span text:style-name="T3296">A</text:span><text:span text:style-name="T3297">M</text:span><text:span text:style-name="T3298">B</text:span><text:span text:style-name="T3299">I</text:span><text:span text:style-name="T3300">A</text:span><text:span text:style-name="T3301"><text:s/></text:span><text:span text:style-name="T3302"><text:s/></text:span><text:span text:style-name="T3303">A</text:span><text:span text:style-name="T3304"><text:s/></text:span><text:span text:style-name="T3305"><text:s/></text:span><text:span text:style-name="T3306">M</text:span><text:span text:style-name="T3307">A</text:span><text:span text:style-name="T3308">Y</text:span><text:span text:style-name="T3309">Ú</text:span><text:span text:style-name="T3310">S</text:span><text:span text:style-name="T3311">C</text:span><text:span text:style-name="T3312">U</text:span><text:span text:style-name="T3313">L</text:span><text:span text:style-name="T3314">A</text:span><text:span text:style-name="T3315">S</text:span><text:span text:style-name="T3316"><text:s/></text:span><text:span text:style-name="T3317"><text:s/></text:span><text:span text:style-name="T3318">L</text:span><text:span text:style-name="T3319">O</text:span><text:span text:style-name="T3320">S</text:span><text:span text:style-name="T3321"><text:s/></text:span><text:span text:style-name="T3322"><text:s/></text:span><text:span text:style-name="T3323">N</text:span><text:span text:style-name="T3324">O</text:span><text:span text:style-name="T3325">M</text:span><text:span text:style-name="T3326">B</text:span><text:span text:style-name="T3327">R</text:span><text:span text:style-name="T3328">E</text:span><text:span text:style-name="T3329">S</text:span><text:span text:style-name="T3330"><text:s/></text:span><text:span text:style-name="T3331"><text:s/></text:span><text:span text:style-name="T3332">D</text:span><text:span text:style-name="T3333">E</text:span><text:span text:style-name="T3334"><text:s/></text:span><text:span text:style-name="T3335"><text:s/></text:span><text:span text:style-name="T3336">F</text:span><text:span text:style-name="T3337">I</text:span><text:span text:style-name="T3338">C</text:span><text:span text:style-name="T3339">H</text:span><text:span text:style-name="T3340">E</text:span><text:span text:style-name="T3341">R</text:span><text:span text:style-name="T3342">O</text:span><text:span text:style-name="T3343">S</text:span><text:span text:style-name="T3344"><text:s/></text:span><text:span text:style-name="T3345"><text:s/></text:span><text:span text:style-name="T3346">P</text:span><text:span text:style-name="T3347">A</text:span><text:span text:style-name="T3348">S</text:span><text:span text:style-name="T3349">A</text:span><text:span text:style-name="T3350">D</text:span><text:span text:style-name="T3351">O</text:span><text:span text:style-name="T3352">S</text:span><text:span text:style-name="T3353"><text:s/></text:span><text:span text:style-name="T3354"><text:s/></text:span><text:span text:style-name="T3355">P</text:span><text:span text:style-name="T3356">O</text:span><text:span text:style-name="T3357">R</text:span><text:span text:style-name="T3358"><text:s/></text:span><text:span text:style-name="T3359"><text:s/></text:span><text:span text:style-name="T3360">P</text:span><text:span text:style-name="T3361">A</text:span><text:span text:style-name="T3362">R</text:span><text:span text:style-name="T3363">Á</text:span><text:span text:style-name="T3364">M</text:span><text:span text:style-name="T3365">E</text:span><text:span text:style-name="T3366">TR</text:span><text:span text:style-name="T3367">O</text:span></text:p>
      <text:p text:style-name="P3368"/>
      <text:p text:style-name="Textoindependiente"><text:span text:style-name="T3369">#menú de opciones</text:span></text:p>
      <text:p text:style-name="P3370"><text:span text:style-name="T3371"><draw:custom-shape svg:x="0.98403in" svg:y="0.42292in" svg:width="4.65833in" svg:height="0.00139in" draw:z-index="251659264" draw:id="id0" draw:style-name="a1" draw:name="Forma libre 4" text:anchor-type="paragraph"><svg:title/><svg:desc/><draw:enhanced-geometry draw:type="non-primitive" svg:viewBox="0 0 4259580 1270" draw:enhanced-path="M 0 0 L 42595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59580"/><draw:equation draw:name="f7" draw:formula="?f4 / 1270"/><draw:equation draw:name="f8" draw:formula="0 / ?f6"/><draw:equation draw:name="f9" draw:formula="0 / ?f7"/><draw:equation draw:name="f10" draw:formula="4259580 / ?f6"/><draw:equation draw:name="f11" draw:formula="1270 / ?f7"/></draw:enhanced-geometry></draw:custom-shape></text:span><text:span text:style-name="T3372">m</text:span><text:span text:style-name="T3373">enu</text:span><text:span text:style-name="T3374">()</text:span><text:span text:style-name="T3375">{<text:s/></text:span><text:span text:style-name="T3376">echo</text:span><text:span text:style-name="T3377"><text:s/></text:span><text:span text:style-name="T3378">"</text:span></text:p>
      <text:list text:style-name="LFO13" text:continue-numbering="true">
        <text:list-item>
          <text:p text:style-name="P3379"><text:span text:style-name="T3380">C</text:span><text:span text:style-name="T3381">U</text:span><text:span text:style-name="T3382">E</text:span><text:span text:style-name="T3383">N</text:span><text:span text:style-name="T3384">T</text:span><text:span text:style-name="T3385">A</text:span><text:span text:style-name="T3386"><text:s/></text:span><text:span text:style-name="T3387"><text:s/></text:span><text:span text:style-name="T3388">U</text:span><text:span text:style-name="T3389">S</text:span><text:span text:style-name="T3390">U</text:span><text:span text:style-name="T3391">A</text:span><text:span text:style-name="T3392">R</text:span><text:span text:style-name="T3393">I</text:span><text:span text:style-name="T3394">O</text:span><text:span text:style-name="T3395">S</text:span><text:span text:style-name="T3396"><text:s/></text:span><text:span text:style-name="T3397"><text:s/></text:span><text:span text:style-name="T3398">C</text:span><text:span text:style-name="T3399">O</text:span><text:span text:style-name="T3400">N</text:span><text:span text:style-name="T3401">E</text:span><text:span text:style-name="T3402">C</text:span><text:span text:style-name="T3403">T</text:span><text:span text:style-name="T3404">A</text:span><text:span text:style-name="T3405">D</text:span><text:span text:style-name="T3406">O</text:span><text:span text:style-name="T3407">S</text:span></text:p>
        </text:list-item>
        <text:list-item>
          <text:p text:style-name="P3408"><text:span text:style-name="T3409">C</text:span><text:span text:style-name="T3410">U</text:span><text:span text:style-name="T3411">E</text:span><text:span text:style-name="T3412">N</text:span><text:span text:style-name="T3413">T</text:span><text:span text:style-name="T3414">A</text:span><text:span text:style-name="T3415"><text:s/></text:span><text:span text:style-name="T3416"><text:s/></text:span><text:span text:style-name="T3417">U</text:span><text:span text:style-name="T3418">S</text:span><text:span text:style-name="T3419">U</text:span><text:span text:style-name="T3420">A</text:span><text:span text:style-name="T3421">R</text:span><text:span text:style-name="T3422">I</text:span><text:span text:style-name="T3423">O</text:span><text:span text:style-name="T3424">S</text:span><text:span text:style-name="T3425"><text:s/></text:span><text:span text:style-name="T3426"><text:s/></text:span><text:span text:style-name="T3427">C</text:span><text:span text:style-name="T3428">O</text:span><text:span text:style-name="T3429">N</text:span><text:span text:style-name="T3430"><text:s/></text:span><text:span text:style-name="T3431"><text:s/></text:span><text:span text:style-name="T3432">D</text:span><text:span text:style-name="T3433">I</text:span><text:span text:style-name="T3434">R</text:span><text:span text:style-name="T3435">E</text:span><text:span text:style-name="T3436">C</text:span><text:span text:style-name="T3437">T</text:span><text:span text:style-name="T3438">O</text:span><text:span text:style-name="T3439">R</text:span><text:span text:style-name="T3440">I</text:span><text:span text:style-name="T3441">O</text:span><text:span text:style-name="T3442"><text:s/></text:span><text:span text:style-name="T3443"><text:s/></text:span><text:span text:style-name="T3444">H</text:span><text:span text:style-name="T3445">O</text:span><text:span text:style-name="T3446">M</text:span><text:span text:style-name="T3447">E</text:span><text:span text:style-name="T3448"><text:s/></text:span><text:span text:style-name="T3449"><text:s/></text:span><text:span text:style-name="T3450">Y</text:span><text:span text:style-name="T3451"><text:s/></text:span><text:span text:style-name="T3452"><text:s/></text:span><text:span text:style-name="T3453">L</text:span><text:span text:style-name="T3454">O</text:span><text:span text:style-name="T3455">S</text:span><text:span text:style-name="T3456"><text:s/></text:span><text:span text:style-name="T3457"><text:s/></text:span><text:span text:style-name="T3458">A</text:span><text:span text:style-name="T3459">L</text:span><text:span text:style-name="T3460">M</text:span><text:span text:style-name="T3461">A</text:span><text:span text:style-name="T3462">C</text:span><text:span text:style-name="T3463">E</text:span><text:span text:style-name="T3464">N</text:span><text:span text:style-name="T3465">A</text:span><text:span text:style-name="T3466"><text:s/></text:span><text:span text:style-name="T3467"><text:s/></text:span><text:span text:style-name="T3468">E</text:span><text:span text:style-name="T3469">N</text:span><text:span text:style-name="T3470"><text:s/></text:span><text:span text:style-name="T3471"><text:s/></text:span><text:span text:style-name="T3472">a</text:span><text:span text:style-name="T3473">ll</text:span><text:span text:style-name="T3474">.</text:span><text:span text:style-name="T3475">u</text:span><text:span text:style-name="T3476">s</text:span><text:span text:style-name="T3477">e</text:span><text:span text:style-name="T3478">r</text:span><text:span text:style-name="T3479">s</text:span><text:span text:style-name="T3480">,</text:span></text:p>
        </text:list-item>
        <text:list-item>
          <text:p text:style-name="P3481"><text:span text:style-name="T3482">L</text:span><text:span text:style-name="T3483">I</text:span><text:span text:style-name="T3484">S</text:span><text:span text:style-name="T3485">T</text:span><text:span text:style-name="T3486">A</text:span><text:span text:style-name="T3487"><text:s/></text:span><text:span text:style-name="T3488"><text:s/></text:span><text:span text:style-name="T3489">I</text:span><text:span text:style-name="T3490">D</text:span><text:span text:style-name="T3491">E</text:span><text:span text:style-name="T3492">N</text:span><text:span text:style-name="T3493">T</text:span><text:span text:style-name="T3494">I</text:span><text:span text:style-name="T3495">F</text:span><text:span text:style-name="T3496">I</text:span><text:span text:style-name="T3497">C</text:span><text:span text:style-name="T3498">A</text:span><text:span text:style-name="T3499">D</text:span><text:span text:style-name="T3500">O</text:span><text:span text:style-name="T3501">R</text:span><text:span text:style-name="T3502">E</text:span><text:span text:style-name="T3503">S</text:span><text:span text:style-name="T3504"><text:s/></text:span><text:span text:style-name="T3505"><text:s/></text:span><text:span text:style-name="T3506">D</text:span><text:span text:style-name="T3507">E</text:span><text:span text:style-name="T3508"><text:s/></text:span><text:span text:style-name="T3509"><text:s/></text:span><text:span text:style-name="T3510">U</text:span><text:span text:style-name="T3511">S</text:span><text:span text:style-name="T3512">U</text:span><text:span text:style-name="T3513">A</text:span><text:span text:style-name="T3514">R</text:span><text:span text:style-name="T3515">I</text:span><text:span text:style-name="T3516">O</text:span><text:span text:style-name="T3517">S</text:span><text:span text:style-name="T3518"><text:s/></text:span><text:span text:style-name="T3519"><text:s/></text:span><text:span text:style-name="T3520">C</text:span><text:span text:style-name="T3521">O</text:span><text:span text:style-name="T3522">N</text:span><text:span text:style-name="T3523">E</text:span><text:span text:style-name="T3524">C</text:span><text:span text:style-name="T3525">T</text:span><text:span text:style-name="T3526">A</text:span><text:span text:style-name="T3527">D</text:span><text:span text:style-name="T3528">O</text:span><text:span text:style-name="T3529">S</text:span><text:span text:style-name="T3530"><text:s/></text:span><text:span text:style-name="T3531"><text:s/></text:span><text:span text:style-name="T3532">A</text:span><text:span text:style-name="T3533">L</text:span><text:span text:style-name="T3534"><text:s/></text:span><text:span text:style-name="T3535"><text:s/></text:span><text:span text:style-name="T3536">S</text:span><text:span text:style-name="T3537">I</text:span><text:span text:style-name="T3538">S</text:span><text:span text:style-name="T3539">T</text:span><text:span text:style-name="T3540">E</text:span><text:span text:style-name="T3541">M</text:span><text:span text:style-name="T3542">A</text:span><text:span text:style-name="T3543">,</text:span></text:p>
        </text:list-item>
        <text:list-item>
          <text:p text:style-name="P3544"><text:span text:style-name="T3545">L</text:span><text:span text:style-name="T3546">I</text:span><text:span text:style-name="T3547">S</text:span><text:span text:style-name="T3548">T</text:span><text:span text:style-name="T3549">A</text:span><text:span text:style-name="T3550"><text:s/></text:span><text:span text:style-name="T3551"><text:s/></text:span><text:span text:style-name="T3552">C</text:span><text:span text:style-name="T3553">U</text:span><text:span text:style-name="T3554">E</text:span><text:span text:style-name="T3555">N</text:span><text:span text:style-name="T3556">T</text:span><text:span text:style-name="T3557">A</text:span><text:span text:style-name="T3558">S</text:span><text:span text:style-name="T3559"><text:s/></text:span><text:span text:style-name="T3560"><text:s/></text:span><text:span text:style-name="T3561">D</text:span><text:span text:style-name="T3562">E</text:span><text:span text:style-name="T3563"><text:s/></text:span><text:span text:style-name="T3564"><text:s/></text:span><text:span text:style-name="T3565">U</text:span><text:span text:style-name="T3566">S</text:span><text:span text:style-name="T3567">U</text:span><text:span text:style-name="T3568">A</text:span><text:span text:style-name="T3569">R</text:span><text:span text:style-name="T3570">I</text:span><text:span text:style-name="T3571">O</text:span><text:span text:style-name="T3572">S</text:span><text:span text:style-name="T3573"><text:s/></text:span><text:span text:style-name="T3574"><text:s/></text:span><text:span text:style-name="T3575">O</text:span><text:span text:style-name="T3576">R</text:span><text:span text:style-name="T3577">D</text:span><text:span text:style-name="T3578">E</text:span><text:span text:style-name="T3579">N</text:span><text:span text:style-name="T3580">A</text:span><text:span text:style-name="T3581">D</text:span><text:span text:style-name="T3582">O</text:span><text:span text:style-name="T3583">R</text:span><text:span text:style-name="T3584"><text:s/></text:span><text:span text:style-name="T3585"><text:s/></text:span><text:span text:style-name="T3586">P</text:span><text:span text:style-name="T3587">O</text:span><text:span text:style-name="T3588">R</text:span><text:span text:style-name="T3589"><text:s/></text:span><text:span text:style-name="T3590"><text:s/></text:span><text:span text:style-name="T3591">N</text:span><text:span text:style-name="T3592">O</text:span><text:span text:style-name="T3593">M</text:span><text:span text:style-name="T3594">B</text:span><text:span text:style-name="T3595">R</text:span><text:span text:style-name="T3596">E</text:span><text:span text:style-name="T3597"><text:s/></text:span><text:span text:style-name="T3598"><text:s/></text:span><text:span text:style-name="T3599">E</text:span><text:span text:style-name="T3600"><text:s/></text:span><text:span text:style-name="T3601"><text:s/></text:span><text:span text:style-name="T3602">I</text:span><text:span text:style-name="T3603">D</text:span></text:p>
        </text:list-item>
        <text:list-item>
          <text:p text:style-name="P3604"><text:span text:style-name="T3605">D</text:span><text:span text:style-name="T3606">I</text:span><text:span text:style-name="T3607">A</text:span><text:span text:style-name="T3608"><text:s/></text:span><text:span text:style-name="T3609"><text:s/></text:span><text:span text:style-name="T3610">M</text:span><text:span text:style-name="T3611">E</text:span><text:span text:style-name="T3612">S</text:span><text:span text:style-name="T3613"><text:s/></text:span><text:span text:style-name="T3614"><text:s/></text:span><text:span text:style-name="T3615">A</text:span><text:span text:style-name="T3616">Ñ</text:span><text:span text:style-name="T3617">O</text:span><text:span text:style-name="T3618"><text:s/></text:span><text:span text:style-name="T3619"><text:s/></text:span><text:span text:style-name="T3620">E</text:span><text:span text:style-name="T3621">N</text:span><text:span text:style-name="T3622"><text:s/></text:span><text:span text:style-name="T3623"><text:s/></text:span><text:span text:style-name="T3624">VA</text:span><text:span text:style-name="T3625">R</text:span><text:span text:style-name="T3626">I</text:span><text:span text:style-name="T3627">A</text:span><text:span text:style-name="T3628">B</text:span><text:span text:style-name="T3629">L</text:span><text:span text:style-name="T3630">E</text:span><text:span text:style-name="T3631"><text:s/></text:span><text:span text:style-name="T3632"><text:s/></text:span><text:span text:style-name="T3633">M</text:span><text:span text:style-name="T3634">O</text:span><text:span text:style-name="T3635">S</text:span><text:span text:style-name="T3636">TR</text:span><text:span text:style-name="T3637">A</text:span><text:span text:style-name="T3638">D</text:span><text:span text:style-name="T3639">A</text:span><text:span text:style-name="T3640"><text:s/></text:span><text:span text:style-name="T3641"><text:s/></text:span><text:span text:style-name="T3642">E</text:span><text:span text:style-name="T3643">N</text:span><text:span text:style-name="T3644"><text:s/></text:span><text:span text:style-name="T3645"><text:s/></text:span><text:span text:style-name="T3646">P</text:span><text:span text:style-name="T3647">A</text:span><text:span text:style-name="T3648">N</text:span><text:span text:style-name="T3649">T</text:span><text:span text:style-name="T3650">A</text:span><text:span text:style-name="T3651">LL</text:span><text:span text:style-name="T3652">A</text:span></text:p>
        </text:list-item>
        <text:list-item>
          <text:p text:style-name="P3653"><text:span text:style-name="T3654"><draw:custom-shape svg:x="0.98403in" svg:y="0.22847in" svg:width="4.65833in" svg:height="0.00139in" draw:z-index="251660288" draw:id="id1" draw:style-name="a3" draw:name="Forma libre 3" text:anchor-type="paragraph"><svg:title/><svg:desc/><draw:enhanced-geometry draw:type="non-primitive" svg:viewBox="0 0 4259580 1270" draw:enhanced-path="M 0 0 L 42595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59580"/><draw:equation draw:name="f7" draw:formula="?f4 / 1270"/><draw:equation draw:name="f8" draw:formula="0 / ?f6"/><draw:equation draw:name="f9" draw:formula="0 / ?f7"/><draw:equation draw:name="f10" draw:formula="4259580 / ?f6"/><draw:equation draw:name="f11" draw:formula="1270 / ?f7"/></draw:enhanced-geometry></draw:custom-shape></text:span><text:span text:style-name="T3655">C</text:span><text:span text:style-name="T3656">A</text:span><text:span text:style-name="T3657">M</text:span><text:span text:style-name="T3658">B</text:span><text:span text:style-name="T3659">I</text:span><text:span text:style-name="T3660">A</text:span><text:span text:style-name="T3661"><text:s/></text:span><text:span text:style-name="T3662"><text:s/></text:span><text:span text:style-name="T3663">A</text:span><text:span text:style-name="T3664"><text:s/></text:span><text:span text:style-name="T3665"><text:s/></text:span><text:span text:style-name="T3666">M</text:span><text:span text:style-name="T3667">A</text:span><text:span text:style-name="T3668">Y</text:span><text:span text:style-name="T3669">Ú</text:span><text:span text:style-name="T3670">S</text:span><text:span text:style-name="T3671">C</text:span><text:span text:style-name="T3672">U</text:span><text:span text:style-name="T3673">L</text:span><text:span text:style-name="T3674">A</text:span><text:span text:style-name="T3675">S</text:span><text:span text:style-name="T3676"><text:s/></text:span><text:span text:style-name="T3677"><text:s/></text:span><text:span text:style-name="T3678">L</text:span><text:span text:style-name="T3679">O</text:span><text:span text:style-name="T3680">S</text:span><text:span text:style-name="T3681"><text:s/></text:span><text:span text:style-name="T3682"><text:s/></text:span><text:span text:style-name="T3683">N</text:span><text:span text:style-name="T3684">O</text:span><text:span text:style-name="T3685">M</text:span><text:span text:style-name="T3686">B</text:span><text:span text:style-name="T3687">R</text:span><text:span text:style-name="T3688">E</text:span><text:span text:style-name="T3689">S</text:span><text:span text:style-name="T3690"><text:s/></text:span><text:span text:style-name="T3691"><text:s/></text:span><text:span text:style-name="T3692">D</text:span><text:span text:style-name="T3693">E</text:span><text:span text:style-name="T3694"><text:s/></text:span><text:span text:style-name="T3695"><text:s/></text:span><text:span text:style-name="T3696">F</text:span><text:span text:style-name="T3697">I</text:span><text:span text:style-name="T3698">C</text:span><text:span text:style-name="T3699">H</text:span><text:span text:style-name="T3700">E</text:span><text:span text:style-name="T3701">R</text:span><text:span text:style-name="T3702">O</text:span><text:span text:style-name="T3703">S</text:span><text:span text:style-name="T3704"><text:s/></text:span><text:span text:style-name="T3705"><text:s/></text:span><text:span text:style-name="T3706">P</text:span><text:span text:style-name="T3707">A</text:span><text:span text:style-name="T3708">S</text:span><text:span text:style-name="T3709">A</text:span><text:span text:style-name="T3710">D</text:span><text:span text:style-name="T3711">O</text:span><text:span text:style-name="T3712">S</text:span><text:span text:style-name="T3713"><text:s/></text:span><text:span text:style-name="T3714"><text:s/></text:span><text:span text:style-name="T3715">P</text:span><text:span text:style-name="T3716">O</text:span><text:span text:style-name="T3717">R</text:span><text:span text:style-name="T3718"><text:s/></text:span><text:span text:style-name="T3719"><text:s/></text:span><text:span text:style-name="T3720">P</text:span><text:span text:style-name="T3721">A</text:span><text:span text:style-name="T3722">R</text:span><text:span text:style-name="T3723">Á</text:span><text:span text:style-name="T3724">M</text:span><text:span text:style-name="T3725">E</text:span><text:span text:style-name="T3726">TR</text:span><text:span text:style-name="T3727">O</text:span></text:p>
        </text:list-item>
      </text:list>
      <text:p text:style-name="P3728"><text:span text:style-name="T3729">"</text:span></text:p>
      <text:p text:style-name="P3730"><text:span text:style-name="T3731">}</text:span></text:p>
      <text:p text:style-name="P3732"/>
      <text:p text:style-name="P3733"><text:span text:style-name="T3734">uno()</text:span><text:span text:style-name="T3735">{</text:span></text:p>
      <text:p text:style-name="P3736"><text:span text:style-name="T3737">ech</text:span><text:span text:style-name="T3738">o</text:span><text:span text:style-name="T3739"><text:s/></text:span><text:span text:style-name="T3740">"</text:span><text:span text:style-name="T3741">E</text:span><text:span text:style-name="T3742">l</text:span><text:span text:style-name="T3743"><text:s/></text:span><text:span text:style-name="T3744"><text:s/></text:span><text:span text:style-name="T3745">nú</text:span><text:span text:style-name="T3746">m</text:span><text:span text:style-name="T3747">e</text:span><text:span text:style-name="T3748">r</text:span><text:span text:style-name="T3749">o</text:span><text:span text:style-name="T3750"><text:s/></text:span><text:span text:style-name="T3751"><text:s/></text:span><text:span text:style-name="T3752">d</text:span><text:span text:style-name="T3753">e</text:span><text:span text:style-name="T3754"><text:s/></text:span><text:span text:style-name="T3755"><text:s/></text:span><text:span text:style-name="T3756">u</text:span><text:span text:style-name="T3757">s</text:span><text:span text:style-name="T3758">u</text:span><text:span text:style-name="T3759">a</text:span><text:span text:style-name="T3760">r</text:span><text:span text:style-name="T3761">i</text:span><text:span text:style-name="T3762">o</text:span><text:span text:style-name="T3763">s</text:span><text:span text:style-name="T3764"><text:s/></text:span><text:span text:style-name="T3765"><text:s/></text:span><text:span text:style-name="T3766">c</text:span><text:span text:style-name="T3767">o</text:span><text:span text:style-name="T3768">ne</text:span><text:span text:style-name="T3769">c</text:span><text:span text:style-name="T3770">t</text:span><text:span text:style-name="T3771">a</text:span><text:span text:style-name="T3772">d</text:span><text:span text:style-name="T3773">o</text:span><text:span text:style-name="T3774">s</text:span><text:span text:style-name="T3775"><text:s/></text:span><text:span text:style-name="T3776"><text:s/></text:span><text:span text:style-name="T3777">e</text:span><text:span text:style-name="T3778">s</text:span><text:span text:style-name="T3779">:</text:span><text:span text:style-name="T3780"><text:s/></text:span><text:span text:style-name="T3781"><text:s/></text:span><text:span text:style-name="T3782">"</text:span><text:span text:style-name="T3783">;</text:span><text:span text:style-name="T3784">u</text:span><text:span text:style-name="T3785">s</text:span><text:span text:style-name="T3786">e</text:span><text:span text:style-name="T3787">r</text:span><text:span text:style-name="T3788">s</text:span><text:span text:style-name="T3789"><text:s/></text:span><text:span text:style-name="T3790"><text:s/></text:span><text:span text:style-name="T3791">|</text:span><text:span text:style-name="T3792"><text:s/></text:span><text:span text:style-name="T3793">w</text:span><text:span text:style-name="T3794">c</text:span><text:span text:style-name="T3795"><text:s/></text:span><text:span text:style-name="T3796">-</text:span><text:span text:style-name="T3797">w</text:span></text:p>
      <text:p text:style-name="P3798"><text:span text:style-name="T3799">}</text:span></text:p>
      <text:p text:style-name="P3800"/>
      <text:p text:style-name="P3801"><text:span text:style-name="T3802">dos()</text:span><text:span text:style-name="T3803">{</text:span></text:p>
      <text:p text:style-name="P3804"><text:span text:style-name="T3805">ech</text:span><text:span text:style-name="T3806">o</text:span><text:span text:style-name="T3807"><text:s/></text:span><text:span text:style-name="T3808">"</text:span><text:span text:style-name="T3809">E</text:span><text:span text:style-name="T3810">l</text:span><text:span text:style-name="T3811"><text:s/></text:span><text:span text:style-name="T3812"><text:s/></text:span><text:span text:style-name="T3813">nú</text:span><text:span text:style-name="T3814">m</text:span><text:span text:style-name="T3815">e</text:span><text:span text:style-name="T3816">r</text:span><text:span text:style-name="T3817">o</text:span><text:span text:style-name="T3818"><text:s/></text:span><text:span text:style-name="T3819"><text:s/></text:span><text:span text:style-name="T3820">d</text:span><text:span text:style-name="T3821">e</text:span><text:span text:style-name="T3822"><text:s/></text:span><text:span text:style-name="T3823"><text:s/></text:span><text:span text:style-name="T3824">u</text:span><text:span text:style-name="T3825">s</text:span><text:span text:style-name="T3826">u</text:span><text:span text:style-name="T3827">a</text:span><text:span text:style-name="T3828">r</text:span><text:span text:style-name="T3829">i</text:span><text:span text:style-name="T3830">o</text:span><text:span text:style-name="T3831">s</text:span><text:span text:style-name="T3832"><text:s/></text:span><text:span text:style-name="T3833"><text:s/></text:span><text:span text:style-name="T3834">c</text:span><text:span text:style-name="T3835">o</text:span><text:span text:style-name="T3836">n</text:span><text:span text:style-name="T3837"><text:s/></text:span><text:span text:style-name="T3838"><text:s/></text:span><text:span text:style-name="T3839">d</text:span><text:span text:style-name="T3840">i</text:span><text:span text:style-name="T3841">r</text:span><text:span text:style-name="T3842">e</text:span><text:span text:style-name="T3843">c</text:span><text:span text:style-name="T3844">t</text:span><text:span text:style-name="T3845">o</text:span><text:span text:style-name="T3846">r</text:span><text:span text:style-name="T3847">i</text:span><text:span text:style-name="T3848">o</text:span><text:span text:style-name="T3849"><text:s/></text:span><text:span text:style-name="T3850"><text:s/></text:span><text:span text:style-name="T3851">h</text:span><text:span text:style-name="T3852">o</text:span><text:span text:style-name="T3853">m</text:span><text:span text:style-name="T3854">e</text:span><text:span text:style-name="T3855"><text:s/></text:span><text:span text:style-name="T3856"><text:s/></text:span><text:span text:style-name="T3857">e</text:span><text:span text:style-name="T3858">s</text:span><text:span text:style-name="T3859">:</text:span><text:span text:style-name="T3860"><text:s/></text:span><text:span text:style-name="T3861"><text:s/></text:span><text:span text:style-name="T3862">"</text:span><text:span text:style-name="T3863">;l</text:span><text:span text:style-name="T3864">s</text:span><text:span text:style-name="T3865"><text:s/></text:span><text:span text:style-name="T3866">/</text:span><text:span text:style-name="T3867">h</text:span><text:span text:style-name="T3868">o</text:span><text:span text:style-name="T3869">m</text:span><text:span text:style-name="T3870">e</text:span><text:span text:style-name="T3871"><text:s/></text:span><text:span text:style-name="T3872"><text:s/></text:span><text:span text:style-name="T3873">|</text:span><text:span text:style-name="T3874"><text:s/></text:span><text:span text:style-name="T3875">w</text:span><text:span text:style-name="T3876">c</text:span><text:span text:style-name="T3877"><text:s/></text:span><text:span text:style-name="T3878">-</text:span><text:span text:style-name="T3879">l<text:s/></text:span><text:span text:style-name="T3880">#a</text:span><text:span text:style-name="T3881">l</text:span><text:span text:style-name="T3882">m</text:span><text:span text:style-name="T3883">a</text:span><text:span text:style-name="T3884">c</text:span><text:span text:style-name="T3885">en</text:span><text:span text:style-name="T3886">a</text:span><text:span text:style-name="T3887">m</text:span><text:span text:style-name="T3888">i</text:span><text:span text:style-name="T3889">en</text:span><text:span text:style-name="T3890">t</text:span><text:span text:style-name="T3891">o</text:span><text:span text:style-name="T3892"><text:s/></text:span><text:span text:style-name="T3893"><text:s/></text:span><text:span text:style-name="T3894">d</text:span><text:span text:style-name="T3895">e</text:span><text:span text:style-name="T3896"><text:s/></text:span><text:span text:style-name="T3897"><text:s/></text:span><text:span text:style-name="T3898">u</text:span><text:span text:style-name="T3899">s</text:span><text:span text:style-name="T3900">u</text:span><text:span text:style-name="T3901">a</text:span><text:span text:style-name="T3902">r</text:span><text:span text:style-name="T3903">i</text:span><text:span text:style-name="T3904">o</text:span><text:span text:style-name="T3905">s</text:span><text:span text:style-name="T3906"><text:s/></text:span><text:span text:style-name="T3907"><text:s/></text:span><text:span text:style-name="T3908">e</text:span><text:span text:style-name="T3909">n</text:span><text:span text:style-name="T3910"><text:s/></text:span><text:span text:style-name="T3911"><text:s/></text:span><text:span text:style-name="T3912">a</text:span><text:span text:style-name="T3913">ll</text:span><text:span text:style-name="T3914">u</text:span><text:span text:style-name="T3915">s</text:span><text:span text:style-name="T3916">e</text:span><text:span text:style-name="T3917">r</text:span><text:span text:style-name="T3918">s</text:span></text:p>
      <text:p text:style-name="P3919"><text:span text:style-name="T3920">ls<text:s/></text:span><text:span text:style-name="T3921">/home<text:s/></text:span><text:span text:style-name="T3922">&gt;</text:span><text:span text:style-name="T3923"><text:s/></text:span><text:span text:style-name="T3924">allusers</text:span></text:p>
      <text:p text:style-name="P3925"><text:span text:style-name="T3926">ech</text:span><text:span text:style-name="T3927">o</text:span><text:span text:style-name="T3928"><text:s/></text:span><text:span text:style-name="T3929">"</text:span><text:span text:style-name="T3930">c</text:span><text:span text:style-name="T3931">o</text:span><text:span text:style-name="T3932">m</text:span><text:span text:style-name="T3933">p</text:span><text:span text:style-name="T3934">r</text:span><text:span text:style-name="T3935">o</text:span><text:span text:style-name="T3936">b</text:span><text:span text:style-name="T3937">a</text:span><text:span text:style-name="T3938">c</text:span><text:span text:style-name="T3939">i</text:span><text:span text:style-name="T3940">ó</text:span><text:span text:style-name="T3941">n</text:span><text:span text:style-name="T3942"><text:s/></text:span><text:span text:style-name="T3943"><text:s/></text:span><text:span text:style-name="T3944">d</text:span><text:span text:style-name="T3945">e</text:span><text:span text:style-name="T3946"><text:s/></text:span><text:span text:style-name="T3947"><text:s/></text:span><text:span text:style-name="T3948">a</text:span><text:span text:style-name="T3949">ll</text:span><text:span text:style-name="T3950">u</text:span><text:span text:style-name="T3951">s</text:span><text:span text:style-name="T3952">e</text:span><text:span text:style-name="T3953">r</text:span><text:span text:style-name="T3954">s</text:span><text:span text:style-name="T3955">"</text:span></text:p>
      <text:p text:style-name="P3956"><text:span text:style-name="T3957">cat<text:s/></text:span><text:span text:style-name="T3958">allusers</text:span></text:p>
      <text:p text:style-name="P3959"><text:span text:style-name="T3960">}</text:span></text:p>
      <text:p text:style-name="P3961"><text:span text:style-name="T3962">tres()</text:span><text:span text:style-name="T3963">{</text:span></text:p>
      <text:p text:style-name="P3964"><text:span text:style-name="T3965">ech</text:span><text:span text:style-name="T3966">o</text:span><text:span text:style-name="T3967"><text:s/></text:span><text:span text:style-name="T3968">"</text:span><text:span text:style-name="T3969">L</text:span><text:span text:style-name="T3970">i</text:span><text:span text:style-name="T3971">s</text:span><text:span text:style-name="T3972">t</text:span><text:span text:style-name="T3973">a</text:span><text:span text:style-name="T3974"><text:s/></text:span><text:span text:style-name="T3975"><text:s/></text:span><text:span text:style-name="T3976">d</text:span><text:span text:style-name="T3977">e</text:span><text:span text:style-name="T3978"><text:s/></text:span><text:span text:style-name="T3979"><text:s/></text:span><text:span text:style-name="T3980">u</text:span><text:span text:style-name="T3981">s</text:span><text:span text:style-name="T3982">u</text:span><text:span text:style-name="T3983">a</text:span><text:span text:style-name="T3984">r</text:span><text:span text:style-name="T3985">i</text:span><text:span text:style-name="T3986">o</text:span><text:span text:style-name="T3987">s</text:span><text:span text:style-name="T3988"><text:s/></text:span><text:span text:style-name="T3989"><text:s/></text:span><text:span text:style-name="T3990">c</text:span><text:span text:style-name="T3991">o</text:span><text:span text:style-name="T3992">ne</text:span><text:span text:style-name="T3993">c</text:span><text:span text:style-name="T3994">t</text:span><text:span text:style-name="T3995">a</text:span><text:span text:style-name="T3996">d</text:span><text:span text:style-name="T3997">o</text:span><text:span text:style-name="T3998">s</text:span><text:span text:style-name="T3999"><text:s/></text:span><text:span text:style-name="T4000"><text:s/></text:span><text:span text:style-name="T4001">a</text:span><text:span text:style-name="T4002">l</text:span><text:span text:style-name="T4003"><text:s/></text:span><text:span text:style-name="T4004"><text:s/></text:span><text:span text:style-name="T4005">s</text:span><text:span text:style-name="T4006">i</text:span><text:span text:style-name="T4007">s</text:span><text:span text:style-name="T4008">t</text:span><text:span text:style-name="T4009">e</text:span><text:span text:style-name="T4010">m</text:span><text:span text:style-name="T4011">a</text:span><text:span text:style-name="T4012">:</text:span><text:span text:style-name="T4013"><text:s/></text:span><text:span text:style-name="T4014"><text:s/></text:span><text:span text:style-name="T4015">"</text:span><text:span text:style-name="T4016">;</text:span><text:span text:style-name="T4017">u</text:span><text:span text:style-name="T4018">s</text:span><text:span text:style-name="T4019">e</text:span><text:span text:style-name="T4020">r</text:span><text:span text:style-name="T4021">s</text:span></text:p>
      <text:p text:style-name="P4022"><text:span text:style-name="T4023">}</text:span></text:p>
      <text:p text:style-name="P4024"><text:span text:style-name="T4025">cuatro()</text:span><text:span text:style-name="T4026">{</text:span></text:p>
      <text:p text:style-name="P4027"><text:span text:style-name="T4028">ech</text:span><text:span text:style-name="T4029">o</text:span><text:span text:style-name="T4030"><text:s/></text:span><text:span text:style-name="T4031">"</text:span><text:span text:style-name="T4032">---</text:span><text:span text:style-name="T4033">C</text:span><text:span text:style-name="T4034">uen</text:span><text:span text:style-name="T4035">t</text:span><text:span text:style-name="T4036">a</text:span><text:span text:style-name="T4037">s</text:span><text:span text:style-name="T4038"><text:s/></text:span><text:span text:style-name="T4039"><text:s/></text:span><text:span text:style-name="T4040">d</text:span><text:span text:style-name="T4041">e</text:span><text:span text:style-name="T4042"><text:s/></text:span><text:span text:style-name="T4043"><text:s/></text:span><text:span text:style-name="T4044">u</text:span><text:span text:style-name="T4045">s</text:span><text:span text:style-name="T4046">u</text:span><text:span text:style-name="T4047">a</text:span><text:span text:style-name="T4048">r</text:span><text:span text:style-name="T4049">i</text:span><text:span text:style-name="T4050">o</text:span><text:span text:style-name="T4051">s</text:span><text:span text:style-name="T4052"><text:s/></text:span><text:span text:style-name="T4053"><text:s/></text:span><text:span text:style-name="T4054">o</text:span><text:span text:style-name="T4055">r</text:span><text:span text:style-name="T4056">d</text:span><text:span text:style-name="T4057">en</text:span><text:span text:style-name="T4058">a</text:span><text:span text:style-name="T4059">d</text:span><text:span text:style-name="T4060">a</text:span><text:span text:style-name="T4061">s</text:span><text:span text:style-name="T4062"><text:s/></text:span><text:span text:style-name="T4063"><text:s/></text:span><text:span text:style-name="T4064">p</text:span><text:span text:style-name="T4065">o</text:span><text:span text:style-name="T4066">r</text:span><text:span text:style-name="T4067"><text:s/></text:span><text:span text:style-name="T4068"><text:s/></text:span><text:span text:style-name="T4069">n</text:span><text:span text:style-name="T4070">o</text:span><text:span text:style-name="T4071">m</text:span><text:span text:style-name="T4072">b</text:span><text:span text:style-name="T4073">r</text:span><text:span text:style-name="T4074">e</text:span><text:span text:style-name="T4075">:--</text:span><text:span text:style-name="T4076">-</text:span><text:span text:style-name="T4077"><text:s/></text:span><text:span text:style-name="T4078"><text:s/></text:span><text:span text:style-name="T4079">"</text:span></text:p>
      <text:p text:style-name="P4080"><text:span text:style-name="T4081">cat</text:span><text:span text:style-name="T4082"><text:s/></text:span><text:span text:style-name="T4083">/etc/passwd<text:s/></text:span><text:span text:style-name="T4084">|</text:span><text:span text:style-name="T4085"><text:s/></text:span><text:span text:style-name="T4086">cut</text:span><text:span text:style-name="T4087"><text:s/></text:span><text:span text:style-name="T4088">-d:<text:s/></text:span><text:span text:style-name="T4089">-f1,3<text:s/></text:span><text:span text:style-name="T4090">|</text:span><text:span text:style-name="T4091"><text:s/></text:span><text:span text:style-name="T4092">sort</text:span><text:span text:style-name="T4093"><text:s/></text:span><text:span text:style-name="T4094">-t:<text:s/></text:span><text:span text:style-name="T4095">-k1<text:s/></text:span><text:span text:style-name="T4096">echo<text:s/></text:span><text:span text:style-name="T4097">"---Cuentas<text:s/></text:span><text:span text:style-name="T4098">de<text:s/></text:span><text:span text:style-name="T4099">usuarios ordenadas<text:s/></text:span><text:span text:style-name="T4100">por<text:s/></text:span><text:span text:style-name="T4101">id:<text:s/></text:span><text:span text:style-name="T4102">"<text:s/></text:span><text:span text:style-name="T4103">cat</text:span><text:span text:style-name="T4104"><text:s/></text:span><text:span text:style-name="T4105">/etc/passwd<text:s/></text:span><text:span text:style-name="T4106">|</text:span><text:span text:style-name="T4107"><text:s/></text:span><text:span text:style-name="T4108">cut</text:span><text:span text:style-name="T4109"><text:s/></text:span><text:span text:style-name="T4110">-d:<text:s/></text:span><text:span text:style-name="T4111">-f1,3<text:s/></text:span><text:span text:style-name="T4112">|</text:span><text:span text:style-name="T4113"><text:s/></text:span><text:span text:style-name="T4114">sort</text:span><text:span text:style-name="T4115"><text:s/></text:span><text:span text:style-name="T4116">-t:<text:s/></text:span><text:span text:style-name="T4117">-k2<text:s/></text:span><text:span text:style-name="T4118">-n</text:span></text:p>
      <text:p text:style-name="P4119"/>
      <text:p text:style-name="Textoindependiente"><text:span text:style-name="T4120">}</text:span></text:p>
      <text:p text:style-name="P4121"/>
      <text:p text:style-name="P4122"><text:span text:style-name="T4123">c</text:span><text:span text:style-name="T4124">i</text:span><text:span text:style-name="T4125">n</text:span><text:span text:style-name="T4126">c</text:span><text:span text:style-name="T4127">o</text:span><text:span text:style-name="T4128">()</text:span><text:span text:style-name="T4129">{</text:span></text:p>
      <text:p text:style-name="P4130"><text:span text:style-name="T4131">ech</text:span><text:span text:style-name="T4132">o</text:span><text:span text:style-name="T4133"><text:s/></text:span><text:span text:style-name="T4134">"</text:span><text:span text:style-name="T4135">D</text:span><text:span text:style-name="T4136">i</text:span><text:span text:style-name="T4137">a</text:span><text:span text:style-name="T4138">-</text:span><text:span text:style-name="T4139">m</text:span><text:span text:style-name="T4140">é</text:span><text:span text:style-name="T4141">s</text:span><text:span text:style-name="T4142">-</text:span><text:span text:style-name="T4143">a</text:span><text:span text:style-name="T4144">ñ</text:span><text:span text:style-name="T4145">o</text:span><text:span text:style-name="T4146">:</text:span><text:span text:style-name="T4147"><text:s/></text:span><text:span text:style-name="T4148"><text:s/></text:span><text:span text:style-name="T4149">"</text:span><text:span text:style-name="T4150">`</text:span><text:span text:style-name="T4151">d</text:span><text:span text:style-name="T4152">a</text:span><text:span text:style-name="T4153">t</text:span><text:span text:style-name="T4154">e</text:span><text:span text:style-name="T4155"><text:s/></text:span><text:span text:style-name="T4156"><text:s/></text:span><text:span text:style-name="T4157">+</text:span><text:span text:style-name="T4158">%</text:span><text:span text:style-name="T4159">d</text:span><text:span text:style-name="T4160">-</text:span><text:span text:style-name="T4161">%</text:span><text:span text:style-name="T4162">m</text:span><text:span text:style-name="T4163">-</text:span><text:span text:style-name="T4164">%</text:span><text:span text:style-name="T4165">Y</text:span><text:span text:style-name="T4166">`</text:span></text:p>
      <text:p text:style-name="P4167"><text:span text:style-name="T4168">}</text:span></text:p>
      <text:p text:style-name="P4169"><text:span text:style-name="T4170">s</text:span><text:span text:style-name="T4171">e</text:span><text:span text:style-name="T4172">i</text:span><text:span text:style-name="T4173">s</text:span><text:span text:style-name="T4174">()</text:span><text:span text:style-name="T4175">{</text:span></text:p>
      <text:p text:style-name="P4176"><text:span text:style-name="T4177">#</text:span><text:span text:style-name="T4178">c</text:span><text:span text:style-name="T4179">o</text:span><text:span text:style-name="T4180">m</text:span><text:span text:style-name="T4181">p</text:span><text:span text:style-name="T4182">r</text:span><text:span text:style-name="T4183">o</text:span><text:span text:style-name="T4184">b</text:span><text:span text:style-name="T4185">a</text:span><text:span text:style-name="T4186">c</text:span><text:span text:style-name="T4187">i</text:span><text:span text:style-name="T4188">ó</text:span><text:span text:style-name="T4189">n</text:span><text:span text:style-name="T4190"><text:s/></text:span><text:span text:style-name="T4191"><text:s/></text:span><text:span text:style-name="T4192">d</text:span><text:span text:style-name="T4193">e</text:span><text:span text:style-name="T4194"><text:s/></text:span><text:span text:style-name="T4195"><text:s/></text:span><text:span text:style-name="T4196">p</text:span><text:span text:style-name="T4197">a</text:span><text:span text:style-name="T4198">r</text:span><text:span text:style-name="T4199">á</text:span><text:span text:style-name="T4200">m</text:span><text:span text:style-name="T4201">e</text:span><text:span text:style-name="T4202">t</text:span><text:span text:style-name="T4203">r</text:span><text:span text:style-name="T4204">o</text:span><text:span text:style-name="T4205">s</text:span></text:p>
      <text:p text:style-name="P4206"><text:span text:style-name="T4207">if<text:s/></text:span><text:span text:style-name="T4208">[<text:s/></text:span><text:span text:style-name="T4209">$#<text:s/></text:span><text:span text:style-name="T4210">-ne<text:s/></text:span><text:span text:style-name="T4211">0<text:s/></text:span><text:span text:style-name="T4212">];then<text:s/></text:span><text:span text:style-name="T4213">for<text:s/></text:span><text:span text:style-name="T4214">i<text:s/></text:span><text:span text:style-name="T4215">in</text:span><text:span text:style-name="T4216"><text:s/></text:span><text:span text:style-name="T4217">$*</text:span><text:span text:style-name="T4218">;do</text:span></text:p>
      <text:p text:style-name="P4219"><text:span text:style-name="T4220">if</text:span><text:span text:style-name="T4221"><text:s/></text:span><text:span text:style-name="T4222">[</text:span><text:span text:style-name="T4223"><text:s/></text:span><text:span text:style-name="T4224">-f<text:s/></text:span><text:span text:style-name="T4225">$i<text:s/></text:span><text:span text:style-name="T4226">];then</text:span><text:span text:style-name="T4227"><text:s/></text:span><text:span text:style-name="T4228">#<text:s/></text:span><text:span text:style-name="T4229">los<text:s/></text:span><text:span text:style-name="T4230">ficheros<text:s/></text:span><text:span text:style-name="T4231">son del<text:s/></text:span><text:span text:style-name="T4232">directorio<text:s/></text:span><text:span text:style-name="T4233">de<text:s/></text:span><text:span text:style-name="T4234">trabajo<text:s/></text:span><text:span text:style-name="T4235">#</text:span><text:span text:style-name="T4236">t</text:span><text:span text:style-name="T4237">r</text:span><text:span text:style-name="T4238">a</text:span><text:span text:style-name="T4239">d</text:span><text:span text:style-name="T4240">u</text:span><text:span text:style-name="T4241">cc</text:span><text:span text:style-name="T4242">i</text:span><text:span text:style-name="T4243">ó</text:span><text:span text:style-name="T4244">n</text:span><text:span text:style-name="T4245"><text:s text:c="2"/></text:span><text:span text:style-name="T4246">d</text:span><text:span text:style-name="T4247">e</text:span><text:span text:style-name="T4248">l</text:span><text:span text:style-name="T4249"><text:s text:c="2"/></text:span><text:span text:style-name="T4250">n</text:span><text:span text:style-name="T4251">o</text:span><text:span text:style-name="T4252">m</text:span><text:span text:style-name="T4253">b</text:span><text:span text:style-name="T4254">r</text:span><text:span text:style-name="T4255">e</text:span></text:p>
      <text:p text:style-name="P4256"><text:span text:style-name="T4257">nue</text:span><text:span text:style-name="T4258">v</text:span><text:span text:style-name="T4259">o</text:span><text:span text:style-name="T4260">=</text:span><text:span text:style-name="T4261">`</text:span><text:span text:style-name="T4262">e</text:span><text:span text:style-name="T4263">c</text:span><text:span text:style-name="T4264">h</text:span><text:span text:style-name="T4265">o</text:span><text:span text:style-name="T4266"><text:s text:c="2"/></text:span><text:span text:style-name="T4267">"</text:span><text:span text:style-name="T4268">$</text:span><text:span text:style-name="T4269">i</text:span><text:span text:style-name="T4270">"</text:span><text:span text:style-name="T4271"><text:s text:c="2"/></text:span><text:span text:style-name="T4272">|</text:span><text:span text:style-name="T4273"><text:s/></text:span><text:span text:style-name="T4274">t</text:span><text:span text:style-name="T4275">r</text:span><text:span text:style-name="T4276"><text:s text:c="2"/></text:span><text:span text:style-name="T4277">[:</text:span><text:span text:style-name="T4278">l</text:span><text:span text:style-name="T4279">o</text:span><text:span text:style-name="T4280">w</text:span><text:span text:style-name="T4281">e</text:span><text:span text:style-name="T4282">r</text:span><text:span text:style-name="T4283">:</text:span><text:span text:style-name="T4284">]</text:span><text:span text:style-name="T4285"><text:s text:c="2"/></text:span><text:span text:style-name="T4286">[:</text:span><text:span text:style-name="T4287">u</text:span><text:span text:style-name="T4288">pp</text:span><text:span text:style-name="T4289">e</text:span><text:span text:style-name="T4290">r</text:span><text:span text:style-name="T4291">:]</text:span><text:span text:style-name="T4292">`<text:s/></text:span><text:span text:style-name="T4293">#sustitución<text:s/></text:span><text:span text:style-name="T4294">del<text:s/></text:span><text:span text:style-name="T4295">archivo</text:span></text:p>
      <text:p text:style-name="P4296"><text:span text:style-name="T4297">mv<text:s/></text:span><text:span text:style-name="T4298">$i<text:s/></text:span><text:span text:style-name="T4299">$nuevo</text:span></text:p>
      <text:p text:style-name="P4300"><text:span text:style-name="T4301">ech</text:span><text:span text:style-name="T4302">o</text:span><text:span text:style-name="T4303"><text:s/></text:span><text:span text:style-name="T4304">"</text:span><text:span text:style-name="T4305">C</text:span><text:span text:style-name="T4306">o</text:span><text:span text:style-name="T4307">m</text:span><text:span text:style-name="T4308">p</text:span><text:span text:style-name="T4309">r</text:span><text:span text:style-name="T4310">o</text:span><text:span text:style-name="T4311">b</text:span><text:span text:style-name="T4312">a</text:span><text:span text:style-name="T4313">c</text:span><text:span text:style-name="T4314">i</text:span><text:span text:style-name="T4315">ó</text:span><text:span text:style-name="T4316">n</text:span><text:span text:style-name="T4317"><text:s/></text:span><text:span text:style-name="T4318"><text:s/></text:span><text:span text:style-name="T4319">d</text:span><text:span text:style-name="T4320">e</text:span><text:span text:style-name="T4321"><text:s/></text:span><text:span text:style-name="T4322"><text:s/></text:span><text:span text:style-name="T4323">c</text:span><text:span text:style-name="T4324">a</text:span><text:span text:style-name="T4325">m</text:span><text:span text:style-name="T4326">b</text:span><text:span text:style-name="T4327">i</text:span><text:span text:style-name="T4328">o</text:span><text:span text:style-name="T4329"><text:s/></text:span><text:span text:style-name="T4330"><text:s/></text:span><text:span text:style-name="T4331">d</text:span><text:span text:style-name="T4332">e</text:span><text:span text:style-name="T4333"><text:s/></text:span><text:span text:style-name="T4334"><text:s/></text:span><text:span text:style-name="T4335">n</text:span><text:span text:style-name="T4336">o</text:span><text:span text:style-name="T4337">m</text:span><text:span text:style-name="T4338">b</text:span><text:span text:style-name="T4339">r</text:span><text:span text:style-name="T4340">e</text:span><text:span text:style-name="T4341">s</text:span><text:span text:style-name="T4342"><text:s/></text:span><text:span text:style-name="T4343"><text:s/></text:span><text:span text:style-name="T4344">d</text:span><text:span text:style-name="T4345">e</text:span><text:span text:style-name="T4346"><text:s/></text:span><text:span text:style-name="T4347"><text:s/></text:span><text:span text:style-name="T4348">f</text:span><text:span text:style-name="T4349">i</text:span><text:span text:style-name="T4350">c</text:span><text:span text:style-name="T4351">he</text:span><text:span text:style-name="T4352">r</text:span><text:span text:style-name="T4353">o</text:span><text:span text:style-name="T4354">s</text:span><text:span text:style-name="T4355">"</text:span></text:p>
      <text:p text:style-name="P4356"><text:span text:style-name="T4357">ls<text:s/></text:span><text:span text:style-name="T4358">|<text:s/></text:span><text:span text:style-name="T4359">grep</text:span><text:span text:style-name="T4360"><text:s/></text:span><text:span text:style-name="T4361">$nuevo</text:span></text:p>
      <text:p text:style-name="P4362"><text:span text:style-name="T4363">else</text:span></text:p>
      <text:p text:style-name="P4364"><text:span text:style-name="T4365">ech</text:span><text:span text:style-name="T4366">o</text:span><text:span text:style-name="T4367"><text:s/></text:span><text:span text:style-name="T4368">"</text:span><text:span text:style-name="T4369">E</text:span><text:span text:style-name="T4370">l</text:span><text:span text:style-name="T4371"><text:s/></text:span><text:span text:style-name="T4372"><text:s/></text:span><text:span text:style-name="T4373">p</text:span><text:span text:style-name="T4374">a</text:span><text:span text:style-name="T4375">r</text:span><text:span text:style-name="T4376">á</text:span><text:span text:style-name="T4377">m</text:span><text:span text:style-name="T4378">e</text:span><text:span text:style-name="T4379">t</text:span><text:span text:style-name="T4380">r</text:span><text:span text:style-name="T4381">o</text:span><text:span text:style-name="T4382"><text:s/></text:span><text:span text:style-name="T4383"><text:s/></text:span><text:span text:style-name="T4384">$</text:span><text:span text:style-name="T4385">i</text:span><text:span text:style-name="T4386"><text:s/></text:span><text:span text:style-name="T4387"><text:s/></text:span><text:span text:style-name="T4388">n</text:span><text:span text:style-name="T4389">o</text:span><text:span text:style-name="T4390"><text:s/></text:span><text:span text:style-name="T4391"><text:s/></text:span><text:span text:style-name="T4392">e</text:span><text:span text:style-name="T4393">s</text:span><text:span text:style-name="T4394"><text:s/></text:span><text:span text:style-name="T4395"><text:s/></text:span><text:span text:style-name="T4396">f</text:span><text:span text:style-name="T4397">i</text:span><text:span text:style-name="T4398">c</text:span><text:span text:style-name="T4399">he</text:span><text:span text:style-name="T4400">r</text:span><text:span text:style-name="T4401">o</text:span><text:span text:style-name="T4402">"</text:span></text:p>
      <text:p text:style-name="P4403"><text:span text:style-name="T4404">fi done</text:span></text:p>
      <text:p text:style-name="P4405"><text:span text:style-name="T4406">else</text:span></text:p>
      <text:p text:style-name="P4407"><text:span text:style-name="T4408">ech</text:span><text:span text:style-name="T4409">o</text:span><text:span text:style-name="T4410"><text:s/></text:span><text:span text:style-name="T4411">"</text:span><text:span text:style-name="T4412">N</text:span><text:span text:style-name="T4413">o</text:span><text:span text:style-name="T4414"><text:s/></text:span><text:span text:style-name="T4415"><text:s/></text:span><text:span text:style-name="T4416">h</text:span><text:span text:style-name="T4417">a</text:span><text:span text:style-name="T4418"><text:s/></text:span><text:span text:style-name="T4419"><text:s/></text:span><text:span text:style-name="T4420">i</text:span><text:span text:style-name="T4421">n</text:span><text:span text:style-name="T4422">t</text:span><text:span text:style-name="T4423">r</text:span><text:span text:style-name="T4424">o</text:span><text:span text:style-name="T4425">d</text:span><text:span text:style-name="T4426">u</text:span><text:span text:style-name="T4427">c</text:span><text:span text:style-name="T4428">i</text:span><text:span text:style-name="T4429">d</text:span><text:span text:style-name="T4430">o</text:span><text:span text:style-name="T4431"><text:s/></text:span><text:span text:style-name="T4432"><text:s/></text:span><text:span text:style-name="T4433">n</text:span><text:span text:style-name="T4434">o</text:span><text:span text:style-name="T4435">m</text:span><text:span text:style-name="T4436">b</text:span><text:span text:style-name="T4437">r</text:span><text:span text:style-name="T4438">e</text:span><text:span text:style-name="T4439">s</text:span><text:span text:style-name="T4440"><text:s/></text:span><text:span text:style-name="T4441"><text:s/></text:span><text:span text:style-name="T4442">d</text:span><text:span text:style-name="T4443">e</text:span><text:span text:style-name="T4444"><text:s/></text:span><text:span text:style-name="T4445"><text:s/></text:span><text:span text:style-name="T4446">f</text:span><text:span text:style-name="T4447">i</text:span><text:span text:style-name="T4448">c</text:span><text:span text:style-name="T4449">he</text:span><text:span text:style-name="T4450">r</text:span><text:span text:style-name="T4451">o</text:span><text:span text:style-name="T4452">s</text:span><text:span text:style-name="T4453"><text:s/></text:span><text:span text:style-name="T4454"><text:s/></text:span><text:span text:style-name="T4455">a</text:span><text:span text:style-name="T4456"><text:s/></text:span><text:span text:style-name="T4457"><text:s/></text:span><text:span text:style-name="T4458">c</text:span><text:span text:style-name="T4459">a</text:span><text:span text:style-name="T4460">m</text:span><text:span text:style-name="T4461">b</text:span><text:span text:style-name="T4462">i</text:span><text:span text:style-name="T4463">a</text:span><text:span text:style-name="T4464">r</text:span><text:span text:style-name="T4465"><text:s/></text:span><text:span text:style-name="T4466"><text:s/></text:span><text:span text:style-name="T4467">e</text:span><text:span text:style-name="T4468">l</text:span><text:span text:style-name="T4469"><text:s/></text:span><text:span text:style-name="T4470"><text:s/></text:span><text:span text:style-name="T4471">n</text:span><text:span text:style-name="T4472">o</text:span><text:span text:style-name="T4473">m</text:span><text:span text:style-name="T4474">b</text:span><text:span text:style-name="T4475">r</text:span><text:span text:style-name="T4476">e</text:span><text:span text:style-name="T4477">"</text:span></text:p>
      <text:p text:style-name="P4478"><text:span text:style-name="T4479">fi</text:span></text:p>
      <text:p text:style-name="P4480"><text:span text:style-name="T4481">}</text:span></text:p>
      <text:p text:style-name="P4482"/>
      <text:soft-page-break/>
      <text:p text:style-name="P4483"><text:span text:style-name="T4484">#</text:span><text:span text:style-name="T4485">P</text:span><text:span text:style-name="T4486">R</text:span><text:span text:style-name="T4487">OG</text:span><text:span text:style-name="T4488">R</text:span><text:span text:style-name="T4489">A</text:span><text:span text:style-name="T4490">M</text:span><text:span text:style-name="T4491">A</text:span><text:span text:style-name="T4492"><text:s/></text:span><text:span text:style-name="T4493"><text:s/></text:span><text:span text:style-name="T4494">P</text:span><text:span text:style-name="T4495">R</text:span><text:span text:style-name="T4496">I</text:span><text:span text:style-name="T4497">N</text:span><text:span text:style-name="T4498">C</text:span><text:span text:style-name="T4499">I</text:span><text:span text:style-name="T4500">P</text:span><text:span text:style-name="T4501">A</text:span><text:span text:style-name="T4502">L</text:span></text:p>
      <text:p text:style-name="P4503"/>
      <text:p text:style-name="P4504"><text:span text:style-name="T4505">#</text:span><text:span text:style-name="T4506">ll</text:span><text:span text:style-name="T4507">a</text:span><text:span text:style-name="T4508">m</text:span><text:span text:style-name="T4509">a</text:span><text:span text:style-name="T4510">d</text:span><text:span text:style-name="T4511">a</text:span><text:span text:style-name="T4512">s</text:span><text:span text:style-name="T4513"><text:s/></text:span><text:span text:style-name="T4514"><text:s/></text:span><text:span text:style-name="T4515">a</text:span><text:span text:style-name="T4516"><text:s/></text:span><text:span text:style-name="T4517"><text:s/></text:span><text:span text:style-name="T4518">f</text:span><text:span text:style-name="T4519">un</text:span><text:span text:style-name="T4520">c</text:span><text:span text:style-name="T4521">i</text:span><text:span text:style-name="T4522">o</text:span><text:span text:style-name="T4523">ne</text:span><text:span text:style-name="T4524">s</text:span><text:span text:style-name="T4525"><text:s/></text:span><text:span text:style-name="T4526"><text:s/></text:span><text:span text:style-name="T4527">u</text:span><text:span text:style-name="T4528">s</text:span><text:span text:style-name="T4529">a</text:span><text:span text:style-name="T4530">n</text:span><text:span text:style-name="T4531">d</text:span><text:span text:style-name="T4532">o</text:span><text:span text:style-name="T4533"><text:s/></text:span><text:span text:style-name="T4534"><text:s/></text:span><text:span text:style-name="T4535">m</text:span><text:span text:style-name="T4536">en</text:span><text:span text:style-name="T4537">ú</text:span><text:span text:style-name="T4538"><text:s/></text:span><text:span text:style-name="T4539"><text:s/></text:span><text:span text:style-name="T4540">y</text:span><text:span text:style-name="T4541"><text:s/></text:span><text:span text:style-name="T4542"><text:s/></text:span><text:span text:style-name="T4543">e</text:span><text:span text:style-name="T4544">l</text:span><text:span text:style-name="T4545">i</text:span><text:span text:style-name="T4546">g</text:span><text:span text:style-name="T4547">i</text:span><text:span text:style-name="T4548">en</text:span><text:span text:style-name="T4549">d</text:span><text:span text:style-name="T4550">o</text:span><text:span text:style-name="T4551"><text:s/></text:span><text:span text:style-name="T4552"><text:s/></text:span><text:span text:style-name="T4553">o</text:span><text:span text:style-name="T4554">p</text:span><text:span text:style-name="T4555">c</text:span><text:span text:style-name="T4556">i</text:span><text:span text:style-name="T4557">o</text:span><text:span text:style-name="T4558">ne</text:span><text:span text:style-name="T4559">s</text:span><text:span text:style-name="T4560"><text:s/></text:span><text:span text:style-name="T4561"><text:s/></text:span><text:span text:style-name="T4562">d</text:span><text:span text:style-name="T4563">e</text:span><text:span text:style-name="T4564"><text:s/></text:span><text:span text:style-name="T4565"><text:s/></text:span><text:span text:style-name="T4566">m</text:span><text:span text:style-name="T4567">en</text:span><text:span text:style-name="T4568">ú</text:span></text:p>
      <text:p text:style-name="P4569"><text:span text:style-name="T4570">whil</text:span><text:span text:style-name="T4571">e</text:span><text:span text:style-name="T4572"><text:s/></text:span><text:span text:style-name="T4573">true;d</text:span><text:span text:style-name="T4574">o</text:span><text:span text:style-name="T4575"><text:s/></text:span><text:span text:style-name="T4576">#</text:span><text:span text:style-name="T4577">r</text:span><text:span text:style-name="T4578">e</text:span><text:span text:style-name="T4579">p</text:span><text:span text:style-name="T4580">i</text:span><text:span text:style-name="T4581">t</text:span><text:span text:style-name="T4582">e</text:span><text:span text:style-name="T4583"><text:s/></text:span><text:span text:style-name="T4584"><text:s/></text:span><text:span text:style-name="T4585">m</text:span><text:span text:style-name="T4586">en</text:span><text:span text:style-name="T4587">ú</text:span><text:span text:style-name="T4588"><text:s/></text:span><text:span text:style-name="T4589"><text:s/></text:span><text:span text:style-name="T4590">m</text:span><text:span text:style-name="T4591">i</text:span><text:span text:style-name="T4592">en</text:span><text:span text:style-name="T4593">t</text:span><text:span text:style-name="T4594">r</text:span><text:span text:style-name="T4595">a</text:span><text:span text:style-name="T4596">s</text:span><text:span text:style-name="T4597"><text:s/></text:span><text:span text:style-name="T4598"><text:s/></text:span><text:span text:style-name="T4599">i</text:span><text:span text:style-name="T4600">n</text:span><text:span text:style-name="T4601">t</text:span><text:span text:style-name="T4602">r</text:span><text:span text:style-name="T4603">o</text:span><text:span text:style-name="T4604">d</text:span><text:span text:style-name="T4605">u</text:span><text:span text:style-name="T4606">c</text:span><text:span text:style-name="T4607">e</text:span><text:span text:style-name="T4608"><text:s/></text:span><text:span text:style-name="T4609"><text:s/></text:span><text:span text:style-name="T4610">o</text:span><text:span text:style-name="T4611">p</text:span><text:span text:style-name="T4612">c</text:span><text:span text:style-name="T4613">i</text:span><text:span text:style-name="T4614">ó</text:span><text:span text:style-name="T4615">n</text:span><text:span text:style-name="T4616"><text:s/></text:span><text:span text:style-name="T4617"><text:s/></text:span><text:span text:style-name="T4618">v</text:span><text:span text:style-name="T4619">á</text:span><text:span text:style-name="T4620">l</text:span><text:span text:style-name="T4621">i</text:span><text:span text:style-name="T4622">d</text:span><text:span text:style-name="T4623">a<text:s/></text:span><text:span text:style-name="T4624">menu</text:span></text:p>
      <text:p text:style-name="P4625"><text:span text:style-name="T4626">rea</text:span><text:span text:style-name="T4627">d</text:span><text:span text:style-name="T4628"><text:s/></text:span><text:span text:style-name="T4629">-</text:span><text:span text:style-name="T4630">p</text:span><text:span text:style-name="T4631"><text:s/></text:span><text:span text:style-name="T4632"><text:s/></text:span><text:span text:style-name="T4633">"</text:span><text:span text:style-name="T4634">I</text:span><text:span text:style-name="T4635">n</text:span><text:span text:style-name="T4636">t</text:span><text:span text:style-name="T4637">r</text:span><text:span text:style-name="T4638">o</text:span><text:span text:style-name="T4639">d</text:span><text:span text:style-name="T4640">u</text:span><text:span text:style-name="T4641">c</text:span><text:span text:style-name="T4642">e</text:span><text:span text:style-name="T4643"><text:s/></text:span><text:span text:style-name="T4644"><text:s/></text:span><text:span text:style-name="T4645">o</text:span><text:span text:style-name="T4646">p</text:span><text:span text:style-name="T4647">c</text:span><text:span text:style-name="T4648">i</text:span><text:span text:style-name="T4649">ó</text:span><text:span text:style-name="T4650">n</text:span><text:span text:style-name="T4651"><text:s/></text:span><text:span text:style-name="T4652"><text:s/></text:span><text:span text:style-name="T4653">d</text:span><text:span text:style-name="T4654">e</text:span><text:span text:style-name="T4655">l</text:span><text:span text:style-name="T4656"><text:s/></text:span><text:span text:style-name="T4657"><text:s/></text:span><text:span text:style-name="T4658">m</text:span><text:span text:style-name="T4659">en</text:span><text:span text:style-name="T4660">ú</text:span><text:span text:style-name="T4661"><text:s/></text:span><text:span text:style-name="T4662"><text:s/></text:span><text:span text:style-name="T4663">a</text:span><text:span text:style-name="T4664">n</text:span><text:span text:style-name="T4665">t</text:span><text:span text:style-name="T4666">e</text:span><text:span text:style-name="T4667">r</text:span><text:span text:style-name="T4668">i</text:span><text:span text:style-name="T4669">o</text:span><text:span text:style-name="T4670">r</text:span><text:span text:style-name="T4671">:</text:span><text:span text:style-name="T4672"><text:s/></text:span><text:span text:style-name="T4673"><text:s/></text:span><text:span text:style-name="T4674">"</text:span><text:span text:style-name="T4675"><text:s/></text:span><text:span text:style-name="T4676"><text:s/></text:span><text:span text:style-name="T4677">o</text:span><text:span text:style-name="T4678">p</text:span><text:span text:style-name="T4679">c</text:span></text:p>
      <text:p text:style-name="P4680"><text:span text:style-name="T4681">case<text:s/></text:span><text:span text:style-name="T4682">$opc<text:s/></text:span><text:span text:style-name="T4683">in</text:span></text:p>
      <text:list text:style-name="LFO13" text:continue-numbering="true">
        <text:list-item>
          <text:list>
            <text:list-item>
              <text:p text:style-name="P4684"><text:span text:style-name="T4685">clear;</text:span><text:span text:style-name="T4686">uno</text:span><text:span text:style-name="T4687">;;</text:span></text:p>
            </text:list-item>
            <text:list-item>
              <text:p text:style-name="P4688"><text:span text:style-name="T4689">clear;</text:span><text:span text:style-name="T4690">dos</text:span><text:span text:style-name="T4691">;;</text:span><text:span text:style-name="T4692"><text:s/></text:span><text:span text:style-name="T4693">3)</text:span><text:span text:style-name="T4694">clear;</text:span><text:span text:style-name="T4695">tres</text:span><text:span text:style-name="T4696">;;</text:span></text:p>
            </text:list-item>
          </text:list>
        </text:list-item>
      </text:list>
      <text:p text:style-name="P4697"><text:span text:style-name="T4698">4)</text:span><text:span text:style-name="T4699">clear;</text:span><text:span text:style-name="T4700">cuatro</text:span><text:span text:style-name="T4701">;;</text:span><text:span text:style-name="T4702"><text:s/></text:span><text:span text:style-name="T4703">5</text:span><text:span text:style-name="T4704">)</text:span><text:span text:style-name="T4705">clear;</text:span><text:span text:style-name="T4706">c</text:span><text:span text:style-name="T4707">i</text:span><text:span text:style-name="T4708">n</text:span><text:span text:style-name="T4709">c</text:span><text:span text:style-name="T4710">o</text:span><text:span text:style-name="T4711">;</text:span><text:span text:style-name="T4712">;<text:s/></text:span><text:span text:style-name="T4713">6</text:span><text:span text:style-name="T4714">)</text:span><text:span text:style-name="T4715">clear;</text:span><text:span text:style-name="T4716">s</text:span><text:span text:style-name="T4717">e</text:span><text:span text:style-name="T4718">i</text:span><text:span text:style-name="T4719">s</text:span><text:span text:style-name="T4720"><text:s text:c="2"/></text:span><text:span text:style-name="T4721">$</text:span><text:span text:style-name="T4722">@</text:span><text:span text:style-name="T4723">;</text:span><text:span text:style-name="T4724">;</text:span></text:p>
      <text:p text:style-name="P4725"><text:span text:style-name="T4726">*)</text:span><text:span text:style-name="T4727">ech</text:span><text:span text:style-name="T4728">o</text:span><text:span text:style-name="T4729"><text:s/></text:span><text:span text:style-name="T4730">"</text:span><text:span text:style-name="T4731">H</text:span><text:span text:style-name="T4732">a</text:span><text:span text:style-name="T4733"><text:s text:c="2"/></text:span><text:span text:style-name="T4734">i</text:span><text:span text:style-name="T4735">n</text:span><text:span text:style-name="T4736">t</text:span><text:span text:style-name="T4737">r</text:span><text:span text:style-name="T4738">o</text:span><text:span text:style-name="T4739">d</text:span><text:span text:style-name="T4740">u</text:span><text:span text:style-name="T4741">c</text:span><text:span text:style-name="T4742">i</text:span><text:span text:style-name="T4743">d</text:span><text:span text:style-name="T4744">o</text:span><text:span text:style-name="T4745"><text:s text:c="2"/></text:span><text:span text:style-name="T4746">un</text:span><text:span text:style-name="T4747">a</text:span><text:span text:style-name="T4748"><text:s text:c="2"/></text:span><text:span text:style-name="T4749">o</text:span><text:span text:style-name="T4750">p</text:span><text:span text:style-name="T4751">c</text:span><text:span text:style-name="T4752">i</text:span><text:span text:style-name="T4753">ó</text:span><text:span text:style-name="T4754">n</text:span><text:span text:style-name="T4755"><text:s text:c="2"/></text:span><text:span text:style-name="T4756">n</text:span><text:span text:style-name="T4757">o</text:span><text:span text:style-name="T4758"><text:s text:c="2"/></text:span><text:span text:style-name="T4759">v</text:span><text:span text:style-name="T4760">á</text:span><text:span text:style-name="T4761">l</text:span><text:span text:style-name="T4762">i</text:span><text:span text:style-name="T4763">d</text:span><text:span text:style-name="T4764">a</text:span><text:span text:style-name="T4765">"</text:span><text:span text:style-name="T4766">;break;</text:span><text:span text:style-name="T4767">;<text:s/></text:span><text:span text:style-name="T4768">esac</text:span></text:p>
      <text:p text:style-name="P4769">done<text:s/></text:p>
      <text:p text:style-name="Standard"/>
      <text:list text:style-name="LFO1" text:continue-numbering="true">
        <text:list-item>
          <text:p text:style-name="P4770">Crear un menú para:</text:p>
          <text:list text:continue-numbering="true">
            <text:list-item>
              <text:p text:style-name="P4771">Visualizar las particiones de todos los discos</text:p>
            </text:list-item>
            <text:list-item>
              <text:p text:style-name="P4772">Visualizar la memoria libre</text:p>
            </text:list-item>
            <text:list-item>
              <text:p text:style-name="P4773">Visualizar el espacio ocupado por directorios</text:p>
            </text:list-item>
            <text:list-item>
              <text:p text:style-name="P4774">Visualiza la versión<text:s/>completa del sistema</text:p>
            </text:list-item>
            <text:list-item>
              <text:p text:style-name="P4775">Cada opción del menú se hará en una función independiente.</text:p>
            </text:list-item>
          </text:list>
        </text:list-item>
      </text:list>
      <text:p text:style-name="P4776"/>
      <text:p text:style-name="P4777"><text:span text:style-name="T4778">#!/bin/bash #menú 2</text:span></text:p>
      <text:p text:style-name="Textoindependiente"><text:span text:style-name="T4779">#</text:span><text:span text:style-name="T4780">v</text:span><text:span text:style-name="T4781">i</text:span><text:span text:style-name="T4782">s</text:span><text:span text:style-name="T4783">u</text:span><text:span text:style-name="T4784">a</text:span><text:span text:style-name="T4785">l</text:span><text:span text:style-name="T4786">i</text:span><text:span text:style-name="T4787">z</text:span><text:span text:style-name="T4788">a</text:span><text:span text:style-name="T4789">c</text:span><text:span text:style-name="T4790">i</text:span><text:span text:style-name="T4791">ó</text:span><text:span text:style-name="T4792">n</text:span><text:span text:style-name="T4793"><text:s/></text:span><text:span text:style-name="T4794"><text:s/></text:span><text:span text:style-name="T4795">d</text:span><text:span text:style-name="T4796">e</text:span><text:span text:style-name="T4797"><text:s/></text:span><text:span text:style-name="T4798"><text:s/></text:span><text:span text:style-name="T4799">p</text:span><text:span text:style-name="T4800">a</text:span><text:span text:style-name="T4801">r</text:span><text:span text:style-name="T4802">t</text:span><text:span text:style-name="T4803">i</text:span><text:span text:style-name="T4804">c</text:span><text:span text:style-name="T4805">i</text:span><text:span text:style-name="T4806">o</text:span><text:span text:style-name="T4807">ne</text:span><text:span text:style-name="T4808">s</text:span><text:span text:style-name="T4809">,</text:span><text:span text:style-name="T4810"><text:s/></text:span><text:span text:style-name="T4811"><text:s/></text:span><text:span text:style-name="T4812">m</text:span><text:span text:style-name="T4813">e</text:span><text:span text:style-name="T4814">m</text:span><text:span text:style-name="T4815">o</text:span><text:span text:style-name="T4816">r</text:span><text:span text:style-name="T4817">i</text:span><text:span text:style-name="T4818">a</text:span><text:span text:style-name="T4819"><text:s/></text:span><text:span text:style-name="T4820"><text:s/></text:span><text:span text:style-name="T4821">l</text:span><text:span text:style-name="T4822">i</text:span><text:span text:style-name="T4823">b</text:span><text:span text:style-name="T4824">r</text:span><text:span text:style-name="T4825">e</text:span><text:span text:style-name="T4826">,</text:span><text:span text:style-name="T4827"><text:s/></text:span><text:span text:style-name="T4828"><text:s/></text:span><text:span text:style-name="T4829">e</text:span><text:span text:style-name="T4830">s</text:span><text:span text:style-name="T4831">p</text:span><text:span text:style-name="T4832">a</text:span><text:span text:style-name="T4833">c</text:span><text:span text:style-name="T4834">i</text:span><text:span text:style-name="T4835">o</text:span><text:span text:style-name="T4836"><text:s/></text:span><text:span text:style-name="T4837"><text:s/></text:span><text:span text:style-name="T4838">o</text:span><text:span text:style-name="T4839">c</text:span><text:span text:style-name="T4840">u</text:span><text:span text:style-name="T4841">p</text:span><text:span text:style-name="T4842">a</text:span><text:span text:style-name="T4843">d</text:span><text:span text:style-name="T4844">o</text:span><text:span text:style-name="T4845"><text:s/></text:span><text:span text:style-name="T4846"><text:s/></text:span><text:span text:style-name="T4847">p</text:span><text:span text:style-name="T4848">o</text:span><text:span text:style-name="T4849">r</text:span><text:span text:style-name="T4850"><text:s/></text:span><text:span text:style-name="T4851"><text:s/></text:span><text:span text:style-name="T4852">d</text:span><text:span text:style-name="T4853">i</text:span><text:span text:style-name="T4854">r</text:span><text:span text:style-name="T4855">e</text:span><text:span text:style-name="T4856">c</text:span><text:span text:style-name="T4857">t</text:span><text:span text:style-name="T4858">o</text:span><text:span text:style-name="T4859">r</text:span><text:span text:style-name="T4860">i</text:span><text:span text:style-name="T4861">o</text:span><text:span text:style-name="T4862">s</text:span><text:span text:style-name="T4863">,</text:span><text:span text:style-name="T4864"><text:s/></text:span><text:span text:style-name="T4865"><text:s/></text:span><text:span text:style-name="T4866">v</text:span><text:span text:style-name="T4867">e</text:span><text:span text:style-name="T4868">r</text:span><text:span text:style-name="T4869">s</text:span><text:span text:style-name="T4870">i</text:span><text:span text:style-name="T4871">ó</text:span><text:span text:style-name="T4872">n<text:s/></text:span><text:span text:style-name="T4873">c</text:span><text:span text:style-name="T4874">o</text:span><text:span text:style-name="T4875">m</text:span><text:span text:style-name="T4876">p</text:span><text:span text:style-name="T4877">l</text:span><text:span text:style-name="T4878">e</text:span><text:span text:style-name="T4879">t</text:span><text:span text:style-name="T4880">a</text:span><text:span text:style-name="T4881"><text:s/></text:span><text:span text:style-name="T4882"><text:s/></text:span><text:span text:style-name="T4883">d</text:span><text:span text:style-name="T4884">e</text:span><text:span text:style-name="T4885">l</text:span><text:span text:style-name="T4886"><text:s/></text:span><text:span text:style-name="T4887"><text:s/></text:span><text:span text:style-name="T4888">s</text:span><text:span text:style-name="T4889">i</text:span><text:span text:style-name="T4890">s</text:span><text:span text:style-name="T4891">t</text:span><text:span text:style-name="T4892">e</text:span><text:span text:style-name="T4893">m</text:span><text:span text:style-name="T4894">a</text:span><text:span text:style-name="T4895"><text:s/></text:span><text:span text:style-name="T4896"><text:s/></text:span><text:span text:style-name="T4897">m</text:span><text:span text:style-name="T4898">e</text:span><text:span text:style-name="T4899">d</text:span><text:span text:style-name="T4900">i</text:span><text:span text:style-name="T4901">a</text:span><text:span text:style-name="T4902">n</text:span><text:span text:style-name="T4903">t</text:span><text:span text:style-name="T4904">e</text:span><text:span text:style-name="T4905"><text:s/></text:span><text:span text:style-name="T4906"><text:s/></text:span><text:span text:style-name="T4907">m</text:span><text:span text:style-name="T4908">en</text:span><text:span text:style-name="T4909">ú</text:span><text:span text:style-name="T4910"><text:s/></text:span><text:span text:style-name="T4911"><text:s/></text:span><text:span text:style-name="T4912">d</text:span><text:span text:style-name="T4913">e</text:span><text:span text:style-name="T4914"><text:s/></text:span><text:span text:style-name="T4915"><text:s/></text:span><text:span text:style-name="T4916">o</text:span><text:span text:style-name="T4917">p</text:span><text:span text:style-name="T4918">c</text:span><text:span text:style-name="T4919">i</text:span><text:span text:style-name="T4920">o</text:span><text:span text:style-name="T4921">ne</text:span><text:span text:style-name="T4922">s</text:span></text:p>
      <text:p text:style-name="P4923"/>
      <text:p text:style-name="P4924"><text:span text:style-name="T4925"><draw:custom-shape svg:x="1.12292in" svg:y="0.37569in" svg:width="3.54722in" svg:height="0.00139in" draw:z-index="251662336" draw:id="id2" draw:style-name="a5" draw:name="Forma libre 8" text:anchor-type="paragraph"><svg:title/><svg:desc/><draw:enhanced-geometry draw:type="non-primitive" svg:viewBox="0 0 3243580 1270" draw:enhanced-path="M 0 0 L 32435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3580"/><draw:equation draw:name="f7" draw:formula="?f4 / 1270"/><draw:equation draw:name="f8" draw:formula="0 / ?f6"/><draw:equation draw:name="f9" draw:formula="0 / ?f7"/><draw:equation draw:name="f10" draw:formula="3243580 / ?f6"/><draw:equation draw:name="f11" draw:formula="1270 / ?f7"/></draw:enhanced-geometry></draw:custom-shape></text:span><text:span text:style-name="T4926">m</text:span><text:span text:style-name="T4927">enu</text:span><text:span text:style-name="T4928">()</text:span><text:span text:style-name="T4929">{<text:s/></text:span><text:span text:style-name="T4930">echo</text:span><text:span text:style-name="T4931"><text:s/></text:span><text:span text:style-name="T4932">"</text:span></text:p>
      <text:p text:style-name="P4933"><text:span text:style-name="T4934">1</text:span><text:span text:style-name="T4935">)</text:span><text:span text:style-name="T4936">V</text:span><text:span text:style-name="T4937">i</text:span><text:span text:style-name="T4938">s</text:span><text:span text:style-name="T4939">u</text:span><text:span text:style-name="T4940">a</text:span><text:span text:style-name="T4941">l</text:span><text:span text:style-name="T4942">i</text:span><text:span text:style-name="T4943">z</text:span><text:span text:style-name="T4944">a</text:span><text:span text:style-name="T4945">c</text:span><text:span text:style-name="T4946">i</text:span><text:span text:style-name="T4947">ó</text:span><text:span text:style-name="T4948">n</text:span><text:span text:style-name="T4949"><text:s/></text:span><text:span text:style-name="T4950"><text:s/></text:span><text:span text:style-name="T4951">d</text:span><text:span text:style-name="T4952">e</text:span><text:span text:style-name="T4953"><text:s/></text:span><text:span text:style-name="T4954"><text:s/></text:span><text:span text:style-name="T4955">p</text:span><text:span text:style-name="T4956">a</text:span><text:span text:style-name="T4957">r</text:span><text:span text:style-name="T4958">t</text:span><text:span text:style-name="T4959">i</text:span><text:span text:style-name="T4960">c</text:span><text:span text:style-name="T4961">i</text:span><text:span text:style-name="T4962">o</text:span><text:span text:style-name="T4963">ne</text:span><text:span text:style-name="T4964">s<text:s/></text:span><text:span text:style-name="T4965">2</text:span><text:span text:style-name="T4966">)</text:span><text:span text:style-name="T4967">V</text:span><text:span text:style-name="T4968">i</text:span><text:span text:style-name="T4969">s</text:span><text:span text:style-name="T4970">u</text:span><text:span text:style-name="T4971">a</text:span><text:span text:style-name="T4972">l</text:span><text:span text:style-name="T4973">i</text:span><text:span text:style-name="T4974">z</text:span><text:span text:style-name="T4975">a</text:span><text:span text:style-name="T4976">c</text:span><text:span text:style-name="T4977">i</text:span><text:span text:style-name="T4978">ó</text:span><text:span text:style-name="T4979">n</text:span><text:span text:style-name="T4980"><text:s/></text:span><text:span text:style-name="T4981"><text:s/></text:span><text:span text:style-name="T4982">d</text:span><text:span text:style-name="T4983">e</text:span><text:span text:style-name="T4984"><text:s/></text:span><text:span text:style-name="T4985"><text:s/></text:span><text:span text:style-name="T4986">m</text:span><text:span text:style-name="T4987">e</text:span><text:span text:style-name="T4988">m</text:span><text:span text:style-name="T4989">o</text:span><text:span text:style-name="T4990">r</text:span><text:span text:style-name="T4991">i</text:span><text:span text:style-name="T4992">a</text:span><text:span text:style-name="T4993"><text:s/></text:span><text:span text:style-name="T4994"><text:s/></text:span><text:span text:style-name="T4995">l</text:span><text:span text:style-name="T4996">i</text:span><text:span text:style-name="T4997">b</text:span><text:span text:style-name="T4998">r</text:span><text:span text:style-name="T4999">e</text:span></text:p>
      <text:list text:style-name="LFO12" text:continue-numbering="true">
        <text:list-item>
          <text:p text:style-name="P5000"><text:span text:style-name="T5001"><draw:custom-shape svg:x="1.12292in" svg:y="0.375in" svg:width="3.54722in" svg:height="0.00139in" draw:z-index="251663360" draw:id="id3" draw:style-name="a7" draw:name="Forma libre 7" text:anchor-type="paragraph"><svg:title/><svg:desc/><draw:enhanced-geometry draw:type="non-primitive" svg:viewBox="0 0 3243580 1270" draw:enhanced-path="M 0 0 L 32435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43580"/><draw:equation draw:name="f7" draw:formula="?f4 / 1270"/><draw:equation draw:name="f8" draw:formula="0 / ?f6"/><draw:equation draw:name="f9" draw:formula="0 / ?f7"/><draw:equation draw:name="f10" draw:formula="3243580 / ?f6"/><draw:equation draw:name="f11" draw:formula="1270 / ?f7"/></draw:enhanced-geometry></draw:custom-shape></text:span><text:span text:style-name="T5002">V</text:span><text:span text:style-name="T5003">i</text:span><text:span text:style-name="T5004">s</text:span><text:span text:style-name="T5005">u</text:span><text:span text:style-name="T5006">a</text:span><text:span text:style-name="T5007">l</text:span><text:span text:style-name="T5008">i</text:span><text:span text:style-name="T5009">z</text:span><text:span text:style-name="T5010">a</text:span><text:span text:style-name="T5011">c</text:span><text:span text:style-name="T5012">i</text:span><text:span text:style-name="T5013">ó</text:span><text:span text:style-name="T5014">n</text:span><text:span text:style-name="T5015"><text:s/></text:span><text:span text:style-name="T5016"><text:s/></text:span><text:span text:style-name="T5017">d</text:span><text:span text:style-name="T5018">e</text:span><text:span text:style-name="T5019"><text:s/></text:span><text:span text:style-name="T5020"><text:s/></text:span><text:span text:style-name="T5021">e</text:span><text:span text:style-name="T5022">s</text:span><text:span text:style-name="T5023">p</text:span><text:span text:style-name="T5024">a</text:span><text:span text:style-name="T5025">c</text:span><text:span text:style-name="T5026">i</text:span><text:span text:style-name="T5027">o</text:span><text:span text:style-name="T5028"><text:s/></text:span><text:span text:style-name="T5029"><text:s/></text:span><text:span text:style-name="T5030">o</text:span><text:span text:style-name="T5031">c</text:span><text:span text:style-name="T5032">u</text:span><text:span text:style-name="T5033">p</text:span><text:span text:style-name="T5034">a</text:span><text:span text:style-name="T5035">d</text:span><text:span text:style-name="T5036">o</text:span><text:span text:style-name="T5037"><text:s/></text:span><text:span text:style-name="T5038"><text:s/></text:span><text:span text:style-name="T5039">p</text:span><text:span text:style-name="T5040">o</text:span><text:span text:style-name="T5041">r</text:span><text:span text:style-name="T5042"><text:s/></text:span><text:span text:style-name="T5043"><text:s/></text:span><text:span text:style-name="T5044">d</text:span><text:span text:style-name="T5045">i</text:span><text:span text:style-name="T5046">r</text:span><text:span text:style-name="T5047">e</text:span><text:span text:style-name="T5048">c</text:span><text:span text:style-name="T5049">t</text:span><text:span text:style-name="T5050">o</text:span><text:span text:style-name="T5051">r</text:span><text:span text:style-name="T5052">i</text:span><text:span text:style-name="T5053">o</text:span><text:span text:style-name="T5054">s<text:s/></text:span><text:span text:style-name="T5055">4</text:span><text:span text:style-name="T5056">)</text:span><text:span text:style-name="T5057">V</text:span><text:span text:style-name="T5058">i</text:span><text:span text:style-name="T5059">s</text:span><text:span text:style-name="T5060">u</text:span><text:span text:style-name="T5061">a</text:span><text:span text:style-name="T5062">l</text:span><text:span text:style-name="T5063">i</text:span><text:span text:style-name="T5064">z</text:span><text:span text:style-name="T5065">a</text:span><text:span text:style-name="T5066">c</text:span><text:span text:style-name="T5067">i</text:span><text:span text:style-name="T5068">ó</text:span><text:span text:style-name="T5069">n</text:span><text:span text:style-name="T5070"><text:s/></text:span><text:span text:style-name="T5071"><text:s/></text:span><text:span text:style-name="T5072">d</text:span><text:span text:style-name="T5073">e</text:span><text:span text:style-name="T5074"><text:s/></text:span><text:span text:style-name="T5075"><text:s/></text:span><text:span text:style-name="T5076">v</text:span><text:span text:style-name="T5077">e</text:span><text:span text:style-name="T5078">r</text:span><text:span text:style-name="T5079">s</text:span><text:span text:style-name="T5080">i</text:span><text:span text:style-name="T5081">ó</text:span><text:span text:style-name="T5082">n</text:span><text:span text:style-name="T5083"><text:s/></text:span><text:span text:style-name="T5084"><text:s/></text:span><text:span text:style-name="T5085">c</text:span><text:span text:style-name="T5086">o</text:span><text:span text:style-name="T5087">m</text:span><text:span text:style-name="T5088">p</text:span><text:span text:style-name="T5089">l</text:span><text:span text:style-name="T5090">e</text:span><text:span text:style-name="T5091">t</text:span><text:span text:style-name="T5092">a</text:span><text:span text:style-name="T5093"><text:s/></text:span><text:span text:style-name="T5094"><text:s/></text:span><text:span text:style-name="T5095">d</text:span><text:span text:style-name="T5096">e</text:span><text:span text:style-name="T5097">l</text:span><text:span text:style-name="T5098"><text:s/></text:span><text:span text:style-name="T5099"><text:s/></text:span><text:span text:style-name="T5100">s</text:span><text:span text:style-name="T5101">i</text:span><text:span text:style-name="T5102">s</text:span><text:span text:style-name="T5103">t</text:span><text:span text:style-name="T5104">e</text:span><text:span text:style-name="T5105">m</text:span><text:span text:style-name="T5106">a</text:span></text:p>
        </text:list-item>
      </text:list>
      <text:p text:style-name="P5107"><text:span text:style-name="T5108">"</text:span></text:p>
      <text:p text:style-name="P5109"><text:span text:style-name="T5110">}</text:span></text:p>
      <text:p text:style-name="P5111"><text:span text:style-name="T5112">uno()</text:span><text:span text:style-name="T5113">{</text:span></text:p>
      <text:p text:style-name="P5114"><text:span text:style-name="T5115">#para<text:s/></text:span><text:span text:style-name="T5116">las<text:s/></text:span><text:span text:style-name="T5117">particiones<text:s/></text:span><text:span text:style-name="T5118">debe<text:s/></text:span><text:span text:style-name="T5119">ser<text:s/></text:span><text:span text:style-name="T5120">root<text:s/></text:span><text:span text:style-name="T5121">usuario</text:span><text:span text:style-name="T5122">=</text:span><text:span text:style-name="T5123">`id<text:s/></text:span><text:span text:style-name="T5124">-u`</text:span></text:p>
      <text:p text:style-name="P5125"><text:span text:style-name="T5126">if [<text:s/></text:span><text:span text:style-name="T5127">$usuario<text:s/></text:span><text:span text:style-name="T5128">-eq<text:s/></text:span><text:span text:style-name="T5129">0<text:s/></text:span><text:span text:style-name="T5130">];then</text:span></text:p>
      <text:p text:style-name="P5131"><text:span text:style-name="T5132">ech</text:span><text:span text:style-name="T5133">o</text:span><text:span text:style-name="T5134"><text:s/></text:span><text:span text:style-name="T5135">"</text:span><text:span text:style-name="T5136">L</text:span><text:span text:style-name="T5137">a</text:span><text:span text:style-name="T5138">s</text:span><text:span text:style-name="T5139"><text:s text:c="2"/></text:span><text:span text:style-name="T5140">p</text:span><text:span text:style-name="T5141">a</text:span><text:span text:style-name="T5142">r</text:span><text:span text:style-name="T5143">t</text:span><text:span text:style-name="T5144">i</text:span><text:span text:style-name="T5145">c</text:span><text:span text:style-name="T5146">i</text:span><text:span text:style-name="T5147">o</text:span><text:span text:style-name="T5148">ne</text:span><text:span text:style-name="T5149">s</text:span><text:span text:style-name="T5150"><text:s text:c="2"/></text:span><text:span text:style-name="T5151">d</text:span><text:span text:style-name="T5152">e</text:span><text:span text:style-name="T5153">l</text:span><text:span text:style-name="T5154"><text:s text:c="2"/></text:span><text:span text:style-name="T5155">s</text:span><text:span text:style-name="T5156">i</text:span><text:span text:style-name="T5157">s</text:span><text:span text:style-name="T5158">t</text:span><text:span text:style-name="T5159">e</text:span><text:span text:style-name="T5160">m</text:span><text:span text:style-name="T5161">a</text:span><text:span text:style-name="T5162"><text:s text:c="2"/></text:span><text:span text:style-name="T5163">s</text:span><text:span text:style-name="T5164">o</text:span><text:span text:style-name="T5165">n</text:span><text:span text:style-name="T5166">:</text:span><text:span text:style-name="T5167">"<text:s/></text:span><text:span text:style-name="T5168">fdisk<text:s/></text:span><text:span text:style-name="T5169">-l</text:span></text:p>
      <text:p text:style-name="P5170"><text:span text:style-name="T5171">else</text:span></text:p>
      <text:p text:style-name="P5172"><text:span text:style-name="T5173">echo<text:s/></text:span><text:span text:style-name="T5174">"Debe<text:s/></text:span><text:span text:style-name="T5175">ser<text:s/></text:span><text:span text:style-name="T5176">root para<text:s/></text:span><text:span text:style-name="T5177">conocer<text:s/></text:span><text:span text:style-name="T5178">las</text:span><text:span text:style-name="T5179"><text:s/></text:span><text:span text:style-name="T5180">particiones"</text:span></text:p>
      <text:p text:style-name="P5181"><text:span text:style-name="T5182">fi</text:span></text:p>
      <text:p text:style-name="P5183"><text:span text:style-name="T5184">}</text:span></text:p>
      <text:p text:style-name="P5185"/>
      <text:p text:style-name="P5186"><text:span text:style-name="T5187">dos()</text:span><text:span text:style-name="T5188">{</text:span></text:p>
      <text:p text:style-name="P5189"><text:span text:style-name="T5190">ech</text:span><text:span text:style-name="T5191">o</text:span><text:span text:style-name="T5192"><text:s/></text:span><text:span text:style-name="T5193">"</text:span><text:span text:style-name="T5194">L</text:span><text:span text:style-name="T5195">a</text:span><text:span text:style-name="T5196"><text:s/></text:span><text:span text:style-name="T5197"><text:s/></text:span><text:span text:style-name="T5198">m</text:span><text:span text:style-name="T5199">e</text:span><text:span text:style-name="T5200">m</text:span><text:span text:style-name="T5201">o</text:span><text:span text:style-name="T5202">r</text:span><text:span text:style-name="T5203">i</text:span><text:span text:style-name="T5204">a</text:span><text:span text:style-name="T5205"><text:s/></text:span><text:span text:style-name="T5206"><text:s/></text:span><text:span text:style-name="T5207">l</text:span><text:span text:style-name="T5208">i</text:span><text:span text:style-name="T5209">b</text:span><text:span text:style-name="T5210">r</text:span><text:span text:style-name="T5211">e</text:span><text:span text:style-name="T5212"><text:s/></text:span><text:span text:style-name="T5213"><text:s/></text:span><text:span text:style-name="T5214">e</text:span><text:span text:style-name="T5215">s</text:span><text:span text:style-name="T5216">:</text:span><text:span text:style-name="T5217">"</text:span></text:p>
      <text:p text:style-name="P5218"><text:span text:style-name="T5219">free<text:s/></text:span><text:span text:style-name="T5220">-h</text:span></text:p>
      <text:p text:style-name="P5221"><text:span text:style-name="T5222">}</text:span></text:p>
      <text:p text:style-name="P5223"/>
      <text:p text:style-name="P5224"><text:span text:style-name="T5225">tres()</text:span><text:span text:style-name="T5226">{</text:span></text:p>
      <text:p text:style-name="P5227"><text:span text:style-name="T5228">echo<text:s/></text:span><text:span text:style-name="T5229">"El espacio<text:s/></text:span><text:span text:style-name="T5230">ocupado<text:s/></text:span><text:span text:style-name="T5231">por directorios es:"</text:span></text:p>
      <text:p text:style-name="P5232"><text:span text:style-name="T5233">du<text:s/></text:span><text:span text:style-name="T5234">-a</text:span></text:p>
      <text:p text:style-name="P5235"><text:span text:style-name="T5236">}</text:span></text:p>
      <text:p text:style-name="P5237"/>
      <text:p text:style-name="P5238"><text:span text:style-name="T5239">cuatro()</text:span><text:span text:style-name="T5240">{</text:span></text:p>
      <text:p text:style-name="P5241"><text:span text:style-name="T5242">ech</text:span><text:span text:style-name="T5243">o</text:span><text:span text:style-name="T5244"><text:s/></text:span><text:span text:style-name="T5245">"</text:span><text:span text:style-name="T5246">L</text:span><text:span text:style-name="T5247">a</text:span><text:span text:style-name="T5248"><text:s/></text:span><text:span text:style-name="T5249"><text:s/></text:span><text:span text:style-name="T5250">v</text:span><text:span text:style-name="T5251">e</text:span><text:span text:style-name="T5252">r</text:span><text:span text:style-name="T5253">s</text:span><text:span text:style-name="T5254">i</text:span><text:span text:style-name="T5255">ó</text:span><text:span text:style-name="T5256">n</text:span><text:span text:style-name="T5257"><text:s/></text:span><text:span text:style-name="T5258"><text:s/></text:span><text:span text:style-name="T5259">c</text:span><text:span text:style-name="T5260">o</text:span><text:span text:style-name="T5261">m</text:span><text:span text:style-name="T5262">p</text:span><text:span text:style-name="T5263">l</text:span><text:span text:style-name="T5264">e</text:span><text:span text:style-name="T5265">t</text:span><text:span text:style-name="T5266">a</text:span><text:span text:style-name="T5267"><text:s/></text:span><text:span text:style-name="T5268"><text:s/></text:span><text:span text:style-name="T5269">d</text:span><text:span text:style-name="T5270">e</text:span><text:span text:style-name="T5271">l</text:span><text:span text:style-name="T5272"><text:s/></text:span><text:span text:style-name="T5273"><text:s/></text:span><text:span text:style-name="T5274">s</text:span><text:span text:style-name="T5275">i</text:span><text:span text:style-name="T5276">s</text:span><text:span text:style-name="T5277">t</text:span><text:span text:style-name="T5278">e</text:span><text:span text:style-name="T5279">m</text:span><text:span text:style-name="T5280">a</text:span><text:span text:style-name="T5281"><text:s/></text:span><text:span text:style-name="T5282"><text:s/></text:span><text:span text:style-name="T5283">e</text:span><text:span text:style-name="T5284">s</text:span><text:span text:style-name="T5285">:</text:span><text:span text:style-name="T5286">"</text:span></text:p>
      <text:p text:style-name="P5287"><text:span text:style-name="T5288">uname<text:s/></text:span><text:span text:style-name="T5289">-a</text:span></text:p>
      <text:p text:style-name="P5290"><text:span text:style-name="T5291">}</text:span></text:p>
      <text:p text:style-name="P5292"/>
      <text:p text:style-name="Textoindependiente"><text:span text:style-name="T5293">#</text:span><text:span text:style-name="T5294">p</text:span><text:span text:style-name="T5295">r</text:span><text:span text:style-name="T5296">o</text:span><text:span text:style-name="T5297">g</text:span><text:span text:style-name="T5298">r</text:span><text:span text:style-name="T5299">a</text:span><text:span text:style-name="T5300">m</text:span><text:span text:style-name="T5301">a</text:span><text:span text:style-name="T5302"><text:s/></text:span><text:span text:style-name="T5303"><text:s/></text:span><text:span text:style-name="T5304">p</text:span><text:span text:style-name="T5305">r</text:span><text:span text:style-name="T5306">i</text:span><text:span text:style-name="T5307">n</text:span><text:span text:style-name="T5308">c</text:span><text:span text:style-name="T5309">i</text:span><text:span text:style-name="T5310">p</text:span><text:span text:style-name="T5311">a</text:span><text:span text:style-name="T5312">l</text:span></text:p>
      <text:p text:style-name="P5313"/>
      <text:p text:style-name="Textoindependiente"><text:span text:style-name="T5314">while true;do</text:span></text:p>
      <text:p text:style-name="P5315">menu</text:p>
      <text:p text:style-name="P5316"><text:span text:style-name="T5317">rea</text:span><text:span text:style-name="T5318">d</text:span><text:span text:style-name="T5319"><text:s/></text:span><text:span text:style-name="T5320">-</text:span><text:span text:style-name="T5321">p</text:span><text:span text:style-name="T5322"><text:s/></text:span><text:span text:style-name="T5323"><text:s/></text:span><text:span text:style-name="T5324">"</text:span><text:span text:style-name="T5325">I</text:span><text:span text:style-name="T5326">n</text:span><text:span text:style-name="T5327">t</text:span><text:span text:style-name="T5328">r</text:span><text:span text:style-name="T5329">o</text:span><text:span text:style-name="T5330">d</text:span><text:span text:style-name="T5331">u</text:span><text:span text:style-name="T5332">c</text:span><text:span text:style-name="T5333">e</text:span><text:span text:style-name="T5334"><text:s/></text:span><text:span text:style-name="T5335"><text:s/></text:span><text:span text:style-name="T5336">un</text:span><text:span text:style-name="T5337">a</text:span><text:span text:style-name="T5338"><text:s/></text:span><text:span text:style-name="T5339"><text:s/></text:span><text:span text:style-name="T5340">o</text:span><text:span text:style-name="T5341">p</text:span><text:span text:style-name="T5342">c</text:span><text:span text:style-name="T5343">i</text:span><text:span text:style-name="T5344">ó</text:span><text:span text:style-name="T5345">n</text:span><text:span text:style-name="T5346"><text:s/></text:span><text:span text:style-name="T5347"><text:s/></text:span><text:span text:style-name="T5348">d</text:span><text:span text:style-name="T5349">e</text:span><text:span text:style-name="T5350">l</text:span><text:span text:style-name="T5351"><text:s/></text:span><text:span text:style-name="T5352"><text:s/></text:span><text:span text:style-name="T5353">m</text:span><text:span text:style-name="T5354">en</text:span><text:span text:style-name="T5355">ú</text:span><text:span text:style-name="T5356"><text:s/></text:span><text:span text:style-name="T5357"><text:s/></text:span><text:span text:style-name="T5358">a</text:span><text:span text:style-name="T5359">n</text:span><text:span text:style-name="T5360">t</text:span><text:span text:style-name="T5361">e</text:span><text:span text:style-name="T5362">r</text:span><text:span text:style-name="T5363">i</text:span><text:span text:style-name="T5364">o</text:span><text:span text:style-name="T5365">r</text:span><text:span text:style-name="T5366">:</text:span><text:span text:style-name="T5367"><text:s/></text:span><text:span text:style-name="T5368"><text:s/></text:span><text:span text:style-name="T5369">"</text:span><text:span text:style-name="T5370"><text:s/></text:span><text:span text:style-name="T5371"><text:s/></text:span><text:span text:style-name="T5372">o</text:span><text:span text:style-name="T5373">p</text:span><text:span text:style-name="T5374">c</text:span></text:p>
      <text:p text:style-name="P5375"><text:span text:style-name="T5376">case<text:s/></text:span><text:span text:style-name="T5377">$opc<text:s/></text:span><text:span text:style-name="T5378">in</text:span></text:p>
      <text:list text:style-name="LFO12" text:continue-numbering="true">
        <text:list-item>
          <text:list>
            <text:list-item>
              <text:p text:style-name="P5379"><text:span text:style-name="T5380">clear;</text:span><text:span text:style-name="T5381">uno</text:span><text:span text:style-name="T5382">;;</text:span></text:p>
            </text:list-item>
            <text:list-item>
              <text:p text:style-name="P5383"><text:span text:style-name="T5384">clear;</text:span><text:span text:style-name="T5385">dos</text:span><text:span text:style-name="T5386">;;</text:span><text:span text:style-name="T5387"><text:s/></text:span><text:span text:style-name="T5388">3)</text:span><text:span text:style-name="T5389">clear;</text:span><text:span text:style-name="T5390">tres</text:span><text:span text:style-name="T5391">;;</text:span><text:span text:style-name="T5392"><text:s/></text:span><text:span text:style-name="T5393">4)</text:span><text:span text:style-name="T5394">clear;</text:span><text:span text:style-name="T5395">cuatro</text:span><text:span text:style-name="T5396">;;</text:span></text:p>
            </text:list-item>
          </text:list>
        </text:list-item>
      </text:list>
      <text:p text:style-name="P5397"><text:span text:style-name="T5398">*)</text:span><text:span text:style-name="T5399">ech</text:span><text:span text:style-name="T5400">o</text:span><text:span text:style-name="T5401"><text:s/></text:span><text:span text:style-name="T5402">"</text:span><text:span text:style-name="T5403">D</text:span><text:span text:style-name="T5404">e</text:span><text:span text:style-name="T5405">b</text:span><text:span text:style-name="T5406">e</text:span><text:span text:style-name="T5407"><text:s text:c="2"/></text:span><text:span text:style-name="T5408">i</text:span><text:span text:style-name="T5409">n</text:span><text:span text:style-name="T5410">t</text:span><text:span text:style-name="T5411">r</text:span><text:span text:style-name="T5412">o</text:span><text:span text:style-name="T5413">d</text:span><text:span text:style-name="T5414">u</text:span><text:span text:style-name="T5415">c</text:span><text:span text:style-name="T5416">i</text:span><text:span text:style-name="T5417">r</text:span><text:span text:style-name="T5418"><text:s text:c="2"/></text:span><text:span text:style-name="T5419">un</text:span><text:span text:style-name="T5420">a</text:span><text:span text:style-name="T5421"><text:s text:c="2"/></text:span><text:span text:style-name="T5422">o</text:span><text:span text:style-name="T5423">p</text:span><text:span text:style-name="T5424">c</text:span><text:span text:style-name="T5425">i</text:span><text:span text:style-name="T5426">ó</text:span><text:span text:style-name="T5427">n</text:span><text:span text:style-name="T5428"><text:s text:c="2"/></text:span><text:span text:style-name="T5429">v</text:span><text:span text:style-name="T5430">á</text:span><text:span text:style-name="T5431">l</text:span><text:span text:style-name="T5432">i</text:span><text:span text:style-name="T5433">d</text:span><text:span text:style-name="T5434">a</text:span><text:span text:style-name="T5435">"</text:span><text:span text:style-name="T5436">;break;</text:span><text:span text:style-name="T5437">;<text:s/></text:span><text:span text:style-name="T5438">esac</text:span></text:p>
      <text:soft-page-break/>
      <text:p text:style-name="P5439"><text:span text:style-name="T5440">done</text:span></text:p>
      <text:p text:style-name="Standard"/>
      <text:list text:style-name="LFO1" text:continue-numbering="true">
        <text:list-item>
          <text:p text:style-name="P5441">Crear un menú para<text:s/>(cada opción en una función) Se realizarán todas las comprobaciones necesarias</text:p>
          <text:list text:continue-numbering="true">
            <text:list-item>
              <text:p text:style-name="P5442">Mostrar la fecha del sistema</text:p>
            </text:list-item>
            <text:list-item>
              <text:p text:style-name="P5443">Mostrar la información sobre qué usuarios han iniciado sesión y qué están haciendo.</text:p>
            </text:list-item>
            <text:list-item>
              <text:p text:style-name="P5444">Mostrar los 10 procesos que consumen más cpu</text:p>
            </text:list-item>
            <text:list-item>
              <text:p text:style-name="P5445">Mostrar los 5 procesos que consumen más memoria</text:p>
            </text:list-item>
            <text:list-item>
              <text:p text:style-name="P5446">Mostrar el estado de la red</text:p>
            </text:list-item>
            <text:list-item>
              <text:p text:style-name="P5447">Salir del menú</text:p>
            </text:list-item>
          </text:list>
        </text:list-item>
      </text:list>
      <text:p text:style-name="P5448"/>
      <text:p text:style-name="Textoindependiente"><text:span text:style-name="T5449">#!/bin/bash</text:span></text:p>
      <text:p text:style-name="P5450"><text:span text:style-name="T5451">#</text:span><text:span text:style-name="T5452">M</text:span><text:span text:style-name="T5453">o</text:span><text:span text:style-name="T5454">s</text:span><text:span text:style-name="T5455">t</text:span><text:span text:style-name="T5456">r</text:span><text:span text:style-name="T5457">a</text:span><text:span text:style-name="T5458">r</text:span><text:span text:style-name="T5459"><text:s/></text:span><text:span text:style-name="T5460"><text:s/></text:span><text:span text:style-name="T5461">l</text:span><text:span text:style-name="T5462">a</text:span><text:span text:style-name="T5463"><text:s/></text:span><text:span text:style-name="T5464"><text:s/></text:span><text:span text:style-name="T5465">f</text:span><text:span text:style-name="T5466">e</text:span><text:span text:style-name="T5467">c</text:span><text:span text:style-name="T5468">h</text:span><text:span text:style-name="T5469">a</text:span><text:span text:style-name="T5470"><text:s/></text:span><text:span text:style-name="T5471"><text:s/></text:span><text:span text:style-name="T5472">d</text:span><text:span text:style-name="T5473">e</text:span><text:span text:style-name="T5474">l</text:span><text:span text:style-name="T5475"><text:s/></text:span><text:span text:style-name="T5476"><text:s/></text:span><text:span text:style-name="T5477">s</text:span><text:span text:style-name="T5478">i</text:span><text:span text:style-name="T5479">s</text:span><text:span text:style-name="T5480">t</text:span><text:span text:style-name="T5481">e</text:span><text:span text:style-name="T5482">m</text:span><text:span text:style-name="T5483">a</text:span><text:span text:style-name="T5484">.</text:span></text:p>
      <text:p text:style-name="P5485"><text:span text:style-name="T5486">#</text:span><text:span text:style-name="T5487">M</text:span><text:span text:style-name="T5488">o</text:span><text:span text:style-name="T5489">s</text:span><text:span text:style-name="T5490">t</text:span><text:span text:style-name="T5491">r</text:span><text:span text:style-name="T5492">a</text:span><text:span text:style-name="T5493">r</text:span><text:span text:style-name="T5494"><text:s/></text:span><text:span text:style-name="T5495"><text:s/></text:span><text:span text:style-name="T5496">i</text:span><text:span text:style-name="T5497">n</text:span><text:span text:style-name="T5498">f</text:span><text:span text:style-name="T5499">o</text:span><text:span text:style-name="T5500">r</text:span><text:span text:style-name="T5501">m</text:span><text:span text:style-name="T5502">a</text:span><text:span text:style-name="T5503">c</text:span><text:span text:style-name="T5504">i</text:span><text:span text:style-name="T5505">ó</text:span><text:span text:style-name="T5506">n</text:span><text:span text:style-name="T5507"><text:s/></text:span><text:span text:style-name="T5508"><text:s/></text:span><text:span text:style-name="T5509">s</text:span><text:span text:style-name="T5510">o</text:span><text:span text:style-name="T5511">b</text:span><text:span text:style-name="T5512">r</text:span><text:span text:style-name="T5513">e</text:span><text:span text:style-name="T5514"><text:s/></text:span><text:span text:style-name="T5515"><text:s/></text:span><text:span text:style-name="T5516">q</text:span><text:span text:style-name="T5517">u</text:span><text:span text:style-name="T5518">é</text:span><text:span text:style-name="T5519"><text:s/></text:span><text:span text:style-name="T5520"><text:s/></text:span><text:span text:style-name="T5521">u</text:span><text:span text:style-name="T5522">s</text:span><text:span text:style-name="T5523">u</text:span><text:span text:style-name="T5524">a</text:span><text:span text:style-name="T5525">r</text:span><text:span text:style-name="T5526">i</text:span><text:span text:style-name="T5527">o</text:span><text:span text:style-name="T5528">s</text:span><text:span text:style-name="T5529"><text:s/></text:span><text:span text:style-name="T5530"><text:s/></text:span><text:span text:style-name="T5531">h</text:span><text:span text:style-name="T5532">a</text:span><text:span text:style-name="T5533">n</text:span><text:span text:style-name="T5534"><text:s/></text:span><text:span text:style-name="T5535"><text:s/></text:span><text:span text:style-name="T5536">i</text:span><text:span text:style-name="T5537">n</text:span><text:span text:style-name="T5538">i</text:span><text:span text:style-name="T5539">c</text:span><text:span text:style-name="T5540">i</text:span><text:span text:style-name="T5541">a</text:span><text:span text:style-name="T5542">d</text:span><text:span text:style-name="T5543">o</text:span><text:span text:style-name="T5544"><text:s/></text:span><text:span text:style-name="T5545"><text:s/></text:span><text:span text:style-name="T5546">s</text:span><text:span text:style-name="T5547">e</text:span><text:span text:style-name="T5548">s</text:span><text:span text:style-name="T5549">i</text:span><text:span text:style-name="T5550">ó</text:span><text:span text:style-name="T5551">n</text:span><text:span text:style-name="T5552"><text:s/></text:span><text:span text:style-name="T5553"><text:s/></text:span><text:span text:style-name="T5554">y</text:span><text:span text:style-name="T5555"><text:s/></text:span><text:span text:style-name="T5556"><text:s/></text:span><text:span text:style-name="T5557">q</text:span><text:span text:style-name="T5558">u</text:span><text:span text:style-name="T5559">é</text:span><text:span text:style-name="T5560"><text:s/></text:span><text:span text:style-name="T5561"><text:s/></text:span><text:span text:style-name="T5562">e</text:span><text:span text:style-name="T5563">s</text:span><text:span text:style-name="T5564">t</text:span><text:span text:style-name="T5565">á</text:span><text:span text:style-name="T5566">n</text:span><text:span text:style-name="T5567"><text:s/></text:span><text:span text:style-name="T5568"><text:s/></text:span><text:span text:style-name="T5569">h</text:span><text:span text:style-name="T5570">a</text:span><text:span text:style-name="T5571">c</text:span><text:span text:style-name="T5572">i</text:span><text:span text:style-name="T5573">en</text:span><text:span text:style-name="T5574">d</text:span><text:span text:style-name="T5575">o</text:span><text:span text:style-name="T5576">.</text:span><text:span text:style-name="T5577"><text:s/></text:span><text:span text:style-name="T5578"><text:s/></text:span><text:span text:style-name="T5579">P</text:span><text:span text:style-name="T5580">a</text:span><text:span text:style-name="T5581">r</text:span><text:span text:style-name="T5582">a<text:s/></text:span><text:span text:style-name="T5583">e</text:span><text:span text:style-name="T5584">ll</text:span><text:span text:style-name="T5585">o</text:span><text:span text:style-name="T5586"><text:s/></text:span><text:span text:style-name="T5587"><text:s/></text:span><text:span text:style-name="T5588">u</text:span><text:span text:style-name="T5589">t</text:span><text:span text:style-name="T5590">i</text:span><text:span text:style-name="T5591">l</text:span><text:span text:style-name="T5592">i</text:span><text:span text:style-name="T5593">c</text:span><text:span text:style-name="T5594">e</text:span><text:span text:style-name="T5595"><text:s/></text:span><text:span text:style-name="T5596"><text:s/></text:span><text:span text:style-name="T5597">e</text:span><text:span text:style-name="T5598">l</text:span><text:span text:style-name="T5599"><text:s/></text:span><text:span text:style-name="T5600"><text:s/></text:span><text:span text:style-name="T5601">c</text:span><text:span text:style-name="T5602">o</text:span><text:span text:style-name="T5603">m</text:span><text:span text:style-name="T5604">a</text:span><text:span text:style-name="T5605">n</text:span><text:span text:style-name="T5606">d</text:span><text:span text:style-name="T5607">o</text:span><text:span text:style-name="T5608"><text:s/></text:span><text:span text:style-name="T5609"><text:s/></text:span><text:span text:style-name="T5610">w</text:span><text:span text:style-name="T5611">.</text:span></text:p>
      <text:p text:style-name="P5612"><text:span text:style-name="T5613">#</text:span><text:span text:style-name="T5614">M</text:span><text:span text:style-name="T5615">o</text:span><text:span text:style-name="T5616">s</text:span><text:span text:style-name="T5617">t</text:span><text:span text:style-name="T5618">r</text:span><text:span text:style-name="T5619">a</text:span><text:span text:style-name="T5620">r</text:span><text:span text:style-name="T5621"><text:s/></text:span><text:span text:style-name="T5622"><text:s/></text:span><text:span text:style-name="T5623">l</text:span><text:span text:style-name="T5624">o</text:span><text:span text:style-name="T5625">s</text:span><text:span text:style-name="T5626"><text:s/></text:span><text:span text:style-name="T5627"><text:s/></text:span><text:span text:style-name="T5628">1</text:span><text:span text:style-name="T5629">0</text:span><text:span text:style-name="T5630"><text:s/></text:span><text:span text:style-name="T5631"><text:s/></text:span><text:span text:style-name="T5632">p</text:span><text:span text:style-name="T5633">r</text:span><text:span text:style-name="T5634">o</text:span><text:span text:style-name="T5635">c</text:span><text:span text:style-name="T5636">e</text:span><text:span text:style-name="T5637">s</text:span><text:span text:style-name="T5638">o</text:span><text:span text:style-name="T5639">s</text:span><text:span text:style-name="T5640"><text:s/></text:span><text:span text:style-name="T5641"><text:s/></text:span><text:span text:style-name="T5642">q</text:span><text:span text:style-name="T5643">u</text:span><text:span text:style-name="T5644">e</text:span><text:span text:style-name="T5645"><text:s/></text:span><text:span text:style-name="T5646"><text:s/></text:span><text:span text:style-name="T5647">c</text:span><text:span text:style-name="T5648">o</text:span><text:span text:style-name="T5649">n</text:span><text:span text:style-name="T5650">s</text:span><text:span text:style-name="T5651">u</text:span><text:span text:style-name="T5652">m</text:span><text:span text:style-name="T5653">e</text:span><text:span text:style-name="T5654">n</text:span><text:span text:style-name="T5655"><text:s/></text:span><text:span text:style-name="T5656"><text:s/></text:span><text:span text:style-name="T5657">m</text:span><text:span text:style-name="T5658">á</text:span><text:span text:style-name="T5659">s</text:span><text:span text:style-name="T5660"><text:s/></text:span><text:span text:style-name="T5661"><text:s/></text:span><text:span text:style-name="T5662">m</text:span><text:span text:style-name="T5663">e</text:span><text:span text:style-name="T5664">m</text:span><text:span text:style-name="T5665">o</text:span><text:span text:style-name="T5666">r</text:span><text:span text:style-name="T5667">i</text:span><text:span text:style-name="T5668">a</text:span><text:span text:style-name="T5669">.</text:span><text:span text:style-name="T5670"><text:s/></text:span><text:span text:style-name="T5671"><text:s/></text:span><text:span text:style-name="T5672">P</text:span><text:span text:style-name="T5673">a</text:span><text:span text:style-name="T5674">r</text:span><text:span text:style-name="T5675">a</text:span><text:span text:style-name="T5676"><text:s/></text:span><text:span text:style-name="T5677"><text:s/></text:span><text:span text:style-name="T5678">e</text:span><text:span text:style-name="T5679">ll</text:span><text:span text:style-name="T5680">o</text:span><text:span text:style-name="T5681"><text:s/></text:span><text:span text:style-name="T5682"><text:s/></text:span><text:span text:style-name="T5683">u</text:span><text:span text:style-name="T5684">t</text:span><text:span text:style-name="T5685">i</text:span><text:span text:style-name="T5686">l</text:span><text:span text:style-name="T5687">i</text:span><text:span text:style-name="T5688">c</text:span><text:span text:style-name="T5689">e</text:span><text:span text:style-name="T5690"><text:s/></text:span><text:span text:style-name="T5691"><text:s/></text:span><text:span text:style-name="T5692">e</text:span><text:span text:style-name="T5693">l</text:span><text:span text:style-name="T5694"><text:s/></text:span><text:span text:style-name="T5695"><text:s/></text:span><text:span text:style-name="T5696">c</text:span><text:span text:style-name="T5697">o</text:span><text:span text:style-name="T5698">m</text:span><text:span text:style-name="T5699">a</text:span><text:span text:style-name="T5700">n</text:span><text:span text:style-name="T5701">d</text:span><text:span text:style-name="T5702">o</text:span><text:span text:style-name="T5703"><text:s/></text:span><text:span text:style-name="T5704"><text:s/></text:span><text:span text:style-name="T5705">p</text:span><text:span text:style-name="T5706">s</text:span><text:span text:style-name="T5707">.<text:s/></text:span><text:span text:style-name="T5708">#</text:span><text:span text:style-name="T5709">M</text:span><text:span text:style-name="T5710">o</text:span><text:span text:style-name="T5711">s</text:span><text:span text:style-name="T5712">t</text:span><text:span text:style-name="T5713">r</text:span><text:span text:style-name="T5714">a</text:span><text:span text:style-name="T5715">r</text:span><text:span text:style-name="T5716"><text:s/></text:span><text:span text:style-name="T5717"><text:s/></text:span><text:span text:style-name="T5718">l</text:span><text:span text:style-name="T5719">o</text:span><text:span text:style-name="T5720">s</text:span><text:span text:style-name="T5721"><text:s/></text:span><text:span text:style-name="T5722"><text:s/></text:span><text:span text:style-name="T5723">1</text:span><text:span text:style-name="T5724">0</text:span><text:span text:style-name="T5725"><text:s/></text:span><text:span text:style-name="T5726"><text:s/></text:span><text:span text:style-name="T5727">p</text:span><text:span text:style-name="T5728">r</text:span><text:span text:style-name="T5729">o</text:span><text:span text:style-name="T5730">c</text:span><text:span text:style-name="T5731">e</text:span><text:span text:style-name="T5732">s</text:span><text:span text:style-name="T5733">o</text:span><text:span text:style-name="T5734">s</text:span><text:span text:style-name="T5735"><text:s/></text:span><text:span text:style-name="T5736"><text:s/></text:span><text:span text:style-name="T5737">q</text:span><text:span text:style-name="T5738">u</text:span><text:span text:style-name="T5739">e</text:span><text:span text:style-name="T5740"><text:s/></text:span><text:span text:style-name="T5741"><text:s/></text:span><text:span text:style-name="T5742">c</text:span><text:span text:style-name="T5743">o</text:span><text:span text:style-name="T5744">n</text:span><text:span text:style-name="T5745">s</text:span><text:span text:style-name="T5746">u</text:span><text:span text:style-name="T5747">m</text:span><text:span text:style-name="T5748">e</text:span><text:span text:style-name="T5749">n</text:span><text:span text:style-name="T5750"><text:s/></text:span><text:span text:style-name="T5751"><text:s/></text:span><text:span text:style-name="T5752">m</text:span><text:span text:style-name="T5753">á</text:span><text:span text:style-name="T5754">s</text:span><text:span text:style-name="T5755"><text:s/></text:span><text:span text:style-name="T5756"><text:s/></text:span><text:span text:style-name="T5757">C</text:span><text:span text:style-name="T5758">P</text:span><text:span text:style-name="T5759">U</text:span><text:span text:style-name="T5760">.</text:span><text:span text:style-name="T5761"><text:s/></text:span><text:span text:style-name="T5762"><text:s/></text:span><text:span text:style-name="T5763">P</text:span><text:span text:style-name="T5764">a</text:span><text:span text:style-name="T5765">r</text:span><text:span text:style-name="T5766">a</text:span><text:span text:style-name="T5767"><text:s/></text:span><text:span text:style-name="T5768"><text:s/></text:span><text:span text:style-name="T5769">e</text:span><text:span text:style-name="T5770">ll</text:span><text:span text:style-name="T5771">o</text:span><text:span text:style-name="T5772"><text:s/></text:span><text:span text:style-name="T5773"><text:s/></text:span><text:span text:style-name="T5774">u</text:span><text:span text:style-name="T5775">t</text:span><text:span text:style-name="T5776">i</text:span><text:span text:style-name="T5777">l</text:span><text:span text:style-name="T5778">i</text:span><text:span text:style-name="T5779">c</text:span><text:span text:style-name="T5780">e</text:span><text:span text:style-name="T5781"><text:s/></text:span><text:span text:style-name="T5782"><text:s/></text:span><text:span text:style-name="T5783">e</text:span><text:span text:style-name="T5784">l</text:span><text:span text:style-name="T5785"><text:s/></text:span><text:span text:style-name="T5786"><text:s/></text:span><text:span text:style-name="T5787">c</text:span><text:span text:style-name="T5788">o</text:span><text:span text:style-name="T5789">m</text:span><text:span text:style-name="T5790">a</text:span><text:span text:style-name="T5791">n</text:span><text:span text:style-name="T5792">d</text:span><text:span text:style-name="T5793">o</text:span><text:span text:style-name="T5794"><text:s/></text:span><text:span text:style-name="T5795"><text:s/></text:span><text:span text:style-name="T5796">p</text:span><text:span text:style-name="T5797">s</text:span><text:span text:style-name="T5798">.<text:s/></text:span><text:span text:style-name="T5799">#Mostrar<text:s/></text:span><text:span text:style-name="T5800">el<text:s/></text:span><text:span text:style-name="T5801">estado<text:s/></text:span><text:span text:style-name="T5802">de<text:s/></text:span><text:span text:style-name="T5803">la<text:s/></text:span><text:span text:style-name="T5804">red. Para<text:s/></text:span><text:span text:style-name="T5805">ello<text:s/></text:span><text:span text:style-name="T5806">utilice<text:s/></text:span><text:span text:style-name="T5807">el<text:s/></text:span><text:span text:style-name="T5808">comando</text:span><text:span text:style-name="T5809"><text:s/></text:span><text:span text:style-name="T5810">netstat.</text:span></text:p>
      <text:p text:style-name="P5811"><text:span text:style-name="T5812">#</text:span><text:span text:style-name="T5813">S</text:span><text:span text:style-name="T5814">a</text:span><text:span text:style-name="T5815">l</text:span><text:span text:style-name="T5816">i</text:span><text:span text:style-name="T5817">r</text:span><text:span text:style-name="T5818"><text:s/></text:span><text:span text:style-name="T5819"><text:s/></text:span><text:span text:style-name="T5820">d</text:span><text:span text:style-name="T5821">e</text:span><text:span text:style-name="T5822">l</text:span><text:span text:style-name="T5823"><text:s/></text:span><text:span text:style-name="T5824"><text:s/></text:span><text:span text:style-name="T5825">m</text:span><text:span text:style-name="T5826">enú</text:span><text:span text:style-name="T5827">.</text:span></text:p>
      <text:p text:style-name="P5828"><text:span text:style-name="T5829"><draw:custom-shape svg:x="1.12292in" svg:y="0.42986in" svg:width="3.33889in" svg:height="0.00139in" draw:z-index="251665408" draw:id="id4" draw:style-name="a9" draw:name="Forma libre 12" text:anchor-type="paragraph"><svg:title/><svg:desc/><draw:enhanced-geometry draw:type="non-primitive" svg:viewBox="0 0 3053080 1270" draw:enhanced-path="M 0 0 L 30530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53080"/><draw:equation draw:name="f7" draw:formula="?f4 / 1270"/><draw:equation draw:name="f8" draw:formula="0 / ?f6"/><draw:equation draw:name="f9" draw:formula="0 / ?f7"/><draw:equation draw:name="f10" draw:formula="3053080 / ?f6"/><draw:equation draw:name="f11" draw:formula="1270 / ?f7"/></draw:enhanced-geometry></draw:custom-shape></text:span><text:span text:style-name="T5830">m</text:span><text:span text:style-name="T5831">enu</text:span><text:span text:style-name="T5832">()</text:span><text:span text:style-name="T5833">{<text:s/></text:span><text:span text:style-name="T5834">echo</text:span><text:span text:style-name="T5835"><text:s/></text:span><text:span text:style-name="T5836">"</text:span></text:p>
      <text:list text:style-name="LFO11" text:continue-numbering="true">
        <text:list-item>
          <text:p text:style-name="P5837"><text:span text:style-name="T5838">MOSTRAR</text:span><text:span text:style-name="T5839"><text:s/></text:span><text:span text:style-name="T5840">FECHA</text:span></text:p>
        </text:list-item>
        <text:list-item>
          <text:p text:style-name="P5841"><text:span text:style-name="T5842">M</text:span><text:span text:style-name="T5843">O</text:span><text:span text:style-name="T5844">S</text:span><text:span text:style-name="T5845">TR</text:span><text:span text:style-name="T5846">A</text:span><text:span text:style-name="T5847">R</text:span><text:span text:style-name="T5848"><text:s/></text:span><text:span text:style-name="T5849"><text:s/></text:span><text:span text:style-name="T5850">U</text:span><text:span text:style-name="T5851">S</text:span><text:span text:style-name="T5852">U</text:span><text:span text:style-name="T5853">A</text:span><text:span text:style-name="T5854">R</text:span><text:span text:style-name="T5855">I</text:span><text:span text:style-name="T5856">O</text:span><text:span text:style-name="T5857">S</text:span><text:span text:style-name="T5858"><text:s/></text:span><text:span text:style-name="T5859"><text:s/></text:span><text:span text:style-name="T5860">C</text:span><text:span text:style-name="T5861">O</text:span><text:span text:style-name="T5862">N</text:span><text:span text:style-name="T5863">E</text:span><text:span text:style-name="T5864">C</text:span><text:span text:style-name="T5865">T</text:span><text:span text:style-name="T5866">A</text:span><text:span text:style-name="T5867">D</text:span><text:span text:style-name="T5868">O</text:span><text:span text:style-name="T5869">S</text:span><text:span text:style-name="T5870"><text:s/></text:span><text:span text:style-name="T5871"><text:s/></text:span><text:span text:style-name="T5872">Y</text:span><text:span text:style-name="T5873"><text:s/></text:span><text:span text:style-name="T5874"><text:s/></text:span><text:span text:style-name="T5875">Q</text:span><text:span text:style-name="T5876">U</text:span><text:span text:style-name="T5877">É</text:span><text:span text:style-name="T5878"><text:s/></text:span><text:span text:style-name="T5879"><text:s/></text:span><text:span text:style-name="T5880">H</text:span><text:span text:style-name="T5881">A</text:span><text:span text:style-name="T5882">C</text:span><text:span text:style-name="T5883">E</text:span><text:span text:style-name="T5884">N</text:span></text:p>
        </text:list-item>
        <text:list-item>
          <text:p text:style-name="P5885"><text:span text:style-name="T5886">M</text:span><text:span text:style-name="T5887">O</text:span><text:span text:style-name="T5888">S</text:span><text:span text:style-name="T5889">TR</text:span><text:span text:style-name="T5890">A</text:span><text:span text:style-name="T5891">R</text:span><text:span text:style-name="T5892"><text:s/></text:span><text:span text:style-name="T5893"><text:s/></text:span><text:span text:style-name="T5894">1</text:span><text:span text:style-name="T5895">0</text:span><text:span text:style-name="T5896"><text:s/></text:span><text:span text:style-name="T5897"><text:s/></text:span><text:span text:style-name="T5898">P</text:span><text:span text:style-name="T5899">R</text:span><text:span text:style-name="T5900">O</text:span><text:span text:style-name="T5901">C</text:span><text:span text:style-name="T5902">E</text:span><text:span text:style-name="T5903">S</text:span><text:span text:style-name="T5904">O</text:span><text:span text:style-name="T5905">S</text:span><text:span text:style-name="T5906"><text:s/></text:span><text:span text:style-name="T5907"><text:s/></text:span><text:span text:style-name="T5908">Q</text:span><text:span text:style-name="T5909">U</text:span><text:span text:style-name="T5910">E</text:span><text:span text:style-name="T5911"><text:s/></text:span><text:span text:style-name="T5912"><text:s/></text:span><text:span text:style-name="T5913">C</text:span><text:span text:style-name="T5914">O</text:span><text:span text:style-name="T5915">N</text:span><text:span text:style-name="T5916">S</text:span><text:span text:style-name="T5917">U</text:span><text:span text:style-name="T5918">M</text:span><text:span text:style-name="T5919">E</text:span><text:span text:style-name="T5920">N</text:span><text:span text:style-name="T5921"><text:s/></text:span><text:span text:style-name="T5922"><text:s/></text:span><text:span text:style-name="T5923">M</text:span><text:span text:style-name="T5924">Á</text:span><text:span text:style-name="T5925">S</text:span><text:span text:style-name="T5926"><text:s/></text:span><text:span text:style-name="T5927"><text:s/></text:span><text:span text:style-name="T5928">M</text:span><text:span text:style-name="T5929">E</text:span><text:span text:style-name="T5930">M</text:span><text:span text:style-name="T5931">O</text:span><text:span text:style-name="T5932">R</text:span><text:span text:style-name="T5933">I</text:span><text:span text:style-name="T5934">A</text:span></text:p>
        </text:list-item>
        <text:list-item>
          <text:p text:style-name="P5935"><text:span text:style-name="T5936">MOSTRAR<text:s/></text:span><text:span text:style-name="T5937">10<text:s/></text:span><text:span text:style-name="T5938">PROCESOS<text:s/></text:span><text:span text:style-name="T5939">QUE<text:s/></text:span><text:span text:style-name="T5940">CONSUMEN<text:s/></text:span><text:span text:style-name="T5941">MÁS</text:span><text:span text:style-name="T5942"><text:s/></text:span><text:span text:style-name="T5943">CPU</text:span></text:p>
        </text:list-item>
        <text:list-item>
          <text:p text:style-name="P5944"><text:span text:style-name="T5945">MOSTRAR<text:s/></text:span><text:span text:style-name="T5946">EL<text:s/></text:span><text:span text:style-name="T5947">ESTADO<text:s/></text:span><text:span text:style-name="T5948">DE LA</text:span><text:span text:style-name="T5949"><text:s/></text:span><text:span text:style-name="T5950">RED</text:span></text:p>
        </text:list-item>
        <text:list-item>
          <text:p text:style-name="P5951"><text:span text:style-name="T5952"><draw:custom-shape svg:x="1.12292in" svg:y="0.22847in" svg:width="3.33889in" svg:height="0.00139in" draw:z-index="251666432" draw:id="id5" draw:style-name="a11" draw:name="Forma libre 11" text:anchor-type="paragraph"><svg:title/><svg:desc/><draw:enhanced-geometry draw:type="non-primitive" svg:viewBox="0 0 3053080 1270" draw:enhanced-path="M 0 0 L 305308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53080"/><draw:equation draw:name="f7" draw:formula="?f4 / 1270"/><draw:equation draw:name="f8" draw:formula="0 / ?f6"/><draw:equation draw:name="f9" draw:formula="0 / ?f7"/><draw:equation draw:name="f10" draw:formula="3053080 / ?f6"/><draw:equation draw:name="f11" draw:formula="1270 / ?f7"/></draw:enhanced-geometry></draw:custom-shape></text:span><text:span text:style-name="T5953">S</text:span><text:span text:style-name="T5954">A</text:span><text:span text:style-name="T5955">L</text:span><text:span text:style-name="T5956">I</text:span><text:span text:style-name="T5957">R</text:span></text:p>
        </text:list-item>
      </text:list>
      <text:p text:style-name="P5958"><text:span text:style-name="T5959">"</text:span></text:p>
      <text:p text:style-name="P5960"><text:span text:style-name="T5961">}</text:span></text:p>
      <text:p text:style-name="P5962"><text:span text:style-name="T5963">uno()</text:span><text:span text:style-name="T5964">{</text:span></text:p>
      <text:p text:style-name="P5965"><text:span text:style-name="T5966">ech</text:span><text:span text:style-name="T5967">o</text:span><text:span text:style-name="T5968"><text:s/></text:span><text:span text:style-name="T5969">"</text:span><text:span text:style-name="T5970">L</text:span><text:span text:style-name="T5971">A</text:span><text:span text:style-name="T5972"><text:s/></text:span><text:span text:style-name="T5973"><text:s/></text:span><text:span text:style-name="T5974">F</text:span><text:span text:style-name="T5975">E</text:span><text:span text:style-name="T5976">C</text:span><text:span text:style-name="T5977">H</text:span><text:span text:style-name="T5978">A</text:span><text:span text:style-name="T5979"><text:s/></text:span><text:span text:style-name="T5980"><text:s/></text:span><text:span text:style-name="T5981">D</text:span><text:span text:style-name="T5982">E</text:span><text:span text:style-name="T5983">L</text:span><text:span text:style-name="T5984"><text:s/></text:span><text:span text:style-name="T5985"><text:s/></text:span><text:span text:style-name="T5986">S</text:span><text:span text:style-name="T5987">I</text:span><text:span text:style-name="T5988">S</text:span><text:span text:style-name="T5989">T</text:span><text:span text:style-name="T5990">E</text:span><text:span text:style-name="T5991">M</text:span><text:span text:style-name="T5992">A</text:span><text:span text:style-name="T5993"><text:s/></text:span><text:span text:style-name="T5994"><text:s/></text:span><text:span text:style-name="T5995">E</text:span><text:span text:style-name="T5996">S</text:span><text:span text:style-name="T5997">:</text:span><text:span text:style-name="T5998"><text:s/></text:span><text:span text:style-name="T5999"><text:s/></text:span><text:span text:style-name="T6000">"</text:span><text:span text:style-name="T6001">`</text:span><text:span text:style-name="T6002">d</text:span><text:span text:style-name="T6003">a</text:span><text:span text:style-name="T6004">t</text:span><text:span text:style-name="T6005">e</text:span><text:span text:style-name="T6006"><text:s/></text:span><text:span text:style-name="T6007"><text:s/></text:span><text:span text:style-name="T6008">+</text:span><text:span text:style-name="T6009">%</text:span><text:span text:style-name="T6010">d</text:span><text:span text:style-name="T6011">-</text:span><text:span text:style-name="T6012">%</text:span><text:span text:style-name="T6013">m</text:span><text:span text:style-name="T6014">-</text:span><text:span text:style-name="T6015">%</text:span><text:span text:style-name="T6016">Y</text:span><text:span text:style-name="T6017">`</text:span></text:p>
      <text:p text:style-name="P6018"><text:span text:style-name="T6019">}</text:span></text:p>
      <text:p text:style-name="P6020"><text:span text:style-name="T6021">dos()</text:span><text:span text:style-name="T6022">{</text:span></text:p>
      <text:p text:style-name="P6023"><text:span text:style-name="T6024">ech</text:span><text:span text:style-name="T6025">o</text:span><text:span text:style-name="T6026"><text:s/></text:span><text:span text:style-name="T6027">"</text:span><text:span text:style-name="T6028">L</text:span><text:span text:style-name="T6029">O</text:span><text:span text:style-name="T6030">S</text:span><text:span text:style-name="T6031"><text:s/></text:span><text:span text:style-name="T6032"><text:s/></text:span><text:span text:style-name="T6033">U</text:span><text:span text:style-name="T6034">S</text:span><text:span text:style-name="T6035">U</text:span><text:span text:style-name="T6036">A</text:span><text:span text:style-name="T6037">R</text:span><text:span text:style-name="T6038">I</text:span><text:span text:style-name="T6039">O</text:span><text:span text:style-name="T6040">S</text:span><text:span text:style-name="T6041"><text:s/></text:span><text:span text:style-name="T6042"><text:s/></text:span><text:span text:style-name="T6043">C</text:span><text:span text:style-name="T6044">O</text:span><text:span text:style-name="T6045">N</text:span><text:span text:style-name="T6046">E</text:span><text:span text:style-name="T6047">C</text:span><text:span text:style-name="T6048">T</text:span><text:span text:style-name="T6049">A</text:span><text:span text:style-name="T6050">D</text:span><text:span text:style-name="T6051">O</text:span><text:span text:style-name="T6052">S</text:span><text:span text:style-name="T6053"><text:s/></text:span><text:span text:style-name="T6054"><text:s/></text:span><text:span text:style-name="T6055">Y</text:span><text:span text:style-name="T6056"><text:s/></text:span><text:span text:style-name="T6057"><text:s/></text:span><text:span text:style-name="T6058">L</text:span><text:span text:style-name="T6059">O</text:span><text:span text:style-name="T6060"><text:s/></text:span><text:span text:style-name="T6061"><text:s/></text:span><text:span text:style-name="T6062">Q</text:span><text:span text:style-name="T6063">U</text:span><text:span text:style-name="T6064">E</text:span><text:span text:style-name="T6065"><text:s/></text:span><text:span text:style-name="T6066"><text:s/></text:span><text:span text:style-name="T6067">H</text:span><text:span text:style-name="T6068">A</text:span><text:span text:style-name="T6069">C</text:span><text:span text:style-name="T6070">E</text:span><text:span text:style-name="T6071">N</text:span><text:span text:style-name="T6072"><text:s/></text:span><text:span text:style-name="T6073"><text:s/></text:span><text:span text:style-name="T6074">S</text:span><text:span text:style-name="T6075">O</text:span><text:span text:style-name="T6076">N</text:span><text:span text:style-name="T6077">:</text:span><text:span text:style-name="T6078">"</text:span><text:span text:style-name="T6079">;</text:span><text:span text:style-name="T6080"><text:s/></text:span><text:span text:style-name="T6081">w</text:span></text:p>
      <text:p text:style-name="P6082"><text:span text:style-name="T6083">}</text:span></text:p>
      <text:p text:style-name="P6084"><text:span text:style-name="T6085">tres()</text:span><text:span text:style-name="T6086">{</text:span></text:p>
      <text:p text:style-name="P6087"><text:span text:style-name="T6088">ech</text:span><text:span text:style-name="T6089">o</text:span><text:span text:style-name="T6090"><text:s/></text:span><text:span text:style-name="T6091">"</text:span><text:span text:style-name="T6092">L</text:span><text:span text:style-name="T6093">O</text:span><text:span text:style-name="T6094">S</text:span><text:span text:style-name="T6095"><text:s/></text:span><text:span text:style-name="T6096"><text:s/></text:span><text:span text:style-name="T6097">1</text:span><text:span text:style-name="T6098">0</text:span><text:span text:style-name="T6099"><text:s/></text:span><text:span text:style-name="T6100"><text:s/></text:span><text:span text:style-name="T6101">P</text:span><text:span text:style-name="T6102">R</text:span><text:span text:style-name="T6103">O</text:span><text:span text:style-name="T6104">C</text:span><text:span text:style-name="T6105">E</text:span><text:span text:style-name="T6106">S</text:span><text:span text:style-name="T6107">O</text:span><text:span text:style-name="T6108">S</text:span><text:span text:style-name="T6109"><text:s/></text:span><text:span text:style-name="T6110"><text:s/></text:span><text:span text:style-name="T6111">Q</text:span><text:span text:style-name="T6112">U</text:span><text:span text:style-name="T6113">E</text:span><text:span text:style-name="T6114"><text:s/></text:span><text:span text:style-name="T6115"><text:s/></text:span><text:span text:style-name="T6116">C</text:span><text:span text:style-name="T6117">O</text:span><text:span text:style-name="T6118">N</text:span><text:span text:style-name="T6119">S</text:span><text:span text:style-name="T6120">U</text:span><text:span text:style-name="T6121">M</text:span><text:span text:style-name="T6122">E</text:span><text:span text:style-name="T6123">N</text:span><text:span text:style-name="T6124"><text:s/></text:span><text:span text:style-name="T6125"><text:s/></text:span><text:span text:style-name="T6126">M</text:span><text:span text:style-name="T6127">Á</text:span><text:span text:style-name="T6128">S</text:span><text:span text:style-name="T6129"><text:s/></text:span><text:span text:style-name="T6130"><text:s/></text:span><text:span text:style-name="T6131">M</text:span><text:span text:style-name="T6132">E</text:span><text:span text:style-name="T6133">M</text:span><text:span text:style-name="T6134">O</text:span><text:span text:style-name="T6135">R</text:span><text:span text:style-name="T6136">I</text:span><text:span text:style-name="T6137">A</text:span><text:span text:style-name="T6138">"</text:span></text:p>
      <text:p text:style-name="P6139"><text:span text:style-name="T6140">ps<text:s/></text:span><text:span text:style-name="T6141">-auxf<text:s/></text:span><text:span text:style-name="T6142">| sort<text:s/></text:span><text:span text:style-name="T6143">-r -k4<text:s/></text:span><text:span text:style-name="T6144">| head<text:s/></text:span><text:span text:style-name="T6145">-10</text:span></text:p>
      <text:p text:style-name="P6146"><text:span text:style-name="T6147">}</text:span></text:p>
      <text:p text:style-name="P6148"><text:span text:style-name="T6149">cuatro()</text:span><text:span text:style-name="T6150">{</text:span></text:p>
      <text:p text:style-name="P6151"><text:span text:style-name="T6152">ech</text:span><text:span text:style-name="T6153">o</text:span><text:span text:style-name="T6154"><text:s/></text:span><text:span text:style-name="T6155">"</text:span><text:span text:style-name="T6156">L</text:span><text:span text:style-name="T6157">O</text:span><text:span text:style-name="T6158">S</text:span><text:span text:style-name="T6159"><text:s/></text:span><text:span text:style-name="T6160"><text:s/></text:span><text:span text:style-name="T6161">1</text:span><text:span text:style-name="T6162">0</text:span><text:span text:style-name="T6163"><text:s/></text:span><text:span text:style-name="T6164"><text:s/></text:span><text:span text:style-name="T6165">P</text:span><text:span text:style-name="T6166">R</text:span><text:span text:style-name="T6167">O</text:span><text:span text:style-name="T6168">C</text:span><text:span text:style-name="T6169">E</text:span><text:span text:style-name="T6170">S</text:span><text:span text:style-name="T6171">O</text:span><text:span text:style-name="T6172">S</text:span><text:span text:style-name="T6173"><text:s/></text:span><text:span text:style-name="T6174"><text:s/></text:span><text:span text:style-name="T6175">Q</text:span><text:span text:style-name="T6176">U</text:span><text:span text:style-name="T6177">E</text:span><text:span text:style-name="T6178"><text:s/></text:span><text:span text:style-name="T6179"><text:s/></text:span><text:span text:style-name="T6180">C</text:span><text:span text:style-name="T6181">O</text:span><text:span text:style-name="T6182">N</text:span><text:span text:style-name="T6183">S</text:span><text:span text:style-name="T6184">U</text:span><text:span text:style-name="T6185">M</text:span><text:span text:style-name="T6186">E</text:span><text:span text:style-name="T6187">N</text:span><text:span text:style-name="T6188"><text:s/></text:span><text:span text:style-name="T6189"><text:s/></text:span><text:span text:style-name="T6190">M</text:span><text:span text:style-name="T6191">Á</text:span><text:span text:style-name="T6192">S</text:span><text:span text:style-name="T6193"><text:s/></text:span><text:span text:style-name="T6194"><text:s/></text:span><text:span text:style-name="T6195">C</text:span><text:span text:style-name="T6196">P</text:span><text:span text:style-name="T6197">U</text:span><text:span text:style-name="T6198">"</text:span></text:p>
      <text:p text:style-name="P6199"><text:span text:style-name="T6200">ps<text:s/></text:span><text:span text:style-name="T6201">-auxf<text:s/></text:span><text:span text:style-name="T6202">| sort<text:s/></text:span><text:span text:style-name="T6203">-r -k3<text:s/></text:span><text:span text:style-name="T6204">| head<text:s/></text:span><text:span text:style-name="T6205">-10</text:span></text:p>
      <text:p text:style-name="P6206"><text:span text:style-name="T6207">}</text:span></text:p>
      <text:p text:style-name="P6208"><text:span text:style-name="T6209">c</text:span><text:span text:style-name="T6210">i</text:span><text:span text:style-name="T6211">n</text:span><text:span text:style-name="T6212">c</text:span><text:span text:style-name="T6213">o</text:span><text:span text:style-name="T6214">()</text:span><text:span text:style-name="T6215">{</text:span></text:p>
      <text:p text:style-name="P6216"><text:span text:style-name="T6217">echo<text:s/></text:span><text:span text:style-name="T6218">"EL<text:s/></text:span><text:span text:style-name="T6219">ESTADO DE LA RED<text:s/></text:span><text:span text:style-name="T6220">ES:"</text:span><text:span text:style-name="T6221">;</text:span><text:span text:style-name="T6222">netstat -s</text:span></text:p>
      <text:p text:style-name="P6223"><text:span text:style-name="T6224">}</text:span></text:p>
      <text:p text:style-name="P6225"/>
      <text:p text:style-name="P6226"><text:span text:style-name="T6227">#</text:span><text:span text:style-name="T6228">P</text:span><text:span text:style-name="T6229">R</text:span><text:span text:style-name="T6230">OG</text:span><text:span text:style-name="T6231">R</text:span><text:span text:style-name="T6232">A</text:span><text:span text:style-name="T6233">M</text:span><text:span text:style-name="T6234">A</text:span><text:span text:style-name="T6235"><text:s/></text:span><text:span text:style-name="T6236"><text:s/></text:span><text:span text:style-name="T6237">P</text:span><text:span text:style-name="T6238">R</text:span><text:span text:style-name="T6239">I</text:span><text:span text:style-name="T6240">N</text:span><text:span text:style-name="T6241">C</text:span><text:span text:style-name="T6242">I</text:span><text:span text:style-name="T6243">P</text:span><text:span text:style-name="T6244">A</text:span><text:span text:style-name="T6245">L</text:span></text:p>
      <text:p text:style-name="P6246"><text:span text:style-name="T6247">while true;do</text:span></text:p>
      <text:p text:style-name="P6248">menu</text:p>
      <text:p text:style-name="P6249"><text:span text:style-name="T6250">rea</text:span><text:span text:style-name="T6251">d</text:span><text:span text:style-name="T6252"><text:s/></text:span><text:span text:style-name="T6253">-</text:span><text:span text:style-name="T6254">p</text:span><text:span text:style-name="T6255"><text:s/></text:span><text:span text:style-name="T6256"><text:s/></text:span><text:span text:style-name="T6257">"</text:span><text:span text:style-name="T6258">I</text:span><text:span text:style-name="T6259">N</text:span><text:span text:style-name="T6260">TR</text:span><text:span text:style-name="T6261">O</text:span><text:span text:style-name="T6262">D</text:span><text:span text:style-name="T6263">U</text:span><text:span text:style-name="T6264">C</text:span><text:span text:style-name="T6265">E</text:span><text:span text:style-name="T6266"><text:s/></text:span><text:span text:style-name="T6267"><text:s/></text:span><text:span text:style-name="T6268">O</text:span><text:span text:style-name="T6269">P</text:span><text:span text:style-name="T6270">C</text:span><text:span text:style-name="T6271">I</text:span><text:span text:style-name="T6272">Ó</text:span><text:span text:style-name="T6273">N</text:span><text:span text:style-name="T6274"><text:s/></text:span><text:span text:style-name="T6275"><text:s/></text:span><text:span text:style-name="T6276">D</text:span><text:span text:style-name="T6277">E</text:span><text:span text:style-name="T6278">L</text:span><text:span text:style-name="T6279"><text:s/></text:span><text:span text:style-name="T6280"><text:s/></text:span><text:span text:style-name="T6281">M</text:span><text:span text:style-name="T6282">E</text:span><text:span text:style-name="T6283">N</text:span><text:span text:style-name="T6284">Ú</text:span><text:span text:style-name="T6285"><text:s/></text:span><text:span text:style-name="T6286"><text:s/></text:span><text:span text:style-name="T6287">A</text:span><text:span text:style-name="T6288">N</text:span><text:span text:style-name="T6289">T</text:span><text:span text:style-name="T6290">E</text:span><text:span text:style-name="T6291">R</text:span><text:span text:style-name="T6292">I</text:span><text:span text:style-name="T6293">O</text:span><text:span text:style-name="T6294">R</text:span><text:span text:style-name="T6295">:</text:span><text:span text:style-name="T6296"><text:s/></text:span><text:span text:style-name="T6297"><text:s/></text:span><text:span text:style-name="T6298">"</text:span><text:span text:style-name="T6299"><text:s/></text:span><text:span text:style-name="T6300"><text:s/></text:span><text:span text:style-name="T6301">o</text:span><text:span text:style-name="T6302">p</text:span><text:span text:style-name="T6303">c</text:span></text:p>
      <text:p text:style-name="P6304"><text:span text:style-name="T6305">case<text:s/></text:span><text:span text:style-name="T6306">$opc<text:s/></text:span><text:span text:style-name="T6307">in</text:span></text:p>
      <text:list text:style-name="LFO11" text:continue-numbering="true">
        <text:list-item>
          <text:list>
            <text:list-item>
              <text:p text:style-name="P6308"><text:span text:style-name="T6309">clear;</text:span><text:span text:style-name="T6310">uno</text:span><text:span text:style-name="T6311">;;</text:span></text:p>
            </text:list-item>
            <text:list-item>
              <text:p text:style-name="P6312"><text:span text:style-name="T6313">clear;</text:span><text:span text:style-name="T6314">dos</text:span><text:span text:style-name="T6315">;;</text:span><text:span text:style-name="T6316"><text:s/></text:span><text:span text:style-name="T6317">3)</text:span><text:span text:style-name="T6318">clear;</text:span><text:span text:style-name="T6319">tres</text:span><text:span text:style-name="T6320">;;</text:span><text:span text:style-name="T6321"><text:s/></text:span><text:span text:style-name="T6322">4)</text:span><text:span text:style-name="T6323">clear;</text:span><text:span text:style-name="T6324">cuatro</text:span><text:span text:style-name="T6325">;;</text:span><text:span text:style-name="T6326"><text:s/></text:span><text:span text:style-name="T6327">5</text:span><text:span text:style-name="T6328">)</text:span><text:span text:style-name="T6329">clear;</text:span><text:span text:style-name="T6330">c</text:span><text:span text:style-name="T6331">i</text:span><text:span text:style-name="T6332">n</text:span><text:span text:style-name="T6333">c</text:span><text:span text:style-name="T6334">o</text:span><text:span text:style-name="T6335">;</text:span><text:span text:style-name="T6336">;<text:s/></text:span><text:span text:style-name="T6337">6)</text:span><text:span text:style-name="T6338">exit;;</text:span></text:p>
            </text:list-item>
          </text:list>
        </text:list-item>
      </text:list>
      <text:p text:style-name="P6339"><text:span text:style-name="T6340">*)</text:span><text:span text:style-name="T6341">ech</text:span><text:span text:style-name="T6342">o</text:span><text:span text:style-name="T6343"><text:s/></text:span><text:span text:style-name="T6344">"</text:span><text:span text:style-name="T6345">O</text:span><text:span text:style-name="T6346">P</text:span><text:span text:style-name="T6347">C</text:span><text:span text:style-name="T6348">I</text:span><text:span text:style-name="T6349">Ó</text:span><text:span text:style-name="T6350">N</text:span><text:span text:style-name="T6351"><text:s text:c="2"/></text:span><text:span text:style-name="T6352">N</text:span><text:span text:style-name="T6353">O</text:span><text:span text:style-name="T6354"><text:s text:c="2"/></text:span><text:span text:style-name="T6355">VÁ</text:span><text:span text:style-name="T6356">L</text:span><text:span text:style-name="T6357">I</text:span><text:span text:style-name="T6358">D</text:span><text:span text:style-name="T6359">A</text:span><text:span text:style-name="T6360">"</text:span><text:span text:style-name="T6361">;break;</text:span><text:span text:style-name="T6362">;<text:s/></text:span><text:span text:style-name="T6363">esac</text:span></text:p>
      <text:p text:style-name="P6364"><text:span text:style-name="T6365">done</text:span></text:p>
      <text:p text:style-name="Standard"/>
      <text:list text:style-name="LFO1" text:continue-numbering="true">
        <text:list-item>
          <text:p text:style-name="P6366">Menú con 4 opciones que actúe sobre un fichero que se le pase como argumento.</text:p>
        </text:list-item>
      </text:list>
      <text:p text:style-name="P6367">1 Buscar el fichero y mostrar su camino absoluto si existe o decir que no se ha encontrado.</text:p>
      <text:p text:style-name="P6368">2 Cambiar los permisos al fichero. Hay que pedir los nuevos permisos y verificar que</text:p>
      <text:p text:style-name="P6369">los permisos se han actualizado o decir porque no se han podido cambiar.</text:p>
      <text:p text:style-name="P6370">3 Buscar una<text:s/>cadena en el fichero. Hay que pedir la cadena a buscar y mostrar las</text:p>
      <text:p text:style-name="P6371">líneas en las que aparece, o decir que no se ha podido encontrar.</text:p>
      <text:soft-page-break/>
      <text:p text:style-name="P6372">4 Salir</text:p>
      <text:p text:style-name="P6373"/>
      <text:p text:style-name="Textoindependiente"><text:span text:style-name="T6374">#!/bin/bash</text:span></text:p>
      <text:p text:style-name="P6375"><text:span text:style-name="T6376">#</text:span><text:span text:style-name="T6377">M</text:span><text:span text:style-name="T6378">en</text:span><text:span text:style-name="T6379">ú</text:span><text:span text:style-name="T6380"><text:s/></text:span><text:span text:style-name="T6381"><text:s/></text:span><text:span text:style-name="T6382">c</text:span><text:span text:style-name="T6383">o</text:span><text:span text:style-name="T6384">n</text:span><text:span text:style-name="T6385"><text:s/></text:span><text:span text:style-name="T6386"><text:s/></text:span><text:span text:style-name="T6387">4</text:span><text:span text:style-name="T6388"><text:s/></text:span><text:span text:style-name="T6389"><text:s/></text:span><text:span text:style-name="T6390">o</text:span><text:span text:style-name="T6391">p</text:span><text:span text:style-name="T6392">c</text:span><text:span text:style-name="T6393">i</text:span><text:span text:style-name="T6394">o</text:span><text:span text:style-name="T6395">ne</text:span><text:span text:style-name="T6396">s</text:span><text:span text:style-name="T6397"><text:s/></text:span><text:span text:style-name="T6398"><text:s/></text:span><text:span text:style-name="T6399">q</text:span><text:span text:style-name="T6400">u</text:span><text:span text:style-name="T6401">e</text:span><text:span text:style-name="T6402"><text:s/></text:span><text:span text:style-name="T6403"><text:s/></text:span><text:span text:style-name="T6404">a</text:span><text:span text:style-name="T6405">c</text:span><text:span text:style-name="T6406">t</text:span><text:span text:style-name="T6407">ú</text:span><text:span text:style-name="T6408">e</text:span><text:span text:style-name="T6409"><text:s/></text:span><text:span text:style-name="T6410"><text:s/></text:span><text:span text:style-name="T6411">s</text:span><text:span text:style-name="T6412">o</text:span><text:span text:style-name="T6413">b</text:span><text:span text:style-name="T6414">r</text:span><text:span text:style-name="T6415">e</text:span><text:span text:style-name="T6416"><text:s/></text:span><text:span text:style-name="T6417"><text:s/></text:span><text:span text:style-name="T6418">u</text:span><text:span text:style-name="T6419">n</text:span><text:span text:style-name="T6420"><text:s/></text:span><text:span text:style-name="T6421"><text:s/></text:span><text:span text:style-name="T6422">f</text:span><text:span text:style-name="T6423">i</text:span><text:span text:style-name="T6424">c</text:span><text:span text:style-name="T6425">he</text:span><text:span text:style-name="T6426">r</text:span><text:span text:style-name="T6427">o</text:span><text:span text:style-name="T6428"><text:s/></text:span><text:span text:style-name="T6429"><text:s/></text:span><text:span text:style-name="T6430">q</text:span><text:span text:style-name="T6431">u</text:span><text:span text:style-name="T6432">e</text:span><text:span text:style-name="T6433"><text:s/></text:span><text:span text:style-name="T6434"><text:s/></text:span><text:span text:style-name="T6435">s</text:span><text:span text:style-name="T6436">e</text:span><text:span text:style-name="T6437"><text:s/></text:span><text:span text:style-name="T6438"><text:s/></text:span><text:span text:style-name="T6439">l</text:span><text:span text:style-name="T6440">e</text:span><text:span text:style-name="T6441"><text:s/></text:span><text:span text:style-name="T6442"><text:s/></text:span><text:span text:style-name="T6443">p</text:span><text:span text:style-name="T6444">a</text:span><text:span text:style-name="T6445">s</text:span><text:span text:style-name="T6446">e</text:span><text:span text:style-name="T6447"><text:s/></text:span><text:span text:style-name="T6448"><text:s/></text:span><text:span text:style-name="T6449">c</text:span><text:span text:style-name="T6450">o</text:span><text:span text:style-name="T6451">m</text:span><text:span text:style-name="T6452">o</text:span><text:span text:style-name="T6453"><text:s/></text:span><text:span text:style-name="T6454"><text:s/></text:span><text:span text:style-name="T6455">a</text:span><text:span text:style-name="T6456">r</text:span><text:span text:style-name="T6457">g</text:span><text:span text:style-name="T6458">u</text:span><text:span text:style-name="T6459">m</text:span><text:span text:style-name="T6460">en</text:span><text:span text:style-name="T6461">t</text:span><text:span text:style-name="T6462">o</text:span><text:span text:style-name="T6463">.</text:span></text:p>
      <text:p text:style-name="P6464"><text:span text:style-name="T6465">#</text:span><text:span text:style-name="T6466">1</text:span><text:span text:style-name="T6467"><text:s/></text:span><text:span text:style-name="T6468"><text:s/></text:span><text:span text:style-name="T6469">B</text:span><text:span text:style-name="T6470">u</text:span><text:span text:style-name="T6471">s</text:span><text:span text:style-name="T6472">c</text:span><text:span text:style-name="T6473">a</text:span><text:span text:style-name="T6474">r</text:span><text:span text:style-name="T6475"><text:s/></text:span><text:span text:style-name="T6476"><text:s/></text:span><text:span text:style-name="T6477">e</text:span><text:span text:style-name="T6478">l</text:span><text:span text:style-name="T6479"><text:s/></text:span><text:span text:style-name="T6480"><text:s/></text:span><text:span text:style-name="T6481">f</text:span><text:span text:style-name="T6482">i</text:span><text:span text:style-name="T6483">c</text:span><text:span text:style-name="T6484">he</text:span><text:span text:style-name="T6485">r</text:span><text:span text:style-name="T6486">o</text:span><text:span text:style-name="T6487"><text:s/></text:span><text:span text:style-name="T6488"><text:s/></text:span><text:span text:style-name="T6489">y</text:span><text:span text:style-name="T6490"><text:s/></text:span><text:span text:style-name="T6491"><text:s/></text:span><text:span text:style-name="T6492">m</text:span><text:span text:style-name="T6493">o</text:span><text:span text:style-name="T6494">s</text:span><text:span text:style-name="T6495">t</text:span><text:span text:style-name="T6496">r</text:span><text:span text:style-name="T6497">a</text:span><text:span text:style-name="T6498">r</text:span><text:span text:style-name="T6499"><text:s/></text:span><text:span text:style-name="T6500"><text:s/></text:span><text:span text:style-name="T6501">s</text:span><text:span text:style-name="T6502">u</text:span><text:span text:style-name="T6503"><text:s/></text:span><text:span text:style-name="T6504"><text:s/></text:span><text:span text:style-name="T6505">c</text:span><text:span text:style-name="T6506">a</text:span><text:span text:style-name="T6507">m</text:span><text:span text:style-name="T6508">i</text:span><text:span text:style-name="T6509">n</text:span><text:span text:style-name="T6510">o</text:span><text:span text:style-name="T6511"><text:s/></text:span><text:span text:style-name="T6512"><text:s/></text:span><text:span text:style-name="T6513">a</text:span><text:span text:style-name="T6514">b</text:span><text:span text:style-name="T6515">s</text:span><text:span text:style-name="T6516">o</text:span><text:span text:style-name="T6517">l</text:span><text:span text:style-name="T6518">u</text:span><text:span text:style-name="T6519">t</text:span><text:span text:style-name="T6520">o</text:span><text:span text:style-name="T6521"><text:s/></text:span><text:span text:style-name="T6522"><text:s/></text:span><text:span text:style-name="T6523">s</text:span><text:span text:style-name="T6524">i</text:span><text:span text:style-name="T6525"><text:s/></text:span><text:span text:style-name="T6526"><text:s/></text:span><text:span text:style-name="T6527">e</text:span><text:span text:style-name="T6528">x</text:span><text:span text:style-name="T6529">i</text:span><text:span text:style-name="T6530">s</text:span><text:span text:style-name="T6531">t</text:span><text:span text:style-name="T6532">e</text:span><text:span text:style-name="T6533"><text:s/></text:span><text:span text:style-name="T6534"><text:s/></text:span><text:span text:style-name="T6535">o</text:span><text:span text:style-name="T6536"><text:s/></text:span><text:span text:style-name="T6537"><text:s/></text:span><text:span text:style-name="T6538">d</text:span><text:span text:style-name="T6539">e</text:span><text:span text:style-name="T6540">c</text:span><text:span text:style-name="T6541">i</text:span><text:span text:style-name="T6542">r</text:span><text:span text:style-name="T6543"><text:s/></text:span><text:span text:style-name="T6544"><text:s/></text:span><text:span text:style-name="T6545">q</text:span><text:span text:style-name="T6546">u</text:span><text:span text:style-name="T6547">e</text:span><text:span text:style-name="T6548"><text:s/></text:span><text:span text:style-name="T6549"><text:s/></text:span><text:span text:style-name="T6550">n</text:span><text:span text:style-name="T6551">o</text:span><text:span text:style-name="T6552"><text:s/></text:span><text:span text:style-name="T6553"><text:s/></text:span><text:span text:style-name="T6554">s</text:span><text:span text:style-name="T6555">e</text:span><text:span text:style-name="T6556"><text:s/></text:span><text:span text:style-name="T6557"><text:s/></text:span><text:span text:style-name="T6558">h</text:span><text:span text:style-name="T6559">a<text:s/></text:span><text:span text:style-name="T6560">encontrado.</text:span></text:p>
      <text:p text:style-name="P6561"><text:span text:style-name="T6562">#</text:span><text:span text:style-name="T6563">2</text:span><text:span text:style-name="T6564"><text:s/></text:span><text:span text:style-name="T6565"><text:s/></text:span><text:span text:style-name="T6566">C</text:span><text:span text:style-name="T6567">a</text:span><text:span text:style-name="T6568">m</text:span><text:span text:style-name="T6569">b</text:span><text:span text:style-name="T6570">i</text:span><text:span text:style-name="T6571">a</text:span><text:span text:style-name="T6572">r</text:span><text:span text:style-name="T6573"><text:s/></text:span><text:span text:style-name="T6574"><text:s/></text:span><text:span text:style-name="T6575">l</text:span><text:span text:style-name="T6576">o</text:span><text:span text:style-name="T6577">s</text:span><text:span text:style-name="T6578"><text:s/></text:span><text:span text:style-name="T6579"><text:s/></text:span><text:span text:style-name="T6580">p</text:span><text:span text:style-name="T6581">e</text:span><text:span text:style-name="T6582">r</text:span><text:span text:style-name="T6583">m</text:span><text:span text:style-name="T6584">i</text:span><text:span text:style-name="T6585">s</text:span><text:span text:style-name="T6586">o</text:span><text:span text:style-name="T6587">s</text:span><text:span text:style-name="T6588"><text:s/></text:span><text:span text:style-name="T6589"><text:s/></text:span><text:span text:style-name="T6590">a</text:span><text:span text:style-name="T6591">l</text:span><text:span text:style-name="T6592"><text:s/></text:span><text:span text:style-name="T6593"><text:s/></text:span><text:span text:style-name="T6594">f</text:span><text:span text:style-name="T6595">i</text:span><text:span text:style-name="T6596">c</text:span><text:span text:style-name="T6597">he</text:span><text:span text:style-name="T6598">r</text:span><text:span text:style-name="T6599">o</text:span><text:span text:style-name="T6600">.</text:span><text:span text:style-name="T6601"><text:s/></text:span><text:span text:style-name="T6602"><text:s/></text:span><text:span text:style-name="T6603">H</text:span><text:span text:style-name="T6604">a</text:span><text:span text:style-name="T6605">y</text:span><text:span text:style-name="T6606"><text:s/></text:span><text:span text:style-name="T6607"><text:s/></text:span><text:span text:style-name="T6608">q</text:span><text:span text:style-name="T6609">u</text:span><text:span text:style-name="T6610">e</text:span><text:span text:style-name="T6611"><text:s/></text:span><text:span text:style-name="T6612"><text:s/></text:span><text:span text:style-name="T6613">p</text:span><text:span text:style-name="T6614">e</text:span><text:span text:style-name="T6615">d</text:span><text:span text:style-name="T6616">i</text:span><text:span text:style-name="T6617">r</text:span><text:span text:style-name="T6618"><text:s/></text:span><text:span text:style-name="T6619"><text:s/></text:span><text:span text:style-name="T6620">l</text:span><text:span text:style-name="T6621">o</text:span><text:span text:style-name="T6622">s</text:span><text:span text:style-name="T6623"><text:s/></text:span><text:span text:style-name="T6624"><text:s/></text:span><text:span text:style-name="T6625">nue</text:span><text:span text:style-name="T6626">v</text:span><text:span text:style-name="T6627">o</text:span><text:span text:style-name="T6628">s</text:span><text:span text:style-name="T6629"><text:s/></text:span><text:span text:style-name="T6630"><text:s/></text:span><text:span text:style-name="T6631">p</text:span><text:span text:style-name="T6632">e</text:span><text:span text:style-name="T6633">r</text:span><text:span text:style-name="T6634">m</text:span><text:span text:style-name="T6635">i</text:span><text:span text:style-name="T6636">s</text:span><text:span text:style-name="T6637">o</text:span><text:span text:style-name="T6638">s</text:span><text:span text:style-name="T6639"><text:s/></text:span><text:span text:style-name="T6640"><text:s/></text:span><text:span text:style-name="T6641">y</text:span><text:span text:style-name="T6642"><text:s/></text:span><text:span text:style-name="T6643"><text:s/></text:span><text:span text:style-name="T6644">v</text:span><text:span text:style-name="T6645">e</text:span><text:span text:style-name="T6646">r</text:span><text:span text:style-name="T6647">i</text:span><text:span text:style-name="T6648">f</text:span><text:span text:style-name="T6649">i</text:span><text:span text:style-name="T6650">c</text:span><text:span text:style-name="T6651">a</text:span><text:span text:style-name="T6652">r</text:span><text:span text:style-name="T6653"><text:s/></text:span><text:span text:style-name="T6654"><text:s/></text:span><text:span text:style-name="T6655">q</text:span><text:span text:style-name="T6656">u</text:span><text:span text:style-name="T6657">e<text:s/></text:span><text:span text:style-name="T6658">l</text:span><text:span text:style-name="T6659">o</text:span><text:span text:style-name="T6660">s</text:span><text:span text:style-name="T6661"><text:s/></text:span><text:span text:style-name="T6662"><text:s/></text:span><text:span text:style-name="T6663">p</text:span><text:span text:style-name="T6664">e</text:span><text:span text:style-name="T6665">r</text:span><text:span text:style-name="T6666">m</text:span><text:span text:style-name="T6667">i</text:span><text:span text:style-name="T6668">s</text:span><text:span text:style-name="T6669">o</text:span><text:span text:style-name="T6670">s</text:span><text:span text:style-name="T6671"><text:s/></text:span><text:span text:style-name="T6672"><text:s/></text:span><text:span text:style-name="T6673">s</text:span><text:span text:style-name="T6674">e</text:span><text:span text:style-name="T6675"><text:s/></text:span><text:span text:style-name="T6676"><text:s/></text:span><text:span text:style-name="T6677">h</text:span><text:span text:style-name="T6678">a</text:span><text:span text:style-name="T6679">n</text:span><text:span text:style-name="T6680"><text:s/></text:span><text:span text:style-name="T6681"><text:s/></text:span><text:span text:style-name="T6682">a</text:span><text:span text:style-name="T6683">c</text:span><text:span text:style-name="T6684">t</text:span><text:span text:style-name="T6685">u</text:span><text:span text:style-name="T6686">a</text:span><text:span text:style-name="T6687">l</text:span><text:span text:style-name="T6688">i</text:span><text:span text:style-name="T6689">z</text:span><text:span text:style-name="T6690">a</text:span><text:span text:style-name="T6691">d</text:span><text:span text:style-name="T6692">o</text:span><text:span text:style-name="T6693"><text:s/></text:span><text:span text:style-name="T6694"><text:s/></text:span><text:span text:style-name="T6695">o</text:span><text:span text:style-name="T6696"><text:s/></text:span><text:span text:style-name="T6697"><text:s/></text:span><text:span text:style-name="T6698">d</text:span><text:span text:style-name="T6699">e</text:span><text:span text:style-name="T6700">c</text:span><text:span text:style-name="T6701">i</text:span><text:span text:style-name="T6702">r</text:span><text:span text:style-name="T6703"><text:s/></text:span><text:span text:style-name="T6704"><text:s/></text:span><text:span text:style-name="T6705">p</text:span><text:span text:style-name="T6706">o</text:span><text:span text:style-name="T6707">r</text:span><text:span text:style-name="T6708">q</text:span><text:span text:style-name="T6709">u</text:span><text:span text:style-name="T6710">e</text:span><text:span text:style-name="T6711"><text:s/></text:span><text:span text:style-name="T6712"><text:s/></text:span><text:span text:style-name="T6713">n</text:span><text:span text:style-name="T6714">o</text:span><text:span text:style-name="T6715"><text:s/></text:span><text:span text:style-name="T6716"><text:s/></text:span><text:span text:style-name="T6717">s</text:span><text:span text:style-name="T6718">e</text:span><text:span text:style-name="T6719"><text:s/></text:span><text:span text:style-name="T6720"><text:s/></text:span><text:span text:style-name="T6721">h</text:span><text:span text:style-name="T6722">a</text:span><text:span text:style-name="T6723">n</text:span><text:span text:style-name="T6724"><text:s/></text:span><text:span text:style-name="T6725"><text:s/></text:span><text:span text:style-name="T6726">p</text:span><text:span text:style-name="T6727">o</text:span><text:span text:style-name="T6728">d</text:span><text:span text:style-name="T6729">i</text:span><text:span text:style-name="T6730">d</text:span><text:span text:style-name="T6731">o</text:span><text:span text:style-name="T6732"><text:s/></text:span><text:span text:style-name="T6733"><text:s/></text:span><text:span text:style-name="T6734">c</text:span><text:span text:style-name="T6735">a</text:span><text:span text:style-name="T6736">m</text:span><text:span text:style-name="T6737">b</text:span><text:span text:style-name="T6738">i</text:span><text:span text:style-name="T6739">a</text:span><text:span text:style-name="T6740">r</text:span><text:span text:style-name="T6741">.</text:span></text:p>
      <text:p text:style-name="P6742"><text:span text:style-name="T6743">#</text:span><text:span text:style-name="T6744">3</text:span><text:span text:style-name="T6745"><text:s/></text:span><text:span text:style-name="T6746"><text:s/></text:span><text:span text:style-name="T6747">B</text:span><text:span text:style-name="T6748">u</text:span><text:span text:style-name="T6749">s</text:span><text:span text:style-name="T6750">c</text:span><text:span text:style-name="T6751">a</text:span><text:span text:style-name="T6752">r</text:span><text:span text:style-name="T6753"><text:s/></text:span><text:span text:style-name="T6754"><text:s/></text:span><text:span text:style-name="T6755">un</text:span><text:span text:style-name="T6756">a</text:span><text:span text:style-name="T6757"><text:s/></text:span><text:span text:style-name="T6758"><text:s/></text:span><text:span text:style-name="T6759">c</text:span><text:span text:style-name="T6760">a</text:span><text:span text:style-name="T6761">d</text:span><text:span text:style-name="T6762">en</text:span><text:span text:style-name="T6763">a</text:span><text:span text:style-name="T6764"><text:s/></text:span><text:span text:style-name="T6765"><text:s/></text:span><text:span text:style-name="T6766">e</text:span><text:span text:style-name="T6767">n</text:span><text:span text:style-name="T6768"><text:s/></text:span><text:span text:style-name="T6769"><text:s/></text:span><text:span text:style-name="T6770">e</text:span><text:span text:style-name="T6771">l</text:span><text:span text:style-name="T6772"><text:s/></text:span><text:span text:style-name="T6773"><text:s/></text:span><text:span text:style-name="T6774">f</text:span><text:span text:style-name="T6775">i</text:span><text:span text:style-name="T6776">c</text:span><text:span text:style-name="T6777">he</text:span><text:span text:style-name="T6778">r</text:span><text:span text:style-name="T6779">o</text:span><text:span text:style-name="T6780">.</text:span><text:span text:style-name="T6781"><text:s/></text:span><text:span text:style-name="T6782"><text:s/></text:span><text:span text:style-name="T6783">H</text:span><text:span text:style-name="T6784">a</text:span><text:span text:style-name="T6785">y</text:span><text:span text:style-name="T6786"><text:s/></text:span><text:span text:style-name="T6787"><text:s/></text:span><text:span text:style-name="T6788">q</text:span><text:span text:style-name="T6789">u</text:span><text:span text:style-name="T6790">e</text:span><text:span text:style-name="T6791"><text:s/></text:span><text:span text:style-name="T6792"><text:s/></text:span><text:span text:style-name="T6793">p</text:span><text:span text:style-name="T6794">e</text:span><text:span text:style-name="T6795">d</text:span><text:span text:style-name="T6796">i</text:span><text:span text:style-name="T6797">r</text:span><text:span text:style-name="T6798"><text:s/></text:span><text:span text:style-name="T6799"><text:s/></text:span><text:span text:style-name="T6800">l</text:span><text:span text:style-name="T6801">a</text:span><text:span text:style-name="T6802"><text:s/></text:span><text:span text:style-name="T6803"><text:s/></text:span><text:span text:style-name="T6804">c</text:span><text:span text:style-name="T6805">a</text:span><text:span text:style-name="T6806">d</text:span><text:span text:style-name="T6807">en</text:span><text:span text:style-name="T6808">a</text:span><text:span text:style-name="T6809"><text:s/></text:span><text:span text:style-name="T6810"><text:s/></text:span><text:span text:style-name="T6811">a</text:span><text:span text:style-name="T6812"><text:s/></text:span><text:span text:style-name="T6813"><text:s/></text:span><text:span text:style-name="T6814">b</text:span><text:span text:style-name="T6815">u</text:span><text:span text:style-name="T6816">s</text:span><text:span text:style-name="T6817">c</text:span><text:span text:style-name="T6818">a</text:span><text:span text:style-name="T6819">r</text:span><text:span text:style-name="T6820"><text:s/></text:span><text:span text:style-name="T6821"><text:s/></text:span><text:span text:style-name="T6822">y</text:span><text:span text:style-name="T6823"><text:s/></text:span><text:span text:style-name="T6824"><text:s/></text:span><text:span text:style-name="T6825">m</text:span><text:span text:style-name="T6826">o</text:span><text:span text:style-name="T6827">s</text:span><text:span text:style-name="T6828">t</text:span><text:span text:style-name="T6829">r</text:span><text:span text:style-name="T6830">a</text:span><text:span text:style-name="T6831">r</text:span><text:span text:style-name="T6832"><text:s/></text:span><text:span text:style-name="T6833"><text:s/></text:span><text:span text:style-name="T6834">l</text:span><text:span text:style-name="T6835">a</text:span><text:span text:style-name="T6836">s<text:s/></text:span><text:span text:style-name="T6837">líneas</text:span><text:span text:style-name="T6838"><text:s/></text:span><text:span text:style-name="T6839">en</text:span><text:span text:style-name="T6840"><text:s/></text:span><text:span text:style-name="T6841">las</text:span><text:span text:style-name="T6842"><text:s/></text:span><text:span text:style-name="T6843">que</text:span><text:span text:style-name="T6844"><text:s/></text:span><text:span text:style-name="T6845">aparece,</text:span><text:span text:style-name="T6846"><text:s/></text:span><text:span text:style-name="T6847">o</text:span><text:span text:style-name="T6848"><text:s/></text:span><text:span text:style-name="T6849">decir</text:span><text:span text:style-name="T6850"><text:s/></text:span><text:span text:style-name="T6851">que</text:span><text:span text:style-name="T6852"><text:s/></text:span><text:span text:style-name="T6853">no</text:span><text:span text:style-name="T6854"><text:s/></text:span><text:span text:style-name="T6855">se</text:span><text:span text:style-name="T6856"><text:s/></text:span><text:span text:style-name="T6857">ha</text:span><text:span text:style-name="T6858"><text:s/></text:span><text:span text:style-name="T6859">podido</text:span><text:span text:style-name="T6860"><text:s/></text:span><text:span text:style-name="T6861">encontrar.</text:span></text:p>
      <text:p text:style-name="P6862"><text:span text:style-name="T6863">#4<text:s/></text:span><text:span text:style-name="T6864">Salir<text:s/></text:span><text:span text:style-name="T6865">m</text:span><text:span text:style-name="T6866">enu</text:span><text:span text:style-name="T6867">()</text:span><text:span text:style-name="T6868">{</text:span></text:p>
      <text:p text:style-name="P6869"><text:span text:style-name="T6870"><draw:custom-shape svg:x="1.26181in" svg:y="0.22917in" svg:width="2.92292in" svg:height="0.00139in" draw:z-index="251668480" draw:id="id6" draw:style-name="a13" draw:name="Forma libre 14" text:anchor-type="paragraph"><svg:title/><svg:desc/><draw:enhanced-geometry draw:type="non-primitive" svg:viewBox="0 0 2672715 1270" draw:enhanced-path="M 0 0 L 267208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72715"/><draw:equation draw:name="f7" draw:formula="?f4 / 1270"/><draw:equation draw:name="f8" draw:formula="0 / ?f6"/><draw:equation draw:name="f9" draw:formula="0 / ?f7"/><draw:equation draw:name="f10" draw:formula="2672080 / ?f6"/><draw:equation draw:name="f11" draw:formula="2672715 / ?f6"/><draw:equation draw:name="f12" draw:formula="1270 / ?f7"/></draw:enhanced-geometry></draw:custom-shape></text:span><text:span text:style-name="T6871">echo<text:s/></text:span><text:span text:style-name="T6872">"</text:span></text:p>
      <text:list text:style-name="LFO10" text:continue-numbering="true">
        <text:list-item>
          <text:p text:style-name="P6873"><text:span text:style-name="T6874">B</text:span><text:span text:style-name="T6875">U</text:span><text:span text:style-name="T6876">S</text:span><text:span text:style-name="T6877">C</text:span><text:span text:style-name="T6878">A</text:span><text:span text:style-name="T6879">R</text:span><text:span text:style-name="T6880"><text:s/></text:span><text:span text:style-name="T6881"><text:s/></text:span><text:span text:style-name="T6882">F</text:span><text:span text:style-name="T6883">I</text:span><text:span text:style-name="T6884">C</text:span><text:span text:style-name="T6885">H</text:span><text:span text:style-name="T6886">E</text:span><text:span text:style-name="T6887">R</text:span><text:span text:style-name="T6888">O</text:span><text:span text:style-name="T6889"><text:s/></text:span><text:span text:style-name="T6890"><text:s/></text:span><text:span text:style-name="T6891">Y</text:span><text:span text:style-name="T6892"><text:s/></text:span><text:span text:style-name="T6893"><text:s/></text:span><text:span text:style-name="T6894">M</text:span><text:span text:style-name="T6895">O</text:span><text:span text:style-name="T6896">S</text:span><text:span text:style-name="T6897">TR</text:span><text:span text:style-name="T6898">A</text:span><text:span text:style-name="T6899">R</text:span><text:span text:style-name="T6900"><text:s/></text:span><text:span text:style-name="T6901"><text:s/></text:span><text:span text:style-name="T6902">C</text:span><text:span text:style-name="T6903">A</text:span><text:span text:style-name="T6904">M</text:span><text:span text:style-name="T6905">I</text:span><text:span text:style-name="T6906">N</text:span><text:span text:style-name="T6907">O</text:span><text:span text:style-name="T6908"><text:s/></text:span><text:span text:style-name="T6909"><text:s/></text:span><text:span text:style-name="T6910">A</text:span><text:span text:style-name="T6911">B</text:span><text:span text:style-name="T6912">S</text:span><text:span text:style-name="T6913">O</text:span><text:span text:style-name="T6914">L</text:span><text:span text:style-name="T6915">U</text:span><text:span text:style-name="T6916">T</text:span><text:span text:style-name="T6917">O</text:span></text:p>
        </text:list-item>
        <text:list-item>
          <text:p text:style-name="P6918"><text:span text:style-name="T6919">C</text:span><text:span text:style-name="T6920">A</text:span><text:span text:style-name="T6921">M</text:span><text:span text:style-name="T6922">B</text:span><text:span text:style-name="T6923">I</text:span><text:span text:style-name="T6924">A</text:span><text:span text:style-name="T6925">R</text:span><text:span text:style-name="T6926"><text:s/></text:span><text:span text:style-name="T6927"><text:s/></text:span><text:span text:style-name="T6928">P</text:span><text:span text:style-name="T6929">E</text:span><text:span text:style-name="T6930">R</text:span><text:span text:style-name="T6931">M</text:span><text:span text:style-name="T6932">I</text:span><text:span text:style-name="T6933">S</text:span><text:span text:style-name="T6934">O</text:span><text:span text:style-name="T6935">S</text:span><text:span text:style-name="T6936"><text:s/></text:span><text:span text:style-name="T6937"><text:s/></text:span><text:span text:style-name="T6938">A</text:span><text:span text:style-name="T6939">L</text:span><text:span text:style-name="T6940"><text:s/></text:span><text:span text:style-name="T6941"><text:s/></text:span><text:span text:style-name="T6942">F</text:span><text:span text:style-name="T6943">I</text:span><text:span text:style-name="T6944">C</text:span><text:span text:style-name="T6945">H</text:span><text:span text:style-name="T6946">E</text:span><text:span text:style-name="T6947">R</text:span><text:span text:style-name="T6948">O</text:span></text:p>
        </text:list-item>
        <text:list-item>
          <text:p text:style-name="P6949"><text:span text:style-name="T6950">B</text:span><text:span text:style-name="T6951">U</text:span><text:span text:style-name="T6952">S</text:span><text:span text:style-name="T6953">C</text:span><text:span text:style-name="T6954">A</text:span><text:span text:style-name="T6955">R</text:span><text:span text:style-name="T6956"><text:s/></text:span><text:span text:style-name="T6957"><text:s/></text:span><text:span text:style-name="T6958">C</text:span><text:span text:style-name="T6959">A</text:span><text:span text:style-name="T6960">D</text:span><text:span text:style-name="T6961">E</text:span><text:span text:style-name="T6962">N</text:span><text:span text:style-name="T6963">A</text:span><text:span text:style-name="T6964"><text:s/></text:span><text:span text:style-name="T6965"><text:s/></text:span><text:span text:style-name="T6966">E</text:span><text:span text:style-name="T6967">N</text:span><text:span text:style-name="T6968"><text:s/></text:span><text:span text:style-name="T6969"><text:s/></text:span><text:span text:style-name="T6970">F</text:span><text:span text:style-name="T6971">I</text:span><text:span text:style-name="T6972">C</text:span><text:span text:style-name="T6973">H</text:span><text:span text:style-name="T6974">E</text:span><text:span text:style-name="T6975">R</text:span><text:span text:style-name="T6976">O</text:span></text:p>
        </text:list-item>
        <text:list-item>
          <text:p text:style-name="P6977"><text:span text:style-name="T6978"><draw:custom-shape svg:x="1.26181in" svg:y="0.22847in" svg:width="2.92292in" svg:height="0.00139in" draw:z-index="251669504" draw:id="id7" draw:style-name="a15" draw:name="Forma libre 13" text:anchor-type="paragraph"><svg:title/><svg:desc/><draw:enhanced-geometry draw:type="non-primitive" svg:viewBox="0 0 2672715 1270" draw:enhanced-path="M 0 0 L 267208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72715"/><draw:equation draw:name="f7" draw:formula="?f4 / 1270"/><draw:equation draw:name="f8" draw:formula="0 / ?f6"/><draw:equation draw:name="f9" draw:formula="0 / ?f7"/><draw:equation draw:name="f10" draw:formula="2672080 / ?f6"/><draw:equation draw:name="f11" draw:formula="2672715 / ?f6"/><draw:equation draw:name="f12" draw:formula="1270 / ?f7"/></draw:enhanced-geometry></draw:custom-shape></text:span><text:span text:style-name="T6979">S</text:span><text:span text:style-name="T6980">A</text:span><text:span text:style-name="T6981">L</text:span><text:span text:style-name="T6982">I</text:span><text:span text:style-name="T6983">R</text:span></text:p>
        </text:list-item>
      </text:list>
      <text:p text:style-name="P6984"><text:span text:style-name="T6985">"</text:span></text:p>
      <text:p text:style-name="P6986"><text:span text:style-name="T6987">}</text:span></text:p>
      <text:p text:style-name="P6988"><text:span text:style-name="T6989">uno()</text:span><text:span text:style-name="T6990">{</text:span></text:p>
      <text:p text:style-name="P6991"><text:span text:style-name="T6992">#supongo que está en directorio actual o subdirectorios</text:span></text:p>
      <text:p text:style-name="P6993"><text:span text:style-name="T6994">d</text:span><text:span text:style-name="T6995">u</text:span><text:span text:style-name="T6996"><text:s/></text:span><text:span text:style-name="T6997">-</text:span><text:span text:style-name="T6998">a</text:span><text:s/><text:span text:style-name="T6999"><text:s/></text:span><text:span text:style-name="T7000">|</text:span><text:span text:style-name="T7001"><text:s/></text:span><text:span text:style-name="T7002">gre</text:span><text:span text:style-name="T7003">p</text:span><text:span text:style-name="T7004"><text:s/></text:span><text:span text:style-name="T7005">-</text:span><text:span text:style-name="T7006">w</text:span><text:s/><text:span text:style-name="T7007"><text:s/></text:span><text:span text:style-name="T7008">"</text:span><text:span text:style-name="T7009">$</text:span><text:span text:style-name="T7010">@</text:span><text:span text:style-name="T7011">"</text:span><text:span text:style-name="T7012"><text:s/></text:span><text:span text:style-name="T7013"><text:s/></text:span><text:span text:style-name="T7014">1&gt;</text:span><text:span text:style-name="T7015">/</text:span><text:span text:style-name="T7016">d</text:span><text:span text:style-name="T7017">e</text:span><text:span text:style-name="T7018">v</text:span><text:span text:style-name="T7019">/</text:span><text:span text:style-name="T7020">nu</text:span><text:span text:style-name="T7021">l</text:span><text:span text:style-name="T7022">l<text:s/></text:span><text:span text:style-name="T7023">if<text:s/></text:span><text:span text:style-name="T7024">[<text:s/></text:span><text:span text:style-name="T7025">$?<text:s/></text:span><text:span text:style-name="T7026">-eq<text:s/></text:span><text:span text:style-name="T7027">0<text:s/></text:span><text:span text:style-name="T7028">];</text:span><text:span text:style-name="T7029"><text:s/></text:span><text:span text:style-name="T7030">then</text:span></text:p>
      <text:p text:style-name="P7031"><text:span text:style-name="T7032">ech</text:span><text:span text:style-name="T7033">o</text:span><text:span text:style-name="T7034"><text:s/></text:span><text:span text:style-name="T7035">"</text:span><text:span text:style-name="T7036">E</text:span><text:span text:style-name="T7037">L</text:span><text:span text:style-name="T7038"><text:s/></text:span><text:span text:style-name="T7039"><text:s/></text:span><text:span text:style-name="T7040">F</text:span><text:span text:style-name="T7041">I</text:span><text:span text:style-name="T7042">C</text:span><text:span text:style-name="T7043">H</text:span><text:span text:style-name="T7044">E</text:span><text:span text:style-name="T7045">R</text:span><text:span text:style-name="T7046">O</text:span><text:span text:style-name="T7047"><text:s/></text:span><text:span text:style-name="T7048"><text:s/></text:span><text:span text:style-name="T7049">S</text:span><text:span text:style-name="T7050">E</text:span><text:span text:style-name="T7051"><text:s/></text:span><text:span text:style-name="T7052"><text:s/></text:span><text:span text:style-name="T7053">H</text:span><text:span text:style-name="T7054">A</text:span><text:span text:style-name="T7055"><text:s/></text:span><text:span text:style-name="T7056"><text:s/></text:span><text:span text:style-name="T7057">E</text:span><text:span text:style-name="T7058">N</text:span><text:span text:style-name="T7059">C</text:span><text:span text:style-name="T7060">O</text:span><text:span text:style-name="T7061">N</text:span><text:span text:style-name="T7062">TR</text:span><text:span text:style-name="T7063">A</text:span><text:span text:style-name="T7064">D</text:span><text:span text:style-name="T7065">O</text:span><text:span text:style-name="T7066"><text:s/></text:span><text:span text:style-name="T7067"><text:s/></text:span><text:span text:style-name="T7068">"</text:span></text:p>
      <text:p text:style-name="P7069"><text:span text:style-name="T7070">d</text:span><text:span text:style-name="T7071">u</text:span><text:span text:style-name="T7072"><text:s/></text:span><text:span text:style-name="T7073">-</text:span><text:span text:style-name="T7074">a</text:span><text:span text:style-name="T7075"><text:s/></text:span><text:span text:style-name="T7076"><text:s/></text:span><text:span text:style-name="T7077">|</text:span><text:span text:style-name="T7078"><text:s/></text:span><text:span text:style-name="T7079">gre</text:span><text:span text:style-name="T7080">p</text:span><text:span text:style-name="T7081"><text:s/></text:span><text:span text:style-name="T7082">-</text:span><text:span text:style-name="T7083">w</text:span><text:span text:style-name="T7084"><text:s/></text:span><text:span text:style-name="T7085"><text:s/></text:span><text:span text:style-name="T7086">"</text:span><text:span text:style-name="T7087">$</text:span><text:span text:style-name="T7088">@</text:span><text:span text:style-name="T7089">"</text:span><text:span text:style-name="T7090"><text:s/></text:span><text:span text:style-name="T7091"><text:s/></text:span><text:span text:style-name="T7092">#</text:span><text:span text:style-name="T7093">s</text:span><text:span text:style-name="T7094">u</text:span><text:span text:style-name="T7095">p</text:span><text:span text:style-name="T7096">o</text:span><text:span text:style-name="T7097">n</text:span><text:span text:style-name="T7098">g</text:span><text:span text:style-name="T7099">o</text:span><text:span text:style-name="T7100"><text:s/></text:span><text:span text:style-name="T7101"><text:s/></text:span><text:span text:style-name="T7102">q</text:span><text:span text:style-name="T7103">u</text:span><text:span text:style-name="T7104">e</text:span><text:span text:style-name="T7105"><text:s/></text:span><text:span text:style-name="T7106"><text:s/></text:span><text:span text:style-name="T7107">e</text:span><text:span text:style-name="T7108">s</text:span><text:span text:style-name="T7109">t</text:span><text:span text:style-name="T7110">á</text:span><text:span text:style-name="T7111"><text:s/></text:span><text:span text:style-name="T7112"><text:s/></text:span><text:span text:style-name="T7113">e</text:span><text:span text:style-name="T7114">n</text:span><text:span text:style-name="T7115"><text:s/></text:span><text:span text:style-name="T7116"><text:s/></text:span><text:span text:style-name="T7117">d</text:span><text:span text:style-name="T7118">i</text:span><text:span text:style-name="T7119">r</text:span><text:span text:style-name="T7120">e</text:span><text:span text:style-name="T7121">c</text:span><text:span text:style-name="T7122">t</text:span><text:span text:style-name="T7123">o</text:span><text:span text:style-name="T7124">r</text:span><text:span text:style-name="T7125">i</text:span><text:span text:style-name="T7126">o</text:span><text:span text:style-name="T7127"><text:s/></text:span><text:span text:style-name="T7128"><text:s/></text:span><text:span text:style-name="T7129">a</text:span><text:span text:style-name="T7130">c</text:span><text:span text:style-name="T7131">t</text:span><text:span text:style-name="T7132">u</text:span><text:span text:style-name="T7133">a</text:span><text:span text:style-name="T7134">l</text:span><text:span text:style-name="T7135"><text:s/></text:span><text:span text:style-name="T7136"><text:s/></text:span><text:span text:style-name="T7137">o</text:span><text:span text:style-name="T7138"><text:s/></text:span><text:span text:style-name="T7139"><text:s/></text:span><text:span text:style-name="T7140">s</text:span><text:span text:style-name="T7141">u</text:span><text:span text:style-name="T7142">bd</text:span><text:span text:style-name="T7143">i</text:span><text:span text:style-name="T7144">r</text:span><text:span text:style-name="T7145">e</text:span><text:span text:style-name="T7146">c</text:span><text:span text:style-name="T7147">t</text:span><text:span text:style-name="T7148">o</text:span><text:span text:style-name="T7149">r</text:span><text:span text:style-name="T7150">i</text:span><text:span text:style-name="T7151">o</text:span><text:span text:style-name="T7152">s</text:span></text:p>
      <text:p text:style-name="P7153"><text:span text:style-name="T7154">ech</text:span><text:span text:style-name="T7155">o</text:span><text:span text:style-name="T7156"><text:s/></text:span><text:span text:style-name="T7157">"</text:span><text:span text:style-name="T7158">Y</text:span><text:span text:style-name="T7159"><text:s/></text:span><text:span text:style-name="T7160"><text:s/></text:span><text:span text:style-name="T7161">S</text:span><text:span text:style-name="T7162">U</text:span><text:span text:style-name="T7163"><text:s/></text:span><text:span text:style-name="T7164"><text:s/></text:span><text:span text:style-name="T7165">C</text:span><text:span text:style-name="T7166">A</text:span><text:span text:style-name="T7167">M</text:span><text:span text:style-name="T7168">I</text:span><text:span text:style-name="T7169">N</text:span><text:span text:style-name="T7170">O</text:span><text:span text:style-name="T7171"><text:s/></text:span><text:span text:style-name="T7172"><text:s/></text:span><text:span text:style-name="T7173">A</text:span><text:span text:style-name="T7174">B</text:span><text:span text:style-name="T7175">S</text:span><text:span text:style-name="T7176">O</text:span><text:span text:style-name="T7177">L</text:span><text:span text:style-name="T7178">U</text:span><text:span text:style-name="T7179">T</text:span><text:span text:style-name="T7180">O</text:span><text:span text:style-name="T7181"><text:s/></text:span><text:span text:style-name="T7182"><text:s/></text:span><text:span text:style-name="T7183">E</text:span><text:span text:style-name="T7184">S</text:span><text:span text:style-name="T7185">:</text:span><text:span text:style-name="T7186"><text:s/></text:span><text:span text:style-name="T7187"><text:s/></text:span><text:span text:style-name="T7188">"</text:span><text:span text:style-name="T7189">`</text:span><text:span text:style-name="T7190">r</text:span><text:span text:style-name="T7191">e</text:span><text:span text:style-name="T7192">a</text:span><text:span text:style-name="T7193">d</text:span><text:span text:style-name="T7194">l</text:span><text:span text:style-name="T7195">i</text:span><text:span text:style-name="T7196">n</text:span><text:span text:style-name="T7197">k</text:span><text:span text:style-name="T7198"><text:s/></text:span><text:span text:style-name="T7199"><text:s/></text:span><text:span text:style-name="T7200">-</text:span><text:span text:style-name="T7201">f</text:span><text:span text:style-name="T7202"><text:s/></text:span><text:span text:style-name="T7203"><text:s/></text:span><text:span text:style-name="T7204">$</text:span><text:span text:style-name="T7205">@</text:span><text:span text:style-name="T7206">`</text:span></text:p>
      <text:p text:style-name="P7207"><text:span text:style-name="T7208">else</text:span></text:p>
      <text:p text:style-name="P7209"><text:span text:style-name="T7210">echo<text:s/></text:span><text:span text:style-name="T7211">"El<text:s/></text:span><text:span text:style-name="T7212">fichero<text:s/></text:span><text:span text:style-name="T7213">$@<text:s/></text:span><text:span text:style-name="T7214">no se ha encontrado"</text:span></text:p>
      <text:p text:style-name="P7215"><text:span text:style-name="T7216">fi</text:span></text:p>
      <text:p text:style-name="P7217"><text:span text:style-name="T7218">}</text:span></text:p>
      <text:p text:style-name="P7219"><text:span text:style-name="T7220">dos()</text:span><text:span text:style-name="T7221">{</text:span></text:p>
      <text:p text:style-name="P7222"><text:span text:style-name="T7223">ech</text:span><text:span text:style-name="T7224">o</text:span><text:span text:style-name="T7225"><text:s/></text:span><text:span text:style-name="T7226">"</text:span><text:span text:style-name="T7227">L</text:span><text:span text:style-name="T7228">O</text:span><text:span text:style-name="T7229">S</text:span><text:span text:style-name="T7230"><text:s/></text:span><text:span text:style-name="T7231"><text:s/></text:span><text:span text:style-name="T7232">P</text:span><text:span text:style-name="T7233">E</text:span><text:span text:style-name="T7234">R</text:span><text:span text:style-name="T7235">M</text:span><text:span text:style-name="T7236">I</text:span><text:span text:style-name="T7237">S</text:span><text:span text:style-name="T7238">O</text:span><text:span text:style-name="T7239">S</text:span><text:span text:style-name="T7240"><text:s/></text:span><text:span text:style-name="T7241"><text:s/></text:span><text:span text:style-name="T7242">A</text:span><text:span text:style-name="T7243">C</text:span><text:span text:style-name="T7244">T</text:span><text:span text:style-name="T7245">U</text:span><text:span text:style-name="T7246">A</text:span><text:span text:style-name="T7247">L</text:span><text:span text:style-name="T7248">E</text:span><text:span text:style-name="T7249">S</text:span><text:span text:style-name="T7250"><text:s/></text:span><text:span text:style-name="T7251"><text:s/></text:span><text:span text:style-name="T7252">D</text:span><text:span text:style-name="T7253">E</text:span><text:span text:style-name="T7254">L</text:span><text:span text:style-name="T7255"><text:s/></text:span><text:span text:style-name="T7256"><text:s/></text:span><text:span text:style-name="T7257">F</text:span><text:span text:style-name="T7258">I</text:span><text:span text:style-name="T7259">C</text:span><text:span text:style-name="T7260">H</text:span><text:span text:style-name="T7261">E</text:span><text:span text:style-name="T7262">R</text:span><text:span text:style-name="T7263">O</text:span><text:span text:style-name="T7264"><text:s/></text:span><text:span text:style-name="T7265"><text:s/></text:span><text:span text:style-name="T7266">$</text:span><text:span text:style-name="T7267">@</text:span><text:span text:style-name="T7268"><text:s/></text:span><text:span text:style-name="T7269"><text:s/></text:span><text:span text:style-name="T7270">s</text:span><text:span text:style-name="T7271">o</text:span><text:span text:style-name="T7272">n</text:span><text:span text:style-name="T7273"><text:s/></text:span><text:span text:style-name="T7274"><text:s/></text:span><text:span text:style-name="T7275">"</text:span></text:p>
      <text:p text:style-name="P7276"><text:span text:style-name="T7277">l</text:span><text:span text:style-name="T7278">s</text:span><text:span text:style-name="T7279"><text:s/></text:span><text:span text:style-name="T7280">-</text:span><text:span text:style-name="T7281">l</text:span><text:span text:style-name="T7282">R</text:span><text:span text:style-name="T7283"><text:s/></text:span><text:span text:style-name="T7284"><text:s/></text:span><text:span text:style-name="T7285">|</text:span><text:span text:style-name="T7286"><text:s/></text:span><text:span text:style-name="T7287">gre</text:span><text:span text:style-name="T7288">p</text:span><text:span text:style-name="T7289"><text:s/></text:span><text:span text:style-name="T7290">-</text:span><text:span text:style-name="T7291">w</text:span><text:span text:style-name="T7292"><text:s/></text:span><text:span text:style-name="T7293"><text:s/></text:span><text:span text:style-name="T7294">"</text:span><text:span text:style-name="T7295">$</text:span><text:span text:style-name="T7296">@</text:span><text:span text:style-name="T7297">"</text:span></text:p>
      <text:p text:style-name="P7298"><text:span text:style-name="T7299">ech</text:span><text:span text:style-name="T7300">o</text:span><text:span text:style-name="T7301"><text:s/></text:span><text:span text:style-name="T7302">"</text:span><text:span text:style-name="T7303">I</text:span><text:span text:style-name="T7304">N</text:span><text:span text:style-name="T7305">D</text:span><text:span text:style-name="T7306">I</text:span><text:span text:style-name="T7307">C</text:span><text:span text:style-name="T7308">A</text:span><text:span text:style-name="T7309"><text:s/></text:span><text:span text:style-name="T7310"><text:s/></text:span><text:span text:style-name="T7311">L</text:span><text:span text:style-name="T7312">O</text:span><text:span text:style-name="T7313">S</text:span><text:span text:style-name="T7314"><text:s/></text:span><text:span text:style-name="T7315"><text:s/></text:span><text:span text:style-name="T7316">P</text:span><text:span text:style-name="T7317">E</text:span><text:span text:style-name="T7318">R</text:span><text:span text:style-name="T7319">M</text:span><text:span text:style-name="T7320">I</text:span><text:span text:style-name="T7321">S</text:span><text:span text:style-name="T7322">O</text:span><text:span text:style-name="T7323">S</text:span><text:span text:style-name="T7324"><text:s/></text:span><text:span text:style-name="T7325"><text:s/></text:span><text:span text:style-name="T7326">Q</text:span><text:span text:style-name="T7327">U</text:span><text:span text:style-name="T7328">E</text:span><text:span text:style-name="T7329"><text:s/></text:span><text:span text:style-name="T7330"><text:s/></text:span><text:span text:style-name="T7331">Q</text:span><text:span text:style-name="T7332">U</text:span><text:span text:style-name="T7333">I</text:span><text:span text:style-name="T7334">E</text:span><text:span text:style-name="T7335">R</text:span><text:span text:style-name="T7336">E</text:span><text:span text:style-name="T7337">S</text:span><text:span text:style-name="T7338"><text:s/></text:span><text:span text:style-name="T7339"><text:s/></text:span><text:span text:style-name="T7340">C</text:span><text:span text:style-name="T7341">A</text:span><text:span text:style-name="T7342">M</text:span><text:span text:style-name="T7343">B</text:span><text:span text:style-name="T7344">I</text:span><text:span text:style-name="T7345">A</text:span><text:span text:style-name="T7346">R</text:span><text:span text:style-name="T7347"><text:s/></text:span><text:span text:style-name="T7348"><text:s/></text:span><text:span text:style-name="T7349">E</text:span><text:span text:style-name="T7350">N</text:span><text:span text:style-name="T7351"><text:s/></text:span><text:span text:style-name="T7352"><text:s/></text:span><text:span text:style-name="T7353">E</text:span><text:span text:style-name="T7354">N</text:span><text:span text:style-name="T7355"><text:s/></text:span><text:span text:style-name="T7356"><text:s/></text:span><text:span text:style-name="T7357">VA</text:span><text:span text:style-name="T7358">L</text:span><text:span text:style-name="T7359">O</text:span><text:span text:style-name="T7360">R</text:span><text:span text:style-name="T7361"><text:s/></text:span><text:span text:style-name="T7362"><text:s/></text:span><text:span text:style-name="T7363">O</text:span><text:span text:style-name="T7364">C</text:span><text:span text:style-name="T7365">T</text:span><text:span text:style-name="T7366">A</text:span><text:span text:style-name="T7367">L</text:span><text:span text:style-name="T7368">"</text:span></text:p>
      <text:p text:style-name="P7369"><text:span text:style-name="T7370">rea</text:span><text:span text:style-name="T7371">d</text:span><text:span text:style-name="T7372"><text:s/></text:span><text:span text:style-name="T7373">-</text:span><text:span text:style-name="T7374">p</text:span><text:span text:style-name="T7375"><text:s text:c="2"/></text:span><text:span text:style-name="T7376">"</text:span><text:span text:style-name="T7377">P</text:span><text:span text:style-name="T7378">e</text:span><text:span text:style-name="T7379">r</text:span><text:span text:style-name="T7380">m</text:span><text:span text:style-name="T7381">i</text:span><text:span text:style-name="T7382">s</text:span><text:span text:style-name="T7383">o</text:span><text:span text:style-name="T7384"><text:s text:c="2"/></text:span><text:span text:style-name="T7385">d</text:span><text:span text:style-name="T7386">e</text:span><text:span text:style-name="T7387"><text:s text:c="2"/></text:span><text:span text:style-name="T7388">u</text:span><text:span text:style-name="T7389">s</text:span><text:span text:style-name="T7390">u</text:span><text:span text:style-name="T7391">a</text:span><text:span text:style-name="T7392">r</text:span><text:span text:style-name="T7393">i</text:span><text:span text:style-name="T7394">o</text:span><text:span text:style-name="T7395"><text:s text:c="2"/></text:span><text:span text:style-name="T7396">"</text:span><text:span text:style-name="T7397"><text:s text:c="2"/></text:span><text:span text:style-name="T7398">p</text:span><text:span text:style-name="T7399">e</text:span><text:span text:style-name="T7400">r</text:span><text:span text:style-name="T7401">u</text:span><text:span text:style-name="T7402">s<text:s/></text:span><text:span text:style-name="T7403">rea</text:span><text:span text:style-name="T7404">d</text:span><text:span text:style-name="T7405"><text:s/></text:span><text:span text:style-name="T7406">-</text:span><text:span text:style-name="T7407">p</text:span><text:span text:style-name="T7408"><text:s text:c="2"/></text:span><text:span text:style-name="T7409">"</text:span><text:span text:style-name="T7410">P</text:span><text:span text:style-name="T7411">e</text:span><text:span text:style-name="T7412">r</text:span><text:span text:style-name="T7413">m</text:span><text:span text:style-name="T7414">i</text:span><text:span text:style-name="T7415">s</text:span><text:span text:style-name="T7416">o</text:span><text:span text:style-name="T7417"><text:s text:c="2"/></text:span><text:span text:style-name="T7418">d</text:span><text:span text:style-name="T7419">e</text:span><text:span text:style-name="T7420"><text:s text:c="2"/></text:span><text:span text:style-name="T7421">g</text:span><text:span text:style-name="T7422">r</text:span><text:span text:style-name="T7423">u</text:span><text:span text:style-name="T7424">p</text:span><text:span text:style-name="T7425">o</text:span><text:span text:style-name="T7426"><text:s text:c="2"/></text:span><text:span text:style-name="T7427">"</text:span><text:span text:style-name="T7428"><text:s text:c="2"/></text:span><text:span text:style-name="T7429">p</text:span><text:span text:style-name="T7430">e</text:span><text:span text:style-name="T7431">r</text:span><text:span text:style-name="T7432">g</text:span><text:span text:style-name="T7433">r<text:s/></text:span><text:span text:style-name="T7434">rea</text:span><text:span text:style-name="T7435">d</text:span><text:span text:style-name="T7436"><text:s/></text:span><text:span text:style-name="T7437">-</text:span><text:span text:style-name="T7438">p</text:span><text:span text:style-name="T7439"><text:s text:c="2"/></text:span><text:span text:style-name="T7440">"</text:span><text:span text:style-name="T7441">P</text:span><text:span text:style-name="T7442">e</text:span><text:span text:style-name="T7443">r</text:span><text:span text:style-name="T7444">m</text:span><text:span text:style-name="T7445">i</text:span><text:span text:style-name="T7446">s</text:span><text:span text:style-name="T7447">o</text:span><text:span text:style-name="T7448"><text:s text:c="2"/></text:span><text:span text:style-name="T7449">d</text:span><text:span text:style-name="T7450">e</text:span><text:span text:style-name="T7451"><text:s text:c="2"/></text:span><text:span text:style-name="T7452">o</text:span><text:span text:style-name="T7453">t</text:span><text:span text:style-name="T7454">r</text:span><text:span text:style-name="T7455">o</text:span><text:span text:style-name="T7456">s</text:span><text:span text:style-name="T7457"><text:s text:c="2"/></text:span><text:span text:style-name="T7458">"</text:span><text:span text:style-name="T7459"><text:s text:c="2"/></text:span><text:span text:style-name="T7460">p</text:span><text:span text:style-name="T7461">e</text:span><text:span text:style-name="T7462">r</text:span><text:span text:style-name="T7463">o</text:span><text:span text:style-name="T7464">t<text:s/></text:span><text:span text:style-name="T7465">chmod<text:s/></text:span><text:span text:style-name="T7466">$perus$pergr$perot<text:s/></text:span><text:span text:style-name="T7467">$@</text:span></text:p>
      <text:p text:style-name="P7468"><text:span text:style-name="T7469">ech</text:span><text:span text:style-name="T7470">o</text:span><text:span text:style-name="T7471"><text:s/></text:span><text:span text:style-name="T7472">"</text:span><text:span text:style-name="T7473">V</text:span><text:span text:style-name="T7474">E</text:span><text:span text:style-name="T7475">R</text:span><text:span text:style-name="T7476">I</text:span><text:span text:style-name="T7477">F</text:span><text:span text:style-name="T7478">I</text:span><text:span text:style-name="T7479">C</text:span><text:span text:style-name="T7480">A</text:span><text:span text:style-name="T7481">C</text:span><text:span text:style-name="T7482">I</text:span><text:span text:style-name="T7483">Ó</text:span><text:span text:style-name="T7484">N</text:span><text:span text:style-name="T7485"><text:s/></text:span><text:span text:style-name="T7486"><text:s/></text:span><text:span text:style-name="T7487">D</text:span><text:span text:style-name="T7488">E</text:span><text:span text:style-name="T7489"><text:s/></text:span><text:span text:style-name="T7490"><text:s/></text:span><text:span text:style-name="T7491">C</text:span><text:span text:style-name="T7492">A</text:span><text:span text:style-name="T7493">M</text:span><text:span text:style-name="T7494">B</text:span><text:span text:style-name="T7495">I</text:span><text:span text:style-name="T7496">O</text:span><text:span text:style-name="T7497"><text:s/></text:span><text:span text:style-name="T7498"><text:s/></text:span><text:span text:style-name="T7499">D</text:span><text:span text:style-name="T7500">E</text:span><text:span text:style-name="T7501"><text:s/></text:span><text:span text:style-name="T7502"><text:s/></text:span><text:span text:style-name="T7503">P</text:span><text:span text:style-name="T7504">E</text:span><text:span text:style-name="T7505">R</text:span><text:span text:style-name="T7506">M</text:span><text:span text:style-name="T7507">I</text:span><text:span text:style-name="T7508">S</text:span><text:span text:style-name="T7509">O</text:span><text:span text:style-name="T7510">S</text:span><text:span text:style-name="T7511">"</text:span></text:p>
      <text:p text:style-name="P7512"><text:span text:style-name="T7513">l</text:span><text:span text:style-name="T7514">s</text:span><text:span text:style-name="T7515"><text:s/></text:span><text:span text:style-name="T7516">-</text:span><text:span text:style-name="T7517">l</text:span><text:span text:style-name="T7518">R</text:span><text:s/><text:span text:style-name="T7519"><text:s/></text:span><text:span text:style-name="T7520">|</text:span><text:span text:style-name="T7521"><text:s/></text:span><text:span text:style-name="T7522">gre</text:span><text:span text:style-name="T7523">p</text:span><text:span text:style-name="T7524"><text:s/></text:span><text:span text:style-name="T7525">-</text:span><text:span text:style-name="T7526">w</text:span><text:s/><text:span text:style-name="T7527"><text:s/></text:span><text:span text:style-name="T7528">"</text:span><text:span text:style-name="T7529">$</text:span><text:span text:style-name="T7530">@</text:span><text:span text:style-name="T7531">"</text:span></text:p>
      <text:p text:style-name="P7532"><text:span text:style-name="T7533">}</text:span></text:p>
      <text:p text:style-name="P7534"><text:span text:style-name="T7535">tres()</text:span><text:span text:style-name="T7536">{</text:span></text:p>
      <text:p text:style-name="P7537"><text:span text:style-name="T7538">rea</text:span><text:span text:style-name="T7539">d</text:span><text:span text:style-name="T7540"><text:s/></text:span><text:span text:style-name="T7541">-</text:span><text:span text:style-name="T7542">p</text:span><text:span text:style-name="T7543"><text:s text:c="3"/></text:span><text:span text:style-name="T7544"><text:s/></text:span><text:span text:style-name="T7545">"</text:span><text:span text:style-name="T7546">I</text:span><text:span text:style-name="T7547">N</text:span><text:span text:style-name="T7548">TR</text:span><text:span text:style-name="T7549">O</text:span><text:span text:style-name="T7550">D</text:span><text:span text:style-name="T7551">U</text:span><text:span text:style-name="T7552">C</text:span><text:span text:style-name="T7553">E</text:span><text:span text:style-name="T7554"><text:s/></text:span><text:span text:style-name="T7555"><text:s/></text:span><text:span text:style-name="T7556">L</text:span><text:span text:style-name="T7557">A</text:span><text:span text:style-name="T7558"><text:s/></text:span><text:span text:style-name="T7559"><text:s/></text:span><text:span text:style-name="T7560">C</text:span><text:span text:style-name="T7561">A</text:span><text:span text:style-name="T7562">D</text:span><text:span text:style-name="T7563">E</text:span><text:span text:style-name="T7564">N</text:span><text:span text:style-name="T7565">A</text:span><text:span text:style-name="T7566"><text:s/></text:span><text:span text:style-name="T7567"><text:s/></text:span><text:span text:style-name="T7568">A</text:span><text:span text:style-name="T7569"><text:s/></text:span><text:span text:style-name="T7570"><text:s/></text:span><text:span text:style-name="T7571">B</text:span><text:span text:style-name="T7572">U</text:span><text:span text:style-name="T7573">S</text:span><text:span text:style-name="T7574">C</text:span><text:span text:style-name="T7575">A</text:span><text:span text:style-name="T7576">R</text:span><text:span text:style-name="T7577"><text:s/></text:span><text:span text:style-name="T7578"><text:s/></text:span><text:span text:style-name="T7579">E</text:span><text:span text:style-name="T7580">N</text:span><text:span text:style-name="T7581"><text:s/></text:span><text:span text:style-name="T7582"><text:s/></text:span><text:span text:style-name="T7583">E</text:span><text:span text:style-name="T7584">L</text:span><text:span text:style-name="T7585"><text:s/></text:span><text:span text:style-name="T7586"><text:s/></text:span><text:span text:style-name="T7587">F</text:span><text:span text:style-name="T7588">I</text:span><text:span text:style-name="T7589">C</text:span><text:span text:style-name="T7590">H</text:span><text:span text:style-name="T7591">E</text:span><text:span text:style-name="T7592">R</text:span><text:span text:style-name="T7593">O</text:span><text:span text:style-name="T7594"><text:s/></text:span><text:span text:style-name="T7595"><text:s/></text:span><text:span text:style-name="T7596">"</text:span><text:span text:style-name="T7597"><text:s/></text:span><text:span text:style-name="T7598"><text:s/></text:span><text:span text:style-name="T7599">c</text:span><text:span text:style-name="T7600">a</text:span><text:span text:style-name="T7601">d</text:span></text:p>
      <text:p text:style-name="P7602"><text:span text:style-name="T7603">gre</text:span><text:span text:style-name="T7604">p</text:span><text:span text:style-name="T7605"><text:s/></text:span><text:span text:style-name="T7606">-</text:span><text:span text:style-name="T7607">w</text:span><text:s text:c="2"/><text:span text:style-name="T7608">"</text:span><text:span text:style-name="T7609">$</text:span><text:span text:style-name="T7610">c</text:span><text:span text:style-name="T7611">a</text:span><text:span text:style-name="T7612">d</text:span><text:span text:style-name="T7613">"</text:span><text:span text:style-name="T7614"><text:s text:c="2"/></text:span><text:span text:style-name="T7615">$</text:span><text:span text:style-name="T7616">@</text:span><text:span text:style-name="T7617"><text:s text:c="2"/></text:span><text:span text:style-name="T7618">1&gt;</text:span><text:span text:style-name="T7619">/</text:span><text:span text:style-name="T7620">d</text:span><text:span text:style-name="T7621">e</text:span><text:span text:style-name="T7622">v</text:span><text:span text:style-name="T7623">/</text:span><text:span text:style-name="T7624">nu</text:span><text:span text:style-name="T7625">l</text:span><text:span text:style-name="T7626">l<text:s/></text:span><text:span text:style-name="T7627">if<text:s/></text:span><text:span text:style-name="T7628">[<text:s/></text:span><text:span text:style-name="T7629">$?<text:s/></text:span><text:span text:style-name="T7630">-eq<text:s/></text:span><text:span text:style-name="T7631">0<text:s/></text:span><text:span text:style-name="T7632">];then</text:span></text:p>
      <text:p text:style-name="P7633"><text:span text:style-name="T7634">ech</text:span><text:span text:style-name="T7635">o</text:span><text:span text:style-name="T7636"><text:s/></text:span><text:span text:style-name="T7637">"</text:span><text:span text:style-name="T7638">L</text:span><text:span text:style-name="T7639">A</text:span><text:span text:style-name="T7640"><text:s/></text:span><text:span text:style-name="T7641"><text:s/></text:span><text:span text:style-name="T7642">C</text:span><text:span text:style-name="T7643">A</text:span><text:span text:style-name="T7644">D</text:span><text:span text:style-name="T7645">E</text:span><text:span text:style-name="T7646">N</text:span><text:span text:style-name="T7647">A</text:span><text:span text:style-name="T7648"><text:s/></text:span><text:span text:style-name="T7649"><text:s/></text:span><text:span text:style-name="T7650">$</text:span><text:span text:style-name="T7651">c</text:span><text:span text:style-name="T7652">a</text:span><text:span text:style-name="T7653">d</text:span><text:span text:style-name="T7654"><text:s/></text:span><text:span text:style-name="T7655"><text:s/></text:span><text:span text:style-name="T7656">S</text:span><text:span text:style-name="T7657">E</text:span><text:span text:style-name="T7658"><text:s/></text:span><text:span text:style-name="T7659"><text:s/></text:span><text:span text:style-name="T7660">H</text:span><text:span text:style-name="T7661">A</text:span><text:span text:style-name="T7662"><text:s/></text:span><text:span text:style-name="T7663"><text:s/></text:span><text:span text:style-name="T7664">E</text:span><text:span text:style-name="T7665">N</text:span><text:span text:style-name="T7666">C</text:span><text:span text:style-name="T7667">O</text:span><text:span text:style-name="T7668">N</text:span><text:span text:style-name="T7669">TR</text:span><text:span text:style-name="T7670">A</text:span><text:span text:style-name="T7671">D</text:span><text:span text:style-name="T7672">O</text:span><text:span text:style-name="T7673"><text:s/></text:span><text:span text:style-name="T7674"><text:s/></text:span><text:span text:style-name="T7675">e</text:span><text:span text:style-name="T7676">n</text:span><text:span text:style-name="T7677"><text:s/></text:span><text:span text:style-name="T7678"><text:s/></text:span><text:span text:style-name="T7679">$</text:span><text:span text:style-name="T7680">@</text:span><text:span text:style-name="T7681">"</text:span></text:p>
      <text:p text:style-name="P7682"><text:span text:style-name="T7683">else</text:span></text:p>
      <text:p text:style-name="P7684"><text:span text:style-name="T7685">echo<text:s/></text:span><text:span text:style-name="T7686">"LA<text:s/></text:span><text:span text:style-name="T7687">CADENA<text:s/></text:span><text:span text:style-name="T7688">$cad<text:s/></text:span><text:span text:style-name="T7689">NO SE HA ENCONTRADO EN<text:s/></text:span><text:span text:style-name="T7690">$@<text:s/></text:span><text:span text:style-name="T7691">"</text:span></text:p>
      <text:p text:style-name="P7692"><text:span text:style-name="T7693">fi</text:span></text:p>
      <text:p text:style-name="P7694"/>
      <text:p text:style-name="P7695"><text:span text:style-name="T7696">}</text:span></text:p>
      <text:p text:style-name="P7697"/>
      <text:p text:style-name="Textoindependiente"><text:span text:style-name="T7698">#</text:span><text:span text:style-name="T7699">P</text:span><text:span text:style-name="T7700">R</text:span><text:span text:style-name="T7701">OG</text:span><text:span text:style-name="T7702">R</text:span><text:span text:style-name="T7703">A</text:span><text:span text:style-name="T7704">M</text:span><text:span text:style-name="T7705">A</text:span><text:span text:style-name="T7706"><text:s/></text:span><text:span text:style-name="T7707"><text:s/></text:span><text:span text:style-name="T7708">P</text:span><text:span text:style-name="T7709">R</text:span><text:span text:style-name="T7710">I</text:span><text:span text:style-name="T7711">N</text:span><text:span text:style-name="T7712">C</text:span><text:span text:style-name="T7713">I</text:span><text:span text:style-name="T7714">P</text:span><text:span text:style-name="T7715">A</text:span><text:span text:style-name="T7716">L</text:span></text:p>
      <text:p text:style-name="P7717"><text:span text:style-name="T7718">#</text:span><text:span text:style-name="T7719">c</text:span><text:span text:style-name="T7720">o</text:span><text:span text:style-name="T7721">m</text:span><text:span text:style-name="T7722">p</text:span><text:span text:style-name="T7723">r</text:span><text:span text:style-name="T7724">o</text:span><text:span text:style-name="T7725">b</text:span><text:span text:style-name="T7726">a</text:span><text:span text:style-name="T7727">c</text:span><text:span text:style-name="T7728">i</text:span><text:span text:style-name="T7729">ó</text:span><text:span text:style-name="T7730">n</text:span><text:span text:style-name="T7731"><text:s/></text:span><text:span text:style-name="T7732"><text:s/></text:span><text:span text:style-name="T7733">d</text:span><text:span text:style-name="T7734">e</text:span><text:span text:style-name="T7735"><text:s/></text:span><text:span text:style-name="T7736"><text:s/></text:span><text:span text:style-name="T7737">p</text:span><text:span text:style-name="T7738">a</text:span><text:span text:style-name="T7739">r</text:span><text:span text:style-name="T7740">á</text:span><text:span text:style-name="T7741">m</text:span><text:span text:style-name="T7742">e</text:span><text:span text:style-name="T7743">t</text:span><text:span text:style-name="T7744">r</text:span><text:span text:style-name="T7745">o</text:span></text:p>
      <text:p text:style-name="P7746"><text:span text:style-name="T7747">if [<text:s/></text:span><text:span text:style-name="T7748">$#<text:s/></text:span><text:span text:style-name="T7749">-eq<text:s/></text:span><text:span text:style-name="T7750">1<text:s/></text:span><text:span text:style-name="T7751">];then</text:span></text:p>
      <text:p text:style-name="P7752"><text:span text:style-name="T7753">if</text:span><text:span text:style-name="T7754"><text:s/></text:span><text:span text:style-name="T7755">[</text:span><text:span text:style-name="T7756"><text:s/></text:span><text:span text:style-name="T7757">-f<text:s/></text:span><text:span text:style-name="T7758">$@<text:s/></text:span><text:span text:style-name="T7759">];then</text:span><text:span text:style-name="T7760"><text:s/></text:span><text:span text:style-name="T7761">#sólo funciona<text:s/></text:span><text:span text:style-name="T7762">para<text:s/></text:span><text:span text:style-name="T7763">ficheros<text:s/></text:span><text:span text:style-name="T7764">del<text:s/></text:span><text:span text:style-name="T7765">directorio<text:s/></text:span><text:span text:style-name="T7766">actual<text:s/></text:span><text:span text:style-name="T7767">#</text:span><text:span text:style-name="T7768">ll</text:span><text:span text:style-name="T7769">a</text:span><text:span text:style-name="T7770">m</text:span><text:span text:style-name="T7771">a</text:span><text:span text:style-name="T7772">d</text:span><text:span text:style-name="T7773">a</text:span><text:span text:style-name="T7774"><text:s text:c="2"/></text:span><text:span text:style-name="T7775">a</text:span><text:span text:style-name="T7776"><text:s text:c="2"/></text:span><text:span text:style-name="T7777">m</text:span><text:span text:style-name="T7778">en</text:span><text:span text:style-name="T7779">ú</text:span><text:span text:style-name="T7780"><text:s text:c="2"/></text:span><text:span text:style-name="T7781">m</text:span><text:span text:style-name="T7782">i</text:span><text:span text:style-name="T7783">en</text:span><text:span text:style-name="T7784">t</text:span><text:span text:style-name="T7785">r</text:span><text:span text:style-name="T7786">a</text:span><text:span text:style-name="T7787">s</text:span><text:span text:style-name="T7788"><text:s text:c="2"/></text:span><text:span text:style-name="T7789">i</text:span><text:span text:style-name="T7790">n</text:span><text:span text:style-name="T7791">t</text:span><text:span text:style-name="T7792">r</text:span><text:span text:style-name="T7793">o</text:span><text:span text:style-name="T7794">d</text:span><text:span text:style-name="T7795">u</text:span><text:span text:style-name="T7796">z</text:span><text:span text:style-name="T7797">c</text:span><text:span text:style-name="T7798">a</text:span><text:span text:style-name="T7799"><text:s text:c="2"/></text:span><text:span text:style-name="T7800">u</text:span><text:span text:style-name="T7801">n</text:span><text:span text:style-name="T7802"><text:s text:c="2"/></text:span><text:span text:style-name="T7803">o</text:span><text:span text:style-name="T7804">p</text:span><text:span text:style-name="T7805">c</text:span><text:span text:style-name="T7806">i</text:span><text:span text:style-name="T7807">ó</text:span><text:span text:style-name="T7808">n</text:span><text:span text:style-name="T7809"><text:s text:c="2"/></text:span><text:span text:style-name="T7810">v</text:span><text:span text:style-name="T7811">á</text:span><text:span text:style-name="T7812">l</text:span><text:span text:style-name="T7813">i</text:span><text:span text:style-name="T7814">d</text:span><text:span text:style-name="T7815">a</text:span></text:p>
      <text:p text:style-name="P7816"><text:span text:style-name="T7817">while true;do</text:span></text:p>
      <text:p text:style-name="P7818">menu</text:p>
      <text:p text:style-name="P7819"><text:span text:style-name="T7820">rea</text:span><text:span text:style-name="T7821">d</text:span><text:span text:style-name="T7822"><text:s/></text:span><text:span text:style-name="T7823">-</text:span><text:span text:style-name="T7824">p</text:span><text:span text:style-name="T7825"><text:s/></text:span><text:span text:style-name="T7826"><text:s/></text:span><text:span text:style-name="T7827">"</text:span><text:span text:style-name="T7828">I</text:span><text:span text:style-name="T7829">n</text:span><text:span text:style-name="T7830">t</text:span><text:span text:style-name="T7831">r</text:span><text:span text:style-name="T7832">o</text:span><text:span text:style-name="T7833">d</text:span><text:span text:style-name="T7834">u</text:span><text:span text:style-name="T7835">c</text:span><text:span text:style-name="T7836">e</text:span><text:span text:style-name="T7837"><text:s/></text:span><text:span text:style-name="T7838"><text:s/></text:span><text:span text:style-name="T7839">u</text:span><text:span text:style-name="T7840">n</text:span><text:span text:style-name="T7841"><text:s/></text:span><text:span text:style-name="T7842"><text:s/></text:span><text:span text:style-name="T7843">o</text:span><text:span text:style-name="T7844">p</text:span><text:span text:style-name="T7845">c</text:span><text:span text:style-name="T7846">i</text:span><text:span text:style-name="T7847">ó</text:span><text:span text:style-name="T7848">n</text:span><text:span text:style-name="T7849"><text:s/></text:span><text:span text:style-name="T7850"><text:s/></text:span><text:span text:style-name="T7851">d</text:span><text:span text:style-name="T7852">e</text:span><text:span text:style-name="T7853">l</text:span><text:span text:style-name="T7854"><text:s/></text:span><text:span text:style-name="T7855"><text:s/></text:span><text:span text:style-name="T7856">m</text:span><text:span text:style-name="T7857">en</text:span><text:span text:style-name="T7858">ú</text:span><text:span text:style-name="T7859"><text:s/></text:span><text:span text:style-name="T7860"><text:s/></text:span><text:span text:style-name="T7861">"</text:span><text:span text:style-name="T7862"><text:s/></text:span><text:span text:style-name="T7863"><text:s/></text:span><text:span text:style-name="T7864">o</text:span><text:span text:style-name="T7865">p</text:span><text:span text:style-name="T7866">c</text:span></text:p>
      <text:p text:style-name="P7867"><text:span text:style-name="T7868">case<text:s/></text:span><text:span text:style-name="T7869">$opc<text:s/></text:span><text:span text:style-name="T7870">in<text:s/></text:span><text:span text:style-name="T7871">1)</text:span><text:span text:style-name="T7872">clear;</text:span><text:span text:style-name="T7873">uno<text:s/></text:span><text:span text:style-name="T7874">$@</text:span><text:span text:style-name="T7875">;;<text:s/></text:span><text:span text:style-name="T7876">2)</text:span><text:span text:style-name="T7877">clear;</text:span><text:span text:style-name="T7878">dos<text:s/></text:span><text:span text:style-name="T7879">$@</text:span><text:span text:style-name="T7880">;;<text:s/></text:span><text:span text:style-name="T7881">3)</text:span><text:span text:style-name="T7882">clear;</text:span><text:span text:style-name="T7883">tres<text:s/></text:span><text:span text:style-name="T7884">$@</text:span><text:span text:style-name="T7885">;;<text:s/></text:span><text:span text:style-name="T7886">4)</text:span><text:span text:style-name="T7887">exit;;</text:span></text:p>
      <text:p text:style-name="P7888"><text:span text:style-name="T7889">*)</text:span><text:span text:style-name="T7890">ech</text:span><text:span text:style-name="T7891">o</text:span><text:span text:style-name="T7892"><text:s/></text:span><text:span text:style-name="T7893">"</text:span><text:span text:style-name="T7894">H</text:span><text:span text:style-name="T7895">a</text:span><text:span text:style-name="T7896"><text:s text:c="2"/></text:span><text:span text:style-name="T7897">i</text:span><text:span text:style-name="T7898">n</text:span><text:span text:style-name="T7899">t</text:span><text:span text:style-name="T7900">r</text:span><text:span text:style-name="T7901">o</text:span><text:span text:style-name="T7902">d</text:span><text:span text:style-name="T7903">u</text:span><text:span text:style-name="T7904">c</text:span><text:span text:style-name="T7905">i</text:span><text:span text:style-name="T7906">d</text:span><text:span text:style-name="T7907">o</text:span><text:span text:style-name="T7908"><text:s text:c="2"/></text:span><text:span text:style-name="T7909">u</text:span><text:span text:style-name="T7910">n</text:span><text:span text:style-name="T7911"><text:s text:c="2"/></text:span><text:span text:style-name="T7912">o</text:span><text:span text:style-name="T7913">p</text:span><text:span text:style-name="T7914">c</text:span><text:span text:style-name="T7915">i</text:span><text:span text:style-name="T7916">ó</text:span><text:span text:style-name="T7917">n</text:span><text:span text:style-name="T7918"><text:s text:c="2"/></text:span><text:span text:style-name="T7919">n</text:span><text:span text:style-name="T7920">o</text:span><text:span text:style-name="T7921"><text:s text:c="2"/></text:span><text:span text:style-name="T7922">v</text:span><text:span text:style-name="T7923">á</text:span><text:span text:style-name="T7924">l</text:span><text:span text:style-name="T7925">i</text:span><text:span text:style-name="T7926">d</text:span><text:span text:style-name="T7927">a</text:span><text:span text:style-name="T7928">"</text:span><text:span text:style-name="T7929">;brea</text:span><text:span text:style-name="T7930">k<text:s/></text:span><text:span text:style-name="T7931">esac</text:span></text:p>
      <text:p text:style-name="P7932"><text:span text:style-name="T7933">done else</text:span></text:p>
      <text:p text:style-name="P7934"><text:span text:style-name="T7935">ech</text:span><text:span text:style-name="T7936">o</text:span><text:span text:style-name="T7937"><text:s/></text:span><text:span text:style-name="T7938">"</text:span><text:span text:style-name="T7939">E</text:span><text:span text:style-name="T7940">l</text:span><text:span text:style-name="T7941"><text:s/></text:span><text:span text:style-name="T7942"><text:s/></text:span><text:span text:style-name="T7943">p</text:span><text:span text:style-name="T7944">a</text:span><text:span text:style-name="T7945">r</text:span><text:span text:style-name="T7946">á</text:span><text:span text:style-name="T7947">m</text:span><text:span text:style-name="T7948">e</text:span><text:span text:style-name="T7949">t</text:span><text:span text:style-name="T7950">r</text:span><text:span text:style-name="T7951">o</text:span><text:span text:style-name="T7952"><text:s/></text:span><text:span text:style-name="T7953"><text:s/></text:span><text:span text:style-name="T7954">$</text:span><text:span text:style-name="T7955">@</text:span><text:span text:style-name="T7956"><text:s/></text:span><text:span text:style-name="T7957"><text:s/></text:span><text:span text:style-name="T7958">n</text:span><text:span text:style-name="T7959">o</text:span><text:span text:style-name="T7960"><text:s/></text:span><text:span text:style-name="T7961"><text:s/></text:span><text:span text:style-name="T7962">e</text:span><text:span text:style-name="T7963">s</text:span><text:span text:style-name="T7964"><text:s/></text:span><text:span text:style-name="T7965"><text:s/></text:span><text:span text:style-name="T7966">f</text:span><text:span text:style-name="T7967">i</text:span><text:span text:style-name="T7968">c</text:span><text:span text:style-name="T7969">he</text:span><text:span text:style-name="T7970">r</text:span><text:span text:style-name="T7971">o</text:span><text:span text:style-name="T7972">"</text:span></text:p>
      <text:p text:style-name="P7973"><text:span text:style-name="T7974">fi else</text:span></text:p>
      <text:p text:style-name="P7975"><text:span text:style-name="T7976">ech</text:span><text:span text:style-name="T7977">o</text:span><text:span text:style-name="T7978"><text:s/></text:span><text:span text:style-name="T7979">"</text:span><text:span text:style-name="T7980">D</text:span><text:span text:style-name="T7981">e</text:span><text:span text:style-name="T7982">b</text:span><text:span text:style-name="T7983">e</text:span><text:span text:style-name="T7984"><text:s/></text:span><text:span text:style-name="T7985"><text:s/></text:span><text:span text:style-name="T7986">i</text:span><text:span text:style-name="T7987">n</text:span><text:span text:style-name="T7988">t</text:span><text:span text:style-name="T7989">r</text:span><text:span text:style-name="T7990">o</text:span><text:span text:style-name="T7991">d</text:span><text:span text:style-name="T7992">u</text:span><text:span text:style-name="T7993">c</text:span><text:span text:style-name="T7994">i</text:span><text:span text:style-name="T7995">r</text:span><text:span text:style-name="T7996"><text:s/></text:span><text:span text:style-name="T7997"><text:s/></text:span><text:span text:style-name="T7998">u</text:span><text:span text:style-name="T7999">n</text:span><text:span text:style-name="T8000"><text:s/></text:span><text:span text:style-name="T8001"><text:s/></text:span><text:span text:style-name="T8002">p</text:span><text:span text:style-name="T8003">a</text:span><text:span text:style-name="T8004">r</text:span><text:span text:style-name="T8005">á</text:span><text:span text:style-name="T8006">m</text:span><text:span text:style-name="T8007">e</text:span><text:span text:style-name="T8008">t</text:span><text:span text:style-name="T8009">r</text:span><text:span text:style-name="T8010">o</text:span><text:span text:style-name="T8011">"</text:span></text:p>
      <text:p text:style-name="P8012"><text:span text:style-name="T8013">fi</text:span></text:p>
      <text:p text:style-name="Standard"/>
      <text:soft-page-break/>
      <text:list text:style-name="LFO1" text:continue-numbering="true">
        <text:list-item>
          <text:p text:style-name="P8014">RECIBE 3 PARÁMETROS: fichero donde se guarda el informe, tipo de ficheros a incluir en informe, directorio donde<text:s/>están los ficheros</text:p>
        </text:list-item>
      </text:list>
      <text:p text:style-name="P8015">#El informe deberá contener la siguiente información:</text:p>
      <text:p text:style-name="P8016">#La fecha y la hora actual.<text:s/>El directorio que contiene los ficheros del informe. Listado de los ficheros del directorio del tipo indicado como parámetro.</text:p>
      <text:p text:style-name="P8017">#Una línea en blanco</text:p>
      <text:p text:style-name="P8018">#Informe<text:s/>realizado por “el nombre del usuario que ejecuta el script"</text:p>
      <text:p text:style-name="P8019">#Se presentarán en pantalla los posibles errores relativos a: los parámetros pasados o a la falta de ellos. Si el fichero informe ya existe, se advertirá al usuario y se le dará la opción de</text:p>
      <text:p text:style-name="P8020">poder<text:s/>sobrescribirlo o abandonar la ejecución del script. Si se ha de sobrescribir el fichero, deben tenerse en cuenta las<text:s/>posibles trabas, e informar de ellas. Si realmente no se puede modificar el fichero ya existente (p.e.: está en un CD ROM). Si no pudiera crearse el fichero.</text:p>
      <text:p text:style-name="P8021"/>
      <text:p text:style-name="Textoindependiente"><text:span text:style-name="T8022">#!/bin/bash</text:span></text:p>
      <text:p text:style-name="P8023"><text:span text:style-name="T8024">#</text:span><text:span text:style-name="T8025">I</text:span><text:span text:style-name="T8026">N</text:span><text:span text:style-name="T8027">F</text:span><text:span text:style-name="T8028">O</text:span><text:span text:style-name="T8029">R</text:span><text:span text:style-name="T8030">M</text:span><text:span text:style-name="T8031">E</text:span><text:span text:style-name="T8032"><text:s/></text:span><text:span text:style-name="T8033"><text:s/></text:span><text:span text:style-name="T8034">D</text:span><text:span text:style-name="T8035">E</text:span><text:span text:style-name="T8036"><text:s/></text:span><text:span text:style-name="T8037"><text:s/></text:span><text:span text:style-name="T8038">F</text:span><text:span text:style-name="T8039">I</text:span><text:span text:style-name="T8040">C</text:span><text:span text:style-name="T8041">H</text:span><text:span text:style-name="T8042">E</text:span><text:span text:style-name="T8043">R</text:span><text:span text:style-name="T8044">O</text:span><text:span text:style-name="T8045">S</text:span><text:span text:style-name="T8046"><text:s/></text:span><text:span text:style-name="T8047"><text:s/></text:span><text:span text:style-name="T8048">D</text:span><text:span text:style-name="T8049">E</text:span><text:span text:style-name="T8050"><text:s/></text:span><text:span text:style-name="T8051"><text:s/></text:span><text:span text:style-name="T8052">U</text:span><text:span text:style-name="T8053">N</text:span><text:span text:style-name="T8054"><text:s/></text:span><text:span text:style-name="T8055"><text:s/></text:span><text:span text:style-name="T8056">D</text:span><text:span text:style-name="T8057">I</text:span><text:span text:style-name="T8058">R</text:span><text:span text:style-name="T8059">E</text:span><text:span text:style-name="T8060">C</text:span><text:span text:style-name="T8061">T</text:span><text:span text:style-name="T8062">O</text:span><text:span text:style-name="T8063">R</text:span><text:span text:style-name="T8064">I</text:span><text:span text:style-name="T8065">O</text:span><text:span text:style-name="T8066"><text:s/></text:span><text:span text:style-name="T8067"><text:s/></text:span><text:span text:style-name="T8068">P</text:span><text:span text:style-name="T8069">A</text:span><text:span text:style-name="T8070">S</text:span><text:span text:style-name="T8071">A</text:span><text:span text:style-name="T8072">D</text:span><text:span text:style-name="T8073">O</text:span></text:p>
      <text:p text:style-name="P8074"><text:span text:style-name="T8075">#</text:span><text:span text:style-name="T8076">R</text:span><text:span text:style-name="T8077">E</text:span><text:span text:style-name="T8078">C</text:span><text:span text:style-name="T8079">I</text:span><text:span text:style-name="T8080">B</text:span><text:span text:style-name="T8081">E</text:span><text:span text:style-name="T8082"><text:s/></text:span><text:span text:style-name="T8083"><text:s/></text:span><text:span text:style-name="T8084">3</text:span><text:span text:style-name="T8085"><text:s/></text:span><text:span text:style-name="T8086"><text:s/></text:span><text:span text:style-name="T8087">P</text:span><text:span text:style-name="T8088">A</text:span><text:span text:style-name="T8089">R</text:span><text:span text:style-name="T8090">Á</text:span><text:span text:style-name="T8091">M</text:span><text:span text:style-name="T8092">E</text:span><text:span text:style-name="T8093">TR</text:span><text:span text:style-name="T8094">O</text:span><text:span text:style-name="T8095">S</text:span><text:span text:style-name="T8096">:</text:span><text:span text:style-name="T8097"><text:s/></text:span><text:span text:style-name="T8098"><text:s/></text:span><text:span text:style-name="T8099">f</text:span><text:span text:style-name="T8100">i</text:span><text:span text:style-name="T8101">c</text:span><text:span text:style-name="T8102">he</text:span><text:span text:style-name="T8103">r</text:span><text:span text:style-name="T8104">o</text:span><text:span text:style-name="T8105"><text:s/></text:span><text:span text:style-name="T8106"><text:s/></text:span><text:span text:style-name="T8107">d</text:span><text:span text:style-name="T8108">o</text:span><text:span text:style-name="T8109">n</text:span><text:span text:style-name="T8110">d</text:span><text:span text:style-name="T8111">e</text:span><text:span text:style-name="T8112"><text:s/></text:span><text:span text:style-name="T8113"><text:s/></text:span><text:span text:style-name="T8114">s</text:span><text:span text:style-name="T8115">e</text:span><text:span text:style-name="T8116"><text:s/></text:span><text:span text:style-name="T8117"><text:s/></text:span><text:span text:style-name="T8118">g</text:span><text:span text:style-name="T8119">u</text:span><text:span text:style-name="T8120">a</text:span><text:span text:style-name="T8121">r</text:span><text:span text:style-name="T8122">d</text:span><text:span text:style-name="T8123">a</text:span><text:span text:style-name="T8124"><text:s/></text:span><text:span text:style-name="T8125"><text:s/></text:span><text:span text:style-name="T8126">e</text:span><text:span text:style-name="T8127">l</text:span><text:span text:style-name="T8128"><text:s/></text:span><text:span text:style-name="T8129"><text:s/></text:span><text:span text:style-name="T8130">i</text:span><text:span text:style-name="T8131">n</text:span><text:span text:style-name="T8132">f</text:span><text:span text:style-name="T8133">o</text:span><text:span text:style-name="T8134">r</text:span><text:span text:style-name="T8135">m</text:span><text:span text:style-name="T8136">e</text:span><text:span text:style-name="T8137">,</text:span><text:span text:style-name="T8138"><text:s/></text:span><text:span text:style-name="T8139"><text:s/></text:span><text:span text:style-name="T8140">t</text:span><text:span text:style-name="T8141">i</text:span><text:span text:style-name="T8142">p</text:span><text:span text:style-name="T8143">o</text:span><text:span text:style-name="T8144"><text:s/></text:span><text:span text:style-name="T8145"><text:s/></text:span><text:span text:style-name="T8146">d</text:span><text:span text:style-name="T8147">e</text:span><text:span text:style-name="T8148"><text:s/></text:span><text:span text:style-name="T8149"><text:s/></text:span><text:span text:style-name="T8150">f</text:span><text:span text:style-name="T8151">i</text:span><text:span text:style-name="T8152">c</text:span><text:span text:style-name="T8153">he</text:span><text:span text:style-name="T8154">r</text:span><text:span text:style-name="T8155">o</text:span><text:span text:style-name="T8156">s</text:span><text:span text:style-name="T8157"><text:s/></text:span><text:span text:style-name="T8158"><text:s/></text:span><text:span text:style-name="T8159">a</text:span><text:span text:style-name="T8160"><text:s/></text:span><text:span text:style-name="T8161"><text:s/></text:span><text:span text:style-name="T8162">i</text:span><text:span text:style-name="T8163">n</text:span><text:span text:style-name="T8164">c</text:span><text:span text:style-name="T8165">l</text:span><text:span text:style-name="T8166">u</text:span><text:span text:style-name="T8167">i</text:span><text:span text:style-name="T8168">r</text:span><text:span text:style-name="T8169"><text:s/></text:span><text:span text:style-name="T8170"><text:s/></text:span><text:span text:style-name="T8171">e</text:span><text:span text:style-name="T8172">n<text:s/></text:span><text:span text:style-name="T8173">i</text:span><text:span text:style-name="T8174">n</text:span><text:span text:style-name="T8175">f</text:span><text:span text:style-name="T8176">o</text:span><text:span text:style-name="T8177">r</text:span><text:span text:style-name="T8178">m</text:span><text:span text:style-name="T8179">e</text:span><text:span text:style-name="T8180">,</text:span><text:span text:style-name="T8181"><text:s/></text:span><text:span text:style-name="T8182"><text:s/></text:span><text:span text:style-name="T8183">d</text:span><text:span text:style-name="T8184">i</text:span><text:span text:style-name="T8185">r</text:span><text:span text:style-name="T8186">e</text:span><text:span text:style-name="T8187">c</text:span><text:span text:style-name="T8188">t</text:span><text:span text:style-name="T8189">o</text:span><text:span text:style-name="T8190">r</text:span><text:span text:style-name="T8191">i</text:span><text:span text:style-name="T8192">o</text:span><text:span text:style-name="T8193"><text:s/></text:span><text:span text:style-name="T8194"><text:s/></text:span><text:span text:style-name="T8195">d</text:span><text:span text:style-name="T8196">o</text:span><text:span text:style-name="T8197">n</text:span><text:span text:style-name="T8198">d</text:span><text:span text:style-name="T8199">e</text:span><text:span text:style-name="T8200"><text:s/></text:span><text:span text:style-name="T8201"><text:s/></text:span><text:span text:style-name="T8202">e</text:span><text:span text:style-name="T8203">s</text:span><text:span text:style-name="T8204">t</text:span><text:span text:style-name="T8205">á</text:span><text:span text:style-name="T8206">n</text:span><text:span text:style-name="T8207"><text:s/></text:span><text:span text:style-name="T8208"><text:s/></text:span><text:span text:style-name="T8209">l</text:span><text:span text:style-name="T8210">o</text:span><text:span text:style-name="T8211">s</text:span><text:span text:style-name="T8212"><text:s/></text:span><text:span text:style-name="T8213"><text:s/></text:span><text:span text:style-name="T8214">f</text:span><text:span text:style-name="T8215">i</text:span><text:span text:style-name="T8216">c</text:span><text:span text:style-name="T8217">he</text:span><text:span text:style-name="T8218">r</text:span><text:span text:style-name="T8219">o</text:span><text:span text:style-name="T8220">s</text:span></text:p>
      <text:p text:style-name="P8221"><text:span text:style-name="T8222">#</text:span><text:span text:style-name="T8223">E</text:span><text:span text:style-name="T8224">l</text:span><text:span text:style-name="T8225"><text:s/></text:span><text:span text:style-name="T8226"><text:s/></text:span><text:span text:style-name="T8227">i</text:span><text:span text:style-name="T8228">n</text:span><text:span text:style-name="T8229">f</text:span><text:span text:style-name="T8230">o</text:span><text:span text:style-name="T8231">r</text:span><text:span text:style-name="T8232">m</text:span><text:span text:style-name="T8233">e</text:span><text:span text:style-name="T8234"><text:s/></text:span><text:span text:style-name="T8235"><text:s/></text:span><text:span text:style-name="T8236">d</text:span><text:span text:style-name="T8237">e</text:span><text:span text:style-name="T8238">b</text:span><text:span text:style-name="T8239">e</text:span><text:span text:style-name="T8240">r</text:span><text:span text:style-name="T8241">á</text:span><text:span text:style-name="T8242"><text:s/></text:span><text:span text:style-name="T8243"><text:s/></text:span><text:span text:style-name="T8244">c</text:span><text:span text:style-name="T8245">o</text:span><text:span text:style-name="T8246">n</text:span><text:span text:style-name="T8247">t</text:span><text:span text:style-name="T8248">ene</text:span><text:span text:style-name="T8249">r</text:span><text:span text:style-name="T8250"><text:s/></text:span><text:span text:style-name="T8251"><text:s/></text:span><text:span text:style-name="T8252">l</text:span><text:span text:style-name="T8253">a</text:span><text:span text:style-name="T8254"><text:s/></text:span><text:span text:style-name="T8255"><text:s/></text:span><text:span text:style-name="T8256">s</text:span><text:span text:style-name="T8257">i</text:span><text:span text:style-name="T8258">g</text:span><text:span text:style-name="T8259">u</text:span><text:span text:style-name="T8260">i</text:span><text:span text:style-name="T8261">en</text:span><text:span text:style-name="T8262">t</text:span><text:span text:style-name="T8263">e</text:span><text:span text:style-name="T8264"><text:s/></text:span><text:span text:style-name="T8265"><text:s/></text:span><text:span text:style-name="T8266">i</text:span><text:span text:style-name="T8267">n</text:span><text:span text:style-name="T8268">f</text:span><text:span text:style-name="T8269">o</text:span><text:span text:style-name="T8270">r</text:span><text:span text:style-name="T8271">m</text:span><text:span text:style-name="T8272">a</text:span><text:span text:style-name="T8273">c</text:span><text:span text:style-name="T8274">i</text:span><text:span text:style-name="T8275">ó</text:span><text:span text:style-name="T8276">n</text:span><text:span text:style-name="T8277"><text:s/></text:span><text:span text:style-name="T8278"><text:s/></text:span><text:span text:style-name="T8279">y</text:span><text:span text:style-name="T8280"><text:s/></text:span><text:span text:style-name="T8281"><text:s/></text:span><text:span text:style-name="T8282">e</text:span><text:span text:style-name="T8283">s</text:span><text:span text:style-name="T8284">t</text:span><text:span text:style-name="T8285">r</text:span><text:span text:style-name="T8286">u</text:span><text:span text:style-name="T8287">c</text:span><text:span text:style-name="T8288">t</text:span><text:span text:style-name="T8289">u</text:span><text:span text:style-name="T8290">r</text:span><text:span text:style-name="T8291">a</text:span><text:span text:style-name="T8292"><text:s/></text:span><text:span text:style-name="T8293"><text:s/></text:span><text:span text:style-name="T8294">(</text:span><text:span text:style-name="T8295">p</text:span><text:span text:style-name="T8296">o</text:span><text:span text:style-name="T8297">r</text:span><text:span text:style-name="T8298"><text:s/></text:span><text:span text:style-name="T8299"><text:s/></text:span><text:span text:style-name="T8300">l</text:span><text:span text:style-name="T8301">í</text:span><text:span text:style-name="T8302">ne</text:span><text:span text:style-name="T8303">a</text:span><text:span text:style-name="T8304">s</text:span><text:span text:style-name="T8305">)</text:span><text:span text:style-name="T8306">:<text:s/></text:span><text:span text:style-name="T8307">#</text:span><text:span text:style-name="T8308">L</text:span><text:span text:style-name="T8309">a</text:span><text:span text:style-name="T8310"><text:s/></text:span><text:span text:style-name="T8311"><text:s/></text:span><text:span text:style-name="T8312">f</text:span><text:span text:style-name="T8313">e</text:span><text:span text:style-name="T8314">c</text:span><text:span text:style-name="T8315">h</text:span><text:span text:style-name="T8316">a</text:span><text:span text:style-name="T8317"><text:s/></text:span><text:span text:style-name="T8318"><text:s/></text:span><text:span text:style-name="T8319">y</text:span><text:span text:style-name="T8320"><text:s/></text:span><text:span text:style-name="T8321"><text:s/></text:span><text:span text:style-name="T8322">l</text:span><text:span text:style-name="T8323">a</text:span><text:span text:style-name="T8324"><text:s/></text:span><text:span text:style-name="T8325"><text:s/></text:span><text:span text:style-name="T8326">h</text:span><text:span text:style-name="T8327">o</text:span><text:span text:style-name="T8328">r</text:span><text:span text:style-name="T8329">a</text:span><text:span text:style-name="T8330"><text:s/></text:span><text:span text:style-name="T8331"><text:s/></text:span><text:span text:style-name="T8332">a</text:span><text:span text:style-name="T8333">c</text:span><text:span text:style-name="T8334">t</text:span><text:span text:style-name="T8335">u</text:span><text:span text:style-name="T8336">a</text:span><text:span text:style-name="T8337">l</text:span><text:span text:style-name="T8338">,</text:span><text:span text:style-name="T8339"><text:s/></text:span><text:span text:style-name="T8340"><text:s/></text:span><text:span text:style-name="T8341">(</text:span><text:span text:style-name="T8342">l</text:span><text:span text:style-name="T8343">a</text:span><text:span text:style-name="T8344"><text:s/></text:span><text:span text:style-name="T8345"><text:s/></text:span><text:span text:style-name="T8346">d</text:span><text:span text:style-name="T8347">e</text:span><text:span text:style-name="T8348"><text:s/></text:span><text:span text:style-name="T8349"><text:s/></text:span><text:span text:style-name="T8350">g</text:span><text:span text:style-name="T8351">ene</text:span><text:span text:style-name="T8352">r</text:span><text:span text:style-name="T8353">a</text:span><text:span text:style-name="T8354">c</text:span><text:span text:style-name="T8355">i</text:span><text:span text:style-name="T8356">ó</text:span><text:span text:style-name="T8357">n</text:span><text:span text:style-name="T8358"><text:s/></text:span><text:span text:style-name="T8359"><text:s/></text:span><text:span text:style-name="T8360">d</text:span><text:span text:style-name="T8361">e</text:span><text:span text:style-name="T8362">l</text:span><text:span text:style-name="T8363"><text:s/></text:span><text:span text:style-name="T8364"><text:s/></text:span><text:span text:style-name="T8365">i</text:span><text:span text:style-name="T8366">n</text:span><text:span text:style-name="T8367">f</text:span><text:span text:style-name="T8368">o</text:span><text:span text:style-name="T8369">r</text:span><text:span text:style-name="T8370">m</text:span><text:span text:style-name="T8371">e</text:span><text:span text:style-name="T8372">)</text:span><text:span text:style-name="T8373">.</text:span></text:p>
      <text:p text:style-name="P8374"><text:span text:style-name="T8375">#</text:span><text:span text:style-name="T8376">E</text:span><text:span text:style-name="T8377">l</text:span><text:span text:style-name="T8378"><text:s/></text:span><text:span text:style-name="T8379"><text:s/></text:span><text:span text:style-name="T8380">d</text:span><text:span text:style-name="T8381">i</text:span><text:span text:style-name="T8382">r</text:span><text:span text:style-name="T8383">e</text:span><text:span text:style-name="T8384"><text:s/></text:span><text:span text:style-name="T8385">c</text:span><text:span text:style-name="T8386">t</text:span><text:span text:style-name="T8387">o</text:span><text:span text:style-name="T8388">r</text:span><text:span text:style-name="T8389">i</text:span><text:span text:style-name="T8390">o</text:span><text:span text:style-name="T8391"><text:s/></text:span><text:span text:style-name="T8392"><text:s/></text:span><text:span text:style-name="T8393">q</text:span><text:span text:style-name="T8394">u</text:span><text:span text:style-name="T8395">e</text:span><text:span text:style-name="T8396"><text:s/></text:span><text:span text:style-name="T8397"><text:s/></text:span><text:span text:style-name="T8398">c</text:span><text:span text:style-name="T8399">o</text:span><text:span text:style-name="T8400">n</text:span><text:span text:style-name="T8401">t</text:span><text:span text:style-name="T8402">i</text:span><text:span text:style-name="T8403">en</text:span><text:span text:style-name="T8404">e</text:span><text:span text:style-name="T8405"><text:s/></text:span><text:span text:style-name="T8406"><text:s/></text:span><text:span text:style-name="T8407">l</text:span><text:span text:style-name="T8408">o</text:span><text:span text:style-name="T8409">s</text:span><text:span text:style-name="T8410"><text:s/></text:span><text:span text:style-name="T8411"><text:s/></text:span><text:span text:style-name="T8412">f</text:span><text:span text:style-name="T8413">i</text:span><text:span text:style-name="T8414">c</text:span><text:span text:style-name="T8415">he</text:span><text:span text:style-name="T8416">r</text:span><text:span text:style-name="T8417">o</text:span><text:span text:style-name="T8418">s</text:span><text:span text:style-name="T8419"><text:s/></text:span><text:span text:style-name="T8420"><text:s/></text:span><text:span text:style-name="T8421">d</text:span><text:span text:style-name="T8422">e</text:span><text:span text:style-name="T8423">l</text:span><text:span text:style-name="T8424"><text:s/></text:span><text:span text:style-name="T8425"><text:s/></text:span><text:span text:style-name="T8426">i</text:span><text:span text:style-name="T8427">n</text:span><text:span text:style-name="T8428">f</text:span><text:span text:style-name="T8429">o</text:span><text:span text:style-name="T8430">r</text:span><text:span text:style-name="T8431">m</text:span><text:span text:style-name="T8432">e</text:span><text:span text:style-name="T8433">.</text:span></text:p>
      <text:p text:style-name="P8434"><text:span text:style-name="T8435">#listado<text:s/></text:span><text:span text:style-name="T8436">de<text:s/></text:span><text:span text:style-name="T8437">los<text:s/></text:span><text:span text:style-name="T8438">ficheros<text:s/></text:span><text:span text:style-name="T8439">del<text:s/></text:span><text:span text:style-name="T8440">tipo<text:s/></text:span><text:span text:style-name="T8441">indicado<text:s/></text:span><text:span text:style-name="T8442">del<text:s/></text:span><text:span text:style-name="T8443">directorio<text:s/></text:span><text:span text:style-name="T8444">indicado<text:s/></text:span><text:span text:style-name="T8445">#Una<text:s/></text:span><text:span text:style-name="T8446">línea<text:s/></text:span><text:span text:style-name="T8447">en<text:s/></text:span><text:span text:style-name="T8448">blanco</text:span></text:p>
      <text:p text:style-name="P8449"><text:span text:style-name="T8450">#</text:span><text:span text:style-name="T8451">I</text:span><text:span text:style-name="T8452">n</text:span><text:span text:style-name="T8453">f</text:span><text:span text:style-name="T8454">o</text:span><text:span text:style-name="T8455">r</text:span><text:span text:style-name="T8456">m</text:span><text:span text:style-name="T8457">e</text:span><text:span text:style-name="T8458"><text:s/></text:span><text:span text:style-name="T8459"><text:s/></text:span><text:span text:style-name="T8460">r</text:span><text:span text:style-name="T8461">e</text:span><text:span text:style-name="T8462">a</text:span><text:span text:style-name="T8463">l</text:span><text:span text:style-name="T8464">i</text:span><text:span text:style-name="T8465">z</text:span><text:span text:style-name="T8466">a</text:span><text:span text:style-name="T8467">d</text:span><text:span text:style-name="T8468">o</text:span><text:span text:style-name="T8469"><text:s/></text:span><text:span text:style-name="T8470"><text:s/></text:span><text:span text:style-name="T8471">p</text:span><text:span text:style-name="T8472">o</text:span><text:span text:style-name="T8473">r</text:span><text:span text:style-name="T8474"><text:s/></text:span><text:span text:style-name="T8475"><text:s/></text:span><text:span text:style-name="T8476">“</text:span><text:span text:style-name="T8477">e</text:span><text:span text:style-name="T8478">l</text:span><text:span text:style-name="T8479"><text:s/></text:span><text:span text:style-name="T8480"><text:s/></text:span><text:span text:style-name="T8481">n</text:span><text:span text:style-name="T8482">o</text:span><text:span text:style-name="T8483">m</text:span><text:span text:style-name="T8484">b</text:span><text:span text:style-name="T8485">r</text:span><text:span text:style-name="T8486">e</text:span><text:span text:style-name="T8487"><text:s/></text:span><text:span text:style-name="T8488"><text:s/></text:span><text:span text:style-name="T8489">d</text:span><text:span text:style-name="T8490">e</text:span><text:span text:style-name="T8491">l</text:span><text:span text:style-name="T8492"><text:s/></text:span><text:span text:style-name="T8493"><text:s/></text:span><text:span text:style-name="T8494">u</text:span><text:span text:style-name="T8495">s</text:span><text:span text:style-name="T8496">u</text:span><text:span text:style-name="T8497">a</text:span><text:span text:style-name="T8498">r</text:span><text:span text:style-name="T8499">i</text:span><text:span text:style-name="T8500">o</text:span><text:span text:style-name="T8501"><text:s/></text:span><text:span text:style-name="T8502"><text:s/></text:span><text:span text:style-name="T8503">q</text:span><text:span text:style-name="T8504">u</text:span><text:span text:style-name="T8505">e</text:span><text:span text:style-name="T8506"><text:s/></text:span><text:span text:style-name="T8507"><text:s/></text:span><text:span text:style-name="T8508">e</text:span><text:span text:style-name="T8509">j</text:span><text:span text:style-name="T8510">e</text:span><text:span text:style-name="T8511">c</text:span><text:span text:style-name="T8512">u</text:span><text:span text:style-name="T8513">t</text:span><text:span text:style-name="T8514">a</text:span><text:span text:style-name="T8515"><text:s/></text:span><text:span text:style-name="T8516"><text:s/></text:span><text:span text:style-name="T8517">e</text:span><text:span text:style-name="T8518">l</text:span><text:span text:style-name="T8519"><text:s/></text:span><text:span text:style-name="T8520"><text:s/></text:span><text:span text:style-name="T8521">s</text:span><text:span text:style-name="T8522">c</text:span><text:span text:style-name="T8523">r</text:span><text:span text:style-name="T8524">i</text:span><text:span text:style-name="T8525">p</text:span><text:span text:style-name="T8526">t</text:span><text:span text:style-name="T8527">"</text:span></text:p>
      <text:p text:style-name="P8528"/>
      <text:p text:style-name="P8529"><text:span text:style-name="T8530">#</text:span><text:span text:style-name="T8531">S</text:span><text:span text:style-name="T8532">e</text:span><text:span text:style-name="T8533"><text:s/></text:span><text:span text:style-name="T8534"><text:s/></text:span><text:span text:style-name="T8535">p</text:span><text:span text:style-name="T8536">r</text:span><text:span text:style-name="T8537">e</text:span><text:span text:style-name="T8538">s</text:span><text:span text:style-name="T8539">en</text:span><text:span text:style-name="T8540">t</text:span><text:span text:style-name="T8541">a</text:span><text:span text:style-name="T8542">r</text:span><text:span text:style-name="T8543">á</text:span><text:span text:style-name="T8544">n</text:span><text:span text:style-name="T8545"><text:s/></text:span><text:span text:style-name="T8546"><text:s/></text:span><text:span text:style-name="T8547">i</text:span><text:span text:style-name="T8548">n</text:span><text:span text:style-name="T8549">f</text:span><text:span text:style-name="T8550">o</text:span><text:span text:style-name="T8551">r</text:span><text:span text:style-name="T8552">m</text:span><text:span text:style-name="T8553">e</text:span><text:span text:style-name="T8554">s</text:span><text:span text:style-name="T8555"><text:s/></text:span><text:span text:style-name="T8556"><text:s/></text:span><text:span text:style-name="T8557">e</text:span><text:span text:style-name="T8558">n</text:span><text:span text:style-name="T8559"><text:s/></text:span><text:span text:style-name="T8560"><text:s/></text:span><text:span text:style-name="T8561">p</text:span><text:span text:style-name="T8562">a</text:span><text:span text:style-name="T8563">n</text:span><text:span text:style-name="T8564">t</text:span><text:span text:style-name="T8565">a</text:span><text:span text:style-name="T8566">ll</text:span><text:span text:style-name="T8567">a</text:span><text:span text:style-name="T8568"><text:s/></text:span><text:span text:style-name="T8569"><text:s/></text:span><text:span text:style-name="T8570">d</text:span><text:span text:style-name="T8571">e</text:span><text:span text:style-name="T8572"><text:s/></text:span><text:span text:style-name="T8573"><text:s/></text:span><text:span text:style-name="T8574">l</text:span><text:span text:style-name="T8575">o</text:span><text:span text:style-name="T8576">s</text:span><text:span text:style-name="T8577"><text:s/></text:span><text:span text:style-name="T8578"><text:s/></text:span><text:span text:style-name="T8579">p</text:span><text:span text:style-name="T8580">o</text:span><text:span text:style-name="T8581">s</text:span><text:span text:style-name="T8582">i</text:span><text:span text:style-name="T8583">b</text:span><text:span text:style-name="T8584">l</text:span><text:span text:style-name="T8585">e</text:span><text:span text:style-name="T8586">s</text:span><text:span text:style-name="T8587"><text:s/></text:span><text:span text:style-name="T8588"><text:s/></text:span><text:span text:style-name="T8589">e</text:span><text:span text:style-name="T8590">rr</text:span><text:span text:style-name="T8591">o</text:span><text:span text:style-name="T8592">r</text:span><text:span text:style-name="T8593">e</text:span><text:span text:style-name="T8594">s</text:span><text:span text:style-name="T8595"><text:s/></text:span><text:span text:style-name="T8596"><text:s/></text:span><text:span text:style-name="T8597">r</text:span><text:span text:style-name="T8598">e</text:span><text:span text:style-name="T8599">l</text:span><text:span text:style-name="T8600">a</text:span><text:span text:style-name="T8601">t</text:span><text:span text:style-name="T8602">i</text:span><text:span text:style-name="T8603">v</text:span><text:span text:style-name="T8604">o</text:span><text:span text:style-name="T8605">s</text:span><text:span text:style-name="T8606"><text:s/></text:span><text:span text:style-name="T8607"><text:s/></text:span><text:span text:style-name="T8608">a</text:span><text:span text:style-name="T8609">:<text:s/></text:span><text:span text:style-name="T8610">#</text:span><text:span text:style-name="T8611">l</text:span><text:span text:style-name="T8612">o</text:span><text:span text:style-name="T8613">s</text:span><text:span text:style-name="T8614"><text:s/></text:span><text:span text:style-name="T8615"><text:s/></text:span><text:span text:style-name="T8616">p</text:span><text:span text:style-name="T8617">a</text:span><text:span text:style-name="T8618">r</text:span><text:span text:style-name="T8619">á</text:span><text:span text:style-name="T8620">m</text:span><text:span text:style-name="T8621">e</text:span><text:span text:style-name="T8622">t</text:span><text:span text:style-name="T8623">r</text:span><text:span text:style-name="T8624">o</text:span><text:span text:style-name="T8625">s</text:span><text:span text:style-name="T8626"><text:s/></text:span><text:span text:style-name="T8627"><text:s/></text:span><text:span text:style-name="T8628">p</text:span><text:span text:style-name="T8629">a</text:span><text:span text:style-name="T8630">s</text:span><text:span text:style-name="T8631">a</text:span><text:span text:style-name="T8632">d</text:span><text:span text:style-name="T8633">o</text:span><text:span text:style-name="T8634">s</text:span><text:span text:style-name="T8635"><text:s/></text:span><text:span text:style-name="T8636"><text:s/></text:span><text:span text:style-name="T8637">o</text:span><text:span text:style-name="T8638"><text:s/></text:span><text:span text:style-name="T8639"><text:s/></text:span><text:span text:style-name="T8640">a</text:span><text:span text:style-name="T8641"><text:s/></text:span><text:span text:style-name="T8642"><text:s/></text:span><text:span text:style-name="T8643">l</text:span><text:span text:style-name="T8644">a</text:span><text:span text:style-name="T8645"><text:s/></text:span><text:span text:style-name="T8646"><text:s/></text:span><text:span text:style-name="T8647">f</text:span><text:span text:style-name="T8648">a</text:span><text:span text:style-name="T8649">l</text:span><text:span text:style-name="T8650">t</text:span><text:span text:style-name="T8651">a</text:span><text:span text:style-name="T8652"><text:s/></text:span><text:span text:style-name="T8653"><text:s/></text:span><text:span text:style-name="T8654">d</text:span><text:span text:style-name="T8655">e</text:span><text:span text:style-name="T8656"><text:s/></text:span><text:span text:style-name="T8657"><text:s/></text:span><text:span text:style-name="T8658">e</text:span><text:span text:style-name="T8659">ll</text:span><text:span text:style-name="T8660">o</text:span><text:span text:style-name="T8661">s</text:span><text:span text:style-name="T8662">.</text:span></text:p>
      <text:p text:style-name="P8663"><text:span text:style-name="T8664">#</text:span><text:span text:style-name="T8665">S</text:span><text:span text:style-name="T8666">i</text:span><text:span text:style-name="T8667"><text:s/></text:span><text:span text:style-name="T8668"><text:s/></text:span><text:span text:style-name="T8669">e</text:span><text:span text:style-name="T8670">l</text:span><text:span text:style-name="T8671"><text:s/></text:span><text:span text:style-name="T8672"><text:s/></text:span><text:span text:style-name="T8673">f</text:span><text:span text:style-name="T8674">i</text:span><text:span text:style-name="T8675">c</text:span><text:span text:style-name="T8676">he</text:span><text:span text:style-name="T8677">r</text:span><text:span text:style-name="T8678">o</text:span><text:span text:style-name="T8679"><text:s/></text:span><text:span text:style-name="T8680"><text:s/></text:span><text:span text:style-name="T8681">i</text:span><text:span text:style-name="T8682">n</text:span><text:span text:style-name="T8683">f</text:span><text:span text:style-name="T8684">o</text:span><text:span text:style-name="T8685">r</text:span><text:span text:style-name="T8686">m</text:span><text:span text:style-name="T8687">e</text:span><text:span text:style-name="T8688"><text:s text:c="3"/></text:span><text:span text:style-name="T8689"><text:s/></text:span><text:span text:style-name="T8690">y</text:span><text:span text:style-name="T8691">a</text:span><text:span text:style-name="T8692"><text:s/></text:span><text:span text:style-name="T8693"><text:s/></text:span><text:span text:style-name="T8694">e</text:span><text:span text:style-name="T8695">x</text:span><text:span text:style-name="T8696">i</text:span><text:span text:style-name="T8697">s</text:span><text:span text:style-name="T8698">t</text:span><text:span text:style-name="T8699">e</text:span><text:span text:style-name="T8700">,</text:span><text:span text:style-name="T8701"><text:s/></text:span><text:span text:style-name="T8702"><text:s/></text:span><text:span text:style-name="T8703">s</text:span><text:span text:style-name="T8704">e</text:span><text:span text:style-name="T8705"><text:s/></text:span><text:span text:style-name="T8706"><text:s/></text:span><text:span text:style-name="T8707">a</text:span><text:span text:style-name="T8708">d</text:span><text:span text:style-name="T8709">v</text:span><text:span text:style-name="T8710">e</text:span><text:span text:style-name="T8711">r</text:span><text:span text:style-name="T8712">t</text:span><text:span text:style-name="T8713">i</text:span><text:span text:style-name="T8714">r</text:span><text:span text:style-name="T8715">á</text:span><text:span text:style-name="T8716"><text:s/></text:span><text:span text:style-name="T8717"><text:s/></text:span><text:span text:style-name="T8718">a</text:span><text:span text:style-name="T8719">l</text:span><text:span text:style-name="T8720"><text:s/></text:span><text:span text:style-name="T8721"><text:s/></text:span><text:span text:style-name="T8722">u</text:span><text:span text:style-name="T8723">s</text:span><text:span text:style-name="T8724">u</text:span><text:span text:style-name="T8725">a</text:span><text:span text:style-name="T8726">r</text:span><text:span text:style-name="T8727">i</text:span><text:span text:style-name="T8728">o</text:span><text:span text:style-name="T8729"><text:s/></text:span><text:span text:style-name="T8730"><text:s/></text:span><text:span text:style-name="T8731">y</text:span><text:span text:style-name="T8732"><text:s/></text:span><text:span text:style-name="T8733"><text:s/></text:span><text:span text:style-name="T8734">s</text:span><text:span text:style-name="T8735">e</text:span><text:span text:style-name="T8736"><text:s/></text:span><text:span text:style-name="T8737"><text:s/></text:span><text:span text:style-name="T8738">l</text:span><text:span text:style-name="T8739">e</text:span><text:span text:style-name="T8740"><text:s/></text:span><text:span text:style-name="T8741"><text:s/></text:span><text:span text:style-name="T8742">d</text:span><text:span text:style-name="T8743">a</text:span><text:span text:style-name="T8744">r</text:span><text:span text:style-name="T8745">á</text:span><text:span text:style-name="T8746"><text:s/></text:span><text:span text:style-name="T8747"><text:s/></text:span><text:span text:style-name="T8748">l</text:span><text:span text:style-name="T8749">a</text:span><text:span text:style-name="T8750"><text:s/></text:span><text:span text:style-name="T8751"><text:s/></text:span><text:span text:style-name="T8752">o</text:span><text:span text:style-name="T8753">p</text:span><text:span text:style-name="T8754">c</text:span><text:span text:style-name="T8755">i</text:span><text:span text:style-name="T8756">ó</text:span><text:span text:style-name="T8757">n</text:span><text:span text:style-name="T8758"><text:s/></text:span><text:span text:style-name="T8759"><text:s/></text:span><text:span text:style-name="T8760">d</text:span><text:span text:style-name="T8761">e<text:s/></text:span><text:span text:style-name="T8762">poder</text:span><text:span text:style-name="T8763"><text:s/></text:span><text:span text:style-name="T8764">sobrescribirlo</text:span><text:span text:style-name="T8765"><text:s/></text:span><text:span text:style-name="T8766">o</text:span><text:span text:style-name="T8767"><text:s/></text:span><text:span text:style-name="T8768">abandonar</text:span><text:span text:style-name="T8769"><text:s/></text:span><text:span text:style-name="T8770">la</text:span><text:span text:style-name="T8771"><text:s/></text:span><text:span text:style-name="T8772">ejecución</text:span><text:span text:style-name="T8773"><text:s/></text:span><text:span text:style-name="T8774">del</text:span><text:span text:style-name="T8775"><text:s/></text:span><text:span text:style-name="T8776">script.</text:span></text:p>
      <text:p text:style-name="P8777"><text:span text:style-name="T8778">#Si<text:s/></text:span><text:span text:style-name="T8779">se<text:s/></text:span><text:span text:style-name="T8780">ha de<text:s/></text:span><text:span text:style-name="T8781">sobrescribir<text:s/></text:span><text:span text:style-name="T8782">el<text:s/></text:span><text:span text:style-name="T8783">fichero,<text:s/></text:span><text:span text:style-name="T8784">deben<text:s/></text:span><text:span text:style-name="T8785">tenerse<text:s/></text:span><text:span text:style-name="T8786">en<text:s/></text:span><text:span text:style-name="T8787">cuenta<text:s/></text:span><text:span text:style-name="T8788">la<text:s/></text:span><text:span text:style-name="T8789">posibles trabas,<text:s/></text:span><text:span text:style-name="T8790">e<text:s/></text:span><text:span text:style-name="T8791">i</text:span><text:span text:style-name="T8792">n</text:span><text:span text:style-name="T8793">f</text:span><text:span text:style-name="T8794">o</text:span><text:span text:style-name="T8795">r</text:span><text:span text:style-name="T8796">m</text:span><text:span text:style-name="T8797">a</text:span><text:span text:style-name="T8798">r</text:span><text:span text:style-name="T8799"><text:s text:c="2"/></text:span><text:span text:style-name="T8800">d</text:span><text:span text:style-name="T8801">e</text:span><text:span text:style-name="T8802"><text:s text:c="2"/></text:span><text:span text:style-name="T8803">e</text:span><text:span text:style-name="T8804">ll</text:span><text:span text:style-name="T8805">a</text:span><text:span text:style-name="T8806">s</text:span><text:span text:style-name="T8807">.</text:span></text:p>
      <text:p text:style-name="P8808"><text:span text:style-name="T8809">#</text:span><text:span text:style-name="T8810">s</text:span><text:span text:style-name="T8811">i</text:span><text:span text:style-name="T8812"><text:s/></text:span><text:span text:style-name="T8813"><text:s/></text:span><text:span text:style-name="T8814">r</text:span><text:span text:style-name="T8815">e</text:span><text:span text:style-name="T8816">a</text:span><text:span text:style-name="T8817">l</text:span><text:span text:style-name="T8818">m</text:span><text:span text:style-name="T8819">en</text:span><text:span text:style-name="T8820">t</text:span><text:span text:style-name="T8821">e</text:span><text:span text:style-name="T8822"><text:s/></text:span><text:span text:style-name="T8823"><text:s/></text:span><text:span text:style-name="T8824">n</text:span><text:span text:style-name="T8825">o</text:span><text:span text:style-name="T8826"><text:s/></text:span><text:span text:style-name="T8827"><text:s/></text:span><text:span text:style-name="T8828">s</text:span><text:span text:style-name="T8829">e</text:span><text:span text:style-name="T8830"><text:s/></text:span><text:span text:style-name="T8831"><text:s/></text:span><text:span text:style-name="T8832">p</text:span><text:span text:style-name="T8833">ue</text:span><text:span text:style-name="T8834">d</text:span><text:span text:style-name="T8835">e</text:span><text:span text:style-name="T8836"><text:s/></text:span><text:span text:style-name="T8837"><text:s/></text:span><text:span text:style-name="T8838">m</text:span><text:span text:style-name="T8839">o</text:span><text:span text:style-name="T8840">d</text:span><text:span text:style-name="T8841">i</text:span><text:span text:style-name="T8842">f</text:span><text:span text:style-name="T8843">i</text:span><text:span text:style-name="T8844">c</text:span><text:span text:style-name="T8845">a</text:span><text:span text:style-name="T8846">r</text:span><text:span text:style-name="T8847"><text:s/></text:span><text:span text:style-name="T8848"><text:s/></text:span><text:span text:style-name="T8849">e</text:span><text:span text:style-name="T8850">l</text:span><text:span text:style-name="T8851"><text:s/></text:span><text:span text:style-name="T8852"><text:s/></text:span><text:span text:style-name="T8853">f</text:span><text:span text:style-name="T8854">i</text:span><text:span text:style-name="T8855">c</text:span><text:span text:style-name="T8856">he</text:span><text:span text:style-name="T8857">r</text:span><text:span text:style-name="T8858">o</text:span><text:span text:style-name="T8859"><text:s/></text:span><text:span text:style-name="T8860"><text:s/></text:span><text:span text:style-name="T8861">y</text:span><text:span text:style-name="T8862">a</text:span><text:span text:style-name="T8863"><text:s/></text:span><text:span text:style-name="T8864"><text:s/></text:span><text:span text:style-name="T8865">e</text:span><text:span text:style-name="T8866">x</text:span><text:span text:style-name="T8867">i</text:span><text:span text:style-name="T8868">s</text:span><text:span text:style-name="T8869">t</text:span><text:span text:style-name="T8870">en</text:span><text:span text:style-name="T8871">t</text:span><text:span text:style-name="T8872">e</text:span><text:span text:style-name="T8873"><text:s/></text:span><text:span text:style-name="T8874"><text:s/></text:span><text:span text:style-name="T8875">(</text:span><text:span text:style-name="T8876">p</text:span><text:span text:style-name="T8877">.</text:span><text:span text:style-name="T8878">e</text:span><text:span text:style-name="T8879">.</text:span><text:span text:style-name="T8880">:</text:span><text:span text:style-name="T8881"><text:s/></text:span><text:span text:style-name="T8882"><text:s/></text:span><text:span text:style-name="T8883">e</text:span><text:span text:style-name="T8884">s</text:span><text:span text:style-name="T8885">t</text:span><text:span text:style-name="T8886">á</text:span><text:span text:style-name="T8887"><text:s/></text:span><text:span text:style-name="T8888"><text:s/></text:span><text:span text:style-name="T8889">e</text:span><text:span text:style-name="T8890">n</text:span><text:span text:style-name="T8891"><text:s/></text:span><text:span text:style-name="T8892"><text:s/></text:span><text:span text:style-name="T8893">u</text:span><text:span text:style-name="T8894">n</text:span><text:span text:style-name="T8895"><text:s/></text:span><text:span text:style-name="T8896"><text:s/></text:span><text:span text:style-name="T8897">C</text:span><text:span text:style-name="T8898">D</text:span><text:span text:style-name="T8899"><text:s/></text:span><text:span text:style-name="T8900"><text:s/></text:span><text:span text:style-name="T8901">R</text:span><text:span text:style-name="T8902">O</text:span><text:span text:style-name="T8903">M</text:span><text:span text:style-name="T8904">)</text:span><text:span text:style-name="T8905">.<text:s/></text:span><text:span text:style-name="T8906">#si<text:s/></text:span><text:span text:style-name="T8907">no<text:s/></text:span><text:span text:style-name="T8908">pudiera crearse<text:s/></text:span><text:span text:style-name="T8909">el</text:span><text:span text:style-name="T8910"><text:s/></text:span><text:span text:style-name="T8911">fichero.</text:span></text:p>
      <text:p text:style-name="P8912"/>
      <text:p text:style-name="P8913"><text:span text:style-name="T8914">#</text:span><text:span text:style-name="T8915">g</text:span><text:span text:style-name="T8916">ene</text:span><text:span text:style-name="T8917">r</text:span><text:span text:style-name="T8918">a</text:span><text:span text:style-name="T8919">c</text:span><text:span text:style-name="T8920">i</text:span><text:span text:style-name="T8921">ó</text:span><text:span text:style-name="T8922">n</text:span><text:span text:style-name="T8923"><text:s/></text:span><text:span text:style-name="T8924"><text:s/></text:span><text:span text:style-name="T8925">d</text:span><text:span text:style-name="T8926">e</text:span><text:span text:style-name="T8927"><text:s/></text:span><text:span text:style-name="T8928"><text:s/></text:span><text:span text:style-name="T8929">i</text:span><text:span text:style-name="T8930">n</text:span><text:span text:style-name="T8931">f</text:span><text:span text:style-name="T8932">o</text:span><text:span text:style-name="T8933">r</text:span><text:span text:style-name="T8934">m</text:span><text:span text:style-name="T8935">e<text:s/></text:span><text:span text:style-name="T8936">i</text:span><text:span text:style-name="T8937">n</text:span><text:span text:style-name="T8938">f</text:span><text:span text:style-name="T8939">o</text:span><text:span text:style-name="T8940">r</text:span><text:span text:style-name="T8941">m</text:span><text:span text:style-name="T8942">e</text:span><text:span text:style-name="T8943">()</text:span><text:span text:style-name="T8944">{</text:span></text:p>
      <text:p text:style-name="P8945"><text:span text:style-name="T8946">echo</text:span><text:span text:style-name="T8947"><text:s/></text:span><text:span text:style-name="T8948">"</text:span><text:span text:style-name="T8949"><text:s/></text:span><text:span text:style-name="T8950"><text:tab/></text:span><text:span text:style-name="T8951">"</text:span></text:p>
      <text:p text:style-name="P8952"><text:span text:style-name="T8953">ech</text:span><text:span text:style-name="T8954">o</text:span><text:span text:style-name="T8955"><text:s/></text:span><text:span text:style-name="T8956">"</text:span><text:span text:style-name="T8957">F</text:span><text:span text:style-name="T8958">E</text:span><text:span text:style-name="T8959">C</text:span><text:span text:style-name="T8960">H</text:span><text:span text:style-name="T8961">A</text:span><text:span text:style-name="T8962"><text:s/></text:span><text:span text:style-name="T8963"><text:s/></text:span><text:span text:style-name="T8964">Y</text:span><text:span text:style-name="T8965"><text:s/></text:span><text:span text:style-name="T8966"><text:s/></text:span><text:span text:style-name="T8967">H</text:span><text:span text:style-name="T8968">O</text:span><text:span text:style-name="T8969">R</text:span><text:span text:style-name="T8970">A</text:span><text:span text:style-name="T8971"><text:s/></text:span><text:span text:style-name="T8972"><text:s/></text:span><text:span text:style-name="T8973">A</text:span><text:span text:style-name="T8974">C</text:span><text:span text:style-name="T8975">T</text:span><text:span text:style-name="T8976">U</text:span><text:span text:style-name="T8977">A</text:span><text:span text:style-name="T8978">L</text:span><text:span text:style-name="T8979">:</text:span><text:span text:style-name="T8980"><text:s/></text:span><text:span text:style-name="T8981"><text:s/></text:span><text:span text:style-name="T8982">"</text:span><text:span text:style-name="T8983">`</text:span><text:span text:style-name="T8984">d</text:span><text:span text:style-name="T8985">a</text:span><text:span text:style-name="T8986">t</text:span><text:span text:style-name="T8987">e</text:span><text:span text:style-name="T8988"><text:s/></text:span><text:span text:style-name="T8989"><text:s/></text:span><text:span text:style-name="T8990">+</text:span><text:span text:style-name="T8991">%</text:span><text:span text:style-name="T8992">d</text:span><text:span text:style-name="T8993">-</text:span><text:span text:style-name="T8994">%</text:span><text:span text:style-name="T8995">m</text:span><text:span text:style-name="T8996">-</text:span><text:span text:style-name="T8997">%</text:span><text:span text:style-name="T8998">Y</text:span><text:span text:style-name="T8999">"</text:span><text:span text:style-name="T9000"><text:s/></text:span><text:span text:style-name="T9001"><text:s/></text:span><text:span text:style-name="T9002">"</text:span><text:span text:style-name="T9003">%</text:span><text:span text:style-name="T9004">T</text:span><text:span text:style-name="T9005">`<text:s/></text:span><text:span text:style-name="T9006">ech</text:span><text:span text:style-name="T9007">o</text:span><text:span text:style-name="T9008"><text:s/></text:span><text:span text:style-name="T9009">"</text:span><text:span text:style-name="T9010">E</text:span><text:span text:style-name="T9011">L</text:span><text:span text:style-name="T9012"><text:s/></text:span><text:span text:style-name="T9013"><text:s/></text:span><text:span text:style-name="T9014">D</text:span><text:span text:style-name="T9015">I</text:span><text:span text:style-name="T9016">R</text:span><text:span text:style-name="T9017">E</text:span><text:span text:style-name="T9018">C</text:span><text:span text:style-name="T9019">T</text:span><text:span text:style-name="T9020">O</text:span><text:span text:style-name="T9021">R</text:span><text:span text:style-name="T9022">I</text:span><text:span text:style-name="T9023">O</text:span><text:span text:style-name="T9024"><text:s/></text:span><text:span text:style-name="T9025"><text:s/></text:span><text:span text:style-name="T9026">D</text:span><text:span text:style-name="T9027">O</text:span><text:span text:style-name="T9028">N</text:span><text:span text:style-name="T9029">D</text:span><text:span text:style-name="T9030">E</text:span><text:span text:style-name="T9031"><text:s/></text:span><text:span text:style-name="T9032"><text:s/></text:span><text:span text:style-name="T9033">E</text:span><text:span text:style-name="T9034">S</text:span><text:span text:style-name="T9035">T</text:span><text:span text:style-name="T9036">Á</text:span><text:span text:style-name="T9037">N</text:span><text:span text:style-name="T9038"><text:s/></text:span><text:span text:style-name="T9039"><text:s/></text:span><text:span text:style-name="T9040">L</text:span><text:span text:style-name="T9041">O</text:span><text:span text:style-name="T9042">S</text:span><text:span text:style-name="T9043"><text:s/></text:span><text:span text:style-name="T9044"><text:s/></text:span><text:span text:style-name="T9045">A</text:span><text:span text:style-name="T9046">R</text:span><text:span text:style-name="T9047">C</text:span><text:span text:style-name="T9048">H</text:span><text:span text:style-name="T9049">I</text:span><text:span text:style-name="T9050">V</text:span><text:span text:style-name="T9051">O</text:span><text:span text:style-name="T9052">S</text:span><text:span text:style-name="T9053"><text:s/></text:span><text:span text:style-name="T9054"><text:s/></text:span><text:span text:style-name="T9055">E</text:span><text:span text:style-name="T9056">S</text:span><text:span text:style-name="T9057">:</text:span><text:span text:style-name="T9058"><text:s/></text:span><text:span text:style-name="T9059"><text:s/></text:span><text:span text:style-name="T9060">$2</text:span><text:span text:style-name="T9061">"<text:s/></text:span><text:span text:style-name="T9062">ech</text:span><text:span text:style-name="T9063">o</text:span><text:span text:style-name="T9064"><text:s/></text:span><text:span text:style-name="T9065">"</text:span><text:span text:style-name="T9066">L</text:span><text:span text:style-name="T9067">I</text:span><text:span text:style-name="T9068">S</text:span><text:span text:style-name="T9069">T</text:span><text:span text:style-name="T9070">A</text:span><text:span text:style-name="T9071">D</text:span><text:span text:style-name="T9072">O</text:span><text:span text:style-name="T9073"><text:s/></text:span><text:span text:style-name="T9074"><text:s/></text:span><text:span text:style-name="T9075">D</text:span><text:span text:style-name="T9076">E</text:span><text:span text:style-name="T9077"><text:s/></text:span><text:span text:style-name="T9078"><text:s/></text:span><text:span text:style-name="T9079">F</text:span><text:span text:style-name="T9080">I</text:span><text:span text:style-name="T9081">C</text:span><text:span text:style-name="T9082">H</text:span><text:span text:style-name="T9083">E</text:span><text:span text:style-name="T9084">R</text:span><text:span text:style-name="T9085">O</text:span><text:span text:style-name="T9086">S</text:span><text:span text:style-name="T9087"><text:s/></text:span><text:span text:style-name="T9088"><text:s/></text:span><text:span text:style-name="T9089">C</text:span><text:span text:style-name="T9090">O</text:span><text:span text:style-name="T9091">N</text:span><text:span text:style-name="T9092">T</text:span><text:span text:style-name="T9093">E</text:span><text:span text:style-name="T9094">N</text:span><text:span text:style-name="T9095">I</text:span><text:span text:style-name="T9096">D</text:span><text:span text:style-name="T9097">O</text:span><text:span text:style-name="T9098">S</text:span><text:span text:style-name="T9099"><text:s/></text:span><text:span text:style-name="T9100"><text:s/></text:span><text:span text:style-name="T9101">E</text:span><text:span text:style-name="T9102">N</text:span><text:span text:style-name="T9103"><text:s/></text:span><text:span text:style-name="T9104"><text:s/></text:span><text:span text:style-name="T9105">E</text:span><text:span text:style-name="T9106">L</text:span><text:span text:style-name="T9107"><text:s/></text:span><text:span text:style-name="T9108"><text:s/></text:span><text:span text:style-name="T9109">I</text:span><text:span text:style-name="T9110">N</text:span><text:span text:style-name="T9111">F</text:span><text:span text:style-name="T9112">O</text:span><text:span text:style-name="T9113">R</text:span><text:span text:style-name="T9114">M</text:span><text:span text:style-name="T9115">E</text:span><text:span text:style-name="T9116">:</text:span><text:span text:style-name="T9117"><text:s/></text:span><text:span text:style-name="T9118"><text:s/></text:span><text:span text:style-name="T9119">"</text:span></text:p>
      <text:p text:style-name="P9120"><text:span text:style-name="T9121">find<text:s/></text:span><text:span text:style-name="T9122">$2<text:s/></text:span><text:span text:style-name="T9123">-type<text:s/></text:span><text:span text:style-name="T9124">"</text:span><text:span text:style-name="T9125">$1</text:span><text:span text:style-name="T9126">"<text:s/></text:span><text:span text:style-name="T9127">-print</text:span></text:p>
      <text:p text:style-name="P9128"><text:span text:style-name="T9129">ech</text:span><text:span text:style-name="T9130">o</text:span><text:span text:style-name="T9131"><text:s/></text:span><text:span text:style-name="T9132">"</text:span><text:span text:style-name="T9133">E</text:span><text:span text:style-name="T9134">L</text:span><text:span text:style-name="T9135"><text:s/></text:span><text:span text:style-name="T9136"><text:s/></text:span><text:span text:style-name="T9137">U</text:span><text:span text:style-name="T9138">S</text:span><text:span text:style-name="T9139">U</text:span><text:span text:style-name="T9140">A</text:span><text:span text:style-name="T9141">R</text:span><text:span text:style-name="T9142">I</text:span><text:span text:style-name="T9143">O</text:span><text:span text:style-name="T9144"><text:s/></text:span><text:span text:style-name="T9145"><text:s/></text:span><text:span text:style-name="T9146">Q</text:span><text:span text:style-name="T9147">U</text:span><text:span text:style-name="T9148">E</text:span><text:span text:style-name="T9149"><text:s/></text:span><text:span text:style-name="T9150"><text:s/></text:span><text:span text:style-name="T9151">H</text:span><text:span text:style-name="T9152">A</text:span><text:span text:style-name="T9153"><text:s/></text:span><text:span text:style-name="T9154"><text:s/></text:span><text:span text:style-name="T9155">R</text:span><text:span text:style-name="T9156">E</text:span><text:span text:style-name="T9157">A</text:span><text:span text:style-name="T9158">L</text:span><text:span text:style-name="T9159">I</text:span><text:span text:style-name="T9160">Z</text:span><text:span text:style-name="T9161">A</text:span><text:span text:style-name="T9162">D</text:span><text:span text:style-name="T9163">O</text:span><text:span text:style-name="T9164"><text:s/></text:span><text:span text:style-name="T9165"><text:s/></text:span><text:span text:style-name="T9166">E</text:span><text:span text:style-name="T9167">L</text:span><text:span text:style-name="T9168"><text:s/></text:span><text:span text:style-name="T9169"><text:s/></text:span><text:span text:style-name="T9170">I</text:span><text:span text:style-name="T9171">N</text:span><text:span text:style-name="T9172">F</text:span><text:span text:style-name="T9173">O</text:span><text:span text:style-name="T9174">R</text:span><text:span text:style-name="T9175">M</text:span><text:span text:style-name="T9176">E</text:span><text:span text:style-name="T9177"><text:s/></text:span><text:span text:style-name="T9178"><text:s/></text:span><text:span text:style-name="T9179">E</text:span><text:span text:style-name="T9180">S</text:span><text:span text:style-name="T9181">:</text:span><text:span text:style-name="T9182"><text:s/></text:span><text:span text:style-name="T9183"><text:s/></text:span><text:span text:style-name="T9184">"</text:span><text:span text:style-name="T9185">`</text:span><text:span text:style-name="T9186">w</text:span><text:span text:style-name="T9187">h</text:span><text:span text:style-name="T9188">o</text:span><text:span text:style-name="T9189">a</text:span><text:span text:style-name="T9190">m</text:span><text:span text:style-name="T9191">i</text:span><text:span text:style-name="T9192">`</text:span></text:p>
      <text:p text:style-name="P9193"><text:span text:style-name="T9194">echo</text:span><text:span text:style-name="T9195"><text:s/></text:span><text:span text:style-name="T9196">"</text:span><text:span text:style-name="T9197"><text:s/></text:span><text:span text:style-name="T9198"><text:tab/></text:span><text:span text:style-name="T9199">"</text:span></text:p>
      <text:p text:style-name="P9200"><text:span text:style-name="T9201">}</text:span></text:p>
      <text:p text:style-name="P9202"/>
      <text:p text:style-name="P9203"/>
      <text:p text:style-name="Textoindependiente"><text:span text:style-name="T9204">#</text:span><text:span text:style-name="T9205">P</text:span><text:span text:style-name="T9206">R</text:span><text:span text:style-name="T9207">OG</text:span><text:span text:style-name="T9208">R</text:span><text:span text:style-name="T9209">A</text:span><text:span text:style-name="T9210">M</text:span><text:span text:style-name="T9211">A</text:span><text:span text:style-name="T9212"><text:s/></text:span><text:span text:style-name="T9213"><text:s/></text:span><text:span text:style-name="T9214">P</text:span><text:span text:style-name="T9215">R</text:span><text:span text:style-name="T9216">I</text:span><text:span text:style-name="T9217">N</text:span><text:span text:style-name="T9218">C</text:span><text:span text:style-name="T9219">I</text:span><text:span text:style-name="T9220">P</text:span><text:span text:style-name="T9221">A</text:span><text:span text:style-name="T9222">L</text:span><text:span text:style-name="T9223"><text:s/></text:span><text:span text:style-name="T9224"><text:s/></text:span><text:span text:style-name="T9225">C</text:span><text:span text:style-name="T9226">O</text:span><text:span text:style-name="T9227">N</text:span><text:span text:style-name="T9228"><text:s/></text:span><text:span text:style-name="T9229"><text:s/></text:span><text:span text:style-name="T9230">C</text:span><text:span text:style-name="T9231">O</text:span><text:span text:style-name="T9232">M</text:span><text:span text:style-name="T9233">P</text:span><text:span text:style-name="T9234">R</text:span><text:span text:style-name="T9235">O</text:span><text:span text:style-name="T9236">B</text:span><text:span text:style-name="T9237">A</text:span><text:span text:style-name="T9238">C</text:span><text:span text:style-name="T9239">I</text:span><text:span text:style-name="T9240">O</text:span><text:span text:style-name="T9241">N</text:span><text:span text:style-name="T9242">E</text:span><text:span text:style-name="T9243">S</text:span><text:span text:style-name="T9244"><text:s/></text:span><text:span text:style-name="T9245"><text:s/></text:span><text:span text:style-name="T9246">Y</text:span><text:span text:style-name="T9247"><text:s/></text:span><text:span text:style-name="T9248"><text:s/></text:span><text:span text:style-name="T9249">LL</text:span><text:span text:style-name="T9250">A</text:span><text:span text:style-name="T9251">M</text:span><text:span text:style-name="T9252">A</text:span><text:span text:style-name="T9253">D</text:span><text:span text:style-name="T9254">A</text:span><text:span text:style-name="T9255"><text:s/></text:span><text:span text:style-name="T9256"><text:s/></text:span><text:span text:style-name="T9257">A</text:span><text:span text:style-name="T9258"><text:s/></text:span><text:span text:style-name="T9259"><text:s/></text:span><text:span text:style-name="T9260">i</text:span><text:span text:style-name="T9261">n</text:span><text:span text:style-name="T9262">f</text:span><text:span text:style-name="T9263">o</text:span><text:span text:style-name="T9264">r</text:span><text:span text:style-name="T9265">m</text:span><text:span text:style-name="T9266">e</text:span></text:p>
      <text:p text:style-name="P9267"><text:span text:style-name="T9268">#</text:span><text:span text:style-name="T9269">c</text:span><text:span text:style-name="T9270">o</text:span><text:span text:style-name="T9271">m</text:span><text:span text:style-name="T9272">p</text:span><text:span text:style-name="T9273">r</text:span><text:span text:style-name="T9274">o</text:span><text:span text:style-name="T9275">b</text:span><text:span text:style-name="T9276">a</text:span><text:span text:style-name="T9277">c</text:span><text:span text:style-name="T9278">i</text:span><text:span text:style-name="T9279">ó</text:span><text:span text:style-name="T9280">n</text:span><text:span text:style-name="T9281"><text:s/></text:span><text:span text:style-name="T9282"><text:s/></text:span><text:span text:style-name="T9283">d</text:span><text:span text:style-name="T9284">e</text:span><text:span text:style-name="T9285"><text:s/></text:span><text:span text:style-name="T9286"><text:s/></text:span><text:span text:style-name="T9287">p</text:span><text:span text:style-name="T9288">a</text:span><text:span text:style-name="T9289">r</text:span><text:span text:style-name="T9290">á</text:span><text:span text:style-name="T9291">m</text:span><text:span text:style-name="T9292">e</text:span><text:span text:style-name="T9293">t</text:span><text:span text:style-name="T9294">r</text:span><text:span text:style-name="T9295">o</text:span><text:span text:style-name="T9296">s</text:span></text:p>
      <text:p text:style-name="P9297"><text:span text:style-name="T9298">if [<text:s/></text:span><text:span text:style-name="T9299">$#<text:s/></text:span><text:span text:style-name="T9300">-eq<text:s/></text:span><text:span text:style-name="T9301">3<text:s/></text:span><text:span text:style-name="T9302">];then</text:span></text:p>
      <text:p text:style-name="P9303"><text:span text:style-name="T9304">#</text:span><text:span text:style-name="T9305">c</text:span><text:span text:style-name="T9306">o</text:span><text:span text:style-name="T9307">m</text:span><text:span text:style-name="T9308">p</text:span><text:span text:style-name="T9309">r</text:span><text:span text:style-name="T9310">o</text:span><text:span text:style-name="T9311">b</text:span><text:span text:style-name="T9312">a</text:span><text:span text:style-name="T9313">c</text:span><text:span text:style-name="T9314">i</text:span><text:span text:style-name="T9315">ó</text:span><text:span text:style-name="T9316">n</text:span><text:span text:style-name="T9317"><text:s/></text:span><text:span text:style-name="T9318"><text:s/></text:span><text:span text:style-name="T9319">d</text:span><text:span text:style-name="T9320">e</text:span><text:span text:style-name="T9321"><text:s/></text:span><text:span text:style-name="T9322"><text:s/></text:span><text:span text:style-name="T9323">$2</text:span><text:span text:style-name="T9324">:</text:span><text:span text:style-name="T9325">t</text:span><text:span text:style-name="T9326">i</text:span><text:span text:style-name="T9327">p</text:span><text:span text:style-name="T9328">o</text:span><text:span text:style-name="T9329"><text:s/></text:span><text:span text:style-name="T9330"><text:s/></text:span><text:span text:style-name="T9331">d</text:span><text:span text:style-name="T9332">e</text:span><text:span text:style-name="T9333"><text:s/></text:span><text:span text:style-name="T9334"><text:s/></text:span><text:span text:style-name="T9335">f</text:span><text:span text:style-name="T9336">i</text:span><text:span text:style-name="T9337">c</text:span><text:span text:style-name="T9338">he</text:span><text:span text:style-name="T9339">r</text:span><text:span text:style-name="T9340">o</text:span></text:p>
      <text:p text:style-name="P9341"><text:span text:style-name="T9342">case<text:s/></text:span><text:span text:style-name="T9343">$2<text:s/></text:span><text:span text:style-name="T9344">in</text:span></text:p>
      <text:p text:style-name="P9345"><text:span text:style-name="T9346">"</text:span><text:span text:style-name="T9347">f</text:span><text:span text:style-name="T9348">"</text:span><text:span text:style-name="T9349">)</text:span><text:span text:style-name="T9350">ech</text:span><text:span text:style-name="T9351">o</text:span><text:span text:style-name="T9352"><text:s/></text:span><text:span text:style-name="T9353">"</text:span><text:span text:style-name="T9354">S</text:span><text:span text:style-name="T9355">e</text:span><text:span text:style-name="T9356"><text:s/></text:span><text:span text:style-name="T9357"><text:s/></text:span><text:span text:style-name="T9358">v</text:span><text:span text:style-name="T9359">a</text:span><text:span text:style-name="T9360"><text:s/></text:span><text:span text:style-name="T9361"><text:s/></text:span><text:span text:style-name="T9362">a</text:span><text:span text:style-name="T9363"><text:s/></text:span><text:span text:style-name="T9364"><text:s/></text:span><text:span text:style-name="T9365">r</text:span><text:span text:style-name="T9366">e</text:span><text:span text:style-name="T9367">a</text:span><text:span text:style-name="T9368">l</text:span><text:span text:style-name="T9369">i</text:span><text:span text:style-name="T9370">z</text:span><text:span text:style-name="T9371">a</text:span><text:span text:style-name="T9372">r</text:span><text:span text:style-name="T9373"><text:s/></text:span><text:span text:style-name="T9374"><text:s/></text:span><text:span text:style-name="T9375">i</text:span><text:span text:style-name="T9376">n</text:span><text:span text:style-name="T9377">f</text:span><text:span text:style-name="T9378">o</text:span><text:span text:style-name="T9379">r</text:span><text:span text:style-name="T9380">m</text:span><text:span text:style-name="T9381">e</text:span><text:span text:style-name="T9382"><text:s/></text:span><text:span text:style-name="T9383"><text:s/></text:span><text:span text:style-name="T9384">d</text:span><text:span text:style-name="T9385">e</text:span><text:span text:style-name="T9386"><text:s/></text:span><text:span text:style-name="T9387"><text:s/></text:span><text:span text:style-name="T9388">f</text:span><text:span text:style-name="T9389">i</text:span><text:span text:style-name="T9390">c</text:span><text:span text:style-name="T9391">he</text:span><text:span text:style-name="T9392">r</text:span><text:span text:style-name="T9393">o</text:span><text:span text:style-name="T9394">s</text:span><text:span text:style-name="T9395">"</text:span><text:span text:style-name="T9396">;</text:span><text:span text:style-name="T9397">;<text:s/></text:span><text:span text:style-name="T9398">"</text:span><text:span text:style-name="T9399">d</text:span><text:span text:style-name="T9400">"</text:span><text:span text:style-name="T9401">)</text:span><text:span text:style-name="T9402">ech</text:span><text:span text:style-name="T9403">o</text:span><text:span text:style-name="T9404"><text:s/></text:span><text:span text:style-name="T9405">"</text:span><text:span text:style-name="T9406">S</text:span><text:span text:style-name="T9407">e</text:span><text:span text:style-name="T9408"><text:s/></text:span><text:span text:style-name="T9409"><text:s/></text:span><text:span text:style-name="T9410">v</text:span><text:span text:style-name="T9411">a</text:span><text:span text:style-name="T9412"><text:s/></text:span><text:span text:style-name="T9413"><text:s/></text:span><text:span text:style-name="T9414">a</text:span><text:span text:style-name="T9415"><text:s/></text:span><text:span text:style-name="T9416"><text:s/></text:span><text:span text:style-name="T9417">r</text:span><text:span text:style-name="T9418">e</text:span><text:span text:style-name="T9419">a</text:span><text:span text:style-name="T9420">l</text:span><text:span text:style-name="T9421">i</text:span><text:span text:style-name="T9422">z</text:span><text:span text:style-name="T9423">a</text:span><text:span text:style-name="T9424">r</text:span><text:span text:style-name="T9425"><text:s/></text:span><text:span text:style-name="T9426"><text:s/></text:span><text:span text:style-name="T9427">i</text:span><text:span text:style-name="T9428">n</text:span><text:span text:style-name="T9429">f</text:span><text:span text:style-name="T9430">o</text:span><text:span text:style-name="T9431">r</text:span><text:span text:style-name="T9432">m</text:span><text:span text:style-name="T9433">e</text:span><text:span text:style-name="T9434"><text:s/></text:span><text:span text:style-name="T9435"><text:s/></text:span><text:span text:style-name="T9436">d</text:span><text:span text:style-name="T9437">e</text:span><text:span text:style-name="T9438"><text:s/></text:span><text:span text:style-name="T9439"><text:s/></text:span><text:span text:style-name="T9440">d</text:span><text:span text:style-name="T9441">i</text:span><text:span text:style-name="T9442">r</text:span><text:span text:style-name="T9443">e</text:span><text:span text:style-name="T9444">c</text:span><text:span text:style-name="T9445">t</text:span><text:span text:style-name="T9446">o</text:span><text:span text:style-name="T9447">r</text:span><text:span text:style-name="T9448">i</text:span><text:span text:style-name="T9449">o</text:span><text:span text:style-name="T9450">s</text:span><text:span text:style-name="T9451">"</text:span><text:span text:style-name="T9452">;</text:span><text:span text:style-name="T9453">;<text:s/></text:span><text:span text:style-name="T9454">"</text:span><text:span text:style-name="T9455">p</text:span><text:span text:style-name="T9456">"</text:span><text:span text:style-name="T9457">)</text:span><text:span text:style-name="T9458">ech</text:span><text:span text:style-name="T9459">o</text:span><text:span text:style-name="T9460"><text:s/></text:span><text:span text:style-name="T9461">"</text:span><text:span text:style-name="T9462">S</text:span><text:span text:style-name="T9463">e</text:span><text:span text:style-name="T9464"><text:s/></text:span><text:span text:style-name="T9465"><text:s/></text:span><text:span text:style-name="T9466">v</text:span><text:span text:style-name="T9467">a</text:span><text:span text:style-name="T9468"><text:s/></text:span><text:span text:style-name="T9469"><text:s/></text:span><text:span text:style-name="T9470">a</text:span><text:span text:style-name="T9471"><text:s/></text:span><text:span text:style-name="T9472"><text:s/></text:span><text:span text:style-name="T9473">r</text:span><text:span text:style-name="T9474">e</text:span><text:span text:style-name="T9475">a</text:span><text:span text:style-name="T9476">l</text:span><text:span text:style-name="T9477">i</text:span><text:span text:style-name="T9478">z</text:span><text:span text:style-name="T9479">a</text:span><text:span text:style-name="T9480">r</text:span><text:span text:style-name="T9481"><text:s/></text:span><text:span text:style-name="T9482"><text:s/></text:span><text:span text:style-name="T9483">i</text:span><text:span text:style-name="T9484">n</text:span><text:span text:style-name="T9485">f</text:span><text:span text:style-name="T9486">o</text:span><text:span text:style-name="T9487">r</text:span><text:span text:style-name="T9488">m</text:span><text:span text:style-name="T9489">e</text:span><text:span text:style-name="T9490"><text:s/></text:span><text:span text:style-name="T9491"><text:s/></text:span><text:span text:style-name="T9492">d</text:span><text:span text:style-name="T9493">e</text:span><text:span text:style-name="T9494"><text:s/></text:span><text:span text:style-name="T9495"><text:s/></text:span><text:span text:style-name="T9496">p</text:span><text:span text:style-name="T9497">i</text:span><text:span text:style-name="T9498">p</text:span><text:span text:style-name="T9499">e</text:span><text:span text:style-name="T9500">s</text:span><text:span text:style-name="T9501">"</text:span><text:span text:style-name="T9502">;</text:span><text:span text:style-name="T9503">;</text:span></text:p>
      <text:p text:style-name="P9504"><text:span text:style-name="T9505">"</text:span><text:span text:style-name="T9506">h</text:span><text:span text:style-name="T9507">"</text:span><text:span text:style-name="T9508">)</text:span><text:span text:style-name="T9509">ech</text:span><text:span text:style-name="T9510">o</text:span><text:span text:style-name="T9511"><text:s/></text:span><text:span text:style-name="T9512">"</text:span><text:span text:style-name="T9513">S</text:span><text:span text:style-name="T9514">e</text:span><text:span text:style-name="T9515"><text:s/></text:span><text:span text:style-name="T9516"><text:s/></text:span><text:span text:style-name="T9517">v</text:span><text:span text:style-name="T9518">a</text:span><text:span text:style-name="T9519"><text:s/></text:span><text:span text:style-name="T9520"><text:s/></text:span><text:span text:style-name="T9521">a</text:span><text:span text:style-name="T9522"><text:s/></text:span><text:span text:style-name="T9523"><text:s/></text:span><text:span text:style-name="T9524">r</text:span><text:span text:style-name="T9525">e</text:span><text:span text:style-name="T9526">a</text:span><text:span text:style-name="T9527">l</text:span><text:span text:style-name="T9528">i</text:span><text:span text:style-name="T9529">z</text:span><text:span text:style-name="T9530">a</text:span><text:span text:style-name="T9531">r</text:span><text:span text:style-name="T9532"><text:s/></text:span><text:span text:style-name="T9533"><text:s/></text:span><text:span text:style-name="T9534">i</text:span><text:span text:style-name="T9535">n</text:span><text:span text:style-name="T9536">f</text:span><text:span text:style-name="T9537">o</text:span><text:span text:style-name="T9538">r</text:span><text:span text:style-name="T9539">m</text:span><text:span text:style-name="T9540">e</text:span><text:span text:style-name="T9541"><text:s/></text:span><text:span text:style-name="T9542"><text:s/></text:span><text:span text:style-name="T9543">d</text:span><text:span text:style-name="T9544">e</text:span><text:span text:style-name="T9545"><text:s/></text:span><text:span text:style-name="T9546"><text:s/></text:span><text:span text:style-name="T9547">en</text:span><text:span text:style-name="T9548">l</text:span><text:span text:style-name="T9549">a</text:span><text:span text:style-name="T9550">c</text:span><text:span text:style-name="T9551">e</text:span><text:span text:style-name="T9552">s</text:span><text:span text:style-name="T9553"><text:s/></text:span><text:span text:style-name="T9554"><text:s/></text:span><text:span text:style-name="T9555">s</text:span><text:span text:style-name="T9556">i</text:span><text:span text:style-name="T9557">m</text:span><text:span text:style-name="T9558">b</text:span><text:span text:style-name="T9559">ó</text:span><text:span text:style-name="T9560">l</text:span><text:span text:style-name="T9561">i</text:span><text:span text:style-name="T9562">c</text:span><text:span text:style-name="T9563">o</text:span><text:span text:style-name="T9564">s</text:span><text:span text:style-name="T9565">"</text:span><text:span text:style-name="T9566">;</text:span><text:span text:style-name="T9567">;<text:s/></text:span><text:span text:style-name="T9568">"</text:span><text:span text:style-name="T9569">b</text:span><text:span text:style-name="T9570">"</text:span><text:span text:style-name="T9571">)</text:span><text:span text:style-name="T9572">ech</text:span><text:span text:style-name="T9573">o</text:span><text:span text:style-name="T9574"><text:s/></text:span><text:span text:style-name="T9575">"</text:span><text:span text:style-name="T9576">S</text:span><text:span text:style-name="T9577">e</text:span><text:span text:style-name="T9578"><text:s/></text:span><text:span text:style-name="T9579"><text:s/></text:span><text:span text:style-name="T9580">v</text:span><text:span text:style-name="T9581">a</text:span><text:span text:style-name="T9582"><text:s/></text:span><text:span text:style-name="T9583"><text:s/></text:span><text:span text:style-name="T9584">a</text:span><text:span text:style-name="T9585"><text:s/></text:span><text:span text:style-name="T9586"><text:s/></text:span><text:span text:style-name="T9587">r</text:span><text:span text:style-name="T9588">e</text:span><text:span text:style-name="T9589">a</text:span><text:span text:style-name="T9590">l</text:span><text:span text:style-name="T9591">i</text:span><text:span text:style-name="T9592">z</text:span><text:span text:style-name="T9593">a</text:span><text:span text:style-name="T9594">r</text:span><text:span text:style-name="T9595"><text:s/></text:span><text:span text:style-name="T9596"><text:s/></text:span><text:span text:style-name="T9597">i</text:span><text:span text:style-name="T9598">n</text:span><text:span text:style-name="T9599">f</text:span><text:span text:style-name="T9600">o</text:span><text:span text:style-name="T9601">r</text:span><text:span text:style-name="T9602">m</text:span><text:span text:style-name="T9603">e</text:span><text:span text:style-name="T9604"><text:s/></text:span><text:span text:style-name="T9605"><text:s/></text:span><text:span text:style-name="T9606">d</text:span><text:span text:style-name="T9607">e</text:span><text:span text:style-name="T9608"><text:s/></text:span><text:span text:style-name="T9609"><text:s/></text:span><text:span text:style-name="T9610">a</text:span><text:span text:style-name="T9611">r</text:span><text:span text:style-name="T9612">c</text:span><text:span text:style-name="T9613">h</text:span><text:span text:style-name="T9614">i</text:span><text:span text:style-name="T9615">v</text:span><text:span text:style-name="T9616">o</text:span><text:span text:style-name="T9617">s</text:span><text:span text:style-name="T9618"><text:s/></text:span><text:span text:style-name="T9619"><text:s/></text:span><text:span text:style-name="T9620">d</text:span><text:span text:style-name="T9621">e</text:span><text:span text:style-name="T9622"><text:s/></text:span><text:span text:style-name="T9623"><text:s/></text:span><text:span text:style-name="T9624">b</text:span><text:span text:style-name="T9625">l</text:span><text:span text:style-name="T9626">o</text:span><text:span text:style-name="T9627">q</text:span><text:span text:style-name="T9628">ue</text:span><text:span text:style-name="T9629">s</text:span><text:span text:style-name="T9630">"</text:span><text:span text:style-name="T9631">;</text:span><text:span text:style-name="T9632">;<text:s/></text:span><text:span text:style-name="T9633">"</text:span><text:span text:style-name="T9634">c</text:span><text:span text:style-name="T9635">"</text:span><text:span text:style-name="T9636">)</text:span><text:span text:style-name="T9637">ech</text:span><text:span text:style-name="T9638">o</text:span><text:span text:style-name="T9639"><text:s/></text:span><text:span text:style-name="T9640">"</text:span><text:span text:style-name="T9641">S</text:span><text:span text:style-name="T9642">e</text:span><text:span text:style-name="T9643"><text:s/></text:span><text:span text:style-name="T9644"><text:s/></text:span><text:span text:style-name="T9645">v</text:span><text:span text:style-name="T9646">a</text:span><text:span text:style-name="T9647"><text:s/></text:span><text:span text:style-name="T9648"><text:s/></text:span><text:span text:style-name="T9649">a</text:span><text:span text:style-name="T9650"><text:s/></text:span><text:span text:style-name="T9651"><text:s/></text:span><text:span text:style-name="T9652">r</text:span><text:span text:style-name="T9653">e</text:span><text:span text:style-name="T9654">a</text:span><text:span text:style-name="T9655">l</text:span><text:span text:style-name="T9656">i</text:span><text:span text:style-name="T9657">z</text:span><text:span text:style-name="T9658">a</text:span><text:span text:style-name="T9659">r</text:span><text:span text:style-name="T9660"><text:s/></text:span><text:span text:style-name="T9661"><text:s/></text:span><text:span text:style-name="T9662">i</text:span><text:span text:style-name="T9663">n</text:span><text:span text:style-name="T9664">f</text:span><text:span text:style-name="T9665">o</text:span><text:span text:style-name="T9666">r</text:span><text:span text:style-name="T9667">m</text:span><text:span text:style-name="T9668">e</text:span><text:span text:style-name="T9669"><text:s/></text:span><text:span text:style-name="T9670"><text:s/></text:span><text:span text:style-name="T9671">d</text:span><text:span text:style-name="T9672">e</text:span><text:span text:style-name="T9673"><text:s/></text:span><text:span text:style-name="T9674"><text:s/></text:span><text:span text:style-name="T9675">f</text:span><text:span text:style-name="T9676">u</text:span><text:span text:style-name="T9677">c</text:span><text:span text:style-name="T9678">he</text:span><text:span text:style-name="T9679">r</text:span><text:span text:style-name="T9680">o</text:span><text:span text:style-name="T9681">s</text:span><text:span text:style-name="T9682"><text:s/></text:span><text:span text:style-name="T9683"><text:s/></text:span><text:span text:style-name="T9684">d</text:span><text:span text:style-name="T9685">e</text:span><text:span text:style-name="T9686"><text:s/></text:span><text:span text:style-name="T9687"><text:s/></text:span><text:span text:style-name="T9688">c</text:span><text:span text:style-name="T9689">a</text:span><text:span text:style-name="T9690">r</text:span><text:span text:style-name="T9691">a</text:span><text:span text:style-name="T9692">c</text:span><text:span text:style-name="T9693">t</text:span><text:span text:style-name="T9694">e</text:span><text:span text:style-name="T9695">r</text:span><text:span text:style-name="T9696">e</text:span><text:span text:style-name="T9697">s</text:span><text:span text:style-name="T9698">"</text:span><text:span text:style-name="T9699">;</text:span><text:span text:style-name="T9700">;</text:span></text:p>
      <text:p text:style-name="P9701"><text:span text:style-name="T9702">*)</text:span><text:span text:style-name="T9703">ech</text:span><text:span text:style-name="T9704">o</text:span><text:span text:style-name="T9705"><text:s/></text:span><text:span text:style-name="T9706">"</text:span><text:span text:style-name="T9707">t</text:span><text:span text:style-name="T9708">i</text:span><text:span text:style-name="T9709">p</text:span><text:span text:style-name="T9710">o</text:span><text:span text:style-name="T9711"><text:s text:c="2"/></text:span><text:span text:style-name="T9712">d</text:span><text:span text:style-name="T9713">e</text:span><text:span text:style-name="T9714"><text:s text:c="2"/></text:span><text:span text:style-name="T9715">f</text:span><text:span text:style-name="T9716">i</text:span><text:span text:style-name="T9717">c</text:span><text:span text:style-name="T9718">he</text:span><text:span text:style-name="T9719">r</text:span><text:span text:style-name="T9720">o</text:span><text:span text:style-name="T9721"><text:s text:c="2"/></text:span><text:span text:style-name="T9722">$</text:span><text:span text:style-name="T9723">2</text:span><text:span text:style-name="T9724"><text:s text:c="2"/></text:span><text:span text:style-name="T9725">n</text:span><text:span text:style-name="T9726">o</text:span><text:span text:style-name="T9727"><text:s text:c="2"/></text:span><text:span text:style-name="T9728">a</text:span><text:span text:style-name="T9729">d</text:span><text:span text:style-name="T9730">m</text:span><text:span text:style-name="T9731">i</text:span><text:span text:style-name="T9732">t</text:span><text:span text:style-name="T9733">i</text:span><text:span text:style-name="T9734">d</text:span><text:span text:style-name="T9735">o</text:span><text:span text:style-name="T9736">"</text:span><text:span text:style-name="T9737">;exit;</text:span><text:span text:style-name="T9738">;<text:s/></text:span><text:span text:style-name="T9739">esac</text:span></text:p>
      <text:p text:style-name="P9740"/>
      <text:p text:style-name="P9741"><text:span text:style-name="T9742">#</text:span><text:span text:style-name="T9743">c</text:span><text:span text:style-name="T9744">o</text:span><text:span text:style-name="T9745">m</text:span><text:span text:style-name="T9746">p</text:span><text:span text:style-name="T9747">r</text:span><text:span text:style-name="T9748">o</text:span><text:span text:style-name="T9749">b</text:span><text:span text:style-name="T9750">a</text:span><text:span text:style-name="T9751">c</text:span><text:span text:style-name="T9752">i</text:span><text:span text:style-name="T9753">ó</text:span><text:span text:style-name="T9754">n</text:span><text:span text:style-name="T9755"><text:s/></text:span><text:span text:style-name="T9756"><text:s/></text:span><text:span text:style-name="T9757">d</text:span><text:span text:style-name="T9758">e</text:span><text:span text:style-name="T9759"><text:s/></text:span><text:span text:style-name="T9760"><text:s/></text:span><text:span text:style-name="T9761">$</text:span><text:span text:style-name="T9762">3</text:span></text:p>
      <text:p text:style-name="P9763"><text:span text:style-name="T9764">if [<text:s/></text:span><text:span text:style-name="T9765">-d<text:s/></text:span><text:span text:style-name="T9766">$3<text:s/></text:span><text:span text:style-name="T9767">];then</text:span></text:p>
      <text:p text:style-name="P9768"><text:span text:style-name="T9769">#</text:span><text:span text:style-name="T9770">c</text:span><text:span text:style-name="T9771">o</text:span><text:span text:style-name="T9772">m</text:span><text:span text:style-name="T9773">p</text:span><text:span text:style-name="T9774">r</text:span><text:span text:style-name="T9775">o</text:span><text:span text:style-name="T9776">b</text:span><text:span text:style-name="T9777">a</text:span><text:span text:style-name="T9778">c</text:span><text:span text:style-name="T9779">i</text:span><text:span text:style-name="T9780">ó</text:span><text:span text:style-name="T9781">n</text:span><text:span text:style-name="T9782"><text:s/></text:span><text:span text:style-name="T9783"><text:s/></text:span><text:span text:style-name="T9784">d</text:span><text:span text:style-name="T9785">e</text:span><text:span text:style-name="T9786"><text:s/></text:span><text:span text:style-name="T9787"><text:s/></text:span><text:span text:style-name="T9788">$</text:span><text:span text:style-name="T9789">1</text:span><text:span text:style-name="T9790"><text:s/></text:span><text:span text:style-name="T9791"><text:s/></text:span><text:span text:style-name="T9792">e</text:span><text:span text:style-name="T9793">n</text:span><text:span text:style-name="T9794"><text:s/></text:span><text:span text:style-name="T9795"><text:s/></text:span><text:span text:style-name="T9796">d</text:span><text:span text:style-name="T9797">i</text:span><text:span text:style-name="T9798">r</text:span><text:span text:style-name="T9799">e</text:span><text:span text:style-name="T9800">c</text:span><text:span text:style-name="T9801">t</text:span><text:span text:style-name="T9802">o</text:span><text:span text:style-name="T9803">r</text:span><text:span text:style-name="T9804">i</text:span><text:span text:style-name="T9805">o</text:span><text:span text:style-name="T9806"><text:s/></text:span><text:span text:style-name="T9807"><text:s/></text:span><text:span text:style-name="T9808">d</text:span><text:span text:style-name="T9809">e</text:span><text:span text:style-name="T9810"><text:s/></text:span><text:span text:style-name="T9811"><text:s/></text:span><text:span text:style-name="T9812">t</text:span><text:span text:style-name="T9813">r</text:span><text:span text:style-name="T9814">a</text:span><text:span text:style-name="T9815">b</text:span><text:span text:style-name="T9816">a</text:span><text:span text:style-name="T9817">j</text:span><text:span text:style-name="T9818">o<text:s/></text:span><text:span text:style-name="T9819">#</text:span><text:span text:style-name="T9820">p</text:span><text:span text:style-name="T9821">o</text:span><text:span text:style-name="T9822">d</text:span><text:span text:style-name="T9823">r</text:span><text:span text:style-name="T9824">í</text:span><text:span text:style-name="T9825">a</text:span><text:span text:style-name="T9826"><text:s/></text:span><text:span text:style-name="T9827"><text:s/></text:span><text:span text:style-name="T9828">m</text:span><text:span text:style-name="T9829">e</text:span><text:span text:style-name="T9830">j</text:span><text:span text:style-name="T9831">o</text:span><text:span text:style-name="T9832">r</text:span><text:span text:style-name="T9833">a</text:span><text:span text:style-name="T9834">r</text:span><text:span text:style-name="T9835">s</text:span><text:span text:style-name="T9836">e</text:span><text:span text:style-name="T9837"><text:s/></text:span><text:span text:style-name="T9838"><text:s/></text:span><text:span text:style-name="T9839">b</text:span><text:span text:style-name="T9840">u</text:span><text:span text:style-name="T9841">s</text:span><text:span text:style-name="T9842">c</text:span><text:span text:style-name="T9843">á</text:span><text:span text:style-name="T9844">n</text:span><text:span text:style-name="T9845">d</text:span><text:span text:style-name="T9846">o</text:span><text:span text:style-name="T9847">l</text:span><text:span text:style-name="T9848">o</text:span><text:span text:style-name="T9849"><text:s/></text:span><text:span text:style-name="T9850"><text:s/></text:span><text:span text:style-name="T9851">e</text:span><text:span text:style-name="T9852">n</text:span><text:span text:style-name="T9853"><text:s/></text:span><text:span text:style-name="T9854"><text:s/></text:span><text:span text:style-name="T9855">o</text:span><text:span text:style-name="T9856">t</text:span><text:span text:style-name="T9857">r</text:span><text:span text:style-name="T9858">o</text:span><text:span text:style-name="T9859"><text:s/></text:span><text:span text:style-name="T9860"><text:s/></text:span><text:span text:style-name="T9861">l</text:span><text:span text:style-name="T9862">u</text:span><text:span text:style-name="T9863">g</text:span><text:span text:style-name="T9864">a</text:span><text:span text:style-name="T9865">r<text:s/></text:span><text:span text:style-name="T9866">if<text:s/></text:span><text:span text:style-name="T9867">[<text:s/></text:span><text:span text:style-name="T9868">-f</text:span><text:span text:style-name="T9869"><text:s/></text:span><text:span text:style-name="T9870">$1<text:s/></text:span><text:span text:style-name="T9871">];then</text:span></text:p>
      <text:p text:style-name="P9872"><text:span text:style-name="T9873">echo<text:s/></text:span><text:span text:style-name="T9874">"</text:span><text:span text:style-name="T9875">$1<text:s/></text:span><text:span text:style-name="T9876">ya existe"</text:span></text:p>
      <text:p text:style-name="P9877"><text:span text:style-name="T9878">#</text:span><text:span text:style-name="T9879">m</text:span><text:span text:style-name="T9880">e</text:span><text:span text:style-name="T9881">j</text:span><text:span text:style-name="T9882">o</text:span><text:span text:style-name="T9883">r</text:span><text:span text:style-name="T9884">a</text:span><text:span text:style-name="T9885">:</text:span><text:span text:style-name="T9886">n</text:span><text:span text:style-name="T9887">o</text:span><text:span text:style-name="T9888"><text:s/></text:span><text:span text:style-name="T9889"><text:s/></text:span><text:span text:style-name="T9890">s</text:span><text:span text:style-name="T9891">a</text:span><text:span text:style-name="T9892">l</text:span><text:span text:style-name="T9893">i</text:span><text:span text:style-name="T9894">r</text:span><text:span text:style-name="T9895"><text:s/></text:span><text:span text:style-name="T9896"><text:s/></text:span><text:span text:style-name="T9897">h</text:span><text:span text:style-name="T9898">a</text:span><text:span text:style-name="T9899">s</text:span><text:span text:style-name="T9900">t</text:span><text:span text:style-name="T9901">a</text:span><text:span text:style-name="T9902"><text:s/></text:span><text:span text:style-name="T9903"><text:s/></text:span><text:span text:style-name="T9904">q</text:span><text:span text:style-name="T9905">u</text:span><text:span text:style-name="T9906">e</text:span><text:span text:style-name="T9907"><text:s/></text:span><text:span text:style-name="T9908"><text:s/></text:span><text:span text:style-name="T9909">n</text:span><text:span text:style-name="T9910">o</text:span><text:span text:style-name="T9911"><text:s/></text:span><text:span text:style-name="T9912"><text:s/></text:span><text:span text:style-name="T9913">d</text:span><text:span text:style-name="T9914">e</text:span><text:span text:style-name="T9915"><text:s/></text:span><text:span text:style-name="T9916"><text:s/></text:span><text:span text:style-name="T9917">r</text:span><text:span text:style-name="T9918">e</text:span><text:span text:style-name="T9919">s</text:span><text:span text:style-name="T9920">p</text:span><text:span text:style-name="T9921">ue</text:span><text:span text:style-name="T9922">s</text:span><text:span text:style-name="T9923">t</text:span><text:span text:style-name="T9924">a</text:span><text:span text:style-name="T9925"><text:s/></text:span><text:span text:style-name="T9926"><text:s/></text:span><text:span text:style-name="T9927">c</text:span><text:span text:style-name="T9928">o</text:span><text:span text:style-name="T9929">rr</text:span><text:span text:style-name="T9930">e</text:span><text:span text:style-name="T9931">c</text:span><text:span text:style-name="T9932">t</text:span><text:span text:style-name="T9933">a</text:span></text:p>
      <text:p text:style-name="P9934"><text:span text:style-name="T9935">rea</text:span><text:span text:style-name="T9936">d</text:span><text:span text:style-name="T9937"><text:s/></text:span><text:span text:style-name="T9938">-</text:span><text:span text:style-name="T9939">p</text:span><text:span text:style-name="T9940"><text:s/></text:span><text:span text:style-name="T9941"><text:s/></text:span><text:span text:style-name="T9942">"</text:span><text:span text:style-name="T9943">¿</text:span><text:span text:style-name="T9944">Q</text:span><text:span text:style-name="T9945">u</text:span><text:span text:style-name="T9946">i</text:span><text:span text:style-name="T9947">e</text:span><text:span text:style-name="T9948">r</text:span><text:span text:style-name="T9949">e</text:span><text:span text:style-name="T9950"><text:s/></text:span><text:span text:style-name="T9951"><text:s/></text:span><text:span text:style-name="T9952">m</text:span><text:span text:style-name="T9953">o</text:span><text:span text:style-name="T9954">d</text:span><text:span text:style-name="T9955">i</text:span><text:span text:style-name="T9956">f</text:span><text:span text:style-name="T9957">i</text:span><text:span text:style-name="T9958">c</text:span><text:span text:style-name="T9959">a</text:span><text:span text:style-name="T9960">r</text:span><text:span text:style-name="T9961">l</text:span><text:span text:style-name="T9962">o</text:span><text:span text:style-name="T9963">?</text:span><text:span text:style-name="T9964"><text:s/></text:span><text:span text:style-name="T9965"><text:s/></text:span><text:span text:style-name="T9966">s</text:span><text:span text:style-name="T9967">/</text:span><text:span text:style-name="T9968">n</text:span><text:span text:style-name="T9969">:</text:span><text:span text:style-name="T9970"><text:s/></text:span><text:span text:style-name="T9971"><text:s/></text:span><text:span text:style-name="T9972">"</text:span><text:span text:style-name="T9973"><text:s/></text:span><text:span text:style-name="T9974"><text:s/></text:span><text:span text:style-name="T9975">r</text:span><text:span text:style-name="T9976">e</text:span><text:span text:style-name="T9977">s</text:span><text:span text:style-name="T9978">p</text:span></text:p>
      <text:p text:style-name="P9979"><text:span text:style-name="T9980">case<text:s/></text:span><text:span text:style-name="T9981">$resp<text:s/></text:span><text:span text:style-name="T9982">in</text:span></text:p>
      <text:p text:style-name="P9983"><text:span text:style-name="T9984">s</text:span><text:span text:style-name="T9985">|</text:span><text:span text:style-name="T9986">S)</text:span></text:p>
      <text:soft-page-break/>
      <text:p text:style-name="P9987"><text:span text:style-name="T9988">ech</text:span><text:span text:style-name="T9989">o</text:span><text:span text:style-name="T9990"><text:s/></text:span><text:span text:style-name="T9991">"</text:span><text:span text:style-name="T9992">S</text:span><text:span text:style-name="T9993">e</text:span><text:span text:style-name="T9994"><text:s/></text:span><text:span text:style-name="T9995"><text:s/></text:span><text:span text:style-name="T9996">v</text:span><text:span text:style-name="T9997">a</text:span><text:span text:style-name="T9998"><text:s/></text:span><text:span text:style-name="T9999"><text:s/></text:span><text:span text:style-name="T10000">a</text:span><text:span text:style-name="T10001"><text:s/></text:span><text:span text:style-name="T10002"><text:s/></text:span><text:span text:style-name="T10003">m</text:span><text:span text:style-name="T10004">o</text:span><text:span text:style-name="T10005">d</text:span><text:span text:style-name="T10006">i</text:span><text:span text:style-name="T10007">f</text:span><text:span text:style-name="T10008">i</text:span><text:span text:style-name="T10009">c</text:span><text:span text:style-name="T10010">a</text:span><text:span text:style-name="T10011">r</text:span><text:span text:style-name="T10012"><text:s/></text:span><text:span text:style-name="T10013"><text:s/></text:span><text:span text:style-name="T10014">e</text:span><text:span text:style-name="T10015">l</text:span><text:span text:style-name="T10016"><text:s/></text:span><text:span text:style-name="T10017"><text:s/></text:span><text:span text:style-name="T10018">i</text:span><text:span text:style-name="T10019">n</text:span><text:span text:style-name="T10020">f</text:span><text:span text:style-name="T10021">o</text:span><text:span text:style-name="T10022">r</text:span><text:span text:style-name="T10023">m</text:span><text:span text:style-name="T10024">e</text:span><text:span text:style-name="T10025">"</text:span></text:p>
      <text:p text:style-name="P10026"><text:span text:style-name="T10027">#</text:span><text:span text:style-name="T10028">c</text:span><text:span text:style-name="T10029">o</text:span><text:span text:style-name="T10030">m</text:span><text:span text:style-name="T10031">p</text:span><text:span text:style-name="T10032">r</text:span><text:span text:style-name="T10033">o</text:span><text:span text:style-name="T10034">b</text:span><text:span text:style-name="T10035">a</text:span><text:span text:style-name="T10036">c</text:span><text:span text:style-name="T10037">i</text:span><text:span text:style-name="T10038">ó</text:span><text:span text:style-name="T10039">n</text:span><text:span text:style-name="T10040"><text:s/></text:span><text:span text:style-name="T10041"><text:s/></text:span><text:span text:style-name="T10042">d</text:span><text:span text:style-name="T10043">e</text:span><text:span text:style-name="T10044"><text:s/></text:span><text:span text:style-name="T10045"><text:s/></text:span><text:span text:style-name="T10046">s</text:span><text:span text:style-name="T10047">o</text:span><text:span text:style-name="T10048">b</text:span><text:span text:style-name="T10049">r</text:span><text:span text:style-name="T10050">ee</text:span><text:span text:style-name="T10051">s</text:span><text:span text:style-name="T10052">c</text:span><text:span text:style-name="T10053">r</text:span><text:span text:style-name="T10054">i</text:span><text:span text:style-name="T10055">t</text:span><text:span text:style-name="T10056">u</text:span><text:span text:style-name="T10057">r</text:span><text:span text:style-name="T10058">a</text:span><text:span text:style-name="T10059"><text:s/></text:span><text:span text:style-name="T10060"><text:s/></text:span><text:span text:style-name="T10061">=</text:span><text:span text:style-name="T10062"><text:s/></text:span><text:span text:style-name="T10063"><text:s/></text:span><text:span text:style-name="T10064">s</text:span><text:span text:style-name="T10065">i</text:span><text:span text:style-name="T10066"><text:s/></text:span><text:span text:style-name="T10067"><text:s/></text:span><text:span text:style-name="T10068">t</text:span><text:span text:style-name="T10069">ene</text:span><text:span text:style-name="T10070">m</text:span><text:span text:style-name="T10071">o</text:span><text:span text:style-name="T10072">s</text:span><text:span text:style-name="T10073"><text:s/></text:span><text:span text:style-name="T10074"><text:s/></text:span><text:span text:style-name="T10075">p</text:span><text:span text:style-name="T10076">e</text:span><text:span text:style-name="T10077">r</text:span><text:span text:style-name="T10078">m</text:span><text:span text:style-name="T10079">i</text:span><text:span text:style-name="T10080">s</text:span><text:span text:style-name="T10081">o</text:span><text:span text:style-name="T10082">s</text:span></text:p>
      <text:p text:style-name="P10083"><text:span text:style-name="T10084">ech</text:span><text:span text:style-name="T10085">o</text:span><text:span text:style-name="T10086"><text:s/></text:span><text:span text:style-name="T10087">"</text:span><text:span text:style-name="T10088">S</text:span><text:span text:style-name="T10089">e</text:span><text:span text:style-name="T10090"><text:s/></text:span><text:span text:style-name="T10091"><text:s/></text:span><text:span text:style-name="T10092">c</text:span><text:span text:style-name="T10093">o</text:span><text:span text:style-name="T10094">m</text:span><text:span text:style-name="T10095">p</text:span><text:span text:style-name="T10096">r</text:span><text:span text:style-name="T10097">ue</text:span><text:span text:style-name="T10098">b</text:span><text:span text:style-name="T10099">a</text:span><text:span text:style-name="T10100"><text:s/></text:span><text:span text:style-name="T10101"><text:s/></text:span><text:span text:style-name="T10102">p</text:span><text:span text:style-name="T10103">e</text:span><text:span text:style-name="T10104">r</text:span><text:span text:style-name="T10105">m</text:span><text:span text:style-name="T10106">i</text:span><text:span text:style-name="T10107">s</text:span><text:span text:style-name="T10108">o</text:span><text:span text:style-name="T10109">s</text:span><text:span text:style-name="T10110"><text:s/></text:span><text:span text:style-name="T10111"><text:s/></text:span><text:span text:style-name="T10112">d</text:span><text:span text:style-name="T10113">e</text:span><text:span text:style-name="T10114"><text:s/></text:span><text:span text:style-name="T10115"><text:s/></text:span><text:span text:style-name="T10116">e</text:span><text:span text:style-name="T10117">s</text:span><text:span text:style-name="T10118">c</text:span><text:span text:style-name="T10119">r</text:span><text:span text:style-name="T10120">i</text:span><text:span text:style-name="T10121">t</text:span><text:span text:style-name="T10122">u</text:span><text:span text:style-name="T10123">r</text:span><text:span text:style-name="T10124">a</text:span><text:span text:style-name="T10125">:</text:span><text:span text:style-name="T10126">"</text:span></text:p>
      <text:p text:style-name="P10127"><text:span text:style-name="T10128">i</text:span><text:span text:style-name="T10129">f</text:span><text:span text:style-name="T10130"><text:s/></text:span><text:span text:style-name="T10131">[</text:span><text:span text:style-name="T10132"><text:s/></text:span><text:span text:style-name="T10133">-</text:span><text:span text:style-name="T10134">w</text:span><text:span text:style-name="T10135"><text:s/></text:span><text:span text:style-name="T10136"><text:s/></text:span><text:span text:style-name="T10137">$</text:span><text:span text:style-name="T10138">1</text:span><text:span text:style-name="T10139"><text:s/></text:span><text:span text:style-name="T10140"><text:s/></text:span><text:span text:style-name="T10141">];the</text:span><text:span text:style-name="T10142">n</text:span></text:p>
      <text:p text:style-name="P10143"><text:span text:style-name="T10144">ech</text:span><text:span text:style-name="T10145">o</text:span><text:span text:style-name="T10146"><text:s/></text:span><text:span text:style-name="T10147">"</text:span><text:span text:style-name="T10148">S</text:span><text:span text:style-name="T10149">i</text:span><text:span text:style-name="T10150"><text:s/></text:span><text:span text:style-name="T10151"><text:s/></text:span><text:span text:style-name="T10152">t</text:span><text:span text:style-name="T10153">i</text:span><text:span text:style-name="T10154">en</text:span><text:span text:style-name="T10155">e</text:span><text:span text:style-name="T10156"><text:s/></text:span><text:span text:style-name="T10157"><text:s/></text:span><text:span text:style-name="T10158">p</text:span><text:span text:style-name="T10159">e</text:span><text:span text:style-name="T10160">r</text:span><text:span text:style-name="T10161">m</text:span><text:span text:style-name="T10162">i</text:span><text:span text:style-name="T10163">s</text:span><text:span text:style-name="T10164">o</text:span><text:span text:style-name="T10165">s</text:span><text:span text:style-name="T10166"><text:s/></text:span><text:span text:style-name="T10167"><text:s/></text:span><text:span text:style-name="T10168">d</text:span><text:span text:style-name="T10169">e</text:span><text:span text:style-name="T10170"><text:s/></text:span><text:span text:style-name="T10171"><text:s/></text:span><text:span text:style-name="T10172">e</text:span><text:span text:style-name="T10173">s</text:span><text:span text:style-name="T10174">c</text:span><text:span text:style-name="T10175">r</text:span><text:span text:style-name="T10176">i</text:span><text:span text:style-name="T10177">t</text:span><text:span text:style-name="T10178">u</text:span><text:span text:style-name="T10179">r</text:span><text:span text:style-name="T10180">a</text:span><text:span text:style-name="T10181"><text:s/></text:span><text:span text:style-name="T10182"><text:s/></text:span><text:span text:style-name="T10183">y</text:span><text:span text:style-name="T10184"><text:s/></text:span><text:span text:style-name="T10185"><text:s/></text:span><text:span text:style-name="T10186">s</text:span><text:span text:style-name="T10187">e</text:span><text:span text:style-name="T10188"><text:s/></text:span><text:span text:style-name="T10189"><text:s/></text:span><text:span text:style-name="T10190">h</text:span><text:span text:style-name="T10191">a</text:span><text:span text:style-name="T10192">c</text:span><text:span text:style-name="T10193">e</text:span><text:span text:style-name="T10194"><text:s/></text:span><text:span text:style-name="T10195"><text:s/></text:span><text:span text:style-name="T10196">i</text:span><text:span text:style-name="T10197">n</text:span><text:span text:style-name="T10198">f</text:span><text:span text:style-name="T10199">o</text:span><text:span text:style-name="T10200">r</text:span><text:span text:style-name="T10201">m</text:span><text:span text:style-name="T10202">e</text:span><text:span text:style-name="T10203">"<text:s/></text:span><text:span text:style-name="T10204">#</text:span><text:span text:style-name="T10205">s</text:span><text:span text:style-name="T10206">e</text:span><text:span text:style-name="T10207"><text:s/></text:span><text:span text:style-name="T10208"><text:s/></text:span><text:span text:style-name="T10209">h</text:span><text:span text:style-name="T10210">a</text:span><text:span text:style-name="T10211">c</text:span><text:span text:style-name="T10212">e</text:span><text:span text:style-name="T10213"><text:s/></text:span><text:span text:style-name="T10214"><text:s/></text:span><text:span text:style-name="T10215">i</text:span><text:span text:style-name="T10216">n</text:span><text:span text:style-name="T10217">f</text:span><text:span text:style-name="T10218">o</text:span><text:span text:style-name="T10219">r</text:span><text:span text:style-name="T10220">m</text:span><text:span text:style-name="T10221">e</text:span><text:span text:style-name="T10222"><text:s/></text:span><text:span text:style-name="T10223"><text:s/></text:span><text:span text:style-name="T10224">c</text:span><text:span text:style-name="T10225">o</text:span><text:span text:style-name="T10226">n</text:span><text:span text:style-name="T10227"><text:s/></text:span><text:span text:style-name="T10228"><text:s/></text:span><text:span text:style-name="T10229">p</text:span><text:span text:style-name="T10230">a</text:span><text:span text:style-name="T10231">r</text:span><text:span text:style-name="T10232">á</text:span><text:span text:style-name="T10233">m</text:span><text:span text:style-name="T10234">e</text:span><text:span text:style-name="T10235">t</text:span><text:span text:style-name="T10236">r</text:span><text:span text:style-name="T10237">o</text:span><text:span text:style-name="T10238">s</text:span></text:p>
      <text:p text:style-name="P10239"><text:span text:style-name="T10240">i</text:span><text:span text:style-name="T10241">n</text:span><text:span text:style-name="T10242">f</text:span><text:span text:style-name="T10243">o</text:span><text:span text:style-name="T10244">r</text:span><text:span text:style-name="T10245">m</text:span><text:span text:style-name="T10246">e</text:span><text:span text:style-name="T10247"><text:s/></text:span><text:span text:style-name="T10248"><text:s/></text:span><text:span text:style-name="T10249">$</text:span><text:span text:style-name="T10250">2</text:span><text:span text:style-name="T10251"><text:s/></text:span><text:span text:style-name="T10252"><text:s/></text:span><text:span text:style-name="T10253">$</text:span><text:span text:style-name="T10254">3</text:span><text:span text:style-name="T10255"><text:s/></text:span><text:span text:style-name="T10256"><text:s/></text:span><text:span text:style-name="T10257">&gt;</text:span><text:span text:style-name="T10258"><text:s/></text:span><text:span text:style-name="T10259">$</text:span><text:span text:style-name="T10260">1</text:span></text:p>
      <text:p text:style-name="P10261"><text:span text:style-name="T10262">else</text:span></text:p>
      <text:p text:style-name="P10263"><text:span text:style-name="T10264">ech</text:span><text:span text:style-name="T10265">o</text:span><text:span text:style-name="T10266"><text:s/></text:span><text:span text:style-name="T10267">"</text:span><text:span text:style-name="T10268">E</text:span><text:span text:style-name="T10269">l</text:span><text:span text:style-name="T10270"><text:s/></text:span><text:span text:style-name="T10271"><text:s/></text:span><text:span text:style-name="T10272">u</text:span><text:span text:style-name="T10273">s</text:span><text:span text:style-name="T10274">u</text:span><text:span text:style-name="T10275">a</text:span><text:span text:style-name="T10276">r</text:span><text:span text:style-name="T10277">i</text:span><text:span text:style-name="T10278">o</text:span><text:span text:style-name="T10279"><text:s/></text:span><text:span text:style-name="T10280"><text:s/></text:span><text:span text:style-name="T10281">n</text:span><text:span text:style-name="T10282">o</text:span><text:span text:style-name="T10283"><text:s/></text:span><text:span text:style-name="T10284"><text:s/></text:span><text:span text:style-name="T10285">d</text:span><text:span text:style-name="T10286">i</text:span><text:span text:style-name="T10287">s</text:span><text:span text:style-name="T10288">p</text:span><text:span text:style-name="T10289">o</text:span><text:span text:style-name="T10290">n</text:span><text:span text:style-name="T10291">e</text:span><text:span text:style-name="T10292"><text:s/></text:span><text:span text:style-name="T10293"><text:s/></text:span><text:span text:style-name="T10294">d</text:span><text:span text:style-name="T10295">e</text:span><text:span text:style-name="T10296"><text:s/></text:span><text:span text:style-name="T10297"><text:s/></text:span><text:span text:style-name="T10298">p</text:span><text:span text:style-name="T10299">e</text:span><text:span text:style-name="T10300">r</text:span><text:span text:style-name="T10301">m</text:span><text:span text:style-name="T10302">i</text:span><text:span text:style-name="T10303">s</text:span><text:span text:style-name="T10304">o</text:span><text:span text:style-name="T10305">s</text:span><text:span text:style-name="T10306"><text:s/></text:span><text:span text:style-name="T10307"><text:s/></text:span><text:span text:style-name="T10308">d</text:span><text:span text:style-name="T10309">e</text:span><text:span text:style-name="T10310"><text:s/></text:span><text:span text:style-name="T10311"><text:s/></text:span><text:span text:style-name="T10312">e</text:span><text:span text:style-name="T10313">s</text:span><text:span text:style-name="T10314">c</text:span><text:span text:style-name="T10315">r</text:span><text:span text:style-name="T10316">i</text:span><text:span text:style-name="T10317">t</text:span><text:span text:style-name="T10318">u</text:span><text:span text:style-name="T10319">r</text:span><text:span text:style-name="T10320">a</text:span><text:span text:style-name="T10321"><text:s/></text:span><text:span text:style-name="T10322"><text:s/></text:span><text:span text:style-name="T10323">y</text:span><text:span text:style-name="T10324"><text:s/></text:span><text:span text:style-name="T10325"><text:s/></text:span><text:span text:style-name="T10326">n</text:span><text:span text:style-name="T10327">o</text:span><text:span text:style-name="T10328"><text:s/></text:span><text:span text:style-name="T10329"><text:s/></text:span><text:span text:style-name="T10330">s</text:span><text:span text:style-name="T10331">e</text:span><text:span text:style-name="T10332"><text:s/></text:span><text:span text:style-name="T10333"><text:s/></text:span><text:span text:style-name="T10334">p</text:span><text:span text:style-name="T10335">ue</text:span><text:span text:style-name="T10336">d</text:span><text:span text:style-name="T10337">e</text:span><text:span text:style-name="T10338"><text:s/></text:span><text:span text:style-name="T10339"><text:s/></text:span><text:span text:style-name="T10340">r</text:span><text:span text:style-name="T10341">e</text:span><text:span text:style-name="T10342">a</text:span><text:span text:style-name="T10343">l</text:span><text:span text:style-name="T10344">i</text:span><text:span text:style-name="T10345">z</text:span><text:span text:style-name="T10346">a</text:span><text:span text:style-name="T10347">r</text:span></text:p>
      <text:p text:style-name="P10348"><text:span text:style-name="T10349">i</text:span><text:span text:style-name="T10350">n</text:span><text:span text:style-name="T10351">f</text:span><text:span text:style-name="T10352">o</text:span><text:span text:style-name="T10353">r</text:span><text:span text:style-name="T10354">m</text:span><text:span text:style-name="T10355">e</text:span><text:span text:style-name="T10356">"</text:span></text:p>
      <text:p text:style-name="P10357"><text:span text:style-name="T10358">fi</text:span></text:p>
      <text:p text:style-name="P10359"><text:span text:style-name="T10360">;;</text:span></text:p>
      <text:p text:style-name="P10361"><text:span text:style-name="T10362">n</text:span><text:span text:style-name="T10363">|</text:span><text:span text:style-name="T10364">N</text:span><text:span text:style-name="T10365">)</text:span><text:span text:style-name="T10366">ech</text:span><text:span text:style-name="T10367">o</text:span><text:span text:style-name="T10368"><text:s/></text:span><text:span text:style-name="T10369">"</text:span><text:span text:style-name="T10370">N</text:span><text:span text:style-name="T10371">o</text:span><text:span text:style-name="T10372"><text:s/></text:span><text:span text:style-name="T10373"><text:s/></text:span><text:span text:style-name="T10374">s</text:span><text:span text:style-name="T10375">e</text:span><text:span text:style-name="T10376"><text:s/></text:span><text:span text:style-name="T10377"><text:s/></text:span><text:span text:style-name="T10378">m</text:span><text:span text:style-name="T10379">o</text:span><text:span text:style-name="T10380">d</text:span><text:span text:style-name="T10381">i</text:span><text:span text:style-name="T10382">f</text:span><text:span text:style-name="T10383">i</text:span><text:span text:style-name="T10384">c</text:span><text:span text:style-name="T10385">a</text:span><text:span text:style-name="T10386"><text:s/></text:span><text:span text:style-name="T10387"><text:s/></text:span><text:span text:style-name="T10388">e</text:span><text:span text:style-name="T10389">l</text:span><text:span text:style-name="T10390"><text:s/></text:span><text:span text:style-name="T10391"><text:s/></text:span><text:span text:style-name="T10392">i</text:span><text:span text:style-name="T10393">n</text:span><text:span text:style-name="T10394">f</text:span><text:span text:style-name="T10395">o</text:span><text:span text:style-name="T10396">r</text:span><text:span text:style-name="T10397">m</text:span><text:span text:style-name="T10398">e</text:span><text:span text:style-name="T10399"><text:s/></text:span><text:span text:style-name="T10400"><text:s/></text:span><text:span text:style-name="T10401">y</text:span><text:span text:style-name="T10402"><text:s/></text:span><text:span text:style-name="T10403"><text:s/></text:span><text:span text:style-name="T10404">s</text:span><text:span text:style-name="T10405">a</text:span><text:span text:style-name="T10406">l</text:span><text:span text:style-name="T10407">i</text:span><text:span text:style-name="T10408">m</text:span><text:span text:style-name="T10409">o</text:span><text:span text:style-name="T10410">s</text:span><text:span text:style-name="T10411"><text:s/></text:span><text:span text:style-name="T10412"><text:s/></text:span><text:span text:style-name="T10413">"</text:span><text:span text:style-name="T10414">;exit;</text:span><text:span text:style-name="T10415">;</text:span></text:p>
      <text:p text:style-name="P10416"><text:span text:style-name="T10417">*)</text:span><text:span text:style-name="T10418">echo<text:s/></text:span><text:span text:style-name="T10419">"Debe<text:s/></text:span><text:span text:style-name="T10420">introducir<text:s/></text:span><text:span text:style-name="T10421">una<text:s/></text:span><text:span text:style-name="T10422">respuesta<text:s/></text:span><text:span text:style-name="T10423">correcta"</text:span><text:span text:style-name="T10424">;;<text:s/></text:span><text:span text:style-name="T10425">esac</text:span></text:p>
      <text:p text:style-name="P10426"><text:span text:style-name="T10427">else</text:span></text:p>
      <text:p text:style-name="P10428"><text:span text:style-name="T10429">#a</text:span><text:span text:style-name="T10430">n</text:span><text:span text:style-name="T10431">t</text:span><text:span text:style-name="T10432">e</text:span><text:span text:style-name="T10433">s</text:span><text:span text:style-name="T10434"><text:s/></text:span><text:span text:style-name="T10435"><text:s/></text:span><text:span text:style-name="T10436">d</text:span><text:span text:style-name="T10437">e</text:span><text:span text:style-name="T10438"><text:s/></text:span><text:span text:style-name="T10439"><text:s/></text:span><text:span text:style-name="T10440">c</text:span><text:span text:style-name="T10441">r</text:span><text:span text:style-name="T10442">e</text:span><text:span text:style-name="T10443">a</text:span><text:span text:style-name="T10444">r</text:span><text:span text:style-name="T10445">l</text:span><text:span text:style-name="T10446">o</text:span><text:span text:style-name="T10447"><text:s/></text:span><text:span text:style-name="T10448"><text:s/></text:span><text:span text:style-name="T10449">c</text:span><text:span text:style-name="T10450">o</text:span><text:span text:style-name="T10451">m</text:span><text:span text:style-name="T10452">p</text:span><text:span text:style-name="T10453">r</text:span><text:span text:style-name="T10454">o</text:span><text:span text:style-name="T10455">b</text:span><text:span text:style-name="T10456">a</text:span><text:span text:style-name="T10457">m</text:span><text:span text:style-name="T10458">o</text:span><text:span text:style-name="T10459">s</text:span><text:span text:style-name="T10460"><text:s/></text:span><text:span text:style-name="T10461"><text:s/></text:span><text:span text:style-name="T10462">s</text:span><text:span text:style-name="T10463">i</text:span><text:span text:style-name="T10464"><text:s/></text:span><text:span text:style-name="T10465"><text:s/></text:span><text:span text:style-name="T10466">e</text:span><text:span text:style-name="T10467">s</text:span><text:span text:style-name="T10468">t</text:span><text:span text:style-name="T10469">á</text:span><text:span text:style-name="T10470"><text:s/></text:span><text:span text:style-name="T10471"><text:s/></text:span><text:span text:style-name="T10472">e</text:span><text:span text:style-name="T10473">n</text:span><text:span text:style-name="T10474"><text:s/></text:span><text:span text:style-name="T10475"><text:s/></text:span><text:span text:style-name="T10476">o</text:span><text:span text:style-name="T10477">t</text:span><text:span text:style-name="T10478">r</text:span><text:span text:style-name="T10479">o</text:span><text:span text:style-name="T10480"><text:s/></text:span><text:span text:style-name="T10481"><text:s/></text:span><text:span text:style-name="T10482">l</text:span><text:span text:style-name="T10483">u</text:span><text:span text:style-name="T10484">g</text:span><text:span text:style-name="T10485">a</text:span><text:span text:style-name="T10486">r<text:s/></text:span><text:span text:style-name="T10487">f</text:span><text:span text:style-name="T10488">i</text:span><text:span text:style-name="T10489">c</text:span><text:span text:style-name="T10490">h</text:span><text:span text:style-name="T10491">=</text:span><text:span text:style-name="T10492">`</text:span><text:span text:style-name="T10493">f</text:span><text:span text:style-name="T10494">i</text:span><text:span text:style-name="T10495">n</text:span><text:span text:style-name="T10496">d</text:span><text:span text:style-name="T10497"><text:s/></text:span><text:span text:style-name="T10498"><text:s/></text:span><text:span text:style-name="T10499">.</text:span><text:span text:style-name="T10500"><text:s/></text:span><text:span text:style-name="T10501"><text:s/></text:span><text:span text:style-name="T10502">-</text:span><text:span text:style-name="T10503">n</text:span><text:span text:style-name="T10504">a</text:span><text:span text:style-name="T10505">m</text:span><text:span text:style-name="T10506">e</text:span><text:span text:style-name="T10507"><text:s/></text:span><text:span text:style-name="T10508"><text:s/></text:span><text:span text:style-name="T10509">"</text:span><text:span text:style-name="T10510">$1</text:span><text:span text:style-name="T10511">"</text:span><text:span text:style-name="T10512">`</text:span></text:p>
      <text:p text:style-name="P10513"><text:span text:style-name="T10514">if [<text:s/></text:span><text:span text:style-name="T10515">"</text:span><text:span text:style-name="T10516">$fich</text:span><text:span text:style-name="T10517">"<text:s/></text:span><text:span text:style-name="T10518">!=<text:s/></text:span><text:span text:style-name="T10519">""<text:s/></text:span><text:span text:style-name="T10520">];then</text:span></text:p>
      <text:p text:style-name="P10521"><text:span text:style-name="T10522">#</text:span><text:span text:style-name="T10523">s</text:span><text:span text:style-name="T10524">e</text:span><text:span text:style-name="T10525"><text:s/></text:span><text:span text:style-name="T10526"><text:s/></text:span><text:span text:style-name="T10527">h</text:span><text:span text:style-name="T10528">a</text:span><text:span text:style-name="T10529">c</text:span><text:span text:style-name="T10530">e</text:span><text:span text:style-name="T10531"><text:s/></text:span><text:span text:style-name="T10532"><text:s/></text:span><text:span text:style-name="T10533">e</text:span><text:span text:style-name="T10534">l</text:span><text:span text:style-name="T10535"><text:s/></text:span><text:span text:style-name="T10536"><text:s/></text:span><text:span text:style-name="T10537">i</text:span><text:span text:style-name="T10538">n</text:span><text:span text:style-name="T10539">f</text:span><text:span text:style-name="T10540">o</text:span><text:span text:style-name="T10541">r</text:span><text:span text:style-name="T10542">m</text:span><text:span text:style-name="T10543">e</text:span><text:span text:style-name="T10544"><text:s/></text:span><text:span text:style-name="T10545"><text:s/></text:span><text:span text:style-name="T10546">c</text:span><text:span text:style-name="T10547">o</text:span><text:span text:style-name="T10548">n</text:span><text:span text:style-name="T10549"><text:s/></text:span><text:span text:style-name="T10550"><text:s/></text:span><text:span text:style-name="T10551">p</text:span><text:span text:style-name="T10552">a</text:span><text:span text:style-name="T10553">r</text:span><text:span text:style-name="T10554">á</text:span><text:span text:style-name="T10555">m</text:span><text:span text:style-name="T10556">e</text:span><text:span text:style-name="T10557">t</text:span><text:span text:style-name="T10558">r</text:span><text:span text:style-name="T10559">o</text:span><text:span text:style-name="T10560">s</text:span></text:p>
      <text:p text:style-name="P10561"><text:span text:style-name="T10562">i</text:span><text:span text:style-name="T10563">n</text:span><text:span text:style-name="T10564">f</text:span><text:span text:style-name="T10565">o</text:span><text:span text:style-name="T10566">r</text:span><text:span text:style-name="T10567">m</text:span><text:span text:style-name="T10568">e</text:span><text:span text:style-name="T10569"><text:s text:c="2"/></text:span><text:span text:style-name="T10570">$</text:span><text:span text:style-name="T10571">2</text:span><text:span text:style-name="T10572"><text:s text:c="2"/></text:span><text:span text:style-name="T10573">$</text:span><text:span text:style-name="T10574">3</text:span><text:span text:style-name="T10575"><text:s text:c="2"/></text:span><text:span text:style-name="T10576">&gt;</text:span><text:span text:style-name="T10577">$</text:span><text:span text:style-name="T10578">f</text:span><text:span text:style-name="T10579">i</text:span><text:span text:style-name="T10580">c</text:span><text:span text:style-name="T10581">h<text:s/></text:span><text:span text:style-name="T10582">else</text:span></text:p>
      <text:p text:style-name="P10583"><text:span text:style-name="T10584">touch<text:s/></text:span><text:span text:style-name="T10585">$1</text:span></text:p>
      <text:p text:style-name="P10586"><text:span text:style-name="T10587">#</text:span><text:span text:style-name="T10588">c</text:span><text:span text:style-name="T10589">o</text:span><text:span text:style-name="T10590">m</text:span><text:span text:style-name="T10591">p</text:span><text:span text:style-name="T10592">r</text:span><text:span text:style-name="T10593">o</text:span><text:span text:style-name="T10594">b</text:span><text:span text:style-name="T10595">a</text:span><text:span text:style-name="T10596">c</text:span><text:span text:style-name="T10597">i</text:span><text:span text:style-name="T10598">ó</text:span><text:span text:style-name="T10599">n</text:span><text:span text:style-name="T10600"><text:s/></text:span><text:span text:style-name="T10601"><text:s/></text:span><text:span text:style-name="T10602">d</text:span><text:span text:style-name="T10603">e</text:span><text:span text:style-name="T10604"><text:s/></text:span><text:span text:style-name="T10605"><text:s/></text:span><text:span text:style-name="T10606">c</text:span><text:span text:style-name="T10607">r</text:span><text:span text:style-name="T10608">e</text:span><text:span text:style-name="T10609">a</text:span><text:span text:style-name="T10610">c</text:span><text:span text:style-name="T10611">i</text:span><text:span text:style-name="T10612">ó</text:span><text:span text:style-name="T10613">n</text:span><text:span text:style-name="T10614"><text:s/></text:span><text:span text:style-name="T10615"><text:s/></text:span><text:span text:style-name="T10616">d</text:span><text:span text:style-name="T10617">e</text:span><text:span text:style-name="T10618"><text:s/></text:span><text:span text:style-name="T10619"><text:s/></text:span><text:span text:style-name="T10620">i</text:span><text:span text:style-name="T10621">n</text:span><text:span text:style-name="T10622">f</text:span><text:span text:style-name="T10623">o</text:span><text:span text:style-name="T10624">r</text:span><text:span text:style-name="T10625">m</text:span><text:span text:style-name="T10626">e</text:span></text:p>
      <text:p text:style-name="P10627"><text:span text:style-name="T10628">if<text:s/></text:span><text:span text:style-name="T10629">[<text:s/></text:span><text:span text:style-name="T10630">$?<text:s/></text:span><text:span text:style-name="T10631">-ne<text:s/></text:span><text:span text:style-name="T10632">0<text:s/></text:span><text:span text:style-name="T10633">];then</text:span></text:p>
      <text:p text:style-name="P10634"><text:span text:style-name="T10635">ech</text:span><text:span text:style-name="T10636">o</text:span><text:span text:style-name="T10637"><text:s/></text:span><text:span text:style-name="T10638">"</text:span><text:span text:style-name="T10639">E</text:span><text:span text:style-name="T10640">rr</text:span><text:span text:style-name="T10641">o</text:span><text:span text:style-name="T10642">r</text:span><text:span text:style-name="T10643"><text:s/></text:span><text:span text:style-name="T10644"><text:s/></text:span><text:span text:style-name="T10645">e</text:span><text:span text:style-name="T10646">n</text:span><text:span text:style-name="T10647"><text:s/></text:span><text:span text:style-name="T10648"><text:s/></text:span><text:span text:style-name="T10649">l</text:span><text:span text:style-name="T10650">a</text:span><text:span text:style-name="T10651"><text:s/></text:span><text:span text:style-name="T10652"><text:s/></text:span><text:span text:style-name="T10653">c</text:span><text:span text:style-name="T10654">r</text:span><text:span text:style-name="T10655">e</text:span><text:span text:style-name="T10656">a</text:span><text:span text:style-name="T10657">c</text:span><text:span text:style-name="T10658">i</text:span><text:span text:style-name="T10659">ó</text:span><text:span text:style-name="T10660">n</text:span><text:span text:style-name="T10661"><text:s/></text:span><text:span text:style-name="T10662"><text:s/></text:span><text:span text:style-name="T10663">d</text:span><text:span text:style-name="T10664">e</text:span><text:span text:style-name="T10665">l</text:span><text:span text:style-name="T10666"><text:s/></text:span><text:span text:style-name="T10667"><text:s/></text:span><text:span text:style-name="T10668">f</text:span><text:span text:style-name="T10669">i</text:span><text:span text:style-name="T10670">c</text:span><text:span text:style-name="T10671">he</text:span><text:span text:style-name="T10672">r</text:span><text:span text:style-name="T10673">o</text:span><text:span text:style-name="T10674"><text:s/></text:span><text:span text:style-name="T10675"><text:s/></text:span><text:span text:style-name="T10676">i</text:span><text:span text:style-name="T10677">n</text:span><text:span text:style-name="T10678">f</text:span><text:span text:style-name="T10679">o</text:span><text:span text:style-name="T10680">r</text:span><text:span text:style-name="T10681">m</text:span><text:span text:style-name="T10682">e</text:span><text:span text:style-name="T10683">:</text:span><text:span text:style-name="T10684"><text:s/></text:span><text:span text:style-name="T10685"><text:s/></text:span><text:span text:style-name="T10686">n</text:span><text:span text:style-name="T10687">o</text:span><text:span text:style-name="T10688"><text:s/></text:span><text:span text:style-name="T10689"><text:s/></text:span><text:span text:style-name="T10690">s</text:span><text:span text:style-name="T10691">e</text:span><text:span text:style-name="T10692"><text:s/></text:span><text:span text:style-name="T10693"><text:s/></text:span><text:span text:style-name="T10694">p</text:span><text:span text:style-name="T10695">ue</text:span><text:span text:style-name="T10696">d</text:span><text:span text:style-name="T10697">e</text:span><text:span text:style-name="T10698"><text:s/></text:span><text:span text:style-name="T10699"><text:s/></text:span><text:span text:style-name="T10700">g</text:span><text:span text:style-name="T10701">ene</text:span><text:span text:style-name="T10702">r</text:span><text:span text:style-name="T10703">a</text:span><text:span text:style-name="T10704">r</text:span><text:span text:style-name="T10705"><text:s/></text:span><text:span text:style-name="T10706"><text:s/></text:span><text:span text:style-name="T10707">e</text:span><text:span text:style-name="T10708">l</text:span><text:span text:style-name="T10709"><text:s/></text:span><text:span text:style-name="T10710"><text:s/></text:span><text:span text:style-name="T10711">i</text:span><text:span text:style-name="T10712">n</text:span><text:span text:style-name="T10713">f</text:span><text:span text:style-name="T10714">o</text:span><text:span text:style-name="T10715">r</text:span><text:span text:style-name="T10716">m</text:span><text:span text:style-name="T10717">e</text:span><text:span text:style-name="T10718">"</text:span></text:p>
      <text:p text:style-name="P10719"><text:span text:style-name="T10720">else</text:span></text:p>
      <text:p text:style-name="P10721"><text:span text:style-name="T10722">#</text:span><text:span text:style-name="T10723">s</text:span><text:span text:style-name="T10724">e</text:span><text:span text:style-name="T10725"><text:s/></text:span><text:span text:style-name="T10726"><text:s/></text:span><text:span text:style-name="T10727">h</text:span><text:span text:style-name="T10728">a</text:span><text:span text:style-name="T10729">c</text:span><text:span text:style-name="T10730">e</text:span><text:span text:style-name="T10731"><text:s/></text:span><text:span text:style-name="T10732"><text:s/></text:span><text:span text:style-name="T10733">e</text:span><text:span text:style-name="T10734">l</text:span><text:span text:style-name="T10735"><text:s/></text:span><text:span text:style-name="T10736"><text:s/></text:span><text:span text:style-name="T10737">i</text:span><text:span text:style-name="T10738">n</text:span><text:span text:style-name="T10739">f</text:span><text:span text:style-name="T10740">o</text:span><text:span text:style-name="T10741">r</text:span><text:span text:style-name="T10742">m</text:span><text:span text:style-name="T10743">e</text:span><text:span text:style-name="T10744"><text:s/></text:span><text:span text:style-name="T10745"><text:s/></text:span><text:span text:style-name="T10746">c</text:span><text:span text:style-name="T10747">o</text:span><text:span text:style-name="T10748">n</text:span><text:span text:style-name="T10749"><text:s/></text:span><text:span text:style-name="T10750"><text:s/></text:span><text:span text:style-name="T10751">p</text:span><text:span text:style-name="T10752">a</text:span><text:span text:style-name="T10753">r</text:span><text:span text:style-name="T10754">á</text:span><text:span text:style-name="T10755">m</text:span><text:span text:style-name="T10756">e</text:span><text:span text:style-name="T10757">t</text:span><text:span text:style-name="T10758">r</text:span><text:span text:style-name="T10759">o</text:span><text:span text:style-name="T10760">s<text:s/></text:span><text:span text:style-name="T10761">i</text:span><text:span text:style-name="T10762">n</text:span><text:span text:style-name="T10763">f</text:span><text:span text:style-name="T10764">o</text:span><text:span text:style-name="T10765">r</text:span><text:span text:style-name="T10766">m</text:span><text:span text:style-name="T10767">e</text:span><text:span text:style-name="T10768"><text:s/></text:span><text:span text:style-name="T10769"><text:s/></text:span><text:span text:style-name="T10770">$</text:span><text:span text:style-name="T10771">2</text:span><text:span text:style-name="T10772"><text:s/></text:span><text:span text:style-name="T10773"><text:s/></text:span><text:span text:style-name="T10774">$</text:span><text:span text:style-name="T10775">3</text:span><text:span text:style-name="T10776"><text:s/></text:span><text:span text:style-name="T10777"><text:s/></text:span><text:span text:style-name="T10778">&gt;</text:span><text:span text:style-name="T10779">$</text:span><text:span text:style-name="T10780">1</text:span></text:p>
      <text:p text:style-name="P10781"><text:span text:style-name="T10782">fi fi</text:span></text:p>
      <text:p text:style-name="P10783"><text:span text:style-name="T10784">fi else</text:span></text:p>
      <text:p text:style-name="P10785"><text:span text:style-name="T10786">ech</text:span><text:span text:style-name="T10787">o</text:span><text:span text:style-name="T10788"><text:s/></text:span><text:span text:style-name="T10789">"</text:span><text:span text:style-name="T10790">E</text:span><text:span text:style-name="T10791">l</text:span><text:span text:style-name="T10792"><text:s/></text:span><text:span text:style-name="T10793"><text:s/></text:span><text:span text:style-name="T10794">p</text:span><text:span text:style-name="T10795">a</text:span><text:span text:style-name="T10796">r</text:span><text:span text:style-name="T10797">á</text:span><text:span text:style-name="T10798">m</text:span><text:span text:style-name="T10799">e</text:span><text:span text:style-name="T10800">t</text:span><text:span text:style-name="T10801">r</text:span><text:span text:style-name="T10802">o</text:span><text:span text:style-name="T10803"><text:s/></text:span><text:span text:style-name="T10804"><text:s/></text:span><text:span text:style-name="T10805">$</text:span><text:span text:style-name="T10806">3</text:span><text:span text:style-name="T10807"><text:s/></text:span><text:span text:style-name="T10808"><text:s/></text:span><text:span text:style-name="T10809">n</text:span><text:span text:style-name="T10810">o</text:span><text:span text:style-name="T10811"><text:s/></text:span><text:span text:style-name="T10812"><text:s/></text:span><text:span text:style-name="T10813">e</text:span><text:span text:style-name="T10814">s</text:span><text:span text:style-name="T10815"><text:s/></text:span><text:span text:style-name="T10816"><text:s/></text:span><text:span text:style-name="T10817">d</text:span><text:span text:style-name="T10818">i</text:span><text:span text:style-name="T10819">r</text:span><text:span text:style-name="T10820">e</text:span><text:span text:style-name="T10821">c</text:span><text:span text:style-name="T10822">t</text:span><text:span text:style-name="T10823">o</text:span><text:span text:style-name="T10824">r</text:span><text:span text:style-name="T10825">i</text:span><text:span text:style-name="T10826">o</text:span><text:span text:style-name="T10827"><text:s/></text:span><text:span text:style-name="T10828"><text:s/></text:span><text:span text:style-name="T10829">y</text:span><text:span text:style-name="T10830"><text:s/></text:span><text:span text:style-name="T10831"><text:s/></text:span><text:span text:style-name="T10832">n</text:span><text:span text:style-name="T10833">o</text:span><text:span text:style-name="T10834"><text:s/></text:span><text:span text:style-name="T10835"><text:s/></text:span><text:span text:style-name="T10836">s</text:span><text:span text:style-name="T10837">e</text:span><text:span text:style-name="T10838"><text:s/></text:span><text:span text:style-name="T10839"><text:s/></text:span><text:span text:style-name="T10840">p</text:span><text:span text:style-name="T10841">ue</text:span><text:span text:style-name="T10842">d</text:span><text:span text:style-name="T10843">e</text:span><text:span text:style-name="T10844"><text:s/></text:span><text:span text:style-name="T10845"><text:s/></text:span><text:span text:style-name="T10846">r</text:span><text:span text:style-name="T10847">e</text:span><text:span text:style-name="T10848">a</text:span><text:span text:style-name="T10849">l</text:span><text:span text:style-name="T10850">i</text:span><text:span text:style-name="T10851">z</text:span><text:span text:style-name="T10852">a</text:span><text:span text:style-name="T10853">r</text:span><text:span text:style-name="T10854"><text:s/></text:span><text:span text:style-name="T10855"><text:s/></text:span><text:span text:style-name="T10856">i</text:span><text:span text:style-name="T10857">n</text:span><text:span text:style-name="T10858">f</text:span><text:span text:style-name="T10859">o</text:span><text:span text:style-name="T10860">r</text:span><text:span text:style-name="T10861">m</text:span><text:span text:style-name="T10862">e</text:span><text:span text:style-name="T10863">"</text:span></text:p>
      <text:p text:style-name="P10864"><text:span text:style-name="T10865">fi else</text:span></text:p>
      <text:p text:style-name="P10866"><text:span text:style-name="T10867">ech</text:span><text:span text:style-name="T10868">o</text:span><text:span text:style-name="T10869"><text:s/></text:span><text:span text:style-name="T10870">"</text:span><text:span text:style-name="T10871">D</text:span><text:span text:style-name="T10872">e</text:span><text:span text:style-name="T10873">b</text:span><text:span text:style-name="T10874">e</text:span><text:span text:style-name="T10875"><text:s/></text:span><text:span text:style-name="T10876"><text:s/></text:span><text:span text:style-name="T10877">i</text:span><text:span text:style-name="T10878">n</text:span><text:span text:style-name="T10879">t</text:span><text:span text:style-name="T10880">r</text:span><text:span text:style-name="T10881">o</text:span><text:span text:style-name="T10882">d</text:span><text:span text:style-name="T10883">u</text:span><text:span text:style-name="T10884">c</text:span><text:span text:style-name="T10885">i</text:span><text:span text:style-name="T10886">r</text:span><text:span text:style-name="T10887"><text:s/></text:span><text:span text:style-name="T10888"><text:s/></text:span><text:span text:style-name="T10889">3</text:span><text:span text:style-name="T10890"><text:s/></text:span><text:span text:style-name="T10891"><text:s/></text:span><text:span text:style-name="T10892">p</text:span><text:span text:style-name="T10893">a</text:span><text:span text:style-name="T10894">r</text:span><text:span text:style-name="T10895">á</text:span><text:span text:style-name="T10896">m</text:span><text:span text:style-name="T10897">e</text:span><text:span text:style-name="T10898">t</text:span><text:span text:style-name="T10899">r</text:span><text:span text:style-name="T10900">o</text:span><text:span text:style-name="T10901">s</text:span><text:span text:style-name="T10902">"</text:span></text:p>
      <text:p text:style-name="P10903">fi<text:s/></text:p>
      <text:p text:style-name="P10904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Lucida Sans Typewriter" svg:font-family="Lucida Sans Typewriter" style:font-family-generic="modern" style:font-pitch="fixed" svg:panose-1="2 11 5 9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independiente" style:display-name="Texto independiente" style:family="paragraph" style:parent-style-name="Normal">
      <style:paragraph-properties fo:widows="0" fo:orphans="0" style:text-autospace="none" style:vertical-align="auto" fo:margin-left="0.0812in">
        <style:tab-stops/>
      </style:paragraph-properties>
      <style:text-properties style:font-name="Trebuchet MS" style:font-name-asian="Trebuchet MS" style:font-name-complex="Trebuchet MS" style:letter-kerning="false" fo:font-size="9pt" style:font-size-asian="9pt" style:font-size-complex="9pt" fo:language="en" fo:country="US" style:language-asian="en" style:country-asian="US" style:language-complex="ar" style:country-complex="SA" fo:hyphenate="true"/>
    </style:style>
    <style:style style:name="TextoindependienteCar" style:display-name="Texto independiente Car" style:family="text" style:parent-style-name="Fuentedepárrafopredeter.">
      <style:text-properties style:font-name="Trebuchet MS" style:font-name-asian="Trebuchet MS" style:font-name-complex="Trebuchet MS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/>
      <style:text-properties style:font-name="Trebuchet MS" style:font-name-asian="Trebuchet MS" style:font-name-complex="Trebuchet MS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rebuchet MS" style:font-name-asian="Trebuchet MS" style:font-name-complex="Trebuchet MS" fo:color="#FF00FF" fo:letter-spacing="-0.0062in" style:text-scale="114%" fo:font-size="9pt" style:font-size-asian="9pt" style:font-size-complex="9pt"/>
    </style:style>
    <style:style style:name="WW_CharLFO3LVL1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4LVL1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5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5LVL2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6LVL1" style:family="text">
      <style:text-properties fo:letter-spacing="-0.0062in" style:text-scale="114%"/>
    </style:style>
    <style:style style:name="WW_CharLFO7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8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8LVL2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9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10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11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11LVL2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12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12LVL2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style style:name="WW_CharLFO13LVL1" style:family="text">
      <style:text-properties style:font-name="Trebuchet MS" style:font-name-asian="Trebuchet MS" style:font-name-complex="Trebuchet MS" fo:color="#FF00FF" fo:letter-spacing="-0.0062in" style:text-scale="114%" fo:font-size="8pt" style:font-size-asian="8pt" style:font-size-complex="8pt"/>
    </style:style>
    <style:style style:name="WW_CharLFO13LVL2" style:family="text">
      <style:text-properties style:font-name="Trebuchet MS" style:font-name-asian="Trebuchet MS" style:font-name-complex="Trebuchet MS" fo:letter-spacing="-0.0062in" style:text-scale="114%" fo:font-size="8pt" style:font-size-asian="8pt" style:font-size-complex="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6" draw:display-name="Dash" draw:style="rect" draw:dots1="1" draw:dots1-length="0.03in" draw:dots2="0" draw:dots2-length="0in" draw:distance="0.03in"/>
    <draw:stroke-dash draw:name="a0" draw:display-name="Dash" draw:style="rect" draw:dots1="1" draw:dots1-length="0.03in" draw:dots2="0" draw:dots2-length="0in" draw:distance="0.03in"/>
    <draw:stroke-dash draw:name="a8" draw:display-name="Dash" draw:style="rect" draw:dots1="1" draw:dots1-length="0.03in" draw:dots2="0" draw:dots2-length="0in" draw:distance="0.03in"/>
    <draw:stroke-dash draw:name="a10" draw:display-name="Dash" draw:style="rect" draw:dots1="1" draw:dots1-length="0.03in" draw:dots2="0" draw:dots2-length="0in" draw:distance="0.03in"/>
    <draw:stroke-dash draw:name="a2" draw:display-name="Dash" draw:style="rect" draw:dots1="1" draw:dots1-length="0.03in" draw:dots2="0" draw:dots2-length="0in" draw:distance="0.03in"/>
    <draw:stroke-dash draw:name="a12" draw:display-name="Dash" draw:style="rect" draw:dots1="1" draw:dots1-length="0.03in" draw:dots2="0" draw:dots2-length="0in" draw:distance="0.03in"/>
    <draw:stroke-dash draw:name="a4" draw:display-name="Dash" draw:style="rect" draw:dots1="1" draw:dots1-length="0.03in" draw:dots2="0" draw:dots2-length="0in" draw:distance="0.03in"/>
    <draw:stroke-dash draw:name="a14" draw:display-name="Dash" draw:style="rect" draw:dots1="1" draw:dots1-length="0.03in" draw:dots2="0" draw:dots2-length="0in" draw:distance="0.03in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194in" text:min-label-width="0.209in" text:list-level-position-and-space-mode="label-alignment">
          <style:list-level-label-alignment text:label-followed-by="listtab" fo:margin-left="0.4284in" fo:text-indent="-0.209in"/>
        </style:list-level-properties>
      </text:list-level-style-number>
      <text:list-level-style-bullet text:level="2" text:bullet-char="•">
        <style:list-level-properties text:space-before="0.827in" text:min-label-width="0.209in" text:list-level-position-and-space-mode="label-alignment">
          <style:list-level-label-alignment text:label-followed-by="listtab" fo:margin-left="1.0361in" fo:text-indent="-0.209in"/>
        </style:list-level-properties>
      </text:list-level-style-bullet>
      <text:list-level-style-bullet text:level="3" text:bullet-char="•">
        <style:list-level-properties text:space-before="1.4333in" text:min-label-width="0.209in" text:list-level-position-and-space-mode="label-alignment">
          <style:list-level-label-alignment text:label-followed-by="listtab" fo:margin-left="1.6423in" fo:text-indent="-0.209in"/>
        </style:list-level-properties>
      </text:list-level-style-bullet>
      <text:list-level-style-bullet text:level="4" text:bullet-char="•">
        <style:list-level-properties text:space-before="2.0388in" text:min-label-width="0.209in" text:list-level-position-and-space-mode="label-alignment">
          <style:list-level-label-alignment text:label-followed-by="listtab" fo:margin-left="2.2479in" fo:text-indent="-0.209in"/>
        </style:list-level-properties>
      </text:list-level-style-bullet>
      <text:list-level-style-bullet text:level="5" text:bullet-char="•">
        <style:list-level-properties text:space-before="2.6451in" text:min-label-width="0.209in" text:list-level-position-and-space-mode="label-alignment">
          <style:list-level-label-alignment text:label-followed-by="listtab" fo:margin-left="2.8541in" fo:text-indent="-0.209in"/>
        </style:list-level-properties>
      </text:list-level-style-bullet>
      <text:list-level-style-bullet text:level="6" text:bullet-char="•">
        <style:list-level-properties text:space-before="3.2506in" text:min-label-width="0.209in" text:list-level-position-and-space-mode="label-alignment">
          <style:list-level-label-alignment text:label-followed-by="listtab" fo:margin-left="3.4597in" fo:text-indent="-0.209in"/>
        </style:list-level-properties>
      </text:list-level-style-bullet>
      <text:list-level-style-bullet text:level="7" text:bullet-char="•">
        <style:list-level-properties text:space-before="3.8569in" text:min-label-width="0.209in" text:list-level-position-and-space-mode="label-alignment">
          <style:list-level-label-alignment text:label-followed-by="listtab" fo:margin-left="4.0659in" fo:text-indent="-0.209in"/>
        </style:list-level-properties>
      </text:list-level-style-bullet>
      <text:list-level-style-bullet text:level="8" text:bullet-char="•">
        <style:list-level-properties text:space-before="4.4625in" text:min-label-width="0.209in" text:list-level-position-and-space-mode="label-alignment">
          <style:list-level-label-alignment text:label-followed-by="listtab" fo:margin-left="4.6715in" fo:text-indent="-0.209in"/>
        </style:list-level-properties>
      </text:list-level-style-bullet>
      <text:list-level-style-bullet text:level="9" text:bullet-char="•">
        <style:list-level-properties text:space-before="5.0687in" text:min-label-width="0.209in" text:list-level-position-and-space-mode="label-alignment">
          <style:list-level-label-alignment text:label-followed-by="listtab" fo:margin-left="5.2777in" fo:text-indent="-0.209in"/>
        </style:list-level-properties>
      </text:list-level-style-bullet>
    </text:list-style>
    <text:list-style style:name="LFO3">
      <text:list-level-style-number text:level="1" text:style-name="WW_CharLFO3LVL1" style:num-suffix=")" style:num-format="1">
        <style:list-level-properties text:space-before="0.2131in" text:min-label-width="0.1458in" text:list-level-position-and-space-mode="label-alignment">
          <style:list-level-label-alignment text:label-followed-by="listtab" fo:margin-left="0.359in" fo:text-indent="-0.1458in"/>
        </style:list-level-properties>
      </text:list-level-style-number>
      <text:list-level-style-bullet text:level="2" text:bullet-char="•">
        <style:list-level-properties text:space-before="0.8277in" text:min-label-width="0.1458in" text:list-level-position-and-space-mode="label-alignment">
          <style:list-level-label-alignment text:label-followed-by="listtab" fo:margin-left="0.9736in" fo:text-indent="-0.1458in"/>
        </style:list-level-properties>
      </text:list-level-style-bullet>
      <text:list-level-style-bullet text:level="3" text:bullet-char="•">
        <style:list-level-properties text:space-before="1.4409in" text:min-label-width="0.1458in" text:list-level-position-and-space-mode="label-alignment">
          <style:list-level-label-alignment text:label-followed-by="listtab" fo:margin-left="1.5868in" fo:text-indent="-0.1458in"/>
        </style:list-level-properties>
      </text:list-level-style-bullet>
      <text:list-level-style-bullet text:level="4" text:bullet-char="•">
        <style:list-level-properties text:space-before="2.0534in" text:min-label-width="0.1458in" text:list-level-position-and-space-mode="label-alignment">
          <style:list-level-label-alignment text:label-followed-by="listtab" fo:margin-left="2.1993in" fo:text-indent="-0.1458in"/>
        </style:list-level-properties>
      </text:list-level-style-bullet>
      <text:list-level-style-bullet text:level="5" text:bullet-char="•">
        <style:list-level-properties text:space-before="2.6666in" text:min-label-width="0.1458in" text:list-level-position-and-space-mode="label-alignment">
          <style:list-level-label-alignment text:label-followed-by="listtab" fo:margin-left="2.8125in" fo:text-indent="-0.1458in"/>
        </style:list-level-properties>
      </text:list-level-style-bullet>
      <text:list-level-style-bullet text:level="6" text:bullet-char="•">
        <style:list-level-properties text:space-before="3.2791in" text:min-label-width="0.1458in" text:list-level-position-and-space-mode="label-alignment">
          <style:list-level-label-alignment text:label-followed-by="listtab" fo:margin-left="3.425in" fo:text-indent="-0.1458in"/>
        </style:list-level-properties>
      </text:list-level-style-bullet>
      <text:list-level-style-bullet text:level="7" text:bullet-char="•">
        <style:list-level-properties text:space-before="3.8923in" text:min-label-width="0.1458in" text:list-level-position-and-space-mode="label-alignment">
          <style:list-level-label-alignment text:label-followed-by="listtab" fo:margin-left="4.0381in" fo:text-indent="-0.1458in"/>
        </style:list-level-properties>
      </text:list-level-style-bullet>
      <text:list-level-style-bullet text:level="8" text:bullet-char="•">
        <style:list-level-properties text:space-before="4.5048in" text:min-label-width="0.1458in" text:list-level-position-and-space-mode="label-alignment">
          <style:list-level-label-alignment text:label-followed-by="listtab" fo:margin-left="4.6506in" fo:text-indent="-0.1458in"/>
        </style:list-level-properties>
      </text:list-level-style-bullet>
      <text:list-level-style-bullet text:level="9" text:bullet-char="•">
        <style:list-level-properties text:space-before="5.118in" text:min-label-width="0.1458in" text:list-level-position-and-space-mode="label-alignment">
          <style:list-level-label-alignment text:label-followed-by="listtab" fo:margin-left="5.2638in" fo:text-indent="-0.1458in"/>
        </style:list-level-properties>
      </text:list-level-style-bullet>
    </text:list-style>
    <text:list-style style:name="LFO4">
      <text:list-level-style-number text:level="1" text:style-name="WW_CharLFO4LVL1" style:num-suffix=")" style:num-format="1">
        <style:list-level-properties text:space-before="0.2194in" text:min-label-width="0.1458in" text:list-level-position-and-space-mode="label-alignment">
          <style:list-level-label-alignment text:label-followed-by="listtab" fo:margin-left="0.3652in" fo:text-indent="-0.1458in"/>
        </style:list-level-properties>
      </text:list-level-style-number>
      <text:list-level-style-bullet text:level="2" text:bullet-char="•">
        <style:list-level-properties text:space-before="0.8277in" text:min-label-width="0.1458in" text:list-level-position-and-space-mode="label-alignment">
          <style:list-level-label-alignment text:label-followed-by="listtab" fo:margin-left="0.9736in" fo:text-indent="-0.1458in"/>
        </style:list-level-properties>
      </text:list-level-style-bullet>
      <text:list-level-style-bullet text:level="3" text:bullet-char="•">
        <style:list-level-properties text:space-before="1.4409in" text:min-label-width="0.1458in" text:list-level-position-and-space-mode="label-alignment">
          <style:list-level-label-alignment text:label-followed-by="listtab" fo:margin-left="1.5868in" fo:text-indent="-0.1458in"/>
        </style:list-level-properties>
      </text:list-level-style-bullet>
      <text:list-level-style-bullet text:level="4" text:bullet-char="•">
        <style:list-level-properties text:space-before="2.0534in" text:min-label-width="0.1458in" text:list-level-position-and-space-mode="label-alignment">
          <style:list-level-label-alignment text:label-followed-by="listtab" fo:margin-left="2.1993in" fo:text-indent="-0.1458in"/>
        </style:list-level-properties>
      </text:list-level-style-bullet>
      <text:list-level-style-bullet text:level="5" text:bullet-char="•">
        <style:list-level-properties text:space-before="2.6666in" text:min-label-width="0.1458in" text:list-level-position-and-space-mode="label-alignment">
          <style:list-level-label-alignment text:label-followed-by="listtab" fo:margin-left="2.8125in" fo:text-indent="-0.1458in"/>
        </style:list-level-properties>
      </text:list-level-style-bullet>
      <text:list-level-style-bullet text:level="6" text:bullet-char="•">
        <style:list-level-properties text:space-before="3.2791in" text:min-label-width="0.1458in" text:list-level-position-and-space-mode="label-alignment">
          <style:list-level-label-alignment text:label-followed-by="listtab" fo:margin-left="3.425in" fo:text-indent="-0.1458in"/>
        </style:list-level-properties>
      </text:list-level-style-bullet>
      <text:list-level-style-bullet text:level="7" text:bullet-char="•">
        <style:list-level-properties text:space-before="3.8923in" text:min-label-width="0.1458in" text:list-level-position-and-space-mode="label-alignment">
          <style:list-level-label-alignment text:label-followed-by="listtab" fo:margin-left="4.0381in" fo:text-indent="-0.1458in"/>
        </style:list-level-properties>
      </text:list-level-style-bullet>
      <text:list-level-style-bullet text:level="8" text:bullet-char="•">
        <style:list-level-properties text:space-before="4.5048in" text:min-label-width="0.1458in" text:list-level-position-and-space-mode="label-alignment">
          <style:list-level-label-alignment text:label-followed-by="listtab" fo:margin-left="4.6506in" fo:text-indent="-0.1458in"/>
        </style:list-level-properties>
      </text:list-level-style-bullet>
      <text:list-level-style-bullet text:level="9" text:bullet-char="•">
        <style:list-level-properties text:space-before="5.118in" text:min-label-width="0.1458in" text:list-level-position-and-space-mode="label-alignment">
          <style:list-level-label-alignment text:label-followed-by="listtab" fo:margin-left="5.2638in" fo:text-indent="-0.1458in"/>
        </style:list-level-properties>
      </text:list-level-style-bullet>
    </text:list-style>
    <text:list-style style:name="LFO5">
      <text:list-level-style-number text:level="1" text:style-name="WW_CharLFO5LVL1" style:num-suffix="." style:num-format="1" text:start-value="4">
        <style:list-level-properties text:space-before="-0.0645in" text:min-label-width="0.1458in" text:list-level-position-and-space-mode="label-alignment">
          <style:list-level-label-alignment text:label-followed-by="listtab" fo:margin-left="0.0812in" fo:text-indent="-0.1458in"/>
        </style:list-level-properties>
      </text:list-level-style-number>
      <text:list-level-style-number text:level="2" text:style-name="WW_CharLFO5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6">
      <text:list-level-style-number text:level="1" text:style-name="WW_CharLFO6LVL1" style:num-suffix=")" style:num-format="1">
        <style:list-level-properties text:space-before="-0.0645in" text:min-label-width="0.1458in" text:list-level-position-and-space-mode="label-alignment">
          <style:list-level-label-alignment text:label-followed-by="listtab" fo:margin-left="0.0812in" fo:text-indent="-0.1458in"/>
        </style:list-level-properties>
      </text:list-level-style-number>
      <text:list-level-style-bullet text:level="2" text:bullet-char="•">
        <style:list-level-properties text:space-before="0.5777in" text:min-label-width="0.1458in" text:list-level-position-and-space-mode="label-alignment">
          <style:list-level-label-alignment text:label-followed-by="listtab" fo:margin-left="0.7236in" fo:text-indent="-0.1458in"/>
        </style:list-level-properties>
      </text:list-level-style-bullet>
      <text:list-level-style-bullet text:level="3" text:bullet-char="•">
        <style:list-level-properties text:space-before="1.2187in" text:min-label-width="0.1458in" text:list-level-position-and-space-mode="label-alignment">
          <style:list-level-label-alignment text:label-followed-by="listtab" fo:margin-left="1.3645in" fo:text-indent="-0.1458in"/>
        </style:list-level-properties>
      </text:list-level-style-bullet>
      <text:list-level-style-bullet text:level="4" text:bullet-char="•">
        <style:list-level-properties text:space-before="1.859in" text:min-label-width="0.1458in" text:list-level-position-and-space-mode="label-alignment">
          <style:list-level-label-alignment text:label-followed-by="listtab" fo:margin-left="2.0048in" fo:text-indent="-0.1458in"/>
        </style:list-level-properties>
      </text:list-level-style-bullet>
      <text:list-level-style-bullet text:level="5" text:bullet-char="•">
        <style:list-level-properties text:space-before="2.5in" text:min-label-width="0.1458in" text:list-level-position-and-space-mode="label-alignment">
          <style:list-level-label-alignment text:label-followed-by="listtab" fo:margin-left="2.6458in" fo:text-indent="-0.1458in"/>
        </style:list-level-properties>
      </text:list-level-style-bullet>
      <text:list-level-style-bullet text:level="6" text:bullet-char="•">
        <style:list-level-properties text:space-before="3.1402in" text:min-label-width="0.1458in" text:list-level-position-and-space-mode="label-alignment">
          <style:list-level-label-alignment text:label-followed-by="listtab" fo:margin-left="3.2861in" fo:text-indent="-0.1458in"/>
        </style:list-level-properties>
      </text:list-level-style-bullet>
      <text:list-level-style-bullet text:level="7" text:bullet-char="•">
        <style:list-level-properties text:space-before="3.7812in" text:min-label-width="0.1458in" text:list-level-position-and-space-mode="label-alignment">
          <style:list-level-label-alignment text:label-followed-by="listtab" fo:margin-left="3.927in" fo:text-indent="-0.1458in"/>
        </style:list-level-properties>
      </text:list-level-style-bullet>
      <text:list-level-style-bullet text:level="8" text:bullet-char="•">
        <style:list-level-properties text:space-before="4.4215in" text:min-label-width="0.1458in" text:list-level-position-and-space-mode="label-alignment">
          <style:list-level-label-alignment text:label-followed-by="listtab" fo:margin-left="4.5673in" fo:text-indent="-0.1458in"/>
        </style:list-level-properties>
      </text:list-level-style-bullet>
      <text:list-level-style-bullet text:level="9" text:bullet-char="•">
        <style:list-level-properties text:space-before="5.0625in" text:min-label-width="0.1458in" text:list-level-position-and-space-mode="label-alignment">
          <style:list-level-label-alignment text:label-followed-by="listtab" fo:margin-left="5.2083in" fo:text-indent="-0.1458in"/>
        </style:list-level-properties>
      </text:list-level-style-bullet>
    </text:list-style>
    <text:list-style style:name="LFO7">
      <text:list-level-style-number text:level="1" text:style-name="WW_CharLFO7LVL1" style:num-suffix=")" style:num-format="1">
        <style:list-level-properties text:space-before="0.0805in" text:min-label-width="0.1458in" text:list-level-position-and-space-mode="label-alignment">
          <style:list-level-label-alignment text:label-followed-by="listtab" fo:margin-left="0.2263in" fo:text-indent="-0.1458in"/>
        </style:list-level-properties>
      </text:list-level-style-number>
      <text:list-level-style-bullet text:level="2" text:bullet-char="•">
        <style:list-level-properties text:space-before="0.7027in" text:min-label-width="0.1458in" text:list-level-position-and-space-mode="label-alignment">
          <style:list-level-label-alignment text:label-followed-by="listtab" fo:margin-left="0.8486in" fo:text-indent="-0.1458in"/>
        </style:list-level-properties>
      </text:list-level-style-bullet>
      <text:list-level-style-bullet text:level="3" text:bullet-char="•">
        <style:list-level-properties text:space-before="1.3298in" text:min-label-width="0.1458in" text:list-level-position-and-space-mode="label-alignment">
          <style:list-level-label-alignment text:label-followed-by="listtab" fo:margin-left="1.4756in" fo:text-indent="-0.1458in"/>
        </style:list-level-properties>
      </text:list-level-style-bullet>
      <text:list-level-style-bullet text:level="4" text:bullet-char="•">
        <style:list-level-properties text:space-before="1.9562in" text:min-label-width="0.1458in" text:list-level-position-and-space-mode="label-alignment">
          <style:list-level-label-alignment text:label-followed-by="listtab" fo:margin-left="2.102in" fo:text-indent="-0.1458in"/>
        </style:list-level-properties>
      </text:list-level-style-bullet>
      <text:list-level-style-bullet text:level="5" text:bullet-char="•">
        <style:list-level-properties text:space-before="2.5833in" text:min-label-width="0.1458in" text:list-level-position-and-space-mode="label-alignment">
          <style:list-level-label-alignment text:label-followed-by="listtab" fo:margin-left="2.7291in" fo:text-indent="-0.1458in"/>
        </style:list-level-properties>
      </text:list-level-style-bullet>
      <text:list-level-style-bullet text:level="6" text:bullet-char="•">
        <style:list-level-properties text:space-before="3.2097in" text:min-label-width="0.1458in" text:list-level-position-and-space-mode="label-alignment">
          <style:list-level-label-alignment text:label-followed-by="listtab" fo:margin-left="3.3555in" fo:text-indent="-0.1458in"/>
        </style:list-level-properties>
      </text:list-level-style-bullet>
      <text:list-level-style-bullet text:level="7" text:bullet-char="•">
        <style:list-level-properties text:space-before="3.8368in" text:min-label-width="0.1458in" text:list-level-position-and-space-mode="label-alignment">
          <style:list-level-label-alignment text:label-followed-by="listtab" fo:margin-left="3.9826in" fo:text-indent="-0.1458in"/>
        </style:list-level-properties>
      </text:list-level-style-bullet>
      <text:list-level-style-bullet text:level="8" text:bullet-char="•">
        <style:list-level-properties text:space-before="4.4631in" text:min-label-width="0.1458in" text:list-level-position-and-space-mode="label-alignment">
          <style:list-level-label-alignment text:label-followed-by="listtab" fo:margin-left="4.609in" fo:text-indent="-0.1458in"/>
        </style:list-level-properties>
      </text:list-level-style-bullet>
      <text:list-level-style-bullet text:level="9" text:bullet-char="•">
        <style:list-level-properties text:space-before="5.0902in" text:min-label-width="0.1458in" text:list-level-position-and-space-mode="label-alignment">
          <style:list-level-label-alignment text:label-followed-by="listtab" fo:margin-left="5.2361in" fo:text-indent="-0.1458in"/>
        </style:list-level-properties>
      </text:list-level-style-bullet>
    </text:list-style>
    <text:list-style style:name="LFO8">
      <text:list-level-style-number text:level="1" text:style-name="WW_CharLFO8LVL1" style:num-suffix=")" style:num-format="1">
        <style:list-level-properties text:space-before="0.0743in" text:min-label-width="0.1458in" text:list-level-position-and-space-mode="label-alignment">
          <style:list-level-label-alignment text:label-followed-by="listtab" fo:margin-left="0.2201in" fo:text-indent="-0.1458in"/>
        </style:list-level-properties>
      </text:list-level-style-number>
      <text:list-level-style-number text:level="2" text:style-name="WW_CharLFO8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9">
      <text:list-level-style-number text:level="1" text:style-name="WW_CharLFO9LVL1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2" text:bullet-char="•">
        <style:list-level-properties text:space-before="0.9527in" text:min-label-width="0.1458in" text:list-level-position-and-space-mode="label-alignment">
          <style:list-level-label-alignment text:label-followed-by="listtab" fo:margin-left="1.0986in" fo:text-indent="-0.1458in"/>
        </style:list-level-properties>
      </text:list-level-style-bullet>
      <text:list-level-style-bullet text:level="3" text:bullet-char="•">
        <style:list-level-properties text:space-before="1.552in" text:min-label-width="0.1458in" text:list-level-position-and-space-mode="label-alignment">
          <style:list-level-label-alignment text:label-followed-by="listtab" fo:margin-left="1.6979in" fo:text-indent="-0.1458in"/>
        </style:list-level-properties>
      </text:list-level-style-bullet>
      <text:list-level-style-bullet text:level="4" text:bullet-char="•">
        <style:list-level-properties text:space-before="2.1506in" text:min-label-width="0.1458in" text:list-level-position-and-space-mode="label-alignment">
          <style:list-level-label-alignment text:label-followed-by="listtab" fo:margin-left="2.2965in" fo:text-indent="-0.1458in"/>
        </style:list-level-properties>
      </text:list-level-style-bullet>
      <text:list-level-style-bullet text:level="5" text:bullet-char="•">
        <style:list-level-properties text:space-before="2.75in" text:min-label-width="0.1458in" text:list-level-position-and-space-mode="label-alignment">
          <style:list-level-label-alignment text:label-followed-by="listtab" fo:margin-left="2.8958in" fo:text-indent="-0.1458in"/>
        </style:list-level-properties>
      </text:list-level-style-bullet>
      <text:list-level-style-bullet text:level="6" text:bullet-char="•">
        <style:list-level-properties text:space-before="3.3486in" text:min-label-width="0.1458in" text:list-level-position-and-space-mode="label-alignment">
          <style:list-level-label-alignment text:label-followed-by="listtab" fo:margin-left="3.4944in" fo:text-indent="-0.1458in"/>
        </style:list-level-properties>
      </text:list-level-style-bullet>
      <text:list-level-style-bullet text:level="7" text:bullet-char="•">
        <style:list-level-properties text:space-before="3.9479in" text:min-label-width="0.1458in" text:list-level-position-and-space-mode="label-alignment">
          <style:list-level-label-alignment text:label-followed-by="listtab" fo:margin-left="4.0937in" fo:text-indent="-0.1458in"/>
        </style:list-level-properties>
      </text:list-level-style-bullet>
      <text:list-level-style-bullet text:level="8" text:bullet-char="•">
        <style:list-level-properties text:space-before="4.5465in" text:min-label-width="0.1458in" text:list-level-position-and-space-mode="label-alignment">
          <style:list-level-label-alignment text:label-followed-by="listtab" fo:margin-left="4.6923in" fo:text-indent="-0.1458in"/>
        </style:list-level-properties>
      </text:list-level-style-bullet>
      <text:list-level-style-bullet text:level="9" text:bullet-char="•">
        <style:list-level-properties text:space-before="5.1458in" text:min-label-width="0.1458in" text:list-level-position-and-space-mode="label-alignment">
          <style:list-level-label-alignment text:label-followed-by="listtab" fo:margin-left="5.2916in" fo:text-indent="-0.1458in"/>
        </style:list-level-properties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2" text:bullet-char="•">
        <style:list-level-properties text:space-before="0.9527in" text:min-label-width="0.1458in" text:list-level-position-and-space-mode="label-alignment">
          <style:list-level-label-alignment text:label-followed-by="listtab" fo:margin-left="1.0986in" fo:text-indent="-0.1458in"/>
        </style:list-level-properties>
      </text:list-level-style-bullet>
      <text:list-level-style-bullet text:level="3" text:bullet-char="•">
        <style:list-level-properties text:space-before="1.552in" text:min-label-width="0.1458in" text:list-level-position-and-space-mode="label-alignment">
          <style:list-level-label-alignment text:label-followed-by="listtab" fo:margin-left="1.6979in" fo:text-indent="-0.1458in"/>
        </style:list-level-properties>
      </text:list-level-style-bullet>
      <text:list-level-style-bullet text:level="4" text:bullet-char="•">
        <style:list-level-properties text:space-before="2.1506in" text:min-label-width="0.1458in" text:list-level-position-and-space-mode="label-alignment">
          <style:list-level-label-alignment text:label-followed-by="listtab" fo:margin-left="2.2965in" fo:text-indent="-0.1458in"/>
        </style:list-level-properties>
      </text:list-level-style-bullet>
      <text:list-level-style-bullet text:level="5" text:bullet-char="•">
        <style:list-level-properties text:space-before="2.75in" text:min-label-width="0.1458in" text:list-level-position-and-space-mode="label-alignment">
          <style:list-level-label-alignment text:label-followed-by="listtab" fo:margin-left="2.8958in" fo:text-indent="-0.1458in"/>
        </style:list-level-properties>
      </text:list-level-style-bullet>
      <text:list-level-style-bullet text:level="6" text:bullet-char="•">
        <style:list-level-properties text:space-before="3.3486in" text:min-label-width="0.1458in" text:list-level-position-and-space-mode="label-alignment">
          <style:list-level-label-alignment text:label-followed-by="listtab" fo:margin-left="3.4944in" fo:text-indent="-0.1458in"/>
        </style:list-level-properties>
      </text:list-level-style-bullet>
      <text:list-level-style-bullet text:level="7" text:bullet-char="•">
        <style:list-level-properties text:space-before="3.9479in" text:min-label-width="0.1458in" text:list-level-position-and-space-mode="label-alignment">
          <style:list-level-label-alignment text:label-followed-by="listtab" fo:margin-left="4.0937in" fo:text-indent="-0.1458in"/>
        </style:list-level-properties>
      </text:list-level-style-bullet>
      <text:list-level-style-bullet text:level="8" text:bullet-char="•">
        <style:list-level-properties text:space-before="4.5465in" text:min-label-width="0.1458in" text:list-level-position-and-space-mode="label-alignment">
          <style:list-level-label-alignment text:label-followed-by="listtab" fo:margin-left="4.6923in" fo:text-indent="-0.1458in"/>
        </style:list-level-properties>
      </text:list-level-style-bullet>
      <text:list-level-style-bullet text:level="9" text:bullet-char="•">
        <style:list-level-properties text:space-before="5.1458in" text:min-label-width="0.1458in" text:list-level-position-and-space-mode="label-alignment">
          <style:list-level-label-alignment text:label-followed-by="listtab" fo:margin-left="5.2916in" fo:text-indent="-0.1458in"/>
        </style:list-level-properties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194in" text:min-label-width="0.1458in" text:list-level-position-and-space-mode="label-alignment">
          <style:list-level-label-alignment text:label-followed-by="listtab" fo:margin-left="0.3652in" fo:text-indent="-0.1458in"/>
        </style:list-level-properties>
      </text:list-level-style-number>
      <text:list-level-style-number text:level="2" text:style-name="WW_CharLFO11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12">
      <text:list-level-style-number text:level="1" text:style-name="WW_CharLFO12LVL1" style:num-suffix=")" style:num-format="1" text:start-value="3">
        <style:list-level-properties text:space-before="0.0743in" text:min-label-width="0.1458in" text:list-level-position-and-space-mode="label-alignment">
          <style:list-level-label-alignment text:label-followed-by="listtab" fo:margin-left="0.2201in" fo:text-indent="-0.1458in"/>
        </style:list-level-properties>
      </text:list-level-style-number>
      <text:list-level-style-number text:level="2" text:style-name="WW_CharLFO12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0805in" text:min-label-width="0.1458in" text:list-level-position-and-space-mode="label-alignment">
          <style:list-level-label-alignment text:label-followed-by="listtab" fo:margin-left="0.2263in" fo:text-indent="-0.1458in"/>
        </style:list-level-properties>
      </text:list-level-style-number>
      <text:list-level-style-number text:level="2" text:style-name="WW_CharLFO13LVL2" style:num-suffix=")" style:num-format="1">
        <style:list-level-properties text:space-before="0.3583in" text:min-label-width="0.1458in" text:list-level-position-and-space-mode="label-alignment">
          <style:list-level-label-alignment text:label-followed-by="listtab" fo:margin-left="0.5041in" fo:text-indent="-0.1458in"/>
        </style:list-level-properties>
      </text:list-level-style-number>
      <text:list-level-style-bullet text:level="3" text:bullet-char="•">
        <style:list-level-properties text:space-before="1.0194in" text:min-label-width="0.1458in" text:list-level-position-and-space-mode="label-alignment">
          <style:list-level-label-alignment text:label-followed-by="listtab" fo:margin-left="1.1652in" fo:text-indent="-0.1458in"/>
        </style:list-level-properties>
      </text:list-level-style-bullet>
      <text:list-level-style-bullet text:level="4" text:bullet-char="•">
        <style:list-level-properties text:space-before="1.6847in" text:min-label-width="0.1458in" text:list-level-position-and-space-mode="label-alignment">
          <style:list-level-label-alignment text:label-followed-by="listtab" fo:margin-left="1.8305in" fo:text-indent="-0.1458in"/>
        </style:list-level-properties>
      </text:list-level-style-bullet>
      <text:list-level-style-bullet text:level="5" text:bullet-char="•">
        <style:list-level-properties text:space-before="2.3506in" text:min-label-width="0.1458in" text:list-level-position-and-space-mode="label-alignment">
          <style:list-level-label-alignment text:label-followed-by="listtab" fo:margin-left="2.4965in" fo:text-indent="-0.1458in"/>
        </style:list-level-properties>
      </text:list-level-style-bullet>
      <text:list-level-style-bullet text:level="6" text:bullet-char="•">
        <style:list-level-properties text:space-before="3.0159in" text:min-label-width="0.1458in" text:list-level-position-and-space-mode="label-alignment">
          <style:list-level-label-alignment text:label-followed-by="listtab" fo:margin-left="3.1618in" fo:text-indent="-0.1458in"/>
        </style:list-level-properties>
      </text:list-level-style-bullet>
      <text:list-level-style-bullet text:level="7" text:bullet-char="•">
        <style:list-level-properties text:space-before="3.6812in" text:min-label-width="0.1458in" text:list-level-position-and-space-mode="label-alignment">
          <style:list-level-label-alignment text:label-followed-by="listtab" fo:margin-left="3.827in" fo:text-indent="-0.1458in"/>
        </style:list-level-properties>
      </text:list-level-style-bullet>
      <text:list-level-style-bullet text:level="8" text:bullet-char="•">
        <style:list-level-properties text:space-before="4.3472in" text:min-label-width="0.1458in" text:list-level-position-and-space-mode="label-alignment">
          <style:list-level-label-alignment text:label-followed-by="listtab" fo:margin-left="4.493in" fo:text-indent="-0.1458in"/>
        </style:list-level-properties>
      </text:list-level-style-bullet>
      <text:list-level-style-bullet text:level="9" text:bullet-char="•">
        <style:list-level-properties text:space-before="5.0125in" text:min-label-width="0.1458in" text:list-level-position-and-space-mode="label-alignment">
          <style:list-level-label-alignment text:label-followed-by="listtab" fo:margin-left="5.1583in" fo:text-indent="-0.1458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4-18T12:13:00Z</meta:creation-date>
    <dc:date>2022-05-14T12:01:00Z</dc:date>
    <meta:template xlink:href="Normal.dotm" xlink:type="simple"/>
    <meta:editing-cycles>23</meta:editing-cycles>
    <meta:editing-duration>PT29580S</meta:editing-duration>
    <meta:document-statistic meta:page-count="9" meta:paragraph-count="36" meta:word-count="2807" meta:character-count="18213" meta:row-count="128" meta:non-whitespace-character-count="15442"/>
  </office:meta>
</office:document-meta>
</file>